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1.29645833333333cm"/>
    </style:style>
    <style:style style:name="co7" style:family="table-column">
      <style:table-column-properties fo:break-before="auto" style:column-width="1.32291666666667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esult_0515_server" table:style-name="ta1">
        <table:shapes>
          <draw:frame draw:z-index="1" draw:id="id0" draw:style-name="a0" draw:name="Chart 1" svg:x="0.71653in" svg:y="18.32639in" svg:width="5.76264in" svg:height="4.20486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68" table:default-cell-style-name="ce1"/>
        <table:table-column table:style-name="co8" table:number-columns-repeated="132" table:default-cell-style-name="ce1"/>
        <table:table-column table:style-name="co9" table:number-columns-repeated="16176" table:default-cell-style-name="ce1"/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44.000887095533002" table:style-name="ce1">
            <text:p>44.0008871</text:p>
          </table:table-cell>
          <table:table-cell office:value-type="string" table:style-name="ce1">
            <text:p><text:s/>global min</text:p>
          </table:table-cell>
          <table:table-cell office:value-type="float" office:value="-46.626498545697999" table:style-name="ce1">
            <text:p>-46.62649855</text:p>
          </table:table-cell>
          <table:table-cell office:value-type="string" table:style-name="ce1">
            <text:p><text:s/>range</text:p>
          </table:table-cell>
          <table:table-cell office:value-type="float" office:value="90.627385641231001" table:style-name="ce1">
            <text:p>90.62738564</text:p>
          </table:table-cell>
          <table:table-cell office:value-type="string" table:style-name="ce1">
            <text:p><text:s/>regret</text:p>
          </table:table-cell>
          <table:table-cell office:value-type="float" office:value="13.7901024227022" table:style-name="ce1">
            <text:p>13.79010242</text:p>
          </table:table-cell>
          <table:table-cell office:value-type="float" office:value="11.501263290432499" table:style-name="ce1">
            <text:p>11.50126329</text:p>
          </table:table-cell>
          <table:table-cell office:value-type="float" office:value="10.2443972839691" table:style-name="ce1">
            <text:p>10.24439728</text:p>
          </table:table-cell>
          <table:table-cell office:value-type="float" office:value="7.9217025576364604" table:style-name="ce1">
            <text:p>7.921702558</text:p>
          </table:table-cell>
          <table:table-cell office:value-type="float" office:value="6.7383259981977304" table:style-name="ce1">
            <text:p>6.738325998</text:p>
          </table:table-cell>
          <table:table-cell office:value-type="float" office:value="5.6186915741879" table:style-name="ce1">
            <text:p>5.618691574</text:p>
          </table:table-cell>
          <table:table-cell office:value-type="float" office:value="4.81895269989516" table:style-name="ce1">
            <text:p>4.8189527</text:p>
          </table:table-cell>
          <table:table-cell office:value-type="float" office:value="4.2254154346342601" table:style-name="ce1">
            <text:p>4.225415435</text:p>
          </table:table-cell>
          <table:table-cell office:value-type="float" office:value="3.88231116689429" table:style-name="ce1">
            <text:p>3.882311167</text:p>
          </table:table-cell>
          <table:table-cell office:value-type="float" office:value="3.5333996694238898" table:style-name="ce1">
            <text:p>3.533399669</text:p>
          </table:table-cell>
          <table:table-cell office:value-type="float" office:value="4.3641683841291901" table:style-name="ce1">
            <text:p>4.364168384</text:p>
          </table:table-cell>
          <table:table-cell office:value-type="float" office:value="4.0012674060029303" table:style-name="ce1">
            <text:p>4.001267406</text:p>
          </table:table-cell>
          <table:table-cell office:value-type="float" office:value="3.69891257306486" table:style-name="ce1">
            <text:p>3.698912573</text:p>
          </table:table-cell>
          <table:table-cell office:value-type="float" office:value="3.43818099268969" table:style-name="ce1">
            <text:p>3.438180993</text:p>
          </table:table-cell>
          <table:table-cell office:value-type="float" office:value="3.2584696903138899" table:style-name="ce1">
            <text:p>3.25846969</text:p>
          </table:table-cell>
          <table:table-cell office:value-type="float" office:value="3.0683564780664399" table:style-name="ce1">
            <text:p>3.068356478</text:p>
          </table:table-cell>
          <table:table-cell office:value-type="float" office:value="2.9315420650656301" table:style-name="ce1">
            <text:p>2.931542065</text:p>
          </table:table-cell>
          <table:table-cell office:value-type="float" office:value="2.7807151889150199" table:style-name="ce1">
            <text:p>2.780715189</text:p>
          </table:table-cell>
          <table:table-cell office:value-type="float" office:value="2.6405645365403201" table:style-name="ce1">
            <text:p>2.640564537</text:p>
          </table:table-cell>
          <table:table-cell office:value-type="float" office:value="2.5456618825659501" table:style-name="ce1">
            <text:p>2.545661883</text:p>
          </table:table-cell>
          <table:table-cell office:value-type="float" office:value="2.4347569497939801" table:style-name="ce1">
            <text:p>2.43475695</text:p>
          </table:table-cell>
          <table:table-cell office:value-type="float" office:value="2.34195873353926" table:style-name="ce1">
            <text:p>2.341958734</text:p>
          </table:table-cell>
          <table:table-cell office:value-type="float" office:value="2.2495543666181899" table:style-name="ce1">
            <text:p>2.249554367</text:p>
          </table:table-cell>
          <table:table-cell office:value-type="float" office:value="2.1789566163017802" table:style-name="ce1">
            <text:p>2.178956616</text:p>
          </table:table-cell>
          <table:table-cell office:value-type="float" office:value="2.1004646834238998" table:style-name="ce1">
            <text:p>2.100464683</text:p>
          </table:table-cell>
          <table:table-cell office:value-type="float" office:value="2.02421037997666" table:style-name="ce1">
            <text:p>2.02421038</text:p>
          </table:table-cell>
          <table:table-cell office:value-type="float" office:value="1.9698028977191699" table:style-name="ce1">
            <text:p>1.969802898</text:p>
          </table:table-cell>
          <table:table-cell office:value-type="float" office:value="1.9071905904561499" table:style-name="ce1">
            <text:p>1.90719059</text:p>
          </table:table-cell>
          <table:table-cell office:value-type="float" office:value="1.86057051351023" table:style-name="ce1">
            <text:p>1.860570514</text:p>
          </table:table-cell>
          <table:table-cell office:value-type="float" office:value="1.80577343953837" table:style-name="ce1">
            <text:p>1.80577344</text:p>
          </table:table-cell>
          <table:table-cell office:value-type="float" office:value="1.7513243864499" table:style-name="ce1">
            <text:p>1.751324386</text:p>
          </table:table-cell>
          <table:table-cell office:value-type="float" office:value="1.7139457605928501" table:style-name="ce1">
            <text:p>1.713945761</text:p>
          </table:table-cell>
          <table:table-cell office:value-type="float" office:value="1.6655793070535501" table:style-name="ce1">
            <text:p>1.665579307</text:p>
          </table:table-cell>
          <table:table-cell office:value-type="float" office:value="1.6329213379938701" table:style-name="ce1">
            <text:p>1.632921338</text:p>
          </table:table-cell>
          <table:table-cell office:value-type="float" office:value="1.5924566796041699" table:style-name="ce1">
            <text:p>1.59245668</text:p>
          </table:table-cell>
          <table:table-cell office:value-type="float" office:value="1.5514954605539399" table:style-name="ce1">
            <text:p>1.551495461</text:p>
          </table:table-cell>
          <table:table-cell office:value-type="float" office:value="1.52456878213422" table:style-name="ce1">
            <text:p>1.524568782</text:p>
          </table:table-cell>
          <table:table-cell office:value-type="float" office:value="1.4875499403358401" table:style-name="ce1">
            <text:p>1.48754994</text:p>
          </table:table-cell>
          <table:table-cell office:value-type="float" office:value="1.4594895878192899" table:style-name="ce1">
            <text:p>1.459489588</text:p>
          </table:table-cell>
          <table:table-cell office:value-type="float" office:value="1.4284188054826701" table:style-name="ce1">
            <text:p>1.428418805</text:p>
          </table:table-cell>
          <table:table-cell office:value-type="float" office:value="1.40316947345115" table:style-name="ce1">
            <text:p>1.403169473</text:p>
          </table:table-cell>
          <table:table-cell office:value-type="float" office:value="1.3749192072821801" table:style-name="ce1">
            <text:p>1.374919207</text:p>
          </table:table-cell>
          <table:table-cell office:value-type="float" office:value="1.35208843948935" table:style-name="ce1">
            <text:p>1.352088439</text:p>
          </table:table-cell>
          <table:table-cell office:value-type="float" office:value="1.32628320891811" table:style-name="ce1">
            <text:p>1.326283209</text:p>
          </table:table-cell>
          <table:table-cell office:value-type="float" office:value="1.29942919969316" table:style-name="ce1">
            <text:p>1.2994292</text:p>
          </table:table-cell>
          <table:table-cell office:value-type="float" office:value="1.27972848213875" table:style-name="ce1">
            <text:p>1.279728482</text:p>
          </table:table-cell>
          <table:table-cell office:value-type="float" office:value="1.25500772281231" table:style-name="ce1">
            <text:p>1.255007723</text:p>
          </table:table-cell>
          <table:table-cell office:value-type="float" office:value="1.23705331592435" table:style-name="ce1">
            <text:p>1.237053316</text:p>
          </table:table-cell>
          <table:table-cell office:value-type="float" office:value="1.2162289277290499" table:style-name="ce1">
            <text:p>1.216228928</text:p>
          </table:table-cell>
          <table:table-cell office:value-type="float" office:value="1.1997682730182699" table:style-name="ce1">
            <text:p>1.199768273</text:p>
          </table:table-cell>
          <table:table-cell office:value-type="float" office:value="1.18049160676996" table:style-name="ce1">
            <text:p>1.180491607</text:p>
          </table:table-cell>
          <table:table-cell office:value-type="float" office:value="1.1627466076311701" table:style-name="ce1">
            <text:p>1.162746608</text:p>
          </table:table-cell>
          <table:table-cell office:value-type="float" office:value="1.1448958847391599" table:style-name="ce1">
            <text:p>1.144895885</text:p>
          </table:table-cell>
          <table:table-cell office:value-type="float" office:value="1.1309755200623299" table:style-name="ce1">
            <text:p>1.13097552</text:p>
          </table:table-cell>
          <table:table-cell office:value-type="float" office:value="1.1143515705040099" table:style-name="ce1">
            <text:p>1.114351571</text:p>
          </table:table-cell>
          <table:table-cell office:value-type="float" office:value="1.0990551433798801" table:style-name="ce1">
            <text:p>1.099055143</text:p>
          </table:table-cell>
          <table:table-cell office:value-type="float" office:value="1.0835744969057599" table:style-name="ce1">
            <text:p>1.083574497</text:p>
          </table:table-cell>
          <table:table-cell office:value-type="float" office:value="1.06933617198588" table:style-name="ce1">
            <text:p>1.069336172</text:p>
          </table:table-cell>
          <table:table-cell office:value-type="float" office:value="1.0548840045684" table:style-name="ce1">
            <text:p>1.054884005</text:p>
          </table:table-cell>
          <table:table-cell office:value-type="float" office:value="1.04159846535147" table:style-name="ce1">
            <text:p>1.041598465</text:p>
          </table:table-cell>
          <table:table-cell office:value-type="float" office:value="1.0264550936866299" table:style-name="ce1">
            <text:p>1.026455094</text:p>
          </table:table-cell>
          <table:table-cell office:value-type="float" office:value="1.0162412404366901" table:style-name="ce1">
            <text:p>1.01624124</text:p>
          </table:table-cell>
          <table:table-cell office:value-type="float" office:value="1.0035494476417299" table:style-name="ce1">
            <text:p>1.003549448</text:p>
          </table:table-cell>
          <table:table-cell office:value-type="float" office:value="0.989710437425388" table:style-name="ce1">
            <text:p>0.989710437</text:p>
          </table:table-cell>
          <table:table-cell office:value-type="float" office:value="0.98053329519100096" table:style-name="ce1">
            <text:p>0.980533295</text:p>
          </table:table-cell>
          <table:table-cell office:value-type="float" office:value="0.96746237850319405" table:style-name="ce1">
            <text:p>0.967462379</text:p>
          </table:table-cell>
          <table:table-cell office:value-type="float" office:value="0.95686968108602499" table:style-name="ce1">
            <text:p>0.956869681</text:p>
          </table:table-cell>
          <table:table-cell office:value-type="float" office:value="0.94598421951644596" table:style-name="ce1">
            <text:p>0.94598422</text:p>
          </table:table-cell>
          <table:table-cell office:value-type="float" office:value="0.93600983447349595" table:style-name="ce1">
            <text:p>0.936009834</text:p>
          </table:table-cell>
          <table:table-cell office:value-type="float" office:value="0.92573338390036897" table:style-name="ce1">
            <text:p>0.925733384</text:p>
          </table:table-cell>
          <table:table-cell office:value-type="float" office:value="0.91632519048702499" table:style-name="ce1">
            <text:p>0.91632519</text:p>
          </table:table-cell>
          <table:table-cell office:value-type="float" office:value="0.90523529608853504" table:style-name="ce1">
            <text:p>0.905235296</text:p>
          </table:table-cell>
          <table:table-cell office:value-type="float" office:value="0.89636565712229299" table:style-name="ce1">
            <text:p>0.896365657</text:p>
          </table:table-cell>
          <table:table-cell office:value-type="float" office:value="0.88718042249029705" table:style-name="ce1">
            <text:p>0.887180422</text:p>
          </table:table-cell>
          <table:table-cell office:value-type="float" office:value="0.87878803887779899" table:style-name="ce1">
            <text:p>0.878788039</text:p>
          </table:table-cell>
          <table:table-cell office:value-type="float" office:value="0.87007580539723095" table:style-name="ce1">
            <text:p>0.870075805</text:p>
          </table:table-cell>
          <table:table-cell office:value-type="float" office:value="0.86212354365899302" table:style-name="ce1">
            <text:p>0.862123544</text:p>
          </table:table-cell>
          <table:table-cell office:value-type="float" office:value="0.85258161096843799" table:style-name="ce1">
            <text:p>0.852581611</text:p>
          </table:table-cell>
          <table:table-cell office:value-type="float" office:value="0.84505211781127898" table:style-name="ce1">
            <text:p>0.845052118</text:p>
          </table:table-cell>
          <table:table-cell office:value-type="float" office:value="0.83719719501807099" table:style-name="ce1">
            <text:p>0.837197195</text:p>
          </table:table-cell>
          <table:table-cell office:value-type="float" office:value="0.83004354633331601" table:style-name="ce1">
            <text:p>0.830043546</text:p>
          </table:table-cell>
          <table:table-cell office:value-type="float" office:value="0.821358293253589" table:style-name="ce1">
            <text:p>0.821358293</text:p>
          </table:table-cell>
          <table:table-cell office:value-type="float" office:value="0.81456785178731606" table:style-name="ce1">
            <text:p>0.814567852</text:p>
          </table:table-cell>
          <table:table-cell office:value-type="float" office:value="0.80744988086549796" table:style-name="ce1">
            <text:p>0.807449881</text:p>
          </table:table-cell>
          <table:table-cell office:value-type="float" office:value="0.80098284287358501" table:style-name="ce1">
            <text:p>0.800982843</text:p>
          </table:table-cell>
          <table:table-cell office:value-type="float" office:value="0.79418837137917897" table:style-name="ce1">
            <text:p>0.794188371</text:p>
          </table:table-cell>
          <table:table-cell office:value-type="float" office:value="0.788022432070831" table:style-name="ce1">
            <text:p>0.788022432</text:p>
          </table:table-cell>
          <table:table-cell office:value-type="float" office:value="0.78040686799952197" table:style-name="ce1">
            <text:p>0.780406868</text:p>
          </table:table-cell>
          <table:table-cell office:value-type="float" office:value="0.77296244019948002" table:style-name="ce1">
            <text:p>0.77296244</text:p>
          </table:table-cell>
          <table:table-cell office:value-type="float" office:value="0.76723787588118397" table:style-name="ce1">
            <text:p>0.767237876</text:p>
          </table:table-cell>
          <table:table-cell office:value-type="float" office:value="0.76010177607804796" table:style-name="ce1">
            <text:p>0.760101776</text:p>
          </table:table-cell>
          <table:table-cell office:value-type="float" office:value="0.754641448637557" table:style-name="ce1">
            <text:p>0.754641449</text:p>
          </table:table-cell>
          <table:table-cell office:value-type="float" office:value="0.74885668353774004" table:style-name="ce1">
            <text:p>0.748856684</text:p>
          </table:table-cell>
          <table:table-cell office:value-type="float" office:value="0.743632161920881" table:style-name="ce1">
            <text:p>0.743632162</text:p>
          </table:table-cell>
          <table:table-cell office:value-type="float" office:value="0.73704501067745798" table:style-name="ce1">
            <text:p>0.737045011</text:p>
          </table:table-cell>
          <table:table-cell office:value-type="float" office:value="0.73205237151990998" table:style-name="ce1">
            <text:p>0.732052372</text:p>
          </table:table-cell>
          <table:table-cell office:value-type="float" office:value="0.72572041711038304" table:style-name="ce1">
            <text:p>0.725720417</text:p>
          </table:table-cell>
          <table:table-cell office:value-type="float" office:value="0.72094522562510199" table:style-name="ce1">
            <text:p>0.720945226</text:p>
          </table:table-cell>
          <table:table-cell office:value-type="float" office:value="0.71585141823853204" table:style-name="ce1">
            <text:p>0.715851418</text:p>
          </table:table-cell>
          <table:table-cell office:value-type="float" office:value="0.711270420571676" table:style-name="ce1">
            <text:p>0.711270421</text:p>
          </table:table-cell>
          <table:table-cell office:value-type="float" office:value="0.70539499852438903" table:style-name="ce1">
            <text:p>0.705394999</text:p>
          </table:table-cell>
          <table:table-cell office:value-type="float" office:value="0.70100633825996295" table:style-name="ce1">
            <text:p>0.701006338</text:p>
          </table:table-cell>
          <table:table-cell office:value-type="float" office:value="0.69630393006670699" table:style-name="ce1">
            <text:p>0.69630393</text:p>
          </table:table-cell>
          <table:table-cell office:value-type="float" office:value="0.69105053961371798" table:style-name="ce1">
            <text:p>0.69105054</text:p>
          </table:table-cell>
          <table:table-cell office:value-type="float" office:value="0.68559151346307001" table:style-name="ce1">
            <text:p>0.685591513</text:p>
          </table:table-cell>
          <table:table-cell office:value-type="float" office:value="0.68155528835071" table:style-name="ce1">
            <text:p>0.681555288</text:p>
          </table:table-cell>
          <table:table-cell office:value-type="float" office:value="0.677210456631121" table:style-name="ce1">
            <text:p>0.677210457</text:p>
          </table:table-cell>
          <table:table-cell office:value-type="float" office:value="0.67232842761560896" table:style-name="ce1">
            <text:p>0.672328428</text:p>
          </table:table-cell>
          <table:table-cell office:value-type="float" office:value="0.66724149519524301" table:style-name="ce1">
            <text:p>0.667241495</text:p>
          </table:table-cell>
          <table:table-cell office:value-type="float" office:value="0.66351886025303997" table:style-name="ce1">
            <text:p>0.66351886</text:p>
          </table:table-cell>
          <table:table-cell office:value-type="float" office:value="0.65949308938909001" table:style-name="ce1">
            <text:p>0.659493089</text:p>
          </table:table-cell>
          <table:table-cell office:value-type="float" office:value="0.65494360933164997" table:style-name="ce1">
            <text:p>0.654943609</text:p>
          </table:table-cell>
          <table:table-cell office:value-type="float" office:value="0.65019059326496098" table:style-name="ce1">
            <text:p>0.650190593</text:p>
          </table:table-cell>
          <table:table-cell office:value-type="float" office:value="0.64674814640783695" table:style-name="ce1">
            <text:p>0.646748146</text:p>
          </table:table-cell>
          <table:table-cell office:value-type="float" office:value="0.64300823465085299" table:style-name="ce1">
            <text:p>0.643008235</text:p>
          </table:table-cell>
          <table:table-cell office:value-type="float" office:value="0.63875774403279195" table:style-name="ce1">
            <text:p>0.638757744</text:p>
          </table:table-cell>
          <table:table-cell office:value-type="float" office:value="0.63430556497093704" table:style-name="ce1">
            <text:p>0.634305565</text:p>
          </table:table-cell>
          <table:table-cell office:value-type="float" office:value="0.63111443011146195" table:style-name="ce1">
            <text:p>0.63111443</text:p>
          </table:table-cell>
          <table:table-cell office:value-type="float" office:value="0.62680130711721305" table:style-name="ce1">
            <text:p>0.626801307</text:p>
          </table:table-cell>
          <table:table-cell office:value-type="float" office:value="0.62282755724920102" table:style-name="ce1">
            <text:p>0.622827557</text:p>
          </table:table-cell>
          <table:table-cell office:value-type="float" office:value="0.61947078648147702" table:style-name="ce1">
            <text:p>0.619470786</text:p>
          </table:table-cell>
          <table:table-cell office:value-type="float" office:value="0.61650587553944003" table:style-name="ce1">
            <text:p>0.616505876</text:p>
          </table:table-cell>
          <table:table-cell office:value-type="float" office:value="0.61245178544396195" table:style-name="ce1">
            <text:p>0.612451785</text:p>
          </table:table-cell>
          <table:table-cell office:value-type="float" office:value="0.60872194300454197" table:style-name="ce1">
            <text:p>0.608721943</text:p>
          </table:table-cell>
          <table:table-cell office:value-type="float" office:value="0.60558543381534302" table:style-name="ce1">
            <text:p>0.605585434</text:p>
          </table:table-cell>
          <table:table-cell office:value-type="float" office:value="0.60282484824183102" table:style-name="ce1">
            <text:p>0.602824848</text:p>
          </table:table-cell>
          <table:table-cell office:value-type="float" office:value="0.59900617064776696" table:style-name="ce1">
            <text:p>0.599006171</text:p>
          </table:table-cell>
          <table:table-cell office:value-type="float" office:value="0.59549792965017401" table:style-name="ce1">
            <text:p>0.59549793</text:p>
          </table:table-cell>
          <table:table-cell office:value-type="float" office:value="0.59179525417843404" table:style-name="ce1">
            <text:p>0.591795254</text:p>
          </table:table-cell>
          <table:table-cell office:value-type="float" office:value="0.58922568800439201" table:style-name="ce1">
            <text:p>0.589225688</text:p>
          </table:table-cell>
          <table:table-cell office:value-type="float" office:value="0.58562742163638704" table:style-name="ce1">
            <text:p>0.585627422</text:p>
          </table:table-cell>
          <table:table-cell office:value-type="float" office:value="0.58232684513123101" table:style-name="ce1">
            <text:p>0.582326845</text:p>
          </table:table-cell>
          <table:table-cell office:value-type="float" office:value="0.57957745753140699" table:style-name="ce1">
            <text:p>0.579577458</text:p>
          </table:table-cell>
          <table:table-cell office:value-type="float" office:value="0.57637129234800699" table:style-name="ce1">
            <text:p>0.576371292</text:p>
          </table:table-cell>
          <table:table-cell office:value-type="float" office:value="0.57297485902539802" table:style-name="ce1">
            <text:p>0.572974859</text:p>
          </table:table-cell>
          <table:table-cell office:value-type="float" office:value="0.57065704132339401" table:style-name="ce1">
            <text:p>0.570657041</text:p>
          </table:table-cell>
          <table:table-cell office:value-type="float" office:value="0.56735190083049103" table:style-name="ce1">
            <text:p>0.567351901</text:p>
          </table:table-cell>
          <table:table-cell office:value-type="float" office:value="0.564327258961834" table:style-name="ce1">
            <text:p>0.564327259</text:p>
          </table:table-cell>
          <table:table-cell office:value-type="float" office:value="0.56182604338912101" table:style-name="ce1">
            <text:p>0.561826043</text:p>
          </table:table-cell>
          <table:table-cell office:value-type="float" office:value="0.55888408110031096" table:style-name="ce1">
            <text:p>0.558884081</text:p>
          </table:table-cell>
          <table:table-cell office:value-type="float" office:value="0.55575619963006595" table:style-name="ce1">
            <text:p>0.5557562</text:p>
          </table:table-cell>
          <table:table-cell office:value-type="float" office:value="0.55365757605205801" table:style-name="ce1">
            <text:p>0.553657576</text:p>
          </table:table-cell>
          <table:table-cell office:value-type="float" office:value="0.55060999016215395" table:style-name="ce1">
            <text:p>0.55060999</text:p>
          </table:table-cell>
          <table:table-cell office:value-type="float" office:value="0.54782763830655401" table:style-name="ce1">
            <text:p>0.547827638</text:p>
          </table:table-cell>
          <table:table-cell office:value-type="float" office:value="0.54554371179654104" table:style-name="ce1">
            <text:p>0.545543712</text:p>
          </table:table-cell>
          <table:table-cell office:value-type="float" office:value="0.54283417488667296" table:style-name="ce1">
            <text:p>0.542834175</text:p>
          </table:table-cell>
          <table:table-cell office:value-type="float" office:value="0.53994314508333296" table:style-name="ce1">
            <text:p>0.539943145</text:p>
          </table:table-cell>
          <table:table-cell office:value-type="float" office:value="0.53803644580272203" table:style-name="ce1">
            <text:p>0.538036446</text:p>
          </table:table-cell>
          <table:table-cell office:value-type="float" office:value="0.53521642129260805" table:style-name="ce1">
            <text:p>0.535216421</text:p>
          </table:table-cell>
          <table:table-cell office:value-type="float" office:value="0.532647987303696" table:style-name="ce1">
            <text:p>0.532647987</text:p>
          </table:table-cell>
          <table:table-cell office:value-type="float" office:value="0.53055534033052398" table:style-name="ce1">
            <text:p>0.53055534</text:p>
          </table:table-cell>
          <table:table-cell office:value-type="float" office:value="0.52805136653200602" table:style-name="ce1">
            <text:p>0.528051367</text:p>
          </table:table-cell>
          <table:table-cell office:value-type="float" office:value="0.525370330108893" table:style-name="ce1">
            <text:p>0.52537033</text:p>
          </table:table-cell>
          <table:table-cell office:value-type="float" office:value="0.52293254434815895" table:style-name="ce1">
            <text:p>0.522932544</text:p>
          </table:table-cell>
          <table:table-cell office:value-type="float" office:value="0.52031912660266" table:style-name="ce1">
            <text:p>0.520319127</text:p>
          </table:table-cell>
          <table:table-cell office:value-type="float" office:value="0.51863600176259705" table:style-name="ce1">
            <text:p>0.518636002</text:p>
          </table:table-cell>
          <table:table-cell office:value-type="float" office:value="0.51608324247618398" table:style-name="ce1">
            <text:p>0.516083242</text:p>
          </table:table-cell>
          <table:table-cell office:value-type="float" office:value="0.51326407371246097" table:style-name="ce1">
            <text:p>0.513264074</text:p>
          </table:table-cell>
          <table:table-cell office:value-type="float" office:value="0.51139862855926699" table:style-name="ce1">
            <text:p>0.511398629</text:p>
          </table:table-cell>
          <table:table-cell office:value-type="float" office:value="0.50981333495297698" table:style-name="ce1">
            <text:p>0.509813335</text:p>
          </table:table-cell>
          <table:table-cell office:value-type="float" office:value="0.50737879743026104" table:style-name="ce1">
            <text:p>0.507378797</text:p>
          </table:table-cell>
          <table:table-cell office:value-type="float" office:value="0.505172454995234" table:style-name="ce1">
            <text:p>0.505172455</text:p>
          </table:table-cell>
          <table:table-cell office:value-type="float" office:value="0.50279626075474604" table:style-name="ce1">
            <text:p>0.502796261</text:p>
          </table:table-cell>
          <table:table-cell office:value-type="float" office:value="0.50064476723158202" table:style-name="ce1">
            <text:p>0.500644767</text:p>
          </table:table-cell>
          <table:table-cell office:value-type="float" office:value="0.498324815877426" table:style-name="ce1">
            <text:p>0.498324816</text:p>
          </table:table-cell>
          <table:table-cell office:value-type="float" office:value="0.49687557994775999" table:style-name="ce1">
            <text:p>0.49687558</text:p>
          </table:table-cell>
          <table:table-cell office:value-type="float" office:value="0.49460598242589099" table:style-name="ce1">
            <text:p>0.494605982</text:p>
          </table:table-cell>
          <table:table-cell office:value-type="float" office:value="0.49208246216030799" table:style-name="ce1">
            <text:p>0.492082462</text:p>
          </table:table-cell>
          <table:table-cell office:value-type="float" office:value="0.49045273335672501" table:style-name="ce1">
            <text:p>0.490452733</text:p>
          </table:table-cell>
          <table:table-cell office:value-type="float" office:value="0.48908390346376102" table:style-name="ce1">
            <text:p>0.489083903</text:p>
          </table:table-cell>
          <table:table-cell office:value-type="float" office:value="0.48691296130195899" table:style-name="ce1">
            <text:p>0.486912961</text:p>
          </table:table-cell>
          <table:table-cell office:value-type="float" office:value="0.48449285442118101" table:style-name="ce1">
            <text:p>0.484492854</text:p>
          </table:table-cell>
          <table:table-cell office:value-type="float" office:value="0.48237354771236302" table:style-name="ce1">
            <text:p>0.482373548</text:p>
          </table:table-cell>
          <table:table-cell office:value-type="float" office:value="0.481082617274665" table:style-name="ce1">
            <text:p>0.481082617</text:p>
          </table:table-cell>
          <table:table-cell office:value-type="float" office:value="0.47900701828335701" table:style-name="ce1">
            <text:p>0.479007018</text:p>
          </table:table-cell>
          <table:table-cell office:value-type="float" office:value="0.47713738365081398" table:style-name="ce1">
            <text:p>0.477137384</text:p>
          </table:table-cell>
          <table:table-cell office:value-type="float" office:value="0.47510752721095501" table:style-name="ce1">
            <text:p>0.475107527</text:p>
          </table:table-cell>
          <table:table-cell office:value-type="float" office:value="0.47328080696233099" table:style-name="ce1">
            <text:p>0.473280807</text:p>
          </table:table-cell>
          <table:table-cell office:value-type="float" office:value="0.4718471616405" table:style-name="ce1">
            <text:p>0.471847162</text:p>
          </table:table-cell>
          <table:table-cell office:value-type="float" office:value="0.47005885142558501" table:style-name="ce1">
            <text:p>0.470058851</text:p>
          </table:table-cell>
          <table:table-cell office:value-type="float" office:value="0.467575208346652" table:style-name="ce1">
            <text:p>0.467575208</text:p>
          </table:table-cell>
          <table:table-cell office:value-type="float" office:value="0.46619654398405802" table:style-name="ce1">
            <text:p>0.466196544</text:p>
          </table:table-cell>
          <table:table-cell office:value-type="float" office:value="0.46505750085601899" table:style-name="ce1">
            <text:p>0.465057501</text:p>
          </table:table-cell>
          <table:table-cell office:value-type="float" office:value="0.46317051875243098" table:style-name="ce1">
            <text:p>0.463170519</text:p>
          </table:table-cell>
          <table:table-cell office:value-type="float" office:value="0.461048810963542" table:style-name="ce1">
            <text:p>0.461048811</text:p>
          </table:table-cell>
          <table:table-cell office:value-type="float" office:value="0.45868037356125801" table:style-name="ce1">
            <text:p>0.458680374</text:p>
          </table:table-cell>
          <table:table-cell office:value-type="float" office:value="0.45738613784357501" table:style-name="ce1">
            <text:p>0.457386138</text:p>
          </table:table-cell>
          <table:table-cell office:value-type="float" office:value="0.72537061261861702" table:style-name="ce1">
            <text:p>0.725370613</text:p>
          </table:table-cell>
          <table:table-cell office:value-type="float" office:value="0.72335648269709196" table:style-name="ce1">
            <text:p>0.723356483</text:p>
          </table:table-cell>
          <table:table-cell office:value-type="float" office:value="0.721363554143162" table:style-name="ce1">
            <text:p>0.721363554</text:p>
          </table:table-cell>
          <table:table-cell office:value-type="float" office:value="0.71872111822803897" table:style-name="ce1">
            <text:p>0.718721118</text:p>
          </table:table-cell>
          <table:table-cell office:value-type="float" office:value="0.71559159570495401" table:style-name="ce1">
            <text:p>0.715591596</text:p>
          </table:table-cell>
          <table:table-cell office:value-type="float" office:value="0.71193234726406796" table:style-name="ce1">
            <text:p>0.711932347</text:p>
          </table:table-cell>
          <table:table-cell office:value-type="float" office:value="0.70937938822845303" table:style-name="ce1">
            <text:p>0.709379388</text:p>
          </table:table-cell>
          <table:table-cell office:value-type="float" office:value="0.70574154521189603" table:style-name="ce1">
            <text:p>0.705741545</text:p>
          </table:table-cell>
          <table:table-cell office:value-type="float" office:value="0.70214082304244796" table:style-name="ce1">
            <text:p>0.702140823</text:p>
          </table:table-cell>
          <table:table-cell office:value-type="float" office:value="0.69868081609369803" table:style-name="ce1">
            <text:p>0.698680816</text:p>
          </table:table-cell>
          <table:table-cell office:value-type="float" office:value="0.69624635891319797" table:style-name="ce1">
            <text:p>0.696246359</text:p>
          </table:table-cell>
          <table:table-cell office:value-type="float" office:value="0.69285074632639099" table:style-name="ce1">
            <text:p>0.692850746</text:p>
          </table:table-cell>
          <table:table-cell office:value-type="float" office:value="0.68948908986545299" table:style-name="ce1">
            <text:p>0.68948909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15.376405238078799" table:style-name="ce1">
            <text:p>15.37640524</text:p>
          </table:table-cell>
          <table:table-cell office:value-type="string" table:style-name="ce1">
            <text:p><text:s/>global min</text:p>
          </table:table-cell>
          <table:table-cell office:value-type="float" office:value="-20.125843771863298" table:style-name="ce1">
            <text:p>-20.12584377</text:p>
          </table:table-cell>
          <table:table-cell office:value-type="string" table:style-name="ce1">
            <text:p><text:s/>range</text:p>
          </table:table-cell>
          <table:table-cell office:value-type="float" office:value="35.502249009942098" table:style-name="ce1">
            <text:p>35.50224901</text:p>
          </table:table-cell>
          <table:table-cell office:value-type="string" table:style-name="ce1">
            <text:p><text:s/>regret</text:p>
          </table:table-cell>
          <table:table-cell office:value-type="float" office:value="24.262116347410299" table:style-name="ce1">
            <text:p>24.26211635</text:p>
          </table:table-cell>
          <table:table-cell office:value-type="float" office:value="20.192400512784602" table:style-name="ce1">
            <text:p>20.19240051</text:p>
          </table:table-cell>
          <table:table-cell office:value-type="float" office:value="22.485720501506901" table:style-name="ce1">
            <text:p>22.4857205</text:p>
          </table:table-cell>
          <table:table-cell office:value-type="float" office:value="21.391814841828801" table:style-name="ce1">
            <text:p>21.39181484</text:p>
          </table:table-cell>
          <table:table-cell office:value-type="float" office:value="19.936439652830298" table:style-name="ce1">
            <text:p>19.93643965</text:p>
          </table:table-cell>
          <table:table-cell office:value-type="float" office:value="18.717474500075401" table:style-name="ce1">
            <text:p>18.7174745</text:p>
          </table:table-cell>
          <table:table-cell office:value-type="float" office:value="18.457992890769098" table:style-name="ce1">
            <text:p>18.45799289</text:p>
          </table:table-cell>
          <table:table-cell office:value-type="float" office:value="19.329227381151" table:style-name="ce1">
            <text:p>19.32922738</text:p>
          </table:table-cell>
          <table:table-cell office:value-type="float" office:value="19.382899925023398" table:style-name="ce1">
            <text:p>19.38289993</text:p>
          </table:table-cell>
          <table:table-cell office:value-type="float" office:value="19.116083628716101" table:style-name="ce1">
            <text:p>19.11608363</text:p>
          </table:table-cell>
          <table:table-cell office:value-type="float" office:value="19.122743591553501" table:style-name="ce1">
            <text:p>19.12274359</text:p>
          </table:table-cell>
          <table:table-cell office:value-type="float" office:value="17.591156037209501" table:style-name="ce1">
            <text:p>17.59115604</text:p>
          </table:table-cell>
          <table:table-cell office:value-type="float" office:value="18.967503418770399" table:style-name="ce1">
            <text:p>18.96750342</text:p>
          </table:table-cell>
          <table:table-cell office:value-type="float" office:value="17.769521232112702" table:style-name="ce1">
            <text:p>17.76952123</text:p>
          </table:table-cell>
          <table:table-cell office:value-type="float" office:value="17.662031085606099" table:style-name="ce1">
            <text:p>17.66203109</text:p>
          </table:table-cell>
          <table:table-cell office:value-type="float" office:value="17.095455133136301" table:style-name="ce1">
            <text:p>17.09545513</text:p>
          </table:table-cell>
          <table:table-cell office:value-type="float" office:value="16.197165291299399" table:style-name="ce1">
            <text:p>16.19716529</text:p>
          </table:table-cell>
          <table:table-cell office:value-type="float" office:value="16.899871086240601" table:style-name="ce1">
            <text:p>16.89987109</text:p>
          </table:table-cell>
          <table:table-cell office:value-type="float" office:value="16.863449230175501" table:style-name="ce1">
            <text:p>16.86344923</text:p>
          </table:table-cell>
          <table:table-cell office:value-type="float" office:value="17.058479576523499" table:style-name="ce1">
            <text:p>17.05847958</text:p>
          </table:table-cell>
          <table:table-cell office:value-type="float" office:value="17.520532985724198" table:style-name="ce1">
            <text:p>17.52053299</text:p>
          </table:table-cell>
          <table:table-cell office:value-type="float" office:value="17.3195266980354" table:style-name="ce1">
            <text:p>17.3195267</text:p>
          </table:table-cell>
          <table:table-cell office:value-type="float" office:value="16.567085198836299" table:style-name="ce1">
            <text:p>16.5670852</text:p>
          </table:table-cell>
          <table:table-cell office:value-type="float" office:value="15.9249515355997" table:style-name="ce1">
            <text:p>15.92495154</text:p>
          </table:table-cell>
          <table:table-cell office:value-type="float" office:value="16.4785878486813" table:style-name="ce1">
            <text:p>16.47858785</text:p>
          </table:table-cell>
          <table:table-cell office:value-type="float" office:value="15.8612289299664" table:style-name="ce1">
            <text:p>15.86122893</text:p>
          </table:table-cell>
          <table:table-cell office:value-type="float" office:value="15.3176713089159" table:style-name="ce1">
            <text:p>15.31767131</text:p>
          </table:table-cell>
          <table:table-cell office:value-type="float" office:value="14.950181232158799" table:style-name="ce1">
            <text:p>14.95018123</text:p>
          </table:table-cell>
          <table:table-cell office:value-type="float" office:value="14.4453276146891" table:style-name="ce1">
            <text:p>14.44532761</text:p>
          </table:table-cell>
          <table:table-cell office:value-type="float" office:value="14.050351348166901" table:style-name="ce1">
            <text:p>14.05035135</text:p>
          </table:table-cell>
          <table:table-cell office:value-type="float" office:value="13.602141567934501" table:style-name="ce1">
            <text:p>13.60214157</text:p>
          </table:table-cell>
          <table:table-cell office:value-type="float" office:value="13.211907922397399" table:style-name="ce1">
            <text:p>13.21190792</text:p>
          </table:table-cell>
          <table:table-cell office:value-type="float" office:value="13.0927735599934" table:style-name="ce1">
            <text:p>13.09277356</text:p>
          </table:table-cell>
          <table:table-cell office:value-type="float" office:value="12.707920075229501" table:style-name="ce1">
            <text:p>12.70792008</text:p>
          </table:table-cell>
          <table:table-cell office:value-type="float" office:value="12.345058218166299" table:style-name="ce1">
            <text:p>12.34505822</text:p>
          </table:table-cell>
          <table:table-cell office:value-type="float" office:value="12.0323448717724" table:style-name="ce1">
            <text:p>12.03234487</text:p>
          </table:table-cell>
          <table:table-cell office:value-type="float" office:value="11.7081939059468" table:style-name="ce1">
            <text:p>11.70819391</text:p>
          </table:table-cell>
          <table:table-cell office:value-type="float" office:value="11.40110351727" table:style-name="ce1">
            <text:p>11.40110352</text:p>
          </table:table-cell>
          <table:table-cell office:value-type="float" office:value="11.1167015379948" table:style-name="ce1">
            <text:p>11.11670154</text:p>
          </table:table-cell>
          <table:table-cell office:value-type="float" office:value="10.869532621694001" table:style-name="ce1">
            <text:p>10.86953262</text:p>
          </table:table-cell>
          <table:table-cell office:value-type="float" office:value="10.6114486983055" table:style-name="ce1">
            <text:p>10.6114487</text:p>
          </table:table-cell>
          <table:table-cell office:value-type="float" office:value="10.368213506137399" table:style-name="ce1">
            <text:p>10.36821351</text:p>
          </table:table-cell>
          <table:table-cell office:value-type="float" office:value="10.133792070245001" table:style-name="ce1">
            <text:p>10.13379207</text:p>
          </table:table-cell>
          <table:table-cell office:value-type="float" office:value="9.9301636657898307" table:style-name="ce1">
            <text:p>9.930163666</text:p>
          </table:table-cell>
          <table:table-cell office:value-type="float" office:value="9.7134392956194606" table:style-name="ce1">
            <text:p>9.713439296</text:p>
          </table:table-cell>
          <table:table-cell office:value-type="float" office:value="9.5108769332635195" table:style-name="ce1">
            <text:p>9.510876933</text:p>
          </table:table-cell>
          <table:table-cell office:value-type="float" office:value="9.6053539103590495" table:style-name="ce1">
            <text:p>9.60535391</text:p>
          </table:table-cell>
          <table:table-cell office:value-type="float" office:value="9.4141435364369102" table:style-name="ce1">
            <text:p>9.414143536</text:p>
          </table:table-cell>
          <table:table-cell office:value-type="float" office:value="9.2662298324024199" table:style-name="ce1">
            <text:p>9.266229832</text:p>
          </table:table-cell>
          <table:table-cell office:value-type="float" office:value="9.0888166482992894" table:style-name="ce1">
            <text:p>9.088816648</text:p>
          </table:table-cell>
          <table:table-cell office:value-type="float" office:value="8.9189821250404098" table:style-name="ce1">
            <text:p>8.918982125</text:p>
          </table:table-cell>
          <table:table-cell office:value-type="float" office:value="8.7567790599235202" table:style-name="ce1">
            <text:p>8.75677906</text:p>
          </table:table-cell>
          <table:table-cell office:value-type="float" office:value="8.59961824675697" table:style-name="ce1">
            <text:p>8.599618247</text:p>
          </table:table-cell>
          <table:table-cell office:value-type="float" office:value="8.4619224227530907" table:style-name="ce1">
            <text:p>8.461922423</text:p>
          </table:table-cell>
          <table:table-cell office:value-type="float" office:value="8.3112977788507205" table:style-name="ce1">
            <text:p>8.311297779</text:p>
          </table:table-cell>
          <table:table-cell office:value-type="float" office:value="8.1656647499598698" table:style-name="ce1">
            <text:p>8.16566475</text:p>
          </table:table-cell>
          <table:table-cell office:value-type="float" office:value="8.0299031922780504" table:style-name="ce1">
            <text:p>8.029903192</text:p>
          </table:table-cell>
          <table:table-cell office:value-type="float" office:value="7.8967915221618599" table:style-name="ce1">
            <text:p>7.896791522</text:p>
          </table:table-cell>
          <table:table-cell office:value-type="float" office:value="7.7827410787270903" table:style-name="ce1">
            <text:p>7.782741079</text:p>
          </table:table-cell>
          <table:table-cell office:value-type="float" office:value="7.6601496601165797" table:style-name="ce1">
            <text:p>7.66014966</text:p>
          </table:table-cell>
          <table:table-cell office:value-type="float" office:value="7.5371283240648799" table:style-name="ce1">
            <text:p>7.537128324</text:p>
          </table:table-cell>
          <table:table-cell office:value-type="float" office:value="7.4224529633879603" table:style-name="ce1">
            <text:p>7.422452963</text:p>
          </table:table-cell>
          <table:table-cell office:value-type="float" office:value="7.3095477786601997" table:style-name="ce1">
            <text:p>7.309547779</text:p>
          </table:table-cell>
          <table:table-cell office:value-type="float" office:value="7.1998375284118401" table:style-name="ce1">
            <text:p>7.199837528</text:p>
          </table:table-cell>
          <table:table-cell office:value-type="float" office:value="7.10757951348796" table:style-name="ce1">
            <text:p>7.107579513</text:p>
          </table:table-cell>
          <table:table-cell office:value-type="float" office:value="7.00335272505483" table:style-name="ce1">
            <text:p>7.003352725</text:p>
          </table:table-cell>
          <table:table-cell office:value-type="float" office:value="6.9052020271002199" table:style-name="ce1">
            <text:p>6.905202027</text:p>
          </table:table-cell>
          <table:table-cell office:value-type="float" office:value="6.8082053256066803" table:style-name="ce1">
            <text:p>6.808205326</text:p>
          </table:table-cell>
          <table:table-cell office:value-type="float" office:value="6.7157277985992803" table:style-name="ce1">
            <text:p>6.715727799</text:p>
          </table:table-cell>
          <table:table-cell office:value-type="float" office:value="6.6242092061269897" table:style-name="ce1">
            <text:p>6.624209206</text:p>
          </table:table-cell>
          <table:table-cell office:value-type="float" office:value="6.5588633344768601" table:style-name="ce1">
            <text:p>6.558863334</text:p>
          </table:table-cell>
          <table:table-cell office:value-type="float" office:value="6.4717692848697501" table:style-name="ce1">
            <text:p>6.471769285</text:p>
          </table:table-cell>
          <table:table-cell office:value-type="float" office:value="6.3986543004223497" table:style-name="ce1">
            <text:p>6.3986543</text:p>
          </table:table-cell>
          <table:table-cell office:value-type="float" office:value="6.3128010977690003" table:style-name="ce1">
            <text:p>6.312801098</text:p>
          </table:table-cell>
          <table:table-cell office:value-type="float" office:value="6.2343271626267001" table:style-name="ce1">
            <text:p>6.234327163</text:p>
          </table:table-cell>
          <table:table-cell office:value-type="float" office:value="6.1543471757627" table:style-name="ce1">
            <text:p>6.154347176</text:p>
          </table:table-cell>
          <table:table-cell office:value-type="float" office:value="6.0756400835728703" table:style-name="ce1">
            <text:p>6.075640084</text:p>
          </table:table-cell>
          <table:table-cell office:value-type="float" office:value="6.0053821401191296" table:style-name="ce1">
            <text:p>6.00538214</text:p>
          </table:table-cell>
          <table:table-cell office:value-type="float" office:value="5.9313374062057598" table:style-name="ce1">
            <text:p>5.931337406</text:p>
          </table:table-cell>
          <table:table-cell office:value-type="float" office:value="5.8717462355100301" table:style-name="ce1">
            <text:p>5.871746236</text:p>
          </table:table-cell>
          <table:table-cell office:value-type="float" office:value="5.80453030620862" table:style-name="ce1">
            <text:p>5.804530306</text:p>
          </table:table-cell>
          <table:table-cell office:value-type="float" office:value="5.7356439385836797" table:style-name="ce1">
            <text:p>5.735643939</text:p>
          </table:table-cell>
          <table:table-cell office:value-type="float" office:value="5.6676711330241902" table:style-name="ce1">
            <text:p>5.667671133</text:p>
          </table:table-cell>
          <table:table-cell office:value-type="float" office:value="5.60528523813218" table:style-name="ce1">
            <text:p>5.605285238</text:p>
          </table:table-cell>
          <table:table-cell office:value-type="float" office:value="5.5411742136948998" table:style-name="ce1">
            <text:p>5.541174214</text:p>
          </table:table-cell>
          <table:table-cell office:value-type="float" office:value="5.4817100479786403" table:style-name="ce1">
            <text:p>5.481710048</text:p>
          </table:table-cell>
          <table:table-cell office:value-type="float" office:value="5.4321250515594599" table:style-name="ce1">
            <text:p>5.432125052</text:p>
          </table:table-cell>
          <table:table-cell office:value-type="float" office:value="5.3721673596208603" table:style-name="ce1">
            <text:p>5.37216736</text:p>
          </table:table-cell>
          <table:table-cell office:value-type="float" office:value="5.31286099689643" table:style-name="ce1">
            <text:p>5.312860997</text:p>
          </table:table-cell>
          <table:table-cell office:value-type="float" office:value="5.2585764965097601" table:style-name="ce1">
            <text:p>5.258576497</text:p>
          </table:table-cell>
          <table:table-cell office:value-type="float" office:value="5.2025025587564899" table:style-name="ce1">
            <text:p>5.202502559</text:p>
          </table:table-cell>
          <table:table-cell office:value-type="float" office:value="5.1505977044449702" table:style-name="ce1">
            <text:p>5.150597704</text:p>
          </table:table-cell>
          <table:table-cell office:value-type="float" office:value="5.1185092564267096" table:style-name="ce1">
            <text:p>5.118509256</text:p>
          </table:table-cell>
          <table:table-cell office:value-type="float" office:value="5.0664890672828298" table:style-name="ce1">
            <text:p>5.066489067</text:p>
          </table:table-cell>
          <table:table-cell office:value-type="float" office:value="5.0141460358077001" table:style-name="ce1">
            <text:p>5.014146036</text:p>
          </table:table-cell>
          <table:table-cell office:value-type="float" office:value="4.9663659308732102" table:style-name="ce1">
            <text:p>4.966365931</text:p>
          </table:table-cell>
          <table:table-cell office:value-type="float" office:value="4.9268608740622399" table:style-name="ce1">
            <text:p>4.926860874</text:p>
          </table:table-cell>
          <table:table-cell office:value-type="float" office:value="4.87672323469892" table:style-name="ce1">
            <text:p>4.876723235</text:p>
          </table:table-cell>
          <table:table-cell office:value-type="float" office:value="4.8317791208342502" table:style-name="ce1">
            <text:p>4.831779121</text:p>
          </table:table-cell>
          <table:table-cell office:value-type="float" office:value="4.7844003403973696" table:style-name="ce1">
            <text:p>4.78440034</text:p>
          </table:table-cell>
          <table:table-cell office:value-type="float" office:value="4.7379597536325004" table:style-name="ce1">
            <text:p>4.737959754</text:p>
          </table:table-cell>
          <table:table-cell office:value-type="float" office:value="4.6956979517546902" table:style-name="ce1">
            <text:p>4.695697952</text:p>
          </table:table-cell>
          <table:table-cell office:value-type="float" office:value="4.65162174019361" table:style-name="ce1">
            <text:p>4.65162174</text:p>
          </table:table-cell>
          <table:table-cell office:value-type="float" office:value="4.6180873364470099" table:style-name="ce1">
            <text:p>4.618087336</text:p>
          </table:table-cell>
          <table:table-cell office:value-type="float" office:value="4.5781746566912798" table:style-name="ce1">
            <text:p>4.578174657</text:p>
          </table:table-cell>
          <table:table-cell office:value-type="float" office:value="4.5358701889597297" table:style-name="ce1">
            <text:p>4.535870189</text:p>
          </table:table-cell>
          <table:table-cell office:value-type="float" office:value="4.4943564589427698" table:style-name="ce1">
            <text:p>4.494356459</text:p>
          </table:table-cell>
          <table:table-cell office:value-type="float" office:value="4.4566981210090102" table:style-name="ce1">
            <text:p>4.456698121</text:p>
          </table:table-cell>
          <table:table-cell office:value-type="float" office:value="4.4172407819260204" table:style-name="ce1">
            <text:p>4.417240782</text:p>
          </table:table-cell>
          <table:table-cell office:value-type="float" office:value="4.3779376937007504" table:style-name="ce1">
            <text:p>4.377937694</text:p>
          </table:table-cell>
          <table:table-cell office:value-type="float" office:value="4.3423459663889901" table:style-name="ce1">
            <text:p>4.342345966</text:p>
          </table:table-cell>
          <table:table-cell office:value-type="float" office:value="4.3056161941614199" table:style-name="ce1">
            <text:p>4.305616194</text:p>
          </table:table-cell>
          <table:table-cell office:value-type="float" office:value="4.2779040355778397" table:style-name="ce1">
            <text:p>4.277904036</text:p>
          </table:table-cell>
          <table:table-cell office:value-type="float" office:value="4.2429056823075504" table:style-name="ce1">
            <text:p>4.242905682</text:p>
          </table:table-cell>
          <table:table-cell office:value-type="float" office:value="4.2068273813930999" table:style-name="ce1">
            <text:p>4.206827381</text:p>
          </table:table-cell>
          <table:table-cell office:value-type="float" office:value="4.1713711201495904" table:style-name="ce1">
            <text:p>4.17137112</text:p>
          </table:table-cell>
          <table:table-cell office:value-type="float" office:value="4.1393701358927304" table:style-name="ce1">
            <text:p>4.139370136</text:p>
          </table:table-cell>
          <table:table-cell office:value-type="float" office:value="4.1056114750882404" table:style-name="ce1">
            <text:p>4.105611475</text:p>
          </table:table-cell>
          <table:table-cell office:value-type="float" office:value="4.0724201867342398" table:style-name="ce1">
            <text:p>4.072420187</text:p>
          </table:table-cell>
          <table:table-cell office:value-type="float" office:value="4.04204381819559" table:style-name="ce1">
            <text:p>4.042043818</text:p>
          </table:table-cell>
          <table:table-cell office:value-type="float" office:value="4.0105278484328304" table:style-name="ce1">
            <text:p>4.010527848</text:p>
          </table:table-cell>
          <table:table-cell office:value-type="float" office:value="3.98001607723883" table:style-name="ce1">
            <text:p>3.980016077</text:p>
          </table:table-cell>
          <table:table-cell office:value-type="float" office:value="3.9572937771116998" table:style-name="ce1">
            <text:p>3.957293777</text:p>
          </table:table-cell>
          <table:table-cell office:value-type="float" office:value="3.92613738437004" table:style-name="ce1">
            <text:p>3.926137384</text:p>
          </table:table-cell>
          <table:table-cell office:value-type="float" office:value="3.8970330193971998" table:style-name="ce1">
            <text:p>3.897033019</text:p>
          </table:table-cell>
          <table:table-cell office:value-type="float" office:value="3.86791856271073" table:style-name="ce1">
            <text:p>3.867918563</text:p>
          </table:table-cell>
          <table:table-cell office:value-type="float" office:value="3.8378209150049298" table:style-name="ce1">
            <text:p>3.837820915</text:p>
          </table:table-cell>
          <table:table-cell office:value-type="float" office:value="3.8100886560030598" table:style-name="ce1">
            <text:p>3.810088656</text:p>
          </table:table-cell>
          <table:table-cell office:value-type="float" office:value="3.7874631325352399" table:style-name="ce1">
            <text:p>3.787463133</text:p>
          </table:table-cell>
          <table:table-cell office:value-type="float" office:value="3.75969470080899" table:style-name="ce1">
            <text:p>3.759694701</text:p>
          </table:table-cell>
          <table:table-cell office:value-type="float" office:value="3.7475319323963001" table:style-name="ce1">
            <text:p>3.747531932</text:p>
          </table:table-cell>
          <table:table-cell office:value-type="float" office:value="3.7191415389690601" table:style-name="ce1">
            <text:p>3.719141539</text:p>
          </table:table-cell>
          <table:table-cell office:value-type="float" office:value="3.6933441722306801" table:style-name="ce1">
            <text:p>3.693344172</text:p>
          </table:table-cell>
          <table:table-cell office:value-type="float" office:value="3.66612158366235" table:style-name="ce1">
            <text:p>3.666121584</text:p>
          </table:table-cell>
          <table:table-cell office:value-type="float" office:value="3.8513511947500398" table:style-name="ce1">
            <text:p>3.851351195</text:p>
          </table:table-cell>
          <table:table-cell office:value-type="float" office:value="3.82886308409726" table:style-name="ce1">
            <text:p>3.828863084</text:p>
          </table:table-cell>
          <table:table-cell office:value-type="float" office:value="3.8016005876961501" table:style-name="ce1">
            <text:p>3.801600588</text:p>
          </table:table-cell>
          <table:table-cell office:value-type="float" office:value="3.7823690121791498" table:style-name="ce1">
            <text:p>3.782369012</text:p>
          </table:table-cell>
          <table:table-cell office:value-type="float" office:value="3.7582315082217201" table:style-name="ce1">
            <text:p>3.758231508</text:p>
          </table:table-cell>
          <table:table-cell office:value-type="float" office:value="3.7317121210492301" table:style-name="ce1">
            <text:p>3.731712121</text:p>
          </table:table-cell>
          <table:table-cell office:value-type="float" office:value="3.7055688953969299" table:style-name="ce1">
            <text:p>3.705568895</text:p>
          </table:table-cell>
          <table:table-cell office:value-type="float" office:value="3.6824821845990399" table:style-name="ce1">
            <text:p>3.682482185</text:p>
          </table:table-cell>
          <table:table-cell office:value-type="float" office:value="3.6573872118196502" table:style-name="ce1">
            <text:p>3.657387212</text:p>
          </table:table-cell>
          <table:table-cell office:value-type="float" office:value="3.6326407803288601" table:style-name="ce1">
            <text:p>3.63264078</text:p>
          </table:table-cell>
          <table:table-cell office:value-type="float" office:value="3.6105346781341501" table:style-name="ce1">
            <text:p>3.610534678</text:p>
          </table:table-cell>
          <table:table-cell office:value-type="float" office:value="3.5864481466205298" table:style-name="ce1">
            <text:p>3.586448147</text:p>
          </table:table-cell>
          <table:table-cell office:value-type="float" office:value="3.56268932301866" table:style-name="ce1">
            <text:p>3.562689323</text:p>
          </table:table-cell>
          <table:table-cell office:value-type="float" office:value="3.5465504916078299" table:style-name="ce1">
            <text:p>3.546550492</text:p>
          </table:table-cell>
          <table:table-cell office:value-type="float" office:value="3.52561562899366" table:style-name="ce1">
            <text:p>3.525615629</text:p>
          </table:table-cell>
          <table:table-cell office:value-type="float" office:value="3.5027375319813401" table:style-name="ce1">
            <text:p>3.502737532</text:p>
          </table:table-cell>
          <table:table-cell office:value-type="float" office:value="3.4801624561215099" table:style-name="ce1">
            <text:p>3.480162456</text:p>
          </table:table-cell>
          <table:table-cell office:value-type="float" office:value="3.4600775449765999" table:style-name="ce1">
            <text:p>3.460077545</text:p>
          </table:table-cell>
          <table:table-cell office:value-type="float" office:value="3.43807639159209" table:style-name="ce1">
            <text:p>3.438076392</text:p>
          </table:table-cell>
          <table:table-cell office:value-type="float" office:value="3.4163609674723099" table:style-name="ce1">
            <text:p>3.416360967</text:p>
          </table:table-cell>
          <table:table-cell office:value-type="float" office:value="3.3961785855064601" table:style-name="ce1">
            <text:p>3.396178586</text:p>
          </table:table-cell>
          <table:table-cell office:value-type="float" office:value="3.3791754723905498" table:style-name="ce1">
            <text:p>3.379175472</text:p>
          </table:table-cell>
          <table:table-cell office:value-type="float" office:value="3.3577014571397799" table:style-name="ce1">
            <text:p>3.357701457</text:p>
          </table:table-cell>
          <table:table-cell office:value-type="float" office:value="3.3382735476817098" table:style-name="ce1">
            <text:p>3.338273548</text:p>
          </table:table-cell>
          <table:table-cell office:value-type="float" office:value="3.31756438891688" table:style-name="ce1">
            <text:p>3.317564389</text:p>
          </table:table-cell>
          <table:table-cell office:value-type="float" office:value="3.29711409463662" table:style-name="ce1">
            <text:p>3.297114095</text:p>
          </table:table-cell>
          <table:table-cell office:value-type="float" office:value="3.2841075882001101" table:style-name="ce1">
            <text:p>3.284107588</text:p>
          </table:table-cell>
          <table:table-cell office:value-type="float" office:value="3.2664727016192199" table:style-name="ce1">
            <text:p>3.266472702</text:p>
          </table:table-cell>
          <table:table-cell office:value-type="float" office:value="3.2470090720212301" table:style-name="ce1">
            <text:p>3.247009072</text:p>
          </table:table-cell>
          <table:table-cell office:value-type="float" office:value="3.3990787116988201" table:style-name="ce1">
            <text:p>3.399078712</text:p>
          </table:table-cell>
          <table:table-cell office:value-type="float" office:value="3.3790473320954701" table:style-name="ce1">
            <text:p>3.379047332</text:p>
          </table:table-cell>
          <table:table-cell office:value-type="float" office:value="3.3589658259025699" table:style-name="ce1">
            <text:p>3.358965826</text:p>
          </table:table-cell>
          <table:table-cell office:value-type="float" office:value="3.3391248167898202" table:style-name="ce1">
            <text:p>3.339124817</text:p>
          </table:table-cell>
          <table:table-cell office:value-type="float" office:value="3.3209639057539602" table:style-name="ce1">
            <text:p>3.320963906</text:p>
          </table:table-cell>
          <table:table-cell office:value-type="float" office:value="3.3022354102226501" table:style-name="ce1">
            <text:p>3.30223541</text:p>
          </table:table-cell>
          <table:table-cell office:value-type="float" office:value="3.2845051534729" table:style-name="ce1">
            <text:p>3.284505153</text:p>
          </table:table-cell>
          <table:table-cell office:value-type="float" office:value="3.2696466025135602" table:style-name="ce1">
            <text:p>3.269646603</text:p>
          </table:table-cell>
          <table:table-cell office:value-type="float" office:value="3.25068211690603" table:style-name="ce1">
            <text:p>3.250682117</text:p>
          </table:table-cell>
          <table:table-cell office:value-type="float" office:value="3.2329184457569999" table:style-name="ce1">
            <text:p>3.232918446</text:p>
          </table:table-cell>
          <table:table-cell office:value-type="float" office:value="3.2146000483910102" table:style-name="ce1">
            <text:p>3.214600048</text:p>
          </table:table-cell>
          <table:table-cell office:value-type="float" office:value="3.1963073179228099" table:style-name="ce1">
            <text:p>3.196307318</text:p>
          </table:table-cell>
          <table:table-cell office:value-type="float" office:value="3.17978336590487" table:style-name="ce1">
            <text:p>3.179783366</text:p>
          </table:table-cell>
          <table:table-cell office:value-type="float" office:value="3.1623490026915402" table:style-name="ce1">
            <text:p>3.162349003</text:p>
          </table:table-cell>
          <table:table-cell office:value-type="float" office:value="3.1517058038294001" table:style-name="ce1">
            <text:p>3.151705804</text:p>
          </table:table-cell>
          <table:table-cell office:value-type="float" office:value="3.1357079600245701" table:style-name="ce1">
            <text:p>3.13570796</text:p>
          </table:table-cell>
          <table:table-cell office:value-type="float" office:value="3.1191531833631201" table:style-name="ce1">
            <text:p>3.119153183</text:p>
          </table:table-cell>
          <table:table-cell office:value-type="float" office:value="3.1024390833287701" table:style-name="ce1">
            <text:p>3.102439083</text:p>
          </table:table-cell>
          <table:table-cell office:value-type="float" office:value="3.0869756365124901" table:style-name="ce1">
            <text:p>3.086975637</text:p>
          </table:table-cell>
          <table:table-cell office:value-type="float" office:value="3.0706200378274202" table:style-name="ce1">
            <text:p>3.070620038</text:p>
          </table:table-cell>
          <table:table-cell office:value-type="float" office:value="3.0591146881453501" table:style-name="ce1">
            <text:p>3.059114688</text:p>
          </table:table-cell>
          <table:table-cell office:value-type="float" office:value="3.0441361858459901" table:style-name="ce1">
            <text:p>3.044136186</text:p>
          </table:table-cell>
          <table:table-cell office:value-type="float" office:value="3.0278417559030402" table:style-name="ce1">
            <text:p>3.027841756</text:p>
          </table:table-cell>
          <table:table-cell office:value-type="float" office:value="3.0131906864210198" table:style-name="ce1">
            <text:p>3.013190686</text:p>
          </table:table-cell>
          <table:table-cell office:value-type="float" office:value="2.9974051897064098" table:style-name="ce1">
            <text:p>2.99740519</text:p>
          </table:table-cell>
          <table:table-cell office:value-type="float" office:value="2.98178673528508" table:style-name="ce1">
            <text:p>2.981786735</text:p>
          </table:table-cell>
          <table:table-cell office:value-type="float" office:value="2.9676093933244401" table:style-name="ce1">
            <text:p>2.967609393</text:p>
          </table:table-cell>
          <table:table-cell office:value-type="float" office:value="2.9523104818624" table:style-name="ce1">
            <text:p>2.952310482</text:p>
          </table:table-cell>
          <table:table-cell office:value-type="float" office:value="2.9371709340614198" table:style-name="ce1">
            <text:p>2.937170934</text:p>
          </table:table-cell>
          <table:table-cell office:value-type="float" office:value="2.9342327279550799" table:style-name="ce1">
            <text:p>2.934232728</text:p>
          </table:table-cell>
          <table:table-cell office:value-type="float" office:value="2.9205928260726601" table:style-name="ce1">
            <text:p>2.920592826</text:p>
          </table:table-cell>
          <table:table-cell office:value-type="float" office:value="2.90584884903677" table:style-name="ce1">
            <text:p>2.905848849</text:p>
          </table:table-cell>
          <table:table-cell office:value-type="float" office:value="2.8924929455353801" table:style-name="ce1">
            <text:p>2.892492946</text:p>
          </table:table-cell>
          <table:table-cell office:value-type="float" office:value="2.8782868954420402" table:style-name="ce1">
            <text:p>2.878286895</text:p>
          </table:table-cell>
          <table:table-cell office:value-type="float" office:value="2.8642243408041801" table:style-name="ce1">
            <text:p>2.864224341</text:p>
          </table:table-cell>
          <table:table-cell office:value-type="float" office:value="2.85127895096478" table:style-name="ce1">
            <text:p>2.851278951</text:p>
          </table:table-cell>
          <table:table-cell office:value-type="float" office:value="2.84269443331101" table:style-name="ce1">
            <text:p>2.842694433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41.293337317708797" table:style-name="ce1">
            <text:p>41.29333732</text:p>
          </table:table-cell>
          <table:table-cell office:value-type="string" table:style-name="ce1">
            <text:p><text:s/>global min</text:p>
          </table:table-cell>
          <table:table-cell office:value-type="float" office:value="-26.222139456185001" table:style-name="ce1">
            <text:p>-26.22213946</text:p>
          </table:table-cell>
          <table:table-cell office:value-type="string" table:style-name="ce1">
            <text:p><text:s/>range</text:p>
          </table:table-cell>
          <table:table-cell office:value-type="float" office:value="67.515476773893795" table:style-name="ce1">
            <text:p>67.51547677</text:p>
          </table:table-cell>
          <table:table-cell office:value-type="string" table:style-name="ce1">
            <text:p><text:s/>regret</text:p>
          </table:table-cell>
          <table:table-cell office:value-type="float" office:value="22.795794712311899" table:style-name="ce1">
            <text:p>22.79579471</text:p>
          </table:table-cell>
          <table:table-cell office:value-type="float" office:value="33.7893194379932" table:style-name="ce1">
            <text:p>33.78931944</text:p>
          </table:table-cell>
          <table:table-cell office:value-type="float" office:value="22.964500849911001" table:style-name="ce1">
            <text:p>22.96450085</text:p>
          </table:table-cell>
          <table:table-cell office:value-type="float" office:value="17.9548152724917" table:style-name="ce1">
            <text:p>17.95481527</text:p>
          </table:table-cell>
          <table:table-cell office:value-type="float" office:value="14.396372819096801" table:style-name="ce1">
            <text:p>14.39637282</text:p>
          </table:table-cell>
          <table:table-cell office:value-type="float" office:value="11.9989955276712" table:style-name="ce1">
            <text:p>11.99899553</text:p>
          </table:table-cell>
          <table:table-cell office:value-type="float" office:value="10.7935077013514" table:style-name="ce1">
            <text:p>10.7935077</text:p>
          </table:table-cell>
          <table:table-cell office:value-type="float" office:value="9.4562147202001707" table:style-name="ce1">
            <text:p>9.45621472</text:p>
          </table:table-cell>
          <table:table-cell office:value-type="float" office:value="10.7359547409974" table:style-name="ce1">
            <text:p>10.73595474</text:p>
          </table:table-cell>
          <table:table-cell office:value-type="float" office:value="9.6623592668976492" table:style-name="ce1">
            <text:p>9.662359267</text:p>
          </table:table-cell>
          <table:table-cell office:value-type="float" office:value="8.7850637945018093" table:style-name="ce1">
            <text:p>8.785063795</text:p>
          </table:table-cell>
          <table:table-cell office:value-type="float" office:value="8.0539842341719492" table:style-name="ce1">
            <text:p>8.053984234</text:p>
          </table:table-cell>
          <table:table-cell office:value-type="float" office:value="7.4395169088002699" table:style-name="ce1">
            <text:p>7.439516909</text:p>
          </table:table-cell>
          <table:table-cell office:value-type="float" office:value="6.9081228438859599" table:style-name="ce1">
            <text:p>6.908122844</text:p>
          </table:table-cell>
          <table:table-cell office:value-type="float" office:value="6.5138664504159101" table:style-name="ce1">
            <text:p>6.51386645</text:p>
          </table:table-cell>
          <table:table-cell office:value-type="float" office:value="6.1126975380237702" table:style-name="ce1">
            <text:p>6.112697538</text:p>
          </table:table-cell>
          <table:table-cell office:value-type="float" office:value="5.7954052026992402" table:style-name="ce1">
            <text:p>5.795405203</text:p>
          </table:table-cell>
          <table:table-cell office:value-type="float" office:value="5.4845103114451303" table:style-name="ce1">
            <text:p>5.484510311</text:p>
          </table:table-cell>
          <table:table-cell office:value-type="float" office:value="5.2008604977975796" table:style-name="ce1">
            <text:p>5.200860498</text:p>
          </table:table-cell>
          <table:table-cell office:value-type="float" office:value="4.9905313199994596" table:style-name="ce1">
            <text:p>4.99053132</text:p>
          </table:table-cell>
          <table:table-cell office:value-type="float" office:value="4.7574185834348004" table:style-name="ce1">
            <text:p>4.757418583</text:p>
          </table:table-cell>
          <table:table-cell office:value-type="float" office:value="4.5738417313471702" table:style-name="ce1">
            <text:p>4.573841731</text:p>
          </table:table-cell>
          <table:table-cell office:value-type="float" office:value="4.3836441412940399" table:style-name="ce1">
            <text:p>4.383644141</text:p>
          </table:table-cell>
          <table:table-cell office:value-type="float" office:value="4.2213428976029803" table:style-name="ce1">
            <text:p>4.221342898</text:p>
          </table:table-cell>
          <table:table-cell office:value-type="float" office:value="4.0604610681038702" table:style-name="ce1">
            <text:p>4.060461068</text:p>
          </table:table-cell>
          <table:table-cell office:value-type="float" office:value="3.9319328669270601" table:style-name="ce1">
            <text:p>3.931932867</text:p>
          </table:table-cell>
          <table:table-cell office:value-type="float" office:value="3.7898303108239002" table:style-name="ce1">
            <text:p>3.789830311</text:p>
          </table:table-cell>
          <table:table-cell office:value-type="float" office:value="3.65787793729953" table:style-name="ce1">
            <text:p>3.657877937</text:p>
          </table:table-cell>
          <table:table-cell office:value-type="float" office:value="3.5565279338583999" table:style-name="ce1">
            <text:p>3.556527934</text:p>
          </table:table-cell>
          <table:table-cell office:value-type="float" office:value="3.4411491311345102" table:style-name="ce1">
            <text:p>3.441149131</text:p>
          </table:table-cell>
          <table:table-cell office:value-type="float" office:value="3.3458996202175402" table:style-name="ce1">
            <text:p>3.34589962</text:p>
          </table:table-cell>
          <table:table-cell office:value-type="float" office:value="3.2475682933396599" table:style-name="ce1">
            <text:p>3.247568293</text:p>
          </table:table-cell>
          <table:table-cell office:value-type="float" office:value="3.1639575660478001" table:style-name="ce1">
            <text:p>3.163957566</text:p>
          </table:table-cell>
          <table:table-cell office:value-type="float" office:value="3.0767616717559698" table:style-name="ce1">
            <text:p>3.076761672</text:p>
          </table:table-cell>
          <table:table-cell office:value-type="float" office:value="3.0028088894974698" table:style-name="ce1">
            <text:p>3.002808889</text:p>
          </table:table-cell>
          <table:table-cell office:value-type="float" office:value="2.9249335636815701" table:style-name="ce1">
            <text:p>2.924933564</text:p>
          </table:table-cell>
          <table:table-cell office:value-type="float" office:value="2.8590816914931101" table:style-name="ce1">
            <text:p>2.859081691</text:p>
          </table:table-cell>
          <table:table-cell office:value-type="float" office:value="2.7890873617202701" table:style-name="ce1">
            <text:p>2.789087362</text:p>
          </table:table-cell>
          <table:table-cell office:value-type="float" office:value="2.73009574456613" table:style-name="ce1">
            <text:p>2.730095745</text:p>
          </table:table-cell>
          <table:table-cell office:value-type="float" office:value="2.6642224472555198" table:style-name="ce1">
            <text:p>2.664222447</text:p>
          </table:table-cell>
          <table:table-cell office:value-type="float" office:value="2.6066363329599902" table:style-name="ce1">
            <text:p>2.606636333</text:p>
          </table:table-cell>
          <table:table-cell office:value-type="float" office:value="2.5493187336067802" table:style-name="ce1">
            <text:p>2.549318734</text:p>
          </table:table-cell>
          <table:table-cell office:value-type="float" office:value="2.5013907233533299" table:style-name="ce1">
            <text:p>2.501390723</text:p>
          </table:table-cell>
          <table:table-cell office:value-type="float" office:value="2.4490704150981499" table:style-name="ce1">
            <text:p>2.449070415</text:p>
          </table:table-cell>
          <table:table-cell office:value-type="float" office:value="2.4013842227879398" table:style-name="ce1">
            <text:p>2.401384223</text:p>
          </table:table-cell>
          <table:table-cell office:value-type="float" office:value="2.35124899733911" table:style-name="ce1">
            <text:p>2.351248997</text:p>
          </table:table-cell>
          <table:table-cell office:value-type="float" office:value="2.3116142163895201" table:style-name="ce1">
            <text:p>2.311614216</text:p>
          </table:table-cell>
          <table:table-cell office:value-type="float" office:value="2.2676076110506802" table:style-name="ce1">
            <text:p>2.267607611</text:p>
          </table:table-cell>
          <table:table-cell office:value-type="float" office:value="2.22751749166473" table:style-name="ce1">
            <text:p>2.227517492</text:p>
          </table:table-cell>
          <table:table-cell office:value-type="float" office:value="2.1869530850339398" table:style-name="ce1">
            <text:p>2.186953085</text:p>
          </table:table-cell>
          <table:table-cell office:value-type="float" office:value="2.15001658848698" table:style-name="ce1">
            <text:p>2.150016588</text:p>
          </table:table-cell>
          <table:table-cell office:value-type="float" office:value="2.1105001897111002" table:style-name="ce1">
            <text:p>2.11050019</text:p>
          </table:table-cell>
          <table:table-cell office:value-type="float" office:value="2.0798947954280398" table:style-name="ce1">
            <text:p>2.079894795</text:p>
          </table:table-cell>
          <table:table-cell office:value-type="float" office:value="2.0450689132928002" table:style-name="ce1">
            <text:p>2.045068913</text:p>
          </table:table-cell>
          <table:table-cell office:value-type="float" office:value="2.0133984196172698" table:style-name="ce1">
            <text:p>2.01339842</text:p>
          </table:table-cell>
          <table:table-cell office:value-type="float" office:value="1.9810037542692001" table:style-name="ce1">
            <text:p>1.981003754</text:p>
          </table:table-cell>
          <table:table-cell office:value-type="float" office:value="1.95156845614411" table:style-name="ce1">
            <text:p>1.951568456</text:p>
          </table:table-cell>
          <table:table-cell office:value-type="float" office:value="1.9195614802130301" table:style-name="ce1">
            <text:p>1.91956148</text:p>
          </table:table-cell>
          <table:table-cell office:value-type="float" office:value="1.89216538327957" table:style-name="ce1">
            <text:p>1.892165383</text:p>
          </table:table-cell>
          <table:table-cell office:value-type="float" office:value="1.86395091289367" table:style-name="ce1">
            <text:p>1.863950913</text:p>
          </table:table-cell>
          <table:table-cell office:value-type="float" office:value="1.8383646972911301" table:style-name="ce1">
            <text:p>1.838364697</text:p>
          </table:table-cell>
          <table:table-cell office:value-type="float" office:value="1.8102485546274301" table:style-name="ce1">
            <text:p>1.810248555</text:p>
          </table:table-cell>
          <table:table-cell office:value-type="float" office:value="1.7863270182228499" table:style-name="ce1">
            <text:p>1.786327018</text:p>
          </table:table-cell>
          <table:table-cell office:value-type="float" office:value="1.7615296766900701" table:style-name="ce1">
            <text:p>1.761529677</text:p>
          </table:table-cell>
          <table:table-cell office:value-type="float" office:value="1.7390937087585101" table:style-name="ce1">
            <text:p>1.739093709</text:p>
          </table:table-cell>
          <table:table-cell office:value-type="float" office:value="1.7157634580216501" table:style-name="ce1">
            <text:p>1.715763458</text:p>
          </table:table-cell>
          <table:table-cell office:value-type="float" office:value="1.69468029836668" table:style-name="ce1">
            <text:p>1.694680298</text:p>
          </table:table-cell>
          <table:table-cell office:value-type="float" office:value="1.6742172316427399" table:style-name="ce1">
            <text:p>1.674217232</text:p>
          </table:table-cell>
          <table:table-cell office:value-type="float" office:value="1.65284157843234" table:style-name="ce1">
            <text:p>1.652841578</text:p>
          </table:table-cell>
          <table:table-cell office:value-type="float" office:value="1.6335608667567201" table:style-name="ce1">
            <text:p>1.633560867</text:p>
          </table:table-cell>
          <table:table-cell office:value-type="float" office:value="1.6133599694802201" table:style-name="ce1">
            <text:p>1.613359969</text:p>
          </table:table-cell>
          <table:table-cell office:value-type="float" office:value="1.59516318880882" table:style-name="ce1">
            <text:p>1.595163189</text:p>
          </table:table-cell>
          <table:table-cell office:value-type="float" office:value="1.5746152526900901" table:style-name="ce1">
            <text:p>1.574615253</text:p>
          </table:table-cell>
          <table:table-cell office:value-type="float" office:value="1.5574338541556101" table:style-name="ce1">
            <text:p>1.557433854</text:p>
          </table:table-cell>
          <table:table-cell office:value-type="float" office:value="1.5393253649018701" table:style-name="ce1">
            <text:p>1.539325365</text:p>
          </table:table-cell>
          <table:table-cell office:value-type="float" office:value="1.5230604490628901" table:style-name="ce1">
            <text:p>1.523060449</text:p>
          </table:table-cell>
          <table:table-cell office:value-type="float" office:value="1.50451633741456" table:style-name="ce1">
            <text:p>1.504516337</text:p>
          </table:table-cell>
          <table:table-cell office:value-type="float" office:value="1.48911474028282" table:style-name="ce1">
            <text:p>1.48911474</text:p>
          </table:table-cell>
          <table:table-cell office:value-type="float" office:value="1.4727879354707001" table:style-name="ce1">
            <text:p>1.472787935</text:p>
          </table:table-cell>
          <table:table-cell office:value-type="float" office:value="1.45641062384628" table:style-name="ce1">
            <text:p>1.456410624</text:p>
          </table:table-cell>
          <table:table-cell office:value-type="float" office:value="1.43960510814622" table:style-name="ce1">
            <text:p>1.439605108</text:p>
          </table:table-cell>
          <table:table-cell office:value-type="float" office:value="1.4257464087924701" table:style-name="ce1">
            <text:p>1.425746409</text:p>
          </table:table-cell>
          <table:table-cell office:value-type="float" office:value="1.4109699118205801" table:style-name="ce1">
            <text:p>1.410969912</text:p>
          </table:table-cell>
          <table:table-cell office:value-type="float" office:value="1.3977820766934099" table:style-name="ce1">
            <text:p>1.397782077</text:p>
          </table:table-cell>
          <table:table-cell office:value-type="float" office:value="1.38245715640457" table:style-name="ce1">
            <text:p>1.382457156</text:p>
          </table:table-cell>
          <table:table-cell office:value-type="float" office:value="1.3699075587852001" table:style-name="ce1">
            <text:p>1.369907559</text:p>
          </table:table-cell>
          <table:table-cell office:value-type="float" office:value="1.3564522668465799" table:style-name="ce1">
            <text:p>1.356452267</text:p>
          </table:table-cell>
          <table:table-cell office:value-type="float" office:value="1.3428857979678399" table:style-name="ce1">
            <text:p>1.342885798</text:p>
          </table:table-cell>
          <table:table-cell office:value-type="float" office:value="1.3288664502619201" table:style-name="ce1">
            <text:p>1.32886645</text:p>
          </table:table-cell>
          <table:table-cell office:value-type="float" office:value="1.31747006482722" table:style-name="ce1">
            <text:p>1.317470065</text:p>
          </table:table-cell>
          <table:table-cell office:value-type="float" office:value="1.3051824504898399" table:style-name="ce1">
            <text:p>1.30518245</text:p>
          </table:table-cell>
          <table:table-cell office:value-type="float" office:value="1.2942912473447199" table:style-name="ce1">
            <text:p>1.294291247</text:p>
          </table:table-cell>
          <table:table-cell office:value-type="float" office:value="1.79012887147037" table:style-name="ce1">
            <text:p>1.790128871</text:p>
          </table:table-cell>
          <table:table-cell office:value-type="float" office:value="2.1922943562164598" table:style-name="ce1">
            <text:p>2.192294356</text:p>
          </table:table-cell>
          <table:table-cell office:value-type="float" office:value="2.6204918477942498" table:style-name="ce1">
            <text:p>2.620491848</text:p>
          </table:table-cell>
          <table:table-cell office:value-type="float" office:value="3.0096719706447099" table:style-name="ce1">
            <text:p>3.009671971</text:p>
          </table:table-cell>
          <table:table-cell office:value-type="float" office:value="3.5617212697990901" table:style-name="ce1">
            <text:p>3.56172127</text:p>
          </table:table-cell>
          <table:table-cell office:value-type="float" office:value="3.52741081970037" table:style-name="ce1">
            <text:p>3.52741082</text:p>
          </table:table-cell>
          <table:table-cell office:value-type="float" office:value="3.49484295042198" table:style-name="ce1">
            <text:p>3.49484295</text:p>
          </table:table-cell>
          <table:table-cell office:value-type="float" office:value="3.46084615943917" table:style-name="ce1">
            <text:p>3.460846159</text:p>
          </table:table-cell>
          <table:table-cell office:value-type="float" office:value="3.4281902866280598" table:style-name="ce1">
            <text:p>3.428190287</text:p>
          </table:table-cell>
          <table:table-cell office:value-type="float" office:value="3.3961747250485401" table:style-name="ce1">
            <text:p>3.396174725</text:p>
          </table:table-cell>
          <table:table-cell office:value-type="float" office:value="3.36513707878715" table:style-name="ce1">
            <text:p>3.365137079</text:p>
          </table:table-cell>
          <table:table-cell office:value-type="float" office:value="3.3343434819287898" table:style-name="ce1">
            <text:p>3.334343482</text:p>
          </table:table-cell>
          <table:table-cell office:value-type="float" office:value="3.6255843998769399" table:style-name="ce1">
            <text:p>3.6255844</text:p>
          </table:table-cell>
          <table:table-cell office:value-type="float" office:value="3.5932609353509801" table:style-name="ce1">
            <text:p>3.593260935</text:p>
          </table:table-cell>
          <table:table-cell office:value-type="float" office:value="3.5625126253116099" table:style-name="ce1">
            <text:p>3.562512625</text:p>
          </table:table-cell>
          <table:table-cell office:value-type="float" office:value="3.5313717413746999" table:style-name="ce1">
            <text:p>3.531371741</text:p>
          </table:table-cell>
          <table:table-cell office:value-type="float" office:value="3.5004656061833499" table:style-name="ce1">
            <text:p>3.500465606</text:p>
          </table:table-cell>
          <table:table-cell office:value-type="float" office:value="3.4701214007227499" table:style-name="ce1">
            <text:p>3.470121401</text:p>
          </table:table-cell>
          <table:table-cell office:value-type="float" office:value="3.4406545156723198" table:style-name="ce1">
            <text:p>3.440654516</text:p>
          </table:table-cell>
          <table:table-cell office:value-type="float" office:value="3.4113861986173601" table:style-name="ce1">
            <text:p>3.411386199</text:p>
          </table:table-cell>
          <table:table-cell office:value-type="float" office:value="3.3820390982060702" table:style-name="ce1">
            <text:p>3.382039098</text:p>
          </table:table-cell>
          <table:table-cell office:value-type="float" office:value="3.35503166542478" table:style-name="ce1">
            <text:p>3.355031665</text:p>
          </table:table-cell>
          <table:table-cell office:value-type="float" office:value="3.3275904958134799" table:style-name="ce1">
            <text:p>3.327590496</text:p>
          </table:table-cell>
          <table:table-cell office:value-type="float" office:value="3.30030612089713" table:style-name="ce1">
            <text:p>3.300306121</text:p>
          </table:table-cell>
          <table:table-cell office:value-type="float" office:value="3.2729117425316998" table:style-name="ce1">
            <text:p>3.272911743</text:p>
          </table:table-cell>
          <table:table-cell office:value-type="float" office:value="3.2477446240453198" table:style-name="ce1">
            <text:p>3.247744624</text:p>
          </table:table-cell>
          <table:table-cell office:value-type="float" office:value="3.2212523486511699" table:style-name="ce1">
            <text:p>3.221252349</text:p>
          </table:table-cell>
          <table:table-cell office:value-type="float" office:value="3.1957636041250601" table:style-name="ce1">
            <text:p>3.195763604</text:p>
          </table:table-cell>
          <table:table-cell office:value-type="float" office:value="3.1709994186374502" table:style-name="ce1">
            <text:p>3.170999419</text:p>
          </table:table-cell>
          <table:table-cell office:value-type="float" office:value="3.1463404316446599" table:style-name="ce1">
            <text:p>3.146340432</text:p>
          </table:table-cell>
          <table:table-cell office:value-type="float" office:value="3.1220824037899702" table:style-name="ce1">
            <text:p>3.122082404</text:p>
          </table:table-cell>
          <table:table-cell office:value-type="float" office:value="3.4497338195219802" table:style-name="ce1">
            <text:p>3.44973382</text:p>
          </table:table-cell>
          <table:table-cell office:value-type="float" office:value="3.4237303262468002" table:style-name="ce1">
            <text:p>3.423730326</text:p>
          </table:table-cell>
          <table:table-cell office:value-type="float" office:value="3.3978483633838699" table:style-name="ce1">
            <text:p>3.397848363</text:p>
          </table:table-cell>
          <table:table-cell office:value-type="float" office:value="3.3726629208385299" table:style-name="ce1">
            <text:p>3.372662921</text:p>
          </table:table-cell>
          <table:table-cell office:value-type="float" office:value="3.3475843277500799" table:style-name="ce1">
            <text:p>3.347584328</text:p>
          </table:table-cell>
          <table:table-cell office:value-type="float" office:value="3.3228945500583502" table:style-name="ce1">
            <text:p>3.32289455</text:p>
          </table:table-cell>
          <table:table-cell office:value-type="float" office:value="3.2988668778280901" table:style-name="ce1">
            <text:p>3.298866878</text:p>
          </table:table-cell>
          <table:table-cell office:value-type="float" office:value="3.27492593223793" table:style-name="ce1">
            <text:p>3.274925932</text:p>
          </table:table-cell>
          <table:table-cell office:value-type="float" office:value="3.25083682557054" table:style-name="ce1">
            <text:p>3.250836826</text:p>
          </table:table-cell>
          <table:table-cell office:value-type="float" office:value="3.22761702241224" table:style-name="ce1">
            <text:p>3.227617022</text:p>
          </table:table-cell>
          <table:table-cell office:value-type="float" office:value="3.2050176204548801" table:style-name="ce1">
            <text:p>3.20501762</text:p>
          </table:table-cell>
          <table:table-cell office:value-type="float" office:value="3.1835226140895698" table:style-name="ce1">
            <text:p>3.183522614</text:p>
          </table:table-cell>
          <table:table-cell office:value-type="float" office:value="3.1608140937811302" table:style-name="ce1">
            <text:p>3.160814094</text:p>
          </table:table-cell>
          <table:table-cell office:value-type="float" office:value="3.1389293413120498" table:style-name="ce1">
            <text:p>3.138929341</text:p>
          </table:table-cell>
          <table:table-cell office:value-type="float" office:value="3.11736175916861" table:style-name="ce1">
            <text:p>3.117361759</text:p>
          </table:table-cell>
          <table:table-cell office:value-type="float" office:value="3.0963684886718901" table:style-name="ce1">
            <text:p>3.096368489</text:p>
          </table:table-cell>
          <table:table-cell office:value-type="float" office:value="3.0754130209350699" table:style-name="ce1">
            <text:p>3.075413021</text:p>
          </table:table-cell>
          <table:table-cell office:value-type="float" office:value="3.0550150361066399" table:style-name="ce1">
            <text:p>3.055015036</text:p>
          </table:table-cell>
          <table:table-cell office:value-type="float" office:value="3.0346459372996701" table:style-name="ce1">
            <text:p>3.034645937</text:p>
          </table:table-cell>
          <table:table-cell office:value-type="float" office:value="3.0140901185223399" table:style-name="ce1">
            <text:p>3.014090119</text:p>
          </table:table-cell>
          <table:table-cell office:value-type="float" office:value="2.9942881246820301" table:style-name="ce1">
            <text:p>2.994288125</text:p>
          </table:table-cell>
          <table:table-cell office:value-type="float" office:value="2.9747592617912302" table:style-name="ce1">
            <text:p>2.974759262</text:p>
          </table:table-cell>
          <table:table-cell office:value-type="float" office:value="2.9557492473962599" table:style-name="ce1">
            <text:p>2.955749247</text:p>
          </table:table-cell>
          <table:table-cell office:value-type="float" office:value="2.9367482525535502" table:style-name="ce1">
            <text:p>2.936748253</text:p>
          </table:table-cell>
          <table:table-cell office:value-type="float" office:value="2.9175483579561701" table:style-name="ce1">
            <text:p>2.917548358</text:p>
          </table:table-cell>
          <table:table-cell office:value-type="float" office:value="2.8990587918324202" table:style-name="ce1">
            <text:p>2.899058792</text:p>
          </table:table-cell>
          <table:table-cell office:value-type="float" office:value="2.88106038095437" table:style-name="ce1">
            <text:p>2.881060381</text:p>
          </table:table-cell>
          <table:table-cell office:value-type="float" office:value="2.8630573519779601" table:style-name="ce1">
            <text:p>2.863057352</text:p>
          </table:table-cell>
          <table:table-cell office:value-type="float" office:value="2.8452912049617698" table:style-name="ce1">
            <text:p>2.845291205</text:p>
          </table:table-cell>
          <table:table-cell office:value-type="float" office:value="2.8279971262373498" table:style-name="ce1">
            <text:p>2.827997126</text:p>
          </table:table-cell>
          <table:table-cell office:value-type="float" office:value="2.8106893722067001" table:style-name="ce1">
            <text:p>2.810689372</text:p>
          </table:table-cell>
          <table:table-cell office:value-type="float" office:value="2.7931698527224098" table:style-name="ce1">
            <text:p>2.793169853</text:p>
          </table:table-cell>
          <table:table-cell office:value-type="float" office:value="2.7763072447275001" table:style-name="ce1">
            <text:p>2.776307245</text:p>
          </table:table-cell>
          <table:table-cell office:value-type="float" office:value="2.7592298982779102" table:style-name="ce1">
            <text:p>2.759229898</text:p>
          </table:table-cell>
          <table:table-cell office:value-type="float" office:value="2.7427955508553699" table:style-name="ce1">
            <text:p>2.742795551</text:p>
          </table:table-cell>
          <table:table-cell office:value-type="float" office:value="2.7267987056306602" table:style-name="ce1">
            <text:p>2.726798706</text:p>
          </table:table-cell>
          <table:table-cell office:value-type="float" office:value="2.7107724825049502" table:style-name="ce1">
            <text:p>2.710772483</text:p>
          </table:table-cell>
          <table:table-cell office:value-type="float" office:value="2.6949453428963301" table:style-name="ce1">
            <text:p>2.694945343</text:p>
          </table:table-cell>
          <table:table-cell office:value-type="float" office:value="2.6795401072002099" table:style-name="ce1">
            <text:p>2.679540107</text:p>
          </table:table-cell>
          <table:table-cell office:value-type="float" office:value="2.6640987752880401" table:style-name="ce1">
            <text:p>2.664098775</text:p>
          </table:table-cell>
          <table:table-cell office:value-type="float" office:value="2.6484345379517902" table:style-name="ce1">
            <text:p>2.648434538</text:p>
          </table:table-cell>
          <table:table-cell office:value-type="float" office:value="2.6333688923006702" table:style-name="ce1">
            <text:p>2.633368892</text:p>
          </table:table-cell>
          <table:table-cell office:value-type="float" office:value="2.61807850049248" table:style-name="ce1">
            <text:p>2.6180785</text:p>
          </table:table-cell>
          <table:table-cell office:value-type="float" office:value="2.60337505441478" table:style-name="ce1">
            <text:p>2.603375054</text:p>
          </table:table-cell>
          <table:table-cell office:value-type="float" office:value="2.5884452258298198" table:style-name="ce1">
            <text:p>2.588445226</text:p>
          </table:table-cell>
          <table:table-cell office:value-type="float" office:value="2.5740911298516398" table:style-name="ce1">
            <text:p>2.57409113</text:p>
          </table:table-cell>
          <table:table-cell office:value-type="float" office:value="2.5601217535591299" table:style-name="ce1">
            <text:p>2.560121754</text:p>
          </table:table-cell>
          <table:table-cell office:value-type="float" office:value="2.5461011760851999" table:style-name="ce1">
            <text:p>2.546101176</text:p>
          </table:table-cell>
          <table:table-cell office:value-type="float" office:value="2.5322436285819001" table:style-name="ce1">
            <text:p>2.532243629</text:p>
          </table:table-cell>
          <table:table-cell office:value-type="float" office:value="2.5187583888798399" table:style-name="ce1">
            <text:p>2.518758389</text:p>
          </table:table-cell>
          <table:table-cell office:value-type="float" office:value="2.5052172659869498" table:style-name="ce1">
            <text:p>2.505217266</text:p>
          </table:table-cell>
          <table:table-cell office:value-type="float" office:value="2.4914455321935498" table:style-name="ce1">
            <text:p>2.491445532</text:p>
          </table:table-cell>
          <table:table-cell office:value-type="float" office:value="2.4782134723828899" table:style-name="ce1">
            <text:p>2.478213472</text:p>
          </table:table-cell>
          <table:table-cell office:value-type="float" office:value="2.4647499152063799" table:style-name="ce1">
            <text:p>2.464749915</text:p>
          </table:table-cell>
          <table:table-cell office:value-type="float" office:value="2.4518165056013901" table:style-name="ce1">
            <text:p>2.451816506</text:p>
          </table:table-cell>
          <table:table-cell office:value-type="float" office:value="2.4386508483194902" table:style-name="ce1">
            <text:p>2.438650848</text:p>
          </table:table-cell>
          <table:table-cell office:value-type="float" office:value="2.63843434635772" table:style-name="ce1">
            <text:p>2.638434346</text:p>
          </table:table-cell>
          <table:table-cell office:value-type="float" office:value="2.6247557201652301" table:style-name="ce1">
            <text:p>2.62475572</text:p>
          </table:table-cell>
          <table:table-cell office:value-type="float" office:value="2.61142902478039" table:style-name="ce1">
            <text:p>2.611429025</text:p>
          </table:table-cell>
          <table:table-cell office:value-type="float" office:value="2.5980474618336" table:style-name="ce1">
            <text:p>2.598047462</text:p>
          </table:table-cell>
          <table:table-cell office:value-type="float" office:value="2.58481135065797" table:style-name="ce1">
            <text:p>2.584811351</text:p>
          </table:table-cell>
          <table:table-cell office:value-type="float" office:value="2.57135379661193" table:style-name="ce1">
            <text:p>2.571353797</text:p>
          </table:table-cell>
          <table:table-cell office:value-type="float" office:value="2.5584035235415299" table:style-name="ce1">
            <text:p>2.558403524</text:p>
          </table:table-cell>
          <table:table-cell office:value-type="float" office:value="2.5457879814911801" table:style-name="ce1">
            <text:p>2.545787981</text:p>
          </table:table-cell>
          <table:table-cell office:value-type="float" office:value="2.5331114656615301" table:style-name="ce1">
            <text:p>2.533111466</text:p>
          </table:table-cell>
          <table:table-cell office:value-type="float" office:value="2.5202122719391999" table:style-name="ce1">
            <text:p>2.520212272</text:p>
          </table:table-cell>
          <table:table-cell office:value-type="float" office:value="2.5078038021159199" table:style-name="ce1">
            <text:p>2.507803802</text:p>
          </table:table-cell>
          <table:table-cell office:value-type="float" office:value="2.4951721793411901" table:style-name="ce1">
            <text:p>2.495172179</text:p>
          </table:table-cell>
          <table:table-cell office:value-type="float" office:value="2.48302338156086" table:style-name="ce1">
            <text:p>2.483023382</text:p>
          </table:table-cell>
          <table:table-cell office:value-type="float" office:value="2.47065105239288" table:style-name="ce1">
            <text:p>2.470651052</text:p>
          </table:table-cell>
          <table:table-cell office:value-type="float" office:value="2.45875389751208" table:style-name="ce1">
            <text:p>2.458753898</text:p>
          </table:table-cell>
          <table:table-cell office:value-type="float" office:value="2.7804221359444701" table:style-name="ce1">
            <text:p>2.780422136</text:p>
          </table:table-cell>
          <table:table-cell office:value-type="float" office:value="2.7672531309658002" table:style-name="ce1">
            <text:p>2.767253131</text:p>
          </table:table-cell>
          <table:table-cell office:value-type="float" office:value="2.75403155672495" table:style-name="ce1">
            <text:p>2.754031557</text:p>
          </table:table-cell>
          <table:table-cell office:value-type="float" office:value="2.74094353373905" table:style-name="ce1">
            <text:p>2.740943534</text:p>
          </table:table-cell>
          <table:table-cell office:value-type="float" office:value="2.7276481584546399" table:style-name="ce1">
            <text:p>2.727648158</text:p>
          </table:table-cell>
          <table:table-cell office:value-type="float" office:value="2.71482293268995" table:style-name="ce1">
            <text:p>2.714822933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29.5499154159608" table:style-name="ce1">
            <text:p>29.54991542</text:p>
          </table:table-cell>
          <table:table-cell office:value-type="string" table:style-name="ce1">
            <text:p><text:s/>global min</text:p>
          </table:table-cell>
          <table:table-cell office:value-type="float" office:value="-29.559341293530998" table:style-name="ce1">
            <text:p>-29.55934129</text:p>
          </table:table-cell>
          <table:table-cell office:value-type="string" table:style-name="ce1">
            <text:p><text:s/>range</text:p>
          </table:table-cell>
          <table:table-cell office:value-type="float" office:value="59.109256709491802" table:style-name="ce1">
            <text:p>59.10925671</text:p>
          </table:table-cell>
          <table:table-cell office:value-type="string" table:style-name="ce1">
            <text:p><text:s/>regret</text:p>
          </table:table-cell>
          <table:table-cell office:value-type="float" office:value="14.7199038621845" table:style-name="ce1">
            <text:p>14.71990386</text:p>
          </table:table-cell>
          <table:table-cell office:value-type="float" office:value="10.574317432106399" table:style-name="ce1">
            <text:p>10.57431743</text:p>
          </table:table-cell>
          <table:table-cell office:value-type="float" office:value="14.1652202908428" table:style-name="ce1">
            <text:p>14.16522029</text:p>
          </table:table-cell>
          <table:table-cell office:value-type="float" office:value="17.861879397852899" table:style-name="ce1">
            <text:p>17.8618794</text:p>
          </table:table-cell>
          <table:table-cell office:value-type="float" office:value="21.059748463372401" table:style-name="ce1">
            <text:p>21.05974846</text:p>
          </table:table-cell>
          <table:table-cell office:value-type="float" office:value="18.463552853309999" table:style-name="ce1">
            <text:p>18.46355285</text:p>
          </table:table-cell>
          <table:table-cell office:value-type="float" office:value="23.249202602676299" table:style-name="ce1">
            <text:p>23.2492026</text:p>
          </table:table-cell>
          <table:table-cell office:value-type="float" office:value="24.447458263360598" table:style-name="ce1">
            <text:p>24.44745826</text:p>
          </table:table-cell>
          <table:table-cell office:value-type="float" office:value="23.318368178313101" table:style-name="ce1">
            <text:p>23.31836818</text:p>
          </table:table-cell>
          <table:table-cell office:value-type="float" office:value="23.723786012838499" table:style-name="ce1">
            <text:p>23.72378601</text:p>
          </table:table-cell>
          <table:table-cell office:value-type="float" office:value="23.244490550666701" table:style-name="ce1">
            <text:p>23.24449055</text:p>
          </table:table-cell>
          <table:table-cell office:value-type="float" office:value="24.501367048222502" table:style-name="ce1">
            <text:p>24.50136705</text:p>
          </table:table-cell>
          <table:table-cell office:value-type="float" office:value="22.625214874627002" table:style-name="ce1">
            <text:p>22.62521487</text:p>
          </table:table-cell>
          <table:table-cell office:value-type="float" office:value="21.829226928620901" table:style-name="ce1">
            <text:p>21.82922693</text:p>
          </table:table-cell>
          <table:table-cell office:value-type="float" office:value="20.8940475248227" table:style-name="ce1">
            <text:p>20.89404752</text:p>
          </table:table-cell>
          <table:table-cell office:value-type="float" office:value="21.204808622935801" table:style-name="ce1">
            <text:p>21.20480862</text:p>
          </table:table-cell>
          <table:table-cell office:value-type="float" office:value="21.822366564403801" table:style-name="ce1">
            <text:p>21.82236656</text:p>
          </table:table-cell>
          <table:table-cell office:value-type="float" office:value="23.1750484898091" table:style-name="ce1">
            <text:p>23.17504849</text:p>
          </table:table-cell>
          <table:table-cell office:value-type="float" office:value="21.9793928022325" table:style-name="ce1">
            <text:p>21.9793928</text:p>
          </table:table-cell>
          <table:table-cell office:value-type="float" office:value="20.927464865896798" table:style-name="ce1">
            <text:p>20.92746487</text:p>
          </table:table-cell>
          <table:table-cell office:value-type="float" office:value="19.945453234575499" table:style-name="ce1">
            <text:p>19.94545323</text:p>
          </table:table-cell>
          <table:table-cell office:value-type="float" office:value="19.062323872470198" table:style-name="ce1">
            <text:p>19.06232387</text:p>
          </table:table-cell>
          <table:table-cell office:value-type="float" office:value="19.890074131067902" table:style-name="ce1">
            <text:p>19.89007413</text:p>
          </table:table-cell>
          <table:table-cell office:value-type="float" office:value="19.074038567612899" table:style-name="ce1">
            <text:p>19.07403857</text:p>
          </table:table-cell>
          <table:table-cell office:value-type="float" office:value="18.331741315638801" table:style-name="ce1">
            <text:p>18.33174132</text:p>
          </table:table-cell>
          <table:table-cell office:value-type="float" office:value="17.638413596119999" table:style-name="ce1">
            <text:p>17.6384136</text:p>
          </table:table-cell>
          <table:table-cell office:value-type="float" office:value="17.702628610510601" table:style-name="ce1">
            <text:p>17.70262861</text:p>
          </table:table-cell>
          <table:table-cell office:value-type="float" office:value="17.088842134001698" table:style-name="ce1">
            <text:p>17.08884213</text:p>
          </table:table-cell>
          <table:table-cell office:value-type="float" office:value="16.5100965641447" table:style-name="ce1">
            <text:p>16.51009656</text:p>
          </table:table-cell>
          <table:table-cell office:value-type="float" office:value="15.9769802542819" table:style-name="ce1">
            <text:p>15.97698025</text:p>
          </table:table-cell>
          <table:table-cell office:value-type="float" office:value="15.4714396205356" table:style-name="ce1">
            <text:p>15.47143962</text:p>
          </table:table-cell>
          <table:table-cell office:value-type="float" office:value="15.004101109526999" table:style-name="ce1">
            <text:p>15.00410111</text:p>
          </table:table-cell>
          <table:table-cell office:value-type="float" office:value="14.558680488273099" table:style-name="ce1">
            <text:p>14.55868049</text:p>
          </table:table-cell>
          <table:table-cell office:value-type="float" office:value="14.1456783347433" table:style-name="ce1">
            <text:p>14.14567833</text:p>
          </table:table-cell>
          <table:table-cell office:value-type="float" office:value="13.750236685412" table:style-name="ce1">
            <text:p>13.75023669</text:p>
          </table:table-cell>
          <table:table-cell office:value-type="float" office:value="14.693580074640501" table:style-name="ce1">
            <text:p>14.69358007</text:p>
          </table:table-cell>
          <table:table-cell office:value-type="float" office:value="14.3059083568111" table:style-name="ce1">
            <text:p>14.30590836</text:p>
          </table:table-cell>
          <table:table-cell office:value-type="float" office:value="13.937469205530499" table:style-name="ce1">
            <text:p>13.93746921</text:p>
          </table:table-cell>
          <table:table-cell office:value-type="float" office:value="13.5933445404723" table:style-name="ce1">
            <text:p>13.59334454</text:p>
          </table:table-cell>
          <table:table-cell office:value-type="float" office:value="13.261141442164201" table:style-name="ce1">
            <text:p>13.26114144</text:p>
          </table:table-cell>
          <table:table-cell office:value-type="float" office:value="12.946228882963901" table:style-name="ce1">
            <text:p>12.94622888</text:p>
          </table:table-cell>
          <table:table-cell office:value-type="float" office:value="12.6423234017614" table:style-name="ce1">
            <text:p>12.6423234</text:p>
          </table:table-cell>
          <table:table-cell office:value-type="float" office:value="12.356449055556601" table:style-name="ce1">
            <text:p>12.35644906</text:p>
          </table:table-cell>
          <table:table-cell office:value-type="float" office:value="12.0825574999336" table:style-name="ce1">
            <text:p>12.0825575</text:p>
          </table:table-cell>
          <table:table-cell office:value-type="float" office:value="11.8255363836742" table:style-name="ce1">
            <text:p>11.82553638</text:p>
          </table:table-cell>
          <table:table-cell office:value-type="float" office:value="11.572420346473899" table:style-name="ce1">
            <text:p>11.57242035</text:p>
          </table:table-cell>
          <table:table-cell office:value-type="float" office:value="12.3046406069979" table:style-name="ce1">
            <text:p>12.30464061</text:p>
          </table:table-cell>
          <table:table-cell office:value-type="float" office:value="12.152811142114301" table:style-name="ce1">
            <text:p>12.15281114</text:p>
          </table:table-cell>
          <table:table-cell office:value-type="float" office:value="11.9085129284479" table:style-name="ce1">
            <text:p>11.90851293</text:p>
          </table:table-cell>
          <table:table-cell office:value-type="float" office:value="11.6846236263795" table:style-name="ce1">
            <text:p>11.68462363</text:p>
          </table:table-cell>
          <table:table-cell office:value-type="float" office:value="11.459085882185001" table:style-name="ce1">
            <text:p>11.45908588</text:p>
          </table:table-cell>
          <table:table-cell office:value-type="float" office:value="11.245444355891999" table:style-name="ce1">
            <text:p>11.24544436</text:p>
          </table:table-cell>
          <table:table-cell office:value-type="float" office:value="11.039025039896901" table:style-name="ce1">
            <text:p>11.03902504</text:p>
          </table:table-cell>
          <table:table-cell office:value-type="float" office:value="10.841075067212699" table:style-name="ce1">
            <text:p>10.84107507</text:p>
          </table:table-cell>
          <table:table-cell office:value-type="float" office:value="10.6472773145808" table:style-name="ce1">
            <text:p>10.64727731</text:p>
          </table:table-cell>
          <table:table-cell office:value-type="float" office:value="10.4633924788732" table:style-name="ce1">
            <text:p>10.46339248</text:p>
          </table:table-cell>
          <table:table-cell office:value-type="float" office:value="10.285178937281501" table:style-name="ce1">
            <text:p>10.28517894</text:p>
          </table:table-cell>
          <table:table-cell office:value-type="float" office:value="10.1115448499013" table:style-name="ce1">
            <text:p>10.11154485</text:p>
          </table:table-cell>
          <table:table-cell office:value-type="float" office:value="9.9432508468938305" table:style-name="ce1">
            <text:p>9.943250847</text:p>
          </table:table-cell>
          <table:table-cell office:value-type="float" office:value="9.7861401205832692" table:style-name="ce1">
            <text:p>9.786140121</text:p>
          </table:table-cell>
          <table:table-cell office:value-type="float" office:value="9.6307152105433609" table:style-name="ce1">
            <text:p>9.630715211</text:p>
          </table:table-cell>
          <table:table-cell office:value-type="float" office:value="9.47717768765526" table:style-name="ce1">
            <text:p>9.477177688</text:p>
          </table:table-cell>
          <table:table-cell office:value-type="float" office:value="9.3268108714512206" table:style-name="ce1">
            <text:p>9.326810871</text:p>
          </table:table-cell>
          <table:table-cell office:value-type="float" office:value="9.1882293019887609" table:style-name="ce1">
            <text:p>9.188229302</text:p>
          </table:table-cell>
          <table:table-cell office:value-type="float" office:value="9.0548197322390909" table:style-name="ce1">
            <text:p>9.054819732</text:p>
          </table:table-cell>
          <table:table-cell office:value-type="float" office:value="8.9176871342779105" table:style-name="ce1">
            <text:p>8.917687134</text:p>
          </table:table-cell>
          <table:table-cell office:value-type="float" office:value="8.7891428577685105" table:style-name="ce1">
            <text:p>8.789142858</text:p>
          </table:table-cell>
          <table:table-cell office:value-type="float" office:value="8.6674879226286894" table:style-name="ce1">
            <text:p>8.667487923</text:p>
          </table:table-cell>
          <table:table-cell office:value-type="float" office:value="8.5418721556340707" table:style-name="ce1">
            <text:p>8.541872156</text:p>
          </table:table-cell>
          <table:table-cell office:value-type="float" office:value="8.4199035286507407" table:style-name="ce1">
            <text:p>8.419903529</text:p>
          </table:table-cell>
          <table:table-cell office:value-type="float" office:value="8.3102984937756297" table:style-name="ce1">
            <text:p>8.310298494</text:p>
          </table:table-cell>
          <table:table-cell office:value-type="float" office:value="8.2020527823101403" table:style-name="ce1">
            <text:p>8.202052782</text:p>
          </table:table-cell>
          <table:table-cell office:value-type="float" office:value="8.0897516245634407" table:style-name="ce1">
            <text:p>8.089751625</text:p>
          </table:table-cell>
          <table:table-cell office:value-type="float" office:value="7.9804856332423304" table:style-name="ce1">
            <text:p>7.980485633</text:p>
          </table:table-cell>
          <table:table-cell office:value-type="float" office:value="7.8801803638104797" table:style-name="ce1">
            <text:p>7.880180364</text:p>
          </table:table-cell>
          <table:table-cell office:value-type="float" office:value="7.7832912441321902" table:style-name="ce1">
            <text:p>7.783291244</text:p>
          </table:table-cell>
          <table:table-cell office:value-type="float" office:value="7.6822623742967204" table:style-name="ce1">
            <text:p>7.682262374</text:p>
          </table:table-cell>
          <table:table-cell office:value-type="float" office:value="7.5837718310364997" table:style-name="ce1">
            <text:p>7.583771831</text:p>
          </table:table-cell>
          <table:table-cell office:value-type="float" office:value="7.4968132993148897" table:style-name="ce1">
            <text:p>7.496813299</text:p>
          </table:table-cell>
          <table:table-cell office:value-type="float" office:value="7.4088230133966197" table:style-name="ce1">
            <text:p>7.408823013</text:p>
          </table:table-cell>
          <table:table-cell office:value-type="float" office:value="7.3174062881300097" table:style-name="ce1">
            <text:p>7.317406288</text:p>
          </table:table-cell>
          <table:table-cell office:value-type="float" office:value="7.2282192390894098" table:style-name="ce1">
            <text:p>7.228219239</text:p>
          </table:table-cell>
          <table:table-cell office:value-type="float" office:value="7.1411322603052003" table:style-name="ce1">
            <text:p>7.14113226</text:p>
          </table:table-cell>
          <table:table-cell office:value-type="float" office:value="7.0615662860855402" table:style-name="ce1">
            <text:p>7.061566286</text:p>
          </table:table-cell>
          <table:table-cell office:value-type="float" office:value="6.9826034652486797" table:style-name="ce1">
            <text:p>6.982603465</text:p>
          </table:table-cell>
          <table:table-cell office:value-type="float" office:value="6.9014577071272001" table:style-name="ce1">
            <text:p>6.901457707</text:p>
          </table:table-cell>
          <table:table-cell office:value-type="float" office:value="6.8221773687326497" table:style-name="ce1">
            <text:p>6.822177369</text:p>
          </table:table-cell>
          <table:table-cell office:value-type="float" office:value="6.7498525171090202" table:style-name="ce1">
            <text:p>6.749852517</text:p>
          </table:table-cell>
          <table:table-cell office:value-type="float" office:value="6.68203448686093" table:style-name="ce1">
            <text:p>6.682034487</text:p>
          </table:table-cell>
          <table:table-cell office:value-type="float" office:value="6.6078348621935996" table:style-name="ce1">
            <text:p>6.607834862</text:p>
          </table:table-cell>
          <table:table-cell office:value-type="float" office:value="6.5352212922793802" table:style-name="ce1">
            <text:p>6.535221292</text:p>
          </table:table-cell>
          <table:table-cell office:value-type="float" office:value="6.4642304985241799" table:style-name="ce1">
            <text:p>6.464230499</text:p>
          </table:table-cell>
          <table:table-cell office:value-type="float" office:value="6.4015822786746499" table:style-name="ce1">
            <text:p>6.401582279</text:p>
          </table:table-cell>
          <table:table-cell office:value-type="float" office:value="6.3357612104890899" table:style-name="ce1">
            <text:p>6.33576121</text:p>
          </table:table-cell>
          <table:table-cell office:value-type="float" office:value="6.2695026060857399" table:style-name="ce1">
            <text:p>6.269502606</text:p>
          </table:table-cell>
          <table:table-cell office:value-type="float" office:value="6.3204326603687999" table:style-name="ce1">
            <text:p>6.32043266</text:p>
          </table:table-cell>
          <table:table-cell office:value-type="float" office:value="6.2553155016722197" table:style-name="ce1">
            <text:p>6.255315502</text:p>
          </table:table-cell>
          <table:table-cell office:value-type="float" office:value="6.1987719539513702" table:style-name="ce1">
            <text:p>6.198771954</text:p>
          </table:table-cell>
          <table:table-cell office:value-type="float" office:value="6.1392411322765899" table:style-name="ce1">
            <text:p>6.139241132</text:p>
          </table:table-cell>
          <table:table-cell office:value-type="float" office:value="6.0778487209538303" table:style-name="ce1">
            <text:p>6.077848721</text:p>
          </table:table-cell>
          <table:table-cell office:value-type="float" office:value="6.0176720009443798" table:style-name="ce1">
            <text:p>6.017672001</text:p>
          </table:table-cell>
          <table:table-cell office:value-type="float" office:value="5.9631613972670197" table:style-name="ce1">
            <text:p>5.963161397</text:p>
          </table:table-cell>
          <table:table-cell office:value-type="float" office:value="6.0670581150282601" table:style-name="ce1">
            <text:p>6.067058115</text:p>
          </table:table-cell>
          <table:table-cell office:value-type="float" office:value="6.0177674992637398" table:style-name="ce1">
            <text:p>6.017767499</text:p>
          </table:table-cell>
          <table:table-cell office:value-type="float" office:value="5.96850100956551" table:style-name="ce1">
            <text:p>5.96850101</text:p>
          </table:table-cell>
          <table:table-cell office:value-type="float" office:value="5.91258301694858" table:style-name="ce1">
            <text:p>5.912583017</text:p>
          </table:table-cell>
          <table:table-cell office:value-type="float" office:value="5.8573632529285202" table:style-name="ce1">
            <text:p>5.857363253</text:p>
          </table:table-cell>
          <table:table-cell office:value-type="float" office:value="5.80350983199558" table:style-name="ce1">
            <text:p>5.803509832</text:p>
          </table:table-cell>
          <table:table-cell office:value-type="float" office:value="5.7561193386058704" table:style-name="ce1">
            <text:p>5.756119339</text:p>
          </table:table-cell>
          <table:table-cell office:value-type="float" office:value="5.7084874106936399" table:style-name="ce1">
            <text:p>5.708487411</text:p>
          </table:table-cell>
          <table:table-cell office:value-type="float" office:value="5.6570962472351498" table:style-name="ce1">
            <text:p>5.657096247</text:p>
          </table:table-cell>
          <table:table-cell office:value-type="float" office:value="5.6065864593134096" table:style-name="ce1">
            <text:p>5.606586459</text:p>
          </table:table-cell>
          <table:table-cell office:value-type="float" office:value="5.5570066523000197" table:style-name="ce1">
            <text:p>5.557006652</text:p>
          </table:table-cell>
          <table:table-cell office:value-type="float" office:value="5.5122749310154102" table:style-name="ce1">
            <text:p>5.512274931</text:p>
          </table:table-cell>
          <table:table-cell office:value-type="float" office:value="5.4688343426436203" table:style-name="ce1">
            <text:p>5.468834343</text:p>
          </table:table-cell>
          <table:table-cell office:value-type="float" office:value="5.4216892190001396" table:style-name="ce1">
            <text:p>5.421689219</text:p>
          </table:table-cell>
          <table:table-cell office:value-type="float" office:value="5.37538476641725" table:style-name="ce1">
            <text:p>5.375384766</text:p>
          </table:table-cell>
          <table:table-cell office:value-type="float" office:value="5.3298306582272703" table:style-name="ce1">
            <text:p>5.329830658</text:p>
          </table:table-cell>
          <table:table-cell office:value-type="float" office:value="5.2910425671919903" table:style-name="ce1">
            <text:p>5.291042567</text:p>
          </table:table-cell>
          <table:table-cell office:value-type="float" office:value="5.2507637993475003" table:style-name="ce1">
            <text:p>5.250763799</text:p>
          </table:table-cell>
          <table:table-cell office:value-type="float" office:value="5.2074026792438097" table:style-name="ce1">
            <text:p>5.207402679</text:p>
          </table:table-cell>
          <table:table-cell office:value-type="float" office:value="5.1647190507254201" table:style-name="ce1">
            <text:p>5.164719051</text:p>
          </table:table-cell>
          <table:table-cell office:value-type="float" office:value="5.1227625402870096" table:style-name="ce1">
            <text:p>5.12276254</text:p>
          </table:table-cell>
          <table:table-cell office:value-type="float" office:value="5.08514018452545" table:style-name="ce1">
            <text:p>5.085140185</text:p>
          </table:table-cell>
          <table:table-cell office:value-type="float" office:value="5.19255163092987" table:style-name="ce1">
            <text:p>5.192551631</text:p>
          </table:table-cell>
          <table:table-cell office:value-type="float" office:value="5.1513409037002704" table:style-name="ce1">
            <text:p>5.151340904</text:p>
          </table:table-cell>
          <table:table-cell office:value-type="float" office:value="5.1107791643010501" table:style-name="ce1">
            <text:p>5.110779164</text:p>
          </table:table-cell>
          <table:table-cell office:value-type="float" office:value="5.0708512020799503" table:style-name="ce1">
            <text:p>5.070851202</text:p>
          </table:table-cell>
          <table:table-cell office:value-type="float" office:value="5.0317649053840698" table:style-name="ce1">
            <text:p>5.031764905</text:p>
          </table:table-cell>
          <table:table-cell office:value-type="float" office:value="4.9933758968208899" table:style-name="ce1">
            <text:p>4.993375897</text:p>
          </table:table-cell>
          <table:table-cell office:value-type="float" office:value="4.9554777520231204" table:style-name="ce1">
            <text:p>4.955477752</text:p>
          </table:table-cell>
          <table:table-cell office:value-type="float" office:value="4.92058569719683" table:style-name="ce1">
            <text:p>4.920585697</text:p>
          </table:table-cell>
          <table:table-cell office:value-type="float" office:value="4.8842632810139204" table:style-name="ce1">
            <text:p>4.884263281</text:p>
          </table:table-cell>
          <table:table-cell office:value-type="float" office:value="4.8484829904456896" table:style-name="ce1">
            <text:p>4.84848299</text:p>
          </table:table-cell>
          <table:table-cell office:value-type="float" office:value="4.8151588684049997" table:style-name="ce1">
            <text:p>4.815158868</text:p>
          </table:table-cell>
          <table:table-cell office:value-type="float" office:value="4.7804128792613696" table:style-name="ce1">
            <text:p>4.780412879</text:p>
          </table:table-cell>
          <table:table-cell office:value-type="float" office:value="4.7470843317429097" table:style-name="ce1">
            <text:p>4.747084332</text:p>
          </table:table-cell>
          <table:table-cell office:value-type="float" office:value="4.7133352014032504" table:style-name="ce1">
            <text:p>4.713335201</text:p>
          </table:table-cell>
          <table:table-cell office:value-type="float" office:value="4.6800716700612899" table:style-name="ce1">
            <text:p>4.68007167</text:p>
          </table:table-cell>
          <table:table-cell office:value-type="float" office:value="4.6491406332390897" table:style-name="ce1">
            <text:p>4.649140633</text:p>
          </table:table-cell>
          <table:table-cell office:value-type="float" office:value="4.6519453183039099" table:style-name="ce1">
            <text:p>4.651945318</text:p>
          </table:table-cell>
          <table:table-cell office:value-type="float" office:value="4.6198168607445202" table:style-name="ce1">
            <text:p>4.619816861</text:p>
          </table:table-cell>
          <table:table-cell office:value-type="float" office:value="4.5890097629017799" table:style-name="ce1">
            <text:p>4.589009763</text:p>
          </table:table-cell>
          <table:table-cell office:value-type="float" office:value="4.5577645863876697" table:style-name="ce1">
            <text:p>4.557764586</text:p>
          </table:table-cell>
          <table:table-cell office:value-type="float" office:value="4.5269503778254903" table:style-name="ce1">
            <text:p>4.526950378</text:p>
          </table:table-cell>
          <table:table-cell office:value-type="float" office:value="4.4983392554770401" table:style-name="ce1">
            <text:p>4.498339255</text:p>
          </table:table-cell>
          <table:table-cell office:value-type="float" office:value="4.4683485417994504" table:style-name="ce1">
            <text:p>4.468348542</text:p>
          </table:table-cell>
          <table:table-cell office:value-type="float" office:value="4.4396056588767001" table:style-name="ce1">
            <text:p>4.439605659</text:p>
          </table:table-cell>
          <table:table-cell office:value-type="float" office:value="4.4110324576255602" table:style-name="ce1">
            <text:p>4.411032458</text:p>
          </table:table-cell>
          <table:table-cell office:value-type="float" office:value="4.3830549203695996" table:style-name="ce1">
            <text:p>4.38305492</text:p>
          </table:table-cell>
          <table:table-cell office:value-type="float" office:value="4.3546221351014003" table:style-name="ce1">
            <text:p>4.354622135</text:p>
          </table:table-cell>
          <table:table-cell office:value-type="float" office:value="4.3265634654288299" table:style-name="ce1">
            <text:p>4.326563465</text:p>
          </table:table-cell>
          <table:table-cell office:value-type="float" office:value="4.2996865922510699" table:style-name="ce1">
            <text:p>4.299686592</text:p>
          </table:table-cell>
          <table:table-cell office:value-type="float" office:value="4.2729496577069597" table:style-name="ce1">
            <text:p>4.272949658</text:p>
          </table:table-cell>
          <table:table-cell office:value-type="float" office:value="4.4091634158741204" table:style-name="ce1">
            <text:p>4.409163416</text:p>
          </table:table-cell>
          <table:table-cell office:value-type="float" office:value="4.3822739187802497" table:style-name="ce1">
            <text:p>4.382273919</text:p>
          </table:table-cell>
          <table:table-cell office:value-type="float" office:value="4.3549327113031202" table:style-name="ce1">
            <text:p>4.354932711</text:p>
          </table:table-cell>
          <table:table-cell office:value-type="float" office:value="4.3287268198976099" table:style-name="ce1">
            <text:p>4.32872682</text:p>
          </table:table-cell>
          <table:table-cell office:value-type="float" office:value="4.30264802651749" table:style-name="ce1">
            <text:p>4.302648027</text:p>
          </table:table-cell>
          <table:table-cell office:value-type="float" office:value="4.2770964880344504" table:style-name="ce1">
            <text:p>4.277096488</text:p>
          </table:table-cell>
          <table:table-cell office:value-type="float" office:value="4.2510878411824997" table:style-name="ce1">
            <text:p>4.251087841</text:p>
          </table:table-cell>
          <table:table-cell office:value-type="float" office:value="4.2261700265408297" table:style-name="ce1">
            <text:p>4.226170027</text:p>
          </table:table-cell>
          <table:table-cell office:value-type="float" office:value="4.2013603863317304" table:style-name="ce1">
            <text:p>4.201360386</text:p>
          </table:table-cell>
          <table:table-cell office:value-type="float" office:value="4.1764215351436196" table:style-name="ce1">
            <text:p>4.176421535</text:p>
          </table:table-cell>
          <table:table-cell office:value-type="float" office:value="4.1516535521722702" table:style-name="ce1">
            <text:p>4.151653552</text:p>
          </table:table-cell>
          <table:table-cell office:value-type="float" office:value="4.1279351685400902" table:style-name="ce1">
            <text:p>4.127935169</text:p>
          </table:table-cell>
          <table:table-cell office:value-type="float" office:value="4.1043080038928901" table:style-name="ce1">
            <text:p>4.104308004</text:p>
          </table:table-cell>
          <table:table-cell office:value-type="float" office:value="4.08115380071039" table:style-name="ce1">
            <text:p>4.081153801</text:p>
          </table:table-cell>
          <table:table-cell office:value-type="float" office:value="4.0580830603065303" table:style-name="ce1">
            <text:p>4.05808306</text:p>
          </table:table-cell>
          <table:table-cell office:value-type="float" office:value="4.0348672116663797" table:style-name="ce1">
            <text:p>4.034867212</text:p>
          </table:table-cell>
          <table:table-cell office:value-type="float" office:value="4.0117960837903803" table:style-name="ce1">
            <text:p>4.011796084</text:p>
          </table:table-cell>
          <table:table-cell office:value-type="float" office:value="3.98971821044992" table:style-name="ce1">
            <text:p>3.98971821</text:p>
          </table:table-cell>
          <table:table-cell office:value-type="float" office:value="3.96770942699332" table:style-name="ce1">
            <text:p>3.967709427</text:p>
          </table:table-cell>
          <table:table-cell office:value-type="float" office:value="3.9461386939027401" table:style-name="ce1">
            <text:p>3.946138694</text:p>
          </table:table-cell>
          <table:table-cell office:value-type="float" office:value="3.92410192619398" table:style-name="ce1">
            <text:p>3.924101926</text:p>
          </table:table-cell>
          <table:table-cell office:value-type="float" office:value="3.9023155763000998" table:style-name="ce1">
            <text:p>3.902315576</text:p>
          </table:table-cell>
          <table:table-cell office:value-type="float" office:value="3.8814799056387002" table:style-name="ce1">
            <text:p>3.881479906</text:p>
          </table:table-cell>
          <table:table-cell office:value-type="float" office:value="3.8601777957467398" table:style-name="ce1">
            <text:p>3.860177796</text:p>
          </table:table-cell>
          <table:table-cell office:value-type="float" office:value="3.8398103324701198" table:style-name="ce1">
            <text:p>3.839810332</text:p>
          </table:table-cell>
          <table:table-cell office:value-type="float" office:value="3.8194902676922702" table:style-name="ce1">
            <text:p>3.819490268</text:p>
          </table:table-cell>
          <table:table-cell office:value-type="float" office:value="3.7995726522311601" table:style-name="ce1">
            <text:p>3.799572652</text:p>
          </table:table-cell>
          <table:table-cell office:value-type="float" office:value="3.7791887604324801" table:style-name="ce1">
            <text:p>3.77918876</text:p>
          </table:table-cell>
          <table:table-cell office:value-type="float" office:value="3.7591461376513302" table:style-name="ce1">
            <text:p>3.759146138</text:p>
          </table:table-cell>
          <table:table-cell office:value-type="float" office:value="3.7397062057752799" table:style-name="ce1">
            <text:p>3.739706206</text:p>
          </table:table-cell>
          <table:table-cell office:value-type="float" office:value="3.7206505066588198" table:style-name="ce1">
            <text:p>3.720650507</text:p>
          </table:table-cell>
          <table:table-cell office:value-type="float" office:value="3.70112929073523" table:style-name="ce1">
            <text:p>3.701129291</text:p>
          </table:table-cell>
          <table:table-cell office:value-type="float" office:value="3.6819328174771901" table:style-name="ce1">
            <text:p>3.681932817</text:p>
          </table:table-cell>
          <table:table-cell office:value-type="float" office:value="3.66331721032283" table:style-name="ce1">
            <text:p>3.66331721</text:p>
          </table:table-cell>
          <table:table-cell office:value-type="float" office:value="3.64506898100489" table:style-name="ce1">
            <text:p>3.645068981</text:p>
          </table:table-cell>
          <table:table-cell office:value-type="float" office:value="3.6268433478020099" table:style-name="ce1">
            <text:p>3.626843348</text:p>
          </table:table-cell>
          <table:table-cell office:value-type="float" office:value="3.6084378265647299" table:style-name="ce1">
            <text:p>3.608437827</text:p>
          </table:table-cell>
          <table:table-cell office:value-type="float" office:value="3.5901110896809101" table:style-name="ce1">
            <text:p>3.59011109</text:p>
          </table:table-cell>
          <table:table-cell office:value-type="float" office:value="3.5726203683314299" table:style-name="ce1">
            <text:p>3.572620368</text:p>
          </table:table-cell>
          <table:table-cell office:value-type="float" office:value="3.5551439678372301" table:style-name="ce1">
            <text:p>3.555143968</text:p>
          </table:table-cell>
          <table:table-cell office:value-type="float" office:value="3.5374836848815598" table:style-name="ce1">
            <text:p>3.537483685</text:p>
          </table:table-cell>
          <table:table-cell office:value-type="float" office:value="3.5198929739631399" table:style-name="ce1">
            <text:p>3.519892974</text:p>
          </table:table-cell>
          <table:table-cell office:value-type="float" office:value="3.50311383129953" table:style-name="ce1">
            <text:p>3.503113831</text:p>
          </table:table-cell>
          <table:table-cell office:value-type="float" office:value="3.4863415325174998" table:style-name="ce1">
            <text:p>3.486341533</text:p>
          </table:table-cell>
          <table:table-cell office:value-type="float" office:value="3.4693819710047502" table:style-name="ce1">
            <text:p>3.469381971</text:p>
          </table:table-cell>
          <table:table-cell office:value-type="float" office:value="3.4524835828740899" table:style-name="ce1">
            <text:p>3.452483583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17.447327990928201" table:style-name="ce1">
            <text:p>17.44732799</text:p>
          </table:table-cell>
          <table:table-cell office:value-type="string" table:style-name="ce1">
            <text:p><text:s/>global min</text:p>
          </table:table-cell>
          <table:table-cell office:value-type="float" office:value="-22.753788043279801" table:style-name="ce1">
            <text:p>-22.75378804</text:p>
          </table:table-cell>
          <table:table-cell office:value-type="string" table:style-name="ce1">
            <text:p><text:s/>range</text:p>
          </table:table-cell>
          <table:table-cell office:value-type="float" office:value="40.201116034208098" table:style-name="ce1">
            <text:p>40.20111603</text:p>
          </table:table-cell>
          <table:table-cell office:value-type="string" table:style-name="ce1">
            <text:p><text:s/>regret</text:p>
          </table:table-cell>
          <table:table-cell office:value-type="float" office:value="34.657304657045799" table:style-name="ce1">
            <text:p>34.65730466</text:p>
          </table:table-cell>
          <table:table-cell office:value-type="float" office:value="32.463996082394097" table:style-name="ce1">
            <text:p>32.46399608</text:p>
          </table:table-cell>
          <table:table-cell office:value-type="float" office:value="30.571314771903499" table:style-name="ce1">
            <text:p>30.57131477</text:p>
          </table:table-cell>
          <table:table-cell office:value-type="float" office:value="28.5347517967326" table:style-name="ce1">
            <text:p>28.5347518</text:p>
          </table:table-cell>
          <table:table-cell office:value-type="float" office:value="25.103707489498301" table:style-name="ce1">
            <text:p>25.10370749</text:p>
          </table:table-cell>
          <table:table-cell office:value-type="float" office:value="20.919756241248599" table:style-name="ce1">
            <text:p>20.91975624</text:p>
          </table:table-cell>
          <table:table-cell office:value-type="float" office:value="20.595654362814599" table:style-name="ce1">
            <text:p>20.59565436</text:p>
          </table:table-cell>
          <table:table-cell office:value-type="float" office:value="21.399998123571802" table:style-name="ce1">
            <text:p>21.39999812</text:p>
          </table:table-cell>
          <table:table-cell office:value-type="float" office:value="21.445349149236002" table:style-name="ce1">
            <text:p>21.44534915</text:p>
          </table:table-cell>
          <table:table-cell office:value-type="float" office:value="20.592085835855201" table:style-name="ce1">
            <text:p>20.59208584</text:p>
          </table:table-cell>
          <table:table-cell office:value-type="float" office:value="19.998105825374299" table:style-name="ce1">
            <text:p>19.99810583</text:p>
          </table:table-cell>
          <table:table-cell office:value-type="float" office:value="18.770432043180701" table:style-name="ce1">
            <text:p>18.77043204</text:p>
          </table:table-cell>
          <table:table-cell office:value-type="float" office:value="18.816105315463201" table:style-name="ce1">
            <text:p>18.81610532</text:p>
          </table:table-cell>
          <table:table-cell office:value-type="float" office:value="18.472334903624599" table:style-name="ce1">
            <text:p>18.4723349</text:p>
          </table:table-cell>
          <table:table-cell office:value-type="float" office:value="19.162228296303599" table:style-name="ce1">
            <text:p>19.1622283</text:p>
          </table:table-cell>
          <table:table-cell office:value-type="float" office:value="20.266609085805602" table:style-name="ce1">
            <text:p>20.26660909</text:p>
          </table:table-cell>
          <table:table-cell office:value-type="float" office:value="19.7519751508087" table:style-name="ce1">
            <text:p>19.75197515</text:p>
          </table:table-cell>
          <table:table-cell office:value-type="float" office:value="18.865146414324499" table:style-name="ce1">
            <text:p>18.86514641</text:p>
          </table:table-cell>
          <table:table-cell office:value-type="float" office:value="18.9841769821629" table:style-name="ce1">
            <text:p>18.98417698</text:p>
          </table:table-cell>
          <table:table-cell office:value-type="float" office:value="18.8101674328733" table:style-name="ce1">
            <text:p>18.81016743</text:p>
          </table:table-cell>
          <table:table-cell office:value-type="float" office:value="18.848127062290601" table:style-name="ce1">
            <text:p>18.84812706</text:p>
          </table:table-cell>
          <table:table-cell office:value-type="float" office:value="17.991394014004602" table:style-name="ce1">
            <text:p>17.99139401</text:p>
          </table:table-cell>
          <table:table-cell office:value-type="float" office:value="17.410336527151699" table:style-name="ce1">
            <text:p>17.41033653</text:p>
          </table:table-cell>
          <table:table-cell office:value-type="float" office:value="17.029333103279701" table:style-name="ce1">
            <text:p>17.0293331</text:p>
          </table:table-cell>
          <table:table-cell office:value-type="float" office:value="16.568359909193202" table:style-name="ce1">
            <text:p>16.56835991</text:p>
          </table:table-cell>
          <table:table-cell office:value-type="float" office:value="15.931115297301099" table:style-name="ce1">
            <text:p>15.9311153</text:p>
          </table:table-cell>
          <table:table-cell office:value-type="float" office:value="15.341073989993699" table:style-name="ce1">
            <text:p>15.34107399</text:p>
          </table:table-cell>
          <table:table-cell office:value-type="float" office:value="15.0990010060099" table:style-name="ce1">
            <text:p>15.09900101</text:p>
          </table:table-cell>
          <table:table-cell office:value-type="float" office:value="14.578345798906099" table:style-name="ce1">
            <text:p>14.5783458</text:p>
          </table:table-cell>
          <table:table-cell office:value-type="float" office:value="14.0924009389426" table:style-name="ce1">
            <text:p>14.09240094</text:p>
          </table:table-cell>
          <table:table-cell office:value-type="float" office:value="13.637807360267001" table:style-name="ce1">
            <text:p>13.63780736</text:p>
          </table:table-cell>
          <table:table-cell office:value-type="float" office:value="13.211625880258699" table:style-name="ce1">
            <text:p>13.21162588</text:p>
          </table:table-cell>
          <table:table-cell office:value-type="float" office:value="12.8112735808569" table:style-name="ce1">
            <text:p>12.81127358</text:p>
          </table:table-cell>
          <table:table-cell office:value-type="float" office:value="12.434471416714" table:style-name="ce1">
            <text:p>12.43447142</text:p>
          </table:table-cell>
          <table:table-cell office:value-type="float" office:value="12.0792008048079" table:style-name="ce1">
            <text:p>12.0792008</text:p>
          </table:table-cell>
          <table:table-cell office:value-type="float" office:value="11.743667449118799" table:style-name="ce1">
            <text:p>11.74366745</text:p>
          </table:table-cell>
          <table:table-cell office:value-type="float" office:value="11.4262710315751" table:style-name="ce1">
            <text:p>11.42627103</text:p>
          </table:table-cell>
          <table:table-cell office:value-type="float" office:value="11.125579688638901" table:style-name="ce1">
            <text:p>11.12557969</text:p>
          </table:table-cell>
          <table:table-cell office:value-type="float" office:value="10.840308414571201" table:style-name="ce1">
            <text:p>10.84030841</text:p>
          </table:table-cell>
          <table:table-cell office:value-type="float" office:value="10.569300704206899" table:style-name="ce1">
            <text:p>10.5693007</text:p>
          </table:table-cell>
          <table:table-cell office:value-type="float" office:value="10.391380819468701" table:style-name="ce1">
            <text:p>10.39138082</text:p>
          </table:table-cell>
          <table:table-cell office:value-type="float" office:value="10.1439669904337" table:style-name="ce1">
            <text:p>10.14396699</text:p>
          </table:table-cell>
          <table:table-cell office:value-type="float" office:value="9.9926098310793705" table:style-name="ce1">
            <text:p>9.992609831</text:p>
          </table:table-cell>
          <table:table-cell office:value-type="float" office:value="9.9643405699329097" table:style-name="ce1">
            <text:p>9.96434057</text:p>
          </table:table-cell>
          <table:table-cell office:value-type="float" office:value="10.0814656036007" table:style-name="ce1">
            <text:p>10.0814656</text:p>
          </table:table-cell>
          <table:table-cell office:value-type="float" office:value="9.8623033078702704" table:style-name="ce1">
            <text:p>9.862303308</text:p>
          </table:table-cell>
          <table:table-cell office:value-type="float" office:value="9.6524670672772892" table:style-name="ce1">
            <text:p>9.652467067</text:p>
          </table:table-cell>
          <table:table-cell office:value-type="float" office:value="9.4513740033756797" table:style-name="ce1">
            <text:p>9.451374003</text:p>
          </table:table-cell>
          <table:table-cell office:value-type="float" office:value="9.2584888196333193" table:style-name="ce1">
            <text:p>9.25848882</text:p>
          </table:table-cell>
          <table:table-cell office:value-type="float" office:value="9.0733190432406499" table:style-name="ce1">
            <text:p>9.073319043</text:p>
          </table:table-cell>
          <table:table-cell office:value-type="float" office:value="8.8954108267065202" table:style-name="ce1">
            <text:p>8.895410827</text:p>
          </table:table-cell>
          <table:table-cell office:value-type="float" office:value="8.7243452338852396" table:style-name="ce1">
            <text:p>8.724345234</text:p>
          </table:table-cell>
          <table:table-cell office:value-type="float" office:value="8.5597349464534407" table:style-name="ce1">
            <text:p>8.559734946</text:p>
          </table:table-cell>
          <table:table-cell office:value-type="float" office:value="8.4012213363339292" table:style-name="ce1">
            <text:p>8.401221336</text:p>
          </table:table-cell>
          <table:table-cell office:value-type="float" office:value="8.2484718574915004" table:style-name="ce1">
            <text:p>8.248471857</text:p>
          </table:table-cell>
          <table:table-cell office:value-type="float" office:value="8.1011777171791497" table:style-name="ce1">
            <text:p>8.101177717</text:p>
          </table:table-cell>
          <table:table-cell office:value-type="float" office:value="7.9590517923163597" table:style-name="ce1">
            <text:p>7.959051792</text:p>
          </table:table-cell>
          <table:table-cell office:value-type="float" office:value="7.82182676141435" table:style-name="ce1">
            <text:p>7.821826761</text:p>
          </table:table-cell>
          <table:table-cell office:value-type="float" office:value="7.6892534264751298" table:style-name="ce1">
            <text:p>7.689253426</text:p>
          </table:table-cell>
          <table:table-cell office:value-type="float" office:value="7.5610992027005404" table:style-name="ce1">
            <text:p>7.561099203</text:p>
          </table:table-cell>
          <table:table-cell office:value-type="float" office:value="7.4371467567546299" table:style-name="ce1">
            <text:p>7.437146757</text:p>
          </table:table-cell>
          <table:table-cell office:value-type="float" office:value="7.3644522958257701" table:style-name="ce1">
            <text:p>7.364452296</text:p>
          </table:table-cell>
          <table:table-cell office:value-type="float" office:value="7.2475562276380598" table:style-name="ce1">
            <text:p>7.247556228</text:p>
          </table:table-cell>
          <table:table-cell office:value-type="float" office:value="7.1343131615812201" table:style-name="ce1">
            <text:p>7.134313162</text:p>
          </table:table-cell>
          <table:table-cell office:value-type="float" office:value="7.1003358392150702" table:style-name="ce1">
            <text:p>7.100335839</text:p>
          </table:table-cell>
          <table:table-cell office:value-type="float" office:value="6.9927549931663604" table:style-name="ce1">
            <text:p>6.992754993</text:p>
          </table:table-cell>
          <table:table-cell office:value-type="float" office:value="6.8883855156564104" table:style-name="ce1">
            <text:p>6.888385516</text:p>
          </table:table-cell>
          <table:table-cell office:value-type="float" office:value="6.7870857286614603" table:style-name="ce1">
            <text:p>6.787085729</text:p>
          </table:table-cell>
          <table:table-cell office:value-type="float" office:value="6.6887221673765103" table:style-name="ce1">
            <text:p>6.688722167</text:p>
          </table:table-cell>
          <table:table-cell office:value-type="float" office:value="6.5931689935568496" table:style-name="ce1">
            <text:p>6.593168994</text:p>
          </table:table-cell>
          <table:table-cell office:value-type="float" office:value="6.5003074584363301" table:style-name="ce1">
            <text:p>6.500307458</text:p>
          </table:table-cell>
          <table:table-cell office:value-type="float" office:value="6.4100254104024899" table:style-name="ce1">
            <text:p>6.41002541</text:p>
          </table:table-cell>
          <table:table-cell office:value-type="float" office:value="6.3222168431367001" table:style-name="ce1">
            <text:p>6.322216843</text:p>
          </table:table-cell>
          <table:table-cell office:value-type="float" office:value="6.2367814803916097" table:style-name="ce1">
            <text:p>6.23678148</text:p>
          </table:table-cell>
          <table:table-cell office:value-type="float" office:value="6.1536243939863899" table:style-name="ce1">
            <text:p>6.153624394</text:p>
          </table:table-cell>
          <table:table-cell office:value-type="float" office:value="6.0726556519602601" table:style-name="ce1">
            <text:p>6.072655652</text:p>
          </table:table-cell>
          <table:table-cell office:value-type="float" office:value="6.0409544098090997" table:style-name="ce1">
            <text:p>6.04095441</text:p>
          </table:table-cell>
          <table:table-cell office:value-type="float" office:value="5.9635062763500102" table:style-name="ce1">
            <text:p>5.963506276</text:p>
          </table:table-cell>
          <table:table-cell office:value-type="float" office:value="5.8880188551303902" table:style-name="ce1">
            <text:p>5.888018855</text:p>
          </table:table-cell>
          <table:table-cell office:value-type="float" office:value="5.8144186194412599" table:style-name="ce1">
            <text:p>5.814418619</text:p>
          </table:table-cell>
          <table:table-cell office:value-type="float" office:value="5.7426356735222299" table:style-name="ce1">
            <text:p>5.742635674</text:p>
          </table:table-cell>
          <table:table-cell office:value-type="float" office:value="5.6726035311622001" table:style-name="ce1">
            <text:p>5.672603531</text:p>
          </table:table-cell>
          <table:table-cell office:value-type="float" office:value="5.6042589103048197" table:style-name="ce1">
            <text:p>5.60425891</text:p>
          </table:table-cell>
          <table:table-cell office:value-type="float" office:value="5.5375415423250098" table:style-name="ce1">
            <text:p>5.537541542</text:p>
          </table:table-cell>
          <table:table-cell office:value-type="float" office:value="5.4723939947682396" table:style-name="ce1">
            <text:p>5.472393995</text:p>
          </table:table-cell>
          <table:table-cell office:value-type="float" office:value="5.4087615064569796" table:style-name="ce1">
            <text:p>5.408761506</text:p>
          </table:table-cell>
          <table:table-cell office:value-type="float" office:value="5.3762639438904998" table:style-name="ce1">
            <text:p>5.376263944</text:p>
          </table:table-cell>
          <table:table-cell office:value-type="float" office:value="5.3151700354372" table:style-name="ce1">
            <text:p>5.315170035</text:p>
          </table:table-cell>
          <table:table-cell office:value-type="float" office:value="5.25544902380308" table:style-name="ce1">
            <text:p>5.255449024</text:p>
          </table:table-cell>
          <table:table-cell office:value-type="float" office:value="5.1970551457608201" table:style-name="ce1">
            <text:p>5.197055146</text:p>
          </table:table-cell>
          <table:table-cell office:value-type="float" office:value="5.1399446496535601" table:style-name="ce1">
            <text:p>5.13994465</text:p>
          </table:table-cell>
          <table:table-cell office:value-type="float" office:value="5.0840756860703697" table:style-name="ce1">
            <text:p>5.084075686</text:p>
          </table:table-cell>
          <table:table-cell office:value-type="float" office:value="5.02940820557499" table:style-name="ce1">
            <text:p>5.029408206</text:p>
          </table:table-cell>
          <table:table-cell office:value-type="float" office:value="4.9759038629624897" table:style-name="ce1">
            <text:p>4.975903863</text:p>
          </table:table-cell>
          <table:table-cell office:value-type="float" office:value="4.9235259275628804" table:style-name="ce1">
            <text:p>4.923525928</text:p>
          </table:table-cell>
          <table:table-cell office:value-type="float" office:value="4.8722391991507701" table:style-name="ce1">
            <text:p>4.872239199</text:p>
          </table:table-cell>
          <table:table-cell office:value-type="float" office:value="4.8220099290564304" table:style-name="ce1">
            <text:p>4.822009929</text:p>
          </table:table-cell>
          <table:table-cell office:value-type="float" office:value="4.7728057461068802" table:style-name="ce1">
            <text:p>4.772805746</text:p>
          </table:table-cell>
          <table:table-cell office:value-type="float" office:value="4.7245955870552896" table:style-name="ce1">
            <text:p>4.724595587</text:p>
          </table:table-cell>
          <table:table-cell office:value-type="float" office:value="4.6773496311847396" table:style-name="ce1">
            <text:p>4.677349631</text:p>
          </table:table-cell>
          <table:table-cell office:value-type="float" office:value="4.6310392387967703" table:style-name="ce1">
            <text:p>4.631039239</text:p>
          </table:table-cell>
          <table:table-cell office:value-type="float" office:value="4.5856368933183704" table:style-name="ce1">
            <text:p>4.585636893</text:p>
          </table:table-cell>
          <table:table-cell office:value-type="float" office:value="4.5411161467812997" table:style-name="ce1">
            <text:p>4.541116147</text:p>
          </table:table-cell>
          <table:table-cell office:value-type="float" office:value="4.4974515684468601" table:style-name="ce1">
            <text:p>4.497451568</text:p>
          </table:table-cell>
          <table:table-cell office:value-type="float" office:value="4.4546186963664196" table:style-name="ce1">
            <text:p>4.454618696</text:p>
          </table:table-cell>
          <table:table-cell office:value-type="float" office:value="4.4125939916837202" table:style-name="ce1">
            <text:p>4.412593992</text:p>
          </table:table-cell>
          <table:table-cell office:value-type="float" office:value="4.3713547954997596" table:style-name="ce1">
            <text:p>4.371354795</text:p>
          </table:table-cell>
          <table:table-cell office:value-type="float" office:value="4.3308792881340201" table:style-name="ce1">
            <text:p>4.330879288</text:p>
          </table:table-cell>
          <table:table-cell office:value-type="float" office:value="4.2911464506282" table:style-name="ce1">
            <text:p>4.291146451</text:p>
          </table:table-cell>
          <table:table-cell office:value-type="float" office:value="4.25213602834976" table:style-name="ce1">
            <text:p>4.252136028</text:p>
          </table:table-cell>
          <table:table-cell office:value-type="float" office:value="4.2138284965628303" table:style-name="ce1">
            <text:p>4.213828497</text:p>
          </table:table-cell>
          <table:table-cell office:value-type="float" office:value="4.1762050278435199" table:style-name="ce1">
            <text:p>4.176205028</text:p>
          </table:table-cell>
          <table:table-cell office:value-type="float" office:value="4.1392474612254304" table:style-name="ce1">
            <text:p>4.139247461</text:p>
          </table:table-cell>
          <table:table-cell office:value-type="float" office:value="4.1029382729690704" table:style-name="ce1">
            <text:p>4.102938273</text:p>
          </table:table-cell>
          <table:table-cell office:value-type="float" office:value="4.0866360782777802" table:style-name="ce1">
            <text:p>4.086636078</text:p>
          </table:table-cell>
          <table:table-cell office:value-type="float" office:value="4.0514064569133197" table:style-name="ce1">
            <text:p>4.051406457</text:p>
          </table:table-cell>
          <table:table-cell office:value-type="float" office:value="4.0167790512986796" table:style-name="ce1">
            <text:p>4.016779051</text:p>
          </table:table-cell>
          <table:table-cell office:value-type="float" office:value="3.9827385508639401" table:style-name="ce1">
            <text:p>3.982738551</text:p>
          </table:table-cell>
          <table:table-cell office:value-type="float" office:value="3.9492701596802098" table:style-name="ce1">
            <text:p>3.94927016</text:p>
          </table:table-cell>
          <table:table-cell office:value-type="float" office:value="3.9163595750162101" table:style-name="ce1">
            <text:p>3.916359575</text:p>
          </table:table-cell>
          <table:table-cell office:value-type="float" office:value="3.8839929669582198" table:style-name="ce1">
            <text:p>3.883992967</text:p>
          </table:table-cell>
          <table:table-cell office:value-type="float" office:value="3.8521569590323401" table:style-name="ce1">
            <text:p>3.852156959</text:p>
          </table:table-cell>
          <table:table-cell office:value-type="float" office:value="3.82083860977191" table:style-name="ce1">
            <text:p>3.82083861</text:p>
          </table:table-cell>
          <table:table-cell office:value-type="float" office:value="3.79002539517698" table:style-name="ce1">
            <text:p>3.790025395</text:p>
          </table:table-cell>
          <table:table-cell office:value-type="float" office:value="3.7597051920155602" table:style-name="ce1">
            <text:p>3.759705192</text:p>
          </table:table-cell>
          <table:table-cell office:value-type="float" office:value="3.7298662619202001" table:style-name="ce1">
            <text:p>3.729866262</text:p>
          </table:table-cell>
          <table:table-cell office:value-type="float" office:value="3.70049723623579" table:style-name="ce1">
            <text:p>3.700497236</text:p>
          </table:table-cell>
          <table:table-cell office:value-type="float" office:value="3.6715871015777002" table:style-name="ce1">
            <text:p>3.671587102</text:p>
          </table:table-cell>
          <table:table-cell office:value-type="float" office:value="3.6431251860615901" table:style-name="ce1">
            <text:p>3.643125186</text:p>
          </table:table-cell>
          <table:table-cell office:value-type="float" office:value="3.6151011461688101" table:style-name="ce1">
            <text:p>3.615101146</text:p>
          </table:table-cell>
          <table:table-cell office:value-type="float" office:value="3.5875049542133199" table:style-name="ce1">
            <text:p>3.587504954</text:p>
          </table:table-cell>
          <table:table-cell office:value-type="float" office:value="3.5603268863783701" table:style-name="ce1">
            <text:p>3.560326886</text:p>
          </table:table-cell>
          <table:table-cell office:value-type="float" office:value="3.5335575112928201" table:style-name="ce1">
            <text:p>3.533557511</text:p>
          </table:table-cell>
          <table:table-cell office:value-type="float" office:value="3.50718767911899" table:style-name="ce1">
            <text:p>3.507187679</text:p>
          </table:table-cell>
          <table:table-cell office:value-type="float" office:value="3.4812085111255202" table:style-name="ce1">
            <text:p>3.481208511</text:p>
          </table:table-cell>
          <table:table-cell office:value-type="float" office:value="3.4556113897201901" table:style-name="ce1">
            <text:p>3.45561139</text:p>
          </table:table-cell>
          <table:table-cell office:value-type="float" office:value="3.4303879489193099" table:style-name="ce1">
            <text:p>3.430387949</text:p>
          </table:table-cell>
          <table:table-cell office:value-type="float" office:value="3.4055300652314902" table:style-name="ce1">
            <text:p>3.405530065</text:p>
          </table:table-cell>
          <table:table-cell office:value-type="float" office:value="3.4103614771344501" table:style-name="ce1">
            <text:p>3.410361477</text:p>
          </table:table-cell>
          <table:table-cell office:value-type="float" office:value="3.3860017522977799" table:style-name="ce1">
            <text:p>3.386001752</text:p>
          </table:table-cell>
          <table:table-cell office:value-type="float" office:value="3.3619875554729699" table:style-name="ce1">
            <text:p>3.361987555</text:p>
          </table:table-cell>
          <table:table-cell office:value-type="float" office:value="3.35400303665606" table:style-name="ce1">
            <text:p>3.354003037</text:p>
          </table:table-cell>
          <table:table-cell office:value-type="float" office:value="3.3305484699661601" table:style-name="ce1">
            <text:p>3.33054847</text:p>
          </table:table-cell>
          <table:table-cell office:value-type="float" office:value="3.30741966114695" table:style-name="ce1">
            <text:p>3.307419661</text:p>
          </table:table-cell>
          <table:table-cell office:value-type="float" office:value="3.2846098703804101" table:style-name="ce1">
            <text:p>3.28460987</text:p>
          </table:table-cell>
          <table:table-cell office:value-type="float" office:value="3.2621125425011002" table:style-name="ce1">
            <text:p>3.262112543</text:p>
          </table:table-cell>
          <table:table-cell office:value-type="float" office:value="3.23992130071538" table:style-name="ce1">
            <text:p>3.239921301</text:p>
          </table:table-cell>
          <table:table-cell office:value-type="float" office:value="3.21802994057541" table:style-name="ce1">
            <text:p>3.218029941</text:p>
          </table:table-cell>
          <table:table-cell office:value-type="float" office:value="3.1964324241957098" table:style-name="ce1">
            <text:p>3.196432424</text:p>
          </table:table-cell>
          <table:table-cell office:value-type="float" office:value="3.1751228747010698" table:style-name="ce1">
            <text:p>3.175122875</text:p>
          </table:table-cell>
          <table:table-cell office:value-type="float" office:value="3.1540955708951" table:style-name="ce1">
            <text:p>3.154095571</text:p>
          </table:table-cell>
          <table:table-cell office:value-type="float" office:value="3.1333449421392099" table:style-name="ce1">
            <text:p>3.133344942</text:p>
          </table:table-cell>
          <table:table-cell office:value-type="float" office:value="3.11286556343242" table:style-name="ce1">
            <text:p>3.112865563</text:p>
          </table:table-cell>
          <table:table-cell office:value-type="float" office:value="3.0926521506828601" table:style-name="ce1">
            <text:p>3.092652151</text:p>
          </table:table-cell>
          <table:table-cell office:value-type="float" office:value="3.0726995561623198" table:style-name="ce1">
            <text:p>3.072699556</text:p>
          </table:table-cell>
          <table:table-cell office:value-type="float" office:value="3.0530027641356399" table:style-name="ce1">
            <text:p>3.053002764</text:p>
          </table:table-cell>
          <table:table-cell office:value-type="float" office:value="3.0335568866570699" table:style-name="ce1">
            <text:p>3.033556887</text:p>
          </table:table-cell>
          <table:table-cell office:value-type="float" office:value="3.0143571595263299" table:style-name="ce1">
            <text:p>3.01435716</text:p>
          </table:table-cell>
          <table:table-cell office:value-type="float" office:value="2.9953989383972299" table:style-name="ce1">
            <text:p>2.995398938</text:p>
          </table:table-cell>
          <table:table-cell office:value-type="float" office:value="2.97667769503225" table:style-name="ce1">
            <text:p>2.976677695</text:p>
          </table:table-cell>
          <table:table-cell office:value-type="float" office:value="2.95818901369665" table:style-name="ce1">
            <text:p>2.958189014</text:p>
          </table:table-cell>
          <table:table-cell office:value-type="float" office:value="2.93992858768617" table:style-name="ce1">
            <text:p>2.939928588</text:p>
          </table:table-cell>
          <table:table-cell office:value-type="float" office:value="2.94739712601119" table:style-name="ce1">
            <text:p>2.947397126</text:p>
          </table:table-cell>
          <table:table-cell office:value-type="float" office:value="2.9294251923160002" table:style-name="ce1">
            <text:p>2.929425192</text:p>
          </table:table-cell>
          <table:table-cell office:value-type="float" office:value="2.9116711002413602" table:style-name="ce1">
            <text:p>2.9116711</text:p>
          </table:table-cell>
          <table:table-cell office:value-type="float" office:value="2.8941309128905099" table:style-name="ce1">
            <text:p>2.894130913</text:p>
          </table:table-cell>
          <table:table-cell office:value-type="float" office:value="2.8768007876636199" table:style-name="ce1">
            <text:p>2.876800788</text:p>
          </table:table-cell>
          <table:table-cell office:value-type="float" office:value="2.8596769734513301" table:style-name="ce1">
            <text:p>2.859676973</text:p>
          </table:table-cell>
          <table:table-cell office:value-type="float" office:value="2.8427558079279498" table:style-name="ce1">
            <text:p>2.842755808</text:p>
          </table:table-cell>
          <table:table-cell office:value-type="float" office:value="2.8260337149401402" table:style-name="ce1">
            <text:p>2.826033715</text:p>
          </table:table-cell>
          <table:table-cell office:value-type="float" office:value="2.8095072019872802" table:style-name="ce1">
            <text:p>2.809507202</text:p>
          </table:table-cell>
          <table:table-cell office:value-type="float" office:value="2.7931728577896702" table:style-name="ce1">
            <text:p>2.793172858</text:p>
          </table:table-cell>
          <table:table-cell office:value-type="float" office:value="2.7770273499411799" table:style-name="ce1">
            <text:p>2.77702735</text:p>
          </table:table-cell>
          <table:table-cell office:value-type="float" office:value="2.7610674226426699" table:style-name="ce1">
            <text:p>2.761067423</text:p>
          </table:table-cell>
          <table:table-cell office:value-type="float" office:value="2.74528989451328" table:style-name="ce1">
            <text:p>2.745289895</text:p>
          </table:table-cell>
          <table:table-cell office:value-type="float" office:value="2.74235180354145" table:style-name="ce1">
            <text:p>2.742351804</text:p>
          </table:table-cell>
          <table:table-cell office:value-type="float" office:value="2.7268582905270899" table:style-name="ce1">
            <text:p>2.726858291</text:p>
          </table:table-cell>
          <table:table-cell office:value-type="float" office:value="2.7115388619286298" table:style-name="ce1">
            <text:p>2.711538862</text:p>
          </table:table-cell>
          <table:table-cell office:value-type="float" office:value="2.6963906001301399" table:style-name="ce1">
            <text:p>2.6963906</text:p>
          </table:table-cell>
          <table:table-cell office:value-type="float" office:value="2.6814106523516399" table:style-name="ce1">
            <text:p>2.681410652</text:p>
          </table:table-cell>
          <table:table-cell office:value-type="float" office:value="2.6665962288579901" table:style-name="ce1">
            <text:p>2.666596229</text:p>
          </table:table-cell>
          <table:table-cell office:value-type="float" office:value="2.6519446012269001" table:style-name="ce1">
            <text:p>2.651944601</text:p>
          </table:table-cell>
          <table:table-cell office:value-type="float" office:value="2.6374531006737501" table:style-name="ce1">
            <text:p>2.637453101</text:p>
          </table:table-cell>
          <table:table-cell office:value-type="float" office:value="2.6231191164309502" table:style-name="ce1">
            <text:p>2.623119116</text:p>
          </table:table-cell>
          <table:table-cell office:value-type="float" office:value="2.6089400941799799" table:style-name="ce1">
            <text:p>2.608940094</text:p>
          </table:table-cell>
          <table:table-cell office:value-type="float" office:value="2.5949135345338501" table:style-name="ce1">
            <text:p>2.594913535</text:p>
          </table:table-cell>
          <table:table-cell office:value-type="float" office:value="2.5810369915684199" table:style-name="ce1">
            <text:p>2.581036992</text:p>
          </table:table-cell>
          <table:table-cell office:value-type="float" office:value="2.5673080714005101" table:style-name="ce1">
            <text:p>2.567308071</text:p>
          </table:table-cell>
          <table:table-cell office:value-type="float" office:value="2.5537244308110898" table:style-name="ce1">
            <text:p>2.553724431</text:p>
          </table:table-cell>
          <table:table-cell office:value-type="float" office:value="2.54028377591208" table:style-name="ce1">
            <text:p>2.540283776</text:p>
          </table:table-cell>
          <table:table-cell office:value-type="float" office:value="2.52698386085495" table:style-name="ce1">
            <text:p>2.526983861</text:p>
          </table:table-cell>
          <table:table-cell office:value-type="float" office:value="2.5138224865796599" table:style-name="ce1">
            <text:p>2.513822487</text:p>
          </table:table-cell>
          <table:table-cell office:value-type="float" office:value="2.5007974996025699" table:style-name="ce1">
            <text:p>2.5007975</text:p>
          </table:table-cell>
          <table:table-cell office:value-type="float" office:value="2.4879067908417301" table:style-name="ce1">
            <text:p>2.487906791</text:p>
          </table:table-cell>
          <table:table-cell office:value-type="float" office:value="2.4751482944784402" table:style-name="ce1">
            <text:p>2.475148294</text:p>
          </table:table-cell>
          <table:table-cell office:value-type="float" office:value="2.4625199868535499" table:style-name="ce1">
            <text:p>2.462519987</text:p>
          </table:table-cell>
          <table:table-cell office:value-type="float" office:value="2.45001988539744" table:style-name="ce1">
            <text:p>2.450019885</text:p>
          </table:table-cell>
          <table:table-cell office:value-type="float" office:value="2.4376460475923998" table:style-name="ce1">
            <text:p>2.437646048</text:p>
          </table:table-cell>
          <table:table-cell office:value-type="float" office:value="2.4253965699663098" table:style-name="ce1">
            <text:p>2.42539657</text:p>
          </table:table-cell>
          <table:table-cell office:value-type="float" office:value="2.41326958711648" table:style-name="ce1">
            <text:p>2.413269587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53.007014876493599" table:style-name="ce1">
            <text:p>53.00701488</text:p>
          </table:table-cell>
          <table:table-cell office:value-type="string" table:style-name="ce1">
            <text:p><text:s/>global min</text:p>
          </table:table-cell>
          <table:table-cell office:value-type="float" office:value="-44.201210667478897" table:style-name="ce1">
            <text:p>-44.20121067</text:p>
          </table:table-cell>
          <table:table-cell office:value-type="string" table:style-name="ce1">
            <text:p><text:s/>range</text:p>
          </table:table-cell>
          <table:table-cell office:value-type="float" office:value="97.208225543972603" table:style-name="ce1">
            <text:p>97.20822554</text:p>
          </table:table-cell>
          <table:table-cell office:value-type="string" table:style-name="ce1">
            <text:p><text:s/>regret</text:p>
          </table:table-cell>
          <table:table-cell office:value-type="float" office:value="48.502502415303098" table:style-name="ce1">
            <text:p>48.50250242</text:p>
          </table:table-cell>
          <table:table-cell office:value-type="float" office:value="59.440634886099602" table:style-name="ce1">
            <text:p>59.44063489</text:p>
          </table:table-cell>
          <table:table-cell office:value-type="float" office:value="48.800095853578803" table:style-name="ce1">
            <text:p>48.80009585</text:p>
          </table:table-cell>
          <table:table-cell office:value-type="float" office:value="42.331693088448098" table:style-name="ce1">
            <text:p>42.33169309</text:p>
          </table:table-cell>
          <table:table-cell office:value-type="float" office:value="41.793774033665997" table:style-name="ce1">
            <text:p>41.79377403</text:p>
          </table:table-cell>
          <table:table-cell office:value-type="float" office:value="38.388944800111901" table:style-name="ce1">
            <text:p>38.3889448</text:p>
          </table:table-cell>
          <table:table-cell office:value-type="float" office:value="35.947236872269301" table:style-name="ce1">
            <text:p>35.94723687</text:p>
          </table:table-cell>
          <table:table-cell office:value-type="float" office:value="34.111630831108101" table:style-name="ce1">
            <text:p>34.11163083</text:p>
          </table:table-cell>
          <table:table-cell office:value-type="float" office:value="32.6877817726754" table:style-name="ce1">
            <text:p>32.68778177</text:p>
          </table:table-cell>
          <table:table-cell office:value-type="float" office:value="31.566501529796501" table:style-name="ce1">
            <text:p>31.56650153</text:p>
          </table:table-cell>
          <table:table-cell office:value-type="float" office:value="31.902719861242101" table:style-name="ce1">
            <text:p>31.90271986</text:p>
          </table:table-cell>
          <table:table-cell office:value-type="float" office:value="32.654323514023098" table:style-name="ce1">
            <text:p>32.65432351</text:p>
          </table:table-cell>
          <table:table-cell office:value-type="float" office:value="32.080955751827901" table:style-name="ce1">
            <text:p>32.08095575</text:p>
          </table:table-cell>
          <table:table-cell office:value-type="float" office:value="29.923770329495099" table:style-name="ce1">
            <text:p>29.92377033</text:p>
          </table:table-cell>
          <table:table-cell office:value-type="float" office:value="28.345734618082901" table:style-name="ce1">
            <text:p>28.34573462</text:p>
          </table:table-cell>
          <table:table-cell office:value-type="float" office:value="26.5745871995484" table:style-name="ce1">
            <text:p>26.5745872</text:p>
          </table:table-cell>
          <table:table-cell office:value-type="float" office:value="25.0163114695386" table:style-name="ce1">
            <text:p>25.01631147</text:p>
          </table:table-cell>
          <table:table-cell office:value-type="float" office:value="23.626926161316" table:style-name="ce1">
            <text:p>23.62692616</text:p>
          </table:table-cell>
          <table:table-cell office:value-type="float" office:value="22.438309324305401" table:style-name="ce1">
            <text:p>22.43830932</text:p>
          </table:table-cell>
          <table:table-cell office:value-type="float" office:value="21.326279582458401" table:style-name="ce1">
            <text:p>21.32627958</text:p>
          </table:table-cell>
          <table:table-cell office:value-type="float" office:value="20.3201574350729" table:style-name="ce1">
            <text:p>20.32015744</text:p>
          </table:table-cell>
          <table:table-cell office:value-type="float" office:value="19.4439323815748" table:style-name="ce1">
            <text:p>19.44393238</text:p>
          </table:table-cell>
          <table:table-cell office:value-type="float" office:value="18.616125400441" table:style-name="ce1">
            <text:p>18.6161254</text:p>
          </table:table-cell>
          <table:table-cell office:value-type="float" office:value="17.848691612396198" table:style-name="ce1">
            <text:p>17.84869161</text:p>
          </table:table-cell>
          <table:table-cell office:value-type="float" office:value="17.1764721982249" table:style-name="ce1">
            <text:p>17.1764722</text:p>
          </table:table-cell>
          <table:table-cell office:value-type="float" office:value="16.531391414273799" table:style-name="ce1">
            <text:p>16.53139141</text:p>
          </table:table-cell>
          <table:table-cell office:value-type="float" office:value="15.926440416980901" table:style-name="ce1">
            <text:p>15.92644042</text:p>
          </table:table-cell>
          <table:table-cell office:value-type="float" office:value="15.3829943712585" table:style-name="ce1">
            <text:p>15.38299437</text:p>
          </table:table-cell>
          <table:table-cell office:value-type="float" office:value="14.866490145197799" table:style-name="ce1">
            <text:p>14.86649015</text:p>
          </table:table-cell>
          <table:table-cell office:value-type="float" office:value="14.394605511582901" table:style-name="ce1">
            <text:p>14.39460551</text:p>
          </table:table-cell>
          <table:table-cell office:value-type="float" office:value="13.9433076504189" table:style-name="ce1">
            <text:p>13.94330765</text:p>
          </table:table-cell>
          <table:table-cell office:value-type="float" office:value="13.520215905577601" table:style-name="ce1">
            <text:p>13.52021591</text:p>
          </table:table-cell>
          <table:table-cell office:value-type="float" office:value="13.132026064098" table:style-name="ce1">
            <text:p>13.13202606</text:p>
          </table:table-cell>
          <table:table-cell office:value-type="float" office:value="12.757683292080401" table:style-name="ce1">
            <text:p>12.75768329</text:p>
          </table:table-cell>
          <table:table-cell office:value-type="float" office:value="12.4056732545444" table:style-name="ce1">
            <text:p>12.40567325</text:p>
          </table:table-cell>
          <table:table-cell office:value-type="float" office:value="12.0723037701264" table:style-name="ce1">
            <text:p>12.07230377</text:p>
          </table:table-cell>
          <table:table-cell office:value-type="float" office:value="11.7578450730506" table:style-name="ce1">
            <text:p>11.75784507</text:p>
          </table:table-cell>
          <table:table-cell office:value-type="float" office:value="11.459069461009699" table:style-name="ce1">
            <text:p>11.45906946</text:p>
          </table:table-cell>
          <table:table-cell office:value-type="float" office:value="11.1764608076074" table:style-name="ce1">
            <text:p>11.17646081</text:p>
          </table:table-cell>
          <table:table-cell office:value-type="float" office:value="10.9071585828047" table:style-name="ce1">
            <text:p>10.90715858</text:p>
          </table:table-cell>
          <table:table-cell office:value-type="float" office:value="10.6517969583051" table:style-name="ce1">
            <text:p>10.65179696</text:p>
          </table:table-cell>
          <table:table-cell office:value-type="float" office:value="10.407810645381099" table:style-name="ce1">
            <text:p>10.40781065</text:p>
          </table:table-cell>
          <table:table-cell office:value-type="float" office:value="10.175939048472699" table:style-name="ce1">
            <text:p>10.17593905</text:p>
          </table:table-cell>
          <table:table-cell office:value-type="float" office:value="9.9538579749959801" table:style-name="ce1">
            <text:p>9.953857975</text:p>
          </table:table-cell>
          <table:table-cell office:value-type="float" office:value="9.7423796195143204" table:style-name="ce1">
            <text:p>9.74237962</text:p>
          </table:table-cell>
          <table:table-cell office:value-type="float" office:value="9.5393794498617694" table:style-name="ce1">
            <text:p>9.53937945</text:p>
          </table:table-cell>
          <table:table-cell office:value-type="float" office:value="9.3457188653609098" table:style-name="ce1">
            <text:p>9.345718865</text:p>
          </table:table-cell>
          <table:table-cell office:value-type="float" office:value="9.1594408018220808" table:style-name="ce1">
            <text:p>9.159440802</text:p>
          </table:table-cell>
          <table:table-cell office:value-type="float" office:value="8.9814385809343005" table:style-name="ce1">
            <text:p>8.981438581</text:p>
          </table:table-cell>
          <table:table-cell office:value-type="float" office:value="8.8098972456255602" table:style-name="ce1">
            <text:p>8.809897246</text:p>
          </table:table-cell>
          <table:table-cell office:value-type="float" office:value="8.6416225087905794" table:style-name="ce1">
            <text:p>8.641622509</text:p>
          </table:table-cell>
          <table:table-cell office:value-type="float" office:value="8.4832138416118603" table:style-name="ce1">
            <text:p>8.483213842</text:p>
          </table:table-cell>
          <table:table-cell office:value-type="float" office:value="8.3314047498516501" table:style-name="ce1">
            <text:p>8.33140475</text:p>
          </table:table-cell>
          <table:table-cell office:value-type="float" office:value="8.1846078436599008" table:style-name="ce1">
            <text:p>8.184607844</text:p>
          </table:table-cell>
          <table:table-cell office:value-type="float" office:value="8.0399401677213902" table:style-name="ce1">
            <text:p>8.039940168</text:p>
          </table:table-cell>
          <table:table-cell office:value-type="float" office:value="7.9035907328602404" table:style-name="ce1">
            <text:p>7.903590733</text:p>
          </table:table-cell>
          <table:table-cell office:value-type="float" office:value="7.7726037371665697" table:style-name="ce1">
            <text:p>7.772603737</text:p>
          </table:table-cell>
          <table:table-cell office:value-type="float" office:value="7.64200219837688" table:style-name="ce1">
            <text:p>7.642002198</text:p>
          </table:table-cell>
          <table:table-cell office:value-type="float" office:value="7.5163392063203496" table:style-name="ce1">
            <text:p>7.516339206</text:p>
          </table:table-cell>
          <table:table-cell office:value-type="float" office:value="7.3978064164733004" table:style-name="ce1">
            <text:p>7.397806416</text:p>
          </table:table-cell>
          <table:table-cell office:value-type="float" office:value="7.2837002781429296" table:style-name="ce1">
            <text:p>7.283700278</text:p>
          </table:table-cell>
          <table:table-cell office:value-type="float" office:value="7.1727433674550998" table:style-name="ce1">
            <text:p>7.172743367</text:p>
          </table:table-cell>
          <table:table-cell office:value-type="float" office:value="7.0625075309406" table:style-name="ce1">
            <text:p>7.062507531</text:p>
          </table:table-cell>
          <table:table-cell office:value-type="float" office:value="6.9552451396347204" table:style-name="ce1">
            <text:p>6.95524514</text:p>
          </table:table-cell>
          <table:table-cell office:value-type="float" office:value="6.8549695525375904" table:style-name="ce1">
            <text:p>6.854969553</text:p>
          </table:table-cell>
          <table:table-cell office:value-type="float" office:value="6.7572332231884902" table:style-name="ce1">
            <text:p>6.757233223</text:p>
          </table:table-cell>
          <table:table-cell office:value-type="float" office:value="6.6597802745892798" table:style-name="ce1">
            <text:p>6.659780275</text:p>
          </table:table-cell>
          <table:table-cell office:value-type="float" office:value="6.5677889737202797" table:style-name="ce1">
            <text:p>6.567788974</text:p>
          </table:table-cell>
          <table:table-cell office:value-type="float" office:value="6.4759063171017504" table:style-name="ce1">
            <text:p>6.475906317</text:p>
          </table:table-cell>
          <table:table-cell office:value-type="float" office:value="6.38621786239122" table:style-name="ce1">
            <text:p>6.386217862</text:p>
          </table:table-cell>
          <table:table-cell office:value-type="float" office:value="6.30243073726347" table:style-name="ce1">
            <text:p>6.302430737</text:p>
          </table:table-cell>
          <table:table-cell office:value-type="float" office:value="6.2205132522389404" table:style-name="ce1">
            <text:p>6.220513252</text:p>
          </table:table-cell>
          <table:table-cell office:value-type="float" office:value="6.1384224634006204" table:style-name="ce1">
            <text:p>6.138422463</text:p>
          </table:table-cell>
          <table:table-cell office:value-type="float" office:value="6.05814262588662" table:style-name="ce1">
            <text:p>6.058142626</text:p>
          </table:table-cell>
          <table:table-cell office:value-type="float" office:value="5.9804058664353503" table:style-name="ce1">
            <text:p>5.980405866</text:p>
          </table:table-cell>
          <table:table-cell office:value-type="float" office:value="5.9070369973440604" table:style-name="ce1">
            <text:p>5.907036997</text:p>
          </table:table-cell>
          <table:table-cell office:value-type="float" office:value="5.8332817852621996" table:style-name="ce1">
            <text:p>5.833281785</text:p>
          </table:table-cell>
          <table:table-cell office:value-type="float" office:value="5.7614177324645004" table:style-name="ce1">
            <text:p>5.761417732</text:p>
          </table:table-cell>
          <table:table-cell office:value-type="float" office:value="5.6936070246547903" table:style-name="ce1">
            <text:p>5.693607025</text:p>
          </table:table-cell>
          <table:table-cell office:value-type="float" office:value="5.6252855076846204" table:style-name="ce1">
            <text:p>5.625285508</text:p>
          </table:table-cell>
          <table:table-cell office:value-type="float" office:value="5.5608297830897202" table:style-name="ce1">
            <text:p>5.560829783</text:p>
          </table:table-cell>
          <table:table-cell office:value-type="float" office:value="5.4957938792354701" table:style-name="ce1">
            <text:p>5.495793879</text:p>
          </table:table-cell>
          <table:table-cell office:value-type="float" office:value="5.4319615974057003" table:style-name="ce1">
            <text:p>5.431961597</text:p>
          </table:table-cell>
          <table:table-cell office:value-type="float" office:value="5.3700083125204099" table:style-name="ce1">
            <text:p>5.370008313</text:p>
          </table:table-cell>
          <table:table-cell office:value-type="float" office:value="5.3091577969303403" table:style-name="ce1">
            <text:p>5.309157797</text:p>
          </table:table-cell>
          <table:table-cell office:value-type="float" office:value="5.2525086595046497" table:style-name="ce1">
            <text:p>5.25250866</text:p>
          </table:table-cell>
          <table:table-cell office:value-type="float" office:value="5.1967829486539898" table:style-name="ce1">
            <text:p>5.196782949</text:p>
          </table:table-cell>
          <table:table-cell office:value-type="float" office:value="5.14031820681749" table:style-name="ce1">
            <text:p>5.140318207</text:p>
          </table:table-cell>
          <table:table-cell office:value-type="float" office:value="5.08478333356521" table:style-name="ce1">
            <text:p>5.084783334</text:p>
          </table:table-cell>
          <table:table-cell office:value-type="float" office:value="5.03081780393717" table:style-name="ce1">
            <text:p>5.030817804</text:p>
          </table:table-cell>
          <table:table-cell office:value-type="float" office:value="4.9777067784803304" table:style-name="ce1">
            <text:p>4.977706778</text:p>
          </table:table-cell>
          <table:table-cell office:value-type="float" office:value="4.9260782881385996" table:style-name="ce1">
            <text:p>4.926078288</text:p>
          </table:table-cell>
          <table:table-cell office:value-type="float" office:value="4.8774577884327801" table:style-name="ce1">
            <text:p>4.877457788</text:p>
          </table:table-cell>
          <table:table-cell office:value-type="float" office:value="4.8279942552264901" table:style-name="ce1">
            <text:p>4.827994255</text:p>
          </table:table-cell>
          <table:table-cell office:value-type="float" office:value="4.7792544681963598" table:style-name="ce1">
            <text:p>4.779254468</text:p>
          </table:table-cell>
          <table:table-cell office:value-type="float" office:value="4.7318443765176701" table:style-name="ce1">
            <text:p>4.731844377</text:p>
          </table:table-cell>
          <table:table-cell office:value-type="float" office:value="4.6851007694130002" table:style-name="ce1">
            <text:p>4.685100769</text:p>
          </table:table-cell>
          <table:table-cell office:value-type="float" office:value="4.6396189826540999" table:style-name="ce1">
            <text:p>4.639618983</text:p>
          </table:table-cell>
          <table:table-cell office:value-type="float" office:value="4.5968387082383799" table:style-name="ce1">
            <text:p>4.596838708</text:p>
          </table:table-cell>
          <table:table-cell office:value-type="float" office:value="4.5531491778264099" table:style-name="ce1">
            <text:p>4.553149178</text:p>
          </table:table-cell>
          <table:table-cell office:value-type="float" office:value="4.5103247866305196" table:style-name="ce1">
            <text:p>4.510324787</text:p>
          </table:table-cell>
          <table:table-cell office:value-type="float" office:value="4.4700703457370503" table:style-name="ce1">
            <text:p>4.470070346</text:p>
          </table:table-cell>
          <table:table-cell office:value-type="float" office:value="4.4288840867205899" table:style-name="ce1">
            <text:p>4.428884087</text:p>
          </table:table-cell>
          <table:table-cell office:value-type="float" office:value="4.38819976364986" table:style-name="ce1">
            <text:p>4.388199764</text:p>
          </table:table-cell>
          <table:table-cell office:value-type="float" office:value="4.3485777246345396" table:style-name="ce1">
            <text:p>4.348577725</text:p>
          </table:table-cell>
          <table:table-cell office:value-type="float" office:value="4.3094186374904897" table:style-name="ce1">
            <text:p>4.309418637</text:p>
          </table:table-cell>
          <table:table-cell office:value-type="float" office:value="4.2712734695423702" table:style-name="ce1">
            <text:p>4.27127347</text:p>
          </table:table-cell>
          <table:table-cell office:value-type="float" office:value="4.2335553308184997" table:style-name="ce1">
            <text:p>4.233555331</text:p>
          </table:table-cell>
          <table:table-cell office:value-type="float" office:value="4.1968060678480699" table:style-name="ce1">
            <text:p>4.196806068</text:p>
          </table:table-cell>
          <table:table-cell office:value-type="float" office:value="4.16232939282669" table:style-name="ce1">
            <text:p>4.162329393</text:p>
          </table:table-cell>
          <table:table-cell office:value-type="float" office:value="4.1268839538556596" table:style-name="ce1">
            <text:p>4.126883954</text:p>
          </table:table-cell>
          <table:table-cell office:value-type="float" office:value="4.0918020836191298" table:style-name="ce1">
            <text:p>4.091802084</text:p>
          </table:table-cell>
          <table:table-cell office:value-type="float" office:value="4.0576081330299498" table:style-name="ce1">
            <text:p>4.057608133</text:p>
          </table:table-cell>
          <table:table-cell office:value-type="float" office:value="4.0237494168399" table:style-name="ce1">
            <text:p>4.023749417</text:p>
          </table:table-cell>
          <table:table-cell office:value-type="float" office:value="3.9907419059720901" table:style-name="ce1">
            <text:p>3.990741906</text:p>
          </table:table-cell>
          <table:table-cell office:value-type="float" office:value="3.95804339374271" table:style-name="ce1">
            <text:p>3.958043394</text:p>
          </table:table-cell>
          <table:table-cell office:value-type="float" office:value="3.92616170377091" table:style-name="ce1">
            <text:p>3.926161704</text:p>
          </table:table-cell>
          <table:table-cell office:value-type="float" office:value="3.8945646934623799" table:style-name="ce1">
            <text:p>3.894564693</text:p>
          </table:table-cell>
          <table:table-cell office:value-type="float" office:value="3.8637522646689302" table:style-name="ce1">
            <text:p>3.863752265</text:p>
          </table:table-cell>
          <table:table-cell office:value-type="float" office:value="3.8332019498580601" table:style-name="ce1">
            <text:p>3.83320195</text:p>
          </table:table-cell>
          <table:table-cell office:value-type="float" office:value="3.80340594752073" table:style-name="ce1">
            <text:p>3.803405948</text:p>
          </table:table-cell>
          <table:table-cell office:value-type="float" office:value="3.7755450120123402" table:style-name="ce1">
            <text:p>3.775545012</text:p>
          </table:table-cell>
          <table:table-cell office:value-type="float" office:value="3.7467022531101399" table:style-name="ce1">
            <text:p>3.746702253</text:p>
          </table:table-cell>
          <table:table-cell office:value-type="float" office:value="3.7180813840315499" table:style-name="ce1">
            <text:p>3.718081384</text:p>
          </table:table-cell>
          <table:table-cell office:value-type="float" office:value="3.6901598182956299" table:style-name="ce1">
            <text:p>3.690159818</text:p>
          </table:table-cell>
          <table:table-cell office:value-type="float" office:value="3.6624419982088701" table:style-name="ce1">
            <text:p>3.662441998</text:p>
          </table:table-cell>
          <table:table-cell office:value-type="float" office:value="3.6353982475697602" table:style-name="ce1">
            <text:p>3.635398248</text:p>
          </table:table-cell>
          <table:table-cell office:value-type="float" office:value="3.6085413431931599" table:style-name="ce1">
            <text:p>3.608541343</text:p>
          </table:table-cell>
          <table:table-cell office:value-type="float" office:value="3.5823347100446901" table:style-name="ce1">
            <text:p>3.58233471</text:p>
          </table:table-cell>
          <table:table-cell office:value-type="float" office:value="3.55629916987023" table:style-name="ce1">
            <text:p>3.55629917</text:p>
          </table:table-cell>
          <table:table-cell office:value-type="float" office:value="3.5308914332074202" table:style-name="ce1">
            <text:p>3.530891433</text:p>
          </table:table-cell>
          <table:table-cell office:value-type="float" office:value="3.5056400927086102" table:style-name="ce1">
            <text:p>3.505640093</text:p>
          </table:table-cell>
          <table:table-cell office:value-type="float" office:value="3.4809953225908101" table:style-name="ce1">
            <text:p>3.480995323</text:p>
          </table:table-cell>
          <table:table-cell office:value-type="float" office:value="3.4564932268055402" table:style-name="ce1">
            <text:p>3.456493227</text:p>
          </table:table-cell>
          <table:table-cell office:value-type="float" office:value="3.4325776152517302" table:style-name="ce1">
            <text:p>3.432577615</text:p>
          </table:table-cell>
          <table:table-cell office:value-type="float" office:value="3.4087918569584499" table:style-name="ce1">
            <text:p>3.408791857</text:p>
          </table:table-cell>
          <table:table-cell office:value-type="float" office:value="3.3855735636013899" table:style-name="ce1">
            <text:p>3.385573564</text:p>
          </table:table-cell>
          <table:table-cell office:value-type="float" office:value="3.3624731355127202" table:style-name="ce1">
            <text:p>3.362473136</text:p>
          </table:table-cell>
          <table:table-cell office:value-type="float" office:value="3.3399221465309101" table:style-name="ce1">
            <text:p>3.339922147</text:p>
          </table:table-cell>
          <table:table-cell office:value-type="float" office:value="3.3174778061082901" table:style-name="ce1">
            <text:p>3.317477806</text:p>
          </table:table-cell>
          <table:table-cell office:value-type="float" office:value="3.295565805122" table:style-name="ce1">
            <text:p>3.295565805</text:p>
          </table:table-cell>
          <table:table-cell office:value-type="float" office:value="3.2737499507716001" table:style-name="ce1">
            <text:p>3.273749951</text:p>
          </table:table-cell>
          <table:table-cell office:value-type="float" office:value="3.25223921326526" table:style-name="ce1">
            <text:p>3.252239213</text:p>
          </table:table-cell>
          <table:table-cell office:value-type="float" office:value="3.23123675808315" table:style-name="ce1">
            <text:p>3.231236758</text:p>
          </table:table-cell>
          <table:table-cell office:value-type="float" office:value="3.2103159148368099" table:style-name="ce1">
            <text:p>3.210315915</text:p>
          </table:table-cell>
          <table:table-cell office:value-type="float" office:value="3.1898883103998599" table:style-name="ce1">
            <text:p>3.18988831</text:p>
          </table:table-cell>
          <table:table-cell office:value-type="float" office:value="3.1695333864336299" table:style-name="ce1">
            <text:p>3.169533386</text:p>
          </table:table-cell>
          <table:table-cell office:value-type="float" office:value="3.1496573883296302" table:style-name="ce1">
            <text:p>3.149657388</text:p>
          </table:table-cell>
          <table:table-cell office:value-type="float" office:value="3.1298456910077199" table:style-name="ce1">
            <text:p>3.129845691</text:p>
          </table:table-cell>
          <table:table-cell office:value-type="float" office:value="3.1104992908479399" table:style-name="ce1">
            <text:p>3.110499291</text:p>
          </table:table-cell>
          <table:table-cell office:value-type="float" office:value="3.0912093252619601" table:style-name="ce1">
            <text:p>3.091209325</text:p>
          </table:table-cell>
          <table:table-cell office:value-type="float" office:value="3.0723716696157801" table:style-name="ce1">
            <text:p>3.07237167</text:p>
          </table:table-cell>
          <table:table-cell office:value-type="float" office:value="3.0535830605814498" table:style-name="ce1">
            <text:p>3.053583061</text:p>
          </table:table-cell>
          <table:table-cell office:value-type="float" office:value="3.03523437620782" table:style-name="ce1">
            <text:p>3.035234376</text:p>
          </table:table-cell>
          <table:table-cell office:value-type="float" office:value="3.0169277962797998" table:style-name="ce1">
            <text:p>3.016927796</text:p>
          </table:table-cell>
          <table:table-cell office:value-type="float" office:value="2.9990493210923699" table:style-name="ce1">
            <text:p>2.999049321</text:p>
          </table:table-cell>
          <table:table-cell office:value-type="float" office:value="2.9812064240622602" table:style-name="ce1">
            <text:p>2.981206424</text:p>
          </table:table-cell>
          <table:table-cell office:value-type="float" office:value="2.9637803433216199" table:style-name="ce1">
            <text:p>2.963780343</text:p>
          </table:table-cell>
          <table:table-cell office:value-type="float" office:value="2.9463837027181201" table:style-name="ce1">
            <text:p>2.946383703</text:p>
          </table:table-cell>
          <table:table-cell office:value-type="float" office:value="2.9293930899951399" table:style-name="ce1">
            <text:p>2.92939309</text:p>
          </table:table-cell>
          <table:table-cell office:value-type="float" office:value="2.9124261421527202" table:style-name="ce1">
            <text:p>2.912426142</text:p>
          </table:table-cell>
          <table:table-cell office:value-type="float" office:value="2.8958549046520301" table:style-name="ce1">
            <text:p>2.895854905</text:p>
          </table:table-cell>
          <table:table-cell office:value-type="float" office:value="2.8793018959570098" table:style-name="ce1">
            <text:p>2.879301896</text:p>
          </table:table-cell>
          <table:table-cell office:value-type="float" office:value="2.86313472382948" table:style-name="ce1">
            <text:p>2.863134724</text:p>
          </table:table-cell>
          <table:table-cell office:value-type="float" office:value="2.8469806617903002" table:style-name="ce1">
            <text:p>2.846980662</text:p>
          </table:table-cell>
          <table:table-cell office:value-type="float" office:value="2.83120298109904" table:style-name="ce1">
            <text:p>2.831202981</text:p>
          </table:table-cell>
          <table:table-cell office:value-type="float" office:value="2.8154335889209898" table:style-name="ce1">
            <text:p>2.815433589</text:p>
          </table:table-cell>
          <table:table-cell office:value-type="float" office:value="2.8000315179574198" table:style-name="ce1">
            <text:p>2.800031518</text:p>
          </table:table-cell>
          <table:table-cell office:value-type="float" office:value="2.7846331923326102" table:style-name="ce1">
            <text:p>2.784633192</text:p>
          </table:table-cell>
          <table:table-cell office:value-type="float" office:value="2.7694160234798599" table:style-name="ce1">
            <text:p>2.769416023</text:p>
          </table:table-cell>
          <table:table-cell office:value-type="float" office:value="2.75455327285741" table:style-name="ce1">
            <text:p>2.754553273</text:p>
          </table:table-cell>
          <table:table-cell office:value-type="float" office:value="2.7396879310812898" table:style-name="ce1">
            <text:p>2.739687931</text:p>
          </table:table-cell>
          <table:table-cell office:value-type="float" office:value="2.7251688428498499" table:style-name="ce1">
            <text:p>2.725168843</text:p>
          </table:table-cell>
          <table:table-cell office:value-type="float" office:value="2.7106432431056802" table:style-name="ce1">
            <text:p>2.710643243</text:p>
          </table:table-cell>
          <table:table-cell office:value-type="float" office:value="2.6964560569567402" table:style-name="ce1">
            <text:p>2.696456057</text:p>
          </table:table-cell>
          <table:table-cell office:value-type="float" office:value="2.68225866167497" table:style-name="ce1">
            <text:p>2.682258662</text:p>
          </table:table-cell>
          <table:table-cell office:value-type="float" office:value="2.6683921475810002" table:style-name="ce1">
            <text:p>2.668392148</text:p>
          </table:table-cell>
          <table:table-cell office:value-type="float" office:value="2.6545119360067502" table:style-name="ce1">
            <text:p>2.654511936</text:p>
          </table:table-cell>
          <table:table-cell office:value-type="float" office:value="2.6409553646717501" table:style-name="ce1">
            <text:p>2.640955365</text:p>
          </table:table-cell>
          <table:table-cell office:value-type="float" office:value="2.6273818042422601" table:style-name="ce1">
            <text:p>2.627381804</text:p>
          </table:table-cell>
          <table:table-cell office:value-type="float" office:value="2.6141249195063501" table:style-name="ce1">
            <text:p>2.61412492</text:p>
          </table:table-cell>
          <table:table-cell office:value-type="float" office:value="2.6008479391099599" table:style-name="ce1">
            <text:p>2.600847939</text:p>
          </table:table-cell>
          <table:table-cell office:value-type="float" office:value="2.5878809321587699" table:style-name="ce1">
            <text:p>2.587880932</text:p>
          </table:table-cell>
          <table:table-cell office:value-type="float" office:value="2.5748908971327098" table:style-name="ce1">
            <text:p>2.574890897</text:p>
          </table:table-cell>
          <table:table-cell office:value-type="float" office:value="2.5622043823754601" table:style-name="ce1">
            <text:p>2.562204382</text:p>
          </table:table-cell>
          <table:table-cell office:value-type="float" office:value="2.54949207111197" table:style-name="ce1">
            <text:p>2.549492071</text:p>
          </table:table-cell>
          <table:table-cell office:value-type="float" office:value="2.53707706360357" table:style-name="ce1">
            <text:p>2.537077064</text:p>
          </table:table-cell>
          <table:table-cell office:value-type="float" office:value="2.5246336456448502" table:style-name="ce1">
            <text:p>2.524633646</text:p>
          </table:table-cell>
          <table:table-cell office:value-type="float" office:value="2.5124815399379501" table:style-name="ce1">
            <text:p>2.51248154</text:p>
          </table:table-cell>
          <table:table-cell office:value-type="float" office:value="2.5002985554507302" table:style-name="ce1">
            <text:p>2.500298555</text:p>
          </table:table-cell>
          <table:table-cell office:value-type="float" office:value="2.4884011057731898" table:style-name="ce1">
            <text:p>2.488401106</text:p>
          </table:table-cell>
          <table:table-cell office:value-type="float" office:value="2.4764704463023102" table:style-name="ce1">
            <text:p>2.476470446</text:p>
          </table:table-cell>
          <table:table-cell office:value-type="float" office:value="2.46466342060834" table:style-name="ce1">
            <text:p>2.464663421</text:p>
          </table:table-cell>
          <table:table-cell office:value-type="float" office:value="2.4531336383734499" table:style-name="ce1">
            <text:p>2.453133638</text:p>
          </table:table-cell>
          <table:table-cell office:value-type="float" office:value="2.4415673863170002" table:style-name="ce1">
            <text:p>2.441567386</text:p>
          </table:table-cell>
          <table:table-cell office:value-type="float" office:value="2.4302730918308999" table:style-name="ce1">
            <text:p>2.430273092</text:p>
          </table:table-cell>
          <table:table-cell office:value-type="float" office:value="2.4189403070366602" table:style-name="ce1">
            <text:p>2.418940307</text:p>
          </table:table-cell>
          <table:table-cell office:value-type="float" office:value="2.4078743745114299" table:style-name="ce1">
            <text:p>2.407874375</text:p>
          </table:table-cell>
          <table:table-cell office:value-type="float" office:value="2.3967680434202401" table:style-name="ce1">
            <text:p>2.396768043</text:p>
          </table:table-cell>
          <table:table-cell office:value-type="float" office:value="2.3859236315383399" table:style-name="ce1">
            <text:p>2.385923632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19.706187830294098" table:style-name="ce1">
            <text:p>19.70618783</text:p>
          </table:table-cell>
          <table:table-cell office:value-type="string" table:style-name="ce1">
            <text:p><text:s/>global min</text:p>
          </table:table-cell>
          <table:table-cell office:value-type="float" office:value="-12.932828982869299" table:style-name="ce1">
            <text:p>-12.93282898</text:p>
          </table:table-cell>
          <table:table-cell office:value-type="string" table:style-name="ce1">
            <text:p><text:s/>range</text:p>
          </table:table-cell>
          <table:table-cell office:value-type="float" office:value="32.639016813163401" table:style-name="ce1">
            <text:p>32.63901681</text:p>
          </table:table-cell>
          <table:table-cell office:value-type="string" table:style-name="ce1">
            <text:p><text:s/>regret</text:p>
          </table:table-cell>
          <table:table-cell office:value-type="float" office:value="1.7416741589895901" table:style-name="ce1">
            <text:p>1.741674159</text:p>
          </table:table-cell>
          <table:table-cell office:value-type="float" office:value="6.0087617128436399" table:style-name="ce1">
            <text:p>6.008761713</text:p>
          </table:table-cell>
          <table:table-cell office:value-type="float" office:value="8.9568436814398797" table:style-name="ce1">
            <text:p>8.956843681</text:p>
          </table:table-cell>
          <table:table-cell office:value-type="float" office:value="6.7481782077911703" table:style-name="ce1">
            <text:p>6.748178208</text:p>
          </table:table-cell>
          <table:table-cell office:value-type="float" office:value="7.0666601540304503" table:style-name="ce1">
            <text:p>7.066660154</text:p>
          </table:table-cell>
          <table:table-cell office:value-type="float" office:value="8.7751761076265797" table:style-name="ce1">
            <text:p>8.775176108</text:p>
          </table:table-cell>
          <table:table-cell office:value-type="float" office:value="8.3477957143915997" table:style-name="ce1">
            <text:p>8.347795714</text:p>
          </table:table-cell>
          <table:table-cell office:value-type="float" office:value="10.1413808218828" table:style-name="ce1">
            <text:p>10.14138082</text:p>
          </table:table-cell>
          <table:table-cell office:value-type="float" office:value="11.9275161555337" table:style-name="ce1">
            <text:p>11.92751616</text:p>
          </table:table-cell>
          <table:table-cell office:value-type="float" office:value="13.062708761282501" table:style-name="ce1">
            <text:p>13.06270876</text:p>
          </table:table-cell>
          <table:table-cell office:value-type="float" office:value="12.549588111821301" table:style-name="ce1">
            <text:p>12.54958811</text:p>
          </table:table-cell>
          <table:table-cell office:value-type="float" office:value="12.1241706252396" table:style-name="ce1">
            <text:p>12.12417063</text:p>
          </table:table-cell>
          <table:table-cell office:value-type="float" office:value="11.7366246873738" table:style-name="ce1">
            <text:p>11.73662469</text:p>
          </table:table-cell>
          <table:table-cell office:value-type="float" office:value="11.1993096531062" table:style-name="ce1">
            <text:p>11.19930965</text:p>
          </table:table-cell>
          <table:table-cell office:value-type="float" office:value="11.208626768488299" table:style-name="ce1">
            <text:p>11.20862677</text:p>
          </table:table-cell>
          <table:table-cell office:value-type="float" office:value="11.413167523717799" table:style-name="ce1">
            <text:p>11.41316752</text:p>
          </table:table-cell>
          <table:table-cell office:value-type="float" office:value="12.0110859450873" table:style-name="ce1">
            <text:p>12.01108595</text:p>
          </table:table-cell>
          <table:table-cell office:value-type="float" office:value="12.349525668953101" table:style-name="ce1">
            <text:p>12.34952567</text:p>
          </table:table-cell>
          <table:table-cell office:value-type="float" office:value="12.0673704322625" table:style-name="ce1">
            <text:p>12.06737043</text:p>
          </table:table-cell>
          <table:table-cell office:value-type="float" office:value="12.351357154486699" table:style-name="ce1">
            <text:p>12.35135715</text:p>
          </table:table-cell>
          <table:table-cell office:value-type="float" office:value="12.6723812886916" table:style-name="ce1">
            <text:p>12.67238129</text:p>
          </table:table-cell>
          <table:table-cell office:value-type="float" office:value="13.0424620199359" table:style-name="ce1">
            <text:p>13.04246202</text:p>
          </table:table-cell>
          <table:table-cell office:value-type="float" office:value="12.519179796636999" table:style-name="ce1">
            <text:p>12.5191798</text:p>
          </table:table-cell>
          <table:table-cell office:value-type="float" office:value="12.256272567301901" table:style-name="ce1">
            <text:p>12.25627257</text:p>
          </table:table-cell>
          <table:table-cell office:value-type="float" office:value="12.0674644978874" table:style-name="ce1">
            <text:p>12.0674645</text:p>
          </table:table-cell>
          <table:table-cell office:value-type="float" office:value="12.7873718361414" table:style-name="ce1">
            <text:p>12.78737184</text:p>
          </table:table-cell>
          <table:table-cell office:value-type="float" office:value="13.122116347006401" table:style-name="ce1">
            <text:p>13.12211635</text:p>
          </table:table-cell>
          <table:table-cell office:value-type="float" office:value="12.8967722541396" table:style-name="ce1">
            <text:p>12.89677225</text:p>
          </table:table-cell>
          <table:table-cell office:value-type="float" office:value="12.472373245777201" table:style-name="ce1">
            <text:p>12.47237325</text:p>
          </table:table-cell>
          <table:table-cell office:value-type="float" office:value="12.167065641635" table:style-name="ce1">
            <text:p>12.16706564</text:p>
          </table:table-cell>
          <table:table-cell office:value-type="float" office:value="12.195904461762099" table:style-name="ce1">
            <text:p>12.19590446</text:p>
          </table:table-cell>
          <table:table-cell office:value-type="float" office:value="11.814782447332" table:style-name="ce1">
            <text:p>11.81478245</text:p>
          </table:table-cell>
          <table:table-cell office:value-type="float" office:value="11.4877125583916" table:style-name="ce1">
            <text:p>11.48771256</text:p>
          </table:table-cell>
          <table:table-cell office:value-type="float" office:value="11.2620969061462" table:style-name="ce1">
            <text:p>11.26209691</text:p>
          </table:table-cell>
          <table:table-cell office:value-type="float" office:value="10.946083660119999" table:style-name="ce1">
            <text:p>10.94608366</text:p>
          </table:table-cell>
          <table:table-cell office:value-type="float" office:value="10.658392475439699" table:style-name="ce1">
            <text:p>10.65839248</text:p>
          </table:table-cell>
          <table:table-cell office:value-type="float" office:value="10.3757773624611" table:style-name="ce1">
            <text:p>10.37577736</text:p>
          </table:table-cell>
          <table:table-cell office:value-type="float" office:value="10.163983705150599" table:style-name="ce1">
            <text:p>10.16398371</text:p>
          </table:table-cell>
          <table:table-cell office:value-type="float" office:value="9.9184764565987908" table:style-name="ce1">
            <text:p>9.918476457</text:p>
          </table:table-cell>
          <table:table-cell office:value-type="float" office:value="9.6755553775645406" table:style-name="ce1">
            <text:p>9.675555378</text:p>
          </table:table-cell>
          <table:table-cell office:value-type="float" office:value="9.4461322642574999" table:style-name="ce1">
            <text:p>9.446132264</text:p>
          </table:table-cell>
          <table:table-cell office:value-type="float" office:value="9.2260251459472897" table:style-name="ce1">
            <text:p>9.226025146</text:p>
          </table:table-cell>
          <table:table-cell office:value-type="float" office:value="9.03159127243703" table:style-name="ce1">
            <text:p>9.031591272</text:p>
          </table:table-cell>
          <table:table-cell office:value-type="float" office:value="8.8270362668250009" table:style-name="ce1">
            <text:p>8.827036267</text:p>
          </table:table-cell>
          <table:table-cell office:value-type="float" office:value="8.6747681976211002" table:style-name="ce1">
            <text:p>8.674768198</text:p>
          </table:table-cell>
          <table:table-cell office:value-type="float" office:value="8.4876987949148397" table:style-name="ce1">
            <text:p>8.487698795</text:p>
          </table:table-cell>
          <table:table-cell office:value-type="float" office:value="8.3285343712796607" table:style-name="ce1">
            <text:p>8.328534371</text:p>
          </table:table-cell>
          <table:table-cell office:value-type="float" office:value="8.1672982596203099" table:style-name="ce1">
            <text:p>8.16729826</text:p>
          </table:table-cell>
          <table:table-cell office:value-type="float" office:value="8.0007836450501397" table:style-name="ce1">
            <text:p>8.000783645</text:p>
          </table:table-cell>
          <table:table-cell office:value-type="float" office:value="7.9375065482905001" table:style-name="ce1">
            <text:p>7.937506548</text:p>
          </table:table-cell>
          <table:table-cell office:value-type="float" office:value="7.7818691649906899" table:style-name="ce1">
            <text:p>7.781869165</text:p>
          </table:table-cell>
          <table:table-cell office:value-type="float" office:value="7.6550873680462397" table:style-name="ce1">
            <text:p>7.655087368</text:p>
          </table:table-cell>
          <table:table-cell office:value-type="float" office:value="7.5112398898851396" table:style-name="ce1">
            <text:p>7.51123989</text:p>
          </table:table-cell>
          <table:table-cell office:value-type="float" office:value="7.4019453014262302" table:style-name="ce1">
            <text:p>7.401945301</text:p>
          </table:table-cell>
          <table:table-cell office:value-type="float" office:value="7.2673644777639304" table:style-name="ce1">
            <text:p>7.267364478</text:p>
          </table:table-cell>
          <table:table-cell office:value-type="float" office:value="7.1524071051850697" table:style-name="ce1">
            <text:p>7.152407105</text:p>
          </table:table-cell>
          <table:table-cell office:value-type="float" office:value="7.0290698188984102" table:style-name="ce1">
            <text:p>7.029069819</text:p>
          </table:table-cell>
          <table:table-cell office:value-type="float" office:value="6.9099855424836898" table:style-name="ce1">
            <text:p>6.909985542</text:p>
          </table:table-cell>
          <table:table-cell office:value-type="float" office:value="6.84902214551804" table:style-name="ce1">
            <text:p>6.849022146</text:p>
          </table:table-cell>
          <table:table-cell office:value-type="float" office:value="6.7492945861761697" table:style-name="ce1">
            <text:p>6.749294586</text:p>
          </table:table-cell>
          <table:table-cell office:value-type="float" office:value="6.6391614130504601" table:style-name="ce1">
            <text:p>6.639161413</text:p>
          </table:table-cell>
          <table:table-cell office:value-type="float" office:value="6.5320781644528703" table:style-name="ce1">
            <text:p>6.532078164</text:p>
          </table:table-cell>
          <table:table-cell office:value-type="float" office:value="6.4415650445940598" table:style-name="ce1">
            <text:p>6.441565045</text:p>
          </table:table-cell>
          <table:table-cell office:value-type="float" office:value="6.3420027106649801" table:style-name="ce1">
            <text:p>6.342002711</text:p>
          </table:table-cell>
          <table:table-cell office:value-type="float" office:value="6.2455038331644896" table:style-name="ce1">
            <text:p>6.245503833</text:p>
          </table:table-cell>
          <table:table-cell office:value-type="float" office:value="6.1663518979998502" table:style-name="ce1">
            <text:p>6.166351898</text:p>
          </table:table-cell>
          <table:table-cell office:value-type="float" office:value="6.1041539731553396" table:style-name="ce1">
            <text:p>6.104153973</text:p>
          </table:table-cell>
          <table:table-cell office:value-type="float" office:value="6.0144982794971602" table:style-name="ce1">
            <text:p>6.014498279</text:p>
          </table:table-cell>
          <table:table-cell office:value-type="float" office:value="5.9273316377653202" table:style-name="ce1">
            <text:p>5.927331638</text:p>
          </table:table-cell>
          <table:table-cell office:value-type="float" office:value="5.84265547151153" table:style-name="ce1">
            <text:p>5.842655472</text:p>
          </table:table-cell>
          <table:table-cell office:value-type="float" office:value="5.77205119181908" table:style-name="ce1">
            <text:p>5.772051192</text:p>
          </table:table-cell>
          <table:table-cell office:value-type="float" office:value="5.6935807834166603" table:style-name="ce1">
            <text:p>5.693580783</text:p>
          </table:table-cell>
          <table:table-cell office:value-type="float" office:value="5.6165396175223696" table:style-name="ce1">
            <text:p>5.616539618</text:p>
          </table:table-cell>
          <table:table-cell office:value-type="float" office:value="5.5523346035694399" table:style-name="ce1">
            <text:p>5.552334604</text:p>
          </table:table-cell>
          <table:table-cell office:value-type="float" office:value="5.4784043662471698" table:style-name="ce1">
            <text:p>5.478404366</text:p>
          </table:table-cell>
          <table:table-cell office:value-type="float" office:value="5.40632009827024" table:style-name="ce1">
            <text:p>5.406320098</text:p>
          </table:table-cell>
          <table:table-cell office:value-type="float" office:value="5.3361081489420501" table:style-name="ce1">
            <text:p>5.336108149</text:p>
          </table:table-cell>
          <table:table-cell office:value-type="float" office:value="5.2783343472036597" table:style-name="ce1">
            <text:p>5.278334347</text:p>
          </table:table-cell>
          <table:table-cell office:value-type="float" office:value="5.2124006931015003" table:style-name="ce1">
            <text:p>5.212400693</text:p>
          </table:table-cell>
          <table:table-cell office:value-type="float" office:value="5.1562604881397602" table:style-name="ce1">
            <text:p>5.156260488</text:p>
          </table:table-cell>
          <table:table-cell office:value-type="float" office:value="5.1130417386440898" table:style-name="ce1">
            <text:p>5.113041739</text:p>
          </table:table-cell>
          <table:table-cell office:value-type="float" office:value="5.0506875710996502" table:style-name="ce1">
            <text:p>5.050687571</text:p>
          </table:table-cell>
          <table:table-cell office:value-type="float" office:value="5.07082898404677" table:style-name="ce1">
            <text:p>5.070828984</text:p>
          </table:table-cell>
          <table:table-cell office:value-type="float" office:value="5.06899662607512" table:style-name="ce1">
            <text:p>5.068996626</text:p>
          </table:table-cell>
          <table:table-cell office:value-type="float" office:value="5.0093613716507104" table:style-name="ce1">
            <text:p>5.009361372</text:p>
          </table:table-cell>
          <table:table-cell office:value-type="float" office:value="4.9511129836082599" table:style-name="ce1">
            <text:p>4.951112984</text:p>
          </table:table-cell>
          <table:table-cell office:value-type="float" office:value="4.9024931136376102" table:style-name="ce1">
            <text:p>4.902493114</text:p>
          </table:table-cell>
          <table:table-cell office:value-type="float" office:value="4.8527659285321798" table:style-name="ce1">
            <text:p>4.852765929</text:p>
          </table:table-cell>
          <table:table-cell office:value-type="float" office:value="4.7983312792866704" table:style-name="ce1">
            <text:p>4.798331279</text:p>
          </table:table-cell>
          <table:table-cell office:value-type="float" office:value="4.7818292108669302" table:style-name="ce1">
            <text:p>4.781829211</text:p>
          </table:table-cell>
          <table:table-cell office:value-type="float" office:value="4.72937045190886" table:style-name="ce1">
            <text:p>4.729370452</text:p>
          </table:table-cell>
          <table:table-cell office:value-type="float" office:value="4.7532226979851302" table:style-name="ce1">
            <text:p>4.753222698</text:p>
          </table:table-cell>
          <table:table-cell office:value-type="float" office:value="4.7021996812936999" table:style-name="ce1">
            <text:p>4.702199681</text:p>
          </table:table-cell>
          <table:table-cell office:value-type="float" office:value="4.6525104171124898" table:style-name="ce1">
            <text:p>4.652510417</text:p>
          </table:table-cell>
          <table:table-cell office:value-type="float" office:value="4.6122708507570698" table:style-name="ce1">
            <text:p>4.612270851</text:p>
          </table:table-cell>
          <table:table-cell office:value-type="float" office:value="4.5717386991467004" table:style-name="ce1">
            <text:p>4.571738699</text:p>
          </table:table-cell>
          <table:table-cell office:value-type="float" office:value="4.5491404781560503" table:style-name="ce1">
            <text:p>4.549140478</text:p>
          </table:table-cell>
          <table:table-cell office:value-type="float" office:value="4.5028031482328501" table:style-name="ce1">
            <text:p>4.502803148</text:p>
          </table:table-cell>
          <table:table-cell office:value-type="float" office:value="4.4573202881496901" table:style-name="ce1">
            <text:p>4.457320288</text:p>
          </table:table-cell>
          <table:table-cell office:value-type="float" office:value="4.4128279067250098" table:style-name="ce1">
            <text:p>4.412827907</text:p>
          </table:table-cell>
          <table:table-cell office:value-type="float" office:value="4.3692165625562698" table:style-name="ce1">
            <text:p>4.369216563</text:p>
          </table:table-cell>
          <table:table-cell office:value-type="float" office:value="4.3976382249964798" table:style-name="ce1">
            <text:p>4.397638225</text:p>
          </table:table-cell>
          <table:table-cell office:value-type="float" office:value="4.3633443449965803" table:style-name="ce1">
            <text:p>4.363344345</text:p>
          </table:table-cell>
          <table:table-cell office:value-type="float" office:value="4.3216888323091798" table:style-name="ce1">
            <text:p>4.321688832</text:p>
          </table:table-cell>
          <table:table-cell office:value-type="float" office:value="4.2869062279747796" table:style-name="ce1">
            <text:p>4.286906228</text:p>
          </table:table-cell>
          <table:table-cell office:value-type="float" office:value="4.2467600262793503" table:style-name="ce1">
            <text:p>4.246760026</text:p>
          </table:table-cell>
          <table:table-cell office:value-type="float" office:value="4.20714621431115" table:style-name="ce1">
            <text:p>4.207146214</text:p>
          </table:table-cell>
          <table:table-cell office:value-type="float" office:value="4.1684819794403003" table:style-name="ce1">
            <text:p>4.168481979</text:p>
          </table:table-cell>
          <table:table-cell office:value-type="float" office:value="4.1303131736260097" table:style-name="ce1">
            <text:p>4.130313174</text:p>
          </table:table-cell>
          <table:table-cell office:value-type="float" office:value="4.1006318591840101" table:style-name="ce1">
            <text:p>4.100631859</text:p>
          </table:table-cell>
          <table:table-cell office:value-type="float" office:value="4.0639700498716103" table:style-name="ce1">
            <text:p>4.06397005</text:p>
          </table:table-cell>
          <table:table-cell office:value-type="float" office:value="4.0336624188655801" table:style-name="ce1">
            <text:p>4.033662419</text:p>
          </table:table-cell>
          <table:table-cell office:value-type="float" office:value="3.9982442456743801" table:style-name="ce1">
            <text:p>3.998244246</text:p>
          </table:table-cell>
          <table:table-cell office:value-type="float" office:value="3.9634474439426701" table:style-name="ce1">
            <text:p>3.963447444</text:p>
          </table:table-cell>
          <table:table-cell office:value-type="float" office:value="3.92905296308823" table:style-name="ce1">
            <text:p>3.929052963</text:p>
          </table:table-cell>
          <table:table-cell office:value-type="float" office:value="3.8954525827879798" table:style-name="ce1">
            <text:p>3.895452583</text:p>
          </table:table-cell>
          <table:table-cell office:value-type="float" office:value="3.86215811626843" table:style-name="ce1">
            <text:p>3.862158116</text:p>
          </table:table-cell>
          <table:table-cell office:value-type="float" office:value="3.83553969406413" table:style-name="ce1">
            <text:p>3.835539694</text:p>
          </table:table-cell>
          <table:table-cell office:value-type="float" office:value="3.8168320673333702" table:style-name="ce1">
            <text:p>3.816832067</text:p>
          </table:table-cell>
          <table:table-cell office:value-type="float" office:value="3.7906044282489" table:style-name="ce1">
            <text:p>3.790604428</text:p>
          </table:table-cell>
          <table:table-cell office:value-type="float" office:value="3.7593439135169402" table:style-name="ce1">
            <text:p>3.759343914</text:p>
          </table:table-cell>
          <table:table-cell office:value-type="float" office:value="3.7285958662396101" table:style-name="ce1">
            <text:p>3.728595866</text:p>
          </table:table-cell>
          <table:table-cell office:value-type="float" office:value="3.6983477872106798" table:style-name="ce1">
            <text:p>3.698347787</text:p>
          </table:table-cell>
          <table:table-cell office:value-type="float" office:value="3.6685875804241599" table:style-name="ce1">
            <text:p>3.66858758</text:p>
          </table:table-cell>
          <table:table-cell office:value-type="float" office:value="3.6439524878738099" table:style-name="ce1">
            <text:p>3.643952488</text:p>
          </table:table-cell>
          <table:table-cell office:value-type="float" office:value="3.61559711611197" table:style-name="ce1">
            <text:p>3.615597116</text:p>
          </table:table-cell>
          <table:table-cell office:value-type="float" office:value="3.5871278474811699" table:style-name="ce1">
            <text:p>3.587127847</text:p>
          </table:table-cell>
          <table:table-cell office:value-type="float" office:value="3.56433400005707" table:style-name="ce1">
            <text:p>3.564334</text:p>
          </table:table-cell>
          <table:table-cell office:value-type="float" office:value="3.53694698337647" table:style-name="ce1">
            <text:p>3.536946983</text:p>
          </table:table-cell>
          <table:table-cell office:value-type="float" office:value="3.5803677982547799" table:style-name="ce1">
            <text:p>3.580367798</text:p>
          </table:table-cell>
          <table:table-cell office:value-type="float" office:value="3.55854196999453" table:style-name="ce1">
            <text:p>3.55854197</text:p>
          </table:table-cell>
          <table:table-cell office:value-type="float" office:value="3.5318212645268399" table:style-name="ce1">
            <text:p>3.531821265</text:p>
          </table:table-cell>
          <table:table-cell office:value-type="float" office:value="3.5096963002193502" table:style-name="ce1">
            <text:p>3.5096963</text:p>
          </table:table-cell>
          <table:table-cell office:value-type="float" office:value="3.4896967130038901" table:style-name="ce1">
            <text:p>3.489696713</text:p>
          </table:table-cell>
          <table:table-cell office:value-type="float" office:value="3.4638471077223798" table:style-name="ce1">
            <text:p>3.463847108</text:p>
          </table:table-cell>
          <table:table-cell office:value-type="float" office:value="3.4384370712367902" table:style-name="ce1">
            <text:p>3.438437071</text:p>
          </table:table-cell>
          <table:table-cell office:value-type="float" office:value="3.4303289056413599" table:style-name="ce1">
            <text:p>3.430328906</text:p>
          </table:table-cell>
          <table:table-cell office:value-type="float" office:value="3.4055300160764399" table:style-name="ce1">
            <text:p>3.405530016</text:p>
          </table:table-cell>
          <table:table-cell office:value-type="float" office:value="3.3810298001334398" table:style-name="ce1">
            <text:p>3.3810298</text:p>
          </table:table-cell>
          <table:table-cell office:value-type="float" office:value="3.3610881659298499" table:style-name="ce1">
            <text:p>3.361088166</text:p>
          </table:table-cell>
          <table:table-cell office:value-type="float" office:value="3.33730432648637" table:style-name="ce1">
            <text:p>3.337304326</text:p>
          </table:table-cell>
          <table:table-cell office:value-type="float" office:value="3.3138554706970198" table:style-name="ce1">
            <text:p>3.313855471</text:p>
          </table:table-cell>
          <table:table-cell office:value-type="float" office:value="3.2906816562166199" table:style-name="ce1">
            <text:p>3.290681656</text:p>
          </table:table-cell>
          <table:table-cell office:value-type="float" office:value="3.28598322360547" table:style-name="ce1">
            <text:p>3.285983224</text:p>
          </table:table-cell>
          <table:table-cell office:value-type="float" office:value="3.2690436952588602" table:style-name="ce1">
            <text:p>3.269043695</text:p>
          </table:table-cell>
          <table:table-cell office:value-type="float" office:value="3.2471295307237602" table:style-name="ce1">
            <text:p>3.247129531</text:p>
          </table:table-cell>
          <table:table-cell office:value-type="float" office:value="3.22525387982264" table:style-name="ce1">
            <text:p>3.22525388</text:p>
          </table:table-cell>
          <table:table-cell office:value-type="float" office:value="3.2074427117943101" table:style-name="ce1">
            <text:p>3.207442712</text:p>
          </table:table-cell>
          <table:table-cell office:value-type="float" office:value="3.1859670345634701" table:style-name="ce1">
            <text:p>3.185967035</text:p>
          </table:table-cell>
          <table:table-cell office:value-type="float" office:value="3.1647272543330498" table:style-name="ce1">
            <text:p>3.164727254</text:p>
          </table:table-cell>
          <table:table-cell office:value-type="float" office:value="3.1437687956950802" table:style-name="ce1">
            <text:p>3.143768796</text:p>
          </table:table-cell>
          <table:table-cell office:value-type="float" office:value="3.12696242869466" table:style-name="ce1">
            <text:p>3.126962429</text:p>
          </table:table-cell>
          <table:table-cell office:value-type="float" office:value="3.1067284979548799" table:style-name="ce1">
            <text:p>3.106728498</text:p>
          </table:table-cell>
          <table:table-cell office:value-type="float" office:value="3.08660407137334" table:style-name="ce1">
            <text:p>3.086604071</text:p>
          </table:table-cell>
          <table:table-cell office:value-type="float" office:value="3.0666904967193198" table:style-name="ce1">
            <text:p>3.066690497</text:p>
          </table:table-cell>
          <table:table-cell office:value-type="float" office:value="3.0523511449028402" table:style-name="ce1">
            <text:p>3.052351145</text:p>
          </table:table-cell>
          <table:table-cell office:value-type="float" office:value="3.03310947422358" table:style-name="ce1">
            <text:p>3.033109474</text:p>
          </table:table-cell>
          <table:table-cell office:value-type="float" office:value="3.0141113689959602" table:style-name="ce1">
            <text:p>3.014111369</text:p>
          </table:table-cell>
          <table:table-cell office:value-type="float" office:value="2.9981087077042501" table:style-name="ce1">
            <text:p>2.998108708</text:p>
          </table:table-cell>
          <table:table-cell office:value-type="float" office:value="2.9794178208085902" table:style-name="ce1">
            <text:p>2.979417821</text:p>
          </table:table-cell>
          <table:table-cell office:value-type="float" office:value="2.9609591188433102" table:style-name="ce1">
            <text:p>2.960959119</text:p>
          </table:table-cell>
          <table:table-cell office:value-type="float" office:value="2.9426815934183601" table:style-name="ce1">
            <text:p>2.942681593</text:p>
          </table:table-cell>
          <table:table-cell office:value-type="float" office:value="2.9275098549532901" table:style-name="ce1">
            <text:p>2.927509855</text:p>
          </table:table-cell>
          <table:table-cell office:value-type="float" office:value="2.9098492523347201" table:style-name="ce1">
            <text:p>2.909849252</text:p>
          </table:table-cell>
          <table:table-cell office:value-type="float" office:value="2.9400180785931598" table:style-name="ce1">
            <text:p>2.940018079</text:p>
          </table:table-cell>
          <table:table-cell office:value-type="float" office:value="2.92235270947151" table:style-name="ce1">
            <text:p>2.922352709</text:p>
          </table:table-cell>
          <table:table-cell office:value-type="float" office:value="2.9166797779935298" table:style-name="ce1">
            <text:p>2.916679778</text:p>
          </table:table-cell>
          <table:table-cell office:value-type="float" office:value="2.9000458613795499" table:style-name="ce1">
            <text:p>2.900045861</text:p>
          </table:table-cell>
          <table:table-cell office:value-type="float" office:value="2.8860012161900799" table:style-name="ce1">
            <text:p>2.886001216</text:p>
          </table:table-cell>
          <table:table-cell office:value-type="float" office:value="2.8692094963787298" table:style-name="ce1">
            <text:p>2.869209496</text:p>
          </table:table-cell>
          <table:table-cell office:value-type="float" office:value="2.8524777574857598" table:style-name="ce1">
            <text:p>2.852477757</text:p>
          </table:table-cell>
          <table:table-cell office:value-type="float" office:value="2.8393191717540498" table:style-name="ce1">
            <text:p>2.839319172</text:p>
          </table:table-cell>
          <table:table-cell office:value-type="float" office:value="2.8230871015445298" table:style-name="ce1">
            <text:p>2.823087102</text:p>
          </table:table-cell>
          <table:table-cell office:value-type="float" office:value="2.8069059504115099" table:style-name="ce1">
            <text:p>2.80690595</text:p>
          </table:table-cell>
          <table:table-cell office:value-type="float" office:value="2.7908664878377301" table:style-name="ce1">
            <text:p>2.790866488</text:p>
          </table:table-cell>
          <table:table-cell office:value-type="float" office:value="2.77707136893578" table:style-name="ce1">
            <text:p>2.777071369</text:p>
          </table:table-cell>
          <table:table-cell office:value-type="float" office:value="2.7660695624070302" table:style-name="ce1">
            <text:p>2.766069562</text:p>
          </table:table-cell>
          <table:table-cell office:value-type="float" office:value="2.7505298457643002" table:style-name="ce1">
            <text:p>2.750529846</text:p>
          </table:table-cell>
          <table:table-cell office:value-type="float" office:value="2.7352089088923299" table:style-name="ce1">
            <text:p>2.735208909</text:p>
          </table:table-cell>
          <table:table-cell office:value-type="float" office:value="2.7200133038429302" table:style-name="ce1">
            <text:p>2.720013304</text:p>
          </table:table-cell>
          <table:table-cell office:value-type="float" office:value="2.70503025877021" table:style-name="ce1">
            <text:p>2.705030259</text:p>
          </table:table-cell>
          <table:table-cell office:value-type="float" office:value="2.6934048233463699" table:style-name="ce1">
            <text:p>2.693404823</text:p>
          </table:table-cell>
          <table:table-cell office:value-type="float" office:value="2.6787281128603202" table:style-name="ce1">
            <text:p>2.678728113</text:p>
          </table:table-cell>
          <table:table-cell office:value-type="float" office:value="2.6642109318360698" table:style-name="ce1">
            <text:p>2.664210932</text:p>
          </table:table-cell>
          <table:table-cell office:value-type="float" office:value="2.6498506933093902" table:style-name="ce1">
            <text:p>2.649850693</text:p>
          </table:table-cell>
          <table:table-cell office:value-type="float" office:value="2.6370515376032899" table:style-name="ce1">
            <text:p>2.637051538</text:p>
          </table:table-cell>
          <table:table-cell office:value-type="float" office:value="2.6510034374110401" table:style-name="ce1">
            <text:p>2.651003437</text:p>
          </table:table-cell>
          <table:table-cell office:value-type="float" office:value="2.63758271027196" table:style-name="ce1">
            <text:p>2.63758271</text:p>
          </table:table-cell>
          <table:table-cell office:value-type="float" office:value="2.62367000887201" table:style-name="ce1">
            <text:p>2.623670009</text:p>
          </table:table-cell>
          <table:table-cell office:value-type="float" office:value="2.6112781021515001" table:style-name="ce1">
            <text:p>2.611278102</text:p>
          </table:table-cell>
          <table:table-cell office:value-type="float" office:value="2.6011118051622102" table:style-name="ce1">
            <text:p>2.601111805</text:p>
          </table:table-cell>
          <table:table-cell office:value-type="float" office:value="2.5875643478436601" table:style-name="ce1">
            <text:p>2.587564348</text:p>
          </table:table-cell>
          <table:table-cell office:value-type="float" office:value="2.5741991550863399" table:style-name="ce1">
            <text:p>2.574199155</text:p>
          </table:table-cell>
          <table:table-cell office:value-type="float" office:value="2.56097174782137" table:style-name="ce1">
            <text:p>2.560971748</text:p>
          </table:table-cell>
          <table:table-cell office:value-type="float" office:value="2.5560155182901001" table:style-name="ce1">
            <text:p>2.556015518</text:p>
          </table:table-cell>
          <table:table-cell office:value-type="float" office:value="2.54598075039898" table:style-name="ce1">
            <text:p>2.54598075</text:p>
          </table:table-cell>
          <table:table-cell office:value-type="float" office:value="2.5332152188005499" table:style-name="ce1">
            <text:p>2.533215219</text:p>
          </table:table-cell>
          <table:table-cell office:value-type="float" office:value="2.5204594187278202" table:style-name="ce1">
            <text:p>2.520459419</text:p>
          </table:table-cell>
          <table:table-cell office:value-type="float" office:value="2.5077937935080801" table:style-name="ce1">
            <text:p>2.507793794</text:p>
          </table:table-cell>
          <table:table-cell office:value-type="float" office:value="2.4954118687818401" table:style-name="ce1">
            <text:p>2.495411869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25.196216145319401" table:style-name="ce1">
            <text:p>25.19621615</text:p>
          </table:table-cell>
          <table:table-cell office:value-type="string" table:style-name="ce1">
            <text:p><text:s/>global min</text:p>
          </table:table-cell>
          <table:table-cell office:value-type="float" office:value="-36.444212253540897" table:style-name="ce1">
            <text:p>-36.44421225</text:p>
          </table:table-cell>
          <table:table-cell office:value-type="string" table:style-name="ce1">
            <text:p><text:s/>range</text:p>
          </table:table-cell>
          <table:table-cell office:value-type="float" office:value="61.640428398860301" table:style-name="ce1">
            <text:p>61.6404284</text:p>
          </table:table-cell>
          <table:table-cell office:value-type="string" table:style-name="ce1">
            <text:p><text:s/>regret</text:p>
          </table:table-cell>
          <table:table-cell office:value-type="float" office:value="25.916468387304" table:style-name="ce1">
            <text:p>25.91646839</text:p>
          </table:table-cell>
          <table:table-cell office:value-type="float" office:value="26.822127570198798" table:style-name="ce1">
            <text:p>26.82212757</text:p>
          </table:table-cell>
          <table:table-cell office:value-type="float" office:value="24.992150474431501" table:style-name="ce1">
            <text:p>24.99215047</text:p>
          </table:table-cell>
          <table:table-cell office:value-type="float" office:value="20.3843031591176" table:style-name="ce1">
            <text:p>20.38430316</text:p>
          </table:table-cell>
          <table:table-cell office:value-type="float" office:value="16.330751650872699" table:style-name="ce1">
            <text:p>16.33075165</text:p>
          </table:table-cell>
          <table:table-cell office:value-type="float" office:value="15.3514060525738" table:style-name="ce1">
            <text:p>15.35140605</text:p>
          </table:table-cell>
          <table:table-cell office:value-type="float" office:value="17.542154959763799" table:style-name="ce1">
            <text:p>17.54215496</text:p>
          </table:table-cell>
          <table:table-cell office:value-type="float" office:value="16.869454708995299" table:style-name="ce1">
            <text:p>16.86945471</text:p>
          </table:table-cell>
          <table:table-cell office:value-type="float" office:value="16.4218566980684" table:style-name="ce1">
            <text:p>16.4218567</text:p>
          </table:table-cell>
          <table:table-cell office:value-type="float" office:value="17.423887778293899" table:style-name="ce1">
            <text:p>17.42388778</text:p>
          </table:table-cell>
          <table:table-cell office:value-type="float" office:value="18.438103969057501" table:style-name="ce1">
            <text:p>18.43810397</text:p>
          </table:table-cell>
          <table:table-cell office:value-type="float" office:value="20.904370723470102" table:style-name="ce1">
            <text:p>20.90437072</text:p>
          </table:table-cell>
          <table:table-cell office:value-type="float" office:value="19.879813481501699" table:style-name="ce1">
            <text:p>19.87981348</text:p>
          </table:table-cell>
          <table:table-cell office:value-type="float" office:value="19.077965652971301" table:style-name="ce1">
            <text:p>19.07796565</text:p>
          </table:table-cell>
          <table:table-cell office:value-type="float" office:value="17.993347010623602" table:style-name="ce1">
            <text:p>17.99334701</text:p>
          </table:table-cell>
          <table:table-cell office:value-type="float" office:value="17.441418014958799" table:style-name="ce1">
            <text:p>17.44141801</text:p>
          </table:table-cell>
          <table:table-cell office:value-type="float" office:value="18.335107254770602" table:style-name="ce1">
            <text:p>18.33510725</text:p>
          </table:table-cell>
          <table:table-cell office:value-type="float" office:value="18.4499691332386" table:style-name="ce1">
            <text:p>18.44996913</text:p>
          </table:table-cell>
          <table:table-cell office:value-type="float" office:value="19.949596815471899" table:style-name="ce1">
            <text:p>19.94959682</text:p>
          </table:table-cell>
          <table:table-cell office:value-type="float" office:value="19.885433594370401" table:style-name="ce1">
            <text:p>19.88543359</text:p>
          </table:table-cell>
          <table:table-cell office:value-type="float" office:value="18.9598378497497" table:style-name="ce1">
            <text:p>18.95983785</text:p>
          </table:table-cell>
          <table:table-cell office:value-type="float" office:value="18.1064601053119" table:style-name="ce1">
            <text:p>18.10646011</text:p>
          </table:table-cell>
          <table:table-cell office:value-type="float" office:value="17.3386976206173" table:style-name="ce1">
            <text:p>17.33869762</text:p>
          </table:table-cell>
          <table:table-cell office:value-type="float" office:value="16.905501024049698" table:style-name="ce1">
            <text:p>16.90550102</text:p>
          </table:table-cell>
          <table:table-cell office:value-type="float" office:value="17.184263298943499" table:style-name="ce1">
            <text:p>17.1842633</text:p>
          </table:table-cell>
          <table:table-cell office:value-type="float" office:value="16.541351913107299" table:style-name="ce1">
            <text:p>16.54135191</text:p>
          </table:table-cell>
          <table:table-cell office:value-type="float" office:value="16.165821313228101" table:style-name="ce1">
            <text:p>16.16582131</text:p>
          </table:table-cell>
          <table:table-cell office:value-type="float" office:value="15.6044678005177" table:style-name="ce1">
            <text:p>15.6044678</text:p>
          </table:table-cell>
          <table:table-cell office:value-type="float" office:value="15.0825401959206" table:style-name="ce1">
            <text:p>15.0825402</text:p>
          </table:table-cell>
          <table:table-cell office:value-type="float" office:value="14.594719621301101" table:style-name="ce1">
            <text:p>14.59471962</text:p>
          </table:table-cell>
          <table:table-cell office:value-type="float" office:value="14.408923176296" table:style-name="ce1">
            <text:p>14.40892318</text:p>
          </table:table-cell>
          <table:table-cell office:value-type="float" office:value="13.969978040504101" table:style-name="ce1">
            <text:p>13.96997804</text:p>
          </table:table-cell>
          <table:table-cell office:value-type="float" office:value="13.560218795559599" table:style-name="ce1">
            <text:p>13.5602188</text:p>
          </table:table-cell>
          <table:table-cell office:value-type="float" office:value="13.1991134671082" table:style-name="ce1">
            <text:p>13.19911347</text:p>
          </table:table-cell>
          <table:table-cell office:value-type="float" office:value="12.8277558685882" table:style-name="ce1">
            <text:p>12.82775587</text:p>
          </table:table-cell>
          <table:table-cell office:value-type="float" office:value="12.471429316683" table:style-name="ce1">
            <text:p>12.47142932</text:p>
          </table:table-cell>
          <table:table-cell office:value-type="float" office:value="12.146469685349301" table:style-name="ce1">
            <text:p>12.14646969</text:p>
          </table:table-cell>
          <table:table-cell office:value-type="float" office:value="11.8317080481589" table:style-name="ce1">
            <text:p>11.83170805</text:p>
          </table:table-cell>
          <table:table-cell office:value-type="float" office:value="11.5299265356934" table:style-name="ce1">
            <text:p>11.52992654</text:p>
          </table:table-cell>
          <table:table-cell office:value-type="float" office:value="11.256968549960099" table:style-name="ce1">
            <text:p>11.25696855</text:p>
          </table:table-cell>
          <table:table-cell office:value-type="float" office:value="11.050912878442899" table:style-name="ce1">
            <text:p>11.05091288</text:p>
          </table:table-cell>
          <table:table-cell office:value-type="float" office:value="11.796817702464301" table:style-name="ce1">
            <text:p>11.7968177</text:p>
          </table:table-cell>
          <table:table-cell office:value-type="float" office:value="11.8559341595556" table:style-name="ce1">
            <text:p>11.85593416</text:p>
          </table:table-cell>
          <table:table-cell office:value-type="float" office:value="11.587895407338401" table:style-name="ce1">
            <text:p>11.58789541</text:p>
          </table:table-cell>
          <table:table-cell office:value-type="float" office:value="11.3439778895389" table:style-name="ce1">
            <text:p>11.34397789</text:p>
          </table:table-cell>
          <table:table-cell office:value-type="float" office:value="11.099903274937899" table:style-name="ce1">
            <text:p>11.09990327</text:p>
          </table:table-cell>
          <table:table-cell office:value-type="float" office:value="10.8650591427478" table:style-name="ce1">
            <text:p>10.86505914</text:p>
          </table:table-cell>
          <table:table-cell office:value-type="float" office:value="10.6514455586564" table:style-name="ce1">
            <text:p>10.65144556</text:p>
          </table:table-cell>
          <table:table-cell office:value-type="float" office:value="10.437855393625" table:style-name="ce1">
            <text:p>10.43785539</text:p>
          </table:table-cell>
          <table:table-cell office:value-type="float" office:value="10.230342866992499" table:style-name="ce1">
            <text:p>10.23034287</text:p>
          </table:table-cell>
          <table:table-cell office:value-type="float" office:value="10.0417402050193" table:style-name="ce1">
            <text:p>10.04174021</text:p>
          </table:table-cell>
          <table:table-cell office:value-type="float" office:value="9.8521976524635395" table:style-name="ce1">
            <text:p>9.852197652</text:p>
          </table:table-cell>
          <table:table-cell office:value-type="float" office:value="9.6747585072724505" table:style-name="ce1">
            <text:p>9.674758507</text:p>
          </table:table-cell>
          <table:table-cell office:value-type="float" office:value="9.4990320066214302" table:style-name="ce1">
            <text:p>9.499032007</text:p>
          </table:table-cell>
          <table:table-cell office:value-type="float" office:value="9.3274537712647003" table:style-name="ce1">
            <text:p>9.327453771</text:p>
          </table:table-cell>
          <table:table-cell office:value-type="float" office:value="9.1718136522485594" table:style-name="ce1">
            <text:p>9.171813652</text:p>
          </table:table-cell>
          <table:table-cell office:value-type="float" office:value="9.0156056981855404" table:style-name="ce1">
            <text:p>9.015605698</text:p>
          </table:table-cell>
          <table:table-cell office:value-type="float" office:value="9.4814327402321492" table:style-name="ce1">
            <text:p>9.48143274</text:p>
          </table:table-cell>
          <table:table-cell office:value-type="float" office:value="9.3260120068415198" table:style-name="ce1">
            <text:p>9.326012007</text:p>
          </table:table-cell>
          <table:table-cell office:value-type="float" office:value="9.1750444779051001" table:style-name="ce1">
            <text:p>9.175044478</text:p>
          </table:table-cell>
          <table:table-cell office:value-type="float" office:value="9.0297422646637795" table:style-name="ce1">
            <text:p>9.029742265</text:p>
          </table:table-cell>
          <table:table-cell office:value-type="float" office:value="8.8870936389775501" table:style-name="ce1">
            <text:p>8.887093639</text:p>
          </table:table-cell>
          <table:table-cell office:value-type="float" office:value="8.7509748426475102" table:style-name="ce1">
            <text:p>8.750974843</text:p>
          </table:table-cell>
          <table:table-cell office:value-type="float" office:value="8.8601037793478206" table:style-name="ce1">
            <text:p>8.860103779</text:p>
          </table:table-cell>
          <table:table-cell office:value-type="float" office:value="8.7411818203160596" table:style-name="ce1">
            <text:p>8.74118182</text:p>
          </table:table-cell>
          <table:table-cell office:value-type="float" office:value="8.6087396715234004" table:style-name="ce1">
            <text:p>8.608739672</text:p>
          </table:table-cell>
          <table:table-cell office:value-type="float" office:value="8.48029052929801" table:style-name="ce1">
            <text:p>8.480290529</text:p>
          </table:table-cell>
          <table:table-cell office:value-type="float" office:value="8.3621674767691605" table:style-name="ce1">
            <text:p>8.362167477</text:p>
          </table:table-cell>
          <table:table-cell office:value-type="float" office:value="8.2418785142362907" table:style-name="ce1">
            <text:p>8.241878514</text:p>
          </table:table-cell>
          <table:table-cell office:value-type="float" office:value="8.1797535959381005" table:style-name="ce1">
            <text:p>8.179753596</text:p>
          </table:table-cell>
          <table:table-cell office:value-type="float" office:value="8.0731599834088392" table:style-name="ce1">
            <text:p>8.073159983</text:p>
          </table:table-cell>
          <table:table-cell office:value-type="float" office:value="7.9618970539448499" table:style-name="ce1">
            <text:p>7.961897054</text:p>
          </table:table-cell>
          <table:table-cell office:value-type="float" office:value="7.8531564232443101" table:style-name="ce1">
            <text:p>7.853156423</text:p>
          </table:table-cell>
          <table:table-cell office:value-type="float" office:value="7.7473547285086397" table:style-name="ce1">
            <text:p>7.747354729</text:p>
          </table:table-cell>
          <table:table-cell office:value-type="float" office:value="7.6522114268800001" table:style-name="ce1">
            <text:p>7.652211427</text:p>
          </table:table-cell>
          <table:table-cell office:value-type="float" office:value="7.5523432378684401" table:style-name="ce1">
            <text:p>7.552343238</text:p>
          </table:table-cell>
          <table:table-cell office:value-type="float" office:value="7.4550690277922502" table:style-name="ce1">
            <text:p>7.455069028</text:p>
          </table:table-cell>
          <table:table-cell office:value-type="float" office:value="7.3673323364918399" table:style-name="ce1">
            <text:p>7.367332336</text:p>
          </table:table-cell>
          <table:table-cell office:value-type="float" office:value="7.2755502261298304" table:style-name="ce1">
            <text:p>7.275550226</text:p>
          </table:table-cell>
          <table:table-cell office:value-type="float" office:value="7.18538371157823" table:style-name="ce1">
            <text:p>7.185383712</text:p>
          </table:table-cell>
          <table:table-cell office:value-type="float" office:value="7.1022051837480698" table:style-name="ce1">
            <text:p>7.102205184</text:p>
          </table:table-cell>
          <table:table-cell office:value-type="float" office:value="7.01701421343276" table:style-name="ce1">
            <text:p>7.017014213</text:p>
          </table:table-cell>
          <table:table-cell office:value-type="float" office:value="6.9378685356484597" table:style-name="ce1">
            <text:p>6.937868536</text:p>
          </table:table-cell>
          <table:table-cell office:value-type="float" office:value="6.8574835229873798" table:style-name="ce1">
            <text:p>6.857483523</text:p>
          </table:table-cell>
          <table:table-cell office:value-type="float" office:value="6.7770876111028802" table:style-name="ce1">
            <text:p>6.777087611</text:p>
          </table:table-cell>
          <table:table-cell office:value-type="float" office:value="6.7034926732683804" table:style-name="ce1">
            <text:p>6.703492673</text:p>
          </table:table-cell>
          <table:table-cell office:value-type="float" office:value="6.6295210364567403" table:style-name="ce1">
            <text:p>6.629521036</text:p>
          </table:table-cell>
          <table:table-cell office:value-type="float" office:value="6.5541855701333702" table:style-name="ce1">
            <text:p>6.55418557</text:p>
          </table:table-cell>
          <table:table-cell office:value-type="float" office:value="6.4846180786819199" table:style-name="ce1">
            <text:p>6.484618079</text:p>
          </table:table-cell>
          <table:table-cell office:value-type="float" office:value="6.4160290941430702" table:style-name="ce1">
            <text:p>6.416029094</text:p>
          </table:table-cell>
          <table:table-cell office:value-type="float" office:value="6.3455232799217098" table:style-name="ce1">
            <text:p>6.34552328</text:p>
          </table:table-cell>
          <table:table-cell office:value-type="float" office:value="6.2814189285892601" table:style-name="ce1">
            <text:p>6.281418929</text:p>
          </table:table-cell>
          <table:table-cell office:value-type="float" office:value="6.2177765619480203" table:style-name="ce1">
            <text:p>6.217776562</text:p>
          </table:table-cell>
          <table:table-cell office:value-type="float" office:value="6.1516300027783597" table:style-name="ce1">
            <text:p>6.151630003</text:p>
          </table:table-cell>
          <table:table-cell office:value-type="float" office:value="6.0869038674061997" table:style-name="ce1">
            <text:p>6.086903867</text:p>
          </table:table-cell>
          <table:table-cell office:value-type="float" office:value="6.0281644829263001" table:style-name="ce1">
            <text:p>6.028164483</text:p>
          </table:table-cell>
          <table:table-cell office:value-type="float" office:value="5.9720448417649896" table:style-name="ce1">
            <text:p>5.972044842</text:p>
          </table:table-cell>
          <table:table-cell office:value-type="float" office:value="5.9111056086857499" table:style-name="ce1">
            <text:p>5.911105609</text:p>
          </table:table-cell>
          <table:table-cell office:value-type="float" office:value="5.8513974712242796" table:style-name="ce1">
            <text:p>5.851397471</text:p>
          </table:table-cell>
          <table:table-cell office:value-type="float" office:value="5.7973627260854004" table:style-name="ce1">
            <text:p>5.797362726</text:p>
          </table:table-cell>
          <table:table-cell office:value-type="float" office:value="5.7411170121428903" table:style-name="ce1">
            <text:p>5.741117012</text:p>
          </table:table-cell>
          <table:table-cell office:value-type="float" office:value="5.8873846768093099" table:style-name="ce1">
            <text:p>5.887384677</text:p>
          </table:table-cell>
          <table:table-cell office:value-type="float" office:value="5.8302513026890503" table:style-name="ce1">
            <text:p>5.830251303</text:p>
          </table:table-cell>
          <table:table-cell office:value-type="float" office:value="5.7810147078641902" table:style-name="ce1">
            <text:p>5.781014708</text:p>
          </table:table-cell>
          <table:table-cell office:value-type="float" office:value="5.7302233578591499" table:style-name="ce1">
            <text:p>5.730223358</text:p>
          </table:table-cell>
          <table:table-cell office:value-type="float" office:value="5.6761646469359501" table:style-name="ce1">
            <text:p>5.676164647</text:p>
          </table:table-cell>
          <table:table-cell office:value-type="float" office:value="5.62314111885639" table:style-name="ce1">
            <text:p>5.623141119</text:p>
          </table:table-cell>
          <table:table-cell office:value-type="float" office:value="5.5767380261481003" table:style-name="ce1">
            <text:p>5.576738026</text:p>
          </table:table-cell>
          <table:table-cell office:value-type="float" office:value="5.5257939251082497" table:style-name="ce1">
            <text:p>5.525793925</text:p>
          </table:table-cell>
          <table:table-cell office:value-type="float" office:value="5.4757760804509497" table:style-name="ce1">
            <text:p>5.47577608</text:p>
          </table:table-cell>
          <table:table-cell office:value-type="float" office:value="5.4328379665811504" table:style-name="ce1">
            <text:p>5.432837967</text:p>
          </table:table-cell>
          <table:table-cell office:value-type="float" office:value="5.3844843429202003" table:style-name="ce1">
            <text:p>5.384484343</text:p>
          </table:table-cell>
          <table:table-cell office:value-type="float" office:value="5.3407979589769701" table:style-name="ce1">
            <text:p>5.340797959</text:p>
          </table:table-cell>
          <table:table-cell office:value-type="float" office:value="5.2939720746212302" table:style-name="ce1">
            <text:p>5.293972075</text:p>
          </table:table-cell>
          <table:table-cell office:value-type="float" office:value="5.24796055347168" table:style-name="ce1">
            <text:p>5.247960553</text:p>
          </table:table-cell>
          <table:table-cell office:value-type="float" office:value="5.2027423344109103" table:style-name="ce1">
            <text:p>5.202742334</text:p>
          </table:table-cell>
          <table:table-cell office:value-type="float" office:value="5.1635018623763003" table:style-name="ce1">
            <text:p>5.163501862</text:p>
          </table:table-cell>
          <table:table-cell office:value-type="float" office:value="5.1257573164316099" table:style-name="ce1">
            <text:p>5.125757316</text:p>
          </table:table-cell>
          <table:table-cell office:value-type="float" office:value="5.0827059704315403" table:style-name="ce1">
            <text:p>5.08270597</text:p>
          </table:table-cell>
          <table:table-cell office:value-type="float" office:value="5.0403721468648" table:style-name="ce1">
            <text:p>5.040372147</text:p>
          </table:table-cell>
          <table:table-cell office:value-type="float" office:value="4.9987161787088903" table:style-name="ce1">
            <text:p>4.998716179</text:p>
          </table:table-cell>
          <table:table-cell office:value-type="float" office:value="4.9627562682798096" table:style-name="ce1">
            <text:p>4.962756268</text:p>
          </table:table-cell>
          <table:table-cell office:value-type="float" office:value="4.9226024044141603" table:style-name="ce1">
            <text:p>4.922602404</text:p>
          </table:table-cell>
          <table:table-cell office:value-type="float" office:value="4.8830961835140796" table:style-name="ce1">
            <text:p>4.883096184</text:p>
          </table:table-cell>
          <table:table-cell office:value-type="float" office:value="4.8507743488868398" table:style-name="ce1">
            <text:p>4.850774349</text:p>
          </table:table-cell>
          <table:table-cell office:value-type="float" office:value="4.8122761397686897" table:style-name="ce1">
            <text:p>4.81227614</text:p>
          </table:table-cell>
          <table:table-cell office:value-type="float" office:value="4.7779111540802397" table:style-name="ce1">
            <text:p>4.777911154</text:p>
          </table:table-cell>
          <table:table-cell office:value-type="float" office:value="4.7406044039891704" table:style-name="ce1">
            <text:p>4.740604404</text:p>
          </table:table-cell>
          <table:table-cell office:value-type="float" office:value="4.7038760531243096" table:style-name="ce1">
            <text:p>4.703876053</text:p>
          </table:table-cell>
          <table:table-cell office:value-type="float" office:value="4.6677127538112204" table:style-name="ce1">
            <text:p>4.667712754</text:p>
          </table:table-cell>
          <table:table-cell office:value-type="float" office:value="4.6367501152810702" table:style-name="ce1">
            <text:p>4.636750115</text:p>
          </table:table-cell>
          <table:table-cell office:value-type="float" office:value="4.60180375844413" table:style-name="ce1">
            <text:p>4.601803758</text:p>
          </table:table-cell>
          <table:table-cell office:value-type="float" office:value="4.5673829107325501" table:style-name="ce1">
            <text:p>4.567382911</text:p>
          </table:table-cell>
          <table:table-cell office:value-type="float" office:value="4.5395880147950596" table:style-name="ce1">
            <text:p>4.539588015</text:p>
          </table:table-cell>
          <table:table-cell office:value-type="float" office:value="4.5059614369076897" table:style-name="ce1">
            <text:p>4.505961437</text:p>
          </table:table-cell>
          <table:table-cell office:value-type="float" office:value="4.4761229186755402" table:style-name="ce1">
            <text:p>4.476122919</text:p>
          </table:table-cell>
          <table:table-cell office:value-type="float" office:value="4.4434698108196802" table:style-name="ce1">
            <text:p>4.443469811</text:p>
          </table:table-cell>
          <table:table-cell office:value-type="float" office:value="4.4112899364110101" table:style-name="ce1">
            <text:p>4.411289936</text:p>
          </table:table-cell>
          <table:table-cell office:value-type="float" office:value="4.3795730817780001" table:style-name="ce1">
            <text:p>4.379573082</text:p>
          </table:table-cell>
          <table:table-cell office:value-type="float" office:value="4.3514898666034103" table:style-name="ce1">
            <text:p>4.351489867</text:p>
          </table:table-cell>
          <table:table-cell office:value-type="float" office:value="4.3207972506190204" table:style-name="ce1">
            <text:p>4.320797251</text:p>
          </table:table-cell>
          <table:table-cell office:value-type="float" office:value="4.2905369250006196" table:style-name="ce1">
            <text:p>4.290536925</text:p>
          </table:table-cell>
          <table:table-cell office:value-type="float" office:value="4.2664273440922802" table:style-name="ce1">
            <text:p>4.266427344</text:p>
          </table:table-cell>
          <table:table-cell office:value-type="float" office:value="4.2367993764249698" table:style-name="ce1">
            <text:p>4.236799376</text:p>
          </table:table-cell>
          <table:table-cell office:value-type="float" office:value="4.2106691942243497" table:style-name="ce1">
            <text:p>4.210669194</text:p>
          </table:table-cell>
          <table:table-cell office:value-type="float" office:value="4.1818471253764002" table:style-name="ce1">
            <text:p>4.181847125</text:p>
          </table:table-cell>
          <table:table-cell office:value-type="float" office:value="4.1534171935195703" table:style-name="ce1">
            <text:p>4.153417194</text:p>
          </table:table-cell>
          <table:table-cell office:value-type="float" office:value="4.1253714499310803" table:style-name="ce1">
            <text:p>4.12537145</text:p>
          </table:table-cell>
          <table:table-cell office:value-type="float" office:value="4.1322110134649499" table:style-name="ce1">
            <text:p>4.132211013</text:p>
          </table:table-cell>
          <table:table-cell office:value-type="float" office:value="4.1087403207509201" table:style-name="ce1">
            <text:p>4.108740321</text:p>
          </table:table-cell>
          <table:table-cell office:value-type="float" office:value="4.0815476506957697" table:style-name="ce1">
            <text:p>4.081547651</text:p>
          </table:table-cell>
          <table:table-cell office:value-type="float" office:value="4.0547127789308197" table:style-name="ce1">
            <text:p>4.054712779</text:p>
          </table:table-cell>
          <table:table-cell office:value-type="float" office:value="4.0282286898033099" table:style-name="ce1">
            <text:p>4.02822869</text:p>
          </table:table-cell>
          <table:table-cell office:value-type="float" office:value="4.0049799512808004" table:style-name="ce1">
            <text:p>4.004979951</text:p>
          </table:table-cell>
          <table:table-cell office:value-type="float" office:value="3.97929511941966" table:style-name="ce1">
            <text:p>3.979295119</text:p>
          </table:table-cell>
          <table:table-cell office:value-type="float" office:value="3.9539395802746999" table:style-name="ce1">
            <text:p>3.95393958</text:p>
          </table:table-cell>
          <table:table-cell office:value-type="float" office:value="3.9289070416283902" table:style-name="ce1">
            <text:p>3.928907042</text:p>
          </table:table-cell>
          <table:table-cell office:value-type="float" office:value="3.9068754967911001" table:style-name="ce1">
            <text:p>3.906875497</text:p>
          </table:table-cell>
          <table:table-cell office:value-type="float" office:value="3.8826953305345602" table:style-name="ce1">
            <text:p>3.882695331</text:p>
          </table:table-cell>
          <table:table-cell office:value-type="float" office:value="3.8588174163562301" table:style-name="ce1">
            <text:p>3.858817416</text:p>
          </table:table-cell>
          <table:table-cell office:value-type="float" office:value="3.83763173648653" table:style-name="ce1">
            <text:p>3.837631736</text:p>
          </table:table-cell>
          <table:table-cell office:value-type="float" office:value="3.81432678170576" table:style-name="ce1">
            <text:p>3.814326782</text:p>
          </table:table-cell>
          <table:table-cell office:value-type="float" office:value="3.7910722064364299" table:style-name="ce1">
            <text:p>3.791072206</text:p>
          </table:table-cell>
          <table:table-cell office:value-type="float" office:value="3.7681012235484399" table:style-name="ce1">
            <text:p>3.768101224</text:p>
          </table:table-cell>
          <table:table-cell office:value-type="float" office:value="3.7479789310259402" table:style-name="ce1">
            <text:p>3.747978931</text:p>
          </table:table-cell>
          <table:table-cell office:value-type="float" office:value="3.7261028267299499" table:style-name="ce1">
            <text:p>3.726102827</text:p>
          </table:table-cell>
          <table:table-cell office:value-type="float" office:value="3.703933534431" table:style-name="ce1">
            <text:p>3.703933534</text:p>
          </table:table-cell>
          <table:table-cell office:value-type="float" office:value="3.68374112928668" table:style-name="ce1">
            <text:p>3.683741129</text:p>
          </table:table-cell>
          <table:table-cell office:value-type="float" office:value="3.6640898730835301" table:style-name="ce1">
            <text:p>3.664089873</text:p>
          </table:table-cell>
          <table:table-cell office:value-type="float" office:value="3.6425364032418601" table:style-name="ce1">
            <text:p>3.642536403</text:p>
          </table:table-cell>
          <table:table-cell office:value-type="float" office:value="3.6230572983701799" table:style-name="ce1">
            <text:p>3.623057298</text:p>
          </table:table-cell>
          <table:table-cell office:value-type="float" office:value="3.6021315641517799" table:style-name="ce1">
            <text:p>3.602131564</text:p>
          </table:table-cell>
          <table:table-cell office:value-type="float" office:value="3.5814477459359" table:style-name="ce1">
            <text:p>3.581447746</text:p>
          </table:table-cell>
          <table:table-cell office:value-type="float" office:value="3.56355762824204" table:style-name="ce1">
            <text:p>3.563557628</text:p>
          </table:table-cell>
          <table:table-cell office:value-type="float" office:value="3.54497506733885" table:style-name="ce1">
            <text:p>3.544975067</text:p>
          </table:table-cell>
          <table:table-cell office:value-type="float" office:value="3.5248482041290998" table:style-name="ce1">
            <text:p>3.524848204</text:p>
          </table:table-cell>
          <table:table-cell office:value-type="float" office:value="3.5049338074956" table:style-name="ce1">
            <text:p>3.504933807</text:p>
          </table:table-cell>
          <table:table-cell office:value-type="float" office:value="3.4869937831286899" table:style-name="ce1">
            <text:p>3.486993783</text:p>
          </table:table-cell>
          <table:table-cell office:value-type="float" office:value="3.4676465050821901" table:style-name="ce1">
            <text:p>3.467646505</text:p>
          </table:table-cell>
          <table:table-cell office:value-type="float" office:value="3.4485141967917601" table:style-name="ce1">
            <text:p>3.448514197</text:p>
          </table:table-cell>
          <table:table-cell office:value-type="float" office:value="3.4320504016006601" table:style-name="ce1">
            <text:p>3.432050402</text:p>
          </table:table-cell>
          <table:table-cell office:value-type="float" office:value="3.41490512175772" table:style-name="ce1">
            <text:p>3.414905122</text:p>
          </table:table-cell>
          <table:table-cell office:value-type="float" office:value="3.3962589032914101" table:style-name="ce1">
            <text:p>3.396258903</text:p>
          </table:table-cell>
          <table:table-cell office:value-type="float" office:value="3.3778009744691699" table:style-name="ce1">
            <text:p>3.377800974</text:p>
          </table:table-cell>
          <table:table-cell office:value-type="float" office:value="3.3619637959981801" table:style-name="ce1">
            <text:p>3.361963796</text:p>
          </table:table-cell>
          <table:table-cell office:value-type="float" office:value="3.3440168455508998" table:style-name="ce1">
            <text:p>3.344016846</text:p>
          </table:table-cell>
          <table:table-cell office:value-type="float" office:value="3.3262618410977201" table:style-name="ce1">
            <text:p>3.326261841</text:p>
          </table:table-cell>
          <table:table-cell office:value-type="float" office:value="3.31167831689124" table:style-name="ce1">
            <text:p>3.311678317</text:p>
          </table:table-cell>
          <table:table-cell office:value-type="float" office:value="3.2942473846143199" table:style-name="ce1">
            <text:p>3.294247385</text:p>
          </table:table-cell>
          <table:table-cell office:value-type="float" office:value="3.2785492903278501" table:style-name="ce1">
            <text:p>3.27854929</text:p>
          </table:table-cell>
          <table:table-cell office:value-type="float" office:value="3.2613979701817501" table:style-name="ce1">
            <text:p>3.26139797</text:p>
          </table:table-cell>
          <table:table-cell office:value-type="float" office:value="3.2444253096205098" table:style-name="ce1">
            <text:p>3.24442531</text:p>
          </table:table-cell>
          <table:table-cell office:value-type="float" office:value="3.2276285315521198" table:style-name="ce1">
            <text:p>3.227628532</text:p>
          </table:table-cell>
          <table:table-cell office:value-type="float" office:value="3.21330015230359" table:style-name="ce1">
            <text:p>3.213300152</text:p>
          </table:table-cell>
          <table:table-cell office:value-type="float" office:value="3.1992245990466599" table:style-name="ce1">
            <text:p>3.199224599</text:p>
          </table:table-cell>
          <table:table-cell office:value-type="float" office:value="3.18291553039042" table:style-name="ce1">
            <text:p>3.18291553</text:p>
          </table:table-cell>
          <table:table-cell office:value-type="float" office:value="3.1667585987640701" table:style-name="ce1">
            <text:p>3.166758599</text:p>
          </table:table-cell>
          <table:table-cell office:value-type="float" office:value="3.1507782378734599" table:style-name="ce1">
            <text:p>3.150778238</text:p>
          </table:table-cell>
          <table:table-cell office:value-type="float" office:value="3.1371960505340701" table:style-name="ce1">
            <text:p>3.137196051</text:p>
          </table:table-cell>
          <table:table-cell office:value-type="float" office:value="3.1216292253454299" table:style-name="ce1">
            <text:p>3.121629225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18.234591990568902" table:style-name="ce1">
            <text:p>18.23459199</text:p>
          </table:table-cell>
          <table:table-cell office:value-type="string" table:style-name="ce1">
            <text:p><text:s/>global min</text:p>
          </table:table-cell>
          <table:table-cell office:value-type="float" office:value="-21.156413152160901" table:style-name="ce1">
            <text:p>-21.15641315</text:p>
          </table:table-cell>
          <table:table-cell office:value-type="string" table:style-name="ce1">
            <text:p><text:s/>range</text:p>
          </table:table-cell>
          <table:table-cell office:value-type="float" office:value="39.391005142729902" table:style-name="ce1">
            <text:p>39.39100514</text:p>
          </table:table-cell>
          <table:table-cell office:value-type="string" table:style-name="ce1">
            <text:p><text:s/>regret</text:p>
          </table:table-cell>
          <table:table-cell office:value-type="float" office:value="8.5475260266196198" table:style-name="ce1">
            <text:p>8.547526027</text:p>
          </table:table-cell>
          <table:table-cell office:value-type="float" office:value="10.4219533774124" table:style-name="ce1">
            <text:p>10.42195338</text:p>
          </table:table-cell>
          <table:table-cell office:value-type="float" office:value="12.134936808020599" table:style-name="ce1">
            <text:p>12.13493681</text:p>
          </table:table-cell>
          <table:table-cell office:value-type="float" office:value="12.6278268501878" table:style-name="ce1">
            <text:p>12.62782685</text:p>
          </table:table-cell>
          <table:table-cell office:value-type="float" office:value="13.3471855124049" table:style-name="ce1">
            <text:p>13.34718551</text:p>
          </table:table-cell>
          <table:table-cell office:value-type="float" office:value="12.5663957918688" table:style-name="ce1">
            <text:p>12.56639579</text:p>
          </table:table-cell>
          <table:table-cell office:value-type="float" office:value="11.339489764532299" table:style-name="ce1">
            <text:p>11.33948976</text:p>
          </table:table-cell>
          <table:table-cell office:value-type="float" office:value="10.9012335001089" table:style-name="ce1">
            <text:p>10.9012335</text:p>
          </table:table-cell>
          <table:table-cell office:value-type="float" office:value="12.0391238606658" table:style-name="ce1">
            <text:p>12.03912386</text:p>
          </table:table-cell>
          <table:table-cell office:value-type="float" office:value="13.321749267843099" table:style-name="ce1">
            <text:p>13.32174927</text:p>
          </table:table-cell>
          <table:table-cell office:value-type="float" office:value="14.863228676156499" table:style-name="ce1">
            <text:p>14.86322868</text:p>
          </table:table-cell>
          <table:table-cell office:value-type="float" office:value="14.3095867470876" table:style-name="ce1">
            <text:p>14.30958675</text:p>
          </table:table-cell>
          <table:table-cell office:value-type="float" office:value="14.3206110799155" table:style-name="ce1">
            <text:p>14.32061108</text:p>
          </table:table-cell>
          <table:table-cell office:value-type="float" office:value="14.5293289066607" table:style-name="ce1">
            <text:p>14.52932891</text:p>
          </table:table-cell>
          <table:table-cell office:value-type="float" office:value="14.7170320600998" table:style-name="ce1">
            <text:p>14.71703206</text:p>
          </table:table-cell>
          <table:table-cell office:value-type="float" office:value="15.662490685737501" table:style-name="ce1">
            <text:p>15.66249069</text:p>
          </table:table-cell>
          <table:table-cell office:value-type="float" office:value="16.020090717134199" table:style-name="ce1">
            <text:p>16.02009072</text:p>
          </table:table-cell>
          <table:table-cell office:value-type="float" office:value="15.1543627735443" table:style-name="ce1">
            <text:p>15.15436277</text:p>
          </table:table-cell>
          <table:table-cell office:value-type="float" office:value="15.534499984264" table:style-name="ce1">
            <text:p>15.53449998</text:p>
          </table:table-cell>
          <table:table-cell office:value-type="float" office:value="15.9579698298141" table:style-name="ce1">
            <text:p>15.95796983</text:p>
          </table:table-cell>
          <table:table-cell office:value-type="float" office:value="16.204634537844498" table:style-name="ce1">
            <text:p>16.20463454</text:p>
          </table:table-cell>
          <table:table-cell office:value-type="float" office:value="15.4820390203163" table:style-name="ce1">
            <text:p>15.48203902</text:p>
          </table:table-cell>
          <table:table-cell office:value-type="float" office:value="15.187037578505899" table:style-name="ce1">
            <text:p>15.18703758</text:p>
          </table:table-cell>
          <table:table-cell office:value-type="float" office:value="15.498859838785" table:style-name="ce1">
            <text:p>15.49885984</text:p>
          </table:table-cell>
          <table:table-cell office:value-type="float" office:value="15.1489882883071" table:style-name="ce1">
            <text:p>15.14898829</text:p>
          </table:table-cell>
          <table:table-cell office:value-type="float" office:value="14.5679536256453" table:style-name="ce1">
            <text:p>14.56795363</text:p>
          </table:table-cell>
          <table:table-cell office:value-type="float" office:value="15.289632231862401" table:style-name="ce1">
            <text:p>15.28963223</text:p>
          </table:table-cell>
          <table:table-cell office:value-type="float" office:value="14.7636417351441" table:style-name="ce1">
            <text:p>14.76364174</text:p>
          </table:table-cell>
          <table:table-cell office:value-type="float" office:value="14.8262474843823" table:style-name="ce1">
            <text:p>14.82624748</text:p>
          </table:table-cell>
          <table:table-cell office:value-type="float" office:value="15.104906176532999" table:style-name="ce1">
            <text:p>15.10490618</text:p>
          </table:table-cell>
          <table:table-cell office:value-type="float" office:value="14.6499969767404" table:style-name="ce1">
            <text:p>14.64999698</text:p>
          </table:table-cell>
          <table:table-cell office:value-type="float" office:value="14.195626944894499" table:style-name="ce1">
            <text:p>14.19562694</text:p>
          </table:table-cell>
          <table:table-cell office:value-type="float" office:value="13.7724139716639" table:style-name="ce1">
            <text:p>13.77241397</text:p>
          </table:table-cell>
          <table:table-cell office:value-type="float" office:value="14.0892512628829" table:style-name="ce1">
            <text:p>14.08925126</text:p>
          </table:table-cell>
          <table:table-cell office:value-type="float" office:value="14.1128376758065" table:style-name="ce1">
            <text:p>14.11283768</text:p>
          </table:table-cell>
          <table:table-cell office:value-type="float" office:value="14.1350359925981" table:style-name="ce1">
            <text:p>14.13503599</text:p>
          </table:table-cell>
          <table:table-cell office:value-type="float" office:value="13.809711944327301" table:style-name="ce1">
            <text:p>13.80971194</text:p>
          </table:table-cell>
          <table:table-cell office:value-type="float" office:value="13.447406026295001" table:style-name="ce1">
            <text:p>13.44740603</text:p>
          </table:table-cell>
          <table:table-cell office:value-type="float" office:value="13.505121219053899" table:style-name="ce1">
            <text:p>13.50512122</text:p>
          </table:table-cell>
          <table:table-cell office:value-type="float" office:value="13.1925612131517" table:style-name="ce1">
            <text:p>13.19256121</text:p>
          </table:table-cell>
          <table:table-cell office:value-type="float" office:value="12.8815560213897" table:style-name="ce1">
            <text:p>12.88155602</text:p>
          </table:table-cell>
          <table:table-cell office:value-type="float" office:value="12.5774750674916" table:style-name="ce1">
            <text:p>12.57747507</text:p>
          </table:table-cell>
          <table:table-cell office:value-type="float" office:value="12.292263928263001" table:style-name="ce1">
            <text:p>12.29226393</text:p>
          </table:table-cell>
          <table:table-cell office:value-type="float" office:value="12.013850817600201" table:style-name="ce1">
            <text:p>12.01385082</text:p>
          </table:table-cell>
          <table:table-cell office:value-type="float" office:value="11.765761487373799" table:style-name="ce1">
            <text:p>11.76576149</text:p>
          </table:table-cell>
          <table:table-cell office:value-type="float" office:value="11.5167970220105" table:style-name="ce1">
            <text:p>11.51679702</text:p>
          </table:table-cell>
          <table:table-cell office:value-type="float" office:value="11.274102531279899" table:style-name="ce1">
            <text:p>11.27410253</text:p>
          </table:table-cell>
          <table:table-cell office:value-type="float" office:value="11.0629446372447" table:style-name="ce1">
            <text:p>11.06294464</text:p>
          </table:table-cell>
          <table:table-cell office:value-type="float" office:value="10.8380291764663" table:style-name="ce1">
            <text:p>10.83802918</text:p>
          </table:table-cell>
          <table:table-cell office:value-type="float" office:value="10.6353383695076" table:style-name="ce1">
            <text:p>10.63533837</text:p>
          </table:table-cell>
          <table:table-cell office:value-type="float" office:value="10.4388428424444" table:style-name="ce1">
            <text:p>10.43884284</text:p>
          </table:table-cell>
          <table:table-cell office:value-type="float" office:value="10.2421884286517" table:style-name="ce1">
            <text:p>10.24218843</text:p>
          </table:table-cell>
          <table:table-cell office:value-type="float" office:value="10.2385002389783" table:style-name="ce1">
            <text:p>10.23850024</text:p>
          </table:table-cell>
          <table:table-cell office:value-type="float" office:value="10.062453263728001" table:style-name="ce1">
            <text:p>10.06245326</text:p>
          </table:table-cell>
          <table:table-cell office:value-type="float" office:value="9.8802647872802307" table:style-name="ce1">
            <text:p>9.880264787</text:p>
          </table:table-cell>
          <table:table-cell office:value-type="float" office:value="9.7147969605302809" table:style-name="ce1">
            <text:p>9.714796961</text:p>
          </table:table-cell>
          <table:table-cell office:value-type="float" office:value="9.5567038354075091" table:style-name="ce1">
            <text:p>9.556703835</text:p>
          </table:table-cell>
          <table:table-cell office:value-type="float" office:value="9.3938323202741394" table:style-name="ce1">
            <text:p>9.39383232</text:p>
          </table:table-cell>
          <table:table-cell office:value-type="float" office:value="9.2420953038442093" table:style-name="ce1">
            <text:p>9.242095304</text:p>
          </table:table-cell>
          <table:table-cell office:value-type="float" office:value="9.0898963147413401" table:style-name="ce1">
            <text:p>9.089896315</text:p>
          </table:table-cell>
          <table:table-cell office:value-type="float" office:value="8.9595459426569395" table:style-name="ce1">
            <text:p>8.959545943</text:p>
          </table:table-cell>
          <table:table-cell office:value-type="float" office:value="8.82415452087481" table:style-name="ce1">
            <text:p>8.824154521</text:p>
          </table:table-cell>
          <table:table-cell office:value-type="float" office:value="8.6874665653883199" table:style-name="ce1">
            <text:p>8.687466565</text:p>
          </table:table-cell>
          <table:table-cell office:value-type="float" office:value="8.5613196891991699" table:style-name="ce1">
            <text:p>8.561319689</text:p>
          </table:table-cell>
          <table:table-cell office:value-type="float" office:value="8.4345397297050404" table:style-name="ce1">
            <text:p>8.43453973</text:p>
          </table:table-cell>
          <table:table-cell office:value-type="float" office:value="8.3099681175159592" table:style-name="ce1">
            <text:p>8.309968118</text:p>
          </table:table-cell>
          <table:table-cell office:value-type="float" office:value="8.1943252847731909" table:style-name="ce1">
            <text:p>8.194325285</text:p>
          </table:table-cell>
          <table:table-cell office:value-type="float" office:value="8.0802467913576592" table:style-name="ce1">
            <text:p>8.080246791</text:p>
          </table:table-cell>
          <table:table-cell office:value-type="float" office:value="7.9720412797333902" table:style-name="ce1">
            <text:p>7.97204128</text:p>
          </table:table-cell>
          <table:table-cell office:value-type="float" office:value="7.8611951660975699" table:style-name="ce1">
            <text:p>7.861195166</text:p>
          </table:table-cell>
          <table:table-cell office:value-type="float" office:value="7.7520255997817102" table:style-name="ce1">
            <text:p>7.7520256</text:p>
          </table:table-cell>
          <table:table-cell office:value-type="float" office:value="7.6545247383328299" table:style-name="ce1">
            <text:p>7.654524738</text:p>
          </table:table-cell>
          <table:table-cell office:value-type="float" office:value="7.55565436839015" table:style-name="ce1">
            <text:p>7.555654368</text:p>
          </table:table-cell>
          <table:table-cell office:value-type="float" office:value="7.4618491267806002" table:style-name="ce1">
            <text:p>7.461849127</text:p>
          </table:table-cell>
          <table:table-cell office:value-type="float" office:value="7.3651953160932004" table:style-name="ce1">
            <text:p>7.365195316</text:p>
          </table:table-cell>
          <table:table-cell office:value-type="float" office:value="7.2725035661719799" table:style-name="ce1">
            <text:p>7.272503566</text:p>
          </table:table-cell>
          <table:table-cell office:value-type="float" office:value="7.1808192773285198" table:style-name="ce1">
            <text:p>7.180819277</text:p>
          </table:table-cell>
          <table:table-cell office:value-type="float" office:value="7.0981416401251103" table:style-name="ce1">
            <text:p>7.09814164</text:p>
          </table:table-cell>
          <table:table-cell office:value-type="float" office:value="7.0160647394815401" table:style-name="ce1">
            <text:p>7.016064739</text:p>
          </table:table-cell>
          <table:table-cell office:value-type="float" office:value="6.9323717092640296" table:style-name="ce1">
            <text:p>6.932371709</text:p>
          </table:table-cell>
          <table:table-cell office:value-type="float" office:value="6.8494141983499697" table:style-name="ce1">
            <text:p>6.849414198</text:p>
          </table:table-cell>
          <table:table-cell office:value-type="float" office:value="6.7697947852247404" table:style-name="ce1">
            <text:p>6.769794785</text:p>
          </table:table-cell>
          <table:table-cell office:value-type="float" office:value="6.6935484426426104" table:style-name="ce1">
            <text:p>6.693548443</text:p>
          </table:table-cell>
          <table:table-cell office:value-type="float" office:value="6.6163968341019297" table:style-name="ce1">
            <text:p>6.616396834</text:p>
          </table:table-cell>
          <table:table-cell office:value-type="float" office:value="6.5471682075297002" table:style-name="ce1">
            <text:p>6.547168208</text:p>
          </table:table-cell>
          <table:table-cell office:value-type="float" office:value="6.5057298428237003" table:style-name="ce1">
            <text:p>6.505729843</text:p>
          </table:table-cell>
          <table:table-cell office:value-type="float" office:value="6.4333974690582103" table:style-name="ce1">
            <text:p>6.433397469</text:p>
          </table:table-cell>
          <table:table-cell office:value-type="float" office:value="6.3672687079244001" table:style-name="ce1">
            <text:p>6.367268708</text:p>
          </table:table-cell>
          <table:table-cell office:value-type="float" office:value="6.2972165825714903" table:style-name="ce1">
            <text:p>6.297216583</text:p>
          </table:table-cell>
          <table:table-cell office:value-type="float" office:value="6.22961210193432" table:style-name="ce1">
            <text:p>6.229612102</text:p>
          </table:table-cell>
          <table:table-cell office:value-type="float" office:value="6.1657616925718699" table:style-name="ce1">
            <text:p>6.165761693</text:p>
          </table:table-cell>
          <table:table-cell office:value-type="float" office:value="6.1001841692995296" table:style-name="ce1">
            <text:p>6.100184169</text:p>
          </table:table-cell>
          <table:table-cell office:value-type="float" office:value="6.0411936566111804" table:style-name="ce1">
            <text:p>6.041193657</text:p>
          </table:table-cell>
          <table:table-cell office:value-type="float" office:value="5.9791896105326101" table:style-name="ce1">
            <text:p>5.979189611</text:p>
          </table:table-cell>
          <table:table-cell office:value-type="float" office:value="5.9185494940421197" table:style-name="ce1">
            <text:p>5.918549494</text:p>
          </table:table-cell>
          <table:table-cell office:value-type="float" office:value="5.8627510443515902" table:style-name="ce1">
            <text:p>5.862751044</text:p>
          </table:table-cell>
          <table:table-cell office:value-type="float" office:value="5.8045042637420403" table:style-name="ce1">
            <text:p>5.804504264</text:p>
          </table:table-cell>
          <table:table-cell office:value-type="float" office:value="5.7475029808868898" table:style-name="ce1">
            <text:p>5.747502981</text:p>
          </table:table-cell>
          <table:table-cell office:value-type="float" office:value="5.6956500870323001" table:style-name="ce1">
            <text:p>5.695650087</text:p>
          </table:table-cell>
          <table:table-cell office:value-type="float" office:value="5.64082171941424" table:style-name="ce1">
            <text:p>5.640821719</text:p>
          </table:table-cell>
          <table:table-cell office:value-type="float" office:value="5.58713416322139" table:style-name="ce1">
            <text:p>5.587134163</text:p>
          </table:table-cell>
          <table:table-cell office:value-type="float" office:value="5.5378671451873602" table:style-name="ce1">
            <text:p>5.537867145</text:p>
          </table:table-cell>
          <table:table-cell office:value-type="float" office:value="5.4900632553242099" table:style-name="ce1">
            <text:p>5.490063255</text:p>
          </table:table-cell>
          <table:table-cell office:value-type="float" office:value="5.4393204675347997" table:style-name="ce1">
            <text:p>5.439320468</text:p>
          </table:table-cell>
          <table:table-cell office:value-type="float" office:value="5.3895972111195798" table:style-name="ce1">
            <text:p>5.389597211</text:p>
          </table:table-cell>
          <table:table-cell office:value-type="float" office:value="5.3420749194120596" table:style-name="ce1">
            <text:p>5.342074919</text:p>
          </table:table-cell>
          <table:table-cell office:value-type="float" office:value="5.2941899065571496" table:style-name="ce1">
            <text:p>5.294189907</text:p>
          </table:table-cell>
          <table:table-cell office:value-type="float" office:value="5.2503723919015401" table:style-name="ce1">
            <text:p>5.250372392</text:p>
          </table:table-cell>
          <table:table-cell office:value-type="float" office:value="5.2078374753637497" table:style-name="ce1">
            <text:p>5.207837475</text:p>
          </table:table-cell>
          <table:table-cell office:value-type="float" office:value="5.16247875780532" table:style-name="ce1">
            <text:p>5.162478758</text:p>
          </table:table-cell>
          <table:table-cell office:value-type="float" office:value="5.1191432220604298" table:style-name="ce1">
            <text:p>5.119143222</text:p>
          </table:table-cell>
          <table:table-cell office:value-type="float" office:value="5.0784535354683804" table:style-name="ce1">
            <text:p>5.078453535</text:p>
          </table:table-cell>
          <table:table-cell office:value-type="float" office:value="5.0354440222689902" table:style-name="ce1">
            <text:p>5.035444022</text:p>
          </table:table-cell>
          <table:table-cell office:value-type="float" office:value="4.9966600088217401" table:style-name="ce1">
            <text:p>4.996660009</text:p>
          </table:table-cell>
          <table:table-cell office:value-type="float" office:value="4.95506134200786" table:style-name="ce1">
            <text:p>4.955061342</text:p>
          </table:table-cell>
          <table:table-cell office:value-type="float" office:value="4.9142278696107002" table:style-name="ce1">
            <text:p>4.91422787</text:p>
          </table:table-cell>
          <table:table-cell office:value-type="float" office:value="4.8740448393168103" table:style-name="ce1">
            <text:p>4.874044839</text:p>
          </table:table-cell>
          <table:table-cell office:value-type="float" office:value="4.8375012247781104" table:style-name="ce1">
            <text:p>4.837501225</text:p>
          </table:table-cell>
          <table:table-cell office:value-type="float" office:value="4.7986850677962503" table:style-name="ce1">
            <text:p>4.798685068</text:p>
          </table:table-cell>
          <table:table-cell office:value-type="float" office:value="4.7623739284888504" table:style-name="ce1">
            <text:p>4.762373928</text:p>
          </table:table-cell>
          <table:table-cell office:value-type="float" office:value="4.7247742540817104" table:style-name="ce1">
            <text:p>4.724774254</text:p>
          </table:table-cell>
          <table:table-cell office:value-type="float" office:value="4.6878365843264298" table:style-name="ce1">
            <text:p>4.687836584</text:p>
          </table:table-cell>
          <table:table-cell office:value-type="float" office:value="4.6514542814069104" table:style-name="ce1">
            <text:p>4.651454281</text:p>
          </table:table-cell>
          <table:table-cell office:value-type="float" office:value="4.61750181422547" table:style-name="ce1">
            <text:p>4.617501814</text:p>
          </table:table-cell>
          <table:table-cell office:value-type="float" office:value="4.5864175083153702" table:style-name="ce1">
            <text:p>4.586417508</text:p>
          </table:table-cell>
          <table:table-cell office:value-type="float" office:value="4.5517505324076" table:style-name="ce1">
            <text:p>4.551750532</text:p>
          </table:table-cell>
          <table:table-cell office:value-type="float" office:value="4.5175856725085302" table:style-name="ce1">
            <text:p>4.517585673</text:p>
          </table:table-cell>
          <table:table-cell office:value-type="float" office:value="4.4839981168165597" table:style-name="ce1">
            <text:p>4.483998117</text:p>
          </table:table-cell>
          <table:table-cell office:value-type="float" office:value="4.4526597465381998" table:style-name="ce1">
            <text:p>4.452659747</text:p>
          </table:table-cell>
          <table:table-cell office:value-type="float" office:value="4.4200455432973396" table:style-name="ce1">
            <text:p>4.420045543</text:p>
          </table:table-cell>
          <table:table-cell office:value-type="float" office:value="4.3905940378046102" table:style-name="ce1">
            <text:p>4.390594038</text:p>
          </table:table-cell>
          <table:table-cell office:value-type="float" office:value="4.3589863446692503" table:style-name="ce1">
            <text:p>4.358986345</text:p>
          </table:table-cell>
          <table:table-cell office:value-type="float" office:value="4.3278121114403501" table:style-name="ce1">
            <text:p>4.327812111</text:p>
          </table:table-cell>
          <table:table-cell office:value-type="float" office:value="4.3000975918720101" table:style-name="ce1">
            <text:p>4.300097592</text:p>
          </table:table-cell>
          <table:table-cell office:value-type="float" office:value="4.2698626359613803" table:style-name="ce1">
            <text:p>4.269862636</text:p>
          </table:table-cell>
          <table:table-cell office:value-type="float" office:value="4.2400313910295004" table:style-name="ce1">
            <text:p>4.240031391</text:p>
          </table:table-cell>
          <table:table-cell office:value-type="float" office:value="4.2131837044070304" table:style-name="ce1">
            <text:p>4.213183704</text:p>
          </table:table-cell>
          <table:table-cell office:value-type="float" office:value="4.1842358409253597" table:style-name="ce1">
            <text:p>4.184235841</text:p>
          </table:table-cell>
          <table:table-cell office:value-type="float" office:value="4.1585511693308099" table:style-name="ce1">
            <text:p>4.158551169</text:p>
          </table:table-cell>
          <table:table-cell office:value-type="float" office:value="4.1303673275871997" table:style-name="ce1">
            <text:p>4.130367328</text:p>
          </table:table-cell>
          <table:table-cell office:value-type="float" office:value="4.1026227262847099" table:style-name="ce1">
            <text:p>4.102622726</text:p>
          </table:table-cell>
          <table:table-cell office:value-type="float" office:value="4.0752297023335897" table:style-name="ce1">
            <text:p>4.075229702</text:p>
          </table:table-cell>
          <table:table-cell office:value-type="float" office:value="4.0496632348344201" table:style-name="ce1">
            <text:p>4.049663235</text:p>
          </table:table-cell>
          <table:table-cell office:value-type="float" office:value="4.0224616120335996" table:style-name="ce1">
            <text:p>4.022461612</text:p>
          </table:table-cell>
          <table:table-cell office:value-type="float" office:value="3.9977642791982499" table:style-name="ce1">
            <text:p>3.997764279</text:p>
          </table:table-cell>
          <table:table-cell office:value-type="float" office:value="3.9718399575957002" table:style-name="ce1">
            <text:p>3.971839958</text:p>
          </table:table-cell>
          <table:table-cell office:value-type="float" office:value="3.9463062064823702" table:style-name="ce1">
            <text:p>3.946306206</text:p>
          </table:table-cell>
          <table:table-cell office:value-type="float" office:value="3.9234385856531002" table:style-name="ce1">
            <text:p>3.923438586</text:p>
          </table:table-cell>
          <table:table-cell office:value-type="float" office:value="3.8985350604153299" table:style-name="ce1">
            <text:p>3.89853506</text:p>
          </table:table-cell>
          <table:table-cell office:value-type="float" office:value="3.8740006836388101" table:style-name="ce1">
            <text:p>3.874000684</text:p>
          </table:table-cell>
          <table:table-cell office:value-type="float" office:value="3.8524117154642701" table:style-name="ce1">
            <text:p>3.852411715</text:p>
          </table:table-cell>
          <table:table-cell office:value-type="float" office:value="3.8284669892126999" table:style-name="ce1">
            <text:p>3.828466989</text:p>
          </table:table-cell>
          <table:table-cell office:value-type="float" office:value="3.8048716398971698" table:style-name="ce1">
            <text:p>3.80487164</text:p>
          </table:table-cell>
          <table:table-cell office:value-type="float" office:value="3.78288692048194" table:style-name="ce1">
            <text:p>3.78288692</text:p>
          </table:table-cell>
          <table:table-cell office:value-type="float" office:value="3.7598541876093199" table:style-name="ce1">
            <text:p>3.759854188</text:p>
          </table:table-cell>
          <table:table-cell office:value-type="float" office:value="3.7366027476343602" table:style-name="ce1">
            <text:p>3.736602748</text:p>
          </table:table-cell>
          <table:table-cell office:value-type="float" office:value="3.7156138661265499" table:style-name="ce1">
            <text:p>3.715613866</text:p>
          </table:table-cell>
          <table:table-cell office:value-type="float" office:value="3.6929367502113002" table:style-name="ce1">
            <text:p>3.69293675</text:p>
          </table:table-cell>
          <table:table-cell office:value-type="float" office:value="3.6710491815006998" table:style-name="ce1">
            <text:p>3.671049182</text:p>
          </table:table-cell>
          <table:table-cell office:value-type="float" office:value="3.65161698863976" table:style-name="ce1">
            <text:p>3.651616989</text:p>
          </table:table-cell>
          <table:table-cell office:value-type="float" office:value="3.6297599238128999" table:style-name="ce1">
            <text:p>3.629759924</text:p>
          </table:table-cell>
          <table:table-cell office:value-type="float" office:value="3.6111445322417302" table:style-name="ce1">
            <text:p>3.611144532</text:p>
          </table:table-cell>
          <table:table-cell office:value-type="float" office:value="3.5902958745299798" table:style-name="ce1">
            <text:p>3.590295875</text:p>
          </table:table-cell>
          <table:table-cell office:value-type="float" office:value="3.5697354030019701" table:style-name="ce1">
            <text:p>3.569735403</text:p>
          </table:table-cell>
          <table:table-cell office:value-type="float" office:value="3.55064139965015" table:style-name="ce1">
            <text:p>3.5506414</text:p>
          </table:table-cell>
          <table:table-cell office:value-type="float" office:value="3.5305340016114499" table:style-name="ce1">
            <text:p>3.530534002</text:p>
          </table:table-cell>
          <table:table-cell office:value-type="float" office:value="3.5319539117024301" table:style-name="ce1">
            <text:p>3.531953912</text:p>
          </table:table-cell>
          <table:table-cell office:value-type="float" office:value="3.5135574500310298" table:style-name="ce1">
            <text:p>3.51355745</text:p>
          </table:table-cell>
          <table:table-cell office:value-type="float" office:value="3.4931570654240298" table:style-name="ce1">
            <text:p>3.493157065</text:p>
          </table:table-cell>
          <table:table-cell office:value-type="float" office:value="3.4738609257758002" table:style-name="ce1">
            <text:p>3.473860926</text:p>
          </table:table-cell>
          <table:table-cell office:value-type="float" office:value="3.4543215610140501" table:style-name="ce1">
            <text:p>3.454321561</text:p>
          </table:table-cell>
          <table:table-cell office:value-type="float" office:value="3.4368042749087802" table:style-name="ce1">
            <text:p>3.436804275</text:p>
          </table:table-cell>
          <table:table-cell office:value-type="float" office:value="3.41816848907246" table:style-name="ce1">
            <text:p>3.418168489</text:p>
          </table:table-cell>
          <table:table-cell office:value-type="float" office:value="3.3992860813853598" table:style-name="ce1">
            <text:p>3.399286081</text:p>
          </table:table-cell>
          <table:table-cell office:value-type="float" office:value="3.3816189217901602" table:style-name="ce1">
            <text:p>3.381618922</text:p>
          </table:table-cell>
          <table:table-cell office:value-type="float" office:value="3.3636143445369502" table:style-name="ce1">
            <text:p>3.363614345</text:p>
          </table:table-cell>
          <table:table-cell office:value-type="float" office:value="3.3453601931639501" table:style-name="ce1">
            <text:p>3.345360193</text:p>
          </table:table-cell>
          <table:table-cell office:value-type="float" office:value="3.3282937491137301" table:style-name="ce1">
            <text:p>3.328293749</text:p>
          </table:table-cell>
          <table:table-cell office:value-type="float" office:value="3.3131304683325502" table:style-name="ce1">
            <text:p>3.313130468</text:p>
          </table:table-cell>
          <table:table-cell office:value-type="float" office:value="3.29546101879468" table:style-name="ce1">
            <text:p>3.295461019</text:p>
          </table:table-cell>
          <table:table-cell office:value-type="float" office:value="3.2784298160677801" table:style-name="ce1">
            <text:p>3.278429816</text:p>
          </table:table-cell>
          <table:table-cell office:value-type="float" office:value="3.2611451992295799" table:style-name="ce1">
            <text:p>3.261145199</text:p>
          </table:table-cell>
          <table:table-cell office:value-type="float" office:value="3.24500524268857" table:style-name="ce1">
            <text:p>3.245005243</text:p>
          </table:table-cell>
          <table:table-cell office:value-type="float" office:value="3.2285259387893199" table:style-name="ce1">
            <text:p>3.228525939</text:p>
          </table:table-cell>
          <table:table-cell office:value-type="float" office:value="3.21179136372298" table:style-name="ce1">
            <text:p>3.211791364</text:p>
          </table:table-cell>
          <table:table-cell office:value-type="float" office:value="3.1978251009571701" table:style-name="ce1">
            <text:p>3.197825101</text:p>
          </table:table-cell>
          <table:table-cell office:value-type="float" office:value="3.1818624711404202" table:style-name="ce1">
            <text:p>3.181862471</text:p>
          </table:table-cell>
          <table:table-cell office:value-type="float" office:value="3.1671675901766498" table:style-name="ce1">
            <text:p>3.16716759</text:p>
          </table:table-cell>
          <table:table-cell office:value-type="float" office:value="3.1511118333583501" table:style-name="ce1">
            <text:p>3.151111833</text:p>
          </table:table-cell>
          <table:table-cell office:value-type="float" office:value="3.1356471043681702" table:style-name="ce1">
            <text:p>3.135647104</text:p>
          </table:table-cell>
          <table:table-cell office:value-type="float" office:value="3.1199244993794202" table:style-name="ce1">
            <text:p>3.119924499</text:p>
          </table:table-cell>
          <table:table-cell office:value-type="float" office:value="3.10527662777965" table:style-name="ce1">
            <text:p>3.105276628</text:p>
          </table:table-cell>
          <table:table-cell office:value-type="float" office:value="3.0898743113223301" table:style-name="ce1">
            <text:p>3.089874311</text:p>
          </table:table-cell>
          <table:table-cell office:value-type="float" office:value="3.0771124153324401" table:style-name="ce1">
            <text:p>3.077112415</text:p>
          </table:table-cell>
          <table:table-cell office:value-type="float" office:value="3.0624237020498399" table:style-name="ce1">
            <text:p>3.062423702</text:p>
          </table:table-cell>
          <table:table-cell office:value-type="float" office:value="3.0474757727103801" table:style-name="ce1">
            <text:p>3.047475773</text:p>
          </table:table-cell>
          <table:table-cell office:value-type="float" office:value="3.0330866232307598" table:style-name="ce1">
            <text:p>3.033086623</text:p>
          </table:table-cell>
          <table:table-cell office:value-type="float" office:value="3.0198853011434901" table:style-name="ce1">
            <text:p>3.019885301</text:p>
          </table:table-cell>
          <table:table-cell office:value-type="float" office:value="3.0053764782810402" table:style-name="ce1">
            <text:p>3.005376478</text:p>
          </table:table-cell>
          <table:table-cell office:value-type="float" office:value="2.9934199283360501" table:style-name="ce1">
            <text:p>2.993419928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40.811665577559197" table:style-name="ce1">
            <text:p>40.81166558</text:p>
          </table:table-cell>
          <table:table-cell office:value-type="string" table:style-name="ce1">
            <text:p><text:s/>global min</text:p>
          </table:table-cell>
          <table:table-cell office:value-type="float" office:value="-41.497613185373602" table:style-name="ce1">
            <text:p>-41.49761319</text:p>
          </table:table-cell>
          <table:table-cell office:value-type="string" table:style-name="ce1">
            <text:p><text:s/>range</text:p>
          </table:table-cell>
          <table:table-cell office:value-type="float" office:value="82.309278762932706" table:style-name="ce1">
            <text:p>82.30927876</text:p>
          </table:table-cell>
          <table:table-cell office:value-type="string" table:style-name="ce1">
            <text:p><text:s/>regret</text:p>
          </table:table-cell>
          <table:table-cell office:value-type="float" office:value="33.9293763229646" table:style-name="ce1">
            <text:p>33.92937632</text:p>
          </table:table-cell>
          <table:table-cell office:value-type="float" office:value="44.739521117414398" table:style-name="ce1">
            <text:p>44.73952112</text:p>
          </table:table-cell>
          <table:table-cell office:value-type="float" office:value="40.209488878943802" table:style-name="ce1">
            <text:p>40.20948888</text:p>
          </table:table-cell>
          <table:table-cell office:value-type="float" office:value="33.766206070778097" table:style-name="ce1">
            <text:p>33.76620607</text:p>
          </table:table-cell>
          <table:table-cell office:value-type="float" office:value="31.416736689483599" table:style-name="ce1">
            <text:p>31.41673669</text:p>
          </table:table-cell>
          <table:table-cell office:value-type="float" office:value="30.684378289621701" table:style-name="ce1">
            <text:p>30.68437829</text:p>
          </table:table-cell>
          <table:table-cell office:value-type="float" office:value="29.229901261459698" table:style-name="ce1">
            <text:p>29.22990126</text:p>
          </table:table-cell>
          <table:table-cell office:value-type="float" office:value="28.2027268478409" table:style-name="ce1">
            <text:p>28.20272685</text:p>
          </table:table-cell>
          <table:table-cell office:value-type="float" office:value="25.0782848194156" table:style-name="ce1">
            <text:p>25.07828482</text:p>
          </table:table-cell>
          <table:table-cell office:value-type="float" office:value="23.2243376584942" table:style-name="ce1">
            <text:p>23.22433766</text:p>
          </table:table-cell>
          <table:table-cell office:value-type="float" office:value="21.159161131961" table:style-name="ce1">
            <text:p>21.15916113</text:p>
          </table:table-cell>
          <table:table-cell office:value-type="float" office:value="19.499149687756301" table:style-name="ce1">
            <text:p>19.49914969</text:p>
          </table:table-cell>
          <table:table-cell office:value-type="float" office:value="18.0382455476696" table:style-name="ce1">
            <text:p>18.03824555</text:p>
          </table:table-cell>
          <table:table-cell office:value-type="float" office:value="16.767256195020501" table:style-name="ce1">
            <text:p>16.7672562</text:p>
          </table:table-cell>
          <table:table-cell office:value-type="float" office:value="15.6657320893913" table:style-name="ce1">
            <text:p>15.66573209</text:p>
          </table:table-cell>
          <table:table-cell office:value-type="float" office:value="14.6917956208052" table:style-name="ce1">
            <text:p>14.69179562</text:p>
          </table:table-cell>
          <table:table-cell office:value-type="float" office:value="13.8670819000617" table:style-name="ce1">
            <text:p>13.8670819</text:p>
          </table:table-cell>
          <table:table-cell office:value-type="float" office:value="13.1118337685696" table:style-name="ce1">
            <text:p>13.11183377</text:p>
          </table:table-cell>
          <table:table-cell office:value-type="float" office:value="12.4484423000464" table:style-name="ce1">
            <text:p>12.4484423</text:p>
          </table:table-cell>
          <table:table-cell office:value-type="float" office:value="12.803664161794099" table:style-name="ce1">
            <text:p>12.80366416</text:p>
          </table:table-cell>
          <table:table-cell office:value-type="float" office:value="12.2134523941893" table:style-name="ce1">
            <text:p>12.21345239</text:p>
          </table:table-cell>
          <table:table-cell office:value-type="float" office:value="11.6748740245344" table:style-name="ce1">
            <text:p>11.67487402</text:p>
          </table:table-cell>
          <table:table-cell office:value-type="float" office:value="11.1791236553461" table:style-name="ce1">
            <text:p>11.17912366</text:p>
          </table:table-cell>
          <table:table-cell office:value-type="float" office:value="10.728523847280901" table:style-name="ce1">
            <text:p>10.72852385</text:p>
          </table:table-cell>
          <table:table-cell office:value-type="float" office:value="10.3102875147177" table:style-name="ce1">
            <text:p>10.31028751</text:p>
          </table:table-cell>
          <table:table-cell office:value-type="float" office:value="9.9277660049893992" table:style-name="ce1">
            <text:p>9.927766005</text:p>
          </table:table-cell>
          <table:table-cell office:value-type="float" office:value="9.5701678393676701" table:style-name="ce1">
            <text:p>9.570167839</text:p>
          </table:table-cell>
          <table:table-cell office:value-type="float" office:value="9.2464974117698695" table:style-name="ce1">
            <text:p>9.246497412</text:p>
          </table:table-cell>
          <table:table-cell office:value-type="float" office:value="8.9333048105080408" table:style-name="ce1">
            <text:p>8.933304811</text:p>
          </table:table-cell>
          <table:table-cell office:value-type="float" office:value="8.6476855922171403" table:style-name="ce1">
            <text:p>8.647685592</text:p>
          </table:table-cell>
          <table:table-cell office:value-type="float" office:value="8.3819285422131706" table:style-name="ce1">
            <text:p>8.381928542</text:p>
          </table:table-cell>
          <table:table-cell office:value-type="float" office:value="8.1313910334496793" table:style-name="ce1">
            <text:p>8.131391033</text:p>
          </table:table-cell>
          <table:table-cell office:value-type="float" office:value="7.8923911418476402" table:style-name="ce1">
            <text:p>7.892391142</text:p>
          </table:table-cell>
          <table:table-cell office:value-type="float" office:value="7.6722977859725399" table:style-name="ce1">
            <text:p>7.672297786</text:p>
          </table:table-cell>
          <table:table-cell office:value-type="float" office:value="7.4600719809613896" table:style-name="ce1">
            <text:p>7.460071981</text:p>
          </table:table-cell>
          <table:table-cell office:value-type="float" office:value="7.2551463312683797" table:style-name="ce1">
            <text:p>7.255146331</text:p>
          </table:table-cell>
          <table:table-cell office:value-type="float" office:value="7.0689188158768301" table:style-name="ce1">
            <text:p>7.068918816</text:p>
          </table:table-cell>
          <table:table-cell office:value-type="float" office:value="6.89006872949067" table:style-name="ce1">
            <text:p>6.890068729</text:p>
          </table:table-cell>
          <table:table-cell office:value-type="float" office:value="6.7227523072417101" table:style-name="ce1">
            <text:p>6.722752307</text:p>
          </table:table-cell>
          <table:table-cell office:value-type="float" office:value="6.5587812989400902" table:style-name="ce1">
            <text:p>6.558781299</text:p>
          </table:table-cell>
          <table:table-cell office:value-type="float" office:value="6.4047718675167298" table:style-name="ce1">
            <text:p>6.404771868</text:p>
          </table:table-cell>
          <table:table-cell office:value-type="float" office:value="6.2659441846920902" table:style-name="ce1">
            <text:p>6.265944185</text:p>
          </table:table-cell>
          <table:table-cell office:value-type="float" office:value="6.12590814808489" table:style-name="ce1">
            <text:p>6.125908148</text:p>
          </table:table-cell>
          <table:table-cell office:value-type="float" office:value="5.9883535781255102" table:style-name="ce1">
            <text:p>5.988353578</text:p>
          </table:table-cell>
          <table:table-cell office:value-type="float" office:value="5.8559168792215504" table:style-name="ce1">
            <text:p>5.855916879</text:p>
          </table:table-cell>
          <table:table-cell office:value-type="float" office:value="5.7365432136250201" table:style-name="ce1">
            <text:p>5.736543214</text:p>
          </table:table-cell>
          <table:table-cell office:value-type="float" office:value="5.6231958482733004" table:style-name="ce1">
            <text:p>5.623195848</text:p>
          </table:table-cell>
          <table:table-cell office:value-type="float" office:value="5.5111374891547404" table:style-name="ce1">
            <text:p>5.511137489</text:p>
          </table:table-cell>
          <table:table-cell office:value-type="float" office:value="5.3992510532015201" table:style-name="ce1">
            <text:p>5.399251053</text:p>
          </table:table-cell>
          <table:table-cell office:value-type="float" office:value="5.2985605973731102" table:style-name="ce1">
            <text:p>5.298560597</text:p>
          </table:table-cell>
          <table:table-cell office:value-type="float" office:value="5.20592233446152" table:style-name="ce1">
            <text:p>5.205922334</text:p>
          </table:table-cell>
          <table:table-cell office:value-type="float" office:value="5.1072220409117302" table:style-name="ce1">
            <text:p>5.107222041</text:p>
          </table:table-cell>
          <table:table-cell office:value-type="float" office:value="5.01088373703021" table:style-name="ce1">
            <text:p>5.010883737</text:p>
          </table:table-cell>
          <table:table-cell office:value-type="float" office:value="4.9248438208219003" table:style-name="ce1">
            <text:p>4.924843821</text:p>
          </table:table-cell>
          <table:table-cell office:value-type="float" office:value="4.8382814236283496" table:style-name="ce1">
            <text:p>4.838281424</text:p>
          </table:table-cell>
          <table:table-cell office:value-type="float" office:value="4.75839654573823" table:style-name="ce1">
            <text:p>4.758396546</text:p>
          </table:table-cell>
          <table:table-cell office:value-type="float" office:value="4.6777915532722396" table:style-name="ce1">
            <text:p>4.677791553</text:p>
          </table:table-cell>
          <table:table-cell office:value-type="float" office:value="4.5971399747675399" table:style-name="ce1">
            <text:p>4.597139975</text:p>
          </table:table-cell>
          <table:table-cell office:value-type="float" office:value="4.52540418302201" table:style-name="ce1">
            <text:p>4.525404183</text:p>
          </table:table-cell>
          <table:table-cell office:value-type="float" office:value="4.4706311766633799" table:style-name="ce1">
            <text:p>4.470631177</text:p>
          </table:table-cell>
          <table:table-cell office:value-type="float" office:value="4.3973421409803803" table:style-name="ce1">
            <text:p>4.397342141</text:p>
          </table:table-cell>
          <table:table-cell office:value-type="float" office:value="4.3264172677387602" table:style-name="ce1">
            <text:p>4.326417268</text:p>
          </table:table-cell>
          <table:table-cell office:value-type="float" office:value="5.2434034269380803" table:style-name="ce1">
            <text:p>5.243403427</text:p>
          </table:table-cell>
          <table:table-cell office:value-type="float" office:value="5.1614752483921702" table:style-name="ce1">
            <text:p>5.161475248</text:p>
          </table:table-cell>
          <table:table-cell office:value-type="float" office:value="5.0876791409058502" table:style-name="ce1">
            <text:p>5.087679141</text:p>
          </table:table-cell>
          <table:table-cell office:value-type="float" office:value="5.0110279740352599" table:style-name="ce1">
            <text:p>5.011027974</text:p>
          </table:table-cell>
          <table:table-cell office:value-type="float" office:value="4.9366649016981201" table:style-name="ce1">
            <text:p>4.936664902</text:p>
          </table:table-cell>
          <table:table-cell office:value-type="float" office:value="4.8715285923588798" table:style-name="ce1">
            <text:p>4.871528592</text:p>
          </table:table-cell>
          <table:table-cell office:value-type="float" office:value="4.8021259836582102" table:style-name="ce1">
            <text:p>4.802125984</text:p>
          </table:table-cell>
          <table:table-cell office:value-type="float" office:value="4.7339342142837699" table:style-name="ce1">
            <text:p>4.733934214</text:p>
          </table:table-cell>
          <table:table-cell office:value-type="float" office:value="5.2402122384757197" table:style-name="ce1">
            <text:p>5.240212238</text:p>
          </table:table-cell>
          <table:table-cell office:value-type="float" office:value="5.17447867775563" table:style-name="ce1">
            <text:p>5.174478678</text:p>
          </table:table-cell>
          <table:table-cell office:value-type="float" office:value="5.1047289505536799" table:style-name="ce1">
            <text:p>5.104728951</text:p>
          </table:table-cell>
          <table:table-cell office:value-type="float" office:value="5.04260282779794" table:style-name="ce1">
            <text:p>5.042602828</text:p>
          </table:table-cell>
          <table:table-cell office:value-type="float" office:value="4.9764714379874802" table:style-name="ce1">
            <text:p>4.976471438</text:p>
          </table:table-cell>
          <table:table-cell office:value-type="float" office:value="5.2149832112031103" table:style-name="ce1">
            <text:p>5.214983211</text:p>
          </table:table-cell>
          <table:table-cell office:value-type="float" office:value="5.4599396107695002" table:style-name="ce1">
            <text:p>5.459939611</text:p>
          </table:table-cell>
          <table:table-cell office:value-type="float" office:value="5.3910012643751797" table:style-name="ce1">
            <text:p>5.391001264</text:p>
          </table:table-cell>
          <table:table-cell office:value-type="float" office:value="5.3273775554815899" table:style-name="ce1">
            <text:p>5.327377555</text:p>
          </table:table-cell>
          <table:table-cell office:value-type="float" office:value="5.2628342357277802" table:style-name="ce1">
            <text:p>5.262834236</text:p>
          </table:table-cell>
          <table:table-cell office:value-type="float" office:value="5.2008781909729001" table:style-name="ce1">
            <text:p>5.200878191</text:p>
          </table:table-cell>
          <table:table-cell office:value-type="float" office:value="5.1394517737070897" table:style-name="ce1">
            <text:p>5.139451774</text:p>
          </table:table-cell>
          <table:table-cell office:value-type="float" office:value="5.0804751813802902" table:style-name="ce1">
            <text:p>5.080475181</text:p>
          </table:table-cell>
          <table:table-cell office:value-type="float" office:value="5.0347436173341498" table:style-name="ce1">
            <text:p>5.034743617</text:p>
          </table:table-cell>
          <table:table-cell office:value-type="float" office:value="4.9755113394831598" table:style-name="ce1">
            <text:p>4.975511339</text:p>
          </table:table-cell>
          <table:table-cell office:value-type="float" office:value="4.9176565564659098" table:style-name="ce1">
            <text:p>4.917656556</text:p>
          </table:table-cell>
          <table:table-cell office:value-type="float" office:value="4.8611317684605604" table:style-name="ce1">
            <text:p>4.861131768</text:p>
          </table:table-cell>
          <table:table-cell office:value-type="float" office:value="4.8100362740664702" table:style-name="ce1">
            <text:p>4.810036274</text:p>
          </table:table-cell>
          <table:table-cell office:value-type="float" office:value="4.7563134184864797" table:style-name="ce1">
            <text:p>4.756313418</text:p>
          </table:table-cell>
          <table:table-cell office:value-type="float" office:value="4.7034798464498699" table:style-name="ce1">
            <text:p>4.703479846</text:p>
          </table:table-cell>
          <table:table-cell office:value-type="float" office:value="4.6558012576073597" table:style-name="ce1">
            <text:p>4.655801258</text:p>
          </table:table-cell>
          <table:table-cell office:value-type="float" office:value="5.2399771009093996" table:style-name="ce1">
            <text:p>5.239977101</text:p>
          </table:table-cell>
          <table:table-cell office:value-type="float" office:value="5.1839418861409898" table:style-name="ce1">
            <text:p>5.183941886</text:p>
          </table:table-cell>
          <table:table-cell office:value-type="float" office:value="5.1290989099846698" table:style-name="ce1">
            <text:p>5.12909891</text:p>
          </table:table-cell>
          <table:table-cell office:value-type="float" office:value="5.0789476400035802" table:style-name="ce1">
            <text:p>5.07894764</text:p>
          </table:table-cell>
          <table:table-cell office:value-type="float" office:value="5.0269038999203399" table:style-name="ce1">
            <text:p>5.0269039</text:p>
          </table:table-cell>
          <table:table-cell office:value-type="float" office:value="4.9753760465958798" table:style-name="ce1">
            <text:p>4.975376047</text:p>
          </table:table-cell>
          <table:table-cell office:value-type="float" office:value="4.9283286202202197" table:style-name="ce1">
            <text:p>4.92832862</text:p>
          </table:table-cell>
          <table:table-cell office:value-type="float" office:value="4.87938336741004" table:style-name="ce1">
            <text:p>4.879383367</text:p>
          </table:table-cell>
          <table:table-cell office:value-type="float" office:value="4.8342368163537497" table:style-name="ce1">
            <text:p>4.834236816</text:p>
          </table:table-cell>
          <table:table-cell office:value-type="float" office:value="4.7871923784889896" table:style-name="ce1">
            <text:p>4.787192378</text:p>
          </table:table-cell>
          <table:table-cell office:value-type="float" office:value="4.7405405132827001" table:style-name="ce1">
            <text:p>4.740540513</text:p>
          </table:table-cell>
          <table:table-cell office:value-type="float" office:value="4.6980568991904503" table:style-name="ce1">
            <text:p>4.698056899</text:p>
          </table:table-cell>
          <table:table-cell office:value-type="float" office:value="4.6536789346983598" table:style-name="ce1">
            <text:p>4.653678935</text:p>
          </table:table-cell>
          <table:table-cell office:value-type="float" office:value="4.6101462647680203" table:style-name="ce1">
            <text:p>4.610146265</text:p>
          </table:table-cell>
          <table:table-cell office:value-type="float" office:value="4.5700951515322998" table:style-name="ce1">
            <text:p>4.570095152</text:p>
          </table:table-cell>
          <table:table-cell office:value-type="float" office:value="4.5281573332190304" table:style-name="ce1">
            <text:p>4.528157333</text:p>
          </table:table-cell>
          <table:table-cell office:value-type="float" office:value="4.4864957109433696" table:style-name="ce1">
            <text:p>4.486495711</text:p>
          </table:table-cell>
          <table:table-cell office:value-type="float" office:value="4.4475773522244602" table:style-name="ce1">
            <text:p>4.447577352</text:p>
          </table:table-cell>
          <table:table-cell office:value-type="float" office:value="4.4086349397058404" table:style-name="ce1">
            <text:p>4.40863494</text:p>
          </table:table-cell>
          <table:table-cell office:value-type="float" office:value="4.3711192610650897" table:style-name="ce1">
            <text:p>4.371119261</text:p>
          </table:table-cell>
          <table:table-cell office:value-type="float" office:value="4.3409205322948701" table:style-name="ce1">
            <text:p>4.340920532</text:p>
          </table:table-cell>
          <table:table-cell office:value-type="float" office:value="4.3025053063453598" table:style-name="ce1">
            <text:p>4.302505306</text:p>
          </table:table-cell>
          <table:table-cell office:value-type="float" office:value="4.2649769132250199" table:style-name="ce1">
            <text:p>4.264976913</text:p>
          </table:table-cell>
          <table:table-cell office:value-type="float" office:value="4.2278901574578498" table:style-name="ce1">
            <text:p>4.227890157</text:p>
          </table:table-cell>
          <table:table-cell office:value-type="float" office:value="4.7867709733650399" table:style-name="ce1">
            <text:p>4.786770973</text:p>
          </table:table-cell>
          <table:table-cell office:value-type="float" office:value="4.7479472437686097" table:style-name="ce1">
            <text:p>4.747947244</text:p>
          </table:table-cell>
          <table:table-cell office:value-type="float" office:value="4.7079536410879097" table:style-name="ce1">
            <text:p>4.707953641</text:p>
          </table:table-cell>
          <table:table-cell office:value-type="float" office:value="4.6684018620467702" table:style-name="ce1">
            <text:p>4.668401862</text:p>
          </table:table-cell>
          <table:table-cell office:value-type="float" office:value="4.6325379153778901" table:style-name="ce1">
            <text:p>4.632537915</text:p>
          </table:table-cell>
          <table:table-cell office:value-type="float" office:value="4.5944896857255699" table:style-name="ce1">
            <text:p>4.594489686</text:p>
          </table:table-cell>
          <table:table-cell office:value-type="float" office:value="4.5570651975429604" table:style-name="ce1">
            <text:p>4.557065198</text:p>
          </table:table-cell>
          <table:table-cell office:value-type="float" office:value="4.5229811574148098" table:style-name="ce1">
            <text:p>4.522981157</text:p>
          </table:table-cell>
          <table:table-cell office:value-type="float" office:value="4.4871728302744698" table:style-name="ce1">
            <text:p>4.48717283</text:p>
          </table:table-cell>
          <table:table-cell office:value-type="float" office:value="4.4515050646518501" table:style-name="ce1">
            <text:p>4.451505065</text:p>
          </table:table-cell>
          <table:table-cell office:value-type="float" office:value="4.4190703281211299" table:style-name="ce1">
            <text:p>4.419070328</text:p>
          </table:table-cell>
          <table:table-cell office:value-type="float" office:value="4.3849260624824904" table:style-name="ce1">
            <text:p>4.384926062</text:p>
          </table:table-cell>
          <table:table-cell office:value-type="float" office:value="4.3508930629900204" table:style-name="ce1">
            <text:p>4.350893063</text:p>
          </table:table-cell>
          <table:table-cell office:value-type="float" office:value="4.3190597416535299" table:style-name="ce1">
            <text:p>4.319059742</text:p>
          </table:table-cell>
          <table:table-cell office:value-type="float" office:value="4.2864727328101404" table:style-name="ce1">
            <text:p>4.286472733</text:p>
          </table:table-cell>
          <table:table-cell office:value-type="float" office:value="4.2556171746251996" table:style-name="ce1">
            <text:p>4.255617175</text:p>
          </table:table-cell>
          <table:table-cell office:value-type="float" office:value="4.2246194079627104" table:style-name="ce1">
            <text:p>4.224619408</text:p>
          </table:table-cell>
          <table:table-cell office:value-type="float" office:value="4.1946929057267699" table:style-name="ce1">
            <text:p>4.194692906</text:p>
          </table:table-cell>
          <table:table-cell office:value-type="float" office:value="4.1640067541318899" table:style-name="ce1">
            <text:p>4.164006754</text:p>
          </table:table-cell>
          <table:table-cell office:value-type="float" office:value="4.1333748680082998" table:style-name="ce1">
            <text:p>4.133374868</text:p>
          </table:table-cell>
          <table:table-cell office:value-type="float" office:value="4.1047794249389904" table:style-name="ce1">
            <text:p>4.104779425</text:p>
          </table:table-cell>
          <table:table-cell office:value-type="float" office:value="4.0820354994927204" table:style-name="ce1">
            <text:p>4.082035499</text:p>
          </table:table-cell>
          <table:table-cell office:value-type="float" office:value="4.0524555321050899" table:style-name="ce1">
            <text:p>4.052455532</text:p>
          </table:table-cell>
          <table:table-cell office:value-type="float" office:value="4.02330117575901" table:style-name="ce1">
            <text:p>4.023301176</text:p>
          </table:table-cell>
          <table:table-cell office:value-type="float" office:value="3.9963089860077501" table:style-name="ce1">
            <text:p>3.996308986</text:p>
          </table:table-cell>
          <table:table-cell office:value-type="float" office:value="3.9679755317466499" table:style-name="ce1">
            <text:p>3.967975532</text:p>
          </table:table-cell>
          <table:table-cell office:value-type="float" office:value="3.9400411402216098" table:style-name="ce1">
            <text:p>3.94004114</text:p>
          </table:table-cell>
          <table:table-cell office:value-type="float" office:value="3.9141974581961598" table:style-name="ce1">
            <text:p>3.914197458</text:p>
          </table:table-cell>
          <table:table-cell office:value-type="float" office:value="3.8872148517326202" table:style-name="ce1">
            <text:p>3.887214852</text:p>
          </table:table-cell>
          <table:table-cell office:value-type="float" office:value="3.86060441915135" table:style-name="ce1">
            <text:p>3.860604419</text:p>
          </table:table-cell>
          <table:table-cell office:value-type="float" office:value="3.8366600619090798" table:style-name="ce1">
            <text:p>3.836660062</text:p>
          </table:table-cell>
          <table:table-cell office:value-type="float" office:value="3.8111232491887002" table:style-name="ce1">
            <text:p>3.811123249</text:p>
          </table:table-cell>
          <table:table-cell office:value-type="float" office:value="3.7855663497174699" table:style-name="ce1">
            <text:p>3.78556635</text:p>
          </table:table-cell>
          <table:table-cell office:value-type="float" office:value="3.76180009643469" table:style-name="ce1">
            <text:p>3.761800096</text:p>
          </table:table-cell>
          <table:table-cell office:value-type="float" office:value="3.7372730864052102" table:style-name="ce1">
            <text:p>3.737273086</text:p>
          </table:table-cell>
          <table:table-cell office:value-type="float" office:value="3.7141414408699598" table:style-name="ce1">
            <text:p>3.714141441</text:p>
          </table:table-cell>
          <table:table-cell office:value-type="float" office:value="3.6902506984432701" table:style-name="ce1">
            <text:p>3.690250698</text:p>
          </table:table-cell>
          <table:table-cell office:value-type="float" office:value="3.6663190084367598" table:style-name="ce1">
            <text:p>3.666319008</text:p>
          </table:table-cell>
          <table:table-cell office:value-type="float" office:value="3.644098720139" table:style-name="ce1">
            <text:p>3.64409872</text:p>
          </table:table-cell>
          <table:table-cell office:value-type="float" office:value="3.6211222676994801" table:style-name="ce1">
            <text:p>3.621122268</text:p>
          </table:table-cell>
          <table:table-cell office:value-type="float" office:value="3.5994765775897499" table:style-name="ce1">
            <text:p>3.599476578</text:p>
          </table:table-cell>
          <table:table-cell office:value-type="float" office:value="3.5770770362803499" table:style-name="ce1">
            <text:p>3.577077036</text:p>
          </table:table-cell>
          <table:table-cell office:value-type="float" office:value="3.5546189672370998" table:style-name="ce1">
            <text:p>3.554618967</text:p>
          </table:table-cell>
          <table:table-cell office:value-type="float" office:value="3.5337999461260599" table:style-name="ce1">
            <text:p>3.533799946</text:p>
          </table:table-cell>
          <table:table-cell office:value-type="float" office:value="3.5122308751628601" table:style-name="ce1">
            <text:p>3.512230875</text:p>
          </table:table-cell>
          <table:table-cell office:value-type="float" office:value="3.49193375550708" table:style-name="ce1">
            <text:p>3.491933756</text:p>
          </table:table-cell>
          <table:table-cell office:value-type="float" office:value="3.4713904111840499" table:style-name="ce1">
            <text:p>3.471390411</text:p>
          </table:table-cell>
          <table:table-cell office:value-type="float" office:value="3.4502696241672601" table:style-name="ce1">
            <text:p>3.450269624</text:p>
          </table:table-cell>
          <table:table-cell office:value-type="float" office:value="3.43072160579174" table:style-name="ce1">
            <text:p>3.430721606</text:p>
          </table:table-cell>
          <table:table-cell office:value-type="float" office:value="3.41592245447664" table:style-name="ce1">
            <text:p>3.415922454</text:p>
          </table:table-cell>
          <table:table-cell office:value-type="float" office:value="3.39534460836534" table:style-name="ce1">
            <text:p>3.395344608</text:p>
          </table:table-cell>
          <table:table-cell office:value-type="float" office:value="3.3750132035248299" table:style-name="ce1">
            <text:p>3.375013204</text:p>
          </table:table-cell>
          <table:table-cell office:value-type="float" office:value="3.35492383921813" table:style-name="ce1">
            <text:p>3.354923839</text:p>
          </table:table-cell>
          <table:table-cell office:value-type="float" office:value="3.3365183408238401" table:style-name="ce1">
            <text:p>3.336518341</text:p>
          </table:table-cell>
          <table:table-cell office:value-type="float" office:value="3.31689936196718" table:style-name="ce1">
            <text:p>3.316899362</text:p>
          </table:table-cell>
          <table:table-cell office:value-type="float" office:value="3.2975098448515299" table:style-name="ce1">
            <text:p>3.297509845</text:p>
          </table:table-cell>
          <table:table-cell office:value-type="float" office:value="3.27975917488485" table:style-name="ce1">
            <text:p>3.279759175</text:p>
          </table:table-cell>
          <table:table-cell office:value-type="float" office:value="3.2609669376164199" table:style-name="ce1">
            <text:p>3.260966938</text:p>
          </table:table-cell>
          <table:table-cell office:value-type="float" office:value="3.2423907030752201" table:style-name="ce1">
            <text:p>3.242390703</text:p>
          </table:table-cell>
          <table:table-cell office:value-type="float" office:value="3.2252592968324101" table:style-name="ce1">
            <text:p>3.225259297</text:p>
          </table:table-cell>
          <table:table-cell office:value-type="float" office:value="3.2074041223731999" table:style-name="ce1">
            <text:p>3.207404122</text:p>
          </table:table-cell>
          <table:table-cell office:value-type="float" office:value="3.1894453540402901" table:style-name="ce1">
            <text:p>3.189445354</text:p>
          </table:table-cell>
          <table:table-cell office:value-type="float" office:value="3.17290012514446" table:style-name="ce1">
            <text:p>3.172900125</text:p>
          </table:table-cell>
          <table:table-cell office:value-type="float" office:value="3.1556367087582502" table:style-name="ce1">
            <text:p>3.155636709</text:p>
          </table:table-cell>
          <table:table-cell office:value-type="float" office:value="3.1394631415461598" table:style-name="ce1">
            <text:p>3.139463142</text:p>
          </table:table-cell>
          <table:table-cell office:value-type="float" office:value="3.1225752158581299" table:style-name="ce1">
            <text:p>3.122575216</text:p>
          </table:table-cell>
          <table:table-cell office:value-type="float" office:value="3.1055759131745502" table:style-name="ce1">
            <text:p>3.105575913</text:p>
          </table:table-cell>
          <table:table-cell office:value-type="float" office:value="3.08994104266859" table:style-name="ce1">
            <text:p>3.089941043</text:p>
          </table:table-cell>
          <table:table-cell office:value-type="float" office:value="3.0735976054367602" table:style-name="ce1">
            <text:p>3.073597605</text:p>
          </table:table-cell>
          <table:table-cell office:value-type="float" office:value="3.05830461627539" table:style-name="ce1">
            <text:p>3.058304616</text:p>
          </table:table-cell>
          <table:table-cell office:value-type="float" office:value="3.0423070032417199" table:style-name="ce1">
            <text:p>3.042307003</text:p>
          </table:table-cell>
          <table:table-cell office:value-type="float" office:value="3.0261914691465601" table:style-name="ce1">
            <text:p>3.026191469</text:p>
          </table:table-cell>
          <table:table-cell office:value-type="float" office:value="3.0113946773456801" table:style-name="ce1">
            <text:p>3.011394677</text:p>
          </table:table-cell>
          <table:table-cell office:value-type="float" office:value="2.9958991954127101" table:style-name="ce1">
            <text:p>2.995899195</text:p>
          </table:table-cell>
          <table:table-cell office:value-type="float" office:value="2.9809054928272198" table:style-name="ce1">
            <text:p>2.980905493</text:p>
          </table:table-cell>
          <table:table-cell office:value-type="float" office:value="2.9657318964878701" table:style-name="ce1">
            <text:p>2.965731896</text:p>
          </table:table-cell>
          <table:table-cell office:value-type="float" office:value="2.9510514996528801" table:style-name="ce1">
            <text:p>2.9510515</text:p>
          </table:table-cell>
          <table:table-cell office:value-type="float" office:value="2.9361898265563" table:style-name="ce1">
            <text:p>2.936189827</text:p>
          </table:table-cell>
          <table:table-cell office:value-type="float" office:value="2.9212027765608899" table:style-name="ce1">
            <text:p>2.921202777</text:p>
          </table:table-cell>
          <table:table-cell office:value-type="float" office:value="2.9074755551968998" table:style-name="ce1">
            <text:p>2.907475555</text:p>
          </table:table-cell>
          <table:table-cell office:value-type="float" office:value="2.8930636829357601" table:style-name="ce1">
            <text:p>2.893063683</text:p>
          </table:table-cell>
          <table:table-cell office:value-type="float" office:value="2.8791247591856801" table:style-name="ce1">
            <text:p>2.879124759</text:p>
          </table:table-cell>
          <table:table-cell office:value-type="float" office:value="2.8684584129284998" table:style-name="ce1">
            <text:p>2.868458413</text:p>
          </table:table-cell>
          <table:table-cell office:value-type="float" office:value="2.8540440490444299" table:style-name="ce1">
            <text:p>2.854044049</text:p>
          </table:table-cell>
          <table:table-cell office:value-type="float" office:value="2.8397738287992098" table:style-name="ce1">
            <text:p>2.839773829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15.3205096738247" table:style-name="ce1">
            <text:p>15.32050967</text:p>
          </table:table-cell>
          <table:table-cell office:value-type="string" table:style-name="ce1">
            <text:p><text:s/>global min</text:p>
          </table:table-cell>
          <table:table-cell office:value-type="float" office:value="-12.6093406871206" table:style-name="ce1">
            <text:p>-12.60934069</text:p>
          </table:table-cell>
          <table:table-cell office:value-type="string" table:style-name="ce1">
            <text:p><text:s/>range</text:p>
          </table:table-cell>
          <table:table-cell office:value-type="float" office:value="27.929850360945299" table:style-name="ce1">
            <text:p>27.92985036</text:p>
          </table:table-cell>
          <table:table-cell office:value-type="string" table:style-name="ce1">
            <text:p><text:s/>regret</text:p>
          </table:table-cell>
          <table:table-cell office:value-type="float" office:value="3.7000567982446899" table:style-name="ce1">
            <text:p>3.700056798</text:p>
          </table:table-cell>
          <table:table-cell office:value-type="float" office:value="4.1032800627621704" table:style-name="ce1">
            <text:p>4.103280063</text:p>
          </table:table-cell>
          <table:table-cell office:value-type="float" office:value="4.26382089742446" table:style-name="ce1">
            <text:p>4.263820897</text:p>
          </table:table-cell>
          <table:table-cell office:value-type="float" office:value="7.2652822502446899" table:style-name="ce1">
            <text:p>7.26528225</text:p>
          </table:table-cell>
          <table:table-cell office:value-type="float" office:value="8.4755098267644904" table:style-name="ce1">
            <text:p>8.475509827</text:p>
          </table:table-cell>
          <table:table-cell office:value-type="float" office:value="9.7245795755866595" table:style-name="ce1">
            <text:p>9.724579576</text:p>
          </table:table-cell>
          <table:table-cell office:value-type="float" office:value="9.5195199100683592" table:style-name="ce1">
            <text:p>9.51951991</text:p>
          </table:table-cell>
          <table:table-cell office:value-type="float" office:value="9.5625478441759899" table:style-name="ce1">
            <text:p>9.562547844</text:p>
          </table:table-cell>
          <table:table-cell office:value-type="float" office:value="10.6142535272665" table:style-name="ce1">
            <text:p>10.61425353</text:p>
          </table:table-cell>
          <table:table-cell office:value-type="float" office:value="11.4549562181945" table:style-name="ce1">
            <text:p>11.45495622</text:p>
          </table:table-cell>
          <table:table-cell office:value-type="float" office:value="10.5290285811615" table:style-name="ce1">
            <text:p>10.52902858</text:p>
          </table:table-cell>
          <table:table-cell office:value-type="float" office:value="10.9787588057545" table:style-name="ce1">
            <text:p>10.97875881</text:p>
          </table:table-cell>
          <table:table-cell office:value-type="float" office:value="10.234267410425399" table:style-name="ce1">
            <text:p>10.23426741</text:p>
          </table:table-cell>
          <table:table-cell office:value-type="float" office:value="9.8825992937768792" table:style-name="ce1">
            <text:p>9.882599294</text:p>
          </table:table-cell>
          <table:table-cell office:value-type="float" office:value="10.291159396401101" table:style-name="ce1">
            <text:p>10.2911594</text:p>
          </table:table-cell>
          <table:table-cell office:value-type="float" office:value="10.3498411011819" table:style-name="ce1">
            <text:p>10.3498411</text:p>
          </table:table-cell>
          <table:table-cell office:value-type="float" office:value="10.711233773643301" table:style-name="ce1">
            <text:p>10.71123377</text:p>
          </table:table-cell>
          <table:table-cell office:value-type="float" office:value="10.4131076985189" table:style-name="ce1">
            <text:p>10.4131077</text:p>
          </table:table-cell>
          <table:table-cell office:value-type="float" office:value="9.8871316373433409" table:style-name="ce1">
            <text:p>9.887131637</text:p>
          </table:table-cell>
          <table:table-cell office:value-type="float" office:value="9.9752504580118995" table:style-name="ce1">
            <text:p>9.975250458</text:p>
          </table:table-cell>
          <table:table-cell office:value-type="float" office:value="10.8253892765303" table:style-name="ce1">
            <text:p>10.82538928</text:p>
          </table:table-cell>
          <table:table-cell office:value-type="float" office:value="10.6377843498265" table:style-name="ce1">
            <text:p>10.63778435</text:p>
          </table:table-cell>
          <table:table-cell office:value-type="float" office:value="10.927303045825701" table:style-name="ce1">
            <text:p>10.92730305</text:p>
          </table:table-cell>
          <table:table-cell office:value-type="float" office:value="10.558951440889301" table:style-name="ce1">
            <text:p>10.55895144</text:p>
          </table:table-cell>
          <table:table-cell office:value-type="float" office:value="10.5357440941237" table:style-name="ce1">
            <text:p>10.53574409</text:p>
          </table:table-cell>
          <table:table-cell office:value-type="float" office:value="10.7984159422888" table:style-name="ce1">
            <text:p>10.79841594</text:p>
          </table:table-cell>
          <table:table-cell office:value-type="float" office:value="10.620867293827301" table:style-name="ce1">
            <text:p>10.62086729</text:p>
          </table:table-cell>
          <table:table-cell office:value-type="float" office:value="10.819074247741799" table:style-name="ce1">
            <text:p>10.81907425</text:p>
          </table:table-cell>
          <table:table-cell office:value-type="float" office:value="10.6824590412511" table:style-name="ce1">
            <text:p>10.68245904</text:p>
          </table:table-cell>
          <table:table-cell office:value-type="float" office:value="10.8684399515012" table:style-name="ce1">
            <text:p>10.86843995</text:p>
          </table:table-cell>
          <table:table-cell office:value-type="float" office:value="10.786744573753699" table:style-name="ce1">
            <text:p>10.78674457</text:p>
          </table:table-cell>
          <table:table-cell office:value-type="float" office:value="10.4498194142496" table:style-name="ce1">
            <text:p>10.44981941</text:p>
          </table:table-cell>
          <table:table-cell office:value-type="float" office:value="10.4718569468361" table:style-name="ce1">
            <text:p>10.47185695</text:p>
          </table:table-cell>
          <table:table-cell office:value-type="float" office:value="10.2016540962648" table:style-name="ce1">
            <text:p>10.2016541</text:p>
          </table:table-cell>
          <table:table-cell office:value-type="float" office:value="9.9127542894832406" table:style-name="ce1">
            <text:p>9.912754289</text:p>
          </table:table-cell>
          <table:table-cell office:value-type="float" office:value="9.6725103261058401" table:style-name="ce1">
            <text:p>9.672510326</text:p>
          </table:table-cell>
          <table:table-cell office:value-type="float" office:value="9.75291555304368" table:style-name="ce1">
            <text:p>9.752915553</text:p>
          </table:table-cell>
          <table:table-cell office:value-type="float" office:value="9.4982955054510008" table:style-name="ce1">
            <text:p>9.498295505</text:p>
          </table:table-cell>
          <table:table-cell office:value-type="float" office:value="9.2674255096632301" table:style-name="ce1">
            <text:p>9.26742551</text:p>
          </table:table-cell>
          <table:table-cell office:value-type="float" office:value="9.1003167495831594" table:style-name="ce1">
            <text:p>9.10031675</text:p>
          </table:table-cell>
          <table:table-cell office:value-type="float" office:value="8.9053894225591996" table:style-name="ce1">
            <text:p>8.905389423</text:p>
          </table:table-cell>
          <table:table-cell office:value-type="float" office:value="8.8138659347228998" table:style-name="ce1">
            <text:p>8.813865935</text:p>
          </table:table-cell>
          <table:table-cell office:value-type="float" office:value="8.6365870010495094" table:style-name="ce1">
            <text:p>8.636587001</text:p>
          </table:table-cell>
          <table:table-cell office:value-type="float" office:value="8.4404177389715702" table:style-name="ce1">
            <text:p>8.440417739</text:p>
          </table:table-cell>
          <table:table-cell office:value-type="float" office:value="8.2638388040994801" table:style-name="ce1">
            <text:p>8.263838804</text:p>
          </table:table-cell>
          <table:table-cell office:value-type="float" office:value="8.0878120165877601" table:style-name="ce1">
            <text:p>8.087812017</text:p>
          </table:table-cell>
          <table:table-cell office:value-type="float" office:value="8.1060524849848008" table:style-name="ce1">
            <text:p>8.106052485</text:p>
          </table:table-cell>
          <table:table-cell office:value-type="float" office:value="8.0112296639242295" table:style-name="ce1">
            <text:p>8.011229664</text:p>
          </table:table-cell>
          <table:table-cell office:value-type="float" office:value="7.9342776066427101" table:style-name="ce1">
            <text:p>7.934277607</text:p>
          </table:table-cell>
          <table:table-cell office:value-type="float" office:value="7.7771391294002896" table:style-name="ce1">
            <text:p>7.777139129</text:p>
          </table:table-cell>
          <table:table-cell office:value-type="float" office:value="7.6479965333072801" table:style-name="ce1">
            <text:p>7.647996533</text:p>
          </table:table-cell>
          <table:table-cell office:value-type="float" office:value="7.5155072954822897" table:style-name="ce1">
            <text:p>7.515507295</text:p>
          </table:table-cell>
          <table:table-cell office:value-type="float" office:value="7.3790375343183703" table:style-name="ce1">
            <text:p>7.379037534</text:p>
          </table:table-cell>
          <table:table-cell office:value-type="float" office:value="7.2689985255184704" table:style-name="ce1">
            <text:p>7.268998526</text:p>
          </table:table-cell>
          <table:table-cell office:value-type="float" office:value="7.1369319277283596" table:style-name="ce1">
            <text:p>7.136931928</text:p>
          </table:table-cell>
          <table:table-cell office:value-type="float" office:value="7.0401044794936096" table:style-name="ce1">
            <text:p>7.040104479</text:p>
          </table:table-cell>
          <table:table-cell office:value-type="float" office:value="6.9166840407238999" table:style-name="ce1">
            <text:p>6.916684041</text:p>
          </table:table-cell>
          <table:table-cell office:value-type="float" office:value="6.8131833464499696" table:style-name="ce1">
            <text:p>6.813183346</text:p>
          </table:table-cell>
          <table:table-cell office:value-type="float" office:value="6.7014618289206203" table:style-name="ce1">
            <text:p>6.701461829</text:p>
          </table:table-cell>
          <table:table-cell office:value-type="float" office:value="6.8391625088295998" table:style-name="ce1">
            <text:p>6.839162509</text:p>
          </table:table-cell>
          <table:table-cell office:value-type="float" office:value="6.7270450906520702" table:style-name="ce1">
            <text:p>6.727045091</text:p>
          </table:table-cell>
          <table:table-cell office:value-type="float" office:value="6.6382746950178504" table:style-name="ce1">
            <text:p>6.638274695</text:p>
          </table:table-cell>
          <table:table-cell office:value-type="float" office:value="6.5965676628063399" table:style-name="ce1">
            <text:p>6.596567663</text:p>
          </table:table-cell>
          <table:table-cell office:value-type="float" office:value="6.5012135838085801" table:style-name="ce1">
            <text:p>6.501213584</text:p>
          </table:table-cell>
          <table:table-cell office:value-type="float" office:value="6.4025820034255299" table:style-name="ce1">
            <text:p>6.402582003</text:p>
          </table:table-cell>
          <table:table-cell office:value-type="float" office:value="6.3462231321950302" table:style-name="ce1">
            <text:p>6.346223132</text:p>
          </table:table-cell>
          <table:table-cell office:value-type="float" office:value="6.2515830204766196" table:style-name="ce1">
            <text:p>6.25158302</text:p>
          </table:table-cell>
          <table:table-cell office:value-type="float" office:value="6.1755904986739303" table:style-name="ce1">
            <text:p>6.175590499</text:p>
          </table:table-cell>
          <table:table-cell office:value-type="float" office:value="6.09216980356537" table:style-name="ce1">
            <text:p>6.092169804</text:p>
          </table:table-cell>
          <table:table-cell office:value-type="float" office:value="6.08822477161275" table:style-name="ce1">
            <text:p>6.088224772</text:p>
          </table:table-cell>
          <table:table-cell office:value-type="float" office:value="6.0024751269421497" table:style-name="ce1">
            <text:p>6.002475127</text:p>
          </table:table-cell>
          <table:table-cell office:value-type="float" office:value="5.93586618952913" table:style-name="ce1">
            <text:p>5.93586619</text:p>
          </table:table-cell>
          <table:table-cell office:value-type="float" office:value="5.8546233577495599" table:style-name="ce1">
            <text:p>5.854623358</text:p>
          </table:table-cell>
          <table:table-cell office:value-type="float" office:value="5.7904838034772697" table:style-name="ce1">
            <text:p>5.790483803</text:p>
          </table:table-cell>
          <table:table-cell office:value-type="float" office:value="5.7133484947250697" table:style-name="ce1">
            <text:p>5.713348495</text:p>
          </table:table-cell>
          <table:table-cell office:value-type="float" office:value="5.6382430625189697" table:style-name="ce1">
            <text:p>5.638243063</text:p>
          </table:table-cell>
          <table:table-cell office:value-type="float" office:value="5.5790982375238398" table:style-name="ce1">
            <text:p>5.579098238</text:p>
          </table:table-cell>
          <table:table-cell office:value-type="float" office:value="5.5233528144266701" table:style-name="ce1">
            <text:p>5.523352814</text:p>
          </table:table-cell>
          <table:table-cell office:value-type="float" office:value="5.4555459000486097" table:style-name="ce1">
            <text:p>5.4555459</text:p>
          </table:table-cell>
          <table:table-cell office:value-type="float" office:value="5.3874158196682602" table:style-name="ce1">
            <text:p>5.38741582</text:p>
          </table:table-cell>
          <table:table-cell office:value-type="float" office:value="5.5679787835901102" table:style-name="ce1">
            <text:p>5.567978784</text:p>
          </table:table-cell>
          <table:table-cell office:value-type="float" office:value="5.5175957742749002" table:style-name="ce1">
            <text:p>5.517595774</text:p>
          </table:table-cell>
          <table:table-cell office:value-type="float" office:value="5.4531260249289399" table:style-name="ce1">
            <text:p>5.453126025</text:p>
          </table:table-cell>
          <table:table-cell office:value-type="float" office:value="5.3888010468989798" table:style-name="ce1">
            <text:p>5.388801047</text:p>
          </table:table-cell>
          <table:table-cell office:value-type="float" office:value="5.3287282105095102" table:style-name="ce1">
            <text:p>5.328728211</text:p>
          </table:table-cell>
          <table:table-cell office:value-type="float" office:value="5.3130789188047904" table:style-name="ce1">
            <text:p>5.313078919</text:p>
          </table:table-cell>
          <table:table-cell office:value-type="float" office:value="5.25365634618566" table:style-name="ce1">
            <text:p>5.253656346</text:p>
          </table:table-cell>
          <table:table-cell office:value-type="float" office:value="5.2107680089625301" table:style-name="ce1">
            <text:p>5.210768009</text:p>
          </table:table-cell>
          <table:table-cell office:value-type="float" office:value="5.1553954465449197" table:style-name="ce1">
            <text:p>5.155395447</text:p>
          </table:table-cell>
          <table:table-cell office:value-type="float" office:value="5.0997056649270798" table:style-name="ce1">
            <text:p>5.099705665</text:p>
          </table:table-cell>
          <table:table-cell office:value-type="float" office:value="5.0437235768186799" table:style-name="ce1">
            <text:p>5.043723577</text:p>
          </table:table-cell>
          <table:table-cell office:value-type="float" office:value="4.99346095681177" table:style-name="ce1">
            <text:p>4.993460957</text:p>
          </table:table-cell>
          <table:table-cell office:value-type="float" office:value="4.9514247265008198" table:style-name="ce1">
            <text:p>4.951424727</text:p>
          </table:table-cell>
          <table:table-cell office:value-type="float" office:value="4.8987499953678304" table:style-name="ce1">
            <text:p>4.898749995</text:p>
          </table:table-cell>
          <table:table-cell office:value-type="float" office:value="4.8608723182215998" table:style-name="ce1">
            <text:p>4.860872318</text:p>
          </table:table-cell>
          <table:table-cell office:value-type="float" office:value="4.81023823157346" table:style-name="ce1">
            <text:p>4.810238232</text:p>
          </table:table-cell>
          <table:table-cell office:value-type="float" office:value="4.79143900221574" table:style-name="ce1">
            <text:p>4.791439002</text:p>
          </table:table-cell>
          <table:table-cell office:value-type="float" office:value="4.7461065090669798" table:style-name="ce1">
            <text:p>4.746106509</text:p>
          </table:table-cell>
          <table:table-cell office:value-type="float" office:value="4.6983857063529397" table:style-name="ce1">
            <text:p>4.698385706</text:p>
          </table:table-cell>
          <table:table-cell office:value-type="float" office:value="4.6516193196931797" table:style-name="ce1">
            <text:p>4.65161932</text:p>
          </table:table-cell>
          <table:table-cell office:value-type="float" office:value="4.6097177673812002" table:style-name="ce1">
            <text:p>4.609717767</text:p>
          </table:table-cell>
          <table:table-cell office:value-type="float" office:value="4.5650129644697399" table:style-name="ce1">
            <text:p>4.565012964</text:p>
          </table:table-cell>
          <table:table-cell office:value-type="float" office:value="4.53336848971216" table:style-name="ce1">
            <text:p>4.53336849</text:p>
          </table:table-cell>
          <table:table-cell office:value-type="float" office:value="4.5002023651754497" table:style-name="ce1">
            <text:p>4.500202365</text:p>
          </table:table-cell>
          <table:table-cell office:value-type="float" office:value="4.4577664294292898" table:style-name="ce1">
            <text:p>4.457766429</text:p>
          </table:table-cell>
          <table:table-cell office:value-type="float" office:value="4.4580207204263802" table:style-name="ce1">
            <text:p>4.45802072</text:p>
          </table:table-cell>
          <table:table-cell office:value-type="float" office:value="4.4202781205736397" table:style-name="ce1">
            <text:p>4.420278121</text:p>
          </table:table-cell>
          <table:table-cell office:value-type="float" office:value="4.3793990235966804" table:style-name="ce1">
            <text:p>4.379399024</text:p>
          </table:table-cell>
          <table:table-cell office:value-type="float" office:value="4.3802026444517796" table:style-name="ce1">
            <text:p>4.380202644</text:p>
          </table:table-cell>
          <table:table-cell office:value-type="float" office:value="4.3404311262936899" table:style-name="ce1">
            <text:p>4.340431126</text:p>
          </table:table-cell>
          <table:table-cell office:value-type="float" office:value="4.3139858079655804" table:style-name="ce1">
            <text:p>4.313985808</text:p>
          </table:table-cell>
          <table:table-cell office:value-type="float" office:value="4.2755157172432297" table:style-name="ce1">
            <text:p>4.275515717</text:p>
          </table:table-cell>
          <table:table-cell office:value-type="float" office:value="4.2407665044679499" table:style-name="ce1">
            <text:p>4.240766504</text:p>
          </table:table-cell>
          <table:table-cell office:value-type="float" office:value="4.2040038848709704" table:style-name="ce1">
            <text:p>4.204003885</text:p>
          </table:table-cell>
          <table:table-cell office:value-type="float" office:value="4.1792361616209099" table:style-name="ce1">
            <text:p>4.179236162</text:p>
          </table:table-cell>
          <table:table-cell office:value-type="float" office:value="4.14564455638103" table:style-name="ce1">
            <text:p>4.145644556</text:p>
          </table:table-cell>
          <table:table-cell office:value-type="float" office:value="4.11098230255649" table:style-name="ce1">
            <text:p>4.110982303</text:p>
          </table:table-cell>
          <table:table-cell office:value-type="float" office:value="4.0869040814401796" table:style-name="ce1">
            <text:p>4.086904081</text:p>
          </table:table-cell>
          <table:table-cell office:value-type="float" office:value="4.0526035384837096" table:style-name="ce1">
            <text:p>4.052603538</text:p>
          </table:table-cell>
          <table:table-cell office:value-type="float" office:value="4.0217389646099804" table:style-name="ce1">
            <text:p>4.021738965</text:p>
          </table:table-cell>
          <table:table-cell office:value-type="float" office:value="3.9885455487624801" table:style-name="ce1">
            <text:p>3.988545549</text:p>
          </table:table-cell>
          <table:table-cell office:value-type="float" office:value="3.9558962872731298" table:style-name="ce1">
            <text:p>3.955896287</text:p>
          </table:table-cell>
          <table:table-cell office:value-type="float" office:value="3.92775002970953" table:style-name="ce1">
            <text:p>3.92775003</text:p>
          </table:table-cell>
          <table:table-cell office:value-type="float" office:value="3.8962500056020102" table:style-name="ce1">
            <text:p>3.896250006</text:p>
          </table:table-cell>
          <table:table-cell office:value-type="float" office:value="3.8652539818802101" table:style-name="ce1">
            <text:p>3.865253982</text:p>
          </table:table-cell>
          <table:table-cell office:value-type="float" office:value="3.8449395222179801" table:style-name="ce1">
            <text:p>3.844939522</text:p>
          </table:table-cell>
          <table:table-cell office:value-type="float" office:value="3.8147064208388" table:style-name="ce1">
            <text:p>3.814706421</text:p>
          </table:table-cell>
          <table:table-cell office:value-type="float" office:value="3.7881818592399301" table:style-name="ce1">
            <text:p>3.788181859</text:p>
          </table:table-cell>
          <table:table-cell office:value-type="float" office:value="3.7592023709544402" table:style-name="ce1">
            <text:p>3.759202371</text:p>
          </table:table-cell>
          <table:table-cell office:value-type="float" office:value="3.7603841476097499" table:style-name="ce1">
            <text:p>3.760384148</text:p>
          </table:table-cell>
          <table:table-cell office:value-type="float" office:value="3.7422313063525401" table:style-name="ce1">
            <text:p>3.742231306</text:p>
          </table:table-cell>
          <table:table-cell office:value-type="float" office:value="3.7138810691831998" table:style-name="ce1">
            <text:p>3.713881069</text:p>
          </table:table-cell>
          <table:table-cell office:value-type="float" office:value="3.6876234206345901" table:style-name="ce1">
            <text:p>3.687623421</text:p>
          </table:table-cell>
          <table:table-cell office:value-type="float" office:value="3.66819407822608" table:style-name="ce1">
            <text:p>3.668194078</text:p>
          </table:table-cell>
          <table:table-cell office:value-type="float" office:value="3.6410222702392199" table:style-name="ce1">
            <text:p>3.64102227</text:p>
          </table:table-cell>
          <table:table-cell office:value-type="float" office:value="3.6142500476639299" table:style-name="ce1">
            <text:p>3.614250048</text:p>
          </table:table-cell>
          <table:table-cell office:value-type="float" office:value="3.5909311607188199" table:style-name="ce1">
            <text:p>3.590931161</text:p>
          </table:table-cell>
          <table:table-cell office:value-type="float" office:value="3.5650675076728602" table:style-name="ce1">
            <text:p>3.565067508</text:p>
          </table:table-cell>
          <table:table-cell office:value-type="float" office:value="3.5505849794641202" table:style-name="ce1">
            <text:p>3.550584979</text:p>
          </table:table-cell>
          <table:table-cell office:value-type="float" office:value="3.5253789941849201" table:style-name="ce1">
            <text:p>3.525378994</text:p>
          </table:table-cell>
          <table:table-cell office:value-type="float" office:value="3.5028504529044402" table:style-name="ce1">
            <text:p>3.502850453</text:p>
          </table:table-cell>
          <table:table-cell office:value-type="float" office:value="3.47853339246435" table:style-name="ce1">
            <text:p>3.478533392</text:p>
          </table:table-cell>
          <table:table-cell office:value-type="float" office:value="3.4543600613308798" table:style-name="ce1">
            <text:p>3.454360061</text:p>
          </table:table-cell>
          <table:table-cell office:value-type="float" office:value="3.4323340189174298" table:style-name="ce1">
            <text:p>3.432334019</text:p>
          </table:table-cell>
          <table:table-cell office:value-type="float" office:value="3.40928454884842" table:style-name="ce1">
            <text:p>3.409284549</text:p>
          </table:table-cell>
          <table:table-cell office:value-type="float" office:value="3.3859332848152102" table:style-name="ce1">
            <text:p>3.385933285</text:p>
          </table:table-cell>
          <table:table-cell office:value-type="float" office:value="3.3715558637154199" table:style-name="ce1">
            <text:p>3.371555864</text:p>
          </table:table-cell>
          <table:table-cell office:value-type="float" office:value="3.3561000236760901" table:style-name="ce1">
            <text:p>3.356100024</text:p>
          </table:table-cell>
          <table:table-cell office:value-type="float" office:value="3.3346940274001402" table:style-name="ce1">
            <text:p>3.334694027</text:p>
          </table:table-cell>
          <table:table-cell office:value-type="float" office:value="3.3124627338841401" table:style-name="ce1">
            <text:p>3.312462734</text:p>
          </table:table-cell>
          <table:table-cell office:value-type="float" office:value="3.3274351320135702" table:style-name="ce1">
            <text:p>3.327435132</text:p>
          </table:table-cell>
          <table:table-cell office:value-type="float" office:value="3.3083043912515202" table:style-name="ce1">
            <text:p>3.308304391</text:p>
          </table:table-cell>
          <table:table-cell office:value-type="float" office:value="3.2868236242523401" table:style-name="ce1">
            <text:p>3.286823624</text:p>
          </table:table-cell>
          <table:table-cell office:value-type="float" office:value="3.2655152607640998" table:style-name="ce1">
            <text:p>3.265515261</text:p>
          </table:table-cell>
          <table:table-cell office:value-type="float" office:value="3.26439216008849" table:style-name="ce1">
            <text:p>3.26439216</text:p>
          </table:table-cell>
          <table:table-cell office:value-type="float" office:value="3.2452781715866101" table:style-name="ce1">
            <text:p>3.245278172</text:p>
          </table:table-cell>
          <table:table-cell office:value-type="float" office:value="3.22492498495492" table:style-name="ce1">
            <text:p>3.224924985</text:p>
          </table:table-cell>
          <table:table-cell office:value-type="float" office:value="3.20465170682469" table:style-name="ce1">
            <text:p>3.204651707</text:p>
          </table:table-cell>
          <table:table-cell office:value-type="float" office:value="3.1871354227326001" table:style-name="ce1">
            <text:p>3.187135423</text:p>
          </table:table-cell>
          <table:table-cell office:value-type="float" office:value="3.1673517453428799" table:style-name="ce1">
            <text:p>3.167351745</text:p>
          </table:table-cell>
          <table:table-cell office:value-type="float" office:value="3.1555295084643298" table:style-name="ce1">
            <text:p>3.155529508</text:p>
          </table:table-cell>
          <table:table-cell office:value-type="float" office:value="3.1361851722415701" table:style-name="ce1">
            <text:p>3.136185172</text:p>
          </table:table-cell>
          <table:table-cell office:value-type="float" office:value="3.1179668986607001" table:style-name="ce1">
            <text:p>3.117966899</text:p>
          </table:table-cell>
          <table:table-cell office:value-type="float" office:value="3.1055652196316399" table:style-name="ce1">
            <text:p>3.10556522</text:p>
          </table:table-cell>
          <table:table-cell office:value-type="float" office:value="3.0867436122399301" table:style-name="ce1">
            <text:p>3.086743612</text:p>
          </table:table-cell>
          <table:table-cell office:value-type="float" office:value="3.0681487712023401" table:style-name="ce1">
            <text:p>3.068148771</text:p>
          </table:table-cell>
          <table:table-cell office:value-type="float" office:value="3.0559960090975" table:style-name="ce1">
            <text:p>3.055996009</text:p>
          </table:table-cell>
          <table:table-cell office:value-type="float" office:value="3.03780555666239" table:style-name="ce1">
            <text:p>3.037805557</text:p>
          </table:table-cell>
          <table:table-cell office:value-type="float" office:value="3.0198607869165799" table:style-name="ce1">
            <text:p>3.019860787</text:p>
          </table:table-cell>
          <table:table-cell office:value-type="float" office:value="3.0021282860939098" table:style-name="ce1">
            <text:p>3.002128286</text:p>
          </table:table-cell>
          <table:table-cell office:value-type="float" office:value="2.9852637621127598" table:style-name="ce1">
            <text:p>2.985263762</text:p>
          </table:table-cell>
          <table:table-cell office:value-type="float" office:value="2.97515376366762" table:style-name="ce1">
            <text:p>2.975153764</text:p>
          </table:table-cell>
          <table:table-cell office:value-type="float" office:value="2.9584775041025502" table:style-name="ce1">
            <text:p>2.958477504</text:p>
          </table:table-cell>
          <table:table-cell office:value-type="float" office:value="2.9424322688982798" table:style-name="ce1">
            <text:p>2.942432269</text:p>
          </table:table-cell>
          <table:table-cell office:value-type="float" office:value="2.92613357512692" table:style-name="ce1">
            <text:p>2.926133575</text:p>
          </table:table-cell>
          <table:table-cell office:value-type="float" office:value="2.9294966757672301" table:style-name="ce1">
            <text:p>2.929496676</text:p>
          </table:table-cell>
          <table:table-cell office:value-type="float" office:value="2.9136141786460401" table:style-name="ce1">
            <text:p>2.913614179</text:p>
          </table:table-cell>
          <table:table-cell office:value-type="float" office:value="2.8980507006814" table:style-name="ce1">
            <text:p>2.898050701</text:p>
          </table:table-cell>
          <table:table-cell office:value-type="float" office:value="2.8827912363120101" table:style-name="ce1">
            <text:p>2.882791236</text:p>
          </table:table-cell>
          <table:table-cell office:value-type="float" office:value="2.8749950776133399" table:style-name="ce1">
            <text:p>2.874995078</text:p>
          </table:table-cell>
          <table:table-cell office:value-type="float" office:value="2.85990292304608" table:style-name="ce1">
            <text:p>2.859902923</text:p>
          </table:table-cell>
          <table:table-cell office:value-type="float" office:value="2.8448391415201" table:style-name="ce1">
            <text:p>2.844839142</text:p>
          </table:table-cell>
          <table:table-cell office:value-type="float" office:value="2.8300767150688402" table:style-name="ce1">
            <text:p>2.830076715</text:p>
          </table:table-cell>
          <table:table-cell office:value-type="float" office:value="2.8156013338921602" table:style-name="ce1">
            <text:p>2.815601334</text:p>
          </table:table-cell>
          <table:table-cell office:value-type="float" office:value="2.8083296694493698" table:style-name="ce1">
            <text:p>2.808329669</text:p>
          </table:table-cell>
          <table:table-cell office:value-type="float" office:value="2.7932311228394302" table:style-name="ce1">
            <text:p>2.793231123</text:p>
          </table:table-cell>
          <table:table-cell office:value-type="float" office:value="2.8222219888360001" table:style-name="ce1">
            <text:p>2.822221989</text:p>
          </table:table-cell>
          <table:table-cell office:value-type="float" office:value="2.8072101697464502" table:style-name="ce1">
            <text:p>2.80721017</text:p>
          </table:table-cell>
          <table:table-cell office:value-type="float" office:value="2.7938524966461702" table:style-name="ce1">
            <text:p>2.793852497</text:p>
          </table:table-cell>
          <table:table-cell office:value-type="float" office:value="2.7792624679289601" table:style-name="ce1">
            <text:p>2.779262468</text:p>
          </table:table-cell>
          <table:table-cell office:value-type="float" office:value="2.7720673806197702" table:style-name="ce1">
            <text:p>2.772067381</text:p>
          </table:table-cell>
          <table:table-cell office:value-type="float" office:value="2.7576573195074898" table:style-name="ce1">
            <text:p>2.75765732</text:p>
          </table:table-cell>
          <table:table-cell office:value-type="float" office:value="2.7442321861347101" table:style-name="ce1">
            <text:p>2.744232186</text:p>
          </table:table-cell>
          <table:table-cell office:value-type="float" office:value="2.73019875754833" table:style-name="ce1">
            <text:p>2.730198758</text:p>
          </table:table-cell>
          <table:table-cell office:value-type="float" office:value="2.7173342193671499" table:style-name="ce1">
            <text:p>2.717334219</text:p>
          </table:table-cell>
          <table:table-cell office:value-type="float" office:value="2.7037244930969702" table:style-name="ce1">
            <text:p>2.703724493</text:p>
          </table:table-cell>
          <table:table-cell office:value-type="float" office:value="2.6902529366366399" table:style-name="ce1">
            <text:p>2.690252937</text:p>
          </table:table-cell>
          <table:table-cell office:value-type="float" office:value="2.6777850622708899" table:style-name="ce1">
            <text:p>2.677785062</text:p>
          </table:table-cell>
          <table:table-cell office:value-type="float" office:value="2.6714335873810899" table:style-name="ce1">
            <text:p>2.671433587</text:p>
          </table:table-cell>
          <table:table-cell office:value-type="float" office:value="2.6583255587962502" table:style-name="ce1">
            <text:p>2.658325559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19.738993017037799" table:style-name="ce1">
            <text:p>19.73899302</text:p>
          </table:table-cell>
          <table:table-cell office:value-type="string" table:style-name="ce1">
            <text:p><text:s/>global min</text:p>
          </table:table-cell>
          <table:table-cell office:value-type="float" office:value="-32.292011122102103" table:style-name="ce1">
            <text:p>-32.29201112</text:p>
          </table:table-cell>
          <table:table-cell office:value-type="string" table:style-name="ce1">
            <text:p><text:s/>range</text:p>
          </table:table-cell>
          <table:table-cell office:value-type="float" office:value="52.031004139139903" table:style-name="ce1">
            <text:p>52.03100414</text:p>
          </table:table-cell>
          <table:table-cell office:value-type="string" table:style-name="ce1">
            <text:p><text:s/>regret</text:p>
          </table:table-cell>
          <table:table-cell office:value-type="float" office:value="9.1792260951621394" table:style-name="ce1">
            <text:p>9.179226095</text:p>
          </table:table-cell>
          <table:table-cell office:value-type="float" office:value="23.765449139783399" table:style-name="ce1">
            <text:p>23.76544914</text:p>
          </table:table-cell>
          <table:table-cell office:value-type="float" office:value="21.7705384836032" table:style-name="ce1">
            <text:p>21.77053848</text:p>
          </table:table-cell>
          <table:table-cell office:value-type="float" office:value="23.496376771981499" table:style-name="ce1">
            <text:p>23.49637677</text:p>
          </table:table-cell>
          <table:table-cell office:value-type="float" office:value="23.006695061857499" table:style-name="ce1">
            <text:p>23.00669506</text:p>
          </table:table-cell>
          <table:table-cell office:value-type="float" office:value="20.614431433417" table:style-name="ce1">
            <text:p>20.61443143</text:p>
          </table:table-cell>
          <table:table-cell office:value-type="float" office:value="21.6512275821717" table:style-name="ce1">
            <text:p>21.65122758</text:p>
          </table:table-cell>
          <table:table-cell office:value-type="float" office:value="23.872399562452099" table:style-name="ce1">
            <text:p>23.87239956</text:p>
          </table:table-cell>
          <table:table-cell office:value-type="float" office:value="22.891686024244699" table:style-name="ce1">
            <text:p>22.89168602</text:p>
          </table:table-cell>
          <table:table-cell office:value-type="float" office:value="20.740240431553399" table:style-name="ce1">
            <text:p>20.74024043</text:p>
          </table:table-cell>
          <table:table-cell office:value-type="float" office:value="19.637014403351301" table:style-name="ce1">
            <text:p>19.6370144</text:p>
          </table:table-cell>
          <table:table-cell office:value-type="float" office:value="21.391083022859" table:style-name="ce1">
            <text:p>21.39108302</text:p>
          </table:table-cell>
          <table:table-cell office:value-type="float" office:value="22.135298035382899" table:style-name="ce1">
            <text:p>22.13529804</text:p>
          </table:table-cell>
          <table:table-cell office:value-type="float" office:value="20.940318244220201" table:style-name="ce1">
            <text:p>20.94031824</text:p>
          </table:table-cell>
          <table:table-cell office:value-type="float" office:value="19.5525105276493" table:style-name="ce1">
            <text:p>19.55251053</text:p>
          </table:table-cell>
          <table:table-cell office:value-type="float" office:value="18.559311259800001" table:style-name="ce1">
            <text:p>18.55931126</text:p>
          </table:table-cell>
          <table:table-cell office:value-type="float" office:value="17.758109146079899" table:style-name="ce1">
            <text:p>17.75810915</text:p>
          </table:table-cell>
          <table:table-cell office:value-type="float" office:value="17.00351587466" table:style-name="ce1">
            <text:p>17.00351587</text:p>
          </table:table-cell>
          <table:table-cell office:value-type="float" office:value="17.1381710089763" table:style-name="ce1">
            <text:p>17.13817101</text:p>
          </table:table-cell>
          <table:table-cell office:value-type="float" office:value="16.2813729517901" table:style-name="ce1">
            <text:p>16.28137295</text:p>
          </table:table-cell>
          <table:table-cell office:value-type="float" office:value="16.354905874075499" table:style-name="ce1">
            <text:p>16.35490587</text:p>
          </table:table-cell>
          <table:table-cell office:value-type="float" office:value="15.6772222383076" table:style-name="ce1">
            <text:p>15.67722224</text:p>
          </table:table-cell>
          <table:table-cell office:value-type="float" office:value="14.995603880120299" table:style-name="ce1">
            <text:p>14.99560388</text:p>
          </table:table-cell>
          <table:table-cell office:value-type="float" office:value="14.383131304396001" table:style-name="ce1">
            <text:p>14.3831313</text:p>
          </table:table-cell>
          <table:table-cell office:value-type="float" office:value="14.011365465891901" table:style-name="ce1">
            <text:p>14.01136547</text:p>
          </table:table-cell>
          <table:table-cell office:value-type="float" office:value="13.4883932338818" table:style-name="ce1">
            <text:p>13.48839323</text:p>
          </table:table-cell>
          <table:table-cell office:value-type="float" office:value="13.0372815912181" table:style-name="ce1">
            <text:p>13.03728159</text:p>
          </table:table-cell>
          <table:table-cell office:value-type="float" office:value="13.044816933076399" table:style-name="ce1">
            <text:p>13.04481693</text:p>
          </table:table-cell>
          <table:table-cell office:value-type="float" office:value="12.6136586552431" table:style-name="ce1">
            <text:p>12.61365866</text:p>
          </table:table-cell>
          <table:table-cell office:value-type="float" office:value="12.207006281189299" table:style-name="ce1">
            <text:p>12.20700628</text:p>
          </table:table-cell>
          <table:table-cell office:value-type="float" office:value="11.865540937478899" table:style-name="ce1">
            <text:p>11.86554094</text:p>
          </table:table-cell>
          <table:table-cell office:value-type="float" office:value="11.507550210159501" table:style-name="ce1">
            <text:p>11.50755021</text:p>
          </table:table-cell>
          <table:table-cell office:value-type="float" office:value="11.2168922926279" table:style-name="ce1">
            <text:p>11.21689229</text:p>
          </table:table-cell>
          <table:table-cell office:value-type="float" office:value="10.899162737951499" table:style-name="ce1">
            <text:p>10.89916274</text:p>
          </table:table-cell>
          <table:table-cell office:value-type="float" office:value="10.5994677358175" table:style-name="ce1">
            <text:p>10.59946774</text:p>
          </table:table-cell>
          <table:table-cell office:value-type="float" office:value="10.313150614563" table:style-name="ce1">
            <text:p>10.31315061</text:p>
          </table:table-cell>
          <table:table-cell office:value-type="float" office:value="11.209281864693899" table:style-name="ce1">
            <text:p>11.20928186</text:p>
          </table:table-cell>
          <table:table-cell office:value-type="float" office:value="10.9250859646562" table:style-name="ce1">
            <text:p>10.92508596</text:p>
          </table:table-cell>
          <table:table-cell office:value-type="float" office:value="10.6845356725496" table:style-name="ce1">
            <text:p>10.68453567</text:p>
          </table:table-cell>
          <table:table-cell office:value-type="float" office:value="10.424723565002299" table:style-name="ce1">
            <text:p>10.42472357</text:p>
          </table:table-cell>
          <table:table-cell office:value-type="float" office:value="10.180458055203699" table:style-name="ce1">
            <text:p>10.18045806</text:p>
          </table:table-cell>
          <table:table-cell office:value-type="float" office:value="9.9781210452680291" table:style-name="ce1">
            <text:p>9.978121045</text:p>
          </table:table-cell>
          <table:table-cell office:value-type="float" office:value="10.543521025761899" table:style-name="ce1">
            <text:p>10.54352103</text:p>
          </table:table-cell>
          <table:table-cell office:value-type="float" office:value="10.629461828635" table:style-name="ce1">
            <text:p>10.62946183</text:p>
          </table:table-cell>
          <table:table-cell office:value-type="float" office:value="11.0603613512018" table:style-name="ce1">
            <text:p>11.06036135</text:p>
          </table:table-cell>
          <table:table-cell office:value-type="float" office:value="11.0279083973067" table:style-name="ce1">
            <text:p>11.0279084</text:p>
          </table:table-cell>
          <table:table-cell office:value-type="float" office:value="10.8020824193561" table:style-name="ce1">
            <text:p>10.80208242</text:p>
          </table:table-cell>
          <table:table-cell office:value-type="float" office:value="10.585577320270801" table:style-name="ce1">
            <text:p>10.58557732</text:p>
          </table:table-cell>
          <table:table-cell office:value-type="float" office:value="10.3734595341787" table:style-name="ce1">
            <text:p>10.37345953</text:p>
          </table:table-cell>
          <table:table-cell office:value-type="float" office:value="10.200221268721901" table:style-name="ce1">
            <text:p>10.20022127</text:p>
          </table:table-cell>
          <table:table-cell office:value-type="float" office:value="10.0060259901732" table:style-name="ce1">
            <text:p>10.00602599</text:p>
          </table:table-cell>
          <table:table-cell office:value-type="float" office:value="9.8215656333166095" table:style-name="ce1">
            <text:p>9.821565633</text:p>
          </table:table-cell>
          <table:table-cell office:value-type="float" office:value="9.6418429244377801" table:style-name="ce1">
            <text:p>9.641842924</text:p>
          </table:table-cell>
          <table:table-cell office:value-type="float" office:value="9.4927205433842605" table:style-name="ce1">
            <text:p>9.492720543</text:p>
          </table:table-cell>
          <table:table-cell office:value-type="float" office:value="9.3795202291421997" table:style-name="ce1">
            <text:p>9.379520229</text:p>
          </table:table-cell>
          <table:table-cell office:value-type="float" office:value="9.2120682583584603" table:style-name="ce1">
            <text:p>9.212068258</text:p>
          </table:table-cell>
          <table:table-cell office:value-type="float" office:value="9.0504530257556794" table:style-name="ce1">
            <text:p>9.050453026</text:p>
          </table:table-cell>
          <table:table-cell office:value-type="float" office:value="8.9063124362966306" table:style-name="ce1">
            <text:p>8.906312436</text:p>
          </table:table-cell>
          <table:table-cell office:value-type="float" office:value="8.9237908766799503" table:style-name="ce1">
            <text:p>8.923790877</text:p>
          </table:table-cell>
          <table:table-cell office:value-type="float" office:value="8.7753517452580692" table:style-name="ce1">
            <text:p>8.775351745</text:p>
          </table:table-cell>
          <table:table-cell office:value-type="float" office:value="8.6567988407866192" table:style-name="ce1">
            <text:p>8.656798841</text:p>
          </table:table-cell>
          <table:table-cell office:value-type="float" office:value="8.5174543916024401" table:style-name="ce1">
            <text:p>8.517454392</text:p>
          </table:table-cell>
          <table:table-cell office:value-type="float" office:value="8.3932138272457397" table:style-name="ce1">
            <text:p>8.393213827</text:p>
          </table:table-cell>
          <table:table-cell office:value-type="float" office:value="8.2629282774935504" table:style-name="ce1">
            <text:p>8.262928277</text:p>
          </table:table-cell>
          <table:table-cell office:value-type="float" office:value="8.1366515138875695" table:style-name="ce1">
            <text:p>8.136651514</text:p>
          </table:table-cell>
          <table:table-cell office:value-type="float" office:value="8.0334553369888297" table:style-name="ce1">
            <text:p>8.033455337</text:p>
          </table:table-cell>
          <table:table-cell office:value-type="float" office:value="7.9138133616810498" table:style-name="ce1">
            <text:p>7.913813362</text:p>
          </table:table-cell>
          <table:table-cell office:value-type="float" office:value="7.8075852069082501" table:style-name="ce1">
            <text:p>7.807585207</text:p>
          </table:table-cell>
          <table:table-cell office:value-type="float" office:value="7.6952280103313901" table:style-name="ce1">
            <text:p>7.69522801</text:p>
          </table:table-cell>
          <table:table-cell office:value-type="float" office:value="7.5860810193710098" table:style-name="ce1">
            <text:p>7.586081019</text:p>
          </table:table-cell>
          <table:table-cell office:value-type="float" office:value="7.50823104411558" table:style-name="ce1">
            <text:p>7.508231044</text:p>
          </table:table-cell>
          <table:table-cell office:value-type="float" office:value="7.41353754124078" table:style-name="ce1">
            <text:p>7.413537541</text:p>
          </table:table-cell>
          <table:table-cell office:value-type="float" office:value="7.3135290115844303" table:style-name="ce1">
            <text:p>7.313529012</text:p>
          </table:table-cell>
          <table:table-cell office:value-type="float" office:value="7.2154399525509296" table:style-name="ce1">
            <text:p>7.215439953</text:p>
          </table:table-cell>
          <table:table-cell office:value-type="float" office:value="7.1378191295565099" table:style-name="ce1">
            <text:p>7.13781913</text:p>
          </table:table-cell>
          <table:table-cell office:value-type="float" office:value="7.0492930576315498" table:style-name="ce1">
            <text:p>7.049293058</text:p>
          </table:table-cell>
          <table:table-cell office:value-type="float" office:value="6.9592102241081202" table:style-name="ce1">
            <text:p>6.959210224</text:p>
          </table:table-cell>
          <table:table-cell office:value-type="float" office:value="6.87069392178757" table:style-name="ce1">
            <text:p>6.870693922</text:p>
          </table:table-cell>
          <table:table-cell office:value-type="float" office:value="6.7905740857638301" table:style-name="ce1">
            <text:p>6.790574086</text:p>
          </table:table-cell>
          <table:table-cell office:value-type="float" office:value="6.7071033456458702" table:style-name="ce1">
            <text:p>6.707103346</text:p>
          </table:table-cell>
          <table:table-cell office:value-type="float" office:value="6.6267768258407003" table:style-name="ce1">
            <text:p>6.626776826</text:p>
          </table:table-cell>
          <table:table-cell office:value-type="float" office:value="6.5483015694494604" table:style-name="ce1">
            <text:p>6.548301569</text:p>
          </table:table-cell>
          <table:table-cell office:value-type="float" office:value="6.4851699708050097" table:style-name="ce1">
            <text:p>6.485169971</text:p>
          </table:table-cell>
          <table:table-cell office:value-type="float" office:value="6.4114924957089796" table:style-name="ce1">
            <text:p>6.411492496</text:p>
          </table:table-cell>
          <table:table-cell office:value-type="float" office:value="6.3383197110742797" table:style-name="ce1">
            <text:p>6.338319711</text:p>
          </table:table-cell>
          <table:table-cell office:value-type="float" office:value="6.2669515195667502" table:style-name="ce1">
            <text:p>6.26695152</text:p>
          </table:table-cell>
          <table:table-cell office:value-type="float" office:value="6.1971222584425298" table:style-name="ce1">
            <text:p>6.197122258</text:p>
          </table:table-cell>
          <table:table-cell office:value-type="float" office:value="6.1300670289459003" table:style-name="ce1">
            <text:p>6.130067029</text:p>
          </table:table-cell>
          <table:table-cell office:value-type="float" office:value="6.0633449926853702" table:style-name="ce1">
            <text:p>6.063344993</text:p>
          </table:table-cell>
          <table:table-cell office:value-type="float" office:value="6.0174144329803001" table:style-name="ce1">
            <text:p>6.017414433</text:p>
          </table:table-cell>
          <table:table-cell office:value-type="float" office:value="5.9514806808746599" table:style-name="ce1">
            <text:p>5.951480681</text:p>
          </table:table-cell>
          <table:table-cell office:value-type="float" office:value="5.8912454306831998" table:style-name="ce1">
            <text:p>5.891245431</text:p>
          </table:table-cell>
          <table:table-cell office:value-type="float" office:value="5.8441429503242501" table:style-name="ce1">
            <text:p>5.84414295</text:p>
          </table:table-cell>
          <table:table-cell office:value-type="float" office:value="5.7840117040629302" table:style-name="ce1">
            <text:p>5.784011704</text:p>
          </table:table-cell>
          <table:table-cell office:value-type="float" office:value="5.7252395307720203" table:style-name="ce1">
            <text:p>5.725239531</text:p>
          </table:table-cell>
          <table:table-cell office:value-type="float" office:value="5.66759959609481" table:style-name="ce1">
            <text:p>5.667599596</text:p>
          </table:table-cell>
          <table:table-cell office:value-type="float" office:value="5.6112393450157603" table:style-name="ce1">
            <text:p>5.611239345</text:p>
          </table:table-cell>
          <table:table-cell office:value-type="float" office:value="5.5569619167059798" table:style-name="ce1">
            <text:p>5.556961917</text:p>
          </table:table-cell>
          <table:table-cell office:value-type="float" office:value="5.6659260435900798" table:style-name="ce1">
            <text:p>5.665926044</text:p>
          </table:table-cell>
          <table:table-cell office:value-type="float" office:value="5.6112733355684501" table:style-name="ce1">
            <text:p>5.611273336</text:p>
          </table:table-cell>
          <table:table-cell office:value-type="float" office:value="5.6064927470439301" table:style-name="ce1">
            <text:p>5.606492747</text:p>
          </table:table-cell>
          <table:table-cell office:value-type="float" office:value="5.5526341404682702" table:style-name="ce1">
            <text:p>5.55263414</text:p>
          </table:table-cell>
          <table:table-cell office:value-type="float" office:value="5.5027040775827496" table:style-name="ce1">
            <text:p>5.502704078</text:p>
          </table:table-cell>
          <table:table-cell office:value-type="float" office:value="5.4516377480075304" table:style-name="ce1">
            <text:p>5.451637748</text:p>
          </table:table-cell>
          <table:table-cell office:value-type="float" office:value="5.4122800777971403" table:style-name="ce1">
            <text:p>5.412280078</text:p>
          </table:table-cell>
          <table:table-cell office:value-type="float" office:value="5.3612416795655902" table:style-name="ce1">
            <text:p>5.36124168</text:p>
          </table:table-cell>
          <table:table-cell office:value-type="float" office:value="5.3216756590257699" table:style-name="ce1">
            <text:p>5.321675659</text:p>
          </table:table-cell>
          <table:table-cell office:value-type="float" office:value="5.2729946909067698" table:style-name="ce1">
            <text:p>5.272994691</text:p>
          </table:table-cell>
          <table:table-cell office:value-type="float" office:value="5.2248360276234296" table:style-name="ce1">
            <text:p>5.224836028</text:p>
          </table:table-cell>
          <table:table-cell office:value-type="float" office:value="5.1851279220546598" table:style-name="ce1">
            <text:p>5.185127922</text:p>
          </table:table-cell>
          <table:table-cell office:value-type="float" office:value="5.1385722019583797" table:style-name="ce1">
            <text:p>5.138572202</text:p>
          </table:table-cell>
          <table:table-cell office:value-type="float" office:value="5.1068816854011301" table:style-name="ce1">
            <text:p>5.106881685</text:p>
          </table:table-cell>
          <table:table-cell office:value-type="float" office:value="5.0616880421674999" table:style-name="ce1">
            <text:p>5.061688042</text:p>
          </table:table-cell>
          <table:table-cell office:value-type="float" office:value="5.0172872698677802" table:style-name="ce1">
            <text:p>5.01728727</text:p>
          </table:table-cell>
          <table:table-cell office:value-type="float" office:value="4.9736586849124098" table:style-name="ce1">
            <text:p>4.973658685</text:p>
          </table:table-cell>
          <table:table-cell office:value-type="float" office:value="4.9455370260884903" table:style-name="ce1">
            <text:p>4.945537026</text:p>
          </table:table-cell>
          <table:table-cell office:value-type="float" office:value="4.9067703648677403" table:style-name="ce1">
            <text:p>4.906770365</text:p>
          </table:table-cell>
          <table:table-cell office:value-type="float" office:value="4.8661444708970496" table:style-name="ce1">
            <text:p>4.866144471</text:p>
          </table:table-cell>
          <table:table-cell office:value-type="float" office:value="4.8253990803127698" table:style-name="ce1">
            <text:p>4.82539908</text:p>
          </table:table-cell>
          <table:table-cell office:value-type="float" office:value="4.7876562718329803" table:style-name="ce1">
            <text:p>4.787656272</text:p>
          </table:table-cell>
          <table:table-cell office:value-type="float" office:value="4.75151107482304" table:style-name="ce1">
            <text:p>4.751511075</text:p>
          </table:table-cell>
          <table:table-cell office:value-type="float" office:value="4.7125823763839403" table:style-name="ce1">
            <text:p>4.712582376</text:p>
          </table:table-cell>
          <table:table-cell office:value-type="float" office:value="4.6742866649113202" table:style-name="ce1">
            <text:p>4.674286665</text:p>
          </table:table-cell>
          <table:table-cell office:value-type="float" office:value="4.6519649375151797" table:style-name="ce1">
            <text:p>4.651964938</text:p>
          </table:table-cell>
          <table:table-cell office:value-type="float" office:value="4.6216047733355197" table:style-name="ce1">
            <text:p>4.621604773</text:p>
          </table:table-cell>
          <table:table-cell office:value-type="float" office:value="4.5849253703725399" table:style-name="ce1">
            <text:p>4.58492537</text:p>
          </table:table-cell>
          <table:table-cell office:value-type="float" office:value="4.5488235958026797" table:style-name="ce1">
            <text:p>4.548823596</text:p>
          </table:table-cell>
          <table:table-cell office:value-type="float" office:value="4.5235076214757797" table:style-name="ce1">
            <text:p>4.523507621</text:p>
          </table:table-cell>
          <table:table-cell office:value-type="float" office:value="4.4884416709217101" table:style-name="ce1">
            <text:p>4.488441671</text:p>
          </table:table-cell>
          <table:table-cell office:value-type="float" office:value="4.4818261454324899" table:style-name="ce1">
            <text:p>4.481826145</text:p>
          </table:table-cell>
          <table:table-cell office:value-type="float" office:value="4.4476306013089797" table:style-name="ce1">
            <text:p>4.447630601</text:p>
          </table:table-cell>
          <table:table-cell office:value-type="float" office:value="4.4139364300869399" table:style-name="ce1">
            <text:p>4.41393643</text:p>
          </table:table-cell>
          <table:table-cell office:value-type="float" office:value="4.38076555365961" table:style-name="ce1">
            <text:p>4.380765554</text:p>
          </table:table-cell>
          <table:table-cell office:value-type="float" office:value="4.3532247572676104" table:style-name="ce1">
            <text:p>4.353224757</text:p>
          </table:table-cell>
          <table:table-cell office:value-type="float" office:value="4.3211078552979698" table:style-name="ce1">
            <text:p>4.321107855</text:p>
          </table:table-cell>
          <table:table-cell office:value-type="float" office:value="4.2894632607102503" table:style-name="ce1">
            <text:p>4.289463261</text:p>
          </table:table-cell>
          <table:table-cell office:value-type="float" office:value="4.25828063100702" table:style-name="ce1">
            <text:p>4.258280631</text:p>
          </table:table-cell>
          <table:table-cell office:value-type="float" office:value="4.2295703515268102" table:style-name="ce1">
            <text:p>4.229570352</text:p>
          </table:table-cell>
          <table:table-cell office:value-type="float" office:value="4.19953702988348" table:style-name="ce1">
            <text:p>4.19953703</text:p>
          </table:table-cell>
          <table:table-cell office:value-type="float" office:value="4.1789623537837199" table:style-name="ce1">
            <text:p>4.178962354</text:p>
          </table:table-cell>
          <table:table-cell office:value-type="float" office:value="4.14944803206446" table:style-name="ce1">
            <text:p>4.149448032</text:p>
          </table:table-cell>
          <table:table-cell office:value-type="float" office:value="4.1231127477770997" table:style-name="ce1">
            <text:p>4.123112748</text:p>
          </table:table-cell>
          <table:table-cell office:value-type="float" office:value="4.0950694060187098" table:style-name="ce1">
            <text:p>4.095069406</text:p>
          </table:table-cell>
          <table:table-cell office:value-type="float" office:value="4.0667525559169597" table:style-name="ce1">
            <text:p>4.066752556</text:p>
          </table:table-cell>
          <table:table-cell office:value-type="float" office:value="4.0407491732053904" table:style-name="ce1">
            <text:p>4.040749173</text:p>
          </table:table-cell>
          <table:table-cell office:value-type="float" office:value="4.0138461985692304" table:style-name="ce1">
            <text:p>4.013846199</text:p>
          </table:table-cell>
          <table:table-cell office:value-type="float" office:value="3.9987237785882699" table:style-name="ce1">
            <text:p>3.998723779</text:p>
          </table:table-cell>
          <table:table-cell office:value-type="float" office:value="3.9718232327286702" table:style-name="ce1">
            <text:p>3.971823233</text:p>
          </table:table-cell>
          <table:table-cell office:value-type="float" office:value="3.9471550369569202" table:style-name="ce1">
            <text:p>3.947155037</text:p>
          </table:table-cell>
          <table:table-cell office:value-type="float" office:value="3.92159343588605" table:style-name="ce1">
            <text:p>3.921593436</text:p>
          </table:table-cell>
          <table:table-cell office:value-type="float" office:value="3.8964385289971202" table:style-name="ce1">
            <text:p>3.896438529</text:p>
          </table:table-cell>
          <table:table-cell office:value-type="float" office:value="3.8720659452652901" table:style-name="ce1">
            <text:p>3.872065945</text:p>
          </table:table-cell>
          <table:table-cell office:value-type="float" office:value="3.8480697968742001" table:style-name="ce1">
            <text:p>3.848069797</text:p>
          </table:table-cell>
          <table:table-cell office:value-type="float" office:value="3.8238155441433701" table:style-name="ce1">
            <text:p>3.823815544</text:p>
          </table:table-cell>
          <table:table-cell office:value-type="float" office:value="3.8080311219058798" table:style-name="ce1">
            <text:p>3.808031122</text:p>
          </table:table-cell>
          <table:table-cell office:value-type="float" office:value="3.7844104255837698" table:style-name="ce1">
            <text:p>3.784410426</text:p>
          </table:table-cell>
          <table:table-cell office:value-type="float" office:value="3.7615275935848902" table:style-name="ce1">
            <text:p>3.761527594</text:p>
          </table:table-cell>
          <table:table-cell office:value-type="float" office:value="3.7389904267990799" table:style-name="ce1">
            <text:p>3.738990427</text:p>
          </table:table-cell>
          <table:table-cell office:value-type="float" office:value="3.7161849201923398" table:style-name="ce1">
            <text:p>3.71618492</text:p>
          </table:table-cell>
          <table:table-cell office:value-type="float" office:value="3.69372878003899" table:style-name="ce1">
            <text:p>3.69372878</text:p>
          </table:table-cell>
          <table:table-cell office:value-type="float" office:value="3.6726003489248198" table:style-name="ce1">
            <text:p>3.672600349</text:p>
          </table:table-cell>
          <table:table-cell office:value-type="float" office:value="3.7407085271382399" table:style-name="ce1">
            <text:p>3.740708527</text:p>
          </table:table-cell>
          <table:table-cell office:value-type="float" office:value="3.7185152386015501" table:style-name="ce1">
            <text:p>3.718515239</text:p>
          </table:table-cell>
          <table:table-cell office:value-type="float" office:value="3.6959477248988999" table:style-name="ce1">
            <text:p>3.695947725</text:p>
          </table:table-cell>
          <table:table-cell office:value-type="float" office:value="3.6787416442332002" table:style-name="ce1">
            <text:p>3.678741644</text:p>
          </table:table-cell>
          <table:table-cell office:value-type="float" office:value="3.6566856282520801" table:style-name="ce1">
            <text:p>3.656685628</text:p>
          </table:table-cell>
          <table:table-cell office:value-type="float" office:value="3.6348937561749199" table:style-name="ce1">
            <text:p>3.634893756</text:p>
          </table:table-cell>
          <table:table-cell office:value-type="float" office:value="3.6264274840926101" table:style-name="ce1">
            <text:p>3.626427484</text:p>
          </table:table-cell>
          <table:table-cell office:value-type="float" office:value="3.6049824094249199" table:style-name="ce1">
            <text:p>3.604982409</text:p>
          </table:table-cell>
          <table:table-cell office:value-type="float" office:value="3.5918779840596602" table:style-name="ce1">
            <text:p>3.591877984</text:p>
          </table:table-cell>
          <table:table-cell office:value-type="float" office:value="3.5708857728385701" table:style-name="ce1">
            <text:p>3.570885773</text:p>
          </table:table-cell>
          <table:table-cell office:value-type="float" office:value="3.5501376570967902" table:style-name="ce1">
            <text:p>3.550137657</text:p>
          </table:table-cell>
          <table:table-cell office:value-type="float" office:value="3.5296294039647398" table:style-name="ce1">
            <text:p>3.529629404</text:p>
          </table:table-cell>
          <table:table-cell office:value-type="float" office:value="3.5124546767920202" table:style-name="ce1">
            <text:p>3.512454677</text:p>
          </table:table-cell>
          <table:table-cell office:value-type="float" office:value="3.4924831814467399" table:style-name="ce1">
            <text:p>3.492483181</text:p>
          </table:table-cell>
          <table:table-cell office:value-type="float" office:value="3.4828148137190098" table:style-name="ce1">
            <text:p>3.482814814</text:p>
          </table:table-cell>
          <table:table-cell office:value-type="float" office:value="3.4632364418413202" table:style-name="ce1">
            <text:p>3.463236442</text:p>
          </table:table-cell>
          <table:table-cell office:value-type="float" office:value="3.44378005733659" table:style-name="ce1">
            <text:p>3.443780057</text:p>
          </table:table-cell>
          <table:table-cell office:value-type="float" office:value="3.4245410626028701" table:style-name="ce1">
            <text:p>3.424541063</text:p>
          </table:table-cell>
          <table:table-cell office:value-type="float" office:value="3.4085226504545898" table:style-name="ce1">
            <text:p>3.40852265</text:p>
          </table:table-cell>
          <table:table-cell office:value-type="float" office:value="3.3897874037192999" table:style-name="ce1">
            <text:p>3.389787404</text:p>
          </table:table-cell>
          <table:table-cell office:value-type="float" office:value="3.3712580388162698" table:style-name="ce1">
            <text:p>3.371258039</text:p>
          </table:table-cell>
          <table:table-cell office:value-type="float" office:value="3.3529311806334898" table:style-name="ce1">
            <text:p>3.352931181</text:p>
          </table:table-cell>
          <table:table-cell office:value-type="float" office:value="3.3363188484710098" table:style-name="ce1">
            <text:p>3.336318848</text:p>
          </table:table-cell>
          <table:table-cell office:value-type="float" office:value="3.3185816581717398" table:style-name="ce1">
            <text:p>3.318581658</text:p>
          </table:table-cell>
          <table:table-cell office:value-type="float" office:value="3.3010351903488" table:style-name="ce1">
            <text:p>3.30103519</text:p>
          </table:table-cell>
          <table:table-cell office:value-type="float" office:value="3.2849668848535498" table:style-name="ce1">
            <text:p>3.284966885</text:p>
          </table:table-cell>
          <table:table-cell office:value-type="float" office:value="3.2748193487497099" table:style-name="ce1">
            <text:p>3.274819349</text:p>
          </table:table-cell>
          <table:table-cell office:value-type="float" office:value="3.2577829428997398" table:style-name="ce1">
            <text:p>3.257782943</text:p>
          </table:table-cell>
          <table:table-cell office:value-type="float" office:value="3.2407285221022" table:style-name="ce1">
            <text:p>3.240728522</text:p>
          </table:table-cell>
          <table:table-cell office:value-type="float" office:value="3.22531246734113" table:style-name="ce1">
            <text:p>3.225312467</text:p>
          </table:table-cell>
          <table:table-cell office:value-type="float" office:value="3.2091020632212701" table:style-name="ce1">
            <text:p>3.209102063</text:p>
          </table:table-cell>
          <table:table-cell office:value-type="float" office:value="3.1931129462908898" table:style-name="ce1">
            <text:p>3.193112946</text:p>
          </table:table-cell>
          <table:table-cell office:value-type="float" office:value="3.1772356366519001" table:style-name="ce1">
            <text:p>3.177235637</text:p>
          </table:table-cell>
          <table:table-cell office:value-type="float" office:value="3.1615739282365398" table:style-name="ce1">
            <text:p>3.161573928</text:p>
          </table:table-cell>
          <table:table-cell office:value-type="float" office:value="3.1460195453186399" table:style-name="ce1">
            <text:p>3.146019545</text:p>
          </table:table-cell>
          <table:table-cell office:value-type="float" office:value="3.1310684574816201" table:style-name="ce1">
            <text:p>3.131068457</text:p>
          </table:table-cell>
          <table:table-cell office:value-type="float" office:value="3.1158252575768" table:style-name="ce1">
            <text:p>3.115825258</text:p>
          </table:table-cell>
          <table:table-cell office:value-type="float" office:value="3.10078695224052" table:style-name="ce1">
            <text:p>3.100786952</text:p>
          </table:table-cell>
          <table:table-cell office:value-type="float" office:value="3.08584759186096" table:style-name="ce1">
            <text:p>3.085847592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24.4317544514915" table:style-name="ce1">
            <text:p>24.43175445</text:p>
          </table:table-cell>
          <table:table-cell office:value-type="string" table:style-name="ce1">
            <text:p><text:s/>global min</text:p>
          </table:table-cell>
          <table:table-cell office:value-type="float" office:value="-26.922616862745301" table:style-name="ce1">
            <text:p>-26.92261686</text:p>
          </table:table-cell>
          <table:table-cell office:value-type="string" table:style-name="ce1">
            <text:p><text:s/>range</text:p>
          </table:table-cell>
          <table:table-cell office:value-type="float" office:value="51.354371314236801" table:style-name="ce1">
            <text:p>51.35437131</text:p>
          </table:table-cell>
          <table:table-cell office:value-type="string" table:style-name="ce1">
            <text:p><text:s/>regret</text:p>
          </table:table-cell>
          <table:table-cell office:value-type="float" office:value="32.666518736971703" table:style-name="ce1">
            <text:p>32.66651874</text:p>
          </table:table-cell>
          <table:table-cell office:value-type="float" office:value="19.587527538934498" table:style-name="ce1">
            <text:p>19.58752754</text:p>
          </table:table-cell>
          <table:table-cell office:value-type="float" office:value="13.7397116750435" table:style-name="ce1">
            <text:p>13.73971168</text:p>
          </table:table-cell>
          <table:table-cell office:value-type="float" office:value="11.7906583290925" table:style-name="ce1">
            <text:p>11.79065833</text:p>
          </table:table-cell>
          <table:table-cell office:value-type="float" office:value="12.9666190361056" table:style-name="ce1">
            <text:p>12.96661904</text:p>
          </table:table-cell>
          <table:table-cell office:value-type="float" office:value="14.027489310946301" table:style-name="ce1">
            <text:p>14.02748931</text:p>
          </table:table-cell>
          <table:table-cell office:value-type="float" office:value="17.149748130174899" table:style-name="ce1">
            <text:p>17.14974813</text:p>
          </table:table-cell>
          <table:table-cell office:value-type="float" office:value="19.600763034526" table:style-name="ce1">
            <text:p>19.60076303</text:p>
          </table:table-cell>
          <table:table-cell office:value-type="float" office:value="20.398561670240898" table:style-name="ce1">
            <text:p>20.39856167</text:p>
          </table:table-cell>
          <table:table-cell office:value-type="float" office:value="22.4165178977854" table:style-name="ce1">
            <text:p>22.4165179</text:p>
          </table:table-cell>
          <table:table-cell office:value-type="float" office:value="20.865748687657899" table:style-name="ce1">
            <text:p>20.86574869</text:p>
          </table:table-cell>
          <table:table-cell office:value-type="float" office:value="19.897566325912798" table:style-name="ce1">
            <text:p>19.89756633</text:p>
          </table:table-cell>
          <table:table-cell office:value-type="float" office:value="20.083665228336699" table:style-name="ce1">
            <text:p>20.08366523</text:p>
          </table:table-cell>
          <table:table-cell office:value-type="float" office:value="19.491522969363999" table:style-name="ce1">
            <text:p>19.49152297</text:p>
          </table:table-cell>
          <table:table-cell office:value-type="float" office:value="19.321925148543301" table:style-name="ce1">
            <text:p>19.32192515</text:p>
          </table:table-cell>
          <table:table-cell office:value-type="float" office:value="18.561167313378402" table:style-name="ce1">
            <text:p>18.56116731</text:p>
          </table:table-cell>
          <table:table-cell office:value-type="float" office:value="17.469888129513201" table:style-name="ce1">
            <text:p>17.46988813</text:p>
          </table:table-cell>
          <table:table-cell office:value-type="float" office:value="16.714014906805101" table:style-name="ce1">
            <text:p>16.71401491</text:p>
          </table:table-cell>
          <table:table-cell office:value-type="float" office:value="15.834929083115499" table:style-name="ce1">
            <text:p>15.83492908</text:p>
          </table:table-cell>
          <table:table-cell office:value-type="float" office:value="17.1367165388966" table:style-name="ce1">
            <text:p>17.13671654</text:p>
          </table:table-cell>
          <table:table-cell office:value-type="float" office:value="18.5978388778687" table:style-name="ce1">
            <text:p>18.59783888</text:p>
          </table:table-cell>
          <table:table-cell office:value-type="float" office:value="18.8955060666325" table:style-name="ce1">
            <text:p>18.89550607</text:p>
          </table:table-cell>
          <table:table-cell office:value-type="float" office:value="18.0744572922877" table:style-name="ce1">
            <text:p>18.07445729</text:p>
          </table:table-cell>
          <table:table-cell office:value-type="float" office:value="18.331184469827999" table:style-name="ce1">
            <text:p>18.33118447</text:p>
          </table:table-cell>
          <table:table-cell office:value-type="float" office:value="17.625642449395102" table:style-name="ce1">
            <text:p>17.62564245</text:p>
          </table:table-cell>
          <table:table-cell office:value-type="float" office:value="16.9582861070074" table:style-name="ce1">
            <text:p>16.95828611</text:p>
          </table:table-cell>
          <table:table-cell office:value-type="float" office:value="16.3609235393711" table:style-name="ce1">
            <text:p>16.36092354</text:p>
          </table:table-cell>
          <table:table-cell office:value-type="float" office:value="15.786404039654901" table:style-name="ce1">
            <text:p>15.78640404</text:p>
          </table:table-cell>
          <table:table-cell office:value-type="float" office:value="15.694509246492901" table:style-name="ce1">
            <text:p>15.69450925</text:p>
          </table:table-cell>
          <table:table-cell office:value-type="float" office:value="15.1745187883505" table:style-name="ce1">
            <text:p>15.17451879</text:p>
          </table:table-cell>
          <table:table-cell office:value-type="float" office:value="14.721184982003001" table:style-name="ce1">
            <text:p>14.72118498</text:p>
          </table:table-cell>
          <table:table-cell office:value-type="float" office:value="14.269722249669099" table:style-name="ce1">
            <text:p>14.26972225</text:p>
          </table:table-cell>
          <table:table-cell office:value-type="float" office:value="13.844576611100999" table:style-name="ce1">
            <text:p>13.84457661</text:p>
          </table:table-cell>
          <table:table-cell office:value-type="float" office:value="13.445453109224999" table:style-name="ce1">
            <text:p>13.44545311</text:p>
          </table:table-cell>
          <table:table-cell office:value-type="float" office:value="13.084997214127901" table:style-name="ce1">
            <text:p>13.08499721</text:p>
          </table:table-cell>
          <table:table-cell office:value-type="float" office:value="12.7291466678276" table:style-name="ce1">
            <text:p>12.72914667</text:p>
          </table:table-cell>
          <table:table-cell office:value-type="float" office:value="12.387677717405801" table:style-name="ce1">
            <text:p>12.38767772</text:p>
          </table:table-cell>
          <table:table-cell office:value-type="float" office:value="12.0799134079742" table:style-name="ce1">
            <text:p>12.07991341</text:p>
          </table:table-cell>
          <table:table-cell office:value-type="float" office:value="11.866414501865901" table:style-name="ce1">
            <text:p>11.8664145</text:p>
          </table:table-cell>
          <table:table-cell office:value-type="float" office:value="11.574065962080001" table:style-name="ce1">
            <text:p>11.57406596</text:p>
          </table:table-cell>
          <table:table-cell office:value-type="float" office:value="11.4003001729539" table:style-name="ce1">
            <text:p>11.40030017</text:p>
          </table:table-cell>
          <table:table-cell office:value-type="float" office:value="11.134576744477" table:style-name="ce1">
            <text:p>11.13457674</text:p>
          </table:table-cell>
          <table:table-cell office:value-type="float" office:value="10.8849583208792" table:style-name="ce1">
            <text:p>10.88495832</text:p>
          </table:table-cell>
          <table:table-cell office:value-type="float" office:value="11.3118061139432" table:style-name="ce1">
            <text:p>11.31180611</text:p>
          </table:table-cell>
          <table:table-cell office:value-type="float" office:value="11.067895467002201" table:style-name="ce1">
            <text:p>11.06789547</text:p>
          </table:table-cell>
          <table:table-cell office:value-type="float" office:value="10.833253773095899" table:style-name="ce1">
            <text:p>10.83325377</text:p>
          </table:table-cell>
          <table:table-cell office:value-type="float" office:value="10.609904267319299" table:style-name="ce1">
            <text:p>10.60990427</text:p>
          </table:table-cell>
          <table:table-cell office:value-type="float" office:value="10.3972184394538" table:style-name="ce1">
            <text:p>10.39721844</text:p>
          </table:table-cell>
          <table:table-cell office:value-type="float" office:value="10.191883920313799" table:style-name="ce1">
            <text:p>10.19188392</text:p>
          </table:table-cell>
          <table:table-cell office:value-type="float" office:value="9.9928445654459992" table:style-name="ce1">
            <text:p>9.992844565</text:p>
          </table:table-cell>
          <table:table-cell office:value-type="float" office:value="9.8047688784720108" table:style-name="ce1">
            <text:p>9.804768878</text:p>
          </table:table-cell>
          <table:table-cell office:value-type="float" office:value="9.6226738423782301" table:style-name="ce1">
            <text:p>9.622673842</text:p>
          </table:table-cell>
          <table:table-cell office:value-type="float" office:value="9.4486797044045403" table:style-name="ce1">
            <text:p>9.448679704</text:p>
          </table:table-cell>
          <table:table-cell office:value-type="float" office:value="9.2799231728710403" table:style-name="ce1">
            <text:p>9.279923173</text:p>
          </table:table-cell>
          <table:table-cell office:value-type="float" office:value="9.1161859796791394" table:style-name="ce1">
            <text:p>9.11618598</text:p>
          </table:table-cell>
          <table:table-cell office:value-type="float" office:value="8.9593938550705108" table:style-name="ce1">
            <text:p>8.959393855</text:p>
          </table:table-cell>
          <table:table-cell office:value-type="float" office:value="8.8070251479169297" table:style-name="ce1">
            <text:p>8.807025148</text:p>
          </table:table-cell>
          <table:table-cell office:value-type="float" office:value="8.66097000746311" table:style-name="ce1">
            <text:p>8.660970007</text:p>
          </table:table-cell>
          <table:table-cell office:value-type="float" office:value="8.6287368541563794" table:style-name="ce1">
            <text:p>8.628736854</text:p>
          </table:table-cell>
          <table:table-cell office:value-type="float" office:value="8.4894975323757098" table:style-name="ce1">
            <text:p>8.489497532</text:p>
          </table:table-cell>
          <table:table-cell office:value-type="float" office:value="8.3542584937617299" table:style-name="ce1">
            <text:p>8.354258494</text:p>
          </table:table-cell>
          <table:table-cell office:value-type="float" office:value="8.2233820047804596" table:style-name="ce1">
            <text:p>8.223382005</text:p>
          </table:table-cell>
          <table:table-cell office:value-type="float" office:value="8.0992169654946107" table:style-name="ce1">
            <text:p>8.099216965</text:p>
          </table:table-cell>
          <table:table-cell office:value-type="float" office:value="7.9764153906731803" table:style-name="ce1">
            <text:p>7.976415391</text:p>
          </table:table-cell>
          <table:table-cell office:value-type="float" office:value="7.8598703005054702" table:style-name="ce1">
            <text:p>7.859870301</text:p>
          </table:table-cell>
          <table:table-cell office:value-type="float" office:value="7.7444164501481598" table:style-name="ce1">
            <text:p>7.74441645</text:p>
          </table:table-cell>
          <table:table-cell office:value-type="float" office:value="7.6314023674657898" table:style-name="ce1">
            <text:p>7.631402367</text:p>
          </table:table-cell>
          <table:table-cell office:value-type="float" office:value="7.5241144944382903" table:style-name="ce1">
            <text:p>7.524114494</text:p>
          </table:table-cell>
          <table:table-cell office:value-type="float" office:value="8.00609166502697" table:style-name="ce1">
            <text:p>8.006091665</text:p>
          </table:table-cell>
          <table:table-cell office:value-type="float" office:value="7.8956386062025299" table:style-name="ce1">
            <text:p>7.895638606</text:p>
          </table:table-cell>
          <table:table-cell office:value-type="float" office:value="7.7891623864193402" table:style-name="ce1">
            <text:p>7.789162386</text:p>
          </table:table-cell>
          <table:table-cell office:value-type="float" office:value="7.6847903747651296" table:style-name="ce1">
            <text:p>7.684790375</text:p>
          </table:table-cell>
          <table:table-cell office:value-type="float" office:value="7.5828057967125" table:style-name="ce1">
            <text:p>7.582805797</text:p>
          </table:table-cell>
          <table:table-cell office:value-type="float" office:value="7.4815751461747899" table:style-name="ce1">
            <text:p>7.481575146</text:p>
          </table:table-cell>
          <table:table-cell office:value-type="float" office:value="7.3871672712894201" table:style-name="ce1">
            <text:p>7.387167271</text:p>
          </table:table-cell>
          <table:table-cell office:value-type="float" office:value="7.30874985635658" table:style-name="ce1">
            <text:p>7.308749856</text:p>
          </table:table-cell>
          <table:table-cell office:value-type="float" office:value="7.2138310270532404" table:style-name="ce1">
            <text:p>7.213831027</text:p>
          </table:table-cell>
          <table:table-cell office:value-type="float" office:value="7.1213460138858897" table:style-name="ce1">
            <text:p>7.121346014</text:p>
          </table:table-cell>
          <table:table-cell office:value-type="float" office:value="7.0381972973515499" table:style-name="ce1">
            <text:p>7.038197297</text:p>
          </table:table-cell>
          <table:table-cell office:value-type="float" office:value="6.9513665518461796" table:style-name="ce1">
            <text:p>6.951366552</text:p>
          </table:table-cell>
          <table:table-cell office:value-type="float" office:value="6.8660705548416896" table:style-name="ce1">
            <text:p>6.866070555</text:p>
          </table:table-cell>
          <table:table-cell office:value-type="float" office:value="6.8334154752503098" table:style-name="ce1">
            <text:p>6.833415475</text:p>
          </table:table-cell>
          <table:table-cell office:value-type="float" office:value="6.7521904412945402" table:style-name="ce1">
            <text:p>6.752190441</text:p>
          </table:table-cell>
          <table:table-cell office:value-type="float" office:value="6.6783857623228604" table:style-name="ce1">
            <text:p>6.678385762</text:p>
          </table:table-cell>
          <table:table-cell office:value-type="float" office:value="6.6016760191679804" table:style-name="ce1">
            <text:p>6.601676019</text:p>
          </table:table-cell>
          <table:table-cell office:value-type="float" office:value="6.5267502235283397" table:style-name="ce1">
            <text:p>6.526750224</text:p>
          </table:table-cell>
          <table:table-cell office:value-type="float" office:value="6.4563391236001104" table:style-name="ce1">
            <text:p>6.456339124</text:p>
          </table:table-cell>
          <table:table-cell office:value-type="float" office:value="6.3847677425837297" table:style-name="ce1">
            <text:p>6.384767743</text:p>
          </table:table-cell>
          <table:table-cell office:value-type="float" office:value="6.3861584009917403" table:style-name="ce1">
            <text:p>6.386158401</text:p>
          </table:table-cell>
          <table:table-cell office:value-type="float" office:value="6.31532757716632" table:style-name="ce1">
            <text:p>6.315327577</text:p>
          </table:table-cell>
          <table:table-cell office:value-type="float" office:value="6.2460534747436496" table:style-name="ce1">
            <text:p>6.246053475</text:p>
          </table:table-cell>
          <table:table-cell office:value-type="float" office:value="6.18428897604322" table:style-name="ce1">
            <text:p>6.184288976</text:p>
          </table:table-cell>
          <table:table-cell office:value-type="float" office:value="6.1178925482112501" table:style-name="ce1">
            <text:p>6.117892548</text:p>
          </table:table-cell>
          <table:table-cell office:value-type="float" office:value="6.0529088103331601" table:style-name="ce1">
            <text:p>6.05290881</text:p>
          </table:table-cell>
          <table:table-cell office:value-type="float" office:value="5.9892931511472298" table:style-name="ce1">
            <text:p>5.989293151</text:p>
          </table:table-cell>
          <table:table-cell office:value-type="float" office:value="5.9786929081089202" table:style-name="ce1">
            <text:p>5.978692908</text:p>
          </table:table-cell>
          <table:table-cell office:value-type="float" office:value="5.9241974550253804" table:style-name="ce1">
            <text:p>5.924197455</text:p>
          </table:table-cell>
          <table:table-cell office:value-type="float" office:value="5.8641618404990501" table:style-name="ce1">
            <text:p>5.86416184</text:p>
          </table:table-cell>
          <table:table-cell office:value-type="float" office:value="5.8050230460260304" table:style-name="ce1">
            <text:p>5.805023046</text:p>
          </table:table-cell>
          <table:table-cell office:value-type="float" office:value="5.74706702744247" table:style-name="ce1">
            <text:p>5.747067027</text:p>
          </table:table-cell>
          <table:table-cell office:value-type="float" office:value="5.6957467558272299" table:style-name="ce1">
            <text:p>5.695746756</text:p>
          </table:table-cell>
          <table:table-cell office:value-type="float" office:value="5.6403051918626996" table:style-name="ce1">
            <text:p>5.640305192</text:p>
          </table:table-cell>
          <table:table-cell office:value-type="float" office:value="5.5859401631207701" table:style-name="ce1">
            <text:p>5.585940163</text:p>
          </table:table-cell>
          <table:table-cell office:value-type="float" office:value="5.5365010564913399" table:style-name="ce1">
            <text:p>5.536501056</text:p>
          </table:table-cell>
          <table:table-cell office:value-type="float" office:value="5.4841601629194701" table:style-name="ce1">
            <text:p>5.484160163</text:p>
          </table:table-cell>
          <table:table-cell office:value-type="float" office:value="5.4328068333772501" table:style-name="ce1">
            <text:p>5.432806833</text:p>
          </table:table-cell>
          <table:table-cell office:value-type="float" office:value="5.3861850225387702" table:style-name="ce1">
            <text:p>5.386185023</text:p>
          </table:table-cell>
          <table:table-cell office:value-type="float" office:value="5.3366898578064097" table:style-name="ce1">
            <text:p>5.336689858</text:p>
          </table:table-cell>
          <table:table-cell office:value-type="float" office:value="5.2881028612342798" table:style-name="ce1">
            <text:p>5.288102861</text:p>
          </table:table-cell>
          <table:table-cell office:value-type="float" office:value="5.2403992645998301" table:style-name="ce1">
            <text:p>5.240399265</text:p>
          </table:table-cell>
          <table:table-cell office:value-type="float" office:value="5.1982670153178896" table:style-name="ce1">
            <text:p>5.198267015</text:p>
          </table:table-cell>
          <table:table-cell office:value-type="float" office:value="5.1522173743904496" table:style-name="ce1">
            <text:p>5.152217374</text:p>
          </table:table-cell>
          <table:table-cell office:value-type="float" office:value="5.10698277135553" table:style-name="ce1">
            <text:p>5.106982771</text:p>
          </table:table-cell>
          <table:table-cell office:value-type="float" office:value="5.0660818090950404" table:style-name="ce1">
            <text:p>5.066081809</text:p>
          </table:table-cell>
          <table:table-cell office:value-type="float" office:value="5.0228532325135102" table:style-name="ce1">
            <text:p>5.022853233</text:p>
          </table:table-cell>
          <table:table-cell office:value-type="float" office:value="4.9799036980215403" table:style-name="ce1">
            <text:p>4.979903698</text:p>
          </table:table-cell>
          <table:table-cell office:value-type="float" office:value="4.9402107348042197" table:style-name="ce1">
            <text:p>4.940210735</text:p>
          </table:table-cell>
          <table:table-cell office:value-type="float" office:value="4.8991478938501203" table:style-name="ce1">
            <text:p>4.899147894</text:p>
          </table:table-cell>
          <table:table-cell office:value-type="float" office:value="4.8583206613929297" table:style-name="ce1">
            <text:p>4.858320661</text:p>
          </table:table-cell>
          <table:table-cell office:value-type="float" office:value="4.8215369314951504" table:style-name="ce1">
            <text:p>4.821536931</text:p>
          </table:table-cell>
          <table:table-cell office:value-type="float" office:value="4.7824729527408101" table:style-name="ce1">
            <text:p>4.782472953</text:p>
          </table:table-cell>
          <table:table-cell office:value-type="float" office:value="4.7440493670807999" table:style-name="ce1">
            <text:p>4.744049367</text:p>
          </table:table-cell>
          <table:table-cell office:value-type="float" office:value="4.7082101608573401" table:style-name="ce1">
            <text:p>4.708210161</text:p>
          </table:table-cell>
          <table:table-cell office:value-type="float" office:value="4.6710052039328502" table:style-name="ce1">
            <text:p>4.671005204</text:p>
          </table:table-cell>
          <table:table-cell office:value-type="float" office:value="4.63632377831415" table:style-name="ce1">
            <text:p>4.636323778</text:p>
          </table:table-cell>
          <table:table-cell office:value-type="float" office:value="4.60027990310705" table:style-name="ce1">
            <text:p>4.600279903</text:p>
          </table:table-cell>
          <table:table-cell office:value-type="float" office:value="4.5648036479819503" table:style-name="ce1">
            <text:p>4.564803648</text:p>
          </table:table-cell>
          <table:table-cell office:value-type="float" office:value="4.5317647679320601" table:style-name="ce1">
            <text:p>4.531764768</text:p>
          </table:table-cell>
          <table:table-cell office:value-type="float" office:value="4.49736965734514" table:style-name="ce1">
            <text:p>4.497369657</text:p>
          </table:table-cell>
          <table:table-cell office:value-type="float" office:value="4.46462001518805" table:style-name="ce1">
            <text:p>4.464620015</text:p>
          </table:table-cell>
          <table:table-cell office:value-type="float" office:value="4.4312625761577502" table:style-name="ce1">
            <text:p>4.431262576</text:p>
          </table:table-cell>
          <table:table-cell office:value-type="float" office:value="4.3995099519211296" table:style-name="ce1">
            <text:p>4.399509952</text:p>
          </table:table-cell>
          <table:table-cell office:value-type="float" office:value="4.3671436778632202" table:style-name="ce1">
            <text:p>4.367143678</text:p>
          </table:table-cell>
          <table:table-cell office:value-type="float" office:value="4.3352604825226004" table:style-name="ce1">
            <text:p>4.335260483</text:p>
          </table:table-cell>
          <table:table-cell office:value-type="float" office:value="4.30563504933055" table:style-name="ce1">
            <text:p>4.305635049</text:p>
          </table:table-cell>
          <table:table-cell office:value-type="float" office:value="4.27467299383708" table:style-name="ce1">
            <text:p>4.274672994</text:p>
          </table:table-cell>
          <table:table-cell office:value-type="float" office:value="4.2452222141515801" table:style-name="ce1">
            <text:p>4.245222214</text:p>
          </table:table-cell>
          <table:table-cell office:value-type="float" office:value="4.2151466582680097" table:style-name="ce1">
            <text:p>4.215146658</text:p>
          </table:table-cell>
          <table:table-cell office:value-type="float" office:value="4.1865478778266798" table:style-name="ce1">
            <text:p>4.186547878</text:p>
          </table:table-cell>
          <table:table-cell office:value-type="float" office:value="4.1573210751437797" table:style-name="ce1">
            <text:p>4.157321075</text:p>
          </table:table-cell>
          <table:table-cell office:value-type="float" office:value="4.1285088370379297" table:style-name="ce1">
            <text:p>4.128508837</text:p>
          </table:table-cell>
          <table:table-cell office:value-type="float" office:value="4.1017998100277797" table:style-name="ce1">
            <text:p>4.10179981</text:p>
          </table:table-cell>
          <table:table-cell office:value-type="float" office:value="4.07377880088226" table:style-name="ce1">
            <text:p>4.073778801</text:p>
          </table:table-cell>
          <table:table-cell office:value-type="float" office:value="4.0471547548825502" table:style-name="ce1">
            <text:p>4.047154755</text:p>
          </table:table-cell>
          <table:table-cell office:value-type="float" office:value="4.0198971048641798" table:style-name="ce1">
            <text:p>4.019897105</text:p>
          </table:table-cell>
          <table:table-cell office:value-type="float" office:value="3.99301284731182" table:style-name="ce1">
            <text:p>3.993012847</text:p>
          </table:table-cell>
          <table:table-cell office:value-type="float" office:value="3.9681340320348402" table:style-name="ce1">
            <text:p>3.968134032</text:p>
          </table:table-cell>
          <table:table-cell office:value-type="float" office:value="3.9419628257523098" table:style-name="ce1">
            <text:p>3.941962826</text:p>
          </table:table-cell>
          <table:table-cell office:value-type="float" office:value="3.92922535676915" table:style-name="ce1">
            <text:p>3.929225357</text:p>
          </table:table-cell>
          <table:table-cell office:value-type="float" office:value="3.9036624910721498" table:style-name="ce1">
            <text:p>3.903662491</text:p>
          </table:table-cell>
          <table:table-cell office:value-type="float" office:value="3.8780911553331499" table:style-name="ce1">
            <text:p>3.878091155</text:p>
          </table:table-cell>
          <table:table-cell office:value-type="float" office:value="3.8532010523521398" table:style-name="ce1">
            <text:p>3.853201052</text:p>
          </table:table-cell>
          <table:table-cell office:value-type="float" office:value="3.82861632427743" table:style-name="ce1">
            <text:p>3.828616324</text:p>
          </table:table-cell>
          <table:table-cell office:value-type="float" office:value="3.80435087838551" table:style-name="ce1">
            <text:p>3.804350878</text:p>
          </table:table-cell>
          <table:table-cell office:value-type="float" office:value="3.7809194076244999" table:style-name="ce1">
            <text:p>3.780919408</text:p>
          </table:table-cell>
          <table:table-cell office:value-type="float" office:value="3.7572708066584601" table:style-name="ce1">
            <text:p>3.757270807</text:p>
          </table:table-cell>
          <table:table-cell office:value-type="float" office:value="3.7344376990391601" table:style-name="ce1">
            <text:p>3.734437699</text:p>
          </table:table-cell>
          <table:table-cell office:value-type="float" office:value="3.7113826354814599" table:style-name="ce1">
            <text:p>3.711382635</text:p>
          </table:table-cell>
          <table:table-cell office:value-type="float" office:value="3.6886175727232202" table:style-name="ce1">
            <text:p>3.688617573</text:p>
          </table:table-cell>
          <table:table-cell office:value-type="float" office:value="3.6666416685838801" table:style-name="ce1">
            <text:p>3.666641669</text:p>
          </table:table-cell>
          <table:table-cell office:value-type="float" office:value="3.6444372958406399" table:style-name="ce1">
            <text:p>3.644437296</text:p>
          </table:table-cell>
          <table:table-cell office:value-type="float" office:value="3.6230054169183501" table:style-name="ce1">
            <text:p>3.623005417</text:p>
          </table:table-cell>
          <table:table-cell office:value-type="float" office:value="3.6017480683124599" table:style-name="ce1">
            <text:p>3.601748068</text:p>
          </table:table-cell>
          <table:table-cell office:value-type="float" office:value="3.5808378539351202" table:style-name="ce1">
            <text:p>3.580837854</text:p>
          </table:table-cell>
          <table:table-cell office:value-type="float" office:value="3.5600937311486001" table:style-name="ce1">
            <text:p>3.560093731</text:p>
          </table:table-cell>
          <table:table-cell office:value-type="float" office:value="3.5396863768069098" table:style-name="ce1">
            <text:p>3.539686377</text:p>
          </table:table-cell>
          <table:table-cell office:value-type="float" office:value="3.5194371026593201" table:style-name="ce1">
            <text:p>3.519437103</text:p>
          </table:table-cell>
          <table:table-cell office:value-type="float" office:value="3.4990341297680199" table:style-name="ce1">
            <text:p>3.49903413</text:p>
          </table:table-cell>
          <table:table-cell office:value-type="float" office:value="3.47935033557075" table:style-name="ce1">
            <text:p>3.479350336</text:p>
          </table:table-cell>
          <table:table-cell office:value-type="float" office:value="3.4598133194448" table:style-name="ce1">
            <text:p>3.459813319</text:p>
          </table:table-cell>
          <table:table-cell office:value-type="float" office:value="3.4405891065265801" table:style-name="ce1">
            <text:p>3.440589107</text:p>
          </table:table-cell>
          <table:table-cell office:value-type="float" office:value="3.4215046209895501" table:style-name="ce1">
            <text:p>3.421504621</text:p>
          </table:table-cell>
          <table:table-cell office:value-type="float" office:value="3.4027240908707101" table:style-name="ce1">
            <text:p>3.402724091</text:p>
          </table:table-cell>
          <table:table-cell office:value-type="float" office:value="3.3840765822689098" table:style-name="ce1">
            <text:p>3.384076582</text:p>
          </table:table-cell>
          <table:table-cell office:value-type="float" office:value="3.36572456128697" table:style-name="ce1">
            <text:p>3.365724561</text:p>
          </table:table-cell>
          <table:table-cell office:value-type="float" office:value="3.3474991807919201" table:style-name="ce1">
            <text:p>3.347499181</text:p>
          </table:table-cell>
          <table:table-cell office:value-type="float" office:value="3.32947973679964" table:style-name="ce1">
            <text:p>3.329479737</text:p>
          </table:table-cell>
          <table:table-cell office:value-type="float" office:value="3.3117437433930701" table:style-name="ce1">
            <text:p>3.311743743</text:p>
          </table:table-cell>
          <table:table-cell office:value-type="float" office:value="3.2941253850174599" table:style-name="ce1">
            <text:p>3.294125385</text:p>
          </table:table-cell>
          <table:table-cell office:value-type="float" office:value="3.2767828712697402" table:style-name="ce1">
            <text:p>3.276782871</text:p>
          </table:table-cell>
          <table:table-cell office:value-type="float" office:value="3.2595523448768602" table:style-name="ce1">
            <text:p>3.259552345</text:p>
          </table:table-cell>
          <table:table-cell office:value-type="float" office:value="3.24259036996231" table:style-name="ce1">
            <text:p>3.24259037</text:p>
          </table:table-cell>
          <table:table-cell office:value-type="float" office:value="3.22573499960273" table:style-name="ce1">
            <text:p>3.225735</text:p>
          </table:table-cell>
          <table:table-cell office:value-type="float" office:value="3.2091411839006998" table:style-name="ce1">
            <text:p>3.209141184</text:p>
          </table:table-cell>
          <table:table-cell office:value-type="float" office:value="3.1926488401723598" table:style-name="ce1">
            <text:p>3.19264884</text:p>
          </table:table-cell>
          <table:table-cell office:value-type="float" office:value="3.1764113351737402" table:style-name="ce1">
            <text:p>3.176411335</text:p>
          </table:table-cell>
          <table:table-cell office:value-type="float" office:value="3.1602704060774101" table:style-name="ce1">
            <text:p>3.160270406</text:p>
          </table:table-cell>
          <table:table-cell office:value-type="float" office:value="3.1443778662069399" table:style-name="ce1">
            <text:p>3.144377866</text:p>
          </table:table-cell>
          <table:table-cell office:value-type="float" office:value="3.1285772298468899" table:style-name="ce1">
            <text:p>3.12857723</text:p>
          </table:table-cell>
          <table:table-cell office:value-type="float" office:value="3.1125938636736001" table:style-name="ce1">
            <text:p>3.112593864</text:p>
          </table:table-cell>
          <table:table-cell office:value-type="float" office:value="3.0972005602534698" table:style-name="ce1">
            <text:p>3.09720056</text:p>
          </table:table-cell>
          <table:table-cell office:value-type="float" office:value="3.0818925239717299" table:style-name="ce1">
            <text:p>3.081892524</text:p>
          </table:table-cell>
          <table:table-cell office:value-type="float" office:value="3.0668178109481898" table:style-name="ce1">
            <text:p>3.066817811</text:p>
          </table:table-cell>
          <table:table-cell office:value-type="float" office:value="3.0518242015833001" table:style-name="ce1">
            <text:p>3.051824202</text:p>
          </table:table-cell>
          <table:table-cell office:value-type="float" office:value="3.0370582975260998" table:style-name="ce1">
            <text:p>3.037058298</text:p>
          </table:table-cell>
          <table:table-cell office:value-type="float" office:value="3.0223695184272801" table:style-name="ce1">
            <text:p>3.022369518</text:p>
          </table:table-cell>
          <table:table-cell office:value-type="float" office:value="3.00790303818364" table:style-name="ce1">
            <text:p>3.007903038</text:p>
          </table:table-cell>
          <table:table-cell office:value-type="float" office:value="2.9935098793754298" table:style-name="ce1">
            <text:p>2.993509879</text:p>
          </table:table-cell>
          <table:table-cell office:value-type="float" office:value="2.9789281094133502" table:style-name="ce1">
            <text:p>2.978928109</text:p>
          </table:table-cell>
          <table:table-cell office:value-type="float" office:value="2.9648958334184301" table:style-name="ce1">
            <text:p>2.964895833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25.354470475894701" table:style-name="ce1">
            <text:p>25.35447048</text:p>
          </table:table-cell>
          <table:table-cell office:value-type="string" table:style-name="ce1">
            <text:p><text:s/>global min</text:p>
          </table:table-cell>
          <table:table-cell office:value-type="float" office:value="-15.190012254961699" table:style-name="ce1">
            <text:p>-15.19001225</text:p>
          </table:table-cell>
          <table:table-cell office:value-type="string" table:style-name="ce1">
            <text:p><text:s/>range</text:p>
          </table:table-cell>
          <table:table-cell office:value-type="float" office:value="40.544482730856402" table:style-name="ce1">
            <text:p>40.54448273</text:p>
          </table:table-cell>
          <table:table-cell office:value-type="string" table:style-name="ce1">
            <text:p><text:s/>regret</text:p>
          </table:table-cell>
          <table:table-cell office:value-type="float" office:value="14.2426392380564" table:style-name="ce1">
            <text:p>14.24263924</text:p>
          </table:table-cell>
          <table:table-cell office:value-type="float" office:value="15.946377644737799" table:style-name="ce1">
            <text:p>15.94637764</text:p>
          </table:table-cell>
          <table:table-cell office:value-type="float" office:value="18.726182559868999" table:style-name="ce1">
            <text:p>18.72618256</text:p>
          </table:table-cell>
          <table:table-cell office:value-type="float" office:value="18.990498562201999" table:style-name="ce1">
            <text:p>18.99049856</text:p>
          </table:table-cell>
          <table:table-cell office:value-type="float" office:value="21.965130493120899" table:style-name="ce1">
            <text:p>21.96513049</text:p>
          </table:table-cell>
          <table:table-cell office:value-type="float" office:value="22.302884662032401" table:style-name="ce1">
            <text:p>22.30288466</text:p>
          </table:table-cell>
          <table:table-cell office:value-type="float" office:value="23.548653140424701" table:style-name="ce1">
            <text:p>23.54865314</text:p>
          </table:table-cell>
          <table:table-cell office:value-type="float" office:value="20.6238210851571" table:style-name="ce1">
            <text:p>20.62382109</text:p>
          </table:table-cell>
          <table:table-cell office:value-type="float" office:value="18.812920759913901" table:style-name="ce1">
            <text:p>18.81292076</text:p>
          </table:table-cell>
          <table:table-cell office:value-type="float" office:value="19.2272860965932" table:style-name="ce1">
            <text:p>19.2272861</text:p>
          </table:table-cell>
          <table:table-cell office:value-type="float" office:value="17.756452580098401" table:style-name="ce1">
            <text:p>17.75645258</text:p>
          </table:table-cell>
          <table:table-cell office:value-type="float" office:value="18.523019505077201" table:style-name="ce1">
            <text:p>18.52301951</text:p>
          </table:table-cell>
          <table:table-cell office:value-type="float" office:value="19.8066321977211" table:style-name="ce1">
            <text:p>19.8066322</text:p>
          </table:table-cell>
          <table:table-cell office:value-type="float" office:value="18.399356683066699" table:style-name="ce1">
            <text:p>18.39935668</text:p>
          </table:table-cell>
          <table:table-cell office:value-type="float" office:value="17.230559519524899" table:style-name="ce1">
            <text:p>17.23055952</text:p>
          </table:table-cell>
          <table:table-cell office:value-type="float" office:value="17.2759264576097" table:style-name="ce1">
            <text:p>17.27592646</text:p>
          </table:table-cell>
          <table:table-cell office:value-type="float" office:value="18.490953533227898" table:style-name="ce1">
            <text:p>18.49095353</text:p>
          </table:table-cell>
          <table:table-cell office:value-type="float" office:value="19.1995506762403" table:style-name="ce1">
            <text:p>19.19955068</text:p>
          </table:table-cell>
          <table:table-cell office:value-type="float" office:value="18.1891825584337" table:style-name="ce1">
            <text:p>18.18918256</text:p>
          </table:table-cell>
          <table:table-cell office:value-type="float" office:value="18.176443737779501" table:style-name="ce1">
            <text:p>18.17644374</text:p>
          </table:table-cell>
          <table:table-cell office:value-type="float" office:value="17.322661790960101" table:style-name="ce1">
            <text:p>17.32266179</text:p>
          </table:table-cell>
          <table:table-cell office:value-type="float" office:value="16.9508551785731" table:style-name="ce1">
            <text:p>16.95085518</text:p>
          </table:table-cell>
          <table:table-cell office:value-type="float" office:value="16.225086744018601" table:style-name="ce1">
            <text:p>16.22508674</text:p>
          </table:table-cell>
          <table:table-cell office:value-type="float" office:value="15.9949032068011" table:style-name="ce1">
            <text:p>15.99490321</text:p>
          </table:table-cell>
          <table:table-cell office:value-type="float" office:value="16.490492541453701" table:style-name="ce1">
            <text:p>16.49049254</text:p>
          </table:table-cell>
          <table:table-cell office:value-type="float" office:value="15.862011932101" table:style-name="ce1">
            <text:p>15.86201193</text:p>
          </table:table-cell>
          <table:table-cell office:value-type="float" office:value="15.304072158271699" table:style-name="ce1">
            <text:p>15.30407216</text:p>
          </table:table-cell>
          <table:table-cell office:value-type="float" office:value="14.757854099222101" table:style-name="ce1">
            <text:p>14.7578541</text:p>
          </table:table-cell>
          <table:table-cell office:value-type="float" office:value="14.2507745850309" table:style-name="ce1">
            <text:p>14.25077459</text:p>
          </table:table-cell>
          <table:table-cell office:value-type="float" office:value="14.4585345927307" table:style-name="ce1">
            <text:p>14.45853459</text:p>
          </table:table-cell>
          <table:table-cell office:value-type="float" office:value="14.000458676314199" table:style-name="ce1">
            <text:p>14.00045868</text:p>
          </table:table-cell>
          <table:table-cell office:value-type="float" office:value="13.567631739500699" table:style-name="ce1">
            <text:p>13.56763174</text:p>
          </table:table-cell>
          <table:table-cell office:value-type="float" office:value="13.1575482788786" table:style-name="ce1">
            <text:p>13.15754828</text:p>
          </table:table-cell>
          <table:table-cell office:value-type="float" office:value="12.780200801259801" table:style-name="ce1">
            <text:p>12.7802008</text:p>
          </table:table-cell>
          <table:table-cell office:value-type="float" office:value="12.437841865187" table:style-name="ce1">
            <text:p>12.43784187</text:p>
          </table:table-cell>
          <table:table-cell office:value-type="float" office:value="12.094377380997701" table:style-name="ce1">
            <text:p>12.09437738</text:p>
          </table:table-cell>
          <table:table-cell office:value-type="float" office:value="11.7694785446024" table:style-name="ce1">
            <text:p>11.76947854</text:p>
          </table:table-cell>
          <table:table-cell office:value-type="float" office:value="11.7368388657856" table:style-name="ce1">
            <text:p>11.73683887</text:p>
          </table:table-cell>
          <table:table-cell office:value-type="float" office:value="11.464158717335501" table:style-name="ce1">
            <text:p>11.46415872</text:p>
          </table:table-cell>
          <table:table-cell office:value-type="float" office:value="11.189987176710099" table:style-name="ce1">
            <text:p>11.18998718</text:p>
          </table:table-cell>
          <table:table-cell office:value-type="float" office:value="10.920036719593201" table:style-name="ce1">
            <text:p>10.92003672</text:p>
          </table:table-cell>
          <table:table-cell office:value-type="float" office:value="10.6600906426597" table:style-name="ce1">
            <text:p>10.66009064</text:p>
          </table:table-cell>
          <table:table-cell office:value-type="float" office:value="10.417926275494899" table:style-name="ce1">
            <text:p>10.41792628</text:p>
          </table:table-cell>
          <table:table-cell office:value-type="float" office:value="10.192457430422699" table:style-name="ce1">
            <text:p>10.19245743</text:p>
          </table:table-cell>
          <table:table-cell office:value-type="float" office:value="10.322361779949" table:style-name="ce1">
            <text:p>10.32236178</text:p>
          </table:table-cell>
          <table:table-cell office:value-type="float" office:value="10.098720818188699" table:style-name="ce1">
            <text:p>10.09872082</text:p>
          </table:table-cell>
          <table:table-cell office:value-type="float" office:value="9.89071967761598" table:style-name="ce1">
            <text:p>9.890719678</text:p>
          </table:table-cell>
          <table:table-cell office:value-type="float" office:value="9.6848706531840207" table:style-name="ce1">
            <text:p>9.684870653</text:p>
          </table:table-cell>
          <table:table-cell office:value-type="float" office:value="9.4872202316904701" table:style-name="ce1">
            <text:p>9.487220232</text:p>
          </table:table-cell>
          <table:table-cell office:value-type="float" office:value="9.3047554913890202" table:style-name="ce1">
            <text:p>9.304755491</text:p>
          </table:table-cell>
          <table:table-cell office:value-type="float" office:value="9.1413259499079196" table:style-name="ce1">
            <text:p>9.14132595</text:p>
          </table:table-cell>
          <table:table-cell office:value-type="float" office:value="8.9655803823695699" table:style-name="ce1">
            <text:p>8.965580382</text:p>
          </table:table-cell>
          <table:table-cell office:value-type="float" office:value="8.8224763239105108" table:style-name="ce1">
            <text:p>8.822476324</text:p>
          </table:table-cell>
          <table:table-cell office:value-type="float" office:value="8.6618748493618707" table:style-name="ce1">
            <text:p>8.661874849</text:p>
          </table:table-cell>
          <table:table-cell office:value-type="float" office:value="8.5044280609804801" table:style-name="ce1">
            <text:p>8.504428061</text:p>
          </table:table-cell>
          <table:table-cell office:value-type="float" office:value="8.35697439658035" table:style-name="ce1">
            <text:p>8.356974397</text:p>
          </table:table-cell>
          <table:table-cell office:value-type="float" office:value="8.2105356616382803" table:style-name="ce1">
            <text:p>8.210535662</text:p>
          </table:table-cell>
          <table:table-cell office:value-type="float" office:value="8.0732337166888701" table:style-name="ce1">
            <text:p>8.073233717</text:p>
          </table:table-cell>
          <table:table-cell office:value-type="float" office:value="7.9505362171809804" table:style-name="ce1">
            <text:p>7.950536217</text:p>
          </table:table-cell>
          <table:table-cell office:value-type="float" office:value="7.8180272802279704" table:style-name="ce1">
            <text:p>7.81802728</text:p>
          </table:table-cell>
          <table:table-cell office:value-type="float" office:value="7.68990480740315" table:style-name="ce1">
            <text:p>7.689904807</text:p>
          </table:table-cell>
          <table:table-cell office:value-type="float" office:value="7.5704500864394797" table:style-name="ce1">
            <text:p>7.570450086</text:p>
          </table:table-cell>
          <table:table-cell office:value-type="float" office:value="7.4504424105417399" table:style-name="ce1">
            <text:p>7.450442411</text:p>
          </table:table-cell>
          <table:table-cell office:value-type="float" office:value="7.3384622495591501" table:style-name="ce1">
            <text:p>7.33846225</text:p>
          </table:table-cell>
          <table:table-cell office:value-type="float" office:value="7.2257161611795002" table:style-name="ce1">
            <text:p>7.225716161</text:p>
          </table:table-cell>
          <table:table-cell office:value-type="float" office:value="7.11945564088815" table:style-name="ce1">
            <text:p>7.119455641</text:p>
          </table:table-cell>
          <table:table-cell office:value-type="float" office:value="7.0276704652906004" table:style-name="ce1">
            <text:p>7.027670465</text:p>
          </table:table-cell>
          <table:table-cell office:value-type="float" office:value="6.9243223702128001" table:style-name="ce1">
            <text:p>6.92432237</text:p>
          </table:table-cell>
          <table:table-cell office:value-type="float" office:value="6.8439853109928999" table:style-name="ce1">
            <text:p>6.843985311</text:p>
          </table:table-cell>
          <table:table-cell office:value-type="float" office:value="6.7483569022399097" table:style-name="ce1">
            <text:p>6.748356902</text:p>
          </table:table-cell>
          <table:table-cell office:value-type="float" office:value="6.6533420372560501" table:style-name="ce1">
            <text:p>6.653342037</text:p>
          </table:table-cell>
          <table:table-cell office:value-type="float" office:value="6.5643653819410002" table:style-name="ce1">
            <text:p>6.564365382</text:p>
          </table:table-cell>
          <table:table-cell office:value-type="float" office:value="6.4745790959538896" table:style-name="ce1">
            <text:p>6.474579096</text:p>
          </table:table-cell>
          <table:table-cell office:value-type="float" office:value="6.3871158850408101" table:style-name="ce1">
            <text:p>6.387115885</text:p>
          </table:table-cell>
          <table:table-cell office:value-type="float" office:value="6.3052479779679" table:style-name="ce1">
            <text:p>6.305247978</text:p>
          </table:table-cell>
          <table:table-cell office:value-type="float" office:value="6.22259355024537" table:style-name="ce1">
            <text:p>6.22259355</text:p>
          </table:table-cell>
          <table:table-cell office:value-type="float" office:value="6.1562993331821696" table:style-name="ce1">
            <text:p>6.156299333</text:p>
          </table:table-cell>
          <table:table-cell office:value-type="float" office:value="6.0800970573971398" table:style-name="ce1">
            <text:p>6.080097057</text:p>
          </table:table-cell>
          <table:table-cell office:value-type="float" office:value="6.0031338035060404" table:style-name="ce1">
            <text:p>6.003133804</text:p>
          </table:table-cell>
          <table:table-cell office:value-type="float" office:value="5.9311824166443801" table:style-name="ce1">
            <text:p>5.931182417</text:p>
          </table:table-cell>
          <table:table-cell office:value-type="float" office:value="5.85798635580168" table:style-name="ce1">
            <text:p>5.857986356</text:p>
          </table:table-cell>
          <table:table-cell office:value-type="float" office:value="5.7865755647356201" table:style-name="ce1">
            <text:p>5.786575565</text:p>
          </table:table-cell>
          <table:table-cell office:value-type="float" office:value="5.7207453436095603" table:style-name="ce1">
            <text:p>5.720745344</text:p>
          </table:table-cell>
          <table:table-cell office:value-type="float" office:value="5.6527598812437496" table:style-name="ce1">
            <text:p>5.652759881</text:p>
          </table:table-cell>
          <table:table-cell office:value-type="float" office:value="5.5873902777739097" table:style-name="ce1">
            <text:p>5.587390278</text:p>
          </table:table-cell>
          <table:table-cell office:value-type="float" office:value="5.5232389592226099" table:style-name="ce1">
            <text:p>5.523238959</text:p>
          </table:table-cell>
          <table:table-cell office:value-type="float" office:value="5.4768242886389702" table:style-name="ce1">
            <text:p>5.476824289</text:p>
          </table:table-cell>
          <table:table-cell office:value-type="float" office:value="5.4170026696993201" table:style-name="ce1">
            <text:p>5.41700267</text:p>
          </table:table-cell>
          <table:table-cell office:value-type="float" office:value="5.3686985816844901" table:style-name="ce1">
            <text:p>5.368698582</text:p>
          </table:table-cell>
          <table:table-cell office:value-type="float" office:value="5.3091520132679504" table:style-name="ce1">
            <text:p>5.309152013</text:p>
          </table:table-cell>
          <table:table-cell office:value-type="float" office:value="5.2535242203152599" table:style-name="ce1">
            <text:p>5.25352422</text:p>
          </table:table-cell>
          <table:table-cell office:value-type="float" office:value="5.1964457123595" table:style-name="ce1">
            <text:p>5.196445712</text:p>
          </table:table-cell>
          <table:table-cell office:value-type="float" office:value="5.1405699520115498" table:style-name="ce1">
            <text:p>5.140569952</text:p>
          </table:table-cell>
          <table:table-cell office:value-type="float" office:value="5.0889012515396796" table:style-name="ce1">
            <text:p>5.088901252</text:p>
          </table:table-cell>
          <table:table-cell office:value-type="float" office:value="5.03543878052223" table:style-name="ce1">
            <text:p>5.035438781</text:p>
          </table:table-cell>
          <table:table-cell office:value-type="float" office:value="4.9852000622037798" table:style-name="ce1">
            <text:p>4.985200062</text:p>
          </table:table-cell>
          <table:table-cell office:value-type="float" office:value="4.9342543837370796" table:style-name="ce1">
            <text:p>4.934254384</text:p>
          </table:table-cell>
          <table:table-cell office:value-type="float" office:value="4.8844410552058601" table:style-name="ce1">
            <text:p>4.884441055</text:p>
          </table:table-cell>
          <table:table-cell office:value-type="float" office:value="4.8361616000276202" table:style-name="ce1">
            <text:p>4.8361616</text:p>
          </table:table-cell>
          <table:table-cell office:value-type="float" office:value="4.7910266561400601" table:style-name="ce1">
            <text:p>4.791026656</text:p>
          </table:table-cell>
          <table:table-cell office:value-type="float" office:value="4.7436848815663604" table:style-name="ce1">
            <text:p>4.743684882</text:p>
          </table:table-cell>
          <table:table-cell office:value-type="float" office:value="4.7066864893534799" table:style-name="ce1">
            <text:p>4.706686489</text:p>
          </table:table-cell>
          <table:table-cell office:value-type="float" office:value="4.6611886946614902" table:style-name="ce1">
            <text:p>4.661188695</text:p>
          </table:table-cell>
          <table:table-cell office:value-type="float" office:value="4.6198694112187599" table:style-name="ce1">
            <text:p>4.619869411</text:p>
          </table:table-cell>
          <table:table-cell office:value-type="float" office:value="4.9464771865506396" table:style-name="ce1">
            <text:p>4.946477187</text:p>
          </table:table-cell>
          <table:table-cell office:value-type="float" office:value="4.8998123074322404" table:style-name="ce1">
            <text:p>4.899812307</text:p>
          </table:table-cell>
          <table:table-cell office:value-type="float" office:value="4.8540435609881403" table:style-name="ce1">
            <text:p>4.854043561</text:p>
          </table:table-cell>
          <table:table-cell office:value-type="float" office:value="4.8099907834447997" table:style-name="ce1">
            <text:p>4.809990783</text:p>
          </table:table-cell>
          <table:table-cell office:value-type="float" office:value="4.7665080871045902" table:style-name="ce1">
            <text:p>4.766508087</text:p>
          </table:table-cell>
          <table:table-cell office:value-type="float" office:value="4.7273055452186199" table:style-name="ce1">
            <text:p>4.727305545</text:p>
          </table:table-cell>
          <table:table-cell office:value-type="float" office:value="4.6848028594436402" table:style-name="ce1">
            <text:p>4.684802859</text:p>
          </table:table-cell>
          <table:table-cell office:value-type="float" office:value="4.6439097534893303" table:style-name="ce1">
            <text:p>4.643909753</text:p>
          </table:table-cell>
          <table:table-cell office:value-type="float" office:value="4.6179672281922004" table:style-name="ce1">
            <text:p>4.617967228</text:p>
          </table:table-cell>
          <table:table-cell office:value-type="float" office:value="4.5787745042456303" table:style-name="ce1">
            <text:p>4.578774504</text:p>
          </table:table-cell>
          <table:table-cell office:value-type="float" office:value="4.5397968440896399" table:style-name="ce1">
            <text:p>4.539796844</text:p>
          </table:table-cell>
          <table:table-cell office:value-type="float" office:value="4.5116836279812604" table:style-name="ce1">
            <text:p>4.511683628</text:p>
          </table:table-cell>
          <table:table-cell office:value-type="float" office:value="4.4731222294515103" table:style-name="ce1">
            <text:p>4.473122229</text:p>
          </table:table-cell>
          <table:table-cell office:value-type="float" office:value="4.43730782796949" table:style-name="ce1">
            <text:p>4.437307828</text:p>
          </table:table-cell>
          <table:table-cell office:value-type="float" office:value="4.4001032790359798" table:style-name="ce1">
            <text:p>4.400103279</text:p>
          </table:table-cell>
          <table:table-cell office:value-type="float" office:value="4.3637263978687804" table:style-name="ce1">
            <text:p>4.363726398</text:p>
          </table:table-cell>
          <table:table-cell office:value-type="float" office:value="4.3303292145084802" table:style-name="ce1">
            <text:p>4.330329215</text:p>
          </table:table-cell>
          <table:table-cell office:value-type="float" office:value="4.29519101808574" table:style-name="ce1">
            <text:p>4.295191018</text:p>
          </table:table-cell>
          <table:table-cell office:value-type="float" office:value="4.2604367304271404" table:style-name="ce1">
            <text:p>4.26043673</text:p>
          </table:table-cell>
          <table:table-cell office:value-type="float" office:value="4.2266459252008097" table:style-name="ce1">
            <text:p>4.226645925</text:p>
          </table:table-cell>
          <table:table-cell office:value-type="float" office:value="4.1938089052785399" table:style-name="ce1">
            <text:p>4.193808905</text:p>
          </table:table-cell>
          <table:table-cell office:value-type="float" office:value="4.1610832543030103" table:style-name="ce1">
            <text:p>4.161083254</text:p>
          </table:table-cell>
          <table:table-cell office:value-type="float" office:value="4.1311848288094302" table:style-name="ce1">
            <text:p>4.131184829</text:p>
          </table:table-cell>
          <table:table-cell office:value-type="float" office:value="4.0991824281075804" table:style-name="ce1">
            <text:p>4.099182428</text:p>
          </table:table-cell>
          <table:table-cell office:value-type="float" office:value="4.0682180293824102" table:style-name="ce1">
            <text:p>4.068218029</text:p>
          </table:table-cell>
          <table:table-cell office:value-type="float" office:value="4.0373282613692902" table:style-name="ce1">
            <text:p>4.037328261</text:p>
          </table:table-cell>
          <table:table-cell office:value-type="float" office:value="4.0069100928678303" table:style-name="ce1">
            <text:p>4.006910093</text:p>
          </table:table-cell>
          <table:table-cell office:value-type="float" office:value="3.97999583822221" table:style-name="ce1">
            <text:p>3.979995838</text:p>
          </table:table-cell>
          <table:table-cell office:value-type="float" office:value="3.9515610055293999" table:style-name="ce1">
            <text:p>3.951561006</text:p>
          </table:table-cell>
          <table:table-cell office:value-type="float" office:value="3.9223320244356898" table:style-name="ce1">
            <text:p>3.922332024</text:p>
          </table:table-cell>
          <table:table-cell office:value-type="float" office:value="3.8935360652841098" table:style-name="ce1">
            <text:p>3.893536065</text:p>
          </table:table-cell>
          <table:table-cell office:value-type="float" office:value="3.8743090631534698" table:style-name="ce1">
            <text:p>3.874309063</text:p>
          </table:table-cell>
          <table:table-cell office:value-type="float" office:value="3.8460480950860298" table:style-name="ce1">
            <text:p>3.846048095</text:p>
          </table:table-cell>
          <table:table-cell office:value-type="float" office:value="3.8184309171431798" table:style-name="ce1">
            <text:p>3.818430917</text:p>
          </table:table-cell>
          <table:table-cell office:value-type="float" office:value="3.7942280219093898" table:style-name="ce1">
            <text:p>3.794228022</text:p>
          </table:table-cell>
          <table:table-cell office:value-type="float" office:value="3.7674368878309998" table:style-name="ce1">
            <text:p>3.767436888</text:p>
          </table:table-cell>
          <table:table-cell office:value-type="float" office:value="3.7409648357114298" table:style-name="ce1">
            <text:p>3.740964836</text:p>
          </table:table-cell>
          <table:table-cell office:value-type="float" office:value="3.71492613441018" table:style-name="ce1">
            <text:p>3.714926134</text:p>
          </table:table-cell>
          <table:table-cell office:value-type="float" office:value="3.6896213613465201" table:style-name="ce1">
            <text:p>3.689621361</text:p>
          </table:table-cell>
          <table:table-cell office:value-type="float" office:value="3.6644877191313499" table:style-name="ce1">
            <text:p>3.664487719</text:p>
          </table:table-cell>
          <table:table-cell office:value-type="float" office:value="3.6398798285601499" table:style-name="ce1">
            <text:p>3.639879829</text:p>
          </table:table-cell>
          <table:table-cell office:value-type="float" office:value="3.6284286805685402" table:style-name="ce1">
            <text:p>3.628428681</text:p>
          </table:table-cell>
          <table:table-cell office:value-type="float" office:value="3.6062215685688801" table:style-name="ce1">
            <text:p>3.606221569</text:p>
          </table:table-cell>
          <table:table-cell office:value-type="float" office:value="3.58256314575801" table:style-name="ce1">
            <text:p>3.582563146</text:p>
          </table:table-cell>
          <table:table-cell office:value-type="float" office:value="3.5590098389701899" table:style-name="ce1">
            <text:p>3.559009839</text:p>
          </table:table-cell>
          <table:table-cell office:value-type="float" office:value="3.53563342796157" table:style-name="ce1">
            <text:p>3.535633428</text:p>
          </table:table-cell>
          <table:table-cell office:value-type="float" office:value="3.5131934539106" table:style-name="ce1">
            <text:p>3.513193454</text:p>
          </table:table-cell>
          <table:table-cell office:value-type="float" office:value="3.4905613945715399" table:style-name="ce1">
            <text:p>3.490561395</text:p>
          </table:table-cell>
          <table:table-cell office:value-type="float" office:value="3.4704125618559898" table:style-name="ce1">
            <text:p>3.470412562</text:p>
          </table:table-cell>
          <table:table-cell office:value-type="float" office:value="3.4480099714288599" table:style-name="ce1">
            <text:p>3.448009971</text:p>
          </table:table-cell>
          <table:table-cell office:value-type="float" office:value="3.4267144061052299" table:style-name="ce1">
            <text:p>3.426714406</text:p>
          </table:table-cell>
          <table:table-cell office:value-type="float" office:value="3.4050851354742799" table:style-name="ce1">
            <text:p>3.405085135</text:p>
          </table:table-cell>
          <table:table-cell office:value-type="float" office:value="3.3926470630204499" table:style-name="ce1">
            <text:p>3.392647063</text:p>
          </table:table-cell>
          <table:table-cell office:value-type="float" office:value="3.3713038134828399" table:style-name="ce1">
            <text:p>3.371303813</text:p>
          </table:table-cell>
          <table:table-cell office:value-type="float" office:value="3.3501604399653102" table:style-name="ce1">
            <text:p>3.35016044</text:p>
          </table:table-cell>
          <table:table-cell office:value-type="float" office:value="3.3317706246473602" table:style-name="ce1">
            <text:p>3.331770625</text:p>
          </table:table-cell>
          <table:table-cell office:value-type="float" office:value="3.3112224311467902" table:style-name="ce1">
            <text:p>3.311222431</text:p>
          </table:table-cell>
          <table:table-cell office:value-type="float" office:value="3.2911071580389502" table:style-name="ce1">
            <text:p>3.291107158</text:p>
          </table:table-cell>
          <table:table-cell office:value-type="float" office:value="3.2711829990996599" table:style-name="ce1">
            <text:p>3.271182999</text:p>
          </table:table-cell>
          <table:table-cell office:value-type="float" office:value="3.2516826176074201" table:style-name="ce1">
            <text:p>3.251682618</text:p>
          </table:table-cell>
          <table:table-cell office:value-type="float" office:value="3.2344469047073301" table:style-name="ce1">
            <text:p>3.234446905</text:p>
          </table:table-cell>
          <table:table-cell office:value-type="float" office:value="3.2153862419221202" table:style-name="ce1">
            <text:p>3.215386242</text:p>
          </table:table-cell>
          <table:table-cell office:value-type="float" office:value="3.19634127962901" table:style-name="ce1">
            <text:p>3.19634128</text:p>
          </table:table-cell>
          <table:table-cell office:value-type="float" office:value="3.1775230430774801" table:style-name="ce1">
            <text:p>3.177523043</text:p>
          </table:table-cell>
          <table:table-cell office:value-type="float" office:value="3.1593411019501598" table:style-name="ce1">
            <text:p>3.159341102</text:p>
          </table:table-cell>
          <table:table-cell office:value-type="float" office:value="3.14118686272912" table:style-name="ce1">
            <text:p>3.141186863</text:p>
          </table:table-cell>
          <table:table-cell office:value-type="float" office:value="3.1232289096275601" table:style-name="ce1">
            <text:p>3.12322891</text:p>
          </table:table-cell>
          <table:table-cell office:value-type="float" office:value="3.1077114652672102" table:style-name="ce1">
            <text:p>3.107711465</text:p>
          </table:table-cell>
          <table:table-cell office:value-type="float" office:value="3.09005156192854" table:style-name="ce1">
            <text:p>3.090051562</text:p>
          </table:table-cell>
          <table:table-cell office:value-type="float" office:value="3.0724930905322401" table:style-name="ce1">
            <text:p>3.072493091</text:p>
          </table:table-cell>
          <table:table-cell office:value-type="float" office:value="3.0555347014009699" table:style-name="ce1">
            <text:p>3.055534701</text:p>
          </table:table-cell>
          <table:table-cell office:value-type="float" office:value="3.0384722780275402" table:style-name="ce1">
            <text:p>3.038472278</text:p>
          </table:table-cell>
          <table:table-cell office:value-type="float" office:value="3.0218977170926902" table:style-name="ce1">
            <text:p>3.021897717</text:p>
          </table:table-cell>
          <table:table-cell office:value-type="float" office:value="3.00533155258303" table:style-name="ce1">
            <text:p>3.005331553</text:p>
          </table:table-cell>
          <table:table-cell office:value-type="float" office:value="3.0768617133999498" table:style-name="ce1">
            <text:p>3.076861713</text:p>
          </table:table-cell>
          <table:table-cell office:value-type="float" office:value="3.0625650288808499" table:style-name="ce1">
            <text:p>3.062565029</text:p>
          </table:table-cell>
          <table:table-cell office:value-type="float" office:value="3.0458374736879801" table:style-name="ce1">
            <text:p>3.045837474</text:p>
          </table:table-cell>
          <table:table-cell office:value-type="float" office:value="3.0299108795812599" table:style-name="ce1">
            <text:p>3.02991088</text:p>
          </table:table-cell>
          <table:table-cell office:value-type="float" office:value="3.01364113809545" table:style-name="ce1">
            <text:p>3.013641138</text:p>
          </table:table-cell>
          <table:table-cell office:value-type="float" office:value="2.9975482416257901" table:style-name="ce1">
            <text:p>2.997548242</text:p>
          </table:table-cell>
          <table:table-cell office:value-type="float" office:value="2.9821409394887" table:style-name="ce1">
            <text:p>2.982140939</text:p>
          </table:table-cell>
          <table:table-cell office:value-type="float" office:value="2.9663904408230501" table:style-name="ce1">
            <text:p>2.966390441</text:p>
          </table:table-cell>
          <table:table-cell office:value-type="float" office:value="2.95929284366379" table:style-name="ce1">
            <text:p>2.959292844</text:p>
          </table:table-cell>
          <table:table-cell office:value-type="float" office:value="2.9437374431069201" table:style-name="ce1">
            <text:p>2.943737443</text:p>
          </table:table-cell>
          <table:table-cell office:value-type="float" office:value="2.9308259143072202" table:style-name="ce1">
            <text:p>2.930825914</text:p>
          </table:table-cell>
          <table:table-cell office:value-type="float" office:value="2.9155079549481102" table:style-name="ce1">
            <text:p>2.915507955</text:p>
          </table:table-cell>
          <table:table-cell office:value-type="float" office:value="2.90047110309464" table:style-name="ce1">
            <text:p>2.900471103</text:p>
          </table:table-cell>
          <table:table-cell office:value-type="float" office:value="2.8856381712435" table:style-name="ce1">
            <text:p>2.885638171</text:p>
          </table:table-cell>
          <table:table-cell office:value-type="float" office:value="2.8709119074077001" table:style-name="ce1">
            <text:p>2.870911907</text:p>
          </table:table-cell>
          <table:table-cell office:value-type="float" office:value="2.8564903018766001" table:style-name="ce1">
            <text:p>2.856490302</text:p>
          </table:table-cell>
          <table:table-cell office:value-type="float" office:value="2.8526502637329898" table:style-name="ce1">
            <text:p>2.852650264</text:p>
          </table:table-cell>
          <table:table-cell office:value-type="float" office:value="2.8387184686880098" table:style-name="ce1">
            <text:p>2.838718469</text:p>
          </table:table-cell>
          <table:table-cell office:value-type="float" office:value="2.82466597332595" table:style-name="ce1">
            <text:p>2.824665973</text:p>
          </table:table-cell>
          <table:table-cell office:value-type="float" office:value="2.81101623828348" table:style-name="ce1">
            <text:p>2.811016238</text:p>
          </table:table-cell>
          <table:table-cell office:value-type="float" office:value="2.79724418121855" table:style-name="ce1">
            <text:p>2.797244181</text:p>
          </table:table-cell>
          <table:table-cell office:value-type="float" office:value="2.7852969102579199" table:style-name="ce1">
            <text:p>2.78529691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24.7597130413982" table:style-name="ce1">
            <text:p>24.75971304</text:p>
          </table:table-cell>
          <table:table-cell office:value-type="string" table:style-name="ce1">
            <text:p><text:s/>global min</text:p>
          </table:table-cell>
          <table:table-cell office:value-type="float" office:value="-28.076886636910199" table:style-name="ce1">
            <text:p>-28.07688664</text:p>
          </table:table-cell>
          <table:table-cell office:value-type="string" table:style-name="ce1">
            <text:p><text:s/>range</text:p>
          </table:table-cell>
          <table:table-cell office:value-type="float" office:value="52.836599678308403" table:style-name="ce1">
            <text:p>52.83659968</text:p>
          </table:table-cell>
          <table:table-cell office:value-type="string" table:style-name="ce1">
            <text:p><text:s/>regret</text:p>
          </table:table-cell>
          <table:table-cell office:value-type="float" office:value="14.743048138915601" table:style-name="ce1">
            <text:p>14.74304814</text:p>
          </table:table-cell>
          <table:table-cell office:value-type="float" office:value="14.3043145599298" table:style-name="ce1">
            <text:p>14.30431456</text:p>
          </table:table-cell>
          <table:table-cell office:value-type="float" office:value="22.002819961481499" table:style-name="ce1">
            <text:p>22.00281996</text:p>
          </table:table-cell>
          <table:table-cell office:value-type="float" office:value="21.615336165955998" table:style-name="ce1">
            <text:p>21.61533617</text:p>
          </table:table-cell>
          <table:table-cell office:value-type="float" office:value="24.174005104571599" table:style-name="ce1">
            <text:p>24.1740051</text:p>
          </table:table-cell>
          <table:table-cell office:value-type="float" office:value="22.035113744967301" table:style-name="ce1">
            <text:p>22.03511374</text:p>
          </table:table-cell>
          <table:table-cell office:value-type="float" office:value="19.817019404672401" table:style-name="ce1">
            <text:p>19.8170194</text:p>
          </table:table-cell>
          <table:table-cell office:value-type="float" office:value="19.152411673098001" table:style-name="ce1">
            <text:p>19.15241167</text:p>
          </table:table-cell>
          <table:table-cell office:value-type="float" office:value="19.9747011472186" table:style-name="ce1">
            <text:p>19.97470115</text:p>
          </table:table-cell>
          <table:table-cell office:value-type="float" office:value="20.4954942343707" table:style-name="ce1">
            <text:p>20.49549423</text:p>
          </table:table-cell>
          <table:table-cell office:value-type="float" office:value="21.172812356208599" table:style-name="ce1">
            <text:p>21.17281236</text:p>
          </table:table-cell>
          <table:table-cell office:value-type="float" office:value="21.147906967406101" table:style-name="ce1">
            <text:p>21.14790697</text:p>
          </table:table-cell>
          <table:table-cell office:value-type="float" office:value="19.8639696831668" table:style-name="ce1">
            <text:p>19.86396968</text:p>
          </table:table-cell>
          <table:table-cell office:value-type="float" office:value="18.470332194424699" table:style-name="ce1">
            <text:p>18.47033219</text:p>
          </table:table-cell>
          <table:table-cell office:value-type="float" office:value="17.618950563536298" table:style-name="ce1">
            <text:p>17.61895056</text:p>
          </table:table-cell>
          <table:table-cell office:value-type="float" office:value="17.096612589712599" table:style-name="ce1">
            <text:p>17.09661259</text:p>
          </table:table-cell>
          <table:table-cell office:value-type="float" office:value="16.834261725527998" table:style-name="ce1">
            <text:p>16.83426173</text:p>
          </table:table-cell>
          <table:table-cell office:value-type="float" office:value="18.163371613204902" table:style-name="ce1">
            <text:p>18.16337161</text:p>
          </table:table-cell>
          <table:table-cell office:value-type="float" office:value="17.242004544847301" table:style-name="ce1">
            <text:p>17.24200454</text:p>
          </table:table-cell>
          <table:table-cell office:value-type="float" office:value="16.9360866889728" table:style-name="ce1">
            <text:p>16.93608669</text:p>
          </table:table-cell>
          <table:table-cell office:value-type="float" office:value="17.016364468225799" table:style-name="ce1">
            <text:p>17.01636447</text:p>
          </table:table-cell>
          <table:table-cell office:value-type="float" office:value="17.766811715111601" table:style-name="ce1">
            <text:p>17.76681172</text:p>
          </table:table-cell>
          <table:table-cell office:value-type="float" office:value="16.994974535704699" table:style-name="ce1">
            <text:p>16.99497454</text:p>
          </table:table-cell>
          <table:table-cell office:value-type="float" office:value="16.862788620005801" table:style-name="ce1">
            <text:p>16.86278862</text:p>
          </table:table-cell>
          <table:table-cell office:value-type="float" office:value="16.444647119783198" table:style-name="ce1">
            <text:p>16.44464712</text:p>
          </table:table-cell>
          <table:table-cell office:value-type="float" office:value="15.9668622912894" table:style-name="ce1">
            <text:p>15.96686229</text:p>
          </table:table-cell>
          <table:table-cell office:value-type="float" office:value="15.392584244885001" table:style-name="ce1">
            <text:p>15.39258424</text:p>
          </table:table-cell>
          <table:table-cell office:value-type="float" office:value="14.866327568796599" table:style-name="ce1">
            <text:p>14.86632757</text:p>
          </table:table-cell>
          <table:table-cell office:value-type="float" office:value="15.0823244556981" table:style-name="ce1">
            <text:p>15.08232446</text:p>
          </table:table-cell>
          <table:table-cell office:value-type="float" office:value="14.580718500906601" table:style-name="ce1">
            <text:p>14.5807185</text:p>
          </table:table-cell>
          <table:table-cell office:value-type="float" office:value="14.135720376898099" table:style-name="ce1">
            <text:p>14.13572038</text:p>
          </table:table-cell>
          <table:table-cell office:value-type="float" office:value="13.7083964600691" table:style-name="ce1">
            <text:p>13.70839646</text:p>
          </table:table-cell>
          <table:table-cell office:value-type="float" office:value="13.2967677259198" table:style-name="ce1">
            <text:p>13.29676773</text:p>
          </table:table-cell>
          <table:table-cell office:value-type="float" office:value="12.9160699940038" table:style-name="ce1">
            <text:p>12.91606999</text:p>
          </table:table-cell>
          <table:table-cell office:value-type="float" office:value="12.5567335689788" table:style-name="ce1">
            <text:p>12.55673357</text:p>
          </table:table-cell>
          <table:table-cell office:value-type="float" office:value="12.207971815929399" table:style-name="ce1">
            <text:p>12.20797182</text:p>
          </table:table-cell>
          <table:table-cell office:value-type="float" office:value="11.9359032409665" table:style-name="ce1">
            <text:p>11.93590324</text:p>
          </table:table-cell>
          <table:table-cell office:value-type="float" office:value="11.637223496185101" table:style-name="ce1">
            <text:p>11.6372235</text:p>
          </table:table-cell>
          <table:table-cell office:value-type="float" office:value="11.6110740356935" table:style-name="ce1">
            <text:p>11.61107404</text:p>
          </table:table-cell>
          <table:table-cell office:value-type="float" office:value="11.822473112787399" table:style-name="ce1">
            <text:p>11.82247311</text:p>
          </table:table-cell>
          <table:table-cell office:value-type="float" office:value="11.5344751487866" table:style-name="ce1">
            <text:p>11.53447515</text:p>
          </table:table-cell>
          <table:table-cell office:value-type="float" office:value="11.2601913735477" table:style-name="ce1">
            <text:p>11.26019137</text:p>
          </table:table-cell>
          <table:table-cell office:value-type="float" office:value="11.0152543809081" table:style-name="ce1">
            <text:p>11.01525438</text:p>
          </table:table-cell>
          <table:table-cell office:value-type="float" office:value="10.766641823724401" table:style-name="ce1">
            <text:p>10.76664182</text:p>
          </table:table-cell>
          <table:table-cell office:value-type="float" office:value="10.528262813024901" table:style-name="ce1">
            <text:p>10.52826281</text:p>
          </table:table-cell>
          <table:table-cell office:value-type="float" office:value="10.312128250552" table:style-name="ce1">
            <text:p>10.31212825</text:p>
          </table:table-cell>
          <table:table-cell office:value-type="float" office:value="10.0943447104302" table:style-name="ce1">
            <text:p>10.09434471</text:p>
          </table:table-cell>
          <table:table-cell office:value-type="float" office:value="9.8856354844801508" table:style-name="ce1">
            <text:p>9.885635484</text:p>
          </table:table-cell>
          <table:table-cell office:value-type="float" office:value="9.6933032304778806" table:style-name="ce1">
            <text:p>9.69330323</text:p>
          </table:table-cell>
          <table:table-cell office:value-type="float" office:value="9.7420248696186391" table:style-name="ce1">
            <text:p>9.74202487</text:p>
          </table:table-cell>
          <table:table-cell office:value-type="float" office:value="9.5534488571387008" table:style-name="ce1">
            <text:p>9.553448857</text:p>
          </table:table-cell>
          <table:table-cell office:value-type="float" office:value="9.4109101203149095" table:style-name="ce1">
            <text:p>9.41091012</text:p>
          </table:table-cell>
          <table:table-cell office:value-type="float" office:value="9.23334577842218" table:style-name="ce1">
            <text:p>9.233345778</text:p>
          </table:table-cell>
          <table:table-cell office:value-type="float" office:value="9.1368438488022399" table:style-name="ce1">
            <text:p>9.136843849</text:p>
          </table:table-cell>
          <table:table-cell office:value-type="float" office:value="8.9813752868108097" table:style-name="ce1">
            <text:p>8.981375287</text:p>
          </table:table-cell>
          <table:table-cell office:value-type="float" office:value="8.8217004842292592" table:style-name="ce1">
            <text:p>8.821700484</text:p>
          </table:table-cell>
          <table:table-cell office:value-type="float" office:value="8.6671891878173906" table:style-name="ce1">
            <text:p>8.667189188</text:p>
          </table:table-cell>
          <table:table-cell office:value-type="float" office:value="8.5180058671438594" table:style-name="ce1">
            <text:p>8.518005867</text:p>
          </table:table-cell>
          <table:table-cell office:value-type="float" office:value="8.3859701861760598" table:style-name="ce1">
            <text:p>8.385970186</text:p>
          </table:table-cell>
          <table:table-cell office:value-type="float" office:value="8.2468637887771994" table:style-name="ce1">
            <text:p>8.246863789</text:p>
          </table:table-cell>
          <table:table-cell office:value-type="float" office:value="8.1123182568668195" table:style-name="ce1">
            <text:p>8.112318257</text:p>
          </table:table-cell>
          <table:table-cell office:value-type="float" office:value="7.9889156243104003" table:style-name="ce1">
            <text:p>7.988915624</text:p>
          </table:table-cell>
          <table:table-cell office:value-type="float" office:value="7.8633185805090902" table:style-name="ce1">
            <text:p>7.863318581</text:p>
          </table:table-cell>
          <table:table-cell office:value-type="float" office:value="7.7410727642861996" table:style-name="ce1">
            <text:p>7.741072764</text:p>
          </table:table-cell>
          <table:table-cell office:value-type="float" office:value="7.6274107962322102" table:style-name="ce1">
            <text:p>7.627410796</text:p>
          </table:table-cell>
          <table:table-cell office:value-type="float" office:value="7.5137325755793203" table:style-name="ce1">
            <text:p>7.513732576</text:p>
          </table:table-cell>
          <table:table-cell office:value-type="float" office:value="7.4018045757759303" table:style-name="ce1">
            <text:p>7.401804576</text:p>
          </table:table-cell>
          <table:table-cell office:value-type="float" office:value="7.2997391414023101" table:style-name="ce1">
            <text:p>7.299739141</text:p>
          </table:table-cell>
          <table:table-cell office:value-type="float" office:value="7.19765832811051" table:style-name="ce1">
            <text:p>7.197658328</text:p>
          </table:table-cell>
          <table:table-cell office:value-type="float" office:value="7.0948533585546203" table:style-name="ce1">
            <text:p>7.094853359</text:p>
          </table:table-cell>
          <table:table-cell office:value-type="float" office:value="7.0122916698059399" table:style-name="ce1">
            <text:p>7.01229167</text:p>
          </table:table-cell>
          <table:table-cell office:value-type="float" office:value="6.9153729773357799" table:style-name="ce1">
            <text:p>6.915372977</text:p>
          </table:table-cell>
          <table:table-cell office:value-type="float" office:value="6.8286702370883603" table:style-name="ce1">
            <text:p>6.828670237</text:p>
          </table:table-cell>
          <table:table-cell office:value-type="float" office:value="6.7365876202189598" table:style-name="ce1">
            <text:p>6.73658762</text:p>
          </table:table-cell>
          <table:table-cell office:value-type="float" office:value="6.6467839247386804" table:style-name="ce1">
            <text:p>6.646783925</text:p>
          </table:table-cell>
          <table:table-cell office:value-type="float" office:value="6.5595177755809697" table:style-name="ce1">
            <text:p>6.559517776</text:p>
          </table:table-cell>
          <table:table-cell office:value-type="float" office:value="6.4819405699146504" table:style-name="ce1">
            <text:p>6.48194057</text:p>
          </table:table-cell>
          <table:table-cell office:value-type="float" office:value="6.3993462849445102" table:style-name="ce1">
            <text:p>6.399346285</text:p>
          </table:table-cell>
          <table:table-cell office:value-type="float" office:value="6.3185261622078999" table:style-name="ce1">
            <text:p>6.318526162</text:p>
          </table:table-cell>
          <table:table-cell office:value-type="float" office:value="6.2395609659202904" table:style-name="ce1">
            <text:p>6.239560966</text:p>
          </table:table-cell>
          <table:table-cell office:value-type="float" office:value="6.1819930160253103" table:style-name="ce1">
            <text:p>6.181993016</text:p>
          </table:table-cell>
          <table:table-cell office:value-type="float" office:value="6.1137500882600504" table:style-name="ce1">
            <text:p>6.113750088</text:p>
          </table:table-cell>
          <table:table-cell office:value-type="float" office:value="6.0401062373074996" table:style-name="ce1">
            <text:p>6.040106237</text:p>
          </table:table-cell>
          <table:table-cell office:value-type="float" office:value="5.9682158113776298" table:style-name="ce1">
            <text:p>5.968215811</text:p>
          </table:table-cell>
          <table:table-cell office:value-type="float" office:value="5.8980169248814098" table:style-name="ce1">
            <text:p>5.898016925</text:p>
          </table:table-cell>
          <table:table-cell office:value-type="float" office:value="5.83625013435109" table:style-name="ce1">
            <text:p>5.836250134</text:p>
          </table:table-cell>
          <table:table-cell office:value-type="float" office:value="5.7696218149015799" table:style-name="ce1">
            <text:p>5.769621815</text:p>
          </table:table-cell>
          <table:table-cell office:value-type="float" office:value="5.7042233464226202" table:style-name="ce1">
            <text:p>5.704223346</text:p>
          </table:table-cell>
          <table:table-cell office:value-type="float" office:value="5.6402945064488001" table:style-name="ce1">
            <text:p>5.640294506</text:p>
          </table:table-cell>
          <table:table-cell office:value-type="float" office:value="5.5827507345812402" table:style-name="ce1">
            <text:p>5.582750735</text:p>
          </table:table-cell>
          <table:table-cell office:value-type="float" office:value="5.5222403074410904" table:style-name="ce1">
            <text:p>5.522240307</text:p>
          </table:table-cell>
          <table:table-cell office:value-type="float" office:value="5.5096286246697899" table:style-name="ce1">
            <text:p>5.509628625</text:p>
          </table:table-cell>
          <table:table-cell office:value-type="float" office:value="5.4503993970840803" table:style-name="ce1">
            <text:p>5.450399397</text:p>
          </table:table-cell>
          <table:table-cell office:value-type="float" office:value="5.3924164247746802" table:style-name="ce1">
            <text:p>5.392416425</text:p>
          </table:table-cell>
          <table:table-cell office:value-type="float" office:value="5.3393704081010203" table:style-name="ce1">
            <text:p>5.339370408</text:p>
          </table:table-cell>
          <table:table-cell office:value-type="float" office:value="5.2841643240816696" table:style-name="ce1">
            <text:p>5.284164324</text:p>
          </table:table-cell>
          <table:table-cell office:value-type="float" office:value="5.2300965098359198" table:style-name="ce1">
            <text:p>5.23009651</text:p>
          </table:table-cell>
          <table:table-cell office:value-type="float" office:value="5.1803306764781798" table:style-name="ce1">
            <text:p>5.180330676</text:p>
          </table:table-cell>
          <table:table-cell office:value-type="float" office:value="5.1287748298958498" table:style-name="ce1">
            <text:p>5.12877483</text:p>
          </table:table-cell>
          <table:table-cell office:value-type="float" office:value="5.0776326474844096" table:style-name="ce1">
            <text:p>5.077632647</text:p>
          </table:table-cell>
          <table:table-cell office:value-type="float" office:value="5.0308545503883" table:style-name="ce1">
            <text:p>5.03085455</text:p>
          </table:table-cell>
          <table:table-cell office:value-type="float" office:value="4.9822805044514302" table:style-name="ce1">
            <text:p>4.982280504</text:p>
          </table:table-cell>
          <table:table-cell office:value-type="float" office:value="4.9342931824882497" table:style-name="ce1">
            <text:p>4.934293182</text:p>
          </table:table-cell>
          <table:table-cell office:value-type="float" office:value="4.8902427176641003" table:style-name="ce1">
            <text:p>4.890242718</text:p>
          </table:table-cell>
          <table:table-cell office:value-type="float" office:value="4.8443956619227997" table:style-name="ce1">
            <text:p>4.844395662</text:p>
          </table:table-cell>
          <table:table-cell office:value-type="float" office:value="4.7987061788782297" table:style-name="ce1">
            <text:p>4.798706179</text:p>
          </table:table-cell>
          <table:table-cell office:value-type="float" office:value="4.7550233943386404" table:style-name="ce1">
            <text:p>4.755023394</text:p>
          </table:table-cell>
          <table:table-cell office:value-type="float" office:value="4.7142643336575096" table:style-name="ce1">
            <text:p>4.714264334</text:p>
          </table:table-cell>
          <table:table-cell office:value-type="float" office:value="4.67114774884186" table:style-name="ce1">
            <text:p>4.671147749</text:p>
          </table:table-cell>
          <table:table-cell office:value-type="float" office:value="4.6293215671056096" table:style-name="ce1">
            <text:p>4.629321567</text:p>
          </table:table-cell>
          <table:table-cell office:value-type="float" office:value="4.5899237423953698" table:style-name="ce1">
            <text:p>4.589923742</text:p>
          </table:table-cell>
          <table:table-cell office:value-type="float" office:value="4.5505749634858299" table:style-name="ce1">
            <text:p>4.550574963</text:p>
          </table:table-cell>
          <table:table-cell office:value-type="float" office:value="4.5114074702969402" table:style-name="ce1">
            <text:p>4.51140747</text:p>
          </table:table-cell>
          <table:table-cell office:value-type="float" office:value="4.4724501043983196" table:style-name="ce1">
            <text:p>4.472450104</text:p>
          </table:table-cell>
          <table:table-cell office:value-type="float" office:value="4.4351645131408297" table:style-name="ce1">
            <text:p>4.435164513</text:p>
          </table:table-cell>
          <table:table-cell office:value-type="float" office:value="4.4019826892281797" table:style-name="ce1">
            <text:p>4.401982689</text:p>
          </table:table-cell>
          <table:table-cell office:value-type="float" office:value="4.3643701060655404" table:style-name="ce1">
            <text:p>4.364370106</text:p>
          </table:table-cell>
          <table:table-cell office:value-type="float" office:value="4.3761456217641603" table:style-name="ce1">
            <text:p>4.376145622</text:p>
          </table:table-cell>
          <table:table-cell office:value-type="float" office:value="4.3393712888081604" table:style-name="ce1">
            <text:p>4.339371289</text:p>
          </table:table-cell>
          <table:table-cell office:value-type="float" office:value="4.3053445532703298" table:style-name="ce1">
            <text:p>4.305344553</text:p>
          </table:table-cell>
          <table:table-cell office:value-type="float" office:value="4.2700453901189599" table:style-name="ce1">
            <text:p>4.27004539</text:p>
          </table:table-cell>
          <table:table-cell office:value-type="float" office:value="4.2676175975192301" table:style-name="ce1">
            <text:p>4.267617598</text:p>
          </table:table-cell>
          <table:table-cell office:value-type="float" office:value="4.2376863401351201" table:style-name="ce1">
            <text:p>4.23768634</text:p>
          </table:table-cell>
          <table:table-cell office:value-type="float" office:value="4.2036288421401" table:style-name="ce1">
            <text:p>4.203628842</text:p>
          </table:table-cell>
          <table:table-cell office:value-type="float" office:value="4.1720491155971198" table:style-name="ce1">
            <text:p>4.172049116</text:p>
          </table:table-cell>
          <table:table-cell office:value-type="float" office:value="4.1390236907034001" table:style-name="ce1">
            <text:p>4.139023691</text:p>
          </table:table-cell>
          <table:table-cell office:value-type="float" office:value="4.1065183512410801" table:style-name="ce1">
            <text:p>4.106518351</text:p>
          </table:table-cell>
          <table:table-cell office:value-type="float" office:value="4.0770869197324" table:style-name="ce1">
            <text:p>4.07708692</text:p>
          </table:table-cell>
          <table:table-cell office:value-type="float" office:value="4.0460263060744301" table:style-name="ce1">
            <text:p>4.046026306</text:p>
          </table:table-cell>
          <table:table-cell office:value-type="float" office:value="4.0151656868888903" table:style-name="ce1">
            <text:p>4.015165687</text:p>
          </table:table-cell>
          <table:table-cell office:value-type="float" office:value="3.9871056062113399" table:style-name="ce1">
            <text:p>3.987105606</text:p>
          </table:table-cell>
          <table:table-cell office:value-type="float" office:value="3.9574325922086402" table:style-name="ce1">
            <text:p>3.957432592</text:p>
          </table:table-cell>
          <table:table-cell office:value-type="float" office:value="3.93315039745552" table:style-name="ce1">
            <text:p>3.933150397</text:p>
          </table:table-cell>
          <table:table-cell office:value-type="float" office:value="3.90380830836405" table:style-name="ce1">
            <text:p>3.903808308</text:p>
          </table:table-cell>
          <table:table-cell office:value-type="float" office:value="3.8748912097835801" table:style-name="ce1">
            <text:p>3.87489121</text:p>
          </table:table-cell>
          <table:table-cell office:value-type="float" office:value="3.8488941796978899" table:style-name="ce1">
            <text:p>3.84889418</text:p>
          </table:table-cell>
          <table:table-cell office:value-type="float" office:value="3.82087922640804" table:style-name="ce1">
            <text:p>3.820879226</text:p>
          </table:table-cell>
          <table:table-cell office:value-type="float" office:value="3.79327028693399" table:style-name="ce1">
            <text:p>3.793270287</text:p>
          </table:table-cell>
          <table:table-cell office:value-type="float" office:value="3.76605859838762" table:style-name="ce1">
            <text:p>3.766058598</text:p>
          </table:table-cell>
          <table:table-cell office:value-type="float" office:value="3.7415817163857801" table:style-name="ce1">
            <text:p>3.741581716</text:p>
          </table:table-cell>
          <table:table-cell office:value-type="float" office:value="3.7152878447231399" table:style-name="ce1">
            <text:p>3.715287845</text:p>
          </table:table-cell>
          <table:table-cell office:value-type="float" office:value="3.6942499070141301" table:style-name="ce1">
            <text:p>3.694249907</text:p>
          </table:table-cell>
          <table:table-cell office:value-type="float" office:value="3.6684251556308101" table:style-name="ce1">
            <text:p>3.668425156</text:p>
          </table:table-cell>
          <table:table-cell office:value-type="float" office:value="3.6453061970370499" table:style-name="ce1">
            <text:p>3.645306197</text:p>
          </table:table-cell>
          <table:table-cell office:value-type="float" office:value="3.6202409513953402" table:style-name="ce1">
            <text:p>3.620240951</text:p>
          </table:table-cell>
          <table:table-cell office:value-type="float" office:value="3.5955190652829701" table:style-name="ce1">
            <text:p>3.595519065</text:p>
          </table:table-cell>
          <table:table-cell office:value-type="float" office:value="3.57105975191369" table:style-name="ce1">
            <text:p>3.571059752</text:p>
          </table:table-cell>
          <table:table-cell office:value-type="float" office:value="3.54986307335977" table:style-name="ce1">
            <text:p>3.549863073</text:p>
          </table:table-cell>
          <table:table-cell office:value-type="float" office:value="3.5261112780955299" table:style-name="ce1">
            <text:p>3.526111278</text:p>
          </table:table-cell>
          <table:table-cell office:value-type="float" office:value="3.50267617343482" table:style-name="ce1">
            <text:p>3.502676173</text:p>
          </table:table-cell>
          <table:table-cell office:value-type="float" office:value="3.48430017685607" table:style-name="ce1">
            <text:p>3.484300177</text:p>
          </table:table-cell>
          <table:table-cell office:value-type="float" office:value="3.46137714937676" table:style-name="ce1">
            <text:p>3.461377149</text:p>
          </table:table-cell>
          <table:table-cell office:value-type="float" office:value="3.4415900524915002" table:style-name="ce1">
            <text:p>3.441590052</text:p>
          </table:table-cell>
          <table:table-cell office:value-type="float" office:value="3.4193124909752499" table:style-name="ce1">
            <text:p>3.419312491</text:p>
          </table:table-cell>
          <table:table-cell office:value-type="float" office:value="3.3972524103883099" table:style-name="ce1">
            <text:p>3.39725241</text:p>
          </table:table-cell>
          <table:table-cell office:value-type="float" office:value="3.3754751513473602" table:style-name="ce1">
            <text:p>3.375475151</text:p>
          </table:table-cell>
          <table:table-cell office:value-type="float" office:value="3.35673933080332" table:style-name="ce1">
            <text:p>3.356739331</text:p>
          </table:table-cell>
          <table:table-cell office:value-type="float" office:value="3.3355627880703098" table:style-name="ce1">
            <text:p>3.335562788</text:p>
          </table:table-cell>
          <table:table-cell office:value-type="float" office:value="3.3146526169440098" table:style-name="ce1">
            <text:p>3.314652617</text:p>
          </table:table-cell>
          <table:table-cell office:value-type="float" office:value="3.2984854174008902" table:style-name="ce1">
            <text:p>3.298485417</text:p>
          </table:table-cell>
          <table:table-cell office:value-type="float" office:value="3.2779979303362801" table:style-name="ce1">
            <text:p>3.27799793</text:p>
          </table:table-cell>
          <table:table-cell office:value-type="float" office:value="3.2577633752107502" table:style-name="ce1">
            <text:p>3.257763375</text:p>
          </table:table-cell>
          <table:table-cell office:value-type="float" office:value="3.2404393749084299" table:style-name="ce1">
            <text:p>3.240439375</text:p>
          </table:table-cell>
          <table:table-cell office:value-type="float" office:value="3.2207467298113599" table:style-name="ce1">
            <text:p>3.22074673</text:p>
          </table:table-cell>
          <table:table-cell office:value-type="float" office:value="3.2012270526609901" table:style-name="ce1">
            <text:p>3.201227053</text:p>
          </table:table-cell>
          <table:table-cell office:value-type="float" office:value="3.1820078871569399" table:style-name="ce1">
            <text:p>3.182007887</text:p>
          </table:table-cell>
          <table:table-cell office:value-type="float" office:value="3.1655524586466099" table:style-name="ce1">
            <text:p>3.165552459</text:p>
          </table:table-cell>
          <table:table-cell office:value-type="float" office:value="3.1467744415057899" table:style-name="ce1">
            <text:p>3.146774442</text:p>
          </table:table-cell>
          <table:table-cell office:value-type="float" office:value="3.1282186494198898" table:style-name="ce1">
            <text:p>3.128218649</text:p>
          </table:table-cell>
          <table:table-cell office:value-type="float" office:value="3.1140991320118001" table:style-name="ce1">
            <text:p>3.114099132</text:p>
          </table:table-cell>
          <table:table-cell office:value-type="float" office:value="3.0958956894807299" table:style-name="ce1">
            <text:p>3.095895689</text:p>
          </table:table-cell>
          <table:table-cell office:value-type="float" office:value="3.0778962959372298" table:style-name="ce1">
            <text:p>3.077896296</text:p>
          </table:table-cell>
          <table:table-cell office:value-type="float" office:value="3.0626133770354702" table:style-name="ce1">
            <text:p>3.062613377</text:p>
          </table:table-cell>
          <table:table-cell office:value-type="float" office:value="3.0450744816444" table:style-name="ce1">
            <text:p>3.045074482</text:p>
          </table:table-cell>
          <table:table-cell office:value-type="float" office:value="3.0276740560349999" table:style-name="ce1">
            <text:p>3.027674056</text:p>
          </table:table-cell>
          <table:table-cell office:value-type="float" office:value="3.0105329851426901" table:style-name="ce1">
            <text:p>3.010532985</text:p>
          </table:table-cell>
          <table:table-cell office:value-type="float" office:value="2.9959760266160802" table:style-name="ce1">
            <text:p>2.995976027</text:p>
          </table:table-cell>
          <table:table-cell office:value-type="float" office:value="2.9792056308429" table:style-name="ce1">
            <text:p>2.979205631</text:p>
          </table:table-cell>
          <table:table-cell office:value-type="float" office:value="2.9626226137934299" table:style-name="ce1">
            <text:p>2.962622614</text:p>
          </table:table-cell>
          <table:table-cell office:value-type="float" office:value="2.9502074919948198" table:style-name="ce1">
            <text:p>2.950207492</text:p>
          </table:table-cell>
          <table:table-cell office:value-type="float" office:value="2.9339152431948401" table:style-name="ce1">
            <text:p>2.933915243</text:p>
          </table:table-cell>
          <table:table-cell office:value-type="float" office:value="2.9177948297706902" table:style-name="ce1">
            <text:p>2.91779483</text:p>
          </table:table-cell>
          <table:table-cell office:value-type="float" office:value="2.9042219144491801" table:style-name="ce1">
            <text:p>2.904221914</text:p>
          </table:table-cell>
          <table:table-cell office:value-type="float" office:value="2.8884970430607999" table:style-name="ce1">
            <text:p>2.888497043</text:p>
          </table:table-cell>
          <table:table-cell office:value-type="float" office:value="2.87288354553074" table:style-name="ce1">
            <text:p>2.872883546</text:p>
          </table:table-cell>
          <table:table-cell office:value-type="float" office:value="2.8574379350708998" table:style-name="ce1">
            <text:p>2.857437935</text:p>
          </table:table-cell>
          <table:table-cell office:value-type="float" office:value="2.8444781136316601" table:style-name="ce1">
            <text:p>2.844478114</text:p>
          </table:table-cell>
          <table:table-cell office:value-type="float" office:value="2.8294056001495198" table:style-name="ce1">
            <text:p>2.8294056</text:p>
          </table:table-cell>
          <table:table-cell office:value-type="float" office:value="2.8144925841645398" table:style-name="ce1">
            <text:p>2.814492584</text:p>
          </table:table-cell>
          <table:table-cell office:value-type="float" office:value="2.8035105215638998" table:style-name="ce1">
            <text:p>2.803510522</text:p>
          </table:table-cell>
          <table:table-cell office:value-type="float" office:value="2.7888324560059798" table:style-name="ce1">
            <text:p>2.788832456</text:p>
          </table:table-cell>
          <table:table-cell office:value-type="float" office:value="2.7743072869642802" table:style-name="ce1">
            <text:p>2.774307287</text:p>
          </table:table-cell>
          <table:table-cell office:value-type="float" office:value="2.7621810902749999" table:style-name="ce1">
            <text:p>2.76218109</text:p>
          </table:table-cell>
          <table:table-cell office:value-type="float" office:value="2.74799894846424" table:style-name="ce1">
            <text:p>2.747998948</text:p>
          </table:table-cell>
          <table:table-cell office:value-type="float" office:value="2.7339066461644199" table:style-name="ce1">
            <text:p>2.733906646</text:p>
          </table:table-cell>
          <table:table-cell office:value-type="float" office:value="2.7199581428676698" table:style-name="ce1">
            <text:p>2.719958143</text:p>
          </table:table-cell>
          <table:table-cell office:value-type="float" office:value="2.7062063024418901" table:style-name="ce1">
            <text:p>2.706206302</text:p>
          </table:table-cell>
          <table:table-cell office:value-type="float" office:value="2.6947302672069902" table:style-name="ce1">
            <text:p>2.694730267</text:p>
          </table:table-cell>
          <table:table-cell office:value-type="float" office:value="2.6812434094772502" table:style-name="ce1">
            <text:p>2.681243409</text:p>
          </table:table-cell>
          <table:table-cell office:value-type="float" office:value="2.67147669588008" table:style-name="ce1">
            <text:p>2.671476696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30.189354018627199" table:style-name="ce1">
            <text:p>30.18935402</text:p>
          </table:table-cell>
          <table:table-cell office:value-type="string" table:style-name="ce1">
            <text:p><text:s/>global min</text:p>
          </table:table-cell>
          <table:table-cell office:value-type="float" office:value="-33.396002242114598" table:style-name="ce1">
            <text:p>-33.39600224</text:p>
          </table:table-cell>
          <table:table-cell office:value-type="string" table:style-name="ce1">
            <text:p><text:s/>range</text:p>
          </table:table-cell>
          <table:table-cell office:value-type="float" office:value="63.585356260741897" table:style-name="ce1">
            <text:p>63.58535626</text:p>
          </table:table-cell>
          <table:table-cell office:value-type="string" table:style-name="ce1">
            <text:p><text:s/>regret</text:p>
          </table:table-cell>
          <table:table-cell office:value-type="float" office:value="1.5984250121263499" table:style-name="ce1">
            <text:p>1.598425012</text:p>
          </table:table-cell>
          <table:table-cell office:value-type="float" office:value="4.8060916991945897" table:style-name="ce1">
            <text:p>4.806091699</text:p>
          </table:table-cell>
          <table:table-cell office:value-type="float" office:value="3.7734619322093899" table:style-name="ce1">
            <text:p>3.773461932</text:p>
          </table:table-cell>
          <table:table-cell office:value-type="float" office:value="6.0630836975075297" table:style-name="ce1">
            <text:p>6.063083698</text:p>
          </table:table-cell>
          <table:table-cell office:value-type="float" office:value="4.8610216117254001" table:style-name="ce1">
            <text:p>4.861021612</text:p>
          </table:table-cell>
          <table:table-cell office:value-type="float" office:value="4.0596468878706498" table:style-name="ce1">
            <text:p>4.059646888</text:p>
          </table:table-cell>
          <table:table-cell office:value-type="float" office:value="3.51713959262253" table:style-name="ce1">
            <text:p>3.517139593</text:p>
          </table:table-cell>
          <table:table-cell office:value-type="float" office:value="6.9692024110996096" table:style-name="ce1">
            <text:p>6.969202411</text:p>
          </table:table-cell>
          <table:table-cell office:value-type="float" office:value="7.6289247149525199" table:style-name="ce1">
            <text:p>7.628924715</text:p>
          </table:table-cell>
          <table:table-cell office:value-type="float" office:value="8.6297184342570894" table:style-name="ce1">
            <text:p>8.629718434</text:p>
          </table:table-cell>
          <table:table-cell office:value-type="float" office:value="9.0423677028420695" table:style-name="ce1">
            <text:p>9.042367703</text:p>
          </table:table-cell>
          <table:table-cell office:value-type="float" office:value="10.953978486942599" table:style-name="ce1">
            <text:p>10.95397849</text:p>
          </table:table-cell>
          <table:table-cell office:value-type="float" office:value="12.421692639328599" table:style-name="ce1">
            <text:p>12.42169264</text:p>
          </table:table-cell>
          <table:table-cell office:value-type="float" office:value="14.6664791973625" table:style-name="ce1">
            <text:p>14.6664792</text:p>
          </table:table-cell>
          <table:table-cell office:value-type="float" office:value="16.119337815279" table:style-name="ce1">
            <text:p>16.11933782</text:p>
          </table:table-cell>
          <table:table-cell office:value-type="float" office:value="17.639625708555599" table:style-name="ce1">
            <text:p>17.63962571</text:p>
          </table:table-cell>
          <table:table-cell office:value-type="float" office:value="18.993618028014001" table:style-name="ce1">
            <text:p>18.99361803</text:p>
          </table:table-cell>
          <table:table-cell office:value-type="float" office:value="20.418858023011101" table:style-name="ce1">
            <text:p>20.41885802</text:p>
          </table:table-cell>
          <table:table-cell office:value-type="float" office:value="20.8934690512516" table:style-name="ce1">
            <text:p>20.89346905</text:p>
          </table:table-cell>
          <table:table-cell office:value-type="float" office:value="21.222631411802102" table:style-name="ce1">
            <text:p>21.22263141</text:p>
          </table:table-cell>
          <table:table-cell office:value-type="float" office:value="23.2183037448739" table:style-name="ce1">
            <text:p>23.21830374</text:p>
          </table:table-cell>
          <table:table-cell office:value-type="float" office:value="22.221518799385699" table:style-name="ce1">
            <text:p>22.2215188</text:p>
          </table:table-cell>
          <table:table-cell office:value-type="float" office:value="21.604384948903899" table:style-name="ce1">
            <text:p>21.60438495</text:p>
          </table:table-cell>
          <table:table-cell office:value-type="float" office:value="20.786102521302301" table:style-name="ce1">
            <text:p>20.78610252</text:p>
          </table:table-cell>
          <table:table-cell office:value-type="float" office:value="19.958553564309" table:style-name="ce1">
            <text:p>19.95855356</text:p>
          </table:table-cell>
          <table:table-cell office:value-type="float" office:value="19.1929466298586" table:style-name="ce1">
            <text:p>19.19294663</text:p>
          </table:table-cell>
          <table:table-cell office:value-type="float" office:value="18.569866300780799" table:style-name="ce1">
            <text:p>18.5698663</text:p>
          </table:table-cell>
          <table:table-cell office:value-type="float" office:value="17.908332264807999" table:style-name="ce1">
            <text:p>17.90833226</text:p>
          </table:table-cell>
          <table:table-cell office:value-type="float" office:value="17.303501567052201" table:style-name="ce1">
            <text:p>17.30350157</text:p>
          </table:table-cell>
          <table:table-cell office:value-type="float" office:value="16.748770523675098" table:style-name="ce1">
            <text:p>16.74877052</text:p>
          </table:table-cell>
          <table:table-cell office:value-type="float" office:value="16.220366378714299" table:style-name="ce1">
            <text:p>16.22036638</text:p>
          </table:table-cell>
          <table:table-cell office:value-type="float" office:value="15.721670423789901" table:style-name="ce1">
            <text:p>15.72167042</text:p>
          </table:table-cell>
          <table:table-cell office:value-type="float" office:value="15.245692200587399" table:style-name="ce1">
            <text:p>15.2456922</text:p>
          </table:table-cell>
          <table:table-cell office:value-type="float" office:value="14.8157596995818" table:style-name="ce1">
            <text:p>14.8157597</text:p>
          </table:table-cell>
          <table:table-cell office:value-type="float" office:value="14.4412580624006" table:style-name="ce1">
            <text:p>14.44125806</text:p>
          </table:table-cell>
          <table:table-cell office:value-type="float" office:value="14.1059391646883" table:style-name="ce1">
            <text:p>14.10593916</text:p>
          </table:table-cell>
          <table:table-cell office:value-type="float" office:value="13.7246975656427" table:style-name="ce1">
            <text:p>13.72469757</text:p>
          </table:table-cell>
          <table:table-cell office:value-type="float" office:value="13.3635213139152" table:style-name="ce1">
            <text:p>13.36352131</text:p>
          </table:table-cell>
          <table:table-cell office:value-type="float" office:value="13.0303090245812" table:style-name="ce1">
            <text:p>13.03030902</text:p>
          </table:table-cell>
          <table:table-cell office:value-type="float" office:value="12.708804428693799" table:style-name="ce1">
            <text:p>12.70880443</text:p>
          </table:table-cell>
          <table:table-cell office:value-type="float" office:value="12.9299070670235" table:style-name="ce1">
            <text:p>12.92990707</text:p>
          </table:table-cell>
          <table:table-cell office:value-type="float" office:value="12.6243990011801" table:style-name="ce1">
            <text:p>12.624399</text:p>
          </table:table-cell>
          <table:table-cell office:value-type="float" office:value="12.3433302232805" table:style-name="ce1">
            <text:p>12.34333022</text:p>
          </table:table-cell>
          <table:table-cell office:value-type="float" office:value="12.618174824881899" table:style-name="ce1">
            <text:p>12.61817482</text:p>
          </table:table-cell>
          <table:table-cell office:value-type="float" office:value="12.3415514996419" table:style-name="ce1">
            <text:p>12.3415515</text:p>
          </table:table-cell>
          <table:table-cell office:value-type="float" office:value="12.0742767560311" table:style-name="ce1">
            <text:p>12.07427676</text:p>
          </table:table-cell>
          <table:table-cell office:value-type="float" office:value="11.828833453806901" table:style-name="ce1">
            <text:p>11.82883345</text:p>
          </table:table-cell>
          <table:table-cell office:value-type="float" office:value="11.6179869734825" table:style-name="ce1">
            <text:p>11.61798697</text:p>
          </table:table-cell>
          <table:table-cell office:value-type="float" office:value="11.3808851985135" table:style-name="ce1">
            <text:p>11.3808852</text:p>
          </table:table-cell>
          <table:table-cell office:value-type="float" office:value="11.153267494543201" table:style-name="ce1">
            <text:p>11.15326749</text:p>
          </table:table-cell>
          <table:table-cell office:value-type="float" office:value="10.9486812285492" table:style-name="ce1">
            <text:p>10.94868123</text:p>
          </table:table-cell>
          <table:table-cell office:value-type="float" office:value="10.739031845183799" table:style-name="ce1">
            <text:p>10.73903185</text:p>
          </table:table-cell>
          <table:table-cell office:value-type="float" office:value="10.584134176151499" table:style-name="ce1">
            <text:p>10.58413418</text:p>
          </table:table-cell>
          <table:table-cell office:value-type="float" office:value="10.389000456103201" table:style-name="ce1">
            <text:p>10.38900046</text:p>
          </table:table-cell>
          <table:table-cell office:value-type="float" office:value="10.200962507692999" table:style-name="ce1">
            <text:p>10.20096251</text:p>
          </table:table-cell>
          <table:table-cell office:value-type="float" office:value="10.023977015805499" table:style-name="ce1">
            <text:p>10.02397702</text:p>
          </table:table-cell>
          <table:table-cell office:value-type="float" office:value="9.8511024223541703" table:style-name="ce1">
            <text:p>9.851102422</text:p>
          </table:table-cell>
          <table:table-cell office:value-type="float" office:value="9.6829552823411902" table:style-name="ce1">
            <text:p>9.682955282</text:p>
          </table:table-cell>
          <table:table-cell office:value-type="float" office:value="9.5250787865369304" table:style-name="ce1">
            <text:p>9.525078787</text:p>
          </table:table-cell>
          <table:table-cell office:value-type="float" office:value="9.3747937808469093" table:style-name="ce1">
            <text:p>9.374793781</text:p>
          </table:table-cell>
          <table:table-cell office:value-type="float" office:value="9.2246738097468697" table:style-name="ce1">
            <text:p>9.22467381</text:p>
          </table:table-cell>
          <table:table-cell office:value-type="float" office:value="9.0766454143242399" table:style-name="ce1">
            <text:p>9.076645414</text:p>
          </table:table-cell>
          <table:table-cell office:value-type="float" office:value="8.9397387562917299" table:style-name="ce1">
            <text:p>8.939738756</text:p>
          </table:table-cell>
          <table:table-cell office:value-type="float" office:value="8.8193959355556206" table:style-name="ce1">
            <text:p>8.819395936</text:p>
          </table:table-cell>
          <table:table-cell office:value-type="float" office:value="8.68371292116246" table:style-name="ce1">
            <text:p>8.683712921</text:p>
          </table:table-cell>
          <table:table-cell office:value-type="float" office:value="8.5521415132660596" table:style-name="ce1">
            <text:p>8.552141513</text:p>
          </table:table-cell>
          <table:table-cell office:value-type="float" office:value="8.4338705528650397" table:style-name="ce1">
            <text:p>8.433870553</text:p>
          </table:table-cell>
          <table:table-cell office:value-type="float" office:value="8.3105329461103192" table:style-name="ce1">
            <text:p>8.310532946</text:p>
          </table:table-cell>
          <table:table-cell office:value-type="float" office:value="8.1907703424499303" table:style-name="ce1">
            <text:p>8.190770342</text:p>
          </table:table-cell>
          <table:table-cell office:value-type="float" office:value="8.4012721816054707" table:style-name="ce1">
            <text:p>8.401272182</text:p>
          </table:table-cell>
          <table:table-cell office:value-type="float" office:value="8.2829444043997604" table:style-name="ce1">
            <text:p>8.282944404</text:p>
          </table:table-cell>
          <table:table-cell office:value-type="float" office:value="8.1679035098942006" table:style-name="ce1">
            <text:p>8.16790351</text:p>
          </table:table-cell>
          <table:table-cell office:value-type="float" office:value="8.0560491835935508" table:style-name="ce1">
            <text:p>8.056049184</text:p>
          </table:table-cell>
          <table:table-cell office:value-type="float" office:value="7.9521598977326899" table:style-name="ce1">
            <text:p>7.952159898</text:p>
          </table:table-cell>
          <table:table-cell office:value-type="float" office:value="7.8496257100447098" table:style-name="ce1">
            <text:p>7.84962571</text:p>
          </table:table-cell>
          <table:table-cell office:value-type="float" office:value="7.7465304909402501" table:style-name="ce1">
            <text:p>7.746530491</text:p>
          </table:table-cell>
          <table:table-cell office:value-type="float" office:value="7.6507085628746596" table:style-name="ce1">
            <text:p>7.650708563</text:p>
          </table:table-cell>
          <table:table-cell office:value-type="float" office:value="7.5611042257318797" table:style-name="ce1">
            <text:p>7.561104226</text:p>
          </table:table-cell>
          <table:table-cell office:value-type="float" office:value="7.9644207317864701" table:style-name="ce1">
            <text:p>7.964420732</text:p>
          </table:table-cell>
          <table:table-cell office:value-type="float" office:value="8.1801946346051597" table:style-name="ce1">
            <text:p>8.180194635</text:p>
          </table:table-cell>
          <table:table-cell office:value-type="float" office:value="8.1066192191430204" table:style-name="ce1">
            <text:p>8.106619219</text:p>
          </table:table-cell>
          <table:table-cell office:value-type="float" office:value="8.0080096071830198" table:style-name="ce1">
            <text:p>8.008009607</text:p>
          </table:table-cell>
          <table:table-cell office:value-type="float" office:value="7.9115581383006504" table:style-name="ce1">
            <text:p>7.911558138</text:p>
          </table:table-cell>
          <table:table-cell office:value-type="float" office:value="7.8199619169368901" table:style-name="ce1">
            <text:p>7.819961917</text:p>
          </table:table-cell>
          <table:table-cell office:value-type="float" office:value="7.7339385819745203" table:style-name="ce1">
            <text:p>7.733938582</text:p>
          </table:table-cell>
          <table:table-cell office:value-type="float" office:value="7.6440385716021" table:style-name="ce1">
            <text:p>7.644038572</text:p>
          </table:table-cell>
          <table:table-cell office:value-type="float" office:value="7.5613660128282403" table:style-name="ce1">
            <text:p>7.561366013</text:p>
          </table:table-cell>
          <table:table-cell office:value-type="float" office:value="7.4765614933824702" table:style-name="ce1">
            <text:p>7.476561493</text:p>
          </table:table-cell>
          <table:table-cell office:value-type="float" office:value="7.3930823001258599" table:style-name="ce1">
            <text:p>7.3930823</text:p>
          </table:table-cell>
          <table:table-cell office:value-type="float" office:value="7.3246902548931399" table:style-name="ce1">
            <text:p>7.324690255</text:p>
          </table:table-cell>
          <table:table-cell office:value-type="float" office:value="7.2447790792195503" table:style-name="ce1">
            <text:p>7.244779079</text:p>
          </table:table-cell>
          <table:table-cell office:value-type="float" office:value="7.1709393713832101" table:style-name="ce1">
            <text:p>7.170939371</text:p>
          </table:table-cell>
          <table:table-cell office:value-type="float" office:value="7.0939872174770002" table:style-name="ce1">
            <text:p>7.093987217</text:p>
          </table:table-cell>
          <table:table-cell office:value-type="float" office:value="7.01867234344114" table:style-name="ce1">
            <text:p>7.018672343</text:p>
          </table:table-cell>
          <table:table-cell office:value-type="float" office:value="6.9447915819312298" table:style-name="ce1">
            <text:p>6.944791582</text:p>
          </table:table-cell>
          <table:table-cell office:value-type="float" office:value="6.8789915359361" table:style-name="ce1">
            <text:p>6.878991536</text:p>
          </table:table-cell>
          <table:table-cell office:value-type="float" office:value="6.8085577396227697" table:style-name="ce1">
            <text:p>6.80855774</text:p>
          </table:table-cell>
          <table:table-cell office:value-type="float" office:value="6.7392294877705599" table:style-name="ce1">
            <text:p>6.739229488</text:p>
          </table:table-cell>
          <table:table-cell office:value-type="float" office:value="6.6713018066628402" table:style-name="ce1">
            <text:p>6.671301807</text:p>
          </table:table-cell>
          <table:table-cell office:value-type="float" office:value="6.6045887885962102" table:style-name="ce1">
            <text:p>6.604588789</text:p>
          </table:table-cell>
          <table:table-cell office:value-type="float" office:value="6.5445279248625301" table:style-name="ce1">
            <text:p>6.544527925</text:p>
          </table:table-cell>
          <table:table-cell office:value-type="float" office:value="6.4868518693809101" table:style-name="ce1">
            <text:p>6.486851869</text:p>
          </table:table-cell>
          <table:table-cell office:value-type="float" office:value="6.4238973627844604" table:style-name="ce1">
            <text:p>6.423897363</text:p>
          </table:table-cell>
          <table:table-cell office:value-type="float" office:value="6.3621291189115299" table:style-name="ce1">
            <text:p>6.362129119</text:p>
          </table:table-cell>
          <table:table-cell office:value-type="float" office:value="6.3241067248719798" table:style-name="ce1">
            <text:p>6.324106725</text:p>
          </table:table-cell>
          <table:table-cell office:value-type="float" office:value="6.2644453406750698" table:style-name="ce1">
            <text:p>6.264445341</text:p>
          </table:table-cell>
          <table:table-cell office:value-type="float" office:value="6.2068092028787696" table:style-name="ce1">
            <text:p>6.206809203</text:p>
          </table:table-cell>
          <table:table-cell office:value-type="float" office:value="6.1554643979052397" table:style-name="ce1">
            <text:p>6.155464398</text:p>
          </table:table-cell>
          <table:table-cell office:value-type="float" office:value="6.09947640589324" table:style-name="ce1">
            <text:p>6.099476406</text:p>
          </table:table-cell>
          <table:table-cell office:value-type="float" office:value="6.0441574300042697" table:style-name="ce1">
            <text:p>6.04415743</text:p>
          </table:table-cell>
          <table:table-cell office:value-type="float" office:value="5.9930230570302596" table:style-name="ce1">
            <text:p>5.993023057</text:p>
          </table:table-cell>
          <table:table-cell office:value-type="float" office:value="5.9403939967139303" table:style-name="ce1">
            <text:p>5.940393997</text:p>
          </table:table-cell>
          <table:table-cell office:value-type="float" office:value="5.8882393002256999" table:style-name="ce1">
            <text:p>5.8882393</text:p>
          </table:table-cell>
          <table:table-cell office:value-type="float" office:value="5.8398182715385403" table:style-name="ce1">
            <text:p>5.839818272</text:p>
          </table:table-cell>
          <table:table-cell office:value-type="float" office:value="5.7905165925606603" table:style-name="ce1">
            <text:p>5.790516593</text:p>
          </table:table-cell>
          <table:table-cell office:value-type="float" office:value="5.7405983460730701" table:style-name="ce1">
            <text:p>5.740598346</text:p>
          </table:table-cell>
          <table:table-cell office:value-type="float" office:value="5.7003141771723698" table:style-name="ce1">
            <text:p>5.700314177</text:p>
          </table:table-cell>
          <table:table-cell office:value-type="float" office:value="5.6528316722511702" table:style-name="ce1">
            <text:p>5.652831672</text:p>
          </table:table-cell>
          <table:table-cell office:value-type="float" office:value="5.6053502102149997" table:style-name="ce1">
            <text:p>5.60535021</text:p>
          </table:table-cell>
          <table:table-cell office:value-type="float" office:value="5.5631259713923198" table:style-name="ce1">
            <text:p>5.563125971</text:p>
          </table:table-cell>
          <table:table-cell office:value-type="float" office:value="5.5172686415304497" table:style-name="ce1">
            <text:p>5.517268642</text:p>
          </table:table-cell>
          <table:table-cell office:value-type="float" office:value="5.47216307117451" table:style-name="ce1">
            <text:p>5.472163071</text:p>
          </table:table-cell>
          <table:table-cell office:value-type="float" office:value="5.4277909247267999" table:style-name="ce1">
            <text:p>5.427790925</text:p>
          </table:table-cell>
          <table:table-cell office:value-type="float" office:value="5.3876597556425203" table:style-name="ce1">
            <text:p>5.387659756</text:p>
          </table:table-cell>
          <table:table-cell office:value-type="float" office:value="5.3449337839457298" table:style-name="ce1">
            <text:p>5.344933784</text:p>
          </table:table-cell>
          <table:table-cell office:value-type="float" office:value="5.3028860022758799" table:style-name="ce1">
            <text:p>5.302886002</text:p>
          </table:table-cell>
          <table:table-cell office:value-type="float" office:value="5.2612442940540696" table:style-name="ce1">
            <text:p>5.261244294</text:p>
          </table:table-cell>
          <table:table-cell office:value-type="float" office:value="5.2266638849255296" table:style-name="ce1">
            <text:p>5.226663885</text:p>
          </table:table-cell>
          <table:table-cell office:value-type="float" office:value="5.1873317599533797" table:style-name="ce1">
            <text:p>5.18733176</text:p>
          </table:table-cell>
          <table:table-cell office:value-type="float" office:value="5.1474487286456299" table:style-name="ce1">
            <text:p>5.147448729</text:p>
          </table:table-cell>
          <table:table-cell office:value-type="float" office:value="5.1129490220635896" table:style-name="ce1">
            <text:p>5.112949022</text:p>
          </table:table-cell>
          <table:table-cell office:value-type="float" office:value="5.07432356779118" table:style-name="ce1">
            <text:p>5.074323568</text:p>
          </table:table-cell>
          <table:table-cell office:value-type="float" office:value="5.0362789474176104" table:style-name="ce1">
            <text:p>5.036278947</text:p>
          </table:table-cell>
          <table:table-cell office:value-type="float" office:value="4.9986947761682199" table:style-name="ce1">
            <text:p>4.998694776</text:p>
          </table:table-cell>
          <table:table-cell office:value-type="float" office:value="4.9616674074558702" table:style-name="ce1">
            <text:p>4.961667407</text:p>
          </table:table-cell>
          <table:table-cell office:value-type="float" office:value="4.9279398729362098" table:style-name="ce1">
            <text:p>4.927939873</text:p>
          </table:table-cell>
          <table:table-cell office:value-type="float" office:value="4.8946574069285802" table:style-name="ce1">
            <text:p>4.894657407</text:p>
          </table:table-cell>
          <table:table-cell office:value-type="float" office:value="4.8591888749943104" table:style-name="ce1">
            <text:p>4.859188875</text:p>
          </table:table-cell>
          <table:table-cell office:value-type="float" office:value="4.8242489384112401" table:style-name="ce1">
            <text:p>4.824248938</text:p>
          </table:table-cell>
          <table:table-cell office:value-type="float" office:value="4.7934184348878404" table:style-name="ce1">
            <text:p>4.793418435</text:p>
          </table:table-cell>
          <table:table-cell office:value-type="float" office:value="4.7645244596677099" table:style-name="ce1">
            <text:p>4.76452446</text:p>
          </table:table-cell>
          <table:table-cell office:value-type="float" office:value="4.73098934157108" table:style-name="ce1">
            <text:p>4.730989342</text:p>
          </table:table-cell>
          <table:table-cell office:value-type="float" office:value="4.6979232461051801" table:style-name="ce1">
            <text:p>4.697923246</text:p>
          </table:table-cell>
          <table:table-cell office:value-type="float" office:value="4.6828644415243899" table:style-name="ce1">
            <text:p>4.682864442</text:p>
          </table:table-cell>
          <table:table-cell office:value-type="float" office:value="4.6505688246862897" table:style-name="ce1">
            <text:p>4.650568825</text:p>
          </table:table-cell>
          <table:table-cell office:value-type="float" office:value="4.6187156135583001" table:style-name="ce1">
            <text:p>4.618715614</text:p>
          </table:table-cell>
          <table:table-cell office:value-type="float" office:value="4.5917962574506799" table:style-name="ce1">
            <text:p>4.591796257</text:p>
          </table:table-cell>
          <table:table-cell office:value-type="float" office:value="4.5609100059707597" table:style-name="ce1">
            <text:p>4.560910006</text:p>
          </table:table-cell>
          <table:table-cell office:value-type="float" office:value="4.5304383350476201" table:style-name="ce1">
            <text:p>4.530438335</text:p>
          </table:table-cell>
          <table:table-cell office:value-type="float" office:value="4.5003729530701202" table:style-name="ce1">
            <text:p>4.500372953</text:p>
          </table:table-cell>
          <table:table-cell office:value-type="float" office:value="4.4712219288882098" table:style-name="ce1">
            <text:p>4.471221929</text:p>
          </table:table-cell>
          <table:table-cell office:value-type="float" office:value="4.44323675530174" table:style-name="ce1">
            <text:p>4.443236755</text:p>
          </table:table-cell>
          <table:table-cell office:value-type="float" office:value="4.4159090367777596" table:style-name="ce1">
            <text:p>4.415909037</text:p>
          </table:table-cell>
          <table:table-cell office:value-type="float" office:value="4.3878666313212298" table:style-name="ce1">
            <text:p>4.387866631</text:p>
          </table:table-cell>
          <table:table-cell office:value-type="float" office:value="4.3596506469778999" table:style-name="ce1">
            <text:p>4.359650647</text:p>
          </table:table-cell>
          <table:table-cell office:value-type="float" office:value="4.3335617002792697" table:style-name="ce1">
            <text:p>4.3335617</text:p>
          </table:table-cell>
          <table:table-cell office:value-type="float" office:value="4.3091949279535102" table:style-name="ce1">
            <text:p>4.309194928</text:p>
          </table:table-cell>
          <table:table-cell office:value-type="float" office:value="4.28193760366233" table:style-name="ce1">
            <text:p>4.281937604</text:p>
          </table:table-cell>
          <table:table-cell office:value-type="float" office:value="4.2550071784820602" table:style-name="ce1">
            <text:p>4.255007178</text:p>
          </table:table-cell>
          <table:table-cell office:value-type="float" office:value="4.2312354208557803" table:style-name="ce1">
            <text:p>4.231235421</text:p>
          </table:table-cell>
          <table:table-cell office:value-type="float" office:value="4.2052458424252697" table:style-name="ce1">
            <text:p>4.205245842</text:p>
          </table:table-cell>
          <table:table-cell office:value-type="float" office:value="4.1793763561023098" table:style-name="ce1">
            <text:p>4.179376356</text:p>
          </table:table-cell>
          <table:table-cell office:value-type="float" office:value="4.1577947236460799" table:style-name="ce1">
            <text:p>4.157794724</text:p>
          </table:table-cell>
          <table:table-cell office:value-type="float" office:value="4.1325681158093603" table:style-name="ce1">
            <text:p>4.132568116</text:p>
          </table:table-cell>
          <table:table-cell office:value-type="float" office:value="4.10764728503732" table:style-name="ce1">
            <text:p>4.107647285</text:p>
          </table:table-cell>
          <table:table-cell office:value-type="float" office:value="4.0861460456786203" table:style-name="ce1">
            <text:p>4.086146046</text:p>
          </table:table-cell>
          <table:table-cell office:value-type="float" office:value="4.0617642673099201" table:style-name="ce1">
            <text:p>4.061764267</text:p>
          </table:table-cell>
          <table:table-cell office:value-type="float" office:value="4.0376727482075196" table:style-name="ce1">
            <text:p>4.037672748</text:p>
          </table:table-cell>
          <table:table-cell office:value-type="float" office:value="4.0137811934843999" table:style-name="ce1">
            <text:p>4.013781193</text:p>
          </table:table-cell>
          <table:table-cell office:value-type="float" office:value="3.9902553573939401" table:style-name="ce1">
            <text:p>3.990255357</text:p>
          </table:table-cell>
          <table:table-cell office:value-type="float" office:value="3.9707893627058901" table:style-name="ce1">
            <text:p>3.970789363</text:p>
          </table:table-cell>
          <table:table-cell office:value-type="float" office:value="3.9482695326696402" table:style-name="ce1">
            <text:p>3.948269533</text:p>
          </table:table-cell>
          <table:table-cell office:value-type="float" office:value="3.9255664199861302" table:style-name="ce1">
            <text:p>3.92556642</text:p>
          </table:table-cell>
          <table:table-cell office:value-type="float" office:value="3.9066148150804501" table:style-name="ce1">
            <text:p>3.906614815</text:p>
          </table:table-cell>
          <table:table-cell office:value-type="float" office:value="3.8843735250406" table:style-name="ce1">
            <text:p>3.884373525</text:p>
          </table:table-cell>
          <table:table-cell office:value-type="float" office:value="3.8623849769330199" table:style-name="ce1">
            <text:p>3.862384977</text:p>
          </table:table-cell>
          <table:table-cell office:value-type="float" office:value="3.8405635928825501" table:style-name="ce1">
            <text:p>3.840563593</text:p>
          </table:table-cell>
          <table:table-cell office:value-type="float" office:value="3.81898739292253" table:style-name="ce1">
            <text:p>3.818987393</text:p>
          </table:table-cell>
          <table:table-cell office:value-type="float" office:value="3.8004901362309802" table:style-name="ce1">
            <text:p>3.800490136</text:p>
          </table:table-cell>
          <table:table-cell office:value-type="float" office:value="3.7799172943434298" table:style-name="ce1">
            <text:p>3.779917294</text:p>
          </table:table-cell>
          <table:table-cell office:value-type="float" office:value="3.7591477570178999" table:style-name="ce1">
            <text:p>3.759147757</text:p>
          </table:table-cell>
          <table:table-cell office:value-type="float" office:value="3.7424456700499502" table:style-name="ce1">
            <text:p>3.74244567</text:p>
          </table:table-cell>
          <table:table-cell office:value-type="float" office:value="3.72207377599561" table:style-name="ce1">
            <text:p>3.722073776</text:p>
          </table:table-cell>
          <table:table-cell office:value-type="float" office:value="3.7019233155723001" table:style-name="ce1">
            <text:p>3.701923316</text:p>
          </table:table-cell>
          <table:table-cell office:value-type="float" office:value="3.6819129192719098" table:style-name="ce1">
            <text:p>3.681912919</text:p>
          </table:table-cell>
          <table:table-cell office:value-type="float" office:value="3.6656745179088199" table:style-name="ce1">
            <text:p>3.665674518</text:p>
          </table:table-cell>
          <table:table-cell office:value-type="float" office:value="3.6461823067885701" table:style-name="ce1">
            <text:p>3.646182307</text:p>
          </table:table-cell>
          <table:table-cell office:value-type="float" office:value="3.6268974596164099" table:style-name="ce1">
            <text:p>3.62689746</text:p>
          </table:table-cell>
          <table:table-cell office:value-type="float" office:value="3.6078166849011" table:style-name="ce1">
            <text:p>3.607816685</text:p>
          </table:table-cell>
          <table:table-cell office:value-type="float" office:value="3.5890750881044902" table:style-name="ce1">
            <text:p>3.589075088</text:p>
          </table:table-cell>
          <table:table-cell office:value-type="float" office:value="3.5714227344690901" table:style-name="ce1">
            <text:p>3.571422734</text:p>
          </table:table-cell>
          <table:table-cell office:value-type="float" office:value="3.5537076430868701" table:style-name="ce1">
            <text:p>3.553707643</text:p>
          </table:table-cell>
          <table:table-cell office:value-type="float" office:value="3.5354015466896498" table:style-name="ce1">
            <text:p>3.535401547</text:p>
          </table:table-cell>
          <table:table-cell office:value-type="float" office:value="3.5218455776714399" table:style-name="ce1">
            <text:p>3.521845578</text:p>
          </table:table-cell>
          <table:table-cell office:value-type="float" office:value="3.50402541211181" table:style-name="ce1">
            <text:p>3.504025412</text:p>
          </table:table-cell>
          <table:table-cell office:value-type="float" office:value="3.4861606788354602" table:style-name="ce1">
            <text:p>3.486160679</text:p>
          </table:table-cell>
          <table:table-cell office:value-type="float" office:value="3.4710430025222601" table:style-name="ce1">
            <text:p>3.471043003</text:p>
          </table:table-cell>
          <table:table-cell office:value-type="float" office:value="3.4536166794712502" table:style-name="ce1">
            <text:p>3.453616679</text:p>
          </table:table-cell>
          <table:table-cell office:value-type="float" office:value="3.4363654953453802" table:style-name="ce1">
            <text:p>3.436365495</text:p>
          </table:table-cell>
          <table:table-cell office:value-type="float" office:value="3.4191963563183898" table:style-name="ce1">
            <text:p>3.419196356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50.074734208113902" table:style-name="ce1">
            <text:p>50.07473421</text:p>
          </table:table-cell>
          <table:table-cell office:value-type="string" table:style-name="ce1">
            <text:p><text:s/>global min</text:p>
          </table:table-cell>
          <table:table-cell office:value-type="float" office:value="-38.344137743488503" table:style-name="ce1">
            <text:p>-38.34413774</text:p>
          </table:table-cell>
          <table:table-cell office:value-type="string" table:style-name="ce1">
            <text:p><text:s/>range</text:p>
          </table:table-cell>
          <table:table-cell office:value-type="float" office:value="88.418871951602398" table:style-name="ce1">
            <text:p>88.41887195</text:p>
          </table:table-cell>
          <table:table-cell office:value-type="string" table:style-name="ce1">
            <text:p><text:s/>regret</text:p>
          </table:table-cell>
          <table:table-cell office:value-type="float" office:value="36.064903029537703" table:style-name="ce1">
            <text:p>36.06490303</text:p>
          </table:table-cell>
          <table:table-cell office:value-type="float" office:value="37.914283495463302" table:style-name="ce1">
            <text:p>37.9142835</text:p>
          </table:table-cell>
          <table:table-cell office:value-type="float" office:value="34.615863487631998" table:style-name="ce1">
            <text:p>34.61586349</text:p>
          </table:table-cell>
          <table:table-cell office:value-type="float" office:value="32.6474169049823" table:style-name="ce1">
            <text:p>32.6474169</text:p>
          </table:table-cell>
          <table:table-cell office:value-type="float" office:value="32.102236402448803" table:style-name="ce1">
            <text:p>32.1022364</text:p>
          </table:table-cell>
          <table:table-cell office:value-type="float" office:value="30.863832379017602" table:style-name="ce1">
            <text:p>30.86383238</text:p>
          </table:table-cell>
          <table:table-cell office:value-type="float" office:value="27.154978476789601" table:style-name="ce1">
            <text:p>27.15497848</text:p>
          </table:table-cell>
          <table:table-cell office:value-type="float" office:value="23.849307780532602" table:style-name="ce1">
            <text:p>23.84930778</text:p>
          </table:table-cell>
          <table:table-cell office:value-type="float" office:value="22.464805691106701" table:style-name="ce1">
            <text:p>22.46480569</text:p>
          </table:table-cell>
          <table:table-cell office:value-type="float" office:value="20.225274289182" table:style-name="ce1">
            <text:p>20.22527429</text:p>
          </table:table-cell>
          <table:table-cell office:value-type="float" office:value="18.392930414879899" table:style-name="ce1">
            <text:p>18.39293041</text:p>
          </table:table-cell>
          <table:table-cell office:value-type="float" office:value="16.865977186294899" table:style-name="ce1">
            <text:p>16.86597719</text:p>
          </table:table-cell>
          <table:table-cell office:value-type="float" office:value="15.569407029213201" table:style-name="ce1">
            <text:p>15.56940703</text:p>
          </table:table-cell>
          <table:table-cell office:value-type="float" office:value="14.4622702179737" table:style-name="ce1">
            <text:p>14.46227022</text:p>
          </table:table-cell>
          <table:table-cell office:value-type="float" office:value="13.498118870108801" table:style-name="ce1">
            <text:p>13.49811887</text:p>
          </table:table-cell>
          <table:table-cell office:value-type="float" office:value="12.6870130839742" table:style-name="ce1">
            <text:p>12.68701308</text:p>
          </table:table-cell>
          <table:table-cell office:value-type="float" office:value="11.956620853638499" table:style-name="ce1">
            <text:p>11.95662085</text:p>
          </table:table-cell>
          <table:table-cell office:value-type="float" office:value="11.321276711322801" table:style-name="ce1">
            <text:p>11.32127671</text:p>
          </table:table-cell>
          <table:table-cell office:value-type="float" office:value="10.739648735372599" table:style-name="ce1">
            <text:p>10.73964874</text:p>
          </table:table-cell>
          <table:table-cell office:value-type="float" office:value="10.2286876132017" table:style-name="ce1">
            <text:p>10.22868761</text:p>
          </table:table-cell>
          <table:table-cell office:value-type="float" office:value="9.7544808301096406" table:style-name="ce1">
            <text:p>9.75448083</text:p>
          </table:table-cell>
          <table:table-cell office:value-type="float" office:value="9.3347510783753709" table:style-name="ce1">
            <text:p>9.334751078</text:p>
          </table:table-cell>
          <table:table-cell office:value-type="float" office:value="8.9406464735880906" table:style-name="ce1">
            <text:p>8.940646474</text:p>
          </table:table-cell>
          <table:table-cell office:value-type="float" office:value="8.5734923181112901" table:style-name="ce1">
            <text:p>8.573492318</text:p>
          </table:table-cell>
          <table:table-cell office:value-type="float" office:value="8.2607917221570908" table:style-name="ce1">
            <text:p>8.260791722</text:p>
          </table:table-cell>
          <table:table-cell office:value-type="float" office:value="7.9480284536950698" table:style-name="ce1">
            <text:p>7.948028454</text:p>
          </table:table-cell>
          <table:table-cell office:value-type="float" office:value="7.6729320773343597" table:style-name="ce1">
            <text:p>7.672932077</text:p>
          </table:table-cell>
          <table:table-cell office:value-type="float" office:value="7.4085539734391297" table:style-name="ce1">
            <text:p>7.408553973</text:p>
          </table:table-cell>
          <table:table-cell office:value-type="float" office:value="7.1575330344289796" table:style-name="ce1">
            <text:p>7.157533034</text:p>
          </table:table-cell>
          <table:table-cell office:value-type="float" office:value="6.9362961430132" table:style-name="ce1">
            <text:p>6.936296143</text:p>
          </table:table-cell>
          <table:table-cell office:value-type="float" office:value="6.7167042268561596" table:style-name="ce1">
            <text:p>6.716704227</text:p>
          </table:table-cell>
          <table:table-cell office:value-type="float" office:value="6.5230705413905197" table:style-name="ce1">
            <text:p>6.523070541</text:p>
          </table:table-cell>
          <table:table-cell office:value-type="float" office:value="6.3335940149322596" table:style-name="ce1">
            <text:p>6.333594015</text:p>
          </table:table-cell>
          <table:table-cell office:value-type="float" office:value="6.1626184936682504" table:style-name="ce1">
            <text:p>6.162618494</text:p>
          </table:table-cell>
          <table:table-cell office:value-type="float" office:value="5.9942678272282404" table:style-name="ce1">
            <text:p>5.994267827</text:p>
          </table:table-cell>
          <table:table-cell office:value-type="float" office:value="5.8313422415314697" table:style-name="ce1">
            <text:p>5.831342242</text:p>
          </table:table-cell>
          <table:table-cell office:value-type="float" office:value="5.6878039726240202" table:style-name="ce1">
            <text:p>5.687803973</text:p>
          </table:table-cell>
          <table:table-cell office:value-type="float" office:value="5.5415182560324601" table:style-name="ce1">
            <text:p>5.541518256</text:p>
          </table:table-cell>
          <table:table-cell office:value-type="float" office:value="5.4077920407494302" table:style-name="ce1">
            <text:p>5.407792041</text:p>
          </table:table-cell>
          <table:table-cell office:value-type="float" office:value="5.2793558689374001" table:style-name="ce1">
            <text:p>5.279355869</text:p>
          </table:table-cell>
          <table:table-cell office:value-type="float" office:value="5.1585470882314697" table:style-name="ce1">
            <text:p>5.158547088</text:p>
          </table:table-cell>
          <table:table-cell office:value-type="float" office:value="5.0421613282323303" table:style-name="ce1">
            <text:p>5.042161328</text:p>
          </table:table-cell>
          <table:table-cell office:value-type="float" office:value="4.9324877126919198" table:style-name="ce1">
            <text:p>4.932487713</text:p>
          </table:table-cell>
          <table:table-cell office:value-type="float" office:value="4.8233163269976602" table:style-name="ce1">
            <text:p>4.823316327</text:p>
          </table:table-cell>
          <table:table-cell office:value-type="float" office:value="4.7233803166198101" table:style-name="ce1">
            <text:p>4.723380317</text:p>
          </table:table-cell>
          <table:table-cell office:value-type="float" office:value="4.6265752046991198" table:style-name="ce1">
            <text:p>4.626575205</text:p>
          </table:table-cell>
          <table:table-cell office:value-type="float" office:value="4.5350777718330599" table:style-name="ce1">
            <text:p>4.535077772</text:p>
          </table:table-cell>
          <table:table-cell office:value-type="float" office:value="4.44622917592545" table:style-name="ce1">
            <text:p>4.446229176</text:p>
          </table:table-cell>
          <table:table-cell office:value-type="float" office:value="4.3621468633554299" table:style-name="ce1">
            <text:p>4.362146863</text:p>
          </table:table-cell>
          <table:table-cell office:value-type="float" office:value="4.2774828609312099" table:style-name="ce1">
            <text:p>4.277482861</text:p>
          </table:table-cell>
          <table:table-cell office:value-type="float" office:value="4.1961390154648104" table:style-name="ce1">
            <text:p>4.196139015</text:p>
          </table:table-cell>
          <table:table-cell office:value-type="float" office:value="4.1217170317057699" table:style-name="ce1">
            <text:p>4.121717032</text:p>
          </table:table-cell>
          <table:table-cell office:value-type="float" office:value="4.0463817432234803" table:style-name="ce1">
            <text:p>4.046381743</text:p>
          </table:table-cell>
          <table:table-cell office:value-type="float" office:value="3.9774894120525701" table:style-name="ce1">
            <text:p>3.977489412</text:p>
          </table:table-cell>
          <table:table-cell office:value-type="float" office:value="3.91008678943831" table:style-name="ce1">
            <text:p>3.910086789</text:p>
          </table:table-cell>
          <table:table-cell office:value-type="float" office:value="3.8460887371268102" table:style-name="ce1">
            <text:p>3.846088737</text:p>
          </table:table-cell>
          <table:table-cell office:value-type="float" office:value="3.7833563938134902" table:style-name="ce1">
            <text:p>3.783356394</text:p>
          </table:table-cell>
          <table:table-cell office:value-type="float" office:value="3.7237501777131601" table:style-name="ce1">
            <text:p>3.723750178</text:p>
          </table:table-cell>
          <table:table-cell office:value-type="float" office:value="3.6628213059238699" table:style-name="ce1">
            <text:p>3.662821306</text:p>
          </table:table-cell>
          <table:table-cell office:value-type="float" office:value="3.6072108818250399" table:style-name="ce1">
            <text:p>3.607210882</text:p>
          </table:table-cell>
          <table:table-cell office:value-type="float" office:value="3.5525081652093502" table:style-name="ce1">
            <text:p>3.552508165</text:p>
          </table:table-cell>
          <table:table-cell office:value-type="float" office:value="3.5004708699639502" table:style-name="ce1">
            <text:p>3.50047087</text:p>
          </table:table-cell>
          <table:table-cell office:value-type="float" office:value="3.4469546139668199" table:style-name="ce1">
            <text:p>3.446954614</text:p>
          </table:table-cell>
          <table:table-cell office:value-type="float" office:value="3.3981927584360001" table:style-name="ce1">
            <text:p>3.398192758</text:p>
          </table:table-cell>
          <table:table-cell office:value-type="float" office:value="3.35007202627957" table:style-name="ce1">
            <text:p>3.350072026</text:p>
          </table:table-cell>
          <table:table-cell office:value-type="float" office:value="3.3012670977320702" table:style-name="ce1">
            <text:p>3.301267098</text:p>
          </table:table-cell>
          <table:table-cell office:value-type="float" office:value="3.2568630494076198" table:style-name="ce1">
            <text:p>3.256863049</text:p>
          </table:table-cell>
          <table:table-cell office:value-type="float" office:value="3.2108642801831699" table:style-name="ce1">
            <text:p>3.21086428</text:p>
          </table:table-cell>
          <table:table-cell office:value-type="float" office:value="3.16905749148478" table:style-name="ce1">
            <text:p>3.169057491</text:p>
          </table:table-cell>
          <table:table-cell office:value-type="float" office:value="3.1256273379227801" table:style-name="ce1">
            <text:p>3.125627338</text:p>
          </table:table-cell>
          <table:table-cell office:value-type="float" office:value="3.08619872555759" table:style-name="ce1">
            <text:p>3.086198726</text:p>
          </table:table-cell>
          <table:table-cell office:value-type="float" office:value="3.0451257813435202" table:style-name="ce1">
            <text:p>3.045125781</text:p>
          </table:table-cell>
          <table:table-cell office:value-type="float" office:value="3.00517812327231" table:style-name="ce1">
            <text:p>3.005178123</text:p>
          </table:table-cell>
          <table:table-cell office:value-type="float" office:value="2.9689756602550399" table:style-name="ce1">
            <text:p>2.96897566</text:p>
          </table:table-cell>
          <table:table-cell office:value-type="float" office:value="2.9311086080135702" table:style-name="ce1">
            <text:p>2.931108608</text:p>
          </table:table-cell>
          <table:table-cell office:value-type="float" office:value="2.8968334402764699" table:style-name="ce1">
            <text:p>2.89683344</text:p>
          </table:table-cell>
          <table:table-cell office:value-type="float" office:value="2.8608868597812598" table:style-name="ce1">
            <text:p>2.86088686</text:p>
          </table:table-cell>
          <table:table-cell office:value-type="float" office:value="2.8283908213224498" table:style-name="ce1">
            <text:p>2.828390821</text:p>
          </table:table-cell>
          <table:table-cell office:value-type="float" office:value="2.7942206431050098" table:style-name="ce1">
            <text:p>2.794220643</text:p>
          </table:table-cell>
          <table:table-cell office:value-type="float" office:value="2.7609047193430101" table:style-name="ce1">
            <text:p>2.760904719</text:p>
          </table:table-cell>
          <table:table-cell office:value-type="float" office:value="2.7308465852769701" table:style-name="ce1">
            <text:p>2.730846585</text:p>
          </table:table-cell>
          <table:table-cell office:value-type="float" office:value="2.6991160993851202" table:style-name="ce1">
            <text:p>2.699116099</text:p>
          </table:table-cell>
          <table:table-cell office:value-type="float" office:value="2.6705266989105301" table:style-name="ce1">
            <text:p>2.670526699</text:p>
          </table:table-cell>
          <table:table-cell office:value-type="float" office:value="2.64026979466332" table:style-name="ce1">
            <text:p>2.640269795</text:p>
          </table:table-cell>
          <table:table-cell office:value-type="float" office:value="2.6130453954319202" table:style-name="ce1">
            <text:p>2.613045395</text:p>
          </table:table-cell>
          <table:table-cell office:value-type="float" office:value="2.5858046951160598" table:style-name="ce1">
            <text:p>2.585804695</text:p>
          </table:table-cell>
          <table:table-cell office:value-type="float" office:value="2.5598321797698298" table:style-name="ce1">
            <text:p>2.55983218</text:p>
          </table:table-cell>
          <table:table-cell office:value-type="float" office:value="2.5322084816150001" table:style-name="ce1">
            <text:p>2.532208482</text:p>
          </table:table-cell>
          <table:table-cell office:value-type="float" office:value="2.5052055407220801" table:style-name="ce1">
            <text:p>2.505205541</text:p>
          </table:table-cell>
          <table:table-cell office:value-type="float" office:value="2.4809943220473198" table:style-name="ce1">
            <text:p>2.480994322</text:p>
          </table:table-cell>
          <table:table-cell office:value-type="float" office:value="2.4551476453451002" table:style-name="ce1">
            <text:p>2.455147645</text:p>
          </table:table-cell>
          <table:table-cell office:value-type="float" office:value="2.43036633202445" table:style-name="ce1">
            <text:p>2.430366332</text:p>
          </table:table-cell>
          <table:table-cell office:value-type="float" office:value="2.4056198848214501" table:style-name="ce1">
            <text:p>2.405619885</text:p>
          </table:table-cell>
          <table:table-cell office:value-type="float" office:value="2.3834983526424298" table:style-name="ce1">
            <text:p>2.383498353</text:p>
          </table:table-cell>
          <table:table-cell office:value-type="float" office:value="2.3597662304266702" table:style-name="ce1">
            <text:p>2.35976623</text:p>
          </table:table-cell>
          <table:table-cell office:value-type="float" office:value="2.33652852742373" table:style-name="ce1">
            <text:p>2.336528527</text:p>
          </table:table-cell>
          <table:table-cell office:value-type="float" office:value="2.3158034483780701" table:style-name="ce1">
            <text:p>2.315803448</text:p>
          </table:table-cell>
          <table:table-cell office:value-type="float" office:value="2.2934885840287502" table:style-name="ce1">
            <text:p>2.293488584</text:p>
          </table:table-cell>
          <table:table-cell office:value-type="float" office:value="2.2720924045925601" table:style-name="ce1">
            <text:p>2.272092405</text:p>
          </table:table-cell>
          <table:table-cell office:value-type="float" office:value="2.2506609479680799" table:style-name="ce1">
            <text:p>2.250660948</text:p>
          </table:table-cell>
          <table:table-cell office:value-type="float" office:value="2.2316068381861598" table:style-name="ce1">
            <text:p>2.231606838</text:p>
          </table:table-cell>
          <table:table-cell office:value-type="float" office:value="2.2109925235190899" table:style-name="ce1">
            <text:p>2.210992524</text:p>
          </table:table-cell>
          <table:table-cell office:value-type="float" office:value="2.1912281962989599" table:style-name="ce1">
            <text:p>2.191228196</text:p>
          </table:table-cell>
          <table:table-cell office:value-type="float" office:value="2.1713985669320901" table:style-name="ce1">
            <text:p>2.171398567</text:p>
          </table:table-cell>
          <table:table-cell office:value-type="float" office:value="2.1523877883884102" table:style-name="ce1">
            <text:p>2.152387788</text:p>
          </table:table-cell>
          <table:table-cell office:value-type="float" office:value="2.1346326693306699" table:style-name="ce1">
            <text:p>2.134632669</text:p>
          </table:table-cell>
          <table:table-cell office:value-type="float" office:value="2.1163208389616499" table:style-name="ce1">
            <text:p>2.116320839</text:p>
          </table:table-cell>
          <table:table-cell office:value-type="float" office:value="2.0979192269540898" table:style-name="ce1">
            <text:p>2.097919227</text:p>
          </table:table-cell>
          <table:table-cell office:value-type="float" office:value="2.0802802140448402" table:style-name="ce1">
            <text:p>2.080280214</text:p>
          </table:table-cell>
          <table:table-cell office:value-type="float" office:value="2.0625408188457501" table:style-name="ce1">
            <text:p>2.062540819</text:p>
          </table:table-cell>
          <table:table-cell office:value-type="float" office:value="2.0455383503862898" table:style-name="ce1">
            <text:p>2.04553835</text:p>
          </table:table-cell>
          <table:table-cell office:value-type="float" office:value="2.0284259253127002" table:style-name="ce1">
            <text:p>2.028425925</text:p>
          </table:table-cell>
          <table:table-cell office:value-type="float" office:value="2.0133619424337801" table:style-name="ce1">
            <text:p>2.013361942</text:p>
          </table:table-cell>
          <table:table-cell office:value-type="float" office:value="1.9968319845364999" table:style-name="ce1">
            <text:p>1.996831985</text:p>
          </table:table-cell>
          <table:table-cell office:value-type="float" office:value="1.98058950416788" table:style-name="ce1">
            <text:p>1.980589504</text:p>
          </table:table-cell>
          <table:table-cell office:value-type="float" office:value="1.96632748999397" table:style-name="ce1">
            <text:p>1.96632749</text:p>
          </table:table-cell>
          <table:table-cell office:value-type="float" office:value="1.950623381038" table:style-name="ce1">
            <text:p>1.950623381</text:p>
          </table:table-cell>
          <table:table-cell office:value-type="float" office:value="1.93557798645162" table:style-name="ce1">
            <text:p>1.935577986</text:p>
          </table:table-cell>
          <table:table-cell office:value-type="float" office:value="1.92039621128938" table:style-name="ce1">
            <text:p>1.920396211</text:p>
          </table:table-cell>
          <table:table-cell office:value-type="float" office:value="1.9058534663606801" table:style-name="ce1">
            <text:p>1.905853466</text:p>
          </table:table-cell>
          <table:table-cell office:value-type="float" office:value="1.8911682868217099" table:style-name="ce1">
            <text:p>1.891168287</text:p>
          </table:table-cell>
          <table:table-cell office:value-type="float" office:value="1.8771035206989499" table:style-name="ce1">
            <text:p>1.877103521</text:p>
          </table:table-cell>
          <table:table-cell office:value-type="float" office:value="1.86404044466293" table:style-name="ce1">
            <text:p>1.864040445</text:p>
          </table:table-cell>
          <table:table-cell office:value-type="float" office:value="1.8504213025273" table:style-name="ce1">
            <text:p>1.850421303</text:p>
          </table:table-cell>
          <table:table-cell office:value-type="float" office:value="1.83664950604424" table:style-name="ce1">
            <text:p>1.836649506</text:p>
          </table:table-cell>
          <table:table-cell office:value-type="float" office:value="1.8234639291696499" table:style-name="ce1">
            <text:p>1.823463929</text:p>
          </table:table-cell>
          <table:table-cell office:value-type="float" office:value="1.81012127415371" table:style-name="ce1">
            <text:p>1.810121274</text:p>
          </table:table-cell>
          <table:table-cell office:value-type="float" office:value="1.7973489737294299" table:style-name="ce1">
            <text:p>1.797348974</text:p>
          </table:table-cell>
          <table:table-cell office:value-type="float" office:value="1.7844156230969901" table:style-name="ce1">
            <text:p>1.784415623</text:p>
          </table:table-cell>
          <table:table-cell office:value-type="float" office:value="1.7720375553796699" table:style-name="ce1">
            <text:p>1.772037555</text:p>
          </table:table-cell>
          <table:table-cell office:value-type="float" office:value="1.7594948774160399" table:style-name="ce1">
            <text:p>1.759494877</text:p>
          </table:table-cell>
          <table:table-cell office:value-type="float" office:value="1.7474931497071799" table:style-name="ce1">
            <text:p>1.74749315</text:p>
          </table:table-cell>
          <table:table-cell office:value-type="float" office:value="1.7363867739068799" table:style-name="ce1">
            <text:p>1.736386774</text:p>
          </table:table-cell>
          <table:table-cell office:value-type="float" office:value="1.7247366249959799" table:style-name="ce1">
            <text:p>1.724736625</text:p>
          </table:table-cell>
          <table:table-cell office:value-type="float" office:value="1.71291595919708" table:style-name="ce1">
            <text:p>1.712915959</text:p>
          </table:table-cell>
          <table:table-cell office:value-type="float" office:value="1.70160971552538" table:style-name="ce1">
            <text:p>1.701609716</text:p>
          </table:table-cell>
          <table:table-cell office:value-type="float" office:value="1.6901304237488799" table:style-name="ce1">
            <text:p>1.690130424</text:p>
          </table:table-cell>
          <table:table-cell office:value-type="float" office:value="1.6791531512568301" table:style-name="ce1">
            <text:p>1.679153151</text:p>
          </table:table-cell>
          <table:table-cell office:value-type="float" office:value="1.6680005871625001" table:style-name="ce1">
            <text:p>1.668000587</text:p>
          </table:table-cell>
          <table:table-cell office:value-type="float" office:value="1.6573382031102299" table:style-name="ce1">
            <text:p>1.657338203</text:p>
          </table:table-cell>
          <table:table-cell office:value-type="float" office:value="1.6464985473586999" table:style-name="ce1">
            <text:p>1.646498547</text:p>
          </table:table-cell>
          <table:table-cell office:value-type="float" office:value="1.6361377605452301" table:style-name="ce1">
            <text:p>1.636137761</text:p>
          </table:table-cell>
          <table:table-cell office:value-type="float" office:value="1.62559796321376" table:style-name="ce1">
            <text:p>1.625597963</text:p>
          </table:table-cell>
          <table:table-cell office:value-type="float" office:value="1.6155262191625901" table:style-name="ce1">
            <text:p>1.615526219</text:p>
          </table:table-cell>
          <table:table-cell office:value-type="float" office:value="1.6052739469073001" table:style-name="ce1">
            <text:p>1.605273947</text:p>
          </table:table-cell>
          <table:table-cell office:value-type="float" office:value="1.59547937754386" table:style-name="ce1">
            <text:p>1.595479378</text:p>
          </table:table-cell>
          <table:table-cell office:value-type="float" office:value="1.5864648591134101" table:style-name="ce1">
            <text:p>1.586464859</text:p>
          </table:table-cell>
          <table:table-cell office:value-type="float" office:value="1.5769297372264699" table:style-name="ce1">
            <text:p>1.576929737</text:p>
          </table:table-cell>
          <table:table-cell office:value-type="float" office:value="1.5672117305480699" table:style-name="ce1">
            <text:p>1.567211731</text:p>
          </table:table-cell>
          <table:table-cell office:value-type="float" office:value="1.5579320978100499" table:style-name="ce1">
            <text:p>1.557932098</text:p>
          </table:table-cell>
          <table:table-cell office:value-type="float" office:value="1.54846861863346" table:style-name="ce1">
            <text:p>1.548468619</text:p>
          </table:table-cell>
          <table:table-cell office:value-type="float" office:value="1.5394343962730199" table:style-name="ce1">
            <text:p>1.539434396</text:p>
          </table:table-cell>
          <table:table-cell office:value-type="float" office:value="1.5302155227166201" table:style-name="ce1">
            <text:p>1.530215523</text:p>
          </table:table-cell>
          <table:table-cell office:value-type="float" office:value="1.5214171545161601" table:style-name="ce1">
            <text:p>1.521417155</text:p>
          </table:table-cell>
          <table:table-cell office:value-type="float" office:value="1.5124334744363499" table:style-name="ce1">
            <text:p>1.512433474</text:p>
          </table:table-cell>
          <table:table-cell office:value-type="float" office:value="1.5038618933171799" table:style-name="ce1">
            <text:p>1.503861893</text:p>
          </table:table-cell>
          <table:table-cell office:value-type="float" office:value="1.49510447197213" table:style-name="ce1">
            <text:p>1.495104472</text:p>
          </table:table-cell>
          <table:table-cell office:value-type="float" office:value="1.4867510691105701" table:style-name="ce1">
            <text:p>1.486751069</text:p>
          </table:table-cell>
          <table:table-cell office:value-type="float" office:value="1.4782114192554401" table:style-name="ce1">
            <text:p>1.478211419</text:p>
          </table:table-cell>
          <table:table-cell office:value-type="float" office:value="1.4700680155091299" table:style-name="ce1">
            <text:p>1.470068016</text:p>
          </table:table-cell>
          <table:table-cell office:value-type="float" office:value="1.4617380697118301" table:style-name="ce1">
            <text:p>1.46173807</text:p>
          </table:table-cell>
          <table:table-cell office:value-type="float" office:value="1.4537968891571" table:style-name="ce1">
            <text:p>1.453796889</text:p>
          </table:table-cell>
          <table:table-cell office:value-type="float" office:value="1.4456689741447599" table:style-name="ce1">
            <text:p>1.445668974</text:p>
          </table:table-cell>
          <table:table-cell office:value-type="float" office:value="1.43792261954537" table:style-name="ce1">
            <text:p>1.43792262</text:p>
          </table:table-cell>
          <table:table-cell office:value-type="float" office:value="1.4299894324096101" table:style-name="ce1">
            <text:p>1.429989432</text:p>
          </table:table-cell>
          <table:table-cell office:value-type="float" office:value="1.42243086245441" table:style-name="ce1">
            <text:p>1.422430862</text:p>
          </table:table-cell>
          <table:table-cell office:value-type="float" office:value="1.41468544856034" table:style-name="ce1">
            <text:p>1.414685449</text:p>
          </table:table-cell>
          <table:table-cell office:value-type="float" office:value="1.40730795672275" table:style-name="ce1">
            <text:p>1.407307957</text:p>
          </table:table-cell>
          <table:table-cell office:value-type="float" office:value="1.3997436891808701" table:style-name="ce1">
            <text:p>1.399743689</text:p>
          </table:table-cell>
          <table:table-cell office:value-type="float" office:value="1.3925408840671301" table:style-name="ce1">
            <text:p>1.392540884</text:p>
          </table:table-cell>
          <table:table-cell office:value-type="float" office:value="1.3851514446406901" table:style-name="ce1">
            <text:p>1.385151445</text:p>
          </table:table-cell>
          <table:table-cell office:value-type="float" office:value="1.3781172317058299" table:style-name="ce1">
            <text:p>1.378117232</text:p>
          </table:table-cell>
          <table:table-cell office:value-type="float" office:value="1.3708965930378501" table:style-name="ce1">
            <text:p>1.370896593</text:p>
          </table:table-cell>
          <table:table-cell office:value-type="float" office:value="1.36402515755973" table:style-name="ce1">
            <text:p>1.364025158</text:p>
          </table:table-cell>
          <table:table-cell office:value-type="float" office:value="1.35696756661451" table:style-name="ce1">
            <text:p>1.356967567</text:p>
          </table:table-cell>
          <table:table-cell office:value-type="float" office:value="1.35025335782605" table:style-name="ce1">
            <text:p>1.350253358</text:p>
          </table:table-cell>
          <table:table-cell office:value-type="float" office:value="1.34335332044932" table:style-name="ce1">
            <text:p>1.34335332</text:p>
          </table:table-cell>
          <table:table-cell office:value-type="float" office:value="1.33679103673806" table:style-name="ce1">
            <text:p>1.336791037</text:p>
          </table:table-cell>
          <table:table-cell office:value-type="float" office:value="1.33004330324871" table:style-name="ce1">
            <text:p>1.330043303</text:p>
          </table:table-cell>
          <table:table-cell office:value-type="float" office:value="1.3236278783409201" table:style-name="ce1">
            <text:p>1.323627878</text:p>
          </table:table-cell>
          <table:table-cell office:value-type="float" office:value="1.3170274300746401" table:style-name="ce1">
            <text:p>1.31702743</text:p>
          </table:table-cell>
          <table:table-cell office:value-type="float" office:value="1.3107540201283301" table:style-name="ce1">
            <text:p>1.31075402</text:p>
          </table:table-cell>
          <table:table-cell office:value-type="float" office:value="1.3042960568606601" table:style-name="ce1">
            <text:p>1.304296057</text:p>
          </table:table-cell>
          <table:table-cell office:value-type="float" office:value="1.2979082888458999" table:style-name="ce1">
            <text:p>1.297908289</text:p>
          </table:table-cell>
          <table:table-cell office:value-type="float" office:value="1.2918399565810299" table:style-name="ce1">
            <text:p>1.291839957</text:p>
          </table:table-cell>
          <table:table-cell office:value-type="float" office:value="1.2855878425249201" table:style-name="ce1">
            <text:p>1.285587843</text:p>
          </table:table-cell>
          <table:table-cell office:value-type="float" office:value="1.2796502969490999" table:style-name="ce1">
            <text:p>1.279650297</text:p>
          </table:table-cell>
          <table:table-cell office:value-type="float" office:value="1.2735295333597101" table:style-name="ce1">
            <text:p>1.273529533</text:p>
          </table:table-cell>
          <table:table-cell office:value-type="float" office:value="1.2677186195315999" table:style-name="ce1">
            <text:p>1.26771862</text:p>
          </table:table-cell>
          <table:table-cell office:value-type="float" office:value="1.2617250833348199" table:style-name="ce1">
            <text:p>1.261725083</text:p>
          </table:table-cell>
          <table:table-cell office:value-type="float" office:value="1.2560368201751999" table:style-name="ce1">
            <text:p>1.25603682</text:p>
          </table:table-cell>
          <table:table-cell office:value-type="float" office:value="1.2501665593521201" table:style-name="ce1">
            <text:p>1.250166559</text:p>
          </table:table-cell>
          <table:table-cell office:value-type="float" office:value="1.2445971306500101" table:style-name="ce1">
            <text:p>1.244597131</text:p>
          </table:table-cell>
          <table:table-cell office:value-type="float" office:value="1.2388463554515301" table:style-name="ce1">
            <text:p>1.238846355</text:p>
          </table:table-cell>
          <table:table-cell office:value-type="float" office:value="1.23339210142279" table:style-name="ce1">
            <text:p>1.233392101</text:p>
          </table:table-cell>
          <table:table-cell office:value-type="float" office:value="1.2277571761203501" table:style-name="ce1">
            <text:p>1.227757176</text:p>
          </table:table-cell>
          <table:table-cell office:value-type="float" office:value="1.22241458547936" table:style-name="ce1">
            <text:p>1.222414585</text:p>
          </table:table-cell>
          <table:table-cell office:value-type="float" office:value="1.2168920206140299" table:style-name="ce1">
            <text:p>1.216892021</text:p>
          </table:table-cell>
          <table:table-cell office:value-type="float" office:value="1.2116577231227399" table:style-name="ce1">
            <text:p>1.211657723</text:p>
          </table:table-cell>
          <table:table-cell office:value-type="float" office:value="1.20624416821785" table:style-name="ce1">
            <text:p>1.206244168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33.314500177504101" table:style-name="ce1">
            <text:p>33.31450018</text:p>
          </table:table-cell>
          <table:table-cell office:value-type="string" table:style-name="ce1">
            <text:p><text:s/>global min</text:p>
          </table:table-cell>
          <table:table-cell office:value-type="float" office:value="-35.4454034915967" table:style-name="ce1">
            <text:p>-35.44540349</text:p>
          </table:table-cell>
          <table:table-cell office:value-type="string" table:style-name="ce1">
            <text:p><text:s/>range</text:p>
          </table:table-cell>
          <table:table-cell office:value-type="float" office:value="68.759903669100694" table:style-name="ce1">
            <text:p>68.75990367</text:p>
          </table:table-cell>
          <table:table-cell office:value-type="string" table:style-name="ce1">
            <text:p><text:s/>regret</text:p>
          </table:table-cell>
          <table:table-cell office:value-type="float" office:value="37.099432291173599" table:style-name="ce1">
            <text:p>37.09943229</text:p>
          </table:table-cell>
          <table:table-cell office:value-type="float" office:value="34.868586016553998" table:style-name="ce1">
            <text:p>34.86858602</text:p>
          </table:table-cell>
          <table:table-cell office:value-type="float" office:value="28.0037695278535" table:style-name="ce1">
            <text:p>28.00376953</text:p>
          </table:table-cell>
          <table:table-cell office:value-type="float" office:value="22.627539750421899" table:style-name="ce1">
            <text:p>22.62753975</text:p>
          </table:table-cell>
          <table:table-cell office:value-type="float" office:value="18.5914035746557" table:style-name="ce1">
            <text:p>18.59140357</text:p>
          </table:table-cell>
          <table:table-cell office:value-type="float" office:value="18.056016316806499" table:style-name="ce1">
            <text:p>18.05601632</text:p>
          </table:table-cell>
          <table:table-cell office:value-type="float" office:value="15.503670863651701" table:style-name="ce1">
            <text:p>15.50367086</text:p>
          </table:table-cell>
          <table:table-cell office:value-type="float" office:value="13.566144158062301" table:style-name="ce1">
            <text:p>13.56614416</text:p>
          </table:table-cell>
          <table:table-cell office:value-type="float" office:value="12.061828114096199" table:style-name="ce1">
            <text:p>12.06182811</text:p>
          </table:table-cell>
          <table:table-cell office:value-type="float" office:value="15.728885396374601" table:style-name="ce1">
            <text:p>15.7288854</text:p>
          </table:table-cell>
          <table:table-cell office:value-type="float" office:value="16.573230263236901" table:style-name="ce1">
            <text:p>16.57323026</text:p>
          </table:table-cell>
          <table:table-cell office:value-type="float" office:value="17.098204678954399" table:style-name="ce1">
            <text:p>17.09820468</text:p>
          </table:table-cell>
          <table:table-cell office:value-type="float" office:value="19.212395036339501" table:style-name="ce1">
            <text:p>19.21239504</text:p>
          </table:table-cell>
          <table:table-cell office:value-type="float" office:value="20.247067521807999" table:style-name="ce1">
            <text:p>20.24706752</text:p>
          </table:table-cell>
          <table:table-cell office:value-type="float" office:value="21.464162702645599" table:style-name="ce1">
            <text:p>21.4641627</text:p>
          </table:table-cell>
          <table:table-cell office:value-type="float" office:value="20.141408279747999" table:style-name="ce1">
            <text:p>20.14140828</text:p>
          </table:table-cell>
          <table:table-cell office:value-type="float" office:value="18.983076944699999" table:style-name="ce1">
            <text:p>18.98307694</text:p>
          </table:table-cell>
          <table:table-cell office:value-type="float" office:value="19.8058802424814" table:style-name="ce1">
            <text:p>19.80588024</text:p>
          </table:table-cell>
          <table:table-cell office:value-type="float" office:value="18.809058183110398" table:style-name="ce1">
            <text:p>18.80905818</text:p>
          </table:table-cell>
          <table:table-cell office:value-type="float" office:value="20.519098265687099" table:style-name="ce1">
            <text:p>20.51909827</text:p>
          </table:table-cell>
          <table:table-cell office:value-type="float" office:value="19.5510268313555" table:style-name="ce1">
            <text:p>19.55102683</text:p>
          </table:table-cell>
          <table:table-cell office:value-type="float" office:value="18.69165293511" table:style-name="ce1">
            <text:p>18.69165294</text:p>
          </table:table-cell>
          <table:table-cell office:value-type="float" office:value="19.385776655653299" table:style-name="ce1">
            <text:p>19.38577666</text:p>
          </table:table-cell>
          <table:table-cell office:value-type="float" office:value="20.027525558697299" table:style-name="ce1">
            <text:p>20.02752556</text:p>
          </table:table-cell>
          <table:table-cell office:value-type="float" office:value="19.244415559706599" table:style-name="ce1">
            <text:p>19.24441556</text:p>
          </table:table-cell>
          <table:table-cell office:value-type="float" office:value="18.5290457733316" table:style-name="ce1">
            <text:p>18.52904577</text:p>
          </table:table-cell>
          <table:table-cell office:value-type="float" office:value="17.859443173724099" table:style-name="ce1">
            <text:p>17.85944317</text:p>
          </table:table-cell>
          <table:table-cell office:value-type="float" office:value="17.237893273333398" table:style-name="ce1">
            <text:p>17.23789327</text:p>
          </table:table-cell>
          <table:table-cell office:value-type="float" office:value="16.654063756926099" table:style-name="ce1">
            <text:p>16.65406376</text:p>
          </table:table-cell>
          <table:table-cell office:value-type="float" office:value="16.785695970012899" table:style-name="ce1">
            <text:p>16.78569597</text:p>
          </table:table-cell>
          <table:table-cell office:value-type="float" office:value="16.258933066553901" table:style-name="ce1">
            <text:p>16.25893307</text:p>
          </table:table-cell>
          <table:table-cell office:value-type="float" office:value="15.7604300737716" table:style-name="ce1">
            <text:p>15.76043007</text:p>
          </table:table-cell>
          <table:table-cell office:value-type="float" office:value="15.296660858287201" table:style-name="ce1">
            <text:p>15.29666086</text:p>
          </table:table-cell>
          <table:table-cell office:value-type="float" office:value="14.8557836947352" table:style-name="ce1">
            <text:p>14.85578369</text:p>
          </table:table-cell>
          <table:table-cell office:value-type="float" office:value="14.4443626166795" table:style-name="ce1">
            <text:p>14.44436262</text:p>
          </table:table-cell>
          <table:table-cell office:value-type="float" office:value="14.0516535800362" table:style-name="ce1">
            <text:p>14.05165358</text:p>
          </table:table-cell>
          <table:table-cell office:value-type="float" office:value="13.6842047255158" table:style-name="ce1">
            <text:p>13.68420473</text:p>
          </table:table-cell>
          <table:table-cell office:value-type="float" office:value="14.152482084830099" table:style-name="ce1">
            <text:p>14.15248208</text:p>
          </table:table-cell>
          <table:table-cell office:value-type="float" office:value="13.797465551822199" table:style-name="ce1">
            <text:p>13.79746555</text:p>
          </table:table-cell>
          <table:table-cell office:value-type="float" office:value="13.463930062096299" table:style-name="ce1">
            <text:p>13.46393006</text:p>
          </table:table-cell>
          <table:table-cell office:value-type="float" office:value="13.1401658689896" table:style-name="ce1">
            <text:p>13.14016587</text:p>
          </table:table-cell>
          <table:table-cell office:value-type="float" office:value="12.8381630140799" table:style-name="ce1">
            <text:p>12.83816301</text:p>
          </table:table-cell>
          <table:table-cell office:value-type="float" office:value="12.546736834625101" table:style-name="ce1">
            <text:p>12.54673683</text:p>
          </table:table-cell>
          <table:table-cell office:value-type="float" office:value="12.2719484057196" table:style-name="ce1">
            <text:p>12.27194841</text:p>
          </table:table-cell>
          <table:table-cell office:value-type="float" office:value="12.232097102121999" table:style-name="ce1">
            <text:p>12.2320971</text:p>
          </table:table-cell>
          <table:table-cell office:value-type="float" office:value="11.9683391760171" table:style-name="ce1">
            <text:p>11.96833918</text:p>
          </table:table-cell>
          <table:table-cell office:value-type="float" office:value="11.7233967672249" table:style-name="ce1">
            <text:p>11.72339677</text:p>
          </table:table-cell>
          <table:table-cell office:value-type="float" office:value="11.4831092959228" table:style-name="ce1">
            <text:p>11.4831093</text:p>
          </table:table-cell>
          <table:table-cell office:value-type="float" office:value="11.258067187083199" table:style-name="ce1">
            <text:p>11.25806719</text:p>
          </table:table-cell>
          <table:table-cell office:value-type="float" office:value="11.036697806236001" table:style-name="ce1">
            <text:p>11.03669781</text:p>
          </table:table-cell>
          <table:table-cell office:value-type="float" office:value="10.8222377022177" table:style-name="ce1">
            <text:p>10.8222377</text:p>
          </table:table-cell>
          <table:table-cell office:value-type="float" office:value="10.6228878610747" table:style-name="ce1">
            <text:p>10.62288786</text:p>
          </table:table-cell>
          <table:table-cell office:value-type="float" office:value="10.4282453976114" table:style-name="ce1">
            <text:p>10.4282454</text:p>
          </table:table-cell>
          <table:table-cell office:value-type="float" office:value="10.243575037707201" table:style-name="ce1">
            <text:p>10.24357504</text:p>
          </table:table-cell>
          <table:table-cell office:value-type="float" office:value="10.060775457834801" table:style-name="ce1">
            <text:p>10.06077546</text:p>
          </table:table-cell>
          <table:table-cell office:value-type="float" office:value="9.8864775378070995" table:style-name="ce1">
            <text:p>9.886477538</text:p>
          </table:table-cell>
          <table:table-cell office:value-type="float" office:value="9.7163568467003607" table:style-name="ce1">
            <text:p>9.716356847</text:p>
          </table:table-cell>
          <table:table-cell office:value-type="float" office:value="9.5566963142190406" table:style-name="ce1">
            <text:p>9.556696314</text:p>
          </table:table-cell>
          <table:table-cell office:value-type="float" office:value="9.3979319384648701" table:style-name="ce1">
            <text:p>9.397931938</text:p>
          </table:table-cell>
          <table:table-cell office:value-type="float" office:value="9.2463012717618707" table:style-name="ce1">
            <text:p>9.246301272</text:p>
          </table:table-cell>
          <table:table-cell office:value-type="float" office:value="9.0997526820202204" table:style-name="ce1">
            <text:p>9.099752682</text:p>
          </table:table-cell>
          <table:table-cell office:value-type="float" office:value="8.9578226699922308" table:style-name="ce1">
            <text:p>8.95782267</text:p>
          </table:table-cell>
          <table:table-cell office:value-type="float" office:value="8.8186445029244709" table:style-name="ce1">
            <text:p>8.818644503</text:p>
          </table:table-cell>
          <table:table-cell office:value-type="float" office:value="8.6855421190707194" table:style-name="ce1">
            <text:p>8.685542119</text:p>
          </table:table-cell>
          <table:table-cell office:value-type="float" office:value="8.5566389679699597" table:style-name="ce1">
            <text:p>8.556638968</text:p>
          </table:table-cell>
          <table:table-cell office:value-type="float" office:value="8.43153977052018" table:style-name="ce1">
            <text:p>8.431539771</text:p>
          </table:table-cell>
          <table:table-cell office:value-type="float" office:value="8.30717697545718" table:style-name="ce1">
            <text:p>8.307176975</text:p>
          </table:table-cell>
          <table:table-cell office:value-type="float" office:value="8.1894257248811098" table:style-name="ce1">
            <text:p>8.189425725</text:p>
          </table:table-cell>
          <table:table-cell office:value-type="float" office:value="8.0751853128903903" table:style-name="ce1">
            <text:p>8.075185313</text:p>
          </table:table-cell>
          <table:table-cell office:value-type="float" office:value="7.9641125503674601" table:style-name="ce1">
            <text:p>7.96411255</text:p>
          </table:table-cell>
          <table:table-cell office:value-type="float" office:value="7.8546123474710603" table:style-name="ce1">
            <text:p>7.854612347</text:p>
          </table:table-cell>
          <table:table-cell office:value-type="float" office:value="7.74968845287124" table:style-name="ce1">
            <text:p>7.749688453</text:p>
          </table:table-cell>
          <table:table-cell office:value-type="float" office:value="7.6461255719377101" table:style-name="ce1">
            <text:p>7.646125572</text:p>
          </table:table-cell>
          <table:table-cell office:value-type="float" office:value="7.5451893976563502" table:style-name="ce1">
            <text:p>7.545189398</text:p>
          </table:table-cell>
          <table:table-cell office:value-type="float" office:value="7.4486780363212199" table:style-name="ce1">
            <text:p>7.448678036</text:p>
          </table:table-cell>
          <table:table-cell office:value-type="float" office:value="7.35666971956414" table:style-name="ce1">
            <text:p>7.35666972</text:p>
          </table:table-cell>
          <table:table-cell office:value-type="float" office:value="7.2611734533222299" table:style-name="ce1">
            <text:p>7.261173453</text:p>
          </table:table-cell>
          <table:table-cell office:value-type="float" office:value="7.1738478396120797" table:style-name="ce1">
            <text:p>7.17384784</text:p>
          </table:table-cell>
          <table:table-cell office:value-type="float" office:value="7.0868382712155302" table:style-name="ce1">
            <text:p>7.086838271</text:p>
          </table:table-cell>
          <table:table-cell office:value-type="float" office:value="6.9985940398549298" table:style-name="ce1">
            <text:p>6.99859404</text:p>
          </table:table-cell>
          <table:table-cell office:value-type="float" office:value="6.91219164430116" table:style-name="ce1">
            <text:p>6.912191644</text:p>
          </table:table-cell>
          <table:table-cell office:value-type="float" office:value="6.8357600524676796" table:style-name="ce1">
            <text:p>6.835760052</text:p>
          </table:table-cell>
          <table:table-cell office:value-type="float" office:value="6.7588204805575902" table:style-name="ce1">
            <text:p>6.758820481</text:p>
          </table:table-cell>
          <table:table-cell office:value-type="float" office:value="6.6783583319795303" table:style-name="ce1">
            <text:p>6.678358332</text:p>
          </table:table-cell>
          <table:table-cell office:value-type="float" office:value="6.5997894104268298" table:style-name="ce1">
            <text:p>6.59978941</text:p>
          </table:table-cell>
          <table:table-cell office:value-type="float" office:value="6.5282776217466401" table:style-name="ce1">
            <text:p>6.528277622</text:p>
          </table:table-cell>
          <table:table-cell office:value-type="float" office:value="6.4584818555516597" table:style-name="ce1">
            <text:p>6.458481856</text:p>
          </table:table-cell>
          <table:table-cell office:value-type="float" office:value="6.3850900162840301" table:style-name="ce1">
            <text:p>6.385090016</text:p>
          </table:table-cell>
          <table:table-cell office:value-type="float" office:value="6.3133474318314002" table:style-name="ce1">
            <text:p>6.313347432</text:p>
          </table:table-cell>
          <table:table-cell office:value-type="float" office:value="6.2481966335213901" table:style-name="ce1">
            <text:p>6.248196634</text:p>
          </table:table-cell>
          <table:table-cell office:value-type="float" office:value="6.1845466261506399" table:style-name="ce1">
            <text:p>6.184546626</text:p>
          </table:table-cell>
          <table:table-cell office:value-type="float" office:value="6.1173232932576997" table:style-name="ce1">
            <text:p>6.117323293</text:p>
          </table:table-cell>
          <table:table-cell office:value-type="float" office:value="6.0515456234377298" table:style-name="ce1">
            <text:p>6.051545623</text:p>
          </table:table-cell>
          <table:table-cell office:value-type="float" office:value="5.9940270648262102" table:style-name="ce1">
            <text:p>5.994027065</text:p>
          </table:table-cell>
          <table:table-cell office:value-type="float" office:value="5.93566652292205" table:style-name="ce1">
            <text:p>5.935666523</text:p>
          </table:table-cell>
          <table:table-cell office:value-type="float" office:value="5.8738366633082801" table:style-name="ce1">
            <text:p>5.873836663</text:p>
          </table:table-cell>
          <table:table-cell office:value-type="float" office:value="5.8132816461607701" table:style-name="ce1">
            <text:p>5.813281646</text:p>
          </table:table-cell>
          <table:table-cell office:value-type="float" office:value="5.7585519924645396" table:style-name="ce1">
            <text:p>5.758551992</text:p>
          </table:table-cell>
          <table:table-cell office:value-type="float" office:value="5.7021711508751798" table:style-name="ce1">
            <text:p>5.702171151</text:p>
          </table:table-cell>
          <table:table-cell office:value-type="float" office:value="5.6454224369901" table:style-name="ce1">
            <text:p>5.645422437</text:p>
          </table:table-cell>
          <table:table-cell office:value-type="float" office:value="5.5959113347818299" table:style-name="ce1">
            <text:p>5.595911335</text:p>
          </table:table-cell>
          <table:table-cell office:value-type="float" office:value="5.5429082642910599" table:style-name="ce1">
            <text:p>5.542908264</text:p>
          </table:table-cell>
          <table:table-cell office:value-type="float" office:value="5.48912718618082" table:style-name="ce1">
            <text:p>5.489127186</text:p>
          </table:table-cell>
          <table:table-cell office:value-type="float" office:value="5.4363471170829296" table:style-name="ce1">
            <text:p>5.436347117</text:p>
          </table:table-cell>
          <table:table-cell office:value-type="float" office:value="5.3904502853332703" table:style-name="ce1">
            <text:p>5.390450285</text:p>
          </table:table-cell>
          <table:table-cell office:value-type="float" office:value="5.3404088511550603" table:style-name="ce1">
            <text:p>5.340408851</text:p>
          </table:table-cell>
          <table:table-cell office:value-type="float" office:value="5.2913027708867197" table:style-name="ce1">
            <text:p>5.291302771</text:p>
          </table:table-cell>
          <table:table-cell office:value-type="float" office:value="5.2423092267118498" table:style-name="ce1">
            <text:p>5.242309227</text:p>
          </table:table-cell>
          <table:table-cell office:value-type="float" office:value="5.2021619963239498" table:style-name="ce1">
            <text:p>5.202161996</text:p>
          </table:table-cell>
          <table:table-cell office:value-type="float" office:value="5.1576590445166497" table:style-name="ce1">
            <text:p>5.157659045</text:p>
          </table:table-cell>
          <table:table-cell office:value-type="float" office:value="5.1111936477192002" table:style-name="ce1">
            <text:p>5.111193648</text:p>
          </table:table-cell>
          <table:table-cell office:value-type="float" office:value="5.0655888581764996" table:style-name="ce1">
            <text:p>5.065588858</text:p>
          </table:table-cell>
          <table:table-cell office:value-type="float" office:value="5.0207606381926402" table:style-name="ce1">
            <text:p>5.020760638</text:p>
          </table:table-cell>
          <table:table-cell office:value-type="float" office:value="4.9821327359573502" table:style-name="ce1">
            <text:p>4.982132736</text:p>
          </table:table-cell>
          <table:table-cell office:value-type="float" office:value="4.9395581753180897" table:style-name="ce1">
            <text:p>4.939558175</text:p>
          </table:table-cell>
          <table:table-cell office:value-type="float" office:value="4.8977176588277898" table:style-name="ce1">
            <text:p>4.897717659</text:p>
          </table:table-cell>
          <table:table-cell office:value-type="float" office:value="4.85585682413695" table:style-name="ce1">
            <text:p>4.855856824</text:p>
          </table:table-cell>
          <table:table-cell office:value-type="float" office:value="4.8201699113387999" table:style-name="ce1">
            <text:p>4.820169911</text:p>
          </table:table-cell>
          <table:table-cell office:value-type="float" office:value="4.7822427465168103" table:style-name="ce1">
            <text:p>4.782242747</text:p>
          </table:table-cell>
          <table:table-cell office:value-type="float" office:value="4.7423907236291702" table:style-name="ce1">
            <text:p>4.742390724</text:p>
          </table:table-cell>
          <table:table-cell office:value-type="float" office:value="4.7031974118636297" table:style-name="ce1">
            <text:p>4.703197412</text:p>
          </table:table-cell>
          <table:table-cell office:value-type="float" office:value="4.6683332985199204" table:style-name="ce1">
            <text:p>4.668333299</text:p>
          </table:table-cell>
          <table:table-cell office:value-type="float" office:value="4.6310790299339297" table:style-name="ce1">
            <text:p>4.63107903</text:p>
          </table:table-cell>
          <table:table-cell office:value-type="float" office:value="4.5939517777761303" table:style-name="ce1">
            <text:p>4.593951778</text:p>
          </table:table-cell>
          <table:table-cell office:value-type="float" office:value="4.5623585724655698" table:style-name="ce1">
            <text:p>4.562358572</text:p>
          </table:table-cell>
          <table:table-cell office:value-type="float" office:value="4.5269369369801096" table:style-name="ce1">
            <text:p>4.526936937</text:p>
          </table:table-cell>
          <table:table-cell office:value-type="float" office:value="4.4913189864443401" table:style-name="ce1">
            <text:p>4.491318986</text:p>
          </table:table-cell>
          <table:table-cell office:value-type="float" office:value="4.46105227392031" table:style-name="ce1">
            <text:p>4.461052274</text:p>
          </table:table-cell>
          <table:table-cell office:value-type="float" office:value="4.4266820994121501" table:style-name="ce1">
            <text:p>4.426682099</text:p>
          </table:table-cell>
          <table:table-cell office:value-type="float" office:value="4.3928406968194897" table:style-name="ce1">
            <text:p>4.392840697</text:p>
          </table:table-cell>
          <table:table-cell office:value-type="float" office:value="4.3595159568618396" table:style-name="ce1">
            <text:p>4.359515957</text:p>
          </table:table-cell>
          <table:table-cell office:value-type="float" office:value="4.3313741777489101" table:style-name="ce1">
            <text:p>4.331374178</text:p>
          </table:table-cell>
          <table:table-cell office:value-type="float" office:value="4.2990844749084598" table:style-name="ce1">
            <text:p>4.299084475</text:p>
          </table:table-cell>
          <table:table-cell office:value-type="float" office:value="4.2670275550877701" table:style-name="ce1">
            <text:p>4.267027555</text:p>
          </table:table-cell>
          <table:table-cell office:value-type="float" office:value="4.2387516145606901" table:style-name="ce1">
            <text:p>4.238751615</text:p>
          </table:table-cell>
          <table:table-cell office:value-type="float" office:value="4.2077850568239699" table:style-name="ce1">
            <text:p>4.207785057</text:p>
          </table:table-cell>
          <table:table-cell office:value-type="float" office:value="4.1772705656235498" table:style-name="ce1">
            <text:p>4.177270566</text:p>
          </table:table-cell>
          <table:table-cell office:value-type="float" office:value="4.1503051699507996" table:style-name="ce1">
            <text:p>4.15030517</text:p>
          </table:table-cell>
          <table:table-cell office:value-type="float" office:value="4.1226543219477101" table:style-name="ce1">
            <text:p>4.122654322</text:p>
          </table:table-cell>
          <table:table-cell office:value-type="float" office:value="4.0932067910766596" table:style-name="ce1">
            <text:p>4.093206791</text:p>
          </table:table-cell>
          <table:table-cell office:value-type="float" office:value="4.06417695567895" table:style-name="ce1">
            <text:p>4.064176956</text:p>
          </table:table-cell>
          <table:table-cell office:value-type="float" office:value="4.0355559912023402" table:style-name="ce1">
            <text:p>4.035555991</text:p>
          </table:table-cell>
          <table:table-cell office:value-type="float" office:value="4.01184441863417" table:style-name="ce1">
            <text:p>4.011844419</text:p>
          </table:table-cell>
          <table:table-cell office:value-type="float" office:value="3.9882703586670498" table:style-name="ce1">
            <text:p>3.988270359</text:p>
          </table:table-cell>
          <table:table-cell office:value-type="float" office:value="3.9607650458486598" table:style-name="ce1">
            <text:p>3.960765046</text:p>
          </table:table-cell>
          <table:table-cell office:value-type="float" office:value="3.9336365181373698" table:style-name="ce1">
            <text:p>3.933636518</text:p>
          </table:table-cell>
          <table:table-cell office:value-type="float" office:value="3.9068770860412001" table:style-name="ce1">
            <text:p>3.906877086</text:p>
          </table:table-cell>
          <table:table-cell office:value-type="float" office:value="3.8804792678922699" table:style-name="ce1">
            <text:p>3.880479268</text:p>
          </table:table-cell>
          <table:table-cell office:value-type="float" office:value="3.8574544109529301" table:style-name="ce1">
            <text:p>3.857454411</text:p>
          </table:table-cell>
          <table:table-cell office:value-type="float" office:value="3.8347783546317999" table:style-name="ce1">
            <text:p>3.834778355</text:p>
          </table:table-cell>
          <table:table-cell office:value-type="float" office:value="3.80938247148854" table:style-name="ce1">
            <text:p>3.809382471</text:p>
          </table:table-cell>
          <table:table-cell office:value-type="float" office:value="3.7843207447024398" table:style-name="ce1">
            <text:p>3.784320745</text:p>
          </table:table-cell>
          <table:table-cell office:value-type="float" office:value="3.7596092183902399" table:style-name="ce1">
            <text:p>3.759609218</text:p>
          </table:table-cell>
          <table:table-cell office:value-type="float" office:value="3.7381575089382499" table:style-name="ce1">
            <text:p>3.738157509</text:p>
          </table:table-cell>
          <table:table-cell office:value-type="float" office:value="3.71694214168014" table:style-name="ce1">
            <text:p>3.716942142</text:p>
          </table:table-cell>
          <table:table-cell office:value-type="float" office:value="3.6931155894898802" table:style-name="ce1">
            <text:p>3.693115589</text:p>
          </table:table-cell>
          <table:table-cell office:value-type="float" office:value="3.6695925602574602" table:style-name="ce1">
            <text:p>3.66959256</text:p>
          </table:table-cell>
          <table:table-cell office:value-type="float" office:value="3.6463672908887399" table:style-name="ce1">
            <text:p>3.646367291</text:p>
          </table:table-cell>
          <table:table-cell office:value-type="float" office:value="3.6274895161910501" table:style-name="ce1">
            <text:p>3.627489516</text:p>
          </table:table-cell>
          <table:table-cell office:value-type="float" office:value="3.60762880411442" table:style-name="ce1">
            <text:p>3.607628804</text:p>
          </table:table-cell>
          <table:table-cell office:value-type="float" office:value="3.5852211717907299" table:style-name="ce1">
            <text:p>3.585221172</text:p>
          </table:table-cell>
          <table:table-cell office:value-type="float" office:value="3.5630901769031298" table:style-name="ce1">
            <text:p>3.563090177</text:p>
          </table:table-cell>
          <table:table-cell office:value-type="float" office:value="3.5412519378971998" table:style-name="ce1">
            <text:p>3.541251938</text:p>
          </table:table-cell>
          <table:table-cell office:value-type="float" office:value="3.5196589382758798" table:style-name="ce1">
            <text:p>3.519658938</text:p>
          </table:table-cell>
          <table:table-cell office:value-type="float" office:value="3.5010535846131798" table:style-name="ce1">
            <text:p>3.501053585</text:p>
          </table:table-cell>
          <table:table-cell office:value-type="float" office:value="3.4817706831172299" table:style-name="ce1">
            <text:p>3.481770683</text:p>
          </table:table-cell>
          <table:table-cell office:value-type="float" office:value="3.4609217568710098" table:style-name="ce1">
            <text:p>3.460921757</text:p>
          </table:table-cell>
          <table:table-cell office:value-type="float" office:value="3.4403210321277302" table:style-name="ce1">
            <text:p>3.440321032</text:p>
          </table:table-cell>
          <table:table-cell office:value-type="float" office:value="3.4226625997647502" table:style-name="ce1">
            <text:p>3.4226626</text:p>
          </table:table-cell>
          <table:table-cell office:value-type="float" office:value="3.4051750290833702" table:style-name="ce1">
            <text:p>3.405175029</text:p>
          </table:table-cell>
          <table:table-cell office:value-type="float" office:value="3.3852617248197299" table:style-name="ce1">
            <text:p>3.385261725</text:p>
          </table:table-cell>
          <table:table-cell office:value-type="float" office:value="3.3655799706056602" table:style-name="ce1">
            <text:p>3.365579971</text:p>
          </table:table-cell>
          <table:table-cell office:value-type="float" office:value="3.3461257511223899" table:style-name="ce1">
            <text:p>3.346125751</text:p>
          </table:table-cell>
          <table:table-cell office:value-type="float" office:value="3.3268951433573202" table:style-name="ce1">
            <text:p>3.326895143</text:p>
          </table:table-cell>
          <table:table-cell office:value-type="float" office:value="3.3115688917607402" table:style-name="ce1">
            <text:p>3.311568892</text:p>
          </table:table-cell>
          <table:table-cell office:value-type="float" office:value="3.2953087025116998" table:style-name="ce1">
            <text:p>3.295308703</text:p>
          </table:table-cell>
          <table:table-cell office:value-type="float" office:value="3.2766911392206799" table:style-name="ce1">
            <text:p>3.276691139</text:p>
          </table:table-cell>
          <table:table-cell office:value-type="float" office:value="3.2583021846123401" table:style-name="ce1">
            <text:p>3.258302185</text:p>
          </table:table-cell>
          <table:table-cell office:value-type="float" office:value="3.2400993791117099" table:style-name="ce1">
            <text:p>3.240099379</text:p>
          </table:table-cell>
          <table:table-cell office:value-type="float" office:value="3.22209882700554" table:style-name="ce1">
            <text:p>3.222098827</text:p>
          </table:table-cell>
          <table:table-cell office:value-type="float" office:value="3.20678212400512" table:style-name="ce1">
            <text:p>3.206782124</text:p>
          </table:table-cell>
          <table:table-cell office:value-type="float" office:value="3.1908112987978701" table:style-name="ce1">
            <text:p>3.190811299</text:p>
          </table:table-cell>
          <table:table-cell office:value-type="float" office:value="3.17337517148203" table:style-name="ce1">
            <text:p>3.173375171</text:p>
          </table:table-cell>
          <table:table-cell office:value-type="float" office:value="3.1561285672891901" table:style-name="ce1">
            <text:p>3.156128567</text:p>
          </table:table-cell>
          <table:table-cell office:value-type="float" office:value="3.14153352618376" table:style-name="ce1">
            <text:p>3.141533526</text:p>
          </table:table-cell>
          <table:table-cell office:value-type="float" office:value="3.1262932238791201" table:style-name="ce1">
            <text:p>3.126293224</text:p>
          </table:table-cell>
          <table:table-cell office:value-type="float" office:value="3.1095750782968801" table:style-name="ce1">
            <text:p>3.109575078</text:p>
          </table:table-cell>
          <table:table-cell office:value-type="float" office:value="3.0930531747896501" table:style-name="ce1">
            <text:p>3.093053175</text:p>
          </table:table-cell>
          <table:table-cell office:value-type="float" office:value="3.07668781407647" table:style-name="ce1">
            <text:p>3.076687814</text:p>
          </table:table-cell>
          <table:table-cell office:value-type="float" office:value="3.0628619602336" table:style-name="ce1">
            <text:p>3.06286196</text:p>
          </table:table-cell>
          <table:table-cell office:value-type="float" office:value="3.0483971957103102" table:style-name="ce1">
            <text:p>3.048397196</text:p>
          </table:table-cell>
          <table:table-cell office:value-type="float" office:value="3.0325201269826501" table:style-name="ce1">
            <text:p>3.032520127</text:p>
          </table:table-cell>
          <table:table-cell office:value-type="float" office:value="3.0168075874646099" table:style-name="ce1">
            <text:p>3.016807587</text:p>
          </table:table-cell>
          <table:table-cell office:value-type="float" office:value="3.0036077852755301" table:style-name="ce1">
            <text:p>3.003607785</text:p>
          </table:table-cell>
          <table:table-cell office:value-type="float" office:value="2.98871355305001" table:style-name="ce1">
            <text:p>2.988713553</text:p>
          </table:table-cell>
          <table:table-cell office:value-type="float" office:value="2.9734826533861698" table:style-name="ce1">
            <text:p>2.973482653</text:p>
          </table:table-cell>
          <table:table-cell office:value-type="float" office:value="2.9606719576021301" table:style-name="ce1">
            <text:p>2.960671958</text:p>
          </table:table-cell>
          <table:table-cell office:value-type="float" office:value="2.9458569465150801" table:style-name="ce1">
            <text:p>2.945856947</text:p>
          </table:table-cell>
          <table:table-cell office:value-type="float" office:value="2.9311908300118201" table:style-name="ce1">
            <text:p>2.93119083</text:p>
          </table:table-cell>
          <table:table-cell office:value-type="float" office:value="2.9166713746736002" table:style-name="ce1">
            <text:p>2.916671375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16.2552353184014" table:style-name="ce1">
            <text:p>16.25523532</text:p>
          </table:table-cell>
          <table:table-cell office:value-type="string" table:style-name="ce1">
            <text:p><text:s/>global min</text:p>
          </table:table-cell>
          <table:table-cell office:value-type="float" office:value="-16.272836893007501" table:style-name="ce1">
            <text:p>-16.27283689</text:p>
          </table:table-cell>
          <table:table-cell office:value-type="string" table:style-name="ce1">
            <text:p><text:s/>range</text:p>
          </table:table-cell>
          <table:table-cell office:value-type="float" office:value="32.528072211408897" table:style-name="ce1">
            <text:p>32.52807221</text:p>
          </table:table-cell>
          <table:table-cell office:value-type="string" table:style-name="ce1">
            <text:p><text:s/>regret</text:p>
          </table:table-cell>
          <table:table-cell office:value-type="float" office:value="15.1566803528906" table:style-name="ce1">
            <text:p>15.15668035</text:p>
          </table:table-cell>
          <table:table-cell office:value-type="float" office:value="17.027002179823" table:style-name="ce1">
            <text:p>17.02700218</text:p>
          </table:table-cell>
          <table:table-cell office:value-type="float" office:value="20.651229497716699" table:style-name="ce1">
            <text:p>20.6512295</text:p>
          </table:table-cell>
          <table:table-cell office:value-type="float" office:value="21.875506982548298" table:style-name="ce1">
            <text:p>21.87550698</text:p>
          </table:table-cell>
          <table:table-cell office:value-type="float" office:value="21.755764114946999" table:style-name="ce1">
            <text:p>21.75576411</text:p>
          </table:table-cell>
          <table:table-cell office:value-type="float" office:value="20.7588958510499" table:style-name="ce1">
            <text:p>20.75889585</text:p>
          </table:table-cell>
          <table:table-cell office:value-type="float" office:value="19.277912453221902" table:style-name="ce1">
            <text:p>19.27791245</text:p>
          </table:table-cell>
          <table:table-cell office:value-type="float" office:value="17.078600254718001" table:style-name="ce1">
            <text:p>17.07860025</text:p>
          </table:table-cell>
          <table:table-cell office:value-type="float" office:value="16.168147380738802" table:style-name="ce1">
            <text:p>16.16814738</text:p>
          </table:table-cell>
          <table:table-cell office:value-type="float" office:value="17.3839483942022" table:style-name="ce1">
            <text:p>17.38394839</text:p>
          </table:table-cell>
          <table:table-cell office:value-type="float" office:value="16.737832237657098" table:style-name="ce1">
            <text:p>16.73783224</text:p>
          </table:table-cell>
          <table:table-cell office:value-type="float" office:value="16.555908917052999" table:style-name="ce1">
            <text:p>16.55590892</text:p>
          </table:table-cell>
          <table:table-cell office:value-type="float" office:value="17.0589411143322" table:style-name="ce1">
            <text:p>17.05894111</text:p>
          </table:table-cell>
          <table:table-cell office:value-type="float" office:value="16.978836785469401" table:style-name="ce1">
            <text:p>16.97883679</text:p>
          </table:table-cell>
          <table:table-cell office:value-type="float" office:value="16.3797027338364" table:style-name="ce1">
            <text:p>16.37970273</text:p>
          </table:table-cell>
          <table:table-cell office:value-type="float" office:value="16.385071558734499" table:style-name="ce1">
            <text:p>16.38507156</text:p>
          </table:table-cell>
          <table:table-cell office:value-type="float" office:value="16.582376956541001" table:style-name="ce1">
            <text:p>16.58237696</text:p>
          </table:table-cell>
          <table:table-cell office:value-type="float" office:value="16.1861638745976" table:style-name="ce1">
            <text:p>16.18616387</text:p>
          </table:table-cell>
          <table:table-cell office:value-type="float" office:value="15.35829198619" table:style-name="ce1">
            <text:p>15.35829199</text:p>
          </table:table-cell>
          <table:table-cell office:value-type="float" office:value="15.643078046498999" table:style-name="ce1">
            <text:p>15.64307805</text:p>
          </table:table-cell>
          <table:table-cell office:value-type="float" office:value="15.6862140259132" table:style-name="ce1">
            <text:p>15.68621403</text:p>
          </table:table-cell>
          <table:table-cell office:value-type="float" office:value="15.462215792552501" table:style-name="ce1">
            <text:p>15.46221579</text:p>
          </table:table-cell>
          <table:table-cell office:value-type="float" office:value="14.791350752164201" table:style-name="ce1">
            <text:p>14.79135075</text:p>
          </table:table-cell>
          <table:table-cell office:value-type="float" office:value="14.2286912705652" table:style-name="ce1">
            <text:p>14.22869127</text:p>
          </table:table-cell>
          <table:table-cell office:value-type="float" office:value="14.2924216384095" table:style-name="ce1">
            <text:p>14.29242164</text:p>
          </table:table-cell>
          <table:table-cell office:value-type="float" office:value="13.766312213266" table:style-name="ce1">
            <text:p>13.76631221</text:p>
          </table:table-cell>
          <table:table-cell office:value-type="float" office:value="13.7664430254723" table:style-name="ce1">
            <text:p>13.76644303</text:p>
          </table:table-cell>
          <table:table-cell office:value-type="float" office:value="14.1032692895512" table:style-name="ce1">
            <text:p>14.10326929</text:p>
          </table:table-cell>
          <table:table-cell office:value-type="float" office:value="13.616949658876999" table:style-name="ce1">
            <text:p>13.61694966</text:p>
          </table:table-cell>
          <table:table-cell office:value-type="float" office:value="13.199761595097099" table:style-name="ce1">
            <text:p>13.1997616</text:p>
          </table:table-cell>
          <table:table-cell office:value-type="float" office:value="12.793755627019101" table:style-name="ce1">
            <text:p>12.79375563</text:p>
          </table:table-cell>
          <table:table-cell office:value-type="float" office:value="12.3949607594129" table:style-name="ce1">
            <text:p>12.39496076</text:p>
          </table:table-cell>
          <table:table-cell office:value-type="float" office:value="12.0379491177543" table:style-name="ce1">
            <text:p>12.03794912</text:p>
          </table:table-cell>
          <table:table-cell office:value-type="float" office:value="11.7110913833877" table:style-name="ce1">
            <text:p>11.71109138</text:p>
          </table:table-cell>
          <table:table-cell office:value-type="float" office:value="11.376488772433801" table:style-name="ce1">
            <text:p>11.37648877</text:p>
          </table:table-cell>
          <table:table-cell office:value-type="float" office:value="11.082486637156" table:style-name="ce1">
            <text:p>11.08248664</text:p>
          </table:table-cell>
          <table:table-cell office:value-type="float" office:value="10.7956053940608" table:style-name="ce1">
            <text:p>10.79560539</text:p>
          </table:table-cell>
          <table:table-cell office:value-type="float" office:value="10.513639432571701" table:style-name="ce1">
            <text:p>10.51363943</text:p>
          </table:table-cell>
          <table:table-cell office:value-type="float" office:value="10.303456502889899" table:style-name="ce1">
            <text:p>10.3034565</text:p>
          </table:table-cell>
          <table:table-cell office:value-type="float" office:value="10.053924680453299" table:style-name="ce1">
            <text:p>10.05392468</text:p>
          </table:table-cell>
          <table:table-cell office:value-type="float" office:value="9.8088311372152592" table:style-name="ce1">
            <text:p>9.808831137</text:p>
          </table:table-cell>
          <table:table-cell office:value-type="float" office:value="9.8630918522404603" table:style-name="ce1">
            <text:p>9.863091852</text:p>
          </table:table-cell>
          <table:table-cell office:value-type="float" office:value="9.6619022090797806" table:style-name="ce1">
            <text:p>9.661902209</text:p>
          </table:table-cell>
          <table:table-cell office:value-type="float" office:value="9.4430480648648203" table:style-name="ce1">
            <text:p>9.443048065</text:p>
          </table:table-cell>
          <table:table-cell office:value-type="float" office:value="9.23392077150387" table:style-name="ce1">
            <text:p>9.233920772</text:p>
          </table:table-cell>
          <table:table-cell office:value-type="float" office:value="9.0338859691586002" table:style-name="ce1">
            <text:p>9.033885969</text:p>
          </table:table-cell>
          <table:table-cell office:value-type="float" office:value="8.8585354571005706" table:style-name="ce1">
            <text:p>8.858535457</text:p>
          </table:table-cell>
          <table:table-cell office:value-type="float" office:value="8.6771051045400593" table:style-name="ce1">
            <text:p>8.677105105</text:p>
          </table:table-cell>
          <table:table-cell office:value-type="float" office:value="8.5030800724922297" table:style-name="ce1">
            <text:p>8.503080072</text:p>
          </table:table-cell>
          <table:table-cell office:value-type="float" office:value="8.6893834583415295" table:style-name="ce1">
            <text:p>8.689383458</text:p>
          </table:table-cell>
          <table:table-cell office:value-type="float" office:value="8.7526607691734704" table:style-name="ce1">
            <text:p>8.752660769</text:p>
          </table:table-cell>
          <table:table-cell office:value-type="float" office:value="8.5995790601976605" table:style-name="ce1">
            <text:p>8.59957906</text:p>
          </table:table-cell>
          <table:table-cell office:value-type="float" office:value="8.4418168896113297" table:style-name="ce1">
            <text:p>8.44181689</text:p>
          </table:table-cell>
          <table:table-cell office:value-type="float" office:value="8.2882624756221492" table:style-name="ce1">
            <text:p>8.288262476</text:p>
          </table:table-cell>
          <table:table-cell office:value-type="float" office:value="8.1458685759717895" table:style-name="ce1">
            <text:p>8.145868576</text:p>
          </table:table-cell>
          <table:table-cell office:value-type="float" office:value="8.0065604561074792" table:style-name="ce1">
            <text:p>8.006560456</text:p>
          </table:table-cell>
          <table:table-cell office:value-type="float" office:value="7.8675137613946298" table:style-name="ce1">
            <text:p>7.867513761</text:p>
          </table:table-cell>
          <table:table-cell office:value-type="float" office:value="7.7424458790374304" table:style-name="ce1">
            <text:p>7.742445879</text:p>
          </table:table-cell>
          <table:table-cell office:value-type="float" office:value="7.6397504381247803" table:style-name="ce1">
            <text:p>7.639750438</text:p>
          </table:table-cell>
          <table:table-cell office:value-type="float" office:value="7.5124212641560302" table:style-name="ce1">
            <text:p>7.512421264</text:p>
          </table:table-cell>
          <table:table-cell office:value-type="float" office:value="7.38935025011566" table:style-name="ce1">
            <text:p>7.38935025</text:p>
          </table:table-cell>
          <table:table-cell office:value-type="float" office:value="7.2800635780924603" table:style-name="ce1">
            <text:p>7.280063578</text:p>
          </table:table-cell>
          <table:table-cell office:value-type="float" office:value="7.1657911222096402" table:style-name="ce1">
            <text:p>7.165791122</text:p>
          </table:table-cell>
          <table:table-cell office:value-type="float" office:value="7.31076153715206" table:style-name="ce1">
            <text:p>7.310761537</text:p>
          </table:table-cell>
          <table:table-cell office:value-type="float" office:value="7.1995328805416499" table:style-name="ce1">
            <text:p>7.199532881</text:p>
          </table:table-cell>
          <table:table-cell office:value-type="float" office:value="7.09093874392165" table:style-name="ce1">
            <text:p>7.090938744</text:p>
          </table:table-cell>
          <table:table-cell office:value-type="float" office:value="6.9969308806158299" table:style-name="ce1">
            <text:p>6.996930881</text:p>
          </table:table-cell>
          <table:table-cell office:value-type="float" office:value="6.8962389343449502" table:style-name="ce1">
            <text:p>6.896238934</text:p>
          </table:table-cell>
          <table:table-cell office:value-type="float" office:value="6.7974658897526297" table:style-name="ce1">
            <text:p>6.79746589</text:p>
          </table:table-cell>
          <table:table-cell office:value-type="float" office:value="6.7015149321486698" table:style-name="ce1">
            <text:p>6.701514932</text:p>
          </table:table-cell>
          <table:table-cell office:value-type="float" office:value="6.6157693216208999" table:style-name="ce1">
            <text:p>6.615769322</text:p>
          </table:table-cell>
          <table:table-cell office:value-type="float" office:value="6.5271917479750803" table:style-name="ce1">
            <text:p>6.527191748</text:p>
          </table:table-cell>
          <table:table-cell office:value-type="float" office:value="6.4382209002442101" table:style-name="ce1">
            <text:p>6.4382209</text:p>
          </table:table-cell>
          <table:table-cell office:value-type="float" office:value="6.3573881582794503" table:style-name="ce1">
            <text:p>6.357388158</text:p>
          </table:table-cell>
          <table:table-cell office:value-type="float" office:value="6.2923831856796104" table:style-name="ce1">
            <text:p>6.292383186</text:p>
          </table:table-cell>
          <table:table-cell office:value-type="float" office:value="6.2095886700785599" table:style-name="ce1">
            <text:p>6.20958867</text:p>
          </table:table-cell>
          <table:table-cell office:value-type="float" office:value="6.1290107575800503" table:style-name="ce1">
            <text:p>6.129010758</text:p>
          </table:table-cell>
          <table:table-cell office:value-type="float" office:value="6.0562875170322599" table:style-name="ce1">
            <text:p>6.056287517</text:p>
          </table:table-cell>
          <table:table-cell office:value-type="float" office:value="5.98064968589863" table:style-name="ce1">
            <text:p>5.980649686</text:p>
          </table:table-cell>
          <table:table-cell office:value-type="float" office:value="5.9062955631201701" table:style-name="ce1">
            <text:p>5.906295563</text:p>
          </table:table-cell>
          <table:table-cell office:value-type="float" office:value="5.84095335350976" table:style-name="ce1">
            <text:p>5.840953354</text:p>
          </table:table-cell>
          <table:table-cell office:value-type="float" office:value="5.7715500020547097" table:style-name="ce1">
            <text:p>5.771550002</text:p>
          </table:table-cell>
          <table:table-cell office:value-type="float" office:value="5.7029879400718304" table:style-name="ce1">
            <text:p>5.70298794</text:p>
          </table:table-cell>
          <table:table-cell office:value-type="float" office:value="5.6354799867807497" table:style-name="ce1">
            <text:p>5.635479987</text:p>
          </table:table-cell>
          <table:table-cell office:value-type="float" office:value="5.5763987702854196" table:style-name="ce1">
            <text:p>5.57639877</text:p>
          </table:table-cell>
          <table:table-cell office:value-type="float" office:value="5.5132996977727498" table:style-name="ce1">
            <text:p>5.513299698</text:p>
          </table:table-cell>
          <table:table-cell office:value-type="float" office:value="5.4508583088038103" table:style-name="ce1">
            <text:p>5.450858309</text:p>
          </table:table-cell>
          <table:table-cell office:value-type="float" office:value="5.3898360423114404" table:style-name="ce1">
            <text:p>5.389836042</text:p>
          </table:table-cell>
          <table:table-cell office:value-type="float" office:value="5.3344064013287502" table:style-name="ce1">
            <text:p>5.334406401</text:p>
          </table:table-cell>
          <table:table-cell office:value-type="float" office:value="5.2777817081931202" table:style-name="ce1">
            <text:p>5.277781708</text:p>
          </table:table-cell>
          <table:table-cell office:value-type="float" office:value="5.2233245861846997" table:style-name="ce1">
            <text:p>5.223324586</text:p>
          </table:table-cell>
          <table:table-cell office:value-type="float" office:value="5.1691382756731397" table:style-name="ce1">
            <text:p>5.169138276</text:p>
          </table:table-cell>
          <table:table-cell office:value-type="float" office:value="5.1338833135642803" table:style-name="ce1">
            <text:p>5.133883314</text:p>
          </table:table-cell>
          <table:table-cell office:value-type="float" office:value="5.0794555848219796" table:style-name="ce1">
            <text:p>5.079455585</text:p>
          </table:table-cell>
          <table:table-cell office:value-type="float" office:value="5.0259876312975402" table:style-name="ce1">
            <text:p>5.025987631</text:p>
          </table:table-cell>
          <table:table-cell office:value-type="float" office:value="4.9783898225845604" table:style-name="ce1">
            <text:p>4.978389823</text:p>
          </table:table-cell>
          <table:table-cell office:value-type="float" office:value="4.9273994106364896" table:style-name="ce1">
            <text:p>4.927399411</text:p>
          </table:table-cell>
          <table:table-cell office:value-type="float" office:value="4.8774496193404202" table:style-name="ce1">
            <text:p>4.877449619</text:p>
          </table:table-cell>
          <table:table-cell office:value-type="float" office:value="4.8285089147372" table:style-name="ce1">
            <text:p>4.828508915</text:p>
          </table:table-cell>
          <table:table-cell office:value-type="float" office:value="4.7863595914366002" table:style-name="ce1">
            <text:p>4.786359591</text:p>
          </table:table-cell>
          <table:table-cell office:value-type="float" office:value="4.7397708712983704" table:style-name="ce1">
            <text:p>4.739770871</text:p>
          </table:table-cell>
          <table:table-cell office:value-type="float" office:value="4.6936193908309498" table:style-name="ce1">
            <text:p>4.693619391</text:p>
          </table:table-cell>
          <table:table-cell office:value-type="float" office:value="4.6483640556153301" table:style-name="ce1">
            <text:p>4.648364056</text:p>
          </table:table-cell>
          <table:table-cell office:value-type="float" office:value="4.6095680222409197" table:style-name="ce1">
            <text:p>4.609568022</text:p>
          </table:table-cell>
          <table:table-cell office:value-type="float" office:value="4.5664378397193399" table:style-name="ce1">
            <text:p>4.56643784</text:p>
          </table:table-cell>
          <table:table-cell office:value-type="float" office:value="4.52412143422647" table:style-name="ce1">
            <text:p>4.524121434</text:p>
          </table:table-cell>
          <table:table-cell office:value-type="float" office:value="4.48259598958394" table:style-name="ce1">
            <text:p>4.48259599</text:p>
          </table:table-cell>
          <table:table-cell office:value-type="float" office:value="4.4453182303734602" table:style-name="ce1">
            <text:p>4.44531823</text:p>
          </table:table-cell>
          <table:table-cell office:value-type="float" office:value="4.4052776856679703" table:style-name="ce1">
            <text:p>4.405277686</text:p>
          </table:table-cell>
          <table:table-cell office:value-type="float" office:value="4.3659651508662201" table:style-name="ce1">
            <text:p>4.365965151</text:p>
          </table:table-cell>
          <table:table-cell office:value-type="float" office:value="4.3307456269381603" table:style-name="ce1">
            <text:p>4.330745627</text:p>
          </table:table-cell>
          <table:table-cell office:value-type="float" office:value="4.2934164564672503" table:style-name="ce1">
            <text:p>4.293416456</text:p>
          </table:table-cell>
          <table:table-cell office:value-type="float" office:value="4.25613753966201" table:style-name="ce1">
            <text:p>4.25613754</text:p>
          </table:table-cell>
          <table:table-cell office:value-type="float" office:value="4.22162917181784" table:style-name="ce1">
            <text:p>4.221629172</text:p>
          </table:table-cell>
          <table:table-cell office:value-type="float" office:value="4.1862226445341699" table:style-name="ce1">
            <text:p>4.186222645</text:p>
          </table:table-cell>
          <table:table-cell office:value-type="float" office:value="4.1514265746174601" table:style-name="ce1">
            <text:p>4.151426575</text:p>
          </table:table-cell>
          <table:table-cell office:value-type="float" office:value="4.1186980022312198" table:style-name="ce1">
            <text:p>4.118698002</text:p>
          </table:table-cell>
          <table:table-cell office:value-type="float" office:value="4.0850639389427803" table:style-name="ce1">
            <text:p>4.085063939</text:p>
          </table:table-cell>
          <table:table-cell office:value-type="float" office:value="4.1368168123785702" table:style-name="ce1">
            <text:p>4.136816812</text:p>
          </table:table-cell>
          <table:table-cell office:value-type="float" office:value="4.1061483222325101" table:style-name="ce1">
            <text:p>4.106148322</text:p>
          </table:table-cell>
          <table:table-cell office:value-type="float" office:value="4.0760799943019599" table:style-name="ce1">
            <text:p>4.076079994</text:p>
          </table:table-cell>
          <table:table-cell office:value-type="float" office:value="4.0427112190018901" table:style-name="ce1">
            <text:p>4.042711219</text:p>
          </table:table-cell>
          <table:table-cell office:value-type="float" office:value="4.0124630270216102" table:style-name="ce1">
            <text:p>4.012463027</text:p>
          </table:table-cell>
          <table:table-cell office:value-type="float" office:value="3.98202529308693" table:style-name="ce1">
            <text:p>3.982025293</text:p>
          </table:table-cell>
          <table:table-cell office:value-type="float" office:value="3.9504276496512101" table:style-name="ce1">
            <text:p>3.95042765</text:p>
          </table:table-cell>
          <table:table-cell office:value-type="float" office:value="3.92163206199863" table:style-name="ce1">
            <text:p>3.921632062</text:p>
          </table:table-cell>
          <table:table-cell office:value-type="float" office:value="3.89346656437321" table:style-name="ce1">
            <text:p>3.893466564</text:p>
          </table:table-cell>
          <table:table-cell office:value-type="float" office:value="3.8646961684342198" table:style-name="ce1">
            <text:p>3.864696168</text:p>
          </table:table-cell>
          <table:table-cell office:value-type="float" office:value="3.8353644063337602" table:style-name="ce1">
            <text:p>3.835364406</text:p>
          </table:table-cell>
          <table:table-cell office:value-type="float" office:value="3.8064839021117698" table:style-name="ce1">
            <text:p>3.806483902</text:p>
          </table:table-cell>
          <table:table-cell office:value-type="float" office:value="3.77988618992334" table:style-name="ce1">
            <text:p>3.77988619</text:p>
          </table:table-cell>
          <table:table-cell office:value-type="float" office:value="3.7582566441609901" table:style-name="ce1">
            <text:p>3.758256644</text:p>
          </table:table-cell>
          <table:table-cell office:value-type="float" office:value="3.7301319837671998" table:style-name="ce1">
            <text:p>3.730131984</text:p>
          </table:table-cell>
          <table:table-cell office:value-type="float" office:value="3.7022951779181899" table:style-name="ce1">
            <text:p>3.702295178</text:p>
          </table:table-cell>
          <table:table-cell office:value-type="float" office:value="3.6772573144182599" table:style-name="ce1">
            <text:p>3.677257314</text:p>
          </table:table-cell>
          <table:table-cell office:value-type="float" office:value="3.6504563037506301" table:style-name="ce1">
            <text:p>3.650456304</text:p>
          </table:table-cell>
          <table:table-cell office:value-type="float" office:value="3.6240465487132001" table:style-name="ce1">
            <text:p>3.624046549</text:p>
          </table:table-cell>
          <table:table-cell office:value-type="float" office:value="3.6010940229605799" table:style-name="ce1">
            <text:p>3.601094023</text:p>
          </table:table-cell>
          <table:table-cell office:value-type="float" office:value="3.5762651345521999" table:style-name="ce1">
            <text:p>3.576265135</text:p>
          </table:table-cell>
          <table:table-cell office:value-type="float" office:value="3.55129823257308" table:style-name="ce1">
            <text:p>3.551298233</text:p>
          </table:table-cell>
          <table:table-cell office:value-type="float" office:value="3.5263409391762601" table:style-name="ce1">
            <text:p>3.526340939</text:p>
          </table:table-cell>
          <table:table-cell office:value-type="float" office:value="3.5047230311176398" table:style-name="ce1">
            <text:p>3.504723031</text:p>
          </table:table-cell>
          <table:table-cell office:value-type="float" office:value="3.4812625800902199" table:style-name="ce1">
            <text:p>3.48126258</text:p>
          </table:table-cell>
          <table:table-cell office:value-type="float" office:value="3.4573115890036301" table:style-name="ce1">
            <text:p>3.457311589</text:p>
          </table:table-cell>
          <table:table-cell office:value-type="float" office:value="3.4356900167030999" table:style-name="ce1">
            <text:p>3.435690017</text:p>
          </table:table-cell>
          <table:table-cell office:value-type="float" office:value="3.4137892906922702" table:style-name="ce1">
            <text:p>3.413789291</text:p>
          </table:table-cell>
          <table:table-cell office:value-type="float" office:value="3.3906008561140402" table:style-name="ce1">
            <text:p>3.390600856</text:p>
          </table:table-cell>
          <table:table-cell office:value-type="float" office:value="3.3763908719091398" table:style-name="ce1">
            <text:p>3.376390872</text:p>
          </table:table-cell>
          <table:table-cell office:value-type="float" office:value="3.3541236218004302" table:style-name="ce1">
            <text:p>3.354123622</text:p>
          </table:table-cell>
          <table:table-cell office:value-type="float" office:value="3.33188064306702" table:style-name="ce1">
            <text:p>3.331880643</text:p>
          </table:table-cell>
          <table:table-cell office:value-type="float" office:value="3.3098152083447201" table:style-name="ce1">
            <text:p>3.309815208</text:p>
          </table:table-cell>
          <table:table-cell office:value-type="float" office:value="3.29104404246648" table:style-name="ce1">
            <text:p>3.291044042</text:p>
          </table:table-cell>
          <table:table-cell office:value-type="float" office:value="3.2697451916243501" table:style-name="ce1">
            <text:p>3.269745192</text:p>
          </table:table-cell>
          <table:table-cell office:value-type="float" office:value="3.2487229492347298" table:style-name="ce1">
            <text:p>3.248722949</text:p>
          </table:table-cell>
          <table:table-cell office:value-type="float" office:value="3.22797196158561" table:style-name="ce1">
            <text:p>3.227971962</text:p>
          </table:table-cell>
          <table:table-cell office:value-type="float" office:value="3.21020674385014" table:style-name="ce1">
            <text:p>3.210206744</text:p>
          </table:table-cell>
          <table:table-cell office:value-type="float" office:value="3.19027484648469" table:style-name="ce1">
            <text:p>3.190274846</text:p>
          </table:table-cell>
          <table:table-cell office:value-type="float" office:value="3.1702877896311299" table:style-name="ce1">
            <text:p>3.17028779</text:p>
          </table:table-cell>
          <table:table-cell office:value-type="float" office:value="3.1505521422977401" table:style-name="ce1">
            <text:p>3.150552142</text:p>
          </table:table-cell>
          <table:table-cell office:value-type="float" office:value="3.1337149288761998" table:style-name="ce1">
            <text:p>3.133714929</text:p>
          </table:table-cell>
          <table:table-cell office:value-type="float" office:value="3.1147533383706101" table:style-name="ce1">
            <text:p>3.114753338</text:p>
          </table:table-cell>
          <table:table-cell office:value-type="float" office:value="3.09602584157496" table:style-name="ce1">
            <text:p>3.096025842</text:p>
          </table:table-cell>
          <table:table-cell office:value-type="float" office:value="3.0772300993789199" table:style-name="ce1">
            <text:p>3.077230099</text:p>
          </table:table-cell>
          <table:table-cell office:value-type="float" office:value="3.06125063532693" table:style-name="ce1">
            <text:p>3.061250635</text:p>
          </table:table-cell>
          <table:table-cell office:value-type="float" office:value="3.0436059559261399" table:style-name="ce1">
            <text:p>3.043605956</text:p>
          </table:table-cell>
          <table:table-cell office:value-type="float" office:value="3.02546567826165" table:style-name="ce1">
            <text:p>3.025465678</text:p>
          </table:table-cell>
          <table:table-cell office:value-type="float" office:value="3.00927836046024" table:style-name="ce1">
            <text:p>3.00927836</text:p>
          </table:table-cell>
          <table:table-cell office:value-type="float" office:value="2.9922581233991501" table:style-name="ce1">
            <text:p>2.992258123</text:p>
          </table:table-cell>
          <table:table-cell office:value-type="float" office:value="2.9750311454942699" table:style-name="ce1">
            <text:p>2.975031145</text:p>
          </table:table-cell>
          <table:table-cell office:value-type="float" office:value="2.95942615996446" table:style-name="ce1">
            <text:p>2.95942616</text:p>
          </table:table-cell>
          <table:table-cell office:value-type="float" office:value="2.9429960568897902" table:style-name="ce1">
            <text:p>2.942996057</text:p>
          </table:table-cell>
          <table:table-cell office:value-type="float" office:value="2.92607352088242" table:style-name="ce1">
            <text:p>2.926073521</text:p>
          </table:table-cell>
          <table:table-cell office:value-type="float" office:value="2.91660213170847" table:style-name="ce1">
            <text:p>2.916602132</text:p>
          </table:table-cell>
          <table:table-cell office:value-type="float" office:value="2.9005466125172998" table:style-name="ce1">
            <text:p>2.900546613</text:p>
          </table:table-cell>
          <table:table-cell office:value-type="float" office:value="2.8839720604457799" table:style-name="ce1">
            <text:p>2.88397206</text:p>
          </table:table-cell>
          <table:table-cell office:value-type="float" office:value="2.8675858555568801" table:style-name="ce1">
            <text:p>2.867585856</text:p>
          </table:table-cell>
          <table:table-cell office:value-type="float" office:value="2.8532050518838301" table:style-name="ce1">
            <text:p>2.853205052</text:p>
          </table:table-cell>
          <table:table-cell office:value-type="float" office:value="2.8373573822868501" table:style-name="ce1">
            <text:p>2.837357382</text:p>
          </table:table-cell>
          <table:table-cell office:value-type="float" office:value="2.8216867816239199" table:style-name="ce1">
            <text:p>2.821686782</text:p>
          </table:table-cell>
          <table:table-cell office:value-type="float" office:value="2.80854739947518" table:style-name="ce1">
            <text:p>2.808547399</text:p>
          </table:table-cell>
          <table:table-cell office:value-type="float" office:value="2.79320912579644" table:style-name="ce1">
            <text:p>2.793209126</text:p>
          </table:table-cell>
          <table:table-cell office:value-type="float" office:value="2.7780394045757002" table:style-name="ce1">
            <text:p>2.778039405</text:p>
          </table:table-cell>
          <table:table-cell office:value-type="float" office:value="2.7630354726579101" table:style-name="ce1">
            <text:p>2.763035473</text:p>
          </table:table-cell>
          <table:table-cell office:value-type="float" office:value="2.74819462695663" table:style-name="ce1">
            <text:p>2.748194627</text:p>
          </table:table-cell>
          <table:table-cell office:value-type="float" office:value="2.73580761813444" table:style-name="ce1">
            <text:p>2.735807618</text:p>
          </table:table-cell>
          <table:table-cell office:value-type="float" office:value="2.7215339151201499" table:style-name="ce1">
            <text:p>2.721533915</text:p>
          </table:table-cell>
          <table:table-cell office:value-type="float" office:value="2.7074128720311399" table:style-name="ce1">
            <text:p>2.707412872</text:p>
          </table:table-cell>
          <table:table-cell office:value-type="float" office:value="2.6947254823151501" table:style-name="ce1">
            <text:p>2.694725482</text:p>
          </table:table-cell>
          <table:table-cell office:value-type="float" office:value="2.6808957118133598" table:style-name="ce1">
            <text:p>2.680895712</text:p>
          </table:table-cell>
          <table:table-cell office:value-type="float" office:value="2.6672115178431501" table:style-name="ce1">
            <text:p>2.667211518</text:p>
          </table:table-cell>
          <table:table-cell office:value-type="float" office:value="2.6543510171433602" table:style-name="ce1">
            <text:p>2.654351017</text:p>
          </table:table-cell>
          <table:table-cell office:value-type="float" office:value="2.6413068896280101" table:style-name="ce1">
            <text:p>2.64130689</text:p>
          </table:table-cell>
          <table:table-cell office:value-type="float" office:value="2.7115833175972601" table:style-name="ce1">
            <text:p>2.711583318</text:p>
          </table:table-cell>
          <table:table-cell office:value-type="float" office:value="2.6977726812365699" table:style-name="ce1">
            <text:p>2.697772681</text:p>
          </table:table-cell>
          <table:table-cell office:value-type="float" office:value="2.6855901731554899" table:style-name="ce1">
            <text:p>2.685590173</text:p>
          </table:table-cell>
          <table:table-cell office:value-type="float" office:value="2.6726528688750801" table:style-name="ce1">
            <text:p>2.672652869</text:p>
          </table:table-cell>
          <table:table-cell office:value-type="float" office:value="2.6592501632646601" table:style-name="ce1">
            <text:p>2.659250163</text:p>
          </table:table-cell>
          <table:table-cell office:value-type="float" office:value="2.6474467968109301" table:style-name="ce1">
            <text:p>2.647446797</text:p>
          </table:table-cell>
          <table:table-cell office:value-type="float" office:value="2.6348962025264302" table:style-name="ce1">
            <text:p>2.634896203</text:p>
          </table:table-cell>
          <table:table-cell office:value-type="float" office:value="2.6218833208319099" table:style-name="ce1">
            <text:p>2.621883321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33.361263958643796" table:style-name="ce1">
            <text:p>33.36126396</text:p>
          </table:table-cell>
          <table:table-cell office:value-type="string" table:style-name="ce1">
            <text:p><text:s/>global min</text:p>
          </table:table-cell>
          <table:table-cell office:value-type="float" office:value="-29.586349468805" table:style-name="ce1">
            <text:p>-29.58634947</text:p>
          </table:table-cell>
          <table:table-cell office:value-type="string" table:style-name="ce1">
            <text:p><text:s/>range</text:p>
          </table:table-cell>
          <table:table-cell office:value-type="float" office:value="62.9476134274489" table:style-name="ce1">
            <text:p>62.94761343</text:p>
          </table:table-cell>
          <table:table-cell office:value-type="string" table:style-name="ce1">
            <text:p><text:s/>regret</text:p>
          </table:table-cell>
          <table:table-cell office:value-type="float" office:value="30.606294321140499" table:style-name="ce1">
            <text:p>30.60629432</text:p>
          </table:table-cell>
          <table:table-cell office:value-type="float" office:value="18.6847111909712" table:style-name="ce1">
            <text:p>18.68471119</text:p>
          </table:table-cell>
          <table:table-cell office:value-type="float" office:value="12.6339784203264" table:style-name="ce1">
            <text:p>12.63397842</text:p>
          </table:table-cell>
          <table:table-cell office:value-type="float" office:value="10.1075801684218" table:style-name="ce1">
            <text:p>10.10758017</text:p>
          </table:table-cell>
          <table:table-cell office:value-type="float" office:value="9.2429887426239006" table:style-name="ce1">
            <text:p>9.242988743</text:p>
          </table:table-cell>
          <table:table-cell office:value-type="float" office:value="7.7203829258128698" table:style-name="ce1">
            <text:p>7.720382926</text:p>
          </table:table-cell>
          <table:table-cell office:value-type="float" office:value="9.4563582844081893" table:style-name="ce1">
            <text:p>9.456358284</text:p>
          </table:table-cell>
          <table:table-cell office:value-type="float" office:value="8.4033229417863904" table:style-name="ce1">
            <text:p>8.403322942</text:p>
          </table:table-cell>
          <table:table-cell office:value-type="float" office:value="8.8965775145215602" table:style-name="ce1">
            <text:p>8.896577515</text:p>
          </table:table-cell>
          <table:table-cell office:value-type="float" office:value="9.8981753608847907" table:style-name="ce1">
            <text:p>9.898175361</text:p>
          </table:table-cell>
          <table:table-cell office:value-type="float" office:value="11.707095786017099" table:style-name="ce1">
            <text:p>11.70709579</text:p>
          </table:table-cell>
          <table:table-cell office:value-type="float" office:value="14.9918989332589" table:style-name="ce1">
            <text:p>14.99189893</text:p>
          </table:table-cell>
          <table:table-cell office:value-type="float" office:value="18.473144005864999" table:style-name="ce1">
            <text:p>18.47314401</text:p>
          </table:table-cell>
          <table:table-cell office:value-type="float" office:value="20.676434339611198" table:style-name="ce1">
            <text:p>20.67643434</text:p>
          </table:table-cell>
          <table:table-cell office:value-type="float" office:value="20.648570277801099" table:style-name="ce1">
            <text:p>20.64857028</text:p>
          </table:table-cell>
          <table:table-cell office:value-type="float" office:value="20.336439718153802" table:style-name="ce1">
            <text:p>20.33643972</text:p>
          </table:table-cell>
          <table:table-cell office:value-type="float" office:value="20.2973163768803" table:style-name="ce1">
            <text:p>20.29731638</text:p>
          </table:table-cell>
          <table:table-cell office:value-type="float" office:value="19.506964701231599" table:style-name="ce1">
            <text:p>19.5069647</text:p>
          </table:table-cell>
          <table:table-cell office:value-type="float" office:value="18.500442794174599" table:style-name="ce1">
            <text:p>18.50044279</text:p>
          </table:table-cell>
          <table:table-cell office:value-type="float" office:value="18.0479052425096" table:style-name="ce1">
            <text:p>18.04790524</text:p>
          </table:table-cell>
          <table:table-cell office:value-type="float" office:value="17.2106209275872" table:style-name="ce1">
            <text:p>17.21062093</text:p>
          </table:table-cell>
          <table:table-cell office:value-type="float" office:value="16.428626007140299" table:style-name="ce1">
            <text:p>16.42862601</text:p>
          </table:table-cell>
          <table:table-cell office:value-type="float" office:value="16.8664996296787" table:style-name="ce1">
            <text:p>16.86649963</text:p>
          </table:table-cell>
          <table:table-cell office:value-type="float" office:value="16.186621557619599" table:style-name="ce1">
            <text:p>16.18662156</text:p>
          </table:table-cell>
          <table:table-cell office:value-type="float" office:value="15.5869122705822" table:style-name="ce1">
            <text:p>15.58691227</text:p>
          </table:table-cell>
          <table:table-cell office:value-type="float" office:value="14.9874156447906" table:style-name="ce1">
            <text:p>14.98741564</text:p>
          </table:table-cell>
          <table:table-cell office:value-type="float" office:value="14.452940620795699" table:style-name="ce1">
            <text:p>14.45294062</text:p>
          </table:table-cell>
          <table:table-cell office:value-type="float" office:value="14.4615329829331" table:style-name="ce1">
            <text:p>14.46153298</text:p>
          </table:table-cell>
          <table:table-cell office:value-type="float" office:value="13.964292589291301" table:style-name="ce1">
            <text:p>13.96429259</text:p>
          </table:table-cell>
          <table:table-cell office:value-type="float" office:value="13.5212271748393" table:style-name="ce1">
            <text:p>13.52122717</text:p>
          </table:table-cell>
          <table:table-cell office:value-type="float" office:value="13.0859820598537" table:style-name="ce1">
            <text:p>13.08598206</text:p>
          </table:table-cell>
          <table:table-cell office:value-type="float" office:value="13.2949039013592" table:style-name="ce1">
            <text:p>13.2949039</text:p>
          </table:table-cell>
          <table:table-cell office:value-type="float" office:value="12.9092314815018" table:style-name="ce1">
            <text:p>12.90923148</text:p>
          </table:table-cell>
          <table:table-cell office:value-type="float" office:value="12.532312128485099" table:style-name="ce1">
            <text:p>12.53231213</text:p>
          </table:table-cell>
          <table:table-cell office:value-type="float" office:value="12.2083571928623" table:style-name="ce1">
            <text:p>12.20835719</text:p>
          </table:table-cell>
          <table:table-cell office:value-type="float" office:value="11.8798763949258" table:style-name="ce1">
            <text:p>11.87987639</text:p>
          </table:table-cell>
          <table:table-cell office:value-type="float" office:value="11.5633842027301" table:style-name="ce1">
            <text:p>11.5633842</text:p>
          </table:table-cell>
          <table:table-cell office:value-type="float" office:value="11.272579780368799" table:style-name="ce1">
            <text:p>11.27257978</text:p>
          </table:table-cell>
          <table:table-cell office:value-type="float" office:value="10.987609071596699" table:style-name="ce1">
            <text:p>10.98760907</text:p>
          </table:table-cell>
          <table:table-cell office:value-type="float" office:value="10.719663476937599" table:style-name="ce1">
            <text:p>10.71966348</text:p>
          </table:table-cell>
          <table:table-cell office:value-type="float" office:value="10.4697634221624" table:style-name="ce1">
            <text:p>10.46976342</text:p>
          </table:table-cell>
          <table:table-cell office:value-type="float" office:value="10.225590069167501" table:style-name="ce1">
            <text:p>10.22559007</text:p>
          </table:table-cell>
          <table:table-cell office:value-type="float" office:value="10.0155505182959" table:style-name="ce1">
            <text:p>10.01555052</text:p>
          </table:table-cell>
          <table:table-cell office:value-type="float" office:value="9.7940558539080396" table:style-name="ce1">
            <text:p>9.794055854</text:p>
          </table:table-cell>
          <table:table-cell office:value-type="float" office:value="9.5849223564244905" table:style-name="ce1">
            <text:p>9.584922356</text:p>
          </table:table-cell>
          <table:table-cell office:value-type="float" office:value="9.3868536363098993" table:style-name="ce1">
            <text:p>9.386853636</text:p>
          </table:table-cell>
          <table:table-cell office:value-type="float" office:value="9.1907432458285196" table:style-name="ce1">
            <text:p>9.190743246</text:p>
          </table:table-cell>
          <table:table-cell office:value-type="float" office:value="9.0049367966300498" table:style-name="ce1">
            <text:p>9.004936797</text:p>
          </table:table-cell>
          <table:table-cell office:value-type="float" office:value="8.8305332990616403" table:style-name="ce1">
            <text:p>8.830533299</text:p>
          </table:table-cell>
          <table:table-cell office:value-type="float" office:value="8.6618234131618905" table:style-name="ce1">
            <text:p>8.661823413</text:p>
          </table:table-cell>
          <table:table-cell office:value-type="float" office:value="9.0057512924704906" table:style-name="ce1">
            <text:p>9.005751292</text:p>
          </table:table-cell>
          <table:table-cell office:value-type="float" office:value="8.8366884329302895" table:style-name="ce1">
            <text:p>8.836688433</text:p>
          </table:table-cell>
          <table:table-cell office:value-type="float" office:value="9.25344666492777" table:style-name="ce1">
            <text:p>9.253446665</text:p>
          </table:table-cell>
          <table:table-cell office:value-type="float" office:value="9.1041956041269998" table:style-name="ce1">
            <text:p>9.104195604</text:p>
          </table:table-cell>
          <table:table-cell office:value-type="float" office:value="8.9436108419483595" table:style-name="ce1">
            <text:p>8.943610842</text:p>
          </table:table-cell>
          <table:table-cell office:value-type="float" office:value="8.7926974035294894" table:style-name="ce1">
            <text:p>8.792697404</text:p>
          </table:table-cell>
          <table:table-cell office:value-type="float" office:value="8.6480124275376706" table:style-name="ce1">
            <text:p>8.648012428</text:p>
          </table:table-cell>
          <table:table-cell office:value-type="float" office:value="8.5016453535845393" table:style-name="ce1">
            <text:p>8.501645354</text:p>
          </table:table-cell>
          <table:table-cell office:value-type="float" office:value="8.3655795210009707" table:style-name="ce1">
            <text:p>8.365579521</text:p>
          </table:table-cell>
          <table:table-cell office:value-type="float" office:value="8.2279424263469103" table:style-name="ce1">
            <text:p>8.227942426</text:p>
          </table:table-cell>
          <table:table-cell office:value-type="float" office:value="8.0995341735227697" table:style-name="ce1">
            <text:p>8.099534174</text:p>
          </table:table-cell>
          <table:table-cell office:value-type="float" office:value="7.9732841656321201" table:style-name="ce1">
            <text:p>7.973284166</text:p>
          </table:table-cell>
          <table:table-cell office:value-type="float" office:value="7.8540124394439497" table:style-name="ce1">
            <text:p>7.854012439</text:p>
          </table:table-cell>
          <table:table-cell office:value-type="float" office:value="7.7355088901593803" table:style-name="ce1">
            <text:p>7.73550889</text:p>
          </table:table-cell>
          <table:table-cell office:value-type="float" office:value="7.6198007933319998" table:style-name="ce1">
            <text:p>7.619800793</text:p>
          </table:table-cell>
          <table:table-cell office:value-type="float" office:value="7.5224384992161504" table:style-name="ce1">
            <text:p>7.522438499</text:p>
          </table:table-cell>
          <table:table-cell office:value-type="float" office:value="8.2672011252616606" table:style-name="ce1">
            <text:p>8.267201125</text:p>
          </table:table-cell>
          <table:table-cell office:value-type="float" office:value="8.1531660521402092" table:style-name="ce1">
            <text:p>8.153166052</text:p>
          </table:table-cell>
          <table:table-cell office:value-type="float" office:value="8.0365600780766897" table:style-name="ce1">
            <text:p>8.036560078</text:p>
          </table:table-cell>
          <table:table-cell office:value-type="float" office:value="7.9295471308469603" table:style-name="ce1">
            <text:p>7.929547131</text:p>
          </table:table-cell>
          <table:table-cell office:value-type="float" office:value="7.8208842500798204" table:style-name="ce1">
            <text:p>7.82088425</text:p>
          </table:table-cell>
          <table:table-cell office:value-type="float" office:value="7.7188408748169604" table:style-name="ce1">
            <text:p>7.718840875</text:p>
          </table:table-cell>
          <table:table-cell office:value-type="float" office:value="7.6139673353241504" table:style-name="ce1">
            <text:p>7.613967335</text:p>
          </table:table-cell>
          <table:table-cell office:value-type="float" office:value="7.5184495844683603" table:style-name="ce1">
            <text:p>7.518449584</text:p>
          </table:table-cell>
          <table:table-cell office:value-type="float" office:value="7.4218307057994801" table:style-name="ce1">
            <text:p>7.421830706</text:p>
          </table:table-cell>
          <table:table-cell office:value-type="float" office:value="7.3302166888254998" table:style-name="ce1">
            <text:p>7.330216689</text:p>
          </table:table-cell>
          <table:table-cell office:value-type="float" office:value="7.2505241263951197" table:style-name="ce1">
            <text:p>7.250524126</text:p>
          </table:table-cell>
          <table:table-cell office:value-type="float" office:value="7.1589450201818199" table:style-name="ce1">
            <text:p>7.15894502</text:p>
          </table:table-cell>
          <table:table-cell office:value-type="float" office:value="7.0733259566867899" table:style-name="ce1">
            <text:p>7.073325957</text:p>
          </table:table-cell>
          <table:table-cell office:value-type="float" office:value="6.9917772059814496" table:style-name="ce1">
            <text:p>6.991777206</text:p>
          </table:table-cell>
          <table:table-cell office:value-type="float" office:value="6.9067843249416496" table:style-name="ce1">
            <text:p>6.906784325</text:p>
          </table:table-cell>
          <table:table-cell office:value-type="float" office:value="6.8238644410003797" table:style-name="ce1">
            <text:p>6.823864441</text:p>
          </table:table-cell>
          <table:table-cell office:value-type="float" office:value="6.7475824391870303" table:style-name="ce1">
            <text:p>6.747582439</text:p>
          </table:table-cell>
          <table:table-cell office:value-type="float" office:value="6.6737499550538004" table:style-name="ce1">
            <text:p>6.673749955</text:p>
          </table:table-cell>
          <table:table-cell office:value-type="float" office:value="6.5971025689738196" table:style-name="ce1">
            <text:p>6.597102569</text:p>
          </table:table-cell>
          <table:table-cell office:value-type="float" office:value="6.5257312067273503" table:style-name="ce1">
            <text:p>6.525731207</text:p>
          </table:table-cell>
          <table:table-cell office:value-type="float" office:value="6.4514477732229301" table:style-name="ce1">
            <text:p>6.451447773</text:p>
          </table:table-cell>
          <table:table-cell office:value-type="float" office:value="6.3843364777544398" table:style-name="ce1">
            <text:p>6.384336478</text:p>
          </table:table-cell>
          <table:table-cell office:value-type="float" office:value="6.3156589182774399" table:style-name="ce1">
            <text:p>6.315658918</text:p>
          </table:table-cell>
          <table:table-cell office:value-type="float" office:value="6.2587503678708698" table:style-name="ce1">
            <text:p>6.258750368</text:p>
          </table:table-cell>
          <table:table-cell office:value-type="float" office:value="6.1960105385564601" table:style-name="ce1">
            <text:p>6.196010539</text:p>
          </table:table-cell>
          <table:table-cell office:value-type="float" office:value="6.1287357791999204" table:style-name="ce1">
            <text:p>6.128735779</text:p>
          </table:table-cell>
          <table:table-cell office:value-type="float" office:value="6.06351359331435" table:style-name="ce1">
            <text:p>6.063513593</text:p>
          </table:table-cell>
          <table:table-cell office:value-type="float" office:value="6.0048129569173501" table:style-name="ce1">
            <text:p>6.004812957</text:p>
          </table:table-cell>
          <table:table-cell office:value-type="float" office:value="5.9450670423779197" table:style-name="ce1">
            <text:p>5.945067042</text:p>
          </table:table-cell>
          <table:table-cell office:value-type="float" office:value="5.8879222337675099" table:style-name="ce1">
            <text:p>5.887922234</text:p>
          </table:table-cell>
          <table:table-cell office:value-type="float" office:value="5.8275171448656202" table:style-name="ce1">
            <text:p>5.827517145</text:p>
          </table:table-cell>
          <table:table-cell office:value-type="float" office:value="5.7727380455892101" table:style-name="ce1">
            <text:p>5.772738046</text:p>
          </table:table-cell>
          <table:table-cell office:value-type="float" office:value="5.7145374014847796" table:style-name="ce1">
            <text:p>5.714537401</text:p>
          </table:table-cell>
          <table:table-cell office:value-type="float" office:value="5.66068153822666" table:style-name="ce1">
            <text:p>5.660681538</text:p>
          </table:table-cell>
          <table:table-cell office:value-type="float" office:value="5.6117773668170496" table:style-name="ce1">
            <text:p>5.611777367</text:p>
          </table:table-cell>
          <table:table-cell office:value-type="float" office:value="5.5668783293328996" table:style-name="ce1">
            <text:p>5.566878329</text:p>
          </table:table-cell>
          <table:table-cell office:value-type="float" office:value="5.51437195854575" table:style-name="ce1">
            <text:p>5.514371959</text:p>
          </table:table-cell>
          <table:table-cell office:value-type="float" office:value="5.4667499526984296" table:style-name="ce1">
            <text:p>5.466749953</text:p>
          </table:table-cell>
          <table:table-cell office:value-type="float" office:value="5.4146856674346298" table:style-name="ce1">
            <text:p>5.414685667</text:p>
          </table:table-cell>
          <table:table-cell office:value-type="float" office:value="5.3636672430036896" table:style-name="ce1">
            <text:p>5.363667243</text:p>
          </table:table-cell>
          <table:table-cell office:value-type="float" office:value="5.3171194039770002" table:style-name="ce1">
            <text:p>5.317119404</text:p>
          </table:table-cell>
          <table:table-cell office:value-type="float" office:value="5.5051318339225803" table:style-name="ce1">
            <text:p>5.505131834</text:p>
          </table:table-cell>
          <table:table-cell office:value-type="float" office:value="5.4612440210045401" table:style-name="ce1">
            <text:p>5.461244021</text:p>
          </table:table-cell>
          <table:table-cell office:value-type="float" office:value="5.4157081602786397" table:style-name="ce1">
            <text:p>5.41570816</text:p>
          </table:table-cell>
          <table:table-cell office:value-type="float" office:value="5.3669786514270799" table:style-name="ce1">
            <text:p>5.366978651</text:p>
          </table:table-cell>
          <table:table-cell office:value-type="float" office:value="5.3193148117740199" table:style-name="ce1">
            <text:p>5.319314812</text:p>
          </table:table-cell>
          <table:table-cell office:value-type="float" office:value="5.2763046401280302" table:style-name="ce1">
            <text:p>5.27630464</text:p>
          </table:table-cell>
          <table:table-cell office:value-type="float" office:value="5.2300803246686201" table:style-name="ce1">
            <text:p>5.230080325</text:p>
          </table:table-cell>
          <table:table-cell office:value-type="float" office:value="5.1887357552978797" table:style-name="ce1">
            <text:p>5.188735755</text:p>
          </table:table-cell>
          <table:table-cell office:value-type="float" office:value="5.1542974244908804" table:style-name="ce1">
            <text:p>5.154297424</text:p>
          </table:table-cell>
          <table:table-cell office:value-type="float" office:value="5.1149073078028904" table:style-name="ce1">
            <text:p>5.114907308</text:p>
          </table:table-cell>
          <table:table-cell office:value-type="float" office:value="5.0718032510442601" table:style-name="ce1">
            <text:p>5.071803251</text:p>
          </table:table-cell>
          <table:table-cell office:value-type="float" office:value="5.03370537399441" table:style-name="ce1">
            <text:p>5.033705374</text:p>
          </table:table-cell>
          <table:table-cell office:value-type="float" office:value="4.9918484482048804" table:style-name="ce1">
            <text:p>4.991848448</text:p>
          </table:table-cell>
          <table:table-cell office:value-type="float" office:value="4.9543222611387403" table:style-name="ce1">
            <text:p>4.954322261</text:p>
          </table:table-cell>
          <table:table-cell office:value-type="float" office:value="4.9137130622769503" table:style-name="ce1">
            <text:p>4.913713062</text:p>
          </table:table-cell>
          <table:table-cell office:value-type="float" office:value="4.8796288928751599" table:style-name="ce1">
            <text:p>4.879628893</text:p>
          </table:table-cell>
          <table:table-cell office:value-type="float" office:value="4.8415570642088701" table:style-name="ce1">
            <text:p>4.841557064</text:p>
          </table:table-cell>
          <table:table-cell office:value-type="float" office:value="4.8064979310214202" table:style-name="ce1">
            <text:p>4.806497931</text:p>
          </table:table-cell>
          <table:table-cell office:value-type="float" office:value="4.7688516973771398" table:style-name="ce1">
            <text:p>4.768851697</text:p>
          </table:table-cell>
          <table:table-cell office:value-type="float" office:value="4.7338918499621396" table:style-name="ce1">
            <text:p>4.73389185</text:p>
          </table:table-cell>
          <table:table-cell office:value-type="float" office:value="4.6969932751909598" table:style-name="ce1">
            <text:p>4.696993275</text:p>
          </table:table-cell>
          <table:table-cell office:value-type="float" office:value="4.6640886710511502" table:style-name="ce1">
            <text:p>4.664088671</text:p>
          </table:table-cell>
          <table:table-cell office:value-type="float" office:value="4.6282947141911501" table:style-name="ce1">
            <text:p>4.628294714</text:p>
          </table:table-cell>
          <table:table-cell office:value-type="float" office:value="4.5962650422092102" table:style-name="ce1">
            <text:p>4.596265042</text:p>
          </table:table-cell>
          <table:table-cell office:value-type="float" office:value="4.5669097026913796" table:style-name="ce1">
            <text:p>4.566909703</text:p>
          </table:table-cell>
          <table:table-cell office:value-type="float" office:value="4.5415486476462297" table:style-name="ce1">
            <text:p>4.541548648</text:p>
          </table:table-cell>
          <table:table-cell office:value-type="float" office:value="4.5078701399047301" table:style-name="ce1">
            <text:p>4.50787014</text:p>
          </table:table-cell>
          <table:table-cell office:value-type="float" office:value="4.4782771474091501" table:style-name="ce1">
            <text:p>4.478277147</text:p>
          </table:table-cell>
          <table:table-cell office:value-type="float" office:value="4.4453981439558099" table:style-name="ce1">
            <text:p>4.445398144</text:p>
          </table:table-cell>
          <table:table-cell office:value-type="float" office:value="4.4129991259543502" table:style-name="ce1">
            <text:p>4.412999126</text:p>
          </table:table-cell>
          <table:table-cell office:value-type="float" office:value="4.3841542604369703" table:style-name="ce1">
            <text:p>4.38415426</text:p>
          </table:table-cell>
          <table:table-cell office:value-type="float" office:value="4.3532896504980902" table:style-name="ce1">
            <text:p>4.35328965</text:p>
          </table:table-cell>
          <table:table-cell office:value-type="float" office:value="4.3254174373745498" table:style-name="ce1">
            <text:p>4.325417437</text:p>
          </table:table-cell>
          <table:table-cell office:value-type="float" office:value="4.2947407179605497" table:style-name="ce1">
            <text:p>4.294740718</text:p>
          </table:table-cell>
          <table:table-cell office:value-type="float" office:value="4.2709846732062404" table:style-name="ce1">
            <text:p>4.270984673</text:p>
          </table:table-cell>
          <table:table-cell office:value-type="float" office:value="4.2430199809761397" table:style-name="ce1">
            <text:p>4.243019981</text:p>
          </table:table-cell>
          <table:table-cell office:value-type="float" office:value="4.21375337423523" table:style-name="ce1">
            <text:p>4.213753374</text:p>
          </table:table-cell>
          <table:table-cell office:value-type="float" office:value="4.2239062285932603" table:style-name="ce1">
            <text:p>4.223906229</text:p>
          </table:table-cell>
          <table:table-cell office:value-type="float" office:value="4.1980656367070202" table:style-name="ce1">
            <text:p>4.198065637</text:p>
          </table:table-cell>
          <table:table-cell office:value-type="float" office:value="4.16970211952047" table:style-name="ce1">
            <text:p>4.16970212</text:p>
          </table:table-cell>
          <table:table-cell office:value-type="float" office:value="4.1444501300950396" table:style-name="ce1">
            <text:p>4.14445013</text:p>
          </table:table-cell>
          <table:table-cell office:value-type="float" office:value="4.11663502855078" table:style-name="ce1">
            <text:p>4.116635029</text:p>
          </table:table-cell>
          <table:table-cell office:value-type="float" office:value="4.0922903592213702" table:style-name="ce1">
            <text:p>4.092290359</text:p>
          </table:table-cell>
          <table:table-cell office:value-type="float" office:value="4.0651890985642698" table:style-name="ce1">
            <text:p>4.065189099</text:p>
          </table:table-cell>
          <table:table-cell office:value-type="float" office:value="4.0384444334421401" table:style-name="ce1">
            <text:p>4.038444433</text:p>
          </table:table-cell>
          <table:table-cell office:value-type="float" office:value="4.0151569198054897" table:style-name="ce1">
            <text:p>4.01515692</text:p>
          </table:table-cell>
          <table:table-cell office:value-type="float" office:value="3.9968370007267899" table:style-name="ce1">
            <text:p>3.996837001</text:p>
          </table:table-cell>
          <table:table-cell office:value-type="float" office:value="3.9711211122011401" table:style-name="ce1">
            <text:p>3.971121112</text:p>
          </table:table-cell>
          <table:table-cell office:value-type="float" office:value="3.9457349145540199" table:style-name="ce1">
            <text:p>3.945734915</text:p>
          </table:table-cell>
          <table:table-cell office:value-type="float" office:value="3.92363121985644" table:style-name="ce1">
            <text:p>3.92363122</text:p>
          </table:table-cell>
          <table:table-cell office:value-type="float" office:value="3.8990611587644302" table:style-name="ce1">
            <text:p>3.899061159</text:p>
          </table:table-cell>
          <table:table-cell office:value-type="float" office:value="3.8774265943431301" table:style-name="ce1">
            <text:p>3.877426594</text:p>
          </table:table-cell>
          <table:table-cell office:value-type="float" office:value="3.8532606423738098" table:style-name="ce1">
            <text:p>3.853260642</text:p>
          </table:table-cell>
          <table:table-cell office:value-type="float" office:value="3.8293273464584399" table:style-name="ce1">
            <text:p>3.829327346</text:p>
          </table:table-cell>
          <table:table-cell office:value-type="float" office:value="3.8077200855276598" table:style-name="ce1">
            <text:p>3.807720086</text:p>
          </table:table-cell>
          <table:table-cell office:value-type="float" office:value="3.7871278139182998" table:style-name="ce1">
            <text:p>3.787127814</text:p>
          </table:table-cell>
          <table:table-cell office:value-type="float" office:value="3.76507011556322" table:style-name="ce1">
            <text:p>3.765070116</text:p>
          </table:table-cell>
          <table:table-cell office:value-type="float" office:value="3.7422515088022301" table:style-name="ce1">
            <text:p>3.742251509</text:p>
          </table:table-cell>
          <table:table-cell office:value-type="float" office:value="3.72168945800024" table:style-name="ce1">
            <text:p>3.721689458</text:p>
          </table:table-cell>
          <table:table-cell office:value-type="float" office:value="3.7004198521660201" table:style-name="ce1">
            <text:p>3.700419852</text:p>
          </table:table-cell>
          <table:table-cell office:value-type="float" office:value="3.6810858015052399" table:style-name="ce1">
            <text:p>3.681085802</text:p>
          </table:table-cell>
          <table:table-cell office:value-type="float" office:value="3.65934406704518" table:style-name="ce1">
            <text:p>3.659344067</text:p>
          </table:table-cell>
          <table:table-cell office:value-type="float" office:value="3.6397535200371101" table:style-name="ce1">
            <text:p>3.63975352</text:p>
          </table:table-cell>
          <table:table-cell office:value-type="float" office:value="3.6200461034592899" table:style-name="ce1">
            <text:p>3.620046103</text:p>
          </table:table-cell>
          <table:table-cell office:value-type="float" office:value="3.60162897112032" table:style-name="ce1">
            <text:p>3.601628971</text:p>
          </table:table-cell>
          <table:table-cell office:value-type="float" office:value="3.5808492237598202" table:style-name="ce1">
            <text:p>3.580849224</text:p>
          </table:table-cell>
          <table:table-cell office:value-type="float" office:value="3.5618201206648301" table:style-name="ce1">
            <text:p>3.561820121</text:p>
          </table:table-cell>
          <table:table-cell office:value-type="float" office:value="3.5430213410284801" table:style-name="ce1">
            <text:p>3.543021341</text:p>
          </table:table-cell>
          <table:table-cell office:value-type="float" office:value="3.5296740003503899" table:style-name="ce1">
            <text:p>3.529674</text:p>
          </table:table-cell>
          <table:table-cell office:value-type="float" office:value="3.5098940828924001" table:style-name="ce1">
            <text:p>3.509894083</text:p>
          </table:table-cell>
          <table:table-cell office:value-type="float" office:value="3.4930565664323399" table:style-name="ce1">
            <text:p>3.493056566</text:p>
          </table:table-cell>
          <table:table-cell office:value-type="float" office:value="3.4757492057487802" table:style-name="ce1">
            <text:p>3.475749206</text:p>
          </table:table-cell>
          <table:table-cell office:value-type="float" office:value="3.4573212775960398" table:style-name="ce1">
            <text:p>3.457321278</text:p>
          </table:table-cell>
          <table:table-cell office:value-type="float" office:value="3.4383782241854801" table:style-name="ce1">
            <text:p>3.438378224</text:p>
          </table:table-cell>
          <table:table-cell office:value-type="float" office:value="3.4220984254099198" table:style-name="ce1">
            <text:p>3.422098425</text:p>
          </table:table-cell>
          <table:table-cell office:value-type="float" office:value="3.4048726705455601" table:style-name="ce1">
            <text:p>3.404872671</text:p>
          </table:table-cell>
          <table:table-cell office:value-type="float" office:value="3.38881999197304" table:style-name="ce1">
            <text:p>3.388819992</text:p>
          </table:table-cell>
          <table:table-cell office:value-type="float" office:value="3.37053843892321" table:style-name="ce1">
            <text:p>3.370538439</text:p>
          </table:table-cell>
          <table:table-cell office:value-type="float" office:value="3.35245346171263" table:style-name="ce1">
            <text:p>3.352453462</text:p>
          </table:table-cell>
          <table:table-cell office:value-type="float" office:value="3.3366384111370202" table:style-name="ce1">
            <text:p>3.336638411</text:p>
          </table:table-cell>
          <table:table-cell office:value-type="float" office:value="3.3197346011748898" table:style-name="ce1">
            <text:p>3.319734601</text:p>
          </table:table-cell>
          <table:table-cell office:value-type="float" office:value="3.3045570626141898" table:style-name="ce1">
            <text:p>3.304557063</text:p>
          </table:table-cell>
          <table:table-cell office:value-type="float" office:value="3.2874966175048601" table:style-name="ce1">
            <text:p>3.287496618</text:p>
          </table:table-cell>
          <table:table-cell office:value-type="float" office:value="3.2725485079082701" table:style-name="ce1">
            <text:p>3.272548508</text:p>
          </table:table-cell>
          <table:table-cell office:value-type="float" office:value="3.2569091161235" table:style-name="ce1">
            <text:p>3.256909116</text:p>
          </table:table-cell>
          <table:table-cell office:value-type="float" office:value="3.2424429270717701" table:style-name="ce1">
            <text:p>3.242442927</text:p>
          </table:table-cell>
          <table:table-cell office:value-type="float" office:value="3.2257640082608501" table:style-name="ce1">
            <text:p>3.225764008</text:p>
          </table:table-cell>
          <table:table-cell office:value-type="float" office:value="3.2092561552838998" table:style-name="ce1">
            <text:p>3.209256155</text:p>
          </table:table-cell>
          <table:table-cell office:value-type="float" office:value="3.1948979045124202" table:style-name="ce1">
            <text:p>3.194897905</text:p>
          </table:table-cell>
          <table:table-cell office:value-type="float" office:value="3.1794858447852299" table:style-name="ce1">
            <text:p>3.179485845</text:p>
          </table:table-cell>
          <table:table-cell office:value-type="float" office:value="3.1694575798200799" table:style-name="ce1">
            <text:p>3.16945758</text:p>
          </table:table-cell>
          <table:table-cell office:value-type="float" office:value="3.1563834917107698" table:style-name="ce1">
            <text:p>3.156383492</text:p>
          </table:table-cell>
          <table:table-cell office:value-type="float" office:value="3.14060157425221" table:style-name="ce1">
            <text:p>3.140601574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25.3626732888922" table:style-name="ce1">
            <text:p>25.36267329</text:p>
          </table:table-cell>
          <table:table-cell office:value-type="string" table:style-name="ce1">
            <text:p><text:s/>global min</text:p>
          </table:table-cell>
          <table:table-cell office:value-type="float" office:value="-31.7855872813555" table:style-name="ce1">
            <text:p>-31.78558728</text:p>
          </table:table-cell>
          <table:table-cell office:value-type="string" table:style-name="ce1">
            <text:p><text:s/>range</text:p>
          </table:table-cell>
          <table:table-cell office:value-type="float" office:value="57.1482605702477" table:style-name="ce1">
            <text:p>57.14826057</text:p>
          </table:table-cell>
          <table:table-cell office:value-type="string" table:style-name="ce1">
            <text:p><text:s/>regret</text:p>
          </table:table-cell>
          <table:table-cell office:value-type="float" office:value="18.7376811843504" table:style-name="ce1">
            <text:p>18.73768118</text:p>
          </table:table-cell>
          <table:table-cell office:value-type="float" office:value="15.325581744904699" table:style-name="ce1">
            <text:p>15.32558174</text:p>
          </table:table-cell>
          <table:table-cell office:value-type="float" office:value="13.1661951928018" table:style-name="ce1">
            <text:p>13.16619519</text:p>
          </table:table-cell>
          <table:table-cell office:value-type="float" office:value="13.491242765608799" table:style-name="ce1">
            <text:p>13.49124277</text:p>
          </table:table-cell>
          <table:table-cell office:value-type="float" office:value="13.989965987753999" table:style-name="ce1">
            <text:p>13.98996599</text:p>
          </table:table-cell>
          <table:table-cell office:value-type="float" office:value="12.3453017223956" table:style-name="ce1">
            <text:p>12.34530172</text:p>
          </table:table-cell>
          <table:table-cell office:value-type="float" office:value="10.5816871906248" table:style-name="ce1">
            <text:p>10.58168719</text:p>
          </table:table-cell>
          <table:table-cell office:value-type="float" office:value="10.9074743958934" table:style-name="ce1">
            <text:p>10.9074744</text:p>
          </table:table-cell>
          <table:table-cell office:value-type="float" office:value="9.9596480083083492" table:style-name="ce1">
            <text:p>9.959648008</text:p>
          </table:table-cell>
          <table:table-cell office:value-type="float" office:value="14.593394009707101" table:style-name="ce1">
            <text:p>14.59339401</text:p>
          </table:table-cell>
          <table:table-cell office:value-type="float" office:value="16.416417022944302" table:style-name="ce1">
            <text:p>16.41641702</text:p>
          </table:table-cell>
          <table:table-cell office:value-type="float" office:value="16.382734647500399" table:style-name="ce1">
            <text:p>16.38273465</text:p>
          </table:table-cell>
          <table:table-cell office:value-type="float" office:value="17.275233631214402" table:style-name="ce1">
            <text:p>17.27523363</text:p>
          </table:table-cell>
          <table:table-cell office:value-type="float" office:value="17.700555732658302" table:style-name="ce1">
            <text:p>17.70055573</text:p>
          </table:table-cell>
          <table:table-cell office:value-type="float" office:value="18.803649353108401" table:style-name="ce1">
            <text:p>18.80364935</text:p>
          </table:table-cell>
          <table:table-cell office:value-type="float" office:value="19.544531772744701" table:style-name="ce1">
            <text:p>19.54453177</text:p>
          </table:table-cell>
          <table:table-cell office:value-type="float" office:value="19.92638362812" table:style-name="ce1">
            <text:p>19.92638363</text:p>
          </table:table-cell>
          <table:table-cell office:value-type="float" office:value="18.8523884177947" table:style-name="ce1">
            <text:p>18.85238842</text:p>
          </table:table-cell>
          <table:table-cell office:value-type="float" office:value="18.170119849177901" table:style-name="ce1">
            <text:p>18.17011985</text:p>
          </table:table-cell>
          <table:table-cell office:value-type="float" office:value="19.049238506467599" table:style-name="ce1">
            <text:p>19.04923851</text:p>
          </table:table-cell>
          <table:table-cell office:value-type="float" office:value="18.214691823588598" table:style-name="ce1">
            <text:p>18.21469182</text:p>
          </table:table-cell>
          <table:table-cell office:value-type="float" office:value="19.269482662631201" table:style-name="ce1">
            <text:p>19.26948266</text:p>
          </table:table-cell>
          <table:table-cell office:value-type="float" office:value="18.4493610039694" table:style-name="ce1">
            <text:p>18.449361</text:p>
          </table:table-cell>
          <table:table-cell office:value-type="float" office:value="17.736498530951501" table:style-name="ce1">
            <text:p>17.73649853</text:p>
          </table:table-cell>
          <table:table-cell office:value-type="float" office:value="17.213625299613199" table:style-name="ce1">
            <text:p>17.2136253</text:p>
          </table:table-cell>
          <table:table-cell office:value-type="float" office:value="16.574427012792" table:style-name="ce1">
            <text:p>16.57442701</text:p>
          </table:table-cell>
          <table:table-cell office:value-type="float" office:value="15.984362256035601" table:style-name="ce1">
            <text:p>15.98436226</text:p>
          </table:table-cell>
          <table:table-cell office:value-type="float" office:value="15.5307147333955" table:style-name="ce1">
            <text:p>15.53071473</text:p>
          </table:table-cell>
          <table:table-cell office:value-type="float" office:value="15.0233858893031" table:style-name="ce1">
            <text:p>15.02338589</text:p>
          </table:table-cell>
          <table:table-cell office:value-type="float" office:value="14.5304662595869" table:style-name="ce1">
            <text:p>14.53046626</text:p>
          </table:table-cell>
          <table:table-cell office:value-type="float" office:value="14.069347896304" table:style-name="ce1">
            <text:p>14.0693479</text:p>
          </table:table-cell>
          <table:table-cell office:value-type="float" office:value="13.655248845004399" table:style-name="ce1">
            <text:p>13.65524885</text:p>
          </table:table-cell>
          <table:table-cell office:value-type="float" office:value="13.256330260713799" table:style-name="ce1">
            <text:p>13.25633026</text:p>
          </table:table-cell>
          <table:table-cell office:value-type="float" office:value="12.8768587462282" table:style-name="ce1">
            <text:p>12.87685875</text:p>
          </table:table-cell>
          <table:table-cell office:value-type="float" office:value="12.5323250178993" table:style-name="ce1">
            <text:p>12.53232502</text:p>
          </table:table-cell>
          <table:table-cell office:value-type="float" office:value="12.2020570613012" table:style-name="ce1">
            <text:p>12.20205706</text:p>
          </table:table-cell>
          <table:table-cell office:value-type="float" office:value="11.881847377704" table:style-name="ce1">
            <text:p>11.88184738</text:p>
          </table:table-cell>
          <table:table-cell office:value-type="float" office:value="11.584811126771401" table:style-name="ce1">
            <text:p>11.58481113</text:p>
          </table:table-cell>
          <table:table-cell office:value-type="float" office:value="11.3042436255816" table:style-name="ce1">
            <text:p>11.30424363</text:p>
          </table:table-cell>
          <table:table-cell office:value-type="float" office:value="11.0250972825968" table:style-name="ce1">
            <text:p>11.02509728</text:p>
          </table:table-cell>
          <table:table-cell office:value-type="float" office:value="10.7761480380144" table:style-name="ce1">
            <text:p>10.77614804</text:p>
          </table:table-cell>
          <table:table-cell office:value-type="float" office:value="10.547152172298199" table:style-name="ce1">
            <text:p>10.54715217</text:p>
          </table:table-cell>
          <table:table-cell office:value-type="float" office:value="10.3018695636401" table:style-name="ce1">
            <text:p>10.30186956</text:p>
          </table:table-cell>
          <table:table-cell office:value-type="float" office:value="10.069211156740099" table:style-name="ce1">
            <text:p>10.06921116</text:p>
          </table:table-cell>
          <table:table-cell office:value-type="float" office:value="9.8636326478062202" table:style-name="ce1">
            <text:p>9.863632648</text:p>
          </table:table-cell>
          <table:table-cell office:value-type="float" office:value="9.6667380672833794" table:style-name="ce1">
            <text:p>9.666738067</text:p>
          </table:table-cell>
          <table:table-cell office:value-type="float" office:value="9.4624436330866608" table:style-name="ce1">
            <text:p>9.462443633</text:p>
          </table:table-cell>
          <table:table-cell office:value-type="float" office:value="9.3258734274444208" table:style-name="ce1">
            <text:p>9.325873427</text:p>
          </table:table-cell>
          <table:table-cell office:value-type="float" office:value="9.1438491638927104" table:style-name="ce1">
            <text:p>9.143849164</text:p>
          </table:table-cell>
          <table:table-cell office:value-type="float" office:value="9.31917185176186" table:style-name="ce1">
            <text:p>9.319171852</text:p>
          </table:table-cell>
          <table:table-cell office:value-type="float" office:value="9.2270978871599905" table:style-name="ce1">
            <text:p>9.227097887</text:p>
          </table:table-cell>
          <table:table-cell office:value-type="float" office:value="9.0499992131445204" table:style-name="ce1">
            <text:p>9.049999213</text:p>
          </table:table-cell>
          <table:table-cell office:value-type="float" office:value="8.8946818365704008" table:style-name="ce1">
            <text:p>8.894681837</text:p>
          </table:table-cell>
          <table:table-cell office:value-type="float" office:value="8.7343321173342403" table:style-name="ce1">
            <text:p>8.734332117</text:p>
          </table:table-cell>
          <table:table-cell office:value-type="float" office:value="8.57804225894985" table:style-name="ce1">
            <text:p>8.578042259</text:p>
          </table:table-cell>
          <table:table-cell office:value-type="float" office:value="8.4273341812220401" table:style-name="ce1">
            <text:p>8.427334181</text:p>
          </table:table-cell>
          <table:table-cell office:value-type="float" office:value="8.2938402175991293" table:style-name="ce1">
            <text:p>8.293840218</text:p>
          </table:table-cell>
          <table:table-cell office:value-type="float" office:value="8.1549084379477197" table:style-name="ce1">
            <text:p>8.154908438</text:p>
          </table:table-cell>
          <table:table-cell office:value-type="float" office:value="8.0206862101489094" table:style-name="ce1">
            <text:p>8.02068621</text:p>
          </table:table-cell>
          <table:table-cell office:value-type="float" office:value="8.1118398680374693" table:style-name="ce1">
            <text:p>8.111839868</text:p>
          </table:table-cell>
          <table:table-cell office:value-type="float" office:value="8.0499484473748293" table:style-name="ce1">
            <text:p>8.049948447</text:p>
          </table:table-cell>
          <table:table-cell office:value-type="float" office:value="7.9258250654527203" table:style-name="ce1">
            <text:p>7.925825065</text:p>
          </table:table-cell>
          <table:table-cell office:value-type="float" office:value="7.8130052748061098" table:style-name="ce1">
            <text:p>7.813005275</text:p>
          </table:table-cell>
          <table:table-cell office:value-type="float" office:value="7.6964629856404398" table:style-name="ce1">
            <text:p>7.696462986</text:p>
          </table:table-cell>
          <table:table-cell office:value-type="float" office:value="7.5835066130644897" table:style-name="ce1">
            <text:p>7.583506613</text:p>
          </table:table-cell>
          <table:table-cell office:value-type="float" office:value="7.4776121165372098" table:style-name="ce1">
            <text:p>7.477612117</text:p>
          </table:table-cell>
          <table:table-cell office:value-type="float" office:value="7.3712940068605901" table:style-name="ce1">
            <text:p>7.371294007</text:p>
          </table:table-cell>
          <table:table-cell office:value-type="float" office:value="7.2663602273158396" table:style-name="ce1">
            <text:p>7.266360227</text:p>
          </table:table-cell>
          <table:table-cell office:value-type="float" office:value="7.16694463725924" table:style-name="ce1">
            <text:p>7.166944637</text:p>
          </table:table-cell>
          <table:table-cell office:value-type="float" office:value="7.0715730790614604" table:style-name="ce1">
            <text:p>7.071573079</text:p>
          </table:table-cell>
          <table:table-cell office:value-type="float" office:value="6.97556592553161" table:style-name="ce1">
            <text:p>6.975565926</text:p>
          </table:table-cell>
          <table:table-cell office:value-type="float" office:value="6.8855016149466497" table:style-name="ce1">
            <text:p>6.885501615</text:p>
          </table:table-cell>
          <table:table-cell office:value-type="float" office:value="6.7967506957475301" table:style-name="ce1">
            <text:p>6.796750696</text:p>
          </table:table-cell>
          <table:table-cell office:value-type="float" office:value="6.7096905345645004" table:style-name="ce1">
            <text:p>6.709690535</text:p>
          </table:table-cell>
          <table:table-cell office:value-type="float" office:value="6.62046755194838" table:style-name="ce1">
            <text:p>6.620467552</text:p>
          </table:table-cell>
          <table:table-cell office:value-type="float" office:value="6.5411781083999001" table:style-name="ce1">
            <text:p>6.541178108</text:p>
          </table:table-cell>
          <table:table-cell office:value-type="float" office:value="6.4645742184254704" table:style-name="ce1">
            <text:p>6.464574218</text:p>
          </table:table-cell>
          <table:table-cell office:value-type="float" office:value="6.7956884120551999" table:style-name="ce1">
            <text:p>6.795688412</text:p>
          </table:table-cell>
          <table:table-cell office:value-type="float" office:value="6.9112907873429403" table:style-name="ce1">
            <text:p>6.911290787</text:p>
          </table:table-cell>
          <table:table-cell office:value-type="float" office:value="6.8266295263285599" table:style-name="ce1">
            <text:p>6.826629526</text:p>
          </table:table-cell>
          <table:table-cell office:value-type="float" office:value="6.74315137983114" table:style-name="ce1">
            <text:p>6.74315138</text:p>
          </table:table-cell>
          <table:table-cell office:value-type="float" office:value="6.6750437005397503" table:style-name="ce1">
            <text:p>6.675043701</text:p>
          </table:table-cell>
          <table:table-cell office:value-type="float" office:value="6.5995213006948203" table:style-name="ce1">
            <text:p>6.599521301</text:p>
          </table:table-cell>
          <table:table-cell office:value-type="float" office:value="6.5211117211184204" table:style-name="ce1">
            <text:p>6.521111721</text:p>
          </table:table-cell>
          <table:table-cell office:value-type="float" office:value="6.4443927596934998" table:style-name="ce1">
            <text:p>6.44439276</text:p>
          </table:table-cell>
          <table:table-cell office:value-type="float" office:value="6.3763704001885104" table:style-name="ce1">
            <text:p>6.3763704</text:p>
          </table:table-cell>
          <table:table-cell office:value-type="float" office:value="6.3057890967129797" table:style-name="ce1">
            <text:p>6.305789097</text:p>
          </table:table-cell>
          <table:table-cell office:value-type="float" office:value="6.2357050150025204" table:style-name="ce1">
            <text:p>6.235705015</text:p>
          </table:table-cell>
          <table:table-cell office:value-type="float" office:value="6.1671958564765701" table:style-name="ce1">
            <text:p>6.167195856</text:p>
          </table:table-cell>
          <table:table-cell office:value-type="float" office:value="6.1052766785408696" table:style-name="ce1">
            <text:p>6.105276679</text:p>
          </table:table-cell>
          <table:table-cell office:value-type="float" office:value="6.0452481280115098" table:style-name="ce1">
            <text:p>6.045248128</text:p>
          </table:table-cell>
          <table:table-cell office:value-type="float" office:value="5.9795389092287703" table:style-name="ce1">
            <text:p>5.979538909</text:p>
          </table:table-cell>
          <table:table-cell office:value-type="float" office:value="5.91961574368234" table:style-name="ce1">
            <text:p>5.919615744</text:p>
          </table:table-cell>
          <table:table-cell office:value-type="float" office:value="5.8604102439431998" table:style-name="ce1">
            <text:p>5.860410244</text:p>
          </table:table-cell>
          <table:table-cell office:value-type="float" office:value="5.7994048693757696" table:style-name="ce1">
            <text:p>5.799404869</text:p>
          </table:table-cell>
          <table:table-cell office:value-type="float" office:value="5.7451867961766903" table:style-name="ce1">
            <text:p>5.745186796</text:p>
          </table:table-cell>
          <table:table-cell office:value-type="float" office:value="5.6925836186941297" table:style-name="ce1">
            <text:p>5.692583619</text:p>
          </table:table-cell>
          <table:table-cell office:value-type="float" office:value="5.6346793658335397" table:style-name="ce1">
            <text:p>5.634679366</text:p>
          </table:table-cell>
          <table:table-cell office:value-type="float" office:value="5.5777634126433" table:style-name="ce1">
            <text:p>5.577763413</text:p>
          </table:table-cell>
          <table:table-cell office:value-type="float" office:value="5.5317791378134302" table:style-name="ce1">
            <text:p>5.531779138</text:p>
          </table:table-cell>
          <table:table-cell office:value-type="float" office:value="5.4828948873624501" table:style-name="ce1">
            <text:p>5.482894887</text:p>
          </table:table-cell>
          <table:table-cell office:value-type="float" office:value="5.42914101591772" table:style-name="ce1">
            <text:p>5.429141016</text:p>
          </table:table-cell>
          <table:table-cell office:value-type="float" office:value="5.3766053442909003" table:style-name="ce1">
            <text:p>5.376605344</text:p>
          </table:table-cell>
          <table:table-cell office:value-type="float" office:value="5.32507997404152" table:style-name="ce1">
            <text:p>5.325079974</text:p>
          </table:table-cell>
          <table:table-cell office:value-type="float" office:value="5.2800265442150698" table:style-name="ce1">
            <text:p>5.280026544</text:p>
          </table:table-cell>
          <table:table-cell office:value-type="float" office:value="5.23243947302264" table:style-name="ce1">
            <text:p>5.232439473</text:p>
          </table:table-cell>
          <table:table-cell office:value-type="float" office:value="5.1848315331457204" table:style-name="ce1">
            <text:p>5.184831533</text:p>
          </table:table-cell>
          <table:table-cell office:value-type="float" office:value="5.13699019337915" table:style-name="ce1">
            <text:p>5.136990193</text:p>
          </table:table-cell>
          <table:table-cell office:value-type="float" office:value="5.1004886473659203" table:style-name="ce1">
            <text:p>5.100488647</text:p>
          </table:table-cell>
          <table:table-cell office:value-type="float" office:value="5.0595248400468096" table:style-name="ce1">
            <text:p>5.05952484</text:p>
          </table:table-cell>
          <table:table-cell office:value-type="float" office:value="5.0139435351815198" table:style-name="ce1">
            <text:p>5.013943535</text:p>
          </table:table-cell>
          <table:table-cell office:value-type="float" office:value="4.9691761821888303" table:style-name="ce1">
            <text:p>4.969176182</text:p>
          </table:table-cell>
          <table:table-cell office:value-type="float" office:value="4.9252011717269797" table:style-name="ce1">
            <text:p>4.925201172</text:p>
          </table:table-cell>
          <table:table-cell office:value-type="float" office:value="4.8872123004159" table:style-name="ce1">
            <text:p>4.8872123</text:p>
          </table:table-cell>
          <table:table-cell office:value-type="float" office:value="4.8459181926400499" table:style-name="ce1">
            <text:p>4.845918193</text:p>
          </table:table-cell>
          <table:table-cell office:value-type="float" office:value="4.8053360522396398" table:style-name="ce1">
            <text:p>4.805336052</text:p>
          </table:table-cell>
          <table:table-cell office:value-type="float" office:value="4.7654476236409504" table:style-name="ce1">
            <text:p>4.765447624</text:p>
          </table:table-cell>
          <table:table-cell office:value-type="float" office:value="4.7285089532152602" table:style-name="ce1">
            <text:p>4.728508953</text:p>
          </table:table-cell>
          <table:table-cell office:value-type="float" office:value="4.6917508844336497" table:style-name="ce1">
            <text:p>4.691750884</text:p>
          </table:table-cell>
          <table:table-cell office:value-type="float" office:value="4.6528026840496697" table:style-name="ce1">
            <text:p>4.652802684</text:p>
          </table:table-cell>
          <table:table-cell office:value-type="float" office:value="4.6177107983419097" table:style-name="ce1">
            <text:p>4.617710798</text:p>
          </table:table-cell>
          <table:table-cell office:value-type="float" office:value="4.5827647980948703" table:style-name="ce1">
            <text:p>4.582764798</text:p>
          </table:table-cell>
          <table:table-cell office:value-type="float" office:value="4.5460341872163603" table:style-name="ce1">
            <text:p>4.546034187</text:p>
          </table:table-cell>
          <table:table-cell office:value-type="float" office:value="4.5126523350082399" table:style-name="ce1">
            <text:p>4.512652335</text:p>
          </table:table-cell>
          <table:table-cell office:value-type="float" office:value="4.4816925449711196" table:style-name="ce1">
            <text:p>4.481692545</text:p>
          </table:table-cell>
          <table:table-cell office:value-type="float" office:value="4.4461235565189696" table:style-name="ce1">
            <text:p>4.446123557</text:p>
          </table:table-cell>
          <table:table-cell office:value-type="float" office:value="4.4143169498803196" table:style-name="ce1">
            <text:p>4.41431695</text:p>
          </table:table-cell>
          <table:table-cell office:value-type="float" office:value="4.3809112698515102" table:style-name="ce1">
            <text:p>4.38091127</text:p>
          </table:table-cell>
          <table:table-cell office:value-type="float" office:value="4.3480235073425302" table:style-name="ce1">
            <text:p>4.348023507</text:p>
          </table:table-cell>
          <table:table-cell office:value-type="float" office:value="4.3147153791195496" table:style-name="ce1">
            <text:p>4.314715379</text:p>
          </table:table-cell>
          <table:table-cell office:value-type="float" office:value="4.29062077071357" table:style-name="ce1">
            <text:p>4.290620771</text:p>
          </table:table-cell>
          <table:table-cell office:value-type="float" office:value="4.26261962731623" table:style-name="ce1">
            <text:p>4.262619627</text:p>
          </table:table-cell>
          <table:table-cell office:value-type="float" office:value="4.23056985568227" table:style-name="ce1">
            <text:p>4.230569856</text:p>
          </table:table-cell>
          <table:table-cell office:value-type="float" office:value="4.19899843884882" table:style-name="ce1">
            <text:p>4.198998439</text:p>
          </table:table-cell>
          <table:table-cell office:value-type="float" office:value="4.1678947467091998" table:style-name="ce1">
            <text:p>4.167894747</text:p>
          </table:table-cell>
          <table:table-cell office:value-type="float" office:value="4.1416195635882804" table:style-name="ce1">
            <text:p>4.141619564</text:p>
          </table:table-cell>
          <table:table-cell office:value-type="float" office:value="4.1123989091547397" table:style-name="ce1">
            <text:p>4.112398909</text:p>
          </table:table-cell>
          <table:table-cell office:value-type="float" office:value="4.0830692044509904" table:style-name="ce1">
            <text:p>4.083069204</text:p>
          </table:table-cell>
          <table:table-cell office:value-type="float" office:value="4.0541615098868604" table:style-name="ce1">
            <text:p>4.05416151</text:p>
          </table:table-cell>
          <table:table-cell office:value-type="float" office:value="4.0256667823879404" table:style-name="ce1">
            <text:p>4.025666782</text:p>
          </table:table-cell>
          <table:table-cell office:value-type="float" office:value="4.0013320523161404" table:style-name="ce1">
            <text:p>4.001332052</text:p>
          </table:table-cell>
          <table:table-cell office:value-type="float" office:value="3.97481419981967" table:style-name="ce1">
            <text:p>3.9748142</text:p>
          </table:table-cell>
          <table:table-cell office:value-type="float" office:value="3.9479860579061898" table:style-name="ce1">
            <text:p>3.947986058</text:p>
          </table:table-cell>
          <table:table-cell office:value-type="float" office:value="3.92069425777043" table:style-name="ce1">
            <text:p>3.920694258</text:p>
          </table:table-cell>
          <table:table-cell office:value-type="float" office:value="3.9004090279213601" table:style-name="ce1">
            <text:p>3.900409028</text:p>
          </table:table-cell>
          <table:table-cell office:value-type="float" office:value="3.8764794079589602" table:style-name="ce1">
            <text:p>3.876479408</text:p>
          </table:table-cell>
          <table:table-cell office:value-type="float" office:value="3.8501980284237201" table:style-name="ce1">
            <text:p>3.850198028</text:p>
          </table:table-cell>
          <table:table-cell office:value-type="float" office:value="3.8241831768803101" table:style-name="ce1">
            <text:p>3.824183177</text:p>
          </table:table-cell>
          <table:table-cell office:value-type="float" office:value="3.80124694423957" table:style-name="ce1">
            <text:p>3.801246944</text:p>
          </table:table-cell>
          <table:table-cell office:value-type="float" office:value="3.7768278973192602" table:style-name="ce1">
            <text:p>3.776827897</text:p>
          </table:table-cell>
          <table:table-cell office:value-type="float" office:value="3.7522455911121" table:style-name="ce1">
            <text:p>3.752245591</text:p>
          </table:table-cell>
          <table:table-cell office:value-type="float" office:value="3.7581153291330498" table:style-name="ce1">
            <text:p>3.758115329</text:p>
          </table:table-cell>
          <table:table-cell office:value-type="float" office:value="3.7339766646291599" table:style-name="ce1">
            <text:p>3.733976665</text:p>
          </table:table-cell>
          <table:table-cell office:value-type="float" office:value="3.7123708714394299" table:style-name="ce1">
            <text:p>3.712370871</text:p>
          </table:table-cell>
          <table:table-cell office:value-type="float" office:value="3.6899413625773501" table:style-name="ce1">
            <text:p>3.689941363</text:p>
          </table:table-cell>
          <table:table-cell office:value-type="float" office:value="3.6667039157661998" table:style-name="ce1">
            <text:p>3.666703916</text:p>
          </table:table-cell>
          <table:table-cell office:value-type="float" office:value="3.64593946097412" table:style-name="ce1">
            <text:p>3.645939461</text:p>
          </table:table-cell>
          <table:table-cell office:value-type="float" office:value="3.6251062920325401" table:style-name="ce1">
            <text:p>3.625106292</text:p>
          </table:table-cell>
          <table:table-cell office:value-type="float" office:value="3.6024198803741898" table:style-name="ce1">
            <text:p>3.60241988</text:p>
          </table:table-cell>
          <table:table-cell office:value-type="float" office:value="3.58244653433067" table:style-name="ce1">
            <text:p>3.582446534</text:p>
          </table:table-cell>
          <table:table-cell office:value-type="float" office:value="3.56239592708764" table:style-name="ce1">
            <text:p>3.562395927</text:p>
          </table:table-cell>
          <table:table-cell office:value-type="float" office:value="3.5405167351818898" table:style-name="ce1">
            <text:p>3.540516735</text:p>
          </table:table-cell>
          <table:table-cell office:value-type="float" office:value="3.5191939310398999" table:style-name="ce1">
            <text:p>3.519193931</text:p>
          </table:table-cell>
          <table:table-cell office:value-type="float" office:value="3.50021521507874" table:style-name="ce1">
            <text:p>3.500215215</text:p>
          </table:table-cell>
          <table:table-cell office:value-type="float" office:value="3.4838895588889001" table:style-name="ce1">
            <text:p>3.483889559</text:p>
          </table:table-cell>
          <table:table-cell office:value-type="float" office:value="3.4629812881502802" table:style-name="ce1">
            <text:p>3.462981288</text:p>
          </table:table-cell>
          <table:table-cell office:value-type="float" office:value="3.4715658047225499" table:style-name="ce1">
            <text:p>3.471565805</text:p>
          </table:table-cell>
          <table:table-cell office:value-type="float" office:value="3.45444023351744" table:style-name="ce1">
            <text:p>3.454440234</text:p>
          </table:table-cell>
          <table:table-cell office:value-type="float" office:value="3.43438378041993" table:style-name="ce1">
            <text:p>3.43438378</text:p>
          </table:table-cell>
          <table:table-cell office:value-type="float" office:value="3.4242123552321102" table:style-name="ce1">
            <text:p>3.424212355</text:p>
          </table:table-cell>
          <table:table-cell office:value-type="float" office:value="3.4056793308064401" table:style-name="ce1">
            <text:p>3.405679331</text:p>
          </table:table-cell>
          <table:table-cell office:value-type="float" office:value="3.3858788695808202" table:style-name="ce1">
            <text:p>3.38587887</text:p>
          </table:table-cell>
          <table:table-cell office:value-type="float" office:value="3.3663073154213898" table:style-name="ce1">
            <text:p>3.366307315</text:p>
          </table:table-cell>
          <table:table-cell office:value-type="float" office:value="3.3492979889730501" table:style-name="ce1">
            <text:p>3.349297989</text:p>
          </table:table-cell>
          <table:table-cell office:value-type="float" office:value="3.3302618109695201" table:style-name="ce1">
            <text:p>3.330261811</text:p>
          </table:table-cell>
          <table:table-cell office:value-type="float" office:value="3.3114419531705801" table:style-name="ce1">
            <text:p>3.311441953</text:p>
          </table:table-cell>
          <table:table-cell office:value-type="float" office:value="3.29283474913208" table:style-name="ce1">
            <text:p>3.292834749</text:p>
          </table:table-cell>
          <table:table-cell office:value-type="float" office:value="3.27443661480187" table:style-name="ce1">
            <text:p>3.274436615</text:p>
          </table:table-cell>
          <table:table-cell office:value-type="float" office:value="3.25946473339105" table:style-name="ce1">
            <text:p>3.259464733</text:p>
          </table:table-cell>
          <table:table-cell office:value-type="float" office:value="3.2417171496502002" table:style-name="ce1">
            <text:p>3.24171715</text:p>
          </table:table-cell>
          <table:table-cell office:value-type="float" office:value="3.2241656718070302" table:style-name="ce1">
            <text:p>3.224165672</text:p>
          </table:table-cell>
          <table:table-cell office:value-type="float" office:value="3.2068070673467601" table:style-name="ce1">
            <text:p>3.206807067</text:p>
          </table:table-cell>
          <table:table-cell office:value-type="float" office:value="3.1896381744106401" table:style-name="ce1">
            <text:p>3.189638174</text:p>
          </table:table-cell>
          <table:table-cell office:value-type="float" office:value="3.17553399869246" table:style-name="ce1">
            <text:p>3.175533999</text:p>
          </table:table-cell>
          <table:table-cell office:value-type="float" office:value="3.15911700359786" table:style-name="ce1">
            <text:p>3.159117004</text:p>
          </table:table-cell>
          <table:table-cell office:value-type="float" office:value="3.1428765353322401" table:style-name="ce1">
            <text:p>3.142876535</text:p>
          </table:table-cell>
          <table:table-cell office:value-type="float" office:value="3.1264167659456401" table:style-name="ce1">
            <text:p>3.126416766</text:p>
          </table:table-cell>
          <table:table-cell office:value-type="float" office:value="3.1101321004886802" table:style-name="ce1">
            <text:p>3.1101321</text:p>
          </table:table-cell>
          <table:table-cell office:value-type="float" office:value="3.09582814500149" table:style-name="ce1">
            <text:p>3.095828145</text:p>
          </table:table-cell>
          <table:table-cell office:value-type="float" office:value="3.0802626805867099" table:style-name="ce1">
            <text:p>3.080262681</text:p>
          </table:table-cell>
          <table:table-cell office:value-type="float" office:value="3.0648602053281002" table:style-name="ce1">
            <text:p>3.064860205</text:p>
          </table:table-cell>
          <table:table-cell office:value-type="float" office:value="3.0510155402660302" table:style-name="ce1">
            <text:p>3.05101554</text:p>
          </table:table-cell>
          <table:table-cell office:value-type="float" office:value="3.03592421573715" table:style-name="ce1">
            <text:p>3.035924216</text:p>
          </table:table-cell>
          <table:table-cell office:value-type="float" office:value="3.0209884718735198" table:style-name="ce1">
            <text:p>3.020988472</text:p>
          </table:table-cell>
          <table:table-cell office:value-type="float" office:value="3.0068042498559202" table:style-name="ce1">
            <text:p>3.00680425</text:p>
          </table:table-cell>
          <table:table-cell office:value-type="float" office:value="2.9926664577536801" table:style-name="ce1">
            <text:p>2.992666458</text:p>
          </table:table-cell>
          <table:table-cell office:value-type="float" office:value="2.9781777442939799" table:style-name="ce1">
            <text:p>2.978177744</text:p>
          </table:table-cell>
          <table:table-cell office:value-type="float" office:value="2.9644246505270502" table:style-name="ce1">
            <text:p>2.964424651</text:p>
          </table:table-cell>
          <table:table-cell office:value-type="float" office:value="2.9507129537797701" table:style-name="ce1">
            <text:p>2.950712954</text:p>
          </table:table-cell>
          <table:table-cell office:value-type="float" office:value="2.93723471490308" table:style-name="ce1">
            <text:p>2.937234715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17.301772969101101" table:style-name="ce1">
            <text:p>17.30177297</text:p>
          </table:table-cell>
          <table:table-cell office:value-type="string" table:style-name="ce1">
            <text:p><text:s/>global min</text:p>
          </table:table-cell>
          <table:table-cell office:value-type="float" office:value="-13.8337987575049" table:style-name="ce1">
            <text:p>-13.83379876</text:p>
          </table:table-cell>
          <table:table-cell office:value-type="string" table:style-name="ce1">
            <text:p><text:s/>range</text:p>
          </table:table-cell>
          <table:table-cell office:value-type="float" office:value="31.135571726605999" table:style-name="ce1">
            <text:p>31.13557173</text:p>
          </table:table-cell>
          <table:table-cell office:value-type="string" table:style-name="ce1">
            <text:p><text:s/>regret</text:p>
          </table:table-cell>
          <table:table-cell office:value-type="float" office:value="15.435377815044699" table:style-name="ce1">
            <text:p>15.43537782</text:p>
          </table:table-cell>
          <table:table-cell office:value-type="float" office:value="10.0195737013791" table:style-name="ce1">
            <text:p>10.0195737</text:p>
          </table:table-cell>
          <table:table-cell office:value-type="float" office:value="10.454388647088299" table:style-name="ce1">
            <text:p>10.45438865</text:p>
          </table:table-cell>
          <table:table-cell office:value-type="float" office:value="10.1035401412868" table:style-name="ce1">
            <text:p>10.10354014</text:p>
          </table:table-cell>
          <table:table-cell office:value-type="float" office:value="11.287081576406701" table:style-name="ce1">
            <text:p>11.28708158</text:p>
          </table:table-cell>
          <table:table-cell office:value-type="float" office:value="12.1542955639772" table:style-name="ce1">
            <text:p>12.15429556</text:p>
          </table:table-cell>
          <table:table-cell office:value-type="float" office:value="13.0785535750955" table:style-name="ce1">
            <text:p>13.07855358</text:p>
          </table:table-cell>
          <table:table-cell office:value-type="float" office:value="14.9562218224899" table:style-name="ce1">
            <text:p>14.95622182</text:p>
          </table:table-cell>
          <table:table-cell office:value-type="float" office:value="13.4387491680935" table:style-name="ce1">
            <text:p>13.43874917</text:p>
          </table:table-cell>
          <table:table-cell office:value-type="float" office:value="12.5876338145164" table:style-name="ce1">
            <text:p>12.58763381</text:p>
          </table:table-cell>
          <table:table-cell office:value-type="float" office:value="12.3643923608437" table:style-name="ce1">
            <text:p>12.36439236</text:p>
          </table:table-cell>
          <table:table-cell office:value-type="float" office:value="13.3947202808087" table:style-name="ce1">
            <text:p>13.39472028</text:p>
          </table:table-cell>
          <table:table-cell office:value-type="float" office:value="13.5989652962663" table:style-name="ce1">
            <text:p>13.5989653</text:p>
          </table:table-cell>
          <table:table-cell office:value-type="float" office:value="14.0818627256073" table:style-name="ce1">
            <text:p>14.08186273</text:p>
          </table:table-cell>
          <table:table-cell office:value-type="float" office:value="14.5816952414122" table:style-name="ce1">
            <text:p>14.58169524</text:p>
          </table:table-cell>
          <table:table-cell office:value-type="float" office:value="13.824379670500599" table:style-name="ce1">
            <text:p>13.82437967</text:p>
          </table:table-cell>
          <table:table-cell office:value-type="float" office:value="14.0301958836103" table:style-name="ce1">
            <text:p>14.03019588</text:p>
          </table:table-cell>
          <table:table-cell office:value-type="float" office:value="14.6757488132502" table:style-name="ce1">
            <text:p>14.67574881</text:p>
          </table:table-cell>
          <table:table-cell office:value-type="float" office:value="14.2370788544101" table:style-name="ce1">
            <text:p>14.23707885</text:p>
          </table:table-cell>
          <table:table-cell office:value-type="float" office:value="14.499915350111801" table:style-name="ce1">
            <text:p>14.49991535</text:p>
          </table:table-cell>
          <table:table-cell office:value-type="float" office:value="14.960096302240199" table:style-name="ce1">
            <text:p>14.9600963</text:p>
          </table:table-cell>
          <table:table-cell office:value-type="float" office:value="14.3093695555858" table:style-name="ce1">
            <text:p>14.30936956</text:p>
          </table:table-cell>
          <table:table-cell office:value-type="float" office:value="14.644818251896799" table:style-name="ce1">
            <text:p>14.64481825</text:p>
          </table:table-cell>
          <table:table-cell office:value-type="float" office:value="14.873711748487001" table:style-name="ce1">
            <text:p>14.87371175</text:p>
          </table:table-cell>
          <table:table-cell office:value-type="float" office:value="14.690185078934901" table:style-name="ce1">
            <text:p>14.69018508</text:p>
          </table:table-cell>
          <table:table-cell office:value-type="float" office:value="14.6407831532307" table:style-name="ce1">
            <text:p>14.64078315</text:p>
          </table:table-cell>
          <table:table-cell office:value-type="float" office:value="14.988482487988501" table:style-name="ce1">
            <text:p>14.98848249</text:p>
          </table:table-cell>
          <table:table-cell office:value-type="float" office:value="14.5573001646489" table:style-name="ce1">
            <text:p>14.55730016</text:p>
          </table:table-cell>
          <table:table-cell office:value-type="float" office:value="14.056994205803701" table:style-name="ce1">
            <text:p>14.05699421</text:p>
          </table:table-cell>
          <table:table-cell office:value-type="float" office:value="14.1173354059807" table:style-name="ce1">
            <text:p>14.11733541</text:p>
          </table:table-cell>
          <table:table-cell office:value-type="float" office:value="13.7097904756048" table:style-name="ce1">
            <text:p>13.70979048</text:p>
          </table:table-cell>
          <table:table-cell office:value-type="float" office:value="13.358379714080501" table:style-name="ce1">
            <text:p>13.35837971</text:p>
          </table:table-cell>
          <table:table-cell office:value-type="float" office:value="12.9610003945779" table:style-name="ce1">
            <text:p>12.96100039</text:p>
          </table:table-cell>
          <table:table-cell office:value-type="float" office:value="12.5808587097423" table:style-name="ce1">
            <text:p>12.58085871</text:p>
          </table:table-cell>
          <table:table-cell office:value-type="float" office:value="12.363340703837601" table:style-name="ce1">
            <text:p>12.3633407</text:p>
          </table:table-cell>
          <table:table-cell office:value-type="float" office:value="12.0304776808663" table:style-name="ce1">
            <text:p>12.03047768</text:p>
          </table:table-cell>
          <table:table-cell office:value-type="float" office:value="11.7306344297383" table:style-name="ce1">
            <text:p>11.73063443</text:p>
          </table:table-cell>
          <table:table-cell office:value-type="float" office:value="11.794856241743901" table:style-name="ce1">
            <text:p>11.79485624</text:p>
          </table:table-cell>
          <table:table-cell office:value-type="float" office:value="11.5089396169772" table:style-name="ce1">
            <text:p>11.50893962</text:p>
          </table:table-cell>
          <table:table-cell office:value-type="float" office:value="11.290826772733" table:style-name="ce1">
            <text:p>11.29082677</text:p>
          </table:table-cell>
          <table:table-cell office:value-type="float" office:value="11.0175327614445" table:style-name="ce1">
            <text:p>11.01753276</text:p>
          </table:table-cell>
          <table:table-cell office:value-type="float" office:value="10.782006276034799" table:style-name="ce1">
            <text:p>10.78200628</text:p>
          </table:table-cell>
          <table:table-cell office:value-type="float" office:value="10.9661575299547" table:style-name="ce1">
            <text:p>10.96615753</text:p>
          </table:table-cell>
          <table:table-cell office:value-type="float" office:value="10.724934276389" table:style-name="ce1">
            <text:p>10.72493428</text:p>
          </table:table-cell>
          <table:table-cell office:value-type="float" office:value="10.541372317065401" table:style-name="ce1">
            <text:p>10.54137232</text:p>
          </table:table-cell>
          <table:table-cell office:value-type="float" office:value="10.312212049303101" table:style-name="ce1">
            <text:p>10.31221205</text:p>
          </table:table-cell>
          <table:table-cell office:value-type="float" office:value="10.1245645904814" table:style-name="ce1">
            <text:p>10.12456459</text:p>
          </table:table-cell>
          <table:table-cell office:value-type="float" office:value="9.9157910294604701" table:style-name="ce1">
            <text:p>9.915791029</text:p>
          </table:table-cell>
          <table:table-cell office:value-type="float" office:value="9.7144162606580107" table:style-name="ce1">
            <text:p>9.714416261</text:p>
          </table:table-cell>
          <table:table-cell office:value-type="float" office:value="9.5497967867314095" table:style-name="ce1">
            <text:p>9.549796787</text:p>
          </table:table-cell>
          <table:table-cell office:value-type="float" office:value="9.3632553420929305" table:style-name="ce1">
            <text:p>9.363255342</text:p>
          </table:table-cell>
          <table:table-cell office:value-type="float" office:value="9.1833366493149597" table:style-name="ce1">
            <text:p>9.183336649</text:p>
          </table:table-cell>
          <table:table-cell office:value-type="float" office:value="9.0102073411701191" table:style-name="ce1">
            <text:p>9.010207341</text:p>
          </table:table-cell>
          <table:table-cell office:value-type="float" office:value="8.8961567596959394" table:style-name="ce1">
            <text:p>8.89615676</text:p>
          </table:table-cell>
          <table:table-cell office:value-type="float" office:value="8.7346584018618092" table:style-name="ce1">
            <text:p>8.734658402</text:p>
          </table:table-cell>
          <table:table-cell office:value-type="float" office:value="8.5985575055414394" table:style-name="ce1">
            <text:p>8.598557506</text:p>
          </table:table-cell>
          <table:table-cell office:value-type="float" office:value="8.4909450248622296" table:style-name="ce1">
            <text:p>8.490945025</text:p>
          </table:table-cell>
          <table:table-cell office:value-type="float" office:value="8.3492151164989501" table:style-name="ce1">
            <text:p>8.349215116</text:p>
          </table:table-cell>
          <table:table-cell office:value-type="float" office:value="8.2079359972162393" table:style-name="ce1">
            <text:p>8.207935997</text:p>
          </table:table-cell>
          <table:table-cell office:value-type="float" office:value="8.0898940701665705" table:style-name="ce1">
            <text:p>8.08989407</text:p>
          </table:table-cell>
          <table:table-cell office:value-type="float" office:value="7.9586789593426301" table:style-name="ce1">
            <text:p>7.958678959</text:p>
          </table:table-cell>
          <table:table-cell office:value-type="float" office:value="7.8308967682269204" table:style-name="ce1">
            <text:p>7.830896768</text:p>
          </table:table-cell>
          <table:table-cell office:value-type="float" office:value="7.7065968195249104" table:style-name="ce1">
            <text:p>7.70659682</text:p>
          </table:table-cell>
          <table:table-cell office:value-type="float" office:value="7.60357199746859" table:style-name="ce1">
            <text:p>7.603571997</text:p>
          </table:table-cell>
          <table:table-cell office:value-type="float" office:value="7.4893305233739396" table:style-name="ce1">
            <text:p>7.489330523</text:p>
          </table:table-cell>
          <table:table-cell office:value-type="float" office:value="7.3765895663249399" table:style-name="ce1">
            <text:p>7.376589566</text:p>
          </table:table-cell>
          <table:table-cell office:value-type="float" office:value="7.31527065447459" table:style-name="ce1">
            <text:p>7.315270654</text:p>
          </table:table-cell>
          <table:table-cell office:value-type="float" office:value="7.2078953077737804" table:style-name="ce1">
            <text:p>7.207895308</text:p>
          </table:table-cell>
          <table:table-cell office:value-type="float" office:value="7.1222995125392803" table:style-name="ce1">
            <text:p>7.122299513</text:p>
          </table:table-cell>
          <table:table-cell office:value-type="float" office:value="7.0217776953588" table:style-name="ce1">
            <text:p>7.021777695</text:p>
          </table:table-cell>
          <table:table-cell office:value-type="float" office:value="6.9233890392293702" table:style-name="ce1">
            <text:p>6.923389039</text:p>
          </table:table-cell>
          <table:table-cell office:value-type="float" office:value="7.0438605194363904" table:style-name="ce1">
            <text:p>7.043860519</text:p>
          </table:table-cell>
          <table:table-cell office:value-type="float" office:value="6.9473692794441098" table:style-name="ce1">
            <text:p>6.947369279</text:p>
          </table:table-cell>
          <table:table-cell office:value-type="float" office:value="6.8867919392735999" table:style-name="ce1">
            <text:p>6.886791939</text:p>
          </table:table-cell>
          <table:table-cell office:value-type="float" office:value="6.8098081561889003" table:style-name="ce1">
            <text:p>6.809808156</text:p>
          </table:table-cell>
          <table:table-cell office:value-type="float" office:value="6.7215663865216202" table:style-name="ce1">
            <text:p>6.721566387</text:p>
          </table:table-cell>
          <table:table-cell office:value-type="float" office:value="6.6349022432958904" table:style-name="ce1">
            <text:p>6.634902243</text:p>
          </table:table-cell>
          <table:table-cell office:value-type="float" office:value="6.5504602575887603" table:style-name="ce1">
            <text:p>6.550460258</text:p>
          </table:table-cell>
          <table:table-cell office:value-type="float" office:value="6.51260018310394" table:style-name="ce1">
            <text:p>6.512600183</text:p>
          </table:table-cell>
          <table:table-cell office:value-type="float" office:value="6.4322648346889704" table:style-name="ce1">
            <text:p>6.432264835</text:p>
          </table:table-cell>
          <table:table-cell office:value-type="float" office:value="6.3626675511905599" table:style-name="ce1">
            <text:p>6.362667551</text:p>
          </table:table-cell>
          <table:table-cell office:value-type="float" office:value="6.2869719886279603" table:style-name="ce1">
            <text:p>6.286971989</text:p>
          </table:table-cell>
          <table:table-cell office:value-type="float" office:value="6.21122533816256" table:style-name="ce1">
            <text:p>6.211225338</text:p>
          </table:table-cell>
          <table:table-cell office:value-type="float" office:value="6.1393997529620101" table:style-name="ce1">
            <text:p>6.139399753</text:p>
          </table:table-cell>
          <table:table-cell office:value-type="float" office:value="6.0744250693293402" table:style-name="ce1">
            <text:p>6.074425069</text:p>
          </table:table-cell>
          <table:table-cell office:value-type="float" office:value="6.0058605473756899" table:style-name="ce1">
            <text:p>6.005860547</text:p>
          </table:table-cell>
          <table:table-cell office:value-type="float" office:value="5.9372435653388296" table:style-name="ce1">
            <text:p>5.937243565</text:p>
          </table:table-cell>
          <table:table-cell office:value-type="float" office:value="5.8788076710885999" table:style-name="ce1">
            <text:p>5.878807671</text:p>
          </table:table-cell>
          <table:table-cell office:value-type="float" office:value="5.86857082650421" table:style-name="ce1">
            <text:p>5.868570827</text:p>
          </table:table-cell>
          <table:table-cell office:value-type="float" office:value="5.8050937219992402" table:style-name="ce1">
            <text:p>5.805093722</text:p>
          </table:table-cell>
          <table:table-cell office:value-type="float" office:value="5.7416990998912096" table:style-name="ce1">
            <text:p>5.7416991</text:p>
          </table:table-cell>
          <table:table-cell office:value-type="float" office:value="5.7022265117658701" table:style-name="ce1">
            <text:p>5.702226512</text:p>
          </table:table-cell>
          <table:table-cell office:value-type="float" office:value="5.6410600662503096" table:style-name="ce1">
            <text:p>5.641060066</text:p>
          </table:table-cell>
          <table:table-cell office:value-type="float" office:value="5.5811950344691201" table:style-name="ce1">
            <text:p>5.581195034</text:p>
          </table:table-cell>
          <table:table-cell office:value-type="float" office:value="5.5224456130536597" table:style-name="ce1">
            <text:p>5.522445613</text:p>
          </table:table-cell>
          <table:table-cell office:value-type="float" office:value="5.4667730148063898" table:style-name="ce1">
            <text:p>5.466773015</text:p>
          </table:table-cell>
          <table:table-cell office:value-type="float" office:value="5.4107875518719899" table:style-name="ce1">
            <text:p>5.410787552</text:p>
          </table:table-cell>
          <table:table-cell office:value-type="float" office:value="5.3607318245973596" table:style-name="ce1">
            <text:p>5.360731825</text:p>
          </table:table-cell>
          <table:table-cell office:value-type="float" office:value="5.3074494052570396" table:style-name="ce1">
            <text:p>5.307449405</text:p>
          </table:table-cell>
          <table:table-cell office:value-type="float" office:value="5.25523263430353" table:style-name="ce1">
            <text:p>5.255232634</text:p>
          </table:table-cell>
          <table:table-cell office:value-type="float" office:value="5.2069656961111201" table:style-name="ce1">
            <text:p>5.206965696</text:p>
          </table:table-cell>
          <table:table-cell office:value-type="float" office:value="5.1800802099416599" table:style-name="ce1">
            <text:p>5.18008021</text:p>
          </table:table-cell>
          <table:table-cell office:value-type="float" office:value="5.1306209099413103" table:style-name="ce1">
            <text:p>5.13062091</text:p>
          </table:table-cell>
          <table:table-cell office:value-type="float" office:value="5.0821127503255799" table:style-name="ce1">
            <text:p>5.08211275</text:p>
          </table:table-cell>
          <table:table-cell office:value-type="float" office:value="5.0373333134355303" table:style-name="ce1">
            <text:p>5.037333313</text:p>
          </table:table-cell>
          <table:table-cell office:value-type="float" office:value="4.9906204737795896" table:style-name="ce1">
            <text:p>4.990620474</text:p>
          </table:table-cell>
          <table:table-cell office:value-type="float" office:value="5.01826451268514" table:style-name="ce1">
            <text:p>5.018264513</text:p>
          </table:table-cell>
          <table:table-cell office:value-type="float" office:value="4.9718683905087797" table:style-name="ce1">
            <text:p>4.971868391</text:p>
          </table:table-cell>
          <table:table-cell office:value-type="float" office:value="4.9287375827040396" table:style-name="ce1">
            <text:p>4.928737583</text:p>
          </table:table-cell>
          <table:table-cell office:value-type="float" office:value="4.8847106256785997" table:style-name="ce1">
            <text:p>4.884710626</text:p>
          </table:table-cell>
          <table:table-cell office:value-type="float" office:value="4.8431421546345801" table:style-name="ce1">
            <text:p>4.843142155</text:p>
          </table:table-cell>
          <table:table-cell office:value-type="float" office:value="4.8006656381637898" table:style-name="ce1">
            <text:p>4.800665638</text:p>
          </table:table-cell>
          <table:table-cell office:value-type="float" office:value="4.75894091844469" table:style-name="ce1">
            <text:p>4.758940918</text:p>
          </table:table-cell>
          <table:table-cell office:value-type="float" office:value="4.7205315408870199" table:style-name="ce1">
            <text:p>4.720531541</text:p>
          </table:table-cell>
          <table:table-cell office:value-type="float" office:value="4.6802292867045701" table:style-name="ce1">
            <text:p>4.680229287</text:p>
          </table:table-cell>
          <table:table-cell office:value-type="float" office:value="4.6669929527777896" table:style-name="ce1">
            <text:p>4.666992953</text:p>
          </table:table-cell>
          <table:table-cell office:value-type="float" office:value="4.6278372207874297" table:style-name="ce1">
            <text:p>4.627837221</text:p>
          </table:table-cell>
          <table:table-cell office:value-type="float" office:value="4.5918409043135497" table:style-name="ce1">
            <text:p>4.591840904</text:p>
          </table:table-cell>
          <table:table-cell office:value-type="float" office:value="4.55397478167147" table:style-name="ce1">
            <text:p>4.553974782</text:p>
          </table:table-cell>
          <table:table-cell office:value-type="float" office:value="4.5182800779891501" table:style-name="ce1">
            <text:p>4.518280078</text:p>
          </table:table-cell>
          <table:table-cell office:value-type="float" office:value="4.4816477823851502" table:style-name="ce1">
            <text:p>4.481647782</text:p>
          </table:table-cell>
          <table:table-cell office:value-type="float" office:value="4.44561601621729" table:style-name="ce1">
            <text:p>4.445616016</text:p>
          </table:table-cell>
          <table:table-cell office:value-type="float" office:value="4.4125644378486104" table:style-name="ce1">
            <text:p>4.412564438</text:p>
          </table:table-cell>
          <table:table-cell office:value-type="float" office:value="4.3776709529458397" table:style-name="ce1">
            <text:p>4.377670953</text:p>
          </table:table-cell>
          <table:table-cell office:value-type="float" office:value="4.34481446804062" table:style-name="ce1">
            <text:p>4.344814468</text:p>
          </table:table-cell>
          <table:table-cell office:value-type="float" office:value="4.3115669835407502" table:style-name="ce1">
            <text:p>4.311566984</text:p>
          </table:table-cell>
          <table:table-cell office:value-type="float" office:value="4.2782930097326002" table:style-name="ce1">
            <text:p>4.27829301</text:p>
          </table:table-cell>
          <table:table-cell office:value-type="float" office:value="4.2478397196321103" table:style-name="ce1">
            <text:p>4.24783972</text:p>
          </table:table-cell>
          <table:table-cell office:value-type="float" office:value="4.2155756311846098" table:style-name="ce1">
            <text:p>4.215575631</text:p>
          </table:table-cell>
          <table:table-cell office:value-type="float" office:value="4.1845164046471597" table:style-name="ce1">
            <text:p>4.184516405</text:p>
          </table:table-cell>
          <table:table-cell office:value-type="float" office:value="4.15376155744418" table:style-name="ce1">
            <text:p>4.153761557</text:p>
          </table:table-cell>
          <table:table-cell office:value-type="float" office:value="4.1492596848369399" table:style-name="ce1">
            <text:p>4.149259685</text:p>
          </table:table-cell>
          <table:table-cell office:value-type="float" office:value="4.1200969078065297" table:style-name="ce1">
            <text:p>4.120096908</text:p>
          </table:table-cell>
          <table:table-cell office:value-type="float" office:value="4.1077427973514498" table:style-name="ce1">
            <text:p>4.107742797</text:p>
          </table:table-cell>
          <table:table-cell office:value-type="float" office:value="4.0784678982677898" table:style-name="ce1">
            <text:p>4.078467898</text:p>
          </table:table-cell>
          <table:table-cell office:value-type="float" office:value="4.0491098424710099" table:style-name="ce1">
            <text:p>4.049109842</text:p>
          </table:table-cell>
          <table:table-cell office:value-type="float" office:value="4.0215295541302902" table:style-name="ce1">
            <text:p>4.021529554</text:p>
          </table:table-cell>
          <table:table-cell office:value-type="float" office:value="3.9935157995427999" table:style-name="ce1">
            <text:p>3.9935158</text:p>
          </table:table-cell>
          <table:table-cell office:value-type="float" office:value="3.9667323070266098" table:style-name="ce1">
            <text:p>3.966732307</text:p>
          </table:table-cell>
          <table:table-cell office:value-type="float" office:value="3.9395101578411098" table:style-name="ce1">
            <text:p>3.939510158</text:p>
          </table:table-cell>
          <table:table-cell office:value-type="float" office:value="3.9128319026884499" table:style-name="ce1">
            <text:p>3.912831903</text:p>
          </table:table-cell>
          <table:table-cell office:value-type="float" office:value="3.8863727443671001" table:style-name="ce1">
            <text:p>3.886372744</text:p>
          </table:table-cell>
          <table:table-cell office:value-type="float" office:value="3.8604392019681399" table:style-name="ce1">
            <text:p>3.860439202</text:p>
          </table:table-cell>
          <table:table-cell office:value-type="float" office:value="3.8347113701562598" table:style-name="ce1">
            <text:p>3.83471137</text:p>
          </table:table-cell>
          <table:table-cell office:value-type="float" office:value="3.823693487111" table:style-name="ce1">
            <text:p>3.823693487</text:p>
          </table:table-cell>
          <table:table-cell office:value-type="float" office:value="3.7975979637665298" table:style-name="ce1">
            <text:p>3.797597964</text:p>
          </table:table-cell>
          <table:table-cell office:value-type="float" office:value="3.7728226811630701" table:style-name="ce1">
            <text:p>3.772822681</text:p>
          </table:table-cell>
          <table:table-cell office:value-type="float" office:value="3.7476578478993998" table:style-name="ce1">
            <text:p>3.747657848</text:p>
          </table:table-cell>
          <table:table-cell office:value-type="float" office:value="3.7228307976325499" table:style-name="ce1">
            <text:p>3.722830798</text:p>
          </table:table-cell>
          <table:table-cell office:value-type="float" office:value="3.6996443401182999" table:style-name="ce1">
            <text:p>3.69964434</text:p>
          </table:table-cell>
          <table:table-cell office:value-type="float" office:value="3.6758283753590799" table:style-name="ce1">
            <text:p>3.675828375</text:p>
          </table:table-cell>
          <table:table-cell office:value-type="float" office:value="3.6519638949826301" table:style-name="ce1">
            <text:p>3.651963895</text:p>
          </table:table-cell>
          <table:table-cell office:value-type="float" office:value="3.6296952562604901" table:style-name="ce1">
            <text:p>3.629695256</text:p>
          </table:table-cell>
          <table:table-cell office:value-type="float" office:value="3.60679745369695" table:style-name="ce1">
            <text:p>3.606797454</text:p>
          </table:table-cell>
          <table:table-cell office:value-type="float" office:value="3.58510754864403" table:style-name="ce1">
            <text:p>3.585107549</text:p>
          </table:table-cell>
          <table:table-cell office:value-type="float" office:value="3.5627891262903799" table:style-name="ce1">
            <text:p>3.562789126</text:p>
          </table:table-cell>
          <table:table-cell office:value-type="float" office:value="3.5407550150495299" table:style-name="ce1">
            <text:p>3.540755015</text:p>
          </table:table-cell>
          <table:table-cell office:value-type="float" office:value="3.5198949337548702" table:style-name="ce1">
            <text:p>3.519894934</text:p>
          </table:table-cell>
          <table:table-cell office:value-type="float" office:value="3.4984077559417899" table:style-name="ce1">
            <text:p>3.498407756</text:p>
          </table:table-cell>
          <table:table-cell office:value-type="float" office:value="3.4780730960327499" table:style-name="ce1">
            <text:p>3.478073096</text:p>
          </table:table-cell>
          <table:table-cell office:value-type="float" office:value="3.4571126026504002" table:style-name="ce1">
            <text:p>3.457112603</text:p>
          </table:table-cell>
          <table:table-cell office:value-type="float" office:value="3.4364108807912999" table:style-name="ce1">
            <text:p>3.436410881</text:p>
          </table:table-cell>
          <table:table-cell office:value-type="float" office:value="3.4168308273539001" table:style-name="ce1">
            <text:p>3.416830827</text:p>
          </table:table-cell>
          <table:table-cell office:value-type="float" office:value="3.3966271860985402" table:style-name="ce1">
            <text:p>3.396627186</text:p>
          </table:table-cell>
          <table:table-cell office:value-type="float" office:value="3.3766684374644602" table:style-name="ce1">
            <text:p>3.376668437</text:p>
          </table:table-cell>
          <table:table-cell office:value-type="float" office:value="3.35780213465139" table:style-name="ce1">
            <text:p>3.357802135</text:p>
          </table:table-cell>
          <table:table-cell office:value-type="float" office:value="3.3383148982850699" table:style-name="ce1">
            <text:p>3.338314898</text:p>
          </table:table-cell>
          <table:table-cell office:value-type="float" office:value="3.3199014891910701" table:style-name="ce1">
            <text:p>3.319901489</text:p>
          </table:table-cell>
          <table:table-cell office:value-type="float" office:value="3.3008691351809198" table:style-name="ce1">
            <text:p>3.300869135</text:p>
          </table:table-cell>
          <table:table-cell office:value-type="float" office:value="3.28206069121795" table:style-name="ce1">
            <text:p>3.282060691</text:p>
          </table:table-cell>
          <table:table-cell office:value-type="float" office:value="3.26429929635992" table:style-name="ce1">
            <text:p>3.264299296</text:p>
          </table:table-cell>
          <table:table-cell office:value-type="float" office:value="3.2459221705757102" table:style-name="ce1">
            <text:p>3.245922171</text:p>
          </table:table-cell>
          <table:table-cell office:value-type="float" office:value="3.2414061239644401" table:style-name="ce1">
            <text:p>3.241406124</text:p>
          </table:table-cell>
          <table:table-cell office:value-type="float" office:value="3.22418460699047" table:style-name="ce1">
            <text:p>3.224184607</text:p>
          </table:table-cell>
          <table:table-cell office:value-type="float" office:value="3.2063517444446701" table:style-name="ce1">
            <text:p>3.206351744</text:p>
          </table:table-cell>
          <table:table-cell office:value-type="float" office:value="3.1887215280641699" table:style-name="ce1">
            <text:p>3.188721528</text:p>
          </table:table-cell>
          <table:table-cell office:value-type="float" office:value="3.17208955429258" table:style-name="ce1">
            <text:p>3.172089554</text:p>
          </table:table-cell>
          <table:table-cell office:value-type="float" office:value="3.1548499144452999" table:style-name="ce1">
            <text:p>3.154849914</text:p>
          </table:table-cell>
          <table:table-cell office:value-type="float" office:value="3.1380945038677099" table:style-name="ce1">
            <text:p>3.138094504</text:p>
          </table:table-cell>
          <table:table-cell office:value-type="float" office:value="3.1216488465202001" table:style-name="ce1">
            <text:p>3.121648847</text:p>
          </table:table-cell>
          <table:table-cell office:value-type="float" office:value="3.10526200991543" table:style-name="ce1">
            <text:p>3.10526201</text:p>
          </table:table-cell>
          <table:table-cell office:value-type="float" office:value="3.08917747239565" table:style-name="ce1">
            <text:p>3.089177472</text:p>
          </table:table-cell>
          <table:table-cell office:value-type="float" office:value="3.0731471661041798" table:style-name="ce1">
            <text:p>3.073147166</text:p>
          </table:table-cell>
          <table:table-cell office:value-type="float" office:value="3.0574119977085901" table:style-name="ce1">
            <text:p>3.057411998</text:p>
          </table:table-cell>
          <table:table-cell office:value-type="float" office:value="3.0417266972942598" table:style-name="ce1">
            <text:p>3.041726697</text:p>
          </table:table-cell>
          <table:table-cell office:value-type="float" office:value="3.02632965150943" table:style-name="ce1">
            <text:p>3.026329652</text:p>
          </table:table-cell>
          <table:table-cell office:value-type="float" office:value="3.0109783240738599" table:style-name="ce1">
            <text:p>3.010978324</text:p>
          </table:table-cell>
          <table:table-cell office:value-type="float" office:value="2.9955126609749301" table:style-name="ce1">
            <text:p>2.995512661</text:p>
          </table:table-cell>
          <table:table-cell office:value-type="float" office:value="2.9802106556865802" table:style-name="ce1">
            <text:p>2.980210656</text:p>
          </table:table-cell>
          <table:table-cell office:value-type="float" office:value="2.9658140847118801" table:style-name="ce1">
            <text:p>2.965814085</text:p>
          </table:table-cell>
          <table:table-cell office:value-type="float" office:value="2.95082779977347" table:style-name="ce1">
            <text:p>2.9508278</text:p>
          </table:table-cell>
          <table:table-cell office:value-type="float" office:value="2.9524808970264802" table:style-name="ce1">
            <text:p>2.952480897</text:p>
          </table:table-cell>
          <table:table-cell office:value-type="float" office:value="2.9379894489644598" table:style-name="ce1">
            <text:p>2.937989449</text:p>
          </table:table-cell>
          <table:table-cell office:value-type="float" office:value="2.9237620609868902" table:style-name="ce1">
            <text:p>2.923762061</text:p>
          </table:table-cell>
          <table:table-cell office:value-type="float" office:value="2.9095665192436599" table:style-name="ce1">
            <text:p>2.909566519</text:p>
          </table:table-cell>
          <table:table-cell office:value-type="float" office:value="2.8956293236419901" table:style-name="ce1">
            <text:p>2.895629324</text:p>
          </table:table-cell>
          <table:table-cell office:value-type="float" office:value="2.8817207048471398" table:style-name="ce1">
            <text:p>2.881720705</text:p>
          </table:table-cell>
          <table:table-cell office:value-type="float" office:value="2.8676889521028399" table:style-name="ce1">
            <text:p>2.867688952</text:p>
          </table:table-cell>
          <table:table-cell office:value-type="float" office:value="2.85379822199919" table:style-name="ce1">
            <text:p>2.853798222</text:p>
          </table:table-cell>
          <table:table-cell office:value-type="float" office:value="2.8407535417416598" table:style-name="ce1">
            <text:p>2.840753542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31.301190346271301" table:style-name="ce1">
            <text:p>31.30119035</text:p>
          </table:table-cell>
          <table:table-cell office:value-type="string" table:style-name="ce1">
            <text:p><text:s/>global min</text:p>
          </table:table-cell>
          <table:table-cell office:value-type="float" office:value="-26.082799254000399" table:style-name="ce1">
            <text:p>-26.08279925</text:p>
          </table:table-cell>
          <table:table-cell office:value-type="string" table:style-name="ce1">
            <text:p><text:s/>range</text:p>
          </table:table-cell>
          <table:table-cell office:value-type="float" office:value="57.383989600271697" table:style-name="ce1">
            <text:p>57.3839896</text:p>
          </table:table-cell>
          <table:table-cell office:value-type="string" table:style-name="ce1">
            <text:p><text:s/>regret</text:p>
          </table:table-cell>
          <table:table-cell office:value-type="float" office:value="4.9079747461097396" table:style-name="ce1">
            <text:p>4.907974746</text:p>
          </table:table-cell>
          <table:table-cell office:value-type="float" office:value="4.5977172663911396" table:style-name="ce1">
            <text:p>4.597717266</text:p>
          </table:table-cell>
          <table:table-cell office:value-type="float" office:value="5.8652616922699004" table:style-name="ce1">
            <text:p>5.865261692</text:p>
          </table:table-cell>
          <table:table-cell office:value-type="float" office:value="5.8229435527224203" table:style-name="ce1">
            <text:p>5.822943553</text:p>
          </table:table-cell>
          <table:table-cell office:value-type="float" office:value="11.2830353251593" table:style-name="ce1">
            <text:p>11.28303533</text:p>
          </table:table-cell>
          <table:table-cell office:value-type="float" office:value="13.6421974513983" table:style-name="ce1">
            <text:p>13.64219745</text:p>
          </table:table-cell>
          <table:table-cell office:value-type="float" office:value="12.1739956303438" table:style-name="ce1">
            <text:p>12.17399563</text:p>
          </table:table-cell>
          <table:table-cell office:value-type="float" office:value="14.8472751937043" table:style-name="ce1">
            <text:p>14.84727519</text:p>
          </table:table-cell>
          <table:table-cell office:value-type="float" office:value="16.712104705276101" table:style-name="ce1">
            <text:p>16.71210471</text:p>
          </table:table-cell>
          <table:table-cell office:value-type="float" office:value="19.692097582309898" table:style-name="ce1">
            <text:p>19.69209758</text:p>
          </table:table-cell>
          <table:table-cell office:value-type="float" office:value="18.926136624811399" table:style-name="ce1">
            <text:p>18.92613662</text:p>
          </table:table-cell>
          <table:table-cell office:value-type="float" office:value="17.365666836857201" table:style-name="ce1">
            <text:p>17.36566684</text:p>
          </table:table-cell>
          <table:table-cell office:value-type="float" office:value="16.695311567090801" table:style-name="ce1">
            <text:p>16.69531157</text:p>
          </table:table-cell>
          <table:table-cell office:value-type="float" office:value="15.5724154618404" table:style-name="ce1">
            <text:p>15.57241546</text:p>
          </table:table-cell>
          <table:table-cell office:value-type="float" office:value="16.760212494704898" table:style-name="ce1">
            <text:p>16.76021249</text:p>
          </table:table-cell>
          <table:table-cell office:value-type="float" office:value="15.785336352898501" table:style-name="ce1">
            <text:p>15.78533635</text:p>
          </table:table-cell>
          <table:table-cell office:value-type="float" office:value="16.802462376689601" table:style-name="ce1">
            <text:p>16.80246238</text:p>
          </table:table-cell>
          <table:table-cell office:value-type="float" office:value="17.5367002362152" table:style-name="ce1">
            <text:p>17.53670024</text:p>
          </table:table-cell>
          <table:table-cell office:value-type="float" office:value="17.4772366163449" table:style-name="ce1">
            <text:p>17.47723662</text:p>
          </table:table-cell>
          <table:table-cell office:value-type="float" office:value="19.149391024373099" table:style-name="ce1">
            <text:p>19.14939102</text:p>
          </table:table-cell>
          <table:table-cell office:value-type="float" office:value="18.237515261307699" table:style-name="ce1">
            <text:p>18.23751526</text:p>
          </table:table-cell>
          <table:table-cell office:value-type="float" office:value="17.453016132192101" table:style-name="ce1">
            <text:p>17.45301613</text:p>
          </table:table-cell>
          <table:table-cell office:value-type="float" office:value="16.699332411820901" table:style-name="ce1">
            <text:p>16.69933241</text:p>
          </table:table-cell>
          <table:table-cell office:value-type="float" office:value="16.2275372502423" table:style-name="ce1">
            <text:p>16.22753725</text:p>
          </table:table-cell>
          <table:table-cell office:value-type="float" office:value="15.5797001406454" table:style-name="ce1">
            <text:p>15.57970014</text:p>
          </table:table-cell>
          <table:table-cell office:value-type="float" office:value="15.032785649134" table:style-name="ce1">
            <text:p>15.03278565</text:p>
          </table:table-cell>
          <table:table-cell office:value-type="float" office:value="14.492762570682901" table:style-name="ce1">
            <text:p>14.49276257</text:p>
          </table:table-cell>
          <table:table-cell office:value-type="float" office:value="13.976292818527099" table:style-name="ce1">
            <text:p>13.97629282</text:p>
          </table:table-cell>
          <table:table-cell office:value-type="float" office:value="13.6454530828681" table:style-name="ce1">
            <text:p>13.64545308</text:p>
          </table:table-cell>
          <table:table-cell office:value-type="float" office:value="13.1929874317053" table:style-name="ce1">
            <text:p>13.19298743</text:p>
          </table:table-cell>
          <table:table-cell office:value-type="float" office:value="12.7940902672556" table:style-name="ce1">
            <text:p>12.79409027</text:p>
          </table:table-cell>
          <table:table-cell office:value-type="float" office:value="12.4147679185167" table:style-name="ce1">
            <text:p>12.41476792</text:p>
          </table:table-cell>
          <table:table-cell office:value-type="float" office:value="12.038562830076801" table:style-name="ce1">
            <text:p>12.03856283</text:p>
          </table:table-cell>
          <table:table-cell office:value-type="float" office:value="11.781811287489701" table:style-name="ce1">
            <text:p>11.78181129</text:p>
          </table:table-cell>
          <table:table-cell office:value-type="float" office:value="11.473146234154701" table:style-name="ce1">
            <text:p>11.47314623</text:p>
          </table:table-cell>
          <table:table-cell office:value-type="float" office:value="11.155284961936999" table:style-name="ce1">
            <text:p>11.15528496</text:p>
          </table:table-cell>
          <table:table-cell office:value-type="float" office:value="10.853790773776501" table:style-name="ce1">
            <text:p>10.85379077</text:p>
          </table:table-cell>
          <table:table-cell office:value-type="float" office:value="10.5899324727235" table:style-name="ce1">
            <text:p>10.58993247</text:p>
          </table:table-cell>
          <table:table-cell office:value-type="float" office:value="10.3216710411343" table:style-name="ce1">
            <text:p>10.32167104</text:p>
          </table:table-cell>
          <table:table-cell office:value-type="float" office:value="10.064419502864" table:style-name="ce1">
            <text:p>10.0644195</text:p>
          </table:table-cell>
          <table:table-cell office:value-type="float" office:value="9.8472920570819902" table:style-name="ce1">
            <text:p>9.847292057</text:p>
          </table:table-cell>
          <table:table-cell office:value-type="float" office:value="9.6130129059521607" table:style-name="ce1">
            <text:p>9.613012906</text:p>
          </table:table-cell>
          <table:table-cell office:value-type="float" office:value="9.3896304595260496" table:style-name="ce1">
            <text:p>9.38963046</text:p>
          </table:table-cell>
          <table:table-cell office:value-type="float" office:value="10.4618868494201" table:style-name="ce1">
            <text:p>10.46188685</text:p>
          </table:table-cell>
          <table:table-cell office:value-type="float" office:value="10.2510619437349" table:style-name="ce1">
            <text:p>10.25106194</text:p>
          </table:table-cell>
          <table:table-cell office:value-type="float" office:value="10.0283841723409" table:style-name="ce1">
            <text:p>10.02838417</text:p>
          </table:table-cell>
          <table:table-cell office:value-type="float" office:value="9.8156868391064602" table:style-name="ce1">
            <text:p>9.815686839</text:p>
          </table:table-cell>
          <table:table-cell office:value-type="float" office:value="9.63157949705767" table:style-name="ce1">
            <text:p>9.631579497</text:p>
          </table:table-cell>
          <table:table-cell office:value-type="float" office:value="9.4356317610833997" table:style-name="ce1">
            <text:p>9.435631761</text:p>
          </table:table-cell>
          <table:table-cell office:value-type="float" office:value="9.3302073282071802" table:style-name="ce1">
            <text:p>9.330207328</text:p>
          </table:table-cell>
          <table:table-cell office:value-type="float" office:value="9.1474104729409493" table:style-name="ce1">
            <text:p>9.147410473</text:p>
          </table:table-cell>
          <table:table-cell office:value-type="float" office:value="8.9716503573000299" table:style-name="ce1">
            <text:p>8.971650357</text:p>
          </table:table-cell>
          <table:table-cell office:value-type="float" office:value="8.8179810172332793" table:style-name="ce1">
            <text:p>8.817981017</text:p>
          </table:table-cell>
          <table:table-cell office:value-type="float" office:value="8.6583980200504609" table:style-name="ce1">
            <text:p>8.65839802</text:p>
          </table:table-cell>
          <table:table-cell office:value-type="float" office:value="8.50111595531523" table:style-name="ce1">
            <text:p>8.501115955</text:p>
          </table:table-cell>
          <table:table-cell office:value-type="float" office:value="8.3667841421982505" table:style-name="ce1">
            <text:p>8.366784142</text:p>
          </table:table-cell>
          <table:table-cell office:value-type="float" office:value="8.2205272350424607" table:style-name="ce1">
            <text:p>8.220527235</text:p>
          </table:table-cell>
          <table:table-cell office:value-type="float" office:value="8.0789244846043093" table:style-name="ce1">
            <text:p>8.078924485</text:p>
          </table:table-cell>
          <table:table-cell office:value-type="float" office:value="7.9419935611364396" table:style-name="ce1">
            <text:p>7.941993561</text:p>
          </table:table-cell>
          <table:table-cell office:value-type="float" office:value="7.8234132573468704" table:style-name="ce1">
            <text:p>7.823413257</text:p>
          </table:table-cell>
          <table:table-cell office:value-type="float" office:value="7.6972546242878099" table:style-name="ce1">
            <text:p>7.697254624</text:p>
          </table:table-cell>
          <table:table-cell office:value-type="float" office:value="7.5732325248575796" table:style-name="ce1">
            <text:p>7.573232525</text:p>
          </table:table-cell>
          <table:table-cell office:value-type="float" office:value="7.4658724829967698" table:style-name="ce1">
            <text:p>7.465872483</text:p>
          </table:table-cell>
          <table:table-cell office:value-type="float" office:value="7.3998084556072099" table:style-name="ce1">
            <text:p>7.399808456</text:p>
          </table:table-cell>
          <table:table-cell office:value-type="float" office:value="7.28642894758738" table:style-name="ce1">
            <text:p>7.286428948</text:p>
          </table:table-cell>
          <table:table-cell office:value-type="float" office:value="7.1761431712546804" table:style-name="ce1">
            <text:p>7.176143171</text:p>
          </table:table-cell>
          <table:table-cell office:value-type="float" office:value="7.0690365567583404" table:style-name="ce1">
            <text:p>7.069036557</text:p>
          </table:table-cell>
          <table:table-cell office:value-type="float" office:value="6.97698528221229" table:style-name="ce1">
            <text:p>6.976985282</text:p>
          </table:table-cell>
          <table:table-cell office:value-type="float" office:value="6.8878576017999702" table:style-name="ce1">
            <text:p>6.887857602</text:p>
          </table:table-cell>
          <table:table-cell office:value-type="float" office:value="7.2732827889132503" table:style-name="ce1">
            <text:p>7.273282789</text:p>
          </table:table-cell>
          <table:table-cell office:value-type="float" office:value="7.1708421862525" table:style-name="ce1">
            <text:p>7.170842186</text:p>
          </table:table-cell>
          <table:table-cell office:value-type="float" office:value="7.1344138782581101" table:style-name="ce1">
            <text:p>7.134413878</text:p>
          </table:table-cell>
          <table:table-cell office:value-type="float" office:value="7.0366821812956699" table:style-name="ce1">
            <text:p>7.036682181</text:p>
          </table:table-cell>
          <table:table-cell office:value-type="float" office:value="6.9416984282999596" table:style-name="ce1">
            <text:p>6.941698428</text:p>
          </table:table-cell>
          <table:table-cell office:value-type="float" office:value="6.85604464078048" table:style-name="ce1">
            <text:p>6.856044641</text:p>
          </table:table-cell>
          <table:table-cell office:value-type="float" office:value="7.0165564901470701" table:style-name="ce1">
            <text:p>7.01655649</text:p>
          </table:table-cell>
          <table:table-cell office:value-type="float" office:value="6.9263053884518904" table:style-name="ce1">
            <text:p>6.926305388</text:p>
          </table:table-cell>
          <table:table-cell office:value-type="float" office:value="6.8376036233387802" table:style-name="ce1">
            <text:p>6.837603623</text:p>
          </table:table-cell>
          <table:table-cell office:value-type="float" office:value="6.7633904900507602" table:style-name="ce1">
            <text:p>6.76339049</text:p>
          </table:table-cell>
          <table:table-cell office:value-type="float" office:value="6.6792432278041396" table:style-name="ce1">
            <text:p>6.679243228</text:p>
          </table:table-cell>
          <table:table-cell office:value-type="float" office:value="6.5968807738758501" table:style-name="ce1">
            <text:p>6.596880774</text:p>
          </table:table-cell>
          <table:table-cell office:value-type="float" office:value="6.5263035679459804" table:style-name="ce1">
            <text:p>6.526303568</text:p>
          </table:table-cell>
          <table:table-cell office:value-type="float" office:value="6.4477645817012101" table:style-name="ce1">
            <text:p>6.447764582</text:p>
          </table:table-cell>
          <table:table-cell office:value-type="float" office:value="6.3710955713194002" table:style-name="ce1">
            <text:p>6.371095571</text:p>
          </table:table-cell>
          <table:table-cell office:value-type="float" office:value="6.2962305376524599" table:style-name="ce1">
            <text:p>6.296230538</text:p>
          </table:table-cell>
          <table:table-cell office:value-type="float" office:value="6.22903790773021" table:style-name="ce1">
            <text:p>6.229037908</text:p>
          </table:table-cell>
          <table:table-cell office:value-type="float" office:value="6.1582124336139801" table:style-name="ce1">
            <text:p>6.158212434</text:p>
          </table:table-cell>
          <table:table-cell office:value-type="float" office:value="6.0883187435687001" table:style-name="ce1">
            <text:p>6.088318744</text:p>
          </table:table-cell>
          <table:table-cell office:value-type="float" office:value="6.0243554329905997" table:style-name="ce1">
            <text:p>6.024355433</text:p>
          </table:table-cell>
          <table:table-cell office:value-type="float" office:value="5.9666089874436201" table:style-name="ce1">
            <text:p>5.966608987</text:p>
          </table:table-cell>
          <table:table-cell office:value-type="float" office:value="5.9010418557134701" table:style-name="ce1">
            <text:p>5.901041856</text:p>
          </table:table-cell>
          <table:table-cell office:value-type="float" office:value="5.8369000964122399" table:style-name="ce1">
            <text:p>5.836900096</text:p>
          </table:table-cell>
          <table:table-cell office:value-type="float" office:value="5.7742225089197703" table:style-name="ce1">
            <text:p>5.774222509</text:p>
          </table:table-cell>
          <table:table-cell office:value-type="float" office:value="5.7197709408207498" table:style-name="ce1">
            <text:p>5.719770941</text:p>
          </table:table-cell>
          <table:table-cell office:value-type="float" office:value="5.9652914325933803" table:style-name="ce1">
            <text:p>5.965291433</text:p>
          </table:table-cell>
          <table:table-cell office:value-type="float" office:value="5.90346694302802" table:style-name="ce1">
            <text:p>5.903466943</text:p>
          </table:table-cell>
          <table:table-cell office:value-type="float" office:value="5.8429171852062698" table:style-name="ce1">
            <text:p>5.842917185</text:p>
          </table:table-cell>
          <table:table-cell office:value-type="float" office:value="5.7832955812755902" table:style-name="ce1">
            <text:p>5.783295581</text:p>
          </table:table-cell>
          <table:table-cell office:value-type="float" office:value="5.7301073871651198" table:style-name="ce1">
            <text:p>5.730107387</text:p>
          </table:table-cell>
          <table:table-cell office:value-type="float" office:value="5.6825539742293101" table:style-name="ce1">
            <text:p>5.682553974</text:p>
          </table:table-cell>
          <table:table-cell office:value-type="float" office:value="5.6263659914114896" table:style-name="ce1">
            <text:p>5.626365991</text:p>
          </table:table-cell>
          <table:table-cell office:value-type="float" office:value="5.5712055405153" table:style-name="ce1">
            <text:p>5.571205541</text:p>
          </table:table-cell>
          <table:table-cell office:value-type="float" office:value="5.5171161663355397" table:style-name="ce1">
            <text:p>5.517116166</text:p>
          </table:table-cell>
          <table:table-cell office:value-type="float" office:value="5.4690445143932704" table:style-name="ce1">
            <text:p>5.469044514</text:p>
          </table:table-cell>
          <table:table-cell office:value-type="float" office:value="5.4172454279163604" table:style-name="ce1">
            <text:p>5.417245428</text:p>
          </table:table-cell>
          <table:table-cell office:value-type="float" office:value="5.3664236826937399" table:style-name="ce1">
            <text:p>5.366423683</text:p>
          </table:table-cell>
          <table:table-cell office:value-type="float" office:value="5.3162701903321201" table:style-name="ce1">
            <text:p>5.31627019</text:p>
          </table:table-cell>
          <table:table-cell office:value-type="float" office:value="5.2718386549062499" table:style-name="ce1">
            <text:p>5.271838655</text:p>
          </table:table-cell>
          <table:table-cell office:value-type="float" office:value="5.2240898751329699" table:style-name="ce1">
            <text:p>5.224089875</text:p>
          </table:table-cell>
          <table:table-cell office:value-type="float" office:value="5.2055471208328097" table:style-name="ce1">
            <text:p>5.205547121</text:p>
          </table:table-cell>
          <table:table-cell office:value-type="float" office:value="5.1589218353687096" table:style-name="ce1">
            <text:p>5.158921835</text:p>
          </table:table-cell>
          <table:table-cell office:value-type="float" office:value="5.1146502044222197" table:style-name="ce1">
            <text:p>5.114650204</text:p>
          </table:table-cell>
          <table:table-cell office:value-type="float" office:value="5.07801406184843" table:style-name="ce1">
            <text:p>5.078014062</text:p>
          </table:table-cell>
          <table:table-cell office:value-type="float" office:value="5.0334700788497599" table:style-name="ce1">
            <text:p>5.033470079</text:p>
          </table:table-cell>
          <table:table-cell office:value-type="float" office:value="4.9897007738162902" table:style-name="ce1">
            <text:p>4.989700774</text:p>
          </table:table-cell>
          <table:table-cell office:value-type="float" office:value="4.9511487358035504" table:style-name="ce1">
            <text:p>4.951148736</text:p>
          </table:table-cell>
          <table:table-cell office:value-type="float" office:value="4.9090888357908504" table:style-name="ce1">
            <text:p>4.909088836</text:p>
          </table:table-cell>
          <table:table-cell office:value-type="float" office:value="4.8675505211623697" table:style-name="ce1">
            <text:p>4.867550521</text:p>
          </table:table-cell>
          <table:table-cell office:value-type="float" office:value="4.8267103294688098" table:style-name="ce1">
            <text:p>4.826710329</text:p>
          </table:table-cell>
          <table:table-cell office:value-type="float" office:value="4.7908016130927296" table:style-name="ce1">
            <text:p>4.790801613</text:p>
          </table:table-cell>
          <table:table-cell office:value-type="float" office:value="4.7517637622375704" table:style-name="ce1">
            <text:p>4.751763762</text:p>
          </table:table-cell>
          <table:table-cell office:value-type="float" office:value="4.7128769093473402" table:style-name="ce1">
            <text:p>4.712876909</text:p>
          </table:table-cell>
          <table:table-cell office:value-type="float" office:value="4.6755993461879699" table:style-name="ce1">
            <text:p>4.675599346</text:p>
          </table:table-cell>
          <table:table-cell office:value-type="float" office:value="4.6393672442117602" table:style-name="ce1">
            <text:p>4.639367244</text:p>
          </table:table-cell>
          <table:table-cell office:value-type="float" office:value="4.60385629961295" table:style-name="ce1">
            <text:p>4.6038563</text:p>
          </table:table-cell>
          <table:table-cell office:value-type="float" office:value="4.5996830040796004" table:style-name="ce1">
            <text:p>4.599683004</text:p>
          </table:table-cell>
          <table:table-cell office:value-type="float" office:value="4.5639943320759704" table:style-name="ce1">
            <text:p>4.563994332</text:p>
          </table:table-cell>
          <table:table-cell office:value-type="float" office:value="4.5371954323292796" table:style-name="ce1">
            <text:p>4.537195432</text:p>
          </table:table-cell>
          <table:table-cell office:value-type="float" office:value="4.5020844945562901" table:style-name="ce1">
            <text:p>4.502084495</text:p>
          </table:table-cell>
          <table:table-cell office:value-type="float" office:value="4.4675137250567198" table:style-name="ce1">
            <text:p>4.467513725</text:p>
          </table:table-cell>
          <table:table-cell office:value-type="float" office:value="4.4395903369847396" table:style-name="ce1">
            <text:p>4.439590337</text:p>
          </table:table-cell>
          <table:table-cell office:value-type="float" office:value="4.4060144079896197" table:style-name="ce1">
            <text:p>4.406014408</text:p>
          </table:table-cell>
          <table:table-cell office:value-type="float" office:value="4.3729433801823996" table:style-name="ce1">
            <text:p>4.37294338</text:p>
          </table:table-cell>
          <table:table-cell office:value-type="float" office:value="4.3403659498051397" table:style-name="ce1">
            <text:p>4.34036595</text:p>
          </table:table-cell>
          <table:table-cell office:value-type="float" office:value="4.3082150909176899" table:style-name="ce1">
            <text:p>4.308215091</text:p>
          </table:table-cell>
          <table:table-cell office:value-type="float" office:value="4.2786679647402499" table:style-name="ce1">
            <text:p>4.278667965</text:p>
          </table:table-cell>
          <table:table-cell office:value-type="float" office:value="4.2479274807612599" table:style-name="ce1">
            <text:p>4.247927481</text:p>
          </table:table-cell>
          <table:table-cell office:value-type="float" office:value="4.2173638065116696" table:style-name="ce1">
            <text:p>4.217363807</text:p>
          </table:table-cell>
          <table:table-cell office:value-type="float" office:value="4.1891079944560898" table:style-name="ce1">
            <text:p>4.189107994</text:p>
          </table:table-cell>
          <table:table-cell office:value-type="float" office:value="4.1600307270932104" table:style-name="ce1">
            <text:p>4.160030727</text:p>
          </table:table-cell>
          <table:table-cell office:value-type="float" office:value="4.1314328966935703" table:style-name="ce1">
            <text:p>4.131432897</text:p>
          </table:table-cell>
          <table:table-cell office:value-type="float" office:value="4.1393469968933596" table:style-name="ce1">
            <text:p>4.139346997</text:p>
          </table:table-cell>
          <table:table-cell office:value-type="float" office:value="4.1112277211364399" table:style-name="ce1">
            <text:p>4.111227721</text:p>
          </table:table-cell>
          <table:table-cell office:value-type="float" office:value="4.0846900698145596" table:style-name="ce1">
            <text:p>4.08469007</text:p>
          </table:table-cell>
          <table:table-cell office:value-type="float" office:value="4.0569833911235502" table:style-name="ce1">
            <text:p>4.056983391</text:p>
          </table:table-cell>
          <table:table-cell office:value-type="float" office:value="4.0296854469924703" table:style-name="ce1">
            <text:p>4.029685447</text:p>
          </table:table-cell>
          <table:table-cell office:value-type="float" office:value="4.0035162854560502" table:style-name="ce1">
            <text:p>4.003516285</text:p>
          </table:table-cell>
          <table:table-cell office:value-type="float" office:value="3.9784236479244899" table:style-name="ce1">
            <text:p>3.978423648</text:p>
          </table:table-cell>
          <table:table-cell office:value-type="float" office:value="3.9604768061409099" table:style-name="ce1">
            <text:p>3.960476806</text:p>
          </table:table-cell>
          <table:table-cell office:value-type="float" office:value="3.9341240788308398" table:style-name="ce1">
            <text:p>3.934124079</text:p>
          </table:table-cell>
          <table:table-cell office:value-type="float" office:value="3.9081203942665899" table:style-name="ce1">
            <text:p>3.908120394</text:p>
          </table:table-cell>
          <table:table-cell office:value-type="float" office:value="3.8824090758832601" table:style-name="ce1">
            <text:p>3.882409076</text:p>
          </table:table-cell>
          <table:table-cell office:value-type="float" office:value="3.8623250289011901" table:style-name="ce1">
            <text:p>3.862325029</text:p>
          </table:table-cell>
          <table:table-cell office:value-type="float" office:value="3.8372941372175999" table:style-name="ce1">
            <text:p>3.837294137</text:p>
          </table:table-cell>
          <table:table-cell office:value-type="float" office:value="3.8125862247815498" table:style-name="ce1">
            <text:p>3.812586225</text:p>
          </table:table-cell>
          <table:table-cell office:value-type="float" office:value="3.7881950804536499" table:style-name="ce1">
            <text:p>3.78819508</text:p>
          </table:table-cell>
          <table:table-cell office:value-type="float" office:value="3.7640664493679599" table:style-name="ce1">
            <text:p>3.764066449</text:p>
          </table:table-cell>
          <table:table-cell office:value-type="float" office:value="3.7410517037437598" table:style-name="ce1">
            <text:p>3.741051704</text:p>
          </table:table-cell>
          <table:table-cell office:value-type="float" office:value="3.7179458544096402" table:style-name="ce1">
            <text:p>3.717945854</text:p>
          </table:table-cell>
          <table:table-cell office:value-type="float" office:value="3.6959618126280902" table:style-name="ce1">
            <text:p>3.695961813</text:p>
          </table:table-cell>
          <table:table-cell office:value-type="float" office:value="3.6737402520754499" table:style-name="ce1">
            <text:p>3.673740252</text:p>
          </table:table-cell>
          <table:table-cell office:value-type="float" office:value="3.6523004923056002" table:style-name="ce1">
            <text:p>3.652300492</text:p>
          </table:table-cell>
          <table:table-cell office:value-type="float" office:value="3.63061944979854" table:style-name="ce1">
            <text:p>3.63061945</text:p>
          </table:table-cell>
          <table:table-cell office:value-type="float" office:value="3.6092604082799098" table:style-name="ce1">
            <text:p>3.609260408</text:p>
          </table:table-cell>
          <table:table-cell office:value-type="float" office:value="3.5881030152821798" table:style-name="ce1">
            <text:p>3.588103015</text:p>
          </table:table-cell>
          <table:table-cell office:value-type="float" office:value="3.56725743471267" table:style-name="ce1">
            <text:p>3.567257435</text:p>
          </table:table-cell>
          <table:table-cell office:value-type="float" office:value="3.5466049384787799" table:style-name="ce1">
            <text:p>3.546604938</text:p>
          </table:table-cell>
          <table:table-cell office:value-type="float" office:value="3.5272192300996501" table:style-name="ce1">
            <text:p>3.52721923</text:p>
          </table:table-cell>
          <table:table-cell office:value-type="float" office:value="3.5067458716944402" table:style-name="ce1">
            <text:p>3.506745872</text:p>
          </table:table-cell>
          <table:table-cell office:value-type="float" office:value="3.48629525147458" table:style-name="ce1">
            <text:p>3.486295251</text:p>
          </table:table-cell>
          <table:table-cell office:value-type="float" office:value="3.4706417698146499" table:style-name="ce1">
            <text:p>3.47064177</text:p>
          </table:table-cell>
          <table:table-cell office:value-type="float" office:value="3.4505076183019501" table:style-name="ce1">
            <text:p>3.450507618</text:p>
          </table:table-cell>
          <table:table-cell office:value-type="float" office:value="3.4306062315466099" table:style-name="ce1">
            <text:p>3.430606232</text:p>
          </table:table-cell>
          <table:table-cell office:value-type="float" office:value="3.4174058231153102" table:style-name="ce1">
            <text:p>3.417405823</text:p>
          </table:table-cell>
          <table:table-cell office:value-type="float" office:value="3.3979228438953002" table:style-name="ce1">
            <text:p>3.397922844</text:p>
          </table:table-cell>
          <table:table-cell office:value-type="float" office:value="3.4017977211454702" table:style-name="ce1">
            <text:p>3.401797721</text:p>
          </table:table-cell>
          <table:table-cell office:value-type="float" office:value="3.38257852498081" table:style-name="ce1">
            <text:p>3.382578525</text:p>
          </table:table-cell>
          <table:table-cell office:value-type="float" office:value="3.3636195695573998" table:style-name="ce1">
            <text:p>3.36361957</text:p>
          </table:table-cell>
          <table:table-cell office:value-type="float" office:value="3.3448706764851699" table:style-name="ce1">
            <text:p>3.344870676</text:p>
          </table:table-cell>
          <table:table-cell office:value-type="float" office:value="3.3269977096199499" table:style-name="ce1">
            <text:p>3.32699771</text:p>
          </table:table-cell>
          <table:table-cell office:value-type="float" office:value="3.3089878971890001" table:style-name="ce1">
            <text:p>3.308987897</text:p>
          </table:table-cell>
          <table:table-cell office:value-type="float" office:value="3.2919082887943398" table:style-name="ce1">
            <text:p>3.291908289</text:p>
          </table:table-cell>
          <table:table-cell office:value-type="float" office:value="3.2742870503835402" table:style-name="ce1">
            <text:p>3.27428705</text:p>
          </table:table-cell>
          <table:table-cell office:value-type="float" office:value="3.25718623293985" table:style-name="ce1">
            <text:p>3.257186233</text:p>
          </table:table-cell>
          <table:table-cell office:value-type="float" office:value="3.2402192293220899" table:style-name="ce1">
            <text:p>3.240219229</text:p>
          </table:table-cell>
          <table:table-cell office:value-type="float" office:value="3.22348545196414" table:style-name="ce1">
            <text:p>3.223485452</text:p>
          </table:table-cell>
          <table:table-cell office:value-type="float" office:value="3.20660703596229" table:style-name="ce1">
            <text:p>3.206607036</text:p>
          </table:table-cell>
          <table:table-cell office:value-type="float" office:value="3.1938567319817901" table:style-name="ce1">
            <text:p>3.193856732</text:p>
          </table:table-cell>
          <table:table-cell office:value-type="float" office:value="3.17731368927087" table:style-name="ce1">
            <text:p>3.177313689</text:p>
          </table:table-cell>
          <table:table-cell office:value-type="float" office:value="3.1606308156938101" table:style-name="ce1">
            <text:p>3.160630816</text:p>
          </table:table-cell>
          <table:table-cell office:value-type="float" office:value="3.1442485051944802" table:style-name="ce1">
            <text:p>3.144248505</text:p>
          </table:table-cell>
          <table:table-cell office:value-type="float" office:value="3.12848830758228" table:style-name="ce1">
            <text:p>3.128488308</text:p>
          </table:table-cell>
          <table:table-cell office:value-type="float" office:value="3.1126489046828199" table:style-name="ce1">
            <text:p>3.112648905</text:p>
          </table:table-cell>
          <table:table-cell office:value-type="float" office:value="3.0972140678733902" table:style-name="ce1">
            <text:p>3.097214068</text:p>
          </table:table-cell>
          <table:table-cell office:value-type="float" office:value="3.0819859785035" table:style-name="ce1">
            <text:p>3.081985979</text:p>
          </table:table-cell>
          <table:table-cell office:value-type="float" office:value="3.0668650835297702" table:style-name="ce1">
            <text:p>3.066865084</text:p>
          </table:table-cell>
          <table:table-cell office:value-type="float" office:value="3.0519456498100501" table:style-name="ce1">
            <text:p>3.05194565</text:p>
          </table:table-cell>
          <table:table-cell office:value-type="float" office:value="3.03689281091195" table:style-name="ce1">
            <text:p>3.036892811</text:p>
          </table:table-cell>
          <table:table-cell office:value-type="float" office:value="3.0225507299583101" table:style-name="ce1">
            <text:p>3.02255073</text:p>
          </table:table-cell>
          <table:table-cell office:value-type="float" office:value="3.0077953940484501" table:style-name="ce1">
            <text:p>3.007795394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12.788224160079899" table:style-name="ce1">
            <text:p>12.78822416</text:p>
          </table:table-cell>
          <table:table-cell office:value-type="string" table:style-name="ce1">
            <text:p><text:s/>global min</text:p>
          </table:table-cell>
          <table:table-cell office:value-type="float" office:value="-14.404000480594201" table:style-name="ce1">
            <text:p>-14.40400048</text:p>
          </table:table-cell>
          <table:table-cell office:value-type="string" table:style-name="ce1">
            <text:p><text:s/>range</text:p>
          </table:table-cell>
          <table:table-cell office:value-type="float" office:value="27.192224640674201" table:style-name="ce1">
            <text:p>27.19222464</text:p>
          </table:table-cell>
          <table:table-cell office:value-type="string" table:style-name="ce1">
            <text:p><text:s/>regret</text:p>
          </table:table-cell>
          <table:table-cell office:value-type="float" office:value="9.4623759563968601" table:style-name="ce1">
            <text:p>9.462375956</text:p>
          </table:table-cell>
          <table:table-cell office:value-type="float" office:value="15.660061330780101" table:style-name="ce1">
            <text:p>15.66006133</text:p>
          </table:table-cell>
          <table:table-cell office:value-type="float" office:value="15.378234196342101" table:style-name="ce1">
            <text:p>15.3782342</text:p>
          </table:table-cell>
          <table:table-cell office:value-type="float" office:value="15.8290170882289" table:style-name="ce1">
            <text:p>15.82901709</text:p>
          </table:table-cell>
          <table:table-cell office:value-type="float" office:value="15.3256530998363" table:style-name="ce1">
            <text:p>15.3256531</text:p>
          </table:table-cell>
          <table:table-cell office:value-type="float" office:value="13.784624700609401" table:style-name="ce1">
            <text:p>13.7846247</text:p>
          </table:table-cell>
          <table:table-cell office:value-type="float" office:value="13.207554026494501" table:style-name="ce1">
            <text:p>13.20755403</text:p>
          </table:table-cell>
          <table:table-cell office:value-type="float" office:value="11.8626947345928" table:style-name="ce1">
            <text:p>11.86269473</text:p>
          </table:table-cell>
          <table:table-cell office:value-type="float" office:value="11.1429774637938" table:style-name="ce1">
            <text:p>11.14297746</text:p>
          </table:table-cell>
          <table:table-cell office:value-type="float" office:value="11.133953844244299" table:style-name="ce1">
            <text:p>11.13395384</text:p>
          </table:table-cell>
          <table:table-cell office:value-type="float" office:value="10.539531757073499" table:style-name="ce1">
            <text:p>10.53953176</text:p>
          </table:table-cell>
          <table:table-cell office:value-type="float" office:value="11.504043337141299" table:style-name="ce1">
            <text:p>11.50404334</text:p>
          </table:table-cell>
          <table:table-cell office:value-type="float" office:value="10.7535581618388" table:style-name="ce1">
            <text:p>10.75355816</text:p>
          </table:table-cell>
          <table:table-cell office:value-type="float" office:value="10.5428430394541" table:style-name="ce1">
            <text:p>10.54284304</text:p>
          </table:table-cell>
          <table:table-cell office:value-type="float" office:value="11.470339109692899" table:style-name="ce1">
            <text:p>11.47033911</text:p>
          </table:table-cell>
          <table:table-cell office:value-type="float" office:value="11.3736618397685" table:style-name="ce1">
            <text:p>11.37366184</text:p>
          </table:table-cell>
          <table:table-cell office:value-type="float" office:value="10.8346480116103" table:style-name="ce1">
            <text:p>10.83464801</text:p>
          </table:table-cell>
          <table:table-cell office:value-type="float" office:value="10.3879004311797" table:style-name="ce1">
            <text:p>10.38790043</text:p>
          </table:table-cell>
          <table:table-cell office:value-type="float" office:value="10.6643093125635" table:style-name="ce1">
            <text:p>10.66430931</text:p>
          </table:table-cell>
          <table:table-cell office:value-type="float" office:value="11.1012043441266" table:style-name="ce1">
            <text:p>11.10120434</text:p>
          </table:table-cell>
          <table:table-cell office:value-type="float" office:value="11.107830304856799" table:style-name="ce1">
            <text:p>11.1078303</text:p>
          </table:table-cell>
          <table:table-cell office:value-type="float" office:value="11.2844268382582" table:style-name="ce1">
            <text:p>11.28442684</text:p>
          </table:table-cell>
          <table:table-cell office:value-type="float" office:value="11.024252353813401" table:style-name="ce1">
            <text:p>11.02425235</text:p>
          </table:table-cell>
          <table:table-cell office:value-type="float" office:value="10.565219897056499" table:style-name="ce1">
            <text:p>10.5652199</text:p>
          </table:table-cell>
          <table:table-cell office:value-type="float" office:value="10.7893368996939" table:style-name="ce1">
            <text:p>10.7893369</text:p>
          </table:table-cell>
          <table:table-cell office:value-type="float" office:value="11.2294318426502" table:style-name="ce1">
            <text:p>11.22943184</text:p>
          </table:table-cell>
          <table:table-cell office:value-type="float" office:value="10.9534765738739" table:style-name="ce1">
            <text:p>10.95347657</text:p>
          </table:table-cell>
          <table:table-cell office:value-type="float" office:value="11.120182362710199" table:style-name="ce1">
            <text:p>11.12018236</text:p>
          </table:table-cell>
          <table:table-cell office:value-type="float" office:value="11.0994413642459" table:style-name="ce1">
            <text:p>11.09944136</text:p>
          </table:table-cell>
          <table:table-cell office:value-type="float" office:value="11.1621649253381" table:style-name="ce1">
            <text:p>11.16216493</text:p>
          </table:table-cell>
          <table:table-cell office:value-type="float" office:value="10.873676134943301" table:style-name="ce1">
            <text:p>10.87367613</text:p>
          </table:table-cell>
          <table:table-cell office:value-type="float" office:value="10.980943647240499" table:style-name="ce1">
            <text:p>10.98094365</text:p>
          </table:table-cell>
          <table:table-cell office:value-type="float" office:value="10.722030015236101" table:style-name="ce1">
            <text:p>10.72203002</text:p>
          </table:table-cell>
          <table:table-cell office:value-type="float" office:value="10.4136895584036" table:style-name="ce1">
            <text:p>10.41368956</text:p>
          </table:table-cell>
          <table:table-cell office:value-type="float" office:value="10.1868101729667" table:style-name="ce1">
            <text:p>10.18681017</text:p>
          </table:table-cell>
          <table:table-cell office:value-type="float" office:value="9.9093279898117306" table:style-name="ce1">
            <text:p>9.90932799</text:p>
          </table:table-cell>
          <table:table-cell office:value-type="float" office:value="9.6730627226022907" table:style-name="ce1">
            <text:p>9.673062723</text:p>
          </table:table-cell>
          <table:table-cell office:value-type="float" office:value="9.5295778324174698" table:style-name="ce1">
            <text:p>9.529577832</text:p>
          </table:table-cell>
          <table:table-cell office:value-type="float" office:value="9.3382188080835906" table:style-name="ce1">
            <text:p>9.338218808</text:p>
          </table:table-cell>
          <table:table-cell office:value-type="float" office:value="9.1123979928494094" table:style-name="ce1">
            <text:p>9.112397993</text:p>
          </table:table-cell>
          <table:table-cell office:value-type="float" office:value="8.9495783781724008" table:style-name="ce1">
            <text:p>8.949578378</text:p>
          </table:table-cell>
          <table:table-cell office:value-type="float" office:value="8.7570517527734495" table:style-name="ce1">
            <text:p>8.757051753</text:p>
          </table:table-cell>
          <table:table-cell office:value-type="float" office:value="8.56050139105119" table:style-name="ce1">
            <text:p>8.560501391</text:p>
          </table:table-cell>
          <table:table-cell office:value-type="float" office:value="8.4185043807252296" table:style-name="ce1">
            <text:p>8.418504381</text:p>
          </table:table-cell>
          <table:table-cell office:value-type="float" office:value="8.2832134374323001" table:style-name="ce1">
            <text:p>8.283213437</text:p>
          </table:table-cell>
          <table:table-cell office:value-type="float" office:value="8.1745255678365698" table:style-name="ce1">
            <text:p>8.174525568</text:p>
          </table:table-cell>
          <table:table-cell office:value-type="float" office:value="8.0158905969004408" table:style-name="ce1">
            <text:p>8.015890597</text:p>
          </table:table-cell>
          <table:table-cell office:value-type="float" office:value="7.8552550886049302" table:style-name="ce1">
            <text:p>7.855255089</text:p>
          </table:table-cell>
          <table:table-cell office:value-type="float" office:value="7.8214024768164903" table:style-name="ce1">
            <text:p>7.821402477</text:p>
          </table:table-cell>
          <table:table-cell office:value-type="float" office:value="7.67934806595692" table:style-name="ce1">
            <text:p>7.679348066</text:p>
          </table:table-cell>
          <table:table-cell office:value-type="float" office:value="7.5713918578134596" table:style-name="ce1">
            <text:p>7.571391858</text:p>
          </table:table-cell>
          <table:table-cell office:value-type="float" office:value="7.4592970718850697" table:style-name="ce1">
            <text:p>7.459297072</text:p>
          </table:table-cell>
          <table:table-cell office:value-type="float" office:value="7.3267956975711996" table:style-name="ce1">
            <text:p>7.326795698</text:p>
          </table:table-cell>
          <table:table-cell office:value-type="float" office:value="7.25664002433136" table:style-name="ce1">
            <text:p>7.256640024</text:p>
          </table:table-cell>
          <table:table-cell office:value-type="float" office:value="7.1329669876792696" table:style-name="ce1">
            <text:p>7.132966988</text:p>
          </table:table-cell>
          <table:table-cell office:value-type="float" office:value="7.0493190002435897" table:style-name="ce1">
            <text:p>7.049319</text:p>
          </table:table-cell>
          <table:table-cell office:value-type="float" office:value="6.9310043896904796" table:style-name="ce1">
            <text:p>6.93100439</text:p>
          </table:table-cell>
          <table:table-cell office:value-type="float" office:value="6.9094592077892099" table:style-name="ce1">
            <text:p>6.909459208</text:p>
          </table:table-cell>
          <table:table-cell office:value-type="float" office:value="6.7929640524963002" table:style-name="ce1">
            <text:p>6.792964052</text:p>
          </table:table-cell>
          <table:table-cell office:value-type="float" office:value="6.7208525111303601" table:style-name="ce1">
            <text:p>6.720852511</text:p>
          </table:table-cell>
          <table:table-cell office:value-type="float" office:value="6.6391891939227499" table:style-name="ce1">
            <text:p>6.639189194</text:p>
          </table:table-cell>
          <table:table-cell office:value-type="float" office:value="6.5444931359724796" table:style-name="ce1">
            <text:p>6.544493136</text:p>
          </table:table-cell>
          <table:table-cell office:value-type="float" office:value="6.4430428226708498" table:style-name="ce1">
            <text:p>6.443042823</text:p>
          </table:table-cell>
          <table:table-cell office:value-type="float" office:value="6.4763180141124996" table:style-name="ce1">
            <text:p>6.476318014</text:p>
          </table:table-cell>
          <table:table-cell office:value-type="float" office:value="6.3790380969410698" table:style-name="ce1">
            <text:p>6.379038097</text:p>
          </table:table-cell>
          <table:table-cell office:value-type="float" office:value="6.28470605604757" table:style-name="ce1">
            <text:p>6.284706056</text:p>
          </table:table-cell>
          <table:table-cell office:value-type="float" office:value="6.2257638402782902" table:style-name="ce1">
            <text:p>6.22576384</text:p>
          </table:table-cell>
          <table:table-cell office:value-type="float" office:value="6.1455031014654597" table:style-name="ce1">
            <text:p>6.145503101</text:p>
          </table:table-cell>
          <table:table-cell office:value-type="float" office:value="6.0613590191722704" table:style-name="ce1">
            <text:p>6.061359019</text:p>
          </table:table-cell>
          <table:table-cell office:value-type="float" office:value="6.0056933917685296" table:style-name="ce1">
            <text:p>6.005693392</text:p>
          </table:table-cell>
          <table:table-cell office:value-type="float" office:value="5.9546765520553002" table:style-name="ce1">
            <text:p>5.954676552</text:p>
          </table:table-cell>
          <table:table-cell office:value-type="float" office:value="5.8740994249152196" table:style-name="ce1">
            <text:p>5.874099425</text:p>
          </table:table-cell>
          <table:table-cell office:value-type="float" office:value="5.8017297623778399" table:style-name="ce1">
            <text:p>5.801729762</text:p>
          </table:table-cell>
          <table:table-cell office:value-type="float" office:value="5.7294715630006596" table:style-name="ce1">
            <text:p>5.729471563</text:p>
          </table:table-cell>
          <table:table-cell office:value-type="float" office:value="5.6838448678827902" table:style-name="ce1">
            <text:p>5.683844868</text:p>
          </table:table-cell>
          <table:table-cell office:value-type="float" office:value="5.6091557695112799" table:style-name="ce1">
            <text:p>5.60915577</text:p>
          </table:table-cell>
          <table:table-cell office:value-type="float" office:value="5.5917557356877303" table:style-name="ce1">
            <text:p>5.591755736</text:p>
          </table:table-cell>
          <table:table-cell office:value-type="float" office:value="5.5442999333956404" table:style-name="ce1">
            <text:p>5.544299933</text:p>
          </table:table-cell>
          <table:table-cell office:value-type="float" office:value="5.4816013780322299" table:style-name="ce1">
            <text:p>5.481601378</text:p>
          </table:table-cell>
          <table:table-cell office:value-type="float" office:value="5.4203524360096802" table:style-name="ce1">
            <text:p>5.420352436</text:p>
          </table:table-cell>
          <table:table-cell office:value-type="float" office:value="5.3538819743985497" table:style-name="ce1">
            <text:p>5.353881974</text:p>
          </table:table-cell>
          <table:table-cell office:value-type="float" office:value="5.3325802611903699" table:style-name="ce1">
            <text:p>5.332580261</text:p>
          </table:table-cell>
          <table:table-cell office:value-type="float" office:value="5.2735940439862699" table:style-name="ce1">
            <text:p>5.273594044</text:p>
          </table:table-cell>
          <table:table-cell office:value-type="float" office:value="5.2162253411824704" table:style-name="ce1">
            <text:p>5.216225341</text:p>
          </table:table-cell>
          <table:table-cell office:value-type="float" office:value="5.2113113260014003" table:style-name="ce1">
            <text:p>5.211311326</text:p>
          </table:table-cell>
          <table:table-cell office:value-type="float" office:value="5.1508015825786799" table:style-name="ce1">
            <text:p>5.150801583</text:p>
          </table:table-cell>
          <table:table-cell office:value-type="float" office:value="5.1135613880344204" table:style-name="ce1">
            <text:p>5.113561388</text:p>
          </table:table-cell>
          <table:table-cell office:value-type="float" office:value="5.0664390333788001" table:style-name="ce1">
            <text:p>5.066439033</text:p>
          </table:table-cell>
          <table:table-cell office:value-type="float" office:value="5.0338587042254099" table:style-name="ce1">
            <text:p>5.033858704</text:p>
          </table:table-cell>
          <table:table-cell office:value-type="float" office:value="4.9780099785300997" table:style-name="ce1">
            <text:p>4.978009979</text:p>
          </table:table-cell>
          <table:table-cell office:value-type="float" office:value="4.9424207497711601" table:style-name="ce1">
            <text:p>4.94242075</text:p>
          </table:table-cell>
          <table:table-cell office:value-type="float" office:value="4.8890927529856798" table:style-name="ce1">
            <text:p>4.889092753</text:p>
          </table:table-cell>
          <table:table-cell office:value-type="float" office:value="4.8366022222186098" table:style-name="ce1">
            <text:p>4.836602222</text:p>
          </table:table-cell>
          <table:table-cell office:value-type="float" office:value="4.78553459267913" table:style-name="ce1">
            <text:p>4.785534593</text:p>
          </table:table-cell>
          <table:table-cell office:value-type="float" office:value="4.7453373251597704" table:style-name="ce1">
            <text:p>4.745337325</text:p>
          </table:table-cell>
          <table:table-cell office:value-type="float" office:value="4.6975017634181997" table:style-name="ce1">
            <text:p>4.697501763</text:p>
          </table:table-cell>
          <table:table-cell office:value-type="float" office:value="4.6499525186194104" table:style-name="ce1">
            <text:p>4.649952519</text:p>
          </table:table-cell>
          <table:table-cell office:value-type="float" office:value="4.62514700744061" table:style-name="ce1">
            <text:p>4.625147007</text:p>
          </table:table-cell>
          <table:table-cell office:value-type="float" office:value="4.5792892095668201" table:style-name="ce1">
            <text:p>4.57928921</text:p>
          </table:table-cell>
          <table:table-cell office:value-type="float" office:value="4.5340187820068696" table:style-name="ce1">
            <text:p>4.534018782</text:p>
          </table:table-cell>
          <table:table-cell office:value-type="float" office:value="4.5122008924082104" table:style-name="ce1">
            <text:p>4.512200892</text:p>
          </table:table-cell>
          <table:table-cell office:value-type="float" office:value="4.4712926623182803" table:style-name="ce1">
            <text:p>4.471292662</text:p>
          </table:table-cell>
          <table:table-cell office:value-type="float" office:value="4.4321220950457798" table:style-name="ce1">
            <text:p>4.432122095</text:p>
          </table:table-cell>
          <table:table-cell office:value-type="float" office:value="4.40855129876355" table:style-name="ce1">
            <text:p>4.408551299</text:p>
          </table:table-cell>
          <table:table-cell office:value-type="float" office:value="4.3892650747003596" table:style-name="ce1">
            <text:p>4.389265075</text:p>
          </table:table-cell>
          <table:table-cell office:value-type="float" office:value="4.35106032327145" table:style-name="ce1">
            <text:p>4.351060323</text:p>
          </table:table-cell>
          <table:table-cell office:value-type="float" office:value="4.3108844927134999" table:style-name="ce1">
            <text:p>4.310884493</text:p>
          </table:table-cell>
          <table:table-cell office:value-type="float" office:value="4.27517836785937" table:style-name="ce1">
            <text:p>4.275178368</text:p>
          </table:table-cell>
          <table:table-cell office:value-type="float" office:value="4.2751910743317101" table:style-name="ce1">
            <text:p>4.275191074</text:p>
          </table:table-cell>
          <table:table-cell office:value-type="float" office:value="4.4124817349204797" table:style-name="ce1">
            <text:p>4.412481735</text:p>
          </table:table-cell>
          <table:table-cell office:value-type="float" office:value="4.3727969750711804" table:style-name="ce1">
            <text:p>4.372796975</text:p>
          </table:table-cell>
          <table:table-cell office:value-type="float" office:value="4.3338208716477498" table:style-name="ce1">
            <text:p>4.333820872</text:p>
          </table:table-cell>
          <table:table-cell office:value-type="float" office:value="4.3006161384139503" table:style-name="ce1">
            <text:p>4.300616138</text:p>
          </table:table-cell>
          <table:table-cell office:value-type="float" office:value="4.2630204059138102" table:style-name="ce1">
            <text:p>4.263020406</text:p>
          </table:table-cell>
          <table:table-cell office:value-type="float" office:value="4.2260785122397504" table:style-name="ce1">
            <text:p>4.226078512</text:p>
          </table:table-cell>
          <table:table-cell office:value-type="float" office:value="4.1897735477669702" table:style-name="ce1">
            <text:p>4.189773548</text:p>
          </table:table-cell>
          <table:table-cell office:value-type="float" office:value="4.1613435183964498" table:style-name="ce1">
            <text:p>4.161343518</text:p>
          </table:table-cell>
          <table:table-cell office:value-type="float" office:value="4.1262024939473099" table:style-name="ce1">
            <text:p>4.126202494</text:p>
          </table:table-cell>
          <table:table-cell office:value-type="float" office:value="4.1070586139323799" table:style-name="ce1">
            <text:p>4.107058614</text:p>
          </table:table-cell>
          <table:table-cell office:value-type="float" office:value="4.0729556474279196" table:style-name="ce1">
            <text:p>4.072955647</text:p>
          </table:table-cell>
          <table:table-cell office:value-type="float" office:value="4.0578611638449704" table:style-name="ce1">
            <text:p>4.057861164</text:p>
          </table:table-cell>
          <table:table-cell office:value-type="float" office:value="4.02472052015277" table:style-name="ce1">
            <text:p>4.02472052</text:p>
          </table:table-cell>
          <table:table-cell office:value-type="float" office:value="3.9967283697143601" table:style-name="ce1">
            <text:p>3.99672837</text:p>
          </table:table-cell>
          <table:table-cell office:value-type="float" office:value="3.9839246008809699" table:style-name="ce1">
            <text:p>3.983924601</text:p>
          </table:table-cell>
          <table:table-cell office:value-type="float" office:value="3.9524711757025002" table:style-name="ce1">
            <text:p>3.952471176</text:p>
          </table:table-cell>
          <table:table-cell office:value-type="float" office:value="3.9215170112411402" table:style-name="ce1">
            <text:p>3.921517011</text:p>
          </table:table-cell>
          <table:table-cell office:value-type="float" office:value="3.8942186332665401" table:style-name="ce1">
            <text:p>3.894218633</text:p>
          </table:table-cell>
          <table:table-cell office:value-type="float" office:value="3.8646785117526301" table:style-name="ce1">
            <text:p>3.864678512</text:p>
          </table:table-cell>
          <table:table-cell office:value-type="float" office:value="3.8351247748674999" table:style-name="ce1">
            <text:p>3.835124775</text:p>
          </table:table-cell>
          <table:table-cell office:value-type="float" office:value="3.80912091512596" table:style-name="ce1">
            <text:p>3.809120915</text:p>
          </table:table-cell>
          <table:table-cell office:value-type="float" office:value="3.7996148132688798" table:style-name="ce1">
            <text:p>3.799614813</text:p>
          </table:table-cell>
          <table:table-cell office:value-type="float" office:value="3.7716865425583999" table:style-name="ce1">
            <text:p>3.771686543</text:p>
          </table:table-cell>
          <table:table-cell office:value-type="float" office:value="3.7578908409446701" table:style-name="ce1">
            <text:p>3.757890841</text:p>
          </table:table-cell>
          <table:table-cell office:value-type="float" office:value="3.7332395884634901" table:style-name="ce1">
            <text:p>3.733239588</text:p>
          </table:table-cell>
          <table:table-cell office:value-type="float" office:value="3.74316797656985" table:style-name="ce1">
            <text:p>3.743167977</text:p>
          </table:table-cell>
          <table:table-cell office:value-type="float" office:value="3.7164761758560001" table:style-name="ce1">
            <text:p>3.716476176</text:p>
          </table:table-cell>
          <table:table-cell office:value-type="float" office:value="3.6897299735035598" table:style-name="ce1">
            <text:p>3.689729974</text:p>
          </table:table-cell>
          <table:table-cell office:value-type="float" office:value="3.6662871694090899" table:style-name="ce1">
            <text:p>3.666287169</text:p>
          </table:table-cell>
          <table:table-cell office:value-type="float" office:value="3.6589423067775302" table:style-name="ce1">
            <text:p>3.658942307</text:p>
          </table:table-cell>
          <table:table-cell office:value-type="float" office:value="3.6336147408683002" table:style-name="ce1">
            <text:p>3.633614741</text:p>
          </table:table-cell>
          <table:table-cell office:value-type="float" office:value="3.6231973675352598" table:style-name="ce1">
            <text:p>3.623197368</text:p>
          </table:table-cell>
          <table:table-cell office:value-type="float" office:value="3.5980498258876299" table:style-name="ce1">
            <text:p>3.598049826</text:p>
          </table:table-cell>
          <table:table-cell office:value-type="float" office:value="3.5739594312868102" table:style-name="ce1">
            <text:p>3.573959431</text:p>
          </table:table-cell>
          <table:table-cell office:value-type="float" office:value="3.5499255677326298" table:style-name="ce1">
            <text:p>3.549925568</text:p>
          </table:table-cell>
          <table:table-cell office:value-type="float" office:value="3.5264993458722" table:style-name="ce1">
            <text:p>3.526499346</text:p>
          </table:table-cell>
          <table:table-cell office:value-type="float" office:value="3.5036976488414902" table:style-name="ce1">
            <text:p>3.503697649</text:p>
          </table:table-cell>
          <table:table-cell office:value-type="float" office:value="3.4814851102978999" table:style-name="ce1">
            <text:p>3.48148511</text:p>
          </table:table-cell>
          <table:table-cell office:value-type="float" office:value="3.4587256371167299" table:style-name="ce1">
            <text:p>3.458725637</text:p>
          </table:table-cell>
          <table:table-cell office:value-type="float" office:value="3.4371130790349702" table:style-name="ce1">
            <text:p>3.437113079</text:p>
          </table:table-cell>
          <table:table-cell office:value-type="float" office:value="3.41551533570399" table:style-name="ce1">
            <text:p>3.415515336</text:p>
          </table:table-cell>
          <table:table-cell office:value-type="float" office:value="3.39447519760617" table:style-name="ce1">
            <text:p>3.394475198</text:p>
          </table:table-cell>
          <table:table-cell office:value-type="float" office:value="3.3731505147138301" table:style-name="ce1">
            <text:p>3.373150515</text:p>
          </table:table-cell>
          <table:table-cell office:value-type="float" office:value="3.35239431252216" table:style-name="ce1">
            <text:p>3.352394313</text:p>
          </table:table-cell>
          <table:table-cell office:value-type="float" office:value="3.3321739240183401" table:style-name="ce1">
            <text:p>3.332173924</text:p>
          </table:table-cell>
          <table:table-cell office:value-type="float" office:value="3.3119499088916902" table:style-name="ce1">
            <text:p>3.311949909</text:p>
          </table:table-cell>
          <table:table-cell office:value-type="float" office:value="3.29224801513555" table:style-name="ce1">
            <text:p>3.292248015</text:p>
          </table:table-cell>
          <table:table-cell office:value-type="float" office:value="3.28535743389951" table:style-name="ce1">
            <text:p>3.285357434</text:p>
          </table:table-cell>
          <table:table-cell office:value-type="float" office:value="3.2658137259595699" table:style-name="ce1">
            <text:p>3.265813726</text:p>
          </table:table-cell>
          <table:table-cell office:value-type="float" office:value="3.2467737307204101" table:style-name="ce1">
            <text:p>3.246773731</text:p>
          </table:table-cell>
          <table:table-cell office:value-type="float" office:value="3.22771546727459" table:style-name="ce1">
            <text:p>3.227715467</text:p>
          </table:table-cell>
          <table:table-cell office:value-type="float" office:value="3.2091486288625299" table:style-name="ce1">
            <text:p>3.209148629</text:p>
          </table:table-cell>
          <table:table-cell office:value-type="float" office:value="3.2012949844123502" table:style-name="ce1">
            <text:p>3.201294984</text:p>
          </table:table-cell>
          <table:table-cell office:value-type="float" office:value="3.1828664972649601" table:style-name="ce1">
            <text:p>3.182866497</text:p>
          </table:table-cell>
          <table:table-cell office:value-type="float" office:value="3.1649127654702598" table:style-name="ce1">
            <text:p>3.164912765</text:p>
          </table:table-cell>
          <table:table-cell office:value-type="float" office:value="3.14692815222128" table:style-name="ce1">
            <text:p>3.146928152</text:p>
          </table:table-cell>
          <table:table-cell office:value-type="float" office:value="3.1294072265026802" table:style-name="ce1">
            <text:p>3.129407227</text:p>
          </table:table-cell>
          <table:table-cell office:value-type="float" office:value="3.1250937762504098" table:style-name="ce1">
            <text:p>3.125093776</text:p>
          </table:table-cell>
          <table:table-cell office:value-type="float" office:value="3.1076673346024202" table:style-name="ce1">
            <text:p>3.107667335</text:p>
          </table:table-cell>
          <table:table-cell office:value-type="float" office:value="3.0906897437641501" table:style-name="ce1">
            <text:p>3.090689744</text:p>
          </table:table-cell>
          <table:table-cell office:value-type="float" office:value="3.0852431282179502" table:style-name="ce1">
            <text:p>3.085243128</text:p>
          </table:table-cell>
          <table:table-cell office:value-type="float" office:value="3.0680962292106502" table:style-name="ce1">
            <text:p>3.068096229</text:p>
          </table:table-cell>
          <table:table-cell office:value-type="float" office:value="3.0651643998073799" table:style-name="ce1">
            <text:p>3.0651644</text:p>
          </table:table-cell>
          <table:table-cell office:value-type="float" office:value="3.0485880251228799" table:style-name="ce1">
            <text:p>3.048588025</text:p>
          </table:table-cell>
          <table:table-cell office:value-type="float" office:value="3.0319474238174" table:style-name="ce1">
            <text:p>3.031947424</text:p>
          </table:table-cell>
          <table:table-cell office:value-type="float" office:value="3.0157503047063798" table:style-name="ce1">
            <text:p>3.015750305</text:p>
          </table:table-cell>
          <table:table-cell office:value-type="float" office:value="2.9999702148099399" table:style-name="ce1">
            <text:p>2.999970215</text:p>
          </table:table-cell>
          <table:table-cell office:value-type="float" office:value="2.9841367761917401" table:style-name="ce1">
            <text:p>2.984136776</text:p>
          </table:table-cell>
          <table:table-cell office:value-type="float" office:value="2.9687115947689402" table:style-name="ce1">
            <text:p>2.968711595</text:p>
          </table:table-cell>
          <table:table-cell office:value-type="float" office:value="2.9532296952416801" table:style-name="ce1">
            <text:p>2.953229695</text:p>
          </table:table-cell>
          <table:table-cell office:value-type="float" office:value="2.9376735491457202" table:style-name="ce1">
            <text:p>2.937673549</text:p>
          </table:table-cell>
          <table:table-cell office:value-type="float" office:value="2.9222892941668501" table:style-name="ce1">
            <text:p>2.922289294</text:p>
          </table:table-cell>
          <table:table-cell office:value-type="float" office:value="2.9073176583713698" table:style-name="ce1">
            <text:p>2.907317658</text:p>
          </table:table-cell>
          <table:table-cell office:value-type="float" office:value="2.8922674165112499" table:style-name="ce1">
            <text:p>2.892267417</text:p>
          </table:table-cell>
          <table:table-cell office:value-type="float" office:value="2.8776216782660202" table:style-name="ce1">
            <text:p>2.877621678</text:p>
          </table:table-cell>
          <table:table-cell office:value-type="float" office:value="2.8633559096425998" table:style-name="ce1">
            <text:p>2.86335591</text:p>
          </table:table-cell>
          <table:table-cell office:value-type="float" office:value="2.8490230906627398" table:style-name="ce1">
            <text:p>2.849023091</text:p>
          </table:table-cell>
          <table:table-cell office:value-type="float" office:value="2.8350628307283601" table:style-name="ce1">
            <text:p>2.835062831</text:p>
          </table:table-cell>
          <table:table-cell office:value-type="float" office:value="2.8210329836467598" table:style-name="ce1">
            <text:p>2.821032984</text:p>
          </table:table-cell>
          <table:table-cell office:value-type="float" office:value="2.8069170599130202" table:style-name="ce1">
            <text:p>2.80691706</text:p>
          </table:table-cell>
          <table:table-cell office:value-type="float" office:value="2.79294972485016" table:style-name="ce1">
            <text:p>2.792949725</text:p>
          </table:table-cell>
          <table:table-cell office:value-type="float" office:value="2.77936072932419" table:style-name="ce1">
            <text:p>2.779360729</text:p>
          </table:table-cell>
          <table:table-cell office:value-type="float" office:value="2.7656824098900499" table:style-name="ce1">
            <text:p>2.76568241</text:p>
          </table:table-cell>
          <table:table-cell office:value-type="float" office:value="2.7626367217283598" table:style-name="ce1">
            <text:p>2.762636722</text:p>
          </table:table-cell>
          <table:table-cell office:value-type="float" office:value="2.7494141179018698" table:style-name="ce1">
            <text:p>2.749414118</text:p>
          </table:table-cell>
          <table:table-cell office:value-type="float" office:value="2.7365374018251098" table:style-name="ce1">
            <text:p>2.736537402</text:p>
          </table:table-cell>
          <table:table-cell office:value-type="float" office:value="2.72358288232288" table:style-name="ce1">
            <text:p>2.723582882</text:p>
          </table:table-cell>
          <table:table-cell office:value-type="float" office:value="2.7105348646358101" table:style-name="ce1">
            <text:p>2.710534865</text:p>
          </table:table-cell>
          <table:table-cell office:value-type="float" office:value="2.69784252481133" table:style-name="ce1">
            <text:p>2.697842525</text:p>
          </table:table-cell>
          <table:table-cell office:value-type="float" office:value="2.68548379093254" table:style-name="ce1">
            <text:p>2.685483791</text:p>
          </table:table-cell>
          <table:table-cell office:value-type="float" office:value="2.6823892513948602" table:style-name="ce1">
            <text:p>2.682389251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24.323959957736701" table:style-name="ce1">
            <text:p>24.32395996</text:p>
          </table:table-cell>
          <table:table-cell office:value-type="string" table:style-name="ce1">
            <text:p><text:s/>global min</text:p>
          </table:table-cell>
          <table:table-cell office:value-type="float" office:value="-17.6163120579834" table:style-name="ce1">
            <text:p>-17.61631206</text:p>
          </table:table-cell>
          <table:table-cell office:value-type="string" table:style-name="ce1">
            <text:p><text:s/>range</text:p>
          </table:table-cell>
          <table:table-cell office:value-type="float" office:value="41.940272015719998" table:style-name="ce1">
            <text:p>41.94027202</text:p>
          </table:table-cell>
          <table:table-cell office:value-type="string" table:style-name="ce1">
            <text:p><text:s/>regret</text:p>
          </table:table-cell>
          <table:table-cell office:value-type="float" office:value="17.012665633445199" table:style-name="ce1">
            <text:p>17.01266563</text:p>
          </table:table-cell>
          <table:table-cell office:value-type="float" office:value="20.238070834953898" table:style-name="ce1">
            <text:p>20.23807083</text:p>
          </table:table-cell>
          <table:table-cell office:value-type="float" office:value="21.097964772371299" table:style-name="ce1">
            <text:p>21.09796477</text:p>
          </table:table-cell>
          <table:table-cell office:value-type="float" office:value="26.05287203412" table:style-name="ce1">
            <text:p>26.05287203</text:p>
          </table:table-cell>
          <table:table-cell office:value-type="float" office:value="27.0246282116128" table:style-name="ce1">
            <text:p>27.02462821</text:p>
          </table:table-cell>
          <table:table-cell office:value-type="float" office:value="23.4434611662899" table:style-name="ce1">
            <text:p>23.44346117</text:p>
          </table:table-cell>
          <table:table-cell office:value-type="float" office:value="21.9773507441795" table:style-name="ce1">
            <text:p>21.97735074</text:p>
          </table:table-cell>
          <table:table-cell office:value-type="float" office:value="22.9050058973327" table:style-name="ce1">
            <text:p>22.9050059</text:p>
          </table:table-cell>
          <table:table-cell office:value-type="float" office:value="20.530534491332599" table:style-name="ce1">
            <text:p>20.53053449</text:p>
          </table:table-cell>
          <table:table-cell office:value-type="float" office:value="19.842987083805902" table:style-name="ce1">
            <text:p>19.84298708</text:p>
          </table:table-cell>
          <table:table-cell office:value-type="float" office:value="18.994730326432599" table:style-name="ce1">
            <text:p>18.99473033</text:p>
          </table:table-cell>
          <table:table-cell office:value-type="float" office:value="19.357123032227499" table:style-name="ce1">
            <text:p>19.35712303</text:p>
          </table:table-cell>
          <table:table-cell office:value-type="float" office:value="20.158039001088099" table:style-name="ce1">
            <text:p>20.158039</text:p>
          </table:table-cell>
          <table:table-cell office:value-type="float" office:value="20.182099483633898" table:style-name="ce1">
            <text:p>20.18209948</text:p>
          </table:table-cell>
          <table:table-cell office:value-type="float" office:value="20.623927635809199" table:style-name="ce1">
            <text:p>20.62392764</text:p>
          </table:table-cell>
          <table:table-cell office:value-type="float" office:value="19.341469569908799" table:style-name="ce1">
            <text:p>19.34146957</text:p>
          </table:table-cell>
          <table:table-cell office:value-type="float" office:value="20.190038961701301" table:style-name="ce1">
            <text:p>20.19003896</text:p>
          </table:table-cell>
          <table:table-cell office:value-type="float" office:value="20.7001394806232" table:style-name="ce1">
            <text:p>20.70013948</text:p>
          </table:table-cell>
          <table:table-cell office:value-type="float" office:value="21.465268979849299" table:style-name="ce1">
            <text:p>21.46526898</text:p>
          </table:table-cell>
          <table:table-cell office:value-type="float" office:value="20.750551109650701" table:style-name="ce1">
            <text:p>20.75055111</text:p>
          </table:table-cell>
          <table:table-cell office:value-type="float" office:value="21.650162747332502" table:style-name="ce1">
            <text:p>21.65016275</text:p>
          </table:table-cell>
          <table:table-cell office:value-type="float" office:value="20.666160684343598" table:style-name="ce1">
            <text:p>20.66616068</text:p>
          </table:table-cell>
          <table:table-cell office:value-type="float" office:value="19.859480936208701" table:style-name="ce1">
            <text:p>19.85948094</text:p>
          </table:table-cell>
          <table:table-cell office:value-type="float" office:value="19.040591185900301" table:style-name="ce1">
            <text:p>19.04059119</text:p>
          </table:table-cell>
          <table:table-cell office:value-type="float" office:value="18.280438081136399" table:style-name="ce1">
            <text:p>18.28043808</text:p>
          </table:table-cell>
          <table:table-cell office:value-type="float" office:value="17.577344308785001" table:style-name="ce1">
            <text:p>17.57734431</text:p>
          </table:table-cell>
          <table:table-cell office:value-type="float" office:value="16.9427936589165" table:style-name="ce1">
            <text:p>16.94279366</text:p>
          </table:table-cell>
          <table:table-cell office:value-type="float" office:value="16.349896409273601" table:style-name="ce1">
            <text:p>16.34989641</text:p>
          </table:table-cell>
          <table:table-cell office:value-type="float" office:value="15.807357794872001" table:style-name="ce1">
            <text:p>15.80735779</text:p>
          </table:table-cell>
          <table:table-cell office:value-type="float" office:value="15.2918348906734" table:style-name="ce1">
            <text:p>15.29183489</text:p>
          </table:table-cell>
          <table:table-cell office:value-type="float" office:value="14.801924041987199" table:style-name="ce1">
            <text:p>14.80192404</text:p>
          </table:table-cell>
          <table:table-cell office:value-type="float" office:value="14.3647588432625" table:style-name="ce1">
            <text:p>14.36475884</text:p>
          </table:table-cell>
          <table:table-cell office:value-type="float" office:value="13.9398167773731" table:style-name="ce1">
            <text:p>13.93981678</text:p>
          </table:table-cell>
          <table:table-cell office:value-type="float" office:value="13.538605009725" table:style-name="ce1">
            <text:p>13.53860501</text:p>
          </table:table-cell>
          <table:table-cell office:value-type="float" office:value="13.1615497428447" table:style-name="ce1">
            <text:p>13.16154974</text:p>
          </table:table-cell>
          <table:table-cell office:value-type="float" office:value="12.808297715608401" table:style-name="ce1">
            <text:p>12.80829772</text:p>
          </table:table-cell>
          <table:table-cell office:value-type="float" office:value="12.467698505154299" table:style-name="ce1">
            <text:p>12.46769851</text:p>
          </table:table-cell>
          <table:table-cell office:value-type="float" office:value="12.1512979329749" table:style-name="ce1">
            <text:p>12.15129793</text:p>
          </table:table-cell>
          <table:table-cell office:value-type="float" office:value="11.8484869774862" table:style-name="ce1">
            <text:p>11.84848698</text:p>
          </table:table-cell>
          <table:table-cell office:value-type="float" office:value="11.5633867221075" table:style-name="ce1">
            <text:p>11.56338672</text:p>
          </table:table-cell>
          <table:table-cell office:value-type="float" office:value="11.2896863305662" table:style-name="ce1">
            <text:p>11.28968633</text:p>
          </table:table-cell>
          <table:table-cell office:value-type="float" office:value="11.027994195965499" table:style-name="ce1">
            <text:p>11.0279942</text:p>
          </table:table-cell>
          <table:table-cell office:value-type="float" office:value="10.7763228641711" table:style-name="ce1">
            <text:p>10.77632286</text:p>
          </table:table-cell>
          <table:table-cell office:value-type="float" office:value="10.541508180038599" table:style-name="ce1">
            <text:p>10.54150818</text:p>
          </table:table-cell>
          <table:table-cell office:value-type="float" office:value="10.3148451242358" table:style-name="ce1">
            <text:p>10.31484512</text:p>
          </table:table-cell>
          <table:table-cell office:value-type="float" office:value="10.210992533267101" table:style-name="ce1">
            <text:p>10.21099253</text:p>
          </table:table-cell>
          <table:table-cell office:value-type="float" office:value="10.0000909193112" table:style-name="ce1">
            <text:p>10.00009092</text:p>
          </table:table-cell>
          <table:table-cell office:value-type="float" office:value="9.7988738307612095" table:style-name="ce1">
            <text:p>9.798873831</text:p>
          </table:table-cell>
          <table:table-cell office:value-type="float" office:value="9.9711952674202102" table:style-name="ce1">
            <text:p>9.971195267</text:p>
          </table:table-cell>
          <table:table-cell office:value-type="float" office:value="9.7777436956185699" table:style-name="ce1">
            <text:p>9.777743696</text:p>
          </table:table-cell>
          <table:table-cell office:value-type="float" office:value="9.5900649354850191" table:style-name="ce1">
            <text:p>9.590064935</text:p>
          </table:table-cell>
          <table:table-cell office:value-type="float" office:value="9.4586007343832001" table:style-name="ce1">
            <text:p>9.458600734</text:p>
          </table:table-cell>
          <table:table-cell office:value-type="float" office:value="9.2840257569195099" table:style-name="ce1">
            <text:p>9.284025757</text:p>
          </table:table-cell>
          <table:table-cell office:value-type="float" office:value="9.1121385644131898" table:style-name="ce1">
            <text:p>9.112138564</text:p>
          </table:table-cell>
          <table:table-cell office:value-type="float" office:value="8.9464633177874902" table:style-name="ce1">
            <text:p>8.946463318</text:p>
          </table:table-cell>
          <table:table-cell office:value-type="float" office:value="8.79280630620047" table:style-name="ce1">
            <text:p>8.792806306</text:p>
          </table:table-cell>
          <table:table-cell office:value-type="float" office:value="8.6401248265757395" table:style-name="ce1">
            <text:p>8.640124827</text:p>
          </table:table-cell>
          <table:table-cell office:value-type="float" office:value="8.4927082255587507" table:style-name="ce1">
            <text:p>8.492708226</text:p>
          </table:table-cell>
          <table:table-cell office:value-type="float" office:value="8.3545550466325693" table:style-name="ce1">
            <text:p>8.354555047</text:p>
          </table:table-cell>
          <table:table-cell office:value-type="float" office:value="8.2168118286485399" table:style-name="ce1">
            <text:p>8.216811829</text:p>
          </table:table-cell>
          <table:table-cell office:value-type="float" office:value="8.0877111538988" table:style-name="ce1">
            <text:p>8.087711154</text:p>
          </table:table-cell>
          <table:table-cell office:value-type="float" office:value="7.9601678412211099" table:style-name="ce1">
            <text:p>7.960167841</text:p>
          </table:table-cell>
          <table:table-cell office:value-type="float" office:value="7.8352439384650703" table:style-name="ce1">
            <text:p>7.835243938</text:p>
          </table:table-cell>
          <table:table-cell office:value-type="float" office:value="7.7181568561283402" table:style-name="ce1">
            <text:p>7.718156856</text:p>
          </table:table-cell>
          <table:table-cell office:value-type="float" office:value="7.6021856086168604" table:style-name="ce1">
            <text:p>7.602185609</text:p>
          </table:table-cell>
          <table:table-cell office:value-type="float" office:value="7.4921778065001501" table:style-name="ce1">
            <text:p>7.492177807</text:p>
          </table:table-cell>
          <table:table-cell office:value-type="float" office:value="7.38304120890884" table:style-name="ce1">
            <text:p>7.383041209</text:p>
          </table:table-cell>
          <table:table-cell office:value-type="float" office:value="7.2771145112466904" table:style-name="ce1">
            <text:p>7.277114511</text:p>
          </table:table-cell>
          <table:table-cell office:value-type="float" office:value="7.1766008323722996" table:style-name="ce1">
            <text:p>7.176600832</text:p>
          </table:table-cell>
          <table:table-cell office:value-type="float" office:value="7.0766497600224501" table:style-name="ce1">
            <text:p>7.07664976</text:p>
          </table:table-cell>
          <table:table-cell office:value-type="float" office:value="6.9817908995842997" table:style-name="ce1">
            <text:p>6.9817909</text:p>
          </table:table-cell>
          <table:table-cell office:value-type="float" office:value="6.8873219394217697" table:style-name="ce1">
            <text:p>6.887321939</text:p>
          </table:table-cell>
          <table:table-cell office:value-type="float" office:value="6.7954411699486297" table:style-name="ce1">
            <text:p>6.79544117</text:p>
          </table:table-cell>
          <table:table-cell office:value-type="float" office:value="6.7082280550697897" table:style-name="ce1">
            <text:p>6.708228055</text:p>
          </table:table-cell>
          <table:table-cell office:value-type="float" office:value="6.6211853579072901" table:style-name="ce1">
            <text:p>6.621185358</text:p>
          </table:table-cell>
          <table:table-cell office:value-type="float" office:value="6.5385601646310603" table:style-name="ce1">
            <text:p>6.538560165</text:p>
          </table:table-cell>
          <table:table-cell office:value-type="float" office:value="6.4559817958421197" table:style-name="ce1">
            <text:p>6.455981796</text:p>
          </table:table-cell>
          <table:table-cell office:value-type="float" office:value="6.37759319165073" table:style-name="ce1">
            <text:p>6.377593192</text:p>
          </table:table-cell>
          <table:table-cell office:value-type="float" office:value="6.2991429710966997" table:style-name="ce1">
            <text:p>6.299142971</text:p>
          </table:table-cell>
          <table:table-cell office:value-type="float" office:value="6.2226540060565201" table:style-name="ce1">
            <text:p>6.222654006</text:p>
          </table:table-cell>
          <table:table-cell office:value-type="float" office:value="6.15004927349921" table:style-name="ce1">
            <text:p>6.150049273</text:p>
          </table:table-cell>
          <table:table-cell office:value-type="float" office:value="6.0772441087965596" table:style-name="ce1">
            <text:p>6.077244109</text:p>
          </table:table-cell>
          <table:table-cell office:value-type="float" office:value="6.00814081434015" table:style-name="ce1">
            <text:p>6.008140814</text:p>
          </table:table-cell>
          <table:table-cell office:value-type="float" office:value="5.9387584923585104" table:style-name="ce1">
            <text:p>5.938758492</text:p>
          </table:table-cell>
          <table:table-cell office:value-type="float" office:value="6.0992772003983102" table:style-name="ce1">
            <text:p>6.0992772</text:p>
          </table:table-cell>
          <table:table-cell office:value-type="float" office:value="6.0304486953690501" table:style-name="ce1">
            <text:p>6.030448695</text:p>
          </table:table-cell>
          <table:table-cell office:value-type="float" office:value="5.96506044219141" table:style-name="ce1">
            <text:p>5.965060442</text:p>
          </table:table-cell>
          <table:table-cell office:value-type="float" office:value="5.8993214118015302" table:style-name="ce1">
            <text:p>5.899321412</text:p>
          </table:table-cell>
          <table:table-cell office:value-type="float" office:value="5.8353529344645203" table:style-name="ce1">
            <text:p>5.835352934</text:p>
          </table:table-cell>
          <table:table-cell office:value-type="float" office:value="5.7725159659469396" table:style-name="ce1">
            <text:p>5.772515966</text:p>
          </table:table-cell>
          <table:table-cell office:value-type="float" office:value="5.7113468556487099" table:style-name="ce1">
            <text:p>5.711346856</text:p>
          </table:table-cell>
          <table:table-cell office:value-type="float" office:value="5.6512238003468998" table:style-name="ce1">
            <text:p>5.6512238</text:p>
          </table:table-cell>
          <table:table-cell office:value-type="float" office:value="5.5941318311917101" table:style-name="ce1">
            <text:p>5.594131831</text:p>
          </table:table-cell>
          <table:table-cell office:value-type="float" office:value="5.5365349581777803" table:style-name="ce1">
            <text:p>5.536534958</text:p>
          </table:table-cell>
          <table:table-cell office:value-type="float" office:value="5.4801506509115097" table:style-name="ce1">
            <text:p>5.480150651</text:p>
          </table:table-cell>
          <table:table-cell office:value-type="float" office:value="5.4252129038062602" table:style-name="ce1">
            <text:p>5.425212904</text:p>
          </table:table-cell>
          <table:table-cell office:value-type="float" office:value="5.3711388096214803" table:style-name="ce1">
            <text:p>5.37113881</text:p>
          </table:table-cell>
          <table:table-cell office:value-type="float" office:value="5.3184346067560302" table:style-name="ce1">
            <text:p>5.318434607</text:p>
          </table:table-cell>
          <table:table-cell office:value-type="float" office:value="5.2665314871714504" table:style-name="ce1">
            <text:p>5.266531487</text:p>
          </table:table-cell>
          <table:table-cell office:value-type="float" office:value="5.2159274415878096" table:style-name="ce1">
            <text:p>5.215927442</text:p>
          </table:table-cell>
          <table:table-cell office:value-type="float" office:value="5.1660670289768698" table:style-name="ce1">
            <text:p>5.166067029</text:p>
          </table:table-cell>
          <table:table-cell office:value-type="float" office:value="5.1174401652497199" table:style-name="ce1">
            <text:p>5.117440165</text:p>
          </table:table-cell>
          <table:table-cell office:value-type="float" office:value="5.0695041031393604" table:style-name="ce1">
            <text:p>5.069504103</text:p>
          </table:table-cell>
          <table:table-cell office:value-type="float" office:value="5.0227408610784696" table:style-name="ce1">
            <text:p>5.022740861</text:p>
          </table:table-cell>
          <table:table-cell office:value-type="float" office:value="4.9766197649528001" table:style-name="ce1">
            <text:p>4.976619765</text:p>
          </table:table-cell>
          <table:table-cell office:value-type="float" office:value="4.9316151155551999" table:style-name="ce1">
            <text:p>4.931615116</text:p>
          </table:table-cell>
          <table:table-cell office:value-type="float" office:value="4.8872077384741504" table:style-name="ce1">
            <text:p>4.887207738</text:p>
          </table:table-cell>
          <table:table-cell office:value-type="float" office:value="4.8438643976439" table:style-name="ce1">
            <text:p>4.843864398</text:p>
          </table:table-cell>
          <table:table-cell office:value-type="float" office:value="4.8010768872791196" table:style-name="ce1">
            <text:p>4.801076887</text:p>
          </table:table-cell>
          <table:table-cell office:value-type="float" office:value="4.7593046149293796" table:style-name="ce1">
            <text:p>4.759304615</text:p>
          </table:table-cell>
          <table:table-cell office:value-type="float" office:value="4.7180498505415702" table:style-name="ce1">
            <text:p>4.718049851</text:p>
          </table:table-cell>
          <table:table-cell office:value-type="float" office:value="4.6777648244546599" table:style-name="ce1">
            <text:p>4.677764824</text:p>
          </table:table-cell>
          <table:table-cell office:value-type="float" office:value="4.6379618239540203" table:style-name="ce1">
            <text:p>4.637961824</text:p>
          </table:table-cell>
          <table:table-cell office:value-type="float" office:value="4.5988571217077698" table:style-name="ce1">
            <text:p>4.598857122</text:p>
          </table:table-cell>
          <table:table-cell office:value-type="float" office:value="4.5618381090747802" table:style-name="ce1">
            <text:p>4.561838109</text:p>
          </table:table-cell>
          <table:table-cell office:value-type="float" office:value="4.5240638647541598" table:style-name="ce1">
            <text:p>4.524063865</text:p>
          </table:table-cell>
          <table:table-cell office:value-type="float" office:value="4.4871584208571802" table:style-name="ce1">
            <text:p>4.487158421</text:p>
          </table:table-cell>
          <table:table-cell office:value-type="float" office:value="4.45065729667943" table:style-name="ce1">
            <text:p>4.450657297</text:p>
          </table:table-cell>
          <table:table-cell office:value-type="float" office:value="4.4149889742603401" table:style-name="ce1">
            <text:p>4.414988974</text:p>
          </table:table-cell>
          <table:table-cell office:value-type="float" office:value="4.3796976142071902" table:style-name="ce1">
            <text:p>4.379697614</text:p>
          </table:table-cell>
          <table:table-cell office:value-type="float" office:value="4.3452052944931401" table:style-name="ce1">
            <text:p>4.345205294</text:p>
          </table:table-cell>
          <table:table-cell office:value-type="float" office:value="4.3110644787012502" table:style-name="ce1">
            <text:p>4.311064479</text:p>
          </table:table-cell>
          <table:table-cell office:value-type="float" office:value="4.2776910026858603" table:style-name="ce1">
            <text:p>4.277691003</text:p>
          </table:table-cell>
          <table:table-cell office:value-type="float" office:value="4.2446453153084098" table:style-name="ce1">
            <text:p>4.244645315</text:p>
          </table:table-cell>
          <table:table-cell office:value-type="float" office:value="4.2123371682163997" table:style-name="ce1">
            <text:p>4.212337168</text:p>
          </table:table-cell>
          <table:table-cell office:value-type="float" office:value="4.18033469678518" table:style-name="ce1">
            <text:p>4.180334697</text:p>
          </table:table-cell>
          <table:table-cell office:value-type="float" office:value="4.1490417222341804" table:style-name="ce1">
            <text:p>4.149041722</text:p>
          </table:table-cell>
          <table:table-cell office:value-type="float" office:value="4.1180337850908" table:style-name="ce1">
            <text:p>4.118033785</text:p>
          </table:table-cell>
          <table:table-cell office:value-type="float" office:value="4.0875065911589497" table:style-name="ce1">
            <text:p>4.087506591</text:p>
          </table:table-cell>
          <table:table-cell office:value-type="float" office:value="4.0576498245254804" table:style-name="ce1">
            <text:p>4.057649825</text:p>
          </table:table-cell>
          <table:table-cell office:value-type="float" office:value="4.0476977379122303" table:style-name="ce1">
            <text:p>4.047697738</text:p>
          </table:table-cell>
          <table:table-cell office:value-type="float" office:value="4.0185949287523499" table:style-name="ce1">
            <text:p>4.018594929</text:p>
          </table:table-cell>
          <table:table-cell office:value-type="float" office:value="3.9886024790954102" table:style-name="ce1">
            <text:p>3.988602479</text:p>
          </table:table-cell>
          <table:table-cell office:value-type="float" office:value="3.9603750496156498" table:style-name="ce1">
            <text:p>3.96037505</text:p>
          </table:table-cell>
          <table:table-cell office:value-type="float" office:value="3.9312581909101998" table:style-name="ce1">
            <text:p>3.931258191</text:p>
          </table:table-cell>
          <table:table-cell office:value-type="float" office:value="3.90256952130335" table:style-name="ce1">
            <text:p>3.902569521</text:p>
          </table:table-cell>
          <table:table-cell office:value-type="float" office:value="3.8755881885114101" table:style-name="ce1">
            <text:p>3.875588189</text:p>
          </table:table-cell>
          <table:table-cell office:value-type="float" office:value="3.8477187025394399" table:style-name="ce1">
            <text:p>3.847718703</text:p>
          </table:table-cell>
          <table:table-cell office:value-type="float" office:value="3.82025021636563" table:style-name="ce1">
            <text:p>3.820250216</text:p>
          </table:table-cell>
          <table:table-cell office:value-type="float" office:value="3.7944350500259301" table:style-name="ce1">
            <text:p>3.79443505</text:p>
          </table:table-cell>
          <table:table-cell office:value-type="float" office:value="3.7681621912852599" table:style-name="ce1">
            <text:p>3.768162191</text:p>
          </table:table-cell>
          <table:table-cell office:value-type="float" office:value="3.74225937280853" table:style-name="ce1">
            <text:p>3.742259373</text:p>
          </table:table-cell>
          <table:table-cell office:value-type="float" office:value="3.7175311738994399" table:style-name="ce1">
            <text:p>3.717531174</text:p>
          </table:table-cell>
          <table:table-cell office:value-type="float" office:value="3.6923397210778499" table:style-name="ce1">
            <text:p>3.692339721</text:p>
          </table:table-cell>
          <table:table-cell office:value-type="float" office:value="3.6682968742346098" table:style-name="ce1">
            <text:p>3.668296874</text:p>
          </table:table-cell>
          <table:table-cell office:value-type="float" office:value="3.6437877310384099" table:style-name="ce1">
            <text:p>3.643787731</text:p>
          </table:table-cell>
          <table:table-cell office:value-type="float" office:value="3.6204022834041898" table:style-name="ce1">
            <text:p>3.620402283</text:p>
          </table:table-cell>
          <table:table-cell office:value-type="float" office:value="3.5965479569459902" table:style-name="ce1">
            <text:p>3.596547957</text:p>
          </table:table-cell>
          <table:table-cell office:value-type="float" office:value="3.5730138227892501" table:style-name="ce1">
            <text:p>3.573013823</text:p>
          </table:table-cell>
          <table:table-cell office:value-type="float" office:value="3.5514715350967401" table:style-name="ce1">
            <text:p>3.551471535</text:p>
          </table:table-cell>
          <table:table-cell office:value-type="float" office:value="3.5285476306761701" table:style-name="ce1">
            <text:p>3.528547631</text:p>
          </table:table-cell>
          <table:table-cell office:value-type="float" office:value="3.5059253565769302" table:style-name="ce1">
            <text:p>3.505925357</text:p>
          </table:table-cell>
          <table:table-cell office:value-type="float" office:value="3.48435804659151" table:style-name="ce1">
            <text:p>3.484358047</text:p>
          </table:table-cell>
          <table:table-cell office:value-type="float" office:value="3.4623165136109799" table:style-name="ce1">
            <text:p>3.462316514</text:p>
          </table:table-cell>
          <table:table-cell office:value-type="float" office:value="3.4413088388703201" table:style-name="ce1">
            <text:p>3.441308839</text:p>
          </table:table-cell>
          <table:table-cell office:value-type="float" office:value="3.4198258461057001" table:style-name="ce1">
            <text:p>3.419825846</text:p>
          </table:table-cell>
          <table:table-cell office:value-type="float" office:value="3.3986165220387301" table:style-name="ce1">
            <text:p>3.398616522</text:p>
          </table:table-cell>
          <table:table-cell office:value-type="float" office:value="3.3784108917018201" table:style-name="ce1">
            <text:p>3.378410892</text:p>
          </table:table-cell>
          <table:table-cell office:value-type="float" office:value="3.3577288229967199" table:style-name="ce1">
            <text:p>3.357728823</text:p>
          </table:table-cell>
          <table:table-cell office:value-type="float" office:value="3.3380313111580402" table:style-name="ce1">
            <text:p>3.338031311</text:p>
          </table:table-cell>
          <table:table-cell office:value-type="float" office:value="3.3178569674091798" table:style-name="ce1">
            <text:p>3.317856967</text:p>
          </table:table-cell>
          <table:table-cell office:value-type="float" office:value="3.2979316896325201" table:style-name="ce1">
            <text:p>3.29793169</text:p>
          </table:table-cell>
          <table:table-cell office:value-type="float" office:value="3.2797951189532601" table:style-name="ce1">
            <text:p>3.279795119</text:p>
          </table:table-cell>
          <table:table-cell office:value-type="float" office:value="3.2603449168108098" table:style-name="ce1">
            <text:p>3.260344917</text:p>
          </table:table-cell>
          <table:table-cell office:value-type="float" office:value="3.2411304746943199" table:style-name="ce1">
            <text:p>3.241130475</text:p>
          </table:table-cell>
          <table:table-cell office:value-type="float" office:value="3.2228473208034401" table:style-name="ce1">
            <text:p>3.222847321</text:p>
          </table:table-cell>
          <table:table-cell office:value-type="float" office:value="3.20408752826923" table:style-name="ce1">
            <text:p>3.204087528</text:p>
          </table:table-cell>
          <table:table-cell office:value-type="float" office:value="3.1862425247010102" table:style-name="ce1">
            <text:p>3.186242525</text:p>
          </table:table-cell>
          <table:table-cell office:value-type="float" office:value="3.1679213379725502" table:style-name="ce1">
            <text:p>3.167921338</text:p>
          </table:table-cell>
          <table:table-cell office:value-type="float" office:value="3.1504990179186398" table:style-name="ce1">
            <text:p>3.150499018</text:p>
          </table:table-cell>
          <table:table-cell office:value-type="float" office:value="3.1326011404313401" table:style-name="ce1">
            <text:p>3.13260114</text:p>
          </table:table-cell>
          <table:table-cell office:value-type="float" office:value="3.1149113777985402" table:style-name="ce1">
            <text:p>3.114911378</text:p>
          </table:table-cell>
          <table:table-cell office:value-type="float" office:value="3.0980975948563998" table:style-name="ce1">
            <text:p>3.098097595</text:p>
          </table:table-cell>
          <table:table-cell office:value-type="float" office:value="3.0808094590675199" table:style-name="ce1">
            <text:p>3.080809459</text:p>
          </table:table-cell>
          <table:table-cell office:value-type="float" office:value="3.0643827017517502" table:style-name="ce1">
            <text:p>3.064382702</text:p>
          </table:table-cell>
          <table:table-cell office:value-type="float" office:value="3.0474825839440101" table:style-name="ce1">
            <text:p>3.047482584</text:p>
          </table:table-cell>
          <table:table-cell office:value-type="float" office:value="3.0307734279194198" table:style-name="ce1">
            <text:p>3.030773428</text:p>
          </table:table-cell>
          <table:table-cell office:value-type="float" office:value="3.0149046273626099" table:style-name="ce1">
            <text:p>3.014904627</text:p>
          </table:table-cell>
          <table:table-cell office:value-type="float" office:value="2.9990673152984701" table:style-name="ce1">
            <text:p>2.999067315</text:p>
          </table:table-cell>
          <table:table-cell office:value-type="float" office:value="2.98355097981797" table:style-name="ce1">
            <text:p>2.98355098</text:p>
          </table:table-cell>
          <table:table-cell office:value-type="float" office:value="2.9675643001924099" table:style-name="ce1">
            <text:p>2.9675643</text:p>
          </table:table-cell>
          <table:table-cell office:value-type="float" office:value="2.95175329836492" table:style-name="ce1">
            <text:p>2.951753298</text:p>
          </table:table-cell>
          <table:table-cell office:value-type="float" office:value="2.93674987558046" table:style-name="ce1">
            <text:p>2.936749876</text:p>
          </table:table-cell>
          <table:table-cell office:value-type="float" office:value="2.9212782021674699" table:style-name="ce1">
            <text:p>2.921278202</text:p>
          </table:table-cell>
          <table:table-cell office:value-type="float" office:value="2.9066017087979601" table:style-name="ce1">
            <text:p>2.906601709</text:p>
          </table:table-cell>
          <table:table-cell office:value-type="float" office:value="2.8919426983629299" table:style-name="ce1">
            <text:p>2.891942698</text:p>
          </table:table-cell>
          <table:table-cell office:value-type="float" office:value="2.8775800471888302" table:style-name="ce1">
            <text:p>2.877580047</text:p>
          </table:table-cell>
          <table:table-cell office:value-type="float" office:value="2.8627522914462902" table:style-name="ce1">
            <text:p>2.862752291</text:p>
          </table:table-cell>
          <table:table-cell office:value-type="float" office:value="2.8480814431719201" table:style-name="ce1">
            <text:p>2.848081443</text:p>
          </table:table-cell>
          <table:table-cell office:value-type="float" office:value="2.8341764194121102" table:style-name="ce1">
            <text:p>2.834176419</text:p>
          </table:table-cell>
          <table:table-cell office:value-type="float" office:value="2.8198088044811098" table:style-name="ce1">
            <text:p>2.819808804</text:p>
          </table:table-cell>
          <table:table-cell office:value-type="float" office:value="2.80619587804531" table:style-name="ce1">
            <text:p>2.806195878</text:p>
          </table:table-cell>
          <table:table-cell office:value-type="float" office:value="2.7925887790289199" table:style-name="ce1">
            <text:p>2.792588779</text:p>
          </table:table-cell>
          <table:table-cell office:value-type="float" office:value="2.77925650145046" table:style-name="ce1">
            <text:p>2.779256501</text:p>
          </table:table-cell>
          <table:table-cell office:value-type="float" office:value="2.76546524743067" table:style-name="ce1">
            <text:p>2.765465247</text:p>
          </table:table-cell>
          <table:table-cell office:value-type="float" office:value="2.7518147204927099" table:style-name="ce1">
            <text:p>2.75181472</text:p>
          </table:table-cell>
          <table:table-cell office:value-type="float" office:value="2.7388924474384702" table:style-name="ce1">
            <text:p>2.738892447</text:p>
          </table:table-cell>
          <table:table-cell office:value-type="float" office:value="2.7259688783498" table:style-name="ce1">
            <text:p>2.725968878</text:p>
          </table:table-cell>
          <table:table-cell office:value-type="float" office:value="2.7133063559903001" table:style-name="ce1">
            <text:p>2.713306356</text:p>
          </table:table-cell>
          <table:table-cell office:value-type="float" office:value="2.7001896340483" table:style-name="ce1">
            <text:p>2.700189634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22.2283315206233" table:style-name="ce1">
            <text:p>22.22833152</text:p>
          </table:table-cell>
          <table:table-cell office:value-type="string" table:style-name="ce1">
            <text:p><text:s/>global min</text:p>
          </table:table-cell>
          <table:table-cell office:value-type="float" office:value="-20.062410325364301" table:style-name="ce1">
            <text:p>-20.06241033</text:p>
          </table:table-cell>
          <table:table-cell office:value-type="string" table:style-name="ce1">
            <text:p><text:s/>range</text:p>
          </table:table-cell>
          <table:table-cell office:value-type="float" office:value="42.290741845987597" table:style-name="ce1">
            <text:p>42.29074185</text:p>
          </table:table-cell>
          <table:table-cell office:value-type="string" table:style-name="ce1">
            <text:p><text:s/>regret</text:p>
          </table:table-cell>
          <table:table-cell office:value-type="float" office:value="6.7258248148296902" table:style-name="ce1">
            <text:p>6.725824815</text:p>
          </table:table-cell>
          <table:table-cell office:value-type="float" office:value="11.4214904991673" table:style-name="ce1">
            <text:p>11.4214905</text:p>
          </table:table-cell>
          <table:table-cell office:value-type="float" office:value="12.338177095684699" table:style-name="ce1">
            <text:p>12.3381771</text:p>
          </table:table-cell>
          <table:table-cell office:value-type="float" office:value="9.9093030994902307" table:style-name="ce1">
            <text:p>9.909303099</text:p>
          </table:table-cell>
          <table:table-cell office:value-type="float" office:value="7.9843659533721203" table:style-name="ce1">
            <text:p>7.984365953</text:p>
          </table:table-cell>
          <table:table-cell office:value-type="float" office:value="7.1413820524013198" table:style-name="ce1">
            <text:p>7.141382052</text:p>
          </table:table-cell>
          <table:table-cell office:value-type="float" office:value="7.0808417311244103" table:style-name="ce1">
            <text:p>7.080841731</text:p>
          </table:table-cell>
          <table:table-cell office:value-type="float" office:value="9.2631605092429794" table:style-name="ce1">
            <text:p>9.263160509</text:p>
          </table:table-cell>
          <table:table-cell office:value-type="float" office:value="11.102357170049901" table:style-name="ce1">
            <text:p>11.10235717</text:p>
          </table:table-cell>
          <table:table-cell office:value-type="float" office:value="11.385232339982601" table:style-name="ce1">
            <text:p>11.38523234</text:p>
          </table:table-cell>
          <table:table-cell office:value-type="float" office:value="12.188917069034501" table:style-name="ce1">
            <text:p>12.18891707</text:p>
          </table:table-cell>
          <table:table-cell office:value-type="float" office:value="12.626078271013601" table:style-name="ce1">
            <text:p>12.62607827</text:p>
          </table:table-cell>
          <table:table-cell office:value-type="float" office:value="13.3831684919897" table:style-name="ce1">
            <text:p>13.38316849</text:p>
          </table:table-cell>
          <table:table-cell office:value-type="float" office:value="13.7161459239782" table:style-name="ce1">
            <text:p>13.71614592</text:p>
          </table:table-cell>
          <table:table-cell office:value-type="float" office:value="15.2844176745647" table:style-name="ce1">
            <text:p>15.28441767</text:p>
          </table:table-cell>
          <table:table-cell office:value-type="float" office:value="14.9859624936785" table:style-name="ce1">
            <text:p>14.98596249</text:p>
          </table:table-cell>
          <table:table-cell office:value-type="float" office:value="14.1204875493" table:style-name="ce1">
            <text:p>14.12048755</text:p>
          </table:table-cell>
          <table:table-cell office:value-type="float" office:value="13.385324885815701" table:style-name="ce1">
            <text:p>13.38532489</text:p>
          </table:table-cell>
          <table:table-cell office:value-type="float" office:value="14.510011477032799" table:style-name="ce1">
            <text:p>14.51001148</text:p>
          </table:table-cell>
          <table:table-cell office:value-type="float" office:value="15.2407707651862" table:style-name="ce1">
            <text:p>15.24077077</text:p>
          </table:table-cell>
          <table:table-cell office:value-type="float" office:value="16.516966233472001" table:style-name="ce1">
            <text:p>16.51696623</text:p>
          </table:table-cell>
          <table:table-cell office:value-type="float" office:value="16.259893676341299" table:style-name="ce1">
            <text:p>16.25989368</text:p>
          </table:table-cell>
          <table:table-cell office:value-type="float" office:value="16.080498819380299" table:style-name="ce1">
            <text:p>16.08049882</text:p>
          </table:table-cell>
          <table:table-cell office:value-type="float" office:value="15.6425119356671" table:style-name="ce1">
            <text:p>15.64251194</text:p>
          </table:table-cell>
          <table:table-cell office:value-type="float" office:value="15.0185867697706" table:style-name="ce1">
            <text:p>15.01858677</text:p>
          </table:table-cell>
          <table:table-cell office:value-type="float" office:value="14.469041744434699" table:style-name="ce1">
            <text:p>14.46904174</text:p>
          </table:table-cell>
          <table:table-cell office:value-type="float" office:value="14.2841467419914" table:style-name="ce1">
            <text:p>14.28414674</text:p>
          </table:table-cell>
          <table:table-cell office:value-type="float" office:value="13.794283323713399" table:style-name="ce1">
            <text:p>13.79428332</text:p>
          </table:table-cell>
          <table:table-cell office:value-type="float" office:value="13.516399777792801" table:style-name="ce1">
            <text:p>13.51639978</text:p>
          </table:table-cell>
          <table:table-cell office:value-type="float" office:value="13.074226641901401" table:style-name="ce1">
            <text:p>13.07422664</text:p>
          </table:table-cell>
          <table:table-cell office:value-type="float" office:value="12.699313059568" table:style-name="ce1">
            <text:p>12.69931306</text:p>
          </table:table-cell>
          <table:table-cell office:value-type="float" office:value="12.302552061147599" table:style-name="ce1">
            <text:p>12.30255206</text:p>
          </table:table-cell>
          <table:table-cell office:value-type="float" office:value="11.9430422628164" table:style-name="ce1">
            <text:p>11.94304226</text:p>
          </table:table-cell>
          <table:table-cell office:value-type="float" office:value="11.6195949340132" table:style-name="ce1">
            <text:p>11.61959493</text:p>
          </table:table-cell>
          <table:table-cell office:value-type="float" office:value="11.288345058069201" table:style-name="ce1">
            <text:p>11.28834506</text:p>
          </table:table-cell>
          <table:table-cell office:value-type="float" office:value="10.993371326111401" table:style-name="ce1">
            <text:p>10.99337133</text:p>
          </table:table-cell>
          <table:table-cell office:value-type="float" office:value="10.6963378216655" table:style-name="ce1">
            <text:p>10.69633782</text:p>
          </table:table-cell>
          <table:table-cell office:value-type="float" office:value="10.471060071324001" table:style-name="ce1">
            <text:p>10.47106007</text:p>
          </table:table-cell>
          <table:table-cell office:value-type="float" office:value="10.209012523368299" table:style-name="ce1">
            <text:p>10.20901252</text:p>
          </table:table-cell>
          <table:table-cell office:value-type="float" office:value="9.9800418742489292" table:style-name="ce1">
            <text:p>9.980041874</text:p>
          </table:table-cell>
          <table:table-cell office:value-type="float" office:value="9.7366262187794508" table:style-name="ce1">
            <text:p>9.736626219</text:p>
          </table:table-cell>
          <table:table-cell office:value-type="float" office:value="9.5230125808503505" table:style-name="ce1">
            <text:p>9.523012581</text:p>
          </table:table-cell>
          <table:table-cell office:value-type="float" office:value="9.3015471719933593" table:style-name="ce1">
            <text:p>9.301547172</text:p>
          </table:table-cell>
          <table:table-cell office:value-type="float" office:value="9.0980929017274903" table:style-name="ce1">
            <text:p>9.098092902</text:p>
          </table:table-cell>
          <table:table-cell office:value-type="float" office:value="8.8977305421458297" table:style-name="ce1">
            <text:p>8.897730542</text:p>
          </table:table-cell>
          <table:table-cell office:value-type="float" office:value="9.0644203338127909" table:style-name="ce1">
            <text:p>9.064420334</text:p>
          </table:table-cell>
          <table:table-cell office:value-type="float" office:value="8.9262022992121501" table:style-name="ce1">
            <text:p>8.926202299</text:p>
          </table:table-cell>
          <table:table-cell office:value-type="float" office:value="8.7645317430353007" table:style-name="ce1">
            <text:p>8.764531743</text:p>
          </table:table-cell>
          <table:table-cell office:value-type="float" office:value="8.5857276597410195" table:style-name="ce1">
            <text:p>8.58572766</text:p>
          </table:table-cell>
          <table:table-cell office:value-type="float" office:value="8.4210042921520998" table:style-name="ce1">
            <text:p>8.421004292</text:p>
          </table:table-cell>
          <table:table-cell office:value-type="float" office:value="8.3185020235301099" table:style-name="ce1">
            <text:p>8.318502024</text:p>
          </table:table-cell>
          <table:table-cell office:value-type="float" office:value="8.1608205849328908" table:style-name="ce1">
            <text:p>8.160820585</text:p>
          </table:table-cell>
          <table:table-cell office:value-type="float" office:value="8.0115825682558803" table:style-name="ce1">
            <text:p>8.011582568</text:p>
          </table:table-cell>
          <table:table-cell office:value-type="float" office:value="7.8654248765562302" table:style-name="ce1">
            <text:p>7.865424877</text:p>
          </table:table-cell>
          <table:table-cell office:value-type="float" office:value="7.7403730321313704" table:style-name="ce1">
            <text:p>7.740373032</text:p>
          </table:table-cell>
          <table:table-cell office:value-type="float" office:value="7.6048710544866003" table:style-name="ce1">
            <text:p>7.604871054</text:p>
          </table:table-cell>
          <table:table-cell office:value-type="float" office:value="7.4743194277334801" table:style-name="ce1">
            <text:p>7.474319428</text:p>
          </table:table-cell>
          <table:table-cell office:value-type="float" office:value="7.3509261696556703" table:style-name="ce1">
            <text:p>7.35092617</text:p>
          </table:table-cell>
          <table:table-cell office:value-type="float" office:value="7.2268176502823103" table:style-name="ce1">
            <text:p>7.22681765</text:p>
          </table:table-cell>
          <table:table-cell office:value-type="float" office:value="7.1136828347145702" table:style-name="ce1">
            <text:p>7.113682835</text:p>
          </table:table-cell>
          <table:table-cell office:value-type="float" office:value="7.0078137236106199" table:style-name="ce1">
            <text:p>7.007813724</text:p>
          </table:table-cell>
          <table:table-cell office:value-type="float" office:value="6.8952013938099599" table:style-name="ce1">
            <text:p>6.895201394</text:p>
          </table:table-cell>
          <table:table-cell office:value-type="float" office:value="6.8053209447342899" table:style-name="ce1">
            <text:p>6.805320945</text:p>
          </table:table-cell>
          <table:table-cell office:value-type="float" office:value="6.6993916999098504" table:style-name="ce1">
            <text:p>6.6993917</text:p>
          </table:table-cell>
          <table:table-cell office:value-type="float" office:value="6.59672181646462" table:style-name="ce1">
            <text:p>6.596721816</text:p>
          </table:table-cell>
          <table:table-cell office:value-type="float" office:value="6.5042271557822504" table:style-name="ce1">
            <text:p>6.504227156</text:p>
          </table:table-cell>
          <table:table-cell office:value-type="float" office:value="6.4156263180870896" table:style-name="ce1">
            <text:p>6.415626318</text:p>
          </table:table-cell>
          <table:table-cell office:value-type="float" office:value="6.3746377056565002" table:style-name="ce1">
            <text:p>6.374637706</text:p>
          </table:table-cell>
          <table:table-cell office:value-type="float" office:value="6.28242431020578" table:style-name="ce1">
            <text:p>6.28242431</text:p>
          </table:table-cell>
          <table:table-cell office:value-type="float" office:value="6.2112864672012202" table:style-name="ce1">
            <text:p>6.211286467</text:p>
          </table:table-cell>
          <table:table-cell office:value-type="float" office:value="6.1241676335219104" table:style-name="ce1">
            <text:p>6.124167634</text:p>
          </table:table-cell>
          <table:table-cell office:value-type="float" office:value="6.0452032041149" table:style-name="ce1">
            <text:p>6.045203204</text:p>
          </table:table-cell>
          <table:table-cell office:value-type="float" office:value="5.9630993131751202" table:style-name="ce1">
            <text:p>5.963099313</text:p>
          </table:table-cell>
          <table:table-cell office:value-type="float" office:value="6.0492173420439599" table:style-name="ce1">
            <text:p>6.049217342</text:p>
          </table:table-cell>
          <table:table-cell office:value-type="float" office:value="5.9691528813267896" table:style-name="ce1">
            <text:p>5.969152881</text:p>
          </table:table-cell>
          <table:table-cell office:value-type="float" office:value="5.8969991271905702" table:style-name="ce1">
            <text:p>5.896999127</text:p>
          </table:table-cell>
          <table:table-cell office:value-type="float" office:value="5.8219925803057899" table:style-name="ce1">
            <text:p>5.82199258</text:p>
          </table:table-cell>
          <table:table-cell office:value-type="float" office:value="5.8330202189712503" table:style-name="ce1">
            <text:p>5.833020219</text:p>
          </table:table-cell>
          <table:table-cell office:value-type="float" office:value="5.7666620823946504" table:style-name="ce1">
            <text:p>5.766662082</text:p>
          </table:table-cell>
          <table:table-cell office:value-type="float" office:value="5.6945788063647198" table:style-name="ce1">
            <text:p>5.694578806</text:p>
          </table:table-cell>
          <table:table-cell office:value-type="float" office:value="5.6244224435646197" table:style-name="ce1">
            <text:p>5.624422444</text:p>
          </table:table-cell>
          <table:table-cell office:value-type="float" office:value="5.5754833507538599" table:style-name="ce1">
            <text:p>5.575483351</text:p>
          </table:table-cell>
          <table:table-cell office:value-type="float" office:value="5.5162084556528903" table:style-name="ce1">
            <text:p>5.516208456</text:p>
          </table:table-cell>
          <table:table-cell office:value-type="float" office:value="5.4531307138382497" table:style-name="ce1">
            <text:p>5.453130714</text:p>
          </table:table-cell>
          <table:table-cell office:value-type="float" office:value="5.3889762348519197" table:style-name="ce1">
            <text:p>5.388976235</text:p>
          </table:table-cell>
          <table:table-cell office:value-type="float" office:value="5.3328980742754402" table:style-name="ce1">
            <text:p>5.332898074</text:p>
          </table:table-cell>
          <table:table-cell office:value-type="float" office:value="5.2716003952607799" table:style-name="ce1">
            <text:p>5.271600395</text:p>
          </table:table-cell>
          <table:table-cell office:value-type="float" office:value="5.2130764705085202" table:style-name="ce1">
            <text:p>5.213076471</text:p>
          </table:table-cell>
          <table:table-cell office:value-type="float" office:value="5.1618696231699301" table:style-name="ce1">
            <text:p>5.161869623</text:p>
          </table:table-cell>
          <table:table-cell office:value-type="float" office:value="5.10464788757423" table:style-name="ce1">
            <text:p>5.104647888</text:p>
          </table:table-cell>
          <table:table-cell office:value-type="float" office:value="5.05531944126919" table:style-name="ce1">
            <text:p>5.055319441</text:p>
          </table:table-cell>
          <table:table-cell office:value-type="float" office:value="5.2679066223465298" table:style-name="ce1">
            <text:p>5.267906622</text:p>
          </table:table-cell>
          <table:table-cell office:value-type="float" office:value="5.2710143764815696" table:style-name="ce1">
            <text:p>5.271014376</text:p>
          </table:table-cell>
          <table:table-cell office:value-type="float" office:value="5.2149397554551697" table:style-name="ce1">
            <text:p>5.214939755</text:p>
          </table:table-cell>
          <table:table-cell office:value-type="float" office:value="5.1619879596919001" table:style-name="ce1">
            <text:p>5.16198796</text:p>
          </table:table-cell>
          <table:table-cell office:value-type="float" office:value="5.1094575352833802" table:style-name="ce1">
            <text:p>5.109457535</text:p>
          </table:table-cell>
          <table:table-cell office:value-type="float" office:value="5.0590268199013204" table:style-name="ce1">
            <text:p>5.05902682</text:p>
          </table:table-cell>
          <table:table-cell office:value-type="float" office:value="5.0363561142083499" table:style-name="ce1">
            <text:p>5.036356114</text:p>
          </table:table-cell>
          <table:table-cell office:value-type="float" office:value="4.9971774784940504" table:style-name="ce1">
            <text:p>4.997177478</text:p>
          </table:table-cell>
          <table:table-cell office:value-type="float" office:value="4.9560812997749402" table:style-name="ce1">
            <text:p>4.9560813</text:p>
          </table:table-cell>
          <table:table-cell office:value-type="float" office:value="4.9070405058179301" table:style-name="ce1">
            <text:p>4.907040506</text:p>
          </table:table-cell>
          <table:table-cell office:value-type="float" office:value="4.8589629681296698" table:style-name="ce1">
            <text:p>4.858962968</text:p>
          </table:table-cell>
          <table:table-cell office:value-type="float" office:value="4.8142274606823099" table:style-name="ce1">
            <text:p>4.814227461</text:p>
          </table:table-cell>
          <table:table-cell office:value-type="float" office:value="4.7682110767010197" table:style-name="ce1">
            <text:p>4.768211077</text:p>
          </table:table-cell>
          <table:table-cell office:value-type="float" office:value="4.7251919778853102" table:style-name="ce1">
            <text:p>4.725191978</text:p>
          </table:table-cell>
          <table:table-cell office:value-type="float" office:value="4.6811016683346001" table:style-name="ce1">
            <text:p>4.681101668</text:p>
          </table:table-cell>
          <table:table-cell office:value-type="float" office:value="4.6471035945179402" table:style-name="ce1">
            <text:p>4.647103595</text:p>
          </table:table-cell>
          <table:table-cell office:value-type="float" office:value="4.6041894008264297" table:style-name="ce1">
            <text:p>4.604189401</text:p>
          </table:table-cell>
          <table:table-cell office:value-type="float" office:value="4.5642537705532602" table:style-name="ce1">
            <text:p>4.564253771</text:p>
          </table:table-cell>
          <table:table-cell office:value-type="float" office:value="4.5235040700987197" table:style-name="ce1">
            <text:p>4.52350407</text:p>
          </table:table-cell>
          <table:table-cell office:value-type="float" office:value="4.48471284553227" table:style-name="ce1">
            <text:p>4.484712846</text:p>
          </table:table-cell>
          <table:table-cell office:value-type="float" office:value="4.4550071163622702" table:style-name="ce1">
            <text:p>4.455007116</text:p>
          </table:table-cell>
          <table:table-cell office:value-type="float" office:value="4.4156084791388599" table:style-name="ce1">
            <text:p>4.415608479</text:p>
          </table:table-cell>
          <table:table-cell office:value-type="float" office:value="4.3814127631419097" table:style-name="ce1">
            <text:p>4.381412763</text:p>
          </table:table-cell>
          <table:table-cell office:value-type="float" office:value="4.3433135217232799" table:style-name="ce1">
            <text:p>4.343313522</text:p>
          </table:table-cell>
          <table:table-cell office:value-type="float" office:value="4.3058981608602798" table:style-name="ce1">
            <text:p>4.305898161</text:p>
          </table:table-cell>
          <table:table-cell office:value-type="float" office:value="4.2802304440998196" table:style-name="ce1">
            <text:p>4.280230444</text:p>
          </table:table-cell>
          <table:table-cell office:value-type="float" office:value="4.24524766308223" table:style-name="ce1">
            <text:p>4.245247663</text:p>
          </table:table-cell>
          <table:table-cell office:value-type="float" office:value="4.2100070874723903" table:style-name="ce1">
            <text:p>4.210007087</text:p>
          </table:table-cell>
          <table:table-cell office:value-type="float" office:value="4.1770170759188803" table:style-name="ce1">
            <text:p>4.177017076</text:p>
          </table:table-cell>
          <table:table-cell office:value-type="float" office:value="4.1431721969489201" table:style-name="ce1">
            <text:p>4.143172197</text:p>
          </table:table-cell>
          <table:table-cell office:value-type="float" office:value="4.1102076299006596" table:style-name="ce1">
            <text:p>4.11020763</text:p>
          </table:table-cell>
          <table:table-cell office:value-type="float" office:value="4.0774562403937704" table:style-name="ce1">
            <text:p>4.07745624</text:p>
          </table:table-cell>
          <table:table-cell office:value-type="float" office:value="4.1222712192578399" table:style-name="ce1">
            <text:p>4.122271219</text:p>
          </table:table-cell>
          <table:table-cell office:value-type="float" office:value="4.0938230849059698" table:style-name="ce1">
            <text:p>4.093823085</text:p>
          </table:table-cell>
          <table:table-cell office:value-type="float" office:value="4.0615375784858498" table:style-name="ce1">
            <text:p>4.061537578</text:p>
          </table:table-cell>
          <table:table-cell office:value-type="float" office:value="4.0404268406991903" table:style-name="ce1">
            <text:p>4.040426841</text:p>
          </table:table-cell>
          <table:table-cell office:value-type="float" office:value="4.0088841396790098" table:style-name="ce1">
            <text:p>4.00888414</text:p>
          </table:table-cell>
          <table:table-cell office:value-type="float" office:value="3.97898784622432" table:style-name="ce1">
            <text:p>3.978987846</text:p>
          </table:table-cell>
          <table:table-cell office:value-type="float" office:value="3.9485996591505002" table:style-name="ce1">
            <text:p>3.948599659</text:p>
          </table:table-cell>
          <table:table-cell office:value-type="float" office:value="3.92335686461761" table:style-name="ce1">
            <text:p>3.923356865</text:p>
          </table:table-cell>
          <table:table-cell office:value-type="float" office:value="3.8945548809239998" table:style-name="ce1">
            <text:p>3.894554881</text:p>
          </table:table-cell>
          <table:table-cell office:value-type="float" office:value="3.8658874511467798" table:style-name="ce1">
            <text:p>3.865887451</text:p>
          </table:table-cell>
          <table:table-cell office:value-type="float" office:value="3.8478726611349598" table:style-name="ce1">
            <text:p>3.847872661</text:p>
          </table:table-cell>
          <table:table-cell office:value-type="float" office:value="3.8204977694526598" table:style-name="ce1">
            <text:p>3.820497769</text:p>
          </table:table-cell>
          <table:table-cell office:value-type="float" office:value="3.7930072470342799" table:style-name="ce1">
            <text:p>3.793007247</text:p>
          </table:table-cell>
          <table:table-cell office:value-type="float" office:value="3.7666679179168301" table:style-name="ce1">
            <text:p>3.766667918</text:p>
          </table:table-cell>
          <table:table-cell office:value-type="float" office:value="3.7399658802547799" table:style-name="ce1">
            <text:p>3.73996588</text:p>
          </table:table-cell>
          <table:table-cell office:value-type="float" office:value="3.7141550630157099" table:style-name="ce1">
            <text:p>3.714155063</text:p>
          </table:table-cell>
          <table:table-cell office:value-type="float" office:value="3.6882095748552599" table:style-name="ce1">
            <text:p>3.688209575</text:p>
          </table:table-cell>
          <table:table-cell office:value-type="float" office:value="3.6633607066502099" table:style-name="ce1">
            <text:p>3.663360707</text:p>
          </table:table-cell>
          <table:table-cell office:value-type="float" office:value="3.6417224441345102" table:style-name="ce1">
            <text:p>3.641722444</text:p>
          </table:table-cell>
          <table:table-cell office:value-type="float" office:value="3.6168277887248501" table:style-name="ce1">
            <text:p>3.616827789</text:p>
          </table:table-cell>
          <table:table-cell office:value-type="float" office:value="3.5921756383524999" table:style-name="ce1">
            <text:p>3.592175638</text:p>
          </table:table-cell>
          <table:table-cell office:value-type="float" office:value="3.5685291051884001" table:style-name="ce1">
            <text:p>3.568529105</text:p>
          </table:table-cell>
          <table:table-cell office:value-type="float" office:value="3.5567413739161799" table:style-name="ce1">
            <text:p>3.556741374</text:p>
          </table:table-cell>
          <table:table-cell office:value-type="float" office:value="3.5330010797746199" table:style-name="ce1">
            <text:p>3.53300108</text:p>
          </table:table-cell>
          <table:table-cell office:value-type="float" office:value="3.5091494583580101" table:style-name="ce1">
            <text:p>3.509149458</text:p>
          </table:table-cell>
          <table:table-cell office:value-type="float" office:value="3.4868365033216802" table:style-name="ce1">
            <text:p>3.486836503</text:p>
          </table:table-cell>
          <table:table-cell office:value-type="float" office:value="3.4732702972299601" table:style-name="ce1">
            <text:p>3.473270297</text:p>
          </table:table-cell>
          <table:table-cell office:value-type="float" office:value="3.4506103559602899" table:style-name="ce1">
            <text:p>3.450610356</text:p>
          </table:table-cell>
          <table:table-cell office:value-type="float" office:value="3.4313122408255898" table:style-name="ce1">
            <text:p>3.431312241</text:p>
          </table:table-cell>
          <table:table-cell office:value-type="float" office:value="3.4091754470179501" table:style-name="ce1">
            <text:p>3.409175447</text:p>
          </table:table-cell>
          <table:table-cell office:value-type="float" office:value="3.3875690267162302" table:style-name="ce1">
            <text:p>3.387569027</text:p>
          </table:table-cell>
          <table:table-cell office:value-type="float" office:value="3.3664975814926499" table:style-name="ce1">
            <text:p>3.366497581</text:p>
          </table:table-cell>
          <table:table-cell office:value-type="float" office:value="3.3454417426404799" table:style-name="ce1">
            <text:p>3.345441743</text:p>
          </table:table-cell>
          <table:table-cell office:value-type="float" office:value="3.3251030199741298" table:style-name="ce1">
            <text:p>3.32510302</text:p>
          </table:table-cell>
          <table:table-cell office:value-type="float" office:value="3.3250952641613698" table:style-name="ce1">
            <text:p>3.325095264</text:p>
          </table:table-cell>
          <table:table-cell office:value-type="float" office:value="3.3046970972204401" table:style-name="ce1">
            <text:p>3.304697097</text:p>
          </table:table-cell>
          <table:table-cell office:value-type="float" office:value="3.2849943796379599" table:style-name="ce1">
            <text:p>3.28499438</text:p>
          </table:table-cell>
          <table:table-cell office:value-type="float" office:value="3.2684152796018" table:style-name="ce1">
            <text:p>3.26841528</text:p>
          </table:table-cell>
          <table:table-cell office:value-type="float" office:value="3.2489748594590302" table:style-name="ce1">
            <text:p>3.248974859</text:p>
          </table:table-cell>
          <table:table-cell office:value-type="float" office:value="3.2296120331141198" table:style-name="ce1">
            <text:p>3.229612033</text:p>
          </table:table-cell>
          <table:table-cell office:value-type="float" office:value="3.21032731422383" table:style-name="ce1">
            <text:p>3.210327314</text:p>
          </table:table-cell>
          <table:table-cell office:value-type="float" office:value="3.1921723663381698" table:style-name="ce1">
            <text:p>3.192172366</text:p>
          </table:table-cell>
          <table:table-cell office:value-type="float" office:value="3.1735016542833501" table:style-name="ce1">
            <text:p>3.173501654</text:p>
          </table:table-cell>
          <table:table-cell office:value-type="float" office:value="3.15521162770965" table:style-name="ce1">
            <text:p>3.155211628</text:p>
          </table:table-cell>
          <table:table-cell office:value-type="float" office:value="3.1371537907415101" table:style-name="ce1">
            <text:p>3.137153791</text:p>
          </table:table-cell>
          <table:table-cell office:value-type="float" office:value="3.1229127393823002" table:style-name="ce1">
            <text:p>3.122912739</text:p>
          </table:table-cell>
          <table:table-cell office:value-type="float" office:value="3.1049363005336201" table:style-name="ce1">
            <text:p>3.104936301</text:p>
          </table:table-cell>
          <table:table-cell office:value-type="float" office:value="3.0883746171342699" table:style-name="ce1">
            <text:p>3.088374617</text:p>
          </table:table-cell>
          <table:table-cell office:value-type="float" office:value="3.0709586842744101" table:style-name="ce1">
            <text:p>3.070958684</text:p>
          </table:table-cell>
          <table:table-cell office:value-type="float" office:value="3.05322459425037" table:style-name="ce1">
            <text:p>3.053224594</text:p>
          </table:table-cell>
          <table:table-cell office:value-type="float" office:value="3.0371210373929101" table:style-name="ce1">
            <text:p>3.037121037</text:p>
          </table:table-cell>
          <table:table-cell office:value-type="float" office:value="3.0213254225463499" table:style-name="ce1">
            <text:p>3.021325423</text:p>
          </table:table-cell>
          <table:table-cell office:value-type="float" office:value="3.01116296617985" table:style-name="ce1">
            <text:p>3.011162966</text:p>
          </table:table-cell>
          <table:table-cell office:value-type="float" office:value="3.0106844327412499" table:style-name="ce1">
            <text:p>3.010684433</text:p>
          </table:table-cell>
          <table:table-cell office:value-type="float" office:value="2.99383740457729" table:style-name="ce1">
            <text:p>2.993837405</text:p>
          </table:table-cell>
          <table:table-cell office:value-type="float" office:value="2.97725646531133" table:style-name="ce1">
            <text:p>2.977256465</text:p>
          </table:table-cell>
          <table:table-cell office:value-type="float" office:value="2.9631535333719201" table:style-name="ce1">
            <text:p>2.963153533</text:p>
          </table:table-cell>
          <table:table-cell office:value-type="float" office:value="2.9472343797099398" table:style-name="ce1">
            <text:p>2.94723438</text:p>
          </table:table-cell>
          <table:table-cell office:value-type="float" office:value="2.9311828132058699" table:style-name="ce1">
            <text:p>2.931182813</text:p>
          </table:table-cell>
          <table:table-cell office:value-type="float" office:value="2.9160584717651798" table:style-name="ce1">
            <text:p>2.916058472</text:p>
          </table:table-cell>
          <table:table-cell office:value-type="float" office:value="2.9007148614036198" table:style-name="ce1">
            <text:p>2.900714861</text:p>
          </table:table-cell>
          <table:table-cell office:value-type="float" office:value="2.88539704126147" table:style-name="ce1">
            <text:p>2.885397041</text:p>
          </table:table-cell>
          <table:table-cell office:value-type="float" office:value="2.87306010786447" table:style-name="ce1">
            <text:p>2.873060108</text:p>
          </table:table-cell>
          <table:table-cell office:value-type="float" office:value="2.8588446041491" table:style-name="ce1">
            <text:p>2.858844604</text:p>
          </table:table-cell>
          <table:table-cell office:value-type="float" office:value="2.8438740625752001" table:style-name="ce1">
            <text:p>2.843874063</text:p>
          </table:table-cell>
          <table:table-cell office:value-type="float" office:value="2.8290619394306602" table:style-name="ce1">
            <text:p>2.829061939</text:p>
          </table:table-cell>
          <table:table-cell office:value-type="float" office:value="2.8156083946928399" table:style-name="ce1">
            <text:p>2.815608395</text:p>
          </table:table-cell>
          <table:table-cell office:value-type="float" office:value="2.8013530322349598" table:style-name="ce1">
            <text:p>2.801353032</text:p>
          </table:table-cell>
          <table:table-cell office:value-type="float" office:value="2.7935479398789802" table:style-name="ce1">
            <text:p>2.79354794</text:p>
          </table:table-cell>
          <table:table-cell office:value-type="float" office:value="2.7793035608550301" table:style-name="ce1">
            <text:p>2.779303561</text:p>
          </table:table-cell>
          <table:table-cell office:value-type="float" office:value="2.7660842688562401" table:style-name="ce1">
            <text:p>2.766084269</text:p>
          </table:table-cell>
          <table:table-cell office:value-type="float" office:value="2.7536918330174598" table:style-name="ce1">
            <text:p>2.753691833</text:p>
          </table:table-cell>
          <table:table-cell office:value-type="float" office:value="2.7396583627552098" table:style-name="ce1">
            <text:p>2.739658363</text:p>
          </table:table-cell>
          <table:table-cell office:value-type="float" office:value="2.72576736427227" table:style-name="ce1">
            <text:p>2.725767364</text:p>
          </table:table-cell>
          <table:table-cell office:value-type="float" office:value="2.7137058162754601" table:style-name="ce1">
            <text:p>2.713705816</text:p>
          </table:table-cell>
          <table:table-cell office:value-type="float" office:value="2.7024105816308999" table:style-name="ce1">
            <text:p>2.702410582</text:p>
          </table:table-cell>
          <table:table-cell office:value-type="float" office:value="2.6890277751026002" table:style-name="ce1">
            <text:p>2.689027775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29.460895000979601" table:style-name="ce1">
            <text:p>29.460895</text:p>
          </table:table-cell>
          <table:table-cell office:value-type="string" table:style-name="ce1">
            <text:p><text:s/>global min</text:p>
          </table:table-cell>
          <table:table-cell office:value-type="float" office:value="-28.2152018617641" table:style-name="ce1">
            <text:p>-28.21520186</text:p>
          </table:table-cell>
          <table:table-cell office:value-type="string" table:style-name="ce1">
            <text:p><text:s/>range</text:p>
          </table:table-cell>
          <table:table-cell office:value-type="float" office:value="57.676096862743798" table:style-name="ce1">
            <text:p>57.67609686</text:p>
          </table:table-cell>
          <table:table-cell office:value-type="string" table:style-name="ce1">
            <text:p><text:s/>regret</text:p>
          </table:table-cell>
          <table:table-cell office:value-type="float" office:value="49.951261010712798" table:style-name="ce1">
            <text:p>49.95126101</text:p>
          </table:table-cell>
          <table:table-cell office:value-type="float" office:value="37.173964969957197" table:style-name="ce1">
            <text:p>37.17396497</text:p>
          </table:table-cell>
          <table:table-cell office:value-type="float" office:value="40.152135502915698" table:style-name="ce1">
            <text:p>40.1521355</text:p>
          </table:table-cell>
          <table:table-cell office:value-type="float" office:value="35.699187302118403" table:style-name="ce1">
            <text:p>35.6991873</text:p>
          </table:table-cell>
          <table:table-cell office:value-type="float" office:value="31.476322663498699" table:style-name="ce1">
            <text:p>31.47632266</text:p>
          </table:table-cell>
          <table:table-cell office:value-type="float" office:value="34.1258395925882" table:style-name="ce1">
            <text:p>34.12583959</text:p>
          </table:table-cell>
          <table:table-cell office:value-type="float" office:value="30.986691774337199" table:style-name="ce1">
            <text:p>30.98669177</text:p>
          </table:table-cell>
          <table:table-cell office:value-type="float" office:value="29.300598747384001" table:style-name="ce1">
            <text:p>29.30059875</text:p>
          </table:table-cell>
          <table:table-cell office:value-type="float" office:value="30.867389399142901" table:style-name="ce1">
            <text:p>30.8673894</text:p>
          </table:table-cell>
          <table:table-cell office:value-type="float" office:value="30.754387319735901" table:style-name="ce1">
            <text:p>30.75438732</text:p>
          </table:table-cell>
          <table:table-cell office:value-type="float" office:value="30.622683667259899" table:style-name="ce1">
            <text:p>30.62268367</text:p>
          </table:table-cell>
          <table:table-cell office:value-type="float" office:value="29.6910554487939" table:style-name="ce1">
            <text:p>29.69105545</text:p>
          </table:table-cell>
          <table:table-cell office:value-type="float" office:value="30.1355733800204" table:style-name="ce1">
            <text:p>30.13557338</text:p>
          </table:table-cell>
          <table:table-cell office:value-type="float" office:value="29.309363528565498" table:style-name="ce1">
            <text:p>29.30936353</text:p>
          </table:table-cell>
          <table:table-cell office:value-type="float" office:value="29.631894610725698" table:style-name="ce1">
            <text:p>29.63189461</text:p>
          </table:table-cell>
          <table:table-cell office:value-type="float" office:value="30.3057396682403" table:style-name="ce1">
            <text:p>30.30573967</text:p>
          </table:table-cell>
          <table:table-cell office:value-type="float" office:value="29.264569395283001" table:style-name="ce1">
            <text:p>29.2645694</text:p>
          </table:table-cell>
          <table:table-cell office:value-type="float" office:value="28.4886529180312" table:style-name="ce1">
            <text:p>28.48865292</text:p>
          </table:table-cell>
          <table:table-cell office:value-type="float" office:value="27.921390420742" table:style-name="ce1">
            <text:p>27.92139042</text:p>
          </table:table-cell>
          <table:table-cell office:value-type="float" office:value="27.025515019985601" table:style-name="ce1">
            <text:p>27.02551502</text:p>
          </table:table-cell>
          <table:table-cell office:value-type="float" office:value="25.7939252870767" table:style-name="ce1">
            <text:p>25.79392529</text:p>
          </table:table-cell>
          <table:table-cell office:value-type="float" office:value="24.794929455265599" table:style-name="ce1">
            <text:p>24.79492946</text:p>
          </table:table-cell>
          <table:table-cell office:value-type="float" office:value="23.7168890441671" table:style-name="ce1">
            <text:p>23.71688904</text:p>
          </table:table-cell>
          <table:table-cell office:value-type="float" office:value="22.969683963908199" table:style-name="ce1">
            <text:p>22.96968396</text:p>
          </table:table-cell>
          <table:table-cell office:value-type="float" office:value="22.060342936602598" table:style-name="ce1">
            <text:p>22.06034294</text:p>
          </table:table-cell>
          <table:table-cell office:value-type="float" office:value="21.220951219089802" table:style-name="ce1">
            <text:p>21.22095122</text:p>
          </table:table-cell>
          <table:table-cell office:value-type="float" office:value="20.438633624928499" table:style-name="ce1">
            <text:p>20.43863362</text:p>
          </table:table-cell>
          <table:table-cell office:value-type="float" office:value="19.712195858921501" table:style-name="ce1">
            <text:p>19.71219586</text:p>
          </table:table-cell>
          <table:table-cell office:value-type="float" office:value="19.035857249190901" table:style-name="ce1">
            <text:p>19.03585725</text:p>
          </table:table-cell>
          <table:table-cell office:value-type="float" office:value="18.401970878336801" table:style-name="ce1">
            <text:p>18.40197088</text:p>
          </table:table-cell>
          <table:table-cell office:value-type="float" office:value="17.8401596841023" table:style-name="ce1">
            <text:p>17.84015968</text:p>
          </table:table-cell>
          <table:table-cell office:value-type="float" office:value="17.2871549213185" table:style-name="ce1">
            <text:p>17.28715492</text:p>
          </table:table-cell>
          <table:table-cell office:value-type="float" office:value="16.764556813493101" table:style-name="ce1">
            <text:p>16.76455681</text:p>
          </table:table-cell>
          <table:table-cell office:value-type="float" office:value="16.300476432421799" table:style-name="ce1">
            <text:p>16.30047643</text:p>
          </table:table-cell>
          <table:table-cell office:value-type="float" office:value="15.838863027924599" table:style-name="ce1">
            <text:p>15.83886303</text:p>
          </table:table-cell>
          <table:table-cell office:value-type="float" office:value="15.4000450927901" table:style-name="ce1">
            <text:p>15.40004509</text:p>
          </table:table-cell>
          <table:table-cell office:value-type="float" office:value="15.010471545878699" table:style-name="ce1">
            <text:p>15.01047155</text:p>
          </table:table-cell>
          <table:table-cell office:value-type="float" office:value="14.6192488019087" table:style-name="ce1">
            <text:p>14.6192488</text:p>
          </table:table-cell>
          <table:table-cell office:value-type="float" office:value="14.248088762757799" table:style-name="ce1">
            <text:p>14.24808876</text:p>
          </table:table-cell>
          <table:table-cell office:value-type="float" office:value="13.8929219777658" table:style-name="ce1">
            <text:p>13.89292198</text:p>
          </table:table-cell>
          <table:table-cell office:value-type="float" office:value="13.570696633222299" table:style-name="ce1">
            <text:p>13.57069663</text:p>
          </table:table-cell>
          <table:table-cell office:value-type="float" office:value="13.2510135532651" table:style-name="ce1">
            <text:p>13.25101355</text:p>
          </table:table-cell>
          <table:table-cell office:value-type="float" office:value="12.958703536944499" table:style-name="ce1">
            <text:p>12.95870354</text:p>
          </table:table-cell>
          <table:table-cell office:value-type="float" office:value="12.6674604400826" table:style-name="ce1">
            <text:p>12.66746044</text:p>
          </table:table-cell>
          <table:table-cell office:value-type="float" office:value="12.3891614808591" table:style-name="ce1">
            <text:p>12.38916148</text:p>
          </table:table-cell>
          <table:table-cell office:value-type="float" office:value="12.134651075872601" table:style-name="ce1">
            <text:p>12.13465108</text:p>
          </table:table-cell>
          <table:table-cell office:value-type="float" office:value="11.8795309950034" table:style-name="ce1">
            <text:p>11.879531</text:p>
          </table:table-cell>
          <table:table-cell office:value-type="float" office:value="11.635040917503799" table:style-name="ce1">
            <text:p>11.63504092</text:p>
          </table:table-cell>
          <table:table-cell office:value-type="float" office:value="11.411502997789" table:style-name="ce1">
            <text:p>11.411503</text:p>
          </table:table-cell>
          <table:table-cell office:value-type="float" office:value="11.1861530833336" table:style-name="ce1">
            <text:p>11.18615308</text:p>
          </table:table-cell>
          <table:table-cell office:value-type="float" office:value="10.9696404204256" table:style-name="ce1">
            <text:p>10.96964042</text:p>
          </table:table-cell>
          <table:table-cell office:value-type="float" office:value="10.7717950825612" table:style-name="ce1">
            <text:p>10.77179508</text:p>
          </table:table-cell>
          <table:table-cell office:value-type="float" office:value="10.571270784305799" table:style-name="ce1">
            <text:p>10.57127078</text:p>
          </table:table-cell>
          <table:table-cell office:value-type="float" office:value="10.383490979486" table:style-name="ce1">
            <text:p>10.38349098</text:p>
          </table:table-cell>
          <table:table-cell office:value-type="float" office:value="10.1973185484957" table:style-name="ce1">
            <text:p>10.19731855</text:p>
          </table:table-cell>
          <table:table-cell office:value-type="float" office:value="10.0177951328979" table:style-name="ce1">
            <text:p>10.01779513</text:p>
          </table:table-cell>
          <table:table-cell office:value-type="float" office:value="9.8496085748477302" table:style-name="ce1">
            <text:p>9.849608575</text:p>
          </table:table-cell>
          <table:table-cell office:value-type="float" office:value="9.6822706214024397" table:style-name="ce1">
            <text:p>9.682270621</text:p>
          </table:table-cell>
          <table:table-cell office:value-type="float" office:value="9.5254721587352194" table:style-name="ce1">
            <text:p>9.525472159</text:p>
          </table:table-cell>
          <table:table-cell office:value-type="float" office:value="9.3718455501415594" table:style-name="ce1">
            <text:p>9.37184555</text:p>
          </table:table-cell>
          <table:table-cell office:value-type="float" office:value="9.2252769562709798" table:style-name="ce1">
            <text:p>9.225276956</text:p>
          </table:table-cell>
          <table:table-cell office:value-type="float" office:value="9.0788048646379202" table:style-name="ce1">
            <text:p>9.078804865</text:p>
          </table:table-cell>
          <table:table-cell office:value-type="float" office:value="8.9369826806757509" table:style-name="ce1">
            <text:p>8.936982681</text:p>
          </table:table-cell>
          <table:table-cell office:value-type="float" office:value="8.8040792219782595" table:style-name="ce1">
            <text:p>8.804079222</text:p>
          </table:table-cell>
          <table:table-cell office:value-type="float" office:value="8.6708473458712305" table:style-name="ce1">
            <text:p>8.670847346</text:p>
          </table:table-cell>
          <table:table-cell office:value-type="float" office:value="8.5460036182676706" table:style-name="ce1">
            <text:p>8.546003618</text:p>
          </table:table-cell>
          <table:table-cell office:value-type="float" office:value="8.4230464843101807" table:style-name="ce1">
            <text:p>8.423046484</text:p>
          </table:table-cell>
          <table:table-cell office:value-type="float" office:value="8.3055187613649704" table:style-name="ce1">
            <text:p>8.305518761</text:p>
          </table:table-cell>
          <table:table-cell office:value-type="float" office:value="8.1872359862005695" table:style-name="ce1">
            <text:p>8.187235986</text:p>
          </table:table-cell>
          <table:table-cell office:value-type="float" office:value="8.0723327188980107" table:style-name="ce1">
            <text:p>8.072332719</text:p>
          </table:table-cell>
          <table:table-cell office:value-type="float" office:value="7.9647105865760102" table:style-name="ce1">
            <text:p>7.964710587</text:p>
          </table:table-cell>
          <table:table-cell office:value-type="float" office:value="7.8560897072488602" table:style-name="ce1">
            <text:p>7.856089707</text:p>
          </table:table-cell>
          <table:table-cell office:value-type="float" office:value="7.7543783595336198" table:style-name="ce1">
            <text:p>7.75437836</text:p>
          </table:table-cell>
          <table:table-cell office:value-type="float" office:value="7.6537499444468899" table:style-name="ce1">
            <text:p>7.653749944</text:p>
          </table:table-cell>
          <table:table-cell office:value-type="float" office:value="7.5536200421878901" table:style-name="ce1">
            <text:p>7.553620042</text:p>
          </table:table-cell>
          <table:table-cell office:value-type="float" office:value="7.4599034801069397" table:style-name="ce1">
            <text:p>7.45990348</text:p>
          </table:table-cell>
          <table:table-cell office:value-type="float" office:value="7.3648918410798601" table:style-name="ce1">
            <text:p>7.364891841</text:p>
          </table:table-cell>
          <table:table-cell office:value-type="float" office:value="7.2759978600921196" table:style-name="ce1">
            <text:p>7.27599786</text:p>
          </table:table-cell>
          <table:table-cell office:value-type="float" office:value="7.1857194982557804" table:style-name="ce1">
            <text:p>7.185719498</text:p>
          </table:table-cell>
          <table:table-cell office:value-type="float" office:value="7.0976980954653497" table:style-name="ce1">
            <text:p>7.097698095</text:p>
          </table:table-cell>
          <table:table-cell office:value-type="float" office:value="7.0153951723612797" table:style-name="ce1">
            <text:p>7.015395172</text:p>
          </table:table-cell>
          <table:table-cell office:value-type="float" office:value="6.9315977589790903" table:style-name="ce1">
            <text:p>6.931597759</text:p>
          </table:table-cell>
          <table:table-cell office:value-type="float" office:value="6.8532792477147204" table:style-name="ce1">
            <text:p>6.853279248</text:p>
          </table:table-cell>
          <table:table-cell office:value-type="float" office:value="6.7734069623255104" table:style-name="ce1">
            <text:p>6.773406962</text:p>
          </table:table-cell>
          <table:table-cell office:value-type="float" office:value="6.6954140248278096" table:style-name="ce1">
            <text:p>6.695414025</text:p>
          </table:table-cell>
          <table:table-cell office:value-type="float" office:value="6.6225738771441902" table:style-name="ce1">
            <text:p>6.622573877</text:p>
          </table:table-cell>
          <table:table-cell office:value-type="float" office:value="6.54810759436117" table:style-name="ce1">
            <text:p>6.548107594</text:p>
          </table:table-cell>
          <table:table-cell office:value-type="float" office:value="6.4763808976214801" table:style-name="ce1">
            <text:p>6.476380898</text:p>
          </table:table-cell>
          <table:table-cell office:value-type="float" office:value="6.4052306321990002" table:style-name="ce1">
            <text:p>6.405230632</text:p>
          </table:table-cell>
          <table:table-cell office:value-type="float" office:value="6.3366853838553299" table:style-name="ce1">
            <text:p>6.336685384</text:p>
          </table:table-cell>
          <table:table-cell office:value-type="float" office:value="6.27043472736369" table:style-name="ce1">
            <text:p>6.270434727</text:p>
          </table:table-cell>
          <table:table-cell office:value-type="float" office:value="6.2048447659930801" table:style-name="ce1">
            <text:p>6.204844766</text:p>
          </table:table-cell>
          <table:table-cell office:value-type="float" office:value="6.13967447039124" table:style-name="ce1">
            <text:p>6.13967447</text:p>
          </table:table-cell>
          <table:table-cell office:value-type="float" office:value="6.0768711066771601" table:style-name="ce1">
            <text:p>6.076871107</text:p>
          </table:table-cell>
          <table:table-cell office:value-type="float" office:value="6.0144199084492103" table:style-name="ce1">
            <text:p>6.014419908</text:p>
          </table:table-cell>
          <table:table-cell office:value-type="float" office:value="5.9542296831660702" table:style-name="ce1">
            <text:p>5.954229683</text:p>
          </table:table-cell>
          <table:table-cell office:value-type="float" office:value="5.8960198477016403" table:style-name="ce1">
            <text:p>5.896019848</text:p>
          </table:table-cell>
          <table:table-cell office:value-type="float" office:value="5.8382661582482402" table:style-name="ce1">
            <text:p>5.838266158</text:p>
          </table:table-cell>
          <table:table-cell office:value-type="float" office:value="5.7807483917509899" table:style-name="ce1">
            <text:p>5.780748392</text:p>
          </table:table-cell>
          <table:table-cell office:value-type="float" office:value="5.72530249064617" table:style-name="ce1">
            <text:p>5.725302491</text:p>
          </table:table-cell>
          <table:table-cell office:value-type="float" office:value="5.6716646010666603" table:style-name="ce1">
            <text:p>5.671664601</text:p>
          </table:table-cell>
          <table:table-cell office:value-type="float" office:value="5.6183753234215796" table:style-name="ce1">
            <text:p>5.618375323</text:p>
          </table:table-cell>
          <table:table-cell office:value-type="float" office:value="5.5652261190681802" table:style-name="ce1">
            <text:p>5.565226119</text:p>
          </table:table-cell>
          <table:table-cell office:value-type="float" office:value="5.5139850821662497" table:style-name="ce1">
            <text:p>5.513985082</text:p>
          </table:table-cell>
          <table:table-cell office:value-type="float" office:value="5.4628424363839203" table:style-name="ce1">
            <text:p>5.462842436</text:p>
          </table:table-cell>
          <table:table-cell office:value-type="float" office:value="5.4135340952979201" table:style-name="ce1">
            <text:p>5.413534095</text:p>
          </table:table-cell>
          <table:table-cell office:value-type="float" office:value="5.3658176611653801" table:style-name="ce1">
            <text:p>5.365817661</text:p>
          </table:table-cell>
          <table:table-cell office:value-type="float" office:value="5.3183208150552197" table:style-name="ce1">
            <text:p>5.318320815</text:p>
          </table:table-cell>
          <table:table-cell office:value-type="float" office:value="5.27085004863289" table:style-name="ce1">
            <text:p>5.270850049</text:p>
          </table:table-cell>
          <table:table-cell office:value-type="float" office:value="5.2250801234750304" table:style-name="ce1">
            <text:p>5.225080123</text:p>
          </table:table-cell>
          <table:table-cell office:value-type="float" office:value="5.1793046924078796" table:style-name="ce1">
            <text:p>5.179304692</text:p>
          </table:table-cell>
          <table:table-cell office:value-type="float" office:value="5.1351694565941397" table:style-name="ce1">
            <text:p>5.135169457</text:p>
          </table:table-cell>
          <table:table-cell office:value-type="float" office:value="5.0909998797660601" table:style-name="ce1">
            <text:p>5.09099988</text:p>
          </table:table-cell>
          <table:table-cell office:value-type="float" office:value="5.0484135499546801" table:style-name="ce1">
            <text:p>5.04841355</text:p>
          </table:table-cell>
          <table:table-cell office:value-type="float" office:value="5.0071914811995502" table:style-name="ce1">
            <text:p>5.007191481</text:p>
          </table:table-cell>
          <table:table-cell office:value-type="float" office:value="4.9660618846484201" table:style-name="ce1">
            <text:p>4.966061885</text:p>
          </table:table-cell>
          <table:table-cell office:value-type="float" office:value="4.9248477426857997" table:style-name="ce1">
            <text:p>4.924847743</text:p>
          </table:table-cell>
          <table:table-cell office:value-type="float" office:value="4.88511308623311" table:style-name="ce1">
            <text:p>4.885113086</text:p>
          </table:table-cell>
          <table:table-cell office:value-type="float" office:value="4.8452718609288103" table:style-name="ce1">
            <text:p>4.845271861</text:p>
          </table:table-cell>
          <table:table-cell office:value-type="float" office:value="4.8068625810982999" table:style-name="ce1">
            <text:p>4.806862581</text:p>
          </table:table-cell>
          <table:table-cell office:value-type="float" office:value="4.7683265868331999" table:style-name="ce1">
            <text:p>4.768326587</text:p>
          </table:table-cell>
          <table:table-cell office:value-type="float" office:value="4.7311776662957898" table:style-name="ce1">
            <text:p>4.731177666</text:p>
          </table:table-cell>
          <table:table-cell office:value-type="float" office:value="4.69521586122928" table:style-name="ce1">
            <text:p>4.695215861</text:p>
          </table:table-cell>
          <table:table-cell office:value-type="float" office:value="4.6592557194554001" table:style-name="ce1">
            <text:p>4.659255719</text:p>
          </table:table-cell>
          <table:table-cell office:value-type="float" office:value="4.6231337318999302" table:style-name="ce1">
            <text:p>4.623133732</text:p>
          </table:table-cell>
          <table:table-cell office:value-type="float" office:value="4.5883164664187301" table:style-name="ce1">
            <text:p>4.588316466</text:p>
          </table:table-cell>
          <table:table-cell office:value-type="float" office:value="4.5533219058565404" table:style-name="ce1">
            <text:p>4.553321906</text:p>
          </table:table-cell>
          <table:table-cell office:value-type="float" office:value="4.5195940650394499" table:style-name="ce1">
            <text:p>4.519594065</text:p>
          </table:table-cell>
          <table:table-cell office:value-type="float" office:value="4.4856747875974499" table:style-name="ce1">
            <text:p>4.485674788</text:p>
          </table:table-cell>
          <table:table-cell office:value-type="float" office:value="4.4522773451930204" table:style-name="ce1">
            <text:p>4.452277345</text:p>
          </table:table-cell>
          <table:table-cell office:value-type="float" office:value="4.4200932302012301" table:style-name="ce1">
            <text:p>4.42009323</text:p>
          </table:table-cell>
          <table:table-cell office:value-type="float" office:value="4.3876986396316804" table:style-name="ce1">
            <text:p>4.38769864</text:p>
          </table:table-cell>
          <table:table-cell office:value-type="float" office:value="4.3564840504710496" table:style-name="ce1">
            <text:p>4.35648405</text:p>
          </table:table-cell>
          <table:table-cell office:value-type="float" office:value="4.3250476566244096" table:style-name="ce1">
            <text:p>4.325047657</text:p>
          </table:table-cell>
          <table:table-cell office:value-type="float" office:value="4.2947595871773299" table:style-name="ce1">
            <text:p>4.294759587</text:p>
          </table:table-cell>
          <table:table-cell office:value-type="float" office:value="4.2642393495879496" table:style-name="ce1">
            <text:p>4.26423935</text:p>
          </table:table-cell>
          <table:table-cell office:value-type="float" office:value="4.23483729799438" table:style-name="ce1">
            <text:p>4.234837298</text:p>
          </table:table-cell>
          <table:table-cell office:value-type="float" office:value="4.2051936021757301" table:style-name="ce1">
            <text:p>4.205193602</text:p>
          </table:table-cell>
          <table:table-cell office:value-type="float" office:value="4.1766393912339499" table:style-name="ce1">
            <text:p>4.176639391</text:p>
          </table:table-cell>
          <table:table-cell office:value-type="float" office:value="4.14783487611815" table:style-name="ce1">
            <text:p>4.147834876</text:p>
          </table:table-cell>
          <table:table-cell office:value-type="float" office:value="4.1200924889206298" table:style-name="ce1">
            <text:p>4.120092489</text:p>
          </table:table-cell>
          <table:table-cell office:value-type="float" office:value="4.0920918888227504" table:style-name="ce1">
            <text:p>4.092091889</text:p>
          </table:table-cell>
          <table:table-cell office:value-type="float" office:value="4.0644829055094496" table:style-name="ce1">
            <text:p>4.064482906</text:p>
          </table:table-cell>
          <table:table-cell office:value-type="float" office:value="4.0378973178411099" table:style-name="ce1">
            <text:p>4.037897318</text:p>
          </table:table-cell>
          <table:table-cell office:value-type="float" office:value="4.0110429037527" table:style-name="ce1">
            <text:p>4.011042904</text:p>
          </table:table-cell>
          <table:table-cell office:value-type="float" office:value="3.9851875296260899" table:style-name="ce1">
            <text:p>3.98518753</text:p>
          </table:table-cell>
          <table:table-cell office:value-type="float" office:value="3.9590570517036099" table:style-name="ce1">
            <text:p>3.959057052</text:p>
          </table:table-cell>
          <table:table-cell office:value-type="float" office:value="3.9339023302817502" table:style-name="ce1">
            <text:p>3.93390233</text:p>
          </table:table-cell>
          <table:table-cell office:value-type="float" office:value="3.9084667929981198" table:style-name="ce1">
            <text:p>3.908466793</text:p>
          </table:table-cell>
          <table:table-cell office:value-type="float" office:value="3.88398473625326" table:style-name="ce1">
            <text:p>3.883984736</text:p>
          </table:table-cell>
          <table:table-cell office:value-type="float" office:value="3.85921667359609" table:style-name="ce1">
            <text:p>3.859216674</text:p>
          </table:table-cell>
          <table:table-cell office:value-type="float" office:value="3.8353807631202499" table:style-name="ce1">
            <text:p>3.835380763</text:p>
          </table:table-cell>
          <table:table-cell office:value-type="float" office:value="3.8112541390150301" table:style-name="ce1">
            <text:p>3.811254139</text:p>
          </table:table-cell>
          <table:table-cell office:value-type="float" office:value="3.7880392308478399" table:style-name="ce1">
            <text:p>3.788039231</text:p>
          </table:table-cell>
          <table:table-cell office:value-type="float" office:value="3.7645293472618699" table:style-name="ce1">
            <text:p>3.764529347</text:p>
          </table:table-cell>
          <table:table-cell office:value-type="float" office:value="3.7413208724398102" table:style-name="ce1">
            <text:p>3.741320872</text:p>
          </table:table-cell>
          <table:table-cell office:value-type="float" office:value="3.7189949960629201" table:style-name="ce1">
            <text:p>3.718994996</text:p>
          </table:table-cell>
          <table:table-cell office:value-type="float" office:value="3.6963684914993702" table:style-name="ce1">
            <text:p>3.696368491</text:p>
          </table:table-cell>
          <table:table-cell office:value-type="float" office:value="3.6746061631331401" table:style-name="ce1">
            <text:p>3.674606163</text:p>
          </table:table-cell>
          <table:table-cell office:value-type="float" office:value="3.65253992008244" table:style-name="ce1">
            <text:p>3.65253992</text:p>
          </table:table-cell>
          <table:table-cell office:value-type="float" office:value="3.63132015835067" table:style-name="ce1">
            <text:p>3.631320158</text:p>
          </table:table-cell>
          <table:table-cell office:value-type="float" office:value="3.6097935356140698" table:style-name="ce1">
            <text:p>3.609793536</text:p>
          </table:table-cell>
          <table:table-cell office:value-type="float" office:value="3.5890963868144001" table:style-name="ce1">
            <text:p>3.589096387</text:p>
          </table:table-cell>
          <table:table-cell office:value-type="float" office:value="3.5680897458888401" table:style-name="ce1">
            <text:p>3.568089746</text:p>
          </table:table-cell>
          <table:table-cell office:value-type="float" office:value="3.5478962218608299" table:style-name="ce1">
            <text:p>3.547896222</text:p>
          </table:table-cell>
          <table:table-cell office:value-type="float" office:value="3.5273908667593901" table:style-name="ce1">
            <text:p>3.527390867</text:p>
          </table:table-cell>
          <table:table-cell office:value-type="float" office:value="3.5076828872055499" table:style-name="ce1">
            <text:p>3.507682887</text:p>
          </table:table-cell>
          <table:table-cell office:value-type="float" office:value="3.4876610085616" table:style-name="ce1">
            <text:p>3.487661009</text:p>
          </table:table-cell>
          <table:table-cell office:value-type="float" office:value="3.4678760752270401" table:style-name="ce1">
            <text:p>3.467876075</text:p>
          </table:table-cell>
          <table:table-cell office:value-type="float" office:value="3.4488659705567" table:style-name="ce1">
            <text:p>3.448865971</text:p>
          </table:table-cell>
          <table:table-cell office:value-type="float" office:value="3.42953931151848" table:style-name="ce1">
            <text:p>3.429539312</text:p>
          </table:table-cell>
          <table:table-cell office:value-type="float" office:value="3.4109731427379502" table:style-name="ce1">
            <text:p>3.410973143</text:p>
          </table:table-cell>
          <table:table-cell office:value-type="float" office:value="3.3920889469708002" table:style-name="ce1">
            <text:p>3.392088947</text:p>
          </table:table-cell>
          <table:table-cell office:value-type="float" office:value="3.3739514144093001" table:style-name="ce1">
            <text:p>3.373951414</text:p>
          </table:table-cell>
          <table:table-cell office:value-type="float" office:value="3.3554945907556499" table:style-name="ce1">
            <text:p>3.355494591</text:p>
          </table:table-cell>
          <table:table-cell office:value-type="float" office:value="3.3377710889971999" table:style-name="ce1">
            <text:p>3.337771089</text:p>
          </table:table-cell>
          <table:table-cell office:value-type="float" office:value="3.3197272256414001" table:style-name="ce1">
            <text:p>3.319727226</text:p>
          </table:table-cell>
          <table:table-cell office:value-type="float" office:value="3.3024038046055999" table:style-name="ce1">
            <text:p>3.302403805</text:p>
          </table:table-cell>
          <table:table-cell office:value-type="float" office:value="3.2847591312559699" table:style-name="ce1">
            <text:p>3.284759131</text:p>
          </table:table-cell>
          <table:table-cell office:value-type="float" office:value="3.26731050983244" table:style-name="ce1">
            <text:p>3.26731051</text:p>
          </table:table-cell>
          <table:table-cell office:value-type="float" office:value="3.2505638124370599" table:style-name="ce1">
            <text:p>3.250563812</text:p>
          </table:table-cell>
          <table:table-cell office:value-type="float" office:value="3.2334948204732399" table:style-name="ce1">
            <text:p>3.23349482</text:p>
          </table:table-cell>
          <table:table-cell office:value-type="float" office:value="3.2171159322808598" table:style-name="ce1">
            <text:p>3.217115932</text:p>
          </table:table-cell>
          <table:table-cell office:value-type="float" office:value="3.2004142547957501" table:style-name="ce1">
            <text:p>3.200414255</text:p>
          </table:table-cell>
          <table:table-cell office:value-type="float" office:value="3.1843912495334399" table:style-name="ce1">
            <text:p>3.18439125</text:p>
          </table:table-cell>
          <table:table-cell office:value-type="float" office:value="3.1680450991328399" table:style-name="ce1">
            <text:p>3.168045099</text:p>
          </table:table-cell>
          <table:table-cell office:value-type="float" office:value="3.15236655999988" table:style-name="ce1">
            <text:p>3.15236656</text:p>
          </table:table-cell>
          <table:table-cell office:value-type="float" office:value="3.1363646489095598" table:style-name="ce1">
            <text:p>3.136364649</text:p>
          </table:table-cell>
          <table:table-cell office:value-type="float" office:value="3.1205320702117398" table:style-name="ce1">
            <text:p>3.12053207</text:p>
          </table:table-cell>
          <table:table-cell office:value-type="float" office:value="3.1053511555330902" table:style-name="ce1">
            <text:p>3.105351156</text:p>
          </table:table-cell>
          <table:table-cell office:value-type="float" office:value="3.0898467373105198" table:style-name="ce1">
            <text:p>3.089846737</text:p>
          </table:table-cell>
          <table:table-cell office:value-type="float" office:value="3.0749837766019699" table:style-name="ce1">
            <text:p>3.074983777</text:p>
          </table:table-cell>
          <table:table-cell office:value-type="float" office:value="3.0597973698580301" table:style-name="ce1">
            <text:p>3.05979737</text:p>
          </table:table-cell>
          <table:table-cell office:value-type="float" office:value="3.0452425291951899" table:style-name="ce1">
            <text:p>3.045242529</text:p>
          </table:table-cell>
          <table:table-cell office:value-type="float" office:value="3.0303643996866101" table:style-name="ce1">
            <text:p>3.0303644</text:p>
          </table:table-cell>
          <table:table-cell office:value-type="float" office:value="3.0161082460212101" table:style-name="ce1">
            <text:p>3.016108246</text:p>
          </table:table-cell>
          <table:table-cell office:value-type="float" office:value="3.0015290532750201" table:style-name="ce1">
            <text:p>3.001529053</text:p>
          </table:table-cell>
          <table:table-cell office:value-type="float" office:value="2.9875625342244798" table:style-name="ce1">
            <text:p>2.987562534</text:p>
          </table:table-cell>
          <table:table-cell office:value-type="float" office:value="2.9732733118164201" table:style-name="ce1">
            <text:p>2.973273312</text:p>
          </table:table-cell>
          <table:table-cell office:value-type="float" office:value="2.9591269816324499" table:style-name="ce1">
            <text:p>2.959126982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36.748906136067397" table:style-name="ce1">
            <text:p>36.74890614</text:p>
          </table:table-cell>
          <table:table-cell office:value-type="string" table:style-name="ce1">
            <text:p><text:s/>global min</text:p>
          </table:table-cell>
          <table:table-cell office:value-type="float" office:value="-41.856298325186103" table:style-name="ce1">
            <text:p>-41.85629833</text:p>
          </table:table-cell>
          <table:table-cell office:value-type="string" table:style-name="ce1">
            <text:p><text:s/>range</text:p>
          </table:table-cell>
          <table:table-cell office:value-type="float" office:value="78.605204461253507" table:style-name="ce1">
            <text:p>78.60520446</text:p>
          </table:table-cell>
          <table:table-cell office:value-type="string" table:style-name="ce1">
            <text:p><text:s/>regret</text:p>
          </table:table-cell>
          <table:table-cell office:value-type="float" office:value="46.783671696550897" table:style-name="ce1">
            <text:p>46.7836717</text:p>
          </table:table-cell>
          <table:table-cell office:value-type="float" office:value="52.132700245718802" table:style-name="ce1">
            <text:p>52.13270025</text:p>
          </table:table-cell>
          <table:table-cell office:value-type="float" office:value="55.701165130609397" table:style-name="ce1">
            <text:p>55.70116513</text:p>
          </table:table-cell>
          <table:table-cell office:value-type="float" office:value="44.810315468666502" table:style-name="ce1">
            <text:p>44.81031547</text:p>
          </table:table-cell>
          <table:table-cell office:value-type="float" office:value="36.8722577761732" table:style-name="ce1">
            <text:p>36.87225778</text:p>
          </table:table-cell>
          <table:table-cell office:value-type="float" office:value="32.159576435021798" table:style-name="ce1">
            <text:p>32.15957644</text:p>
          </table:table-cell>
          <table:table-cell office:value-type="float" office:value="28.361767288179902" table:style-name="ce1">
            <text:p>28.36176729</text:p>
          </table:table-cell>
          <table:table-cell office:value-type="float" office:value="25.638459967668702" table:style-name="ce1">
            <text:p>25.63845997</text:p>
          </table:table-cell>
          <table:table-cell office:value-type="float" office:value="23.923084803231799" table:style-name="ce1">
            <text:p>23.9230848</text:p>
          </table:table-cell>
          <table:table-cell office:value-type="float" office:value="21.585453330356899" table:style-name="ce1">
            <text:p>21.58545333</text:p>
          </table:table-cell>
          <table:table-cell office:value-type="float" office:value="20.661654242642001" table:style-name="ce1">
            <text:p>20.66165424</text:p>
          </table:table-cell>
          <table:table-cell office:value-type="float" office:value="18.979007601955399" table:style-name="ce1">
            <text:p>18.9790076</text:p>
          </table:table-cell>
          <table:table-cell office:value-type="float" office:value="17.6620444412548" table:style-name="ce1">
            <text:p>17.66204444</text:p>
          </table:table-cell>
          <table:table-cell office:value-type="float" office:value="16.4143261775288" table:style-name="ce1">
            <text:p>16.41432618</text:p>
          </table:table-cell>
          <table:table-cell office:value-type="float" office:value="15.326873203934699" table:style-name="ce1">
            <text:p>15.3268732</text:p>
          </table:table-cell>
          <table:table-cell office:value-type="float" office:value="14.371483234659101" table:style-name="ce1">
            <text:p>14.37148323</text:p>
          </table:table-cell>
          <table:table-cell office:value-type="float" office:value="13.5381113058525" table:style-name="ce1">
            <text:p>13.53811131</text:p>
          </table:table-cell>
          <table:table-cell office:value-type="float" office:value="12.812099264105299" table:style-name="ce1">
            <text:p>12.81209926</text:p>
          </table:table-cell>
          <table:table-cell office:value-type="float" office:value="12.1665556225462" table:style-name="ce1">
            <text:p>12.16655562</text:p>
          </table:table-cell>
          <table:table-cell office:value-type="float" office:value="11.581722569139" table:style-name="ce1">
            <text:p>11.58172257</text:p>
          </table:table-cell>
          <table:table-cell office:value-type="float" office:value="12.219970606457199" table:style-name="ce1">
            <text:p>12.21997061</text:p>
          </table:table-cell>
          <table:table-cell office:value-type="float" office:value="12.939755632363999" table:style-name="ce1">
            <text:p>12.93975563</text:p>
          </table:table-cell>
          <table:table-cell office:value-type="float" office:value="13.809124657442201" table:style-name="ce1">
            <text:p>13.80912466</text:p>
          </table:table-cell>
          <table:table-cell office:value-type="float" office:value="13.253323403148899" table:style-name="ce1">
            <text:p>13.2533234</text:p>
          </table:table-cell>
          <table:table-cell office:value-type="float" office:value="12.7450612700022" table:style-name="ce1">
            <text:p>12.74506127</text:p>
          </table:table-cell>
          <table:table-cell office:value-type="float" office:value="13.3731153247743" table:style-name="ce1">
            <text:p>13.37311532</text:p>
          </table:table-cell>
          <table:table-cell office:value-type="float" office:value="12.889523617641499" table:style-name="ce1">
            <text:p>12.88952362</text:p>
          </table:table-cell>
          <table:table-cell office:value-type="float" office:value="12.4400271455601" table:style-name="ce1">
            <text:p>12.44002715</text:p>
          </table:table-cell>
          <table:table-cell office:value-type="float" office:value="12.0272639527615" table:style-name="ce1">
            <text:p>12.02726395</text:p>
          </table:table-cell>
          <table:table-cell office:value-type="float" office:value="11.6883047047644" table:style-name="ce1">
            <text:p>11.6883047</text:p>
          </table:table-cell>
          <table:table-cell office:value-type="float" office:value="11.311487160924599" table:style-name="ce1">
            <text:p>11.31148716</text:p>
          </table:table-cell>
          <table:table-cell office:value-type="float" office:value="10.9582207135748" table:style-name="ce1">
            <text:p>10.95822071</text:p>
          </table:table-cell>
          <table:table-cell office:value-type="float" office:value="10.6403926481453" table:style-name="ce1">
            <text:p>10.64039265</text:p>
          </table:table-cell>
          <table:table-cell office:value-type="float" office:value="10.3310308090433" table:style-name="ce1">
            <text:p>10.33103081</text:p>
          </table:table-cell>
          <table:table-cell office:value-type="float" office:value="10.0375559350984" table:style-name="ce1">
            <text:p>10.03755594</text:p>
          </table:table-cell>
          <table:table-cell office:value-type="float" office:value="9.7769554912283905" table:style-name="ce1">
            <text:p>9.776955491</text:p>
          </table:table-cell>
          <table:table-cell office:value-type="float" office:value="9.5182313007883508" table:style-name="ce1">
            <text:p>9.518231301</text:p>
          </table:table-cell>
          <table:table-cell office:value-type="float" office:value="9.2801171758834595" table:style-name="ce1">
            <text:p>9.280117176</text:p>
          </table:table-cell>
          <table:table-cell office:value-type="float" office:value="9.0474003366286695" table:style-name="ce1">
            <text:p>9.047400337</text:p>
          </table:table-cell>
          <table:table-cell office:value-type="float" office:value="8.8242675811798996" table:style-name="ce1">
            <text:p>8.824267581</text:p>
          </table:table-cell>
          <table:table-cell office:value-type="float" office:value="8.6250400781213497" table:style-name="ce1">
            <text:p>8.625040078</text:p>
          </table:table-cell>
          <table:table-cell office:value-type="float" office:value="8.4245429439981496" table:style-name="ce1">
            <text:p>8.424542944</text:p>
          </table:table-cell>
          <table:table-cell office:value-type="float" office:value="8.2395511209842898" table:style-name="ce1">
            <text:p>8.239551121</text:p>
          </table:table-cell>
          <table:table-cell office:value-type="float" office:value="8.0569286056198095" table:style-name="ce1">
            <text:p>8.056928606</text:p>
          </table:table-cell>
          <table:table-cell office:value-type="float" office:value="7.8883278489260897" table:style-name="ce1">
            <text:p>7.888327849</text:p>
          </table:table-cell>
          <table:table-cell office:value-type="float" office:value="9.2238710640576507" table:style-name="ce1">
            <text:p>9.223871064</text:p>
          </table:table-cell>
          <table:table-cell office:value-type="float" office:value="9.0343448548689498" table:style-name="ce1">
            <text:p>9.034344855</text:p>
          </table:table-cell>
          <table:table-cell office:value-type="float" office:value="8.8486728811983006" table:style-name="ce1">
            <text:p>8.848672881</text:p>
          </table:table-cell>
          <table:table-cell office:value-type="float" office:value="8.6776774051412406" table:style-name="ce1">
            <text:p>8.677677405</text:p>
          </table:table-cell>
          <table:table-cell office:value-type="float" office:value="8.5065656594119599" table:style-name="ce1">
            <text:p>8.506565659</text:p>
          </table:table-cell>
          <table:table-cell office:value-type="float" office:value="8.3409351606189901" table:style-name="ce1">
            <text:p>8.340935161</text:p>
          </table:table-cell>
          <table:table-cell office:value-type="float" office:value="8.1895689951148203" table:style-name="ce1">
            <text:p>8.189568995</text:p>
          </table:table-cell>
          <table:table-cell office:value-type="float" office:value="8.0389009092625994" table:style-name="ce1">
            <text:p>8.038900909</text:p>
          </table:table-cell>
          <table:table-cell office:value-type="float" office:value="7.8987341249133296" table:style-name="ce1">
            <text:p>7.898734125</text:p>
          </table:table-cell>
          <table:table-cell office:value-type="float" office:value="7.7588327852775798" table:style-name="ce1">
            <text:p>7.758832785</text:p>
          </table:table-cell>
          <table:table-cell office:value-type="float" office:value="7.6600292382430402" table:style-name="ce1">
            <text:p>7.660029238</text:p>
          </table:table-cell>
          <table:table-cell office:value-type="float" office:value="7.52595999873287" table:style-name="ce1">
            <text:p>7.525959999</text:p>
          </table:table-cell>
          <table:table-cell office:value-type="float" office:value="7.3995467013252698" table:style-name="ce1">
            <text:p>7.399546701</text:p>
          </table:table-cell>
          <table:table-cell office:value-type="float" office:value="7.2751376084378903" table:style-name="ce1">
            <text:p>7.275137608</text:p>
          </table:table-cell>
          <table:table-cell office:value-type="float" office:value="7.1591543021670798" table:style-name="ce1">
            <text:p>7.159154302</text:p>
          </table:table-cell>
          <table:table-cell office:value-type="float" office:value="7.0427650549343399" table:style-name="ce1">
            <text:p>7.042765055</text:p>
          </table:table-cell>
          <table:table-cell office:value-type="float" office:value="6.9301302995478196" table:style-name="ce1">
            <text:p>6.9301303</text:p>
          </table:table-cell>
          <table:table-cell office:value-type="float" office:value="6.8275868750216997" table:style-name="ce1">
            <text:p>6.827586875</text:p>
          </table:table-cell>
          <table:table-cell office:value-type="float" office:value="6.7218341148021503" table:style-name="ce1">
            <text:p>6.721834115</text:p>
          </table:table-cell>
          <table:table-cell office:value-type="float" office:value="6.6193352856662697" table:style-name="ce1">
            <text:p>6.619335286</text:p>
          </table:table-cell>
          <table:table-cell office:value-type="float" office:value="6.5261619412531804" table:style-name="ce1">
            <text:p>6.526161941</text:p>
          </table:table-cell>
          <table:table-cell office:value-type="float" office:value="6.43057877972221" table:style-name="ce1">
            <text:p>6.43057878</text:p>
          </table:table-cell>
          <table:table-cell office:value-type="float" office:value="6.34292165876162" table:style-name="ce1">
            <text:p>6.342921659</text:p>
          </table:table-cell>
          <table:table-cell office:value-type="float" office:value="6.25276467991982" table:style-name="ce1">
            <text:p>6.25276468</text:p>
          </table:table-cell>
          <table:table-cell office:value-type="float" office:value="6.1651836147592203" table:style-name="ce1">
            <text:p>6.165183615</text:p>
          </table:table-cell>
          <table:table-cell office:value-type="float" office:value="6.08496827588095" table:style-name="ce1">
            <text:p>6.084968276</text:p>
          </table:table-cell>
          <table:table-cell office:value-type="float" office:value="6.5853082229401299" table:style-name="ce1">
            <text:p>6.585308223</text:p>
          </table:table-cell>
          <table:table-cell office:value-type="float" office:value="6.4967709886351699" table:style-name="ce1">
            <text:p>6.496770989</text:p>
          </table:table-cell>
          <table:table-cell office:value-type="float" office:value="6.41324893787238" table:style-name="ce1">
            <text:p>6.413248938</text:p>
          </table:table-cell>
          <table:table-cell office:value-type="float" office:value="6.3293668202831102" table:style-name="ce1">
            <text:p>6.32936682</text:p>
          </table:table-cell>
          <table:table-cell office:value-type="float" office:value="6.2476921268409402" table:style-name="ce1">
            <text:p>6.247692127</text:p>
          </table:table-cell>
          <table:table-cell office:value-type="float" office:value="6.1726557947313401" table:style-name="ce1">
            <text:p>6.172655795</text:p>
          </table:table-cell>
          <table:table-cell office:value-type="float" office:value="6.0950844399101403" table:style-name="ce1">
            <text:p>6.09508444</text:p>
          </table:table-cell>
          <table:table-cell office:value-type="float" office:value="6.0219332347491097" table:style-name="ce1">
            <text:p>6.021933235</text:p>
          </table:table-cell>
          <table:table-cell office:value-type="float" office:value="5.9492110748765903" table:style-name="ce1">
            <text:p>5.949211075</text:p>
          </table:table-cell>
          <table:table-cell office:value-type="float" office:value="5.8796669780532804" table:style-name="ce1">
            <text:p>5.879666978</text:p>
          </table:table-cell>
          <table:table-cell office:value-type="float" office:value="5.8094526261096702" table:style-name="ce1">
            <text:p>5.809452626</text:p>
          </table:table-cell>
          <table:table-cell office:value-type="float" office:value="5.7409301862611004" table:style-name="ce1">
            <text:p>5.740930186</text:p>
          </table:table-cell>
          <table:table-cell office:value-type="float" office:value="5.6763493415697601" table:style-name="ce1">
            <text:p>5.676349342</text:p>
          </table:table-cell>
          <table:table-cell office:value-type="float" office:value="5.6119706486683096" table:style-name="ce1">
            <text:p>5.611970649</text:p>
          </table:table-cell>
          <table:table-cell office:value-type="float" office:value="5.5503912135929703" table:style-name="ce1">
            <text:p>5.550391214</text:p>
          </table:table-cell>
          <table:table-cell office:value-type="float" office:value="5.4879969481341702" table:style-name="ce1">
            <text:p>5.487996948</text:p>
          </table:table-cell>
          <table:table-cell office:value-type="float" office:value="5.4292258377257001" table:style-name="ce1">
            <text:p>5.429225838</text:p>
          </table:table-cell>
          <table:table-cell office:value-type="float" office:value="5.3705172378068404" table:style-name="ce1">
            <text:p>5.370517238</text:p>
          </table:table-cell>
          <table:table-cell office:value-type="float" office:value="5.3143574821888597" table:style-name="ce1">
            <text:p>5.314357482</text:p>
          </table:table-cell>
          <table:table-cell office:value-type="float" office:value="5.2582014707906" table:style-name="ce1">
            <text:p>5.258201471</text:p>
          </table:table-cell>
          <table:table-cell office:value-type="float" office:value="5.2044834029797098" table:style-name="ce1">
            <text:p>5.204483403</text:p>
          </table:table-cell>
          <table:table-cell office:value-type="float" office:value="5.1498340128259299" table:style-name="ce1">
            <text:p>5.149834013</text:p>
          </table:table-cell>
          <table:table-cell office:value-type="float" office:value="5.1167604917359801" table:style-name="ce1">
            <text:p>5.116760492</text:p>
          </table:table-cell>
          <table:table-cell office:value-type="float" office:value="5.0630901979931098" table:style-name="ce1">
            <text:p>5.063090198</text:p>
          </table:table-cell>
          <table:table-cell office:value-type="float" office:value="5.0105380353698799" table:style-name="ce1">
            <text:p>5.010538035</text:p>
          </table:table-cell>
          <table:table-cell office:value-type="float" office:value="4.9621421714195604" table:style-name="ce1">
            <text:p>4.962142171</text:p>
          </table:table-cell>
          <table:table-cell office:value-type="float" office:value="4.9121142943741596" table:style-name="ce1">
            <text:p>4.912114294</text:p>
          </table:table-cell>
          <table:table-cell office:value-type="float" office:value="4.8656903038470398" table:style-name="ce1">
            <text:p>4.865690304</text:p>
          </table:table-cell>
          <table:table-cell office:value-type="float" office:value="4.8176275030182696" table:style-name="ce1">
            <text:p>4.817627503</text:p>
          </table:table-cell>
          <table:table-cell office:value-type="float" office:value="4.7705164408197698" table:style-name="ce1">
            <text:p>4.770516441</text:p>
          </table:table-cell>
          <table:table-cell office:value-type="float" office:value="4.7268460760292799" table:style-name="ce1">
            <text:p>4.726846076</text:p>
          </table:table-cell>
          <table:table-cell office:value-type="float" office:value="4.6815311648151097" table:style-name="ce1">
            <text:p>4.681531165</text:p>
          </table:table-cell>
          <table:table-cell office:value-type="float" office:value="4.6370876942012202" table:style-name="ce1">
            <text:p>4.637087694</text:p>
          </table:table-cell>
          <table:table-cell office:value-type="float" office:value="4.5959358040868104" table:style-name="ce1">
            <text:p>4.595935804</text:p>
          </table:table-cell>
          <table:table-cell office:value-type="float" office:value="4.5537297127150298" table:style-name="ce1">
            <text:p>4.553729713</text:p>
          </table:table-cell>
          <table:table-cell office:value-type="float" office:value="4.5141260633643201" table:style-name="ce1">
            <text:p>4.514126063</text:p>
          </table:table-cell>
          <table:table-cell office:value-type="float" office:value="4.8188188545175201" table:style-name="ce1">
            <text:p>4.818818855</text:p>
          </table:table-cell>
          <table:table-cell office:value-type="float" office:value="4.7784487774403797" table:style-name="ce1">
            <text:p>4.778448777</text:p>
          </table:table-cell>
          <table:table-cell office:value-type="float" office:value="4.7377685376396599" table:style-name="ce1">
            <text:p>4.737768538</text:p>
          </table:table-cell>
          <table:table-cell office:value-type="float" office:value="4.6978212751326396" table:style-name="ce1">
            <text:p>4.697821275</text:p>
          </table:table-cell>
          <table:table-cell office:value-type="float" office:value="4.6576993034345504" table:style-name="ce1">
            <text:p>4.657699303</text:p>
          </table:table-cell>
          <table:table-cell office:value-type="float" office:value="4.6182874551293498" table:style-name="ce1">
            <text:p>4.618287455</text:p>
          </table:table-cell>
          <table:table-cell office:value-type="float" office:value="4.5795670427593302" table:style-name="ce1">
            <text:p>4.579567043</text:p>
          </table:table-cell>
          <table:table-cell office:value-type="float" office:value="4.5408063738542701" table:style-name="ce1">
            <text:p>4.540806374</text:p>
          </table:table-cell>
          <table:table-cell office:value-type="float" office:value="4.5027139923441304" table:style-name="ce1">
            <text:p>4.502713992</text:p>
          </table:table-cell>
          <table:table-cell office:value-type="float" office:value="4.4651055956028802" table:style-name="ce1">
            <text:p>4.465105596</text:p>
          </table:table-cell>
          <table:table-cell office:value-type="float" office:value="4.4283003796967302" table:style-name="ce1">
            <text:p>4.42830038</text:p>
          </table:table-cell>
          <table:table-cell office:value-type="float" office:value="4.3927179290193799" table:style-name="ce1">
            <text:p>4.392717929</text:p>
          </table:table-cell>
          <table:table-cell office:value-type="float" office:value="4.3578132833187704" table:style-name="ce1">
            <text:p>4.357813283</text:p>
          </table:table-cell>
          <table:table-cell office:value-type="float" office:value="4.3234015103086296" table:style-name="ce1">
            <text:p>4.32340151</text:p>
          </table:table-cell>
          <table:table-cell office:value-type="float" office:value="4.2896372392810802" table:style-name="ce1">
            <text:p>4.289637239</text:p>
          </table:table-cell>
          <table:table-cell office:value-type="float" office:value="4.2563392840762901" table:style-name="ce1">
            <text:p>4.256339284</text:p>
          </table:table-cell>
          <table:table-cell office:value-type="float" office:value="4.2236604224703997" table:style-name="ce1">
            <text:p>4.223660422</text:p>
          </table:table-cell>
          <table:table-cell office:value-type="float" office:value="4.1914230490833804" table:style-name="ce1">
            <text:p>4.191423049</text:p>
          </table:table-cell>
          <table:table-cell office:value-type="float" office:value="4.1591267559849197" table:style-name="ce1">
            <text:p>4.159126756</text:p>
          </table:table-cell>
          <table:table-cell office:value-type="float" office:value="4.1279051968755196" table:style-name="ce1">
            <text:p>4.127905197</text:p>
          </table:table-cell>
          <table:table-cell office:value-type="float" office:value="4.0972509410010796" table:style-name="ce1">
            <text:p>4.097250941</text:p>
          </table:table-cell>
          <table:table-cell office:value-type="float" office:value="4.0669930945521697" table:style-name="ce1">
            <text:p>4.066993095</text:p>
          </table:table-cell>
          <table:table-cell office:value-type="float" office:value="4.0372789972475198" table:style-name="ce1">
            <text:p>4.037278997</text:p>
          </table:table-cell>
          <table:table-cell office:value-type="float" office:value="4.0079409037501401" table:style-name="ce1">
            <text:p>4.007940904</text:p>
          </table:table-cell>
          <table:table-cell office:value-type="float" office:value="3.9791243851228502" table:style-name="ce1">
            <text:p>3.979124385</text:p>
          </table:table-cell>
          <table:table-cell office:value-type="float" office:value="3.9506647186865198" table:style-name="ce1">
            <text:p>3.950664719</text:p>
          </table:table-cell>
          <table:table-cell office:value-type="float" office:value="3.92209326644765" table:style-name="ce1">
            <text:p>3.922093266</text:p>
          </table:table-cell>
          <table:table-cell office:value-type="float" office:value="3.8944776774302001" table:style-name="ce1">
            <text:p>3.894477677</text:p>
          </table:table-cell>
          <table:table-cell office:value-type="float" office:value="3.8673429918972402" table:style-name="ce1">
            <text:p>3.867342992</text:p>
          </table:table-cell>
          <table:table-cell office:value-type="float" office:value="3.84053018720522" table:style-name="ce1">
            <text:p>3.840530187</text:p>
          </table:table-cell>
          <table:table-cell office:value-type="float" office:value="3.8141796818265399" table:style-name="ce1">
            <text:p>3.814179682</text:p>
          </table:table-cell>
          <table:table-cell office:value-type="float" office:value="3.7881351427421199" table:style-name="ce1">
            <text:p>3.788135143</text:p>
          </table:table-cell>
          <table:table-cell office:value-type="float" office:value="3.7619491068559401" table:style-name="ce1">
            <text:p>3.761949107</text:p>
          </table:table-cell>
          <table:table-cell office:value-type="float" office:value="3.7366444234675402" table:style-name="ce1">
            <text:p>3.736644423</text:p>
          </table:table-cell>
          <table:table-cell office:value-type="float" office:value="3.71176777573148" table:style-name="ce1">
            <text:p>3.711767776</text:p>
          </table:table-cell>
          <table:table-cell office:value-type="float" office:value="3.6865283617306899" table:style-name="ce1">
            <text:p>3.686528362</text:p>
          </table:table-cell>
          <table:table-cell office:value-type="float" office:value="3.6623452511974701" table:style-name="ce1">
            <text:p>3.662345251</text:p>
          </table:table-cell>
          <table:table-cell office:value-type="float" office:value="3.63842555118294" table:style-name="ce1">
            <text:p>3.638425551</text:p>
          </table:table-cell>
          <table:table-cell office:value-type="float" office:value="3.6225982378008301" table:style-name="ce1">
            <text:p>3.622598238</text:p>
          </table:table-cell>
          <table:table-cell office:value-type="float" office:value="3.5979547123736202" table:style-name="ce1">
            <text:p>3.597954712</text:p>
          </table:table-cell>
          <table:table-cell office:value-type="float" office:value="3.5736442075602799" table:style-name="ce1">
            <text:p>3.573644208</text:p>
          </table:table-cell>
          <table:table-cell office:value-type="float" office:value="3.5503481496143601" table:style-name="ce1">
            <text:p>3.55034815</text:p>
          </table:table-cell>
          <table:table-cell office:value-type="float" office:value="3.5267997125246802" table:style-name="ce1">
            <text:p>3.526799713</text:p>
          </table:table-cell>
          <table:table-cell office:value-type="float" office:value="3.5035631752640102" table:style-name="ce1">
            <text:p>3.503563175</text:p>
          </table:table-cell>
          <table:table-cell office:value-type="float" office:value="3.4817896593023501" table:style-name="ce1">
            <text:p>3.481789659</text:p>
          </table:table-cell>
          <table:table-cell office:value-type="float" office:value="3.4594211662413601" table:style-name="ce1">
            <text:p>3.459421166</text:p>
          </table:table-cell>
          <table:table-cell office:value-type="float" office:value="3.4382170596364898" table:style-name="ce1">
            <text:p>3.43821706</text:p>
          </table:table-cell>
          <table:table-cell office:value-type="float" office:value="3.4168226922754701" table:style-name="ce1">
            <text:p>3.416822692</text:p>
          </table:table-cell>
          <table:table-cell office:value-type="float" office:value="3.3953008174594101" table:style-name="ce1">
            <text:p>3.395300817</text:p>
          </table:table-cell>
          <table:table-cell office:value-type="float" office:value="3.3749102947309502" table:style-name="ce1">
            <text:p>3.374910295</text:p>
          </table:table-cell>
          <table:table-cell office:value-type="float" office:value="3.3543228252622601" table:style-name="ce1">
            <text:p>3.354322825</text:p>
          </table:table-cell>
          <table:table-cell office:value-type="float" office:value="3.33444651031779" table:style-name="ce1">
            <text:p>3.33444651</text:p>
          </table:table-cell>
          <table:table-cell office:value-type="float" office:value="3.31436928287004" table:style-name="ce1">
            <text:p>3.314369283</text:p>
          </table:table-cell>
          <table:table-cell office:value-type="float" office:value="3.2949880373186202" table:style-name="ce1">
            <text:p>3.294988037</text:p>
          </table:table-cell>
          <table:table-cell office:value-type="float" office:value="3.2754022476973801" table:style-name="ce1">
            <text:p>3.275402248</text:p>
          </table:table-cell>
          <table:table-cell office:value-type="float" office:value="3.2564978704053198" table:style-name="ce1">
            <text:p>3.25649787</text:p>
          </table:table-cell>
          <table:table-cell office:value-type="float" office:value="3.2373856280167401" table:style-name="ce1">
            <text:p>3.237385628</text:p>
          </table:table-cell>
          <table:table-cell office:value-type="float" office:value="3.21850504917226" table:style-name="ce1">
            <text:p>3.218505049</text:p>
          </table:table-cell>
          <table:table-cell office:value-type="float" office:value="3.2010209177446498" table:style-name="ce1">
            <text:p>3.201020918</text:p>
          </table:table-cell>
          <table:table-cell office:value-type="float" office:value="3.1825842063729901" table:style-name="ce1">
            <text:p>3.182584206</text:p>
          </table:table-cell>
          <table:table-cell office:value-type="float" office:value="3.1968242551870101" table:style-name="ce1">
            <text:p>3.196824255</text:p>
          </table:table-cell>
          <table:table-cell office:value-type="float" office:value="3.1790559977544901" table:style-name="ce1">
            <text:p>3.179055998</text:p>
          </table:table-cell>
          <table:table-cell office:value-type="float" office:value="3.1610738455246299" table:style-name="ce1">
            <text:p>3.161073846</text:p>
          </table:table-cell>
          <table:table-cell office:value-type="float" office:value="3.14372247069169" table:style-name="ce1">
            <text:p>3.143722471</text:p>
          </table:table-cell>
          <table:table-cell office:value-type="float" office:value="3.1261548407381201" table:style-name="ce1">
            <text:p>3.126154841</text:p>
          </table:table-cell>
          <table:table-cell office:value-type="float" office:value="3.1087903047724499" table:style-name="ce1">
            <text:p>3.108790305</text:p>
          </table:table-cell>
          <table:table-cell office:value-type="float" office:value="3.0920385716938199" table:style-name="ce1">
            <text:p>3.092038572</text:p>
          </table:table-cell>
          <table:table-cell office:value-type="float" office:value="3.0750674376765899" table:style-name="ce1">
            <text:p>3.075067438</text:p>
          </table:table-cell>
          <table:table-cell office:value-type="float" office:value="3.0586976724005401" table:style-name="ce1">
            <text:p>3.058697672</text:p>
          </table:table-cell>
          <table:table-cell office:value-type="float" office:value="3.0421066692721599" table:style-name="ce1">
            <text:p>3.042106669</text:p>
          </table:table-cell>
          <table:table-cell office:value-type="float" office:value="3.0261060067992398" table:style-name="ce1">
            <text:p>3.026106007</text:p>
          </table:table-cell>
          <table:table-cell office:value-type="float" office:value="3.0098824543516298" table:style-name="ce1">
            <text:p>3.009882454</text:p>
          </table:table-cell>
          <table:table-cell office:value-type="float" office:value="2.99423860043352" table:style-name="ce1">
            <text:p>2.9942386</text:p>
          </table:table-cell>
          <table:table-cell office:value-type="float" office:value="2.97882380399437" table:style-name="ce1">
            <text:p>2.978823804</text:p>
          </table:table-cell>
          <table:table-cell office:value-type="float" office:value="2.9635225124839102" table:style-name="ce1">
            <text:p>2.963522512</text:p>
          </table:table-cell>
          <table:table-cell office:value-type="float" office:value="2.94799555951229" table:style-name="ce1">
            <text:p>2.94799556</text:p>
          </table:table-cell>
          <table:table-cell office:value-type="float" office:value="2.94013364357204" table:style-name="ce1">
            <text:p>2.940133644</text:p>
          </table:table-cell>
          <table:table-cell office:value-type="float" office:value="2.9243387729914501" table:style-name="ce1">
            <text:p>2.924338773</text:p>
          </table:table-cell>
          <table:table-cell office:value-type="float" office:value="2.9096594717876898" table:style-name="ce1">
            <text:p>2.909659472</text:p>
          </table:table-cell>
          <table:table-cell office:value-type="float" office:value="2.8941964937896998" table:style-name="ce1">
            <text:p>2.894196494</text:p>
          </table:table-cell>
          <table:table-cell office:value-type="float" office:value="2.87889801555764" table:style-name="ce1">
            <text:p>2.878898016</text:p>
          </table:table-cell>
          <table:table-cell office:value-type="float" office:value="2.8646921464228998" table:style-name="ce1">
            <text:p>2.864692146</text:p>
          </table:table-cell>
          <table:table-cell office:value-type="float" office:value="2.8499275047099899" table:style-name="ce1">
            <text:p>2.849927505</text:p>
          </table:table-cell>
          <table:table-cell office:value-type="float" office:value="2.8360220661989" table:style-name="ce1">
            <text:p>2.836022066</text:p>
          </table:table-cell>
          <table:table-cell office:value-type="float" office:value="2.82156054617167" table:style-name="ce1">
            <text:p>2.821560546</text:p>
          </table:table-cell>
          <table:table-cell office:value-type="float" office:value="2.8072488864556" table:style-name="ce1">
            <text:p>2.807248886</text:p>
          </table:table-cell>
          <table:table-cell office:value-type="float" office:value="2.7937784733764102" table:style-name="ce1">
            <text:p>2.793778473</text:p>
          </table:table-cell>
          <table:table-cell office:value-type="float" office:value="2.7797560720820198" table:style-name="ce1">
            <text:p>2.779756072</text:p>
          </table:table-cell>
          <table:table-cell office:value-type="float" office:value="2.7665633816585999" table:style-name="ce1">
            <text:p>2.766563382</text:p>
          </table:table-cell>
          <table:table-cell office:value-type="float" office:value="2.7528214874419001" table:style-name="ce1">
            <text:p>2.752821487</text:p>
          </table:table-cell>
          <table:table-cell office:value-type="float" office:value="2.7392184002375002" table:style-name="ce1">
            <text:p>2.7392184</text:p>
          </table:table-cell>
          <table:table-cell office:value-type="float" office:value="2.7270421230111301" table:style-name="ce1">
            <text:p>2.727042123</text:p>
          </table:table-cell>
          <table:table-cell office:value-type="float" office:value="2.7140173629894599" table:style-name="ce1">
            <text:p>2.714017363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23.699796967034999" table:style-name="ce1">
            <text:p>23.69979697</text:p>
          </table:table-cell>
          <table:table-cell office:value-type="string" table:style-name="ce1">
            <text:p><text:s/>global min</text:p>
          </table:table-cell>
          <table:table-cell office:value-type="float" office:value="-13.1038343159974" table:style-name="ce1">
            <text:p>-13.10383432</text:p>
          </table:table-cell>
          <table:table-cell office:value-type="string" table:style-name="ce1">
            <text:p><text:s/>range</text:p>
          </table:table-cell>
          <table:table-cell office:value-type="float" office:value="36.803631283032402" table:style-name="ce1">
            <text:p>36.80363128</text:p>
          </table:table-cell>
          <table:table-cell office:value-type="string" table:style-name="ce1">
            <text:p><text:s/>regret</text:p>
          </table:table-cell>
          <table:table-cell office:value-type="float" office:value="30.696975326305299" table:style-name="ce1">
            <text:p>30.69697533</text:p>
          </table:table-cell>
          <table:table-cell office:value-type="float" office:value="30.411940935846999" table:style-name="ce1">
            <text:p>30.41194094</text:p>
          </table:table-cell>
          <table:table-cell office:value-type="float" office:value="25.247216879151001" table:style-name="ce1">
            <text:p>25.24721688</text:p>
          </table:table-cell>
          <table:table-cell office:value-type="float" office:value="25.047257567833999" table:style-name="ce1">
            <text:p>25.04725757</text:p>
          </table:table-cell>
          <table:table-cell office:value-type="float" office:value="26.534542711559101" table:style-name="ce1">
            <text:p>26.53454271</text:p>
          </table:table-cell>
          <table:table-cell office:value-type="float" office:value="26.823615126353701" table:style-name="ce1">
            <text:p>26.82361513</text:p>
          </table:table-cell>
          <table:table-cell office:value-type="float" office:value="26.082939560134498" table:style-name="ce1">
            <text:p>26.08293956</text:p>
          </table:table-cell>
          <table:table-cell office:value-type="float" office:value="25.619676504312299" table:style-name="ce1">
            <text:p>25.6196765</text:p>
          </table:table-cell>
          <table:table-cell office:value-type="float" office:value="26.588337542425901" table:style-name="ce1">
            <text:p>26.58833754</text:p>
          </table:table-cell>
          <table:table-cell office:value-type="float" office:value="24.163761170268" table:style-name="ce1">
            <text:p>24.16376117</text:p>
          </table:table-cell>
          <table:table-cell office:value-type="float" office:value="22.746641425149601" table:style-name="ce1">
            <text:p>22.74664143</text:p>
          </table:table-cell>
          <table:table-cell office:value-type="float" office:value="20.950853777349" table:style-name="ce1">
            <text:p>20.95085378</text:p>
          </table:table-cell>
          <table:table-cell office:value-type="float" office:value="21.382021181168302" table:style-name="ce1">
            <text:p>21.38202118</text:p>
          </table:table-cell>
          <table:table-cell office:value-type="float" office:value="21.857246836263599" table:style-name="ce1">
            <text:p>21.85724684</text:p>
          </table:table-cell>
          <table:table-cell office:value-type="float" office:value="21.989284959059699" table:style-name="ce1">
            <text:p>21.98928496</text:p>
          </table:table-cell>
          <table:table-cell office:value-type="float" office:value="21.853649849415898" table:style-name="ce1">
            <text:p>21.85364985</text:p>
          </table:table-cell>
          <table:table-cell office:value-type="float" office:value="20.5698764468892" table:style-name="ce1">
            <text:p>20.56987645</text:p>
          </table:table-cell>
          <table:table-cell office:value-type="float" office:value="19.843862166876502" table:style-name="ce1">
            <text:p>19.84386217</text:p>
          </table:table-cell>
          <table:table-cell office:value-type="float" office:value="20.436661691009" table:style-name="ce1">
            <text:p>20.43666169</text:p>
          </table:table-cell>
          <table:table-cell office:value-type="float" office:value="19.418061801806001" table:style-name="ce1">
            <text:p>19.4180618</text:p>
          </table:table-cell>
          <table:table-cell office:value-type="float" office:value="19.3413125643232" table:style-name="ce1">
            <text:p>19.34131256</text:p>
          </table:table-cell>
          <table:table-cell office:value-type="float" office:value="18.6519585969613" table:style-name="ce1">
            <text:p>18.6519586</text:p>
          </table:table-cell>
          <table:table-cell office:value-type="float" office:value="17.843447076340201" table:style-name="ce1">
            <text:p>17.84344708</text:p>
          </table:table-cell>
          <table:table-cell office:value-type="float" office:value="17.107324875576602" table:style-name="ce1">
            <text:p>17.10732488</text:p>
          </table:table-cell>
          <table:table-cell office:value-type="float" office:value="16.435911693540898" table:style-name="ce1">
            <text:p>16.43591169</text:p>
          </table:table-cell>
          <table:table-cell office:value-type="float" office:value="15.8170010730594" table:style-name="ce1">
            <text:p>15.81700107</text:p>
          </table:table-cell>
          <table:table-cell office:value-type="float" office:value="15.2398602765372" table:style-name="ce1">
            <text:p>15.23986028</text:p>
          </table:table-cell>
          <table:table-cell office:value-type="float" office:value="15.3882762544825" table:style-name="ce1">
            <text:p>15.38827625</text:p>
          </table:table-cell>
          <table:table-cell office:value-type="float" office:value="14.8731267288001" table:style-name="ce1">
            <text:p>14.87312673</text:p>
          </table:table-cell>
          <table:table-cell office:value-type="float" office:value="14.3851624900721" table:style-name="ce1">
            <text:p>14.38516249</text:p>
          </table:table-cell>
          <table:table-cell office:value-type="float" office:value="13.932229363328601" table:style-name="ce1">
            <text:p>13.93222936</text:p>
          </table:table-cell>
          <table:table-cell office:value-type="float" office:value="13.504165932192" table:style-name="ce1">
            <text:p>13.50416593</text:p>
          </table:table-cell>
          <table:table-cell office:value-type="float" office:value="13.1085530254496" table:style-name="ce1">
            <text:p>13.10855303</text:p>
          </table:table-cell>
          <table:table-cell office:value-type="float" office:value="12.7298955707881" table:style-name="ce1">
            <text:p>12.72989557</text:p>
          </table:table-cell>
          <table:table-cell office:value-type="float" office:value="12.376019570509101" table:style-name="ce1">
            <text:p>12.37601957</text:p>
          </table:table-cell>
          <table:table-cell office:value-type="float" office:value="12.036711790410299" table:style-name="ce1">
            <text:p>12.03671179</text:p>
          </table:table-cell>
          <table:table-cell office:value-type="float" office:value="11.720698919345701" table:style-name="ce1">
            <text:p>11.72069892</text:p>
          </table:table-cell>
          <table:table-cell office:value-type="float" office:value="12.324207873173799" table:style-name="ce1">
            <text:p>12.32420787</text:p>
          </table:table-cell>
          <table:table-cell office:value-type="float" office:value="12.022146424452099" table:style-name="ce1">
            <text:p>12.02214642</text:p>
          </table:table-cell>
          <table:table-cell office:value-type="float" office:value="11.726005620291099" table:style-name="ce1">
            <text:p>11.72600562</text:p>
          </table:table-cell>
          <table:table-cell office:value-type="float" office:value="11.4402005398381" table:style-name="ce1">
            <text:p>11.44020054</text:p>
          </table:table-cell>
          <table:table-cell office:value-type="float" office:value="11.191608899312399" table:style-name="ce1">
            <text:p>11.1916089</text:p>
          </table:table-cell>
          <table:table-cell office:value-type="float" office:value="10.943985701026699" table:style-name="ce1">
            <text:p>10.9439857</text:p>
          </table:table-cell>
          <table:table-cell office:value-type="float" office:value="10.6952587532761" table:style-name="ce1">
            <text:p>10.69525875</text:p>
          </table:table-cell>
          <table:table-cell office:value-type="float" office:value="10.457764054797" table:style-name="ce1">
            <text:p>10.45776405</text:p>
          </table:table-cell>
          <table:table-cell office:value-type="float" office:value="10.2451922018142" table:style-name="ce1">
            <text:p>10.2451922</text:p>
          </table:table-cell>
          <table:table-cell office:value-type="float" office:value="10.028585216817101" table:style-name="ce1">
            <text:p>10.02858522</text:p>
          </table:table-cell>
          <table:table-cell office:value-type="float" office:value="9.8404761839200408" table:style-name="ce1">
            <text:p>9.840476184</text:p>
          </table:table-cell>
          <table:table-cell office:value-type="float" office:value="9.6397602782691596" table:style-name="ce1">
            <text:p>9.639760278</text:p>
          </table:table-cell>
          <table:table-cell office:value-type="float" office:value="10.086364330557" table:style-name="ce1">
            <text:p>10.08636433</text:p>
          </table:table-cell>
          <table:table-cell office:value-type="float" office:value="9.8886983006838101" table:style-name="ce1">
            <text:p>9.888698301</text:p>
          </table:table-cell>
          <table:table-cell office:value-type="float" office:value="9.7145476204221808" table:style-name="ce1">
            <text:p>9.71454762</text:p>
          </table:table-cell>
          <table:table-cell office:value-type="float" office:value="9.5318109107248201" table:style-name="ce1">
            <text:p>9.531810911</text:p>
          </table:table-cell>
          <table:table-cell office:value-type="float" office:value="9.3738024056699203" table:style-name="ce1">
            <text:p>9.373802406</text:p>
          </table:table-cell>
          <table:table-cell office:value-type="float" office:value="9.2034677584218691" table:style-name="ce1">
            <text:p>9.203467758</text:p>
          </table:table-cell>
          <table:table-cell office:value-type="float" office:value="9.0391201198786195" table:style-name="ce1">
            <text:p>9.03912012</text:p>
          </table:table-cell>
          <table:table-cell office:value-type="float" office:value="8.8951506954435402" table:style-name="ce1">
            <text:p>8.895150695</text:p>
          </table:table-cell>
          <table:table-cell office:value-type="float" office:value="8.7419239131378905" table:style-name="ce1">
            <text:p>8.741923913</text:p>
          </table:table-cell>
          <table:table-cell office:value-type="float" office:value="8.5938912590459804" table:style-name="ce1">
            <text:p>8.593891259</text:p>
          </table:table-cell>
          <table:table-cell office:value-type="float" office:value="8.4673155986912203" table:style-name="ce1">
            <text:p>8.467315599</text:p>
          </table:table-cell>
          <table:table-cell office:value-type="float" office:value="8.3285956184999996" table:style-name="ce1">
            <text:p>8.328595619</text:p>
          </table:table-cell>
          <table:table-cell office:value-type="float" office:value="8.2076967041222506" table:style-name="ce1">
            <text:p>8.207696704</text:p>
          </table:table-cell>
          <table:table-cell office:value-type="float" office:value="8.0775427456713498" table:style-name="ce1">
            <text:p>8.077542746</text:p>
          </table:table-cell>
          <table:table-cell office:value-type="float" office:value="7.9514560984220397" table:style-name="ce1">
            <text:p>7.951456098</text:p>
          </table:table-cell>
          <table:table-cell office:value-type="float" office:value="7.8291260046001598" table:style-name="ce1">
            <text:p>7.829126005</text:p>
          </table:table-cell>
          <table:table-cell office:value-type="float" office:value="7.7256445747995599" table:style-name="ce1">
            <text:p>7.725644575</text:p>
          </table:table-cell>
          <table:table-cell office:value-type="float" office:value="7.6204776231993803" table:style-name="ce1">
            <text:p>7.620477623</text:p>
          </table:table-cell>
          <table:table-cell office:value-type="float" office:value="7.5084117757993898" table:style-name="ce1">
            <text:p>7.508411776</text:p>
          </table:table-cell>
          <table:table-cell office:value-type="float" office:value="7.3995942138312802" table:style-name="ce1">
            <text:p>7.399594214</text:p>
          </table:table-cell>
          <table:table-cell office:value-type="float" office:value="7.2938857250622604" table:style-name="ce1">
            <text:p>7.293885725</text:p>
          </table:table-cell>
          <table:table-cell office:value-type="float" office:value="7.1912675785362499" table:style-name="ce1">
            <text:p>7.191267579</text:p>
          </table:table-cell>
          <table:table-cell office:value-type="float" office:value="7.1029564028215697" table:style-name="ce1">
            <text:p>7.102956403</text:p>
          </table:table-cell>
          <table:table-cell office:value-type="float" office:value="7.3173703904888301" table:style-name="ce1">
            <text:p>7.31737039</text:p>
          </table:table-cell>
          <table:table-cell office:value-type="float" office:value="7.2298798558275497" table:style-name="ce1">
            <text:p>7.229879856</text:p>
          </table:table-cell>
          <table:table-cell office:value-type="float" office:value="7.1334814577498502" table:style-name="ce1">
            <text:p>7.133481458</text:p>
          </table:table-cell>
          <table:table-cell office:value-type="float" office:value="7.2798887520157098" table:style-name="ce1">
            <text:p>7.279888752</text:p>
          </table:table-cell>
          <table:table-cell office:value-type="float" office:value="7.1853447422492698" table:style-name="ce1">
            <text:p>7.185344742</text:p>
          </table:table-cell>
          <table:table-cell office:value-type="float" office:value="7.0932249378614598" table:style-name="ce1">
            <text:p>7.093224938</text:p>
          </table:table-cell>
          <table:table-cell office:value-type="float" office:value="7.0120380249465999" table:style-name="ce1">
            <text:p>7.012038025</text:p>
          </table:table-cell>
          <table:table-cell office:value-type="float" office:value="6.9349259349542001" table:style-name="ce1">
            <text:p>6.934925935</text:p>
          </table:table-cell>
          <table:table-cell office:value-type="float" office:value="6.8493095653868599" table:style-name="ce1">
            <text:p>6.849309565</text:p>
          </table:table-cell>
          <table:table-cell office:value-type="float" office:value="6.7657813999553102" table:style-name="ce1">
            <text:p>6.7657814</text:p>
          </table:table-cell>
          <table:table-cell office:value-type="float" office:value="6.68426596140164" table:style-name="ce1">
            <text:p>6.684265961</text:p>
          </table:table-cell>
          <table:table-cell office:value-type="float" office:value="6.6127801620705098" table:style-name="ce1">
            <text:p>6.612780162</text:p>
          </table:table-cell>
          <table:table-cell office:value-type="float" office:value="6.5862304466565602" table:style-name="ce1">
            <text:p>6.586230447</text:p>
          </table:table-cell>
          <table:table-cell office:value-type="float" office:value="6.5099894182822" table:style-name="ce1">
            <text:p>6.509989418</text:p>
          </table:table-cell>
          <table:table-cell office:value-type="float" office:value="6.4355010572267899" table:style-name="ce1">
            <text:p>6.435501057</text:p>
          </table:table-cell>
          <table:table-cell office:value-type="float" office:value="6.3624612420505304" table:style-name="ce1">
            <text:p>6.362461242</text:p>
          </table:table-cell>
          <table:table-cell office:value-type="float" office:value="6.2910627710355298" table:style-name="ce1">
            <text:p>6.291062771</text:p>
          </table:table-cell>
          <table:table-cell office:value-type="float" office:value="6.22871161599722" table:style-name="ce1">
            <text:p>6.228711616</text:p>
          </table:table-cell>
          <table:table-cell office:value-type="float" office:value="6.1630487348657397" table:style-name="ce1">
            <text:p>6.163048735</text:p>
          </table:table-cell>
          <table:table-cell office:value-type="float" office:value="6.0960590747041596" table:style-name="ce1">
            <text:p>6.096059075</text:p>
          </table:table-cell>
          <table:table-cell office:value-type="float" office:value="6.2711470769235698" table:style-name="ce1">
            <text:p>6.271147077</text:p>
          </table:table-cell>
          <table:table-cell office:value-type="float" office:value="6.204432746318" table:style-name="ce1">
            <text:p>6.204432746</text:p>
          </table:table-cell>
          <table:table-cell office:value-type="float" office:value="6.1427464601569897" table:style-name="ce1">
            <text:p>6.14274646</text:p>
          </table:table-cell>
          <table:table-cell office:value-type="float" office:value="6.0798191285366396" table:style-name="ce1">
            <text:p>6.079819129</text:p>
          </table:table-cell>
          <table:table-cell office:value-type="float" office:value="6.0241453108979899" table:style-name="ce1">
            <text:p>6.024145311</text:p>
          </table:table-cell>
          <table:table-cell office:value-type="float" office:value="5.9661870481441603" table:style-name="ce1">
            <text:p>5.966187048</text:p>
          </table:table-cell>
          <table:table-cell office:value-type="float" office:value="5.9059770457086298" table:style-name="ce1">
            <text:p>5.905977046</text:p>
          </table:table-cell>
          <table:table-cell office:value-type="float" office:value="5.8469172752515401" table:style-name="ce1">
            <text:p>5.846917275</text:p>
          </table:table-cell>
          <table:table-cell office:value-type="float" office:value="5.7934719557905696" table:style-name="ce1">
            <text:p>5.793471956</text:p>
          </table:table-cell>
          <table:table-cell office:value-type="float" office:value="5.7369097104187698" table:style-name="ce1">
            <text:p>5.73690971</text:p>
          </table:table-cell>
          <table:table-cell office:value-type="float" office:value="5.6814457610736104" table:style-name="ce1">
            <text:p>5.681445761</text:p>
          </table:table-cell>
          <table:table-cell office:value-type="float" office:value="5.6348247722852101" table:style-name="ce1">
            <text:p>5.634824772</text:p>
          </table:table-cell>
          <table:table-cell office:value-type="float" office:value="5.5844382083684199" table:style-name="ce1">
            <text:p>5.584438208</text:p>
          </table:table-cell>
          <table:table-cell office:value-type="float" office:value="5.5318057423180296" table:style-name="ce1">
            <text:p>5.531805742</text:p>
          </table:table-cell>
          <table:table-cell office:value-type="float" office:value="5.4801570606797902" table:style-name="ce1">
            <text:p>5.480157061</text:p>
          </table:table-cell>
          <table:table-cell office:value-type="float" office:value="5.4335717176151004" table:style-name="ce1">
            <text:p>5.433571718</text:p>
          </table:table-cell>
          <table:table-cell office:value-type="float" office:value="5.3839437470669598" table:style-name="ce1">
            <text:p>5.383943747</text:p>
          </table:table-cell>
          <table:table-cell office:value-type="float" office:value="5.3350478657938698" table:style-name="ce1">
            <text:p>5.335047866</text:p>
          </table:table-cell>
          <table:table-cell office:value-type="float" office:value="5.5621519573232696" table:style-name="ce1">
            <text:p>5.562151957</text:p>
          </table:table-cell>
          <table:table-cell office:value-type="float" office:value="5.5199261624103801" table:style-name="ce1">
            <text:p>5.519926162</text:p>
          </table:table-cell>
          <table:table-cell office:value-type="float" office:value="5.4750501787580097" table:style-name="ce1">
            <text:p>5.475050179</text:p>
          </table:table-cell>
          <table:table-cell office:value-type="float" office:value="5.4270707632165101" table:style-name="ce1">
            <text:p>5.427070763</text:p>
          </table:table-cell>
          <table:table-cell office:value-type="float" office:value="5.3799257722931202" table:style-name="ce1">
            <text:p>5.379925772</text:p>
          </table:table-cell>
          <table:table-cell office:value-type="float" office:value="5.3335936260408303" table:style-name="ce1">
            <text:p>5.333593626</text:p>
          </table:table-cell>
          <table:table-cell office:value-type="float" office:value="5.2918444498327304" table:style-name="ce1">
            <text:p>5.29184445</text:p>
          </table:table-cell>
          <table:table-cell office:value-type="float" office:value="5.2472027420194598" table:style-name="ce1">
            <text:p>5.247202742</text:p>
          </table:table-cell>
          <table:table-cell office:value-type="float" office:value="5.2031539526497799" table:style-name="ce1">
            <text:p>5.203153953</text:p>
          </table:table-cell>
          <table:table-cell office:value-type="float" office:value="5.1635355031251402" table:style-name="ce1">
            <text:p>5.163535503</text:p>
          </table:table-cell>
          <table:table-cell office:value-type="float" office:value="5.1277448206784797" table:style-name="ce1">
            <text:p>5.127744821</text:p>
          </table:table-cell>
          <table:table-cell office:value-type="float" office:value="5.08575836155019" table:style-name="ce1">
            <text:p>5.085758362</text:p>
          </table:table-cell>
          <table:table-cell office:value-type="float" office:value="5.04445460907439" table:style-name="ce1">
            <text:p>5.044454609</text:p>
          </table:table-cell>
          <table:table-cell office:value-type="float" office:value="5.0073940074664698" table:style-name="ce1">
            <text:p>5.007394007</text:p>
          </table:table-cell>
          <table:table-cell office:value-type="float" office:value="4.96752783882968" table:style-name="ce1">
            <text:p>4.967527839</text:p>
          </table:table-cell>
          <table:table-cell office:value-type="float" office:value="4.9281458465137904" table:style-name="ce1">
            <text:p>4.928145847</text:p>
          </table:table-cell>
          <table:table-cell office:value-type="float" office:value="4.8893840430532602" table:style-name="ce1">
            <text:p>4.889384043</text:p>
          </table:table-cell>
          <table:table-cell office:value-type="float" office:value="4.8556174349563399" table:style-name="ce1">
            <text:p>4.855617435</text:p>
          </table:table-cell>
          <table:table-cell office:value-type="float" office:value="4.8244332914844197" table:style-name="ce1">
            <text:p>4.824433291</text:p>
          </table:table-cell>
          <table:table-cell office:value-type="float" office:value="4.7873637800655198" table:style-name="ce1">
            <text:p>4.78736378</text:p>
          </table:table-cell>
          <table:table-cell office:value-type="float" office:value="4.7508602153858304" table:style-name="ce1">
            <text:p>4.750860215</text:p>
          </table:table-cell>
          <table:table-cell office:value-type="float" office:value="4.7148688501177602" table:style-name="ce1">
            <text:p>4.71486885</text:p>
          </table:table-cell>
          <table:table-cell office:value-type="float" office:value="4.68279419718223" table:style-name="ce1">
            <text:p>4.682794197</text:p>
          </table:table-cell>
          <table:table-cell office:value-type="float" office:value="4.6480279936798903" table:style-name="ce1">
            <text:p>4.648027994</text:p>
          </table:table-cell>
          <table:table-cell office:value-type="float" office:value="4.6136381330380098" table:style-name="ce1">
            <text:p>4.613638133</text:p>
          </table:table-cell>
          <table:table-cell office:value-type="float" office:value="4.5858383153471403" table:style-name="ce1">
            <text:p>4.585838315</text:p>
          </table:table-cell>
          <table:table-cell office:value-type="float" office:value="4.5556419773496701" table:style-name="ce1">
            <text:p>4.555641977</text:p>
          </table:table-cell>
          <table:table-cell office:value-type="float" office:value="4.5226691862603703" table:style-name="ce1">
            <text:p>4.522669186</text:p>
          </table:table-cell>
          <table:table-cell office:value-type="float" office:value="4.4901708238198399" table:style-name="ce1">
            <text:p>4.490170824</text:p>
          </table:table-cell>
          <table:table-cell office:value-type="float" office:value="4.4581367236998899" table:style-name="ce1">
            <text:p>4.458136724</text:p>
          </table:table-cell>
          <table:table-cell office:value-type="float" office:value="4.4305418406002302" table:style-name="ce1">
            <text:p>4.430541841</text:p>
          </table:table-cell>
          <table:table-cell office:value-type="float" office:value="4.3993788474060498" table:style-name="ce1">
            <text:p>4.399378847</text:p>
          </table:table-cell>
          <table:table-cell office:value-type="float" office:value="4.3686517002705303" table:style-name="ce1">
            <text:p>4.3686517</text:p>
          </table:table-cell>
          <table:table-cell office:value-type="float" office:value="4.3383513190674501" table:style-name="ce1">
            <text:p>4.338351319</text:p>
          </table:table-cell>
          <table:table-cell office:value-type="float" office:value="4.31417553705373" table:style-name="ce1">
            <text:p>4.314175537</text:p>
          </table:table-cell>
          <table:table-cell office:value-type="float" office:value="4.2877013211129098" table:style-name="ce1">
            <text:p>4.287701321</text:p>
          </table:table-cell>
          <table:table-cell office:value-type="float" office:value="4.2585699978878298" table:style-name="ce1">
            <text:p>4.258569998</text:p>
          </table:table-cell>
          <table:table-cell office:value-type="float" office:value="4.2298323411928296" table:style-name="ce1">
            <text:p>4.229832341</text:p>
          </table:table-cell>
          <table:table-cell office:value-type="float" office:value="4.2014804248561397" table:style-name="ce1">
            <text:p>4.201480425</text:p>
          </table:table-cell>
          <table:table-cell office:value-type="float" office:value="4.1764634887550596" table:style-name="ce1">
            <text:p>4.176463489</text:p>
          </table:table-cell>
          <table:table-cell office:value-type="float" office:value="4.1488405305979201" table:style-name="ce1">
            <text:p>4.148840531</text:p>
          </table:table-cell>
          <table:table-cell office:value-type="float" office:value="4.1217042305799501" table:style-name="ce1">
            <text:p>4.121704231</text:p>
          </table:table-cell>
          <table:table-cell office:value-type="float" office:value="4.1002085357858302" table:style-name="ce1">
            <text:p>4.100208536</text:p>
          </table:table-cell>
          <table:table-cell office:value-type="float" office:value="4.0764989999021104" table:style-name="ce1">
            <text:p>4.076499</text:p>
          </table:table-cell>
          <table:table-cell office:value-type="float" office:value="4.0502338244642102" table:style-name="ce1">
            <text:p>4.050233824</text:p>
          </table:table-cell>
          <table:table-cell office:value-type="float" office:value="4.0243053820447399" table:style-name="ce1">
            <text:p>4.024305382</text:p>
          </table:table-cell>
          <table:table-cell office:value-type="float" office:value="3.99867286368776" table:style-name="ce1">
            <text:p>3.998672864</text:p>
          </table:table-cell>
          <table:table-cell office:value-type="float" office:value="3.9762062000548899" table:style-name="ce1">
            <text:p>3.9762062</text:p>
          </table:table-cell>
          <table:table-cell office:value-type="float" office:value="3.95135033041849" table:style-name="ce1">
            <text:p>3.95135033</text:p>
          </table:table-cell>
          <table:table-cell office:value-type="float" office:value="3.9266881208972899" table:style-name="ce1">
            <text:p>3.926688121</text:p>
          </table:table-cell>
          <table:table-cell office:value-type="float" office:value="3.9023322742272901" table:style-name="ce1">
            <text:p>3.902332274</text:p>
          </table:table-cell>
          <table:table-cell office:value-type="float" office:value="3.8810150380264599" table:style-name="ce1">
            <text:p>3.881015038</text:p>
          </table:table-cell>
          <table:table-cell office:value-type="float" office:value="3.8613735888213099" table:style-name="ce1">
            <text:p>3.861373589</text:p>
          </table:table-cell>
          <table:table-cell office:value-type="float" office:value="3.8378615352737899" table:style-name="ce1">
            <text:p>3.837861535</text:p>
          </table:table-cell>
          <table:table-cell office:value-type="float" office:value="3.8146344763147102" table:style-name="ce1">
            <text:p>3.814634476</text:p>
          </table:table-cell>
          <table:table-cell office:value-type="float" office:value="3.7916547505537799" table:style-name="ce1">
            <text:p>3.791654751</text:p>
          </table:table-cell>
          <table:table-cell office:value-type="float" office:value="3.7723469868178099" table:style-name="ce1">
            <text:p>3.772346987</text:p>
          </table:table-cell>
          <table:table-cell office:value-type="float" office:value="3.7499246643190598" table:style-name="ce1">
            <text:p>3.749924664</text:p>
          </table:table-cell>
          <table:table-cell office:value-type="float" office:value="3.7277676947492799" table:style-name="ce1">
            <text:p>3.727767695</text:p>
          </table:table-cell>
          <table:table-cell office:value-type="float" office:value="3.7098364660600902" table:style-name="ce1">
            <text:p>3.709836466</text:p>
          </table:table-cell>
          <table:table-cell office:value-type="float" office:value="3.6881415159661701" table:style-name="ce1">
            <text:p>3.688141516</text:p>
          </table:table-cell>
          <table:table-cell office:value-type="float" office:value="3.6666988327338101" table:style-name="ce1">
            <text:p>3.666698833</text:p>
          </table:table-cell>
          <table:table-cell office:value-type="float" office:value="3.6487829909645302" table:style-name="ce1">
            <text:p>3.648782991</text:p>
          </table:table-cell>
          <table:table-cell office:value-type="float" office:value="3.6278439899074102" table:style-name="ce1">
            <text:p>3.62784399</text:p>
          </table:table-cell>
          <table:table-cell office:value-type="float" office:value="3.60714429171952" table:style-name="ce1">
            <text:p>3.607144292</text:p>
          </table:table-cell>
          <table:table-cell office:value-type="float" office:value="3.5866798173746801" table:style-name="ce1">
            <text:p>3.586679817</text:p>
          </table:table-cell>
          <table:table-cell office:value-type="float" office:value="3.57025483997475" table:style-name="ce1">
            <text:p>3.57025484</text:p>
          </table:table-cell>
          <table:table-cell office:value-type="float" office:value="3.5527193634001399" table:style-name="ce1">
            <text:p>3.552719363</text:p>
          </table:table-cell>
          <table:table-cell office:value-type="float" office:value="3.5328717691912002" table:style-name="ce1">
            <text:p>3.532871769</text:p>
          </table:table-cell>
          <table:table-cell office:value-type="float" office:value="3.5132746860680601" table:style-name="ce1">
            <text:p>3.513274686</text:p>
          </table:table-cell>
          <table:table-cell office:value-type="float" office:value="3.4938643286864699" table:style-name="ce1">
            <text:p>3.493864329</text:p>
          </table:table-cell>
          <table:table-cell office:value-type="float" office:value="3.47713397528541" table:style-name="ce1">
            <text:p>3.477133975</text:p>
          </table:table-cell>
          <table:table-cell office:value-type="float" office:value="3.4581627339288001" table:style-name="ce1">
            <text:p>3.458162734</text:p>
          </table:table-cell>
          <table:table-cell office:value-type="float" office:value="3.4394994741132501" table:style-name="ce1">
            <text:p>3.439499474</text:p>
          </table:table-cell>
          <table:table-cell office:value-type="float" office:value="3.4245803354293298" table:style-name="ce1">
            <text:p>3.424580335</text:p>
          </table:table-cell>
          <table:table-cell office:value-type="float" office:value="3.40616861319584" table:style-name="ce1">
            <text:p>3.406168613</text:p>
          </table:table-cell>
          <table:table-cell office:value-type="float" office:value="3.3879538077776798" table:style-name="ce1">
            <text:p>3.387953808</text:p>
          </table:table-cell>
          <table:table-cell office:value-type="float" office:value="3.3723207556602102" table:style-name="ce1">
            <text:p>3.372320756</text:p>
          </table:table-cell>
          <table:table-cell office:value-type="float" office:value="3.35450634323358" table:style-name="ce1">
            <text:p>3.354506343</text:p>
          </table:table-cell>
          <table:table-cell office:value-type="float" office:value="3.33687945093775" table:style-name="ce1">
            <text:p>3.336879451</text:p>
          </table:table-cell>
          <table:table-cell office:value-type="float" office:value="3.3194371334303701" table:style-name="ce1">
            <text:p>3.319437133</text:p>
          </table:table-cell>
          <table:table-cell office:value-type="float" office:value="3.3044866275775702" table:style-name="ce1">
            <text:p>3.304486628</text:p>
          </table:table-cell>
          <table:table-cell office:value-type="float" office:value="3.2874899244702598" table:style-name="ce1">
            <text:p>3.287489924</text:p>
          </table:table-cell>
          <table:table-cell office:value-type="float" office:value="3.2748372079888601" table:style-name="ce1">
            <text:p>3.274837208</text:p>
          </table:table-cell>
          <table:table-cell office:value-type="float" office:value="3.2580431710248199" table:style-name="ce1">
            <text:p>3.258043171</text:p>
          </table:table-cell>
          <table:table-cell office:value-type="float" office:value="3.2414205017849" table:style-name="ce1">
            <text:p>3.241420502</text:p>
          </table:table-cell>
          <table:table-cell office:value-type="float" office:value="3.2272454739062599" table:style-name="ce1">
            <text:p>3.227245474</text:p>
          </table:table-cell>
          <table:table-cell office:value-type="float" office:value="3.2109735109422202" table:style-name="ce1">
            <text:p>3.210973511</text:p>
          </table:table-cell>
          <table:table-cell office:value-type="float" office:value="3.1948650852944098" table:style-name="ce1">
            <text:p>3.194865085</text:p>
          </table:table-cell>
          <table:table-cell office:value-type="float" office:value="3.17891774390307" table:style-name="ce1">
            <text:p>3.178917744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23.468134298887001" table:style-name="ce1">
            <text:p>23.4681343</text:p>
          </table:table-cell>
          <table:table-cell office:value-type="string" table:style-name="ce1">
            <text:p><text:s/>global min</text:p>
          </table:table-cell>
          <table:table-cell office:value-type="float" office:value="-25.997331292801501" table:style-name="ce1">
            <text:p>-25.99733129</text:p>
          </table:table-cell>
          <table:table-cell office:value-type="string" table:style-name="ce1">
            <text:p><text:s/>range</text:p>
          </table:table-cell>
          <table:table-cell office:value-type="float" office:value="49.465465591688499" table:style-name="ce1">
            <text:p>49.46546559</text:p>
          </table:table-cell>
          <table:table-cell office:value-type="string" table:style-name="ce1">
            <text:p><text:s/>regret</text:p>
          </table:table-cell>
          <table:table-cell office:value-type="float" office:value="16.4098924660601" table:style-name="ce1">
            <text:p>16.40989247</text:p>
          </table:table-cell>
          <table:table-cell office:value-type="float" office:value="27.975584648759799" table:style-name="ce1">
            <text:p>27.97558465</text:p>
          </table:table-cell>
          <table:table-cell office:value-type="float" office:value="19.648889786989901" table:style-name="ce1">
            <text:p>19.64888979</text:p>
          </table:table-cell>
          <table:table-cell office:value-type="float" office:value="16.654199063490399" table:style-name="ce1">
            <text:p>16.65419906</text:p>
          </table:table-cell>
          <table:table-cell office:value-type="float" office:value="18.025984878918401" table:style-name="ce1">
            <text:p>18.02598488</text:p>
          </table:table-cell>
          <table:table-cell office:value-type="float" office:value="16.470080319466099" table:style-name="ce1">
            <text:p>16.47008032</text:p>
          </table:table-cell>
          <table:table-cell office:value-type="float" office:value="16.801814413005399" table:style-name="ce1">
            <text:p>16.80181441</text:p>
          </table:table-cell>
          <table:table-cell office:value-type="float" office:value="16.9578141791931" table:style-name="ce1">
            <text:p>16.95781418</text:p>
          </table:table-cell>
          <table:table-cell office:value-type="float" office:value="18.5277460171916" table:style-name="ce1">
            <text:p>18.52774602</text:p>
          </table:table-cell>
          <table:table-cell office:value-type="float" office:value="17.9341359306611" table:style-name="ce1">
            <text:p>17.93413593</text:p>
          </table:table-cell>
          <table:table-cell office:value-type="float" office:value="19.037669069979799" table:style-name="ce1">
            <text:p>19.03766907</text:p>
          </table:table-cell>
          <table:table-cell office:value-type="float" office:value="17.721248439388699" table:style-name="ce1">
            <text:p>17.72124844</text:p>
          </table:table-cell>
          <table:table-cell office:value-type="float" office:value="18.032930825928499" table:style-name="ce1">
            <text:p>18.03293083</text:p>
          </table:table-cell>
          <table:table-cell office:value-type="float" office:value="17.1542250105942" table:style-name="ce1">
            <text:p>17.15422501</text:p>
          </table:table-cell>
          <table:table-cell office:value-type="float" office:value="17.095407572421401" table:style-name="ce1">
            <text:p>17.09540757</text:p>
          </table:table-cell>
          <table:table-cell office:value-type="float" office:value="16.0269445991451" table:style-name="ce1">
            <text:p>16.0269446</text:p>
          </table:table-cell>
          <table:table-cell office:value-type="float" office:value="17.985086357715399" table:style-name="ce1">
            <text:p>17.98508636</text:p>
          </table:table-cell>
          <table:table-cell office:value-type="float" office:value="17.143858323186201" table:style-name="ce1">
            <text:p>17.14385832</text:p>
          </table:table-cell>
          <table:table-cell office:value-type="float" office:value="17.117033581719099" table:style-name="ce1">
            <text:p>17.11703358</text:p>
          </table:table-cell>
          <table:table-cell office:value-type="float" office:value="16.589951056900901" table:style-name="ce1">
            <text:p>16.58995106</text:p>
          </table:table-cell>
          <table:table-cell office:value-type="float" office:value="16.923620626790701" table:style-name="ce1">
            <text:p>16.92362063</text:p>
          </table:table-cell>
          <table:table-cell office:value-type="float" office:value="16.154365143754799" table:style-name="ce1">
            <text:p>16.15436514</text:p>
          </table:table-cell>
          <table:table-cell office:value-type="float" office:value="15.850474091039001" table:style-name="ce1">
            <text:p>15.85047409</text:p>
          </table:table-cell>
          <table:table-cell office:value-type="float" office:value="16.387848372485902" table:style-name="ce1">
            <text:p>16.38784837</text:p>
          </table:table-cell>
          <table:table-cell office:value-type="float" office:value="15.738966860393001" table:style-name="ce1">
            <text:p>15.73896686</text:p>
          </table:table-cell>
          <table:table-cell office:value-type="float" office:value="15.1910887380073" table:style-name="ce1">
            <text:p>15.19108874</text:p>
          </table:table-cell>
          <table:table-cell office:value-type="float" office:value="14.653131885038601" table:style-name="ce1">
            <text:p>14.65313189</text:p>
          </table:table-cell>
          <table:table-cell office:value-type="float" office:value="14.8452445267044" table:style-name="ce1">
            <text:p>14.84524453</text:p>
          </table:table-cell>
          <table:table-cell office:value-type="float" office:value="14.3543252302513" table:style-name="ce1">
            <text:p>14.35432523</text:p>
          </table:table-cell>
          <table:table-cell office:value-type="float" office:value="13.892679979559899" table:style-name="ce1">
            <text:p>13.89267998</text:p>
          </table:table-cell>
          <table:table-cell office:value-type="float" office:value="13.4927269375859" table:style-name="ce1">
            <text:p>13.49272694</text:p>
          </table:table-cell>
          <table:table-cell office:value-type="float" office:value="13.090097499835201" table:style-name="ce1">
            <text:p>13.0900975</text:p>
          </table:table-cell>
          <table:table-cell office:value-type="float" office:value="12.708729930431399" table:style-name="ce1">
            <text:p>12.70872993</text:p>
          </table:table-cell>
          <table:table-cell office:value-type="float" office:value="12.3423054382344" table:style-name="ce1">
            <text:p>12.34230544</text:p>
          </table:table-cell>
          <table:table-cell office:value-type="float" office:value="12.020795371636501" table:style-name="ce1">
            <text:p>12.02079537</text:p>
          </table:table-cell>
          <table:table-cell office:value-type="float" office:value="11.707889764351499" table:style-name="ce1">
            <text:p>11.70788976</text:p>
          </table:table-cell>
          <table:table-cell office:value-type="float" office:value="11.489566818139901" table:style-name="ce1">
            <text:p>11.48956682</text:p>
          </table:table-cell>
          <table:table-cell office:value-type="float" office:value="11.200498420544401" table:style-name="ce1">
            <text:p>11.20049842</text:p>
          </table:table-cell>
          <table:table-cell office:value-type="float" office:value="10.917557706432" table:style-name="ce1">
            <text:p>10.91755771</text:p>
          </table:table-cell>
          <table:table-cell office:value-type="float" office:value="10.6612751064675" table:style-name="ce1">
            <text:p>10.66127511</text:p>
          </table:table-cell>
          <table:table-cell office:value-type="float" office:value="10.416087541177101" table:style-name="ce1">
            <text:p>10.41608754</text:p>
          </table:table-cell>
          <table:table-cell office:value-type="float" office:value="10.2734684188427" table:style-name="ce1">
            <text:p>10.27346842</text:p>
          </table:table-cell>
          <table:table-cell office:value-type="float" office:value="10.2763324800456" table:style-name="ce1">
            <text:p>10.27633248</text:p>
          </table:table-cell>
          <table:table-cell office:value-type="float" office:value="10.071031387574299" table:style-name="ce1">
            <text:p>10.07103139</text:p>
          </table:table-cell>
          <table:table-cell office:value-type="float" office:value="9.8491263179049504" table:style-name="ce1">
            <text:p>9.849126318</text:p>
          </table:table-cell>
          <table:table-cell office:value-type="float" office:value="9.6352929085084593" table:style-name="ce1">
            <text:p>9.635292909</text:p>
          </table:table-cell>
          <table:table-cell office:value-type="float" office:value="9.4527589658478508" table:style-name="ce1">
            <text:p>9.452758966</text:p>
          </table:table-cell>
          <table:table-cell office:value-type="float" office:value="9.2592808742710506" table:style-name="ce1">
            <text:p>9.259280874</text:p>
          </table:table-cell>
          <table:table-cell office:value-type="float" office:value="9.0722835912059008" table:style-name="ce1">
            <text:p>9.072283591</text:p>
          </table:table-cell>
          <table:table-cell office:value-type="float" office:value="8.9139853885610396" table:style-name="ce1">
            <text:p>8.913985389</text:p>
          </table:table-cell>
          <table:table-cell office:value-type="float" office:value="8.7558696326711605" table:style-name="ce1">
            <text:p>8.755869633</text:p>
          </table:table-cell>
          <table:table-cell office:value-type="float" office:value="8.9427918695624609" table:style-name="ce1">
            <text:p>8.94279187</text:p>
          </table:table-cell>
          <table:table-cell office:value-type="float" office:value="9.1123459014573207" table:style-name="ce1">
            <text:p>9.112345901</text:p>
          </table:table-cell>
          <table:table-cell office:value-type="float" office:value="8.9466693212481392" table:style-name="ce1">
            <text:p>8.946669321</text:p>
          </table:table-cell>
          <table:table-cell office:value-type="float" office:value="8.7857555882086995" table:style-name="ce1">
            <text:p>8.785755588</text:p>
          </table:table-cell>
          <table:table-cell office:value-type="float" office:value="8.6407644832023198" table:style-name="ce1">
            <text:p>8.640764483</text:p>
          </table:table-cell>
          <table:table-cell office:value-type="float" office:value="8.5080986013572506" table:style-name="ce1">
            <text:p>8.508098601</text:p>
          </table:table-cell>
          <table:table-cell office:value-type="float" office:value="8.3657618345935703" table:style-name="ce1">
            <text:p>8.365761835</text:p>
          </table:table-cell>
          <table:table-cell office:value-type="float" office:value="8.2663432250659099" table:style-name="ce1">
            <text:p>8.266343225</text:p>
          </table:table-cell>
          <table:table-cell office:value-type="float" office:value="8.1346763519771699" table:style-name="ce1">
            <text:p>8.134676352</text:p>
          </table:table-cell>
          <table:table-cell office:value-type="float" office:value="8.0071547729144505" table:style-name="ce1">
            <text:p>8.007154773</text:p>
          </table:table-cell>
          <table:table-cell office:value-type="float" office:value="7.88391567721811" table:style-name="ce1">
            <text:p>7.883915677</text:p>
          </table:table-cell>
          <table:table-cell office:value-type="float" office:value="7.7627831447077202" table:style-name="ce1">
            <text:p>7.762783145</text:p>
          </table:table-cell>
          <table:table-cell office:value-type="float" office:value="7.6493797785327304" table:style-name="ce1">
            <text:p>7.649379779</text:p>
          </table:table-cell>
          <table:table-cell office:value-type="float" office:value="7.5355826454639798" table:style-name="ce1">
            <text:p>7.535582645</text:p>
          </table:table-cell>
          <table:table-cell office:value-type="float" office:value="7.4465702855156204" table:style-name="ce1">
            <text:p>7.446570286</text:p>
          </table:table-cell>
          <table:table-cell office:value-type="float" office:value="7.4964058538844904" table:style-name="ce1">
            <text:p>7.496405854</text:p>
          </table:table-cell>
          <table:table-cell office:value-type="float" office:value="7.3913978270501701" table:style-name="ce1">
            <text:p>7.391397827</text:p>
          </table:table-cell>
          <table:table-cell office:value-type="float" office:value="7.2855123984328101" table:style-name="ce1">
            <text:p>7.285512398</text:p>
          </table:table-cell>
          <table:table-cell office:value-type="float" office:value="7.1826522677759597" table:style-name="ce1">
            <text:p>7.182652268</text:p>
          </table:table-cell>
          <table:table-cell office:value-type="float" office:value="7.0900597700546601" table:style-name="ce1">
            <text:p>7.09005977</text:p>
          </table:table-cell>
          <table:table-cell office:value-type="float" office:value="6.9937632886665098" table:style-name="ce1">
            <text:p>6.993763289</text:p>
          </table:table-cell>
          <table:table-cell office:value-type="float" office:value="6.9001050670424098" table:style-name="ce1">
            <text:p>6.900105067</text:p>
          </table:table-cell>
          <table:table-cell office:value-type="float" office:value="6.8328375171375697" table:style-name="ce1">
            <text:p>6.832837517</text:p>
          </table:table-cell>
          <table:table-cell office:value-type="float" office:value="6.7480640700741503" table:style-name="ce1">
            <text:p>6.74806407</text:p>
          </table:table-cell>
          <table:table-cell office:value-type="float" office:value="6.6625671375170699" table:style-name="ce1">
            <text:p>6.662567138</text:p>
          </table:table-cell>
          <table:table-cell office:value-type="float" office:value="6.5771481260227302" table:style-name="ce1">
            <text:p>6.577148126</text:p>
          </table:table-cell>
          <table:table-cell office:value-type="float" office:value="6.4989132652709198" table:style-name="ce1">
            <text:p>6.498913265</text:p>
          </table:table-cell>
          <table:table-cell office:value-type="float" office:value="6.4198168593274403" table:style-name="ce1">
            <text:p>6.419816859</text:p>
          </table:table-cell>
          <table:table-cell office:value-type="float" office:value="6.3565324798848701" table:style-name="ce1">
            <text:p>6.35653248</text:p>
          </table:table-cell>
          <table:table-cell office:value-type="float" office:value="6.2799915000110804" table:style-name="ce1">
            <text:p>6.2799915</text:p>
          </table:table-cell>
          <table:table-cell office:value-type="float" office:value="6.2091968352229001" table:style-name="ce1">
            <text:p>6.209196835</text:p>
          </table:table-cell>
          <table:table-cell office:value-type="float" office:value="6.1374028636628299" table:style-name="ce1">
            <text:p>6.137402864</text:p>
          </table:table-cell>
          <table:table-cell office:value-type="float" office:value="6.06734528348903" table:style-name="ce1">
            <text:p>6.067345283</text:p>
          </table:table-cell>
          <table:table-cell office:value-type="float" office:value="5.9989094236331102" table:style-name="ce1">
            <text:p>5.998909424</text:p>
          </table:table-cell>
          <table:table-cell office:value-type="float" office:value="5.9332925702089003" table:style-name="ce1">
            <text:p>5.93329257</text:p>
          </table:table-cell>
          <table:table-cell office:value-type="float" office:value="5.8902985790523097" table:style-name="ce1">
            <text:p>5.890298579</text:p>
          </table:table-cell>
          <table:table-cell office:value-type="float" office:value="5.8262076542418999" table:style-name="ce1">
            <text:p>5.826207654</text:p>
          </table:table-cell>
          <table:table-cell office:value-type="float" office:value="5.8321666501724296" table:style-name="ce1">
            <text:p>5.83216665</text:p>
          </table:table-cell>
          <table:table-cell office:value-type="float" office:value="5.7691060552828102" table:style-name="ce1">
            <text:p>5.769106055</text:p>
          </table:table-cell>
          <table:table-cell office:value-type="float" office:value="5.7109271864047697" table:style-name="ce1">
            <text:p>5.710927186</text:p>
          </table:table-cell>
          <table:table-cell office:value-type="float" office:value="5.6515725125931597" table:style-name="ce1">
            <text:p>5.651572513</text:p>
          </table:table-cell>
          <table:table-cell office:value-type="float" office:value="5.5918396254048304" table:style-name="ce1">
            <text:p>5.591839625</text:p>
          </table:table-cell>
          <table:table-cell office:value-type="float" office:value="5.5362491064084196" table:style-name="ce1">
            <text:p>5.536249106</text:p>
          </table:table-cell>
          <table:table-cell office:value-type="float" office:value="5.4910578990915804" table:style-name="ce1">
            <text:p>5.491057899</text:p>
          </table:table-cell>
          <table:table-cell office:value-type="float" office:value="5.4388055145945904" table:style-name="ce1">
            <text:p>5.438805515</text:p>
          </table:table-cell>
          <table:table-cell office:value-type="float" office:value="5.3843509537235903" table:style-name="ce1">
            <text:p>5.384350954</text:p>
          </table:table-cell>
          <table:table-cell office:value-type="float" office:value="5.3295391020087202" table:style-name="ce1">
            <text:p>5.329539102</text:p>
          </table:table-cell>
          <table:table-cell office:value-type="float" office:value="5.2794056852181503" table:style-name="ce1">
            <text:p>5.279405685</text:p>
          </table:table-cell>
          <table:table-cell office:value-type="float" office:value="5.2326974776616098" table:style-name="ce1">
            <text:p>5.232697478</text:p>
          </table:table-cell>
          <table:table-cell office:value-type="float" office:value="5.1824402066957198" table:style-name="ce1">
            <text:p>5.182440207</text:p>
          </table:table-cell>
          <table:table-cell office:value-type="float" office:value="5.1320747162121396" table:style-name="ce1">
            <text:p>5.132074716</text:p>
          </table:table-cell>
          <table:table-cell office:value-type="float" office:value="5.0858053581881597" table:style-name="ce1">
            <text:p>5.085805358</text:p>
          </table:table-cell>
          <table:table-cell office:value-type="float" office:value="5.0384977159956001" table:style-name="ce1">
            <text:p>5.038497716</text:p>
          </table:table-cell>
          <table:table-cell office:value-type="float" office:value="5.0010071987382396" table:style-name="ce1">
            <text:p>5.001007199</text:p>
          </table:table-cell>
          <table:table-cell office:value-type="float" office:value="4.9539485410677502" table:style-name="ce1">
            <text:p>4.953948541</text:p>
          </table:table-cell>
          <table:table-cell office:value-type="float" office:value="4.9123692809597204" table:style-name="ce1">
            <text:p>4.912369281</text:p>
          </table:table-cell>
          <table:table-cell office:value-type="float" office:value="4.8753722704467997" table:style-name="ce1">
            <text:p>4.87537227</text:p>
          </table:table-cell>
          <table:table-cell office:value-type="float" office:value="4.8507616564021996" table:style-name="ce1">
            <text:p>4.850761656</text:p>
          </table:table-cell>
          <table:table-cell office:value-type="float" office:value="4.8067314429424899" table:style-name="ce1">
            <text:p>4.806731443</text:p>
          </table:table-cell>
          <table:table-cell office:value-type="float" office:value="4.7667278339046497" table:style-name="ce1">
            <text:p>4.766727834</text:p>
          </table:table-cell>
          <table:table-cell office:value-type="float" office:value="4.7245709798284503" table:style-name="ce1">
            <text:p>4.72457098</text:p>
          </table:table-cell>
          <table:table-cell office:value-type="float" office:value="4.6831602647624502" table:style-name="ce1">
            <text:p>4.683160265</text:p>
          </table:table-cell>
          <table:table-cell office:value-type="float" office:value="4.6452933399815697" table:style-name="ce1">
            <text:p>4.64529334</text:p>
          </table:table-cell>
          <table:table-cell office:value-type="float" office:value="4.6057378674954599" table:style-name="ce1">
            <text:p>4.605737867</text:p>
          </table:table-cell>
          <table:table-cell office:value-type="float" office:value="4.5664225425805904" table:style-name="ce1">
            <text:p>4.566422543</text:p>
          </table:table-cell>
          <table:table-cell office:value-type="float" office:value="4.53170925340903" table:style-name="ce1">
            <text:p>4.531709253</text:p>
          </table:table-cell>
          <table:table-cell office:value-type="float" office:value="4.5059921102760399" table:style-name="ce1">
            <text:p>4.50599211</text:p>
          </table:table-cell>
          <table:table-cell office:value-type="float" office:value="4.4758299256986396" table:style-name="ce1">
            <text:p>4.475829926</text:p>
          </table:table-cell>
          <table:table-cell office:value-type="float" office:value="4.4385933277831002" table:style-name="ce1">
            <text:p>4.438593328</text:p>
          </table:table-cell>
          <table:table-cell office:value-type="float" office:value="4.40191073829729" table:style-name="ce1">
            <text:p>4.401910738</text:p>
          </table:table-cell>
          <table:table-cell office:value-type="float" office:value="4.3699685823236099" table:style-name="ce1">
            <text:p>4.369968582</text:p>
          </table:table-cell>
          <table:table-cell office:value-type="float" office:value="4.3348075383809004" table:style-name="ce1">
            <text:p>4.334807538</text:p>
          </table:table-cell>
          <table:table-cell office:value-type="float" office:value="4.3002136080501696" table:style-name="ce1">
            <text:p>4.300213608</text:p>
          </table:table-cell>
          <table:table-cell office:value-type="float" office:value="4.2698516408618401" table:style-name="ce1">
            <text:p>4.269851641</text:p>
          </table:table-cell>
          <table:table-cell office:value-type="float" office:value="4.2367291199349797" table:style-name="ce1">
            <text:p>4.23672912</text:p>
          </table:table-cell>
          <table:table-cell office:value-type="float" office:value="4.2105870965147503" table:style-name="ce1">
            <text:p>4.210587097</text:p>
          </table:table-cell>
          <table:table-cell office:value-type="float" office:value="4.1779707615473702" table:style-name="ce1">
            <text:p>4.177970762</text:p>
          </table:table-cell>
          <table:table-cell office:value-type="float" office:value="4.1586785539600504" table:style-name="ce1">
            <text:p>4.158678554</text:p>
          </table:table-cell>
          <table:table-cell office:value-type="float" office:value="4.1295066484660703" table:style-name="ce1">
            <text:p>4.129506648</text:p>
          </table:table-cell>
          <table:table-cell office:value-type="float" office:value="4.0980813266126299" table:style-name="ce1">
            <text:p>4.098081327</text:p>
          </table:table-cell>
          <table:table-cell office:value-type="float" office:value="4.0671321459994099" table:style-name="ce1">
            <text:p>4.067132146</text:p>
          </table:table-cell>
          <table:table-cell office:value-type="float" office:value="4.03930657226815" table:style-name="ce1">
            <text:p>4.039306572</text:p>
          </table:table-cell>
          <table:table-cell office:value-type="float" office:value="4.0094995096196602" table:style-name="ce1">
            <text:p>4.00949951</text:p>
          </table:table-cell>
          <table:table-cell office:value-type="float" office:value="3.9801340330844801" table:style-name="ce1">
            <text:p>3.980134033</text:p>
          </table:table-cell>
          <table:table-cell office:value-type="float" office:value="3.9545813395287701" table:style-name="ce1">
            <text:p>3.95458134</text:p>
          </table:table-cell>
          <table:table-cell office:value-type="float" office:value="3.9366434199973002" table:style-name="ce1">
            <text:p>3.93664342</text:p>
          </table:table-cell>
          <table:table-cell office:value-type="float" office:value="3.9093185442738498" table:style-name="ce1">
            <text:p>3.909318544</text:p>
          </table:table-cell>
          <table:table-cell office:value-type="float" office:value="3.8890291359388498" table:style-name="ce1">
            <text:p>3.889029136</text:p>
          </table:table-cell>
          <table:table-cell office:value-type="float" office:value="3.8613034862238198" table:style-name="ce1">
            <text:p>3.861303486</text:p>
          </table:table-cell>
          <table:table-cell office:value-type="float" office:value="3.8365164461778498" table:style-name="ce1">
            <text:p>3.836516446</text:p>
          </table:table-cell>
          <table:table-cell office:value-type="float" office:value="3.8095887915263602" table:style-name="ce1">
            <text:p>3.809588792</text:p>
          </table:table-cell>
          <table:table-cell office:value-type="float" office:value="3.7830377474294399" table:style-name="ce1">
            <text:p>3.783037747</text:p>
          </table:table-cell>
          <table:table-cell office:value-type="float" office:value="3.7593106161260499" table:style-name="ce1">
            <text:p>3.759310616</text:p>
          </table:table-cell>
          <table:table-cell office:value-type="float" office:value="3.7336957855139499" table:style-name="ce1">
            <text:p>3.733695786</text:p>
          </table:table-cell>
          <table:table-cell office:value-type="float" office:value="3.7082101259259499" table:style-name="ce1">
            <text:p>3.708210126</text:p>
          </table:table-cell>
          <table:table-cell office:value-type="float" office:value="3.6960611208113798" table:style-name="ce1">
            <text:p>3.696061121</text:p>
          </table:table-cell>
          <table:table-cell office:value-type="float" office:value="3.6744996788431199" table:style-name="ce1">
            <text:p>3.674499679</text:p>
          </table:table-cell>
          <table:table-cell office:value-type="float" office:value="3.6504856810259101" table:style-name="ce1">
            <text:p>3.650485681</text:p>
          </table:table-cell>
          <table:table-cell office:value-type="float" office:value="3.6264501776681999" table:style-name="ce1">
            <text:p>3.626450178</text:p>
          </table:table-cell>
          <table:table-cell office:value-type="float" office:value="3.6027330253483498" table:style-name="ce1">
            <text:p>3.602733025</text:p>
          </table:table-cell>
          <table:table-cell office:value-type="float" office:value="3.5823529903757199" table:style-name="ce1">
            <text:p>3.58235299</text:p>
          </table:table-cell>
          <table:table-cell office:value-type="float" office:value="3.5660571589726699" table:style-name="ce1">
            <text:p>3.566057159</text:p>
          </table:table-cell>
          <table:table-cell office:value-type="float" office:value="3.5429009436546699" table:style-name="ce1">
            <text:p>3.542900944</text:p>
          </table:table-cell>
          <table:table-cell office:value-type="float" office:value="3.52004351821174" table:style-name="ce1">
            <text:p>3.520043518</text:p>
          </table:table-cell>
          <table:table-cell office:value-type="float" office:value="3.4998274112984702" table:style-name="ce1">
            <text:p>3.499827411</text:p>
          </table:table-cell>
          <table:table-cell office:value-type="float" office:value="3.4776169786511302" table:style-name="ce1">
            <text:p>3.477616979</text:p>
          </table:table-cell>
          <table:table-cell office:value-type="float" office:value="3.46419577311487" table:style-name="ce1">
            <text:p>3.464195773</text:p>
          </table:table-cell>
          <table:table-cell office:value-type="float" office:value="3.44248881533218" table:style-name="ce1">
            <text:p>3.442488815</text:p>
          </table:table-cell>
          <table:table-cell office:value-type="float" office:value="3.4241293084207798" table:style-name="ce1">
            <text:p>3.424129308</text:p>
          </table:table-cell>
          <table:table-cell office:value-type="float" office:value="3.4031419225136301" table:style-name="ce1">
            <text:p>3.403141923</text:p>
          </table:table-cell>
          <table:table-cell office:value-type="float" office:value="3.3824136401362099" table:style-name="ce1">
            <text:p>3.38241364</text:p>
          </table:table-cell>
          <table:table-cell office:value-type="float" office:value="3.3619396925118799" table:style-name="ce1">
            <text:p>3.361939693</text:p>
          </table:table-cell>
          <table:table-cell office:value-type="float" office:value="3.3436737848730398" table:style-name="ce1">
            <text:p>3.343673785</text:p>
          </table:table-cell>
          <table:table-cell office:value-type="float" office:value="3.3239934225651901" table:style-name="ce1">
            <text:p>3.323993423</text:p>
          </table:table-cell>
          <table:table-cell office:value-type="float" office:value="3.3042414150640198" table:style-name="ce1">
            <text:p>3.304241415</text:p>
          </table:table-cell>
          <table:table-cell office:value-type="float" office:value="3.2866491361698702" table:style-name="ce1">
            <text:p>3.286649136</text:p>
          </table:table-cell>
          <table:table-cell office:value-type="float" office:value="3.2735684317028499" table:style-name="ce1">
            <text:p>3.273568432</text:p>
          </table:table-cell>
          <table:table-cell office:value-type="float" office:value="3.25419820429632" table:style-name="ce1">
            <text:p>3.254198204</text:p>
          </table:table-cell>
          <table:table-cell office:value-type="float" office:value="3.2449927794638902" table:style-name="ce1">
            <text:p>3.244992779</text:p>
          </table:table-cell>
          <table:table-cell office:value-type="float" office:value="3.22601621350212" table:style-name="ce1">
            <text:p>3.226016214</text:p>
          </table:table-cell>
          <table:table-cell office:value-type="float" office:value="3.2093901357477002" table:style-name="ce1">
            <text:p>3.209390136</text:p>
          </table:table-cell>
          <table:table-cell office:value-type="float" office:value="3.1909126753426" table:style-name="ce1">
            <text:p>3.190912675</text:p>
          </table:table-cell>
          <table:table-cell office:value-type="float" office:value="3.1726475995398702" table:style-name="ce1">
            <text:p>3.1726476</text:p>
          </table:table-cell>
          <table:table-cell office:value-type="float" office:value="3.1574037144539702" table:style-name="ce1">
            <text:p>3.157403714</text:p>
          </table:table-cell>
          <table:table-cell office:value-type="float" office:value="3.1397205125387302" table:style-name="ce1">
            <text:p>3.139720513</text:p>
          </table:table-cell>
          <table:table-cell office:value-type="float" office:value="3.12223712081461" table:style-name="ce1">
            <text:p>3.122237121</text:p>
          </table:table-cell>
          <table:table-cell office:value-type="float" office:value="3.1049501716941399" table:style-name="ce1">
            <text:p>3.104950172</text:p>
          </table:table-cell>
          <table:table-cell office:value-type="float" office:value="3.0896506223536302" table:style-name="ce1">
            <text:p>3.089650622</text:p>
          </table:table-cell>
          <table:table-cell office:value-type="float" office:value="3.0808030431389799" table:style-name="ce1">
            <text:p>3.080803043</text:p>
          </table:table-cell>
          <table:table-cell office:value-type="float" office:value="3.0643147059065998" table:style-name="ce1">
            <text:p>3.064314706</text:p>
          </table:table-cell>
          <table:table-cell office:value-type="float" office:value="3.0477259447608001" table:style-name="ce1">
            <text:p>3.047725945</text:p>
          </table:table-cell>
          <table:table-cell office:value-type="float" office:value="3.0330735124929298" table:style-name="ce1">
            <text:p>3.033073512</text:p>
          </table:table-cell>
          <table:table-cell office:value-type="float" office:value="3.0225083889778102" table:style-name="ce1">
            <text:p>3.022508389</text:p>
          </table:table-cell>
          <table:table-cell office:value-type="float" office:value="3.0061705057941399" table:style-name="ce1">
            <text:p>3.006170506</text:p>
          </table:table-cell>
          <table:table-cell office:value-type="float" office:value="2.99000829877374" table:style-name="ce1">
            <text:p>2.990008299</text:p>
          </table:table-cell>
          <table:table-cell office:value-type="float" office:value="2.97597793803026" table:style-name="ce1">
            <text:p>2.975977938</text:p>
          </table:table-cell>
          <table:table-cell office:value-type="float" office:value="2.9602162973261898" table:style-name="ce1">
            <text:p>2.960216297</text:p>
          </table:table-cell>
          <table:table-cell office:value-type="float" office:value="2.9446214464708498" table:style-name="ce1">
            <text:p>2.944621446</text:p>
          </table:table-cell>
          <table:table-cell office:value-type="float" office:value="2.9310514959091201" table:style-name="ce1">
            <text:p>2.931051496</text:p>
          </table:table-cell>
          <table:table-cell office:value-type="float" office:value="2.9159421172780302" table:style-name="ce1">
            <text:p>2.915942117</text:p>
          </table:table-cell>
          <table:table-cell office:value-type="float" office:value="2.9095532311608698" table:style-name="ce1">
            <text:p>2.909553231</text:p>
          </table:table-cell>
          <table:table-cell office:value-type="float" office:value="2.8947118163743899" table:style-name="ce1">
            <text:p>2.894711816</text:p>
          </table:table-cell>
          <table:table-cell office:value-type="float" office:value="2.8816789247422698" table:style-name="ce1">
            <text:p>2.881678925</text:p>
          </table:table-cell>
          <table:table-cell office:value-type="float" office:value="2.8671326747557502" table:style-name="ce1">
            <text:p>2.867132675</text:p>
          </table:table-cell>
          <table:table-cell office:value-type="float" office:value="2.8527348558915402" table:style-name="ce1">
            <text:p>2.852734856</text:p>
          </table:table-cell>
          <table:table-cell office:value-type="float" office:value="2.8401135157080302" table:style-name="ce1">
            <text:p>2.840113516</text:p>
          </table:table-cell>
          <table:table-cell office:value-type="float" office:value="2.8262564474674798" table:style-name="ce1">
            <text:p>2.826256447</text:p>
          </table:table-cell>
          <table:table-cell office:value-type="float" office:value="2.81228108932629" table:style-name="ce1">
            <text:p>2.812281089</text:p>
          </table:table-cell>
          <table:table-cell office:value-type="float" office:value="2.80005133807837" table:style-name="ce1">
            <text:p>2.800051338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35.833963559686097" table:style-name="ce1">
            <text:p>35.83396356</text:p>
          </table:table-cell>
          <table:table-cell office:value-type="string" table:style-name="ce1">
            <text:p><text:s/>global min</text:p>
          </table:table-cell>
          <table:table-cell office:value-type="float" office:value="-28.523969213658699" table:style-name="ce1">
            <text:p>-28.52396921</text:p>
          </table:table-cell>
          <table:table-cell office:value-type="string" table:style-name="ce1">
            <text:p><text:s/>range</text:p>
          </table:table-cell>
          <table:table-cell office:value-type="float" office:value="64.3579327733448" table:style-name="ce1">
            <text:p>64.35793277</text:p>
          </table:table-cell>
          <table:table-cell office:value-type="string" table:style-name="ce1">
            <text:p><text:s/>regret</text:p>
          </table:table-cell>
          <table:table-cell office:value-type="float" office:value="27.5291482639322" table:style-name="ce1">
            <text:p>27.52914826</text:p>
          </table:table-cell>
          <table:table-cell office:value-type="float" office:value="44.945563966976501" table:style-name="ce1">
            <text:p>44.94556397</text:p>
          </table:table-cell>
          <table:table-cell office:value-type="float" office:value="43.340743260732701" table:style-name="ce1">
            <text:p>43.34074326</text:p>
          </table:table-cell>
          <table:table-cell office:value-type="float" office:value="35.272036323196403" table:style-name="ce1">
            <text:p>35.27203632</text:p>
          </table:table-cell>
          <table:table-cell office:value-type="float" office:value="34.106619952043403" table:style-name="ce1">
            <text:p>34.10661995</text:p>
          </table:table-cell>
          <table:table-cell office:value-type="float" office:value="29.249624205457" table:style-name="ce1">
            <text:p>29.24962421</text:p>
          </table:table-cell>
          <table:table-cell office:value-type="float" office:value="29.069253267951002" table:style-name="ce1">
            <text:p>29.06925327</text:p>
          </table:table-cell>
          <table:table-cell office:value-type="float" office:value="25.4424132885223" table:style-name="ce1">
            <text:p>25.44241329</text:p>
          </table:table-cell>
          <table:table-cell office:value-type="float" office:value="22.621537748966599" table:style-name="ce1">
            <text:p>22.62153775</text:p>
          </table:table-cell>
          <table:table-cell office:value-type="float" office:value="20.359558629665798" table:style-name="ce1">
            <text:p>20.35955863</text:p>
          </table:table-cell>
          <table:table-cell office:value-type="float" office:value="18.5088484411468" table:style-name="ce1">
            <text:p>18.50884844</text:p>
          </table:table-cell>
          <table:table-cell office:value-type="float" office:value="16.970988857094699" table:style-name="ce1">
            <text:p>16.97098886</text:p>
          </table:table-cell>
          <table:table-cell office:value-type="float" office:value="15.665662526238" table:style-name="ce1">
            <text:p>15.66566253</text:p>
          </table:table-cell>
          <table:table-cell office:value-type="float" office:value="14.5466866315067" table:style-name="ce1">
            <text:p>14.54668663</text:p>
          </table:table-cell>
          <table:table-cell office:value-type="float" office:value="13.587436363724001" table:style-name="ce1">
            <text:p>13.58743636</text:p>
          </table:table-cell>
          <table:table-cell office:value-type="float" office:value="12.757045363264201" table:style-name="ce1">
            <text:p>12.75704536</text:p>
          </table:table-cell>
          <table:table-cell office:value-type="float" office:value="12.036838045318801" table:style-name="ce1">
            <text:p>12.03683805</text:p>
          </table:table-cell>
          <table:table-cell office:value-type="float" office:value="11.3848570625993" table:style-name="ce1">
            <text:p>11.38485706</text:p>
          </table:table-cell>
          <table:table-cell office:value-type="float" office:value="13.0632562053705" table:style-name="ce1">
            <text:p>13.06325621</text:p>
          </table:table-cell>
          <table:table-cell office:value-type="float" office:value="13.2804507708647" table:style-name="ce1">
            <text:p>13.28045077</text:p>
          </table:table-cell>
          <table:table-cell office:value-type="float" office:value="13.7993561609608" table:style-name="ce1">
            <text:p>13.79935616</text:p>
          </table:table-cell>
          <table:table-cell office:value-type="float" office:value="13.5699057642054" table:style-name="ce1">
            <text:p>13.56990576</text:p>
          </table:table-cell>
          <table:table-cell office:value-type="float" office:value="14.452724797417501" table:style-name="ce1">
            <text:p>14.4527248</text:p>
          </table:table-cell>
          <table:table-cell office:value-type="float" office:value="14.063397344955501" table:style-name="ce1">
            <text:p>14.06339734</text:p>
          </table:table-cell>
          <table:table-cell office:value-type="float" office:value="14.7352519469465" table:style-name="ce1">
            <text:p>14.73525195</text:p>
          </table:table-cell>
          <table:table-cell office:value-type="float" office:value="14.188262293532899" table:style-name="ce1">
            <text:p>14.18826229</text:p>
          </table:table-cell>
          <table:table-cell office:value-type="float" office:value="15.7587379713998" table:style-name="ce1">
            <text:p>15.75873797</text:p>
          </table:table-cell>
          <table:table-cell office:value-type="float" office:value="16.6674556844725" table:style-name="ce1">
            <text:p>16.66745568</text:p>
          </table:table-cell>
          <table:table-cell office:value-type="float" office:value="16.1031013628137" table:style-name="ce1">
            <text:p>16.10310136</text:p>
          </table:table-cell>
          <table:table-cell office:value-type="float" office:value="15.5834486826597" table:style-name="ce1">
            <text:p>15.58344868</text:p>
          </table:table-cell>
          <table:table-cell office:value-type="float" office:value="15.0904722850374" table:style-name="ce1">
            <text:p>15.09047229</text:p>
          </table:table-cell>
          <table:table-cell office:value-type="float" office:value="14.634942556073501" table:style-name="ce1">
            <text:p>14.63494256</text:p>
          </table:table-cell>
          <table:table-cell office:value-type="float" office:value="14.200586125779299" table:style-name="ce1">
            <text:p>14.20058613</text:p>
          </table:table-cell>
          <table:table-cell office:value-type="float" office:value="13.791780073737799" table:style-name="ce1">
            <text:p>13.79178007</text:p>
          </table:table-cell>
          <table:table-cell office:value-type="float" office:value="13.4124012418651" table:style-name="ce1">
            <text:p>13.41240124</text:p>
          </table:table-cell>
          <table:table-cell office:value-type="float" office:value="14.122371575587399" table:style-name="ce1">
            <text:p>14.12237158</text:p>
          </table:table-cell>
          <table:table-cell office:value-type="float" office:value="13.7488258669598" table:style-name="ce1">
            <text:p>13.74882587</text:p>
          </table:table-cell>
          <table:table-cell office:value-type="float" office:value="13.3952053753362" table:style-name="ce1">
            <text:p>13.39520538</text:p>
          </table:table-cell>
          <table:table-cell office:value-type="float" office:value="13.059461144080601" table:style-name="ce1">
            <text:p>13.05946114</text:p>
          </table:table-cell>
          <table:table-cell office:value-type="float" office:value="12.7407557951101" table:style-name="ce1">
            <text:p>12.7407558</text:p>
          </table:table-cell>
          <table:table-cell office:value-type="float" office:value="12.437351516116401" table:style-name="ce1">
            <text:p>12.43735152</text:p>
          </table:table-cell>
          <table:table-cell office:value-type="float" office:value="12.148634746334199" table:style-name="ce1">
            <text:p>12.14863475</text:p>
          </table:table-cell>
          <table:table-cell office:value-type="float" office:value="11.8731125512186" table:style-name="ce1">
            <text:p>11.87311255</text:p>
          </table:table-cell>
          <table:table-cell office:value-type="float" office:value="11.610342883810601" table:style-name="ce1">
            <text:p>11.61034288</text:p>
          </table:table-cell>
          <table:table-cell office:value-type="float" office:value="11.3590281609785" table:style-name="ce1">
            <text:p>11.35902816</text:p>
          </table:table-cell>
          <table:table-cell office:value-type="float" office:value="11.1188590093325" table:style-name="ce1">
            <text:p>11.11885901</text:p>
          </table:table-cell>
          <table:table-cell office:value-type="float" office:value="10.8886956337375" table:style-name="ce1">
            <text:p>10.88869563</text:p>
          </table:table-cell>
          <table:table-cell office:value-type="float" office:value="10.668332124394199" table:style-name="ce1">
            <text:p>10.66833212</text:p>
          </table:table-cell>
          <table:table-cell office:value-type="float" office:value="10.4567575985161" table:style-name="ce1">
            <text:p>10.4567576</text:p>
          </table:table-cell>
          <table:table-cell office:value-type="float" office:value="10.253847390251099" table:style-name="ce1">
            <text:p>10.25384739</text:p>
          </table:table-cell>
          <table:table-cell office:value-type="float" office:value="10.058697056253299" table:style-name="ce1">
            <text:p>10.05869706</text:p>
          </table:table-cell>
          <table:table-cell office:value-type="float" office:value="9.9522167737529408" table:style-name="ce1">
            <text:p>9.952216774</text:p>
          </table:table-cell>
          <table:table-cell office:value-type="float" office:value="9.7703116871776601" table:style-name="ce1">
            <text:p>9.770311687</text:p>
          </table:table-cell>
          <table:table-cell office:value-type="float" office:value="9.5949574032737495" table:style-name="ce1">
            <text:p>9.594957403</text:p>
          </table:table-cell>
          <table:table-cell office:value-type="float" office:value="9.42616267203719" table:style-name="ce1">
            <text:p>9.426162672</text:p>
          </table:table-cell>
          <table:table-cell office:value-type="float" office:value="9.2632165592573603" table:style-name="ce1">
            <text:p>9.263216559</text:p>
          </table:table-cell>
          <table:table-cell office:value-type="float" office:value="9.1061644649767608" table:style-name="ce1">
            <text:p>9.106164465</text:p>
          </table:table-cell>
          <table:table-cell office:value-type="float" office:value="8.9543543941386492" table:style-name="ce1">
            <text:p>8.954354394</text:p>
          </table:table-cell>
          <table:table-cell office:value-type="float" office:value="8.8078610516153404" table:style-name="ce1">
            <text:p>8.807861052</text:p>
          </table:table-cell>
          <table:table-cell office:value-type="float" office:value="8.6660830400278606" table:style-name="ce1">
            <text:p>8.66608304</text:p>
          </table:table-cell>
          <table:table-cell office:value-type="float" office:value="8.5291185178186009" table:style-name="ce1">
            <text:p>8.529118518</text:p>
          </table:table-cell>
          <table:table-cell office:value-type="float" office:value="8.3964098377951792" table:style-name="ce1">
            <text:p>8.396409838</text:p>
          </table:table-cell>
          <table:table-cell office:value-type="float" office:value="8.2680739226756206" table:style-name="ce1">
            <text:p>8.268073923</text:p>
          </table:table-cell>
          <table:table-cell office:value-type="float" office:value="8.1435912107020396" table:style-name="ce1">
            <text:p>8.143591211</text:p>
          </table:table-cell>
          <table:table-cell office:value-type="float" office:value="8.0230936103106707" table:style-name="ce1">
            <text:p>8.02309361</text:p>
          </table:table-cell>
          <table:table-cell office:value-type="float" office:value="7.90609492464485" table:style-name="ce1">
            <text:p>7.906094925</text:p>
          </table:table-cell>
          <table:table-cell office:value-type="float" office:value="7.7927389882361702" table:style-name="ce1">
            <text:p>7.792738988</text:p>
          </table:table-cell>
          <table:table-cell office:value-type="float" office:value="7.6825690083557303" table:style-name="ce1">
            <text:p>7.682569008</text:p>
          </table:table-cell>
          <table:table-cell office:value-type="float" office:value="7.57573825729642" table:style-name="ce1">
            <text:p>7.575738257</text:p>
          </table:table-cell>
          <table:table-cell office:value-type="float" office:value="7.4718160015688504" table:style-name="ce1">
            <text:p>7.471816002</text:p>
          </table:table-cell>
          <table:table-cell office:value-type="float" office:value="7.3709629196490498" table:style-name="ce1">
            <text:p>7.37096292</text:p>
          </table:table-cell>
          <table:table-cell office:value-type="float" office:value="7.2727714951590103" table:style-name="ce1">
            <text:p>7.272771495</text:p>
          </table:table-cell>
          <table:table-cell office:value-type="float" office:value="7.1774081484481096" table:style-name="ce1">
            <text:p>7.177408148</text:p>
          </table:table-cell>
          <table:table-cell office:value-type="float" office:value="7.0844861512578197" table:style-name="ce1">
            <text:p>7.084486151</text:p>
          </table:table-cell>
          <table:table-cell office:value-type="float" office:value="6.9941762983778899" table:style-name="ce1">
            <text:p>6.994176298</text:p>
          </table:table-cell>
          <table:table-cell office:value-type="float" office:value="6.9061105622987897" table:style-name="ce1">
            <text:p>6.906110562</text:p>
          </table:table-cell>
          <table:table-cell office:value-type="float" office:value="6.8204629859736503" table:style-name="ce1">
            <text:p>6.820462986</text:p>
          </table:table-cell>
          <table:table-cell office:value-type="float" office:value="7.1829717918637703" table:style-name="ce1">
            <text:p>7.182971792</text:p>
          </table:table-cell>
          <table:table-cell office:value-type="float" office:value="7.0959879360840201" table:style-name="ce1">
            <text:p>7.095987936</text:p>
          </table:table-cell>
          <table:table-cell office:value-type="float" office:value="7.0111786766987496" table:style-name="ce1">
            <text:p>7.011178677</text:p>
          </table:table-cell>
          <table:table-cell office:value-type="float" office:value="6.92833919126255" table:style-name="ce1">
            <text:p>6.928339191</text:p>
          </table:table-cell>
          <table:table-cell office:value-type="float" office:value="6.8476429472869498" table:style-name="ce1">
            <text:p>6.847642947</text:p>
          </table:table-cell>
          <table:table-cell office:value-type="float" office:value="6.7669480745015296" table:style-name="ce1">
            <text:p>6.766948075</text:p>
          </table:table-cell>
          <table:table-cell office:value-type="float" office:value="6.6881745082109996" table:style-name="ce1">
            <text:p>6.688174508</text:p>
          </table:table-cell>
          <table:table-cell office:value-type="float" office:value="6.6131518338233803" table:style-name="ce1">
            <text:p>6.613151834</text:p>
          </table:table-cell>
          <table:table-cell office:value-type="float" office:value="6.5379985393149402" table:style-name="ce1">
            <text:p>6.537998539</text:p>
          </table:table-cell>
          <table:table-cell office:value-type="float" office:value="6.46642668467066" table:style-name="ce1">
            <text:p>6.466426685</text:p>
          </table:table-cell>
          <table:table-cell office:value-type="float" office:value="6.3946487508232401" table:style-name="ce1">
            <text:p>6.394648751</text:p>
          </table:table-cell>
          <table:table-cell office:value-type="float" office:value="6.3262959242439196" table:style-name="ce1">
            <text:p>6.326295924</text:p>
          </table:table-cell>
          <table:table-cell office:value-type="float" office:value="6.2593501957119404" table:style-name="ce1">
            <text:p>6.259350196</text:p>
          </table:table-cell>
          <table:table-cell office:value-type="float" office:value="6.19230165086638" table:style-name="ce1">
            <text:p>6.192301651</text:p>
          </table:table-cell>
          <table:table-cell office:value-type="float" office:value="6.12662411668411" table:style-name="ce1">
            <text:p>6.126624117</text:p>
          </table:table-cell>
          <table:table-cell office:value-type="float" office:value="6.0640931819376398" table:style-name="ce1">
            <text:p>6.064093182</text:p>
          </table:table-cell>
          <table:table-cell office:value-type="float" office:value="6.0011769619819004" table:style-name="ce1">
            <text:p>6.001176962</text:p>
          </table:table-cell>
          <table:table-cell office:value-type="float" office:value="5.9396691267480399" table:style-name="ce1">
            <text:p>5.939669127</text:p>
          </table:table-cell>
          <table:table-cell office:value-type="float" office:value="5.8809348687232301" table:style-name="ce1">
            <text:p>5.880934869</text:p>
          </table:table-cell>
          <table:table-cell office:value-type="float" office:value="5.8235154080690004" table:style-name="ce1">
            <text:p>5.823515408</text:p>
          </table:table-cell>
          <table:table-cell office:value-type="float" office:value="5.7656220723346001" table:style-name="ce1">
            <text:p>5.765622072</text:p>
          </table:table-cell>
          <table:table-cell office:value-type="float" office:value="5.7089787444803699" table:style-name="ce1">
            <text:p>5.708978744</text:p>
          </table:table-cell>
          <table:table-cell office:value-type="float" office:value="5.65338864209654" table:style-name="ce1">
            <text:p>5.653388642</text:p>
          </table:table-cell>
          <table:table-cell office:value-type="float" office:value="5.6004961524249204" table:style-name="ce1">
            <text:p>5.600496152</text:p>
          </table:table-cell>
          <table:table-cell office:value-type="float" office:value="5.5485420759929696" table:style-name="ce1">
            <text:p>5.548542076</text:p>
          </table:table-cell>
          <table:table-cell office:value-type="float" office:value="5.4962060618062996" table:style-name="ce1">
            <text:p>5.496206062</text:p>
          </table:table-cell>
          <table:table-cell office:value-type="float" office:value="5.44479993146295" table:style-name="ce1">
            <text:p>5.444799931</text:p>
          </table:table-cell>
          <table:table-cell office:value-type="float" office:value="5.39444881416106" table:style-name="ce1">
            <text:p>5.394448814</text:p>
          </table:table-cell>
          <table:table-cell office:value-type="float" office:value="5.3449725848397103" table:style-name="ce1">
            <text:p>5.344972585</text:p>
          </table:table-cell>
          <table:table-cell office:value-type="float" office:value="5.2979284222268399" table:style-name="ce1">
            <text:p>5.297928422</text:p>
          </table:table-cell>
          <table:table-cell office:value-type="float" office:value="5.2502621267071303" table:style-name="ce1">
            <text:p>5.250262127</text:p>
          </table:table-cell>
          <table:table-cell office:value-type="float" office:value="5.2035435073315099" table:style-name="ce1">
            <text:p>5.203543507</text:p>
          </table:table-cell>
          <table:table-cell office:value-type="float" office:value="5.1589765695954704" table:style-name="ce1">
            <text:p>5.15897657</text:p>
          </table:table-cell>
          <table:table-cell office:value-type="float" office:value="5.11392211955196" table:style-name="ce1">
            <text:p>5.11392212</text:p>
          </table:table-cell>
          <table:table-cell office:value-type="float" office:value="5.0696011051461101" table:style-name="ce1">
            <text:p>5.069601105</text:p>
          </table:table-cell>
          <table:table-cell office:value-type="float" office:value="5.0274917784214797" table:style-name="ce1">
            <text:p>5.027491778</text:p>
          </table:table-cell>
          <table:table-cell office:value-type="float" office:value="4.9847064865589896" table:style-name="ce1">
            <text:p>4.984706487</text:p>
          </table:table-cell>
          <table:table-cell office:value-type="float" office:value="4.9427345398477396" table:style-name="ce1">
            <text:p>4.94273454</text:p>
          </table:table-cell>
          <table:table-cell office:value-type="float" office:value="4.9014175912809304" table:style-name="ce1">
            <text:p>4.901417591</text:p>
          </table:table-cell>
          <table:table-cell office:value-type="float" office:value="4.8608749846440498" table:style-name="ce1">
            <text:p>4.860874985</text:p>
          </table:table-cell>
          <table:table-cell office:value-type="float" office:value="4.82223350474339" table:style-name="ce1">
            <text:p>4.822233505</text:p>
          </table:table-cell>
          <table:table-cell office:value-type="float" office:value="4.7830376989452601" table:style-name="ce1">
            <text:p>4.783037699</text:p>
          </table:table-cell>
          <table:table-cell office:value-type="float" office:value="4.7444287890048598" table:style-name="ce1">
            <text:p>4.744428789</text:p>
          </table:table-cell>
          <table:table-cell office:value-type="float" office:value="4.7077909245111202" table:style-name="ce1">
            <text:p>4.707790925</text:p>
          </table:table-cell>
          <table:table-cell office:value-type="float" office:value="4.6704317243601903" table:style-name="ce1">
            <text:p>4.670431724</text:p>
          </table:table-cell>
          <table:table-cell office:value-type="float" office:value="4.6337447397293401" table:style-name="ce1">
            <text:p>4.63374474</text:p>
          </table:table-cell>
          <table:table-cell office:value-type="float" office:value="4.5975852539742403" table:style-name="ce1">
            <text:p>4.597585254</text:p>
          </table:table-cell>
          <table:table-cell office:value-type="float" office:value="4.5620680328605703" table:style-name="ce1">
            <text:p>4.562068033</text:p>
          </table:table-cell>
          <table:table-cell office:value-type="float" office:value="4.5270513699497501" table:style-name="ce1">
            <text:p>4.52705137</text:p>
          </table:table-cell>
          <table:table-cell office:value-type="float" office:value="4.4926488600664101" table:style-name="ce1">
            <text:p>4.49264886</text:p>
          </table:table-cell>
          <table:table-cell office:value-type="float" office:value="4.4599030123812602" table:style-name="ce1">
            <text:p>4.459903012</text:p>
          </table:table-cell>
          <table:table-cell office:value-type="float" office:value="4.4265544046478" table:style-name="ce1">
            <text:p>4.426554405</text:p>
          </table:table-cell>
          <table:table-cell office:value-type="float" office:value="4.3936575900435697" table:style-name="ce1">
            <text:p>4.39365759</text:p>
          </table:table-cell>
          <table:table-cell office:value-type="float" office:value="4.3624941518391402" table:style-name="ce1">
            <text:p>4.362494152</text:p>
          </table:table-cell>
          <table:table-cell office:value-type="float" office:value="4.3305810787653396" table:style-name="ce1">
            <text:p>4.330581079</text:p>
          </table:table-cell>
          <table:table-cell office:value-type="float" office:value="4.2992077820435401" table:style-name="ce1">
            <text:p>4.299207782</text:p>
          </table:table-cell>
          <table:table-cell office:value-type="float" office:value="4.2682433098349799" table:style-name="ce1">
            <text:p>4.26824331</text:p>
          </table:table-cell>
          <table:table-cell office:value-type="float" office:value="4.2377965639455804" table:style-name="ce1">
            <text:p>4.237796564</text:p>
          </table:table-cell>
          <table:table-cell office:value-type="float" office:value="4.2077390046967" table:style-name="ce1">
            <text:p>4.207739005</text:p>
          </table:table-cell>
          <table:table-cell office:value-type="float" office:value="4.1781783741132603" table:style-name="ce1">
            <text:p>4.178178374</text:p>
          </table:table-cell>
          <table:table-cell office:value-type="float" office:value="4.14898844753343" table:style-name="ce1">
            <text:p>4.148988448</text:p>
          </table:table-cell>
          <table:table-cell office:value-type="float" office:value="4.1202758156430201" table:style-name="ce1">
            <text:p>4.120275816</text:p>
          </table:table-cell>
          <table:table-cell office:value-type="float" office:value="4.0919164777176897" table:style-name="ce1">
            <text:p>4.091916478</text:p>
          </table:table-cell>
          <table:table-cell office:value-type="float" office:value="4.0640158829449797" table:style-name="ce1">
            <text:p>4.064015883</text:p>
          </table:table-cell>
          <table:table-cell office:value-type="float" office:value="4.0364521690235202" table:style-name="ce1">
            <text:p>4.036452169</text:p>
          </table:table-cell>
          <table:table-cell office:value-type="float" office:value="4.0104017845216902" table:style-name="ce1">
            <text:p>4.010401785</text:p>
          </table:table-cell>
          <table:table-cell office:value-type="float" office:value="3.9835932200881898" table:style-name="ce1">
            <text:p>3.98359322</text:p>
          </table:table-cell>
          <table:table-cell office:value-type="float" office:value="3.9572093538445898" table:style-name="ce1">
            <text:p>3.957209354</text:p>
          </table:table-cell>
          <table:table-cell office:value-type="float" office:value="3.9311323617367302" table:style-name="ce1">
            <text:p>3.931132362</text:p>
          </table:table-cell>
          <table:table-cell office:value-type="float" office:value="3.90546433624713" table:style-name="ce1">
            <text:p>3.905464336</text:p>
          </table:table-cell>
          <table:table-cell office:value-type="float" office:value="3.8800893644218002" table:style-name="ce1">
            <text:p>3.880089364</text:p>
          </table:table-cell>
          <table:table-cell office:value-type="float" office:value="3.8551084466388699" table:style-name="ce1">
            <text:p>3.855108447</text:p>
          </table:table-cell>
          <table:table-cell office:value-type="float" office:value="3.8304075137019198" table:style-name="ce1">
            <text:p>3.830407514</text:p>
          </table:table-cell>
          <table:table-cell office:value-type="float" office:value="3.8060864878811498" table:style-name="ce1">
            <text:p>3.806086488</text:p>
          </table:table-cell>
          <table:table-cell office:value-type="float" office:value="3.8107946186597901" table:style-name="ce1">
            <text:p>3.810794619</text:p>
          </table:table-cell>
          <table:table-cell office:value-type="float" office:value="3.7878559633506801" table:style-name="ce1">
            <text:p>3.787855963</text:p>
          </table:table-cell>
          <table:table-cell office:value-type="float" office:value="3.7642850325157098" table:style-name="ce1">
            <text:p>3.764285033</text:p>
          </table:table-cell>
          <table:table-cell office:value-type="float" office:value="3.7410182427237801" table:style-name="ce1">
            <text:p>3.741018243</text:p>
          </table:table-cell>
          <table:table-cell office:value-type="float" office:value="3.7179986931300202" table:style-name="ce1">
            <text:p>3.717998693</text:p>
          </table:table-cell>
          <table:table-cell office:value-type="float" office:value="3.6953231130130502" table:style-name="ce1">
            <text:p>3.695323113</text:p>
          </table:table-cell>
          <table:table-cell office:value-type="float" office:value="3.6728841598047199" table:style-name="ce1">
            <text:p>3.67288416</text:p>
          </table:table-cell>
          <table:table-cell office:value-type="float" office:value="3.6507775463139098" table:style-name="ce1">
            <text:p>3.650777546</text:p>
          </table:table-cell>
          <table:table-cell office:value-type="float" office:value="3.6288974898125499" table:style-name="ce1">
            <text:p>3.62889749</text:p>
          </table:table-cell>
          <table:table-cell office:value-type="float" office:value="3.6073387017687799" table:style-name="ce1">
            <text:p>3.607338702</text:p>
          </table:table-cell>
          <table:table-cell office:value-type="float" office:value="3.5859969104374798" table:style-name="ce1">
            <text:p>3.58599691</text:p>
          </table:table-cell>
          <table:table-cell office:value-type="float" office:value="3.5649658411388798" table:style-name="ce1">
            <text:p>3.564965841</text:p>
          </table:table-cell>
          <table:table-cell office:value-type="float" office:value="3.5441426866569201" table:style-name="ce1">
            <text:p>3.544142687</text:p>
          </table:table-cell>
          <table:table-cell office:value-type="float" office:value="3.5236202013727298" table:style-name="ce1">
            <text:p>3.523620201</text:p>
          </table:table-cell>
          <table:table-cell office:value-type="float" office:value="3.50329699838914" table:style-name="ce1">
            <text:p>3.503296998</text:p>
          </table:table-cell>
          <table:table-cell office:value-type="float" office:value="3.4832648763315102" table:style-name="ce1">
            <text:p>3.483264876</text:p>
          </table:table-cell>
          <table:table-cell office:value-type="float" office:value="3.4634238265086901" table:style-name="ce1">
            <text:p>3.463423827</text:p>
          </table:table-cell>
          <table:table-cell office:value-type="float" office:value="3.4438647069125801" table:style-name="ce1">
            <text:p>3.443864707</text:p>
          </table:table-cell>
          <table:table-cell office:value-type="float" office:value="3.4244888469077801" table:style-name="ce1">
            <text:p>3.424488847</text:p>
          </table:table-cell>
          <table:table-cell office:value-type="float" office:value="3.40538617888356" table:style-name="ce1">
            <text:p>3.405386179</text:p>
          </table:table-cell>
          <table:table-cell office:value-type="float" office:value="3.3864593319487502" table:style-name="ce1">
            <text:p>3.386459332</text:p>
          </table:table-cell>
          <table:table-cell office:value-type="float" office:value="3.3677973278031899" table:style-name="ce1">
            <text:p>3.367797328</text:p>
          </table:table-cell>
          <table:table-cell office:value-type="float" office:value="3.3493040587129199" table:style-name="ce1">
            <text:p>3.349304059</text:p>
          </table:table-cell>
          <table:table-cell office:value-type="float" office:value="3.3310676504618" table:style-name="ce1">
            <text:p>3.33106765</text:p>
          </table:table-cell>
          <table:table-cell office:value-type="float" office:value="3.3129932235051802" table:style-name="ce1">
            <text:p>3.312993224</text:p>
          </table:table-cell>
          <table:table-cell office:value-type="float" office:value="3.2951680223258601" table:style-name="ce1">
            <text:p>3.295168022</text:p>
          </table:table-cell>
          <table:table-cell office:value-type="float" office:value="3.2774983621223299" table:style-name="ce1">
            <text:p>3.277498362</text:p>
          </table:table-cell>
          <table:table-cell office:value-type="float" office:value="3.2600706205169798" table:style-name="ce1">
            <text:p>3.260070621</text:p>
          </table:table-cell>
          <table:table-cell office:value-type="float" office:value="3.2427922754368801" table:style-name="ce1">
            <text:p>3.242792275</text:p>
          </table:table-cell>
          <table:table-cell office:value-type="float" office:value="3.2257488518972601" table:style-name="ce1">
            <text:p>3.225748852</text:p>
          </table:table-cell>
          <table:table-cell office:value-type="float" office:value="3.2088489598873702" table:style-name="ce1">
            <text:p>3.20884896</text:p>
          </table:table-cell>
          <table:table-cell office:value-type="float" office:value="3.1921772858703101" table:style-name="ce1">
            <text:p>3.192177286</text:p>
          </table:table-cell>
          <table:table-cell office:value-type="float" office:value="3.17564354250197" table:style-name="ce1">
            <text:p>3.175643543</text:p>
          </table:table-cell>
          <table:table-cell office:value-type="float" office:value="3.1593315915412399" table:style-name="ce1">
            <text:p>3.159331592</text:p>
          </table:table-cell>
          <table:table-cell office:value-type="float" office:value="3.14315222011412" table:style-name="ce1">
            <text:p>3.14315222</text:p>
          </table:table-cell>
          <table:table-cell office:value-type="float" office:value="3.1271884789090501" table:style-name="ce1">
            <text:p>3.127188479</text:p>
          </table:table-cell>
          <table:table-cell office:value-type="float" office:value="3.1113522024579199" table:style-name="ce1">
            <text:p>3.111352202</text:p>
          </table:table-cell>
          <table:table-cell office:value-type="float" office:value="3.0957256437928802" table:style-name="ce1">
            <text:p>3.095725644</text:p>
          </table:table-cell>
          <table:table-cell office:value-type="float" office:value="3.0802216588576399" table:style-name="ce1">
            <text:p>3.080221659</text:p>
          </table:table-cell>
          <table:table-cell office:value-type="float" office:value="3.0649217162184201" table:style-name="ce1">
            <text:p>3.064921716</text:p>
          </table:table-cell>
          <table:table-cell office:value-type="float" office:value="3.0497396682490399" table:style-name="ce1">
            <text:p>3.049739668</text:p>
          </table:table-cell>
          <table:table-cell office:value-type="float" office:value="3.0347562120133702" table:style-name="ce1">
            <text:p>3.034756212</text:p>
          </table:table-cell>
          <table:table-cell office:value-type="float" office:value="3.01988617229215" table:style-name="ce1">
            <text:p>3.019886172</text:p>
          </table:table-cell>
          <table:table-cell office:value-type="float" office:value="3.0052094873817601" table:style-name="ce1">
            <text:p>3.005209487</text:p>
          </table:table-cell>
          <table:table-cell office:value-type="float" office:value="2.9906419313548001" table:style-name="ce1">
            <text:p>2.990641931</text:p>
          </table:table-cell>
          <table:table-cell office:value-type="float" office:value="2.9762626962452101" table:style-name="ce1">
            <text:p>2.976262696</text:p>
          </table:table-cell>
          <table:table-cell office:value-type="float" office:value="2.96198848316366" table:style-name="ce1">
            <text:p>2.961988483</text:p>
          </table:table-cell>
          <table:table-cell office:value-type="float" office:value="2.9478977501566299" table:style-name="ce1">
            <text:p>2.94789775</text:p>
          </table:table-cell>
          <table:table-cell office:value-type="float" office:value="2.9339081039363299" table:style-name="ce1">
            <text:p>2.933908104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13.5077274390851" table:style-name="ce1">
            <text:p>13.50772744</text:p>
          </table:table-cell>
          <table:table-cell office:value-type="string" table:style-name="ce1">
            <text:p><text:s/>global min</text:p>
          </table:table-cell>
          <table:table-cell office:value-type="float" office:value="-24.499175071630301" table:style-name="ce1">
            <text:p>-24.49917507</text:p>
          </table:table-cell>
          <table:table-cell office:value-type="string" table:style-name="ce1">
            <text:p><text:s/>range</text:p>
          </table:table-cell>
          <table:table-cell office:value-type="float" office:value="38.006902510715399" table:style-name="ce1">
            <text:p>38.00690251</text:p>
          </table:table-cell>
          <table:table-cell office:value-type="string" table:style-name="ce1">
            <text:p><text:s/>regret</text:p>
          </table:table-cell>
          <table:table-cell office:value-type="float" office:value="19.765888568402101" table:style-name="ce1">
            <text:p>19.76588857</text:p>
          </table:table-cell>
          <table:table-cell office:value-type="float" office:value="16.0573473190037" table:style-name="ce1">
            <text:p>16.05734732</text:p>
          </table:table-cell>
          <table:table-cell office:value-type="float" office:value="15.4470095062934" table:style-name="ce1">
            <text:p>15.44700951</text:p>
          </table:table-cell>
          <table:table-cell office:value-type="float" office:value="15.055811510285601" table:style-name="ce1">
            <text:p>15.05581151</text:p>
          </table:table-cell>
          <table:table-cell office:value-type="float" office:value="16.7219287692959" table:style-name="ce1">
            <text:p>16.72192877</text:p>
          </table:table-cell>
          <table:table-cell office:value-type="float" office:value="17.8563334581699" table:style-name="ce1">
            <text:p>17.85633346</text:p>
          </table:table-cell>
          <table:table-cell office:value-type="float" office:value="18.274045618952901" table:style-name="ce1">
            <text:p>18.27404562</text:p>
          </table:table-cell>
          <table:table-cell office:value-type="float" office:value="18.977868188398801" table:style-name="ce1">
            <text:p>18.97786819</text:p>
          </table:table-cell>
          <table:table-cell office:value-type="float" office:value="17.1950097536591" table:style-name="ce1">
            <text:p>17.19500975</text:p>
          </table:table-cell>
          <table:table-cell office:value-type="float" office:value="19.166632215296001" table:style-name="ce1">
            <text:p>19.16663222</text:p>
          </table:table-cell>
          <table:table-cell office:value-type="float" office:value="17.467672312541598" table:style-name="ce1">
            <text:p>17.46767231</text:p>
          </table:table-cell>
          <table:table-cell office:value-type="float" office:value="16.6679649478478" table:style-name="ce1">
            <text:p>16.66796495</text:p>
          </table:table-cell>
          <table:table-cell office:value-type="float" office:value="17.4886536135587" table:style-name="ce1">
            <text:p>17.48865361</text:p>
          </table:table-cell>
          <table:table-cell office:value-type="float" office:value="16.954318230506001" table:style-name="ce1">
            <text:p>16.95431823</text:p>
          </table:table-cell>
          <table:table-cell office:value-type="float" office:value="17.1806336597909" table:style-name="ce1">
            <text:p>17.18063366</text:p>
          </table:table-cell>
          <table:table-cell office:value-type="float" office:value="16.509336202607798" table:style-name="ce1">
            <text:p>16.5093362</text:p>
          </table:table-cell>
          <table:table-cell office:value-type="float" office:value="15.582559421818299" table:style-name="ce1">
            <text:p>15.58255942</text:p>
          </table:table-cell>
          <table:table-cell office:value-type="float" office:value="15.189422491048299" table:style-name="ce1">
            <text:p>15.18942249</text:p>
          </table:table-cell>
          <table:table-cell office:value-type="float" office:value="14.460921590781" table:style-name="ce1">
            <text:p>14.46092159</text:p>
          </table:table-cell>
          <table:table-cell office:value-type="float" office:value="15.411900875006801" table:style-name="ce1">
            <text:p>15.41190088</text:p>
          </table:table-cell>
          <table:table-cell office:value-type="float" office:value="15.217746795820799" table:style-name="ce1">
            <text:p>15.2177468</text:p>
          </table:table-cell>
          <table:table-cell office:value-type="float" office:value="14.8778142207778" table:style-name="ce1">
            <text:p>14.87781422</text:p>
          </table:table-cell>
          <table:table-cell office:value-type="float" office:value="15.0698557970731" table:style-name="ce1">
            <text:p>15.0698558</text:p>
          </table:table-cell>
          <table:table-cell office:value-type="float" office:value="14.775495273266101" table:style-name="ce1">
            <text:p>14.77549527</text:p>
          </table:table-cell>
          <table:table-cell office:value-type="float" office:value="14.9796924265382" table:style-name="ce1">
            <text:p>14.97969243</text:p>
          </table:table-cell>
          <table:table-cell office:value-type="float" office:value="14.953216789272" table:style-name="ce1">
            <text:p>14.95321679</text:p>
          </table:table-cell>
          <table:table-cell office:value-type="float" office:value="14.453213837080201" table:style-name="ce1">
            <text:p>14.45321384</text:p>
          </table:table-cell>
          <table:table-cell office:value-type="float" office:value="13.9513083010927" table:style-name="ce1">
            <text:p>13.9513083</text:p>
          </table:table-cell>
          <table:table-cell office:value-type="float" office:value="14.4735303031482" table:style-name="ce1">
            <text:p>14.4735303</text:p>
          </table:table-cell>
          <table:table-cell office:value-type="float" office:value="14.0930745363385" table:style-name="ce1">
            <text:p>14.09307454</text:p>
          </table:table-cell>
          <table:table-cell office:value-type="float" office:value="13.8092626427064" table:style-name="ce1">
            <text:p>13.80926264</text:p>
          </table:table-cell>
          <table:table-cell office:value-type="float" office:value="13.3786148019005" table:style-name="ce1">
            <text:p>13.3786148</text:p>
          </table:table-cell>
          <table:table-cell office:value-type="float" office:value="13.0113822094835" table:style-name="ce1">
            <text:p>13.01138221</text:p>
          </table:table-cell>
          <table:table-cell office:value-type="float" office:value="12.628718021376701" table:style-name="ce1">
            <text:p>12.62871802</text:p>
          </table:table-cell>
          <table:table-cell office:value-type="float" office:value="12.328903270414299" table:style-name="ce1">
            <text:p>12.32890327</text:p>
          </table:table-cell>
          <table:table-cell office:value-type="float" office:value="11.994106628269501" table:style-name="ce1">
            <text:p>11.99410663</text:p>
          </table:table-cell>
          <table:table-cell office:value-type="float" office:value="11.6890551381577" table:style-name="ce1">
            <text:p>11.68905514</text:p>
          </table:table-cell>
          <table:table-cell office:value-type="float" office:value="11.3821992591776" table:style-name="ce1">
            <text:p>11.38219926</text:p>
          </table:table-cell>
          <table:table-cell office:value-type="float" office:value="11.103729404962801" table:style-name="ce1">
            <text:p>11.1037294</text:p>
          </table:table-cell>
          <table:table-cell office:value-type="float" office:value="10.828505217829701" table:style-name="ce1">
            <text:p>10.82850522</text:p>
          </table:table-cell>
          <table:table-cell office:value-type="float" office:value="10.5822611934862" table:style-name="ce1">
            <text:p>10.58226119</text:p>
          </table:table-cell>
          <table:table-cell office:value-type="float" office:value="10.4534046470816" table:style-name="ce1">
            <text:p>10.45340465</text:p>
          </table:table-cell>
          <table:table-cell office:value-type="float" office:value="10.2259337831336" table:style-name="ce1">
            <text:p>10.22593378</text:p>
          </table:table-cell>
          <table:table-cell office:value-type="float" office:value="10.002613897822201" table:style-name="ce1">
            <text:p>10.0026139</text:p>
          </table:table-cell>
          <table:table-cell office:value-type="float" office:value="9.7803513626228806" table:style-name="ce1">
            <text:p>9.780351363</text:p>
          </table:table-cell>
          <table:table-cell office:value-type="float" office:value="9.6319848357534497" table:style-name="ce1">
            <text:p>9.631984836</text:p>
          </table:table-cell>
          <table:table-cell office:value-type="float" office:value="9.4430943271030898" table:style-name="ce1">
            <text:p>9.443094327</text:p>
          </table:table-cell>
          <table:table-cell office:value-type="float" office:value="9.2580343827065104" table:style-name="ce1">
            <text:p>9.258034383</text:p>
          </table:table-cell>
          <table:table-cell office:value-type="float" office:value="9.0828124054537493" table:style-name="ce1">
            <text:p>9.082812405</text:p>
          </table:table-cell>
          <table:table-cell office:value-type="float" office:value="8.9202369203117406" table:style-name="ce1">
            <text:p>8.92023692</text:p>
          </table:table-cell>
          <table:table-cell office:value-type="float" office:value="8.7459590887986796" table:style-name="ce1">
            <text:p>8.745959089</text:p>
          </table:table-cell>
          <table:table-cell office:value-type="float" office:value="8.5972083028611905" table:style-name="ce1">
            <text:p>8.597208303</text:p>
          </table:table-cell>
          <table:table-cell office:value-type="float" office:value="8.4488175843118505" table:style-name="ce1">
            <text:p>8.448817584</text:p>
          </table:table-cell>
          <table:table-cell office:value-type="float" office:value="8.4330758396715808" table:style-name="ce1">
            <text:p>8.43307584</text:p>
          </table:table-cell>
          <table:table-cell office:value-type="float" office:value="8.2884394295866102" table:style-name="ce1">
            <text:p>8.28843943</text:p>
          </table:table-cell>
          <table:table-cell office:value-type="float" office:value="8.15746797813601" table:style-name="ce1">
            <text:p>8.157467978</text:p>
          </table:table-cell>
          <table:table-cell office:value-type="float" office:value="8.0149170927853106" table:style-name="ce1">
            <text:p>8.014917093</text:p>
          </table:table-cell>
          <table:table-cell office:value-type="float" office:value="7.8767426569416603" table:style-name="ce1">
            <text:p>7.876742657</text:p>
          </table:table-cell>
          <table:table-cell office:value-type="float" office:value="7.7594086822198198" table:style-name="ce1">
            <text:p>7.759408682</text:p>
          </table:table-cell>
          <table:table-cell office:value-type="float" office:value="7.6494182063186704" table:style-name="ce1">
            <text:p>7.649418206</text:p>
          </table:table-cell>
          <table:table-cell office:value-type="float" office:value="7.53914026689871" table:style-name="ce1">
            <text:p>7.539140267</text:p>
          </table:table-cell>
          <table:table-cell office:value-type="float" office:value="7.4297046324194804" table:style-name="ce1">
            <text:p>7.429704632</text:p>
          </table:table-cell>
          <table:table-cell office:value-type="float" office:value="7.3117855083152596" table:style-name="ce1">
            <text:p>7.311785508</text:p>
          </table:table-cell>
          <table:table-cell office:value-type="float" office:value="7.1975513568393001" table:style-name="ce1">
            <text:p>7.197551357</text:p>
          </table:table-cell>
          <table:table-cell office:value-type="float" office:value="7.1014973074779801" table:style-name="ce1">
            <text:p>7.101497307</text:p>
          </table:table-cell>
          <table:table-cell office:value-type="float" office:value="6.9938988634252803" table:style-name="ce1">
            <text:p>6.993898863</text:p>
          </table:table-cell>
          <table:table-cell office:value-type="float" office:value="6.9336241210850504" table:style-name="ce1">
            <text:p>6.933624121</text:p>
          </table:table-cell>
          <table:table-cell office:value-type="float" office:value="6.8448874022002402" table:style-name="ce1">
            <text:p>6.844887402</text:p>
          </table:table-cell>
          <table:table-cell office:value-type="float" office:value="6.7566155692580097" table:style-name="ce1">
            <text:p>6.756615569</text:p>
          </table:table-cell>
          <table:table-cell office:value-type="float" office:value="6.6762099154898102" table:style-name="ce1">
            <text:p>6.676209915</text:p>
          </table:table-cell>
          <table:table-cell office:value-type="float" office:value="6.58219005490339" table:style-name="ce1">
            <text:p>6.582190055</text:p>
          </table:table-cell>
          <table:table-cell office:value-type="float" office:value="6.5040212784235303" table:style-name="ce1">
            <text:p>6.504021278</text:p>
          </table:table-cell>
          <table:table-cell office:value-type="float" office:value="6.4149360528814698" table:style-name="ce1">
            <text:p>6.414936053</text:p>
          </table:table-cell>
          <table:table-cell office:value-type="float" office:value="6.3282585361378603" table:style-name="ce1">
            <text:p>6.328258536</text:p>
          </table:table-cell>
          <table:table-cell office:value-type="float" office:value="6.2539368347118396" table:style-name="ce1">
            <text:p>6.253936835</text:p>
          </table:table-cell>
          <table:table-cell office:value-type="float" office:value="6.3019553311853302" table:style-name="ce1">
            <text:p>6.301955331</text:p>
          </table:table-cell>
          <table:table-cell office:value-type="float" office:value="6.2212166870498198" table:style-name="ce1">
            <text:p>6.221216687</text:p>
          </table:table-cell>
          <table:table-cell office:value-type="float" office:value="6.1500749025661197" table:style-name="ce1">
            <text:p>6.150074903</text:p>
          </table:table-cell>
          <table:table-cell office:value-type="float" office:value="6.07435469083482" table:style-name="ce1">
            <text:p>6.074354691</text:p>
          </table:table-cell>
          <table:table-cell office:value-type="float" office:value="6.0103507340537998" table:style-name="ce1">
            <text:p>6.010350734</text:p>
          </table:table-cell>
          <table:table-cell office:value-type="float" office:value="5.9365011168051796" table:style-name="ce1">
            <text:p>5.936501117</text:p>
          </table:table-cell>
          <table:table-cell office:value-type="float" office:value="5.8733014803708103" table:style-name="ce1">
            <text:p>5.87330148</text:p>
          </table:table-cell>
          <table:table-cell office:value-type="float" office:value="5.8082987310289704" table:style-name="ce1">
            <text:p>5.808298731</text:p>
          </table:table-cell>
          <table:table-cell office:value-type="float" office:value="5.74244070034056" table:style-name="ce1">
            <text:p>5.7424407</text:p>
          </table:table-cell>
          <table:table-cell office:value-type="float" office:value="5.7611964747378703" table:style-name="ce1">
            <text:p>5.761196475</text:p>
          </table:table-cell>
          <table:table-cell office:value-type="float" office:value="5.7024290912424496" table:style-name="ce1">
            <text:p>5.702429091</text:p>
          </table:table-cell>
          <table:table-cell office:value-type="float" office:value="5.6372525213792697" table:style-name="ce1">
            <text:p>5.637252521</text:p>
          </table:table-cell>
          <table:table-cell office:value-type="float" office:value="5.5778235688395501" table:style-name="ce1">
            <text:p>5.577823569</text:p>
          </table:table-cell>
          <table:table-cell office:value-type="float" office:value="5.5227037253393396" table:style-name="ce1">
            <text:p>5.522703725</text:p>
          </table:table-cell>
          <table:table-cell office:value-type="float" office:value="5.4697195831598604" table:style-name="ce1">
            <text:p>5.469719583</text:p>
          </table:table-cell>
          <table:table-cell office:value-type="float" office:value="5.4099263101242201" table:style-name="ce1">
            <text:p>5.40992631</text:p>
          </table:table-cell>
          <table:table-cell office:value-type="float" office:value="5.3614927431484496" table:style-name="ce1">
            <text:p>5.361492743</text:p>
          </table:table-cell>
          <table:table-cell office:value-type="float" office:value="5.3041870955140098" table:style-name="ce1">
            <text:p>5.304187096</text:p>
          </table:table-cell>
          <table:table-cell office:value-type="float" office:value="5.2555521287505202" table:style-name="ce1">
            <text:p>5.255552129</text:p>
          </table:table-cell>
          <table:table-cell office:value-type="float" office:value="5.2035704833024603" table:style-name="ce1">
            <text:p>5.203570483</text:p>
          </table:table-cell>
          <table:table-cell office:value-type="float" office:value="5.1572221546137502" table:style-name="ce1">
            <text:p>5.157222155</text:p>
          </table:table-cell>
          <table:table-cell office:value-type="float" office:value="5.10406316141004" table:style-name="ce1">
            <text:p>5.104063161</text:p>
          </table:table-cell>
          <table:table-cell office:value-type="float" office:value="5.0819007033930097" table:style-name="ce1">
            <text:p>5.081900703</text:p>
          </table:table-cell>
          <table:table-cell office:value-type="float" office:value="5.0305764519835297" table:style-name="ce1">
            <text:p>5.030576452</text:p>
          </table:table-cell>
          <table:table-cell office:value-type="float" office:value="4.9873427024050097" table:style-name="ce1">
            <text:p>4.987342702</text:p>
          </table:table-cell>
          <table:table-cell office:value-type="float" office:value="4.9468692819546396" table:style-name="ce1">
            <text:p>4.946869282</text:p>
          </table:table-cell>
          <table:table-cell office:value-type="float" office:value="4.9023657076009997" table:style-name="ce1">
            <text:p>4.902365708</text:p>
          </table:table-cell>
          <table:table-cell office:value-type="float" office:value="4.8547699240320599" table:style-name="ce1">
            <text:p>4.854769924</text:p>
          </table:table-cell>
          <table:table-cell office:value-type="float" office:value="4.8153407029277799" table:style-name="ce1">
            <text:p>4.815340703</text:p>
          </table:table-cell>
          <table:table-cell office:value-type="float" office:value="4.7694879325556396" table:style-name="ce1">
            <text:p>4.769487933</text:p>
          </table:table-cell>
          <table:table-cell office:value-type="float" office:value="4.7334931232707103" table:style-name="ce1">
            <text:p>4.733493123</text:p>
          </table:table-cell>
          <table:table-cell office:value-type="float" office:value="4.73776665228434" table:style-name="ce1">
            <text:p>4.737766652</text:p>
          </table:table-cell>
          <table:table-cell office:value-type="float" office:value="4.7006808519830603" table:style-name="ce1">
            <text:p>4.700680852</text:p>
          </table:table-cell>
          <table:table-cell office:value-type="float" office:value="4.6592952265871102" table:style-name="ce1">
            <text:p>4.659295227</text:p>
          </table:table-cell>
          <table:table-cell office:value-type="float" office:value="4.6172295201012803" table:style-name="ce1">
            <text:p>4.61722952</text:p>
          </table:table-cell>
          <table:table-cell office:value-type="float" office:value="4.5824268300930404" table:style-name="ce1">
            <text:p>4.58242683</text:p>
          </table:table-cell>
          <table:table-cell office:value-type="float" office:value="4.5415194460194703" table:style-name="ce1">
            <text:p>4.541519446</text:p>
          </table:table-cell>
          <table:table-cell office:value-type="float" office:value="4.5072773048805503" table:style-name="ce1">
            <text:p>4.507277305</text:p>
          </table:table-cell>
          <table:table-cell office:value-type="float" office:value="4.4692150318183801" table:style-name="ce1">
            <text:p>4.469215032</text:p>
          </table:table-cell>
          <table:table-cell office:value-type="float" office:value="4.4365018706211004" table:style-name="ce1">
            <text:p>4.436501871</text:p>
          </table:table-cell>
          <table:table-cell office:value-type="float" office:value="4.3985021280891603" table:style-name="ce1">
            <text:p>4.398502128</text:p>
          </table:table-cell>
          <table:table-cell office:value-type="float" office:value="4.36091492882219" table:style-name="ce1">
            <text:p>4.360914929</text:p>
          </table:table-cell>
          <table:table-cell office:value-type="float" office:value="4.3317755133381199" table:style-name="ce1">
            <text:p>4.331775513</text:p>
          </table:table-cell>
          <table:table-cell office:value-type="float" office:value="4.3017112731351599" table:style-name="ce1">
            <text:p>4.301711273</text:p>
          </table:table-cell>
          <table:table-cell office:value-type="float" office:value="4.2685078109522401" table:style-name="ce1">
            <text:p>4.268507811</text:p>
          </table:table-cell>
          <table:table-cell office:value-type="float" office:value="4.24111549969109" table:style-name="ce1">
            <text:p>4.2411155</text:p>
          </table:table-cell>
          <table:table-cell office:value-type="float" office:value="4.2063588137416001" table:style-name="ce1">
            <text:p>4.206358814</text:p>
          </table:table-cell>
          <table:table-cell office:value-type="float" office:value="4.1721672771571496" table:style-name="ce1">
            <text:p>4.172167277</text:p>
          </table:table-cell>
          <table:table-cell office:value-type="float" office:value="4.1439413918358898" table:style-name="ce1">
            <text:p>4.143941392</text:p>
          </table:table-cell>
          <table:table-cell office:value-type="float" office:value="4.1114704985632198" table:style-name="ce1">
            <text:p>4.111470499</text:p>
          </table:table-cell>
          <table:table-cell office:value-type="float" office:value="4.0848249464253001" table:style-name="ce1">
            <text:p>4.084824946</text:p>
          </table:table-cell>
          <table:table-cell office:value-type="float" office:value="4.052885629815" table:style-name="ce1">
            <text:p>4.05288563</text:p>
          </table:table-cell>
          <table:table-cell office:value-type="float" office:value="4.0267474725049697" table:style-name="ce1">
            <text:p>4.026747473</text:p>
          </table:table-cell>
          <table:table-cell office:value-type="float" office:value="3.9955323758188799" table:style-name="ce1">
            <text:p>3.995532376</text:p>
          </table:table-cell>
          <table:table-cell office:value-type="float" office:value="3.9684749981971801" table:style-name="ce1">
            <text:p>3.968474998</text:p>
          </table:table-cell>
          <table:table-cell office:value-type="float" office:value="3.9437729006517599" table:style-name="ce1">
            <text:p>3.943772901</text:p>
          </table:table-cell>
          <table:table-cell office:value-type="float" office:value="3.9139018924184401" table:style-name="ce1">
            <text:p>3.913901892</text:p>
          </table:table-cell>
          <table:table-cell office:value-type="float" office:value="3.8901442160031601" table:style-name="ce1">
            <text:p>3.890144216</text:p>
          </table:table-cell>
          <table:table-cell office:value-type="float" office:value="3.86639091210859" table:style-name="ce1">
            <text:p>3.866390912</text:p>
          </table:table-cell>
          <table:table-cell office:value-type="float" office:value="3.8377569039733701" table:style-name="ce1">
            <text:p>3.837756904</text:p>
          </table:table-cell>
          <table:table-cell office:value-type="float" office:value="3.80953810320886" table:style-name="ce1">
            <text:p>3.809538103</text:p>
          </table:table-cell>
          <table:table-cell office:value-type="float" office:value="3.78663751484472" table:style-name="ce1">
            <text:p>3.786637515</text:p>
          </table:table-cell>
          <table:table-cell office:value-type="float" office:value="3.7598146323657802" table:style-name="ce1">
            <text:p>3.759814632</text:p>
          </table:table-cell>
          <table:table-cell office:value-type="float" office:value="3.73297087052801" table:style-name="ce1">
            <text:p>3.732970871</text:p>
          </table:table-cell>
          <table:table-cell office:value-type="float" office:value="3.7113582321251801" table:style-name="ce1">
            <text:p>3.711358232</text:p>
          </table:table-cell>
          <table:table-cell office:value-type="float" office:value="3.7064259804941502" table:style-name="ce1">
            <text:p>3.70642598</text:p>
          </table:table-cell>
          <table:table-cell office:value-type="float" office:value="3.68548284133395" table:style-name="ce1">
            <text:p>3.685482841</text:p>
          </table:table-cell>
          <table:table-cell office:value-type="float" office:value="3.66498387691334" table:style-name="ce1">
            <text:p>3.664983877</text:p>
          </table:table-cell>
          <table:table-cell office:value-type="float" office:value="3.6401906688767198" table:style-name="ce1">
            <text:p>3.640190669</text:p>
          </table:table-cell>
          <table:table-cell office:value-type="float" office:value="3.6153070609061602" table:style-name="ce1">
            <text:p>3.615307061</text:p>
          </table:table-cell>
          <table:table-cell office:value-type="float" office:value="3.59381915833145" table:style-name="ce1">
            <text:p>3.593819158</text:p>
          </table:table-cell>
          <table:table-cell office:value-type="float" office:value="3.5695655024034498" table:style-name="ce1">
            <text:p>3.569565502</text:p>
          </table:table-cell>
          <table:table-cell office:value-type="float" office:value="3.5502252050502601" table:style-name="ce1">
            <text:p>3.550225205</text:p>
          </table:table-cell>
          <table:table-cell office:value-type="float" office:value="3.5265896784184898" table:style-name="ce1">
            <text:p>3.526589678</text:p>
          </table:table-cell>
          <table:table-cell office:value-type="float" office:value="3.5081066200902802" table:style-name="ce1">
            <text:p>3.50810662</text:p>
          </table:table-cell>
          <table:table-cell office:value-type="float" office:value="3.4848741259174898" table:style-name="ce1">
            <text:p>3.484874126</text:p>
          </table:table-cell>
          <table:table-cell office:value-type="float" office:value="3.4650925414377598" table:style-name="ce1">
            <text:p>3.465092541</text:p>
          </table:table-cell>
          <table:table-cell office:value-type="float" office:value="3.44610642676213" table:style-name="ce1">
            <text:p>3.446106427</text:p>
          </table:table-cell>
          <table:table-cell office:value-type="float" office:value="3.4283213297969999" table:style-name="ce1">
            <text:p>3.42832133</text:p>
          </table:table-cell>
          <table:table-cell office:value-type="float" office:value="3.4062082877586599" table:style-name="ce1">
            <text:p>3.406208288</text:p>
          </table:table-cell>
          <table:table-cell office:value-type="float" office:value="3.3843787462592698" table:style-name="ce1">
            <text:p>3.384378746</text:p>
          </table:table-cell>
          <table:table-cell office:value-type="float" office:value="3.3628272880910801" table:style-name="ce1">
            <text:p>3.362827288</text:p>
          </table:table-cell>
          <table:table-cell office:value-type="float" office:value="3.3457977324532902" table:style-name="ce1">
            <text:p>3.345797732</text:p>
          </table:table-cell>
          <table:table-cell office:value-type="float" office:value="3.3294979412377801" table:style-name="ce1">
            <text:p>3.329497941</text:p>
          </table:table-cell>
          <table:table-cell office:value-type="float" office:value="3.3097396927037499" table:style-name="ce1">
            <text:p>3.309739693</text:p>
          </table:table-cell>
          <table:table-cell office:value-type="float" office:value="3.29357485917224" table:style-name="ce1">
            <text:p>3.293574859</text:p>
          </table:table-cell>
          <table:table-cell office:value-type="float" office:value="3.27342027199782" table:style-name="ce1">
            <text:p>3.273420272</text:p>
          </table:table-cell>
          <table:table-cell office:value-type="float" office:value="3.2589972267812799" table:style-name="ce1">
            <text:p>3.258997227</text:p>
          </table:table-cell>
          <table:table-cell office:value-type="float" office:value="3.2393208260883801" table:style-name="ce1">
            <text:p>3.239320826</text:p>
          </table:table-cell>
          <table:table-cell office:value-type="float" office:value="3.2198829272220699" table:style-name="ce1">
            <text:p>3.219882927</text:p>
          </table:table-cell>
          <table:table-cell office:value-type="float" office:value="3.2255707901255599" table:style-name="ce1">
            <text:p>3.22557079</text:p>
          </table:table-cell>
          <table:table-cell office:value-type="float" office:value="3.2062607842796198" table:style-name="ce1">
            <text:p>3.206260784</text:p>
          </table:table-cell>
          <table:table-cell office:value-type="float" office:value="3.1916647732374002" table:style-name="ce1">
            <text:p>3.191664773</text:p>
          </table:table-cell>
          <table:table-cell office:value-type="float" office:value="3.17696380708884" table:style-name="ce1">
            <text:p>3.176963807</text:p>
          </table:table-cell>
          <table:table-cell office:value-type="float" office:value="3.1610879804883099" table:style-name="ce1">
            <text:p>3.16108798</text:p>
          </table:table-cell>
          <table:table-cell office:value-type="float" office:value="3.1427689381282402" table:style-name="ce1">
            <text:p>3.142768938</text:p>
          </table:table-cell>
          <table:table-cell office:value-type="float" office:value="3.1244970256972602" table:style-name="ce1">
            <text:p>3.124497026</text:p>
          </table:table-cell>
          <table:table-cell office:value-type="float" office:value="3.1064363492481402" table:style-name="ce1">
            <text:p>3.106436349</text:p>
          </table:table-cell>
          <table:table-cell office:value-type="float" office:value="3.0913308143961298" table:style-name="ce1">
            <text:p>3.091330814</text:p>
          </table:table-cell>
          <table:table-cell office:value-type="float" office:value="3.1348690820116301" table:style-name="ce1">
            <text:p>3.134869082</text:p>
          </table:table-cell>
          <table:table-cell office:value-type="float" office:value="3.1180128836808398" table:style-name="ce1">
            <text:p>3.118012884</text:p>
          </table:table-cell>
          <table:table-cell office:value-type="float" office:value="3.1046576184012098" table:style-name="ce1">
            <text:p>3.104657618</text:p>
          </table:table-cell>
          <table:table-cell office:value-type="float" office:value="3.0911887637704898" table:style-name="ce1">
            <text:p>3.091188764</text:p>
          </table:table-cell>
          <table:table-cell office:value-type="float" office:value="3.0740789479780002" table:style-name="ce1">
            <text:p>3.074078948</text:p>
          </table:table-cell>
          <table:table-cell office:value-type="float" office:value="3.05700073160035" table:style-name="ce1">
            <text:p>3.057000732</text:p>
          </table:table-cell>
          <table:table-cell office:value-type="float" office:value="3.04275251366332" table:style-name="ce1">
            <text:p>3.042752514</text:p>
          </table:table-cell>
          <table:table-cell office:value-type="float" office:value="3.0311025762349599" table:style-name="ce1">
            <text:p>3.031102576</text:p>
          </table:table-cell>
          <table:table-cell office:value-type="float" office:value="3.0145435447465299" table:style-name="ce1">
            <text:p>3.014543545</text:p>
          </table:table-cell>
          <table:table-cell office:value-type="float" office:value="3.0020036422975398" table:style-name="ce1">
            <text:p>3.002003642</text:p>
          </table:table-cell>
          <table:table-cell office:value-type="float" office:value="2.98578091890055" table:style-name="ce1">
            <text:p>2.985780919</text:p>
          </table:table-cell>
          <table:table-cell office:value-type="float" office:value="2.9737828006762799" table:style-name="ce1">
            <text:p>2.973782801</text:p>
          </table:table-cell>
          <table:table-cell office:value-type="float" office:value="2.9578802188544802" table:style-name="ce1">
            <text:p>2.957880219</text:p>
          </table:table-cell>
          <table:table-cell office:value-type="float" office:value="2.9438345571115501" table:style-name="ce1">
            <text:p>2.943834557</text:p>
          </table:table-cell>
          <table:table-cell office:value-type="float" office:value="2.9284096744650201" table:style-name="ce1">
            <text:p>2.928409674</text:p>
          </table:table-cell>
          <table:table-cell office:value-type="float" office:value="2.9131471590042302" table:style-name="ce1">
            <text:p>2.913147159</text:p>
          </table:table-cell>
          <table:table-cell office:value-type="float" office:value="2.9015977052614401" table:style-name="ce1">
            <text:p>2.901597705</text:p>
          </table:table-cell>
          <table:table-cell office:value-type="float" office:value="2.88897518223924" table:style-name="ce1">
            <text:p>2.888975182</text:p>
          </table:table-cell>
          <table:table-cell office:value-type="float" office:value="2.8744472265424101" table:style-name="ce1">
            <text:p>2.874447227</text:p>
          </table:table-cell>
          <table:table-cell office:value-type="float" office:value="2.85977755907011" table:style-name="ce1">
            <text:p>2.859777559</text:p>
          </table:table-cell>
          <table:table-cell office:value-type="float" office:value="2.8489793712245501" table:style-name="ce1">
            <text:p>2.848979371</text:p>
          </table:table-cell>
          <table:table-cell office:value-type="float" office:value="2.8344437621876901" table:style-name="ce1">
            <text:p>2.834443762</text:p>
          </table:table-cell>
          <table:table-cell office:value-type="float" office:value="2.8224824907298798" table:style-name="ce1">
            <text:p>2.822482491</text:p>
          </table:table-cell>
          <table:table-cell office:value-type="float" office:value="2.80962260013631" table:style-name="ce1">
            <text:p>2.8096226</text:p>
          </table:table-cell>
          <table:table-cell office:value-type="float" office:value="2.79905766995538" table:style-name="ce1">
            <text:p>2.79905767</text:p>
          </table:table-cell>
          <table:table-cell office:value-type="float" office:value="2.7850623816055999" table:style-name="ce1">
            <text:p>2.785062382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21.224708849279899" table:style-name="ce1">
            <text:p>21.22470885</text:p>
          </table:table-cell>
          <table:table-cell office:value-type="string" table:style-name="ce1">
            <text:p><text:s/>global min</text:p>
          </table:table-cell>
          <table:table-cell office:value-type="float" office:value="-18.707939894231298" table:style-name="ce1">
            <text:p>-18.70793989</text:p>
          </table:table-cell>
          <table:table-cell office:value-type="string" table:style-name="ce1">
            <text:p><text:s/>range</text:p>
          </table:table-cell>
          <table:table-cell office:value-type="float" office:value="39.932648743511201" table:style-name="ce1">
            <text:p>39.93264874</text:p>
          </table:table-cell>
          <table:table-cell office:value-type="string" table:style-name="ce1">
            <text:p><text:s/>regret</text:p>
          </table:table-cell>
          <table:table-cell office:value-type="float" office:value="17.6123615805346" table:style-name="ce1">
            <text:p>17.61236158</text:p>
          </table:table-cell>
          <table:table-cell office:value-type="float" office:value="23.038936936065301" table:style-name="ce1">
            <text:p>23.03893694</text:p>
          </table:table-cell>
          <table:table-cell office:value-type="float" office:value="22.396218077943701" table:style-name="ce1">
            <text:p>22.39621808</text:p>
          </table:table-cell>
          <table:table-cell office:value-type="float" office:value="20.7527856858405" table:style-name="ce1">
            <text:p>20.75278569</text:p>
          </table:table-cell>
          <table:table-cell office:value-type="float" office:value="21.700695486817299" table:style-name="ce1">
            <text:p>21.70069549</text:p>
          </table:table-cell>
          <table:table-cell office:value-type="float" office:value="18.205306420575099" table:style-name="ce1">
            <text:p>18.20530642</text:p>
          </table:table-cell>
          <table:table-cell office:value-type="float" office:value="16.6399782645302" table:style-name="ce1">
            <text:p>16.63997826</text:p>
          </table:table-cell>
          <table:table-cell office:value-type="float" office:value="17.129541274122001" table:style-name="ce1">
            <text:p>17.12954127</text:p>
          </table:table-cell>
          <table:table-cell office:value-type="float" office:value="17.524846765365702" table:style-name="ce1">
            <text:p>17.52484677</text:p>
          </table:table-cell>
          <table:table-cell office:value-type="float" office:value="16.4485732611031" table:style-name="ce1">
            <text:p>16.44857326</text:p>
          </table:table-cell>
          <table:table-cell office:value-type="float" office:value="15.9692358621793" table:style-name="ce1">
            <text:p>15.96923586</text:p>
          </table:table-cell>
          <table:table-cell office:value-type="float" office:value="15.2944707821419" table:style-name="ce1">
            <text:p>15.29447078</text:p>
          </table:table-cell>
          <table:table-cell office:value-type="float" office:value="16.158409641558698" table:style-name="ce1">
            <text:p>16.15840964</text:p>
          </table:table-cell>
          <table:table-cell office:value-type="float" office:value="17.8396244247356" table:style-name="ce1">
            <text:p>17.83962442</text:p>
          </table:table-cell>
          <table:table-cell office:value-type="float" office:value="17.233563823744799" table:style-name="ce1">
            <text:p>17.23356382</text:p>
          </table:table-cell>
          <table:table-cell office:value-type="float" office:value="17.864911420186299" table:style-name="ce1">
            <text:p>17.86491142</text:p>
          </table:table-cell>
          <table:table-cell office:value-type="float" office:value="18.351795573183701" table:style-name="ce1">
            <text:p>18.35179557</text:p>
          </table:table-cell>
          <table:table-cell office:value-type="float" office:value="18.1587173838331" table:style-name="ce1">
            <text:p>18.15871738</text:p>
          </table:table-cell>
          <table:table-cell office:value-type="float" office:value="17.229143663647999" table:style-name="ce1">
            <text:p>17.22914366</text:p>
          </table:table-cell>
          <table:table-cell office:value-type="float" office:value="17.8995153923359" table:style-name="ce1">
            <text:p>17.89951539</text:p>
          </table:table-cell>
          <table:table-cell office:value-type="float" office:value="17.9532746990931" table:style-name="ce1">
            <text:p>17.9532747</text:p>
          </table:table-cell>
          <table:table-cell office:value-type="float" office:value="18.304292626467699" table:style-name="ce1">
            <text:p>18.30429263</text:p>
          </table:table-cell>
          <table:table-cell office:value-type="float" office:value="17.9144816788287" table:style-name="ce1">
            <text:p>17.91448168</text:p>
          </table:table-cell>
          <table:table-cell office:value-type="float" office:value="17.168044942210901" table:style-name="ce1">
            <text:p>17.16804494</text:p>
          </table:table-cell>
          <table:table-cell office:value-type="float" office:value="16.916706470306298" table:style-name="ce1">
            <text:p>16.91670647</text:p>
          </table:table-cell>
          <table:table-cell office:value-type="float" office:value="16.4770804009815" table:style-name="ce1">
            <text:p>16.4770804</text:p>
          </table:table-cell>
          <table:table-cell office:value-type="float" office:value="15.908600514243901" table:style-name="ce1">
            <text:p>15.90860051</text:p>
          </table:table-cell>
          <table:table-cell office:value-type="float" office:value="15.3635103411636" table:style-name="ce1">
            <text:p>15.36351034</text:p>
          </table:table-cell>
          <table:table-cell office:value-type="float" office:value="15.554671157206901" table:style-name="ce1">
            <text:p>15.55467116</text:p>
          </table:table-cell>
          <table:table-cell office:value-type="float" office:value="15.041608620642499" table:style-name="ce1">
            <text:p>15.04160862</text:p>
          </table:table-cell>
          <table:table-cell office:value-type="float" office:value="14.574446876494299" table:style-name="ce1">
            <text:p>14.57444688</text:p>
          </table:table-cell>
          <table:table-cell office:value-type="float" office:value="14.134520933488799" table:style-name="ce1">
            <text:p>14.13452093</text:p>
          </table:table-cell>
          <table:table-cell office:value-type="float" office:value="13.718702282366801" table:style-name="ce1">
            <text:p>13.71870228</text:p>
          </table:table-cell>
          <table:table-cell office:value-type="float" office:value="13.325982418717601" table:style-name="ce1">
            <text:p>13.32598242</text:p>
          </table:table-cell>
          <table:table-cell office:value-type="float" office:value="12.9612284796699" table:style-name="ce1">
            <text:p>12.96122848</text:p>
          </table:table-cell>
          <table:table-cell office:value-type="float" office:value="12.614994819132299" table:style-name="ce1">
            <text:p>12.61499482</text:p>
          </table:table-cell>
          <table:table-cell office:value-type="float" office:value="12.275339723241" table:style-name="ce1">
            <text:p>12.27533972</text:p>
          </table:table-cell>
          <table:table-cell office:value-type="float" office:value="11.9653785910588" table:style-name="ce1">
            <text:p>11.96537859</text:p>
          </table:table-cell>
          <table:table-cell office:value-type="float" office:value="11.687500254341" table:style-name="ce1">
            <text:p>11.68750025</text:p>
          </table:table-cell>
          <table:table-cell office:value-type="float" office:value="11.397584719132899" table:style-name="ce1">
            <text:p>11.39758472</text:p>
          </table:table-cell>
          <table:table-cell office:value-type="float" office:value="11.942227014659499" table:style-name="ce1">
            <text:p>11.94222701</text:p>
          </table:table-cell>
          <table:table-cell office:value-type="float" office:value="12.156831756353901" table:style-name="ce1">
            <text:p>12.15683176</text:p>
          </table:table-cell>
          <table:table-cell office:value-type="float" office:value="11.8744123430629" table:style-name="ce1">
            <text:p>11.87441234</text:p>
          </table:table-cell>
          <table:table-cell office:value-type="float" office:value="11.957818031410399" table:style-name="ce1">
            <text:p>11.95781803</text:p>
          </table:table-cell>
          <table:table-cell office:value-type="float" office:value="11.7101685241088" table:style-name="ce1">
            <text:p>11.71016852</text:p>
          </table:table-cell>
          <table:table-cell office:value-type="float" office:value="11.475559399882099" table:style-name="ce1">
            <text:p>11.4755594</text:p>
          </table:table-cell>
          <table:table-cell office:value-type="float" office:value="11.234862286273399" table:style-name="ce1">
            <text:p>11.23486229</text:p>
          </table:table-cell>
          <table:table-cell office:value-type="float" office:value="11.0010692591602" table:style-name="ce1">
            <text:p>11.00106926</text:p>
          </table:table-cell>
          <table:table-cell office:value-type="float" office:value="10.789742859340601" table:style-name="ce1">
            <text:p>10.78974286</text:p>
          </table:table-cell>
          <table:table-cell office:value-type="float" office:value="10.582198111083001" table:style-name="ce1">
            <text:p>10.58219811</text:p>
          </table:table-cell>
          <table:table-cell office:value-type="float" office:value="10.374704030473501" table:style-name="ce1">
            <text:p>10.37470403</text:p>
          </table:table-cell>
          <table:table-cell office:value-type="float" office:value="10.187615023502801" table:style-name="ce1">
            <text:p>10.18761502</text:p>
          </table:table-cell>
          <table:table-cell office:value-type="float" office:value="10.0210045198315" table:style-name="ce1">
            <text:p>10.02100452</text:p>
          </table:table-cell>
          <table:table-cell office:value-type="float" office:value="9.8355974700959603" table:style-name="ce1">
            <text:p>9.83559747</text:p>
          </table:table-cell>
          <table:table-cell office:value-type="float" office:value="9.6567684251851293" table:style-name="ce1">
            <text:p>9.656768425</text:p>
          </table:table-cell>
          <table:table-cell office:value-type="float" office:value="9.4958631973781795" table:style-name="ce1">
            <text:p>9.495863197</text:p>
          </table:table-cell>
          <table:table-cell office:value-type="float" office:value="9.3301069355145696" table:style-name="ce1">
            <text:p>9.330106936</text:p>
          </table:table-cell>
          <table:table-cell office:value-type="float" office:value="9.1700664068186803" table:style-name="ce1">
            <text:p>9.170066407</text:p>
          </table:table-cell>
          <table:table-cell office:value-type="float" office:value="9.0255919875166004" table:style-name="ce1">
            <text:p>9.025591988</text:p>
          </table:table-cell>
          <table:table-cell office:value-type="float" office:value="8.8782497660014297" table:style-name="ce1">
            <text:p>8.878249766</text:p>
          </table:table-cell>
          <table:table-cell office:value-type="float" office:value="8.7329144745069804" table:style-name="ce1">
            <text:p>8.732914475</text:p>
          </table:table-cell>
          <table:table-cell office:value-type="float" office:value="8.6179378351775409" table:style-name="ce1">
            <text:p>8.617937835</text:p>
          </table:table-cell>
          <table:table-cell office:value-type="float" office:value="8.48903115049721" table:style-name="ce1">
            <text:p>8.48903115</text:p>
          </table:table-cell>
          <table:table-cell office:value-type="float" office:value="8.3563900387706802" table:style-name="ce1">
            <text:p>8.356390039</text:p>
          </table:table-cell>
          <table:table-cell office:value-type="float" office:value="8.2278301920203702" table:style-name="ce1">
            <text:p>8.227830192</text:p>
          </table:table-cell>
          <table:table-cell office:value-type="float" office:value="8.1129551234745492" table:style-name="ce1">
            <text:p>8.112955123</text:p>
          </table:table-cell>
          <table:table-cell office:value-type="float" office:value="7.9920572408083697" table:style-name="ce1">
            <text:p>7.992057241</text:p>
          </table:table-cell>
          <table:table-cell office:value-type="float" office:value="7.8747151782206002" table:style-name="ce1">
            <text:p>7.874715178</text:p>
          </table:table-cell>
          <table:table-cell office:value-type="float" office:value="7.7607743348382803" table:style-name="ce1">
            <text:p>7.760774335</text:p>
          </table:table-cell>
          <table:table-cell office:value-type="float" office:value="7.6615288472382996" table:style-name="ce1">
            <text:p>7.661528847</text:p>
          </table:table-cell>
          <table:table-cell office:value-type="float" office:value="7.55510066235649" table:style-name="ce1">
            <text:p>7.555100662</text:p>
          </table:table-cell>
          <table:table-cell office:value-type="float" office:value="7.4508319902564404" table:style-name="ce1">
            <text:p>7.45083199</text:p>
          </table:table-cell>
          <table:table-cell office:value-type="float" office:value="7.3489410997712801" table:style-name="ce1">
            <text:p>7.3489411</text:p>
          </table:table-cell>
          <table:table-cell office:value-type="float" office:value="7.3153808297286602" table:style-name="ce1">
            <text:p>7.31538083</text:p>
          </table:table-cell>
          <table:table-cell office:value-type="float" office:value="7.2359391963845701" table:style-name="ce1">
            <text:p>7.235939196</text:p>
          </table:table-cell>
          <table:table-cell office:value-type="float" office:value="7.1492304657478796" table:style-name="ce1">
            <text:p>7.149230466</text:p>
          </table:table-cell>
          <table:table-cell office:value-type="float" office:value="7.0563833168420702" table:style-name="ce1">
            <text:p>7.056383317</text:p>
          </table:table-cell>
          <table:table-cell office:value-type="float" office:value="6.9660325542429904" table:style-name="ce1">
            <text:p>6.966032554</text:p>
          </table:table-cell>
          <table:table-cell office:value-type="float" office:value="6.8841437459654404" table:style-name="ce1">
            <text:p>6.884143746</text:p>
          </table:table-cell>
          <table:table-cell office:value-type="float" office:value="6.7986889025302801" table:style-name="ce1">
            <text:p>6.798688903</text:p>
          </table:table-cell>
          <table:table-cell office:value-type="float" office:value="6.7149124591020097" table:style-name="ce1">
            <text:p>6.714912459</text:p>
          </table:table-cell>
          <table:table-cell office:value-type="float" office:value="6.6409022543324303" table:style-name="ce1">
            <text:p>6.640902254</text:p>
          </table:table-cell>
          <table:table-cell office:value-type="float" office:value="6.5614667605591697" table:style-name="ce1">
            <text:p>6.561466761</text:p>
          </table:table-cell>
          <table:table-cell office:value-type="float" office:value="6.4839225880662399" table:style-name="ce1">
            <text:p>6.483922588</text:p>
          </table:table-cell>
          <table:table-cell office:value-type="float" office:value="6.4082029843378399" table:style-name="ce1">
            <text:p>6.408202984</text:p>
          </table:table-cell>
          <table:table-cell office:value-type="float" office:value="6.3394659345236404" table:style-name="ce1">
            <text:p>6.339465935</text:p>
          </table:table-cell>
          <table:table-cell office:value-type="float" office:value="6.2795654462999702" table:style-name="ce1">
            <text:p>6.279565446</text:p>
          </table:table-cell>
          <table:table-cell office:value-type="float" office:value="6.2082067480465604" table:style-name="ce1">
            <text:p>6.208206748</text:p>
          </table:table-cell>
          <table:table-cell office:value-type="float" office:value="6.1385530074405796" table:style-name="ce1">
            <text:p>6.138553007</text:p>
          </table:table-cell>
          <table:table-cell office:value-type="float" office:value="6.0758670484725297" table:style-name="ce1">
            <text:p>6.075867048</text:p>
          </table:table-cell>
          <table:table-cell office:value-type="float" office:value="6.0092399049161296" table:style-name="ce1">
            <text:p>6.009239905</text:p>
          </table:table-cell>
          <table:table-cell office:value-type="float" office:value="5.9440611775240102" table:style-name="ce1">
            <text:p>5.944061178</text:p>
          </table:table-cell>
          <table:table-cell office:value-type="float" office:value="5.8802841431940696" table:style-name="ce1">
            <text:p>5.880284143</text:p>
          </table:table-cell>
          <table:table-cell office:value-type="float" office:value="5.8246010743089904" table:style-name="ce1">
            <text:p>5.824601074</text:p>
          </table:table-cell>
          <table:table-cell office:value-type="float" office:value="5.76439609163869" table:style-name="ce1">
            <text:p>5.764396092</text:p>
          </table:table-cell>
          <table:table-cell office:value-type="float" office:value="5.7048477601752898" table:style-name="ce1">
            <text:p>5.70484776</text:p>
          </table:table-cell>
          <table:table-cell office:value-type="float" office:value="5.66002725057474" table:style-name="ce1">
            <text:p>5.660027251</text:p>
          </table:table-cell>
          <table:table-cell office:value-type="float" office:value="5.6060088798371899" table:style-name="ce1">
            <text:p>5.60600888</text:p>
          </table:table-cell>
          <table:table-cell office:value-type="float" office:value="5.5493825275155997" table:style-name="ce1">
            <text:p>5.549382528</text:p>
          </table:table-cell>
          <table:table-cell office:value-type="float" office:value="5.4938887022404401" table:style-name="ce1">
            <text:p>5.493888702</text:p>
          </table:table-cell>
          <table:table-cell office:value-type="float" office:value="5.4444127418253601" table:style-name="ce1">
            <text:p>5.444412742</text:p>
          </table:table-cell>
          <table:table-cell office:value-type="float" office:value="5.3911616069529504" table:style-name="ce1">
            <text:p>5.391161607</text:p>
          </table:table-cell>
          <table:table-cell office:value-type="float" office:value="5.3389444746994297" table:style-name="ce1">
            <text:p>5.338944475</text:p>
          </table:table-cell>
          <table:table-cell office:value-type="float" office:value="5.2877315180661704" table:style-name="ce1">
            <text:p>5.287731518</text:p>
          </table:table-cell>
          <table:table-cell office:value-type="float" office:value="5.24352527187503" table:style-name="ce1">
            <text:p>5.243525272</text:p>
          </table:table-cell>
          <table:table-cell office:value-type="float" office:value="5.1945085831889699" table:style-name="ce1">
            <text:p>5.194508583</text:p>
          </table:table-cell>
          <table:table-cell office:value-type="float" office:value="5.1460813719894496" table:style-name="ce1">
            <text:p>5.146081372</text:p>
          </table:table-cell>
          <table:table-cell office:value-type="float" office:value="5.0985509609973301" table:style-name="ce1">
            <text:p>5.098550961</text:p>
          </table:table-cell>
          <table:table-cell office:value-type="float" office:value="5.0563332154865002" table:style-name="ce1">
            <text:p>5.056333215</text:p>
          </table:table-cell>
          <table:table-cell office:value-type="float" office:value="5.0113222564423499" table:style-name="ce1">
            <text:p>5.011322256</text:p>
          </table:table-cell>
          <table:table-cell office:value-type="float" office:value="4.9763384834929898" table:style-name="ce1">
            <text:p>4.976338483</text:p>
          </table:table-cell>
          <table:table-cell office:value-type="float" office:value="4.9319874598378197" table:style-name="ce1">
            <text:p>4.93198746</text:p>
          </table:table-cell>
          <table:table-cell office:value-type="float" office:value="4.8927381610809997" table:style-name="ce1">
            <text:p>4.892738161</text:p>
          </table:table-cell>
          <table:table-cell office:value-type="float" office:value="4.8499316595350299" table:style-name="ce1">
            <text:p>4.84993166</text:p>
          </table:table-cell>
          <table:table-cell office:value-type="float" office:value="4.8077583407564601" table:style-name="ce1">
            <text:p>4.807758341</text:p>
          </table:table-cell>
          <table:table-cell office:value-type="float" office:value="4.7663121481637303" table:style-name="ce1">
            <text:p>4.766312148</text:p>
          </table:table-cell>
          <table:table-cell office:value-type="float" office:value="4.7298207340795697" table:style-name="ce1">
            <text:p>4.729820734</text:p>
          </table:table-cell>
          <table:table-cell office:value-type="float" office:value="4.6901422216818798" table:style-name="ce1">
            <text:p>4.690142222</text:p>
          </table:table-cell>
          <table:table-cell office:value-type="float" office:value="4.6508367995235496" table:style-name="ce1">
            <text:p>4.6508368</text:p>
          </table:table-cell>
          <table:table-cell office:value-type="float" office:value="4.6121864677345297" table:style-name="ce1">
            <text:p>4.612186468</text:p>
          </table:table-cell>
          <table:table-cell office:value-type="float" office:value="4.5781751473426402" table:style-name="ce1">
            <text:p>4.578175147</text:p>
          </table:table-cell>
          <table:table-cell office:value-type="float" office:value="4.5415108241728701" table:style-name="ce1">
            <text:p>4.541510824</text:p>
          </table:table-cell>
          <table:table-cell office:value-type="float" office:value="4.5049762343109103" table:style-name="ce1">
            <text:p>4.504976234</text:p>
          </table:table-cell>
          <table:table-cell office:value-type="float" office:value="4.4777435506395697" table:style-name="ce1">
            <text:p>4.477743551</text:p>
          </table:table-cell>
          <table:table-cell office:value-type="float" office:value="4.4448514175808098" table:style-name="ce1">
            <text:p>4.444851418</text:p>
          </table:table-cell>
          <table:table-cell office:value-type="float" office:value="4.4095748190285802" table:style-name="ce1">
            <text:p>4.409574819</text:p>
          </table:table-cell>
          <table:table-cell office:value-type="float" office:value="4.3748537574614303" table:style-name="ce1">
            <text:p>4.374853757</text:p>
          </table:table-cell>
          <table:table-cell office:value-type="float" office:value="4.3445565929524799" table:style-name="ce1">
            <text:p>4.344556593</text:p>
          </table:table-cell>
          <table:table-cell office:value-type="float" office:value="4.3109770611066498" table:style-name="ce1">
            <text:p>4.310977061</text:p>
          </table:table-cell>
          <table:table-cell office:value-type="float" office:value="4.2779141374430596" table:style-name="ce1">
            <text:p>4.277914137</text:p>
          </table:table-cell>
          <table:table-cell office:value-type="float" office:value="4.2453559912399896" table:style-name="ce1">
            <text:p>4.245355991</text:p>
          </table:table-cell>
          <table:table-cell office:value-type="float" office:value="4.2169579663087502" table:style-name="ce1">
            <text:p>4.216957966</text:p>
          </table:table-cell>
          <table:table-cell office:value-type="float" office:value="4.1856105851421601" table:style-name="ce1">
            <text:p>4.185610585</text:p>
          </table:table-cell>
          <table:table-cell office:value-type="float" office:value="4.1544701851399104" table:style-name="ce1">
            <text:p>4.154470185</text:p>
          </table:table-cell>
          <table:table-cell office:value-type="float" office:value="4.1237911243969503" table:style-name="ce1">
            <text:p>4.123791124</text:p>
          </table:table-cell>
          <table:table-cell office:value-type="float" office:value="4.0971221948081302" table:style-name="ce1">
            <text:p>4.097122195</text:p>
          </table:table-cell>
          <table:table-cell office:value-type="float" office:value="4.0675647793069896" table:style-name="ce1">
            <text:p>4.067564779</text:p>
          </table:table-cell>
          <table:table-cell office:value-type="float" office:value="4.0462644798849396" table:style-name="ce1">
            <text:p>4.04626448</text:p>
          </table:table-cell>
          <table:table-cell office:value-type="float" office:value="4.0172195831527802" table:style-name="ce1">
            <text:p>4.017219583</text:p>
          </table:table-cell>
          <table:table-cell office:value-type="float" office:value="3.9885896135167802" table:style-name="ce1">
            <text:p>3.988589614</text:p>
          </table:table-cell>
          <table:table-cell office:value-type="float" office:value="3.9638252666146498" table:style-name="ce1">
            <text:p>3.963825267</text:p>
          </table:table-cell>
          <table:table-cell office:value-type="float" office:value="3.9360011237852599" table:style-name="ce1">
            <text:p>3.936001124</text:p>
          </table:table-cell>
          <table:table-cell office:value-type="float" office:value="3.9085661298066201" table:style-name="ce1">
            <text:p>3.90856613</text:p>
          </table:table-cell>
          <table:table-cell office:value-type="float" office:value="3.88142330946074" table:style-name="ce1">
            <text:p>3.881423309</text:p>
          </table:table-cell>
          <table:table-cell office:value-type="float" office:value="3.8580811949149201" table:style-name="ce1">
            <text:p>3.858081195</text:p>
          </table:table-cell>
          <table:table-cell office:value-type="float" office:value="3.8319830789987401" table:style-name="ce1">
            <text:p>3.831983079</text:p>
          </table:table-cell>
          <table:table-cell office:value-type="float" office:value="3.8060022212153499" table:style-name="ce1">
            <text:p>3.806002221</text:p>
          </table:table-cell>
          <table:table-cell office:value-type="float" office:value="3.7803724561047098" table:style-name="ce1">
            <text:p>3.780372456</text:p>
          </table:table-cell>
          <table:table-cell office:value-type="float" office:value="3.75745872766303" table:style-name="ce1">
            <text:p>3.757458728</text:p>
          </table:table-cell>
          <table:table-cell office:value-type="float" office:value="3.7327273779529602" table:style-name="ce1">
            <text:p>3.732727378</text:p>
          </table:table-cell>
          <table:table-cell office:value-type="float" office:value="3.7083235957887202" table:style-name="ce1">
            <text:p>3.708323596</text:p>
          </table:table-cell>
          <table:table-cell office:value-type="float" office:value="3.6899671827221998" table:style-name="ce1">
            <text:p>3.689967183</text:p>
          </table:table-cell>
          <table:table-cell office:value-type="float" office:value="3.6682433901442399" table:style-name="ce1">
            <text:p>3.66824339</text:p>
          </table:table-cell>
          <table:table-cell office:value-type="float" office:value="3.6444236278705802" table:style-name="ce1">
            <text:p>3.644423628</text:p>
          </table:table-cell>
          <table:table-cell office:value-type="float" office:value="3.6209112173681901" table:style-name="ce1">
            <text:p>3.620911217</text:p>
          </table:table-cell>
          <table:table-cell office:value-type="float" office:value="3.60004785647669" table:style-name="ce1">
            <text:p>3.600047856</text:p>
          </table:table-cell>
          <table:table-cell office:value-type="float" office:value="3.5771991248102202" table:style-name="ce1">
            <text:p>3.577199125</text:p>
          </table:table-cell>
          <table:table-cell office:value-type="float" office:value="3.5546396175952202" table:style-name="ce1">
            <text:p>3.554639618</text:p>
          </table:table-cell>
          <table:table-cell office:value-type="float" office:value="3.5323638777665698" table:style-name="ce1">
            <text:p>3.532363878</text:p>
          </table:table-cell>
          <table:table-cell office:value-type="float" office:value="3.5133917079075099" table:style-name="ce1">
            <text:p>3.513391708</text:p>
          </table:table-cell>
          <table:table-cell office:value-type="float" office:value="3.4918660219649298" table:style-name="ce1">
            <text:p>3.491866022</text:p>
          </table:table-cell>
          <table:table-cell office:value-type="float" office:value="3.47039028716787" table:style-name="ce1">
            <text:p>3.470390287</text:p>
          </table:table-cell>
          <table:table-cell office:value-type="float" office:value="3.4491780583192302" table:style-name="ce1">
            <text:p>3.449178058</text:p>
          </table:table-cell>
          <table:table-cell office:value-type="float" office:value="3.4303795757581099" table:style-name="ce1">
            <text:p>3.430379576</text:p>
          </table:table-cell>
          <table:table-cell office:value-type="float" office:value="3.4151539347515598" table:style-name="ce1">
            <text:p>3.415153935</text:p>
          </table:table-cell>
          <table:table-cell office:value-type="float" office:value="3.3945807182771501" table:style-name="ce1">
            <text:p>3.394580718</text:p>
          </table:table-cell>
          <table:table-cell office:value-type="float" office:value="3.37425388762879" table:style-name="ce1">
            <text:p>3.374253888</text:p>
          </table:table-cell>
          <table:table-cell office:value-type="float" office:value="3.35634896519228" table:style-name="ce1">
            <text:p>3.356348965</text:p>
          </table:table-cell>
          <table:table-cell office:value-type="float" office:value="3.3365646339475901" table:style-name="ce1">
            <text:p>3.336564634</text:p>
          </table:table-cell>
          <table:table-cell office:value-type="float" office:value="3.3170130595410798" table:style-name="ce1">
            <text:p>3.31701306</text:p>
          </table:table-cell>
          <table:table-cell office:value-type="float" office:value="3.29769015851944" table:style-name="ce1">
            <text:p>3.297690159</text:p>
          </table:table-cell>
          <table:table-cell office:value-type="float" office:value="3.2814060105066298" table:style-name="ce1">
            <text:p>3.281406011</text:p>
          </table:table-cell>
          <table:table-cell office:value-type="float" office:value="3.26271439351614" table:style-name="ce1">
            <text:p>3.262714394</text:p>
          </table:table-cell>
          <table:table-cell office:value-type="float" office:value="3.2440367072593901" table:style-name="ce1">
            <text:p>3.244036707</text:p>
          </table:table-cell>
          <table:table-cell office:value-type="float" office:value="3.2255724802741299" table:style-name="ce1">
            <text:p>3.22557248</text:p>
          </table:table-cell>
          <table:table-cell office:value-type="float" office:value="3.2093261986719801" table:style-name="ce1">
            <text:p>3.209326199</text:p>
          </table:table-cell>
          <table:table-cell office:value-type="float" office:value="3.19638169364941" table:style-name="ce1">
            <text:p>3.196381694</text:p>
          </table:table-cell>
          <table:table-cell office:value-type="float" office:value="3.1784244931232899" table:style-name="ce1">
            <text:p>3.178424493</text:p>
          </table:table-cell>
          <table:table-cell office:value-type="float" office:value="3.1606679317092001" table:style-name="ce1">
            <text:p>3.160667932</text:p>
          </table:table-cell>
          <table:table-cell office:value-type="float" office:value="3.1451432594124502" table:style-name="ce1">
            <text:p>3.145143259</text:p>
          </table:table-cell>
          <table:table-cell office:value-type="float" office:value="3.1278374788899499" table:style-name="ce1">
            <text:p>3.127837479</text:p>
          </table:table-cell>
          <table:table-cell office:value-type="float" office:value="3.11072187177979" table:style-name="ce1">
            <text:p>3.110721872</text:p>
          </table:table-cell>
          <table:table-cell office:value-type="float" office:value="3.09372339160613" table:style-name="ce1">
            <text:p>3.093723392</text:p>
          </table:table-cell>
          <table:table-cell office:value-type="float" office:value="3.0789000412076999" table:style-name="ce1">
            <text:p>3.078900041</text:p>
          </table:table-cell>
          <table:table-cell office:value-type="float" office:value="3.06251548028848" table:style-name="ce1">
            <text:p>3.06251548</text:p>
          </table:table-cell>
          <table:table-cell office:value-type="float" office:value="3.0461191442914499" table:style-name="ce1">
            <text:p>3.046119144</text:p>
          </table:table-cell>
          <table:table-cell office:value-type="float" office:value="3.0317881698208802" table:style-name="ce1">
            <text:p>3.03178817</text:p>
          </table:table-cell>
          <table:table-cell office:value-type="float" office:value="3.1101926232611299" table:style-name="ce1">
            <text:p>3.110192623</text:p>
          </table:table-cell>
          <table:table-cell office:value-type="float" office:value="3.0939892563187499" table:style-name="ce1">
            <text:p>3.093989256</text:p>
          </table:table-cell>
          <table:table-cell office:value-type="float" office:value="3.0779564511336699" table:style-name="ce1">
            <text:p>3.077956451</text:p>
          </table:table-cell>
          <table:table-cell office:value-type="float" office:value="3.06190849581276" table:style-name="ce1">
            <text:p>3.061908496</text:p>
          </table:table-cell>
          <table:table-cell office:value-type="float" office:value="3.0478684875965198" table:style-name="ce1">
            <text:p>3.047868488</text:p>
          </table:table-cell>
          <table:table-cell office:value-type="float" office:value="3.0379216221637102" table:style-name="ce1">
            <text:p>3.037921622</text:p>
          </table:table-cell>
          <table:table-cell office:value-type="float" office:value="3.0222622323587398" table:style-name="ce1">
            <text:p>3.022262232</text:p>
          </table:table-cell>
          <table:table-cell office:value-type="float" office:value="3.0067634516799799" table:style-name="ce1">
            <text:p>3.006763452</text:p>
          </table:table-cell>
          <table:table-cell office:value-type="float" office:value="2.9932913265096501" table:style-name="ce1">
            <text:p>2.993291327</text:p>
          </table:table-cell>
          <table:table-cell office:value-type="float" office:value="2.9781619136077699" table:style-name="ce1">
            <text:p>2.978161914</text:p>
          </table:table-cell>
          <table:table-cell office:value-type="float" office:value="2.9631853230584402" table:style-name="ce1">
            <text:p>2.963185323</text:p>
          </table:table-cell>
          <table:table-cell office:value-type="float" office:value="2.9482949445506099" table:style-name="ce1">
            <text:p>2.948294945</text:p>
          </table:table-cell>
          <table:table-cell office:value-type="float" office:value="2.9353846044193301" table:style-name="ce1">
            <text:p>2.935384604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21.861709542910901" table:style-name="ce1">
            <text:p>21.86170954</text:p>
          </table:table-cell>
          <table:table-cell office:value-type="string" table:style-name="ce1">
            <text:p><text:s/>global min</text:p>
          </table:table-cell>
          <table:table-cell office:value-type="float" office:value="-27.470488693919201" table:style-name="ce1">
            <text:p>-27.47048869</text:p>
          </table:table-cell>
          <table:table-cell office:value-type="string" table:style-name="ce1">
            <text:p><text:s/>range</text:p>
          </table:table-cell>
          <table:table-cell office:value-type="float" office:value="49.332198236830102" table:style-name="ce1">
            <text:p>49.33219824</text:p>
          </table:table-cell>
          <table:table-cell office:value-type="string" table:style-name="ce1">
            <text:p><text:s/>regret</text:p>
          </table:table-cell>
          <table:table-cell office:value-type="float" office:value="33.632039771063603" table:style-name="ce1">
            <text:p>33.63203977</text:p>
          </table:table-cell>
          <table:table-cell office:value-type="float" office:value="30.199621295165802" table:style-name="ce1">
            <text:p>30.1996213</text:p>
          </table:table-cell>
          <table:table-cell office:value-type="float" office:value="27.117265361274001" table:style-name="ce1">
            <text:p>27.11726536</text:p>
          </table:table-cell>
          <table:table-cell office:value-type="float" office:value="25.7641178680338" table:style-name="ce1">
            <text:p>25.76411787</text:p>
          </table:table-cell>
          <table:table-cell office:value-type="float" office:value="28.232679190810401" table:style-name="ce1">
            <text:p>28.23267919</text:p>
          </table:table-cell>
          <table:table-cell office:value-type="float" office:value="24.493203333565599" table:style-name="ce1">
            <text:p>24.49320333</text:p>
          </table:table-cell>
          <table:table-cell office:value-type="float" office:value="21.499686804838401" table:style-name="ce1">
            <text:p>21.4996868</text:p>
          </table:table-cell>
          <table:table-cell office:value-type="float" office:value="19.0707740506326" table:style-name="ce1">
            <text:p>19.07077405</text:p>
          </table:table-cell>
          <table:table-cell office:value-type="float" office:value="19.6890134460232" table:style-name="ce1">
            <text:p>19.68901345</text:p>
          </table:table-cell>
          <table:table-cell office:value-type="float" office:value="19.880086022399102" table:style-name="ce1">
            <text:p>19.88008602</text:p>
          </table:table-cell>
          <table:table-cell office:value-type="float" office:value="19.039684106601001" table:style-name="ce1">
            <text:p>19.03968411</text:p>
          </table:table-cell>
          <table:table-cell office:value-type="float" office:value="19.647407126486801" table:style-name="ce1">
            <text:p>19.64740713</text:p>
          </table:table-cell>
          <table:table-cell office:value-type="float" office:value="18.418088156227199" table:style-name="ce1">
            <text:p>18.41808816</text:p>
          </table:table-cell>
          <table:table-cell office:value-type="float" office:value="18.237016757139401" table:style-name="ce1">
            <text:p>18.23701676</text:p>
          </table:table-cell>
          <table:table-cell office:value-type="float" office:value="17.083235171379201" table:style-name="ce1">
            <text:p>17.08323517</text:p>
          </table:table-cell>
          <table:table-cell office:value-type="float" office:value="17.6325765110264" table:style-name="ce1">
            <text:p>17.63257651</text:p>
          </table:table-cell>
          <table:table-cell office:value-type="float" office:value="18.002267465946701" table:style-name="ce1">
            <text:p>18.00226747</text:p>
          </table:table-cell>
          <table:table-cell office:value-type="float" office:value="18.047312386314701" table:style-name="ce1">
            <text:p>18.04731239</text:p>
          </table:table-cell>
          <table:table-cell office:value-type="float" office:value="17.317851889916899" table:style-name="ce1">
            <text:p>17.31785189</text:p>
          </table:table-cell>
          <table:table-cell office:value-type="float" office:value="16.6555485680644" table:style-name="ce1">
            <text:p>16.65554857</text:p>
          </table:table-cell>
          <table:table-cell office:value-type="float" office:value="15.8662818801127" table:style-name="ce1">
            <text:p>15.86628188</text:p>
          </table:table-cell>
          <table:table-cell office:value-type="float" office:value="16.1319093275211" table:style-name="ce1">
            <text:p>16.13190933</text:p>
          </table:table-cell>
          <table:table-cell office:value-type="float" office:value="15.5070417399746" table:style-name="ce1">
            <text:p>15.50704174</text:p>
          </table:table-cell>
          <table:table-cell office:value-type="float" office:value="14.8617074432305" table:style-name="ce1">
            <text:p>14.86170744</text:p>
          </table:table-cell>
          <table:table-cell office:value-type="float" office:value="14.2674462267314" table:style-name="ce1">
            <text:p>14.26744623</text:p>
          </table:table-cell>
          <table:table-cell office:value-type="float" office:value="13.719960042284301" table:style-name="ce1">
            <text:p>13.71996004</text:p>
          </table:table-cell>
          <table:table-cell office:value-type="float" office:value="13.3343221052689" table:style-name="ce1">
            <text:p>13.33432211</text:p>
          </table:table-cell>
          <table:table-cell office:value-type="float" office:value="13.0265828386572" table:style-name="ce1">
            <text:p>13.02658284</text:p>
          </table:table-cell>
          <table:table-cell office:value-type="float" office:value="12.613929213553" table:style-name="ce1">
            <text:p>12.61392921</text:p>
          </table:table-cell>
          <table:table-cell office:value-type="float" office:value="12.224231828805801" table:style-name="ce1">
            <text:p>12.22423183</text:p>
          </table:table-cell>
          <table:table-cell office:value-type="float" office:value="11.8309600095251" table:style-name="ce1">
            <text:p>11.83096001</text:p>
          </table:table-cell>
          <table:table-cell office:value-type="float" office:value="11.4622676789495" table:style-name="ce1">
            <text:p>11.46226768</text:p>
          </table:table-cell>
          <table:table-cell office:value-type="float" office:value="11.1546781364457" table:style-name="ce1">
            <text:p>11.15467814</text:p>
          </table:table-cell>
          <table:table-cell office:value-type="float" office:value="10.8372832390617" table:style-name="ce1">
            <text:p>10.83728324</text:p>
          </table:table-cell>
          <table:table-cell office:value-type="float" office:value="10.5285838731201" table:style-name="ce1">
            <text:p>10.52858387</text:p>
          </table:table-cell>
          <table:table-cell office:value-type="float" office:value="10.3309328463816" table:style-name="ce1">
            <text:p>10.33093285</text:p>
          </table:table-cell>
          <table:table-cell office:value-type="float" office:value="10.0906552882724" table:style-name="ce1">
            <text:p>10.09065529</text:p>
          </table:table-cell>
          <table:table-cell office:value-type="float" office:value="9.8289924491364609" table:style-name="ce1">
            <text:p>9.828992449</text:p>
          </table:table-cell>
          <table:table-cell office:value-type="float" office:value="9.5807482171356799" table:style-name="ce1">
            <text:p>9.580748217</text:p>
          </table:table-cell>
          <table:table-cell office:value-type="float" office:value="10.033959846056501" table:style-name="ce1">
            <text:p>10.03395985</text:p>
          </table:table-cell>
          <table:table-cell office:value-type="float" office:value="10.402411928973599" table:style-name="ce1">
            <text:p>10.40241193</text:p>
          </table:table-cell>
          <table:table-cell office:value-type="float" office:value="10.1555165361672" table:style-name="ce1">
            <text:p>10.15551654</text:p>
          </table:table-cell>
          <table:table-cell office:value-type="float" office:value="9.9602709147203807" table:style-name="ce1">
            <text:p>9.960270915</text:p>
          </table:table-cell>
          <table:table-cell office:value-type="float" office:value="9.7343333625248203" table:style-name="ce1">
            <text:p>9.734333363</text:p>
          </table:table-cell>
          <table:table-cell office:value-type="float" office:value="9.6214354865734197" table:style-name="ce1">
            <text:p>9.621435487</text:p>
          </table:table-cell>
          <table:table-cell office:value-type="float" office:value="9.4123863897077396" table:style-name="ce1">
            <text:p>9.41238639</text:p>
          </table:table-cell>
          <table:table-cell office:value-type="float" office:value="9.2950814167590501" table:style-name="ce1">
            <text:p>9.295081417</text:p>
          </table:table-cell>
          <table:table-cell office:value-type="float" office:value="9.1031203064323805" table:style-name="ce1">
            <text:p>9.103120306</text:p>
          </table:table-cell>
          <table:table-cell office:value-type="float" office:value="8.9279667055805501" table:style-name="ce1">
            <text:p>8.927966706</text:p>
          </table:table-cell>
          <table:table-cell office:value-type="float" office:value="8.7559368895399796" table:style-name="ce1">
            <text:p>8.75593689</text:p>
          </table:table-cell>
          <table:table-cell office:value-type="float" office:value="8.5871433701589304" table:style-name="ce1">
            <text:p>8.58714337</text:p>
          </table:table-cell>
          <table:table-cell office:value-type="float" office:value="8.4320174181307301" table:style-name="ce1">
            <text:p>8.432017418</text:p>
          </table:table-cell>
          <table:table-cell office:value-type="float" office:value="8.2811144954381799" table:style-name="ce1">
            <text:p>8.281114495</text:p>
          </table:table-cell>
          <table:table-cell office:value-type="float" office:value="8.1289408398852299" table:style-name="ce1">
            <text:p>8.12894084</text:p>
          </table:table-cell>
          <table:table-cell office:value-type="float" office:value="8.0865205345662492" table:style-name="ce1">
            <text:p>8.086520535</text:p>
          </table:table-cell>
          <table:table-cell office:value-type="float" office:value="7.9479483090124301" table:style-name="ce1">
            <text:p>7.947948309</text:p>
          </table:table-cell>
          <table:table-cell office:value-type="float" office:value="7.8665410710099097" table:style-name="ce1">
            <text:p>7.866541071</text:p>
          </table:table-cell>
          <table:table-cell office:value-type="float" office:value="8.2222369491649303" table:style-name="ce1">
            <text:p>8.222236949</text:p>
          </table:table-cell>
          <table:table-cell office:value-type="float" office:value="8.0948635508242006" table:style-name="ce1">
            <text:p>8.094863551</text:p>
          </table:table-cell>
          <table:table-cell office:value-type="float" office:value="7.9624069483289004" table:style-name="ce1">
            <text:p>7.962406948</text:p>
          </table:table-cell>
          <table:table-cell office:value-type="float" office:value="7.8666669724531104" table:style-name="ce1">
            <text:p>7.866666972</text:p>
          </table:table-cell>
          <table:table-cell office:value-type="float" office:value="7.7398687475869696" table:style-name="ce1">
            <text:p>7.739868748</text:p>
          </table:table-cell>
          <table:table-cell office:value-type="float" office:value="7.95778079936313" table:style-name="ce1">
            <text:p>7.957780799</text:p>
          </table:table-cell>
          <table:table-cell office:value-type="float" office:value="7.8339530592341102" table:style-name="ce1">
            <text:p>7.833953059</text:p>
          </table:table-cell>
          <table:table-cell office:value-type="float" office:value="7.7214398408565499" table:style-name="ce1">
            <text:p>7.721439841</text:p>
          </table:table-cell>
          <table:table-cell office:value-type="float" office:value="7.6079347180187096" table:style-name="ce1">
            <text:p>7.607934718</text:p>
          </table:table-cell>
          <table:table-cell office:value-type="float" office:value="7.55029881010568" table:style-name="ce1">
            <text:p>7.55029881</text:p>
          </table:table-cell>
          <table:table-cell office:value-type="float" office:value="7.4414336423262704" table:style-name="ce1">
            <text:p>7.441433642</text:p>
          </table:table-cell>
          <table:table-cell office:value-type="float" office:value="7.3369926094164004" table:style-name="ce1">
            <text:p>7.336992609</text:p>
          </table:table-cell>
          <table:table-cell office:value-type="float" office:value="7.2368423707611997" table:style-name="ce1">
            <text:p>7.236842371</text:p>
          </table:table-cell>
          <table:table-cell office:value-type="float" office:value="7.1743244101375598" table:style-name="ce1">
            <text:p>7.17432441</text:p>
          </table:table-cell>
          <table:table-cell office:value-type="float" office:value="7.0751366465398897" table:style-name="ce1">
            <text:p>7.075136647</text:p>
          </table:table-cell>
          <table:table-cell office:value-type="float" office:value="6.9786663559175102" table:style-name="ce1">
            <text:p>6.978666356</text:p>
          </table:table-cell>
          <table:table-cell office:value-type="float" office:value="6.8844300136855399" table:style-name="ce1">
            <text:p>6.884430014</text:p>
          </table:table-cell>
          <table:table-cell office:value-type="float" office:value="6.7984264470420799" table:style-name="ce1">
            <text:p>6.798426447</text:p>
          </table:table-cell>
          <table:table-cell office:value-type="float" office:value="6.7092237124509397" table:style-name="ce1">
            <text:p>6.709223712</text:p>
          </table:table-cell>
          <table:table-cell office:value-type="float" office:value="6.6223379320050304" table:style-name="ce1">
            <text:p>6.622337932</text:p>
          </table:table-cell>
          <table:table-cell office:value-type="float" office:value="6.5444968059893496" table:style-name="ce1">
            <text:p>6.544496806</text:p>
          </table:table-cell>
          <table:table-cell office:value-type="float" office:value="6.7756136129199698" table:style-name="ce1">
            <text:p>6.775613613</text:p>
          </table:table-cell>
          <table:table-cell office:value-type="float" office:value="6.6917151564532098" table:style-name="ce1">
            <text:p>6.691715156</text:p>
          </table:table-cell>
          <table:table-cell office:value-type="float" office:value="6.6093361868441098" table:style-name="ce1">
            <text:p>6.609336187</text:p>
          </table:table-cell>
          <table:table-cell office:value-type="float" office:value="6.5354507467945702" table:style-name="ce1">
            <text:p>6.535450747</text:p>
          </table:table-cell>
          <table:table-cell office:value-type="float" office:value="6.4574782931654697" table:style-name="ce1">
            <text:p>6.457478293</text:p>
          </table:table-cell>
          <table:table-cell office:value-type="float" office:value="6.3808299637005899" table:style-name="ce1">
            <text:p>6.380829964</text:p>
          </table:table-cell>
          <table:table-cell office:value-type="float" office:value="6.3122405535721402" table:style-name="ce1">
            <text:p>6.312240554</text:p>
          </table:table-cell>
          <table:table-cell office:value-type="float" office:value="6.2395835366187304" table:style-name="ce1">
            <text:p>6.239583537</text:p>
          </table:table-cell>
          <table:table-cell office:value-type="float" office:value="6.1685967959171304" table:style-name="ce1">
            <text:p>6.168596796</text:p>
          </table:table-cell>
          <table:table-cell office:value-type="float" office:value="6.10343277000245" table:style-name="ce1">
            <text:p>6.10343277</text:p>
          </table:table-cell>
          <table:table-cell office:value-type="float" office:value="6.0355710208516298" table:style-name="ce1">
            <text:p>6.035571021</text:p>
          </table:table-cell>
          <table:table-cell office:value-type="float" office:value="5.9692173105708299" table:style-name="ce1">
            <text:p>5.969217311</text:p>
          </table:table-cell>
          <table:table-cell office:value-type="float" office:value="5.9083925326021998" table:style-name="ce1">
            <text:p>5.908392533</text:p>
          </table:table-cell>
          <table:table-cell office:value-type="float" office:value="5.8758970670913904" table:style-name="ce1">
            <text:p>5.875897067</text:p>
          </table:table-cell>
          <table:table-cell office:value-type="float" office:value="5.8141713088201703" table:style-name="ce1">
            <text:p>5.814171309</text:p>
          </table:table-cell>
          <table:table-cell office:value-type="float" office:value="5.7529964767644204" table:style-name="ce1">
            <text:p>5.752996477</text:p>
          </table:table-cell>
          <table:table-cell office:value-type="float" office:value="5.7272568900918301" table:style-name="ce1">
            <text:p>5.72725689</text:p>
          </table:table-cell>
          <table:table-cell office:value-type="float" office:value="5.67099875481538" table:style-name="ce1">
            <text:p>5.670998755</text:p>
          </table:table-cell>
          <table:table-cell office:value-type="float" office:value="6.0565243377286899" table:style-name="ce1">
            <text:p>6.056524338</text:p>
          </table:table-cell>
          <table:table-cell office:value-type="float" office:value="5.9984297182150303" table:style-name="ce1">
            <text:p>5.998429718</text:p>
          </table:table-cell>
          <table:table-cell office:value-type="float" office:value="5.9402132803698802" table:style-name="ce1">
            <text:p>5.94021328</text:p>
          </table:table-cell>
          <table:table-cell office:value-type="float" office:value="5.8821651630448599" table:style-name="ce1">
            <text:p>5.882165163</text:p>
          </table:table-cell>
          <table:table-cell office:value-type="float" office:value="5.8252665133896402" table:style-name="ce1">
            <text:p>5.825266513</text:p>
          </table:table-cell>
          <table:table-cell office:value-type="float" office:value="5.7689496664061997" table:style-name="ce1">
            <text:p>5.768949666</text:p>
          </table:table-cell>
          <table:table-cell office:value-type="float" office:value="5.7152220227667803" table:style-name="ce1">
            <text:p>5.715222023</text:p>
          </table:table-cell>
          <table:table-cell office:value-type="float" office:value="5.6616859206354304" table:style-name="ce1">
            <text:p>5.661685921</text:p>
          </table:table-cell>
          <table:table-cell office:value-type="float" office:value="5.6090546408947803" table:style-name="ce1">
            <text:p>5.609054641</text:p>
          </table:table-cell>
          <table:table-cell office:value-type="float" office:value="5.5583098021463302" table:style-name="ce1">
            <text:p>5.558309802</text:p>
          </table:table-cell>
          <table:table-cell office:value-type="float" office:value="5.5516105315874604" table:style-name="ce1">
            <text:p>5.551610532</text:p>
          </table:table-cell>
          <table:table-cell office:value-type="float" office:value="5.5023826782537402" table:style-name="ce1">
            <text:p>5.502382678</text:p>
          </table:table-cell>
          <table:table-cell office:value-type="float" office:value="5.45401312830242" table:style-name="ce1">
            <text:p>5.454013128</text:p>
          </table:table-cell>
          <table:table-cell office:value-type="float" office:value="5.4065675759682597" table:style-name="ce1">
            <text:p>5.406567576</text:p>
          </table:table-cell>
          <table:table-cell office:value-type="float" office:value="5.3599327485591699" table:style-name="ce1">
            <text:p>5.359932749</text:p>
          </table:table-cell>
          <table:table-cell office:value-type="float" office:value="5.3141744416215504" table:style-name="ce1">
            <text:p>5.314174442</text:p>
          </table:table-cell>
          <table:table-cell office:value-type="float" office:value="5.2691826477448904" table:style-name="ce1">
            <text:p>5.269182648</text:p>
          </table:table-cell>
          <table:table-cell office:value-type="float" office:value="5.2250231716378801" table:style-name="ce1">
            <text:p>5.225023172</text:p>
          </table:table-cell>
          <table:table-cell office:value-type="float" office:value="5.1815890721763198" table:style-name="ce1">
            <text:p>5.181589072</text:p>
          </table:table-cell>
          <table:table-cell office:value-type="float" office:value="5.1380874555874598" table:style-name="ce1">
            <text:p>5.138087456</text:p>
          </table:table-cell>
          <table:table-cell office:value-type="float" office:value="5.0961388596726902" table:style-name="ce1">
            <text:p>5.09613886</text:p>
          </table:table-cell>
          <table:table-cell office:value-type="float" office:value="5.0549427877394004" table:style-name="ce1">
            <text:p>5.054942788</text:p>
          </table:table-cell>
          <table:table-cell office:value-type="float" office:value="5.0143979049311698" table:style-name="ce1">
            <text:p>5.014397905</text:p>
          </table:table-cell>
          <table:table-cell office:value-type="float" office:value="4.9737396019556401" table:style-name="ce1">
            <text:p>4.973739602</text:p>
          </table:table-cell>
          <table:table-cell office:value-type="float" office:value="4.9345359832085602" table:style-name="ce1">
            <text:p>4.934535983</text:p>
          </table:table-cell>
          <table:table-cell office:value-type="float" office:value="4.8960152158998502" table:style-name="ce1">
            <text:p>4.896015216</text:p>
          </table:table-cell>
          <table:table-cell office:value-type="float" office:value="4.8574091361047804" table:style-name="ce1">
            <text:p>4.857409136</text:p>
          </table:table-cell>
          <table:table-cell office:value-type="float" office:value="4.8193284297480297" table:style-name="ce1">
            <text:p>4.81932843</text:p>
          </table:table-cell>
          <table:table-cell office:value-type="float" office:value="4.7826146161785204" table:style-name="ce1">
            <text:p>4.782614616</text:p>
          </table:table-cell>
          <table:table-cell office:value-type="float" office:value="4.7465224555068302" table:style-name="ce1">
            <text:p>4.746522456</text:p>
          </table:table-cell>
          <table:table-cell office:value-type="float" office:value="4.7109600876174698" table:style-name="ce1">
            <text:p>4.710960088</text:p>
          </table:table-cell>
          <table:table-cell office:value-type="float" office:value="4.6752135365256802" table:style-name="ce1">
            <text:p>4.675213537</text:p>
          </table:table-cell>
          <table:table-cell office:value-type="float" office:value="4.6407553054949302" table:style-name="ce1">
            <text:p>4.640755305</text:p>
          </table:table-cell>
          <table:table-cell office:value-type="float" office:value="4.6068648983107101" table:style-name="ce1">
            <text:p>4.606864898</text:p>
          </table:table-cell>
          <table:table-cell office:value-type="float" office:value="4.5728236960419704" table:style-name="ce1">
            <text:p>4.572823696</text:p>
          </table:table-cell>
          <table:table-cell office:value-type="float" office:value="4.5392068615861101" table:style-name="ce1">
            <text:p>4.539206862</text:p>
          </table:table-cell>
          <table:table-cell office:value-type="float" office:value="4.5068075749092102" table:style-name="ce1">
            <text:p>4.506807575</text:p>
          </table:table-cell>
          <table:table-cell office:value-type="float" office:value="4.4749284316005298" table:style-name="ce1">
            <text:p>4.474928432</text:p>
          </table:table-cell>
          <table:table-cell office:value-type="float" office:value="4.4428731647079696" table:style-name="ce1">
            <text:p>4.442873165</text:p>
          </table:table-cell>
          <table:table-cell office:value-type="float" office:value="4.4112892987991401" table:style-name="ce1">
            <text:p>4.411289299</text:p>
          </table:table-cell>
          <table:table-cell office:value-type="float" office:value="4.3817415785552702" table:style-name="ce1">
            <text:p>4.381741579</text:p>
          </table:table-cell>
          <table:table-cell office:value-type="float" office:value="4.35105843234187" table:style-name="ce1">
            <text:p>4.351058432</text:p>
          </table:table-cell>
          <table:table-cell office:value-type="float" office:value="4.3202143939479001" table:style-name="ce1">
            <text:p>4.320214394</text:p>
          </table:table-cell>
          <table:table-cell office:value-type="float" office:value="4.2909993035165499" table:style-name="ce1">
            <text:p>4.290999304</text:p>
          </table:table-cell>
          <table:table-cell office:value-type="float" office:value="4.2631429370050098" table:style-name="ce1">
            <text:p>4.263142937</text:p>
          </table:table-cell>
          <table:table-cell office:value-type="float" office:value="4.2341593064705103" table:style-name="ce1">
            <text:p>4.234159306</text:p>
          </table:table-cell>
          <table:table-cell office:value-type="float" office:value="4.2284867593592796" table:style-name="ce1">
            <text:p>4.228486759</text:p>
          </table:table-cell>
          <table:table-cell office:value-type="float" office:value="4.19956488669414" table:style-name="ce1">
            <text:p>4.199564887</text:p>
          </table:table-cell>
          <table:table-cell office:value-type="float" office:value="4.1716193867935303" table:style-name="ce1">
            <text:p>4.171619387</text:p>
          </table:table-cell>
          <table:table-cell office:value-type="float" office:value="4.2714520435305996" table:style-name="ce1">
            <text:p>4.271452044</text:p>
          </table:table-cell>
          <table:table-cell office:value-type="float" office:value="4.2459360014976903" table:style-name="ce1">
            <text:p>4.245936001</text:p>
          </table:table-cell>
          <table:table-cell office:value-type="float" office:value="4.2483457995640004" table:style-name="ce1">
            <text:p>4.2483458</text:p>
          </table:table-cell>
          <table:table-cell office:value-type="float" office:value="4.2203766876278603" table:style-name="ce1">
            <text:p>4.220376688</text:p>
          </table:table-cell>
          <table:table-cell office:value-type="float" office:value="4.1922753565820301" table:style-name="ce1">
            <text:p>4.192275357</text:p>
          </table:table-cell>
          <table:table-cell office:value-type="float" office:value="4.1689740808994298" table:style-name="ce1">
            <text:p>4.168974081</text:p>
          </table:table-cell>
          <table:table-cell office:value-type="float" office:value="4.1419659428381097" table:style-name="ce1">
            <text:p>4.141965943</text:p>
          </table:table-cell>
          <table:table-cell office:value-type="float" office:value="4.1153108523331499" table:style-name="ce1">
            <text:p>4.115310852</text:p>
          </table:table-cell>
          <table:table-cell office:value-type="float" office:value="4.0885880545907298" table:style-name="ce1">
            <text:p>4.088588055</text:p>
          </table:table-cell>
          <table:table-cell office:value-type="float" office:value="4.0697434678730202" table:style-name="ce1">
            <text:p>4.069743468</text:p>
          </table:table-cell>
          <table:table-cell office:value-type="float" office:value="4.0438656599450198" table:style-name="ce1">
            <text:p>4.04386566</text:p>
          </table:table-cell>
          <table:table-cell office:value-type="float" office:value="4.0183175056212104" table:style-name="ce1">
            <text:p>4.018317506</text:p>
          </table:table-cell>
          <table:table-cell office:value-type="float" office:value="4.0259391313232902" table:style-name="ce1">
            <text:p>4.025939131</text:p>
          </table:table-cell>
          <table:table-cell office:value-type="float" office:value="4.0008250828942504" table:style-name="ce1">
            <text:p>4.000825083</text:p>
          </table:table-cell>
          <table:table-cell office:value-type="float" office:value="3.9760249600705699" table:style-name="ce1">
            <text:p>3.97602496</text:p>
          </table:table-cell>
          <table:table-cell office:value-type="float" office:value="3.9555141387565298" table:style-name="ce1">
            <text:p>3.955514139</text:p>
          </table:table-cell>
          <table:table-cell office:value-type="float" office:value="3.9312147836908502" table:style-name="ce1">
            <text:p>3.931214784</text:p>
          </table:table-cell>
          <table:table-cell office:value-type="float" office:value="3.9072135802210601" table:style-name="ce1">
            <text:p>3.90721358</text:p>
          </table:table-cell>
          <table:table-cell office:value-type="float" office:value="3.88350507435457" table:style-name="ce1">
            <text:p>3.883505074</text:p>
          </table:table-cell>
          <table:table-cell office:value-type="float" office:value="3.8600839443167598" table:style-name="ce1">
            <text:p>3.860083944</text:p>
          </table:table-cell>
          <table:table-cell office:value-type="float" office:value="3.8377187844179002" table:style-name="ce1">
            <text:p>3.837718784</text:p>
          </table:table-cell>
          <table:table-cell office:value-type="float" office:value="3.81512009167036" table:style-name="ce1">
            <text:p>3.815120092</text:p>
          </table:table-cell>
          <table:table-cell office:value-type="float" office:value="3.79435435245537" table:style-name="ce1">
            <text:p>3.794354352</text:p>
          </table:table-cell>
          <table:table-cell office:value-type="float" office:value="3.7727037441442" table:style-name="ce1">
            <text:p>3.772703744</text:p>
          </table:table-cell>
          <table:table-cell office:value-type="float" office:value="3.7624999017871699" table:style-name="ce1">
            <text:p>3.762499902</text:p>
          </table:table-cell>
          <table:table-cell office:value-type="float" office:value="3.7405272534185401" table:style-name="ce1">
            <text:p>3.740527253</text:p>
          </table:table-cell>
          <table:table-cell office:value-type="float" office:value="3.7191505664543598" table:style-name="ce1">
            <text:p>3.719150566</text:p>
          </table:table-cell>
          <table:table-cell office:value-type="float" office:value="3.6981204945157802" table:style-name="ce1">
            <text:p>3.698120495</text:p>
          </table:table-cell>
          <table:table-cell office:value-type="float" office:value="3.6782175167975502" table:style-name="ce1">
            <text:p>3.678217517</text:p>
          </table:table-cell>
          <table:table-cell office:value-type="float" office:value="3.6576616916791602" table:style-name="ce1">
            <text:p>3.657661692</text:p>
          </table:table-cell>
          <table:table-cell office:value-type="float" office:value="3.6373394554825702" table:style-name="ce1">
            <text:p>3.637339455</text:p>
          </table:table-cell>
          <table:table-cell office:value-type="float" office:value="3.6181172120705001" table:style-name="ce1">
            <text:p>3.618117212</text:p>
          </table:table-cell>
          <table:table-cell office:value-type="float" office:value="3.5986191794246301" table:style-name="ce1">
            <text:p>3.598619179</text:p>
          </table:table-cell>
          <table:table-cell office:value-type="float" office:value="3.57982802407335" table:style-name="ce1">
            <text:p>3.579828024</text:p>
          </table:table-cell>
          <table:table-cell office:value-type="float" office:value="3.5783164002888799" table:style-name="ce1">
            <text:p>3.5783164</text:p>
          </table:table-cell>
          <table:table-cell office:value-type="float" office:value="3.5593614334425601" table:style-name="ce1">
            <text:p>3.559361433</text:p>
          </table:table-cell>
          <table:table-cell office:value-type="float" office:value="3.54024927238562" table:style-name="ce1">
            <text:p>3.540249272</text:p>
          </table:table-cell>
          <table:table-cell office:value-type="float" office:value="3.52218781391108" table:style-name="ce1">
            <text:p>3.522187814</text:p>
          </table:table-cell>
          <table:table-cell office:value-type="float" office:value="3.5038469421023599" table:style-name="ce1">
            <text:p>3.503846942</text:p>
          </table:table-cell>
          <table:table-cell office:value-type="float" office:value="3.4856391291605502" table:style-name="ce1">
            <text:p>3.485639129</text:p>
          </table:table-cell>
          <table:table-cell office:value-type="float" office:value="3.4676919693323001" table:style-name="ce1">
            <text:p>3.467691969</text:p>
          </table:table-cell>
          <table:table-cell office:value-type="float" office:value="3.4504048591837102" table:style-name="ce1">
            <text:p>3.450404859</text:p>
          </table:table-cell>
          <table:table-cell office:value-type="float" office:value="3.4328360429173399" table:style-name="ce1">
            <text:p>3.432836043</text:p>
          </table:table-cell>
          <table:table-cell office:value-type="float" office:value="3.4151011861880298" table:style-name="ce1">
            <text:p>3.415101186</text:p>
          </table:table-cell>
          <table:table-cell office:value-type="float" office:value="3.3983638240056999" table:style-name="ce1">
            <text:p>3.398363824</text:p>
          </table:table-cell>
          <table:table-cell office:value-type="float" office:value="3.3813434238858102" table:style-name="ce1">
            <text:p>3.381343424</text:p>
          </table:table-cell>
          <table:table-cell office:value-type="float" office:value="3.3644374766148801" table:style-name="ce1">
            <text:p>3.364437477</text:p>
          </table:table-cell>
          <table:table-cell office:value-type="float" office:value="3.3477692378816801" table:style-name="ce1">
            <text:p>3.347769238</text:p>
          </table:table-cell>
          <table:table-cell office:value-type="float" office:value="3.33172404784901" table:style-name="ce1">
            <text:p>3.331724048</text:p>
          </table:table-cell>
          <table:table-cell office:value-type="float" office:value="3.31539452658367" table:style-name="ce1">
            <text:p>3.315394527</text:p>
          </table:table-cell>
          <table:table-cell office:value-type="float" office:value="3.29889224900456" table:style-name="ce1">
            <text:p>3.298892249</text:p>
          </table:table-cell>
          <table:table-cell office:value-type="float" office:value="3.2833395085098398" table:style-name="ce1">
            <text:p>3.283339509</text:p>
          </table:table-cell>
          <table:table-cell office:value-type="float" office:value="3.2675017705936602" table:style-name="ce1">
            <text:p>3.267501771</text:p>
          </table:table-cell>
          <table:table-cell office:value-type="float" office:value="3.2517625734945401" table:style-name="ce1">
            <text:p>3.251762573</text:p>
          </table:table-cell>
          <table:table-cell office:value-type="float" office:value="3.2362410976325999" table:style-name="ce1">
            <text:p>3.236241098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18.543579899066302" table:style-name="ce1">
            <text:p>18.5435799</text:p>
          </table:table-cell>
          <table:table-cell office:value-type="string" table:style-name="ce1">
            <text:p><text:s/>global min</text:p>
          </table:table-cell>
          <table:table-cell office:value-type="float" office:value="-21.861728246342501" table:style-name="ce1">
            <text:p>-21.86172825</text:p>
          </table:table-cell>
          <table:table-cell office:value-type="string" table:style-name="ce1">
            <text:p><text:s/>range</text:p>
          </table:table-cell>
          <table:table-cell office:value-type="float" office:value="40.405308145408803" table:style-name="ce1">
            <text:p>40.40530815</text:p>
          </table:table-cell>
          <table:table-cell office:value-type="string" table:style-name="ce1">
            <text:p><text:s/>regret</text:p>
          </table:table-cell>
          <table:table-cell office:value-type="float" office:value="29.833095124128601" table:style-name="ce1">
            <text:p>29.83309512</text:p>
          </table:table-cell>
          <table:table-cell office:value-type="float" office:value="22.158294092922599" table:style-name="ce1">
            <text:p>22.15829409</text:p>
          </table:table-cell>
          <table:table-cell office:value-type="float" office:value="20.183988954631801" table:style-name="ce1">
            <text:p>20.18398895</text:p>
          </table:table-cell>
          <table:table-cell office:value-type="float" office:value="21.771877086107299" table:style-name="ce1">
            <text:p>21.77187709</text:p>
          </table:table-cell>
          <table:table-cell office:value-type="float" office:value="20.579291028155801" table:style-name="ce1">
            <text:p>20.57929103</text:p>
          </table:table-cell>
          <table:table-cell office:value-type="float" office:value="17.959856980945201" table:style-name="ce1">
            <text:p>17.95985698</text:p>
          </table:table-cell>
          <table:table-cell office:value-type="float" office:value="18.784475208496801" table:style-name="ce1">
            <text:p>18.78447521</text:p>
          </table:table-cell>
          <table:table-cell office:value-type="float" office:value="19.168546254142999" table:style-name="ce1">
            <text:p>19.16854625</text:p>
          </table:table-cell>
          <table:table-cell office:value-type="float" office:value="18.534169594270601" table:style-name="ce1">
            <text:p>18.53416959</text:p>
          </table:table-cell>
          <table:table-cell office:value-type="float" office:value="18.146361716027801" table:style-name="ce1">
            <text:p>18.14636172</text:p>
          </table:table-cell>
          <table:table-cell office:value-type="float" office:value="17.7528122224874" table:style-name="ce1">
            <text:p>17.75281222</text:p>
          </table:table-cell>
          <table:table-cell office:value-type="float" office:value="16.393615375181" table:style-name="ce1">
            <text:p>16.39361538</text:p>
          </table:table-cell>
          <table:table-cell office:value-type="float" office:value="15.326238788795701" table:style-name="ce1">
            <text:p>15.32623879</text:p>
          </table:table-cell>
          <table:table-cell office:value-type="float" office:value="15.814825537769799" table:style-name="ce1">
            <text:p>15.81482554</text:p>
          </table:table-cell>
          <table:table-cell office:value-type="float" office:value="17.000739628774699" table:style-name="ce1">
            <text:p>17.00073963</text:p>
          </table:table-cell>
          <table:table-cell office:value-type="float" office:value="16.035216010995899" table:style-name="ce1">
            <text:p>16.03521601</text:p>
          </table:table-cell>
          <table:table-cell office:value-type="float" office:value="15.4671302030275" table:style-name="ce1">
            <text:p>15.4671302</text:p>
          </table:table-cell>
          <table:table-cell office:value-type="float" office:value="14.7110865860349" table:style-name="ce1">
            <text:p>14.71108659</text:p>
          </table:table-cell>
          <table:table-cell office:value-type="float" office:value="14.282645249872701" table:style-name="ce1">
            <text:p>14.28264525</text:p>
          </table:table-cell>
          <table:table-cell office:value-type="float" office:value="13.684545082730301" table:style-name="ce1">
            <text:p>13.68454508</text:p>
          </table:table-cell>
          <table:table-cell office:value-type="float" office:value="13.034498475569301" table:style-name="ce1">
            <text:p>13.03449848</text:p>
          </table:table-cell>
          <table:table-cell office:value-type="float" office:value="14.2395952119077" table:style-name="ce1">
            <text:p>14.23959521</text:p>
          </table:table-cell>
          <table:table-cell office:value-type="float" office:value="14.179713654726701" table:style-name="ce1">
            <text:p>14.17971365</text:p>
          </table:table-cell>
          <table:table-cell office:value-type="float" office:value="14.077922154975701" table:style-name="ce1">
            <text:p>14.07792215</text:p>
          </table:table-cell>
          <table:table-cell office:value-type="float" office:value="13.668065534882601" table:style-name="ce1">
            <text:p>13.66806553</text:p>
          </table:table-cell>
          <table:table-cell office:value-type="float" office:value="13.308716029257701" table:style-name="ce1">
            <text:p>13.30871603</text:p>
          </table:table-cell>
          <table:table-cell office:value-type="float" office:value="12.836693294167601" table:style-name="ce1">
            <text:p>12.83669329</text:p>
          </table:table-cell>
          <table:table-cell office:value-type="float" office:value="12.378239962233099" table:style-name="ce1">
            <text:p>12.37823996</text:p>
          </table:table-cell>
          <table:table-cell office:value-type="float" office:value="11.9919795461952" table:style-name="ce1">
            <text:p>11.99197955</text:p>
          </table:table-cell>
          <table:table-cell office:value-type="float" office:value="11.937939406596699" table:style-name="ce1">
            <text:p>11.93793941</text:p>
          </table:table-cell>
          <table:table-cell office:value-type="float" office:value="12.6427472872906" table:style-name="ce1">
            <text:p>12.64274729</text:p>
          </table:table-cell>
          <table:table-cell office:value-type="float" office:value="12.2491963540163" table:style-name="ce1">
            <text:p>12.24919635</text:p>
          </table:table-cell>
          <table:table-cell office:value-type="float" office:value="12.268347726556099" table:style-name="ce1">
            <text:p>12.26834773</text:p>
          </table:table-cell>
          <table:table-cell office:value-type="float" office:value="12.0286461388097" table:style-name="ce1">
            <text:p>12.02864614</text:p>
          </table:table-cell>
          <table:table-cell office:value-type="float" office:value="11.7061492716396" table:style-name="ce1">
            <text:p>11.70614927</text:p>
          </table:table-cell>
          <table:table-cell office:value-type="float" office:value="11.3885352394772" table:style-name="ce1">
            <text:p>11.38853524</text:p>
          </table:table-cell>
          <table:table-cell office:value-type="float" office:value="11.168289887900499" table:style-name="ce1">
            <text:p>11.16828989</text:p>
          </table:table-cell>
          <table:table-cell office:value-type="float" office:value="10.8766400391867" table:style-name="ce1">
            <text:p>10.87664004</text:p>
          </table:table-cell>
          <table:table-cell office:value-type="float" office:value="10.709646997244" table:style-name="ce1">
            <text:p>10.709647</text:p>
          </table:table-cell>
          <table:table-cell office:value-type="float" office:value="10.4752835121826" table:style-name="ce1">
            <text:p>10.47528351</text:p>
          </table:table-cell>
          <table:table-cell office:value-type="float" office:value="10.271700829218799" table:style-name="ce1">
            <text:p>10.27170083</text:p>
          </table:table-cell>
          <table:table-cell office:value-type="float" office:value="10.0336137645657" table:style-name="ce1">
            <text:p>10.03361376</text:p>
          </table:table-cell>
          <table:table-cell office:value-type="float" office:value="10.2207037836544" table:style-name="ce1">
            <text:p>10.22070378</text:p>
          </table:table-cell>
          <table:table-cell office:value-type="float" office:value="10.0144338185177" table:style-name="ce1">
            <text:p>10.01443382</text:p>
          </table:table-cell>
          <table:table-cell office:value-type="float" office:value="9.7948502266146296" table:style-name="ce1">
            <text:p>9.794850227</text:p>
          </table:table-cell>
          <table:table-cell office:value-type="float" office:value="9.5848137474029595" table:style-name="ce1">
            <text:p>9.584813747</text:p>
          </table:table-cell>
          <table:table-cell office:value-type="float" office:value="9.3914692261291002" table:style-name="ce1">
            <text:p>9.391469226</text:p>
          </table:table-cell>
          <table:table-cell office:value-type="float" office:value="9.2049267336974907" table:style-name="ce1">
            <text:p>9.204926734</text:p>
          </table:table-cell>
          <table:table-cell office:value-type="float" office:value="9.2203042844408802" table:style-name="ce1">
            <text:p>9.220304284</text:p>
          </table:table-cell>
          <table:table-cell office:value-type="float" office:value="9.0385616424096096" table:style-name="ce1">
            <text:p>9.038561642</text:p>
          </table:table-cell>
          <table:table-cell office:value-type="float" office:value="8.8839300722211796" table:style-name="ce1">
            <text:p>8.883930072</text:p>
          </table:table-cell>
          <table:table-cell office:value-type="float" office:value="8.7239333820212792" table:style-name="ce1">
            <text:p>8.723933382</text:p>
          </table:table-cell>
          <table:table-cell office:value-type="float" office:value="8.5631997174863592" table:style-name="ce1">
            <text:p>8.563199717</text:p>
          </table:table-cell>
          <table:table-cell office:value-type="float" office:value="8.4407333060173499" table:style-name="ce1">
            <text:p>8.440733306</text:p>
          </table:table-cell>
          <table:table-cell office:value-type="float" office:value="8.2896867401420806" table:style-name="ce1">
            <text:p>8.28968674</text:p>
          </table:table-cell>
          <table:table-cell office:value-type="float" office:value="8.1678511742972297" table:style-name="ce1">
            <text:p>8.167851174</text:p>
          </table:table-cell>
          <table:table-cell office:value-type="float" office:value="8.0293282434111308" table:style-name="ce1">
            <text:p>8.029328243</text:p>
          </table:table-cell>
          <table:table-cell office:value-type="float" office:value="7.8931876216778001" table:style-name="ce1">
            <text:p>7.893187622</text:p>
          </table:table-cell>
          <table:table-cell office:value-type="float" office:value="7.8309712310183901" table:style-name="ce1">
            <text:p>7.830971231</text:p>
          </table:table-cell>
          <table:table-cell office:value-type="float" office:value="7.7076285810973904" table:style-name="ce1">
            <text:p>7.707628581</text:p>
          </table:table-cell>
          <table:table-cell office:value-type="float" office:value="7.5826772213543601" table:style-name="ce1">
            <text:p>7.582677221</text:p>
          </table:table-cell>
          <table:table-cell office:value-type="float" office:value="7.4796431397710901" table:style-name="ce1">
            <text:p>7.47964314</text:p>
          </table:table-cell>
          <table:table-cell office:value-type="float" office:value="7.3625160652995998" table:style-name="ce1">
            <text:p>7.362516065</text:p>
          </table:table-cell>
          <table:table-cell office:value-type="float" office:value="7.29692829766757" table:style-name="ce1">
            <text:p>7.296928298</text:p>
          </table:table-cell>
          <table:table-cell office:value-type="float" office:value="7.1912895890228201" table:style-name="ce1">
            <text:p>7.191289589</text:p>
          </table:table-cell>
          <table:table-cell office:value-type="float" office:value="7.0852496605877597" table:style-name="ce1">
            <text:p>7.085249661</text:p>
          </table:table-cell>
          <table:table-cell office:value-type="float" office:value="6.9810017171173104" table:style-name="ce1">
            <text:p>6.981001717</text:p>
          </table:table-cell>
          <table:table-cell office:value-type="float" office:value="6.8822364301032701" table:style-name="ce1">
            <text:p>6.88223643</text:p>
          </table:table-cell>
          <table:table-cell office:value-type="float" office:value="6.8103597131177498" table:style-name="ce1">
            <text:p>6.810359713</text:p>
          </table:table-cell>
          <table:table-cell office:value-type="float" office:value="6.7192176062983302" table:style-name="ce1">
            <text:p>6.719217606</text:p>
          </table:table-cell>
          <table:table-cell office:value-type="float" office:value="6.6462636769970098" table:style-name="ce1">
            <text:p>6.646263677</text:p>
          </table:table-cell>
          <table:table-cell office:value-type="float" office:value="6.5560104344611601" table:style-name="ce1">
            <text:p>6.556010434</text:p>
          </table:table-cell>
          <table:table-cell office:value-type="float" office:value="6.4688411725138799" table:style-name="ce1">
            <text:p>6.468841173</text:p>
          </table:table-cell>
          <table:table-cell office:value-type="float" office:value="6.3996982486340297" table:style-name="ce1">
            <text:p>6.399698249</text:p>
          </table:table-cell>
          <table:table-cell office:value-type="float" office:value="6.3157107712931397" table:style-name="ce1">
            <text:p>6.315710771</text:p>
          </table:table-cell>
          <table:table-cell office:value-type="float" office:value="6.2389043257761001" table:style-name="ce1">
            <text:p>6.238904326</text:p>
          </table:table-cell>
          <table:table-cell office:value-type="float" office:value="6.1603815983284802" table:style-name="ce1">
            <text:p>6.160381598</text:p>
          </table:table-cell>
          <table:table-cell office:value-type="float" office:value="6.0833001703295997" table:style-name="ce1">
            <text:p>6.08330017</text:p>
          </table:table-cell>
          <table:table-cell office:value-type="float" office:value="6.0118412547995197" table:style-name="ce1">
            <text:p>6.011841255</text:p>
          </table:table-cell>
          <table:table-cell office:value-type="float" office:value="5.9391014180183896" table:style-name="ce1">
            <text:p>5.939101418</text:p>
          </table:table-cell>
          <table:table-cell office:value-type="float" office:value="5.8670216159202297" table:style-name="ce1">
            <text:p>5.867021616</text:p>
          </table:table-cell>
          <table:table-cell office:value-type="float" office:value="5.8107206998924701" table:style-name="ce1">
            <text:p>5.8107207</text:p>
          </table:table-cell>
          <table:table-cell office:value-type="float" office:value="5.7423165008922901" table:style-name="ce1">
            <text:p>5.742316501</text:p>
          </table:table-cell>
          <table:table-cell office:value-type="float" office:value="5.67571785462472" table:style-name="ce1">
            <text:p>5.675717855</text:p>
          </table:table-cell>
          <table:table-cell office:value-type="float" office:value="5.6237500046408702" table:style-name="ce1">
            <text:p>5.623750005</text:p>
          </table:table-cell>
          <table:table-cell office:value-type="float" office:value="5.5648124050708603" table:style-name="ce1">
            <text:p>5.564812405</text:p>
          </table:table-cell>
          <table:table-cell office:value-type="float" office:value="5.5232629923477399" table:style-name="ce1">
            <text:p>5.523262992</text:p>
          </table:table-cell>
          <table:table-cell office:value-type="float" office:value="5.4626878937109398" table:style-name="ce1">
            <text:p>5.462687894</text:p>
          </table:table-cell>
          <table:table-cell office:value-type="float" office:value="5.4024401358947198" table:style-name="ce1">
            <text:p>5.402440136</text:p>
          </table:table-cell>
          <table:table-cell office:value-type="float" office:value="5.3426690782157102" table:style-name="ce1">
            <text:p>5.342669078</text:p>
          </table:table-cell>
          <table:table-cell office:value-type="float" office:value="5.2892158016638602" table:style-name="ce1">
            <text:p>5.289215802</text:p>
          </table:table-cell>
          <table:table-cell office:value-type="float" office:value="5.2387551474580603" table:style-name="ce1">
            <text:p>5.238755147</text:p>
          </table:table-cell>
          <table:table-cell office:value-type="float" office:value="5.1872871068191202" table:style-name="ce1">
            <text:p>5.187287107</text:p>
          </table:table-cell>
          <table:table-cell office:value-type="float" office:value="5.1321274964521697" table:style-name="ce1">
            <text:p>5.132127496</text:p>
          </table:table-cell>
          <table:table-cell office:value-type="float" office:value="5.0902719223044803" table:style-name="ce1">
            <text:p>5.090271922</text:p>
          </table:table-cell>
          <table:table-cell office:value-type="float" office:value="5.0372720453255297" table:style-name="ce1">
            <text:p>5.037272045</text:p>
          </table:table-cell>
          <table:table-cell office:value-type="float" office:value="4.9992822799655201" table:style-name="ce1">
            <text:p>4.99928228</text:p>
          </table:table-cell>
          <table:table-cell office:value-type="float" office:value="4.9551197846215098" table:style-name="ce1">
            <text:p>4.955119785</text:p>
          </table:table-cell>
          <table:table-cell office:value-type="float" office:value="4.9050911376286201" table:style-name="ce1">
            <text:p>4.905091138</text:p>
          </table:table-cell>
          <table:table-cell office:value-type="float" office:value="4.8617350172501901" table:style-name="ce1">
            <text:p>4.861735017</text:p>
          </table:table-cell>
          <table:table-cell office:value-type="float" office:value="4.8366985260127802" table:style-name="ce1">
            <text:p>4.836698526</text:p>
          </table:table-cell>
          <table:table-cell office:value-type="float" office:value="4.8210392976316996" table:style-name="ce1">
            <text:p>4.821039298</text:p>
          </table:table-cell>
          <table:table-cell office:value-type="float" office:value="4.7743640800701099" table:style-name="ce1">
            <text:p>4.77436408</text:p>
          </table:table-cell>
          <table:table-cell office:value-type="float" office:value="4.7559997578695503" table:style-name="ce1">
            <text:p>4.755999758</text:p>
          </table:table-cell>
          <table:table-cell office:value-type="float" office:value="4.7107045220803103" table:style-name="ce1">
            <text:p>4.710704522</text:p>
          </table:table-cell>
          <table:table-cell office:value-type="float" office:value="4.67039642133855" table:style-name="ce1">
            <text:p>4.670396421</text:p>
          </table:table-cell>
          <table:table-cell office:value-type="float" office:value="4.63176186397195" table:style-name="ce1">
            <text:p>4.631761864</text:p>
          </table:table-cell>
          <table:table-cell office:value-type="float" office:value="4.8715477731689099" table:style-name="ce1">
            <text:p>4.871547773</text:p>
          </table:table-cell>
          <table:table-cell office:value-type="float" office:value="4.8310035492686101" table:style-name="ce1">
            <text:p>4.831003549</text:p>
          </table:table-cell>
          <table:table-cell office:value-type="float" office:value="4.7975930438427303" table:style-name="ce1">
            <text:p>4.797593044</text:p>
          </table:table-cell>
          <table:table-cell office:value-type="float" office:value="4.7543920590542799" table:style-name="ce1">
            <text:p>4.754392059</text:p>
          </table:table-cell>
          <table:table-cell office:value-type="float" office:value="4.7231782960805599" table:style-name="ce1">
            <text:p>4.723178296</text:p>
          </table:table-cell>
          <table:table-cell office:value-type="float" office:value="4.6813802580621502" table:style-name="ce1">
            <text:p>4.681380258</text:p>
          </table:table-cell>
          <table:table-cell office:value-type="float" office:value="4.6462046219059197" table:style-name="ce1">
            <text:p>4.646204622</text:p>
          </table:table-cell>
          <table:table-cell office:value-type="float" office:value="4.6058028425849997" table:style-name="ce1">
            <text:p>4.605802843</text:p>
          </table:table-cell>
          <table:table-cell office:value-type="float" office:value="4.5710069482505302" table:style-name="ce1">
            <text:p>4.571006948</text:p>
          </table:table-cell>
          <table:table-cell office:value-type="float" office:value="4.5374670223229998" table:style-name="ce1">
            <text:p>4.537467022</text:p>
          </table:table-cell>
          <table:table-cell office:value-type="float" office:value="4.4990139119643304" table:style-name="ce1">
            <text:p>4.499013912</text:p>
          </table:table-cell>
          <table:table-cell office:value-type="float" office:value="4.4653887635237197" table:style-name="ce1">
            <text:p>4.465388764</text:p>
          </table:table-cell>
          <table:table-cell office:value-type="float" office:value="4.4281962215970703" table:style-name="ce1">
            <text:p>4.428196222</text:p>
          </table:table-cell>
          <table:table-cell office:value-type="float" office:value="4.4033237551214697" table:style-name="ce1">
            <text:p>4.403323755</text:p>
          </table:table-cell>
          <table:table-cell office:value-type="float" office:value="4.3672309374565401" table:style-name="ce1">
            <text:p>4.367230937</text:p>
          </table:table-cell>
          <table:table-cell office:value-type="float" office:value="4.3371831878532499" table:style-name="ce1">
            <text:p>4.337183188</text:p>
          </table:table-cell>
          <table:table-cell office:value-type="float" office:value="4.3067984774656001" table:style-name="ce1">
            <text:p>4.306798477</text:p>
          </table:table-cell>
          <table:table-cell office:value-type="float" office:value="4.2724520247561797" table:style-name="ce1">
            <text:p>4.272452025</text:p>
          </table:table-cell>
          <table:table-cell office:value-type="float" office:value="4.2385618002130796" table:style-name="ce1">
            <text:p>4.2385618</text:p>
          </table:table-cell>
          <table:table-cell office:value-type="float" office:value="4.21027985759868" table:style-name="ce1">
            <text:p>4.210279858</text:p>
          </table:table-cell>
          <table:table-cell office:value-type="float" office:value="4.1844321187547804" table:style-name="ce1">
            <text:p>4.184432119</text:p>
          </table:table-cell>
          <table:table-cell office:value-type="float" office:value="4.1519946604698603" table:style-name="ce1">
            <text:p>4.15199466</text:p>
          </table:table-cell>
          <table:table-cell office:value-type="float" office:value="4.1314292129010903" table:style-name="ce1">
            <text:p>4.131429213</text:p>
          </table:table-cell>
          <table:table-cell office:value-type="float" office:value="4.1042387540223402" table:style-name="ce1">
            <text:p>4.104238754</text:p>
          </table:table-cell>
          <table:table-cell office:value-type="float" office:value="4.0731633371912999" table:style-name="ce1">
            <text:p>4.073163337</text:p>
          </table:table-cell>
          <table:table-cell office:value-type="float" office:value="4.0475858514699601" table:style-name="ce1">
            <text:p>4.047585851</text:p>
          </table:table-cell>
          <table:table-cell office:value-type="float" office:value="4.0173970296853003" table:style-name="ce1">
            <text:p>4.01739703</text:p>
          </table:table-cell>
          <table:table-cell office:value-type="float" office:value="3.9938856781413699" table:style-name="ce1">
            <text:p>3.993885678</text:p>
          </table:table-cell>
          <table:table-cell office:value-type="float" office:value="3.9645188716844402" table:style-name="ce1">
            <text:p>3.964518872</text:p>
          </table:table-cell>
          <table:table-cell office:value-type="float" office:value="3.9397375594808" table:style-name="ce1">
            <text:p>3.939737559</text:p>
          </table:table-cell>
          <table:table-cell office:value-type="float" office:value="3.9112865038960698" table:style-name="ce1">
            <text:p>3.911286504</text:p>
          </table:table-cell>
          <table:table-cell office:value-type="float" office:value="3.8886771841298899" table:style-name="ce1">
            <text:p>3.888677184</text:p>
          </table:table-cell>
          <table:table-cell office:value-type="float" office:value="3.8668290679559401" table:style-name="ce1">
            <text:p>3.866829068</text:p>
          </table:table-cell>
          <table:table-cell office:value-type="float" office:value="3.8394047483250402" table:style-name="ce1">
            <text:p>3.839404748</text:p>
          </table:table-cell>
          <table:table-cell office:value-type="float" office:value="3.8175867978992102" table:style-name="ce1">
            <text:p>3.817586798</text:p>
          </table:table-cell>
          <table:table-cell office:value-type="float" office:value="3.7908903867250898" table:style-name="ce1">
            <text:p>3.790890387</text:p>
          </table:table-cell>
          <table:table-cell office:value-type="float" office:value="3.7801745197152701" table:style-name="ce1">
            <text:p>3.78017452</text:p>
          </table:table-cell>
          <table:table-cell office:value-type="float" office:value="3.8167832615704098" table:style-name="ce1">
            <text:p>3.816783262</text:p>
          </table:table-cell>
          <table:table-cell office:value-type="float" office:value="3.7996322203594302" table:style-name="ce1">
            <text:p>3.79963222</text:p>
          </table:table-cell>
          <table:table-cell office:value-type="float" office:value="3.7737843821256898" table:style-name="ce1">
            <text:p>3.773784382</text:p>
          </table:table-cell>
          <table:table-cell office:value-type="float" office:value="3.7521336707585302" table:style-name="ce1">
            <text:p>3.752133671</text:p>
          </table:table-cell>
          <table:table-cell office:value-type="float" office:value="3.9693211171411802" table:style-name="ce1">
            <text:p>3.969321117</text:p>
          </table:table-cell>
          <table:table-cell office:value-type="float" office:value="3.9617682463397901" table:style-name="ce1">
            <text:p>3.961768246</text:p>
          </table:table-cell>
          <table:table-cell office:value-type="float" office:value="3.9355464945913501" table:style-name="ce1">
            <text:p>3.935546495</text:p>
          </table:table-cell>
          <table:table-cell office:value-type="float" office:value="3.90965474133746" table:style-name="ce1">
            <text:p>3.909654741</text:p>
          </table:table-cell>
          <table:table-cell office:value-type="float" office:value="3.8895258928305299" table:style-name="ce1">
            <text:p>3.889525893</text:p>
          </table:table-cell>
          <table:table-cell office:value-type="float" office:value="3.8749132569765701" table:style-name="ce1">
            <text:p>3.874913257</text:p>
          </table:table-cell>
          <table:table-cell office:value-type="float" office:value="3.8499138166089701" table:style-name="ce1">
            <text:p>3.849913817</text:p>
          </table:table-cell>
          <table:table-cell office:value-type="float" office:value="3.8293807478370301" table:style-name="ce1">
            <text:p>3.829380748</text:p>
          </table:table-cell>
          <table:table-cell office:value-type="float" office:value="3.8072261923875601" table:style-name="ce1">
            <text:p>3.807226192</text:p>
          </table:table-cell>
          <table:table-cell office:value-type="float" office:value="3.7833422692227598" table:style-name="ce1">
            <text:p>3.783342269</text:p>
          </table:table-cell>
          <table:table-cell office:value-type="float" office:value="3.7596325184024102" table:style-name="ce1">
            <text:p>3.759632518</text:p>
          </table:table-cell>
          <table:table-cell office:value-type="float" office:value="3.7373389046143299" table:style-name="ce1">
            <text:p>3.737338905</text:p>
          </table:table-cell>
          <table:table-cell office:value-type="float" office:value="3.7150450618180701" table:style-name="ce1">
            <text:p>3.715045062</text:p>
          </table:table-cell>
          <table:table-cell office:value-type="float" office:value="3.69559479712676" table:style-name="ce1">
            <text:p>3.695594797</text:p>
          </table:table-cell>
          <table:table-cell office:value-type="float" office:value="3.6729642637428301" table:style-name="ce1">
            <text:p>3.672964264</text:p>
          </table:table-cell>
          <table:table-cell office:value-type="float" office:value="3.6568681071328202" table:style-name="ce1">
            <text:p>3.656868107</text:p>
          </table:table-cell>
          <table:table-cell office:value-type="float" office:value="3.6374460420473902" table:style-name="ce1">
            <text:p>3.637446042</text:p>
          </table:table-cell>
          <table:table-cell office:value-type="float" office:value="3.6157359233142801" table:style-name="ce1">
            <text:p>3.615735923</text:p>
          </table:table-cell>
          <table:table-cell office:value-type="float" office:value="3.5940848100010201" table:style-name="ce1">
            <text:p>3.59408481</text:p>
          </table:table-cell>
          <table:table-cell office:value-type="float" office:value="3.5758848931743099" table:style-name="ce1">
            <text:p>3.575884893</text:p>
          </table:table-cell>
          <table:table-cell office:value-type="float" office:value="3.5591119398884099" table:style-name="ce1">
            <text:p>3.55911194</text:p>
          </table:table-cell>
          <table:table-cell office:value-type="float" office:value="3.53821609233345" table:style-name="ce1">
            <text:p>3.538216092</text:p>
          </table:table-cell>
          <table:table-cell office:value-type="float" office:value="3.5175646406563401" table:style-name="ce1">
            <text:p>3.517564641</text:p>
          </table:table-cell>
          <table:table-cell office:value-type="float" office:value="3.5047458418430302" table:style-name="ce1">
            <text:p>3.504745842</text:p>
          </table:table-cell>
          <table:table-cell office:value-type="float" office:value="3.4928250569468902" table:style-name="ce1">
            <text:p>3.492825057</text:p>
          </table:table-cell>
          <table:table-cell office:value-type="float" office:value="3.4727905328009099" table:style-name="ce1">
            <text:p>3.472790533</text:p>
          </table:table-cell>
          <table:table-cell office:value-type="float" office:value="3.4529849746451702" table:style-name="ce1">
            <text:p>3.452984975</text:p>
          </table:table-cell>
          <table:table-cell office:value-type="float" office:value="3.4365708678677902" table:style-name="ce1">
            <text:p>3.436570868</text:p>
          </table:table-cell>
          <table:table-cell office:value-type="float" office:value="3.4276864182159299" table:style-name="ce1">
            <text:p>3.427686418</text:p>
          </table:table-cell>
          <table:table-cell office:value-type="float" office:value="3.42615291973673" table:style-name="ce1">
            <text:p>3.42615292</text:p>
          </table:table-cell>
          <table:table-cell office:value-type="float" office:value="3.4094561413550299" table:style-name="ce1">
            <text:p>3.409456141</text:p>
          </table:table-cell>
          <table:table-cell office:value-type="float" office:value="3.39064274581852" table:style-name="ce1">
            <text:p>3.390642746</text:p>
          </table:table-cell>
          <table:table-cell office:value-type="float" office:value="3.37649522191774" table:style-name="ce1">
            <text:p>3.376495222</text:p>
          </table:table-cell>
          <table:table-cell office:value-type="float" office:value="3.3669495337276398" table:style-name="ce1">
            <text:p>3.366949534</text:p>
          </table:table-cell>
          <table:table-cell office:value-type="float" office:value="3.3485881584370301" table:style-name="ce1">
            <text:p>3.348588158</text:p>
          </table:table-cell>
          <table:table-cell office:value-type="float" office:value="3.3304263633126299" table:style-name="ce1">
            <text:p>3.330426363</text:p>
          </table:table-cell>
          <table:table-cell office:value-type="float" office:value="3.3143126284185902" table:style-name="ce1">
            <text:p>3.314312628</text:p>
          </table:table-cell>
          <table:table-cell office:value-type="float" office:value="3.2999709212130299" table:style-name="ce1">
            <text:p>3.299970921</text:p>
          </table:table-cell>
          <table:table-cell office:value-type="float" office:value="3.2825866779044599" table:style-name="ce1">
            <text:p>3.282586678</text:p>
          </table:table-cell>
          <table:table-cell office:value-type="float" office:value="3.2651261104687901" table:style-name="ce1">
            <text:p>3.26512611</text:p>
          </table:table-cell>
          <table:table-cell office:value-type="float" office:value="3.2483031979095598" table:style-name="ce1">
            <text:p>3.248303198</text:p>
          </table:table-cell>
          <table:table-cell office:value-type="float" office:value="3.2322860714030299" table:style-name="ce1">
            <text:p>3.232286071</text:p>
          </table:table-cell>
          <table:table-cell office:value-type="float" office:value="3.21970834809609" table:style-name="ce1">
            <text:p>3.219708348</text:p>
          </table:table-cell>
          <table:table-cell office:value-type="float" office:value="3.2033848443912798" table:style-name="ce1">
            <text:p>3.203384844</text:p>
          </table:table-cell>
          <table:table-cell office:value-type="float" office:value="3.1906276990206401" table:style-name="ce1">
            <text:p>3.190627699</text:p>
          </table:table-cell>
          <table:table-cell office:value-type="float" office:value="3.1745036556009598" table:style-name="ce1">
            <text:p>3.174503656</text:p>
          </table:table-cell>
          <table:table-cell office:value-type="float" office:value="3.1589070839459601" table:style-name="ce1">
            <text:p>3.158907084</text:p>
          </table:table-cell>
          <table:table-cell office:value-type="float" office:value="3.1433036674363799" table:style-name="ce1">
            <text:p>3.143303667</text:p>
          </table:table-cell>
          <table:table-cell office:value-type="float" office:value="3.1277823068746402" table:style-name="ce1">
            <text:p>3.127782307</text:p>
          </table:table-cell>
          <table:table-cell office:value-type="float" office:value="3.11653981686809" table:style-name="ce1">
            <text:p>3.116539817</text:p>
          </table:table-cell>
          <table:table-cell office:value-type="float" office:value="3.10774587971766" table:style-name="ce1">
            <text:p>3.10774588</text:p>
          </table:table-cell>
          <table:table-cell office:value-type="float" office:value="3.09221856898069" table:style-name="ce1">
            <text:p>3.092218569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18.502587714996601" table:style-name="ce1">
            <text:p>18.50258771</text:p>
          </table:table-cell>
          <table:table-cell office:value-type="string" table:style-name="ce1">
            <text:p><text:s/>global min</text:p>
          </table:table-cell>
          <table:table-cell office:value-type="float" office:value="-18.677417172277899" table:style-name="ce1">
            <text:p>-18.67741717</text:p>
          </table:table-cell>
          <table:table-cell office:value-type="string" table:style-name="ce1">
            <text:p><text:s/>range</text:p>
          </table:table-cell>
          <table:table-cell office:value-type="float" office:value="37.180004887274499" table:style-name="ce1">
            <text:p>37.18000489</text:p>
          </table:table-cell>
          <table:table-cell office:value-type="string" table:style-name="ce1">
            <text:p><text:s/>regret</text:p>
          </table:table-cell>
          <table:table-cell office:value-type="float" office:value="2.34579426791597" table:style-name="ce1">
            <text:p>2.345794268</text:p>
          </table:table-cell>
          <table:table-cell office:value-type="float" office:value="4.2440140393802404" table:style-name="ce1">
            <text:p>4.244014039</text:p>
          </table:table-cell>
          <table:table-cell office:value-type="float" office:value="6.2810866564558303" table:style-name="ce1">
            <text:p>6.281086656</text:p>
          </table:table-cell>
          <table:table-cell office:value-type="float" office:value="8.55292508188586" table:style-name="ce1">
            <text:p>8.552925082</text:p>
          </table:table-cell>
          <table:table-cell office:value-type="float" office:value="9.6359529312711292" table:style-name="ce1">
            <text:p>9.635952931</text:p>
          </table:table-cell>
          <table:table-cell office:value-type="float" office:value="8.2275014573292005" table:style-name="ce1">
            <text:p>8.227501457</text:p>
          </table:table-cell>
          <table:table-cell office:value-type="float" office:value="7.4534253541763897" table:style-name="ce1">
            <text:p>7.453425354</text:p>
          </table:table-cell>
          <table:table-cell office:value-type="float" office:value="8.0564808686722191" table:style-name="ce1">
            <text:p>8.056480869</text:p>
          </table:table-cell>
          <table:table-cell office:value-type="float" office:value="10.1871531813698" table:style-name="ce1">
            <text:p>10.18715318</text:p>
          </table:table-cell>
          <table:table-cell office:value-type="float" office:value="11.514993060041199" table:style-name="ce1">
            <text:p>11.51499306</text:p>
          </table:table-cell>
          <table:table-cell office:value-type="float" office:value="12.771477139959201" table:style-name="ce1">
            <text:p>12.77147714</text:p>
          </table:table-cell>
          <table:table-cell office:value-type="float" office:value="12.9111068568769" table:style-name="ce1">
            <text:p>12.91110686</text:p>
          </table:table-cell>
          <table:table-cell office:value-type="float" office:value="13.6334815854421" table:style-name="ce1">
            <text:p>13.63348159</text:p>
          </table:table-cell>
          <table:table-cell office:value-type="float" office:value="13.7190329584124" table:style-name="ce1">
            <text:p>13.71903296</text:p>
          </table:table-cell>
          <table:table-cell office:value-type="float" office:value="13.967404742773001" table:style-name="ce1">
            <text:p>13.96740474</text:p>
          </table:table-cell>
          <table:table-cell office:value-type="float" office:value="15.309444677513101" table:style-name="ce1">
            <text:p>15.30944468</text:p>
          </table:table-cell>
          <table:table-cell office:value-type="float" office:value="15.4913400959587" table:style-name="ce1">
            <text:p>15.4913401</text:p>
          </table:table-cell>
          <table:table-cell office:value-type="float" office:value="16.258456950457202" table:style-name="ce1">
            <text:p>16.25845695</text:p>
          </table:table-cell>
          <table:table-cell office:value-type="float" office:value="15.5197970555874" table:style-name="ce1">
            <text:p>15.51979706</text:p>
          </table:table-cell>
          <table:table-cell office:value-type="float" office:value="15.200777406122601" table:style-name="ce1">
            <text:p>15.20077741</text:p>
          </table:table-cell>
          <table:table-cell office:value-type="float" office:value="15.677277926662301" table:style-name="ce1">
            <text:p>15.67727793</text:p>
          </table:table-cell>
          <table:table-cell office:value-type="float" office:value="15.036342237955701" table:style-name="ce1">
            <text:p>15.03634224</text:p>
          </table:table-cell>
          <table:table-cell office:value-type="float" office:value="15.1206174881411" table:style-name="ce1">
            <text:p>15.12061749</text:p>
          </table:table-cell>
          <table:table-cell office:value-type="float" office:value="15.082520079430299" table:style-name="ce1">
            <text:p>15.08252008</text:p>
          </table:table-cell>
          <table:table-cell office:value-type="float" office:value="14.6616037269537" table:style-name="ce1">
            <text:p>14.66160373</text:p>
          </table:table-cell>
          <table:table-cell office:value-type="float" office:value="14.2727446618236" table:style-name="ce1">
            <text:p>14.27274466</text:p>
          </table:table-cell>
          <table:table-cell office:value-type="float" office:value="14.213007593578601" table:style-name="ce1">
            <text:p>14.21300759</text:p>
          </table:table-cell>
          <table:table-cell office:value-type="float" office:value="13.829447932111" table:style-name="ce1">
            <text:p>13.82944793</text:p>
          </table:table-cell>
          <table:table-cell office:value-type="float" office:value="13.985095749530499" table:style-name="ce1">
            <text:p>13.98509575</text:p>
          </table:table-cell>
          <table:table-cell office:value-type="float" office:value="13.5245917548358" table:style-name="ce1">
            <text:p>13.52459175</text:p>
          </table:table-cell>
          <table:table-cell office:value-type="float" office:value="13.158321899180599" table:style-name="ce1">
            <text:p>13.1583219</text:p>
          </table:table-cell>
          <table:table-cell office:value-type="float" office:value="12.7486214473173" table:style-name="ce1">
            <text:p>12.74862145</text:p>
          </table:table-cell>
          <table:table-cell office:value-type="float" office:value="12.425169025241701" table:style-name="ce1">
            <text:p>12.42516903</text:p>
          </table:table-cell>
          <table:table-cell office:value-type="float" office:value="12.070491947035199" table:style-name="ce1">
            <text:p>12.07049195</text:p>
          </table:table-cell>
          <table:table-cell office:value-type="float" office:value="11.7883503370465" table:style-name="ce1">
            <text:p>11.78835034</text:p>
          </table:table-cell>
          <table:table-cell office:value-type="float" office:value="11.526057112904001" table:style-name="ce1">
            <text:p>11.52605711</text:p>
          </table:table-cell>
          <table:table-cell office:value-type="float" office:value="11.217165008873501" table:style-name="ce1">
            <text:p>11.21716501</text:p>
          </table:table-cell>
          <table:table-cell office:value-type="float" office:value="10.9729725660273" table:style-name="ce1">
            <text:p>10.97297257</text:p>
          </table:table-cell>
          <table:table-cell office:value-type="float" office:value="10.7722167356168" table:style-name="ce1">
            <text:p>10.77221674</text:p>
          </table:table-cell>
          <table:table-cell office:value-type="float" office:value="10.5041090032152" table:style-name="ce1">
            <text:p>10.504109</text:p>
          </table:table-cell>
          <table:table-cell office:value-type="float" office:value="10.332626761002301" table:style-name="ce1">
            <text:p>10.33262676</text:p>
          </table:table-cell>
          <table:table-cell office:value-type="float" office:value="10.0869032711402" table:style-name="ce1">
            <text:p>10.08690327</text:p>
          </table:table-cell>
          <table:table-cell office:value-type="float" office:value="9.8832171030294393" table:style-name="ce1">
            <text:p>9.883217103</text:p>
          </table:table-cell>
          <table:table-cell office:value-type="float" office:value="9.6796142450781097" table:style-name="ce1">
            <text:p>9.679614245</text:p>
          </table:table-cell>
          <table:table-cell office:value-type="float" office:value="9.5239676371888091" table:style-name="ce1">
            <text:p>9.523967637</text:p>
          </table:table-cell>
          <table:table-cell office:value-type="float" office:value="9.3178691673278298" table:style-name="ce1">
            <text:p>9.317869167</text:p>
          </table:table-cell>
          <table:table-cell office:value-type="float" office:value="9.5431480806672599" table:style-name="ce1">
            <text:p>9.543148081</text:p>
          </table:table-cell>
          <table:table-cell office:value-type="float" office:value="9.3519605866163307" table:style-name="ce1">
            <text:p>9.351960587</text:p>
          </table:table-cell>
          <table:table-cell office:value-type="float" office:value="9.2071697413215894" table:style-name="ce1">
            <text:p>9.207169741</text:p>
          </table:table-cell>
          <table:table-cell office:value-type="float" office:value="9.0651369233641006" table:style-name="ce1">
            <text:p>9.065136923</text:p>
          </table:table-cell>
          <table:table-cell office:value-type="float" office:value="8.9280693664123092" table:style-name="ce1">
            <text:p>8.928069366</text:p>
          </table:table-cell>
          <table:table-cell office:value-type="float" office:value="8.7565812047070093" table:style-name="ce1">
            <text:p>8.756581205</text:p>
          </table:table-cell>
          <table:table-cell office:value-type="float" office:value="8.6812742356718609" table:style-name="ce1">
            <text:p>8.681274236</text:p>
          </table:table-cell>
          <table:table-cell office:value-type="float" office:value="8.5207077675619498" table:style-name="ce1">
            <text:p>8.520707768</text:p>
          </table:table-cell>
          <table:table-cell office:value-type="float" office:value="8.3659800801105906" table:style-name="ce1">
            <text:p>8.36598008</text:p>
          </table:table-cell>
          <table:table-cell office:value-type="float" office:value="8.2167783814967592" table:style-name="ce1">
            <text:p>8.216778381</text:p>
          </table:table-cell>
          <table:table-cell office:value-type="float" office:value="8.0934181307269899" table:style-name="ce1">
            <text:p>8.093418131</text:p>
          </table:table-cell>
          <table:table-cell office:value-type="float" office:value="7.9953189653861703" table:style-name="ce1">
            <text:p>7.995318965</text:p>
          </table:table-cell>
          <table:table-cell office:value-type="float" office:value="7.8630204719624999" table:style-name="ce1">
            <text:p>7.863020472</text:p>
          </table:table-cell>
          <table:table-cell office:value-type="float" office:value="7.7337556741670097" table:style-name="ce1">
            <text:p>7.733755674</text:p>
          </table:table-cell>
          <table:table-cell office:value-type="float" office:value="7.6530214620537702" table:style-name="ce1">
            <text:p>7.653021462</text:p>
          </table:table-cell>
          <table:table-cell office:value-type="float" office:value="7.5669178474185301" table:style-name="ce1">
            <text:p>7.566917847</text:p>
          </table:table-cell>
          <table:table-cell office:value-type="float" office:value="7.4585321845302799" table:style-name="ce1">
            <text:p>7.458532185</text:p>
          </table:table-cell>
          <table:table-cell office:value-type="float" office:value="7.3460610194753899" table:style-name="ce1">
            <text:p>7.346061019</text:p>
          </table:table-cell>
          <table:table-cell office:value-type="float" office:value="7.2356597100786901" table:style-name="ce1">
            <text:p>7.23565971</text:p>
          </table:table-cell>
          <table:table-cell office:value-type="float" office:value="7.1753536144218097" table:style-name="ce1">
            <text:p>7.175353614</text:p>
          </table:table-cell>
          <table:table-cell office:value-type="float" office:value="7.0710902448541697" table:style-name="ce1">
            <text:p>7.071090245</text:p>
          </table:table-cell>
          <table:table-cell office:value-type="float" office:value="6.9742355433280103" table:style-name="ce1">
            <text:p>6.974235543</text:p>
          </table:table-cell>
          <table:table-cell office:value-type="float" office:value="6.9307178581516302" table:style-name="ce1">
            <text:p>6.930717858</text:p>
          </table:table-cell>
          <table:table-cell office:value-type="float" office:value="6.8651195778876604" table:style-name="ce1">
            <text:p>6.865119578</text:p>
          </table:table-cell>
          <table:table-cell office:value-type="float" office:value="6.7697946438860797" table:style-name="ce1">
            <text:p>6.769794644</text:p>
          </table:table-cell>
          <table:table-cell office:value-type="float" office:value="6.6757697182765501" table:style-name="ce1">
            <text:p>6.675769718</text:p>
          </table:table-cell>
          <table:table-cell office:value-type="float" office:value="6.59657271633127" table:style-name="ce1">
            <text:p>6.596572716</text:p>
          </table:table-cell>
          <table:table-cell office:value-type="float" office:value="6.5080772396180597" table:style-name="ce1">
            <text:p>6.50807724</text:p>
          </table:table-cell>
          <table:table-cell office:value-type="float" office:value="6.4219416422838602" table:style-name="ce1">
            <text:p>6.421941642</text:p>
          </table:table-cell>
          <table:table-cell office:value-type="float" office:value="6.3492106808889597" table:style-name="ce1">
            <text:p>6.349210681</text:p>
          </table:table-cell>
          <table:table-cell office:value-type="float" office:value="6.2681447318414696" table:style-name="ce1">
            <text:p>6.268144732</text:p>
          </table:table-cell>
          <table:table-cell office:value-type="float" office:value="6.2162956833298004" table:style-name="ce1">
            <text:p>6.216295683</text:p>
          </table:table-cell>
          <table:table-cell office:value-type="float" office:value="6.1389645051133801" table:style-name="ce1">
            <text:p>6.138964505</text:p>
          </table:table-cell>
          <table:table-cell office:value-type="float" office:value="6.1634023921010801" table:style-name="ce1">
            <text:p>6.163402392</text:p>
          </table:table-cell>
          <table:table-cell office:value-type="float" office:value="6.1165432385367096" table:style-name="ce1">
            <text:p>6.116543239</text:p>
          </table:table-cell>
          <table:table-cell office:value-type="float" office:value="6.0478655227140097" table:style-name="ce1">
            <text:p>6.047865523</text:p>
          </table:table-cell>
          <table:table-cell office:value-type="float" office:value="5.9772853098305898" table:style-name="ce1">
            <text:p>5.97728531</text:p>
          </table:table-cell>
          <table:table-cell office:value-type="float" office:value="5.9083855782062997" table:style-name="ce1">
            <text:p>5.908385578</text:p>
          </table:table-cell>
          <table:table-cell office:value-type="float" office:value="5.8461028656695904" table:style-name="ce1">
            <text:p>5.846102866</text:p>
          </table:table-cell>
          <table:table-cell office:value-type="float" office:value="5.7803308306430896" table:style-name="ce1">
            <text:p>5.780330831</text:p>
          </table:table-cell>
          <table:table-cell office:value-type="float" office:value="5.7194646204181696" table:style-name="ce1">
            <text:p>5.71946462</text:p>
          </table:table-cell>
          <table:table-cell office:value-type="float" office:value="5.6896475805267102" table:style-name="ce1">
            <text:p>5.689647581</text:p>
          </table:table-cell>
          <table:table-cell office:value-type="float" office:value="5.6321317159488702" table:style-name="ce1">
            <text:p>5.632131716</text:p>
          </table:table-cell>
          <table:table-cell office:value-type="float" office:value="5.5714410958682103" table:style-name="ce1">
            <text:p>5.571441096</text:p>
          </table:table-cell>
          <table:table-cell office:value-type="float" office:value="5.5107429238207999" table:style-name="ce1">
            <text:p>5.510742924</text:p>
          </table:table-cell>
          <table:table-cell office:value-type="float" office:value="5.4621452504799404" table:style-name="ce1">
            <text:p>5.46214525</text:p>
          </table:table-cell>
          <table:table-cell office:value-type="float" office:value="5.4257210168062002" table:style-name="ce1">
            <text:p>5.425721017</text:p>
          </table:table-cell>
          <table:table-cell office:value-type="float" office:value="5.3680005804572" table:style-name="ce1">
            <text:p>5.36800058</text:p>
          </table:table-cell>
          <table:table-cell office:value-type="float" office:value="5.3114953111892298" table:style-name="ce1">
            <text:p>5.311495311</text:p>
          </table:table-cell>
          <table:table-cell office:value-type="float" office:value="5.2561672350310102" table:style-name="ce1">
            <text:p>5.256167235</text:p>
          </table:table-cell>
          <table:table-cell office:value-type="float" office:value="5.22435341023197" table:style-name="ce1">
            <text:p>5.22435341</text:p>
          </table:table-cell>
          <table:table-cell office:value-type="float" office:value="5.1711685814213597" table:style-name="ce1">
            <text:p>5.171168581</text:p>
          </table:table-cell>
          <table:table-cell office:value-type="float" office:value="5.1428518377038497" table:style-name="ce1">
            <text:p>5.142851838</text:p>
          </table:table-cell>
          <table:table-cell office:value-type="float" office:value="5.0915457211947297" table:style-name="ce1">
            <text:p>5.091545721</text:p>
          </table:table-cell>
          <table:table-cell office:value-type="float" office:value="5.0415644568619502" table:style-name="ce1">
            <text:p>5.041564457</text:p>
          </table:table-cell>
          <table:table-cell office:value-type="float" office:value="5.01457736089188" table:style-name="ce1">
            <text:p>5.014577361</text:p>
          </table:table-cell>
          <table:table-cell office:value-type="float" office:value="4.9677339676151604" table:style-name="ce1">
            <text:p>4.967733968</text:p>
          </table:table-cell>
          <table:table-cell office:value-type="float" office:value="4.9224709258209502" table:style-name="ce1">
            <text:p>4.922470926</text:p>
          </table:table-cell>
          <table:table-cell office:value-type="float" office:value="4.8784006756174501" table:style-name="ce1">
            <text:p>4.878400676</text:p>
          </table:table-cell>
          <table:table-cell office:value-type="float" office:value="4.8358322576042898" table:style-name="ce1">
            <text:p>4.835832258</text:p>
          </table:table-cell>
          <table:table-cell office:value-type="float" office:value="4.7933954575748503" table:style-name="ce1">
            <text:p>4.793395458</text:p>
          </table:table-cell>
          <table:table-cell office:value-type="float" office:value="4.7524024289512203" table:style-name="ce1">
            <text:p>4.752402429</text:p>
          </table:table-cell>
          <table:table-cell office:value-type="float" office:value="4.71054284568919" table:style-name="ce1">
            <text:p>4.710542846</text:p>
          </table:table-cell>
          <table:table-cell office:value-type="float" office:value="4.6710483504213096" table:style-name="ce1">
            <text:p>4.67104835</text:p>
          </table:table-cell>
          <table:table-cell office:value-type="float" office:value="4.6316253441513302" table:style-name="ce1">
            <text:p>4.631625344</text:p>
          </table:table-cell>
          <table:table-cell office:value-type="float" office:value="4.5925963466233499" table:style-name="ce1">
            <text:p>4.592596347</text:p>
          </table:table-cell>
          <table:table-cell office:value-type="float" office:value="4.5545653581970802" table:style-name="ce1">
            <text:p>4.554565358</text:p>
          </table:table-cell>
          <table:table-cell office:value-type="float" office:value="4.5178248582674696" table:style-name="ce1">
            <text:p>4.517824858</text:p>
          </table:table-cell>
          <table:table-cell office:value-type="float" office:value="4.4801890582250596" table:style-name="ce1">
            <text:p>4.480189058</text:p>
          </table:table-cell>
          <table:table-cell office:value-type="float" office:value="4.4721109399370604" table:style-name="ce1">
            <text:p>4.47211094</text:p>
          </table:table-cell>
          <table:table-cell office:value-type="float" office:value="4.4370172427258296" table:style-name="ce1">
            <text:p>4.437017243</text:p>
          </table:table-cell>
          <table:table-cell office:value-type="float" office:value="4.4019162038421698" table:style-name="ce1">
            <text:p>4.401916204</text:p>
          </table:table-cell>
          <table:table-cell office:value-type="float" office:value="4.3671133586083402" table:style-name="ce1">
            <text:p>4.367113359</text:p>
          </table:table-cell>
          <table:table-cell office:value-type="float" office:value="4.3458896432227503" table:style-name="ce1">
            <text:p>4.345889643</text:p>
          </table:table-cell>
          <table:table-cell office:value-type="float" office:value="4.3103321918207804" table:style-name="ce1">
            <text:p>4.310332192</text:p>
          </table:table-cell>
          <table:table-cell office:value-type="float" office:value="4.2937711558633804" table:style-name="ce1">
            <text:p>4.293771156</text:p>
          </table:table-cell>
          <table:table-cell office:value-type="float" office:value="4.2793139215401004" table:style-name="ce1">
            <text:p>4.279313922</text:p>
          </table:table-cell>
          <table:table-cell office:value-type="float" office:value="4.2448033253986397" table:style-name="ce1">
            <text:p>4.244803325</text:p>
          </table:table-cell>
          <table:table-cell office:value-type="float" office:value="4.2108448987954601" table:style-name="ce1">
            <text:p>4.210844899</text:p>
          </table:table-cell>
          <table:table-cell office:value-type="float" office:value="4.20530292804757" table:style-name="ce1">
            <text:p>4.205302928</text:p>
          </table:table-cell>
          <table:table-cell office:value-type="float" office:value="4.1722866859904402" table:style-name="ce1">
            <text:p>4.172286686</text:p>
          </table:table-cell>
          <table:table-cell office:value-type="float" office:value="4.1410186330427798" table:style-name="ce1">
            <text:p>4.141018633</text:p>
          </table:table-cell>
          <table:table-cell office:value-type="float" office:value="4.1097481987109203" table:style-name="ce1">
            <text:p>4.109748199</text:p>
          </table:table-cell>
          <table:table-cell office:value-type="float" office:value="4.0809512769225504" table:style-name="ce1">
            <text:p>4.080951277</text:p>
          </table:table-cell>
          <table:table-cell office:value-type="float" office:value="4.0506167832378903" table:style-name="ce1">
            <text:p>4.050616783</text:p>
          </table:table-cell>
          <table:table-cell office:value-type="float" office:value="4.02074190309391" table:style-name="ce1">
            <text:p>4.020741903</text:p>
          </table:table-cell>
          <table:table-cell office:value-type="float" office:value="3.9932637562001401" table:style-name="ce1">
            <text:p>3.993263756</text:p>
          </table:table-cell>
          <table:table-cell office:value-type="float" office:value="3.9648790106567802" table:style-name="ce1">
            <text:p>3.964879011</text:p>
          </table:table-cell>
          <table:table-cell office:value-type="float" office:value="4.1390190303118803" table:style-name="ce1">
            <text:p>4.13901903</text:p>
          </table:table-cell>
          <table:table-cell office:value-type="float" office:value="4.1112773342523896" table:style-name="ce1">
            <text:p>4.111277334</text:p>
          </table:table-cell>
          <table:table-cell office:value-type="float" office:value="4.0826527395015697" table:style-name="ce1">
            <text:p>4.08265274</text:p>
          </table:table-cell>
          <table:table-cell office:value-type="float" office:value="4.05572154839086" table:style-name="ce1">
            <text:p>4.055721548</text:p>
          </table:table-cell>
          <table:table-cell office:value-type="float" office:value="4.0279085002253803" table:style-name="ce1">
            <text:p>4.0279085</text:p>
          </table:table-cell>
          <table:table-cell office:value-type="float" office:value="4.0166704413500396" table:style-name="ce1">
            <text:p>4.016670441</text:p>
          </table:table-cell>
          <table:table-cell office:value-type="float" office:value="3.9902762868330499" table:style-name="ce1">
            <text:p>3.990276287</text:p>
          </table:table-cell>
          <table:table-cell office:value-type="float" office:value="3.9647542592231102" table:style-name="ce1">
            <text:p>3.964754259</text:p>
          </table:table-cell>
          <table:table-cell office:value-type="float" office:value="3.9383553333082002" table:style-name="ce1">
            <text:p>3.938355333</text:p>
          </table:table-cell>
          <table:table-cell office:value-type="float" office:value="3.9128138214172901" table:style-name="ce1">
            <text:p>3.912813821</text:p>
          </table:table-cell>
          <table:table-cell office:value-type="float" office:value="3.88713722853434" table:style-name="ce1">
            <text:p>3.887137229</text:p>
          </table:table-cell>
          <table:table-cell office:value-type="float" office:value="3.8630208664637098" table:style-name="ce1">
            <text:p>3.863020866</text:p>
          </table:table-cell>
          <table:table-cell office:value-type="float" office:value="3.83874925957929" table:style-name="ce1">
            <text:p>3.83874926</text:p>
          </table:table-cell>
          <table:table-cell office:value-type="float" office:value="3.8145710728322499" table:style-name="ce1">
            <text:p>3.814571073</text:p>
          </table:table-cell>
          <table:table-cell office:value-type="float" office:value="3.80118648517792" table:style-name="ce1">
            <text:p>3.801186485</text:p>
          </table:table-cell>
          <table:table-cell office:value-type="float" office:value="3.7759164749949798" table:style-name="ce1">
            <text:p>3.775916475</text:p>
          </table:table-cell>
          <table:table-cell office:value-type="float" office:value="3.7509811669336699" table:style-name="ce1">
            <text:p>3.750981167</text:p>
          </table:table-cell>
          <table:table-cell office:value-type="float" office:value="3.7303454685498001" table:style-name="ce1">
            <text:p>3.730345469</text:p>
          </table:table-cell>
          <table:table-cell office:value-type="float" office:value="3.7060441268389699" table:style-name="ce1">
            <text:p>3.706044127</text:p>
          </table:table-cell>
          <table:table-cell office:value-type="float" office:value="3.6820583869685399" table:style-name="ce1">
            <text:p>3.682058387</text:p>
          </table:table-cell>
          <table:table-cell office:value-type="float" office:value="3.6734390257243699" table:style-name="ce1">
            <text:p>3.673439026</text:p>
          </table:table-cell>
          <table:table-cell office:value-type="float" office:value="3.66473123314098" table:style-name="ce1">
            <text:p>3.664731233</text:p>
          </table:table-cell>
          <table:table-cell office:value-type="float" office:value="3.6416941389142998" table:style-name="ce1">
            <text:p>3.641694139</text:p>
          </table:table-cell>
          <table:table-cell office:value-type="float" office:value="3.6189486534753099" table:style-name="ce1">
            <text:p>3.618948653</text:p>
          </table:table-cell>
          <table:table-cell office:value-type="float" office:value="3.5972570009923799" table:style-name="ce1">
            <text:p>3.597257001</text:p>
          </table:table-cell>
          <table:table-cell office:value-type="float" office:value="3.5754437235126302" table:style-name="ce1">
            <text:p>3.575443724</text:p>
          </table:table-cell>
          <table:table-cell office:value-type="float" office:value="3.5548532508263202" table:style-name="ce1">
            <text:p>3.554853251</text:p>
          </table:table-cell>
          <table:table-cell office:value-type="float" office:value="3.5335710246127801" table:style-name="ce1">
            <text:p>3.533571025</text:p>
          </table:table-cell>
          <table:table-cell office:value-type="float" office:value="3.5125499300092198" table:style-name="ce1">
            <text:p>3.51254993</text:p>
          </table:table-cell>
          <table:table-cell office:value-type="float" office:value="3.4933645546202801" table:style-name="ce1">
            <text:p>3.493364555</text:p>
          </table:table-cell>
          <table:table-cell office:value-type="float" office:value="3.4728419367391399" table:style-name="ce1">
            <text:p>3.472841937</text:p>
          </table:table-cell>
          <table:table-cell office:value-type="float" office:value="3.5682370612430598" table:style-name="ce1">
            <text:p>3.568237061</text:p>
          </table:table-cell>
          <table:table-cell office:value-type="float" office:value="3.5480063474235801" table:style-name="ce1">
            <text:p>3.548006347</text:p>
          </table:table-cell>
          <table:table-cell office:value-type="float" office:value="3.5290667165830998" table:style-name="ce1">
            <text:p>3.529066717</text:p>
          </table:table-cell>
          <table:table-cell office:value-type="float" office:value="3.50930719668255" table:style-name="ce1">
            <text:p>3.509307197</text:p>
          </table:table-cell>
          <table:table-cell office:value-type="float" office:value="3.5098378078588999" table:style-name="ce1">
            <text:p>3.509837808</text:p>
          </table:table-cell>
          <table:table-cell office:value-type="float" office:value="3.4914536590774001" table:style-name="ce1">
            <text:p>3.491453659</text:p>
          </table:table-cell>
          <table:table-cell office:value-type="float" office:value="3.4722574625327098" table:style-name="ce1">
            <text:p>3.472257463</text:p>
          </table:table-cell>
          <table:table-cell office:value-type="float" office:value="3.4536916831019799" table:style-name="ce1">
            <text:p>3.453691683</text:p>
          </table:table-cell>
          <table:table-cell office:value-type="float" office:value="3.4355388266154998" table:style-name="ce1">
            <text:p>3.435538827</text:p>
          </table:table-cell>
          <table:table-cell office:value-type="float" office:value="3.4173950482977999" table:style-name="ce1">
            <text:p>3.417395048</text:p>
          </table:table-cell>
          <table:table-cell office:value-type="float" office:value="3.3990559165085501" table:style-name="ce1">
            <text:p>3.399055917</text:p>
          </table:table-cell>
          <table:table-cell office:value-type="float" office:value="3.3813232707713099" table:style-name="ce1">
            <text:p>3.381323271</text:p>
          </table:table-cell>
          <table:table-cell office:value-type="float" office:value="3.3633928470781602" table:style-name="ce1">
            <text:p>3.363392847</text:p>
          </table:table-cell>
          <table:table-cell office:value-type="float" office:value="3.3460575664856398" table:style-name="ce1">
            <text:p>3.346057566</text:p>
          </table:table-cell>
          <table:table-cell office:value-type="float" office:value="3.3285222903017702" table:style-name="ce1">
            <text:p>3.32852229</text:p>
          </table:table-cell>
          <table:table-cell office:value-type="float" office:value="3.3110717578066802" table:style-name="ce1">
            <text:p>3.311071758</text:p>
          </table:table-cell>
          <table:table-cell office:value-type="float" office:value="3.3028805256887099" table:style-name="ce1">
            <text:p>3.302880526</text:p>
          </table:table-cell>
          <table:table-cell office:value-type="float" office:value="3.2848903859731302" table:style-name="ce1">
            <text:p>3.284890386</text:p>
          </table:table-cell>
          <table:table-cell office:value-type="float" office:value="3.2690276576049202" table:style-name="ce1">
            <text:p>3.269027658</text:p>
          </table:table-cell>
          <table:table-cell office:value-type="float" office:value="3.2514234010059302" table:style-name="ce1">
            <text:p>3.251423401</text:p>
          </table:table-cell>
          <table:table-cell office:value-type="float" office:value="3.2340084374886602" table:style-name="ce1">
            <text:p>3.234008437</text:p>
          </table:table-cell>
          <table:table-cell office:value-type="float" office:value="3.2199995956442602" table:style-name="ce1">
            <text:p>3.219999596</text:p>
          </table:table-cell>
          <table:table-cell office:value-type="float" office:value="3.2031267650267599" table:style-name="ce1">
            <text:p>3.203126765</text:p>
          </table:table-cell>
          <table:table-cell office:value-type="float" office:value="3.1864324828813899" table:style-name="ce1">
            <text:p>3.186432483</text:p>
          </table:table-cell>
          <table:table-cell office:value-type="float" office:value="3.1697262076388202" table:style-name="ce1">
            <text:p>3.169726208</text:p>
          </table:table-cell>
          <table:table-cell office:value-type="float" office:value="3.1649665917485299" table:style-name="ce1">
            <text:p>3.164966592</text:p>
          </table:table-cell>
          <table:table-cell office:value-type="float" office:value="3.1487319086641801" table:style-name="ce1">
            <text:p>3.148731909</text:p>
          </table:table-cell>
          <table:table-cell office:value-type="float" office:value="3.1326654606376998" table:style-name="ce1">
            <text:p>3.132665461</text:p>
          </table:table-cell>
          <table:table-cell office:value-type="float" office:value="3.1184050632438098" table:style-name="ce1">
            <text:p>3.118405063</text:p>
          </table:table-cell>
          <table:table-cell office:value-type="float" office:value="3.1149878615132298" table:style-name="ce1">
            <text:p>3.114987862</text:p>
          </table:table-cell>
          <table:table-cell office:value-type="float" office:value="3.0996416612209798" table:style-name="ce1">
            <text:p>3.099641661</text:p>
          </table:table-cell>
          <table:table-cell office:value-type="float" office:value="3.1080968398231299" table:style-name="ce1">
            <text:p>3.10809684</text:p>
          </table:table-cell>
          <table:table-cell office:value-type="float" office:value="3.0929404547948902" table:style-name="ce1">
            <text:p>3.092940455</text:p>
          </table:table-cell>
          <table:table-cell office:value-type="float" office:value="3.0792379819879998" table:style-name="ce1">
            <text:p>3.079237982</text:p>
          </table:table-cell>
          <table:table-cell office:value-type="float" office:value="3.06437745509922" table:style-name="ce1">
            <text:p>3.064377455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52.371669291977099" table:style-name="ce1">
            <text:p>52.37166929</text:p>
          </table:table-cell>
          <table:table-cell office:value-type="string" table:style-name="ce1">
            <text:p><text:s/>global min</text:p>
          </table:table-cell>
          <table:table-cell office:value-type="float" office:value="-35.665232273237898" table:style-name="ce1">
            <text:p>-35.66523227</text:p>
          </table:table-cell>
          <table:table-cell office:value-type="string" table:style-name="ce1">
            <text:p><text:s/>range</text:p>
          </table:table-cell>
          <table:table-cell office:value-type="float" office:value="88.036901565215004" table:style-name="ce1">
            <text:p>88.03690157</text:p>
          </table:table-cell>
          <table:table-cell office:value-type="string" table:style-name="ce1">
            <text:p><text:s/>regret</text:p>
          </table:table-cell>
          <table:table-cell office:value-type="float" office:value="43.432618998817198" table:style-name="ce1">
            <text:p>43.432619</text:p>
          </table:table-cell>
          <table:table-cell office:value-type="float" office:value="32.560298569762502" table:style-name="ce1">
            <text:p>32.56029857</text:p>
          </table:table-cell>
          <table:table-cell office:value-type="float" office:value="31.161657687181801" table:style-name="ce1">
            <text:p>31.16165769</text:p>
          </table:table-cell>
          <table:table-cell office:value-type="float" office:value="29.9639424254311" table:style-name="ce1">
            <text:p>29.96394243</text:p>
          </table:table-cell>
          <table:table-cell office:value-type="float" office:value="28.2943304144062" table:style-name="ce1">
            <text:p>28.29433041</text:p>
          </table:table-cell>
          <table:table-cell office:value-type="float" office:value="28.702458007246999" table:style-name="ce1">
            <text:p>28.70245801</text:p>
          </table:table-cell>
          <table:table-cell office:value-type="float" office:value="27.646137755069201" table:style-name="ce1">
            <text:p>27.64613776</text:p>
          </table:table-cell>
          <table:table-cell office:value-type="float" office:value="31.357473131838901" table:style-name="ce1">
            <text:p>31.35747313</text:p>
          </table:table-cell>
          <table:table-cell office:value-type="float" office:value="34.494750945259099" table:style-name="ce1">
            <text:p>34.49475095</text:p>
          </table:table-cell>
          <table:table-cell office:value-type="float" office:value="38.448573836122897" table:style-name="ce1">
            <text:p>38.44857384</text:p>
          </table:table-cell>
          <table:table-cell office:value-type="float" office:value="41.6711313557865" table:style-name="ce1">
            <text:p>41.67113136</text:p>
          </table:table-cell>
          <table:table-cell office:value-type="float" office:value="45.233366355401103" table:style-name="ce1">
            <text:p>45.23336636</text:p>
          </table:table-cell>
          <table:table-cell office:value-type="float" office:value="42.10216578088" table:style-name="ce1">
            <text:p>42.10216578</text:p>
          </table:table-cell>
          <table:table-cell office:value-type="float" office:value="39.1606471926154" table:style-name="ce1">
            <text:p>39.16064719</text:p>
          </table:table-cell>
          <table:table-cell office:value-type="float" office:value="36.552970899835302" table:style-name="ce1">
            <text:p>36.5529709</text:p>
          </table:table-cell>
          <table:table-cell office:value-type="float" office:value="34.596911998538403" table:style-name="ce1">
            <text:p>34.596912</text:p>
          </table:table-cell>
          <table:table-cell office:value-type="float" office:value="32.564476163384001" table:style-name="ce1">
            <text:p>32.56447616</text:p>
          </table:table-cell>
          <table:table-cell office:value-type="float" office:value="30.757866532135601" table:style-name="ce1">
            <text:p>30.75786653</text:p>
          </table:table-cell>
          <table:table-cell office:value-type="float" office:value="29.1391142702536" table:style-name="ce1">
            <text:p>29.13911427</text:p>
          </table:table-cell>
          <table:table-cell office:value-type="float" office:value="27.6822372345598" table:style-name="ce1">
            <text:p>27.68223723</text:p>
          </table:table-cell>
          <table:table-cell office:value-type="float" office:value="26.364110392741601" table:style-name="ce1">
            <text:p>26.36411039</text:p>
          </table:table-cell>
          <table:table-cell office:value-type="float" office:value="25.167641160829199" table:style-name="ce1">
            <text:p>25.16764116</text:p>
          </table:table-cell>
          <table:table-cell office:value-type="float" office:value="24.100224329586101" table:style-name="ce1">
            <text:p>24.10022433</text:p>
          </table:table-cell>
          <table:table-cell office:value-type="float" office:value="23.114133908883399" table:style-name="ce1">
            <text:p>23.11413391</text:p>
          </table:table-cell>
          <table:table-cell office:value-type="float" office:value="22.206291528092098" table:style-name="ce1">
            <text:p>22.20629153</text:p>
          </table:table-cell>
          <table:table-cell office:value-type="float" office:value="21.368897785962499" table:style-name="ce1">
            <text:p>21.36889779</text:p>
          </table:table-cell>
          <table:table-cell office:value-type="float" office:value="20.600310980639399" table:style-name="ce1">
            <text:p>20.60031098</text:p>
          </table:table-cell>
          <table:table-cell office:value-type="float" office:value="19.880087525356601" table:style-name="ce1">
            <text:p>19.88008753</text:p>
          </table:table-cell>
          <table:table-cell office:value-type="float" office:value="19.208983624106398" table:style-name="ce1">
            <text:p>19.20898362</text:p>
          </table:table-cell>
          <table:table-cell office:value-type="float" office:value="18.577296308800499" table:style-name="ce1">
            <text:p>18.57729631</text:p>
          </table:table-cell>
          <table:table-cell office:value-type="float" office:value="17.986363013837" table:style-name="ce1">
            <text:p>17.98636301</text:p>
          </table:table-cell>
          <table:table-cell office:value-type="float" office:value="17.443572108474498" table:style-name="ce1">
            <text:p>17.44357211</text:p>
          </table:table-cell>
          <table:table-cell office:value-type="float" office:value="16.922808231397401" table:style-name="ce1">
            <text:p>16.92280823</text:p>
          </table:table-cell>
          <table:table-cell office:value-type="float" office:value="16.437374883094499" table:style-name="ce1">
            <text:p>16.43737488</text:p>
          </table:table-cell>
          <table:table-cell office:value-type="float" office:value="15.975117434004099" table:style-name="ce1">
            <text:p>15.97511743</text:p>
          </table:table-cell>
          <table:table-cell office:value-type="float" office:value="15.5429773494235" table:style-name="ce1">
            <text:p>15.54297735</text:p>
          </table:table-cell>
          <table:table-cell office:value-type="float" office:value="15.1298796957885" table:style-name="ce1">
            <text:p>15.1298797</text:p>
          </table:table-cell>
          <table:table-cell office:value-type="float" office:value="14.7427269245599" table:style-name="ce1">
            <text:p>14.74272692</text:p>
          </table:table-cell>
          <table:table-cell office:value-type="float" office:value="14.3758378811794" table:style-name="ce1">
            <text:p>14.37583788</text:p>
          </table:table-cell>
          <table:table-cell office:value-type="float" office:value="14.0228243621695" table:style-name="ce1">
            <text:p>14.02282436</text:p>
          </table:table-cell>
          <table:table-cell office:value-type="float" office:value="13.6871058207734" table:style-name="ce1">
            <text:p>13.68710582</text:p>
          </table:table-cell>
          <table:table-cell office:value-type="float" office:value="13.3711765009717" table:style-name="ce1">
            <text:p>13.3711765</text:p>
          </table:table-cell>
          <table:table-cell office:value-type="float" office:value="13.0662273768777" table:style-name="ce1">
            <text:p>13.06622738</text:p>
          </table:table-cell>
          <table:table-cell office:value-type="float" office:value="12.7751395766062" table:style-name="ce1">
            <text:p>12.77513958</text:p>
          </table:table-cell>
          <table:table-cell office:value-type="float" office:value="12.500538127994901" table:style-name="ce1">
            <text:p>12.50053813</text:p>
          </table:table-cell>
          <table:table-cell office:value-type="float" office:value="12.2344039114066" table:style-name="ce1">
            <text:p>12.23440391</text:p>
          </table:table-cell>
          <table:table-cell office:value-type="float" office:value="11.9829926449745" table:style-name="ce1">
            <text:p>11.98299264</text:p>
          </table:table-cell>
          <table:table-cell office:value-type="float" office:value="11.738729551640301" table:style-name="ce1">
            <text:p>11.73872955</text:p>
          </table:table-cell>
          <table:table-cell office:value-type="float" office:value="11.5043737877452" table:style-name="ce1">
            <text:p>11.50437379</text:p>
          </table:table-cell>
          <table:table-cell office:value-type="float" office:value="11.279453595288899" table:style-name="ce1">
            <text:p>11.2794536</text:p>
          </table:table-cell>
          <table:table-cell office:value-type="float" office:value="11.0632936644162" table:style-name="ce1">
            <text:p>11.06329366</text:p>
          </table:table-cell>
          <table:table-cell office:value-type="float" office:value="10.8555065586569" table:style-name="ce1">
            <text:p>10.85550656</text:p>
          </table:table-cell>
          <table:table-cell office:value-type="float" office:value="10.6555026069988" table:style-name="ce1">
            <text:p>10.65550261</text:p>
          </table:table-cell>
          <table:table-cell office:value-type="float" office:value="10.4629630062198" table:style-name="ce1">
            <text:p>10.46296301</text:p>
          </table:table-cell>
          <table:table-cell office:value-type="float" office:value="10.2803286677267" table:style-name="ce1">
            <text:p>10.28032867</text:p>
          </table:table-cell>
          <table:table-cell office:value-type="float" office:value="10.101365015891099" table:style-name="ce1">
            <text:p>10.10136502</text:p>
          </table:table-cell>
          <table:table-cell office:value-type="float" office:value="9.9286269826435305" table:style-name="ce1">
            <text:p>9.928626983</text:p>
          </table:table-cell>
          <table:table-cell office:value-type="float" office:value="9.7618983133725994" table:style-name="ce1">
            <text:p>9.761898313</text:p>
          </table:table-cell>
          <table:table-cell office:value-type="float" office:value="9.77768402514595" table:style-name="ce1">
            <text:p>9.777684025</text:p>
          </table:table-cell>
          <table:table-cell office:value-type="float" office:value="9.6288930230195007" table:style-name="ce1">
            <text:p>9.628893023</text:p>
          </table:table-cell>
          <table:table-cell office:value-type="float" office:value="9.4811579577607805" table:style-name="ce1">
            <text:p>9.481157958</text:p>
          </table:table-cell>
          <table:table-cell office:value-type="float" office:value="9.3381885397684794" table:style-name="ce1">
            <text:p>9.33818854</text:p>
          </table:table-cell>
          <table:table-cell office:value-type="float" office:value="9.1997578334584702" table:style-name="ce1">
            <text:p>9.199757833</text:p>
          </table:table-cell>
          <table:table-cell office:value-type="float" office:value="9.0625440296403905" table:style-name="ce1">
            <text:p>9.06254403</text:p>
          </table:table-cell>
          <table:table-cell office:value-type="float" office:value="8.9297980327647206" table:style-name="ce1">
            <text:p>8.929798033</text:p>
          </table:table-cell>
          <table:table-cell office:value-type="float" office:value="8.8008325230122502" table:style-name="ce1">
            <text:p>8.800832523</text:p>
          </table:table-cell>
          <table:table-cell office:value-type="float" office:value="8.6733329952796705" table:style-name="ce1">
            <text:p>8.673332995</text:p>
          </table:table-cell>
          <table:table-cell office:value-type="float" office:value="8.5519321334240992" table:style-name="ce1">
            <text:p>8.551932133</text:p>
          </table:table-cell>
          <table:table-cell office:value-type="float" office:value="8.4317354961995505" table:style-name="ce1">
            <text:p>8.431735496</text:p>
          </table:table-cell>
          <table:table-cell office:value-type="float" office:value="8.3149292336935794" table:style-name="ce1">
            <text:p>8.314929234</text:p>
          </table:table-cell>
          <table:table-cell office:value-type="float" office:value="8.2014564862461992" table:style-name="ce1">
            <text:p>8.201456486</text:p>
          </table:table-cell>
          <table:table-cell office:value-type="float" office:value="8.0933539571192004" table:style-name="ce1">
            <text:p>8.093353957</text:p>
          </table:table-cell>
          <table:table-cell office:value-type="float" office:value="7.9860253298289301" table:style-name="ce1">
            <text:p>7.98602533</text:p>
          </table:table-cell>
          <table:table-cell office:value-type="float" office:value="7.8815560297066698" table:style-name="ce1">
            <text:p>7.88155603</text:p>
          </table:table-cell>
          <table:table-cell office:value-type="float" office:value="7.7799134715096399" table:style-name="ce1">
            <text:p>7.779913472</text:p>
          </table:table-cell>
          <table:table-cell office:value-type="float" office:value="7.6809053616316501" table:style-name="ce1">
            <text:p>7.680905362</text:p>
          </table:table-cell>
          <table:table-cell office:value-type="float" office:value="7.5844688909712703" table:style-name="ce1">
            <text:p>7.584468891</text:p>
          </table:table-cell>
          <table:table-cell office:value-type="float" office:value="7.49054447140663" table:style-name="ce1">
            <text:p>7.490544471</text:p>
          </table:table-cell>
          <table:table-cell office:value-type="float" office:value="7.3989590619050496" table:style-name="ce1">
            <text:p>7.398959062</text:p>
          </table:table-cell>
          <table:table-cell office:value-type="float" office:value="7.3097016256928597" table:style-name="ce1">
            <text:p>7.309701626</text:p>
          </table:table-cell>
          <table:table-cell office:value-type="float" office:value="7.2226102120519897" table:style-name="ce1">
            <text:p>7.222610212</text:p>
          </table:table-cell>
          <table:table-cell office:value-type="float" office:value="7.1376803822090302" table:style-name="ce1">
            <text:p>7.137680382</text:p>
          </table:table-cell>
          <table:table-cell office:value-type="float" office:value="7.0547601019508699" table:style-name="ce1">
            <text:p>7.054760102</text:p>
          </table:table-cell>
          <table:table-cell office:value-type="float" office:value="6.9738506265101501" table:style-name="ce1">
            <text:p>6.973850627</text:p>
          </table:table-cell>
          <table:table-cell office:value-type="float" office:value="6.8948088205604003" table:style-name="ce1">
            <text:p>6.894808821</text:p>
          </table:table-cell>
          <table:table-cell office:value-type="float" office:value="6.8176408594484199" table:style-name="ce1">
            <text:p>6.817640859</text:p>
          </table:table-cell>
          <table:table-cell office:value-type="float" office:value="6.7422116210729399" table:style-name="ce1">
            <text:p>6.742211621</text:p>
          </table:table-cell>
          <table:table-cell office:value-type="float" office:value="6.6685315363440401" table:style-name="ce1">
            <text:p>6.668531536</text:p>
          </table:table-cell>
          <table:table-cell office:value-type="float" office:value="6.5964727226860402" table:style-name="ce1">
            <text:p>6.596472723</text:p>
          </table:table-cell>
          <table:table-cell office:value-type="float" office:value="6.5260152159982203" table:style-name="ce1">
            <text:p>6.526015216</text:p>
          </table:table-cell>
          <table:table-cell office:value-type="float" office:value="6.4571399297227403" table:style-name="ce1">
            <text:p>6.45713993</text:p>
          </table:table-cell>
          <table:table-cell office:value-type="float" office:value="6.3897285948429499" table:style-name="ce1">
            <text:p>6.389728595</text:p>
          </table:table-cell>
          <table:table-cell office:value-type="float" office:value="6.3237999450589397" table:style-name="ce1">
            <text:p>6.323799945</text:p>
          </table:table-cell>
          <table:table-cell office:value-type="float" office:value="6.2592414043751399" table:style-name="ce1">
            <text:p>6.259241404</text:p>
          </table:table-cell>
          <table:table-cell office:value-type="float" office:value="6.1960742755388702" table:style-name="ce1">
            <text:p>6.196074276</text:p>
          </table:table-cell>
          <table:table-cell office:value-type="float" office:value="6.1341911801768196" table:style-name="ce1">
            <text:p>6.13419118</text:p>
          </table:table-cell>
          <table:table-cell office:value-type="float" office:value="6.0736156439371598" table:style-name="ce1">
            <text:p>6.073615644</text:p>
          </table:table-cell>
          <table:table-cell office:value-type="float" office:value="6.0142450467621096" table:style-name="ce1">
            <text:p>6.014245047</text:p>
          </table:table-cell>
          <table:table-cell office:value-type="float" office:value="5.9561048358345099" table:style-name="ce1">
            <text:p>5.956104836</text:p>
          </table:table-cell>
          <table:table-cell office:value-type="float" office:value="5.8990967586839798" table:style-name="ce1">
            <text:p>5.899096759</text:p>
          </table:table-cell>
          <table:table-cell office:value-type="float" office:value="5.8432479211220603" table:style-name="ce1">
            <text:p>5.843247921</text:p>
          </table:table-cell>
          <table:table-cell office:value-type="float" office:value="5.7884640897461797" table:style-name="ce1">
            <text:p>5.78846409</text:p>
          </table:table-cell>
          <table:table-cell office:value-type="float" office:value="5.7347440220863302" table:style-name="ce1">
            <text:p>5.734744022</text:p>
          </table:table-cell>
          <table:table-cell office:value-type="float" office:value="5.6820865234598203" table:style-name="ce1">
            <text:p>5.682086523</text:p>
          </table:table-cell>
          <table:table-cell office:value-type="float" office:value="5.6292148183774096" table:style-name="ce1">
            <text:p>5.629214818</text:p>
          </table:table-cell>
          <table:table-cell office:value-type="float" office:value="5.5785464159863896" table:style-name="ce1">
            <text:p>5.578546416</text:p>
          </table:table-cell>
          <table:table-cell office:value-type="float" office:value="5.5287964225732704" table:style-name="ce1">
            <text:p>5.528796423</text:p>
          </table:table-cell>
          <table:table-cell office:value-type="float" office:value="5.4799961238913797" table:style-name="ce1">
            <text:p>5.479996124</text:p>
          </table:table-cell>
          <table:table-cell office:value-type="float" office:value="5.4320631055142297" table:style-name="ce1">
            <text:p>5.432063106</text:p>
          </table:table-cell>
          <table:table-cell office:value-type="float" office:value="5.3850294787816502" table:style-name="ce1">
            <text:p>5.385029479</text:p>
          </table:table-cell>
          <table:table-cell office:value-type="float" office:value="5.3388156737546204" table:style-name="ce1">
            <text:p>5.338815674</text:p>
          </table:table-cell>
          <table:table-cell office:value-type="float" office:value="5.2922880462476298" table:style-name="ce1">
            <text:p>5.292288046</text:p>
          </table:table-cell>
          <table:table-cell office:value-type="float" office:value="5.2477129053143097" table:style-name="ce1">
            <text:p>5.247712905</text:p>
          </table:table-cell>
          <table:table-cell office:value-type="float" office:value="5.2039466882933896" table:style-name="ce1">
            <text:p>5.203946688</text:p>
          </table:table-cell>
          <table:table-cell office:value-type="float" office:value="5.1609149529237301" table:style-name="ce1">
            <text:p>5.160914953</text:p>
          </table:table-cell>
          <table:table-cell office:value-type="float" office:value="5.1175253532689702" table:style-name="ce1">
            <text:p>5.117525353</text:p>
          </table:table-cell>
          <table:table-cell office:value-type="float" office:value="5.0759678470083998" table:style-name="ce1">
            <text:p>5.075967847</text:p>
          </table:table-cell>
          <table:table-cell office:value-type="float" office:value="5.0351406971602701" table:style-name="ce1">
            <text:p>5.035140697</text:p>
          </table:table-cell>
          <table:table-cell office:value-type="float" office:value="4.99392571222453" table:style-name="ce1">
            <text:p>4.993925712</text:p>
          </table:table-cell>
          <table:table-cell office:value-type="float" office:value="4.9533976437043696" table:style-name="ce1">
            <text:p>4.953397644</text:p>
          </table:table-cell>
          <table:table-cell office:value-type="float" office:value="4.9145957141277199" table:style-name="ce1">
            <text:p>4.914595714</text:p>
          </table:table-cell>
          <table:table-cell office:value-type="float" office:value="4.8764047420511201" table:style-name="ce1">
            <text:p>4.876404742</text:p>
          </table:table-cell>
          <table:table-cell office:value-type="float" office:value="4.8388596967086697" table:style-name="ce1">
            <text:p>4.838859697</text:p>
          </table:table-cell>
          <table:table-cell office:value-type="float" office:value="4.8008895176207496" table:style-name="ce1">
            <text:p>4.800889518</text:p>
          </table:table-cell>
          <table:table-cell office:value-type="float" office:value="4.7645493147992202" table:style-name="ce1">
            <text:p>4.764549315</text:p>
          </table:table-cell>
          <table:table-cell office:value-type="float" office:value="4.72876159897368" table:style-name="ce1">
            <text:p>4.728761599</text:p>
          </table:table-cell>
          <table:table-cell office:value-type="float" office:value="4.6925552674054396" table:style-name="ce1">
            <text:p>4.692555267</text:p>
          </table:table-cell>
          <table:table-cell office:value-type="float" office:value="4.6579131494173502" table:style-name="ce1">
            <text:p>4.657913149</text:p>
          </table:table-cell>
          <table:table-cell office:value-type="float" office:value="4.6228173691102903" table:style-name="ce1">
            <text:p>4.622817369</text:p>
          </table:table-cell>
          <table:table-cell office:value-type="float" office:value="4.5892446521550498" table:style-name="ce1">
            <text:p>4.589244652</text:p>
          </table:table-cell>
          <table:table-cell office:value-type="float" office:value="4.5561610832132704" table:style-name="ce1">
            <text:p>4.556161083</text:p>
          </table:table-cell>
          <table:table-cell office:value-type="float" office:value="4.5226122976811398" table:style-name="ce1">
            <text:p>4.522612298</text:p>
          </table:table-cell>
          <table:table-cell office:value-type="float" office:value="4.4905272211631004" table:style-name="ce1">
            <text:p>4.490527221</text:p>
          </table:table-cell>
          <table:table-cell office:value-type="float" office:value="4.4589439147733003" table:style-name="ce1">
            <text:p>4.458943915</text:p>
          </table:table-cell>
          <table:table-cell office:value-type="float" office:value="4.4268817931068796" table:style-name="ce1">
            <text:p>4.426881793</text:p>
          </table:table-cell>
          <table:table-cell office:value-type="float" office:value="4.39529117322967" table:style-name="ce1">
            <text:p>4.395291173</text:p>
          </table:table-cell>
          <table:table-cell office:value-type="float" office:value="4.3650946257238301" table:style-name="ce1">
            <text:p>4.365094626</text:p>
          </table:table-cell>
          <table:table-cell office:value-type="float" office:value="4.3344095740142796" table:style-name="ce1">
            <text:p>4.334409574</text:p>
          </table:table-cell>
          <table:table-cell office:value-type="float" office:value="4.3050855063230298" table:style-name="ce1">
            <text:p>4.305085506</text:p>
          </table:table-cell>
          <table:table-cell office:value-type="float" office:value="4.2761584464263001" table:style-name="ce1">
            <text:p>4.276158446</text:p>
          </table:table-cell>
          <table:table-cell office:value-type="float" office:value="4.2467570212020496" table:style-name="ce1">
            <text:p>4.246757021</text:p>
          </table:table-cell>
          <table:table-cell office:value-type="float" office:value="4.21866974756633" table:style-name="ce1">
            <text:p>4.218669748</text:p>
          </table:table-cell>
          <table:table-cell office:value-type="float" office:value="4.1900815499596202" table:style-name="ce1">
            <text:p>4.19008155</text:p>
          </table:table-cell>
          <table:table-cell office:value-type="float" office:value="4.1618707155360903" table:style-name="ce1">
            <text:p>4.161870716</text:p>
          </table:table-cell>
          <table:table-cell office:value-type="float" office:value="4.1349288286757204" table:style-name="ce1">
            <text:p>4.134928829</text:p>
          </table:table-cell>
          <table:table-cell office:value-type="float" office:value="4.1083770159103299" table:style-name="ce1">
            <text:p>4.108377016</text:p>
          </table:table-cell>
          <table:table-cell office:value-type="float" office:value="4.0813170191341204" table:style-name="ce1">
            <text:p>4.081317019</text:p>
          </table:table-cell>
          <table:table-cell office:value-type="float" office:value="4.0546035351735599" table:style-name="ce1">
            <text:p>4.054603535</text:p>
          </table:table-cell>
          <table:table-cell office:value-type="float" office:value="4.02910483440583" table:style-name="ce1">
            <text:p>4.029104834</text:p>
          </table:table-cell>
          <table:table-cell office:value-type="float" office:value="4.0039665632759904" table:style-name="ce1">
            <text:p>4.003966563</text:p>
          </table:table-cell>
          <table:table-cell office:value-type="float" office:value="3.97831484755765" table:style-name="ce1">
            <text:p>3.978314848</text:p>
          </table:table-cell>
          <table:table-cell office:value-type="float" office:value="3.95300065441455" table:style-name="ce1">
            <text:p>3.953000654</text:p>
          </table:table-cell>
          <table:table-cell office:value-type="float" office:value="3.92885270350288" table:style-name="ce1">
            <text:p>3.928852704</text:p>
          </table:table-cell>
          <table:table-cell office:value-type="float" office:value="3.9041884488684899" table:style-name="ce1">
            <text:p>3.904188449</text:p>
          </table:table-cell>
          <table:table-cell office:value-type="float" office:value="3.8798241452820599" table:style-name="ce1">
            <text:p>3.879824145</text:p>
          </table:table-cell>
          <table:table-cell office:value-type="float" office:value="3.85658999768911" table:style-name="ce1">
            <text:p>3.856589998</text:p>
          </table:table-cell>
          <table:table-cell office:value-type="float" office:value="3.83367136181166" table:style-name="ce1">
            <text:p>3.833671362</text:p>
          </table:table-cell>
          <table:table-cell office:value-type="float" office:value="3.81023393224201" table:style-name="ce1">
            <text:p>3.810233932</text:p>
          </table:table-cell>
          <table:table-cell office:value-type="float" office:value="3.7870913131071902" table:style-name="ce1">
            <text:p>3.787091313</text:p>
          </table:table-cell>
          <table:table-cell office:value-type="float" office:value="3.7650367684310799" table:style-name="ce1">
            <text:p>3.765036768</text:p>
          </table:table-cell>
          <table:table-cell office:value-type="float" office:value="3.7424623629737899" table:style-name="ce1">
            <text:p>3.742462363</text:p>
          </table:table-cell>
          <table:table-cell office:value-type="float" office:value="3.7201491471095798" table:style-name="ce1">
            <text:p>3.720149147</text:p>
          </table:table-cell>
          <table:table-cell office:value-type="float" office:value="3.6988923862118601" table:style-name="ce1">
            <text:p>3.698892386</text:p>
          </table:table-cell>
          <table:table-cell office:value-type="float" office:value="3.6779135555942899" table:style-name="ce1">
            <text:p>3.677913556</text:p>
          </table:table-cell>
          <table:table-cell office:value-type="float" office:value="3.6564144279228499" table:style-name="ce1">
            <text:p>3.656414428</text:p>
          </table:table-cell>
          <table:table-cell office:value-type="float" office:value="3.6351572409653099" table:style-name="ce1">
            <text:p>3.635157241</text:p>
          </table:table-cell>
          <table:table-cell office:value-type="float" office:value="3.61491855761092" table:style-name="ce1">
            <text:p>3.614918558</text:p>
          </table:table-cell>
          <table:table-cell office:value-type="float" office:value="3.5941614316309201" table:style-name="ce1">
            <text:p>3.594161432</text:p>
          </table:table-cell>
          <table:table-cell office:value-type="float" office:value="3.5736667337503101" table:style-name="ce1">
            <text:p>3.573666734</text:p>
          </table:table-cell>
          <table:table-cell office:value-type="float" office:value="3.5541649539337099" table:style-name="ce1">
            <text:p>3.554164954</text:p>
          </table:table-cell>
          <table:table-cell office:value-type="float" office:value="3.5348733291784402" table:style-name="ce1">
            <text:p>3.534873329</text:p>
          </table:table-cell>
          <table:table-cell office:value-type="float" office:value="3.5150643062935201" table:style-name="ce1">
            <text:p>3.515064306</text:p>
          </table:table-cell>
          <table:table-cell office:value-type="float" office:value="3.49550068307683" table:style-name="ce1">
            <text:p>3.495500683</text:p>
          </table:table-cell>
          <table:table-cell office:value-type="float" office:value="3.4761619290925201" table:style-name="ce1">
            <text:p>3.476161929</text:p>
          </table:table-cell>
          <table:table-cell office:value-type="float" office:value="3.4577745132972999" table:style-name="ce1">
            <text:p>3.457774513</text:p>
          </table:table-cell>
          <table:table-cell office:value-type="float" office:value="3.4388698711183698" table:style-name="ce1">
            <text:p>3.438869871</text:p>
          </table:table-cell>
          <table:table-cell office:value-type="float" office:value="3.42016281756952" table:style-name="ce1">
            <text:p>3.420162818</text:p>
          </table:table-cell>
          <table:table-cell office:value-type="float" office:value="3.4023826732055502" table:style-name="ce1">
            <text:p>3.402382673</text:p>
          </table:table-cell>
          <table:table-cell office:value-type="float" office:value="3.3848183239973002" table:style-name="ce1">
            <text:p>3.384818324</text:p>
          </table:table-cell>
          <table:table-cell office:value-type="float" office:value="3.3667390971406901" table:style-name="ce1">
            <text:p>3.366739097</text:p>
          </table:table-cell>
          <table:table-cell office:value-type="float" office:value="3.3488439717032898" table:style-name="ce1">
            <text:p>3.348843972</text:p>
          </table:table-cell>
          <table:table-cell office:value-type="float" office:value="3.3311610789456201" table:style-name="ce1">
            <text:p>3.331161079</text:p>
          </table:table-cell>
          <table:table-cell office:value-type="float" office:value="3.3136714418464899" table:style-name="ce1">
            <text:p>3.313671442</text:p>
          </table:table-cell>
          <table:table-cell office:value-type="float" office:value="3.2970665109936799" table:style-name="ce1">
            <text:p>3.297066511</text:p>
          </table:table-cell>
          <table:table-cell office:value-type="float" office:value="3.2799502460142902" table:style-name="ce1">
            <text:p>3.279950246</text:p>
          </table:table-cell>
          <table:table-cell office:value-type="float" office:value="3.2630027790624498" table:style-name="ce1">
            <text:p>3.263002779</text:p>
          </table:table-cell>
          <table:table-cell office:value-type="float" office:value="3.2469187915850202" table:style-name="ce1">
            <text:p>3.246918792</text:p>
          </table:table-cell>
          <table:table-cell office:value-type="float" office:value="3.23102222442196" table:style-name="ce1">
            <text:p>3.231022224</text:p>
          </table:table-cell>
          <table:table-cell office:value-type="float" office:value="3.2146176491065299" table:style-name="ce1">
            <text:p>3.214617649</text:p>
          </table:table-cell>
          <table:table-cell office:value-type="float" office:value="3.19837082670582" table:style-name="ce1">
            <text:p>3.198370827</text:p>
          </table:table-cell>
          <table:table-cell office:value-type="float" office:value="3.1823089767744102" table:style-name="ce1">
            <text:p>3.182308977</text:p>
          </table:table-cell>
          <table:table-cell office:value-type="float" office:value="3.1663996664421101" table:style-name="ce1">
            <text:p>3.166399666</text:p>
          </table:table-cell>
          <table:table-cell office:value-type="float" office:value="3.15131623356304" table:style-name="ce1">
            <text:p>3.151316234</text:p>
          </table:table-cell>
          <table:table-cell office:value-type="float" office:value="3.1357306931476199" table:style-name="ce1">
            <text:p>3.135730693</text:p>
          </table:table-cell>
          <table:table-cell office:value-type="float" office:value="3.1203195485150999" table:style-name="ce1">
            <text:p>3.120319549</text:p>
          </table:table-cell>
          <table:table-cell office:value-type="float" office:value="3.1057177353335401" table:style-name="ce1">
            <text:p>3.105717735</text:p>
          </table:table-cell>
          <table:table-cell office:value-type="float" office:value="3.0912485951581501" table:style-name="ce1">
            <text:p>3.091248595</text:p>
          </table:table-cell>
          <table:table-cell office:value-type="float" office:value="3.0758472754385102" table:style-name="ce1">
            <text:p>3.075847275</text:p>
          </table:table-cell>
          <table:table-cell office:value-type="float" office:value="3.0610468242544302" table:style-name="ce1">
            <text:p>3.061046824</text:p>
          </table:table-cell>
          <table:table-cell office:value-type="float" office:value="3.0470334109578001" table:style-name="ce1">
            <text:p>3.047033411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32.704140211020203" table:style-name="ce1">
            <text:p>32.70414021</text:p>
          </table:table-cell>
          <table:table-cell office:value-type="string" table:style-name="ce1">
            <text:p><text:s/>global min</text:p>
          </table:table-cell>
          <table:table-cell office:value-type="float" office:value="-28.587942952358201" table:style-name="ce1">
            <text:p>-28.58794295</text:p>
          </table:table-cell>
          <table:table-cell office:value-type="string" table:style-name="ce1">
            <text:p><text:s/>range</text:p>
          </table:table-cell>
          <table:table-cell office:value-type="float" office:value="61.2920831633784" table:style-name="ce1">
            <text:p>61.29208316</text:p>
          </table:table-cell>
          <table:table-cell office:value-type="string" table:style-name="ce1">
            <text:p><text:s/>regret</text:p>
          </table:table-cell>
          <table:table-cell office:value-type="float" office:value="55.696045069820798" table:style-name="ce1">
            <text:p>55.69604507</text:p>
          </table:table-cell>
          <table:table-cell office:value-type="float" office:value="35.907785048489799" table:style-name="ce1">
            <text:p>35.90778505</text:p>
          </table:table-cell>
          <table:table-cell office:value-type="float" office:value="30.666712000143502" table:style-name="ce1">
            <text:p>30.666712</text:p>
          </table:table-cell>
          <table:table-cell office:value-type="float" office:value="30.432206099826999" table:style-name="ce1">
            <text:p>30.4322061</text:p>
          </table:table-cell>
          <table:table-cell office:value-type="float" office:value="29.382373129500898" table:style-name="ce1">
            <text:p>29.38237313</text:p>
          </table:table-cell>
          <table:table-cell office:value-type="float" office:value="28.762094289622599" table:style-name="ce1">
            <text:p>28.76209429</text:p>
          </table:table-cell>
          <table:table-cell office:value-type="float" office:value="28.6675890155643" table:style-name="ce1">
            <text:p>28.66758902</text:p>
          </table:table-cell>
          <table:table-cell office:value-type="float" office:value="30.175791957374098" table:style-name="ce1">
            <text:p>30.17579196</text:p>
          </table:table-cell>
          <table:table-cell office:value-type="float" office:value="28.609999237713701" table:style-name="ce1">
            <text:p>28.60999924</text:p>
          </table:table-cell>
          <table:table-cell office:value-type="float" office:value="29.940144612258301" table:style-name="ce1">
            <text:p>29.94014461</text:p>
          </table:table-cell>
          <table:table-cell office:value-type="float" office:value="28.098880384839902" table:style-name="ce1">
            <text:p>28.09888038</text:p>
          </table:table-cell>
          <table:table-cell office:value-type="float" office:value="27.997730586774001" table:style-name="ce1">
            <text:p>27.99773059</text:p>
          </table:table-cell>
          <table:table-cell office:value-type="float" office:value="27.940525293129301" table:style-name="ce1">
            <text:p>27.94052529</text:p>
          </table:table-cell>
          <table:table-cell office:value-type="float" office:value="30.299384959379299" table:style-name="ce1">
            <text:p>30.29938496</text:p>
          </table:table-cell>
          <table:table-cell office:value-type="float" office:value="28.3861595413765" table:style-name="ce1">
            <text:p>28.38615954</text:p>
          </table:table-cell>
          <table:table-cell office:value-type="float" office:value="26.877358239068201" table:style-name="ce1">
            <text:p>26.87735824</text:p>
          </table:table-cell>
          <table:table-cell office:value-type="float" office:value="25.298186415921101" table:style-name="ce1">
            <text:p>25.29818642</text:p>
          </table:table-cell>
          <table:table-cell office:value-type="float" office:value="24.186484415587401" table:style-name="ce1">
            <text:p>24.18648442</text:p>
          </table:table-cell>
          <table:table-cell office:value-type="float" office:value="22.914749549197399" table:style-name="ce1">
            <text:p>22.91474955</text:p>
          </table:table-cell>
          <table:table-cell office:value-type="float" office:value="21.7701881694463" table:style-name="ce1">
            <text:p>21.77018817</text:p>
          </table:table-cell>
          <table:table-cell office:value-type="float" office:value="20.736944200951701" table:style-name="ce1">
            <text:p>20.7369442</text:p>
          </table:table-cell>
          <table:table-cell office:value-type="float" office:value="19.8021216525425" table:style-name="ce1">
            <text:p>19.80212165</text:p>
          </table:table-cell>
          <table:table-cell office:value-type="float" office:value="19.351504363897298" table:style-name="ce1">
            <text:p>19.35150436</text:p>
          </table:table-cell>
          <table:table-cell office:value-type="float" office:value="18.586606291787898" table:style-name="ce1">
            <text:p>18.58660629</text:p>
          </table:table-cell>
          <table:table-cell office:value-type="float" office:value="17.854398098154899" table:style-name="ce1">
            <text:p>17.8543981</text:p>
          </table:table-cell>
          <table:table-cell office:value-type="float" office:value="17.1865668789338" table:style-name="ce1">
            <text:p>17.18656688</text:p>
          </table:table-cell>
          <table:table-cell office:value-type="float" office:value="16.5655426162519" table:style-name="ce1">
            <text:p>16.56554262</text:p>
          </table:table-cell>
          <table:table-cell office:value-type="float" office:value="15.991444179900199" table:style-name="ce1">
            <text:p>15.99144418</text:p>
          </table:table-cell>
          <table:table-cell office:value-type="float" office:value="15.454460304266499" table:style-name="ce1">
            <text:p>15.4544603</text:p>
          </table:table-cell>
          <table:table-cell office:value-type="float" office:value="14.955671174071099" table:style-name="ce1">
            <text:p>14.95567117</text:p>
          </table:table-cell>
          <table:table-cell office:value-type="float" office:value="14.486743451892099" table:style-name="ce1">
            <text:p>14.48674345</text:p>
          </table:table-cell>
          <table:table-cell office:value-type="float" office:value="14.049369793970699" table:style-name="ce1">
            <text:p>14.04936979</text:p>
          </table:table-cell>
          <table:table-cell office:value-type="float" office:value="13.6321586320613" table:style-name="ce1">
            <text:p>13.63215863</text:p>
          </table:table-cell>
          <table:table-cell office:value-type="float" office:value="13.2416676902604" table:style-name="ce1">
            <text:p>13.24166769</text:p>
          </table:table-cell>
          <table:table-cell office:value-type="float" office:value="12.8753032358679" table:style-name="ce1">
            <text:p>12.87530324</text:p>
          </table:table-cell>
          <table:table-cell office:value-type="float" office:value="12.8736778527091" table:style-name="ce1">
            <text:p>12.87367785</text:p>
          </table:table-cell>
          <table:table-cell office:value-type="float" office:value="12.5333460580673" table:style-name="ce1">
            <text:p>12.53334606</text:p>
          </table:table-cell>
          <table:table-cell office:value-type="float" office:value="12.210926463143499" table:style-name="ce1">
            <text:p>12.21092646</text:p>
          </table:table-cell>
          <table:table-cell office:value-type="float" office:value="11.902206506035901" table:style-name="ce1">
            <text:p>11.90220651</text:p>
          </table:table-cell>
          <table:table-cell office:value-type="float" office:value="11.6249511278291" table:style-name="ce1">
            <text:p>11.62495113</text:p>
          </table:table-cell>
          <table:table-cell office:value-type="float" office:value="11.348279184490901" table:style-name="ce1">
            <text:p>11.34827918</text:p>
          </table:table-cell>
          <table:table-cell office:value-type="float" office:value="11.080165787579899" table:style-name="ce1">
            <text:p>11.08016579</text:p>
          </table:table-cell>
          <table:table-cell office:value-type="float" office:value="10.8374550635369" table:style-name="ce1">
            <text:p>10.83745506</text:p>
          </table:table-cell>
          <table:table-cell office:value-type="float" office:value="10.5975447541603" table:style-name="ce1">
            <text:p>10.59754475</text:p>
          </table:table-cell>
          <table:table-cell office:value-type="float" office:value="10.365840384866701" table:style-name="ce1">
            <text:p>10.36584038</text:p>
          </table:table-cell>
          <table:table-cell office:value-type="float" office:value="10.151165298204401" table:style-name="ce1">
            <text:p>10.1511653</text:p>
          </table:table-cell>
          <table:table-cell office:value-type="float" office:value="9.9411703227312298" table:style-name="ce1">
            <text:p>9.941170323</text:p>
          </table:table-cell>
          <table:table-cell office:value-type="float" office:value="9.7390516150769599" table:style-name="ce1">
            <text:p>9.739051615</text:p>
          </table:table-cell>
          <table:table-cell office:value-type="float" office:value="9.5460383464215894" table:style-name="ce1">
            <text:p>9.546038346</text:p>
          </table:table-cell>
          <table:table-cell office:value-type="float" office:value="9.36493330746125" table:style-name="ce1">
            <text:p>9.364933307</text:p>
          </table:table-cell>
          <table:table-cell office:value-type="float" office:value="9.7165072713062095" table:style-name="ce1">
            <text:p>9.716507271</text:p>
          </table:table-cell>
          <table:table-cell office:value-type="float" office:value="9.5350629286073101" table:style-name="ce1">
            <text:p>9.535062929</text:p>
          </table:table-cell>
          <table:table-cell office:value-type="float" office:value="9.3604655422366694" table:style-name="ce1">
            <text:p>9.360465542</text:p>
          </table:table-cell>
          <table:table-cell office:value-type="float" office:value="9.1962122247583" table:style-name="ce1">
            <text:p>9.196212225</text:p>
          </table:table-cell>
          <table:table-cell office:value-type="float" office:value="9.03412475614385" table:style-name="ce1">
            <text:p>9.034124756</text:p>
          </table:table-cell>
          <table:table-cell office:value-type="float" office:value="8.8770773918435406" table:style-name="ce1">
            <text:p>8.877077392</text:p>
          </table:table-cell>
          <table:table-cell office:value-type="float" office:value="8.7262760595474003" table:style-name="ce1">
            <text:p>8.72627606</text:p>
          </table:table-cell>
          <table:table-cell office:value-type="float" office:value="8.5819517587074294" table:style-name="ce1">
            <text:p>8.581951759</text:p>
          </table:table-cell>
          <table:table-cell office:value-type="float" office:value="8.4412644653558395" table:style-name="ce1">
            <text:p>8.441264465</text:p>
          </table:table-cell>
          <table:table-cell office:value-type="float" office:value="8.3029850028240304" table:style-name="ce1">
            <text:p>8.302985003</text:p>
          </table:table-cell>
          <table:table-cell office:value-type="float" office:value="8.1714836331213991" table:style-name="ce1">
            <text:p>8.171483633</text:p>
          </table:table-cell>
          <table:table-cell office:value-type="float" office:value="8.0655081501571395" table:style-name="ce1">
            <text:p>8.06550815</text:p>
          </table:table-cell>
          <table:table-cell office:value-type="float" office:value="7.9388733622852596" table:style-name="ce1">
            <text:p>7.938873362</text:p>
          </table:table-cell>
          <table:table-cell office:value-type="float" office:value="7.81486616285284" table:style-name="ce1">
            <text:p>7.814866163</text:p>
          </table:table-cell>
          <table:table-cell office:value-type="float" office:value="7.6989667057468498" table:style-name="ce1">
            <text:p>7.698966706</text:p>
          </table:table-cell>
          <table:table-cell office:value-type="float" office:value="7.5826720882988203" table:style-name="ce1">
            <text:p>7.582672088</text:p>
          </table:table-cell>
          <table:table-cell office:value-type="float" office:value="7.4698489519686397" table:style-name="ce1">
            <text:p>7.469848952</text:p>
          </table:table-cell>
          <table:table-cell office:value-type="float" office:value="7.3661586995356201" table:style-name="ce1">
            <text:p>7.3661587</text:p>
          </table:table-cell>
          <table:table-cell office:value-type="float" office:value="7.2614969316213003" table:style-name="ce1">
            <text:p>7.261496932</text:p>
          </table:table-cell>
          <table:table-cell office:value-type="float" office:value="7.1587907587561403" table:style-name="ce1">
            <text:p>7.158790759</text:p>
          </table:table-cell>
          <table:table-cell office:value-type="float" office:value="7.0638628859077803" table:style-name="ce1">
            <text:p>7.063862886</text:p>
          </table:table-cell>
          <table:table-cell office:value-type="float" office:value="7.6303359705727001" table:style-name="ce1">
            <text:p>7.630335971</text:p>
          </table:table-cell>
          <table:table-cell office:value-type="float" office:value="7.5277902273244104" table:style-name="ce1">
            <text:p>7.527790227</text:p>
          </table:table-cell>
          <table:table-cell office:value-type="float" office:value="7.4317243024487203" table:style-name="ce1">
            <text:p>7.431724302</text:p>
          </table:table-cell>
          <table:table-cell office:value-type="float" office:value="7.3345612679286996" table:style-name="ce1">
            <text:p>7.334561268</text:p>
          </table:table-cell>
          <table:table-cell office:value-type="float" office:value="7.2399551553697403" table:style-name="ce1">
            <text:p>7.239955155</text:p>
          </table:table-cell>
          <table:table-cell office:value-type="float" office:value="7.1513701765535496" table:style-name="ce1">
            <text:p>7.151370177</text:p>
          </table:table-cell>
          <table:table-cell office:value-type="float" office:value="7.0627561019224299" table:style-name="ce1">
            <text:p>7.062756102</text:p>
          </table:table-cell>
          <table:table-cell office:value-type="float" office:value="6.97691616963181" table:style-name="ce1">
            <text:p>6.97691617</text:p>
          </table:table-cell>
          <table:table-cell office:value-type="float" office:value="6.8926981219529901" table:style-name="ce1">
            <text:p>6.892698122</text:p>
          </table:table-cell>
          <table:table-cell office:value-type="float" office:value="6.8110771753975703" table:style-name="ce1">
            <text:p>6.811077175</text:p>
          </table:table-cell>
          <table:table-cell office:value-type="float" office:value="6.7309356532015796" table:style-name="ce1">
            <text:p>6.730935653</text:p>
          </table:table-cell>
          <table:table-cell office:value-type="float" office:value="6.6532304218493099" table:style-name="ce1">
            <text:p>6.653230422</text:p>
          </table:table-cell>
          <table:table-cell office:value-type="float" office:value="6.5757454967492901" table:style-name="ce1">
            <text:p>6.575745497</text:p>
          </table:table-cell>
          <table:table-cell office:value-type="float" office:value="6.5197624553070597" table:style-name="ce1">
            <text:p>6.519762455</text:p>
          </table:table-cell>
          <table:table-cell office:value-type="float" office:value="6.4459378701982404" table:style-name="ce1">
            <text:p>6.44593787</text:p>
          </table:table-cell>
          <table:table-cell office:value-type="float" office:value="6.3718466303109098" table:style-name="ce1">
            <text:p>6.37184663</text:p>
          </table:table-cell>
          <table:table-cell office:value-type="float" office:value="6.2994666981325" table:style-name="ce1">
            <text:p>6.299466698</text:p>
          </table:table-cell>
          <table:table-cell office:value-type="float" office:value="6.2318479874901502" table:style-name="ce1">
            <text:p>6.231847987</text:p>
          </table:table-cell>
          <table:table-cell office:value-type="float" office:value="6.1628665871199999" table:style-name="ce1">
            <text:p>6.162866587</text:p>
          </table:table-cell>
          <table:table-cell office:value-type="float" office:value="6.0954012614832598" table:style-name="ce1">
            <text:p>6.095401261</text:p>
          </table:table-cell>
          <table:table-cell office:value-type="float" office:value="6.0337002889293503" table:style-name="ce1">
            <text:p>6.033700289</text:p>
          </table:table-cell>
          <table:table-cell office:value-type="float" office:value="5.9695966818554798" table:style-name="ce1">
            <text:p>5.969596682</text:p>
          </table:table-cell>
          <table:table-cell office:value-type="float" office:value="5.9068569813150997" table:style-name="ce1">
            <text:p>5.906856981</text:p>
          </table:table-cell>
          <table:table-cell office:value-type="float" office:value="5.8490891371593996" table:style-name="ce1">
            <text:p>5.849089137</text:p>
          </table:table-cell>
          <table:table-cell office:value-type="float" office:value="5.7889118006375204" table:style-name="ce1">
            <text:p>5.788911801</text:p>
          </table:table-cell>
          <table:table-cell office:value-type="float" office:value="5.7299752339408396" table:style-name="ce1">
            <text:p>5.729975234</text:p>
          </table:table-cell>
          <table:table-cell office:value-type="float" office:value="5.6757807089671903" table:style-name="ce1">
            <text:p>5.675780709</text:p>
          </table:table-cell>
          <table:table-cell office:value-type="float" office:value="5.6191775182812602" table:style-name="ce1">
            <text:p>5.619177518</text:p>
          </table:table-cell>
          <table:table-cell office:value-type="float" office:value="5.5637063914090401" table:style-name="ce1">
            <text:p>5.563706391</text:p>
          </table:table-cell>
          <table:table-cell office:value-type="float" office:value="5.5127678309646297" table:style-name="ce1">
            <text:p>5.512767831</text:p>
          </table:table-cell>
          <table:table-cell office:value-type="float" office:value="5.4601377219693603" table:style-name="ce1">
            <text:p>5.460137722</text:p>
          </table:table-cell>
          <table:table-cell office:value-type="float" office:value="5.4078263346789797" table:style-name="ce1">
            <text:p>5.407826335</text:p>
          </table:table-cell>
          <table:table-cell office:value-type="float" office:value="5.35985600248517" table:style-name="ce1">
            <text:p>5.359856002</text:p>
          </table:table-cell>
          <table:table-cell office:value-type="float" office:value="5.3101859140181498" table:style-name="ce1">
            <text:p>5.310185914</text:p>
          </table:table-cell>
          <table:table-cell office:value-type="float" office:value="5.2607696773864596" table:style-name="ce1">
            <text:p>5.260769677</text:p>
          </table:table-cell>
          <table:table-cell office:value-type="float" office:value="5.21423352573765" table:style-name="ce1">
            <text:p>5.214233526</text:p>
          </table:table-cell>
          <table:table-cell office:value-type="float" office:value="5.1672915182164498" table:style-name="ce1">
            <text:p>5.167291518</text:p>
          </table:table-cell>
          <table:table-cell office:value-type="float" office:value="5.12246683870036" table:style-name="ce1">
            <text:p>5.122466839</text:p>
          </table:table-cell>
          <table:table-cell office:value-type="float" office:value="5.0772125648344302" table:style-name="ce1">
            <text:p>5.077212565</text:p>
          </table:table-cell>
          <table:table-cell office:value-type="float" office:value="5.0340070593040602" table:style-name="ce1">
            <text:p>5.034007059</text:p>
          </table:table-cell>
          <table:table-cell office:value-type="float" office:value="4.99035071693035" table:style-name="ce1">
            <text:p>4.990350717</text:p>
          </table:table-cell>
          <table:table-cell office:value-type="float" office:value="4.9474670531827103" table:style-name="ce1">
            <text:p>4.947467053</text:p>
          </table:table-cell>
          <table:table-cell office:value-type="float" office:value="4.9065366531632399" table:style-name="ce1">
            <text:p>4.906536653</text:p>
          </table:table-cell>
          <table:table-cell office:value-type="float" office:value="4.8651276102091998" table:style-name="ce1">
            <text:p>4.86512761</text:p>
          </table:table-cell>
          <table:table-cell office:value-type="float" office:value="4.82561272952604" table:style-name="ce1">
            <text:p>4.82561273</text:p>
          </table:table-cell>
          <table:table-cell office:value-type="float" office:value="4.7856031909270804" table:style-name="ce1">
            <text:p>4.785603191</text:p>
          </table:table-cell>
          <table:table-cell office:value-type="float" office:value="4.7474319897409503" table:style-name="ce1">
            <text:p>4.74743199</text:p>
          </table:table-cell>
          <table:table-cell office:value-type="float" office:value="4.7095499760063699" table:style-name="ce1">
            <text:p>4.709549976</text:p>
          </table:table-cell>
          <table:table-cell office:value-type="float" office:value="4.6726487382976902" table:style-name="ce1">
            <text:p>4.672648738</text:p>
          </table:table-cell>
          <table:table-cell office:value-type="float" office:value="4.6352259942906597" table:style-name="ce1">
            <text:p>4.635225994</text:p>
          </table:table-cell>
          <table:table-cell office:value-type="float" office:value="4.59841673789031" table:style-name="ce1">
            <text:p>4.598416738</text:p>
          </table:table-cell>
          <table:table-cell office:value-type="float" office:value="4.5633190526307397" table:style-name="ce1">
            <text:p>4.563319053</text:p>
          </table:table-cell>
          <table:table-cell office:value-type="float" office:value="4.5276833886050696" table:style-name="ce1">
            <text:p>4.527683389</text:p>
          </table:table-cell>
          <table:table-cell office:value-type="float" office:value="4.5077598022289402" table:style-name="ce1">
            <text:p>4.507759802</text:p>
          </table:table-cell>
          <table:table-cell office:value-type="float" office:value="4.4726785062924304" table:style-name="ce1">
            <text:p>4.472678506</text:p>
          </table:table-cell>
          <table:table-cell office:value-type="float" office:value="4.4374795621374501" table:style-name="ce1">
            <text:p>4.437479562</text:p>
          </table:table-cell>
          <table:table-cell office:value-type="float" office:value="4.4028117530582502" table:style-name="ce1">
            <text:p>4.402811753</text:p>
          </table:table-cell>
          <table:table-cell office:value-type="float" office:value="4.3700058335457701" table:style-name="ce1">
            <text:p>4.370005834</text:p>
          </table:table-cell>
          <table:table-cell office:value-type="float" office:value="4.3365713421660201" table:style-name="ce1">
            <text:p>4.336571342</text:p>
          </table:table-cell>
          <table:table-cell office:value-type="float" office:value="4.3056158468133203" table:style-name="ce1">
            <text:p>4.305615847</text:p>
          </table:table-cell>
          <table:table-cell office:value-type="float" office:value="4.2731757415660798" table:style-name="ce1">
            <text:p>4.273175742</text:p>
          </table:table-cell>
          <table:table-cell office:value-type="float" office:value="4.2412234574503698" table:style-name="ce1">
            <text:p>4.241223457</text:p>
          </table:table-cell>
          <table:table-cell office:value-type="float" office:value="4.2116725469542002" table:style-name="ce1">
            <text:p>4.211672547</text:p>
          </table:table-cell>
          <table:table-cell office:value-type="float" office:value="4.1810087860957204" table:style-name="ce1">
            <text:p>4.181008786</text:p>
          </table:table-cell>
          <table:table-cell office:value-type="float" office:value="4.1507959628969298" table:style-name="ce1">
            <text:p>4.150795963</text:p>
          </table:table-cell>
          <table:table-cell office:value-type="float" office:value="4.12255220733537" table:style-name="ce1">
            <text:p>4.122552207</text:p>
          </table:table-cell>
          <table:table-cell office:value-type="float" office:value="4.0932008495362702" table:style-name="ce1">
            <text:p>4.09320085</text:p>
          </table:table-cell>
          <table:table-cell office:value-type="float" office:value="4.0642718134321196" table:style-name="ce1">
            <text:p>4.064271813</text:p>
          </table:table-cell>
          <table:table-cell office:value-type="float" office:value="4.0372513108430601" table:style-name="ce1">
            <text:p>4.037251311</text:p>
          </table:table-cell>
          <table:table-cell office:value-type="float" office:value="4.0091294209155199" table:style-name="ce1">
            <text:p>4.009129421</text:p>
          </table:table-cell>
          <table:table-cell office:value-type="float" office:value="3.9828778154933202" table:style-name="ce1">
            <text:p>3.982877815</text:p>
          </table:table-cell>
          <table:table-cell office:value-type="float" office:value="3.95552947294484" table:style-name="ce1">
            <text:p>3.955529473</text:p>
          </table:table-cell>
          <table:table-cell office:value-type="float" office:value="3.9285609684873002" table:style-name="ce1">
            <text:p>3.928560968</text:p>
          </table:table-cell>
          <table:table-cell office:value-type="float" office:value="3.9034081442285098" table:style-name="ce1">
            <text:p>3.903408144</text:p>
          </table:table-cell>
          <table:table-cell office:value-type="float" office:value="3.8771660667410601" table:style-name="ce1">
            <text:p>3.877166067</text:p>
          </table:table-cell>
          <table:table-cell office:value-type="float" office:value="3.8512810243214601" table:style-name="ce1">
            <text:p>3.851281024</text:p>
          </table:table-cell>
          <table:table-cell office:value-type="float" office:value="3.8271602163933598" table:style-name="ce1">
            <text:p>3.827160216</text:p>
          </table:table-cell>
          <table:table-cell office:value-type="float" office:value="3.8024443539574801" table:style-name="ce1">
            <text:p>3.802444354</text:p>
          </table:table-cell>
          <table:table-cell office:value-type="float" office:value="3.7789707346041901" table:style-name="ce1">
            <text:p>3.778970735</text:p>
          </table:table-cell>
          <table:table-cell office:value-type="float" office:value="3.7549013702256699" table:style-name="ce1">
            <text:p>3.75490137</text:p>
          </table:table-cell>
          <table:table-cell office:value-type="float" office:value="3.730672182468" table:style-name="ce1">
            <text:p>3.730672182</text:p>
          </table:table-cell>
          <table:table-cell office:value-type="float" office:value="3.7081279293209102" table:style-name="ce1">
            <text:p>3.708127929</text:p>
          </table:table-cell>
          <table:table-cell office:value-type="float" office:value="3.68451712998155" table:style-name="ce1">
            <text:p>3.68451713</text:p>
          </table:table-cell>
          <table:table-cell office:value-type="float" office:value="3.6625615449556301" table:style-name="ce1">
            <text:p>3.662561545</text:p>
          </table:table-cell>
          <table:table-cell office:value-type="float" office:value="3.64000984731776" table:style-name="ce1">
            <text:p>3.640009847</text:p>
          </table:table-cell>
          <table:table-cell office:value-type="float" office:value="3.61728408288299" table:style-name="ce1">
            <text:p>3.617284083</text:p>
          </table:table-cell>
          <table:table-cell office:value-type="float" office:value="3.5961709016683101" table:style-name="ce1">
            <text:p>3.596170902</text:p>
          </table:table-cell>
          <table:table-cell office:value-type="float" office:value="3.5744622589751001" table:style-name="ce1">
            <text:p>3.574462259</text:p>
          </table:table-cell>
          <table:table-cell office:value-type="float" office:value="3.5538806289250302" table:style-name="ce1">
            <text:p>3.553880629</text:p>
          </table:table-cell>
          <table:table-cell office:value-type="float" office:value="3.5327043313133699" table:style-name="ce1">
            <text:p>3.532704331</text:p>
          </table:table-cell>
          <table:table-cell office:value-type="float" office:value="3.5113423590895798" table:style-name="ce1">
            <text:p>3.511342359</text:p>
          </table:table-cell>
          <table:table-cell office:value-type="float" office:value="3.4915267706961699" table:style-name="ce1">
            <text:p>3.491526771</text:p>
          </table:table-cell>
          <table:table-cell office:value-type="float" office:value="3.4711180508349" table:style-name="ce1">
            <text:p>3.471118051</text:p>
          </table:table-cell>
          <table:table-cell office:value-type="float" office:value="3.4517864350781" table:style-name="ce1">
            <text:p>3.451786435</text:p>
          </table:table-cell>
          <table:table-cell office:value-type="float" office:value="3.4318630030200898" table:style-name="ce1">
            <text:p>3.431863003</text:p>
          </table:table-cell>
          <table:table-cell office:value-type="float" office:value="3.4117444510921802" table:style-name="ce1">
            <text:p>3.411744451</text:p>
          </table:table-cell>
          <table:table-cell office:value-type="float" office:value="3.3931114570437901" table:style-name="ce1">
            <text:p>3.393111457</text:p>
          </table:table-cell>
          <table:table-cell office:value-type="float" office:value="3.3738888845964801" table:style-name="ce1">
            <text:p>3.373888885</text:p>
          </table:table-cell>
          <table:table-cell office:value-type="float" office:value="3.3910605692625699" table:style-name="ce1">
            <text:p>3.391060569</text:p>
          </table:table-cell>
          <table:table-cell office:value-type="float" office:value="3.37367958222901" table:style-name="ce1">
            <text:p>3.373679582</text:p>
          </table:table-cell>
          <table:table-cell office:value-type="float" office:value="3.3544841476291798" table:style-name="ce1">
            <text:p>3.354484148</text:p>
          </table:table-cell>
          <table:table-cell office:value-type="float" office:value="3.3367206638334301" table:style-name="ce1">
            <text:p>3.336720664</text:p>
          </table:table-cell>
          <table:table-cell office:value-type="float" office:value="3.3179582739899001" table:style-name="ce1">
            <text:p>3.317958274</text:p>
          </table:table-cell>
          <table:table-cell office:value-type="float" office:value="3.2994103114588702" table:style-name="ce1">
            <text:p>3.299410311</text:p>
          </table:table-cell>
          <table:table-cell office:value-type="float" office:value="3.2822625338424198" table:style-name="ce1">
            <text:p>3.282262534</text:p>
          </table:table-cell>
          <table:table-cell office:value-type="float" office:value="3.2641258236572099" table:style-name="ce1">
            <text:p>3.264125824</text:p>
          </table:table-cell>
          <table:table-cell office:value-type="float" office:value="3.2461928967325" table:style-name="ce1">
            <text:p>3.246192897</text:p>
          </table:table-cell>
          <table:table-cell office:value-type="float" office:value="3.2296298160298802" table:style-name="ce1">
            <text:p>3.229629816</text:p>
          </table:table-cell>
          <table:table-cell office:value-type="float" office:value="3.2120877883355998" table:style-name="ce1">
            <text:p>3.212087788</text:p>
          </table:table-cell>
          <table:table-cell office:value-type="float" office:value="3.1958961511125499" table:style-name="ce1">
            <text:p>3.195896151</text:p>
          </table:table-cell>
          <table:table-cell office:value-type="float" office:value="3.1787322427606099" table:style-name="ce1">
            <text:p>3.178732243</text:p>
          </table:table-cell>
          <table:table-cell office:value-type="float" office:value="3.1617559181065098" table:style-name="ce1">
            <text:p>3.161755918</text:p>
          </table:table-cell>
          <table:table-cell office:value-type="float" office:value="3.1461018177416" table:style-name="ce1">
            <text:p>3.146101818</text:p>
          </table:table-cell>
          <table:table-cell office:value-type="float" office:value="3.1298769252859602" table:style-name="ce1">
            <text:p>3.129876925</text:p>
          </table:table-cell>
          <table:table-cell office:value-type="float" office:value="3.113437075317" table:style-name="ce1">
            <text:p>3.113437075</text:p>
          </table:table-cell>
          <table:table-cell office:value-type="float" office:value="3.0982924997857002" table:style-name="ce1">
            <text:p>3.0982925</text:p>
          </table:table-cell>
          <table:table-cell office:value-type="float" office:value="3.0821955441009901" table:style-name="ce1">
            <text:p>3.082195544</text:p>
          </table:table-cell>
          <table:table-cell office:value-type="float" office:value="3.0673765277351799" table:style-name="ce1">
            <text:p>3.067376528</text:p>
          </table:table-cell>
          <table:table-cell office:value-type="float" office:value="3.0519929497652498" table:style-name="ce1">
            <text:p>3.05199295</text:p>
          </table:table-cell>
          <table:table-cell office:value-type="float" office:value="3.03639123186626" table:style-name="ce1">
            <text:p>3.036391232</text:p>
          </table:table-cell>
          <table:table-cell office:value-type="float" office:value="3.0220423267573899" table:style-name="ce1">
            <text:p>3.022042327</text:p>
          </table:table-cell>
          <table:table-cell office:value-type="float" office:value="3.0071327639941301" table:style-name="ce1">
            <text:p>3.007132764</text:p>
          </table:table-cell>
          <table:table-cell office:value-type="float" office:value="2.9930826025867598" table:style-name="ce1">
            <text:p>2.993082603</text:p>
          </table:table-cell>
          <table:table-cell office:value-type="float" office:value="2.9781030242712299" table:style-name="ce1">
            <text:p>2.978103024</text:p>
          </table:table-cell>
          <table:table-cell office:value-type="float" office:value="2.9632762987956598" table:style-name="ce1">
            <text:p>2.963276299</text:p>
          </table:table-cell>
          <table:table-cell office:value-type="float" office:value="2.9496627208878898" table:style-name="ce1">
            <text:p>2.949662721</text:p>
          </table:table-cell>
          <table:table-cell office:value-type="float" office:value="2.9354952157998002" table:style-name="ce1">
            <text:p>2.935495216</text:p>
          </table:table-cell>
          <table:table-cell office:value-type="float" office:value="2.9211061183890501" table:style-name="ce1">
            <text:p>2.921106118</text:p>
          </table:table-cell>
          <table:table-cell office:value-type="float" office:value="2.90790759505192" table:style-name="ce1">
            <text:p>2.907907595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23.212225361523199" table:style-name="ce1">
            <text:p>23.21222536</text:p>
          </table:table-cell>
          <table:table-cell office:value-type="string" table:style-name="ce1">
            <text:p><text:s/>global min</text:p>
          </table:table-cell>
          <table:table-cell office:value-type="float" office:value="-31.720939366665" table:style-name="ce1">
            <text:p>-31.72093937</text:p>
          </table:table-cell>
          <table:table-cell office:value-type="string" table:style-name="ce1">
            <text:p><text:s/>range</text:p>
          </table:table-cell>
          <table:table-cell office:value-type="float" office:value="54.933164728188203" table:style-name="ce1">
            <text:p>54.93316473</text:p>
          </table:table-cell>
          <table:table-cell office:value-type="string" table:style-name="ce1">
            <text:p><text:s/>regret</text:p>
          </table:table-cell>
          <table:table-cell office:value-type="float" office:value="22.9834092208262" table:style-name="ce1">
            <text:p>22.98340922</text:p>
          </table:table-cell>
          <table:table-cell office:value-type="float" office:value="21.898214313854499" table:style-name="ce1">
            <text:p>21.89821431</text:p>
          </table:table-cell>
          <table:table-cell office:value-type="float" office:value="20.3528003335168" table:style-name="ce1">
            <text:p>20.35280033</text:p>
          </table:table-cell>
          <table:table-cell office:value-type="float" office:value="18.9892219923392" table:style-name="ce1">
            <text:p>18.98922199</text:p>
          </table:table-cell>
          <table:table-cell office:value-type="float" office:value="20.544752115751301" table:style-name="ce1">
            <text:p>20.54475212</text:p>
          </table:table-cell>
          <table:table-cell office:value-type="float" office:value="17.507712136719199" table:style-name="ce1">
            <text:p>17.50771214</text:p>
          </table:table-cell>
          <table:table-cell office:value-type="float" office:value="17.1324123235228" table:style-name="ce1">
            <text:p>17.13241232</text:p>
          </table:table-cell>
          <table:table-cell office:value-type="float" office:value="20.811969154819099" table:style-name="ce1">
            <text:p>20.81196915</text:p>
          </table:table-cell>
          <table:table-cell office:value-type="float" office:value="21.146341514830102" table:style-name="ce1">
            <text:p>21.14634151</text:p>
          </table:table-cell>
          <table:table-cell office:value-type="float" office:value="20.303640881480199" table:style-name="ce1">
            <text:p>20.30364088</text:p>
          </table:table-cell>
          <table:table-cell office:value-type="float" office:value="20.1234442618134" table:style-name="ce1">
            <text:p>20.12344426</text:p>
          </table:table-cell>
          <table:table-cell office:value-type="float" office:value="19.162500824213701" table:style-name="ce1">
            <text:p>19.16250082</text:p>
          </table:table-cell>
          <table:table-cell office:value-type="float" office:value="21.154460895025601" table:style-name="ce1">
            <text:p>21.1544609</text:p>
          </table:table-cell>
          <table:table-cell office:value-type="float" office:value="20.727963227264802" table:style-name="ce1">
            <text:p>20.72796323</text:p>
          </table:table-cell>
          <table:table-cell office:value-type="float" office:value="21.630698919435901" table:style-name="ce1">
            <text:p>21.63069892</text:p>
          </table:table-cell>
          <table:table-cell office:value-type="float" office:value="21.119128494238399" table:style-name="ce1">
            <text:p>21.11912849</text:p>
          </table:table-cell>
          <table:table-cell office:value-type="float" office:value="20.863686983638502" table:style-name="ce1">
            <text:p>20.86368698</text:p>
          </table:table-cell>
          <table:table-cell office:value-type="float" office:value="20.501399119442201" table:style-name="ce1">
            <text:p>20.50139912</text:p>
          </table:table-cell>
          <table:table-cell office:value-type="float" office:value="20.120637361708201" table:style-name="ce1">
            <text:p>20.12063736</text:p>
          </table:table-cell>
          <table:table-cell office:value-type="float" office:value="20.037520709854" table:style-name="ce1">
            <text:p>20.03752071</text:p>
          </table:table-cell>
          <table:table-cell office:value-type="float" office:value="20.065357192605799" table:style-name="ce1">
            <text:p>20.06535719</text:p>
          </table:table-cell>
          <table:table-cell office:value-type="float" office:value="19.153295502032801" table:style-name="ce1">
            <text:p>19.1532955</text:p>
          </table:table-cell>
          <table:table-cell office:value-type="float" office:value="18.321852514602899" table:style-name="ce1">
            <text:p>18.32185251</text:p>
          </table:table-cell>
          <table:table-cell office:value-type="float" office:value="17.562713602657698" table:style-name="ce1">
            <text:p>17.5627136</text:p>
          </table:table-cell>
          <table:table-cell office:value-type="float" office:value="16.901366293426101" table:style-name="ce1">
            <text:p>16.90136629</text:p>
          </table:table-cell>
          <table:table-cell office:value-type="float" office:value="16.2582803317874" table:style-name="ce1">
            <text:p>16.25828033</text:p>
          </table:table-cell>
          <table:table-cell office:value-type="float" office:value="15.6566415902853" table:style-name="ce1">
            <text:p>15.65664159</text:p>
          </table:table-cell>
          <table:table-cell office:value-type="float" office:value="15.1342269217704" table:style-name="ce1">
            <text:p>15.13422692</text:p>
          </table:table-cell>
          <table:table-cell office:value-type="float" office:value="14.618602934496201" table:style-name="ce1">
            <text:p>14.61860293</text:p>
          </table:table-cell>
          <table:table-cell office:value-type="float" office:value="14.133779729062899" table:style-name="ce1">
            <text:p>14.13377973</text:p>
          </table:table-cell>
          <table:table-cell office:value-type="float" office:value="13.695716062612" table:style-name="ce1">
            <text:p>13.69571606</text:p>
          </table:table-cell>
          <table:table-cell office:value-type="float" office:value="13.2700345222646" table:style-name="ce1">
            <text:p>13.27003452</text:p>
          </table:table-cell>
          <table:table-cell office:value-type="float" office:value="12.870151863150401" table:style-name="ce1">
            <text:p>12.87015186</text:p>
          </table:table-cell>
          <table:table-cell office:value-type="float" office:value="12.514423319138499" table:style-name="ce1">
            <text:p>12.51442332</text:p>
          </table:table-cell>
          <table:table-cell office:value-type="float" office:value="12.162043546900801" table:style-name="ce1">
            <text:p>12.16204355</text:p>
          </table:table-cell>
          <table:table-cell office:value-type="float" office:value="11.839592505850399" table:style-name="ce1">
            <text:p>11.83959251</text:p>
          </table:table-cell>
          <table:table-cell office:value-type="float" office:value="11.524498959498199" table:style-name="ce1">
            <text:p>11.52449896</text:p>
          </table:table-cell>
          <table:table-cell office:value-type="float" office:value="11.2231675861297" table:style-name="ce1">
            <text:p>11.22316759</text:p>
          </table:table-cell>
          <table:table-cell office:value-type="float" office:value="10.9495942138978" table:style-name="ce1">
            <text:p>10.94959421</text:p>
          </table:table-cell>
          <table:table-cell office:value-type="float" office:value="10.680382640820801" table:style-name="ce1">
            <text:p>10.68038264</text:p>
          </table:table-cell>
          <table:table-cell office:value-type="float" office:value="10.433392968339501" table:style-name="ce1">
            <text:p>10.43339297</text:p>
          </table:table-cell>
          <table:table-cell office:value-type="float" office:value="10.1892914998271" table:style-name="ce1">
            <text:p>10.1892915</text:p>
          </table:table-cell>
          <table:table-cell office:value-type="float" office:value="9.9565435879897102" table:style-name="ce1">
            <text:p>9.956543588</text:p>
          </table:table-cell>
          <table:table-cell office:value-type="float" office:value="9.7428450080146103" table:style-name="ce1">
            <text:p>9.742845008</text:p>
          </table:table-cell>
          <table:table-cell office:value-type="float" office:value="9.9038751733185499" table:style-name="ce1">
            <text:p>9.903875173</text:p>
          </table:table-cell>
          <table:table-cell office:value-type="float" office:value="9.6901802080615305" table:style-name="ce1">
            <text:p>9.690180208</text:p>
          </table:table-cell>
          <table:table-cell office:value-type="float" office:value="9.4957892689343808" table:style-name="ce1">
            <text:p>9.495789269</text:p>
          </table:table-cell>
          <table:table-cell office:value-type="float" office:value="9.3017338943903205" table:style-name="ce1">
            <text:p>9.301733894</text:p>
          </table:table-cell>
          <table:table-cell office:value-type="float" office:value="9.1193803930446506" table:style-name="ce1">
            <text:p>9.119380393</text:p>
          </table:table-cell>
          <table:table-cell office:value-type="float" office:value="8.9406154110001506" table:style-name="ce1">
            <text:p>8.940615411</text:p>
          </table:table-cell>
          <table:table-cell office:value-type="float" office:value="8.7724937819305904" table:style-name="ce1">
            <text:p>8.772493782</text:p>
          </table:table-cell>
          <table:table-cell office:value-type="float" office:value="8.6072752724861399" table:style-name="ce1">
            <text:p>8.607275272</text:p>
          </table:table-cell>
          <table:table-cell office:value-type="float" office:value="8.4517872924100406" table:style-name="ce1">
            <text:p>8.451787292</text:p>
          </table:table-cell>
          <table:table-cell office:value-type="float" office:value="8.2986269960842893" table:style-name="ce1">
            <text:p>8.298626996</text:p>
          </table:table-cell>
          <table:table-cell office:value-type="float" office:value="8.1510361650794803" table:style-name="ce1">
            <text:p>8.151036165</text:p>
          </table:table-cell>
          <table:table-cell office:value-type="float" office:value="8.0120250251397103" table:style-name="ce1">
            <text:p>8.012025025</text:p>
          </table:table-cell>
          <table:table-cell office:value-type="float" office:value="7.8746409245375997" table:style-name="ce1">
            <text:p>7.874640925</text:p>
          </table:table-cell>
          <table:table-cell office:value-type="float" office:value="7.7451887073637202" table:style-name="ce1">
            <text:p>7.745188707</text:p>
          </table:table-cell>
          <table:table-cell office:value-type="float" office:value="7.61698434437145" table:style-name="ce1">
            <text:p>7.616984344</text:p>
          </table:table-cell>
          <table:table-cell office:value-type="float" office:value="7.4961414774394699" table:style-name="ce1">
            <text:p>7.496141477</text:p>
          </table:table-cell>
          <table:table-cell office:value-type="float" office:value="7.3762232776588101" table:style-name="ce1">
            <text:p>7.376223278</text:p>
          </table:table-cell>
          <table:table-cell office:value-type="float" office:value="7.26316181073613" table:style-name="ce1">
            <text:p>7.263161811</text:p>
          </table:table-cell>
          <table:table-cell office:value-type="float" office:value="7.1507486278803096" table:style-name="ce1">
            <text:p>7.150748628</text:p>
          </table:table-cell>
          <table:table-cell office:value-type="float" office:value="7.0418483569887398" table:style-name="ce1">
            <text:p>7.041848357</text:p>
          </table:table-cell>
          <table:table-cell office:value-type="float" office:value="6.93914934116511" table:style-name="ce1">
            <text:p>6.939149341</text:p>
          </table:table-cell>
          <table:table-cell office:value-type="float" office:value="6.8367551282810801" table:style-name="ce1">
            <text:p>6.836755128</text:p>
          </table:table-cell>
          <table:table-cell office:value-type="float" office:value="6.7401828476866301" table:style-name="ce1">
            <text:p>6.740182848</text:p>
          </table:table-cell>
          <table:table-cell office:value-type="float" office:value="6.6437262071444598" table:style-name="ce1">
            <text:p>6.643726207</text:p>
          </table:table-cell>
          <table:table-cell office:value-type="float" office:value="6.5527506436851599" table:style-name="ce1">
            <text:p>6.552750644</text:p>
          </table:table-cell>
          <table:table-cell office:value-type="float" office:value="6.4617275100727998" table:style-name="ce1">
            <text:p>6.46172751</text:p>
          </table:table-cell>
          <table:table-cell office:value-type="float" office:value="6.3758780004725102" table:style-name="ce1">
            <text:p>6.375878</text:p>
          </table:table-cell>
          <table:table-cell office:value-type="float" office:value="6.2898398517273302" table:style-name="ce1">
            <text:p>6.289839852</text:p>
          </table:table-cell>
          <table:table-cell office:value-type="float" office:value="6.2046900835049801" table:style-name="ce1">
            <text:p>6.204690084</text:p>
          </table:table-cell>
          <table:table-cell office:value-type="float" office:value="6.12579443816644" table:style-name="ce1">
            <text:p>6.125794438</text:p>
          </table:table-cell>
          <table:table-cell office:value-type="float" office:value="6.0465322628684799" table:style-name="ce1">
            <text:p>6.046532263</text:p>
          </table:table-cell>
          <table:table-cell office:value-type="float" office:value="5.9698054423200899" table:style-name="ce1">
            <text:p>5.969805442</text:p>
          </table:table-cell>
          <table:table-cell office:value-type="float" office:value="5.89462785593697" table:style-name="ce1">
            <text:p>5.894627856</text:p>
          </table:table-cell>
          <table:table-cell office:value-type="float" office:value="5.8237532978923001" table:style-name="ce1">
            <text:p>5.823753298</text:p>
          </table:table-cell>
          <table:table-cell office:value-type="float" office:value="5.7523277028660598" table:style-name="ce1">
            <text:p>5.752327703</text:p>
          </table:table-cell>
          <table:table-cell office:value-type="float" office:value="5.6831147803451199" table:style-name="ce1">
            <text:p>5.68311478</text:p>
          </table:table-cell>
          <table:table-cell office:value-type="float" office:value="5.6151890582522102" table:style-name="ce1">
            <text:p>5.615189058</text:p>
          </table:table-cell>
          <table:table-cell office:value-type="float" office:value="5.54933667828805" table:style-name="ce1">
            <text:p>5.549336678</text:p>
          </table:table-cell>
          <table:table-cell office:value-type="float" office:value="5.4846595049450499" table:style-name="ce1">
            <text:p>5.484659505</text:p>
          </table:table-cell>
          <table:table-cell office:value-type="float" office:value="5.4219289620432196" table:style-name="ce1">
            <text:p>5.421928962</text:p>
          </table:table-cell>
          <table:table-cell office:value-type="float" office:value="5.3602725188523497" table:style-name="ce1">
            <text:p>5.360272519</text:p>
          </table:table-cell>
          <table:table-cell office:value-type="float" office:value="5.3004471860888396" table:style-name="ce1">
            <text:p>5.300447186</text:p>
          </table:table-cell>
          <table:table-cell office:value-type="float" office:value="5.2416044746489696" table:style-name="ce1">
            <text:p>5.241604475</text:p>
          </table:table-cell>
          <table:table-cell office:value-type="float" office:value="5.18448730904149" table:style-name="ce1">
            <text:p>5.184487309</text:p>
          </table:table-cell>
          <table:table-cell office:value-type="float" office:value="5.1282698256906798" table:style-name="ce1">
            <text:p>5.128269826</text:p>
          </table:table-cell>
          <table:table-cell office:value-type="float" office:value="5.0736812043073503" table:style-name="ce1">
            <text:p>5.073681204</text:p>
          </table:table-cell>
          <table:table-cell office:value-type="float" office:value="5.0199169195437401" table:style-name="ce1">
            <text:p>5.01991692</text:p>
          </table:table-cell>
          <table:table-cell office:value-type="float" office:value="4.9676927563007798" table:style-name="ce1">
            <text:p>4.967692756</text:p>
          </table:table-cell>
          <table:table-cell office:value-type="float" office:value="4.9162243534461396" table:style-name="ce1">
            <text:p>4.916224353</text:p>
          </table:table-cell>
          <table:table-cell office:value-type="float" office:value="4.8662144550178903" table:style-name="ce1">
            <text:p>4.866214455</text:p>
          </table:table-cell>
          <table:table-cell office:value-type="float" office:value="4.8168977901316001" table:style-name="ce1">
            <text:p>4.81689779</text:p>
          </table:table-cell>
          <table:table-cell office:value-type="float" office:value="4.7689644162884601" table:style-name="ce1">
            <text:p>4.768964416</text:p>
          </table:table-cell>
          <table:table-cell office:value-type="float" office:value="4.7216671675722903" table:style-name="ce1">
            <text:p>4.721667168</text:p>
          </table:table-cell>
          <table:table-cell office:value-type="float" office:value="4.67568376689493" table:style-name="ce1">
            <text:p>4.675683767</text:p>
          </table:table-cell>
          <table:table-cell office:value-type="float" office:value="4.6302842469345702" table:style-name="ce1">
            <text:p>4.630284247</text:p>
          </table:table-cell>
          <table:table-cell office:value-type="float" office:value="4.84758423465889" table:style-name="ce1">
            <text:p>4.847584235</text:p>
          </table:table-cell>
          <table:table-cell office:value-type="float" office:value="4.8017199739314798" table:style-name="ce1">
            <text:p>4.801719974</text:p>
          </table:table-cell>
          <table:table-cell office:value-type="float" office:value="4.75642008488136" table:style-name="ce1">
            <text:p>4.756420085</text:p>
          </table:table-cell>
          <table:table-cell office:value-type="float" office:value="4.7123314811562098" table:style-name="ce1">
            <text:p>4.712331481</text:p>
          </table:table-cell>
          <table:table-cell office:value-type="float" office:value="4.6687622485568196" table:style-name="ce1">
            <text:p>4.668762249</text:p>
          </table:table-cell>
          <table:table-cell office:value-type="float" office:value="4.6263482642962002" table:style-name="ce1">
            <text:p>4.626348264</text:p>
          </table:table-cell>
          <table:table-cell office:value-type="float" office:value="4.68358187933464" table:style-name="ce1">
            <text:p>4.683581879</text:p>
          </table:table-cell>
          <table:table-cell office:value-type="float" office:value="4.6415029018718803" table:style-name="ce1">
            <text:p>4.641502902</text:p>
          </table:table-cell>
          <table:table-cell office:value-type="float" office:value="4.6005194851989097" table:style-name="ce1">
            <text:p>4.600519485</text:p>
          </table:table-cell>
          <table:table-cell office:value-type="float" office:value="4.5599746393789102" table:style-name="ce1">
            <text:p>4.559974639</text:p>
          </table:table-cell>
          <table:table-cell office:value-type="float" office:value="4.5204775417590204" table:style-name="ce1">
            <text:p>4.520477542</text:p>
          </table:table-cell>
          <table:table-cell office:value-type="float" office:value="4.4813843322910998" table:style-name="ce1">
            <text:p>4.481384332</text:p>
          </table:table-cell>
          <table:table-cell office:value-type="float" office:value="4.4432942391562698" table:style-name="ce1">
            <text:p>4.443294239</text:p>
          </table:table-cell>
          <table:table-cell office:value-type="float" office:value="4.4055759829763002" table:style-name="ce1">
            <text:p>4.405575983</text:p>
          </table:table-cell>
          <table:table-cell office:value-type="float" office:value="4.3688191226097599" table:style-name="ce1">
            <text:p>4.368819123</text:p>
          </table:table-cell>
          <table:table-cell office:value-type="float" office:value="4.33240444581158" table:style-name="ce1">
            <text:p>4.332404446</text:p>
          </table:table-cell>
          <table:table-cell office:value-type="float" office:value="4.2969121135303698" table:style-name="ce1">
            <text:p>4.296912114</text:p>
          </table:table-cell>
          <table:table-cell office:value-type="float" office:value="4.26173449966105" table:style-name="ce1">
            <text:p>4.2617345</text:p>
          </table:table-cell>
          <table:table-cell office:value-type="float" office:value="4.2274426301824901" table:style-name="ce1">
            <text:p>4.22744263</text:p>
          </table:table-cell>
          <table:table-cell office:value-type="float" office:value="4.1934400138853203" table:style-name="ce1">
            <text:p>4.193440014</text:p>
          </table:table-cell>
          <table:table-cell office:value-type="float" office:value="4.1602887962795299" table:style-name="ce1">
            <text:p>4.160288796</text:p>
          </table:table-cell>
          <table:table-cell office:value-type="float" office:value="4.1274031970608496" table:style-name="ce1">
            <text:p>4.127403197</text:p>
          </table:table-cell>
          <table:table-cell office:value-type="float" office:value="4.0953367274225796" table:style-name="ce1">
            <text:p>4.095336727</text:p>
          </table:table-cell>
          <table:table-cell office:value-type="float" office:value="4.0635139189949099" table:style-name="ce1">
            <text:p>4.063513919</text:p>
          </table:table-cell>
          <table:table-cell office:value-type="float" office:value="4.0324798865932596" table:style-name="ce1">
            <text:p>4.032479887</text:p>
          </table:table-cell>
          <table:table-cell office:value-type="float" office:value="4.0016690978270697" table:style-name="ce1">
            <text:p>4.001669098</text:p>
          </table:table-cell>
          <table:table-cell office:value-type="float" office:value="3.9716185010283702" table:style-name="ce1">
            <text:p>3.971618501</text:p>
          </table:table-cell>
          <table:table-cell office:value-type="float" office:value="3.9417721450424801" table:style-name="ce1">
            <text:p>3.941772145</text:p>
          </table:table-cell>
          <table:table-cell office:value-type="float" office:value="3.9126590337623899" table:style-name="ce1">
            <text:p>3.912659034</text:p>
          </table:table-cell>
          <table:table-cell office:value-type="float" office:value="3.88373246211167" table:style-name="ce1">
            <text:p>3.883732462</text:p>
          </table:table-cell>
          <table:table-cell office:value-type="float" office:value="3.8555137039507401" table:style-name="ce1">
            <text:p>3.855513704</text:p>
          </table:table-cell>
          <table:table-cell office:value-type="float" office:value="3.82746498323981" table:style-name="ce1">
            <text:p>3.827464983</text:p>
          </table:table-cell>
          <table:table-cell office:value-type="float" office:value="3.80010005080005" table:style-name="ce1">
            <text:p>3.800100051</text:p>
          </table:table-cell>
          <table:table-cell office:value-type="float" office:value="3.77288975937162" table:style-name="ce1">
            <text:p>3.772889759</text:p>
          </table:table-cell>
          <table:table-cell office:value-type="float" office:value="3.74634053654938" table:style-name="ce1">
            <text:p>3.746340537</text:p>
          </table:table-cell>
          <table:table-cell office:value-type="float" office:value="3.7772957564415601" table:style-name="ce1">
            <text:p>3.777295756</text:p>
          </table:table-cell>
          <table:table-cell office:value-type="float" office:value="3.7508533706649199" table:style-name="ce1">
            <text:p>3.750853371</text:p>
          </table:table-cell>
          <table:table-cell office:value-type="float" office:value="3.72504636723811" table:style-name="ce1">
            <text:p>3.725046367</text:p>
          </table:table-cell>
          <table:table-cell office:value-type="float" office:value="3.6993658232060902" table:style-name="ce1">
            <text:p>3.699365823</text:p>
          </table:table-cell>
          <table:table-cell office:value-type="float" office:value="3.67430055758008" table:style-name="ce1">
            <text:p>3.674300558</text:p>
          </table:table-cell>
          <table:table-cell office:value-type="float" office:value="3.64934934853179" table:style-name="ce1">
            <text:p>3.649349349</text:p>
          </table:table-cell>
          <table:table-cell office:value-type="float" office:value="3.62499434535916" table:style-name="ce1">
            <text:p>3.624994345</text:p>
          </table:table-cell>
          <table:table-cell office:value-type="float" office:value="3.6007417886370501" table:style-name="ce1">
            <text:p>3.600741789</text:p>
          </table:table-cell>
          <table:table-cell office:value-type="float" office:value="3.5770673278856799" table:style-name="ce1">
            <text:p>3.577067328</text:p>
          </table:table-cell>
          <table:table-cell office:value-type="float" office:value="3.55348443873938" table:style-name="ce1">
            <text:p>3.553484439</text:p>
          </table:table-cell>
          <table:table-cell office:value-type="float" office:value="3.5304624350321498" table:style-name="ce1">
            <text:p>3.530462435</text:p>
          </table:table-cell>
          <table:table-cell office:value-type="float" office:value="3.5075218107567201" table:style-name="ce1">
            <text:p>3.507521811</text:p>
          </table:table-cell>
          <table:table-cell office:value-type="float" office:value="3.4851257025283799" table:style-name="ce1">
            <text:p>3.485125703</text:p>
          </table:table-cell>
          <table:table-cell office:value-type="float" office:value="3.46280141596278" table:style-name="ce1">
            <text:p>3.462801416</text:p>
          </table:table-cell>
          <table:table-cell office:value-type="float" office:value="3.4410060635146502" table:style-name="ce1">
            <text:p>3.441006064</text:p>
          </table:table-cell>
          <table:table-cell office:value-type="float" office:value="3.4192735650300201" table:style-name="ce1">
            <text:p>3.419273565</text:p>
          </table:table-cell>
          <table:table-cell office:value-type="float" office:value="3.3980551566602202" table:style-name="ce1">
            <text:p>3.398055157</text:p>
          </table:table-cell>
          <table:table-cell office:value-type="float" office:value="3.37689118385864" table:style-name="ce1">
            <text:p>3.376891184</text:p>
          </table:table-cell>
          <table:table-cell office:value-type="float" office:value="3.3553030504444998" table:style-name="ce1">
            <text:p>3.35530305</text:p>
          </table:table-cell>
          <table:table-cell office:value-type="float" office:value="3.6869664198730598" table:style-name="ce1">
            <text:p>3.68696642</text:p>
          </table:table-cell>
          <table:table-cell office:value-type="float" office:value="3.8261619190352198" table:style-name="ce1">
            <text:p>3.826161919</text:p>
          </table:table-cell>
          <table:table-cell office:value-type="float" office:value="3.8030153291772399" table:style-name="ce1">
            <text:p>3.803015329</text:p>
          </table:table-cell>
          <table:table-cell office:value-type="float" office:value="3.7799460040921602" table:style-name="ce1">
            <text:p>3.779946004</text:p>
          </table:table-cell>
          <table:table-cell office:value-type="float" office:value="3.7573849148332901" table:style-name="ce1">
            <text:p>3.757384915</text:p>
          </table:table-cell>
          <table:table-cell office:value-type="float" office:value="3.73489275367597" table:style-name="ce1">
            <text:p>3.734892754</text:p>
          </table:table-cell>
          <table:table-cell office:value-type="float" office:value="3.7128952608479402" table:style-name="ce1">
            <text:p>3.712895261</text:p>
          </table:table-cell>
          <table:table-cell office:value-type="float" office:value="3.6902928478705999" table:style-name="ce1">
            <text:p>3.690292848</text:p>
          </table:table-cell>
          <table:table-cell office:value-type="float" office:value="3.66884223708862" table:style-name="ce1">
            <text:p>3.668842237</text:p>
          </table:table-cell>
          <table:table-cell office:value-type="float" office:value="3.64744523741826" table:style-name="ce1">
            <text:p>3.647445237</text:p>
          </table:table-cell>
          <table:table-cell office:value-type="float" office:value="3.6265174853680899" table:style-name="ce1">
            <text:p>3.626517485</text:p>
          </table:table-cell>
          <table:table-cell office:value-type="float" office:value="3.6056363569162801" table:style-name="ce1">
            <text:p>3.605636357</text:p>
          </table:table-cell>
          <table:table-cell office:value-type="float" office:value="3.5845332380668999" table:style-name="ce1">
            <text:p>3.584533238</text:p>
          </table:table-cell>
          <table:table-cell office:value-type="float" office:value="3.5641535856881799" table:style-name="ce1">
            <text:p>3.564153586</text:p>
          </table:table-cell>
          <table:table-cell office:value-type="float" office:value="3.5442198970899801" table:style-name="ce1">
            <text:p>3.544219897</text:p>
          </table:table-cell>
          <table:table-cell office:value-type="float" office:value="3.5236854998971099" table:style-name="ce1">
            <text:p>3.5236855</text:p>
          </table:table-cell>
          <table:table-cell office:value-type="float" office:value="3.50356098888548" table:style-name="ce1">
            <text:p>3.503560989</text:p>
          </table:table-cell>
          <table:table-cell office:value-type="float" office:value="3.4841315754464999" table:style-name="ce1">
            <text:p>3.484131575</text:p>
          </table:table-cell>
          <table:table-cell office:value-type="float" office:value="3.4651267052473398" table:style-name="ce1">
            <text:p>3.465126705</text:p>
          </table:table-cell>
          <table:table-cell office:value-type="float" office:value="3.446144072794" table:style-name="ce1">
            <text:p>3.446144073</text:p>
          </table:table-cell>
          <table:table-cell office:value-type="float" office:value="3.4269278346050598" table:style-name="ce1">
            <text:p>3.426927835</text:p>
          </table:table-cell>
          <table:table-cell office:value-type="float" office:value="3.4077677142444398" table:style-name="ce1">
            <text:p>3.407767714</text:p>
          </table:table-cell>
          <table:table-cell office:value-type="float" office:value="3.3896286584884501" table:style-name="ce1">
            <text:p>3.389628658</text:p>
          </table:table-cell>
          <table:table-cell office:value-type="float" office:value="3.3715015547163101" table:style-name="ce1">
            <text:p>3.371501555</text:p>
          </table:table-cell>
          <table:table-cell office:value-type="float" office:value="3.3537700510448198" table:style-name="ce1">
            <text:p>3.353770051</text:p>
          </table:table-cell>
          <table:table-cell office:value-type="float" office:value="3.3360458121608798" table:style-name="ce1">
            <text:p>3.336045812</text:p>
          </table:table-cell>
          <table:table-cell office:value-type="float" office:value="3.3180817722484202" table:style-name="ce1">
            <text:p>3.318081772</text:p>
          </table:table-cell>
          <table:table-cell office:value-type="float" office:value="3.3001581534597402" table:style-name="ce1">
            <text:p>3.300158153</text:p>
          </table:table-cell>
          <table:table-cell office:value-type="float" office:value="3.28320834987584" table:style-name="ce1">
            <text:p>3.28320835</text:p>
          </table:table-cell>
          <table:table-cell office:value-type="float" office:value="3.26625710911597" table:style-name="ce1">
            <text:p>3.266257109</text:p>
          </table:table-cell>
          <table:table-cell office:value-type="float" office:value="3.2490628782398998" table:style-name="ce1">
            <text:p>3.249062878</text:p>
          </table:table-cell>
          <table:table-cell office:value-type="float" office:value="3.2324794642538399" table:style-name="ce1">
            <text:p>3.232479464</text:p>
          </table:table-cell>
          <table:table-cell office:value-type="float" office:value="3.2162580364954398" table:style-name="ce1">
            <text:p>3.216258036</text:p>
          </table:table-cell>
          <table:table-cell office:value-type="float" office:value="3.1994540190355498" table:style-name="ce1">
            <text:p>3.199454019</text:p>
          </table:table-cell>
          <table:table-cell office:value-type="float" office:value="3.1829809584445101" table:style-name="ce1">
            <text:p>3.182980958</text:p>
          </table:table-cell>
          <table:table-cell office:value-type="float" office:value="3.1670981559703" table:style-name="ce1">
            <text:p>3.167098156</text:p>
          </table:table-cell>
          <table:table-cell office:value-type="float" office:value="3.15156234410304" table:style-name="ce1">
            <text:p>3.151562344</text:p>
          </table:table-cell>
          <table:table-cell office:value-type="float" office:value="3.1360103490596698" table:style-name="ce1">
            <text:p>3.136010349</text:p>
          </table:table-cell>
          <table:table-cell office:value-type="float" office:value="3.1202109130120599" table:style-name="ce1">
            <text:p>3.120210913</text:p>
          </table:table-cell>
          <table:table-cell office:value-type="float" office:value="3.1044269537295999" table:style-name="ce1">
            <text:p>3.104426954</text:p>
          </table:table-cell>
          <table:table-cell office:value-type="float" office:value="3.0895345153144498" table:style-name="ce1">
            <text:p>3.089534515</text:p>
          </table:table-cell>
          <table:table-cell office:value-type="float" office:value="3.0746196269837101" table:style-name="ce1">
            <text:p>3.074619627</text:p>
          </table:table-cell>
          <table:table-cell office:value-type="float" office:value="3.0594558463762298" table:style-name="ce1">
            <text:p>3.059455846</text:p>
          </table:table-cell>
          <table:table-cell office:value-type="float" office:value="3.04484506183026" table:style-name="ce1">
            <text:p>3.044845062</text:p>
          </table:table-cell>
          <table:table-cell office:value-type="float" office:value="3.0299848273155598" table:style-name="ce1">
            <text:p>3.029984827</text:p>
          </table:table-cell>
          <table:table-cell office:value-type="float" office:value="3.01513016371847" table:style-name="ce1">
            <text:p>3.015130164</text:p>
          </table:table-cell>
          <table:table-cell office:value-type="float" office:value="3.0011309824058401" table:style-name="ce1">
            <text:p>3.001130982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19.1632145229418" table:style-name="ce1">
            <text:p>19.16321452</text:p>
          </table:table-cell>
          <table:table-cell office:value-type="string" table:style-name="ce1">
            <text:p><text:s/>global min</text:p>
          </table:table-cell>
          <table:table-cell office:value-type="float" office:value="-13.549069241652401" table:style-name="ce1">
            <text:p>-13.54906924</text:p>
          </table:table-cell>
          <table:table-cell office:value-type="string" table:style-name="ce1">
            <text:p><text:s/>range</text:p>
          </table:table-cell>
          <table:table-cell office:value-type="float" office:value="32.712283764594197" table:style-name="ce1">
            <text:p>32.71228376</text:p>
          </table:table-cell>
          <table:table-cell office:value-type="string" table:style-name="ce1">
            <text:p><text:s/>regret</text:p>
          </table:table-cell>
          <table:table-cell office:value-type="float" office:value="24.9644199067904" table:style-name="ce1">
            <text:p>24.96441991</text:p>
          </table:table-cell>
          <table:table-cell office:value-type="float" office:value="21.557144348371899" table:style-name="ce1">
            <text:p>21.55714435</text:p>
          </table:table-cell>
          <table:table-cell office:value-type="float" office:value="15.3432702247328" table:style-name="ce1">
            <text:p>15.34327022</text:p>
          </table:table-cell>
          <table:table-cell office:value-type="float" office:value="11.9391281402344" table:style-name="ce1">
            <text:p>11.93912814</text:p>
          </table:table-cell>
          <table:table-cell office:value-type="float" office:value="13.180608676936201" table:style-name="ce1">
            <text:p>13.18060868</text:p>
          </table:table-cell>
          <table:table-cell office:value-type="float" office:value="12.682425106985701" table:style-name="ce1">
            <text:p>12.68242511</text:p>
          </table:table-cell>
          <table:table-cell office:value-type="float" office:value="13.3933280334673" table:style-name="ce1">
            <text:p>13.39332803</text:p>
          </table:table-cell>
          <table:table-cell office:value-type="float" office:value="15.7713883203102" table:style-name="ce1">
            <text:p>15.77138832</text:p>
          </table:table-cell>
          <table:table-cell office:value-type="float" office:value="15.8829327565405" table:style-name="ce1">
            <text:p>15.88293276</text:p>
          </table:table-cell>
          <table:table-cell office:value-type="float" office:value="15.3891104850668" table:style-name="ce1">
            <text:p>15.38911049</text:p>
          </table:table-cell>
          <table:table-cell office:value-type="float" office:value="14.840984518735899" table:style-name="ce1">
            <text:p>14.84098452</text:p>
          </table:table-cell>
          <table:table-cell office:value-type="float" office:value="15.3507659294317" table:style-name="ce1">
            <text:p>15.35076593</text:p>
          </table:table-cell>
          <table:table-cell office:value-type="float" office:value="14.7651194948688" table:style-name="ce1">
            <text:p>14.76511949</text:p>
          </table:table-cell>
          <table:table-cell office:value-type="float" office:value="15.7422540701941" table:style-name="ce1">
            <text:p>15.74225407</text:p>
          </table:table-cell>
          <table:table-cell office:value-type="float" office:value="16.105084213626899" table:style-name="ce1">
            <text:p>16.10508421</text:p>
          </table:table-cell>
          <table:table-cell office:value-type="float" office:value="16.3661619767351" table:style-name="ce1">
            <text:p>16.36616198</text:p>
          </table:table-cell>
          <table:table-cell office:value-type="float" office:value="15.4038163062782" table:style-name="ce1">
            <text:p>15.40381631</text:p>
          </table:table-cell>
          <table:table-cell office:value-type="float" office:value="15.011467335047699" table:style-name="ce1">
            <text:p>15.01146734</text:p>
          </table:table-cell>
          <table:table-cell office:value-type="float" office:value="15.2246855977123" table:style-name="ce1">
            <text:p>15.2246856</text:p>
          </table:table-cell>
          <table:table-cell office:value-type="float" office:value="14.7168437620725" table:style-name="ce1">
            <text:p>14.71684376</text:p>
          </table:table-cell>
          <table:table-cell office:value-type="float" office:value="15.086754813748399" table:style-name="ce1">
            <text:p>15.08675481</text:p>
          </table:table-cell>
          <table:table-cell office:value-type="float" office:value="15.257817566538201" table:style-name="ce1">
            <text:p>15.25781757</text:p>
          </table:table-cell>
          <table:table-cell office:value-type="float" office:value="15.376603630407301" table:style-name="ce1">
            <text:p>15.37660363</text:p>
          </table:table-cell>
          <table:table-cell office:value-type="float" office:value="15.108373628750901" table:style-name="ce1">
            <text:p>15.10837363</text:p>
          </table:table-cell>
          <table:table-cell office:value-type="float" office:value="15.353314139922199" table:style-name="ce1">
            <text:p>15.35331414</text:p>
          </table:table-cell>
          <table:table-cell office:value-type="float" office:value="15.7950075249487" table:style-name="ce1">
            <text:p>15.79500752</text:p>
          </table:table-cell>
          <table:table-cell office:value-type="float" office:value="15.4828087990409" table:style-name="ce1">
            <text:p>15.4828088</text:p>
          </table:table-cell>
          <table:table-cell office:value-type="float" office:value="14.933934309187601" table:style-name="ce1">
            <text:p>14.93393431</text:p>
          </table:table-cell>
          <table:table-cell office:value-type="float" office:value="15.2789934339013" table:style-name="ce1">
            <text:p>15.27899343</text:p>
          </table:table-cell>
          <table:table-cell office:value-type="float" office:value="14.777199904402799" table:style-name="ce1">
            <text:p>14.7771999</text:p>
          </table:table-cell>
          <table:table-cell office:value-type="float" office:value="14.538589808938299" table:style-name="ce1">
            <text:p>14.53858981</text:p>
          </table:table-cell>
          <table:table-cell office:value-type="float" office:value="14.110112284531001" table:style-name="ce1">
            <text:p>14.11011228</text:p>
          </table:table-cell>
          <table:table-cell office:value-type="float" office:value="13.683807641452301" table:style-name="ce1">
            <text:p>13.68380764</text:p>
          </table:table-cell>
          <table:table-cell office:value-type="float" office:value="13.301877340073201" table:style-name="ce1">
            <text:p>13.30187734</text:p>
          </table:table-cell>
          <table:table-cell office:value-type="float" office:value="12.9315694039535" table:style-name="ce1">
            <text:p>12.9315694</text:p>
          </table:table-cell>
          <table:table-cell office:value-type="float" office:value="12.578630490823601" table:style-name="ce1">
            <text:p>12.57863049</text:p>
          </table:table-cell>
          <table:table-cell office:value-type="float" office:value="12.3302648937333" table:style-name="ce1">
            <text:p>12.33026489</text:p>
          </table:table-cell>
          <table:table-cell office:value-type="float" office:value="12.005949648607899" table:style-name="ce1">
            <text:p>12.00594965</text:p>
          </table:table-cell>
          <table:table-cell office:value-type="float" office:value="11.7180975026782" table:style-name="ce1">
            <text:p>11.7180975</text:p>
          </table:table-cell>
          <table:table-cell office:value-type="float" office:value="11.428003142190001" table:style-name="ce1">
            <text:p>11.42800314</text:p>
          </table:table-cell>
          <table:table-cell office:value-type="float" office:value="11.149478169390999" table:style-name="ce1">
            <text:p>11.14947817</text:p>
          </table:table-cell>
          <table:table-cell office:value-type="float" office:value="10.8930723689439" table:style-name="ce1">
            <text:p>10.89307237</text:p>
          </table:table-cell>
          <table:table-cell office:value-type="float" office:value="10.657878033790499" table:style-name="ce1">
            <text:p>10.65787803</text:p>
          </table:table-cell>
          <table:table-cell office:value-type="float" office:value="10.5194877927881" table:style-name="ce1">
            <text:p>10.51948779</text:p>
          </table:table-cell>
          <table:table-cell office:value-type="float" office:value="10.2857213973928" table:style-name="ce1">
            <text:p>10.2857214</text:p>
          </table:table-cell>
          <table:table-cell office:value-type="float" office:value="10.0724396005229" table:style-name="ce1">
            <text:p>10.0724396</text:p>
          </table:table-cell>
          <table:table-cell office:value-type="float" office:value="9.8595678863585103" table:style-name="ce1">
            <text:p>9.859567886</text:p>
          </table:table-cell>
          <table:table-cell office:value-type="float" office:value="9.6640510291714605" table:style-name="ce1">
            <text:p>9.664051029</text:p>
          </table:table-cell>
          <table:table-cell office:value-type="float" office:value="9.4909773829769595" table:style-name="ce1">
            <text:p>9.490977383</text:p>
          </table:table-cell>
          <table:table-cell office:value-type="float" office:value="9.3013274204660892" table:style-name="ce1">
            <text:p>9.30132742</text:p>
          </table:table-cell>
          <table:table-cell office:value-type="float" office:value="9.1282574463663604" table:style-name="ce1">
            <text:p>9.128257446</text:p>
          </table:table-cell>
          <table:table-cell office:value-type="float" office:value="9.1947383557547706" table:style-name="ce1">
            <text:p>9.194738356</text:p>
          </table:table-cell>
          <table:table-cell office:value-type="float" office:value="9.0220462936260493" table:style-name="ce1">
            <text:p>9.022046294</text:p>
          </table:table-cell>
          <table:table-cell office:value-type="float" office:value="8.8553845997766896" table:style-name="ce1">
            <text:p>8.8553846</text:p>
          </table:table-cell>
          <table:table-cell office:value-type="float" office:value="8.7030095841694806" table:style-name="ce1">
            <text:p>8.703009584</text:p>
          </table:table-cell>
          <table:table-cell office:value-type="float" office:value="8.5716655905306496" table:style-name="ce1">
            <text:p>8.571665591</text:p>
          </table:table-cell>
          <table:table-cell office:value-type="float" office:value="8.4214342513534994" table:style-name="ce1">
            <text:p>8.421434251</text:p>
          </table:table-cell>
          <table:table-cell office:value-type="float" office:value="8.2862482923989909" table:style-name="ce1">
            <text:p>8.286248292</text:p>
          </table:table-cell>
          <table:table-cell office:value-type="float" office:value="8.2745315305751692" table:style-name="ce1">
            <text:p>8.274531531</text:p>
          </table:table-cell>
          <table:table-cell office:value-type="float" office:value="8.1373236561144608" table:style-name="ce1">
            <text:p>8.137323656</text:p>
          </table:table-cell>
          <table:table-cell office:value-type="float" office:value="8.0101615396308503" table:style-name="ce1">
            <text:p>8.01016154</text:p>
          </table:table-cell>
          <table:table-cell office:value-type="float" office:value="7.8820535960044804" table:style-name="ce1">
            <text:p>7.882053596</text:p>
          </table:table-cell>
          <table:table-cell office:value-type="float" office:value="7.7757264336177601" table:style-name="ce1">
            <text:p>7.775726434</text:p>
          </table:table-cell>
          <table:table-cell office:value-type="float" office:value="7.6543289202638496" table:style-name="ce1">
            <text:p>7.65432892</text:p>
          </table:table-cell>
          <table:table-cell office:value-type="float" office:value="7.5455030696750596" table:style-name="ce1">
            <text:p>7.54550307</text:p>
          </table:table-cell>
          <table:table-cell office:value-type="float" office:value="7.4318145241183604" table:style-name="ce1">
            <text:p>7.431814524</text:p>
          </table:table-cell>
          <table:table-cell office:value-type="float" office:value="7.3209052891296302" table:style-name="ce1">
            <text:p>7.320905289</text:p>
          </table:table-cell>
          <table:table-cell office:value-type="float" office:value="7.2217838677011397" table:style-name="ce1">
            <text:p>7.221783868</text:p>
          </table:table-cell>
          <table:table-cell office:value-type="float" office:value="7.1190754580447502" table:style-name="ce1">
            <text:p>7.119075458</text:p>
          </table:table-cell>
          <table:table-cell office:value-type="float" office:value="7.0190075669748202" table:style-name="ce1">
            <text:p>7.019007567</text:p>
          </table:table-cell>
          <table:table-cell office:value-type="float" office:value="6.9391306426567896" table:style-name="ce1">
            <text:p>6.939130643</text:p>
          </table:table-cell>
          <table:table-cell office:value-type="float" office:value="6.8427662695625804" table:style-name="ce1">
            <text:p>6.84276627</text:p>
          </table:table-cell>
          <table:table-cell office:value-type="float" office:value="6.7603627457042696" table:style-name="ce1">
            <text:p>6.760362746</text:p>
          </table:table-cell>
          <table:table-cell office:value-type="float" office:value="6.6695748580992502" table:style-name="ce1">
            <text:p>6.669574858</text:p>
          </table:table-cell>
          <table:table-cell office:value-type="float" office:value="6.5812150577573201" table:style-name="ce1">
            <text:p>6.581215058</text:p>
          </table:table-cell>
          <table:table-cell office:value-type="float" office:value="6.4969499811453799" table:style-name="ce1">
            <text:p>6.496949981</text:p>
          </table:table-cell>
          <table:table-cell office:value-type="float" office:value="6.7413762776713302" table:style-name="ce1">
            <text:p>6.741376278</text:p>
          </table:table-cell>
          <table:table-cell office:value-type="float" office:value="6.6598257427090601" table:style-name="ce1">
            <text:p>6.659825743</text:p>
          </table:table-cell>
          <table:table-cell office:value-type="float" office:value="6.5755241510292004" table:style-name="ce1">
            <text:p>6.575524151</text:p>
          </table:table-cell>
          <table:table-cell office:value-type="float" office:value="6.5101769233962701" table:style-name="ce1">
            <text:p>6.510176923</text:p>
          </table:table-cell>
          <table:table-cell office:value-type="float" office:value="6.44175392931733" table:style-name="ce1">
            <text:p>6.441753929</text:p>
          </table:table-cell>
          <table:table-cell office:value-type="float" office:value="6.3632993601480097" table:style-name="ce1">
            <text:p>6.36329936</text:p>
          </table:table-cell>
          <table:table-cell office:value-type="float" office:value="6.2868775973215598" table:style-name="ce1">
            <text:p>6.286877597</text:p>
          </table:table-cell>
          <table:table-cell office:value-type="float" office:value="6.2136398116559501" table:style-name="ce1">
            <text:p>6.213639812</text:p>
          </table:table-cell>
          <table:table-cell office:value-type="float" office:value="6.1424774382197302" table:style-name="ce1">
            <text:p>6.142477438</text:p>
          </table:table-cell>
          <table:table-cell office:value-type="float" office:value="6.0731122265572903" table:style-name="ce1">
            <text:p>6.073112227</text:p>
          </table:table-cell>
          <table:table-cell office:value-type="float" office:value="6.0052010293506202" table:style-name="ce1">
            <text:p>6.005201029</text:p>
          </table:table-cell>
          <table:table-cell office:value-type="float" office:value="5.9374440839313403" table:style-name="ce1">
            <text:p>5.937444084</text:p>
          </table:table-cell>
          <table:table-cell office:value-type="float" office:value="5.8732614262348903" table:style-name="ce1">
            <text:p>5.873261426</text:p>
          </table:table-cell>
          <table:table-cell office:value-type="float" office:value="5.8204449471708104" table:style-name="ce1">
            <text:p>5.820444947</text:p>
          </table:table-cell>
          <table:table-cell office:value-type="float" office:value="5.7754587596935396" table:style-name="ce1">
            <text:p>5.77545876</text:p>
          </table:table-cell>
          <table:table-cell office:value-type="float" office:value="5.7129026106267897" table:style-name="ce1">
            <text:p>5.712902611</text:p>
          </table:table-cell>
          <table:table-cell office:value-type="float" office:value="5.6516917550883603" table:style-name="ce1">
            <text:p>5.651691755</text:p>
          </table:table-cell>
          <table:table-cell office:value-type="float" office:value="5.5922851304043997" table:style-name="ce1">
            <text:p>5.59228513</text:p>
          </table:table-cell>
          <table:table-cell office:value-type="float" office:value="5.5346223720122403" table:style-name="ce1">
            <text:p>5.534622372</text:p>
          </table:table-cell>
          <table:table-cell office:value-type="float" office:value="5.4783753014851397" table:style-name="ce1">
            <text:p>5.478375301</text:p>
          </table:table-cell>
          <table:table-cell office:value-type="float" office:value="5.4235965671355704" table:style-name="ce1">
            <text:p>5.423596567</text:p>
          </table:table-cell>
          <table:table-cell office:value-type="float" office:value="5.3694203070948996" table:style-name="ce1">
            <text:p>5.369420307</text:p>
          </table:table-cell>
          <table:table-cell office:value-type="float" office:value="5.3169723164702001" table:style-name="ce1">
            <text:p>5.316972316</text:p>
          </table:table-cell>
          <table:table-cell office:value-type="float" office:value="5.2654509740012703" table:style-name="ce1">
            <text:p>5.265450974</text:p>
          </table:table-cell>
          <table:table-cell office:value-type="float" office:value="5.2277329504263301" table:style-name="ce1">
            <text:p>5.22773295</text:p>
          </table:table-cell>
          <table:table-cell office:value-type="float" office:value="5.1778032509261704" table:style-name="ce1">
            <text:p>5.177803251</text:p>
          </table:table-cell>
          <table:table-cell office:value-type="float" office:value="5.1277303363108997" table:style-name="ce1">
            <text:p>5.127730336</text:p>
          </table:table-cell>
          <table:table-cell office:value-type="float" office:value="5.0786203623613" table:style-name="ce1">
            <text:p>5.078620362</text:p>
          </table:table-cell>
          <table:table-cell office:value-type="float" office:value="5.0335011167757697" table:style-name="ce1">
            <text:p>5.033501117</text:p>
          </table:table-cell>
          <table:table-cell office:value-type="float" office:value="4.9864170480557499" table:style-name="ce1">
            <text:p>4.986417048</text:p>
          </table:table-cell>
          <table:table-cell office:value-type="float" office:value="4.9559524203798899" table:style-name="ce1">
            <text:p>4.95595242</text:p>
          </table:table-cell>
          <table:table-cell office:value-type="float" office:value="4.9107468250898796" table:style-name="ce1">
            <text:p>4.910746825</text:p>
          </table:table-cell>
          <table:table-cell office:value-type="float" office:value="4.8658802766537601" table:style-name="ce1">
            <text:p>4.865880277</text:p>
          </table:table-cell>
          <table:table-cell office:value-type="float" office:value="4.8225396973073504" table:style-name="ce1">
            <text:p>4.822539697</text:p>
          </table:table-cell>
          <table:table-cell office:value-type="float" office:value="4.78112734446026" table:style-name="ce1">
            <text:p>4.781127344</text:p>
          </table:table-cell>
          <table:table-cell office:value-type="float" office:value="4.8218497899464703" table:style-name="ce1">
            <text:p>4.82184979</text:p>
          </table:table-cell>
          <table:table-cell office:value-type="float" office:value="4.7800494957748203" table:style-name="ce1">
            <text:p>4.780049496</text:p>
          </table:table-cell>
          <table:table-cell office:value-type="float" office:value="4.73956518501869" table:style-name="ce1">
            <text:p>4.739565185</text:p>
          </table:table-cell>
          <table:table-cell office:value-type="float" office:value="4.69920737078853" table:style-name="ce1">
            <text:p>4.699207371</text:p>
          </table:table-cell>
          <table:table-cell office:value-type="float" office:value="4.6606432428617302" table:style-name="ce1">
            <text:p>4.660643243</text:p>
          </table:table-cell>
          <table:table-cell office:value-type="float" office:value="4.6209821300642098" table:style-name="ce1">
            <text:p>4.62098213</text:p>
          </table:table-cell>
          <table:table-cell office:value-type="float" office:value="4.5833218512945999" table:style-name="ce1">
            <text:p>4.583321851</text:p>
          </table:table-cell>
          <table:table-cell office:value-type="float" office:value="4.5480034706166101" table:style-name="ce1">
            <text:p>4.548003471</text:p>
          </table:table-cell>
          <table:table-cell office:value-type="float" office:value="4.5101034416948096" table:style-name="ce1">
            <text:p>4.510103442</text:p>
          </table:table-cell>
          <table:table-cell office:value-type="float" office:value="4.4751412646153499" table:style-name="ce1">
            <text:p>4.475141265</text:p>
          </table:table-cell>
          <table:table-cell office:value-type="float" office:value="4.4390642717009401" table:style-name="ce1">
            <text:p>4.439064272</text:p>
          </table:table-cell>
          <table:table-cell office:value-type="float" office:value="4.4086505572526802" table:style-name="ce1">
            <text:p>4.408650557</text:p>
          </table:table-cell>
          <table:table-cell office:value-type="float" office:value="4.3731041477576902" table:style-name="ce1">
            <text:p>4.373104148</text:p>
          </table:table-cell>
          <table:table-cell office:value-type="float" office:value="4.3503476875958" table:style-name="ce1">
            <text:p>4.350347688</text:p>
          </table:table-cell>
          <table:table-cell office:value-type="float" office:value="4.3158211186466202" table:style-name="ce1">
            <text:p>4.315821119</text:p>
          </table:table-cell>
          <table:table-cell office:value-type="float" office:value="4.2819980629529697" table:style-name="ce1">
            <text:p>4.281998063</text:p>
          </table:table-cell>
          <table:table-cell office:value-type="float" office:value="4.2495988874721702" table:style-name="ce1">
            <text:p>4.249598887</text:p>
          </table:table-cell>
          <table:table-cell office:value-type="float" office:value="4.2189626404142704" table:style-name="ce1">
            <text:p>4.21896264</text:p>
          </table:table-cell>
          <table:table-cell office:value-type="float" office:value="4.1865090816418498" table:style-name="ce1">
            <text:p>4.186509082</text:p>
          </table:table-cell>
          <table:table-cell office:value-type="float" office:value="4.1555807955332096" table:style-name="ce1">
            <text:p>4.155580796</text:p>
          </table:table-cell>
          <table:table-cell office:value-type="float" office:value="4.1284979761124498" table:style-name="ce1">
            <text:p>4.128497976</text:p>
          </table:table-cell>
          <table:table-cell office:value-type="float" office:value="4.09750389793843" table:style-name="ce1">
            <text:p>4.097503898</text:p>
          </table:table-cell>
          <table:table-cell office:value-type="float" office:value="4.068606014737" table:style-name="ce1">
            <text:p>4.068606015</text:p>
          </table:table-cell>
          <table:table-cell office:value-type="float" office:value="4.0387836726460202" table:style-name="ce1">
            <text:p>4.038783673</text:p>
          </table:table-cell>
          <table:table-cell office:value-type="float" office:value="4.0093998944093103" table:style-name="ce1">
            <text:p>4.009399894</text:p>
          </table:table-cell>
          <table:table-cell office:value-type="float" office:value="3.9817779064862302" table:style-name="ce1">
            <text:p>3.981777906</text:p>
          </table:table-cell>
          <table:table-cell office:value-type="float" office:value="3.9534588501280501" table:style-name="ce1">
            <text:p>3.95345885</text:p>
          </table:table-cell>
          <table:table-cell office:value-type="float" office:value="3.93198011309837" table:style-name="ce1">
            <text:p>3.931980113</text:p>
          </table:table-cell>
          <table:table-cell office:value-type="float" office:value="3.9038945408619501" table:style-name="ce1">
            <text:p>3.903894541</text:p>
          </table:table-cell>
          <table:table-cell office:value-type="float" office:value="3.8781908917429302" table:style-name="ce1">
            <text:p>3.878190892</text:p>
          </table:table-cell>
          <table:table-cell office:value-type="float" office:value="3.85102259705145" table:style-name="ce1">
            <text:p>3.851022597</text:p>
          </table:table-cell>
          <table:table-cell office:value-type="float" office:value="3.8242342785095" table:style-name="ce1">
            <text:p>3.824234279</text:p>
          </table:table-cell>
          <table:table-cell office:value-type="float" office:value="3.8096680813444301" table:style-name="ce1">
            <text:p>3.809668081</text:p>
          </table:table-cell>
          <table:table-cell office:value-type="float" office:value="3.7835344604079402" table:style-name="ce1">
            <text:p>3.78353446</text:p>
          </table:table-cell>
          <table:table-cell office:value-type="float" office:value="3.7579115519972901" table:style-name="ce1">
            <text:p>3.757911552</text:p>
          </table:table-cell>
          <table:table-cell office:value-type="float" office:value="3.7330170281643098" table:style-name="ce1">
            <text:p>3.733017028</text:p>
          </table:table-cell>
          <table:table-cell office:value-type="float" office:value="3.7103644438565402" table:style-name="ce1">
            <text:p>3.710364444</text:p>
          </table:table-cell>
          <table:table-cell office:value-type="float" office:value="3.6854686810110202" table:style-name="ce1">
            <text:p>3.685468681</text:p>
          </table:table-cell>
          <table:table-cell office:value-type="float" office:value="3.6617982471470101" table:style-name="ce1">
            <text:p>3.661798247</text:p>
          </table:table-cell>
          <table:table-cell office:value-type="float" office:value="3.63830503414041" table:style-name="ce1">
            <text:p>3.638305034</text:p>
          </table:table-cell>
          <table:table-cell office:value-type="float" office:value="3.6444261025321198" table:style-name="ce1">
            <text:p>3.644426103</text:p>
          </table:table-cell>
          <table:table-cell office:value-type="float" office:value="3.6208846890022" table:style-name="ce1">
            <text:p>3.620884689</text:p>
          </table:table-cell>
          <table:table-cell office:value-type="float" office:value="3.5985222509908201" table:style-name="ce1">
            <text:p>3.598522251</text:p>
          </table:table-cell>
          <table:table-cell office:value-type="float" office:value="3.5806434560031701" table:style-name="ce1">
            <text:p>3.580643456</text:p>
          </table:table-cell>
          <table:table-cell office:value-type="float" office:value="3.5577309055093602" table:style-name="ce1">
            <text:p>3.557730906</text:p>
          </table:table-cell>
          <table:table-cell office:value-type="float" office:value="3.5365045147032301" table:style-name="ce1">
            <text:p>3.536504515</text:p>
          </table:table-cell>
          <table:table-cell office:value-type="float" office:value="3.5142500117339202" table:style-name="ce1">
            <text:p>3.514250012</text:p>
          </table:table-cell>
          <table:table-cell office:value-type="float" office:value="3.4924156709837302" table:style-name="ce1">
            <text:p>3.492415671</text:p>
          </table:table-cell>
          <table:table-cell office:value-type="float" office:value="3.4707149045747898" table:style-name="ce1">
            <text:p>3.470714905</text:p>
          </table:table-cell>
          <table:table-cell office:value-type="float" office:value="3.4508948120934599" table:style-name="ce1">
            <text:p>3.450894812</text:p>
          </table:table-cell>
          <table:table-cell office:value-type="float" office:value="3.4298558924660498" table:style-name="ce1">
            <text:p>3.429855892</text:p>
          </table:table-cell>
          <table:table-cell office:value-type="float" office:value="3.4123760933220399" table:style-name="ce1">
            <text:p>3.412376093</text:p>
          </table:table-cell>
          <table:table-cell office:value-type="float" office:value="3.3915743840936901" table:style-name="ce1">
            <text:p>3.391574384</text:p>
          </table:table-cell>
          <table:table-cell office:value-type="float" office:value="3.3727144182208799" table:style-name="ce1">
            <text:p>3.372714418</text:p>
          </table:table-cell>
          <table:table-cell office:value-type="float" office:value="3.3525191087469799" table:style-name="ce1">
            <text:p>3.352519109</text:p>
          </table:table-cell>
          <table:table-cell office:value-type="float" office:value="3.3325656592667698" table:style-name="ce1">
            <text:p>3.332565659</text:p>
          </table:table-cell>
          <table:table-cell office:value-type="float" office:value="3.32300694633506" table:style-name="ce1">
            <text:p>3.323006946</text:p>
          </table:table-cell>
          <table:table-cell office:value-type="float" office:value="3.3034642605316198" table:style-name="ce1">
            <text:p>3.303464261</text:p>
          </table:table-cell>
          <table:table-cell office:value-type="float" office:value="3.2874476980108001" table:style-name="ce1">
            <text:p>3.287447698</text:p>
          </table:table-cell>
          <table:table-cell office:value-type="float" office:value="3.2684688171039098" table:style-name="ce1">
            <text:p>3.268468817</text:p>
          </table:table-cell>
          <table:table-cell office:value-type="float" office:value="3.2495026354868402" table:style-name="ce1">
            <text:p>3.249502635</text:p>
          </table:table-cell>
          <table:table-cell office:value-type="float" office:value="3.2314991728621201" table:style-name="ce1">
            <text:p>3.231499173</text:p>
          </table:table-cell>
          <table:table-cell office:value-type="float" office:value="3.2131721076873601" table:style-name="ce1">
            <text:p>3.213172108</text:p>
          </table:table-cell>
          <table:table-cell office:value-type="float" office:value="3.19505449468602" table:style-name="ce1">
            <text:p>3.195054495</text:p>
          </table:table-cell>
          <table:table-cell office:value-type="float" office:value="3.1779068511665001" table:style-name="ce1">
            <text:p>3.177906851</text:p>
          </table:table-cell>
          <table:table-cell office:value-type="float" office:value="3.1608838636998899" table:style-name="ce1">
            <text:p>3.160883864</text:p>
          </table:table-cell>
          <table:table-cell office:value-type="float" office:value="3.1621659959177699" table:style-name="ce1">
            <text:p>3.162165996</text:p>
          </table:table-cell>
          <table:table-cell office:value-type="float" office:value="3.1447381961218799" table:style-name="ce1">
            <text:p>3.144738196</text:p>
          </table:table-cell>
          <table:table-cell office:value-type="float" office:value="3.1285184703042499" table:style-name="ce1">
            <text:p>3.12851847</text:p>
          </table:table-cell>
          <table:table-cell office:value-type="float" office:value="3.1116412860984699" table:style-name="ce1">
            <text:p>3.111641286</text:p>
          </table:table-cell>
          <table:table-cell office:value-type="float" office:value="3.0947783660235002" table:style-name="ce1">
            <text:p>3.094778366</text:p>
          </table:table-cell>
          <table:table-cell office:value-type="float" office:value="3.0788346002815699" table:style-name="ce1">
            <text:p>3.0788346</text:p>
          </table:table-cell>
          <table:table-cell office:value-type="float" office:value="3.0627231246449802" table:style-name="ce1">
            <text:p>3.062723125</text:p>
          </table:table-cell>
          <table:table-cell office:value-type="float" office:value="3.0461727065651298" table:style-name="ce1">
            <text:p>3.046172707</text:p>
          </table:table-cell>
          <table:table-cell office:value-type="float" office:value="3.03129908994425" table:style-name="ce1">
            <text:p>3.03129909</text:p>
          </table:table-cell>
          <table:table-cell office:value-type="float" office:value="3.0159704213861298" table:style-name="ce1">
            <text:p>3.015970421</text:p>
          </table:table-cell>
          <table:table-cell office:value-type="float" office:value="2.9999614594583801" table:style-name="ce1">
            <text:p>2.999961459</text:p>
          </table:table-cell>
          <table:table-cell office:value-type="float" office:value="2.98528318999711" table:style-name="ce1">
            <text:p>2.98528319</text:p>
          </table:table-cell>
          <table:table-cell office:value-type="float" office:value="2.97050311655107" table:style-name="ce1">
            <text:p>2.970503117</text:p>
          </table:table-cell>
          <table:table-cell office:value-type="float" office:value="2.95495074421311" table:style-name="ce1">
            <text:p>2.954950744</text:p>
          </table:table-cell>
          <table:table-cell office:value-type="float" office:value="2.94073625352075" table:style-name="ce1">
            <text:p>2.940736254</text:p>
          </table:table-cell>
          <table:table-cell office:value-type="float" office:value="2.9334192088264501" table:style-name="ce1">
            <text:p>2.933419209</text:p>
          </table:table-cell>
          <table:table-cell office:value-type="float" office:value="2.9183421987677201" table:style-name="ce1">
            <text:p>2.918342199</text:p>
          </table:table-cell>
          <table:table-cell office:value-type="float" office:value="2.9033809350810902" table:style-name="ce1">
            <text:p>2.903380935</text:p>
          </table:table-cell>
          <table:table-cell office:value-type="float" office:value="2.88971964730659" table:style-name="ce1">
            <text:p>2.889719647</text:p>
          </table:table-cell>
          <table:table-cell office:value-type="float" office:value="2.87526451743667" table:style-name="ce1">
            <text:p>2.875264517</text:p>
          </table:table-cell>
          <table:table-cell office:value-type="float" office:value="2.8618832245772898" table:style-name="ce1">
            <text:p>2.861883225</text:p>
          </table:table-cell>
          <table:table-cell office:value-type="float" office:value="2.8477132539157601" table:style-name="ce1">
            <text:p>2.847713254</text:p>
          </table:table-cell>
          <table:table-cell office:value-type="float" office:value="2.8346035303025801" table:style-name="ce1">
            <text:p>2.83460353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15.316418424594" table:style-name="ce1">
            <text:p>15.31641842</text:p>
          </table:table-cell>
          <table:table-cell office:value-type="string" table:style-name="ce1">
            <text:p><text:s/>global min</text:p>
          </table:table-cell>
          <table:table-cell office:value-type="float" office:value="-16.597871735737002" table:style-name="ce1">
            <text:p>-16.59787174</text:p>
          </table:table-cell>
          <table:table-cell office:value-type="string" table:style-name="ce1">
            <text:p><text:s/>range</text:p>
          </table:table-cell>
          <table:table-cell office:value-type="float" office:value="31.914290160331099" table:style-name="ce1">
            <text:p>31.91429016</text:p>
          </table:table-cell>
          <table:table-cell office:value-type="string" table:style-name="ce1">
            <text:p><text:s/>regret</text:p>
          </table:table-cell>
          <table:table-cell office:value-type="float" office:value="27.181122868065" table:style-name="ce1">
            <text:p>27.18112287</text:p>
          </table:table-cell>
          <table:table-cell office:value-type="float" office:value="19.931152870270999" table:style-name="ce1">
            <text:p>19.93115287</text:p>
          </table:table-cell>
          <table:table-cell office:value-type="float" office:value="22.404101581190101" table:style-name="ce1">
            <text:p>22.40410158</text:p>
          </table:table-cell>
          <table:table-cell office:value-type="float" office:value="23.871128790101899" table:style-name="ce1">
            <text:p>23.87112879</text:p>
          </table:table-cell>
          <table:table-cell office:value-type="float" office:value="21.904071649014199" table:style-name="ce1">
            <text:p>21.90407165</text:p>
          </table:table-cell>
          <table:table-cell office:value-type="float" office:value="21.191940244193201" table:style-name="ce1">
            <text:p>21.19194024</text:p>
          </table:table-cell>
          <table:table-cell office:value-type="float" office:value="18.879953638583" table:style-name="ce1">
            <text:p>18.87995364</text:p>
          </table:table-cell>
          <table:table-cell office:value-type="float" office:value="17.733347013826101" table:style-name="ce1">
            <text:p>17.73334701</text:p>
          </table:table-cell>
          <table:table-cell office:value-type="float" office:value="19.037970289361201" table:style-name="ce1">
            <text:p>19.03797029</text:p>
          </table:table-cell>
          <table:table-cell office:value-type="float" office:value="17.679395464592901" table:style-name="ce1">
            <text:p>17.67939546</text:p>
          </table:table-cell>
          <table:table-cell office:value-type="float" office:value="16.453638483982999" table:style-name="ce1">
            <text:p>16.45363848</text:p>
          </table:table-cell>
          <table:table-cell office:value-type="float" office:value="17.191791421184" table:style-name="ce1">
            <text:p>17.19179142</text:p>
          </table:table-cell>
          <table:table-cell office:value-type="float" office:value="16.110161468859399" table:style-name="ce1">
            <text:p>16.11016147</text:p>
          </table:table-cell>
          <table:table-cell office:value-type="float" office:value="15.2474482000253" table:style-name="ce1">
            <text:p>15.2474482</text:p>
          </table:table-cell>
          <table:table-cell office:value-type="float" office:value="14.688000906664801" table:style-name="ce1">
            <text:p>14.68800091</text:p>
          </table:table-cell>
          <table:table-cell office:value-type="float" office:value="15.5878509981296" table:style-name="ce1">
            <text:p>15.587851</text:p>
          </table:table-cell>
          <table:table-cell office:value-type="float" office:value="15.6129418486611" table:style-name="ce1">
            <text:p>15.61294185</text:p>
          </table:table-cell>
          <table:table-cell office:value-type="float" office:value="16.018341899776399" table:style-name="ce1">
            <text:p>16.0183419</text:p>
          </table:table-cell>
          <table:table-cell office:value-type="float" office:value="15.633967262409101" table:style-name="ce1">
            <text:p>15.63396726</text:p>
          </table:table-cell>
          <table:table-cell office:value-type="float" office:value="16.430152218153701" table:style-name="ce1">
            <text:p>16.43015222</text:p>
          </table:table-cell>
          <table:table-cell office:value-type="float" office:value="15.891111143539799" table:style-name="ce1">
            <text:p>15.89111114</text:p>
          </table:table-cell>
          <table:table-cell office:value-type="float" office:value="16.238655721958999" table:style-name="ce1">
            <text:p>16.23865572</text:p>
          </table:table-cell>
          <table:table-cell office:value-type="float" office:value="15.5428711387965" table:style-name="ce1">
            <text:p>15.54287114</text:p>
          </table:table-cell>
          <table:table-cell office:value-type="float" office:value="15.059281340988599" table:style-name="ce1">
            <text:p>15.05928134</text:p>
          </table:table-cell>
          <table:table-cell office:value-type="float" office:value="15.308265124051299" table:style-name="ce1">
            <text:p>15.30826512</text:p>
          </table:table-cell>
          <table:table-cell office:value-type="float" office:value="15.2019030009102" table:style-name="ce1">
            <text:p>15.201903</text:p>
          </table:table-cell>
          <table:table-cell office:value-type="float" office:value="15.173741560842601" table:style-name="ce1">
            <text:p>15.17374156</text:p>
          </table:table-cell>
          <table:table-cell office:value-type="float" office:value="14.7817366240124" table:style-name="ce1">
            <text:p>14.78173662</text:p>
          </table:table-cell>
          <table:table-cell office:value-type="float" office:value="14.2738423669685" table:style-name="ce1">
            <text:p>14.27384237</text:p>
          </table:table-cell>
          <table:table-cell office:value-type="float" office:value="14.0976042880365" table:style-name="ce1">
            <text:p>14.09760429</text:p>
          </table:table-cell>
          <table:table-cell office:value-type="float" office:value="13.6470076912014" table:style-name="ce1">
            <text:p>13.64700769</text:p>
          </table:table-cell>
          <table:table-cell office:value-type="float" office:value="13.221397982732601" table:style-name="ce1">
            <text:p>13.22139798</text:p>
          </table:table-cell>
          <table:table-cell office:value-type="float" office:value="13.3366226111117" table:style-name="ce1">
            <text:p>13.33662261</text:p>
          </table:table-cell>
          <table:table-cell office:value-type="float" office:value="12.9841694440439" table:style-name="ce1">
            <text:p>12.98416944</text:p>
          </table:table-cell>
          <table:table-cell office:value-type="float" office:value="13.0600371252805" table:style-name="ce1">
            <text:p>13.06003713</text:p>
          </table:table-cell>
          <table:table-cell office:value-type="float" office:value="13.095801228317701" table:style-name="ce1">
            <text:p>13.09580123</text:p>
          </table:table-cell>
          <table:table-cell office:value-type="float" office:value="12.831762004722901" table:style-name="ce1">
            <text:p>12.831762</text:p>
          </table:table-cell>
          <table:table-cell office:value-type="float" office:value="12.4954736143285" table:style-name="ce1">
            <text:p>12.49547361</text:p>
          </table:table-cell>
          <table:table-cell office:value-type="float" office:value="12.2733777710654" table:style-name="ce1">
            <text:p>12.27337777</text:p>
          </table:table-cell>
          <table:table-cell office:value-type="float" office:value="11.979760545385499" table:style-name="ce1">
            <text:p>11.97976055</text:p>
          </table:table-cell>
          <table:table-cell office:value-type="float" office:value="11.68824192282" table:style-name="ce1">
            <text:p>11.68824192</text:p>
          </table:table-cell>
          <table:table-cell office:value-type="float" office:value="11.4421698515816" table:style-name="ce1">
            <text:p>11.44216985</text:p>
          </table:table-cell>
          <table:table-cell office:value-type="float" office:value="11.1782388090295" table:style-name="ce1">
            <text:p>11.17823881</text:p>
          </table:table-cell>
          <table:table-cell office:value-type="float" office:value="10.924812859283399" table:style-name="ce1">
            <text:p>10.92481286</text:p>
          </table:table-cell>
          <table:table-cell office:value-type="float" office:value="10.702247749720801" table:style-name="ce1">
            <text:p>10.70224775</text:p>
          </table:table-cell>
          <table:table-cell office:value-type="float" office:value="10.4716148643321" table:style-name="ce1">
            <text:p>10.47161486</text:p>
          </table:table-cell>
          <table:table-cell office:value-type="float" office:value="10.2493995910527" table:style-name="ce1">
            <text:p>10.24939959</text:p>
          </table:table-cell>
          <table:table-cell office:value-type="float" office:value="10.1085128154164" table:style-name="ce1">
            <text:p>10.10851282</text:p>
          </table:table-cell>
          <table:table-cell office:value-type="float" office:value="9.9251752977115295" table:style-name="ce1">
            <text:p>9.925175298</text:p>
          </table:table-cell>
          <table:table-cell office:value-type="float" office:value="9.7285344921941501" table:style-name="ce1">
            <text:p>9.728534492</text:p>
          </table:table-cell>
          <table:table-cell office:value-type="float" office:value="9.5383180711746203" table:style-name="ce1">
            <text:p>9.538318071</text:p>
          </table:table-cell>
          <table:table-cell office:value-type="float" office:value="9.3723770107475701" table:style-name="ce1">
            <text:p>9.372377011</text:p>
          </table:table-cell>
          <table:table-cell office:value-type="float" office:value="9.1972969732210608" table:style-name="ce1">
            <text:p>9.197296973</text:p>
          </table:table-cell>
          <table:table-cell office:value-type="float" office:value="9.0287013815288706" table:style-name="ce1">
            <text:p>9.028701382</text:p>
          </table:table-cell>
          <table:table-cell office:value-type="float" office:value="8.9477969934362491" table:style-name="ce1">
            <text:p>8.947796993</text:p>
          </table:table-cell>
          <table:table-cell office:value-type="float" office:value="8.8006860636588105" table:style-name="ce1">
            <text:p>8.800686064</text:p>
          </table:table-cell>
          <table:table-cell office:value-type="float" office:value="8.6479220102936107" table:style-name="ce1">
            <text:p>8.64792201</text:p>
          </table:table-cell>
          <table:table-cell office:value-type="float" office:value="8.5688689873885604" table:style-name="ce1">
            <text:p>8.568868987</text:p>
          </table:table-cell>
          <table:table-cell office:value-type="float" office:value="8.4832068879369409" table:style-name="ce1">
            <text:p>8.483206888</text:p>
          </table:table-cell>
          <table:table-cell office:value-type="float" office:value="8.3433723568353599" table:style-name="ce1">
            <text:p>8.343372357</text:p>
          </table:table-cell>
          <table:table-cell office:value-type="float" office:value="8.2182283005905106" table:style-name="ce1">
            <text:p>8.218228301</text:p>
          </table:table-cell>
          <table:table-cell office:value-type="float" office:value="8.16101233365724" table:style-name="ce1">
            <text:p>8.161012334</text:p>
          </table:table-cell>
          <table:table-cell office:value-type="float" office:value="8.0329507890252607" table:style-name="ce1">
            <text:p>8.032950789</text:p>
          </table:table-cell>
          <table:table-cell office:value-type="float" office:value="7.9185231974139096" table:style-name="ce1">
            <text:p>7.918523197</text:p>
          </table:table-cell>
          <table:table-cell office:value-type="float" office:value="7.7981326100974302" table:style-name="ce1">
            <text:p>7.79813261</text:p>
          </table:table-cell>
          <table:table-cell office:value-type="float" office:value="7.6813902223966002" table:style-name="ce1">
            <text:p>7.681390222</text:p>
          </table:table-cell>
          <table:table-cell office:value-type="float" office:value="7.5746334839111" table:style-name="ce1">
            <text:p>7.574633484</text:p>
          </table:table-cell>
          <table:table-cell office:value-type="float" office:value="7.4646114477042103" table:style-name="ce1">
            <text:p>7.464611448</text:p>
          </table:table-cell>
          <table:table-cell office:value-type="float" office:value="7.36409082880804" table:style-name="ce1">
            <text:p>7.364090829</text:p>
          </table:table-cell>
          <table:table-cell office:value-type="float" office:value="7.2602200315656704" table:style-name="ce1">
            <text:p>7.260220032</text:p>
          </table:table-cell>
          <table:table-cell office:value-type="float" office:value="7.1592751722737997" table:style-name="ce1">
            <text:p>7.159275172</text:p>
          </table:table-cell>
          <table:table-cell office:value-type="float" office:value="7.0696961410741501" table:style-name="ce1">
            <text:p>7.069696141</text:p>
          </table:table-cell>
          <table:table-cell office:value-type="float" office:value="6.9741268106737202" table:style-name="ce1">
            <text:p>6.974126811</text:p>
          </table:table-cell>
          <table:table-cell office:value-type="float" office:value="6.8870262962574298" table:style-name="ce1">
            <text:p>6.887026296</text:p>
          </table:table-cell>
          <table:table-cell office:value-type="float" office:value="6.7978420857149802" table:style-name="ce1">
            <text:p>6.797842086</text:p>
          </table:table-cell>
          <table:table-cell office:value-type="float" office:value="6.7096222559271803" table:style-name="ce1">
            <text:p>6.709622256</text:p>
          </table:table-cell>
          <table:table-cell office:value-type="float" office:value="6.6293503921342101" table:style-name="ce1">
            <text:p>6.629350392</text:p>
          </table:table-cell>
          <table:table-cell office:value-type="float" office:value="6.5455527591817502" table:style-name="ce1">
            <text:p>6.545552759</text:p>
          </table:table-cell>
          <table:table-cell office:value-type="float" office:value="6.4693899235448802" table:style-name="ce1">
            <text:p>6.469389924</text:p>
          </table:table-cell>
          <table:table-cell office:value-type="float" office:value="6.3910001808202299" table:style-name="ce1">
            <text:p>6.391000181</text:p>
          </table:table-cell>
          <table:table-cell office:value-type="float" office:value="6.3132487591044599" table:style-name="ce1">
            <text:p>6.313248759</text:p>
          </table:table-cell>
          <table:table-cell office:value-type="float" office:value="6.2427053442845004" table:style-name="ce1">
            <text:p>6.242705344</text:p>
          </table:table-cell>
          <table:table-cell office:value-type="float" office:value="6.1686141355803796" table:style-name="ce1">
            <text:p>6.168614136</text:p>
          </table:table-cell>
          <table:table-cell office:value-type="float" office:value="6.0995797362240101" table:style-name="ce1">
            <text:p>6.099579736</text:p>
          </table:table-cell>
          <table:table-cell office:value-type="float" office:value="6.0673490054888504" table:style-name="ce1">
            <text:p>6.067349005</text:p>
          </table:table-cell>
          <table:table-cell office:value-type="float" office:value="5.9978814010278496" table:style-name="ce1">
            <text:p>5.997881401</text:p>
          </table:table-cell>
          <table:table-cell office:value-type="float" office:value="5.9331899434257398" table:style-name="ce1">
            <text:p>5.933189943</text:p>
          </table:table-cell>
          <table:table-cell office:value-type="float" office:value="5.8680197225410602" table:style-name="ce1">
            <text:p>5.868019723</text:p>
          </table:table-cell>
          <table:table-cell office:value-type="float" office:value="5.8062411255422202" table:style-name="ce1">
            <text:p>5.806241126</text:p>
          </table:table-cell>
          <table:table-cell office:value-type="float" office:value="5.7439296742092303" table:style-name="ce1">
            <text:p>5.743929674</text:p>
          </table:table-cell>
          <table:table-cell office:value-type="float" office:value="5.68487247547775" table:style-name="ce1">
            <text:p>5.684872475</text:p>
          </table:table-cell>
          <table:table-cell office:value-type="float" office:value="5.6252348453701" table:style-name="ce1">
            <text:p>5.625234845</text:p>
          </table:table-cell>
          <table:table-cell office:value-type="float" office:value="5.5687239824053103" table:style-name="ce1">
            <text:p>5.568723982</text:p>
          </table:table-cell>
          <table:table-cell office:value-type="float" office:value="5.5115908603113501" table:style-name="ce1">
            <text:p>5.51159086</text:p>
          </table:table-cell>
          <table:table-cell office:value-type="float" office:value="5.4574659521990698" table:style-name="ce1">
            <text:p>5.457465952</text:p>
          </table:table-cell>
          <table:table-cell office:value-type="float" office:value="5.4015875050078499" table:style-name="ce1">
            <text:p>5.401587505</text:p>
          </table:table-cell>
          <table:table-cell office:value-type="float" office:value="5.3468611907484203" table:style-name="ce1">
            <text:p>5.346861191</text:p>
          </table:table-cell>
          <table:table-cell office:value-type="float" office:value="5.2960740825738899" table:style-name="ce1">
            <text:p>5.296074083</text:p>
          </table:table-cell>
          <table:table-cell office:value-type="float" office:value="5.2435191425665" table:style-name="ce1">
            <text:p>5.243519143</text:p>
          </table:table-cell>
          <table:table-cell office:value-type="float" office:value="5.2274421823399297" table:style-name="ce1">
            <text:p>5.227442182</text:p>
          </table:table-cell>
          <table:table-cell office:value-type="float" office:value="5.1793459685508703" table:style-name="ce1">
            <text:p>5.179345969</text:p>
          </table:table-cell>
          <table:table-cell office:value-type="float" office:value="5.1305113071491304" table:style-name="ce1">
            <text:p>5.130511307</text:p>
          </table:table-cell>
          <table:table-cell office:value-type="float" office:value="5.0842900768820902" table:style-name="ce1">
            <text:p>5.084290077</text:p>
          </table:table-cell>
          <table:table-cell office:value-type="float" office:value="5.0362982013528601" table:style-name="ce1">
            <text:p>5.036298201</text:p>
          </table:table-cell>
          <table:table-cell office:value-type="float" office:value="4.9918546431461204" table:style-name="ce1">
            <text:p>4.991854643</text:p>
          </table:table-cell>
          <table:table-cell office:value-type="float" office:value="4.9466315852444902" table:style-name="ce1">
            <text:p>4.946631585</text:p>
          </table:table-cell>
          <table:table-cell office:value-type="float" office:value="4.9038567535099098" table:style-name="ce1">
            <text:p>4.903856754</text:p>
          </table:table-cell>
          <table:table-cell office:value-type="float" office:value="4.8602859549179103" table:style-name="ce1">
            <text:p>4.860285955</text:p>
          </table:table-cell>
          <table:table-cell office:value-type="float" office:value="4.8190881442273303" table:style-name="ce1">
            <text:p>4.819088144</text:p>
          </table:table-cell>
          <table:table-cell office:value-type="float" office:value="4.7761249340238301" table:style-name="ce1">
            <text:p>4.776124934</text:p>
          </table:table-cell>
          <table:table-cell office:value-type="float" office:value="4.7339358357158901" table:style-name="ce1">
            <text:p>4.733935836</text:p>
          </table:table-cell>
          <table:table-cell office:value-type="float" office:value="4.7419620023509497" table:style-name="ce1">
            <text:p>4.741962002</text:p>
          </table:table-cell>
          <table:table-cell office:value-type="float" office:value="4.70326963586683" table:style-name="ce1">
            <text:p>4.703269636</text:p>
          </table:table-cell>
          <table:table-cell office:value-type="float" office:value="4.6628298585508201" table:style-name="ce1">
            <text:p>4.662829859</text:p>
          </table:table-cell>
          <table:table-cell office:value-type="float" office:value="4.6254985083864204" table:style-name="ce1">
            <text:p>4.625498508</text:p>
          </table:table-cell>
          <table:table-cell office:value-type="float" office:value="4.5873322325001" table:style-name="ce1">
            <text:p>4.587332233</text:p>
          </table:table-cell>
          <table:table-cell office:value-type="float" office:value="4.5891738942614699" table:style-name="ce1">
            <text:p>4.589173894</text:p>
          </table:table-cell>
          <table:table-cell office:value-type="float" office:value="4.5522792876085898" table:style-name="ce1">
            <text:p>4.552279288</text:p>
          </table:table-cell>
          <table:table-cell office:value-type="float" office:value="4.5598418317604299" table:style-name="ce1">
            <text:p>4.559841832</text:p>
          </table:table-cell>
          <table:table-cell office:value-type="float" office:value="4.5226192750111096" table:style-name="ce1">
            <text:p>4.522619275</text:p>
          </table:table-cell>
          <table:table-cell office:value-type="float" office:value="4.5168491722109003" table:style-name="ce1">
            <text:p>4.516849172</text:p>
          </table:table-cell>
          <table:table-cell office:value-type="float" office:value="4.4817570503831199" table:style-name="ce1">
            <text:p>4.48175705</text:p>
          </table:table-cell>
          <table:table-cell office:value-type="float" office:value="4.4469314687179899" table:style-name="ce1">
            <text:p>4.446931469</text:p>
          </table:table-cell>
          <table:table-cell office:value-type="float" office:value="4.4129692013027002" table:style-name="ce1">
            <text:p>4.412969201</text:p>
          </table:table-cell>
          <table:table-cell office:value-type="float" office:value="4.3792511317368596" table:style-name="ce1">
            <text:p>4.379251132</text:p>
          </table:table-cell>
          <table:table-cell office:value-type="float" office:value="4.3463650934629303" table:style-name="ce1">
            <text:p>4.346365093</text:p>
          </table:table-cell>
          <table:table-cell office:value-type="float" office:value="4.3128750928989898" table:style-name="ce1">
            <text:p>4.312875093</text:p>
          </table:table-cell>
          <table:table-cell office:value-type="float" office:value="4.2810214617765103" table:style-name="ce1">
            <text:p>4.281021462</text:p>
          </table:table-cell>
          <table:table-cell office:value-type="float" office:value="4.2493717644415998" table:style-name="ce1">
            <text:p>4.249371764</text:p>
          </table:table-cell>
          <table:table-cell office:value-type="float" office:value="4.21849667632452" table:style-name="ce1">
            <text:p>4.218496676</text:p>
          </table:table-cell>
          <table:table-cell office:value-type="float" office:value="4.1878074689142002" table:style-name="ce1">
            <text:p>4.187807469</text:p>
          </table:table-cell>
          <table:table-cell office:value-type="float" office:value="4.1578665813407696" table:style-name="ce1">
            <text:p>4.157866581</text:p>
          </table:table-cell>
          <table:table-cell office:value-type="float" office:value="4.1273046899159702" table:style-name="ce1">
            <text:p>4.12730469</text:p>
          </table:table-cell>
          <table:table-cell office:value-type="float" office:value="4.0982621945376501" table:style-name="ce1">
            <text:p>4.098262195</text:p>
          </table:table-cell>
          <table:table-cell office:value-type="float" office:value="4.0693729227675499" table:style-name="ce1">
            <text:p>4.069372923</text:p>
          </table:table-cell>
          <table:table-cell office:value-type="float" office:value="4.0411834917855902" table:style-name="ce1">
            <text:p>4.041183492</text:p>
          </table:table-cell>
          <table:table-cell office:value-type="float" office:value="4.0131325940760103" table:style-name="ce1">
            <text:p>4.013132594</text:p>
          </table:table-cell>
          <table:table-cell office:value-type="float" office:value="3.9857592441857599" table:style-name="ce1">
            <text:p>3.985759244</text:p>
          </table:table-cell>
          <table:table-cell office:value-type="float" office:value="3.9587797554450099" table:style-name="ce1">
            <text:p>3.958779755</text:p>
          </table:table-cell>
          <table:table-cell office:value-type="float" office:value="3.9319185465173501" table:style-name="ce1">
            <text:p>3.931918547</text:p>
          </table:table-cell>
          <table:table-cell office:value-type="float" office:value="3.9057035944797902" table:style-name="ce1">
            <text:p>3.905703594</text:p>
          </table:table-cell>
          <table:table-cell office:value-type="float" office:value="3.8795944882198898" table:style-name="ce1">
            <text:p>3.879594488</text:p>
          </table:table-cell>
          <table:table-cell office:value-type="float" office:value="3.85411208137374" table:style-name="ce1">
            <text:p>3.854112081</text:p>
          </table:table-cell>
          <table:table-cell office:value-type="float" office:value="3.8287238759862401" table:style-name="ce1">
            <text:p>3.828723876</text:p>
          </table:table-cell>
          <table:table-cell office:value-type="float" office:value="3.8039437824223401" table:style-name="ce1">
            <text:p>3.803943782</text:p>
          </table:table-cell>
          <table:table-cell office:value-type="float" office:value="3.7785272840622102" table:style-name="ce1">
            <text:p>3.778527284</text:p>
          </table:table-cell>
          <table:table-cell office:value-type="float" office:value="3.7544258080428801" table:style-name="ce1">
            <text:p>3.754425808</text:p>
          </table:table-cell>
          <table:table-cell office:value-type="float" office:value="3.7303973262694399" table:style-name="ce1">
            <text:p>3.730397326</text:p>
          </table:table-cell>
          <table:table-cell office:value-type="float" office:value="3.7069423798462902" table:style-name="ce1">
            <text:p>3.70694238</text:p>
          </table:table-cell>
          <table:table-cell office:value-type="float" office:value="3.6828503307929399" table:style-name="ce1">
            <text:p>3.682850331</text:p>
          </table:table-cell>
          <table:table-cell office:value-type="float" office:value="3.66002092667657" table:style-name="ce1">
            <text:p>3.660020927</text:p>
          </table:table-cell>
          <table:table-cell office:value-type="float" office:value="3.63724585811668" table:style-name="ce1">
            <text:p>3.637245858</text:p>
          </table:table-cell>
          <table:table-cell office:value-type="float" office:value="3.6150129460323899" table:style-name="ce1">
            <text:p>3.615012946</text:p>
          </table:table-cell>
          <table:table-cell office:value-type="float" office:value="3.59214360886233" table:style-name="ce1">
            <text:p>3.592143609</text:p>
          </table:table-cell>
          <table:table-cell office:value-type="float" office:value="3.5704885553162602" table:style-name="ce1">
            <text:p>3.570488555</text:p>
          </table:table-cell>
          <table:table-cell office:value-type="float" office:value="3.5488713883307299" table:style-name="ce1">
            <text:p>3.548871388</text:p>
          </table:table-cell>
          <table:table-cell office:value-type="float" office:value="3.5277678145784401" table:style-name="ce1">
            <text:p>3.527767815</text:p>
          </table:table-cell>
          <table:table-cell office:value-type="float" office:value="3.5060296323459301" table:style-name="ce1">
            <text:p>3.506029632</text:p>
          </table:table-cell>
          <table:table-cell office:value-type="float" office:value="3.4854609573577302" table:style-name="ce1">
            <text:p>3.485460957</text:p>
          </table:table-cell>
          <table:table-cell office:value-type="float" office:value="3.4649156420340699" table:style-name="ce1">
            <text:p>3.464915642</text:p>
          </table:table-cell>
          <table:table-cell office:value-type="float" office:value="3.4448578449358598" table:style-name="ce1">
            <text:p>3.444857845</text:p>
          </table:table-cell>
          <table:table-cell office:value-type="float" office:value="3.42416819787972" table:style-name="ce1">
            <text:p>3.424168198</text:p>
          </table:table-cell>
          <table:table-cell office:value-type="float" office:value="3.4046064930413298" table:style-name="ce1">
            <text:p>3.404606493</text:p>
          </table:table-cell>
          <table:table-cell office:value-type="float" office:value="3.3850552979957902" table:style-name="ce1">
            <text:p>3.385055298</text:p>
          </table:table-cell>
          <table:table-cell office:value-type="float" office:value="3.3659677526092802" table:style-name="ce1">
            <text:p>3.365967753</text:p>
          </table:table-cell>
          <table:table-cell office:value-type="float" office:value="3.3462518927853799" table:style-name="ce1">
            <text:p>3.346251893</text:p>
          </table:table-cell>
          <table:table-cell office:value-type="float" office:value="3.3450706020588798" table:style-name="ce1">
            <text:p>3.345070602</text:p>
          </table:table-cell>
          <table:table-cell office:value-type="float" office:value="3.3265619098396102" table:style-name="ce1">
            <text:p>3.32656191</text:p>
          </table:table-cell>
          <table:table-cell office:value-type="float" office:value="3.3080509547847798" table:style-name="ce1">
            <text:p>3.308050955</text:p>
          </table:table-cell>
          <table:table-cell office:value-type="float" office:value="3.2899777745167502" table:style-name="ce1">
            <text:p>3.289977775</text:p>
          </table:table-cell>
          <table:table-cell office:value-type="float" office:value="3.2712827876590098" table:style-name="ce1">
            <text:p>3.271282788</text:p>
          </table:table-cell>
          <table:table-cell office:value-type="float" office:value="3.2536335290634399" table:style-name="ce1">
            <text:p>3.253633529</text:p>
          </table:table-cell>
          <table:table-cell office:value-type="float" office:value="3.2359721243033799" table:style-name="ce1">
            <text:p>3.235972124</text:p>
          </table:table-cell>
          <table:table-cell office:value-type="float" office:value="3.2187286655960201" table:style-name="ce1">
            <text:p>3.218728666</text:p>
          </table:table-cell>
          <table:table-cell office:value-type="float" office:value="3.2008681304888502" table:style-name="ce1">
            <text:p>3.20086813</text:p>
          </table:table-cell>
          <table:table-cell office:value-type="float" office:value="3.1840200746862002" table:style-name="ce1">
            <text:p>3.184020075</text:p>
          </table:table-cell>
          <table:table-cell office:value-type="float" office:value="3.16715109406974" table:style-name="ce1">
            <text:p>3.167151094</text:p>
          </table:table-cell>
          <table:table-cell office:value-type="float" office:value="3.17383104697518" table:style-name="ce1">
            <text:p>3.173831047</text:p>
          </table:table-cell>
          <table:table-cell office:value-type="float" office:value="3.1574164059821399" table:style-name="ce1">
            <text:p>3.157416406</text:p>
          </table:table-cell>
          <table:table-cell office:value-type="float" office:value="3.1403926205146901" table:style-name="ce1">
            <text:p>3.140392621</text:p>
          </table:table-cell>
          <table:table-cell office:value-type="float" office:value="3.12434409945782" table:style-name="ce1">
            <text:p>3.124344099</text:p>
          </table:table-cell>
          <table:table-cell office:value-type="float" office:value="3.1082664423485702" table:style-name="ce1">
            <text:p>3.108266442</text:p>
          </table:table-cell>
          <table:table-cell office:value-type="float" office:value="3.09256886785061" table:style-name="ce1">
            <text:p>3.092568868</text:p>
          </table:table-cell>
          <table:table-cell office:value-type="float" office:value="3.0762675969483899" table:style-name="ce1">
            <text:p>3.076267597</text:p>
          </table:table-cell>
          <table:table-cell office:value-type="float" office:value="3.0609126926903998" table:style-name="ce1">
            <text:p>3.060912693</text:p>
          </table:table-cell>
          <table:table-cell office:value-type="float" office:value="3.0455218207166501" table:style-name="ce1">
            <text:p>3.045521821</text:p>
          </table:table-cell>
          <table:table-cell office:value-type="float" office:value="3.0304955559493001" table:style-name="ce1">
            <text:p>3.030495556</text:p>
          </table:table-cell>
          <table:table-cell office:value-type="float" office:value="3.0148712977891599" table:style-name="ce1">
            <text:p>3.014871298</text:p>
          </table:table-cell>
          <table:table-cell office:value-type="float" office:value="2.9994123756942002" table:style-name="ce1">
            <text:p>2.999412376</text:p>
          </table:table-cell>
          <table:table-cell office:value-type="float" office:value="2.9848660490285601" table:style-name="ce1">
            <text:p>2.984866049</text:p>
          </table:table-cell>
          <table:table-cell office:value-type="float" office:value="2.9697260960066401" table:style-name="ce1">
            <text:p>2.969726096</text:p>
          </table:table-cell>
          <table:table-cell office:value-type="float" office:value="2.95548590961713" table:style-name="ce1">
            <text:p>2.95548591</text:p>
          </table:table-cell>
          <table:table-cell office:value-type="float" office:value="2.94065507600172" table:style-name="ce1">
            <text:p>2.940655076</text:p>
          </table:table-cell>
          <table:table-cell office:value-type="float" office:value="2.9267115462760498" table:style-name="ce1">
            <text:p>2.926711546</text:p>
          </table:table-cell>
          <table:table-cell office:value-type="float" office:value="2.91218038461228" table:style-name="ce1">
            <text:p>2.912180385</text:p>
          </table:table-cell>
          <table:table-cell office:value-type="float" office:value="2.8985244148398799" table:style-name="ce1">
            <text:p>2.898524415</text:p>
          </table:table-cell>
          <table:table-cell office:value-type="float" office:value="2.8848172376354801" table:style-name="ce1">
            <text:p>2.884817238</text:p>
          </table:table-cell>
          <table:table-cell office:value-type="float" office:value="2.8714374046636899" table:style-name="ce1">
            <text:p>2.871437405</text:p>
          </table:table-cell>
          <table:table-cell office:value-type="float" office:value="2.8574760861570501" table:style-name="ce1">
            <text:p>2.857476086</text:p>
          </table:table-cell>
          <table:table-cell office:value-type="float" office:value="2.8443667572723701" table:style-name="ce1">
            <text:p>2.844366757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26.9025992321411" table:style-name="ce1">
            <text:p>26.90259923</text:p>
          </table:table-cell>
          <table:table-cell office:value-type="string" table:style-name="ce1">
            <text:p><text:s/>global min</text:p>
          </table:table-cell>
          <table:table-cell office:value-type="float" office:value="-14.862990073329099" table:style-name="ce1">
            <text:p>-14.86299007</text:p>
          </table:table-cell>
          <table:table-cell office:value-type="string" table:style-name="ce1">
            <text:p><text:s/>range</text:p>
          </table:table-cell>
          <table:table-cell office:value-type="float" office:value="41.765589305470201" table:style-name="ce1">
            <text:p>41.76558931</text:p>
          </table:table-cell>
          <table:table-cell office:value-type="string" table:style-name="ce1">
            <text:p><text:s/>regret</text:p>
          </table:table-cell>
          <table:table-cell office:value-type="float" office:value="15.845213828705701" table:style-name="ce1">
            <text:p>15.84521383</text:p>
          </table:table-cell>
          <table:table-cell office:value-type="float" office:value="9.0025603587831196" table:style-name="ce1">
            <text:p>9.002560359</text:p>
          </table:table-cell>
          <table:table-cell office:value-type="float" office:value="7.3675187405500298" table:style-name="ce1">
            <text:p>7.367518741</text:p>
          </table:table-cell>
          <table:table-cell office:value-type="float" office:value="5.5384146292081704" table:style-name="ce1">
            <text:p>5.538414629</text:p>
          </table:table-cell>
          <table:table-cell office:value-type="float" office:value="9.8559860447355803" table:style-name="ce1">
            <text:p>9.855986045</text:p>
          </table:table-cell>
          <table:table-cell office:value-type="float" office:value="10.561794651727601" table:style-name="ce1">
            <text:p>10.56179465</text:p>
          </table:table-cell>
          <table:table-cell office:value-type="float" office:value="11.3610339441612" table:style-name="ce1">
            <text:p>11.36103394</text:p>
          </table:table-cell>
          <table:table-cell office:value-type="float" office:value="12.264824633188701" table:style-name="ce1">
            <text:p>12.26482463</text:p>
          </table:table-cell>
          <table:table-cell office:value-type="float" office:value="14.3801995904364" table:style-name="ce1">
            <text:p>14.38019959</text:p>
          </table:table-cell>
          <table:table-cell office:value-type="float" office:value="15.911215434759299" table:style-name="ce1">
            <text:p>15.91121543</text:p>
          </table:table-cell>
          <table:table-cell office:value-type="float" office:value="16.896905453888301" table:style-name="ce1">
            <text:p>16.89690545</text:p>
          </table:table-cell>
          <table:table-cell office:value-type="float" office:value="18.6967181661547" table:style-name="ce1">
            <text:p>18.69671817</text:p>
          </table:table-cell>
          <table:table-cell office:value-type="float" office:value="18.8531943143993" table:style-name="ce1">
            <text:p>18.85319431</text:p>
          </table:table-cell>
          <table:table-cell office:value-type="float" office:value="19.736225155541401" table:style-name="ce1">
            <text:p>19.73622516</text:p>
          </table:table-cell>
          <table:table-cell office:value-type="float" office:value="20.5760142681189" table:style-name="ce1">
            <text:p>20.57601427</text:p>
          </table:table-cell>
          <table:table-cell office:value-type="float" office:value="20.405972696523001" table:style-name="ce1">
            <text:p>20.4059727</text:p>
          </table:table-cell>
          <table:table-cell office:value-type="float" office:value="19.565982656144399" table:style-name="ce1">
            <text:p>19.56598266</text:p>
          </table:table-cell>
          <table:table-cell office:value-type="float" office:value="19.6656003244339" table:style-name="ce1">
            <text:p>19.66560032</text:p>
          </table:table-cell>
          <table:table-cell office:value-type="float" office:value="18.630568728411099" table:style-name="ce1">
            <text:p>18.63056873</text:p>
          </table:table-cell>
          <table:table-cell office:value-type="float" office:value="19.324539413226301" table:style-name="ce1">
            <text:p>19.32453941</text:p>
          </table:table-cell>
          <table:table-cell office:value-type="float" office:value="20.197416400522599" table:style-name="ce1">
            <text:p>20.1974164</text:p>
          </table:table-cell>
          <table:table-cell office:value-type="float" office:value="20.142794068714601" table:style-name="ce1">
            <text:p>20.14279407</text:p>
          </table:table-cell>
          <table:table-cell office:value-type="float" office:value="20.8163870926181" table:style-name="ce1">
            <text:p>20.81638709</text:p>
          </table:table-cell>
          <table:table-cell office:value-type="float" office:value="19.949438828722901" table:style-name="ce1">
            <text:p>19.94943883</text:p>
          </table:table-cell>
          <table:table-cell office:value-type="float" office:value="19.615941730814601" table:style-name="ce1">
            <text:p>19.61594173</text:p>
          </table:table-cell>
          <table:table-cell office:value-type="float" office:value="18.885381549284201" table:style-name="ce1">
            <text:p>18.88538155</text:p>
          </table:table-cell>
          <table:table-cell office:value-type="float" office:value="19.455991599080502" table:style-name="ce1">
            <text:p>19.4559916</text:p>
          </table:table-cell>
          <table:table-cell office:value-type="float" office:value="18.778985907436599" table:style-name="ce1">
            <text:p>18.77898591</text:p>
          </table:table-cell>
          <table:table-cell office:value-type="float" office:value="18.872878976800301" table:style-name="ce1">
            <text:p>18.87287898</text:p>
          </table:table-cell>
          <table:table-cell office:value-type="float" office:value="18.249947172226701" table:style-name="ce1">
            <text:p>18.24994717</text:p>
          </table:table-cell>
          <table:table-cell office:value-type="float" office:value="18.6591424116897" table:style-name="ce1">
            <text:p>18.65914241</text:p>
          </table:table-cell>
          <table:table-cell office:value-type="float" office:value="18.110989387034699" table:style-name="ce1">
            <text:p>18.11098939</text:p>
          </table:table-cell>
          <table:table-cell office:value-type="float" office:value="17.877152268372001" table:style-name="ce1">
            <text:p>17.87715227</text:p>
          </table:table-cell>
          <table:table-cell office:value-type="float" office:value="17.353879652173202" table:style-name="ce1">
            <text:p>17.35387965</text:p>
          </table:table-cell>
          <table:table-cell office:value-type="float" office:value="16.858054519254001" table:style-name="ce1">
            <text:p>16.85805452</text:p>
          </table:table-cell>
          <table:table-cell office:value-type="float" office:value="16.4114920384702" table:style-name="ce1">
            <text:p>16.41149204</text:p>
          </table:table-cell>
          <table:table-cell office:value-type="float" office:value="15.981447178864199" table:style-name="ce1">
            <text:p>15.98144718</text:p>
          </table:table-cell>
          <table:table-cell office:value-type="float" office:value="15.5657492225676" table:style-name="ce1">
            <text:p>15.56574922</text:p>
          </table:table-cell>
          <table:table-cell office:value-type="float" office:value="15.178709665391301" table:style-name="ce1">
            <text:p>15.17870967</text:p>
          </table:table-cell>
          <table:table-cell office:value-type="float" office:value="14.8117377295828" table:style-name="ce1">
            <text:p>14.81173773</text:p>
          </table:table-cell>
          <table:table-cell office:value-type="float" office:value="14.458652151559299" table:style-name="ce1">
            <text:p>14.45865215</text:p>
          </table:table-cell>
          <table:table-cell office:value-type="float" office:value="14.1262992963567" table:style-name="ce1">
            <text:p>14.1262993</text:p>
          </table:table-cell>
          <table:table-cell office:value-type="float" office:value="13.8506381353811" table:style-name="ce1">
            <text:p>13.85063814</text:p>
          </table:table-cell>
          <table:table-cell office:value-type="float" office:value="13.536069740466401" table:style-name="ce1">
            <text:p>13.53606974</text:p>
          </table:table-cell>
          <table:table-cell office:value-type="float" office:value="13.2354821631034" table:style-name="ce1">
            <text:p>13.23548216</text:p>
          </table:table-cell>
          <table:table-cell office:value-type="float" office:value="12.9586202081022" table:style-name="ce1">
            <text:p>12.95862021</text:p>
          </table:table-cell>
          <table:table-cell office:value-type="float" office:value="12.687529845255501" table:style-name="ce1">
            <text:p>12.68752985</text:p>
          </table:table-cell>
          <table:table-cell office:value-type="float" office:value="12.433619478334601" table:style-name="ce1">
            <text:p>12.43361948</text:p>
          </table:table-cell>
          <table:table-cell office:value-type="float" office:value="12.184308328864599" table:style-name="ce1">
            <text:p>12.18430833</text:p>
          </table:table-cell>
          <table:table-cell office:value-type="float" office:value="11.9430513391373" table:style-name="ce1">
            <text:p>11.94305134</text:p>
          </table:table-cell>
          <table:table-cell office:value-type="float" office:value="11.718674493919901" table:style-name="ce1">
            <text:p>11.71867449</text:p>
          </table:table-cell>
          <table:table-cell office:value-type="float" office:value="11.497495622004299" table:style-name="ce1">
            <text:p>11.49749562</text:p>
          </table:table-cell>
          <table:table-cell office:value-type="float" office:value="11.289992539193801" table:style-name="ce1">
            <text:p>11.28999254</text:p>
          </table:table-cell>
          <table:table-cell office:value-type="float" office:value="11.0871265482944" table:style-name="ce1">
            <text:p>11.08712655</text:p>
          </table:table-cell>
          <table:table-cell office:value-type="float" office:value="10.894630288017201" table:style-name="ce1">
            <text:p>10.89463029</text:p>
          </table:table-cell>
          <table:table-cell office:value-type="float" office:value="10.7039649820581" table:style-name="ce1">
            <text:p>10.70396498</text:p>
          </table:table-cell>
          <table:table-cell office:value-type="float" office:value="10.5199896868344" table:style-name="ce1">
            <text:p>10.51998969</text:p>
          </table:table-cell>
          <table:table-cell office:value-type="float" office:value="10.347228351424301" table:style-name="ce1">
            <text:p>10.34722835</text:p>
          </table:table-cell>
          <table:table-cell office:value-type="float" office:value="10.175535890456199" table:style-name="ce1">
            <text:p>10.17553589</text:p>
          </table:table-cell>
          <table:table-cell office:value-type="float" office:value="10.0142741628328" table:style-name="ce1">
            <text:p>10.01427416</text:p>
          </table:table-cell>
          <table:table-cell office:value-type="float" office:value="9.8556012918129401" table:style-name="ce1">
            <text:p>9.855601292</text:p>
          </table:table-cell>
          <table:table-cell office:value-type="float" office:value="9.7365989206669692" table:style-name="ce1">
            <text:p>9.736598921</text:p>
          </table:table-cell>
          <table:table-cell office:value-type="float" office:value="9.5871734596753004" table:style-name="ce1">
            <text:p>9.58717346</text:p>
          </table:table-cell>
          <table:table-cell office:value-type="float" office:value="9.4392716687819291" table:style-name="ce1">
            <text:p>9.439271669</text:p>
          </table:table-cell>
          <table:table-cell office:value-type="float" office:value="9.2959207022237393" table:style-name="ce1">
            <text:p>9.295920702</text:p>
          </table:table-cell>
          <table:table-cell office:value-type="float" office:value="9.1626466345089703" table:style-name="ce1">
            <text:p>9.162646635</text:p>
          </table:table-cell>
          <table:table-cell office:value-type="float" office:value="9.0277035331356998" table:style-name="ce1">
            <text:p>9.027703533</text:p>
          </table:table-cell>
          <table:table-cell office:value-type="float" office:value="8.9022936610756105" table:style-name="ce1">
            <text:p>8.902293661</text:p>
          </table:table-cell>
          <table:table-cell office:value-type="float" office:value="8.7764252479340499" table:style-name="ce1">
            <text:p>8.776425248</text:p>
          </table:table-cell>
          <table:table-cell office:value-type="float" office:value="8.6527828707135601" table:style-name="ce1">
            <text:p>8.652782871</text:p>
          </table:table-cell>
          <table:table-cell office:value-type="float" office:value="8.53795258004223" table:style-name="ce1">
            <text:p>8.53795258</text:p>
          </table:table-cell>
          <table:table-cell office:value-type="float" office:value="8.4223889769070404" table:style-name="ce1">
            <text:p>8.422388977</text:p>
          </table:table-cell>
          <table:table-cell office:value-type="float" office:value="8.3114356330890207" table:style-name="ce1">
            <text:p>8.311435633</text:p>
          </table:table-cell>
          <table:table-cell office:value-type="float" office:value="8.2020564104027898" table:style-name="ce1">
            <text:p>8.20205641</text:p>
          </table:table-cell>
          <table:table-cell office:value-type="float" office:value="8.0943151094974208" table:style-name="ce1">
            <text:p>8.094315109</text:p>
          </table:table-cell>
          <table:table-cell office:value-type="float" office:value="7.9943877032283597" table:style-name="ce1">
            <text:p>7.994387703</text:p>
          </table:table-cell>
          <table:table-cell office:value-type="float" office:value="7.8933875142813497" table:style-name="ce1">
            <text:p>7.893387514</text:p>
          </table:table-cell>
          <table:table-cell office:value-type="float" office:value="7.7963286343314797" table:style-name="ce1">
            <text:p>7.796328634</text:p>
          </table:table-cell>
          <table:table-cell office:value-type="float" office:value="7.7003924890147299" table:style-name="ce1">
            <text:p>7.700392489</text:p>
          </table:table-cell>
          <table:table-cell office:value-type="float" office:value="7.6081725188794502" table:style-name="ce1">
            <text:p>7.608172519</text:p>
          </table:table-cell>
          <table:table-cell office:value-type="float" office:value="7.5169280822797999" table:style-name="ce1">
            <text:p>7.516928082</text:p>
          </table:table-cell>
          <table:table-cell office:value-type="float" office:value="7.4291947505226403" table:style-name="ce1">
            <text:p>7.429194751</text:p>
          </table:table-cell>
          <table:table-cell office:value-type="float" office:value="7.3423053337007698" table:style-name="ce1">
            <text:p>7.342305334</text:p>
          </table:table-cell>
          <table:table-cell office:value-type="float" office:value="7.2587397330399499" table:style-name="ce1">
            <text:p>7.258739733</text:p>
          </table:table-cell>
          <table:table-cell office:value-type="float" office:value="7.1772866659526802" table:style-name="ce1">
            <text:p>7.177286666</text:p>
          </table:table-cell>
          <table:table-cell office:value-type="float" office:value="7.0975832730717396" table:style-name="ce1">
            <text:p>7.097583273</text:p>
          </table:table-cell>
          <table:table-cell office:value-type="float" office:value="7.01850039814342" table:style-name="ce1">
            <text:p>7.018500398</text:p>
          </table:table-cell>
          <table:table-cell office:value-type="float" office:value="6.9424128354167003" table:style-name="ce1">
            <text:p>6.942412835</text:p>
          </table:table-cell>
          <table:table-cell office:value-type="float" office:value="6.8668505918087401" table:style-name="ce1">
            <text:p>6.866850592</text:p>
          </table:table-cell>
          <table:table-cell office:value-type="float" office:value="6.7929675091698503" table:style-name="ce1">
            <text:p>6.792967509</text:p>
          </table:table-cell>
          <table:table-cell office:value-type="float" office:value="6.7238121764652199" table:style-name="ce1">
            <text:p>6.723812176</text:p>
          </table:table-cell>
          <table:table-cell office:value-type="float" office:value="6.6776561123815004" table:style-name="ce1">
            <text:p>6.677656112</text:p>
          </table:table-cell>
          <table:table-cell office:value-type="float" office:value="6.6071593675440603" table:style-name="ce1">
            <text:p>6.607159368</text:p>
          </table:table-cell>
          <table:table-cell office:value-type="float" office:value="6.53741407954021" table:style-name="ce1">
            <text:p>6.53741408</text:p>
          </table:table-cell>
          <table:table-cell office:value-type="float" office:value="6.4719970353154901" table:style-name="ce1">
            <text:p>6.471997035</text:p>
          </table:table-cell>
          <table:table-cell office:value-type="float" office:value="6.4058455958069898" table:style-name="ce1">
            <text:p>6.405845596</text:p>
          </table:table-cell>
          <table:table-cell office:value-type="float" office:value="6.3431337327388002" table:style-name="ce1">
            <text:p>6.343133733</text:p>
          </table:table-cell>
          <table:table-cell office:value-type="float" office:value="6.2796472542669699" table:style-name="ce1">
            <text:p>6.279647254</text:p>
          </table:table-cell>
          <table:table-cell office:value-type="float" office:value="6.2174433309157804" table:style-name="ce1">
            <text:p>6.217443331</text:p>
          </table:table-cell>
          <table:table-cell office:value-type="float" office:value="6.1602672199371202" table:style-name="ce1">
            <text:p>6.16026722</text:p>
          </table:table-cell>
          <table:table-cell office:value-type="float" office:value="6.1014266846338598" table:style-name="ce1">
            <text:p>6.101426685</text:p>
          </table:table-cell>
          <table:table-cell office:value-type="float" office:value="6.0447734316295296" table:style-name="ce1">
            <text:p>6.044773432</text:p>
          </table:table-cell>
          <table:table-cell office:value-type="float" office:value="5.9881967299079601" table:style-name="ce1">
            <text:p>5.98819673</text:p>
          </table:table-cell>
          <table:table-cell office:value-type="float" office:value="5.9317857886828804" table:style-name="ce1">
            <text:p>5.931785789</text:p>
          </table:table-cell>
          <table:table-cell office:value-type="float" office:value="5.8783668276305896" table:style-name="ce1">
            <text:p>5.878366828</text:p>
          </table:table-cell>
          <table:table-cell office:value-type="float" office:value="5.8240563749406702" table:style-name="ce1">
            <text:p>5.824056375</text:p>
          </table:table-cell>
          <table:table-cell office:value-type="float" office:value="5.77264271609255" table:style-name="ce1">
            <text:p>5.772642716</text:p>
          </table:table-cell>
          <table:table-cell office:value-type="float" office:value="5.7212050349649202" table:style-name="ce1">
            <text:p>5.721205035</text:p>
          </table:table-cell>
          <table:table-cell office:value-type="float" office:value="5.67167833627893" table:style-name="ce1">
            <text:p>5.671678336</text:p>
          </table:table-cell>
          <table:table-cell office:value-type="float" office:value="5.6220937437155598" table:style-name="ce1">
            <text:p>5.622093744</text:p>
          </table:table-cell>
          <table:table-cell office:value-type="float" office:value="5.5725384743352402" table:style-name="ce1">
            <text:p>5.572538474</text:p>
          </table:table-cell>
          <table:table-cell office:value-type="float" office:value="5.5256657636553799" table:style-name="ce1">
            <text:p>5.525665764</text:p>
          </table:table-cell>
          <table:table-cell office:value-type="float" office:value="5.4786897228646998" table:style-name="ce1">
            <text:p>5.478689723</text:p>
          </table:table-cell>
          <table:table-cell office:value-type="float" office:value="5.4334625751044099" table:style-name="ce1">
            <text:p>5.433462575</text:p>
          </table:table-cell>
          <table:table-cell office:value-type="float" office:value="5.3881052757931398" table:style-name="ce1">
            <text:p>5.388105276</text:p>
          </table:table-cell>
          <table:table-cell office:value-type="float" office:value="5.3444388068483004" table:style-name="ce1">
            <text:p>5.344438807</text:p>
          </table:table-cell>
          <table:table-cell office:value-type="float" office:value="5.3006177328949704" table:style-name="ce1">
            <text:p>5.300617733</text:p>
          </table:table-cell>
          <table:table-cell office:value-type="float" office:value="5.2584327934483301" table:style-name="ce1">
            <text:p>5.258432793</text:p>
          </table:table-cell>
          <table:table-cell office:value-type="float" office:value="5.2160709477412697" table:style-name="ce1">
            <text:p>5.216070948</text:p>
          </table:table-cell>
          <table:table-cell office:value-type="float" office:value="5.1752936471617002" table:style-name="ce1">
            <text:p>5.175293647</text:p>
          </table:table-cell>
          <table:table-cell office:value-type="float" office:value="5.1343190976339796" table:style-name="ce1">
            <text:p>5.134319098</text:p>
          </table:table-cell>
          <table:table-cell office:value-type="float" office:value="5.0926533861384797" table:style-name="ce1">
            <text:p>5.092653386</text:p>
          </table:table-cell>
          <table:table-cell office:value-type="float" office:value="5.0538740486754996" table:style-name="ce1">
            <text:p>5.053874049</text:p>
          </table:table-cell>
          <table:table-cell office:value-type="float" office:value="5.01487000920479" table:style-name="ce1">
            <text:p>5.014870009</text:p>
          </table:table-cell>
          <table:table-cell office:value-type="float" office:value="4.9773334081566896" table:style-name="ce1">
            <text:p>4.977333408</text:p>
          </table:table-cell>
          <table:table-cell office:value-type="float" office:value="4.9395559458245604" table:style-name="ce1">
            <text:p>4.939555946</text:p>
          </table:table-cell>
          <table:table-cell office:value-type="float" office:value="4.9021179056179998" table:style-name="ce1">
            <text:p>4.902117906</text:p>
          </table:table-cell>
          <table:table-cell office:value-type="float" office:value="4.8655183372483899" table:style-name="ce1">
            <text:p>4.865518337</text:p>
          </table:table-cell>
          <table:table-cell office:value-type="float" office:value="4.83030342671307" table:style-name="ce1">
            <text:p>4.830303427</text:p>
          </table:table-cell>
          <table:table-cell office:value-type="float" office:value="4.7940815452960504" table:style-name="ce1">
            <text:p>4.794081545</text:p>
          </table:table-cell>
          <table:table-cell office:value-type="float" office:value="4.7895313167829103" table:style-name="ce1">
            <text:p>4.789531317</text:p>
          </table:table-cell>
          <table:table-cell office:value-type="float" office:value="4.7556924043693396" table:style-name="ce1">
            <text:p>4.755692404</text:p>
          </table:table-cell>
          <table:table-cell office:value-type="float" office:value="4.7200077153074096" table:style-name="ce1">
            <text:p>4.720007715</text:p>
          </table:table-cell>
          <table:table-cell office:value-type="float" office:value="4.6851651375452796" table:style-name="ce1">
            <text:p>4.685165138</text:p>
          </table:table-cell>
          <table:table-cell office:value-type="float" office:value="4.6528512837722902" table:style-name="ce1">
            <text:p>4.652851284</text:p>
          </table:table-cell>
          <table:table-cell office:value-type="float" office:value="4.6195322217041097" table:style-name="ce1">
            <text:p>4.619532222</text:p>
          </table:table-cell>
          <table:table-cell office:value-type="float" office:value="4.5881691754010996" table:style-name="ce1">
            <text:p>4.588169175</text:p>
          </table:table-cell>
          <table:table-cell office:value-type="float" office:value="4.5558017092206597" table:style-name="ce1">
            <text:p>4.555801709</text:p>
          </table:table-cell>
          <table:table-cell office:value-type="float" office:value="4.52389996197806" table:style-name="ce1">
            <text:p>4.523899962</text:p>
          </table:table-cell>
          <table:table-cell office:value-type="float" office:value="4.4938920685224399" table:style-name="ce1">
            <text:p>4.493892069</text:p>
          </table:table-cell>
          <table:table-cell office:value-type="float" office:value="4.4628819037988796" table:style-name="ce1">
            <text:p>4.462881904</text:p>
          </table:table-cell>
          <table:table-cell office:value-type="float" office:value="4.4337263613650197" table:style-name="ce1">
            <text:p>4.433726361</text:p>
          </table:table-cell>
          <table:table-cell office:value-type="float" office:value="4.4042413739030897" table:style-name="ce1">
            <text:p>4.404241374</text:p>
          </table:table-cell>
          <table:table-cell office:value-type="float" office:value="4.3740112414119698" table:style-name="ce1">
            <text:p>4.374011241</text:p>
          </table:table-cell>
          <table:table-cell office:value-type="float" office:value="4.3460718182173501" table:style-name="ce1">
            <text:p>4.346071818</text:p>
          </table:table-cell>
          <table:table-cell office:value-type="float" office:value="4.3177930602453696" table:style-name="ce1">
            <text:p>4.31779306</text:p>
          </table:table-cell>
          <table:table-cell office:value-type="float" office:value="4.2906162018640597" table:style-name="ce1">
            <text:p>4.290616202</text:p>
          </table:table-cell>
          <table:table-cell office:value-type="float" office:value="4.2624462197061899" table:style-name="ce1">
            <text:p>4.26244622</text:p>
          </table:table-cell>
          <table:table-cell office:value-type="float" office:value="4.2341821665214701" table:style-name="ce1">
            <text:p>4.234182167</text:p>
          </table:table-cell>
          <table:table-cell office:value-type="float" office:value="4.2081062512659404" table:style-name="ce1">
            <text:p>4.208106251</text:p>
          </table:table-cell>
          <table:table-cell office:value-type="float" office:value="4.1843530774895097" table:style-name="ce1">
            <text:p>4.184353077</text:p>
          </table:table-cell>
          <table:table-cell office:value-type="float" office:value="4.1580410496085998" table:style-name="ce1">
            <text:p>4.15804105</text:p>
          </table:table-cell>
          <table:table-cell office:value-type="float" office:value="4.1309272437884896" table:style-name="ce1">
            <text:p>4.130927244</text:p>
          </table:table-cell>
          <table:table-cell office:value-type="float" office:value="4.1041655653166904" table:style-name="ce1">
            <text:p>4.104165565</text:p>
          </table:table-cell>
          <table:table-cell office:value-type="float" office:value="4.0797696253997602" table:style-name="ce1">
            <text:p>4.079769625</text:p>
          </table:table-cell>
          <table:table-cell office:value-type="float" office:value="4.0543958383298904" table:style-name="ce1">
            <text:p>4.054395838</text:p>
          </table:table-cell>
          <table:table-cell office:value-type="float" office:value="4.0288971533416902" table:style-name="ce1">
            <text:p>4.028897153</text:p>
          </table:table-cell>
          <table:table-cell office:value-type="float" office:value="4.0054408098280803" table:style-name="ce1">
            <text:p>4.00544081</text:p>
          </table:table-cell>
          <table:table-cell office:value-type="float" office:value="3.9816164849505999" table:style-name="ce1">
            <text:p>3.981616485</text:p>
          </table:table-cell>
          <table:table-cell office:value-type="float" office:value="3.9587488499083601" table:style-name="ce1">
            <text:p>3.95874885</text:p>
          </table:table-cell>
          <table:table-cell office:value-type="float" office:value="3.9349147504834598" table:style-name="ce1">
            <text:p>3.93491475</text:p>
          </table:table-cell>
          <table:table-cell office:value-type="float" office:value="3.9175279040158402" table:style-name="ce1">
            <text:p>3.917527904</text:p>
          </table:table-cell>
          <table:table-cell office:value-type="float" office:value="3.8940208820133702" table:style-name="ce1">
            <text:p>3.894020882</text:p>
          </table:table-cell>
          <table:table-cell office:value-type="float" office:value="3.8704277101459801" table:style-name="ce1">
            <text:p>3.87042771</text:p>
          </table:table-cell>
          <table:table-cell office:value-type="float" office:value="3.84697057250873" table:style-name="ce1">
            <text:p>3.846970573</text:p>
          </table:table-cell>
          <table:table-cell office:value-type="float" office:value="3.82574059844658" table:style-name="ce1">
            <text:p>3.825740598</text:p>
          </table:table-cell>
          <table:table-cell office:value-type="float" office:value="3.8028896293488899" table:style-name="ce1">
            <text:p>3.802889629</text:p>
          </table:table-cell>
          <table:table-cell office:value-type="float" office:value="3.7803106955975898" table:style-name="ce1">
            <text:p>3.780310696</text:p>
          </table:table-cell>
          <table:table-cell office:value-type="float" office:value="3.7579989681628798" table:style-name="ce1">
            <text:p>3.757998968</text:p>
          </table:table-cell>
          <table:table-cell office:value-type="float" office:value="3.7377918852806999" table:style-name="ce1">
            <text:p>3.737791885</text:p>
          </table:table-cell>
          <table:table-cell office:value-type="float" office:value="3.7162322970345101" table:style-name="ce1">
            <text:p>3.716232297</text:p>
          </table:table-cell>
          <table:table-cell office:value-type="float" office:value="3.69492340167491" table:style-name="ce1">
            <text:p>3.694923402</text:p>
          </table:table-cell>
          <table:table-cell office:value-type="float" office:value="3.6754313292848302" table:style-name="ce1">
            <text:p>3.675431329</text:p>
          </table:table-cell>
          <table:table-cell office:value-type="float" office:value="3.6550062000504302" table:style-name="ce1">
            <text:p>3.6550062</text:p>
          </table:table-cell>
          <table:table-cell office:value-type="float" office:value="3.6344124634511901" table:style-name="ce1">
            <text:p>3.634412463</text:p>
          </table:table-cell>
          <table:table-cell office:value-type="float" office:value="3.61559645444403" table:style-name="ce1">
            <text:p>3.615596454</text:p>
          </table:table-cell>
          <table:table-cell office:value-type="float" office:value="3.5958555639810701" table:style-name="ce1">
            <text:p>3.595855564</text:p>
          </table:table-cell>
          <table:table-cell office:value-type="float" office:value="3.5774675826002298" table:style-name="ce1">
            <text:p>3.577467583</text:p>
          </table:table-cell>
          <table:table-cell office:value-type="float" office:value="3.55816027120302" table:style-name="ce1">
            <text:p>3.558160271</text:p>
          </table:table-cell>
          <table:table-cell office:value-type="float" office:value="3.5390674854880002" table:style-name="ce1">
            <text:p>3.539067485</text:p>
          </table:table-cell>
          <table:table-cell office:value-type="float" office:value="3.5212980235692402" table:style-name="ce1">
            <text:p>3.521298024</text:p>
          </table:table-cell>
          <table:table-cell office:value-type="float" office:value="3.5026175885084201" table:style-name="ce1">
            <text:p>3.502617589</text:p>
          </table:table-cell>
          <table:table-cell office:value-type="float" office:value="3.4841413112078201" table:style-name="ce1">
            <text:p>3.484141311</text:p>
          </table:table-cell>
          <table:table-cell office:value-type="float" office:value="3.4669600805936098" table:style-name="ce1">
            <text:p>3.466960081</text:p>
          </table:table-cell>
          <table:table-cell office:value-type="float" office:value="3.4488762901174201" table:style-name="ce1">
            <text:p>3.44887629</text:p>
          </table:table-cell>
          <table:table-cell office:value-type="float" office:value="3.43206940080599" table:style-name="ce1">
            <text:p>3.432069401</text:p>
          </table:table-cell>
          <table:table-cell office:value-type="float" office:value="3.4196960116184201" table:style-name="ce1">
            <text:p>3.419696012</text:p>
          </table:table-cell>
          <table:table-cell office:value-type="float" office:value="3.40150613921619" table:style-name="ce1">
            <text:p>3.401506139</text:p>
          </table:table-cell>
          <table:table-cell office:value-type="float" office:value="3.3835087522362102" table:style-name="ce1">
            <text:p>3.383508752</text:p>
          </table:table-cell>
          <table:table-cell office:value-type="float" office:value="3.3657008114349698" table:style-name="ce1">
            <text:p>3.365700811</text:p>
          </table:table-cell>
          <table:table-cell office:value-type="float" office:value="3.3497693667582999" table:style-name="ce1">
            <text:p>3.349769367</text:p>
          </table:table-cell>
          <table:table-cell office:value-type="float" office:value="3.33258880909385" table:style-name="ce1">
            <text:p>3.332588809</text:p>
          </table:table-cell>
          <table:table-cell office:value-type="float" office:value="3.3153713995085501" table:style-name="ce1">
            <text:p>3.3153714</text:p>
          </table:table-cell>
          <table:table-cell office:value-type="float" office:value="3.2983314889911401" table:style-name="ce1">
            <text:p>3.298331489</text:p>
          </table:table-cell>
          <table:table-cell office:value-type="float" office:value="3.2830723268844801" table:style-name="ce1">
            <text:p>3.283072327</text:p>
          </table:table-cell>
          <table:table-cell office:value-type="float" office:value="3.26658268386559" table:style-name="ce1">
            <text:p>3.266582684</text:p>
          </table:table-cell>
          <table:table-cell office:value-type="float" office:value="3.2502604483900401" table:style-name="ce1">
            <text:p>3.250260448</text:p>
          </table:table-cell>
          <table:table-cell office:value-type="float" office:value="3.2354752687425798" table:style-name="ce1">
            <text:p>3.235475269</text:p>
          </table:table-cell>
          <table:table-cell office:value-type="float" office:value="3.2194733945035798" table:style-name="ce1">
            <text:p>3.219473395</text:p>
          </table:table-cell>
          <table:table-cell office:value-type="float" office:value="3.2036315390069801" table:style-name="ce1">
            <text:p>3.203631539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50.208807767699099" table:style-name="ce1">
            <text:p>50.20880777</text:p>
          </table:table-cell>
          <table:table-cell office:value-type="string" table:style-name="ce1">
            <text:p><text:s/>global min</text:p>
          </table:table-cell>
          <table:table-cell office:value-type="float" office:value="-43.481337279276602" table:style-name="ce1">
            <text:p>-43.48133728</text:p>
          </table:table-cell>
          <table:table-cell office:value-type="string" table:style-name="ce1">
            <text:p><text:s/>range</text:p>
          </table:table-cell>
          <table:table-cell office:value-type="float" office:value="93.690145046975701" table:style-name="ce1">
            <text:p>93.69014505</text:p>
          </table:table-cell>
          <table:table-cell office:value-type="string" table:style-name="ce1">
            <text:p><text:s/>regret</text:p>
          </table:table-cell>
          <table:table-cell office:value-type="float" office:value="93.329961184267404" table:style-name="ce1">
            <text:p>93.32996118</text:p>
          </table:table-cell>
          <table:table-cell office:value-type="float" office:value="79.629081786606093" table:style-name="ce1">
            <text:p>79.62908179</text:p>
          </table:table-cell>
          <table:table-cell office:value-type="float" office:value="79.481808879214697" table:style-name="ce1">
            <text:p>79.48180888</text:p>
          </table:table-cell>
          <table:table-cell office:value-type="float" office:value="77.404100090329905" table:style-name="ce1">
            <text:p>77.40410009</text:p>
          </table:table-cell>
          <table:table-cell office:value-type="float" office:value="70.714728210956906" table:style-name="ce1">
            <text:p>70.71472821</text:p>
          </table:table-cell>
          <table:table-cell office:value-type="float" office:value="68.220230534386999" table:style-name="ce1">
            <text:p>68.22023053</text:p>
          </table:table-cell>
          <table:table-cell office:value-type="float" office:value="61.593175430277903" table:style-name="ce1">
            <text:p>61.59317543</text:p>
          </table:table-cell>
          <table:table-cell office:value-type="float" office:value="58.983647012943102" table:style-name="ce1">
            <text:p>58.98364701</text:p>
          </table:table-cell>
          <table:table-cell office:value-type="float" office:value="55.166964692554203" table:style-name="ce1">
            <text:p>55.16696469</text:p>
          </table:table-cell>
          <table:table-cell office:value-type="float" office:value="51.793590701157598" table:style-name="ce1">
            <text:p>51.7935907</text:p>
          </table:table-cell>
          <table:table-cell office:value-type="float" office:value="52.251777688457302" table:style-name="ce1">
            <text:p>52.25177769</text:p>
          </table:table-cell>
          <table:table-cell office:value-type="float" office:value="48.880499985443599" table:style-name="ce1">
            <text:p>48.88049999</text:p>
          </table:table-cell>
          <table:table-cell office:value-type="float" office:value="46.624772038718099" table:style-name="ce1">
            <text:p>46.62477204</text:p>
          </table:table-cell>
          <table:table-cell office:value-type="float" office:value="44.151593698377297" table:style-name="ce1">
            <text:p>44.1515937</text:p>
          </table:table-cell>
          <table:table-cell office:value-type="float" office:value="41.224130590564798" table:style-name="ce1">
            <text:p>41.22413059</text:p>
          </table:table-cell>
          <table:table-cell office:value-type="float" office:value="38.811242042625402" table:style-name="ce1">
            <text:p>38.81124204</text:p>
          </table:table-cell>
          <table:table-cell office:value-type="float" office:value="36.531310441495499" table:style-name="ce1">
            <text:p>36.53131044</text:p>
          </table:table-cell>
          <table:table-cell office:value-type="float" office:value="34.509066890087603" table:style-name="ce1">
            <text:p>34.50906689</text:p>
          </table:table-cell>
          <table:table-cell office:value-type="float" office:value="32.705413215935103" table:style-name="ce1">
            <text:p>32.70541322</text:p>
          </table:table-cell>
          <table:table-cell office:value-type="float" office:value="31.115212802134" table:style-name="ce1">
            <text:p>31.1152128</text:p>
          </table:table-cell>
          <table:table-cell office:value-type="float" office:value="29.6335360020324" table:style-name="ce1">
            <text:p>29.633536</text:p>
          </table:table-cell>
          <table:table-cell office:value-type="float" office:value="28.286557092849101" table:style-name="ce1">
            <text:p>28.28655709</text:p>
          </table:table-cell>
          <table:table-cell office:value-type="float" office:value="27.095898303590999" table:style-name="ce1">
            <text:p>27.0958983</text:p>
          </table:table-cell>
          <table:table-cell office:value-type="float" office:value="25.968256341906599" table:style-name="ce1">
            <text:p>25.96825634</text:p>
          </table:table-cell>
          <table:table-cell office:value-type="float" office:value="24.9295260882304" table:style-name="ce1">
            <text:p>24.92952609</text:p>
          </table:table-cell>
          <table:table-cell office:value-type="float" office:value="23.997986067854601" table:style-name="ce1">
            <text:p>23.99798607</text:p>
          </table:table-cell>
          <table:table-cell office:value-type="float" office:value="23.110375147680902" table:style-name="ce1">
            <text:p>23.11037515</text:p>
          </table:table-cell>
          <table:table-cell office:value-type="float" office:value="22.286165007519699" table:style-name="ce1">
            <text:p>22.28616501</text:p>
          </table:table-cell>
          <table:table-cell office:value-type="float" office:value="21.5421415782418" table:style-name="ce1">
            <text:p>21.54214158</text:p>
          </table:table-cell>
          <table:table-cell office:value-type="float" office:value="20.825153233072601" table:style-name="ce1">
            <text:p>20.82515323</text:p>
          </table:table-cell>
          <table:table-cell office:value-type="float" office:value="20.154422200494899" table:style-name="ce1">
            <text:p>20.1544222</text:p>
          </table:table-cell>
          <table:table-cell office:value-type="float" office:value="19.546767930431301" table:style-name="ce1">
            <text:p>19.54676793</text:p>
          </table:table-cell>
          <table:table-cell office:value-type="float" office:value="18.955426212029298" table:style-name="ce1">
            <text:p>18.95542621</text:p>
          </table:table-cell>
          <table:table-cell office:value-type="float" office:value="18.398869300592199" table:style-name="ce1">
            <text:p>18.3988693</text:p>
          </table:table-cell>
          <table:table-cell office:value-type="float" office:value="17.8884080769528" table:style-name="ce1">
            <text:p>17.88840808</text:p>
          </table:table-cell>
          <table:table-cell office:value-type="float" office:value="17.3924103865698" table:style-name="ce1">
            <text:p>17.39241039</text:p>
          </table:table-cell>
          <table:table-cell office:value-type="float" office:value="16.936743253776498" table:style-name="ce1">
            <text:p>16.93674325</text:p>
          </table:table-cell>
          <table:table-cell office:value-type="float" office:value="16.491894516128799" table:style-name="ce1">
            <text:p>16.49189452</text:p>
          </table:table-cell>
          <table:table-cell office:value-type="float" office:value="16.0698585342579" table:style-name="ce1">
            <text:p>16.06985853</text:p>
          </table:table-cell>
          <table:table-cell office:value-type="float" office:value="15.6814302327319" table:style-name="ce1">
            <text:p>15.68143023</text:p>
          </table:table-cell>
          <table:table-cell office:value-type="float" office:value="15.299748793474199" table:style-name="ce1">
            <text:p>15.29974879</text:p>
          </table:table-cell>
          <table:table-cell office:value-type="float" office:value="14.9362426608478" table:style-name="ce1">
            <text:p>14.93624266</text:p>
          </table:table-cell>
          <table:table-cell office:value-type="float" office:value="14.6012771681121" table:style-name="ce1">
            <text:p>14.60127717</text:p>
          </table:table-cell>
          <table:table-cell office:value-type="float" office:value="14.270168396636" table:style-name="ce1">
            <text:p>14.2701684</text:p>
          </table:table-cell>
          <table:table-cell office:value-type="float" office:value="13.9537755705589" table:style-name="ce1">
            <text:p>13.95377557</text:p>
          </table:table-cell>
          <table:table-cell office:value-type="float" office:value="13.6620136336601" table:style-name="ce1">
            <text:p>13.66201363</text:p>
          </table:table-cell>
          <table:table-cell office:value-type="float" office:value="13.372023795139" table:style-name="ce1">
            <text:p>13.3720238</text:p>
          </table:table-cell>
          <table:table-cell office:value-type="float" office:value="13.101249278564" table:style-name="ce1">
            <text:p>13.10124928</text:p>
          </table:table-cell>
          <table:table-cell office:value-type="float" office:value="12.836076710231501" table:style-name="ce1">
            <text:p>12.83607671</text:p>
          </table:table-cell>
          <table:table-cell office:value-type="float" office:value="12.5800050004902" table:style-name="ce1">
            <text:p>12.580005</text:p>
          </table:table-cell>
          <table:table-cell office:value-type="float" office:value="12.3406881769422" table:style-name="ce1">
            <text:p>12.34068818</text:p>
          </table:table-cell>
          <table:table-cell office:value-type="float" office:value="12.105440201044701" table:style-name="ce1">
            <text:p>12.1054402</text:p>
          </table:table-cell>
          <table:table-cell office:value-type="float" office:value="11.884108253846501" table:style-name="ce1">
            <text:p>11.88410825</text:p>
          </table:table-cell>
          <table:table-cell office:value-type="float" office:value="11.6660283497063" table:style-name="ce1">
            <text:p>11.66602835</text:p>
          </table:table-cell>
          <table:table-cell office:value-type="float" office:value="11.4607341433397" table:style-name="ce1">
            <text:p>11.46073414</text:p>
          </table:table-cell>
          <table:table-cell office:value-type="float" office:value="11.2580030591777" table:style-name="ce1">
            <text:p>11.25800306</text:p>
          </table:table-cell>
          <table:table-cell office:value-type="float" office:value="11.0610642550372" table:style-name="ce1">
            <text:p>11.06106426</text:p>
          </table:table-cell>
          <table:table-cell office:value-type="float" office:value="10.876819129942399" table:style-name="ce1">
            <text:p>10.87681913</text:p>
          </table:table-cell>
          <table:table-cell office:value-type="float" office:value="10.694293270626" table:style-name="ce1">
            <text:p>10.69429327</text:p>
          </table:table-cell>
          <table:table-cell office:value-type="float" office:value="10.522302499441199" table:style-name="ce1">
            <text:p>10.5223025</text:p>
          </table:table-cell>
          <table:table-cell office:value-type="float" office:value="10.351572842569601" table:style-name="ce1">
            <text:p>10.35157284</text:p>
          </table:table-cell>
          <table:table-cell office:value-type="float" office:value="10.1851360422566" table:style-name="ce1">
            <text:p>10.18513604</text:p>
          </table:table-cell>
          <table:table-cell office:value-type="float" office:value="10.0294171685628" table:style-name="ce1">
            <text:p>10.02941717</text:p>
          </table:table-cell>
          <table:table-cell office:value-type="float" office:value="9.8743917976519704" table:style-name="ce1">
            <text:p>9.874391798</text:p>
          </table:table-cell>
          <table:table-cell office:value-type="float" office:value="9.7282449546041203" table:style-name="ce1">
            <text:p>9.728244955</text:p>
          </table:table-cell>
          <table:table-cell office:value-type="float" office:value="9.5824805375687792" table:style-name="ce1">
            <text:p>9.582480538</text:p>
          </table:table-cell>
          <table:table-cell office:value-type="float" office:value="9.4399433836224702" table:style-name="ce1">
            <text:p>9.439943384</text:p>
          </table:table-cell>
          <table:table-cell office:value-type="float" office:value="9.3066331426801092" table:style-name="ce1">
            <text:p>9.306633143</text:p>
          </table:table-cell>
          <table:table-cell office:value-type="float" office:value="9.1733166251089795" table:style-name="ce1">
            <text:p>9.173316625</text:p>
          </table:table-cell>
          <table:table-cell office:value-type="float" office:value="9.0456927744815694" table:style-name="ce1">
            <text:p>9.045692774</text:p>
          </table:table-cell>
          <table:table-cell office:value-type="float" office:value="8.9198068682250895" table:style-name="ce1">
            <text:p>8.919806868</text:p>
          </table:table-cell>
          <table:table-cell office:value-type="float" office:value="8.7992490934051695" table:style-name="ce1">
            <text:p>8.799249093</text:p>
          </table:table-cell>
          <table:table-cell office:value-type="float" office:value="8.6801880569238907" table:style-name="ce1">
            <text:p>8.680188057</text:p>
          </table:table-cell>
          <table:table-cell office:value-type="float" office:value="8.5661266923869501" table:style-name="ce1">
            <text:p>8.566126692</text:p>
          </table:table-cell>
          <table:table-cell office:value-type="float" office:value="8.4533489155587507" table:style-name="ce1">
            <text:p>8.453348916</text:p>
          </table:table-cell>
          <table:table-cell office:value-type="float" office:value="8.3452738914223303" table:style-name="ce1">
            <text:p>8.345273891</text:p>
          </table:table-cell>
          <table:table-cell office:value-type="float" office:value="8.2382936256930996" table:style-name="ce1">
            <text:p>8.238293626</text:p>
          </table:table-cell>
          <table:table-cell office:value-type="float" office:value="8.1357468751225497" table:style-name="ce1">
            <text:p>8.135746875</text:p>
          </table:table-cell>
          <table:table-cell office:value-type="float" office:value="8.0341272112636801" table:style-name="ce1">
            <text:p>8.034127211</text:p>
          </table:table-cell>
          <table:table-cell office:value-type="float" office:value="7.9366962096377698" table:style-name="ce1">
            <text:p>7.93669621</text:p>
          </table:table-cell>
          <table:table-cell office:value-type="float" office:value="7.84004308890486" table:style-name="ce1">
            <text:p>7.840043089</text:p>
          </table:table-cell>
          <table:table-cell office:value-type="float" office:value="7.7473553327132203" table:style-name="ce1">
            <text:p>7.747355333</text:p>
          </table:table-cell>
          <table:table-cell office:value-type="float" office:value="7.6553124182259698" table:style-name="ce1">
            <text:p>7.655312418</text:p>
          </table:table-cell>
          <table:table-cell office:value-type="float" office:value="7.5670306880231699" table:style-name="ce1">
            <text:p>7.567030688</text:p>
          </table:table-cell>
          <table:table-cell office:value-type="float" office:value="7.4792749555790401" table:style-name="ce1">
            <text:p>7.479274956</text:p>
          </table:table-cell>
          <table:table-cell office:value-type="float" office:value="7.3935600541219797" table:style-name="ce1">
            <text:p>7.393560054</text:p>
          </table:table-cell>
          <table:table-cell office:value-type="float" office:value="7.3113311693756398" table:style-name="ce1">
            <text:p>7.311331169</text:p>
          </table:table-cell>
          <table:table-cell office:value-type="float" office:value="7.2294727859767303" table:style-name="ce1">
            <text:p>7.229472786</text:p>
          </table:table-cell>
          <table:table-cell office:value-type="float" office:value="7.1509354185072196" table:style-name="ce1">
            <text:p>7.150935419</text:p>
          </table:table-cell>
          <table:table-cell office:value-type="float" office:value="7.07267828530461" table:style-name="ce1">
            <text:p>7.072678285</text:p>
          </table:table-cell>
          <table:table-cell office:value-type="float" office:value="6.9975900303143401" table:style-name="ce1">
            <text:p>6.99759003</text:p>
          </table:table-cell>
          <table:table-cell office:value-type="float" office:value="6.9227009368356196" table:style-name="ce1">
            <text:p>6.922700937</text:p>
          </table:table-cell>
          <table:table-cell office:value-type="float" office:value="6.8508401426888996" table:style-name="ce1">
            <text:p>6.850840143</text:p>
          </table:table-cell>
          <table:table-cell office:value-type="float" office:value="6.7791056031950996" table:style-name="ce1">
            <text:p>6.779105603</text:p>
          </table:table-cell>
          <table:table-cell office:value-type="float" office:value="6.7102691977003097" table:style-name="ce1">
            <text:p>6.710269198</text:p>
          </table:table-cell>
          <table:table-cell office:value-type="float" office:value="6.6414934084562702" table:style-name="ce1">
            <text:p>6.641493408</text:p>
          </table:table-cell>
          <table:table-cell office:value-type="float" office:value="6.5754949927112598" table:style-name="ce1">
            <text:p>6.575494993</text:p>
          </table:table-cell>
          <table:table-cell office:value-type="float" office:value="6.5094980379924898" table:style-name="ce1">
            <text:p>6.509498038</text:p>
          </table:table-cell>
          <table:table-cell office:value-type="float" office:value="6.446166210146" table:style-name="ce1">
            <text:p>6.44616621</text:p>
          </table:table-cell>
          <table:table-cell office:value-type="float" office:value="6.3827824823472596" table:style-name="ce1">
            <text:p>6.382782482</text:p>
          </table:table-cell>
          <table:table-cell office:value-type="float" office:value="6.3219593595635297" table:style-name="ce1">
            <text:p>6.32195936</text:p>
          </table:table-cell>
          <table:table-cell office:value-type="float" office:value="6.2610361641783197" table:style-name="ce1">
            <text:p>6.261036164</text:p>
          </table:table-cell>
          <table:table-cell office:value-type="float" office:value="6.2012959434607797" table:style-name="ce1">
            <text:p>6.201295943</text:p>
          </table:table-cell>
          <table:table-cell office:value-type="float" office:value="6.1439723967081799" table:style-name="ce1">
            <text:p>6.143972397</text:p>
          </table:table-cell>
          <table:table-cell office:value-type="float" office:value="6.0864849779802199" table:style-name="ce1">
            <text:p>6.086484978</text:p>
          </table:table-cell>
          <table:table-cell office:value-type="float" office:value="6.0313261298972902" table:style-name="ce1">
            <text:p>6.03132613</text:p>
          </table:table-cell>
          <table:table-cell office:value-type="float" office:value="5.9759660112092101" table:style-name="ce1">
            <text:p>5.975966011</text:p>
          </table:table-cell>
          <table:table-cell office:value-type="float" office:value="5.9228519470423704" table:style-name="ce1">
            <text:p>5.922851947</text:p>
          </table:table-cell>
          <table:table-cell office:value-type="float" office:value="5.8695027863380496" table:style-name="ce1">
            <text:p>5.869502786</text:p>
          </table:table-cell>
          <table:table-cell office:value-type="float" office:value="5.81832227992762" table:style-name="ce1">
            <text:p>5.81832228</text:p>
          </table:table-cell>
          <table:table-cell office:value-type="float" office:value="5.7668760740748599" table:style-name="ce1">
            <text:p>5.766876074</text:p>
          </table:table-cell>
          <table:table-cell office:value-type="float" office:value="5.7175258152098198" table:style-name="ce1">
            <text:p>5.717525815</text:p>
          </table:table-cell>
          <table:table-cell office:value-type="float" office:value="5.6678821657855902" table:style-name="ce1">
            <text:p>5.667882166</text:p>
          </table:table-cell>
          <table:table-cell office:value-type="float" office:value="5.6193123793853097" table:style-name="ce1">
            <text:p>5.619312379</text:p>
          </table:table-cell>
          <table:table-cell office:value-type="float" office:value="5.5713861276538896" table:style-name="ce1">
            <text:p>5.571386128</text:p>
          </table:table-cell>
          <table:table-cell office:value-type="float" office:value="5.5254228600119601" table:style-name="ce1">
            <text:p>5.52542286</text:p>
          </table:table-cell>
          <table:table-cell office:value-type="float" office:value="5.4791183349714503" table:style-name="ce1">
            <text:p>5.479118335</text:p>
          </table:table-cell>
          <table:table-cell office:value-type="float" office:value="5.4337946754899402" table:style-name="ce1">
            <text:p>5.433794675</text:p>
          </table:table-cell>
          <table:table-cell office:value-type="float" office:value="5.3890383625049196" table:style-name="ce1">
            <text:p>5.389038363</text:p>
          </table:table-cell>
          <table:table-cell office:value-type="float" office:value="5.34612676849396" table:style-name="ce1">
            <text:p>5.346126768</text:p>
          </table:table-cell>
          <table:table-cell office:value-type="float" office:value="5.3028347574342796" table:style-name="ce1">
            <text:p>5.302834757</text:p>
          </table:table-cell>
          <table:table-cell office:value-type="float" office:value="5.2604420669319802" table:style-name="ce1">
            <text:p>5.260442067</text:p>
          </table:table-cell>
          <table:table-cell office:value-type="float" office:value="5.2185506146014102" table:style-name="ce1">
            <text:p>5.218550615</text:p>
          </table:table-cell>
          <table:table-cell office:value-type="float" office:value="5.1775213880010202" table:style-name="ce1">
            <text:p>5.177521388</text:p>
          </table:table-cell>
          <table:table-cell office:value-type="float" office:value="5.1369635643391902" table:style-name="ce1">
            <text:p>5.136963564</text:p>
          </table:table-cell>
          <table:table-cell office:value-type="float" office:value="5.0980959732030904" table:style-name="ce1">
            <text:p>5.098095973</text:p>
          </table:table-cell>
          <table:table-cell office:value-type="float" office:value="5.0588022523926002" table:style-name="ce1">
            <text:p>5.058802252</text:p>
          </table:table-cell>
          <table:table-cell office:value-type="float" office:value="5.0203032232032401" table:style-name="ce1">
            <text:p>5.020303223</text:p>
          </table:table-cell>
          <table:table-cell office:value-type="float" office:value="4.9822217519401999" table:style-name="ce1">
            <text:p>4.982221752</text:p>
          </table:table-cell>
          <table:table-cell office:value-type="float" office:value="4.9449040962803101" table:style-name="ce1">
            <text:p>4.944904096</text:p>
          </table:table-cell>
          <table:table-cell office:value-type="float" office:value="4.9079795873794803" table:style-name="ce1">
            <text:p>4.907979587</text:p>
          </table:table-cell>
          <table:table-cell office:value-type="float" office:value="4.87261343202956" table:style-name="ce1">
            <text:p>4.872613432</text:p>
          </table:table-cell>
          <table:table-cell office:value-type="float" office:value="4.8367877177306298" table:style-name="ce1">
            <text:p>4.836787718</text:p>
          </table:table-cell>
          <table:table-cell office:value-type="float" office:value="4.8016693505546799" table:style-name="ce1">
            <text:p>4.801669351</text:p>
          </table:table-cell>
          <table:table-cell office:value-type="float" office:value="4.76689989929333" table:style-name="ce1">
            <text:p>4.766899899</text:p>
          </table:table-cell>
          <table:table-cell office:value-type="float" office:value="4.7328118597114202" table:style-name="ce1">
            <text:p>4.73281186</text:p>
          </table:table-cell>
          <table:table-cell office:value-type="float" office:value="4.6990526011023697" table:style-name="ce1">
            <text:p>4.699052601</text:p>
          </table:table-cell>
          <table:table-cell office:value-type="float" office:value="4.6659502381679596" table:style-name="ce1">
            <text:p>4.665950238</text:p>
          </table:table-cell>
          <table:table-cell office:value-type="float" office:value="4.6333241682254096" table:style-name="ce1">
            <text:p>4.633324168</text:p>
          </table:table-cell>
          <table:table-cell office:value-type="float" office:value="4.6009989486686003" table:style-name="ce1">
            <text:p>4.600998949</text:p>
          </table:table-cell>
          <table:table-cell office:value-type="float" office:value="4.5692963073032402" table:style-name="ce1">
            <text:p>4.569296307</text:p>
          </table:table-cell>
          <table:table-cell office:value-type="float" office:value="4.5378772729579504" table:style-name="ce1">
            <text:p>4.537877273</text:p>
          </table:table-cell>
          <table:table-cell office:value-type="float" office:value="4.50705943549778" table:style-name="ce1">
            <text:p>4.507059435</text:p>
          </table:table-cell>
          <table:table-cell office:value-type="float" office:value="4.4765089771281596" table:style-name="ce1">
            <text:p>4.476508977</text:p>
          </table:table-cell>
          <table:table-cell office:value-type="float" office:value="4.4472892399147899" table:style-name="ce1">
            <text:p>4.44728924</text:p>
          </table:table-cell>
          <table:table-cell office:value-type="float" office:value="4.4175666658761399" table:style-name="ce1">
            <text:p>4.417566666</text:p>
          </table:table-cell>
          <table:table-cell office:value-type="float" office:value="4.3884058485310904" table:style-name="ce1">
            <text:p>4.388405849</text:p>
          </table:table-cell>
          <table:table-cell office:value-type="float" office:value="4.3594827916509598" table:style-name="ce1">
            <text:p>4.359482792</text:p>
          </table:table-cell>
          <table:table-cell office:value-type="float" office:value="4.3311032193321903" table:style-name="ce1">
            <text:p>4.331103219</text:p>
          </table:table-cell>
          <table:table-cell office:value-type="float" office:value="4.3029478207384502" table:style-name="ce1">
            <text:p>4.302947821</text:p>
          </table:table-cell>
          <table:table-cell office:value-type="float" office:value="4.2753185405756398" table:style-name="ce1">
            <text:p>4.275318541</text:p>
          </table:table-cell>
          <table:table-cell office:value-type="float" office:value="4.2479006122183796" table:style-name="ce1">
            <text:p>4.247900612</text:p>
          </table:table-cell>
          <table:table-cell office:value-type="float" office:value="4.2209922847931196" table:style-name="ce1">
            <text:p>4.220992285</text:p>
          </table:table-cell>
          <table:table-cell office:value-type="float" office:value="4.1942832013222002" table:style-name="ce1">
            <text:p>4.194283201</text:p>
          </table:table-cell>
          <table:table-cell office:value-type="float" office:value="4.16806799690176" table:style-name="ce1">
            <text:p>4.168067997</text:p>
          </table:table-cell>
          <table:table-cell office:value-type="float" office:value="4.1421888848456803" table:style-name="ce1">
            <text:p>4.142188885</text:p>
          </table:table-cell>
          <table:table-cell office:value-type="float" office:value="4.1164920985108102" table:style-name="ce1">
            <text:p>4.116492099</text:p>
          </table:table-cell>
          <table:table-cell office:value-type="float" office:value="4.0912669998883002" table:style-name="ce1">
            <text:p>4.091267</text:p>
          </table:table-cell>
          <table:table-cell office:value-type="float" office:value="4.0662137069976296" table:style-name="ce1">
            <text:p>4.066213707</text:p>
          </table:table-cell>
          <table:table-cell office:value-type="float" office:value="4.0416181620548501" table:style-name="ce1">
            <text:p>4.041618162</text:p>
          </table:table-cell>
          <table:table-cell office:value-type="float" office:value="4.0171844680686197" table:style-name="ce1">
            <text:p>4.017184468</text:p>
          </table:table-cell>
          <table:table-cell office:value-type="float" office:value="3.99319522145186" table:style-name="ce1">
            <text:p>3.993195221</text:p>
          </table:table-cell>
          <table:table-cell office:value-type="float" office:value="3.9693584006470801" table:style-name="ce1">
            <text:p>3.969358401</text:p>
          </table:table-cell>
          <table:table-cell office:value-type="float" office:value="3.94595332818065" table:style-name="ce1">
            <text:p>3.945953328</text:p>
          </table:table-cell>
          <table:table-cell office:value-type="float" office:value="3.9226917530418102" table:style-name="ce1">
            <text:p>3.922691753</text:p>
          </table:table-cell>
          <table:table-cell office:value-type="float" office:value="3.8998497937834502" table:style-name="ce1">
            <text:p>3.899849794</text:p>
          </table:table-cell>
          <table:table-cell office:value-type="float" office:value="3.8771428694510499" table:style-name="ce1">
            <text:p>3.877142869</text:p>
          </table:table-cell>
          <table:table-cell office:value-type="float" office:value="3.8548439625861799" table:style-name="ce1">
            <text:p>3.854843963</text:p>
          </table:table-cell>
          <table:table-cell office:value-type="float" office:value="3.8326720659452702" table:style-name="ce1">
            <text:p>3.832672066</text:p>
          </table:table-cell>
          <table:table-cell office:value-type="float" office:value="3.8108970921229601" table:style-name="ce1">
            <text:p>3.810897092</text:p>
          </table:table-cell>
          <table:table-cell office:value-type="float" office:value="3.7893767963570602" table:style-name="ce1">
            <text:p>3.789376796</text:p>
          </table:table-cell>
          <table:table-cell office:value-type="float" office:value="3.7679722419030801" table:style-name="ce1">
            <text:p>3.767972242</text:p>
          </table:table-cell>
          <table:table-cell office:value-type="float" office:value="3.7469488562050999" table:style-name="ce1">
            <text:p>3.746948856</text:p>
          </table:table-cell>
          <table:table-cell office:value-type="float" office:value="3.7260341698491599" table:style-name="ce1">
            <text:p>3.72603417</text:p>
          </table:table-cell>
          <table:table-cell office:value-type="float" office:value="3.7054906975423298" table:style-name="ce1">
            <text:p>3.705490698</text:p>
          </table:table-cell>
          <table:table-cell office:value-type="float" office:value="3.6850492357964799" table:style-name="ce1">
            <text:p>3.685049236</text:p>
          </table:table-cell>
          <table:table-cell office:value-type="float" office:value="3.6649694464199598" table:style-name="ce1">
            <text:p>3.664969446</text:p>
          </table:table-cell>
          <table:table-cell office:value-type="float" office:value="3.6449853114977802" table:style-name="ce1">
            <text:p>3.644985311</text:p>
          </table:table-cell>
          <table:table-cell office:value-type="float" office:value="3.62535369811597" table:style-name="ce1">
            <text:p>3.625353698</text:p>
          </table:table-cell>
          <table:table-cell office:value-type="float" office:value="3.6058116966279501" table:style-name="ce1">
            <text:p>3.605811697</text:p>
          </table:table-cell>
          <table:table-cell office:value-type="float" office:value="3.5866134359623398" table:style-name="ce1">
            <text:p>3.586613436</text:p>
          </table:table-cell>
          <table:table-cell office:value-type="float" office:value="3.56749904032668" table:style-name="ce1">
            <text:p>3.56749904</text:p>
          </table:table-cell>
          <table:table-cell office:value-type="float" office:value="3.5487199554951299" table:style-name="ce1">
            <text:p>3.548719955</text:p>
          </table:table-cell>
          <table:table-cell office:value-type="float" office:value="3.5300192678580502" table:style-name="ce1">
            <text:p>3.530019268</text:p>
          </table:table-cell>
          <table:table-cell office:value-type="float" office:value="3.5116457935245098" table:style-name="ce1">
            <text:p>3.511645794</text:p>
          </table:table-cell>
          <table:table-cell office:value-type="float" office:value="3.4933455120016501" table:style-name="ce1">
            <text:p>3.493345512</text:p>
          </table:table-cell>
          <table:table-cell office:value-type="float" office:value="3.47536466175647" table:style-name="ce1">
            <text:p>3.475364662</text:p>
          </table:table-cell>
          <table:table-cell office:value-type="float" office:value="3.4574520488230398" table:style-name="ce1">
            <text:p>3.457452049</text:p>
          </table:table-cell>
          <table:table-cell office:value-type="float" office:value="3.4398513846290202" table:style-name="ce1">
            <text:p>3.439851385</text:p>
          </table:table-cell>
          <table:table-cell office:value-type="float" office:value="3.4224359905844199" table:style-name="ce1">
            <text:p>3.422435991</text:p>
          </table:table-cell>
          <table:table-cell office:value-type="float" office:value="3.40508184105399" table:style-name="ce1">
            <text:p>3.405081841</text:p>
          </table:table-cell>
          <table:table-cell office:value-type="float" office:value="3.3880289487368001" table:style-name="ce1">
            <text:p>3.388028949</text:p>
          </table:table-cell>
          <table:table-cell office:value-type="float" office:value="3.3710329097810199" table:style-name="ce1">
            <text:p>3.37103291</text:p>
          </table:table-cell>
          <table:table-cell office:value-type="float" office:value="3.3543313304324198" table:style-name="ce1">
            <text:p>3.35433133</text:p>
          </table:table-cell>
          <table:table-cell office:value-type="float" office:value="3.3376824181239102" table:style-name="ce1">
            <text:p>3.337682418</text:p>
          </table:table-cell>
          <table:table-cell office:value-type="float" office:value="3.3213214186240601" table:style-name="ce1">
            <text:p>3.321321419</text:p>
          </table:table-cell>
          <table:table-cell office:value-type="float" office:value="3.30500909381009" table:style-name="ce1">
            <text:p>3.305009094</text:p>
          </table:table-cell>
          <table:table-cell office:value-type="float" office:value="3.28897837372091" table:style-name="ce1">
            <text:p>3.288978374</text:p>
          </table:table-cell>
          <table:table-cell office:value-type="float" office:value="3.2729925197337302" table:style-name="ce1">
            <text:p>3.27299252</text:p>
          </table:table-cell>
          <table:table-cell office:value-type="float" office:value="3.2572821897158302" table:style-name="ce1">
            <text:p>3.25728219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10.882515255191899" table:style-name="ce1">
            <text:p>10.88251526</text:p>
          </table:table-cell>
          <table:table-cell office:value-type="string" table:style-name="ce1">
            <text:p><text:s/>global min</text:p>
          </table:table-cell>
          <table:table-cell office:value-type="float" office:value="-42.992668617244902" table:style-name="ce1">
            <text:p>-42.99266862</text:p>
          </table:table-cell>
          <table:table-cell office:value-type="string" table:style-name="ce1">
            <text:p><text:s/>range</text:p>
          </table:table-cell>
          <table:table-cell office:value-type="float" office:value="53.8751838724367" table:style-name="ce1">
            <text:p>53.87518387</text:p>
          </table:table-cell>
          <table:table-cell office:value-type="string" table:style-name="ce1">
            <text:p><text:s/>regret</text:p>
          </table:table-cell>
          <table:table-cell office:value-type="float" office:value="6.9455045823976498" table:style-name="ce1">
            <text:p>6.945504582</text:p>
          </table:table-cell>
          <table:table-cell office:value-type="float" office:value="15.729251778849299" table:style-name="ce1">
            <text:p>15.72925178</text:p>
          </table:table-cell>
          <table:table-cell office:value-type="float" office:value="19.505188374527702" table:style-name="ce1">
            <text:p>19.50518837</text:p>
          </table:table-cell>
          <table:table-cell office:value-type="float" office:value="20.485372585973401" table:style-name="ce1">
            <text:p>20.48537259</text:p>
          </table:table-cell>
          <table:table-cell office:value-type="float" office:value="19.226807228775701" table:style-name="ce1">
            <text:p>19.22680723</text:p>
          </table:table-cell>
          <table:table-cell office:value-type="float" office:value="16.856116043906301" table:style-name="ce1">
            <text:p>16.85611604</text:p>
          </table:table-cell>
          <table:table-cell office:value-type="float" office:value="15.7498471660659" table:style-name="ce1">
            <text:p>15.74984717</text:p>
          </table:table-cell>
          <table:table-cell office:value-type="float" office:value="17.275801703440301" table:style-name="ce1">
            <text:p>17.2758017</text:p>
          </table:table-cell>
          <table:table-cell office:value-type="float" office:value="17.4356922865888" table:style-name="ce1">
            <text:p>17.43569229</text:p>
          </table:table-cell>
          <table:table-cell office:value-type="float" office:value="18.301781847731501" table:style-name="ce1">
            <text:p>18.30178185</text:p>
          </table:table-cell>
          <table:table-cell office:value-type="float" office:value="19.0661687118629" table:style-name="ce1">
            <text:p>19.06616871</text:p>
          </table:table-cell>
          <table:table-cell office:value-type="float" office:value="17.4807905386794" table:style-name="ce1">
            <text:p>17.48079054</text:p>
          </table:table-cell>
          <table:table-cell office:value-type="float" office:value="16.4117760456291" table:style-name="ce1">
            <text:p>16.41177605</text:p>
          </table:table-cell>
          <table:table-cell office:value-type="float" office:value="16.529763169459301" table:style-name="ce1">
            <text:p>16.52976317</text:p>
          </table:table-cell>
          <table:table-cell office:value-type="float" office:value="17.6687645147354" table:style-name="ce1">
            <text:p>17.66876451</text:p>
          </table:table-cell>
          <table:table-cell office:value-type="float" office:value="18.169682917866702" table:style-name="ce1">
            <text:p>18.16968292</text:p>
          </table:table-cell>
          <table:table-cell office:value-type="float" office:value="18.485321633564201" table:style-name="ce1">
            <text:p>18.48532163</text:p>
          </table:table-cell>
          <table:table-cell office:value-type="float" office:value="20.043065520350801" table:style-name="ce1">
            <text:p>20.04306552</text:p>
          </table:table-cell>
          <table:table-cell office:value-type="float" office:value="19.420648341543298" table:style-name="ce1">
            <text:p>19.42064834</text:p>
          </table:table-cell>
          <table:table-cell office:value-type="float" office:value="18.849771994468099" table:style-name="ce1">
            <text:p>18.84977199</text:p>
          </table:table-cell>
          <table:table-cell office:value-type="float" office:value="18.052311572152199" table:style-name="ce1">
            <text:p>18.05231157</text:p>
          </table:table-cell>
          <table:table-cell office:value-type="float" office:value="17.3701267329111" table:style-name="ce1">
            <text:p>17.37012673</text:p>
          </table:table-cell>
          <table:table-cell office:value-type="float" office:value="16.697728686739399" table:style-name="ce1">
            <text:p>16.69772869</text:p>
          </table:table-cell>
          <table:table-cell office:value-type="float" office:value="17.095582147786502" table:style-name="ce1">
            <text:p>17.09558215</text:p>
          </table:table-cell>
          <table:table-cell office:value-type="float" office:value="16.4134240872215" table:style-name="ce1">
            <text:p>16.41342409</text:p>
          </table:table-cell>
          <table:table-cell office:value-type="float" office:value="15.8669370466153" table:style-name="ce1">
            <text:p>15.86693705</text:p>
          </table:table-cell>
          <table:table-cell office:value-type="float" office:value="15.282819551241399" table:style-name="ce1">
            <text:p>15.28281955</text:p>
          </table:table-cell>
          <table:table-cell office:value-type="float" office:value="14.791293762280199" table:style-name="ce1">
            <text:p>14.79129376</text:p>
          </table:table-cell>
          <table:table-cell office:value-type="float" office:value="14.297509763529201" table:style-name="ce1">
            <text:p>14.29750976</text:p>
          </table:table-cell>
          <table:table-cell office:value-type="float" office:value="14.1693445065626" table:style-name="ce1">
            <text:p>14.16934451</text:p>
          </table:table-cell>
          <table:table-cell office:value-type="float" office:value="13.712738889731201" table:style-name="ce1">
            <text:p>13.71273889</text:p>
          </table:table-cell>
          <table:table-cell office:value-type="float" office:value="13.3410841809348" table:style-name="ce1">
            <text:p>13.34108418</text:p>
          </table:table-cell>
          <table:table-cell office:value-type="float" office:value="12.938070437078" table:style-name="ce1">
            <text:p>12.93807044</text:p>
          </table:table-cell>
          <table:table-cell office:value-type="float" office:value="12.5822989404152" table:style-name="ce1">
            <text:p>12.58229894</text:p>
          </table:table-cell>
          <table:table-cell office:value-type="float" office:value="12.2505365787508" table:style-name="ce1">
            <text:p>12.25053658</text:p>
          </table:table-cell>
          <table:table-cell office:value-type="float" office:value="11.9102438960077" table:style-name="ce1">
            <text:p>11.9102439</text:p>
          </table:table-cell>
          <table:table-cell office:value-type="float" office:value="11.670622307165599" table:style-name="ce1">
            <text:p>11.67062231</text:p>
          </table:table-cell>
          <table:table-cell office:value-type="float" office:value="11.3660207904381" table:style-name="ce1">
            <text:p>11.36602079</text:p>
          </table:table-cell>
          <table:table-cell office:value-type="float" office:value="11.1383556242551" table:style-name="ce1">
            <text:p>11.13835562</text:p>
          </table:table-cell>
          <table:table-cell office:value-type="float" office:value="10.8716856786113" table:style-name="ce1">
            <text:p>10.87168568</text:p>
          </table:table-cell>
          <table:table-cell office:value-type="float" office:value="10.9261529220217" table:style-name="ce1">
            <text:p>10.92615292</text:p>
          </table:table-cell>
          <table:table-cell office:value-type="float" office:value="10.6662289392014" table:style-name="ce1">
            <text:p>10.66622894</text:p>
          </table:table-cell>
          <table:table-cell office:value-type="float" office:value="10.418177103406" table:style-name="ce1">
            <text:p>10.4181771</text:p>
          </table:table-cell>
          <table:table-cell office:value-type="float" office:value="10.2056664555114" table:style-name="ce1">
            <text:p>10.20566646</text:p>
          </table:table-cell>
          <table:table-cell office:value-type="float" office:value="9.98266344752615" table:style-name="ce1">
            <text:p>9.982663448</text:p>
          </table:table-cell>
          <table:table-cell office:value-type="float" office:value="9.7992591343711393" table:style-name="ce1">
            <text:p>9.799259134</text:p>
          </table:table-cell>
          <table:table-cell office:value-type="float" office:value="9.5928018053743394" table:style-name="ce1">
            <text:p>9.592801805</text:p>
          </table:table-cell>
          <table:table-cell office:value-type="float" office:value="9.3949468650857408" table:style-name="ce1">
            <text:p>9.394946865</text:p>
          </table:table-cell>
          <table:table-cell office:value-type="float" office:value="9.34910360009542" table:style-name="ce1">
            <text:p>9.3491036</text:p>
          </table:table-cell>
          <table:table-cell office:value-type="float" office:value="9.1640368215239505" table:style-name="ce1">
            <text:p>9.164036822</text:p>
          </table:table-cell>
          <table:table-cell office:value-type="float" office:value="8.9935960563666306" table:style-name="ce1">
            <text:p>8.993596056</text:p>
          </table:table-cell>
          <table:table-cell office:value-type="float" office:value="8.8257308053327002" table:style-name="ce1">
            <text:p>8.825730805</text:p>
          </table:table-cell>
          <table:table-cell office:value-type="float" office:value="8.7299174380832003" table:style-name="ce1">
            <text:p>8.729917438</text:p>
          </table:table-cell>
          <table:table-cell office:value-type="float" office:value="8.5714102836034094" table:style-name="ce1">
            <text:p>8.571410284</text:p>
          </table:table-cell>
          <table:table-cell office:value-type="float" office:value="8.4241402384197208" table:style-name="ce1">
            <text:p>8.424140238</text:p>
          </table:table-cell>
          <table:table-cell office:value-type="float" office:value="8.2784342163515507" table:style-name="ce1">
            <text:p>8.278434216</text:p>
          </table:table-cell>
          <table:table-cell office:value-type="float" office:value="8.1389379872285001" table:style-name="ce1">
            <text:p>8.138937987</text:p>
          </table:table-cell>
          <table:table-cell office:value-type="float" office:value="8.0051034699747792" table:style-name="ce1">
            <text:p>8.00510347</text:p>
          </table:table-cell>
          <table:table-cell office:value-type="float" office:value="7.8967094048006397" table:style-name="ce1">
            <text:p>7.896709405</text:p>
          </table:table-cell>
          <table:table-cell office:value-type="float" office:value="7.7666936592459903" table:style-name="ce1">
            <text:p>7.766693659</text:p>
          </table:table-cell>
          <table:table-cell office:value-type="float" office:value="7.6471012680862298" table:style-name="ce1">
            <text:p>7.647101268</text:p>
          </table:table-cell>
          <table:table-cell office:value-type="float" office:value="7.5298340861253701" table:style-name="ce1">
            <text:p>7.529834086</text:p>
          </table:table-cell>
          <table:table-cell office:value-type="float" office:value="7.4121975557842701" table:style-name="ce1">
            <text:p>7.412197556</text:p>
          </table:table-cell>
          <table:table-cell office:value-type="float" office:value="7.3022653437644003" table:style-name="ce1">
            <text:p>7.302265344</text:p>
          </table:table-cell>
          <table:table-cell office:value-type="float" office:value="7.1949558639578397" table:style-name="ce1">
            <text:p>7.194955864</text:p>
          </table:table-cell>
          <table:table-cell office:value-type="float" office:value="7.0899505175736603" table:style-name="ce1">
            <text:p>7.089950518</text:p>
          </table:table-cell>
          <table:table-cell office:value-type="float" office:value="6.9859024900671303" table:style-name="ce1">
            <text:p>6.98590249</text:p>
          </table:table-cell>
          <table:table-cell office:value-type="float" office:value="6.8887059238383896" table:style-name="ce1">
            <text:p>6.888705924</text:p>
          </table:table-cell>
          <table:table-cell office:value-type="float" office:value="6.8122008180537801" table:style-name="ce1">
            <text:p>6.812200818</text:p>
          </table:table-cell>
          <table:table-cell office:value-type="float" office:value="6.7216202034887402" table:style-name="ce1">
            <text:p>6.721620203</text:p>
          </table:table-cell>
          <table:table-cell office:value-type="float" office:value="6.6306762992508901" table:style-name="ce1">
            <text:p>6.630676299</text:p>
          </table:table-cell>
          <table:table-cell office:value-type="float" office:value="6.53858357287241" table:style-name="ce1">
            <text:p>6.538583573</text:p>
          </table:table-cell>
          <table:table-cell office:value-type="float" office:value="6.4559288173093696" table:style-name="ce1">
            <text:p>6.455928817</text:p>
          </table:table-cell>
          <table:table-cell office:value-type="float" office:value="6.3750589386768199" table:style-name="ce1">
            <text:p>6.375058939</text:p>
          </table:table-cell>
          <table:table-cell office:value-type="float" office:value="6.5588718351324697" table:style-name="ce1">
            <text:p>6.558871835</text:p>
          </table:table-cell>
          <table:table-cell office:value-type="float" office:value="6.4732801752048603" table:style-name="ce1">
            <text:p>6.473280175</text:p>
          </table:table-cell>
          <table:table-cell office:value-type="float" office:value="6.3893329734953204" table:style-name="ce1">
            <text:p>6.389332973</text:p>
          </table:table-cell>
          <table:table-cell office:value-type="float" office:value="6.4457105488394397" table:style-name="ce1">
            <text:p>6.445710549</text:p>
          </table:table-cell>
          <table:table-cell office:value-type="float" office:value="6.3653314871012396" table:style-name="ce1">
            <text:p>6.365331487</text:p>
          </table:table-cell>
          <table:table-cell office:value-type="float" office:value="6.2883855341950703" table:style-name="ce1">
            <text:p>6.288385534</text:p>
          </table:table-cell>
          <table:table-cell office:value-type="float" office:value="6.2295283880783003" table:style-name="ce1">
            <text:p>6.229528388</text:p>
          </table:table-cell>
          <table:table-cell office:value-type="float" office:value="6.1597144615989299" table:style-name="ce1">
            <text:p>6.159714462</text:p>
          </table:table-cell>
          <table:table-cell office:value-type="float" office:value="6.0869315485029896" table:style-name="ce1">
            <text:p>6.086931549</text:p>
          </table:table-cell>
          <table:table-cell office:value-type="float" office:value="6.0164982097847997" table:style-name="ce1">
            <text:p>6.01649821</text:p>
          </table:table-cell>
          <table:table-cell office:value-type="float" office:value="5.9532817278025698" table:style-name="ce1">
            <text:p>5.953281728</text:p>
          </table:table-cell>
          <table:table-cell office:value-type="float" office:value="5.8860404413882899" table:style-name="ce1">
            <text:p>5.886040441</text:p>
          </table:table-cell>
          <table:table-cell office:value-type="float" office:value="5.8184922253214202" table:style-name="ce1">
            <text:p>5.818492225</text:p>
          </table:table-cell>
          <table:table-cell office:value-type="float" office:value="5.7869666899069401" table:style-name="ce1">
            <text:p>5.78696669</text:p>
          </table:table-cell>
          <table:table-cell office:value-type="float" office:value="5.7498893036080201" table:style-name="ce1">
            <text:p>5.749889304</text:p>
          </table:table-cell>
          <table:table-cell office:value-type="float" office:value="5.68600164467904" table:style-name="ce1">
            <text:p>5.686001645</text:p>
          </table:table-cell>
          <table:table-cell office:value-type="float" office:value="5.6235181101221299" table:style-name="ce1">
            <text:p>5.62351811</text:p>
          </table:table-cell>
          <table:table-cell office:value-type="float" office:value="5.5625512870206899" table:style-name="ce1">
            <text:p>5.562551287</text:p>
          </table:table-cell>
          <table:table-cell office:value-type="float" office:value="5.5096539316903002" table:style-name="ce1">
            <text:p>5.509653932</text:p>
          </table:table-cell>
          <table:table-cell office:value-type="float" office:value="5.4520593650927598" table:style-name="ce1">
            <text:p>5.452059365</text:p>
          </table:table-cell>
          <table:table-cell office:value-type="float" office:value="5.3951074837092703" table:style-name="ce1">
            <text:p>5.395107484</text:p>
          </table:table-cell>
          <table:table-cell office:value-type="float" office:value="5.3393420998546004" table:style-name="ce1">
            <text:p>5.3393421</text:p>
          </table:table-cell>
          <table:table-cell office:value-type="float" office:value="5.28472651772889" table:style-name="ce1">
            <text:p>5.284726518</text:p>
          </table:table-cell>
          <table:table-cell office:value-type="float" office:value="5.2356125512061604" table:style-name="ce1">
            <text:p>5.235612551</text:p>
          </table:table-cell>
          <table:table-cell office:value-type="float" office:value="5.18369489585581" table:style-name="ce1">
            <text:p>5.183694896</text:p>
          </table:table-cell>
          <table:table-cell office:value-type="float" office:value="5.1489674380960402" table:style-name="ce1">
            <text:p>5.148967438</text:p>
          </table:table-cell>
          <table:table-cell office:value-type="float" office:value="5.0989357275359" table:style-name="ce1">
            <text:p>5.098935728</text:p>
          </table:table-cell>
          <table:table-cell office:value-type="float" office:value="5.0521535062496401" table:style-name="ce1">
            <text:p>5.052153506</text:p>
          </table:table-cell>
          <table:table-cell office:value-type="float" office:value="5.0047591139188201" table:style-name="ce1">
            <text:p>5.004759114</text:p>
          </table:table-cell>
          <table:table-cell office:value-type="float" office:value="4.9575572442803901" table:style-name="ce1">
            <text:p>4.957557244</text:p>
          </table:table-cell>
          <table:table-cell office:value-type="float" office:value="4.9134581196333098" table:style-name="ce1">
            <text:p>4.91345812</text:p>
          </table:table-cell>
          <table:table-cell office:value-type="float" office:value="4.8687135250723799" table:style-name="ce1">
            <text:p>4.868713525</text:p>
          </table:table-cell>
          <table:table-cell office:value-type="float" office:value="4.8241065264410699" table:style-name="ce1">
            <text:p>4.824106526</text:p>
          </table:table-cell>
          <table:table-cell office:value-type="float" office:value="4.7824680322734503" table:style-name="ce1">
            <text:p>4.782468032</text:p>
          </table:table-cell>
          <table:table-cell office:value-type="float" office:value="4.74015668423585" table:style-name="ce1">
            <text:p>4.740156684</text:p>
          </table:table-cell>
          <table:table-cell office:value-type="float" office:value="4.6989703076028597" table:style-name="ce1">
            <text:p>4.698970308</text:p>
          </table:table-cell>
          <table:table-cell office:value-type="float" office:value="4.6581735579503603" table:style-name="ce1">
            <text:p>4.658173558</text:p>
          </table:table-cell>
          <table:table-cell office:value-type="float" office:value="4.6181053216845003" table:style-name="ce1">
            <text:p>4.618105322</text:p>
          </table:table-cell>
          <table:table-cell office:value-type="float" office:value="4.5801322582743502" table:style-name="ce1">
            <text:p>4.580132258</text:p>
          </table:table-cell>
          <table:table-cell office:value-type="float" office:value="4.54145154632611" table:style-name="ce1">
            <text:p>4.541451546</text:p>
          </table:table-cell>
          <table:table-cell office:value-type="float" office:value="4.5029931213549004" table:style-name="ce1">
            <text:p>4.502993121</text:p>
          </table:table-cell>
          <table:table-cell office:value-type="float" office:value="4.4656443107930004" table:style-name="ce1">
            <text:p>4.465644311</text:p>
          </table:table-cell>
          <table:table-cell office:value-type="float" office:value="4.4412358433905004" table:style-name="ce1">
            <text:p>4.441235843</text:p>
          </table:table-cell>
          <table:table-cell office:value-type="float" office:value="4.4063707019748" table:style-name="ce1">
            <text:p>4.406370702</text:p>
          </table:table-cell>
          <table:table-cell office:value-type="float" office:value="4.3707754111697596" table:style-name="ce1">
            <text:p>4.370775411</text:p>
          </table:table-cell>
          <table:table-cell office:value-type="float" office:value="4.3351503216726899" table:style-name="ce1">
            <text:p>4.335150322</text:p>
          </table:table-cell>
          <table:table-cell office:value-type="float" office:value="4.3010553211184401" table:style-name="ce1">
            <text:p>4.301055321</text:p>
          </table:table-cell>
          <table:table-cell office:value-type="float" office:value="4.2679696463764998" table:style-name="ce1">
            <text:p>4.267969646</text:p>
          </table:table-cell>
          <table:table-cell office:value-type="float" office:value="4.2554870198556696" table:style-name="ce1">
            <text:p>4.25548702</text:p>
          </table:table-cell>
          <table:table-cell office:value-type="float" office:value="4.2228593443294704" table:style-name="ce1">
            <text:p>4.222859344</text:p>
          </table:table-cell>
          <table:table-cell office:value-type="float" office:value="4.1904407183442398" table:style-name="ce1">
            <text:p>4.190440718</text:p>
          </table:table-cell>
          <table:table-cell office:value-type="float" office:value="4.1581255751402102" table:style-name="ce1">
            <text:p>4.158125575</text:p>
          </table:table-cell>
          <table:table-cell office:value-type="float" office:value="4.1274679170887199" table:style-name="ce1">
            <text:p>4.127467917</text:p>
          </table:table-cell>
          <table:table-cell office:value-type="float" office:value="4.0968600056630899" table:style-name="ce1">
            <text:p>4.096860006</text:p>
          </table:table-cell>
          <table:table-cell office:value-type="float" office:value="4.0664233474499998" table:style-name="ce1">
            <text:p>4.066423347</text:p>
          </table:table-cell>
          <table:table-cell office:value-type="float" office:value="4.0360564961206702" table:style-name="ce1">
            <text:p>4.036056496</text:p>
          </table:table-cell>
          <table:table-cell office:value-type="float" office:value="4.0072667747960997" table:style-name="ce1">
            <text:p>4.007266775</text:p>
          </table:table-cell>
          <table:table-cell office:value-type="float" office:value="3.9849973946540298" table:style-name="ce1">
            <text:p>3.984997395</text:p>
          </table:table-cell>
          <table:table-cell office:value-type="float" office:value="3.9553480205112201" table:style-name="ce1">
            <text:p>3.955348021</text:p>
          </table:table-cell>
          <table:table-cell office:value-type="float" office:value="3.9261411743407" table:style-name="ce1">
            <text:p>3.926141174</text:p>
          </table:table-cell>
          <table:table-cell office:value-type="float" office:value="3.8970586471233601" table:style-name="ce1">
            <text:p>3.897058647</text:p>
          </table:table-cell>
          <table:table-cell office:value-type="float" office:value="3.8703494144430599" table:style-name="ce1">
            <text:p>3.870349414</text:p>
          </table:table-cell>
          <table:table-cell office:value-type="float" office:value="3.8424921609116001" table:style-name="ce1">
            <text:p>3.842492161</text:p>
          </table:table-cell>
          <table:table-cell office:value-type="float" office:value="3.8147535973165199" table:style-name="ce1">
            <text:p>3.814753597</text:p>
          </table:table-cell>
          <table:table-cell office:value-type="float" office:value="3.7900182188215199" table:style-name="ce1">
            <text:p>3.790018219</text:p>
          </table:table-cell>
          <table:table-cell office:value-type="float" office:value="3.8373370461323399" table:style-name="ce1">
            <text:p>3.837337046</text:p>
          </table:table-cell>
          <table:table-cell office:value-type="float" office:value="3.81022522583913" table:style-name="ce1">
            <text:p>3.810225226</text:p>
          </table:table-cell>
          <table:table-cell office:value-type="float" office:value="3.78339265382618" table:style-name="ce1">
            <text:p>3.783392654</text:p>
          </table:table-cell>
          <table:table-cell office:value-type="float" office:value="3.7587857331882502" table:style-name="ce1">
            <text:p>3.758785733</text:p>
          </table:table-cell>
          <table:table-cell office:value-type="float" office:value="3.7330573994899501" table:style-name="ce1">
            <text:p>3.733057399</text:p>
          </table:table-cell>
          <table:table-cell office:value-type="float" office:value="3.7200541924696" table:style-name="ce1">
            <text:p>3.720054192</text:p>
          </table:table-cell>
          <table:table-cell office:value-type="float" office:value="3.69494358622415" table:style-name="ce1">
            <text:p>3.694943586</text:p>
          </table:table-cell>
          <table:table-cell office:value-type="float" office:value="3.6716079359954299" table:style-name="ce1">
            <text:p>3.671607936</text:p>
          </table:table-cell>
          <table:table-cell office:value-type="float" office:value="3.6471640018375799" table:style-name="ce1">
            <text:p>3.647164002</text:p>
          </table:table-cell>
          <table:table-cell office:value-type="float" office:value="3.6244622501648598" table:style-name="ce1">
            <text:p>3.62446225</text:p>
          </table:table-cell>
          <table:table-cell office:value-type="float" office:value="3.60109071966134" table:style-name="ce1">
            <text:p>3.60109072</text:p>
          </table:table-cell>
          <table:table-cell office:value-type="float" office:value="3.5775994280121499" table:style-name="ce1">
            <text:p>3.577599428</text:p>
          </table:table-cell>
          <table:table-cell office:value-type="float" office:value="3.5558033988976101" table:style-name="ce1">
            <text:p>3.555803399</text:p>
          </table:table-cell>
          <table:table-cell office:value-type="float" office:value="3.5333388843599498" table:style-name="ce1">
            <text:p>3.533338884</text:p>
          </table:table-cell>
          <table:table-cell office:value-type="float" office:value="3.5121133266862001" table:style-name="ce1">
            <text:p>3.512113327</text:p>
          </table:table-cell>
          <table:table-cell office:value-type="float" office:value="3.4902205482858801" table:style-name="ce1">
            <text:p>3.490220548</text:p>
          </table:table-cell>
          <table:table-cell office:value-type="float" office:value="3.4695435127366201" table:style-name="ce1">
            <text:p>3.469543513</text:p>
          </table:table-cell>
          <table:table-cell office:value-type="float" office:value="3.4482007685449001" table:style-name="ce1">
            <text:p>3.448200769</text:p>
          </table:table-cell>
          <table:table-cell office:value-type="float" office:value="3.42745602378307" table:style-name="ce1">
            <text:p>3.427456024</text:p>
          </table:table-cell>
          <table:table-cell office:value-type="float" office:value="3.4066464429708199" table:style-name="ce1">
            <text:p>3.406646443</text:p>
          </table:table-cell>
          <table:table-cell office:value-type="float" office:value="3.3870086714685201" table:style-name="ce1">
            <text:p>3.387008671</text:p>
          </table:table-cell>
          <table:table-cell office:value-type="float" office:value="3.3667088205565201" table:style-name="ce1">
            <text:p>3.366708821</text:p>
          </table:table-cell>
          <table:table-cell office:value-type="float" office:value="3.3462594184582302" table:style-name="ce1">
            <text:p>3.346259418</text:p>
          </table:table-cell>
          <table:table-cell office:value-type="float" office:value="3.3273535508762899" table:style-name="ce1">
            <text:p>3.327353551</text:p>
          </table:table-cell>
          <table:table-cell office:value-type="float" office:value="3.3220153513828699" table:style-name="ce1">
            <text:p>3.322015351</text:p>
          </table:table-cell>
          <table:table-cell office:value-type="float" office:value="3.30260151697835" table:style-name="ce1">
            <text:p>3.302601517</text:p>
          </table:table-cell>
          <table:table-cell office:value-type="float" office:value="3.2843003211086099" table:style-name="ce1">
            <text:p>3.284300321</text:p>
          </table:table-cell>
          <table:table-cell office:value-type="float" office:value="3.2653448262195499" table:style-name="ce1">
            <text:p>3.265344826</text:p>
          </table:table-cell>
          <table:table-cell office:value-type="float" office:value="3.2469233159216699" table:style-name="ce1">
            <text:p>3.246923316</text:p>
          </table:table-cell>
          <table:table-cell office:value-type="float" office:value="3.2284133121270799" table:style-name="ce1">
            <text:p>3.228413312</text:p>
          </table:table-cell>
          <table:table-cell office:value-type="float" office:value="3.2104257696802998" table:style-name="ce1">
            <text:p>3.21042577</text:p>
          </table:table-cell>
          <table:table-cell office:value-type="float" office:value="3.1923456931011001" table:style-name="ce1">
            <text:p>3.192345693</text:p>
          </table:table-cell>
          <table:table-cell office:value-type="float" office:value="3.1747770035840799" table:style-name="ce1">
            <text:p>3.174777004</text:p>
          </table:table-cell>
          <table:table-cell office:value-type="float" office:value="3.1576375715090799" table:style-name="ce1">
            <text:p>3.157637572</text:p>
          </table:table-cell>
          <table:table-cell office:value-type="float" office:value="3.1404702929152002" table:style-name="ce1">
            <text:p>3.140470293</text:p>
          </table:table-cell>
          <table:table-cell office:value-type="float" office:value="3.15941024527578" table:style-name="ce1">
            <text:p>3.159410245</text:p>
          </table:table-cell>
          <table:table-cell office:value-type="float" office:value="3.1629201889388501" table:style-name="ce1">
            <text:p>3.162920189</text:p>
          </table:table-cell>
          <table:table-cell office:value-type="float" office:value="3.1452857846717399" table:style-name="ce1">
            <text:p>3.145285785</text:p>
          </table:table-cell>
          <table:table-cell office:value-type="float" office:value="3.1278495197784202" table:style-name="ce1">
            <text:p>3.12784952</text:p>
          </table:table-cell>
          <table:table-cell office:value-type="float" office:value="3.1110388111463401" table:style-name="ce1">
            <text:p>3.111038811</text:p>
          </table:table-cell>
          <table:table-cell office:value-type="float" office:value="3.09428728814843" table:style-name="ce1">
            <text:p>3.094287288</text:p>
          </table:table-cell>
          <table:table-cell office:value-type="float" office:value="3.0778477598969798" table:style-name="ce1">
            <text:p>3.07784776</text:p>
          </table:table-cell>
          <table:table-cell office:value-type="float" office:value="3.0614626879828299" table:style-name="ce1">
            <text:p>3.061462688</text:p>
          </table:table-cell>
          <table:table-cell office:value-type="float" office:value="3.0452566878928802" table:style-name="ce1">
            <text:p>3.045256688</text:p>
          </table:table-cell>
          <table:table-cell office:value-type="float" office:value="3.0298458105380699" table:style-name="ce1">
            <text:p>3.029845811</text:p>
          </table:table-cell>
          <table:table-cell office:value-type="float" office:value="3.0139859124893298" table:style-name="ce1">
            <text:p>3.013985912</text:p>
          </table:table-cell>
          <table:table-cell office:value-type="float" office:value="2.9989088659415799" table:style-name="ce1">
            <text:p>2.998908866</text:p>
          </table:table-cell>
          <table:table-cell office:value-type="float" office:value="2.9837838511299899" table:style-name="ce1">
            <text:p>2.983783851</text:p>
          </table:table-cell>
          <table:table-cell office:value-type="float" office:value="2.9684220469831399" table:style-name="ce1">
            <text:p>2.968422047</text:p>
          </table:table-cell>
          <table:table-cell office:value-type="float" office:value="2.9538253972880302" table:style-name="ce1">
            <text:p>2.953825397</text:p>
          </table:table-cell>
          <table:table-cell office:value-type="float" office:value="2.9387829724155798" table:style-name="ce1">
            <text:p>2.938782972</text:p>
          </table:table-cell>
          <table:table-cell office:value-type="float" office:value="2.9318252271395799" table:style-name="ce1">
            <text:p>2.931825227</text:p>
          </table:table-cell>
          <table:table-cell office:value-type="float" office:value="2.9176472585326501" table:style-name="ce1">
            <text:p>2.917647259</text:p>
          </table:table-cell>
          <table:table-cell office:value-type="float" office:value="2.9034134960333802" table:style-name="ce1">
            <text:p>2.903413496</text:p>
          </table:table-cell>
          <table:table-cell office:value-type="float" office:value="2.8889410794121901" table:style-name="ce1">
            <text:p>2.888941079</text:p>
          </table:table-cell>
          <table:table-cell office:value-type="float" office:value="2.8752011521054999" table:style-name="ce1">
            <text:p>2.875201152</text:p>
          </table:table-cell>
          <table:table-cell office:value-type="float" office:value="2.8610203537351699" table:style-name="ce1">
            <text:p>2.861020354</text:p>
          </table:table-cell>
          <table:table-cell office:value-type="float" office:value="2.84710011170929" table:style-name="ce1">
            <text:p>2.847100112</text:p>
          </table:table-cell>
          <table:table-cell office:value-type="float" office:value="2.8335820863783101" table:style-name="ce1">
            <text:p>2.833582086</text:p>
          </table:table-cell>
          <table:table-cell office:value-type="float" office:value="2.8203965244096101" table:style-name="ce1">
            <text:p>2.820396524</text:p>
          </table:table-cell>
          <table:table-cell office:value-type="float" office:value="2.8067733651451698" table:style-name="ce1">
            <text:p>2.806773365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30.246230359814302" table:style-name="ce1">
            <text:p>30.24623036</text:p>
          </table:table-cell>
          <table:table-cell office:value-type="string" table:style-name="ce1">
            <text:p><text:s/>global min</text:p>
          </table:table-cell>
          <table:table-cell office:value-type="float" office:value="-18.5010623693498" table:style-name="ce1">
            <text:p>-18.50106237</text:p>
          </table:table-cell>
          <table:table-cell office:value-type="string" table:style-name="ce1">
            <text:p><text:s/>range</text:p>
          </table:table-cell>
          <table:table-cell office:value-type="float" office:value="48.747292729164201" table:style-name="ce1">
            <text:p>48.74729273</text:p>
          </table:table-cell>
          <table:table-cell office:value-type="string" table:style-name="ce1">
            <text:p><text:s/>regret</text:p>
          </table:table-cell>
          <table:table-cell office:value-type="float" office:value="41.284597904279799" table:style-name="ce1">
            <text:p>41.2845979</text:p>
          </table:table-cell>
          <table:table-cell office:value-type="float" office:value="37.5323454572993" table:style-name="ce1">
            <text:p>37.53234546</text:p>
          </table:table-cell>
          <table:table-cell office:value-type="float" office:value="38.615982467598698" table:style-name="ce1">
            <text:p>38.61598247</text:p>
          </table:table-cell>
          <table:table-cell office:value-type="float" office:value="36.467179403704698" table:style-name="ce1">
            <text:p>36.4671794</text:p>
          </table:table-cell>
          <table:table-cell office:value-type="float" office:value="29.348007901173698" table:style-name="ce1">
            <text:p>29.3480079</text:p>
          </table:table-cell>
          <table:table-cell office:value-type="float" office:value="26.043846312840898" table:style-name="ce1">
            <text:p>26.04384631</text:p>
          </table:table-cell>
          <table:table-cell office:value-type="float" office:value="23.2546905531741" table:style-name="ce1">
            <text:p>23.25469055</text:p>
          </table:table-cell>
          <table:table-cell office:value-type="float" office:value="20.373002173444199" table:style-name="ce1">
            <text:p>20.37300217</text:p>
          </table:table-cell>
          <table:table-cell office:value-type="float" office:value="20.8381898160589" table:style-name="ce1">
            <text:p>20.83818982</text:p>
          </table:table-cell>
          <table:table-cell office:value-type="float" office:value="22.458368865415" table:style-name="ce1">
            <text:p>22.45836887</text:p>
          </table:table-cell>
          <table:table-cell office:value-type="float" office:value="22.177011593668801" table:style-name="ce1">
            <text:p>22.17701159</text:p>
          </table:table-cell>
          <table:table-cell office:value-type="float" office:value="22.512842967687501" table:style-name="ce1">
            <text:p>22.51284297</text:p>
          </table:table-cell>
          <table:table-cell office:value-type="float" office:value="22.367136475383301" table:style-name="ce1">
            <text:p>22.36713648</text:p>
          </table:table-cell>
          <table:table-cell office:value-type="float" office:value="22.727469794147499" table:style-name="ce1">
            <text:p>22.72746979</text:p>
          </table:table-cell>
          <table:table-cell office:value-type="float" office:value="23.045008262616701" table:style-name="ce1">
            <text:p>23.04500826</text:p>
          </table:table-cell>
          <table:table-cell office:value-type="float" office:value="23.743617422391299" table:style-name="ce1">
            <text:p>23.74361742</text:p>
          </table:table-cell>
          <table:table-cell office:value-type="float" office:value="22.4841188620696" table:style-name="ce1">
            <text:p>22.48411886</text:p>
          </table:table-cell>
          <table:table-cell office:value-type="float" office:value="21.238043499325801" table:style-name="ce1">
            <text:p>21.2380435</text:p>
          </table:table-cell>
          <table:table-cell office:value-type="float" office:value="21.263891142535901" table:style-name="ce1">
            <text:p>21.26389114</text:p>
          </table:table-cell>
          <table:table-cell office:value-type="float" office:value="20.201502285367901" table:style-name="ce1">
            <text:p>20.20150229</text:p>
          </table:table-cell>
          <table:table-cell office:value-type="float" office:value="19.239525986064699" table:style-name="ce1">
            <text:p>19.23952599</text:p>
          </table:table-cell>
          <table:table-cell office:value-type="float" office:value="18.3912193571981" table:style-name="ce1">
            <text:p>18.39121936</text:p>
          </table:table-cell>
          <table:table-cell office:value-type="float" office:value="17.6174594633796" table:style-name="ce1">
            <text:p>17.61745946</text:p>
          </table:table-cell>
          <table:table-cell office:value-type="float" office:value="16.902029339439899" table:style-name="ce1">
            <text:p>16.90202934</text:p>
          </table:table-cell>
          <table:table-cell office:value-type="float" office:value="16.2435699073432" table:style-name="ce1">
            <text:p>16.24356991</text:p>
          </table:table-cell>
          <table:table-cell office:value-type="float" office:value="15.641001070560799" table:style-name="ce1">
            <text:p>15.64100107</text:p>
          </table:table-cell>
          <table:table-cell office:value-type="float" office:value="15.7458328292915" table:style-name="ce1">
            <text:p>15.74583283</text:p>
          </table:table-cell>
          <table:table-cell office:value-type="float" office:value="16.835762814747401" table:style-name="ce1">
            <text:p>16.83576281</text:p>
          </table:table-cell>
          <table:table-cell office:value-type="float" office:value="16.2658838495589" table:style-name="ce1">
            <text:p>16.26588385</text:p>
          </table:table-cell>
          <table:table-cell office:value-type="float" office:value="15.734727885900099" table:style-name="ce1">
            <text:p>15.73472789</text:p>
          </table:table-cell>
          <table:table-cell office:value-type="float" office:value="15.241367100452401" table:style-name="ce1">
            <text:p>15.2413671</text:p>
          </table:table-cell>
          <table:table-cell office:value-type="float" office:value="14.825725804723801" table:style-name="ce1">
            <text:p>14.8257258</text:p>
          </table:table-cell>
          <table:table-cell office:value-type="float" office:value="14.379987734489299" table:style-name="ce1">
            <text:p>14.37998773</text:p>
          </table:table-cell>
          <table:table-cell office:value-type="float" office:value="13.957217986950701" table:style-name="ce1">
            <text:p>13.95721799</text:p>
          </table:table-cell>
          <table:table-cell office:value-type="float" office:value="13.567276696588699" table:style-name="ce1">
            <text:p>13.5672767</text:p>
          </table:table-cell>
          <table:table-cell office:value-type="float" office:value="13.1944704445106" table:style-name="ce1">
            <text:p>13.19447044</text:p>
          </table:table-cell>
          <table:table-cell office:value-type="float" office:value="13.680812509546801" table:style-name="ce1">
            <text:p>13.68081251</text:p>
          </table:table-cell>
          <table:table-cell office:value-type="float" office:value="13.322895292369299" table:style-name="ce1">
            <text:p>13.32289529</text:p>
          </table:table-cell>
          <table:table-cell office:value-type="float" office:value="12.996532382292401" table:style-name="ce1">
            <text:p>12.99653238</text:p>
          </table:table-cell>
          <table:table-cell office:value-type="float" office:value="12.6773801373356" table:style-name="ce1">
            <text:p>12.67738014</text:p>
          </table:table-cell>
          <table:table-cell office:value-type="float" office:value="12.378920708059701" table:style-name="ce1">
            <text:p>12.37892071</text:p>
          </table:table-cell>
          <table:table-cell office:value-type="float" office:value="12.089671228915901" table:style-name="ce1">
            <text:p>12.08967123</text:p>
          </table:table-cell>
          <table:table-cell office:value-type="float" office:value="11.813875213918299" table:style-name="ce1">
            <text:p>11.81387521</text:p>
          </table:table-cell>
          <table:table-cell office:value-type="float" office:value="11.5588949090422" table:style-name="ce1">
            <text:p>11.55889491</text:p>
          </table:table-cell>
          <table:table-cell office:value-type="float" office:value="11.3071515240417" table:style-name="ce1">
            <text:p>11.30715152</text:p>
          </table:table-cell>
          <table:table-cell office:value-type="float" office:value="11.0680672044817" table:style-name="ce1">
            <text:p>11.0680672</text:p>
          </table:table-cell>
          <table:table-cell office:value-type="float" office:value="10.837479446599501" table:style-name="ce1">
            <text:p>10.83747945</text:p>
          </table:table-cell>
          <table:table-cell office:value-type="float" office:value="10.614745533582401" table:style-name="ce1">
            <text:p>10.61474553</text:p>
          </table:table-cell>
          <table:table-cell office:value-type="float" office:value="10.4071087581424" table:style-name="ce1">
            <text:p>10.40710876</text:p>
          </table:table-cell>
          <table:table-cell office:value-type="float" office:value="10.241668739350599" table:style-name="ce1">
            <text:p>10.24166874</text:p>
          </table:table-cell>
          <table:table-cell office:value-type="float" office:value="10.040965750700201" table:style-name="ce1">
            <text:p>10.04096575</text:p>
          </table:table-cell>
          <table:table-cell office:value-type="float" office:value="9.8479821077670202" table:style-name="ce1">
            <text:p>9.847982108</text:p>
          </table:table-cell>
          <table:table-cell office:value-type="float" office:value="9.6704832668095708" table:style-name="ce1">
            <text:p>9.670483267</text:p>
          </table:table-cell>
          <table:table-cell office:value-type="float" office:value="9.4928809518094504" table:style-name="ce1">
            <text:p>9.492880952</text:p>
          </table:table-cell>
          <table:table-cell office:value-type="float" office:value="9.3217369028093398" table:style-name="ce1">
            <text:p>9.321736903</text:p>
          </table:table-cell>
          <table:table-cell office:value-type="float" office:value="9.1631441641345699" table:style-name="ce1">
            <text:p>9.163144164</text:p>
          </table:table-cell>
          <table:table-cell office:value-type="float" office:value="9.0049530669002404" table:style-name="ce1">
            <text:p>9.004953067</text:p>
          </table:table-cell>
          <table:table-cell office:value-type="float" office:value="8.8510738460364902" table:style-name="ce1">
            <text:p>8.851073846</text:p>
          </table:table-cell>
          <table:table-cell office:value-type="float" office:value="8.7085224848667604" table:style-name="ce1">
            <text:p>8.708522485</text:p>
          </table:table-cell>
          <table:table-cell office:value-type="float" office:value="8.5658179704819499" table:style-name="ce1">
            <text:p>8.56581797</text:p>
          </table:table-cell>
          <table:table-cell office:value-type="float" office:value="8.42779229263434" table:style-name="ce1">
            <text:p>8.427792293</text:p>
          </table:table-cell>
          <table:table-cell office:value-type="float" office:value="8.2989656998018901" table:style-name="ce1">
            <text:p>8.2989657</text:p>
          </table:table-cell>
          <table:table-cell office:value-type="float" office:value="8.1695575398332494" table:style-name="ce1">
            <text:p>8.16955754</text:p>
          </table:table-cell>
          <table:table-cell office:value-type="float" office:value="8.0487916960393306" table:style-name="ce1">
            <text:p>8.048791696</text:p>
          </table:table-cell>
          <table:table-cell office:value-type="float" office:value="7.9272141564353102" table:style-name="ce1">
            <text:p>7.927214156</text:p>
          </table:table-cell>
          <table:table-cell office:value-type="float" office:value="7.8093207846980697" table:style-name="ce1">
            <text:p>7.809320785</text:p>
          </table:table-cell>
          <table:table-cell office:value-type="float" office:value="7.6993390347327599" table:style-name="ce1">
            <text:p>7.699339035</text:p>
          </table:table-cell>
          <table:table-cell office:value-type="float" office:value="7.5882642198363603" table:style-name="ce1">
            <text:p>7.58826422</text:p>
          </table:table-cell>
          <table:table-cell office:value-type="float" office:value="7.48040896479203" table:style-name="ce1">
            <text:p>7.480408965</text:p>
          </table:table-cell>
          <table:table-cell office:value-type="float" office:value="7.3798394586810403" table:style-name="ce1">
            <text:p>7.379839459</text:p>
          </table:table-cell>
          <table:table-cell office:value-type="float" office:value="7.2779579398514098" table:style-name="ce1">
            <text:p>7.27795794</text:p>
          </table:table-cell>
          <table:table-cell office:value-type="float" office:value="7.1779857220313001" table:style-name="ce1">
            <text:p>7.177985722</text:p>
          </table:table-cell>
          <table:table-cell office:value-type="float" office:value="7.0856919934695402" table:style-name="ce1">
            <text:p>7.085691993</text:p>
          </table:table-cell>
          <table:table-cell office:value-type="float" office:value="6.9919157722304597" table:style-name="ce1">
            <text:p>6.991915772</text:p>
          </table:table-cell>
          <table:table-cell office:value-type="float" office:value="6.9028138662577598" table:style-name="ce1">
            <text:p>6.902813866</text:p>
          </table:table-cell>
          <table:table-cell office:value-type="float" office:value="6.8150195072809403" table:style-name="ce1">
            <text:p>6.815019507</text:p>
          </table:table-cell>
          <table:table-cell office:value-type="float" office:value="6.7275511793526599" table:style-name="ce1">
            <text:p>6.727551179</text:p>
          </table:table-cell>
          <table:table-cell office:value-type="float" office:value="6.6452655594158099" table:style-name="ce1">
            <text:p>6.645265559</text:p>
          </table:table-cell>
          <table:table-cell office:value-type="float" office:value="6.5881749551011097" table:style-name="ce1">
            <text:p>6.588174955</text:p>
          </table:table-cell>
          <table:table-cell office:value-type="float" office:value="6.5062325500159002" table:style-name="ce1">
            <text:p>6.50623255</text:p>
          </table:table-cell>
          <table:table-cell office:value-type="float" office:value="6.4259804977709702" table:style-name="ce1">
            <text:p>6.425980498</text:p>
          </table:table-cell>
          <table:table-cell office:value-type="float" office:value="6.3480146691186903" table:style-name="ce1">
            <text:p>6.348014669</text:p>
          </table:table-cell>
          <table:table-cell office:value-type="float" office:value="6.2768403181295804" table:style-name="ce1">
            <text:p>6.276840318</text:p>
          </table:table-cell>
          <table:table-cell office:value-type="float" office:value="6.2030679126376" table:style-name="ce1">
            <text:p>6.203067913</text:p>
          </table:table-cell>
          <table:table-cell office:value-type="float" office:value="6.1304763201157897" table:style-name="ce1">
            <text:p>6.13047632</text:p>
          </table:table-cell>
          <table:table-cell office:value-type="float" office:value="6.0627879073734903" table:style-name="ce1">
            <text:p>6.062787907</text:p>
          </table:table-cell>
          <table:table-cell office:value-type="float" office:value="5.9940197504703798" table:style-name="ce1">
            <text:p>5.99401975</text:p>
          </table:table-cell>
          <table:table-cell office:value-type="float" office:value="5.9268145062241597" table:style-name="ce1">
            <text:p>5.926814506</text:p>
          </table:table-cell>
          <table:table-cell office:value-type="float" office:value="5.8651710121881901" table:style-name="ce1">
            <text:p>5.865171012</text:p>
          </table:table-cell>
          <table:table-cell office:value-type="float" office:value="5.8008908704616902" table:style-name="ce1">
            <text:p>5.80089087</text:p>
          </table:table-cell>
          <table:table-cell office:value-type="float" office:value="5.7380234791028002" table:style-name="ce1">
            <text:p>5.738023479</text:p>
          </table:table-cell>
          <table:table-cell office:value-type="float" office:value="5.6790153198112296" table:style-name="ce1">
            <text:p>5.67901532</text:p>
          </table:table-cell>
          <table:table-cell office:value-type="float" office:value="5.6195232370366801" table:style-name="ce1">
            <text:p>5.619523237</text:p>
          </table:table-cell>
          <table:table-cell office:value-type="float" office:value="5.5605916946937697" table:style-name="ce1">
            <text:p>5.560591695</text:p>
          </table:table-cell>
          <table:table-cell office:value-type="float" office:value="5.5066964509288097" table:style-name="ce1">
            <text:p>5.506696451</text:p>
          </table:table-cell>
          <table:table-cell office:value-type="float" office:value="5.4508584839584797" table:style-name="ce1">
            <text:p>5.450858484</text:p>
          </table:table-cell>
          <table:table-cell office:value-type="float" office:value="5.3954883785238898" table:style-name="ce1">
            <text:p>5.395488379</text:p>
          </table:table-cell>
          <table:table-cell office:value-type="float" office:value="5.3435882198071001" table:style-name="ce1">
            <text:p>5.34358822</text:p>
          </table:table-cell>
          <table:table-cell office:value-type="float" office:value="5.2910898703320504" table:style-name="ce1">
            <text:p>5.29108987</text:p>
          </table:table-cell>
          <table:table-cell office:value-type="float" office:value="5.2412716998715201" table:style-name="ce1">
            <text:p>5.2412717</text:p>
          </table:table-cell>
          <table:table-cell office:value-type="float" office:value="5.1908259565240504" table:style-name="ce1">
            <text:p>5.190825957</text:p>
          </table:table-cell>
          <table:table-cell office:value-type="float" office:value="5.1407194104483596" table:style-name="ce1">
            <text:p>5.14071941</text:p>
          </table:table-cell>
          <table:table-cell office:value-type="float" office:value="5.0938121620389403" table:style-name="ce1">
            <text:p>5.093812162</text:p>
          </table:table-cell>
          <table:table-cell office:value-type="float" office:value="5.0462394645364297" table:style-name="ce1">
            <text:p>5.046239465</text:p>
          </table:table-cell>
          <table:table-cell office:value-type="float" office:value="5.0011254965339704" table:style-name="ce1">
            <text:p>5.001125497</text:p>
          </table:table-cell>
          <table:table-cell office:value-type="float" office:value="4.9553247996023" table:style-name="ce1">
            <text:p>4.9553248</text:p>
          </table:table-cell>
          <table:table-cell office:value-type="float" office:value="4.9103801904637496" table:style-name="ce1">
            <text:p>4.91038019</text:p>
          </table:table-cell>
          <table:table-cell office:value-type="float" office:value="4.8677773444805501" table:style-name="ce1">
            <text:p>4.867777344</text:p>
          </table:table-cell>
          <table:table-cell office:value-type="float" office:value="4.82446059473099" table:style-name="ce1">
            <text:p>4.824460595</text:p>
          </table:table-cell>
          <table:table-cell office:value-type="float" office:value="4.7824308031001097" table:style-name="ce1">
            <text:p>4.782430803</text:p>
          </table:table-cell>
          <table:table-cell office:value-type="float" office:value="4.7406634230881997" table:style-name="ce1">
            <text:p>4.740663423</text:p>
          </table:table-cell>
          <table:table-cell office:value-type="float" office:value="4.6990499841035103" table:style-name="ce1">
            <text:p>4.699049984</text:p>
          </table:table-cell>
          <table:table-cell office:value-type="float" office:value="4.6602023986183303" table:style-name="ce1">
            <text:p>4.660202399</text:p>
          </table:table-cell>
          <table:table-cell office:value-type="float" office:value="4.62060633917236" table:style-name="ce1">
            <text:p>4.620606339</text:p>
          </table:table-cell>
          <table:table-cell office:value-type="float" office:value="4.5821765754868196" table:style-name="ce1">
            <text:p>4.582176575</text:p>
          </table:table-cell>
          <table:table-cell office:value-type="float" office:value="4.5446616272845199" table:style-name="ce1">
            <text:p>4.544661627</text:p>
          </table:table-cell>
          <table:table-cell office:value-type="float" office:value="4.5075378827379398" table:style-name="ce1">
            <text:p>4.507537883</text:p>
          </table:table-cell>
          <table:table-cell office:value-type="float" office:value="4.47057782967895" table:style-name="ce1">
            <text:p>4.47057783</text:p>
          </table:table-cell>
          <table:table-cell office:value-type="float" office:value="4.4336818668816802" table:style-name="ce1">
            <text:p>4.433681867</text:p>
          </table:table-cell>
          <table:table-cell office:value-type="float" office:value="4.3993117915266504" table:style-name="ce1">
            <text:p>4.399311792</text:p>
          </table:table-cell>
          <table:table-cell office:value-type="float" office:value="4.3641625339254198" table:style-name="ce1">
            <text:p>4.364162534</text:p>
          </table:table-cell>
          <table:table-cell office:value-type="float" office:value="4.3300397550845098" table:style-name="ce1">
            <text:p>4.330039755</text:p>
          </table:table-cell>
          <table:table-cell office:value-type="float" office:value="4.2967096967831697" table:style-name="ce1">
            <text:p>4.296709697</text:p>
          </table:table-cell>
          <table:table-cell office:value-type="float" office:value="4.2636812598360097" table:style-name="ce1">
            <text:p>4.26368126</text:p>
          </table:table-cell>
          <table:table-cell office:value-type="float" office:value="4.2307418227315399" table:style-name="ce1">
            <text:p>4.230741823</text:p>
          </table:table-cell>
          <table:table-cell office:value-type="float" office:value="4.1980880740351498" table:style-name="ce1">
            <text:p>4.198088074</text:p>
          </table:table-cell>
          <table:table-cell office:value-type="float" office:value="4.1818441350156199" table:style-name="ce1">
            <text:p>4.181844135</text:p>
          </table:table-cell>
          <table:table-cell office:value-type="float" office:value="4.1494295913692802" table:style-name="ce1">
            <text:p>4.149429591</text:p>
          </table:table-cell>
          <table:table-cell office:value-type="float" office:value="4.1175175987872201" table:style-name="ce1">
            <text:p>4.117517599</text:p>
          </table:table-cell>
          <table:table-cell office:value-type="float" office:value="4.0858891273979099" table:style-name="ce1">
            <text:p>4.085889127</text:p>
          </table:table-cell>
          <table:table-cell office:value-type="float" office:value="4.05705999531303" table:style-name="ce1">
            <text:p>4.057059995</text:p>
          </table:table-cell>
          <table:table-cell office:value-type="float" office:value="4.0265730449567503" table:style-name="ce1">
            <text:p>4.026573045</text:p>
          </table:table-cell>
          <table:table-cell office:value-type="float" office:value="3.9965445449817598" table:style-name="ce1">
            <text:p>3.996544545</text:p>
          </table:table-cell>
          <table:table-cell office:value-type="float" office:value="3.96696423157357" table:style-name="ce1">
            <text:p>3.966964232</text:p>
          </table:table-cell>
          <table:table-cell office:value-type="float" office:value="3.9408425967991199" table:style-name="ce1">
            <text:p>3.940842597</text:p>
          </table:table-cell>
          <table:table-cell office:value-type="float" office:value="3.9124537413579699" table:style-name="ce1">
            <text:p>3.912453741</text:p>
          </table:table-cell>
          <table:table-cell office:value-type="float" office:value="3.8844793217626798" table:style-name="ce1">
            <text:p>3.884479322</text:p>
          </table:table-cell>
          <table:table-cell office:value-type="float" office:value="3.8585720283026501" table:style-name="ce1">
            <text:p>3.858572028</text:p>
          </table:table-cell>
          <table:table-cell office:value-type="float" office:value="3.8313877565652401" table:style-name="ce1">
            <text:p>3.831387757</text:p>
          </table:table-cell>
          <table:table-cell office:value-type="float" office:value="3.80459183156694" table:style-name="ce1">
            <text:p>3.804591832</text:p>
          </table:table-cell>
          <table:table-cell office:value-type="float" office:value="3.7798023350613499" table:style-name="ce1">
            <text:p>3.779802335</text:p>
          </table:table-cell>
          <table:table-cell office:value-type="float" office:value="3.75374709507361" table:style-name="ce1">
            <text:p>3.753747095</text:p>
          </table:table-cell>
          <table:table-cell office:value-type="float" office:value="3.72805626403676" table:style-name="ce1">
            <text:p>3.728056264</text:p>
          </table:table-cell>
          <table:table-cell office:value-type="float" office:value="3.7043147123717701" table:style-name="ce1">
            <text:p>3.704314712</text:p>
          </table:table-cell>
          <table:table-cell office:value-type="float" office:value="3.6793191506092202" table:style-name="ce1">
            <text:p>3.679319151</text:p>
          </table:table-cell>
          <table:table-cell office:value-type="float" office:value="3.6546659938023298" table:style-name="ce1">
            <text:p>3.654665994</text:p>
          </table:table-cell>
          <table:table-cell office:value-type="float" office:value="3.6319082171388999" table:style-name="ce1">
            <text:p>3.631908217</text:p>
          </table:table-cell>
          <table:table-cell office:value-type="float" office:value="3.6079085552447401" table:style-name="ce1">
            <text:p>3.607908555</text:p>
          </table:table-cell>
          <table:table-cell office:value-type="float" office:value="3.5842310364632501" table:style-name="ce1">
            <text:p>3.584231036</text:p>
          </table:table-cell>
          <table:table-cell office:value-type="float" office:value="3.5623979817153502" table:style-name="ce1">
            <text:p>3.562397982</text:p>
          </table:table-cell>
          <table:table-cell office:value-type="float" office:value="3.5393354669808401" table:style-name="ce1">
            <text:p>3.539335467</text:p>
          </table:table-cell>
          <table:table-cell office:value-type="float" office:value="3.5165764063875602" table:style-name="ce1">
            <text:p>3.516576406</text:p>
          </table:table-cell>
          <table:table-cell office:value-type="float" office:value="3.4956136378770402" table:style-name="ce1">
            <text:p>3.495613638</text:p>
          </table:table-cell>
          <table:table-cell office:value-type="float" office:value="3.76453055147338" table:style-name="ce1">
            <text:p>3.764530551</text:p>
          </table:table-cell>
          <table:table-cell office:value-type="float" office:value="3.7407591173142198" table:style-name="ce1">
            <text:p>3.740759117</text:p>
          </table:table-cell>
          <table:table-cell office:value-type="float" office:value="3.71729244513145" table:style-name="ce1">
            <text:p>3.717292445</text:p>
          </table:table-cell>
          <table:table-cell office:value-type="float" office:value="3.69558531378844" table:style-name="ce1">
            <text:p>3.695585314</text:p>
          </table:table-cell>
          <table:table-cell office:value-type="float" office:value="3.6731211764972298" table:style-name="ce1">
            <text:p>3.673121176</text:p>
          </table:table-cell>
          <table:table-cell office:value-type="float" office:value="3.6512850905779701" table:style-name="ce1">
            <text:p>3.651285091</text:p>
          </table:table-cell>
          <table:table-cell office:value-type="float" office:value="3.6293786313979699" table:style-name="ce1">
            <text:p>3.629378631</text:p>
          </table:table-cell>
          <table:table-cell office:value-type="float" office:value="3.60703952529167" table:style-name="ce1">
            <text:p>3.607039525</text:p>
          </table:table-cell>
          <table:table-cell office:value-type="float" office:value="3.5860157227610698" table:style-name="ce1">
            <text:p>3.586015723</text:p>
          </table:table-cell>
          <table:table-cell office:value-type="float" office:value="3.56491287551578" table:style-name="ce1">
            <text:p>3.564912876</text:p>
          </table:table-cell>
          <table:table-cell office:value-type="float" office:value="3.5444023306366299" table:style-name="ce1">
            <text:p>3.544402331</text:p>
          </table:table-cell>
          <table:table-cell office:value-type="float" office:value="3.5238074778556601" table:style-name="ce1">
            <text:p>3.523807478</text:p>
          </table:table-cell>
          <table:table-cell office:value-type="float" office:value="3.5032807429709099" table:style-name="ce1">
            <text:p>3.503280743</text:p>
          </table:table-cell>
          <table:table-cell office:value-type="float" office:value="3.4831787721853198" table:style-name="ce1">
            <text:p>3.483178772</text:p>
          </table:table-cell>
          <table:table-cell office:value-type="float" office:value="3.4636430861326399" table:style-name="ce1">
            <text:p>3.463643086</text:p>
          </table:table-cell>
          <table:table-cell office:value-type="float" office:value="3.4440135508405998" table:style-name="ce1">
            <text:p>3.444013551</text:p>
          </table:table-cell>
          <table:table-cell office:value-type="float" office:value="3.4242249902874402" table:style-name="ce1">
            <text:p>3.42422499</text:p>
          </table:table-cell>
          <table:table-cell office:value-type="float" office:value="3.4053767945274802" table:style-name="ce1">
            <text:p>3.405376795</text:p>
          </table:table-cell>
          <table:table-cell office:value-type="float" office:value="3.38642839236033" table:style-name="ce1">
            <text:p>3.386428392</text:p>
          </table:table-cell>
          <table:table-cell office:value-type="float" office:value="3.36801657226192" table:style-name="ce1">
            <text:p>3.368016572</text:p>
          </table:table-cell>
          <table:table-cell office:value-type="float" office:value="3.34950068174189" table:style-name="ce1">
            <text:p>3.349500682</text:p>
          </table:table-cell>
          <table:table-cell office:value-type="float" office:value="3.3315102979338498" table:style-name="ce1">
            <text:p>3.331510298</text:p>
          </table:table-cell>
          <table:table-cell office:value-type="float" office:value="3.3134122372738699" table:style-name="ce1">
            <text:p>3.313412237</text:p>
          </table:table-cell>
          <table:table-cell office:value-type="float" office:value="3.2950017858354999" table:style-name="ce1">
            <text:p>3.295001786</text:p>
          </table:table-cell>
          <table:table-cell office:value-type="float" office:value="3.2773121781722501" table:style-name="ce1">
            <text:p>3.277312178</text:p>
          </table:table-cell>
          <table:table-cell office:value-type="float" office:value="3.2601271018435498" table:style-name="ce1">
            <text:p>3.260127102</text:p>
          </table:table-cell>
          <table:table-cell office:value-type="float" office:value="3.2428277936209602" table:style-name="ce1">
            <text:p>3.242827794</text:p>
          </table:table-cell>
          <table:table-cell office:value-type="float" office:value="3.2260231291000498" table:style-name="ce1">
            <text:p>3.226023129</text:p>
          </table:table-cell>
          <table:table-cell office:value-type="float" office:value="3.20910130763124" table:style-name="ce1">
            <text:p>3.209101308</text:p>
          </table:table-cell>
          <table:table-cell office:value-type="float" office:value="3.1915970180713802" table:style-name="ce1">
            <text:p>3.191597018</text:p>
          </table:table-cell>
          <table:table-cell office:value-type="float" office:value="3.1753447707739002" table:style-name="ce1">
            <text:p>3.175344771</text:p>
          </table:table-cell>
          <table:table-cell office:value-type="float" office:value="3.1594263805752298" table:style-name="ce1">
            <text:p>3.159426381</text:p>
          </table:table-cell>
          <table:table-cell office:value-type="float" office:value="3.1430658596419598" table:style-name="ce1">
            <text:p>3.14306586</text:p>
          </table:table-cell>
          <table:table-cell office:value-type="float" office:value="3.12704011505445" table:style-name="ce1">
            <text:p>3.127040115</text:p>
          </table:table-cell>
          <table:table-cell office:value-type="float" office:value="3.1114770480346601" table:style-name="ce1">
            <text:p>3.111477048</text:p>
          </table:table-cell>
          <table:table-cell office:value-type="float" office:value="3.09578802461531" table:style-name="ce1">
            <text:p>3.095788025</text:p>
          </table:table-cell>
          <table:table-cell office:value-type="float" office:value="3.07949440343313" table:style-name="ce1">
            <text:p>3.079494403</text:p>
          </table:table-cell>
          <table:table-cell office:value-type="float" office:value="3.0649906255317898" table:style-name="ce1">
            <text:p>3.064990626</text:p>
          </table:table-cell>
          <table:table-cell office:value-type="float" office:value="3.2731058001953" table:style-name="ce1">
            <text:p>3.2731058</text:p>
          </table:table-cell>
          <table:table-cell office:value-type="float" office:value="3.2573407058109698" table:style-name="ce1">
            <text:p>3.257340706</text:p>
          </table:table-cell>
          <table:table-cell office:value-type="float" office:value="3.2405802708231701" table:style-name="ce1">
            <text:p>3.240580271</text:p>
          </table:table-cell>
          <table:table-cell office:value-type="float" office:value="3.2239917377326699" table:style-name="ce1">
            <text:p>3.223991738</text:p>
          </table:table-cell>
          <table:table-cell office:value-type="float" office:value="3.2091207228681098" table:style-name="ce1">
            <text:p>3.209120723</text:p>
          </table:table-cell>
          <table:table-cell office:value-type="float" office:value="3.1945120133093599" table:style-name="ce1">
            <text:p>3.194512013</text:p>
          </table:table-cell>
          <table:table-cell office:value-type="float" office:value="3.1783781142522498" table:style-name="ce1">
            <text:p>3.178378114</text:p>
          </table:table-cell>
          <table:table-cell office:value-type="float" office:value="3.1624063649343999" table:style-name="ce1">
            <text:p>3.162406365</text:p>
          </table:table-cell>
          <table:table-cell office:value-type="float" office:value="3.1482503578087" table:style-name="ce1">
            <text:p>3.148250358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29.0104482092643" table:style-name="ce1">
            <text:p>29.01044821</text:p>
          </table:table-cell>
          <table:table-cell office:value-type="string" table:style-name="ce1">
            <text:p><text:s/>global min</text:p>
          </table:table-cell>
          <table:table-cell office:value-type="float" office:value="-19.402089769530601" table:style-name="ce1">
            <text:p>-19.40208977</text:p>
          </table:table-cell>
          <table:table-cell office:value-type="string" table:style-name="ce1">
            <text:p><text:s/>range</text:p>
          </table:table-cell>
          <table:table-cell office:value-type="float" office:value="48.412537978794902" table:style-name="ce1">
            <text:p>48.41253798</text:p>
          </table:table-cell>
          <table:table-cell office:value-type="string" table:style-name="ce1">
            <text:p><text:s/>regret</text:p>
          </table:table-cell>
          <table:table-cell office:value-type="float" office:value="11.189961286113199" table:style-name="ce1">
            <text:p>11.18996129</text:p>
          </table:table-cell>
          <table:table-cell office:value-type="float" office:value="20.312984084101601" table:style-name="ce1">
            <text:p>20.31298408</text:p>
          </table:table-cell>
          <table:table-cell office:value-type="float" office:value="14.8906617334973" table:style-name="ce1">
            <text:p>14.89066173</text:p>
          </table:table-cell>
          <table:table-cell office:value-type="float" office:value="12.1966211923149" table:style-name="ce1">
            <text:p>12.19662119</text:p>
          </table:table-cell>
          <table:table-cell office:value-type="float" office:value="11.981150372563601" table:style-name="ce1">
            <text:p>11.98115037</text:p>
          </table:table-cell>
          <table:table-cell office:value-type="float" office:value="11.445541462385901" table:style-name="ce1">
            <text:p>11.44554146</text:p>
          </table:table-cell>
          <table:table-cell office:value-type="float" office:value="10.426641989788999" table:style-name="ce1">
            <text:p>10.42664199</text:p>
          </table:table-cell>
          <table:table-cell office:value-type="float" office:value="14.2431522364632" table:style-name="ce1">
            <text:p>14.24315224</text:p>
          </table:table-cell>
          <table:table-cell office:value-type="float" office:value="12.6618007409564" table:style-name="ce1">
            <text:p>12.66180074</text:p>
          </table:table-cell>
          <table:table-cell office:value-type="float" office:value="15.2375008411321" table:style-name="ce1">
            <text:p>15.23750084</text:p>
          </table:table-cell>
          <table:table-cell office:value-type="float" office:value="16.951769471606099" table:style-name="ce1">
            <text:p>16.95176947</text:p>
          </table:table-cell>
          <table:table-cell office:value-type="float" office:value="18.7374738895288" table:style-name="ce1">
            <text:p>18.73747389</text:p>
          </table:table-cell>
          <table:table-cell office:value-type="float" office:value="19.0621361712343" table:style-name="ce1">
            <text:p>19.06213617</text:p>
          </table:table-cell>
          <table:table-cell office:value-type="float" office:value="19.469606429620601" table:style-name="ce1">
            <text:p>19.46960643</text:p>
          </table:table-cell>
          <table:table-cell office:value-type="float" office:value="19.969819426930101" table:style-name="ce1">
            <text:p>19.96981943</text:p>
          </table:table-cell>
          <table:table-cell office:value-type="float" office:value="20.6605748726918" table:style-name="ce1">
            <text:p>20.66057487</text:p>
          </table:table-cell>
          <table:table-cell office:value-type="float" office:value="21.2193384837644" table:style-name="ce1">
            <text:p>21.21933848</text:p>
          </table:table-cell>
          <table:table-cell office:value-type="float" office:value="22.504826064510201" table:style-name="ce1">
            <text:p>22.50482606</text:p>
          </table:table-cell>
          <table:table-cell office:value-type="float" office:value="21.320939891478201" table:style-name="ce1">
            <text:p>21.32093989</text:p>
          </table:table-cell>
          <table:table-cell office:value-type="float" office:value="20.2554423357495" table:style-name="ce1">
            <text:p>20.25544234</text:p>
          </table:table-cell>
          <table:table-cell office:value-type="float" office:value="20.569019457565101" table:style-name="ce1">
            <text:p>20.56901946</text:p>
          </table:table-cell>
          <table:table-cell office:value-type="float" office:value="19.634563517535" table:style-name="ce1">
            <text:p>19.63456352</text:p>
          </table:table-cell>
          <table:table-cell office:value-type="float" office:value="18.7813646157684" table:style-name="ce1">
            <text:p>18.78136462</text:p>
          </table:table-cell>
          <table:table-cell office:value-type="float" office:value="17.998807756778" table:style-name="ce1">
            <text:p>17.99880776</text:p>
          </table:table-cell>
          <table:table-cell office:value-type="float" office:value="17.279294997583001" table:style-name="ce1">
            <text:p>17.279295</text:p>
          </table:table-cell>
          <table:table-cell office:value-type="float" office:value="16.624826347520099" table:style-name="ce1">
            <text:p>16.62482635</text:p>
          </table:table-cell>
          <table:table-cell office:value-type="float" office:value="16.0219987982669" table:style-name="ce1">
            <text:p>16.0219988</text:p>
          </table:table-cell>
          <table:table-cell office:value-type="float" office:value="16.706755408001602" table:style-name="ce1">
            <text:p>16.70675541</text:p>
          </table:table-cell>
          <table:table-cell office:value-type="float" office:value="16.146000902162299" table:style-name="ce1">
            <text:p>16.1460009</text:p>
          </table:table-cell>
          <table:table-cell office:value-type="float" office:value="15.619416956013" table:style-name="ce1">
            <text:p>15.61941696</text:p>
          </table:table-cell>
          <table:table-cell office:value-type="float" office:value="15.129915594162901" table:style-name="ce1">
            <text:p>15.12991559</text:p>
          </table:table-cell>
          <table:table-cell office:value-type="float" office:value="14.6679958105229" table:style-name="ce1">
            <text:p>14.66799581</text:p>
          </table:table-cell>
          <table:table-cell office:value-type="float" office:value="14.2369921416786" table:style-name="ce1">
            <text:p>14.23699214</text:p>
          </table:table-cell>
          <table:table-cell office:value-type="float" office:value="13.8285065645023" table:style-name="ce1">
            <text:p>13.82850656</text:p>
          </table:table-cell>
          <table:table-cell office:value-type="float" office:value="13.446117083763999" table:style-name="ce1">
            <text:p>13.44611708</text:p>
          </table:table-cell>
          <table:table-cell office:value-type="float" office:value="13.0822939013729" table:style-name="ce1">
            <text:p>13.0822939</text:p>
          </table:table-cell>
          <table:table-cell office:value-type="float" office:value="12.740742032110401" table:style-name="ce1">
            <text:p>12.74074203</text:p>
          </table:table-cell>
          <table:table-cell office:value-type="float" office:value="12.4893644167377" table:style-name="ce1">
            <text:p>12.48936442</text:p>
          </table:table-cell>
          <table:table-cell office:value-type="float" office:value="12.178059752659401" table:style-name="ce1">
            <text:p>12.17805975</text:p>
          </table:table-cell>
          <table:table-cell office:value-type="float" office:value="11.884730127309499" table:style-name="ce1">
            <text:p>11.88473013</text:p>
          </table:table-cell>
          <table:table-cell office:value-type="float" office:value="11.6033582343918" table:style-name="ce1">
            <text:p>11.60335823</text:p>
          </table:table-cell>
          <table:table-cell office:value-type="float" office:value="11.950671272348799" table:style-name="ce1">
            <text:p>11.95067127</text:p>
          </table:table-cell>
          <table:table-cell office:value-type="float" office:value="11.683094608774701" table:style-name="ce1">
            <text:p>11.68309461</text:p>
          </table:table-cell>
          <table:table-cell office:value-type="float" office:value="11.425489788522601" table:style-name="ce1">
            <text:p>11.42548979</text:p>
          </table:table-cell>
          <table:table-cell office:value-type="float" office:value="11.181476120747901" table:style-name="ce1">
            <text:p>11.18147612</text:p>
          </table:table-cell>
          <table:table-cell office:value-type="float" office:value="10.945976259811699" table:style-name="ce1">
            <text:p>10.94597626</text:p>
          </table:table-cell>
          <table:table-cell office:value-type="float" office:value="10.718681235048701" table:style-name="ce1">
            <text:p>10.71868124</text:p>
          </table:table-cell>
          <table:table-cell office:value-type="float" office:value="10.5026354284369" table:style-name="ce1">
            <text:p>10.50263543</text:p>
          </table:table-cell>
          <table:table-cell office:value-type="float" office:value="10.2936655236922" table:style-name="ce1">
            <text:p>10.29366552</text:p>
          </table:table-cell>
          <table:table-cell office:value-type="float" office:value="10.094761863572" table:style-name="ce1">
            <text:p>10.09476186</text:p>
          </table:table-cell>
          <table:table-cell office:value-type="float" office:value="9.9055483905345696" table:style-name="ce1">
            <text:p>9.905548391</text:p>
          </table:table-cell>
          <table:table-cell office:value-type="float" office:value="9.7186183292810906" table:style-name="ce1">
            <text:p>9.718618329</text:p>
          </table:table-cell>
          <table:table-cell office:value-type="float" office:value="9.54021251355781" table:style-name="ce1">
            <text:p>9.540212514</text:p>
          </table:table-cell>
          <table:table-cell office:value-type="float" office:value="9.3699952914119908" table:style-name="ce1">
            <text:p>9.369995291</text:p>
          </table:table-cell>
          <table:table-cell office:value-type="float" office:value="9.2077203722710692" table:style-name="ce1">
            <text:p>9.207720372</text:p>
          </table:table-cell>
          <table:table-cell office:value-type="float" office:value="9.0466036728618402" table:style-name="ce1">
            <text:p>9.046603673</text:p>
          </table:table-cell>
          <table:table-cell office:value-type="float" office:value="8.8925072943194703" table:style-name="ce1">
            <text:p>8.892507294</text:p>
          </table:table-cell>
          <table:table-cell office:value-type="float" office:value="8.7451965223085004" table:style-name="ce1">
            <text:p>8.745196522</text:p>
          </table:table-cell>
          <table:table-cell office:value-type="float" office:value="8.6014323455905206" table:style-name="ce1">
            <text:p>8.601432346</text:p>
          </table:table-cell>
          <table:table-cell office:value-type="float" office:value="8.4611615599199101" table:style-name="ce1">
            <text:p>8.46116156</text:p>
          </table:table-cell>
          <table:table-cell office:value-type="float" office:value="8.3267672736252702" table:style-name="ce1">
            <text:p>8.326767274</text:p>
          </table:table-cell>
          <table:table-cell office:value-type="float" office:value="8.1980852614326594" table:style-name="ce1">
            <text:p>8.198085261</text:p>
          </table:table-cell>
          <table:table-cell office:value-type="float" office:value="8.0721332746789205" table:style-name="ce1">
            <text:p>8.072133275</text:p>
          </table:table-cell>
          <table:table-cell office:value-type="float" office:value="7.9988130169157801" table:style-name="ce1">
            <text:p>7.998813017</text:p>
          </table:table-cell>
          <table:table-cell office:value-type="float" office:value="7.8811156246198903" table:style-name="ce1">
            <text:p>7.881115625</text:p>
          </table:table-cell>
          <table:table-cell office:value-type="float" office:value="7.7656912984278801" table:style-name="ce1">
            <text:p>7.765691298</text:p>
          </table:table-cell>
          <table:table-cell office:value-type="float" office:value="7.6525494164417003" table:style-name="ce1">
            <text:p>7.652549416</text:p>
          </table:table-cell>
          <table:table-cell office:value-type="float" office:value="7.5465542005919897" table:style-name="ce1">
            <text:p>7.546554201</text:p>
          </table:table-cell>
          <table:table-cell office:value-type="float" office:value="7.4398676934146302" table:style-name="ce1">
            <text:p>7.439867693</text:p>
          </table:table-cell>
          <table:table-cell office:value-type="float" office:value="7.3373425848793801" table:style-name="ce1">
            <text:p>7.337342585</text:p>
          </table:table-cell>
          <table:table-cell office:value-type="float" office:value="7.2389079360456297" table:style-name="ce1">
            <text:p>7.238907936</text:p>
          </table:table-cell>
          <table:table-cell office:value-type="float" office:value="7.1420218549331604" table:style-name="ce1">
            <text:p>7.142021855</text:p>
          </table:table-cell>
          <table:table-cell office:value-type="float" office:value="7.0467227227471403" table:style-name="ce1">
            <text:p>7.046722723</text:p>
          </table:table-cell>
          <table:table-cell office:value-type="float" office:value="6.9550522818444396" table:style-name="ce1">
            <text:p>6.955052282</text:p>
          </table:table-cell>
          <table:table-cell office:value-type="float" office:value="6.8669646849889601" table:style-name="ce1">
            <text:p>6.866964685</text:p>
          </table:table-cell>
          <table:table-cell office:value-type="float" office:value="6.7800718614489304" table:style-name="ce1">
            <text:p>6.780071861</text:p>
          </table:table-cell>
          <table:table-cell office:value-type="float" office:value="6.9403250336465598" table:style-name="ce1">
            <text:p>6.940325034</text:p>
          </table:table-cell>
          <table:table-cell office:value-type="float" office:value="6.8537206768735803" table:style-name="ce1">
            <text:p>6.853720677</text:p>
          </table:table-cell>
          <table:table-cell office:value-type="float" office:value="6.7702952264821104" table:style-name="ce1">
            <text:p>6.770295226</text:p>
          </table:table-cell>
          <table:table-cell office:value-type="float" office:value="6.68798135121801" table:style-name="ce1">
            <text:p>6.687981351</text:p>
          </table:table-cell>
          <table:table-cell office:value-type="float" office:value="6.6086619530047903" table:style-name="ce1">
            <text:p>6.608661953</text:p>
          </table:table-cell>
          <table:table-cell office:value-type="float" office:value="6.5323183013545201" table:style-name="ce1">
            <text:p>6.532318301</text:p>
          </table:table-cell>
          <table:table-cell office:value-type="float" office:value="6.4567856723737096" table:style-name="ce1">
            <text:p>6.456785672</text:p>
          </table:table-cell>
          <table:table-cell office:value-type="float" office:value="6.3821237620520499" table:style-name="ce1">
            <text:p>6.382123762</text:p>
          </table:table-cell>
          <table:table-cell office:value-type="float" office:value="6.3101353659802299" table:style-name="ce1">
            <text:p>6.310135366</text:p>
          </table:table-cell>
          <table:table-cell office:value-type="float" office:value="6.2389150152752704" table:style-name="ce1">
            <text:p>6.238915015</text:p>
          </table:table-cell>
          <table:table-cell office:value-type="float" office:value="6.1702276024094296" table:style-name="ce1">
            <text:p>6.170227602</text:p>
          </table:table-cell>
          <table:table-cell office:value-type="float" office:value="6.1022157569883504" table:style-name="ce1">
            <text:p>6.102215757</text:p>
          </table:table-cell>
          <table:table-cell office:value-type="float" office:value="6.0366078282125999" table:style-name="ce1">
            <text:p>6.036607828</text:p>
          </table:table-cell>
          <table:table-cell office:value-type="float" office:value="5.9715920212919498" table:style-name="ce1">
            <text:p>5.971592021</text:p>
          </table:table-cell>
          <table:table-cell office:value-type="float" office:value="5.9088614506837702" table:style-name="ce1">
            <text:p>5.908861451</text:p>
          </table:table-cell>
          <table:table-cell office:value-type="float" office:value="5.8484225492381103" table:style-name="ce1">
            <text:p>5.848422549</text:p>
          </table:table-cell>
          <table:table-cell office:value-type="float" office:value="5.7883654260844501" table:style-name="ce1">
            <text:p>5.788365426</text:p>
          </table:table-cell>
          <table:table-cell office:value-type="float" office:value="5.7287571258639103" table:style-name="ce1">
            <text:p>5.728757126</text:p>
          </table:table-cell>
          <table:table-cell office:value-type="float" office:value="5.6712239992332103" table:style-name="ce1">
            <text:p>5.671223999</text:p>
          </table:table-cell>
          <table:table-cell office:value-type="float" office:value="5.6140777617969704" table:style-name="ce1">
            <text:p>5.614077762</text:p>
          </table:table-cell>
          <table:table-cell office:value-type="float" office:value="5.5589131466851098" table:style-name="ce1">
            <text:p>5.558913147</text:p>
          </table:table-cell>
          <table:table-cell office:value-type="float" office:value="5.5040791881000999" table:style-name="ce1">
            <text:p>5.504079188</text:p>
          </table:table-cell>
          <table:table-cell office:value-type="float" office:value="5.4835887540110297" table:style-name="ce1">
            <text:p>5.483588754</text:p>
          </table:table-cell>
          <table:table-cell office:value-type="float" office:value="5.4306047185244601" table:style-name="ce1">
            <text:p>5.430604719</text:p>
          </table:table-cell>
          <table:table-cell office:value-type="float" office:value="5.6348657901631203" table:style-name="ce1">
            <text:p>5.63486579</text:p>
          </table:table-cell>
          <table:table-cell office:value-type="float" office:value="5.5822015186511997" table:style-name="ce1">
            <text:p>5.582201519</text:p>
          </table:table-cell>
          <table:table-cell office:value-type="float" office:value="5.5298033020172399" table:style-name="ce1">
            <text:p>5.529803302</text:p>
          </table:table-cell>
          <table:table-cell office:value-type="float" office:value="5.4791620211896497" table:style-name="ce1">
            <text:p>5.479162021</text:p>
          </table:table-cell>
          <table:table-cell office:value-type="float" office:value="5.42874319437216" table:style-name="ce1">
            <text:p>5.428743194</text:p>
          </table:table-cell>
          <table:table-cell office:value-type="float" office:value="5.38001080665118" table:style-name="ce1">
            <text:p>5.380010807</text:p>
          </table:table-cell>
          <table:table-cell office:value-type="float" office:value="5.3314610346764297" table:style-name="ce1">
            <text:p>5.331461035</text:p>
          </table:table-cell>
          <table:table-cell office:value-type="float" office:value="5.2845318593178296" table:style-name="ce1">
            <text:p>5.284531859</text:p>
          </table:table-cell>
          <table:table-cell office:value-type="float" office:value="5.2377488624924702" table:style-name="ce1">
            <text:p>5.237748862</text:p>
          </table:table-cell>
          <table:table-cell office:value-type="float" office:value="5.1925248737057004" table:style-name="ce1">
            <text:p>5.192524874</text:p>
          </table:table-cell>
          <table:table-cell office:value-type="float" office:value="5.1474137055223501" table:style-name="ce1">
            <text:p>5.147413706</text:p>
          </table:table-cell>
          <table:table-cell office:value-type="float" office:value="5.1038038518654298" table:style-name="ce1">
            <text:p>5.103803852</text:p>
          </table:table-cell>
          <table:table-cell office:value-type="float" office:value="5.0602762532237398" table:style-name="ce1">
            <text:p>5.060276253</text:p>
          </table:table-cell>
          <table:table-cell office:value-type="float" office:value="5.0175122966634698" table:style-name="ce1">
            <text:p>5.017512297</text:p>
          </table:table-cell>
          <table:table-cell office:value-type="float" office:value="4.9761696688311599" table:style-name="ce1">
            <text:p>4.976169669</text:p>
          </table:table-cell>
          <table:table-cell office:value-type="float" office:value="4.93486807862877" table:style-name="ce1">
            <text:p>4.934868079</text:p>
          </table:table-cell>
          <table:table-cell office:value-type="float" office:value="4.8949385232212403" table:style-name="ce1">
            <text:p>4.894938523</text:p>
          </table:table-cell>
          <table:table-cell office:value-type="float" office:value="4.8550253595105" table:style-name="ce1">
            <text:p>4.85502536</text:p>
          </table:table-cell>
          <table:table-cell office:value-type="float" office:value="4.8164378362872702" table:style-name="ce1">
            <text:p>4.816437836</text:p>
          </table:table-cell>
          <table:table-cell office:value-type="float" office:value="4.7778440643628297" table:style-name="ce1">
            <text:p>4.777844064</text:p>
          </table:table-cell>
          <table:table-cell office:value-type="float" office:value="4.7405322133841903" table:style-name="ce1">
            <text:p>4.740532213</text:p>
          </table:table-cell>
          <table:table-cell office:value-type="float" office:value="4.7031933034823004" table:style-name="ce1">
            <text:p>4.703193303</text:p>
          </table:table-cell>
          <table:table-cell office:value-type="float" office:value="4.6670950660226698" table:style-name="ce1">
            <text:p>4.667095066</text:p>
          </table:table-cell>
          <table:table-cell office:value-type="float" office:value="4.63095063166244" table:style-name="ce1">
            <text:p>4.630950632</text:p>
          </table:table-cell>
          <table:table-cell office:value-type="float" office:value="4.5960079073767099" table:style-name="ce1">
            <text:p>4.596007907</text:p>
          </table:table-cell>
          <table:table-cell office:value-type="float" office:value="4.5610013779955798" table:style-name="ce1">
            <text:p>4.561001378</text:p>
          </table:table-cell>
          <table:table-cell office:value-type="float" office:value="4.56103634227585" table:style-name="ce1">
            <text:p>4.561036342</text:p>
          </table:table-cell>
          <table:table-cell office:value-type="float" office:value="4.52685000526865" table:style-name="ce1">
            <text:p>4.526850005</text:p>
          </table:table-cell>
          <table:table-cell office:value-type="float" office:value="4.4937977579095696" table:style-name="ce1">
            <text:p>4.493797758</text:p>
          </table:table-cell>
          <table:table-cell office:value-type="float" office:value="4.4606545844283696" table:style-name="ce1">
            <text:p>4.460654584</text:p>
          </table:table-cell>
          <table:table-cell office:value-type="float" office:value="4.42861226008882" table:style-name="ce1">
            <text:p>4.42861226</text:p>
          </table:table-cell>
          <table:table-cell office:value-type="float" office:value="4.39646508543174" table:style-name="ce1">
            <text:p>4.396465085</text:p>
          </table:table-cell>
          <table:table-cell office:value-type="float" office:value="4.3653872283679496" table:style-name="ce1">
            <text:p>4.365387228</text:p>
          </table:table-cell>
          <table:table-cell office:value-type="float" office:value="4.3341916908827702" table:style-name="ce1">
            <text:p>4.334191691</text:p>
          </table:table-cell>
          <table:table-cell office:value-type="float" office:value="4.30403553092028" table:style-name="ce1">
            <text:p>4.304035531</text:p>
          </table:table-cell>
          <table:table-cell office:value-type="float" office:value="4.27374986676171" table:style-name="ce1">
            <text:p>4.273749867</text:p>
          </table:table-cell>
          <table:table-cell office:value-type="float" office:value="4.2439063290872001" table:style-name="ce1">
            <text:p>4.243906329</text:p>
          </table:table-cell>
          <table:table-cell office:value-type="float" office:value="4.2150599795716897" table:style-name="ce1">
            <text:p>4.21505998</text:p>
          </table:table-cell>
          <table:table-cell office:value-type="float" office:value="4.1860680747211996" table:style-name="ce1">
            <text:p>4.186068075</text:p>
          </table:table-cell>
          <table:table-cell office:value-type="float" office:value="4.1580469463013898" table:style-name="ce1">
            <text:p>4.158046946</text:p>
          </table:table-cell>
          <table:table-cell office:value-type="float" office:value="4.1298706218975099" table:style-name="ce1">
            <text:p>4.129870622</text:p>
          </table:table-cell>
          <table:table-cell office:value-type="float" office:value="4.1026399139682797" table:style-name="ce1">
            <text:p>4.102639914</text:p>
          </table:table-cell>
          <table:table-cell office:value-type="float" office:value="4.0752451257961502" table:style-name="ce1">
            <text:p>4.075245126</text:p>
          </table:table-cell>
          <table:table-cell office:value-type="float" office:value="4.0487719658666501" table:style-name="ce1">
            <text:p>4.048771966</text:p>
          </table:table-cell>
          <table:table-cell office:value-type="float" office:value="4.0221265399320698" table:style-name="ce1">
            <text:p>4.02212654</text:p>
          </table:table-cell>
          <table:table-cell office:value-type="float" office:value="3.9963798519595799" table:style-name="ce1">
            <text:p>3.996379852</text:p>
          </table:table-cell>
          <table:table-cell office:value-type="float" office:value="3.9704533577649799" table:style-name="ce1">
            <text:p>3.970453358</text:p>
          </table:table-cell>
          <table:table-cell office:value-type="float" office:value="3.9448772216000401" table:style-name="ce1">
            <text:p>3.944877222</text:p>
          </table:table-cell>
          <table:table-cell office:value-type="float" office:value="3.9201673751191501" table:style-name="ce1">
            <text:p>3.920167375</text:p>
          </table:table-cell>
          <table:table-cell office:value-type="float" office:value="3.8952674939873799" table:style-name="ce1">
            <text:p>3.895267494</text:p>
          </table:table-cell>
          <table:table-cell office:value-type="float" office:value="3.8712134714838" table:style-name="ce1">
            <text:p>3.871213471</text:p>
          </table:table-cell>
          <table:table-cell office:value-type="float" office:value="3.8469632855224201" table:style-name="ce1">
            <text:p>3.846963286</text:p>
          </table:table-cell>
          <table:table-cell office:value-type="float" office:value="3.8235394084663801" table:style-name="ce1">
            <text:p>3.823539408</text:p>
          </table:table-cell>
          <table:table-cell office:value-type="float" office:value="3.79991373182279" table:style-name="ce1">
            <text:p>3.799913732</text:p>
          </table:table-cell>
          <table:table-cell office:value-type="float" office:value="3.7770956438494001" table:style-name="ce1">
            <text:p>3.777095644</text:p>
          </table:table-cell>
          <table:table-cell office:value-type="float" office:value="3.7540705769359701" table:style-name="ce1">
            <text:p>3.754070577</text:p>
          </table:table-cell>
          <table:table-cell office:value-type="float" office:value="3.7309697910374799" table:style-name="ce1">
            <text:p>3.730969791</text:p>
          </table:table-cell>
          <table:table-cell office:value-type="float" office:value="3.7085281164445498" table:style-name="ce1">
            <text:p>3.708528116</text:p>
          </table:table-cell>
          <table:table-cell office:value-type="float" office:value="3.6868588207181499" table:style-name="ce1">
            <text:p>3.686858821</text:p>
          </table:table-cell>
          <table:table-cell office:value-type="float" office:value="3.66497336062212" table:style-name="ce1">
            <text:p>3.664973361</text:p>
          </table:table-cell>
          <table:table-cell office:value-type="float" office:value="3.6429999061516298" table:style-name="ce1">
            <text:p>3.642999906</text:p>
          </table:table-cell>
          <table:table-cell office:value-type="float" office:value="3.6216553709615198" table:style-name="ce1">
            <text:p>3.621655371</text:p>
          </table:table-cell>
          <table:table-cell office:value-type="float" office:value="3.6002172839671198" table:style-name="ce1">
            <text:p>3.600217284</text:p>
          </table:table-cell>
          <table:table-cell office:value-type="float" office:value="3.5793939176341101" table:style-name="ce1">
            <text:p>3.579393918</text:p>
          </table:table-cell>
          <table:table-cell office:value-type="float" office:value="3.5592952278057099" table:style-name="ce1">
            <text:p>3.559295228</text:p>
          </table:table-cell>
          <table:table-cell office:value-type="float" office:value="3.5389692638150301" table:style-name="ce1">
            <text:p>3.538969264</text:p>
          </table:table-cell>
          <table:table-cell office:value-type="float" office:value="3.51853979032437" table:style-name="ce1">
            <text:p>3.51853979</text:p>
          </table:table-cell>
          <table:table-cell office:value-type="float" office:value="3.4986983939852601" table:style-name="ce1">
            <text:p>3.498698394</text:p>
          </table:table-cell>
          <table:table-cell office:value-type="float" office:value="3.4795529010974602" table:style-name="ce1">
            <text:p>3.479552901</text:p>
          </table:table-cell>
          <table:table-cell office:value-type="float" office:value="3.46017426759308" table:style-name="ce1">
            <text:p>3.460174268</text:p>
          </table:table-cell>
          <table:table-cell office:value-type="float" office:value="3.44068346597484" table:style-name="ce1">
            <text:p>3.440683466</text:p>
          </table:table-cell>
          <table:table-cell office:value-type="float" office:value="3.4217561505061198" table:style-name="ce1">
            <text:p>3.421756151</text:p>
          </table:table-cell>
          <table:table-cell office:value-type="float" office:value="3.40271274611518" table:style-name="ce1">
            <text:p>3.402712746</text:p>
          </table:table-cell>
          <table:table-cell office:value-type="float" office:value="3.3838882314298799" table:style-name="ce1">
            <text:p>3.383888231</text:p>
          </table:table-cell>
          <table:table-cell office:value-type="float" office:value="3.36560992842373" table:style-name="ce1">
            <text:p>3.365609928</text:p>
          </table:table-cell>
          <table:table-cell office:value-type="float" office:value="3.3472101401422001" table:style-name="ce1">
            <text:p>3.34721014</text:p>
          </table:table-cell>
          <table:table-cell office:value-type="float" office:value="3.3293455924880302" table:style-name="ce1">
            <text:p>3.329345592</text:p>
          </table:table-cell>
          <table:table-cell office:value-type="float" office:value="3.3113562756250201" table:style-name="ce1">
            <text:p>3.311356276</text:p>
          </table:table-cell>
          <table:table-cell office:value-type="float" office:value="3.2938916327743502" table:style-name="ce1">
            <text:p>3.293891633</text:p>
          </table:table-cell>
          <table:table-cell office:value-type="float" office:value="3.2770539575697502" table:style-name="ce1">
            <text:p>3.277053958</text:p>
          </table:table-cell>
          <table:table-cell office:value-type="float" office:value="3.2599718097674502" table:style-name="ce1">
            <text:p>3.25997181</text:p>
          </table:table-cell>
          <table:table-cell office:value-type="float" office:value="3.2427590371361701" table:style-name="ce1">
            <text:p>3.242759037</text:p>
          </table:table-cell>
          <table:table-cell office:value-type="float" office:value="3.2260509834105799" table:style-name="ce1">
            <text:p>3.226050983</text:p>
          </table:table-cell>
          <table:table-cell office:value-type="float" office:value="3.2092096584511398" table:style-name="ce1">
            <text:p>3.209209658</text:p>
          </table:table-cell>
          <table:table-cell office:value-type="float" office:value="3.1928635803262901" table:style-name="ce1">
            <text:p>3.19286358</text:p>
          </table:table-cell>
          <table:table-cell office:value-type="float" office:value="3.17638177178085" table:style-name="ce1">
            <text:p>3.176381772</text:p>
          </table:table-cell>
          <table:table-cell office:value-type="float" office:value="3.1600762392626298" table:style-name="ce1">
            <text:p>3.160076239</text:p>
          </table:table-cell>
          <table:table-cell office:value-type="float" office:value="3.1442523507843898" table:style-name="ce1">
            <text:p>3.144252351</text:p>
          </table:table-cell>
          <table:table-cell office:value-type="float" office:value="3.1282893605203101" table:style-name="ce1">
            <text:p>3.128289361</text:p>
          </table:table-cell>
          <table:table-cell office:value-type="float" office:value="3.11279933865102" table:style-name="ce1">
            <text:p>3.112799339</text:p>
          </table:table-cell>
          <table:table-cell office:value-type="float" office:value="3.1155506504387498" table:style-name="ce1">
            <text:p>3.11555065</text:p>
          </table:table-cell>
          <table:table-cell office:value-type="float" office:value="3.0999865699201798" table:style-name="ce1">
            <text:p>3.09998657</text:p>
          </table:table-cell>
          <table:table-cell office:value-type="float" office:value="3.0848839721763199" table:style-name="ce1">
            <text:p>3.084883972</text:p>
          </table:table-cell>
          <table:table-cell office:value-type="float" office:value="3.0696384217572299" table:style-name="ce1">
            <text:p>3.069638422</text:p>
          </table:table-cell>
          <table:table-cell office:value-type="float" office:value="3.0548463539808002" table:style-name="ce1">
            <text:p>3.054846354</text:p>
          </table:table-cell>
          <table:table-cell office:value-type="float" office:value="3.03990962355679" table:style-name="ce1">
            <text:p>3.039909624</text:p>
          </table:table-cell>
          <table:table-cell office:value-type="float" office:value="3.0254186366623599" table:style-name="ce1">
            <text:p>3.025418637</text:p>
          </table:table-cell>
          <table:table-cell office:value-type="float" office:value="3.01078140713817" table:style-name="ce1">
            <text:p>3.010781407</text:p>
          </table:table-cell>
          <table:table-cell office:value-type="float" office:value="2.9962912854483998" table:style-name="ce1">
            <text:p>2.996291285</text:p>
          </table:table-cell>
          <table:table-cell office:value-type="float" office:value="2.9822357550479301" table:style-name="ce1">
            <text:p>2.982235755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20.296746847543499" table:style-name="ce1">
            <text:p>20.29674685</text:p>
          </table:table-cell>
          <table:table-cell office:value-type="string" table:style-name="ce1">
            <text:p><text:s/>global min</text:p>
          </table:table-cell>
          <table:table-cell office:value-type="float" office:value="-27.754759296665799" table:style-name="ce1">
            <text:p>-27.7547593</text:p>
          </table:table-cell>
          <table:table-cell office:value-type="string" table:style-name="ce1">
            <text:p><text:s/>range</text:p>
          </table:table-cell>
          <table:table-cell office:value-type="float" office:value="48.051506144209398" table:style-name="ce1">
            <text:p>48.05150614</text:p>
          </table:table-cell>
          <table:table-cell office:value-type="string" table:style-name="ce1">
            <text:p><text:s/>regret</text:p>
          </table:table-cell>
          <table:table-cell office:value-type="float" office:value="8.3575953367630405" table:style-name="ce1">
            <text:p>8.357595337</text:p>
          </table:table-cell>
          <table:table-cell office:value-type="float" office:value="5.01360440580663" table:style-name="ce1">
            <text:p>5.013604406</text:p>
          </table:table-cell>
          <table:table-cell office:value-type="float" office:value="5.80377529074579" table:style-name="ce1">
            <text:p>5.803775291</text:p>
          </table:table-cell>
          <table:table-cell office:value-type="float" office:value="8.0710935911180304" table:style-name="ce1">
            <text:p>8.071093591</text:p>
          </table:table-cell>
          <table:table-cell office:value-type="float" office:value="11.5437469751603" table:style-name="ce1">
            <text:p>11.54374698</text:p>
          </table:table-cell>
          <table:table-cell office:value-type="float" office:value="14.0665572794039" table:style-name="ce1">
            <text:p>14.06655728</text:p>
          </table:table-cell>
          <table:table-cell office:value-type="float" office:value="17.0890802308679" table:style-name="ce1">
            <text:p>17.08908023</text:p>
          </table:table-cell>
          <table:table-cell office:value-type="float" office:value="17.8524194980122" table:style-name="ce1">
            <text:p>17.8524195</text:p>
          </table:table-cell>
          <table:table-cell office:value-type="float" office:value="19.877010270157498" table:style-name="ce1">
            <text:p>19.87701027</text:p>
          </table:table-cell>
          <table:table-cell office:value-type="float" office:value="19.0523764340825" table:style-name="ce1">
            <text:p>19.05237643</text:p>
          </table:table-cell>
          <table:table-cell office:value-type="float" office:value="17.975263467820799" table:style-name="ce1">
            <text:p>17.97526347</text:p>
          </table:table-cell>
          <table:table-cell office:value-type="float" office:value="17.0341518581738" table:style-name="ce1">
            <text:p>17.03415186</text:p>
          </table:table-cell>
          <table:table-cell office:value-type="float" office:value="18.5023711578609" table:style-name="ce1">
            <text:p>18.50237116</text:p>
          </table:table-cell>
          <table:table-cell office:value-type="float" office:value="17.8726692160106" table:style-name="ce1">
            <text:p>17.87266922</text:p>
          </table:table-cell>
          <table:table-cell office:value-type="float" office:value="18.409332160700401" table:style-name="ce1">
            <text:p>18.40933216</text:p>
          </table:table-cell>
          <table:table-cell office:value-type="float" office:value="17.961830756805099" table:style-name="ce1">
            <text:p>17.96183076</text:p>
          </table:table-cell>
          <table:table-cell office:value-type="float" office:value="18.526961984396799" table:style-name="ce1">
            <text:p>18.52696198</text:p>
          </table:table-cell>
          <table:table-cell office:value-type="float" office:value="17.5064996807528" table:style-name="ce1">
            <text:p>17.50649968</text:p>
          </table:table-cell>
          <table:table-cell office:value-type="float" office:value="17.740732856224501" table:style-name="ce1">
            <text:p>17.74073286</text:p>
          </table:table-cell>
          <table:table-cell office:value-type="float" office:value="16.902530381836101" table:style-name="ce1">
            <text:p>16.90253038</text:p>
          </table:table-cell>
          <table:table-cell office:value-type="float" office:value="16.1126263044175" table:style-name="ce1">
            <text:p>16.1126263</text:p>
          </table:table-cell>
          <table:table-cell office:value-type="float" office:value="15.6615552397451" table:style-name="ce1">
            <text:p>15.66155524</text:p>
          </table:table-cell>
          <table:table-cell office:value-type="float" office:value="15.457311696447601" table:style-name="ce1">
            <text:p>15.4573117</text:p>
          </table:table-cell>
          <table:table-cell office:value-type="float" office:value="15.9070967091337" table:style-name="ce1">
            <text:p>15.90709671</text:p>
          </table:table-cell>
          <table:table-cell office:value-type="float" office:value="15.784673739949101" table:style-name="ce1">
            <text:p>15.78467374</text:p>
          </table:table-cell>
          <table:table-cell office:value-type="float" office:value="15.243575729930701" table:style-name="ce1">
            <text:p>15.24357573</text:p>
          </table:table-cell>
          <table:table-cell office:value-type="float" office:value="14.693865349365" table:style-name="ce1">
            <text:p>14.69386535</text:p>
          </table:table-cell>
          <table:table-cell office:value-type="float" office:value="14.497123967643301" table:style-name="ce1">
            <text:p>14.49712397</text:p>
          </table:table-cell>
          <table:table-cell office:value-type="float" office:value="14.008069512071" table:style-name="ce1">
            <text:p>14.00806951</text:p>
          </table:table-cell>
          <table:table-cell office:value-type="float" office:value="13.579502938909" table:style-name="ce1">
            <text:p>13.57950294</text:p>
          </table:table-cell>
          <table:table-cell office:value-type="float" office:value="13.155142021737699" table:style-name="ce1">
            <text:p>13.15514202</text:p>
          </table:table-cell>
          <table:table-cell office:value-type="float" office:value="13.6514845372322" table:style-name="ce1">
            <text:p>13.65148454</text:p>
          </table:table-cell>
          <table:table-cell office:value-type="float" office:value="13.2606295588343" table:style-name="ce1">
            <text:p>13.26062956</text:p>
          </table:table-cell>
          <table:table-cell office:value-type="float" office:value="12.9129369960684" table:style-name="ce1">
            <text:p>12.912937</text:p>
          </table:table-cell>
          <table:table-cell office:value-type="float" office:value="12.877014766339" table:style-name="ce1">
            <text:p>12.87701477</text:p>
          </table:table-cell>
          <table:table-cell office:value-type="float" office:value="12.5311064257907" table:style-name="ce1">
            <text:p>12.53110643</text:p>
          </table:table-cell>
          <table:table-cell office:value-type="float" office:value="12.1996210386685" table:style-name="ce1">
            <text:p>12.19962104</text:p>
          </table:table-cell>
          <table:table-cell office:value-type="float" office:value="11.899548449422699" table:style-name="ce1">
            <text:p>11.89954845</text:p>
          </table:table-cell>
          <table:table-cell office:value-type="float" office:value="11.6239464973147" table:style-name="ce1">
            <text:p>11.6239465</text:p>
          </table:table-cell>
          <table:table-cell office:value-type="float" office:value="11.347448260081601" table:style-name="ce1">
            <text:p>11.34744826</text:p>
          </table:table-cell>
          <table:table-cell office:value-type="float" office:value="11.090116903673" table:style-name="ce1">
            <text:p>11.0901169</text:p>
          </table:table-cell>
          <table:table-cell office:value-type="float" office:value="10.8603303684616" table:style-name="ce1">
            <text:p>10.86033037</text:p>
          </table:table-cell>
          <table:table-cell office:value-type="float" office:value="10.6083079406996" table:style-name="ce1">
            <text:p>10.60830794</text:p>
          </table:table-cell>
          <table:table-cell office:value-type="float" office:value="11.458235103806" table:style-name="ce1">
            <text:p>11.4582351</text:p>
          </table:table-cell>
          <table:table-cell office:value-type="float" office:value="11.7383909097888" table:style-name="ce1">
            <text:p>11.73839091</text:p>
          </table:table-cell>
          <table:table-cell office:value-type="float" office:value="11.499583938926" table:style-name="ce1">
            <text:p>11.49958394</text:p>
          </table:table-cell>
          <table:table-cell office:value-type="float" office:value="11.263939908451" table:style-name="ce1">
            <text:p>11.26393991</text:p>
          </table:table-cell>
          <table:table-cell office:value-type="float" office:value="11.0615111761627" table:style-name="ce1">
            <text:p>11.06151118</text:p>
          </table:table-cell>
          <table:table-cell office:value-type="float" office:value="10.8421853308542" table:style-name="ce1">
            <text:p>10.84218533</text:p>
          </table:table-cell>
          <table:table-cell office:value-type="float" office:value="10.636621964396999" table:style-name="ce1">
            <text:p>10.63662196</text:p>
          </table:table-cell>
          <table:table-cell office:value-type="float" office:value="10.4387131647257" table:style-name="ce1">
            <text:p>10.43871316</text:p>
          </table:table-cell>
          <table:table-cell office:value-type="float" office:value="10.265643342803999" table:style-name="ce1">
            <text:p>10.26564334</text:p>
          </table:table-cell>
          <table:table-cell office:value-type="float" office:value="10.072392826424601" table:style-name="ce1">
            <text:p>10.07239283</text:p>
          </table:table-cell>
          <table:table-cell office:value-type="float" office:value="9.8963117927499198" table:style-name="ce1">
            <text:p>9.896311793</text:p>
          </table:table-cell>
          <table:table-cell office:value-type="float" office:value="9.7240936602744608" table:style-name="ce1">
            <text:p>9.72409366</text:p>
          </table:table-cell>
          <table:table-cell office:value-type="float" office:value="9.5780805727448204" table:style-name="ce1">
            <text:p>9.578080573</text:p>
          </table:table-cell>
          <table:table-cell office:value-type="float" office:value="9.4138487357280294" table:style-name="ce1">
            <text:p>9.413848736</text:p>
          </table:table-cell>
          <table:table-cell office:value-type="float" office:value="9.2612654300774206" table:style-name="ce1">
            <text:p>9.26126543</text:p>
          </table:table-cell>
          <table:table-cell office:value-type="float" office:value="9.1156244466213394" table:style-name="ce1">
            <text:p>9.115624447</text:p>
          </table:table-cell>
          <table:table-cell office:value-type="float" office:value="8.9864541272959606" table:style-name="ce1">
            <text:p>8.986454127</text:p>
          </table:table-cell>
          <table:table-cell office:value-type="float" office:value="8.8395182559418792" table:style-name="ce1">
            <text:p>8.839518256</text:p>
          </table:table-cell>
          <table:table-cell office:value-type="float" office:value="8.8255320171129803" table:style-name="ce1">
            <text:p>8.825532017</text:p>
          </table:table-cell>
          <table:table-cell office:value-type="float" office:value="8.8577150700329295" table:style-name="ce1">
            <text:p>8.85771507</text:p>
          </table:table-cell>
          <table:table-cell office:value-type="float" office:value="8.7281260378135492" table:style-name="ce1">
            <text:p>8.728126038</text:p>
          </table:table-cell>
          <table:table-cell office:value-type="float" office:value="8.5986863257863604" table:style-name="ce1">
            <text:p>8.598686326</text:p>
          </table:table-cell>
          <table:table-cell office:value-type="float" office:value="8.4716890460439593" table:style-name="ce1">
            <text:p>8.471689046</text:p>
          </table:table-cell>
          <table:table-cell office:value-type="float" office:value="8.3683408626494806" table:style-name="ce1">
            <text:p>8.368340863</text:p>
          </table:table-cell>
          <table:table-cell office:value-type="float" office:value="8.2535713941986408" table:style-name="ce1">
            <text:p>8.253571394</text:p>
          </table:table-cell>
          <table:table-cell office:value-type="float" office:value="8.1401039030740208" table:style-name="ce1">
            <text:p>8.140103903</text:p>
          </table:table-cell>
          <table:table-cell office:value-type="float" office:value="8.0247991324348398" table:style-name="ce1">
            <text:p>8.024799132</text:p>
          </table:table-cell>
          <table:table-cell office:value-type="float" office:value="7.9326310064053596" table:style-name="ce1">
            <text:p>7.932631006</text:p>
          </table:table-cell>
          <table:table-cell office:value-type="float" office:value="7.8302891453162902" table:style-name="ce1">
            <text:p>7.830289145</text:p>
          </table:table-cell>
          <table:table-cell office:value-type="float" office:value="7.7230249104489497" table:style-name="ce1">
            <text:p>7.72302491</text:p>
          </table:table-cell>
          <table:table-cell office:value-type="float" office:value="7.63209184686127" table:style-name="ce1">
            <text:p>7.632091847</text:p>
          </table:table-cell>
          <table:table-cell office:value-type="float" office:value="7.5306421685657501" table:style-name="ce1">
            <text:p>7.530642169</text:p>
          </table:table-cell>
          <table:table-cell office:value-type="float" office:value="7.4318622186464198" table:style-name="ce1">
            <text:p>7.431862219</text:p>
          </table:table-cell>
          <table:table-cell office:value-type="float" office:value="7.3451272580159497" table:style-name="ce1">
            <text:p>7.345127258</text:p>
          </table:table-cell>
          <table:table-cell office:value-type="float" office:value="7.2537392914104597" table:style-name="ce1">
            <text:p>7.253739291</text:p>
          </table:table-cell>
          <table:table-cell office:value-type="float" office:value="7.1864322933707001" table:style-name="ce1">
            <text:p>7.186432293</text:p>
          </table:table-cell>
          <table:table-cell office:value-type="float" office:value="7.0982777597508102" table:style-name="ce1">
            <text:p>7.09827776</text:p>
          </table:table-cell>
          <table:table-cell office:value-type="float" office:value="7.0122998812820203" table:style-name="ce1">
            <text:p>7.012299881</text:p>
          </table:table-cell>
          <table:table-cell office:value-type="float" office:value="6.9336622852662897" table:style-name="ce1">
            <text:p>6.933662285</text:p>
          </table:table-cell>
          <table:table-cell office:value-type="float" office:value="6.8656707139723796" table:style-name="ce1">
            <text:p>6.865670714</text:p>
          </table:table-cell>
          <table:table-cell office:value-type="float" office:value="6.7876811192351703" table:style-name="ce1">
            <text:p>6.787681119</text:p>
          </table:table-cell>
          <table:table-cell office:value-type="float" office:value="6.7094033367003902" table:style-name="ce1">
            <text:p>6.709403337</text:p>
          </table:table-cell>
          <table:table-cell office:value-type="float" office:value="6.6360544078394197" table:style-name="ce1">
            <text:p>6.636054408</text:p>
          </table:table-cell>
          <table:table-cell office:value-type="float" office:value="6.5660224397166704" table:style-name="ce1">
            <text:p>6.56602244</text:p>
          </table:table-cell>
          <table:table-cell office:value-type="float" office:value="6.4914085483562598" table:style-name="ce1">
            <text:p>6.491408548</text:p>
          </table:table-cell>
          <table:table-cell office:value-type="float" office:value="6.4248086434083502" table:style-name="ce1">
            <text:p>6.424808643</text:p>
          </table:table-cell>
          <table:table-cell office:value-type="float" office:value="6.3608490741056896" table:style-name="ce1">
            <text:p>6.360849074</text:p>
          </table:table-cell>
          <table:table-cell office:value-type="float" office:value="6.3023049165288496" table:style-name="ce1">
            <text:p>6.302304917</text:p>
          </table:table-cell>
          <table:table-cell office:value-type="float" office:value="6.2340555802045898" table:style-name="ce1">
            <text:p>6.23405558</text:p>
          </table:table-cell>
          <table:table-cell office:value-type="float" office:value="6.1672739715432199" table:style-name="ce1">
            <text:p>6.167273972</text:p>
          </table:table-cell>
          <table:table-cell office:value-type="float" office:value="6.1076648549097001" table:style-name="ce1">
            <text:p>6.107664855</text:p>
          </table:table-cell>
          <table:table-cell office:value-type="float" office:value="6.0517616737772499" table:style-name="ce1">
            <text:p>6.051761674</text:p>
          </table:table-cell>
          <table:table-cell office:value-type="float" office:value="6.0088942234907199" table:style-name="ce1">
            <text:p>6.008894223</text:p>
          </table:table-cell>
          <table:table-cell office:value-type="float" office:value="5.9469468603619502" table:style-name="ce1">
            <text:p>5.94694686</text:p>
          </table:table-cell>
          <table:table-cell office:value-type="float" office:value="5.8862637291337698" table:style-name="ce1">
            <text:p>5.886263729</text:p>
          </table:table-cell>
          <table:table-cell office:value-type="float" office:value="5.83441531015362" table:style-name="ce1">
            <text:p>5.83441531</text:p>
          </table:table-cell>
          <table:table-cell office:value-type="float" office:value="5.7782398156799699" table:style-name="ce1">
            <text:p>5.778239816</text:p>
          </table:table-cell>
          <table:table-cell office:value-type="float" office:value="5.7223569422948097" table:style-name="ce1">
            <text:p>5.722356942</text:p>
          </table:table-cell>
          <table:table-cell office:value-type="float" office:value="5.6781844773660604" table:style-name="ce1">
            <text:p>5.678184477</text:p>
          </table:table-cell>
          <table:table-cell office:value-type="float" office:value="5.6237241422297997" table:style-name="ce1">
            <text:p>5.623724142</text:p>
          </table:table-cell>
          <table:table-cell office:value-type="float" office:value="5.57731201247113" table:style-name="ce1">
            <text:p>5.577312012</text:p>
          </table:table-cell>
          <table:table-cell office:value-type="float" office:value="5.5280175690633699" table:style-name="ce1">
            <text:p>5.528017569</text:p>
          </table:table-cell>
          <table:table-cell office:value-type="float" office:value="5.4758664599212601" table:style-name="ce1">
            <text:p>5.47586646</text:p>
          </table:table-cell>
          <table:table-cell office:value-type="float" office:value="5.4246901378659302" table:style-name="ce1">
            <text:p>5.424690138</text:p>
          </table:table-cell>
          <table:table-cell office:value-type="float" office:value="5.3746778770958397" table:style-name="ce1">
            <text:p>5.374677877</text:p>
          </table:table-cell>
          <table:table-cell office:value-type="float" office:value="5.3322796419857896" table:style-name="ce1">
            <text:p>5.332279642</text:p>
          </table:table-cell>
          <table:table-cell office:value-type="float" office:value="5.2898811671147197" table:style-name="ce1">
            <text:p>5.289881167</text:p>
          </table:table-cell>
          <table:table-cell office:value-type="float" office:value="5.2422245800236" table:style-name="ce1">
            <text:p>5.24222458</text:p>
          </table:table-cell>
          <table:table-cell office:value-type="float" office:value="5.2040788217065304" table:style-name="ce1">
            <text:p>5.204078822</text:p>
          </table:table-cell>
          <table:table-cell office:value-type="float" office:value="5.1582318053613099" table:style-name="ce1">
            <text:p>5.158231805</text:p>
          </table:table-cell>
          <table:table-cell office:value-type="float" office:value="5.1131891226361796" table:style-name="ce1">
            <text:p>5.113189123</text:p>
          </table:table-cell>
          <table:table-cell office:value-type="float" office:value="5.0778724465737399" table:style-name="ce1">
            <text:p>5.077872447</text:p>
          </table:table-cell>
          <table:table-cell office:value-type="float" office:value="5.03895989968942" table:style-name="ce1">
            <text:p>5.0389599</text:p>
          </table:table-cell>
          <table:table-cell office:value-type="float" office:value="5.0124430325661802" table:style-name="ce1">
            <text:p>5.012443033</text:p>
          </table:table-cell>
          <table:table-cell office:value-type="float" office:value="4.9699647017817199" table:style-name="ce1">
            <text:p>4.969964702</text:p>
          </table:table-cell>
          <table:table-cell office:value-type="float" office:value="4.9282002925230497" table:style-name="ce1">
            <text:p>4.928200293</text:p>
          </table:table-cell>
          <table:table-cell office:value-type="float" office:value="4.9378934521437303" table:style-name="ce1">
            <text:p>4.937893452</text:p>
          </table:table-cell>
          <table:table-cell office:value-type="float" office:value="4.8970886448125199" table:style-name="ce1">
            <text:p>4.897088645</text:p>
          </table:table-cell>
          <table:table-cell office:value-type="float" office:value="4.8615716641828497" table:style-name="ce1">
            <text:p>4.861571664</text:p>
          </table:table-cell>
          <table:table-cell office:value-type="float" office:value="4.82380982839915" table:style-name="ce1">
            <text:p>4.823809828</text:p>
          </table:table-cell>
          <table:table-cell office:value-type="float" office:value="4.7859893427167304" table:style-name="ce1">
            <text:p>4.785989343</text:p>
          </table:table-cell>
          <table:table-cell office:value-type="float" office:value="4.75688133810654" table:style-name="ce1">
            <text:p>4.756881338</text:p>
          </table:table-cell>
          <table:table-cell office:value-type="float" office:value="4.7196741049337296" table:style-name="ce1">
            <text:p>4.719674105</text:p>
          </table:table-cell>
          <table:table-cell office:value-type="float" office:value="4.6869523955089898" table:style-name="ce1">
            <text:p>4.686952396</text:p>
          </table:table-cell>
          <table:table-cell office:value-type="float" office:value="4.6520298444721098" table:style-name="ce1">
            <text:p>4.652029844</text:p>
          </table:table-cell>
          <table:table-cell office:value-type="float" office:value="4.6170068968698397" table:style-name="ce1">
            <text:p>4.617006897</text:p>
          </table:table-cell>
          <table:table-cell office:value-type="float" office:value="4.5814914592016098" table:style-name="ce1">
            <text:p>4.581491459</text:p>
          </table:table-cell>
          <table:table-cell office:value-type="float" office:value="4.5535837588715298" table:style-name="ce1">
            <text:p>4.553583759</text:p>
          </table:table-cell>
          <table:table-cell office:value-type="float" office:value="4.5221277868699001" table:style-name="ce1">
            <text:p>4.522127787</text:p>
          </table:table-cell>
          <table:table-cell office:value-type="float" office:value="4.4881268260663703" table:style-name="ce1">
            <text:p>4.488126826</text:p>
          </table:table-cell>
          <table:table-cell office:value-type="float" office:value="4.4546333422897497" table:style-name="ce1">
            <text:p>4.454633342</text:p>
          </table:table-cell>
          <table:table-cell office:value-type="float" office:value="4.4289988597910197" table:style-name="ce1">
            <text:p>4.42899886</text:p>
          </table:table-cell>
          <table:table-cell office:value-type="float" office:value="4.4005798755866197" table:style-name="ce1">
            <text:p>4.400579876</text:p>
          </table:table-cell>
          <table:table-cell office:value-type="float" office:value="4.3694374648435002" table:style-name="ce1">
            <text:p>4.369437465</text:p>
          </table:table-cell>
          <table:table-cell office:value-type="float" office:value="4.3387463933865096" table:style-name="ce1">
            <text:p>4.338746393</text:p>
          </table:table-cell>
          <table:table-cell office:value-type="float" office:value="4.3077004910937804" table:style-name="ce1">
            <text:p>4.307700491</text:p>
          </table:table-cell>
          <table:table-cell office:value-type="float" office:value="4.2817058262014598" table:style-name="ce1">
            <text:p>4.281705826</text:p>
          </table:table-cell>
          <table:table-cell office:value-type="float" office:value="4.2541858944883799" table:style-name="ce1">
            <text:p>4.254185894</text:p>
          </table:table-cell>
          <table:table-cell office:value-type="float" office:value="4.2364083482538302" table:style-name="ce1">
            <text:p>4.236408348</text:p>
          </table:table-cell>
          <table:table-cell office:value-type="float" office:value="4.2067831150492498" table:style-name="ce1">
            <text:p>4.206783115</text:p>
          </table:table-cell>
          <table:table-cell office:value-type="float" office:value="4.1775693434169696" table:style-name="ce1">
            <text:p>4.177569343</text:p>
          </table:table-cell>
          <table:table-cell office:value-type="float" office:value="4.1515267648738003" table:style-name="ce1">
            <text:p>4.151526765</text:p>
          </table:table-cell>
          <table:table-cell office:value-type="float" office:value="4.1240099350032802" table:style-name="ce1">
            <text:p>4.124009935</text:p>
          </table:table-cell>
          <table:table-cell office:value-type="float" office:value="4.0968674837704704" table:style-name="ce1">
            <text:p>4.096867484</text:p>
          </table:table-cell>
          <table:table-cell office:value-type="float" office:value="4.0691859467179601" table:style-name="ce1">
            <text:p>4.069185947</text:p>
          </table:table-cell>
          <table:table-cell office:value-type="float" office:value="4.0495772408100796" table:style-name="ce1">
            <text:p>4.049577241</text:p>
          </table:table-cell>
          <table:table-cell office:value-type="float" office:value="4.0263401725912997" table:style-name="ce1">
            <text:p>4.026340173</text:p>
          </table:table-cell>
          <table:table-cell office:value-type="float" office:value="4.0024856979820802" table:style-name="ce1">
            <text:p>4.002485698</text:p>
          </table:table-cell>
          <table:table-cell office:value-type="float" office:value="3.9763072787499398" table:style-name="ce1">
            <text:p>3.976307279</text:p>
          </table:table-cell>
          <table:table-cell office:value-type="float" office:value="3.95076781913937" table:style-name="ce1">
            <text:p>3.950767819</text:p>
          </table:table-cell>
          <table:table-cell office:value-type="float" office:value="3.9302879154263" table:style-name="ce1">
            <text:p>3.930287915</text:p>
          </table:table-cell>
          <table:table-cell office:value-type="float" office:value="3.9075208672923001" table:style-name="ce1">
            <text:p>3.907520867</text:p>
          </table:table-cell>
          <table:table-cell office:value-type="float" office:value="3.8824759371498399" table:style-name="ce1">
            <text:p>3.882475937</text:p>
          </table:table-cell>
          <table:table-cell office:value-type="float" office:value="3.8577467910533398" table:style-name="ce1">
            <text:p>3.857746791</text:p>
          </table:table-cell>
          <table:table-cell office:value-type="float" office:value="3.8333306721226301" table:style-name="ce1">
            <text:p>3.833330672</text:p>
          </table:table-cell>
          <table:table-cell office:value-type="float" office:value="3.8127689509645699" table:style-name="ce1">
            <text:p>3.812768951</text:p>
          </table:table-cell>
          <table:table-cell office:value-type="float" office:value="3.7902945566634698" table:style-name="ce1">
            <text:p>3.790294557</text:p>
          </table:table-cell>
          <table:table-cell office:value-type="float" office:value="3.7729261321187302" table:style-name="ce1">
            <text:p>3.772926132</text:p>
          </table:table-cell>
          <table:table-cell office:value-type="float" office:value="3.7500609705521399" table:style-name="ce1">
            <text:p>3.750060971</text:p>
          </table:table-cell>
          <table:table-cell office:value-type="float" office:value="3.7274763631151999" table:style-name="ce1">
            <text:p>3.727476363</text:p>
          </table:table-cell>
          <table:table-cell office:value-type="float" office:value="3.7063706968905299" table:style-name="ce1">
            <text:p>3.706370697</text:p>
          </table:table-cell>
          <table:table-cell office:value-type="float" office:value="3.6872004089164099" table:style-name="ce1">
            <text:p>3.687200409</text:p>
          </table:table-cell>
          <table:table-cell office:value-type="float" office:value="3.6649914411823801" table:style-name="ce1">
            <text:p>3.664991441</text:p>
          </table:table-cell>
          <table:table-cell office:value-type="float" office:value="3.6546411118715301" table:style-name="ce1">
            <text:p>3.654641112</text:p>
          </table:table-cell>
          <table:table-cell office:value-type="float" office:value="3.6352765543881098" table:style-name="ce1">
            <text:p>3.635276554</text:p>
          </table:table-cell>
          <table:table-cell office:value-type="float" office:value="3.6145593534969298" table:style-name="ce1">
            <text:p>3.614559353</text:p>
          </table:table-cell>
          <table:table-cell office:value-type="float" office:value="3.5937017688194901" table:style-name="ce1">
            <text:p>3.593701769</text:p>
          </table:table-cell>
          <table:table-cell office:value-type="float" office:value="3.5728226121287099" table:style-name="ce1">
            <text:p>3.572822612</text:p>
          </table:table-cell>
          <table:table-cell office:value-type="float" office:value="3.5566833100077702" table:style-name="ce1">
            <text:p>3.55668331</text:p>
          </table:table-cell>
          <table:table-cell office:value-type="float" office:value="3.53844465188436" table:style-name="ce1">
            <text:p>3.538444652</text:p>
          </table:table-cell>
          <table:table-cell office:value-type="float" office:value="3.51811170425897" table:style-name="ce1">
            <text:p>3.518111704</text:p>
          </table:table-cell>
          <table:table-cell office:value-type="float" office:value="3.4980082088060702" table:style-name="ce1">
            <text:p>3.498008209</text:p>
          </table:table-cell>
          <table:table-cell office:value-type="float" office:value="3.4804138181574902" table:style-name="ce1">
            <text:p>3.480413818</text:p>
          </table:table-cell>
          <table:table-cell office:value-type="float" office:value="3.4672334506336799" table:style-name="ce1">
            <text:p>3.467233451</text:p>
          </table:table-cell>
          <table:table-cell office:value-type="float" office:value="3.4485078110446099" table:style-name="ce1">
            <text:p>3.448507811</text:p>
          </table:table-cell>
          <table:table-cell office:value-type="float" office:value="3.4296265939903501" table:style-name="ce1">
            <text:p>3.429626594</text:p>
          </table:table-cell>
          <table:table-cell office:value-type="float" office:value="3.4109551682366899" table:style-name="ce1">
            <text:p>3.410955168</text:p>
          </table:table-cell>
          <table:table-cell office:value-type="float" office:value="3.3943277665042002" table:style-name="ce1">
            <text:p>3.394327767</text:p>
          </table:table-cell>
          <table:table-cell office:value-type="float" office:value="3.37686918461565" table:style-name="ce1">
            <text:p>3.376869185</text:p>
          </table:table-cell>
          <table:table-cell office:value-type="float" office:value="3.3587921396632798" table:style-name="ce1">
            <text:p>3.35879214</text:p>
          </table:table-cell>
          <table:table-cell office:value-type="float" office:value="3.3405378345564101" table:style-name="ce1">
            <text:p>3.340537835</text:p>
          </table:table-cell>
          <table:table-cell office:value-type="float" office:value="3.3246505784488498" table:style-name="ce1">
            <text:p>3.324650578</text:p>
          </table:table-cell>
          <table:table-cell office:value-type="float" office:value="3.3096969365279398" table:style-name="ce1">
            <text:p>3.309696937</text:p>
          </table:table-cell>
          <table:table-cell office:value-type="float" office:value="3.2919980224288601" table:style-name="ce1">
            <text:p>3.291998022</text:p>
          </table:table-cell>
          <table:table-cell office:value-type="float" office:value="3.2744873946499902" table:style-name="ce1">
            <text:p>3.274487395</text:p>
          </table:table-cell>
          <table:table-cell office:value-type="float" office:value="3.2592858499939399" table:style-name="ce1">
            <text:p>3.25928585</text:p>
          </table:table-cell>
          <table:table-cell office:value-type="float" office:value="3.2432731132191699" table:style-name="ce1">
            <text:p>3.243273113</text:p>
          </table:table-cell>
          <table:table-cell office:value-type="float" office:value="3.2314967000869301" table:style-name="ce1">
            <text:p>3.2314967</text:p>
          </table:table-cell>
          <table:table-cell office:value-type="float" office:value="3.2150241649736202" table:style-name="ce1">
            <text:p>3.215024165</text:p>
          </table:table-cell>
          <table:table-cell office:value-type="float" office:value="3.20182946674147" table:style-name="ce1">
            <text:p>3.201829467</text:p>
          </table:table-cell>
          <table:table-cell office:value-type="float" office:value="3.1866970834194501" table:style-name="ce1">
            <text:p>3.186697083</text:p>
          </table:table-cell>
          <table:table-cell office:value-type="float" office:value="3.1703576715304602" table:style-name="ce1">
            <text:p>3.170357672</text:p>
          </table:table-cell>
          <table:table-cell office:value-type="float" office:value="3.15418237728796" table:style-name="ce1">
            <text:p>3.154182377</text:p>
          </table:table-cell>
          <table:table-cell office:value-type="float" office:value="3.1402088396096302" table:style-name="ce1">
            <text:p>3.14020884</text:p>
          </table:table-cell>
          <table:table-cell office:value-type="float" office:value="3.1250263182165399" table:style-name="ce1">
            <text:p>3.125026318</text:p>
          </table:table-cell>
          <table:table-cell office:value-type="float" office:value="3.1096682460563199" table:style-name="ce1">
            <text:p>3.109668246</text:p>
          </table:table-cell>
          <table:table-cell office:value-type="float" office:value="3.10276877647195" table:style-name="ce1">
            <text:p>3.102768776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<text:s/>global max</text:p>
          </table:table-cell>
          <table:table-cell office:value-type="float" office:value="13.193812637174799" table:style-name="ce1">
            <text:p>13.19381264</text:p>
          </table:table-cell>
          <table:table-cell office:value-type="string" table:style-name="ce1">
            <text:p><text:s/>global min</text:p>
          </table:table-cell>
          <table:table-cell office:value-type="float" office:value="-9.4929953996660199" table:style-name="ce1">
            <text:p>-9.4929954</text:p>
          </table:table-cell>
          <table:table-cell office:value-type="string" table:style-name="ce1">
            <text:p><text:s/>range</text:p>
          </table:table-cell>
          <table:table-cell office:value-type="float" office:value="22.686808036840901" table:style-name="ce1">
            <text:p>22.68680804</text:p>
          </table:table-cell>
          <table:table-cell office:value-type="string" table:style-name="ce1">
            <text:p><text:s/>regret</text:p>
          </table:table-cell>
          <table:table-cell office:value-type="float" office:value="13.9352709824899" table:style-name="ce1">
            <text:p>13.93527098</text:p>
          </table:table-cell>
          <table:table-cell office:value-type="float" office:value="15.8619448228689" table:style-name="ce1">
            <text:p>15.86194482</text:p>
          </table:table-cell>
          <table:table-cell office:value-type="float" office:value="10.5877503570293" table:style-name="ce1">
            <text:p>10.58775036</text:p>
          </table:table-cell>
          <table:table-cell office:value-type="float" office:value="8.5377306727867506" table:style-name="ce1">
            <text:p>8.537730673</text:p>
          </table:table-cell>
          <table:table-cell office:value-type="float" office:value="9.5073434223201208" table:style-name="ce1">
            <text:p>9.507343422</text:p>
          </table:table-cell>
          <table:table-cell office:value-type="float" office:value="11.437537879361001" table:style-name="ce1">
            <text:p>11.43753788</text:p>
          </table:table-cell>
          <table:table-cell office:value-type="float" office:value="10.945646360379399" table:style-name="ce1">
            <text:p>10.94564636</text:p>
          </table:table-cell>
          <table:table-cell office:value-type="float" office:value="11.141931368916399" table:style-name="ce1">
            <text:p>11.14193137</text:p>
          </table:table-cell>
          <table:table-cell office:value-type="float" office:value="11.369798474502501" table:style-name="ce1">
            <text:p>11.36979847</text:p>
          </table:table-cell>
          <table:table-cell office:value-type="float" office:value="11.905973456516399" table:style-name="ce1">
            <text:p>11.90597346</text:p>
          </table:table-cell>
          <table:table-cell office:value-type="float" office:value="12.223412364347499" table:style-name="ce1">
            <text:p>12.22341236</text:p>
          </table:table-cell>
          <table:table-cell office:value-type="float" office:value="12.8268749620963" table:style-name="ce1">
            <text:p>12.82687496</text:p>
          </table:table-cell>
          <table:table-cell office:value-type="float" office:value="12.784282206133399" table:style-name="ce1">
            <text:p>12.78428221</text:p>
          </table:table-cell>
          <table:table-cell office:value-type="float" office:value="13.3531033378393" table:style-name="ce1">
            <text:p>13.35310334</text:p>
          </table:table-cell>
          <table:table-cell office:value-type="float" office:value="13.9570304381693" table:style-name="ce1">
            <text:p>13.95703044</text:p>
          </table:table-cell>
          <table:table-cell office:value-type="float" office:value="14.002469499313399" table:style-name="ce1">
            <text:p>14.0024695</text:p>
          </table:table-cell>
          <table:table-cell office:value-type="float" office:value="13.2727188892423" table:style-name="ce1">
            <text:p>13.27271889</text:p>
          </table:table-cell>
          <table:table-cell office:value-type="float" office:value="13.2665332695759" table:style-name="ce1">
            <text:p>13.26653327</text:p>
          </table:table-cell>
          <table:table-cell office:value-type="float" office:value="13.0860321691453" table:style-name="ce1">
            <text:p>13.08603217</text:p>
          </table:table-cell>
          <table:table-cell office:value-type="float" office:value="13.148827042484101" table:style-name="ce1">
            <text:p>13.14882704</text:p>
          </table:table-cell>
          <table:table-cell office:value-type="float" office:value="13.0739852927807" table:style-name="ce1">
            <text:p>13.07398529</text:p>
          </table:table-cell>
          <table:table-cell office:value-type="float" office:value="13.255282117032699" table:style-name="ce1">
            <text:p>13.25528212</text:p>
          </table:table-cell>
          <table:table-cell office:value-type="float" office:value="13.0709160631183" table:style-name="ce1">
            <text:p>13.07091606</text:p>
          </table:table-cell>
          <table:table-cell office:value-type="float" office:value="12.527934619878" table:style-name="ce1">
            <text:p>12.52793462</text:p>
          </table:table-cell>
          <table:table-cell office:value-type="float" office:value="12.466851477635799" table:style-name="ce1">
            <text:p>12.46685148</text:p>
          </table:table-cell>
          <table:table-cell office:value-type="float" office:value="11.988871091009401" table:style-name="ce1">
            <text:p>11.98887109</text:p>
          </table:table-cell>
          <table:table-cell office:value-type="float" office:value="12.0805242546136" table:style-name="ce1">
            <text:p>12.08052425</text:p>
          </table:table-cell>
          <table:table-cell office:value-type="float" office:value="12.252240700292701" table:style-name="ce1">
            <text:p>12.2522407</text:p>
          </table:table-cell>
          <table:table-cell office:value-type="float" office:value="11.8493997008673" table:style-name="ce1">
            <text:p>11.8493997</text:p>
          </table:table-cell>
          <table:table-cell office:value-type="float" office:value="11.514185405934599" table:style-name="ce1">
            <text:p>11.51418541</text:p>
          </table:table-cell>
          <table:table-cell office:value-type="float" office:value="11.144029793657699" table:style-name="ce1">
            <text:p>11.14402979</text:p>
          </table:table-cell>
          <table:table-cell office:value-type="float" office:value="10.797008907148101" table:style-name="ce1">
            <text:p>10.79700891</text:p>
          </table:table-cell>
          <table:table-cell office:value-type="float" office:value="10.8513999441666" table:style-name="ce1">
            <text:p>10.85139994</text:p>
          </table:table-cell>
          <table:table-cell office:value-type="float" office:value="10.546118081366201" table:style-name="ce1">
            <text:p>10.54611808</text:p>
          </table:table-cell>
          <table:table-cell office:value-type="float" office:value="10.245925034051499" table:style-name="ce1">
            <text:p>10.24592503</text:p>
          </table:table-cell>
          <table:table-cell office:value-type="float" office:value="10.032338637773201" table:style-name="ce1">
            <text:p>10.03233864</text:p>
          </table:table-cell>
          <table:table-cell office:value-type="float" office:value="9.7622581725725599" table:style-name="ce1">
            <text:p>9.762258173</text:p>
          </table:table-cell>
          <table:table-cell office:value-type="float" office:value="9.5230847147086095" table:style-name="ce1">
            <text:p>9.523084715</text:p>
          </table:table-cell>
          <table:table-cell office:value-type="float" office:value="9.2799123226737805" table:style-name="ce1">
            <text:p>9.279912323</text:p>
          </table:table-cell>
          <table:table-cell office:value-type="float" office:value="9.0942780656530804" table:style-name="ce1">
            <text:p>9.094278066</text:p>
          </table:table-cell>
          <table:table-cell office:value-type="float" office:value="8.8734264402798395" table:style-name="ce1">
            <text:p>8.87342644</text:p>
          </table:table-cell>
          <table:table-cell office:value-type="float" office:value="8.9502519327849708" table:style-name="ce1">
            <text:p>8.950251933</text:p>
          </table:table-cell>
          <table:table-cell office:value-type="float" office:value="8.7430219209841606" table:style-name="ce1">
            <text:p>8.743021921</text:p>
          </table:table-cell>
          <table:table-cell office:value-type="float" office:value="8.5529739449219804" table:style-name="ce1">
            <text:p>8.552973945</text:p>
          </table:table-cell>
          <table:table-cell office:value-type="float" office:value="8.3637825555981493" table:style-name="ce1">
            <text:p>8.363782556</text:p>
          </table:table-cell>
          <table:table-cell office:value-type="float" office:value="8.1828168788536306" table:style-name="ce1">
            <text:p>8.182816879</text:p>
          </table:table-cell>
          <table:table-cell office:value-type="float" office:value="8.0168188808832994" table:style-name="ce1">
            <text:p>8.016818881</text:p>
          </table:table-cell>
          <table:table-cell office:value-type="float" office:value="8.2000886493356706" table:style-name="ce1">
            <text:p>8.200088649</text:p>
          </table:table-cell>
          <table:table-cell office:value-type="float" office:value="8.3641327096222593" table:style-name="ce1">
            <text:p>8.36413271</text:p>
          </table:table-cell>
          <table:table-cell office:value-type="float" office:value="8.1976372839368192" table:style-name="ce1">
            <text:p>8.197637284</text:p>
          </table:table-cell>
          <table:table-cell office:value-type="float" office:value="8.0720555892103594" table:style-name="ce1">
            <text:p>8.072055589</text:p>
          </table:table-cell>
          <table:table-cell office:value-type="float" office:value="8.0621048169034992" table:style-name="ce1">
            <text:p>8.062104817</text:p>
          </table:table-cell>
          <table:table-cell office:value-type="float" office:value="7.9171766311930201" table:style-name="ce1">
            <text:p>7.917176631</text:p>
          </table:table-cell>
          <table:table-cell office:value-type="float" office:value="7.7712911644181499" table:style-name="ce1">
            <text:p>7.771291164</text:p>
          </table:table-cell>
          <table:table-cell office:value-type="float" office:value="7.6307106237078202" table:style-name="ce1">
            <text:p>7.630710624</text:p>
          </table:table-cell>
          <table:table-cell office:value-type="float" office:value="7.5560441248894401" table:style-name="ce1">
            <text:p>7.556044125</text:p>
          </table:table-cell>
          <table:table-cell office:value-type="float" office:value="7.4241724985817301" table:style-name="ce1">
            <text:p>7.424172499</text:p>
          </table:table-cell>
          <table:table-cell office:value-type="float" office:value="7.30273695505874" table:style-name="ce1">
            <text:p>7.302736955</text:p>
          </table:table-cell>
          <table:table-cell office:value-type="float" office:value="7.1796288952331704" table:style-name="ce1">
            <text:p>7.179628895</text:p>
          </table:table-cell>
          <table:table-cell office:value-type="float" office:value="7.0606244374017804" table:style-name="ce1">
            <text:p>7.060624437</text:p>
          </table:table-cell>
          <table:table-cell office:value-type="float" office:value="6.9511209380058201" table:style-name="ce1">
            <text:p>6.951120938</text:p>
          </table:table-cell>
          <table:table-cell office:value-type="float" office:value="6.8396409458662104" table:style-name="ce1">
            <text:p>6.839640946</text:p>
          </table:table-cell>
          <table:table-cell office:value-type="float" office:value="6.7604499240561502" table:style-name="ce1">
            <text:p>6.760449924</text:p>
          </table:table-cell>
          <table:table-cell office:value-type="float" office:value="6.6554329162638597" table:style-name="ce1">
            <text:p>6.655432916</text:p>
          </table:table-cell>
          <table:table-cell office:value-type="float" office:value="6.5565026634243697" table:style-name="ce1">
            <text:p>6.556502663</text:p>
          </table:table-cell>
          <table:table-cell office:value-type="float" office:value="6.4577580992111203" table:style-name="ce1">
            <text:p>6.457758099</text:p>
          </table:table-cell>
          <table:table-cell office:value-type="float" office:value="6.3619611339296096" table:style-name="ce1">
            <text:p>6.361961134</text:p>
          </table:table-cell>
          <table:table-cell office:value-type="float" office:value="6.2717112125732504" table:style-name="ce1">
            <text:p>6.271711213</text:p>
          </table:table-cell>
          <table:table-cell office:value-type="float" office:value="6.1813873026134898" table:style-name="ce1">
            <text:p>6.181387303</text:p>
          </table:table-cell>
          <table:table-cell office:value-type="float" office:value="6.0962955766003999" table:style-name="ce1">
            <text:p>6.096295577</text:p>
          </table:table-cell>
          <table:table-cell office:value-type="float" office:value="6.0109866448926397" table:style-name="ce1">
            <text:p>6.010986645</text:p>
          </table:table-cell>
          <table:table-cell office:value-type="float" office:value="6.1402856346632602" table:style-name="ce1">
            <text:p>6.140285635</text:p>
          </table:table-cell>
          <table:table-cell office:value-type="float" office:value="6.0567113304260998" table:style-name="ce1">
            <text:p>6.05671133</text:p>
          </table:table-cell>
          <table:table-cell office:value-type="float" office:value="5.9984584574495701" table:style-name="ce1">
            <text:p>5.998458457</text:p>
          </table:table-cell>
          <table:table-cell office:value-type="float" office:value="5.9214785644395302" table:style-name="ce1">
            <text:p>5.921478564</text:p>
          </table:table-cell>
          <table:table-cell office:value-type="float" office:value="5.8440822862936104" table:style-name="ce1">
            <text:p>5.844082286</text:p>
          </table:table-cell>
          <table:table-cell office:value-type="float" office:value="5.7686963010865497" table:style-name="ce1">
            <text:p>5.768696301</text:p>
          </table:table-cell>
          <table:table-cell office:value-type="float" office:value="5.6976228418636099" table:style-name="ce1">
            <text:p>5.697622842</text:p>
          </table:table-cell>
          <table:table-cell office:value-type="float" office:value="5.6259992796292604" table:style-name="ce1">
            <text:p>5.62599928</text:p>
          </table:table-cell>
          <table:table-cell office:value-type="float" office:value="5.5561663064507698" table:style-name="ce1">
            <text:p>5.556166306</text:p>
          </table:table-cell>
          <table:table-cell office:value-type="float" office:value="5.4903490246636801" table:style-name="ce1">
            <text:p>5.490349025</text:p>
          </table:table-cell>
          <table:table-cell office:value-type="float" office:value="5.4238735661354696" table:style-name="ce1">
            <text:p>5.423873566</text:p>
          </table:table-cell>
          <table:table-cell office:value-type="float" office:value="5.3612361313831904" table:style-name="ce1">
            <text:p>5.361236131</text:p>
          </table:table-cell>
          <table:table-cell office:value-type="float" office:value="5.2978804801208899" table:style-name="ce1">
            <text:p>5.29788048</text:p>
          </table:table-cell>
          <table:table-cell office:value-type="float" office:value="5.23601555006476" table:style-name="ce1">
            <text:p>5.23601555</text:p>
          </table:table-cell>
          <table:table-cell office:value-type="float" office:value="5.19525793079496" table:style-name="ce1">
            <text:p>5.195257931</text:p>
          </table:table-cell>
          <table:table-cell office:value-type="float" office:value="5.1359947525714604" table:style-name="ce1">
            <text:p>5.135994753</text:p>
          </table:table-cell>
          <table:table-cell office:value-type="float" office:value="5.0794675019407904" table:style-name="ce1">
            <text:p>5.079467502</text:p>
          </table:table-cell>
          <table:table-cell office:value-type="float" office:value="5.0228370965858398" table:style-name="ce1">
            <text:p>5.022837097</text:p>
          </table:table-cell>
          <table:table-cell office:value-type="float" office:value="4.98709002610524" table:style-name="ce1">
            <text:p>4.987090026</text:p>
          </table:table-cell>
          <table:table-cell office:value-type="float" office:value="4.93406262688511" table:style-name="ce1">
            <text:p>4.934062627</text:p>
          </table:table-cell>
          <table:table-cell office:value-type="float" office:value="4.8808593529553796" table:style-name="ce1">
            <text:p>4.880859353</text:p>
          </table:table-cell>
          <table:table-cell office:value-type="float" office:value="4.8288002354542501" table:style-name="ce1">
            <text:p>4.828800235</text:p>
          </table:table-cell>
          <table:table-cell office:value-type="float" office:value="4.7791491339821102" table:style-name="ce1">
            <text:p>4.779149134</text:p>
          </table:table-cell>
          <table:table-cell office:value-type="float" office:value="4.7292566317859803" table:style-name="ce1">
            <text:p>4.729256632</text:p>
          </table:table-cell>
          <table:table-cell office:value-type="float" office:value="4.6804035567189404" table:style-name="ce1">
            <text:p>4.680403557</text:p>
          </table:table-cell>
          <table:table-cell office:value-type="float" office:value="4.63447121573933" table:style-name="ce1">
            <text:p>4.634471216</text:p>
          </table:table-cell>
          <table:table-cell office:value-type="float" office:value="4.5875823403271898" table:style-name="ce1">
            <text:p>4.58758234</text:p>
          </table:table-cell>
          <table:table-cell office:value-type="float" office:value="4.5428754146377601" table:style-name="ce1">
            <text:p>4.542875415</text:p>
          </table:table-cell>
          <table:table-cell office:value-type="float" office:value="4.4978402747448802" table:style-name="ce1">
            <text:p>4.497840275</text:p>
          </table:table-cell>
          <table:table-cell office:value-type="float" office:value="4.45369691980037" table:style-name="ce1">
            <text:p>4.45369692</text:p>
          </table:table-cell>
          <table:table-cell office:value-type="float" office:value="4.4122387782503401" table:style-name="ce1">
            <text:p>4.412238778</text:p>
          </table:table-cell>
          <table:table-cell office:value-type="float" office:value="4.3697836583192702" table:style-name="ce1">
            <text:p>4.369783658</text:p>
          </table:table-cell>
          <table:table-cell office:value-type="float" office:value="4.32814498300226" table:style-name="ce1">
            <text:p>4.328144983</text:p>
          </table:table-cell>
          <table:table-cell office:value-type="float" office:value="4.2884635707553098" table:style-name="ce1">
            <text:p>4.288463571</text:p>
          </table:table-cell>
          <table:table-cell office:value-type="float" office:value="4.2644780533912297" table:style-name="ce1">
            <text:p>4.264478053</text:p>
          </table:table-cell>
          <table:table-cell office:value-type="float" office:value="4.2249909821011302" table:style-name="ce1">
            <text:p>4.224990982</text:p>
          </table:table-cell>
          <table:table-cell office:value-type="float" office:value="4.1873669609434598" table:style-name="ce1">
            <text:p>4.187366961</text:p>
          </table:table-cell>
          <table:table-cell office:value-type="float" office:value="4.1493118642866396" table:style-name="ce1">
            <text:p>4.149311864</text:p>
          </table:table-cell>
          <table:table-cell office:value-type="float" office:value="4.1119486784781198" table:style-name="ce1">
            <text:p>4.111948678</text:p>
          </table:table-cell>
          <table:table-cell office:value-type="float" office:value="4.0769308208494603" table:style-name="ce1">
            <text:p>4.076930821</text:p>
          </table:table-cell>
          <table:table-cell office:value-type="float" office:value="4.0408810941039297" table:style-name="ce1">
            <text:p>4.040881094</text:p>
          </table:table-cell>
          <table:table-cell office:value-type="float" office:value="4.0065511436877301" table:style-name="ce1">
            <text:p>4.006551144</text:p>
          </table:table-cell>
          <table:table-cell office:value-type="float" office:value="3.9717512338777499" table:style-name="ce1">
            <text:p>3.971751234</text:p>
          </table:table-cell>
          <table:table-cell office:value-type="float" office:value="3.9517271756572598" table:style-name="ce1">
            <text:p>3.951727176</text:p>
          </table:table-cell>
          <table:table-cell office:value-type="float" office:value="3.9179998847063402" table:style-name="ce1">
            <text:p>3.917999885</text:p>
          </table:table-cell>
          <table:table-cell office:value-type="float" office:value="3.8848491286434599" table:style-name="ce1">
            <text:p>3.884849129</text:p>
          </table:table-cell>
          <table:table-cell office:value-type="float" office:value="3.8532961419352398" table:style-name="ce1">
            <text:p>3.853296142</text:p>
          </table:table-cell>
          <table:table-cell office:value-type="float" office:value="3.84776028727793" table:style-name="ce1">
            <text:p>3.847760287</text:p>
          </table:table-cell>
          <table:table-cell office:value-type="float" office:value="3.8160236300951902" table:style-name="ce1">
            <text:p>3.81602363</text:p>
          </table:table-cell>
          <table:table-cell office:value-type="float" office:value="3.7848115457584601" table:style-name="ce1">
            <text:p>3.784811546</text:p>
          </table:table-cell>
          <table:table-cell office:value-type="float" office:value="3.7551130633921801" table:style-name="ce1">
            <text:p>3.755113063</text:p>
          </table:table-cell>
          <table:table-cell office:value-type="float" office:value="3.7249037004812702" table:style-name="ce1">
            <text:p>3.7249037</text:p>
          </table:table-cell>
          <table:table-cell office:value-type="float" office:value="3.69616735367959" table:style-name="ce1">
            <text:p>3.696167354</text:p>
          </table:table-cell>
          <table:table-cell office:value-type="float" office:value="3.6669129062529602" table:style-name="ce1">
            <text:p>3.666912906</text:p>
          </table:table-cell>
          <table:table-cell office:value-type="float" office:value="3.6381228151346798" table:style-name="ce1">
            <text:p>3.638122815</text:p>
          </table:table-cell>
          <table:table-cell office:value-type="float" office:value="3.61074859373262" table:style-name="ce1">
            <text:p>3.610748594</text:p>
          </table:table-cell>
          <table:table-cell office:value-type="float" office:value="3.58284713147963" table:style-name="ce1">
            <text:p>3.582847131</text:p>
          </table:table-cell>
          <table:table-cell office:value-type="float" office:value="3.5563258102826798" table:style-name="ce1">
            <text:p>3.55632581</text:p>
          </table:table-cell>
          <table:table-cell office:value-type="float" office:value="3.5292722380908899" table:style-name="ce1">
            <text:p>3.529272238</text:p>
          </table:table-cell>
          <table:table-cell office:value-type="float" office:value="3.5026316975356102" table:style-name="ce1">
            <text:p>3.502631698</text:p>
          </table:table-cell>
          <table:table-cell office:value-type="float" office:value="3.47732082631999" table:style-name="ce1">
            <text:p>3.477320826</text:p>
          </table:table-cell>
          <table:table-cell office:value-type="float" office:value="3.4514715075156999" table:style-name="ce1">
            <text:p>3.451471508</text:p>
          </table:table-cell>
          <table:table-cell office:value-type="float" office:value="3.4269202029601602" table:style-name="ce1">
            <text:p>3.426920203</text:p>
          </table:table-cell>
          <table:table-cell office:value-type="float" office:value="3.4018271749778601" table:style-name="ce1">
            <text:p>3.401827175</text:p>
          </table:table-cell>
          <table:table-cell office:value-type="float" office:value="3.3771031621129501" table:style-name="ce1">
            <text:p>3.377103162</text:p>
          </table:table-cell>
          <table:table-cell office:value-type="float" office:value="3.3536323120031701" table:style-name="ce1">
            <text:p>3.353632312</text:p>
          </table:table-cell>
          <table:table-cell office:value-type="float" office:value="3.3426341676077298" table:style-name="ce1">
            <text:p>3.342634168</text:p>
          </table:table-cell>
          <table:table-cell office:value-type="float" office:value="3.3188696155051498" table:style-name="ce1">
            <text:p>3.318869616</text:p>
          </table:table-cell>
          <table:table-cell office:value-type="float" office:value="3.2959396293713699" table:style-name="ce1">
            <text:p>3.295939629</text:p>
          </table:table-cell>
          <table:table-cell office:value-type="float" office:value="3.3414777516641299" table:style-name="ce1">
            <text:p>3.341477752</text:p>
          </table:table-cell>
          <table:table-cell office:value-type="float" office:value="3.3182234113379701" table:style-name="ce1">
            <text:p>3.318223411</text:p>
          </table:table-cell>
          <table:table-cell office:value-type="float" office:value="3.29529430654086" table:style-name="ce1">
            <text:p>3.295294307</text:p>
          </table:table-cell>
          <table:table-cell office:value-type="float" office:value="3.2731649818897099" table:style-name="ce1">
            <text:p>3.273164982</text:p>
          </table:table-cell>
          <table:table-cell office:value-type="float" office:value="3.2508628883963402" table:style-name="ce1">
            <text:p>3.250862888</text:p>
          </table:table-cell>
          <table:table-cell office:value-type="float" office:value="3.22934102996058" table:style-name="ce1">
            <text:p>3.22934103</text:p>
          </table:table-cell>
          <table:table-cell office:value-type="float" office:value="3.2076404884326202" table:style-name="ce1">
            <text:p>3.207640488</text:p>
          </table:table-cell>
          <table:table-cell office:value-type="float" office:value="3.18623319746585" table:style-name="ce1">
            <text:p>3.186233197</text:p>
          </table:table-cell>
          <table:table-cell office:value-type="float" office:value="3.1659336236377098" table:style-name="ce1">
            <text:p>3.165933624</text:p>
          </table:table-cell>
          <table:table-cell office:value-type="float" office:value="3.1450898089824499" table:style-name="ce1">
            <text:p>3.145089809</text:p>
          </table:table-cell>
          <table:table-cell office:value-type="float" office:value="3.1249810788353898" table:style-name="ce1">
            <text:p>3.124981079</text:p>
          </table:table-cell>
          <table:table-cell office:value-type="float" office:value="3.1046809495361498" table:style-name="ce1">
            <text:p>3.10468095</text:p>
          </table:table-cell>
          <table:table-cell office:value-type="float" office:value="3.0846461814042101" table:style-name="ce1">
            <text:p>3.084646181</text:p>
          </table:table-cell>
          <table:table-cell office:value-type="float" office:value="3.0656653405968699" table:style-name="ce1">
            <text:p>3.065665341</text:p>
          </table:table-cell>
          <table:table-cell office:value-type="float" office:value="3.15871211328894" table:style-name="ce1">
            <text:p>3.158712113</text:p>
          </table:table-cell>
          <table:table-cell office:value-type="float" office:value="3.1387162755457401" table:style-name="ce1">
            <text:p>3.138716276</text:p>
          </table:table-cell>
          <table:table-cell office:value-type="float" office:value="3.11941662765549" table:style-name="ce1">
            <text:p>3.119416628</text:p>
          </table:table-cell>
          <table:table-cell office:value-type="float" office:value="3.0999226073877302" table:style-name="ce1">
            <text:p>3.099922607</text:p>
          </table:table-cell>
          <table:table-cell office:value-type="float" office:value="3.0904684345620601" table:style-name="ce1">
            <text:p>3.090468435</text:p>
          </table:table-cell>
          <table:table-cell office:value-type="float" office:value="3.0713990157544901" table:style-name="ce1">
            <text:p>3.071399016</text:p>
          </table:table-cell>
          <table:table-cell office:value-type="float" office:value="3.05299698184779" table:style-name="ce1">
            <text:p>3.052996982</text:p>
          </table:table-cell>
          <table:table-cell office:value-type="float" office:value="3.0343942932274399" table:style-name="ce1">
            <text:p>3.034394293</text:p>
          </table:table-cell>
          <table:table-cell office:value-type="float" office:value="3.0160198584551798" table:style-name="ce1">
            <text:p>3.016019858</text:p>
          </table:table-cell>
          <table:table-cell office:value-type="float" office:value="2.9982921249083598" table:style-name="ce1">
            <text:p>2.998292125</text:p>
          </table:table-cell>
          <table:table-cell office:value-type="float" office:value="2.9803592115776998" table:style-name="ce1">
            <text:p>2.980359212</text:p>
          </table:table-cell>
          <table:table-cell office:value-type="float" office:value="2.96305988835601" table:style-name="ce1">
            <text:p>2.963059888</text:p>
          </table:table-cell>
          <table:table-cell office:value-type="float" office:value="2.9455527119308198" table:style-name="ce1">
            <text:p>2.945552712</text:p>
          </table:table-cell>
          <table:table-cell office:value-type="float" office:value="2.9282539542725998" table:style-name="ce1">
            <text:p>2.928253954</text:p>
          </table:table-cell>
          <table:table-cell office:value-type="float" office:value="2.9212908146161598" table:style-name="ce1">
            <text:p>2.921290815</text:p>
          </table:table-cell>
          <table:table-cell office:value-type="float" office:value="2.90474599545239" table:style-name="ce1">
            <text:p>2.904745995</text:p>
          </table:table-cell>
          <table:table-cell office:value-type="float" office:value="2.8879893605395099" table:style-name="ce1">
            <text:p>2.887989361</text:p>
          </table:table-cell>
          <table:table-cell office:value-type="float" office:value="2.8718305360990302" table:style-name="ce1">
            <text:p>2.871830536</text:p>
          </table:table-cell>
          <table:table-cell office:value-type="float" office:value="2.8554578822796701" table:style-name="ce1">
            <text:p>2.855457882</text:p>
          </table:table-cell>
          <table:table-cell office:value-type="float" office:value="2.8392734198835199" table:style-name="ce1">
            <text:p>2.83927342</text:p>
          </table:table-cell>
          <table:table-cell office:value-type="float" office:value="2.8236699806657701" table:style-name="ce1">
            <text:p>2.823669981</text:p>
          </table:table-cell>
          <table:table-cell office:value-type="float" office:value="2.8078500456923798" table:style-name="ce1">
            <text:p>2.807850046</text:p>
          </table:table-cell>
          <table:table-cell office:value-type="float" office:value="2.79260044970981" table:style-name="ce1">
            <text:p>2.79260045</text:p>
          </table:table-cell>
          <table:table-cell office:value-type="float" office:value="2.7771328147414902" table:style-name="ce1">
            <text:p>2.777132815</text:p>
          </table:table-cell>
          <table:table-cell office:value-type="float" office:value="2.7622252099483902" table:style-name="ce1">
            <text:p>2.76222521</text:p>
          </table:table-cell>
          <table:table-cell office:value-type="float" office:value="2.7470981889228501" table:style-name="ce1">
            <text:p>2.747098189</text:p>
          </table:table-cell>
          <table:table-cell office:value-type="float" office:value="2.7321383173009002" table:style-name="ce1">
            <text:p>2.732138317</text:p>
          </table:table-cell>
          <table:table-cell office:value-type="float" office:value="2.7177236647705398" table:style-name="ce1">
            <text:p>2.717723665</text:p>
          </table:table-cell>
          <table:table-cell office:value-type="float" office:value="2.7030878055387402" table:style-name="ce1">
            <text:p>2.703087806</text:p>
          </table:table-cell>
          <table:table-cell office:value-type="float" office:value="2.6889877172302401" table:style-name="ce1">
            <text:p>2.688987717</text:p>
          </table:table-cell>
          <table:table-cell office:value-type="float" office:value="2.67466541294981" table:style-name="ce1">
            <text:p>2.674665413</text:p>
          </table:table-cell>
          <table:table-cell office:value-type="float" office:value="2.66049711194121" table:style-name="ce1">
            <text:p>2.660497112</text:p>
          </table:table-cell>
          <table:table-cell office:value-type="float" office:value="2.64685098597776" table:style-name="ce1">
            <text:p>2.646850986</text:p>
          </table:table-cell>
          <table:table-cell office:value-type="float" office:value="2.6329813606552701" table:style-name="ce1">
            <text:p>2.632981361</text:p>
          </table:table-cell>
          <table:table-cell office:value-type="float" office:value="2.6196252241268101" table:style-name="ce1">
            <text:p>2.619625224</text:p>
          </table:table-cell>
          <table:table-cell office:value-type="float" office:value="2.6060448883437801" table:style-name="ce1">
            <text:p>2.606044888</text:p>
          </table:table-cell>
          <table:table-cell office:value-type="float" office:value="2.6007604079236901" table:style-name="ce1">
            <text:p>2.600760408</text:p>
          </table:table-cell>
          <table:table-cell office:value-type="float" office:value="2.5874197882227801" table:style-name="ce1">
            <text:p>2.587419788</text:p>
          </table:table-cell>
          <table:table-cell office:value-type="float" office:value="2.5745765331375701" table:style-name="ce1">
            <text:p>2.574576533</text:p>
          </table:table-cell>
          <table:table-cell office:value-type="float" office:value="2.5615084140252602" table:style-name="ce1">
            <text:p>2.561508414</text:p>
          </table:table-cell>
          <table:table-cell office:value-type="float" office:value="2.5485743269038501" table:style-name="ce1">
            <text:p>2.548574327</text:p>
          </table:table-cell>
          <table:table-cell office:value-type="float" office:value="2.53612584338279" table:style-name="ce1">
            <text:p>2.536125843</text:p>
          </table:table-cell>
          <table:table-cell office:value-type="float" office:value="2.5234519123267898" table:style-name="ce1">
            <text:p>2.523451912</text:p>
          </table:table-cell>
          <table:table-cell office:value-type="float" office:value="2.5112560519452201" table:style-name="ce1">
            <text:p>2.511256052</text:p>
          </table:table-cell>
          <table:table-cell office:value-type="float" office:value="2.4988344709070498" table:style-name="ce1">
            <text:p>2.498834471</text:p>
          </table:table-cell>
          <table:table-cell office:value-type="float" office:value="2.48653710567927" table:style-name="ce1">
            <text:p>2.486537106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44.000887095533002" table:style-name="ce1">
            <text:p>44.0008871</text:p>
          </table:table-cell>
          <table:table-cell office:value-type="string" table:style-name="ce1">
            <text:p><text:s/>global min</text:p>
          </table:table-cell>
          <table:table-cell office:value-type="float" office:value="-46.626498545697999" table:style-name="ce1">
            <text:p>-46.62649855</text:p>
          </table:table-cell>
          <table:table-cell office:value-type="string" table:style-name="ce1">
            <text:p><text:s/>range</text:p>
          </table:table-cell>
          <table:table-cell office:value-type="float" office:value="90.627385641231001" table:style-name="ce1">
            <text:p>90.62738564</text:p>
          </table:table-cell>
          <table:table-cell office:value-type="string" table:style-name="ce1">
            <text:p><text:s/>regret</text:p>
          </table:table-cell>
          <table:table-cell office:value-type="float" office:value="13.7901024227022" table:style-name="ce1">
            <text:p>13.79010242</text:p>
          </table:table-cell>
          <table:table-cell office:value-type="float" office:value="11.3621622922056" table:style-name="ce1">
            <text:p>11.36216229</text:p>
          </table:table-cell>
          <table:table-cell office:value-type="float" office:value="8.9967725882225391" table:style-name="ce1">
            <text:p>8.996772588</text:p>
          </table:table-cell>
          <table:table-cell office:value-type="float" office:value="6.7770426396158401" table:style-name="ce1">
            <text:p>6.77704264</text:p>
          </table:table-cell>
          <table:table-cell office:value-type="float" office:value="5.5326757834975497" table:style-name="ce1">
            <text:p>5.532675783</text:p>
          </table:table-cell>
          <table:table-cell office:value-type="float" office:value="5.5674551836252304" table:style-name="ce1">
            <text:p>5.567455184</text:p>
          </table:table-cell>
          <table:table-cell office:value-type="float" office:value="4.7790573642233998" table:style-name="ce1">
            <text:p>4.779057364</text:p>
          </table:table-cell>
          <table:table-cell office:value-type="float" office:value="4.1816751936954804" table:style-name="ce1">
            <text:p>4.181675194</text:p>
          </table:table-cell>
          <table:table-cell office:value-type="float" office:value="3.8489173022448799" table:style-name="ce1">
            <text:p>3.848917302</text:p>
          </table:table-cell>
          <table:table-cell office:value-type="float" office:value="3.5141725631135299" table:style-name="ce1">
            <text:p>3.514172563</text:p>
          </table:table-cell>
          <table:table-cell office:value-type="float" office:value="3.2570973597765098" table:style-name="ce1">
            <text:p>3.25709736</text:p>
          </table:table-cell>
          <table:table-cell office:value-type="float" office:value="2.9873825343066902" table:style-name="ce1">
            <text:p>2.987382534</text:p>
          </table:table-cell>
          <table:table-cell office:value-type="float" office:value="2.7742499004642198" table:style-name="ce1">
            <text:p>2.7742499</text:p>
          </table:table-cell>
          <table:table-cell office:value-type="float" office:value="2.62912572593484" table:style-name="ce1">
            <text:p>2.629125726</text:p>
          </table:table-cell>
          <table:table-cell office:value-type="float" office:value="2.51375816305602" table:style-name="ce1">
            <text:p>2.513758163</text:p>
          </table:table-cell>
          <table:table-cell office:value-type="float" office:value="3.8172643831345598" table:style-name="ce1">
            <text:p>3.817264383</text:p>
          </table:table-cell>
          <table:table-cell office:value-type="float" office:value="3.6015400854769899" table:style-name="ce1">
            <text:p>3.601540085</text:p>
          </table:table-cell>
          <table:table-cell office:value-type="float" office:value="3.4206045283644002" table:style-name="ce1">
            <text:p>3.420604528</text:p>
          </table:table-cell>
          <table:table-cell office:value-type="float" office:value="3.2669658642889798" table:style-name="ce1">
            <text:p>3.266965864</text:p>
          </table:table-cell>
          <table:table-cell office:value-type="float" office:value="3.1111151372223298" table:style-name="ce1">
            <text:p>3.111115137</text:p>
          </table:table-cell>
          <table:table-cell office:value-type="float" office:value="3.00575785843805" table:style-name="ce1">
            <text:p>3.005757858</text:p>
          </table:table-cell>
          <table:table-cell office:value-type="float" office:value="2.9028830220114501" table:style-name="ce1">
            <text:p>2.902883022</text:p>
          </table:table-cell>
          <table:table-cell office:value-type="float" office:value="2.7878773102523802" table:style-name="ce1">
            <text:p>2.78787731</text:p>
          </table:table-cell>
          <table:table-cell office:value-type="float" office:value="2.7003134775921298" table:style-name="ce1">
            <text:p>2.700313478</text:p>
          </table:table-cell>
          <table:table-cell office:value-type="float" office:value="2.5951271216007599" table:style-name="ce1">
            <text:p>2.595127122</text:p>
          </table:table-cell>
          <table:table-cell office:value-type="float" office:value="4.35695254131321" table:style-name="ce1">
            <text:p>4.356952541</text:p>
          </table:table-cell>
          <table:table-cell office:value-type="float" office:value="4.2210041259462798" table:style-name="ce1">
            <text:p>4.221004126</text:p>
          </table:table-cell>
          <table:table-cell office:value-type="float" office:value="4.0709868162388698" table:style-name="ce1">
            <text:p>4.070986816</text:p>
          </table:table-cell>
          <table:table-cell office:value-type="float" office:value="3.9542750407274001" table:style-name="ce1">
            <text:p>3.954275041</text:p>
          </table:table-cell>
          <table:table-cell office:value-type="float" office:value="3.84721625460491" table:style-name="ce1">
            <text:p>3.847216255</text:p>
          </table:table-cell>
          <table:table-cell office:value-type="float" office:value="3.75209999744839" table:style-name="ce1">
            <text:p>3.752099997</text:p>
          </table:table-cell>
          <table:table-cell office:value-type="float" office:value="3.6351392677348202" table:style-name="ce1">
            <text:p>3.635139268</text:p>
          </table:table-cell>
          <table:table-cell office:value-type="float" office:value="3.5252670670947901" table:style-name="ce1">
            <text:p>3.525267067</text:p>
          </table:table-cell>
          <table:table-cell office:value-type="float" office:value="3.44801251461414" table:style-name="ce1">
            <text:p>3.448012515</text:p>
          </table:table-cell>
          <table:table-cell office:value-type="float" office:value="3.36073204825917" table:style-name="ce1">
            <text:p>3.360732048</text:p>
          </table:table-cell>
          <table:table-cell office:value-type="float" office:value="3.2673783802519698" table:style-name="ce1">
            <text:p>3.26737838</text:p>
          </table:table-cell>
          <table:table-cell office:value-type="float" office:value="3.1796254363029699" table:style-name="ce1">
            <text:p>3.179625436</text:p>
          </table:table-cell>
          <table:table-cell office:value-type="float" office:value="3.09989717016225" table:style-name="ce1">
            <text:p>3.09989717</text:p>
          </table:table-cell>
          <table:table-cell office:value-type="float" office:value="3.0222242831788102" table:style-name="ce1">
            <text:p>3.022224283</text:p>
          </table:table-cell>
          <table:table-cell office:value-type="float" office:value="2.9552861775356001" table:style-name="ce1">
            <text:p>2.955286178</text:p>
          </table:table-cell>
          <table:table-cell office:value-type="float" office:value="2.93934228464712" table:style-name="ce1">
            <text:p>2.939342285</text:p>
          </table:table-cell>
          <table:table-cell office:value-type="float" office:value="2.8729282141306598" table:style-name="ce1">
            <text:p>2.872928214</text:p>
          </table:table-cell>
          <table:table-cell office:value-type="float" office:value="2.8065931266889899" table:style-name="ce1">
            <text:p>2.806593127</text:p>
          </table:table-cell>
          <table:table-cell office:value-type="float" office:value="2.74301957032365" table:style-name="ce1">
            <text:p>2.74301957</text:p>
          </table:table-cell>
          <table:table-cell office:value-type="float" office:value="2.6831451453789601" table:style-name="ce1">
            <text:p>2.683145145</text:p>
          </table:table-cell>
          <table:table-cell office:value-type="float" office:value="2.6263518721708898" table:style-name="ce1">
            <text:p>2.626351872</text:p>
          </table:table-cell>
          <table:table-cell office:value-type="float" office:value="2.5811416176764399" table:style-name="ce1">
            <text:p>2.581141618</text:p>
          </table:table-cell>
          <table:table-cell office:value-type="float" office:value="2.5690333941579802" table:style-name="ce1">
            <text:p>2.569033394</text:p>
          </table:table-cell>
          <table:table-cell office:value-type="float" office:value="2.55741938384435" table:style-name="ce1">
            <text:p>2.557419384</text:p>
          </table:table-cell>
          <table:table-cell office:value-type="float" office:value="2.5650055267185299" table:style-name="ce1">
            <text:p>2.565005527</text:p>
          </table:table-cell>
          <table:table-cell office:value-type="float" office:value="2.51976525465646" table:style-name="ce1">
            <text:p>2.519765255</text:p>
          </table:table-cell>
          <table:table-cell office:value-type="float" office:value="2.4762649930583098" table:style-name="ce1">
            <text:p>2.476264993</text:p>
          </table:table-cell>
          <table:table-cell office:value-type="float" office:value="2.4344062507657598" table:style-name="ce1">
            <text:p>2.434406251</text:p>
          </table:table-cell>
          <table:table-cell office:value-type="float" office:value="2.3940978322618198" table:style-name="ce1">
            <text:p>2.394097832</text:p>
          </table:table-cell>
          <table:table-cell office:value-type="float" office:value="2.3552551744307402" table:style-name="ce1">
            <text:p>2.355255174</text:p>
          </table:table-cell>
          <table:table-cell office:value-type="float" office:value="2.3177997543793598" table:style-name="ce1">
            <text:p>2.317799754</text:p>
          </table:table-cell>
          <table:table-cell office:value-type="float" office:value="2.2797673257578901" table:style-name="ce1">
            <text:p>2.279767326</text:p>
          </table:table-cell>
          <table:table-cell office:value-type="float" office:value="2.24304636019234" table:style-name="ce1">
            <text:p>2.24304636</text:p>
          </table:table-cell>
          <table:table-cell office:value-type="float" office:value="2.2075701731205299" table:style-name="ce1">
            <text:p>2.207570173</text:p>
          </table:table-cell>
          <table:table-cell office:value-type="float" office:value="2.2197227790277401" table:style-name="ce1">
            <text:p>2.219722779</text:p>
          </table:table-cell>
          <table:table-cell office:value-type="float" office:value="2.18348726866031" table:style-name="ce1">
            <text:p>2.183487269</text:p>
          </table:table-cell>
          <table:table-cell office:value-type="float" office:value="2.1484206457240802" table:style-name="ce1">
            <text:p>2.148420646</text:p>
          </table:table-cell>
          <table:table-cell office:value-type="float" office:value="2.1144672489128098" table:style-name="ce1">
            <text:p>2.114467249</text:p>
          </table:table-cell>
          <table:table-cell office:value-type="float" office:value="2.0815748957518898" table:style-name="ce1">
            <text:p>2.081574896</text:p>
          </table:table-cell>
          <table:table-cell office:value-type="float" office:value="2.0496946149959201" table:style-name="ce1">
            <text:p>2.049694615</text:p>
          </table:table-cell>
          <table:table-cell office:value-type="float" office:value="2.0187804033537802" table:style-name="ce1">
            <text:p>2.018780403</text:p>
          </table:table-cell>
          <table:table-cell office:value-type="float" office:value="1.98878900399945" table:style-name="ce1">
            <text:p>1.988789004</text:p>
          </table:table-cell>
          <table:table-cell office:value-type="float" office:value="1.9596797046261401" table:style-name="ce1">
            <text:p>1.959679705</text:p>
          </table:table-cell>
          <table:table-cell office:value-type="float" office:value="1.9385462293552" table:style-name="ce1">
            <text:p>1.938546229</text:p>
          </table:table-cell>
          <table:table-cell office:value-type="float" office:value="1.9111458468521101" table:style-name="ce1">
            <text:p>1.911145847</text:p>
          </table:table-cell>
          <table:table-cell office:value-type="float" office:value="1.8845173061096701" table:style-name="ce1">
            <text:p>1.884517306</text:p>
          </table:table-cell>
          <table:table-cell office:value-type="float" office:value="1.85862844705451" table:style-name="ce1">
            <text:p>1.858628447</text:p>
          </table:table-cell>
          <table:table-cell office:value-type="float" office:value="1.83344887180909" table:style-name="ce1">
            <text:p>1.833448872</text:p>
          </table:table-cell>
          <table:table-cell office:value-type="float" office:value="1.81544915612156" table:style-name="ce1">
            <text:p>1.815449156</text:p>
          </table:table-cell>
          <table:table-cell office:value-type="float" office:value="1.79218522841071" table:style-name="ce1">
            <text:p>1.792185228</text:p>
          </table:table-cell>
          <table:table-cell office:value-type="float" office:value="1.76953350932383" table:style-name="ce1">
            <text:p>1.769533509</text:p>
          </table:table-cell>
          <table:table-cell office:value-type="float" office:value="1.7554661303249" table:style-name="ce1">
            <text:p>1.75546613</text:p>
          </table:table-cell>
          <table:table-cell office:value-type="float" office:value="1.7338659822157101" table:style-name="ce1">
            <text:p>1.733865982</text:p>
          </table:table-cell>
          <table:table-cell office:value-type="float" office:value="1.71281267329916" table:style-name="ce1">
            <text:p>1.712812673</text:p>
          </table:table-cell>
          <table:table-cell office:value-type="float" office:value="1.69228569710552" table:style-name="ce1">
            <text:p>1.692285697</text:p>
          </table:table-cell>
          <table:table-cell office:value-type="float" office:value="1.6798666801833" table:style-name="ce1">
            <text:p>1.67986668</text:p>
          </table:table-cell>
          <table:table-cell office:value-type="float" office:value="1.6612091758268701" table:style-name="ce1">
            <text:p>1.661209176</text:p>
          </table:table-cell>
          <table:table-cell office:value-type="float" office:value="1.6430012498886699" table:style-name="ce1">
            <text:p>1.64300125</text:p>
          </table:table-cell>
          <table:table-cell office:value-type="float" office:value="1.6252268459966099" table:style-name="ce1">
            <text:p>1.625226846</text:p>
          </table:table-cell>
          <table:table-cell office:value-type="float" office:value="1.6078706633726001" table:style-name="ce1">
            <text:p>1.607870663</text:p>
          </table:table-cell>
          <table:table-cell office:value-type="float" office:value="1.59091811290264" table:style-name="ce1">
            <text:p>1.590918113</text:p>
          </table:table-cell>
          <table:table-cell office:value-type="float" office:value="1.57435527623658" table:style-name="ce1">
            <text:p>1.574355276</text:p>
          </table:table-cell>
          <table:table-cell office:value-type="float" office:value="1.5581688676765699" table:style-name="ce1">
            <text:p>1.558168868</text:p>
          </table:table-cell>
          <table:table-cell office:value-type="float" office:value="1.5445343866628001" table:style-name="ce1">
            <text:p>1.544534387</text:p>
          </table:table-cell>
          <table:table-cell office:value-type="float" office:value="1.5329447813768899" table:style-name="ce1">
            <text:p>1.532944781</text:p>
          </table:table-cell>
          <table:table-cell office:value-type="float" office:value="1.5168756582607501" table:style-name="ce1">
            <text:p>1.516875658</text:p>
          </table:table-cell>
          <table:table-cell office:value-type="float" office:value="1.501155863908" table:style-name="ce1">
            <text:p>1.501155864</text:p>
          </table:table-cell>
          <table:table-cell office:value-type="float" office:value="1.48577412964886" table:style-name="ce1">
            <text:p>1.48577413</text:p>
          </table:table-cell>
          <table:table-cell office:value-type="float" office:value="1.4707196663314099" table:style-name="ce1">
            <text:p>1.470719666</text:p>
          </table:table-cell>
          <table:table-cell office:value-type="float" office:value="1.4559821390837899" table:style-name="ce1">
            <text:p>1.455982139</text:p>
          </table:table-cell>
          <table:table-cell office:value-type="float" office:value="1.4430725157011901" table:style-name="ce1">
            <text:p>1.443072516</text:p>
          </table:table-cell>
          <table:table-cell office:value-type="float" office:value="1.43085271297802" table:style-name="ce1">
            <text:p>1.430852713</text:p>
          </table:table-cell>
          <table:table-cell office:value-type="float" office:value="1.42136921499795" table:style-name="ce1">
            <text:p>1.421369215</text:p>
          </table:table-cell>
          <table:table-cell office:value-type="float" office:value="1.4120773028356599" table:style-name="ce1">
            <text:p>1.412077303</text:p>
          </table:table-cell>
          <table:table-cell office:value-type="float" office:value="1.4048199830713699" table:style-name="ce1">
            <text:p>1.404819983</text:p>
          </table:table-cell>
          <table:table-cell office:value-type="float" office:value="1.3958759229511699" table:style-name="ce1">
            <text:p>1.395875923</text:p>
          </table:table-cell>
          <table:table-cell office:value-type="float" office:value="1.38228259671257" table:style-name="ce1">
            <text:p>1.382282597</text:p>
          </table:table-cell>
          <table:table-cell office:value-type="float" office:value="1.3737310172389701" table:style-name="ce1">
            <text:p>1.373731017</text:p>
          </table:table-cell>
          <table:table-cell office:value-type="float" office:value="1.36120143609059" table:style-name="ce1">
            <text:p>1.361201436</text:p>
          </table:table-cell>
          <table:table-cell office:value-type="float" office:value="1.34891051363076" table:style-name="ce1">
            <text:p>1.348910514</text:p>
          </table:table-cell>
          <table:table-cell office:value-type="float" office:value="1.3409157909637801" table:style-name="ce1">
            <text:p>1.340915791</text:p>
          </table:table-cell>
          <table:table-cell office:value-type="float" office:value="1.3347983099866101" table:style-name="ce1">
            <text:p>1.33479831</text:p>
          </table:table-cell>
          <table:table-cell office:value-type="float" office:value="1.32243906637562" table:style-name="ce1">
            <text:p>1.322439066</text:p>
          </table:table-cell>
          <table:table-cell office:value-type="float" office:value="1.3103065978767601" table:style-name="ce1">
            <text:p>1.310306598</text:p>
          </table:table-cell>
          <table:table-cell office:value-type="float" office:value="1.29839471971425" table:style-name="ce1">
            <text:p>1.29839472</text:p>
          </table:table-cell>
          <table:table-cell office:value-type="float" office:value="1.2866974699870899" table:style-name="ce1">
            <text:p>1.28669747</text:p>
          </table:table-cell>
          <table:table-cell office:value-type="float" office:value="1.2753923091313" table:style-name="ce1">
            <text:p>1.275392309</text:p>
          </table:table-cell>
          <table:table-cell office:value-type="float" office:value="1.2685434383507701" table:style-name="ce1">
            <text:p>1.268543438</text:p>
          </table:table-cell>
          <table:table-cell office:value-type="float" office:value="1.2634364373688001" table:style-name="ce1">
            <text:p>1.263436437</text:p>
          </table:table-cell>
          <table:table-cell office:value-type="float" office:value="1.26026405341562" table:style-name="ce1">
            <text:p>1.260264053</text:p>
          </table:table-cell>
          <table:table-cell office:value-type="float" office:value="1.24948036887423" table:style-name="ce1">
            <text:p>1.249480369</text:p>
          </table:table-cell>
          <table:table-cell office:value-type="float" office:value="1.2446672488531301" table:style-name="ce1">
            <text:p>1.244667249</text:p>
          </table:table-cell>
          <table:table-cell office:value-type="float" office:value="1.2417345796488899" table:style-name="ce1">
            <text:p>1.24173458</text:p>
          </table:table-cell>
          <table:table-cell office:value-type="float" office:value="1.2388511990027" table:style-name="ce1">
            <text:p>1.238851199</text:p>
          </table:table-cell>
          <table:table-cell office:value-type="float" office:value="1.2286984344621701" table:style-name="ce1">
            <text:p>1.228698434</text:p>
          </table:table-cell>
          <table:table-cell office:value-type="float" office:value="1.2187134842115599" table:style-name="ce1">
            <text:p>1.218713484</text:p>
          </table:table-cell>
          <table:table-cell office:value-type="float" office:value="1.20872402942294" table:style-name="ce1">
            <text:p>1.208724029</text:p>
          </table:table-cell>
          <table:table-cell office:value-type="float" office:value="1.19906382962389" table:style-name="ce1">
            <text:p>1.19906383</text:p>
          </table:table-cell>
          <table:table-cell office:value-type="float" office:value="1.18939396003014" table:style-name="ce1">
            <text:p>1.18939396</text:p>
          </table:table-cell>
          <table:table-cell office:value-type="float" office:value="1.1798788083499001" table:style-name="ce1">
            <text:p>1.179878808</text:p>
          </table:table-cell>
          <table:table-cell office:value-type="float" office:value="1.1705146908233199" table:style-name="ce1">
            <text:p>1.170514691</text:p>
          </table:table-cell>
          <table:table-cell office:value-type="float" office:value="1.1612980397144701" table:style-name="ce1">
            <text:p>1.16129804</text:p>
          </table:table-cell>
          <table:table-cell office:value-type="float" office:value="1.1523857070146599" table:style-name="ce1">
            <text:p>1.152385707</text:p>
          </table:table-cell>
          <table:table-cell office:value-type="float" office:value="1.1436115500156201" table:style-name="ce1">
            <text:p>1.14361155</text:p>
          </table:table-cell>
          <table:table-cell office:value-type="float" office:value="1.1349723800473399" table:style-name="ce1">
            <text:p>1.13497238</text:p>
          </table:table-cell>
          <table:table-cell office:value-type="float" office:value="1.1263084687492699" table:style-name="ce1">
            <text:p>1.126308469</text:p>
          </table:table-cell>
          <table:table-cell office:value-type="float" office:value="1.1179312792446401" table:style-name="ce1">
            <text:p>1.117931279</text:p>
          </table:table-cell>
          <table:table-cell office:value-type="float" office:value="1.10968006251452" table:style-name="ce1">
            <text:p>1.109680063</text:p>
          </table:table-cell>
          <table:table-cell office:value-type="float" office:value="1.1051411807862901" table:style-name="ce1">
            <text:p>1.105141181</text:p>
          </table:table-cell>
          <table:table-cell office:value-type="float" office:value="1.0980657003579199" table:style-name="ce1">
            <text:p>1.0980657</text:p>
          </table:table-cell>
          <table:table-cell office:value-type="float" office:value="1.0950383446670999" table:style-name="ce1">
            <text:p>1.095038345</text:p>
          </table:table-cell>
          <table:table-cell office:value-type="float" office:value="1.0871951410866001" table:style-name="ce1">
            <text:p>1.087195141</text:p>
          </table:table-cell>
          <table:table-cell office:value-type="float" office:value="1.0842904322845699" table:style-name="ce1">
            <text:p>1.084290432</text:p>
          </table:table-cell>
          <table:table-cell office:value-type="float" office:value="1.07648978169259" table:style-name="ce1">
            <text:p>1.076489782</text:p>
          </table:table-cell>
          <table:table-cell office:value-type="float" office:value="1.0688005689662201" table:style-name="ce1">
            <text:p>1.068800569</text:p>
          </table:table-cell>
          <table:table-cell office:value-type="float" office:value="1.0612204230870199" table:style-name="ce1">
            <text:p>1.061220423</text:p>
          </table:table-cell>
          <table:table-cell office:value-type="float" office:value="1.0537470398258499" table:style-name="ce1">
            <text:p>1.05374704</text:p>
          </table:table-cell>
          <table:table-cell office:value-type="float" office:value="1.0498849620014099" table:style-name="ce1">
            <text:p>1.049884962</text:p>
          </table:table-cell>
          <table:table-cell office:value-type="float" office:value="1.0525965796313099" table:style-name="ce1">
            <text:p>1.05259658</text:p>
          </table:table-cell>
          <table:table-cell office:value-type="float" office:value="1.0471148904721499" table:style-name="ce1">
            <text:p>1.04711489</text:p>
          </table:table-cell>
          <table:table-cell office:value-type="float" office:value="1.0417082929453101" table:style-name="ce1">
            <text:p>1.041708293</text:p>
          </table:table-cell>
          <table:table-cell office:value-type="float" office:value="1.0363752545684899" table:style-name="ce1">
            <text:p>1.036375255</text:p>
          </table:table-cell>
          <table:table-cell office:value-type="float" office:value="1.03038590367921" table:style-name="ce1">
            <text:p>1.030385904</text:p>
          </table:table-cell>
          <table:table-cell office:value-type="float" office:value="1.0244769467615999" table:style-name="ce1">
            <text:p>1.024476947</text:p>
          </table:table-cell>
          <table:table-cell office:value-type="float" office:value="1.0186467759362301" table:style-name="ce1">
            <text:p>1.018646776</text:p>
          </table:table-cell>
          <table:table-cell office:value-type="float" office:value="1.01236868190889" table:style-name="ce1">
            <text:p>1.012368682</text:p>
          </table:table-cell>
          <table:table-cell office:value-type="float" office:value="1.00669488349473" table:style-name="ce1">
            <text:p>1.006694883</text:p>
          </table:table-cell>
          <table:table-cell office:value-type="float" office:value="1.00057697300004" table:style-name="ce1">
            <text:p>1.000576973</text:p>
          </table:table-cell>
          <table:table-cell office:value-type="float" office:value="1.00902508726048" table:style-name="ce1">
            <text:p>1.009025087</text:p>
          </table:table-cell>
          <table:table-cell office:value-type="float" office:value="1.0025152479878401" table:style-name="ce1">
            <text:p>1.002515248</text:p>
          </table:table-cell>
          <table:table-cell office:value-type="float" office:value="0.99608886819304199" table:style-name="ce1">
            <text:p>0.996088868</text:p>
          </table:table-cell>
          <table:table-cell office:value-type="float" office:value="0.98974435310900999" table:style-name="ce1">
            <text:p>0.989744353</text:p>
          </table:table-cell>
          <table:table-cell office:value-type="float" office:value="0.98353936762486505" table:style-name="ce1">
            <text:p>0.983539368</text:p>
          </table:table-cell>
          <table:table-cell office:value-type="float" office:value="0.977412432272596" table:style-name="ce1">
            <text:p>0.977412432</text:p>
          </table:table-cell>
          <table:table-cell office:value-type="float" office:value="0.97136208361222998" table:style-name="ce1">
            <text:p>0.971362084</text:p>
          </table:table-cell>
          <table:table-cell office:value-type="float" office:value="0.96532877874507395" table:style-name="ce1">
            <text:p>0.965328779</text:p>
          </table:table-cell>
          <table:table-cell office:value-type="float" office:value="0.95936995912319101" table:style-name="ce1">
            <text:p>0.959369959</text:p>
          </table:table-cell>
          <table:table-cell office:value-type="float" office:value="0.95348425385249602" table:style-name="ce1">
            <text:p>0.953484254</text:p>
          </table:table-cell>
          <table:table-cell office:value-type="float" office:value="1.30656021912622" table:style-name="ce1">
            <text:p>1.306560219</text:p>
          </table:table-cell>
          <table:table-cell office:value-type="float" office:value="1.6811341657930601" table:style-name="ce1">
            <text:p>1.681134166</text:p>
          </table:table-cell>
          <table:table-cell office:value-type="float" office:value="1.80106248092504" table:style-name="ce1">
            <text:p>1.801062481</text:p>
          </table:table-cell>
          <table:table-cell office:value-type="float" office:value="2.08042381270453" table:style-name="ce1">
            <text:p>2.080423813</text:p>
          </table:table-cell>
          <table:table-cell office:value-type="float" office:value="2.2249846204586099" table:style-name="ce1">
            <text:p>2.22498462</text:p>
          </table:table-cell>
          <table:table-cell office:value-type="float" office:value="2.5283594933431801" table:style-name="ce1">
            <text:p>2.528359493</text:p>
          </table:table-cell>
          <table:table-cell office:value-type="float" office:value="2.5134867904411702" table:style-name="ce1">
            <text:p>2.51348679</text:p>
          </table:table-cell>
          <table:table-cell office:value-type="float" office:value="2.4988427545123502" table:style-name="ce1">
            <text:p>2.498842755</text:p>
          </table:table-cell>
          <table:table-cell office:value-type="float" office:value="2.4843689980710799" table:style-name="ce1">
            <text:p>2.484368998</text:p>
          </table:table-cell>
          <table:table-cell office:value-type="float" office:value="2.47200096951258" table:style-name="ce1">
            <text:p>2.47200097</text:p>
          </table:table-cell>
          <table:table-cell office:value-type="float" office:value="2.7133283101236199" table:style-name="ce1">
            <text:p>2.71332831</text:p>
          </table:table-cell>
          <table:table-cell office:value-type="float" office:value="2.6979408309465698" table:style-name="ce1">
            <text:p>2.697940831</text:p>
          </table:table-cell>
          <table:table-cell office:value-type="float" office:value="2.6827282094874301" table:style-name="ce1">
            <text:p>2.682728209</text:p>
          </table:table-cell>
          <table:table-cell office:value-type="float" office:value="2.6676874820560799" table:style-name="ce1">
            <text:p>2.667687482</text:p>
          </table:table-cell>
          <table:table-cell office:value-type="float" office:value="2.65281575156216" table:style-name="ce1">
            <text:p>2.652815752</text:p>
          </table:table-cell>
          <table:table-cell office:value-type="float" office:value="2.6407970597150601" table:style-name="ce1">
            <text:p>2.64079706</text:p>
          </table:table-cell>
          <table:table-cell office:value-type="float" office:value="2.62755791855861" table:style-name="ce1">
            <text:p>2.627557919</text:p>
          </table:table-cell>
          <table:table-cell office:value-type="float" office:value="2.61386948432876" table:style-name="ce1">
            <text:p>2.613869484</text:p>
          </table:table-cell>
          <table:table-cell office:value-type="float" office:value="2.6003314724530799" table:style-name="ce1">
            <text:p>2.600331472</text:p>
          </table:table-cell>
          <table:table-cell office:value-type="float" office:value="2.5869414169913498" table:style-name="ce1">
            <text:p>2.586941417</text:p>
          </table:table-cell>
          <table:table-cell office:value-type="float" office:value="2.5736969056107202" table:style-name="ce1">
            <text:p>2.573696906</text:p>
          </table:table-cell>
          <table:table-cell office:value-type="float" office:value="2.5601669470820601" table:style-name="ce1">
            <text:p>2.560166947</text:p>
          </table:table-cell>
          <table:table-cell office:value-type="float" office:value="2.5470362258278301" table:style-name="ce1">
            <text:p>2.547036226</text:p>
          </table:table-cell>
          <table:table-cell office:value-type="float" office:value="2.5335254409524901" table:style-name="ce1">
            <text:p>2.533525441</text:p>
          </table:table-cell>
          <table:table-cell office:value-type="float" office:value="2.5204250640208699" table:style-name="ce1">
            <text:p>2.520425064</text:p>
          </table:table-cell>
          <table:table-cell office:value-type="float" office:value="2.50719805021197" table:style-name="ce1">
            <text:p>2.50719805</text:p>
          </table:table-cell>
          <table:table-cell office:value-type="float" office:value="2.4946225488624099" table:style-name="ce1">
            <text:p>2.494622549</text:p>
          </table:table-cell>
          <table:table-cell office:value-type="float" office:value="2.4826960344409001" table:style-name="ce1">
            <text:p>2.482696034</text:p>
          </table:table-cell>
          <table:table-cell office:value-type="float" office:value="2.4708937545446199" table:style-name="ce1">
            <text:p>2.470893755</text:p>
          </table:table-cell>
          <table:table-cell office:value-type="float" office:value="2.4592137780669501" table:style-name="ce1">
            <text:p>2.459213778</text:p>
          </table:table-cell>
          <table:table-cell office:value-type="float" office:value="2.7819165808706101" table:style-name="ce1">
            <text:p>2.781916581</text:p>
          </table:table-cell>
          <table:table-cell office:value-type="float" office:value="2.7684193231377101" table:style-name="ce1">
            <text:p>2.768419323</text:p>
          </table:table-cell>
          <table:table-cell office:value-type="float" office:value="2.75560979420105" table:style-name="ce1">
            <text:p>2.755609794</text:p>
          </table:table-cell>
          <table:table-cell office:value-type="float" office:value="2.74293031124345" table:style-name="ce1">
            <text:p>2.742930311</text:p>
          </table:table-cell>
          <table:table-cell office:value-type="float" office:value="2.7294339691553899" table:style-name="ce1">
            <text:p>2.729433969</text:p>
          </table:table-cell>
          <table:table-cell office:value-type="float" office:value="2.7157182205666701" table:style-name="ce1">
            <text:p>2.715718221</text:p>
          </table:table-cell>
          <table:table-cell office:value-type="float" office:value="2.7022422267345299" table:style-name="ce1">
            <text:p>2.702242227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15.376405238078799" table:style-name="ce1">
            <text:p>15.37640524</text:p>
          </table:table-cell>
          <table:table-cell office:value-type="string" table:style-name="ce1">
            <text:p><text:s/>global min</text:p>
          </table:table-cell>
          <table:table-cell office:value-type="float" office:value="-20.125843771863298" table:style-name="ce1">
            <text:p>-20.12584377</text:p>
          </table:table-cell>
          <table:table-cell office:value-type="string" table:style-name="ce1">
            <text:p><text:s/>range</text:p>
          </table:table-cell>
          <table:table-cell office:value-type="float" office:value="35.502249009942098" table:style-name="ce1">
            <text:p>35.50224901</text:p>
          </table:table-cell>
          <table:table-cell office:value-type="string" table:style-name="ce1">
            <text:p><text:s/>regret</text:p>
          </table:table-cell>
          <table:table-cell office:value-type="float" office:value="24.262116347410299" table:style-name="ce1">
            <text:p>24.26211635</text:p>
          </table:table-cell>
          <table:table-cell office:value-type="float" office:value="22.382734654231101" table:style-name="ce1">
            <text:p>22.38273465</text:p>
          </table:table-cell>
          <table:table-cell office:value-type="float" office:value="23.9459432624712" table:style-name="ce1">
            <text:p>23.94594326</text:p>
          </table:table-cell>
          <table:table-cell office:value-type="float" office:value="22.486981912552" table:style-name="ce1">
            <text:p>22.48698191</text:p>
          </table:table-cell>
          <table:table-cell office:value-type="float" office:value="20.4070001073996" table:style-name="ce1">
            <text:p>20.40700011</text:p>
          </table:table-cell>
          <table:table-cell office:value-type="float" office:value="20.730555677965299" table:style-name="ce1">
            <text:p>20.73055568</text:p>
          </table:table-cell>
          <table:table-cell office:value-type="float" office:value="20.441870338470501" table:style-name="ce1">
            <text:p>20.44187034</text:p>
          </table:table-cell>
          <table:table-cell office:value-type="float" office:value="19.457257380088901" table:style-name="ce1">
            <text:p>19.45725738</text:p>
          </table:table-cell>
          <table:table-cell office:value-type="float" office:value="19.478812608439998" table:style-name="ce1">
            <text:p>19.47881261</text:p>
          </table:table-cell>
          <table:table-cell office:value-type="float" office:value="19.352442080288501" table:style-name="ce1">
            <text:p>19.35244208</text:p>
          </table:table-cell>
          <table:table-cell office:value-type="float" office:value="19.002764027194299" table:style-name="ce1">
            <text:p>19.00276403</text:p>
          </table:table-cell>
          <table:table-cell office:value-type="float" office:value="17.459568919841601" table:style-name="ce1">
            <text:p>17.45956892</text:p>
          </table:table-cell>
          <table:table-cell office:value-type="float" office:value="18.845453633927299" table:style-name="ce1">
            <text:p>18.84545363</text:p>
          </table:table-cell>
          <table:table-cell office:value-type="float" office:value="19.5824228966523" table:style-name="ce1">
            <text:p>19.5824229</text:p>
          </table:table-cell>
          <table:table-cell office:value-type="float" office:value="20.426481276913101" table:style-name="ce1">
            <text:p>20.42648128</text:p>
          </table:table-cell>
          <table:table-cell office:value-type="float" office:value="19.2852244495277" table:style-name="ce1">
            <text:p>19.28522445</text:p>
          </table:table-cell>
          <table:table-cell office:value-type="float" office:value="19.054624969168199" table:style-name="ce1">
            <text:p>19.05462497</text:p>
          </table:table-cell>
          <table:table-cell office:value-type="float" office:value="18.300286932299699" table:style-name="ce1">
            <text:p>18.30028693</text:p>
          </table:table-cell>
          <table:table-cell office:value-type="float" office:value="18.738197715496799" table:style-name="ce1">
            <text:p>18.73819772</text:p>
          </table:table-cell>
          <table:table-cell office:value-type="float" office:value="18.282910565822601" table:style-name="ce1">
            <text:p>18.28291057</text:p>
          </table:table-cell>
          <table:table-cell office:value-type="float" office:value="18.352895802407701" table:style-name="ce1">
            <text:p>18.3528958</text:p>
          </table:table-cell>
          <table:table-cell office:value-type="float" office:value="18.219826039845401" table:style-name="ce1">
            <text:p>18.21982604</text:p>
          </table:table-cell>
          <table:table-cell office:value-type="float" office:value="17.9971551101378" table:style-name="ce1">
            <text:p>17.99715511</text:p>
          </table:table-cell>
          <table:table-cell office:value-type="float" office:value="17.2956373171737" table:style-name="ce1">
            <text:p>17.29563732</text:p>
          </table:table-cell>
          <table:table-cell office:value-type="float" office:value="16.843878919507102" table:style-name="ce1">
            <text:p>16.84387892</text:p>
          </table:table-cell>
          <table:table-cell office:value-type="float" office:value="16.1975281586117" table:style-name="ce1">
            <text:p>16.19752816</text:p>
          </table:table-cell>
          <table:table-cell office:value-type="float" office:value="15.5979069334046" table:style-name="ce1">
            <text:p>15.59790693</text:p>
          </table:table-cell>
          <table:table-cell office:value-type="float" office:value="15.081352236504801" table:style-name="ce1">
            <text:p>15.08135224</text:p>
          </table:table-cell>
          <table:table-cell office:value-type="float" office:value="14.6004220014601" table:style-name="ce1">
            <text:p>14.600422</text:p>
          </table:table-cell>
          <table:table-cell office:value-type="float" office:value="14.152270510783399" table:style-name="ce1">
            <text:p>14.15227051</text:p>
          </table:table-cell>
          <table:table-cell office:value-type="float" office:value="13.7085059984112" table:style-name="ce1">
            <text:p>13.708506</text:p>
          </table:table-cell>
          <table:table-cell office:value-type="float" office:value="13.292476768062301" table:style-name="ce1">
            <text:p>13.29247677</text:p>
          </table:table-cell>
          <table:table-cell office:value-type="float" office:value="12.9249484948042" table:style-name="ce1">
            <text:p>12.92494849</text:p>
          </table:table-cell>
          <table:table-cell office:value-type="float" office:value="12.547564747226" table:style-name="ce1">
            <text:p>12.54756475</text:p>
          </table:table-cell>
          <table:table-cell office:value-type="float" office:value="12.2054491466409" table:style-name="ce1">
            <text:p>12.20544915</text:p>
          </table:table-cell>
          <table:table-cell office:value-type="float" office:value="11.8744114415332" table:style-name="ce1">
            <text:p>11.87441144</text:p>
          </table:table-cell>
          <table:table-cell office:value-type="float" office:value="11.5612676664314" table:style-name="ce1">
            <text:p>11.56126767</text:p>
          </table:table-cell>
          <table:table-cell office:value-type="float" office:value="11.272116378544901" table:style-name="ce1">
            <text:p>11.27211638</text:p>
          </table:table-cell>
          <table:table-cell office:value-type="float" office:value="10.9940430345334" table:style-name="ce1">
            <text:p>10.99404303</text:p>
          </table:table-cell>
          <table:table-cell office:value-type="float" office:value="10.751039494713901" table:style-name="ce1">
            <text:p>10.75103949</text:p>
          </table:table-cell>
          <table:table-cell office:value-type="float" office:value="10.4943949089136" table:style-name="ce1">
            <text:p>10.49439491</text:p>
          </table:table-cell>
          <table:table-cell office:value-type="float" office:value="10.249971493865701" table:style-name="ce1">
            <text:p>10.24997149</text:p>
          </table:table-cell>
          <table:table-cell office:value-type="float" office:value="10.016916609750201" table:style-name="ce1">
            <text:p>10.01691661</text:p>
          </table:table-cell>
          <table:table-cell office:value-type="float" office:value="9.7944551294582105" table:style-name="ce1">
            <text:p>9.794455129</text:p>
          </table:table-cell>
          <table:table-cell office:value-type="float" office:value="9.6028926215639405" table:style-name="ce1">
            <text:p>9.602892622</text:p>
          </table:table-cell>
          <table:table-cell office:value-type="float" office:value="9.4103013241261397" table:style-name="ce1">
            <text:p>9.410301324</text:p>
          </table:table-cell>
          <table:table-cell office:value-type="float" office:value="9.2138601684664998" table:style-name="ce1">
            <text:p>9.213860168</text:p>
          </table:table-cell>
          <table:table-cell office:value-type="float" office:value="9.0463660456696093" table:style-name="ce1">
            <text:p>9.046366046</text:p>
          </table:table-cell>
          <table:table-cell office:value-type="float" office:value="8.8769237373789007" table:style-name="ce1">
            <text:p>8.876923737</text:p>
          </table:table-cell>
          <table:table-cell office:value-type="float" office:value="8.7108556371662402" table:style-name="ce1">
            <text:p>8.710855637</text:p>
          </table:table-cell>
          <table:table-cell office:value-type="float" office:value="8.6652050737402906" table:style-name="ce1">
            <text:p>8.665205074</text:p>
          </table:table-cell>
          <table:table-cell office:value-type="float" office:value="8.5239270183318592" table:style-name="ce1">
            <text:p>8.523927018</text:p>
          </table:table-cell>
          <table:table-cell office:value-type="float" office:value="8.3630982066652209" table:style-name="ce1">
            <text:p>8.363098207</text:p>
          </table:table-cell>
          <table:table-cell office:value-type="float" office:value="8.2188467348148606" table:style-name="ce1">
            <text:p>8.218846735</text:p>
          </table:table-cell>
          <table:table-cell office:value-type="float" office:value="8.0695541592367608" table:style-name="ce1">
            <text:p>8.069554159</text:p>
          </table:table-cell>
          <table:table-cell office:value-type="float" office:value="7.9387352088829797" table:style-name="ce1">
            <text:p>7.938735209</text:p>
          </table:table-cell>
          <table:table-cell office:value-type="float" office:value="7.8125063971381001" table:style-name="ce1">
            <text:p>7.812506397</text:p>
          </table:table-cell>
          <table:table-cell office:value-type="float" office:value="7.6794433939178699" table:style-name="ce1">
            <text:p>7.679443394</text:p>
          </table:table-cell>
          <table:table-cell office:value-type="float" office:value="7.5499402709061396" table:style-name="ce1">
            <text:p>7.549940271</text:p>
          </table:table-cell>
          <table:table-cell office:value-type="float" office:value="7.4247539186614704" table:style-name="ce1">
            <text:p>7.424753919</text:p>
          </table:table-cell>
          <table:table-cell office:value-type="float" office:value="7.3036720369821904" table:style-name="ce1">
            <text:p>7.303672037</text:p>
          </table:table-cell>
          <table:table-cell office:value-type="float" office:value="7.1864960224538601" table:style-name="ce1">
            <text:p>7.186496022</text:p>
          </table:table-cell>
          <table:table-cell office:value-type="float" office:value="7.0829104989620602" table:style-name="ce1">
            <text:p>7.082910499</text:p>
          </table:table-cell>
          <table:table-cell office:value-type="float" office:value="7.1006181191643902" table:style-name="ce1">
            <text:p>7.100618119</text:p>
          </table:table-cell>
          <table:table-cell office:value-type="float" office:value="6.9928371051828497" table:style-name="ce1">
            <text:p>6.992837105</text:p>
          </table:table-cell>
          <table:table-cell office:value-type="float" office:value="6.8883221825340897" table:style-name="ce1">
            <text:p>6.888322183</text:p>
          </table:table-cell>
          <table:table-cell office:value-type="float" office:value="6.7869271083226002" table:style-name="ce1">
            <text:p>6.786927108</text:p>
          </table:table-cell>
          <table:table-cell office:value-type="float" office:value="6.6942432205378903" table:style-name="ce1">
            <text:p>6.694243221</text:p>
          </table:table-cell>
          <table:table-cell office:value-type="float" office:value="6.6042458222541898" table:style-name="ce1">
            <text:p>6.604245822</text:p>
          </table:table-cell>
          <table:table-cell office:value-type="float" office:value="6.5296766200808003" table:style-name="ce1">
            <text:p>6.52967662</text:p>
          </table:table-cell>
          <table:table-cell office:value-type="float" office:value="6.4402102875180196" table:style-name="ce1">
            <text:p>6.440210288</text:p>
          </table:table-cell>
          <table:table-cell office:value-type="float" office:value="6.3690788417539101" table:style-name="ce1">
            <text:p>6.369078842</text:p>
          </table:table-cell>
          <table:table-cell office:value-type="float" office:value="6.2920187609000902" table:style-name="ce1">
            <text:p>6.292018761</text:p>
          </table:table-cell>
          <table:table-cell office:value-type="float" office:value="6.20939103451121" table:style-name="ce1">
            <text:p>6.209391035</text:p>
          </table:table-cell>
          <table:table-cell office:value-type="float" office:value="6.1289667141593602" table:style-name="ce1">
            <text:p>6.128966714</text:p>
          </table:table-cell>
          <table:table-cell office:value-type="float" office:value="6.0581078487023303" table:style-name="ce1">
            <text:p>6.058107849</text:p>
          </table:table-cell>
          <table:table-cell office:value-type="float" office:value="5.9880104486213996" table:style-name="ce1">
            <text:p>5.988010449</text:p>
          </table:table-cell>
          <table:table-cell office:value-type="float" office:value="5.9281480863634499" table:style-name="ce1">
            <text:p>5.928148086</text:p>
          </table:table-cell>
          <table:table-cell office:value-type="float" office:value="5.85359885914652" table:style-name="ce1">
            <text:p>5.853598859</text:p>
          </table:table-cell>
          <table:table-cell office:value-type="float" office:value="5.7816145260367504" table:style-name="ce1">
            <text:p>5.781614526</text:p>
          </table:table-cell>
          <table:table-cell office:value-type="float" office:value="5.9263736365450397" table:style-name="ce1">
            <text:p>5.926373637</text:p>
          </table:table-cell>
          <table:table-cell office:value-type="float" office:value="5.8610949181328502" table:style-name="ce1">
            <text:p>5.861094918</text:p>
          </table:table-cell>
          <table:table-cell office:value-type="float" office:value="5.7963157352512802" table:style-name="ce1">
            <text:p>5.796315735</text:p>
          </table:table-cell>
          <table:table-cell office:value-type="float" office:value="5.7341395803881197" table:style-name="ce1">
            <text:p>5.73413958</text:p>
          </table:table-cell>
          <table:table-cell office:value-type="float" office:value="5.9729114209149898" table:style-name="ce1">
            <text:p>5.972911421</text:p>
          </table:table-cell>
          <table:table-cell office:value-type="float" office:value="5.90345896253225" table:style-name="ce1">
            <text:p>5.903458963</text:p>
          </table:table-cell>
          <table:table-cell office:value-type="float" office:value="5.8401499012071199" table:style-name="ce1">
            <text:p>5.840149901</text:p>
          </table:table-cell>
          <table:table-cell office:value-type="float" office:value="5.7792893652725201" table:style-name="ce1">
            <text:p>5.779289365</text:p>
          </table:table-cell>
          <table:table-cell office:value-type="float" office:value="5.71478902562031" table:style-name="ce1">
            <text:p>5.714789026</text:p>
          </table:table-cell>
          <table:table-cell office:value-type="float" office:value="5.6604144640316498" table:style-name="ce1">
            <text:p>5.660414464</text:p>
          </table:table-cell>
          <table:table-cell office:value-type="float" office:value="5.5983590547176396" table:style-name="ce1">
            <text:p>5.598359055</text:p>
          </table:table-cell>
          <table:table-cell office:value-type="float" office:value="5.5496232488049104" table:style-name="ce1">
            <text:p>5.549623249</text:p>
          </table:table-cell>
          <table:table-cell office:value-type="float" office:value="5.4903666454438396" table:style-name="ce1">
            <text:p>5.490366645</text:p>
          </table:table-cell>
          <table:table-cell office:value-type="float" office:value="5.4329675557089496" table:style-name="ce1">
            <text:p>5.432967556</text:p>
          </table:table-cell>
          <table:table-cell office:value-type="float" office:value="5.3767668559346102" table:style-name="ce1">
            <text:p>5.376766856</text:p>
          </table:table-cell>
          <table:table-cell office:value-type="float" office:value="5.3217469117099201" table:style-name="ce1">
            <text:p>5.321746912</text:p>
          </table:table-cell>
          <table:table-cell office:value-type="float" office:value="5.2700735036050697" table:style-name="ce1">
            <text:p>5.270073504</text:p>
          </table:table-cell>
          <table:table-cell office:value-type="float" office:value="5.2194546548492902" table:style-name="ce1">
            <text:p>5.219454655</text:p>
          </table:table-cell>
          <table:table-cell office:value-type="float" office:value="5.1685264968015501" table:style-name="ce1">
            <text:p>5.168526497</text:p>
          </table:table-cell>
          <table:table-cell office:value-type="float" office:value="5.1186169019147698" table:style-name="ce1">
            <text:p>5.118616902</text:p>
          </table:table-cell>
          <table:table-cell office:value-type="float" office:value="5.0688766574439699" table:style-name="ce1">
            <text:p>5.068876657</text:p>
          </table:table-cell>
          <table:table-cell office:value-type="float" office:value="5.0209226412741597" table:style-name="ce1">
            <text:p>5.020922641</text:p>
          </table:table-cell>
          <table:table-cell office:value-type="float" office:value="4.9768789529021999" table:style-name="ce1">
            <text:p>4.976878953</text:p>
          </table:table-cell>
          <table:table-cell office:value-type="float" office:value="4.9336822585373898" table:style-name="ce1">
            <text:p>4.933682259</text:p>
          </table:table-cell>
          <table:table-cell office:value-type="float" office:value="4.89130835835096" table:style-name="ce1">
            <text:p>4.891308358</text:p>
          </table:table-cell>
          <table:table-cell office:value-type="float" office:value="4.8488957382461999" table:style-name="ce1">
            <text:p>4.848895738</text:p>
          </table:table-cell>
          <table:table-cell office:value-type="float" office:value="4.80727587739573" table:style-name="ce1">
            <text:p>4.807275877</text:p>
          </table:table-cell>
          <table:table-cell office:value-type="float" office:value="4.7730850351119303" table:style-name="ce1">
            <text:p>4.773085035</text:p>
          </table:table-cell>
          <table:table-cell office:value-type="float" office:value="4.7313926171466996" table:style-name="ce1">
            <text:p>4.731392617</text:p>
          </table:table-cell>
          <table:table-cell office:value-type="float" office:value="4.6904582431444704" table:style-name="ce1">
            <text:p>4.690458243</text:p>
          </table:table-cell>
          <table:table-cell office:value-type="float" office:value="4.6502614254305703" table:style-name="ce1">
            <text:p>4.650261425</text:p>
          </table:table-cell>
          <table:table-cell office:value-type="float" office:value="4.6101327355692501" table:style-name="ce1">
            <text:p>4.610132736</text:p>
          </table:table-cell>
          <table:table-cell office:value-type="float" office:value="4.5707142880063598" table:style-name="ce1">
            <text:p>4.570714288</text:p>
          </table:table-cell>
          <table:table-cell office:value-type="float" office:value="4.6505343486693" table:style-name="ce1">
            <text:p>4.650534349</text:p>
          </table:table-cell>
          <table:table-cell office:value-type="float" office:value="4.6289329372786696" table:style-name="ce1">
            <text:p>4.628932937</text:p>
          </table:table-cell>
          <table:table-cell office:value-type="float" office:value="4.5903718616207696" table:style-name="ce1">
            <text:p>4.590371862</text:p>
          </table:table-cell>
          <table:table-cell office:value-type="float" office:value="4.5606649646047499" table:style-name="ce1">
            <text:p>4.560664965</text:p>
          </table:table-cell>
          <table:table-cell office:value-type="float" office:value="4.5228190938060999" table:style-name="ce1">
            <text:p>4.522819094</text:p>
          </table:table-cell>
          <table:table-cell office:value-type="float" office:value="4.4856092880628999" table:style-name="ce1">
            <text:p>4.485609288</text:p>
          </table:table-cell>
          <table:table-cell office:value-type="float" office:value="4.44952794533706" table:style-name="ce1">
            <text:p>4.449527945</text:p>
          </table:table-cell>
          <table:table-cell office:value-type="float" office:value="4.4135388896761301" table:style-name="ce1">
            <text:p>4.41353889</text:p>
          </table:table-cell>
          <table:table-cell office:value-type="float" office:value="4.3788178086797904" table:style-name="ce1">
            <text:p>4.378817809</text:p>
          </table:table-cell>
          <table:table-cell office:value-type="float" office:value="4.3455598733471499" table:style-name="ce1">
            <text:p>4.345559873</text:p>
          </table:table-cell>
          <table:table-cell office:value-type="float" office:value="4.3128383563263304" table:style-name="ce1">
            <text:p>4.312838356</text:p>
          </table:table-cell>
          <table:table-cell office:value-type="float" office:value="4.2806403835778397" table:style-name="ce1">
            <text:p>4.280640384</text:p>
          </table:table-cell>
          <table:table-cell office:value-type="float" office:value="4.2500579675343397" table:style-name="ce1">
            <text:p>4.250057968</text:p>
          </table:table-cell>
          <table:table-cell office:value-type="float" office:value="4.2179911095862197" table:style-name="ce1">
            <text:p>4.21799111</text:p>
          </table:table-cell>
          <table:table-cell office:value-type="float" office:value="4.1853936579806499" table:style-name="ce1">
            <text:p>4.185393658</text:p>
          </table:table-cell>
          <table:table-cell office:value-type="float" office:value="4.15305240649597" table:style-name="ce1">
            <text:p>4.153052406</text:p>
          </table:table-cell>
          <table:table-cell office:value-type="float" office:value="4.1233219400057397" table:style-name="ce1">
            <text:p>4.12332194</text:p>
          </table:table-cell>
          <table:table-cell office:value-type="float" office:value="4.09219366034214" table:style-name="ce1">
            <text:p>4.09219366</text:p>
          </table:table-cell>
          <table:table-cell office:value-type="float" office:value="4.0644289808099696" table:style-name="ce1">
            <text:p>4.064428981</text:p>
          </table:table-cell>
          <table:table-cell office:value-type="float" office:value="4.0370818152557302" table:style-name="ce1">
            <text:p>4.037081815</text:p>
          </table:table-cell>
          <table:table-cell office:value-type="float" office:value="4.0076550933295403" table:style-name="ce1">
            <text:p>4.007655093</text:p>
          </table:table-cell>
          <table:table-cell office:value-type="float" office:value="3.9786643228392902" table:style-name="ce1">
            <text:p>3.978664323</text:p>
          </table:table-cell>
          <table:table-cell office:value-type="float" office:value="4.1244288084060203" table:style-name="ce1">
            <text:p>4.124428808</text:p>
          </table:table-cell>
          <table:table-cell office:value-type="float" office:value="4.0950088979588699" table:style-name="ce1">
            <text:p>4.095008898</text:p>
          </table:table-cell>
          <table:table-cell office:value-type="float" office:value="4.0660153630254401" table:style-name="ce1">
            <text:p>4.066015363</text:p>
          </table:table-cell>
          <table:table-cell office:value-type="float" office:value="4.0398372378389" table:style-name="ce1">
            <text:p>4.039837238</text:p>
          </table:table-cell>
          <table:table-cell office:value-type="float" office:value="4.0120944587183596" table:style-name="ce1">
            <text:p>4.012094459</text:p>
          </table:table-cell>
          <table:table-cell office:value-type="float" office:value="3.9918720021245999" table:style-name="ce1">
            <text:p>3.991872002</text:p>
          </table:table-cell>
          <table:table-cell office:value-type="float" office:value="3.9648577497220598" table:style-name="ce1">
            <text:p>3.96485775</text:p>
          </table:table-cell>
          <table:table-cell office:value-type="float" office:value="3.9382213190314301" table:style-name="ce1">
            <text:p>3.938221319</text:p>
          </table:table-cell>
          <table:table-cell office:value-type="float" office:value="3.9119548387670702" table:style-name="ce1">
            <text:p>3.911954839</text:p>
          </table:table-cell>
          <table:table-cell office:value-type="float" office:value="3.8860506547822098" table:style-name="ce1">
            <text:p>3.886050655</text:p>
          </table:table-cell>
          <table:table-cell office:value-type="float" office:value="3.8623602801747698" table:style-name="ce1">
            <text:p>3.86236028</text:p>
          </table:table-cell>
          <table:table-cell office:value-type="float" office:value="3.8380455283556598" table:style-name="ce1">
            <text:p>3.838045528</text:p>
          </table:table-cell>
          <table:table-cell office:value-type="float" office:value="3.8131658164138198" table:style-name="ce1">
            <text:p>3.813165816</text:p>
          </table:table-cell>
          <table:table-cell office:value-type="float" office:value="3.78862006033697" table:style-name="ce1">
            <text:p>3.78862006</text:p>
          </table:table-cell>
          <table:table-cell office:value-type="float" office:value="3.7644015810078102" table:style-name="ce1">
            <text:p>3.764401581</text:p>
          </table:table-cell>
          <table:table-cell office:value-type="float" office:value="3.7471587101335802" table:style-name="ce1">
            <text:p>3.74715871</text:p>
          </table:table-cell>
          <table:table-cell office:value-type="float" office:value="3.7301645327678798" table:style-name="ce1">
            <text:p>3.730164533</text:p>
          </table:table-cell>
          <table:table-cell office:value-type="float" office:value="3.7133925015115299" table:style-name="ce1">
            <text:p>3.713392502</text:p>
          </table:table-cell>
          <table:table-cell office:value-type="float" office:value="3.6968167585082101" table:style-name="ce1">
            <text:p>3.696816759</text:p>
          </table:table-cell>
          <table:table-cell office:value-type="float" office:value="3.67722831517893" table:style-name="ce1">
            <text:p>3.677228315</text:p>
          </table:table-cell>
          <table:table-cell office:value-type="float" office:value="3.6621098400335601" table:style-name="ce1">
            <text:p>3.66210984</text:p>
          </table:table-cell>
          <table:table-cell office:value-type="float" office:value="3.64257742381794" table:style-name="ce1">
            <text:p>3.642577424</text:p>
          </table:table-cell>
          <table:table-cell office:value-type="float" office:value="3.6232922533772101" table:style-name="ce1">
            <text:p>3.623292253</text:p>
          </table:table-cell>
          <table:table-cell office:value-type="float" office:value="3.6073431055445502" table:style-name="ce1">
            <text:p>3.607343106</text:p>
          </table:table-cell>
          <table:table-cell office:value-type="float" office:value="3.5857712621409101" table:style-name="ce1">
            <text:p>3.585771262</text:p>
          </table:table-cell>
          <table:table-cell office:value-type="float" office:value="3.5649193380089899" table:style-name="ce1">
            <text:p>3.564919338</text:p>
          </table:table-cell>
          <table:table-cell office:value-type="float" office:value="3.5443248450391902" table:style-name="ce1">
            <text:p>3.544324845</text:p>
          </table:table-cell>
          <table:table-cell office:value-type="float" office:value="3.52520172305795" table:style-name="ce1">
            <text:p>3.525201723</text:p>
          </table:table-cell>
          <table:table-cell office:value-type="float" office:value="3.50510056302041" table:style-name="ce1">
            <text:p>3.505100563</text:p>
          </table:table-cell>
          <table:table-cell office:value-type="float" office:value="3.48524305340757" table:style-name="ce1">
            <text:p>3.485243053</text:p>
          </table:table-cell>
          <table:table-cell office:value-type="float" office:value="3.46518645766995" table:style-name="ce1">
            <text:p>3.465186458</text:p>
          </table:table-cell>
          <table:table-cell office:value-type="float" office:value="3.4458057691623498" table:style-name="ce1">
            <text:p>3.445805769</text:p>
          </table:table-cell>
          <table:table-cell office:value-type="float" office:value="3.42665580313699" table:style-name="ce1">
            <text:p>3.426655803</text:p>
          </table:table-cell>
          <table:table-cell office:value-type="float" office:value="3.40730191176318" table:style-name="ce1">
            <text:p>3.407301912</text:p>
          </table:table-cell>
          <table:table-cell office:value-type="float" office:value="3.3881757132290602" table:style-name="ce1">
            <text:p>3.388175713</text:p>
          </table:table-cell>
          <table:table-cell office:value-type="float" office:value="3.3692732129234102" table:style-name="ce1">
            <text:p>3.369273213</text:p>
          </table:table-cell>
          <table:table-cell office:value-type="float" office:value="3.3505905091329402" table:style-name="ce1">
            <text:p>3.350590509</text:p>
          </table:table-cell>
          <table:table-cell office:value-type="float" office:value="3.3325443875593499" table:style-name="ce1">
            <text:p>3.332544388</text:p>
          </table:table-cell>
          <table:table-cell office:value-type="float" office:value="3.3147056926705099" table:style-name="ce1">
            <text:p>3.314705693</text:p>
          </table:table-cell>
          <table:table-cell office:value-type="float" office:value="3.2966550782036101" table:style-name="ce1">
            <text:p>3.296655078</text:p>
          </table:table-cell>
          <table:table-cell office:value-type="float" office:value="3.2792230122871202" table:style-name="ce1">
            <text:p>3.279223012</text:p>
          </table:table-cell>
          <table:table-cell office:value-type="float" office:value="3.2624444999326099" table:style-name="ce1">
            <text:p>3.2624445</text:p>
          </table:table-cell>
          <table:table-cell office:value-type="float" office:value="3.2441597278993899" table:style-name="ce1">
            <text:p>3.244159728</text:p>
          </table:table-cell>
          <table:table-cell office:value-type="float" office:value="3.2301906396956199" table:style-name="ce1">
            <text:p>3.23019064</text:p>
          </table:table-cell>
          <table:table-cell office:value-type="float" office:value="3.212772092866" table:style-name="ce1">
            <text:p>3.212772093</text:p>
          </table:table-cell>
          <table:table-cell office:value-type="float" office:value="3.1955460161670999" table:style-name="ce1">
            <text:p>3.195546016</text:p>
          </table:table-cell>
          <table:table-cell office:value-type="float" office:value="3.1785092370143402" table:style-name="ce1">
            <text:p>3.178509237</text:p>
          </table:table-cell>
          <table:table-cell office:value-type="float" office:value="3.16165865216926" table:style-name="ce1">
            <text:p>3.161658652</text:p>
          </table:table-cell>
          <table:table-cell office:value-type="float" office:value="3.1449912258551" table:style-name="ce1">
            <text:p>3.144991226</text:p>
          </table:table-cell>
          <table:table-cell office:value-type="float" office:value="3.1285039879335299" table:style-name="ce1">
            <text:p>3.128503988</text:p>
          </table:table-cell>
          <table:table-cell office:value-type="float" office:value="3.1126387353539" table:style-name="ce1">
            <text:p>3.112638735</text:p>
          </table:table-cell>
          <table:table-cell office:value-type="float" office:value="3.0965008394983502" table:style-name="ce1">
            <text:p>3.096500839</text:p>
          </table:table-cell>
          <table:table-cell office:value-type="float" office:value="3.0809745957144301" table:style-name="ce1">
            <text:p>3.080974596</text:p>
          </table:table-cell>
          <table:table-cell office:value-type="float" office:value="3.06561265080654" table:style-name="ce1">
            <text:p>3.065612651</text:p>
          </table:table-cell>
          <table:table-cell office:value-type="float" office:value="3.04997206357675" table:style-name="ce1">
            <text:p>3.049972064</text:p>
          </table:table-cell>
          <table:table-cell office:value-type="float" office:value="3.0342419339458502" table:style-name="ce1">
            <text:p>3.034241934</text:p>
          </table:table-cell>
          <table:table-cell office:value-type="float" office:value="3.01867565983193" table:style-name="ce1">
            <text:p>3.01867566</text:p>
          </table:table-cell>
          <table:table-cell office:value-type="float" office:value="3.00327069425806" table:style-name="ce1">
            <text:p>3.003270694</text:p>
          </table:table-cell>
          <table:table-cell office:value-type="float" office:value="2.9882739436543901" table:style-name="ce1">
            <text:p>2.988273944</text:p>
          </table:table-cell>
          <table:table-cell office:value-type="float" office:value="2.97343100587742" table:style-name="ce1">
            <text:p>2.973431006</text:p>
          </table:table-cell>
          <table:table-cell office:value-type="float" office:value="2.9587395266491998" table:style-name="ce1">
            <text:p>2.958739527</text:p>
          </table:table-cell>
          <table:table-cell office:value-type="float" office:value="2.9439515965853702" table:style-name="ce1">
            <text:p>2.943951597</text:p>
          </table:table-cell>
          <table:table-cell office:value-type="float" office:value="2.92931303955248" table:style-name="ce1">
            <text:p>2.92931304</text:p>
          </table:table-cell>
          <table:table-cell office:value-type="float" office:value="2.9148216036958101" table:style-name="ce1">
            <text:p>2.914821604</text:p>
          </table:table-cell>
          <table:table-cell office:value-type="float" office:value="2.9007217567291499" table:style-name="ce1">
            <text:p>2.900721757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41.293337317708797" table:style-name="ce1">
            <text:p>41.29333732</text:p>
          </table:table-cell>
          <table:table-cell office:value-type="string" table:style-name="ce1">
            <text:p><text:s/>global min</text:p>
          </table:table-cell>
          <table:table-cell office:value-type="float" office:value="-26.222139456185001" table:style-name="ce1">
            <text:p>-26.22213946</text:p>
          </table:table-cell>
          <table:table-cell office:value-type="string" table:style-name="ce1">
            <text:p><text:s/>range</text:p>
          </table:table-cell>
          <table:table-cell office:value-type="float" office:value="67.515476773893795" table:style-name="ce1">
            <text:p>67.51547677</text:p>
          </table:table-cell>
          <table:table-cell office:value-type="string" table:style-name="ce1">
            <text:p><text:s/>regret</text:p>
          </table:table-cell>
          <table:table-cell office:value-type="float" office:value="22.795794712311899" table:style-name="ce1">
            <text:p>22.79579471</text:p>
          </table:table-cell>
          <table:table-cell office:value-type="float" office:value="33.7893194379932" table:style-name="ce1">
            <text:p>33.78931944</text:p>
          </table:table-cell>
          <table:table-cell office:value-type="float" office:value="22.964500849911001" table:style-name="ce1">
            <text:p>22.96450085</text:p>
          </table:table-cell>
          <table:table-cell office:value-type="float" office:value="17.9548152724917" table:style-name="ce1">
            <text:p>17.95481527</text:p>
          </table:table-cell>
          <table:table-cell office:value-type="float" office:value="14.366274032102099" table:style-name="ce1">
            <text:p>14.36627403</text:p>
          </table:table-cell>
          <table:table-cell office:value-type="float" office:value="11.973913205175601" table:style-name="ce1">
            <text:p>11.97391321</text:p>
          </table:table-cell>
          <table:table-cell office:value-type="float" office:value="10.6261223856239" table:style-name="ce1">
            <text:p>10.62612239</text:p>
          </table:table-cell>
          <table:table-cell office:value-type="float" office:value="9.3402210989468006" table:style-name="ce1">
            <text:p>9.340221099</text:p>
          </table:table-cell>
          <table:table-cell office:value-type="float" office:value="10.263121542400199" table:style-name="ce1">
            <text:p>10.26312154</text:p>
          </table:table-cell>
          <table:table-cell office:value-type="float" office:value="9.49074713499156" table:style-name="ce1">
            <text:p>9.490747135</text:p>
          </table:table-cell>
          <table:table-cell office:value-type="float" office:value="8.6460698645491707" table:style-name="ce1">
            <text:p>8.646069865</text:p>
          </table:table-cell>
          <table:table-cell office:value-type="float" office:value="7.94217213918051" table:style-name="ce1">
            <text:p>7.942172139</text:p>
          </table:table-cell>
          <table:table-cell office:value-type="float" office:value="7.3385561171006" table:style-name="ce1">
            <text:p>7.338556117</text:p>
          </table:table-cell>
          <table:table-cell office:value-type="float" office:value="6.8163871451254403" table:style-name="ce1">
            <text:p>6.816387145</text:p>
          </table:table-cell>
          <table:table-cell office:value-type="float" office:value="6.4496189137001698" table:style-name="ce1">
            <text:p>6.449618914</text:p>
          </table:table-cell>
          <table:table-cell office:value-type="float" office:value="6.1226701596954198" table:style-name="ce1">
            <text:p>6.12267016</text:p>
          </table:table-cell>
          <table:table-cell office:value-type="float" office:value="5.8513671841057802" table:style-name="ce1">
            <text:p>5.851367184</text:p>
          </table:table-cell>
          <table:table-cell office:value-type="float" office:value="5.5939822766345797" table:style-name="ce1">
            <text:p>5.593982277</text:p>
          </table:table-cell>
          <table:table-cell office:value-type="float" office:value="5.3045707806086302" table:style-name="ce1">
            <text:p>5.304570781</text:p>
          </table:table-cell>
          <table:table-cell office:value-type="float" office:value="5.04410043418528" table:style-name="ce1">
            <text:p>5.044100434</text:p>
          </table:table-cell>
          <table:table-cell office:value-type="float" office:value="4.8084367874213001" table:style-name="ce1">
            <text:p>4.808436787</text:p>
          </table:table-cell>
          <table:table-cell office:value-type="float" office:value="4.6452550629759699" table:style-name="ce1">
            <text:p>4.645255063</text:p>
          </table:table-cell>
          <table:table-cell office:value-type="float" office:value="4.44381393287021" table:style-name="ce1">
            <text:p>4.443813933</text:p>
          </table:table-cell>
          <table:table-cell office:value-type="float" office:value="4.2586550190006198" table:style-name="ce1">
            <text:p>4.258655019</text:p>
          </table:table-cell>
          <table:table-cell office:value-type="float" office:value="4.0883088182405896" table:style-name="ce1">
            <text:p>4.088308818</text:p>
          </table:table-cell>
          <table:table-cell office:value-type="float" office:value="3.93106617138519" table:style-name="ce1">
            <text:p>3.931066171</text:p>
          </table:table-cell>
          <table:table-cell office:value-type="float" office:value="3.8414162974328301" table:style-name="ce1">
            <text:p>3.841416297</text:p>
          </table:table-cell>
          <table:table-cell office:value-type="float" office:value="3.7581699859056399" table:style-name="ce1">
            <text:p>3.758169986</text:p>
          </table:table-cell>
          <table:table-cell office:value-type="float" office:value="3.6289954715828001" table:style-name="ce1">
            <text:p>3.628995472</text:p>
          </table:table-cell>
          <table:table-cell office:value-type="float" office:value="3.5080289558633799" table:style-name="ce1">
            <text:p>3.508028956</text:p>
          </table:table-cell>
          <table:table-cell office:value-type="float" office:value="3.4435931693733202" table:style-name="ce1">
            <text:p>3.443593169</text:p>
          </table:table-cell>
          <table:table-cell office:value-type="float" office:value="3.3359808828304001" table:style-name="ce1">
            <text:p>3.335980883</text:p>
          </table:table-cell>
          <table:table-cell office:value-type="float" office:value="3.2348905530476602" table:style-name="ce1">
            <text:p>3.234890553</text:p>
          </table:table-cell>
          <table:table-cell office:value-type="float" office:value="3.1397467132521402" table:style-name="ce1">
            <text:p>3.139746713</text:p>
          </table:table-cell>
          <table:table-cell office:value-type="float" office:value="3.05003966430208" table:style-name="ce1">
            <text:p>3.050039664</text:p>
          </table:table-cell>
          <table:table-cell office:value-type="float" office:value="2.9918077837909598" table:style-name="ce1">
            <text:p>2.991807784</text:p>
          </table:table-cell>
          <table:table-cell office:value-type="float" office:value="2.9112753861356202" table:style-name="ce1">
            <text:p>2.911275386</text:p>
          </table:table-cell>
          <table:table-cell office:value-type="float" office:value="2.8349815357253001" table:style-name="ce1">
            <text:p>2.834981536</text:p>
          </table:table-cell>
          <table:table-cell office:value-type="float" office:value="2.7626001904642301" table:style-name="ce1">
            <text:p>2.76260019</text:p>
          </table:table-cell>
          <table:table-cell office:value-type="float" office:value="2.6938379124662002" table:style-name="ce1">
            <text:p>2.693837912</text:p>
          </table:table-cell>
          <table:table-cell office:value-type="float" office:value="2.6513953284036602" table:style-name="ce1">
            <text:p>2.651395328</text:p>
          </table:table-cell>
          <table:table-cell office:value-type="float" office:value="2.59548571965925" table:style-name="ce1">
            <text:p>2.59548572</text:p>
          </table:table-cell>
          <table:table-cell office:value-type="float" office:value="2.5464840585673798" table:style-name="ce1">
            <text:p>2.546484059</text:p>
          </table:table-cell>
          <table:table-cell office:value-type="float" office:value="2.4888846270213798" table:style-name="ce1">
            <text:p>2.488884627</text:p>
          </table:table-cell>
          <table:table-cell office:value-type="float" office:value="2.4335760797542401" table:style-name="ce1">
            <text:p>2.43357608</text:p>
          </table:table-cell>
          <table:table-cell office:value-type="float" office:value="2.3850047988927399" table:style-name="ce1">
            <text:p>2.385004799</text:p>
          </table:table-cell>
          <table:table-cell office:value-type="float" office:value="2.3342600159375699" table:style-name="ce1">
            <text:p>2.334260016</text:p>
          </table:table-cell>
          <table:table-cell office:value-type="float" office:value="2.2890171615538102" table:style-name="ce1">
            <text:p>2.289017162</text:p>
          </table:table-cell>
          <table:table-cell office:value-type="float" office:value="2.2569511840638801" table:style-name="ce1">
            <text:p>2.256951184</text:p>
          </table:table-cell>
          <table:table-cell office:value-type="float" office:value="2.2261678456735399" table:style-name="ce1">
            <text:p>2.226167846</text:p>
          </table:table-cell>
          <table:table-cell office:value-type="float" office:value="2.196591697024" table:style-name="ce1">
            <text:p>2.196591697</text:p>
          </table:table-cell>
          <table:table-cell office:value-type="float" office:value="2.15458241574553" table:style-name="ce1">
            <text:p>2.154582416</text:p>
          </table:table-cell>
          <table:table-cell office:value-type="float" office:value="2.1141583903643602" table:style-name="ce1">
            <text:p>2.11415839</text:p>
          </table:table-cell>
          <table:table-cell office:value-type="float" office:value="2.0926682713928302" table:style-name="ce1">
            <text:p>2.092668271</text:p>
          </table:table-cell>
          <table:table-cell office:value-type="float" office:value="2.05757617564963" table:style-name="ce1">
            <text:p>2.057576176</text:p>
          </table:table-cell>
          <table:table-cell office:value-type="float" office:value="2.0213371458960401" table:style-name="ce1">
            <text:p>2.021337146</text:p>
          </table:table-cell>
          <table:table-cell office:value-type="float" office:value="2.0089428744548199" table:style-name="ce1">
            <text:p>2.008942874</text:p>
          </table:table-cell>
          <table:table-cell office:value-type="float" office:value="1.9866815191115801" table:style-name="ce1">
            <text:p>1.986681519</text:p>
          </table:table-cell>
          <table:table-cell office:value-type="float" office:value="1.9616920960147" table:style-name="ce1">
            <text:p>1.961692096</text:p>
          </table:table-cell>
          <table:table-cell office:value-type="float" office:value="1.93058329195015" table:style-name="ce1">
            <text:p>1.930583292</text:p>
          </table:table-cell>
          <table:table-cell office:value-type="float" office:value="2.7385995799291498" table:style-name="ce1">
            <text:p>2.73859958</text:p>
          </table:table-cell>
          <table:table-cell office:value-type="float" office:value="2.7187918379088698" table:style-name="ce1">
            <text:p>2.718791838</text:p>
          </table:table-cell>
          <table:table-cell office:value-type="float" office:value="2.6756364119103102" table:style-name="ce1">
            <text:p>2.675636412</text:p>
          </table:table-cell>
          <table:table-cell office:value-type="float" office:value="2.6338295929742102" table:style-name="ce1">
            <text:p>2.633829593</text:p>
          </table:table-cell>
          <table:table-cell office:value-type="float" office:value="2.5933091376976898" table:style-name="ce1">
            <text:p>2.593309138</text:p>
          </table:table-cell>
          <table:table-cell office:value-type="float" office:value="2.5540165750053001" table:style-name="ce1">
            <text:p>2.554016575</text:p>
          </table:table-cell>
          <table:table-cell office:value-type="float" office:value="2.5158969246320799" table:style-name="ce1">
            <text:p>2.515896925</text:p>
          </table:table-cell>
          <table:table-cell office:value-type="float" office:value="2.4788984404463199" table:style-name="ce1">
            <text:p>2.47889844</text:p>
          </table:table-cell>
          <table:table-cell office:value-type="float" office:value="2.4429723760920199" table:style-name="ce1">
            <text:p>2.442972376</text:p>
          </table:table-cell>
          <table:table-cell office:value-type="float" office:value="2.4080727707192802" table:style-name="ce1">
            <text:p>2.408072771</text:p>
          </table:table-cell>
          <table:table-cell office:value-type="float" office:value="2.3741562528218298" table:style-name="ce1">
            <text:p>2.374156253</text:p>
          </table:table-cell>
          <table:table-cell office:value-type="float" office:value="2.3549912623914602" table:style-name="ce1">
            <text:p>2.354991262</text:p>
          </table:table-cell>
          <table:table-cell office:value-type="float" office:value="2.3325637692702998" table:style-name="ce1">
            <text:p>2.332563769</text:p>
          </table:table-cell>
          <table:table-cell office:value-type="float" office:value="2.3037358421196901" table:style-name="ce1">
            <text:p>2.303735842</text:p>
          </table:table-cell>
          <table:table-cell office:value-type="float" office:value="2.2742882155866502" table:style-name="ce1">
            <text:p>2.274288216</text:p>
          </table:table-cell>
          <table:table-cell office:value-type="float" office:value="2.2456155265939501" table:style-name="ce1">
            <text:p>2.245615527</text:p>
          </table:table-cell>
          <table:table-cell office:value-type="float" office:value="2.2176875827699001" table:style-name="ce1">
            <text:p>2.217687583</text:p>
          </table:table-cell>
          <table:table-cell office:value-type="float" office:value="2.2014825107587601" table:style-name="ce1">
            <text:p>2.201482511</text:p>
          </table:table-cell>
          <table:table-cell office:value-type="float" office:value="2.1856876937352601" table:style-name="ce1">
            <text:p>2.185687694</text:p>
          </table:table-cell>
          <table:table-cell office:value-type="float" office:value="2.15851796094536" table:style-name="ce1">
            <text:p>2.158517961</text:p>
          </table:table-cell>
          <table:table-cell office:value-type="float" office:value="2.71714354526739" table:style-name="ce1">
            <text:p>2.717143545</text:p>
          </table:table-cell>
          <table:table-cell office:value-type="float" office:value="3.1977810153571098" table:style-name="ce1">
            <text:p>3.197781015</text:p>
          </table:table-cell>
          <table:table-cell office:value-type="float" office:value="3.7256344692273902" table:style-name="ce1">
            <text:p>3.725634469</text:p>
          </table:table-cell>
          <table:table-cell office:value-type="float" office:value="4.3015953975489696" table:style-name="ce1">
            <text:p>4.301595398</text:p>
          </table:table-cell>
          <table:table-cell office:value-type="float" office:value="4.2511308525253799" table:style-name="ce1">
            <text:p>4.251130853</text:p>
          </table:table-cell>
          <table:table-cell office:value-type="float" office:value="4.20202689504774" table:style-name="ce1">
            <text:p>4.202026895</text:p>
          </table:table-cell>
          <table:table-cell office:value-type="float" office:value="4.8038249076175301" table:style-name="ce1">
            <text:p>4.803824908</text:p>
          </table:table-cell>
          <table:table-cell office:value-type="float" office:value="4.7630818842312399" table:style-name="ce1">
            <text:p>4.763081884</text:p>
          </table:table-cell>
          <table:table-cell office:value-type="float" office:value="5.0887082138119997" table:style-name="ce1">
            <text:p>5.088708214</text:p>
          </table:table-cell>
          <table:table-cell office:value-type="float" office:value="5.03248023931907" table:style-name="ce1">
            <text:p>5.032480239</text:p>
          </table:table-cell>
          <table:table-cell office:value-type="float" office:value="4.9937773748723897" table:style-name="ce1">
            <text:p>4.993777375</text:p>
          </table:table-cell>
          <table:table-cell office:value-type="float" office:value="5.3939353703952397" table:style-name="ce1">
            <text:p>5.39393537</text:p>
          </table:table-cell>
          <table:table-cell office:value-type="float" office:value="5.34903755834394" table:style-name="ce1">
            <text:p>5.349037558</text:p>
          </table:table-cell>
          <table:table-cell office:value-type="float" office:value="5.2931452848736997" table:style-name="ce1">
            <text:p>5.293145285</text:p>
          </table:table-cell>
          <table:table-cell office:value-type="float" office:value="5.2533281721347302" table:style-name="ce1">
            <text:p>5.253328172</text:p>
          </table:table-cell>
          <table:table-cell office:value-type="float" office:value="5.1986060036749899" table:style-name="ce1">
            <text:p>5.198606004</text:p>
          </table:table-cell>
          <table:table-cell office:value-type="float" office:value="5.1450121273484504" table:style-name="ce1">
            <text:p>5.145012127</text:p>
          </table:table-cell>
          <table:table-cell office:value-type="float" office:value="5.0926355655443203" table:style-name="ce1">
            <text:p>5.092635566</text:p>
          </table:table-cell>
          <table:table-cell office:value-type="float" office:value="5.0411948022559896" table:style-name="ce1">
            <text:p>5.041194802</text:p>
          </table:table-cell>
          <table:table-cell office:value-type="float" office:value="4.99078285423343" table:style-name="ce1">
            <text:p>4.990782854</text:p>
          </table:table-cell>
          <table:table-cell office:value-type="float" office:value="4.9580021134497496" table:style-name="ce1">
            <text:p>4.958002113</text:p>
          </table:table-cell>
          <table:table-cell office:value-type="float" office:value="4.90967062713601" table:style-name="ce1">
            <text:p>4.909670627</text:p>
          </table:table-cell>
          <table:table-cell office:value-type="float" office:value="4.8622776162846799" table:style-name="ce1">
            <text:p>4.862277616</text:p>
          </table:table-cell>
          <table:table-cell office:value-type="float" office:value="4.81579600948817" table:style-name="ce1">
            <text:p>4.815796009</text:p>
          </table:table-cell>
          <table:table-cell office:value-type="float" office:value="4.7701997666306504" table:style-name="ce1">
            <text:p>4.770199767</text:p>
          </table:table-cell>
          <table:table-cell office:value-type="float" office:value="4.7254638302421403" table:style-name="ce1">
            <text:p>4.72546383</text:p>
          </table:table-cell>
          <table:table-cell office:value-type="float" office:value="4.68156407958051" table:style-name="ce1">
            <text:p>4.68156408</text:p>
          </table:table-cell>
          <table:table-cell office:value-type="float" office:value="4.63847728726447" table:style-name="ce1">
            <text:p>4.638477287</text:p>
          </table:table-cell>
          <table:table-cell office:value-type="float" office:value="4.5961810782936796" table:style-name="ce1">
            <text:p>4.596181078</text:p>
          </table:table-cell>
          <table:table-cell office:value-type="float" office:value="4.5546538913041799" table:style-name="ce1">
            <text:p>4.554653891</text:p>
          </table:table-cell>
          <table:table-cell office:value-type="float" office:value="4.5138749419180897" table:style-name="ce1">
            <text:p>4.513874942</text:p>
          </table:table-cell>
          <table:table-cell office:value-type="float" office:value="4.4738241880567502" table:style-name="ce1">
            <text:p>4.473824188</text:p>
          </table:table-cell>
          <table:table-cell office:value-type="float" office:value="4.4350749815442301" table:style-name="ce1">
            <text:p>4.435074982</text:p>
          </table:table-cell>
          <table:table-cell office:value-type="float" office:value="4.3970055856722796" table:style-name="ce1">
            <text:p>4.397005586</text:p>
          </table:table-cell>
          <table:table-cell office:value-type="float" office:value="4.3650123567929304" table:style-name="ce1">
            <text:p>4.365012357</text:p>
          </table:table-cell>
          <table:table-cell office:value-type="float" office:value="4.3274873284631896" table:style-name="ce1">
            <text:p>4.327487328</text:p>
          </table:table-cell>
          <table:table-cell office:value-type="float" office:value="4.2906037536091803" table:style-name="ce1">
            <text:p>4.290603754</text:p>
          </table:table-cell>
          <table:table-cell office:value-type="float" office:value="4.2548012557340202" table:style-name="ce1">
            <text:p>4.254801256</text:p>
          </table:table-cell>
          <table:table-cell office:value-type="float" office:value="4.2191483802282104" table:style-name="ce1">
            <text:p>4.21914838</text:p>
          </table:table-cell>
          <table:table-cell office:value-type="float" office:value="4.1840897193141702" table:style-name="ce1">
            <text:p>4.184089719</text:p>
          </table:table-cell>
          <table:table-cell office:value-type="float" office:value="4.1497434448524704" table:style-name="ce1">
            <text:p>4.149743445</text:p>
          </table:table-cell>
          <table:table-cell office:value-type="float" office:value="4.1185071222897998" table:style-name="ce1">
            <text:p>4.118507122</text:p>
          </table:table-cell>
          <table:table-cell office:value-type="float" office:value="4.0891884103719596" table:style-name="ce1">
            <text:p>4.08918841</text:p>
          </table:table-cell>
          <table:table-cell office:value-type="float" office:value="4.0620072767198296" table:style-name="ce1">
            <text:p>4.062007277</text:p>
          </table:table-cell>
          <table:table-cell office:value-type="float" office:value="4.0297367425816502" table:style-name="ce1">
            <text:p>4.029736743</text:p>
          </table:table-cell>
          <table:table-cell office:value-type="float" office:value="3.9979784391440898" table:style-name="ce1">
            <text:p>3.997978439</text:p>
          </table:table-cell>
          <table:table-cell office:value-type="float" office:value="3.96672026646932" table:style-name="ce1">
            <text:p>3.966720266</text:p>
          </table:table-cell>
          <table:table-cell office:value-type="float" office:value="3.9359505027425898" table:style-name="ce1">
            <text:p>3.935950503</text:p>
          </table:table-cell>
          <table:table-cell office:value-type="float" office:value="3.9056577896162801" table:style-name="ce1">
            <text:p>3.90565779</text:p>
          </table:table-cell>
          <table:table-cell office:value-type="float" office:value="3.8811356855772901" table:style-name="ce1">
            <text:p>3.881135686</text:p>
          </table:table-cell>
          <table:table-cell office:value-type="float" office:value="3.85382313653577" table:style-name="ce1">
            <text:p>3.853823137</text:p>
          </table:table-cell>
          <table:table-cell office:value-type="float" office:value="3.8246275067135298" table:style-name="ce1">
            <text:p>3.824627507</text:p>
          </table:table-cell>
          <table:table-cell office:value-type="float" office:value="3.7958709089186899" table:style-name="ce1">
            <text:p>3.795870909</text:p>
          </table:table-cell>
          <table:table-cell office:value-type="float" office:value="3.7675435140760101" table:style-name="ce1">
            <text:p>3.767543514</text:p>
          </table:table-cell>
          <table:table-cell office:value-type="float" office:value="3.74214624428439" table:style-name="ce1">
            <text:p>3.742146244</text:p>
          </table:table-cell>
          <table:table-cell office:value-type="float" office:value="3.7151150881083299" table:style-name="ce1">
            <text:p>3.715115088</text:p>
          </table:table-cell>
          <table:table-cell office:value-type="float" office:value="3.69156252755797" table:style-name="ce1">
            <text:p>3.691562528</text:p>
          </table:table-cell>
          <table:table-cell office:value-type="float" office:value="3.6685244335640399" table:style-name="ce1">
            <text:p>3.668524434</text:p>
          </table:table-cell>
          <table:table-cell office:value-type="float" office:value="3.6472960870243498" table:style-name="ce1">
            <text:p>3.647296087</text:p>
          </table:table-cell>
          <table:table-cell office:value-type="float" office:value="3.6214453328988001" table:style-name="ce1">
            <text:p>3.621445333</text:p>
          </table:table-cell>
          <table:table-cell office:value-type="float" office:value="3.5959612561367398" table:style-name="ce1">
            <text:p>3.595961256</text:p>
          </table:table-cell>
          <table:table-cell office:value-type="float" office:value="3.5708361100333001" table:style-name="ce1">
            <text:p>3.57083611</text:p>
          </table:table-cell>
          <table:table-cell office:value-type="float" office:value="3.5460623645746701" table:style-name="ce1">
            <text:p>3.546062365</text:p>
          </table:table-cell>
          <table:table-cell office:value-type="float" office:value="3.52163269891407" table:style-name="ce1">
            <text:p>3.521632699</text:p>
          </table:table-cell>
          <table:table-cell office:value-type="float" office:value="3.4975399941591299" table:style-name="ce1">
            <text:p>3.497539994</text:p>
          </table:table-cell>
          <table:table-cell office:value-type="float" office:value="3.4737773264556302" table:style-name="ce1">
            <text:p>3.473777326</text:p>
          </table:table-cell>
          <table:table-cell office:value-type="float" office:value="3.45363125999264" table:style-name="ce1">
            <text:p>3.45363126</text:p>
          </table:table-cell>
          <table:table-cell office:value-type="float" office:value="3.4307412447517498" table:style-name="ce1">
            <text:p>3.430741245</text:p>
          </table:table-cell>
          <table:table-cell office:value-type="float" office:value="3.7444617847902899" table:style-name="ce1">
            <text:p>3.744461785</text:p>
          </table:table-cell>
          <table:table-cell office:value-type="float" office:value="3.72428393465534" table:style-name="ce1">
            <text:p>3.724283935</text:p>
          </table:table-cell>
          <table:table-cell office:value-type="float" office:value="3.6996999951579101" table:style-name="ce1">
            <text:p>3.699699995</text:p>
          </table:table-cell>
          <table:table-cell office:value-type="float" office:value="3.6754395285485999" table:style-name="ce1">
            <text:p>3.675439529</text:p>
          </table:table-cell>
          <table:table-cell office:value-type="float" office:value="3.6514961922217699" table:style-name="ce1">
            <text:p>3.651496192</text:p>
          </table:table-cell>
          <table:table-cell office:value-type="float" office:value="3.6279682332427199" table:style-name="ce1">
            <text:p>3.627968233</text:p>
          </table:table-cell>
          <table:table-cell office:value-type="float" office:value="3.6109766765239599" table:style-name="ce1">
            <text:p>3.610976677</text:p>
          </table:table-cell>
          <table:table-cell office:value-type="float" office:value="3.5962580034292402" table:style-name="ce1">
            <text:p>3.596258003</text:p>
          </table:table-cell>
          <table:table-cell office:value-type="float" office:value="3.5735314588815901" table:style-name="ce1">
            <text:p>3.573531459</text:p>
          </table:table-cell>
          <table:table-cell office:value-type="float" office:value="3.5510925921130201" table:style-name="ce1">
            <text:p>3.551092592</text:p>
          </table:table-cell>
          <table:table-cell office:value-type="float" office:value="3.5289359752409202" table:style-name="ce1">
            <text:p>3.528935975</text:p>
          </table:table-cell>
          <table:table-cell office:value-type="float" office:value="3.5070563160797099" table:style-name="ce1">
            <text:p>3.507056316</text:p>
          </table:table-cell>
          <table:table-cell office:value-type="float" office:value="3.4854484539267201" table:style-name="ce1">
            <text:p>3.485448454</text:p>
          </table:table-cell>
          <table:table-cell office:value-type="float" office:value="3.4639333400135901" table:style-name="ce1">
            <text:p>3.46393334</text:p>
          </table:table-cell>
          <table:table-cell office:value-type="float" office:value="3.4426822152282401" table:style-name="ce1">
            <text:p>3.442682215</text:p>
          </table:table-cell>
          <table:table-cell office:value-type="float" office:value="3.4218621438515302" table:style-name="ce1">
            <text:p>3.421862144</text:p>
          </table:table-cell>
          <table:table-cell office:value-type="float" office:value="3.4054737930678698" table:style-name="ce1">
            <text:p>3.405473793</text:p>
          </table:table-cell>
          <table:table-cell office:value-type="float" office:value="3.3850318369080798" table:style-name="ce1">
            <text:p>3.385031837</text:p>
          </table:table-cell>
          <table:table-cell office:value-type="float" office:value="3.3648346945945198" table:style-name="ce1">
            <text:p>3.364834695</text:p>
          </table:table-cell>
          <table:table-cell office:value-type="float" office:value="3.3448779944513598" table:style-name="ce1">
            <text:p>3.344877994</text:p>
          </table:table-cell>
          <table:table-cell office:value-type="float" office:value="3.3250858169694002" table:style-name="ce1">
            <text:p>3.325085817</text:p>
          </table:table-cell>
          <table:table-cell office:value-type="float" office:value="3.3055264886342801" table:style-name="ce1">
            <text:p>3.305526489</text:p>
          </table:table-cell>
          <table:table-cell office:value-type="float" office:value="3.2903934931717802" table:style-name="ce1">
            <text:p>3.290393493</text:p>
          </table:table-cell>
          <table:table-cell office:value-type="float" office:value="3.27680801917603" table:style-name="ce1">
            <text:p>3.276808019</text:p>
          </table:table-cell>
          <table:table-cell office:value-type="float" office:value="3.2633796026831101" table:style-name="ce1">
            <text:p>3.263379603</text:p>
          </table:table-cell>
          <table:table-cell office:value-type="float" office:value="3.2447865619174001" table:style-name="ce1">
            <text:p>3.244786562</text:p>
          </table:table-cell>
          <table:table-cell office:value-type="float" office:value="3.2264060130461401" table:style-name="ce1">
            <text:p>3.226406013</text:p>
          </table:table-cell>
          <table:table-cell office:value-type="float" office:value="3.2082343340484298" table:style-name="ce1">
            <text:p>3.208234334</text:p>
          </table:table-cell>
          <table:table-cell office:value-type="float" office:value="3.1902679847569" table:style-name="ce1">
            <text:p>3.190267985</text:p>
          </table:table-cell>
          <table:table-cell office:value-type="float" office:value="3.1725035045585401" table:style-name="ce1">
            <text:p>3.172503505</text:p>
          </table:table-cell>
          <table:table-cell office:value-type="float" office:value="3.1549375101724499" table:style-name="ce1">
            <text:p>3.15493751</text:p>
          </table:table-cell>
          <table:table-cell office:value-type="float" office:value="3.14270836825983" table:style-name="ce1">
            <text:p>3.142708368</text:p>
          </table:table-cell>
          <table:table-cell office:value-type="float" office:value="3.1257094767464602" table:style-name="ce1">
            <text:p>3.125709477</text:p>
          </table:table-cell>
          <table:table-cell office:value-type="float" office:value="3.1086017822068901" table:style-name="ce1">
            <text:p>3.108601782</text:p>
          </table:table-cell>
          <table:table-cell office:value-type="float" office:value="3.0916148872221498" table:style-name="ce1">
            <text:p>3.091614887</text:p>
          </table:table-cell>
          <table:table-cell office:value-type="float" office:value="3.4310428891359002" table:style-name="ce1">
            <text:p>3.431042889</text:p>
          </table:table-cell>
          <table:table-cell office:value-type="float" office:value="3.4178711813126501" table:style-name="ce1">
            <text:p>3.417871181</text:p>
          </table:table-cell>
          <table:table-cell office:value-type="float" office:value="3.4022498607485798" table:style-name="ce1">
            <text:p>3.402249861</text:p>
          </table:table-cell>
          <table:table-cell office:value-type="float" office:value="3.3878944297528499" table:style-name="ce1">
            <text:p>3.38789443</text:p>
          </table:table-cell>
          <table:table-cell office:value-type="float" office:value="3.3700236642193202" table:style-name="ce1">
            <text:p>3.370023664</text:p>
          </table:table-cell>
          <table:table-cell office:value-type="float" office:value="3.3523420073157699" table:style-name="ce1">
            <text:p>3.352342007</text:p>
          </table:table-cell>
          <table:table-cell office:value-type="float" office:value="3.33484647311646" table:style-name="ce1">
            <text:p>3.334846473</text:p>
          </table:table-cell>
          <table:table-cell office:value-type="float" office:value="3.31753413822815" table:style-name="ce1">
            <text:p>3.317534138</text:p>
          </table:table-cell>
          <table:table-cell office:value-type="float" office:value="3.3004021401615899" table:style-name="ce1">
            <text:p>3.30040214</text:p>
          </table:table-cell>
          <table:table-cell office:value-type="float" office:value="3.2834476757537501" table:style-name="ce1">
            <text:p>3.283447676</text:p>
          </table:table-cell>
          <table:table-cell office:value-type="float" office:value="3.26666799963877" table:style-name="ce1">
            <text:p>3.266668</text:p>
          </table:table-cell>
          <table:table-cell office:value-type="float" office:value="3.2500604227659999" table:style-name="ce1">
            <text:p>3.250060423</text:p>
          </table:table-cell>
          <table:table-cell office:value-type="float" office:value="3.2336223109633599" table:style-name="ce1">
            <text:p>3.233622311</text:p>
          </table:table-cell>
          <table:table-cell office:value-type="float" office:value="3.2173510835445001" table:style-name="ce1">
            <text:p>3.217351084</text:p>
          </table:table-cell>
          <table:table-cell office:value-type="float" office:value="3.2012442119581599" table:style-name="ce1">
            <text:p>3.201244212</text:p>
          </table:table-cell>
          <table:table-cell office:value-type="float" office:value="3.1887645137299598" table:style-name="ce1">
            <text:p>3.188764514</text:p>
          </table:table-cell>
          <table:table-cell office:value-type="float" office:value="3.1731502361830102" table:style-name="ce1">
            <text:p>3.173150236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29.5499154159608" table:style-name="ce1">
            <text:p>29.54991542</text:p>
          </table:table-cell>
          <table:table-cell office:value-type="string" table:style-name="ce1">
            <text:p><text:s/>global min</text:p>
          </table:table-cell>
          <table:table-cell office:value-type="float" office:value="-29.559341293530998" table:style-name="ce1">
            <text:p>-29.55934129</text:p>
          </table:table-cell>
          <table:table-cell office:value-type="string" table:style-name="ce1">
            <text:p><text:s/>range</text:p>
          </table:table-cell>
          <table:table-cell office:value-type="float" office:value="59.109256709491802" table:style-name="ce1">
            <text:p>59.10925671</text:p>
          </table:table-cell>
          <table:table-cell office:value-type="string" table:style-name="ce1">
            <text:p><text:s/>regret</text:p>
          </table:table-cell>
          <table:table-cell office:value-type="float" office:value="14.7199038621845" table:style-name="ce1">
            <text:p>14.71990386</text:p>
          </table:table-cell>
          <table:table-cell office:value-type="float" office:value="21.5726682221873" table:style-name="ce1">
            <text:p>21.57266822</text:p>
          </table:table-cell>
          <table:table-cell office:value-type="float" office:value="16.524689148800899" table:style-name="ce1">
            <text:p>16.52468915</text:p>
          </table:table-cell>
          <table:table-cell office:value-type="float" office:value="18.277628984079001" table:style-name="ce1">
            <text:p>18.27762898</text:p>
          </table:table-cell>
          <table:table-cell office:value-type="float" office:value="15.750567166835699" table:style-name="ce1">
            <text:p>15.75056717</text:p>
          </table:table-cell>
          <table:table-cell office:value-type="float" office:value="22.091075663499002" table:style-name="ce1">
            <text:p>22.09107566</text:p>
          </table:table-cell>
          <table:table-cell office:value-type="float" office:value="23.0829610476403" table:style-name="ce1">
            <text:p>23.08296105</text:p>
          </table:table-cell>
          <table:table-cell office:value-type="float" office:value="26.692978554044501" table:style-name="ce1">
            <text:p>26.69297855</text:p>
          </table:table-cell>
          <table:table-cell office:value-type="float" office:value="25.546548793405901" table:style-name="ce1">
            <text:p>25.54654879</text:p>
          </table:table-cell>
          <table:table-cell office:value-type="float" office:value="23.043554640891301" table:style-name="ce1">
            <text:p>23.04355464</text:p>
          </table:table-cell>
          <table:table-cell office:value-type="float" office:value="22.063633705055398" table:style-name="ce1">
            <text:p>22.06363371</text:p>
          </table:table-cell>
          <table:table-cell office:value-type="float" office:value="20.383615733812299" table:style-name="ce1">
            <text:p>20.38361573</text:p>
          </table:table-cell>
          <table:table-cell office:value-type="float" office:value="21.608279841188999" table:style-name="ce1">
            <text:p>21.60827984</text:p>
          </table:table-cell>
          <table:table-cell office:value-type="float" office:value="21.418053824841099" table:style-name="ce1">
            <text:p>21.41805382</text:p>
          </table:table-cell>
          <table:table-cell office:value-type="float" office:value="22.0256071594128" table:style-name="ce1">
            <text:p>22.02560716</text:p>
          </table:table-cell>
          <table:table-cell office:value-type="float" office:value="21.325526767596902" table:style-name="ce1">
            <text:p>21.32552677</text:p>
          </table:table-cell>
          <table:table-cell office:value-type="float" office:value="21.7591105757005" table:style-name="ce1">
            <text:p>21.75911058</text:p>
          </table:table-cell>
          <table:table-cell office:value-type="float" office:value="21.854712115470701" table:style-name="ce1">
            <text:p>21.85471212</text:p>
          </table:table-cell>
          <table:table-cell office:value-type="float" office:value="20.7539816923153" table:style-name="ce1">
            <text:p>20.75398169</text:p>
          </table:table-cell>
          <table:table-cell office:value-type="float" office:value="21.279157994151401" table:style-name="ce1">
            <text:p>21.27915799</text:p>
          </table:table-cell>
          <table:table-cell office:value-type="float" office:value="21.096483983751099" table:style-name="ce1">
            <text:p>21.09648398</text:p>
          </table:table-cell>
          <table:table-cell office:value-type="float" office:value="20.166550441422402" table:style-name="ce1">
            <text:p>20.16655044</text:p>
          </table:table-cell>
          <table:table-cell office:value-type="float" office:value="21.431006003892701" table:style-name="ce1">
            <text:p>21.431006</text:p>
          </table:table-cell>
          <table:table-cell office:value-type="float" office:value="20.625992145541399" table:style-name="ce1">
            <text:p>20.62599215</text:p>
          </table:table-cell>
          <table:table-cell office:value-type="float" office:value="19.860016646392101" table:style-name="ce1">
            <text:p>19.86001665</text:p>
          </table:table-cell>
          <table:table-cell office:value-type="float" office:value="19.096326324100101" table:style-name="ce1">
            <text:p>19.09632632</text:p>
          </table:table-cell>
          <table:table-cell office:value-type="float" office:value="18.467228067780201" table:style-name="ce1">
            <text:p>18.46722807</text:p>
          </table:table-cell>
          <table:table-cell office:value-type="float" office:value="17.810887934819199" table:style-name="ce1">
            <text:p>17.81088793</text:p>
          </table:table-cell>
          <table:table-cell office:value-type="float" office:value="17.199812638613999" table:style-name="ce1">
            <text:p>17.19981264</text:p>
          </table:table-cell>
          <table:table-cell office:value-type="float" office:value="16.626485550660199" table:style-name="ce1">
            <text:p>16.62648555</text:p>
          </table:table-cell>
          <table:table-cell office:value-type="float" office:value="17.1493488518696" table:style-name="ce1">
            <text:p>17.14934885</text:p>
          </table:table-cell>
          <table:table-cell office:value-type="float" office:value="16.682717071648199" table:style-name="ce1">
            <text:p>16.68271707</text:p>
          </table:table-cell>
          <table:table-cell office:value-type="float" office:value="16.1773034715014" table:style-name="ce1">
            <text:p>16.17730347</text:p>
          </table:table-cell>
          <table:table-cell office:value-type="float" office:value="15.7027120103446" table:style-name="ce1">
            <text:p>15.70271201</text:p>
          </table:table-cell>
          <table:table-cell office:value-type="float" office:value="15.2541793319576" table:style-name="ce1">
            <text:p>15.25417933</text:p>
          </table:table-cell>
          <table:table-cell office:value-type="float" office:value="14.830565135703299" table:style-name="ce1">
            <text:p>14.83056514</text:p>
          </table:table-cell>
          <table:table-cell office:value-type="float" office:value="14.4308523966889" table:style-name="ce1">
            <text:p>14.4308524</text:p>
          </table:table-cell>
          <table:table-cell office:value-type="float" office:value="14.069883855329399" table:style-name="ce1">
            <text:p>14.06988386</text:p>
          </table:table-cell>
          <table:table-cell office:value-type="float" office:value="13.720850690471099" table:style-name="ce1">
            <text:p>13.72085069</text:p>
          </table:table-cell>
          <table:table-cell office:value-type="float" office:value="13.514893793284299" table:style-name="ce1">
            <text:p>13.51489379</text:p>
          </table:table-cell>
          <table:table-cell office:value-type="float" office:value="13.1927066424273" table:style-name="ce1">
            <text:p>13.19270664</text:p>
          </table:table-cell>
          <table:table-cell office:value-type="float" office:value="12.8786914430076" table:style-name="ce1">
            <text:p>12.87869144</text:p>
          </table:table-cell>
          <table:table-cell office:value-type="float" office:value="12.616572256612701" table:style-name="ce1">
            <text:p>12.61657226</text:p>
          </table:table-cell>
          <table:table-cell office:value-type="float" office:value="12.3460603377131" table:style-name="ce1">
            <text:p>12.34606034</text:p>
          </table:table-cell>
          <table:table-cell office:value-type="float" office:value="12.0726188589232" table:style-name="ce1">
            <text:p>12.07261886</text:p>
          </table:table-cell>
          <table:table-cell office:value-type="float" office:value="11.8125921183267" table:style-name="ce1">
            <text:p>11.81259212</text:p>
          </table:table-cell>
          <table:table-cell office:value-type="float" office:value="11.561346929996301" table:style-name="ce1">
            <text:p>11.56134693</text:p>
          </table:table-cell>
          <table:table-cell office:value-type="float" office:value="11.3400862455281" table:style-name="ce1">
            <text:p>11.34008625</text:p>
          </table:table-cell>
          <table:table-cell office:value-type="float" office:value="11.109242014564501" table:style-name="ce1">
            <text:p>11.10924201</text:p>
          </table:table-cell>
          <table:table-cell office:value-type="float" office:value="10.8876315528394" table:style-name="ce1">
            <text:p>10.88763155</text:p>
          </table:table-cell>
          <table:table-cell office:value-type="float" office:value="10.6747116974565" table:style-name="ce1">
            <text:p>10.6747117</text:p>
          </table:table-cell>
          <table:table-cell office:value-type="float" office:value="10.469428780197701" table:style-name="ce1">
            <text:p>10.46942878</text:p>
          </table:table-cell>
          <table:table-cell office:value-type="float" office:value="10.2724342546905" table:style-name="ce1">
            <text:p>10.27243425</text:p>
          </table:table-cell>
          <table:table-cell office:value-type="float" office:value="10.099626843965099" table:style-name="ce1">
            <text:p>10.09962684</text:p>
          </table:table-cell>
          <table:table-cell office:value-type="float" office:value="9.9176282530724507" table:style-name="ce1">
            <text:p>9.917628253</text:p>
          </table:table-cell>
          <table:table-cell office:value-type="float" office:value="9.7410405865588707" table:style-name="ce1">
            <text:p>9.741040587</text:p>
          </table:table-cell>
          <table:table-cell office:value-type="float" office:value="9.5733416056097305" table:style-name="ce1">
            <text:p>9.573341606</text:p>
          </table:table-cell>
          <table:table-cell office:value-type="float" office:value="9.4171910135864607" table:style-name="ce1">
            <text:p>9.417191014</text:p>
          </table:table-cell>
          <table:table-cell office:value-type="float" office:value="9.2653333765062396" table:style-name="ce1">
            <text:p>9.265333377</text:p>
          </table:table-cell>
          <table:table-cell office:value-type="float" office:value="9.1109789580111595" table:style-name="ce1">
            <text:p>9.110978958</text:p>
          </table:table-cell>
          <table:table-cell office:value-type="float" office:value="8.9616853401224699" table:style-name="ce1">
            <text:p>8.96168534</text:p>
          </table:table-cell>
          <table:table-cell office:value-type="float" office:value="8.8172076453914894" table:style-name="ce1">
            <text:p>8.817207645</text:p>
          </table:table-cell>
          <table:table-cell office:value-type="float" office:value="8.6906612713527203" table:style-name="ce1">
            <text:p>8.690661271</text:p>
          </table:table-cell>
          <table:table-cell office:value-type="float" office:value="8.5566101388547295" table:style-name="ce1">
            <text:p>8.556610139</text:p>
          </table:table-cell>
          <table:table-cell office:value-type="float" office:value="8.4282684731682203" table:style-name="ce1">
            <text:p>8.428268473</text:p>
          </table:table-cell>
          <table:table-cell office:value-type="float" office:value="8.3011915840622006" table:style-name="ce1">
            <text:p>8.301191584</text:p>
          </table:table-cell>
          <table:table-cell office:value-type="float" office:value="8.1777218429316001" table:style-name="ce1">
            <text:p>8.177721843</text:p>
          </table:table-cell>
          <table:table-cell office:value-type="float" office:value="8.0650583933040796" table:style-name="ce1">
            <text:p>8.065058393</text:p>
          </table:table-cell>
          <table:table-cell office:value-type="float" office:value="8.4102742883206307" table:style-name="ce1">
            <text:p>8.410274288</text:p>
          </table:table-cell>
          <table:table-cell office:value-type="float" office:value="8.2966645188568098" table:style-name="ce1">
            <text:p>8.296664519</text:p>
          </table:table-cell>
          <table:table-cell office:value-type="float" office:value="8.1930612731759993" table:style-name="ce1">
            <text:p>8.193061273</text:p>
          </table:table-cell>
          <table:table-cell office:value-type="float" office:value="8.1493326614288204" table:style-name="ce1">
            <text:p>8.149332661</text:p>
          </table:table-cell>
          <table:table-cell office:value-type="float" office:value="8.5939937992029591" table:style-name="ce1">
            <text:p>8.593993799</text:p>
          </table:table-cell>
          <table:table-cell office:value-type="float" office:value="8.4778587478623795" table:style-name="ce1">
            <text:p>8.477858748</text:p>
          </table:table-cell>
          <table:table-cell office:value-type="float" office:value="8.3648206312242195" table:style-name="ce1">
            <text:p>8.364820631</text:p>
          </table:table-cell>
          <table:table-cell office:value-type="float" office:value="8.2641525679847998" table:style-name="ce1">
            <text:p>8.264152568</text:p>
          </table:table-cell>
          <table:table-cell office:value-type="float" office:value="8.1708062069651604" table:style-name="ce1">
            <text:p>8.170806207</text:p>
          </table:table-cell>
          <table:table-cell office:value-type="float" office:value="8.0664204726234505" table:style-name="ce1">
            <text:p>8.066420473</text:p>
          </table:table-cell>
          <table:table-cell office:value-type="float" office:value="7.9646774151005202" table:style-name="ce1">
            <text:p>7.964677415</text:p>
          </table:table-cell>
          <table:table-cell office:value-type="float" office:value="7.8654779340156598" table:style-name="ce1">
            <text:p>7.865477934</text:p>
          </table:table-cell>
          <table:table-cell office:value-type="float" office:value="7.7687278228341299" table:style-name="ce1">
            <text:p>7.768727823</text:p>
          </table:table-cell>
          <table:table-cell office:value-type="float" office:value="7.6743374704619098" table:style-name="ce1">
            <text:p>7.67433747</text:p>
          </table:table-cell>
          <table:table-cell office:value-type="float" office:value="7.5819245884900903" table:style-name="ce1">
            <text:p>7.581924588</text:p>
          </table:table-cell>
          <table:table-cell office:value-type="float" office:value="7.49171201323189" table:style-name="ce1">
            <text:p>7.491712013</text:p>
          </table:table-cell>
          <table:table-cell office:value-type="float" office:value="7.4135128846168099" table:style-name="ce1">
            <text:p>7.413512885</text:p>
          </table:table-cell>
          <table:table-cell office:value-type="float" office:value="7.3298022914146497" table:style-name="ce1">
            <text:p>7.329802291</text:p>
          </table:table-cell>
          <table:table-cell office:value-type="float" office:value="7.2468320213004702" table:style-name="ce1">
            <text:p>7.246832021</text:p>
          </table:table-cell>
          <table:table-cell office:value-type="float" office:value="7.1649497686967303" table:style-name="ce1">
            <text:p>7.164949769</text:p>
          </table:table-cell>
          <table:table-cell office:value-type="float" office:value="7.0849075667132997" table:style-name="ce1">
            <text:p>7.084907567</text:p>
          </table:table-cell>
          <table:table-cell office:value-type="float" office:value="7.0061863715275896" table:style-name="ce1">
            <text:p>7.006186372</text:p>
          </table:table-cell>
          <table:table-cell office:value-type="float" office:value="6.9348723154477296" table:style-name="ce1">
            <text:p>6.934872315</text:p>
          </table:table-cell>
          <table:table-cell office:value-type="float" office:value="6.8697197258832903" table:style-name="ce1">
            <text:p>6.869719726</text:p>
          </table:table-cell>
          <table:table-cell office:value-type="float" office:value="6.7958517718415301" table:style-name="ce1">
            <text:p>6.795851772</text:p>
          </table:table-cell>
          <table:table-cell office:value-type="float" office:value="6.7235554763964096" table:style-name="ce1">
            <text:p>6.723555476</text:p>
          </table:table-cell>
          <table:table-cell office:value-type="float" office:value="6.6527812082238196" table:style-name="ce1">
            <text:p>6.652781208</text:p>
          </table:table-cell>
          <table:table-cell office:value-type="float" office:value="6.58352378175067" table:style-name="ce1">
            <text:p>6.583523782</text:p>
          </table:table-cell>
          <table:table-cell office:value-type="float" office:value="6.5156943434522203" table:style-name="ce1">
            <text:p>6.515694343</text:p>
          </table:table-cell>
          <table:table-cell office:value-type="float" office:value="6.4527763043858997" table:style-name="ce1">
            <text:p>6.452776304</text:p>
          </table:table-cell>
          <table:table-cell office:value-type="float" office:value="6.3885028502493801" table:style-name="ce1">
            <text:p>6.38850285</text:p>
          </table:table-cell>
          <table:table-cell office:value-type="float" office:value="6.32490501103001" table:style-name="ce1">
            <text:p>6.324905011</text:p>
          </table:table-cell>
          <table:table-cell office:value-type="float" office:value="6.2631703509690304" table:style-name="ce1">
            <text:p>6.263170351</text:p>
          </table:table-cell>
          <table:table-cell office:value-type="float" office:value="6.2026461744386499" table:style-name="ce1">
            <text:p>6.202646174</text:p>
          </table:table-cell>
          <table:table-cell office:value-type="float" office:value="6.1428262483972196" table:style-name="ce1">
            <text:p>6.142826248</text:p>
          </table:table-cell>
          <table:table-cell office:value-type="float" office:value="6.0848316574653296" table:style-name="ce1">
            <text:p>6.084831657</text:p>
          </table:table-cell>
          <table:table-cell office:value-type="float" office:value="6.0286161052271696" table:style-name="ce1">
            <text:p>6.028616105</text:p>
          </table:table-cell>
          <table:table-cell office:value-type="float" office:value="5.9720133016713604" table:style-name="ce1">
            <text:p>5.972013302</text:p>
          </table:table-cell>
          <table:table-cell office:value-type="float" office:value="5.9228734374036698" table:style-name="ce1">
            <text:p>5.922873437</text:p>
          </table:table-cell>
          <table:table-cell office:value-type="float" office:value="5.8767434433121499" table:style-name="ce1">
            <text:p>5.876743443</text:p>
          </table:table-cell>
          <table:table-cell office:value-type="float" office:value="5.8247953554765504" table:style-name="ce1">
            <text:p>5.824795355</text:p>
          </table:table-cell>
          <table:table-cell office:value-type="float" office:value="5.7718426704267598" table:style-name="ce1">
            <text:p>5.77184267</text:p>
          </table:table-cell>
          <table:table-cell office:value-type="float" office:value="5.7198440878102996" table:style-name="ce1">
            <text:p>5.719844088</text:p>
          </table:table-cell>
          <table:table-cell office:value-type="float" office:value="5.668774051312" table:style-name="ce1">
            <text:p>5.668774051</text:p>
          </table:table-cell>
          <table:table-cell office:value-type="float" office:value="5.6195936507825204" table:style-name="ce1">
            <text:p>5.619593651</text:p>
          </table:table-cell>
          <table:table-cell office:value-type="float" office:value="5.5758949876398498" table:style-name="ce1">
            <text:p>5.575894988</text:p>
          </table:table-cell>
          <table:table-cell office:value-type="float" office:value="5.5367696640036099" table:style-name="ce1">
            <text:p>5.536769664</text:p>
          </table:table-cell>
          <table:table-cell office:value-type="float" office:value="5.4983189149128302" table:style-name="ce1">
            <text:p>5.498318915</text:p>
          </table:table-cell>
          <table:table-cell office:value-type="float" office:value="5.4515701970786301" table:style-name="ce1">
            <text:p>5.451570197</text:p>
          </table:table-cell>
          <table:table-cell office:value-type="float" office:value="5.4061306559582203" table:style-name="ce1">
            <text:p>5.406130656</text:p>
          </table:table-cell>
          <table:table-cell office:value-type="float" office:value="5.3609423221124599" table:style-name="ce1">
            <text:p>5.360942322</text:p>
          </table:table-cell>
          <table:table-cell office:value-type="float" office:value="5.3165071271641198" table:style-name="ce1">
            <text:p>5.316507127</text:p>
          </table:table-cell>
          <table:table-cell office:value-type="float" office:value="5.2728063982479902" table:style-name="ce1">
            <text:p>5.272806398</text:p>
          </table:table-cell>
          <table:table-cell office:value-type="float" office:value="5.2404992176001803" table:style-name="ce1">
            <text:p>5.240499218</text:p>
          </table:table-cell>
          <table:table-cell office:value-type="float" office:value="5.1978935329042404" table:style-name="ce1">
            <text:p>5.197893533</text:p>
          </table:table-cell>
          <table:table-cell office:value-type="float" office:value="5.1559750366711397" table:style-name="ce1">
            <text:p>5.155975037</text:p>
          </table:table-cell>
          <table:table-cell office:value-type="float" office:value="5.11472723637777" table:style-name="ce1">
            <text:p>5.114727236</text:p>
          </table:table-cell>
          <table:table-cell office:value-type="float" office:value="5.0741341630731904" table:style-name="ce1">
            <text:p>5.074134163</text:p>
          </table:table-cell>
          <table:table-cell office:value-type="float" office:value="5.0341803507655296" table:style-name="ce1">
            <text:p>5.034180351</text:p>
          </table:table-cell>
          <table:table-cell office:value-type="float" office:value="4.9948826001095599" table:style-name="ce1">
            <text:p>4.9948826</text:p>
          </table:table-cell>
          <table:table-cell office:value-type="float" office:value="4.9686243352096904" table:style-name="ce1">
            <text:p>4.968624335</text:p>
          </table:table-cell>
          <table:table-cell office:value-type="float" office:value="4.9306250628489297" table:style-name="ce1">
            <text:p>4.930625063</text:p>
          </table:table-cell>
          <table:table-cell office:value-type="float" office:value="4.8932059320509396" table:style-name="ce1">
            <text:p>4.893205932</text:p>
          </table:table-cell>
          <table:table-cell office:value-type="float" office:value="4.8563537577801901" table:style-name="ce1">
            <text:p>4.856353758</text:p>
          </table:table-cell>
          <table:table-cell office:value-type="float" office:value="4.8269137601692096" table:style-name="ce1">
            <text:p>4.82691376</text:p>
          </table:table-cell>
          <table:table-cell office:value-type="float" office:value="4.7998140229920496" table:style-name="ce1">
            <text:p>4.799814023</text:p>
          </table:table-cell>
          <table:table-cell office:value-type="float" office:value="4.7642598450439602" table:style-name="ce1">
            <text:p>4.764259845</text:p>
          </table:table-cell>
          <table:table-cell office:value-type="float" office:value="4.7292285226539299" table:style-name="ce1">
            <text:p>4.729228523</text:p>
          </table:table-cell>
          <table:table-cell office:value-type="float" office:value="4.6947086064301802" table:style-name="ce1">
            <text:p>4.694708606</text:p>
          </table:table-cell>
          <table:table-cell office:value-type="float" office:value="4.6606889788473502" table:style-name="ce1">
            <text:p>4.660688979</text:p>
          </table:table-cell>
          <table:table-cell office:value-type="float" office:value="4.6737054351328702" table:style-name="ce1">
            <text:p>4.673705435</text:p>
          </table:table-cell>
          <table:table-cell office:value-type="float" office:value="4.6539176680971899" table:style-name="ce1">
            <text:p>4.653917668</text:p>
          </table:table-cell>
          <table:table-cell office:value-type="float" office:value="4.62094001276885" table:style-name="ce1">
            <text:p>4.620940013</text:p>
          </table:table-cell>
          <table:table-cell office:value-type="float" office:value="4.5884268314592198" table:style-name="ce1">
            <text:p>4.588426831</text:p>
          </table:table-cell>
          <table:table-cell office:value-type="float" office:value="4.5563683799581103" table:style-name="ce1">
            <text:p>4.55636838</text:p>
          </table:table-cell>
          <table:table-cell office:value-type="float" office:value="4.5312605028439599" table:style-name="ce1">
            <text:p>4.531260503</text:p>
          </table:table-cell>
          <table:table-cell office:value-type="float" office:value="4.5000104304105504" table:style-name="ce1">
            <text:p>4.50001043</text:p>
          </table:table-cell>
          <table:table-cell office:value-type="float" office:value="4.46918844116116" table:style-name="ce1">
            <text:p>4.469188441</text:p>
          </table:table-cell>
          <table:table-cell office:value-type="float" office:value="4.43881347398864" table:style-name="ce1">
            <text:p>4.438813474</text:p>
          </table:table-cell>
          <table:table-cell office:value-type="float" office:value="4.4088489793454899" table:style-name="ce1">
            <text:p>4.408848979</text:p>
          </table:table-cell>
          <table:table-cell office:value-type="float" office:value="4.3792866926841203" table:style-name="ce1">
            <text:p>4.379286693</text:p>
          </table:table-cell>
          <table:table-cell office:value-type="float" office:value="4.3500914480662196" table:style-name="ce1">
            <text:p>4.350091448</text:p>
          </table:table-cell>
          <table:table-cell office:value-type="float" office:value="4.32128289543002" table:style-name="ce1">
            <text:p>4.321282895</text:p>
          </table:table-cell>
          <table:table-cell office:value-type="float" office:value="4.2975510857563304" table:style-name="ce1">
            <text:p>4.297551086</text:p>
          </table:table-cell>
          <table:table-cell office:value-type="float" office:value="4.2694625165683799" table:style-name="ce1">
            <text:p>4.269462517</text:p>
          </table:table-cell>
          <table:table-cell office:value-type="float" office:value="4.2417387339932597" table:style-name="ce1">
            <text:p>4.241738734</text:p>
          </table:table-cell>
          <table:table-cell office:value-type="float" office:value="4.21437267764491" table:style-name="ce1">
            <text:p>4.214372678</text:p>
          </table:table-cell>
          <table:table-cell office:value-type="float" office:value="4.1873574681728298" table:style-name="ce1">
            <text:p>4.187357468</text:p>
          </table:table-cell>
          <table:table-cell office:value-type="float" office:value="4.1606864014965703" table:style-name="ce1">
            <text:p>4.160686401</text:p>
          </table:table-cell>
          <table:table-cell office:value-type="float" office:value="4.1403075893068397" table:style-name="ce1">
            <text:p>4.140307589</text:p>
          </table:table-cell>
          <table:table-cell office:value-type="float" office:value="4.1144485411244798" table:style-name="ce1">
            <text:p>4.114448541</text:p>
          </table:table-cell>
          <table:table-cell office:value-type="float" office:value="4.0889127310443998" table:style-name="ce1">
            <text:p>4.088912731</text:p>
          </table:table-cell>
          <table:table-cell office:value-type="float" office:value="4.0636941359963803" table:style-name="ce1">
            <text:p>4.063694136</text:p>
          </table:table-cell>
          <table:table-cell office:value-type="float" office:value="4.0387868816279502" table:style-name="ce1">
            <text:p>4.038786882</text:p>
          </table:table-cell>
          <table:table-cell office:value-type="float" office:value="4.0141852377425797" table:style-name="ce1">
            <text:p>4.014185238</text:p>
          </table:table-cell>
          <table:table-cell office:value-type="float" office:value="3.9898836139045901" table:style-name="ce1">
            <text:p>3.989883614</text:p>
          </table:table-cell>
          <table:table-cell office:value-type="float" office:value="3.9657025010930398" table:style-name="ce1">
            <text:p>3.965702501</text:p>
          </table:table-cell>
          <table:table-cell office:value-type="float" office:value="3.94181272699007" table:style-name="ce1">
            <text:p>3.941812727</text:p>
          </table:table-cell>
          <table:table-cell office:value-type="float" office:value="3.9224847934453901" table:style-name="ce1">
            <text:p>3.922484793</text:p>
          </table:table-cell>
          <table:table-cell office:value-type="float" office:value="3.90338695434767" table:style-name="ce1">
            <text:p>3.903386954</text:p>
          </table:table-cell>
          <table:table-cell office:value-type="float" office:value="3.88031406270539" table:style-name="ce1">
            <text:p>3.880314063</text:p>
          </table:table-cell>
          <table:table-cell office:value-type="float" office:value="3.8616889671896399" table:style-name="ce1">
            <text:p>3.861688967</text:p>
          </table:table-cell>
          <table:table-cell office:value-type="float" office:value="3.8446079444313401" table:style-name="ce1">
            <text:p>3.844607944</text:p>
          </table:table-cell>
          <table:table-cell office:value-type="float" office:value="3.8308404835149199" table:style-name="ce1">
            <text:p>3.830840484</text:p>
          </table:table-cell>
          <table:table-cell office:value-type="float" office:value="3.8087204128980701" table:style-name="ce1">
            <text:p>3.808720413</text:p>
          </table:table-cell>
          <table:table-cell office:value-type="float" office:value="4.0325333384854902" table:style-name="ce1">
            <text:p>4.032533338</text:p>
          </table:table-cell>
          <table:table-cell office:value-type="float" office:value="4.1047161384179898" table:style-name="ce1">
            <text:p>4.104716138</text:p>
          </table:table-cell>
          <table:table-cell office:value-type="float" office:value="4.0814170027838097" table:style-name="ce1">
            <text:p>4.081417003</text:p>
          </table:table-cell>
          <table:table-cell office:value-type="float" office:value="4.05838113421893" table:style-name="ce1">
            <text:p>4.058381134</text:p>
          </table:table-cell>
          <table:table-cell office:value-type="float" office:value="4.0356040956379298" table:style-name="ce1">
            <text:p>4.035604096</text:p>
          </table:table-cell>
          <table:table-cell office:value-type="float" office:value="4.0130815491081204" table:style-name="ce1">
            <text:p>4.013081549</text:p>
          </table:table-cell>
          <table:table-cell office:value-type="float" office:value="3.9908092530952999" table:style-name="ce1">
            <text:p>3.990809253</text:p>
          </table:table-cell>
          <table:table-cell office:value-type="float" office:value="3.96878305980086" table:style-name="ce1">
            <text:p>3.96878306</text:p>
          </table:table-cell>
          <table:table-cell office:value-type="float" office:value="3.9469989125865799" table:style-name="ce1">
            <text:p>3.946998913</text:p>
          </table:table-cell>
          <table:table-cell office:value-type="float" office:value="3.9254306125178" table:style-name="ce1">
            <text:p>3.925430613</text:p>
          </table:table-cell>
          <table:table-cell office:value-type="float" office:value="3.9041188606389001" table:style-name="ce1">
            <text:p>3.904118861</text:p>
          </table:table-cell>
          <table:table-cell office:value-type="float" office:value="3.8830375060776201" table:style-name="ce1">
            <text:p>3.883037506</text:p>
          </table:table-cell>
          <table:table-cell office:value-type="float" office:value="3.8621609603460199" table:style-name="ce1">
            <text:p>3.86216096</text:p>
          </table:table-cell>
          <table:table-cell office:value-type="float" office:value="3.8415294486158298" table:style-name="ce1">
            <text:p>3.841529449</text:p>
          </table:table-cell>
          <table:table-cell office:value-type="float" office:value="3.8210957813359601" table:style-name="ce1">
            <text:p>3.821095781</text:p>
          </table:table-cell>
          <table:table-cell office:value-type="float" office:value="3.8008783433394702" table:style-name="ce1">
            <text:p>3.800878343</text:p>
          </table:table-cell>
          <table:table-cell office:value-type="float" office:value="3.7808737204797902" table:style-name="ce1">
            <text:p>3.78087372</text:p>
          </table:table-cell>
          <table:table-cell office:value-type="float" office:value="3.761228930992" table:style-name="ce1">
            <text:p>3.761228931</text:p>
          </table:table-cell>
          <table:table-cell office:value-type="float" office:value="3.7422193469320502" table:style-name="ce1">
            <text:p>3.742219347</text:p>
          </table:table-cell>
          <table:table-cell office:value-type="float" office:value="3.7234067533804902" table:style-name="ce1">
            <text:p>3.723406753</text:p>
          </table:table-cell>
          <table:table-cell office:value-type="float" office:value="3.7046763285943598" table:style-name="ce1">
            <text:p>3.704676329</text:p>
          </table:table-cell>
          <table:table-cell office:value-type="float" office:value="3.6880246060161999" table:style-name="ce1">
            <text:p>3.688024606</text:p>
          </table:table-cell>
          <table:table-cell office:value-type="float" office:value="3.6697764641053099" table:style-name="ce1">
            <text:p>3.669776464</text:p>
          </table:table-cell>
          <table:table-cell office:value-type="float" office:value="3.6517135825183802" table:style-name="ce1">
            <text:p>3.651713583</text:p>
          </table:table-cell>
          <table:table-cell office:value-type="float" office:value="3.6334156297193601" table:style-name="ce1">
            <text:p>3.63341563</text:p>
          </table:table-cell>
          <table:table-cell office:value-type="float" office:value="3.6160728309391499" table:style-name="ce1">
            <text:p>3.616072831</text:p>
          </table:table-cell>
          <table:table-cell office:value-type="float" office:value="3.6011821970470499" table:style-name="ce1">
            <text:p>3.601182197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17.447327990928201" table:style-name="ce1">
            <text:p>17.44732799</text:p>
          </table:table-cell>
          <table:table-cell office:value-type="string" table:style-name="ce1">
            <text:p><text:s/>global min</text:p>
          </table:table-cell>
          <table:table-cell office:value-type="float" office:value="-22.753788043279801" table:style-name="ce1">
            <text:p>-22.75378804</text:p>
          </table:table-cell>
          <table:table-cell office:value-type="string" table:style-name="ce1">
            <text:p><text:s/>range</text:p>
          </table:table-cell>
          <table:table-cell office:value-type="float" office:value="40.201116034208098" table:style-name="ce1">
            <text:p>40.20111603</text:p>
          </table:table-cell>
          <table:table-cell office:value-type="string" table:style-name="ce1">
            <text:p><text:s/>regret</text:p>
          </table:table-cell>
          <table:table-cell office:value-type="float" office:value="34.657304657045799" table:style-name="ce1">
            <text:p>34.65730466</text:p>
          </table:table-cell>
          <table:table-cell office:value-type="float" office:value="32.463996082394097" table:style-name="ce1">
            <text:p>32.46399608</text:p>
          </table:table-cell>
          <table:table-cell office:value-type="float" office:value="30.3552450559608" table:style-name="ce1">
            <text:p>30.35524506</text:p>
          </table:table-cell>
          <table:table-cell office:value-type="float" office:value="27.952353525058999" table:style-name="ce1">
            <text:p>27.95235353</text:p>
          </table:table-cell>
          <table:table-cell office:value-type="float" office:value="24.870853384092602" table:style-name="ce1">
            <text:p>24.87085338</text:p>
          </table:table-cell>
          <table:table-cell office:value-type="float" office:value="25.214476319025799" table:style-name="ce1">
            <text:p>25.21447632</text:p>
          </table:table-cell>
          <table:table-cell office:value-type="float" office:value="24.582894494714601" table:style-name="ce1">
            <text:p>24.58289449</text:p>
          </table:table-cell>
          <table:table-cell office:value-type="float" office:value="21.510032682875298" table:style-name="ce1">
            <text:p>21.51003268</text:p>
          </table:table-cell>
          <table:table-cell office:value-type="float" office:value="21.127524270067699" table:style-name="ce1">
            <text:p>21.12752427</text:p>
          </table:table-cell>
          <table:table-cell office:value-type="float" office:value="20.211667296324599" table:style-name="ce1">
            <text:p>20.2116673</text:p>
          </table:table-cell>
          <table:table-cell office:value-type="float" office:value="19.643812349289501" table:style-name="ce1">
            <text:p>19.64381235</text:p>
          </table:table-cell>
          <table:table-cell office:value-type="float" office:value="20.5029379641351" table:style-name="ce1">
            <text:p>20.50293796</text:p>
          </table:table-cell>
          <table:table-cell office:value-type="float" office:value="20.406939384748899" table:style-name="ce1">
            <text:p>20.40693938</text:p>
          </table:table-cell>
          <table:table-cell office:value-type="float" office:value="19.302144287687199" table:style-name="ce1">
            <text:p>19.30214429</text:p>
          </table:table-cell>
          <table:table-cell office:value-type="float" office:value="19.075300576689699" table:style-name="ce1">
            <text:p>19.07530058</text:p>
          </table:table-cell>
          <table:table-cell office:value-type="float" office:value="20.218977816281001" table:style-name="ce1">
            <text:p>20.21897782</text:p>
          </table:table-cell>
          <table:table-cell office:value-type="float" office:value="20.1399432894368" table:style-name="ce1">
            <text:p>20.13994329</text:p>
          </table:table-cell>
          <table:table-cell office:value-type="float" office:value="19.231560767473301" table:style-name="ce1">
            <text:p>19.23156077</text:p>
          </table:table-cell>
          <table:table-cell office:value-type="float" office:value="18.892109498126601" table:style-name="ce1">
            <text:p>18.8921095</text:p>
          </table:table-cell>
          <table:table-cell office:value-type="float" office:value="18.6525755549428" table:style-name="ce1">
            <text:p>18.65257555</text:p>
          </table:table-cell>
          <table:table-cell office:value-type="float" office:value="18.1398439428222" table:style-name="ce1">
            <text:p>18.13984394</text:p>
          </table:table-cell>
          <table:table-cell office:value-type="float" office:value="17.495038189848501" table:style-name="ce1">
            <text:p>17.49503819</text:p>
          </table:table-cell>
          <table:table-cell office:value-type="float" office:value="16.952048937227701" table:style-name="ce1">
            <text:p>16.95204894</text:p>
          </table:table-cell>
          <table:table-cell office:value-type="float" office:value="16.575386645169999" table:style-name="ce1">
            <text:p>16.57538665</text:p>
          </table:table-cell>
          <table:table-cell office:value-type="float" office:value="16.865774350813901" table:style-name="ce1">
            <text:p>16.86577435</text:p>
          </table:table-cell>
          <table:table-cell office:value-type="float" office:value="16.217090721936501" table:style-name="ce1">
            <text:p>16.21709072</text:p>
          </table:table-cell>
          <table:table-cell office:value-type="float" office:value="15.6164577322351" table:style-name="ce1">
            <text:p>15.61645773</text:p>
          </table:table-cell>
          <table:table-cell office:value-type="float" office:value="15.058727098941" table:style-name="ce1">
            <text:p>15.0587271</text:p>
          </table:table-cell>
          <table:table-cell office:value-type="float" office:value="14.539460647253399" table:style-name="ce1">
            <text:p>14.53946065</text:p>
          </table:table-cell>
          <table:table-cell office:value-type="float" office:value="14.0548119590116" table:style-name="ce1">
            <text:p>14.05481196</text:p>
          </table:table-cell>
          <table:table-cell office:value-type="float" office:value="13.6014309280757" table:style-name="ce1">
            <text:p>13.60143093</text:p>
          </table:table-cell>
          <table:table-cell office:value-type="float" office:value="13.1763862115734" table:style-name="ce1">
            <text:p>13.17638621</text:p>
          </table:table-cell>
          <table:table-cell office:value-type="float" office:value="12.8872717548044" table:style-name="ce1">
            <text:p>12.88727175</text:p>
          </table:table-cell>
          <table:table-cell office:value-type="float" office:value="12.5082343502513" table:style-name="ce1">
            <text:p>12.50823435</text:p>
          </table:table-cell>
          <table:table-cell office:value-type="float" office:value="12.2541606523844" table:style-name="ce1">
            <text:p>12.25416065</text:p>
          </table:table-cell>
          <table:table-cell office:value-type="float" office:value="11.9137673009292" table:style-name="ce1">
            <text:p>11.9137673</text:p>
          </table:table-cell>
          <table:table-cell office:value-type="float" office:value="11.5917735900933" table:style-name="ce1">
            <text:p>11.59177359</text:p>
          </table:table-cell>
          <table:table-cell office:value-type="float" office:value="11.286726916669799" table:style-name="ce1">
            <text:p>11.28672692</text:p>
          </table:table-cell>
          <table:table-cell office:value-type="float" office:value="10.9973236623962" table:style-name="ce1">
            <text:p>10.99732366</text:p>
          </table:table-cell>
          <table:table-cell office:value-type="float" office:value="10.7223905708363" table:style-name="ce1">
            <text:p>10.72239057</text:p>
          </table:table-cell>
          <table:table-cell office:value-type="float" office:value="10.4608688495964" table:style-name="ce1">
            <text:p>10.46086885</text:p>
          </table:table-cell>
          <table:table-cell office:value-type="float" office:value="10.211800543653601" table:style-name="ce1">
            <text:p>10.21180054</text:p>
          </table:table-cell>
          <table:table-cell office:value-type="float" office:value="10.0920750102688" table:style-name="ce1">
            <text:p>10.09207501</text:p>
          </table:table-cell>
          <table:table-cell office:value-type="float" office:value="9.8627096691263105" table:style-name="ce1">
            <text:p>9.862709669</text:p>
          </table:table-cell>
          <table:table-cell office:value-type="float" office:value="9.64353834314573" table:style-name="ce1">
            <text:p>9.643538343</text:p>
          </table:table-cell>
          <table:table-cell office:value-type="float" office:value="9.4338962052512603" table:style-name="ce1">
            <text:p>9.433896205</text:p>
          </table:table-cell>
          <table:table-cell office:value-type="float" office:value="9.2331750093948504" table:style-name="ce1">
            <text:p>9.233175009</text:p>
          </table:table-cell>
          <table:table-cell office:value-type="float" office:value="9.1090377264895093" table:style-name="ce1">
            <text:p>9.109037726</text:p>
          </table:table-cell>
          <table:table-cell office:value-type="float" office:value="8.92313899737748" table:style-name="ce1">
            <text:p>8.923138997</text:p>
          </table:table-cell>
          <table:table-cell office:value-type="float" office:value="8.7446762174299302" table:style-name="ce1">
            <text:p>8.744676217</text:p>
          </table:table-cell>
          <table:table-cell office:value-type="float" office:value="8.5732119778724805" table:style-name="ce1">
            <text:p>8.573211978</text:p>
          </table:table-cell>
          <table:table-cell office:value-type="float" office:value="8.40834251675955" table:style-name="ce1">
            <text:p>8.408342517</text:p>
          </table:table-cell>
          <table:table-cell office:value-type="float" office:value="8.2496945447452106" table:style-name="ce1">
            <text:p>8.249694545</text:p>
          </table:table-cell>
          <table:table-cell office:value-type="float" office:value="8.0969224235462303" table:style-name="ce1">
            <text:p>8.096922424</text:p>
          </table:table-cell>
          <table:table-cell office:value-type="float" office:value="7.9497056522090199" table:style-name="ce1">
            <text:p>7.949705652</text:p>
          </table:table-cell>
          <table:table-cell office:value-type="float" office:value="8.0797996063657305" table:style-name="ce1">
            <text:p>8.079799606</text:p>
          </table:table-cell>
          <table:table-cell office:value-type="float" office:value="7.9380487360786098" table:style-name="ce1">
            <text:p>7.938048736</text:p>
          </table:table-cell>
          <table:table-cell office:value-type="float" office:value="7.80118582683588" table:style-name="ce1">
            <text:p>7.801185827</text:p>
          </table:table-cell>
          <table:table-cell office:value-type="float" office:value="7.6689623382454402" table:style-name="ce1">
            <text:p>7.668962338</text:p>
          </table:table-cell>
          <table:table-cell office:value-type="float" office:value="7.5411462992746801" table:style-name="ce1">
            <text:p>7.541146299</text:p>
          </table:table-cell>
          <table:table-cell office:value-type="float" office:value="7.4175209501062396" table:style-name="ce1">
            <text:p>7.41752095</text:p>
          </table:table-cell>
          <table:table-cell office:value-type="float" office:value="7.3717290735401999" table:style-name="ce1">
            <text:p>7.371729074</text:p>
          </table:table-cell>
          <table:table-cell office:value-type="float" office:value="7.2547175009443201" table:style-name="ce1">
            <text:p>7.254717501</text:p>
          </table:table-cell>
          <table:table-cell office:value-type="float" office:value="7.1413625399920697" table:style-name="ce1">
            <text:p>7.14136254</text:p>
          </table:table-cell>
          <table:table-cell office:value-type="float" office:value="7.0314954239921903" table:style-name="ce1">
            <text:p>7.031495424</text:p>
          </table:table-cell>
          <table:table-cell office:value-type="float" office:value="6.92495761453777" table:style-name="ce1">
            <text:p>6.924957615</text:p>
          </table:table-cell>
          <table:table-cell office:value-type="float" office:value="6.8216000382013799" table:style-name="ce1">
            <text:p>6.821600038</text:p>
          </table:table-cell>
          <table:table-cell office:value-type="float" office:value="6.7212823905807699" table:style-name="ce1">
            <text:p>6.721282391</text:p>
          </table:table-cell>
          <table:table-cell office:value-type="float" office:value="6.6238725008622099" table:style-name="ce1">
            <text:p>6.623872501</text:p>
          </table:table-cell>
          <table:table-cell office:value-type="float" office:value="6.5292457508498902" table:style-name="ce1">
            <text:p>6.529245751</text:p>
          </table:table-cell>
          <table:table-cell office:value-type="float" office:value="6.4785534188543297" table:style-name="ce1">
            <text:p>6.478553419</text:p>
          </table:table-cell>
          <table:table-cell office:value-type="float" office:value="6.5128950578832399" table:style-name="ce1">
            <text:p>6.512895058</text:p>
          </table:table-cell>
          <table:table-cell office:value-type="float" office:value="6.8183893792306502" table:style-name="ce1">
            <text:p>6.818389379</text:p>
          </table:table-cell>
          <table:table-cell office:value-type="float" office:value="6.7262489822140203" table:style-name="ce1">
            <text:p>6.726248982</text:p>
          </table:table-cell>
          <table:table-cell office:value-type="float" office:value="6.6919963335800201" table:style-name="ce1">
            <text:p>6.691996334</text:p>
          </table:table-cell>
          <table:table-cell office:value-type="float" office:value="6.6039437502434399" table:style-name="ce1">
            <text:p>6.60394375</text:p>
          </table:table-cell>
          <table:table-cell office:value-type="float" office:value="6.5181782469935197" table:style-name="ce1">
            <text:p>6.518178247</text:p>
          </table:table-cell>
          <table:table-cell office:value-type="float" office:value="6.4346118592115502" table:style-name="ce1">
            <text:p>6.434611859</text:p>
          </table:table-cell>
          <table:table-cell office:value-type="float" office:value="6.6858279867909598" table:style-name="ce1">
            <text:p>6.685827987</text:p>
          </table:table-cell>
          <table:table-cell office:value-type="float" office:value="6.8459149853813601" table:style-name="ce1">
            <text:p>6.845914985</text:p>
          </table:table-cell>
          <table:table-cell office:value-type="float" office:value="6.7613975164260403" table:style-name="ce1">
            <text:p>6.761397516</text:p>
          </table:table-cell>
          <table:table-cell office:value-type="float" office:value="6.6789414491525498" table:style-name="ce1">
            <text:p>6.678941449</text:p>
          </table:table-cell>
          <table:table-cell office:value-type="float" office:value="6.5984722750663698" table:style-name="ce1">
            <text:p>6.598472275</text:p>
          </table:table-cell>
          <table:table-cell office:value-type="float" office:value="6.5199190336965396" table:style-name="ce1">
            <text:p>6.519919034</text:p>
          </table:table-cell>
          <table:table-cell office:value-type="float" office:value="6.4432141038883399" table:style-name="ce1">
            <text:p>6.443214104</text:p>
          </table:table-cell>
          <table:table-cell office:value-type="float" office:value="6.36829300965708" table:style-name="ce1">
            <text:p>6.36829301</text:p>
          </table:table-cell>
          <table:table-cell office:value-type="float" office:value="6.2950942394311404" table:style-name="ce1">
            <text:p>6.295094239</text:p>
          </table:table-cell>
          <table:table-cell office:value-type="float" office:value="6.2235590776194201" table:style-name="ce1">
            <text:p>6.223559078</text:p>
          </table:table-cell>
          <table:table-cell office:value-type="float" office:value="6.1536314475338099" table:style-name="ce1">
            <text:p>6.153631448</text:p>
          </table:table-cell>
          <table:table-cell office:value-type="float" office:value="6.0852577647834298" table:style-name="ce1">
            <text:p>6.085257765</text:p>
          </table:table-cell>
          <table:table-cell office:value-type="float" office:value="6.0183868003352599" table:style-name="ce1">
            <text:p>6.0183868</text:p>
          </table:table-cell>
          <table:table-cell office:value-type="float" office:value="5.9529695525055297" table:style-name="ce1">
            <text:p>5.952969553</text:p>
          </table:table-cell>
          <table:table-cell office:value-type="float" office:value="5.8889591272097697" table:style-name="ce1">
            <text:p>5.888959127</text:p>
          </table:table-cell>
          <table:table-cell office:value-type="float" office:value="5.8263106258564799" table:style-name="ce1">
            <text:p>5.826310626</text:p>
          </table:table-cell>
          <table:table-cell office:value-type="float" office:value="5.7649810403211497" table:style-name="ce1">
            <text:p>5.76498104</text:p>
          </table:table-cell>
          <table:table-cell office:value-type="float" office:value="5.7049291544844696" table:style-name="ce1">
            <text:p>5.704929154</text:p>
          </table:table-cell>
          <table:table-cell office:value-type="float" office:value="5.6461154518609202" table:style-name="ce1">
            <text:p>5.646115452</text:p>
          </table:table-cell>
          <table:table-cell office:value-type="float" office:value="5.5885020288827496" table:style-name="ce1">
            <text:p>5.588502029</text:p>
          </table:table-cell>
          <table:table-cell office:value-type="float" office:value="5.5320525134394902" table:style-name="ce1">
            <text:p>5.532052513</text:p>
          </table:table-cell>
          <table:table-cell office:value-type="float" office:value="5.4767319883050902" table:style-name="ce1">
            <text:p>5.476731988</text:p>
          </table:table-cell>
          <table:table-cell office:value-type="float" office:value="5.4225069191139497" table:style-name="ce1">
            <text:p>5.422506919</text:p>
          </table:table-cell>
          <table:table-cell office:value-type="float" office:value="5.3693450865736203" table:style-name="ce1">
            <text:p>5.369345087</text:p>
          </table:table-cell>
          <table:table-cell office:value-type="float" office:value="5.3422783727542003" table:style-name="ce1">
            <text:p>5.342278373</text:p>
          </table:table-cell>
          <table:table-cell office:value-type="float" office:value="5.2909103114777203" table:style-name="ce1">
            <text:p>5.290910311</text:p>
          </table:table-cell>
          <table:table-cell office:value-type="float" office:value="5.24052068946364" table:style-name="ce1">
            <text:p>5.240520689</text:p>
          </table:table-cell>
          <table:table-cell office:value-type="float" office:value="5.1910818150347398" table:style-name="ce1">
            <text:p>5.191081815</text:p>
          </table:table-cell>
          <table:table-cell office:value-type="float" office:value="5.1425670317166601" table:style-name="ce1">
            <text:p>5.142567032</text:p>
          </table:table-cell>
          <table:table-cell office:value-type="float" office:value="5.0949506703118796" table:style-name="ce1">
            <text:p>5.09495067</text:p>
          </table:table-cell>
          <table:table-cell office:value-type="float" office:value="5.1207965717571096" table:style-name="ce1">
            <text:p>5.120796572</text:p>
          </table:table-cell>
          <table:table-cell office:value-type="float" office:value="5.0742438756502297" table:style-name="ce1">
            <text:p>5.074243876</text:p>
          </table:table-cell>
          <table:table-cell office:value-type="float" office:value="5.0285299668605896" table:style-name="ce1">
            <text:p>5.028529967</text:p>
          </table:table-cell>
          <table:table-cell office:value-type="float" office:value="4.9836323778707596" table:style-name="ce1">
            <text:p>4.983632378</text:p>
          </table:table-cell>
          <table:table-cell office:value-type="float" office:value="4.9395294364736699" table:style-name="ce1">
            <text:p>4.939529436</text:p>
          </table:table-cell>
          <table:table-cell office:value-type="float" office:value="4.8962002308905701" table:style-name="ce1">
            <text:p>4.896200231</text:p>
          </table:table-cell>
          <table:table-cell office:value-type="float" office:value="4.8536245767089099" table:style-name="ce1">
            <text:p>4.853624577</text:p>
          </table:table-cell>
          <table:table-cell office:value-type="float" office:value="4.8117829855303897" table:style-name="ce1">
            <text:p>4.811782986</text:p>
          </table:table-cell>
          <table:table-cell office:value-type="float" office:value="4.7706566352267101" table:style-name="ce1">
            <text:p>4.770656635</text:p>
          </table:table-cell>
          <table:table-cell office:value-type="float" office:value="4.73022734170784" table:style-name="ce1">
            <text:p>4.730227342</text:p>
          </table:table-cell>
          <table:table-cell office:value-type="float" office:value="4.6904775321136603" table:style-name="ce1">
            <text:p>4.690477532</text:p>
          </table:table-cell>
          <table:table-cell office:value-type="float" office:value="4.6513902193460401" table:style-name="ce1">
            <text:p>4.651390219</text:p>
          </table:table-cell>
          <table:table-cell office:value-type="float" office:value="4.6129489778638399" table:style-name="ce1">
            <text:p>4.612948978</text:p>
          </table:table-cell>
          <table:table-cell office:value-type="float" office:value="4.5751379206682401" table:style-name="ce1">
            <text:p>4.575137921</text:p>
          </table:table-cell>
          <table:table-cell office:value-type="float" office:value="4.5379416774107701" table:style-name="ce1">
            <text:p>4.537941677</text:p>
          </table:table-cell>
          <table:table-cell office:value-type="float" office:value="4.5013453735606896" table:style-name="ce1">
            <text:p>4.501345374</text:p>
          </table:table-cell>
          <table:table-cell office:value-type="float" office:value="4.4653346105722003" table:style-name="ce1">
            <text:p>4.465334611</text:p>
          </table:table-cell>
          <table:table-cell office:value-type="float" office:value="4.4298954469962304" table:style-name="ce1">
            <text:p>4.429895447</text:p>
          </table:table-cell>
          <table:table-cell office:value-type="float" office:value="4.3950143804844499" table:style-name="ce1">
            <text:p>4.39501438</text:p>
          </table:table-cell>
          <table:table-cell office:value-type="float" office:value="4.3606783306369197" table:style-name="ce1">
            <text:p>4.360678331</text:p>
          </table:table-cell>
          <table:table-cell office:value-type="float" office:value="4.3268746226474804" table:style-name="ce1">
            <text:p>4.326874623</text:p>
          </table:table-cell>
          <table:table-cell office:value-type="float" office:value="4.2935909717040399" table:style-name="ce1">
            <text:p>4.293590972</text:p>
          </table:table-cell>
          <table:table-cell office:value-type="float" office:value="4.2608154681032504" table:style-name="ce1">
            <text:p>4.260815468</text:p>
          </table:table-cell>
          <table:table-cell office:value-type="float" office:value="4.2285365630418603" table:style-name="ce1">
            <text:p>4.228536563</text:p>
          </table:table-cell>
          <table:table-cell office:value-type="float" office:value="4.1967430550490601" table:style-name="ce1">
            <text:p>4.196743055</text:p>
          </table:table-cell>
          <table:table-cell office:value-type="float" office:value="4.1654240770263096" table:style-name="ce1">
            <text:p>4.165424077</text:p>
          </table:table-cell>
          <table:table-cell office:value-type="float" office:value="4.1345690838631501" table:style-name="ce1">
            <text:p>4.134569084</text:p>
          </table:table-cell>
          <table:table-cell office:value-type="float" office:value="4.1041678405994499" table:style-name="ce1">
            <text:p>4.104167841</text:p>
          </table:table-cell>
          <table:table-cell office:value-type="float" office:value="4.0742104111060202" table:style-name="ce1">
            <text:p>4.074210411</text:p>
          </table:table-cell>
          <table:table-cell office:value-type="float" office:value="4.0633934774253504" table:style-name="ce1">
            <text:p>4.063393477</text:p>
          </table:table-cell>
          <table:table-cell office:value-type="float" office:value="4.0341604308251702" table:style-name="ce1">
            <text:p>4.034160431</text:p>
          </table:table-cell>
          <table:table-cell office:value-type="float" office:value="4.0053449991764198" table:style-name="ce1">
            <text:p>4.005344999</text:p>
          </table:table-cell>
          <table:table-cell office:value-type="float" office:value="3.9769382970546001" table:style-name="ce1">
            <text:p>3.976938297</text:p>
          </table:table-cell>
          <table:table-cell office:value-type="float" office:value="3.9489316893288602" table:style-name="ce1">
            <text:p>3.948931689</text:p>
          </table:table-cell>
          <table:table-cell office:value-type="float" office:value="3.92131678241048" table:style-name="ce1">
            <text:p>3.921316782</text:p>
          </table:table-cell>
          <table:table-cell office:value-type="float" office:value="3.8940854158659599" table:style-name="ce1">
            <text:p>3.894085416</text:p>
          </table:table-cell>
          <table:table-cell office:value-type="float" office:value="3.8672296543772302" table:style-name="ce1">
            <text:p>3.867229654</text:p>
          </table:table-cell>
          <table:table-cell office:value-type="float" office:value="3.8407417800321801" table:style-name="ce1">
            <text:p>3.84074178</text:p>
          </table:table-cell>
          <table:table-cell office:value-type="float" office:value="3.8146142849299198" table:style-name="ce1">
            <text:p>3.814614285</text:p>
          </table:table-cell>
          <table:table-cell office:value-type="float" office:value="3.7888398640858001" table:style-name="ce1">
            <text:p>3.788839864</text:p>
          </table:table-cell>
          <table:table-cell office:value-type="float" office:value="3.7634114086221402" table:style-name="ce1">
            <text:p>3.763411409</text:p>
          </table:table-cell>
          <table:table-cell office:value-type="float" office:value="3.7383219992313199" table:style-name="ce1">
            <text:p>3.738321999</text:p>
          </table:table-cell>
          <table:table-cell office:value-type="float" office:value="3.7135648998986701" table:style-name="ce1">
            <text:p>3.7135649</text:p>
          </table:table-cell>
          <table:table-cell office:value-type="float" office:value="3.6891335518730202" table:style-name="ce1">
            <text:p>3.689133552</text:p>
          </table:table-cell>
          <table:table-cell office:value-type="float" office:value="3.66502156787385" table:style-name="ce1">
            <text:p>3.665021568</text:p>
          </table:table-cell>
          <table:table-cell office:value-type="float" office:value="3.64122272652402" table:style-name="ce1">
            <text:p>3.641222727</text:p>
          </table:table-cell>
          <table:table-cell office:value-type="float" office:value="3.6177309669980602" table:style-name="ce1">
            <text:p>3.617730967</text:p>
          </table:table-cell>
          <table:table-cell office:value-type="float" office:value="3.6202504459173199" table:style-name="ce1">
            <text:p>3.620250446</text:p>
          </table:table-cell>
          <table:table-cell office:value-type="float" office:value="3.5971915258796301" table:style-name="ce1">
            <text:p>3.597191526</text:p>
          </table:table-cell>
          <table:table-cell office:value-type="float" office:value="3.5744244909057099" table:style-name="ce1">
            <text:p>3.574424491</text:p>
          </table:table-cell>
          <table:table-cell office:value-type="float" office:value="3.5519438337302001" table:style-name="ce1">
            <text:p>3.551943834</text:p>
          </table:table-cell>
          <table:table-cell office:value-type="float" office:value="3.5297441847693798" table:style-name="ce1">
            <text:p>3.529744185</text:p>
          </table:table-cell>
          <table:table-cell office:value-type="float" office:value="3.5078203078453498" table:style-name="ce1">
            <text:p>3.507820308</text:p>
          </table:table-cell>
          <table:table-cell office:value-type="float" office:value="3.48616709606853" table:style-name="ce1">
            <text:p>3.486167096</text:p>
          </table:table-cell>
          <table:table-cell office:value-type="float" office:value="3.4647795678717901" table:style-name="ce1">
            <text:p>3.464779568</text:p>
          </table:table-cell>
          <table:table-cell office:value-type="float" office:value="3.4436528631896399" table:style-name="ce1">
            <text:p>3.443652863</text:p>
          </table:table-cell>
          <table:table-cell office:value-type="float" office:value="3.4227822397763701" table:style-name="ce1">
            <text:p>3.42278224</text:p>
          </table:table-cell>
          <table:table-cell office:value-type="float" office:value="3.4021630696572398" table:style-name="ce1">
            <text:p>3.40216307</text:p>
          </table:table-cell>
          <table:table-cell office:value-type="float" office:value="3.3817908357071902" table:style-name="ce1">
            <text:p>3.381790836</text:p>
          </table:table-cell>
          <table:table-cell office:value-type="float" office:value="3.3616611283517899" table:style-name="ce1">
            <text:p>3.361661128</text:p>
          </table:table-cell>
          <table:table-cell office:value-type="float" office:value="3.3417696423852199" table:style-name="ce1">
            <text:p>3.341769642</text:p>
          </table:table-cell>
          <table:table-cell office:value-type="float" office:value="3.3221121739005999" table:style-name="ce1">
            <text:p>3.322112174</text:p>
          </table:table-cell>
          <table:table-cell office:value-type="float" office:value="3.3026846173280799" table:style-name="ce1">
            <text:p>3.302684617</text:p>
          </table:table-cell>
          <table:table-cell office:value-type="float" office:value="3.2834829625761701" table:style-name="ce1">
            <text:p>3.283482963</text:p>
          </table:table-cell>
          <table:table-cell office:value-type="float" office:value="3.2645032922722601" table:style-name="ce1">
            <text:p>3.264503292</text:p>
          </table:table-cell>
          <table:table-cell office:value-type="float" office:value="3.3805669425151201" table:style-name="ce1">
            <text:p>3.380566943</text:p>
          </table:table-cell>
          <table:table-cell office:value-type="float" office:value="3.3612494171293199" table:style-name="ce1">
            <text:p>3.361249417</text:p>
          </table:table-cell>
          <table:table-cell office:value-type="float" office:value="3.3421514090774398" table:style-name="ce1">
            <text:p>3.342151409</text:p>
          </table:table-cell>
          <table:table-cell office:value-type="float" office:value="3.3232691977267201" table:style-name="ce1">
            <text:p>3.323269198</text:p>
          </table:table-cell>
          <table:table-cell office:value-type="float" office:value="3.3045991460541" table:style-name="ce1">
            <text:p>3.304599146</text:p>
          </table:table-cell>
          <table:table-cell office:value-type="float" office:value="3.28613769831078" table:style-name="ce1">
            <text:p>3.286137698</text:p>
          </table:table-cell>
          <table:table-cell office:value-type="float" office:value="3.2678813777646099" table:style-name="ce1">
            <text:p>3.267881378</text:p>
          </table:table-cell>
          <table:table-cell office:value-type="float" office:value="3.2498267845172899" table:style-name="ce1">
            <text:p>3.249826785</text:p>
          </table:table-cell>
          <table:table-cell office:value-type="float" office:value="3.2442133729730802" table:style-name="ce1">
            <text:p>3.244213373</text:p>
          </table:table-cell>
          <table:table-cell office:value-type="float" office:value="3.2264854310442699" table:style-name="ce1">
            <text:p>3.226485431</text:p>
          </table:table-cell>
          <table:table-cell office:value-type="float" office:value="3.2089501841364201" table:style-name="ce1">
            <text:p>3.208950184</text:p>
          </table:table-cell>
          <table:table-cell office:value-type="float" office:value="3.19160450746541" table:style-name="ce1">
            <text:p>3.191604507</text:p>
          </table:table-cell>
          <table:table-cell office:value-type="float" office:value="3.1744453434467799" table:style-name="ce1">
            <text:p>3.174445343</text:p>
          </table:table-cell>
          <table:table-cell office:value-type="float" office:value="3.15746969989894" table:style-name="ce1">
            <text:p>3.1574697</text:p>
          </table:table-cell>
          <table:table-cell office:value-type="float" office:value="3.14067464830373" table:style-name="ce1">
            <text:p>3.140674648</text:p>
          </table:table-cell>
          <table:table-cell office:value-type="float" office:value="3.1240573221222299" table:style-name="ce1">
            <text:p>3.124057322</text:p>
          </table:table-cell>
          <table:table-cell office:value-type="float" office:value="3.10761491516369" table:style-name="ce1">
            <text:p>3.107614915</text:p>
          </table:table-cell>
          <table:table-cell office:value-type="float" office:value="3.0913446800057698" table:style-name="ce1">
            <text:p>3.09134468</text:p>
          </table:table-cell>
          <table:table-cell office:value-type="float" office:value="3.0752439264640699" table:style-name="ce1">
            <text:p>3.075243926</text:p>
          </table:table-cell>
          <table:table-cell office:value-type="float" office:value="3.0593100201093302" table:style-name="ce1">
            <text:p>3.05931002</text:p>
          </table:table-cell>
          <table:table-cell office:value-type="float" office:value="3.0435403808304198" table:style-name="ce1">
            <text:p>3.043540381</text:p>
          </table:table-cell>
          <table:table-cell office:value-type="float" office:value="3.02793248144155" table:style-name="ce1">
            <text:p>3.027932481</text:p>
          </table:table-cell>
          <table:table-cell office:value-type="float" office:value="3.0124838463321502" table:style-name="ce1">
            <text:p>3.012483846</text:p>
          </table:table-cell>
          <table:table-cell office:value-type="float" office:value="2.9971920501578801" table:style-name="ce1">
            <text:p>2.99719205</text:p>
          </table:table-cell>
          <table:table-cell office:value-type="float" office:value="2.9820547165712199" table:style-name="ce1">
            <text:p>2.982054717</text:p>
          </table:table-cell>
          <table:table-cell office:value-type="float" office:value="2.9670695169904602" table:style-name="ce1">
            <text:p>2.967069517</text:p>
          </table:table-cell>
          <table:table-cell office:value-type="float" office:value="2.9772655963033601" table:style-name="ce1">
            <text:p>2.977265596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53.007014876493599" table:style-name="ce1">
            <text:p>53.00701488</text:p>
          </table:table-cell>
          <table:table-cell office:value-type="string" table:style-name="ce1">
            <text:p><text:s/>global min</text:p>
          </table:table-cell>
          <table:table-cell office:value-type="float" office:value="-44.201210667478897" table:style-name="ce1">
            <text:p>-44.20121067</text:p>
          </table:table-cell>
          <table:table-cell office:value-type="string" table:style-name="ce1">
            <text:p><text:s/>range</text:p>
          </table:table-cell>
          <table:table-cell office:value-type="float" office:value="97.208225543972603" table:style-name="ce1">
            <text:p>97.20822554</text:p>
          </table:table-cell>
          <table:table-cell office:value-type="string" table:style-name="ce1">
            <text:p><text:s/>regret</text:p>
          </table:table-cell>
          <table:table-cell office:value-type="float" office:value="48.502502415303098" table:style-name="ce1">
            <text:p>48.50250242</text:p>
          </table:table-cell>
          <table:table-cell office:value-type="float" office:value="34.899745860258498" table:style-name="ce1">
            <text:p>34.89974586</text:p>
          </table:table-cell>
          <table:table-cell office:value-type="float" office:value="33.445798500924802" table:style-name="ce1">
            <text:p>33.4457985</text:p>
          </table:table-cell>
          <table:table-cell office:value-type="float" office:value="32.213269245113501" table:style-name="ce1">
            <text:p>32.21326925</text:p>
          </table:table-cell>
          <table:table-cell office:value-type="float" office:value="30.023093104686801" table:style-name="ce1">
            <text:p>30.0230931</text:p>
          </table:table-cell>
          <table:table-cell office:value-type="float" office:value="28.568742471441301" table:style-name="ce1">
            <text:p>28.56874247</text:p>
          </table:table-cell>
          <table:table-cell office:value-type="float" office:value="27.524977624518201" table:style-name="ce1">
            <text:p>27.52497762</text:p>
          </table:table-cell>
          <table:table-cell office:value-type="float" office:value="29.534576181974799" table:style-name="ce1">
            <text:p>29.53457618</text:p>
          </table:table-cell>
          <table:table-cell office:value-type="float" office:value="28.691579265152001" table:style-name="ce1">
            <text:p>28.69157927</text:p>
          </table:table-cell>
          <table:table-cell office:value-type="float" office:value="29.348911656206699" table:style-name="ce1">
            <text:p>29.34891166</text:p>
          </table:table-cell>
          <table:table-cell office:value-type="float" office:value="30.365017296690599" table:style-name="ce1">
            <text:p>30.3650173</text:p>
          </table:table-cell>
          <table:table-cell office:value-type="float" office:value="32.786783816587899" table:style-name="ce1">
            <text:p>32.78678382</text:p>
          </table:table-cell>
          <table:table-cell office:value-type="float" office:value="35.6015188585651" table:style-name="ce1">
            <text:p>35.60151886</text:p>
          </table:table-cell>
          <table:table-cell office:value-type="float" office:value="37.4428673741278" table:style-name="ce1">
            <text:p>37.44286737</text:p>
          </table:table-cell>
          <table:table-cell office:value-type="float" office:value="37.987628105389398" table:style-name="ce1">
            <text:p>37.98762811</text:p>
          </table:table-cell>
          <table:table-cell office:value-type="float" office:value="40.804559034273801" table:style-name="ce1">
            <text:p>40.80455903</text:p>
          </table:table-cell>
          <table:table-cell office:value-type="float" office:value="38.629439893130098" table:style-name="ce1">
            <text:p>38.62943989</text:p>
          </table:table-cell>
          <table:table-cell office:value-type="float" office:value="36.645827588919197" table:style-name="ce1">
            <text:p>36.64582759</text:p>
          </table:table-cell>
          <table:table-cell office:value-type="float" office:value="34.720421891231801" table:style-name="ce1">
            <text:p>34.72042189</text:p>
          </table:table-cell>
          <table:table-cell office:value-type="float" office:value="32.984400796670201" table:style-name="ce1">
            <text:p>32.9844008</text:p>
          </table:table-cell>
          <table:table-cell office:value-type="float" office:value="31.4167207269649" table:style-name="ce1">
            <text:p>31.41672073</text:p>
          </table:table-cell>
          <table:table-cell office:value-type="float" office:value="30.0772562578689" table:style-name="ce1">
            <text:p>30.07725626</text:p>
          </table:table-cell>
          <table:table-cell office:value-type="float" office:value="28.773197280978" table:style-name="ce1">
            <text:p>28.77319728</text:p>
          </table:table-cell>
          <table:table-cell office:value-type="float" office:value="27.7337946290552" table:style-name="ce1">
            <text:p>27.73379463</text:p>
          </table:table-cell>
          <table:table-cell office:value-type="float" office:value="26.633558270574699" table:style-name="ce1">
            <text:p>26.63355827</text:p>
          </table:table-cell>
          <table:table-cell office:value-type="float" office:value="25.6124175597595" table:style-name="ce1">
            <text:p>25.61241756</text:p>
          </table:table-cell>
          <table:table-cell office:value-type="float" office:value="24.6669169015973" table:style-name="ce1">
            <text:p>24.6669169</text:p>
          </table:table-cell>
          <table:table-cell office:value-type="float" office:value="23.788952004732401" table:style-name="ce1">
            <text:p>23.788952</text:p>
          </table:table-cell>
          <table:table-cell office:value-type="float" office:value="22.970819843633301" table:style-name="ce1">
            <text:p>22.97081984</text:p>
          </table:table-cell>
          <table:table-cell office:value-type="float" office:value="22.267804510151201" table:style-name="ce1">
            <text:p>22.26780451</text:p>
          </table:table-cell>
          <table:table-cell office:value-type="float" office:value="21.5494882356302" table:style-name="ce1">
            <text:p>21.54948824</text:p>
          </table:table-cell>
          <table:table-cell office:value-type="float" office:value="20.9859338061271" table:style-name="ce1">
            <text:p>20.98593381</text:p>
          </table:table-cell>
          <table:table-cell office:value-type="float" office:value="20.355987766164699" table:style-name="ce1">
            <text:p>20.35598777</text:p>
          </table:table-cell>
          <table:table-cell office:value-type="float" office:value="19.7630973756117" table:style-name="ce1">
            <text:p>19.76309738</text:p>
          </table:table-cell>
          <table:table-cell office:value-type="float" office:value="19.204086435947499" table:style-name="ce1">
            <text:p>19.20408644</text:p>
          </table:table-cell>
          <table:table-cell office:value-type="float" office:value="18.676131659597999" table:style-name="ce1">
            <text:p>18.67613166</text:p>
          </table:table-cell>
          <table:table-cell office:value-type="float" office:value="18.173077272388799" table:style-name="ce1">
            <text:p>18.17307727</text:p>
          </table:table-cell>
          <table:table-cell office:value-type="float" office:value="17.696499431874901" table:style-name="ce1">
            <text:p>17.69649943</text:p>
          </table:table-cell>
          <table:table-cell office:value-type="float" office:value="17.247812638425899" table:style-name="ce1">
            <text:p>17.24781264</text:p>
          </table:table-cell>
          <table:table-cell office:value-type="float" office:value="16.818195305786698" table:style-name="ce1">
            <text:p>16.81819531</text:p>
          </table:table-cell>
          <table:table-cell office:value-type="float" office:value="16.4095349162031" table:style-name="ce1">
            <text:p>16.40953492</text:p>
          </table:table-cell>
          <table:table-cell office:value-type="float" office:value="16.020334545171" table:style-name="ce1">
            <text:p>16.02033455</text:p>
          </table:table-cell>
          <table:table-cell office:value-type="float" office:value="15.6477686255159" table:style-name="ce1">
            <text:p>15.64776863</text:p>
          </table:table-cell>
          <table:table-cell office:value-type="float" office:value="15.307666188003299" table:style-name="ce1">
            <text:p>15.30766619</text:p>
          </table:table-cell>
          <table:table-cell office:value-type="float" office:value="14.9676597376373" table:style-name="ce1">
            <text:p>14.96765974</text:p>
          </table:table-cell>
          <table:table-cell office:value-type="float" office:value="14.642436176417601" table:style-name="ce1">
            <text:p>14.64243618</text:p>
          </table:table-cell>
          <table:table-cell office:value-type="float" office:value="14.352897642969999" table:style-name="ce1">
            <text:p>14.35289764</text:p>
          </table:table-cell>
          <table:table-cell office:value-type="float" office:value="14.0540326071067" table:style-name="ce1">
            <text:p>14.05403261</text:p>
          </table:table-cell>
          <table:table-cell office:value-type="float" office:value="13.767366144135799" table:style-name="ce1">
            <text:p>13.76736614</text:p>
          </table:table-cell>
          <table:table-cell office:value-type="float" office:value="13.492166339683701" table:style-name="ce1">
            <text:p>13.49216634</text:p>
          </table:table-cell>
          <table:table-cell office:value-type="float" office:value="13.247891021344399" table:style-name="ce1">
            <text:p>13.24789102</text:p>
          </table:table-cell>
          <table:table-cell office:value-type="float" office:value="13.0130109075566" table:style-name="ce1">
            <text:p>13.01301091</text:p>
          </table:table-cell>
          <table:table-cell office:value-type="float" office:value="12.769065414760799" table:style-name="ce1">
            <text:p>12.76906541</text:p>
          </table:table-cell>
          <table:table-cell office:value-type="float" office:value="12.5341549402167" table:style-name="ce1">
            <text:p>12.53415494</text:p>
          </table:table-cell>
          <table:table-cell office:value-type="float" office:value="12.3063953216952" table:style-name="ce1">
            <text:p>12.30639532</text:p>
          </table:table-cell>
          <table:table-cell office:value-type="float" office:value="12.086769975263699" table:style-name="ce1">
            <text:p>12.08676998</text:p>
          </table:table-cell>
          <table:table-cell office:value-type="float" office:value="11.8928639248973" table:style-name="ce1">
            <text:p>11.89286392</text:p>
          </table:table-cell>
          <table:table-cell office:value-type="float" office:value="11.6917436101067" table:style-name="ce1">
            <text:p>11.69174361</text:p>
          </table:table-cell>
          <table:table-cell office:value-type="float" office:value="11.497440933105599" table:style-name="ce1">
            <text:p>11.49744093</text:p>
          </table:table-cell>
          <table:table-cell office:value-type="float" office:value="11.3096150120045" table:style-name="ce1">
            <text:p>11.30961501</text:p>
          </table:table-cell>
          <table:table-cell office:value-type="float" office:value="11.125586893600801" table:style-name="ce1">
            <text:p>11.12558689</text:p>
          </table:table-cell>
          <table:table-cell office:value-type="float" office:value="10.9474951661134" table:style-name="ce1">
            <text:p>10.94749517</text:p>
          </table:table-cell>
          <table:table-cell office:value-type="float" office:value="10.773842479691501" table:style-name="ce1">
            <text:p>10.77384248</text:p>
          </table:table-cell>
          <table:table-cell office:value-type="float" office:value="10.605616439720199" table:style-name="ce1">
            <text:p>10.60561644</text:p>
          </table:table-cell>
          <table:table-cell office:value-type="float" office:value="10.443743875868901" table:style-name="ce1">
            <text:p>10.44374388</text:p>
          </table:table-cell>
          <table:table-cell office:value-type="float" office:value="10.2867765412251" table:style-name="ce1">
            <text:p>10.28677654</text:p>
          </table:table-cell>
          <table:table-cell office:value-type="float" office:value="10.134494798660199" table:style-name="ce1">
            <text:p>10.1344948</text:p>
          </table:table-cell>
          <table:table-cell office:value-type="float" office:value="9.9888093702540903" table:style-name="ce1">
            <text:p>9.98880937</text:p>
          </table:table-cell>
          <table:table-cell office:value-type="float" office:value="9.8469094444151093" table:style-name="ce1">
            <text:p>9.846909444</text:p>
          </table:table-cell>
          <table:table-cell office:value-type="float" office:value="9.7094948190240604" table:style-name="ce1">
            <text:p>9.709494819</text:p>
          </table:table-cell>
          <table:table-cell office:value-type="float" office:value="9.57595102815106" table:style-name="ce1">
            <text:p>9.575951028</text:p>
          </table:table-cell>
          <table:table-cell office:value-type="float" office:value="9.4456977428623592" table:style-name="ce1">
            <text:p>9.445697743</text:p>
          </table:table-cell>
          <table:table-cell office:value-type="float" office:value="9.3194263445634498" table:style-name="ce1">
            <text:p>9.319426345</text:p>
          </table:table-cell>
          <table:table-cell office:value-type="float" office:value="9.1993980423169308" table:style-name="ce1">
            <text:p>9.199398042</text:p>
          </table:table-cell>
          <table:table-cell office:value-type="float" office:value="9.0793755949175701" table:style-name="ce1">
            <text:p>9.079375595</text:p>
          </table:table-cell>
          <table:table-cell office:value-type="float" office:value="8.9625116329760797" table:style-name="ce1">
            <text:p>8.962511633</text:p>
          </table:table-cell>
          <table:table-cell office:value-type="float" office:value="8.8486830986174905" table:style-name="ce1">
            <text:p>8.848683099</text:p>
          </table:table-cell>
          <table:table-cell office:value-type="float" office:value="8.7381600546229308" table:style-name="ce1">
            <text:p>8.738160055</text:p>
          </table:table-cell>
          <table:table-cell office:value-type="float" office:value="8.6330862815051805" table:style-name="ce1">
            <text:p>8.633086282</text:p>
          </table:table-cell>
          <table:table-cell office:value-type="float" office:value="8.5276441340784306" table:style-name="ce1">
            <text:p>8.527644134</text:p>
          </table:table-cell>
          <table:table-cell office:value-type="float" office:value="8.4248054964646801" table:style-name="ce1">
            <text:p>8.424805496</text:p>
          </table:table-cell>
          <table:table-cell office:value-type="float" office:value="8.3248430595204894" table:style-name="ce1">
            <text:p>8.32484306</text:p>
          </table:table-cell>
          <table:table-cell office:value-type="float" office:value="8.2294156951346693" table:style-name="ce1">
            <text:p>8.229415695</text:p>
          </table:table-cell>
          <table:table-cell office:value-type="float" office:value="8.1338002045659792" table:style-name="ce1">
            <text:p>8.133800205</text:p>
          </table:table-cell>
          <table:table-cell office:value-type="float" office:value="8.0407894453009803" table:style-name="ce1">
            <text:p>8.040789445</text:p>
          </table:table-cell>
          <table:table-cell office:value-type="float" office:value="7.9499417269491301" table:style-name="ce1">
            <text:p>7.949941727</text:p>
          </table:table-cell>
          <table:table-cell office:value-type="float" office:value="7.8608356667240198" table:style-name="ce1">
            <text:p>7.860835667</text:p>
          </table:table-cell>
          <table:table-cell office:value-type="float" office:value="7.7737547442313" table:style-name="ce1">
            <text:p>7.773754744</text:p>
          </table:table-cell>
          <table:table-cell office:value-type="float" office:value="7.68863069640134" table:style-name="ce1">
            <text:p>7.688630696</text:p>
          </table:table-cell>
          <table:table-cell office:value-type="float" office:value="7.6053982940787099" table:style-name="ce1">
            <text:p>7.605398294</text:p>
          </table:table-cell>
          <table:table-cell office:value-type="float" office:value="7.5243267267486296" table:style-name="ce1">
            <text:p>7.524326727</text:p>
          </table:table-cell>
          <table:table-cell office:value-type="float" office:value="7.4469359124959" table:style-name="ce1">
            <text:p>7.446935912</text:p>
          </table:table-cell>
          <table:table-cell office:value-type="float" office:value="7.3712094168292399" table:style-name="ce1">
            <text:p>7.371209417</text:p>
          </table:table-cell>
          <table:table-cell office:value-type="float" office:value="7.2970941231980504" table:style-name="ce1">
            <text:p>7.297094123</text:p>
          </table:table-cell>
          <table:table-cell office:value-type="float" office:value="7.2245391515380399" table:style-name="ce1">
            <text:p>7.224539152</text:p>
          </table:table-cell>
          <table:table-cell office:value-type="float" office:value="7.1501574915155599" table:style-name="ce1">
            <text:p>7.150157492</text:p>
          </table:table-cell>
          <table:table-cell office:value-type="float" office:value="7.0773094739677802" table:style-name="ce1">
            <text:p>7.077309474</text:p>
          </table:table-cell>
          <table:table-cell office:value-type="float" office:value="7.0059481506556596" table:style-name="ce1">
            <text:p>7.005948151</text:p>
          </table:table-cell>
          <table:table-cell office:value-type="float" office:value="6.9371781136527204" table:style-name="ce1">
            <text:p>6.937178114</text:p>
          </table:table-cell>
          <table:table-cell office:value-type="float" office:value="6.8700851891866099" table:style-name="ce1">
            <text:p>6.870085189</text:p>
          </table:table-cell>
          <table:table-cell office:value-type="float" office:value="6.8043208374821997" table:style-name="ce1">
            <text:p>6.804320837</text:p>
          </table:table-cell>
          <table:table-cell office:value-type="float" office:value="6.7395501869908596" table:style-name="ce1">
            <text:p>6.739550187</text:p>
          </table:table-cell>
          <table:table-cell office:value-type="float" office:value="6.6763301431078501" table:style-name="ce1">
            <text:p>6.676330143</text:p>
          </table:table-cell>
          <table:table-cell office:value-type="float" office:value="6.6160228514962096" table:style-name="ce1">
            <text:p>6.616022851</text:p>
          </table:table-cell>
          <table:table-cell office:value-type="float" office:value="6.5548961051711503" table:style-name="ce1">
            <text:p>6.554896105</text:p>
          </table:table-cell>
          <table:table-cell office:value-type="float" office:value="6.49492269368241" table:style-name="ce1">
            <text:p>6.494922694</text:p>
          </table:table-cell>
          <table:table-cell office:value-type="float" office:value="6.4350065917730399" table:style-name="ce1">
            <text:p>6.435006592</text:p>
          </table:table-cell>
          <table:table-cell office:value-type="float" office:value="6.3772538871025901" table:style-name="ce1">
            <text:p>6.377253887</text:p>
          </table:table-cell>
          <table:table-cell office:value-type="float" office:value="6.3208376649001998" table:style-name="ce1">
            <text:p>6.320837665</text:p>
          </table:table-cell>
          <table:table-cell office:value-type="float" office:value="6.2641382296682" table:style-name="ce1">
            <text:p>6.26413823</text:p>
          </table:table-cell>
          <table:table-cell office:value-type="float" office:value="6.2097575759508397" table:style-name="ce1">
            <text:p>6.209757576</text:p>
          </table:table-cell>
          <table:table-cell office:value-type="float" office:value="6.1560786198027504" table:style-name="ce1">
            <text:p>6.15607862</text:p>
          </table:table-cell>
          <table:table-cell office:value-type="float" office:value="6.1036167352650397" table:style-name="ce1">
            <text:p>6.103616735</text:p>
          </table:table-cell>
          <table:table-cell office:value-type="float" office:value="6.0520752346665896" table:style-name="ce1">
            <text:p>6.052075235</text:p>
          </table:table-cell>
          <table:table-cell office:value-type="float" office:value="6.0014301079915899" table:style-name="ce1">
            <text:p>6.001430108</text:p>
          </table:table-cell>
          <table:table-cell office:value-type="float" office:value="5.9516581731558098" table:style-name="ce1">
            <text:p>5.951658173</text:p>
          </table:table-cell>
          <table:table-cell office:value-type="float" office:value="5.9027370406249204" table:style-name="ce1">
            <text:p>5.902737041</text:p>
          </table:table-cell>
          <table:table-cell office:value-type="float" office:value="5.8532487549658798" table:style-name="ce1">
            <text:p>5.853248755</text:p>
          </table:table-cell>
          <table:table-cell office:value-type="float" office:value="5.8057232569188102" table:style-name="ce1">
            <text:p>5.805723257</text:p>
          </table:table-cell>
          <table:table-cell office:value-type="float" office:value="5.7589898505058601" table:style-name="ce1">
            <text:p>5.758989851</text:p>
          </table:table-cell>
          <table:table-cell office:value-type="float" office:value="5.7132782456838402" table:style-name="ce1">
            <text:p>5.713278246</text:p>
          </table:table-cell>
          <table:table-cell office:value-type="float" office:value="5.6683160114326698" table:style-name="ce1">
            <text:p>5.668316011</text:p>
          </table:table-cell>
          <table:table-cell office:value-type="float" office:value="5.6240848704213597" table:style-name="ce1">
            <text:p>5.62408487</text:p>
          </table:table-cell>
          <table:table-cell office:value-type="float" office:value="5.5805671349102397" table:style-name="ce1">
            <text:p>5.580567135</text:p>
          </table:table-cell>
          <table:table-cell office:value-type="float" office:value="5.5364275524938202" table:style-name="ce1">
            <text:p>5.536427552</text:p>
          </table:table-cell>
          <table:table-cell office:value-type="float" office:value="5.4940568138816799" table:style-name="ce1">
            <text:p>5.494056814</text:p>
          </table:table-cell>
          <table:table-cell office:value-type="float" office:value="5.4525908993396399" table:style-name="ce1">
            <text:p>5.452590899</text:p>
          </table:table-cell>
          <table:table-cell office:value-type="float" office:value="5.4134091890191796" table:style-name="ce1">
            <text:p>5.413409189</text:p>
          </table:table-cell>
          <table:table-cell office:value-type="float" office:value="5.3748349470757804" table:style-name="ce1">
            <text:p>5.374834947</text:p>
          </table:table-cell>
          <table:table-cell office:value-type="float" office:value="5.3368541550084396" table:style-name="ce1">
            <text:p>5.336854155</text:p>
          </table:table-cell>
          <table:table-cell office:value-type="float" office:value="5.2994532223619704" table:style-name="ce1">
            <text:p>5.299453222</text:p>
          </table:table-cell>
          <table:table-cell office:value-type="float" office:value="5.2593058494652896" table:style-name="ce1">
            <text:p>5.259305849</text:p>
          </table:table-cell>
          <table:table-cell office:value-type="float" office:value="5.2197621964617902" table:style-name="ce1">
            <text:p>5.219762196</text:p>
          </table:table-cell>
          <table:table-cell office:value-type="float" office:value="5.1808087472344599" table:style-name="ce1">
            <text:p>5.180808747</text:p>
          </table:table-cell>
          <table:table-cell office:value-type="float" office:value="5.1424323861438399" table:style-name="ce1">
            <text:p>5.142432386</text:p>
          </table:table-cell>
          <table:table-cell office:value-type="float" office:value="5.1062960132092599" table:style-name="ce1">
            <text:p>5.106296013</text:p>
          </table:table-cell>
          <table:table-cell office:value-type="float" office:value="5.0694845045935599" table:style-name="ce1">
            <text:p>5.069484505</text:p>
          </table:table-cell>
          <table:table-cell office:value-type="float" office:value="5.0332064961027303" table:style-name="ce1">
            <text:p>5.033206496</text:p>
          </table:table-cell>
          <table:table-cell office:value-type="float" office:value="4.9986358426562401" table:style-name="ce1">
            <text:p>4.998635843</text:p>
          </table:table-cell>
          <table:table-cell office:value-type="float" office:value="4.9660551007681404" table:style-name="ce1">
            <text:p>4.966055101</text:p>
          </table:table-cell>
          <table:table-cell office:value-type="float" office:value="4.9312825066694801" table:style-name="ce1">
            <text:p>4.931282507</text:p>
          </table:table-cell>
          <table:table-cell office:value-type="float" office:value="4.8969996674172904" table:style-name="ce1">
            <text:p>4.896999667</text:p>
          </table:table-cell>
          <table:table-cell office:value-type="float" office:value="4.8643485205615198" table:style-name="ce1">
            <text:p>4.864348521</text:p>
          </table:table-cell>
          <table:table-cell office:value-type="float" office:value="4.8336053501292904" table:style-name="ce1">
            <text:p>4.83360535</text:p>
          </table:table-cell>
          <table:table-cell office:value-type="float" office:value="4.8007054465619099" table:style-name="ce1">
            <text:p>4.800705447</text:p>
          </table:table-cell>
          <table:table-cell office:value-type="float" office:value="4.7682562266050397" table:style-name="ce1">
            <text:p>4.768256227</text:p>
          </table:table-cell>
          <table:table-cell office:value-type="float" office:value="4.7362484926339699" table:style-name="ce1">
            <text:p>4.736248493</text:p>
          </table:table-cell>
          <table:table-cell office:value-type="float" office:value="4.70467329560846" table:style-name="ce1">
            <text:p>4.704673296</text:p>
          </table:table-cell>
          <table:table-cell office:value-type="float" office:value="4.67352192673094" table:style-name="ce1">
            <text:p>4.673521927</text:p>
          </table:table-cell>
          <table:table-cell office:value-type="float" office:value="4.6427859094384596" table:style-name="ce1">
            <text:p>4.642785909</text:p>
          </table:table-cell>
          <table:table-cell office:value-type="float" office:value="4.6124569917127598" table:style-name="ce1">
            <text:p>4.612456992</text:p>
          </table:table-cell>
          <table:table-cell office:value-type="float" office:value="4.5825271386939797" table:style-name="ce1">
            <text:p>4.582527139</text:p>
          </table:table-cell>
          <table:table-cell office:value-type="float" office:value="4.5529885255839497" table:style-name="ce1">
            <text:p>4.552988526</text:p>
          </table:table-cell>
          <table:table-cell office:value-type="float" office:value="4.52383353082599" table:style-name="ce1">
            <text:p>4.523833531</text:p>
          </table:table-cell>
          <table:table-cell office:value-type="float" office:value="4.4959230853843" table:style-name="ce1">
            <text:p>4.495923085</text:p>
          </table:table-cell>
          <table:table-cell office:value-type="float" office:value="4.4683704661662302" table:style-name="ce1">
            <text:p>4.468370466</text:p>
          </table:table-cell>
          <table:table-cell office:value-type="float" office:value="4.4403115417502601" table:style-name="ce1">
            <text:p>4.440311542</text:p>
          </table:table-cell>
          <table:table-cell office:value-type="float" office:value="4.4134596616592097" table:style-name="ce1">
            <text:p>4.413459662</text:p>
          </table:table-cell>
          <table:table-cell office:value-type="float" office:value="4.3869455410661597" table:style-name="ce1">
            <text:p>4.386945541</text:p>
          </table:table-cell>
          <table:table-cell office:value-type="float" office:value="4.3607628469805304" table:style-name="ce1">
            <text:p>4.360762847</text:p>
          </table:table-cell>
          <table:table-cell office:value-type="float" office:value="4.3349054037531003" table:style-name="ce1">
            <text:p>4.334905404</text:p>
          </table:table-cell>
          <table:table-cell office:value-type="float" office:value="4.3093671882198397" table:style-name="ce1">
            <text:p>4.309367188</text:p>
          </table:table-cell>
          <table:table-cell office:value-type="float" office:value="4.2841423250244102" table:style-name="ce1">
            <text:p>4.284142325</text:p>
          </table:table-cell>
          <table:table-cell office:value-type="float" office:value="4.2585310900509699" table:style-name="ce1">
            <text:p>4.25853109</text:p>
          </table:table-cell>
          <table:table-cell office:value-type="float" office:value="4.2332302942893296" table:style-name="ce1">
            <text:p>4.233230294</text:p>
          </table:table-cell>
          <table:table-cell office:value-type="float" office:value="4.2082343273922902" table:style-name="ce1">
            <text:p>4.208234327</text:p>
          </table:table-cell>
          <table:table-cell office:value-type="float" office:value="4.1835377133922096" table:style-name="ce1">
            <text:p>4.183537713</text:p>
          </table:table-cell>
          <table:table-cell office:value-type="float" office:value="4.1591351067016697" table:style-name="ce1">
            <text:p>4.159135107</text:p>
          </table:table-cell>
          <table:table-cell office:value-type="float" office:value="4.1348983269747901" table:style-name="ce1">
            <text:p>4.134898327</text:p>
          </table:table-cell>
          <table:table-cell office:value-type="float" office:value="4.1110689238124598" table:style-name="ce1">
            <text:p>4.111068924</text:p>
          </table:table-cell>
          <table:table-cell office:value-type="float" office:value="4.0875182271198804" table:style-name="ce1">
            <text:p>4.087518227</text:p>
          </table:table-cell>
          <table:table-cell office:value-type="float" office:value="4.0641205591299903" table:style-name="ce1">
            <text:p>4.064120559</text:p>
          </table:table-cell>
          <table:table-cell office:value-type="float" office:value="4.0409933844116503" table:style-name="ce1">
            <text:p>4.040993384</text:p>
          </table:table-cell>
          <table:table-cell office:value-type="float" office:value="4.0182514671988301" table:style-name="ce1">
            <text:p>4.018251467</text:p>
          </table:table-cell>
          <table:table-cell office:value-type="float" office:value="3.9965922340550701" table:style-name="ce1">
            <text:p>3.996592234</text:p>
          </table:table-cell>
          <table:table-cell office:value-type="float" office:value="3.9751791285606801" table:style-name="ce1">
            <text:p>3.975179129</text:p>
          </table:table-cell>
          <table:table-cell office:value-type="float" office:value="3.9540079790605702" table:style-name="ce1">
            <text:p>3.954007979</text:p>
          </table:table-cell>
          <table:table-cell office:value-type="float" office:value="3.9330747076447299" table:style-name="ce1">
            <text:p>3.933074708</text:p>
          </table:table-cell>
          <table:table-cell office:value-type="float" office:value="3.91237532752963" table:style-name="ce1">
            <text:p>3.912375328</text:p>
          </table:table-cell>
          <table:table-cell office:value-type="float" office:value="3.8919059405269198" table:style-name="ce1">
            <text:p>3.891905941</text:p>
          </table:table-cell>
          <table:table-cell office:value-type="float" office:value="3.8716627345960601" table:style-name="ce1">
            <text:p>3.871662735</text:p>
          </table:table-cell>
          <table:table-cell office:value-type="float" office:value="3.8516419814776302" table:style-name="ce1">
            <text:p>3.851641981</text:p>
          </table:table-cell>
          <table:table-cell office:value-type="float" office:value="3.8309396719223301" table:style-name="ce1">
            <text:p>3.830939672</text:p>
          </table:table-cell>
          <table:table-cell office:value-type="float" office:value="3.8113578566784101" table:style-name="ce1">
            <text:p>3.811357857</text:p>
          </table:table-cell>
          <table:table-cell office:value-type="float" office:value="3.7907559223179899" table:style-name="ce1">
            <text:p>3.790755922</text:p>
          </table:table-cell>
          <table:table-cell office:value-type="float" office:value="3.7707148653854099" table:style-name="ce1">
            <text:p>3.770714865</text:p>
          </table:table-cell>
          <table:table-cell office:value-type="float" office:value="3.7508881513077301" table:style-name="ce1">
            <text:p>3.750888151</text:p>
          </table:table-cell>
          <table:table-cell office:value-type="float" office:value="3.7312723597202302" table:style-name="ce1">
            <text:p>3.73127236</text:p>
          </table:table-cell>
          <table:table-cell office:value-type="float" office:value="3.7118641426468901" table:style-name="ce1">
            <text:p>3.711864143</text:p>
          </table:table-cell>
          <table:table-cell office:value-type="float" office:value="3.6926602225953702" table:style-name="ce1">
            <text:p>3.692660223</text:p>
          </table:table-cell>
          <table:table-cell office:value-type="float" office:value="3.6737661889136199" table:style-name="ce1">
            <text:p>3.673766189</text:p>
          </table:table-cell>
          <table:table-cell office:value-type="float" office:value="3.6549607365383299" table:style-name="ce1">
            <text:p>3.654960737</text:p>
          </table:table-cell>
          <table:table-cell office:value-type="float" office:value="3.6372038708932699" table:style-name="ce1">
            <text:p>3.637203871</text:p>
          </table:table-cell>
          <table:table-cell office:value-type="float" office:value="3.6187807547178301" table:style-name="ce1">
            <text:p>3.618780755</text:p>
          </table:table-cell>
          <table:table-cell office:value-type="float" office:value="3.60054659358009" table:style-name="ce1">
            <text:p>3.600546594</text:p>
          </table:table-cell>
          <table:table-cell office:value-type="float" office:value="3.5824984953110999" table:style-name="ce1">
            <text:p>3.582498495</text:p>
          </table:table-cell>
          <table:table-cell office:value-type="float" office:value="3.56463362646616" table:style-name="ce1">
            <text:p>3.564633626</text:p>
          </table:table-cell>
          <table:table-cell office:value-type="float" office:value="3.5477813640448299" table:style-name="ce1">
            <text:p>3.547781364</text:p>
          </table:table-cell>
          <table:table-cell office:value-type="float" office:value="3.5310984710950599" table:style-name="ce1">
            <text:p>3.531098471</text:p>
          </table:table-cell>
          <table:table-cell office:value-type="float" office:value="3.5145824070747902" table:style-name="ce1">
            <text:p>3.514582407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19.706187830294098" table:style-name="ce1">
            <text:p>19.70618783</text:p>
          </table:table-cell>
          <table:table-cell office:value-type="string" table:style-name="ce1">
            <text:p><text:s/>global min</text:p>
          </table:table-cell>
          <table:table-cell office:value-type="float" office:value="-12.932828982869299" table:style-name="ce1">
            <text:p>-12.93282898</text:p>
          </table:table-cell>
          <table:table-cell office:value-type="string" table:style-name="ce1">
            <text:p><text:s/>range</text:p>
          </table:table-cell>
          <table:table-cell office:value-type="float" office:value="32.639016813163401" table:style-name="ce1">
            <text:p>32.63901681</text:p>
          </table:table-cell>
          <table:table-cell office:value-type="string" table:style-name="ce1">
            <text:p><text:s/>regret</text:p>
          </table:table-cell>
          <table:table-cell office:value-type="float" office:value="1.7416741589895901" table:style-name="ce1">
            <text:p>1.741674159</text:p>
          </table:table-cell>
          <table:table-cell office:value-type="float" office:value="5.7013748507186399" table:style-name="ce1">
            <text:p>5.701374851</text:p>
          </table:table-cell>
          <table:table-cell office:value-type="float" office:value="8.7519191066898792" table:style-name="ce1">
            <text:p>8.751919107</text:p>
          </table:table-cell>
          <table:table-cell office:value-type="float" office:value="12.2380584735978" table:style-name="ce1">
            <text:p>12.23805847</text:p>
          </table:table-cell>
          <table:table-cell office:value-type="float" office:value="15.0256640241975" table:style-name="ce1">
            <text:p>15.02566402</text:p>
          </table:table-cell>
          <table:table-cell office:value-type="float" office:value="14.874930368864799" table:style-name="ce1">
            <text:p>14.87493037</text:p>
          </table:table-cell>
          <table:table-cell office:value-type="float" office:value="15.693700204796199" table:style-name="ce1">
            <text:p>15.6937002</text:p>
          </table:table-cell>
          <table:table-cell office:value-type="float" office:value="16.459958326677398" table:style-name="ce1">
            <text:p>16.45995833</text:p>
          </table:table-cell>
          <table:table-cell office:value-type="float" office:value="15.433721368656" table:style-name="ce1">
            <text:p>15.43372137</text:p>
          </table:table-cell>
          <table:table-cell office:value-type="float" office:value="14.627175449221401" table:style-name="ce1">
            <text:p>14.62717545</text:p>
          </table:table-cell>
          <table:table-cell office:value-type="float" office:value="13.926347294450901" table:style-name="ce1">
            <text:p>13.92634729</text:p>
          </table:table-cell>
          <table:table-cell office:value-type="float" office:value="13.135839744120499" table:style-name="ce1">
            <text:p>13.13583974</text:p>
          </table:table-cell>
          <table:table-cell office:value-type="float" office:value="13.1874090759166" table:style-name="ce1">
            <text:p>13.18740908</text:p>
          </table:table-cell>
          <table:table-cell office:value-type="float" office:value="12.379564319492101" table:style-name="ce1">
            <text:p>12.37956432</text:p>
          </table:table-cell>
          <table:table-cell office:value-type="float" office:value="12.360347614207701" table:style-name="ce1">
            <text:p>12.36034761</text:p>
          </table:table-cell>
          <table:table-cell office:value-type="float" office:value="11.7847230502244" table:style-name="ce1">
            <text:p>11.78472305</text:p>
          </table:table-cell>
          <table:table-cell office:value-type="float" office:value="12.348328709150801" table:style-name="ce1">
            <text:p>12.34832871</text:p>
          </table:table-cell>
          <table:table-cell office:value-type="float" office:value="12.758588239046899" table:style-name="ce1">
            <text:p>12.75858824</text:p>
          </table:table-cell>
          <table:table-cell office:value-type="float" office:value="12.439967306027301" table:style-name="ce1">
            <text:p>12.43996731</text:p>
          </table:table-cell>
          <table:table-cell office:value-type="float" office:value="12.146109823635401" table:style-name="ce1">
            <text:p>12.14610982</text:p>
          </table:table-cell>
          <table:table-cell office:value-type="float" office:value="13.0336786554857" table:style-name="ce1">
            <text:p>13.03367866</text:p>
          </table:table-cell>
          <table:table-cell office:value-type="float" office:value="13.529390970903201" table:style-name="ce1">
            <text:p>13.52939097</text:p>
          </table:table-cell>
          <table:table-cell office:value-type="float" office:value="13.9341094051683" table:style-name="ce1">
            <text:p>13.93410941</text:p>
          </table:table-cell>
          <table:table-cell office:value-type="float" office:value="14.349160027315101" table:style-name="ce1">
            <text:p>14.34916003</text:p>
          </table:table-cell>
          <table:table-cell office:value-type="float" office:value="14.4317896220713" table:style-name="ce1">
            <text:p>14.43178962</text:p>
          </table:table-cell>
          <table:table-cell office:value-type="float" office:value="13.8793967778814" table:style-name="ce1">
            <text:p>13.87939678</text:p>
          </table:table-cell>
          <table:table-cell office:value-type="float" office:value="13.6444587798835" table:style-name="ce1">
            <text:p>13.64445878</text:p>
          </table:table-cell>
          <table:table-cell office:value-type="float" office:value="13.4591774632795" table:style-name="ce1">
            <text:p>13.45917746</text:p>
          </table:table-cell>
          <table:table-cell office:value-type="float" office:value="13.2789608627506" table:style-name="ce1">
            <text:p>13.27896086</text:p>
          </table:table-cell>
          <table:table-cell office:value-type="float" office:value="12.9755312972763" table:style-name="ce1">
            <text:p>12.9755313</text:p>
          </table:table-cell>
          <table:table-cell office:value-type="float" office:value="12.557978960211299" table:style-name="ce1">
            <text:p>12.55797896</text:p>
          </table:table-cell>
          <table:table-cell office:value-type="float" office:value="12.2382801922254" table:style-name="ce1">
            <text:p>12.23828019</text:p>
          </table:table-cell>
          <table:table-cell office:value-type="float" office:value="12.006280484774701" table:style-name="ce1">
            <text:p>12.00628048</text:p>
          </table:table-cell>
          <table:table-cell office:value-type="float" office:value="11.6569165509655" table:style-name="ce1">
            <text:p>11.65691655</text:p>
          </table:table-cell>
          <table:table-cell office:value-type="float" office:value="11.3444670579711" table:style-name="ce1">
            <text:p>11.34446706</text:p>
          </table:table-cell>
          <table:table-cell office:value-type="float" office:value="11.040477351813101" table:style-name="ce1">
            <text:p>11.04047735</text:p>
          </table:table-cell>
          <table:table-cell office:value-type="float" office:value="10.7475356205541" table:style-name="ce1">
            <text:p>10.74753562</text:p>
          </table:table-cell>
          <table:table-cell office:value-type="float" office:value="10.5007126493344" table:style-name="ce1">
            <text:p>10.50071265</text:p>
          </table:table-cell>
          <table:table-cell office:value-type="float" office:value="10.2676415168287" table:style-name="ce1">
            <text:p>10.26764152</text:p>
          </table:table-cell>
          <table:table-cell office:value-type="float" office:value="10.1881023147326" table:style-name="ce1">
            <text:p>10.18810231</text:p>
          </table:table-cell>
          <table:table-cell office:value-type="float" office:value="9.9427316908430896" table:style-name="ce1">
            <text:p>9.942731691</text:p>
          </table:table-cell>
          <table:table-cell office:value-type="float" office:value="9.8838229950902203" table:style-name="ce1">
            <text:p>9.883822995</text:p>
          </table:table-cell>
          <table:table-cell office:value-type="float" office:value="9.65562189394584" table:style-name="ce1">
            <text:p>9.655621894</text:p>
          </table:table-cell>
          <table:table-cell office:value-type="float" office:value="9.5038201000889408" table:style-name="ce1">
            <text:p>9.5038201</text:p>
          </table:table-cell>
          <table:table-cell office:value-type="float" office:value="9.2927922490736101" table:style-name="ce1">
            <text:p>9.292792249</text:p>
          </table:table-cell>
          <table:table-cell office:value-type="float" office:value="9.4126604552559403" table:style-name="ce1">
            <text:p>9.412660455</text:p>
          </table:table-cell>
          <table:table-cell office:value-type="float" office:value="9.2125520797057892" table:style-name="ce1">
            <text:p>9.21255208</text:p>
          </table:table-cell>
          <table:table-cell office:value-type="float" office:value="9.0207815531368993" table:style-name="ce1">
            <text:p>9.020781553</text:p>
          </table:table-cell>
          <table:table-cell office:value-type="float" office:value="8.8373201137975297" table:style-name="ce1">
            <text:p>8.837320114</text:p>
          </table:table-cell>
          <table:table-cell office:value-type="float" office:value="8.6630173472584797" table:style-name="ce1">
            <text:p>8.663017347</text:p>
          </table:table-cell>
          <table:table-cell office:value-type="float" office:value="8.4988908365762601" table:style-name="ce1">
            <text:p>8.498890837</text:p>
          </table:table-cell>
          <table:table-cell office:value-type="float" office:value="8.3410768839972107" table:style-name="ce1">
            <text:p>8.341076884</text:p>
          </table:table-cell>
          <table:table-cell office:value-type="float" office:value="8.2656902107994892" table:style-name="ce1">
            <text:p>8.265690211</text:p>
          </table:table-cell>
          <table:table-cell office:value-type="float" office:value="8.1193427172864201" table:style-name="ce1">
            <text:p>8.119342717</text:p>
          </table:table-cell>
          <table:table-cell office:value-type="float" office:value="8.0009788881194694" table:style-name="ce1">
            <text:p>8.000978888</text:p>
          </table:table-cell>
          <table:table-cell office:value-type="float" office:value="7.8675060655523303" table:style-name="ce1">
            <text:p>7.867506066</text:p>
          </table:table-cell>
          <table:table-cell office:value-type="float" office:value="7.7850109409415102" table:style-name="ce1">
            <text:p>7.785010941</text:p>
          </table:table-cell>
          <table:table-cell office:value-type="float" office:value="7.6576976081025503" table:style-name="ce1">
            <text:p>7.657697608</text:p>
          </table:table-cell>
          <table:table-cell office:value-type="float" office:value="7.5284384765797796" table:style-name="ce1">
            <text:p>7.528438477</text:p>
          </table:table-cell>
          <table:table-cell office:value-type="float" office:value="7.40964512924148" table:style-name="ce1">
            <text:p>7.409645129</text:p>
          </table:table-cell>
          <table:table-cell office:value-type="float" office:value="7.2947466457503403" table:style-name="ce1">
            <text:p>7.294746646</text:p>
          </table:table-cell>
          <table:table-cell office:value-type="float" office:value="7.1782116300629601" table:style-name="ce1">
            <text:p>7.17821163</text:p>
          </table:table-cell>
          <table:table-cell office:value-type="float" office:value="7.07262891886133" table:style-name="ce1">
            <text:p>7.072628919</text:p>
          </table:table-cell>
          <table:table-cell office:value-type="float" office:value="6.9663254628162399" table:style-name="ce1">
            <text:p>6.966325463</text:p>
          </table:table-cell>
          <table:table-cell office:value-type="float" office:value="6.8647346950974404" table:style-name="ce1">
            <text:p>6.864734695</text:p>
          </table:table-cell>
          <table:table-cell office:value-type="float" office:value="6.7873717672106997" table:style-name="ce1">
            <text:p>6.787371767</text:p>
          </table:table-cell>
          <table:table-cell office:value-type="float" office:value="6.6861883400237101" table:style-name="ce1">
            <text:p>6.68618834</text:p>
          </table:table-cell>
          <table:table-cell office:value-type="float" office:value="6.5879808959892703" table:style-name="ce1">
            <text:p>6.587980896</text:p>
          </table:table-cell>
          <table:table-cell office:value-type="float" office:value="6.4926200445355402" table:style-name="ce1">
            <text:p>6.492620045</text:p>
          </table:table-cell>
          <table:table-cell office:value-type="float" office:value="6.3999837888376296" table:style-name="ce1">
            <text:p>6.399983789</text:p>
          </table:table-cell>
          <table:table-cell office:value-type="float" office:value="6.3099570051312099" table:style-name="ce1">
            <text:p>6.309957005</text:p>
          </table:table-cell>
          <table:table-cell office:value-type="float" office:value="6.2478647937053804" table:style-name="ce1">
            <text:p>6.247864794</text:p>
          </table:table-cell>
          <table:table-cell office:value-type="float" office:value="6.1893320314991298" table:style-name="ce1">
            <text:p>6.189332031</text:p>
          </table:table-cell>
          <table:table-cell office:value-type="float" office:value="6.1058016276367404" table:style-name="ce1">
            <text:p>6.105801628</text:p>
          </table:table-cell>
          <table:table-cell office:value-type="float" office:value="6.0244918299935701" table:style-name="ce1">
            <text:p>6.02449183</text:p>
          </table:table-cell>
          <table:table-cell office:value-type="float" office:value="5.9456354749707501" table:style-name="ce1">
            <text:p>5.945635475</text:p>
          </table:table-cell>
          <table:table-cell office:value-type="float" office:value="5.8710380440650098" table:style-name="ce1">
            <text:p>5.871038044</text:p>
          </table:table-cell>
          <table:table-cell office:value-type="float" office:value="5.7983533677978798" table:style-name="ce1">
            <text:p>5.798353368</text:p>
          </table:table-cell>
          <table:table-cell office:value-type="float" office:value="5.7258371944476902" table:style-name="ce1">
            <text:p>5.725837194</text:p>
          </table:table-cell>
          <table:table-cell office:value-type="float" office:value="5.65662481820344" table:style-name="ce1">
            <text:p>5.656624818</text:p>
          </table:table-cell>
          <table:table-cell office:value-type="float" office:value="5.5876686555821902" table:style-name="ce1">
            <text:p>5.587668656</text:p>
          </table:table-cell>
          <table:table-cell office:value-type="float" office:value="5.5210163766951501" table:style-name="ce1">
            <text:p>5.521016377</text:p>
          </table:table-cell>
          <table:table-cell office:value-type="float" office:value="5.4569274239064001" table:style-name="ce1">
            <text:p>5.456927424</text:p>
          </table:table-cell>
          <table:table-cell office:value-type="float" office:value="5.4856555500689597" table:style-name="ce1">
            <text:p>5.48565555</text:p>
          </table:table-cell>
          <table:table-cell office:value-type="float" office:value="5.5102619707744598" table:style-name="ce1">
            <text:p>5.510261971</text:p>
          </table:table-cell>
          <table:table-cell office:value-type="float" office:value="5.44760987561249" table:style-name="ce1">
            <text:p>5.447609876</text:p>
          </table:table-cell>
          <table:table-cell office:value-type="float" office:value="5.3883564897142397" table:style-name="ce1">
            <text:p>5.38835649</text:p>
          </table:table-cell>
          <table:table-cell office:value-type="float" office:value="5.33044977167732" table:style-name="ce1">
            <text:p>5.330449772</text:p>
          </table:table-cell>
          <table:table-cell office:value-type="float" office:value="5.2738443282030296" table:style-name="ce1">
            <text:p>5.273844328</text:p>
          </table:table-cell>
          <table:table-cell office:value-type="float" office:value="5.2184967834726104" table:style-name="ce1">
            <text:p>5.218496783</text:p>
          </table:table-cell>
          <table:table-cell office:value-type="float" office:value="5.1801890077097896" table:style-name="ce1">
            <text:p>5.180189008</text:p>
          </table:table-cell>
          <table:table-cell office:value-type="float" office:value="5.1239704548616603" table:style-name="ce1">
            <text:p>5.123970455</text:p>
          </table:table-cell>
          <table:table-cell office:value-type="float" office:value="5.0720198618251402" table:style-name="ce1">
            <text:p>5.072019862</text:p>
          </table:table-cell>
          <table:table-cell office:value-type="float" office:value="5.0200712153685698" table:style-name="ce1">
            <text:p>5.020071215</text:p>
          </table:table-cell>
          <table:table-cell office:value-type="float" office:value="4.9922779527126204" table:style-name="ce1">
            <text:p>4.992277953</text:p>
          </table:table-cell>
          <table:table-cell office:value-type="float" office:value="4.94332261260588" table:style-name="ce1">
            <text:p>4.943322613</text:p>
          </table:table-cell>
          <table:table-cell office:value-type="float" office:value="4.8953766609549501" table:style-name="ce1">
            <text:p>4.895376661</text:p>
          </table:table-cell>
          <table:table-cell office:value-type="float" office:value="4.8466705908109704" table:style-name="ce1">
            <text:p>4.846670591</text:p>
          </table:table-cell>
          <table:table-cell office:value-type="float" office:value="4.8004335922368799" table:style-name="ce1">
            <text:p>4.800433592</text:p>
          </table:table-cell>
          <table:table-cell office:value-type="float" office:value="4.7551213336342704" table:style-name="ce1">
            <text:p>4.755121334</text:p>
          </table:table-cell>
          <table:table-cell office:value-type="float" office:value="4.7116342467774297" table:style-name="ce1">
            <text:p>4.711634247</text:p>
          </table:table-cell>
          <table:table-cell office:value-type="float" office:value="4.66574968404686" table:style-name="ce1">
            <text:p>4.665749684</text:p>
          </table:table-cell>
          <table:table-cell office:value-type="float" office:value="4.6205296108588501" table:style-name="ce1">
            <text:p>4.620529611</text:p>
          </table:table-cell>
          <table:table-cell office:value-type="float" office:value="4.5761791544629196" table:style-name="ce1">
            <text:p>4.576179154</text:p>
          </table:table-cell>
          <table:table-cell office:value-type="float" office:value="4.5328956277371804" table:style-name="ce1">
            <text:p>4.532895628</text:p>
          </table:table-cell>
          <table:table-cell office:value-type="float" office:value="4.4904265277161404" table:style-name="ce1">
            <text:p>4.490426528</text:p>
          </table:table-cell>
          <table:table-cell office:value-type="float" office:value="4.4689215875133597" table:style-name="ce1">
            <text:p>4.468921588</text:p>
          </table:table-cell>
          <table:table-cell office:value-type="float" office:value="4.4278335065943502" table:style-name="ce1">
            <text:p>4.427833507</text:p>
          </table:table-cell>
          <table:table-cell office:value-type="float" office:value="4.3872853289713003" table:style-name="ce1">
            <text:p>4.387285329</text:p>
          </table:table-cell>
          <table:table-cell office:value-type="float" office:value="4.35006060145761" table:style-name="ce1">
            <text:p>4.350060601</text:p>
          </table:table-cell>
          <table:table-cell office:value-type="float" office:value="4.3135065897549696" table:style-name="ce1">
            <text:p>4.31350659</text:p>
          </table:table-cell>
          <table:table-cell office:value-type="float" office:value="4.2760840468718504" table:style-name="ce1">
            <text:p>4.276084047</text:p>
          </table:table-cell>
          <table:table-cell office:value-type="float" office:value="4.2388583090511496" table:style-name="ce1">
            <text:p>4.238858309</text:p>
          </table:table-cell>
          <table:table-cell office:value-type="float" office:value="4.2022856543501197" table:style-name="ce1">
            <text:p>4.202285654</text:p>
          </table:table-cell>
          <table:table-cell office:value-type="float" office:value="4.1674973729664497" table:style-name="ce1">
            <text:p>4.167497373</text:p>
          </table:table-cell>
          <table:table-cell office:value-type="float" office:value="4.1321704617609898" table:style-name="ce1">
            <text:p>4.132170462</text:p>
          </table:table-cell>
          <table:table-cell office:value-type="float" office:value="4.1185758928549703" table:style-name="ce1">
            <text:p>4.118575893</text:p>
          </table:table-cell>
          <table:table-cell office:value-type="float" office:value="4.0842623316708799" table:style-name="ce1">
            <text:p>4.084262332</text:p>
          </table:table-cell>
          <table:table-cell office:value-type="float" office:value="4.0510156459867801" table:style-name="ce1">
            <text:p>4.051015646</text:p>
          </table:table-cell>
          <table:table-cell office:value-type="float" office:value="4.0178369795463302" table:style-name="ce1">
            <text:p>4.01783698</text:p>
          </table:table-cell>
          <table:table-cell office:value-type="float" office:value="3.98629810612222" table:style-name="ce1">
            <text:p>3.986298106</text:p>
          </table:table-cell>
          <table:table-cell office:value-type="float" office:value="3.9552762634099801" table:style-name="ce1">
            <text:p>3.955276263</text:p>
          </table:table-cell>
          <table:table-cell office:value-type="float" office:value="3.9241128936818099" table:style-name="ce1">
            <text:p>3.924112894</text:p>
          </table:table-cell>
          <table:table-cell office:value-type="float" office:value="3.8934521589492501" table:style-name="ce1">
            <text:p>3.893452159</text:p>
          </table:table-cell>
          <table:table-cell office:value-type="float" office:value="3.8638153184369202" table:style-name="ce1">
            <text:p>3.863815318</text:p>
          </table:table-cell>
          <table:table-cell office:value-type="float" office:value="3.8337023053789498" table:style-name="ce1">
            <text:p>3.833702305</text:p>
          </table:table-cell>
          <table:table-cell office:value-type="float" office:value="3.8040635129990599" table:style-name="ce1">
            <text:p>3.804063513</text:p>
          </table:table-cell>
          <table:table-cell office:value-type="float" office:value="3.77581963473272" table:style-name="ce1">
            <text:p>3.775819635</text:p>
          </table:table-cell>
          <table:table-cell office:value-type="float" office:value="3.7493630915262202" table:style-name="ce1">
            <text:p>3.749363092</text:p>
          </table:table-cell>
          <table:table-cell office:value-type="float" office:value="3.7233135720613499" table:style-name="ce1">
            <text:p>3.723313572</text:p>
          </table:table-cell>
          <table:table-cell office:value-type="float" office:value="3.6949490929188902" table:style-name="ce1">
            <text:p>3.694949093</text:p>
          </table:table-cell>
          <table:table-cell office:value-type="float" office:value="3.66701437861192" table:style-name="ce1">
            <text:p>3.667014379</text:p>
          </table:table-cell>
          <table:table-cell office:value-type="float" office:value="3.6394997351967899" table:style-name="ce1">
            <text:p>3.639499735</text:p>
          </table:table-cell>
          <table:table-cell office:value-type="float" office:value="3.6167363118866001" table:style-name="ce1">
            <text:p>3.616736312</text:p>
          </table:table-cell>
          <table:table-cell office:value-type="float" office:value="3.6000809519038" table:style-name="ce1">
            <text:p>3.600080952</text:p>
          </table:table-cell>
          <table:table-cell office:value-type="float" office:value="3.5738407158475902" table:style-name="ce1">
            <text:p>3.573840716</text:p>
          </table:table-cell>
          <table:table-cell office:value-type="float" office:value="3.5478132810288598" table:style-name="ce1">
            <text:p>3.547813281</text:p>
          </table:table-cell>
          <table:table-cell office:value-type="float" office:value="3.5713767586567702" table:style-name="ce1">
            <text:p>3.571376759</text:p>
          </table:table-cell>
          <table:table-cell office:value-type="float" office:value="3.54574154561378" table:style-name="ce1">
            <text:p>3.545741546</text:p>
          </table:table-cell>
          <table:table-cell office:value-type="float" office:value="3.5209232177585501" table:style-name="ce1">
            <text:p>3.520923218</text:p>
          </table:table-cell>
          <table:table-cell office:value-type="float" office:value="3.49786140580265" table:style-name="ce1">
            <text:p>3.497861406</text:p>
          </table:table-cell>
          <table:table-cell office:value-type="float" office:value="3.4737298159440502" table:style-name="ce1">
            <text:p>3.473729816</text:p>
          </table:table-cell>
          <table:table-cell office:value-type="float" office:value="3.4503324517434799" table:style-name="ce1">
            <text:p>3.450332452</text:p>
          </table:table-cell>
          <table:table-cell office:value-type="float" office:value="3.4277720409343502" table:style-name="ce1">
            <text:p>3.427772041</text:p>
          </table:table-cell>
          <table:table-cell office:value-type="float" office:value="3.4043472063452" table:style-name="ce1">
            <text:p>3.404347206</text:p>
          </table:table-cell>
          <table:table-cell office:value-type="float" office:value="3.3819058332555998" table:style-name="ce1">
            <text:p>3.381905833</text:p>
          </table:table-cell>
          <table:table-cell office:value-type="float" office:value="3.35911333675902" table:style-name="ce1">
            <text:p>3.359113337</text:p>
          </table:table-cell>
          <table:table-cell office:value-type="float" office:value="3.3366288469718701" table:style-name="ce1">
            <text:p>3.336628847</text:p>
          </table:table-cell>
          <table:table-cell office:value-type="float" office:value="3.31470231560382" table:style-name="ce1">
            <text:p>3.314702316</text:p>
          </table:table-cell>
          <table:table-cell office:value-type="float" office:value="3.2930681379873499" table:style-name="ce1">
            <text:p>3.293068138</text:p>
          </table:table-cell>
          <table:table-cell office:value-type="float" office:value="3.2717205057697698" table:style-name="ce1">
            <text:p>3.271720506</text:p>
          </table:table-cell>
          <table:table-cell office:value-type="float" office:value="3.2506537634497898" table:style-name="ce1">
            <text:p>3.250653763</text:p>
          </table:table-cell>
          <table:table-cell office:value-type="float" office:value="3.23064195515866" table:style-name="ce1">
            <text:p>3.230641955</text:p>
          </table:table-cell>
          <table:table-cell office:value-type="float" office:value="3.20971289573815" table:style-name="ce1">
            <text:p>3.209712896</text:p>
          </table:table-cell>
          <table:table-cell office:value-type="float" office:value="3.1902234389586002" table:style-name="ce1">
            <text:p>3.190223439</text:p>
          </table:table-cell>
          <table:table-cell office:value-type="float" office:value="3.1699731029749398" table:style-name="ce1">
            <text:p>3.169973103</text:p>
          </table:table-cell>
          <table:table-cell office:value-type="float" office:value="3.1499807330547598" table:style-name="ce1">
            <text:p>3.149980733</text:p>
          </table:table-cell>
          <table:table-cell office:value-type="float" office:value="3.1304946249081" table:style-name="ce1">
            <text:p>3.130494625</text:p>
          </table:table-cell>
          <table:table-cell office:value-type="float" office:value="3.1115744183794001" table:style-name="ce1">
            <text:p>3.111574418</text:p>
          </table:table-cell>
          <table:table-cell office:value-type="float" office:value="3.0925719260512898" table:style-name="ce1">
            <text:p>3.092571926</text:p>
          </table:table-cell>
          <table:table-cell office:value-type="float" office:value="3.0738054895285001" table:style-name="ce1">
            <text:p>3.07380549</text:p>
          </table:table-cell>
          <table:table-cell office:value-type="float" office:value="3.05562092931698" table:style-name="ce1">
            <text:p>3.055620929</text:p>
          </table:table-cell>
          <table:table-cell office:value-type="float" office:value="3.0376243701607102" table:style-name="ce1">
            <text:p>3.03762437</text:p>
          </table:table-cell>
          <table:table-cell office:value-type="float" office:value="3.0203317416550299" table:style-name="ce1">
            <text:p>3.020331742</text:p>
          </table:table-cell>
          <table:table-cell office:value-type="float" office:value="3.0032487207676" table:style-name="ce1">
            <text:p>3.003248721</text:p>
          </table:table-cell>
          <table:table-cell office:value-type="float" office:value="2.9875715455598502" table:style-name="ce1">
            <text:p>2.987571546</text:p>
          </table:table-cell>
          <table:table-cell office:value-type="float" office:value="2.9701080970587901" table:style-name="ce1">
            <text:p>2.970108097</text:p>
          </table:table-cell>
          <table:table-cell office:value-type="float" office:value="2.9528430231068499" table:style-name="ce1">
            <text:p>2.952843023</text:p>
          </table:table-cell>
          <table:table-cell office:value-type="float" office:value="2.93578226955671" table:style-name="ce1">
            <text:p>2.93578227</text:p>
          </table:table-cell>
          <table:table-cell office:value-type="float" office:value="2.9202339344561699" table:style-name="ce1">
            <text:p>2.920233934</text:p>
          </table:table-cell>
          <table:table-cell office:value-type="float" office:value="2.9042609120026701" table:style-name="ce1">
            <text:p>2.904260912</text:p>
          </table:table-cell>
          <table:table-cell office:value-type="float" office:value="2.88808603336803" table:style-name="ce1">
            <text:p>2.888086033</text:p>
          </table:table-cell>
          <table:table-cell office:value-type="float" office:value="2.8717940659678298" table:style-name="ce1">
            <text:p>2.871794066</text:p>
          </table:table-cell>
          <table:table-cell office:value-type="float" office:value="2.8691877245657098" table:style-name="ce1">
            <text:p>2.869187725</text:p>
          </table:table-cell>
          <table:table-cell office:value-type="float" office:value="2.85318994141466" table:style-name="ce1">
            <text:p>2.853189941</text:p>
          </table:table-cell>
          <table:table-cell office:value-type="float" office:value="2.8373739512539702" table:style-name="ce1">
            <text:p>2.837373951</text:p>
          </table:table-cell>
          <table:table-cell office:value-type="float" office:value="2.8217366728465101" table:style-name="ce1">
            <text:p>2.821736673</text:p>
          </table:table-cell>
          <table:table-cell office:value-type="float" office:value="2.8096455419720701" table:style-name="ce1">
            <text:p>2.809645542</text:p>
          </table:table-cell>
          <table:table-cell office:value-type="float" office:value="2.7943468274687699" table:style-name="ce1">
            <text:p>2.794346827</text:p>
          </table:table-cell>
          <table:table-cell office:value-type="float" office:value="2.7799428634007701" table:style-name="ce1">
            <text:p>2.779942863</text:p>
          </table:table-cell>
          <table:table-cell office:value-type="float" office:value="2.7649684590346499" table:style-name="ce1">
            <text:p>2.764968459</text:p>
          </table:table-cell>
          <table:table-cell office:value-type="float" office:value="2.7645185520949802" table:style-name="ce1">
            <text:p>2.764518552</text:p>
          </table:table-cell>
          <table:table-cell office:value-type="float" office:value="2.74945605807086" table:style-name="ce1">
            <text:p>2.749456058</text:p>
          </table:table-cell>
          <table:table-cell office:value-type="float" office:value="2.7345572868078798" table:style-name="ce1">
            <text:p>2.734557287</text:p>
          </table:table-cell>
          <table:table-cell office:value-type="float" office:value="2.7197758960683802" table:style-name="ce1">
            <text:p>2.719775896</text:p>
          </table:table-cell>
          <table:table-cell office:value-type="float" office:value="2.70515344501425" table:style-name="ce1">
            <text:p>2.705153445</text:p>
          </table:table-cell>
          <table:table-cell office:value-type="float" office:value="2.69085534556636" table:style-name="ce1">
            <text:p>2.690855346</text:p>
          </table:table-cell>
          <table:table-cell office:value-type="float" office:value="2.6765825341771698" table:style-name="ce1">
            <text:p>2.676582534</text:p>
          </table:table-cell>
          <table:table-cell office:value-type="float" office:value="2.6624607578291402" table:style-name="ce1">
            <text:p>2.662460758</text:p>
          </table:table-cell>
          <table:table-cell office:value-type="float" office:value="2.64848763175846" table:style-name="ce1">
            <text:p>2.648487632</text:p>
          </table:table-cell>
          <table:table-cell office:value-type="float" office:value="2.6349854749070101" table:style-name="ce1">
            <text:p>2.634985475</text:p>
          </table:table-cell>
          <table:table-cell office:value-type="float" office:value="2.6214239413163898" table:style-name="ce1">
            <text:p>2.621423941</text:p>
          </table:table-cell>
          <table:table-cell office:value-type="float" office:value="2.6080029417526198" table:style-name="ce1">
            <text:p>2.608002942</text:p>
          </table:table-cell>
          <table:table-cell office:value-type="float" office:value="2.59472030300909" table:style-name="ce1">
            <text:p>2.594720303</text:p>
          </table:table-cell>
          <table:table-cell office:value-type="float" office:value="2.5815738964578001" table:style-name="ce1">
            <text:p>2.581573896</text:p>
          </table:table-cell>
          <table:table-cell office:value-type="float" office:value="2.5693661066539701" table:style-name="ce1">
            <text:p>2.569366107</text:p>
          </table:table-cell>
          <table:table-cell office:value-type="float" office:value="2.5671775078138399" table:style-name="ce1">
            <text:p>2.567177508</text:p>
          </table:table-cell>
          <table:table-cell office:value-type="float" office:value="2.55457143780409" table:style-name="ce1">
            <text:p>2.554571438</text:p>
          </table:table-cell>
          <table:table-cell office:value-type="float" office:value="2.5420920619652798" table:style-name="ce1">
            <text:p>2.542092062</text:p>
          </table:table-cell>
          <table:table-cell office:value-type="float" office:value="2.52973747988487" table:style-name="ce1">
            <text:p>2.52973748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25.196216145319401" table:style-name="ce1">
            <text:p>25.19621615</text:p>
          </table:table-cell>
          <table:table-cell office:value-type="string" table:style-name="ce1">
            <text:p><text:s/>global min</text:p>
          </table:table-cell>
          <table:table-cell office:value-type="float" office:value="-36.444212253540897" table:style-name="ce1">
            <text:p>-36.44421225</text:p>
          </table:table-cell>
          <table:table-cell office:value-type="string" table:style-name="ce1">
            <text:p><text:s/>range</text:p>
          </table:table-cell>
          <table:table-cell office:value-type="float" office:value="61.640428398860301" table:style-name="ce1">
            <text:p>61.6404284</text:p>
          </table:table-cell>
          <table:table-cell office:value-type="string" table:style-name="ce1">
            <text:p><text:s/>regret</text:p>
          </table:table-cell>
          <table:table-cell office:value-type="float" office:value="25.916468387304" table:style-name="ce1">
            <text:p>25.91646839</text:p>
          </table:table-cell>
          <table:table-cell office:value-type="float" office:value="19.0385106704598" table:style-name="ce1">
            <text:p>19.03851067</text:p>
          </table:table-cell>
          <table:table-cell office:value-type="float" office:value="17.964700088975" table:style-name="ce1">
            <text:p>17.96470009</text:p>
          </table:table-cell>
          <table:table-cell office:value-type="float" office:value="23.132326236528598" table:style-name="ce1">
            <text:p>23.13232624</text:p>
          </table:table-cell>
          <table:table-cell office:value-type="float" office:value="20.212319198949" table:style-name="ce1">
            <text:p>20.2123192</text:p>
          </table:table-cell>
          <table:table-cell office:value-type="float" office:value="21.673659438564201" table:style-name="ce1">
            <text:p>21.67365944</text:p>
          </table:table-cell>
          <table:table-cell office:value-type="float" office:value="20.035972197810299" table:style-name="ce1">
            <text:p>20.0359722</text:p>
          </table:table-cell>
          <table:table-cell office:value-type="float" office:value="20.967735482458998" table:style-name="ce1">
            <text:p>20.96773548</text:p>
          </table:table-cell>
          <table:table-cell office:value-type="float" office:value="19.090759150931301" table:style-name="ce1">
            <text:p>19.09075915</text:p>
          </table:table-cell>
          <table:table-cell office:value-type="float" office:value="17.878184061825898" table:style-name="ce1">
            <text:p>17.87818406</text:p>
          </table:table-cell>
          <table:table-cell office:value-type="float" office:value="16.453591370941201" table:style-name="ce1">
            <text:p>16.45359137</text:p>
          </table:table-cell>
          <table:table-cell office:value-type="float" office:value="16.776923763117299" table:style-name="ce1">
            <text:p>16.77692376</text:p>
          </table:table-cell>
          <table:table-cell office:value-type="float" office:value="17.033850427849" table:style-name="ce1">
            <text:p>17.03385043</text:p>
          </table:table-cell>
          <table:table-cell office:value-type="float" office:value="19.3028396401902" table:style-name="ce1">
            <text:p>19.30283964</text:p>
          </table:table-cell>
          <table:table-cell office:value-type="float" office:value="20.191592670294899" table:style-name="ce1">
            <text:p>20.19159267</text:p>
          </table:table-cell>
          <table:table-cell office:value-type="float" office:value="18.9589035826017" table:style-name="ce1">
            <text:p>18.95890358</text:p>
          </table:table-cell>
          <table:table-cell office:value-type="float" office:value="20.434571591458798" table:style-name="ce1">
            <text:p>20.43457159</text:p>
          </table:table-cell>
          <table:table-cell office:value-type="float" office:value="21.931288039887601" table:style-name="ce1">
            <text:p>21.93128804</text:p>
          </table:table-cell>
          <table:table-cell office:value-type="float" office:value="22.014613019142899" table:style-name="ce1">
            <text:p>22.01461302</text:p>
          </table:table-cell>
          <table:table-cell office:value-type="float" office:value="21.939764280907699" table:style-name="ce1">
            <text:p>21.93976428</text:p>
          </table:table-cell>
          <table:table-cell office:value-type="float" office:value="20.9122840213861" table:style-name="ce1">
            <text:p>20.91228402</text:p>
          </table:table-cell>
          <table:table-cell office:value-type="float" office:value="19.978211058184701" table:style-name="ce1">
            <text:p>19.97821106</text:p>
          </table:table-cell>
          <table:table-cell office:value-type="float" office:value="19.391410422841801" table:style-name="ce1">
            <text:p>19.39141042</text:p>
          </table:table-cell>
          <table:table-cell office:value-type="float" office:value="18.630525673651899" table:style-name="ce1">
            <text:p>18.63052567</text:p>
          </table:table-cell>
          <table:table-cell office:value-type="float" office:value="17.893368547462099" table:style-name="ce1">
            <text:p>17.89336855</text:p>
          </table:table-cell>
          <table:table-cell office:value-type="float" office:value="17.457499034605" table:style-name="ce1">
            <text:p>17.45749903</text:p>
          </table:table-cell>
          <table:table-cell office:value-type="float" office:value="16.8109249962863" table:style-name="ce1">
            <text:p>16.810925</text:p>
          </table:table-cell>
          <table:table-cell office:value-type="float" office:value="16.440519142158902" table:style-name="ce1">
            <text:p>16.44051914</text:p>
          </table:table-cell>
          <table:table-cell office:value-type="float" office:value="15.9125762904391" table:style-name="ce1">
            <text:p>15.91257629</text:p>
          </table:table-cell>
          <table:table-cell office:value-type="float" office:value="15.3821570807578" table:style-name="ce1">
            <text:p>15.38215708</text:p>
          </table:table-cell>
          <table:table-cell office:value-type="float" office:value="14.8860438569405" table:style-name="ce1">
            <text:p>14.88604386</text:p>
          </table:table-cell>
          <table:table-cell office:value-type="float" office:value="14.4209377096119" table:style-name="ce1">
            <text:p>14.42093771</text:p>
          </table:table-cell>
          <table:table-cell office:value-type="float" office:value="13.9839395971994" table:style-name="ce1">
            <text:p>13.9839396</text:p>
          </table:table-cell>
          <table:table-cell office:value-type="float" office:value="13.5727251132354" table:style-name="ce1">
            <text:p>13.57272511</text:p>
          </table:table-cell>
          <table:table-cell office:value-type="float" office:value="13.2172237226367" table:style-name="ce1">
            <text:p>13.21722372</text:p>
          </table:table-cell>
          <table:table-cell office:value-type="float" office:value="13.110769862492299" table:style-name="ce1">
            <text:p>13.11076986</text:p>
          </table:table-cell>
          <table:table-cell office:value-type="float" office:value="12.757929838657001" table:style-name="ce1">
            <text:p>12.75792984</text:p>
          </table:table-cell>
          <table:table-cell office:value-type="float" office:value="12.6546956278014" table:style-name="ce1">
            <text:p>12.65469563</text:p>
          </table:table-cell>
          <table:table-cell office:value-type="float" office:value="12.3316441753087" table:style-name="ce1">
            <text:p>12.33164418</text:p>
          </table:table-cell>
          <table:table-cell office:value-type="float" office:value="12.789784873037" table:style-name="ce1">
            <text:p>12.78978487</text:p>
          </table:table-cell>
          <table:table-cell office:value-type="float" office:value="12.4782591960497" table:style-name="ce1">
            <text:p>12.4782592</text:p>
          </table:table-cell>
          <table:table-cell office:value-type="float" office:value="12.1897929968807" table:style-name="ce1">
            <text:p>12.189793</text:p>
          </table:table-cell>
          <table:table-cell office:value-type="float" office:value="11.9199038409133" table:style-name="ce1">
            <text:p>11.91990384</text:p>
          </table:table-cell>
          <table:table-cell office:value-type="float" office:value="11.649388574450599" table:style-name="ce1">
            <text:p>11.64938857</text:p>
          </table:table-cell>
          <table:table-cell office:value-type="float" office:value="11.3908962087195" table:style-name="ce1">
            <text:p>11.39089621</text:p>
          </table:table-cell>
          <table:table-cell office:value-type="float" office:value="11.1559758409274" table:style-name="ce1">
            <text:p>11.15597584</text:p>
          </table:table-cell>
          <table:table-cell office:value-type="float" office:value="10.9197995247499" table:style-name="ce1">
            <text:p>10.91979952</text:p>
          </table:table-cell>
          <table:table-cell office:value-type="float" office:value="10.6926627037458" table:style-name="ce1">
            <text:p>10.6926627</text:p>
          </table:table-cell>
          <table:table-cell office:value-type="float" office:value="10.474796773394999" table:style-name="ce1">
            <text:p>10.47479677</text:p>
          </table:table-cell>
          <table:table-cell office:value-type="float" office:value="10.2725544145462" table:style-name="ce1">
            <text:p>10.27255441</text:p>
          </table:table-cell>
          <table:table-cell office:value-type="float" office:value="10.0722237197627" table:style-name="ce1">
            <text:p>10.07222372</text:p>
          </table:table-cell>
          <table:table-cell office:value-type="float" office:value="9.8795980517016009" table:style-name="ce1">
            <text:p>9.879598052</text:p>
          </table:table-cell>
          <table:table-cell office:value-type="float" office:value="9.6953925761343207" table:style-name="ce1">
            <text:p>9.695392576</text:p>
          </table:table-cell>
          <table:table-cell office:value-type="float" office:value="9.5208104964032394" table:style-name="ce1">
            <text:p>9.520810496</text:p>
          </table:table-cell>
          <table:table-cell office:value-type="float" office:value="9.3498268118620107" table:style-name="ce1">
            <text:p>9.349826812</text:p>
          </table:table-cell>
          <table:table-cell office:value-type="float" office:value="9.1849496874829608" table:style-name="ce1">
            <text:p>9.184949687</text:p>
          </table:table-cell>
          <table:table-cell office:value-type="float" office:value="9.0320306976534894" table:style-name="ce1">
            <text:p>9.032030698</text:p>
          </table:table-cell>
          <table:table-cell office:value-type="float" office:value="8.8825591137448807" table:style-name="ce1">
            <text:p>8.882559114</text:p>
          </table:table-cell>
          <table:table-cell office:value-type="float" office:value="8.7339853634548898" table:style-name="ce1">
            <text:p>8.733985363</text:p>
          </table:table-cell>
          <table:table-cell office:value-type="float" office:value="8.5893470904071005" table:style-name="ce1">
            <text:p>8.58934709</text:p>
          </table:table-cell>
          <table:table-cell office:value-type="float" office:value="8.4529309130341304" table:style-name="ce1">
            <text:p>8.452930913</text:p>
          </table:table-cell>
          <table:table-cell office:value-type="float" office:value="8.4211384216190606" table:style-name="ce1">
            <text:p>8.421138422</text:p>
          </table:table-cell>
          <table:table-cell office:value-type="float" office:value="8.2906695184014101" table:style-name="ce1">
            <text:p>8.290669518</text:p>
          </table:table-cell>
          <table:table-cell office:value-type="float" office:value="8.1642777684093097" table:style-name="ce1">
            <text:p>8.164277768</text:p>
          </table:table-cell>
          <table:table-cell office:value-type="float" office:value="8.0417749953400506" table:style-name="ce1">
            <text:p>8.041774995</text:p>
          </table:table-cell>
          <table:table-cell office:value-type="float" office:value="7.9229844275153001" table:style-name="ce1">
            <text:p>7.922984428</text:p>
          </table:table-cell>
          <table:table-cell office:value-type="float" office:value="7.8077398467898096" table:style-name="ce1">
            <text:p>7.807739847</text:p>
          </table:table-cell>
          <table:table-cell office:value-type="float" office:value="7.6958848125562396" table:style-name="ce1">
            <text:p>7.695884813</text:p>
          </table:table-cell>
          <table:table-cell office:value-type="float" office:value="7.5852521205192103" table:style-name="ce1">
            <text:p>7.585252121</text:p>
          </table:table-cell>
          <table:table-cell office:value-type="float" office:value="7.4777803625403898" table:style-name="ce1">
            <text:p>7.477780363</text:p>
          </table:table-cell>
          <table:table-cell office:value-type="float" office:value="7.3768483781410099" table:style-name="ce1">
            <text:p>7.376848378</text:p>
          </table:table-cell>
          <table:table-cell office:value-type="float" office:value="7.2787200599749502" table:style-name="ce1">
            <text:p>7.27872006</text:p>
          </table:table-cell>
          <table:table-cell office:value-type="float" office:value="7.1851474969250999" table:style-name="ce1">
            <text:p>7.185147497</text:p>
          </table:table-cell>
          <table:table-cell office:value-type="float" office:value="7.0941039220657904" table:style-name="ce1">
            <text:p>7.094103922</text:p>
          </table:table-cell>
          <table:table-cell office:value-type="float" office:value="6.9998336166089699" table:style-name="ce1">
            <text:p>6.999833617</text:p>
          </table:table-cell>
          <table:table-cell office:value-type="float" office:value="6.9080441086641899" table:style-name="ce1">
            <text:p>6.908044109</text:p>
          </table:table-cell>
          <table:table-cell office:value-type="float" office:value="6.8223761263462697" table:style-name="ce1">
            <text:p>6.822376126</text:p>
          </table:table-cell>
          <table:table-cell office:value-type="float" office:value="6.7352152915572798" table:style-name="ce1">
            <text:p>6.735215292</text:p>
          </table:table-cell>
          <table:table-cell office:value-type="float" office:value="6.6502610601806698" table:style-name="ce1">
            <text:p>6.65026106</text:p>
          </table:table-cell>
          <table:table-cell office:value-type="float" office:value="6.56743068458848" table:style-name="ce1">
            <text:p>6.567430685</text:p>
          </table:table-cell>
          <table:table-cell office:value-type="float" office:value="6.4901983239168199" table:style-name="ce1">
            <text:p>6.490198324</text:p>
          </table:table-cell>
          <table:table-cell office:value-type="float" office:value="6.4113401859764396" table:style-name="ce1">
            <text:p>6.411340186</text:p>
          </table:table-cell>
          <table:table-cell office:value-type="float" office:value="6.33484487122975" table:style-name="ce1">
            <text:p>6.334844871</text:p>
          </table:table-cell>
          <table:table-cell office:value-type="float" office:value="6.2597137538675502" table:style-name="ce1">
            <text:p>6.259713754</text:p>
          </table:table-cell>
          <table:table-cell office:value-type="float" office:value="6.1913397444965899" table:style-name="ce1">
            <text:p>6.191339744</text:p>
          </table:table-cell>
          <table:table-cell office:value-type="float" office:value="6.1196245266862199" table:style-name="ce1">
            <text:p>6.119624527</text:p>
          </table:table-cell>
          <table:table-cell office:value-type="float" office:value="6.0499992914599598" table:style-name="ce1">
            <text:p>6.049999291</text:p>
          </table:table-cell>
          <table:table-cell office:value-type="float" office:value="5.9863393331176402" table:style-name="ce1">
            <text:p>5.986339333</text:p>
          </table:table-cell>
          <table:table-cell office:value-type="float" office:value="5.9197762963635201" table:style-name="ce1">
            <text:p>5.919776296</text:p>
          </table:table-cell>
          <table:table-cell office:value-type="float" office:value="5.8546924382039496" table:style-name="ce1">
            <text:p>5.854692438</text:p>
          </table:table-cell>
          <table:table-cell office:value-type="float" office:value="5.7910389945094201" table:style-name="ce1">
            <text:p>5.791038995</text:p>
          </table:table-cell>
          <table:table-cell office:value-type="float" office:value="5.7287693213299802" table:style-name="ce1">
            <text:p>5.728769321</text:p>
          </table:table-cell>
          <table:table-cell office:value-type="float" office:value="5.66842282989517" table:style-name="ce1">
            <text:p>5.66842283</text:p>
          </table:table-cell>
          <table:table-cell office:value-type="float" office:value="5.60878247066226" table:style-name="ce1">
            <text:p>5.608782471</text:p>
          </table:table-cell>
          <table:table-cell office:value-type="float" office:value="5.5518647343280003" table:style-name="ce1">
            <text:p>5.551864734</text:p>
          </table:table-cell>
          <table:table-cell office:value-type="float" office:value="5.4972787419931697" table:style-name="ce1">
            <text:p>5.497278742</text:p>
          </table:table-cell>
          <table:table-cell office:value-type="float" office:value="5.4426840902087799" table:style-name="ce1">
            <text:p>5.44268409</text:p>
          </table:table-cell>
          <table:table-cell office:value-type="float" office:value="5.3871735091089201" table:style-name="ce1">
            <text:p>5.387173509</text:p>
          </table:table-cell>
          <table:table-cell office:value-type="float" office:value="5.3347939536523397" table:style-name="ce1">
            <text:p>5.334793954</text:p>
          </table:table-cell>
          <table:table-cell office:value-type="float" office:value="5.2816843242438596" table:style-name="ce1">
            <text:p>5.281684324</text:p>
          </table:table-cell>
          <table:table-cell office:value-type="float" office:value="5.2313864350821104" table:style-name="ce1">
            <text:p>5.231386435</text:p>
          </table:table-cell>
          <table:table-cell office:value-type="float" office:value="5.1807084216205403" table:style-name="ce1">
            <text:p>5.180708422</text:p>
          </table:table-cell>
          <table:table-cell office:value-type="float" office:value="5.1310144472553096" table:style-name="ce1">
            <text:p>5.131014447</text:p>
          </table:table-cell>
          <table:table-cell office:value-type="float" office:value="5.0822761262432499" table:style-name="ce1">
            <text:p>5.082276126</text:p>
          </table:table-cell>
          <table:table-cell office:value-type="float" office:value="5.0349834547351504" table:style-name="ce1">
            <text:p>5.034983455</text:p>
          </table:table-cell>
          <table:table-cell office:value-type="float" office:value="4.9885830977838097" table:style-name="ce1">
            <text:p>4.988583098</text:p>
          </table:table-cell>
          <table:table-cell office:value-type="float" office:value="4.9425424058606104" table:style-name="ce1">
            <text:p>4.942542406</text:p>
          </table:table-cell>
          <table:table-cell office:value-type="float" office:value="4.89864476801844" table:style-name="ce1">
            <text:p>4.898644768</text:p>
          </table:table-cell>
          <table:table-cell office:value-type="float" office:value="4.8554051597991696" table:style-name="ce1">
            <text:p>4.85540516</text:p>
          </table:table-cell>
          <table:table-cell office:value-type="float" office:value="4.8130978176092398" table:style-name="ce1">
            <text:p>4.813097818</text:p>
          </table:table-cell>
          <table:table-cell office:value-type="float" office:value="4.7715527698731801" table:style-name="ce1">
            <text:p>4.77155277</text:p>
          </table:table-cell>
          <table:table-cell office:value-type="float" office:value="4.7307495979895604" table:style-name="ce1">
            <text:p>4.730749598</text:p>
          </table:table-cell>
          <table:table-cell office:value-type="float" office:value="4.6890954512180096" table:style-name="ce1">
            <text:p>4.689095451</text:p>
          </table:table-cell>
          <table:table-cell office:value-type="float" office:value="4.6481720789512302" table:style-name="ce1">
            <text:p>4.648172079</text:p>
          </table:table-cell>
          <table:table-cell office:value-type="float" office:value="4.6104628388749997" table:style-name="ce1">
            <text:p>4.610462839</text:p>
          </table:table-cell>
          <table:table-cell office:value-type="float" office:value="4.6027112064143001" table:style-name="ce1">
            <text:p>4.602711206</text:p>
          </table:table-cell>
          <table:table-cell office:value-type="float" office:value="4.6228521022167701" table:style-name="ce1">
            <text:p>4.622852102</text:p>
          </table:table-cell>
          <table:table-cell office:value-type="float" office:value="4.5846630642140198" table:style-name="ce1">
            <text:p>4.584663064</text:p>
          </table:table-cell>
          <table:table-cell office:value-type="float" office:value="4.5471158587827496" table:style-name="ce1">
            <text:p>4.547115859</text:p>
          </table:table-cell>
          <table:table-cell office:value-type="float" office:value="4.51019444010866" table:style-name="ce1">
            <text:p>4.51019444</text:p>
          </table:table-cell>
          <table:table-cell office:value-type="float" office:value="4.4754953907704502" table:style-name="ce1">
            <text:p>4.475495391</text:p>
          </table:table-cell>
          <table:table-cell office:value-type="float" office:value="4.4413651783066301" table:style-name="ce1">
            <text:p>4.441365178</text:p>
          </table:table-cell>
          <table:table-cell office:value-type="float" office:value="4.4067648717522498" table:style-name="ce1">
            <text:p>4.406764872</text:p>
          </table:table-cell>
          <table:table-cell office:value-type="float" office:value="4.37216632938242" table:style-name="ce1">
            <text:p>4.372166329</text:p>
          </table:table-cell>
          <table:table-cell office:value-type="float" office:value="4.3376868312433698" table:style-name="ce1">
            <text:p>4.337686831</text:p>
          </table:table-cell>
          <table:table-cell office:value-type="float" office:value="4.3048607255899096" table:style-name="ce1">
            <text:p>4.304860726</text:p>
          </table:table-cell>
          <table:table-cell office:value-type="float" office:value="4.2734178023189999" table:style-name="ce1">
            <text:p>4.273417802</text:p>
          </table:table-cell>
          <table:table-cell office:value-type="float" office:value="4.24051789028527" table:style-name="ce1">
            <text:p>4.24051789</text:p>
          </table:table-cell>
          <table:table-cell office:value-type="float" office:value="4.2081280544070996" table:style-name="ce1">
            <text:p>4.208128054</text:p>
          </table:table-cell>
          <table:table-cell office:value-type="float" office:value="4.2983697909866097" table:style-name="ce1">
            <text:p>4.298369791</text:p>
          </table:table-cell>
          <table:table-cell office:value-type="float" office:value="4.2670967202073804" table:style-name="ce1">
            <text:p>4.26709672</text:p>
          </table:table-cell>
          <table:table-cell office:value-type="float" office:value="4.2371309077072103" table:style-name="ce1">
            <text:p>4.237130908</text:p>
          </table:table-cell>
          <table:table-cell office:value-type="float" office:value="4.20614906342289" table:style-name="ce1">
            <text:p>4.206149063</text:p>
          </table:table-cell>
          <table:table-cell office:value-type="float" office:value="4.1756296347249" table:style-name="ce1">
            <text:p>4.175629635</text:p>
          </table:table-cell>
          <table:table-cell office:value-type="float" office:value="4.1455623457113298" table:style-name="ce1">
            <text:p>4.145562346</text:p>
          </table:table-cell>
          <table:table-cell office:value-type="float" office:value="4.1159372227126703" table:style-name="ce1">
            <text:p>4.115937223</text:p>
          </table:table-cell>
          <table:table-cell office:value-type="float" office:value="4.08674458326142" table:style-name="ce1">
            <text:p>4.086744583</text:p>
          </table:table-cell>
          <table:table-cell office:value-type="float" office:value="4.05797502554136" table:style-name="ce1">
            <text:p>4.057975026</text:p>
          </table:table-cell>
          <table:table-cell office:value-type="float" office:value="4.0289049326709501" table:style-name="ce1">
            <text:p>4.028904933</text:p>
          </table:table-cell>
          <table:table-cell office:value-type="float" office:value="4.0005715335947398" table:style-name="ce1">
            <text:p>4.000571534</text:p>
          </table:table-cell>
          <table:table-cell office:value-type="float" office:value="3.9730252505046599" table:style-name="ce1">
            <text:p>3.973025251</text:p>
          </table:table-cell>
          <table:table-cell office:value-type="float" office:value="3.94586694323274" table:style-name="ce1">
            <text:p>3.945866943</text:p>
          </table:table-cell>
          <table:table-cell office:value-type="float" office:value="3.9190884724261701" table:style-name="ce1">
            <text:p>3.919088472</text:p>
          </table:table-cell>
          <table:table-cell office:value-type="float" office:value="3.8919922477326101" table:style-name="ce1">
            <text:p>3.891992248</text:p>
          </table:table-cell>
          <table:table-cell office:value-type="float" office:value="3.8652697640693199" table:style-name="ce1">
            <text:p>3.865269764</text:p>
          </table:table-cell>
          <table:table-cell office:value-type="float" office:value="3.8391767450043699" table:style-name="ce1">
            <text:p>3.839176745</text:p>
          </table:table-cell>
          <table:table-cell office:value-type="float" office:value="3.81317712168158" table:style-name="ce1">
            <text:p>3.813177122</text:p>
          </table:table-cell>
          <table:table-cell office:value-type="float" office:value="3.7881998817911202" table:style-name="ce1">
            <text:p>3.788199882</text:p>
          </table:table-cell>
          <table:table-cell office:value-type="float" office:value="3.7631494730582098" table:style-name="ce1">
            <text:p>3.763149473</text:p>
          </table:table-cell>
          <table:table-cell office:value-type="float" office:value="3.7388398622153902" table:style-name="ce1">
            <text:p>3.738839862</text:p>
          </table:table-cell>
          <table:table-cell office:value-type="float" office:value="3.7148522329731302" table:style-name="ce1">
            <text:p>3.714852233</text:p>
          </table:table-cell>
          <table:table-cell office:value-type="float" office:value="3.6911802304314398" table:style-name="ce1">
            <text:p>3.69118023</text:p>
          </table:table-cell>
          <table:table-cell office:value-type="float" office:value="3.6678176658314601" table:style-name="ce1">
            <text:p>3.667817666</text:p>
          </table:table-cell>
          <table:table-cell office:value-type="float" office:value="3.6447585111613598" table:style-name="ce1">
            <text:p>3.644758511</text:p>
          </table:table-cell>
          <table:table-cell office:value-type="float" office:value="3.62254456927585" table:style-name="ce1">
            <text:p>3.622544569</text:p>
          </table:table-cell>
          <table:table-cell office:value-type="float" office:value="3.6000712569512299" table:style-name="ce1">
            <text:p>3.600071257</text:p>
          </table:table-cell>
          <table:table-cell office:value-type="float" office:value="3.5778842288600399" table:style-name="ce1">
            <text:p>3.577884229</text:p>
          </table:table-cell>
          <table:table-cell office:value-type="float" office:value="3.5552561460344898" table:style-name="ce1">
            <text:p>3.555256146</text:p>
          </table:table-cell>
          <table:table-cell office:value-type="float" office:value="3.5336300561011602" table:style-name="ce1">
            <text:p>3.533630056</text:p>
          </table:table-cell>
          <table:table-cell office:value-type="float" office:value="3.5128048527437001" table:style-name="ce1">
            <text:p>3.512804853</text:p>
          </table:table-cell>
          <table:table-cell office:value-type="float" office:value="3.49223834756459" table:style-name="ce1">
            <text:p>3.492238348</text:p>
          </table:table-cell>
          <table:table-cell office:value-type="float" office:value="3.4719257498568301" table:style-name="ce1">
            <text:p>3.47192575</text:p>
          </table:table-cell>
          <table:table-cell office:value-type="float" office:value="3.45077179441479" table:style-name="ce1">
            <text:p>3.450771794</text:p>
          </table:table-cell>
          <table:table-cell office:value-type="float" office:value="3.4298758140391201" table:style-name="ce1">
            <text:p>3.429875814</text:p>
          </table:table-cell>
          <table:table-cell office:value-type="float" office:value="3.4092331182740701" table:style-name="ce1">
            <text:p>3.409233118</text:p>
          </table:table-cell>
          <table:table-cell office:value-type="float" office:value="3.3888391296868998" table:style-name="ce1">
            <text:p>3.38883913</text:p>
          </table:table-cell>
          <table:table-cell office:value-type="float" office:value="3.3697538505804401" table:style-name="ce1">
            <text:p>3.369753851</text:p>
          </table:table-cell>
          <table:table-cell office:value-type="float" office:value="3.35089577717762" table:style-name="ce1">
            <text:p>3.350895777</text:p>
          </table:table-cell>
          <table:table-cell office:value-type="float" office:value="3.3329118345326898" table:style-name="ce1">
            <text:p>3.332911835</text:p>
          </table:table-cell>
          <table:table-cell office:value-type="float" office:value="3.3133220422261598" table:style-name="ce1">
            <text:p>3.313322042</text:p>
          </table:table-cell>
          <table:table-cell office:value-type="float" office:value="3.2939613702974899" table:style-name="ce1">
            <text:p>3.29396137</text:p>
          </table:table-cell>
          <table:table-cell office:value-type="float" office:value="3.2759825106963798" table:style-name="ce1">
            <text:p>3.275982511</text:p>
          </table:table-cell>
          <table:table-cell office:value-type="float" office:value="3.2571839471247599" table:style-name="ce1">
            <text:p>3.257183947</text:p>
          </table:table-cell>
          <table:table-cell office:value-type="float" office:value="3.3354483088044802" table:style-name="ce1">
            <text:p>3.335448309</text:p>
          </table:table-cell>
          <table:table-cell office:value-type="float" office:value="3.3165247813987699" table:style-name="ce1">
            <text:p>3.316524781</text:p>
          </table:table-cell>
          <table:table-cell office:value-type="float" office:value="3.29945139894869" table:style-name="ce1">
            <text:p>3.299451399</text:p>
          </table:table-cell>
          <table:table-cell office:value-type="float" office:value="3.2825709360743098" table:style-name="ce1">
            <text:p>3.282570936</text:p>
          </table:table-cell>
          <table:table-cell office:value-type="float" office:value="3.2658801413221301" table:style-name="ce1">
            <text:p>3.265880141</text:p>
          </table:table-cell>
          <table:table-cell office:value-type="float" office:value="3.24776813501756" table:style-name="ce1">
            <text:p>3.247768135</text:p>
          </table:table-cell>
          <table:table-cell office:value-type="float" office:value="3.2298573732274898" table:style-name="ce1">
            <text:p>3.229857373</text:p>
          </table:table-cell>
          <table:table-cell office:value-type="float" office:value="3.2137344566361001" table:style-name="ce1">
            <text:p>3.213734457</text:p>
          </table:table-cell>
          <table:table-cell office:value-type="float" office:value="3.1960911197448101" table:style-name="ce1">
            <text:p>3.19609112</text:p>
          </table:table-cell>
          <table:table-cell office:value-type="float" office:value="3.17875636506208" table:style-name="ce1">
            <text:p>3.178756365</text:p>
          </table:table-cell>
          <table:table-cell office:value-type="float" office:value="3.1614949018955598" table:style-name="ce1">
            <text:p>3.161494902</text:p>
          </table:table-cell>
          <table:table-cell office:value-type="float" office:value="3.1445345565491301" table:style-name="ce1">
            <text:p>3.144534557</text:p>
          </table:table-cell>
          <table:table-cell office:value-type="float" office:value="3.1276426887312399" table:style-name="ce1">
            <text:p>3.127642689</text:p>
          </table:table-cell>
          <table:table-cell office:value-type="float" office:value="3.1110447653305702" table:style-name="ce1">
            <text:p>3.111044765</text:p>
          </table:table-cell>
          <table:table-cell office:value-type="float" office:value="3.0946234155830901" table:style-name="ce1">
            <text:p>3.094623416</text:p>
          </table:table-cell>
          <table:table-cell office:value-type="float" office:value="3.0783758367324099" table:style-name="ce1">
            <text:p>3.078375837</text:p>
          </table:table-cell>
          <table:table-cell office:value-type="float" office:value="3.0622992850275299" table:style-name="ce1">
            <text:p>3.062299285</text:p>
          </table:table-cell>
          <table:table-cell office:value-type="float" office:value="3.0468773403239102" table:style-name="ce1">
            <text:p>3.04687734</text:p>
          </table:table-cell>
          <table:table-cell office:value-type="float" office:value="3.0320581745873598" table:style-name="ce1">
            <text:p>3.032058175</text:p>
          </table:table-cell>
          <table:table-cell office:value-type="float" office:value="3.0166704589781101" table:style-name="ce1">
            <text:p>3.016670459</text:p>
          </table:table-cell>
          <table:table-cell office:value-type="float" office:value="3.0014413796122499" table:style-name="ce1">
            <text:p>3.00144138</text:p>
          </table:table-cell>
          <table:table-cell office:value-type="float" office:value="3.1160074970512399" table:style-name="ce1">
            <text:p>3.116007497</text:p>
          </table:table-cell>
          <table:table-cell office:value-type="float" office:value="3.1004269948315999" table:style-name="ce1">
            <text:p>3.100426995</text:p>
          </table:table-cell>
          <table:table-cell office:value-type="float" office:value="3.0848097563441499" table:style-name="ce1">
            <text:p>3.084809756</text:p>
          </table:table-cell>
          <table:table-cell office:value-type="float" office:value="3.0693502677404201" table:style-name="ce1">
            <text:p>3.069350268</text:p>
          </table:table-cell>
          <table:table-cell office:value-type="float" office:value="3.05423910590254" table:style-name="ce1">
            <text:p>3.054239106</text:p>
          </table:table-cell>
          <table:table-cell office:value-type="float" office:value="3.0392790556830298" table:style-name="ce1">
            <text:p>3.039279056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18.234591990568902" table:style-name="ce1">
            <text:p>18.23459199</text:p>
          </table:table-cell>
          <table:table-cell office:value-type="string" table:style-name="ce1">
            <text:p><text:s/>global min</text:p>
          </table:table-cell>
          <table:table-cell office:value-type="float" office:value="-21.156413152160901" table:style-name="ce1">
            <text:p>-21.15641315</text:p>
          </table:table-cell>
          <table:table-cell office:value-type="string" table:style-name="ce1">
            <text:p><text:s/>range</text:p>
          </table:table-cell>
          <table:table-cell office:value-type="float" office:value="39.391005142729902" table:style-name="ce1">
            <text:p>39.39100514</text:p>
          </table:table-cell>
          <table:table-cell office:value-type="string" table:style-name="ce1">
            <text:p><text:s/>regret</text:p>
          </table:table-cell>
          <table:table-cell office:value-type="float" office:value="8.5475260266196198" table:style-name="ce1">
            <text:p>8.547526027</text:p>
          </table:table-cell>
          <table:table-cell office:value-type="float" office:value="11.841504457637599" table:style-name="ce1">
            <text:p>11.84150446</text:p>
          </table:table-cell>
          <table:table-cell office:value-type="float" office:value="13.1956985683802" table:style-name="ce1">
            <text:p>13.19569857</text:p>
          </table:table-cell>
          <table:table-cell office:value-type="float" office:value="11.9192094800181" table:style-name="ce1">
            <text:p>11.91920948</text:p>
          </table:table-cell>
          <table:table-cell office:value-type="float" office:value="12.8867907884333" table:style-name="ce1">
            <text:p>12.88679079</text:p>
          </table:table-cell>
          <table:table-cell office:value-type="float" office:value="13.3039309823137" table:style-name="ce1">
            <text:p>13.30393098</text:p>
          </table:table-cell>
          <table:table-cell office:value-type="float" office:value="15.7288012361675" table:style-name="ce1">
            <text:p>15.72880124</text:p>
          </table:table-cell>
          <table:table-cell office:value-type="float" office:value="16.405481924786699" table:style-name="ce1">
            <text:p>16.40548192</text:p>
          </table:table-cell>
          <table:table-cell office:value-type="float" office:value="16.1500391527759" table:style-name="ce1">
            <text:p>16.15003915</text:p>
          </table:table-cell>
          <table:table-cell office:value-type="float" office:value="17.478335745661401" table:style-name="ce1">
            <text:p>17.47833575</text:p>
          </table:table-cell>
          <table:table-cell office:value-type="float" office:value="15.953349662286101" table:style-name="ce1">
            <text:p>15.95334966</text:p>
          </table:table-cell>
          <table:table-cell office:value-type="float" office:value="15.7755865779383" table:style-name="ce1">
            <text:p>15.77558658</text:p>
          </table:table-cell>
          <table:table-cell office:value-type="float" office:value="14.704445778159601" table:style-name="ce1">
            <text:p>14.70444578</text:p>
          </table:table-cell>
          <table:table-cell office:value-type="float" office:value="14.7625945891188" table:style-name="ce1">
            <text:p>14.76259459</text:p>
          </table:table-cell>
          <table:table-cell office:value-type="float" office:value="15.8029264603149" table:style-name="ce1">
            <text:p>15.80292646</text:p>
          </table:table-cell>
          <table:table-cell office:value-type="float" office:value="16.225335105211101" table:style-name="ce1">
            <text:p>16.22533511</text:p>
          </table:table-cell>
          <table:table-cell office:value-type="float" office:value="16.301019644140801" table:style-name="ce1">
            <text:p>16.30101964</text:p>
          </table:table-cell>
          <table:table-cell office:value-type="float" office:value="15.5989942647793" table:style-name="ce1">
            <text:p>15.59899426</text:p>
          </table:table-cell>
          <table:table-cell office:value-type="float" office:value="15.6988282640837" table:style-name="ce1">
            <text:p>15.69882826</text:p>
          </table:table-cell>
          <table:table-cell office:value-type="float" office:value="15.672233788944199" table:style-name="ce1">
            <text:p>15.67223379</text:p>
          </table:table-cell>
          <table:table-cell office:value-type="float" office:value="14.942710003286001" table:style-name="ce1">
            <text:p>14.94271</text:p>
          </table:table-cell>
          <table:table-cell office:value-type="float" office:value="14.2835572009052" table:style-name="ce1">
            <text:p>14.2835572</text:p>
          </table:table-cell>
          <table:table-cell office:value-type="float" office:value="14.319197857051099" table:style-name="ce1">
            <text:p>14.31919786</text:p>
          </table:table-cell>
          <table:table-cell office:value-type="float" office:value="14.0399134461278" table:style-name="ce1">
            <text:p>14.03991345</text:p>
          </table:table-cell>
          <table:table-cell office:value-type="float" office:value="14.2015838374332" table:style-name="ce1">
            <text:p>14.20158384</text:p>
          </table:table-cell>
          <table:table-cell office:value-type="float" office:value="14.0145821705727" table:style-name="ce1">
            <text:p>14.01458217</text:p>
          </table:table-cell>
          <table:table-cell office:value-type="float" office:value="14.3737500641314" table:style-name="ce1">
            <text:p>14.37375006</text:p>
          </table:table-cell>
          <table:table-cell office:value-type="float" office:value="13.8606238741688" table:style-name="ce1">
            <text:p>13.86062387</text:p>
          </table:table-cell>
          <table:table-cell office:value-type="float" office:value="13.3932759182397" table:style-name="ce1">
            <text:p>13.39327592</text:p>
          </table:table-cell>
          <table:table-cell office:value-type="float" office:value="12.9541126724296" table:style-name="ce1">
            <text:p>12.95411267</text:p>
          </table:table-cell>
          <table:table-cell office:value-type="float" office:value="12.5803230447217" table:style-name="ce1">
            <text:p>12.58032304</text:p>
          </table:table-cell>
          <table:table-cell office:value-type="float" office:value="12.8442369037483" table:style-name="ce1">
            <text:p>12.8442369</text:p>
          </table:table-cell>
          <table:table-cell office:value-type="float" office:value="12.477705001222001" table:style-name="ce1">
            <text:p>12.477705</text:p>
          </table:table-cell>
          <table:table-cell office:value-type="float" office:value="12.123694511506899" table:style-name="ce1">
            <text:p>12.12369451</text:p>
          </table:table-cell>
          <table:table-cell office:value-type="float" office:value="11.7924554381578" table:style-name="ce1">
            <text:p>11.79245544</text:p>
          </table:table-cell>
          <table:table-cell office:value-type="float" office:value="11.516297125453899" table:style-name="ce1">
            <text:p>11.51629713</text:p>
          </table:table-cell>
          <table:table-cell office:value-type="float" office:value="11.8684210375527" table:style-name="ce1">
            <text:p>11.86842104</text:p>
          </table:table-cell>
          <table:table-cell office:value-type="float" office:value="11.5784581407069" table:style-name="ce1">
            <text:p>11.57845814</text:p>
          </table:table-cell>
          <table:table-cell office:value-type="float" office:value="11.655245592203" table:style-name="ce1">
            <text:p>11.65524559</text:p>
          </table:table-cell>
          <table:table-cell office:value-type="float" office:value="11.602617666389101" table:style-name="ce1">
            <text:p>11.60261767</text:p>
          </table:table-cell>
          <table:table-cell office:value-type="float" office:value="12.1795085593038" table:style-name="ce1">
            <text:p>12.17950856</text:p>
          </table:table-cell>
          <table:table-cell office:value-type="float" office:value="12.3088377197257" table:style-name="ce1">
            <text:p>12.30883772</text:p>
          </table:table-cell>
          <table:table-cell office:value-type="float" office:value="12.0328495948695" table:style-name="ce1">
            <text:p>12.03284959</text:p>
          </table:table-cell>
          <table:table-cell office:value-type="float" office:value="11.766662611397001" table:style-name="ce1">
            <text:p>11.76666261</text:p>
          </table:table-cell>
          <table:table-cell office:value-type="float" office:value="11.521447077265099" table:style-name="ce1">
            <text:p>11.52144708</text:p>
          </table:table-cell>
          <table:table-cell office:value-type="float" office:value="11.277793794730201" table:style-name="ce1">
            <text:p>11.27779379</text:p>
          </table:table-cell>
          <table:table-cell office:value-type="float" office:value="11.372599691012001" table:style-name="ce1">
            <text:p>11.37259969</text:p>
          </table:table-cell>
          <table:table-cell office:value-type="float" office:value="11.143008745160101" table:style-name="ce1">
            <text:p>11.14300875</text:p>
          </table:table-cell>
          <table:table-cell office:value-type="float" office:value="10.948365869133299" table:style-name="ce1">
            <text:p>10.94836587</text:p>
          </table:table-cell>
          <table:table-cell office:value-type="float" office:value="10.740704107593899" table:style-name="ce1">
            <text:p>10.74070411</text:p>
          </table:table-cell>
          <table:table-cell office:value-type="float" office:value="10.5342748765671" table:style-name="ce1">
            <text:p>10.53427488</text:p>
          </table:table-cell>
          <table:table-cell office:value-type="float" office:value="10.337719515107301" table:style-name="ce1">
            <text:p>10.33771952</text:p>
          </table:table-cell>
          <table:table-cell office:value-type="float" office:value="10.161587467331101" table:style-name="ce1">
            <text:p>10.16158747</text:p>
          </table:table-cell>
          <table:table-cell office:value-type="float" office:value="10.0031415479332" table:style-name="ce1">
            <text:p>10.00314155</text:p>
          </table:table-cell>
          <table:table-cell office:value-type="float" office:value="9.8254407712122696" table:style-name="ce1">
            <text:p>9.825440771</text:p>
          </table:table-cell>
          <table:table-cell office:value-type="float" office:value="9.65627636976423" table:style-name="ce1">
            <text:p>9.65627637</text:p>
          </table:table-cell>
          <table:table-cell office:value-type="float" office:value="9.4906015795091694" table:style-name="ce1">
            <text:p>9.49060158</text:p>
          </table:table-cell>
          <table:table-cell office:value-type="float" office:value="9.3281065945425805" table:style-name="ce1">
            <text:p>9.328106595</text:p>
          </table:table-cell>
          <table:table-cell office:value-type="float" office:value="9.1972150898866794" table:style-name="ce1">
            <text:p>9.19721509</text:p>
          </table:table-cell>
          <table:table-cell office:value-type="float" office:value="9.0564062403949492" table:style-name="ce1">
            <text:p>9.05640624</text:p>
          </table:table-cell>
          <table:table-cell office:value-type="float" office:value="8.9202140744931295" table:style-name="ce1">
            <text:p>8.920214074</text:p>
          </table:table-cell>
          <table:table-cell office:value-type="float" office:value="8.7784788402515606" table:style-name="ce1">
            <text:p>8.77847884</text:p>
          </table:table-cell>
          <table:table-cell office:value-type="float" office:value="8.6401838182070492" table:style-name="ce1">
            <text:p>8.640183818</text:p>
          </table:table-cell>
          <table:table-cell office:value-type="float" office:value="8.5100777598078707" table:style-name="ce1">
            <text:p>8.51007776</text:p>
          </table:table-cell>
          <table:table-cell office:value-type="float" office:value="8.3873123626460409" table:style-name="ce1">
            <text:p>8.387312363</text:p>
          </table:table-cell>
          <table:table-cell office:value-type="float" office:value="8.2650897862738404" table:style-name="ce1">
            <text:p>8.265089786</text:p>
          </table:table-cell>
          <table:table-cell office:value-type="float" office:value="8.1621277627993702" table:style-name="ce1">
            <text:p>8.162127763</text:p>
          </table:table-cell>
          <table:table-cell office:value-type="float" office:value="8.0468115063182104" table:style-name="ce1">
            <text:p>8.046811506</text:p>
          </table:table-cell>
          <table:table-cell office:value-type="float" office:value="7.9311460127693598" table:style-name="ce1">
            <text:p>7.931146013</text:p>
          </table:table-cell>
          <table:table-cell office:value-type="float" office:value="7.8208841172330201" table:style-name="ce1">
            <text:p>7.820884117</text:p>
          </table:table-cell>
          <table:table-cell office:value-type="float" office:value="7.7151448491122698" table:style-name="ce1">
            <text:p>7.715144849</text:p>
          </table:table-cell>
          <table:table-cell office:value-type="float" office:value="7.6141198977483304" table:style-name="ce1">
            <text:p>7.614119898</text:p>
          </table:table-cell>
          <table:table-cell office:value-type="float" office:value="7.5158030187725604" table:style-name="ce1">
            <text:p>7.515803019</text:p>
          </table:table-cell>
          <table:table-cell office:value-type="float" office:value="7.4199033137884998" table:style-name="ce1">
            <text:p>7.419903314</text:p>
          </table:table-cell>
          <table:table-cell office:value-type="float" office:value="7.3267977727048796" table:style-name="ce1">
            <text:p>7.326797773</text:p>
          </table:table-cell>
          <table:table-cell office:value-type="float" office:value="7.2345161714937598" table:style-name="ce1">
            <text:p>7.234516171</text:p>
          </table:table-cell>
          <table:table-cell office:value-type="float" office:value="7.1419920128727004" table:style-name="ce1">
            <text:p>7.141992013</text:p>
          </table:table-cell>
          <table:table-cell office:value-type="float" office:value="7.0531563886720896" table:style-name="ce1">
            <text:p>7.053156389</text:p>
          </table:table-cell>
          <table:table-cell office:value-type="float" office:value="6.9683345899562701" table:style-name="ce1">
            <text:p>6.96833459</text:p>
          </table:table-cell>
          <table:table-cell office:value-type="float" office:value="6.8820540632249099" table:style-name="ce1">
            <text:p>6.882054063</text:p>
          </table:table-cell>
          <table:table-cell office:value-type="float" office:value="6.80143900429771" table:style-name="ce1">
            <text:p>6.801439004</text:p>
          </table:table-cell>
          <table:table-cell office:value-type="float" office:value="6.7249620279561402" table:style-name="ce1">
            <text:p>6.724962028</text:p>
          </table:table-cell>
          <table:table-cell office:value-type="float" office:value="6.6441888596284899" table:style-name="ce1">
            <text:p>6.64418886</text:p>
          </table:table-cell>
          <table:table-cell office:value-type="float" office:value="6.5738052252931896" table:style-name="ce1">
            <text:p>6.573805225</text:p>
          </table:table-cell>
          <table:table-cell office:value-type="float" office:value="6.50270548081079" table:style-name="ce1">
            <text:p>6.502705481</text:p>
          </table:table-cell>
          <table:table-cell office:value-type="float" office:value="6.4332592187582103" table:style-name="ce1">
            <text:p>6.433259219</text:p>
          </table:table-cell>
          <table:table-cell office:value-type="float" office:value="6.3677270849272203" table:style-name="ce1">
            <text:p>6.367727085</text:p>
          </table:table-cell>
          <table:table-cell office:value-type="float" office:value="6.2968737038657299" table:style-name="ce1">
            <text:p>6.296873704</text:p>
          </table:table-cell>
          <table:table-cell office:value-type="float" office:value="6.2296436182117301" table:style-name="ce1">
            <text:p>6.229643618</text:p>
          </table:table-cell>
          <table:table-cell office:value-type="float" office:value="6.1611574941365701" table:style-name="ce1">
            <text:p>6.161157494</text:p>
          </table:table-cell>
          <table:table-cell office:value-type="float" office:value="6.1014960225027899" table:style-name="ce1">
            <text:p>6.101496023</text:p>
          </table:table-cell>
          <table:table-cell office:value-type="float" office:value="6.0366170391224996" table:style-name="ce1">
            <text:p>6.036617039</text:p>
          </table:table-cell>
          <table:table-cell office:value-type="float" office:value="5.9764528596793403" table:style-name="ce1">
            <text:p>5.97645286</text:p>
          </table:table-cell>
          <table:table-cell office:value-type="float" office:value="5.9194061961644797" table:style-name="ce1">
            <text:p>5.919406196</text:p>
          </table:table-cell>
          <table:table-cell office:value-type="float" office:value="5.8658514833737696" table:style-name="ce1">
            <text:p>5.865851483</text:p>
          </table:table-cell>
          <table:table-cell office:value-type="float" office:value="5.81114538968533" table:style-name="ce1">
            <text:p>5.81114539</text:p>
          </table:table-cell>
          <table:table-cell office:value-type="float" office:value="5.7575672566914902" table:style-name="ce1">
            <text:p>5.757567257</text:p>
          </table:table-cell>
          <table:table-cell office:value-type="float" office:value="5.7019546637887704" table:style-name="ce1">
            <text:p>5.701954664</text:p>
          </table:table-cell>
          <table:table-cell office:value-type="float" office:value="5.6519216279967903" table:style-name="ce1">
            <text:p>5.651921628</text:p>
          </table:table-cell>
          <table:table-cell office:value-type="float" office:value="5.5984777432390702" table:style-name="ce1">
            <text:p>5.598477743</text:p>
          </table:table-cell>
          <table:table-cell office:value-type="float" office:value="5.5460921532290302" table:style-name="ce1">
            <text:p>5.546092153</text:p>
          </table:table-cell>
          <table:table-cell office:value-type="float" office:value="5.49473373165055" table:style-name="ce1">
            <text:p>5.494733732</text:p>
          </table:table-cell>
          <table:table-cell office:value-type="float" office:value="5.4473486127926103" table:style-name="ce1">
            <text:p>5.447348613</text:p>
          </table:table-cell>
          <table:table-cell office:value-type="float" office:value="5.3990012689191502" table:style-name="ce1">
            <text:p>5.399001269</text:p>
          </table:table-cell>
          <table:table-cell office:value-type="float" office:value="5.3477802002319299" table:style-name="ce1">
            <text:p>5.3477802</text:p>
          </table:table-cell>
          <table:table-cell office:value-type="float" office:value="5.3012843950406099" table:style-name="ce1">
            <text:p>5.301284395</text:p>
          </table:table-cell>
          <table:table-cell office:value-type="float" office:value="5.2611652463337997" table:style-name="ce1">
            <text:p>5.261165246</text:p>
          </table:table-cell>
          <table:table-cell office:value-type="float" office:value="5.21813655413888" table:style-name="ce1">
            <text:p>5.218136554</text:p>
          </table:table-cell>
          <table:table-cell office:value-type="float" office:value="5.1754187722087099" table:style-name="ce1">
            <text:p>5.175418772</text:p>
          </table:table-cell>
          <table:table-cell office:value-type="float" office:value="5.1334776772227304" table:style-name="ce1">
            <text:p>5.133477677</text:p>
          </table:table-cell>
          <table:table-cell office:value-type="float" office:value="5.1154837464664498" table:style-name="ce1">
            <text:p>5.115483746</text:p>
          </table:table-cell>
          <table:table-cell office:value-type="float" office:value="5.0703981099037803" table:style-name="ce1">
            <text:p>5.07039811</text:p>
          </table:table-cell>
          <table:table-cell office:value-type="float" office:value="5.0261104492094697" table:style-name="ce1">
            <text:p>5.026110449</text:p>
          </table:table-cell>
          <table:table-cell office:value-type="float" office:value="4.9858932378208598" table:style-name="ce1">
            <text:p>4.985893238</text:p>
          </table:table-cell>
          <table:table-cell office:value-type="float" office:value="4.9461830779263503" table:style-name="ce1">
            <text:p>4.946183078</text:p>
          </table:table-cell>
          <table:table-cell office:value-type="float" office:value="4.9041116070084296" table:style-name="ce1">
            <text:p>4.904111607</text:p>
          </table:table-cell>
          <table:table-cell office:value-type="float" office:value="4.8627593065335502" table:style-name="ce1">
            <text:p>4.862759307</text:p>
          </table:table-cell>
          <table:table-cell office:value-type="float" office:value="4.82675343520091" table:style-name="ce1">
            <text:p>4.826753435</text:p>
          </table:table-cell>
          <table:table-cell office:value-type="float" office:value="4.79135270456295" table:style-name="ce1">
            <text:p>4.791352705</text:p>
          </table:table-cell>
          <table:table-cell office:value-type="float" office:value="4.7519738691203202" table:style-name="ce1">
            <text:p>4.751973869</text:p>
          </table:table-cell>
          <table:table-cell office:value-type="float" office:value="4.7170842251134504" table:style-name="ce1">
            <text:p>4.717084225</text:p>
          </table:table-cell>
          <table:table-cell office:value-type="float" office:value="4.6818558695793397" table:style-name="ce1">
            <text:p>4.68185587</text:p>
          </table:table-cell>
          <table:table-cell office:value-type="float" office:value="4.6443277117083399" table:style-name="ce1">
            <text:p>4.644327712</text:p>
          </table:table-cell>
          <table:table-cell office:value-type="float" office:value="4.6118256050758797" table:style-name="ce1">
            <text:p>4.611825605</text:p>
          </table:table-cell>
          <table:table-cell office:value-type="float" office:value="4.5754581398468499" table:style-name="ce1">
            <text:p>4.57545814</text:p>
          </table:table-cell>
          <table:table-cell office:value-type="float" office:value="4.5450869174701598" table:style-name="ce1">
            <text:p>4.545086917</text:p>
          </table:table-cell>
          <table:table-cell office:value-type="float" office:value="4.5125998145763102" table:style-name="ce1">
            <text:p>4.512599815</text:p>
          </table:table-cell>
          <table:table-cell office:value-type="float" office:value="4.4806203226651897" table:style-name="ce1">
            <text:p>4.480620323</text:p>
          </table:table-cell>
          <table:table-cell office:value-type="float" office:value="4.4491366368302003" table:style-name="ce1">
            <text:p>4.449136637</text:p>
          </table:table-cell>
          <table:table-cell office:value-type="float" office:value="4.4181373153926797" table:style-name="ce1">
            <text:p>4.418137315</text:p>
          </table:table-cell>
          <table:table-cell office:value-type="float" office:value="4.3876112660381699" table:style-name="ce1">
            <text:p>4.387611266</text:p>
          </table:table-cell>
          <table:table-cell office:value-type="float" office:value="4.3575477325829697" table:style-name="ce1">
            <text:p>4.357547733</text:p>
          </table:table-cell>
          <table:table-cell office:value-type="float" office:value="4.3281026244500804" table:style-name="ce1">
            <text:p>4.328102624</text:p>
          </table:table-cell>
          <table:table-cell office:value-type="float" office:value="4.29743304175968" table:style-name="ce1">
            <text:p>4.297433042</text:p>
          </table:table-cell>
          <table:table-cell office:value-type="float" office:value="4.2687055736722099" table:style-name="ce1">
            <text:p>4.268705574</text:p>
          </table:table-cell>
          <table:table-cell office:value-type="float" office:value="4.2382932499798898" table:style-name="ce1">
            <text:p>4.23829325</text:p>
          </table:table-cell>
          <table:table-cell office:value-type="float" office:value="4.2083249018159199" table:style-name="ce1">
            <text:p>4.208324902</text:p>
          </table:table-cell>
          <table:table-cell office:value-type="float" office:value="4.1810279702875999" table:style-name="ce1">
            <text:p>4.18102797</text:p>
          </table:table-cell>
          <table:table-cell office:value-type="float" office:value="4.1519028018072301" table:style-name="ce1">
            <text:p>4.151902802</text:p>
          </table:table-cell>
          <table:table-cell office:value-type="float" office:value="4.12539884144367" table:style-name="ce1">
            <text:p>4.125398841</text:p>
          </table:table-cell>
          <table:table-cell office:value-type="float" office:value="4.0991139195182003" table:style-name="ce1">
            <text:p>4.09911392</text:p>
          </table:table-cell>
          <table:table-cell office:value-type="float" office:value="4.0731992077606902" table:style-name="ce1">
            <text:p>4.073199208</text:p>
          </table:table-cell>
          <table:table-cell office:value-type="float" office:value="4.0476469395242702" table:style-name="ce1">
            <text:p>4.04764694</text:p>
          </table:table-cell>
          <table:table-cell office:value-type="float" office:value="4.0224495639022404" table:style-name="ce1">
            <text:p>4.022449564</text:p>
          </table:table-cell>
          <table:table-cell office:value-type="float" office:value="3.99775231415745" table:style-name="ce1">
            <text:p>3.997752314</text:p>
          </table:table-cell>
          <table:table-cell office:value-type="float" office:value="3.9732418520738499" table:style-name="ce1">
            <text:p>3.973241852</text:p>
          </table:table-cell>
          <table:table-cell office:value-type="float" office:value="3.94921536567136" table:style-name="ce1">
            <text:p>3.949215366</text:p>
          </table:table-cell>
          <table:table-cell office:value-type="float" office:value="4.07608740152856" table:style-name="ce1">
            <text:p>4.076087402</text:p>
          </table:table-cell>
          <table:table-cell office:value-type="float" office:value="4.0522903514799804" table:style-name="ce1">
            <text:p>4.052290351</text:p>
          </table:table-cell>
          <table:table-cell office:value-type="float" office:value="4.0280699148031198" table:style-name="ce1">
            <text:p>4.028069915</text:p>
          </table:table-cell>
          <table:table-cell office:value-type="float" office:value="4.0043167918634204" table:style-name="ce1">
            <text:p>4.004316792</text:p>
          </table:table-cell>
          <table:table-cell office:value-type="float" office:value="3.9814615954977999" table:style-name="ce1">
            <text:p>3.981461595</text:p>
          </table:table-cell>
          <table:table-cell office:value-type="float" office:value="3.9591115087543498" table:style-name="ce1">
            <text:p>3.959111509</text:p>
          </table:table-cell>
          <table:table-cell office:value-type="float" office:value="3.9356902281138901" table:style-name="ce1">
            <text:p>3.935690228</text:p>
          </table:table-cell>
          <table:table-cell office:value-type="float" office:value="3.91372014241179" table:style-name="ce1">
            <text:p>3.913720142</text:p>
          </table:table-cell>
          <table:table-cell office:value-type="float" office:value="3.8920317244751002" table:style-name="ce1">
            <text:p>3.892031724</text:p>
          </table:table-cell>
          <table:table-cell office:value-type="float" office:value="3.8673741278654599" table:style-name="ce1">
            <text:p>3.867374128</text:p>
          </table:table-cell>
          <table:table-cell office:value-type="float" office:value="3.8430286527318902" table:style-name="ce1">
            <text:p>3.843028653</text:p>
          </table:table-cell>
          <table:table-cell office:value-type="float" office:value="3.81898940998994" table:style-name="ce1">
            <text:p>3.81898941</text:p>
          </table:table-cell>
          <table:table-cell office:value-type="float" office:value="3.7955325539990401" table:style-name="ce1">
            <text:p>3.795532554</text:p>
          </table:table-cell>
          <table:table-cell office:value-type="float" office:value="3.7723670875235702" table:style-name="ce1">
            <text:p>3.772367088</text:p>
          </table:table-cell>
          <table:table-cell office:value-type="float" office:value="3.7492091984447899" table:style-name="ce1">
            <text:p>3.749209198</text:p>
          </table:table-cell>
          <table:table-cell office:value-type="float" office:value="3.7283688615839101" table:style-name="ce1">
            <text:p>3.728368862</text:p>
          </table:table-cell>
          <table:table-cell office:value-type="float" office:value="3.70778267517256" table:style-name="ce1">
            <text:p>3.707782675</text:p>
          </table:table-cell>
          <table:table-cell office:value-type="float" office:value="3.6857106132105901" table:style-name="ce1">
            <text:p>3.685710613</text:p>
          </table:table-cell>
          <table:table-cell office:value-type="float" office:value="3.6668924668885401" table:style-name="ce1">
            <text:p>3.666892467</text:p>
          </table:table-cell>
          <table:table-cell office:value-type="float" office:value="3.6481106374119001" table:style-name="ce1">
            <text:p>3.648110637</text:p>
          </table:table-cell>
          <table:table-cell office:value-type="float" office:value="3.6290227666588999" table:style-name="ce1">
            <text:p>3.629022767</text:p>
          </table:table-cell>
          <table:table-cell office:value-type="float" office:value="3.6079391553262901" table:style-name="ce1">
            <text:p>3.607939155</text:p>
          </table:table-cell>
          <table:table-cell office:value-type="float" office:value="3.5871035864799401" table:style-name="ce1">
            <text:p>3.587103586</text:p>
          </table:table-cell>
          <table:table-cell office:value-type="float" office:value="3.5665117084972899" table:style-name="ce1">
            <text:p>3.566511708</text:p>
          </table:table-cell>
          <table:table-cell office:value-type="float" office:value="3.5478240490881299" table:style-name="ce1">
            <text:p>3.547824049</text:p>
          </table:table-cell>
          <table:table-cell office:value-type="float" office:value="3.5297396606538198" table:style-name="ce1">
            <text:p>3.529739661</text:p>
          </table:table-cell>
          <table:table-cell office:value-type="float" office:value="3.5102160393369402" table:style-name="ce1">
            <text:p>3.510216039</text:p>
          </table:table-cell>
          <table:table-cell office:value-type="float" office:value="3.4909155451208198" table:style-name="ce1">
            <text:p>3.490915545</text:p>
          </table:table-cell>
          <table:table-cell office:value-type="float" office:value="3.4723215848868199" table:style-name="ce1">
            <text:p>3.472321585</text:p>
          </table:table-cell>
          <table:table-cell office:value-type="float" office:value="3.4551974423219698" table:style-name="ce1">
            <text:p>3.455197442</text:p>
          </table:table-cell>
          <table:table-cell office:value-type="float" office:value="3.4392360324734299" table:style-name="ce1">
            <text:p>3.439236032</text:p>
          </table:table-cell>
          <table:table-cell office:value-type="float" office:value="3.4217404856564002" table:style-name="ce1">
            <text:p>3.421740486</text:p>
          </table:table-cell>
          <table:table-cell office:value-type="float" office:value="3.4039131125429001" table:style-name="ce1">
            <text:p>3.403913113</text:p>
          </table:table-cell>
          <table:table-cell office:value-type="float" office:value="3.3858397227029702" table:style-name="ce1">
            <text:p>3.385839723</text:p>
          </table:table-cell>
          <table:table-cell office:value-type="float" office:value="3.37061019944242" table:style-name="ce1">
            <text:p>3.370610199</text:p>
          </table:table-cell>
          <table:table-cell office:value-type="float" office:value="3.3541163420144402" table:style-name="ce1">
            <text:p>3.354116342</text:p>
          </table:table-cell>
          <table:table-cell office:value-type="float" office:value="3.33894124408909" table:style-name="ce1">
            <text:p>3.338941244</text:p>
          </table:table-cell>
          <table:table-cell office:value-type="float" office:value="3.3220733376017799" table:style-name="ce1">
            <text:p>3.322073338</text:p>
          </table:table-cell>
          <table:table-cell office:value-type="float" office:value="3.3053868064530501" table:style-name="ce1">
            <text:p>3.305386806</text:p>
          </table:table-cell>
          <table:table-cell office:value-type="float" office:value="3.2888489803502301" table:style-name="ce1">
            <text:p>3.28884898</text:p>
          </table:table-cell>
          <table:table-cell office:value-type="float" office:value="3.27146568288433" table:style-name="ce1">
            <text:p>3.271465683</text:p>
          </table:table-cell>
          <table:table-cell office:value-type="float" office:value="3.2545049779560902" table:style-name="ce1">
            <text:p>3.254504978</text:p>
          </table:table-cell>
          <table:table-cell office:value-type="float" office:value="3.2380740546590401" table:style-name="ce1">
            <text:p>3.238074055</text:p>
          </table:table-cell>
          <table:table-cell office:value-type="float" office:value="3.2216975201198399" table:style-name="ce1">
            <text:p>3.22169752</text:p>
          </table:table-cell>
          <table:table-cell office:value-type="float" office:value="3.20658775346338" table:style-name="ce1">
            <text:p>3.206587753</text:p>
          </table:table-cell>
          <table:table-cell office:value-type="float" office:value="3.1921454586265399" table:style-name="ce1">
            <text:p>3.192145459</text:p>
          </table:table-cell>
          <table:table-cell office:value-type="float" office:value="3.17681676318999" table:style-name="ce1">
            <text:p>3.176816763</text:p>
          </table:table-cell>
          <table:table-cell office:value-type="float" office:value="3.1634242556462699" table:style-name="ce1">
            <text:p>3.163424256</text:p>
          </table:table-cell>
          <table:table-cell office:value-type="float" office:value="3.1472843359746099" table:style-name="ce1">
            <text:p>3.147284336</text:p>
          </table:table-cell>
          <table:table-cell office:value-type="float" office:value="3.13130827335545" table:style-name="ce1">
            <text:p>3.131308273</text:p>
          </table:table-cell>
          <table:table-cell office:value-type="float" office:value="3.1176108823281599" table:style-name="ce1">
            <text:p>3.117610882</text:p>
          </table:table-cell>
          <table:table-cell office:value-type="float" office:value="3.1020489636067201" table:style-name="ce1">
            <text:p>3.102048964</text:p>
          </table:table-cell>
          <table:table-cell office:value-type="float" office:value="3.0865698025145698" table:style-name="ce1">
            <text:p>3.086569803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40.811665577559197" table:style-name="ce1">
            <text:p>40.81166558</text:p>
          </table:table-cell>
          <table:table-cell office:value-type="string" table:style-name="ce1">
            <text:p><text:s/>global min</text:p>
          </table:table-cell>
          <table:table-cell office:value-type="float" office:value="-41.497613185373602" table:style-name="ce1">
            <text:p>-41.49761319</text:p>
          </table:table-cell>
          <table:table-cell office:value-type="string" table:style-name="ce1">
            <text:p><text:s/>range</text:p>
          </table:table-cell>
          <table:table-cell office:value-type="float" office:value="82.309278762932706" table:style-name="ce1">
            <text:p>82.30927876</text:p>
          </table:table-cell>
          <table:table-cell office:value-type="string" table:style-name="ce1">
            <text:p><text:s/>regret</text:p>
          </table:table-cell>
          <table:table-cell office:value-type="float" office:value="33.9293763229646" table:style-name="ce1">
            <text:p>33.92937632</text:p>
          </table:table-cell>
          <table:table-cell office:value-type="float" office:value="41.783095023064803" table:style-name="ce1">
            <text:p>41.78309502</text:p>
          </table:table-cell>
          <table:table-cell office:value-type="float" office:value="36.078284017367402" table:style-name="ce1">
            <text:p>36.07828402</text:p>
          </table:table-cell>
          <table:table-cell office:value-type="float" office:value="32.834554563619498" table:style-name="ce1">
            <text:p>32.83455456</text:p>
          </table:table-cell>
          <table:table-cell office:value-type="float" office:value="37.3775768332684" table:style-name="ce1">
            <text:p>37.37757683</text:p>
          </table:table-cell>
          <table:table-cell office:value-type="float" office:value="36.1720149584092" table:style-name="ce1">
            <text:p>36.17201496</text:p>
          </table:table-cell>
          <table:table-cell office:value-type="float" office:value="33.495580137347801" table:style-name="ce1">
            <text:p>33.49558014</text:p>
          </table:table-cell>
          <table:table-cell office:value-type="float" office:value="32.054503437672302" table:style-name="ce1">
            <text:p>32.05450344</text:p>
          </table:table-cell>
          <table:table-cell office:value-type="float" office:value="31.3462021021002" table:style-name="ce1">
            <text:p>31.3462021</text:p>
          </table:table-cell>
          <table:table-cell office:value-type="float" office:value="30.309569891499599" table:style-name="ce1">
            <text:p>30.30956989</text:p>
          </table:table-cell>
          <table:table-cell office:value-type="float" office:value="28.892684888132401" table:style-name="ce1">
            <text:p>28.89268489</text:p>
          </table:table-cell>
          <table:table-cell office:value-type="float" office:value="26.484961147454701" table:style-name="ce1">
            <text:p>26.48496115</text:p>
          </table:table-cell>
          <table:table-cell office:value-type="float" office:value="24.950642075358299" table:style-name="ce1">
            <text:p>24.95064208</text:p>
          </table:table-cell>
          <table:table-cell office:value-type="float" office:value="23.173703860680799" table:style-name="ce1">
            <text:p>23.17370386</text:p>
          </table:table-cell>
          <table:table-cell office:value-type="float" office:value="21.6799361499863" table:style-name="ce1">
            <text:p>21.67993615</text:p>
          </table:table-cell>
          <table:table-cell office:value-type="float" office:value="20.366919038622601" table:style-name="ce1">
            <text:p>20.36691904</text:p>
          </table:table-cell>
          <table:table-cell office:value-type="float" office:value="19.2417487305568" table:style-name="ce1">
            <text:p>19.24174873</text:p>
          </table:table-cell>
          <table:table-cell office:value-type="float" office:value="18.200951349227498" table:style-name="ce1">
            <text:p>18.20095135</text:p>
          </table:table-cell>
          <table:table-cell office:value-type="float" office:value="17.262202765677699" table:style-name="ce1">
            <text:p>17.26220277</text:p>
          </table:table-cell>
          <table:table-cell office:value-type="float" office:value="16.427793086837902" table:style-name="ce1">
            <text:p>16.42779309</text:p>
          </table:table-cell>
          <table:table-cell office:value-type="float" office:value="16.4836703908177" table:style-name="ce1">
            <text:p>16.48367039</text:p>
          </table:table-cell>
          <table:table-cell office:value-type="float" office:value="15.753013420421199" table:style-name="ce1">
            <text:p>15.75301342</text:p>
          </table:table-cell>
          <table:table-cell office:value-type="float" office:value="15.093056714702101" table:style-name="ce1">
            <text:p>15.09305671</text:p>
          </table:table-cell>
          <table:table-cell office:value-type="float" office:value="14.4703083392632" table:style-name="ce1">
            <text:p>14.47030834</text:p>
          </table:table-cell>
          <table:table-cell office:value-type="float" office:value="13.931050471244699" table:style-name="ce1">
            <text:p>13.93105047</text:p>
          </table:table-cell>
          <table:table-cell office:value-type="float" office:value="13.433273977689201" table:style-name="ce1">
            <text:p>13.43327398</text:p>
          </table:table-cell>
          <table:table-cell office:value-type="float" office:value="12.9384677959182" table:style-name="ce1">
            <text:p>12.9384678</text:p>
          </table:table-cell>
          <table:table-cell office:value-type="float" office:value="12.481633078355699" table:style-name="ce1">
            <text:p>12.48163308</text:p>
          </table:table-cell>
          <table:table-cell office:value-type="float" office:value="12.071025358029001" table:style-name="ce1">
            <text:p>12.07102536</text:p>
          </table:table-cell>
          <table:table-cell office:value-type="float" office:value="11.6735610362337" table:style-name="ce1">
            <text:p>11.67356104</text:p>
          </table:table-cell>
          <table:table-cell office:value-type="float" office:value="11.321742557654099" table:style-name="ce1">
            <text:p>11.32174256</text:p>
          </table:table-cell>
          <table:table-cell office:value-type="float" office:value="10.9725348434827" table:style-name="ce1">
            <text:p>10.97253484</text:p>
          </table:table-cell>
          <table:table-cell office:value-type="float" office:value="10.644491233200499" table:style-name="ce1">
            <text:p>10.64449123</text:p>
          </table:table-cell>
          <table:table-cell office:value-type="float" office:value="10.353982320467001" table:style-name="ce1">
            <text:p>10.35398232</text:p>
          </table:table-cell>
          <table:table-cell office:value-type="float" office:value="10.074554516707501" table:style-name="ce1">
            <text:p>10.07455452</text:p>
          </table:table-cell>
          <table:table-cell office:value-type="float" office:value="9.7987917719147308" table:style-name="ce1">
            <text:p>9.798791772</text:p>
          </table:table-cell>
          <table:table-cell office:value-type="float" office:value="9.5546943780863298" table:style-name="ce1">
            <text:p>9.554694378</text:p>
          </table:table-cell>
          <table:table-cell office:value-type="float" office:value="9.3292777270524994" table:style-name="ce1">
            <text:p>9.329277727</text:p>
          </table:table-cell>
          <table:table-cell office:value-type="float" office:value="9.0900654776409002" table:style-name="ce1">
            <text:p>9.090065478</text:p>
          </table:table-cell>
          <table:table-cell office:value-type="float" office:value="8.8819935457064805" table:style-name="ce1">
            <text:p>8.881993546</text:p>
          </table:table-cell>
          <table:table-cell office:value-type="float" office:value="8.66595147119234" table:style-name="ce1">
            <text:p>8.665951471</text:p>
          </table:table-cell>
          <table:table-cell office:value-type="float" office:value="8.4601971145121997" table:style-name="ce1">
            <text:p>8.460197115</text:p>
          </table:table-cell>
          <table:table-cell office:value-type="float" office:value="8.2812899304599199" table:style-name="ce1">
            <text:p>8.28128993</text:p>
          </table:table-cell>
          <table:table-cell office:value-type="float" office:value="8.09363035228189" table:style-name="ce1">
            <text:p>8.093630352</text:p>
          </table:table-cell>
          <table:table-cell office:value-type="float" office:value="7.9308205266814999" table:style-name="ce1">
            <text:p>7.930820527</text:p>
          </table:table-cell>
          <table:table-cell office:value-type="float" office:value="7.7616091174964499" table:style-name="ce1">
            <text:p>7.761609117</text:p>
          </table:table-cell>
          <table:table-cell office:value-type="float" office:value="7.60166838330679" table:style-name="ce1">
            <text:p>7.601668383</text:p>
          </table:table-cell>
          <table:table-cell office:value-type="float" office:value="7.4518256470315301" table:style-name="ce1">
            <text:p>7.451825647</text:p>
          </table:table-cell>
          <table:table-cell office:value-type="float" office:value="7.3012477168854302" table:style-name="ce1">
            <text:p>7.301247717</text:p>
          </table:table-cell>
          <table:table-cell office:value-type="float" office:value="7.1581646766311096" table:style-name="ce1">
            <text:p>7.158164677</text:p>
          </table:table-cell>
          <table:table-cell office:value-type="float" office:value="7.0231539091129003" table:style-name="ce1">
            <text:p>7.023153909</text:p>
          </table:table-cell>
          <table:table-cell office:value-type="float" office:value="6.8895068545121303" table:style-name="ce1">
            <text:p>6.889506855</text:p>
          </table:table-cell>
          <table:table-cell office:value-type="float" office:value="6.7609030849906198" table:style-name="ce1">
            <text:p>6.760903085</text:p>
          </table:table-cell>
          <table:table-cell office:value-type="float" office:value="6.6407496118093601" table:style-name="ce1">
            <text:p>6.640749612</text:p>
          </table:table-cell>
          <table:table-cell office:value-type="float" office:value="6.5244522481506904" table:style-name="ce1">
            <text:p>6.524452248</text:p>
          </table:table-cell>
          <table:table-cell office:value-type="float" office:value="6.4105708812938902" table:style-name="ce1">
            <text:p>6.410570881</text:p>
          </table:table-cell>
          <table:table-cell office:value-type="float" office:value="6.3070064073524001" table:style-name="ce1">
            <text:p>6.307006407</text:p>
          </table:table-cell>
          <table:table-cell office:value-type="float" office:value="6.2098453032285104" table:style-name="ce1">
            <text:p>6.209845303</text:p>
          </table:table-cell>
          <table:table-cell office:value-type="float" office:value="6.1059962064282498" table:style-name="ce1">
            <text:p>6.105996206</text:p>
          </table:table-cell>
          <table:table-cell office:value-type="float" office:value="6.0042511352409704" table:style-name="ce1">
            <text:p>6.004251135</text:p>
          </table:table-cell>
          <table:table-cell office:value-type="float" office:value="5.9062913154410701" table:style-name="ce1">
            <text:p>5.906291315</text:p>
          </table:table-cell>
          <table:table-cell office:value-type="float" office:value="5.8169112661884901" table:style-name="ce1">
            <text:p>5.816911266</text:p>
          </table:table-cell>
          <table:table-cell office:value-type="float" office:value="5.7381785364853499" table:style-name="ce1">
            <text:p>5.738178536</text:p>
          </table:table-cell>
          <table:table-cell office:value-type="float" office:value="5.6498124436029702" table:style-name="ce1">
            <text:p>5.649812444</text:p>
          </table:table-cell>
          <table:table-cell office:value-type="float" office:value="5.5654139748579503" table:style-name="ce1">
            <text:p>5.565413975</text:p>
          </table:table-cell>
          <table:table-cell office:value-type="float" office:value="5.4823432872390896" table:style-name="ce1">
            <text:p>5.482343287</text:p>
          </table:table-cell>
          <table:table-cell office:value-type="float" office:value="5.4009456579884603" table:style-name="ce1">
            <text:p>5.400945658</text:p>
          </table:table-cell>
          <table:table-cell office:value-type="float" office:value="5.3215389855943904" table:style-name="ce1">
            <text:p>5.321538986</text:p>
          </table:table-cell>
          <table:table-cell office:value-type="float" office:value="5.2444152321799802" table:style-name="ce1">
            <text:p>5.244415232</text:p>
          </table:table-cell>
          <table:table-cell office:value-type="float" office:value="6.0004045480117103" table:style-name="ce1">
            <text:p>6.000404548</text:p>
          </table:table-cell>
          <table:table-cell office:value-type="float" office:value="5.9169271187421399" table:style-name="ce1">
            <text:p>5.916927119</text:p>
          </table:table-cell>
          <table:table-cell office:value-type="float" office:value="5.8370241306370696" table:style-name="ce1">
            <text:p>5.837024131</text:p>
          </table:table-cell>
          <table:table-cell office:value-type="float" office:value="5.76041276734865" table:style-name="ce1">
            <text:p>5.760412767</text:p>
          </table:table-cell>
          <table:table-cell office:value-type="float" office:value="5.6880993116019702" table:style-name="ce1">
            <text:p>5.688099312</text:p>
          </table:table-cell>
          <table:table-cell office:value-type="float" office:value="6.5420518589380503" table:style-name="ce1">
            <text:p>6.542051859</text:p>
          </table:table-cell>
          <table:table-cell office:value-type="float" office:value="6.45955927570468" table:style-name="ce1">
            <text:p>6.459559276</text:p>
          </table:table-cell>
          <table:table-cell office:value-type="float" office:value="6.3804056261732098" table:style-name="ce1">
            <text:p>6.380405626</text:p>
          </table:table-cell>
          <table:table-cell office:value-type="float" office:value="6.3095895193619" table:style-name="ce1">
            <text:p>6.309589519</text:p>
          </table:table-cell>
          <table:table-cell office:value-type="float" office:value="6.2300284936816999" table:style-name="ce1">
            <text:p>6.230028494</text:p>
          </table:table-cell>
          <table:table-cell office:value-type="float" office:value="6.15245649364351" table:style-name="ce1">
            <text:p>6.152456494</text:p>
          </table:table-cell>
          <table:table-cell office:value-type="float" office:value="6.08707739242434" table:style-name="ce1">
            <text:p>6.087077392</text:p>
          </table:table-cell>
          <table:table-cell office:value-type="float" office:value="6.0128447412972204" table:style-name="ce1">
            <text:p>6.012844741</text:p>
          </table:table-cell>
          <table:table-cell office:value-type="float" office:value="5.9404163942357" table:style-name="ce1">
            <text:p>5.940416394</text:p>
          </table:table-cell>
          <table:table-cell office:value-type="float" office:value="5.8697125316280303" table:style-name="ce1">
            <text:p>5.869712532</text:p>
          </table:table-cell>
          <table:table-cell office:value-type="float" office:value="5.8249390465087298" table:style-name="ce1">
            <text:p>5.824939047</text:p>
          </table:table-cell>
          <table:table-cell office:value-type="float" office:value="5.7581693900611004" table:style-name="ce1">
            <text:p>5.75816939</text:p>
          </table:table-cell>
          <table:table-cell office:value-type="float" office:value="5.6929346682444502" table:style-name="ce1">
            <text:p>5.692934668</text:p>
          </table:table-cell>
          <table:table-cell office:value-type="float" office:value="5.6285683893717602" table:style-name="ce1">
            <text:p>5.628568389</text:p>
          </table:table-cell>
          <table:table-cell office:value-type="float" office:value="5.5656485437321503" table:style-name="ce1">
            <text:p>5.565648544</text:p>
          </table:table-cell>
          <table:table-cell office:value-type="float" office:value="5.5041269168845401" table:style-name="ce1">
            <text:p>5.504126917</text:p>
          </table:table-cell>
          <table:table-cell office:value-type="float" office:value="5.7616144087312904" table:style-name="ce1">
            <text:p>5.761614409</text:p>
          </table:table-cell>
          <table:table-cell office:value-type="float" office:value="5.69900220793195" table:style-name="ce1">
            <text:p>5.699002208</text:p>
          </table:table-cell>
          <table:table-cell office:value-type="float" office:value="5.6377365060745204" table:style-name="ce1">
            <text:p>5.637736506</text:p>
          </table:table-cell>
          <table:table-cell office:value-type="float" office:value="5.5806607510439701" table:style-name="ce1">
            <text:p>5.580660751</text:p>
          </table:table-cell>
          <table:table-cell office:value-type="float" office:value="5.5226907122947999" table:style-name="ce1">
            <text:p>5.522690712</text:p>
          </table:table-cell>
          <table:table-cell office:value-type="float" office:value="5.4659283826862302" table:style-name="ce1">
            <text:p>5.465928383</text:p>
          </table:table-cell>
          <table:table-cell office:value-type="float" office:value="5.4103364103891796" table:style-name="ce1">
            <text:p>5.41033641</text:p>
          </table:table-cell>
          <table:table-cell office:value-type="float" office:value="5.35930458010046" table:style-name="ce1">
            <text:p>5.35930458</text:p>
          </table:table-cell>
          <table:table-cell office:value-type="float" office:value="5.3093036958781701" table:style-name="ce1">
            <text:p>5.309303696</text:p>
          </table:table-cell>
          <table:table-cell office:value-type="float" office:value="5.2569457296181099" table:style-name="ce1">
            <text:p>5.25694573</text:p>
          </table:table-cell>
          <table:table-cell office:value-type="float" office:value="5.20562455476915" table:style-name="ce1">
            <text:p>5.205624555</text:p>
          </table:table-cell>
          <table:table-cell office:value-type="float" office:value="5.1560311346652297" table:style-name="ce1">
            <text:p>5.156031135</text:p>
          </table:table-cell>
          <table:table-cell office:value-type="float" office:value="5.1086193327092797" table:style-name="ce1">
            <text:p>5.108619333</text:p>
          </table:table-cell>
          <table:table-cell office:value-type="float" office:value="5.0597313438431" table:style-name="ce1">
            <text:p>5.059731344</text:p>
          </table:table-cell>
          <table:table-cell office:value-type="float" office:value="5.0141397646941499" table:style-name="ce1">
            <text:p>5.014139765</text:p>
          </table:table-cell>
          <table:table-cell office:value-type="float" office:value="4.9670655073916201" table:style-name="ce1">
            <text:p>4.967065507</text:p>
          </table:table-cell>
          <table:table-cell office:value-type="float" office:value="4.9244687927626698" table:style-name="ce1">
            <text:p>4.924468793</text:p>
          </table:table-cell>
          <table:table-cell office:value-type="float" office:value="4.8795524805136896" table:style-name="ce1">
            <text:p>4.879552481</text:p>
          </table:table-cell>
          <table:table-cell office:value-type="float" office:value="4.8354603207830396" table:style-name="ce1">
            <text:p>4.835460321</text:p>
          </table:table-cell>
          <table:table-cell office:value-type="float" office:value="4.7921698366838497" table:style-name="ce1">
            <text:p>4.792169837</text:p>
          </table:table-cell>
          <table:table-cell office:value-type="float" office:value="4.7514531312470796" table:style-name="ce1">
            <text:p>4.751453131</text:p>
          </table:table-cell>
          <table:table-cell office:value-type="float" office:value="4.70924612552726" table:style-name="ce1">
            <text:p>4.709246126</text:p>
          </table:table-cell>
          <table:table-cell office:value-type="float" office:value="4.6699839078960697" table:style-name="ce1">
            <text:p>4.669983908</text:p>
          </table:table-cell>
          <table:table-cell office:value-type="float" office:value="4.6303094499686397" table:style-name="ce1">
            <text:p>4.63030945</text:p>
          </table:table-cell>
          <table:table-cell office:value-type="float" office:value="4.5913249826138696" table:style-name="ce1">
            <text:p>4.591324983</text:p>
          </table:table-cell>
          <table:table-cell office:value-type="float" office:value="4.5519538059588101" table:style-name="ce1">
            <text:p>4.551953806</text:p>
          </table:table-cell>
          <table:table-cell office:value-type="float" office:value="4.5143054461144496" table:style-name="ce1">
            <text:p>4.514305446</text:p>
          </table:table-cell>
          <table:table-cell office:value-type="float" office:value="4.47743770483532" table:style-name="ce1">
            <text:p>4.477437705</text:p>
          </table:table-cell>
          <table:table-cell office:value-type="float" office:value="4.4440760087159399" table:style-name="ce1">
            <text:p>4.444076009</text:p>
          </table:table-cell>
          <table:table-cell office:value-type="float" office:value="4.4084079751031204" table:style-name="ce1">
            <text:p>4.408407975</text:p>
          </table:table-cell>
          <table:table-cell office:value-type="float" office:value="4.3749891344971497" table:style-name="ce1">
            <text:p>4.374989134</text:p>
          </table:table-cell>
          <table:table-cell office:value-type="float" office:value="4.3397310847871102" table:style-name="ce1">
            <text:p>4.339731085</text:p>
          </table:table-cell>
          <table:table-cell office:value-type="float" office:value="4.3050463366983696" table:style-name="ce1">
            <text:p>4.305046337</text:p>
          </table:table-cell>
          <table:table-cell office:value-type="float" office:value="4.2716500918474001" table:style-name="ce1">
            <text:p>4.271650092</text:p>
          </table:table-cell>
          <table:table-cell office:value-type="float" office:value="4.2396578153782398" table:style-name="ce1">
            <text:p>4.239657815</text:p>
          </table:table-cell>
          <table:table-cell office:value-type="float" office:value="4.2062023445468801" table:style-name="ce1">
            <text:p>4.206202345</text:p>
          </table:table-cell>
          <table:table-cell office:value-type="float" office:value="4.17366143687227" table:style-name="ce1">
            <text:p>4.173661437</text:p>
          </table:table-cell>
          <table:table-cell office:value-type="float" office:value="4.1416289808800899" table:style-name="ce1">
            <text:p>4.141628981</text:p>
          </table:table-cell>
          <table:table-cell office:value-type="float" office:value="4.1097114576998299" table:style-name="ce1">
            <text:p>4.109711458</text:p>
          </table:table-cell>
          <table:table-cell office:value-type="float" office:value="4.0793591539881104" table:style-name="ce1">
            <text:p>4.079359154</text:p>
          </table:table-cell>
          <table:table-cell office:value-type="float" office:value="4.0598869603954002" table:style-name="ce1">
            <text:p>4.05988696</text:p>
          </table:table-cell>
          <table:table-cell office:value-type="float" office:value="4.0291302409984704" table:style-name="ce1">
            <text:p>4.029130241</text:p>
          </table:table-cell>
          <table:table-cell office:value-type="float" office:value="3.9988360286601301" table:style-name="ce1">
            <text:p>3.998836029</text:p>
          </table:table-cell>
          <table:table-cell office:value-type="float" office:value="3.9691750768837699" table:style-name="ce1">
            <text:p>3.969175077</text:p>
          </table:table-cell>
          <table:table-cell office:value-type="float" office:value="3.93995354661519" table:style-name="ce1">
            <text:p>3.939953547</text:p>
          </table:table-cell>
          <table:table-cell office:value-type="float" office:value="3.9111943450036599" table:style-name="ce1">
            <text:p>3.911194345</text:p>
          </table:table-cell>
          <table:table-cell office:value-type="float" office:value="3.8826454811715201" table:style-name="ce1">
            <text:p>3.882645481</text:p>
          </table:table-cell>
          <table:table-cell office:value-type="float" office:value="3.8546862276168499" table:style-name="ce1">
            <text:p>3.854686228</text:p>
          </table:table-cell>
          <table:table-cell office:value-type="float" office:value="3.8289159348512798" table:style-name="ce1">
            <text:p>3.828915935</text:p>
          </table:table-cell>
          <table:table-cell office:value-type="float" office:value="3.80448951418873" table:style-name="ce1">
            <text:p>3.804489514</text:p>
          </table:table-cell>
          <table:table-cell office:value-type="float" office:value="3.7780286457893202" table:style-name="ce1">
            <text:p>3.778028646</text:p>
          </table:table-cell>
          <table:table-cell office:value-type="float" office:value="3.7519404656772299" table:style-name="ce1">
            <text:p>3.751940466</text:p>
          </table:table-cell>
          <table:table-cell office:value-type="float" office:value="3.7262171552170602" table:style-name="ce1">
            <text:p>3.726217155</text:p>
          </table:table-cell>
          <table:table-cell office:value-type="float" office:value="3.7008511129577202" table:style-name="ce1">
            <text:p>3.700851113</text:p>
          </table:table-cell>
          <table:table-cell office:value-type="float" office:value="3.6758349471433398" table:style-name="ce1">
            <text:p>3.675834947</text:p>
          </table:table-cell>
          <table:table-cell office:value-type="float" office:value="3.65178068021206" table:style-name="ce1">
            <text:p>3.65178068</text:p>
          </table:table-cell>
          <table:table-cell office:value-type="float" office:value="3.62743868286281" table:style-name="ce1">
            <text:p>3.627438683</text:p>
          </table:table-cell>
          <table:table-cell office:value-type="float" office:value="3.6047709588786199" table:style-name="ce1">
            <text:p>3.604770959</text:p>
          </table:table-cell>
          <table:table-cell office:value-type="float" office:value="3.58332428829618" table:style-name="ce1">
            <text:p>3.583324288</text:p>
          </table:table-cell>
          <table:table-cell office:value-type="float" office:value="3.5621635733215" table:style-name="ce1">
            <text:p>3.562163573</text:p>
          </table:table-cell>
          <table:table-cell office:value-type="float" office:value="3.5396585958503399" table:style-name="ce1">
            <text:p>3.539658596</text:p>
          </table:table-cell>
          <table:table-cell office:value-type="float" office:value="3.5163713682460598" table:style-name="ce1">
            <text:p>3.516371368</text:p>
          </table:table-cell>
          <table:table-cell office:value-type="float" office:value="3.4935471664315498" table:style-name="ce1">
            <text:p>3.493547166</text:p>
          </table:table-cell>
          <table:table-cell office:value-type="float" office:value="3.4710193828224298" table:style-name="ce1">
            <text:p>3.471019383</text:p>
          </table:table-cell>
          <table:table-cell office:value-type="float" office:value="3.4487822802921402" table:style-name="ce1">
            <text:p>3.44878228</text:p>
          </table:table-cell>
          <table:table-cell office:value-type="float" office:value="3.42842223704156" table:style-name="ce1">
            <text:p>3.428422237</text:p>
          </table:table-cell>
          <table:table-cell office:value-type="float" office:value="3.40832155739928" table:style-name="ce1">
            <text:p>3.408321557</text:p>
          </table:table-cell>
          <table:table-cell office:value-type="float" office:value="3.3884753167398101" table:style-name="ce1">
            <text:p>3.388475317</text:p>
          </table:table-cell>
          <table:table-cell office:value-type="float" office:value="3.3688787143276202" table:style-name="ce1">
            <text:p>3.368878714</text:p>
          </table:table-cell>
          <table:table-cell office:value-type="float" office:value="3.3479749004294899" table:style-name="ce1">
            <text:p>3.3479749</text:p>
          </table:table-cell>
          <table:table-cell office:value-type="float" office:value="3.3276365909229302" table:style-name="ce1">
            <text:p>3.327636591</text:p>
          </table:table-cell>
          <table:table-cell office:value-type="float" office:value="3.30754937165718" table:style-name="ce1">
            <text:p>3.307549372</text:p>
          </table:table-cell>
          <table:table-cell office:value-type="float" office:value="3.2877086213394802" table:style-name="ce1">
            <text:p>3.287708621</text:p>
          </table:table-cell>
          <table:table-cell office:value-type="float" office:value="3.26780959615221" table:style-name="ce1">
            <text:p>3.267809596</text:p>
          </table:table-cell>
          <table:table-cell office:value-type="float" office:value="3.24965690486161" table:style-name="ce1">
            <text:p>3.249656905</text:p>
          </table:table-cell>
          <table:table-cell office:value-type="float" office:value="3.2325458213509601" table:style-name="ce1">
            <text:p>3.232545821</text:p>
          </table:table-cell>
          <table:table-cell office:value-type="float" office:value="3.2148216878889899" table:style-name="ce1">
            <text:p>3.214821688</text:p>
          </table:table-cell>
          <table:table-cell office:value-type="float" office:value="3.1981216602354499" table:style-name="ce1">
            <text:p>3.19812166</text:p>
          </table:table-cell>
          <table:table-cell office:value-type="float" office:value="3.1800682522113899" table:style-name="ce1">
            <text:p>3.180068252</text:p>
          </table:table-cell>
          <table:table-cell office:value-type="float" office:value="3.1622272372229099" table:style-name="ce1">
            <text:p>3.162227237</text:p>
          </table:table-cell>
          <table:table-cell office:value-type="float" office:value="3.1441645461857801" table:style-name="ce1">
            <text:p>3.144164546</text:p>
          </table:table-cell>
          <table:table-cell office:value-type="float" office:value="3.1260256156302" table:style-name="ce1">
            <text:p>3.126025616</text:p>
          </table:table-cell>
          <table:table-cell office:value-type="float" office:value="3.1079561034011198" table:style-name="ce1">
            <text:p>3.107956103</text:p>
          </table:table-cell>
          <table:table-cell office:value-type="float" office:value="3.0900942867149102" table:style-name="ce1">
            <text:p>3.090094287</text:p>
          </table:table-cell>
          <table:table-cell office:value-type="float" office:value="3.0724366050765402" table:style-name="ce1">
            <text:p>3.072436605</text:p>
          </table:table-cell>
          <table:table-cell office:value-type="float" office:value="3.0549795789113299" table:style-name="ce1">
            <text:p>3.054979579</text:p>
          </table:table-cell>
          <table:table-cell office:value-type="float" office:value="3.0392600080316199" table:style-name="ce1">
            <text:p>3.039260008</text:p>
          </table:table-cell>
          <table:table-cell office:value-type="float" office:value="3.0322313037849802" table:style-name="ce1">
            <text:p>3.032231304</text:p>
          </table:table-cell>
          <table:table-cell office:value-type="float" office:value="3.1002811051511698" table:style-name="ce1">
            <text:p>3.100281105</text:p>
          </table:table-cell>
          <table:table-cell office:value-type="float" office:value="3.0834656938440701" table:style-name="ce1">
            <text:p>3.083465694</text:p>
          </table:table-cell>
          <table:table-cell office:value-type="float" office:value="3.0665640518373398" table:style-name="ce1">
            <text:p>3.066564052</text:p>
          </table:table-cell>
          <table:table-cell office:value-type="float" office:value="3.0498481421603598" table:style-name="ce1">
            <text:p>3.049848142</text:p>
          </table:table-cell>
          <table:table-cell office:value-type="float" office:value="3.03331492002083" table:style-name="ce1">
            <text:p>3.03331492</text:p>
          </table:table-cell>
          <table:table-cell office:value-type="float" office:value="3.0169614068175998" table:style-name="ce1">
            <text:p>3.016961407</text:p>
          </table:table-cell>
          <table:table-cell office:value-type="float" office:value="3.00286549133261" table:style-name="ce1">
            <text:p>3.002865491</text:p>
          </table:table-cell>
          <table:table-cell office:value-type="float" office:value="2.9868515289632298" table:style-name="ce1">
            <text:p>2.986851529</text:p>
          </table:table-cell>
          <table:table-cell office:value-type="float" office:value="2.9712721468290502" table:style-name="ce1">
            <text:p>2.971272147</text:p>
          </table:table-cell>
          <table:table-cell office:value-type="float" office:value="2.9558585028026898" table:style-name="ce1">
            <text:p>2.955858503</text:p>
          </table:table-cell>
          <table:table-cell office:value-type="float" office:value="2.94099732397394" table:style-name="ce1">
            <text:p>2.940997324</text:p>
          </table:table-cell>
          <table:table-cell office:value-type="float" office:value="2.9262925786065499" table:style-name="ce1">
            <text:p>2.926292579</text:p>
          </table:table-cell>
          <table:table-cell office:value-type="float" office:value="2.9113565288226" table:style-name="ce1">
            <text:p>2.911356529</text:p>
          </table:table-cell>
          <table:table-cell office:value-type="float" office:value="2.8974661021651" table:style-name="ce1">
            <text:p>2.897466102</text:p>
          </table:table-cell>
          <table:table-cell office:value-type="float" office:value="2.88283419008068" table:style-name="ce1">
            <text:p>2.88283419</text:p>
          </table:table-cell>
          <table:table-cell office:value-type="float" office:value="2.86809931534123" table:style-name="ce1">
            <text:p>2.868099315</text:p>
          </table:table-cell>
          <table:table-cell office:value-type="float" office:value="2.85376807305677" table:style-name="ce1">
            <text:p>2.853768073</text:p>
          </table:table-cell>
          <table:table-cell office:value-type="float" office:value="2.8393318506974299" table:style-name="ce1">
            <text:p>2.839331851</text:p>
          </table:table-cell>
          <table:table-cell office:value-type="float" office:value="2.8249189986634402" table:style-name="ce1">
            <text:p>2.824918999</text:p>
          </table:table-cell>
          <table:table-cell office:value-type="float" office:value="2.81065173099342" table:style-name="ce1">
            <text:p>2.810651731</text:p>
          </table:table-cell>
          <table:table-cell office:value-type="float" office:value="2.79652785294823" table:style-name="ce1">
            <text:p>2.796527853</text:p>
          </table:table-cell>
          <table:table-cell office:value-type="float" office:value="2.7825452136834898" table:style-name="ce1">
            <text:p>2.782545214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15.3205096738247" table:style-name="ce1">
            <text:p>15.32050967</text:p>
          </table:table-cell>
          <table:table-cell office:value-type="string" table:style-name="ce1">
            <text:p><text:s/>global min</text:p>
          </table:table-cell>
          <table:table-cell office:value-type="float" office:value="-12.6093406871206" table:style-name="ce1">
            <text:p>-12.60934069</text:p>
          </table:table-cell>
          <table:table-cell office:value-type="string" table:style-name="ce1">
            <text:p><text:s/>range</text:p>
          </table:table-cell>
          <table:table-cell office:value-type="float" office:value="27.929850360945299" table:style-name="ce1">
            <text:p>27.92985036</text:p>
          </table:table-cell>
          <table:table-cell office:value-type="string" table:style-name="ce1">
            <text:p><text:s/>regret</text:p>
          </table:table-cell>
          <table:table-cell office:value-type="float" office:value="3.7000567982446899" table:style-name="ce1">
            <text:p>3.700056798</text:p>
          </table:table-cell>
          <table:table-cell office:value-type="float" office:value="4.4826824479301504" table:style-name="ce1">
            <text:p>4.482682448</text:p>
          </table:table-cell>
          <table:table-cell office:value-type="float" office:value="6.9564866081057799" table:style-name="ce1">
            <text:p>6.956486608</text:p>
          </table:table-cell>
          <table:table-cell office:value-type="float" office:value="6.3798001125287298" table:style-name="ce1">
            <text:p>6.379800113</text:p>
          </table:table-cell>
          <table:table-cell office:value-type="float" office:value="8.4894041248254908" table:style-name="ce1">
            <text:p>8.489404125</text:p>
          </table:table-cell>
          <table:table-cell office:value-type="float" office:value="9.6118560719045103" table:style-name="ce1">
            <text:p>9.611856072</text:p>
          </table:table-cell>
          <table:table-cell office:value-type="float" office:value="11.044201005429001" table:style-name="ce1">
            <text:p>11.04420101</text:p>
          </table:table-cell>
          <table:table-cell office:value-type="float" office:value="12.041335934318701" table:style-name="ce1">
            <text:p>12.04133593</text:p>
          </table:table-cell>
          <table:table-cell office:value-type="float" office:value="10.7876937378841" table:style-name="ce1">
            <text:p>10.78769374</text:p>
          </table:table-cell>
          <table:table-cell office:value-type="float" office:value="11.0440413732709" table:style-name="ce1">
            <text:p>11.04404137</text:p>
          </table:table-cell>
          <table:table-cell office:value-type="float" office:value="10.1582531271987" table:style-name="ce1">
            <text:p>10.15825313</text:p>
          </table:table-cell>
          <table:table-cell office:value-type="float" office:value="9.7354762714838099" table:style-name="ce1">
            <text:p>9.735476271</text:p>
          </table:table-cell>
          <table:table-cell office:value-type="float" office:value="9.8724161250800204" table:style-name="ce1">
            <text:p>9.872416125</text:p>
          </table:table-cell>
          <table:table-cell office:value-type="float" office:value="10.310886461370099" table:style-name="ce1">
            <text:p>10.31088646</text:p>
          </table:table-cell>
          <table:table-cell office:value-type="float" office:value="10.2429767936438" table:style-name="ce1">
            <text:p>10.24297679</text:p>
          </table:table-cell>
          <table:table-cell office:value-type="float" office:value="10.707085041273899" table:style-name="ce1">
            <text:p>10.70708504</text:p>
          </table:table-cell>
          <table:table-cell office:value-type="float" office:value="11.651106885624101" table:style-name="ce1">
            <text:p>11.65110689</text:p>
          </table:table-cell>
          <table:table-cell office:value-type="float" office:value="11.5598361376256" table:style-name="ce1">
            <text:p>11.55983614</text:p>
          </table:table-cell>
          <table:table-cell office:value-type="float" office:value="11.5527356887889" table:style-name="ce1">
            <text:p>11.55273569</text:p>
          </table:table-cell>
          <table:table-cell office:value-type="float" office:value="11.2423471254197" table:style-name="ce1">
            <text:p>11.24234713</text:p>
          </table:table-cell>
          <table:table-cell office:value-type="float" office:value="10.737948382600401" table:style-name="ce1">
            <text:p>10.73794838</text:p>
          </table:table-cell>
          <table:table-cell office:value-type="float" office:value="11.0609155072204" table:style-name="ce1">
            <text:p>11.06091551</text:p>
          </table:table-cell>
          <table:table-cell office:value-type="float" office:value="11.044179990999201" table:style-name="ce1">
            <text:p>11.04417999</text:p>
          </table:table-cell>
          <table:table-cell office:value-type="float" office:value="11.265944495047499" table:style-name="ce1">
            <text:p>11.2659445</text:p>
          </table:table-cell>
          <table:table-cell office:value-type="float" office:value="10.8911102729385" table:style-name="ce1">
            <text:p>10.89111027</text:p>
          </table:table-cell>
          <table:table-cell office:value-type="float" office:value="10.7125731436288" table:style-name="ce1">
            <text:p>10.71257314</text:p>
          </table:table-cell>
          <table:table-cell office:value-type="float" office:value="10.520535331159399" table:style-name="ce1">
            <text:p>10.52053533</text:p>
          </table:table-cell>
          <table:table-cell office:value-type="float" office:value="10.336381818395299" table:style-name="ce1">
            <text:p>10.33638182</text:p>
          </table:table-cell>
          <table:table-cell office:value-type="float" office:value="10.3233930626625" table:style-name="ce1">
            <text:p>10.32339306</text:p>
          </table:table-cell>
          <table:table-cell office:value-type="float" office:value="10.026686596866099" table:style-name="ce1">
            <text:p>10.0266866</text:p>
          </table:table-cell>
          <table:table-cell office:value-type="float" office:value="9.7034108830839596" table:style-name="ce1">
            <text:p>9.703410883</text:p>
          </table:table-cell>
          <table:table-cell office:value-type="float" office:value="9.8634723272945592" table:style-name="ce1">
            <text:p>9.863472327</text:p>
          </table:table-cell>
          <table:table-cell office:value-type="float" office:value="9.5731431644612197" table:style-name="ce1">
            <text:p>9.573143164</text:p>
          </table:table-cell>
          <table:table-cell office:value-type="float" office:value="9.3138906056949402" table:style-name="ce1">
            <text:p>9.313890606</text:p>
          </table:table-cell>
          <table:table-cell office:value-type="float" office:value="9.0815957163502308" table:style-name="ce1">
            <text:p>9.081595716</text:p>
          </table:table-cell>
          <table:table-cell office:value-type="float" office:value="8.8581802103319909" table:style-name="ce1">
            <text:p>8.85818021</text:p>
          </table:table-cell>
          <table:table-cell office:value-type="float" office:value="8.6291735255672801" table:style-name="ce1">
            <text:p>8.629173526</text:p>
          </table:table-cell>
          <table:table-cell office:value-type="float" office:value="8.46744228678741" table:style-name="ce1">
            <text:p>8.467442287</text:p>
          </table:table-cell>
          <table:table-cell office:value-type="float" office:value="8.3822579446489591" table:style-name="ce1">
            <text:p>8.382257945</text:p>
          </table:table-cell>
          <table:table-cell office:value-type="float" office:value="8.5066325931125899" table:style-name="ce1">
            <text:p>8.506632593</text:p>
          </table:table-cell>
          <table:table-cell office:value-type="float" office:value="8.3871413857452595" table:style-name="ce1">
            <text:p>8.387141386</text:p>
          </table:table-cell>
          <table:table-cell office:value-type="float" office:value="8.2858220789484491" table:style-name="ce1">
            <text:p>8.285822079</text:p>
          </table:table-cell>
          <table:table-cell office:value-type="float" office:value="8.0949274665199304" table:style-name="ce1">
            <text:p>8.094927467</text:p>
          </table:table-cell>
          <table:table-cell office:value-type="float" office:value="8.1321819339483792" table:style-name="ce1">
            <text:p>8.132181934</text:p>
          </table:table-cell>
          <table:table-cell office:value-type="float" office:value="8.2806017014989699" table:style-name="ce1">
            <text:p>8.280601701</text:p>
          </table:table-cell>
          <table:table-cell office:value-type="float" office:value="8.1015544712887504" table:style-name="ce1">
            <text:p>8.101554471</text:p>
          </table:table-cell>
          <table:table-cell office:value-type="float" office:value="7.9548071613869498" table:style-name="ce1">
            <text:p>7.954807161</text:p>
          </table:table-cell>
          <table:table-cell office:value-type="float" office:value="7.8182397137909003" table:style-name="ce1">
            <text:p>7.818239714</text:p>
          </table:table-cell>
          <table:table-cell office:value-type="float" office:value="7.6936755324192996" table:style-name="ce1">
            <text:p>7.693675532</text:p>
          </table:table-cell>
          <table:table-cell office:value-type="float" office:value="7.5426683237897096" table:style-name="ce1">
            <text:p>7.542668324</text:p>
          </table:table-cell>
          <table:table-cell office:value-type="float" office:value="7.5397809434733301" table:style-name="ce1">
            <text:p>7.539780943</text:p>
          </table:table-cell>
          <table:table-cell office:value-type="float" office:value="7.4648951094187401" table:style-name="ce1">
            <text:p>7.464895109</text:p>
          </table:table-cell>
          <table:table-cell office:value-type="float" office:value="7.8060275214173496" table:style-name="ce1">
            <text:p>7.806027521</text:p>
          </table:table-cell>
          <table:table-cell office:value-type="float" office:value="7.66412543955665" table:style-name="ce1">
            <text:p>7.66412544</text:p>
          </table:table-cell>
          <table:table-cell office:value-type="float" office:value="7.5462930689003898" table:style-name="ce1">
            <text:p>7.546293069</text:p>
          </table:table-cell>
          <table:table-cell office:value-type="float" office:value="7.4328033128246096" table:style-name="ce1">
            <text:p>7.432803313</text:p>
          </table:table-cell>
          <table:table-cell office:value-type="float" office:value="7.34772036183577" table:style-name="ce1">
            <text:p>7.347720362</text:p>
          </table:table-cell>
          <table:table-cell office:value-type="float" office:value="7.2308806176616001" table:style-name="ce1">
            <text:p>7.230880618</text:p>
          </table:table-cell>
          <table:table-cell office:value-type="float" office:value="7.1326719973578996" table:style-name="ce1">
            <text:p>7.132671997</text:p>
          </table:table-cell>
          <table:table-cell office:value-type="float" office:value="7.0157657088238903" table:style-name="ce1">
            <text:p>7.015765709</text:p>
          </table:table-cell>
          <table:table-cell office:value-type="float" office:value="6.9205340026661997" table:style-name="ce1">
            <text:p>6.920534003</text:p>
          </table:table-cell>
          <table:table-cell office:value-type="float" office:value="6.8236486763786202" table:style-name="ce1">
            <text:p>6.823648676</text:p>
          </table:table-cell>
          <table:table-cell office:value-type="float" office:value="6.7381452221364802" table:style-name="ce1">
            <text:p>6.738145222</text:p>
          </table:table-cell>
          <table:table-cell office:value-type="float" office:value="6.9383177979340704" table:style-name="ce1">
            <text:p>6.938317798</text:p>
          </table:table-cell>
          <table:table-cell office:value-type="float" office:value="6.8728497779998898" table:style-name="ce1">
            <text:p>6.872849778</text:p>
          </table:table-cell>
          <table:table-cell office:value-type="float" office:value="6.7884979944610997" table:style-name="ce1">
            <text:p>6.788497994</text:p>
          </table:table-cell>
          <table:table-cell office:value-type="float" office:value="6.6923839150458102" table:style-name="ce1">
            <text:p>6.692383915</text:p>
          </table:table-cell>
          <table:table-cell office:value-type="float" office:value="6.6131669760663101" table:style-name="ce1">
            <text:p>6.613166976</text:p>
          </table:table-cell>
          <table:table-cell office:value-type="float" office:value="6.5949704613072502" table:style-name="ce1">
            <text:p>6.594970461</text:p>
          </table:table-cell>
          <table:table-cell office:value-type="float" office:value="6.5210737274138602" table:style-name="ce1">
            <text:p>6.521073727</text:p>
          </table:table-cell>
          <table:table-cell office:value-type="float" office:value="6.4346492083522202" table:style-name="ce1">
            <text:p>6.434649208</text:p>
          </table:table-cell>
          <table:table-cell office:value-type="float" office:value="6.3867612052344702" table:style-name="ce1">
            <text:p>6.386761205</text:p>
          </table:table-cell>
          <table:table-cell office:value-type="float" office:value="6.3486890392867696" table:style-name="ce1">
            <text:p>6.348689039</text:p>
          </table:table-cell>
          <table:table-cell office:value-type="float" office:value="6.2634963375643604" table:style-name="ce1">
            <text:p>6.263496338</text:p>
          </table:table-cell>
          <table:table-cell office:value-type="float" office:value="6.2910045024751398" table:style-name="ce1">
            <text:p>6.291004502</text:p>
          </table:table-cell>
          <table:table-cell office:value-type="float" office:value="6.2626601314200201" table:style-name="ce1">
            <text:p>6.262660131</text:p>
          </table:table-cell>
          <table:table-cell office:value-type="float" office:value="6.19319238650335" table:style-name="ce1">
            <text:p>6.193192387</text:p>
          </table:table-cell>
          <table:table-cell office:value-type="float" office:value="6.1140712923222402" table:style-name="ce1">
            <text:p>6.114071292</text:p>
          </table:table-cell>
          <table:table-cell office:value-type="float" office:value="6.0527507976198303" table:style-name="ce1">
            <text:p>6.052750798</text:p>
          </table:table-cell>
          <table:table-cell office:value-type="float" office:value="5.9771556560198302" table:style-name="ce1">
            <text:p>5.977155656</text:p>
          </table:table-cell>
          <table:table-cell office:value-type="float" office:value="5.9208184449479901" table:style-name="ce1">
            <text:p>5.920818445</text:p>
          </table:table-cell>
          <table:table-cell office:value-type="float" office:value="5.8658553121949701" table:style-name="ce1">
            <text:p>5.865855312</text:p>
          </table:table-cell>
          <table:table-cell office:value-type="float" office:value="5.9920654755652203" table:style-name="ce1">
            <text:p>5.992065476</text:p>
          </table:table-cell>
          <table:table-cell office:value-type="float" office:value="5.9297617933133502" table:style-name="ce1">
            <text:p>5.929761793</text:p>
          </table:table-cell>
          <table:table-cell office:value-type="float" office:value="5.9158456755475504" table:style-name="ce1">
            <text:p>5.915845676</text:p>
          </table:table-cell>
          <table:table-cell office:value-type="float" office:value="5.8471165336181601" table:style-name="ce1">
            <text:p>5.847116534</text:p>
          </table:table-cell>
          <table:table-cell office:value-type="float" office:value="5.7801399269649503" table:style-name="ce1">
            <text:p>5.780139927</text:p>
          </table:table-cell>
          <table:table-cell office:value-type="float" office:value="5.7279891526445104" table:style-name="ce1">
            <text:p>5.727989153</text:p>
          </table:table-cell>
          <table:table-cell office:value-type="float" office:value="5.6960363911825498" table:style-name="ce1">
            <text:p>5.696036391</text:p>
          </table:table-cell>
          <table:table-cell office:value-type="float" office:value="5.6328063829145503" table:style-name="ce1">
            <text:p>5.632806383</text:p>
          </table:table-cell>
          <table:table-cell office:value-type="float" office:value="5.6204294262592196" table:style-name="ce1">
            <text:p>5.620429426</text:p>
          </table:table-cell>
          <table:table-cell office:value-type="float" office:value="5.5638982644105601" table:style-name="ce1">
            <text:p>5.563898264</text:p>
          </table:table-cell>
          <table:table-cell office:value-type="float" office:value="5.5569443125291498" table:style-name="ce1">
            <text:p>5.556944313</text:p>
          </table:table-cell>
          <table:table-cell office:value-type="float" office:value="5.5000601416524502" table:style-name="ce1">
            <text:p>5.500060142</text:p>
          </table:table-cell>
          <table:table-cell office:value-type="float" office:value="5.4443735322678997" table:style-name="ce1">
            <text:p>5.444373532</text:p>
          </table:table-cell>
          <table:table-cell office:value-type="float" office:value="5.3888935442788304" table:style-name="ce1">
            <text:p>5.388893544</text:p>
          </table:table-cell>
          <table:table-cell office:value-type="float" office:value="5.3464560065351998" table:style-name="ce1">
            <text:p>5.346456007</text:p>
          </table:table-cell>
          <table:table-cell office:value-type="float" office:value="5.2969448806494102" table:style-name="ce1">
            <text:p>5.296944881</text:p>
          </table:table-cell>
          <table:table-cell office:value-type="float" office:value="5.2473285977543398" table:style-name="ce1">
            <text:p>5.247328598</text:p>
          </table:table-cell>
          <table:table-cell office:value-type="float" office:value="5.19979896847408" table:style-name="ce1">
            <text:p>5.199798968</text:p>
          </table:table-cell>
          <table:table-cell office:value-type="float" office:value="5.1521270269450001" table:style-name="ce1">
            <text:p>5.152127027</text:p>
          </table:table-cell>
          <table:table-cell office:value-type="float" office:value="5.1161207097254504" table:style-name="ce1">
            <text:p>5.11612071</text:p>
          </table:table-cell>
          <table:table-cell office:value-type="float" office:value="5.0668809854740298" table:style-name="ce1">
            <text:p>5.066880985</text:p>
          </table:table-cell>
          <table:table-cell office:value-type="float" office:value="5.02186225363329" table:style-name="ce1">
            <text:p>5.021862254</text:p>
          </table:table-cell>
          <table:table-cell office:value-type="float" office:value="4.9747716964036597" table:style-name="ce1">
            <text:p>4.974771696</text:p>
          </table:table-cell>
          <table:table-cell office:value-type="float" office:value="4.9410946123986603" table:style-name="ce1">
            <text:p>4.941094612</text:p>
          </table:table-cell>
          <table:table-cell office:value-type="float" office:value="4.9081296305930602" table:style-name="ce1">
            <text:p>4.908129631</text:p>
          </table:table-cell>
          <table:table-cell office:value-type="float" office:value="4.8697076540728297" table:style-name="ce1">
            <text:p>4.869707654</text:p>
          </table:table-cell>
          <table:table-cell office:value-type="float" office:value="4.8307088116785" table:style-name="ce1">
            <text:p>4.830708812</text:p>
          </table:table-cell>
          <table:table-cell office:value-type="float" office:value="4.7984747318215399" table:style-name="ce1">
            <text:p>4.798474732</text:p>
          </table:table-cell>
          <table:table-cell office:value-type="float" office:value="4.7552452297330499" table:style-name="ce1">
            <text:p>4.75524523</text:p>
          </table:table-cell>
          <table:table-cell office:value-type="float" office:value="4.7240731438237997" table:style-name="ce1">
            <text:p>4.724073144</text:p>
          </table:table-cell>
          <table:table-cell office:value-type="float" office:value="4.8481130764594296" table:style-name="ce1">
            <text:p>4.848113076</text:p>
          </table:table-cell>
          <table:table-cell office:value-type="float" office:value="4.8110141357281302" table:style-name="ce1">
            <text:p>4.811014136</text:p>
          </table:table-cell>
          <table:table-cell office:value-type="float" office:value="4.7757753707775201" table:style-name="ce1">
            <text:p>4.775775371</text:p>
          </table:table-cell>
          <table:table-cell office:value-type="float" office:value="4.7411441707398501" table:style-name="ce1">
            <text:p>4.741144171</text:p>
          </table:table-cell>
          <table:table-cell office:value-type="float" office:value="4.7006671748109801" table:style-name="ce1">
            <text:p>4.700667175</text:p>
          </table:table-cell>
          <table:table-cell office:value-type="float" office:value="4.6608762296605599" table:style-name="ce1">
            <text:p>4.66087623</text:p>
          </table:table-cell>
          <table:table-cell office:value-type="float" office:value="4.6217540398908303" table:style-name="ce1">
            <text:p>4.62175404</text:p>
          </table:table-cell>
          <table:table-cell office:value-type="float" office:value="4.5895607242784697" table:style-name="ce1">
            <text:p>4.589560724</text:p>
          </table:table-cell>
          <table:table-cell office:value-type="float" office:value="4.55163047035881" table:style-name="ce1">
            <text:p>4.55163047</text:p>
          </table:table-cell>
          <table:table-cell office:value-type="float" office:value="4.5243489137274304" table:style-name="ce1">
            <text:p>4.524348914</text:p>
          </table:table-cell>
          <table:table-cell office:value-type="float" office:value="4.4875655892255804" table:style-name="ce1">
            <text:p>4.487565589</text:p>
          </table:table-cell>
          <table:table-cell office:value-type="float" office:value="4.4652029217849103" table:style-name="ce1">
            <text:p>4.465202922</text:p>
          </table:table-cell>
          <table:table-cell office:value-type="float" office:value="4.4295239835871296" table:style-name="ce1">
            <text:p>4.429523984</text:p>
          </table:table-cell>
          <table:table-cell office:value-type="float" office:value="4.4003893183714204" table:style-name="ce1">
            <text:p>4.400389318</text:p>
          </table:table-cell>
          <table:table-cell office:value-type="float" office:value="4.39439500079824" table:style-name="ce1">
            <text:p>4.394395001</text:p>
          </table:table-cell>
          <table:table-cell office:value-type="float" office:value="4.36006378985451" table:style-name="ce1">
            <text:p>4.36006379</text:p>
          </table:table-cell>
          <table:table-cell office:value-type="float" office:value="4.3321451261068598" table:style-name="ce1">
            <text:p>4.332145126</text:p>
          </table:table-cell>
          <table:table-cell office:value-type="float" office:value="4.3046559802630204" table:style-name="ce1">
            <text:p>4.30465598</text:p>
          </table:table-cell>
          <table:table-cell office:value-type="float" office:value="4.28099014000074" table:style-name="ce1">
            <text:p>4.28099014</text:p>
          </table:table-cell>
          <table:table-cell office:value-type="float" office:value="4.2711850100300799" table:style-name="ce1">
            <text:p>4.27118501</text:p>
          </table:table-cell>
          <table:table-cell office:value-type="float" office:value="4.2391094796510602" table:style-name="ce1">
            <text:p>4.23910948</text:p>
          </table:table-cell>
          <table:table-cell office:value-type="float" office:value="4.2142925713912502" table:style-name="ce1">
            <text:p>4.214292571</text:p>
          </table:table-cell>
          <table:table-cell office:value-type="float" office:value="4.1886945239469204" table:style-name="ce1">
            <text:p>4.188694524</text:p>
          </table:table-cell>
          <table:table-cell office:value-type="float" office:value="4.16267451661066" table:style-name="ce1">
            <text:p>4.162674517</text:p>
          </table:table-cell>
          <table:table-cell office:value-type="float" office:value="4.14419247925973" table:style-name="ce1">
            <text:p>4.144192479</text:p>
          </table:table-cell>
          <table:table-cell office:value-type="float" office:value="4.1499747539719696" table:style-name="ce1">
            <text:p>4.149974754</text:p>
          </table:table-cell>
          <table:table-cell office:value-type="float" office:value="4.1202752740180504" table:style-name="ce1">
            <text:p>4.120275274</text:p>
          </table:table-cell>
          <table:table-cell office:value-type="float" office:value="4.0912006497065798" table:style-name="ce1">
            <text:p>4.09120065</text:p>
          </table:table-cell>
          <table:table-cell office:value-type="float" office:value="4.0623392765907704" table:style-name="ce1">
            <text:p>4.062339277</text:p>
          </table:table-cell>
          <table:table-cell office:value-type="float" office:value="4.0401653645924904" table:style-name="ce1">
            <text:p>4.040165365</text:p>
          </table:table-cell>
          <table:table-cell office:value-type="float" office:value="4.0222584926061904" table:style-name="ce1">
            <text:p>4.022258493</text:p>
          </table:table-cell>
          <table:table-cell office:value-type="float" office:value="3.9943261419630902" table:style-name="ce1">
            <text:p>3.994326142</text:p>
          </table:table-cell>
          <table:table-cell office:value-type="float" office:value="3.97646872575557" table:style-name="ce1">
            <text:p>3.976468726</text:p>
          </table:table-cell>
          <table:table-cell office:value-type="float" office:value="3.9589819559407999" table:style-name="ce1">
            <text:p>3.958981956</text:p>
          </table:table-cell>
          <table:table-cell office:value-type="float" office:value="3.9400303272771202" table:style-name="ce1">
            <text:p>3.940030327</text:p>
          </table:table-cell>
          <table:table-cell office:value-type="float" office:value="3.9220061519789402" table:style-name="ce1">
            <text:p>3.922006152</text:p>
          </table:table-cell>
          <table:table-cell office:value-type="float" office:value="3.8956839630394899" table:style-name="ce1">
            <text:p>3.895683963</text:p>
          </table:table-cell>
          <table:table-cell office:value-type="float" office:value="3.8769400135385199" table:style-name="ce1">
            <text:p>3.876940014</text:p>
          </table:table-cell>
          <table:table-cell office:value-type="float" office:value="3.8560982489337801" table:style-name="ce1">
            <text:p>3.856098249</text:p>
          </table:table-cell>
          <table:table-cell office:value-type="float" office:value="3.8307291815065798" table:style-name="ce1">
            <text:p>3.830729182</text:p>
          </table:table-cell>
          <table:table-cell office:value-type="float" office:value="3.8058234466914298" table:style-name="ce1">
            <text:p>3.805823447</text:p>
          </table:table-cell>
          <table:table-cell office:value-type="float" office:value="3.78139880815336" table:style-name="ce1">
            <text:p>3.781398808</text:p>
          </table:table-cell>
          <table:table-cell office:value-type="float" office:value="3.7571326981316502" table:style-name="ce1">
            <text:p>3.757132698</text:p>
          </table:table-cell>
          <table:table-cell office:value-type="float" office:value="3.7333333161681699" table:style-name="ce1">
            <text:p>3.733333316</text:p>
          </table:table-cell>
          <table:table-cell office:value-type="float" office:value="3.71135418647152" table:style-name="ce1">
            <text:p>3.711354186</text:p>
          </table:table-cell>
          <table:table-cell office:value-type="float" office:value="3.6878646030128399" table:style-name="ce1">
            <text:p>3.687864603</text:p>
          </table:table-cell>
          <table:table-cell office:value-type="float" office:value="3.6646704860127599" table:style-name="ce1">
            <text:p>3.664670486</text:p>
          </table:table-cell>
          <table:table-cell office:value-type="float" office:value="3.6453351404735201" table:style-name="ce1">
            <text:p>3.64533514</text:p>
          </table:table-cell>
          <table:table-cell office:value-type="float" office:value="3.62300279718121" table:style-name="ce1">
            <text:p>3.623002797</text:p>
          </table:table-cell>
          <table:table-cell office:value-type="float" office:value="3.6009461618307799" table:style-name="ce1">
            <text:p>3.600946162</text:p>
          </table:table-cell>
          <table:table-cell office:value-type="float" office:value="3.5791601600429401" table:style-name="ce1">
            <text:p>3.57916016</text:p>
          </table:table-cell>
          <table:table-cell office:value-type="float" office:value="3.55763984120372" table:style-name="ce1">
            <text:p>3.557639841</text:p>
          </table:table-cell>
          <table:table-cell office:value-type="float" office:value="3.5362101878653802" table:style-name="ce1">
            <text:p>3.536210188</text:p>
          </table:table-cell>
          <table:table-cell office:value-type="float" office:value="3.5463928511712899" table:style-name="ce1">
            <text:p>3.546392851</text:p>
          </table:table-cell>
          <table:table-cell office:value-type="float" office:value="3.52545533631644" table:style-name="ce1">
            <text:p>3.525455336</text:p>
          </table:table-cell>
          <table:table-cell office:value-type="float" office:value="3.5047670775908202" table:style-name="ce1">
            <text:p>3.504767078</text:p>
          </table:table-cell>
          <table:table-cell office:value-type="float" office:value="3.5043132019126801" table:style-name="ce1">
            <text:p>3.504313202</text:p>
          </table:table-cell>
          <table:table-cell office:value-type="float" office:value="3.4861676097613299" table:style-name="ce1">
            <text:p>3.48616761</text:p>
          </table:table-cell>
          <table:table-cell office:value-type="float" office:value="3.46607205573005" table:style-name="ce1">
            <text:p>3.466072056</text:p>
          </table:table-cell>
          <table:table-cell office:value-type="float" office:value="3.4733253282977401" table:style-name="ce1">
            <text:p>3.473325328</text:p>
          </table:table-cell>
          <table:table-cell office:value-type="float" office:value="3.45376946431284" table:style-name="ce1">
            <text:p>3.453769464</text:p>
          </table:table-cell>
          <table:table-cell office:value-type="float" office:value="3.4582808906545601" table:style-name="ce1">
            <text:p>3.458280891</text:p>
          </table:table-cell>
          <table:table-cell office:value-type="float" office:value="3.44051274084303" table:style-name="ce1">
            <text:p>3.440512741</text:p>
          </table:table-cell>
          <table:table-cell office:value-type="float" office:value="3.4212474858973998" table:style-name="ce1">
            <text:p>3.421247486</text:p>
          </table:table-cell>
          <table:table-cell office:value-type="float" office:value="3.4047088368637999" table:style-name="ce1">
            <text:p>3.404708837</text:p>
          </table:table-cell>
          <table:table-cell office:value-type="float" office:value="3.3896814476579502" table:style-name="ce1">
            <text:p>3.389681448</text:p>
          </table:table-cell>
          <table:table-cell office:value-type="float" office:value="3.3748219622421098" table:style-name="ce1">
            <text:p>3.374821962</text:p>
          </table:table-cell>
          <table:table-cell office:value-type="float" office:value="3.3563197797398101" table:style-name="ce1">
            <text:p>3.35631978</text:p>
          </table:table-cell>
          <table:table-cell office:value-type="float" office:value="3.3380220412430699" table:style-name="ce1">
            <text:p>3.338022041</text:p>
          </table:table-cell>
          <table:table-cell office:value-type="float" office:value="3.3201062813709701" table:style-name="ce1">
            <text:p>3.320106281</text:p>
          </table:table-cell>
          <table:table-cell office:value-type="float" office:value="3.3023863221532199" table:style-name="ce1">
            <text:p>3.302386322</text:p>
          </table:table-cell>
          <table:table-cell office:value-type="float" office:value="3.28485897118783" table:style-name="ce1">
            <text:p>3.284858971</text:p>
          </table:table-cell>
          <table:table-cell office:value-type="float" office:value="3.2675211050977402" table:style-name="ce1">
            <text:p>3.267521105</text:p>
          </table:table-cell>
          <table:table-cell office:value-type="float" office:value="3.2499537873283999" table:style-name="ce1">
            <text:p>3.249953787</text:p>
          </table:table-cell>
          <table:table-cell office:value-type="float" office:value="3.2325743553106001" table:style-name="ce1">
            <text:p>3.232574355</text:p>
          </table:table-cell>
          <table:table-cell office:value-type="float" office:value="3.2154071484718201" table:style-name="ce1">
            <text:p>3.215407148</text:p>
          </table:table-cell>
          <table:table-cell office:value-type="float" office:value="3.2022559654546301" table:style-name="ce1">
            <text:p>3.202255965</text:p>
          </table:table-cell>
          <table:table-cell office:value-type="float" office:value="3.1855164447963298" table:style-name="ce1">
            <text:p>3.185516445</text:p>
          </table:table-cell>
          <table:table-cell office:value-type="float" office:value="3.1689522070768601" table:style-name="ce1">
            <text:p>3.168952207</text:p>
          </table:table-cell>
          <table:table-cell office:value-type="float" office:value="3.2257068798577699" table:style-name="ce1">
            <text:p>3.22570688</text:p>
          </table:table-cell>
          <table:table-cell office:value-type="float" office:value="3.20910605167394" table:style-name="ce1">
            <text:p>3.209106052</text:p>
          </table:table-cell>
          <table:table-cell office:value-type="float" office:value="3.2005642477305498" table:style-name="ce1">
            <text:p>3.200564248</text:p>
          </table:table-cell>
          <table:table-cell office:value-type="float" office:value="3.18426262102617" table:style-name="ce1">
            <text:p>3.184262621</text:p>
          </table:table-cell>
          <table:table-cell office:value-type="float" office:value="3.1705363148318999" table:style-name="ce1">
            <text:p>3.170536315</text:p>
          </table:table-cell>
          <table:table-cell office:value-type="float" office:value="3.15446930636607" table:style-name="ce1">
            <text:p>3.154469306</text:p>
          </table:table-cell>
          <table:table-cell office:value-type="float" office:value="3.1453890505473598" table:style-name="ce1">
            <text:p>3.145389051</text:p>
          </table:table-cell>
          <table:table-cell office:value-type="float" office:value="3.13701766170316" table:style-name="ce1">
            <text:p>3.137017662</text:p>
          </table:table-cell>
          <table:table-cell office:value-type="float" office:value="3.1265257608931099" table:style-name="ce1">
            <text:p>3.126525761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19.738993017037799" table:style-name="ce1">
            <text:p>19.73899302</text:p>
          </table:table-cell>
          <table:table-cell office:value-type="string" table:style-name="ce1">
            <text:p><text:s/>global min</text:p>
          </table:table-cell>
          <table:table-cell office:value-type="float" office:value="-32.292011122102103" table:style-name="ce1">
            <text:p>-32.29201112</text:p>
          </table:table-cell>
          <table:table-cell office:value-type="string" table:style-name="ce1">
            <text:p><text:s/>range</text:p>
          </table:table-cell>
          <table:table-cell office:value-type="float" office:value="52.031004139139903" table:style-name="ce1">
            <text:p>52.03100414</text:p>
          </table:table-cell>
          <table:table-cell office:value-type="string" table:style-name="ce1">
            <text:p><text:s/>regret</text:p>
          </table:table-cell>
          <table:table-cell office:value-type="float" office:value="9.1792260951621394" table:style-name="ce1">
            <text:p>9.179226095</text:p>
          </table:table-cell>
          <table:table-cell office:value-type="float" office:value="24.5322568011496" table:style-name="ce1">
            <text:p>24.5322568</text:p>
          </table:table-cell>
          <table:table-cell office:value-type="float" office:value="22.3910290450426" table:style-name="ce1">
            <text:p>22.39102905</text:p>
          </table:table-cell>
          <table:table-cell office:value-type="float" office:value="23.9617446930611" table:style-name="ce1">
            <text:p>23.96174469</text:p>
          </table:table-cell>
          <table:table-cell office:value-type="float" office:value="23.430668954402101" table:style-name="ce1">
            <text:p>23.43066895</text:p>
          </table:table-cell>
          <table:table-cell office:value-type="float" office:value="26.4702954251999" table:style-name="ce1">
            <text:p>26.47029543</text:p>
          </table:table-cell>
          <table:table-cell office:value-type="float" office:value="23.126494989526901" table:style-name="ce1">
            <text:p>23.12649499</text:p>
          </table:table-cell>
          <table:table-cell office:value-type="float" office:value="21.004213430402899" table:style-name="ce1">
            <text:p>21.00421343</text:p>
          </table:table-cell>
          <table:table-cell office:value-type="float" office:value="21.621045007076201" table:style-name="ce1">
            <text:p>21.62104501</text:p>
          </table:table-cell>
          <table:table-cell office:value-type="float" office:value="20.384837409763101" table:style-name="ce1">
            <text:p>20.38483741</text:p>
          </table:table-cell>
          <table:table-cell office:value-type="float" office:value="22.9574032146569" table:style-name="ce1">
            <text:p>22.95740321</text:p>
          </table:table-cell>
          <table:table-cell office:value-type="float" office:value="23.715331393236699" table:style-name="ce1">
            <text:p>23.71533139</text:p>
          </table:table-cell>
          <table:table-cell office:value-type="float" office:value="22.297276319781002" table:style-name="ce1">
            <text:p>22.29727632</text:p>
          </table:table-cell>
          <table:table-cell office:value-type="float" office:value="20.734191399341601" table:style-name="ce1">
            <text:p>20.7341914</text:p>
          </table:table-cell>
          <table:table-cell office:value-type="float" office:value="20.329230179355999" table:style-name="ce1">
            <text:p>20.32923018</text:p>
          </table:table-cell>
          <table:table-cell office:value-type="float" office:value="19.147519106412499" table:style-name="ce1">
            <text:p>19.14751911</text:p>
          </table:table-cell>
          <table:table-cell office:value-type="float" office:value="19.171898184074699" table:style-name="ce1">
            <text:p>19.17189818</text:p>
          </table:table-cell>
          <table:table-cell office:value-type="float" office:value="18.6976283715126" table:style-name="ce1">
            <text:p>18.69762837</text:p>
          </table:table-cell>
          <table:table-cell office:value-type="float" office:value="17.749874185492502" table:style-name="ce1">
            <text:p>17.74987419</text:p>
          </table:table-cell>
          <table:table-cell office:value-type="float" office:value="17.689537516428199" table:style-name="ce1">
            <text:p>17.68953752</text:p>
          </table:table-cell>
          <table:table-cell office:value-type="float" office:value="17.440592008170199" table:style-name="ce1">
            <text:p>17.44059201</text:p>
          </table:table-cell>
          <table:table-cell office:value-type="float" office:value="16.873390522633699" table:style-name="ce1">
            <text:p>16.87339052</text:p>
          </table:table-cell>
          <table:table-cell office:value-type="float" office:value="17.799580303634102" table:style-name="ce1">
            <text:p>17.7995803</text:p>
          </table:table-cell>
          <table:table-cell office:value-type="float" office:value="18.2742825423122" table:style-name="ce1">
            <text:p>18.27428254</text:p>
          </table:table-cell>
          <table:table-cell office:value-type="float" office:value="17.598400444513" table:style-name="ce1">
            <text:p>17.59840044</text:p>
          </table:table-cell>
          <table:table-cell office:value-type="float" office:value="16.9240054698077" table:style-name="ce1">
            <text:p>16.92400547</text:p>
          </table:table-cell>
          <table:table-cell office:value-type="float" office:value="16.346932561632499" table:style-name="ce1">
            <text:p>16.34693256</text:p>
          </table:table-cell>
          <table:table-cell office:value-type="float" office:value="16.283237827773" table:style-name="ce1">
            <text:p>16.28323783</text:p>
          </table:table-cell>
          <table:table-cell office:value-type="float" office:value="15.7218230704447" table:style-name="ce1">
            <text:p>15.72182307</text:p>
          </table:table-cell>
          <table:table-cell office:value-type="float" office:value="15.2114235568719" table:style-name="ce1">
            <text:p>15.21142356</text:p>
          </table:table-cell>
          <table:table-cell office:value-type="float" office:value="14.7340901335415" table:style-name="ce1">
            <text:p>14.73409013</text:p>
          </table:table-cell>
          <table:table-cell office:value-type="float" office:value="14.3339496487192" table:style-name="ce1">
            <text:p>14.33394965</text:p>
          </table:table-cell>
          <table:table-cell office:value-type="float" office:value="13.9453667732217" table:style-name="ce1">
            <text:p>13.94536677</text:p>
          </table:table-cell>
          <table:table-cell office:value-type="float" office:value="13.540850274061" table:style-name="ce1">
            <text:p>13.54085027</text:p>
          </table:table-cell>
          <table:table-cell office:value-type="float" office:value="13.1694324626854" table:style-name="ce1">
            <text:p>13.16943246</text:p>
          </table:table-cell>
          <table:table-cell office:value-type="float" office:value="12.8089428332152" table:style-name="ce1">
            <text:p>12.80894283</text:p>
          </table:table-cell>
          <table:table-cell office:value-type="float" office:value="12.4773829424773" table:style-name="ce1">
            <text:p>12.47738294</text:p>
          </table:table-cell>
          <table:table-cell office:value-type="float" office:value="12.1870798620747" table:style-name="ce1">
            <text:p>12.18707986</text:p>
          </table:table-cell>
          <table:table-cell office:value-type="float" office:value="12.2418961823339" table:style-name="ce1">
            <text:p>12.24189618</text:p>
          </table:table-cell>
          <table:table-cell office:value-type="float" office:value="12.1908753138291" table:style-name="ce1">
            <text:p>12.19087531</text:p>
          </table:table-cell>
          <table:table-cell office:value-type="float" office:value="11.900660095703" table:style-name="ce1">
            <text:p>11.9006601</text:p>
          </table:table-cell>
          <table:table-cell office:value-type="float" office:value="11.627069085406699" table:style-name="ce1">
            <text:p>11.62706909</text:p>
          </table:table-cell>
          <table:table-cell office:value-type="float" office:value="11.3988591050813" table:style-name="ce1">
            <text:p>11.39885911</text:p>
          </table:table-cell>
          <table:table-cell office:value-type="float" office:value="11.1524832255974" table:style-name="ce1">
            <text:p>11.15248323</text:p>
          </table:table-cell>
          <table:table-cell office:value-type="float" office:value="11.024774286342" table:style-name="ce1">
            <text:p>11.02477429</text:p>
          </table:table-cell>
          <table:table-cell office:value-type="float" office:value="10.8179469052759" table:style-name="ce1">
            <text:p>10.81794691</text:p>
          </table:table-cell>
          <table:table-cell office:value-type="float" office:value="10.593991681135099" table:style-name="ce1">
            <text:p>10.59399168</text:p>
          </table:table-cell>
          <table:table-cell office:value-type="float" office:value="10.404756745221899" table:style-name="ce1">
            <text:p>10.40475675</text:p>
          </table:table-cell>
          <table:table-cell office:value-type="float" office:value="10.1984609353753" table:style-name="ce1">
            <text:p>10.19846094</text:p>
          </table:table-cell>
          <table:table-cell office:value-type="float" office:value="9.9983278327029605" table:style-name="ce1">
            <text:p>9.998327833</text:p>
          </table:table-cell>
          <table:table-cell office:value-type="float" office:value="9.9040958916818607" table:style-name="ce1">
            <text:p>9.904095892</text:p>
          </table:table-cell>
          <table:table-cell office:value-type="float" office:value="9.7215140026737501" table:style-name="ce1">
            <text:p>9.721514003</text:p>
          </table:table-cell>
          <table:table-cell office:value-type="float" office:value="9.5435996133904109" table:style-name="ce1">
            <text:p>9.543599613</text:p>
          </table:table-cell>
          <table:table-cell office:value-type="float" office:value="9.4049909682579091" table:style-name="ce1">
            <text:p>9.404990968</text:p>
          </table:table-cell>
          <table:table-cell office:value-type="float" office:value="9.2374785106852109" table:style-name="ce1">
            <text:p>9.237478511</text:p>
          </table:table-cell>
          <table:table-cell office:value-type="float" office:value="9.0983425709797707" table:style-name="ce1">
            <text:p>9.098342571</text:p>
          </table:table-cell>
          <table:table-cell office:value-type="float" office:value="8.9407034886174408" table:style-name="ce1">
            <text:p>8.940703489</text:p>
          </table:table-cell>
          <table:table-cell office:value-type="float" office:value="8.7886776094284702" table:style-name="ce1">
            <text:p>8.788677609</text:p>
          </table:table-cell>
          <table:table-cell office:value-type="float" office:value="8.6520072553107408" table:style-name="ce1">
            <text:p>8.652007255</text:p>
          </table:table-cell>
          <table:table-cell office:value-type="float" office:value="8.5319048991752293" table:style-name="ce1">
            <text:p>8.531904899</text:p>
          </table:table-cell>
          <table:table-cell office:value-type="float" office:value="8.3953270359334606" table:style-name="ce1">
            <text:p>8.395327036</text:p>
          </table:table-cell>
          <table:table-cell office:value-type="float" office:value="8.2646290413322294" table:style-name="ce1">
            <text:p>8.264629041</text:p>
          </table:table-cell>
          <table:table-cell office:value-type="float" office:value="8.1380801894167494" table:style-name="ce1">
            <text:p>8.138080189</text:p>
          </table:table-cell>
          <table:table-cell office:value-type="float" office:value="8.0140579246044208" table:style-name="ce1">
            <text:p>8.014057925</text:p>
          </table:table-cell>
          <table:table-cell office:value-type="float" office:value="7.9145127961105004" table:style-name="ce1">
            <text:p>7.914512796</text:p>
          </table:table-cell>
          <table:table-cell office:value-type="float" office:value="7.8829573090874199" table:style-name="ce1">
            <text:p>7.882957309</text:p>
          </table:table-cell>
          <table:table-cell office:value-type="float" office:value="7.7761240166604804" table:style-name="ce1">
            <text:p>7.776124017</text:p>
          </table:table-cell>
          <table:table-cell office:value-type="float" office:value="7.6818259488144101" table:style-name="ce1">
            <text:p>7.681825949</text:p>
          </table:table-cell>
          <table:table-cell office:value-type="float" office:value="7.5712913501809398" table:style-name="ce1">
            <text:p>7.57129135</text:p>
          </table:table-cell>
          <table:table-cell office:value-type="float" office:value="7.4639148829369901" table:style-name="ce1">
            <text:p>7.463914883</text:p>
          </table:table-cell>
          <table:table-cell office:value-type="float" office:value="7.35903499714024" table:style-name="ce1">
            <text:p>7.359034997</text:p>
          </table:table-cell>
          <table:table-cell office:value-type="float" office:value="7.2778083271424698" table:style-name="ce1">
            <text:p>7.277808327</text:p>
          </table:table-cell>
          <table:table-cell office:value-type="float" office:value="7.2042272879732598" table:style-name="ce1">
            <text:p>7.204227288</text:p>
          </table:table-cell>
          <table:table-cell office:value-type="float" office:value="7.1071085812623602" table:style-name="ce1">
            <text:p>7.107108581</text:p>
          </table:table-cell>
          <table:table-cell office:value-type="float" office:value="7.0125797067304303" table:style-name="ce1">
            <text:p>7.012579707</text:p>
          </table:table-cell>
          <table:table-cell office:value-type="float" office:value="6.9203089211155602" table:style-name="ce1">
            <text:p>6.920308921</text:p>
          </table:table-cell>
          <table:table-cell office:value-type="float" office:value="6.8306613116383001" table:style-name="ce1">
            <text:p>6.830661312</text:p>
          </table:table-cell>
          <table:table-cell office:value-type="float" office:value="6.7430887307198599" table:style-name="ce1">
            <text:p>6.743088731</text:p>
          </table:table-cell>
          <table:table-cell office:value-type="float" office:value="6.6614300299595799" table:style-name="ce1">
            <text:p>6.66143003</text:p>
          </table:table-cell>
          <table:table-cell office:value-type="float" office:value="6.59704608905135" table:style-name="ce1">
            <text:p>6.597046089</text:p>
          </table:table-cell>
          <table:table-cell office:value-type="float" office:value="6.5192586319363697" table:style-name="ce1">
            <text:p>6.519258632</text:p>
          </table:table-cell>
          <table:table-cell office:value-type="float" office:value="6.4448053246399502" table:style-name="ce1">
            <text:p>6.444805325</text:p>
          </table:table-cell>
          <table:table-cell office:value-type="float" office:value="6.3671836925991396" table:style-name="ce1">
            <text:p>6.367183693</text:p>
          </table:table-cell>
          <table:table-cell office:value-type="float" office:value="6.2937726396090001" table:style-name="ce1">
            <text:p>6.29377264</text:p>
          </table:table-cell>
          <table:table-cell office:value-type="float" office:value="6.2282591581604496" table:style-name="ce1">
            <text:p>6.228259158</text:p>
          </table:table-cell>
          <table:table-cell office:value-type="float" office:value="6.2161399974211902" table:style-name="ce1">
            <text:p>6.216139997</text:p>
          </table:table-cell>
          <table:table-cell office:value-type="float" office:value="6.1718134009202901" table:style-name="ce1">
            <text:p>6.171813401</text:p>
          </table:table-cell>
          <table:table-cell office:value-type="float" office:value="6.1373959135207299" table:style-name="ce1">
            <text:p>6.137395914</text:p>
          </table:table-cell>
          <table:table-cell office:value-type="float" office:value="6.0866564159099799" table:style-name="ce1">
            <text:p>6.086656416</text:p>
          </table:table-cell>
          <table:table-cell office:value-type="float" office:value="6.0354401784011698" table:style-name="ce1">
            <text:p>6.035440178</text:p>
          </table:table-cell>
          <table:table-cell office:value-type="float" office:value="5.9990113927074704" table:style-name="ce1">
            <text:p>5.999011393</text:p>
          </table:table-cell>
          <table:table-cell office:value-type="float" office:value="5.9479532518246998" table:style-name="ce1">
            <text:p>5.947953252</text:p>
          </table:table-cell>
          <table:table-cell office:value-type="float" office:value="5.8871371025648296" table:style-name="ce1">
            <text:p>5.887137103</text:p>
          </table:table-cell>
          <table:table-cell office:value-type="float" office:value="5.82761491392752" table:style-name="ce1">
            <text:p>5.827614914</text:p>
          </table:table-cell>
          <table:table-cell office:value-type="float" office:value="5.7833604177658202" table:style-name="ce1">
            <text:p>5.783360418</text:p>
          </table:table-cell>
          <table:table-cell office:value-type="float" office:value="5.7232987779075" table:style-name="ce1">
            <text:p>5.723298778</text:p>
          </table:table-cell>
          <table:table-cell office:value-type="float" office:value="5.6648620754868597" table:style-name="ce1">
            <text:p>5.664862075</text:p>
          </table:table-cell>
          <table:table-cell office:value-type="float" office:value="5.6076179588299002" table:style-name="ce1">
            <text:p>5.607617959</text:p>
          </table:table-cell>
          <table:table-cell office:value-type="float" office:value="5.5515302889740896" table:style-name="ce1">
            <text:p>5.551530289</text:p>
          </table:table-cell>
          <table:table-cell office:value-type="float" office:value="5.4965643725154001" table:style-name="ce1">
            <text:p>5.496564373</text:p>
          </table:table-cell>
          <table:table-cell office:value-type="float" office:value="5.44231564596938" table:style-name="ce1">
            <text:p>5.442315646</text:p>
          </table:table-cell>
          <table:table-cell office:value-type="float" office:value="5.4017564785076404" table:style-name="ce1">
            <text:p>5.401756479</text:p>
          </table:table-cell>
          <table:table-cell office:value-type="float" office:value="5.3625535554457002" table:style-name="ce1">
            <text:p>5.362553555</text:p>
          </table:table-cell>
          <table:table-cell office:value-type="float" office:value="5.3241045347503402" table:style-name="ce1">
            <text:p>5.324104535</text:p>
          </table:table-cell>
          <table:table-cell office:value-type="float" office:value="5.2761802189018301" table:style-name="ce1">
            <text:p>5.276180219</text:p>
          </table:table-cell>
          <table:table-cell office:value-type="float" office:value="5.2472781418022398" table:style-name="ce1">
            <text:p>5.247278142</text:p>
          </table:table-cell>
          <table:table-cell office:value-type="float" office:value="5.1992934383865901" table:style-name="ce1">
            <text:p>5.199293438</text:p>
          </table:table-cell>
          <table:table-cell office:value-type="float" office:value="5.1521973405897397" table:style-name="ce1">
            <text:p>5.152197341</text:p>
          </table:table-cell>
          <table:table-cell office:value-type="float" office:value="5.1054334993284103" table:style-name="ce1">
            <text:p>5.105433499</text:p>
          </table:table-cell>
          <table:table-cell office:value-type="float" office:value="5.07122989432614" table:style-name="ce1">
            <text:p>5.071229894</text:p>
          </table:table-cell>
          <table:table-cell office:value-type="float" office:value="5.0260380812520697" table:style-name="ce1">
            <text:p>5.026038081</text:p>
          </table:table-cell>
          <table:table-cell office:value-type="float" office:value="4.9816532648400402" table:style-name="ce1">
            <text:p>4.981653265</text:p>
          </table:table-cell>
          <table:table-cell office:value-type="float" office:value="4.9380540203999104" table:style-name="ce1">
            <text:p>4.93805402</text:p>
          </table:table-cell>
          <table:table-cell office:value-type="float" office:value="4.8952196749850403" table:style-name="ce1">
            <text:p>4.895219675</text:p>
          </table:table-cell>
          <table:table-cell office:value-type="float" office:value="4.8536344158662796" table:style-name="ce1">
            <text:p>4.853634416</text:p>
          </table:table-cell>
          <table:table-cell office:value-type="float" office:value="4.8153258231714" table:style-name="ce1">
            <text:p>4.815325823</text:p>
          </table:table-cell>
          <table:table-cell office:value-type="float" office:value="4.7787950629384097" table:style-name="ce1">
            <text:p>4.778795063</text:p>
          </table:table-cell>
          <table:table-cell office:value-type="float" office:value="4.7455590404987502" table:style-name="ce1">
            <text:p>4.74555904</text:p>
          </table:table-cell>
          <table:table-cell office:value-type="float" office:value="4.7128816066715196" table:style-name="ce1">
            <text:p>4.712881607</text:p>
          </table:table-cell>
          <table:table-cell office:value-type="float" office:value="4.6807487967414101" table:style-name="ce1">
            <text:p>4.680748797</text:p>
          </table:table-cell>
          <table:table-cell office:value-type="float" office:value="4.6477698714553703" table:style-name="ce1">
            <text:p>4.647769871</text:p>
          </table:table-cell>
          <table:table-cell office:value-type="float" office:value="4.6096915107487897" table:style-name="ce1">
            <text:p>4.609691511</text:p>
          </table:table-cell>
          <table:table-cell office:value-type="float" office:value="4.5722323103789" table:style-name="ce1">
            <text:p>4.57223231</text:p>
          </table:table-cell>
          <table:table-cell office:value-type="float" office:value="4.5353772906601399" table:style-name="ce1">
            <text:p>4.535377291</text:p>
          </table:table-cell>
          <table:table-cell office:value-type="float" office:value="4.4991119512568796" table:style-name="ce1">
            <text:p>4.499111951</text:p>
          </table:table-cell>
          <table:table-cell office:value-type="float" office:value="4.4634222521616103" table:style-name="ce1">
            <text:p>4.463422252</text:p>
          </table:table-cell>
          <table:table-cell office:value-type="float" office:value="4.4282945955717699" table:style-name="ce1">
            <text:p>4.428294596</text:p>
          </table:table-cell>
          <table:table-cell office:value-type="float" office:value="4.3937158086161503" table:style-name="ce1">
            <text:p>4.393715809</text:p>
          </table:table-cell>
          <table:table-cell office:value-type="float" office:value="4.3596731268846503" table:style-name="ce1">
            <text:p>4.359673127</text:p>
          </table:table-cell>
          <table:table-cell office:value-type="float" office:value="4.3261541787182498" table:style-name="ce1">
            <text:p>4.326154179</text:p>
          </table:table-cell>
          <table:table-cell office:value-type="float" office:value="4.2931469702185101" table:style-name="ce1">
            <text:p>4.29314697</text:p>
          </table:table-cell>
          <table:table-cell office:value-type="float" office:value="4.2606398709384701" table:style-name="ce1">
            <text:p>4.260639871</text:p>
          </table:table-cell>
          <table:table-cell office:value-type="float" office:value="4.2286216002190198" table:style-name="ce1">
            <text:p>4.2286216</text:p>
          </table:table-cell>
          <table:table-cell office:value-type="float" office:value="4.1970812141371798" table:style-name="ce1">
            <text:p>4.197081214</text:p>
          </table:table-cell>
          <table:table-cell office:value-type="float" office:value="4.1711050483815804" table:style-name="ce1">
            <text:p>4.171105048</text:p>
          </table:table-cell>
          <table:table-cell office:value-type="float" office:value="4.1404351583199501" table:style-name="ce1">
            <text:p>4.140435158</text:p>
          </table:table-cell>
          <table:table-cell office:value-type="float" office:value="4.11021300387966" table:style-name="ce1">
            <text:p>4.110213004</text:p>
          </table:table-cell>
          <table:table-cell office:value-type="float" office:value="4.0804288516776301" table:style-name="ce1">
            <text:p>4.080428852</text:p>
          </table:table-cell>
          <table:table-cell office:value-type="float" office:value="4.0510732484281498" table:style-name="ce1">
            <text:p>4.051073248</text:p>
          </table:table-cell>
          <table:table-cell office:value-type="float" office:value="4.1923806597533" table:style-name="ce1">
            <text:p>4.19238066</text:p>
          </table:table-cell>
          <table:table-cell office:value-type="float" office:value="4.1626474635848298" table:style-name="ce1">
            <text:p>4.162647464</text:p>
          </table:table-cell>
          <table:table-cell office:value-type="float" office:value="4.1371445016998196" table:style-name="ce1">
            <text:p>4.137144502</text:p>
          </table:table-cell>
          <table:table-cell office:value-type="float" office:value="4.1082134212683501" table:style-name="ce1">
            <text:p>4.108213421</text:p>
          </table:table-cell>
          <table:table-cell office:value-type="float" office:value="4.1267026825512803" table:style-name="ce1">
            <text:p>4.126702683</text:p>
          </table:table-cell>
          <table:table-cell office:value-type="float" office:value="4.1215387554311702" table:style-name="ce1">
            <text:p>4.121538755</text:p>
          </table:table-cell>
          <table:table-cell office:value-type="float" office:value="4.09803711215514" table:style-name="ce1">
            <text:p>4.098037112</text:p>
          </table:table-cell>
          <table:table-cell office:value-type="float" office:value="4.0702779684763097" table:style-name="ce1">
            <text:p>4.070277968</text:p>
          </table:table-cell>
          <table:table-cell office:value-type="float" office:value="4.0428939483607103" table:style-name="ce1">
            <text:p>4.042893948</text:p>
          </table:table-cell>
          <table:table-cell office:value-type="float" office:value="4.01587749898491" table:style-name="ce1">
            <text:p>4.015877499</text:p>
          </table:table-cell>
          <table:table-cell office:value-type="float" office:value="3.9892212689341302" table:style-name="ce1">
            <text:p>3.989221269</text:p>
          </table:table-cell>
          <table:table-cell office:value-type="float" office:value="3.9631664171074501" table:style-name="ce1">
            <text:p>3.963166417</text:p>
          </table:table-cell>
          <table:table-cell office:value-type="float" office:value="3.9475484429656098" table:style-name="ce1">
            <text:p>3.947548443</text:p>
          </table:table-cell>
          <table:table-cell office:value-type="float" office:value="3.92186147922967" table:style-name="ce1">
            <text:p>3.921861479</text:p>
          </table:table-cell>
          <table:table-cell office:value-type="float" office:value="3.8965081124253702" table:style-name="ce1">
            <text:p>3.896508112</text:p>
          </table:table-cell>
          <table:table-cell office:value-type="float" office:value="3.8714818858379001" table:style-name="ce1">
            <text:p>3.871481886</text:p>
          </table:table-cell>
          <table:table-cell office:value-type="float" office:value="3.8467765083092398" table:style-name="ce1">
            <text:p>3.846776508</text:p>
          </table:table-cell>
          <table:table-cell office:value-type="float" office:value="3.8310469133348599" table:style-name="ce1">
            <text:p>3.831046913</text:p>
          </table:table-cell>
          <table:table-cell office:value-type="float" office:value="3.8069101796515201" table:style-name="ce1">
            <text:p>3.80691018</text:p>
          </table:table-cell>
          <table:table-cell office:value-type="float" office:value="3.7830770526811799" table:style-name="ce1">
            <text:p>3.783077053</text:p>
          </table:table-cell>
          <table:table-cell office:value-type="float" office:value="3.7595418397979699" table:style-name="ce1">
            <text:p>3.75954184</text:p>
          </table:table-cell>
          <table:table-cell office:value-type="float" office:value="3.7362989898077101" table:style-name="ce1">
            <text:p>3.73629899</text:p>
          </table:table-cell>
          <table:table-cell office:value-type="float" office:value="3.71357454322313" table:style-name="ce1">
            <text:p>3.713574543</text:p>
          </table:table-cell>
          <table:table-cell office:value-type="float" office:value="3.69330621880618" table:style-name="ce1">
            <text:p>3.693306219</text:p>
          </table:table-cell>
          <table:table-cell office:value-type="float" office:value="3.8577061845633702" table:style-name="ce1">
            <text:p>3.857706185</text:p>
          </table:table-cell>
          <table:table-cell office:value-type="float" office:value="3.8354886064857698" table:style-name="ce1">
            <text:p>3.835488606</text:p>
          </table:table-cell>
          <table:table-cell office:value-type="float" office:value="3.8135387100717599" table:style-name="ce1">
            <text:p>3.81353871</text:p>
          </table:table-cell>
          <table:table-cell office:value-type="float" office:value="3.7918516866686902" table:style-name="ce1">
            <text:p>3.791851687</text:p>
          </table:table-cell>
          <table:table-cell office:value-type="float" office:value="3.7704228421156598" table:style-name="ce1">
            <text:p>3.770422842</text:p>
          </table:table-cell>
          <table:table-cell office:value-type="float" office:value="3.7487807831464899" table:style-name="ce1">
            <text:p>3.748780783</text:p>
          </table:table-cell>
          <table:table-cell office:value-type="float" office:value="3.7372635459595598" table:style-name="ce1">
            <text:p>3.737263546</text:p>
          </table:table-cell>
          <table:table-cell office:value-type="float" office:value="3.7157294822001701" table:style-name="ce1">
            <text:p>3.715729482</text:p>
          </table:table-cell>
          <table:table-cell office:value-type="float" office:value="3.6944458145310102" table:style-name="ce1">
            <text:p>3.694445815</text:p>
          </table:table-cell>
          <table:table-cell office:value-type="float" office:value="3.6734082008233502" table:style-name="ce1">
            <text:p>3.673408201</text:p>
          </table:table-cell>
          <table:table-cell office:value-type="float" office:value="3.65229665943931" table:style-name="ce1">
            <text:p>3.652296659</text:p>
          </table:table-cell>
          <table:table-cell office:value-type="float" office:value="3.63152606705032" table:style-name="ce1">
            <text:p>3.631526067</text:p>
          </table:table-cell>
          <table:table-cell office:value-type="float" office:value="3.6109915041203098" table:style-name="ce1">
            <text:p>3.610991504</text:p>
          </table:table-cell>
          <table:table-cell office:value-type="float" office:value="3.59931146495861" table:style-name="ce1">
            <text:p>3.599311465</text:p>
          </table:table-cell>
          <table:table-cell office:value-type="float" office:value="3.5877626621919898" table:style-name="ce1">
            <text:p>3.587762662</text:p>
          </table:table-cell>
          <table:table-cell office:value-type="float" office:value="3.5763428963277901" table:style-name="ce1">
            <text:p>3.576342896</text:p>
          </table:table-cell>
          <table:table-cell office:value-type="float" office:value="3.5575890760227802" table:style-name="ce1">
            <text:p>3.557589076</text:p>
          </table:table-cell>
          <table:table-cell office:value-type="float" office:value="3.5390424802515401" table:style-name="ce1">
            <text:p>3.53904248</text:p>
          </table:table-cell>
          <table:table-cell office:value-type="float" office:value="3.5218490471911399" table:style-name="ce1">
            <text:p>3.521849047</text:p>
          </table:table-cell>
          <table:table-cell office:value-type="float" office:value="3.5055614943426301" table:style-name="ce1">
            <text:p>3.505561494</text:p>
          </table:table-cell>
          <table:table-cell office:value-type="float" office:value="3.4894509801120299" table:style-name="ce1">
            <text:p>3.48945098</text:p>
          </table:table-cell>
          <table:table-cell office:value-type="float" office:value="3.4706010281398099" table:style-name="ce1">
            <text:p>3.470601028</text:p>
          </table:table-cell>
          <table:table-cell office:value-type="float" office:value="3.4519418828272301" table:style-name="ce1">
            <text:p>3.451941883</text:p>
          </table:table-cell>
          <table:table-cell office:value-type="float" office:value="3.4334823005661201" table:style-name="ce1">
            <text:p>3.433482301</text:p>
          </table:table-cell>
          <table:table-cell office:value-type="float" office:value="3.41521909683971" table:style-name="ce1">
            <text:p>3.415219097</text:p>
          </table:table-cell>
          <table:table-cell office:value-type="float" office:value="3.3971608469371302" table:style-name="ce1">
            <text:p>3.397160847</text:p>
          </table:table-cell>
          <table:table-cell office:value-type="float" office:value="3.3792810530058799" table:style-name="ce1">
            <text:p>3.379281053</text:p>
          </table:table-cell>
          <table:table-cell office:value-type="float" office:value="3.36442213061272" table:style-name="ce1">
            <text:p>3.364422131</text:p>
          </table:table-cell>
          <table:table-cell office:value-type="float" office:value="3.3484201995712901" table:style-name="ce1">
            <text:p>3.3484202</text:p>
          </table:table-cell>
          <table:table-cell office:value-type="float" office:value="3.33258409164945" table:style-name="ce1">
            <text:p>3.332584092</text:p>
          </table:table-cell>
          <table:table-cell office:value-type="float" office:value="3.3169112425721701" table:style-name="ce1">
            <text:p>3.316911243</text:p>
          </table:table-cell>
          <table:table-cell office:value-type="float" office:value="3.30088506082441" table:style-name="ce1">
            <text:p>3.300885061</text:p>
          </table:table-cell>
          <table:table-cell office:value-type="float" office:value="3.2843241097135998" table:style-name="ce1">
            <text:p>3.28432411</text:p>
          </table:table-cell>
          <table:table-cell office:value-type="float" office:value="3.2679312900861501" table:style-name="ce1">
            <text:p>3.26793129</text:p>
          </table:table-cell>
          <table:table-cell office:value-type="float" office:value="3.2610548313876802" table:style-name="ce1">
            <text:p>3.261054831</text:p>
          </table:table-cell>
          <table:table-cell office:value-type="float" office:value="3.2456314694297501" table:style-name="ce1">
            <text:p>3.245631469</text:p>
          </table:table-cell>
          <table:table-cell office:value-type="float" office:value="3.2299678864642298" table:style-name="ce1">
            <text:p>3.229967886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24.4317544514915" table:style-name="ce1">
            <text:p>24.43175445</text:p>
          </table:table-cell>
          <table:table-cell office:value-type="string" table:style-name="ce1">
            <text:p><text:s/>global min</text:p>
          </table:table-cell>
          <table:table-cell office:value-type="float" office:value="-26.922616862745301" table:style-name="ce1">
            <text:p>-26.92261686</text:p>
          </table:table-cell>
          <table:table-cell office:value-type="string" table:style-name="ce1">
            <text:p><text:s/>range</text:p>
          </table:table-cell>
          <table:table-cell office:value-type="float" office:value="51.354371314236801" table:style-name="ce1">
            <text:p>51.35437131</text:p>
          </table:table-cell>
          <table:table-cell office:value-type="string" table:style-name="ce1">
            <text:p><text:s/>regret</text:p>
          </table:table-cell>
          <table:table-cell office:value-type="float" office:value="32.666518736971703" table:style-name="ce1">
            <text:p>32.66651874</text:p>
          </table:table-cell>
          <table:table-cell office:value-type="float" office:value="19.587527538934498" table:style-name="ce1">
            <text:p>19.58752754</text:p>
          </table:table-cell>
          <table:table-cell office:value-type="float" office:value="13.789339468789199" table:style-name="ce1">
            <text:p>13.78933947</text:p>
          </table:table-cell>
          <table:table-cell office:value-type="float" office:value="11.7780439500313" table:style-name="ce1">
            <text:p>11.77804395</text:p>
          </table:table-cell>
          <table:table-cell office:value-type="float" office:value="13.096930464735101" table:style-name="ce1">
            <text:p>13.09693046</text:p>
          </table:table-cell>
          <table:table-cell office:value-type="float" office:value="11.836358102003899" table:style-name="ce1">
            <text:p>11.8363581</text:p>
          </table:table-cell>
          <table:table-cell office:value-type="float" office:value="12.7203212264873" table:style-name="ce1">
            <text:p>12.72032123</text:p>
          </table:table-cell>
          <table:table-cell office:value-type="float" office:value="12.0926450097603" table:style-name="ce1">
            <text:p>12.09264501</text:p>
          </table:table-cell>
          <table:table-cell office:value-type="float" office:value="14.833225271451701" table:style-name="ce1">
            <text:p>14.83322527</text:p>
          </table:table-cell>
          <table:table-cell office:value-type="float" office:value="15.550072541534799" table:style-name="ce1">
            <text:p>15.55007254</text:p>
          </table:table-cell>
          <table:table-cell office:value-type="float" office:value="17.130520754112901" table:style-name="ce1">
            <text:p>17.13052075</text:p>
          </table:table-cell>
          <table:table-cell office:value-type="float" office:value="18.346444361633999" table:style-name="ce1">
            <text:p>18.34644436</text:p>
          </table:table-cell>
          <table:table-cell office:value-type="float" office:value="20.0154815192769" table:style-name="ce1">
            <text:p>20.01548152</text:p>
          </table:table-cell>
          <table:table-cell office:value-type="float" office:value="20.0940697147952" table:style-name="ce1">
            <text:p>20.09406971</text:p>
          </table:table-cell>
          <table:table-cell office:value-type="float" office:value="21.772037264130301" table:style-name="ce1">
            <text:p>21.77203726</text:p>
          </table:table-cell>
          <table:table-cell office:value-type="float" office:value="23.397635337843099" table:style-name="ce1">
            <text:p>23.39763534</text:p>
          </table:table-cell>
          <table:table-cell office:value-type="float" office:value="24.504406288391699" table:style-name="ce1">
            <text:p>24.50440629</text:p>
          </table:table-cell>
          <table:table-cell office:value-type="float" office:value="23.143682842186799" table:style-name="ce1">
            <text:p>23.14368284</text:p>
          </table:table-cell>
          <table:table-cell office:value-type="float" office:value="22.123144591006099" table:style-name="ce1">
            <text:p>22.12314459</text:p>
          </table:table-cell>
          <table:table-cell office:value-type="float" office:value="21.253266445422199" table:style-name="ce1">
            <text:p>21.25326645</text:p>
          </table:table-cell>
          <table:table-cell office:value-type="float" office:value="20.7014697661875" table:style-name="ce1">
            <text:p>20.70146977</text:p>
          </table:table-cell>
          <table:table-cell office:value-type="float" office:value="20.267360373514201" table:style-name="ce1">
            <text:p>20.26736037</text:p>
          </table:table-cell>
          <table:table-cell office:value-type="float" office:value="19.3966019301842" table:style-name="ce1">
            <text:p>19.39660193</text:p>
          </table:table-cell>
          <table:table-cell office:value-type="float" office:value="18.913350409979699" table:style-name="ce1">
            <text:p>18.91335041</text:p>
          </table:table-cell>
          <table:table-cell office:value-type="float" office:value="18.226338981268501" table:style-name="ce1">
            <text:p>18.22633898</text:p>
          </table:table-cell>
          <table:table-cell office:value-type="float" office:value="17.531405081764301" table:style-name="ce1">
            <text:p>17.53140508</text:p>
          </table:table-cell>
          <table:table-cell office:value-type="float" office:value="16.9926486999193" table:style-name="ce1">
            <text:p>16.9926487</text:p>
          </table:table-cell>
          <table:table-cell office:value-type="float" office:value="17.310475791172401" table:style-name="ce1">
            <text:p>17.31047579</text:p>
          </table:table-cell>
          <table:table-cell office:value-type="float" office:value="16.778809410126801" table:style-name="ce1">
            <text:p>16.77880941</text:p>
          </table:table-cell>
          <table:table-cell office:value-type="float" office:value="16.340335491340898" table:style-name="ce1">
            <text:p>16.34033549</text:p>
          </table:table-cell>
          <table:table-cell office:value-type="float" office:value="15.827559284318999" table:style-name="ce1">
            <text:p>15.82755928</text:p>
          </table:table-cell>
          <table:table-cell office:value-type="float" office:value="15.4839289002031" table:style-name="ce1">
            <text:p>15.4839289</text:p>
          </table:table-cell>
          <table:table-cell office:value-type="float" office:value="15.067387560566599" table:style-name="ce1">
            <text:p>15.06738756</text:p>
          </table:table-cell>
          <table:table-cell office:value-type="float" office:value="15.3773118810615" table:style-name="ce1">
            <text:p>15.37731188</text:p>
          </table:table-cell>
          <table:table-cell office:value-type="float" office:value="14.983183057064601" table:style-name="ce1">
            <text:p>14.98318306</text:p>
          </table:table-cell>
          <table:table-cell office:value-type="float" office:value="14.5669835277017" table:style-name="ce1">
            <text:p>14.56698353</text:p>
          </table:table-cell>
          <table:table-cell office:value-type="float" office:value="14.17353589689" table:style-name="ce1">
            <text:p>14.1735359</text:p>
          </table:table-cell>
          <table:table-cell office:value-type="float" office:value="13.801619353062501" table:style-name="ce1">
            <text:p>13.80161935</text:p>
          </table:table-cell>
          <table:table-cell office:value-type="float" office:value="13.448023581360999" table:style-name="ce1">
            <text:p>13.44802358</text:p>
          </table:table-cell>
          <table:table-cell office:value-type="float" office:value="13.1120585215187" table:style-name="ce1">
            <text:p>13.11205852</text:p>
          </table:table-cell>
          <table:table-cell office:value-type="float" office:value="12.806001474513501" table:style-name="ce1">
            <text:p>12.80600147</text:p>
          </table:table-cell>
          <table:table-cell office:value-type="float" office:value="12.5020658972975" table:style-name="ce1">
            <text:p>12.5020659</text:p>
          </table:table-cell>
          <table:table-cell office:value-type="float" office:value="12.2306108015657" table:style-name="ce1">
            <text:p>12.2306108</text:p>
          </table:table-cell>
          <table:table-cell office:value-type="float" office:value="11.968384055143799" table:style-name="ce1">
            <text:p>11.96838406</text:p>
          </table:table-cell>
          <table:table-cell office:value-type="float" office:value="11.7178118307852" table:style-name="ce1">
            <text:p>11.71781183</text:p>
          </table:table-cell>
          <table:table-cell office:value-type="float" office:value="11.4639617307995" table:style-name="ce1">
            <text:p>11.46396173</text:p>
          </table:table-cell>
          <table:table-cell office:value-type="float" office:value="11.223717287812899" table:style-name="ce1">
            <text:p>11.22371729</text:p>
          </table:table-cell>
          <table:table-cell office:value-type="float" office:value="11.0016340025315" table:style-name="ce1">
            <text:p>11.001634</text:p>
          </table:table-cell>
          <table:table-cell office:value-type="float" office:value="10.788615341139099" table:style-name="ce1">
            <text:p>10.78861534</text:p>
          </table:table-cell>
          <table:table-cell office:value-type="float" office:value="10.573657178945201" table:style-name="ce1">
            <text:p>10.57365718</text:p>
          </table:table-cell>
          <table:table-cell office:value-type="float" office:value="10.379911625613101" table:style-name="ce1">
            <text:p>10.37991163</text:p>
          </table:table-cell>
          <table:table-cell office:value-type="float" office:value="10.182120930932401" table:style-name="ce1">
            <text:p>10.18212093</text:p>
          </table:table-cell>
          <table:table-cell office:value-type="float" office:value="10.005656324326599" table:style-name="ce1">
            <text:p>10.00565632</text:p>
          </table:table-cell>
          <table:table-cell office:value-type="float" office:value="10.018097615086999" table:style-name="ce1">
            <text:p>10.01809762</text:p>
          </table:table-cell>
          <table:table-cell office:value-type="float" office:value="9.8485437304309897" table:style-name="ce1">
            <text:p>9.84854373</text:p>
          </table:table-cell>
          <table:table-cell office:value-type="float" office:value="9.7570622652327206" table:style-name="ce1">
            <text:p>9.757062265</text:p>
          </table:table-cell>
          <table:table-cell office:value-type="float" office:value="9.5875488132500397" table:style-name="ce1">
            <text:p>9.587548813</text:p>
          </table:table-cell>
          <table:table-cell office:value-type="float" office:value="9.4341882123147904" table:style-name="ce1">
            <text:p>9.434188212</text:p>
          </table:table-cell>
          <table:table-cell office:value-type="float" office:value="9.27497667026614" table:style-name="ce1">
            <text:p>9.27497667</text:p>
          </table:table-cell>
          <table:table-cell office:value-type="float" office:value="9.1319376250784607" table:style-name="ce1">
            <text:p>9.131937625</text:p>
          </table:table-cell>
          <table:table-cell office:value-type="float" office:value="8.9837877542119209" table:style-name="ce1">
            <text:p>8.983787754</text:p>
          </table:table-cell>
          <table:table-cell office:value-type="float" office:value="8.8416697728605804" table:style-name="ce1">
            <text:p>8.841669773</text:p>
          </table:table-cell>
          <table:table-cell office:value-type="float" office:value="8.7028304987234204" table:style-name="ce1">
            <text:p>8.702830499</text:p>
          </table:table-cell>
          <table:table-cell office:value-type="float" office:value="8.57565689084187" table:style-name="ce1">
            <text:p>8.575656891</text:p>
          </table:table-cell>
          <table:table-cell office:value-type="float" office:value="8.4505586782698394" table:style-name="ce1">
            <text:p>8.450558678</text:p>
          </table:table-cell>
          <table:table-cell office:value-type="float" office:value="8.3251331363328607" table:style-name="ce1">
            <text:p>8.325133136</text:p>
          </table:table-cell>
          <table:table-cell office:value-type="float" office:value="8.2075083592780302" table:style-name="ce1">
            <text:p>8.207508359</text:p>
          </table:table-cell>
          <table:table-cell office:value-type="float" office:value="8.0933431344895297" table:style-name="ce1">
            <text:p>8.093343134</text:p>
          </table:table-cell>
          <table:table-cell office:value-type="float" office:value="7.9842181556462597" table:style-name="ce1">
            <text:p>7.984218156</text:p>
          </table:table-cell>
          <table:table-cell office:value-type="float" office:value="7.8726217950002999" table:style-name="ce1">
            <text:p>7.872621795</text:p>
          </table:table-cell>
          <table:table-cell office:value-type="float" office:value="7.82007105974004" table:style-name="ce1">
            <text:p>7.82007106</text:p>
          </table:table-cell>
          <table:table-cell office:value-type="float" office:value="7.7138544187773803" table:style-name="ce1">
            <text:p>7.713854419</text:p>
          </table:table-cell>
          <table:table-cell office:value-type="float" office:value="7.61590736638734" table:style-name="ce1">
            <text:p>7.615907366</text:p>
          </table:table-cell>
          <table:table-cell office:value-type="float" office:value="7.5142707195742604" table:style-name="ce1">
            <text:p>7.51427072</text:p>
          </table:table-cell>
          <table:table-cell office:value-type="float" office:value="7.7464019631647396" table:style-name="ce1">
            <text:p>7.746401963</text:p>
          </table:table-cell>
          <table:table-cell office:value-type="float" office:value="7.6518929846271" table:style-name="ce1">
            <text:p>7.651892985</text:p>
          </table:table-cell>
          <table:table-cell office:value-type="float" office:value="7.5615129972813699" table:style-name="ce1">
            <text:p>7.561512997</text:p>
          </table:table-cell>
          <table:table-cell office:value-type="float" office:value="7.4734504455086004" table:style-name="ce1">
            <text:p>7.473450446</text:p>
          </table:table-cell>
          <table:table-cell office:value-type="float" office:value="7.3859854980249997" table:style-name="ce1">
            <text:p>7.385985498</text:p>
          </table:table-cell>
          <table:table-cell office:value-type="float" office:value="7.2941695196927396" table:style-name="ce1">
            <text:p>7.29416952</text:p>
          </table:table-cell>
          <table:table-cell office:value-type="float" office:value="7.2046206025538702" table:style-name="ce1">
            <text:p>7.204620603</text:p>
          </table:table-cell>
          <table:table-cell office:value-type="float" office:value="7.1179154184034497" table:style-name="ce1">
            <text:p>7.117915418</text:p>
          </table:table-cell>
          <table:table-cell office:value-type="float" office:value="7.03620350976722" table:style-name="ce1">
            <text:p>7.03620351</text:p>
          </table:table-cell>
          <table:table-cell office:value-type="float" office:value="6.9535677001535499" table:style-name="ce1">
            <text:p>6.9535677</text:p>
          </table:table-cell>
          <table:table-cell office:value-type="float" office:value="6.8799096561400503" table:style-name="ce1">
            <text:p>6.879909656</text:p>
          </table:table-cell>
          <table:table-cell office:value-type="float" office:value="6.8079645898942998" table:style-name="ce1">
            <text:p>6.80796459</text:p>
          </table:table-cell>
          <table:table-cell office:value-type="float" office:value="6.7361916589105002" table:style-name="ce1">
            <text:p>6.736191659</text:p>
          </table:table-cell>
          <table:table-cell office:value-type="float" office:value="6.6675148668661199" table:style-name="ce1">
            <text:p>6.667514867</text:p>
          </table:table-cell>
          <table:table-cell office:value-type="float" office:value="6.5989328975114896" table:style-name="ce1">
            <text:p>6.598932898</text:p>
          </table:table-cell>
          <table:table-cell office:value-type="float" office:value="6.5257161007354796" table:style-name="ce1">
            <text:p>6.525716101</text:p>
          </table:table-cell>
          <table:table-cell office:value-type="float" office:value="6.46632549294256" table:style-name="ce1">
            <text:p>6.466325493</text:p>
          </table:table-cell>
          <table:table-cell office:value-type="float" office:value="6.4756409332620901" table:style-name="ce1">
            <text:p>6.475640933</text:p>
          </table:table-cell>
          <table:table-cell office:value-type="float" office:value="6.4107875154169003" table:style-name="ce1">
            <text:p>6.410787515</text:p>
          </table:table-cell>
          <table:table-cell office:value-type="float" office:value="6.3430207038852799" table:style-name="ce1">
            <text:p>6.343020704</text:p>
          </table:table-cell>
          <table:table-cell office:value-type="float" office:value="6.2772499122888004" table:style-name="ce1">
            <text:p>6.277249912</text:p>
          </table:table-cell>
          <table:table-cell office:value-type="float" office:value="6.2147199918203402" table:style-name="ce1">
            <text:p>6.214719992</text:p>
          </table:table-cell>
          <table:table-cell office:value-type="float" office:value="6.1524287847956902" table:style-name="ce1">
            <text:p>6.152428785</text:p>
          </table:table-cell>
          <table:table-cell office:value-type="float" office:value="6.0924486701275304" table:style-name="ce1">
            <text:p>6.09244867</text:p>
          </table:table-cell>
          <table:table-cell office:value-type="float" office:value="6.0326509351810804" table:style-name="ce1">
            <text:p>6.032650935</text:p>
          </table:table-cell>
          <table:table-cell office:value-type="float" office:value="5.9727483337740903" table:style-name="ce1">
            <text:p>5.972748334</text:p>
          </table:table-cell>
          <table:table-cell office:value-type="float" office:value="5.9137249270704197" table:style-name="ce1">
            <text:p>5.913724927</text:p>
          </table:table-cell>
          <table:table-cell office:value-type="float" office:value="5.8558588420668301" table:style-name="ce1">
            <text:p>5.855858842</text:p>
          </table:table-cell>
          <table:table-cell office:value-type="float" office:value="5.7991163703642696" table:style-name="ce1">
            <text:p>5.79911637</text:p>
          </table:table-cell>
          <table:table-cell office:value-type="float" office:value="5.7437470517208098" table:style-name="ce1">
            <text:p>5.743747052</text:p>
          </table:table-cell>
          <table:table-cell office:value-type="float" office:value="5.6905500092678398" table:style-name="ce1">
            <text:p>5.690550009</text:p>
          </table:table-cell>
          <table:table-cell office:value-type="float" office:value="5.6383566845970003" table:style-name="ce1">
            <text:p>5.638356685</text:p>
          </table:table-cell>
          <table:table-cell office:value-type="float" office:value="5.5865191235906897" table:style-name="ce1">
            <text:p>5.586519124</text:p>
          </table:table-cell>
          <table:table-cell office:value-type="float" office:value="5.53733262751408" table:style-name="ce1">
            <text:p>5.537332628</text:p>
          </table:table-cell>
          <table:table-cell office:value-type="float" office:value="5.4879814804190703" table:style-name="ce1">
            <text:p>5.48798148</text:p>
          </table:table-cell>
          <table:table-cell office:value-type="float" office:value="5.43952762690762" table:style-name="ce1">
            <text:p>5.439527627</text:p>
          </table:table-cell>
          <table:table-cell office:value-type="float" office:value="5.39194681580177" table:style-name="ce1">
            <text:p>5.391946816</text:p>
          </table:table-cell>
          <table:table-cell office:value-type="float" office:value="5.3452156620371003" table:style-name="ce1">
            <text:p>5.345215662</text:p>
          </table:table-cell>
          <table:table-cell office:value-type="float" office:value="5.3003409884554999" table:style-name="ce1">
            <text:p>5.300340988</text:p>
          </table:table-cell>
          <table:table-cell office:value-type="float" office:value="5.2562535898490097" table:style-name="ce1">
            <text:p>5.25625359</text:p>
          </table:table-cell>
          <table:table-cell office:value-type="float" office:value="5.2140338588918196" table:style-name="ce1">
            <text:p>5.214033859</text:p>
          </table:table-cell>
          <table:table-cell office:value-type="float" office:value="5.1725420543304503" table:style-name="ce1">
            <text:p>5.172542054</text:p>
          </table:table-cell>
          <table:table-cell office:value-type="float" office:value="5.1345661204792696" table:style-name="ce1">
            <text:p>5.13456612</text:p>
          </table:table-cell>
          <table:table-cell office:value-type="float" office:value="5.0972338465238796" table:style-name="ce1">
            <text:p>5.097233847</text:p>
          </table:table-cell>
          <table:table-cell office:value-type="float" office:value="5.0577695665511797" table:style-name="ce1">
            <text:p>5.057769567</text:p>
          </table:table-cell>
          <table:table-cell office:value-type="float" office:value="5.0157163556357798" table:style-name="ce1">
            <text:p>5.015716356</text:p>
          </table:table-cell>
          <table:table-cell office:value-type="float" office:value="4.9743582391156798" table:style-name="ce1">
            <text:p>4.974358239</text:p>
          </table:table-cell>
          <table:table-cell office:value-type="float" office:value="4.9336781245057502" table:style-name="ce1">
            <text:p>4.933678125</text:p>
          </table:table-cell>
          <table:table-cell office:value-type="float" office:value="4.8936594751740197" table:style-name="ce1">
            <text:p>4.893659475</text:p>
          </table:table-cell>
          <table:table-cell office:value-type="float" office:value="4.8542862879282902" table:style-name="ce1">
            <text:p>4.854286288</text:p>
          </table:table-cell>
          <table:table-cell office:value-type="float" office:value="4.8155430716785004" table:style-name="ce1">
            <text:p>4.815543072</text:p>
          </table:table-cell>
          <table:table-cell office:value-type="float" office:value="4.7774148271151997" table:style-name="ce1">
            <text:p>4.777414827</text:p>
          </table:table-cell>
          <table:table-cell office:value-type="float" office:value="4.7398870273481899" table:style-name="ce1">
            <text:p>4.739887027</text:p>
          </table:table-cell>
          <table:table-cell office:value-type="float" office:value="4.7031878380289198" table:style-name="ce1">
            <text:p>4.703187838</text:p>
          </table:table-cell>
          <table:table-cell office:value-type="float" office:value="4.6670576283890304" table:style-name="ce1">
            <text:p>4.667057628</text:p>
          </table:table-cell>
          <table:table-cell office:value-type="float" office:value="4.6342416814765901" table:style-name="ce1">
            <text:p>4.634241681</text:p>
          </table:table-cell>
          <table:table-cell office:value-type="float" office:value="4.5995660782357204" table:style-name="ce1">
            <text:p>4.599566078</text:p>
          </table:table-cell>
          <table:table-cell office:value-type="float" office:value="4.5654158629227304" table:style-name="ce1">
            <text:p>4.565415863</text:p>
          </table:table-cell>
          <table:table-cell office:value-type="float" office:value="4.5625808115349598" table:style-name="ce1">
            <text:p>4.562580812</text:p>
          </table:table-cell>
          <table:table-cell office:value-type="float" office:value="4.5292163103811296" table:style-name="ce1">
            <text:p>4.52921631</text:p>
          </table:table-cell>
          <table:table-cell office:value-type="float" office:value="4.4963460981332801" table:style-name="ce1">
            <text:p>4.496346098</text:p>
          </table:table-cell>
          <table:table-cell office:value-type="float" office:value="4.4635964267829102" table:style-name="ce1">
            <text:p>4.463596427</text:p>
          </table:table-cell>
          <table:table-cell office:value-type="float" office:value="4.4339423253448702" table:style-name="ce1">
            <text:p>4.433942325</text:p>
          </table:table-cell>
          <table:table-cell office:value-type="float" office:value="4.4024770741244197" table:style-name="ce1">
            <text:p>4.402477074</text:p>
          </table:table-cell>
          <table:table-cell office:value-type="float" office:value="4.3714645603316002" table:style-name="ce1">
            <text:p>4.37146456</text:p>
          </table:table-cell>
          <table:table-cell office:value-type="float" office:value="4.3408950824500998" table:style-name="ce1">
            <text:p>4.340895082</text:p>
          </table:table-cell>
          <table:table-cell office:value-type="float" office:value="4.3107592141839399" table:style-name="ce1">
            <text:p>4.310759214</text:p>
          </table:table-cell>
          <table:table-cell office:value-type="float" office:value="4.2832255896458298" table:style-name="ce1">
            <text:p>4.28322559</text:p>
          </table:table-cell>
          <table:table-cell office:value-type="float" office:value="4.28490949230574" table:style-name="ce1">
            <text:p>4.284909492</text:p>
          </table:table-cell>
          <table:table-cell office:value-type="float" office:value="4.25625079856861" table:style-name="ce1">
            <text:p>4.256250799</text:p>
          </table:table-cell>
          <table:table-cell office:value-type="float" office:value="4.2279873971588797" table:style-name="ce1">
            <text:p>4.227987397</text:p>
          </table:table-cell>
          <table:table-cell office:value-type="float" office:value="4.2001111656314896" table:style-name="ce1">
            <text:p>4.200111166</text:p>
          </table:table-cell>
          <table:table-cell office:value-type="float" office:value="4.17261420256024" table:style-name="ce1">
            <text:p>4.172614203</text:p>
          </table:table-cell>
          <table:table-cell office:value-type="float" office:value="4.1454888200710398" table:style-name="ce1">
            <text:p>4.14548882</text:p>
          </table:table-cell>
          <table:table-cell office:value-type="float" office:value="4.1187275366756602" table:style-name="ce1">
            <text:p>4.118727537</text:p>
          </table:table-cell>
          <table:table-cell office:value-type="float" office:value="4.1210506313907604" table:style-name="ce1">
            <text:p>4.121050631</text:p>
          </table:table-cell>
          <table:table-cell office:value-type="float" office:value="4.0948056443892202" table:style-name="ce1">
            <text:p>4.094805644</text:p>
          </table:table-cell>
          <table:table-cell office:value-type="float" office:value="4.0689059861640198" table:style-name="ce1">
            <text:p>4.068905986</text:p>
          </table:table-cell>
          <table:table-cell office:value-type="float" office:value="4.0433448855626803" table:style-name="ce1">
            <text:p>4.043344886</text:p>
          </table:table-cell>
          <table:table-cell office:value-type="float" office:value="4.0181157473068101" table:style-name="ce1">
            <text:p>4.018115747</text:p>
          </table:table-cell>
          <table:table-cell office:value-type="float" office:value="3.99280400379011" table:style-name="ce1">
            <text:p>3.992804004</text:p>
          </table:table-cell>
          <table:table-cell office:value-type="float" office:value="3.9682222960360698" table:style-name="ce1">
            <text:p>3.968222296</text:p>
          </table:table-cell>
          <table:table-cell office:value-type="float" office:value="3.94395373105595" table:style-name="ce1">
            <text:p>3.943953731</text:p>
          </table:table-cell>
          <table:table-cell office:value-type="float" office:value="3.9199923631009099" table:style-name="ce1">
            <text:p>3.919992363</text:p>
          </table:table-cell>
          <table:table-cell office:value-type="float" office:value="3.8968472298545098" table:style-name="ce1">
            <text:p>3.89684723</text:p>
          </table:table-cell>
          <table:table-cell office:value-type="float" office:value="3.8742067943386398" table:style-name="ce1">
            <text:p>3.874206794</text:p>
          </table:table-cell>
          <table:table-cell office:value-type="float" office:value="3.8512146584137401" table:style-name="ce1">
            <text:p>3.851214658</text:p>
          </table:table-cell>
          <table:table-cell office:value-type="float" office:value="3.82913541698721" table:style-name="ce1">
            <text:p>3.829135417</text:p>
          </table:table-cell>
          <table:table-cell office:value-type="float" office:value="3.8090339568073701" table:style-name="ce1">
            <text:p>3.809033957</text:p>
          </table:table-cell>
          <table:table-cell office:value-type="float" office:value="3.7891776363858098" table:style-name="ce1">
            <text:p>3.789177636</text:p>
          </table:table-cell>
          <table:table-cell office:value-type="float" office:value="3.76956199863604" table:style-name="ce1">
            <text:p>3.769561999</text:p>
          </table:table-cell>
          <table:table-cell office:value-type="float" office:value="3.7512475154740299" table:style-name="ce1">
            <text:p>3.751247515</text:p>
          </table:table-cell>
          <table:table-cell office:value-type="float" office:value="3.7311860604698301" table:style-name="ce1">
            <text:p>3.73118606</text:p>
          </table:table-cell>
          <table:table-cell office:value-type="float" office:value="3.7092189245827698" table:style-name="ce1">
            <text:p>3.709218925</text:p>
          </table:table-cell>
          <table:table-cell office:value-type="float" office:value="3.68751175480089" table:style-name="ce1">
            <text:p>3.687511755</text:p>
          </table:table-cell>
          <table:table-cell office:value-type="float" office:value="3.6660599634870299" table:style-name="ce1">
            <text:p>3.666059963</text:p>
          </table:table-cell>
          <table:table-cell office:value-type="float" office:value="3.6446761109968699" table:style-name="ce1">
            <text:p>3.644676111</text:p>
          </table:table-cell>
          <table:table-cell office:value-type="float" office:value="3.62348613360736" table:style-name="ce1">
            <text:p>3.623486134</text:p>
          </table:table-cell>
          <table:table-cell office:value-type="float" office:value="3.6025411270547099" table:style-name="ce1">
            <text:p>3.602541127</text:p>
          </table:table-cell>
          <table:table-cell office:value-type="float" office:value="3.5818910124605501" table:style-name="ce1">
            <text:p>3.581891012</text:p>
          </table:table-cell>
          <table:table-cell office:value-type="float" office:value="3.5614230638179101" table:style-name="ce1">
            <text:p>3.561423064</text:p>
          </table:table-cell>
          <table:table-cell office:value-type="float" office:value="3.5443274634989099" table:style-name="ce1">
            <text:p>3.544327463</text:p>
          </table:table-cell>
          <table:table-cell office:value-type="float" office:value="3.5245425105666102" table:style-name="ce1">
            <text:p>3.524542511</text:p>
          </table:table-cell>
          <table:table-cell office:value-type="float" office:value="3.5049798604762499" table:style-name="ce1">
            <text:p>3.50497986</text:p>
          </table:table-cell>
          <table:table-cell office:value-type="float" office:value="3.4856357874818702" table:style-name="ce1">
            <text:p>3.485635787</text:p>
          </table:table-cell>
          <table:table-cell office:value-type="float" office:value="3.4665066486318801" table:style-name="ce1">
            <text:p>3.466506649</text:p>
          </table:table-cell>
          <table:table-cell office:value-type="float" office:value="3.44758888148188" table:style-name="ce1">
            <text:p>3.447588881</text:p>
          </table:table-cell>
          <table:table-cell office:value-type="float" office:value="3.4288790018829798" table:style-name="ce1">
            <text:p>3.428879002</text:p>
          </table:table-cell>
          <table:table-cell office:value-type="float" office:value="3.4103736018425401" table:style-name="ce1">
            <text:p>3.410373602</text:p>
          </table:table-cell>
          <table:table-cell office:value-type="float" office:value="3.3920693474547101" table:style-name="ce1">
            <text:p>3.392069347</text:p>
          </table:table-cell>
          <table:table-cell office:value-type="float" office:value="3.3739629768981101" table:style-name="ce1">
            <text:p>3.373962977</text:p>
          </table:table-cell>
          <table:table-cell office:value-type="float" office:value="3.35605129849802" table:style-name="ce1">
            <text:p>3.356051298</text:p>
          </table:table-cell>
          <table:table-cell office:value-type="float" office:value="3.33833118885088" table:style-name="ce1">
            <text:p>3.338331189</text:p>
          </table:table-cell>
          <table:table-cell office:value-type="float" office:value="3.3207995910084902" table:style-name="ce1">
            <text:p>3.320799591</text:p>
          </table:table-cell>
          <table:table-cell office:value-type="float" office:value="3.3053508340707398" table:style-name="ce1">
            <text:p>3.305350834</text:p>
          </table:table-cell>
          <table:table-cell office:value-type="float" office:value="3.2881773601781701" table:style-name="ce1">
            <text:p>3.28817736</text:p>
          </table:table-cell>
          <table:table-cell office:value-type="float" office:value="3.2711837132373498" table:style-name="ce1">
            <text:p>3.271183713</text:p>
          </table:table-cell>
          <table:table-cell office:value-type="float" office:value="3.2562347591568002" table:style-name="ce1">
            <text:p>3.256234759</text:p>
          </table:table-cell>
          <table:table-cell office:value-type="float" office:value="3.2414407165175101" table:style-name="ce1">
            <text:p>3.241440717</text:p>
          </table:table-cell>
          <table:table-cell office:value-type="float" office:value="3.2249507684657801" table:style-name="ce1">
            <text:p>3.224950768</text:p>
          </table:table-cell>
          <table:table-cell office:value-type="float" office:value="3.2086299480863798" table:style-name="ce1">
            <text:p>3.208629948</text:p>
          </table:table-cell>
          <table:table-cell office:value-type="float" office:value="3.1924756666904401" table:style-name="ce1">
            <text:p>3.192475667</text:p>
          </table:table-cell>
          <table:table-cell office:value-type="float" office:value="3.1764853881513102" table:style-name="ce1">
            <text:p>3.176485388</text:p>
          </table:table-cell>
          <table:table-cell office:value-type="float" office:value="3.16246770704839" table:style-name="ce1">
            <text:p>3.162467707</text:p>
          </table:table-cell>
          <table:table-cell office:value-type="float" office:value="3.14678892859328" table:style-name="ce1">
            <text:p>3.146788929</text:p>
          </table:table-cell>
          <table:table-cell office:value-type="float" office:value="3.1312669379227298" table:style-name="ce1">
            <text:p>3.131266938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25.354470475894701" table:style-name="ce1">
            <text:p>25.35447048</text:p>
          </table:table-cell>
          <table:table-cell office:value-type="string" table:style-name="ce1">
            <text:p><text:s/>global min</text:p>
          </table:table-cell>
          <table:table-cell office:value-type="float" office:value="-15.190012254961699" table:style-name="ce1">
            <text:p>-15.19001225</text:p>
          </table:table-cell>
          <table:table-cell office:value-type="string" table:style-name="ce1">
            <text:p><text:s/>range</text:p>
          </table:table-cell>
          <table:table-cell office:value-type="float" office:value="40.544482730856402" table:style-name="ce1">
            <text:p>40.54448273</text:p>
          </table:table-cell>
          <table:table-cell office:value-type="string" table:style-name="ce1">
            <text:p><text:s/>regret</text:p>
          </table:table-cell>
          <table:table-cell office:value-type="float" office:value="14.2426392380564" table:style-name="ce1">
            <text:p>14.24263924</text:p>
          </table:table-cell>
          <table:table-cell office:value-type="float" office:value="18.584248656005698" table:style-name="ce1">
            <text:p>18.58424866</text:p>
          </table:table-cell>
          <table:table-cell office:value-type="float" office:value="17.970576530497201" table:style-name="ce1">
            <text:p>17.97057653</text:p>
          </table:table-cell>
          <table:table-cell office:value-type="float" office:value="18.2602875027377" table:style-name="ce1">
            <text:p>18.2602875</text:p>
          </table:table-cell>
          <table:table-cell office:value-type="float" office:value="22.374651654036001" table:style-name="ce1">
            <text:p>22.37465165</text:p>
          </table:table-cell>
          <table:table-cell office:value-type="float" office:value="24.2894860811627" table:style-name="ce1">
            <text:p>24.28948608</text:p>
          </table:table-cell>
          <table:table-cell office:value-type="float" office:value="24.167586485491299" table:style-name="ce1">
            <text:p>24.16758649</text:p>
          </table:table-cell>
          <table:table-cell office:value-type="float" office:value="24.675484650135001" table:style-name="ce1">
            <text:p>24.67548465</text:p>
          </table:table-cell>
          <table:table-cell office:value-type="float" office:value="21.941583787049101" table:style-name="ce1">
            <text:p>21.94158379</text:p>
          </table:table-cell>
          <table:table-cell office:value-type="float" office:value="20.517762809049501" table:style-name="ce1">
            <text:p>20.51776281</text:p>
          </table:table-cell>
          <table:table-cell office:value-type="float" office:value="18.787526428085499" table:style-name="ce1">
            <text:p>18.78752643</text:p>
          </table:table-cell>
          <table:table-cell office:value-type="float" office:value="18.467778019554899" table:style-name="ce1">
            <text:p>18.46777802</text:p>
          </table:table-cell>
          <table:table-cell office:value-type="float" office:value="17.0635275428161" table:style-name="ce1">
            <text:p>17.06352754</text:p>
          </table:table-cell>
          <table:table-cell office:value-type="float" office:value="18.198664126910302" table:style-name="ce1">
            <text:p>18.19866413</text:p>
          </table:table-cell>
          <table:table-cell office:value-type="float" office:value="18.1524091015953" table:style-name="ce1">
            <text:p>18.1524091</text:p>
          </table:table-cell>
          <table:table-cell office:value-type="float" office:value="18.958528197935401" table:style-name="ce1">
            <text:p>18.9585282</text:p>
          </table:table-cell>
          <table:table-cell office:value-type="float" office:value="19.725179381425001" table:style-name="ce1">
            <text:p>19.72517938</text:p>
          </table:table-cell>
          <table:table-cell office:value-type="float" office:value="19.6477660762006" table:style-name="ce1">
            <text:p>19.64776608</text:p>
          </table:table-cell>
          <table:table-cell office:value-type="float" office:value="18.645155648857202" table:style-name="ce1">
            <text:p>18.64515565</text:p>
          </table:table-cell>
          <table:table-cell office:value-type="float" office:value="17.720397701328501" table:style-name="ce1">
            <text:p>17.7203977</text:p>
          </table:table-cell>
          <table:table-cell office:value-type="float" office:value="17.026357313908498" table:style-name="ce1">
            <text:p>17.02635731</text:p>
          </table:table-cell>
          <table:table-cell office:value-type="float" office:value="17.550662870472902" table:style-name="ce1">
            <text:p>17.55066287</text:p>
          </table:table-cell>
          <table:table-cell office:value-type="float" office:value="16.80529899782" table:style-name="ce1">
            <text:p>16.805299</text:p>
          </table:table-cell>
          <table:table-cell office:value-type="float" office:value="17.766075566356999" table:style-name="ce1">
            <text:p>17.76607557</text:p>
          </table:table-cell>
          <table:table-cell office:value-type="float" office:value="17.421149196440599" table:style-name="ce1">
            <text:p>17.4211492</text:p>
          </table:table-cell>
          <table:table-cell office:value-type="float" office:value="16.772476104191501" table:style-name="ce1">
            <text:p>16.7724761</text:p>
          </table:table-cell>
          <table:table-cell office:value-type="float" office:value="16.1512732855177" table:style-name="ce1">
            <text:p>16.15127329</text:p>
          </table:table-cell>
          <table:table-cell office:value-type="float" office:value="15.604230712667899" table:style-name="ce1">
            <text:p>15.60423071</text:p>
          </table:table-cell>
          <table:table-cell office:value-type="float" office:value="15.0986116565161" table:style-name="ce1">
            <text:p>15.09861166</text:p>
          </table:table-cell>
          <table:table-cell office:value-type="float" office:value="14.5960050558348" table:style-name="ce1">
            <text:p>14.59600506</text:p>
          </table:table-cell>
          <table:table-cell office:value-type="float" office:value="14.2202021810937" table:style-name="ce1">
            <text:p>14.22020218</text:p>
          </table:table-cell>
          <table:table-cell office:value-type="float" office:value="13.776458789062" table:style-name="ce1">
            <text:p>13.77645879</text:p>
          </table:table-cell>
          <table:table-cell office:value-type="float" office:value="13.392867275344299" table:style-name="ce1">
            <text:p>13.39286728</text:p>
          </table:table-cell>
          <table:table-cell office:value-type="float" office:value="13.0224193566197" table:style-name="ce1">
            <text:p>13.02241936</text:p>
          </table:table-cell>
          <table:table-cell office:value-type="float" office:value="12.6741811248798" table:style-name="ce1">
            <text:p>12.67418112</text:p>
          </table:table-cell>
          <table:table-cell office:value-type="float" office:value="12.349060784629099" table:style-name="ce1">
            <text:p>12.34906078</text:p>
          </table:table-cell>
          <table:table-cell office:value-type="float" office:value="12.0159378302082" table:style-name="ce1">
            <text:p>12.01593783</text:p>
          </table:table-cell>
          <table:table-cell office:value-type="float" office:value="11.6999912163838" table:style-name="ce1">
            <text:p>11.69999122</text:p>
          </table:table-cell>
          <table:table-cell office:value-type="float" office:value="11.4187550295976" table:style-name="ce1">
            <text:p>11.41875503</text:p>
          </table:table-cell>
          <table:table-cell office:value-type="float" office:value="11.1335353164797" table:style-name="ce1">
            <text:p>11.13353532</text:p>
          </table:table-cell>
          <table:table-cell office:value-type="float" office:value="10.883141753393399" table:style-name="ce1">
            <text:p>10.88314175</text:p>
          </table:table-cell>
          <table:table-cell office:value-type="float" office:value="10.647110970594801" table:style-name="ce1">
            <text:p>10.64711097</text:p>
          </table:table-cell>
          <table:table-cell office:value-type="float" office:value="10.4005146515329" table:style-name="ce1">
            <text:p>10.40051465</text:p>
          </table:table-cell>
          <table:table-cell office:value-type="float" office:value="10.1830957104918" table:style-name="ce1">
            <text:p>10.18309571</text:p>
          </table:table-cell>
          <table:table-cell office:value-type="float" office:value="9.9568046947030595" table:style-name="ce1">
            <text:p>9.956804695</text:p>
          </table:table-cell>
          <table:table-cell office:value-type="float" office:value="9.7404024510874603" table:style-name="ce1">
            <text:p>9.740402451</text:p>
          </table:table-cell>
          <table:table-cell office:value-type="float" office:value="9.53366008981018" table:style-name="ce1">
            <text:p>9.53366009</text:p>
          </table:table-cell>
          <table:table-cell office:value-type="float" office:value="9.3352498067908396" table:style-name="ce1">
            <text:p>9.335249807</text:p>
          </table:table-cell>
          <table:table-cell office:value-type="float" office:value="9.1458069166048492" table:style-name="ce1">
            <text:p>9.145806917</text:p>
          </table:table-cell>
          <table:table-cell office:value-type="float" office:value="8.9728367201191404" table:style-name="ce1">
            <text:p>8.97283672</text:p>
          </table:table-cell>
          <table:table-cell office:value-type="float" office:value="8.8007842960006908" table:style-name="ce1">
            <text:p>8.800784296</text:p>
          </table:table-cell>
          <table:table-cell office:value-type="float" office:value="8.6411018497760494" table:style-name="ce1">
            <text:p>8.64110185</text:p>
          </table:table-cell>
          <table:table-cell office:value-type="float" office:value="8.4781104269107299" table:style-name="ce1">
            <text:p>8.478110427</text:p>
          </table:table-cell>
          <table:table-cell office:value-type="float" office:value="8.3212929468731591" table:style-name="ce1">
            <text:p>8.321292947</text:p>
          </table:table-cell>
          <table:table-cell office:value-type="float" office:value="8.1744880361040693" table:style-name="ce1">
            <text:p>8.174488036</text:p>
          </table:table-cell>
          <table:table-cell office:value-type="float" office:value="8.0286930087608201" table:style-name="ce1">
            <text:p>8.028693009</text:p>
          </table:table-cell>
          <table:table-cell office:value-type="float" office:value="7.8878791224384397" table:style-name="ce1">
            <text:p>7.887879122</text:p>
          </table:table-cell>
          <table:table-cell office:value-type="float" office:value="7.7531419036787002" table:style-name="ce1">
            <text:p>7.753141904</text:p>
          </table:table-cell>
          <table:table-cell office:value-type="float" office:value="7.6224694858355697" table:style-name="ce1">
            <text:p>7.622469486</text:p>
          </table:table-cell>
          <table:table-cell office:value-type="float" office:value="7.4989703581041498" table:style-name="ce1">
            <text:p>7.498970358</text:p>
          </table:table-cell>
          <table:table-cell office:value-type="float" office:value="7.3771901371903503" table:style-name="ce1">
            <text:p>7.377190137</text:p>
          </table:table-cell>
          <table:table-cell office:value-type="float" office:value="7.2593383104995697" table:style-name="ce1">
            <text:p>7.25933831</text:p>
          </table:table-cell>
          <table:table-cell office:value-type="float" office:value="7.1452278116402503" table:style-name="ce1">
            <text:p>7.145227812</text:p>
          </table:table-cell>
          <table:table-cell office:value-type="float" office:value="7.2868972678911001" table:style-name="ce1">
            <text:p>7.286897268</text:p>
          </table:table-cell>
          <table:table-cell office:value-type="float" office:value="7.1751528710167003" table:style-name="ce1">
            <text:p>7.175152871</text:p>
          </table:table-cell>
          <table:table-cell office:value-type="float" office:value="7.0739732380061398" table:style-name="ce1">
            <text:p>7.073973238</text:p>
          </table:table-cell>
          <table:table-cell office:value-type="float" office:value="6.9694828976534096" table:style-name="ce1">
            <text:p>6.969482898</text:p>
          </table:table-cell>
          <table:table-cell office:value-type="float" office:value="6.8691963358979802" table:style-name="ce1">
            <text:p>6.869196336</text:p>
          </table:table-cell>
          <table:table-cell office:value-type="float" office:value="6.7696427658124998" table:style-name="ce1">
            <text:p>6.769642766</text:p>
          </table:table-cell>
          <table:table-cell office:value-type="float" office:value="6.6843284125681697" table:style-name="ce1">
            <text:p>6.684328413</text:p>
          </table:table-cell>
          <table:table-cell office:value-type="float" office:value="6.6374605422671999" table:style-name="ce1">
            <text:p>6.637460542</text:p>
          </table:table-cell>
          <table:table-cell office:value-type="float" office:value="6.5454120139701804" table:style-name="ce1">
            <text:p>6.545412014</text:p>
          </table:table-cell>
          <table:table-cell office:value-type="float" office:value="6.4558853631607596" table:style-name="ce1">
            <text:p>6.455885363</text:p>
          </table:table-cell>
          <table:table-cell office:value-type="float" office:value="6.3687783515623897" table:style-name="ce1">
            <text:p>6.368778352</text:p>
          </table:table-cell>
          <table:table-cell office:value-type="float" office:value="6.6375998224392303" table:style-name="ce1">
            <text:p>6.637599822</text:p>
          </table:table-cell>
          <table:table-cell office:value-type="float" office:value="6.5568063654639701" table:style-name="ce1">
            <text:p>6.556806365</text:p>
          </table:table-cell>
          <table:table-cell office:value-type="float" office:value="6.7068096616932404" table:style-name="ce1">
            <text:p>6.706809662</text:p>
          </table:table-cell>
          <table:table-cell office:value-type="float" office:value="6.6220600966241898" table:style-name="ce1">
            <text:p>6.622060097</text:p>
          </table:table-cell>
          <table:table-cell office:value-type="float" office:value="6.5401352434806403" table:style-name="ce1">
            <text:p>6.540135243</text:p>
          </table:table-cell>
          <table:table-cell office:value-type="float" office:value="6.4595878477659703" table:style-name="ce1">
            <text:p>6.459587848</text:p>
          </table:table-cell>
          <table:table-cell office:value-type="float" office:value="6.3798682630822601" table:style-name="ce1">
            <text:p>6.379868263</text:p>
          </table:table-cell>
          <table:table-cell office:value-type="float" office:value="6.3021865343237202" table:style-name="ce1">
            <text:p>6.302186534</text:p>
          </table:table-cell>
          <table:table-cell office:value-type="float" office:value="6.2262843048545902" table:style-name="ce1">
            <text:p>6.226284305</text:p>
          </table:table-cell>
          <table:table-cell office:value-type="float" office:value="6.1564950061851098" table:style-name="ce1">
            <text:p>6.156495006</text:p>
          </table:table-cell>
          <table:table-cell office:value-type="float" office:value="6.0888631824546096" table:style-name="ce1">
            <text:p>6.088863182</text:p>
          </table:table-cell>
          <table:table-cell office:value-type="float" office:value="6.0181729992190496" table:style-name="ce1">
            <text:p>6.018172999</text:p>
          </table:table-cell>
          <table:table-cell office:value-type="float" office:value="5.9489985969291803" table:style-name="ce1">
            <text:p>5.948998597</text:p>
          </table:table-cell>
          <table:table-cell office:value-type="float" office:value="5.88162831328314" table:style-name="ce1">
            <text:p>5.881628313</text:p>
          </table:table-cell>
          <table:table-cell office:value-type="float" office:value="5.81580677573002" table:style-name="ce1">
            <text:p>5.815806776</text:p>
          </table:table-cell>
          <table:table-cell office:value-type="float" office:value="5.7539313988282696" table:style-name="ce1">
            <text:p>5.753931399</text:p>
          </table:table-cell>
          <table:table-cell office:value-type="float" office:value="5.6923496988222899" table:style-name="ce1">
            <text:p>5.692349699</text:p>
          </table:table-cell>
          <table:table-cell office:value-type="float" office:value="5.6371173749875698" table:style-name="ce1">
            <text:p>5.637117375</text:p>
          </table:table-cell>
          <table:table-cell office:value-type="float" office:value="5.5772894508949404" table:style-name="ce1">
            <text:p>5.577289451</text:p>
          </table:table-cell>
          <table:table-cell office:value-type="float" office:value="5.5185156076692197" table:style-name="ce1">
            <text:p>5.518515608</text:p>
          </table:table-cell>
          <table:table-cell office:value-type="float" office:value="5.4605308802714703" table:style-name="ce1">
            <text:p>5.46053088</text:p>
          </table:table-cell>
          <table:table-cell office:value-type="float" office:value="5.4046539292926701" table:style-name="ce1">
            <text:p>5.404653929</text:p>
          </table:table-cell>
          <table:table-cell office:value-type="float" office:value="5.3490385950203896" table:style-name="ce1">
            <text:p>5.349038595</text:p>
          </table:table-cell>
          <table:table-cell office:value-type="float" office:value="5.3006910165612897" table:style-name="ce1">
            <text:p>5.300691017</text:p>
          </table:table-cell>
          <table:table-cell office:value-type="float" office:value="5.24750098143413" table:style-name="ce1">
            <text:p>5.247500981</text:p>
          </table:table-cell>
          <table:table-cell office:value-type="float" office:value="5.1960737215453898" table:style-name="ce1">
            <text:p>5.196073722</text:p>
          </table:table-cell>
          <table:table-cell office:value-type="float" office:value="5.1461125628992397" table:style-name="ce1">
            <text:p>5.146112563</text:p>
          </table:table-cell>
          <table:table-cell office:value-type="float" office:value="5.0971310348147698" table:style-name="ce1">
            <text:p>5.097131035</text:p>
          </table:table-cell>
          <table:table-cell office:value-type="float" office:value="5.0547489852701801" table:style-name="ce1">
            <text:p>5.054748985</text:p>
          </table:table-cell>
          <table:table-cell office:value-type="float" office:value="5.0062414614203004" table:style-name="ce1">
            <text:p>5.006241461</text:p>
          </table:table-cell>
          <table:table-cell office:value-type="float" office:value="4.9586578904056502" table:style-name="ce1">
            <text:p>4.95865789</text:p>
          </table:table-cell>
          <table:table-cell office:value-type="float" office:value="4.9120999053174401" table:style-name="ce1">
            <text:p>4.912099905</text:p>
          </table:table-cell>
          <table:table-cell office:value-type="float" office:value="4.8665183878749598" table:style-name="ce1">
            <text:p>4.866518388</text:p>
          </table:table-cell>
          <table:table-cell office:value-type="float" office:value="4.8238485989485103" table:style-name="ce1">
            <text:p>4.823848599</text:p>
          </table:table-cell>
          <table:table-cell office:value-type="float" office:value="4.7802639368881801" table:style-name="ce1">
            <text:p>4.780263937</text:p>
          </table:table-cell>
          <table:table-cell office:value-type="float" office:value="4.7376828427919904" table:style-name="ce1">
            <text:p>4.737682843</text:p>
          </table:table-cell>
          <table:table-cell office:value-type="float" office:value="4.6958689756164498" table:style-name="ce1">
            <text:p>4.695868976</text:p>
          </table:table-cell>
          <table:table-cell office:value-type="float" office:value="4.6542529806464099" table:style-name="ce1">
            <text:p>4.654252981</text:p>
          </table:table-cell>
          <table:table-cell office:value-type="float" office:value="4.61344958480825" table:style-name="ce1">
            <text:p>4.613449585</text:p>
          </table:table-cell>
          <table:table-cell office:value-type="float" office:value="4.5733620380198801" table:style-name="ce1">
            <text:p>4.573362038</text:p>
          </table:table-cell>
          <table:table-cell office:value-type="float" office:value="4.5339716659582701" table:style-name="ce1">
            <text:p>4.533971666</text:p>
          </table:table-cell>
          <table:table-cell office:value-type="float" office:value="4.4964389768675002" table:style-name="ce1">
            <text:p>4.496438977</text:p>
          </table:table-cell>
          <table:table-cell office:value-type="float" office:value="4.4642624038320697" table:style-name="ce1">
            <text:p>4.464262404</text:p>
          </table:table-cell>
          <table:table-cell office:value-type="float" office:value="4.4274637261294103" table:style-name="ce1">
            <text:p>4.427463726</text:p>
          </table:table-cell>
          <table:table-cell office:value-type="float" office:value="4.3908495509716996" table:style-name="ce1">
            <text:p>4.390849551</text:p>
          </table:table-cell>
          <table:table-cell office:value-type="float" office:value="4.3550620012661598" table:style-name="ce1">
            <text:p>4.355062001</text:p>
          </table:table-cell>
          <table:table-cell office:value-type="float" office:value="4.31986598130782" table:style-name="ce1">
            <text:p>4.319865981</text:p>
          </table:table-cell>
          <table:table-cell office:value-type="float" office:value="4.2852469452832196" table:style-name="ce1">
            <text:p>4.285246945</text:p>
          </table:table-cell>
          <table:table-cell office:value-type="float" office:value="4.2552706933433297" table:style-name="ce1">
            <text:p>4.255270693</text:p>
          </table:table-cell>
          <table:table-cell office:value-type="float" office:value="4.2279491492836296" table:style-name="ce1">
            <text:p>4.227949149</text:p>
          </table:table-cell>
          <table:table-cell office:value-type="float" office:value="4.1941439679964398" table:style-name="ce1">
            <text:p>4.194143968</text:p>
          </table:table-cell>
          <table:table-cell office:value-type="float" office:value="4.16718757173226" table:style-name="ce1">
            <text:p>4.167187572</text:p>
          </table:table-cell>
          <table:table-cell office:value-type="float" office:value="4.1363201330144701" table:style-name="ce1">
            <text:p>4.136320133</text:p>
          </table:table-cell>
          <table:table-cell office:value-type="float" office:value="4.1043447354982101" table:style-name="ce1">
            <text:p>4.104344735</text:p>
          </table:table-cell>
          <table:table-cell office:value-type="float" office:value="4.0730736668692504" table:style-name="ce1">
            <text:p>4.073073667</text:p>
          </table:table-cell>
          <table:table-cell office:value-type="float" office:value="4.0420767098235997" table:style-name="ce1">
            <text:p>4.04207671</text:p>
          </table:table-cell>
          <table:table-cell office:value-type="float" office:value="4.0115529887633699" table:style-name="ce1">
            <text:p>4.011552989</text:p>
          </table:table-cell>
          <table:table-cell office:value-type="float" office:value="3.9814917483252699" table:style-name="ce1">
            <text:p>3.981491748</text:p>
          </table:table-cell>
          <table:table-cell office:value-type="float" office:value="3.9592211453393" table:style-name="ce1">
            <text:p>3.959221145</text:p>
          </table:table-cell>
          <table:table-cell office:value-type="float" office:value="3.9385551526806499" table:style-name="ce1">
            <text:p>3.938555153</text:p>
          </table:table-cell>
          <table:table-cell office:value-type="float" office:value="3.9181953228761999" table:style-name="ce1">
            <text:p>3.918195323</text:p>
          </table:table-cell>
          <table:table-cell office:value-type="float" office:value="3.8988173278310398" table:style-name="ce1">
            <text:p>3.898817328</text:p>
          </table:table-cell>
          <table:table-cell office:value-type="float" office:value="3.8797222232244999" table:style-name="ce1">
            <text:p>3.879722223</text:p>
          </table:table-cell>
          <table:table-cell office:value-type="float" office:value="3.8545632939916601" table:style-name="ce1">
            <text:p>3.854563294</text:p>
          </table:table-cell>
          <table:table-cell office:value-type="float" office:value="3.8297663637405899" table:style-name="ce1">
            <text:p>3.829766364</text:p>
          </table:table-cell>
          <table:table-cell office:value-type="float" office:value="3.80532367535025" table:style-name="ce1">
            <text:p>3.805323675</text:p>
          </table:table-cell>
          <table:table-cell office:value-type="float" office:value="3.7812276917597698" table:style-name="ce1">
            <text:p>3.781227692</text:p>
          </table:table-cell>
          <table:table-cell office:value-type="float" office:value="3.7604731393229001" table:style-name="ce1">
            <text:p>3.760473139</text:p>
          </table:table-cell>
          <table:table-cell office:value-type="float" office:value="3.73590355691206" table:style-name="ce1">
            <text:p>3.735903557</text:p>
          </table:table-cell>
          <table:table-cell office:value-type="float" office:value="3.7101230563158301" table:style-name="ce1">
            <text:p>3.710123056</text:p>
          </table:table-cell>
          <table:table-cell office:value-type="float" office:value="3.6921381599014498" table:style-name="ce1">
            <text:p>3.69213816</text:p>
          </table:table-cell>
          <table:table-cell office:value-type="float" office:value="3.6676852850727899" table:style-name="ce1">
            <text:p>3.667685285</text:p>
          </table:table-cell>
          <table:table-cell office:value-type="float" office:value="3.6428949870182499" table:style-name="ce1">
            <text:p>3.642894987</text:p>
          </table:table-cell>
          <table:table-cell office:value-type="float" office:value="3.6192943229051799" table:style-name="ce1">
            <text:p>3.619294323</text:p>
          </table:table-cell>
          <table:table-cell office:value-type="float" office:value="3.5951615520873901" table:style-name="ce1">
            <text:p>3.595161552</text:p>
          </table:table-cell>
          <table:table-cell office:value-type="float" office:value="3.5713505515471802" table:style-name="ce1">
            <text:p>3.571350552</text:p>
          </table:table-cell>
          <table:table-cell office:value-type="float" office:value="3.54798709922524" table:style-name="ce1">
            <text:p>3.547987099</text:p>
          </table:table-cell>
          <table:table-cell office:value-type="float" office:value="3.5279167702324399" table:style-name="ce1">
            <text:p>3.52791677</text:p>
          </table:table-cell>
          <table:table-cell office:value-type="float" office:value="3.5095010117742" table:style-name="ce1">
            <text:p>3.509501012</text:p>
          </table:table-cell>
          <table:table-cell office:value-type="float" office:value="3.4873924012598199" table:style-name="ce1">
            <text:p>3.487392401</text:p>
          </table:table-cell>
          <table:table-cell office:value-type="float" office:value="3.47027426477249" table:style-name="ce1">
            <text:p>3.470274265</text:p>
          </table:table-cell>
          <table:table-cell office:value-type="float" office:value="3.44830756596583" table:style-name="ce1">
            <text:p>3.448307566</text:p>
          </table:table-cell>
          <table:table-cell office:value-type="float" office:value="3.4266206977172202" table:style-name="ce1">
            <text:p>3.426620698</text:p>
          </table:table-cell>
          <table:table-cell office:value-type="float" office:value="3.4064966607352898" table:style-name="ce1">
            <text:p>3.406496661</text:p>
          </table:table-cell>
          <table:table-cell office:value-type="float" office:value="3.3911718318995501" table:style-name="ce1">
            <text:p>3.391171832</text:p>
          </table:table-cell>
          <table:table-cell office:value-type="float" office:value="3.3711031312716102" table:style-name="ce1">
            <text:p>3.371103131</text:p>
          </table:table-cell>
          <table:table-cell office:value-type="float" office:value="3.3501646025059499" table:style-name="ce1">
            <text:p>3.350164603</text:p>
          </table:table-cell>
          <table:table-cell office:value-type="float" office:value="3.3310094065310598" table:style-name="ce1">
            <text:p>3.331009407</text:p>
          </table:table-cell>
          <table:table-cell office:value-type="float" office:value="3.3123143310778298" table:style-name="ce1">
            <text:p>3.312314331</text:p>
          </table:table-cell>
          <table:table-cell office:value-type="float" office:value="3.2938472443496498" table:style-name="ce1">
            <text:p>3.293847244</text:p>
          </table:table-cell>
          <table:table-cell office:value-type="float" office:value="3.2751725448199598" table:style-name="ce1">
            <text:p>3.275172545</text:p>
          </table:table-cell>
          <table:table-cell office:value-type="float" office:value="3.2569306792160599" table:style-name="ce1">
            <text:p>3.256930679</text:p>
          </table:table-cell>
          <table:table-cell office:value-type="float" office:value="3.2374418816661801" table:style-name="ce1">
            <text:p>3.237441882</text:p>
          </table:table-cell>
          <table:table-cell office:value-type="float" office:value="3.2181850936109302" table:style-name="ce1">
            <text:p>3.218185094</text:p>
          </table:table-cell>
          <table:table-cell office:value-type="float" office:value="3.1991561965385902" table:style-name="ce1">
            <text:p>3.199156197</text:p>
          </table:table-cell>
          <table:table-cell office:value-type="float" office:value="3.1803376306766" table:style-name="ce1">
            <text:p>3.180337631</text:p>
          </table:table-cell>
          <table:table-cell office:value-type="float" office:value="3.1617526239965401" table:style-name="ce1">
            <text:p>3.161752624</text:p>
          </table:table-cell>
          <table:table-cell office:value-type="float" office:value="3.1484133600775999" table:style-name="ce1">
            <text:p>3.14841336</text:p>
          </table:table-cell>
          <table:table-cell office:value-type="float" office:value="3.1318543933005998" table:style-name="ce1">
            <text:p>3.131854393</text:p>
          </table:table-cell>
          <table:table-cell office:value-type="float" office:value="3.1159470876874802" table:style-name="ce1">
            <text:p>3.115947088</text:p>
          </table:table-cell>
          <table:table-cell office:value-type="float" office:value="3.0981562839744901" table:style-name="ce1">
            <text:p>3.098156284</text:p>
          </table:table-cell>
          <table:table-cell office:value-type="float" office:value="3.0863457457200401" table:style-name="ce1">
            <text:p>3.086345746</text:p>
          </table:table-cell>
          <table:table-cell office:value-type="float" office:value="3.0689232072578498" table:style-name="ce1">
            <text:p>3.068923207</text:p>
          </table:table-cell>
          <table:table-cell office:value-type="float" office:value="3.0516964276548002" table:style-name="ce1">
            <text:p>3.051696428</text:p>
          </table:table-cell>
          <table:table-cell office:value-type="float" office:value="3.0351860765858198" table:style-name="ce1">
            <text:p>3.035186077</text:p>
          </table:table-cell>
          <table:table-cell office:value-type="float" office:value="3.0183793011874598" table:style-name="ce1">
            <text:p>3.018379301</text:p>
          </table:table-cell>
          <table:table-cell office:value-type="float" office:value="3.0017582360145001" table:style-name="ce1">
            <text:p>3.001758236</text:p>
          </table:table-cell>
          <table:table-cell office:value-type="float" office:value="2.98531981990938" table:style-name="ce1">
            <text:p>2.98531982</text:p>
          </table:table-cell>
          <table:table-cell office:value-type="float" office:value="2.9690610586250799" table:style-name="ce1">
            <text:p>2.969061059</text:p>
          </table:table-cell>
          <table:table-cell office:value-type="float" office:value="2.9535880008875401" table:style-name="ce1">
            <text:p>2.953588001</text:p>
          </table:table-cell>
          <table:table-cell office:value-type="float" office:value="2.93767653334156" table:style-name="ce1">
            <text:p>2.937676533</text:p>
          </table:table-cell>
          <table:table-cell office:value-type="float" office:value="2.9230251639254798" table:style-name="ce1">
            <text:p>2.923025164</text:p>
          </table:table-cell>
          <table:table-cell office:value-type="float" office:value="2.90853049364754" table:style-name="ce1">
            <text:p>2.908530494</text:p>
          </table:table-cell>
          <table:table-cell office:value-type="float" office:value="2.8940179895931899" table:style-name="ce1">
            <text:p>2.89401799</text:p>
          </table:table-cell>
          <table:table-cell office:value-type="float" office:value="2.8788301244157402" table:style-name="ce1">
            <text:p>2.878830124</text:p>
          </table:table-cell>
          <table:table-cell office:value-type="float" office:value="2.8638021315033102" table:style-name="ce1">
            <text:p>2.863802132</text:p>
          </table:table-cell>
          <table:table-cell office:value-type="float" office:value="2.84893149977322" table:style-name="ce1">
            <text:p>2.8489315</text:p>
          </table:table-cell>
          <table:table-cell office:value-type="float" office:value="2.8343197172271801" table:style-name="ce1">
            <text:p>2.834319717</text:p>
          </table:table-cell>
          <table:table-cell office:value-type="float" office:value="2.8197559439309501" table:style-name="ce1">
            <text:p>2.819755944</text:p>
          </table:table-cell>
          <table:table-cell office:value-type="float" office:value="2.8053423126274701" table:style-name="ce1">
            <text:p>2.805342313</text:p>
          </table:table-cell>
          <table:table-cell office:value-type="float" office:value="2.7910765134399198" table:style-name="ce1">
            <text:p>2.791076513</text:p>
          </table:table-cell>
          <table:table-cell office:value-type="float" office:value="2.7768871766615599" table:style-name="ce1">
            <text:p>2.776887177</text:p>
          </table:table-cell>
          <table:table-cell office:value-type="float" office:value="2.7653156533907901" table:style-name="ce1">
            <text:p>2.765315653</text:p>
          </table:table-cell>
          <table:table-cell office:value-type="float" office:value="2.7514681575204101" table:style-name="ce1">
            <text:p>2.751468158</text:p>
          </table:table-cell>
          <table:table-cell office:value-type="float" office:value="2.74014066473045" table:style-name="ce1">
            <text:p>2.740140665</text:p>
          </table:table-cell>
          <table:table-cell office:value-type="float" office:value="2.7306103676354199" table:style-name="ce1">
            <text:p>2.730610368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24.7597130413982" table:style-name="ce1">
            <text:p>24.75971304</text:p>
          </table:table-cell>
          <table:table-cell office:value-type="string" table:style-name="ce1">
            <text:p><text:s/>global min</text:p>
          </table:table-cell>
          <table:table-cell office:value-type="float" office:value="-28.076886636910199" table:style-name="ce1">
            <text:p>-28.07688664</text:p>
          </table:table-cell>
          <table:table-cell office:value-type="string" table:style-name="ce1">
            <text:p><text:s/>range</text:p>
          </table:table-cell>
          <table:table-cell office:value-type="float" office:value="52.836599678308403" table:style-name="ce1">
            <text:p>52.83659968</text:p>
          </table:table-cell>
          <table:table-cell office:value-type="string" table:style-name="ce1">
            <text:p><text:s/>regret</text:p>
          </table:table-cell>
          <table:table-cell office:value-type="float" office:value="14.743048138915601" table:style-name="ce1">
            <text:p>14.74304814</text:p>
          </table:table-cell>
          <table:table-cell office:value-type="float" office:value="17.9271059373743" table:style-name="ce1">
            <text:p>17.92710594</text:p>
          </table:table-cell>
          <table:table-cell office:value-type="float" office:value="16.651476393944801" table:style-name="ce1">
            <text:p>16.65147639</text:p>
          </table:table-cell>
          <table:table-cell office:value-type="float" office:value="22.336825077051401" table:style-name="ce1">
            <text:p>22.33682508</text:p>
          </table:table-cell>
          <table:table-cell office:value-type="float" office:value="19.909504340437199" table:style-name="ce1">
            <text:p>19.90950434</text:p>
          </table:table-cell>
          <table:table-cell office:value-type="float" office:value="18.641304000507098" table:style-name="ce1">
            <text:p>18.641304</text:p>
          </table:table-cell>
          <table:table-cell office:value-type="float" office:value="19.410837443947301" table:style-name="ce1">
            <text:p>19.41083744</text:p>
          </table:table-cell>
          <table:table-cell office:value-type="float" office:value="20.014395120491699" table:style-name="ce1">
            <text:p>20.01439512</text:p>
          </table:table-cell>
          <table:table-cell office:value-type="float" office:value="20.740908656013001" table:style-name="ce1">
            <text:p>20.74090866</text:p>
          </table:table-cell>
          <table:table-cell office:value-type="float" office:value="20.918658239246799" table:style-name="ce1">
            <text:p>20.91865824</text:p>
          </table:table-cell>
          <table:table-cell office:value-type="float" office:value="20.7165477523967" table:style-name="ce1">
            <text:p>20.71654775</text:p>
          </table:table-cell>
          <table:table-cell office:value-type="float" office:value="21.2535814439399" table:style-name="ce1">
            <text:p>21.25358144</text:p>
          </table:table-cell>
          <table:table-cell office:value-type="float" office:value="19.8290476275589" table:style-name="ce1">
            <text:p>19.82904763</text:p>
          </table:table-cell>
          <table:table-cell office:value-type="float" office:value="18.502875427885101" table:style-name="ce1">
            <text:p>18.50287543</text:p>
          </table:table-cell>
          <table:table-cell office:value-type="float" office:value="17.539937552114001" table:style-name="ce1">
            <text:p>17.53993755</text:p>
          </table:table-cell>
          <table:table-cell office:value-type="float" office:value="17.160944350378301" table:style-name="ce1">
            <text:p>17.16094435</text:p>
          </table:table-cell>
          <table:table-cell office:value-type="float" office:value="16.554930279199802" table:style-name="ce1">
            <text:p>16.55493028</text:p>
          </table:table-cell>
          <table:table-cell office:value-type="float" office:value="17.3406467517528" table:style-name="ce1">
            <text:p>17.34064675</text:p>
          </table:table-cell>
          <table:table-cell office:value-type="float" office:value="16.910888966139598" table:style-name="ce1">
            <text:p>16.91088897</text:p>
          </table:table-cell>
          <table:table-cell office:value-type="float" office:value="16.0660723472703" table:style-name="ce1">
            <text:p>16.06607235</text:p>
          </table:table-cell>
          <table:table-cell office:value-type="float" office:value="17.647275747144299" table:style-name="ce1">
            <text:p>17.64727575</text:p>
          </table:table-cell>
          <table:table-cell office:value-type="float" office:value="17.976448901706402" table:style-name="ce1">
            <text:p>17.9764489</text:p>
          </table:table-cell>
          <table:table-cell office:value-type="float" office:value="17.391571159938799" table:style-name="ce1">
            <text:p>17.39157116</text:p>
          </table:table-cell>
          <table:table-cell office:value-type="float" office:value="17.253741500510099" table:style-name="ce1">
            <text:p>17.2537415</text:p>
          </table:table-cell>
          <table:table-cell office:value-type="float" office:value="16.5641741040398" table:style-name="ce1">
            <text:p>16.5641741</text:p>
          </table:table-cell>
          <table:table-cell office:value-type="float" office:value="16.869321461763398" table:style-name="ce1">
            <text:p>16.86932146</text:p>
          </table:table-cell>
          <table:table-cell office:value-type="float" office:value="16.271491062810799" table:style-name="ce1">
            <text:p>16.27149106</text:p>
          </table:table-cell>
          <table:table-cell office:value-type="float" office:value="15.7024840647865" table:style-name="ce1">
            <text:p>15.70248406</text:p>
          </table:table-cell>
          <table:table-cell office:value-type="float" office:value="15.5402688831908" table:style-name="ce1">
            <text:p>15.54026888</text:p>
          </table:table-cell>
          <table:table-cell office:value-type="float" office:value="15.046523276752501" table:style-name="ce1">
            <text:p>15.04652328</text:p>
          </table:table-cell>
          <table:table-cell office:value-type="float" office:value="15.6711090052132" table:style-name="ce1">
            <text:p>15.67110901</text:p>
          </table:table-cell>
          <table:table-cell office:value-type="float" office:value="15.189391943308699" table:style-name="ce1">
            <text:p>15.18939194</text:p>
          </table:table-cell>
          <table:table-cell office:value-type="float" office:value="14.730306925094601" table:style-name="ce1">
            <text:p>14.73030693</text:p>
          </table:table-cell>
          <table:table-cell office:value-type="float" office:value="14.419550908713701" table:style-name="ce1">
            <text:p>14.41955091</text:p>
          </table:table-cell>
          <table:table-cell office:value-type="float" office:value="14.028360902466" table:style-name="ce1">
            <text:p>14.0283609</text:p>
          </table:table-cell>
          <table:table-cell office:value-type="float" office:value="13.639088560418401" table:style-name="ce1">
            <text:p>13.63908856</text:p>
          </table:table-cell>
          <table:table-cell office:value-type="float" office:value="13.2944516252509" table:style-name="ce1">
            <text:p>13.29445163</text:p>
          </table:table-cell>
          <table:table-cell office:value-type="float" office:value="12.9513387673303" table:style-name="ce1">
            <text:p>12.95133877</text:p>
          </table:table-cell>
          <table:table-cell office:value-type="float" office:value="12.6223215204071" table:style-name="ce1">
            <text:p>12.62232152</text:p>
          </table:table-cell>
          <table:table-cell office:value-type="float" office:value="12.370169601354" table:style-name="ce1">
            <text:p>12.3701696</text:p>
          </table:table-cell>
          <table:table-cell office:value-type="float" office:value="12.0767336383485" table:style-name="ce1">
            <text:p>12.07673364</text:p>
          </table:table-cell>
          <table:table-cell office:value-type="float" office:value="11.900619645280701" table:style-name="ce1">
            <text:p>11.90061965</text:p>
          </table:table-cell>
          <table:table-cell office:value-type="float" office:value="11.8854439818074" table:style-name="ce1">
            <text:p>11.88544398</text:p>
          </table:table-cell>
          <table:table-cell office:value-type="float" office:value="11.6440165465874" table:style-name="ce1">
            <text:p>11.64401655</text:p>
          </table:table-cell>
          <table:table-cell office:value-type="float" office:value="11.388030584066399" table:style-name="ce1">
            <text:p>11.38803058</text:p>
          </table:table-cell>
          <table:table-cell office:value-type="float" office:value="11.143174446002799" table:style-name="ce1">
            <text:p>11.14317445</text:p>
          </table:table-cell>
          <table:table-cell office:value-type="float" office:value="10.9077090719352" table:style-name="ce1">
            <text:p>10.90770907</text:p>
          </table:table-cell>
          <table:table-cell office:value-type="float" office:value="10.7729269804681" table:style-name="ce1">
            <text:p>10.77292698</text:p>
          </table:table-cell>
          <table:table-cell office:value-type="float" office:value="10.5749915805507" table:style-name="ce1">
            <text:p>10.57499158</text:p>
          </table:table-cell>
          <table:table-cell office:value-type="float" office:value="10.3642834757845" table:style-name="ce1">
            <text:p>10.36428348</text:p>
          </table:table-cell>
          <table:table-cell office:value-type="float" office:value="10.182122866151801" table:style-name="ce1">
            <text:p>10.18212287</text:p>
          </table:table-cell>
          <table:table-cell office:value-type="float" office:value="9.9863128110334891" table:style-name="ce1">
            <text:p>9.986312811</text:p>
          </table:table-cell>
          <table:table-cell office:value-type="float" office:value="9.7978918145988896" table:style-name="ce1">
            <text:p>9.797891815</text:p>
          </table:table-cell>
          <table:table-cell office:value-type="float" office:value="9.6164493735878001" table:style-name="ce1">
            <text:p>9.616449374</text:p>
          </table:table-cell>
          <table:table-cell office:value-type="float" office:value="9.4418020318678195" table:style-name="ce1">
            <text:p>9.441802032</text:p>
          </table:table-cell>
          <table:table-cell office:value-type="float" office:value="9.2731984241558898" table:style-name="ce1">
            <text:p>9.273198424</text:p>
          </table:table-cell>
          <table:table-cell office:value-type="float" office:value="9.1107010058196192" table:style-name="ce1">
            <text:p>9.110701006</text:p>
          </table:table-cell>
          <table:table-cell office:value-type="float" office:value="8.9594698698249697" table:style-name="ce1">
            <text:p>8.95946987</text:p>
          </table:table-cell>
          <table:table-cell office:value-type="float" office:value="9.0132925945773703" table:style-name="ce1">
            <text:p>9.013292595</text:p>
          </table:table-cell>
          <table:table-cell office:value-type="float" office:value="8.8642421806319796" table:style-name="ce1">
            <text:p>8.864242181</text:p>
          </table:table-cell>
          <table:table-cell office:value-type="float" office:value="8.7194865024569399" table:style-name="ce1">
            <text:p>8.719486502</text:p>
          </table:table-cell>
          <table:table-cell office:value-type="float" office:value="8.5894528058755402" table:style-name="ce1">
            <text:p>8.589452806</text:p>
          </table:table-cell>
          <table:table-cell office:value-type="float" office:value="8.5444437289331105" table:style-name="ce1">
            <text:p>8.544443729</text:p>
          </table:table-cell>
          <table:table-cell office:value-type="float" office:value="8.4109572715935101" table:style-name="ce1">
            <text:p>8.410957272</text:p>
          </table:table-cell>
          <table:table-cell office:value-type="float" office:value="8.2815780898643592" table:style-name="ce1">
            <text:p>8.28157809</text:p>
          </table:table-cell>
          <table:table-cell office:value-type="float" office:value="8.1612404690805" table:style-name="ce1">
            <text:p>8.161240469</text:p>
          </table:table-cell>
          <table:table-cell office:value-type="float" office:value="8.0474912097768492" table:style-name="ce1">
            <text:p>8.04749121</text:p>
          </table:table-cell>
          <table:table-cell office:value-type="float" office:value="7.9293052446181997" table:style-name="ce1">
            <text:p>7.929305245</text:p>
          </table:table-cell>
          <table:table-cell office:value-type="float" office:value="7.81488264414482" table:style-name="ce1">
            <text:p>7.814882644</text:p>
          </table:table-cell>
          <table:table-cell office:value-type="float" office:value="7.7042452886263799" table:style-name="ce1">
            <text:p>7.704245289</text:p>
          </table:table-cell>
          <table:table-cell office:value-type="float" office:value="7.5962923457195801" table:style-name="ce1">
            <text:p>7.596292346</text:p>
          </table:table-cell>
          <table:table-cell office:value-type="float" office:value="7.4956916859287102" table:style-name="ce1">
            <text:p>7.495691686</text:p>
          </table:table-cell>
          <table:table-cell office:value-type="float" office:value="7.39765885623284" table:style-name="ce1">
            <text:p>7.397658856</text:p>
          </table:table-cell>
          <table:table-cell office:value-type="float" office:value="7.3035547004179699" table:style-name="ce1">
            <text:p>7.3035547</text:p>
          </table:table-cell>
          <table:table-cell office:value-type="float" office:value="7.2063680589291002" table:style-name="ce1">
            <text:p>7.206368059</text:p>
          </table:table-cell>
          <table:table-cell office:value-type="float" office:value="7.1117389606373003" table:style-name="ce1">
            <text:p>7.111738961</text:p>
          </table:table-cell>
          <table:table-cell office:value-type="float" office:value="7.0295836060399699" table:style-name="ce1">
            <text:p>7.029583606</text:p>
          </table:table-cell>
          <table:table-cell office:value-type="float" office:value="6.9427996992556702" table:style-name="ce1">
            <text:p>6.942799699</text:p>
          </table:table-cell>
          <table:table-cell office:value-type="float" office:value="6.8607560959533096" table:style-name="ce1">
            <text:p>6.860756096</text:p>
          </table:table-cell>
          <table:table-cell office:value-type="float" office:value="6.8465084073987601" table:style-name="ce1">
            <text:p>6.846508407</text:p>
          </table:table-cell>
          <table:table-cell office:value-type="float" office:value="6.7621633232179503" table:style-name="ce1">
            <text:p>6.762163323</text:p>
          </table:table-cell>
          <table:table-cell office:value-type="float" office:value="6.6798754362122699" table:style-name="ce1">
            <text:p>6.679875436</text:p>
          </table:table-cell>
          <table:table-cell office:value-type="float" office:value="6.5995703898573304" table:style-name="ce1">
            <text:p>6.59957039</text:p>
          </table:table-cell>
          <table:table-cell office:value-type="float" office:value="6.5210196763971098" table:style-name="ce1">
            <text:p>6.521019676</text:p>
          </table:table-cell>
          <table:table-cell office:value-type="float" office:value="6.4588073679382996" table:style-name="ce1">
            <text:p>6.458807368</text:p>
          </table:table-cell>
          <table:table-cell office:value-type="float" office:value="6.3940249794648203" table:style-name="ce1">
            <text:p>6.394024979</text:p>
          </table:table-cell>
          <table:table-cell office:value-type="float" office:value="6.32054550222038" table:style-name="ce1">
            <text:p>6.320545502</text:p>
          </table:table-cell>
          <table:table-cell office:value-type="float" office:value="6.2487360130951304" table:style-name="ce1">
            <text:p>6.248736013</text:p>
          </table:table-cell>
          <table:table-cell office:value-type="float" office:value="6.1785402203547202" table:style-name="ce1">
            <text:p>6.17854022</text:p>
          </table:table-cell>
          <table:table-cell office:value-type="float" office:value="6.1099043341196504" table:style-name="ce1">
            <text:p>6.109904334</text:p>
          </table:table-cell>
          <table:table-cell office:value-type="float" office:value="6.0427769289007403" table:style-name="ce1">
            <text:p>6.042776929</text:p>
          </table:table-cell>
          <table:table-cell office:value-type="float" office:value="5.9770945709778998" table:style-name="ce1">
            <text:p>5.977094571</text:p>
          </table:table-cell>
          <table:table-cell office:value-type="float" office:value="5.9128247368813698" table:style-name="ce1">
            <text:p>5.912824737</text:p>
          </table:table-cell>
          <table:table-cell office:value-type="float" office:value="5.8499362871187799" table:style-name="ce1">
            <text:p>5.849936287</text:p>
          </table:table-cell>
          <table:table-cell office:value-type="float" office:value="5.7883580104122698" table:style-name="ce1">
            <text:p>5.78835801</text:p>
          </table:table-cell>
          <table:table-cell office:value-type="float" office:value="5.7284749722021902" table:style-name="ce1">
            <text:p>5.728474972</text:p>
          </table:table-cell>
          <table:table-cell office:value-type="float" office:value="5.6702051463529601" table:style-name="ce1">
            <text:p>5.670205146</text:p>
          </table:table-cell>
          <table:table-cell office:value-type="float" office:value="5.6150034497255197" table:style-name="ce1">
            <text:p>5.61500345</text:p>
          </table:table-cell>
          <table:table-cell office:value-type="float" office:value="5.56091693888854" table:style-name="ce1">
            <text:p>5.560916939</text:p>
          </table:table-cell>
          <table:table-cell office:value-type="float" office:value="5.5053208740916402" table:style-name="ce1">
            <text:p>5.505320874</text:p>
          </table:table-cell>
          <table:table-cell office:value-type="float" office:value="5.4509568712665004" table:style-name="ce1">
            <text:p>5.450956871</text:p>
          </table:table-cell>
          <table:table-cell office:value-type="float" office:value="5.40203920623809" table:style-name="ce1">
            <text:p>5.402039206</text:p>
          </table:table-cell>
          <table:table-cell office:value-type="float" office:value="5.3508024006740502" table:style-name="ce1">
            <text:p>5.350802401</text:p>
          </table:table-cell>
          <table:table-cell office:value-type="float" office:value="5.3000860493678301" table:style-name="ce1">
            <text:p>5.300086049</text:p>
          </table:table-cell>
          <table:table-cell office:value-type="float" office:value="5.24998605215713" table:style-name="ce1">
            <text:p>5.249986052</text:p>
          </table:table-cell>
          <table:table-cell office:value-type="float" office:value="5.2037884935592" table:style-name="ce1">
            <text:p>5.203788494</text:p>
          </table:table-cell>
          <table:table-cell office:value-type="float" office:value="5.1606322734257004" table:style-name="ce1">
            <text:p>5.160632273</text:p>
          </table:table-cell>
          <table:table-cell office:value-type="float" office:value="5.11294906329202" table:style-name="ce1">
            <text:p>5.112949063</text:p>
          </table:table-cell>
          <table:table-cell office:value-type="float" office:value="5.10150320788809" table:style-name="ce1">
            <text:p>5.101503208</text:p>
          </table:table-cell>
          <table:table-cell office:value-type="float" office:value="5.0551259059982003" table:style-name="ce1">
            <text:p>5.055125906</text:p>
          </table:table-cell>
          <table:table-cell office:value-type="float" office:value="5.0095842311693799" table:style-name="ce1">
            <text:p>5.009584231</text:p>
          </table:table-cell>
          <table:table-cell office:value-type="float" office:value="4.9689750419479601" table:style-name="ce1">
            <text:p>4.968975042</text:p>
          </table:table-cell>
          <table:table-cell office:value-type="float" office:value="4.9314434105151799" table:style-name="ce1">
            <text:p>4.931443411</text:p>
          </table:table-cell>
          <table:table-cell office:value-type="float" office:value="4.8945702287566597" table:style-name="ce1">
            <text:p>4.894570229</text:p>
          </table:table-cell>
          <table:table-cell office:value-type="float" office:value="4.85210305788911" table:style-name="ce1">
            <text:p>4.852103058</text:p>
          </table:table-cell>
          <table:table-cell office:value-type="float" office:value="4.8103680796227302" table:style-name="ce1">
            <text:p>4.81036808</text:p>
          </table:table-cell>
          <table:table-cell office:value-type="float" office:value="4.7693465197882503" table:style-name="ce1">
            <text:p>4.76934652</text:p>
          </table:table-cell>
          <table:table-cell office:value-type="float" office:value="4.7364497014783398" table:style-name="ce1">
            <text:p>4.736449701</text:p>
          </table:table-cell>
          <table:table-cell office:value-type="float" office:value="4.70410577087112" table:style-name="ce1">
            <text:p>4.704105771</text:p>
          </table:table-cell>
          <table:table-cell office:value-type="float" office:value="4.6737846884589498" table:style-name="ce1">
            <text:p>4.673784688</text:p>
          </table:table-cell>
          <table:table-cell office:value-type="float" office:value="4.6354405655126403" table:style-name="ce1">
            <text:p>4.635440566</text:p>
          </table:table-cell>
          <table:table-cell office:value-type="float" office:value="4.5977250347457703" table:style-name="ce1">
            <text:p>4.597725035</text:p>
          </table:table-cell>
          <table:table-cell office:value-type="float" office:value="4.5606227646417796" table:style-name="ce1">
            <text:p>4.560622765</text:p>
          </table:table-cell>
          <table:table-cell office:value-type="float" office:value="4.5241189182491404" table:style-name="ce1">
            <text:p>4.524118918</text:p>
          </table:table-cell>
          <table:table-cell office:value-type="float" office:value="4.4881991333987896" table:style-name="ce1">
            <text:p>4.488199133</text:p>
          </table:table-cell>
          <table:table-cell office:value-type="float" office:value="4.4528495038635203" table:style-name="ce1">
            <text:p>4.452849504</text:p>
          </table:table-cell>
          <table:table-cell office:value-type="float" office:value="4.4261780580174301" table:style-name="ce1">
            <text:p>4.426178058</text:p>
          </table:table-cell>
          <table:table-cell office:value-type="float" office:value="4.4014628921901604" table:style-name="ce1">
            <text:p>4.401462892</text:p>
          </table:table-cell>
          <table:table-cell office:value-type="float" office:value="4.3771309072284197" table:style-name="ce1">
            <text:p>4.377130907</text:p>
          </table:table-cell>
          <table:table-cell office:value-type="float" office:value="4.3531732604968703" table:style-name="ce1">
            <text:p>4.35317326</text:p>
          </table:table-cell>
          <table:table-cell office:value-type="float" office:value="4.3204793253621903" table:style-name="ce1">
            <text:p>4.320479325</text:p>
          </table:table-cell>
          <table:table-cell office:value-type="float" office:value="4.2882807528810698" table:style-name="ce1">
            <text:p>4.288280753</text:p>
          </table:table-cell>
          <table:table-cell office:value-type="float" office:value="4.2565663694598204" table:style-name="ce1">
            <text:p>4.256566369</text:p>
          </table:table-cell>
          <table:table-cell office:value-type="float" office:value="4.2253253350448503" table:style-name="ce1">
            <text:p>4.225325335</text:p>
          </table:table-cell>
          <table:table-cell office:value-type="float" office:value="4.1945471307693598" table:style-name="ce1">
            <text:p>4.194547131</text:p>
          </table:table-cell>
          <table:table-cell office:value-type="float" office:value="4.1642215471449804" table:style-name="ce1">
            <text:p>4.164221547</text:p>
          </table:table-cell>
          <table:table-cell office:value-type="float" office:value="4.1343386727705997" table:style-name="ce1">
            <text:p>4.134338673</text:p>
          </table:table-cell>
          <table:table-cell office:value-type="float" office:value="4.1046271303009201" table:style-name="ce1">
            <text:p>4.10462713</text:p>
          </table:table-cell>
          <table:table-cell office:value-type="float" office:value="4.0753430920394402" table:style-name="ce1">
            <text:p>4.075343092</text:p>
          </table:table-cell>
          <table:table-cell office:value-type="float" office:value="4.0464773971816896" table:style-name="ce1">
            <text:p>4.046477397</text:p>
          </table:table-cell>
          <table:table-cell office:value-type="float" office:value="4.0289602314174697" table:style-name="ce1">
            <text:p>4.028960231</text:p>
          </table:table-cell>
          <table:table-cell office:value-type="float" office:value="4.0094790807182399" table:style-name="ce1">
            <text:p>4.009479081</text:p>
          </table:table-cell>
          <table:table-cell office:value-type="float" office:value="3.9815166086781701" table:style-name="ce1">
            <text:p>3.981516609</text:p>
          </table:table-cell>
          <table:table-cell office:value-type="float" office:value="3.9541043114786998" table:style-name="ce1">
            <text:p>3.954104311</text:p>
          </table:table-cell>
          <table:table-cell office:value-type="float" office:value="3.9269094236684299" table:style-name="ce1">
            <text:p>3.926909424</text:p>
          </table:table-cell>
          <table:table-cell office:value-type="float" office:value="3.9000870685678799" table:style-name="ce1">
            <text:p>3.900087069</text:p>
          </table:table-cell>
          <table:table-cell office:value-type="float" office:value="3.8821452302247401" table:style-name="ce1">
            <text:p>3.88214523</text:p>
          </table:table-cell>
          <table:table-cell office:value-type="float" office:value="3.8559878001488199" table:style-name="ce1">
            <text:p>3.8559878</text:p>
          </table:table-cell>
          <table:table-cell office:value-type="float" office:value="3.83033785391933" table:style-name="ce1">
            <text:p>3.830337854</text:p>
          </table:table-cell>
          <table:table-cell office:value-type="float" office:value="3.8048745720864598" table:style-name="ce1">
            <text:p>3.804874572</text:p>
          </table:table-cell>
          <table:table-cell office:value-type="float" office:value="3.78895321390111" table:style-name="ce1">
            <text:p>3.788953214</text:p>
          </table:table-cell>
          <table:table-cell office:value-type="float" office:value="3.77233271138943" table:style-name="ce1">
            <text:p>3.772332711</text:p>
          </table:table-cell>
          <table:table-cell office:value-type="float" office:value="3.7477478281711201" table:style-name="ce1">
            <text:p>3.747747828</text:p>
          </table:table-cell>
          <table:table-cell office:value-type="float" office:value="3.73161074378122" table:style-name="ce1">
            <text:p>3.731610744</text:p>
          </table:table-cell>
          <table:table-cell office:value-type="float" office:value="3.70762974923265" table:style-name="ce1">
            <text:p>3.707629749</text:p>
          </table:table-cell>
          <table:table-cell office:value-type="float" office:value="3.7205355906580202" table:style-name="ce1">
            <text:p>3.720535591</text:p>
          </table:table-cell>
          <table:table-cell office:value-type="float" office:value="3.6969306288624399" table:style-name="ce1">
            <text:p>3.696930629</text:p>
          </table:table-cell>
          <table:table-cell office:value-type="float" office:value="3.67378288021296" table:style-name="ce1">
            <text:p>3.67378288</text:p>
          </table:table-cell>
          <table:table-cell office:value-type="float" office:value="3.6540738060967501" table:style-name="ce1">
            <text:p>3.654073806</text:p>
          </table:table-cell>
          <table:table-cell office:value-type="float" office:value="3.6370160272065202" table:style-name="ce1">
            <text:p>3.637016027</text:p>
          </table:table-cell>
          <table:table-cell office:value-type="float" office:value="3.6145162791415899" table:style-name="ce1">
            <text:p>3.614516279</text:p>
          </table:table-cell>
          <table:table-cell office:value-type="float" office:value="3.5922943057441299" table:style-name="ce1">
            <text:p>3.592294306</text:p>
          </table:table-cell>
          <table:table-cell office:value-type="float" office:value="3.5703449945969399" table:style-name="ce1">
            <text:p>3.570344995</text:p>
          </table:table-cell>
          <table:table-cell office:value-type="float" office:value="3.5485825888932898" table:style-name="ce1">
            <text:p>3.548582589</text:p>
          </table:table-cell>
          <table:table-cell office:value-type="float" office:value="3.5366309188056202" table:style-name="ce1">
            <text:p>3.536630919</text:p>
          </table:table-cell>
          <table:table-cell office:value-type="float" office:value="3.51532591327065" table:style-name="ce1">
            <text:p>3.515325913</text:p>
          </table:table-cell>
          <table:table-cell office:value-type="float" office:value="3.4942760575025602" table:style-name="ce1">
            <text:p>3.494276058</text:p>
          </table:table-cell>
          <table:table-cell office:value-type="float" office:value="3.4734767952555199" table:style-name="ce1">
            <text:p>3.473476795</text:p>
          </table:table-cell>
          <table:table-cell office:value-type="float" office:value="3.4529236781238302" table:style-name="ce1">
            <text:p>3.452923678</text:p>
          </table:table-cell>
          <table:table-cell office:value-type="float" office:value="3.4326123623701599" table:style-name="ce1">
            <text:p>3.432612362</text:p>
          </table:table-cell>
          <table:table-cell office:value-type="float" office:value="3.4125386058650702" table:style-name="ce1">
            <text:p>3.412538606</text:p>
          </table:table-cell>
          <table:table-cell office:value-type="float" office:value="3.3926982651333" table:style-name="ce1">
            <text:p>3.392698265</text:p>
          </table:table-cell>
          <table:table-cell office:value-type="float" office:value="3.3730872925024702" table:style-name="ce1">
            <text:p>3.373087293</text:p>
          </table:table-cell>
          <table:table-cell office:value-type="float" office:value="3.3537017333501602" table:style-name="ce1">
            <text:p>3.353701733</text:p>
          </table:table-cell>
          <table:table-cell office:value-type="float" office:value="3.3345377234453002" table:style-name="ce1">
            <text:p>3.334537723</text:p>
          </table:table-cell>
          <table:table-cell office:value-type="float" office:value="3.3155914863802698" table:style-name="ce1">
            <text:p>3.315591486</text:p>
          </table:table-cell>
          <table:table-cell office:value-type="float" office:value="3.2968593310899799" table:style-name="ce1">
            <text:p>3.296859331</text:p>
          </table:table-cell>
          <table:table-cell office:value-type="float" office:value="3.2783376494546501" table:style-name="ce1">
            <text:p>3.278337649</text:p>
          </table:table-cell>
          <table:table-cell office:value-type="float" office:value="3.2600229139828301" table:style-name="ce1">
            <text:p>3.260022914</text:p>
          </table:table-cell>
          <table:table-cell office:value-type="float" office:value="3.2419116755718198" table:style-name="ce1">
            <text:p>3.241911676</text:p>
          </table:table-cell>
          <table:table-cell office:value-type="float" office:value="3.2569335189567399" table:style-name="ce1">
            <text:p>3.256933519</text:p>
          </table:table-cell>
          <table:table-cell office:value-type="float" office:value="3.2390978709349398" table:style-name="ce1">
            <text:p>3.239097871</text:p>
          </table:table-cell>
          <table:table-cell office:value-type="float" office:value="3.2214571480281302" table:style-name="ce1">
            <text:p>3.221457148</text:p>
          </table:table-cell>
          <table:table-cell office:value-type="float" office:value="3.2040081721094298" table:style-name="ce1">
            <text:p>3.204008172</text:p>
          </table:table-cell>
          <table:table-cell office:value-type="float" office:value="3.1867478337682398" table:style-name="ce1">
            <text:p>3.186747834</text:p>
          </table:table-cell>
          <table:table-cell office:value-type="float" office:value="3.16967309046297" table:style-name="ce1">
            <text:p>3.16967309</text:p>
          </table:table-cell>
          <table:table-cell office:value-type="float" office:value="3.1533895350762302" table:style-name="ce1">
            <text:p>3.153389535</text:p>
          </table:table-cell>
          <table:table-cell office:value-type="float" office:value="3.1379787557634198" table:style-name="ce1">
            <text:p>3.137978756</text:p>
          </table:table-cell>
          <table:table-cell office:value-type="float" office:value="3.1223524507582501" table:style-name="ce1">
            <text:p>3.122352451</text:p>
          </table:table-cell>
          <table:table-cell office:value-type="float" office:value="3.1072672432504098" table:style-name="ce1">
            <text:p>3.107267243</text:p>
          </table:table-cell>
          <table:table-cell office:value-type="float" office:value="3.0919653577348898" table:style-name="ce1">
            <text:p>3.091965358</text:p>
          </table:table-cell>
          <table:table-cell office:value-type="float" office:value="3.07586137149669" table:style-name="ce1">
            <text:p>3.075861371</text:p>
          </table:table-cell>
          <table:table-cell office:value-type="float" office:value="3.0612515355006802" table:style-name="ce1">
            <text:p>3.061251536</text:p>
          </table:table-cell>
          <table:table-cell office:value-type="float" office:value="3.0456478977504502" table:style-name="ce1">
            <text:p>3.045647898</text:p>
          </table:table-cell>
          <table:table-cell office:value-type="float" office:value="3.0302042973104699" table:style-name="ce1">
            <text:p>3.030204297</text:p>
          </table:table-cell>
          <table:table-cell office:value-type="float" office:value="3.0149182846300802" table:style-name="ce1">
            <text:p>3.014918285</text:p>
          </table:table-cell>
          <table:table-cell office:value-type="float" office:value="2.99978745989569" table:style-name="ce1">
            <text:p>2.99978746</text:p>
          </table:table-cell>
          <table:table-cell office:value-type="float" office:value="2.98480947177478" table:style-name="ce1">
            <text:p>2.984809472</text:p>
          </table:table-cell>
          <table:table-cell office:value-type="float" office:value="2.9699820161977901" table:style-name="ce1">
            <text:p>2.969982016</text:p>
          </table:table-cell>
          <table:table-cell office:value-type="float" office:value="2.95530283517658" table:style-name="ce1">
            <text:p>2.955302835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30.189354018627199" table:style-name="ce1">
            <text:p>30.18935402</text:p>
          </table:table-cell>
          <table:table-cell office:value-type="string" table:style-name="ce1">
            <text:p><text:s/>global min</text:p>
          </table:table-cell>
          <table:table-cell office:value-type="float" office:value="-33.396002242114598" table:style-name="ce1">
            <text:p>-33.39600224</text:p>
          </table:table-cell>
          <table:table-cell office:value-type="string" table:style-name="ce1">
            <text:p><text:s/>range</text:p>
          </table:table-cell>
          <table:table-cell office:value-type="float" office:value="63.585356260741897" table:style-name="ce1">
            <text:p>63.58535626</text:p>
          </table:table-cell>
          <table:table-cell office:value-type="string" table:style-name="ce1">
            <text:p><text:s/>regret</text:p>
          </table:table-cell>
          <table:table-cell office:value-type="float" office:value="1.5984250121263499" table:style-name="ce1">
            <text:p>1.598425012</text:p>
          </table:table-cell>
          <table:table-cell office:value-type="float" office:value="4.35393726258323" table:style-name="ce1">
            <text:p>4.353937263</text:p>
          </table:table-cell>
          <table:table-cell office:value-type="float" office:value="3.02753241264984" table:style-name="ce1">
            <text:p>3.027532413</text:p>
          </table:table-cell>
          <table:table-cell office:value-type="float" office:value="4.6365181663252502" table:style-name="ce1">
            <text:p>4.636518166</text:p>
          </table:table-cell>
          <table:table-cell office:value-type="float" office:value="3.7671695254583901" table:style-name="ce1">
            <text:p>3.767169525</text:p>
          </table:table-cell>
          <table:table-cell office:value-type="float" office:value="7.9678553894631197" table:style-name="ce1">
            <text:p>7.967855389</text:p>
          </table:table-cell>
          <table:table-cell office:value-type="float" office:value="10.830022846691501" table:style-name="ce1">
            <text:p>10.83002285</text:p>
          </table:table-cell>
          <table:table-cell office:value-type="float" office:value="9.5034544338231104" table:style-name="ce1">
            <text:p>9.503454434</text:p>
          </table:table-cell>
          <table:table-cell office:value-type="float" office:value="8.5616651172528204" table:style-name="ce1">
            <text:p>8.561665117</text:p>
          </table:table-cell>
          <table:table-cell office:value-type="float" office:value="10.6143621200106" table:style-name="ce1">
            <text:p>10.61436212</text:p>
          </table:table-cell>
          <table:table-cell office:value-type="float" office:value="11.372366606703499" table:style-name="ce1">
            <text:p>11.37236661</text:p>
          </table:table-cell>
          <table:table-cell office:value-type="float" office:value="12.930870581243401" table:style-name="ce1">
            <text:p>12.93087058</text:p>
          </table:table-cell>
          <table:table-cell office:value-type="float" office:value="12.9968041393526" table:style-name="ce1">
            <text:p>12.99680414</text:p>
          </table:table-cell>
          <table:table-cell office:value-type="float" office:value="12.8183119903372" table:style-name="ce1">
            <text:p>12.81831199</text:p>
          </table:table-cell>
          <table:table-cell office:value-type="float" office:value="13.3862871381491" table:style-name="ce1">
            <text:p>13.38628714</text:p>
          </table:table-cell>
          <table:table-cell office:value-type="float" office:value="16.2399884556079" table:style-name="ce1">
            <text:p>16.23998846</text:p>
          </table:table-cell>
          <table:table-cell office:value-type="float" office:value="17.864030573031201" table:style-name="ce1">
            <text:p>17.86403057</text:p>
          </table:table-cell>
          <table:table-cell office:value-type="float" office:value="19.0874647152833" table:style-name="ce1">
            <text:p>19.08746472</text:p>
          </table:table-cell>
          <table:table-cell office:value-type="float" office:value="19.8648927174495" table:style-name="ce1">
            <text:p>19.86489272</text:p>
          </table:table-cell>
          <table:table-cell office:value-type="float" office:value="20.879526369088101" table:style-name="ce1">
            <text:p>20.87952637</text:p>
          </table:table-cell>
          <table:table-cell office:value-type="float" office:value="20.3197790705497" table:style-name="ce1">
            <text:p>20.31977907</text:p>
          </table:table-cell>
          <table:table-cell office:value-type="float" office:value="19.454745246621702" table:style-name="ce1">
            <text:p>19.45474525</text:p>
          </table:table-cell>
          <table:table-cell office:value-type="float" office:value="20.556814977687999" table:style-name="ce1">
            <text:p>20.55681498</text:p>
          </table:table-cell>
          <table:table-cell office:value-type="float" office:value="21.2698331912156" table:style-name="ce1">
            <text:p>21.26983319</text:p>
          </table:table-cell>
          <table:table-cell office:value-type="float" office:value="21.518108514057399" table:style-name="ce1">
            <text:p>21.51810851</text:p>
          </table:table-cell>
          <table:table-cell office:value-type="float" office:value="20.694234286457899" table:style-name="ce1">
            <text:p>20.69423429</text:p>
          </table:table-cell>
          <table:table-cell office:value-type="float" office:value="19.931387779421399" table:style-name="ce1">
            <text:p>19.93138778</text:p>
          </table:table-cell>
          <table:table-cell office:value-type="float" office:value="19.249372213213601" table:style-name="ce1">
            <text:p>19.24937221</text:p>
          </table:table-cell>
          <table:table-cell office:value-type="float" office:value="18.590870404603301" table:style-name="ce1">
            <text:p>18.5908704</text:p>
          </table:table-cell>
          <table:table-cell office:value-type="float" office:value="18.0320573308014" table:style-name="ce1">
            <text:p>18.03205733</text:p>
          </table:table-cell>
          <table:table-cell office:value-type="float" office:value="17.4835184035075" table:style-name="ce1">
            <text:p>17.4835184</text:p>
          </table:table-cell>
          <table:table-cell office:value-type="float" office:value="16.9402015345377" table:style-name="ce1">
            <text:p>16.94020153</text:p>
          </table:table-cell>
          <table:table-cell office:value-type="float" office:value="16.428461284054599" table:style-name="ce1">
            <text:p>16.42846128</text:p>
          </table:table-cell>
          <table:table-cell office:value-type="float" office:value="15.9816770765583" table:style-name="ce1">
            <text:p>15.98167708</text:p>
          </table:table-cell>
          <table:table-cell office:value-type="float" office:value="15.5312713184779" table:style-name="ce1">
            <text:p>15.53127132</text:p>
          </table:table-cell>
          <table:table-cell office:value-type="float" office:value="15.1040921086179" table:style-name="ce1">
            <text:p>15.10409211</text:p>
          </table:table-cell>
          <table:table-cell office:value-type="float" office:value="14.7017511203781" table:style-name="ce1">
            <text:p>14.70175112</text:p>
          </table:table-cell>
          <table:table-cell office:value-type="float" office:value="14.3162517032259" table:style-name="ce1">
            <text:p>14.3162517</text:p>
          </table:table-cell>
          <table:table-cell office:value-type="float" office:value="13.977244900679899" table:style-name="ce1">
            <text:p>13.9772449</text:p>
          </table:table-cell>
          <table:table-cell office:value-type="float" office:value="13.6575945883441" table:style-name="ce1">
            <text:p>13.65759459</text:p>
          </table:table-cell>
          <table:table-cell office:value-type="float" office:value="13.3282098365191" table:style-name="ce1">
            <text:p>13.32820984</text:p>
          </table:table-cell>
          <table:table-cell office:value-type="float" office:value="13.014510072876201" table:style-name="ce1">
            <text:p>13.01451007</text:p>
          </table:table-cell>
          <table:table-cell office:value-type="float" office:value="12.7516063072019" table:style-name="ce1">
            <text:p>12.75160631</text:p>
          </table:table-cell>
          <table:table-cell office:value-type="float" office:value="12.4720590265445" table:style-name="ce1">
            <text:p>12.47205903</text:p>
          </table:table-cell>
          <table:table-cell office:value-type="float" office:value="12.206190569179901" table:style-name="ce1">
            <text:p>12.20619057</text:p>
          </table:table-cell>
          <table:table-cell office:value-type="float" office:value="11.941287101119901" table:style-name="ce1">
            <text:p>11.9412871</text:p>
          </table:table-cell>
          <table:table-cell office:value-type="float" office:value="11.6883399983003" table:style-name="ce1">
            <text:p>11.68834</text:p>
          </table:table-cell>
          <table:table-cell office:value-type="float" office:value="11.466236052183399" table:style-name="ce1">
            <text:p>11.46623605</text:p>
          </table:table-cell>
          <table:table-cell office:value-type="float" office:value="11.232283024382699" table:style-name="ce1">
            <text:p>11.23228302</text:p>
          </table:table-cell>
          <table:table-cell office:value-type="float" office:value="11.007688117694" table:style-name="ce1">
            <text:p>11.00768812</text:p>
          </table:table-cell>
          <table:table-cell office:value-type="float" office:value="10.7918510957784" table:style-name="ce1">
            <text:p>10.7918511</text:p>
          </table:table-cell>
          <table:table-cell office:value-type="float" office:value="10.597038002892999" table:style-name="ce1">
            <text:p>10.597038</text:p>
          </table:table-cell>
          <table:table-cell office:value-type="float" office:value="10.401197201777" table:style-name="ce1">
            <text:p>10.4011972</text:p>
          </table:table-cell>
          <table:table-cell office:value-type="float" office:value="10.2126097636653" table:style-name="ce1">
            <text:p>10.21260976</text:p>
          </table:table-cell>
          <table:table-cell office:value-type="float" office:value="10.027885463754901" table:style-name="ce1">
            <text:p>10.02788546</text:p>
          </table:table-cell>
          <table:table-cell office:value-type="float" office:value="9.8568790440142404" table:style-name="ce1">
            <text:p>9.856879044</text:p>
          </table:table-cell>
          <table:table-cell office:value-type="float" office:value="9.6949686601964196" table:style-name="ce1">
            <text:p>9.69496866</text:p>
          </table:table-cell>
          <table:table-cell office:value-type="float" office:value="9.5280621153327907" table:style-name="ce1">
            <text:p>9.528062115</text:p>
          </table:table-cell>
          <table:table-cell office:value-type="float" office:value="9.3665695371068107" table:style-name="ce1">
            <text:p>9.366569537</text:p>
          </table:table-cell>
          <table:table-cell office:value-type="float" office:value="9.2389541806364193" table:style-name="ce1">
            <text:p>9.238954181</text:p>
          </table:table-cell>
          <table:table-cell office:value-type="float" office:value="9.0948979802698595" table:style-name="ce1">
            <text:p>9.09489798</text:p>
          </table:table-cell>
          <table:table-cell office:value-type="float" office:value="8.9616730439042502" table:style-name="ce1">
            <text:p>8.961673044</text:p>
          </table:table-cell>
          <table:table-cell office:value-type="float" office:value="8.8196526631772905" table:style-name="ce1">
            <text:p>8.819652663</text:p>
          </table:table-cell>
          <table:table-cell office:value-type="float" office:value="8.6825786105267593" table:style-name="ce1">
            <text:p>8.682578611</text:p>
          </table:table-cell>
          <table:table-cell office:value-type="float" office:value="8.5523462556531893" table:style-name="ce1">
            <text:p>8.552346256</text:p>
          </table:table-cell>
          <table:table-cell office:value-type="float" office:value="8.4271557815067908" table:style-name="ce1">
            <text:p>8.427155782</text:p>
          </table:table-cell>
          <table:table-cell office:value-type="float" office:value="8.3021649977320209" table:style-name="ce1">
            <text:p>8.302164998</text:p>
          </table:table-cell>
          <table:table-cell office:value-type="float" office:value="8.1867144236223801" table:style-name="ce1">
            <text:p>8.186714424</text:p>
          </table:table-cell>
          <table:table-cell office:value-type="float" office:value="8.0682749255714103" table:style-name="ce1">
            <text:p>8.068274926</text:p>
          </table:table-cell>
          <table:table-cell office:value-type="float" office:value="7.9632905399039604" table:style-name="ce1">
            <text:p>7.96329054</text:p>
          </table:table-cell>
          <table:table-cell office:value-type="float" office:value="7.8768565631524403" table:style-name="ce1">
            <text:p>7.876856563</text:p>
          </table:table-cell>
          <table:table-cell office:value-type="float" office:value="7.7737269714180499" table:style-name="ce1">
            <text:p>7.773726971</text:p>
          </table:table-cell>
          <table:table-cell office:value-type="float" office:value="7.6734228479503503" table:style-name="ce1">
            <text:p>7.673422848</text:p>
          </table:table-cell>
          <table:table-cell office:value-type="float" office:value="7.57104387157902" table:style-name="ce1">
            <text:p>7.571043872</text:p>
          </table:table-cell>
          <table:table-cell office:value-type="float" office:value="7.47611696606831" table:style-name="ce1">
            <text:p>7.476116966</text:p>
          </table:table-cell>
          <table:table-cell office:value-type="float" office:value="7.3783642861666703" table:style-name="ce1">
            <text:p>7.378364286</text:p>
          </table:table-cell>
          <table:table-cell office:value-type="float" office:value="7.2986166750369899" table:style-name="ce1">
            <text:p>7.298616675</text:p>
          </table:table-cell>
          <table:table-cell office:value-type="float" office:value="7.2238287944815802" table:style-name="ce1">
            <text:p>7.223828794</text:p>
          </table:table-cell>
          <table:table-cell office:value-type="float" office:value="7.1323879236653598" table:style-name="ce1">
            <text:p>7.132387924</text:p>
          </table:table-cell>
          <table:table-cell office:value-type="float" office:value="7.0432330746195397" table:style-name="ce1">
            <text:p>7.043233075</text:p>
          </table:table-cell>
          <table:table-cell office:value-type="float" office:value="7.61415810532805" table:style-name="ce1">
            <text:p>7.614158105</text:p>
          </table:table-cell>
          <table:table-cell office:value-type="float" office:value="7.5312050397373698" table:style-name="ce1">
            <text:p>7.53120504</text:p>
          </table:table-cell>
          <table:table-cell office:value-type="float" office:value="7.4513777929592999" table:style-name="ce1">
            <text:p>7.451377793</text:p>
          </table:table-cell>
          <table:table-cell office:value-type="float" office:value="7.3627011250662902" table:style-name="ce1">
            <text:p>7.362701125</text:p>
          </table:table-cell>
          <table:table-cell office:value-type="float" office:value="7.2763238299293098" table:style-name="ce1">
            <text:p>7.27632383</text:p>
          </table:table-cell>
          <table:table-cell office:value-type="float" office:value="7.2159125256676599" table:style-name="ce1">
            <text:p>7.215912526</text:p>
          </table:table-cell>
          <table:table-cell office:value-type="float" office:value="7.1412395992674602" table:style-name="ce1">
            <text:p>7.141239599</text:p>
          </table:table-cell>
          <table:table-cell office:value-type="float" office:value="7.0682637848308998" table:style-name="ce1">
            <text:p>7.068263785</text:p>
          </table:table-cell>
          <table:table-cell office:value-type="float" office:value="6.9888450906193098" table:style-name="ce1">
            <text:p>6.988845091</text:p>
          </table:table-cell>
          <table:table-cell office:value-type="float" office:value="6.91121945283406" table:style-name="ce1">
            <text:p>6.911219453</text:p>
          </table:table-cell>
          <table:table-cell office:value-type="float" office:value="6.8421729441919101" table:style-name="ce1">
            <text:p>6.842172944</text:p>
          </table:table-cell>
          <table:table-cell office:value-type="float" office:value="6.7863689165185104" table:style-name="ce1">
            <text:p>6.786368917</text:p>
          </table:table-cell>
          <table:table-cell office:value-type="float" office:value="6.71342449472741" table:style-name="ce1">
            <text:p>6.713424495</text:p>
          </table:table-cell>
          <table:table-cell office:value-type="float" office:value="6.8226205471627503" table:style-name="ce1">
            <text:p>6.822620547</text:p>
          </table:table-cell>
          <table:table-cell office:value-type="float" office:value="6.7508302012973198" table:style-name="ce1">
            <text:p>6.750830201</text:p>
          </table:table-cell>
          <table:table-cell office:value-type="float" office:value="6.6805354876374103" table:style-name="ce1">
            <text:p>6.680535488</text:p>
          </table:table-cell>
          <table:table-cell office:value-type="float" office:value="6.6116901495168898" table:style-name="ce1">
            <text:p>6.61169015</text:p>
          </table:table-cell>
          <table:table-cell office:value-type="float" office:value="6.5442498182967803" table:style-name="ce1">
            <text:p>6.544249818</text:p>
          </table:table-cell>
          <table:table-cell office:value-type="float" office:value="6.4781719180104202" table:style-name="ce1">
            <text:p>6.478171918</text:p>
          </table:table-cell>
          <table:table-cell office:value-type="float" office:value="6.4370879762779003" table:style-name="ce1">
            <text:p>6.437087976</text:p>
          </table:table-cell>
          <table:table-cell office:value-type="float" office:value="6.3786855364285504" table:style-name="ce1">
            <text:p>6.378685536</text:p>
          </table:table-cell>
          <table:table-cell office:value-type="float" office:value="6.3214282424585999" table:style-name="ce1">
            <text:p>6.321428242</text:p>
          </table:table-cell>
          <table:table-cell office:value-type="float" office:value="6.2601948523192599" table:style-name="ce1">
            <text:p>6.260194852</text:p>
          </table:table-cell>
          <table:table-cell office:value-type="float" office:value="6.2051779936574798" table:style-name="ce1">
            <text:p>6.205177994</text:p>
          </table:table-cell>
          <table:table-cell office:value-type="float" office:value="6.1462180990331801" table:style-name="ce1">
            <text:p>6.146218099</text:p>
          </table:table-cell>
          <table:table-cell office:value-type="float" office:value="6.0883706552508396" table:style-name="ce1">
            <text:p>6.088370655</text:p>
          </table:table-cell>
          <table:table-cell office:value-type="float" office:value="6.0373390338597002" table:style-name="ce1">
            <text:p>6.037339034</text:p>
          </table:table-cell>
          <table:table-cell office:value-type="float" office:value="5.9818721288567698" table:style-name="ce1">
            <text:p>5.981872129</text:p>
          </table:table-cell>
          <table:table-cell office:value-type="float" office:value="5.9274229652300496" table:style-name="ce1">
            <text:p>5.927422965</text:p>
          </table:table-cell>
          <table:table-cell office:value-type="float" office:value="6.0305729193805302" table:style-name="ce1">
            <text:p>6.030572919</text:p>
          </table:table-cell>
          <table:table-cell office:value-type="float" office:value="5.9763730647744602" table:style-name="ce1">
            <text:p>5.976373065</text:p>
          </table:table-cell>
          <table:table-cell office:value-type="float" office:value="5.9278201048344501" table:style-name="ce1">
            <text:p>5.927820105</text:p>
          </table:table-cell>
          <table:table-cell office:value-type="float" office:value="5.8754888566333197" table:style-name="ce1">
            <text:p>5.875488857</text:p>
          </table:table-cell>
          <table:table-cell office:value-type="float" office:value="5.83480735990128" table:style-name="ce1">
            <text:p>5.83480736</text:p>
          </table:table-cell>
          <table:table-cell office:value-type="float" office:value="5.7989238384955204" table:style-name="ce1">
            <text:p>5.798923838</text:p>
          </table:table-cell>
          <table:table-cell office:value-type="float" office:value="5.74933754069421" table:style-name="ce1">
            <text:p>5.749337541</text:p>
          </table:table-cell>
          <table:table-cell office:value-type="float" office:value="5.7005988719151501" table:style-name="ce1">
            <text:p>5.700598872</text:p>
          </table:table-cell>
          <table:table-cell office:value-type="float" office:value="5.65268628226793" table:style-name="ce1">
            <text:p>5.652686282</text:p>
          </table:table-cell>
          <table:table-cell office:value-type="float" office:value="5.6055789462282304" table:style-name="ce1">
            <text:p>5.605578946</text:p>
          </table:table-cell>
          <table:table-cell office:value-type="float" office:value="5.5648605210834097" table:style-name="ce1">
            <text:p>5.564860521</text:p>
          </table:table-cell>
          <table:table-cell office:value-type="float" office:value="5.5192576514343301" table:style-name="ce1">
            <text:p>5.519257651</text:p>
          </table:table-cell>
          <table:table-cell office:value-type="float" office:value="5.4947510754920099" table:style-name="ce1">
            <text:p>5.494751075</text:p>
          </table:table-cell>
          <table:table-cell office:value-type="float" office:value="5.64874897482738" table:style-name="ce1">
            <text:p>5.648748975</text:p>
          </table:table-cell>
          <table:table-cell office:value-type="float" office:value="5.60616424140047" table:style-name="ce1">
            <text:p>5.606164241</text:p>
          </table:table-cell>
          <table:table-cell office:value-type="float" office:value="5.5749805466551701" table:style-name="ce1">
            <text:p>5.574980547</text:p>
          </table:table-cell>
          <table:table-cell office:value-type="float" office:value="5.5307346693007702" table:style-name="ce1">
            <text:p>5.530734669</text:p>
          </table:table-cell>
          <table:table-cell office:value-type="float" office:value="5.4872055592271103" table:style-name="ce1">
            <text:p>5.487205559</text:p>
          </table:table-cell>
          <table:table-cell office:value-type="float" office:value="5.4478643123446799" table:style-name="ce1">
            <text:p>5.447864312</text:p>
          </table:table-cell>
          <table:table-cell office:value-type="float" office:value="5.4057443491335304" table:style-name="ce1">
            <text:p>5.405744349</text:p>
          </table:table-cell>
          <table:table-cell office:value-type="float" office:value="5.3642723853563998" table:style-name="ce1">
            <text:p>5.364272385</text:p>
          </table:table-cell>
          <table:table-cell office:value-type="float" office:value="5.3234335813315798" table:style-name="ce1">
            <text:p>5.323433581</text:p>
          </table:table-cell>
          <table:table-cell office:value-type="float" office:value="5.2831045390487699" table:style-name="ce1">
            <text:p>5.283104539</text:p>
          </table:table-cell>
          <table:table-cell office:value-type="float" office:value="5.2433819485296" table:style-name="ce1">
            <text:p>5.243381949</text:p>
          </table:table-cell>
          <table:table-cell office:value-type="float" office:value="5.2042522324957998" table:style-name="ce1">
            <text:p>5.204252232</text:p>
          </table:table-cell>
          <table:table-cell office:value-type="float" office:value="5.1658088015743999" table:style-name="ce1">
            <text:p>5.165808802</text:p>
          </table:table-cell>
          <table:table-cell office:value-type="float" office:value="5.1305325753120101" table:style-name="ce1">
            <text:p>5.130532575</text:p>
          </table:table-cell>
          <table:table-cell office:value-type="float" office:value="5.0931884620477303" table:style-name="ce1">
            <text:p>5.093188462</text:p>
          </table:table-cell>
          <table:table-cell office:value-type="float" office:value="5.0595532265131604" table:style-name="ce1">
            <text:p>5.059553227</text:p>
          </table:table-cell>
          <table:table-cell office:value-type="float" office:value="5.0238626874850096" table:style-name="ce1">
            <text:p>5.023862687</text:p>
          </table:table-cell>
          <table:table-cell office:value-type="float" office:value="4.9883130489568597" table:style-name="ce1">
            <text:p>4.988313049</text:p>
          </table:table-cell>
          <table:table-cell office:value-type="float" office:value="4.9532676606206003" table:style-name="ce1">
            <text:p>4.953267661</text:p>
          </table:table-cell>
          <table:table-cell office:value-type="float" office:value="4.9271023829344003" table:style-name="ce1">
            <text:p>4.927102383</text:p>
          </table:table-cell>
          <table:table-cell office:value-type="float" office:value="4.8929751865051001" table:style-name="ce1">
            <text:p>4.892975187</text:p>
          </table:table-cell>
          <table:table-cell office:value-type="float" office:value="4.8691709282079403" table:style-name="ce1">
            <text:p>4.869170928</text:p>
          </table:table-cell>
          <table:table-cell office:value-type="float" office:value="4.8356079403578702" table:style-name="ce1">
            <text:p>4.83560794</text:p>
          </table:table-cell>
          <table:table-cell office:value-type="float" office:value="4.8061752938588" table:style-name="ce1">
            <text:p>4.806175294</text:p>
          </table:table-cell>
          <table:table-cell office:value-type="float" office:value="4.77348022383255" table:style-name="ce1">
            <text:p>4.773480224</text:p>
          </table:table-cell>
          <table:table-cell office:value-type="float" office:value="4.7412269790769201" table:style-name="ce1">
            <text:p>4.741226979</text:p>
          </table:table-cell>
          <table:table-cell office:value-type="float" office:value="4.7094066637810998" table:style-name="ce1">
            <text:p>4.709406664</text:p>
          </table:table-cell>
          <table:table-cell office:value-type="float" office:value="4.6781065464099401" table:style-name="ce1">
            <text:p>4.678106546</text:p>
          </table:table-cell>
          <table:table-cell office:value-type="float" office:value="4.6471257083542401" table:style-name="ce1">
            <text:p>4.647125708</text:p>
          </table:table-cell>
          <table:table-cell office:value-type="float" office:value="4.6195230784195198" table:style-name="ce1">
            <text:p>4.619523078</text:p>
          </table:table-cell>
          <table:table-cell office:value-type="float" office:value="4.58942416325407" table:style-name="ce1">
            <text:p>4.589424163</text:p>
          </table:table-cell>
          <table:table-cell office:value-type="float" office:value="4.5599273394247799" table:style-name="ce1">
            <text:p>4.559927339</text:p>
          </table:table-cell>
          <table:table-cell office:value-type="float" office:value="4.53081111977394" table:style-name="ce1">
            <text:p>4.53081112</text:p>
          </table:table-cell>
          <table:table-cell office:value-type="float" office:value="4.5020681849904101" table:style-name="ce1">
            <text:p>4.502068185</text:p>
          </table:table-cell>
          <table:table-cell office:value-type="float" office:value="4.4736914022423404" table:style-name="ce1">
            <text:p>4.473691402</text:p>
          </table:table-cell>
          <table:table-cell office:value-type="float" office:value="4.4454679696845201" table:style-name="ce1">
            <text:p>4.44546797</text:p>
          </table:table-cell>
          <table:table-cell office:value-type="float" office:value="4.4193315356738703" table:style-name="ce1">
            <text:p>4.419331536</text:p>
          </table:table-cell>
          <table:table-cell office:value-type="float" office:value="4.3935218070883497" table:style-name="ce1">
            <text:p>4.393521807</text:p>
          </table:table-cell>
          <table:table-cell office:value-type="float" office:value="4.3663222247965301" table:style-name="ce1">
            <text:p>4.366322225</text:p>
          </table:table-cell>
          <table:table-cell office:value-type="float" office:value="4.3394584398169602" table:style-name="ce1">
            <text:p>4.33945844</text:p>
          </table:table-cell>
          <table:table-cell office:value-type="float" office:value="4.3150951489585099" table:style-name="ce1">
            <text:p>4.315095149</text:p>
          </table:table-cell>
          <table:table-cell office:value-type="float" office:value="4.28887133133136" table:style-name="ce1">
            <text:p>4.288871331</text:p>
          </table:table-cell>
          <table:table-cell office:value-type="float" office:value="4.2629653781602999" table:style-name="ce1">
            <text:p>4.262965378</text:p>
          </table:table-cell>
          <table:table-cell office:value-type="float" office:value="4.2390304961351797" table:style-name="ce1">
            <text:p>4.239030496</text:p>
          </table:table-cell>
          <table:table-cell office:value-type="float" office:value="4.2158521220858098" table:style-name="ce1">
            <text:p>4.215852122</text:p>
          </table:table-cell>
          <table:table-cell office:value-type="float" office:value="4.1929496810608402" table:style-name="ce1">
            <text:p>4.192949681</text:p>
          </table:table-cell>
          <table:table-cell office:value-type="float" office:value="4.1682244702741196" table:style-name="ce1">
            <text:p>4.16822447</text:p>
          </table:table-cell>
          <table:table-cell office:value-type="float" office:value="4.1458716323895102" table:style-name="ce1">
            <text:p>4.145871632</text:p>
          </table:table-cell>
          <table:table-cell office:value-type="float" office:value="4.12171091558083" table:style-name="ce1">
            <text:p>4.121710916</text:p>
          </table:table-cell>
          <table:table-cell office:value-type="float" office:value="4.1003726309453397" table:style-name="ce1">
            <text:p>4.100372631</text:p>
          </table:table-cell>
          <table:table-cell office:value-type="float" office:value="4.0767542287902003" table:style-name="ce1">
            <text:p>4.076754229</text:p>
          </table:table-cell>
          <table:table-cell office:value-type="float" office:value="4.0604383897119902" table:style-name="ce1">
            <text:p>4.06043839</text:p>
          </table:table-cell>
          <table:table-cell office:value-type="float" office:value="4.03934012479872" table:style-name="ce1">
            <text:p>4.039340125</text:p>
          </table:table-cell>
          <table:table-cell office:value-type="float" office:value="4.0164037473279697" table:style-name="ce1">
            <text:p>4.016403747</text:p>
          </table:table-cell>
          <table:table-cell office:value-type="float" office:value="3.9937265379642302" table:style-name="ce1">
            <text:p>3.993726538</text:p>
          </table:table-cell>
          <table:table-cell office:value-type="float" office:value="3.9733586474694298" table:style-name="ce1">
            <text:p>3.973358647</text:p>
          </table:table-cell>
          <table:table-cell office:value-type="float" office:value="3.9511611131260298" table:style-name="ce1">
            <text:p>3.951161113</text:p>
          </table:table-cell>
          <table:table-cell office:value-type="float" office:value="3.92922431633058" table:style-name="ce1">
            <text:p>3.929224316</text:p>
          </table:table-cell>
          <table:table-cell office:value-type="float" office:value="3.9100105132474101" table:style-name="ce1">
            <text:p>3.910010513</text:p>
          </table:table-cell>
          <table:table-cell office:value-type="float" office:value="3.8910078508574601" table:style-name="ce1">
            <text:p>3.891007851</text:p>
          </table:table-cell>
          <table:table-cell office:value-type="float" office:value="3.8697455128746299" table:style-name="ce1">
            <text:p>3.869745513</text:p>
          </table:table-cell>
          <table:table-cell office:value-type="float" office:value="3.8487142872611799" table:style-name="ce1">
            <text:p>3.848714287</text:p>
          </table:table-cell>
          <table:table-cell office:value-type="float" office:value="3.8279104262489598" table:style-name="ce1">
            <text:p>3.827910426</text:p>
          </table:table-cell>
          <table:table-cell office:value-type="float" office:value="3.8097578215824401" table:style-name="ce1">
            <text:p>3.809757822</text:p>
          </table:table-cell>
          <table:table-cell office:value-type="float" office:value="3.78946173193818" table:style-name="ce1">
            <text:p>3.789461732</text:p>
          </table:table-cell>
          <table:table-cell office:value-type="float" office:value="3.7693815581412" table:style-name="ce1">
            <text:p>3.769381558</text:p>
          </table:table-cell>
          <table:table-cell office:value-type="float" office:value="3.7495138729558302" table:style-name="ce1">
            <text:p>3.749513873</text:p>
          </table:table-cell>
          <table:table-cell office:value-type="float" office:value="3.7298553212987202" table:style-name="ce1">
            <text:p>3.729855321</text:p>
          </table:table-cell>
          <table:table-cell office:value-type="float" office:value="3.71040261835007" table:style-name="ce1">
            <text:p>3.710402618</text:p>
          </table:table-cell>
          <table:table-cell office:value-type="float" office:value="3.6911525477237999" table:style-name="ce1">
            <text:p>3.691152548</text:p>
          </table:table-cell>
          <table:table-cell office:value-type="float" office:value="3.67210195969469" table:style-name="ce1">
            <text:p>3.67210196</text:p>
          </table:table-cell>
          <table:table-cell office:value-type="float" office:value="3.6532477694803198" table:style-name="ce1">
            <text:p>3.653247769</text:p>
          </table:table-cell>
          <table:table-cell office:value-type="float" office:value="3.6345869555758301" table:style-name="ce1">
            <text:p>3.634586956</text:p>
          </table:table-cell>
          <table:table-cell office:value-type="float" office:value="3.6162824981164801" table:style-name="ce1">
            <text:p>3.616282498</text:p>
          </table:table-cell>
          <table:table-cell office:value-type="float" office:value="3.5979987750707498" table:style-name="ce1">
            <text:p>3.597998775</text:p>
          </table:table-cell>
          <table:table-cell office:value-type="float" office:value="3.5798997360961802" table:style-name="ce1">
            <text:p>3.579899736</text:p>
          </table:table-cell>
          <table:table-cell office:value-type="float" office:value="3.56214603537983" table:style-name="ce1">
            <text:p>3.562146035</text:p>
          </table:table-cell>
          <table:table-cell office:value-type="float" office:value="3.5448221981852899" table:style-name="ce1">
            <text:p>3.544822198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50.074734208113902" table:style-name="ce1">
            <text:p>50.07473421</text:p>
          </table:table-cell>
          <table:table-cell office:value-type="string" table:style-name="ce1">
            <text:p><text:s/>global min</text:p>
          </table:table-cell>
          <table:table-cell office:value-type="float" office:value="-38.344137743488503" table:style-name="ce1">
            <text:p>-38.34413774</text:p>
          </table:table-cell>
          <table:table-cell office:value-type="string" table:style-name="ce1">
            <text:p><text:s/>range</text:p>
          </table:table-cell>
          <table:table-cell office:value-type="float" office:value="88.418871951602398" table:style-name="ce1">
            <text:p>88.41887195</text:p>
          </table:table-cell>
          <table:table-cell office:value-type="string" table:style-name="ce1">
            <text:p><text:s/>regret</text:p>
          </table:table-cell>
          <table:table-cell office:value-type="float" office:value="36.064903029537703" table:style-name="ce1">
            <text:p>36.06490303</text:p>
          </table:table-cell>
          <table:table-cell office:value-type="float" office:value="31.0737291634467" table:style-name="ce1">
            <text:p>31.07372916</text:p>
          </table:table-cell>
          <table:table-cell office:value-type="float" office:value="31.127788851460402" table:style-name="ce1">
            <text:p>31.12778885</text:p>
          </table:table-cell>
          <table:table-cell office:value-type="float" office:value="29.6967923698672" table:style-name="ce1">
            <text:p>29.69679237</text:p>
          </table:table-cell>
          <table:table-cell office:value-type="float" office:value="29.568081356248499" table:style-name="ce1">
            <text:p>29.56808136</text:p>
          </table:table-cell>
          <table:table-cell office:value-type="float" office:value="30.307741615322001" table:style-name="ce1">
            <text:p>30.30774162</text:p>
          </table:table-cell>
          <table:table-cell office:value-type="float" office:value="34.060337113216697" table:style-name="ce1">
            <text:p>34.06033711</text:p>
          </table:table-cell>
          <table:table-cell office:value-type="float" office:value="35.204458327941097" table:style-name="ce1">
            <text:p>35.20445833</text:p>
          </table:table-cell>
          <table:table-cell office:value-type="float" office:value="32.776560816896897" table:style-name="ce1">
            <text:p>32.77656082</text:p>
          </table:table-cell>
          <table:table-cell office:value-type="float" office:value="29.601980967660001" table:style-name="ce1">
            <text:p>29.60198097</text:p>
          </table:table-cell>
          <table:table-cell office:value-type="float" office:value="27.206461856960701" table:style-name="ce1">
            <text:p>27.20646186</text:p>
          </table:table-cell>
          <table:table-cell office:value-type="float" office:value="24.939256702213999" table:style-name="ce1">
            <text:p>24.9392567</text:p>
          </table:table-cell>
          <table:table-cell office:value-type="float" office:value="23.961126221673101" table:style-name="ce1">
            <text:p>23.96112622</text:p>
          </table:table-cell>
          <table:table-cell office:value-type="float" office:value="22.252410377093401" table:style-name="ce1">
            <text:p>22.25241038</text:p>
          </table:table-cell>
          <table:table-cell office:value-type="float" office:value="20.771523311791" table:style-name="ce1">
            <text:p>20.77152331</text:p>
          </table:table-cell>
          <table:table-cell office:value-type="float" office:value="19.520551693507599" table:style-name="ce1">
            <text:p>19.52055169</text:p>
          </table:table-cell>
          <table:table-cell office:value-type="float" office:value="18.388186603787599" table:style-name="ce1">
            <text:p>18.3881866</text:p>
          </table:table-cell>
          <table:table-cell office:value-type="float" office:value="17.423885254939901" table:style-name="ce1">
            <text:p>17.42388525</text:p>
          </table:table-cell>
          <table:table-cell office:value-type="float" office:value="16.5210673556413" table:style-name="ce1">
            <text:p>16.52106736</text:p>
          </table:table-cell>
          <table:table-cell office:value-type="float" office:value="15.746552104085699" table:style-name="ce1">
            <text:p>15.7465521</text:p>
          </table:table-cell>
          <table:table-cell office:value-type="float" office:value="15.0095898690467" table:style-name="ce1">
            <text:p>15.00958987</text:p>
          </table:table-cell>
          <table:table-cell office:value-type="float" office:value="14.348418818034601" table:style-name="ce1">
            <text:p>14.34841882</text:p>
          </table:table-cell>
          <table:table-cell office:value-type="float" office:value="13.757443105044199" table:style-name="ce1">
            <text:p>13.75744311</text:p>
          </table:table-cell>
          <table:table-cell office:value-type="float" office:value="13.2035424234499" table:style-name="ce1">
            <text:p>13.20354242</text:p>
          </table:table-cell>
          <table:table-cell office:value-type="float" office:value="12.6939537963831" table:style-name="ce1">
            <text:p>12.6939538</text:p>
          </table:table-cell>
          <table:table-cell office:value-type="float" office:value="12.225741200059" table:style-name="ce1">
            <text:p>12.2257412</text:p>
          </table:table-cell>
          <table:table-cell office:value-type="float" office:value="11.8009351341033" table:style-name="ce1">
            <text:p>11.80093513</text:p>
          </table:table-cell>
          <table:table-cell office:value-type="float" office:value="11.3840784058191" table:style-name="ce1">
            <text:p>11.38407841</text:p>
          </table:table-cell>
          <table:table-cell office:value-type="float" office:value="11.0175921649031" table:style-name="ce1">
            <text:p>11.01759216</text:p>
          </table:table-cell>
          <table:table-cell office:value-type="float" office:value="10.6546373174778" table:style-name="ce1">
            <text:p>10.65463732</text:p>
          </table:table-cell>
          <table:table-cell office:value-type="float" office:value="10.3353257078578" table:style-name="ce1">
            <text:p>10.33532571</text:p>
          </table:table-cell>
          <table:table-cell office:value-type="float" office:value="10.0207950659956" table:style-name="ce1">
            <text:p>10.02079507</text:p>
          </table:table-cell>
          <table:table-cell office:value-type="float" office:value="9.7253268872765908" table:style-name="ce1">
            <text:p>9.725326887</text:p>
          </table:table-cell>
          <table:table-cell office:value-type="float" office:value="9.4472391896586796" table:style-name="ce1">
            <text:p>9.44723919</text:p>
          </table:table-cell>
          <table:table-cell office:value-type="float" office:value="9.1850422176189497" table:style-name="ce1">
            <text:p>9.185042218</text:p>
          </table:table-cell>
          <table:table-cell office:value-type="float" office:value="8.9443584419060809" table:style-name="ce1">
            <text:p>8.944358442</text:p>
          </table:table-cell>
          <table:table-cell office:value-type="float" office:value="8.70610407164226" table:style-name="ce1">
            <text:p>8.706104072</text:p>
          </table:table-cell>
          <table:table-cell office:value-type="float" office:value="8.48038940507654" table:style-name="ce1">
            <text:p>8.480389405</text:p>
          </table:table-cell>
          <table:table-cell office:value-type="float" office:value="8.2698754502865697" table:style-name="ce1">
            <text:p>8.26987545</text:p>
          </table:table-cell>
          <table:table-cell office:value-type="float" office:value="8.0698871932361094" table:style-name="ce1">
            <text:p>8.069887193</text:p>
          </table:table-cell>
          <table:table-cell office:value-type="float" office:value="7.8810166729131401" table:style-name="ce1">
            <text:p>7.881016673</text:p>
          </table:table-cell>
          <table:table-cell office:value-type="float" office:value="7.6998102085168201" table:style-name="ce1">
            <text:p>7.699810209</text:p>
          </table:table-cell>
          <table:table-cell office:value-type="float" office:value="7.5270319517668502" table:style-name="ce1">
            <text:p>7.527031952</text:p>
          </table:table-cell>
          <table:table-cell office:value-type="float" office:value="7.3633765860447502" table:style-name="ce1">
            <text:p>7.363376586</text:p>
          </table:table-cell>
          <table:table-cell office:value-type="float" office:value="7.2057536656497101" table:style-name="ce1">
            <text:p>7.205753666</text:p>
          </table:table-cell>
          <table:table-cell office:value-type="float" office:value="7.0604204618737496" table:style-name="ce1">
            <text:p>7.060420462</text:p>
          </table:table-cell>
          <table:table-cell office:value-type="float" office:value="6.9212716497478404" table:style-name="ce1">
            <text:p>6.92127165</text:p>
          </table:table-cell>
          <table:table-cell office:value-type="float" office:value="6.7838742374613101" table:style-name="ce1">
            <text:p>6.783874237</text:p>
          </table:table-cell>
          <table:table-cell office:value-type="float" office:value="6.6509450727838901" table:style-name="ce1">
            <text:p>6.650945073</text:p>
          </table:table-cell>
          <table:table-cell office:value-type="float" office:value="6.5283346971673302" table:style-name="ce1">
            <text:p>6.528334697</text:p>
          </table:table-cell>
          <table:table-cell office:value-type="float" office:value="6.4028565019708097" table:style-name="ce1">
            <text:p>6.402856502</text:p>
          </table:table-cell>
          <table:table-cell office:value-type="float" office:value="6.2897328440858997" table:style-name="ce1">
            <text:p>6.289732844</text:p>
          </table:table-cell>
          <table:table-cell office:value-type="float" office:value="6.1808780034796698" table:style-name="ce1">
            <text:p>6.180878003</text:p>
          </table:table-cell>
          <table:table-cell office:value-type="float" office:value="6.0760548236366398" table:style-name="ce1">
            <text:p>6.076054824</text:p>
          </table:table-cell>
          <table:table-cell office:value-type="float" office:value="5.9679255857913303" table:style-name="ce1">
            <text:p>5.967925586</text:p>
          </table:table-cell>
          <table:table-cell office:value-type="float" office:value="5.8706488126871204" table:style-name="ce1">
            <text:p>5.870648813</text:p>
          </table:table-cell>
          <table:table-cell office:value-type="float" office:value="5.7809177356093899" table:style-name="ce1">
            <text:p>5.780917736</text:p>
          </table:table-cell>
          <table:table-cell office:value-type="float" office:value="5.68346995986" table:style-name="ce1">
            <text:p>5.68346996</text:p>
          </table:table-cell>
          <table:table-cell office:value-type="float" office:value="5.5893254985427898" table:style-name="ce1">
            <text:p>5.589325499</text:p>
          </table:table-cell>
          <table:table-cell office:value-type="float" office:value="5.5048438450996802" table:style-name="ce1">
            <text:p>5.504843845</text:p>
          </table:table-cell>
          <table:table-cell office:value-type="float" office:value="5.4167143843955001" table:style-name="ce1">
            <text:p>5.416714384</text:p>
          </table:table-cell>
          <table:table-cell office:value-type="float" office:value="5.3314278095204797" table:style-name="ce1">
            <text:p>5.33142781</text:p>
          </table:table-cell>
          <table:table-cell office:value-type="float" office:value="5.2510931644212402" table:style-name="ce1">
            <text:p>5.251093164</text:p>
          </table:table-cell>
          <table:table-cell office:value-type="float" office:value="5.1710596265731699" table:style-name="ce1">
            <text:p>5.171059627</text:p>
          </table:table-cell>
          <table:table-cell office:value-type="float" office:value="5.0934886591204203" table:style-name="ce1">
            <text:p>5.093488659</text:p>
          </table:table-cell>
          <table:table-cell office:value-type="float" office:value="5.0182683270450301" table:style-name="ce1">
            <text:p>5.018268327</text:p>
          </table:table-cell>
          <table:table-cell office:value-type="float" office:value="4.9452933780166699" table:style-name="ce1">
            <text:p>4.945293378</text:p>
          </table:table-cell>
          <table:table-cell office:value-type="float" office:value="4.8744647510185599" table:style-name="ce1">
            <text:p>4.874464751</text:p>
          </table:table-cell>
          <table:table-cell office:value-type="float" office:value="4.8056891277015401" table:style-name="ce1">
            <text:p>4.805689128</text:p>
          </table:table-cell>
          <table:table-cell office:value-type="float" office:value="4.7395402375893196" table:style-name="ce1">
            <text:p>4.739540238</text:p>
          </table:table-cell>
          <table:table-cell office:value-type="float" office:value="4.6765938281622601" table:style-name="ce1">
            <text:p>4.676593828</text:p>
          </table:table-cell>
          <table:table-cell office:value-type="float" office:value="4.6153959301081704" table:style-name="ce1">
            <text:p>4.61539593</text:p>
          </table:table-cell>
          <table:table-cell office:value-type="float" office:value="4.5545722436662199" table:style-name="ce1">
            <text:p>4.554572244</text:p>
          </table:table-cell>
          <table:table-cell office:value-type="float" office:value="4.4974320222652402" table:style-name="ce1">
            <text:p>4.497432022</text:p>
          </table:table-cell>
          <table:table-cell office:value-type="float" office:value="4.4410708642119499" table:style-name="ce1">
            <text:p>4.441070864</text:p>
          </table:table-cell>
          <table:table-cell office:value-type="float" office:value="4.3861928945284703" table:style-name="ce1">
            <text:p>4.386192895</text:p>
          </table:table-cell>
          <table:table-cell office:value-type="float" office:value="4.3327403266549602" table:style-name="ce1">
            <text:p>4.332740327</text:p>
          </table:table-cell>
          <table:table-cell office:value-type="float" office:value="4.2806583374448701" table:style-name="ce1">
            <text:p>4.280658337</text:p>
          </table:table-cell>
          <table:table-cell office:value-type="float" office:value="4.2286913562094401" table:style-name="ce1">
            <text:p>4.228691356</text:p>
          </table:table-cell>
          <table:table-cell office:value-type="float" office:value="4.1799101625067498" table:style-name="ce1">
            <text:p>4.179910163</text:p>
          </table:table-cell>
          <table:table-cell office:value-type="float" office:value="4.1323334427226399" table:style-name="ce1">
            <text:p>4.132333443</text:p>
          </table:table-cell>
          <table:table-cell office:value-type="float" office:value="4.0859171307381503" table:style-name="ce1">
            <text:p>4.085917131</text:p>
          </table:table-cell>
          <table:table-cell office:value-type="float" office:value="4.0406192841026902" table:style-name="ce1">
            <text:p>4.040619284</text:p>
          </table:table-cell>
          <table:table-cell office:value-type="float" office:value="3.9963999576251998" table:style-name="ce1">
            <text:p>3.996399958</text:p>
          </table:table-cell>
          <table:table-cell office:value-type="float" office:value="3.9532210858883698" table:style-name="ce1">
            <text:p>3.953221086</text:p>
          </table:table-cell>
          <table:table-cell office:value-type="float" office:value="3.9110463739593699" table:style-name="ce1">
            <text:p>3.911046374</text:p>
          </table:table-cell>
          <table:table-cell office:value-type="float" office:value="3.8665412937708399" table:style-name="ce1">
            <text:p>3.866541294</text:p>
          </table:table-cell>
          <table:table-cell office:value-type="float" office:value="3.82631009565974" table:style-name="ce1">
            <text:p>3.826310096</text:p>
          </table:table-cell>
          <table:table-cell office:value-type="float" office:value="3.7852871375045298" table:style-name="ce1">
            <text:p>3.785287138</text:p>
          </table:table-cell>
          <table:table-cell office:value-type="float" office:value="3.7446611331116402" table:style-name="ce1">
            <text:p>3.744661133</text:p>
          </table:table-cell>
          <table:table-cell office:value-type="float" office:value="3.7049280079361799" table:style-name="ce1">
            <text:p>3.704928008</text:p>
          </table:table-cell>
          <table:table-cell office:value-type="float" office:value="3.66508209912771" table:style-name="ce1">
            <text:p>3.665082099</text:p>
          </table:table-cell>
          <table:table-cell office:value-type="float" office:value="3.62705913829994" table:style-name="ce1">
            <text:p>3.627059138</text:p>
          </table:table-cell>
          <table:table-cell office:value-type="float" office:value="3.58984517663872" table:style-name="ce1">
            <text:p>3.589845177</text:p>
          </table:table-cell>
          <table:table-cell office:value-type="float" office:value="3.55341466680194" table:style-name="ce1">
            <text:p>3.553414667</text:p>
          </table:table-cell>
          <table:table-cell office:value-type="float" office:value="3.51822562672948" table:style-name="ce1">
            <text:p>3.518225627</text:p>
          </table:table-cell>
          <table:table-cell office:value-type="float" office:value="3.4853181033610698" table:style-name="ce1">
            <text:p>3.485318103</text:p>
          </table:table-cell>
          <table:table-cell office:value-type="float" office:value="3.4501526573834802" table:style-name="ce1">
            <text:p>3.450152657</text:p>
          </table:table-cell>
          <table:table-cell office:value-type="float" office:value="3.4185975382179401" table:style-name="ce1">
            <text:p>3.418597538</text:p>
          </table:table-cell>
          <table:table-cell office:value-type="float" office:value="3.3857010302571999" table:style-name="ce1">
            <text:p>3.38570103</text:p>
          </table:table-cell>
          <table:table-cell office:value-type="float" office:value="3.3554088998585598" table:style-name="ce1">
            <text:p>3.3554089</text:p>
          </table:table-cell>
          <table:table-cell office:value-type="float" office:value="3.3237769179201901" table:style-name="ce1">
            <text:p>3.323776918</text:p>
          </table:table-cell>
          <table:table-cell office:value-type="float" office:value="3.2927591492233401" table:style-name="ce1">
            <text:p>3.292759149</text:p>
          </table:table-cell>
          <table:table-cell office:value-type="float" office:value="3.2623378760783601" table:style-name="ce1">
            <text:p>3.262337876</text:p>
          </table:table-cell>
          <table:table-cell office:value-type="float" office:value="3.2324960557551798" table:style-name="ce1">
            <text:p>3.232496056</text:p>
          </table:table-cell>
          <table:table-cell office:value-type="float" office:value="3.20365427051075" table:style-name="ce1">
            <text:p>3.203654271</text:p>
          </table:table-cell>
          <table:table-cell office:value-type="float" office:value="3.1749186861335001" table:style-name="ce1">
            <text:p>3.174918686</text:p>
          </table:table-cell>
          <table:table-cell office:value-type="float" office:value="3.1467152422076698" table:style-name="ce1">
            <text:p>3.146715242</text:p>
          </table:table-cell>
          <table:table-cell office:value-type="float" office:value="3.12083891760021" table:style-name="ce1">
            <text:p>3.120838918</text:p>
          </table:table-cell>
          <table:table-cell office:value-type="float" office:value="3.0936398978233499" table:style-name="ce1">
            <text:p>3.093639898</text:p>
          </table:table-cell>
          <table:table-cell office:value-type="float" office:value="3.0669309504748901" table:style-name="ce1">
            <text:p>3.06693095</text:p>
          </table:table-cell>
          <table:table-cell office:value-type="float" office:value="3.0406989486147999" table:style-name="ce1">
            <text:p>3.040698949</text:p>
          </table:table-cell>
          <table:table-cell office:value-type="float" office:value="3.0149312299734699" table:style-name="ce1">
            <text:p>3.01493123</text:p>
          </table:table-cell>
          <table:table-cell office:value-type="float" office:value="2.98961557657146" table:style-name="ce1">
            <text:p>2.989615577</text:p>
          </table:table-cell>
          <table:table-cell office:value-type="float" office:value="2.9651429786868899" table:style-name="ce1">
            <text:p>2.965142979</text:p>
          </table:table-cell>
          <table:table-cell office:value-type="float" office:value="2.9410923221451601" table:style-name="ce1">
            <text:p>2.941092322</text:p>
          </table:table-cell>
          <table:table-cell office:value-type="float" office:value="2.9174527879374699" table:style-name="ce1">
            <text:p>2.917452788</text:p>
          </table:table-cell>
          <table:table-cell office:value-type="float" office:value="2.8938213807697402" table:style-name="ce1">
            <text:p>2.893821381</text:p>
          </table:table-cell>
          <table:table-cell office:value-type="float" office:value="2.8709763844594498" table:style-name="ce1">
            <text:p>2.870976384</text:p>
          </table:table-cell>
          <table:table-cell office:value-type="float" office:value="2.8493044576578499" table:style-name="ce1">
            <text:p>2.849304458</text:p>
          </table:table-cell>
          <table:table-cell office:value-type="float" office:value="2.8279907445224" table:style-name="ce1">
            <text:p>2.827990745</text:p>
          </table:table-cell>
          <table:table-cell office:value-type="float" office:value="2.8070264365203101" table:style-name="ce1">
            <text:p>2.807026437</text:p>
          </table:table-cell>
          <table:table-cell office:value-type="float" office:value="2.7864030115751701" table:style-name="ce1">
            <text:p>2.786403012</text:p>
          </table:table-cell>
          <table:table-cell office:value-type="float" office:value="2.76534546164187" table:style-name="ce1">
            <text:p>2.765345462</text:p>
          </table:table-cell>
          <table:table-cell office:value-type="float" office:value="2.7453854592948801" table:style-name="ce1">
            <text:p>2.745385459</text:p>
          </table:table-cell>
          <table:table-cell office:value-type="float" office:value="2.7249876923151199" table:style-name="ce1">
            <text:p>2.724987692</text:p>
          </table:table-cell>
          <table:table-cell office:value-type="float" office:value="2.70491115001222" table:style-name="ce1">
            <text:p>2.70491115</text:p>
          </table:table-cell>
          <table:table-cell office:value-type="float" office:value="2.68589110327984" table:style-name="ce1">
            <text:p>2.685891103</text:p>
          </table:table-cell>
          <table:table-cell office:value-type="float" office:value="2.6671659409929198" table:style-name="ce1">
            <text:p>2.667165941</text:p>
          </table:table-cell>
          <table:table-cell office:value-type="float" office:value="2.6487288581258102" table:style-name="ce1">
            <text:p>2.648728858</text:p>
          </table:table-cell>
          <table:table-cell office:value-type="float" office:value="2.6305732574398699" table:style-name="ce1">
            <text:p>2.630573257</text:p>
          </table:table-cell>
          <table:table-cell office:value-type="float" office:value="2.6126927416128098" table:style-name="ce1">
            <text:p>2.612692742</text:p>
          </table:table-cell>
          <table:table-cell office:value-type="float" office:value="2.5950811057230001" table:style-name="ce1">
            <text:p>2.595081106</text:p>
          </table:table-cell>
          <table:table-cell office:value-type="float" office:value="2.5777323300703499" table:style-name="ce1">
            <text:p>2.57773233</text:p>
          </table:table-cell>
          <table:table-cell office:value-type="float" office:value="2.5591527696391601" table:style-name="ce1">
            <text:p>2.55915277</text:p>
          </table:table-cell>
          <table:table-cell office:value-type="float" office:value="2.5408464380378302" table:style-name="ce1">
            <text:p>2.540846438</text:p>
          </table:table-cell>
          <table:table-cell office:value-type="float" office:value="2.5228073521533201" table:style-name="ce1">
            <text:p>2.522807352</text:p>
          </table:table-cell>
          <table:table-cell office:value-type="float" office:value="2.5050297022961199" table:style-name="ce1">
            <text:p>2.505029702</text:p>
          </table:table-cell>
          <table:table-cell office:value-type="float" office:value="2.4882688182497099" table:style-name="ce1">
            <text:p>2.488268818</text:p>
          </table:table-cell>
          <table:table-cell office:value-type="float" office:value="2.4724265064641302" table:style-name="ce1">
            <text:p>2.472426506</text:p>
          </table:table-cell>
          <table:table-cell office:value-type="float" office:value="2.4568089083208902" table:style-name="ce1">
            <text:p>2.456808908</text:p>
          </table:table-cell>
          <table:table-cell office:value-type="float" office:value="2.4414112763486902" table:style-name="ce1">
            <text:p>2.441411276</text:p>
          </table:table-cell>
          <table:table-cell office:value-type="float" office:value="2.4262289958726" table:style-name="ce1">
            <text:p>2.426228996</text:p>
          </table:table-cell>
          <table:table-cell office:value-type="float" office:value="2.4112575804031202" table:style-name="ce1">
            <text:p>2.41125758</text:p>
          </table:table-cell>
          <table:table-cell office:value-type="float" office:value="2.3951074706890298" table:style-name="ce1">
            <text:p>2.395107471</text:p>
          </table:table-cell>
          <table:table-cell office:value-type="float" office:value="2.37990308266955" table:style-name="ce1">
            <text:p>2.379903083</text:p>
          </table:table-cell>
          <table:table-cell office:value-type="float" office:value="2.3655523485579799" table:style-name="ce1">
            <text:p>2.365552349</text:p>
          </table:table-cell>
          <table:table-cell office:value-type="float" office:value="2.3500384250667699" table:style-name="ce1">
            <text:p>2.350038425</text:p>
          </table:table-cell>
          <table:table-cell office:value-type="float" office:value="2.3360807522023501" table:style-name="ce1">
            <text:p>2.336080752</text:p>
          </table:table-cell>
          <table:table-cell office:value-type="float" office:value="2.3223091816427899" table:style-name="ce1">
            <text:p>2.322309182</text:p>
          </table:table-cell>
          <table:table-cell office:value-type="float" office:value="2.30738986038594" table:style-name="ce1">
            <text:p>2.30738986</text:p>
          </table:table-cell>
          <table:table-cell office:value-type="float" office:value="2.29266684598774" table:style-name="ce1">
            <text:p>2.292666846</text:p>
          </table:table-cell>
          <table:table-cell office:value-type="float" office:value="2.27813628929409" table:style-name="ce1">
            <text:p>2.278136289</text:p>
          </table:table-cell>
          <table:table-cell office:value-type="float" office:value="2.2650986846121" table:style-name="ce1">
            <text:p>2.265098685</text:p>
          </table:table-cell>
          <table:table-cell office:value-type="float" office:value="2.25093347807822" table:style-name="ce1">
            <text:p>2.250933478</text:p>
          </table:table-cell>
          <table:table-cell office:value-type="float" office:value="2.2369498767563001" table:style-name="ce1">
            <text:p>2.236949877</text:p>
          </table:table-cell>
          <table:table-cell office:value-type="float" office:value="2.2231444104830702" table:style-name="ce1">
            <text:p>2.22314441</text:p>
          </table:table-cell>
          <table:table-cell office:value-type="float" office:value="2.2101831599094202" table:style-name="ce1">
            <text:p>2.21018316</text:p>
          </table:table-cell>
          <table:table-cell office:value-type="float" office:value="2.19798292096828" table:style-name="ce1">
            <text:p>2.197982921</text:p>
          </table:table-cell>
          <table:table-cell office:value-type="float" office:value="2.1846798506613498" table:style-name="ce1">
            <text:p>2.184679851</text:p>
          </table:table-cell>
          <table:table-cell office:value-type="float" office:value="2.1727895731309501" table:style-name="ce1">
            <text:p>2.172789573</text:p>
          </table:table-cell>
          <table:table-cell office:value-type="float" office:value="2.1610460891503198" table:style-name="ce1">
            <text:p>2.161046089</text:p>
          </table:table-cell>
          <table:table-cell office:value-type="float" office:value="2.1494466969976598" table:style-name="ce1">
            <text:p>2.149446697</text:p>
          </table:table-cell>
          <table:table-cell office:value-type="float" office:value="2.13798876084687" table:style-name="ce1">
            <text:p>2.137988761</text:p>
          </table:table-cell>
          <table:table-cell office:value-type="float" office:value="2.1254524148530098" table:style-name="ce1">
            <text:p>2.125452415</text:p>
          </table:table-cell>
          <table:table-cell office:value-type="float" office:value="2.1142770699940598" table:style-name="ce1">
            <text:p>2.11427707</text:p>
          </table:table-cell>
          <table:table-cell office:value-type="float" office:value="2.1032355616004899" table:style-name="ce1">
            <text:p>2.103235562</text:p>
          </table:table-cell>
          <table:table-cell office:value-type="float" office:value="2.0923254997354199" table:style-name="ce1">
            <text:p>2.0923255</text:p>
          </table:table-cell>
          <table:table-cell office:value-type="float" office:value="2.08154455102851" table:style-name="ce1">
            <text:p>2.081544551</text:p>
          </table:table-cell>
          <table:table-cell office:value-type="float" office:value="2.0708904370122698" table:style-name="ce1">
            <text:p>2.070890437</text:p>
          </table:table-cell>
          <table:table-cell office:value-type="float" office:value="2.0603609325166898" table:style-name="ce1">
            <text:p>2.060360933</text:p>
          </table:table-cell>
          <table:table-cell office:value-type="float" office:value="2.0499538641198898" table:style-name="ce1">
            <text:p>2.049953864</text:p>
          </table:table-cell>
          <table:table-cell office:value-type="float" office:value="2.0385061057831302" table:style-name="ce1">
            <text:p>2.038506106</text:p>
          </table:table-cell>
          <table:table-cell office:value-type="float" office:value="2.0271899308755201" table:style-name="ce1">
            <text:p>2.027189931</text:p>
          </table:table-cell>
          <table:table-cell office:value-type="float" office:value="2.0160030836811398" table:style-name="ce1">
            <text:p>2.016003084</text:p>
          </table:table-cell>
          <table:table-cell office:value-type="float" office:value="2.0060845727981098" table:style-name="ce1">
            <text:p>2.006084573</text:p>
          </table:table-cell>
          <table:table-cell office:value-type="float" office:value="1.9951433699679499" table:style-name="ce1">
            <text:p>1.99514337</text:p>
          </table:table-cell>
          <table:table-cell office:value-type="float" office:value="1.9843251020010499" table:style-name="ce1">
            <text:p>1.984325102</text:p>
          </table:table-cell>
          <table:table-cell office:value-type="float" office:value="1.9736277085365701" table:style-name="ce1">
            <text:p>1.973627709</text:p>
          </table:table-cell>
          <table:table-cell office:value-type="float" office:value="1.9630491749994801" table:style-name="ce1">
            <text:p>1.963049175</text:p>
          </table:table-cell>
          <table:table-cell office:value-type="float" office:value="1.9525875313357199" table:style-name="ce1">
            <text:p>1.952587531</text:p>
          </table:table-cell>
          <table:table-cell office:value-type="float" office:value="1.94224085078915" table:style-name="ce1">
            <text:p>1.942240851</text:p>
          </table:table-cell>
          <table:table-cell office:value-type="float" office:value="1.9320072487184901" table:style-name="ce1">
            <text:p>1.932007249</text:p>
          </table:table-cell>
          <table:table-cell office:value-type="float" office:value="1.9218848814529499" table:style-name="ce1">
            <text:p>1.921884881</text:p>
          </table:table-cell>
          <table:table-cell office:value-type="float" office:value="1.91187194518488" table:style-name="ce1">
            <text:p>1.911871945</text:p>
          </table:table-cell>
          <table:table-cell office:value-type="float" office:value="1.9030465324057599" table:style-name="ce1">
            <text:p>1.903046532</text:p>
          </table:table-cell>
          <table:table-cell office:value-type="float" office:value="1.89324142619962" table:style-name="ce1">
            <text:p>1.893241426</text:p>
          </table:table-cell>
          <table:table-cell office:value-type="float" office:value="1.88460899929573" table:style-name="ce1">
            <text:p>1.884608999</text:p>
          </table:table-cell>
          <table:table-cell office:value-type="float" office:value="1.87606792082469" table:style-name="ce1">
            <text:p>1.876067921</text:p>
          </table:table-cell>
          <table:table-cell office:value-type="float" office:value="1.8665596247775" table:style-name="ce1">
            <text:p>1.866559625</text:p>
          </table:table-cell>
          <table:table-cell office:value-type="float" office:value="1.8582024810261399" table:style-name="ce1">
            <text:p>1.858202481</text:p>
          </table:table-cell>
          <table:table-cell office:value-type="float" office:value="1.8499323908555301" table:style-name="ce1">
            <text:p>1.849932391</text:p>
          </table:table-cell>
          <table:table-cell office:value-type="float" office:value="1.84174800110119" table:style-name="ce1">
            <text:p>1.841748001</text:p>
          </table:table-cell>
          <table:table-cell office:value-type="float" office:value="1.83261265919788" table:style-name="ce1">
            <text:p>1.832612659</text:p>
          </table:table-cell>
          <table:table-cell office:value-type="float" office:value="1.82357101310896" table:style-name="ce1">
            <text:p>1.823571013</text:p>
          </table:table-cell>
          <table:table-cell office:value-type="float" office:value="1.8156463914516101" table:style-name="ce1">
            <text:p>1.815646391</text:p>
          </table:table-cell>
          <table:table-cell office:value-type="float" office:value="1.80780222280601" table:style-name="ce1">
            <text:p>1.807802223</text:p>
          </table:table-cell>
          <table:table-cell office:value-type="float" office:value="1.7990228765891101" table:style-name="ce1">
            <text:p>1.799022877</text:p>
          </table:table-cell>
          <table:table-cell office:value-type="float" office:value="1.7903317650075501" table:style-name="ce1">
            <text:p>1.790331765</text:p>
          </table:table-cell>
          <table:table-cell office:value-type="float" office:value="1.78172756454181" table:style-name="ce1">
            <text:p>1.781727565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33.314500177504101" table:style-name="ce1">
            <text:p>33.31450018</text:p>
          </table:table-cell>
          <table:table-cell office:value-type="string" table:style-name="ce1">
            <text:p><text:s/>global min</text:p>
          </table:table-cell>
          <table:table-cell office:value-type="float" office:value="-35.4454034915967" table:style-name="ce1">
            <text:p>-35.44540349</text:p>
          </table:table-cell>
          <table:table-cell office:value-type="string" table:style-name="ce1">
            <text:p><text:s/>range</text:p>
          </table:table-cell>
          <table:table-cell office:value-type="float" office:value="68.759903669100694" table:style-name="ce1">
            <text:p>68.75990367</text:p>
          </table:table-cell>
          <table:table-cell office:value-type="string" table:style-name="ce1">
            <text:p><text:s/>regret</text:p>
          </table:table-cell>
          <table:table-cell office:value-type="float" office:value="37.099432291173599" table:style-name="ce1">
            <text:p>37.09943229</text:p>
          </table:table-cell>
          <table:table-cell office:value-type="float" office:value="35.577013598394799" table:style-name="ce1">
            <text:p>35.5770136</text:p>
          </table:table-cell>
          <table:table-cell office:value-type="float" office:value="31.387457237875399" table:style-name="ce1">
            <text:p>31.38745724</text:p>
          </table:table-cell>
          <table:table-cell office:value-type="float" office:value="31.046039752464502" table:style-name="ce1">
            <text:p>31.04603975</text:p>
          </table:table-cell>
          <table:table-cell office:value-type="float" office:value="29.6367402918398" table:style-name="ce1">
            <text:p>29.63674029</text:p>
          </table:table-cell>
          <table:table-cell office:value-type="float" office:value="32.007498249132603" table:style-name="ce1">
            <text:p>32.00749825</text:p>
          </table:table-cell>
          <table:table-cell office:value-type="float" office:value="28.2587655584014" table:style-name="ce1">
            <text:p>28.25876556</text:p>
          </table:table-cell>
          <table:table-cell office:value-type="float" office:value="26.893926755059901" table:style-name="ce1">
            <text:p>26.89392676</text:p>
          </table:table-cell>
          <table:table-cell office:value-type="float" office:value="24.202788169833202" table:style-name="ce1">
            <text:p>24.20278817</text:p>
          </table:table-cell>
          <table:table-cell office:value-type="float" office:value="22.8815611429964" table:style-name="ce1">
            <text:p>22.88156114</text:p>
          </table:table-cell>
          <table:table-cell office:value-type="float" office:value="22.964445498599002" table:style-name="ce1">
            <text:p>22.9644455</text:p>
          </table:table-cell>
          <table:table-cell office:value-type="float" office:value="21.050741707049099" table:style-name="ce1">
            <text:p>21.05074171</text:p>
          </table:table-cell>
          <table:table-cell office:value-type="float" office:value="22.519623593146999" table:style-name="ce1">
            <text:p>22.51962359</text:p>
          </table:table-cell>
          <table:table-cell office:value-type="float" office:value="20.911079050779399" table:style-name="ce1">
            <text:p>20.91107905</text:p>
          </table:table-cell>
          <table:table-cell office:value-type="float" office:value="19.808848109261699" table:style-name="ce1">
            <text:p>19.80884811</text:p>
          </table:table-cell>
          <table:table-cell office:value-type="float" office:value="20.538216626149001" table:style-name="ce1">
            <text:p>20.53821663</text:p>
          </table:table-cell>
          <table:table-cell office:value-type="float" office:value="21.898932577857401" table:style-name="ce1">
            <text:p>21.89893258</text:p>
          </table:table-cell>
          <table:table-cell office:value-type="float" office:value="22.399903585062901" table:style-name="ce1">
            <text:p>22.39990359</text:p>
          </table:table-cell>
          <table:table-cell office:value-type="float" office:value="21.225490673346101" table:style-name="ce1">
            <text:p>21.22549067</text:p>
          </table:table-cell>
          <table:table-cell office:value-type="float" office:value="20.1685190528009" table:style-name="ce1">
            <text:p>20.16851905</text:p>
          </table:table-cell>
          <table:table-cell office:value-type="float" office:value="19.212211396117201" table:style-name="ce1">
            <text:p>19.2122114</text:p>
          </table:table-cell>
          <table:table-cell office:value-type="float" office:value="18.342840799131999" table:style-name="ce1">
            <text:p>18.3428408</text:p>
          </table:table-cell>
          <table:table-cell office:value-type="float" office:value="17.545476295645301" table:style-name="ce1">
            <text:p>17.5454763</text:p>
          </table:table-cell>
          <table:table-cell office:value-type="float" office:value="16.850508996428001" table:style-name="ce1">
            <text:p>16.850509</text:p>
          </table:table-cell>
          <table:table-cell office:value-type="float" office:value="16.180457936622801" table:style-name="ce1">
            <text:p>16.18045794</text:p>
          </table:table-cell>
          <table:table-cell office:value-type="float" office:value="15.612206762776299" table:style-name="ce1">
            <text:p>15.61220676</text:p>
          </table:table-cell>
          <table:table-cell office:value-type="float" office:value="17.575807447408" table:style-name="ce1">
            <text:p>17.57580745</text:p>
          </table:table-cell>
          <table:table-cell office:value-type="float" office:value="16.951644056475601" table:style-name="ce1">
            <text:p>16.95164406</text:p>
          </table:table-cell>
          <table:table-cell office:value-type="float" office:value="16.373642473311701" table:style-name="ce1">
            <text:p>16.37364247</text:p>
          </table:table-cell>
          <table:table-cell office:value-type="float" office:value="15.8311621409112" table:style-name="ce1">
            <text:p>15.83116214</text:p>
          </table:table-cell>
          <table:table-cell office:value-type="float" office:value="15.323680539633401" table:style-name="ce1">
            <text:p>15.32368054</text:p>
          </table:table-cell>
          <table:table-cell office:value-type="float" office:value="14.8541933957788" table:style-name="ce1">
            <text:p>14.8541934</text:p>
          </table:table-cell>
          <table:table-cell office:value-type="float" office:value="14.409811721504401" table:style-name="ce1">
            <text:p>14.40981172</text:p>
          </table:table-cell>
          <table:table-cell office:value-type="float" office:value="14.0114719977669" table:style-name="ce1">
            <text:p>14.011472</text:p>
          </table:table-cell>
          <table:table-cell office:value-type="float" office:value="13.6295671153723" table:style-name="ce1">
            <text:p>13.62956712</text:p>
          </table:table-cell>
          <table:table-cell office:value-type="float" office:value="13.2688791708885" table:style-name="ce1">
            <text:p>13.26887917</text:p>
          </table:table-cell>
          <table:table-cell office:value-type="float" office:value="12.9153850891002" table:style-name="ce1">
            <text:p>12.91538509</text:p>
          </table:table-cell>
          <table:table-cell office:value-type="float" office:value="13.363772397691299" table:style-name="ce1">
            <text:p>13.3637724</text:p>
          </table:table-cell>
          <table:table-cell office:value-type="float" office:value="13.022056277236899" table:style-name="ce1">
            <text:p>13.02205628</text:p>
          </table:table-cell>
          <table:table-cell office:value-type="float" office:value="12.6989856828384" table:style-name="ce1">
            <text:p>12.69898568</text:p>
          </table:table-cell>
          <table:table-cell office:value-type="float" office:value="13.310563410324001" table:style-name="ce1">
            <text:p>13.31056341</text:p>
          </table:table-cell>
          <table:table-cell office:value-type="float" office:value="13.0089976413628" table:style-name="ce1">
            <text:p>13.00899764</text:p>
          </table:table-cell>
          <table:table-cell office:value-type="float" office:value="12.713598563599099" table:style-name="ce1">
            <text:p>12.71359856</text:p>
          </table:table-cell>
          <table:table-cell office:value-type="float" office:value="12.4289621904428" table:style-name="ce1">
            <text:p>12.42896219</text:p>
          </table:table-cell>
          <table:table-cell office:value-type="float" office:value="12.1549681973507" table:style-name="ce1">
            <text:p>12.1549682</text:p>
          </table:table-cell>
          <table:table-cell office:value-type="float" office:value="11.8948514570762" table:style-name="ce1">
            <text:p>11.89485146</text:p>
          </table:table-cell>
          <table:table-cell office:value-type="float" office:value="11.645532248949401" table:style-name="ce1">
            <text:p>11.64553225</text:p>
          </table:table-cell>
          <table:table-cell office:value-type="float" office:value="11.409168909102201" table:style-name="ce1">
            <text:p>11.40916891</text:p>
          </table:table-cell>
          <table:table-cell office:value-type="float" office:value="11.180198077176099" table:style-name="ce1">
            <text:p>11.18019808</text:p>
          </table:table-cell>
          <table:table-cell office:value-type="float" office:value="10.958578765658601" table:style-name="ce1">
            <text:p>10.95857877</text:p>
          </table:table-cell>
          <table:table-cell office:value-type="float" office:value="10.749588827827701" table:style-name="ce1">
            <text:p>10.74958883</text:p>
          </table:table-cell>
          <table:table-cell office:value-type="float" office:value="10.546512083921799" table:style-name="ce1">
            <text:p>10.54651208</text:p>
          </table:table-cell>
          <table:table-cell office:value-type="float" office:value="10.351098613370899" table:style-name="ce1">
            <text:p>10.35109861</text:p>
          </table:table-cell>
          <table:table-cell office:value-type="float" office:value="10.165093774188501" table:style-name="ce1">
            <text:p>10.16509377</text:p>
          </table:table-cell>
          <table:table-cell office:value-type="float" office:value="9.9857301044084501" table:style-name="ce1">
            <text:p>9.985730104</text:p>
          </table:table-cell>
          <table:table-cell office:value-type="float" office:value="9.8155571733080098" table:style-name="ce1">
            <text:p>9.815557173</text:p>
          </table:table-cell>
          <table:table-cell office:value-type="float" office:value="9.6513552222461794" table:style-name="ce1">
            <text:p>9.651355222</text:p>
          </table:table-cell>
          <table:table-cell office:value-type="float" office:value="9.4880016610887896" table:style-name="ce1">
            <text:p>9.488001661</text:p>
          </table:table-cell>
          <table:table-cell office:value-type="float" office:value="9.32886998041438" table:style-name="ce1">
            <text:p>9.32886998</text:p>
          </table:table-cell>
          <table:table-cell office:value-type="float" office:value="9.1763362919927598" table:style-name="ce1">
            <text:p>9.176336292</text:p>
          </table:table-cell>
          <table:table-cell office:value-type="float" office:value="9.0275313118174498" table:style-name="ce1">
            <text:p>9.027531312</text:p>
          </table:table-cell>
          <table:table-cell office:value-type="float" office:value="8.8835264922929493" table:style-name="ce1">
            <text:p>8.883526492</text:p>
          </table:table-cell>
          <table:table-cell office:value-type="float" office:value="8.7455276296331093" table:style-name="ce1">
            <text:p>8.74552763</text:p>
          </table:table-cell>
          <table:table-cell office:value-type="float" office:value="8.61042926825289" table:style-name="ce1">
            <text:p>8.610429268</text:p>
          </table:table-cell>
          <table:table-cell office:value-type="float" office:value="8.4825779246841506" table:style-name="ce1">
            <text:p>8.482577925</text:p>
          </table:table-cell>
          <table:table-cell office:value-type="float" office:value="8.3609638040492893" table:style-name="ce1">
            <text:p>8.360963804</text:p>
          </table:table-cell>
          <table:table-cell office:value-type="float" office:value="8.2429799556721903" table:style-name="ce1">
            <text:p>8.242979956</text:p>
          </table:table-cell>
          <table:table-cell office:value-type="float" office:value="8.1218105036613792" table:style-name="ce1">
            <text:p>8.121810504</text:p>
          </table:table-cell>
          <table:table-cell office:value-type="float" office:value="8.0066661293346595" table:style-name="ce1">
            <text:p>8.006666129</text:p>
          </table:table-cell>
          <table:table-cell office:value-type="float" office:value="7.8949937295544901" table:style-name="ce1">
            <text:p>7.89499373</text:p>
          </table:table-cell>
          <table:table-cell office:value-type="float" office:value="7.7851942756353898" table:style-name="ce1">
            <text:p>7.785194276</text:p>
          </table:table-cell>
          <table:table-cell office:value-type="float" office:value="7.6812345209221897" table:style-name="ce1">
            <text:p>7.681234521</text:p>
          </table:table-cell>
          <table:table-cell office:value-type="float" office:value="7.5802153808756003" table:style-name="ce1">
            <text:p>7.580215381</text:p>
          </table:table-cell>
          <table:table-cell office:value-type="float" office:value="7.4803421749816499" table:style-name="ce1">
            <text:p>7.480342175</text:p>
          </table:table-cell>
          <table:table-cell office:value-type="float" office:value="7.3846055051323596" table:style-name="ce1">
            <text:p>7.384605505</text:p>
          </table:table-cell>
          <table:table-cell office:value-type="float" office:value="7.2897665994742704" table:style-name="ce1">
            <text:p>7.289766599</text:p>
          </table:table-cell>
          <table:table-cell office:value-type="float" office:value="7.1963830397577002" table:style-name="ce1">
            <text:p>7.19638304</text:p>
          </table:table-cell>
          <table:table-cell office:value-type="float" office:value="7.1065524641803304" table:style-name="ce1">
            <text:p>7.106552464</text:p>
          </table:table-cell>
          <table:table-cell office:value-type="float" office:value="7.0188346946985201" table:style-name="ce1">
            <text:p>7.018834695</text:p>
          </table:table-cell>
          <table:table-cell office:value-type="float" office:value="6.9334692378238296" table:style-name="ce1">
            <text:p>6.933469238</text:p>
          </table:table-cell>
          <table:table-cell office:value-type="float" office:value="6.8515756908912504" table:style-name="ce1">
            <text:p>6.851575691</text:p>
          </table:table-cell>
          <table:table-cell office:value-type="float" office:value="6.7701765809427901" table:style-name="ce1">
            <text:p>6.770176581</text:p>
          </table:table-cell>
          <table:table-cell office:value-type="float" office:value="6.68980376070611" table:style-name="ce1">
            <text:p>6.689803761</text:p>
          </table:table-cell>
          <table:table-cell office:value-type="float" office:value="6.6124203605158298" table:style-name="ce1">
            <text:p>6.612420361</text:p>
          </table:table-cell>
          <table:table-cell office:value-type="float" office:value="6.53685774621239" table:style-name="ce1">
            <text:p>6.536857746</text:p>
          </table:table-cell>
          <table:table-cell office:value-type="float" office:value="6.4630524020090299" table:style-name="ce1">
            <text:p>6.463052402</text:p>
          </table:table-cell>
          <table:table-cell office:value-type="float" office:value="6.3922913088540003" table:style-name="ce1">
            <text:p>6.392291309</text:p>
          </table:table-cell>
          <table:table-cell office:value-type="float" office:value="6.3247627210707797" table:style-name="ce1">
            <text:p>6.324762721</text:p>
          </table:table-cell>
          <table:table-cell office:value-type="float" office:value="6.2558282876286704" table:style-name="ce1">
            <text:p>6.255828288</text:p>
          </table:table-cell>
          <table:table-cell office:value-type="float" office:value="6.1872752873488199" table:style-name="ce1">
            <text:p>6.187275287</text:p>
          </table:table-cell>
          <table:table-cell office:value-type="float" office:value="6.6115350394860197" table:style-name="ce1">
            <text:p>6.611535039</text:p>
          </table:table-cell>
          <table:table-cell office:value-type="float" office:value="6.53996726473473" table:style-name="ce1">
            <text:p>6.539967265</text:p>
          </table:table-cell>
          <table:table-cell office:value-type="float" office:value="6.4744813326830704" table:style-name="ce1">
            <text:p>6.474481333</text:p>
          </table:table-cell>
          <table:table-cell office:value-type="float" office:value="6.41038871833464" table:style-name="ce1">
            <text:p>6.410388718</text:p>
          </table:table-cell>
          <table:table-cell office:value-type="float" office:value="6.3431983082718304" table:style-name="ce1">
            <text:p>6.343198308</text:p>
          </table:table-cell>
          <table:table-cell office:value-type="float" office:value="6.2774076984186502" table:style-name="ce1">
            <text:p>6.277407698</text:p>
          </table:table-cell>
          <table:table-cell office:value-type="float" office:value="6.2190548333150497" table:style-name="ce1">
            <text:p>6.219054833</text:p>
          </table:table-cell>
          <table:table-cell office:value-type="float" office:value="6.5115413607675601" table:style-name="ce1">
            <text:p>6.511541361</text:p>
          </table:table-cell>
          <table:table-cell office:value-type="float" office:value="6.4460439708847304" table:style-name="ce1">
            <text:p>6.446043971</text:p>
          </table:table-cell>
          <table:table-cell office:value-type="float" office:value="6.3877553290095701" table:style-name="ce1">
            <text:p>6.387755329</text:p>
          </table:table-cell>
          <table:table-cell office:value-type="float" office:value="6.3346111123103599" table:style-name="ce1">
            <text:p>6.334611112</text:p>
          </table:table-cell>
          <table:table-cell office:value-type="float" office:value="6.2725070817975102" table:style-name="ce1">
            <text:p>6.272507082</text:p>
          </table:table-cell>
          <table:table-cell office:value-type="float" office:value="6.2116089547897699" table:style-name="ce1">
            <text:p>6.211608955</text:p>
          </table:table-cell>
          <table:table-cell office:value-type="float" office:value="6.1518819456090998" table:style-name="ce1">
            <text:p>6.151881946</text:p>
          </table:table-cell>
          <table:table-cell office:value-type="float" office:value="6.09329259374615" table:style-name="ce1">
            <text:p>6.093292594</text:p>
          </table:table-cell>
          <table:table-cell office:value-type="float" office:value="6.0400518672384598" table:style-name="ce1">
            <text:p>6.040051867</text:p>
          </table:table-cell>
          <table:table-cell office:value-type="float" office:value="5.9836027843670703" table:style-name="ce1">
            <text:p>5.983602784</text:p>
          </table:table-cell>
          <table:table-cell office:value-type="float" office:value="5.9356783318421797" table:style-name="ce1">
            <text:p>5.935678332</text:p>
          </table:table-cell>
          <table:table-cell office:value-type="float" office:value="5.8812225673298704" table:style-name="ce1">
            <text:p>5.881222567</text:p>
          </table:table-cell>
          <table:table-cell office:value-type="float" office:value="5.8277569076268696" table:style-name="ce1">
            <text:p>5.827756908</text:p>
          </table:table-cell>
          <table:table-cell office:value-type="float" office:value="5.7865436329470601" table:style-name="ce1">
            <text:p>5.786543633</text:p>
          </table:table-cell>
          <table:table-cell office:value-type="float" office:value="5.7356464421389903" table:style-name="ce1">
            <text:p>5.735646442</text:p>
          </table:table-cell>
          <table:table-cell office:value-type="float" office:value="5.6851300998401202" table:style-name="ce1">
            <text:p>5.6851301</text:p>
          </table:table-cell>
          <table:table-cell office:value-type="float" office:value="5.6352605375608196" table:style-name="ce1">
            <text:p>5.635260538</text:p>
          </table:table-cell>
          <table:table-cell office:value-type="float" office:value="5.5862582720168099" table:style-name="ce1">
            <text:p>5.586258272</text:p>
          </table:table-cell>
          <table:table-cell office:value-type="float" office:value="5.5381008731201202" table:style-name="ce1">
            <text:p>5.538100873</text:p>
          </table:table-cell>
          <table:table-cell office:value-type="float" office:value="5.4910815810419003" table:style-name="ce1">
            <text:p>5.491081581</text:p>
          </table:table-cell>
          <table:table-cell office:value-type="float" office:value="5.4452762986808896" table:style-name="ce1">
            <text:p>5.445276299</text:p>
          </table:table-cell>
          <table:table-cell office:value-type="float" office:value="5.4011109360425902" table:style-name="ce1">
            <text:p>5.401110936</text:p>
          </table:table-cell>
          <table:table-cell office:value-type="float" office:value="5.3568188304292601" table:style-name="ce1">
            <text:p>5.35681883</text:p>
          </table:table-cell>
          <table:table-cell office:value-type="float" office:value="5.3141145272415997" table:style-name="ce1">
            <text:p>5.314114527</text:p>
          </table:table-cell>
          <table:table-cell office:value-type="float" office:value="5.2712616070383298" table:style-name="ce1">
            <text:p>5.271261607</text:p>
          </table:table-cell>
          <table:table-cell office:value-type="float" office:value="5.2727037348254999" table:style-name="ce1">
            <text:p>5.272703735</text:p>
          </table:table-cell>
          <table:table-cell office:value-type="float" office:value="5.2301819305123898" table:style-name="ce1">
            <text:p>5.230181931</text:p>
          </table:table-cell>
          <table:table-cell office:value-type="float" office:value="5.1883404750682898" table:style-name="ce1">
            <text:p>5.188340475</text:p>
          </table:table-cell>
          <table:table-cell office:value-type="float" office:value="5.1471906079561398" table:style-name="ce1">
            <text:p>5.147190608</text:p>
          </table:table-cell>
          <table:table-cell office:value-type="float" office:value="5.1066887702473203" table:style-name="ce1">
            <text:p>5.10668877</text:p>
          </table:table-cell>
          <table:table-cell office:value-type="float" office:value="5.0674650944051001" table:style-name="ce1">
            <text:p>5.067465094</text:p>
          </table:table-cell>
          <table:table-cell office:value-type="float" office:value="5.0284680293319504" table:style-name="ce1">
            <text:p>5.028468029</text:p>
          </table:table-cell>
          <table:table-cell office:value-type="float" office:value="4.9900709191060697" table:style-name="ce1">
            <text:p>4.990070919</text:p>
          </table:table-cell>
          <table:table-cell office:value-type="float" office:value="4.9522600243035004" table:style-name="ce1">
            <text:p>4.952260024</text:p>
          </table:table-cell>
          <table:table-cell office:value-type="float" office:value="4.9150220218464096" table:style-name="ce1">
            <text:p>4.915022022</text:p>
          </table:table-cell>
          <table:table-cell office:value-type="float" office:value="4.87834398935109" table:style-name="ce1">
            <text:p>4.878343989</text:p>
          </table:table-cell>
          <table:table-cell office:value-type="float" office:value="4.8422133901765898" table:style-name="ce1">
            <text:p>4.84221339</text:p>
          </table:table-cell>
          <table:table-cell office:value-type="float" office:value="4.8066180591380103" table:style-name="ce1">
            <text:p>4.806618059</text:p>
          </table:table-cell>
          <table:table-cell office:value-type="float" office:value="4.7725756371966801" table:style-name="ce1">
            <text:p>4.772575637</text:p>
          </table:table-cell>
          <table:table-cell office:value-type="float" office:value="4.7380082507935501" table:style-name="ce1">
            <text:p>4.738008251</text:p>
          </table:table-cell>
          <table:table-cell office:value-type="float" office:value="4.7049563698103896" table:style-name="ce1">
            <text:p>4.70495637</text:p>
          </table:table-cell>
          <table:table-cell office:value-type="float" office:value="4.6718216657203797" table:style-name="ce1">
            <text:p>4.671821666</text:p>
          </table:table-cell>
          <table:table-cell office:value-type="float" office:value="4.6397147157875001" table:style-name="ce1">
            <text:p>4.639714716</text:p>
          </table:table-cell>
          <table:table-cell office:value-type="float" office:value="4.6089372492661997" table:style-name="ce1">
            <text:p>4.608937249</text:p>
          </table:table-cell>
          <table:table-cell office:value-type="float" office:value="4.5785932681888699" table:style-name="ce1">
            <text:p>4.578593268</text:p>
          </table:table-cell>
          <table:table-cell office:value-type="float" office:value="4.5468327816978196" table:style-name="ce1">
            <text:p>4.546832782</text:p>
          </table:table-cell>
          <table:table-cell office:value-type="float" office:value="4.5155134130747001" table:style-name="ce1">
            <text:p>4.515513413</text:p>
          </table:table-cell>
          <table:table-cell office:value-type="float" office:value="4.4864415408209704" table:style-name="ce1">
            <text:p>4.486441541</text:p>
          </table:table-cell>
          <table:table-cell office:value-type="float" office:value="4.4577679133926402" table:style-name="ce1">
            <text:p>4.457767913</text:p>
          </table:table-cell>
          <table:table-cell office:value-type="float" office:value="4.4294844033442899" table:style-name="ce1">
            <text:p>4.429484403</text:p>
          </table:table-cell>
          <table:table-cell office:value-type="float" office:value="4.3998043985917503" table:style-name="ce1">
            <text:p>4.399804399</text:p>
          </table:table-cell>
          <table:table-cell office:value-type="float" office:value="4.3709414999521998" table:style-name="ce1">
            <text:p>4.3709415</text:p>
          </table:table-cell>
          <table:table-cell office:value-type="float" office:value="4.3420475146189697" table:style-name="ce1">
            <text:p>4.342047515</text:p>
          </table:table-cell>
          <table:table-cell office:value-type="float" office:value="4.3135362310782401" table:style-name="ce1">
            <text:p>4.313536231</text:p>
          </table:table-cell>
          <table:table-cell office:value-type="float" office:value="4.2858105486454798" table:style-name="ce1">
            <text:p>4.285810549</text:p>
          </table:table-cell>
          <table:table-cell office:value-type="float" office:value="4.2584472934340596" table:style-name="ce1">
            <text:p>4.258447293</text:p>
          </table:table-cell>
          <table:table-cell office:value-type="float" office:value="4.2310342830868803" table:style-name="ce1">
            <text:p>4.231034283</text:p>
          </table:table-cell>
          <table:table-cell office:value-type="float" office:value="4.20437749739793" table:style-name="ce1">
            <text:p>4.204377497</text:p>
          </table:table-cell>
          <table:table-cell office:value-type="float" office:value="4.1780624653716503" table:style-name="ce1">
            <text:p>4.178062465</text:p>
          </table:table-cell>
          <table:table-cell office:value-type="float" office:value="4.15208265668329" table:style-name="ce1">
            <text:p>4.152082657</text:p>
          </table:table-cell>
          <table:table-cell office:value-type="float" office:value="4.1264317063327498" table:style-name="ce1">
            <text:p>4.126431706</text:p>
          </table:table-cell>
          <table:table-cell office:value-type="float" office:value="4.1011034094457504" table:style-name="ce1">
            <text:p>4.101103409</text:p>
          </table:table-cell>
          <table:table-cell office:value-type="float" office:value="4.07609171626983" table:style-name="ce1">
            <text:p>4.076091716</text:p>
          </table:table-cell>
          <table:table-cell office:value-type="float" office:value="4.05139072735696" table:style-name="ce1">
            <text:p>4.051390727</text:p>
          </table:table-cell>
          <table:table-cell office:value-type="float" office:value="4.0269946889245096" table:style-name="ce1">
            <text:p>4.026994689</text:p>
          </table:table-cell>
          <table:table-cell office:value-type="float" office:value="4.0028979883869198" table:style-name="ce1">
            <text:p>4.002897988</text:p>
          </table:table-cell>
          <table:table-cell office:value-type="float" office:value="3.9790951500510201" table:style-name="ce1">
            <text:p>3.97909515</text:p>
          </table:table-cell>
          <table:table-cell office:value-type="float" office:value="3.9555808309676701" table:style-name="ce1">
            <text:p>3.955580831</text:p>
          </table:table-cell>
          <table:table-cell office:value-type="float" office:value="3.9323498169335198" table:style-name="ce1">
            <text:p>3.932349817</text:p>
          </table:table-cell>
          <table:table-cell office:value-type="float" office:value="3.9093970186363101" table:style-name="ce1">
            <text:p>3.909397019</text:p>
          </table:table-cell>
          <table:table-cell office:value-type="float" office:value="3.8866390498494399" table:style-name="ce1">
            <text:p>3.88663905</text:p>
          </table:table-cell>
          <table:table-cell office:value-type="float" office:value="3.86415040613698" table:style-name="ce1">
            <text:p>3.864150406</text:p>
          </table:table-cell>
          <table:table-cell office:value-type="float" office:value="3.84192633470348" table:style-name="ce1">
            <text:p>3.841926335</text:p>
          </table:table-cell>
          <table:table-cell office:value-type="float" office:value="3.82049313201584" table:style-name="ce1">
            <text:p>3.820493132</text:p>
          </table:table-cell>
          <table:table-cell office:value-type="float" office:value="3.7987813013787899" table:style-name="ce1">
            <text:p>3.798781301</text:p>
          </table:table-cell>
          <table:table-cell office:value-type="float" office:value="3.7773966262338199" table:style-name="ce1">
            <text:p>3.777396626</text:p>
          </table:table-cell>
          <table:table-cell office:value-type="float" office:value="3.7561820379361701" table:style-name="ce1">
            <text:p>3.756182038</text:p>
          </table:table-cell>
          <table:table-cell office:value-type="float" office:value="3.7352851834410998" table:style-name="ce1">
            <text:p>3.735285183</text:p>
          </table:table-cell>
          <table:table-cell office:value-type="float" office:value="3.7146257932016602" table:style-name="ce1">
            <text:p>3.714625793</text:p>
          </table:table-cell>
          <table:table-cell office:value-type="float" office:value="3.6941998423999398" table:style-name="ce1">
            <text:p>3.694199842</text:p>
          </table:table-cell>
          <table:table-cell office:value-type="float" office:value="3.6744394425837501" table:style-name="ce1">
            <text:p>3.674439443</text:p>
          </table:table-cell>
          <table:table-cell office:value-type="float" office:value="3.6548998293576802" table:style-name="ce1">
            <text:p>3.654899829</text:p>
          </table:table-cell>
          <table:table-cell office:value-type="float" office:value="3.6355773229452302" table:style-name="ce1">
            <text:p>3.635577323</text:p>
          </table:table-cell>
          <table:table-cell office:value-type="float" office:value="3.61646832489093" table:style-name="ce1">
            <text:p>3.616468325</text:p>
          </table:table-cell>
          <table:table-cell office:value-type="float" office:value="3.5975693158262398" table:style-name="ce1">
            <text:p>3.597569316</text:p>
          </table:table-cell>
          <table:table-cell office:value-type="float" office:value="3.5795503137522502" table:style-name="ce1">
            <text:p>3.579550314</text:p>
          </table:table-cell>
          <table:table-cell office:value-type="float" office:value="3.56105737006401" table:style-name="ce1">
            <text:p>3.56105737</text:p>
          </table:table-cell>
          <table:table-cell office:value-type="float" office:value="3.5420075664418702" table:style-name="ce1">
            <text:p>3.542007566</text:p>
          </table:table-cell>
          <table:table-cell office:value-type="float" office:value="3.52316259941782" table:style-name="ce1">
            <text:p>3.523162599</text:p>
          </table:table-cell>
          <table:table-cell office:value-type="float" office:value="3.5045191828432301" table:style-name="ce1">
            <text:p>3.504519183</text:p>
          </table:table-cell>
          <table:table-cell office:value-type="float" office:value="3.4864059558137299" table:style-name="ce1">
            <text:p>3.486405956</text:p>
          </table:table-cell>
          <table:table-cell office:value-type="float" office:value="3.4684844031443398" table:style-name="ce1">
            <text:p>3.468484403</text:p>
          </table:table-cell>
          <table:table-cell office:value-type="float" office:value="3.45116000457578" table:style-name="ce1">
            <text:p>3.451160005</text:p>
          </table:table-cell>
          <table:table-cell office:value-type="float" office:value="3.4332840029809799" table:style-name="ce1">
            <text:p>3.433284003</text:p>
          </table:table-cell>
          <table:table-cell office:value-type="float" office:value="3.4163234023150202" table:style-name="ce1">
            <text:p>3.416323402</text:p>
          </table:table-cell>
          <table:table-cell office:value-type="float" office:value="3.3991364028278901" table:style-name="ce1">
            <text:p>3.399136403</text:p>
          </table:table-cell>
          <table:table-cell office:value-type="float" office:value="3.3825266722726801" table:style-name="ce1">
            <text:p>3.382526672</text:p>
          </table:table-cell>
          <table:table-cell office:value-type="float" office:value="3.3660872979282899" table:style-name="ce1">
            <text:p>3.366087298</text:p>
          </table:table-cell>
          <table:table-cell office:value-type="float" office:value="3.3494196714148798" table:style-name="ce1">
            <text:p>3.349419671</text:p>
          </table:table-cell>
          <table:table-cell office:value-type="float" office:value="3.3329212593838302" table:style-name="ce1">
            <text:p>3.332921259</text:p>
          </table:table-cell>
          <table:table-cell office:value-type="float" office:value="3.31658949797936" table:style-name="ce1">
            <text:p>3.316589498</text:p>
          </table:table-cell>
          <table:table-cell office:value-type="float" office:value="3.3004218748804601" table:style-name="ce1">
            <text:p>3.300421875</text:p>
          </table:table-cell>
          <table:table-cell office:value-type="float" office:value="3.2848040088816499" table:style-name="ce1">
            <text:p>3.284804009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16.2552353184014" table:style-name="ce1">
            <text:p>16.25523532</text:p>
          </table:table-cell>
          <table:table-cell office:value-type="string" table:style-name="ce1">
            <text:p><text:s/>global min</text:p>
          </table:table-cell>
          <table:table-cell office:value-type="float" office:value="-16.272836893007501" table:style-name="ce1">
            <text:p>-16.27283689</text:p>
          </table:table-cell>
          <table:table-cell office:value-type="string" table:style-name="ce1">
            <text:p><text:s/>range</text:p>
          </table:table-cell>
          <table:table-cell office:value-type="float" office:value="32.528072211408897" table:style-name="ce1">
            <text:p>32.52807221</text:p>
          </table:table-cell>
          <table:table-cell office:value-type="string" table:style-name="ce1">
            <text:p><text:s/>regret</text:p>
          </table:table-cell>
          <table:table-cell office:value-type="float" office:value="15.1566803528906" table:style-name="ce1">
            <text:p>15.15668035</text:p>
          </table:table-cell>
          <table:table-cell office:value-type="float" office:value="16.985961283707599" table:style-name="ce1">
            <text:p>16.98596128</text:p>
          </table:table-cell>
          <table:table-cell office:value-type="float" office:value="14.3698936420469" table:style-name="ce1">
            <text:p>14.36989364</text:p>
          </table:table-cell>
          <table:table-cell office:value-type="float" office:value="11.843527412157499" table:style-name="ce1">
            <text:p>11.84352741</text:p>
          </table:table-cell>
          <table:table-cell office:value-type="float" office:value="11.558940846975" table:style-name="ce1">
            <text:p>11.55894085</text:p>
          </table:table-cell>
          <table:table-cell office:value-type="float" office:value="12.594547071956301" table:style-name="ce1">
            <text:p>12.59454707</text:p>
          </table:table-cell>
          <table:table-cell office:value-type="float" office:value="14.416545169069" table:style-name="ce1">
            <text:p>14.41654517</text:p>
          </table:table-cell>
          <table:table-cell office:value-type="float" office:value="15.2902396881928" table:style-name="ce1">
            <text:p>15.29023969</text:p>
          </table:table-cell>
          <table:table-cell office:value-type="float" office:value="15.955412238898299" table:style-name="ce1">
            <text:p>15.95541224</text:p>
          </table:table-cell>
          <table:table-cell office:value-type="float" office:value="17.049084910589499" table:style-name="ce1">
            <text:p>17.04908491</text:p>
          </table:table-cell>
          <table:table-cell office:value-type="float" office:value="17.190770064106399" table:style-name="ce1">
            <text:p>17.19077006</text:p>
          </table:table-cell>
          <table:table-cell office:value-type="float" office:value="16.524982324870901" table:style-name="ce1">
            <text:p>16.52498232</text:p>
          </table:table-cell>
          <table:table-cell office:value-type="float" office:value="16.046569001566301" table:style-name="ce1">
            <text:p>16.046569</text:p>
          </table:table-cell>
          <table:table-cell office:value-type="float" office:value="16.725266889814701" table:style-name="ce1">
            <text:p>16.72526689</text:p>
          </table:table-cell>
          <table:table-cell office:value-type="float" office:value="16.851136849239602" table:style-name="ce1">
            <text:p>16.85113685</text:p>
          </table:table-cell>
          <table:table-cell office:value-type="float" office:value="16.806214020006099" table:style-name="ce1">
            <text:p>16.80621402</text:p>
          </table:table-cell>
          <table:table-cell office:value-type="float" office:value="16.897411766819399" table:style-name="ce1">
            <text:p>16.89741177</text:p>
          </table:table-cell>
          <table:table-cell office:value-type="float" office:value="17.141819550647799" table:style-name="ce1">
            <text:p>17.14181955</text:p>
          </table:table-cell>
          <table:table-cell office:value-type="float" office:value="16.796679371440899" table:style-name="ce1">
            <text:p>16.79667937</text:p>
          </table:table-cell>
          <table:table-cell office:value-type="float" office:value="16.659991813102302" table:style-name="ce1">
            <text:p>16.65999181</text:p>
          </table:table-cell>
          <table:table-cell office:value-type="float" office:value="15.8725132406901" table:style-name="ce1">
            <text:p>15.87251324</text:p>
          </table:table-cell>
          <table:table-cell office:value-type="float" office:value="15.1578480267586" table:style-name="ce1">
            <text:p>15.15784803</text:p>
          </table:table-cell>
          <table:table-cell office:value-type="float" office:value="15.250673100408299" table:style-name="ce1">
            <text:p>15.2506731</text:p>
          </table:table-cell>
          <table:table-cell office:value-type="float" office:value="14.9772002317602" table:style-name="ce1">
            <text:p>14.97720023</text:p>
          </table:table-cell>
          <table:table-cell office:value-type="float" office:value="14.436126978060599" table:style-name="ce1">
            <text:p>14.43612698</text:p>
          </table:table-cell>
          <table:table-cell office:value-type="float" office:value="14.6365261572563" table:style-name="ce1">
            <text:p>14.63652616</text:p>
          </table:table-cell>
          <table:table-cell office:value-type="float" office:value="14.1225585690419" table:style-name="ce1">
            <text:p>14.12255857</text:p>
          </table:table-cell>
          <table:table-cell office:value-type="float" office:value="14.1924063397708" table:style-name="ce1">
            <text:p>14.19240634</text:p>
          </table:table-cell>
          <table:table-cell office:value-type="float" office:value="13.7530257380294" table:style-name="ce1">
            <text:p>13.75302574</text:p>
          </table:table-cell>
          <table:table-cell office:value-type="float" office:value="13.319904922610601" table:style-name="ce1">
            <text:p>13.31990492</text:p>
          </table:table-cell>
          <table:table-cell office:value-type="float" office:value="12.8908007900034" table:style-name="ce1">
            <text:p>12.89080079</text:p>
          </table:table-cell>
          <table:table-cell office:value-type="float" office:value="12.522379132362" table:style-name="ce1">
            <text:p>12.52237913</text:p>
          </table:table-cell>
          <table:table-cell office:value-type="float" office:value="12.179638467633801" table:style-name="ce1">
            <text:p>12.17963847</text:p>
          </table:table-cell>
          <table:table-cell office:value-type="float" office:value="11.864071715329001" table:style-name="ce1">
            <text:p>11.86407172</text:p>
          </table:table-cell>
          <table:table-cell office:value-type="float" office:value="12.1847169317509" table:style-name="ce1">
            <text:p>12.18471693</text:p>
          </table:table-cell>
          <table:table-cell office:value-type="float" office:value="11.858935850170401" table:style-name="ce1">
            <text:p>11.85893585</text:p>
          </table:table-cell>
          <table:table-cell office:value-type="float" office:value="11.5598406083396" table:style-name="ce1">
            <text:p>11.55984061</text:p>
          </table:table-cell>
          <table:table-cell office:value-type="float" office:value="11.255634276541199" table:style-name="ce1">
            <text:p>11.25563428</text:p>
          </table:table-cell>
          <table:table-cell office:value-type="float" office:value="10.9671587670836" table:style-name="ce1">
            <text:p>10.96715877</text:p>
          </table:table-cell>
          <table:table-cell office:value-type="float" office:value="10.723278227814699" table:style-name="ce1">
            <text:p>10.72327823</text:p>
          </table:table-cell>
          <table:table-cell office:value-type="float" office:value="10.69223586815" table:style-name="ce1">
            <text:p>10.69223587</text:p>
          </table:table-cell>
          <table:table-cell office:value-type="float" office:value="10.437780000043899" table:style-name="ce1">
            <text:p>10.43778</text:p>
          </table:table-cell>
          <table:table-cell office:value-type="float" office:value="10.1950409302754" table:style-name="ce1">
            <text:p>10.19504093</text:p>
          </table:table-cell>
          <table:table-cell office:value-type="float" office:value="9.9962983838889006" table:style-name="ce1">
            <text:p>9.996298384</text:p>
          </table:table-cell>
          <table:table-cell office:value-type="float" office:value="10.0865817122813" table:style-name="ce1">
            <text:p>10.08658171</text:p>
          </table:table-cell>
          <table:table-cell office:value-type="float" office:value="9.8674188360946005" table:style-name="ce1">
            <text:p>9.867418836</text:p>
          </table:table-cell>
          <table:table-cell office:value-type="float" office:value="9.6575820397456393" table:style-name="ce1">
            <text:p>9.65758204</text:p>
          </table:table-cell>
          <table:table-cell office:value-type="float" office:value="9.4816311055078302" table:style-name="ce1">
            <text:p>9.481631106</text:p>
          </table:table-cell>
          <table:table-cell office:value-type="float" office:value="9.6359120619616903" table:style-name="ce1">
            <text:p>9.635912062</text:p>
          </table:table-cell>
          <table:table-cell office:value-type="float" office:value="9.6849494440879305" table:style-name="ce1">
            <text:p>9.684949444</text:p>
          </table:table-cell>
          <table:table-cell office:value-type="float" office:value="9.8004778998355508" table:style-name="ce1">
            <text:p>9.8004779</text:p>
          </table:table-cell>
          <table:table-cell office:value-type="float" office:value="9.6135629182516897" table:style-name="ce1">
            <text:p>9.613562918</text:p>
          </table:table-cell>
          <table:table-cell office:value-type="float" office:value="9.4337013321993108" table:style-name="ce1">
            <text:p>9.433701332</text:p>
          </table:table-cell>
          <table:table-cell office:value-type="float" office:value="9.2596016753737906" table:style-name="ce1">
            <text:p>9.259601675</text:p>
          </table:table-cell>
          <table:table-cell office:value-type="float" office:value="9.1056527704112007" table:style-name="ce1">
            <text:p>9.10565277</text:p>
          </table:table-cell>
          <table:table-cell office:value-type="float" office:value="8.9492056470747592" table:style-name="ce1">
            <text:p>8.949205647</text:p>
          </table:table-cell>
          <table:table-cell office:value-type="float" office:value="8.7948314871996995" table:style-name="ce1">
            <text:p>8.794831487</text:p>
          </table:table-cell>
          <table:table-cell office:value-type="float" office:value="8.6621845261355706" table:style-name="ce1">
            <text:p>8.662184526</text:p>
          </table:table-cell>
          <table:table-cell office:value-type="float" office:value="8.5156674462313706" table:style-name="ce1">
            <text:p>8.515667446</text:p>
          </table:table-cell>
          <table:table-cell office:value-type="float" office:value="8.3740342689906502" table:style-name="ce1">
            <text:p>8.374034269</text:p>
          </table:table-cell>
          <table:table-cell office:value-type="float" office:value="8.2367550186793306" table:style-name="ce1">
            <text:p>8.236755019</text:p>
          </table:table-cell>
          <table:table-cell office:value-type="float" office:value="8.1048488184701704" table:style-name="ce1">
            <text:p>8.104848818</text:p>
          </table:table-cell>
          <table:table-cell office:value-type="float" office:value="8.0095628556356608" table:style-name="ce1">
            <text:p>8.009562856</text:p>
          </table:table-cell>
          <table:table-cell office:value-type="float" office:value="7.8894475548511398" table:style-name="ce1">
            <text:p>7.889447555</text:p>
          </table:table-cell>
          <table:table-cell office:value-type="float" office:value="7.7681497372025596" table:style-name="ce1">
            <text:p>7.768149737</text:p>
          </table:table-cell>
          <table:table-cell office:value-type="float" office:value="7.6505276109978801" table:style-name="ce1">
            <text:p>7.650527611</text:p>
          </table:table-cell>
          <table:table-cell office:value-type="float" office:value="7.5368230177534601" table:style-name="ce1">
            <text:p>7.536823018</text:p>
          </table:table-cell>
          <table:table-cell office:value-type="float" office:value="7.4260622293702196" table:style-name="ce1">
            <text:p>7.426062229</text:p>
          </table:table-cell>
          <table:table-cell office:value-type="float" office:value="7.3185118986212796" table:style-name="ce1">
            <text:p>7.318511899</text:p>
          </table:table-cell>
          <table:table-cell office:value-type="float" office:value="7.2252818986757097" table:style-name="ce1">
            <text:p>7.225281899</text:p>
          </table:table-cell>
          <table:table-cell office:value-type="float" office:value="7.1283710812798597" table:style-name="ce1">
            <text:p>7.128371081</text:p>
          </table:table-cell>
          <table:table-cell office:value-type="float" office:value="7.0294366135911597" table:style-name="ce1">
            <text:p>7.029436614</text:p>
          </table:table-cell>
          <table:table-cell office:value-type="float" office:value="6.9393977284029598" table:style-name="ce1">
            <text:p>6.939397728</text:p>
          </table:table-cell>
          <table:table-cell office:value-type="float" office:value="6.8517923265982104" table:style-name="ce1">
            <text:p>6.851792327</text:p>
          </table:table-cell>
          <table:table-cell office:value-type="float" office:value="6.7615137470099098" table:style-name="ce1">
            <text:p>6.761513747</text:p>
          </table:table-cell>
          <table:table-cell office:value-type="float" office:value="6.6736109195160296" table:style-name="ce1">
            <text:p>6.67361092</text:p>
          </table:table-cell>
          <table:table-cell office:value-type="float" office:value="6.5879912823466702" table:style-name="ce1">
            <text:p>6.587991282</text:p>
          </table:table-cell>
          <table:table-cell office:value-type="float" office:value="6.5093836760967401" table:style-name="ce1">
            <text:p>6.509383676</text:p>
          </table:table-cell>
          <table:table-cell office:value-type="float" office:value="6.4288836110093897" table:style-name="ce1">
            <text:p>6.428883611</text:p>
          </table:table-cell>
          <table:table-cell office:value-type="float" office:value="6.3514998661107898" table:style-name="ce1">
            <text:p>6.351499866</text:p>
          </table:table-cell>
          <table:table-cell office:value-type="float" office:value="6.2746040874235698" table:style-name="ce1">
            <text:p>6.274604087</text:p>
          </table:table-cell>
          <table:table-cell office:value-type="float" office:value="6.20548228814474" table:style-name="ce1">
            <text:p>6.205482288</text:p>
          </table:table-cell>
          <table:table-cell office:value-type="float" office:value="6.1332578736391596" table:style-name="ce1">
            <text:p>6.133257874</text:p>
          </table:table-cell>
          <table:table-cell office:value-type="float" office:value="6.0640784180651996" table:style-name="ce1">
            <text:p>6.064078418</text:p>
          </table:table-cell>
          <table:table-cell office:value-type="float" office:value="5.99810806014505" table:style-name="ce1">
            <text:p>5.99810806</text:p>
          </table:table-cell>
          <table:table-cell office:value-type="float" office:value="5.9293033019744703" table:style-name="ce1">
            <text:p>5.929303302</text:p>
          </table:table-cell>
          <table:table-cell office:value-type="float" office:value="5.8620802623825199" table:style-name="ce1">
            <text:p>5.862080262</text:p>
          </table:table-cell>
          <table:table-cell office:value-type="float" office:value="5.7978618035393401" table:style-name="ce1">
            <text:p>5.797861804</text:p>
          </table:table-cell>
          <table:table-cell office:value-type="float" office:value="5.7336262648195202" table:style-name="ce1">
            <text:p>5.733626265</text:p>
          </table:table-cell>
          <table:table-cell office:value-type="float" office:value="5.6715846233681404" table:style-name="ce1">
            <text:p>5.671584623</text:p>
          </table:table-cell>
          <table:table-cell office:value-type="float" office:value="5.6130464831505904" table:style-name="ce1">
            <text:p>5.613046483</text:p>
          </table:table-cell>
          <table:table-cell office:value-type="float" office:value="5.5660299256575199" table:style-name="ce1">
            <text:p>5.566029926</text:p>
          </table:table-cell>
          <table:table-cell office:value-type="float" office:value="5.5062348663245704" table:style-name="ce1">
            <text:p>5.506234866</text:p>
          </table:table-cell>
          <table:table-cell office:value-type="float" office:value="5.4477120422965797" table:style-name="ce1">
            <text:p>5.447712042</text:p>
          </table:table-cell>
          <table:table-cell office:value-type="float" office:value="5.3904212777218099" table:style-name="ce1">
            <text:p>5.390421278</text:p>
          </table:table-cell>
          <table:table-cell office:value-type="float" office:value="5.3342710560788804" table:style-name="ce1">
            <text:p>5.334271056</text:p>
          </table:table-cell>
          <table:table-cell office:value-type="float" office:value="5.3076464467626296" table:style-name="ce1">
            <text:p>5.307646447</text:p>
          </table:table-cell>
          <table:table-cell office:value-type="float" office:value="5.2837978203676101" table:style-name="ce1">
            <text:p>5.28379782</text:p>
          </table:table-cell>
          <table:table-cell office:value-type="float" office:value="5.2328320243954298" table:style-name="ce1">
            <text:p>5.232832024</text:p>
          </table:table-cell>
          <table:table-cell office:value-type="float" office:value="5.1820024894934296" table:style-name="ce1">
            <text:p>5.182002489</text:p>
          </table:table-cell>
          <table:table-cell office:value-type="float" office:value="5.1405194736995803" table:style-name="ce1">
            <text:p>5.140519474</text:p>
          </table:table-cell>
          <table:table-cell office:value-type="float" office:value="5.0924573613998003" table:style-name="ce1">
            <text:p>5.092457361</text:p>
          </table:table-cell>
          <table:table-cell office:value-type="float" office:value="5.0453284939990501" table:style-name="ce1">
            <text:p>5.045328494</text:p>
          </table:table-cell>
          <table:table-cell office:value-type="float" office:value="4.9982568597701702" table:style-name="ce1">
            <text:p>4.99825686</text:p>
          </table:table-cell>
          <table:table-cell office:value-type="float" office:value="4.9520818280980397" table:style-name="ce1">
            <text:p>4.952081828</text:p>
          </table:table-cell>
          <table:table-cell office:value-type="float" office:value="4.90677802343858" table:style-name="ce1">
            <text:p>4.906778023</text:p>
          </table:table-cell>
          <table:table-cell office:value-type="float" office:value="4.8623210188662203" table:style-name="ce1">
            <text:p>4.862321019</text:p>
          </table:table-cell>
          <table:table-cell office:value-type="float" office:value="4.8180485914459403" table:style-name="ce1">
            <text:p>4.818048591</text:p>
          </table:table-cell>
          <table:table-cell office:value-type="float" office:value="4.7794754537691597" table:style-name="ce1">
            <text:p>4.779475454</text:p>
          </table:table-cell>
          <table:table-cell office:value-type="float" office:value="4.7416036458683202" table:style-name="ce1">
            <text:p>4.741603646</text:p>
          </table:table-cell>
          <table:table-cell office:value-type="float" office:value="4.70441421288462" table:style-name="ce1">
            <text:p>4.704414213</text:p>
          </table:table-cell>
          <table:table-cell office:value-type="float" office:value="4.6624559556954104" table:style-name="ce1">
            <text:p>4.662455956</text:p>
          </table:table-cell>
          <table:table-cell office:value-type="float" office:value="4.6212403225272496" table:style-name="ce1">
            <text:p>4.621240323</text:p>
          </table:table-cell>
          <table:table-cell office:value-type="float" office:value="4.5807477706427404" table:style-name="ce1">
            <text:p>4.580747771</text:p>
          </table:table-cell>
          <table:table-cell office:value-type="float" office:value="4.5411962236251702" table:style-name="ce1">
            <text:p>4.541196224</text:p>
          </table:table-cell>
          <table:table-cell office:value-type="float" office:value="4.5020918545223099" table:style-name="ce1">
            <text:p>4.502091855</text:p>
          </table:table-cell>
          <table:table-cell office:value-type="float" office:value="4.46751498392684" table:style-name="ce1">
            <text:p>4.467514984</text:p>
          </table:table-cell>
          <table:table-cell office:value-type="float" office:value="4.43637004255823" table:style-name="ce1">
            <text:p>4.436370043</text:p>
          </table:table-cell>
          <table:table-cell office:value-type="float" office:value="4.4057485455823802" table:style-name="ce1">
            <text:p>4.405748546</text:p>
          </table:table-cell>
          <table:table-cell office:value-type="float" office:value="4.37730245682181" table:style-name="ce1">
            <text:p>4.377302457</text:p>
          </table:table-cell>
          <table:table-cell office:value-type="float" office:value="4.3412724928132702" table:style-name="ce1">
            <text:p>4.341272493</text:p>
          </table:table-cell>
          <table:table-cell office:value-type="float" office:value="4.3056882920525004" table:style-name="ce1">
            <text:p>4.305688292</text:p>
          </table:table-cell>
          <table:table-cell office:value-type="float" office:value="4.2706826961821598" table:style-name="ce1">
            <text:p>4.270682696</text:p>
          </table:table-cell>
          <table:table-cell office:value-type="float" office:value="4.2362417066968199" table:style-name="ce1">
            <text:p>4.236241707</text:p>
          </table:table-cell>
          <table:table-cell office:value-type="float" office:value="4.2023517730432403" table:style-name="ce1">
            <text:p>4.202351773</text:p>
          </table:table-cell>
          <table:table-cell office:value-type="float" office:value="4.1689997748444902" table:style-name="ce1">
            <text:p>4.168999775</text:p>
          </table:table-cell>
          <table:table-cell office:value-type="float" office:value="4.1361730049638199" table:style-name="ce1">
            <text:p>4.136173005</text:p>
          </table:table-cell>
          <table:table-cell office:value-type="float" office:value="4.1038591533625404" table:style-name="ce1">
            <text:p>4.103859153</text:p>
          </table:table-cell>
          <table:table-cell office:value-type="float" office:value="4.0768026993417301" table:style-name="ce1">
            <text:p>4.076802699</text:p>
          </table:table-cell>
          <table:table-cell office:value-type="float" office:value="4.0501624984596898" table:style-name="ce1">
            <text:p>4.050162498</text:p>
          </table:table-cell>
          <table:table-cell office:value-type="float" office:value="4.0194919439952796" table:style-name="ce1">
            <text:p>4.019491944</text:p>
          </table:table-cell>
          <table:table-cell office:value-type="float" office:value="3.9892860949015398" table:style-name="ce1">
            <text:p>3.989286095</text:p>
          </table:table-cell>
          <table:table-cell office:value-type="float" office:value="3.9652494468378499" table:style-name="ce1">
            <text:p>3.965249447</text:p>
          </table:table-cell>
          <table:table-cell office:value-type="float" office:value="4.01813330719538" table:style-name="ce1">
            <text:p>4.018133307</text:p>
          </table:table-cell>
          <table:table-cell office:value-type="float" office:value="3.98860876316891" table:style-name="ce1">
            <text:p>3.988608763</text:p>
          </table:table-cell>
          <table:table-cell office:value-type="float" office:value="3.9595184036134201" table:style-name="ce1">
            <text:p>3.959518404</text:p>
          </table:table-cell>
          <table:table-cell office:value-type="float" office:value="3.9308527208397601" table:style-name="ce1">
            <text:p>3.930852721</text:p>
          </table:table-cell>
          <table:table-cell office:value-type="float" office:value="3.90240516059957" table:style-name="ce1">
            <text:p>3.902405161</text:p>
          </table:table-cell>
          <table:table-cell office:value-type="float" office:value="3.8743669177729001" table:style-name="ce1">
            <text:p>3.874366918</text:p>
          </table:table-cell>
          <table:table-cell office:value-type="float" office:value="3.8467292212723398" table:style-name="ce1">
            <text:p>3.846729221</text:p>
          </table:table-cell>
          <table:table-cell office:value-type="float" office:value="3.8250673963160202" table:style-name="ce1">
            <text:p>3.825067396</text:p>
          </table:table-cell>
          <table:table-cell office:value-type="float" office:value="3.7987000122396699" table:style-name="ce1">
            <text:p>3.798700012</text:p>
          </table:table-cell>
          <table:table-cell office:value-type="float" office:value="3.7727014027657999" table:style-name="ce1">
            <text:p>3.772701403</text:p>
          </table:table-cell>
          <table:table-cell office:value-type="float" office:value="3.7467265309661801" table:style-name="ce1">
            <text:p>3.746726531</text:p>
          </table:table-cell>
          <table:table-cell office:value-type="float" office:value="3.72635194732112" table:style-name="ce1">
            <text:p>3.726351947</text:p>
          </table:table-cell>
          <table:table-cell office:value-type="float" office:value="3.7062564675615999" table:style-name="ce1">
            <text:p>3.706256468</text:p>
          </table:table-cell>
          <table:table-cell office:value-type="float" office:value="3.6864343956899601" table:style-name="ce1">
            <text:p>3.686434396</text:p>
          </table:table-cell>
          <table:table-cell office:value-type="float" office:value="3.69316030667198" table:style-name="ce1">
            <text:p>3.693160307</text:p>
          </table:table-cell>
          <table:table-cell office:value-type="float" office:value="3.83958421924978" table:style-name="ce1">
            <text:p>3.839584219</text:p>
          </table:table-cell>
          <table:table-cell office:value-type="float" office:value="3.9063318499473598" table:style-name="ce1">
            <text:p>3.90633185</text:p>
          </table:table-cell>
          <table:table-cell office:value-type="float" office:value="3.8806761414286499" table:style-name="ce1">
            <text:p>3.880676141</text:p>
          </table:table-cell>
          <table:table-cell office:value-type="float" office:value="3.8553580080220202" table:style-name="ce1">
            <text:p>3.855358008</text:p>
          </table:table-cell>
          <table:table-cell office:value-type="float" office:value="3.8301928537715102" table:style-name="ce1">
            <text:p>3.830192854</text:p>
          </table:table-cell>
          <table:table-cell office:value-type="float" office:value="3.8053545197060701" table:style-name="ce1">
            <text:p>3.80535452</text:p>
          </table:table-cell>
          <table:table-cell office:value-type="float" office:value="3.7847624039961998" table:style-name="ce1">
            <text:p>3.784762404</text:p>
          </table:table-cell>
          <table:table-cell office:value-type="float" office:value="3.7634280167581" table:style-name="ce1">
            <text:p>3.763428017</text:p>
          </table:table-cell>
          <table:table-cell office:value-type="float" office:value="3.73948955427998" table:style-name="ce1">
            <text:p>3.739489554</text:p>
          </table:table-cell>
          <table:table-cell office:value-type="float" office:value="3.7158541103142402" table:style-name="ce1">
            <text:p>3.71585411</text:p>
          </table:table-cell>
          <table:table-cell office:value-type="float" office:value="3.6953556441792599" table:style-name="ce1">
            <text:p>3.695355644</text:p>
          </table:table-cell>
          <table:table-cell office:value-type="float" office:value="3.6727652892623599" table:style-name="ce1">
            <text:p>3.672765289</text:p>
          </table:table-cell>
          <table:table-cell office:value-type="float" office:value="3.6501538269912999" table:style-name="ce1">
            <text:p>3.650153827</text:p>
          </table:table-cell>
          <table:table-cell office:value-type="float" office:value="3.6281213889078701" table:style-name="ce1">
            <text:p>3.628121389</text:p>
          </table:table-cell>
          <table:table-cell office:value-type="float" office:value="3.6060612568509001" table:style-name="ce1">
            <text:p>3.606061257</text:p>
          </table:table-cell>
          <table:table-cell office:value-type="float" office:value="3.5860376126348901" table:style-name="ce1">
            <text:p>3.586037613</text:p>
          </table:table-cell>
          <table:table-cell office:value-type="float" office:value="3.5644999293075399" table:style-name="ce1">
            <text:p>3.564499929</text:p>
          </table:table-cell>
          <table:table-cell office:value-type="float" office:value="3.5435143806820499" table:style-name="ce1">
            <text:p>3.543514381</text:p>
          </table:table-cell>
          <table:table-cell office:value-type="float" office:value="3.5227801559921801" table:style-name="ce1">
            <text:p>3.522780156</text:p>
          </table:table-cell>
          <table:table-cell office:value-type="float" office:value="3.5020036066328402" table:style-name="ce1">
            <text:p>3.502003607</text:p>
          </table:table-cell>
          <table:table-cell office:value-type="float" office:value="3.48318810366712" table:style-name="ce1">
            <text:p>3.483188104</text:p>
          </table:table-cell>
          <table:table-cell office:value-type="float" office:value="3.46538463243879" table:style-name="ce1">
            <text:p>3.465384632</text:p>
          </table:table-cell>
          <table:table-cell office:value-type="float" office:value="3.4477893889441402" table:style-name="ce1">
            <text:p>3.447789389</text:p>
          </table:table-cell>
          <table:table-cell office:value-type="float" office:value="3.4296172622957801" table:style-name="ce1">
            <text:p>3.429617262</text:p>
          </table:table-cell>
          <table:table-cell office:value-type="float" office:value="3.4097928850570698" table:style-name="ce1">
            <text:p>3.409792885</text:p>
          </table:table-cell>
          <table:table-cell office:value-type="float" office:value="3.3937226764342001" table:style-name="ce1">
            <text:p>3.393722676</text:p>
          </table:table-cell>
          <table:table-cell office:value-type="float" office:value="3.3751864241928402" table:style-name="ce1">
            <text:p>3.375186424</text:p>
          </table:table-cell>
          <table:table-cell office:value-type="float" office:value="3.3568608111814902" table:style-name="ce1">
            <text:p>3.356860811</text:p>
          </table:table-cell>
          <table:table-cell office:value-type="float" office:value="3.3383525515560302" table:style-name="ce1">
            <text:p>3.338352552</text:p>
          </table:table-cell>
          <table:table-cell office:value-type="float" office:value="3.3200522499038998" table:style-name="ce1">
            <text:p>3.32005225</text:p>
          </table:table-cell>
          <table:table-cell office:value-type="float" office:value="3.3016850298687999" table:style-name="ce1">
            <text:p>3.30168503</text:p>
          </table:table-cell>
          <table:table-cell office:value-type="float" office:value="3.2833706097455999" table:style-name="ce1">
            <text:p>3.28337061</text:p>
          </table:table-cell>
          <table:table-cell office:value-type="float" office:value="3.2655540351376802" table:style-name="ce1">
            <text:p>3.265554035</text:p>
          </table:table-cell>
          <table:table-cell office:value-type="float" office:value="3.24805592976591" table:style-name="ce1">
            <text:p>3.24805593</text:p>
          </table:table-cell>
          <table:table-cell office:value-type="float" office:value="3.2314592082053402" table:style-name="ce1">
            <text:p>3.231459208</text:p>
          </table:table-cell>
          <table:table-cell office:value-type="float" office:value="3.2156479277554602" table:style-name="ce1">
            <text:p>3.215647928</text:p>
          </table:table-cell>
          <table:table-cell office:value-type="float" office:value="3.1990762013037801" table:style-name="ce1">
            <text:p>3.199076201</text:p>
          </table:table-cell>
          <table:table-cell office:value-type="float" office:value="3.18268266545912" table:style-name="ce1">
            <text:p>3.182682665</text:p>
          </table:table-cell>
          <table:table-cell office:value-type="float" office:value="3.1664644615486202" table:style-name="ce1">
            <text:p>3.166464462</text:p>
          </table:table-cell>
          <table:table-cell office:value-type="float" office:value="3.1508885017484798" table:style-name="ce1">
            <text:p>3.150888502</text:p>
          </table:table-cell>
          <table:table-cell office:value-type="float" office:value="3.1354773669197602" table:style-name="ce1">
            <text:p>3.135477367</text:p>
          </table:table-cell>
          <table:table-cell office:value-type="float" office:value="3.12078861163898" table:style-name="ce1">
            <text:p>3.120788612</text:p>
          </table:table-cell>
          <table:table-cell office:value-type="float" office:value="3.1048729584758199" table:style-name="ce1">
            <text:p>3.104872958</text:p>
          </table:table-cell>
          <table:table-cell office:value-type="float" office:value="3.0887938118784901" table:style-name="ce1">
            <text:p>3.088793812</text:p>
          </table:table-cell>
          <table:table-cell office:value-type="float" office:value="3.0730931735045601" table:style-name="ce1">
            <text:p>3.073093174</text:p>
          </table:table-cell>
          <table:table-cell office:value-type="float" office:value="3.0575543973819199" table:style-name="ce1">
            <text:p>3.057554397</text:p>
          </table:table-cell>
          <table:table-cell office:value-type="float" office:value="3.0421749933220701" table:style-name="ce1">
            <text:p>3.042174993</text:p>
          </table:table-cell>
          <table:table-cell office:value-type="float" office:value="3.0269525219567099" table:style-name="ce1">
            <text:p>3.026952522</text:p>
          </table:table-cell>
          <table:table-cell office:value-type="float" office:value="3.0118845934478502" table:style-name="ce1">
            <text:p>3.011884593</text:p>
          </table:table-cell>
          <table:table-cell office:value-type="float" office:value="2.9969688662370602" table:style-name="ce1">
            <text:p>2.996968866</text:p>
          </table:table-cell>
          <table:table-cell office:value-type="float" office:value="2.98266187964389" table:style-name="ce1">
            <text:p>2.98266188</text:p>
          </table:table-cell>
          <table:table-cell office:value-type="float" office:value="2.9683632792079" table:style-name="ce1">
            <text:p>2.968363279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33.361263958643796" table:style-name="ce1">
            <text:p>33.36126396</text:p>
          </table:table-cell>
          <table:table-cell office:value-type="string" table:style-name="ce1">
            <text:p><text:s/>global min</text:p>
          </table:table-cell>
          <table:table-cell office:value-type="float" office:value="-29.586349468805" table:style-name="ce1">
            <text:p>-29.58634947</text:p>
          </table:table-cell>
          <table:table-cell office:value-type="string" table:style-name="ce1">
            <text:p><text:s/>range</text:p>
          </table:table-cell>
          <table:table-cell office:value-type="float" office:value="62.9476134274489" table:style-name="ce1">
            <text:p>62.94761343</text:p>
          </table:table-cell>
          <table:table-cell office:value-type="string" table:style-name="ce1">
            <text:p><text:s/>regret</text:p>
          </table:table-cell>
          <table:table-cell office:value-type="float" office:value="30.606294321140499" table:style-name="ce1">
            <text:p>30.60629432</text:p>
          </table:table-cell>
          <table:table-cell office:value-type="float" office:value="26.331056163935099" table:style-name="ce1">
            <text:p>26.33105616</text:p>
          </table:table-cell>
          <table:table-cell office:value-type="float" office:value="19.6295346485057" table:style-name="ce1">
            <text:p>19.62953465</text:p>
          </table:table-cell>
          <table:table-cell office:value-type="float" office:value="14.8369423403237" table:style-name="ce1">
            <text:p>14.83694234</text:p>
          </table:table-cell>
          <table:table-cell office:value-type="float" office:value="11.9235109293052" table:style-name="ce1">
            <text:p>11.92351093</text:p>
          </table:table-cell>
          <table:table-cell office:value-type="float" office:value="10.9502049769071" table:style-name="ce1">
            <text:p>10.95020498</text:p>
          </table:table-cell>
          <table:table-cell office:value-type="float" office:value="9.4328829910163705" table:style-name="ce1">
            <text:p>9.432882991</text:p>
          </table:table-cell>
          <table:table-cell office:value-type="float" office:value="8.3651697038199799" table:style-name="ce1">
            <text:p>8.365169704</text:p>
          </table:table-cell>
          <table:table-cell office:value-type="float" office:value="7.5900151593395497" table:style-name="ce1">
            <text:p>7.590015159</text:p>
          </table:table-cell>
          <table:table-cell office:value-type="float" office:value="7.9235822882905698" table:style-name="ce1">
            <text:p>7.923582288</text:p>
          </table:table-cell>
          <table:table-cell office:value-type="float" office:value="8.4308164249991293" table:style-name="ce1">
            <text:p>8.430816425</text:p>
          </table:table-cell>
          <table:table-cell office:value-type="float" office:value="9.3824509152185804" table:style-name="ce1">
            <text:p>9.382450915</text:p>
          </table:table-cell>
          <table:table-cell office:value-type="float" office:value="8.6972973715120698" table:style-name="ce1">
            <text:p>8.697297372</text:p>
          </table:table-cell>
          <table:table-cell office:value-type="float" office:value="8.1069481081580808" table:style-name="ce1">
            <text:p>8.106948108</text:p>
          </table:table-cell>
          <table:table-cell office:value-type="float" office:value="7.6179081808972802" table:style-name="ce1">
            <text:p>7.617908181</text:p>
          </table:table-cell>
          <table:table-cell office:value-type="float" office:value="8.7855452754574106" table:style-name="ce1">
            <text:p>8.785545275</text:p>
          </table:table-cell>
          <table:table-cell office:value-type="float" office:value="10.342475158786399" table:style-name="ce1">
            <text:p>10.34247516</text:p>
          </table:table-cell>
          <table:table-cell office:value-type="float" office:value="12.6081561806827" table:style-name="ce1">
            <text:p>12.60815618</text:p>
          </table:table-cell>
          <table:table-cell office:value-type="float" office:value="13.7746993904259" table:style-name="ce1">
            <text:p>13.77469939</text:p>
          </table:table-cell>
          <table:table-cell office:value-type="float" office:value="15.9716044098176" table:style-name="ce1">
            <text:p>15.97160441</text:p>
          </table:table-cell>
          <table:table-cell office:value-type="float" office:value="16.183612864480899" table:style-name="ce1">
            <text:p>16.18361286</text:p>
          </table:table-cell>
          <table:table-cell office:value-type="float" office:value="16.375842078060501" table:style-name="ce1">
            <text:p>16.37584208</text:p>
          </table:table-cell>
          <table:table-cell office:value-type="float" office:value="15.665093666418" table:style-name="ce1">
            <text:p>15.66509367</text:p>
          </table:table-cell>
          <table:table-cell office:value-type="float" office:value="15.5406405877608" table:style-name="ce1">
            <text:p>15.54064059</text:p>
          </table:table-cell>
          <table:table-cell office:value-type="float" office:value="15.5463475677146" table:style-name="ce1">
            <text:p>15.54634757</text:p>
          </table:table-cell>
          <table:table-cell office:value-type="float" office:value="14.969109425960699" table:style-name="ce1">
            <text:p>14.96910943</text:p>
          </table:table-cell>
          <table:table-cell office:value-type="float" office:value="14.4209818651356" table:style-name="ce1">
            <text:p>14.42098187</text:p>
          </table:table-cell>
          <table:table-cell office:value-type="float" office:value="13.9213899301149" table:style-name="ce1">
            <text:p>13.92138993</text:p>
          </table:table-cell>
          <table:table-cell office:value-type="float" office:value="13.457736996215599" table:style-name="ce1">
            <text:p>13.457737</text:p>
          </table:table-cell>
          <table:table-cell office:value-type="float" office:value="13.0091457630084" table:style-name="ce1">
            <text:p>13.00914576</text:p>
          </table:table-cell>
          <table:table-cell office:value-type="float" office:value="12.607809256010301" table:style-name="ce1">
            <text:p>12.60780926</text:p>
          </table:table-cell>
          <table:table-cell office:value-type="float" office:value="12.21578623213" table:style-name="ce1">
            <text:p>12.21578623</text:p>
          </table:table-cell>
          <table:table-cell office:value-type="float" office:value="12.726225720299199" table:style-name="ce1">
            <text:p>12.72622572</text:p>
          </table:table-cell>
          <table:table-cell office:value-type="float" office:value="12.368622435762999" table:style-name="ce1">
            <text:p>12.36862244</text:p>
          </table:table-cell>
          <table:table-cell office:value-type="float" office:value="12.3823952722352" table:style-name="ce1">
            <text:p>12.38239527</text:p>
          </table:table-cell>
          <table:table-cell office:value-type="float" office:value="12.06403380253" table:style-name="ce1">
            <text:p>12.0640338</text:p>
          </table:table-cell>
          <table:table-cell office:value-type="float" office:value="11.7422686224145" table:style-name="ce1">
            <text:p>11.74226862</text:p>
          </table:table-cell>
          <table:table-cell office:value-type="float" office:value="11.438905832255699" table:style-name="ce1">
            <text:p>11.43890583</text:p>
          </table:table-cell>
          <table:table-cell office:value-type="float" office:value="11.158749686633801" table:style-name="ce1">
            <text:p>11.15874969</text:p>
          </table:table-cell>
          <table:table-cell office:value-type="float" office:value="10.881357756764" table:style-name="ce1">
            <text:p>10.88135776</text:p>
          </table:table-cell>
          <table:table-cell office:value-type="float" office:value="10.649831440830701" table:style-name="ce1">
            <text:p>10.64983144</text:p>
          </table:table-cell>
          <table:table-cell office:value-type="float" office:value="10.402741018056201" table:style-name="ce1">
            <text:p>10.40274102</text:p>
          </table:table-cell>
          <table:table-cell office:value-type="float" office:value="10.879999941561801" table:style-name="ce1">
            <text:p>10.87999994</text:p>
          </table:table-cell>
          <table:table-cell office:value-type="float" office:value="10.6448297810498" table:style-name="ce1">
            <text:p>10.64482978</text:p>
          </table:table-cell>
          <table:table-cell office:value-type="float" office:value="10.410663649065601" table:style-name="ce1">
            <text:p>10.41066365</text:p>
          </table:table-cell>
          <table:table-cell office:value-type="float" office:value="10.214258981794099" table:style-name="ce1">
            <text:p>10.21425898</text:p>
          </table:table-cell>
          <table:table-cell office:value-type="float" office:value="10.006703799538499" table:style-name="ce1">
            <text:p>10.0067038</text:p>
          </table:table-cell>
          <table:table-cell office:value-type="float" office:value="9.8356720419777393" table:style-name="ce1">
            <text:p>9.835672042</text:p>
          </table:table-cell>
          <table:table-cell office:value-type="float" office:value="9.6443147638920301" table:style-name="ce1">
            <text:p>9.644314764</text:p>
          </table:table-cell>
          <table:table-cell office:value-type="float" office:value="9.4609036932372597" table:style-name="ce1">
            <text:p>9.460903693</text:p>
          </table:table-cell>
          <table:table-cell office:value-type="float" office:value="9.3201746750663297" table:style-name="ce1">
            <text:p>9.320174675</text:p>
          </table:table-cell>
          <table:table-cell office:value-type="float" office:value="9.17271288426533" table:style-name="ce1">
            <text:p>9.172712884</text:p>
          </table:table-cell>
          <table:table-cell office:value-type="float" office:value="9.0026375871708204" table:style-name="ce1">
            <text:p>9.002637587</text:p>
          </table:table-cell>
          <table:table-cell office:value-type="float" office:value="8.8460966300057908" table:style-name="ce1">
            <text:p>8.84609663</text:p>
          </table:table-cell>
          <table:table-cell office:value-type="float" office:value="9.1477731124530202" table:style-name="ce1">
            <text:p>9.147773112</text:p>
          </table:table-cell>
          <table:table-cell office:value-type="float" office:value="8.9855463156563999" table:style-name="ce1">
            <text:p>8.985546316</text:p>
          </table:table-cell>
          <table:table-cell office:value-type="float" office:value="8.8290116871684301" table:style-name="ce1">
            <text:p>8.829011687</text:p>
          </table:table-cell>
          <table:table-cell office:value-type="float" office:value="8.7815049821310094" table:style-name="ce1">
            <text:p>8.781504982</text:p>
          </table:table-cell>
          <table:table-cell office:value-type="float" office:value="8.6416915566548305" table:style-name="ce1">
            <text:p>8.641691557</text:p>
          </table:table-cell>
          <table:table-cell office:value-type="float" office:value="8.4994525947398802" table:style-name="ce1">
            <text:p>8.499452595</text:p>
          </table:table-cell>
          <table:table-cell office:value-type="float" office:value="8.36884702563" table:style-name="ce1">
            <text:p>8.368847026</text:p>
          </table:table-cell>
          <table:table-cell office:value-type="float" office:value="8.24245453939462" table:style-name="ce1">
            <text:p>8.242454539</text:p>
          </table:table-cell>
          <table:table-cell office:value-type="float" office:value="8.1120763500436706" table:style-name="ce1">
            <text:p>8.11207635</text:p>
          </table:table-cell>
          <table:table-cell office:value-type="float" office:value="7.9863106647592703" table:style-name="ce1">
            <text:p>7.986310665</text:p>
          </table:table-cell>
          <table:table-cell office:value-type="float" office:value="7.8810511791601803" table:style-name="ce1">
            <text:p>7.881051179</text:p>
          </table:table-cell>
          <table:table-cell office:value-type="float" office:value="7.7681929443934497" table:style-name="ce1">
            <text:p>7.768192944</text:p>
          </table:table-cell>
          <table:table-cell office:value-type="float" office:value="7.6587036121570797" table:style-name="ce1">
            <text:p>7.658703612</text:p>
          </table:table-cell>
          <table:table-cell office:value-type="float" office:value="7.5539225898990399" table:style-name="ce1">
            <text:p>7.55392259</text:p>
          </table:table-cell>
          <table:table-cell office:value-type="float" office:value="7.4483879680787899" table:style-name="ce1">
            <text:p>7.448387968</text:p>
          </table:table-cell>
          <table:table-cell office:value-type="float" office:value="7.3458686211676998" table:style-name="ce1">
            <text:p>7.345868621</text:p>
          </table:table-cell>
          <table:table-cell office:value-type="float" office:value="7.2503816935875296" table:style-name="ce1">
            <text:p>7.250381694</text:p>
          </table:table-cell>
          <table:table-cell office:value-type="float" office:value="7.1511729734232201" table:style-name="ce1">
            <text:p>7.151172973</text:p>
          </table:table-cell>
          <table:table-cell office:value-type="float" office:value="7.0605063967878001" table:style-name="ce1">
            <text:p>7.060506397</text:p>
          </table:table-cell>
          <table:table-cell office:value-type="float" office:value="6.9925697087428196" table:style-name="ce1">
            <text:p>6.992569709</text:p>
          </table:table-cell>
          <table:table-cell office:value-type="float" office:value="6.9064500339410504" table:style-name="ce1">
            <text:p>6.906450034</text:p>
          </table:table-cell>
          <table:table-cell office:value-type="float" office:value="6.8563787571572199" table:style-name="ce1">
            <text:p>6.856378757</text:p>
          </table:table-cell>
          <table:table-cell office:value-type="float" office:value="6.7739948272331301" table:style-name="ce1">
            <text:p>6.773994827</text:p>
          </table:table-cell>
          <table:table-cell office:value-type="float" office:value="6.6875157731696904" table:style-name="ce1">
            <text:p>6.687515773</text:p>
          </table:table-cell>
          <table:table-cell office:value-type="float" office:value="6.6032260622470904" table:style-name="ce1">
            <text:p>6.603226062</text:p>
          </table:table-cell>
          <table:table-cell office:value-type="float" office:value="6.5254738423083598" table:style-name="ce1">
            <text:p>6.525473842</text:p>
          </table:table-cell>
          <table:table-cell office:value-type="float" office:value="6.4452658764809003" table:style-name="ce1">
            <text:p>6.445265876</text:p>
          </table:table-cell>
          <table:table-cell office:value-type="float" office:value="6.3724633029510596" table:style-name="ce1">
            <text:p>6.372463303</text:p>
          </table:table-cell>
          <table:table-cell office:value-type="float" office:value="6.2961873784253797" table:style-name="ce1">
            <text:p>6.296187378</text:p>
          </table:table-cell>
          <table:table-cell office:value-type="float" office:value="6.2213129177031101" table:style-name="ce1">
            <text:p>6.221312918</text:p>
          </table:table-cell>
          <table:table-cell office:value-type="float" office:value="6.1537145874599402" table:style-name="ce1">
            <text:p>6.153714587</text:p>
          </table:table-cell>
          <table:table-cell office:value-type="float" office:value="6.0881013500185004" table:style-name="ce1">
            <text:p>6.08810135</text:p>
          </table:table-cell>
          <table:table-cell office:value-type="float" office:value="6.0192033285117699" table:style-name="ce1">
            <text:p>6.019203329</text:p>
          </table:table-cell>
          <table:table-cell office:value-type="float" office:value="5.95700390173318" table:style-name="ce1">
            <text:p>5.957003902</text:p>
          </table:table-cell>
          <table:table-cell office:value-type="float" office:value="5.8903929434022997" table:style-name="ce1">
            <text:p>5.890392943</text:p>
          </table:table-cell>
          <table:table-cell office:value-type="float" office:value="5.8256449383849596" table:style-name="ce1">
            <text:p>5.825644938</text:p>
          </table:table-cell>
          <table:table-cell office:value-type="float" office:value="5.7670263240258599" table:style-name="ce1">
            <text:p>5.767026324</text:p>
          </table:table-cell>
          <table:table-cell office:value-type="float" office:value="5.9974113585991802" table:style-name="ce1">
            <text:p>5.997411359</text:p>
          </table:table-cell>
          <table:table-cell office:value-type="float" office:value="5.9340774068051898" table:style-name="ce1">
            <text:p>5.934077407</text:p>
          </table:table-cell>
          <table:table-cell office:value-type="float" office:value="5.8716199077098397" table:style-name="ce1">
            <text:p>5.871619908</text:p>
          </table:table-cell>
          <table:table-cell office:value-type="float" office:value="5.8114841417155896" table:style-name="ce1">
            <text:p>5.811484142</text:p>
          </table:table-cell>
          <table:table-cell office:value-type="float" office:value="5.7510611223149199" table:style-name="ce1">
            <text:p>5.751061122</text:p>
          </table:table-cell>
          <table:table-cell office:value-type="float" office:value="5.6957207856637098" table:style-name="ce1">
            <text:p>5.695720786</text:p>
          </table:table-cell>
          <table:table-cell office:value-type="float" office:value="5.6415098436380404" table:style-name="ce1">
            <text:p>5.641509844</text:p>
          </table:table-cell>
          <table:table-cell office:value-type="float" office:value="5.5849447095338096" table:style-name="ce1">
            <text:p>5.58494471</text:p>
          </table:table-cell>
          <table:table-cell office:value-type="float" office:value="5.5334193392840403" table:style-name="ce1">
            <text:p>5.533419339</text:p>
          </table:table-cell>
          <table:table-cell office:value-type="float" office:value="5.4825442864601799" table:style-name="ce1">
            <text:p>5.482544286</text:p>
          </table:table-cell>
          <table:table-cell office:value-type="float" office:value="5.4288598589238504" table:style-name="ce1">
            <text:p>5.428859859</text:p>
          </table:table-cell>
          <table:table-cell office:value-type="float" office:value="5.3813330068819702" table:style-name="ce1">
            <text:p>5.381333007</text:p>
          </table:table-cell>
          <table:table-cell office:value-type="float" office:value="5.3316517529348397" table:style-name="ce1">
            <text:p>5.331651753</text:p>
          </table:table-cell>
          <table:table-cell office:value-type="float" office:value="5.2941005819878004" table:style-name="ce1">
            <text:p>5.294100582</text:p>
          </table:table-cell>
          <table:table-cell office:value-type="float" office:value="5.2441562368747103" table:style-name="ce1">
            <text:p>5.244156237</text:p>
          </table:table-cell>
          <table:table-cell office:value-type="float" office:value="5.2003948080293796" table:style-name="ce1">
            <text:p>5.200394808</text:p>
          </table:table-cell>
          <table:table-cell office:value-type="float" office:value="5.1573302811055797" table:style-name="ce1">
            <text:p>5.157330281</text:p>
          </table:table-cell>
          <table:table-cell office:value-type="float" office:value="5.1142807797114003" table:style-name="ce1">
            <text:p>5.11428078</text:p>
          </table:table-cell>
          <table:table-cell office:value-type="float" office:value="5.0726381735195698" table:style-name="ce1">
            <text:p>5.072638174</text:p>
          </table:table-cell>
          <table:table-cell office:value-type="float" office:value="5.03178698170509" table:style-name="ce1">
            <text:p>5.031786982</text:p>
          </table:table-cell>
          <table:table-cell office:value-type="float" office:value="4.9911054447883796" table:style-name="ce1">
            <text:p>4.991105445</text:p>
          </table:table-cell>
          <table:table-cell office:value-type="float" office:value="4.9693114622036001" table:style-name="ce1">
            <text:p>4.969311462</text:p>
          </table:table-cell>
          <table:table-cell office:value-type="float" office:value="4.9258163991952397" table:style-name="ce1">
            <text:p>4.925816399</text:p>
          </table:table-cell>
          <table:table-cell office:value-type="float" office:value="4.8874424840109603" table:style-name="ce1">
            <text:p>4.887442484</text:p>
          </table:table-cell>
          <table:table-cell office:value-type="float" office:value="4.8542065621094297" table:style-name="ce1">
            <text:p>4.854206562</text:p>
          </table:table-cell>
          <table:table-cell office:value-type="float" office:value="4.8368191737577204" table:style-name="ce1">
            <text:p>4.836819174</text:p>
          </table:table-cell>
          <table:table-cell office:value-type="float" office:value="4.8001750803614902" table:style-name="ce1">
            <text:p>4.80017508</text:p>
          </table:table-cell>
          <table:table-cell office:value-type="float" office:value="4.7599288551420704" table:style-name="ce1">
            <text:p>4.759928855</text:p>
          </table:table-cell>
          <table:table-cell office:value-type="float" office:value="4.7203534003429803" table:style-name="ce1">
            <text:p>4.7203534</text:p>
          </table:table-cell>
          <table:table-cell office:value-type="float" office:value="4.6816856992436104" table:style-name="ce1">
            <text:p>4.681685699</text:p>
          </table:table-cell>
          <table:table-cell office:value-type="float" office:value="4.6436518948835799" table:style-name="ce1">
            <text:p>4.643651895</text:p>
          </table:table-cell>
          <table:table-cell office:value-type="float" office:value="4.6059870362198998" table:style-name="ce1">
            <text:p>4.605987036</text:p>
          </table:table-cell>
          <table:table-cell office:value-type="float" office:value="4.5710357995108799" table:style-name="ce1">
            <text:p>4.5710358</text:p>
          </table:table-cell>
          <table:table-cell office:value-type="float" office:value="4.5361833738858302" table:style-name="ce1">
            <text:p>4.536183374</text:p>
          </table:table-cell>
          <table:table-cell office:value-type="float" office:value="4.5132943118186004" table:style-name="ce1">
            <text:p>4.513294312</text:p>
          </table:table-cell>
          <table:table-cell office:value-type="float" office:value="4.4780838177674198" table:style-name="ce1">
            <text:p>4.478083818</text:p>
          </table:table-cell>
          <table:table-cell office:value-type="float" office:value="4.4434234876858003" table:style-name="ce1">
            <text:p>4.443423488</text:p>
          </table:table-cell>
          <table:table-cell office:value-type="float" office:value="4.4093005270627996" table:style-name="ce1">
            <text:p>4.409300527</text:p>
          </table:table-cell>
          <table:table-cell office:value-type="float" office:value="4.3756030507798904" table:style-name="ce1">
            <text:p>4.375603051</text:p>
          </table:table-cell>
          <table:table-cell office:value-type="float" office:value="4.3442780937838803" table:style-name="ce1">
            <text:p>4.344278094</text:p>
          </table:table-cell>
          <table:table-cell office:value-type="float" office:value="4.3113668961037002" table:style-name="ce1">
            <text:p>4.311366896</text:p>
          </table:table-cell>
          <table:table-cell office:value-type="float" office:value="4.2825254521257303" table:style-name="ce1">
            <text:p>4.282525452</text:p>
          </table:table-cell>
          <table:table-cell office:value-type="float" office:value="4.2541144774608597" table:style-name="ce1">
            <text:p>4.254114477</text:p>
          </table:table-cell>
          <table:table-cell office:value-type="float" office:value="4.2261244061243701" table:style-name="ce1">
            <text:p>4.226124406</text:p>
          </table:table-cell>
          <table:table-cell office:value-type="float" office:value="4.1983674605881802" table:style-name="ce1">
            <text:p>4.198367461</text:p>
          </table:table-cell>
          <table:table-cell office:value-type="float" office:value="4.1681828257798097" table:style-name="ce1">
            <text:p>4.168182826</text:p>
          </table:table-cell>
          <table:table-cell office:value-type="float" office:value="4.1395328241174898" table:style-name="ce1">
            <text:p>4.139532824</text:p>
          </table:table-cell>
          <table:table-cell office:value-type="float" office:value="4.1117090892986798" table:style-name="ce1">
            <text:p>4.111709089</text:p>
          </table:table-cell>
          <table:table-cell office:value-type="float" office:value="4.0827902564596998" table:style-name="ce1">
            <text:p>4.082790256</text:p>
          </table:table-cell>
          <table:table-cell office:value-type="float" office:value="4.0561672835463103" table:style-name="ce1">
            <text:p>4.056167284</text:p>
          </table:table-cell>
          <table:table-cell office:value-type="float" office:value="4.0276793046428301" table:style-name="ce1">
            <text:p>4.027679305</text:p>
          </table:table-cell>
          <table:table-cell office:value-type="float" office:value="3.9998043554307698" table:style-name="ce1">
            <text:p>3.999804355</text:p>
          </table:table-cell>
          <table:table-cell office:value-type="float" office:value="3.97210345212397" table:style-name="ce1">
            <text:p>3.972103452</text:p>
          </table:table-cell>
          <table:table-cell office:value-type="float" office:value="3.9479886341578299" table:style-name="ce1">
            <text:p>3.947988634</text:p>
          </table:table-cell>
          <table:table-cell office:value-type="float" office:value="3.9242041561638299" table:style-name="ce1">
            <text:p>3.924204156</text:p>
          </table:table-cell>
          <table:table-cell office:value-type="float" office:value="3.9007432765098899" table:style-name="ce1">
            <text:p>3.900743277</text:p>
          </table:table-cell>
          <table:table-cell office:value-type="float" office:value="3.8914705882409502" table:style-name="ce1">
            <text:p>3.891470588</text:p>
          </table:table-cell>
          <table:table-cell office:value-type="float" office:value="3.8657766412852599" table:style-name="ce1">
            <text:p>3.865776641</text:p>
          </table:table-cell>
          <table:table-cell office:value-type="float" office:value="3.84042528028897" table:style-name="ce1">
            <text:p>3.84042528</text:p>
          </table:table-cell>
          <table:table-cell office:value-type="float" office:value="3.81540969890853" table:style-name="ce1">
            <text:p>3.815409699</text:p>
          </table:table-cell>
          <table:table-cell office:value-type="float" office:value="3.7928283750153602" table:style-name="ce1">
            <text:p>3.792828375</text:p>
          </table:table-cell>
          <table:table-cell office:value-type="float" office:value="3.7680826515038599" table:style-name="ce1">
            <text:p>3.768082652</text:p>
          </table:table-cell>
          <table:table-cell office:value-type="float" office:value="3.74710910105326" table:style-name="ce1">
            <text:p>3.747109101</text:p>
          </table:table-cell>
          <table:table-cell office:value-type="float" office:value="3.72640617706009" table:style-name="ce1">
            <text:p>3.726406177</text:p>
          </table:table-cell>
          <table:table-cell office:value-type="float" office:value="3.7054111362661302" table:style-name="ce1">
            <text:p>3.705411136</text:p>
          </table:table-cell>
          <table:table-cell office:value-type="float" office:value="3.6842495906029602" table:style-name="ce1">
            <text:p>3.684249591</text:p>
          </table:table-cell>
          <table:table-cell office:value-type="float" office:value="3.66097416710392" table:style-name="ce1">
            <text:p>3.660974167</text:p>
          </table:table-cell>
          <table:table-cell office:value-type="float" office:value="3.63812922649499" table:style-name="ce1">
            <text:p>3.638129226</text:p>
          </table:table-cell>
          <table:table-cell office:value-type="float" office:value="3.6177849717490802" table:style-name="ce1">
            <text:p>3.617784972</text:p>
          </table:table-cell>
          <table:table-cell office:value-type="float" office:value="3.9315998943364101" table:style-name="ce1">
            <text:p>3.931599894</text:p>
          </table:table-cell>
          <table:table-cell office:value-type="float" office:value="3.9073723189254101" table:style-name="ce1">
            <text:p>3.907372319</text:p>
          </table:table-cell>
          <table:table-cell office:value-type="float" office:value="3.8834007096068501" table:style-name="ce1">
            <text:p>3.88340071</text:p>
          </table:table-cell>
          <table:table-cell office:value-type="float" office:value="3.8597624899004401" table:style-name="ce1">
            <text:p>3.85976249</text:p>
          </table:table-cell>
          <table:table-cell office:value-type="float" office:value="3.8386914958231499" table:style-name="ce1">
            <text:p>3.838691496</text:p>
          </table:table-cell>
          <table:table-cell office:value-type="float" office:value="3.8156323559642802" table:style-name="ce1">
            <text:p>3.815632356</text:p>
          </table:table-cell>
          <table:table-cell office:value-type="float" office:value="3.7928493734689899" table:style-name="ce1">
            <text:p>3.792849373</text:p>
          </table:table-cell>
          <table:table-cell office:value-type="float" office:value="3.7703376169557901" table:style-name="ce1">
            <text:p>3.770337617</text:p>
          </table:table-cell>
          <table:table-cell office:value-type="float" office:value="3.7502944858918399" table:style-name="ce1">
            <text:p>3.750294486</text:p>
          </table:table-cell>
          <table:table-cell office:value-type="float" office:value="3.7282978964410098" table:style-name="ce1">
            <text:p>3.728297896</text:p>
          </table:table-cell>
          <table:table-cell office:value-type="float" office:value="3.7096154180911198" table:style-name="ce1">
            <text:p>3.709615418</text:p>
          </table:table-cell>
          <table:table-cell office:value-type="float" office:value="3.6902749125623799" table:style-name="ce1">
            <text:p>3.690274913</text:p>
          </table:table-cell>
          <table:table-cell office:value-type="float" office:value="3.6708452950081001" table:style-name="ce1">
            <text:p>3.670845295</text:p>
          </table:table-cell>
          <table:table-cell office:value-type="float" office:value="3.6497484829678299" table:style-name="ce1">
            <text:p>3.649748483</text:p>
          </table:table-cell>
          <table:table-cell office:value-type="float" office:value="3.6307724977832798" table:style-name="ce1">
            <text:p>3.630772498</text:p>
          </table:table-cell>
          <table:table-cell office:value-type="float" office:value="3.61014310859133" table:style-name="ce1">
            <text:p>3.610143109</text:p>
          </table:table-cell>
          <table:table-cell office:value-type="float" office:value="3.58974681984223" table:style-name="ce1">
            <text:p>3.58974682</text:p>
          </table:table-cell>
          <table:table-cell office:value-type="float" office:value="3.56964079433329" table:style-name="ce1">
            <text:p>3.569640794</text:p>
          </table:table-cell>
          <table:table-cell office:value-type="float" office:value="3.5521143523792298" table:style-name="ce1">
            <text:p>3.552114352</text:p>
          </table:table-cell>
          <table:table-cell office:value-type="float" office:value="3.5342078897308502" table:style-name="ce1">
            <text:p>3.53420789</text:p>
          </table:table-cell>
          <table:table-cell office:value-type="float" office:value="3.51474195818124" table:style-name="ce1">
            <text:p>3.514741958</text:p>
          </table:table-cell>
          <table:table-cell office:value-type="float" office:value="3.4954899379673399" table:style-name="ce1">
            <text:p>3.495489938</text:p>
          </table:table-cell>
          <table:table-cell office:value-type="float" office:value="3.4766160124446701" table:style-name="ce1">
            <text:p>3.476616012</text:p>
          </table:table-cell>
          <table:table-cell office:value-type="float" office:value="3.4577804595468802" table:style-name="ce1">
            <text:p>3.45778046</text:p>
          </table:table-cell>
          <table:table-cell office:value-type="float" office:value="3.4405602067077199" table:style-name="ce1">
            <text:p>3.440560207</text:p>
          </table:table-cell>
          <table:table-cell office:value-type="float" office:value="3.4235251178775798" table:style-name="ce1">
            <text:p>3.423525118</text:p>
          </table:table-cell>
          <table:table-cell office:value-type="float" office:value="3.4264501615381202" table:style-name="ce1">
            <text:p>3.426450162</text:p>
          </table:table-cell>
          <table:table-cell office:value-type="float" office:value="3.4087242217370299" table:style-name="ce1">
            <text:p>3.408724222</text:p>
          </table:table-cell>
          <table:table-cell office:value-type="float" office:value="3.39090854631683" table:style-name="ce1">
            <text:p>3.390908546</text:p>
          </table:table-cell>
          <table:table-cell office:value-type="float" office:value="3.37479298068186" table:style-name="ce1">
            <text:p>3.374792981</text:p>
          </table:table-cell>
          <table:table-cell office:value-type="float" office:value="3.3585481676118101" table:style-name="ce1">
            <text:p>3.358548168</text:p>
          </table:table-cell>
          <table:table-cell office:value-type="float" office:value="3.34154517444161" table:style-name="ce1">
            <text:p>3.341545174</text:p>
          </table:table-cell>
          <table:table-cell office:value-type="float" office:value="3.3262161759582201" table:style-name="ce1">
            <text:p>3.326216176</text:p>
          </table:table-cell>
          <table:table-cell office:value-type="float" office:value="3.3104613775524099" table:style-name="ce1">
            <text:p>3.310461378</text:p>
          </table:table-cell>
          <table:table-cell office:value-type="float" office:value="3.2962210325322001" table:style-name="ce1">
            <text:p>3.296221033</text:p>
          </table:table-cell>
          <table:table-cell office:value-type="float" office:value="3.2807915052453098" table:style-name="ce1">
            <text:p>3.280791505</text:p>
          </table:table-cell>
          <table:table-cell office:value-type="float" office:value="3.2655186229055002" table:style-name="ce1">
            <text:p>3.265518623</text:p>
          </table:table-cell>
          <table:table-cell office:value-type="float" office:value="3.2501093500442599" table:style-name="ce1">
            <text:p>3.25010935</text:p>
          </table:table-cell>
          <table:table-cell office:value-type="float" office:value="3.2337771422550898" table:style-name="ce1">
            <text:p>3.233777142</text:p>
          </table:table-cell>
          <table:table-cell office:value-type="float" office:value="3.21766262794007" table:style-name="ce1">
            <text:p>3.217662628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25.3626732888922" table:style-name="ce1">
            <text:p>25.36267329</text:p>
          </table:table-cell>
          <table:table-cell office:value-type="string" table:style-name="ce1">
            <text:p><text:s/>global min</text:p>
          </table:table-cell>
          <table:table-cell office:value-type="float" office:value="-31.7855872813555" table:style-name="ce1">
            <text:p>-31.78558728</text:p>
          </table:table-cell>
          <table:table-cell office:value-type="string" table:style-name="ce1">
            <text:p><text:s/>range</text:p>
          </table:table-cell>
          <table:table-cell office:value-type="float" office:value="57.1482605702477" table:style-name="ce1">
            <text:p>57.14826057</text:p>
          </table:table-cell>
          <table:table-cell office:value-type="string" table:style-name="ce1">
            <text:p><text:s/>regret</text:p>
          </table:table-cell>
          <table:table-cell office:value-type="float" office:value="18.7376811843504" table:style-name="ce1">
            <text:p>18.73768118</text:p>
          </table:table-cell>
          <table:table-cell office:value-type="float" office:value="14.0593403538589" table:style-name="ce1">
            <text:p>14.05934035</text:p>
          </table:table-cell>
          <table:table-cell office:value-type="float" office:value="12.608635674062301" table:style-name="ce1">
            <text:p>12.60863567</text:p>
          </table:table-cell>
          <table:table-cell office:value-type="float" office:value="13.4385457704934" table:style-name="ce1">
            <text:p>13.43854577</text:p>
          </table:table-cell>
          <table:table-cell office:value-type="float" office:value="13.0425707539084" table:style-name="ce1">
            <text:p>13.04257075</text:p>
          </table:table-cell>
          <table:table-cell office:value-type="float" office:value="11.5241368784852" table:style-name="ce1">
            <text:p>11.52413688</text:p>
          </table:table-cell>
          <table:table-cell office:value-type="float" office:value="9.8797054124555892" table:style-name="ce1">
            <text:p>9.879705412</text:p>
          </table:table-cell>
          <table:table-cell office:value-type="float" office:value="10.416924201839301" table:style-name="ce1">
            <text:p>10.4169242</text:p>
          </table:table-cell>
          <table:table-cell office:value-type="float" office:value="9.5061852677139793" table:style-name="ce1">
            <text:p>9.506185268</text:p>
          </table:table-cell>
          <table:table-cell office:value-type="float" office:value="11.7675651540474" table:style-name="ce1">
            <text:p>11.76756515</text:p>
          </table:table-cell>
          <table:table-cell office:value-type="float" office:value="13.967557893234099" table:style-name="ce1">
            <text:p>13.96755789</text:p>
          </table:table-cell>
          <table:table-cell office:value-type="float" office:value="15.1989113815207" table:style-name="ce1">
            <text:p>15.19891138</text:p>
          </table:table-cell>
          <table:table-cell office:value-type="float" office:value="16.694891056427998" table:style-name="ce1">
            <text:p>16.69489106</text:p>
          </table:table-cell>
          <table:table-cell office:value-type="float" office:value="16.385100320250299" table:style-name="ce1">
            <text:p>16.38510032</text:p>
          </table:table-cell>
          <table:table-cell office:value-type="float" office:value="19.026358817006599" table:style-name="ce1">
            <text:p>19.02635882</text:p>
          </table:table-cell>
          <table:table-cell office:value-type="float" office:value="19.3854478513054" table:style-name="ce1">
            <text:p>19.38544785</text:p>
          </table:table-cell>
          <table:table-cell office:value-type="float" office:value="19.590224180649699" table:style-name="ce1">
            <text:p>19.59022418</text:p>
          </table:table-cell>
          <table:table-cell office:value-type="float" office:value="20.2923571586036" table:style-name="ce1">
            <text:p>20.29235716</text:p>
          </table:table-cell>
          <table:table-cell office:value-type="float" office:value="19.5039573692403" table:style-name="ce1">
            <text:p>19.50395737</text:p>
          </table:table-cell>
          <table:table-cell office:value-type="float" office:value="19.450200384394201" table:style-name="ce1">
            <text:p>19.45020038</text:p>
          </table:table-cell>
          <table:table-cell office:value-type="float" office:value="19.7869913720107" table:style-name="ce1">
            <text:p>19.78699137</text:p>
          </table:table-cell>
          <table:table-cell office:value-type="float" office:value="18.9808861102997" table:style-name="ce1">
            <text:p>18.98088611</text:p>
          </table:table-cell>
          <table:table-cell office:value-type="float" office:value="18.983976248428402" table:style-name="ce1">
            <text:p>18.98397625</text:p>
          </table:table-cell>
          <table:table-cell office:value-type="float" office:value="18.2714353851627" table:style-name="ce1">
            <text:p>18.27143539</text:p>
          </table:table-cell>
          <table:table-cell office:value-type="float" office:value="17.725513956038899" table:style-name="ce1">
            <text:p>17.72551396</text:p>
          </table:table-cell>
          <table:table-cell office:value-type="float" office:value="17.0851920297604" table:style-name="ce1">
            <text:p>17.08519203</text:p>
          </table:table-cell>
          <table:table-cell office:value-type="float" office:value="16.5897940449372" table:style-name="ce1">
            <text:p>16.58979404</text:p>
          </table:table-cell>
          <table:table-cell office:value-type="float" office:value="16.002243897124899" table:style-name="ce1">
            <text:p>16.0022439</text:p>
          </table:table-cell>
          <table:table-cell office:value-type="float" office:value="15.4552144491617" table:style-name="ce1">
            <text:p>15.45521445</text:p>
          </table:table-cell>
          <table:table-cell office:value-type="float" office:value="14.996576375466899" table:style-name="ce1">
            <text:p>14.99657638</text:p>
          </table:table-cell>
          <table:table-cell office:value-type="float" office:value="14.567527854913701" table:style-name="ce1">
            <text:p>14.56752785</text:p>
          </table:table-cell>
          <table:table-cell office:value-type="float" office:value="14.1196612656295" table:style-name="ce1">
            <text:p>14.11966127</text:p>
          </table:table-cell>
          <table:table-cell office:value-type="float" office:value="13.6959863759496" table:style-name="ce1">
            <text:p>13.69598638</text:p>
          </table:table-cell>
          <table:table-cell office:value-type="float" office:value="13.2972335386038" table:style-name="ce1">
            <text:p>13.29723354</text:p>
          </table:table-cell>
          <table:table-cell office:value-type="float" office:value="13.2517752479263" table:style-name="ce1">
            <text:p>13.25177525</text:p>
          </table:table-cell>
          <table:table-cell office:value-type="float" office:value="12.940689146994099" table:style-name="ce1">
            <text:p>12.94068915</text:p>
          </table:table-cell>
          <table:table-cell office:value-type="float" office:value="12.6271748903602" table:style-name="ce1">
            <text:p>12.62717489</text:p>
          </table:table-cell>
          <table:table-cell office:value-type="float" office:value="12.3010859984512" table:style-name="ce1">
            <text:p>12.301086</text:p>
          </table:table-cell>
          <table:table-cell office:value-type="float" office:value="11.9892219960856" table:style-name="ce1">
            <text:p>11.989222</text:p>
          </table:table-cell>
          <table:table-cell office:value-type="float" office:value="11.818105895414" table:style-name="ce1">
            <text:p>11.8181059</text:p>
          </table:table-cell>
          <table:table-cell office:value-type="float" office:value="11.5947918569109" table:style-name="ce1">
            <text:p>11.59479186</text:p>
          </table:table-cell>
          <table:table-cell office:value-type="float" office:value="11.318725384127299" table:style-name="ce1">
            <text:p>11.31872538</text:p>
          </table:table-cell>
          <table:table-cell office:value-type="float" office:value="11.055917045853599" table:style-name="ce1">
            <text:p>11.05591705</text:p>
          </table:table-cell>
          <table:table-cell office:value-type="float" office:value="10.804646203902401" table:style-name="ce1">
            <text:p>10.8046462</text:p>
          </table:table-cell>
          <table:table-cell office:value-type="float" office:value="10.564542954926701" table:style-name="ce1">
            <text:p>10.56454295</text:p>
          </table:table-cell>
          <table:table-cell office:value-type="float" office:value="10.3478022350863" table:style-name="ce1">
            <text:p>10.34780224</text:p>
          </table:table-cell>
          <table:table-cell office:value-type="float" office:value="10.138081667603901" table:style-name="ce1">
            <text:p>10.13808167</text:p>
          </table:table-cell>
          <table:table-cell office:value-type="float" office:value="9.9370994570999507" table:style-name="ce1">
            <text:p>9.937099457</text:p>
          </table:table-cell>
          <table:table-cell office:value-type="float" office:value="9.7415320961020697" table:style-name="ce1">
            <text:p>9.741532096</text:p>
          </table:table-cell>
          <table:table-cell office:value-type="float" office:value="10.4636616103392" table:style-name="ce1">
            <text:p>10.46366161</text:p>
          </table:table-cell>
          <table:table-cell office:value-type="float" office:value="10.263493052851" table:style-name="ce1">
            <text:p>10.26349305</text:p>
          </table:table-cell>
          <table:table-cell office:value-type="float" office:value="10.0729316243001" table:style-name="ce1">
            <text:p>10.07293162</text:p>
          </table:table-cell>
          <table:table-cell office:value-type="float" office:value="9.8921392457928601" table:style-name="ce1">
            <text:p>9.892139246</text:p>
          </table:table-cell>
          <table:table-cell office:value-type="float" office:value="9.71367491121228" table:style-name="ce1">
            <text:p>9.713674911</text:p>
          </table:table-cell>
          <table:table-cell office:value-type="float" office:value="9.5647673340267705" table:style-name="ce1">
            <text:p>9.564767334</text:p>
          </table:table-cell>
          <table:table-cell office:value-type="float" office:value="9.4275928375272091" table:style-name="ce1">
            <text:p>9.427592838</text:p>
          </table:table-cell>
          <table:table-cell office:value-type="float" office:value="9.2646243650476592" table:style-name="ce1">
            <text:p>9.264624365</text:p>
          </table:table-cell>
          <table:table-cell office:value-type="float" office:value="9.1072754950674" table:style-name="ce1">
            <text:p>9.107275495</text:p>
          </table:table-cell>
          <table:table-cell office:value-type="float" office:value="8.9552604850864697" table:style-name="ce1">
            <text:p>8.955260485</text:p>
          </table:table-cell>
          <table:table-cell office:value-type="float" office:value="8.8060061436683608" table:style-name="ce1">
            <text:p>8.806006144</text:p>
          </table:table-cell>
          <table:table-cell office:value-type="float" office:value="8.7073789340639607" table:style-name="ce1">
            <text:p>8.707378934</text:p>
          </table:table-cell>
          <table:table-cell office:value-type="float" office:value="8.6027482060098901" table:style-name="ce1">
            <text:p>8.602748206</text:p>
          </table:table-cell>
          <table:table-cell office:value-type="float" office:value="8.4739892751750503" table:style-name="ce1">
            <text:p>8.473989275</text:p>
          </table:table-cell>
          <table:table-cell office:value-type="float" office:value="8.3471191110036198" table:style-name="ce1">
            <text:p>8.347119111</text:p>
          </table:table-cell>
          <table:table-cell office:value-type="float" office:value="8.2713762037260796" table:style-name="ce1">
            <text:p>8.271376204</text:p>
          </table:table-cell>
          <table:table-cell office:value-type="float" office:value="8.1584489620744201" table:style-name="ce1">
            <text:p>8.158448962</text:p>
          </table:table-cell>
          <table:table-cell office:value-type="float" office:value="8.0527578413389609" table:style-name="ce1">
            <text:p>8.052757841</text:p>
          </table:table-cell>
          <table:table-cell office:value-type="float" office:value="7.94155457254596" table:style-name="ce1">
            <text:p>7.941554573</text:p>
          </table:table-cell>
          <table:table-cell office:value-type="float" office:value="7.8315943434975201" table:style-name="ce1">
            <text:p>7.831594343</text:p>
          </table:table-cell>
          <table:table-cell office:value-type="float" office:value="7.7267277894963398" table:style-name="ce1">
            <text:p>7.726727789</text:p>
          </table:table-cell>
          <table:table-cell office:value-type="float" office:value="7.6228907610274304" table:style-name="ce1">
            <text:p>7.622890761</text:p>
          </table:table-cell>
          <table:table-cell office:value-type="float" office:value="7.5202922365384" table:style-name="ce1">
            <text:p>7.520292237</text:p>
          </table:table-cell>
          <table:table-cell office:value-type="float" office:value="7.4221279424516204" table:style-name="ce1">
            <text:p>7.422127942</text:p>
          </table:table-cell>
          <table:table-cell office:value-type="float" office:value="7.3220717113151901" table:style-name="ce1">
            <text:p>7.322071711</text:p>
          </table:table-cell>
          <table:table-cell office:value-type="float" office:value="7.22444408849766" table:style-name="ce1">
            <text:p>7.224444088</text:p>
          </table:table-cell>
          <table:table-cell office:value-type="float" office:value="7.1378419107591098" table:style-name="ce1">
            <text:p>7.137841911</text:p>
          </table:table-cell>
          <table:table-cell office:value-type="float" office:value="7.1067004868702801" table:style-name="ce1">
            <text:p>7.106700487</text:p>
          </table:table-cell>
          <table:table-cell office:value-type="float" office:value="7.5590016589862001" table:style-name="ce1">
            <text:p>7.559001659</text:p>
          </table:table-cell>
          <table:table-cell office:value-type="float" office:value="7.4650828210427598" table:style-name="ce1">
            <text:p>7.465082821</text:p>
          </table:table-cell>
          <table:table-cell office:value-type="float" office:value="7.37495760051024" table:style-name="ce1">
            <text:p>7.374957601</text:p>
          </table:table-cell>
          <table:table-cell office:value-type="float" office:value="7.2959993082774801" table:style-name="ce1">
            <text:p>7.295999308</text:p>
          </table:table-cell>
          <table:table-cell office:value-type="float" office:value="7.2168588526125799" table:style-name="ce1">
            <text:p>7.216858853</text:p>
          </table:table-cell>
          <table:table-cell office:value-type="float" office:value="7.14170797402274" table:style-name="ce1">
            <text:p>7.141707974</text:p>
          </table:table-cell>
          <table:table-cell office:value-type="float" office:value="7.0683464020660001" table:style-name="ce1">
            <text:p>7.068346402</text:p>
          </table:table-cell>
          <table:table-cell office:value-type="float" office:value="6.9927503100460298" table:style-name="ce1">
            <text:p>6.99275031</text:p>
          </table:table-cell>
          <table:table-cell office:value-type="float" office:value="6.9116481766542801" table:style-name="ce1">
            <text:p>6.911648177</text:p>
          </table:table-cell>
          <table:table-cell office:value-type="float" office:value="6.8322039447387102" table:style-name="ce1">
            <text:p>6.832203945</text:p>
          </table:table-cell>
          <table:table-cell office:value-type="float" office:value="6.7545652635484998" table:style-name="ce1">
            <text:p>6.754565264</text:p>
          </table:table-cell>
          <table:table-cell office:value-type="float" office:value="6.6786712718232399" table:style-name="ce1">
            <text:p>6.678671272</text:p>
          </table:table-cell>
          <table:table-cell office:value-type="float" office:value="6.6046095534282898" table:style-name="ce1">
            <text:p>6.604609553</text:p>
          </table:table-cell>
          <table:table-cell office:value-type="float" office:value="6.5346226022677296" table:style-name="ce1">
            <text:p>6.534622602</text:p>
          </table:table-cell>
          <table:table-cell office:value-type="float" office:value="6.4674451692887702" table:style-name="ce1">
            <text:p>6.467445169</text:p>
          </table:table-cell>
          <table:table-cell office:value-type="float" office:value="6.4006453844409501" table:style-name="ce1">
            <text:p>6.400645384</text:p>
          </table:table-cell>
          <table:table-cell office:value-type="float" office:value="6.3368798432597799" table:style-name="ce1">
            <text:p>6.336879843</text:p>
          </table:table-cell>
          <table:table-cell office:value-type="float" office:value="6.2744567345245201" table:style-name="ce1">
            <text:p>6.274456735</text:p>
          </table:table-cell>
          <table:table-cell office:value-type="float" office:value="6.2152902043968101" table:style-name="ce1">
            <text:p>6.215290204</text:p>
          </table:table-cell>
          <table:table-cell office:value-type="float" office:value="6.1536459445351701" table:style-name="ce1">
            <text:p>6.153645945</text:p>
          </table:table-cell>
          <table:table-cell office:value-type="float" office:value="6.0932597307931502" table:style-name="ce1">
            <text:p>6.093259731</text:p>
          </table:table-cell>
          <table:table-cell office:value-type="float" office:value="6.0340934405610698" table:style-name="ce1">
            <text:p>6.034093441</text:p>
          </table:table-cell>
          <table:table-cell office:value-type="float" office:value="5.9761104761336403" table:style-name="ce1">
            <text:p>5.976110476</text:p>
          </table:table-cell>
          <table:table-cell office:value-type="float" office:value="5.9183112625698602" table:style-name="ce1">
            <text:p>5.918311263</text:p>
          </table:table-cell>
          <table:table-cell office:value-type="float" office:value="5.8616453669191104" table:style-name="ce1">
            <text:p>5.861645367</text:p>
          </table:table-cell>
          <table:table-cell office:value-type="float" office:value="5.8053662823862799" table:style-name="ce1">
            <text:p>5.805366282</text:p>
          </table:table-cell>
          <table:table-cell office:value-type="float" office:value="5.75896214437926" table:style-name="ce1">
            <text:p>5.758962144</text:p>
          </table:table-cell>
          <table:table-cell office:value-type="float" office:value="5.7046778566360601" table:style-name="ce1">
            <text:p>5.704677857</text:p>
          </table:table-cell>
          <table:table-cell office:value-type="float" office:value="5.6635078924370399" table:style-name="ce1">
            <text:p>5.663507892</text:p>
          </table:table-cell>
          <table:table-cell office:value-type="float" office:value="5.6111844510127504" table:style-name="ce1">
            <text:p>5.611184451</text:p>
          </table:table-cell>
          <table:table-cell office:value-type="float" office:value="5.5915123451086197" table:style-name="ce1">
            <text:p>5.591512345</text:p>
          </table:table-cell>
          <table:table-cell office:value-type="float" office:value="5.5447180627077604" table:style-name="ce1">
            <text:p>5.544718063</text:p>
          </table:table-cell>
          <table:table-cell office:value-type="float" office:value="5.4980086668050498" table:style-name="ce1">
            <text:p>5.498008667</text:p>
          </table:table-cell>
          <table:table-cell office:value-type="float" office:value="5.4538326413587397" table:style-name="ce1">
            <text:p>5.453832641</text:p>
          </table:table-cell>
          <table:table-cell office:value-type="float" office:value="5.4124428700494303" table:style-name="ce1">
            <text:p>5.41244287</text:p>
          </table:table-cell>
          <table:table-cell office:value-type="float" office:value="5.3717856610641803" table:style-name="ce1">
            <text:p>5.371785661</text:p>
          </table:table-cell>
          <table:table-cell office:value-type="float" office:value="5.3246647342127398" table:style-name="ce1">
            <text:p>5.324664734</text:p>
          </table:table-cell>
          <table:table-cell office:value-type="float" office:value="5.2785195351183303" table:style-name="ce1">
            <text:p>5.278519535</text:p>
          </table:table-cell>
          <table:table-cell office:value-type="float" office:value="5.2331699429048602" table:style-name="ce1">
            <text:p>5.233169943</text:p>
          </table:table-cell>
          <table:table-cell office:value-type="float" office:value="5.1954349712109398" table:style-name="ce1">
            <text:p>5.195434971</text:p>
          </table:table-cell>
          <table:table-cell office:value-type="float" office:value="5.1544083932193496" table:style-name="ce1">
            <text:p>5.154408393</text:p>
          </table:table-cell>
          <table:table-cell office:value-type="float" office:value="5.1122569773619899" table:style-name="ce1">
            <text:p>5.112256977</text:p>
          </table:table-cell>
          <table:table-cell office:value-type="float" office:value="5.0708080851022403" table:style-name="ce1">
            <text:p>5.070808085</text:p>
          </table:table-cell>
          <table:table-cell office:value-type="float" office:value="5.03084931578584" table:style-name="ce1">
            <text:p>5.030849316</text:p>
          </table:table-cell>
          <table:table-cell office:value-type="float" office:value="4.9925169342482798" table:style-name="ce1">
            <text:p>4.992516934</text:p>
          </table:table-cell>
          <table:table-cell office:value-type="float" office:value="4.95305248686571" table:style-name="ce1">
            <text:p>4.953052487</text:p>
          </table:table-cell>
          <table:table-cell office:value-type="float" office:value="4.9224498190517698" table:style-name="ce1">
            <text:p>4.922449819</text:p>
          </table:table-cell>
          <table:table-cell office:value-type="float" office:value="4.8832139552061999" table:style-name="ce1">
            <text:p>4.883213955</text:p>
          </table:table-cell>
          <table:table-cell office:value-type="float" office:value="4.8444582888950398" table:style-name="ce1">
            <text:p>4.844458289</text:p>
          </table:table-cell>
          <table:table-cell office:value-type="float" office:value="4.8063129480375997" table:style-name="ce1">
            <text:p>4.806312948</text:p>
          </table:table-cell>
          <table:table-cell office:value-type="float" office:value="4.7687636281310501" table:style-name="ce1">
            <text:p>4.768763628</text:p>
          </table:table-cell>
          <table:table-cell office:value-type="float" office:value="4.7356021702650404" table:style-name="ce1">
            <text:p>4.73560217</text:p>
          </table:table-cell>
          <table:table-cell office:value-type="float" office:value="4.6996291684271796" table:style-name="ce1">
            <text:p>4.699629168</text:p>
          </table:table-cell>
          <table:table-cell office:value-type="float" office:value="4.6686600799687197" table:style-name="ce1">
            <text:p>4.66866008</text:p>
          </table:table-cell>
          <table:table-cell office:value-type="float" office:value="4.6363723862826696" table:style-name="ce1">
            <text:p>4.636372386</text:p>
          </table:table-cell>
          <table:table-cell office:value-type="float" office:value="4.6016475325388599" table:style-name="ce1">
            <text:p>4.601647533</text:p>
          </table:table-cell>
          <table:table-cell office:value-type="float" office:value="4.5673068793109497" table:style-name="ce1">
            <text:p>4.567306879</text:p>
          </table:table-cell>
          <table:table-cell office:value-type="float" office:value="4.53357213662182" table:style-name="ce1">
            <text:p>4.533572137</text:p>
          </table:table-cell>
          <table:table-cell office:value-type="float" office:value="4.5021125266351998" table:style-name="ce1">
            <text:p>4.502112527</text:p>
          </table:table-cell>
          <table:table-cell office:value-type="float" office:value="4.4718365137999401" table:style-name="ce1">
            <text:p>4.471836514</text:p>
          </table:table-cell>
          <table:table-cell office:value-type="float" office:value="4.44114057527832" table:style-name="ce1">
            <text:p>4.441140575</text:p>
          </table:table-cell>
          <table:table-cell office:value-type="float" office:value="4.6571379520333904" table:style-name="ce1">
            <text:p>4.657137952</text:p>
          </table:table-cell>
          <table:table-cell office:value-type="float" office:value="4.6267775703289402" table:style-name="ce1">
            <text:p>4.62677757</text:p>
          </table:table-cell>
          <table:table-cell office:value-type="float" office:value="4.59976622766502" table:style-name="ce1">
            <text:p>4.599766228</text:p>
          </table:table-cell>
          <table:table-cell office:value-type="float" office:value="4.5715599150917701" table:style-name="ce1">
            <text:p>4.571559915</text:p>
          </table:table-cell>
          <table:table-cell office:value-type="float" office:value="4.5405587262183502" table:style-name="ce1">
            <text:p>4.540558726</text:p>
          </table:table-cell>
          <table:table-cell office:value-type="float" office:value="4.5099881094126202" table:style-name="ce1">
            <text:p>4.509988109</text:p>
          </table:table-cell>
          <table:table-cell office:value-type="float" office:value="4.4798391562869604" table:style-name="ce1">
            <text:p>4.479839156</text:p>
          </table:table-cell>
          <table:table-cell office:value-type="float" office:value="4.4501032025191902" table:style-name="ce1">
            <text:p>4.450103203</text:p>
          </table:table-cell>
          <table:table-cell office:value-type="float" office:value="4.42027188590367" table:style-name="ce1">
            <text:p>4.420271886</text:p>
          </table:table-cell>
          <table:table-cell office:value-type="float" office:value="4.3908436951883596" table:style-name="ce1">
            <text:p>4.390843695</text:p>
          </table:table-cell>
          <table:table-cell office:value-type="float" office:value="4.3618105137444001" table:style-name="ce1">
            <text:p>4.361810514</text:p>
          </table:table-cell>
          <table:table-cell office:value-type="float" office:value="4.3331644413863497" table:style-name="ce1">
            <text:p>4.333164441</text:p>
          </table:table-cell>
          <table:table-cell office:value-type="float" office:value="4.3098089281570102" table:style-name="ce1">
            <text:p>4.309808928</text:p>
          </table:table-cell>
          <table:table-cell office:value-type="float" office:value="4.2818438163358703" table:style-name="ce1">
            <text:p>4.281843816</text:p>
          </table:table-cell>
          <table:table-cell office:value-type="float" office:value="4.2542442615320004" table:style-name="ce1">
            <text:p>4.254244262</text:p>
          </table:table-cell>
          <table:table-cell office:value-type="float" office:value="4.2275245810120099" table:style-name="ce1">
            <text:p>4.227524581</text:p>
          </table:table-cell>
          <table:table-cell office:value-type="float" office:value="4.2003661439626203" table:style-name="ce1">
            <text:p>4.200366144</text:p>
          </table:table-cell>
          <table:table-cell office:value-type="float" office:value="4.1760476719719" table:style-name="ce1">
            <text:p>4.176047672</text:p>
          </table:table-cell>
          <table:table-cell office:value-type="float" office:value="4.1520389894332901" table:style-name="ce1">
            <text:p>4.152038989</text:p>
          </table:table-cell>
          <table:table-cell office:value-type="float" office:value="4.1266361471342998" table:style-name="ce1">
            <text:p>4.126636147</text:p>
          </table:table-cell>
          <table:table-cell office:value-type="float" office:value="4.1015528374428403" table:style-name="ce1">
            <text:p>4.101552837</text:p>
          </table:table-cell>
          <table:table-cell office:value-type="float" office:value="4.0760304249485397" table:style-name="ce1">
            <text:p>4.076030425</text:p>
          </table:table-cell>
          <table:table-cell office:value-type="float" office:value="4.0747743152241398" table:style-name="ce1">
            <text:p>4.074774315</text:p>
          </table:table-cell>
          <table:table-cell office:value-type="float" office:value="4.0504756460325897" table:style-name="ce1">
            <text:p>4.050475646</text:p>
          </table:table-cell>
          <table:table-cell office:value-type="float" office:value="4.0292731564389097" table:style-name="ce1">
            <text:p>4.029273156</text:p>
          </table:table-cell>
          <table:table-cell office:value-type="float" office:value="4.0068647760228497" table:style-name="ce1">
            <text:p>4.006864776</text:p>
          </table:table-cell>
          <table:table-cell office:value-type="float" office:value="3.9847280123390898" table:style-name="ce1">
            <text:p>3.984728012</text:p>
          </table:table-cell>
          <table:table-cell office:value-type="float" office:value="3.9636810698756899" table:style-name="ce1">
            <text:p>3.96368107</text:p>
          </table:table-cell>
          <table:table-cell office:value-type="float" office:value="3.9447756858869498" table:style-name="ce1">
            <text:p>3.944775686</text:p>
          </table:table-cell>
          <table:table-cell office:value-type="float" office:value="3.92609536599331" table:style-name="ce1">
            <text:p>3.926095366</text:p>
          </table:table-cell>
          <table:table-cell office:value-type="float" office:value="3.9042592809745198" table:style-name="ce1">
            <text:p>3.904259281</text:p>
          </table:table-cell>
          <table:table-cell office:value-type="float" office:value="3.88210710818168" table:style-name="ce1">
            <text:p>3.882107108</text:p>
          </table:table-cell>
          <table:table-cell office:value-type="float" office:value="3.8607836572438798" table:style-name="ce1">
            <text:p>3.860783657</text:p>
          </table:table-cell>
          <table:table-cell office:value-type="float" office:value="3.8391418331098599" table:style-name="ce1">
            <text:p>3.839141833</text:p>
          </table:table-cell>
          <table:table-cell office:value-type="float" office:value="3.8206651669090399" table:style-name="ce1">
            <text:p>3.820665167</text:p>
          </table:table-cell>
          <table:table-cell office:value-type="float" office:value="3.7990803076741502" table:style-name="ce1">
            <text:p>3.799080308</text:p>
          </table:table-cell>
          <table:table-cell office:value-type="float" office:value="3.7777421325448" table:style-name="ce1">
            <text:p>3.777742133</text:p>
          </table:table-cell>
          <table:table-cell office:value-type="float" office:value="3.7566464366782801" table:style-name="ce1">
            <text:p>3.756646437</text:p>
          </table:table-cell>
          <table:table-cell office:value-type="float" office:value="3.7357891102565799" table:style-name="ce1">
            <text:p>3.73578911</text:p>
          </table:table-cell>
          <table:table-cell office:value-type="float" office:value="3.7151661358171499" table:style-name="ce1">
            <text:p>3.715166136</text:p>
          </table:table-cell>
          <table:table-cell office:value-type="float" office:value="3.6947735856731301" table:style-name="ce1">
            <text:p>3.694773586</text:p>
          </table:table-cell>
          <table:table-cell office:value-type="float" office:value="3.6746076194196" table:style-name="ce1">
            <text:p>3.674607619</text:p>
          </table:table-cell>
          <table:table-cell office:value-type="float" office:value="3.65466448152246" table:style-name="ce1">
            <text:p>3.654664482</text:p>
          </table:table-cell>
          <table:table-cell office:value-type="float" office:value="3.8309439710787698" table:style-name="ce1">
            <text:p>3.830943971</text:p>
          </table:table-cell>
          <table:table-cell office:value-type="float" office:value="3.8144168561753702" table:style-name="ce1">
            <text:p>3.814416856</text:p>
          </table:table-cell>
          <table:table-cell office:value-type="float" office:value="3.7980693838252599" table:style-name="ce1">
            <text:p>3.798069384</text:p>
          </table:table-cell>
          <table:table-cell office:value-type="float" office:value="3.7775392790478199" table:style-name="ce1">
            <text:p>3.777539279</text:p>
          </table:table-cell>
          <table:table-cell office:value-type="float" office:value="3.7572299280852" table:style-name="ce1">
            <text:p>3.757229928</text:p>
          </table:table-cell>
          <table:table-cell office:value-type="float" office:value="3.7371377894323401" table:style-name="ce1">
            <text:p>3.737137789</text:p>
          </table:table-cell>
          <table:table-cell office:value-type="float" office:value="3.71725939693536" table:style-name="ce1">
            <text:p>3.717259397</text:p>
          </table:table-cell>
          <table:table-cell office:value-type="float" office:value="3.6976607578842602" table:style-name="ce1">
            <text:p>3.697660758</text:p>
          </table:table-cell>
          <table:table-cell office:value-type="float" office:value="3.6781993854743402" table:style-name="ce1">
            <text:p>3.678199385</text:p>
          </table:table-cell>
          <table:table-cell office:value-type="float" office:value="3.6589417970687199" table:style-name="ce1">
            <text:p>3.658941797</text:p>
          </table:table-cell>
          <table:table-cell office:value-type="float" office:value="3.6398848085423201" table:style-name="ce1">
            <text:p>3.639884809</text:p>
          </table:table-cell>
          <table:table-cell office:value-type="float" office:value="3.6211183941890202" table:style-name="ce1">
            <text:p>3.621118394</text:p>
          </table:table-cell>
          <table:table-cell office:value-type="float" office:value="3.6049834311437898" table:style-name="ce1">
            <text:p>3.604983431</text:p>
          </table:table-cell>
          <table:table-cell office:value-type="float" office:value="3.5865884742577001" table:style-name="ce1">
            <text:p>3.586588474</text:p>
          </table:table-cell>
          <table:table-cell office:value-type="float" office:value="3.5707943267534001" table:style-name="ce1">
            <text:p>3.570794327</text:p>
          </table:table-cell>
          <table:table-cell office:value-type="float" office:value="3.5527350490352498" table:style-name="ce1">
            <text:p>3.552735049</text:p>
          </table:table-cell>
          <table:table-cell office:value-type="float" office:value="3.5348581882637502" table:style-name="ce1">
            <text:p>3.534858188</text:p>
          </table:table-cell>
          <table:table-cell office:value-type="float" office:value="3.52114775487426" table:style-name="ce1">
            <text:p>3.521147755</text:p>
          </table:table-cell>
          <table:table-cell office:value-type="float" office:value="3.5075744258186701" table:style-name="ce1">
            <text:p>3.507574426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17.301772969101101" table:style-name="ce1">
            <text:p>17.30177297</text:p>
          </table:table-cell>
          <table:table-cell office:value-type="string" table:style-name="ce1">
            <text:p><text:s/>global min</text:p>
          </table:table-cell>
          <table:table-cell office:value-type="float" office:value="-13.8337987575049" table:style-name="ce1">
            <text:p>-13.83379876</text:p>
          </table:table-cell>
          <table:table-cell office:value-type="string" table:style-name="ce1">
            <text:p><text:s/>range</text:p>
          </table:table-cell>
          <table:table-cell office:value-type="float" office:value="31.135571726605999" table:style-name="ce1">
            <text:p>31.13557173</text:p>
          </table:table-cell>
          <table:table-cell office:value-type="string" table:style-name="ce1">
            <text:p><text:s/>regret</text:p>
          </table:table-cell>
          <table:table-cell office:value-type="float" office:value="15.435377815044699" table:style-name="ce1">
            <text:p>15.43537782</text:p>
          </table:table-cell>
          <table:table-cell office:value-type="float" office:value="9.1216858761620596" table:style-name="ce1">
            <text:p>9.121685876</text:p>
          </table:table-cell>
          <table:table-cell office:value-type="float" office:value="9.73649297918295" table:style-name="ce1">
            <text:p>9.736492979</text:p>
          </table:table-cell>
          <table:table-cell office:value-type="float" office:value="10.411724640078999" table:style-name="ce1">
            <text:p>10.41172464</text:p>
          </table:table-cell>
          <table:table-cell office:value-type="float" office:value="11.3076920807524" table:style-name="ce1">
            <text:p>11.30769208</text:p>
          </table:table-cell>
          <table:table-cell office:value-type="float" office:value="13.5444646340309" table:style-name="ce1">
            <text:p>13.54446463</text:p>
          </table:table-cell>
          <table:table-cell office:value-type="float" office:value="14.2838173889023" table:style-name="ce1">
            <text:p>14.28381739</text:p>
          </table:table-cell>
          <table:table-cell office:value-type="float" office:value="14.5230506493457" table:style-name="ce1">
            <text:p>14.52305065</text:p>
          </table:table-cell>
          <table:table-cell office:value-type="float" office:value="15.7688761213728" table:style-name="ce1">
            <text:p>15.76887612</text:p>
          </table:table-cell>
          <table:table-cell office:value-type="float" office:value="14.438453119918099" table:style-name="ce1">
            <text:p>14.43845312</text:p>
          </table:table-cell>
          <table:table-cell office:value-type="float" office:value="13.2775915672031" table:style-name="ce1">
            <text:p>13.27759157</text:p>
          </table:table-cell>
          <table:table-cell office:value-type="float" office:value="12.6762584717828" table:style-name="ce1">
            <text:p>12.67625847</text:p>
          </table:table-cell>
          <table:table-cell office:value-type="float" office:value="12.9202282492789" table:style-name="ce1">
            <text:p>12.92022825</text:p>
          </table:table-cell>
          <table:table-cell office:value-type="float" office:value="13.4879257321402" table:style-name="ce1">
            <text:p>13.48792573</text:p>
          </table:table-cell>
          <table:table-cell office:value-type="float" office:value="13.868644677568099" table:style-name="ce1">
            <text:p>13.86864468</text:p>
          </table:table-cell>
          <table:table-cell office:value-type="float" office:value="13.9835486290178" table:style-name="ce1">
            <text:p>13.98354863</text:p>
          </table:table-cell>
          <table:table-cell office:value-type="float" office:value="13.7667334194294" table:style-name="ce1">
            <text:p>13.76673342</text:p>
          </table:table-cell>
          <table:table-cell office:value-type="float" office:value="14.3667730883" table:style-name="ce1">
            <text:p>14.36677309</text:p>
          </table:table-cell>
          <table:table-cell office:value-type="float" office:value="14.6917084501824" table:style-name="ce1">
            <text:p>14.69170845</text:p>
          </table:table-cell>
          <table:table-cell office:value-type="float" office:value="15.449199801522299" table:style-name="ce1">
            <text:p>15.4491998</text:p>
          </table:table-cell>
          <table:table-cell office:value-type="float" office:value="15.765710132853499" table:style-name="ce1">
            <text:p>15.76571013</text:p>
          </table:table-cell>
          <table:table-cell office:value-type="float" office:value="15.285839432746799" table:style-name="ce1">
            <text:p>15.28583943</text:p>
          </table:table-cell>
          <table:table-cell office:value-type="float" office:value="15.539448617261" table:style-name="ce1">
            <text:p>15.53944862</text:p>
          </table:table-cell>
          <table:table-cell office:value-type="float" office:value="14.911834973612599" table:style-name="ce1">
            <text:p>14.91183497</text:p>
          </table:table-cell>
          <table:table-cell office:value-type="float" office:value="14.489970736151999" table:style-name="ce1">
            <text:p>14.48997074</text:p>
          </table:table-cell>
          <table:table-cell office:value-type="float" office:value="13.9359631043733" table:style-name="ce1">
            <text:p>13.9359631</text:p>
          </table:table-cell>
          <table:table-cell office:value-type="float" office:value="13.4436721699832" table:style-name="ce1">
            <text:p>13.44367217</text:p>
          </table:table-cell>
          <table:table-cell office:value-type="float" office:value="13.097699264281699" table:style-name="ce1">
            <text:p>13.09769926</text:p>
          </table:table-cell>
          <table:table-cell office:value-type="float" office:value="12.704441964706399" table:style-name="ce1">
            <text:p>12.70444196</text:p>
          </table:table-cell>
          <table:table-cell office:value-type="float" office:value="12.826694722508901" table:style-name="ce1">
            <text:p>12.82669472</text:p>
          </table:table-cell>
          <table:table-cell office:value-type="float" office:value="13.073245290881999" table:style-name="ce1">
            <text:p>13.07324529</text:p>
          </table:table-cell>
          <table:table-cell office:value-type="float" office:value="12.7417265663802" table:style-name="ce1">
            <text:p>12.74172657</text:p>
          </table:table-cell>
          <table:table-cell office:value-type="float" office:value="12.703825030741999" table:style-name="ce1">
            <text:p>12.70382503</text:p>
          </table:table-cell>
          <table:table-cell office:value-type="float" office:value="12.3632837173153" table:style-name="ce1">
            <text:p>12.36328372</text:p>
          </table:table-cell>
          <table:table-cell office:value-type="float" office:value="12.513438453802699" table:style-name="ce1">
            <text:p>12.51343845</text:p>
          </table:table-cell>
          <table:table-cell office:value-type="float" office:value="12.1764060488879" table:style-name="ce1">
            <text:p>12.17640605</text:p>
          </table:table-cell>
          <table:table-cell office:value-type="float" office:value="11.918036096058" table:style-name="ce1">
            <text:p>11.9180361</text:p>
          </table:table-cell>
          <table:table-cell office:value-type="float" office:value="11.8499093721662" table:style-name="ce1">
            <text:p>11.84990937</text:p>
          </table:table-cell>
          <table:table-cell office:value-type="float" office:value="11.621730823841199" table:style-name="ce1">
            <text:p>11.62173082</text:p>
          </table:table-cell>
          <table:table-cell office:value-type="float" office:value="11.331187553245201" table:style-name="ce1">
            <text:p>11.33118755</text:p>
          </table:table-cell>
          <table:table-cell office:value-type="float" office:value="11.114930444796" table:style-name="ce1">
            <text:p>11.11493044</text:p>
          </table:table-cell>
          <table:table-cell office:value-type="float" office:value="10.927311511465099" table:style-name="ce1">
            <text:p>10.92731151</text:p>
          </table:table-cell>
          <table:table-cell office:value-type="float" office:value="10.673507687450099" table:style-name="ce1">
            <text:p>10.67350769</text:p>
          </table:table-cell>
          <table:table-cell office:value-type="float" office:value="10.5084064450692" table:style-name="ce1">
            <text:p>10.50840645</text:p>
          </table:table-cell>
          <table:table-cell office:value-type="float" office:value="10.3852802685805" table:style-name="ce1">
            <text:p>10.38528027</text:p>
          </table:table-cell>
          <table:table-cell office:value-type="float" office:value="10.1605660748753" table:style-name="ce1">
            <text:p>10.16056607</text:p>
          </table:table-cell>
          <table:table-cell office:value-type="float" office:value="9.9446763090017605" table:style-name="ce1">
            <text:p>9.944676309</text:p>
          </table:table-cell>
          <table:table-cell office:value-type="float" office:value="9.7480231833758602" table:style-name="ce1">
            <text:p>9.748023183</text:p>
          </table:table-cell>
          <table:table-cell office:value-type="float" office:value="9.5562744321449706" table:style-name="ce1">
            <text:p>9.556274432</text:p>
          </table:table-cell>
          <table:table-cell office:value-type="float" office:value="9.3672176167315797" table:style-name="ce1">
            <text:p>9.367217617</text:p>
          </table:table-cell>
          <table:table-cell office:value-type="float" office:value="9.46195331426504" table:style-name="ce1">
            <text:p>9.461953314</text:p>
          </table:table-cell>
          <table:table-cell office:value-type="float" office:value="9.2918494359942692" table:style-name="ce1">
            <text:p>9.291849436</text:p>
          </table:table-cell>
          <table:table-cell office:value-type="float" office:value="9.1198876764720396" table:style-name="ce1">
            <text:p>9.119887676</text:p>
          </table:table-cell>
          <table:table-cell office:value-type="float" office:value="8.9652651013113296" table:style-name="ce1">
            <text:p>8.965265101</text:p>
          </table:table-cell>
          <table:table-cell office:value-type="float" office:value="8.8258778800678908" table:style-name="ce1">
            <text:p>8.82587788</text:p>
          </table:table-cell>
          <table:table-cell office:value-type="float" office:value="8.6691376921763208" table:style-name="ce1">
            <text:p>8.669137692</text:p>
          </table:table-cell>
          <table:table-cell office:value-type="float" office:value="8.9699911465960707" table:style-name="ce1">
            <text:p>8.969991147</text:p>
          </table:table-cell>
          <table:table-cell office:value-type="float" office:value="8.8161710812778704" table:style-name="ce1">
            <text:p>8.816171081</text:p>
          </table:table-cell>
          <table:table-cell office:value-type="float" office:value="8.6675652554619695" table:style-name="ce1">
            <text:p>8.667565255</text:p>
          </table:table-cell>
          <table:table-cell office:value-type="float" office:value="8.5722882676624597" table:style-name="ce1">
            <text:p>8.572288268</text:p>
          </table:table-cell>
          <table:table-cell office:value-type="float" office:value="8.4319843137469999" table:style-name="ce1">
            <text:p>8.431984314</text:p>
          </table:table-cell>
          <table:table-cell office:value-type="float" office:value="8.3141365082710195" table:style-name="ce1">
            <text:p>8.314136508</text:p>
          </table:table-cell>
          <table:table-cell office:value-type="float" office:value="8.1827404225868605" table:style-name="ce1">
            <text:p>8.182740423</text:p>
          </table:table-cell>
          <table:table-cell office:value-type="float" office:value="8.0554504645803195" table:style-name="ce1">
            <text:p>8.055450465</text:p>
          </table:table-cell>
          <table:table-cell office:value-type="float" office:value="7.9339147869876498" table:style-name="ce1">
            <text:p>7.933914787</text:p>
          </table:table-cell>
          <table:table-cell office:value-type="float" office:value="7.8139122459547901" table:style-name="ce1">
            <text:p>7.813912246</text:p>
          </table:table-cell>
          <table:table-cell office:value-type="float" office:value="7.6980094864351702" table:style-name="ce1">
            <text:p>7.698009486</text:p>
          </table:table-cell>
          <table:table-cell office:value-type="float" office:value="7.5899848524149798" table:style-name="ce1">
            <text:p>7.589984852</text:p>
          </table:table-cell>
          <table:table-cell office:value-type="float" office:value="7.4854962585665099" table:style-name="ce1">
            <text:p>7.485496259</text:p>
          </table:table-cell>
          <table:table-cell office:value-type="float" office:value="7.3857795445721104" table:style-name="ce1">
            <text:p>7.385779545</text:p>
          </table:table-cell>
          <table:table-cell office:value-type="float" office:value="7.2832112926975103" table:style-name="ce1">
            <text:p>7.283211293</text:p>
          </table:table-cell>
          <table:table-cell office:value-type="float" office:value="7.1820555802989299" table:style-name="ce1">
            <text:p>7.18205558</text:p>
          </table:table-cell>
          <table:table-cell office:value-type="float" office:value="7.0924946528406299" table:style-name="ce1">
            <text:p>7.092494653</text:p>
          </table:table-cell>
          <table:table-cell office:value-type="float" office:value="6.9967512564189898" table:style-name="ce1">
            <text:p>6.996751256</text:p>
          </table:table-cell>
          <table:table-cell office:value-type="float" office:value="6.9162065564942701" table:style-name="ce1">
            <text:p>6.916206556</text:p>
          </table:table-cell>
          <table:table-cell office:value-type="float" office:value="6.8576333926828497" table:style-name="ce1">
            <text:p>6.857633393</text:p>
          </table:table-cell>
          <table:table-cell office:value-type="float" office:value="6.7747644027739602" table:style-name="ce1">
            <text:p>6.774764403</text:p>
          </table:table-cell>
          <table:table-cell office:value-type="float" office:value="6.8497790491031401" table:style-name="ce1">
            <text:p>6.849779049</text:p>
          </table:table-cell>
          <table:table-cell office:value-type="float" office:value="6.7632469988463697" table:style-name="ce1">
            <text:p>6.763246999</text:p>
          </table:table-cell>
          <table:table-cell office:value-type="float" office:value="6.6788782498460302" table:style-name="ce1">
            <text:p>6.67887825</text:p>
          </table:table-cell>
          <table:table-cell office:value-type="float" office:value="6.6382227162777001" table:style-name="ce1">
            <text:p>6.638222716</text:p>
          </table:table-cell>
          <table:table-cell office:value-type="float" office:value="6.7843327320954998" table:style-name="ce1">
            <text:p>6.784332732</text:p>
          </table:table-cell>
          <table:table-cell office:value-type="float" office:value="6.7025937835160398" table:style-name="ce1">
            <text:p>6.702593784</text:p>
          </table:table-cell>
          <table:table-cell office:value-type="float" office:value="6.6228900874936896" table:style-name="ce1">
            <text:p>6.622890087</text:p>
          </table:table-cell>
          <table:table-cell office:value-type="float" office:value="6.5525514732389798" table:style-name="ce1">
            <text:p>6.552551473</text:p>
          </table:table-cell>
          <table:table-cell office:value-type="float" office:value="6.4872459606330599" table:style-name="ce1">
            <text:p>6.487245961</text:p>
          </table:table-cell>
          <table:table-cell office:value-type="float" office:value="6.41366580372814" table:style-name="ce1">
            <text:p>6.413665804</text:p>
          </table:table-cell>
          <table:table-cell office:value-type="float" office:value="6.3600245738743899" table:style-name="ce1">
            <text:p>6.360024574</text:p>
          </table:table-cell>
          <table:table-cell office:value-type="float" office:value="6.3099042885230503" table:style-name="ce1">
            <text:p>6.309904289</text:p>
          </table:table-cell>
          <table:table-cell office:value-type="float" office:value="6.2401962754302298" table:style-name="ce1">
            <text:p>6.240196275</text:p>
          </table:table-cell>
          <table:table-cell office:value-type="float" office:value="6.1720203065812003" table:style-name="ce1">
            <text:p>6.172020307</text:p>
          </table:table-cell>
          <table:table-cell office:value-type="float" office:value="6.1053264240115004" table:style-name="ce1">
            <text:p>6.105326424</text:p>
          </table:table-cell>
          <table:table-cell office:value-type="float" office:value="6.0744620027307397" table:style-name="ce1">
            <text:p>6.074462003</text:p>
          </table:table-cell>
          <table:table-cell office:value-type="float" office:value="6.0404871120288304" table:style-name="ce1">
            <text:p>6.040487112</text:p>
          </table:table-cell>
          <table:table-cell office:value-type="float" office:value="6.0028466803951197" table:style-name="ce1">
            <text:p>6.00284668</text:p>
          </table:table-cell>
          <table:table-cell office:value-type="float" office:value="5.95576955418609" table:style-name="ce1">
            <text:p>5.955769554</text:p>
          </table:table-cell>
          <table:table-cell office:value-type="float" office:value="5.8945115905225096" table:style-name="ce1">
            <text:p>5.894511591</text:p>
          </table:table-cell>
          <table:table-cell office:value-type="float" office:value="5.85951296313785" table:style-name="ce1">
            <text:p>5.859512963</text:p>
          </table:table-cell>
          <table:table-cell office:value-type="float" office:value="5.8190848424319803" table:style-name="ce1">
            <text:p>5.819084842</text:p>
          </table:table-cell>
          <table:table-cell office:value-type="float" office:value="5.7617517171067103" table:style-name="ce1">
            <text:p>5.761751717</text:p>
          </table:table-cell>
          <table:table-cell office:value-type="float" office:value="5.7050629190182196" table:style-name="ce1">
            <text:p>5.705062919</text:p>
          </table:table-cell>
          <table:table-cell office:value-type="float" office:value="5.6677517058671096" table:style-name="ce1">
            <text:p>5.667751706</text:p>
          </table:table-cell>
          <table:table-cell office:value-type="float" office:value="5.6128584570608204" table:style-name="ce1">
            <text:p>5.612858457</text:p>
          </table:table-cell>
          <table:table-cell office:value-type="float" office:value="5.5590208476546401" table:style-name="ce1">
            <text:p>5.559020848</text:p>
          </table:table-cell>
          <table:table-cell office:value-type="float" office:value="5.5062087165228801" table:style-name="ce1">
            <text:p>5.506208717</text:p>
          </table:table-cell>
          <table:table-cell office:value-type="float" office:value="5.4543930406954804" table:style-name="ce1">
            <text:p>5.454393041</text:p>
          </table:table-cell>
          <table:table-cell office:value-type="float" office:value="5.4035458821732698" table:style-name="ce1">
            <text:p>5.403545882</text:p>
          </table:table-cell>
          <table:table-cell office:value-type="float" office:value="5.3925894901651601" table:style-name="ce1">
            <text:p>5.39258949</text:p>
          </table:table-cell>
          <table:table-cell office:value-type="float" office:value="5.3432423120794104" table:style-name="ce1">
            <text:p>5.343242312</text:p>
          </table:table-cell>
          <table:table-cell office:value-type="float" office:value="5.29479235541341" table:style-name="ce1">
            <text:p>5.294792355</text:p>
          </table:table-cell>
          <table:table-cell office:value-type="float" office:value="5.2472153709395899" table:style-name="ce1">
            <text:p>5.247215371</text:p>
          </table:table-cell>
          <table:table-cell office:value-type="float" office:value="5.2004879754742204" table:style-name="ce1">
            <text:p>5.200487975</text:p>
          </table:table-cell>
          <table:table-cell office:value-type="float" office:value="5.1545876135569202" table:style-name="ce1">
            <text:p>5.154587614</text:p>
          </table:table-cell>
          <table:table-cell office:value-type="float" office:value="5.1094925211469402" table:style-name="ce1">
            <text:p>5.109492521</text:p>
          </table:table-cell>
          <table:table-cell office:value-type="float" office:value="5.0651816912136498" table:style-name="ce1">
            <text:p>5.065181691</text:p>
          </table:table-cell>
          <table:table-cell office:value-type="float" office:value="5.0219338090319798" table:style-name="ce1">
            <text:p>5.021933809</text:p>
          </table:table-cell>
          <table:table-cell office:value-type="float" office:value="4.9791287942438398" table:style-name="ce1">
            <text:p>4.979128794</text:p>
          </table:table-cell>
          <table:table-cell office:value-type="float" office:value="4.9370492881809103" table:style-name="ce1">
            <text:p>4.937049288</text:p>
          </table:table-cell>
          <table:table-cell office:value-type="float" office:value="4.89556147903654" table:style-name="ce1">
            <text:p>4.895561479</text:p>
          </table:table-cell>
          <table:table-cell office:value-type="float" office:value="4.8547651333779003" table:style-name="ce1">
            <text:p>4.854765133</text:p>
          </table:table-cell>
          <table:table-cell office:value-type="float" office:value="4.81464310748221" table:style-name="ce1">
            <text:p>4.814643107</text:p>
          </table:table-cell>
          <table:table-cell office:value-type="float" office:value="4.7752401583851398" table:style-name="ce1">
            <text:p>4.775240158</text:p>
          </table:table-cell>
          <table:table-cell office:value-type="float" office:value="4.7364779076473598" table:style-name="ce1">
            <text:p>4.736477908</text:p>
          </table:table-cell>
          <table:table-cell office:value-type="float" office:value="4.6983408545021303" table:style-name="ce1">
            <text:p>4.698340855</text:p>
          </table:table-cell>
          <table:table-cell office:value-type="float" office:value="4.6621771371166396" table:style-name="ce1">
            <text:p>4.662177137</text:p>
          </table:table-cell>
          <table:table-cell office:value-type="float" office:value="4.6265874469912402" table:style-name="ce1">
            <text:p>4.626587447</text:p>
          </table:table-cell>
          <table:table-cell office:value-type="float" office:value="4.5908329970929298" table:style-name="ce1">
            <text:p>4.590832997</text:p>
          </table:table-cell>
          <table:table-cell office:value-type="float" office:value="4.5556372104742797" table:style-name="ce1">
            <text:p>4.55563721</text:p>
          </table:table-cell>
          <table:table-cell office:value-type="float" office:value="4.5209870949659896" table:style-name="ce1">
            <text:p>4.520987095</text:p>
          </table:table-cell>
          <table:table-cell office:value-type="float" office:value="4.4864886027752497" table:style-name="ce1">
            <text:p>4.486488603</text:p>
          </table:table-cell>
          <table:table-cell office:value-type="float" office:value="4.4535984316190698" table:style-name="ce1">
            <text:p>4.453598432</text:p>
          </table:table-cell>
          <table:table-cell office:value-type="float" office:value="4.4539188705704102" table:style-name="ce1">
            <text:p>4.453918871</text:p>
          </table:table-cell>
          <table:table-cell office:value-type="float" office:value="4.4216009198221897" table:style-name="ce1">
            <text:p>4.42160092</text:p>
          </table:table-cell>
          <table:table-cell office:value-type="float" office:value="4.3906233781801802" table:style-name="ce1">
            <text:p>4.390623378</text:p>
          </table:table-cell>
          <table:table-cell office:value-type="float" office:value="4.3601047630810097" table:style-name="ce1">
            <text:p>4.360104763</text:p>
          </table:table-cell>
          <table:table-cell office:value-type="float" office:value="4.3286758479841296" table:style-name="ce1">
            <text:p>4.328675848</text:p>
          </table:table-cell>
          <table:table-cell office:value-type="float" office:value="4.2990549318659399" table:style-name="ce1">
            <text:p>4.299054932</text:p>
          </table:table-cell>
          <table:table-cell office:value-type="float" office:value="4.2685238983734797" table:style-name="ce1">
            <text:p>4.268523898</text:p>
          </table:table-cell>
          <table:table-cell office:value-type="float" office:value="4.2397619303261296" table:style-name="ce1">
            <text:p>4.23976193</text:p>
          </table:table-cell>
          <table:table-cell office:value-type="float" office:value="4.2114108475365999" table:style-name="ce1">
            <text:p>4.211410848</text:p>
          </table:table-cell>
          <table:table-cell office:value-type="float" office:value="4.19902244512022" table:style-name="ce1">
            <text:p>4.199022445</text:p>
          </table:table-cell>
          <table:table-cell office:value-type="float" office:value="4.1705478604437101" table:style-name="ce1">
            <text:p>4.17054786</text:p>
          </table:table-cell>
          <table:table-cell office:value-type="float" office:value="4.1440424339851596" table:style-name="ce1">
            <text:p>4.144042434</text:p>
          </table:table-cell>
          <table:table-cell office:value-type="float" office:value="4.1158600025679402" table:style-name="ce1">
            <text:p>4.115860003</text:p>
          </table:table-cell>
          <table:table-cell office:value-type="float" office:value="4.1069839682706704" table:style-name="ce1">
            <text:p>4.106983968</text:p>
          </table:table-cell>
          <table:table-cell office:value-type="float" office:value="4.0794414226654299" table:style-name="ce1">
            <text:p>4.079441423</text:p>
          </table:table-cell>
          <table:table-cell office:value-type="float" office:value="4.0542770039865497" table:style-name="ce1">
            <text:p>4.054277004</text:p>
          </table:table-cell>
          <table:table-cell office:value-type="float" office:value="4.0274627830806002" table:style-name="ce1">
            <text:p>4.027462783</text:p>
          </table:table-cell>
          <table:table-cell office:value-type="float" office:value="4.0014773376978896" table:style-name="ce1">
            <text:p>4.001477338</text:p>
          </table:table-cell>
          <table:table-cell office:value-type="float" office:value="3.9758383649202802" table:style-name="ce1">
            <text:p>3.975838365</text:p>
          </table:table-cell>
          <table:table-cell office:value-type="float" office:value="3.9497479327696099" table:style-name="ce1">
            <text:p>3.949747933</text:p>
          </table:table-cell>
          <table:table-cell office:value-type="float" office:value="3.9243270405139299" table:style-name="ce1">
            <text:p>3.924327041</text:p>
          </table:table-cell>
          <table:table-cell office:value-type="float" office:value="3.8998404335910699" table:style-name="ce1">
            <text:p>3.899840434</text:p>
          </table:table-cell>
          <table:table-cell office:value-type="float" office:value="3.8755273880551302" table:style-name="ce1">
            <text:p>3.875527388</text:p>
          </table:table-cell>
          <table:table-cell office:value-type="float" office:value="3.8510773552928699" table:style-name="ce1">
            <text:p>3.851077355</text:p>
          </table:table-cell>
          <table:table-cell office:value-type="float" office:value="3.8281256436550501" table:style-name="ce1">
            <text:p>3.828125644</text:p>
          </table:table-cell>
          <table:table-cell office:value-type="float" office:value="3.80440149090232" table:style-name="ce1">
            <text:p>3.804401491</text:p>
          </table:table-cell>
          <table:table-cell office:value-type="float" office:value="3.7813080094476001" table:style-name="ce1">
            <text:p>3.781308009</text:p>
          </table:table-cell>
          <table:table-cell office:value-type="float" office:value="3.7586449161889099" table:style-name="ce1">
            <text:p>3.758644916</text:p>
          </table:table-cell>
          <table:table-cell office:value-type="float" office:value="3.7366837740283101" table:style-name="ce1">
            <text:p>3.736683774</text:p>
          </table:table-cell>
          <table:table-cell office:value-type="float" office:value="3.7144412128297302" table:style-name="ce1">
            <text:p>3.714441213</text:p>
          </table:table-cell>
          <table:table-cell office:value-type="float" office:value="3.6926105644870599" table:style-name="ce1">
            <text:p>3.692610564</text:p>
          </table:table-cell>
          <table:table-cell office:value-type="float" office:value="3.6714587338490601" table:style-name="ce1">
            <text:p>3.671458734</text:p>
          </table:table-cell>
          <table:table-cell office:value-type="float" office:value="3.6505648523651901" table:style-name="ce1">
            <text:p>3.650564852</text:p>
          </table:table-cell>
          <table:table-cell office:value-type="float" office:value="3.62906708757192" table:style-name="ce1">
            <text:p>3.629067088</text:p>
          </table:table-cell>
          <table:table-cell office:value-type="float" office:value="3.60782833199303" table:style-name="ce1">
            <text:p>3.607828332</text:p>
          </table:table-cell>
          <table:table-cell office:value-type="float" office:value="3.5871564942029899" table:style-name="ce1">
            <text:p>3.587156494</text:p>
          </table:table-cell>
          <table:table-cell office:value-type="float" office:value="3.5664200487700901" table:style-name="ce1">
            <text:p>3.566420049</text:p>
          </table:table-cell>
          <table:table-cell office:value-type="float" office:value="3.56754437280305" table:style-name="ce1">
            <text:p>3.567544373</text:p>
          </table:table-cell>
          <table:table-cell office:value-type="float" office:value="3.54747429661631" table:style-name="ce1">
            <text:p>3.547474297</text:p>
          </table:table-cell>
          <table:table-cell office:value-type="float" office:value="3.52776904448005" table:style-name="ce1">
            <text:p>3.527769044</text:p>
          </table:table-cell>
          <table:table-cell office:value-type="float" office:value="3.50816359318108" table:style-name="ce1">
            <text:p>3.508163593</text:p>
          </table:table-cell>
          <table:table-cell office:value-type="float" office:value="3.4894494125256501" table:style-name="ce1">
            <text:p>3.489449413</text:p>
          </table:table-cell>
          <table:table-cell office:value-type="float" office:value="3.4854596514598799" table:style-name="ce1">
            <text:p>3.485459651</text:p>
          </table:table-cell>
          <table:table-cell office:value-type="float" office:value="3.5983871249104502" table:style-name="ce1">
            <text:p>3.598387125</text:p>
          </table:table-cell>
          <table:table-cell office:value-type="float" office:value="3.57895240364003" table:style-name="ce1">
            <text:p>3.578952404</text:p>
          </table:table-cell>
          <table:table-cell office:value-type="float" office:value="3.55973728373989" table:style-name="ce1">
            <text:p>3.559737284</text:p>
          </table:table-cell>
          <table:table-cell office:value-type="float" office:value="3.5407380640633499" table:style-name="ce1">
            <text:p>3.540738064</text:p>
          </table:table-cell>
          <table:table-cell office:value-type="float" office:value="3.5214365794032498" table:style-name="ce1">
            <text:p>3.521436579</text:p>
          </table:table-cell>
          <table:table-cell office:value-type="float" office:value="3.5028612438583302" table:style-name="ce1">
            <text:p>3.502861244</text:p>
          </table:table-cell>
          <table:table-cell office:value-type="float" office:value="3.4848612489778601" table:style-name="ce1">
            <text:p>3.484861249</text:p>
          </table:table-cell>
          <table:table-cell office:value-type="float" office:value="3.4683330067840199" table:style-name="ce1">
            <text:p>3.468333007</text:p>
          </table:table-cell>
          <table:table-cell office:value-type="float" office:value="3.4519854011168798" table:style-name="ce1">
            <text:p>3.451985401</text:p>
          </table:table-cell>
          <table:table-cell office:value-type="float" office:value="3.4383130749647801" table:style-name="ce1">
            <text:p>3.438313075</text:p>
          </table:table-cell>
          <table:table-cell office:value-type="float" office:value="3.41992318326318" table:style-name="ce1">
            <text:p>3.419923183</text:p>
          </table:table-cell>
          <table:table-cell office:value-type="float" office:value="3.40173103233256" table:style-name="ce1">
            <text:p>3.401731032</text:p>
          </table:table-cell>
          <table:table-cell office:value-type="float" office:value="3.3837334498610998" table:style-name="ce1">
            <text:p>3.38373345</text:p>
          </table:table-cell>
          <table:table-cell office:value-type="float" office:value="3.3659273310329501" table:style-name="ce1">
            <text:p>3.365927331</text:p>
          </table:table-cell>
          <table:table-cell office:value-type="float" office:value="3.3611586473069899" table:style-name="ce1">
            <text:p>3.361158647</text:p>
          </table:table-cell>
          <table:table-cell office:value-type="float" office:value="3.3564401602518301" table:style-name="ce1">
            <text:p>3.35644016</text:p>
          </table:table-cell>
          <table:table-cell office:value-type="float" office:value="3.3389391493542702" table:style-name="ce1">
            <text:p>3.338939149</text:p>
          </table:table-cell>
          <table:table-cell office:value-type="float" office:value="3.3215488412847201" table:style-name="ce1">
            <text:p>3.321548841</text:p>
          </table:table-cell>
          <table:table-cell office:value-type="float" office:value="3.3044099720491502" table:style-name="ce1">
            <text:p>3.304409972</text:p>
          </table:table-cell>
          <table:table-cell office:value-type="float" office:value="3.2876265565135299" table:style-name="ce1">
            <text:p>3.287626557</text:p>
          </table:table-cell>
          <table:table-cell office:value-type="float" office:value="3.27156504299837" table:style-name="ce1">
            <text:p>3.271565043</text:p>
          </table:table-cell>
          <table:table-cell office:value-type="float" office:value="3.2562540496146601" table:style-name="ce1">
            <text:p>3.25625405</text:p>
          </table:table-cell>
          <table:table-cell office:value-type="float" office:value="3.2607485839661798" table:style-name="ce1">
            <text:p>3.260748584</text:p>
          </table:table-cell>
          <table:table-cell office:value-type="float" office:value="3.2451785213265398" table:style-name="ce1">
            <text:p>3.245178521</text:p>
          </table:table-cell>
          <table:table-cell office:value-type="float" office:value="3.2293908587142202" table:style-name="ce1">
            <text:p>3.229390859</text:p>
          </table:table-cell>
          <table:table-cell office:value-type="float" office:value="3.2140220615259301" table:style-name="ce1">
            <text:p>3.214022062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31.301190346271301" table:style-name="ce1">
            <text:p>31.30119035</text:p>
          </table:table-cell>
          <table:table-cell office:value-type="string" table:style-name="ce1">
            <text:p><text:s/>global min</text:p>
          </table:table-cell>
          <table:table-cell office:value-type="float" office:value="-26.082799254000399" table:style-name="ce1">
            <text:p>-26.08279925</text:p>
          </table:table-cell>
          <table:table-cell office:value-type="string" table:style-name="ce1">
            <text:p><text:s/>range</text:p>
          </table:table-cell>
          <table:table-cell office:value-type="float" office:value="57.383989600271697" table:style-name="ce1">
            <text:p>57.3839896</text:p>
          </table:table-cell>
          <table:table-cell office:value-type="string" table:style-name="ce1">
            <text:p><text:s/>regret</text:p>
          </table:table-cell>
          <table:table-cell office:value-type="float" office:value="4.9079747461097396" table:style-name="ce1">
            <text:p>4.907974746</text:p>
          </table:table-cell>
          <table:table-cell office:value-type="float" office:value="4.6074726888450197" table:style-name="ce1">
            <text:p>4.607472689</text:p>
          </table:table-cell>
          <table:table-cell office:value-type="float" office:value="5.6249389371007101" table:style-name="ce1">
            <text:p>5.624938937</text:p>
          </table:table-cell>
          <table:table-cell office:value-type="float" office:value="9.7106252301263591" table:style-name="ce1">
            <text:p>9.71062523</text:p>
          </table:table-cell>
          <table:table-cell office:value-type="float" office:value="8.67417574486071" table:style-name="ce1">
            <text:p>8.674175745</text:p>
          </table:table-cell>
          <table:table-cell office:value-type="float" office:value="10.6160126075773" table:style-name="ce1">
            <text:p>10.61601261</text:p>
          </table:table-cell>
          <table:table-cell office:value-type="float" office:value="9.5721551467968897" table:style-name="ce1">
            <text:p>9.572155147</text:p>
          </table:table-cell>
          <table:table-cell office:value-type="float" office:value="9.0420279705140292" table:style-name="ce1">
            <text:p>9.042027971</text:p>
          </table:table-cell>
          <table:table-cell office:value-type="float" office:value="11.766272877926699" table:style-name="ce1">
            <text:p>11.76627288</text:p>
          </table:table-cell>
          <table:table-cell office:value-type="float" office:value="13.632339328294499" table:style-name="ce1">
            <text:p>13.63233933</text:p>
          </table:table-cell>
          <table:table-cell office:value-type="float" office:value="15.5065503448499" table:style-name="ce1">
            <text:p>15.50655034</text:p>
          </table:table-cell>
          <table:table-cell office:value-type="float" office:value="17.8011057698358" table:style-name="ce1">
            <text:p>17.80110577</text:p>
          </table:table-cell>
          <table:table-cell office:value-type="float" office:value="17.2984458682966" table:style-name="ce1">
            <text:p>17.29844587</text:p>
          </table:table-cell>
          <table:table-cell office:value-type="float" office:value="16.065100414155498" table:style-name="ce1">
            <text:p>16.06510041</text:p>
          </table:table-cell>
          <table:table-cell office:value-type="float" office:value="15.475259220735801" table:style-name="ce1">
            <text:p>15.47525922</text:p>
          </table:table-cell>
          <table:table-cell office:value-type="float" office:value="14.568978400288801" table:style-name="ce1">
            <text:p>14.5689784</text:p>
          </table:table-cell>
          <table:table-cell office:value-type="float" office:value="15.4193400832658" table:style-name="ce1">
            <text:p>15.41934008</text:p>
          </table:table-cell>
          <table:table-cell office:value-type="float" office:value="14.607685072397" table:style-name="ce1">
            <text:p>14.60768507</text:p>
          </table:table-cell>
          <table:table-cell office:value-type="float" office:value="16.303613407733199" table:style-name="ce1">
            <text:p>16.30361341</text:p>
          </table:table-cell>
          <table:table-cell office:value-type="float" office:value="16.485915888712" table:style-name="ce1">
            <text:p>16.48591589</text:p>
          </table:table-cell>
          <table:table-cell office:value-type="float" office:value="18.385119775875602" table:style-name="ce1">
            <text:p>18.38511978</text:p>
          </table:table-cell>
          <table:table-cell office:value-type="float" office:value="17.557742454296601" table:style-name="ce1">
            <text:p>17.55774245</text:p>
          </table:table-cell>
          <table:table-cell office:value-type="float" office:value="16.836907322403899" table:style-name="ce1">
            <text:p>16.83690732</text:p>
          </table:table-cell>
          <table:table-cell office:value-type="float" office:value="17.5045244073054" table:style-name="ce1">
            <text:p>17.50452441</text:p>
          </table:table-cell>
          <table:table-cell office:value-type="float" office:value="17.482035569491899" table:style-name="ce1">
            <text:p>17.48203557</text:p>
          </table:table-cell>
          <table:table-cell office:value-type="float" office:value="16.829559753909098" table:style-name="ce1">
            <text:p>16.82955975</text:p>
          </table:table-cell>
          <table:table-cell office:value-type="float" office:value="16.231829629359002" table:style-name="ce1">
            <text:p>16.23182963</text:p>
          </table:table-cell>
          <table:table-cell office:value-type="float" office:value="15.6816634045163" table:style-name="ce1">
            <text:p>15.6816634</text:p>
          </table:table-cell>
          <table:table-cell office:value-type="float" office:value="15.143381340497999" table:style-name="ce1">
            <text:p>15.14338134</text:p>
          </table:table-cell>
          <table:table-cell office:value-type="float" office:value="14.6428598505062" table:style-name="ce1">
            <text:p>14.64285985</text:p>
          </table:table-cell>
          <table:table-cell office:value-type="float" office:value="14.1705095327479" table:style-name="ce1">
            <text:p>14.17050953</text:p>
          </table:table-cell>
          <table:table-cell office:value-type="float" office:value="13.770178714891699" table:style-name="ce1">
            <text:p>13.77017871</text:p>
          </table:table-cell>
          <table:table-cell office:value-type="float" office:value="13.3635129389833" table:style-name="ce1">
            <text:p>13.36351294</text:p>
          </table:table-cell>
          <table:table-cell office:value-type="float" office:value="12.9724455484138" table:style-name="ce1">
            <text:p>12.97244555</text:p>
          </table:table-cell>
          <table:table-cell office:value-type="float" office:value="12.728974800955701" table:style-name="ce1">
            <text:p>12.7289748</text:p>
          </table:table-cell>
          <table:table-cell office:value-type="float" office:value="12.5246132018503" table:style-name="ce1">
            <text:p>12.5246132</text:p>
          </table:table-cell>
          <table:table-cell office:value-type="float" office:value="12.275542855370899" table:style-name="ce1">
            <text:p>12.27554286</text:p>
          </table:table-cell>
          <table:table-cell office:value-type="float" office:value="11.9868271018657" table:style-name="ce1">
            <text:p>11.9868271</text:p>
          </table:table-cell>
          <table:table-cell office:value-type="float" office:value="12.4216364549975" table:style-name="ce1">
            <text:p>12.42163645</text:p>
          </table:table-cell>
          <table:table-cell office:value-type="float" office:value="12.1112926551129" table:style-name="ce1">
            <text:p>12.11129266</text:p>
          </table:table-cell>
          <table:table-cell office:value-type="float" office:value="11.816666236947199" table:style-name="ce1">
            <text:p>11.81666624</text:p>
          </table:table-cell>
          <table:table-cell office:value-type="float" office:value="11.535504766058301" table:style-name="ce1">
            <text:p>11.53550477</text:p>
          </table:table-cell>
          <table:table-cell office:value-type="float" office:value="11.294264986052401" table:style-name="ce1">
            <text:p>11.29426499</text:p>
          </table:table-cell>
          <table:table-cell office:value-type="float" office:value="11.037749138860899" table:style-name="ce1">
            <text:p>11.03774914</text:p>
          </table:table-cell>
          <table:table-cell office:value-type="float" office:value="10.7926339959891" table:style-name="ce1">
            <text:p>10.792634</text:p>
          </table:table-cell>
          <table:table-cell office:value-type="float" office:value="10.5581760332422" table:style-name="ce1">
            <text:p>10.55817603</text:p>
          </table:table-cell>
          <table:table-cell office:value-type="float" office:value="10.3576560147583" table:style-name="ce1">
            <text:p>10.35765601</text:p>
          </table:table-cell>
          <table:table-cell office:value-type="float" office:value="10.166083894154999" table:style-name="ce1">
            <text:p>10.16608389</text:p>
          </table:table-cell>
          <table:table-cell office:value-type="float" office:value="9.9587672373279794" table:style-name="ce1">
            <text:p>9.958767237</text:p>
          </table:table-cell>
          <table:table-cell office:value-type="float" office:value="9.7597432467740095" table:style-name="ce1">
            <text:p>9.759743247</text:p>
          </table:table-cell>
          <table:table-cell office:value-type="float" office:value="9.6310522607230702" table:style-name="ce1">
            <text:p>9.631052261</text:p>
          </table:table-cell>
          <table:table-cell office:value-type="float" office:value="9.4458397172476207" table:style-name="ce1">
            <text:p>9.445839717</text:p>
          </table:table-cell>
          <table:table-cell office:value-type="float" office:value="9.3674490419429706" table:style-name="ce1">
            <text:p>9.367449042</text:p>
          </table:table-cell>
          <table:table-cell office:value-type="float" office:value="9.1939777633884692" table:style-name="ce1">
            <text:p>9.193977763</text:p>
          </table:table-cell>
          <table:table-cell office:value-type="float" office:value="9.0269521260473997" table:style-name="ce1">
            <text:p>9.026952126</text:p>
          </table:table-cell>
          <table:table-cell office:value-type="float" office:value="8.8658916900399305" table:style-name="ce1">
            <text:p>8.86589169</text:p>
          </table:table-cell>
          <table:table-cell office:value-type="float" office:value="8.7274508901021193" table:style-name="ce1">
            <text:p>8.72745089</text:p>
          </table:table-cell>
          <table:table-cell office:value-type="float" office:value="8.5938488820100893" table:style-name="ce1">
            <text:p>8.593848882</text:p>
          </table:table-cell>
          <table:table-cell office:value-type="float" office:value="8.4481904263827996" table:style-name="ce1">
            <text:p>8.448190426</text:p>
          </table:table-cell>
          <table:table-cell office:value-type="float" office:value="8.3918670502182806" table:style-name="ce1">
            <text:p>8.39186705</text:p>
          </table:table-cell>
          <table:table-cell office:value-type="float" office:value="8.2544195200446904" table:style-name="ce1">
            <text:p>8.25441952</text:p>
          </table:table-cell>
          <table:table-cell office:value-type="float" office:value="8.1370057551017894" table:style-name="ce1">
            <text:p>8.137005755</text:p>
          </table:table-cell>
          <table:table-cell office:value-type="float" office:value="8.00784693359223" table:style-name="ce1">
            <text:p>8.007846934</text:p>
          </table:table-cell>
          <table:table-cell office:value-type="float" office:value="7.88272432525486" table:style-name="ce1">
            <text:p>7.882724325</text:p>
          </table:table-cell>
          <table:table-cell office:value-type="float" office:value="7.7614516433278604" table:style-name="ce1">
            <text:p>7.761451643</text:p>
          </table:table-cell>
          <table:table-cell office:value-type="float" office:value="7.7074791271335696" table:style-name="ce1">
            <text:p>7.707479127</text:p>
          </table:table-cell>
          <table:table-cell office:value-type="float" office:value="7.6097883077107102" table:style-name="ce1">
            <text:p>7.609788308</text:p>
          </table:table-cell>
          <table:table-cell office:value-type="float" office:value="7.5100439992702901" table:style-name="ce1">
            <text:p>7.510043999</text:p>
          </table:table-cell>
          <table:table-cell office:value-type="float" office:value="7.40131245884072" table:style-name="ce1">
            <text:p>7.401312459</text:p>
          </table:table-cell>
          <table:table-cell office:value-type="float" office:value="7.29557942371442" table:style-name="ce1">
            <text:p>7.295579424</text:p>
          </table:table-cell>
          <table:table-cell office:value-type="float" office:value="7.1929313714033603" table:style-name="ce1">
            <text:p>7.192931371</text:p>
          </table:table-cell>
          <table:table-cell office:value-type="float" office:value="7.0930295468005404" table:style-name="ce1">
            <text:p>7.093029547</text:p>
          </table:table-cell>
          <table:table-cell office:value-type="float" office:value="6.9959684257434001" table:style-name="ce1">
            <text:p>6.995968426</text:p>
          </table:table-cell>
          <table:table-cell office:value-type="float" office:value="6.9123681752283099" table:style-name="ce1">
            <text:p>6.912368175</text:p>
          </table:table-cell>
          <table:table-cell office:value-type="float" office:value="7.5126805448730698" table:style-name="ce1">
            <text:p>7.512680545</text:p>
          </table:table-cell>
          <table:table-cell office:value-type="float" office:value="7.4139290601988099" table:style-name="ce1">
            <text:p>7.41392906</text:p>
          </table:table-cell>
          <table:table-cell office:value-type="float" office:value="7.3303035671258998" table:style-name="ce1">
            <text:p>7.330303567</text:p>
          </table:table-cell>
          <table:table-cell office:value-type="float" office:value="7.2363253162653098" table:style-name="ce1">
            <text:p>7.236325316</text:p>
          </table:table-cell>
          <table:table-cell office:value-type="float" office:value="7.1447262616290397" table:style-name="ce1">
            <text:p>7.144726262</text:p>
          </table:table-cell>
          <table:table-cell office:value-type="float" office:value="7.0958893674844896" table:style-name="ce1">
            <text:p>7.095889367</text:p>
          </table:table-cell>
          <table:table-cell office:value-type="float" office:value="7.0082857950464099" table:style-name="ce1">
            <text:p>7.008285795</text:p>
          </table:table-cell>
          <table:table-cell office:value-type="float" office:value="6.9792137811170196" table:style-name="ce1">
            <text:p>6.979213781</text:p>
          </table:table-cell>
          <table:table-cell office:value-type="float" office:value="6.8951268680915101" table:style-name="ce1">
            <text:p>6.895126868</text:p>
          </table:table-cell>
          <table:table-cell office:value-type="float" office:value="7.2572296031508801" table:style-name="ce1">
            <text:p>7.257229603</text:p>
          </table:table-cell>
          <table:table-cell office:value-type="float" office:value="7.18552330459383" table:style-name="ce1">
            <text:p>7.185523305</text:p>
          </table:table-cell>
          <table:table-cell office:value-type="float" office:value="7.11548459437532" table:style-name="ce1">
            <text:p>7.115484594</text:p>
          </table:table-cell>
          <table:table-cell office:value-type="float" office:value="7.0336974151296303" table:style-name="ce1">
            <text:p>7.033697415</text:p>
          </table:table-cell>
          <table:table-cell office:value-type="float" office:value="6.9537690354122503" table:style-name="ce1">
            <text:p>6.953769035</text:p>
          </table:table-cell>
          <table:table-cell office:value-type="float" office:value="6.8883753964132302" table:style-name="ce1">
            <text:p>6.888375396</text:p>
          </table:table-cell>
          <table:table-cell office:value-type="float" office:value="6.8119254971154497" table:style-name="ce1">
            <text:p>6.811925497</text:p>
          </table:table-cell>
          <table:table-cell office:value-type="float" office:value="6.73715581538465" table:style-name="ce1">
            <text:p>6.737155815</text:p>
          </table:table-cell>
          <table:table-cell office:value-type="float" office:value="6.6765584068022301" table:style-name="ce1">
            <text:p>6.676558407</text:p>
          </table:table-cell>
          <table:table-cell office:value-type="float" office:value="6.6047674561914604" table:style-name="ce1">
            <text:p>6.604767456</text:p>
          </table:table-cell>
          <table:table-cell office:value-type="float" office:value="6.5345039726149503" table:style-name="ce1">
            <text:p>6.534503973</text:p>
          </table:table-cell>
          <table:table-cell office:value-type="float" office:value="6.4657197202716397" table:style-name="ce1">
            <text:p>6.46571972</text:p>
          </table:table-cell>
          <table:table-cell office:value-type="float" office:value="6.39836847318547" table:style-name="ce1">
            <text:p>6.398368473</text:p>
          </table:table-cell>
          <table:table-cell office:value-type="float" office:value="6.3324059116062399" table:style-name="ce1">
            <text:p>6.332405912</text:p>
          </table:table-cell>
          <table:table-cell office:value-type="float" office:value="6.2677895247531197" table:style-name="ce1">
            <text:p>6.267789525</text:p>
          </table:table-cell>
          <table:table-cell office:value-type="float" office:value="6.2044785194525804" table:style-name="ce1">
            <text:p>6.204478519</text:p>
          </table:table-cell>
          <table:table-cell office:value-type="float" office:value="6.1425094113543501" table:style-name="ce1">
            <text:p>6.142509411</text:p>
          </table:table-cell>
          <table:table-cell office:value-type="float" office:value="6.0868178762353802" table:style-name="ce1">
            <text:p>6.086817876</text:p>
          </table:table-cell>
          <table:table-cell office:value-type="float" office:value="6.0278022270528702" table:style-name="ce1">
            <text:p>6.027802227</text:p>
          </table:table-cell>
          <table:table-cell office:value-type="float" office:value="5.9736698028188897" table:style-name="ce1">
            <text:p>5.973669803</text:p>
          </table:table-cell>
          <table:table-cell office:value-type="float" office:value="5.9228734238596497" table:style-name="ce1">
            <text:p>5.922873424</text:p>
          </table:table-cell>
          <table:table-cell office:value-type="float" office:value="5.8671053118192598" table:style-name="ce1">
            <text:p>5.867105312</text:p>
          </table:table-cell>
          <table:table-cell office:value-type="float" office:value="5.8195588025923" table:style-name="ce1">
            <text:p>5.819558803</text:p>
          </table:table-cell>
          <table:table-cell office:value-type="float" office:value="5.8412870520811904" table:style-name="ce1">
            <text:p>5.841287052</text:p>
          </table:table-cell>
          <table:table-cell office:value-type="float" office:value="5.7872740651138903" table:style-name="ce1">
            <text:p>5.787274065</text:p>
          </table:table-cell>
          <table:table-cell office:value-type="float" office:value="5.7342521421276498" table:style-name="ce1">
            <text:p>5.734252142</text:p>
          </table:table-cell>
          <table:table-cell office:value-type="float" office:value="5.6821942541047896" table:style-name="ce1">
            <text:p>5.682194254</text:p>
          </table:table-cell>
          <table:table-cell office:value-type="float" office:value="5.6310743460463" table:style-name="ce1">
            <text:p>5.631074346</text:p>
          </table:table-cell>
          <table:table-cell office:value-type="float" office:value="5.5810791242987499" table:style-name="ce1">
            <text:p>5.581079124</text:p>
          </table:table-cell>
          <table:table-cell office:value-type="float" office:value="5.5317588175316201" table:style-name="ce1">
            <text:p>5.531758818</text:p>
          </table:table-cell>
          <table:table-cell office:value-type="float" office:value="5.4833037793042703" table:style-name="ce1">
            <text:p>5.483303779</text:p>
          </table:table-cell>
          <table:table-cell office:value-type="float" office:value="5.4356914373939098" table:style-name="ce1">
            <text:p>5.435691437</text:p>
          </table:table-cell>
          <table:table-cell office:value-type="float" office:value="5.3888999979302801" table:style-name="ce1">
            <text:p>5.388899998</text:p>
          </table:table-cell>
          <table:table-cell office:value-type="float" office:value="5.3429084121327" table:style-name="ce1">
            <text:p>5.342908412</text:p>
          </table:table-cell>
          <table:table-cell office:value-type="float" office:value="5.2976963447384602" table:style-name="ce1">
            <text:p>5.297696345</text:p>
          </table:table-cell>
          <table:table-cell office:value-type="float" office:value="5.2565021242122398" table:style-name="ce1">
            <text:p>5.256502124</text:p>
          </table:table-cell>
          <table:table-cell office:value-type="float" office:value="5.2194441889073602" table:style-name="ce1">
            <text:p>5.219444189</text:p>
          </table:table-cell>
          <table:table-cell office:value-type="float" office:value="5.1817279155082199" table:style-name="ce1">
            <text:p>5.181727916</text:p>
          </table:table-cell>
          <table:table-cell office:value-type="float" office:value="5.1446299416730099" table:style-name="ce1">
            <text:p>5.144629942</text:p>
          </table:table-cell>
          <table:table-cell office:value-type="float" office:value="5.1030606698733996" table:style-name="ce1">
            <text:p>5.10306067</text:p>
          </table:table-cell>
          <table:table-cell office:value-type="float" office:value="5.0621618701995903" table:style-name="ce1">
            <text:p>5.06216187</text:p>
          </table:table-cell>
          <table:table-cell office:value-type="float" office:value="5.0217276509149" table:style-name="ce1">
            <text:p>5.021727651</text:p>
          </table:table-cell>
          <table:table-cell office:value-type="float" office:value="4.9870772339045599" table:style-name="ce1">
            <text:p>4.987077234</text:p>
          </table:table-cell>
          <table:table-cell office:value-type="float" office:value="4.9555139046672299" table:style-name="ce1">
            <text:p>4.955513905</text:p>
          </table:table-cell>
          <table:table-cell office:value-type="float" office:value="4.9170459015864001" table:style-name="ce1">
            <text:p>4.917045902</text:p>
          </table:table-cell>
          <table:table-cell office:value-type="float" office:value="4.8865148048358398" table:style-name="ce1">
            <text:p>4.886514805</text:p>
          </table:table-cell>
          <table:table-cell office:value-type="float" office:value="4.8489868791033599" table:style-name="ce1">
            <text:p>4.848986879</text:p>
          </table:table-cell>
          <table:table-cell office:value-type="float" office:value="4.8120318988019104" table:style-name="ce1">
            <text:p>4.812031899</text:p>
          </table:table-cell>
          <table:table-cell office:value-type="float" office:value="4.7756368424444204" table:style-name="ce1">
            <text:p>4.775636842</text:p>
          </table:table-cell>
          <table:table-cell office:value-type="float" office:value="4.78514255744909" table:style-name="ce1">
            <text:p>4.785142557</text:p>
          </table:table-cell>
          <table:table-cell office:value-type="float" office:value="4.7567350340410002" table:style-name="ce1">
            <text:p>4.756735034</text:p>
          </table:table-cell>
          <table:table-cell office:value-type="float" office:value="4.7215583631193097" table:style-name="ce1">
            <text:p>4.721558363</text:p>
          </table:table-cell>
          <table:table-cell office:value-type="float" office:value="4.6868410222140202" table:style-name="ce1">
            <text:p>4.686841022</text:p>
          </table:table-cell>
          <table:table-cell office:value-type="float" office:value="4.6526880546037903" table:style-name="ce1">
            <text:p>4.652688055</text:p>
          </table:table-cell>
          <table:table-cell office:value-type="float" office:value="4.6189729237733301" table:style-name="ce1">
            <text:p>4.618972924</text:p>
          </table:table-cell>
          <table:table-cell office:value-type="float" office:value="4.5927827187157098" table:style-name="ce1">
            <text:p>4.592782719</text:p>
          </table:table-cell>
          <table:table-cell office:value-type="float" office:value="4.5682785151949004" table:style-name="ce1">
            <text:p>4.568278515</text:p>
          </table:table-cell>
          <table:table-cell office:value-type="float" office:value="4.5359330484887597" table:style-name="ce1">
            <text:p>4.535933048</text:p>
          </table:table-cell>
          <table:table-cell office:value-type="float" office:value="4.5039898580064497" table:style-name="ce1">
            <text:p>4.503989858</text:p>
          </table:table-cell>
          <table:table-cell office:value-type="float" office:value="4.4724934254329698" table:style-name="ce1">
            <text:p>4.472493425</text:p>
          </table:table-cell>
          <table:table-cell office:value-type="float" office:value="4.44143444331191" table:style-name="ce1">
            <text:p>4.441434443</text:p>
          </table:table-cell>
          <table:table-cell office:value-type="float" office:value="4.4108038609442399" table:style-name="ce1">
            <text:p>4.410803861</text:p>
          </table:table-cell>
          <table:table-cell office:value-type="float" office:value="4.3805928755953101" table:style-name="ce1">
            <text:p>4.380592876</text:p>
          </table:table-cell>
          <table:table-cell office:value-type="float" office:value="4.3507929240606504" table:style-name="ce1">
            <text:p>4.350792924</text:p>
          </table:table-cell>
          <table:table-cell office:value-type="float" office:value="4.3213956745737496" table:style-name="ce1">
            <text:p>4.321395675</text:p>
          </table:table-cell>
          <table:table-cell office:value-type="float" office:value="4.2924438090372101" table:style-name="ce1">
            <text:p>4.292443809</text:p>
          </table:table-cell>
          <table:table-cell office:value-type="float" office:value="4.2638779683744898" table:style-name="ce1">
            <text:p>4.263877968</text:p>
          </table:table-cell>
          <table:table-cell office:value-type="float" office:value="4.2356904832172404" table:style-name="ce1">
            <text:p>4.235690483</text:p>
          </table:table-cell>
          <table:table-cell office:value-type="float" office:value="4.2080320557639803" table:style-name="ce1">
            <text:p>4.208032056</text:p>
          </table:table-cell>
          <table:table-cell office:value-type="float" office:value="4.1842265695619103" table:style-name="ce1">
            <text:p>4.18422657</text:p>
          </table:table-cell>
          <table:table-cell office:value-type="float" office:value="4.1777253177113796" table:style-name="ce1">
            <text:p>4.177725318</text:p>
          </table:table-cell>
          <table:table-cell office:value-type="float" office:value="4.1515963585051399" table:style-name="ce1">
            <text:p>4.151596359</text:p>
          </table:table-cell>
          <table:table-cell office:value-type="float" office:value="4.2006762301588498" table:style-name="ce1">
            <text:p>4.20067623</text:p>
          </table:table-cell>
          <table:table-cell office:value-type="float" office:value="4.1739685325758602" table:style-name="ce1">
            <text:p>4.173968533</text:p>
          </table:table-cell>
          <table:table-cell office:value-type="float" office:value="4.1475510102177902" table:style-name="ce1">
            <text:p>4.14755101</text:p>
          </table:table-cell>
          <table:table-cell office:value-type="float" office:value="4.1214657837384303" table:style-name="ce1">
            <text:p>4.121465784</text:p>
          </table:table-cell>
          <table:table-cell office:value-type="float" office:value="4.09575392077525" table:style-name="ce1">
            <text:p>4.095753921</text:p>
          </table:table-cell>
          <table:table-cell office:value-type="float" office:value="4.0703614598364597" table:style-name="ce1">
            <text:p>4.07036146</text:p>
          </table:table-cell>
          <table:table-cell office:value-type="float" office:value="4.0452844413165598" table:style-name="ce1">
            <text:p>4.045284441</text:p>
          </table:table-cell>
          <table:table-cell office:value-type="float" office:value="4.0220635844803398" table:style-name="ce1">
            <text:p>4.022063584</text:p>
          </table:table-cell>
          <table:table-cell office:value-type="float" office:value="3.9996742218305501" table:style-name="ce1">
            <text:p>3.999674222</text:p>
          </table:table-cell>
          <table:table-cell office:value-type="float" office:value="3.97620793346033" table:style-name="ce1">
            <text:p>3.976207933</text:p>
          </table:table-cell>
          <table:table-cell office:value-type="float" office:value="3.9530243714560198" table:style-name="ce1">
            <text:p>3.953024371</text:p>
          </table:table-cell>
          <table:table-cell office:value-type="float" office:value="3.9363128136976102" table:style-name="ce1">
            <text:p>3.936312814</text:p>
          </table:table-cell>
          <table:table-cell office:value-type="float" office:value="3.9130705321298902" table:style-name="ce1">
            <text:p>3.913070532</text:p>
          </table:table-cell>
          <table:table-cell office:value-type="float" office:value="3.8901033071487801" table:style-name="ce1">
            <text:p>3.890103307</text:p>
          </table:table-cell>
          <table:table-cell office:value-type="float" office:value="3.8674062848144999" table:style-name="ce1">
            <text:p>3.867406285</text:p>
          </table:table-cell>
          <table:table-cell office:value-type="float" office:value="3.8449747247297399" table:style-name="ce1">
            <text:p>3.844974725</text:p>
          </table:table-cell>
          <table:table-cell office:value-type="float" office:value="3.82280399673899" table:style-name="ce1">
            <text:p>3.822803997</text:p>
          </table:table-cell>
          <table:table-cell office:value-type="float" office:value="3.8007524387209202" table:style-name="ce1">
            <text:p>3.800752439</text:p>
          </table:table-cell>
          <table:table-cell office:value-type="float" office:value="3.77895434688697" table:style-name="ce1">
            <text:p>3.778954347</text:p>
          </table:table-cell>
          <table:table-cell office:value-type="float" office:value="3.7575409478208801" table:style-name="ce1">
            <text:p>3.757540948</text:p>
          </table:table-cell>
          <table:table-cell office:value-type="float" office:value="3.7368633888199301" table:style-name="ce1">
            <text:p>3.736863389</text:p>
          </table:table-cell>
          <table:table-cell office:value-type="float" office:value="3.7234343491167001" table:style-name="ce1">
            <text:p>3.723434349</text:p>
          </table:table-cell>
          <table:table-cell office:value-type="float" office:value="3.7029177715822601" table:style-name="ce1">
            <text:p>3.702917772</text:p>
          </table:table-cell>
          <table:table-cell office:value-type="float" office:value="3.6826304295510002" table:style-name="ce1">
            <text:p>3.68263043</text:p>
          </table:table-cell>
          <table:table-cell office:value-type="float" office:value="3.6625685024312" table:style-name="ce1">
            <text:p>3.662568502</text:p>
          </table:table-cell>
          <table:table-cell office:value-type="float" office:value="3.6425079555134601" table:style-name="ce1">
            <text:p>3.642507956</text:p>
          </table:table-cell>
          <table:table-cell office:value-type="float" office:value="3.6234986738960102" table:style-name="ce1">
            <text:p>3.623498674</text:p>
          </table:table-cell>
          <table:table-cell office:value-type="float" office:value="3.6037412191731599" table:style-name="ce1">
            <text:p>3.603741219</text:p>
          </table:table-cell>
          <table:table-cell office:value-type="float" office:value="3.58419851939294" table:style-name="ce1">
            <text:p>3.584198519</text:p>
          </table:table-cell>
          <table:table-cell office:value-type="float" office:value="3.5662314180827699" table:style-name="ce1">
            <text:p>3.566231418</text:p>
          </table:table-cell>
          <table:table-cell office:value-type="float" office:value="3.5474424510392399" table:style-name="ce1">
            <text:p>3.547442451</text:p>
          </table:table-cell>
          <table:table-cell office:value-type="float" office:value="3.5298640677556801" table:style-name="ce1">
            <text:p>3.529864068</text:p>
          </table:table-cell>
          <table:table-cell office:value-type="float" office:value="3.5134933149003502" table:style-name="ce1">
            <text:p>3.513493315</text:p>
          </table:table-cell>
          <table:table-cell office:value-type="float" office:value="3.49855867509166" table:style-name="ce1">
            <text:p>3.498558675</text:p>
          </table:table-cell>
          <table:table-cell office:value-type="float" office:value="3.4801867055365001" table:style-name="ce1">
            <text:p>3.480186706</text:p>
          </table:table-cell>
          <table:table-cell office:value-type="float" office:value="3.4619658327326501" table:style-name="ce1">
            <text:p>3.461965833</text:p>
          </table:table-cell>
          <table:table-cell office:value-type="float" office:value="3.4722028917738199" table:style-name="ce1">
            <text:p>3.472202892</text:p>
          </table:table-cell>
          <table:table-cell office:value-type="float" office:value="3.4542530553377602" table:style-name="ce1">
            <text:p>3.454253055</text:p>
          </table:table-cell>
          <table:table-cell office:value-type="float" office:value="3.43644762721746" table:style-name="ce1">
            <text:p>3.436447627</text:p>
          </table:table-cell>
          <table:table-cell office:value-type="float" office:value="3.4188248188727601" table:style-name="ce1">
            <text:p>3.418824819</text:p>
          </table:table-cell>
          <table:table-cell office:value-type="float" office:value="3.4013818351029999" table:style-name="ce1">
            <text:p>3.401381835</text:p>
          </table:table-cell>
          <table:table-cell office:value-type="float" office:value="3.3841159374628802" table:style-name="ce1">
            <text:p>3.384115937</text:p>
          </table:table-cell>
          <table:table-cell office:value-type="float" office:value="3.36706426333232" table:style-name="ce1">
            <text:p>3.367064263</text:p>
          </table:table-cell>
          <table:table-cell office:value-type="float" office:value="3.3503031841714601" table:style-name="ce1">
            <text:p>3.350303184</text:p>
          </table:table-cell>
          <table:table-cell office:value-type="float" office:value="3.3344657617563001" table:style-name="ce1">
            <text:p>3.334465762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12.788224160079899" table:style-name="ce1">
            <text:p>12.78822416</text:p>
          </table:table-cell>
          <table:table-cell office:value-type="string" table:style-name="ce1">
            <text:p><text:s/>global min</text:p>
          </table:table-cell>
          <table:table-cell office:value-type="float" office:value="-14.404000480594201" table:style-name="ce1">
            <text:p>-14.40400048</text:p>
          </table:table-cell>
          <table:table-cell office:value-type="string" table:style-name="ce1">
            <text:p><text:s/>range</text:p>
          </table:table-cell>
          <table:table-cell office:value-type="float" office:value="27.192224640674201" table:style-name="ce1">
            <text:p>27.19222464</text:p>
          </table:table-cell>
          <table:table-cell office:value-type="string" table:style-name="ce1">
            <text:p><text:s/>regret</text:p>
          </table:table-cell>
          <table:table-cell office:value-type="float" office:value="9.4623759563968601" table:style-name="ce1">
            <text:p>9.462375956</text:p>
          </table:table-cell>
          <table:table-cell office:value-type="float" office:value="11.2076268839911" table:style-name="ce1">
            <text:p>11.20762688</text:p>
          </table:table-cell>
          <table:table-cell office:value-type="float" office:value="14.212448389829101" table:style-name="ce1">
            <text:p>14.21244839</text:p>
          </table:table-cell>
          <table:table-cell office:value-type="float" office:value="14.9546777333441" table:style-name="ce1">
            <text:p>14.95467773</text:p>
          </table:table-cell>
          <table:table-cell office:value-type="float" office:value="14.5066205788358" table:style-name="ce1">
            <text:p>14.50662058</text:p>
          </table:table-cell>
          <table:table-cell office:value-type="float" office:value="13.0907153583771" table:style-name="ce1">
            <text:p>13.09071536</text:p>
          </table:table-cell>
          <table:table-cell office:value-type="float" office:value="12.443555871904399" table:style-name="ce1">
            <text:p>12.44355587</text:p>
          </table:table-cell>
          <table:table-cell office:value-type="float" office:value="11.218780295869101" table:style-name="ce1">
            <text:p>11.2187803</text:p>
          </table:table-cell>
          <table:table-cell office:value-type="float" office:value="11.200331515027999" table:style-name="ce1">
            <text:p>11.20033152</text:p>
          </table:table-cell>
          <table:table-cell office:value-type="float" office:value="10.309891032314001" table:style-name="ce1">
            <text:p>10.30989103</text:p>
          </table:table-cell>
          <table:table-cell office:value-type="float" office:value="10.441369682140699" table:style-name="ce1">
            <text:p>10.44136968</text:p>
          </table:table-cell>
          <table:table-cell office:value-type="float" office:value="9.7434701989119699" table:style-name="ce1">
            <text:p>9.743470199</text:p>
          </table:table-cell>
          <table:table-cell office:value-type="float" office:value="9.8150018339364706" table:style-name="ce1">
            <text:p>9.815001834</text:p>
          </table:table-cell>
          <table:table-cell office:value-type="float" office:value="10.8537928423808" table:style-name="ce1">
            <text:p>10.85379284</text:p>
          </table:table-cell>
          <table:table-cell office:value-type="float" office:value="10.3912672660999" table:style-name="ce1">
            <text:p>10.39126727</text:p>
          </table:table-cell>
          <table:table-cell office:value-type="float" office:value="10.3654381554121" table:style-name="ce1">
            <text:p>10.36543816</text:p>
          </table:table-cell>
          <table:table-cell office:value-type="float" office:value="10.9698566127981" table:style-name="ce1">
            <text:p>10.96985661</text:p>
          </table:table-cell>
          <table:table-cell office:value-type="float" office:value="11.831795070587001" table:style-name="ce1">
            <text:p>11.83179507</text:p>
          </table:table-cell>
          <table:table-cell office:value-type="float" office:value="11.332559508653601" table:style-name="ce1">
            <text:p>11.33255951</text:p>
          </table:table-cell>
          <table:table-cell office:value-type="float" office:value="10.9161551063441" table:style-name="ce1">
            <text:p>10.91615511</text:p>
          </table:table-cell>
          <table:table-cell office:value-type="float" office:value="11.1872613284638" table:style-name="ce1">
            <text:p>11.18726133</text:p>
          </table:table-cell>
          <table:table-cell office:value-type="float" office:value="11.398810940483999" table:style-name="ce1">
            <text:p>11.39881094</text:p>
          </table:table-cell>
          <table:table-cell office:value-type="float" office:value="11.5587644899294" table:style-name="ce1">
            <text:p>11.55876449</text:p>
          </table:table-cell>
          <table:table-cell office:value-type="float" office:value="11.730821752791901" table:style-name="ce1">
            <text:p>11.73082175</text:p>
          </table:table-cell>
          <table:table-cell office:value-type="float" office:value="11.478723141633299" table:style-name="ce1">
            <text:p>11.47872314</text:p>
          </table:table-cell>
          <table:table-cell office:value-type="float" office:value="11.2365783836527" table:style-name="ce1">
            <text:p>11.23657838</text:p>
          </table:table-cell>
          <table:table-cell office:value-type="float" office:value="11.221500433603801" table:style-name="ce1">
            <text:p>11.22150043</text:p>
          </table:table-cell>
          <table:table-cell office:value-type="float" office:value="11.2136547045885" table:style-name="ce1">
            <text:p>11.2136547</text:p>
          </table:table-cell>
          <table:table-cell office:value-type="float" office:value="11.5135803283833" table:style-name="ce1">
            <text:p>11.51358033</text:p>
          </table:table-cell>
          <table:table-cell office:value-type="float" office:value="11.8437749176294" table:style-name="ce1">
            <text:p>11.84377492</text:p>
          </table:table-cell>
          <table:table-cell office:value-type="float" office:value="11.6099534972338" table:style-name="ce1">
            <text:p>11.6099535</text:p>
          </table:table-cell>
          <table:table-cell office:value-type="float" office:value="11.6861593184375" table:style-name="ce1">
            <text:p>11.68615932</text:p>
          </table:table-cell>
          <table:table-cell office:value-type="float" office:value="11.3392591719071" table:style-name="ce1">
            <text:p>11.33925917</text:p>
          </table:table-cell>
          <table:table-cell office:value-type="float" office:value="11.0613457597011" table:style-name="ce1">
            <text:p>11.06134576</text:p>
          </table:table-cell>
          <table:table-cell office:value-type="float" office:value="10.7550090643735" table:style-name="ce1">
            <text:p>10.75500906</text:p>
          </table:table-cell>
          <table:table-cell office:value-type="float" office:value="10.516484378633301" table:style-name="ce1">
            <text:p>10.51648438</text:p>
          </table:table-cell>
          <table:table-cell office:value-type="float" office:value="10.2801557071808" table:style-name="ce1">
            <text:p>10.28015571</text:p>
          </table:table-cell>
          <table:table-cell office:value-type="float" office:value="10.081212121001901" table:style-name="ce1">
            <text:p>10.08121212</text:p>
          </table:table-cell>
          <table:table-cell office:value-type="float" office:value="9.8240591551703602" table:style-name="ce1">
            <text:p>9.824059155</text:p>
          </table:table-cell>
          <table:table-cell office:value-type="float" office:value="9.69519352389581" table:style-name="ce1">
            <text:p>9.695193524</text:p>
          </table:table-cell>
          <table:table-cell office:value-type="float" office:value="9.5018543067399808" table:style-name="ce1">
            <text:p>9.501854307</text:p>
          </table:table-cell>
          <table:table-cell office:value-type="float" office:value="9.3314966148721901" table:style-name="ce1">
            <text:p>9.331496615</text:p>
          </table:table-cell>
          <table:table-cell office:value-type="float" office:value="9.1681471454370396" table:style-name="ce1">
            <text:p>9.168147145</text:p>
          </table:table-cell>
          <table:table-cell office:value-type="float" office:value="8.9601143156179592" table:style-name="ce1">
            <text:p>8.960114316</text:p>
          </table:table-cell>
          <table:table-cell office:value-type="float" office:value="8.9017475906964805" table:style-name="ce1">
            <text:p>8.901747591</text:p>
          </table:table-cell>
          <table:table-cell office:value-type="float" office:value="8.7085509611899798" table:style-name="ce1">
            <text:p>8.708550961</text:p>
          </table:table-cell>
          <table:table-cell office:value-type="float" office:value="8.5481033471872703" table:style-name="ce1">
            <text:p>8.548103347</text:p>
          </table:table-cell>
          <table:table-cell office:value-type="float" office:value="8.4178496667851892" table:style-name="ce1">
            <text:p>8.417849667</text:p>
          </table:table-cell>
          <table:table-cell office:value-type="float" office:value="8.2949402731487503" table:style-name="ce1">
            <text:p>8.294940273</text:p>
          </table:table-cell>
          <table:table-cell office:value-type="float" office:value="8.1677786322444401" table:style-name="ce1">
            <text:p>8.167778632</text:p>
          </table:table-cell>
          <table:table-cell office:value-type="float" office:value="8.0192165818021195" table:style-name="ce1">
            <text:p>8.019216582</text:p>
          </table:table-cell>
          <table:table-cell office:value-type="float" office:value="7.8763684563768104" table:style-name="ce1">
            <text:p>7.876368456</text:p>
          </table:table-cell>
          <table:table-cell office:value-type="float" office:value="7.8144617097539602" table:style-name="ce1">
            <text:p>7.81446171</text:p>
          </table:table-cell>
          <table:table-cell office:value-type="float" office:value="7.6806960125304897" table:style-name="ce1">
            <text:p>7.680696013</text:p>
          </table:table-cell>
          <table:table-cell office:value-type="float" office:value="7.55501124141185" table:style-name="ce1">
            <text:p>7.555011241</text:p>
          </table:table-cell>
          <table:table-cell office:value-type="float" office:value="7.4676874195681204" table:style-name="ce1">
            <text:p>7.46768742</text:p>
          </table:table-cell>
          <table:table-cell office:value-type="float" office:value="7.3723899852196197" table:style-name="ce1">
            <text:p>7.372389985</text:p>
          </table:table-cell>
          <table:table-cell office:value-type="float" office:value="7.29343828829965" table:style-name="ce1">
            <text:p>7.293438288</text:p>
          </table:table-cell>
          <table:table-cell office:value-type="float" office:value="7.1704350129980901" table:style-name="ce1">
            <text:p>7.170435013</text:p>
          </table:table-cell>
          <table:table-cell office:value-type="float" office:value="7.1391632034900399" table:style-name="ce1">
            <text:p>7.139163203</text:p>
          </table:table-cell>
          <table:table-cell office:value-type="float" office:value="7.0592757688928902" table:style-name="ce1">
            <text:p>7.059275769</text:p>
          </table:table-cell>
          <table:table-cell office:value-type="float" office:value="6.9725957160610701" table:style-name="ce1">
            <text:p>6.972595716</text:p>
          </table:table-cell>
          <table:table-cell office:value-type="float" office:value="6.8632723716463602" table:style-name="ce1">
            <text:p>6.863272372</text:p>
          </table:table-cell>
          <table:table-cell office:value-type="float" office:value="6.7920879506700302" table:style-name="ce1">
            <text:p>6.792087951</text:p>
          </table:table-cell>
          <table:table-cell office:value-type="float" office:value="6.7469291473278599" table:style-name="ce1">
            <text:p>6.746929147</text:p>
          </table:table-cell>
          <table:table-cell office:value-type="float" office:value="6.6713088235305102" table:style-name="ce1">
            <text:p>6.671308824</text:p>
          </table:table-cell>
          <table:table-cell office:value-type="float" office:value="6.6533550911561798" table:style-name="ce1">
            <text:p>6.653355091</text:p>
          </table:table-cell>
          <table:table-cell office:value-type="float" office:value="6.5922292485920302" table:style-name="ce1">
            <text:p>6.592229249</text:p>
          </table:table-cell>
          <table:table-cell office:value-type="float" office:value="6.5301312801944702" table:style-name="ce1">
            <text:p>6.53013128</text:p>
          </table:table-cell>
          <table:table-cell office:value-type="float" office:value="6.4692155432354701" table:style-name="ce1">
            <text:p>6.469215543</text:p>
          </table:table-cell>
          <table:table-cell office:value-type="float" office:value="6.3782050903962002" table:style-name="ce1">
            <text:p>6.37820509</text:p>
          </table:table-cell>
          <table:table-cell office:value-type="float" office:value="6.2901223119949696" table:style-name="ce1">
            <text:p>6.290122312</text:p>
          </table:table-cell>
          <table:table-cell office:value-type="float" office:value="6.20395625292654" table:style-name="ce1">
            <text:p>6.203956253</text:p>
          </table:table-cell>
          <table:table-cell office:value-type="float" office:value="6.1511450425881797" table:style-name="ce1">
            <text:p>6.151145043</text:p>
          </table:table-cell>
          <table:table-cell office:value-type="float" office:value="6.1005210592184396" table:style-name="ce1">
            <text:p>6.100521059</text:p>
          </table:table-cell>
          <table:table-cell office:value-type="float" office:value="6.0505683799241199" table:style-name="ce1">
            <text:p>6.05056838</text:p>
          </table:table-cell>
          <table:table-cell office:value-type="float" office:value="5.9845453383451002" table:style-name="ce1">
            <text:p>5.984545338</text:p>
          </table:table-cell>
          <table:table-cell office:value-type="float" office:value="5.93698227281015" table:style-name="ce1">
            <text:p>5.936982273</text:p>
          </table:table-cell>
          <table:table-cell office:value-type="float" office:value="5.8675853200969401" table:style-name="ce1">
            <text:p>5.86758532</text:p>
          </table:table-cell>
          <table:table-cell office:value-type="float" office:value="5.83043599186432" table:style-name="ce1">
            <text:p>5.830435992</text:p>
          </table:table-cell>
          <table:table-cell office:value-type="float" office:value="5.8151875337594001" table:style-name="ce1">
            <text:p>5.815187534</text:p>
          </table:table-cell>
          <table:table-cell office:value-type="float" office:value="5.7449077644888202" table:style-name="ce1">
            <text:p>5.744907764</text:p>
          </table:table-cell>
          <table:table-cell office:value-type="float" office:value="5.7075637102615104" table:style-name="ce1">
            <text:p>5.70756371</text:p>
          </table:table-cell>
          <table:table-cell office:value-type="float" office:value="5.66325749278211" table:style-name="ce1">
            <text:p>5.663257493</text:p>
          </table:table-cell>
          <table:table-cell office:value-type="float" office:value="5.5970573463435898" table:style-name="ce1">
            <text:p>5.597057346</text:p>
          </table:table-cell>
          <table:table-cell office:value-type="float" office:value="5.58983868635036" table:style-name="ce1">
            <text:p>5.589838686</text:p>
          </table:table-cell>
          <table:table-cell office:value-type="float" office:value="5.5419826284357496" table:style-name="ce1">
            <text:p>5.541982628</text:p>
          </table:table-cell>
          <table:table-cell office:value-type="float" office:value="5.5073782553489101" table:style-name="ce1">
            <text:p>5.507378255</text:p>
          </table:table-cell>
          <table:table-cell office:value-type="float" office:value="5.4464551852655996" table:style-name="ce1">
            <text:p>5.446455185</text:p>
          </table:table-cell>
          <table:table-cell office:value-type="float" office:value="5.38634173926829" table:style-name="ce1">
            <text:p>5.386341739</text:p>
          </table:table-cell>
          <table:table-cell office:value-type="float" office:value="5.3531145087999601" table:style-name="ce1">
            <text:p>5.353114509</text:p>
          </table:table-cell>
          <table:table-cell office:value-type="float" office:value="5.2982478967338302" table:style-name="ce1">
            <text:p>5.298247897</text:p>
          </table:table-cell>
          <table:table-cell office:value-type="float" office:value="5.2449286873413801" table:style-name="ce1">
            <text:p>5.244928687</text:p>
          </table:table-cell>
          <table:table-cell office:value-type="float" office:value="5.1903345851301399" table:style-name="ce1">
            <text:p>5.190334585</text:p>
          </table:table-cell>
          <table:table-cell office:value-type="float" office:value="5.1377779219118098" table:style-name="ce1">
            <text:p>5.137777922</text:p>
          </table:table-cell>
          <table:table-cell office:value-type="float" office:value="5.0858544372874102" table:style-name="ce1">
            <text:p>5.085854437</text:p>
          </table:table-cell>
          <table:table-cell office:value-type="float" office:value="5.0379252599262001" table:style-name="ce1">
            <text:p>5.03792526</text:p>
          </table:table-cell>
          <table:table-cell office:value-type="float" office:value="4.9865941184131497" table:style-name="ce1">
            <text:p>4.986594118</text:p>
          </table:table-cell>
          <table:table-cell office:value-type="float" office:value="4.9370853396204399" table:style-name="ce1">
            <text:p>4.93708534</text:p>
          </table:table-cell>
          <table:table-cell office:value-type="float" office:value="4.8907683482113997" table:style-name="ce1">
            <text:p>4.890768348</text:p>
          </table:table-cell>
          <table:table-cell office:value-type="float" office:value="4.8494605619304796" table:style-name="ce1">
            <text:p>4.849460562</text:p>
          </table:table-cell>
          <table:table-cell office:value-type="float" office:value="4.8620731862501998" table:style-name="ce1">
            <text:p>4.862073186</text:p>
          </table:table-cell>
          <table:table-cell office:value-type="float" office:value="4.8192824078251197" table:style-name="ce1">
            <text:p>4.819282408</text:p>
          </table:table-cell>
          <table:table-cell office:value-type="float" office:value="4.7734455236495998" table:style-name="ce1">
            <text:p>4.773445524</text:p>
          </table:table-cell>
          <table:table-cell office:value-type="float" office:value="4.7290611194194696" table:style-name="ce1">
            <text:p>4.729061119</text:p>
          </table:table-cell>
          <table:table-cell office:value-type="float" office:value="4.6855141567785799" table:style-name="ce1">
            <text:p>4.685514157</text:p>
          </table:table-cell>
          <table:table-cell office:value-type="float" office:value="4.6422125894588904" table:style-name="ce1">
            <text:p>4.642212589</text:p>
          </table:table-cell>
          <table:table-cell office:value-type="float" office:value="4.5995647418297096" table:style-name="ce1">
            <text:p>4.599564742</text:p>
          </table:table-cell>
          <table:table-cell office:value-type="float" office:value="4.55877170197778" table:style-name="ce1">
            <text:p>4.558771702</text:p>
          </table:table-cell>
          <table:table-cell office:value-type="float" office:value="4.5194960908955597" table:style-name="ce1">
            <text:p>4.519496091</text:p>
          </table:table-cell>
          <table:table-cell office:value-type="float" office:value="4.4815311369119701" table:style-name="ce1">
            <text:p>4.481531137</text:p>
          </table:table-cell>
          <table:table-cell office:value-type="float" office:value="4.4454167895578403" table:style-name="ce1">
            <text:p>4.44541679</text:p>
          </table:table-cell>
          <table:table-cell office:value-type="float" office:value="4.4113079158421602" table:style-name="ce1">
            <text:p>4.411307916</text:p>
          </table:table-cell>
          <table:table-cell office:value-type="float" office:value="4.3743442637680099" table:style-name="ce1">
            <text:p>4.374344264</text:p>
          </table:table-cell>
          <table:table-cell office:value-type="float" office:value="4.3380234578168801" table:style-name="ce1">
            <text:p>4.338023458</text:p>
          </table:table-cell>
          <table:table-cell office:value-type="float" office:value="4.3057225147295499" table:style-name="ce1">
            <text:p>4.305722515</text:p>
          </table:table-cell>
          <table:table-cell office:value-type="float" office:value="4.2690471311284197" table:style-name="ce1">
            <text:p>4.269047131</text:p>
          </table:table-cell>
          <table:table-cell office:value-type="float" office:value="4.2449565761847898" table:style-name="ce1">
            <text:p>4.244956576</text:p>
          </table:table-cell>
          <table:table-cell office:value-type="float" office:value="4.2093474737937102" table:style-name="ce1">
            <text:p>4.209347474</text:p>
          </table:table-cell>
          <table:table-cell office:value-type="float" office:value="4.1993068403659599" table:style-name="ce1">
            <text:p>4.19930684</text:p>
          </table:table-cell>
          <table:table-cell office:value-type="float" office:value="4.1646635887236503" table:style-name="ce1">
            <text:p>4.164663589</text:p>
          </table:table-cell>
          <table:table-cell office:value-type="float" office:value="4.1305882592394196" table:style-name="ce1">
            <text:p>4.130588259</text:p>
          </table:table-cell>
          <table:table-cell office:value-type="float" office:value="4.0970670001533103" table:style-name="ce1">
            <text:p>4.097067</text:p>
          </table:table-cell>
          <table:table-cell office:value-type="float" office:value="4.0640864065363198" table:style-name="ce1">
            <text:p>4.064086407</text:p>
          </table:table-cell>
          <table:table-cell office:value-type="float" office:value="4.0491355885290599" table:style-name="ce1">
            <text:p>4.049135589</text:p>
          </table:table-cell>
          <table:table-cell office:value-type="float" office:value="4.0170589044268299" table:style-name="ce1">
            <text:p>4.017058904</text:p>
          </table:table-cell>
          <table:table-cell office:value-type="float" office:value="3.98548736495612" table:style-name="ce1">
            <text:p>3.985487365</text:p>
          </table:table-cell>
          <table:table-cell office:value-type="float" office:value="3.9544091307896498" table:style-name="ce1">
            <text:p>3.954409131</text:p>
          </table:table-cell>
          <table:table-cell office:value-type="float" office:value="3.9238127297110199" table:style-name="ce1">
            <text:p>3.92381273</text:p>
          </table:table-cell>
          <table:table-cell office:value-type="float" office:value="3.9152563157703302" table:style-name="ce1">
            <text:p>3.915256316</text:p>
          </table:table-cell>
          <table:table-cell office:value-type="float" office:value="3.89979789471028" table:style-name="ce1">
            <text:p>3.899797895</text:p>
          </table:table-cell>
          <table:table-cell office:value-type="float" office:value="3.8711106612616102" table:style-name="ce1">
            <text:p>3.871110661</text:p>
          </table:table-cell>
          <table:table-cell office:value-type="float" office:value="3.8423973965421401" table:style-name="ce1">
            <text:p>3.842397397</text:p>
          </table:table-cell>
          <table:table-cell office:value-type="float" office:value="3.8139932745194902" table:style-name="ce1">
            <text:p>3.813993275</text:p>
          </table:table-cell>
          <table:table-cell office:value-type="float" office:value="3.7880035924765099" table:style-name="ce1">
            <text:p>3.788003592</text:p>
          </table:table-cell>
          <table:table-cell office:value-type="float" office:value="3.76160247473321" table:style-name="ce1">
            <text:p>3.761602475</text:p>
          </table:table-cell>
          <table:table-cell office:value-type="float" office:value="3.73637461870389" table:style-name="ce1">
            <text:p>3.736374619</text:p>
          </table:table-cell>
          <table:table-cell office:value-type="float" office:value="3.7104090301478498" table:style-name="ce1">
            <text:p>3.71040903</text:p>
          </table:table-cell>
          <table:table-cell office:value-type="float" office:value="3.7039346520264198" table:style-name="ce1">
            <text:p>3.703934652</text:p>
          </table:table-cell>
          <table:table-cell office:value-type="float" office:value="3.8336047381202598" table:style-name="ce1">
            <text:p>3.833604738</text:p>
          </table:table-cell>
          <table:table-cell office:value-type="float" office:value="3.80781641784557" table:style-name="ce1">
            <text:p>3.807816418</text:p>
          </table:table-cell>
          <table:table-cell office:value-type="float" office:value="3.7820791430577101" table:style-name="ce1">
            <text:p>3.782079143</text:p>
          </table:table-cell>
          <table:table-cell office:value-type="float" office:value="3.7572985510288701" table:style-name="ce1">
            <text:p>3.757298551</text:p>
          </table:table-cell>
          <table:table-cell office:value-type="float" office:value="3.7335642654191901" table:style-name="ce1">
            <text:p>3.733564265</text:p>
          </table:table-cell>
          <table:table-cell office:value-type="float" office:value="3.7088715697816101" table:style-name="ce1">
            <text:p>3.70887157</text:p>
          </table:table-cell>
          <table:table-cell office:value-type="float" office:value="3.7211622601736201" table:style-name="ce1">
            <text:p>3.72116226</text:p>
          </table:table-cell>
          <table:table-cell office:value-type="float" office:value="3.6971914392159002" table:style-name="ce1">
            <text:p>3.697191439</text:p>
          </table:table-cell>
          <table:table-cell office:value-type="float" office:value="3.6735445482711202" table:style-name="ce1">
            <text:p>3.673544548</text:p>
          </table:table-cell>
          <table:table-cell office:value-type="float" office:value="3.6647280362123" table:style-name="ce1">
            <text:p>3.664728036</text:p>
          </table:table-cell>
          <table:table-cell office:value-type="float" office:value="3.64034633858186" table:style-name="ce1">
            <text:p>3.640346339</text:p>
          </table:table-cell>
          <table:table-cell office:value-type="float" office:value="3.6369141325156402" table:style-name="ce1">
            <text:p>3.636914133</text:p>
          </table:table-cell>
          <table:table-cell office:value-type="float" office:value="3.6133307925225902" table:style-name="ce1">
            <text:p>3.613330793</text:p>
          </table:table-cell>
          <table:table-cell office:value-type="float" office:value="3.5907150579176701" table:style-name="ce1">
            <text:p>3.590715058</text:p>
          </table:table-cell>
          <table:table-cell office:value-type="float" office:value="3.5681330320837001" table:style-name="ce1">
            <text:p>3.568133032</text:p>
          </table:table-cell>
          <table:table-cell office:value-type="float" office:value="3.5830647512303" table:style-name="ce1">
            <text:p>3.583064751</text:p>
          </table:table-cell>
          <table:table-cell office:value-type="float" office:value="3.56082127897553" table:style-name="ce1">
            <text:p>3.560821279</text:p>
          </table:table-cell>
          <table:table-cell office:value-type="float" office:value="3.5393985420354799" table:style-name="ce1">
            <text:p>3.539398542</text:p>
          </table:table-cell>
          <table:table-cell office:value-type="float" office:value="3.51753668428801" table:style-name="ce1">
            <text:p>3.517536684</text:p>
          </table:table-cell>
          <table:table-cell office:value-type="float" office:value="3.4963768522985901" table:style-name="ce1">
            <text:p>3.496376852</text:p>
          </table:table-cell>
          <table:table-cell office:value-type="float" office:value="3.4760148374900499" table:style-name="ce1">
            <text:p>3.476014837</text:p>
          </table:table-cell>
          <table:table-cell office:value-type="float" office:value="3.4565337603828801" table:style-name="ce1">
            <text:p>3.45653376</text:p>
          </table:table-cell>
          <table:table-cell office:value-type="float" office:value="3.43729319040049" table:style-name="ce1">
            <text:p>3.43729319</text:p>
          </table:table-cell>
          <table:table-cell office:value-type="float" office:value="3.4165260325058302" table:style-name="ce1">
            <text:p>3.416526033</text:p>
          </table:table-cell>
          <table:table-cell office:value-type="float" office:value="3.39601213263429" table:style-name="ce1">
            <text:p>3.396012133</text:p>
          </table:table-cell>
          <table:table-cell office:value-type="float" office:value="3.3757468860945101" table:style-name="ce1">
            <text:p>3.375746886</text:p>
          </table:table-cell>
          <table:table-cell office:value-type="float" office:value="3.3557257991516001" table:style-name="ce1">
            <text:p>3.355725799</text:p>
          </table:table-cell>
          <table:table-cell office:value-type="float" office:value="3.3359444857050198" table:style-name="ce1">
            <text:p>3.335944486</text:p>
          </table:table-cell>
          <table:table-cell office:value-type="float" office:value="3.3163986640851801" table:style-name="ce1">
            <text:p>3.316398664</text:p>
          </table:table-cell>
          <table:table-cell office:value-type="float" office:value="3.2968620011817" table:style-name="ce1">
            <text:p>3.296862001</text:p>
          </table:table-cell>
          <table:table-cell office:value-type="float" office:value="3.2776819014424401" table:style-name="ce1">
            <text:p>3.277681901</text:p>
          </table:table-cell>
          <table:table-cell office:value-type="float" office:value="3.25917547558304" table:style-name="ce1">
            <text:p>3.259175476</text:p>
          </table:table-cell>
          <table:table-cell office:value-type="float" office:value="3.2604726837939899" table:style-name="ce1">
            <text:p>3.260472684</text:p>
          </table:table-cell>
          <table:table-cell office:value-type="float" office:value="3.2425111272285299" table:style-name="ce1">
            <text:p>3.242511127</text:p>
          </table:table-cell>
          <table:table-cell office:value-type="float" office:value="3.2250107849995699" table:style-name="ce1">
            <text:p>3.225010785</text:p>
          </table:table-cell>
          <table:table-cell office:value-type="float" office:value="3.2077104466817898" table:style-name="ce1">
            <text:p>3.207710447</text:p>
          </table:table-cell>
          <table:table-cell office:value-type="float" office:value="3.1901273366409" table:style-name="ce1">
            <text:p>3.190127337</text:p>
          </table:table-cell>
          <table:table-cell office:value-type="float" office:value="3.2096835154596" table:style-name="ce1">
            <text:p>3.209683515</text:p>
          </table:table-cell>
          <table:table-cell office:value-type="float" office:value="3.19251182940629" table:style-name="ce1">
            <text:p>3.192511829</text:p>
          </table:table-cell>
          <table:table-cell office:value-type="float" office:value="3.1755320057669798" table:style-name="ce1">
            <text:p>3.175532006</text:p>
          </table:table-cell>
          <table:table-cell office:value-type="float" office:value="3.1585184006209701" table:style-name="ce1">
            <text:p>3.158518401</text:p>
          </table:table-cell>
          <table:table-cell office:value-type="float" office:value="3.1419140083411299" table:style-name="ce1">
            <text:p>3.141914008</text:p>
          </table:table-cell>
          <table:table-cell office:value-type="float" office:value="3.1363701447230201" table:style-name="ce1">
            <text:p>3.136370145</text:p>
          </table:table-cell>
          <table:table-cell office:value-type="float" office:value="3.12031048043157" table:style-name="ce1">
            <text:p>3.12031048</text:p>
          </table:table-cell>
          <table:table-cell office:value-type="float" office:value="3.10396685325252" table:style-name="ce1">
            <text:p>3.103966853</text:p>
          </table:table-cell>
          <table:table-cell office:value-type="float" office:value="3.0903329027821198" table:style-name="ce1">
            <text:p>3.090332903</text:p>
          </table:table-cell>
          <table:table-cell office:value-type="float" office:value="3.0775820911211298" table:style-name="ce1">
            <text:p>3.077582091</text:p>
          </table:table-cell>
          <table:table-cell office:value-type="float" office:value="3.0732422387251002" table:style-name="ce1">
            <text:p>3.073242239</text:p>
          </table:table-cell>
          <table:table-cell office:value-type="float" office:value="3.0579454798988399" table:style-name="ce1">
            <text:p>3.05794548</text:p>
          </table:table-cell>
          <table:table-cell office:value-type="float" office:value="3.0883797069730101" table:style-name="ce1">
            <text:p>3.088379707</text:p>
          </table:table-cell>
          <table:table-cell office:value-type="float" office:value="3.0840515490050699" table:style-name="ce1">
            <text:p>3.084051549</text:p>
          </table:table-cell>
          <table:table-cell office:value-type="float" office:value="3.0684967402641301" table:style-name="ce1">
            <text:p>3.06849674</text:p>
          </table:table-cell>
          <table:table-cell office:value-type="float" office:value="3.0531039607808999" table:style-name="ce1">
            <text:p>3.053103961</text:p>
          </table:table-cell>
          <table:table-cell office:value-type="float" office:value="3.0378706919659" table:style-name="ce1">
            <text:p>3.037870692</text:p>
          </table:table-cell>
          <table:table-cell office:value-type="float" office:value="3.0232293563340602" table:style-name="ce1">
            <text:p>3.023229356</text:p>
          </table:table-cell>
          <table:table-cell office:value-type="float" office:value="3.0087381882471602" table:style-name="ce1">
            <text:p>3.008738188</text:p>
          </table:table-cell>
          <table:table-cell office:value-type="float" office:value="2.99494557605568" table:style-name="ce1">
            <text:p>2.994945576</text:p>
          </table:table-cell>
          <table:table-cell office:value-type="float" office:value="2.97981743929091" table:style-name="ce1">
            <text:p>2.979817439</text:p>
          </table:table-cell>
          <table:table-cell office:value-type="float" office:value="2.9648421119884198" table:style-name="ce1">
            <text:p>2.964842112</text:p>
          </table:table-cell>
          <table:table-cell office:value-type="float" office:value="2.95001729048797" table:style-name="ce1">
            <text:p>2.95001729</text:p>
          </table:table-cell>
          <table:table-cell office:value-type="float" office:value="2.9353407172025099" table:style-name="ce1">
            <text:p>2.935340717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24.323959957736701" table:style-name="ce1">
            <text:p>24.32395996</text:p>
          </table:table-cell>
          <table:table-cell office:value-type="string" table:style-name="ce1">
            <text:p><text:s/>global min</text:p>
          </table:table-cell>
          <table:table-cell office:value-type="float" office:value="-17.6163120579834" table:style-name="ce1">
            <text:p>-17.61631206</text:p>
          </table:table-cell>
          <table:table-cell office:value-type="string" table:style-name="ce1">
            <text:p><text:s/>range</text:p>
          </table:table-cell>
          <table:table-cell office:value-type="float" office:value="41.940272015719998" table:style-name="ce1">
            <text:p>41.94027202</text:p>
          </table:table-cell>
          <table:table-cell office:value-type="string" table:style-name="ce1">
            <text:p><text:s/>regret</text:p>
          </table:table-cell>
          <table:table-cell office:value-type="float" office:value="17.012665633445199" table:style-name="ce1">
            <text:p>17.01266563</text:p>
          </table:table-cell>
          <table:table-cell office:value-type="float" office:value="20.349856204353799" table:style-name="ce1">
            <text:p>20.3498562</text:p>
          </table:table-cell>
          <table:table-cell office:value-type="float" office:value="21.360307407311801" table:style-name="ce1">
            <text:p>21.36030741</text:p>
          </table:table-cell>
          <table:table-cell office:value-type="float" office:value="17.404637040402701" table:style-name="ce1">
            <text:p>17.40463704</text:p>
          </table:table-cell>
          <table:table-cell office:value-type="float" office:value="16.421153795682201" table:style-name="ce1">
            <text:p>16.4211538</text:p>
          </table:table-cell>
          <table:table-cell office:value-type="float" office:value="19.627646557957199" table:style-name="ce1">
            <text:p>19.62764656</text:p>
          </table:table-cell>
          <table:table-cell office:value-type="float" office:value="21.160094550618901" table:style-name="ce1">
            <text:p>21.16009455</text:p>
          </table:table-cell>
          <table:table-cell office:value-type="float" office:value="22.198237394562799" table:style-name="ce1">
            <text:p>22.19823739</text:p>
          </table:table-cell>
          <table:table-cell office:value-type="float" office:value="20.458341297132101" table:style-name="ce1">
            <text:p>20.4583413</text:p>
          </table:table-cell>
          <table:table-cell office:value-type="float" office:value="18.9142232661397" table:style-name="ce1">
            <text:p>18.91422327</text:p>
          </table:table-cell>
          <table:table-cell office:value-type="float" office:value="19.764402477089899" table:style-name="ce1">
            <text:p>19.76440248</text:p>
          </table:table-cell>
          <table:table-cell office:value-type="float" office:value="19.5351754201745" table:style-name="ce1">
            <text:p>19.53517542</text:p>
          </table:table-cell>
          <table:table-cell office:value-type="float" office:value="19.828119064466499" table:style-name="ce1">
            <text:p>19.82811906</text:p>
          </table:table-cell>
          <table:table-cell office:value-type="float" office:value="21.054590398129299" table:style-name="ce1">
            <text:p>21.0545904</text:p>
          </table:table-cell>
          <table:table-cell office:value-type="float" office:value="21.9845899683135" table:style-name="ce1">
            <text:p>21.98458997</text:p>
          </table:table-cell>
          <table:table-cell office:value-type="float" office:value="20.6124030405676" table:style-name="ce1">
            <text:p>20.61240304</text:p>
          </table:table-cell>
          <table:table-cell office:value-type="float" office:value="20.976939436196801" table:style-name="ce1">
            <text:p>20.97693944</text:p>
          </table:table-cell>
          <table:table-cell office:value-type="float" office:value="19.811553911963699" table:style-name="ce1">
            <text:p>19.81155391</text:p>
          </table:table-cell>
          <table:table-cell office:value-type="float" office:value="18.768840548176101" table:style-name="ce1">
            <text:p>18.76884055</text:p>
          </table:table-cell>
          <table:table-cell office:value-type="float" office:value="17.830504388846201" table:style-name="ce1">
            <text:p>17.83050439</text:p>
          </table:table-cell>
          <table:table-cell office:value-type="float" office:value="16.9977027831352" table:style-name="ce1">
            <text:p>16.99770278</text:p>
          </table:table-cell>
          <table:table-cell office:value-type="float" office:value="17.181530176612501" table:style-name="ce1">
            <text:p>17.18153018</text:p>
          </table:table-cell>
          <table:table-cell office:value-type="float" office:value="16.461301759874001" table:style-name="ce1">
            <text:p>16.46130176</text:p>
          </table:table-cell>
          <table:table-cell office:value-type="float" office:value="17.119665341402101" table:style-name="ce1">
            <text:p>17.11966534</text:p>
          </table:table-cell>
          <table:table-cell office:value-type="float" office:value="16.455333784541001" table:style-name="ce1">
            <text:p>16.45533378</text:p>
          </table:table-cell>
          <table:table-cell office:value-type="float" office:value="15.8395315913794" table:style-name="ce1">
            <text:p>15.83953159</text:p>
          </table:table-cell>
          <table:table-cell office:value-type="float" office:value="15.5043681729239" table:style-name="ce1">
            <text:p>15.50436817</text:p>
          </table:table-cell>
          <table:table-cell office:value-type="float" office:value="15.967355490178299" table:style-name="ce1">
            <text:p>15.96735549</text:p>
          </table:table-cell>
          <table:table-cell office:value-type="float" office:value="16.191723566317599" table:style-name="ce1">
            <text:p>16.19172357</text:p>
          </table:table-cell>
          <table:table-cell office:value-type="float" office:value="15.6928020763945" table:style-name="ce1">
            <text:p>15.69280208</text:p>
          </table:table-cell>
          <table:table-cell office:value-type="float" office:value="16.367676655735899" table:style-name="ce1">
            <text:p>16.36767666</text:p>
          </table:table-cell>
          <table:table-cell office:value-type="float" office:value="16.9189011174571" table:style-name="ce1">
            <text:p>16.91890112</text:p>
          </table:table-cell>
          <table:table-cell office:value-type="float" office:value="16.4116624705003" table:style-name="ce1">
            <text:p>16.41166247</text:p>
          </table:table-cell>
          <table:table-cell office:value-type="float" office:value="15.944006998423101" table:style-name="ce1">
            <text:p>15.944007</text:p>
          </table:table-cell>
          <table:table-cell office:value-type="float" office:value="15.501163277391999" table:style-name="ce1">
            <text:p>15.50116328</text:p>
          </table:table-cell>
          <table:table-cell office:value-type="float" office:value="15.0904421009435" table:style-name="ce1">
            <text:p>15.0904421</text:p>
          </table:table-cell>
          <table:table-cell office:value-type="float" office:value="14.6906630354407" table:style-name="ce1">
            <text:p>14.69066304</text:p>
          </table:table-cell>
          <table:table-cell office:value-type="float" office:value="14.3228877167513" table:style-name="ce1">
            <text:p>14.32288772</text:p>
          </table:table-cell>
          <table:table-cell office:value-type="float" office:value="14.423393781118" table:style-name="ce1">
            <text:p>14.42339378</text:p>
          </table:table-cell>
          <table:table-cell office:value-type="float" office:value="14.073920855648501" table:style-name="ce1">
            <text:p>14.07392086</text:p>
          </table:table-cell>
          <table:table-cell office:value-type="float" office:value="13.735045365703" table:style-name="ce1">
            <text:p>13.73504537</text:p>
          </table:table-cell>
          <table:table-cell office:value-type="float" office:value="13.420196105087999" table:style-name="ce1">
            <text:p>13.42019611</text:p>
          </table:table-cell>
          <table:table-cell office:value-type="float" office:value="13.1122851670135" table:style-name="ce1">
            <text:p>13.11228517</text:p>
          </table:table-cell>
          <table:table-cell office:value-type="float" office:value="12.8210654286117" table:style-name="ce1">
            <text:p>12.82106543</text:p>
          </table:table-cell>
          <table:table-cell office:value-type="float" office:value="12.5460301249168" table:style-name="ce1">
            <text:p>12.54603012</text:p>
          </table:table-cell>
          <table:table-cell office:value-type="float" office:value="12.277771359783999" table:style-name="ce1">
            <text:p>12.27777136</text:p>
          </table:table-cell>
          <table:table-cell office:value-type="float" office:value="12.020927861252501" table:style-name="ce1">
            <text:p>12.02092786</text:p>
          </table:table-cell>
          <table:table-cell office:value-type="float" office:value="11.7797517966918" table:style-name="ce1">
            <text:p>11.7797518</text:p>
          </table:table-cell>
          <table:table-cell office:value-type="float" office:value="11.549784952267" table:style-name="ce1">
            <text:p>11.54978495</text:p>
          </table:table-cell>
          <table:table-cell office:value-type="float" office:value="11.3256226665999" table:style-name="ce1">
            <text:p>11.32562267</text:p>
          </table:table-cell>
          <table:table-cell office:value-type="float" office:value="11.1075933384079" table:style-name="ce1">
            <text:p>11.10759334</text:p>
          </table:table-cell>
          <table:table-cell office:value-type="float" office:value="11.000478580739999" table:style-name="ce1">
            <text:p>11.00047858</text:p>
          </table:table-cell>
          <table:table-cell office:value-type="float" office:value="10.8013087351097" table:style-name="ce1">
            <text:p>10.80130874</text:p>
          </table:table-cell>
          <table:table-cell office:value-type="float" office:value="10.614528960853001" table:style-name="ce1">
            <text:p>10.61452896</text:p>
          </table:table-cell>
          <table:table-cell office:value-type="float" office:value="10.4231731973391" table:style-name="ce1">
            <text:p>10.4231732</text:p>
          </table:table-cell>
          <table:table-cell office:value-type="float" office:value="10.2386515682365" table:style-name="ce1">
            <text:p>10.23865157</text:p>
          </table:table-cell>
          <table:table-cell office:value-type="float" office:value="10.064264991203199" table:style-name="ce1">
            <text:p>10.06426499</text:p>
          </table:table-cell>
          <table:table-cell office:value-type="float" office:value="9.8913770356100397" table:style-name="ce1">
            <text:p>9.891377036</text:p>
          </table:table-cell>
          <table:table-cell office:value-type="float" office:value="9.7287878769952592" table:style-name="ce1">
            <text:p>9.728787877</text:p>
          </table:table-cell>
          <table:table-cell office:value-type="float" office:value="9.5723359235272394" table:style-name="ce1">
            <text:p>9.572335924</text:p>
          </table:table-cell>
          <table:table-cell office:value-type="float" office:value="9.4226988880978997" table:style-name="ce1">
            <text:p>9.422698888</text:p>
          </table:table-cell>
          <table:table-cell office:value-type="float" office:value="9.2778888538114401" table:style-name="ce1">
            <text:p>9.277888854</text:p>
          </table:table-cell>
          <table:table-cell office:value-type="float" office:value="9.1312043254461894" table:style-name="ce1">
            <text:p>9.131204325</text:p>
          </table:table-cell>
          <table:table-cell office:value-type="float" office:value="8.9954742072726201" table:style-name="ce1">
            <text:p>8.995474207</text:p>
          </table:table-cell>
          <table:table-cell office:value-type="float" office:value="8.8586915053361395" table:style-name="ce1">
            <text:p>8.858691505</text:p>
          </table:table-cell>
          <table:table-cell office:value-type="float" office:value="8.7260537337613808" table:style-name="ce1">
            <text:p>8.726053734</text:p>
          </table:table-cell>
          <table:table-cell office:value-type="float" office:value="8.59889064712028" table:style-name="ce1">
            <text:p>8.598890647</text:p>
          </table:table-cell>
          <table:table-cell office:value-type="float" office:value="8.4789727958734709" table:style-name="ce1">
            <text:p>8.478972796</text:p>
          </table:table-cell>
          <table:table-cell office:value-type="float" office:value="8.35907647895948" table:style-name="ce1">
            <text:p>8.359076479</text:p>
          </table:table-cell>
          <table:table-cell office:value-type="float" office:value="8.2401862945000701" table:style-name="ce1">
            <text:p>8.240186295</text:p>
          </table:table-cell>
          <table:table-cell office:value-type="float" office:value="8.1283332013006007" table:style-name="ce1">
            <text:p>8.128333201</text:p>
          </table:table-cell>
          <table:table-cell office:value-type="float" office:value="8.0183025586270897" table:style-name="ce1">
            <text:p>8.018302559</text:p>
          </table:table-cell>
          <table:table-cell office:value-type="float" office:value="8.0801549396155199" table:style-name="ce1">
            <text:p>8.08015494</text:p>
          </table:table-cell>
          <table:table-cell office:value-type="float" office:value="7.9769700993820303" table:style-name="ce1">
            <text:p>7.976970099</text:p>
          </table:table-cell>
          <table:table-cell office:value-type="float" office:value="7.8720051458089602" table:style-name="ce1">
            <text:p>7.872005146</text:p>
          </table:table-cell>
          <table:table-cell office:value-type="float" office:value="7.7698024278562396" table:style-name="ce1">
            <text:p>7.769802428</text:p>
          </table:table-cell>
          <table:table-cell office:value-type="float" office:value="7.6746683283040404" table:style-name="ce1">
            <text:p>7.674668328</text:p>
          </table:table-cell>
          <table:table-cell office:value-type="float" office:value="7.5776161520617098" table:style-name="ce1">
            <text:p>7.577616152</text:p>
          </table:table-cell>
          <table:table-cell office:value-type="float" office:value="7.48302099293943" table:style-name="ce1">
            <text:p>7.483020993</text:p>
          </table:table-cell>
          <table:table-cell office:value-type="float" office:value="7.3920598171377803" table:style-name="ce1">
            <text:p>7.392059817</text:p>
          </table:table-cell>
          <table:table-cell office:value-type="float" office:value="7.3044864450414897" table:style-name="ce1">
            <text:p>7.304486445</text:p>
          </table:table-cell>
          <table:table-cell office:value-type="float" office:value="7.2208277903743703" table:style-name="ce1">
            <text:p>7.22082779</text:p>
          </table:table-cell>
          <table:table-cell office:value-type="float" office:value="7.1391850069040403" table:style-name="ce1">
            <text:p>7.139185007</text:p>
          </table:table-cell>
          <table:table-cell office:value-type="float" office:value="7.0542199158882601" table:style-name="ce1">
            <text:p>7.054219916</text:p>
          </table:table-cell>
          <table:table-cell office:value-type="float" office:value="6.97645823172883" table:style-name="ce1">
            <text:p>6.976458232</text:p>
          </table:table-cell>
          <table:table-cell office:value-type="float" office:value="6.8977334491367301" table:style-name="ce1">
            <text:p>6.897733449</text:p>
          </table:table-cell>
          <table:table-cell office:value-type="float" office:value="6.8196514391627598" table:style-name="ce1">
            <text:p>6.819651439</text:p>
          </table:table-cell>
          <table:table-cell office:value-type="float" office:value="6.74334402032457" table:style-name="ce1">
            <text:p>6.74334402</text:p>
          </table:table-cell>
          <table:table-cell office:value-type="float" office:value="6.6679891837681202" table:style-name="ce1">
            <text:p>6.667989184</text:p>
          </table:table-cell>
          <table:table-cell office:value-type="float" office:value="6.59721837814112" table:style-name="ce1">
            <text:p>6.597218378</text:p>
          </table:table-cell>
          <table:table-cell office:value-type="float" office:value="6.5269866039726301" table:style-name="ce1">
            <text:p>6.526986604</text:p>
          </table:table-cell>
          <table:table-cell office:value-type="float" office:value="6.4608723665635504" table:style-name="ce1">
            <text:p>6.460872367</text:p>
          </table:table-cell>
          <table:table-cell office:value-type="float" office:value="6.3917959278564203" table:style-name="ce1">
            <text:p>6.391795928</text:p>
          </table:table-cell>
          <table:table-cell office:value-type="float" office:value="6.3269748719998402" table:style-name="ce1">
            <text:p>6.326974872</text:p>
          </table:table-cell>
          <table:table-cell office:value-type="float" office:value="6.2668622585222398" table:style-name="ce1">
            <text:p>6.266862259</text:p>
          </table:table-cell>
          <table:table-cell office:value-type="float" office:value="6.2015824433292996" table:style-name="ce1">
            <text:p>6.201582443</text:p>
          </table:table-cell>
          <table:table-cell office:value-type="float" office:value="6.1407271261541396" table:style-name="ce1">
            <text:p>6.140727126</text:p>
          </table:table-cell>
          <table:table-cell office:value-type="float" office:value="6.0784417837117601" table:style-name="ce1">
            <text:p>6.078441784</text:p>
          </table:table-cell>
          <table:table-cell office:value-type="float" office:value="6.0215330461221201" table:style-name="ce1">
            <text:p>6.021533046</text:p>
          </table:table-cell>
          <table:table-cell office:value-type="float" office:value="5.96236370147491" table:style-name="ce1">
            <text:p>5.962363701</text:p>
          </table:table-cell>
          <table:table-cell office:value-type="float" office:value="5.9077311575230604" table:style-name="ce1">
            <text:p>5.907731158</text:p>
          </table:table-cell>
          <table:table-cell office:value-type="float" office:value="5.8501726517316603" table:style-name="ce1">
            <text:p>5.850172652</text:p>
          </table:table-cell>
          <table:table-cell office:value-type="float" office:value="5.7937317868294302" table:style-name="ce1">
            <text:p>5.793731787</text:p>
          </table:table-cell>
          <table:table-cell office:value-type="float" office:value="5.7439485637986403" table:style-name="ce1">
            <text:p>5.743948564</text:p>
          </table:table-cell>
          <table:table-cell office:value-type="float" office:value="5.6902404687281898" table:style-name="ce1">
            <text:p>5.690240469</text:p>
          </table:table-cell>
          <table:table-cell office:value-type="float" office:value="5.6423728849819597" table:style-name="ce1">
            <text:p>5.642372885</text:p>
          </table:table-cell>
          <table:table-cell office:value-type="float" office:value="5.5899840128494303" table:style-name="ce1">
            <text:p>5.589984013</text:p>
          </table:table-cell>
          <table:table-cell office:value-type="float" office:value="5.5382445068191402" table:style-name="ce1">
            <text:p>5.538244507</text:p>
          </table:table-cell>
          <table:table-cell office:value-type="float" office:value="5.4930888378724303" table:style-name="ce1">
            <text:p>5.493088838</text:p>
          </table:table-cell>
          <table:table-cell office:value-type="float" office:value="5.4496534932121801" table:style-name="ce1">
            <text:p>5.449653493</text:p>
          </table:table-cell>
          <table:table-cell office:value-type="float" office:value="5.4005575157958603" table:style-name="ce1">
            <text:p>5.400557516</text:p>
          </table:table-cell>
          <table:table-cell office:value-type="float" office:value="5.3523382522619602" table:style-name="ce1">
            <text:p>5.352338252</text:p>
          </table:table-cell>
          <table:table-cell office:value-type="float" office:value="5.3089058496962602" table:style-name="ce1">
            <text:p>5.30890585</text:p>
          </table:table-cell>
          <table:table-cell office:value-type="float" office:value="5.2623550734847004" table:style-name="ce1">
            <text:p>5.262355073</text:p>
          </table:table-cell>
          <table:table-cell office:value-type="float" office:value="5.22195439103377" table:style-name="ce1">
            <text:p>5.221954391</text:p>
          </table:table-cell>
          <table:table-cell office:value-type="float" office:value="5.1769557959522503" table:style-name="ce1">
            <text:p>5.176955796</text:p>
          </table:table-cell>
          <table:table-cell office:value-type="float" office:value="5.1330225290364302" table:style-name="ce1">
            <text:p>5.133022529</text:p>
          </table:table-cell>
          <table:table-cell office:value-type="float" office:value="5.0895402818545801" table:style-name="ce1">
            <text:p>5.089540282</text:p>
          </table:table-cell>
          <table:table-cell office:value-type="float" office:value="5.0467888287430203" table:style-name="ce1">
            <text:p>5.046788829</text:p>
          </table:table-cell>
          <table:table-cell office:value-type="float" office:value="5.0098678934337197" table:style-name="ce1">
            <text:p>5.009867893</text:p>
          </table:table-cell>
          <table:table-cell office:value-type="float" office:value="4.96876785767643" table:style-name="ce1">
            <text:p>4.968767858</text:p>
          </table:table-cell>
          <table:table-cell office:value-type="float" office:value="4.9330916997579903" table:style-name="ce1">
            <text:p>4.9330917</text:p>
          </table:table-cell>
          <table:table-cell office:value-type="float" office:value="4.8930024774963696" table:style-name="ce1">
            <text:p>4.893002477</text:p>
          </table:table-cell>
          <table:table-cell office:value-type="float" office:value="4.8585127526103298" table:style-name="ce1">
            <text:p>4.858512753</text:p>
          </table:table-cell>
          <table:table-cell office:value-type="float" office:value="4.8261457520518096" table:style-name="ce1">
            <text:p>4.826145752</text:p>
          </table:table-cell>
          <table:table-cell office:value-type="float" office:value="4.7942925134069103" table:style-name="ce1">
            <text:p>4.794292513</text:p>
          </table:table-cell>
          <table:table-cell office:value-type="float" office:value="4.7565588507940797" table:style-name="ce1">
            <text:p>4.756558851</text:p>
          </table:table-cell>
          <table:table-cell office:value-type="float" office:value="4.7194147766595798" table:style-name="ce1">
            <text:p>4.719414777</text:p>
          </table:table-cell>
          <table:table-cell office:value-type="float" office:value="4.6828301659878004" table:style-name="ce1">
            <text:p>4.682830166</text:p>
          </table:table-cell>
          <table:table-cell office:value-type="float" office:value="4.6468083954802104" table:style-name="ce1">
            <text:p>4.646808395</text:p>
          </table:table-cell>
          <table:table-cell office:value-type="float" office:value="4.6113365756673801" table:style-name="ce1">
            <text:p>4.611336576</text:p>
          </table:table-cell>
          <table:table-cell office:value-type="float" office:value="4.5764182482879203" table:style-name="ce1">
            <text:p>4.576418248</text:p>
          </table:table-cell>
          <table:table-cell office:value-type="float" office:value="4.54200908852635" table:style-name="ce1">
            <text:p>4.542009089</text:p>
          </table:table-cell>
          <table:table-cell office:value-type="float" office:value="4.5081134983134703" table:style-name="ce1">
            <text:p>4.508113498</text:p>
          </table:table-cell>
          <table:table-cell office:value-type="float" office:value="4.4792850767824604" table:style-name="ce1">
            <text:p>4.479285077</text:p>
          </table:table-cell>
          <table:table-cell office:value-type="float" office:value="4.4523244341796104" table:style-name="ce1">
            <text:p>4.452324434</text:p>
          </table:table-cell>
          <table:table-cell office:value-type="float" office:value="4.4198411708759497" table:style-name="ce1">
            <text:p>4.419841171</text:p>
          </table:table-cell>
          <table:table-cell office:value-type="float" office:value="4.3878286795042296" table:style-name="ce1">
            <text:p>4.38782868</text:p>
          </table:table-cell>
          <table:table-cell office:value-type="float" office:value="4.3562767995191498" table:style-name="ce1">
            <text:p>4.3562768</text:p>
          </table:table-cell>
          <table:table-cell office:value-type="float" office:value="4.3251756606767104" table:style-name="ce1">
            <text:p>4.325175661</text:p>
          </table:table-cell>
          <table:table-cell office:value-type="float" office:value="4.2945156727398501" table:style-name="ce1">
            <text:p>4.294515673</text:p>
          </table:table-cell>
          <table:table-cell office:value-type="float" office:value="4.2642875156189897" table:style-name="ce1">
            <text:p>4.264287516</text:p>
          </table:table-cell>
          <table:table-cell office:value-type="float" office:value="4.2475036570935796" table:style-name="ce1">
            <text:p>4.247503657</text:p>
          </table:table-cell>
          <table:table-cell office:value-type="float" office:value="4.22008083084528" table:style-name="ce1">
            <text:p>4.220080831</text:p>
          </table:table-cell>
          <table:table-cell office:value-type="float" office:value="4.19118095700758" table:style-name="ce1">
            <text:p>4.191180957</text:p>
          </table:table-cell>
          <table:table-cell office:value-type="float" office:value="4.1626769718526004" table:style-name="ce1">
            <text:p>4.162676972</text:p>
          </table:table-cell>
          <table:table-cell office:value-type="float" office:value="4.1345607960194499" table:style-name="ce1">
            <text:p>4.134560796</text:p>
          </table:table-cell>
          <table:table-cell office:value-type="float" office:value="4.10682456850836" table:style-name="ce1">
            <text:p>4.106824569</text:p>
          </table:table-cell>
          <table:table-cell office:value-type="float" office:value="4.0822450530307099" table:style-name="ce1">
            <text:p>4.082245053</text:p>
          </table:table-cell>
          <table:table-cell office:value-type="float" office:value="4.0550300860105004" table:style-name="ce1">
            <text:p>4.055030086</text:p>
          </table:table-cell>
          <table:table-cell office:value-type="float" office:value="4.0281896043917396" table:style-name="ce1">
            <text:p>4.028189604</text:p>
          </table:table-cell>
          <table:table-cell office:value-type="float" office:value="4.00170228700481" table:style-name="ce1">
            <text:p>4.001702287</text:p>
          </table:table-cell>
          <table:table-cell office:value-type="float" office:value="3.9755473700962898" table:style-name="ce1">
            <text:p>3.97554737</text:p>
          </table:table-cell>
          <table:table-cell office:value-type="float" office:value="3.9537339234828499" table:style-name="ce1">
            <text:p>3.953733923</text:p>
          </table:table-cell>
          <table:table-cell office:value-type="float" office:value="3.9282396230834702" table:style-name="ce1">
            <text:p>3.928239623</text:p>
          </table:table-cell>
          <table:table-cell office:value-type="float" office:value="3.9030721726892001" table:style-name="ce1">
            <text:p>3.903072173</text:p>
          </table:table-cell>
          <table:table-cell office:value-type="float" office:value="3.8782253267585598" table:style-name="ce1">
            <text:p>3.878225327</text:p>
          </table:table-cell>
          <table:table-cell office:value-type="float" office:value="3.8536929978650099" table:style-name="ce1">
            <text:p>3.853692998</text:p>
          </table:table-cell>
          <table:table-cell office:value-type="float" office:value="3.8294692517248499" table:style-name="ce1">
            <text:p>3.829469252</text:p>
          </table:table-cell>
          <table:table-cell office:value-type="float" office:value="3.8055483024114301" table:style-name="ce1">
            <text:p>3.805548302</text:p>
          </table:table-cell>
          <table:table-cell office:value-type="float" office:value="3.78192450774787" table:style-name="ce1">
            <text:p>3.781924508</text:p>
          </table:table-cell>
          <table:table-cell office:value-type="float" office:value="3.7585792947370802" table:style-name="ce1">
            <text:p>3.758579295</text:p>
          </table:table-cell>
          <table:table-cell office:value-type="float" office:value="3.7382473773603899" table:style-name="ce1">
            <text:p>3.738247377</text:p>
          </table:table-cell>
          <table:table-cell office:value-type="float" office:value="3.71921097013032" table:style-name="ce1">
            <text:p>3.71921097</text:p>
          </table:table-cell>
          <table:table-cell office:value-type="float" office:value="3.69936409614369" table:style-name="ce1">
            <text:p>3.699364096</text:p>
          </table:table-cell>
          <table:table-cell office:value-type="float" office:value="3.6770915254535401" table:style-name="ce1">
            <text:p>3.677091525</text:p>
          </table:table-cell>
          <table:table-cell office:value-type="float" office:value="3.6882324500896" table:style-name="ce1">
            <text:p>3.68823245</text:p>
          </table:table-cell>
          <table:table-cell office:value-type="float" office:value="3.66629128884846" table:style-name="ce1">
            <text:p>3.666291289</text:p>
          </table:table-cell>
          <table:table-cell office:value-type="float" office:value="3.6446097863202298" table:style-name="ce1">
            <text:p>3.644609786</text:p>
          </table:table-cell>
          <table:table-cell office:value-type="float" office:value="3.62318336029234" table:style-name="ce1">
            <text:p>3.62318336</text:p>
          </table:table-cell>
          <table:table-cell office:value-type="float" office:value="3.6045944328189199" table:style-name="ce1">
            <text:p>3.604594433</text:p>
          </table:table-cell>
          <table:table-cell office:value-type="float" office:value="3.5838512301095098" table:style-name="ce1">
            <text:p>3.58385123</text:p>
          </table:table-cell>
          <table:table-cell office:value-type="float" office:value="3.56314756612956" table:style-name="ce1">
            <text:p>3.563147566</text:p>
          </table:table-cell>
          <table:table-cell office:value-type="float" office:value="3.5426818752988098" table:style-name="ce1">
            <text:p>3.542681875</text:p>
          </table:table-cell>
          <table:table-cell office:value-type="float" office:value="3.5224500780775498" table:style-name="ce1">
            <text:p>3.522450078</text:p>
          </table:table-cell>
          <table:table-cell office:value-type="float" office:value="3.6079019876583001" table:style-name="ce1">
            <text:p>3.607901988</text:p>
          </table:table-cell>
          <table:table-cell office:value-type="float" office:value="3.59100014926265" table:style-name="ce1">
            <text:p>3.591000149</text:p>
          </table:table-cell>
          <table:table-cell office:value-type="float" office:value="3.5710325280128701" table:style-name="ce1">
            <text:p>3.571032528</text:p>
          </table:table-cell>
          <table:table-cell office:value-type="float" office:value="3.5512880086764902" table:style-name="ce1">
            <text:p>3.551288009</text:p>
          </table:table-cell>
          <table:table-cell office:value-type="float" office:value="3.5317628728882902" table:style-name="ce1">
            <text:p>3.531762873</text:p>
          </table:table-cell>
          <table:table-cell office:value-type="float" office:value="3.51245348445687" table:style-name="ce1">
            <text:p>3.512453484</text:p>
          </table:table-cell>
          <table:table-cell office:value-type="float" office:value="3.49335628710711" table:style-name="ce1">
            <text:p>3.493356287</text:p>
          </table:table-cell>
          <table:table-cell office:value-type="float" office:value="3.4748384854365901" table:style-name="ce1">
            <text:p>3.474838485</text:p>
          </table:table-cell>
          <table:table-cell office:value-type="float" office:value="3.4561532956613998" table:style-name="ce1">
            <text:p>3.456153296</text:p>
          </table:table-cell>
          <table:table-cell office:value-type="float" office:value="3.43767010793783" table:style-name="ce1">
            <text:p>3.437670108</text:p>
          </table:table-cell>
          <table:table-cell office:value-type="float" office:value="3.41938566416828" table:style-name="ce1">
            <text:p>3.419385664</text:p>
          </table:table-cell>
          <table:table-cell office:value-type="float" office:value="3.4012967759470598" table:style-name="ce1">
            <text:p>3.401296776</text:p>
          </table:table-cell>
          <table:table-cell office:value-type="float" office:value="3.3834003227069198" table:style-name="ce1">
            <text:p>3.383400323</text:p>
          </table:table-cell>
          <table:table-cell office:value-type="float" office:value="3.3655099366691998" table:style-name="ce1">
            <text:p>3.365509937</text:p>
          </table:table-cell>
          <table:table-cell office:value-type="float" office:value="3.3479525113413602" table:style-name="ce1">
            <text:p>3.347952511</text:p>
          </table:table-cell>
          <table:table-cell office:value-type="float" office:value="3.33097160071341" table:style-name="ce1">
            <text:p>3.330971601</text:p>
          </table:table-cell>
          <table:table-cell office:value-type="float" office:value="3.3145604245007498" table:style-name="ce1">
            <text:p>3.314560425</text:p>
          </table:table-cell>
          <table:table-cell office:value-type="float" office:value="3.2979284978525598" table:style-name="ce1">
            <text:p>3.297928498</text:p>
          </table:table-cell>
          <table:table-cell office:value-type="float" office:value="3.28269005543536" table:style-name="ce1">
            <text:p>3.282690055</text:p>
          </table:table-cell>
          <table:table-cell office:value-type="float" office:value="3.26677895652483" table:style-name="ce1">
            <text:p>3.266778957</text:p>
          </table:table-cell>
          <table:table-cell office:value-type="float" office:value="3.2505707065812901" table:style-name="ce1">
            <text:p>3.250570707</text:p>
          </table:table-cell>
          <table:table-cell office:value-type="float" office:value="3.2345270073985901" table:style-name="ce1">
            <text:p>3.234527007</text:p>
          </table:table-cell>
          <table:table-cell office:value-type="float" office:value="3.2192320575067201" table:style-name="ce1">
            <text:p>3.219232058</text:p>
          </table:table-cell>
          <table:table-cell office:value-type="float" office:value="3.2039596640915202" table:style-name="ce1">
            <text:p>3.203959664</text:p>
          </table:table-cell>
          <table:table-cell office:value-type="float" office:value="3.1884628586780699" table:style-name="ce1">
            <text:p>3.188462859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22.2283315206233" table:style-name="ce1">
            <text:p>22.22833152</text:p>
          </table:table-cell>
          <table:table-cell office:value-type="string" table:style-name="ce1">
            <text:p><text:s/>global min</text:p>
          </table:table-cell>
          <table:table-cell office:value-type="float" office:value="-20.062410325364301" table:style-name="ce1">
            <text:p>-20.06241033</text:p>
          </table:table-cell>
          <table:table-cell office:value-type="string" table:style-name="ce1">
            <text:p><text:s/>range</text:p>
          </table:table-cell>
          <table:table-cell office:value-type="float" office:value="42.290741845987597" table:style-name="ce1">
            <text:p>42.29074185</text:p>
          </table:table-cell>
          <table:table-cell office:value-type="string" table:style-name="ce1">
            <text:p><text:s/>regret</text:p>
          </table:table-cell>
          <table:table-cell office:value-type="float" office:value="6.7258248148296902" table:style-name="ce1">
            <text:p>6.725824815</text:p>
          </table:table-cell>
          <table:table-cell office:value-type="float" office:value="11.3095365396336" table:style-name="ce1">
            <text:p>11.30953654</text:p>
          </table:table-cell>
          <table:table-cell office:value-type="float" office:value="12.403297885568801" table:style-name="ce1">
            <text:p>12.40329789</text:p>
          </table:table-cell>
          <table:table-cell office:value-type="float" office:value="9.6464526130410793" table:style-name="ce1">
            <text:p>9.646452613</text:p>
          </table:table-cell>
          <table:table-cell office:value-type="float" office:value="7.72233194562682" table:style-name="ce1">
            <text:p>7.722331946</text:p>
          </table:table-cell>
          <table:table-cell office:value-type="float" office:value="7.0013863832508996" table:style-name="ce1">
            <text:p>7.001386383</text:p>
          </table:table-cell>
          <table:table-cell office:value-type="float" office:value="6.9498619818889402" table:style-name="ce1">
            <text:p>6.949861982</text:p>
          </table:table-cell>
          <table:table-cell office:value-type="float" office:value="8.7469604522430107" table:style-name="ce1">
            <text:p>8.746960452</text:p>
          </table:table-cell>
          <table:table-cell office:value-type="float" office:value="8.5038923864092002" table:style-name="ce1">
            <text:p>8.503892386</text:p>
          </table:table-cell>
          <table:table-cell office:value-type="float" office:value="9.9653679910590007" table:style-name="ce1">
            <text:p>9.965367991</text:p>
          </table:table-cell>
          <table:table-cell office:value-type="float" office:value="10.644411945761201" table:style-name="ce1">
            <text:p>10.64441195</text:p>
          </table:table-cell>
          <table:table-cell office:value-type="float" office:value="12.6639635590456" table:style-name="ce1">
            <text:p>12.66396356</text:p>
          </table:table-cell>
          <table:table-cell office:value-type="float" office:value="12.761436275225" table:style-name="ce1">
            <text:p>12.76143628</text:p>
          </table:table-cell>
          <table:table-cell office:value-type="float" office:value="12.962654389823101" table:style-name="ce1">
            <text:p>12.96265439</text:p>
          </table:table-cell>
          <table:table-cell office:value-type="float" office:value="14.1906976941909" table:style-name="ce1">
            <text:p>14.19069769</text:p>
          </table:table-cell>
          <table:table-cell office:value-type="float" office:value="15.9445668891204" table:style-name="ce1">
            <text:p>15.94456689</text:p>
          </table:table-cell>
          <table:table-cell office:value-type="float" office:value="16.479886366064299" table:style-name="ce1">
            <text:p>16.47988637</text:p>
          </table:table-cell>
          <table:table-cell office:value-type="float" office:value="16.9349465561254" table:style-name="ce1">
            <text:p>16.93494656</text:p>
          </table:table-cell>
          <table:table-cell office:value-type="float" office:value="16.6549718703941" table:style-name="ce1">
            <text:p>16.65497187</text:p>
          </table:table-cell>
          <table:table-cell office:value-type="float" office:value="15.8596310041473" table:style-name="ce1">
            <text:p>15.859631</text:p>
          </table:table-cell>
          <table:table-cell office:value-type="float" office:value="15.1278425854464" table:style-name="ce1">
            <text:p>15.12784259</text:p>
          </table:table-cell>
          <table:table-cell office:value-type="float" office:value="14.708090436996599" table:style-name="ce1">
            <text:p>14.70809044</text:p>
          </table:table-cell>
          <table:table-cell office:value-type="float" office:value="14.583085308532199" table:style-name="ce1">
            <text:p>14.58308531</text:p>
          </table:table-cell>
          <table:table-cell office:value-type="float" office:value="14.080476176548" table:style-name="ce1">
            <text:p>14.08047618</text:p>
          </table:table-cell>
          <table:table-cell office:value-type="float" office:value="13.522019818145001" table:style-name="ce1">
            <text:p>13.52201982</text:p>
          </table:table-cell>
          <table:table-cell office:value-type="float" office:value="13.021838165735099" table:style-name="ce1">
            <text:p>13.02183817</text:p>
          </table:table-cell>
          <table:table-cell office:value-type="float" office:value="12.547610016753101" table:style-name="ce1">
            <text:p>12.54761002</text:p>
          </table:table-cell>
          <table:table-cell office:value-type="float" office:value="12.65440514178" table:style-name="ce1">
            <text:p>12.65440514</text:p>
          </table:table-cell>
          <table:table-cell office:value-type="float" office:value="12.269599920636599" table:style-name="ce1">
            <text:p>12.26959992</text:p>
          </table:table-cell>
          <table:table-cell office:value-type="float" office:value="11.8861083708073" table:style-name="ce1">
            <text:p>11.88610837</text:p>
          </table:table-cell>
          <table:table-cell office:value-type="float" office:value="11.5043506545074" table:style-name="ce1">
            <text:p>11.50435065</text:p>
          </table:table-cell>
          <table:table-cell office:value-type="float" office:value="11.213814751644501" table:style-name="ce1">
            <text:p>11.21381475</text:p>
          </table:table-cell>
          <table:table-cell office:value-type="float" office:value="11.0478100771104" table:style-name="ce1">
            <text:p>11.04781008</text:p>
          </table:table-cell>
          <table:table-cell office:value-type="float" office:value="10.7737239270066" table:style-name="ce1">
            <text:p>10.77372393</text:p>
          </table:table-cell>
          <table:table-cell office:value-type="float" office:value="10.4813863429506" table:style-name="ce1">
            <text:p>10.48138634</text:p>
          </table:table-cell>
          <table:table-cell office:value-type="float" office:value="10.1953622544782" table:style-name="ce1">
            <text:p>10.19536225</text:p>
          </table:table-cell>
          <table:table-cell office:value-type="float" office:value="10.175943725396801" table:style-name="ce1">
            <text:p>10.17594373</text:p>
          </table:table-cell>
          <table:table-cell office:value-type="float" office:value="9.92927001456429" table:style-name="ce1">
            <text:p>9.929270015</text:p>
          </table:table-cell>
          <table:table-cell office:value-type="float" office:value="9.6819712287780195" table:style-name="ce1">
            <text:p>9.681971229</text:p>
          </table:table-cell>
          <table:table-cell office:value-type="float" office:value="9.4610012783379496" table:style-name="ce1">
            <text:p>9.461001278</text:p>
          </table:table-cell>
          <table:table-cell office:value-type="float" office:value="9.3187427269835403" table:style-name="ce1">
            <text:p>9.318742727</text:p>
          </table:table-cell>
          <table:table-cell office:value-type="float" office:value="9.1019812552241692" table:style-name="ce1">
            <text:p>9.101981255</text:p>
          </table:table-cell>
          <table:table-cell office:value-type="float" office:value="8.9040451197403492" table:style-name="ce1">
            <text:p>8.90404512</text:p>
          </table:table-cell>
          <table:table-cell office:value-type="float" office:value="8.7383035677708492" table:style-name="ce1">
            <text:p>8.738303568</text:p>
          </table:table-cell>
          <table:table-cell office:value-type="float" office:value="8.5504438744625997" table:style-name="ce1">
            <text:p>8.550443874</text:p>
          </table:table-cell>
          <table:table-cell office:value-type="float" office:value="8.3692967933486901" table:style-name="ce1">
            <text:p>8.369296793</text:p>
          </table:table-cell>
          <table:table-cell office:value-type="float" office:value="8.1972823375093498" table:style-name="ce1">
            <text:p>8.197282338</text:p>
          </table:table-cell>
          <table:table-cell office:value-type="float" office:value="8.0267633445577999" table:style-name="ce1">
            <text:p>8.026763345</text:p>
          </table:table-cell>
          <table:table-cell office:value-type="float" office:value="8.3735097087128505" table:style-name="ce1">
            <text:p>8.373509709</text:p>
          </table:table-cell>
          <table:table-cell office:value-type="float" office:value="8.2163854516483106" table:style-name="ce1">
            <text:p>8.216385452</text:p>
          </table:table-cell>
          <table:table-cell office:value-type="float" office:value="8.0568835157444791" table:style-name="ce1">
            <text:p>8.056883516</text:p>
          </table:table-cell>
          <table:table-cell office:value-type="float" office:value="7.9074168590743898" table:style-name="ce1">
            <text:p>7.907416859</text:p>
          </table:table-cell>
          <table:table-cell office:value-type="float" office:value="7.7689043603234502" table:style-name="ce1">
            <text:p>7.76890436</text:p>
          </table:table-cell>
          <table:table-cell office:value-type="float" office:value="7.6278554329845702" table:style-name="ce1">
            <text:p>7.627855433</text:p>
          </table:table-cell>
          <table:table-cell office:value-type="float" office:value="7.4999076511015703" table:style-name="ce1">
            <text:p>7.499907651</text:p>
          </table:table-cell>
          <table:table-cell office:value-type="float" office:value="7.3761230685855903" table:style-name="ce1">
            <text:p>7.376123069</text:p>
          </table:table-cell>
          <table:table-cell office:value-type="float" office:value="7.2582203315467799" table:style-name="ce1">
            <text:p>7.258220332</text:p>
          </table:table-cell>
          <table:table-cell office:value-type="float" office:value="7.1330786016925298" table:style-name="ce1">
            <text:p>7.133078602</text:p>
          </table:table-cell>
          <table:table-cell office:value-type="float" office:value="7.0265012815881898" table:style-name="ce1">
            <text:p>7.026501282</text:p>
          </table:table-cell>
          <table:table-cell office:value-type="float" office:value="6.9098237481612204" table:style-name="ce1">
            <text:p>6.909823748</text:p>
          </table:table-cell>
          <table:table-cell office:value-type="float" office:value="6.7972755357037604" table:style-name="ce1">
            <text:p>6.797275536</text:p>
          </table:table-cell>
          <table:table-cell office:value-type="float" office:value="6.6883579107449398" table:style-name="ce1">
            <text:p>6.688357911</text:p>
          </table:table-cell>
          <table:table-cell office:value-type="float" office:value="6.9054090709067202" table:style-name="ce1">
            <text:p>6.905409071</text:p>
          </table:table-cell>
          <table:table-cell office:value-type="float" office:value="7.0710632431819898" table:style-name="ce1">
            <text:p>7.071063243</text:p>
          </table:table-cell>
          <table:table-cell office:value-type="float" office:value="6.9723648403234" table:style-name="ce1">
            <text:p>6.97236484</text:p>
          </table:table-cell>
          <table:table-cell office:value-type="float" office:value="6.8745607799470703" table:style-name="ce1">
            <text:p>6.87456078</text:p>
          </table:table-cell>
          <table:table-cell office:value-type="float" office:value="6.7719553951717399" table:style-name="ce1">
            <text:p>6.771955395</text:p>
          </table:table-cell>
          <table:table-cell office:value-type="float" office:value="6.67236781583098" table:style-name="ce1">
            <text:p>6.672367816</text:p>
          </table:table-cell>
          <table:table-cell office:value-type="float" office:value="6.7432399125499902" table:style-name="ce1">
            <text:p>6.743239913</text:p>
          </table:table-cell>
          <table:table-cell office:value-type="float" office:value="7.0026989716718004" table:style-name="ce1">
            <text:p>7.002698972</text:p>
          </table:table-cell>
          <table:table-cell office:value-type="float" office:value="6.9424936246003996" table:style-name="ce1">
            <text:p>6.942493625</text:p>
          </table:table-cell>
          <table:table-cell office:value-type="float" office:value="6.8592066726408003" table:style-name="ce1">
            <text:p>6.859206673</text:p>
          </table:table-cell>
          <table:table-cell office:value-type="float" office:value="6.7658529207999196" table:style-name="ce1">
            <text:p>6.765852921</text:p>
          </table:table-cell>
          <table:table-cell office:value-type="float" office:value="6.6870665926685398" table:style-name="ce1">
            <text:p>6.687066593</text:p>
          </table:table-cell>
          <table:table-cell office:value-type="float" office:value="6.6163120231606998" table:style-name="ce1">
            <text:p>6.616312023</text:p>
          </table:table-cell>
          <table:table-cell office:value-type="float" office:value="6.53385475022825" table:style-name="ce1">
            <text:p>6.53385475</text:p>
          </table:table-cell>
          <table:table-cell office:value-type="float" office:value="6.4535392246447003" table:style-name="ce1">
            <text:p>6.453539225</text:p>
          </table:table-cell>
          <table:table-cell office:value-type="float" office:value="6.3806073554281904" table:style-name="ce1">
            <text:p>6.380607355</text:p>
          </table:table-cell>
          <table:table-cell office:value-type="float" office:value="6.3013780853222903" table:style-name="ce1">
            <text:p>6.301378085</text:p>
          </table:table-cell>
          <table:table-cell office:value-type="float" office:value="6.2261685763670096" table:style-name="ce1">
            <text:p>6.226168576</text:p>
          </table:table-cell>
          <table:table-cell office:value-type="float" office:value="6.1494493769002201" table:style-name="ce1">
            <text:p>6.149449377</text:p>
          </table:table-cell>
          <table:table-cell office:value-type="float" office:value="6.0787190098684398" table:style-name="ce1">
            <text:p>6.07871901</text:p>
          </table:table-cell>
          <table:table-cell office:value-type="float" office:value="6.0054814314362899" table:style-name="ce1">
            <text:p>6.005481431</text:p>
          </table:table-cell>
          <table:table-cell office:value-type="float" office:value="5.9340228561824899" table:style-name="ce1">
            <text:p>5.934022856</text:p>
          </table:table-cell>
          <table:table-cell office:value-type="float" office:value="5.8686876060976099" table:style-name="ce1">
            <text:p>5.868687606</text:p>
          </table:table-cell>
          <table:table-cell office:value-type="float" office:value="5.8045116953324598" table:style-name="ce1">
            <text:p>5.804511695</text:p>
          </table:table-cell>
          <table:table-cell office:value-type="float" office:value="5.7421670390524104" table:style-name="ce1">
            <text:p>5.742167039</text:p>
          </table:table-cell>
          <table:table-cell office:value-type="float" office:value="5.67694878985996" table:style-name="ce1">
            <text:p>5.67694879</text:p>
          </table:table-cell>
          <table:table-cell office:value-type="float" office:value="5.6226367047062" table:style-name="ce1">
            <text:p>5.622636705</text:p>
          </table:table-cell>
          <table:table-cell office:value-type="float" office:value="5.5602953348712001" table:style-name="ce1">
            <text:p>5.560295335</text:p>
          </table:table-cell>
          <table:table-cell office:value-type="float" office:value="5.5005282984117603" table:style-name="ce1">
            <text:p>5.500528298</text:p>
          </table:table-cell>
          <table:table-cell office:value-type="float" office:value="5.4410209177330504" table:style-name="ce1">
            <text:p>5.441020918</text:p>
          </table:table-cell>
          <table:table-cell office:value-type="float" office:value="5.3855757182832296" table:style-name="ce1">
            <text:p>5.385575718</text:p>
          </table:table-cell>
          <table:table-cell office:value-type="float" office:value="5.33131020392808" table:style-name="ce1">
            <text:p>5.331310204</text:p>
          </table:table-cell>
          <table:table-cell office:value-type="float" office:value="5.2781871214541001" table:style-name="ce1">
            <text:p>5.278187121</text:p>
          </table:table-cell>
          <table:table-cell office:value-type="float" office:value="5.2233348668122304" table:style-name="ce1">
            <text:p>5.223334867</text:p>
          </table:table-cell>
          <table:table-cell office:value-type="float" office:value="5.1696135864928703" table:style-name="ce1">
            <text:p>5.169613586</text:p>
          </table:table-cell>
          <table:table-cell office:value-type="float" office:value="5.1194257509271504" table:style-name="ce1">
            <text:p>5.119425751</text:p>
          </table:table-cell>
          <table:table-cell office:value-type="float" office:value="5.0685405081960901" table:style-name="ce1">
            <text:p>5.068540508</text:p>
          </table:table-cell>
          <table:table-cell office:value-type="float" office:value="5.0186729703196704" table:style-name="ce1">
            <text:p>5.01867297</text:p>
          </table:table-cell>
          <table:table-cell office:value-type="float" office:value="4.9697929084407901" table:style-name="ce1">
            <text:p>4.969792908</text:p>
          </table:table-cell>
          <table:table-cell office:value-type="float" office:value="5.0178130590072296" table:style-name="ce1">
            <text:p>5.017813059</text:p>
          </table:table-cell>
          <table:table-cell office:value-type="float" office:value="4.96959758431308" table:style-name="ce1">
            <text:p>4.969597584</text:p>
          </table:table-cell>
          <table:table-cell office:value-type="float" office:value="4.9513252212757202" table:style-name="ce1">
            <text:p>4.951325221</text:p>
          </table:table-cell>
          <table:table-cell office:value-type="float" office:value="4.9048070585502996" table:style-name="ce1">
            <text:p>4.904807059</text:p>
          </table:table-cell>
          <table:table-cell office:value-type="float" office:value="4.8589539993965802" table:style-name="ce1">
            <text:p>4.858953999</text:p>
          </table:table-cell>
          <table:table-cell office:value-type="float" office:value="4.8139580067691004" table:style-name="ce1">
            <text:p>4.813958007</text:p>
          </table:table-cell>
          <table:table-cell office:value-type="float" office:value="4.7700039338833404" table:style-name="ce1">
            <text:p>4.770003934</text:p>
          </table:table-cell>
          <table:table-cell office:value-type="float" office:value="4.7269927667885696" table:style-name="ce1">
            <text:p>4.726992767</text:p>
          </table:table-cell>
          <table:table-cell office:value-type="float" office:value="4.6863037934636802" table:style-name="ce1">
            <text:p>4.686303793</text:p>
          </table:table-cell>
          <table:table-cell office:value-type="float" office:value="4.64654329477702" table:style-name="ce1">
            <text:p>4.646543295</text:p>
          </table:table-cell>
          <table:table-cell office:value-type="float" office:value="4.6618797633701003" table:style-name="ce1">
            <text:p>4.661879763</text:p>
          </table:table-cell>
          <table:table-cell office:value-type="float" office:value="4.6578038551387602" table:style-name="ce1">
            <text:p>4.657803855</text:p>
          </table:table-cell>
          <table:table-cell office:value-type="float" office:value="4.63108116196282" table:style-name="ce1">
            <text:p>4.631081162</text:p>
          </table:table-cell>
          <table:table-cell office:value-type="float" office:value="4.6048232112769103" table:style-name="ce1">
            <text:p>4.604823211</text:p>
          </table:table-cell>
          <table:table-cell office:value-type="float" office:value="4.5672920258439298" table:style-name="ce1">
            <text:p>4.567292026</text:p>
          </table:table-cell>
          <table:table-cell office:value-type="float" office:value="4.52863468193293" table:style-name="ce1">
            <text:p>4.528634682</text:p>
          </table:table-cell>
          <table:table-cell office:value-type="float" office:value="4.4906325472407502" table:style-name="ce1">
            <text:p>4.490632547</text:p>
          </table:table-cell>
          <table:table-cell office:value-type="float" office:value="4.4560938417930798" table:style-name="ce1">
            <text:p>4.456093842</text:p>
          </table:table-cell>
          <table:table-cell office:value-type="float" office:value="4.4189858236249302" table:style-name="ce1">
            <text:p>4.418985824</text:p>
          </table:table-cell>
          <table:table-cell office:value-type="float" office:value="4.3858559028705999" table:style-name="ce1">
            <text:p>4.385855903</text:p>
          </table:table-cell>
          <table:table-cell office:value-type="float" office:value="4.35372556040452" table:style-name="ce1">
            <text:p>4.35372556</text:p>
          </table:table-cell>
          <table:table-cell office:value-type="float" office:value="4.3188734675159202" table:style-name="ce1">
            <text:p>4.318873468</text:p>
          </table:table-cell>
          <table:table-cell office:value-type="float" office:value="4.3108493073065803" table:style-name="ce1">
            <text:p>4.310849307</text:p>
          </table:table-cell>
          <table:table-cell office:value-type="float" office:value="4.2775806111203201" table:style-name="ce1">
            <text:p>4.277580611</text:p>
          </table:table-cell>
          <table:table-cell office:value-type="float" office:value="4.2438579358465702" table:style-name="ce1">
            <text:p>4.243857936</text:p>
          </table:table-cell>
          <table:table-cell office:value-type="float" office:value="4.2143163317172903" table:style-name="ce1">
            <text:p>4.214316332</text:p>
          </table:table-cell>
          <table:table-cell office:value-type="float" office:value="4.1858158480732097" table:style-name="ce1">
            <text:p>4.185815848</text:p>
          </table:table-cell>
          <table:table-cell office:value-type="float" office:value="4.1555739993974399" table:style-name="ce1">
            <text:p>4.155573999</text:p>
          </table:table-cell>
          <table:table-cell office:value-type="float" office:value="4.1293630805209904" table:style-name="ce1">
            <text:p>4.129363081</text:p>
          </table:table-cell>
          <table:table-cell office:value-type="float" office:value="4.10537995344212" table:style-name="ce1">
            <text:p>4.105379953</text:p>
          </table:table-cell>
          <table:table-cell office:value-type="float" office:value="4.0813669586363304" table:style-name="ce1">
            <text:p>4.081366959</text:p>
          </table:table-cell>
          <table:table-cell office:value-type="float" office:value="4.0594470236294704" table:style-name="ce1">
            <text:p>4.059447024</text:p>
          </table:table-cell>
          <table:table-cell office:value-type="float" office:value="4.03486050424236" table:style-name="ce1">
            <text:p>4.034860504</text:p>
          </table:table-cell>
          <table:table-cell office:value-type="float" office:value="4.0146228360619496" table:style-name="ce1">
            <text:p>4.014622836</text:p>
          </table:table-cell>
          <table:table-cell office:value-type="float" office:value="3.9907274727508901" table:style-name="ce1">
            <text:p>3.990727473</text:p>
          </table:table-cell>
          <table:table-cell office:value-type="float" office:value="3.9752191176062199" table:style-name="ce1">
            <text:p>3.975219118</text:p>
          </table:table-cell>
          <table:table-cell office:value-type="float" office:value="3.9499310628914999" table:style-name="ce1">
            <text:p>3.949931063</text:p>
          </table:table-cell>
          <table:table-cell office:value-type="float" office:value="3.9239429319419501" table:style-name="ce1">
            <text:p>3.923942932</text:p>
          </table:table-cell>
          <table:table-cell office:value-type="float" office:value="3.90341610070374" table:style-name="ce1">
            <text:p>3.903416101</text:p>
          </table:table-cell>
          <table:table-cell office:value-type="float" office:value="3.8758200338607001" table:style-name="ce1">
            <text:p>3.875820034</text:p>
          </table:table-cell>
          <table:table-cell office:value-type="float" office:value="4.09250282439905" table:style-name="ce1">
            <text:p>4.092502824</text:p>
          </table:table-cell>
          <table:table-cell office:value-type="float" office:value="4.0676734933546399" table:style-name="ce1">
            <text:p>4.067673493</text:p>
          </table:table-cell>
          <table:table-cell office:value-type="float" office:value="4.0783095518941801" table:style-name="ce1">
            <text:p>4.078309552</text:p>
          </table:table-cell>
          <table:table-cell office:value-type="float" office:value="4.0502685941282497" table:style-name="ce1">
            <text:p>4.050268594</text:p>
          </table:table-cell>
          <table:table-cell office:value-type="float" office:value="4.0226117590714399" table:style-name="ce1">
            <text:p>4.022611759</text:p>
          </table:table-cell>
          <table:table-cell office:value-type="float" office:value="3.9953312074848002" table:style-name="ce1">
            <text:p>3.995331207</text:p>
          </table:table-cell>
          <table:table-cell office:value-type="float" office:value="4.0142201840794201" table:style-name="ce1">
            <text:p>4.014220184</text:p>
          </table:table-cell>
          <table:table-cell office:value-type="float" office:value="3.9905816205045799" table:style-name="ce1">
            <text:p>3.990581621</text:p>
          </table:table-cell>
          <table:table-cell office:value-type="float" office:value="3.9641500715410198" table:style-name="ce1">
            <text:p>3.964150072</text:p>
          </table:table-cell>
          <table:table-cell office:value-type="float" office:value="3.9380686093186901" table:style-name="ce1">
            <text:p>3.938068609</text:p>
          </table:table-cell>
          <table:table-cell office:value-type="float" office:value="3.9146637276716501" table:style-name="ce1">
            <text:p>3.914663728</text:p>
          </table:table-cell>
          <table:table-cell office:value-type="float" office:value="3.8892641185144998" table:style-name="ce1">
            <text:p>3.889264119</text:p>
          </table:table-cell>
          <table:table-cell office:value-type="float" office:value="3.8643443460923899" table:style-name="ce1">
            <text:p>3.864344346</text:p>
          </table:table-cell>
          <table:table-cell office:value-type="float" office:value="3.8397461191209001" table:style-name="ce1">
            <text:p>3.839746119</text:p>
          </table:table-cell>
          <table:table-cell office:value-type="float" office:value="3.8154632540336499" table:style-name="ce1">
            <text:p>3.815463254</text:p>
          </table:table-cell>
          <table:table-cell office:value-type="float" office:value="3.79148972480739" table:style-name="ce1">
            <text:p>3.791489725</text:p>
          </table:table-cell>
          <table:table-cell office:value-type="float" office:value="3.7680105918690701" table:style-name="ce1">
            <text:p>3.768010592</text:p>
          </table:table-cell>
          <table:table-cell office:value-type="float" office:value="3.7443902150386701" table:style-name="ce1">
            <text:p>3.744390215</text:p>
          </table:table-cell>
          <table:table-cell office:value-type="float" office:value="3.7223300319014898" table:style-name="ce1">
            <text:p>3.722330032</text:p>
          </table:table-cell>
          <table:table-cell office:value-type="float" office:value="3.6992839659863002" table:style-name="ce1">
            <text:p>3.699283966</text:p>
          </table:table-cell>
          <table:table-cell office:value-type="float" office:value="3.6764682110210498" table:style-name="ce1">
            <text:p>3.676468211</text:p>
          </table:table-cell>
          <table:table-cell office:value-type="float" office:value="3.65393240396949" table:style-name="ce1">
            <text:p>3.653932404</text:p>
          </table:table-cell>
          <table:table-cell office:value-type="float" office:value="3.6317249711377002" table:style-name="ce1">
            <text:p>3.631724971</text:p>
          </table:table-cell>
          <table:table-cell office:value-type="float" office:value="3.6110160980586299" table:style-name="ce1">
            <text:p>3.611016098</text:p>
          </table:table-cell>
          <table:table-cell office:value-type="float" office:value="3.5909068952946801" table:style-name="ce1">
            <text:p>3.590906895</text:p>
          </table:table-cell>
          <table:table-cell office:value-type="float" office:value="3.5714259010767702" table:style-name="ce1">
            <text:p>3.571425901</text:p>
          </table:table-cell>
          <table:table-cell office:value-type="float" office:value="3.5530571014690202" table:style-name="ce1">
            <text:p>3.553057101</text:p>
          </table:table-cell>
          <table:table-cell office:value-type="float" office:value="3.5353938702781198" table:style-name="ce1">
            <text:p>3.53539387</text:p>
          </table:table-cell>
          <table:table-cell office:value-type="float" office:value="3.51793844180711" table:style-name="ce1">
            <text:p>3.517938442</text:p>
          </table:table-cell>
          <table:table-cell office:value-type="float" office:value="3.49736570238134" table:style-name="ce1">
            <text:p>3.497365702</text:p>
          </table:table-cell>
          <table:table-cell office:value-type="float" office:value="3.4770321808558702" table:style-name="ce1">
            <text:p>3.477032181</text:p>
          </table:table-cell>
          <table:table-cell office:value-type="float" office:value="3.4569337289434099" table:style-name="ce1">
            <text:p>3.456933729</text:p>
          </table:table-cell>
          <table:table-cell office:value-type="float" office:value="3.4370662937195902" table:style-name="ce1">
            <text:p>3.437066294</text:p>
          </table:table-cell>
          <table:table-cell office:value-type="float" office:value="3.4174259148983399" table:style-name="ce1">
            <text:p>3.417425915</text:p>
          </table:table-cell>
          <table:table-cell office:value-type="float" office:value="3.3980087222000499" table:style-name="ce1">
            <text:p>3.398008722</text:p>
          </table:table-cell>
          <table:table-cell office:value-type="float" office:value="3.3853514479418201" table:style-name="ce1">
            <text:p>3.385351448</text:p>
          </table:table-cell>
          <table:table-cell office:value-type="float" office:value="3.3663995489059499" table:style-name="ce1">
            <text:p>3.366399549</text:p>
          </table:table-cell>
          <table:table-cell office:value-type="float" office:value="3.3482580274957199" table:style-name="ce1">
            <text:p>3.348258027</text:p>
          </table:table-cell>
          <table:table-cell office:value-type="float" office:value="3.3305645291738499" table:style-name="ce1">
            <text:p>3.330564529</text:p>
          </table:table-cell>
          <table:table-cell office:value-type="float" office:value="3.3130665391207201" table:style-name="ce1">
            <text:p>3.313066539</text:p>
          </table:table-cell>
          <table:table-cell office:value-type="float" office:value="3.2963622638466799" table:style-name="ce1">
            <text:p>3.296362264</text:p>
          </table:table-cell>
          <table:table-cell office:value-type="float" office:value="3.2785918841986401" table:style-name="ce1">
            <text:p>3.278591884</text:p>
          </table:table-cell>
          <table:table-cell office:value-type="float" office:value="3.2682512587163601" table:style-name="ce1">
            <text:p>3.268251259</text:p>
          </table:table-cell>
          <table:table-cell office:value-type="float" office:value="3.2507247615123198" table:style-name="ce1">
            <text:p>3.250724762</text:p>
          </table:table-cell>
          <table:table-cell office:value-type="float" office:value="3.2333867212674701" table:style-name="ce1">
            <text:p>3.233386721</text:p>
          </table:table-cell>
          <table:table-cell office:value-type="float" office:value="3.2162341146081199" table:style-name="ce1">
            <text:p>3.216234115</text:p>
          </table:table-cell>
          <table:table-cell office:value-type="float" office:value="3.19926398248771" table:style-name="ce1">
            <text:p>3.199263982</text:p>
          </table:table-cell>
          <table:table-cell office:value-type="float" office:value="3.1824734284849701" table:style-name="ce1">
            <text:p>3.182473428</text:p>
          </table:table-cell>
          <table:table-cell office:value-type="float" office:value="3.3307451888516399" table:style-name="ce1">
            <text:p>3.330745189</text:p>
          </table:table-cell>
          <table:table-cell office:value-type="float" office:value="3.3179536413004902" table:style-name="ce1">
            <text:p>3.317953641</text:p>
          </table:table-cell>
          <table:table-cell office:value-type="float" office:value="3.3086439348701799" table:style-name="ce1">
            <text:p>3.308643935</text:p>
          </table:table-cell>
          <table:table-cell office:value-type="float" office:value="3.2954636731649298" table:style-name="ce1">
            <text:p>3.295463673</text:p>
          </table:table-cell>
          <table:table-cell office:value-type="float" office:value="3.279883388454" table:style-name="ce1">
            <text:p>3.279883388</text:p>
          </table:table-cell>
          <table:table-cell office:value-type="float" office:value="3.26515860270823" table:style-name="ce1">
            <text:p>3.265158603</text:p>
          </table:table-cell>
          <table:table-cell office:value-type="float" office:value="3.2522262430568398" table:style-name="ce1">
            <text:p>3.252226243</text:p>
          </table:table-cell>
          <table:table-cell office:value-type="float" office:value="3.2470319298036898" table:style-name="ce1">
            <text:p>3.24703193</text:p>
          </table:table-cell>
          <table:table-cell office:value-type="float" office:value="3.2306952568038398" table:style-name="ce1">
            <text:p>3.230695257</text:p>
          </table:table-cell>
          <table:table-cell office:value-type="float" office:value="3.2145204737021" table:style-name="ce1">
            <text:p>3.214520474</text:p>
          </table:table-cell>
          <table:table-cell office:value-type="float" office:value="3.2047873409282102" table:style-name="ce1">
            <text:p>3.204787341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29.460895000979601" table:style-name="ce1">
            <text:p>29.460895</text:p>
          </table:table-cell>
          <table:table-cell office:value-type="string" table:style-name="ce1">
            <text:p><text:s/>global min</text:p>
          </table:table-cell>
          <table:table-cell office:value-type="float" office:value="-28.2152018617641" table:style-name="ce1">
            <text:p>-28.21520186</text:p>
          </table:table-cell>
          <table:table-cell office:value-type="string" table:style-name="ce1">
            <text:p><text:s/>range</text:p>
          </table:table-cell>
          <table:table-cell office:value-type="float" office:value="57.676096862743798" table:style-name="ce1">
            <text:p>57.67609686</text:p>
          </table:table-cell>
          <table:table-cell office:value-type="string" table:style-name="ce1">
            <text:p><text:s/>regret</text:p>
          </table:table-cell>
          <table:table-cell office:value-type="float" office:value="49.951261010712798" table:style-name="ce1">
            <text:p>49.95126101</text:p>
          </table:table-cell>
          <table:table-cell office:value-type="float" office:value="37.173964969957197" table:style-name="ce1">
            <text:p>37.17396497</text:p>
          </table:table-cell>
          <table:table-cell office:value-type="float" office:value="34.992262444399799" table:style-name="ce1">
            <text:p>34.99226244</text:p>
          </table:table-cell>
          <table:table-cell office:value-type="float" office:value="32.241076773427103" table:style-name="ce1">
            <text:p>32.24107677</text:p>
          </table:table-cell>
          <table:table-cell office:value-type="float" office:value="28.140359788396299" table:style-name="ce1">
            <text:p>28.14035979</text:p>
          </table:table-cell>
          <table:table-cell office:value-type="float" office:value="30.633959777411199" table:style-name="ce1">
            <text:p>30.63395978</text:p>
          </table:table-cell>
          <table:table-cell office:value-type="float" office:value="28.084636494032001" table:style-name="ce1">
            <text:p>28.08463649</text:p>
          </table:table-cell>
          <table:table-cell office:value-type="float" office:value="28.373935698063502" table:style-name="ce1">
            <text:p>28.3739357</text:p>
          </table:table-cell>
          <table:table-cell office:value-type="float" office:value="27.165492571468899" table:style-name="ce1">
            <text:p>27.16549257</text:p>
          </table:table-cell>
          <table:table-cell office:value-type="float" office:value="26.909416716327399" table:style-name="ce1">
            <text:p>26.90941672</text:p>
          </table:table-cell>
          <table:table-cell office:value-type="float" office:value="27.5399185217614" table:style-name="ce1">
            <text:p>27.53991852</text:p>
          </table:table-cell>
          <table:table-cell office:value-type="float" office:value="27.685794941721099" table:style-name="ce1">
            <text:p>27.68579494</text:p>
          </table:table-cell>
          <table:table-cell office:value-type="float" office:value="28.397483783103102" table:style-name="ce1">
            <text:p>28.39748378</text:p>
          </table:table-cell>
          <table:table-cell office:value-type="float" office:value="28.681017358316399" table:style-name="ce1">
            <text:p>28.68101736</text:p>
          </table:table-cell>
          <table:table-cell office:value-type="float" office:value="30.355184984914299" table:style-name="ce1">
            <text:p>30.35518498</text:p>
          </table:table-cell>
          <table:table-cell office:value-type="float" office:value="29.529541913725598" table:style-name="ce1">
            <text:p>29.52954191</text:p>
          </table:table-cell>
          <table:table-cell office:value-type="float" office:value="30.299107540063599" table:style-name="ce1">
            <text:p>30.29910754</text:p>
          </table:table-cell>
          <table:table-cell office:value-type="float" office:value="28.639777194728801" table:style-name="ce1">
            <text:p>28.63977719</text:p>
          </table:table-cell>
          <table:table-cell office:value-type="float" office:value="27.782342224183498" table:style-name="ce1">
            <text:p>27.78234222</text:p>
          </table:table-cell>
          <table:table-cell office:value-type="float" office:value="26.578404231544098" table:style-name="ce1">
            <text:p>26.57840423</text:p>
          </table:table-cell>
          <table:table-cell office:value-type="float" office:value="25.312765934803899" table:style-name="ce1">
            <text:p>25.31276593</text:p>
          </table:table-cell>
          <table:table-cell office:value-type="float" office:value="24.162185665040099" table:style-name="ce1">
            <text:p>24.16218567</text:p>
          </table:table-cell>
          <table:table-cell office:value-type="float" office:value="23.147214579478199" table:style-name="ce1">
            <text:p>23.14721458</text:p>
          </table:table-cell>
          <table:table-cell office:value-type="float" office:value="22.192587233719401" table:style-name="ce1">
            <text:p>22.19258723</text:p>
          </table:table-cell>
          <table:table-cell office:value-type="float" office:value="21.314330075621399" table:style-name="ce1">
            <text:p>21.31433008</text:p>
          </table:table-cell>
          <table:table-cell office:value-type="float" office:value="20.572302430335601" table:style-name="ce1">
            <text:p>20.57230243</text:p>
          </table:table-cell>
          <table:table-cell office:value-type="float" office:value="19.9041639580375" table:style-name="ce1">
            <text:p>19.90416396</text:p>
          </table:table-cell>
          <table:table-cell office:value-type="float" office:value="19.196814394419501" table:style-name="ce1">
            <text:p>19.19681439</text:p>
          </table:table-cell>
          <table:table-cell office:value-type="float" office:value="18.538247559326901" table:style-name="ce1">
            <text:p>18.53824756</text:p>
          </table:table-cell>
          <table:table-cell office:value-type="float" office:value="17.9209481781349" table:style-name="ce1">
            <text:p>17.92094818</text:p>
          </table:table-cell>
          <table:table-cell office:value-type="float" office:value="17.380341160417601" table:style-name="ce1">
            <text:p>17.38034116</text:p>
          </table:table-cell>
          <table:table-cell office:value-type="float" office:value="16.844585445444199" table:style-name="ce1">
            <text:p>16.84458545</text:p>
          </table:table-cell>
          <table:table-cell office:value-type="float" office:value="16.341299773802501" table:style-name="ce1">
            <text:p>16.34129977</text:p>
          </table:table-cell>
          <table:table-cell office:value-type="float" office:value="15.861239960560299" table:style-name="ce1">
            <text:p>15.86123996</text:p>
          </table:table-cell>
          <table:table-cell office:value-type="float" office:value="15.452748181483001" table:style-name="ce1">
            <text:p>15.45274818</text:p>
          </table:table-cell>
          <table:table-cell office:value-type="float" office:value="15.0262378480178" table:style-name="ce1">
            <text:p>15.02623785</text:p>
          </table:table-cell>
          <table:table-cell office:value-type="float" office:value="14.626505967835399" table:style-name="ce1">
            <text:p>14.62650597</text:p>
          </table:table-cell>
          <table:table-cell office:value-type="float" office:value="14.2441867628064" table:style-name="ce1">
            <text:p>14.24418676</text:p>
          </table:table-cell>
          <table:table-cell office:value-type="float" office:value="14.2076309384775" table:style-name="ce1">
            <text:p>14.20763094</text:p>
          </table:table-cell>
          <table:table-cell office:value-type="float" office:value="13.8601370560934" table:style-name="ce1">
            <text:p>13.86013706</text:p>
          </table:table-cell>
          <table:table-cell office:value-type="float" office:value="13.524484351718799" table:style-name="ce1">
            <text:p>13.52448435</text:p>
          </table:table-cell>
          <table:table-cell office:value-type="float" office:value="13.208095635755701" table:style-name="ce1">
            <text:p>13.20809564</text:p>
          </table:table-cell>
          <table:table-cell office:value-type="float" office:value="12.9080905196478" table:style-name="ce1">
            <text:p>12.90809052</text:p>
          </table:table-cell>
          <table:table-cell office:value-type="float" office:value="12.6200920596846" table:style-name="ce1">
            <text:p>12.62009206</text:p>
          </table:table-cell>
          <table:table-cell office:value-type="float" office:value="12.3578200294053" table:style-name="ce1">
            <text:p>12.35782003</text:p>
          </table:table-cell>
          <table:table-cell office:value-type="float" office:value="12.0943056435763" table:style-name="ce1">
            <text:p>12.09430564</text:p>
          </table:table-cell>
          <table:table-cell office:value-type="float" office:value="11.8420046358676" table:style-name="ce1">
            <text:p>11.84200464</text:p>
          </table:table-cell>
          <table:table-cell office:value-type="float" office:value="11.600216170146799" table:style-name="ce1">
            <text:p>11.60021617</text:p>
          </table:table-cell>
          <table:table-cell office:value-type="float" office:value="11.380167895187" table:style-name="ce1">
            <text:p>11.3801679</text:p>
          </table:table-cell>
          <table:table-cell office:value-type="float" office:value="11.157287702908601" table:style-name="ce1">
            <text:p>11.1572877</text:p>
          </table:table-cell>
          <table:table-cell office:value-type="float" office:value="10.943147910327401" table:style-name="ce1">
            <text:p>10.94314791</text:p>
          </table:table-cell>
          <table:table-cell office:value-type="float" office:value="10.742947463985599" table:style-name="ce1">
            <text:p>10.74294746</text:p>
          </table:table-cell>
          <table:table-cell office:value-type="float" office:value="10.546059316422101" table:style-name="ce1">
            <text:p>10.54605932</text:p>
          </table:table-cell>
          <table:table-cell office:value-type="float" office:value="10.360627193906" table:style-name="ce1">
            <text:p>10.36062719</text:p>
          </table:table-cell>
          <table:table-cell office:value-type="float" office:value="10.174040811775599" table:style-name="ce1">
            <text:p>10.17404081</text:p>
          </table:table-cell>
          <table:table-cell office:value-type="float" office:value="10.0018744526467" table:style-name="ce1">
            <text:p>10.00187445</text:p>
          </table:table-cell>
          <table:table-cell office:value-type="float" office:value="9.8357490183994294" table:style-name="ce1">
            <text:p>9.835749018</text:p>
          </table:table-cell>
          <table:table-cell office:value-type="float" office:value="9.6802680128600809" table:style-name="ce1">
            <text:p>9.680268013</text:p>
          </table:table-cell>
          <table:table-cell office:value-type="float" office:value="9.5300575498813807" table:style-name="ce1">
            <text:p>9.53005755</text:p>
          </table:table-cell>
          <table:table-cell office:value-type="float" office:value="9.3728628603289206" table:style-name="ce1">
            <text:p>9.37286286</text:p>
          </table:table-cell>
          <table:table-cell office:value-type="float" office:value="9.22082209502409" table:style-name="ce1">
            <text:p>9.220822095</text:p>
          </table:table-cell>
          <table:table-cell office:value-type="float" office:value="9.0736858705355399" table:style-name="ce1">
            <text:p>9.073685871</text:p>
          </table:table-cell>
          <table:table-cell office:value-type="float" office:value="8.9312206373005907" table:style-name="ce1">
            <text:p>8.931220637</text:p>
          </table:table-cell>
          <table:table-cell office:value-type="float" office:value="8.79648087176645" table:style-name="ce1">
            <text:p>8.796480872</text:p>
          </table:table-cell>
          <table:table-cell office:value-type="float" office:value="8.6626638764582609" table:style-name="ce1">
            <text:p>8.662663876</text:p>
          </table:table-cell>
          <table:table-cell office:value-type="float" office:value="8.5329019416139502" table:style-name="ce1">
            <text:p>8.532901942</text:p>
          </table:table-cell>
          <table:table-cell office:value-type="float" office:value="8.4070134973620103" table:style-name="ce1">
            <text:p>8.407013497</text:p>
          </table:table-cell>
          <table:table-cell office:value-type="float" office:value="8.2879085289172103" table:style-name="ce1">
            <text:p>8.287908529</text:p>
          </table:table-cell>
          <table:table-cell office:value-type="float" office:value="8.1755145603902193" table:style-name="ce1">
            <text:p>8.17551456</text:p>
          </table:table-cell>
          <table:table-cell office:value-type="float" office:value="8.0620951849742006" table:style-name="ce1">
            <text:p>8.062095185</text:p>
          </table:table-cell>
          <table:table-cell office:value-type="float" office:value="7.9518707215417201" table:style-name="ce1">
            <text:p>7.951870722</text:p>
          </table:table-cell>
          <table:table-cell office:value-type="float" office:value="7.8447080487601397" table:style-name="ce1">
            <text:p>7.844708049</text:p>
          </table:table-cell>
          <table:table-cell office:value-type="float" office:value="7.7404813396164203" table:style-name="ce1">
            <text:p>7.74048134</text:p>
          </table:table-cell>
          <table:table-cell office:value-type="float" office:value="7.63907156855766" table:style-name="ce1">
            <text:p>7.639071569</text:p>
          </table:table-cell>
          <table:table-cell office:value-type="float" office:value="7.5403660580604699" table:style-name="ce1">
            <text:p>7.540366058</text:p>
          </table:table-cell>
          <table:table-cell office:value-type="float" office:value="7.4430455477573201" table:style-name="ce1">
            <text:p>7.443045548</text:p>
          </table:table-cell>
          <table:table-cell office:value-type="float" office:value="7.3482528429166001" table:style-name="ce1">
            <text:p>7.348252843</text:p>
          </table:table-cell>
          <table:table-cell office:value-type="float" office:value="7.2570721434082799" table:style-name="ce1">
            <text:p>7.257072143</text:p>
          </table:table-cell>
          <table:table-cell office:value-type="float" office:value="7.1681998160394196" table:style-name="ce1">
            <text:p>7.168199816</text:p>
          </table:table-cell>
          <table:table-cell office:value-type="float" office:value="7.0824457638778799" table:style-name="ce1">
            <text:p>7.082445764</text:p>
          </table:table-cell>
          <table:table-cell office:value-type="float" office:value="6.9988090957203202" table:style-name="ce1">
            <text:p>6.998809096</text:p>
          </table:table-cell>
          <table:table-cell office:value-type="float" office:value="6.9163377443245597" table:style-name="ce1">
            <text:p>6.916337744</text:p>
          </table:table-cell>
          <table:table-cell office:value-type="float" office:value="6.8358536544082202" table:style-name="ce1">
            <text:p>6.835853654</text:p>
          </table:table-cell>
          <table:table-cell office:value-type="float" office:value="6.7561888165583799" table:style-name="ce1">
            <text:p>6.756188817</text:p>
          </table:table-cell>
          <table:table-cell office:value-type="float" office:value="6.8798067728840699" table:style-name="ce1">
            <text:p>6.879806773</text:p>
          </table:table-cell>
          <table:table-cell office:value-type="float" office:value="6.8048225234788697" table:style-name="ce1">
            <text:p>6.804822523</text:p>
          </table:table-cell>
          <table:table-cell office:value-type="float" office:value="6.7282614286690103" table:style-name="ce1">
            <text:p>6.728261429</text:p>
          </table:table-cell>
          <table:table-cell office:value-type="float" office:value="6.6553024992877203" table:style-name="ce1">
            <text:p>6.655302499</text:p>
          </table:table-cell>
          <table:table-cell office:value-type="float" office:value="6.58317728335492" table:style-name="ce1">
            <text:p>6.583177283</text:p>
          </table:table-cell>
          <table:table-cell office:value-type="float" office:value="6.5134517095744897" table:style-name="ce1">
            <text:p>6.51345171</text:p>
          </table:table-cell>
          <table:table-cell office:value-type="float" office:value="6.4452585659870296" table:style-name="ce1">
            <text:p>6.445258566</text:p>
          </table:table-cell>
          <table:table-cell office:value-type="float" office:value="6.3777683455009502" table:style-name="ce1">
            <text:p>6.377768346</text:p>
          </table:table-cell>
          <table:table-cell office:value-type="float" office:value="6.3117295276059799" table:style-name="ce1">
            <text:p>6.311729528</text:p>
          </table:table-cell>
          <table:table-cell office:value-type="float" office:value="6.2461154610891203" table:style-name="ce1">
            <text:p>6.246115461</text:p>
          </table:table-cell>
          <table:table-cell office:value-type="float" office:value="6.1828527539331102" table:style-name="ce1">
            <text:p>6.182852754</text:p>
          </table:table-cell>
          <table:table-cell office:value-type="float" office:value="6.12090801984285" table:style-name="ce1">
            <text:p>6.12090802</text:p>
          </table:table-cell>
          <table:table-cell office:value-type="float" office:value="6.0609798510106101" table:style-name="ce1">
            <text:p>6.060979851</text:p>
          </table:table-cell>
          <table:table-cell office:value-type="float" office:value="6.0022747060321002" table:style-name="ce1">
            <text:p>6.002274706</text:p>
          </table:table-cell>
          <table:table-cell office:value-type="float" office:value="5.9440311057819599" table:style-name="ce1">
            <text:p>5.944031106</text:p>
          </table:table-cell>
          <table:table-cell office:value-type="float" office:value="5.8876695511552999" table:style-name="ce1">
            <text:p>5.887669551</text:p>
          </table:table-cell>
          <table:table-cell office:value-type="float" office:value="5.8336447172234198" table:style-name="ce1">
            <text:p>5.833644717</text:p>
          </table:table-cell>
          <table:table-cell office:value-type="float" office:value="5.7806791937608004" table:style-name="ce1">
            <text:p>5.780679194</text:p>
          </table:table-cell>
          <table:table-cell office:value-type="float" office:value="5.7268488936395201" table:style-name="ce1">
            <text:p>5.726848894</text:p>
          </table:table-cell>
          <table:table-cell office:value-type="float" office:value="5.67316772422972" table:style-name="ce1">
            <text:p>5.673167724</text:p>
          </table:table-cell>
          <table:table-cell office:value-type="float" office:value="5.6213866819158103" table:style-name="ce1">
            <text:p>5.621386682</text:p>
          </table:table-cell>
          <table:table-cell office:value-type="float" office:value="5.5697132912847298" table:style-name="ce1">
            <text:p>5.569713291</text:p>
          </table:table-cell>
          <table:table-cell office:value-type="float" office:value="5.5190057584224501" table:style-name="ce1">
            <text:p>5.519005758</text:p>
          </table:table-cell>
          <table:table-cell office:value-type="float" office:value="5.4700905040043599" table:style-name="ce1">
            <text:p>5.470090504</text:p>
          </table:table-cell>
          <table:table-cell office:value-type="float" office:value="5.4238617959312601" table:style-name="ce1">
            <text:p>5.423861796</text:p>
          </table:table-cell>
          <table:table-cell office:value-type="float" office:value="5.3758631184684402" table:style-name="ce1">
            <text:p>5.375863118</text:p>
          </table:table-cell>
          <table:table-cell office:value-type="float" office:value="5.3287292820409897" table:style-name="ce1">
            <text:p>5.328729282</text:p>
          </table:table-cell>
          <table:table-cell office:value-type="float" office:value="5.28243712126402" table:style-name="ce1">
            <text:p>5.282437121</text:p>
          </table:table-cell>
          <table:table-cell office:value-type="float" office:value="5.2377797863968096" table:style-name="ce1">
            <text:p>5.237779786</text:p>
          </table:table-cell>
          <table:table-cell office:value-type="float" office:value="5.1939059135447998" table:style-name="ce1">
            <text:p>5.193905914</text:p>
          </table:table-cell>
          <table:table-cell office:value-type="float" office:value="5.1507950645684799" table:style-name="ce1">
            <text:p>5.150795065</text:p>
          </table:table-cell>
          <table:table-cell office:value-type="float" office:value="5.1076331008654901" table:style-name="ce1">
            <text:p>5.107633101</text:p>
          </table:table-cell>
          <table:table-cell office:value-type="float" office:value="5.06599656394586" table:style-name="ce1">
            <text:p>5.065996564</text:p>
          </table:table-cell>
          <table:table-cell office:value-type="float" office:value="5.0267182992008603" table:style-name="ce1">
            <text:p>5.026718299</text:p>
          </table:table-cell>
          <table:table-cell office:value-type="float" office:value="4.9881001733591397" table:style-name="ce1">
            <text:p>4.988100173</text:p>
          </table:table-cell>
          <table:table-cell office:value-type="float" office:value="4.9501256829481202" table:style-name="ce1">
            <text:p>4.950125683</text:p>
          </table:table-cell>
          <table:table-cell office:value-type="float" office:value="4.9104056961057498" table:style-name="ce1">
            <text:p>4.910405696</text:p>
          </table:table-cell>
          <table:table-cell office:value-type="float" office:value="4.8713368565886599" table:style-name="ce1">
            <text:p>4.871336857</text:p>
          </table:table-cell>
          <table:table-cell office:value-type="float" office:value="4.8336524779275196" table:style-name="ce1">
            <text:p>4.833652478</text:p>
          </table:table-cell>
          <table:table-cell office:value-type="float" office:value="4.7981485170090403" table:style-name="ce1">
            <text:p>4.798148517</text:p>
          </table:table-cell>
          <table:table-cell office:value-type="float" office:value="4.7600946677776097" table:style-name="ce1">
            <text:p>4.760094668</text:p>
          </table:table-cell>
          <table:table-cell office:value-type="float" office:value="4.7241904107418202" table:style-name="ce1">
            <text:p>4.724190411</text:p>
          </table:table-cell>
          <table:table-cell office:value-type="float" office:value="4.68812597660229" table:style-name="ce1">
            <text:p>4.688125977</text:p>
          </table:table-cell>
          <table:table-cell office:value-type="float" office:value="4.6526250492461898" table:style-name="ce1">
            <text:p>4.652625049</text:p>
          </table:table-cell>
          <table:table-cell office:value-type="float" office:value="4.6176745238645998" table:style-name="ce1">
            <text:p>4.617674524</text:p>
          </table:table-cell>
          <table:table-cell office:value-type="float" office:value="4.5839705527677097" table:style-name="ce1">
            <text:p>4.583970553</text:p>
          </table:table-cell>
          <table:table-cell office:value-type="float" office:value="4.5500777033192596" table:style-name="ce1">
            <text:p>4.550077703</text:p>
          </table:table-cell>
          <table:table-cell office:value-type="float" office:value="4.51669838189276" table:style-name="ce1">
            <text:p>4.516698382</text:p>
          </table:table-cell>
          <table:table-cell office:value-type="float" office:value="4.4838210051493697" table:style-name="ce1">
            <text:p>4.483821005</text:p>
          </table:table-cell>
          <table:table-cell office:value-type="float" office:value="4.4521220295980202" table:style-name="ce1">
            <text:p>4.45212203</text:p>
          </table:table-cell>
          <table:table-cell office:value-type="float" office:value="4.4208926684992802" table:style-name="ce1">
            <text:p>4.420892668</text:p>
          </table:table-cell>
          <table:table-cell office:value-type="float" office:value="4.3894449817825301" table:style-name="ce1">
            <text:p>4.389444982</text:p>
          </table:table-cell>
          <table:table-cell office:value-type="float" office:value="4.3584563853828104" table:style-name="ce1">
            <text:p>4.358456385</text:p>
          </table:table-cell>
          <table:table-cell office:value-type="float" office:value="4.3279168990758503" table:style-name="ce1">
            <text:p>4.327916899</text:p>
          </table:table-cell>
          <table:table-cell office:value-type="float" office:value="4.29847978671752" table:style-name="ce1">
            <text:p>4.298479787</text:p>
          </table:table-cell>
          <table:table-cell office:value-type="float" office:value="4.2708560834126503" table:style-name="ce1">
            <text:p>4.270856083</text:p>
          </table:table-cell>
          <table:table-cell office:value-type="float" office:value="4.2422412053832597" table:style-name="ce1">
            <text:p>4.242241205</text:p>
          </table:table-cell>
          <table:table-cell office:value-type="float" office:value="4.21402935380498" table:style-name="ce1">
            <text:p>4.214029354</text:p>
          </table:table-cell>
          <table:table-cell office:value-type="float" office:value="4.1862120735774599" table:style-name="ce1">
            <text:p>4.186212074</text:p>
          </table:table-cell>
          <table:table-cell office:value-type="float" office:value="4.1601353322612002" table:style-name="ce1">
            <text:p>4.160135332</text:p>
          </table:table-cell>
          <table:table-cell office:value-type="float" office:value="4.1344182701355097" table:style-name="ce1">
            <text:p>4.13441827</text:p>
          </table:table-cell>
          <table:table-cell office:value-type="float" office:value="4.1090534965320904" table:style-name="ce1">
            <text:p>4.109053497</text:p>
          </table:table-cell>
          <table:table-cell office:value-type="float" office:value="4.0840338218892596" table:style-name="ce1">
            <text:p>4.084033822</text:p>
          </table:table-cell>
          <table:table-cell office:value-type="float" office:value="4.0593522509578204" table:style-name="ce1">
            <text:p>4.059352251</text:p>
          </table:table-cell>
          <table:table-cell office:value-type="float" office:value="4.0323862449989099" table:style-name="ce1">
            <text:p>4.032386245</text:p>
          </table:table-cell>
          <table:table-cell office:value-type="float" office:value="4.0057797857861202" table:style-name="ce1">
            <text:p>4.005779786</text:p>
          </table:table-cell>
          <table:table-cell office:value-type="float" office:value="3.98210681584075" table:style-name="ce1">
            <text:p>3.982106816</text:p>
          </table:table-cell>
          <table:table-cell office:value-type="float" office:value="3.9587453323420401" table:style-name="ce1">
            <text:p>3.958745332</text:p>
          </table:table-cell>
          <table:table-cell office:value-type="float" office:value="3.9356892277125901" table:style-name="ce1">
            <text:p>3.935689228</text:p>
          </table:table-cell>
          <table:table-cell office:value-type="float" office:value="3.9129325530133898" table:style-name="ce1">
            <text:p>3.912932553</text:p>
          </table:table-cell>
          <table:table-cell office:value-type="float" office:value="3.88795503565898" table:style-name="ce1">
            <text:p>3.887955036</text:p>
          </table:table-cell>
          <table:table-cell office:value-type="float" office:value="3.86329774288604" table:style-name="ce1">
            <text:p>3.863297743</text:p>
          </table:table-cell>
          <table:table-cell office:value-type="float" office:value="3.8389545557535198" table:style-name="ce1">
            <text:p>3.838954556</text:p>
          </table:table-cell>
          <table:table-cell office:value-type="float" office:value="3.8149195102302702" table:style-name="ce1">
            <text:p>3.81491951</text:p>
          </table:table-cell>
          <table:table-cell office:value-type="float" office:value="3.7936380122039002" table:style-name="ce1">
            <text:p>3.793638012</text:p>
          </table:table-cell>
          <table:table-cell office:value-type="float" office:value="3.77262253290285" table:style-name="ce1">
            <text:p>3.772622533</text:p>
          </table:table-cell>
          <table:table-cell office:value-type="float" office:value="3.7518681154564701" table:style-name="ce1">
            <text:p>3.751868115</text:p>
          </table:table-cell>
          <table:table-cell office:value-type="float" office:value="3.72896409846649" table:style-name="ce1">
            <text:p>3.728964098</text:p>
          </table:table-cell>
          <table:table-cell office:value-type="float" office:value="3.70634111235983" table:style-name="ce1">
            <text:p>3.706341112</text:p>
          </table:table-cell>
          <table:table-cell office:value-type="float" office:value="3.6839940163276399" table:style-name="ce1">
            <text:p>3.683994016</text:p>
          </table:table-cell>
          <table:table-cell office:value-type="float" office:value="3.6619177941867398" table:style-name="ce1">
            <text:p>3.661917794</text:p>
          </table:table-cell>
          <table:table-cell office:value-type="float" office:value="3.6424554058123402" table:style-name="ce1">
            <text:p>3.642455406</text:p>
          </table:table-cell>
          <table:table-cell office:value-type="float" office:value="3.62089230376005" table:style-name="ce1">
            <text:p>3.620892304</text:p>
          </table:table-cell>
          <table:table-cell office:value-type="float" office:value="3.5995859053036301" table:style-name="ce1">
            <text:p>3.599585905</text:p>
          </table:table-cell>
          <table:table-cell office:value-type="float" office:value="3.57853165357449" table:style-name="ce1">
            <text:p>3.578531654</text:p>
          </table:table-cell>
          <table:table-cell office:value-type="float" office:value="3.5577250989245299" table:style-name="ce1">
            <text:p>3.557725099</text:p>
          </table:table-cell>
          <table:table-cell office:value-type="float" office:value="3.5394411002409698" table:style-name="ce1">
            <text:p>3.5394411</text:p>
          </table:table-cell>
          <table:table-cell office:value-type="float" office:value="3.5213697061932701" table:style-name="ce1">
            <text:p>3.521369706</text:p>
          </table:table-cell>
          <table:table-cell office:value-type="float" office:value="3.5035072299958299" table:style-name="ce1">
            <text:p>3.50350723</text:p>
          </table:table-cell>
          <table:table-cell office:value-type="float" office:value="3.48361016179516" table:style-name="ce1">
            <text:p>3.483610162</text:p>
          </table:table-cell>
          <table:table-cell office:value-type="float" office:value="3.4639404886596501" table:style-name="ce1">
            <text:p>3.463940489</text:p>
          </table:table-cell>
          <table:table-cell office:value-type="float" office:value="3.4467087888606498" table:style-name="ce1">
            <text:p>3.446708789</text:p>
          </table:table-cell>
          <table:table-cell office:value-type="float" office:value="3.4296717975339601" table:style-name="ce1">
            <text:p>3.429671798</text:p>
          </table:table-cell>
          <table:table-cell office:value-type="float" office:value="3.4128262330761099" table:style-name="ce1">
            <text:p>3.412826233</text:p>
          </table:table-cell>
          <table:table-cell office:value-type="float" office:value="3.39399154665155" table:style-name="ce1">
            <text:p>3.393991547</text:p>
          </table:table-cell>
          <table:table-cell office:value-type="float" office:value="3.3753661345206001" table:style-name="ce1">
            <text:p>3.375366135</text:p>
          </table:table-cell>
          <table:table-cell office:value-type="float" office:value="3.35909980960079" table:style-name="ce1">
            <text:p>3.35909981</text:p>
          </table:table-cell>
          <table:table-cell office:value-type="float" office:value="3.34087078516936" table:style-name="ce1">
            <text:p>3.340870785</text:p>
          </table:table-cell>
          <table:table-cell office:value-type="float" office:value="3.3228409850486602" table:style-name="ce1">
            <text:p>3.322840985</text:p>
          </table:table-cell>
          <table:table-cell office:value-type="float" office:value="3.3050071610162202" table:style-name="ce1">
            <text:p>3.305007161</text:p>
          </table:table-cell>
          <table:table-cell office:value-type="float" office:value="3.2873661350814301" table:style-name="ce1">
            <text:p>3.287366135</text:p>
          </table:table-cell>
          <table:table-cell office:value-type="float" office:value="3.2699147975975502" table:style-name="ce1">
            <text:p>3.269914798</text:p>
          </table:table-cell>
          <table:table-cell office:value-type="float" office:value="3.25265010543436" table:style-name="ce1">
            <text:p>3.252650105</text:p>
          </table:table-cell>
          <table:table-cell office:value-type="float" office:value="3.23556908020907" table:style-name="ce1">
            <text:p>3.23556908</text:p>
          </table:table-cell>
          <table:table-cell office:value-type="float" office:value="3.2207309439330198" table:style-name="ce1">
            <text:p>3.220730944</text:p>
          </table:table-cell>
          <table:table-cell office:value-type="float" office:value="3.2060489985651501" table:style-name="ce1">
            <text:p>3.206048999</text:p>
          </table:table-cell>
          <table:table-cell office:value-type="float" office:value="3.1915207908451002" table:style-name="ce1">
            <text:p>3.191520791</text:p>
          </table:table-cell>
          <table:table-cell office:value-type="float" office:value="3.1771439186221402" table:style-name="ce1">
            <text:p>3.177143919</text:p>
          </table:table-cell>
          <table:table-cell office:value-type="float" office:value="3.1629160295310199" table:style-name="ce1">
            <text:p>3.16291603</text:p>
          </table:table-cell>
          <table:table-cell office:value-type="float" office:value="3.1488348197088798" table:style-name="ce1">
            <text:p>3.14883482</text:p>
          </table:table-cell>
          <table:table-cell office:value-type="float" office:value="3.1348980325515798" table:style-name="ce1">
            <text:p>3.134898033</text:p>
          </table:table-cell>
          <table:table-cell office:value-type="float" office:value="3.12110345750814" table:style-name="ce1">
            <text:p>3.121103458</text:p>
          </table:table-cell>
          <table:table-cell office:value-type="float" office:value="3.1054705331709398" table:style-name="ce1">
            <text:p>3.105470533</text:p>
          </table:table-cell>
          <table:table-cell office:value-type="float" office:value="3.0899955171603799" table:style-name="ce1">
            <text:p>3.089995517</text:p>
          </table:table-cell>
          <table:table-cell office:value-type="float" office:value="3.0744679014962601" table:style-name="ce1">
            <text:p>3.074467901</text:p>
          </table:table-cell>
          <table:table-cell office:value-type="float" office:value="3.0593026488041799" table:style-name="ce1">
            <text:p>3.059302649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36.748906136067397" table:style-name="ce1">
            <text:p>36.74890614</text:p>
          </table:table-cell>
          <table:table-cell office:value-type="string" table:style-name="ce1">
            <text:p><text:s/>global min</text:p>
          </table:table-cell>
          <table:table-cell office:value-type="float" office:value="-41.856298325186103" table:style-name="ce1">
            <text:p>-41.85629833</text:p>
          </table:table-cell>
          <table:table-cell office:value-type="string" table:style-name="ce1">
            <text:p><text:s/>range</text:p>
          </table:table-cell>
          <table:table-cell office:value-type="float" office:value="78.605204461253507" table:style-name="ce1">
            <text:p>78.60520446</text:p>
          </table:table-cell>
          <table:table-cell office:value-type="string" table:style-name="ce1">
            <text:p><text:s/>regret</text:p>
          </table:table-cell>
          <table:table-cell office:value-type="float" office:value="46.783671696550897" table:style-name="ce1">
            <text:p>46.7836717</text:p>
          </table:table-cell>
          <table:table-cell office:value-type="float" office:value="51.417814617121003" table:style-name="ce1">
            <text:p>51.41781462</text:p>
          </table:table-cell>
          <table:table-cell office:value-type="float" office:value="51.773770251609598" table:style-name="ce1">
            <text:p>51.77377025</text:p>
          </table:table-cell>
          <table:table-cell office:value-type="float" office:value="41.864769309416602" table:style-name="ce1">
            <text:p>41.86476931</text:p>
          </table:table-cell>
          <table:table-cell office:value-type="float" office:value="34.521820658572203" table:style-name="ce1">
            <text:p>34.52182066</text:p>
          </table:table-cell>
          <table:table-cell office:value-type="float" office:value="30.321784123226699" table:style-name="ce1">
            <text:p>30.32178412</text:p>
          </table:table-cell>
          <table:table-cell office:value-type="float" office:value="29.421172382847299" table:style-name="ce1">
            <text:p>29.42117238</text:p>
          </table:table-cell>
          <table:table-cell office:value-type="float" office:value="26.503923694617001" table:style-name="ce1">
            <text:p>26.50392369</text:p>
          </table:table-cell>
          <table:table-cell office:value-type="float" office:value="24.289633142336299" table:style-name="ce1">
            <text:p>24.28963314</text:p>
          </table:table-cell>
          <table:table-cell office:value-type="float" office:value="22.455132536247699" table:style-name="ce1">
            <text:p>22.45513254</text:p>
          </table:table-cell>
          <table:table-cell office:value-type="float" office:value="23.196118970546401" table:style-name="ce1">
            <text:p>23.19611897</text:p>
          </table:table-cell>
          <table:table-cell office:value-type="float" office:value="23.201861693582401" table:style-name="ce1">
            <text:p>23.20186169</text:p>
          </table:table-cell>
          <table:table-cell office:value-type="float" office:value="24.3587062029594" table:style-name="ce1">
            <text:p>24.3587062</text:p>
          </table:table-cell>
          <table:table-cell office:value-type="float" office:value="24.5556699452912" table:style-name="ce1">
            <text:p>24.55566995</text:p>
          </table:table-cell>
          <table:table-cell office:value-type="float" office:value="26.107500917779898" table:style-name="ce1">
            <text:p>26.10750092</text:p>
          </table:table-cell>
          <table:table-cell office:value-type="float" office:value="25.6076985362903" table:style-name="ce1">
            <text:p>25.60769854</text:p>
          </table:table-cell>
          <table:table-cell office:value-type="float" office:value="24.133526273830999" table:style-name="ce1">
            <text:p>24.13352627</text:p>
          </table:table-cell>
          <table:table-cell office:value-type="float" office:value="23.174663691888998" table:style-name="ce1">
            <text:p>23.17466369</text:p>
          </table:table-cell>
          <table:table-cell office:value-type="float" office:value="21.971583457167998" table:style-name="ce1">
            <text:p>21.97158346</text:p>
          </table:table-cell>
          <table:table-cell office:value-type="float" office:value="20.9148128946062" table:style-name="ce1">
            <text:p>20.91481289</text:p>
          </table:table-cell>
          <table:table-cell office:value-type="float" office:value="19.960522383832298" table:style-name="ce1">
            <text:p>19.96052238</text:p>
          </table:table-cell>
          <table:table-cell office:value-type="float" office:value="19.058775462688899" table:style-name="ce1">
            <text:p>19.05877546</text:p>
          </table:table-cell>
          <table:table-cell office:value-type="float" office:value="18.2681640151092" table:style-name="ce1">
            <text:p>18.26816402</text:p>
          </table:table-cell>
          <table:table-cell office:value-type="float" office:value="17.535598810083599" table:style-name="ce1">
            <text:p>17.53559881</text:p>
          </table:table-cell>
          <table:table-cell office:value-type="float" office:value="18.155374854894202" table:style-name="ce1">
            <text:p>18.15537485</text:p>
          </table:table-cell>
          <table:table-cell office:value-type="float" office:value="17.482319666466701" table:style-name="ce1">
            <text:p>17.48231967</text:p>
          </table:table-cell>
          <table:table-cell office:value-type="float" office:value="16.859120417922799" table:style-name="ce1">
            <text:p>16.85912042</text:p>
          </table:table-cell>
          <table:table-cell office:value-type="float" office:value="16.261369335806901" table:style-name="ce1">
            <text:p>16.26136934</text:p>
          </table:table-cell>
          <table:table-cell office:value-type="float" office:value="15.7232510813232" table:style-name="ce1">
            <text:p>15.72325108</text:p>
          </table:table-cell>
          <table:table-cell office:value-type="float" office:value="15.2059480601106" table:style-name="ce1">
            <text:p>15.20594806</text:p>
          </table:table-cell>
          <table:table-cell office:value-type="float" office:value="14.751768934314001" table:style-name="ce1">
            <text:p>14.75176893</text:p>
          </table:table-cell>
          <table:table-cell office:value-type="float" office:value="14.297156169021299" table:style-name="ce1">
            <text:p>14.29715617</text:p>
          </table:table-cell>
          <table:table-cell office:value-type="float" office:value="13.8837859807412" table:style-name="ce1">
            <text:p>13.88378598</text:p>
          </table:table-cell>
          <table:table-cell office:value-type="float" office:value="13.4790302200923" table:style-name="ce1">
            <text:p>13.47903022</text:p>
          </table:table-cell>
          <table:table-cell office:value-type="float" office:value="15.134300858905499" table:style-name="ce1">
            <text:p>15.13430086</text:p>
          </table:table-cell>
          <table:table-cell office:value-type="float" office:value="14.745192367280801" table:style-name="ce1">
            <text:p>14.74519237</text:p>
          </table:table-cell>
          <table:table-cell office:value-type="float" office:value="14.3614512242322" table:style-name="ce1">
            <text:p>14.36145122</text:p>
          </table:table-cell>
          <table:table-cell office:value-type="float" office:value="13.988890940566799" table:style-name="ce1">
            <text:p>13.98889094</text:p>
          </table:table-cell>
          <table:table-cell office:value-type="float" office:value="13.630379912494099" table:style-name="ce1">
            <text:p>13.63037991</text:p>
          </table:table-cell>
          <table:table-cell office:value-type="float" office:value="13.289794435825" table:style-name="ce1">
            <text:p>13.28979444</text:p>
          </table:table-cell>
          <table:table-cell office:value-type="float" office:value="12.989892935901601" table:style-name="ce1">
            <text:p>12.98989294</text:p>
          </table:table-cell>
          <table:table-cell office:value-type="float" office:value="12.6917977363421" table:style-name="ce1">
            <text:p>12.69179774</text:p>
          </table:table-cell>
          <table:table-cell office:value-type="float" office:value="12.4011510157084" table:style-name="ce1">
            <text:p>12.40115102</text:p>
          </table:table-cell>
          <table:table-cell office:value-type="float" office:value="12.1299860961332" table:style-name="ce1">
            <text:p>12.1299861</text:p>
          </table:table-cell>
          <table:table-cell office:value-type="float" office:value="11.8608326848006" table:style-name="ce1">
            <text:p>11.86083268</text:p>
          </table:table-cell>
          <table:table-cell office:value-type="float" office:value="11.6031398187338" table:style-name="ce1">
            <text:p>11.60313982</text:p>
          </table:table-cell>
          <table:table-cell office:value-type="float" office:value="11.356264503441601" table:style-name="ce1">
            <text:p>11.3562645</text:p>
          </table:table-cell>
          <table:table-cell office:value-type="float" office:value="11.143142225461901" table:style-name="ce1">
            <text:p>11.14314223</text:p>
          </table:table-cell>
          <table:table-cell office:value-type="float" office:value="10.9157311596362" table:style-name="ce1">
            <text:p>10.91573116</text:p>
          </table:table-cell>
          <table:table-cell office:value-type="float" office:value="10.719944439651799" table:style-name="ce1">
            <text:p>10.71994444</text:p>
          </table:table-cell>
          <table:table-cell office:value-type="float" office:value="11.156534430305101" table:style-name="ce1">
            <text:p>11.15653443</text:p>
          </table:table-cell>
          <table:table-cell office:value-type="float" office:value="10.9423334333024" table:style-name="ce1">
            <text:p>10.94233343</text:p>
          </table:table-cell>
          <table:table-cell office:value-type="float" office:value="10.7571270507951" table:style-name="ce1">
            <text:p>10.75712705</text:p>
          </table:table-cell>
          <table:table-cell office:value-type="float" office:value="10.5617017432794" table:style-name="ce1">
            <text:p>10.56170174</text:p>
          </table:table-cell>
          <table:table-cell office:value-type="float" office:value="10.3696708024925" table:style-name="ce1">
            <text:p>10.3696708</text:p>
          </table:table-cell>
          <table:table-cell office:value-type="float" office:value="10.204612308884" table:style-name="ce1">
            <text:p>10.20461231</text:p>
          </table:table-cell>
          <table:table-cell office:value-type="float" office:value="10.048875913945601" table:style-name="ce1">
            <text:p>10.04887591</text:p>
          </table:table-cell>
          <table:table-cell office:value-type="float" office:value="9.8756194326706694" table:style-name="ce1">
            <text:p>9.875619433</text:p>
          </table:table-cell>
          <table:table-cell office:value-type="float" office:value="9.7082360524559093" table:style-name="ce1">
            <text:p>9.708236052</text:p>
          </table:table-cell>
          <table:table-cell office:value-type="float" office:value="9.5464321182483101" table:style-name="ce1">
            <text:p>9.546432118</text:p>
          </table:table-cell>
          <table:table-cell office:value-type="float" office:value="9.3899332310639103" table:style-name="ce1">
            <text:p>9.389933231</text:p>
          </table:table-cell>
          <table:table-cell office:value-type="float" office:value="9.2612395561024492" table:style-name="ce1">
            <text:p>9.261239556</text:p>
          </table:table-cell>
          <table:table-cell office:value-type="float" office:value="9.1380675476961404" table:style-name="ce1">
            <text:p>9.138067548</text:p>
          </table:table-cell>
          <table:table-cell office:value-type="float" office:value="8.9962135269660504" table:style-name="ce1">
            <text:p>8.996213527</text:p>
          </table:table-cell>
          <table:table-cell office:value-type="float" office:value="8.8587242453353507" table:style-name="ce1">
            <text:p>8.858724245</text:p>
          </table:table-cell>
          <table:table-cell office:value-type="float" office:value="8.7247751292872895" table:style-name="ce1">
            <text:p>8.724775129</text:p>
          </table:table-cell>
          <table:table-cell office:value-type="float" office:value="8.5948244943152901" table:style-name="ce1">
            <text:p>8.594824494</text:p>
          </table:table-cell>
          <table:table-cell office:value-type="float" office:value="8.4686959368424706" table:style-name="ce1">
            <text:p>8.468695937</text:p>
          </table:table-cell>
          <table:table-cell office:value-type="float" office:value="8.3677206772723594" table:style-name="ce1">
            <text:p>8.367720677</text:p>
          </table:table-cell>
          <table:table-cell office:value-type="float" office:value="8.2484401331136592" table:style-name="ce1">
            <text:p>8.248440133</text:p>
          </table:table-cell>
          <table:table-cell office:value-type="float" office:value="8.1325196042833792" table:style-name="ce1">
            <text:p>8.132519604</text:p>
          </table:table-cell>
          <table:table-cell office:value-type="float" office:value="8.0198190901428195" table:style-name="ce1">
            <text:p>8.01981909</text:p>
          </table:table-cell>
          <table:table-cell office:value-type="float" office:value="7.9102062613211803" table:style-name="ce1">
            <text:p>7.910206261</text:p>
          </table:table-cell>
          <table:table-cell office:value-type="float" office:value="7.8035559413866196" table:style-name="ce1">
            <text:p>7.803555941</text:p>
          </table:table-cell>
          <table:table-cell office:value-type="float" office:value="7.7195272358548603" table:style-name="ce1">
            <text:p>7.719527236</text:p>
          </table:table-cell>
          <table:table-cell office:value-type="float" office:value="7.6181924378326098" table:style-name="ce1">
            <text:p>7.618192438</text:p>
          </table:table-cell>
          <table:table-cell office:value-type="float" office:value="7.5194897124862496" table:style-name="ce1">
            <text:p>7.519489712</text:p>
          </table:table-cell>
          <table:table-cell office:value-type="float" office:value="7.44233475497367" table:style-name="ce1">
            <text:p>7.442334755</text:p>
          </table:table-cell>
          <table:table-cell office:value-type="float" office:value="7.3481279859233704" table:style-name="ce1">
            <text:p>7.348127986</text:p>
          </table:table-cell>
          <table:table-cell office:value-type="float" office:value="7.2703563256045296" table:style-name="ce1">
            <text:p>7.270356326</text:p>
          </table:table-cell>
          <table:table-cell office:value-type="float" office:value="7.1805988401032401" table:style-name="ce1">
            <text:p>7.18059884</text:p>
          </table:table-cell>
          <table:table-cell office:value-type="float" office:value="7.0930305615654001" table:style-name="ce1">
            <text:p>7.093030562</text:p>
          </table:table-cell>
          <table:table-cell office:value-type="float" office:value="7.00757236202847" table:style-name="ce1">
            <text:p>7.007572362</text:p>
          </table:table-cell>
          <table:table-cell office:value-type="float" office:value="6.9241488815281302" table:style-name="ce1">
            <text:p>6.924148882</text:p>
          </table:table-cell>
          <table:table-cell office:value-type="float" office:value="6.84268830645133" table:style-name="ce1">
            <text:p>6.842688306</text:p>
          </table:table-cell>
          <table:table-cell office:value-type="float" office:value="6.7633324259828598" table:style-name="ce1">
            <text:p>6.763332426</text:p>
          </table:table-cell>
          <table:table-cell office:value-type="float" office:value="6.6858008186286204" table:style-name="ce1">
            <text:p>6.685800819</text:p>
          </table:table-cell>
          <table:table-cell office:value-type="float" office:value="6.61976572033005" table:style-name="ce1">
            <text:p>6.61976572</text:p>
          </table:table-cell>
          <table:table-cell office:value-type="float" office:value="6.5460538607866798" table:style-name="ce1">
            <text:p>6.546053861</text:p>
          </table:table-cell>
          <table:table-cell office:value-type="float" office:value="6.4739800425664997" table:style-name="ce1">
            <text:p>6.473980043</text:p>
          </table:table-cell>
          <table:table-cell office:value-type="float" office:value="6.4034902643071998" table:style-name="ce1">
            <text:p>6.403490264</text:p>
          </table:table-cell>
          <table:table-cell office:value-type="float" office:value="6.3345328725318" table:style-name="ce1">
            <text:p>6.334532873</text:p>
          </table:table-cell>
          <table:table-cell office:value-type="float" office:value="6.2670584354182299" table:style-name="ce1">
            <text:p>6.267058435</text:p>
          </table:table-cell>
          <table:table-cell office:value-type="float" office:value="6.2127076804374699" table:style-name="ce1">
            <text:p>6.21270768</text:p>
          </table:table-cell>
          <table:table-cell office:value-type="float" office:value="6.1479361282325504" table:style-name="ce1">
            <text:p>6.147936128</text:p>
          </table:table-cell>
          <table:table-cell office:value-type="float" office:value="6.0845139833652402" table:style-name="ce1">
            <text:p>6.084513983</text:p>
          </table:table-cell>
          <table:table-cell office:value-type="float" office:value="6.0337260811369999" table:style-name="ce1">
            <text:p>6.033726081</text:p>
          </table:table-cell>
          <table:table-cell office:value-type="float" office:value="5.9874778867019796" table:style-name="ce1">
            <text:p>5.987477887</text:p>
          </table:table-cell>
          <table:table-cell office:value-type="float" office:value="5.9290605388054596" table:style-name="ce1">
            <text:p>5.929060539</text:p>
          </table:table-cell>
          <table:table-cell office:value-type="float" office:value="5.87181153786688" table:style-name="ce1">
            <text:p>5.871811538</text:p>
          </table:table-cell>
          <table:table-cell office:value-type="float" office:value="5.8268197186542796" table:style-name="ce1">
            <text:p>5.826819719</text:p>
          </table:table-cell>
          <table:table-cell office:value-type="float" office:value="5.7844136726528204" table:style-name="ce1">
            <text:p>5.784413673</text:p>
          </table:table-cell>
          <table:table-cell office:value-type="float" office:value="5.7288311148694904" table:style-name="ce1">
            <text:p>5.728831115</text:p>
          </table:table-cell>
          <table:table-cell office:value-type="float" office:value="5.6743174524281503" table:style-name="ce1">
            <text:p>5.674317452</text:p>
          </table:table-cell>
          <table:table-cell office:value-type="float" office:value="5.6208421454618902" table:style-name="ce1">
            <text:p>5.620842145</text:p>
          </table:table-cell>
          <table:table-cell office:value-type="float" office:value="5.5683758065515896" table:style-name="ce1">
            <text:p>5.568375807</text:p>
          </table:table-cell>
          <table:table-cell office:value-type="float" office:value="5.5168901468732603" table:style-name="ce1">
            <text:p>5.516890147</text:p>
          </table:table-cell>
          <table:table-cell office:value-type="float" office:value="5.4663579253371202" table:style-name="ce1">
            <text:p>5.466357925</text:p>
          </table:table-cell>
          <table:table-cell office:value-type="float" office:value="5.4167529005264097" table:style-name="ce1">
            <text:p>5.416752901</text:p>
          </table:table-cell>
          <table:table-cell office:value-type="float" office:value="5.3680497852577203" table:style-name="ce1">
            <text:p>5.368049785</text:p>
          </table:table-cell>
          <table:table-cell office:value-type="float" office:value="5.3202242035974701" table:style-name="ce1">
            <text:p>5.320224204</text:p>
          </table:table-cell>
          <table:table-cell office:value-type="float" office:value="5.2732526501811599" table:style-name="ce1">
            <text:p>5.27325265</text:p>
          </table:table-cell>
          <table:table-cell office:value-type="float" office:value="5.2271124516925704" table:style-name="ce1">
            <text:p>5.227112452</text:p>
          </table:table-cell>
          <table:table-cell office:value-type="float" office:value="5.1817817303704397" table:style-name="ce1">
            <text:p>5.18178173</text:p>
          </table:table-cell>
          <table:table-cell office:value-type="float" office:value="5.1372393694191301" table:style-name="ce1">
            <text:p>5.137239369</text:p>
          </table:table-cell>
          <table:table-cell office:value-type="float" office:value="5.0934649802083696" table:style-name="ce1">
            <text:p>5.09346498</text:p>
          </table:table-cell>
          <table:table-cell office:value-type="float" office:value="5.0504388711550501" table:style-name="ce1">
            <text:p>5.050438871</text:p>
          </table:table-cell>
          <table:table-cell office:value-type="float" office:value="5.0081420181873799" table:style-name="ce1">
            <text:p>5.008142018</text:p>
          </table:table-cell>
          <table:table-cell office:value-type="float" office:value="4.9665560366981598" table:style-name="ce1">
            <text:p>4.966556037</text:p>
          </table:table-cell>
          <table:table-cell office:value-type="float" office:value="4.9256631549004304" table:style-name="ce1">
            <text:p>4.925663155</text:p>
          </table:table-cell>
          <table:table-cell office:value-type="float" office:value="4.8854461885043099" table:style-name="ce1">
            <text:p>4.885446189</text:p>
          </table:table-cell>
          <table:table-cell office:value-type="float" office:value="4.8464022862926202" table:style-name="ce1">
            <text:p>4.846402286</text:p>
          </table:table-cell>
          <table:table-cell office:value-type="float" office:value="4.8079932442794897" table:style-name="ce1">
            <text:p>4.807993244</text:p>
          </table:table-cell>
          <table:table-cell office:value-type="float" office:value="4.7702037029439897" table:style-name="ce1">
            <text:p>4.770203703</text:p>
          </table:table-cell>
          <table:table-cell office:value-type="float" office:value="4.7325173550882003" table:style-name="ce1">
            <text:p>4.732517355</text:p>
          </table:table-cell>
          <table:table-cell office:value-type="float" office:value="4.6951012061284798" table:style-name="ce1">
            <text:p>4.695101206</text:p>
          </table:table-cell>
          <table:table-cell office:value-type="float" office:value="4.6635381973754502" table:style-name="ce1">
            <text:p>4.663538197</text:p>
          </table:table-cell>
          <table:table-cell office:value-type="float" office:value="4.6271586868157204" table:style-name="ce1">
            <text:p>4.627158687</text:p>
          </table:table-cell>
          <table:table-cell office:value-type="float" office:value="4.7358683565827597" table:style-name="ce1">
            <text:p>4.735868357</text:p>
          </table:table-cell>
          <table:table-cell office:value-type="float" office:value="4.6994921449608098" table:style-name="ce1">
            <text:p>4.699492145</text:p>
          </table:table-cell>
          <table:table-cell office:value-type="float" office:value="4.6636712953483697" table:style-name="ce1">
            <text:p>4.663671295</text:p>
          </table:table-cell>
          <table:table-cell office:value-type="float" office:value="4.6283931858815599" table:style-name="ce1">
            <text:p>4.628393186</text:p>
          </table:table-cell>
          <table:table-cell office:value-type="float" office:value="4.5938987536232396" table:style-name="ce1">
            <text:p>4.593898754</text:p>
          </table:table-cell>
          <table:table-cell office:value-type="float" office:value="4.5596678737135896" table:style-name="ce1">
            <text:p>4.559667874</text:p>
          </table:table-cell>
          <table:table-cell office:value-type="float" office:value="4.5258925561305299" table:style-name="ce1">
            <text:p>4.525892556</text:p>
          </table:table-cell>
          <table:table-cell office:value-type="float" office:value="4.4930507742543497" table:style-name="ce1">
            <text:p>4.493050774</text:p>
          </table:table-cell>
          <table:table-cell office:value-type="float" office:value="4.4606884344493496" table:style-name="ce1">
            <text:p>4.460688434</text:p>
          </table:table-cell>
          <table:table-cell office:value-type="float" office:value="4.4297703207873402" table:style-name="ce1">
            <text:p>4.429770321</text:p>
          </table:table-cell>
          <table:table-cell office:value-type="float" office:value="4.4000858033670101" table:style-name="ce1">
            <text:p>4.400085803</text:p>
          </table:table-cell>
          <table:table-cell office:value-type="float" office:value="4.3693889874402299" table:style-name="ce1">
            <text:p>4.369388987</text:p>
          </table:table-cell>
          <table:table-cell office:value-type="float" office:value="4.3397762197923599" table:style-name="ce1">
            <text:p>4.33977622</text:p>
          </table:table-cell>
          <table:table-cell office:value-type="float" office:value="4.3096327972654498" table:style-name="ce1">
            <text:p>4.309632797</text:p>
          </table:table-cell>
          <table:table-cell office:value-type="float" office:value="4.2799109610675803" table:style-name="ce1">
            <text:p>4.279910961</text:p>
          </table:table-cell>
          <table:table-cell office:value-type="float" office:value="4.2510372052176502" table:style-name="ce1">
            <text:p>4.251037205</text:p>
          </table:table-cell>
          <table:table-cell office:value-type="float" office:value="4.2230575606926397" table:style-name="ce1">
            <text:p>4.223057561</text:p>
          </table:table-cell>
          <table:table-cell office:value-type="float" office:value="4.1955308681190404" table:style-name="ce1">
            <text:p>4.195530868</text:p>
          </table:table-cell>
          <table:table-cell office:value-type="float" office:value="4.1683786883695699" table:style-name="ce1">
            <text:p>4.168378688</text:p>
          </table:table-cell>
          <table:table-cell office:value-type="float" office:value="4.1406153879141696" table:style-name="ce1">
            <text:p>4.140615388</text:p>
          </table:table-cell>
          <table:table-cell office:value-type="float" office:value="4.1135141542611704" table:style-name="ce1">
            <text:p>4.113514154</text:p>
          </table:table-cell>
          <table:table-cell office:value-type="float" office:value="4.0897358603959804" table:style-name="ce1">
            <text:p>4.08973586</text:p>
          </table:table-cell>
          <table:table-cell office:value-type="float" office:value="4.0647451542489099" table:style-name="ce1">
            <text:p>4.064745154</text:p>
          </table:table-cell>
          <table:table-cell office:value-type="float" office:value="4.0400832731827299" table:style-name="ce1">
            <text:p>4.040083273</text:p>
          </table:table-cell>
          <table:table-cell office:value-type="float" office:value="4.0157437696468197" table:style-name="ce1">
            <text:p>4.01574377</text:p>
          </table:table-cell>
          <table:table-cell office:value-type="float" office:value="3.9939268617645598" table:style-name="ce1">
            <text:p>3.993926862</text:p>
          </table:table-cell>
          <table:table-cell office:value-type="float" office:value="3.9723914623711098" table:style-name="ce1">
            <text:p>3.972391462</text:p>
          </table:table-cell>
          <table:table-cell office:value-type="float" office:value="3.9499395591148998" table:style-name="ce1">
            <text:p>3.949939559</text:p>
          </table:table-cell>
          <table:table-cell office:value-type="float" office:value="3.9277736673651402" table:style-name="ce1">
            <text:p>3.927773667</text:p>
          </table:table-cell>
          <table:table-cell office:value-type="float" office:value="3.9058883565236102" table:style-name="ce1">
            <text:p>3.905888357</text:p>
          </table:table-cell>
          <table:table-cell office:value-type="float" office:value="3.88196787361225" table:style-name="ce1">
            <text:p>3.881967874</text:p>
          </table:table-cell>
          <table:table-cell office:value-type="float" office:value="3.8579595349992002" table:style-name="ce1">
            <text:p>3.857959535</text:p>
          </table:table-cell>
          <table:table-cell office:value-type="float" office:value="3.8342494366173701" table:style-name="ce1">
            <text:p>3.834249437</text:p>
          </table:table-cell>
          <table:table-cell office:value-type="float" office:value="3.8108320554995201" table:style-name="ce1">
            <text:p>3.810832055</text:p>
          </table:table-cell>
          <table:table-cell office:value-type="float" office:value="3.7874954223107502" table:style-name="ce1">
            <text:p>3.787495422</text:p>
          </table:table-cell>
          <table:table-cell office:value-type="float" office:value="3.7646487044644901" table:style-name="ce1">
            <text:p>3.764648704</text:p>
          </table:table-cell>
          <table:table-cell office:value-type="float" office:value="3.74207891653153" table:style-name="ce1">
            <text:p>3.742078917</text:p>
          </table:table-cell>
          <table:table-cell office:value-type="float" office:value="3.71957820526164" table:style-name="ce1">
            <text:p>3.719578205</text:p>
          </table:table-cell>
          <table:table-cell office:value-type="float" office:value="3.6973469635877998" table:style-name="ce1">
            <text:p>3.697346964</text:p>
          </table:table-cell>
          <table:table-cell office:value-type="float" office:value="3.6781359373426499" table:style-name="ce1">
            <text:p>3.678135937</text:p>
          </table:table-cell>
          <table:table-cell office:value-type="float" office:value="3.6564788169214699" table:style-name="ce1">
            <text:p>3.656478817</text:p>
          </table:table-cell>
          <table:table-cell office:value-type="float" office:value="3.6350764861522999" table:style-name="ce1">
            <text:p>3.635076486</text:p>
          </table:table-cell>
          <table:table-cell office:value-type="float" office:value="3.61392447504126" table:style-name="ce1">
            <text:p>3.613924475</text:p>
          </table:table-cell>
          <table:table-cell office:value-type="float" office:value="3.5930184175477802" table:style-name="ce1">
            <text:p>3.593018418</text:p>
          </table:table-cell>
          <table:table-cell office:value-type="float" office:value="3.5723540485802401" table:style-name="ce1">
            <text:p>3.572354049</text:p>
          </table:table-cell>
          <table:table-cell office:value-type="float" office:value="3.55192720109509" table:style-name="ce1">
            <text:p>3.551927201</text:p>
          </table:table-cell>
          <table:table-cell office:value-type="float" office:value="3.5317338032954799" table:style-name="ce1">
            <text:p>3.531733803</text:p>
          </table:table-cell>
          <table:table-cell office:value-type="float" office:value="3.5117698759254101" table:style-name="ce1">
            <text:p>3.511769876</text:p>
          </table:table-cell>
          <table:table-cell office:value-type="float" office:value="3.49203152965557" table:style-name="ce1">
            <text:p>3.49203153</text:p>
          </table:table-cell>
          <table:table-cell office:value-type="float" office:value="3.4725149625573" table:style-name="ce1">
            <text:p>3.472514963</text:p>
          </table:table-cell>
          <table:table-cell office:value-type="float" office:value="3.4532164576612399" table:style-name="ce1">
            <text:p>3.453216458</text:p>
          </table:table-cell>
          <table:table-cell office:value-type="float" office:value="3.43413238059737" table:style-name="ce1">
            <text:p>3.434132381</text:p>
          </table:table-cell>
          <table:table-cell office:value-type="float" office:value="3.41515927352224" table:style-name="ce1">
            <text:p>3.415159274</text:p>
          </table:table-cell>
          <table:table-cell office:value-type="float" office:value="3.3963946621292598" table:style-name="ce1">
            <text:p>3.396394662</text:p>
          </table:table-cell>
          <table:table-cell office:value-type="float" office:value="3.3778351284564199" table:style-name="ce1">
            <text:p>3.377835128</text:p>
          </table:table-cell>
          <table:table-cell office:value-type="float" office:value="3.3595756037700499" table:style-name="ce1">
            <text:p>3.359575604</text:p>
          </table:table-cell>
          <table:table-cell office:value-type="float" office:value="3.3415134793505499" table:style-name="ce1">
            <text:p>3.341513479</text:p>
          </table:table-cell>
          <table:table-cell office:value-type="float" office:value="3.32364557132267" table:style-name="ce1">
            <text:p>3.323645571</text:p>
          </table:table-cell>
          <table:table-cell office:value-type="float" office:value="3.3059687639153998" table:style-name="ce1">
            <text:p>3.305968764</text:p>
          </table:table-cell>
          <table:table-cell office:value-type="float" office:value="3.2883838236818099" table:style-name="ce1">
            <text:p>3.288383824</text:p>
          </table:table-cell>
          <table:table-cell office:value-type="float" office:value="3.2726576618220502" table:style-name="ce1">
            <text:p>3.272657662</text:p>
          </table:table-cell>
          <table:table-cell office:value-type="float" office:value="3.2557458331859901" table:style-name="ce1">
            <text:p>3.255745833</text:p>
          </table:table-cell>
          <table:table-cell office:value-type="float" office:value="3.24035522270957" table:style-name="ce1">
            <text:p>3.240355223</text:p>
          </table:table-cell>
          <table:table-cell office:value-type="float" office:value="3.22592574006213" table:style-name="ce1">
            <text:p>3.22592574</text:p>
          </table:table-cell>
          <table:table-cell office:value-type="float" office:value="3.2116457857322902" table:style-name="ce1">
            <text:p>3.211645786</text:p>
          </table:table-cell>
          <table:table-cell office:value-type="float" office:value="3.1951841197551301" table:style-name="ce1">
            <text:p>3.19518412</text:p>
          </table:table-cell>
          <table:table-cell office:value-type="float" office:value="3.1791032279664901" table:style-name="ce1">
            <text:p>3.179103228</text:p>
          </table:table-cell>
          <table:table-cell office:value-type="float" office:value="3.1629755716307599" table:style-name="ce1">
            <text:p>3.162975572</text:p>
          </table:table-cell>
          <table:table-cell office:value-type="float" office:value="3.1472214327949199" table:style-name="ce1">
            <text:p>3.147221433</text:p>
          </table:table-cell>
          <table:table-cell office:value-type="float" office:value="3.13141770124628" table:style-name="ce1">
            <text:p>3.131417701</text:p>
          </table:table-cell>
          <table:table-cell office:value-type="float" office:value="3.1157728011704799" table:style-name="ce1">
            <text:p>3.115772801</text:p>
          </table:table-cell>
          <table:table-cell office:value-type="float" office:value="3.10254340993664" table:style-name="ce1">
            <text:p>3.10254341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23.699796967034999" table:style-name="ce1">
            <text:p>23.69979697</text:p>
          </table:table-cell>
          <table:table-cell office:value-type="string" table:style-name="ce1">
            <text:p><text:s/>global min</text:p>
          </table:table-cell>
          <table:table-cell office:value-type="float" office:value="-13.1038343159974" table:style-name="ce1">
            <text:p>-13.10383432</text:p>
          </table:table-cell>
          <table:table-cell office:value-type="string" table:style-name="ce1">
            <text:p><text:s/>range</text:p>
          </table:table-cell>
          <table:table-cell office:value-type="float" office:value="36.803631283032402" table:style-name="ce1">
            <text:p>36.80363128</text:p>
          </table:table-cell>
          <table:table-cell office:value-type="string" table:style-name="ce1">
            <text:p><text:s/>regret</text:p>
          </table:table-cell>
          <table:table-cell office:value-type="float" office:value="30.696975326305299" table:style-name="ce1">
            <text:p>30.69697533</text:p>
          </table:table-cell>
          <table:table-cell office:value-type="float" office:value="30.749535078753599" table:style-name="ce1">
            <text:p>30.74953508</text:p>
          </table:table-cell>
          <table:table-cell office:value-type="float" office:value="25.4722796410888" table:style-name="ce1">
            <text:p>25.47227964</text:p>
          </table:table-cell>
          <table:table-cell office:value-type="float" office:value="25.073057553719298" table:style-name="ce1">
            <text:p>25.07305755</text:p>
          </table:table-cell>
          <table:table-cell office:value-type="float" office:value="26.555182700267402" table:style-name="ce1">
            <text:p>26.5551827</text:p>
          </table:table-cell>
          <table:table-cell office:value-type="float" office:value="26.840815116943801" table:style-name="ce1">
            <text:p>26.84081512</text:p>
          </table:table-cell>
          <table:table-cell office:value-type="float" office:value="26.246050790486699" table:style-name="ce1">
            <text:p>26.24605079</text:p>
          </table:table-cell>
          <table:table-cell office:value-type="float" office:value="25.5526219290809" table:style-name="ce1">
            <text:p>25.55262193</text:p>
          </table:table-cell>
          <table:table-cell office:value-type="float" office:value="26.5314215338027" table:style-name="ce1">
            <text:p>26.53142153</text:p>
          </table:table-cell>
          <table:table-cell office:value-type="float" office:value="24.1761697941131" table:style-name="ce1">
            <text:p>24.17616979</text:p>
          </table:table-cell>
          <table:table-cell office:value-type="float" office:value="22.886297489886399" table:style-name="ce1">
            <text:p>22.88629749</text:p>
          </table:table-cell>
          <table:table-cell office:value-type="float" office:value="21.078871836691" table:style-name="ce1">
            <text:p>21.07887184</text:p>
          </table:table-cell>
          <table:table-cell office:value-type="float" office:value="21.594064641124799" table:style-name="ce1">
            <text:p>21.59406464</text:p>
          </table:table-cell>
          <table:table-cell office:value-type="float" office:value="22.058249417994201" table:style-name="ce1">
            <text:p>22.05824942</text:p>
          </table:table-cell>
          <table:table-cell office:value-type="float" office:value="22.307977584082401" table:style-name="ce1">
            <text:p>22.30797758</text:p>
          </table:table-cell>
          <table:table-cell office:value-type="float" office:value="22.156527816468198" table:style-name="ce1">
            <text:p>22.15652782</text:p>
          </table:table-cell>
          <table:table-cell office:value-type="float" office:value="20.8570064100259" table:style-name="ce1">
            <text:p>20.85700641</text:p>
          </table:table-cell>
          <table:table-cell office:value-type="float" office:value="20.7568382451182" table:style-name="ce1">
            <text:p>20.75683825</text:p>
          </table:table-cell>
          <table:table-cell office:value-type="float" office:value="20.089437876678499" table:style-name="ce1">
            <text:p>20.08943788</text:p>
          </table:table-cell>
          <table:table-cell office:value-type="float" office:value="20.640318639114302" table:style-name="ce1">
            <text:p>20.64031864</text:p>
          </table:table-cell>
          <table:table-cell office:value-type="float" office:value="19.657827147809599" table:style-name="ce1">
            <text:p>19.65782715</text:p>
          </table:table-cell>
          <table:table-cell office:value-type="float" office:value="18.7642895501818" table:style-name="ce1">
            <text:p>18.76428955</text:p>
          </table:table-cell>
          <table:table-cell office:value-type="float" office:value="17.959467805957999" table:style-name="ce1">
            <text:p>17.95946781</text:p>
          </table:table-cell>
          <table:table-cell office:value-type="float" office:value="17.2245731192383" table:style-name="ce1">
            <text:p>17.22457312</text:p>
          </table:table-cell>
          <table:table-cell office:value-type="float" office:value="16.5484700074561" table:style-name="ce1">
            <text:p>16.54847001</text:p>
          </table:table-cell>
          <table:table-cell office:value-type="float" office:value="17.234893913043699" table:style-name="ce1">
            <text:p>17.23489391</text:p>
          </table:table-cell>
          <table:table-cell office:value-type="float" office:value="17.462251736905799" table:style-name="ce1">
            <text:p>17.46225174</text:p>
          </table:table-cell>
          <table:table-cell office:value-type="float" office:value="16.854633460933901" table:style-name="ce1">
            <text:p>16.85463346</text:p>
          </table:table-cell>
          <table:table-cell office:value-type="float" office:value="16.451984157325501" table:style-name="ce1">
            <text:p>16.45198416</text:p>
          </table:table-cell>
          <table:table-cell office:value-type="float" office:value="15.912030999849099" table:style-name="ce1">
            <text:p>15.912031</text:p>
          </table:table-cell>
          <table:table-cell office:value-type="float" office:value="15.403931273626499" table:style-name="ce1">
            <text:p>15.40393127</text:p>
          </table:table-cell>
          <table:table-cell office:value-type="float" office:value="14.9275877802929" table:style-name="ce1">
            <text:p>14.92758778</text:p>
          </table:table-cell>
          <table:table-cell office:value-type="float" office:value="14.482915103103201" table:style-name="ce1">
            <text:p>14.4829151</text:p>
          </table:table-cell>
          <table:table-cell office:value-type="float" office:value="15.0038021594785" table:style-name="ce1">
            <text:p>15.00380216</text:p>
          </table:table-cell>
          <table:table-cell office:value-type="float" office:value="14.584957399522599" table:style-name="ce1">
            <text:p>14.5849574</text:p>
          </table:table-cell>
          <table:table-cell office:value-type="float" office:value="14.1842902352845" table:style-name="ce1">
            <text:p>14.18429024</text:p>
          </table:table-cell>
          <table:table-cell office:value-type="float" office:value="14.6258774435523" table:style-name="ce1">
            <text:p>14.62587744</text:p>
          </table:table-cell>
          <table:table-cell office:value-type="float" office:value="14.243662843053601" table:style-name="ce1">
            <text:p>14.24366284</text:p>
          </table:table-cell>
          <table:table-cell office:value-type="float" office:value="14.758981706409401" table:style-name="ce1">
            <text:p>14.75898171</text:p>
          </table:table-cell>
          <table:table-cell office:value-type="float" office:value="14.9175311550214" table:style-name="ce1">
            <text:p>14.91753116</text:p>
          </table:table-cell>
          <table:table-cell office:value-type="float" office:value="14.5646386880622" table:style-name="ce1">
            <text:p>14.56463869</text:p>
          </table:table-cell>
          <table:table-cell office:value-type="float" office:value="14.228550624291501" table:style-name="ce1">
            <text:p>14.22855062</text:p>
          </table:table-cell>
          <table:table-cell office:value-type="float" office:value="13.9108461494626" table:style-name="ce1">
            <text:p>13.91084615</text:p>
          </table:table-cell>
          <table:table-cell office:value-type="float" office:value="13.602514090634401" table:style-name="ce1">
            <text:p>13.60251409</text:p>
          </table:table-cell>
          <table:table-cell office:value-type="float" office:value="13.300355928776399" table:style-name="ce1">
            <text:p>13.30035593</text:p>
          </table:table-cell>
          <table:table-cell office:value-type="float" office:value="13.4075009202713" table:style-name="ce1">
            <text:p>13.40750092</text:p>
          </table:table-cell>
          <table:table-cell office:value-type="float" office:value="13.13430426679" table:style-name="ce1">
            <text:p>13.13430427</text:p>
          </table:table-cell>
          <table:table-cell office:value-type="float" office:value="12.8611754888957" table:style-name="ce1">
            <text:p>12.86117549</text:p>
          </table:table-cell>
          <table:table-cell office:value-type="float" office:value="12.5988126586535" table:style-name="ce1">
            <text:p>12.59881266</text:p>
          </table:table-cell>
          <table:table-cell office:value-type="float" office:value="12.363697821991501" table:style-name="ce1">
            <text:p>12.36369782</text:p>
          </table:table-cell>
          <table:table-cell office:value-type="float" office:value="12.5714755738507" table:style-name="ce1">
            <text:p>12.57147557</text:p>
          </table:table-cell>
          <table:table-cell office:value-type="float" office:value="12.3431551037707" table:style-name="ce1">
            <text:p>12.3431551</text:p>
          </table:table-cell>
          <table:table-cell office:value-type="float" office:value="12.111485458547699" table:style-name="ce1">
            <text:p>12.11148546</text:p>
          </table:table-cell>
          <table:table-cell office:value-type="float" office:value="11.8977034724014" table:style-name="ce1">
            <text:p>11.89770347</text:p>
          </table:table-cell>
          <table:table-cell office:value-type="float" office:value="11.6814797148491" table:style-name="ce1">
            <text:p>11.68147971</text:p>
          </table:table-cell>
          <table:table-cell office:value-type="float" office:value="11.4728818627982" table:style-name="ce1">
            <text:p>11.47288186</text:p>
          </table:table-cell>
          <table:table-cell office:value-type="float" office:value="11.271603233626299" table:style-name="ce1">
            <text:p>11.27160323</text:p>
          </table:table-cell>
          <table:table-cell office:value-type="float" office:value="11.0870455607474" table:style-name="ce1">
            <text:p>11.08704556</text:p>
          </table:table-cell>
          <table:table-cell office:value-type="float" office:value="10.8992210055996" table:style-name="ce1">
            <text:p>10.89922101</text:p>
          </table:table-cell>
          <table:table-cell office:value-type="float" office:value="10.731618502598799" table:style-name="ce1">
            <text:p>10.7316185</text:p>
          </table:table-cell>
          <table:table-cell office:value-type="float" office:value="10.5557788026714" table:style-name="ce1">
            <text:p>10.5557788</text:p>
          </table:table-cell>
          <table:table-cell office:value-type="float" office:value="10.3856113511288" table:style-name="ce1">
            <text:p>10.38561135</text:p>
          </table:table-cell>
          <table:table-cell office:value-type="float" office:value="10.221652339566001" table:style-name="ce1">
            <text:p>10.22165234</text:p>
          </table:table-cell>
          <table:table-cell office:value-type="float" office:value="10.063714458547199" table:style-name="ce1">
            <text:p>10.06371446</text:p>
          </table:table-cell>
          <table:table-cell office:value-type="float" office:value="9.9138418564877693" table:style-name="ce1">
            <text:p>9.913841856</text:p>
          </table:table-cell>
          <table:table-cell office:value-type="float" office:value="9.76461188755537" table:style-name="ce1">
            <text:p>9.764611888</text:p>
          </table:table-cell>
          <table:table-cell office:value-type="float" office:value="9.6236773119901304" table:style-name="ce1">
            <text:p>9.623677312</text:p>
          </table:table-cell>
          <table:table-cell office:value-type="float" office:value="9.4838236449661792" table:style-name="ce1">
            <text:p>9.483823645</text:p>
          </table:table-cell>
          <table:table-cell office:value-type="float" office:value="9.6168215194501698" table:style-name="ce1">
            <text:p>9.616821519</text:p>
          </table:table-cell>
          <table:table-cell office:value-type="float" office:value="9.4803621249858701" table:style-name="ce1">
            <text:p>9.480362125</text:p>
          </table:table-cell>
          <table:table-cell office:value-type="float" office:value="9.3587101348530304" table:style-name="ce1">
            <text:p>9.358710135</text:p>
          </table:table-cell>
          <table:table-cell office:value-type="float" office:value="9.2332002069340202" table:style-name="ce1">
            <text:p>9.233200207</text:p>
          </table:table-cell>
          <table:table-cell office:value-type="float" office:value="9.1111289071771804" table:style-name="ce1">
            <text:p>9.111128907</text:p>
          </table:table-cell>
          <table:table-cell office:value-type="float" office:value="8.9883315290783994" table:style-name="ce1">
            <text:p>8.988331529</text:p>
          </table:table-cell>
          <table:table-cell office:value-type="float" office:value="8.8685590661177098" table:style-name="ce1">
            <text:p>8.868559066</text:p>
          </table:table-cell>
          <table:table-cell office:value-type="float" office:value="8.7574589169886696" table:style-name="ce1">
            <text:p>8.757458917</text:p>
          </table:table-cell>
          <table:table-cell office:value-type="float" office:value="8.6441088272415705" table:style-name="ce1">
            <text:p>8.644108827</text:p>
          </table:table-cell>
          <table:table-cell office:value-type="float" office:value="8.5336651500520908" table:style-name="ce1">
            <text:p>8.53366515</text:p>
          </table:table-cell>
          <table:table-cell office:value-type="float" office:value="8.4257453041237707" table:style-name="ce1">
            <text:p>8.425745304</text:p>
          </table:table-cell>
          <table:table-cell office:value-type="float" office:value="8.3205234543436699" table:style-name="ce1">
            <text:p>8.320523454</text:p>
          </table:table-cell>
          <table:table-cell office:value-type="float" office:value="8.2261893230256895" table:style-name="ce1">
            <text:p>8.226189323</text:p>
          </table:table-cell>
          <table:table-cell office:value-type="float" office:value="8.12725564779808" table:style-name="ce1">
            <text:p>8.127255648</text:p>
          </table:table-cell>
          <table:table-cell office:value-type="float" office:value="8.0455353640018004" table:style-name="ce1">
            <text:p>8.045535364</text:p>
          </table:table-cell>
          <table:table-cell office:value-type="float" office:value="7.9511078948394198" table:style-name="ce1">
            <text:p>7.951107895</text:p>
          </table:table-cell>
          <table:table-cell office:value-type="float" office:value="7.8802333923902204" table:style-name="ce1">
            <text:p>7.880233392</text:p>
          </table:table-cell>
          <table:table-cell office:value-type="float" office:value="7.7899240268317502" table:style-name="ce1">
            <text:p>7.789924027</text:p>
          </table:table-cell>
          <table:table-cell office:value-type="float" office:value="7.7016907386424398" table:style-name="ce1">
            <text:p>7.701690739</text:p>
          </table:table-cell>
          <table:table-cell office:value-type="float" office:value="7.6154627524574403" table:style-name="ce1">
            <text:p>7.615462752</text:p>
          </table:table-cell>
          <table:table-cell office:value-type="float" office:value="7.5311724738271497" table:style-name="ce1">
            <text:p>7.531172474</text:p>
          </table:table-cell>
          <table:table-cell office:value-type="float" office:value="7.4487553124997596" table:style-name="ce1">
            <text:p>7.448755312</text:p>
          </table:table-cell>
          <table:table-cell office:value-type="float" office:value="7.3681495173553904" table:style-name="ce1">
            <text:p>7.368149517</text:p>
          </table:table-cell>
          <table:table-cell office:value-type="float" office:value="7.30681905788727" table:style-name="ce1">
            <text:p>7.306819058</text:p>
          </table:table-cell>
          <table:table-cell office:value-type="float" office:value="7.2489691237880303" table:style-name="ce1">
            <text:p>7.248969124</text:p>
          </table:table-cell>
          <table:table-cell office:value-type="float" office:value="7.1725403448854896" table:style-name="ce1">
            <text:p>7.172540345</text:p>
          </table:table-cell>
          <table:table-cell office:value-type="float" office:value="7.0977205929072102" table:style-name="ce1">
            <text:p>7.097720593</text:p>
          </table:table-cell>
          <table:table-cell office:value-type="float" office:value="7.0244595857618197" table:style-name="ce1">
            <text:p>7.024459586</text:p>
          </table:table-cell>
          <table:table-cell office:value-type="float" office:value="6.9527091148462299" table:style-name="ce1">
            <text:p>6.952709115</text:p>
          </table:table-cell>
          <table:table-cell office:value-type="float" office:value="6.8860993048203598" table:style-name="ce1">
            <text:p>6.886099305</text:p>
          </table:table-cell>
          <table:table-cell office:value-type="float" office:value="6.8171959169630698" table:style-name="ce1">
            <text:p>6.817195917</text:p>
          </table:table-cell>
          <table:table-cell office:value-type="float" office:value="6.7496705968629298" table:style-name="ce1">
            <text:p>6.749670597</text:p>
          </table:table-cell>
          <table:table-cell office:value-type="float" office:value="6.6834824118142802" table:style-name="ce1">
            <text:p>6.683482412</text:p>
          </table:table-cell>
          <table:table-cell office:value-type="float" office:value="6.6185920343156104" table:style-name="ce1">
            <text:p>6.618592034</text:p>
          </table:table-cell>
          <table:table-cell office:value-type="float" office:value="6.5549616641470001" table:style-name="ce1">
            <text:p>6.554961664</text:p>
          </table:table-cell>
          <table:table-cell office:value-type="float" office:value="6.4925549549431798" table:style-name="ce1">
            <text:p>6.492554955</text:p>
          </table:table-cell>
          <table:table-cell office:value-type="float" office:value="6.4313369449622897" table:style-name="ce1">
            <text:p>6.431336945</text:p>
          </table:table-cell>
          <table:table-cell office:value-type="float" office:value="6.3712739917734798" table:style-name="ce1">
            <text:p>6.371273992</text:p>
          </table:table-cell>
          <table:table-cell office:value-type="float" office:value="6.3123337106069002" table:style-name="ce1">
            <text:p>6.312333711</text:p>
          </table:table-cell>
          <table:table-cell office:value-type="float" office:value="6.2541593429759299" table:style-name="ce1">
            <text:p>6.254159343</text:p>
          </table:table-cell>
          <table:table-cell office:value-type="float" office:value="6.1982582433793603" table:style-name="ce1">
            <text:p>6.198258243</text:p>
          </table:table-cell>
          <table:table-cell office:value-type="float" office:value="6.1448376713912296" table:style-name="ce1">
            <text:p>6.144837671</text:p>
          </table:table-cell>
          <table:table-cell office:value-type="float" office:value="6.0933071313995102" table:style-name="ce1">
            <text:p>6.093307131</text:p>
          </table:table-cell>
          <table:table-cell office:value-type="float" office:value="6.0389740080987604" table:style-name="ce1">
            <text:p>6.038974008</text:p>
          </table:table-cell>
          <table:table-cell office:value-type="float" office:value="5.9856025329980298" table:style-name="ce1">
            <text:p>5.985602533</text:p>
          </table:table-cell>
          <table:table-cell office:value-type="float" office:value="5.9331673995657201" table:style-name="ce1">
            <text:p>5.9331674</text:p>
          </table:table-cell>
          <table:table-cell office:value-type="float" office:value="5.8816441814974603" table:style-name="ce1">
            <text:p>5.881644181</text:p>
          </table:table-cell>
          <table:table-cell office:value-type="float" office:value="5.8310092947751997" table:style-name="ce1">
            <text:p>5.831009295</text:p>
          </table:table-cell>
          <table:table-cell office:value-type="float" office:value="5.7812399616721297" table:style-name="ce1">
            <text:p>5.781239962</text:p>
          </table:table-cell>
          <table:table-cell office:value-type="float" office:value="5.7342311447677803" table:style-name="ce1">
            <text:p>5.734231145</text:p>
          </table:table-cell>
          <table:table-cell office:value-type="float" office:value="5.6881736513918604" table:style-name="ce1">
            <text:p>5.688173651</text:p>
          </table:table-cell>
          <table:table-cell office:value-type="float" office:value="5.6422431564470399" table:style-name="ce1">
            <text:p>5.642243156</text:p>
          </table:table-cell>
          <table:table-cell office:value-type="float" office:value="5.5961474601701999" table:style-name="ce1">
            <text:p>5.59614746</text:p>
          </table:table-cell>
          <table:table-cell office:value-type="float" office:value="5.5508074310454303" table:style-name="ce1">
            <text:p>5.550807431</text:p>
          </table:table-cell>
          <table:table-cell office:value-type="float" office:value="5.5069873664592999" table:style-name="ce1">
            <text:p>5.506987366</text:p>
          </table:table-cell>
          <table:table-cell office:value-type="float" office:value="5.4646196411897296" table:style-name="ce1">
            <text:p>5.464619641</text:p>
          </table:table-cell>
          <table:table-cell office:value-type="float" office:value="5.4227762805958903" table:style-name="ce1">
            <text:p>5.422776281</text:p>
          </table:table-cell>
          <table:table-cell office:value-type="float" office:value="5.3822938920569001" table:style-name="ce1">
            <text:p>5.382293892</text:p>
          </table:table-cell>
          <table:table-cell office:value-type="float" office:value="5.3399136251903103" table:style-name="ce1">
            <text:p>5.339913625</text:p>
          </table:table-cell>
          <table:table-cell office:value-type="float" office:value="5.3007111384676104" table:style-name="ce1">
            <text:p>5.300711138</text:p>
          </table:table-cell>
          <table:table-cell office:value-type="float" office:value="5.2596203544484803" table:style-name="ce1">
            <text:p>5.259620354</text:p>
          </table:table-cell>
          <table:table-cell office:value-type="float" office:value="5.2191617363373402" table:style-name="ce1">
            <text:p>5.219161736</text:p>
          </table:table-cell>
          <table:table-cell office:value-type="float" office:value="5.17938185530969" table:style-name="ce1">
            <text:p>5.179381855</text:p>
          </table:table-cell>
          <table:table-cell office:value-type="float" office:value="5.1442638971105898" table:style-name="ce1">
            <text:p>5.144263897</text:p>
          </table:table-cell>
          <table:table-cell office:value-type="float" office:value="5.1096740285084703" table:style-name="ce1">
            <text:p>5.109674029</text:p>
          </table:table-cell>
          <table:table-cell office:value-type="float" office:value="5.0756004266019001" table:style-name="ce1">
            <text:p>5.075600427</text:p>
          </table:table-cell>
          <table:table-cell office:value-type="float" office:value="5.0380433627532" table:style-name="ce1">
            <text:p>5.038043363</text:p>
          </table:table-cell>
          <table:table-cell office:value-type="float" office:value="5.0010386086669696" table:style-name="ce1">
            <text:p>5.001038609</text:p>
          </table:table-cell>
          <table:table-cell office:value-type="float" office:value="4.9645740699688696" table:style-name="ce1">
            <text:p>4.96457407</text:p>
          </table:table-cell>
          <table:table-cell office:value-type="float" office:value="4.9285988955488103" table:style-name="ce1">
            <text:p>4.928598896</text:p>
          </table:table-cell>
          <table:table-cell office:value-type="float" office:value="4.8931801754875002" table:style-name="ce1">
            <text:p>4.893180175</text:p>
          </table:table-cell>
          <table:table-cell office:value-type="float" office:value="4.8582288885197302" table:style-name="ce1">
            <text:p>4.858228889</text:p>
          </table:table-cell>
          <table:table-cell office:value-type="float" office:value="4.8276301827361001" table:style-name="ce1">
            <text:p>4.827630183</text:p>
          </table:table-cell>
          <table:table-cell office:value-type="float" office:value="4.7936891062500404" table:style-name="ce1">
            <text:p>4.793689106</text:p>
          </table:table-cell>
          <table:table-cell office:value-type="float" office:value="4.7602227301344104" table:style-name="ce1">
            <text:p>4.76022273</text:p>
          </table:table-cell>
          <table:table-cell office:value-type="float" office:value="4.7272211647981699" table:style-name="ce1">
            <text:p>4.727221165</text:p>
          </table:table-cell>
          <table:table-cell office:value-type="float" office:value="4.6946747934665698" table:style-name="ce1">
            <text:p>4.694674793</text:p>
          </table:table-cell>
          <table:table-cell office:value-type="float" office:value="4.6625742628381301" table:style-name="ce1">
            <text:p>4.662574263</text:p>
          </table:table-cell>
          <table:table-cell office:value-type="float" office:value="4.63091047412302" table:style-name="ce1">
            <text:p>4.630910474</text:p>
          </table:table-cell>
          <table:table-cell office:value-type="float" office:value="4.5996745744445802" table:style-name="ce1">
            <text:p>4.599674574</text:p>
          </table:table-cell>
          <table:table-cell office:value-type="float" office:value="4.5688579485873397" table:style-name="ce1">
            <text:p>4.568857949</text:p>
          </table:table-cell>
          <table:table-cell office:value-type="float" office:value="4.5440193677671203" table:style-name="ce1">
            <text:p>4.544019368</text:p>
          </table:table-cell>
          <table:table-cell office:value-type="float" office:value="4.5139265242719802" table:style-name="ce1">
            <text:p>4.513926524</text:p>
          </table:table-cell>
          <table:table-cell office:value-type="float" office:value="4.5182941369826199" table:style-name="ce1">
            <text:p>4.518294137</text:p>
          </table:table-cell>
          <table:table-cell office:value-type="float" office:value="4.4923171254535097" table:style-name="ce1">
            <text:p>4.492317125</text:p>
          </table:table-cell>
          <table:table-cell office:value-type="float" office:value="4.46768396963689" table:style-name="ce1">
            <text:p>4.46768397</text:p>
          </table:table-cell>
          <table:table-cell office:value-type="float" office:value="4.4389117977148098" table:style-name="ce1">
            <text:p>4.438911798</text:p>
          </table:table-cell>
          <table:table-cell office:value-type="float" office:value="4.5720600452530196" table:style-name="ce1">
            <text:p>4.572060045</text:p>
          </table:table-cell>
          <table:table-cell office:value-type="float" office:value="4.5473896699946801" table:style-name="ce1">
            <text:p>4.54738967</text:p>
          </table:table-cell>
          <table:table-cell office:value-type="float" office:value="4.5249337330817996" table:style-name="ce1">
            <text:p>4.524933733</text:p>
          </table:table-cell>
          <table:table-cell office:value-type="float" office:value="4.5017773625942104" table:style-name="ce1">
            <text:p>4.501777363</text:p>
          </table:table-cell>
          <table:table-cell office:value-type="float" office:value="4.4738256416183804" table:style-name="ce1">
            <text:p>4.473825642</text:p>
          </table:table-cell>
          <table:table-cell office:value-type="float" office:value="4.4462211469900801" table:style-name="ce1">
            <text:p>4.446221147</text:p>
          </table:table-cell>
          <table:table-cell office:value-type="float" office:value="4.4189574485917502" table:style-name="ce1">
            <text:p>4.418957449</text:p>
          </table:table-cell>
          <table:table-cell office:value-type="float" office:value="4.3920282741001602" table:style-name="ce1">
            <text:p>4.392028274</text:p>
          </table:table-cell>
          <table:table-cell office:value-type="float" office:value="4.3654275041755302" table:style-name="ce1">
            <text:p>4.365427504</text:p>
          </table:table-cell>
          <table:table-cell office:value-type="float" office:value="4.3391491678257497" table:style-name="ce1">
            <text:p>4.339149168</text:p>
          </table:table-cell>
          <table:table-cell office:value-type="float" office:value="4.3131874379380202" table:style-name="ce1">
            <text:p>4.313187438</text:p>
          </table:table-cell>
          <table:table-cell office:value-type="float" office:value="4.2875366269710904" table:style-name="ce1">
            <text:p>4.287536627</text:p>
          </table:table-cell>
          <table:table-cell office:value-type="float" office:value="4.2621911828014003" table:style-name="ce1">
            <text:p>4.262191183</text:p>
          </table:table-cell>
          <table:table-cell office:value-type="float" office:value="4.2371456847165501" table:style-name="ce1">
            <text:p>4.237145685</text:p>
          </table:table-cell>
          <table:table-cell office:value-type="float" office:value="4.21555811131614" table:style-name="ce1">
            <text:p>4.215558111</text:p>
          </table:table-cell>
          <table:table-cell office:value-type="float" office:value="4.1909057247002499" table:style-name="ce1">
            <text:p>4.190905725</text:p>
          </table:table-cell>
          <table:table-cell office:value-type="float" office:value="4.1665399937426901" table:style-name="ce1">
            <text:p>4.166539994</text:p>
          </table:table-cell>
          <table:table-cell office:value-type="float" office:value="4.1424559475360896" table:style-name="ce1">
            <text:p>4.142455948</text:p>
          </table:table-cell>
          <table:table-cell office:value-type="float" office:value="4.1186487294468002" table:style-name="ce1">
            <text:p>4.118648729</text:p>
          </table:table-cell>
          <table:table-cell office:value-type="float" office:value="4.0951444327472597" table:style-name="ce1">
            <text:p>4.095144433</text:p>
          </table:table-cell>
          <table:table-cell office:value-type="float" office:value="4.0719220059800296" table:style-name="ce1">
            <text:p>4.071922006</text:p>
          </table:table-cell>
          <table:table-cell office:value-type="float" office:value="4.0489619795152603" table:style-name="ce1">
            <text:p>4.04896198</text:p>
          </table:table-cell>
          <table:table-cell office:value-type="float" office:value="4.0262599308759404" table:style-name="ce1">
            <text:p>4.026259931</text:p>
          </table:table-cell>
          <table:table-cell office:value-type="float" office:value="4.0061408683141204" table:style-name="ce1">
            <text:p>4.006140868</text:p>
          </table:table-cell>
          <table:table-cell office:value-type="float" office:value="3.9839289597219101" table:style-name="ce1">
            <text:p>3.98392896</text:p>
          </table:table-cell>
          <table:table-cell office:value-type="float" office:value="3.9619624865837499" table:style-name="ce1">
            <text:p>3.961962487</text:p>
          </table:table-cell>
          <table:table-cell office:value-type="float" office:value="3.9402374032603" table:style-name="ce1">
            <text:p>3.940237403</text:p>
          </table:table-cell>
          <table:table-cell office:value-type="float" office:value="3.9187497525414701" table:style-name="ce1">
            <text:p>3.918749753</text:p>
          </table:table-cell>
          <table:table-cell office:value-type="float" office:value="3.8974521995385301" table:style-name="ce1">
            <text:p>3.8974522</text:p>
          </table:table-cell>
          <table:table-cell office:value-type="float" office:value="3.8763848903518401" table:style-name="ce1">
            <text:p>3.87638489</text:p>
          </table:table-cell>
          <table:table-cell office:value-type="float" office:value="3.8555441113714499" table:style-name="ce1">
            <text:p>3.855544111</text:p>
          </table:table-cell>
          <table:table-cell office:value-type="float" office:value="3.8357868673905902" table:style-name="ce1">
            <text:p>3.835786867</text:p>
          </table:table-cell>
          <table:table-cell office:value-type="float" office:value="3.81542628470083" table:style-name="ce1">
            <text:p>3.815426285</text:p>
          </table:table-cell>
          <table:table-cell office:value-type="float" office:value="3.7952811579125401" table:style-name="ce1">
            <text:p>3.795281158</text:p>
          </table:table-cell>
          <table:table-cell office:value-type="float" office:value="3.7775425609357001" table:style-name="ce1">
            <text:p>3.777542561</text:p>
          </table:table-cell>
          <table:table-cell office:value-type="float" office:value="3.7595671316167798" table:style-name="ce1">
            <text:p>3.759567132</text:p>
          </table:table-cell>
          <table:table-cell office:value-type="float" office:value="3.7401116930555802" table:style-name="ce1">
            <text:p>3.740111693</text:p>
          </table:table-cell>
          <table:table-cell office:value-type="float" office:value="3.7219463452519701" table:style-name="ce1">
            <text:p>3.721946345</text:p>
          </table:table-cell>
          <table:table-cell office:value-type="float" office:value="3.70291312701079" table:style-name="ce1">
            <text:p>3.702913127</text:p>
          </table:table-cell>
          <table:table-cell office:value-type="float" office:value="3.6839648408297898" table:style-name="ce1">
            <text:p>3.683964841</text:p>
          </table:table-cell>
          <table:table-cell office:value-type="float" office:value="3.6674596120995" table:style-name="ce1">
            <text:p>3.667459612</text:p>
          </table:table-cell>
          <table:table-cell office:value-type="float" office:value="3.65100016093306" table:style-name="ce1">
            <text:p>3.651000161</text:p>
          </table:table-cell>
          <table:table-cell office:value-type="float" office:value="3.6325607661808701" table:style-name="ce1">
            <text:p>3.632560766</text:p>
          </table:table-cell>
          <table:table-cell office:value-type="float" office:value="3.6143468795252698" table:style-name="ce1">
            <text:p>3.61434688</text:p>
          </table:table-cell>
          <table:table-cell office:value-type="float" office:value="3.5963151317362199" table:style-name="ce1">
            <text:p>3.596315132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23.468134298887001" table:style-name="ce1">
            <text:p>23.4681343</text:p>
          </table:table-cell>
          <table:table-cell office:value-type="string" table:style-name="ce1">
            <text:p><text:s/>global min</text:p>
          </table:table-cell>
          <table:table-cell office:value-type="float" office:value="-25.997331292801501" table:style-name="ce1">
            <text:p>-25.99733129</text:p>
          </table:table-cell>
          <table:table-cell office:value-type="string" table:style-name="ce1">
            <text:p><text:s/>range</text:p>
          </table:table-cell>
          <table:table-cell office:value-type="float" office:value="49.465465591688499" table:style-name="ce1">
            <text:p>49.46546559</text:p>
          </table:table-cell>
          <table:table-cell office:value-type="string" table:style-name="ce1">
            <text:p><text:s/>regret</text:p>
          </table:table-cell>
          <table:table-cell office:value-type="float" office:value="16.4098924660601" table:style-name="ce1">
            <text:p>16.40989247</text:p>
          </table:table-cell>
          <table:table-cell office:value-type="float" office:value="28.019290174036801" table:style-name="ce1">
            <text:p>28.01929017</text:p>
          </table:table-cell>
          <table:table-cell office:value-type="float" office:value="19.678026803841199" table:style-name="ce1">
            <text:p>19.6780268</text:p>
          </table:table-cell>
          <table:table-cell office:value-type="float" office:value="16.676051826128901" table:style-name="ce1">
            <text:p>16.67605183</text:p>
          </table:table-cell>
          <table:table-cell office:value-type="float" office:value="18.077421165513599" table:style-name="ce1">
            <text:p>18.07742117</text:p>
          </table:table-cell>
          <table:table-cell office:value-type="float" office:value="17.558425088945299" table:style-name="ce1">
            <text:p>17.55842509</text:p>
          </table:table-cell>
          <table:table-cell office:value-type="float" office:value="20.460261038015901" table:style-name="ce1">
            <text:p>20.46026104</text:p>
          </table:table-cell>
          <table:table-cell office:value-type="float" office:value="21.788628498411398" table:style-name="ce1">
            <text:p>21.7886285</text:p>
          </table:table-cell>
          <table:table-cell office:value-type="float" office:value="19.530501605255498" table:style-name="ce1">
            <text:p>19.53050161</text:p>
          </table:table-cell>
          <table:table-cell office:value-type="float" office:value="18.344812083107598" table:style-name="ce1">
            <text:p>18.34481208</text:p>
          </table:table-cell>
          <table:table-cell office:value-type="float" office:value="18.212389467062099" table:style-name="ce1">
            <text:p>18.21238947</text:p>
          </table:table-cell>
          <table:table-cell office:value-type="float" office:value="18.182146414683199" table:style-name="ce1">
            <text:p>18.18214641</text:p>
          </table:table-cell>
          <table:table-cell office:value-type="float" office:value="17.450930634255901" table:style-name="ce1">
            <text:p>17.45093063</text:p>
          </table:table-cell>
          <table:table-cell office:value-type="float" office:value="17.414973829587002" table:style-name="ce1">
            <text:p>17.41497383</text:p>
          </table:table-cell>
          <table:table-cell office:value-type="float" office:value="17.625182164440702" table:style-name="ce1">
            <text:p>17.62518216</text:p>
          </table:table-cell>
          <table:table-cell office:value-type="float" office:value="17.3821363984991" table:style-name="ce1">
            <text:p>17.3821364</text:p>
          </table:table-cell>
          <table:table-cell office:value-type="float" office:value="17.990771713770201" table:style-name="ce1">
            <text:p>17.99077171</text:p>
          </table:table-cell>
          <table:table-cell office:value-type="float" office:value="17.0051897961017" table:style-name="ce1">
            <text:p>17.0051898</text:p>
          </table:table-cell>
          <table:table-cell office:value-type="float" office:value="18.709633593035502" table:style-name="ce1">
            <text:p>18.70963359</text:p>
          </table:table-cell>
          <table:table-cell office:value-type="float" office:value="17.935160795577801" table:style-name="ce1">
            <text:p>17.9351608</text:p>
          </table:table-cell>
          <table:table-cell office:value-type="float" office:value="17.093024433680601" table:style-name="ce1">
            <text:p>17.09302443</text:p>
          </table:table-cell>
          <table:table-cell office:value-type="float" office:value="17.411608279260101" table:style-name="ce1">
            <text:p>17.41160828</text:p>
          </table:table-cell>
          <table:table-cell office:value-type="float" office:value="16.9395704260595" table:style-name="ce1">
            <text:p>16.93957043</text:p>
          </table:table-cell>
          <table:table-cell office:value-type="float" office:value="16.2402847045615" table:style-name="ce1">
            <text:p>16.2402847</text:p>
          </table:table-cell>
          <table:table-cell office:value-type="float" office:value="15.6273410022016" table:style-name="ce1">
            <text:p>15.627341</text:p>
          </table:table-cell>
          <table:table-cell office:value-type="float" office:value="15.0519145678035" table:style-name="ce1">
            <text:p>15.05191457</text:p>
          </table:table-cell>
          <table:table-cell office:value-type="float" office:value="15.420816872691001" table:style-name="ce1">
            <text:p>15.42081687</text:p>
          </table:table-cell>
          <table:table-cell office:value-type="float" office:value="14.8881079740059" table:style-name="ce1">
            <text:p>14.88810797</text:p>
          </table:table-cell>
          <table:table-cell office:value-type="float" office:value="14.6944259338339" table:style-name="ce1">
            <text:p>14.69442593</text:p>
          </table:table-cell>
          <table:table-cell office:value-type="float" office:value="14.2268201929678" table:style-name="ce1">
            <text:p>14.22682019</text:p>
          </table:table-cell>
          <table:table-cell office:value-type="float" office:value="14.6388912024217" table:style-name="ce1">
            <text:p>14.6388912</text:p>
          </table:table-cell>
          <table:table-cell office:value-type="float" office:value="14.3345349306055" table:style-name="ce1">
            <text:p>14.33453493</text:p>
          </table:table-cell>
          <table:table-cell office:value-type="float" office:value="13.9005426443952" table:style-name="ce1">
            <text:p>13.90054264</text:p>
          </table:table-cell>
          <table:table-cell office:value-type="float" office:value="13.4920793161973" table:style-name="ce1">
            <text:p>13.49207932</text:p>
          </table:table-cell>
          <table:table-cell office:value-type="float" office:value="13.1308793882539" table:style-name="ce1">
            <text:p>13.13087939</text:p>
          </table:table-cell>
          <table:table-cell office:value-type="float" office:value="12.819530137860299" table:style-name="ce1">
            <text:p>12.81953014</text:p>
          </table:table-cell>
          <table:table-cell office:value-type="float" office:value="12.475662134244599" table:style-name="ce1">
            <text:p>12.47566213</text:p>
          </table:table-cell>
          <table:table-cell office:value-type="float" office:value="12.389066624405199" table:style-name="ce1">
            <text:p>12.38906662</text:p>
          </table:table-cell>
          <table:table-cell office:value-type="float" office:value="12.073870403371201" table:style-name="ce1">
            <text:p>12.0738704</text:p>
          </table:table-cell>
          <table:table-cell office:value-type="float" office:value="11.798428583373401" table:style-name="ce1">
            <text:p>11.79842858</text:p>
          </table:table-cell>
          <table:table-cell office:value-type="float" office:value="11.5313957359296" table:style-name="ce1">
            <text:p>11.53139574</text:p>
          </table:table-cell>
          <table:table-cell office:value-type="float" office:value="11.259134266123599" table:style-name="ce1">
            <text:p>11.25913427</text:p>
          </table:table-cell>
          <table:table-cell office:value-type="float" office:value="10.9975913642525" table:style-name="ce1">
            <text:p>10.99759136</text:p>
          </table:table-cell>
          <table:table-cell office:value-type="float" office:value="10.776832170109" table:style-name="ce1">
            <text:p>10.77683217</text:p>
          </table:table-cell>
          <table:table-cell office:value-type="float" office:value="10.567504044193701" table:style-name="ce1">
            <text:p>10.56750404</text:p>
          </table:table-cell>
          <table:table-cell office:value-type="float" office:value="10.436445649904" table:style-name="ce1">
            <text:p>10.43644565</text:p>
          </table:table-cell>
          <table:table-cell office:value-type="float" office:value="10.215354469637299" table:style-name="ce1">
            <text:p>10.21535447</text:p>
          </table:table-cell>
          <table:table-cell office:value-type="float" office:value="10.003475421881801" table:style-name="ce1">
            <text:p>10.00347542</text:p>
          </table:table-cell>
          <table:table-cell office:value-type="float" office:value="9.8012904949878301" table:style-name="ce1">
            <text:p>9.801290495</text:p>
          </table:table-cell>
          <table:table-cell office:value-type="float" office:value="9.6071929651696504" table:style-name="ce1">
            <text:p>9.607192965</text:p>
          </table:table-cell>
          <table:table-cell office:value-type="float" office:value="9.4207071031874694" table:style-name="ce1">
            <text:p>9.420707103</text:p>
          </table:table-cell>
          <table:table-cell office:value-type="float" office:value="9.2443530665057203" table:style-name="ce1">
            <text:p>9.244353067</text:p>
          </table:table-cell>
          <table:table-cell office:value-type="float" office:value="9.4478989681127992" table:style-name="ce1">
            <text:p>9.447898968</text:p>
          </table:table-cell>
          <table:table-cell office:value-type="float" office:value="9.2776150266489203" table:style-name="ce1">
            <text:p>9.277615027</text:p>
          </table:table-cell>
          <table:table-cell office:value-type="float" office:value="9.11811234815546" table:style-name="ce1">
            <text:p>9.118112348</text:p>
          </table:table-cell>
          <table:table-cell office:value-type="float" office:value="8.9643061938939006" table:style-name="ce1">
            <text:p>8.964306194</text:p>
          </table:table-cell>
          <table:table-cell office:value-type="float" office:value="8.8187263257177193" table:style-name="ce1">
            <text:p>8.818726326</text:p>
          </table:table-cell>
          <table:table-cell office:value-type="float" office:value="8.6781664529958906" table:style-name="ce1">
            <text:p>8.678166453</text:p>
          </table:table-cell>
          <table:table-cell office:value-type="float" office:value="8.5310788859959708" table:style-name="ce1">
            <text:p>8.531078886</text:p>
          </table:table-cell>
          <table:table-cell office:value-type="float" office:value="8.3973103663878401" table:style-name="ce1">
            <text:p>8.397310366</text:p>
          </table:table-cell>
          <table:table-cell office:value-type="float" office:value="8.2612300981532591" table:style-name="ce1">
            <text:p>8.261230098</text:p>
          </table:table-cell>
          <table:table-cell office:value-type="float" office:value="8.1287128413664398" table:style-name="ce1">
            <text:p>8.128712841</text:p>
          </table:table-cell>
          <table:table-cell office:value-type="float" office:value="8.0260470325966899" table:style-name="ce1">
            <text:p>8.026047033</text:p>
          </table:table-cell>
          <table:table-cell office:value-type="float" office:value="7.9110502618975502" table:style-name="ce1">
            <text:p>7.911050262</text:p>
          </table:table-cell>
          <table:table-cell office:value-type="float" office:value="7.7995918533737703" table:style-name="ce1">
            <text:p>7.799591853</text:p>
          </table:table-cell>
          <table:table-cell office:value-type="float" office:value="7.6942962470829199" table:style-name="ce1">
            <text:p>7.694296247</text:p>
          </table:table-cell>
          <table:table-cell office:value-type="float" office:value="7.5794560045891402" table:style-name="ce1">
            <text:p>7.579456005</text:p>
          </table:table-cell>
          <table:table-cell office:value-type="float" office:value="7.4679934162863599" table:style-name="ce1">
            <text:p>7.467993416</text:p>
          </table:table-cell>
          <table:table-cell office:value-type="float" office:value="7.3694174784829602" table:style-name="ce1">
            <text:p>7.369417478</text:p>
          </table:table-cell>
          <table:table-cell office:value-type="float" office:value="7.2641400859332101" table:style-name="ce1">
            <text:p>7.264140086</text:p>
          </table:table-cell>
          <table:table-cell office:value-type="float" office:value="7.1712121087771301" table:style-name="ce1">
            <text:p>7.171212109</text:p>
          </table:table-cell>
          <table:table-cell office:value-type="float" office:value="7.0717895723450397" table:style-name="ce1">
            <text:p>7.071789572</text:p>
          </table:table-cell>
          <table:table-cell office:value-type="float" office:value="6.9865606992742499" table:style-name="ce1">
            <text:p>6.986560699</text:p>
          </table:table-cell>
          <table:table-cell office:value-type="float" office:value="6.8923205477390104" table:style-name="ce1">
            <text:p>6.892320548</text:p>
          </table:table-cell>
          <table:table-cell office:value-type="float" office:value="6.8145055751486199" table:style-name="ce1">
            <text:p>6.814505575</text:p>
          </table:table-cell>
          <table:table-cell office:value-type="float" office:value="6.73602631545163" table:style-name="ce1">
            <text:p>6.736026315</text:p>
          </table:table-cell>
          <table:table-cell office:value-type="float" office:value="6.6485454542119999" table:style-name="ce1">
            <text:p>6.648545454</text:p>
          </table:table-cell>
          <table:table-cell office:value-type="float" office:value="6.7260497713415397" table:style-name="ce1">
            <text:p>6.726049771</text:p>
          </table:table-cell>
          <table:table-cell office:value-type="float" office:value="6.9218443826242702" table:style-name="ce1">
            <text:p>6.921844383</text:p>
          </table:table-cell>
          <table:table-cell office:value-type="float" office:value="6.8485237978847104" table:style-name="ce1">
            <text:p>6.848523798</text:p>
          </table:table-cell>
          <table:table-cell office:value-type="float" office:value="6.7639741213676103" table:style-name="ce1">
            <text:p>6.763974121</text:p>
          </table:table-cell>
          <table:table-cell office:value-type="float" office:value="6.68148663208264" table:style-name="ce1">
            <text:p>6.681486632</text:p>
          </table:table-cell>
          <table:table-cell office:value-type="float" office:value="6.6009867931418897" table:style-name="ce1">
            <text:p>6.600986793</text:p>
          </table:table-cell>
          <table:table-cell office:value-type="float" office:value="6.5349773980266201" table:style-name="ce1">
            <text:p>6.534977398</text:p>
          </table:table-cell>
          <table:table-cell office:value-type="float" office:value="6.4582457755282698" table:style-name="ce1">
            <text:p>6.458245776</text:p>
          </table:table-cell>
          <table:table-cell office:value-type="float" office:value="6.3836750127590003" table:style-name="ce1">
            <text:p>6.383675013</text:p>
          </table:table-cell>
          <table:table-cell office:value-type="float" office:value="6.3104464434820704" table:style-name="ce1">
            <text:p>6.310446443</text:p>
          </table:table-cell>
          <table:table-cell office:value-type="float" office:value="6.2388821598705304" table:style-name="ce1">
            <text:p>6.23888216</text:p>
          </table:table-cell>
          <table:table-cell office:value-type="float" office:value="6.1856035554193598" table:style-name="ce1">
            <text:p>6.185603555</text:p>
          </table:table-cell>
          <table:table-cell office:value-type="float" office:value="6.1209449696896101" table:style-name="ce1">
            <text:p>6.12094497</text:p>
          </table:table-cell>
          <table:table-cell office:value-type="float" office:value="6.0537635763505397" table:style-name="ce1">
            <text:p>6.053763576</text:p>
          </table:table-cell>
          <table:table-cell office:value-type="float" office:value="5.9972018183269196" table:style-name="ce1">
            <text:p>5.997201818</text:p>
          </table:table-cell>
          <table:table-cell office:value-type="float" office:value="5.9328532986208904" table:style-name="ce1">
            <text:p>5.932853299</text:p>
          </table:table-cell>
          <table:table-cell office:value-type="float" office:value="5.8809739827149201" table:style-name="ce1">
            <text:p>5.880973983</text:p>
          </table:table-cell>
          <table:table-cell office:value-type="float" office:value="5.8301868629332896" table:style-name="ce1">
            <text:p>5.830186863</text:p>
          </table:table-cell>
          <table:table-cell office:value-type="float" office:value="5.7783107689254098" table:style-name="ce1">
            <text:p>5.778310769</text:p>
          </table:table-cell>
          <table:table-cell office:value-type="float" office:value="5.7765421804342703" table:style-name="ce1">
            <text:p>5.77654218</text:p>
          </table:table-cell>
          <table:table-cell office:value-type="float" office:value="5.7180586906070898" table:style-name="ce1">
            <text:p>5.718058691</text:p>
          </table:table-cell>
          <table:table-cell office:value-type="float" office:value="5.6603005220150999" table:style-name="ce1">
            <text:p>5.660300522</text:p>
          </table:table-cell>
          <table:table-cell office:value-type="float" office:value="5.60405447900186" table:style-name="ce1">
            <text:p>5.604054479</text:p>
          </table:table-cell>
          <table:table-cell office:value-type="float" office:value="5.5618061320393801" table:style-name="ce1">
            <text:p>5.561806132</text:p>
          </table:table-cell>
          <table:table-cell office:value-type="float" office:value="5.5317890510631296" table:style-name="ce1">
            <text:p>5.531789051</text:p>
          </table:table-cell>
          <table:table-cell office:value-type="float" office:value="5.4784289264963997" table:style-name="ce1">
            <text:p>5.478428926</text:p>
          </table:table-cell>
          <table:table-cell office:value-type="float" office:value="5.4306071840253596" table:style-name="ce1">
            <text:p>5.430607184</text:p>
          </table:table-cell>
          <table:table-cell office:value-type="float" office:value="5.3804662638933296" table:style-name="ce1">
            <text:p>5.380466264</text:p>
          </table:table-cell>
          <table:table-cell office:value-type="float" office:value="5.3344709945123299" table:style-name="ce1">
            <text:p>5.334470995</text:p>
          </table:table-cell>
          <table:table-cell office:value-type="float" office:value="5.2925608154811696" table:style-name="ce1">
            <text:p>5.292560815</text:p>
          </table:table-cell>
          <table:table-cell office:value-type="float" office:value="5.2436740439088103" table:style-name="ce1">
            <text:p>5.243674044</text:p>
          </table:table-cell>
          <table:table-cell office:value-type="float" office:value="5.2069713867290002" table:style-name="ce1">
            <text:p>5.206971387</text:p>
          </table:table-cell>
          <table:table-cell office:value-type="float" office:value="5.1719722514307502" table:style-name="ce1">
            <text:p>5.171972251</text:p>
          </table:table-cell>
          <table:table-cell office:value-type="float" office:value="5.1365768654836996" table:style-name="ce1">
            <text:p>5.136576865</text:p>
          </table:table-cell>
          <table:table-cell office:value-type="float" office:value="5.0907145720418896" table:style-name="ce1">
            <text:p>5.090714572</text:p>
          </table:table-cell>
          <table:table-cell office:value-type="float" office:value="5.0470508422902496" table:style-name="ce1">
            <text:p>5.047050842</text:p>
          </table:table-cell>
          <table:table-cell office:value-type="float" office:value="5.0156336108667299" table:style-name="ce1">
            <text:p>5.015633611</text:p>
          </table:table-cell>
          <table:table-cell office:value-type="float" office:value="5.0001987229712404" table:style-name="ce1">
            <text:p>5.000198723</text:p>
          </table:table-cell>
          <table:table-cell office:value-type="float" office:value="4.9585229630332304" table:style-name="ce1">
            <text:p>4.958522963</text:p>
          </table:table-cell>
          <table:table-cell office:value-type="float" office:value="4.9175596092480003" table:style-name="ce1">
            <text:p>4.917559609</text:p>
          </table:table-cell>
          <table:table-cell office:value-type="float" office:value="4.8767024431025003" table:style-name="ce1">
            <text:p>4.876702443</text:p>
          </table:table-cell>
          <table:table-cell office:value-type="float" office:value="4.8461678377933097" table:style-name="ce1">
            <text:p>4.846167838</text:p>
          </table:table-cell>
          <table:table-cell office:value-type="float" office:value="4.8061594406231203" table:style-name="ce1">
            <text:p>4.806159441</text:p>
          </table:table-cell>
          <table:table-cell office:value-type="float" office:value="4.7813418026232997" table:style-name="ce1">
            <text:p>4.781341803</text:p>
          </table:table-cell>
          <table:table-cell office:value-type="float" office:value="4.75310925863287" table:style-name="ce1">
            <text:p>4.753109259</text:p>
          </table:table-cell>
          <table:table-cell office:value-type="float" office:value="4.7145700734868097" table:style-name="ce1">
            <text:p>4.714570073</text:p>
          </table:table-cell>
          <table:table-cell office:value-type="float" office:value="4.6899426284495904" table:style-name="ce1">
            <text:p>4.689942628</text:p>
          </table:table-cell>
          <table:table-cell office:value-type="float" office:value="4.6524230874220001" table:style-name="ce1">
            <text:p>4.652423087</text:p>
          </table:table-cell>
          <table:table-cell office:value-type="float" office:value="4.6156005985191797" table:style-name="ce1">
            <text:p>4.615600599</text:p>
          </table:table-cell>
          <table:table-cell office:value-type="float" office:value="4.57935799133136" table:style-name="ce1">
            <text:p>4.579357991</text:p>
          </table:table-cell>
          <table:table-cell office:value-type="float" office:value="4.5436398677727903" table:style-name="ce1">
            <text:p>4.543639868</text:p>
          </table:table-cell>
          <table:table-cell office:value-type="float" office:value="4.5084755135717103" table:style-name="ce1">
            <text:p>4.508475514</text:p>
          </table:table-cell>
          <table:table-cell office:value-type="float" office:value="4.4738521494352703" table:style-name="ce1">
            <text:p>4.473852149</text:p>
          </table:table-cell>
          <table:table-cell office:value-type="float" office:value="4.439757386278" table:style-name="ce1">
            <text:p>4.439757386</text:p>
          </table:table-cell>
          <table:table-cell office:value-type="float" office:value="4.4061228606243796" table:style-name="ce1">
            <text:p>4.406122861</text:p>
          </table:table-cell>
          <table:table-cell office:value-type="float" office:value="4.3730902788577799" table:style-name="ce1">
            <text:p>4.373090279</text:p>
          </table:table-cell>
          <table:table-cell office:value-type="float" office:value="4.34232316629718" table:style-name="ce1">
            <text:p>4.342323166</text:p>
          </table:table-cell>
          <table:table-cell office:value-type="float" office:value="4.3113860359554304" table:style-name="ce1">
            <text:p>4.311386036</text:p>
          </table:table-cell>
          <table:table-cell office:value-type="float" office:value="4.2815250886008798" table:style-name="ce1">
            <text:p>4.281525089</text:p>
          </table:table-cell>
          <table:table-cell office:value-type="float" office:value="4.2509768325094797" table:style-name="ce1">
            <text:p>4.250976833</text:p>
          </table:table-cell>
          <table:table-cell office:value-type="float" office:value="4.2228272238662301" table:style-name="ce1">
            <text:p>4.222827224</text:p>
          </table:table-cell>
          <table:table-cell office:value-type="float" office:value="4.19608003311546" table:style-name="ce1">
            <text:p>4.196080033</text:p>
          </table:table-cell>
          <table:table-cell office:value-type="float" office:value="4.1678958699913196" table:style-name="ce1">
            <text:p>4.16789587</text:p>
          </table:table-cell>
          <table:table-cell office:value-type="float" office:value="4.1385894894998296" table:style-name="ce1">
            <text:p>4.138589489</text:p>
          </table:table-cell>
          <table:table-cell office:value-type="float" office:value="4.1141364206149804" table:style-name="ce1">
            <text:p>4.114136421</text:p>
          </table:table-cell>
          <table:table-cell office:value-type="float" office:value="4.0860404596601798" table:style-name="ce1">
            <text:p>4.08604046</text:p>
          </table:table-cell>
          <table:table-cell office:value-type="float" office:value="4.0594191101421497" table:style-name="ce1">
            <text:p>4.05941911</text:p>
          </table:table-cell>
          <table:table-cell office:value-type="float" office:value="4.0331649516519503" table:style-name="ce1">
            <text:p>4.033164952</text:p>
          </table:table-cell>
          <table:table-cell office:value-type="float" office:value="4.0079779316348203" table:style-name="ce1">
            <text:p>4.007977932</text:p>
          </table:table-cell>
          <table:table-cell office:value-type="float" office:value="3.9807997789411602" table:style-name="ce1">
            <text:p>3.980799779</text:p>
          </table:table-cell>
          <table:table-cell office:value-type="float" office:value="3.9539024831375" table:style-name="ce1">
            <text:p>3.953902483</text:p>
          </table:table-cell>
          <table:table-cell office:value-type="float" office:value="3.9274161455045902" table:style-name="ce1">
            <text:p>3.927416146</text:p>
          </table:table-cell>
          <table:table-cell office:value-type="float" office:value="3.9590767525047301" table:style-name="ce1">
            <text:p>3.959076753</text:p>
          </table:table-cell>
          <table:table-cell office:value-type="float" office:value="3.9494144155508" table:style-name="ce1">
            <text:p>3.949414416</text:p>
          </table:table-cell>
          <table:table-cell office:value-type="float" office:value="3.9265553008917902" table:style-name="ce1">
            <text:p>3.926555301</text:p>
          </table:table-cell>
          <table:table-cell office:value-type="float" office:value="3.9014490783529698" table:style-name="ce1">
            <text:p>3.901449078</text:p>
          </table:table-cell>
          <table:table-cell office:value-type="float" office:value="3.8766689106523202" table:style-name="ce1">
            <text:p>3.876668911</text:p>
          </table:table-cell>
          <table:table-cell office:value-type="float" office:value="3.8522084870510298" table:style-name="ce1">
            <text:p>3.852208487</text:p>
          </table:table-cell>
          <table:table-cell office:value-type="float" office:value="3.8280616586241201" table:style-name="ce1">
            <text:p>3.828061659</text:p>
          </table:table-cell>
          <table:table-cell office:value-type="float" office:value="3.8042224331071099" table:style-name="ce1">
            <text:p>3.804222433</text:p>
          </table:table-cell>
          <table:table-cell office:value-type="float" office:value="3.78068496993841" table:style-name="ce1">
            <text:p>3.78068497</text:p>
          </table:table-cell>
          <table:table-cell office:value-type="float" office:value="3.7574435754888098" table:style-name="ce1">
            <text:p>3.757443575</text:p>
          </table:table-cell>
          <table:table-cell office:value-type="float" office:value="3.7377632089517898" table:style-name="ce1">
            <text:p>3.737763209</text:p>
          </table:table-cell>
          <table:table-cell office:value-type="float" office:value="3.71982729981654" table:style-name="ce1">
            <text:p>3.7198273</text:p>
          </table:table-cell>
          <table:table-cell office:value-type="float" office:value="3.6970857499453902" table:style-name="ce1">
            <text:p>3.69708575</text:p>
          </table:table-cell>
          <table:table-cell office:value-type="float" office:value="3.6746232374959802" table:style-name="ce1">
            <text:p>3.674623237</text:p>
          </table:table-cell>
          <table:table-cell office:value-type="float" office:value="3.6524346581252098" table:style-name="ce1">
            <text:p>3.652434658</text:p>
          </table:table-cell>
          <table:table-cell office:value-type="float" office:value="3.63034377035375" table:style-name="ce1">
            <text:p>3.63034377</text:p>
          </table:table-cell>
          <table:table-cell office:value-type="float" office:value="3.6086892670425201" table:style-name="ce1">
            <text:p>3.608689267</text:p>
          </table:table-cell>
          <table:table-cell office:value-type="float" office:value="3.5872940991002999" table:style-name="ce1">
            <text:p>3.587294099</text:p>
          </table:table-cell>
          <table:table-cell office:value-type="float" office:value="3.5661536355383299" table:style-name="ce1">
            <text:p>3.566153636</text:p>
          </table:table-cell>
          <table:table-cell office:value-type="float" office:value="3.5480401093488099" table:style-name="ce1">
            <text:p>3.548040109</text:p>
          </table:table-cell>
          <table:table-cell office:value-type="float" office:value="3.5272445174447902" table:style-name="ce1">
            <text:p>3.527244517</text:p>
          </table:table-cell>
          <table:table-cell office:value-type="float" office:value="3.5105135770378202" table:style-name="ce1">
            <text:p>3.510513577</text:p>
          </table:table-cell>
          <table:table-cell office:value-type="float" office:value="3.4901468595889602" table:style-name="ce1">
            <text:p>3.49014686</text:p>
          </table:table-cell>
          <table:table-cell office:value-type="float" office:value="3.4700155955210099" table:style-name="ce1">
            <text:p>3.470015596</text:p>
          </table:table-cell>
          <table:table-cell office:value-type="float" office:value="3.4539020214539402" table:style-name="ce1">
            <text:p>3.453902021</text:p>
          </table:table-cell>
          <table:table-cell office:value-type="float" office:value="3.4347163756403698" table:style-name="ce1">
            <text:p>3.434716376</text:p>
          </table:table-cell>
          <table:table-cell office:value-type="float" office:value="3.42463711719282" table:style-name="ce1">
            <text:p>3.424637117</text:p>
          </table:table-cell>
          <table:table-cell office:value-type="float" office:value="3.4100916071418901" table:style-name="ce1">
            <text:p>3.410091607</text:p>
          </table:table-cell>
          <table:table-cell office:value-type="float" office:value="3.3968674835256998" table:style-name="ce1">
            <text:p>3.396867484</text:p>
          </table:table-cell>
          <table:table-cell office:value-type="float" office:value="3.3779321242648499" table:style-name="ce1">
            <text:p>3.377932124</text:p>
          </table:table-cell>
          <table:table-cell office:value-type="float" office:value="3.3593641470227702" table:style-name="ce1">
            <text:p>3.359364147</text:p>
          </table:table-cell>
          <table:table-cell office:value-type="float" office:value="3.3410013407999402" table:style-name="ce1">
            <text:p>3.341001341</text:p>
          </table:table-cell>
          <table:table-cell office:value-type="float" office:value="3.3228403236564801" table:style-name="ce1">
            <text:p>3.322840324</text:p>
          </table:table-cell>
          <table:table-cell office:value-type="float" office:value="3.31045429786306" table:style-name="ce1">
            <text:p>3.310454298</text:p>
          </table:table-cell>
          <table:table-cell office:value-type="float" office:value="3.2950432907408702" table:style-name="ce1">
            <text:p>3.295043291</text:p>
          </table:table-cell>
          <table:table-cell office:value-type="float" office:value="3.27747635499292" table:style-name="ce1">
            <text:p>3.277476355</text:p>
          </table:table-cell>
          <table:table-cell office:value-type="float" office:value="3.2599242750503099" table:style-name="ce1">
            <text:p>3.259924275</text:p>
          </table:table-cell>
          <table:table-cell office:value-type="float" office:value="3.2424915249163502" table:style-name="ce1">
            <text:p>3.242491525</text:p>
          </table:table-cell>
          <table:table-cell office:value-type="float" office:value="3.2252442295710502" table:style-name="ce1">
            <text:p>3.22524423</text:p>
          </table:table-cell>
          <table:table-cell office:value-type="float" office:value="3.2130296682800101" table:style-name="ce1">
            <text:p>3.213029668</text:p>
          </table:table-cell>
          <table:table-cell office:value-type="float" office:value="3.19630686066112" table:style-name="ce1">
            <text:p>3.196306861</text:p>
          </table:table-cell>
          <table:table-cell office:value-type="float" office:value="3.1797591609754101" table:style-name="ce1">
            <text:p>3.179759161</text:p>
          </table:table-cell>
          <table:table-cell office:value-type="float" office:value="3.1633838331614301" table:style-name="ce1">
            <text:p>3.163383833</text:p>
          </table:table-cell>
          <table:table-cell office:value-type="float" office:value="3.1471781978636502" table:style-name="ce1">
            <text:p>3.147178198</text:p>
          </table:table-cell>
          <table:table-cell office:value-type="float" office:value="3.131139630971" table:style-name="ce1">
            <text:p>3.131139631</text:p>
          </table:table-cell>
          <table:table-cell office:value-type="float" office:value="3.11526556220034" table:style-name="ce1">
            <text:p>3.115265562</text:p>
          </table:table-cell>
          <table:table-cell office:value-type="float" office:value="3.0998065708240699" table:style-name="ce1">
            <text:p>3.099806571</text:p>
          </table:table-cell>
          <table:table-cell office:value-type="float" office:value="3.0842527111787201" table:style-name="ce1">
            <text:p>3.084252711</text:p>
          </table:table-cell>
          <table:table-cell office:value-type="float" office:value="3.0691065017912198" table:style-name="ce1">
            <text:p>3.069106502</text:p>
          </table:table-cell>
          <table:table-cell office:value-type="float" office:value="3.0536838560535799" table:style-name="ce1">
            <text:p>3.053683856</text:p>
          </table:table-cell>
          <table:table-cell office:value-type="float" office:value="3.0386412376601601" table:style-name="ce1">
            <text:p>3.038641238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35.833963559686097" table:style-name="ce1">
            <text:p>35.83396356</text:p>
          </table:table-cell>
          <table:table-cell office:value-type="string" table:style-name="ce1">
            <text:p><text:s/>global min</text:p>
          </table:table-cell>
          <table:table-cell office:value-type="float" office:value="-28.523969213658699" table:style-name="ce1">
            <text:p>-28.52396921</text:p>
          </table:table-cell>
          <table:table-cell office:value-type="string" table:style-name="ce1">
            <text:p><text:s/>range</text:p>
          </table:table-cell>
          <table:table-cell office:value-type="float" office:value="64.3579327733448" table:style-name="ce1">
            <text:p>64.35793277</text:p>
          </table:table-cell>
          <table:table-cell office:value-type="string" table:style-name="ce1">
            <text:p><text:s/>regret</text:p>
          </table:table-cell>
          <table:table-cell office:value-type="float" office:value="27.5291482639322" table:style-name="ce1">
            <text:p>27.52914826</text:p>
          </table:table-cell>
          <table:table-cell office:value-type="float" office:value="45.893875553433297" table:style-name="ce1">
            <text:p>45.89387555</text:p>
          </table:table-cell>
          <table:table-cell office:value-type="float" office:value="43.066466487531599" table:style-name="ce1">
            <text:p>43.06646649</text:p>
          </table:table-cell>
          <table:table-cell office:value-type="float" office:value="35.6272991155288" table:style-name="ce1">
            <text:p>35.62729912</text:p>
          </table:table-cell>
          <table:table-cell office:value-type="float" office:value="34.397619335566802" table:style-name="ce1">
            <text:p>34.39761934</text:p>
          </table:table-cell>
          <table:table-cell office:value-type="float" office:value="29.113846681057499" table:style-name="ce1">
            <text:p>29.11384668</text:p>
          </table:table-cell>
          <table:table-cell office:value-type="float" office:value="28.3474876948105" table:style-name="ce1">
            <text:p>28.34748769</text:p>
          </table:table-cell>
          <table:table-cell office:value-type="float" office:value="24.823793309804898" table:style-name="ce1">
            <text:p>24.82379331</text:p>
          </table:table-cell>
          <table:table-cell office:value-type="float" office:value="22.065788114933" table:style-name="ce1">
            <text:p>22.06578811</text:p>
          </table:table-cell>
          <table:table-cell office:value-type="float" office:value="19.864662646691801" table:style-name="ce1">
            <text:p>19.86466265</text:p>
          </table:table-cell>
          <table:table-cell office:value-type="float" office:value="18.058943002079602" table:style-name="ce1">
            <text:p>18.058943</text:p>
          </table:table-cell>
          <table:table-cell office:value-type="float" office:value="16.6167684843779" table:style-name="ce1">
            <text:p>16.61676848</text:p>
          </table:table-cell>
          <table:table-cell office:value-type="float" office:value="15.350704186715401" table:style-name="ce1">
            <text:p>15.35070419</text:p>
          </table:table-cell>
          <table:table-cell office:value-type="float" office:value="14.3293165134736" table:style-name="ce1">
            <text:p>14.32931651</text:p>
          </table:table-cell>
          <table:table-cell office:value-type="float" office:value="13.3947785582595" table:style-name="ce1">
            <text:p>13.39477856</text:p>
          </table:table-cell>
          <table:table-cell office:value-type="float" office:value="12.604657947722" table:style-name="ce1">
            <text:p>12.60465795</text:p>
          </table:table-cell>
          <table:table-cell office:value-type="float" office:value="11.881516138165599" table:style-name="ce1">
            <text:p>11.88151614</text:p>
          </table:table-cell>
          <table:table-cell office:value-type="float" office:value="11.230205942421099" table:style-name="ce1">
            <text:p>11.23020594</text:p>
          </table:table-cell>
          <table:table-cell office:value-type="float" office:value="12.2633404925426" table:style-name="ce1">
            <text:p>12.26334049</text:p>
          </table:table-cell>
          <table:table-cell office:value-type="float" office:value="13.830195558223901" table:style-name="ce1">
            <text:p>13.83019556</text:p>
          </table:table-cell>
          <table:table-cell office:value-type="float" office:value="14.1249543920276" table:style-name="ce1">
            <text:p>14.12495439</text:p>
          </table:table-cell>
          <table:table-cell office:value-type="float" office:value="14.646561888858001" table:style-name="ce1">
            <text:p>14.64656189</text:p>
          </table:table-cell>
          <table:table-cell office:value-type="float" office:value="14.3902525646616" table:style-name="ce1">
            <text:p>14.39025256</text:p>
          </table:table-cell>
          <table:table-cell office:value-type="float" office:value="15.2225846533645" table:style-name="ce1">
            <text:p>15.22258465</text:p>
          </table:table-cell>
          <table:table-cell office:value-type="float" office:value="14.8264202296447" table:style-name="ce1">
            <text:p>14.82642023</text:p>
          </table:table-cell>
          <table:table-cell office:value-type="float" office:value="15.705300318487" table:style-name="ce1">
            <text:p>15.70530032</text:p>
          </table:table-cell>
          <table:table-cell office:value-type="float" office:value="16.834310789271999" table:style-name="ce1">
            <text:p>16.83431079</text:p>
          </table:table-cell>
          <table:table-cell office:value-type="float" office:value="18.1445985111854" table:style-name="ce1">
            <text:p>18.14459851</text:p>
          </table:table-cell>
          <table:table-cell office:value-type="float" office:value="17.676505876930101" table:style-name="ce1">
            <text:p>17.67650588</text:p>
          </table:table-cell>
          <table:table-cell office:value-type="float" office:value="17.122331573076799" table:style-name="ce1">
            <text:p>17.12233157</text:p>
          </table:table-cell>
          <table:table-cell office:value-type="float" office:value="16.586563488725702" table:style-name="ce1">
            <text:p>16.58656349</text:p>
          </table:table-cell>
          <table:table-cell office:value-type="float" office:value="16.084280909646601" table:style-name="ce1">
            <text:p>16.08428091</text:p>
          </table:table-cell>
          <table:table-cell office:value-type="float" office:value="15.6124396989965" table:style-name="ce1">
            <text:p>15.6124397</text:p>
          </table:table-cell>
          <table:table-cell office:value-type="float" office:value="15.1683538536788" table:style-name="ce1">
            <text:p>15.16835385</text:p>
          </table:table-cell>
          <table:table-cell office:value-type="float" office:value="14.749644342379201" table:style-name="ce1">
            <text:p>14.74964434</text:p>
          </table:table-cell>
          <table:table-cell office:value-type="float" office:value="14.3541964705963" table:style-name="ce1">
            <text:p>14.35419647</text:p>
          </table:table-cell>
          <table:table-cell office:value-type="float" office:value="13.9746573007224" table:style-name="ce1">
            <text:p>13.9746573</text:p>
          </table:table-cell>
          <table:table-cell office:value-type="float" office:value="13.6148289600815" table:style-name="ce1">
            <text:p>13.61482896</text:p>
          </table:table-cell>
          <table:table-cell office:value-type="float" office:value="13.273453354858001" table:style-name="ce1">
            <text:p>13.27345335</text:p>
          </table:table-cell>
          <table:table-cell office:value-type="float" office:value="12.954455044941399" table:style-name="ce1">
            <text:p>12.95445504</text:p>
          </table:table-cell>
          <table:table-cell office:value-type="float" office:value="13.4860828952189" table:style-name="ce1">
            <text:p>13.4860829</text:p>
          </table:table-cell>
          <table:table-cell office:value-type="float" office:value="13.168556362144599" table:style-name="ce1">
            <text:p>13.16855636</text:p>
          </table:table-cell>
          <table:table-cell office:value-type="float" office:value="12.869315059684601" table:style-name="ce1">
            <text:p>12.86931506</text:p>
          </table:table-cell>
          <table:table-cell office:value-type="float" office:value="12.588501557378001" table:style-name="ce1">
            <text:p>12.58850156</text:p>
          </table:table-cell>
          <table:table-cell office:value-type="float" office:value="12.3201686551739" table:style-name="ce1">
            <text:p>12.32016866</text:p>
          </table:table-cell>
          <table:table-cell office:value-type="float" office:value="12.0555990867157" table:style-name="ce1">
            <text:p>12.05559909</text:p>
          </table:table-cell>
          <table:table-cell office:value-type="float" office:value="11.8055050711764" table:style-name="ce1">
            <text:p>11.80550507</text:p>
          </table:table-cell>
          <table:table-cell office:value-type="float" office:value="11.566041365219901" table:style-name="ce1">
            <text:p>11.56604137</text:p>
          </table:table-cell>
          <table:table-cell office:value-type="float" office:value="11.3361462425902" table:style-name="ce1">
            <text:p>11.33614624</text:p>
          </table:table-cell>
          <table:table-cell office:value-type="float" office:value="11.115648261443599" table:style-name="ce1">
            <text:p>11.11564826</text:p>
          </table:table-cell>
          <table:table-cell office:value-type="float" office:value="10.903797259949901" table:style-name="ce1">
            <text:p>10.90379726</text:p>
          </table:table-cell>
          <table:table-cell office:value-type="float" office:value="10.703984254146899" table:style-name="ce1">
            <text:p>10.70398425</text:p>
          </table:table-cell>
          <table:table-cell office:value-type="float" office:value="10.5117113617704" table:style-name="ce1">
            <text:p>10.51171136</text:p>
          </table:table-cell>
          <table:table-cell office:value-type="float" office:value="10.3265596876301" table:style-name="ce1">
            <text:p>10.32655969</text:p>
          </table:table-cell>
          <table:table-cell office:value-type="float" office:value="10.1481408016404" table:style-name="ce1">
            <text:p>10.1481408</text:p>
          </table:table-cell>
          <table:table-cell office:value-type="float" office:value="9.9696020106485399" table:style-name="ce1">
            <text:p>9.969602011</text:p>
          </table:table-cell>
          <table:table-cell office:value-type="float" office:value="9.7973277386388702" table:style-name="ce1">
            <text:p>9.797327739</text:p>
          </table:table-cell>
          <table:table-cell office:value-type="float" office:value="9.6309939587674602" table:style-name="ce1">
            <text:p>9.630993959</text:p>
          </table:table-cell>
          <table:table-cell office:value-type="float" office:value="9.4730321490470502" table:style-name="ce1">
            <text:p>9.473032149</text:p>
          </table:table-cell>
          <table:table-cell office:value-type="float" office:value="9.3203357329839793" table:style-name="ce1">
            <text:p>9.320335733</text:p>
          </table:table-cell>
          <table:table-cell office:value-type="float" office:value="9.1759617202825101" table:style-name="ce1">
            <text:p>9.17596172</text:p>
          </table:table-cell>
          <table:table-cell office:value-type="float" office:value="9.0287598740091504" table:style-name="ce1">
            <text:p>9.028759874</text:p>
          </table:table-cell>
          <table:table-cell office:value-type="float" office:value="8.8935973515358899" table:style-name="ce1">
            <text:p>8.893597352</text:p>
          </table:table-cell>
          <table:table-cell office:value-type="float" office:value="8.7626586578899204" table:style-name="ce1">
            <text:p>8.762658658</text:p>
          </table:table-cell>
          <table:table-cell office:value-type="float" office:value="8.6357488471253703" table:style-name="ce1">
            <text:p>8.635748847</text:p>
          </table:table-cell>
          <table:table-cell office:value-type="float" office:value="8.5126847882021597" table:style-name="ce1">
            <text:p>8.512684788</text:p>
          </table:table-cell>
          <table:table-cell office:value-type="float" office:value="8.3863678100399497" table:style-name="ce1">
            <text:p>8.38636781</text:p>
          </table:table-cell>
          <table:table-cell office:value-type="float" office:value="8.2705906504539808" table:style-name="ce1">
            <text:p>8.27059065</text:p>
          </table:table-cell>
          <table:table-cell office:value-type="float" office:value="8.1581693505661494" table:style-name="ce1">
            <text:p>8.158169351</text:p>
          </table:table-cell>
          <table:table-cell office:value-type="float" office:value="8.0423304634342596" table:style-name="ce1">
            <text:p>8.042330463</text:p>
          </table:table-cell>
          <table:table-cell office:value-type="float" office:value="7.9362908929379197" table:style-name="ce1">
            <text:p>7.936290893</text:p>
          </table:table-cell>
          <table:table-cell office:value-type="float" office:value="7.8267513979156398" table:style-name="ce1">
            <text:p>7.826751398</text:p>
          </table:table-cell>
          <table:table-cell office:value-type="float" office:value="7.7202129849487697" table:style-name="ce1">
            <text:p>7.720212985</text:p>
          </table:table-cell>
          <table:table-cell office:value-type="float" office:value="7.6165539885485698" table:style-name="ce1">
            <text:p>7.616553989</text:p>
          </table:table-cell>
          <table:table-cell office:value-type="float" office:value="7.5156592320523803" table:style-name="ce1">
            <text:p>7.515659232</text:p>
          </table:table-cell>
          <table:table-cell office:value-type="float" office:value="7.4235258337121302" table:style-name="ce1">
            <text:p>7.423525834</text:p>
          </table:table-cell>
          <table:table-cell office:value-type="float" office:value="7.32775857939553" table:style-name="ce1">
            <text:p>7.327758579</text:p>
          </table:table-cell>
          <table:table-cell office:value-type="float" office:value="7.2403965586109003" table:style-name="ce1">
            <text:p>7.240396559</text:p>
          </table:table-cell>
          <table:table-cell office:value-type="float" office:value="7.1552462345549896" table:style-name="ce1">
            <text:p>7.155246235</text:p>
          </table:table-cell>
          <table:table-cell office:value-type="float" office:value="7.0676802629492697" table:style-name="ce1">
            <text:p>7.067680263</text:p>
          </table:table-cell>
          <table:table-cell office:value-type="float" office:value="6.9810354109540196" table:style-name="ce1">
            <text:p>6.981035411</text:p>
          </table:table-cell>
          <table:table-cell office:value-type="float" office:value="6.8965038480318199" table:style-name="ce1">
            <text:p>6.896503848</text:p>
          </table:table-cell>
          <table:table-cell office:value-type="float" office:value="6.8196004397205199" table:style-name="ce1">
            <text:p>6.81960044</text:p>
          </table:table-cell>
          <table:table-cell office:value-type="float" office:value="6.7390033779540204" table:style-name="ce1">
            <text:p>6.739003378</text:p>
          </table:table-cell>
          <table:table-cell office:value-type="float" office:value="6.6603027176408398" table:style-name="ce1">
            <text:p>6.660302718</text:p>
          </table:table-cell>
          <table:table-cell office:value-type="float" office:value="6.5834323052419199" table:style-name="ce1">
            <text:p>6.583432305</text:p>
          </table:table-cell>
          <table:table-cell office:value-type="float" office:value="6.5094844454816396" table:style-name="ce1">
            <text:p>6.509484445</text:p>
          </table:table-cell>
          <table:table-cell office:value-type="float" office:value="6.4360749319117803" table:style-name="ce1">
            <text:p>6.436074932</text:p>
          </table:table-cell>
          <table:table-cell office:value-type="float" office:value="6.3672566426235901" table:style-name="ce1">
            <text:p>6.367256643</text:p>
          </table:table-cell>
          <table:table-cell office:value-type="float" office:value="6.3022151350188196" table:style-name="ce1">
            <text:p>6.302215135</text:p>
          </table:table-cell>
          <table:table-cell office:value-type="float" office:value="6.2386031110976701" table:style-name="ce1">
            <text:p>6.238603111</text:p>
          </table:table-cell>
          <table:table-cell office:value-type="float" office:value="6.1713296778393598" table:style-name="ce1">
            <text:p>6.171329678</text:p>
          </table:table-cell>
          <table:table-cell office:value-type="float" office:value="6.1055029850812401" table:style-name="ce1">
            <text:p>6.105502985</text:p>
          </table:table-cell>
          <table:table-cell office:value-type="float" office:value="6.0410768602541403" table:style-name="ce1">
            <text:p>6.04107686</text:p>
          </table:table-cell>
          <table:table-cell office:value-type="float" office:value="5.9807628636752899" table:style-name="ce1">
            <text:p>5.980762864</text:p>
          </table:table-cell>
          <table:table-cell office:value-type="float" office:value="5.9238124271598602" table:style-name="ce1">
            <text:p>5.923812427</text:p>
          </table:table-cell>
          <table:table-cell office:value-type="float" office:value="5.8642882630252" table:style-name="ce1">
            <text:p>5.864288263</text:p>
          </table:table-cell>
          <table:table-cell office:value-type="float" office:value="5.8076245785582303" table:style-name="ce1">
            <text:p>5.807624579</text:p>
          </table:table-cell>
          <table:table-cell office:value-type="float" office:value="5.7521056149895999" table:style-name="ce1">
            <text:p>5.752105615</text:p>
          </table:table-cell>
          <table:table-cell office:value-type="float" office:value="5.6997197684216401" table:style-name="ce1">
            <text:p>5.699719768</text:p>
          </table:table-cell>
          <table:table-cell office:value-type="float" office:value="5.6463685547270002" table:style-name="ce1">
            <text:p>5.646368555</text:p>
          </table:table-cell>
          <table:table-cell office:value-type="float" office:value="5.5914967772427504" table:style-name="ce1">
            <text:p>5.591496777</text:p>
          </table:table-cell>
          <table:table-cell office:value-type="float" office:value="5.5402322180973202" table:style-name="ce1">
            <text:p>5.540232218</text:p>
          </table:table-cell>
          <table:table-cell office:value-type="float" office:value="5.4918984559828603" table:style-name="ce1">
            <text:p>5.491898456</text:p>
          </table:table-cell>
          <table:table-cell office:value-type="float" office:value="5.4400655873671599" table:style-name="ce1">
            <text:p>5.440065587</text:p>
          </table:table-cell>
          <table:table-cell office:value-type="float" office:value="5.3892106974045797" table:style-name="ce1">
            <text:p>5.389210697</text:p>
          </table:table-cell>
          <table:table-cell office:value-type="float" office:value="5.3393063661328899" table:style-name="ce1">
            <text:p>5.339306366</text:p>
          </table:table-cell>
          <table:table-cell office:value-type="float" office:value="5.2927502626063196" table:style-name="ce1">
            <text:p>5.292750263</text:p>
          </table:table-cell>
          <table:table-cell office:value-type="float" office:value="5.2489041221988701" table:style-name="ce1">
            <text:p>5.248904122</text:p>
          </table:table-cell>
          <table:table-cell office:value-type="float" office:value="5.2040163318630901" table:style-name="ce1">
            <text:p>5.204016332</text:p>
          </table:table-cell>
          <table:table-cell office:value-type="float" office:value="5.1575787725790398" table:style-name="ce1">
            <text:p>5.157578773</text:p>
          </table:table-cell>
          <table:table-cell office:value-type="float" office:value="5.1119704554250696" table:style-name="ce1">
            <text:p>5.111970455</text:p>
          </table:table-cell>
          <table:table-cell office:value-type="float" office:value="5.0671693651233802" table:style-name="ce1">
            <text:p>5.067169365</text:p>
          </table:table-cell>
          <table:table-cell office:value-type="float" office:value="5.0254507495105702" table:style-name="ce1">
            <text:p>5.02545075</text:p>
          </table:table-cell>
          <table:table-cell office:value-type="float" office:value="4.98218115387425" table:style-name="ce1">
            <text:p>4.982181154</text:p>
          </table:table-cell>
          <table:table-cell office:value-type="float" office:value="4.9790749302490402" table:style-name="ce1">
            <text:p>4.97907493</text:p>
          </table:table-cell>
          <table:table-cell office:value-type="float" office:value="4.9409078022827497" table:style-name="ce1">
            <text:p>4.940907802</text:p>
          </table:table-cell>
          <table:table-cell office:value-type="float" office:value="4.9033875747904796" table:style-name="ce1">
            <text:p>4.903387575</text:p>
          </table:table-cell>
          <table:table-cell office:value-type="float" office:value="4.86259816030765" table:style-name="ce1">
            <text:p>4.86259816</text:p>
          </table:table-cell>
          <table:table-cell office:value-type="float" office:value="4.8224885693995398" table:style-name="ce1">
            <text:p>4.822488569</text:p>
          </table:table-cell>
          <table:table-cell office:value-type="float" office:value="4.7868772668275898" table:style-name="ce1">
            <text:p>4.786877267</text:p>
          </table:table-cell>
          <table:table-cell office:value-type="float" office:value="4.7952787726465598" table:style-name="ce1">
            <text:p>4.795278773</text:p>
          </table:table-cell>
          <table:table-cell office:value-type="float" office:value="4.7938688575303301" table:style-name="ce1">
            <text:p>4.793868858</text:p>
          </table:table-cell>
          <table:table-cell office:value-type="float" office:value="4.7556073929642304" table:style-name="ce1">
            <text:p>4.755607393</text:p>
          </table:table-cell>
          <table:table-cell office:value-type="float" office:value="4.71795811183119" table:style-name="ce1">
            <text:p>4.717958112</text:p>
          </table:table-cell>
          <table:table-cell office:value-type="float" office:value="4.6809064383351799" table:style-name="ce1">
            <text:p>4.680906438</text:p>
          </table:table-cell>
          <table:table-cell office:value-type="float" office:value="4.6444382557603596" table:style-name="ce1">
            <text:p>4.644438256</text:p>
          </table:table-cell>
          <table:table-cell office:value-type="float" office:value="4.6105852005220997" table:style-name="ce1">
            <text:p>4.610585201</text:p>
          </table:table-cell>
          <table:table-cell office:value-type="float" office:value="4.5752275420012696" table:style-name="ce1">
            <text:p>4.575227542</text:p>
          </table:table-cell>
          <table:table-cell office:value-type="float" office:value="4.5424276931032797" table:style-name="ce1">
            <text:p>4.542427693</text:p>
          </table:table-cell>
          <table:table-cell office:value-type="float" office:value="4.5101286052571696" table:style-name="ce1">
            <text:p>4.510128605</text:p>
          </table:table-cell>
          <table:table-cell office:value-type="float" office:value="4.4783188975299399" table:style-name="ce1">
            <text:p>4.478318898</text:p>
          </table:table-cell>
          <table:table-cell office:value-type="float" office:value="4.4469875312723" table:style-name="ce1">
            <text:p>4.446987531</text:p>
          </table:table-cell>
          <table:table-cell office:value-type="float" office:value="4.4161237973468603" table:style-name="ce1">
            <text:p>4.416123797</text:p>
          </table:table-cell>
          <table:table-cell office:value-type="float" office:value="4.3837780451541697" table:style-name="ce1">
            <text:p>4.383778045</text:p>
          </table:table-cell>
          <table:table-cell office:value-type="float" office:value="4.3526470926611003" table:style-name="ce1">
            <text:p>4.352647093</text:p>
          </table:table-cell>
          <table:table-cell office:value-type="float" office:value="4.3219706066277901" table:style-name="ce1">
            <text:p>4.321970607</text:p>
          </table:table-cell>
          <table:table-cell office:value-type="float" office:value="4.2917387073485802" table:style-name="ce1">
            <text:p>4.291738707</text:p>
          </table:table-cell>
          <table:table-cell office:value-type="float" office:value="4.2619417994259203" table:style-name="ce1">
            <text:p>4.261941799</text:p>
          </table:table-cell>
          <table:table-cell office:value-type="float" office:value="4.2325705616164297" table:style-name="ce1">
            <text:p>4.232570562</text:p>
          </table:table-cell>
          <table:table-cell office:value-type="float" office:value="4.2029030204087503" table:style-name="ce1">
            <text:p>4.20290302</text:p>
          </table:table-cell>
          <table:table-cell office:value-type="float" office:value="4.1736533318941396" table:style-name="ce1">
            <text:p>4.173653332</text:p>
          </table:table-cell>
          <table:table-cell office:value-type="float" office:value="4.14664349870091" table:style-name="ce1">
            <text:p>4.146643499</text:p>
          </table:table-cell>
          <table:table-cell office:value-type="float" office:value="4.1200088020798198" table:style-name="ce1">
            <text:p>4.120008802</text:p>
          </table:table-cell>
          <table:table-cell office:value-type="float" office:value="4.09193596379881" table:style-name="ce1">
            <text:p>4.091935964</text:p>
          </table:table-cell>
          <table:table-cell office:value-type="float" office:value="4.0660408351787103" table:style-name="ce1">
            <text:p>4.066040835</text:p>
          </table:table-cell>
          <table:table-cell office:value-type="float" office:value="4.0404980212336996" table:style-name="ce1">
            <text:p>4.040498021</text:p>
          </table:table-cell>
          <table:table-cell office:value-type="float" office:value="4.0135314619776201" table:style-name="ce1">
            <text:p>4.013531462</text:p>
          </table:table-cell>
          <table:table-cell office:value-type="float" office:value="3.9869268699598801" table:style-name="ce1">
            <text:p>3.98692687</text:p>
          </table:table-cell>
          <table:table-cell office:value-type="float" office:value="3.9624223387285702" table:style-name="ce1">
            <text:p>3.962422339</text:p>
          </table:table-cell>
          <table:table-cell office:value-type="float" office:value="3.9365085964279398" table:style-name="ce1">
            <text:p>3.936508596</text:p>
          </table:table-cell>
          <table:table-cell office:value-type="float" office:value="3.9109358244207399" table:style-name="ce1">
            <text:p>3.910935824</text:p>
          </table:table-cell>
          <table:table-cell office:value-type="float" office:value="3.8856973370149501" table:style-name="ce1">
            <text:p>3.885697337</text:p>
          </table:table-cell>
          <table:table-cell office:value-type="float" office:value="3.8607866221728599" table:style-name="ce1">
            <text:p>3.860786622</text:p>
          </table:table-cell>
          <table:table-cell office:value-type="float" office:value="3.8378863677411901" table:style-name="ce1">
            <text:p>3.837886368</text:p>
          </table:table-cell>
          <table:table-cell office:value-type="float" office:value="3.8136015016103699" table:style-name="ce1">
            <text:p>3.813601502</text:p>
          </table:table-cell>
          <table:table-cell office:value-type="float" office:value="3.7912935123342701" table:style-name="ce1">
            <text:p>3.791293512</text:p>
          </table:table-cell>
          <table:table-cell office:value-type="float" office:value="3.7692679026692701" table:style-name="ce1">
            <text:p>3.769267903</text:p>
          </table:table-cell>
          <table:table-cell office:value-type="float" office:value="3.7475193446981598" table:style-name="ce1">
            <text:p>3.747519345</text:p>
          </table:table-cell>
          <table:table-cell office:value-type="float" office:value="3.7260426437016898" table:style-name="ce1">
            <text:p>3.726042644</text:p>
          </table:table-cell>
          <table:table-cell office:value-type="float" office:value="3.70483273402195" table:style-name="ce1">
            <text:p>3.704832734</text:p>
          </table:table-cell>
          <table:table-cell office:value-type="float" office:value="3.68388467507899" table:style-name="ce1">
            <text:p>3.683884675</text:p>
          </table:table-cell>
          <table:table-cell office:value-type="float" office:value="3.6615875129701201" table:style-name="ce1">
            <text:p>3.661587513</text:p>
          </table:table-cell>
          <table:table-cell office:value-type="float" office:value="3.63956226747234" table:style-name="ce1">
            <text:p>3.639562267</text:p>
          </table:table-cell>
          <table:table-cell office:value-type="float" office:value="3.61780399464726" table:style-name="ce1">
            <text:p>3.617803995</text:p>
          </table:table-cell>
          <table:table-cell office:value-type="float" office:value="3.5963078696875401" table:style-name="ce1">
            <text:p>3.59630787</text:p>
          </table:table-cell>
          <table:table-cell office:value-type="float" office:value="3.5750691833501" table:style-name="ce1">
            <text:p>3.575069183</text:p>
          </table:table-cell>
          <table:table-cell office:value-type="float" office:value="3.5540833385166701" table:style-name="ce1">
            <text:p>3.554083339</text:p>
          </table:table-cell>
          <table:table-cell office:value-type="float" office:value="3.5333458468765402" table:style-name="ce1">
            <text:p>3.533345847</text:p>
          </table:table-cell>
          <table:table-cell office:value-type="float" office:value="3.5143923253376301" table:style-name="ce1">
            <text:p>3.514392325</text:p>
          </table:table-cell>
          <table:table-cell office:value-type="float" office:value="3.49412948864755" table:style-name="ce1">
            <text:p>3.494129489</text:p>
          </table:table-cell>
          <table:table-cell office:value-type="float" office:value="3.47410226633759" table:style-name="ce1">
            <text:p>3.474102266</text:p>
          </table:table-cell>
          <table:table-cell office:value-type="float" office:value="3.4543065726092501" table:style-name="ce1">
            <text:p>3.454306573</text:p>
          </table:table-cell>
          <table:table-cell office:value-type="float" office:value="3.4347384155904201" table:style-name="ce1">
            <text:p>3.434738416</text:p>
          </table:table-cell>
          <table:table-cell office:value-type="float" office:value="3.4153938946518099" table:style-name="ce1">
            <text:p>3.415393895</text:p>
          </table:table-cell>
          <table:table-cell office:value-type="float" office:value="3.3968403413077501" table:style-name="ce1">
            <text:p>3.396840341</text:p>
          </table:table-cell>
          <table:table-cell office:value-type="float" office:value="3.37792851594067" table:style-name="ce1">
            <text:p>3.377928516</text:p>
          </table:table-cell>
          <table:table-cell office:value-type="float" office:value="3.3598386513273302" table:style-name="ce1">
            <text:p>3.359838651</text:p>
          </table:table-cell>
          <table:table-cell office:value-type="float" office:value="3.3419509081063099" table:style-name="ce1">
            <text:p>3.341950908</text:p>
          </table:table-cell>
          <table:table-cell office:value-type="float" office:value="3.3251136652016302" table:style-name="ce1">
            <text:p>3.325113665</text:p>
          </table:table-cell>
          <table:table-cell office:value-type="float" office:value="3.3076154273539098" table:style-name="ce1">
            <text:p>3.307615427</text:p>
          </table:table-cell>
          <table:table-cell office:value-type="float" office:value="3.2903094778341999" table:style-name="ce1">
            <text:p>3.290309478</text:p>
          </table:table-cell>
          <table:table-cell office:value-type="float" office:value="3.2731926643748102" table:style-name="ce1">
            <text:p>3.273192664</text:p>
          </table:table-cell>
          <table:table-cell office:value-type="float" office:value="3.2556723088691499" table:style-name="ce1">
            <text:p>3.255672309</text:p>
          </table:table-cell>
          <table:table-cell office:value-type="float" office:value="3.2389277699821002" table:style-name="ce1">
            <text:p>3.23892777</text:p>
          </table:table-cell>
          <table:table-cell office:value-type="float" office:value="3.2231875517846902" table:style-name="ce1">
            <text:p>3.223187552</text:p>
          </table:table-cell>
          <table:table-cell office:value-type="float" office:value="3.20621567852025" table:style-name="ce1">
            <text:p>3.206215679</text:p>
          </table:table-cell>
          <table:table-cell office:value-type="float" office:value="3.1894243570990399" table:style-name="ce1">
            <text:p>3.189424357</text:p>
          </table:table-cell>
          <table:table-cell office:value-type="float" office:value="3.1733847182507202" table:style-name="ce1">
            <text:p>3.173384718</text:p>
          </table:table-cell>
          <table:table-cell office:value-type="float" office:value="3.1583208364981501" table:style-name="ce1">
            <text:p>3.158320836</text:p>
          </table:table-cell>
          <table:table-cell office:value-type="float" office:value="3.14341469172729" table:style-name="ce1">
            <text:p>3.143414692</text:p>
          </table:table-cell>
          <table:table-cell office:value-type="float" office:value="3.1278653059097801" table:style-name="ce1">
            <text:p>3.127865306</text:p>
          </table:table-cell>
          <table:table-cell office:value-type="float" office:value="3.1132714296369999" table:style-name="ce1">
            <text:p>3.11327143</text:p>
          </table:table-cell>
          <table:table-cell office:value-type="float" office:value="3.0974785215014098" table:style-name="ce1">
            <text:p>3.097478522</text:p>
          </table:table-cell>
          <table:table-cell office:value-type="float" office:value="3.0818475919108099" table:style-name="ce1">
            <text:p>3.081847592</text:p>
          </table:table-cell>
          <table:table-cell office:value-type="float" office:value="3.0677118755503598" table:style-name="ce1">
            <text:p>3.067711876</text:p>
          </table:table-cell>
          <table:table-cell office:value-type="float" office:value="3.0523907353259201" table:style-name="ce1">
            <text:p>3.052390735</text:p>
          </table:table-cell>
          <table:table-cell office:value-type="float" office:value="3.0377722599695498" table:style-name="ce1">
            <text:p>3.03777226</text:p>
          </table:table-cell>
          <table:table-cell office:value-type="float" office:value="3.0240711289408702" table:style-name="ce1">
            <text:p>3.024071129</text:p>
          </table:table-cell>
          <table:table-cell office:value-type="float" office:value="3.0105070092224899" table:style-name="ce1">
            <text:p>3.010507009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13.5077274390851" table:style-name="ce1">
            <text:p>13.50772744</text:p>
          </table:table-cell>
          <table:table-cell office:value-type="string" table:style-name="ce1">
            <text:p><text:s/>global min</text:p>
          </table:table-cell>
          <table:table-cell office:value-type="float" office:value="-24.499175071630301" table:style-name="ce1">
            <text:p>-24.49917507</text:p>
          </table:table-cell>
          <table:table-cell office:value-type="string" table:style-name="ce1">
            <text:p><text:s/>range</text:p>
          </table:table-cell>
          <table:table-cell office:value-type="float" office:value="38.006902510715399" table:style-name="ce1">
            <text:p>38.00690251</text:p>
          </table:table-cell>
          <table:table-cell office:value-type="string" table:style-name="ce1">
            <text:p><text:s/>regret</text:p>
          </table:table-cell>
          <table:table-cell office:value-type="float" office:value="19.765888568402101" table:style-name="ce1">
            <text:p>19.76588857</text:p>
          </table:table-cell>
          <table:table-cell office:value-type="float" office:value="16.1437401514982" table:style-name="ce1">
            <text:p>16.14374015</text:p>
          </table:table-cell>
          <table:table-cell office:value-type="float" office:value="16.849012055587199" table:style-name="ce1">
            <text:p>16.84901206</text:p>
          </table:table-cell>
          <table:table-cell office:value-type="float" office:value="16.135929058014501" table:style-name="ce1">
            <text:p>16.13592906</text:p>
          </table:table-cell>
          <table:table-cell office:value-type="float" office:value="16.7944529724749" table:style-name="ce1">
            <text:p>16.79445297</text:p>
          </table:table-cell>
          <table:table-cell office:value-type="float" office:value="14.6893888385961" table:style-name="ce1">
            <text:p>14.68938884</text:p>
          </table:table-cell>
          <table:table-cell office:value-type="float" office:value="13.8162274229178" table:style-name="ce1">
            <text:p>13.81622742</text:p>
          </table:table-cell>
          <table:table-cell office:value-type="float" office:value="14.5444916633273" table:style-name="ce1">
            <text:p>14.54449166</text:p>
          </table:table-cell>
          <table:table-cell office:value-type="float" office:value="14.8171076148859" table:style-name="ce1">
            <text:p>14.81710761</text:p>
          </table:table-cell>
          <table:table-cell office:value-type="float" office:value="17.0265202904001" table:style-name="ce1">
            <text:p>17.02652029</text:p>
          </table:table-cell>
          <table:table-cell office:value-type="float" office:value="15.644286889523" table:style-name="ce1">
            <text:p>15.64428689</text:p>
          </table:table-cell>
          <table:table-cell office:value-type="float" office:value="15.5042159777532" table:style-name="ce1">
            <text:p>15.50421598</text:p>
          </table:table-cell>
          <table:table-cell office:value-type="float" office:value="16.048742372381898" table:style-name="ce1">
            <text:p>16.04874237</text:p>
          </table:table-cell>
          <table:table-cell office:value-type="float" office:value="16.6306300483024" table:style-name="ce1">
            <text:p>16.63063005</text:p>
          </table:table-cell>
          <table:table-cell office:value-type="float" office:value="16.185886356655899" table:style-name="ce1">
            <text:p>16.18588636</text:p>
          </table:table-cell>
          <table:table-cell office:value-type="float" office:value="15.741109883910999" table:style-name="ce1">
            <text:p>15.74110988</text:p>
          </table:table-cell>
          <table:table-cell office:value-type="float" office:value="15.194238827914599" table:style-name="ce1">
            <text:p>15.19423883</text:p>
          </table:table-cell>
          <table:table-cell office:value-type="float" office:value="14.8030196706945" table:style-name="ce1">
            <text:p>14.80301967</text:p>
          </table:table-cell>
          <table:table-cell office:value-type="float" office:value="14.0741259063608" table:style-name="ce1">
            <text:p>14.07412591</text:p>
          </table:table-cell>
          <table:table-cell office:value-type="float" office:value="14.6332910013335" table:style-name="ce1">
            <text:p>14.633291</text:p>
          </table:table-cell>
          <table:table-cell office:value-type="float" office:value="14.3171764579266" table:style-name="ce1">
            <text:p>14.31717646</text:p>
          </table:table-cell>
          <table:table-cell office:value-type="float" office:value="14.6109556454595" table:style-name="ce1">
            <text:p>14.61095565</text:p>
          </table:table-cell>
          <table:table-cell office:value-type="float" office:value="15.4033432062592" table:style-name="ce1">
            <text:p>15.40334321</text:p>
          </table:table-cell>
          <table:table-cell office:value-type="float" office:value="15.6469958077227" table:style-name="ce1">
            <text:p>15.64699581</text:p>
          </table:table-cell>
          <table:table-cell office:value-type="float" office:value="15.8113363336922" table:style-name="ce1">
            <text:p>15.81133633</text:p>
          </table:table-cell>
          <table:table-cell office:value-type="float" office:value="15.320894832352399" table:style-name="ce1">
            <text:p>15.32089483</text:p>
          </table:table-cell>
          <table:table-cell office:value-type="float" office:value="15.918065680715401" table:style-name="ce1">
            <text:p>15.91806568</text:p>
          </table:table-cell>
          <table:table-cell office:value-type="float" office:value="15.7799064653389" table:style-name="ce1">
            <text:p>15.77990647</text:p>
          </table:table-cell>
          <table:table-cell office:value-type="float" office:value="15.242311334941901" table:style-name="ce1">
            <text:p>15.24231133</text:p>
          </table:table-cell>
          <table:table-cell office:value-type="float" office:value="14.956638606226401" table:style-name="ce1">
            <text:p>14.95663861</text:p>
          </table:table-cell>
          <table:table-cell office:value-type="float" office:value="15.1047914915197" table:style-name="ce1">
            <text:p>15.10479149</text:p>
          </table:table-cell>
          <table:table-cell office:value-type="float" office:value="14.801010461327801" table:style-name="ce1">
            <text:p>14.80101046</text:p>
          </table:table-cell>
          <table:table-cell office:value-type="float" office:value="14.6016590366633" table:style-name="ce1">
            <text:p>14.60165904</text:p>
          </table:table-cell>
          <table:table-cell office:value-type="float" office:value="14.173141638912799" table:style-name="ce1">
            <text:p>14.17314164</text:p>
          </table:table-cell>
          <table:table-cell office:value-type="float" office:value="13.769110949605199" table:style-name="ce1">
            <text:p>13.76911095</text:p>
          </table:table-cell>
          <table:table-cell office:value-type="float" office:value="13.389267920995" table:style-name="ce1">
            <text:p>13.38926792</text:p>
          </table:table-cell>
          <table:table-cell office:value-type="float" office:value="13.073075442794901" table:style-name="ce1">
            <text:p>13.07307544</text:p>
          </table:table-cell>
          <table:table-cell office:value-type="float" office:value="12.976427616820301" table:style-name="ce1">
            <text:p>12.97642762</text:p>
          </table:table-cell>
          <table:table-cell office:value-type="float" office:value="12.6480109644863" table:style-name="ce1">
            <text:p>12.64801096</text:p>
          </table:table-cell>
          <table:table-cell office:value-type="float" office:value="12.3397430856537" table:style-name="ce1">
            <text:p>12.33974309</text:p>
          </table:table-cell>
          <table:table-cell office:value-type="float" office:value="12.045510916569601" table:style-name="ce1">
            <text:p>12.04551092</text:p>
          </table:table-cell>
          <table:table-cell office:value-type="float" office:value="11.7700957348655" table:style-name="ce1">
            <text:p>11.77009573</text:p>
          </table:table-cell>
          <table:table-cell office:value-type="float" office:value="11.505849431679801" table:style-name="ce1">
            <text:p>11.50584943</text:p>
          </table:table-cell>
          <table:table-cell office:value-type="float" office:value="11.3128962798723" table:style-name="ce1">
            <text:p>11.31289628</text:p>
          </table:table-cell>
          <table:table-cell office:value-type="float" office:value="11.081488078917801" table:style-name="ce1">
            <text:p>11.08148808</text:p>
          </table:table-cell>
          <table:table-cell office:value-type="float" office:value="10.846591037054401" table:style-name="ce1">
            <text:p>10.84659104</text:p>
          </table:table-cell>
          <table:table-cell office:value-type="float" office:value="10.7811241428619" table:style-name="ce1">
            <text:p>10.78112414</text:p>
          </table:table-cell>
          <table:table-cell office:value-type="float" office:value="10.562272059744" table:style-name="ce1">
            <text:p>10.56227206</text:p>
          </table:table-cell>
          <table:table-cell office:value-type="float" office:value="10.3673464711788" table:style-name="ce1">
            <text:p>10.36734647</text:p>
          </table:table-cell>
          <table:table-cell office:value-type="float" office:value="10.169561007455201" table:style-name="ce1">
            <text:p>10.16956101</text:p>
          </table:table-cell>
          <table:table-cell office:value-type="float" office:value="9.9781481386400603" table:style-name="ce1">
            <text:p>9.978148139</text:p>
          </table:table-cell>
          <table:table-cell office:value-type="float" office:value="9.7954543914546299" table:style-name="ce1">
            <text:p>9.795454391</text:p>
          </table:table-cell>
          <table:table-cell office:value-type="float" office:value="9.6693581750272806" table:style-name="ce1">
            <text:p>9.669358175</text:p>
          </table:table-cell>
          <table:table-cell office:value-type="float" office:value="9.4954112486972004" table:style-name="ce1">
            <text:p>9.495411249</text:p>
          </table:table-cell>
          <table:table-cell office:value-type="float" office:value="9.3349884532176404" table:style-name="ce1">
            <text:p>9.334988453</text:p>
          </table:table-cell>
          <table:table-cell office:value-type="float" office:value="9.17581731700513" table:style-name="ce1">
            <text:p>9.175817317</text:p>
          </table:table-cell>
          <table:table-cell office:value-type="float" office:value="9.0685197728270897" table:style-name="ce1">
            <text:p>9.068519773</text:p>
          </table:table-cell>
          <table:table-cell office:value-type="float" office:value="8.9211638275162404" table:style-name="ce1">
            <text:p>8.921163828</text:p>
          </table:table-cell>
          <table:table-cell office:value-type="float" office:value="8.7728081385039793" table:style-name="ce1">
            <text:p>8.772808139</text:p>
          </table:table-cell>
          <table:table-cell office:value-type="float" office:value="8.6377972944842707" table:style-name="ce1">
            <text:p>8.637797294</text:p>
          </table:table-cell>
          <table:table-cell office:value-type="float" office:value="8.5072130355143791" table:style-name="ce1">
            <text:p>8.507213036</text:p>
          </table:table-cell>
          <table:table-cell office:value-type="float" office:value="8.3845084258596003" table:style-name="ce1">
            <text:p>8.384508426</text:p>
          </table:table-cell>
          <table:table-cell office:value-type="float" office:value="8.2620901571526399" table:style-name="ce1">
            <text:p>8.262090157</text:p>
          </table:table-cell>
          <table:table-cell office:value-type="float" office:value="8.1392427926569706" table:style-name="ce1">
            <text:p>8.139242793</text:p>
          </table:table-cell>
          <table:table-cell office:value-type="float" office:value="8.0220525180745206" table:style-name="ce1">
            <text:p>8.022052518</text:p>
          </table:table-cell>
          <table:table-cell office:value-type="float" office:value="7.90774980242184" table:style-name="ce1">
            <text:p>7.907749802</text:p>
          </table:table-cell>
          <table:table-cell office:value-type="float" office:value="7.8211368554189198" table:style-name="ce1">
            <text:p>7.821136855</text:p>
          </table:table-cell>
          <table:table-cell office:value-type="float" office:value="7.7065397213232902" table:style-name="ce1">
            <text:p>7.706539721</text:p>
          </table:table-cell>
          <table:table-cell office:value-type="float" office:value="7.5952642432884003" table:style-name="ce1">
            <text:p>7.595264243</text:p>
          </table:table-cell>
          <table:table-cell office:value-type="float" office:value="7.4935900867414" table:style-name="ce1">
            <text:p>7.493590087</text:p>
          </table:table-cell>
          <table:table-cell office:value-type="float" office:value="7.38844841984245" table:style-name="ce1">
            <text:p>7.38844842</text:p>
          </table:table-cell>
          <table:table-cell office:value-type="float" office:value="7.2951666014740999" table:style-name="ce1">
            <text:p>7.295166601</text:p>
          </table:table-cell>
          <table:table-cell office:value-type="float" office:value="7.1963982882039197" table:style-name="ce1">
            <text:p>7.196398288</text:p>
          </table:table-cell>
          <table:table-cell office:value-type="float" office:value="7.1002993888059098" table:style-name="ce1">
            <text:p>7.100299389</text:p>
          </table:table-cell>
          <table:table-cell office:value-type="float" office:value="7.0067631267251897" table:style-name="ce1">
            <text:p>7.006763127</text:p>
          </table:table-cell>
          <table:table-cell office:value-type="float" office:value="6.9835887360242603" table:style-name="ce1">
            <text:p>6.983588736</text:p>
          </table:table-cell>
          <table:table-cell office:value-type="float" office:value="6.9309725482283797" table:style-name="ce1">
            <text:p>6.930972548</text:p>
          </table:table-cell>
          <table:table-cell office:value-type="float" office:value="6.8511806116373899" table:style-name="ce1">
            <text:p>6.851180612</text:p>
          </table:table-cell>
          <table:table-cell office:value-type="float" office:value="6.77296512917769" table:style-name="ce1">
            <text:p>6.772965129</text:p>
          </table:table-cell>
          <table:table-cell office:value-type="float" office:value="6.6948265018729396" table:style-name="ce1">
            <text:p>6.694826502</text:p>
          </table:table-cell>
          <table:table-cell office:value-type="float" office:value="6.62090520548107" table:style-name="ce1">
            <text:p>6.620905205</text:p>
          </table:table-cell>
          <table:table-cell office:value-type="float" office:value="6.5517970706380497" table:style-name="ce1">
            <text:p>6.551797071</text:p>
          </table:table-cell>
          <table:table-cell office:value-type="float" office:value="6.4850394941249299" table:style-name="ce1">
            <text:p>6.485039494</text:p>
          </table:table-cell>
          <table:table-cell office:value-type="float" office:value="6.4088494969657201" table:style-name="ce1">
            <text:p>6.408849497</text:p>
          </table:table-cell>
          <table:table-cell office:value-type="float" office:value="6.3344522056220196" table:style-name="ce1">
            <text:p>6.334452206</text:p>
          </table:table-cell>
          <table:table-cell office:value-type="float" office:value="6.26178508384446" table:style-name="ce1">
            <text:p>6.261785084</text:p>
          </table:table-cell>
          <table:table-cell office:value-type="float" office:value="6.19345762094032" table:style-name="ce1">
            <text:p>6.193457621</text:p>
          </table:table-cell>
          <table:table-cell office:value-type="float" office:value="6.1285100716682503" table:style-name="ce1">
            <text:p>6.128510072</text:p>
          </table:table-cell>
          <table:table-cell office:value-type="float" office:value="6.0627540501124599" table:style-name="ce1">
            <text:p>6.06275405</text:p>
          </table:table-cell>
          <table:table-cell office:value-type="float" office:value="6.0059905400929097" table:style-name="ce1">
            <text:p>6.00599054</text:p>
          </table:table-cell>
          <table:table-cell office:value-type="float" office:value="6.1586491833255801" table:style-name="ce1">
            <text:p>6.158649183</text:p>
          </table:table-cell>
          <table:table-cell office:value-type="float" office:value="6.0937687322440501" table:style-name="ce1">
            <text:p>6.093768732</text:p>
          </table:table-cell>
          <table:table-cell office:value-type="float" office:value="6.0385028119871498" table:style-name="ce1">
            <text:p>6.038502812</text:p>
          </table:table-cell>
          <table:table-cell office:value-type="float" office:value="5.9801871462268199" table:style-name="ce1">
            <text:p>5.980187146</text:p>
          </table:table-cell>
          <table:table-cell office:value-type="float" office:value="5.9343099837992597" table:style-name="ce1">
            <text:p>5.934309984</text:p>
          </table:table-cell>
          <table:table-cell office:value-type="float" office:value="5.8937045315909398" table:style-name="ce1">
            <text:p>5.893704532</text:p>
          </table:table-cell>
          <table:table-cell office:value-type="float" office:value="5.84593375551413" table:style-name="ce1">
            <text:p>5.845933756</text:p>
          </table:table-cell>
          <table:table-cell office:value-type="float" office:value="5.7871495307920702" table:style-name="ce1">
            <text:p>5.787149531</text:p>
          </table:table-cell>
          <table:table-cell office:value-type="float" office:value="5.7329500893226202" table:style-name="ce1">
            <text:p>5.732950089</text:p>
          </table:table-cell>
          <table:table-cell office:value-type="float" office:value="5.6811888907345498" table:style-name="ce1">
            <text:p>5.681188891</text:p>
          </table:table-cell>
          <table:table-cell office:value-type="float" office:value="5.63045266637595" table:style-name="ce1">
            <text:p>5.630452666</text:p>
          </table:table-cell>
          <table:table-cell office:value-type="float" office:value="5.58071126994595" table:style-name="ce1">
            <text:p>5.58071127</text:p>
          </table:table-cell>
          <table:table-cell office:value-type="float" office:value="5.5319357258738098" table:style-name="ce1">
            <text:p>5.531935726</text:p>
          </table:table-cell>
          <table:table-cell office:value-type="float" office:value="5.4840981730338196" table:style-name="ce1">
            <text:p>5.484098173</text:p>
          </table:table-cell>
          <table:table-cell office:value-type="float" office:value="5.4764421362856996" table:style-name="ce1">
            <text:p>5.476442136</text:p>
          </table:table-cell>
          <table:table-cell office:value-type="float" office:value="5.4337779477202997" table:style-name="ce1">
            <text:p>5.433777948</text:p>
          </table:table-cell>
          <table:table-cell office:value-type="float" office:value="5.3859603576592203" table:style-name="ce1">
            <text:p>5.385960358</text:p>
          </table:table-cell>
          <table:table-cell office:value-type="float" office:value="5.3405169588382799" table:style-name="ce1">
            <text:p>5.340516959</text:p>
          </table:table-cell>
          <table:table-cell office:value-type="float" office:value="5.2959073838489203" table:style-name="ce1">
            <text:p>5.295907384</text:p>
          </table:table-cell>
          <table:table-cell office:value-type="float" office:value="5.2485362233843897" table:style-name="ce1">
            <text:p>5.248536223</text:p>
          </table:table-cell>
          <table:table-cell office:value-type="float" office:value="5.2015091559387301" table:style-name="ce1">
            <text:p>5.201509156</text:p>
          </table:table-cell>
          <table:table-cell office:value-type="float" office:value="5.1558267503745601" table:style-name="ce1">
            <text:p>5.15582675</text:p>
          </table:table-cell>
          <table:table-cell office:value-type="float" office:value="5.1130078925056202" table:style-name="ce1">
            <text:p>5.113007893</text:p>
          </table:table-cell>
          <table:table-cell office:value-type="float" office:value="5.0964550742585502" table:style-name="ce1">
            <text:p>5.096455074</text:p>
          </table:table-cell>
          <table:table-cell office:value-type="float" office:value="5.0609286668306401" table:style-name="ce1">
            <text:p>5.060928667</text:p>
          </table:table-cell>
          <table:table-cell office:value-type="float" office:value="5.0187497832872099" table:style-name="ce1">
            <text:p>5.018749783</text:p>
          </table:table-cell>
          <table:table-cell office:value-type="float" office:value="5.0618274181684901" table:style-name="ce1">
            <text:p>5.061827418</text:p>
          </table:table-cell>
          <table:table-cell office:value-type="float" office:value="5.0216195231940501" table:style-name="ce1">
            <text:p>5.021619523</text:p>
          </table:table-cell>
          <table:table-cell office:value-type="float" office:value="4.9820873911603503" table:style-name="ce1">
            <text:p>4.982087391</text:p>
          </table:table-cell>
          <table:table-cell office:value-type="float" office:value="4.9432141279938904" table:style-name="ce1">
            <text:p>4.943214128</text:p>
          </table:table-cell>
          <table:table-cell office:value-type="float" office:value="4.9030642569588299" table:style-name="ce1">
            <text:p>4.903064257</text:p>
          </table:table-cell>
          <table:table-cell office:value-type="float" office:value="4.8635725805309002" table:style-name="ce1">
            <text:p>4.863572581</text:p>
          </table:table-cell>
          <table:table-cell office:value-type="float" office:value="4.8247230451830996" table:style-name="ce1">
            <text:p>4.824723045</text:p>
          </table:table-cell>
          <table:table-cell office:value-type="float" office:value="4.7903045547422298" table:style-name="ce1">
            <text:p>4.790304555</text:p>
          </table:table-cell>
          <table:table-cell office:value-type="float" office:value="4.7526627561663002" table:style-name="ce1">
            <text:p>4.752662756</text:p>
          </table:table-cell>
          <table:table-cell office:value-type="float" office:value="4.7205559207533296" table:style-name="ce1">
            <text:p>4.720555921</text:p>
          </table:table-cell>
          <table:table-cell office:value-type="float" office:value="4.7135663636780798" table:style-name="ce1">
            <text:p>4.713566364</text:p>
          </table:table-cell>
          <table:table-cell office:value-type="float" office:value="4.6826332743461103" table:style-name="ce1">
            <text:p>4.682633274</text:p>
          </table:table-cell>
          <table:table-cell office:value-type="float" office:value="4.6500397860565901" table:style-name="ce1">
            <text:p>4.650039786</text:p>
          </table:table-cell>
          <table:table-cell office:value-type="float" office:value="4.6179477360484498" table:style-name="ce1">
            <text:p>4.617947736</text:p>
          </table:table-cell>
          <table:table-cell office:value-type="float" office:value="4.5899789605698604" table:style-name="ce1">
            <text:p>4.589978961</text:p>
          </table:table-cell>
          <table:table-cell office:value-type="float" office:value="4.5576101488320901" table:style-name="ce1">
            <text:p>4.557610149</text:p>
          </table:table-cell>
          <table:table-cell office:value-type="float" office:value="4.52572808614301" table:style-name="ce1">
            <text:p>4.525728086</text:p>
          </table:table-cell>
          <table:table-cell office:value-type="float" office:value="4.49432187513586" table:style-name="ce1">
            <text:p>4.494321875</text:p>
          </table:table-cell>
          <table:table-cell office:value-type="float" office:value="4.4616608222293097" table:style-name="ce1">
            <text:p>4.461660822</text:p>
          </table:table-cell>
          <table:table-cell office:value-type="float" office:value="4.4525749824506997" table:style-name="ce1">
            <text:p>4.452574982</text:p>
          </table:table-cell>
          <table:table-cell office:value-type="float" office:value="4.4206954550806303" table:style-name="ce1">
            <text:p>4.420695455</text:p>
          </table:table-cell>
          <table:table-cell office:value-type="float" office:value="4.3937860785520204" table:style-name="ce1">
            <text:p>4.393786079</text:p>
          </table:table-cell>
          <table:table-cell office:value-type="float" office:value="4.3690396905649802" table:style-name="ce1">
            <text:p>4.369039691</text:p>
          </table:table-cell>
          <table:table-cell office:value-type="float" office:value="4.34180962299319" table:style-name="ce1">
            <text:p>4.341809623</text:p>
          </table:table-cell>
          <table:table-cell office:value-type="float" office:value="4.3177828749460998" table:style-name="ce1">
            <text:p>4.317782875</text:p>
          </table:table-cell>
          <table:table-cell office:value-type="float" office:value="4.2926867344830102" table:style-name="ce1">
            <text:p>4.292686734</text:p>
          </table:table-cell>
          <table:table-cell office:value-type="float" office:value="4.2660111159551404" table:style-name="ce1">
            <text:p>4.266011116</text:p>
          </table:table-cell>
          <table:table-cell office:value-type="float" office:value="4.2402529153618103" table:style-name="ce1">
            <text:p>4.240252915</text:p>
          </table:table-cell>
          <table:table-cell office:value-type="float" office:value="4.2112065624070096" table:style-name="ce1">
            <text:p>4.211206562</text:p>
          </table:table-cell>
          <table:table-cell office:value-type="float" office:value="4.1888971897080101" table:style-name="ce1">
            <text:p>4.18889719</text:p>
          </table:table-cell>
          <table:table-cell office:value-type="float" office:value="4.16897230577898" table:style-name="ce1">
            <text:p>4.168972306</text:p>
          </table:table-cell>
          <table:table-cell office:value-type="float" office:value="4.1455819624570402" table:style-name="ce1">
            <text:p>4.145581962</text:p>
          </table:table-cell>
          <table:table-cell office:value-type="float" office:value="4.1214963803634701" table:style-name="ce1">
            <text:p>4.12149638</text:p>
          </table:table-cell>
          <table:table-cell office:value-type="float" office:value="4.0972068930610304" table:style-name="ce1">
            <text:p>4.097206893</text:p>
          </table:table-cell>
          <table:table-cell office:value-type="float" office:value="4.0732391208222101" table:style-name="ce1">
            <text:p>4.073239121</text:p>
          </table:table-cell>
          <table:table-cell office:value-type="float" office:value="4.0495867140075701" table:style-name="ce1">
            <text:p>4.049586714</text:p>
          </table:table-cell>
          <table:table-cell office:value-type="float" office:value="4.0267582402592597" table:style-name="ce1">
            <text:p>4.02675824</text:p>
          </table:table-cell>
          <table:table-cell office:value-type="float" office:value="4.0011629252754402" table:style-name="ce1">
            <text:p>4.001162925</text:p>
          </table:table-cell>
          <table:table-cell office:value-type="float" office:value="4.0017303606857197" table:style-name="ce1">
            <text:p>4.001730361</text:p>
          </table:table-cell>
          <table:table-cell office:value-type="float" office:value="3.9864747603967601" table:style-name="ce1">
            <text:p>3.98647476</text:p>
          </table:table-cell>
          <table:table-cell office:value-type="float" office:value="3.9612649322217299" table:style-name="ce1">
            <text:p>3.961264932</text:p>
          </table:table-cell>
          <table:table-cell office:value-type="float" office:value="3.9363742157957402" table:style-name="ce1">
            <text:p>3.936374216</text:p>
          </table:table-cell>
          <table:table-cell office:value-type="float" office:value="3.91462389547626" table:style-name="ce1">
            <text:p>3.914623895</text:p>
          </table:table-cell>
          <table:table-cell office:value-type="float" office:value="3.8906892444592298" table:style-name="ce1">
            <text:p>3.890689244</text:p>
          </table:table-cell>
          <table:table-cell office:value-type="float" office:value="3.8670519182995502" table:style-name="ce1">
            <text:p>3.867051918</text:p>
          </table:table-cell>
          <table:table-cell office:value-type="float" office:value="3.8451398435642701" table:style-name="ce1">
            <text:p>3.845139844</text:p>
          </table:table-cell>
          <table:table-cell office:value-type="float" office:value="3.8244829935117202" table:style-name="ce1">
            <text:p>3.824482994</text:p>
          </table:table-cell>
          <table:table-cell office:value-type="float" office:value="3.8013369492641802" table:style-name="ce1">
            <text:p>3.801336949</text:p>
          </table:table-cell>
          <table:table-cell office:value-type="float" office:value="3.7784714631287399" table:style-name="ce1">
            <text:p>3.778471463</text:p>
          </table:table-cell>
          <table:table-cell office:value-type="float" office:value="3.7562221153553801" table:style-name="ce1">
            <text:p>3.756222115</text:p>
          </table:table-cell>
          <table:table-cell office:value-type="float" office:value="3.7339006160832899" table:style-name="ce1">
            <text:p>3.733900616</text:p>
          </table:table-cell>
          <table:table-cell office:value-type="float" office:value="3.7135636827208001" table:style-name="ce1">
            <text:p>3.713563683</text:p>
          </table:table-cell>
          <table:table-cell office:value-type="float" office:value="3.6934674231259099" table:style-name="ce1">
            <text:p>3.693467423</text:p>
          </table:table-cell>
          <table:table-cell office:value-type="float" office:value="3.6719089779129099" table:style-name="ce1">
            <text:p>3.671908978</text:p>
          </table:table-cell>
          <table:table-cell office:value-type="float" office:value="3.6506026782579601" table:style-name="ce1">
            <text:p>3.650602678</text:p>
          </table:table-cell>
          <table:table-cell office:value-type="float" office:value="3.6295441262734101" table:style-name="ce1">
            <text:p>3.629544126</text:p>
          </table:table-cell>
          <table:table-cell office:value-type="float" office:value="3.6090558927848502" table:style-name="ce1">
            <text:p>3.609055893</text:p>
          </table:table-cell>
          <table:table-cell office:value-type="float" office:value="3.5894041214689798" table:style-name="ce1">
            <text:p>3.589404121</text:p>
          </table:table-cell>
          <table:table-cell office:value-type="float" office:value="3.5693794106763099" table:style-name="ce1">
            <text:p>3.569379411</text:p>
          </table:table-cell>
          <table:table-cell office:value-type="float" office:value="3.54958225341537" table:style-name="ce1">
            <text:p>3.549582253</text:p>
          </table:table-cell>
          <table:table-cell office:value-type="float" office:value="3.533788743109" table:style-name="ce1">
            <text:p>3.533788743</text:p>
          </table:table-cell>
          <table:table-cell office:value-type="float" office:value="3.5157185580981798" table:style-name="ce1">
            <text:p>3.515718558</text:p>
          </table:table-cell>
          <table:table-cell office:value-type="float" office:value="3.4991884557094499" table:style-name="ce1">
            <text:p>3.499188456</text:p>
          </table:table-cell>
          <table:table-cell office:value-type="float" office:value="3.48022118502635" table:style-name="ce1">
            <text:p>3.480221185</text:p>
          </table:table-cell>
          <table:table-cell office:value-type="float" office:value="3.4614634974447198" table:style-name="ce1">
            <text:p>3.461463497</text:p>
          </table:table-cell>
          <table:table-cell office:value-type="float" office:value="3.4441878508169199" table:style-name="ce1">
            <text:p>3.444187851</text:p>
          </table:table-cell>
          <table:table-cell office:value-type="float" office:value="3.4262861586036801" table:style-name="ce1">
            <text:p>3.426286159</text:p>
          </table:table-cell>
          <table:table-cell office:value-type="float" office:value="3.4115085245576302" table:style-name="ce1">
            <text:p>3.411508525</text:p>
          </table:table-cell>
          <table:table-cell office:value-type="float" office:value="3.3982249009024699" table:style-name="ce1">
            <text:p>3.398224901</text:p>
          </table:table-cell>
          <table:table-cell office:value-type="float" office:value="3.3850841119102699" table:style-name="ce1">
            <text:p>3.385084112</text:p>
          </table:table-cell>
          <table:table-cell office:value-type="float" office:value="3.3737197008954598" table:style-name="ce1">
            <text:p>3.373719701</text:p>
          </table:table-cell>
          <table:table-cell office:value-type="float" office:value="3.3580158983657902" table:style-name="ce1">
            <text:p>3.358015898</text:p>
          </table:table-cell>
          <table:table-cell office:value-type="float" office:value="3.3424782736406602" table:style-name="ce1">
            <text:p>3.342478274</text:p>
          </table:table-cell>
          <table:table-cell office:value-type="float" office:value="3.3257714310204101" table:style-name="ce1">
            <text:p>3.325771431</text:p>
          </table:table-cell>
          <table:table-cell office:value-type="float" office:value="3.31002024976473" table:style-name="ce1">
            <text:p>3.31002025</text:p>
          </table:table-cell>
          <table:table-cell office:value-type="float" office:value="3.2944331433137899" table:style-name="ce1">
            <text:p>3.294433143</text:p>
          </table:table-cell>
          <table:table-cell office:value-type="float" office:value="3.2783461720211" table:style-name="ce1">
            <text:p>3.278346172</text:p>
          </table:table-cell>
          <table:table-cell office:value-type="float" office:value="3.2630830258312198" table:style-name="ce1">
            <text:p>3.263083026</text:p>
          </table:table-cell>
          <table:table-cell office:value-type="float" office:value="3.2512417700492802" table:style-name="ce1">
            <text:p>3.25124177</text:p>
          </table:table-cell>
          <table:table-cell office:value-type="float" office:value="3.25111291720382" table:style-name="ce1">
            <text:p>3.251112917</text:p>
          </table:table-cell>
          <table:table-cell office:value-type="float" office:value="3.23674891673739" table:style-name="ce1">
            <text:p>3.236748917</text:p>
          </table:table-cell>
          <table:table-cell office:value-type="float" office:value="3.2208313956061501" table:style-name="ce1">
            <text:p>3.220831396</text:p>
          </table:table-cell>
          <table:table-cell office:value-type="float" office:value="3.20944047476568" table:style-name="ce1">
            <text:p>3.209440475</text:p>
          </table:table-cell>
          <table:table-cell office:value-type="float" office:value="3.1961774235444298" table:style-name="ce1">
            <text:p>3.196177424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21.224708849279899" table:style-name="ce1">
            <text:p>21.22470885</text:p>
          </table:table-cell>
          <table:table-cell office:value-type="string" table:style-name="ce1">
            <text:p><text:s/>global min</text:p>
          </table:table-cell>
          <table:table-cell office:value-type="float" office:value="-18.707939894231298" table:style-name="ce1">
            <text:p>-18.70793989</text:p>
          </table:table-cell>
          <table:table-cell office:value-type="string" table:style-name="ce1">
            <text:p><text:s/>range</text:p>
          </table:table-cell>
          <table:table-cell office:value-type="float" office:value="39.932648743511201" table:style-name="ce1">
            <text:p>39.93264874</text:p>
          </table:table-cell>
          <table:table-cell office:value-type="string" table:style-name="ce1">
            <text:p><text:s/>regret</text:p>
          </table:table-cell>
          <table:table-cell office:value-type="float" office:value="17.6123615805346" table:style-name="ce1">
            <text:p>17.61236158</text:p>
          </table:table-cell>
          <table:table-cell office:value-type="float" office:value="24.0569326128253" table:style-name="ce1">
            <text:p>24.05693261</text:p>
          </table:table-cell>
          <table:table-cell office:value-type="float" office:value="22.901478936831801" table:style-name="ce1">
            <text:p>22.90147894</text:p>
          </table:table-cell>
          <table:table-cell office:value-type="float" office:value="26.877955922623102" table:style-name="ce1">
            <text:p>26.87795592</text:p>
          </table:table-cell>
          <table:table-cell office:value-type="float" office:value="28.308732190125301" table:style-name="ce1">
            <text:p>28.30873219</text:p>
          </table:table-cell>
          <table:table-cell office:value-type="float" office:value="26.0700081859164" table:style-name="ce1">
            <text:p>26.07000819</text:p>
          </table:table-cell>
          <table:table-cell office:value-type="float" office:value="23.166749086767499" table:style-name="ce1">
            <text:p>23.16674909</text:p>
          </table:table-cell>
          <table:table-cell office:value-type="float" office:value="21.194677641757998" table:style-name="ce1">
            <text:p>21.19467764</text:p>
          </table:table-cell>
          <table:table-cell office:value-type="float" office:value="19.1470366185339" table:style-name="ce1">
            <text:p>19.14703662</text:p>
          </table:table-cell>
          <table:table-cell office:value-type="float" office:value="17.7711101726915" table:style-name="ce1">
            <text:p>17.77111017</text:p>
          </table:table-cell>
          <table:table-cell office:value-type="float" office:value="17.851431034850201" table:style-name="ce1">
            <text:p>17.85143103</text:p>
          </table:table-cell>
          <table:table-cell office:value-type="float" office:value="17.670888295444399" table:style-name="ce1">
            <text:p>17.6708883</text:p>
          </table:table-cell>
          <table:table-cell office:value-type="float" office:value="18.3520258076841" table:style-name="ce1">
            <text:p>18.35202581</text:p>
          </table:table-cell>
          <table:table-cell office:value-type="float" office:value="18.985701907552102" table:style-name="ce1">
            <text:p>18.98570191</text:p>
          </table:table-cell>
          <table:table-cell office:value-type="float" office:value="18.6554439869562" table:style-name="ce1">
            <text:p>18.65544399</text:p>
          </table:table-cell>
          <table:table-cell office:value-type="float" office:value="18.972827399641702" table:style-name="ce1">
            <text:p>18.9728274</text:p>
          </table:table-cell>
          <table:table-cell office:value-type="float" office:value="18.398191593923901" table:style-name="ce1">
            <text:p>18.39819159</text:p>
          </table:table-cell>
          <table:table-cell office:value-type="float" office:value="18.646689923520601" table:style-name="ce1">
            <text:p>18.64668992</text:p>
          </table:table-cell>
          <table:table-cell office:value-type="float" office:value="17.6677986786591" table:style-name="ce1">
            <text:p>17.66779868</text:p>
          </table:table-cell>
          <table:table-cell office:value-type="float" office:value="17.835742394024599" table:style-name="ce1">
            <text:p>17.83574239</text:p>
          </table:table-cell>
          <table:table-cell office:value-type="float" office:value="17.50623755562" table:style-name="ce1">
            <text:p>17.50623756</text:p>
          </table:table-cell>
          <table:table-cell office:value-type="float" office:value="18.093736573238399" table:style-name="ce1">
            <text:p>18.09373657</text:p>
          </table:table-cell>
          <table:table-cell office:value-type="float" office:value="18.4117647684986" table:style-name="ce1">
            <text:p>18.41176477</text:p>
          </table:table-cell>
          <table:table-cell office:value-type="float" office:value="18.445150946242499" table:style-name="ce1">
            <text:p>18.44515095</text:p>
          </table:table-cell>
          <table:table-cell office:value-type="float" office:value="17.707856787786401" table:style-name="ce1">
            <text:p>17.70785679</text:p>
          </table:table-cell>
          <table:table-cell office:value-type="float" office:value="17.3055549624201" table:style-name="ce1">
            <text:p>17.30555496</text:p>
          </table:table-cell>
          <table:table-cell office:value-type="float" office:value="17.089752163403201" table:style-name="ce1">
            <text:p>17.08975216</text:p>
          </table:table-cell>
          <table:table-cell office:value-type="float" office:value="16.480813364265099" table:style-name="ce1">
            <text:p>16.48081336</text:p>
          </table:table-cell>
          <table:table-cell office:value-type="float" office:value="15.918890789518199" table:style-name="ce1">
            <text:p>15.91889079</text:p>
          </table:table-cell>
          <table:table-cell office:value-type="float" office:value="16.030583452340501" table:style-name="ce1">
            <text:p>16.03058345</text:p>
          </table:table-cell>
          <table:table-cell office:value-type="float" office:value="15.525281628661601" table:style-name="ce1">
            <text:p>15.52528163</text:p>
          </table:table-cell>
          <table:table-cell office:value-type="float" office:value="15.051561168962699" table:style-name="ce1">
            <text:p>15.05156117</text:p>
          </table:table-cell>
          <table:table-cell office:value-type="float" office:value="14.612410665419899" table:style-name="ce1">
            <text:p>14.61241067</text:p>
          </table:table-cell>
          <table:table-cell office:value-type="float" office:value="14.1934052610927" table:style-name="ce1">
            <text:p>14.19340526</text:p>
          </table:table-cell>
          <table:table-cell office:value-type="float" office:value="13.803867812262901" table:style-name="ce1">
            <text:p>13.80386781</text:p>
          </table:table-cell>
          <table:table-cell office:value-type="float" office:value="14.4206406818292" table:style-name="ce1">
            <text:p>14.42064068</text:p>
          </table:table-cell>
          <table:table-cell office:value-type="float" office:value="14.601566041359099" table:style-name="ce1">
            <text:p>14.60156604</text:p>
          </table:table-cell>
          <table:table-cell office:value-type="float" office:value="14.2269518539101" table:style-name="ce1">
            <text:p>14.22695185</text:p>
          </table:table-cell>
          <table:table-cell office:value-type="float" office:value="14.074498569115301" table:style-name="ce1">
            <text:p>14.07449857</text:p>
          </table:table-cell>
          <table:table-cell office:value-type="float" office:value="13.7455898251294" table:style-name="ce1">
            <text:p>13.74558983</text:p>
          </table:table-cell>
          <table:table-cell office:value-type="float" office:value="13.4165445451487" table:style-name="ce1">
            <text:p>13.41654455</text:p>
          </table:table-cell>
          <table:table-cell office:value-type="float" office:value="13.1104266881702" table:style-name="ce1">
            <text:p>13.11042669</text:p>
          </table:table-cell>
          <table:table-cell office:value-type="float" office:value="12.815126194176999" table:style-name="ce1">
            <text:p>12.81512619</text:p>
          </table:table-cell>
          <table:table-cell office:value-type="float" office:value="12.529662720353" table:style-name="ce1">
            <text:p>12.52966272</text:p>
          </table:table-cell>
          <table:table-cell office:value-type="float" office:value="12.259364146973899" table:style-name="ce1">
            <text:p>12.25936415</text:p>
          </table:table-cell>
          <table:table-cell office:value-type="float" office:value="11.994831857822801" table:style-name="ce1">
            <text:p>11.99483186</text:p>
          </table:table-cell>
          <table:table-cell office:value-type="float" office:value="11.7515289364233" table:style-name="ce1">
            <text:p>11.75152894</text:p>
          </table:table-cell>
          <table:table-cell office:value-type="float" office:value="11.5183636367489" table:style-name="ce1">
            <text:p>11.51836364</text:p>
          </table:table-cell>
          <table:table-cell office:value-type="float" office:value="11.286617339269799" table:style-name="ce1">
            <text:p>11.28661734</text:p>
          </table:table-cell>
          <table:table-cell office:value-type="float" office:value="11.065979659402901" table:style-name="ce1">
            <text:p>11.06597966</text:p>
          </table:table-cell>
          <table:table-cell office:value-type="float" office:value="10.8521917260867" table:style-name="ce1">
            <text:p>10.85219173</text:p>
          </table:table-cell>
          <table:table-cell office:value-type="float" office:value="10.6444141211841" table:style-name="ce1">
            <text:p>10.64441412</text:p>
          </table:table-cell>
          <table:table-cell office:value-type="float" office:value="10.448382408443299" table:style-name="ce1">
            <text:p>10.44838241</text:p>
          </table:table-cell>
          <table:table-cell office:value-type="float" office:value="10.258320858224099" table:style-name="ce1">
            <text:p>10.25832086</text:p>
          </table:table-cell>
          <table:table-cell office:value-type="float" office:value="10.075170637103801" table:style-name="ce1">
            <text:p>10.07517064</text:p>
          </table:table-cell>
          <table:table-cell office:value-type="float" office:value="9.8981639303746896" table:style-name="ce1">
            <text:p>9.89816393</text:p>
          </table:table-cell>
          <table:table-cell office:value-type="float" office:value="9.7317488692534297" table:style-name="ce1">
            <text:p>9.731748869</text:p>
          </table:table-cell>
          <table:table-cell office:value-type="float" office:value="9.5736082775775007" table:style-name="ce1">
            <text:p>9.573608278</text:p>
          </table:table-cell>
          <table:table-cell office:value-type="float" office:value="9.4208283839244995" table:style-name="ce1">
            <text:p>9.420828384</text:p>
          </table:table-cell>
          <table:table-cell office:value-type="float" office:value="9.2644723406513503" table:style-name="ce1">
            <text:p>9.264472341</text:p>
          </table:table-cell>
          <table:table-cell office:value-type="float" office:value="9.1217694260841107" table:style-name="ce1">
            <text:p>9.121769426</text:p>
          </table:table-cell>
          <table:table-cell office:value-type="float" office:value="8.9772698395388097" table:style-name="ce1">
            <text:p>8.97726984</text:p>
          </table:table-cell>
          <table:table-cell office:value-type="float" office:value="8.8362160142448403" table:style-name="ce1">
            <text:p>8.836216014</text:p>
          </table:table-cell>
          <table:table-cell office:value-type="float" office:value="8.6995701209913108" table:style-name="ce1">
            <text:p>8.699570121</text:p>
          </table:table-cell>
          <table:table-cell office:value-type="float" office:value="8.5743397276229896" table:style-name="ce1">
            <text:p>8.574339728</text:p>
          </table:table-cell>
          <table:table-cell office:value-type="float" office:value="8.4468920811480199" table:style-name="ce1">
            <text:p>8.446892081</text:p>
          </table:table-cell>
          <table:table-cell office:value-type="float" office:value="8.3291712225047601" table:style-name="ce1">
            <text:p>8.329171223</text:p>
          </table:table-cell>
          <table:table-cell office:value-type="float" office:value="8.2090774554131496" table:style-name="ce1">
            <text:p>8.209077455</text:p>
          </table:table-cell>
          <table:table-cell office:value-type="float" office:value="8.0914224031030901" table:style-name="ce1">
            <text:p>8.091422403</text:p>
          </table:table-cell>
          <table:table-cell office:value-type="float" office:value="7.9763944514521299" table:style-name="ce1">
            <text:p>7.976394451</text:p>
          </table:table-cell>
          <table:table-cell office:value-type="float" office:value="7.8653308513756004" table:style-name="ce1">
            <text:p>7.865330851</text:p>
          </table:table-cell>
          <table:table-cell office:value-type="float" office:value="7.7600840493802901" table:style-name="ce1">
            <text:p>7.760084049</text:p>
          </table:table-cell>
          <table:table-cell office:value-type="float" office:value="7.6572710260452697" table:style-name="ce1">
            <text:p>7.657271026</text:p>
          </table:table-cell>
          <table:table-cell office:value-type="float" office:value="7.5562951837555499" table:style-name="ce1">
            <text:p>7.556295184</text:p>
          </table:table-cell>
          <table:table-cell office:value-type="float" office:value="7.4593787294083098" table:style-name="ce1">
            <text:p>7.459378729</text:p>
          </table:table-cell>
          <table:table-cell office:value-type="float" office:value="7.3645807638361402" table:style-name="ce1">
            <text:p>7.364580764</text:p>
          </table:table-cell>
          <table:table-cell office:value-type="float" office:value="7.27134021750848" table:style-name="ce1">
            <text:p>7.271340218</text:p>
          </table:table-cell>
          <table:table-cell office:value-type="float" office:value="7.1802050231849703" table:style-name="ce1">
            <text:p>7.180205023</text:p>
          </table:table-cell>
          <table:table-cell office:value-type="float" office:value="7.0963998273478204" table:style-name="ce1">
            <text:p>7.096399827</text:p>
          </table:table-cell>
          <table:table-cell office:value-type="float" office:value="7.0097297677594099" table:style-name="ce1">
            <text:p>7.009729768</text:p>
          </table:table-cell>
          <table:table-cell office:value-type="float" office:value="6.9244877671775704" table:style-name="ce1">
            <text:p>6.924487767</text:p>
          </table:table-cell>
          <table:table-cell office:value-type="float" office:value="6.8435496371840996" table:style-name="ce1">
            <text:p>6.843549637</text:p>
          </table:table-cell>
          <table:table-cell office:value-type="float" office:value="6.7610972319168203" table:style-name="ce1">
            <text:p>6.761097232</text:p>
          </table:table-cell>
          <table:table-cell office:value-type="float" office:value="6.6807154057525002" table:style-name="ce1">
            <text:p>6.680715406</text:p>
          </table:table-cell>
          <table:table-cell office:value-type="float" office:value="6.6180864989662602" table:style-name="ce1">
            <text:p>6.618086499</text:p>
          </table:table-cell>
          <table:table-cell office:value-type="float" office:value="6.5518081537419697" table:style-name="ce1">
            <text:p>6.551808154</text:p>
          </table:table-cell>
          <table:table-cell office:value-type="float" office:value="6.4766471058235604" table:style-name="ce1">
            <text:p>6.476647106</text:p>
          </table:table-cell>
          <table:table-cell office:value-type="float" office:value="6.4031942635396604" table:style-name="ce1">
            <text:p>6.403194264</text:p>
          </table:table-cell>
          <table:table-cell office:value-type="float" office:value="6.38794298595045" table:style-name="ce1">
            <text:p>6.387942986</text:p>
          </table:table-cell>
          <table:table-cell office:value-type="float" office:value="6.3171080303825597" table:style-name="ce1">
            <text:p>6.31710803</text:p>
          </table:table-cell>
          <table:table-cell office:value-type="float" office:value="6.2712816261827404" table:style-name="ce1">
            <text:p>6.271281626</text:p>
          </table:table-cell>
          <table:table-cell office:value-type="float" office:value="6.2036346114541496" table:style-name="ce1">
            <text:p>6.203634611</text:p>
          </table:table-cell>
          <table:table-cell office:value-type="float" office:value="6.1380592685420599" table:style-name="ce1">
            <text:p>6.138059269</text:p>
          </table:table-cell>
          <table:table-cell office:value-type="float" office:value="6.0728969038218299" table:style-name="ce1">
            <text:p>6.072896904</text:p>
          </table:table-cell>
          <table:table-cell office:value-type="float" office:value="6.0128266934478596" table:style-name="ce1">
            <text:p>6.012826693</text:p>
          </table:table-cell>
          <table:table-cell office:value-type="float" office:value="5.9540079457900204" table:style-name="ce1">
            <text:p>5.954007946</text:p>
          </table:table-cell>
          <table:table-cell office:value-type="float" office:value="5.8937102115100197" table:style-name="ce1">
            <text:p>5.893710212</text:p>
          </table:table-cell>
          <table:table-cell office:value-type="float" office:value="5.8346430432357304" table:style-name="ce1">
            <text:p>5.834643043</text:p>
          </table:table-cell>
          <table:table-cell office:value-type="float" office:value="5.7807256054284704" table:style-name="ce1">
            <text:p>5.780725605</text:p>
          </table:table-cell>
          <table:table-cell office:value-type="float" office:value="5.7473105640472903" table:style-name="ce1">
            <text:p>5.747310564</text:p>
          </table:table-cell>
          <table:table-cell office:value-type="float" office:value="5.6908793334245704" table:style-name="ce1">
            <text:p>5.690879333</text:p>
          </table:table-cell>
          <table:table-cell office:value-type="float" office:value="5.6355545975199401" table:style-name="ce1">
            <text:p>5.635554598</text:p>
          </table:table-cell>
          <table:table-cell office:value-type="float" office:value="5.5813041283319098" table:style-name="ce1">
            <text:p>5.581304128</text:p>
          </table:table-cell>
          <table:table-cell office:value-type="float" office:value="5.5338500085209903" table:style-name="ce1">
            <text:p>5.533850009</text:p>
          </table:table-cell>
          <table:table-cell office:value-type="float" office:value="5.4821478914934501" table:style-name="ce1">
            <text:p>5.482147891</text:p>
          </table:table-cell>
          <table:table-cell office:value-type="float" office:value="5.4314212861079501" table:style-name="ce1">
            <text:p>5.431421286</text:p>
          </table:table-cell>
          <table:table-cell office:value-type="float" office:value="5.3823898600378399" table:style-name="ce1">
            <text:p>5.38238986</text:p>
          </table:table-cell>
          <table:table-cell office:value-type="float" office:value="5.3335263217099902" table:style-name="ce1">
            <text:p>5.333526322</text:p>
          </table:table-cell>
          <table:table-cell office:value-type="float" office:value="5.2855593620670502" table:style-name="ce1">
            <text:p>5.285559362</text:p>
          </table:table-cell>
          <table:table-cell office:value-type="float" office:value="5.2376251586377203" table:style-name="ce1">
            <text:p>5.237625159</text:p>
          </table:table-cell>
          <table:table-cell office:value-type="float" office:value="5.19055463454945" table:style-name="ce1">
            <text:p>5.190554635</text:p>
          </table:table-cell>
          <table:table-cell office:value-type="float" office:value="5.1474802799400301" table:style-name="ce1">
            <text:p>5.14748028</text:p>
          </table:table-cell>
          <table:table-cell office:value-type="float" office:value="5.1235133877928698" table:style-name="ce1">
            <text:p>5.123513388</text:p>
          </table:table-cell>
          <table:table-cell office:value-type="float" office:value="5.0810927537570896" table:style-name="ce1">
            <text:p>5.081092754</text:p>
          </table:table-cell>
          <table:table-cell office:value-type="float" office:value="5.0404963423893099" table:style-name="ce1">
            <text:p>5.040496342</text:p>
          </table:table-cell>
          <table:table-cell office:value-type="float" office:value="4.99952276278003" table:style-name="ce1">
            <text:p>4.999522763</text:p>
          </table:table-cell>
          <table:table-cell office:value-type="float" office:value="4.9583734972571802" table:style-name="ce1">
            <text:p>4.958373497</text:p>
          </table:table-cell>
          <table:table-cell office:value-type="float" office:value="4.9396018363287499" table:style-name="ce1">
            <text:p>4.939601836</text:p>
          </table:table-cell>
          <table:table-cell office:value-type="float" office:value="4.8980925771999297" table:style-name="ce1">
            <text:p>4.898092577</text:p>
          </table:table-cell>
          <table:table-cell office:value-type="float" office:value="4.8572751390565996" table:style-name="ce1">
            <text:p>4.857275139</text:p>
          </table:table-cell>
          <table:table-cell office:value-type="float" office:value="4.81713236931233" table:style-name="ce1">
            <text:p>4.817132369</text:p>
          </table:table-cell>
          <table:table-cell office:value-type="float" office:value="4.78064953774662" table:style-name="ce1">
            <text:p>4.780649538</text:p>
          </table:table-cell>
          <table:table-cell office:value-type="float" office:value="4.7421707307011403" table:style-name="ce1">
            <text:p>4.742170731</text:p>
          </table:table-cell>
          <table:table-cell office:value-type="float" office:value="4.7043125495757403" table:style-name="ce1">
            <text:p>4.70431255</text:p>
          </table:table-cell>
          <table:table-cell office:value-type="float" office:value="4.8799941888056599" table:style-name="ce1">
            <text:p>4.879994189</text:p>
          </table:table-cell>
          <table:table-cell office:value-type="float" office:value="4.8413656395678402" table:style-name="ce1">
            <text:p>4.84136564</text:p>
          </table:table-cell>
          <table:table-cell office:value-type="float" office:value="4.8033454139400602" table:style-name="ce1">
            <text:p>4.803345414</text:p>
          </table:table-cell>
          <table:table-cell office:value-type="float" office:value="4.7661923737620402" table:style-name="ce1">
            <text:p>4.766192374</text:p>
          </table:table-cell>
          <table:table-cell office:value-type="float" office:value="4.7320841144173302" table:style-name="ce1">
            <text:p>4.732084114</text:p>
          </table:table-cell>
          <table:table-cell office:value-type="float" office:value="4.6960508233152902" table:style-name="ce1">
            <text:p>4.696050823</text:p>
          </table:table-cell>
          <table:table-cell office:value-type="float" office:value="4.66056765879497" table:style-name="ce1">
            <text:p>4.660567659</text:p>
          </table:table-cell>
          <table:table-cell office:value-type="float" office:value="4.6290240909277101" table:style-name="ce1">
            <text:p>4.629024091</text:p>
          </table:table-cell>
          <table:table-cell office:value-type="float" office:value="4.5950098325044104" table:style-name="ce1">
            <text:p>4.595009833</text:p>
          </table:table-cell>
          <table:table-cell office:value-type="float" office:value="4.5610751044346198" table:style-name="ce1">
            <text:p>4.561075104</text:p>
          </table:table-cell>
          <table:table-cell office:value-type="float" office:value="4.5276431130769801" table:style-name="ce1">
            <text:p>4.527643113</text:p>
          </table:table-cell>
          <table:table-cell office:value-type="float" office:value="4.4980046835713896" table:style-name="ce1">
            <text:p>4.498004684</text:p>
          </table:table-cell>
          <table:table-cell office:value-type="float" office:value="4.4665233260023003" table:style-name="ce1">
            <text:p>4.466523326</text:p>
          </table:table-cell>
          <table:table-cell office:value-type="float" office:value="4.43549821999218" table:style-name="ce1">
            <text:p>4.43549822</text:p>
          </table:table-cell>
          <table:table-cell office:value-type="float" office:value="4.4043444753924499" table:style-name="ce1">
            <text:p>4.404344475</text:p>
          </table:table-cell>
          <table:table-cell office:value-type="float" office:value="4.373635784287" table:style-name="ce1">
            <text:p>4.373635784</text:p>
          </table:table-cell>
          <table:table-cell office:value-type="float" office:value="4.34336267745255" table:style-name="ce1">
            <text:p>4.343362677</text:p>
          </table:table-cell>
          <table:table-cell office:value-type="float" office:value="4.3135159524045097" table:style-name="ce1">
            <text:p>4.313515952</text:p>
          </table:table-cell>
          <table:table-cell office:value-type="float" office:value="4.2846456219443798" table:style-name="ce1">
            <text:p>4.284645622</text:p>
          </table:table-cell>
          <table:table-cell office:value-type="float" office:value="4.2556211920741402" table:style-name="ce1">
            <text:p>4.255621192</text:p>
          </table:table-cell>
          <table:table-cell office:value-type="float" office:value="4.2269970991676198" table:style-name="ce1">
            <text:p>4.226997099</text:p>
          </table:table-cell>
          <table:table-cell office:value-type="float" office:value="4.1987651171228402" table:style-name="ce1">
            <text:p>4.198765117</text:p>
          </table:table-cell>
          <table:table-cell office:value-type="float" office:value="4.1709172436773096" table:style-name="ce1">
            <text:p>4.170917244</text:p>
          </table:table-cell>
          <table:table-cell office:value-type="float" office:value="4.1430580479170098" table:style-name="ce1">
            <text:p>4.143058048</text:p>
          </table:table-cell>
          <table:table-cell office:value-type="float" office:value="4.1163448735033104" table:style-name="ce1">
            <text:p>4.116344874</text:p>
          </table:table-cell>
          <table:table-cell office:value-type="float" office:value="4.0899878747484504" table:style-name="ce1">
            <text:p>4.089987875</text:p>
          </table:table-cell>
          <table:table-cell office:value-type="float" office:value="4.06532720616267" table:style-name="ce1">
            <text:p>4.065327206</text:p>
          </table:table-cell>
          <table:table-cell office:value-type="float" office:value="4.0418501633610502" table:style-name="ce1">
            <text:p>4.041850163</text:p>
          </table:table-cell>
          <table:table-cell office:value-type="float" office:value="4.0196555588161802" table:style-name="ce1">
            <text:p>4.019655559</text:p>
          </table:table-cell>
          <table:table-cell office:value-type="float" office:value="3.9967799818129399" table:style-name="ce1">
            <text:p>3.996779982</text:p>
          </table:table-cell>
          <table:table-cell office:value-type="float" office:value="3.9741995735452198" table:style-name="ce1">
            <text:p>3.974199574</text:p>
          </table:table-cell>
          <table:table-cell office:value-type="float" office:value="3.9503568413168701" table:style-name="ce1">
            <text:p>3.950356841</text:p>
          </table:table-cell>
          <table:table-cell office:value-type="float" office:value="3.9252528094238599" table:style-name="ce1">
            <text:p>3.925252809</text:p>
          </table:table-cell>
          <table:table-cell office:value-type="float" office:value="3.9004665500864601" table:style-name="ce1">
            <text:p>3.90046655</text:p>
          </table:table-cell>
          <table:table-cell office:value-type="float" office:value="3.8761835264226199" table:style-name="ce1">
            <text:p>3.876183526</text:p>
          </table:table-cell>
          <table:table-cell office:value-type="float" office:value="3.8525253721700898" table:style-name="ce1">
            <text:p>3.852525372</text:p>
          </table:table-cell>
          <table:table-cell office:value-type="float" office:value="3.8288417722655299" table:style-name="ce1">
            <text:p>3.828841772</text:p>
          </table:table-cell>
          <table:table-cell office:value-type="float" office:value="3.8052069465108098" table:style-name="ce1">
            <text:p>3.805206947</text:p>
          </table:table-cell>
          <table:table-cell office:value-type="float" office:value="3.7818621186181001" table:style-name="ce1">
            <text:p>3.781862119</text:p>
          </table:table-cell>
          <table:table-cell office:value-type="float" office:value="3.76103507471369" table:style-name="ce1">
            <text:p>3.761035075</text:p>
          </table:table-cell>
          <table:table-cell office:value-type="float" office:value="3.7412519330506799" table:style-name="ce1">
            <text:p>3.741251933</text:p>
          </table:table-cell>
          <table:table-cell office:value-type="float" office:value="3.7236154166036299" table:style-name="ce1">
            <text:p>3.723615417</text:p>
          </table:table-cell>
          <table:table-cell office:value-type="float" office:value="3.7051870348754399" table:style-name="ce1">
            <text:p>3.705187035</text:p>
          </table:table-cell>
          <table:table-cell office:value-type="float" office:value="3.6831323501440401" table:style-name="ce1">
            <text:p>3.68313235</text:p>
          </table:table-cell>
          <table:table-cell office:value-type="float" office:value="3.6613920630669399" table:style-name="ce1">
            <text:p>3.661392063</text:p>
          </table:table-cell>
          <table:table-cell office:value-type="float" office:value="3.6399075440730999" table:style-name="ce1">
            <text:p>3.639907544</text:p>
          </table:table-cell>
          <table:table-cell office:value-type="float" office:value="3.6186215350434301" table:style-name="ce1">
            <text:p>3.618621535</text:p>
          </table:table-cell>
          <table:table-cell office:value-type="float" office:value="3.59758303774667" table:style-name="ce1">
            <text:p>3.597583038</text:p>
          </table:table-cell>
          <table:table-cell office:value-type="float" office:value="3.58149059361426" table:style-name="ce1">
            <text:p>3.581490594</text:p>
          </table:table-cell>
          <table:table-cell office:value-type="float" office:value="3.56118177566908" table:style-name="ce1">
            <text:p>3.561181776</text:p>
          </table:table-cell>
          <table:table-cell office:value-type="float" office:value="3.5409052911500498" table:style-name="ce1">
            <text:p>3.540905291</text:p>
          </table:table-cell>
          <table:table-cell office:value-type="float" office:value="3.5208592212278398" table:style-name="ce1">
            <text:p>3.520859221</text:p>
          </table:table-cell>
          <table:table-cell office:value-type="float" office:value="3.5010396605702798" table:style-name="ce1">
            <text:p>3.501039661</text:p>
          </table:table-cell>
          <table:table-cell office:value-type="float" office:value="3.48144279160551" table:style-name="ce1">
            <text:p>3.481442792</text:p>
          </table:table-cell>
          <table:table-cell office:value-type="float" office:value="3.4620648820705102" table:style-name="ce1">
            <text:p>3.462064882</text:p>
          </table:table-cell>
          <table:table-cell office:value-type="float" office:value="3.4429022826414499" table:style-name="ce1">
            <text:p>3.442902283</text:p>
          </table:table-cell>
          <table:table-cell office:value-type="float" office:value="3.4239514246425502" table:style-name="ce1">
            <text:p>3.423951425</text:p>
          </table:table-cell>
          <table:table-cell office:value-type="float" office:value="3.40520881783045" table:style-name="ce1">
            <text:p>3.405208818</text:p>
          </table:table-cell>
          <table:table-cell office:value-type="float" office:value="3.3901315875034901" table:style-name="ce1">
            <text:p>3.390131588</text:p>
          </table:table-cell>
          <table:table-cell office:value-type="float" office:value="3.37196650426245" table:style-name="ce1">
            <text:p>3.371966504</text:p>
          </table:table-cell>
          <table:table-cell office:value-type="float" office:value="3.35380883118449" table:style-name="ce1">
            <text:p>3.353808831</text:p>
          </table:table-cell>
          <table:table-cell office:value-type="float" office:value="3.33584640190307" table:style-name="ce1">
            <text:p>3.335846402</text:p>
          </table:table-cell>
          <table:table-cell office:value-type="float" office:value="3.3180760841647698" table:style-name="ce1">
            <text:p>3.318076084</text:p>
          </table:table-cell>
          <table:table-cell office:value-type="float" office:value="3.3004948123598501" table:style-name="ce1">
            <text:p>3.300494812</text:p>
          </table:table-cell>
          <table:table-cell office:value-type="float" office:value="3.2992086624696801" table:style-name="ce1">
            <text:p>3.299208662</text:p>
          </table:table-cell>
          <table:table-cell office:value-type="float" office:value="3.2837719164477002" table:style-name="ce1">
            <text:p>3.283771916</text:p>
          </table:table-cell>
          <table:table-cell office:value-type="float" office:value="3.2665793933249399" table:style-name="ce1">
            <text:p>3.266579393</text:p>
          </table:table-cell>
          <table:table-cell office:value-type="float" office:value="3.2495659589847099" table:style-name="ce1">
            <text:p>3.249565959</text:p>
          </table:table-cell>
          <table:table-cell office:value-type="float" office:value="3.23530300945793" table:style-name="ce1">
            <text:p>3.235303009</text:p>
          </table:table-cell>
          <table:table-cell office:value-type="float" office:value="3.2205139574416299" table:style-name="ce1">
            <text:p>3.220513957</text:p>
          </table:table-cell>
          <table:table-cell office:value-type="float" office:value="3.2039985012496199" table:style-name="ce1">
            <text:p>3.203998501</text:p>
          </table:table-cell>
          <table:table-cell office:value-type="float" office:value="3.1876515701207899" table:style-name="ce1">
            <text:p>3.18765157</text:p>
          </table:table-cell>
          <table:table-cell office:value-type="float" office:value="3.1747501696023899" table:style-name="ce1">
            <text:p>3.17475017</text:p>
          </table:table-cell>
          <table:table-cell office:value-type="float" office:value="3.1628251192652099" table:style-name="ce1">
            <text:p>3.162825119</text:p>
          </table:table-cell>
          <table:table-cell office:value-type="float" office:value="3.1529711031422698" table:style-name="ce1">
            <text:p>3.152971103</text:p>
          </table:table-cell>
          <table:table-cell office:value-type="float" office:value="3.1404366259665402" table:style-name="ce1">
            <text:p>3.140436626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21.861709542910901" table:style-name="ce1">
            <text:p>21.86170954</text:p>
          </table:table-cell>
          <table:table-cell office:value-type="string" table:style-name="ce1">
            <text:p><text:s/>global min</text:p>
          </table:table-cell>
          <table:table-cell office:value-type="float" office:value="-27.470488693919201" table:style-name="ce1">
            <text:p>-27.47048869</text:p>
          </table:table-cell>
          <table:table-cell office:value-type="string" table:style-name="ce1">
            <text:p><text:s/>range</text:p>
          </table:table-cell>
          <table:table-cell office:value-type="float" office:value="49.332198236830102" table:style-name="ce1">
            <text:p>49.33219824</text:p>
          </table:table-cell>
          <table:table-cell office:value-type="string" table:style-name="ce1">
            <text:p><text:s/>regret</text:p>
          </table:table-cell>
          <table:table-cell office:value-type="float" office:value="33.632039771063603" table:style-name="ce1">
            <text:p>33.63203977</text:p>
          </table:table-cell>
          <table:table-cell office:value-type="float" office:value="30.199621295165802" table:style-name="ce1">
            <text:p>30.1996213</text:p>
          </table:table-cell>
          <table:table-cell office:value-type="float" office:value="27.117265361274001" table:style-name="ce1">
            <text:p>27.11726536</text:p>
          </table:table-cell>
          <table:table-cell office:value-type="float" office:value="21.786905032790798" table:style-name="ce1">
            <text:p>21.78690503</text:p>
          </table:table-cell>
          <table:table-cell office:value-type="float" office:value="18.319990812002001" table:style-name="ce1">
            <text:p>18.31999081</text:p>
          </table:table-cell>
          <table:table-cell office:value-type="float" office:value="15.4612718622259" table:style-name="ce1">
            <text:p>15.46127186</text:p>
          </table:table-cell>
          <table:table-cell office:value-type="float" office:value="16.007638285719199" table:style-name="ce1">
            <text:p>16.00763829</text:p>
          </table:table-cell>
          <table:table-cell office:value-type="float" office:value="14.155094775612501" table:style-name="ce1">
            <text:p>14.15509478</text:p>
          </table:table-cell>
          <table:table-cell office:value-type="float" office:value="15.1523336351149" table:style-name="ce1">
            <text:p>15.15233364</text:p>
          </table:table-cell>
          <table:table-cell office:value-type="float" office:value="16.630113314274599" table:style-name="ce1">
            <text:p>16.63011331</text:p>
          </table:table-cell>
          <table:table-cell office:value-type="float" office:value="17.357294601487499" table:style-name="ce1">
            <text:p>17.3572946</text:p>
          </table:table-cell>
          <table:table-cell office:value-type="float" office:value="17.552094387545999" table:style-name="ce1">
            <text:p>17.55209439</text:p>
          </table:table-cell>
          <table:table-cell office:value-type="float" office:value="16.488832127407498" table:style-name="ce1">
            <text:p>16.48883213</text:p>
          </table:table-cell>
          <table:table-cell office:value-type="float" office:value="15.917996399436801" table:style-name="ce1">
            <text:p>15.9179964</text:p>
          </table:table-cell>
          <table:table-cell office:value-type="float" office:value="15.7134470724165" table:style-name="ce1">
            <text:p>15.71344707</text:p>
          </table:table-cell>
          <table:table-cell office:value-type="float" office:value="16.762822261777899" table:style-name="ce1">
            <text:p>16.76282226</text:p>
          </table:table-cell>
          <table:table-cell office:value-type="float" office:value="17.110350207544499" table:style-name="ce1">
            <text:p>17.11035021</text:p>
          </table:table-cell>
          <table:table-cell office:value-type="float" office:value="17.187454175599498" table:style-name="ce1">
            <text:p>17.18745418</text:p>
          </table:table-cell>
          <table:table-cell office:value-type="float" office:value="17.719950594799698" table:style-name="ce1">
            <text:p>17.71995059</text:p>
          </table:table-cell>
          <table:table-cell office:value-type="float" office:value="18.205730718451399" table:style-name="ce1">
            <text:p>18.20573072</text:p>
          </table:table-cell>
          <table:table-cell office:value-type="float" office:value="18.3187792447244" table:style-name="ce1">
            <text:p>18.31877924</text:p>
          </table:table-cell>
          <table:table-cell office:value-type="float" office:value="17.645466477943199" table:style-name="ce1">
            <text:p>17.64546648</text:p>
          </table:table-cell>
          <table:table-cell office:value-type="float" office:value="17.027665190112" table:style-name="ce1">
            <text:p>17.02766519</text:p>
          </table:table-cell>
          <table:table-cell office:value-type="float" office:value="16.3238208716852" table:style-name="ce1">
            <text:p>16.32382087</text:p>
          </table:table-cell>
          <table:table-cell office:value-type="float" office:value="17.259852979542199" table:style-name="ce1">
            <text:p>17.25985298</text:p>
          </table:table-cell>
          <table:table-cell office:value-type="float" office:value="16.7352220014556" table:style-name="ce1">
            <text:p>16.735222</text:p>
          </table:table-cell>
          <table:table-cell office:value-type="float" office:value="16.1208607199612" table:style-name="ce1">
            <text:p>16.12086072</text:p>
          </table:table-cell>
          <table:table-cell office:value-type="float" office:value="15.7637128800695" table:style-name="ce1">
            <text:p>15.76371288</text:p>
          </table:table-cell>
          <table:table-cell office:value-type="float" office:value="15.2229278883801" table:style-name="ce1">
            <text:p>15.22292789</text:p>
          </table:table-cell>
          <table:table-cell office:value-type="float" office:value="14.7156695264592" table:style-name="ce1">
            <text:p>14.71566953</text:p>
          </table:table-cell>
          <table:table-cell office:value-type="float" office:value="14.290876308148899" table:style-name="ce1">
            <text:p>14.29087631</text:p>
          </table:table-cell>
          <table:table-cell office:value-type="float" office:value="14.899409707730801" table:style-name="ce1">
            <text:p>14.89940971</text:p>
          </table:table-cell>
          <table:table-cell office:value-type="float" office:value="14.449843870998899" table:style-name="ce1">
            <text:p>14.44984387</text:p>
          </table:table-cell>
          <table:table-cell office:value-type="float" office:value="14.0254078341494" table:style-name="ce1">
            <text:p>14.02540783</text:p>
          </table:table-cell>
          <table:table-cell office:value-type="float" office:value="14.2144053715142" table:style-name="ce1">
            <text:p>14.21440537</text:p>
          </table:table-cell>
          <table:table-cell office:value-type="float" office:value="13.823657094558399" table:style-name="ce1">
            <text:p>13.82365709</text:p>
          </table:table-cell>
          <table:table-cell office:value-type="float" office:value="13.5405016763858" table:style-name="ce1">
            <text:p>13.54050168</text:p>
          </table:table-cell>
          <table:table-cell office:value-type="float" office:value="13.214901029989999" table:style-name="ce1">
            <text:p>13.21490103</text:p>
          </table:table-cell>
          <table:table-cell office:value-type="float" office:value="12.876057413836399" table:style-name="ce1">
            <text:p>12.87605741</text:p>
          </table:table-cell>
          <table:table-cell office:value-type="float" office:value="12.5542854042593" table:style-name="ce1">
            <text:p>12.5542854</text:p>
          </table:table-cell>
          <table:table-cell office:value-type="float" office:value="12.3316096262567" table:style-name="ce1">
            <text:p>12.33160963</text:p>
          </table:table-cell>
          <table:table-cell office:value-type="float" office:value="12.175995683901499" table:style-name="ce1">
            <text:p>12.17599568</text:p>
          </table:table-cell>
          <table:table-cell office:value-type="float" office:value="11.933326289320499" table:style-name="ce1">
            <text:p>11.93332629</text:p>
          </table:table-cell>
          <table:table-cell office:value-type="float" office:value="11.694660352124901" table:style-name="ce1">
            <text:p>11.69466035</text:p>
          </table:table-cell>
          <table:table-cell office:value-type="float" office:value="11.434779010966601" table:style-name="ce1">
            <text:p>11.43477901</text:p>
          </table:table-cell>
          <table:table-cell office:value-type="float" office:value="11.186196858554201" table:style-name="ce1">
            <text:p>11.18619686</text:p>
          </table:table-cell>
          <table:table-cell office:value-type="float" office:value="10.9481926700744" table:style-name="ce1">
            <text:p>10.94819267</text:p>
          </table:table-cell>
          <table:table-cell office:value-type="float" office:value="10.744431929309201" table:style-name="ce1">
            <text:p>10.74443193</text:p>
          </table:table-cell>
          <table:table-cell office:value-type="float" office:value="10.5258273068969" table:style-name="ce1">
            <text:p>10.52582731</text:p>
          </table:table-cell>
          <table:table-cell office:value-type="float" office:value="10.739293587676199" table:style-name="ce1">
            <text:p>10.73929359</text:p>
          </table:table-cell>
          <table:table-cell office:value-type="float" office:value="10.5293624473513" table:style-name="ce1">
            <text:p>10.52936245</text:p>
          </table:table-cell>
          <table:table-cell office:value-type="float" office:value="10.327505581654201" table:style-name="ce1">
            <text:p>10.32750558</text:p>
          </table:table-cell>
          <table:table-cell office:value-type="float" office:value="10.1459905036431" table:style-name="ce1">
            <text:p>10.1459905</text:p>
          </table:table-cell>
          <table:table-cell office:value-type="float" office:value="9.9581017906126394" table:style-name="ce1">
            <text:p>9.958101791</text:p>
          </table:table-cell>
          <table:table-cell office:value-type="float" office:value="9.8146523902595408" table:style-name="ce1">
            <text:p>9.81465239</text:p>
          </table:table-cell>
          <table:table-cell office:value-type="float" office:value="9.6980931102771795" table:style-name="ce1">
            <text:p>9.69809311</text:p>
          </table:table-cell>
          <table:table-cell office:value-type="float" office:value="9.5397718755093308" table:style-name="ce1">
            <text:p>9.539771876</text:p>
          </table:table-cell>
          <table:table-cell office:value-type="float" office:value="9.4348795771704399" table:style-name="ce1">
            <text:p>9.434879577</text:p>
          </table:table-cell>
          <table:table-cell office:value-type="float" office:value="9.2788663933804205" table:style-name="ce1">
            <text:p>9.278866393</text:p>
          </table:table-cell>
          <table:table-cell office:value-type="float" office:value="9.1892028311760701" table:style-name="ce1">
            <text:p>9.189202831</text:p>
          </table:table-cell>
          <table:table-cell office:value-type="float" office:value="9.0398871801908705" table:style-name="ce1">
            <text:p>9.03988718</text:p>
          </table:table-cell>
          <table:table-cell office:value-type="float" office:value="8.9224689162192803" table:style-name="ce1">
            <text:p>8.922468916</text:p>
          </table:table-cell>
          <table:table-cell office:value-type="float" office:value="8.7831831778841494" table:style-name="ce1">
            <text:p>8.783183178</text:p>
          </table:table-cell>
          <table:table-cell office:value-type="float" office:value="8.6482501188719905" table:style-name="ce1">
            <text:p>8.648250119</text:p>
          </table:table-cell>
          <table:table-cell office:value-type="float" office:value="8.5174688462909796" table:style-name="ce1">
            <text:p>8.517468846</text:p>
          </table:table-cell>
          <table:table-cell office:value-type="float" office:value="8.3906506425760501" table:style-name="ce1">
            <text:p>8.390650643</text:p>
          </table:table-cell>
          <table:table-cell office:value-type="float" office:value="8.2676180568824709" table:style-name="ce1">
            <text:p>8.267618057</text:p>
          </table:table-cell>
          <table:table-cell office:value-type="float" office:value="8.1653268027565993" table:style-name="ce1">
            <text:p>8.165326803</text:p>
          </table:table-cell>
          <table:table-cell office:value-type="float" office:value="8.04698873315143" table:style-name="ce1">
            <text:p>8.046988733</text:p>
          </table:table-cell>
          <table:table-cell office:value-type="float" office:value="7.9829959061210998" table:style-name="ce1">
            <text:p>7.982995906</text:p>
          </table:table-cell>
          <table:table-cell office:value-type="float" office:value="7.9192218961422602" table:style-name="ce1">
            <text:p>7.919221896</text:p>
          </table:table-cell>
          <table:table-cell office:value-type="float" office:value="7.8092327031402897" table:style-name="ce1">
            <text:p>7.809232703</text:p>
          </table:table-cell>
          <table:table-cell office:value-type="float" office:value="7.7023278309157996" table:style-name="ce1">
            <text:p>7.702327831</text:p>
          </table:table-cell>
          <table:table-cell office:value-type="float" office:value="7.59831227956224" table:style-name="ce1">
            <text:p>7.59831228</text:p>
          </table:table-cell>
          <table:table-cell office:value-type="float" office:value="7.4970704762447697" table:style-name="ce1">
            <text:p>7.497070476</text:p>
          </table:table-cell>
          <table:table-cell office:value-type="float" office:value="7.3984248120836504" table:style-name="ce1">
            <text:p>7.398424812</text:p>
          </table:table-cell>
          <table:table-cell office:value-type="float" office:value="7.37761181513895" table:style-name="ce1">
            <text:p>7.377611815</text:p>
          </table:table-cell>
          <table:table-cell office:value-type="float" office:value="7.3430177484079504" table:style-name="ce1">
            <text:p>7.343017748</text:p>
          </table:table-cell>
          <table:table-cell office:value-type="float" office:value="7.2500681566559502" table:style-name="ce1">
            <text:p>7.250068157</text:p>
          </table:table-cell>
          <table:table-cell office:value-type="float" office:value="7.1663264309825303" table:style-name="ce1">
            <text:p>7.166326431</text:p>
          </table:table-cell>
          <table:table-cell office:value-type="float" office:value="7.08075452901417" table:style-name="ce1">
            <text:p>7.080754529</text:p>
          </table:table-cell>
          <table:table-cell office:value-type="float" office:value="7.02226249885965" table:style-name="ce1">
            <text:p>7.022262499</text:p>
          </table:table-cell>
          <table:table-cell office:value-type="float" office:value="6.9473078057299702" table:style-name="ce1">
            <text:p>6.947307806</text:p>
          </table:table-cell>
          <table:table-cell office:value-type="float" office:value="6.8730208847934398" table:style-name="ce1">
            <text:p>6.873020885</text:p>
          </table:table-cell>
          <table:table-cell office:value-type="float" office:value="6.80302072933865" table:style-name="ce1">
            <text:p>6.803020729</text:p>
          </table:table-cell>
          <table:table-cell office:value-type="float" office:value="6.7241369838593101" table:style-name="ce1">
            <text:p>6.724136984</text:p>
          </table:table-cell>
          <table:table-cell office:value-type="float" office:value="6.6859788561890499" table:style-name="ce1">
            <text:p>6.685978856</text:p>
          </table:table-cell>
          <table:table-cell office:value-type="float" office:value="6.6232708818385602" table:style-name="ce1">
            <text:p>6.623270882</text:p>
          </table:table-cell>
          <table:table-cell office:value-type="float" office:value="6.5514375206219402" table:style-name="ce1">
            <text:p>6.551437521</text:p>
          </table:table-cell>
          <table:table-cell office:value-type="float" office:value="6.4834677983419802" table:style-name="ce1">
            <text:p>6.483467798</text:p>
          </table:table-cell>
          <table:table-cell office:value-type="float" office:value="6.4169919161121198" table:style-name="ce1">
            <text:p>6.416991916</text:p>
          </table:table-cell>
          <table:table-cell office:value-type="float" office:value="6.3519611617568303" table:style-name="ce1">
            <text:p>6.351961162</text:p>
          </table:table-cell>
          <table:table-cell office:value-type="float" office:value="6.2845309140076102" table:style-name="ce1">
            <text:p>6.284530914</text:p>
          </table:table-cell>
          <table:table-cell office:value-type="float" office:value="6.2248421035235904" table:style-name="ce1">
            <text:p>6.224842104</text:p>
          </table:table-cell>
          <table:table-cell office:value-type="float" office:value="6.1593174498022902" table:style-name="ce1">
            <text:p>6.15931745</text:p>
          </table:table-cell>
          <table:table-cell office:value-type="float" office:value="6.0951578930335097" table:style-name="ce1">
            <text:p>6.095157893</text:p>
          </table:table-cell>
          <table:table-cell office:value-type="float" office:value="6.0323212137238897" table:style-name="ce1">
            <text:p>6.032321214</text:p>
          </table:table-cell>
          <table:table-cell office:value-type="float" office:value="5.9802597010403504" table:style-name="ce1">
            <text:p>5.980259701</text:p>
          </table:table-cell>
          <table:table-cell office:value-type="float" office:value="5.9643737098423699" table:style-name="ce1">
            <text:p>5.96437371</text:p>
          </table:table-cell>
          <table:table-cell office:value-type="float" office:value="5.90472997274395" table:style-name="ce1">
            <text:p>5.904729973</text:p>
          </table:table-cell>
          <table:table-cell office:value-type="float" office:value="5.8462672997464802" table:style-name="ce1">
            <text:p>5.8462673</text:p>
          </table:table-cell>
          <table:table-cell office:value-type="float" office:value="5.7968041200342304" table:style-name="ce1">
            <text:p>5.79680412</text:p>
          </table:table-cell>
          <table:table-cell office:value-type="float" office:value="5.7411432751366096" table:style-name="ce1">
            <text:p>5.741143275</text:p>
          </table:table-cell>
          <table:table-cell office:value-type="float" office:value="5.6865528311024001" table:style-name="ce1">
            <text:p>5.686552831</text:p>
          </table:table-cell>
          <table:table-cell office:value-type="float" office:value="5.6330022050497996" table:style-name="ce1">
            <text:p>5.633002205</text:p>
          </table:table-cell>
          <table:table-cell office:value-type="float" office:value="5.5804619681680103" table:style-name="ce1">
            <text:p>5.580461968</text:p>
          </table:table-cell>
          <table:table-cell office:value-type="float" office:value="5.5283081179982103" table:style-name="ce1">
            <text:p>5.528308118</text:p>
          </table:table-cell>
          <table:table-cell office:value-type="float" office:value="5.4772961781844902" table:style-name="ce1">
            <text:p>5.477296178</text:p>
          </table:table-cell>
          <table:table-cell office:value-type="float" office:value="5.4277883978440702" table:style-name="ce1">
            <text:p>5.427788398</text:p>
          </table:table-cell>
          <table:table-cell office:value-type="float" office:value="5.3784448669545801" table:style-name="ce1">
            <text:p>5.378444867</text:p>
          </table:table-cell>
          <table:table-cell office:value-type="float" office:value="5.3429693564085001" table:style-name="ce1">
            <text:p>5.342969356</text:p>
          </table:table-cell>
          <table:table-cell office:value-type="float" office:value="5.3001815059296904" table:style-name="ce1">
            <text:p>5.300181506</text:p>
          </table:table-cell>
          <table:table-cell office:value-type="float" office:value="5.2581509625390099" table:style-name="ce1">
            <text:p>5.258150963</text:p>
          </table:table-cell>
          <table:table-cell office:value-type="float" office:value="5.2140452675479603" table:style-name="ce1">
            <text:p>5.214045268</text:p>
          </table:table-cell>
          <table:table-cell office:value-type="float" office:value="5.1694096401873599" table:style-name="ce1">
            <text:p>5.16940964</text:p>
          </table:table-cell>
          <table:table-cell office:value-type="float" office:value="5.1255435926088397" table:style-name="ce1">
            <text:p>5.125543593</text:p>
          </table:table-cell>
          <table:table-cell office:value-type="float" office:value="5.0824273919974701" table:style-name="ce1">
            <text:p>5.082427392</text:p>
          </table:table-cell>
          <table:table-cell office:value-type="float" office:value="5.0450659965441798" table:style-name="ce1">
            <text:p>5.045065997</text:p>
          </table:table-cell>
          <table:table-cell office:value-type="float" office:value="5.0027139884282903" table:style-name="ce1">
            <text:p>5.002713988</text:p>
          </table:table-cell>
          <table:table-cell office:value-type="float" office:value="4.9687771466141903" table:style-name="ce1">
            <text:p>4.968777147</text:p>
          </table:table-cell>
          <table:table-cell office:value-type="float" office:value="4.9354012443342201" table:style-name="ce1">
            <text:p>4.935401244</text:p>
          </table:table-cell>
          <table:table-cell office:value-type="float" office:value="4.8952160327503798" table:style-name="ce1">
            <text:p>4.895216033</text:p>
          </table:table-cell>
          <table:table-cell office:value-type="float" office:value="4.8650702943122903" table:style-name="ce1">
            <text:p>4.865070294</text:p>
          </table:table-cell>
          <table:table-cell office:value-type="float" office:value="4.83641499174787" table:style-name="ce1">
            <text:p>4.836414992</text:p>
          </table:table-cell>
          <table:table-cell office:value-type="float" office:value="4.8101003098845903" table:style-name="ce1">
            <text:p>4.81010031</text:p>
          </table:table-cell>
          <table:table-cell office:value-type="float" office:value="4.7730952867990499" table:style-name="ce1">
            <text:p>4.773095287</text:p>
          </table:table-cell>
          <table:table-cell office:value-type="float" office:value="4.7366730199825602" table:style-name="ce1">
            <text:p>4.73667302</text:p>
          </table:table-cell>
          <table:table-cell office:value-type="float" office:value="4.7008198510850896" table:style-name="ce1">
            <text:p>4.700819851</text:p>
          </table:table-cell>
          <table:table-cell office:value-type="float" office:value="4.6655225452713003" table:style-name="ce1">
            <text:p>4.665522545</text:p>
          </table:table-cell>
          <table:table-cell office:value-type="float" office:value="4.6307682749315697" table:style-name="ce1">
            <text:p>4.630768275</text:p>
          </table:table-cell>
          <table:table-cell office:value-type="float" office:value="4.5965446041389999" table:style-name="ce1">
            <text:p>4.596544604</text:p>
          </table:table-cell>
          <table:table-cell office:value-type="float" office:value="4.5628394738129998" table:style-name="ce1">
            <text:p>4.562839474</text:p>
          </table:table-cell>
          <table:table-cell office:value-type="float" office:value="4.5291410425894298" table:style-name="ce1">
            <text:p>4.529141043</text:p>
          </table:table-cell>
          <table:table-cell office:value-type="float" office:value="4.4964419855634397" table:style-name="ce1">
            <text:p>4.496441986</text:p>
          </table:table-cell>
          <table:table-cell office:value-type="float" office:value="4.4637346236042896" table:style-name="ce1">
            <text:p>4.463734624</text:p>
          </table:table-cell>
          <table:table-cell office:value-type="float" office:value="4.4586617439149796" table:style-name="ce1">
            <text:p>4.458661744</text:p>
          </table:table-cell>
          <table:table-cell office:value-type="float" office:value="4.4568310409526797" table:style-name="ce1">
            <text:p>4.456831041</text:p>
          </table:table-cell>
          <table:table-cell office:value-type="float" office:value="4.4486641427303502" table:style-name="ce1">
            <text:p>4.448664143</text:p>
          </table:table-cell>
          <table:table-cell office:value-type="float" office:value="4.4260968667130296" table:style-name="ce1">
            <text:p>4.426096867</text:p>
          </table:table-cell>
          <table:table-cell office:value-type="float" office:value="4.3950600899585002" table:style-name="ce1">
            <text:p>4.39506009</text:p>
          </table:table-cell>
          <table:table-cell office:value-type="float" office:value="4.3714045411689701" table:style-name="ce1">
            <text:p>4.371404541</text:p>
          </table:table-cell>
          <table:table-cell office:value-type="float" office:value="4.3408510263093696" table:style-name="ce1">
            <text:p>4.340851026</text:p>
          </table:table-cell>
          <table:table-cell office:value-type="float" office:value="4.3107248333359198" table:style-name="ce1">
            <text:p>4.310724833</text:p>
          </table:table-cell>
          <table:table-cell office:value-type="float" office:value="4.2810170597093196" table:style-name="ce1">
            <text:p>4.28101706</text:p>
          </table:table-cell>
          <table:table-cell office:value-type="float" office:value="4.25171904847757" table:style-name="ce1">
            <text:p>4.251719048</text:p>
          </table:table-cell>
          <table:table-cell office:value-type="float" office:value="4.2228223798654296" table:style-name="ce1">
            <text:p>4.22282238</text:p>
          </table:table-cell>
          <table:table-cell office:value-type="float" office:value="4.1941309149054797" table:style-name="ce1">
            <text:p>4.194130915</text:p>
          </table:table-cell>
          <table:table-cell office:value-type="float" office:value="4.1712045098662296" table:style-name="ce1">
            <text:p>4.17120451</text:p>
          </table:table-cell>
          <table:table-cell office:value-type="float" office:value="4.1432445938990199" table:style-name="ce1">
            <text:p>4.143244594</text:p>
          </table:table-cell>
          <table:table-cell office:value-type="float" office:value="4.1156574768113803" table:style-name="ce1">
            <text:p>4.115657477</text:p>
          </table:table-cell>
          <table:table-cell office:value-type="float" office:value="4.0928636043060704" table:style-name="ce1">
            <text:p>4.092863604</text:p>
          </table:table-cell>
          <table:table-cell office:value-type="float" office:value="4.0663561930644496" table:style-name="ce1">
            <text:p>4.066356193</text:p>
          </table:table-cell>
          <table:table-cell office:value-type="float" office:value="4.0401952839305597" table:style-name="ce1">
            <text:p>4.040195284</text:p>
          </table:table-cell>
          <table:table-cell office:value-type="float" office:value="4.0143741268633404" table:style-name="ce1">
            <text:p>4.014374127</text:p>
          </table:table-cell>
          <table:table-cell office:value-type="float" office:value="3.9893484973214299" table:style-name="ce1">
            <text:p>3.989348497</text:p>
          </table:table-cell>
          <table:table-cell office:value-type="float" office:value="3.9641843216692401" table:style-name="ce1">
            <text:p>3.964184322</text:p>
          </table:table-cell>
          <table:table-cell office:value-type="float" office:value="3.9397971702437502" table:style-name="ce1">
            <text:p>3.93979717</text:p>
          </table:table-cell>
          <table:table-cell office:value-type="float" office:value="3.9152651444547399" table:style-name="ce1">
            <text:p>3.915265144</text:p>
          </table:table-cell>
          <table:table-cell office:value-type="float" office:value="3.8910416976064601" table:style-name="ce1">
            <text:p>3.891041698</text:p>
          </table:table-cell>
          <table:table-cell office:value-type="float" office:value="3.88812630265988" table:style-name="ce1">
            <text:p>3.888126303</text:p>
          </table:table-cell>
          <table:table-cell office:value-type="float" office:value="3.8846584317506201" table:style-name="ce1">
            <text:p>3.884658432</text:p>
          </table:table-cell>
          <table:table-cell office:value-type="float" office:value="3.8608815613762699" table:style-name="ce1">
            <text:p>3.860881561</text:p>
          </table:table-cell>
          <table:table-cell office:value-type="float" office:value="3.8373964317427101" table:style-name="ce1">
            <text:p>3.837396432</text:p>
          </table:table-cell>
          <table:table-cell office:value-type="float" office:value="3.8141977061290699" table:style-name="ce1">
            <text:p>3.814197706</text:p>
          </table:table-cell>
          <table:table-cell office:value-type="float" office:value="3.79157195106816" table:style-name="ce1">
            <text:p>3.791571951</text:p>
          </table:table-cell>
          <table:table-cell office:value-type="float" office:value="3.7692187954658198" table:style-name="ce1">
            <text:p>3.769218795</text:p>
          </table:table-cell>
          <table:table-cell office:value-type="float" office:value="3.7536407015609101" table:style-name="ce1">
            <text:p>3.753640702</text:p>
          </table:table-cell>
          <table:table-cell office:value-type="float" office:value="3.7458624329717201" table:style-name="ce1">
            <text:p>3.745862433</text:p>
          </table:table-cell>
          <table:table-cell office:value-type="float" office:value="3.7392018296360301" table:style-name="ce1">
            <text:p>3.73920183</text:p>
          </table:table-cell>
          <table:table-cell office:value-type="float" office:value="3.7226788363483898" table:style-name="ce1">
            <text:p>3.722678836</text:p>
          </table:table-cell>
          <table:table-cell office:value-type="float" office:value="3.7063064903530001" table:style-name="ce1">
            <text:p>3.70630649</text:p>
          </table:table-cell>
          <table:table-cell office:value-type="float" office:value="3.68796011600665" table:style-name="ce1">
            <text:p>3.687960116</text:p>
          </table:table-cell>
          <table:table-cell office:value-type="float" office:value="3.6666424274748199" table:style-name="ce1">
            <text:p>3.666642427</text:p>
          </table:table-cell>
          <table:table-cell office:value-type="float" office:value="3.6455697698456602" table:style-name="ce1">
            <text:p>3.64556977</text:p>
          </table:table-cell>
          <table:table-cell office:value-type="float" office:value="3.6247379425894" table:style-name="ce1">
            <text:p>3.624737943</text:p>
          </table:table-cell>
          <table:table-cell office:value-type="float" office:value="3.6041428406428699" table:style-name="ce1">
            <text:p>3.604142841</text:p>
          </table:table-cell>
          <table:table-cell office:value-type="float" office:value="3.5862333472800598" table:style-name="ce1">
            <text:p>3.586233347</text:p>
          </table:table-cell>
          <table:table-cell office:value-type="float" office:value="3.56852508417975" table:style-name="ce1">
            <text:p>3.568525084</text:p>
          </table:table-cell>
          <table:table-cell office:value-type="float" office:value="3.5489452630143798" table:style-name="ce1">
            <text:p>3.548945263</text:p>
          </table:table-cell>
          <table:table-cell office:value-type="float" office:value="3.5322885121241998" table:style-name="ce1">
            <text:p>3.532288512</text:p>
          </table:table-cell>
          <table:table-cell office:value-type="float" office:value="3.5373716359734999" table:style-name="ce1">
            <text:p>3.537371636</text:p>
          </table:table-cell>
          <table:table-cell office:value-type="float" office:value="3.5182857319053999" table:style-name="ce1">
            <text:p>3.518285732</text:p>
          </table:table-cell>
          <table:table-cell office:value-type="float" office:value="3.4994084169528001" table:style-name="ce1">
            <text:p>3.499408417</text:p>
          </table:table-cell>
          <table:table-cell office:value-type="float" office:value="3.4804932550026" table:style-name="ce1">
            <text:p>3.480493255</text:p>
          </table:table-cell>
          <table:table-cell office:value-type="float" office:value="3.6068473629991802" table:style-name="ce1">
            <text:p>3.606847363</text:p>
          </table:table-cell>
          <table:table-cell office:value-type="float" office:value="3.70935182893952" table:style-name="ce1">
            <text:p>3.709351829</text:p>
          </table:table-cell>
          <table:table-cell office:value-type="float" office:value="3.6896174267426001" table:style-name="ce1">
            <text:p>3.689617427</text:p>
          </table:table-cell>
          <table:table-cell office:value-type="float" office:value="3.67172837608733" table:style-name="ce1">
            <text:p>3.671728376</text:p>
          </table:table-cell>
          <table:table-cell office:value-type="float" office:value="3.65230124182232" table:style-name="ce1">
            <text:p>3.652301242</text:p>
          </table:table-cell>
          <table:table-cell office:value-type="float" office:value="3.6353636695781302" table:style-name="ce1">
            <text:p>3.63536367</text:p>
          </table:table-cell>
          <table:table-cell office:value-type="float" office:value="3.6192137556158399" table:style-name="ce1">
            <text:p>3.619213756</text:p>
          </table:table-cell>
          <table:table-cell office:value-type="float" office:value="3.6004627392747" table:style-name="ce1">
            <text:p>3.600462739</text:p>
          </table:table-cell>
          <table:table-cell office:value-type="float" office:value="3.5819060339837199" table:style-name="ce1">
            <text:p>3.581906034</text:p>
          </table:table-cell>
          <table:table-cell office:value-type="float" office:value="3.56354063493285" table:style-name="ce1">
            <text:p>3.563540635</text:p>
          </table:table-cell>
          <table:table-cell office:value-type="float" office:value="3.5469403029770601" table:style-name="ce1">
            <text:p>3.546940303</text:p>
          </table:table-cell>
          <table:table-cell office:value-type="float" office:value="3.52894070254409" table:style-name="ce1">
            <text:p>3.528940703</text:p>
          </table:table-cell>
          <table:table-cell office:value-type="float" office:value="3.5117146154645198" table:style-name="ce1">
            <text:p>3.511714615</text:p>
          </table:table-cell>
          <table:table-cell office:value-type="float" office:value="3.4961714230400802" table:style-name="ce1">
            <text:p>3.496171423</text:p>
          </table:table-cell>
          <table:table-cell office:value-type="float" office:value="3.4797590125401698" table:style-name="ce1">
            <text:p>3.479759013</text:p>
          </table:table-cell>
          <table:table-cell office:value-type="float" office:value="3.4788567912639601" table:style-name="ce1">
            <text:p>3.478856791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18.543579899066302" table:style-name="ce1">
            <text:p>18.5435799</text:p>
          </table:table-cell>
          <table:table-cell office:value-type="string" table:style-name="ce1">
            <text:p><text:s/>global min</text:p>
          </table:table-cell>
          <table:table-cell office:value-type="float" office:value="-21.861728246342501" table:style-name="ce1">
            <text:p>-21.86172825</text:p>
          </table:table-cell>
          <table:table-cell office:value-type="string" table:style-name="ce1">
            <text:p><text:s/>range</text:p>
          </table:table-cell>
          <table:table-cell office:value-type="float" office:value="40.405308145408803" table:style-name="ce1">
            <text:p>40.40530815</text:p>
          </table:table-cell>
          <table:table-cell office:value-type="string" table:style-name="ce1">
            <text:p><text:s/>regret</text:p>
          </table:table-cell>
          <table:table-cell office:value-type="float" office:value="29.833095124128601" table:style-name="ce1">
            <text:p>29.83309512</text:p>
          </table:table-cell>
          <table:table-cell office:value-type="float" office:value="23.0342369010894" table:style-name="ce1">
            <text:p>23.0342369</text:p>
          </table:table-cell>
          <table:table-cell office:value-type="float" office:value="18.9676515104134" table:style-name="ce1">
            <text:p>18.96765151</text:p>
          </table:table-cell>
          <table:table-cell office:value-type="float" office:value="17.102879832922198" table:style-name="ce1">
            <text:p>17.10287983</text:p>
          </table:table-cell>
          <table:table-cell office:value-type="float" office:value="16.2541822192048" table:style-name="ce1">
            <text:p>16.25418222</text:p>
          </table:table-cell>
          <table:table-cell office:value-type="float" office:value="19.052420073600501" table:style-name="ce1">
            <text:p>19.05242007</text:p>
          </table:table-cell>
          <table:table-cell office:value-type="float" office:value="21.6462932242564" table:style-name="ce1">
            <text:p>21.64629322</text:p>
          </table:table-cell>
          <table:table-cell office:value-type="float" office:value="20.916624920768001" table:style-name="ce1">
            <text:p>20.91662492</text:p>
          </table:table-cell>
          <table:table-cell office:value-type="float" office:value="19.8901791457941" table:style-name="ce1">
            <text:p>19.89017915</text:p>
          </table:table-cell>
          <table:table-cell office:value-type="float" office:value="19.224400678962301" table:style-name="ce1">
            <text:p>19.22440068</text:p>
          </table:table-cell>
          <table:table-cell office:value-type="float" office:value="17.516494216275898" table:style-name="ce1">
            <text:p>17.51649422</text:p>
          </table:table-cell>
          <table:table-cell office:value-type="float" office:value="16.522332234523098" table:style-name="ce1">
            <text:p>16.52233223</text:p>
          </table:table-cell>
          <table:table-cell office:value-type="float" office:value="15.458750742265901" table:style-name="ce1">
            <text:p>15.45875074</text:p>
          </table:table-cell>
          <table:table-cell office:value-type="float" office:value="16.4090000394912" table:style-name="ce1">
            <text:p>16.40900004</text:p>
          </table:table-cell>
          <table:table-cell office:value-type="float" office:value="15.3960045975249" table:style-name="ce1">
            <text:p>15.3960046</text:p>
          </table:table-cell>
          <table:table-cell office:value-type="float" office:value="16.184893147130499" table:style-name="ce1">
            <text:p>16.18489315</text:p>
          </table:table-cell>
          <table:table-cell office:value-type="float" office:value="15.5968251558691" table:style-name="ce1">
            <text:p>15.59682516</text:p>
          </table:table-cell>
          <table:table-cell office:value-type="float" office:value="15.462494639977001" table:style-name="ce1">
            <text:p>15.46249464</text:p>
          </table:table-cell>
          <table:table-cell office:value-type="float" office:value="15.148192933784401" table:style-name="ce1">
            <text:p>15.14819293</text:p>
          </table:table-cell>
          <table:table-cell office:value-type="float" office:value="14.6803489635723" table:style-name="ce1">
            <text:p>14.68034896</text:p>
          </table:table-cell>
          <table:table-cell office:value-type="float" office:value="15.0608999188479" table:style-name="ce1">
            <text:p>15.06089992</text:p>
          </table:table-cell>
          <table:table-cell office:value-type="float" office:value="14.405711517454099" table:style-name="ce1">
            <text:p>14.40571152</text:p>
          </table:table-cell>
          <table:table-cell office:value-type="float" office:value="13.930537289796501" table:style-name="ce1">
            <text:p>13.93053729</text:p>
          </table:table-cell>
          <table:table-cell office:value-type="float" office:value="13.9015636550865" table:style-name="ce1">
            <text:p>13.90156366</text:p>
          </table:table-cell>
          <table:table-cell office:value-type="float" office:value="13.3508279961982" table:style-name="ce1">
            <text:p>13.350828</text:p>
          </table:table-cell>
          <table:table-cell office:value-type="float" office:value="13.3103370320989" table:style-name="ce1">
            <text:p>13.31033703</text:p>
          </table:table-cell>
          <table:table-cell office:value-type="float" office:value="12.863670716156101" table:style-name="ce1">
            <text:p>12.86367072</text:p>
          </table:table-cell>
          <table:table-cell office:value-type="float" office:value="12.487577097803101" table:style-name="ce1">
            <text:p>12.4875771</text:p>
          </table:table-cell>
          <table:table-cell office:value-type="float" office:value="12.057765644250701" table:style-name="ce1">
            <text:p>12.05776564</text:p>
          </table:table-cell>
          <table:table-cell office:value-type="float" office:value="12.224337546693601" table:style-name="ce1">
            <text:p>12.22433755</text:p>
          </table:table-cell>
          <table:table-cell office:value-type="float" office:value="11.878551139918001" table:style-name="ce1">
            <text:p>11.87855114</text:p>
          </table:table-cell>
          <table:table-cell office:value-type="float" office:value="11.520796799163" table:style-name="ce1">
            <text:p>11.5207968</text:p>
          </table:table-cell>
          <table:table-cell office:value-type="float" office:value="11.1849371867463" table:style-name="ce1">
            <text:p>11.18493719</text:p>
          </table:table-cell>
          <table:table-cell office:value-type="float" office:value="10.9206342673056" table:style-name="ce1">
            <text:p>10.92063427</text:p>
          </table:table-cell>
          <table:table-cell office:value-type="float" office:value="10.697778485274499" table:style-name="ce1">
            <text:p>10.69777849</text:p>
          </table:table-cell>
          <table:table-cell office:value-type="float" office:value="10.4029956283717" table:style-name="ce1">
            <text:p>10.40299563</text:p>
          </table:table-cell>
          <table:table-cell office:value-type="float" office:value="10.1363335514728" table:style-name="ce1">
            <text:p>10.13633355</text:p>
          </table:table-cell>
          <table:table-cell office:value-type="float" office:value="9.8826832276848897" table:style-name="ce1">
            <text:p>9.882683228</text:p>
          </table:table-cell>
          <table:table-cell office:value-type="float" office:value="9.63054051473169" table:style-name="ce1">
            <text:p>9.630540515</text:p>
          </table:table-cell>
          <table:table-cell office:value-type="float" office:value="9.4031894714412303" table:style-name="ce1">
            <text:p>9.403189471</text:p>
          </table:table-cell>
          <table:table-cell office:value-type="float" office:value="9.2106965155670206" table:style-name="ce1">
            <text:p>9.210696516</text:p>
          </table:table-cell>
          <table:table-cell office:value-type="float" office:value="8.99598122501326" table:style-name="ce1">
            <text:p>8.995981225</text:p>
          </table:table-cell>
          <table:table-cell office:value-type="float" office:value="8.8787054202975" table:style-name="ce1">
            <text:p>8.87870542</text:p>
          </table:table-cell>
          <table:table-cell office:value-type="float" office:value="8.7479309929867899" table:style-name="ce1">
            <text:p>8.747930993</text:p>
          </table:table-cell>
          <table:table-cell office:value-type="float" office:value="8.5612966466518508" table:style-name="ce1">
            <text:p>8.561296647</text:p>
          </table:table-cell>
          <table:table-cell office:value-type="float" office:value="8.3847042378866607" table:style-name="ce1">
            <text:p>8.384704238</text:p>
          </table:table-cell>
          <table:table-cell office:value-type="float" office:value="8.5144657022234593" table:style-name="ce1">
            <text:p>8.514465702</text:p>
          </table:table-cell>
          <table:table-cell office:value-type="float" office:value="8.3961724687799109" table:style-name="ce1">
            <text:p>8.396172469</text:p>
          </table:table-cell>
          <table:table-cell office:value-type="float" office:value="8.2547586439646192" table:style-name="ce1">
            <text:p>8.254758644</text:p>
          </table:table-cell>
          <table:table-cell office:value-type="float" office:value="8.0913753838207807" table:style-name="ce1">
            <text:p>8.091375384</text:p>
          </table:table-cell>
          <table:table-cell office:value-type="float" office:value="7.9412980153029604" table:style-name="ce1">
            <text:p>7.941298015</text:p>
          </table:table-cell>
          <table:table-cell office:value-type="float" office:value="8.5622887403209997" table:style-name="ce1">
            <text:p>8.56228874</text:p>
          </table:table-cell>
          <table:table-cell office:value-type="float" office:value="8.55155158239066" table:style-name="ce1">
            <text:p>8.551551582</text:p>
          </table:table-cell>
          <table:table-cell office:value-type="float" office:value="8.3938111147973107" table:style-name="ce1">
            <text:p>8.393811115</text:p>
          </table:table-cell>
          <table:table-cell office:value-type="float" office:value="8.2460138618039505" table:style-name="ce1">
            <text:p>8.246013862</text:p>
          </table:table-cell>
          <table:table-cell office:value-type="float" office:value="8.1192069235153195" table:style-name="ce1">
            <text:p>8.119206924</text:p>
          </table:table-cell>
          <table:table-cell office:value-type="float" office:value="7.9793617180925303" table:style-name="ce1">
            <text:p>7.979361718</text:p>
          </table:table-cell>
          <table:table-cell office:value-type="float" office:value="7.8660601635545202" table:style-name="ce1">
            <text:p>7.866060164</text:p>
          </table:table-cell>
          <table:table-cell office:value-type="float" office:value="7.74238929806691" table:style-name="ce1">
            <text:p>7.742389298</text:p>
          </table:table-cell>
          <table:table-cell office:value-type="float" office:value="7.6421249419752799" table:style-name="ce1">
            <text:p>7.642124942</text:p>
          </table:table-cell>
          <table:table-cell office:value-type="float" office:value="7.52594447475634" table:style-name="ce1">
            <text:p>7.525944475</text:p>
          </table:table-cell>
          <table:table-cell office:value-type="float" office:value="7.4047758846600704" table:style-name="ce1">
            <text:p>7.404775885</text:p>
          </table:table-cell>
          <table:table-cell office:value-type="float" office:value="7.3368370709135" table:style-name="ce1">
            <text:p>7.336837071</text:p>
          </table:table-cell>
          <table:table-cell office:value-type="float" office:value="7.7534729310000801" table:style-name="ce1">
            <text:p>7.753472931</text:p>
          </table:table-cell>
          <table:table-cell office:value-type="float" office:value="7.6628660132845301" table:style-name="ce1">
            <text:p>7.662866013</text:p>
          </table:table-cell>
          <table:table-cell office:value-type="float" office:value="7.5643036255968896" table:style-name="ce1">
            <text:p>7.564303626</text:p>
          </table:table-cell>
          <table:table-cell office:value-type="float" office:value="7.4713305505102197" table:style-name="ce1">
            <text:p>7.471330551</text:p>
          </table:table-cell>
          <table:table-cell office:value-type="float" office:value="7.36165645254371" table:style-name="ce1">
            <text:p>7.361656453</text:p>
          </table:table-cell>
          <table:table-cell office:value-type="float" office:value="7.2630109451390101" table:style-name="ce1">
            <text:p>7.263010945</text:p>
          </table:table-cell>
          <table:table-cell office:value-type="float" office:value="7.2054434802169904" table:style-name="ce1">
            <text:p>7.20544348</text:p>
          </table:table-cell>
          <table:table-cell office:value-type="float" office:value="7.1138754948252796" table:style-name="ce1">
            <text:p>7.113875495</text:p>
          </table:table-cell>
          <table:table-cell office:value-type="float" office:value="7.0151033870127799" table:style-name="ce1">
            <text:p>7.015103387</text:p>
          </table:table-cell>
          <table:table-cell office:value-type="float" office:value="6.9382919920521697" table:style-name="ce1">
            <text:p>6.938291992</text:p>
          </table:table-cell>
          <table:table-cell office:value-type="float" office:value="6.85611815957252" table:style-name="ce1">
            <text:p>6.85611816</text:p>
          </table:table-cell>
          <table:table-cell office:value-type="float" office:value="6.7810405456541698" table:style-name="ce1">
            <text:p>6.781040546</text:p>
          </table:table-cell>
          <table:table-cell office:value-type="float" office:value="6.6919938528006702" table:style-name="ce1">
            <text:p>6.691993853</text:p>
          </table:table-cell>
          <table:table-cell office:value-type="float" office:value="6.6052600610602399" table:style-name="ce1">
            <text:p>6.605260061</text:p>
          </table:table-cell>
          <table:table-cell office:value-type="float" office:value="6.5551384299592002" table:style-name="ce1">
            <text:p>6.55513843</text:p>
          </table:table-cell>
          <table:table-cell office:value-type="float" office:value="6.5139407834304102" table:style-name="ce1">
            <text:p>6.513940783</text:p>
          </table:table-cell>
          <table:table-cell office:value-type="float" office:value="6.4482471562125001" table:style-name="ce1">
            <text:p>6.448247156</text:p>
          </table:table-cell>
          <table:table-cell office:value-type="float" office:value="6.3980730156549104" table:style-name="ce1">
            <text:p>6.398073016</text:p>
          </table:table-cell>
          <table:table-cell office:value-type="float" office:value="6.3268174476788701" table:style-name="ce1">
            <text:p>6.326817448</text:p>
          </table:table-cell>
          <table:table-cell office:value-type="float" office:value="6.2507532843187299" table:style-name="ce1">
            <text:p>6.250753284</text:p>
          </table:table-cell>
          <table:table-cell office:value-type="float" office:value="6.1912246321440403" table:style-name="ce1">
            <text:p>6.191224632</text:p>
          </table:table-cell>
          <table:table-cell office:value-type="float" office:value="6.11854542339867" table:style-name="ce1">
            <text:p>6.118545423</text:p>
          </table:table-cell>
          <table:table-cell office:value-type="float" office:value="6.0536379043255799" table:style-name="ce1">
            <text:p>6.053637904</text:p>
          </table:table-cell>
          <table:table-cell office:value-type="float" office:value="5.9843207438710699" table:style-name="ce1">
            <text:p>5.984320744</text:p>
          </table:table-cell>
          <table:table-cell office:value-type="float" office:value="5.91687525158288" table:style-name="ce1">
            <text:p>5.916875252</text:p>
          </table:table-cell>
          <table:table-cell office:value-type="float" office:value="5.8503935071830702" table:style-name="ce1">
            <text:p>5.850393507</text:p>
          </table:table-cell>
          <table:table-cell office:value-type="float" office:value="5.95565029146141" table:style-name="ce1">
            <text:p>5.955650291</text:p>
          </table:table-cell>
          <table:table-cell office:value-type="float" office:value="5.8940429850488103" table:style-name="ce1">
            <text:p>5.894042985</text:p>
          </table:table-cell>
          <table:table-cell office:value-type="float" office:value="5.8314248241556399" table:style-name="ce1">
            <text:p>5.831424824</text:p>
          </table:table-cell>
          <table:table-cell office:value-type="float" office:value="5.7715703873385102" table:style-name="ce1">
            <text:p>5.771570387</text:p>
          </table:table-cell>
          <table:table-cell office:value-type="float" office:value="5.7149816318140303" table:style-name="ce1">
            <text:p>5.714981632</text:p>
          </table:table-cell>
          <table:table-cell office:value-type="float" office:value="5.6548239304265202" table:style-name="ce1">
            <text:p>5.65482393</text:p>
          </table:table-cell>
          <table:table-cell office:value-type="float" office:value="5.6032540615408797" table:style-name="ce1">
            <text:p>5.603254062</text:p>
          </table:table-cell>
          <table:table-cell office:value-type="float" office:value="5.5459949209323103" table:style-name="ce1">
            <text:p>5.545994921</text:p>
          </table:table-cell>
          <table:table-cell office:value-type="float" office:value="5.5041220141351497" table:style-name="ce1">
            <text:p>5.504122014</text:p>
          </table:table-cell>
          <table:table-cell office:value-type="float" office:value="5.44875759929322" table:style-name="ce1">
            <text:p>5.448757599</text:p>
          </table:table-cell>
          <table:table-cell office:value-type="float" office:value="5.4067734883167304" table:style-name="ce1">
            <text:p>5.406773488</text:p>
          </table:table-cell>
          <table:table-cell office:value-type="float" office:value="5.4830976798736897" table:style-name="ce1">
            <text:p>5.48309768</text:p>
          </table:table-cell>
          <table:table-cell office:value-type="float" office:value="5.4616999021708503" table:style-name="ce1">
            <text:p>5.461699902</text:p>
          </table:table-cell>
          <table:table-cell office:value-type="float" office:value="5.4088974268564103" table:style-name="ce1">
            <text:p>5.408897427</text:p>
          </table:table-cell>
          <table:table-cell office:value-type="float" office:value="5.3633441606006" table:style-name="ce1">
            <text:p>5.363344161</text:p>
          </table:table-cell>
          <table:table-cell office:value-type="float" office:value="5.3186585756068103" table:style-name="ce1">
            <text:p>5.318658576</text:p>
          </table:table-cell>
          <table:table-cell office:value-type="float" office:value="5.2763121826272803" table:style-name="ce1">
            <text:p>5.276312183</text:p>
          </table:table-cell>
          <table:table-cell office:value-type="float" office:value="5.2572761550433098" table:style-name="ce1">
            <text:p>5.257276155</text:p>
          </table:table-cell>
          <table:table-cell office:value-type="float" office:value="5.2148139474619102" table:style-name="ce1">
            <text:p>5.214813947</text:p>
          </table:table-cell>
          <table:table-cell office:value-type="float" office:value="5.2007869674568497" table:style-name="ce1">
            <text:p>5.200786967</text:p>
          </table:table-cell>
          <table:table-cell office:value-type="float" office:value="5.1542852280869997" table:style-name="ce1">
            <text:p>5.154285228</text:p>
          </table:table-cell>
          <table:table-cell office:value-type="float" office:value="5.1091838315674396" table:style-name="ce1">
            <text:p>5.109183832</text:p>
          </table:table-cell>
          <table:table-cell office:value-type="float" office:value="5.0816770649654597" table:style-name="ce1">
            <text:p>5.081677065</text:p>
          </table:table-cell>
          <table:table-cell office:value-type="float" office:value="5.0390512697017202" table:style-name="ce1">
            <text:p>5.03905127</text:p>
          </table:table-cell>
          <table:table-cell office:value-type="float" office:value="5.00224700041709" table:style-name="ce1">
            <text:p>5.002247</text:p>
          </table:table-cell>
          <table:table-cell office:value-type="float" office:value="4.9605322366018996" table:style-name="ce1">
            <text:p>4.960532237</text:p>
          </table:table-cell>
          <table:table-cell office:value-type="float" office:value="4.9194298407028301" table:style-name="ce1">
            <text:p>4.919429841</text:p>
          </table:table-cell>
          <table:table-cell office:value-type="float" office:value="4.8790300498618597" table:style-name="ce1">
            <text:p>4.87903005</text:p>
          </table:table-cell>
          <table:table-cell office:value-type="float" office:value="4.8641622580717199" table:style-name="ce1">
            <text:p>4.864162258</text:p>
          </table:table-cell>
          <table:table-cell office:value-type="float" office:value="4.8539095813238804" table:style-name="ce1">
            <text:p>4.853909581</text:p>
          </table:table-cell>
          <table:table-cell office:value-type="float" office:value="4.8163718798788002" table:style-name="ce1">
            <text:p>4.81637188</text:p>
          </table:table-cell>
          <table:table-cell office:value-type="float" office:value="4.7821155646422104" table:style-name="ce1">
            <text:p>4.782115565</text:p>
          </table:table-cell>
          <table:table-cell office:value-type="float" office:value="4.7497206905039704" table:style-name="ce1">
            <text:p>4.749720691</text:p>
          </table:table-cell>
          <table:table-cell office:value-type="float" office:value="4.72133638087384" table:style-name="ce1">
            <text:p>4.721336381</text:p>
          </table:table-cell>
          <table:table-cell office:value-type="float" office:value="4.6860926644334899" table:style-name="ce1">
            <text:p>4.686092664</text:p>
          </table:table-cell>
          <table:table-cell office:value-type="float" office:value="4.6514128474561804" table:style-name="ce1">
            <text:p>4.651412847</text:p>
          </table:table-cell>
          <table:table-cell office:value-type="float" office:value="4.6211902420894999" table:style-name="ce1">
            <text:p>4.621190242</text:p>
          </table:table-cell>
          <table:table-cell office:value-type="float" office:value="4.5863198804376903" table:style-name="ce1">
            <text:p>4.58631988</text:p>
          </table:table-cell>
          <table:table-cell office:value-type="float" office:value="4.55087298623513" table:style-name="ce1">
            <text:p>4.550872986</text:p>
          </table:table-cell>
          <table:table-cell office:value-type="float" office:value="4.5220285516114203" table:style-name="ce1">
            <text:p>4.522028552</text:p>
          </table:table-cell>
          <table:table-cell office:value-type="float" office:value="4.5063636287332702" table:style-name="ce1">
            <text:p>4.506363629</text:p>
          </table:table-cell>
          <table:table-cell office:value-type="float" office:value="4.4784018038670297" table:style-name="ce1">
            <text:p>4.478401804</text:p>
          </table:table-cell>
          <table:table-cell office:value-type="float" office:value="4.4487887530785297" table:style-name="ce1">
            <text:p>4.448788753</text:p>
          </table:table-cell>
          <table:table-cell office:value-type="float" office:value="4.4196210113244501" table:style-name="ce1">
            <text:p>4.419621011</text:p>
          </table:table-cell>
          <table:table-cell office:value-type="float" office:value="4.3866558077498299" table:style-name="ce1">
            <text:p>4.386655808</text:p>
          </table:table-cell>
          <table:table-cell office:value-type="float" office:value="4.3825435917861002" table:style-name="ce1">
            <text:p>4.382543592</text:p>
          </table:table-cell>
          <table:table-cell office:value-type="float" office:value="4.35652021663513" table:style-name="ce1">
            <text:p>4.356520217</text:p>
          </table:table-cell>
          <table:table-cell office:value-type="float" office:value="4.3308767447710403" table:style-name="ce1">
            <text:p>4.330876745</text:p>
          </table:table-cell>
          <table:table-cell office:value-type="float" office:value="4.3043584910861199" table:style-name="ce1">
            <text:p>4.304358491</text:p>
          </table:table-cell>
          <table:table-cell office:value-type="float" office:value="4.2985401524965097" table:style-name="ce1">
            <text:p>4.298540152</text:p>
          </table:table-cell>
          <table:table-cell office:value-type="float" office:value="4.27609235106741" table:style-name="ce1">
            <text:p>4.276092351</text:p>
          </table:table-cell>
          <table:table-cell office:value-type="float" office:value="4.2539381610796898" table:style-name="ce1">
            <text:p>4.253938161</text:p>
          </table:table-cell>
          <table:table-cell office:value-type="float" office:value="4.2312394313305601" table:style-name="ce1">
            <text:p>4.231239431</text:p>
          </table:table-cell>
          <table:table-cell office:value-type="float" office:value="4.2018850739950304" table:style-name="ce1">
            <text:p>4.201885074</text:p>
          </table:table-cell>
          <table:table-cell office:value-type="float" office:value="4.1807320384285402" table:style-name="ce1">
            <text:p>4.180732038</text:p>
          </table:table-cell>
          <table:table-cell office:value-type="float" office:value="4.1519151535588703" table:style-name="ce1">
            <text:p>4.151915154</text:p>
          </table:table-cell>
          <table:table-cell office:value-type="float" office:value="4.1299774391140804" table:style-name="ce1">
            <text:p>4.129977439</text:p>
          </table:table-cell>
          <table:table-cell office:value-type="float" office:value="4.1080168394301602" table:style-name="ce1">
            <text:p>4.108016839</text:p>
          </table:table-cell>
          <table:table-cell office:value-type="float" office:value="4.08837890157253" table:style-name="ce1">
            <text:p>4.088378902</text:p>
          </table:table-cell>
          <table:table-cell office:value-type="float" office:value="4.07011696570392" table:style-name="ce1">
            <text:p>4.070116966</text:p>
          </table:table-cell>
          <table:table-cell office:value-type="float" office:value="4.0532673304292999" table:style-name="ce1">
            <text:p>4.05326733</text:p>
          </table:table-cell>
          <table:table-cell office:value-type="float" office:value="4.0277824418944697" table:style-name="ce1">
            <text:p>4.027782442</text:p>
          </table:table-cell>
          <table:table-cell office:value-type="float" office:value="4.0030736371043103" table:style-name="ce1">
            <text:p>4.003073637</text:p>
          </table:table-cell>
          <table:table-cell office:value-type="float" office:value="3.9782499477223898" table:style-name="ce1">
            <text:p>3.978249948</text:p>
          </table:table-cell>
          <table:table-cell office:value-type="float" office:value="3.9533783910126101" table:style-name="ce1">
            <text:p>3.953378391</text:p>
          </table:table-cell>
          <table:table-cell office:value-type="float" office:value="3.9285219978323198" table:style-name="ce1">
            <text:p>3.928521998</text:p>
          </table:table-cell>
          <table:table-cell office:value-type="float" office:value="3.91563163782057" table:style-name="ce1">
            <text:p>3.915631638</text:p>
          </table:table-cell>
          <table:table-cell office:value-type="float" office:value="3.8909051072124701" table:style-name="ce1">
            <text:p>3.890905107</text:p>
          </table:table-cell>
          <table:table-cell office:value-type="float" office:value="3.8867429761579499" table:style-name="ce1">
            <text:p>3.886742976</text:p>
          </table:table-cell>
          <table:table-cell office:value-type="float" office:value="3.8625091607880901" table:style-name="ce1">
            <text:p>3.862509161</text:p>
          </table:table-cell>
          <table:table-cell office:value-type="float" office:value="3.83857826811035" table:style-name="ce1">
            <text:p>3.838578268</text:p>
          </table:table-cell>
          <table:table-cell office:value-type="float" office:value="3.8206306319396002" table:style-name="ce1">
            <text:p>3.820630632</text:p>
          </table:table-cell>
          <table:table-cell office:value-type="float" office:value="3.8004731369376201" table:style-name="ce1">
            <text:p>3.800473137</text:p>
          </table:table-cell>
          <table:table-cell office:value-type="float" office:value="3.7829794909724801" table:style-name="ce1">
            <text:p>3.782979491</text:p>
          </table:table-cell>
          <table:table-cell office:value-type="float" office:value="3.7599948104713601" table:style-name="ce1">
            <text:p>3.75999481</text:p>
          </table:table-cell>
          <table:table-cell office:value-type="float" office:value="3.7710648445608799" table:style-name="ce1">
            <text:p>3.771064845</text:p>
          </table:table-cell>
          <table:table-cell office:value-type="float" office:value="3.7485497932824998" table:style-name="ce1">
            <text:p>3.748549793</text:p>
          </table:table-cell>
          <table:table-cell office:value-type="float" office:value="3.7301234935398" table:style-name="ce1">
            <text:p>3.730123494</text:p>
          </table:table-cell>
          <table:table-cell office:value-type="float" office:value="3.7119165545083299" table:style-name="ce1">
            <text:p>3.711916555</text:p>
          </table:table-cell>
          <table:table-cell office:value-type="float" office:value="3.6939250822109599" table:style-name="ce1">
            <text:p>3.693925082</text:p>
          </table:table-cell>
          <table:table-cell office:value-type="float" office:value="3.6770781165495801" table:style-name="ce1">
            <text:p>3.677078117</text:p>
          </table:table-cell>
          <table:table-cell office:value-type="float" office:value="3.6604281914222501" table:style-name="ce1">
            <text:p>3.660428191</text:p>
          </table:table-cell>
          <table:table-cell office:value-type="float" office:value="3.6420397789577801" table:style-name="ce1">
            <text:p>3.642039779</text:p>
          </table:table-cell>
          <table:table-cell office:value-type="float" office:value="3.6288040854690302" table:style-name="ce1">
            <text:p>3.628804085</text:p>
          </table:table-cell>
          <table:table-cell office:value-type="float" office:value="3.6118072673700898" table:style-name="ce1">
            <text:p>3.611807267</text:p>
          </table:table-cell>
          <table:table-cell office:value-type="float" office:value="3.5959108882409798" table:style-name="ce1">
            <text:p>3.595910888</text:p>
          </table:table-cell>
          <table:table-cell office:value-type="float" office:value="3.5813500001242802" table:style-name="ce1">
            <text:p>3.58135</text:p>
          </table:table-cell>
          <table:table-cell office:value-type="float" office:value="3.5636680168788102" table:style-name="ce1">
            <text:p>3.563668017</text:p>
          </table:table-cell>
          <table:table-cell office:value-type="float" office:value="3.5464430350285499" table:style-name="ce1">
            <text:p>3.546443035</text:p>
          </table:table-cell>
          <table:table-cell office:value-type="float" office:value="3.5277067851809498" table:style-name="ce1">
            <text:p>3.527706785</text:p>
          </table:table-cell>
          <table:table-cell office:value-type="float" office:value="3.5095804263753001" table:style-name="ce1">
            <text:p>3.509580426</text:p>
          </table:table-cell>
          <table:table-cell office:value-type="float" office:value="3.49125486773405" table:style-name="ce1">
            <text:p>3.491254868</text:p>
          </table:table-cell>
          <table:table-cell office:value-type="float" office:value="3.4735279849451901" table:style-name="ce1">
            <text:p>3.473527985</text:p>
          </table:table-cell>
          <table:table-cell office:value-type="float" office:value="3.4545594371166701" table:style-name="ce1">
            <text:p>3.454559437</text:p>
          </table:table-cell>
          <table:table-cell office:value-type="float" office:value="3.4372246695245301" table:style-name="ce1">
            <text:p>3.43722467</text:p>
          </table:table-cell>
          <table:table-cell office:value-type="float" office:value="3.4205429985664" table:style-name="ce1">
            <text:p>3.420542999</text:p>
          </table:table-cell>
          <table:table-cell office:value-type="float" office:value="3.4040407004142699" table:style-name="ce1">
            <text:p>3.4040407</text:p>
          </table:table-cell>
          <table:table-cell office:value-type="float" office:value="3.3913623789131302" table:style-name="ce1">
            <text:p>3.391362379</text:p>
          </table:table-cell>
          <table:table-cell office:value-type="float" office:value="3.37350176164417" table:style-name="ce1">
            <text:p>3.373501762</text:p>
          </table:table-cell>
          <table:table-cell office:value-type="float" office:value="3.3557239316290599" table:style-name="ce1">
            <text:p>3.355723932</text:p>
          </table:table-cell>
          <table:table-cell office:value-type="float" office:value="3.3381332366667298" table:style-name="ce1">
            <text:p>3.338133237</text:p>
          </table:table-cell>
          <table:table-cell office:value-type="float" office:value="3.3359418276120198" table:style-name="ce1">
            <text:p>3.335941828</text:p>
          </table:table-cell>
          <table:table-cell office:value-type="float" office:value="3.3239483523624802" table:style-name="ce1">
            <text:p>3.323948352</text:p>
          </table:table-cell>
          <table:table-cell office:value-type="float" office:value="3.3120791618305598" table:style-name="ce1">
            <text:p>3.312079162</text:p>
          </table:table-cell>
          <table:table-cell office:value-type="float" office:value="3.2975716468084002" table:style-name="ce1">
            <text:p>3.297571647</text:p>
          </table:table-cell>
          <table:table-cell office:value-type="float" office:value="3.2871146158298798" table:style-name="ce1">
            <text:p>3.287114616</text:p>
          </table:table-cell>
          <table:table-cell office:value-type="float" office:value="3.2726509053819601" table:style-name="ce1">
            <text:p>3.272650905</text:p>
          </table:table-cell>
          <table:table-cell office:value-type="float" office:value="3.26565681529812" table:style-name="ce1">
            <text:p>3.265656815</text:p>
          </table:table-cell>
          <table:table-cell office:value-type="float" office:value="3.2509369098787801" table:style-name="ce1">
            <text:p>3.25093691</text:p>
          </table:table-cell>
          <table:table-cell office:value-type="float" office:value="3.2548818005339801" table:style-name="ce1">
            <text:p>3.254881801</text:p>
          </table:table-cell>
          <table:table-cell office:value-type="float" office:value="3.2387752231930498" table:style-name="ce1">
            <text:p>3.238775223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18.502587714996601" table:style-name="ce1">
            <text:p>18.50258771</text:p>
          </table:table-cell>
          <table:table-cell office:value-type="string" table:style-name="ce1">
            <text:p><text:s/>global min</text:p>
          </table:table-cell>
          <table:table-cell office:value-type="float" office:value="-18.677417172277899" table:style-name="ce1">
            <text:p>-18.67741717</text:p>
          </table:table-cell>
          <table:table-cell office:value-type="string" table:style-name="ce1">
            <text:p><text:s/>range</text:p>
          </table:table-cell>
          <table:table-cell office:value-type="float" office:value="37.180004887274499" table:style-name="ce1">
            <text:p>37.18000489</text:p>
          </table:table-cell>
          <table:table-cell office:value-type="string" table:style-name="ce1">
            <text:p><text:s/>regret</text:p>
          </table:table-cell>
          <table:table-cell office:value-type="float" office:value="2.34579426791597" table:style-name="ce1">
            <text:p>2.345794268</text:p>
          </table:table-cell>
          <table:table-cell office:value-type="float" office:value="5.4040162684629101" table:style-name="ce1">
            <text:p>5.404016268</text:p>
          </table:table-cell>
          <table:table-cell office:value-type="float" office:value="6.0680117994182803" table:style-name="ce1">
            <text:p>6.068011799</text:p>
          </table:table-cell>
          <table:table-cell office:value-type="float" office:value="8.8502823873281393" table:style-name="ce1">
            <text:p>8.850282387</text:p>
          </table:table-cell>
          <table:table-cell office:value-type="float" office:value="11.083092526586899" table:style-name="ce1">
            <text:p>11.08309253</text:p>
          </table:table-cell>
          <table:table-cell office:value-type="float" office:value="13.0880219111716" table:style-name="ce1">
            <text:p>13.08802191</text:p>
          </table:table-cell>
          <table:table-cell office:value-type="float" office:value="14.5086541549932" table:style-name="ce1">
            <text:p>14.50865415</text:p>
          </table:table-cell>
          <table:table-cell office:value-type="float" office:value="14.270704131263701" table:style-name="ce1">
            <text:p>14.27070413</text:p>
          </table:table-cell>
          <table:table-cell office:value-type="float" office:value="12.9479047872958" table:style-name="ce1">
            <text:p>12.94790479</text:p>
          </table:table-cell>
          <table:table-cell office:value-type="float" office:value="11.6791520706679" table:style-name="ce1">
            <text:p>11.67915207</text:p>
          </table:table-cell>
          <table:table-cell office:value-type="float" office:value="13.347162660059" table:style-name="ce1">
            <text:p>13.34716266</text:p>
          </table:table-cell>
          <table:table-cell office:value-type="float" office:value="14.420170559537601" table:style-name="ce1">
            <text:p>14.42017056</text:p>
          </table:table-cell>
          <table:table-cell office:value-type="float" office:value="13.785630843279201" table:style-name="ce1">
            <text:p>13.78563084</text:p>
          </table:table-cell>
          <table:table-cell office:value-type="float" office:value="13.868752135218401" table:style-name="ce1">
            <text:p>13.86875214</text:p>
          </table:table-cell>
          <table:table-cell office:value-type="float" office:value="13.978621039274699" table:style-name="ce1">
            <text:p>13.97862104</text:p>
          </table:table-cell>
          <table:table-cell office:value-type="float" office:value="14.1374007619825" table:style-name="ce1">
            <text:p>14.13740076</text:p>
          </table:table-cell>
          <table:table-cell office:value-type="float" office:value="14.9524363418234" table:style-name="ce1">
            <text:p>14.95243634</text:p>
          </table:table-cell>
          <table:table-cell office:value-type="float" office:value="16.184834141285101" table:style-name="ce1">
            <text:p>16.18483414</text:p>
          </table:table-cell>
          <table:table-cell office:value-type="float" office:value="16.236425961815002" table:style-name="ce1">
            <text:p>16.23642596</text:p>
          </table:table-cell>
          <table:table-cell office:value-type="float" office:value="16.234793894831" table:style-name="ce1">
            <text:p>16.23479389</text:p>
          </table:table-cell>
          <table:table-cell office:value-type="float" office:value="16.075196562959398" table:style-name="ce1">
            <text:p>16.07519656</text:p>
          </table:table-cell>
          <table:table-cell office:value-type="float" office:value="15.5145740476393" table:style-name="ce1">
            <text:p>15.51457405</text:p>
          </table:table-cell>
          <table:table-cell office:value-type="float" office:value="15.237392744102401" table:style-name="ce1">
            <text:p>15.23739274</text:p>
          </table:table-cell>
          <table:table-cell office:value-type="float" office:value="14.6979132883072" table:style-name="ce1">
            <text:p>14.69791329</text:p>
          </table:table-cell>
          <table:table-cell office:value-type="float" office:value="14.737752376978101" table:style-name="ce1">
            <text:p>14.73775238</text:p>
          </table:table-cell>
          <table:table-cell office:value-type="float" office:value="14.187164386707099" table:style-name="ce1">
            <text:p>14.18716439</text:p>
          </table:table-cell>
          <table:table-cell office:value-type="float" office:value="13.8042818019515" table:style-name="ce1">
            <text:p>13.8042818</text:p>
          </table:table-cell>
          <table:table-cell office:value-type="float" office:value="14.3451431843449" table:style-name="ce1">
            <text:p>14.34514318</text:p>
          </table:table-cell>
          <table:table-cell office:value-type="float" office:value="14.361895505024499" table:style-name="ce1">
            <text:p>14.36189551</text:p>
          </table:table-cell>
          <table:table-cell office:value-type="float" office:value="13.932063726573899" table:style-name="ce1">
            <text:p>13.93206373</text:p>
          </table:table-cell>
          <table:table-cell office:value-type="float" office:value="13.6018900204653" table:style-name="ce1">
            <text:p>13.60189002</text:p>
          </table:table-cell>
          <table:table-cell office:value-type="float" office:value="13.866596218861501" table:style-name="ce1">
            <text:p>13.86659622</text:p>
          </table:table-cell>
          <table:table-cell office:value-type="float" office:value="13.5264774943658" table:style-name="ce1">
            <text:p>13.52647749</text:p>
          </table:table-cell>
          <table:table-cell office:value-type="float" office:value="13.150364070574399" table:style-name="ce1">
            <text:p>13.15036407</text:p>
          </table:table-cell>
          <table:table-cell office:value-type="float" office:value="12.8599444894718" table:style-name="ce1">
            <text:p>12.85994449</text:p>
          </table:table-cell>
          <table:table-cell office:value-type="float" office:value="12.9622511659169" table:style-name="ce1">
            <text:p>12.96225117</text:p>
          </table:table-cell>
          <table:table-cell office:value-type="float" office:value="12.6720259708362" table:style-name="ce1">
            <text:p>12.67202597</text:p>
          </table:table-cell>
          <table:table-cell office:value-type="float" office:value="12.349669093444" table:style-name="ce1">
            <text:p>12.34966909</text:p>
          </table:table-cell>
          <table:table-cell office:value-type="float" office:value="12.3885719644964" table:style-name="ce1">
            <text:p>12.38857196</text:p>
          </table:table-cell>
          <table:table-cell office:value-type="float" office:value="12.1569145909402" table:style-name="ce1">
            <text:p>12.15691459</text:p>
          </table:table-cell>
          <table:table-cell office:value-type="float" office:value="11.8787388377651" table:style-name="ce1">
            <text:p>11.87873884</text:p>
          </table:table-cell>
          <table:table-cell office:value-type="float" office:value="11.663654237442699" table:style-name="ce1">
            <text:p>11.66365424</text:p>
          </table:table-cell>
          <table:table-cell office:value-type="float" office:value="11.490277283552899" table:style-name="ce1">
            <text:p>11.49027728</text:p>
          </table:table-cell>
          <table:table-cell office:value-type="float" office:value="11.2800857993908" table:style-name="ce1">
            <text:p>11.2800858</text:p>
          </table:table-cell>
          <table:table-cell office:value-type="float" office:value="11.1507111712616" table:style-name="ce1">
            <text:p>11.15071117</text:p>
          </table:table-cell>
          <table:table-cell office:value-type="float" office:value="11.2119579790344" table:style-name="ce1">
            <text:p>11.21195798</text:p>
          </table:table-cell>
          <table:table-cell office:value-type="float" office:value="11.023321796376701" table:style-name="ce1">
            <text:p>11.0233218</text:p>
          </table:table-cell>
          <table:table-cell office:value-type="float" office:value="10.817157237245301" table:style-name="ce1">
            <text:p>10.81715724</text:p>
          </table:table-cell>
          <table:table-cell office:value-type="float" office:value="10.6017127552815" table:style-name="ce1">
            <text:p>10.60171276</text:p>
          </table:table-cell>
          <table:table-cell office:value-type="float" office:value="10.416583790971099" table:style-name="ce1">
            <text:p>10.41658379</text:p>
          </table:table-cell>
          <table:table-cell office:value-type="float" office:value="10.2195164297015" table:style-name="ce1">
            <text:p>10.21951643</text:p>
          </table:table-cell>
          <table:table-cell office:value-type="float" office:value="10.1070091564777" table:style-name="ce1">
            <text:p>10.10700916</text:p>
          </table:table-cell>
          <table:table-cell office:value-type="float" office:value="9.9616630693924204" table:style-name="ce1">
            <text:p>9.961663069</text:p>
          </table:table-cell>
          <table:table-cell office:value-type="float" office:value="9.8193887004229108" table:style-name="ce1">
            <text:p>9.8193887</text:p>
          </table:table-cell>
          <table:table-cell office:value-type="float" office:value="9.6650070520948397" table:style-name="ce1">
            <text:p>9.665007052</text:p>
          </table:table-cell>
          <table:table-cell office:value-type="float" office:value="9.4932731304423097" table:style-name="ce1">
            <text:p>9.49327313</text:p>
          </table:table-cell>
          <table:table-cell office:value-type="float" office:value="9.3652426474069994" table:style-name="ce1">
            <text:p>9.365242647</text:p>
          </table:table-cell>
          <table:table-cell office:value-type="float" office:value="9.2309573047812794" table:style-name="ce1">
            <text:p>9.230957305</text:p>
          </table:table-cell>
          <table:table-cell office:value-type="float" office:value="9.1088732543323694" table:style-name="ce1">
            <text:p>9.108873254</text:p>
          </table:table-cell>
          <table:table-cell office:value-type="float" office:value="8.9572367827224504" table:style-name="ce1">
            <text:p>8.957236783</text:p>
          </table:table-cell>
          <table:table-cell office:value-type="float" office:value="8.8576049849064997" table:style-name="ce1">
            <text:p>8.857604985</text:p>
          </table:table-cell>
          <table:table-cell office:value-type="float" office:value="8.7482031548083707" table:style-name="ce1">
            <text:p>8.748203155</text:p>
          </table:table-cell>
          <table:table-cell office:value-type="float" office:value="8.6100322797095696" table:style-name="ce1">
            <text:p>8.61003228</text:p>
          </table:table-cell>
          <table:table-cell office:value-type="float" office:value="8.5098083386590595" table:style-name="ce1">
            <text:p>8.509808339</text:p>
          </table:table-cell>
          <table:table-cell office:value-type="float" office:value="8.4141172227568894" table:style-name="ce1">
            <text:p>8.414117223</text:p>
          </table:table-cell>
          <table:table-cell office:value-type="float" office:value="8.32250652170584" table:style-name="ce1">
            <text:p>8.322506522</text:p>
          </table:table-cell>
          <table:table-cell office:value-type="float" office:value="8.2319796955188007" table:style-name="ce1">
            <text:p>8.231979696</text:p>
          </table:table-cell>
          <table:table-cell office:value-type="float" office:value="8.1761517863081306" table:style-name="ce1">
            <text:p>8.176151786</text:p>
          </table:table-cell>
          <table:table-cell office:value-type="float" office:value="8.05783422689486" table:style-name="ce1">
            <text:p>8.057834227</text:p>
          </table:table-cell>
          <table:table-cell office:value-type="float" office:value="7.9652464918694399" table:style-name="ce1">
            <text:p>7.965246492</text:p>
          </table:table-cell>
          <table:table-cell office:value-type="float" office:value="7.8532104139239101" table:style-name="ce1">
            <text:p>7.853210414</text:p>
          </table:table-cell>
          <table:table-cell office:value-type="float" office:value="7.7442864492546502" table:style-name="ce1">
            <text:p>7.744286449</text:p>
          </table:table-cell>
          <table:table-cell office:value-type="float" office:value="7.6387953749303898" table:style-name="ce1">
            <text:p>7.638795375</text:p>
          </table:table-cell>
          <table:table-cell office:value-type="float" office:value="7.5368798869418097" table:style-name="ce1">
            <text:p>7.536879887</text:p>
          </table:table-cell>
          <table:table-cell office:value-type="float" office:value="7.4403227505086402" table:style-name="ce1">
            <text:p>7.440322751</text:p>
          </table:table-cell>
          <table:table-cell office:value-type="float" office:value="7.3463065913500296" table:style-name="ce1">
            <text:p>7.346306591</text:p>
          </table:table-cell>
          <table:table-cell office:value-type="float" office:value="7.2522913447640898" table:style-name="ce1">
            <text:p>7.252291345</text:p>
          </table:table-cell>
          <table:table-cell office:value-type="float" office:value="7.1655308216398801" table:style-name="ce1">
            <text:p>7.165530822</text:p>
          </table:table-cell>
          <table:table-cell office:value-type="float" office:value="7.0865328536845702" table:style-name="ce1">
            <text:p>7.086532854</text:p>
          </table:table-cell>
          <table:table-cell office:value-type="float" office:value="7.0120439799894001" table:style-name="ce1">
            <text:p>7.01204398</text:p>
          </table:table-cell>
          <table:table-cell office:value-type="float" office:value="6.9347558902458397" table:style-name="ce1">
            <text:p>6.93475589</text:p>
          </table:table-cell>
          <table:table-cell office:value-type="float" office:value="6.8593528758618696" table:style-name="ce1">
            <text:p>6.859352876</text:p>
          </table:table-cell>
          <table:table-cell office:value-type="float" office:value="6.7772334198103303" table:style-name="ce1">
            <text:p>6.77723342</text:p>
          </table:table-cell>
          <table:table-cell office:value-type="float" office:value="6.6970691889028702" table:style-name="ce1">
            <text:p>6.697069189</text:p>
          </table:table-cell>
          <table:table-cell office:value-type="float" office:value="6.6655929221863497" table:style-name="ce1">
            <text:p>6.665592922</text:p>
          </table:table-cell>
          <table:table-cell office:value-type="float" office:value="6.6066769444036604" table:style-name="ce1">
            <text:p>6.606676944</text:p>
          </table:table-cell>
          <table:table-cell office:value-type="float" office:value="6.5906845367258997" table:style-name="ce1">
            <text:p>6.590684537</text:p>
          </table:table-cell>
          <table:table-cell office:value-type="float" office:value="6.5159294872948399" table:style-name="ce1">
            <text:p>6.515929487</text:p>
          </table:table-cell>
          <table:table-cell office:value-type="float" office:value="6.46907403539171" table:style-name="ce1">
            <text:p>6.469074035</text:p>
          </table:table-cell>
          <table:table-cell office:value-type="float" office:value="6.39733143707394" table:style-name="ce1">
            <text:p>6.397331437</text:p>
          </table:table-cell>
          <table:table-cell office:value-type="float" office:value="6.3271655991587599" table:style-name="ce1">
            <text:p>6.327165599</text:p>
          </table:table-cell>
          <table:table-cell office:value-type="float" office:value="6.25852510554608" table:style-name="ce1">
            <text:p>6.258525106</text:p>
          </table:table-cell>
          <table:table-cell office:value-type="float" office:value="6.20842073702274" table:style-name="ce1">
            <text:p>6.208420737</text:p>
          </table:table-cell>
          <table:table-cell office:value-type="float" office:value="6.14250392265859" table:style-name="ce1">
            <text:p>6.142503923</text:p>
          </table:table-cell>
          <table:table-cell office:value-type="float" office:value="6.0897135967155496" table:style-name="ce1">
            <text:p>6.089713597</text:p>
          </table:table-cell>
          <table:table-cell office:value-type="float" office:value="6.0262790800830999" table:style-name="ce1">
            <text:p>6.02627908</text:p>
          </table:table-cell>
          <table:table-cell office:value-type="float" office:value="5.9641524916286404" table:style-name="ce1">
            <text:p>5.964152492</text:p>
          </table:table-cell>
          <table:table-cell office:value-type="float" office:value="5.9032937927344697" table:style-name="ce1">
            <text:p>5.903293793</text:p>
          </table:table-cell>
          <table:table-cell office:value-type="float" office:value="5.84366456250482" table:style-name="ce1">
            <text:p>5.843664563</text:p>
          </table:table-cell>
          <table:table-cell office:value-type="float" office:value="5.78522791687978" table:style-name="ce1">
            <text:p>5.785227917</text:p>
          </table:table-cell>
          <table:table-cell office:value-type="float" office:value="5.7561185872495297" table:style-name="ce1">
            <text:p>5.756118587</text:p>
          </table:table-cell>
          <table:table-cell office:value-type="float" office:value="5.7087516535820901" table:style-name="ce1">
            <text:p>5.708751654</text:p>
          </table:table-cell>
          <table:table-cell office:value-type="float" office:value="5.6642727342081898" table:style-name="ce1">
            <text:p>5.664272734</text:p>
          </table:table-cell>
          <table:table-cell office:value-type="float" office:value="5.6206491786684003" table:style-name="ce1">
            <text:p>5.620649179</text:p>
          </table:table-cell>
          <table:table-cell office:value-type="float" office:value="5.5672357596981596" table:style-name="ce1">
            <text:p>5.56723576</text:p>
          </table:table-cell>
          <table:table-cell office:value-type="float" office:value="5.5357601179457303" table:style-name="ce1">
            <text:p>5.535760118</text:p>
          </table:table-cell>
          <table:table-cell office:value-type="float" office:value="5.4987594885734801" table:style-name="ce1">
            <text:p>5.498759489</text:p>
          </table:table-cell>
          <table:table-cell office:value-type="float" office:value="5.4482886362677396" table:style-name="ce1">
            <text:p>5.448288636</text:p>
          </table:table-cell>
          <table:table-cell office:value-type="float" office:value="5.3987438546464999" table:style-name="ce1">
            <text:p>5.398743855</text:p>
          </table:table-cell>
          <table:table-cell office:value-type="float" office:value="5.3699445262764502" table:style-name="ce1">
            <text:p>5.369944526</text:p>
          </table:table-cell>
          <table:table-cell office:value-type="float" office:value="5.3379654540788" table:style-name="ce1">
            <text:p>5.337965454</text:p>
          </table:table-cell>
          <table:table-cell office:value-type="float" office:value="5.3107504572121798" table:style-name="ce1">
            <text:p>5.310750457</text:p>
          </table:table-cell>
          <table:table-cell office:value-type="float" office:value="5.2850240508736599" table:style-name="ce1">
            <text:p>5.285024051</text:p>
          </table:table-cell>
          <table:table-cell office:value-type="float" office:value="5.2836771220915901" table:style-name="ce1">
            <text:p>5.283677122</text:p>
          </table:table-cell>
          <table:table-cell office:value-type="float" office:value="5.2627729481251402" table:style-name="ce1">
            <text:p>5.262772948</text:p>
          </table:table-cell>
          <table:table-cell office:value-type="float" office:value="5.21781721098227" table:style-name="ce1">
            <text:p>5.217817211</text:p>
          </table:table-cell>
          <table:table-cell office:value-type="float" office:value="5.1736299479785997" table:style-name="ce1">
            <text:p>5.173629948</text:p>
          </table:table-cell>
          <table:table-cell office:value-type="float" office:value="5.12988935678211" table:style-name="ce1">
            <text:p>5.129889357</text:p>
          </table:table-cell>
          <table:table-cell office:value-type="float" office:value="5.0962551853643703" table:style-name="ce1">
            <text:p>5.096255185</text:p>
          </table:table-cell>
          <table:table-cell office:value-type="float" office:value="5.0545951360177899" table:style-name="ce1">
            <text:p>5.054595136</text:p>
          </table:table-cell>
          <table:table-cell office:value-type="float" office:value="5.0136236825281904" table:style-name="ce1">
            <text:p>5.013623683</text:p>
          </table:table-cell>
          <table:table-cell office:value-type="float" office:value="4.9733238922105398" table:style-name="ce1">
            <text:p>4.973323892</text:p>
          </table:table-cell>
          <table:table-cell office:value-type="float" office:value="4.9510270941758296" table:style-name="ce1">
            <text:p>4.951027094</text:p>
          </table:table-cell>
          <table:table-cell office:value-type="float" office:value="4.9111856253335802" table:style-name="ce1">
            <text:p>4.911185625</text:p>
          </table:table-cell>
          <table:table-cell office:value-type="float" office:value="4.88363167754295" table:style-name="ce1">
            <text:p>4.883631678</text:p>
          </table:table-cell>
          <table:table-cell office:value-type="float" office:value="4.8472147170422497" table:style-name="ce1">
            <text:p>4.847214717</text:p>
          </table:table-cell>
          <table:table-cell office:value-type="float" office:value="4.8113712519825" table:style-name="ce1">
            <text:p>4.811371252</text:p>
          </table:table-cell>
          <table:table-cell office:value-type="float" office:value="4.7746193875469496" table:style-name="ce1">
            <text:p>4.774619388</text:p>
          </table:table-cell>
          <table:table-cell office:value-type="float" office:value="4.7607516305270803" table:style-name="ce1">
            <text:p>4.760751631</text:p>
          </table:table-cell>
          <table:table-cell office:value-type="float" office:value="4.8345670925362398" table:style-name="ce1">
            <text:p>4.834567093</text:p>
          </table:table-cell>
          <table:table-cell office:value-type="float" office:value="4.8151343717376003" table:style-name="ce1">
            <text:p>4.815134372</text:p>
          </table:table-cell>
          <table:table-cell office:value-type="float" office:value="4.7888474790711104" table:style-name="ce1">
            <text:p>4.788847479</text:p>
          </table:table-cell>
          <table:table-cell office:value-type="float" office:value="4.7531677087290998" table:style-name="ce1">
            <text:p>4.753167709</text:p>
          </table:table-cell>
          <table:table-cell office:value-type="float" office:value="4.7356278801902096" table:style-name="ce1">
            <text:p>4.73562788</text:p>
          </table:table-cell>
          <table:table-cell office:value-type="float" office:value="4.7008709182894304" table:style-name="ce1">
            <text:p>4.700870918</text:p>
          </table:table-cell>
          <table:table-cell office:value-type="float" office:value="4.66701928847682" table:style-name="ce1">
            <text:p>4.667019288</text:p>
          </table:table-cell>
          <table:table-cell office:value-type="float" office:value="4.6341941543177896" table:style-name="ce1">
            <text:p>4.634194154</text:p>
          </table:table-cell>
          <table:table-cell office:value-type="float" office:value="4.6009278055443597" table:style-name="ce1">
            <text:p>4.600927806</text:p>
          </table:table-cell>
          <table:table-cell office:value-type="float" office:value="4.5679044757040197" table:style-name="ce1">
            <text:p>4.567904476</text:p>
          </table:table-cell>
          <table:table-cell office:value-type="float" office:value="4.5416650764223601" table:style-name="ce1">
            <text:p>4.541665076</text:p>
          </table:table-cell>
          <table:table-cell office:value-type="float" office:value="4.5095414956448403" table:style-name="ce1">
            <text:p>4.509541496</text:p>
          </table:table-cell>
          <table:table-cell office:value-type="float" office:value="4.5818677551801201" table:style-name="ce1">
            <text:p>4.581867755</text:p>
          </table:table-cell>
          <table:table-cell office:value-type="float" office:value="4.5499123176389498" table:style-name="ce1">
            <text:p>4.549912318</text:p>
          </table:table-cell>
          <table:table-cell office:value-type="float" office:value="4.5184007056191904" table:style-name="ce1">
            <text:p>4.518400706</text:p>
          </table:table-cell>
          <table:table-cell office:value-type="float" office:value="4.4873237365238303" table:style-name="ce1">
            <text:p>4.487323737</text:p>
          </table:table-cell>
          <table:table-cell office:value-type="float" office:value="4.45691677558567" table:style-name="ce1">
            <text:p>4.456916776</text:p>
          </table:table-cell>
          <table:table-cell office:value-type="float" office:value="4.4266808804238202" table:style-name="ce1">
            <text:p>4.42668088</text:p>
          </table:table-cell>
          <table:table-cell office:value-type="float" office:value="4.3970945733909099" table:style-name="ce1">
            <text:p>4.397094573</text:p>
          </table:table-cell>
          <table:table-cell office:value-type="float" office:value="4.3679053979960196" table:style-name="ce1">
            <text:p>4.367905398</text:p>
          </table:table-cell>
          <table:table-cell office:value-type="float" office:value="4.3391054116063996" table:style-name="ce1">
            <text:p>4.339105412</text:p>
          </table:table-cell>
          <table:table-cell office:value-type="float" office:value="4.31443819042084" table:style-name="ce1">
            <text:p>4.31443819</text:p>
          </table:table-cell>
          <table:table-cell office:value-type="float" office:value="4.2900955379350902" table:style-name="ce1">
            <text:p>4.290095538</text:p>
          </table:table-cell>
          <table:table-cell office:value-type="float" office:value="4.2813112729227898" table:style-name="ce1">
            <text:p>4.281311273</text:p>
          </table:table-cell>
          <table:table-cell office:value-type="float" office:value="4.3128573300225801" table:style-name="ce1">
            <text:p>4.31285733</text:p>
          </table:table-cell>
          <table:table-cell office:value-type="float" office:value="4.2850324440224297" table:style-name="ce1">
            <text:p>4.285032444</text:p>
          </table:table-cell>
          <table:table-cell office:value-type="float" office:value="4.2632975474342896" table:style-name="ce1">
            <text:p>4.263297547</text:p>
          </table:table-cell>
          <table:table-cell office:value-type="float" office:value="4.2373511162620296" table:style-name="ce1">
            <text:p>4.237351116</text:p>
          </table:table-cell>
          <table:table-cell office:value-type="float" office:value="4.2117331209274003" table:style-name="ce1">
            <text:p>4.211733121</text:p>
          </table:table-cell>
          <table:table-cell office:value-type="float" office:value="4.1864373645277899" table:style-name="ce1">
            <text:p>4.186437365</text:p>
          </table:table-cell>
          <table:table-cell office:value-type="float" office:value="4.1811948192898001" table:style-name="ce1">
            <text:p>4.181194819</text:p>
          </table:table-cell>
          <table:table-cell office:value-type="float" office:value="4.1558900850347902" table:style-name="ce1">
            <text:p>4.155890085</text:p>
          </table:table-cell>
          <table:table-cell office:value-type="float" office:value="4.1303119992431698" table:style-name="ce1">
            <text:p>4.130311999</text:p>
          </table:table-cell>
          <table:table-cell office:value-type="float" office:value="4.1052665724965998" table:style-name="ce1">
            <text:p>4.105266572</text:p>
          </table:table-cell>
          <table:table-cell office:value-type="float" office:value="4.0813912144532702" table:style-name="ce1">
            <text:p>4.081391214</text:p>
          </table:table-cell>
          <table:table-cell office:value-type="float" office:value="4.0582335563112304" table:style-name="ce1">
            <text:p>4.058233556</text:p>
          </table:table-cell>
          <table:table-cell office:value-type="float" office:value="4.0372245326774197" table:style-name="ce1">
            <text:p>4.037224533</text:p>
          </table:table-cell>
          <table:table-cell office:value-type="float" office:value="4.0268652623905004" table:style-name="ce1">
            <text:p>4.026865262</text:p>
          </table:table-cell>
          <table:table-cell office:value-type="float" office:value="4.0169866952869597" table:style-name="ce1">
            <text:p>4.016986695</text:p>
          </table:table-cell>
          <table:table-cell office:value-type="float" office:value="3.99379179924252" table:style-name="ce1">
            <text:p>3.993791799</text:p>
          </table:table-cell>
          <table:table-cell office:value-type="float" office:value="3.9702989063057998" table:style-name="ce1">
            <text:p>3.970298906</text:p>
          </table:table-cell>
          <table:table-cell office:value-type="float" office:value="3.9488064837803498" table:style-name="ce1">
            <text:p>3.948806484</text:p>
          </table:table-cell>
          <table:table-cell office:value-type="float" office:value="3.9259104283963699" table:style-name="ce1">
            <text:p>3.925910428</text:p>
          </table:table-cell>
          <table:table-cell office:value-type="float" office:value="3.9074867905759199" table:style-name="ce1">
            <text:p>3.907486791</text:p>
          </table:table-cell>
          <table:table-cell office:value-type="float" office:value="3.89862485520222" table:style-name="ce1">
            <text:p>3.898624855</text:p>
          </table:table-cell>
          <table:table-cell office:value-type="float" office:value="3.8769015661083599" table:style-name="ce1">
            <text:p>3.876901566</text:p>
          </table:table-cell>
          <table:table-cell office:value-type="float" office:value="3.8558394885093898" table:style-name="ce1">
            <text:p>3.855839489</text:p>
          </table:table-cell>
          <table:table-cell office:value-type="float" office:value="3.8745522047501102" table:style-name="ce1">
            <text:p>3.874552205</text:p>
          </table:table-cell>
          <table:table-cell office:value-type="float" office:value="3.8530290913727701" table:style-name="ce1">
            <text:p>3.853029091</text:p>
          </table:table-cell>
          <table:table-cell office:value-type="float" office:value="3.8324533752684" table:style-name="ce1">
            <text:p>3.832453375</text:p>
          </table:table-cell>
          <table:table-cell office:value-type="float" office:value="3.8114032899812602" table:style-name="ce1">
            <text:p>3.81140329</text:p>
          </table:table-cell>
          <table:table-cell office:value-type="float" office:value="3.7919761704479602" table:style-name="ce1">
            <text:p>3.79197617</text:p>
          </table:table-cell>
          <table:table-cell office:value-type="float" office:value="3.7727625357446999" table:style-name="ce1">
            <text:p>3.772762536</text:p>
          </table:table-cell>
          <table:table-cell office:value-type="float" office:value="3.7537588861201598" table:style-name="ce1">
            <text:p>3.753758886</text:p>
          </table:table-cell>
          <table:table-cell office:value-type="float" office:value="3.7347731183750401" table:style-name="ce1">
            <text:p>3.734773118</text:p>
          </table:table-cell>
          <table:table-cell office:value-type="float" office:value="3.7165643359309701" table:style-name="ce1">
            <text:p>3.716564336</text:p>
          </table:table-cell>
          <table:table-cell office:value-type="float" office:value="3.6974966562146201" table:style-name="ce1">
            <text:p>3.697496656</text:p>
          </table:table-cell>
          <table:table-cell office:value-type="float" office:value="3.6782968484500098" table:style-name="ce1">
            <text:p>3.678296848</text:p>
          </table:table-cell>
          <table:table-cell office:value-type="float" office:value="3.6593012939594902" table:style-name="ce1">
            <text:p>3.659301294</text:p>
          </table:table-cell>
          <table:table-cell office:value-type="float" office:value="3.6405067506276101" table:style-name="ce1">
            <text:p>3.640506751</text:p>
          </table:table-cell>
          <table:table-cell office:value-type="float" office:value="3.6232732854465302" table:style-name="ce1">
            <text:p>3.623273285</text:p>
          </table:table-cell>
          <table:table-cell office:value-type="float" office:value="3.6231488760811699" table:style-name="ce1">
            <text:p>3.623148876</text:p>
          </table:table-cell>
          <table:table-cell office:value-type="float" office:value="3.60483629133196" table:style-name="ce1">
            <text:p>3.604836291</text:p>
          </table:table-cell>
          <table:table-cell office:value-type="float" office:value="3.5893415696804301" table:style-name="ce1">
            <text:p>3.58934157</text:p>
          </table:table-cell>
          <table:table-cell office:value-type="float" office:value="3.58638105760794" table:style-name="ce1">
            <text:p>3.586381058</text:p>
          </table:table-cell>
          <table:table-cell office:value-type="float" office:value="3.57177716031486" table:style-name="ce1">
            <text:p>3.57177716</text:p>
          </table:table-cell>
          <table:table-cell office:value-type="float" office:value="3.5573222823819202" table:style-name="ce1">
            <text:p>3.557322282</text:p>
          </table:table-cell>
          <table:table-cell office:value-type="float" office:value="3.5439586736041999" table:style-name="ce1">
            <text:p>3.543958674</text:p>
          </table:table-cell>
          <table:table-cell office:value-type="float" office:value="3.5263018491897999" table:style-name="ce1">
            <text:p>3.526301849</text:p>
          </table:table-cell>
          <table:table-cell office:value-type="float" office:value="3.5088224802971499" table:style-name="ce1">
            <text:p>3.50882248</text:p>
          </table:table-cell>
          <table:table-cell office:value-type="float" office:value="3.49151790509343" table:style-name="ce1">
            <text:p>3.491517905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52.371669291977099" table:style-name="ce1">
            <text:p>52.37166929</text:p>
          </table:table-cell>
          <table:table-cell office:value-type="string" table:style-name="ce1">
            <text:p><text:s/>global min</text:p>
          </table:table-cell>
          <table:table-cell office:value-type="float" office:value="-35.665232273237898" table:style-name="ce1">
            <text:p>-35.66523227</text:p>
          </table:table-cell>
          <table:table-cell office:value-type="string" table:style-name="ce1">
            <text:p><text:s/>range</text:p>
          </table:table-cell>
          <table:table-cell office:value-type="float" office:value="88.036901565215004" table:style-name="ce1">
            <text:p>88.03690157</text:p>
          </table:table-cell>
          <table:table-cell office:value-type="string" table:style-name="ce1">
            <text:p><text:s/>regret</text:p>
          </table:table-cell>
          <table:table-cell office:value-type="float" office:value="43.432618998817198" table:style-name="ce1">
            <text:p>43.432619</text:p>
          </table:table-cell>
          <table:table-cell office:value-type="float" office:value="48.696338789527502" table:style-name="ce1">
            <text:p>48.69633879</text:p>
          </table:table-cell>
          <table:table-cell office:value-type="float" office:value="39.651382564273497" table:style-name="ce1">
            <text:p>39.65138256</text:p>
          </table:table-cell>
          <table:table-cell office:value-type="float" office:value="36.571227093091899" table:style-name="ce1">
            <text:p>36.57122709</text:p>
          </table:table-cell>
          <table:table-cell office:value-type="float" office:value="34.371534569511397" table:style-name="ce1">
            <text:p>34.37153457</text:p>
          </table:table-cell>
          <table:table-cell office:value-type="float" office:value="32.225632108912798" table:style-name="ce1">
            <text:p>32.22563211</text:p>
          </table:table-cell>
          <table:table-cell office:value-type="float" office:value="31.935255956036499" table:style-name="ce1">
            <text:p>31.93525596</text:p>
          </table:table-cell>
          <table:table-cell office:value-type="float" office:value="33.690872519079797" table:style-name="ce1">
            <text:p>33.69087252</text:p>
          </table:table-cell>
          <table:table-cell office:value-type="float" office:value="32.315021821626701" table:style-name="ce1">
            <text:p>32.31502182</text:p>
          </table:table-cell>
          <table:table-cell office:value-type="float" office:value="35.842311957467501" table:style-name="ce1">
            <text:p>35.84231196</text:p>
          </table:table-cell>
          <table:table-cell office:value-type="float" office:value="40.258279175076098" table:style-name="ce1">
            <text:p>40.25827918</text:p>
          </table:table-cell>
          <table:table-cell office:value-type="float" office:value="43.847374543899598" table:style-name="ce1">
            <text:p>43.84737454</text:p>
          </table:table-cell>
          <table:table-cell office:value-type="float" office:value="45.1109685162726" table:style-name="ce1">
            <text:p>45.11096852</text:p>
          </table:table-cell>
          <table:table-cell office:value-type="float" office:value="42.620755444358402" table:style-name="ce1">
            <text:p>42.62075544</text:p>
          </table:table-cell>
          <table:table-cell office:value-type="float" office:value="40.694749312100903" table:style-name="ce1">
            <text:p>40.69474931</text:p>
          </table:table-cell>
          <table:table-cell office:value-type="float" office:value="38.239471775293097" table:style-name="ce1">
            <text:p>38.23947178</text:p>
          </table:table-cell>
          <table:table-cell office:value-type="float" office:value="36.062546769584301" table:style-name="ce1">
            <text:p>36.06254677</text:p>
          </table:table-cell>
          <table:table-cell office:value-type="float" office:value="34.0615998824359" table:style-name="ce1">
            <text:p>34.06159988</text:p>
          </table:table-cell>
          <table:table-cell office:value-type="float" office:value="32.396699915648597" table:style-name="ce1">
            <text:p>32.39669992</text:p>
          </table:table-cell>
          <table:table-cell office:value-type="float" office:value="30.783392794356502" table:style-name="ce1">
            <text:p>30.78339279</text:p>
          </table:table-cell>
          <table:table-cell office:value-type="float" office:value="29.323733970330299" table:style-name="ce1">
            <text:p>29.32373397</text:p>
          </table:table-cell>
          <table:table-cell office:value-type="float" office:value="27.996771403033701" table:style-name="ce1">
            <text:p>27.9967714</text:p>
          </table:table-cell>
          <table:table-cell office:value-type="float" office:value="26.798392395628898" table:style-name="ce1">
            <text:p>26.7983924</text:p>
          </table:table-cell>
          <table:table-cell office:value-type="float" office:value="25.6992124786902" table:style-name="ce1">
            <text:p>25.69921248</text:p>
          </table:table-cell>
          <table:table-cell office:value-type="float" office:value="24.7205138466724" table:style-name="ce1">
            <text:p>24.72051385</text:p>
          </table:table-cell>
          <table:table-cell office:value-type="float" office:value="23.7858046367658" table:style-name="ce1">
            <text:p>23.78580464</text:p>
          </table:table-cell>
          <table:table-cell office:value-type="float" office:value="22.904907189344001" table:style-name="ce1">
            <text:p>22.90490719</text:p>
          </table:table-cell>
          <table:table-cell office:value-type="float" office:value="22.091436268045001" table:style-name="ce1">
            <text:p>22.09143627</text:p>
          </table:table-cell>
          <table:table-cell office:value-type="float" office:value="21.344078961874501" table:style-name="ce1">
            <text:p>21.34407896</text:p>
          </table:table-cell>
          <table:table-cell office:value-type="float" office:value="20.653178131219999" table:style-name="ce1">
            <text:p>20.65317813</text:p>
          </table:table-cell>
          <table:table-cell office:value-type="float" office:value="20.0080731439934" table:style-name="ce1">
            <text:p>20.00807314</text:p>
          </table:table-cell>
          <table:table-cell office:value-type="float" office:value="19.3963850530162" table:style-name="ce1">
            <text:p>19.39638505</text:p>
          </table:table-cell>
          <table:table-cell office:value-type="float" office:value="18.809882090520802" table:style-name="ce1">
            <text:p>18.80988209</text:p>
          </table:table-cell>
          <table:table-cell office:value-type="float" office:value="18.275912721011199" table:style-name="ce1">
            <text:p>18.27591272</text:p>
          </table:table-cell>
          <table:table-cell office:value-type="float" office:value="17.7574740001197" table:style-name="ce1">
            <text:p>17.757474</text:p>
          </table:table-cell>
          <table:table-cell office:value-type="float" office:value="17.2654748001417" table:style-name="ce1">
            <text:p>17.2654748</text:p>
          </table:table-cell>
          <table:table-cell office:value-type="float" office:value="16.823729685142698" table:style-name="ce1">
            <text:p>16.82372969</text:p>
          </table:table-cell>
          <table:table-cell office:value-type="float" office:value="16.387718301869999" table:style-name="ce1">
            <text:p>16.3877183</text:p>
          </table:table-cell>
          <table:table-cell office:value-type="float" office:value="15.9708680246376" table:style-name="ce1">
            <text:p>15.97086802</text:p>
          </table:table-cell>
          <table:table-cell office:value-type="float" office:value="15.574860261266799" table:style-name="ce1">
            <text:p>15.57486026</text:p>
          </table:table-cell>
          <table:table-cell office:value-type="float" office:value="15.205182557067699" table:style-name="ce1">
            <text:p>15.20518256</text:p>
          </table:table-cell>
          <table:table-cell office:value-type="float" office:value="14.8492329038228" table:style-name="ce1">
            <text:p>14.8492329</text:p>
          </table:table-cell>
          <table:table-cell office:value-type="float" office:value="14.506872171012301" table:style-name="ce1">
            <text:p>14.50687217</text:p>
          </table:table-cell>
          <table:table-cell office:value-type="float" office:value="14.1781202419136" table:style-name="ce1">
            <text:p>14.17812024</text:p>
          </table:table-cell>
          <table:table-cell office:value-type="float" office:value="13.8723414451844" table:style-name="ce1">
            <text:p>13.87234145</text:p>
          </table:table-cell>
          <table:table-cell office:value-type="float" office:value="13.580204766652599" table:style-name="ce1">
            <text:p>13.58020477</text:p>
          </table:table-cell>
          <table:table-cell office:value-type="float" office:value="13.3004994361435" table:style-name="ce1">
            <text:p>13.30049944</text:p>
          </table:table-cell>
          <table:table-cell office:value-type="float" office:value="13.037049938040401" table:style-name="ce1">
            <text:p>13.03704994</text:p>
          </table:table-cell>
          <table:table-cell office:value-type="float" office:value="12.7843534806762" table:style-name="ce1">
            <text:p>12.78435348</text:p>
          </table:table-cell>
          <table:table-cell office:value-type="float" office:value="12.537347495717199" table:style-name="ce1">
            <text:p>12.5373475</text:p>
          </table:table-cell>
          <table:table-cell office:value-type="float" office:value="12.2940214937025" table:style-name="ce1">
            <text:p>12.29402149</text:p>
          </table:table-cell>
          <table:table-cell office:value-type="float" office:value="12.065945200222099" table:style-name="ce1">
            <text:p>12.0659452</text:p>
          </table:table-cell>
          <table:table-cell office:value-type="float" office:value="11.850642904504699" table:style-name="ce1">
            <text:p>11.8506429</text:p>
          </table:table-cell>
          <table:table-cell office:value-type="float" office:value="11.6312156943542" table:style-name="ce1">
            <text:p>11.63121569</text:p>
          </table:table-cell>
          <table:table-cell office:value-type="float" office:value="11.419739045365899" table:style-name="ce1">
            <text:p>11.41973905</text:p>
          </table:table-cell>
          <table:table-cell office:value-type="float" office:value="11.215815133841501" table:style-name="ce1">
            <text:p>11.21581513</text:p>
          </table:table-cell>
          <table:table-cell office:value-type="float" office:value="11.0190464472829" table:style-name="ce1">
            <text:p>11.01904645</text:p>
          </table:table-cell>
          <table:table-cell office:value-type="float" office:value="10.8502998995409" table:style-name="ce1">
            <text:p>10.8502999</text:p>
          </table:table-cell>
          <table:table-cell office:value-type="float" office:value="10.6664231818601" table:style-name="ce1">
            <text:p>10.66642318</text:p>
          </table:table-cell>
          <table:table-cell office:value-type="float" office:value="10.4886756881021" table:style-name="ce1">
            <text:p>10.48867569</text:p>
          </table:table-cell>
          <table:table-cell office:value-type="float" office:value="10.316755981024601" table:style-name="ce1">
            <text:p>10.31675598</text:p>
          </table:table-cell>
          <table:table-cell office:value-type="float" office:value="10.1503820709497" table:style-name="ce1">
            <text:p>10.15038207</text:p>
          </table:table-cell>
          <table:table-cell office:value-type="float" office:value="9.9892898723056494" table:style-name="ce1">
            <text:p>9.989289872</text:p>
          </table:table-cell>
          <table:table-cell office:value-type="float" office:value="9.8475963671942495" table:style-name="ce1">
            <text:p>9.847596367</text:p>
          </table:table-cell>
          <table:table-cell office:value-type="float" office:value="9.7102626622401296" table:style-name="ce1">
            <text:p>9.710262662</text:p>
          </table:table-cell>
          <table:table-cell office:value-type="float" office:value="9.5631374703880105" table:style-name="ce1">
            <text:p>9.56313747</text:p>
          </table:table-cell>
          <table:table-cell office:value-type="float" office:value="9.4204040753075908" table:style-name="ce1">
            <text:p>9.420404075</text:p>
          </table:table-cell>
          <table:table-cell office:value-type="float" office:value="9.2999826429978292" table:style-name="ce1">
            <text:p>9.299982643</text:p>
          </table:table-cell>
          <table:table-cell office:value-type="float" office:value="9.1652230910178201" table:style-name="ce1">
            <text:p>9.165223091</text:p>
          </table:table-cell>
          <table:table-cell office:value-type="float" office:value="9.0343138119515292" table:style-name="ce1">
            <text:p>9.034313812</text:p>
          </table:table-cell>
          <table:table-cell office:value-type="float" office:value="8.90706995544517" table:style-name="ce1">
            <text:p>8.907069955</text:p>
          </table:table-cell>
          <table:table-cell office:value-type="float" office:value="8.79245681060838" table:style-name="ce1">
            <text:p>8.792456811</text:p>
          </table:table-cell>
          <table:table-cell office:value-type="float" office:value="8.6738006555289004" table:style-name="ce1">
            <text:p>8.673800656</text:p>
          </table:table-cell>
          <table:table-cell office:value-type="float" office:value="8.5572020358719403" table:style-name="ce1">
            <text:p>8.557202036</text:p>
          </table:table-cell>
          <table:table-cell office:value-type="float" office:value="8.4448467752577301" table:style-name="ce1">
            <text:p>8.444846775</text:p>
          </table:table-cell>
          <table:table-cell office:value-type="float" office:value="8.3337510750092996" table:style-name="ce1">
            <text:p>8.333751075</text:p>
          </table:table-cell>
          <table:table-cell office:value-type="float" office:value="8.2255409773647301" table:style-name="ce1">
            <text:p>8.225540977</text:p>
          </table:table-cell>
          <table:table-cell office:value-type="float" office:value="8.1201054976084901" table:style-name="ce1">
            <text:p>8.120105498</text:p>
          </table:table-cell>
          <table:table-cell office:value-type="float" office:value="8.0228137094453693" table:style-name="ce1">
            <text:p>8.022813709</text:p>
          </table:table-cell>
          <table:table-cell office:value-type="float" office:value="7.9257580901389204" table:style-name="ce1">
            <text:p>7.92575809</text:p>
          </table:table-cell>
          <table:table-cell office:value-type="float" office:value="7.8284709878027998" table:style-name="ce1">
            <text:p>7.828470988</text:p>
          </table:table-cell>
          <table:table-cell office:value-type="float" office:value="7.7345939939247996" table:style-name="ce1">
            <text:p>7.734593994</text:p>
          </table:table-cell>
          <table:table-cell office:value-type="float" office:value="7.6419543409969499" table:style-name="ce1">
            <text:p>7.641954341</text:p>
          </table:table-cell>
          <table:table-cell office:value-type="float" office:value="7.5525329499113498" table:style-name="ce1">
            <text:p>7.55253295</text:p>
          </table:table-cell>
          <table:table-cell office:value-type="float" office:value="7.4652155915571701" table:style-name="ce1">
            <text:p>7.465215592</text:p>
          </table:table-cell>
          <table:table-cell office:value-type="float" office:value="7.3814149935731299" table:style-name="ce1">
            <text:p>7.381414994</text:p>
          </table:table-cell>
          <table:table-cell office:value-type="float" office:value="7.29954084611746" table:style-name="ce1">
            <text:p>7.299540846</text:p>
          </table:table-cell>
          <table:table-cell office:value-type="float" office:value="7.2171085956037704" table:style-name="ce1">
            <text:p>7.217108596</text:p>
          </table:table-cell>
          <table:table-cell office:value-type="float" office:value="7.1374844258757104" table:style-name="ce1">
            <text:p>7.137484426</text:p>
          </table:table-cell>
          <table:table-cell office:value-type="float" office:value="7.0630018681740099" table:style-name="ce1">
            <text:p>7.063001868</text:p>
          </table:table-cell>
          <table:table-cell office:value-type="float" office:value="6.9901562897624503" table:style-name="ce1">
            <text:p>6.99015629</text:p>
          </table:table-cell>
          <table:table-cell office:value-type="float" office:value="6.9188943108815701" table:style-name="ce1">
            <text:p>6.918894311</text:p>
          </table:table-cell>
          <table:table-cell office:value-type="float" office:value="6.84916484767556" table:style-name="ce1">
            <text:p>6.849164848</text:p>
          </table:table-cell>
          <table:table-cell office:value-type="float" office:value="6.7809189900696696" table:style-name="ce1">
            <text:p>6.78091899</text:p>
          </table:table-cell>
          <table:table-cell office:value-type="float" office:value="6.7164348273025896" table:style-name="ce1">
            <text:p>6.716434827</text:p>
          </table:table-cell>
          <table:table-cell office:value-type="float" office:value="6.6464883557304502" table:style-name="ce1">
            <text:p>6.646488356</text:p>
          </table:table-cell>
          <table:table-cell office:value-type="float" office:value="6.5779840794484601" table:style-name="ce1">
            <text:p>6.577984079</text:p>
          </table:table-cell>
          <table:table-cell office:value-type="float" office:value="6.5108778496211999" table:style-name="ce1">
            <text:p>6.51087785</text:p>
          </table:table-cell>
          <table:table-cell office:value-type="float" office:value="6.44511140669574" table:style-name="ce1">
            <text:p>6.445111407</text:p>
          </table:table-cell>
          <table:table-cell office:value-type="float" office:value="6.3806602926287797" table:style-name="ce1">
            <text:p>6.380660293</text:p>
          </table:table-cell>
          <table:table-cell office:value-type="float" office:value="6.31875000649356" table:style-name="ce1">
            <text:p>6.318750006</text:p>
          </table:table-cell>
          <table:table-cell office:value-type="float" office:value="6.2572475829094403" table:style-name="ce1">
            <text:p>6.257247583</text:p>
          </table:table-cell>
          <table:table-cell office:value-type="float" office:value="6.1990059963271102" table:style-name="ce1">
            <text:p>6.199005996</text:p>
          </table:table-cell>
          <table:table-cell office:value-type="float" office:value="6.1406555299182601" table:style-name="ce1">
            <text:p>6.14065553</text:p>
          </table:table-cell>
          <table:table-cell office:value-type="float" office:value="6.0834165009648098" table:style-name="ce1">
            <text:p>6.083416501</text:p>
          </table:table-cell>
          <table:table-cell office:value-type="float" office:value="6.0284342426612003" table:style-name="ce1">
            <text:p>6.028434243</text:p>
          </table:table-cell>
          <table:table-cell office:value-type="float" office:value="5.9744796901202797" table:style-name="ce1">
            <text:p>5.97447969</text:p>
          </table:table-cell>
          <table:table-cell office:value-type="float" office:value="5.9195817559609498" table:style-name="ce1">
            <text:p>5.919581756</text:p>
          </table:table-cell>
          <table:table-cell office:value-type="float" office:value="5.8664714415925596" table:style-name="ce1">
            <text:p>5.866471442</text:p>
          </table:table-cell>
          <table:table-cell office:value-type="float" office:value="5.8143267693035998" table:style-name="ce1">
            <text:p>5.814326769</text:p>
          </table:table-cell>
          <table:table-cell office:value-type="float" office:value="5.7631216406594801" table:style-name="ce1">
            <text:p>5.763121641</text:p>
          </table:table-cell>
          <table:table-cell office:value-type="float" office:value="5.7120382982488396" table:style-name="ce1">
            <text:p>5.712038298</text:p>
          </table:table-cell>
          <table:table-cell office:value-type="float" office:value="5.6637485533155099" table:style-name="ce1">
            <text:p>5.663748553</text:p>
          </table:table-cell>
          <table:table-cell office:value-type="float" office:value="5.6144331036431598" table:style-name="ce1">
            <text:p>5.614433104</text:p>
          </table:table-cell>
          <table:table-cell office:value-type="float" office:value="5.5667225670286298" table:style-name="ce1">
            <text:p>5.566722567</text:p>
          </table:table-cell>
          <table:table-cell office:value-type="float" office:value="5.5190938146462196" table:style-name="ce1">
            <text:p>5.519093815</text:p>
          </table:table-cell>
          <table:table-cell office:value-type="float" office:value="5.4741040993140402" table:style-name="ce1">
            <text:p>5.474104099</text:p>
          </table:table-cell>
          <table:table-cell office:value-type="float" office:value="5.4298769215298703" table:style-name="ce1">
            <text:p>5.429876922</text:p>
          </table:table-cell>
          <table:table-cell office:value-type="float" office:value="5.3845988574049901" table:style-name="ce1">
            <text:p>5.384598857</text:p>
          </table:table-cell>
          <table:table-cell office:value-type="float" office:value="5.3407915452013803" table:style-name="ce1">
            <text:p>5.340791545</text:p>
          </table:table-cell>
          <table:table-cell office:value-type="float" office:value="5.2969981216101996" table:style-name="ce1">
            <text:p>5.296998122</text:p>
          </table:table-cell>
          <table:table-cell office:value-type="float" office:value="5.2570069434748801" table:style-name="ce1">
            <text:p>5.257006943</text:p>
          </table:table-cell>
          <table:table-cell office:value-type="float" office:value="5.2176660283986704" table:style-name="ce1">
            <text:p>5.217666028</text:p>
          </table:table-cell>
          <table:table-cell office:value-type="float" office:value="5.1766180877903896" table:style-name="ce1">
            <text:p>5.176618088</text:p>
          </table:table-cell>
          <table:table-cell office:value-type="float" office:value="5.1362269142318402" table:style-name="ce1">
            <text:p>5.136226914</text:p>
          </table:table-cell>
          <table:table-cell office:value-type="float" office:value="5.09647687041232" table:style-name="ce1">
            <text:p>5.09647687</text:p>
          </table:table-cell>
          <table:table-cell office:value-type="float" office:value="5.0573528115348303" table:style-name="ce1">
            <text:p>5.057352812</text:p>
          </table:table-cell>
          <table:table-cell office:value-type="float" office:value="5.0198367514508302" table:style-name="ce1">
            <text:p>5.019836751</text:p>
          </table:table-cell>
          <table:table-cell office:value-type="float" office:value="4.9841641749985097" table:style-name="ce1">
            <text:p>4.984164175</text:p>
          </table:table-cell>
          <table:table-cell office:value-type="float" office:value="4.9505710201311102" table:style-name="ce1">
            <text:p>4.95057102</text:p>
          </table:table-cell>
          <table:table-cell office:value-type="float" office:value="4.9192706604168199" table:style-name="ce1">
            <text:p>4.91927066</text:p>
          </table:table-cell>
          <table:table-cell office:value-type="float" office:value="4.8866781102791004" table:style-name="ce1">
            <text:p>4.88667811</text:p>
          </table:table-cell>
          <table:table-cell office:value-type="float" office:value="4.8518556968242397" table:style-name="ce1">
            <text:p>4.851855697</text:p>
          </table:table-cell>
          <table:table-cell office:value-type="float" office:value="4.8156595614477702" table:style-name="ce1">
            <text:p>4.815659561</text:p>
          </table:table-cell>
          <table:table-cell office:value-type="float" office:value="4.7799996651139098" table:style-name="ce1">
            <text:p>4.779999665</text:p>
          </table:table-cell>
          <table:table-cell office:value-type="float" office:value="4.7451871881712604" table:style-name="ce1">
            <text:p>4.745187188</text:p>
          </table:table-cell>
          <table:table-cell office:value-type="float" office:value="4.71088292257084" table:style-name="ce1">
            <text:p>4.710882923</text:p>
          </table:table-cell>
          <table:table-cell office:value-type="float" office:value="4.6767460897985904" table:style-name="ce1">
            <text:p>4.67674609</text:p>
          </table:table-cell>
          <table:table-cell office:value-type="float" office:value="4.6431117550257701" table:style-name="ce1">
            <text:p>4.643111755</text:p>
          </table:table-cell>
          <table:table-cell office:value-type="float" office:value="4.6099466710612997" table:style-name="ce1">
            <text:p>4.609946671</text:p>
          </table:table-cell>
          <table:table-cell office:value-type="float" office:value="4.5772520138197299" table:style-name="ce1">
            <text:p>4.577252014</text:p>
          </table:table-cell>
          <table:table-cell office:value-type="float" office:value="4.5450178447083296" table:style-name="ce1">
            <text:p>4.545017845</text:p>
          </table:table-cell>
          <table:table-cell office:value-type="float" office:value="4.51615810026352" table:style-name="ce1">
            <text:p>4.5161581</text:p>
          </table:table-cell>
          <table:table-cell office:value-type="float" office:value="4.4876991856026702" table:style-name="ce1">
            <text:p>4.487699186</text:p>
          </table:table-cell>
          <table:table-cell office:value-type="float" office:value="4.4626131491334098" table:style-name="ce1">
            <text:p>4.462613149</text:p>
          </table:table-cell>
          <table:table-cell office:value-type="float" office:value="4.43968711464007" table:style-name="ce1">
            <text:p>4.439687115</text:p>
          </table:table-cell>
          <table:table-cell office:value-type="float" office:value="4.4094958659444004" table:style-name="ce1">
            <text:p>4.409495866</text:p>
          </table:table-cell>
          <table:table-cell office:value-type="float" office:value="4.3797126070959802" table:style-name="ce1">
            <text:p>4.379712607</text:p>
          </table:table-cell>
          <table:table-cell office:value-type="float" office:value="4.3503291235341104" table:style-name="ce1">
            <text:p>4.350329124</text:p>
          </table:table-cell>
          <table:table-cell office:value-type="float" office:value="4.3213374197530596" table:style-name="ce1">
            <text:p>4.32133742</text:p>
          </table:table-cell>
          <table:table-cell office:value-type="float" office:value="4.2927297120485903" table:style-name="ce1">
            <text:p>4.292729712</text:p>
          </table:table-cell>
          <table:table-cell office:value-type="float" office:value="4.2644984215507504" table:style-name="ce1">
            <text:p>4.264498422</text:p>
          </table:table-cell>
          <table:table-cell office:value-type="float" office:value="4.2366361675300102" table:style-name="ce1">
            <text:p>4.236636168</text:p>
          </table:table-cell>
          <table:table-cell office:value-type="float" office:value="4.20913576096408" table:style-name="ce1">
            <text:p>4.209135761</text:p>
          </table:table-cell>
          <table:table-cell office:value-type="float" office:value="4.1859610401981104" table:style-name="ce1">
            <text:p>4.18596104</text:p>
          </table:table-cell>
          <table:table-cell office:value-type="float" office:value="4.1591279566070902" table:style-name="ce1">
            <text:p>4.159127957</text:p>
          </table:table-cell>
          <table:table-cell office:value-type="float" office:value="4.1326366957369798" table:style-name="ce1">
            <text:p>4.132636696</text:p>
          </table:table-cell>
          <table:table-cell office:value-type="float" office:value="4.1064807672829504" table:style-name="ce1">
            <text:p>4.106480767</text:p>
          </table:table-cell>
          <table:table-cell office:value-type="float" office:value="4.08065384421828" table:style-name="ce1">
            <text:p>4.080653844</text:p>
          </table:table-cell>
          <table:table-cell office:value-type="float" office:value="4.0551497576919102" table:style-name="ce1">
            <text:p>4.055149758</text:p>
          </table:table-cell>
          <table:table-cell office:value-type="float" office:value="4.0299624921161898" table:style-name="ce1">
            <text:p>4.029962492</text:p>
          </table:table-cell>
          <table:table-cell office:value-type="float" office:value="4.0050861804364599" table:style-name="ce1">
            <text:p>4.00508618</text:p>
          </table:table-cell>
          <table:table-cell office:value-type="float" office:value="3.9805150995748799" table:style-name="ce1">
            <text:p>3.9805151</text:p>
          </table:table-cell>
          <table:table-cell office:value-type="float" office:value="3.95879290012078" table:style-name="ce1">
            <text:p>3.9587929</text:p>
          </table:table-cell>
          <table:table-cell office:value-type="float" office:value="3.9348002158776199" table:style-name="ce1">
            <text:p>3.934800216</text:p>
          </table:table-cell>
          <table:table-cell office:value-type="float" office:value="3.9110966001193201" table:style-name="ce1">
            <text:p>3.9110966</text:p>
          </table:table-cell>
          <table:table-cell office:value-type="float" office:value="3.8876768599988498" table:style-name="ce1">
            <text:p>3.88767686</text:p>
          </table:table-cell>
          <table:table-cell office:value-type="float" office:value="3.8645359263083798" table:style-name="ce1">
            <text:p>3.864535926</text:p>
          </table:table-cell>
          <table:table-cell office:value-type="float" office:value="3.84414266277461" table:style-name="ce1">
            <text:p>3.844142663</text:p>
          </table:table-cell>
          <table:table-cell office:value-type="float" office:value="3.8217758664681001" table:style-name="ce1">
            <text:p>3.821775866</text:p>
          </table:table-cell>
          <table:table-cell office:value-type="float" office:value="3.7996706701184002" table:style-name="ce1">
            <text:p>3.79967067</text:p>
          </table:table-cell>
          <table:table-cell office:value-type="float" office:value="3.7778225109355499" table:style-name="ce1">
            <text:p>3.777822511</text:p>
          </table:table-cell>
          <table:table-cell office:value-type="float" office:value="3.7562269316276402" table:style-name="ce1">
            <text:p>3.756226932</text:p>
          </table:table-cell>
          <table:table-cell office:value-type="float" office:value="3.7348795773692598" table:style-name="ce1">
            <text:p>3.734879577</text:p>
          </table:table-cell>
          <table:table-cell office:value-type="float" office:value="3.7137761928738202" table:style-name="ce1">
            <text:p>3.713776193</text:p>
          </table:table-cell>
          <table:table-cell office:value-type="float" office:value="3.6929126195658402" table:style-name="ce1">
            <text:p>3.69291262</text:p>
          </table:table-cell>
          <table:table-cell office:value-type="float" office:value="3.67228479284891" table:style-name="ce1">
            <text:p>3.672284793</text:p>
          </table:table-cell>
          <table:table-cell office:value-type="float" office:value="3.6518887394658699" table:style-name="ce1">
            <text:p>3.651888739</text:p>
          </table:table-cell>
          <table:table-cell office:value-type="float" office:value="3.6317205749474502" table:style-name="ce1">
            <text:p>3.631720575</text:p>
          </table:table-cell>
          <table:table-cell office:value-type="float" office:value="3.6117765011459002" table:style-name="ce1">
            <text:p>3.611776501</text:p>
          </table:table-cell>
          <table:table-cell office:value-type="float" office:value="3.5920528038504398" table:style-name="ce1">
            <text:p>3.592052804</text:p>
          </table:table-cell>
          <table:table-cell office:value-type="float" office:value="3.5725458504813101" table:style-name="ce1">
            <text:p>3.57254585</text:p>
          </table:table-cell>
          <table:table-cell office:value-type="float" office:value="3.5532520878593798" table:style-name="ce1">
            <text:p>3.553252088</text:p>
          </table:table-cell>
          <table:table-cell office:value-type="float" office:value="3.5341680400485602" table:style-name="ce1">
            <text:p>3.53416804</text:p>
          </table:table-cell>
          <table:table-cell office:value-type="float" office:value="3.5152903062681302" table:style-name="ce1">
            <text:p>3.515290306</text:p>
          </table:table-cell>
          <table:table-cell office:value-type="float" office:value="3.4966155588724299" table:style-name="ce1">
            <text:p>3.496615559</text:p>
          </table:table-cell>
          <table:table-cell office:value-type="float" office:value="3.4781405413953999" table:style-name="ce1">
            <text:p>3.478140541</text:p>
          </table:table-cell>
          <table:table-cell office:value-type="float" office:value="3.45986206665749" table:style-name="ce1">
            <text:p>3.459862067</text:p>
          </table:table-cell>
          <table:table-cell office:value-type="float" office:value="3.4422466985260098" table:style-name="ce1">
            <text:p>3.442246699</text:p>
          </table:table-cell>
          <table:table-cell office:value-type="float" office:value="3.4248167553222202" table:style-name="ce1">
            <text:p>3.424816755</text:p>
          </table:table-cell>
          <table:table-cell office:value-type="float" office:value="3.4071045591722" table:style-name="ce1">
            <text:p>3.407104559</text:p>
          </table:table-cell>
          <table:table-cell office:value-type="float" office:value="3.3900392098525902" table:style-name="ce1">
            <text:p>3.39003921</text:p>
          </table:table-cell>
          <table:table-cell office:value-type="float" office:value="3.37269075431277" table:style-name="ce1">
            <text:p>3.372690754</text:p>
          </table:table-cell>
          <table:table-cell office:value-type="float" office:value="3.3559787271761401" table:style-name="ce1">
            <text:p>3.355978727</text:p>
          </table:table-cell>
          <table:table-cell office:value-type="float" office:value="3.3394235613597099" table:style-name="ce1">
            <text:p>3.339423561</text:p>
          </table:table-cell>
          <table:table-cell office:value-type="float" office:value="3.3230373258067099" table:style-name="ce1">
            <text:p>3.323037326</text:p>
          </table:table-cell>
          <table:table-cell office:value-type="float" office:value="3.3068174479750598" table:style-name="ce1">
            <text:p>3.306817448</text:p>
          </table:table-cell>
          <table:table-cell office:value-type="float" office:value="3.2907614072932199" table:style-name="ce1">
            <text:p>3.290761407</text:p>
          </table:table-cell>
          <table:table-cell office:value-type="float" office:value="3.27488098559731" table:style-name="ce1">
            <text:p>3.274880986</text:p>
          </table:table-cell>
          <table:table-cell office:value-type="float" office:value="3.2591451876341799" table:style-name="ce1">
            <text:p>3.259145188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32.704140211020203" table:style-name="ce1">
            <text:p>32.70414021</text:p>
          </table:table-cell>
          <table:table-cell office:value-type="string" table:style-name="ce1">
            <text:p><text:s/>global min</text:p>
          </table:table-cell>
          <table:table-cell office:value-type="float" office:value="-28.587942952358201" table:style-name="ce1">
            <text:p>-28.58794295</text:p>
          </table:table-cell>
          <table:table-cell office:value-type="string" table:style-name="ce1">
            <text:p><text:s/>range</text:p>
          </table:table-cell>
          <table:table-cell office:value-type="float" office:value="61.2920831633784" table:style-name="ce1">
            <text:p>61.29208316</text:p>
          </table:table-cell>
          <table:table-cell office:value-type="string" table:style-name="ce1">
            <text:p><text:s/>regret</text:p>
          </table:table-cell>
          <table:table-cell office:value-type="float" office:value="55.696045069820798" table:style-name="ce1">
            <text:p>55.69604507</text:p>
          </table:table-cell>
          <table:table-cell office:value-type="float" office:value="36.137534986673899" table:style-name="ce1">
            <text:p>36.13753499</text:p>
          </table:table-cell>
          <table:table-cell office:value-type="float" office:value="30.343008676172499" table:style-name="ce1">
            <text:p>30.34300868</text:p>
          </table:table-cell>
          <table:table-cell office:value-type="float" office:value="29.956923188657498" table:style-name="ce1">
            <text:p>29.95692319</text:p>
          </table:table-cell>
          <table:table-cell office:value-type="float" office:value="29.111785295745999" table:style-name="ce1">
            <text:p>29.1117853</text:p>
          </table:table-cell>
          <table:table-cell office:value-type="float" office:value="28.696827428143401" table:style-name="ce1">
            <text:p>28.69682743</text:p>
          </table:table-cell>
          <table:table-cell office:value-type="float" office:value="28.599327185233498" table:style-name="ce1">
            <text:p>28.59932719</text:p>
          </table:table-cell>
          <table:table-cell office:value-type="float" office:value="30.116062855834699" table:style-name="ce1">
            <text:p>30.11606286</text:p>
          </table:table-cell>
          <table:table-cell office:value-type="float" office:value="29.1750690559094" table:style-name="ce1">
            <text:p>29.17506906</text:p>
          </table:table-cell>
          <table:table-cell office:value-type="float" office:value="31.077112164232901" table:style-name="ce1">
            <text:p>31.07711216</text:p>
          </table:table-cell>
          <table:table-cell office:value-type="float" office:value="29.022154744537101" table:style-name="ce1">
            <text:p>29.02215474</text:p>
          </table:table-cell>
          <table:table-cell office:value-type="float" office:value="28.407611500601298" table:style-name="ce1">
            <text:p>28.4076115</text:p>
          </table:table-cell>
          <table:table-cell office:value-type="float" office:value="27.076383532584899" table:style-name="ce1">
            <text:p>27.07638353</text:p>
          </table:table-cell>
          <table:table-cell office:value-type="float" office:value="27.238243093562499" table:style-name="ce1">
            <text:p>27.23824309</text:p>
          </table:table-cell>
          <table:table-cell office:value-type="float" office:value="29.508499098216902" table:style-name="ce1">
            <text:p>29.5084991</text:p>
          </table:table-cell>
          <table:table-cell office:value-type="float" office:value="27.7044431954365" table:style-name="ce1">
            <text:p>27.7044432</text:p>
          </table:table-cell>
          <table:table-cell office:value-type="float" office:value="26.348513773786099" table:style-name="ce1">
            <text:p>26.34851377</text:p>
          </table:table-cell>
          <table:table-cell office:value-type="float" office:value="25.141944185423998" table:style-name="ce1">
            <text:p>25.14194419</text:p>
          </table:table-cell>
          <table:table-cell office:value-type="float" office:value="23.818683965138501" table:style-name="ce1">
            <text:p>23.81868397</text:p>
          </table:table-cell>
          <table:table-cell office:value-type="float" office:value="22.631353008434601" table:style-name="ce1">
            <text:p>22.63135301</text:p>
          </table:table-cell>
          <table:table-cell office:value-type="float" office:value="21.5770403127189" table:style-name="ce1">
            <text:p>21.57704031</text:p>
          </table:table-cell>
          <table:table-cell office:value-type="float" office:value="20.609056728093599" table:style-name="ce1">
            <text:p>20.60905673</text:p>
          </table:table-cell>
          <table:table-cell office:value-type="float" office:value="19.792018912705199" table:style-name="ce1">
            <text:p>19.79201891</text:p>
          </table:table-cell>
          <table:table-cell office:value-type="float" office:value="18.968661343241202" table:style-name="ce1">
            <text:p>18.96866134</text:p>
          </table:table-cell>
          <table:table-cell office:value-type="float" office:value="18.265533219202599" table:style-name="ce1">
            <text:p>18.26553322</text:p>
          </table:table-cell>
          <table:table-cell office:value-type="float" office:value="17.6086837811051" table:style-name="ce1">
            <text:p>17.60868378</text:p>
          </table:table-cell>
          <table:table-cell office:value-type="float" office:value="16.959751660109699" table:style-name="ce1">
            <text:p>16.95975166</text:p>
          </table:table-cell>
          <table:table-cell office:value-type="float" office:value="16.3601479628182" table:style-name="ce1">
            <text:p>16.36014796</text:p>
          </table:table-cell>
          <table:table-cell office:value-type="float" office:value="15.7970889725683" table:style-name="ce1">
            <text:p>15.79708897</text:p>
          </table:table-cell>
          <table:table-cell office:value-type="float" office:value="15.297585719408101" table:style-name="ce1">
            <text:p>15.29758572</text:p>
          </table:table-cell>
          <table:table-cell office:value-type="float" office:value="14.8176284957666" table:style-name="ce1">
            <text:p>14.8176285</text:p>
          </table:table-cell>
          <table:table-cell office:value-type="float" office:value="14.379952335829" table:style-name="ce1">
            <text:p>14.37995234</text:p>
          </table:table-cell>
          <table:table-cell office:value-type="float" office:value="14.3161659015664" table:style-name="ce1">
            <text:p>14.3161659</text:p>
          </table:table-cell>
          <table:table-cell office:value-type="float" office:value="13.917828988633101" table:style-name="ce1">
            <text:p>13.91782899</text:p>
          </table:table-cell>
          <table:table-cell office:value-type="float" office:value="13.5433764854654" table:style-name="ce1">
            <text:p>13.54337649</text:p>
          </table:table-cell>
          <table:table-cell office:value-type="float" office:value="13.183363411159901" table:style-name="ce1">
            <text:p>13.18336341</text:p>
          </table:table-cell>
          <table:table-cell office:value-type="float" office:value="12.8383782321156" table:style-name="ce1">
            <text:p>12.83837823</text:p>
          </table:table-cell>
          <table:table-cell office:value-type="float" office:value="12.515865799967001" table:style-name="ce1">
            <text:p>12.5158658</text:p>
          </table:table-cell>
          <table:table-cell office:value-type="float" office:value="12.195549291100599" table:style-name="ce1">
            <text:p>12.19554929</text:p>
          </table:table-cell>
          <table:table-cell office:value-type="float" office:value="11.909978330368901" table:style-name="ce1">
            <text:p>11.90997833</text:p>
          </table:table-cell>
          <table:table-cell office:value-type="float" office:value="11.623015364102599" table:style-name="ce1">
            <text:p>11.62301536</text:p>
          </table:table-cell>
          <table:table-cell office:value-type="float" office:value="11.349717300991699" table:style-name="ce1">
            <text:p>11.3497173</text:p>
          </table:table-cell>
          <table:table-cell office:value-type="float" office:value="11.103740407057799" table:style-name="ce1">
            <text:p>11.10374041</text:p>
          </table:table-cell>
          <table:table-cell office:value-type="float" office:value="10.8594614571435" table:style-name="ce1">
            <text:p>10.85946146</text:p>
          </table:table-cell>
          <table:table-cell office:value-type="float" office:value="10.730641336324" table:style-name="ce1">
            <text:p>10.73064134</text:p>
          </table:table-cell>
          <table:table-cell office:value-type="float" office:value="10.514164586878501" table:style-name="ce1">
            <text:p>10.51416459</text:p>
          </table:table-cell>
          <table:table-cell office:value-type="float" office:value="10.2919922516484" table:style-name="ce1">
            <text:p>10.29199225</text:p>
          </table:table-cell>
          <table:table-cell office:value-type="float" office:value="10.079077097052799" table:style-name="ce1">
            <text:p>10.0790771</text:p>
          </table:table-cell>
          <table:table-cell office:value-type="float" office:value="9.8891512555176693" table:style-name="ce1">
            <text:p>9.889151256</text:p>
          </table:table-cell>
          <table:table-cell office:value-type="float" office:value="9.6942581646762704" table:style-name="ce1">
            <text:p>9.694258165</text:p>
          </table:table-cell>
          <table:table-cell office:value-type="float" office:value="9.52353697361435" table:style-name="ce1">
            <text:p>9.523536974</text:p>
          </table:table-cell>
          <table:table-cell office:value-type="float" office:value="9.3593819822086406" table:style-name="ce1">
            <text:p>9.359381982</text:p>
          </table:table-cell>
          <table:table-cell office:value-type="float" office:value="9.1855162224207003" table:style-name="ce1">
            <text:p>9.185516222</text:p>
          </table:table-cell>
          <table:table-cell office:value-type="float" office:value="9.0180899352174997" table:style-name="ce1">
            <text:p>9.018089935</text:p>
          </table:table-cell>
          <table:table-cell office:value-type="float" office:value="8.8567518766398603" table:style-name="ce1">
            <text:p>8.856751877</text:p>
          </table:table-cell>
          <table:table-cell office:value-type="float" office:value="8.7011758915828601" table:style-name="ce1">
            <text:p>8.701175892</text:p>
          </table:table-cell>
          <table:table-cell office:value-type="float" office:value="8.5497879782403494" table:style-name="ce1">
            <text:p>8.549787978</text:p>
          </table:table-cell>
          <table:table-cell office:value-type="float" office:value="8.4072295898390195" table:style-name="ce1">
            <text:p>8.40722959</text:p>
          </table:table-cell>
          <table:table-cell office:value-type="float" office:value="8.2659556108766594" table:style-name="ce1">
            <text:p>8.265955611</text:p>
          </table:table-cell>
          <table:table-cell office:value-type="float" office:value="8.1379047808698495" table:style-name="ce1">
            <text:p>8.137904781</text:p>
          </table:table-cell>
          <table:table-cell office:value-type="float" office:value="8.4362292888061692" table:style-name="ce1">
            <text:p>8.436229289</text:p>
          </table:table-cell>
          <table:table-cell office:value-type="float" office:value="8.30249166662297" table:style-name="ce1">
            <text:p>8.302491667</text:p>
          </table:table-cell>
          <table:table-cell office:value-type="float" office:value="8.1729996832392402" table:style-name="ce1">
            <text:p>8.172999683</text:p>
          </table:table-cell>
          <table:table-cell office:value-type="float" office:value="8.0490383187405996" table:style-name="ce1">
            <text:p>8.049038319</text:p>
          </table:table-cell>
          <table:table-cell office:value-type="float" office:value="7.9341747416902502" table:style-name="ce1">
            <text:p>7.934174742</text:p>
          </table:table-cell>
          <table:table-cell office:value-type="float" office:value="7.8227918790959698" table:style-name="ce1">
            <text:p>7.822791879</text:p>
          </table:table-cell>
          <table:table-cell office:value-type="float" office:value="7.70819045871316" table:style-name="ce1">
            <text:p>7.708190459</text:p>
          </table:table-cell>
          <table:table-cell office:value-type="float" office:value="7.5958944936006096" table:style-name="ce1">
            <text:p>7.595894494</text:p>
          </table:table-cell>
          <table:table-cell office:value-type="float" office:value="7.4882851260984102" table:style-name="ce1">
            <text:p>7.488285126</text:p>
          </table:table-cell>
          <table:table-cell office:value-type="float" office:value="7.3863877187374101" table:style-name="ce1">
            <text:p>7.386387719</text:p>
          </table:table-cell>
          <table:table-cell office:value-type="float" office:value="7.2892665733806199" table:style-name="ce1">
            <text:p>7.289266573</text:p>
          </table:table-cell>
          <table:table-cell office:value-type="float" office:value="7.1948432376170599" table:style-name="ce1">
            <text:p>7.194843238</text:p>
          </table:table-cell>
          <table:table-cell office:value-type="float" office:value="7.0962837412113497" table:style-name="ce1">
            <text:p>7.096283741</text:p>
          </table:table-cell>
          <table:table-cell office:value-type="float" office:value="7.0090853751643101" table:style-name="ce1">
            <text:p>7.009085375</text:p>
          </table:table-cell>
          <table:table-cell office:value-type="float" office:value="6.9234029809683602" table:style-name="ce1">
            <text:p>6.923402981</text:p>
          </table:table-cell>
          <table:table-cell office:value-type="float" office:value="6.8327192212920496" table:style-name="ce1">
            <text:p>6.832719221</text:p>
          </table:table-cell>
          <table:table-cell office:value-type="float" office:value="6.7451191861353799" table:style-name="ce1">
            <text:p>6.745119186</text:p>
          </table:table-cell>
          <table:table-cell office:value-type="float" office:value="6.6632005633750504" table:style-name="ce1">
            <text:p>6.663200563</text:p>
          </table:table-cell>
          <table:table-cell office:value-type="float" office:value="6.5824182961293296" table:style-name="ce1">
            <text:p>6.582418296</text:p>
          </table:table-cell>
          <table:table-cell office:value-type="float" office:value="6.5022736691270699" table:style-name="ce1">
            <text:p>6.502273669</text:p>
          </table:table-cell>
          <table:table-cell office:value-type="float" office:value="6.4219986855576003" table:style-name="ce1">
            <text:p>6.421998686</text:p>
          </table:table-cell>
          <table:table-cell office:value-type="float" office:value="6.3531049316097503" table:style-name="ce1">
            <text:p>6.353104932</text:p>
          </table:table-cell>
          <table:table-cell office:value-type="float" office:value="6.2843157716353" table:style-name="ce1">
            <text:p>6.284315772</text:p>
          </table:table-cell>
          <table:table-cell office:value-type="float" office:value="6.2164418435261704" table:style-name="ce1">
            <text:p>6.216441844</text:p>
          </table:table-cell>
          <table:table-cell office:value-type="float" office:value="6.1461245554296999" table:style-name="ce1">
            <text:p>6.146124555</text:p>
          </table:table-cell>
          <table:table-cell office:value-type="float" office:value="6.0763381851740901" table:style-name="ce1">
            <text:p>6.076338185</text:p>
          </table:table-cell>
          <table:table-cell office:value-type="float" office:value="6.0121364404985798" table:style-name="ce1">
            <text:p>6.01213644</text:p>
          </table:table-cell>
          <table:table-cell office:value-type="float" office:value="5.9511303974671304" table:style-name="ce1">
            <text:p>5.951130397</text:p>
          </table:table-cell>
          <table:table-cell office:value-type="float" office:value="5.8914952767509803" table:style-name="ce1">
            <text:p>5.891495277</text:p>
          </table:table-cell>
          <table:table-cell office:value-type="float" office:value="5.8350563445400097" table:style-name="ce1">
            <text:p>5.835056345</text:p>
          </table:table-cell>
          <table:table-cell office:value-type="float" office:value="5.7709613583210002" table:style-name="ce1">
            <text:p>5.770961358</text:p>
          </table:table-cell>
          <table:table-cell office:value-type="float" office:value="5.7082597413676304" table:style-name="ce1">
            <text:p>5.708259741</text:p>
          </table:table-cell>
          <table:table-cell office:value-type="float" office:value="5.6469065462842201" table:style-name="ce1">
            <text:p>5.646906546</text:p>
          </table:table-cell>
          <table:table-cell office:value-type="float" office:value="5.5868587383302399" table:style-name="ce1">
            <text:p>5.586858738</text:p>
          </table:table-cell>
          <table:table-cell office:value-type="float" office:value="5.5280496989793901" table:style-name="ce1">
            <text:p>5.528049699</text:p>
          </table:table-cell>
          <table:table-cell office:value-type="float" office:value="5.4808195003782698" table:style-name="ce1">
            <text:p>5.4808195</text:p>
          </table:table-cell>
          <table:table-cell office:value-type="float" office:value="5.43655793675239" table:style-name="ce1">
            <text:p>5.436557937</text:p>
          </table:table-cell>
          <table:table-cell office:value-type="float" office:value="5.3810828557651202" table:style-name="ce1">
            <text:p>5.381082856</text:p>
          </table:table-cell>
          <table:table-cell office:value-type="float" office:value="5.3267284834846604" table:style-name="ce1">
            <text:p>5.326728483</text:p>
          </table:table-cell>
          <table:table-cell office:value-type="float" office:value="5.7536829107948497" table:style-name="ce1">
            <text:p>5.753682911</text:p>
          </table:table-cell>
          <table:table-cell office:value-type="float" office:value="5.6967157532622297" table:style-name="ce1">
            <text:p>5.696715753</text:p>
          </table:table-cell>
          <table:table-cell office:value-type="float" office:value="5.64109620621237" table:style-name="ce1">
            <text:p>5.641096206</text:p>
          </table:table-cell>
          <table:table-cell office:value-type="float" office:value="5.5959782880284799" table:style-name="ce1">
            <text:p>5.595978288</text:p>
          </table:table-cell>
          <table:table-cell office:value-type="float" office:value="5.5430123094342596" table:style-name="ce1">
            <text:p>5.543012309</text:p>
          </table:table-cell>
          <table:table-cell office:value-type="float" office:value="5.4902446931406903" table:style-name="ce1">
            <text:p>5.490244693</text:p>
          </table:table-cell>
          <table:table-cell office:value-type="float" office:value="5.4384726922489" table:style-name="ce1">
            <text:p>5.438472692</text:p>
          </table:table-cell>
          <table:table-cell office:value-type="float" office:value="5.4832469533757102" table:style-name="ce1">
            <text:p>5.483246953</text:p>
          </table:table-cell>
          <table:table-cell office:value-type="float" office:value="5.4416194577011003" table:style-name="ce1">
            <text:p>5.441619458</text:p>
          </table:table-cell>
          <table:table-cell office:value-type="float" office:value="5.3919121411550099" table:style-name="ce1">
            <text:p>5.391912141</text:p>
          </table:table-cell>
          <table:table-cell office:value-type="float" office:value="5.3431085940006602" table:style-name="ce1">
            <text:p>5.343108594</text:p>
          </table:table-cell>
          <table:table-cell office:value-type="float" office:value="5.30228771817871" table:style-name="ce1">
            <text:p>5.302287718</text:p>
          </table:table-cell>
          <table:table-cell office:value-type="float" office:value="5.2549674046111301" table:style-name="ce1">
            <text:p>5.254967405</text:p>
          </table:table-cell>
          <table:table-cell office:value-type="float" office:value="5.2084632682871401" table:style-name="ce1">
            <text:p>5.208463268</text:p>
          </table:table-cell>
          <table:table-cell office:value-type="float" office:value="5.5829243832671001" table:style-name="ce1">
            <text:p>5.582924383</text:p>
          </table:table-cell>
          <table:table-cell office:value-type="float" office:value="5.5343981938353002" table:style-name="ce1">
            <text:p>5.534398194</text:p>
          </table:table-cell>
          <table:table-cell office:value-type="float" office:value="5.4952006009618701" table:style-name="ce1">
            <text:p>5.495200601</text:p>
          </table:table-cell>
          <table:table-cell office:value-type="float" office:value="5.4482330744579297" table:style-name="ce1">
            <text:p>5.448233074</text:p>
          </table:table-cell>
          <table:table-cell office:value-type="float" office:value="5.4020616077252299" table:style-name="ce1">
            <text:p>5.402061608</text:p>
          </table:table-cell>
          <table:table-cell office:value-type="float" office:value="5.3566661320300604" table:style-name="ce1">
            <text:p>5.356666132</text:p>
          </table:table-cell>
          <table:table-cell office:value-type="float" office:value="5.3120272475964798" table:style-name="ce1">
            <text:p>5.312027248</text:p>
          </table:table-cell>
          <table:table-cell office:value-type="float" office:value="5.2763406640070203" table:style-name="ce1">
            <text:p>5.276340664</text:p>
          </table:table-cell>
          <table:table-cell office:value-type="float" office:value="5.2331117454381904" table:style-name="ce1">
            <text:p>5.233111745</text:p>
          </table:table-cell>
          <table:table-cell office:value-type="float" office:value="5.19859439320307" table:style-name="ce1">
            <text:p>5.198594393</text:p>
          </table:table-cell>
          <table:table-cell office:value-type="float" office:value="5.1566897013111896" table:style-name="ce1">
            <text:p>5.156689701</text:p>
          </table:table-cell>
          <table:table-cell office:value-type="float" office:value="5.1154554844895799" table:style-name="ce1">
            <text:p>5.115455484</text:p>
          </table:table-cell>
          <table:table-cell office:value-type="float" office:value="5.0748757790461001" table:style-name="ce1">
            <text:p>5.074875779</text:p>
          </table:table-cell>
          <table:table-cell office:value-type="float" office:value="5.0349351240820397" table:style-name="ce1">
            <text:p>5.034935124</text:p>
          </table:table-cell>
          <table:table-cell office:value-type="float" office:value="4.9956185418517904" table:style-name="ce1">
            <text:p>4.995618542</text:p>
          </table:table-cell>
          <table:table-cell office:value-type="float" office:value="4.9645476804461" table:style-name="ce1">
            <text:p>4.96454768</text:p>
          </table:table-cell>
          <table:table-cell office:value-type="float" office:value="4.9269131969892799" table:style-name="ce1">
            <text:p>4.926913197</text:p>
          </table:table-cell>
          <table:table-cell office:value-type="float" office:value="4.89040620093171" table:style-name="ce1">
            <text:p>4.890406201</text:p>
          </table:table-cell>
          <table:table-cell office:value-type="float" office:value="4.85353586572902" table:style-name="ce1">
            <text:p>4.853535866</text:p>
          </table:table-cell>
          <table:table-cell office:value-type="float" office:value="4.8172199716571997" table:style-name="ce1">
            <text:p>4.817219972</text:p>
          </table:table-cell>
          <table:table-cell office:value-type="float" office:value="4.7860735886876" table:style-name="ce1">
            <text:p>4.786073589</text:p>
          </table:table-cell>
          <table:table-cell office:value-type="float" office:value="4.7508540602200497" table:style-name="ce1">
            <text:p>4.75085406</text:p>
          </table:table-cell>
          <table:table-cell office:value-type="float" office:value="4.7161524659946803" table:style-name="ce1">
            <text:p>4.716152466</text:p>
          </table:table-cell>
          <table:table-cell office:value-type="float" office:value="4.6817456056487998" table:style-name="ce1">
            <text:p>4.681745606</text:p>
          </table:table-cell>
          <table:table-cell office:value-type="float" office:value="4.6478373954528696" table:style-name="ce1">
            <text:p>4.647837395</text:p>
          </table:table-cell>
          <table:table-cell office:value-type="float" office:value="4.6146258835831997" table:style-name="ce1">
            <text:p>4.614625884</text:p>
          </table:table-cell>
          <table:table-cell office:value-type="float" office:value="4.58746420854163" table:style-name="ce1">
            <text:p>4.587464209</text:p>
          </table:table-cell>
          <table:table-cell office:value-type="float" office:value="4.5606878054864701" table:style-name="ce1">
            <text:p>4.560687805</text:p>
          </table:table-cell>
          <table:table-cell office:value-type="float" office:value="4.5342885348686996" table:style-name="ce1">
            <text:p>4.534288535</text:p>
          </table:table-cell>
          <table:table-cell office:value-type="float" office:value="4.5027447126261002" table:style-name="ce1">
            <text:p>4.502744713</text:p>
          </table:table-cell>
          <table:table-cell office:value-type="float" office:value="4.4716389990257701" table:style-name="ce1">
            <text:p>4.471638999</text:p>
          </table:table-cell>
          <table:table-cell office:value-type="float" office:value="4.44096232975095" table:style-name="ce1">
            <text:p>4.44096233</text:p>
          </table:table-cell>
          <table:table-cell office:value-type="float" office:value="4.4161063643263798" table:style-name="ce1">
            <text:p>4.416106364</text:p>
          </table:table-cell>
          <table:table-cell office:value-type="float" office:value="4.3862248377267203" table:style-name="ce1">
            <text:p>4.386224838</text:p>
          </table:table-cell>
          <table:table-cell office:value-type="float" office:value="4.3620746116458902" table:style-name="ce1">
            <text:p>4.362074612</text:p>
          </table:table-cell>
          <table:table-cell office:value-type="float" office:value="4.3394263083497302" table:style-name="ce1">
            <text:p>4.339426308</text:p>
          </table:table-cell>
          <table:table-cell office:value-type="float" office:value="4.3186714819646896" table:style-name="ce1">
            <text:p>4.318671482</text:p>
          </table:table-cell>
          <table:table-cell office:value-type="float" office:value="4.2966105941405397" table:style-name="ce1">
            <text:p>4.296610594</text:p>
          </table:table-cell>
          <table:table-cell office:value-type="float" office:value="4.2683592915383599" table:style-name="ce1">
            <text:p>4.268359292</text:p>
          </table:table-cell>
          <table:table-cell office:value-type="float" office:value="4.2406669905843097" table:style-name="ce1">
            <text:p>4.240666991</text:p>
          </table:table-cell>
          <table:table-cell office:value-type="float" office:value="4.2131458581689003" table:style-name="ce1">
            <text:p>4.213145858</text:p>
          </table:table-cell>
          <table:table-cell office:value-type="float" office:value="4.1859798371394898" table:style-name="ce1">
            <text:p>4.185979837</text:p>
          </table:table-cell>
          <table:table-cell office:value-type="float" office:value="4.1591620984309703" table:style-name="ce1">
            <text:p>4.159162098</text:p>
          </table:table-cell>
          <table:table-cell office:value-type="float" office:value="4.1326859869671404" table:style-name="ce1">
            <text:p>4.132685987</text:p>
          </table:table-cell>
          <table:table-cell office:value-type="float" office:value="4.1065450161547599" table:style-name="ce1">
            <text:p>4.106545016</text:p>
          </table:table-cell>
          <table:table-cell office:value-type="float" office:value="4.0807328625853003" table:style-name="ce1">
            <text:p>4.080732863</text:p>
          </table:table-cell>
          <table:table-cell office:value-type="float" office:value="4.0552433609354503" table:style-name="ce1">
            <text:p>4.055243361</text:p>
          </table:table-cell>
          <table:table-cell office:value-type="float" office:value="4.0300704990576603" table:style-name="ce1">
            <text:p>4.030070499</text:p>
          </table:table-cell>
          <table:table-cell office:value-type="float" office:value="4.0112890603012401" table:style-name="ce1">
            <text:p>4.01128906</text:p>
          </table:table-cell>
          <table:table-cell office:value-type="float" office:value="3.9868242314293099" table:style-name="ce1">
            <text:p>3.986824231</text:p>
          </table:table-cell>
          <table:table-cell office:value-type="float" office:value="3.96265775412899" table:style-name="ce1">
            <text:p>3.962657754</text:p>
          </table:table-cell>
          <table:table-cell office:value-type="float" office:value="3.9387842038262502" table:style-name="ce1">
            <text:p>3.938784204</text:p>
          </table:table-cell>
          <table:table-cell office:value-type="float" office:value="3.9150565881405499" table:style-name="ce1">
            <text:p>3.915056588</text:p>
          </table:table-cell>
          <table:table-cell office:value-type="float" office:value="3.8917539855419698" table:style-name="ce1">
            <text:p>3.891753986</text:p>
          </table:table-cell>
          <table:table-cell office:value-type="float" office:value="3.8734220652575702" table:style-name="ce1">
            <text:p>3.873422065</text:p>
          </table:table-cell>
          <table:table-cell office:value-type="float" office:value="3.8505166837981202" table:style-name="ce1">
            <text:p>3.850516684</text:p>
          </table:table-cell>
          <table:table-cell office:value-type="float" office:value="3.8278807774146602" table:style-name="ce1">
            <text:p>3.827880777</text:p>
          </table:table-cell>
          <table:table-cell office:value-type="float" office:value="3.8056793532518198" table:style-name="ce1">
            <text:p>3.805679353</text:p>
          </table:table-cell>
          <table:table-cell office:value-type="float" office:value="3.7835673372364602" table:style-name="ce1">
            <text:p>3.783567337</text:p>
          </table:table-cell>
          <table:table-cell office:value-type="float" office:value="3.76169700580735" table:style-name="ce1">
            <text:p>3.761697006</text:p>
          </table:table-cell>
          <table:table-cell office:value-type="float" office:value="3.7400780574981098" table:style-name="ce1">
            <text:p>3.740078057</text:p>
          </table:table-cell>
          <table:table-cell office:value-type="float" office:value="3.7187061828838401" table:style-name="ce1">
            <text:p>3.718706183</text:p>
          </table:table-cell>
          <table:table-cell office:value-type="float" office:value="3.70318783764312" table:style-name="ce1">
            <text:p>3.703187838</text:p>
          </table:table-cell>
          <table:table-cell office:value-type="float" office:value="3.6878448409361999" table:style-name="ce1">
            <text:p>3.687844841</text:p>
          </table:table-cell>
          <table:table-cell office:value-type="float" office:value="3.6716883608060198" table:style-name="ce1">
            <text:p>3.671688361</text:p>
          </table:table-cell>
          <table:table-cell office:value-type="float" office:value="3.6511761353266499" table:style-name="ce1">
            <text:p>3.651176135</text:p>
          </table:table-cell>
          <table:table-cell office:value-type="float" office:value="3.6308918234637302" table:style-name="ce1">
            <text:p>3.630891823</text:p>
          </table:table-cell>
          <table:table-cell office:value-type="float" office:value="3.6108316476434901" table:style-name="ce1">
            <text:p>3.610831648</text:p>
          </table:table-cell>
          <table:table-cell office:value-type="float" office:value="3.5909919133157699" table:style-name="ce1">
            <text:p>3.590991913</text:p>
          </table:table-cell>
          <table:table-cell office:value-type="float" office:value="3.5713690066856301" table:style-name="ce1">
            <text:p>3.571369007</text:p>
          </table:table-cell>
          <table:table-cell office:value-type="float" office:value="3.5520872292263501" table:style-name="ce1">
            <text:p>3.552087229</text:p>
          </table:table-cell>
          <table:table-cell office:value-type="float" office:value="3.5330139034152701" table:style-name="ce1">
            <text:p>3.533013903</text:p>
          </table:table-cell>
          <table:table-cell office:value-type="float" office:value="3.5193630256188002" table:style-name="ce1">
            <text:p>3.519363026</text:p>
          </table:table-cell>
          <table:table-cell office:value-type="float" office:value="3.50071101609982" table:style-name="ce1">
            <text:p>3.500711016</text:p>
          </table:table-cell>
          <table:table-cell office:value-type="float" office:value="3.4821030457940201" table:style-name="ce1">
            <text:p>3.482103046</text:p>
          </table:table-cell>
          <table:table-cell office:value-type="float" office:value="3.4636919852269101" table:style-name="ce1">
            <text:p>3.463691985</text:p>
          </table:table-cell>
          <table:table-cell office:value-type="float" office:value="3.4506592769915998" table:style-name="ce1">
            <text:p>3.450659277</text:p>
          </table:table-cell>
          <table:table-cell office:value-type="float" office:value="3.4325929980544698" table:style-name="ce1">
            <text:p>3.432592998</text:p>
          </table:table-cell>
          <table:table-cell office:value-type="float" office:value="3.4189440312821202" table:style-name="ce1">
            <text:p>3.418944031</text:p>
          </table:table-cell>
          <table:table-cell office:value-type="float" office:value="3.40122929536874" table:style-name="ce1">
            <text:p>3.401229295</text:p>
          </table:table-cell>
          <table:table-cell office:value-type="float" office:value="3.3836971855988001" table:style-name="ce1">
            <text:p>3.383697186</text:p>
          </table:table-cell>
          <table:table-cell office:value-type="float" office:value="3.36634489233932" table:style-name="ce1">
            <text:p>3.366344892</text:p>
          </table:table-cell>
          <table:table-cell office:value-type="float" office:value="3.3491696632967698" table:style-name="ce1">
            <text:p>3.349169663</text:p>
          </table:table-cell>
          <table:table-cell office:value-type="float" office:value="3.3321688020617599" table:style-name="ce1">
            <text:p>3.332168802</text:p>
          </table:table-cell>
          <table:table-cell office:value-type="float" office:value="3.3153396666978199" table:style-name="ce1">
            <text:p>3.315339667</text:p>
          </table:table-cell>
          <table:table-cell office:value-type="float" office:value="3.2986796683727002" table:style-name="ce1">
            <text:p>3.298679668</text:p>
          </table:table-cell>
          <table:table-cell office:value-type="float" office:value="3.2821862700308402" table:style-name="ce1">
            <text:p>3.28218627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23.212225361523199" table:style-name="ce1">
            <text:p>23.21222536</text:p>
          </table:table-cell>
          <table:table-cell office:value-type="string" table:style-name="ce1">
            <text:p><text:s/>global min</text:p>
          </table:table-cell>
          <table:table-cell office:value-type="float" office:value="-31.720939366665" table:style-name="ce1">
            <text:p>-31.72093937</text:p>
          </table:table-cell>
          <table:table-cell office:value-type="string" table:style-name="ce1">
            <text:p><text:s/>range</text:p>
          </table:table-cell>
          <table:table-cell office:value-type="float" office:value="54.933164728188203" table:style-name="ce1">
            <text:p>54.93316473</text:p>
          </table:table-cell>
          <table:table-cell office:value-type="string" table:style-name="ce1">
            <text:p><text:s/>regret</text:p>
          </table:table-cell>
          <table:table-cell office:value-type="float" office:value="22.9834092208262" table:style-name="ce1">
            <text:p>22.98340922</text:p>
          </table:table-cell>
          <table:table-cell office:value-type="float" office:value="21.578226387778798" table:style-name="ce1">
            <text:p>21.57822639</text:p>
          </table:table-cell>
          <table:table-cell office:value-type="float" office:value="28.292606812774199" table:style-name="ce1">
            <text:p>28.29260681</text:p>
          </table:table-cell>
          <table:table-cell office:value-type="float" office:value="24.644154032198301" table:style-name="ce1">
            <text:p>24.64415403</text:p>
          </table:table-cell>
          <table:table-cell office:value-type="float" office:value="24.9484563198925" table:style-name="ce1">
            <text:p>24.94845632</text:p>
          </table:table-cell>
          <table:table-cell office:value-type="float" office:value="25.2515257014771" table:style-name="ce1">
            <text:p>25.2515257</text:p>
          </table:table-cell>
          <table:table-cell office:value-type="float" office:value="27.376458139462301" table:style-name="ce1">
            <text:p>27.37645814</text:p>
          </table:table-cell>
          <table:table-cell office:value-type="float" office:value="26.112147418634699" table:style-name="ce1">
            <text:p>26.11214742</text:p>
          </table:table-cell>
          <table:table-cell office:value-type="float" office:value="24.968335385886199" table:style-name="ce1">
            <text:p>24.96833539</text:p>
          </table:table-cell>
          <table:table-cell office:value-type="float" office:value="24.313019866226501" table:style-name="ce1">
            <text:p>24.31301987</text:p>
          </table:table-cell>
          <table:table-cell office:value-type="float" office:value="22.153091339213599" table:style-name="ce1">
            <text:p>22.15309134</text:p>
          </table:table-cell>
          <table:table-cell office:value-type="float" office:value="21.2973107291911" table:style-name="ce1">
            <text:p>21.29731073</text:p>
          </table:table-cell>
          <table:table-cell office:value-type="float" office:value="23.641883848137802" table:style-name="ce1">
            <text:p>23.64188385</text:p>
          </table:table-cell>
          <table:table-cell office:value-type="float" office:value="22.502126887181099" table:style-name="ce1">
            <text:p>22.50212689</text:p>
          </table:table-cell>
          <table:table-cell office:value-type="float" office:value="21.785524243487501" table:style-name="ce1">
            <text:p>21.78552424</text:p>
          </table:table-cell>
          <table:table-cell office:value-type="float" office:value="21.210017784478602" table:style-name="ce1">
            <text:p>21.21001778</text:p>
          </table:table-cell>
          <table:table-cell office:value-type="float" office:value="22.230833710556201" table:style-name="ce1">
            <text:p>22.23083371</text:p>
          </table:table-cell>
          <table:table-cell office:value-type="float" office:value="21.459454119850101" table:style-name="ce1">
            <text:p>21.45945412</text:p>
          </table:table-cell>
          <table:table-cell office:value-type="float" office:value="21.0869833014218" table:style-name="ce1">
            <text:p>21.0869833</text:p>
          </table:table-cell>
          <table:table-cell office:value-type="float" office:value="20.860633849985899" table:style-name="ce1">
            <text:p>20.86063385</text:p>
          </table:table-cell>
          <table:table-cell office:value-type="float" office:value="20.783227466223799" table:style-name="ce1">
            <text:p>20.78322747</text:p>
          </table:table-cell>
          <table:table-cell office:value-type="float" office:value="20.6905491023346" table:style-name="ce1">
            <text:p>20.6905491</text:p>
          </table:table-cell>
          <table:table-cell office:value-type="float" office:value="20.742845181040099" table:style-name="ce1">
            <text:p>20.74284518</text:p>
          </table:table-cell>
          <table:table-cell office:value-type="float" office:value="19.946233084106002" table:style-name="ce1">
            <text:p>19.94623308</text:p>
          </table:table-cell>
          <table:table-cell office:value-type="float" office:value="19.8087841785898" table:style-name="ce1">
            <text:p>19.80878418</text:p>
          </table:table-cell>
          <table:table-cell office:value-type="float" office:value="19.059869966748" table:style-name="ce1">
            <text:p>19.05986997</text:p>
          </table:table-cell>
          <table:table-cell office:value-type="float" office:value="18.366430881709199" table:style-name="ce1">
            <text:p>18.36643088</text:p>
          </table:table-cell>
          <table:table-cell office:value-type="float" office:value="17.722523159887601" table:style-name="ce1">
            <text:p>17.72252316</text:p>
          </table:table-cell>
          <table:table-cell office:value-type="float" office:value="17.123022867157001" table:style-name="ce1">
            <text:p>17.12302287</text:p>
          </table:table-cell>
          <table:table-cell office:value-type="float" office:value="16.570715640554599" table:style-name="ce1">
            <text:p>16.57071564</text:p>
          </table:table-cell>
          <table:table-cell office:value-type="float" office:value="16.083385768886" table:style-name="ce1">
            <text:p>16.08338577</text:p>
          </table:table-cell>
          <table:table-cell office:value-type="float" office:value="15.605737993752999" table:style-name="ce1">
            <text:p>15.60573799</text:p>
          </table:table-cell>
          <table:table-cell office:value-type="float" office:value="15.139360900039" table:style-name="ce1">
            <text:p>15.1393609</text:p>
          </table:table-cell>
          <table:table-cell office:value-type="float" office:value="14.7039977756467" table:style-name="ce1">
            <text:p>14.70399778</text:p>
          </table:table-cell>
          <table:table-cell office:value-type="float" office:value="14.306037306821" table:style-name="ce1">
            <text:p>14.30603731</text:p>
          </table:table-cell>
          <table:table-cell office:value-type="float" office:value="13.9308322973156" table:style-name="ce1">
            <text:p>13.9308323</text:p>
          </table:table-cell>
          <table:table-cell office:value-type="float" office:value="13.575908639675401" table:style-name="ce1">
            <text:p>13.57590864</text:p>
          </table:table-cell>
          <table:table-cell office:value-type="float" office:value="13.228290315695901" table:style-name="ce1">
            <text:p>13.22829032</text:p>
          </table:table-cell>
          <table:table-cell office:value-type="float" office:value="12.903016298230201" table:style-name="ce1">
            <text:p>12.9030163</text:p>
          </table:table-cell>
          <table:table-cell office:value-type="float" office:value="12.5830038564724" table:style-name="ce1">
            <text:p>12.58300386</text:p>
          </table:table-cell>
          <table:table-cell office:value-type="float" office:value="12.321759734039" table:style-name="ce1">
            <text:p>12.32175973</text:p>
          </table:table-cell>
          <table:table-cell office:value-type="float" office:value="12.2663546133826" table:style-name="ce1">
            <text:p>12.26635461</text:p>
          </table:table-cell>
          <table:table-cell office:value-type="float" office:value="11.986097387517701" table:style-name="ce1">
            <text:p>11.98609739</text:p>
          </table:table-cell>
          <table:table-cell office:value-type="float" office:value="11.7178027035018" table:style-name="ce1">
            <text:p>11.7178027</text:p>
          </table:table-cell>
          <table:table-cell office:value-type="float" office:value="11.4655495840563" table:style-name="ce1">
            <text:p>11.46554958</text:p>
          </table:table-cell>
          <table:table-cell office:value-type="float" office:value="11.2336606140687" table:style-name="ce1">
            <text:p>11.23366061</text:p>
          </table:table-cell>
          <table:table-cell office:value-type="float" office:value="11.0064296663031" table:style-name="ce1">
            <text:p>11.00642967</text:p>
          </table:table-cell>
          <table:table-cell office:value-type="float" office:value="10.798567191419099" table:style-name="ce1">
            <text:p>10.79856719</text:p>
          </table:table-cell>
          <table:table-cell office:value-type="float" office:value="10.578474683660099" table:style-name="ce1">
            <text:p>10.57847468</text:p>
          </table:table-cell>
          <table:table-cell office:value-type="float" office:value="10.3671858762116" table:style-name="ce1">
            <text:p>10.36718588</text:p>
          </table:table-cell>
          <table:table-cell office:value-type="float" office:value="10.184084797695" table:style-name="ce1">
            <text:p>10.1840848</text:p>
          </table:table-cell>
          <table:table-cell office:value-type="float" office:value="9.9896582971912" table:style-name="ce1">
            <text:p>9.989658297</text:p>
          </table:table-cell>
          <table:table-cell office:value-type="float" office:value="9.8205898552039503" table:style-name="ce1">
            <text:p>9.820589855</text:p>
          </table:table-cell>
          <table:table-cell office:value-type="float" office:value="9.6400957240241691" table:style-name="ce1">
            <text:p>9.640095724</text:p>
          </table:table-cell>
          <table:table-cell office:value-type="float" office:value="10.374026210724899" table:style-name="ce1">
            <text:p>10.37402621</text:p>
          </table:table-cell>
          <table:table-cell office:value-type="float" office:value="10.190095506453" table:style-name="ce1">
            <text:p>10.19009551</text:p>
          </table:table-cell>
          <table:table-cell office:value-type="float" office:value="10.034350888152099" table:style-name="ce1">
            <text:p>10.03435089</text:p>
          </table:table-cell>
          <table:table-cell office:value-type="float" office:value="9.8626190930372992" table:style-name="ce1">
            <text:p>9.862619093</text:p>
          </table:table-cell>
          <table:table-cell office:value-type="float" office:value="10.055924325760699" table:style-name="ce1">
            <text:p>10.05592433</text:p>
          </table:table-cell>
          <table:table-cell office:value-type="float" office:value="9.9102031247196898" table:style-name="ce1">
            <text:p>9.910203125</text:p>
          </table:table-cell>
          <table:table-cell office:value-type="float" office:value="9.7507101438360806" table:style-name="ce1">
            <text:p>9.750710144</text:p>
          </table:table-cell>
          <table:table-cell office:value-type="float" office:value="9.5963620978196893" table:style-name="ce1">
            <text:p>9.596362098</text:p>
          </table:table-cell>
          <table:table-cell office:value-type="float" office:value="9.4469139897720709" table:style-name="ce1">
            <text:p>9.44691399</text:p>
          </table:table-cell>
          <table:table-cell office:value-type="float" office:value="9.3004607519865008" table:style-name="ce1">
            <text:p>9.300460752</text:p>
          </table:table-cell>
          <table:table-cell office:value-type="float" office:value="9.1585137676712591" table:style-name="ce1">
            <text:p>9.158513768</text:p>
          </table:table-cell>
          <table:table-cell office:value-type="float" office:value="9.0208682071231401" table:style-name="ce1">
            <text:p>9.020868207</text:p>
          </table:table-cell>
          <table:table-cell office:value-type="float" office:value="8.8873314692779601" table:style-name="ce1">
            <text:p>8.887331469</text:p>
          </table:table-cell>
          <table:table-cell office:value-type="float" office:value="8.7566354182591706" table:style-name="ce1">
            <text:p>8.756635418</text:p>
          </table:table-cell>
          <table:table-cell office:value-type="float" office:value="8.6457508311907993" table:style-name="ce1">
            <text:p>8.645750831</text:p>
          </table:table-cell>
          <table:table-cell office:value-type="float" office:value="8.5489828884123806" table:style-name="ce1">
            <text:p>8.548982888</text:p>
          </table:table-cell>
          <table:table-cell office:value-type="float" office:value="8.4300186030533304" table:style-name="ce1">
            <text:p>8.430018603</text:p>
          </table:table-cell>
          <table:table-cell office:value-type="float" office:value="8.3129350113442495" table:style-name="ce1">
            <text:p>8.312935011</text:p>
          </table:table-cell>
          <table:table-cell office:value-type="float" office:value="8.1990591892710398" table:style-name="ce1">
            <text:p>8.199059189</text:p>
          </table:table-cell>
          <table:table-cell office:value-type="float" office:value="8.0882610921187297" table:style-name="ce1">
            <text:p>8.088261092</text:p>
          </table:table-cell>
          <table:table-cell office:value-type="float" office:value="7.9828326947680699" table:style-name="ce1">
            <text:p>7.982832695</text:p>
          </table:table-cell>
          <table:table-cell office:value-type="float" office:value="7.8849349439755096" table:style-name="ce1">
            <text:p>7.884934944</text:p>
          </table:table-cell>
          <table:table-cell office:value-type="float" office:value="7.7958972287533301" table:style-name="ce1">
            <text:p>7.795897229</text:p>
          </table:table-cell>
          <table:table-cell office:value-type="float" office:value="7.69871000660509" table:style-name="ce1">
            <text:p>7.698710007</text:p>
          </table:table-cell>
          <table:table-cell office:value-type="float" office:value="7.6058961119449302" table:style-name="ce1">
            <text:p>7.605896112</text:p>
          </table:table-cell>
          <table:table-cell office:value-type="float" office:value="7.5108224105456198" table:style-name="ce1">
            <text:p>7.510822411</text:p>
          </table:table-cell>
          <table:table-cell office:value-type="float" office:value="7.4180962079462898" table:style-name="ce1">
            <text:p>7.418096208</text:p>
          </table:table-cell>
          <table:table-cell office:value-type="float" office:value="7.3276316200445102" table:style-name="ce1">
            <text:p>7.32763162</text:p>
          </table:table-cell>
          <table:table-cell office:value-type="float" office:value="7.2393469017307197" table:style-name="ce1">
            <text:p>7.239346902</text:p>
          </table:table-cell>
          <table:table-cell office:value-type="float" office:value="7.1623949310761299" table:style-name="ce1">
            <text:p>7.162394931</text:p>
          </table:table-cell>
          <table:table-cell office:value-type="float" office:value="7.0875274255885099" table:style-name="ce1">
            <text:p>7.087527426</text:p>
          </table:table-cell>
          <table:table-cell office:value-type="float" office:value="7.0114236605762397" table:style-name="ce1">
            <text:p>7.011423661</text:p>
          </table:table-cell>
          <table:table-cell office:value-type="float" office:value="6.9400125491285696" table:style-name="ce1">
            <text:p>6.940012549</text:p>
          </table:table-cell>
          <table:table-cell office:value-type="float" office:value="6.8632070802841403" table:style-name="ce1">
            <text:p>6.86320708</text:p>
          </table:table-cell>
          <table:table-cell office:value-type="float" office:value="6.7881275770317302" table:style-name="ce1">
            <text:p>6.788127577</text:p>
          </table:table-cell>
          <table:table-cell office:value-type="float" office:value="6.7147165071849297" table:style-name="ce1">
            <text:p>6.714716507</text:p>
          </table:table-cell>
          <table:table-cell office:value-type="float" office:value="6.6410826368997302" table:style-name="ce1">
            <text:p>6.641082637</text:p>
          </table:table-cell>
          <table:table-cell office:value-type="float" office:value="6.5690495029250897" table:style-name="ce1">
            <text:p>6.569049503</text:p>
          </table:table-cell>
          <table:table-cell office:value-type="float" office:value="6.5185435387721498" table:style-name="ce1">
            <text:p>6.518543539</text:p>
          </table:table-cell>
          <table:table-cell office:value-type="float" office:value="6.4499835731628297" table:style-name="ce1">
            <text:p>6.449983573</text:p>
          </table:table-cell>
          <table:table-cell office:value-type="float" office:value="6.3828669752505496" table:style-name="ce1">
            <text:p>6.382866975</text:p>
          </table:table-cell>
          <table:table-cell office:value-type="float" office:value="6.3165249683336802" table:style-name="ce1">
            <text:p>6.316524968</text:p>
          </table:table-cell>
          <table:table-cell office:value-type="float" office:value="6.5070959495295897" table:style-name="ce1">
            <text:p>6.50709595</text:p>
          </table:table-cell>
          <table:table-cell office:value-type="float" office:value="6.4696495757417303" table:style-name="ce1">
            <text:p>6.469649576</text:p>
          </table:table-cell>
          <table:table-cell office:value-type="float" office:value="6.4064742658977902" table:style-name="ce1">
            <text:p>6.406474266</text:p>
          </table:table-cell>
          <table:table-cell office:value-type="float" office:value="6.3460736465233296" table:style-name="ce1">
            <text:p>6.346073647</text:p>
          </table:table-cell>
          <table:table-cell office:value-type="float" office:value="6.2842562701015101" table:style-name="ce1">
            <text:p>6.28425627</text:p>
          </table:table-cell>
          <table:table-cell office:value-type="float" office:value="6.2229410791313402" table:style-name="ce1">
            <text:p>6.222941079</text:p>
          </table:table-cell>
          <table:table-cell office:value-type="float" office:value="6.1625241754504501" table:style-name="ce1">
            <text:p>6.162524175</text:p>
          </table:table-cell>
          <table:table-cell office:value-type="float" office:value="6.1032691353018897" table:style-name="ce1">
            <text:p>6.103269135</text:p>
          </table:table-cell>
          <table:table-cell office:value-type="float" office:value="6.0451427625847298" table:style-name="ce1">
            <text:p>6.045142763</text:p>
          </table:table-cell>
          <table:table-cell office:value-type="float" office:value="5.9881131138811003" table:style-name="ce1">
            <text:p>5.988113114</text:p>
          </table:table-cell>
          <table:table-cell office:value-type="float" office:value="5.9321494399195904" table:style-name="ce1">
            <text:p>5.93214944</text:p>
          </table:table-cell>
          <table:table-cell office:value-type="float" office:value="5.88234996426372" table:style-name="ce1">
            <text:p>5.882349964</text:p>
          </table:table-cell>
          <table:table-cell office:value-type="float" office:value="5.8285122059790204" table:style-name="ce1">
            <text:p>5.828512206</text:p>
          </table:table-cell>
          <table:table-cell office:value-type="float" office:value="5.77565331602678" table:style-name="ce1">
            <text:p>5.775653316</text:p>
          </table:table-cell>
          <table:table-cell office:value-type="float" office:value="5.7306058209882096" table:style-name="ce1">
            <text:p>5.730605821</text:p>
          </table:table-cell>
          <table:table-cell office:value-type="float" office:value="5.6800995794748799" table:style-name="ce1">
            <text:p>5.680099579</text:p>
          </table:table-cell>
          <table:table-cell office:value-type="float" office:value="5.6304872537405597" table:style-name="ce1">
            <text:p>5.630487254</text:p>
          </table:table-cell>
          <table:table-cell office:value-type="float" office:value="5.5817453196857798" table:style-name="ce1">
            <text:p>5.58174532</text:p>
          </table:table-cell>
          <table:table-cell office:value-type="float" office:value="5.5333304413514002" table:style-name="ce1">
            <text:p>5.533330441</text:p>
          </table:table-cell>
          <table:table-cell office:value-type="float" office:value="5.4862664441974696" table:style-name="ce1">
            <text:p>5.486266444</text:p>
          </table:table-cell>
          <table:table-cell office:value-type="float" office:value="5.4400069598154097" table:style-name="ce1">
            <text:p>5.44000696</text:p>
          </table:table-cell>
          <table:table-cell office:value-type="float" office:value="5.4004762344504096" table:style-name="ce1">
            <text:p>5.400476234</text:p>
          </table:table-cell>
          <table:table-cell office:value-type="float" office:value="5.3637413994707197" table:style-name="ce1">
            <text:p>5.363741399</text:p>
          </table:table-cell>
          <table:table-cell office:value-type="float" office:value="5.3196594442375904" table:style-name="ce1">
            <text:p>5.319659444</text:p>
          </table:table-cell>
          <table:table-cell office:value-type="float" office:value="5.2771922694159601" table:style-name="ce1">
            <text:p>5.277192269</text:p>
          </table:table-cell>
          <table:table-cell office:value-type="float" office:value="5.23454238828546" table:style-name="ce1">
            <text:p>5.234542388</text:p>
          </table:table-cell>
          <table:table-cell office:value-type="float" office:value="5.1925860011570899" table:style-name="ce1">
            <text:p>5.192586001</text:p>
          </table:table-cell>
          <table:table-cell office:value-type="float" office:value="5.1513063299501498" table:style-name="ce1">
            <text:p>5.15130633</text:p>
          </table:table-cell>
          <table:table-cell office:value-type="float" office:value="5.2291025545947001" table:style-name="ce1">
            <text:p>5.229102555</text:p>
          </table:table-cell>
          <table:table-cell office:value-type="float" office:value="5.1881883023478803" table:style-name="ce1">
            <text:p>5.188188302</text:p>
          </table:table-cell>
          <table:table-cell office:value-type="float" office:value="5.1487626565878104" table:style-name="ce1">
            <text:p>5.148762657</text:p>
          </table:table-cell>
          <table:table-cell office:value-type="float" office:value="5.10911534498553" table:style-name="ce1">
            <text:p>5.109115345</text:p>
          </table:table-cell>
          <table:table-cell office:value-type="float" office:value="5.0709139182090501" table:style-name="ce1">
            <text:p>5.070913918</text:p>
          </table:table-cell>
          <table:table-cell office:value-type="float" office:value="5.0324754016958702" table:style-name="ce1">
            <text:p>5.032475402</text:p>
          </table:table-cell>
          <table:table-cell office:value-type="float" office:value="4.9946237327630501" table:style-name="ce1">
            <text:p>4.994623733</text:p>
          </table:table-cell>
          <table:table-cell office:value-type="float" office:value="4.9573455739655703" table:style-name="ce1">
            <text:p>4.957345574</text:p>
          </table:table-cell>
          <table:table-cell office:value-type="float" office:value="4.9206279889845899" table:style-name="ce1">
            <text:p>4.920627989</text:p>
          </table:table-cell>
          <table:table-cell office:value-type="float" office:value="4.88445842766005" table:style-name="ce1">
            <text:p>4.884458428</text:p>
          </table:table-cell>
          <table:table-cell office:value-type="float" office:value="4.8488247116884597" table:style-name="ce1">
            <text:p>4.848824712</text:p>
          </table:table-cell>
          <table:table-cell office:value-type="float" office:value="4.8145034365350199" table:style-name="ce1">
            <text:p>4.814503437</text:p>
          </table:table-cell>
          <table:table-cell office:value-type="float" office:value="4.7806832018947603" table:style-name="ce1">
            <text:p>4.780683202</text:p>
          </table:table-cell>
          <table:table-cell office:value-type="float" office:value="4.7484827052919103" table:style-name="ce1">
            <text:p>4.748482705</text:p>
          </table:table-cell>
          <table:table-cell office:value-type="float" office:value="4.7148526626027296" table:style-name="ce1">
            <text:p>4.714852663</text:p>
          </table:table-cell>
          <table:table-cell office:value-type="float" office:value="4.6812753886643703" table:style-name="ce1">
            <text:p>4.681275389</text:p>
          </table:table-cell>
          <table:table-cell office:value-type="float" office:value="4.6519231067201696" table:style-name="ce1">
            <text:p>4.651923107</text:p>
          </table:table-cell>
          <table:table-cell office:value-type="float" office:value="4.6191630848418601" table:style-name="ce1">
            <text:p>4.619163085</text:p>
          </table:table-cell>
          <table:table-cell office:value-type="float" office:value="4.5868612450877198" table:style-name="ce1">
            <text:p>4.586861245</text:p>
          </table:table-cell>
          <table:table-cell office:value-type="float" office:value="4.5587761227922101" table:style-name="ce1">
            <text:p>4.558776123</text:p>
          </table:table-cell>
          <table:table-cell office:value-type="float" office:value="4.5310783814938702" table:style-name="ce1">
            <text:p>4.531078381</text:p>
          </table:table-cell>
          <table:table-cell office:value-type="float" office:value="4.5002498089572196" table:style-name="ce1">
            <text:p>4.500249809</text:p>
          </table:table-cell>
          <table:table-cell office:value-type="float" office:value="4.4698406727816202" table:style-name="ce1">
            <text:p>4.469840673</text:p>
          </table:table-cell>
          <table:table-cell office:value-type="float" office:value="4.4398424708786601" table:style-name="ce1">
            <text:p>4.439842471</text:p>
          </table:table-cell>
          <table:table-cell office:value-type="float" office:value="4.4100448704029596" table:style-name="ce1">
            <text:p>4.41004487</text:p>
          </table:table-cell>
          <table:table-cell office:value-type="float" office:value="4.3842619288305" table:style-name="ce1">
            <text:p>4.384261929</text:p>
          </table:table-cell>
          <table:table-cell office:value-type="float" office:value="4.3605162005907498" table:style-name="ce1">
            <text:p>4.360516201</text:p>
          </table:table-cell>
          <table:table-cell office:value-type="float" office:value="4.33708291614363" table:style-name="ce1">
            <text:p>4.337082916</text:p>
          </table:table-cell>
          <table:table-cell office:value-type="float" office:value="4.3088276965036796" table:style-name="ce1">
            <text:p>4.308827697</text:p>
          </table:table-cell>
          <table:table-cell office:value-type="float" office:value="4.2860343800629401" table:style-name="ce1">
            <text:p>4.28603438</text:p>
          </table:table-cell>
          <table:table-cell office:value-type="float" office:value="4.2655154415498897" table:style-name="ce1">
            <text:p>4.265515442</text:p>
          </table:table-cell>
          <table:table-cell office:value-type="float" office:value="4.2475537375580901" table:style-name="ce1">
            <text:p>4.247553738</text:p>
          </table:table-cell>
          <table:table-cell office:value-type="float" office:value="4.2275412864305997" table:style-name="ce1">
            <text:p>4.227541286</text:p>
          </table:table-cell>
          <table:table-cell office:value-type="float" office:value="4.2008735207647803" table:style-name="ce1">
            <text:p>4.200873521</text:p>
          </table:table-cell>
          <table:table-cell office:value-type="float" office:value="4.1745411986922498" table:style-name="ce1">
            <text:p>4.174541199</text:p>
          </table:table-cell>
          <table:table-cell office:value-type="float" office:value="4.1485380306456197" table:style-name="ce1">
            <text:p>4.148538031</text:p>
          </table:table-cell>
          <table:table-cell office:value-type="float" office:value="4.1228578833200702" table:style-name="ce1">
            <text:p>4.122857883</text:p>
          </table:table-cell>
          <table:table-cell office:value-type="float" office:value="4.1023381245627197" table:style-name="ce1">
            <text:p>4.102338125</text:p>
          </table:table-cell>
          <table:table-cell office:value-type="float" office:value="4.0772565060760302" table:style-name="ce1">
            <text:p>4.077256506</text:p>
          </table:table-cell>
          <table:table-cell office:value-type="float" office:value="4.05248076098552" table:style-name="ce1">
            <text:p>4.052480761</text:p>
          </table:table-cell>
          <table:table-cell office:value-type="float" office:value="4.0279202715249998" table:style-name="ce1">
            <text:p>4.027920272</text:p>
          </table:table-cell>
          <table:table-cell office:value-type="float" office:value="4.0036556915760499" table:style-name="ce1">
            <text:p>4.003655692</text:p>
          </table:table-cell>
          <table:table-cell office:value-type="float" office:value="3.9796817053989502" table:style-name="ce1">
            <text:p>3.979681705</text:p>
          </table:table-cell>
          <table:table-cell office:value-type="float" office:value="3.9560766613860499" table:style-name="ce1">
            <text:p>3.956076661</text:p>
          </table:table-cell>
          <table:table-cell office:value-type="float" office:value="3.9327509670064398" table:style-name="ce1">
            <text:p>3.932750967</text:p>
          </table:table-cell>
          <table:table-cell office:value-type="float" office:value="3.9096996925607099" table:style-name="ce1">
            <text:p>3.909699693</text:p>
          </table:table-cell>
          <table:table-cell office:value-type="float" office:value="3.88683595166854" table:style-name="ce1">
            <text:p>3.886835952</text:p>
          </table:table-cell>
          <table:table-cell office:value-type="float" office:value="3.8642380682286102" table:style-name="ce1">
            <text:p>3.864238068</text:p>
          </table:table-cell>
          <table:table-cell office:value-type="float" office:value="3.8450378691899099" table:style-name="ce1">
            <text:p>3.845037869</text:p>
          </table:table-cell>
          <table:table-cell office:value-type="float" office:value="3.8275299329567898" table:style-name="ce1">
            <text:p>3.827529933</text:p>
          </table:table-cell>
          <table:table-cell office:value-type="float" office:value="3.8058303721464299" table:style-name="ce1">
            <text:p>3.805830372</text:p>
          </table:table-cell>
          <table:table-cell office:value-type="float" office:value="3.78420633594106" table:style-name="ce1">
            <text:p>3.784206336</text:p>
          </table:table-cell>
          <table:table-cell office:value-type="float" office:value="3.7628266391278302" table:style-name="ce1">
            <text:p>3.762826639</text:p>
          </table:table-cell>
          <table:table-cell office:value-type="float" office:value="3.7461740005070499" table:style-name="ce1">
            <text:p>3.746174001</text:p>
          </table:table-cell>
          <table:table-cell office:value-type="float" office:value="3.7297074248876099" table:style-name="ce1">
            <text:p>3.729707425</text:p>
          </table:table-cell>
          <table:table-cell office:value-type="float" office:value="3.7089868280826801" table:style-name="ce1">
            <text:p>3.708986828</text:p>
          </table:table-cell>
          <table:table-cell office:value-type="float" office:value="3.68849518814852" table:style-name="ce1">
            <text:p>3.688495188</text:p>
          </table:table-cell>
          <table:table-cell office:value-type="float" office:value="3.66822873107078" table:style-name="ce1">
            <text:p>3.668228731</text:p>
          </table:table-cell>
          <table:table-cell office:value-type="float" office:value="3.6525480110355799" table:style-name="ce1">
            <text:p>3.652548011</text:p>
          </table:table-cell>
          <table:table-cell office:value-type="float" office:value="3.6326972066277801" table:style-name="ce1">
            <text:p>3.632697207</text:p>
          </table:table-cell>
          <table:table-cell office:value-type="float" office:value="3.6130610055108701" table:style-name="ce1">
            <text:p>3.613061006</text:p>
          </table:table-cell>
          <table:table-cell office:value-type="float" office:value="3.5937978108099702" table:style-name="ce1">
            <text:p>3.593797811</text:p>
          </table:table-cell>
          <table:table-cell office:value-type="float" office:value="3.57474063958181" table:style-name="ce1">
            <text:p>3.57474064</text:p>
          </table:table-cell>
          <table:table-cell office:value-type="float" office:value="3.5557260617116899" table:style-name="ce1">
            <text:p>3.555726062</text:p>
          </table:table-cell>
          <table:table-cell office:value-type="float" office:value="3.5370719914970499" table:style-name="ce1">
            <text:p>3.537071991</text:p>
          </table:table-cell>
          <table:table-cell office:value-type="float" office:value="3.5186142799162399" table:style-name="ce1">
            <text:p>3.51861428</text:p>
          </table:table-cell>
          <table:table-cell office:value-type="float" office:value="3.5001922156234802" table:style-name="ce1">
            <text:p>3.500192216</text:p>
          </table:table-cell>
          <table:table-cell office:value-type="float" office:value="3.4821188540376502" table:style-name="ce1">
            <text:p>3.482118854</text:p>
          </table:table-cell>
          <table:table-cell office:value-type="float" office:value="3.4642327811729201" table:style-name="ce1">
            <text:p>3.464232781</text:p>
          </table:table-cell>
          <table:table-cell office:value-type="float" office:value="3.4465311008119399" table:style-name="ce1">
            <text:p>3.446531101</text:p>
          </table:table-cell>
          <table:table-cell office:value-type="float" office:value="3.42901097614698" table:style-name="ce1">
            <text:p>3.429010976</text:p>
          </table:table-cell>
          <table:table-cell office:value-type="float" office:value="3.4116696282643102" table:style-name="ce1">
            <text:p>3.411669628</text:p>
          </table:table-cell>
          <table:table-cell office:value-type="float" office:value="3.3952709565006298" table:style-name="ce1">
            <text:p>3.395270957</text:p>
          </table:table-cell>
          <table:table-cell office:value-type="float" office:value="3.37903792788607" table:style-name="ce1">
            <text:p>3.379037928</text:p>
          </table:table-cell>
          <table:table-cell office:value-type="float" office:value="3.3622091282039501" table:style-name="ce1">
            <text:p>3.362209128</text:p>
          </table:table-cell>
          <table:table-cell office:value-type="float" office:value="3.3455486165186499" table:style-name="ce1">
            <text:p>3.345548617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19.1632145229418" table:style-name="ce1">
            <text:p>19.16321452</text:p>
          </table:table-cell>
          <table:table-cell office:value-type="string" table:style-name="ce1">
            <text:p><text:s/>global min</text:p>
          </table:table-cell>
          <table:table-cell office:value-type="float" office:value="-13.549069241652401" table:style-name="ce1">
            <text:p>-13.54906924</text:p>
          </table:table-cell>
          <table:table-cell office:value-type="string" table:style-name="ce1">
            <text:p><text:s/>range</text:p>
          </table:table-cell>
          <table:table-cell office:value-type="float" office:value="32.712283764594197" table:style-name="ce1">
            <text:p>32.71228376</text:p>
          </table:table-cell>
          <table:table-cell office:value-type="string" table:style-name="ce1">
            <text:p><text:s/>regret</text:p>
          </table:table-cell>
          <table:table-cell office:value-type="float" office:value="24.9644199067904" table:style-name="ce1">
            <text:p>24.96441991</text:p>
          </table:table-cell>
          <table:table-cell office:value-type="float" office:value="28.691115117500502" table:style-name="ce1">
            <text:p>28.69111512</text:p>
          </table:table-cell>
          <table:table-cell office:value-type="float" office:value="26.188978818895698" table:style-name="ce1">
            <text:p>26.18897882</text:p>
          </table:table-cell>
          <table:table-cell office:value-type="float" office:value="21.980936425543799" table:style-name="ce1">
            <text:p>21.98093643</text:p>
          </table:table-cell>
          <table:table-cell office:value-type="float" office:value="19.537751190772799" table:style-name="ce1">
            <text:p>19.53775119</text:p>
          </table:table-cell>
          <table:table-cell office:value-type="float" office:value="17.618175755011499" table:style-name="ce1">
            <text:p>17.61817576</text:p>
          </table:table-cell>
          <table:table-cell office:value-type="float" office:value="17.9633474410848" table:style-name="ce1">
            <text:p>17.96334744</text:p>
          </table:table-cell>
          <table:table-cell office:value-type="float" office:value="18.106039558650998" table:style-name="ce1">
            <text:p>18.10603956</text:p>
          </table:table-cell>
          <table:table-cell office:value-type="float" office:value="16.201803430245501" table:style-name="ce1">
            <text:p>16.20180343</text:p>
          </table:table-cell>
          <table:table-cell office:value-type="float" office:value="14.8248227331643" table:style-name="ce1">
            <text:p>14.82482273</text:p>
          </table:table-cell>
          <table:table-cell office:value-type="float" office:value="14.263832759701501" table:style-name="ce1">
            <text:p>14.26383276</text:p>
          </table:table-cell>
          <table:table-cell office:value-type="float" office:value="14.6375044430405" table:style-name="ce1">
            <text:p>14.63750444</text:p>
          </table:table-cell>
          <table:table-cell office:value-type="float" office:value="15.4040076559192" table:style-name="ce1">
            <text:p>15.40400766</text:p>
          </table:table-cell>
          <table:table-cell office:value-type="float" office:value="15.243406966405701" table:style-name="ce1">
            <text:p>15.24340697</text:p>
          </table:table-cell>
          <table:table-cell office:value-type="float" office:value="15.522899161139" table:style-name="ce1">
            <text:p>15.52289916</text:p>
          </table:table-cell>
          <table:table-cell office:value-type="float" office:value="16.258939987212798" table:style-name="ce1">
            <text:p>16.25893999</text:p>
          </table:table-cell>
          <table:table-cell office:value-type="float" office:value="16.485476395078098" table:style-name="ce1">
            <text:p>16.4854764</text:p>
          </table:table-cell>
          <table:table-cell office:value-type="float" office:value="15.573364875062399" table:style-name="ce1">
            <text:p>15.57336488</text:p>
          </table:table-cell>
          <table:table-cell office:value-type="float" office:value="15.138303087492901" table:style-name="ce1">
            <text:p>15.13830309</text:p>
          </table:table-cell>
          <table:table-cell office:value-type="float" office:value="14.6239029503891" table:style-name="ce1">
            <text:p>14.62390295</text:p>
          </table:table-cell>
          <table:table-cell office:value-type="float" office:value="14.9747149592396" table:style-name="ce1">
            <text:p>14.97471496</text:p>
          </table:table-cell>
          <table:table-cell office:value-type="float" office:value="15.139554580105701" table:style-name="ce1">
            <text:p>15.13955458</text:p>
          </table:table-cell>
          <table:table-cell office:value-type="float" office:value="15.6606003480521" table:style-name="ce1">
            <text:p>15.66060035</text:p>
          </table:table-cell>
          <table:table-cell office:value-type="float" office:value="15.203749321570401" table:style-name="ce1">
            <text:p>15.20374932</text:p>
          </table:table-cell>
          <table:table-cell office:value-type="float" office:value="15.4986182536367" table:style-name="ce1">
            <text:p>15.49861825</text:p>
          </table:table-cell>
          <table:table-cell office:value-type="float" office:value="15.2409766733956" table:style-name="ce1">
            <text:p>15.24097667</text:p>
          </table:table-cell>
          <table:table-cell office:value-type="float" office:value="15.045512831643901" table:style-name="ce1">
            <text:p>15.04551283</text:p>
          </table:table-cell>
          <table:table-cell office:value-type="float" office:value="15.151434222997" table:style-name="ce1">
            <text:p>15.15143422</text:p>
          </table:table-cell>
          <table:table-cell office:value-type="float" office:value="14.634655045292799" table:style-name="ce1">
            <text:p>14.63465505</text:p>
          </table:table-cell>
          <table:table-cell office:value-type="float" office:value="14.5057828823129" table:style-name="ce1">
            <text:p>14.50578288</text:p>
          </table:table-cell>
          <table:table-cell office:value-type="float" office:value="14.0451185167205" table:style-name="ce1">
            <text:p>14.04511852</text:p>
          </table:table-cell>
          <table:table-cell office:value-type="float" office:value="13.6280266066531" table:style-name="ce1">
            <text:p>13.62802661</text:p>
          </table:table-cell>
          <table:table-cell office:value-type="float" office:value="13.894992950760001" table:style-name="ce1">
            <text:p>13.89499295</text:p>
          </table:table-cell>
          <table:table-cell office:value-type="float" office:value="13.4929398507067" table:style-name="ce1">
            <text:p>13.49293985</text:p>
          </table:table-cell>
          <table:table-cell office:value-type="float" office:value="13.1076068715142" table:style-name="ce1">
            <text:p>13.10760687</text:p>
          </table:table-cell>
          <table:table-cell office:value-type="float" office:value="12.762155555131701" table:style-name="ce1">
            <text:p>12.76215556</text:p>
          </table:table-cell>
          <table:table-cell office:value-type="float" office:value="12.4252735946417" table:style-name="ce1">
            <text:p>12.42527359</text:p>
          </table:table-cell>
          <table:table-cell office:value-type="float" office:value="12.098316283726801" table:style-name="ce1">
            <text:p>12.09831628</text:p>
          </table:table-cell>
          <table:table-cell office:value-type="float" office:value="11.840258835667999" table:style-name="ce1">
            <text:p>11.84025884</text:p>
          </table:table-cell>
          <table:table-cell office:value-type="float" office:value="11.558610446941399" table:style-name="ce1">
            <text:p>11.55861045</text:p>
          </table:table-cell>
          <table:table-cell office:value-type="float" office:value="11.2771880712978" table:style-name="ce1">
            <text:p>11.27718807</text:p>
          </table:table-cell>
          <table:table-cell office:value-type="float" office:value="11.681536555609499" table:style-name="ce1">
            <text:p>11.68153656</text:p>
          </table:table-cell>
          <table:table-cell office:value-type="float" office:value="11.410344846073301" table:style-name="ce1">
            <text:p>11.41034485</text:p>
          </table:table-cell>
          <table:table-cell office:value-type="float" office:value="11.254499311239799" table:style-name="ce1">
            <text:p>11.25449931</text:p>
          </table:table-cell>
          <table:table-cell office:value-type="float" office:value="11.0171620662479" table:style-name="ce1">
            <text:p>11.01716207</text:p>
          </table:table-cell>
          <table:table-cell office:value-type="float" office:value="10.777678016544099" table:style-name="ce1">
            <text:p>10.77767802</text:p>
          </table:table-cell>
          <table:table-cell office:value-type="float" office:value="10.564955419539899" table:style-name="ce1">
            <text:p>10.56495542</text:p>
          </table:table-cell>
          <table:table-cell office:value-type="float" office:value="10.345028832829399" table:style-name="ce1">
            <text:p>10.34502883</text:p>
          </table:table-cell>
          <table:table-cell office:value-type="float" office:value="10.153659150588" table:style-name="ce1">
            <text:p>10.15365915</text:p>
          </table:table-cell>
          <table:table-cell office:value-type="float" office:value="9.9507555527249103" table:style-name="ce1">
            <text:p>9.950755553</text:p>
          </table:table-cell>
          <table:table-cell office:value-type="float" office:value="9.7558089586995909" table:style-name="ce1">
            <text:p>9.755808959</text:p>
          </table:table-cell>
          <table:table-cell office:value-type="float" office:value="9.5682144744914002" table:style-name="ce1">
            <text:p>9.568214474</text:p>
          </table:table-cell>
          <table:table-cell office:value-type="float" office:value="9.4003492859490301" table:style-name="ce1">
            <text:p>9.400349286</text:p>
          </table:table-cell>
          <table:table-cell office:value-type="float" office:value="9.2317784291166909" table:style-name="ce1">
            <text:p>9.231778429</text:p>
          </table:table-cell>
          <table:table-cell office:value-type="float" office:value="9.0651546219472205" table:style-name="ce1">
            <text:p>9.065154622</text:p>
          </table:table-cell>
          <table:table-cell office:value-type="float" office:value="9.0369195307727193" table:style-name="ce1">
            <text:p>9.036919531</text:p>
          </table:table-cell>
          <table:table-cell office:value-type="float" office:value="8.9676617421702591" table:style-name="ce1">
            <text:p>8.967661742</text:p>
          </table:table-cell>
          <table:table-cell office:value-type="float" office:value="8.8153728087088901" table:style-name="ce1">
            <text:p>8.815372809</text:p>
          </table:table-cell>
          <table:table-cell office:value-type="float" office:value="8.6791752349570004" table:style-name="ce1">
            <text:p>8.679175235</text:p>
          </table:table-cell>
          <table:table-cell office:value-type="float" office:value="8.5346636353316097" table:style-name="ce1">
            <text:p>8.534663635</text:p>
          </table:table-cell>
          <table:table-cell office:value-type="float" office:value="8.4083135598000407" table:style-name="ce1">
            <text:p>8.40831356</text:p>
          </table:table-cell>
          <table:table-cell office:value-type="float" office:value="8.2860392931565805" table:style-name="ce1">
            <text:p>8.286039293</text:p>
          </table:table-cell>
          <table:table-cell office:value-type="float" office:value="8.1546494513197096" table:style-name="ce1">
            <text:p>8.154649451</text:p>
          </table:table-cell>
          <table:table-cell office:value-type="float" office:value="8.0457243406059806" table:style-name="ce1">
            <text:p>8.045724341</text:p>
          </table:table-cell>
          <table:table-cell office:value-type="float" office:value="7.9219439661351201" table:style-name="ce1">
            <text:p>7.921943966</text:p>
          </table:table-cell>
          <table:table-cell office:value-type="float" office:value="8.1262975728321898" table:style-name="ce1">
            <text:p>8.126297573</text:p>
          </table:table-cell>
          <table:table-cell office:value-type="float" office:value="8.0136759468494994" table:style-name="ce1">
            <text:p>8.013675947</text:p>
          </table:table-cell>
          <table:table-cell office:value-type="float" office:value="7.8961559303628901" table:style-name="ce1">
            <text:p>7.89615593</text:p>
          </table:table-cell>
          <table:table-cell office:value-type="float" office:value="7.7818417756827598" table:style-name="ce1">
            <text:p>7.781841776</text:p>
          </table:table-cell>
          <table:table-cell office:value-type="float" office:value="7.6844999560730303" table:style-name="ce1">
            <text:p>7.684499956</text:p>
          </table:table-cell>
          <table:table-cell office:value-type="float" office:value="7.5772178304212296" table:style-name="ce1">
            <text:p>7.57721783</text:p>
          </table:table-cell>
          <table:table-cell office:value-type="float" office:value="7.4722886220231599" table:style-name="ce1">
            <text:p>7.472288622</text:p>
          </table:table-cell>
          <table:table-cell office:value-type="float" office:value="7.4698160794134099" table:style-name="ce1">
            <text:p>7.469816079</text:p>
          </table:table-cell>
          <table:table-cell office:value-type="float" office:value="7.3794093210071203" table:style-name="ce1">
            <text:p>7.379409321</text:p>
          </table:table-cell>
          <table:table-cell office:value-type="float" office:value="7.2820005051144703" table:style-name="ce1">
            <text:p>7.282000505</text:p>
          </table:table-cell>
          <table:table-cell office:value-type="float" office:value="7.1871550791137304" table:style-name="ce1">
            <text:p>7.187155079</text:p>
          </table:table-cell>
          <table:table-cell office:value-type="float" office:value="7.0938270362664602" table:style-name="ce1">
            <text:p>7.093827036</text:p>
          </table:table-cell>
          <table:table-cell office:value-type="float" office:value="7.0193238856357603" table:style-name="ce1">
            <text:p>7.019323886</text:p>
          </table:table-cell>
          <table:table-cell office:value-type="float" office:value="6.9901428606697698" table:style-name="ce1">
            <text:p>6.990142861</text:p>
          </table:table-cell>
          <table:table-cell office:value-type="float" office:value="6.9988729646646197" table:style-name="ce1">
            <text:p>6.998872965</text:p>
          </table:table-cell>
          <table:table-cell office:value-type="float" office:value="6.9124781846054697" table:style-name="ce1">
            <text:p>6.912478185</text:p>
          </table:table-cell>
          <table:table-cell office:value-type="float" office:value="6.8282830757375201" table:style-name="ce1">
            <text:p>6.828283076</text:p>
          </table:table-cell>
          <table:table-cell office:value-type="float" office:value="6.7487347077320097" table:style-name="ce1">
            <text:p>6.748734708</text:p>
          </table:table-cell>
          <table:table-cell office:value-type="float" office:value="6.6688933310082099" table:style-name="ce1">
            <text:p>6.668893331</text:p>
          </table:table-cell>
          <table:table-cell office:value-type="float" office:value="6.6036096248842" table:style-name="ce1">
            <text:p>6.603609625</text:p>
          </table:table-cell>
          <table:table-cell office:value-type="float" office:value="6.5914089800734201" table:style-name="ce1">
            <text:p>6.59140898</text:p>
          </table:table-cell>
          <table:table-cell office:value-type="float" office:value="6.5161351967674497" table:style-name="ce1">
            <text:p>6.516135197</text:p>
          </table:table-cell>
          <table:table-cell office:value-type="float" office:value="6.44464715531495" table:style-name="ce1">
            <text:p>6.444647155</text:p>
          </table:table-cell>
          <table:table-cell office:value-type="float" office:value="6.3823529944965998" table:style-name="ce1">
            <text:p>6.382352994</text:p>
          </table:table-cell>
          <table:table-cell office:value-type="float" office:value="6.3114479143341198" table:style-name="ce1">
            <text:p>6.311447914</text:p>
          </table:table-cell>
          <table:table-cell office:value-type="float" office:value="6.2421011875818104" table:style-name="ce1">
            <text:p>6.242101188</text:p>
          </table:table-cell>
          <table:table-cell office:value-type="float" office:value="6.1742619983675899" table:style-name="ce1">
            <text:p>6.174261998</text:p>
          </table:table-cell>
          <table:table-cell office:value-type="float" office:value="6.1091013648706198" table:style-name="ce1">
            <text:p>6.109101365</text:p>
          </table:table-cell>
          <table:table-cell office:value-type="float" office:value="6.0927141953473196" table:style-name="ce1">
            <text:p>6.092714195</text:p>
          </table:table-cell>
          <table:table-cell office:value-type="float" office:value="6.0300003996216702" table:style-name="ce1">
            <text:p>6.0300004</text:p>
          </table:table-cell>
          <table:table-cell office:value-type="float" office:value="5.9682130678396703" table:style-name="ce1">
            <text:p>5.968213068</text:p>
          </table:table-cell>
          <table:table-cell office:value-type="float" office:value="5.9076997016614197" table:style-name="ce1">
            <text:p>5.907699702</text:p>
          </table:table-cell>
          <table:table-cell office:value-type="float" office:value="5.8485836137174196" table:style-name="ce1">
            <text:p>5.848583614</text:p>
          </table:table-cell>
          <table:table-cell office:value-type="float" office:value="5.7917875017736096" table:style-name="ce1">
            <text:p>5.791787502</text:p>
          </table:table-cell>
          <table:table-cell office:value-type="float" office:value="5.7352186627699799" table:style-name="ce1">
            <text:p>5.735218663</text:p>
          </table:table-cell>
          <table:table-cell office:value-type="float" office:value="5.6788507459399096" table:style-name="ce1">
            <text:p>5.678850746</text:p>
          </table:table-cell>
          <table:table-cell office:value-type="float" office:value="5.6235880823810103" table:style-name="ce1">
            <text:p>5.623588082</text:p>
          </table:table-cell>
          <table:table-cell office:value-type="float" office:value="5.5689901398336303" table:style-name="ce1">
            <text:p>5.56899014</text:p>
          </table:table-cell>
          <table:table-cell office:value-type="float" office:value="5.5187219613340801" table:style-name="ce1">
            <text:p>5.518721961</text:p>
          </table:table-cell>
          <table:table-cell office:value-type="float" office:value="5.4683128810478401" table:style-name="ce1">
            <text:p>5.468312881</text:p>
          </table:table-cell>
          <table:table-cell office:value-type="float" office:value="5.56055328986643" table:style-name="ce1">
            <text:p>5.56055329</text:p>
          </table:table-cell>
          <table:table-cell office:value-type="float" office:value="5.5089835379279899" table:style-name="ce1">
            <text:p>5.508983538</text:p>
          </table:table-cell>
          <table:table-cell office:value-type="float" office:value="5.4600648804590302" table:style-name="ce1">
            <text:p>5.46006488</text:p>
          </table:table-cell>
          <table:table-cell office:value-type="float" office:value="5.4103584050688802" table:style-name="ce1">
            <text:p>5.410358405</text:p>
          </table:table-cell>
          <table:table-cell office:value-type="float" office:value="5.3615556837767304" table:style-name="ce1">
            <text:p>5.361555684</text:p>
          </table:table-cell>
          <table:table-cell office:value-type="float" office:value="5.31848444907597" table:style-name="ce1">
            <text:p>5.318484449</text:p>
          </table:table-cell>
          <table:table-cell office:value-type="float" office:value="5.2802362735804804" table:style-name="ce1">
            <text:p>5.280236274</text:p>
          </table:table-cell>
          <table:table-cell office:value-type="float" office:value="5.2454354741717504" table:style-name="ce1">
            <text:p>5.245435474</text:p>
          </table:table-cell>
          <table:table-cell office:value-type="float" office:value="5.1994972617442299" table:style-name="ce1">
            <text:p>5.199497262</text:p>
          </table:table-cell>
          <table:table-cell office:value-type="float" office:value="5.1542920314670901" table:style-name="ce1">
            <text:p>5.154292031</text:p>
          </table:table-cell>
          <table:table-cell office:value-type="float" office:value="5.10986620171197" table:style-name="ce1">
            <text:p>5.109866202</text:p>
          </table:table-cell>
          <table:table-cell office:value-type="float" office:value="5.0661997878501097" table:style-name="ce1">
            <text:p>5.066199788</text:p>
          </table:table-cell>
          <table:table-cell office:value-type="float" office:value="5.0251791839808702" table:style-name="ce1">
            <text:p>5.025179184</text:p>
          </table:table-cell>
          <table:table-cell office:value-type="float" office:value="4.9830220417409699" table:style-name="ce1">
            <text:p>4.983022042</text:p>
          </table:table-cell>
          <table:table-cell office:value-type="float" office:value="4.9439762165348196" table:style-name="ce1">
            <text:p>4.943976217</text:p>
          </table:table-cell>
          <table:table-cell office:value-type="float" office:value="4.9062609961553099" table:style-name="ce1">
            <text:p>4.906260996</text:p>
          </table:table-cell>
          <table:table-cell office:value-type="float" office:value="4.8660457420884597" table:style-name="ce1">
            <text:p>4.866045742</text:p>
          </table:table-cell>
          <table:table-cell office:value-type="float" office:value="4.8332104842495802" table:style-name="ce1">
            <text:p>4.833210484</text:p>
          </table:table-cell>
          <table:table-cell office:value-type="float" office:value="4.7944129386165999" table:style-name="ce1">
            <text:p>4.794412939</text:p>
          </table:table-cell>
          <table:table-cell office:value-type="float" office:value="4.7560648013466604" table:style-name="ce1">
            <text:p>4.756064801</text:p>
          </table:table-cell>
          <table:table-cell office:value-type="float" office:value="4.7189035579157999" table:style-name="ce1">
            <text:p>4.718903558</text:p>
          </table:table-cell>
          <table:table-cell office:value-type="float" office:value="4.6820780107112103" table:style-name="ce1">
            <text:p>4.682078011</text:p>
          </table:table-cell>
          <table:table-cell office:value-type="float" office:value="4.6460263780868702" table:style-name="ce1">
            <text:p>4.646026378</text:p>
          </table:table-cell>
          <table:table-cell office:value-type="float" office:value="4.6105336855032197" table:style-name="ce1">
            <text:p>4.610533686</text:p>
          </table:table-cell>
          <table:table-cell office:value-type="float" office:value="4.5753915730219097" table:style-name="ce1">
            <text:p>4.575391573</text:p>
          </table:table-cell>
          <table:table-cell office:value-type="float" office:value="4.54489735209801" table:style-name="ce1">
            <text:p>4.544897352</text:p>
          </table:table-cell>
          <table:table-cell office:value-type="float" office:value="4.5113323955150699" table:style-name="ce1">
            <text:p>4.511332396</text:p>
          </table:table-cell>
          <table:table-cell office:value-type="float" office:value="4.4779198890435001" table:style-name="ce1">
            <text:p>4.477919889</text:p>
          </table:table-cell>
          <table:table-cell office:value-type="float" office:value="4.4452370282935396" table:style-name="ce1">
            <text:p>4.445237028</text:p>
          </table:table-cell>
          <table:table-cell office:value-type="float" office:value="4.4128556290399503" table:style-name="ce1">
            <text:p>4.412855629</text:p>
          </table:table-cell>
          <table:table-cell office:value-type="float" office:value="4.3807174189950402" table:style-name="ce1">
            <text:p>4.380717419</text:p>
          </table:table-cell>
          <table:table-cell office:value-type="float" office:value="4.3492338541468696" table:style-name="ce1">
            <text:p>4.349233854</text:p>
          </table:table-cell>
          <table:table-cell office:value-type="float" office:value="4.3182065728472301" table:style-name="ce1">
            <text:p>4.318206573</text:p>
          </table:table-cell>
          <table:table-cell office:value-type="float" office:value="4.2874467401825296" table:style-name="ce1">
            <text:p>4.28744674</text:p>
          </table:table-cell>
          <table:table-cell office:value-type="float" office:value="4.2577857177627303" table:style-name="ce1">
            <text:p>4.257785718</text:p>
          </table:table-cell>
          <table:table-cell office:value-type="float" office:value="4.2344532970906599" table:style-name="ce1">
            <text:p>4.234453297</text:p>
          </table:table-cell>
          <table:table-cell office:value-type="float" office:value="4.2053262777347404" table:style-name="ce1">
            <text:p>4.205326278</text:p>
          </table:table-cell>
          <table:table-cell office:value-type="float" office:value="4.17596235676434" table:style-name="ce1">
            <text:p>4.175962357</text:p>
          </table:table-cell>
          <table:table-cell office:value-type="float" office:value="4.1470062680296396" table:style-name="ce1">
            <text:p>4.147006268</text:p>
          </table:table-cell>
          <table:table-cell office:value-type="float" office:value="4.1184495736223203" table:style-name="ce1">
            <text:p>4.118449574</text:p>
          </table:table-cell>
          <table:table-cell office:value-type="float" office:value="4.0902840668096196" table:style-name="ce1">
            <text:p>4.090284067</text:p>
          </table:table-cell>
          <table:table-cell office:value-type="float" office:value="4.0631285054609103" table:style-name="ce1">
            <text:p>4.063128505</text:p>
          </table:table-cell>
          <table:table-cell office:value-type="float" office:value="4.0358120496507199" table:style-name="ce1">
            <text:p>4.03581205</text:p>
          </table:table-cell>
          <table:table-cell office:value-type="float" office:value="4.00901190054201" table:style-name="ce1">
            <text:p>4.009011901</text:p>
          </table:table-cell>
          <table:table-cell office:value-type="float" office:value="3.9825690867547601" table:style-name="ce1">
            <text:p>3.982569087</text:p>
          </table:table-cell>
          <table:table-cell office:value-type="float" office:value="3.9566412718411201" table:style-name="ce1">
            <text:p>3.956641272</text:p>
          </table:table-cell>
          <table:table-cell office:value-type="float" office:value="3.9308909334241" table:style-name="ce1">
            <text:p>3.930890933</text:p>
          </table:table-cell>
          <table:table-cell office:value-type="float" office:value="3.9060805587050602" table:style-name="ce1">
            <text:p>3.906080559</text:p>
          </table:table-cell>
          <table:table-cell office:value-type="float" office:value="3.8814587569157402" table:style-name="ce1">
            <text:p>3.881458757</text:p>
          </table:table-cell>
          <table:table-cell office:value-type="float" office:value="3.8568928818972998" table:style-name="ce1">
            <text:p>3.856892882</text:p>
          </table:table-cell>
          <table:table-cell office:value-type="float" office:value="3.83264195399448" table:style-name="ce1">
            <text:p>3.832641954</text:p>
          </table:table-cell>
          <table:table-cell office:value-type="float" office:value="3.8089583943075702" table:style-name="ce1">
            <text:p>3.808958394</text:p>
          </table:table-cell>
          <table:table-cell office:value-type="float" office:value="3.7852780819056" table:style-name="ce1">
            <text:p>3.785278082</text:p>
          </table:table-cell>
          <table:table-cell office:value-type="float" office:value="3.7620902735197101" table:style-name="ce1">
            <text:p>3.762090274</text:p>
          </table:table-cell>
          <table:table-cell office:value-type="float" office:value="3.7391923127386502" table:style-name="ce1">
            <text:p>3.739192313</text:p>
          </table:table-cell>
          <table:table-cell office:value-type="float" office:value="3.7165787986753598" table:style-name="ce1">
            <text:p>3.716578799</text:p>
          </table:table-cell>
          <table:table-cell office:value-type="float" office:value="3.6942444637980398" table:style-name="ce1">
            <text:p>3.694244464</text:p>
          </table:table-cell>
          <table:table-cell office:value-type="float" office:value="3.6715803873330199" table:style-name="ce1">
            <text:p>3.671580387</text:p>
          </table:table-cell>
          <table:table-cell office:value-type="float" office:value="3.6491927020444002" table:style-name="ce1">
            <text:p>3.649192702</text:p>
          </table:table-cell>
          <table:table-cell office:value-type="float" office:value="3.6270763826380699" table:style-name="ce1">
            <text:p>3.627076383</text:p>
          </table:table-cell>
          <table:table-cell office:value-type="float" office:value="3.60526438984488" table:style-name="ce1">
            <text:p>3.60526439</text:p>
          </table:table-cell>
          <table:table-cell office:value-type="float" office:value="3.58371361852226" table:style-name="ce1">
            <text:p>3.583713619</text:p>
          </table:table-cell>
          <table:table-cell office:value-type="float" office:value="3.5624194040011101" table:style-name="ce1">
            <text:p>3.562419404</text:p>
          </table:table-cell>
          <table:table-cell office:value-type="float" office:value="3.5417392243016699" table:style-name="ce1">
            <text:p>3.541739224</text:p>
          </table:table-cell>
          <table:table-cell office:value-type="float" office:value="3.5213023408339801" table:style-name="ce1">
            <text:p>3.521302341</text:p>
          </table:table-cell>
          <table:table-cell office:value-type="float" office:value="3.5007466872558202" table:style-name="ce1">
            <text:p>3.500746687</text:p>
          </table:table-cell>
          <table:table-cell office:value-type="float" office:value="3.4811778321055602" table:style-name="ce1">
            <text:p>3.481177832</text:p>
          </table:table-cell>
          <table:table-cell office:value-type="float" office:value="3.4613016008936999" table:style-name="ce1">
            <text:p>3.461301601</text:p>
          </table:table-cell>
          <table:table-cell office:value-type="float" office:value="3.4424267022405699" table:style-name="ce1">
            <text:p>3.442426702</text:p>
          </table:table-cell>
          <table:table-cell office:value-type="float" office:value="3.4229990629846498" table:style-name="ce1">
            <text:p>3.422999063</text:p>
          </table:table-cell>
          <table:table-cell office:value-type="float" office:value="3.4043167024075198" table:style-name="ce1">
            <text:p>3.404316702</text:p>
          </table:table-cell>
          <table:table-cell office:value-type="float" office:value="3.38549993080668" table:style-name="ce1">
            <text:p>3.385499931</text:p>
          </table:table-cell>
          <table:table-cell office:value-type="float" office:value="3.3668945836058399" table:style-name="ce1">
            <text:p>3.366894584</text:p>
          </table:table-cell>
          <table:table-cell office:value-type="float" office:value="3.3487237931005001" table:style-name="ce1">
            <text:p>3.348723793</text:p>
          </table:table-cell>
          <table:table-cell office:value-type="float" office:value="3.3306665306307699" table:style-name="ce1">
            <text:p>3.330666531</text:p>
          </table:table-cell>
          <table:table-cell office:value-type="float" office:value="3.31250036102759" table:style-name="ce1">
            <text:p>3.312500361</text:p>
          </table:table-cell>
          <table:table-cell office:value-type="float" office:value="3.3194025976685402" table:style-name="ce1">
            <text:p>3.319402598</text:p>
          </table:table-cell>
          <table:table-cell office:value-type="float" office:value="3.3020009638092001" table:style-name="ce1">
            <text:p>3.302000964</text:p>
          </table:table-cell>
          <table:table-cell office:value-type="float" office:value="3.2850176391974699" table:style-name="ce1">
            <text:p>3.285017639</text:p>
          </table:table-cell>
          <table:table-cell office:value-type="float" office:value="3.2672947631962299" table:style-name="ce1">
            <text:p>3.267294763</text:p>
          </table:table-cell>
          <table:table-cell office:value-type="float" office:value="3.25045395049845" table:style-name="ce1">
            <text:p>3.25045395</text:p>
          </table:table-cell>
          <table:table-cell office:value-type="float" office:value="3.2337932534445102" table:style-name="ce1">
            <text:p>3.233793253</text:p>
          </table:table-cell>
          <table:table-cell office:value-type="float" office:value="3.2166256594313301" table:style-name="ce1">
            <text:p>3.216625659</text:p>
          </table:table-cell>
          <table:table-cell office:value-type="float" office:value="3.2007979445610499" table:style-name="ce1">
            <text:p>3.200797945</text:p>
          </table:table-cell>
          <table:table-cell office:value-type="float" office:value="3.18984520964477" table:style-name="ce1">
            <text:p>3.18984521</text:p>
          </table:table-cell>
          <table:table-cell office:value-type="float" office:value="3.1731773581752498" table:style-name="ce1">
            <text:p>3.173177358</text:p>
          </table:table-cell>
          <table:table-cell office:value-type="float" office:value="3.1566831301585498" table:style-name="ce1">
            <text:p>3.15668313</text:p>
          </table:table-cell>
          <table:table-cell office:value-type="float" office:value="3.1403598267845001" table:style-name="ce1">
            <text:p>3.140359827</text:p>
          </table:table-cell>
          <table:table-cell office:value-type="float" office:value="3.1248677843856698" table:style-name="ce1">
            <text:p>3.124867784</text:p>
          </table:table-cell>
          <table:table-cell office:value-type="float" office:value="3.10953463472939" table:style-name="ce1">
            <text:p>3.109534635</text:p>
          </table:table-cell>
          <table:table-cell office:value-type="float" office:value="3.0937731980499099" table:style-name="ce1">
            <text:p>3.093773198</text:p>
          </table:table-cell>
          <table:table-cell office:value-type="float" office:value="3.0781717759560201" table:style-name="ce1">
            <text:p>3.078171776</text:p>
          </table:table-cell>
          <table:table-cell office:value-type="float" office:value="3.0627279439842798" table:style-name="ce1">
            <text:p>3.062727944</text:p>
          </table:table-cell>
          <table:table-cell office:value-type="float" office:value="3.0474393264042301" table:style-name="ce1">
            <text:p>3.047439326</text:p>
          </table:table-cell>
          <table:table-cell office:value-type="float" office:value="3.0323035949999699" table:style-name="ce1">
            <text:p>3.032303595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15.316418424594" table:style-name="ce1">
            <text:p>15.31641842</text:p>
          </table:table-cell>
          <table:table-cell office:value-type="string" table:style-name="ce1">
            <text:p><text:s/>global min</text:p>
          </table:table-cell>
          <table:table-cell office:value-type="float" office:value="-16.597871735737002" table:style-name="ce1">
            <text:p>-16.59787174</text:p>
          </table:table-cell>
          <table:table-cell office:value-type="string" table:style-name="ce1">
            <text:p><text:s/>range</text:p>
          </table:table-cell>
          <table:table-cell office:value-type="float" office:value="31.914290160331099" table:style-name="ce1">
            <text:p>31.91429016</text:p>
          </table:table-cell>
          <table:table-cell office:value-type="string" table:style-name="ce1">
            <text:p><text:s/>regret</text:p>
          </table:table-cell>
          <table:table-cell office:value-type="float" office:value="27.181122868065" table:style-name="ce1">
            <text:p>27.18112287</text:p>
          </table:table-cell>
          <table:table-cell office:value-type="float" office:value="19.931152870270999" table:style-name="ce1">
            <text:p>19.93115287</text:p>
          </table:table-cell>
          <table:table-cell office:value-type="float" office:value="21.1472974059126" table:style-name="ce1">
            <text:p>21.14729741</text:p>
          </table:table-cell>
          <table:table-cell office:value-type="float" office:value="22.585373408826602" table:style-name="ce1">
            <text:p>22.58537341</text:p>
          </table:table-cell>
          <table:table-cell office:value-type="float" office:value="21.0638513848596" table:style-name="ce1">
            <text:p>21.06385138</text:p>
          </table:table-cell>
          <table:table-cell office:value-type="float" office:value="20.0957646794505" table:style-name="ce1">
            <text:p>20.09576468</text:p>
          </table:table-cell>
          <table:table-cell office:value-type="float" office:value="20.0203346366504" table:style-name="ce1">
            <text:p>20.02033464</text:p>
          </table:table-cell>
          <table:table-cell office:value-type="float" office:value="19.6464580160007" table:style-name="ce1">
            <text:p>19.64645802</text:p>
          </table:table-cell>
          <table:table-cell office:value-type="float" office:value="17.9997257435382" table:style-name="ce1">
            <text:p>17.99972574</text:p>
          </table:table-cell>
          <table:table-cell office:value-type="float" office:value="18.656152535221999" table:style-name="ce1">
            <text:p>18.65615254</text:p>
          </table:table-cell>
          <table:table-cell office:value-type="float" office:value="19.754438244145401" table:style-name="ce1">
            <text:p>19.75443824</text:p>
          </table:table-cell>
          <table:table-cell office:value-type="float" office:value="18.577640598703599" table:style-name="ce1">
            <text:p>18.5776406</text:p>
          </table:table-cell>
          <table:table-cell office:value-type="float" office:value="17.3782045071633" table:style-name="ce1">
            <text:p>17.37820451</text:p>
          </table:table-cell>
          <table:table-cell office:value-type="float" office:value="16.609837907268901" table:style-name="ce1">
            <text:p>16.60983791</text:p>
          </table:table-cell>
          <table:table-cell office:value-type="float" office:value="15.7768926190884" table:style-name="ce1">
            <text:p>15.77689262</text:p>
          </table:table-cell>
          <table:table-cell office:value-type="float" office:value="15.0340926510654" table:style-name="ce1">
            <text:p>15.03409265</text:p>
          </table:table-cell>
          <table:table-cell office:value-type="float" office:value="15.1517644362984" table:style-name="ce1">
            <text:p>15.15176444</text:p>
          </table:table-cell>
          <table:table-cell office:value-type="float" office:value="15.388633890984901" table:style-name="ce1">
            <text:p>15.38863389</text:p>
          </table:table-cell>
          <table:table-cell office:value-type="float" office:value="15.7558545748121" table:style-name="ce1">
            <text:p>15.75585457</text:p>
          </table:table-cell>
          <table:table-cell office:value-type="float" office:value="15.289867996888299" table:style-name="ce1">
            <text:p>15.289868</text:p>
          </table:table-cell>
          <table:table-cell office:value-type="float" office:value="14.5869546991254" table:style-name="ce1">
            <text:p>14.5869547</text:p>
          </table:table-cell>
          <table:table-cell office:value-type="float" office:value="15.245984138715301" table:style-name="ce1">
            <text:p>15.24598414</text:p>
          </table:table-cell>
          <table:table-cell office:value-type="float" office:value="15.512973836200601" table:style-name="ce1">
            <text:p>15.51297384</text:p>
          </table:table-cell>
          <table:table-cell office:value-type="float" office:value="15.5670753233341" table:style-name="ce1">
            <text:p>15.56707532</text:p>
          </table:table-cell>
          <table:table-cell office:value-type="float" office:value="16.1869842830362" table:style-name="ce1">
            <text:p>16.18698428</text:p>
          </table:table-cell>
          <table:table-cell office:value-type="float" office:value="15.9502095891291" table:style-name="ce1">
            <text:p>15.95020959</text:p>
          </table:table-cell>
          <table:table-cell office:value-type="float" office:value="16.397543541388501" table:style-name="ce1">
            <text:p>16.39754354</text:p>
          </table:table-cell>
          <table:table-cell office:value-type="float" office:value="15.928156338495301" table:style-name="ce1">
            <text:p>15.92815634</text:p>
          </table:table-cell>
          <table:table-cell office:value-type="float" office:value="15.5361994330445" table:style-name="ce1">
            <text:p>15.53619943</text:p>
          </table:table-cell>
          <table:table-cell office:value-type="float" office:value="15.018628004628299" table:style-name="ce1">
            <text:p>15.018628</text:p>
          </table:table-cell>
          <table:table-cell office:value-type="float" office:value="14.681744356905799" table:style-name="ce1">
            <text:p>14.68174436</text:p>
          </table:table-cell>
          <table:table-cell office:value-type="float" office:value="14.408136798907099" table:style-name="ce1">
            <text:p>14.4081368</text:p>
          </table:table-cell>
          <table:table-cell office:value-type="float" office:value="13.9775329718364" table:style-name="ce1">
            <text:p>13.97753297</text:p>
          </table:table-cell>
          <table:table-cell office:value-type="float" office:value="13.8307437667532" table:style-name="ce1">
            <text:p>13.83074377</text:p>
          </table:table-cell>
          <table:table-cell office:value-type="float" office:value="13.7438451097591" table:style-name="ce1">
            <text:p>13.74384511</text:p>
          </table:table-cell>
          <table:table-cell office:value-type="float" office:value="13.749922219930699" table:style-name="ce1">
            <text:p>13.74992222</text:p>
          </table:table-cell>
          <table:table-cell office:value-type="float" office:value="13.4148760769814" table:style-name="ce1">
            <text:p>13.41487608</text:p>
          </table:table-cell>
          <table:table-cell office:value-type="float" office:value="13.145108300722599" table:style-name="ce1">
            <text:p>13.1451083</text:p>
          </table:table-cell>
          <table:table-cell office:value-type="float" office:value="12.8216530927855" table:style-name="ce1">
            <text:p>12.82165309</text:p>
          </table:table-cell>
          <table:table-cell office:value-type="float" office:value="12.540885627901799" table:style-name="ce1">
            <text:p>12.54088563</text:p>
          </table:table-cell>
          <table:table-cell office:value-type="float" office:value="12.346601464421999" table:style-name="ce1">
            <text:p>12.34660146</text:p>
          </table:table-cell>
          <table:table-cell office:value-type="float" office:value="12.0548522634082" table:style-name="ce1">
            <text:p>12.05485226</text:p>
          </table:table-cell>
          <table:table-cell office:value-type="float" office:value="11.783105108204399" table:style-name="ce1">
            <text:p>11.78310511</text:p>
          </table:table-cell>
          <table:table-cell office:value-type="float" office:value="11.5198120490537" table:style-name="ce1">
            <text:p>11.51981205</text:p>
          </table:table-cell>
          <table:table-cell office:value-type="float" office:value="11.2888156579165" table:style-name="ce1">
            <text:p>11.28881566</text:p>
          </table:table-cell>
          <table:table-cell office:value-type="float" office:value="11.047715545909" table:style-name="ce1">
            <text:p>11.04771555</text:p>
          </table:table-cell>
          <table:table-cell office:value-type="float" office:value="10.8365933948871" table:style-name="ce1">
            <text:p>10.83659339</text:p>
          </table:table-cell>
          <table:table-cell office:value-type="float" office:value="10.625614051783201" table:style-name="ce1">
            <text:p>10.62561405</text:p>
          </table:table-cell>
          <table:table-cell office:value-type="float" office:value="10.4273236207053" table:style-name="ce1">
            <text:p>10.42732362</text:p>
          </table:table-cell>
          <table:table-cell office:value-type="float" office:value="10.2227413584027" table:style-name="ce1">
            <text:p>10.22274136</text:p>
          </table:table-cell>
          <table:table-cell office:value-type="float" office:value="10.097466738180399" table:style-name="ce1">
            <text:p>10.09746674</text:p>
          </table:table-cell>
          <table:table-cell office:value-type="float" office:value="9.9050757436354395" table:style-name="ce1">
            <text:p>9.905075744</text:p>
          </table:table-cell>
          <table:table-cell office:value-type="float" office:value="9.7353456905285096" table:style-name="ce1">
            <text:p>9.735345691</text:p>
          </table:table-cell>
          <table:table-cell office:value-type="float" office:value="9.5555707151520295" table:style-name="ce1">
            <text:p>9.555570715</text:p>
          </table:table-cell>
          <table:table-cell office:value-type="float" office:value="9.4848521474195593" table:style-name="ce1">
            <text:p>9.484852147</text:p>
          </table:table-cell>
          <table:table-cell office:value-type="float" office:value="9.3789948347164191" table:style-name="ce1">
            <text:p>9.378994835</text:p>
          </table:table-cell>
          <table:table-cell office:value-type="float" office:value="9.2761143134010897" table:style-name="ce1">
            <text:p>9.276114313</text:p>
          </table:table-cell>
          <table:table-cell office:value-type="float" office:value="9.1605984411424206" table:style-name="ce1">
            <text:p>9.160598441</text:p>
          </table:table-cell>
          <table:table-cell office:value-type="float" office:value="9.0053340607840706" table:style-name="ce1">
            <text:p>9.005334061</text:p>
          </table:table-cell>
          <table:table-cell office:value-type="float" office:value="8.9191925678883308" table:style-name="ce1">
            <text:p>8.919192568</text:p>
          </table:table-cell>
          <table:table-cell office:value-type="float" office:value="8.77312476481735" table:style-name="ce1">
            <text:p>8.773124765</text:p>
          </table:table-cell>
          <table:table-cell office:value-type="float" office:value="8.6354229187593496" table:style-name="ce1">
            <text:p>8.635422919</text:p>
          </table:table-cell>
          <table:table-cell office:value-type="float" office:value="8.5751739795956805" table:style-name="ce1">
            <text:p>8.57517398</text:p>
          </table:table-cell>
          <table:table-cell office:value-type="float" office:value="8.4494736860266197" table:style-name="ce1">
            <text:p>8.449473686</text:p>
          </table:table-cell>
          <table:table-cell office:value-type="float" office:value="8.3311511598731691" table:style-name="ce1">
            <text:p>8.33115116</text:p>
          </table:table-cell>
          <table:table-cell office:value-type="float" office:value="8.2164141648152906" table:style-name="ce1">
            <text:p>8.216414165</text:p>
          </table:table-cell>
          <table:table-cell office:value-type="float" office:value="8.1091284715337597" table:style-name="ce1">
            <text:p>8.109128472</text:p>
          </table:table-cell>
          <table:table-cell office:value-type="float" office:value="7.9898765822464997" table:style-name="ce1">
            <text:p>7.989876582</text:p>
          </table:table-cell>
          <table:table-cell office:value-type="float" office:value="7.8742125242510204" table:style-name="ce1">
            <text:p>7.874212524</text:p>
          </table:table-cell>
          <table:table-cell office:value-type="float" office:value="7.7618531536268396" table:style-name="ce1">
            <text:p>7.761853154</text:p>
          </table:table-cell>
          <table:table-cell office:value-type="float" office:value="7.6632145104215699" table:style-name="ce1">
            <text:p>7.66321451</text:p>
          </table:table-cell>
          <table:table-cell office:value-type="float" office:value="7.5673158295275504" table:style-name="ce1">
            <text:p>7.56731583</text:p>
          </table:table-cell>
          <table:table-cell office:value-type="float" office:value="7.4777398964511903" table:style-name="ce1">
            <text:p>7.477739896</text:p>
          </table:table-cell>
          <table:table-cell office:value-type="float" office:value="7.3768117435337199" table:style-name="ce1">
            <text:p>7.376811744</text:p>
          </table:table-cell>
          <table:table-cell office:value-type="float" office:value="7.2921645564859698" table:style-name="ce1">
            <text:p>7.292164556</text:p>
          </table:table-cell>
          <table:table-cell office:value-type="float" office:value="7.1963341883816598" table:style-name="ce1">
            <text:p>7.196334188</text:p>
          </table:table-cell>
          <table:table-cell office:value-type="float" office:value="7.1162294939215496" table:style-name="ce1">
            <text:p>7.116229494</text:p>
          </table:table-cell>
          <table:table-cell office:value-type="float" office:value="7.0256727461756103" table:style-name="ce1">
            <text:p>7.025672746</text:p>
          </table:table-cell>
          <table:table-cell office:value-type="float" office:value="6.9374085743219602" table:style-name="ce1">
            <text:p>6.937408574</text:p>
          </table:table-cell>
          <table:table-cell office:value-type="float" office:value="6.8980183325311399" table:style-name="ce1">
            <text:p>6.898018333</text:p>
          </table:table-cell>
          <table:table-cell office:value-type="float" office:value="6.8129694220129604" table:style-name="ce1">
            <text:p>6.812969422</text:p>
          </table:table-cell>
          <table:table-cell office:value-type="float" office:value="6.72999487516595" table:style-name="ce1">
            <text:p>6.729994875</text:p>
          </table:table-cell>
          <table:table-cell office:value-type="float" office:value="6.6490197149899597" table:style-name="ce1">
            <text:p>6.649019715</text:p>
          </table:table-cell>
          <table:table-cell office:value-type="float" office:value="6.5699725348181603" table:style-name="ce1">
            <text:p>6.569972535</text:p>
          </table:table-cell>
          <table:table-cell office:value-type="float" office:value="6.5047760663491498" table:style-name="ce1">
            <text:p>6.504776066</text:p>
          </table:table-cell>
          <table:table-cell office:value-type="float" office:value="6.4292444444213501" table:style-name="ce1">
            <text:p>6.429244444</text:p>
          </table:table-cell>
          <table:table-cell office:value-type="float" office:value="6.3671643095998798" table:style-name="ce1">
            <text:p>6.36716431</text:p>
          </table:table-cell>
          <table:table-cell office:value-type="float" office:value="6.2954102057377996" table:style-name="ce1">
            <text:p>6.295410206</text:p>
          </table:table-cell>
          <table:table-cell office:value-type="float" office:value="6.2252685536479202" table:style-name="ce1">
            <text:p>6.225268554</text:p>
          </table:table-cell>
          <table:table-cell office:value-type="float" office:value="6.1566856049377998" table:style-name="ce1">
            <text:p>6.156685605</text:p>
          </table:table-cell>
          <table:table-cell office:value-type="float" office:value="6.0896099737817604" table:style-name="ce1">
            <text:p>6.089609974</text:p>
          </table:table-cell>
          <table:table-cell office:value-type="float" office:value="6.0239925085204096" table:style-name="ce1">
            <text:p>6.023992509</text:p>
          </table:table-cell>
          <table:table-cell office:value-type="float" office:value="5.9597861715442599" table:style-name="ce1">
            <text:p>5.959786172</text:p>
          </table:table-cell>
          <table:table-cell office:value-type="float" office:value="5.9020262674977904" table:style-name="ce1">
            <text:p>5.902026267</text:p>
          </table:table-cell>
          <table:table-cell office:value-type="float" office:value="5.8404554980476799" table:style-name="ce1">
            <text:p>5.840455498</text:p>
          </table:table-cell>
          <table:table-cell office:value-type="float" office:value="5.7875185604227299" table:style-name="ce1">
            <text:p>5.78751856</text:p>
          </table:table-cell>
          <table:table-cell office:value-type="float" office:value="5.7283977831991804" table:style-name="ce1">
            <text:p>5.728397783</text:p>
          </table:table-cell>
          <table:table-cell office:value-type="float" office:value="5.6704835524495696" table:style-name="ce1">
            <text:p>5.670483552</text:p>
          </table:table-cell>
          <table:table-cell office:value-type="float" office:value="5.6639471054178703" table:style-name="ce1">
            <text:p>5.663947105</text:p>
          </table:table-cell>
          <table:table-cell office:value-type="float" office:value="5.63894464015514" table:style-name="ce1">
            <text:p>5.63894464</text:p>
          </table:table-cell>
          <table:table-cell office:value-type="float" office:value="5.5906235000155098" table:style-name="ce1">
            <text:p>5.5906235</text:p>
          </table:table-cell>
          <table:table-cell office:value-type="float" office:value="5.5370792479187898" table:style-name="ce1">
            <text:p>5.537079248</text:p>
          </table:table-cell>
          <table:table-cell office:value-type="float" office:value="5.5316871643549401" table:style-name="ce1">
            <text:p>5.531687164</text:p>
          </table:table-cell>
          <table:table-cell office:value-type="float" office:value="5.5203838735663604" table:style-name="ce1">
            <text:p>5.520383874</text:p>
          </table:table-cell>
          <table:table-cell office:value-type="float" office:value="5.4683116763870396" table:style-name="ce1">
            <text:p>5.468311676</text:p>
          </table:table-cell>
          <table:table-cell office:value-type="float" office:value="5.4238795802518096" table:style-name="ce1">
            <text:p>5.42387958</text:p>
          </table:table-cell>
          <table:table-cell office:value-type="float" office:value="5.3753910823917099" table:style-name="ce1">
            <text:p>5.375391082</text:p>
          </table:table-cell>
          <table:table-cell office:value-type="float" office:value="5.3268144037228096" table:style-name="ce1">
            <text:p>5.326814404</text:p>
          </table:table-cell>
          <table:table-cell office:value-type="float" office:value="5.2849033494322599" table:style-name="ce1">
            <text:p>5.284903349</text:p>
          </table:table-cell>
          <table:table-cell office:value-type="float" office:value="5.2750048524181796" table:style-name="ce1">
            <text:p>5.275004852</text:p>
          </table:table-cell>
          <table:table-cell office:value-type="float" office:value="5.2296049015785702" table:style-name="ce1">
            <text:p>5.229604902</text:p>
          </table:table-cell>
          <table:table-cell office:value-type="float" office:value="5.1840647666193798" table:style-name="ce1">
            <text:p>5.184064767</text:p>
          </table:table-cell>
          <table:table-cell office:value-type="float" office:value="5.1449005605966702" table:style-name="ce1">
            <text:p>5.144900561</text:p>
          </table:table-cell>
          <table:table-cell office:value-type="float" office:value="5.10642344590768" table:style-name="ce1">
            <text:p>5.106423446</text:p>
          </table:table-cell>
          <table:table-cell office:value-type="float" office:value="5.0640685490669304" table:style-name="ce1">
            <text:p>5.064068549</text:p>
          </table:table-cell>
          <table:table-cell office:value-type="float" office:value="5.0523704719473104" table:style-name="ce1">
            <text:p>5.052370472</text:p>
          </table:table-cell>
          <table:table-cell office:value-type="float" office:value="5.0102913207866502" table:style-name="ce1">
            <text:p>5.010291321</text:p>
          </table:table-cell>
          <table:table-cell office:value-type="float" office:value="4.96892537557786" table:style-name="ce1">
            <text:p>4.968925376</text:p>
          </table:table-cell>
          <table:table-cell office:value-type="float" office:value="4.9291496187177204" table:style-name="ce1">
            <text:p>4.929149619</text:p>
          </table:table-cell>
          <table:table-cell office:value-type="float" office:value="4.8900367911385896" table:style-name="ce1">
            <text:p>4.890036791</text:p>
          </table:table-cell>
          <table:table-cell office:value-type="float" office:value="4.8515704565772904" table:style-name="ce1">
            <text:p>4.851570457</text:p>
          </table:table-cell>
          <table:table-cell office:value-type="float" office:value="4.8128617625573904" table:style-name="ce1">
            <text:p>4.812861763</text:p>
          </table:table-cell>
          <table:table-cell office:value-type="float" office:value="4.8157379398678497" table:style-name="ce1">
            <text:p>4.81573794</text:p>
          </table:table-cell>
          <table:table-cell office:value-type="float" office:value="4.7773271755925997" table:style-name="ce1">
            <text:p>4.777327176</text:p>
          </table:table-cell>
          <table:table-cell office:value-type="float" office:value="4.7681951431471399" table:style-name="ce1">
            <text:p>4.768195143</text:p>
          </table:table-cell>
          <table:table-cell office:value-type="float" office:value="4.7345614927346702" table:style-name="ce1">
            <text:p>4.734561493</text:p>
          </table:table-cell>
          <table:table-cell office:value-type="float" office:value="4.6976972539709099" table:style-name="ce1">
            <text:p>4.697697254</text:p>
          </table:table-cell>
          <table:table-cell office:value-type="float" office:value="4.6651398941053301" table:style-name="ce1">
            <text:p>4.665139894</text:p>
          </table:table-cell>
          <table:table-cell office:value-type="float" office:value="4.63308729950898" table:style-name="ce1">
            <text:p>4.6330873</text:p>
          </table:table-cell>
          <table:table-cell office:value-type="float" office:value="4.5992605534298496" table:style-name="ce1">
            <text:p>4.599260553</text:p>
          </table:table-cell>
          <table:table-cell office:value-type="float" office:value="4.5651372651299997" table:style-name="ce1">
            <text:p>4.565137265</text:p>
          </table:table-cell>
          <table:table-cell office:value-type="float" office:value="4.5315309963498498" table:style-name="ce1">
            <text:p>4.531530996</text:p>
          </table:table-cell>
          <table:table-cell office:value-type="float" office:value="4.4992308408075301" table:style-name="ce1">
            <text:p>4.499230841</text:p>
          </table:table-cell>
          <table:table-cell office:value-type="float" office:value="4.46604854475477" table:style-name="ce1">
            <text:p>4.466048545</text:p>
          </table:table-cell>
          <table:table-cell office:value-type="float" office:value="4.4333578382731602" table:style-name="ce1">
            <text:p>4.433357838</text:p>
          </table:table-cell>
          <table:table-cell office:value-type="float" office:value="4.4383352780745504" table:style-name="ce1">
            <text:p>4.438335278</text:p>
          </table:table-cell>
          <table:table-cell office:value-type="float" office:value="4.4098098759804003" table:style-name="ce1">
            <text:p>4.409809876</text:p>
          </table:table-cell>
          <table:table-cell office:value-type="float" office:value="4.3816978855108104" table:style-name="ce1">
            <text:p>4.381697886</text:p>
          </table:table-cell>
          <table:table-cell office:value-type="float" office:value="4.3511037265225996" table:style-name="ce1">
            <text:p>4.351103727</text:p>
          </table:table-cell>
          <table:table-cell office:value-type="float" office:value="4.3226653041163301" table:style-name="ce1">
            <text:p>4.322665304</text:p>
          </table:table-cell>
          <table:table-cell office:value-type="float" office:value="4.2929237756201202" table:style-name="ce1">
            <text:p>4.292923776</text:p>
          </table:table-cell>
          <table:table-cell office:value-type="float" office:value="4.2633477984808401" table:style-name="ce1">
            <text:p>4.263347798</text:p>
          </table:table-cell>
          <table:table-cell office:value-type="float" office:value="4.2339034304476701" table:style-name="ce1">
            <text:p>4.23390343</text:p>
          </table:table-cell>
          <table:table-cell office:value-type="float" office:value="4.2068882683091502" table:style-name="ce1">
            <text:p>4.206888268</text:p>
          </table:table-cell>
          <table:table-cell office:value-type="float" office:value="4.1815328677772001" table:style-name="ce1">
            <text:p>4.181532868</text:p>
          </table:table-cell>
          <table:table-cell office:value-type="float" office:value="4.1565248014991196" table:style-name="ce1">
            <text:p>4.156524801</text:p>
          </table:table-cell>
          <table:table-cell office:value-type="float" office:value="4.1318569810207304" table:style-name="ce1">
            <text:p>4.131856981</text:p>
          </table:table-cell>
          <table:table-cell office:value-type="float" office:value="4.10393902844626" table:style-name="ce1">
            <text:p>4.103939028</text:p>
          </table:table-cell>
          <table:table-cell office:value-type="float" office:value="4.0787026596815403" table:style-name="ce1">
            <text:p>4.07870266</text:p>
          </table:table-cell>
          <table:table-cell office:value-type="float" office:value="4.0550470098915001" table:style-name="ce1">
            <text:p>4.05504701</text:p>
          </table:table-cell>
          <table:table-cell office:value-type="float" office:value="4.0281923939319499" table:style-name="ce1">
            <text:p>4.028192394</text:p>
          </table:table-cell>
          <table:table-cell office:value-type="float" office:value="4.0051803070717202" table:style-name="ce1">
            <text:p>4.005180307</text:p>
          </table:table-cell>
          <table:table-cell office:value-type="float" office:value="3.9790026580058901" table:style-name="ce1">
            <text:p>3.979002658</text:p>
          </table:table-cell>
          <table:table-cell office:value-type="float" office:value="3.95809036468152" table:style-name="ce1">
            <text:p>3.958090365</text:p>
          </table:table-cell>
          <table:table-cell office:value-type="float" office:value="3.9326127273645999" table:style-name="ce1">
            <text:p>3.932612727</text:p>
          </table:table-cell>
          <table:table-cell office:value-type="float" office:value="3.9074617264235298" table:style-name="ce1">
            <text:p>3.907461726</text:p>
          </table:table-cell>
          <table:table-cell office:value-type="float" office:value="3.88740470578422" table:style-name="ce1">
            <text:p>3.887404706</text:p>
          </table:table-cell>
          <table:table-cell office:value-type="float" office:value="3.8628581986625399" table:style-name="ce1">
            <text:p>3.862858199</text:p>
          </table:table-cell>
          <table:table-cell office:value-type="float" office:value="3.83862045263673" table:style-name="ce1">
            <text:p>3.838620453</text:p>
          </table:table-cell>
          <table:table-cell office:value-type="float" office:value="3.81468567843624" table:style-name="ce1">
            <text:p>3.814685678</text:p>
          </table:table-cell>
          <table:table-cell office:value-type="float" office:value="3.79104823062334" table:style-name="ce1">
            <text:p>3.791048231</text:p>
          </table:table-cell>
          <table:table-cell office:value-type="float" office:value="3.7677026031538001" table:style-name="ce1">
            <text:p>3.767702603</text:p>
          </table:table-cell>
          <table:table-cell office:value-type="float" office:value="3.7449118090837601" table:style-name="ce1">
            <text:p>3.744911809</text:p>
          </table:table-cell>
          <table:table-cell office:value-type="float" office:value="3.7221322040317801" table:style-name="ce1">
            <text:p>3.722132204</text:p>
          </table:table-cell>
          <table:table-cell office:value-type="float" office:value="3.6998938462481799" table:style-name="ce1">
            <text:p>3.699893846</text:p>
          </table:table-cell>
          <table:table-cell office:value-type="float" office:value="3.6808002398923301" table:style-name="ce1">
            <text:p>3.68080024</text:p>
          </table:table-cell>
          <table:table-cell office:value-type="float" office:value="3.6619352994808501" table:style-name="ce1">
            <text:p>3.661935299</text:p>
          </table:table-cell>
          <table:table-cell office:value-type="float" office:value="3.6401919737729802" table:style-name="ce1">
            <text:p>3.640191974</text:p>
          </table:table-cell>
          <table:table-cell office:value-type="float" office:value="3.6217905726925301" table:style-name="ce1">
            <text:p>3.621790573</text:p>
          </table:table-cell>
          <table:table-cell office:value-type="float" office:value="3.6036056586836098" table:style-name="ce1">
            <text:p>3.603605659</text:p>
          </table:table-cell>
          <table:table-cell office:value-type="float" office:value="3.58284073184767" table:style-name="ce1">
            <text:p>3.582840732</text:p>
          </table:table-cell>
          <table:table-cell office:value-type="float" office:value="3.5623172576493598" table:style-name="ce1">
            <text:p>3.562317258</text:p>
          </table:table-cell>
          <table:table-cell office:value-type="float" office:value="3.5420310490487101" table:style-name="ce1">
            <text:p>3.542031049</text:p>
          </table:table-cell>
          <table:table-cell office:value-type="float" office:value="3.5247225671069198" table:style-name="ce1">
            <text:p>3.524722567</text:p>
          </table:table-cell>
          <table:table-cell office:value-type="float" office:value="3.50488302769338" table:style-name="ce1">
            <text:p>3.504883028</text:p>
          </table:table-cell>
          <table:table-cell office:value-type="float" office:value="3.4852689375913601" table:style-name="ce1">
            <text:p>3.485268938</text:p>
          </table:table-cell>
          <table:table-cell office:value-type="float" office:value="3.4658764756260898" table:style-name="ce1">
            <text:p>3.465876476</text:p>
          </table:table-cell>
          <table:table-cell office:value-type="float" office:value="3.4471305953481299" table:style-name="ce1">
            <text:p>3.447130595</text:p>
          </table:table-cell>
          <table:table-cell office:value-type="float" office:value="3.4291891412356899" table:style-name="ce1">
            <text:p>3.429189141</text:p>
          </table:table-cell>
          <table:table-cell office:value-type="float" office:value="3.4101884047874802" table:style-name="ce1">
            <text:p>3.410188405</text:p>
          </table:table-cell>
          <table:table-cell office:value-type="float" office:value="3.39163931509108" table:style-name="ce1">
            <text:p>3.391639315</text:p>
          </table:table-cell>
          <table:table-cell office:value-type="float" office:value="3.3730536956705701" table:style-name="ce1">
            <text:p>3.373053696</text:p>
          </table:table-cell>
          <table:table-cell office:value-type="float" office:value="3.3549102501736701" table:style-name="ce1">
            <text:p>3.35491025</text:p>
          </table:table-cell>
          <table:table-cell office:value-type="float" office:value="3.3369640160408598" table:style-name="ce1">
            <text:p>3.336964016</text:p>
          </table:table-cell>
          <table:table-cell office:value-type="float" office:value="3.3199977808491501" table:style-name="ce1">
            <text:p>3.319997781</text:p>
          </table:table-cell>
          <table:table-cell office:value-type="float" office:value="3.3094236795048402" table:style-name="ce1">
            <text:p>3.30942368</text:p>
          </table:table-cell>
          <table:table-cell office:value-type="float" office:value="3.2924166533371699" table:style-name="ce1">
            <text:p>3.292416653</text:p>
          </table:table-cell>
          <table:table-cell office:value-type="float" office:value="3.2749519720989899" table:style-name="ce1">
            <text:p>3.274951972</text:p>
          </table:table-cell>
          <table:table-cell office:value-type="float" office:value="3.2579035657372901" table:style-name="ce1">
            <text:p>3.257903566</text:p>
          </table:table-cell>
          <table:table-cell office:value-type="float" office:value="3.2410346162846602" table:style-name="ce1">
            <text:p>3.241034616</text:p>
          </table:table-cell>
          <table:table-cell office:value-type="float" office:value="3.2243423050461901" table:style-name="ce1">
            <text:p>3.224342305</text:p>
          </table:table-cell>
          <table:table-cell office:value-type="float" office:value="3.21340809745677" table:style-name="ce1">
            <text:p>3.213408097</text:p>
          </table:table-cell>
          <table:table-cell office:value-type="float" office:value="3.1977853120066002" table:style-name="ce1">
            <text:p>3.197785312</text:p>
          </table:table-cell>
          <table:table-cell office:value-type="float" office:value="3.1817819599954502" table:style-name="ce1">
            <text:p>3.18178196</text:p>
          </table:table-cell>
          <table:table-cell office:value-type="float" office:value="3.1659427449279902" table:style-name="ce1">
            <text:p>3.165942745</text:p>
          </table:table-cell>
          <table:table-cell office:value-type="float" office:value="3.1502651545040901" table:style-name="ce1">
            <text:p>3.150265155</text:p>
          </table:table-cell>
          <table:table-cell office:value-type="float" office:value="3.1344135396091399" table:style-name="ce1">
            <text:p>3.13441354</text:p>
          </table:table-cell>
          <table:table-cell office:value-type="float" office:value="3.1185831681969698" table:style-name="ce1">
            <text:p>3.118583168</text:p>
          </table:table-cell>
          <table:table-cell office:value-type="float" office:value="3.10291189599497" table:style-name="ce1">
            <text:p>3.102911896</text:p>
          </table:table-cell>
          <table:table-cell office:value-type="float" office:value="3.0883883890428701" table:style-name="ce1">
            <text:p>3.088388389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26.9025992321411" table:style-name="ce1">
            <text:p>26.90259923</text:p>
          </table:table-cell>
          <table:table-cell office:value-type="string" table:style-name="ce1">
            <text:p><text:s/>global min</text:p>
          </table:table-cell>
          <table:table-cell office:value-type="float" office:value="-14.862990073329099" table:style-name="ce1">
            <text:p>-14.86299007</text:p>
          </table:table-cell>
          <table:table-cell office:value-type="string" table:style-name="ce1">
            <text:p><text:s/>range</text:p>
          </table:table-cell>
          <table:table-cell office:value-type="float" office:value="41.765589305470201" table:style-name="ce1">
            <text:p>41.76558931</text:p>
          </table:table-cell>
          <table:table-cell office:value-type="string" table:style-name="ce1">
            <text:p><text:s/>regret</text:p>
          </table:table-cell>
          <table:table-cell office:value-type="float" office:value="15.845213828705701" table:style-name="ce1">
            <text:p>15.84521383</text:p>
          </table:table-cell>
          <table:table-cell office:value-type="float" office:value="17.7750722399119" table:style-name="ce1">
            <text:p>17.77507224</text:p>
          </table:table-cell>
          <table:table-cell office:value-type="float" office:value="12.4378826655166" table:style-name="ce1">
            <text:p>12.43788267</text:p>
          </table:table-cell>
          <table:table-cell office:value-type="float" office:value="10.3527708751584" table:style-name="ce1">
            <text:p>10.35277088</text:p>
          </table:table-cell>
          <table:table-cell office:value-type="float" office:value="12.0798029603249" table:style-name="ce1">
            <text:p>12.07980296</text:p>
          </table:table-cell>
          <table:table-cell office:value-type="float" office:value="10.818017207312799" table:style-name="ce1">
            <text:p>10.81801721</text:p>
          </table:table-cell>
          <table:table-cell office:value-type="float" office:value="14.9656657610966" table:style-name="ce1">
            <text:p>14.96566576</text:p>
          </table:table-cell>
          <table:table-cell office:value-type="float" office:value="17.045464627290499" table:style-name="ce1">
            <text:p>17.04546463</text:p>
          </table:table-cell>
          <table:table-cell office:value-type="float" office:value="18.268046245717901" table:style-name="ce1">
            <text:p>18.26804625</text:p>
          </table:table-cell>
          <table:table-cell office:value-type="float" office:value="19.248104285208001" table:style-name="ce1">
            <text:p>19.24810429</text:p>
          </table:table-cell>
          <table:table-cell office:value-type="float" office:value="18.626851769877401" table:style-name="ce1">
            <text:p>18.62685177</text:p>
          </table:table-cell>
          <table:table-cell office:value-type="float" office:value="18.670593742583499" table:style-name="ce1">
            <text:p>18.67059374</text:p>
          </table:table-cell>
          <table:table-cell office:value-type="float" office:value="19.689221720437999" table:style-name="ce1">
            <text:p>19.68922172</text:p>
          </table:table-cell>
          <table:table-cell office:value-type="float" office:value="21.0310861941444" table:style-name="ce1">
            <text:p>21.03108619</text:p>
          </table:table-cell>
          <table:table-cell office:value-type="float" office:value="20.601318296197402" table:style-name="ce1">
            <text:p>20.6013183</text:p>
          </table:table-cell>
          <table:table-cell office:value-type="float" office:value="20.732602398023499" table:style-name="ce1">
            <text:p>20.7326024</text:p>
          </table:table-cell>
          <table:table-cell office:value-type="float" office:value="21.620338204858498" table:style-name="ce1">
            <text:p>21.6203382</text:p>
          </table:table-cell>
          <table:table-cell office:value-type="float" office:value="21.570925420885001" table:style-name="ce1">
            <text:p>21.57092542</text:p>
          </table:table-cell>
          <table:table-cell office:value-type="float" office:value="20.438303151111199" table:style-name="ce1">
            <text:p>20.43830315</text:p>
          </table:table-cell>
          <table:table-cell office:value-type="float" office:value="20.7568585393851" table:style-name="ce1">
            <text:p>20.75685854</text:p>
          </table:table-cell>
          <table:table-cell office:value-type="float" office:value="20.5585520818681" table:style-name="ce1">
            <text:p>20.55855208</text:p>
          </table:table-cell>
          <table:table-cell office:value-type="float" office:value="21.048739017466399" table:style-name="ce1">
            <text:p>21.04873902</text:p>
          </table:table-cell>
          <table:table-cell office:value-type="float" office:value="20.135798290410602" table:style-name="ce1">
            <text:p>20.13579829</text:p>
          </table:table-cell>
          <table:table-cell office:value-type="float" office:value="19.322697403769599" table:style-name="ce1">
            <text:p>19.3226974</text:p>
          </table:table-cell>
          <table:table-cell office:value-type="float" office:value="18.557186501202501" table:style-name="ce1">
            <text:p>18.5571865</text:p>
          </table:table-cell>
          <table:table-cell office:value-type="float" office:value="17.899321605792501" table:style-name="ce1">
            <text:p>17.89932161</text:p>
          </table:table-cell>
          <table:table-cell office:value-type="float" office:value="17.237300090606102" table:style-name="ce1">
            <text:p>17.23730009</text:p>
          </table:table-cell>
          <table:table-cell office:value-type="float" office:value="16.6676555523903" table:style-name="ce1">
            <text:p>16.66765555</text:p>
          </table:table-cell>
          <table:table-cell office:value-type="float" office:value="17.3136983402492" table:style-name="ce1">
            <text:p>17.31369834</text:p>
          </table:table-cell>
          <table:table-cell office:value-type="float" office:value="16.760434324423301" table:style-name="ce1">
            <text:p>16.76043432</text:p>
          </table:table-cell>
          <table:table-cell office:value-type="float" office:value="16.222545582268101" table:style-name="ce1">
            <text:p>16.22254558</text:p>
          </table:table-cell>
          <table:table-cell office:value-type="float" office:value="15.903791519881" table:style-name="ce1">
            <text:p>15.90379152</text:p>
          </table:table-cell>
          <table:table-cell office:value-type="float" office:value="15.422150224100699" table:style-name="ce1">
            <text:p>15.42215022</text:p>
          </table:table-cell>
          <table:table-cell office:value-type="float" office:value="14.9688407692487" table:style-name="ce1">
            <text:p>14.96884077</text:p>
          </table:table-cell>
          <table:table-cell office:value-type="float" office:value="14.5414347118167" table:style-name="ce1">
            <text:p>14.54143471</text:p>
          </table:table-cell>
          <table:table-cell office:value-type="float" office:value="14.137773435353299" table:style-name="ce1">
            <text:p>14.13777344</text:p>
          </table:table-cell>
          <table:table-cell office:value-type="float" office:value="13.755931687347299" table:style-name="ce1">
            <text:p>13.75593169</text:p>
          </table:table-cell>
          <table:table-cell office:value-type="float" office:value="13.3939334850487" table:style-name="ce1">
            <text:p>13.39393349</text:p>
          </table:table-cell>
          <table:table-cell office:value-type="float" office:value="13.0705455805869" table:style-name="ce1">
            <text:p>13.07054558</text:p>
          </table:table-cell>
          <table:table-cell office:value-type="float" office:value="12.744400458466201" table:style-name="ce1">
            <text:p>12.74440046</text:p>
          </table:table-cell>
          <table:table-cell office:value-type="float" office:value="12.4341648544978" table:style-name="ce1">
            <text:p>12.43416485</text:p>
          </table:table-cell>
          <table:table-cell office:value-type="float" office:value="12.1529080010818" table:style-name="ce1">
            <text:p>12.152908</text:p>
          </table:table-cell>
          <table:table-cell office:value-type="float" office:value="11.8745828112797" table:style-name="ce1">
            <text:p>11.87458281</text:p>
          </table:table-cell>
          <table:table-cell office:value-type="float" office:value="11.6066578227873" table:style-name="ce1">
            <text:p>11.60665782</text:p>
          </table:table-cell>
          <table:table-cell office:value-type="float" office:value="11.3625404714148" table:style-name="ce1">
            <text:p>11.36254047</text:p>
          </table:table-cell>
          <table:table-cell office:value-type="float" office:value="11.116066563248401" table:style-name="ce1">
            <text:p>11.11606656</text:p>
          </table:table-cell>
          <table:table-cell office:value-type="float" office:value="10.899738449242999" table:style-name="ce1">
            <text:p>10.89973845</text:p>
          </table:table-cell>
          <table:table-cell office:value-type="float" office:value="10.918160125811299" table:style-name="ce1">
            <text:p>10.91816013</text:p>
          </table:table-cell>
          <table:table-cell office:value-type="float" office:value="10.711295739795499" table:style-name="ce1">
            <text:p>10.71129574</text:p>
          </table:table-cell>
          <table:table-cell office:value-type="float" office:value="10.4975646389149" table:style-name="ce1">
            <text:p>10.49756464</text:p>
          </table:table-cell>
          <table:table-cell office:value-type="float" office:value="10.313656422911199" table:style-name="ce1">
            <text:p>10.31365642</text:p>
          </table:table-cell>
          <table:table-cell office:value-type="float" office:value="10.1153168763168" table:style-name="ce1">
            <text:p>10.11531688</text:p>
          </table:table-cell>
          <table:table-cell office:value-type="float" office:value="9.9244618409145602" table:style-name="ce1">
            <text:p>9.924461841</text:p>
          </table:table-cell>
          <table:table-cell office:value-type="float" office:value="10.1420942347343" table:style-name="ce1">
            <text:p>10.14209423</text:p>
          </table:table-cell>
          <table:table-cell office:value-type="float" office:value="9.9719071615761408" table:style-name="ce1">
            <text:p>9.971907162</text:p>
          </table:table-cell>
          <table:table-cell office:value-type="float" office:value="9.7942791889722898" table:style-name="ce1">
            <text:p>9.794279189</text:p>
          </table:table-cell>
          <table:table-cell office:value-type="float" office:value="9.6420680737750395" table:style-name="ce1">
            <text:p>9.642068074</text:p>
          </table:table-cell>
          <table:table-cell office:value-type="float" office:value="9.47625208449894" table:style-name="ce1">
            <text:p>9.476252084</text:p>
          </table:table-cell>
          <table:table-cell office:value-type="float" office:value="9.3160569762152399" table:style-name="ce1">
            <text:p>9.316056976</text:p>
          </table:table-cell>
          <table:table-cell office:value-type="float" office:value="9.1612017048743404" table:style-name="ce1">
            <text:p>9.161201705</text:p>
          </table:table-cell>
          <table:table-cell office:value-type="float" office:value="9.0114236555446094" table:style-name="ce1">
            <text:p>9.011423656</text:p>
          </table:table-cell>
          <table:table-cell office:value-type="float" office:value="8.8664771561932607" table:style-name="ce1">
            <text:p>8.866477156</text:p>
          </table:table-cell>
          <table:table-cell office:value-type="float" office:value="8.7291897910839698" table:style-name="ce1">
            <text:p>8.729189791</text:p>
          </table:table-cell>
          <table:table-cell office:value-type="float" office:value="8.5931827739695397" table:style-name="ce1">
            <text:p>8.593182774</text:p>
          </table:table-cell>
          <table:table-cell office:value-type="float" office:value="8.4661373317641893" table:style-name="ce1">
            <text:p>8.466137332</text:p>
          </table:table-cell>
          <table:table-cell office:value-type="float" office:value="8.3406644152161196" table:style-name="ce1">
            <text:p>8.340664415</text:p>
          </table:table-cell>
          <table:table-cell office:value-type="float" office:value="8.2174587271922093" table:style-name="ce1">
            <text:p>8.217458727</text:p>
          </table:table-cell>
          <table:table-cell office:value-type="float" office:value="8.0993332288451398" table:style-name="ce1">
            <text:p>8.099333229</text:p>
          </table:table-cell>
          <table:table-cell office:value-type="float" office:value="7.9846316579863901" table:style-name="ce1">
            <text:p>7.984631658</text:p>
          </table:table-cell>
          <table:table-cell office:value-type="float" office:value="7.87729701276794" table:style-name="ce1">
            <text:p>7.877297013</text:p>
          </table:table-cell>
          <table:table-cell office:value-type="float" office:value="7.7710707031602499" table:style-name="ce1">
            <text:p>7.771070703</text:p>
          </table:table-cell>
          <table:table-cell office:value-type="float" office:value="7.6657075661662404" table:style-name="ce1">
            <text:p>7.665707566</text:p>
          </table:table-cell>
          <table:table-cell office:value-type="float" office:value="7.9392126653863802" table:style-name="ce1">
            <text:p>7.939212665</text:p>
          </table:table-cell>
          <table:table-cell office:value-type="float" office:value="7.8382936630527098" table:style-name="ce1">
            <text:p>7.838293663</text:p>
          </table:table-cell>
          <table:table-cell office:value-type="float" office:value="7.7382528012869596" table:style-name="ce1">
            <text:p>7.738252801</text:p>
          </table:table-cell>
          <table:table-cell office:value-type="float" office:value="7.6375637291333698" table:style-name="ce1">
            <text:p>7.637563729</text:p>
          </table:table-cell>
          <table:table-cell office:value-type="float" office:value="7.5485279042230404" table:style-name="ce1">
            <text:p>7.548527904</text:p>
          </table:table-cell>
          <table:table-cell office:value-type="float" office:value="7.84559658398934" table:style-name="ce1">
            <text:p>7.845596584</text:p>
          </table:table-cell>
          <table:table-cell office:value-type="float" office:value="7.75415076661006" table:style-name="ce1">
            <text:p>7.754150767</text:p>
          </table:table-cell>
          <table:table-cell office:value-type="float" office:value="7.6669964471654097" table:style-name="ce1">
            <text:p>7.666996447</text:p>
          </table:table-cell>
          <table:table-cell office:value-type="float" office:value="7.5726476107283096" table:style-name="ce1">
            <text:p>7.572647611</text:p>
          </table:table-cell>
          <table:table-cell office:value-type="float" office:value="7.4805999654238304" table:style-name="ce1">
            <text:p>7.480599965</text:p>
          </table:table-cell>
          <table:table-cell office:value-type="float" office:value="7.3907703356688597" table:style-name="ce1">
            <text:p>7.390770336</text:p>
          </table:table-cell>
          <table:table-cell office:value-type="float" office:value="7.3042309131311303" table:style-name="ce1">
            <text:p>7.304230913</text:p>
          </table:table-cell>
          <table:table-cell office:value-type="float" office:value="7.2193091767132804" table:style-name="ce1">
            <text:p>7.219309177</text:p>
          </table:table-cell>
          <table:table-cell office:value-type="float" office:value="7.1363623643981704" table:style-name="ce1">
            <text:p>7.136362364</text:p>
          </table:table-cell>
          <table:table-cell office:value-type="float" office:value="7.0581884180329197" table:style-name="ce1">
            <text:p>7.058188418</text:p>
          </table:table-cell>
          <table:table-cell office:value-type="float" office:value="6.9817911522668901" table:style-name="ce1">
            <text:p>6.981791152</text:p>
          </table:table-cell>
          <table:table-cell office:value-type="float" office:value="6.9043090417651696" table:style-name="ce1">
            <text:p>6.904309042</text:p>
          </table:table-cell>
          <table:table-cell office:value-type="float" office:value="6.8528486010167402" table:style-name="ce1">
            <text:p>6.852848601</text:p>
          </table:table-cell>
          <table:table-cell office:value-type="float" office:value="6.7827206657604497" table:style-name="ce1">
            <text:p>6.782720666</text:p>
          </table:table-cell>
          <table:table-cell office:value-type="float" office:value="7.0680010935571502" table:style-name="ce1">
            <text:p>7.068001094</text:p>
          </table:table-cell>
          <table:table-cell office:value-type="float" office:value="6.9956056950309602" table:style-name="ce1">
            <text:p>6.995605695</text:p>
          </table:table-cell>
          <table:table-cell office:value-type="float" office:value="6.9247506241329901" table:style-name="ce1">
            <text:p>6.924750624</text:p>
          </table:table-cell>
          <table:table-cell office:value-type="float" office:value="6.8553872389381301" table:style-name="ce1">
            <text:p>6.855387239</text:p>
          </table:table-cell>
          <table:table-cell office:value-type="float" office:value="6.8477909344709298" table:style-name="ce1">
            <text:p>6.847790934</text:p>
          </table:table-cell>
          <table:table-cell office:value-type="float" office:value="6.7791015932866099" table:style-name="ce1">
            <text:p>6.779101593</text:p>
          </table:table-cell>
          <table:table-cell office:value-type="float" office:value="6.7118140753917599" table:style-name="ce1">
            <text:p>6.711814075</text:p>
          </table:table-cell>
          <table:table-cell office:value-type="float" office:value="6.6474041254445897" table:style-name="ce1">
            <text:p>6.647404125</text:p>
          </table:table-cell>
          <table:table-cell office:value-type="float" office:value="6.5827793325860604" table:style-name="ce1">
            <text:p>6.582779333</text:p>
          </table:table-cell>
          <table:table-cell office:value-type="float" office:value="6.5209223989032399" table:style-name="ce1">
            <text:p>6.520922399</text:p>
          </table:table-cell>
          <table:table-cell office:value-type="float" office:value="6.4602783462730304" table:style-name="ce1">
            <text:p>6.460278346</text:p>
          </table:table-cell>
          <table:table-cell office:value-type="float" office:value="6.40213201759751" table:style-name="ce1">
            <text:p>6.402132018</text:p>
          </table:table-cell>
          <table:table-cell office:value-type="float" office:value="6.3423511793474603" table:style-name="ce1">
            <text:p>6.342351179</text:p>
          </table:table-cell>
          <table:table-cell office:value-type="float" office:value="6.2840180552994704" table:style-name="ce1">
            <text:p>6.284018055</text:p>
          </table:table-cell>
          <table:table-cell office:value-type="float" office:value="6.2278974041232598" table:style-name="ce1">
            <text:p>6.227897404</text:p>
          </table:table-cell>
          <table:table-cell office:value-type="float" office:value="6.1704954033147601" table:style-name="ce1">
            <text:p>6.170495403</text:p>
          </table:table-cell>
          <table:table-cell office:value-type="float" office:value="6.1150734536506599" table:style-name="ce1">
            <text:p>6.115073454</text:p>
          </table:table-cell>
          <table:table-cell office:value-type="float" office:value="6.0597597826778502" table:style-name="ce1">
            <text:p>6.059759783</text:p>
          </table:table-cell>
          <table:table-cell office:value-type="float" office:value="6.0054518148136298" table:style-name="ce1">
            <text:p>6.005451815</text:p>
          </table:table-cell>
          <table:table-cell office:value-type="float" office:value="5.9543687266677603" table:style-name="ce1">
            <text:p>5.954368727</text:p>
          </table:table-cell>
          <table:table-cell office:value-type="float" office:value="5.9031455519145499" table:style-name="ce1">
            <text:p>5.903145552</text:p>
          </table:table-cell>
          <table:table-cell office:value-type="float" office:value="5.8528289820242296" table:style-name="ce1">
            <text:p>5.852828982</text:p>
          </table:table-cell>
          <table:table-cell office:value-type="float" office:value="5.8022417393539598" table:style-name="ce1">
            <text:p>5.802241739</text:p>
          </table:table-cell>
          <table:table-cell office:value-type="float" office:value="5.7629809678862198" table:style-name="ce1">
            <text:p>5.762980968</text:p>
          </table:table-cell>
          <table:table-cell office:value-type="float" office:value="5.7161900029097996" table:style-name="ce1">
            <text:p>5.716190003</text:p>
          </table:table-cell>
          <table:table-cell office:value-type="float" office:value="5.6701988834885304" table:style-name="ce1">
            <text:p>5.670198883</text:p>
          </table:table-cell>
          <table:table-cell office:value-type="float" office:value="5.62498727456593" table:style-name="ce1">
            <text:p>5.624987275</text:p>
          </table:table-cell>
          <table:table-cell office:value-type="float" office:value="5.58992603041448" table:style-name="ce1">
            <text:p>5.58992603</text:p>
          </table:table-cell>
          <table:table-cell office:value-type="float" office:value="5.54354948595903" table:style-name="ce1">
            <text:p>5.543549486</text:p>
          </table:table-cell>
          <table:table-cell office:value-type="float" office:value="5.4979394959573904" table:style-name="ce1">
            <text:p>5.497939496</text:p>
          </table:table-cell>
          <table:table-cell office:value-type="float" office:value="5.4535783797414696" table:style-name="ce1">
            <text:p>5.45357838</text:p>
          </table:table-cell>
          <table:table-cell office:value-type="float" office:value="5.4094414880017903" table:style-name="ce1">
            <text:p>5.409441488</text:p>
          </table:table-cell>
          <table:table-cell office:value-type="float" office:value="5.3658946111560599" table:style-name="ce1">
            <text:p>5.365894611</text:p>
          </table:table-cell>
          <table:table-cell office:value-type="float" office:value="5.3230444843398601" table:style-name="ce1">
            <text:p>5.323044484</text:p>
          </table:table-cell>
          <table:table-cell office:value-type="float" office:value="5.2807980995435102" table:style-name="ce1">
            <text:p>5.2807981</text:p>
          </table:table-cell>
          <table:table-cell office:value-type="float" office:value="5.48075117403324" table:style-name="ce1">
            <text:p>5.480751174</text:p>
          </table:table-cell>
          <table:table-cell office:value-type="float" office:value="5.4383320421672199" table:style-name="ce1">
            <text:p>5.438332042</text:p>
          </table:table-cell>
          <table:table-cell office:value-type="float" office:value="5.3965705712603604" table:style-name="ce1">
            <text:p>5.396570571</text:p>
          </table:table-cell>
          <table:table-cell office:value-type="float" office:value="5.3554515845213002" table:style-name="ce1">
            <text:p>5.355451585</text:p>
          </table:table-cell>
          <table:table-cell office:value-type="float" office:value="5.3152258725601804" table:style-name="ce1">
            <text:p>5.315225873</text:p>
          </table:table-cell>
          <table:table-cell office:value-type="float" office:value="5.27587915263548" table:style-name="ce1">
            <text:p>5.275879153</text:p>
          </table:table-cell>
          <table:table-cell office:value-type="float" office:value="5.2371241127096404" table:style-name="ce1">
            <text:p>5.237124113</text:p>
          </table:table-cell>
          <table:table-cell office:value-type="float" office:value="5.1989475062155401" table:style-name="ce1">
            <text:p>5.198947506</text:p>
          </table:table-cell>
          <table:table-cell office:value-type="float" office:value="5.1613364790769003" table:style-name="ce1">
            <text:p>5.161336479</text:p>
          </table:table-cell>
          <table:table-cell office:value-type="float" office:value="5.1247452170218599" table:style-name="ce1">
            <text:p>5.124745217</text:p>
          </table:table-cell>
          <table:table-cell office:value-type="float" office:value="5.0886881339749301" table:style-name="ce1">
            <text:p>5.088688134</text:p>
          </table:table-cell>
          <table:table-cell office:value-type="float" office:value="5.0533887500643004" table:style-name="ce1">
            <text:p>5.05338875</text:p>
          </table:table-cell>
          <table:table-cell office:value-type="float" office:value="5.0193557006263703" table:style-name="ce1">
            <text:p>5.019355701</text:p>
          </table:table-cell>
          <table:table-cell office:value-type="float" office:value="4.98580883760898" table:style-name="ce1">
            <text:p>4.985808838</text:p>
          </table:table-cell>
          <table:table-cell office:value-type="float" office:value="4.9527378166201999" table:style-name="ce1">
            <text:p>4.952737817</text:p>
          </table:table-cell>
          <table:table-cell office:value-type="float" office:value="4.9187147252531602" table:style-name="ce1">
            <text:p>4.918714725</text:p>
          </table:table-cell>
          <table:table-cell office:value-type="float" office:value="4.8851674813178203" table:style-name="ce1">
            <text:p>4.885167481</text:p>
          </table:table-cell>
          <table:table-cell office:value-type="float" office:value="4.8520861713260297" table:style-name="ce1">
            <text:p>4.852086171</text:p>
          </table:table-cell>
          <table:table-cell office:value-type="float" office:value="4.8201226332776299" table:style-name="ce1">
            <text:p>4.820122633</text:p>
          </table:table-cell>
          <table:table-cell office:value-type="float" office:value="4.7879400045736702" table:style-name="ce1">
            <text:p>4.787940005</text:p>
          </table:table-cell>
          <table:table-cell office:value-type="float" office:value="4.7561952347636396" table:style-name="ce1">
            <text:p>4.756195235</text:p>
          </table:table-cell>
          <table:table-cell office:value-type="float" office:value="4.7248794483294203" table:style-name="ce1">
            <text:p>4.724879448</text:p>
          </table:table-cell>
          <table:table-cell office:value-type="float" office:value="4.6939840080218396" table:style-name="ce1">
            <text:p>4.693984008</text:p>
          </table:table-cell>
          <table:table-cell office:value-type="float" office:value="4.6635005069183597" table:style-name="ce1">
            <text:p>4.663500507</text:p>
          </table:table-cell>
          <table:table-cell office:value-type="float" office:value="4.6338410654128896" table:style-name="ce1">
            <text:p>4.633841065</text:p>
          </table:table-cell>
          <table:table-cell office:value-type="float" office:value="4.6045718797166897" table:style-name="ce1">
            <text:p>4.60457188</text:p>
          </table:table-cell>
          <table:table-cell office:value-type="float" office:value="4.5752704873165797" table:style-name="ce1">
            <text:p>4.575270487</text:p>
          </table:table-cell>
          <table:table-cell office:value-type="float" office:value="4.5463496324801103" table:style-name="ce1">
            <text:p>4.546349632</text:p>
          </table:table-cell>
          <table:table-cell office:value-type="float" office:value="4.5178019499640998" table:style-name="ce1">
            <text:p>4.51780195</text:p>
          </table:table-cell>
          <table:table-cell office:value-type="float" office:value="4.49002709669249" table:style-name="ce1">
            <text:p>4.490027097</text:p>
          </table:table-cell>
          <table:table-cell office:value-type="float" office:value="4.4622018211880699" table:style-name="ce1">
            <text:p>4.462201821</text:p>
          </table:table-cell>
          <table:table-cell office:value-type="float" office:value="4.4347287643609299" table:style-name="ce1">
            <text:p>4.434728764</text:p>
          </table:table-cell>
          <table:table-cell office:value-type="float" office:value="4.4082045152411" table:style-name="ce1">
            <text:p>4.408204515</text:p>
          </table:table-cell>
          <table:table-cell office:value-type="float" office:value="4.3820118192352702" table:style-name="ce1">
            <text:p>4.382011819</text:p>
          </table:table-cell>
          <table:table-cell office:value-type="float" office:value="4.3561444983351096" table:style-name="ce1">
            <text:p>4.356144498</text:p>
          </table:table-cell>
          <table:table-cell office:value-type="float" office:value="4.3303962288366904" table:style-name="ce1">
            <text:p>4.330396229</text:p>
          </table:table-cell>
          <table:table-cell office:value-type="float" office:value="4.3045745270800202" table:style-name="ce1">
            <text:p>4.304574527</text:p>
          </table:table-cell>
          <table:table-cell office:value-type="float" office:value="4.2790677241252597" table:style-name="ce1">
            <text:p>4.279067724</text:p>
          </table:table-cell>
          <table:table-cell office:value-type="float" office:value="4.2544513933991004" table:style-name="ce1">
            <text:p>4.254451393</text:p>
          </table:table-cell>
          <table:table-cell office:value-type="float" office:value="4.2299361731954397" table:style-name="ce1">
            <text:p>4.229936173</text:p>
          </table:table-cell>
          <table:table-cell office:value-type="float" office:value="4.2076002214580397" table:style-name="ce1">
            <text:p>4.207600221</text:p>
          </table:table-cell>
          <table:table-cell office:value-type="float" office:value="4.1830661922684902" table:style-name="ce1">
            <text:p>4.183066192</text:p>
          </table:table-cell>
          <table:table-cell office:value-type="float" office:value="4.15903301268406" table:style-name="ce1">
            <text:p>4.159033013</text:p>
          </table:table-cell>
          <table:table-cell office:value-type="float" office:value="4.13565590578352" table:style-name="ce1">
            <text:p>4.135655906</text:p>
          </table:table-cell>
          <table:table-cell office:value-type="float" office:value="4.3179036594382998" table:style-name="ce1">
            <text:p>4.317903659</text:p>
          </table:table-cell>
          <table:table-cell office:value-type="float" office:value="4.29387471281128" table:style-name="ce1">
            <text:p>4.293874713</text:p>
          </table:table-cell>
          <table:table-cell office:value-type="float" office:value="4.2693500167556202" table:style-name="ce1">
            <text:p>4.269350017</text:p>
          </table:table-cell>
          <table:table-cell office:value-type="float" office:value="4.2451072137580796" table:style-name="ce1">
            <text:p>4.245107214</text:p>
          </table:table-cell>
          <table:table-cell office:value-type="float" office:value="4.2211414713662201" table:style-name="ce1">
            <text:p>4.221141471</text:p>
          </table:table-cell>
          <table:table-cell office:value-type="float" office:value="4.1974480669560803" table:style-name="ce1">
            <text:p>4.197448067</text:p>
          </table:table-cell>
          <table:table-cell office:value-type="float" office:value="4.1747784442026097" table:style-name="ce1">
            <text:p>4.174778444</text:p>
          </table:table-cell>
          <table:table-cell office:value-type="float" office:value="4.1525458302144402" table:style-name="ce1">
            <text:p>4.15254583</text:p>
          </table:table-cell>
          <table:table-cell office:value-type="float" office:value="4.13002579117693" table:style-name="ce1">
            <text:p>4.130025791</text:p>
          </table:table-cell>
          <table:table-cell office:value-type="float" office:value="4.1077559747953902" table:style-name="ce1">
            <text:p>4.107755975</text:p>
          </table:table-cell>
          <table:table-cell office:value-type="float" office:value="4.0862621470578899" table:style-name="ce1">
            <text:p>4.086262147</text:p>
          </table:table-cell>
          <table:table-cell office:value-type="float" office:value="4.0644775135163602" table:style-name="ce1">
            <text:p>4.064477514</text:p>
          </table:table-cell>
          <table:table-cell office:value-type="float" office:value="4.04327777212879" table:style-name="ce1">
            <text:p>4.043277772</text:p>
          </table:table-cell>
          <table:table-cell office:value-type="float" office:value="4.0223084627128296" table:style-name="ce1">
            <text:p>4.022308463</text:p>
          </table:table-cell>
          <table:table-cell office:value-type="float" office:value="4.0017412448295602" table:style-name="ce1">
            <text:p>4.001741245</text:p>
          </table:table-cell>
          <table:table-cell office:value-type="float" office:value="3.9808795114837001" table:style-name="ce1">
            <text:p>3.980879511</text:p>
          </table:table-cell>
          <table:table-cell office:value-type="float" office:value="3.9605802886393602" table:style-name="ce1">
            <text:p>3.960580289</text:p>
          </table:table-cell>
          <table:table-cell office:value-type="float" office:value="3.94049701497421" table:style-name="ce1">
            <text:p>3.940497015</text:p>
          </table:table-cell>
          <table:table-cell office:value-type="float" office:value="3.9202904637970999" table:style-name="ce1">
            <text:p>3.920290464</text:p>
          </table:table-cell>
          <table:table-cell office:value-type="float" office:value="3.90029661315869" table:style-name="ce1">
            <text:p>3.900296613</text:p>
          </table:table-cell>
          <table:table-cell office:value-type="float" office:value="3.88051212221283" table:style-name="ce1">
            <text:p>3.880512122</text:p>
          </table:table-cell>
          <table:table-cell office:value-type="float" office:value="3.8609337197143301" table:style-name="ce1">
            <text:p>3.86093372</text:p>
          </table:table-cell>
          <table:table-cell office:value-type="float" office:value="3.8420551675619601" table:style-name="ce1">
            <text:p>3.842055168</text:p>
          </table:table-cell>
          <table:table-cell office:value-type="float" office:value="3.82269345699522" table:style-name="ce1">
            <text:p>3.822693457</text:p>
          </table:table-cell>
          <table:table-cell office:value-type="float" office:value="3.8042046349301599" table:style-name="ce1">
            <text:p>3.804204635</text:p>
          </table:table-cell>
          <table:table-cell office:value-type="float" office:value="3.785233607801" table:style-name="ce1">
            <text:p>3.785233608</text:p>
          </table:table-cell>
          <table:table-cell office:value-type="float" office:value="3.77420244376605" table:style-name="ce1">
            <text:p>3.774202444</text:p>
          </table:table-cell>
          <table:table-cell office:value-type="float" office:value="3.7562386594758599" table:style-name="ce1">
            <text:p>3.756238659</text:p>
          </table:table-cell>
          <table:table-cell office:value-type="float" office:value="3.7384554157313001" table:style-name="ce1">
            <text:p>3.738455416</text:p>
          </table:table-cell>
          <table:table-cell office:value-type="float" office:value="3.7208500044241801" table:style-name="ce1">
            <text:p>3.720850004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50.208807767699099" table:style-name="ce1">
            <text:p>50.20880777</text:p>
          </table:table-cell>
          <table:table-cell office:value-type="string" table:style-name="ce1">
            <text:p><text:s/>global min</text:p>
          </table:table-cell>
          <table:table-cell office:value-type="float" office:value="-43.481337279276602" table:style-name="ce1">
            <text:p>-43.48133728</text:p>
          </table:table-cell>
          <table:table-cell office:value-type="string" table:style-name="ce1">
            <text:p><text:s/>range</text:p>
          </table:table-cell>
          <table:table-cell office:value-type="float" office:value="93.690145046975701" table:style-name="ce1">
            <text:p>93.69014505</text:p>
          </table:table-cell>
          <table:table-cell office:value-type="string" table:style-name="ce1">
            <text:p><text:s/>regret</text:p>
          </table:table-cell>
          <table:table-cell office:value-type="float" office:value="93.329961184267404" table:style-name="ce1">
            <text:p>93.32996118</text:p>
          </table:table-cell>
          <table:table-cell office:value-type="float" office:value="79.629081786606093" table:style-name="ce1">
            <text:p>79.62908179</text:p>
          </table:table-cell>
          <table:table-cell office:value-type="float" office:value="67.738468088892404" table:style-name="ce1">
            <text:p>67.73846809</text:p>
          </table:table-cell>
          <table:table-cell office:value-type="float" office:value="66.574717096862003" table:style-name="ce1">
            <text:p>66.5747171</text:p>
          </table:table-cell>
          <table:table-cell office:value-type="float" office:value="66.564106524287894" table:style-name="ce1">
            <text:p>66.56410652</text:p>
          </table:table-cell>
          <table:table-cell office:value-type="float" office:value="67.1767142784702" table:style-name="ce1">
            <text:p>67.17671428</text:p>
          </table:table-cell>
          <table:table-cell office:value-type="float" office:value="60.906452480682901" table:style-name="ce1">
            <text:p>60.90645248</text:p>
          </table:table-cell>
          <table:table-cell office:value-type="float" office:value="56.312747891256102" table:style-name="ce1">
            <text:p>56.31274789</text:p>
          </table:table-cell>
          <table:table-cell office:value-type="float" office:value="54.284069620196199" table:style-name="ce1">
            <text:p>54.28406962</text:p>
          </table:table-cell>
          <table:table-cell office:value-type="float" office:value="53.540415175741202" table:style-name="ce1">
            <text:p>53.54041518</text:p>
          </table:table-cell>
          <table:table-cell office:value-type="float" office:value="50.610472365700403" table:style-name="ce1">
            <text:p>50.61047237</text:p>
          </table:table-cell>
          <table:table-cell office:value-type="float" office:value="47.708310488305401" table:style-name="ce1">
            <text:p>47.70831049</text:p>
          </table:table-cell>
          <table:table-cell office:value-type="float" office:value="44.898188271114599" table:style-name="ce1">
            <text:p>44.89818827</text:p>
          </table:table-cell>
          <table:table-cell office:value-type="float" office:value="43.172810243195997" table:style-name="ce1">
            <text:p>43.17281024</text:p>
          </table:table-cell>
          <table:table-cell office:value-type="float" office:value="41.041561178704903" table:style-name="ce1">
            <text:p>41.04156118</text:p>
          </table:table-cell>
          <table:table-cell office:value-type="float" office:value="39.1687339178958" table:style-name="ce1">
            <text:p>39.16873392</text:p>
          </table:table-cell>
          <table:table-cell office:value-type="float" office:value="37.5162392760055" table:style-name="ce1">
            <text:p>37.51623928</text:p>
          </table:table-cell>
          <table:table-cell office:value-type="float" office:value="36.052932742050999" table:style-name="ce1">
            <text:p>36.05293274</text:p>
          </table:table-cell>
          <table:table-cell office:value-type="float" office:value="34.804490141306999" table:style-name="ce1">
            <text:p>34.80449014</text:p>
          </table:table-cell>
          <table:table-cell office:value-type="float" office:value="33.141698862646699" table:style-name="ce1">
            <text:p>33.14169886</text:p>
          </table:table-cell>
          <table:table-cell office:value-type="float" office:value="31.6262221316432" table:style-name="ce1">
            <text:p>31.62622213</text:p>
          </table:table-cell>
          <table:table-cell office:value-type="float" office:value="30.1935662815809" table:style-name="ce1">
            <text:p>30.19356628</text:p>
          </table:table-cell>
          <table:table-cell office:value-type="float" office:value="28.8854892010892" table:style-name="ce1">
            <text:p>28.8854892</text:p>
          </table:table-cell>
          <table:table-cell office:value-type="float" office:value="27.683280952009" table:style-name="ce1">
            <text:p>27.68328095</text:p>
          </table:table-cell>
          <table:table-cell office:value-type="float" office:value="26.623447709766399" table:style-name="ce1">
            <text:p>26.62344771</text:p>
          </table:table-cell>
          <table:table-cell office:value-type="float" office:value="25.626756857793101" table:style-name="ce1">
            <text:p>25.62675686</text:p>
          </table:table-cell>
          <table:table-cell office:value-type="float" office:value="24.6788210935477" table:style-name="ce1">
            <text:p>24.67882109</text:p>
          </table:table-cell>
          <table:table-cell office:value-type="float" office:value="23.797707863239999" table:style-name="ce1">
            <text:p>23.79770786</text:p>
          </table:table-cell>
          <table:table-cell office:value-type="float" office:value="23.007255539634301" table:style-name="ce1">
            <text:p>23.00725554</text:p>
          </table:table-cell>
          <table:table-cell office:value-type="float" office:value="22.258104570753598" table:style-name="ce1">
            <text:p>22.25810457</text:p>
          </table:table-cell>
          <table:table-cell office:value-type="float" office:value="21.544324633508499" table:style-name="ce1">
            <text:p>21.54432463</text:p>
          </table:table-cell>
          <table:table-cell office:value-type="float" office:value="20.872079839435301" table:style-name="ce1">
            <text:p>20.87207984</text:p>
          </table:table-cell>
          <table:table-cell office:value-type="float" office:value="20.266907872783101" table:style-name="ce1">
            <text:p>20.26690787</text:p>
          </table:table-cell>
          <table:table-cell office:value-type="float" office:value="19.672363665448799" table:style-name="ce1">
            <text:p>19.67236367</text:p>
          </table:table-cell>
          <table:table-cell office:value-type="float" office:value="19.154115191594201" table:style-name="ce1">
            <text:p>19.15411519</text:p>
          </table:table-cell>
          <table:table-cell office:value-type="float" office:value="18.623512125811502" table:style-name="ce1">
            <text:p>18.62351213</text:p>
          </table:table-cell>
          <table:table-cell office:value-type="float" office:value="18.120380734436399" table:style-name="ce1">
            <text:p>18.12038073</text:p>
          </table:table-cell>
          <table:table-cell office:value-type="float" office:value="17.643729942607301" table:style-name="ce1">
            <text:p>17.64372994</text:p>
          </table:table-cell>
          <table:table-cell office:value-type="float" office:value="17.2637752135069" table:style-name="ce1">
            <text:p>17.26377521</text:p>
          </table:table-cell>
          <table:table-cell office:value-type="float" office:value="16.944283060953001" table:style-name="ce1">
            <text:p>16.94428306</text:p>
          </table:table-cell>
          <table:table-cell office:value-type="float" office:value="16.557957103559598" table:style-name="ce1">
            <text:p>16.5579571</text:p>
          </table:table-cell>
          <table:table-cell office:value-type="float" office:value="16.185182052044201" table:style-name="ce1">
            <text:p>16.18518205</text:p>
          </table:table-cell>
          <table:table-cell office:value-type="float" office:value="15.8297453750179" table:style-name="ce1">
            <text:p>15.82974538</text:p>
          </table:table-cell>
          <table:table-cell office:value-type="float" office:value="15.486103106459799" table:style-name="ce1">
            <text:p>15.48610311</text:p>
          </table:table-cell>
          <table:table-cell office:value-type="float" office:value="15.1763822500518" table:style-name="ce1">
            <text:p>15.17638225</text:p>
          </table:table-cell>
          <table:table-cell office:value-type="float" office:value="14.854609744606" table:style-name="ce1">
            <text:p>14.85460974</text:p>
          </table:table-cell>
          <table:table-cell office:value-type="float" office:value="14.5465296862003" table:style-name="ce1">
            <text:p>14.54652969</text:p>
          </table:table-cell>
          <table:table-cell office:value-type="float" office:value="14.2682155239034" table:style-name="ce1">
            <text:p>14.26821552</text:p>
          </table:table-cell>
          <table:table-cell office:value-type="float" office:value="13.984677390753101" table:style-name="ce1">
            <text:p>13.98467739</text:p>
          </table:table-cell>
          <table:table-cell office:value-type="float" office:value="13.7124807829289" table:style-name="ce1">
            <text:p>13.71248078</text:p>
          </table:table-cell>
          <table:table-cell office:value-type="float" office:value="13.450958551882101" table:style-name="ce1">
            <text:p>13.45095855</text:p>
          </table:table-cell>
          <table:table-cell office:value-type="float" office:value="13.2151218469602" table:style-name="ce1">
            <text:p>13.21512185</text:p>
          </table:table-cell>
          <table:table-cell office:value-type="float" office:value="12.970301568360799" table:style-name="ce1">
            <text:p>12.97030157</text:p>
          </table:table-cell>
          <table:table-cell office:value-type="float" office:value="12.7325353636903" table:style-name="ce1">
            <text:p>12.73253536</text:p>
          </table:table-cell>
          <table:table-cell office:value-type="float" office:value="12.5169363657809" table:style-name="ce1">
            <text:p>12.51693637</text:p>
          </table:table-cell>
          <table:table-cell office:value-type="float" office:value="12.300113341383801" table:style-name="ce1">
            <text:p>12.30011334</text:p>
          </table:table-cell>
          <table:table-cell office:value-type="float" office:value="12.0908981424041" table:style-name="ce1">
            <text:p>12.09089814</text:p>
          </table:table-cell>
          <table:table-cell office:value-type="float" office:value="11.889250489581499" table:style-name="ce1">
            <text:p>11.88925049</text:p>
          </table:table-cell>
          <table:table-cell office:value-type="float" office:value="11.7025613368543" table:style-name="ce1">
            <text:p>11.70256134</text:p>
          </table:table-cell>
          <table:table-cell office:value-type="float" office:value="11.516397422460299" table:style-name="ce1">
            <text:p>11.51639742</text:p>
          </table:table-cell>
          <table:table-cell office:value-type="float" office:value="11.3337490548715" table:style-name="ce1">
            <text:p>11.33374905</text:p>
          </table:table-cell>
          <table:table-cell office:value-type="float" office:value="11.1595390132319" table:style-name="ce1">
            <text:p>11.15953901</text:p>
          </table:table-cell>
          <table:table-cell office:value-type="float" office:value="10.9844816720084" table:style-name="ce1">
            <text:p>10.98448167</text:p>
          </table:table-cell>
          <table:table-cell office:value-type="float" office:value="10.814894872698201" table:style-name="ce1">
            <text:p>10.81489487</text:p>
          </table:table-cell>
          <table:table-cell office:value-type="float" office:value="10.6521987528288" table:style-name="ce1">
            <text:p>10.65219875</text:p>
          </table:table-cell>
          <table:table-cell office:value-type="float" office:value="10.4915958145044" table:style-name="ce1">
            <text:p>10.49159581</text:p>
          </table:table-cell>
          <table:table-cell office:value-type="float" office:value="10.3546568846099" table:style-name="ce1">
            <text:p>10.35465688</text:p>
          </table:table-cell>
          <table:table-cell office:value-type="float" office:value="10.2043079086032" table:style-name="ce1">
            <text:p>10.20430791</text:p>
          </table:table-cell>
          <table:table-cell office:value-type="float" office:value="10.081827620982899" table:style-name="ce1">
            <text:p>10.08182762</text:p>
          </table:table-cell>
          <table:table-cell office:value-type="float" office:value="9.9393414182584507" table:style-name="ce1">
            <text:p>9.939341418</text:p>
          </table:table-cell>
          <table:table-cell office:value-type="float" office:value="9.8008689113854004" table:style-name="ce1">
            <text:p>9.800868911</text:p>
          </table:table-cell>
          <table:table-cell office:value-type="float" office:value="9.6651969990490105" table:style-name="ce1">
            <text:p>9.665196999</text:p>
          </table:table-cell>
          <table:table-cell office:value-type="float" office:value="9.5327970401579307" table:style-name="ce1">
            <text:p>9.53279704</text:p>
          </table:table-cell>
          <table:table-cell office:value-type="float" office:value="9.4070586213704708" table:style-name="ce1">
            <text:p>9.407058621</text:p>
          </table:table-cell>
          <table:table-cell office:value-type="float" office:value="9.2848264675014001" table:style-name="ce1">
            <text:p>9.284826468</text:p>
          </table:table-cell>
          <table:table-cell office:value-type="float" office:value="9.1658109492604698" table:style-name="ce1">
            <text:p>9.165810949</text:p>
          </table:table-cell>
          <table:table-cell office:value-type="float" office:value="9.0498867431816397" table:style-name="ce1">
            <text:p>9.049886743</text:p>
          </table:table-cell>
          <table:table-cell office:value-type="float" office:value="8.9339606393579292" table:style-name="ce1">
            <text:p>8.933960639</text:p>
          </table:table-cell>
          <table:table-cell office:value-type="float" office:value="8.8286014772022394" table:style-name="ce1">
            <text:p>8.828601477</text:p>
          </table:table-cell>
          <table:table-cell office:value-type="float" office:value="8.7198805401891306" table:style-name="ce1">
            <text:p>8.71988054</text:p>
          </table:table-cell>
          <table:table-cell office:value-type="float" office:value="8.6138440707566009" table:style-name="ce1">
            <text:p>8.613844071</text:p>
          </table:table-cell>
          <table:table-cell office:value-type="float" office:value="8.5194629293897499" table:style-name="ce1">
            <text:p>8.519462929</text:p>
          </table:table-cell>
          <table:table-cell office:value-type="float" office:value="8.4253668164869904" table:style-name="ce1">
            <text:p>8.425366816</text:p>
          </table:table-cell>
          <table:table-cell office:value-type="float" office:value="8.3256886975218602" table:style-name="ce1">
            <text:p>8.325688698</text:p>
          </table:table-cell>
          <table:table-cell office:value-type="float" office:value="8.2283559460617894" table:style-name="ce1">
            <text:p>8.228355946</text:p>
          </table:table-cell>
          <table:table-cell office:value-type="float" office:value="8.1332867469612609" table:style-name="ce1">
            <text:p>8.133286747</text:p>
          </table:table-cell>
          <table:table-cell office:value-type="float" office:value="8.0404030466906296" table:style-name="ce1">
            <text:p>8.040403047</text:p>
          </table:table-cell>
          <table:table-cell office:value-type="float" office:value="7.9505226315708901" table:style-name="ce1">
            <text:p>7.950522632</text:p>
          </table:table-cell>
          <table:table-cell office:value-type="float" office:value="7.8626620010605901" table:style-name="ce1">
            <text:p>7.862662001</text:p>
          </table:table-cell>
          <table:table-cell office:value-type="float" office:value="7.7779618352842501" table:style-name="ce1">
            <text:p>7.777961835</text:p>
          </table:table-cell>
          <table:table-cell office:value-type="float" office:value="7.6928467736126196" table:style-name="ce1">
            <text:p>7.692846774</text:p>
          </table:table-cell>
          <table:table-cell office:value-type="float" office:value="7.6117088092242797" table:style-name="ce1">
            <text:p>7.611708809</text:p>
          </table:table-cell>
          <table:table-cell office:value-type="float" office:value="7.52994474294157" table:style-name="ce1">
            <text:p>7.529944743</text:p>
          </table:table-cell>
          <table:table-cell office:value-type="float" office:value="7.4523883848378398" table:style-name="ce1">
            <text:p>7.452388385</text:p>
          </table:table-cell>
          <table:table-cell office:value-type="float" office:value="7.3795498383996998" table:style-name="ce1">
            <text:p>7.379549838</text:p>
          </table:table-cell>
          <table:table-cell office:value-type="float" office:value="7.3051758513454299" table:style-name="ce1">
            <text:p>7.305175851</text:p>
          </table:table-cell>
          <table:table-cell office:value-type="float" office:value="7.2339403712150299" table:style-name="ce1">
            <text:p>7.233940371</text:p>
          </table:table-cell>
          <table:table-cell office:value-type="float" office:value="7.1606593962374898" table:style-name="ce1">
            <text:p>7.160659396</text:p>
          </table:table-cell>
          <table:table-cell office:value-type="float" office:value="7.0937105788332202" table:style-name="ce1">
            <text:p>7.093710579</text:p>
          </table:table-cell>
          <table:table-cell office:value-type="float" office:value="7.0317875224440201" table:style-name="ce1">
            <text:p>7.031787522</text:p>
          </table:table-cell>
          <table:table-cell office:value-type="float" office:value="6.9626847234437399" table:style-name="ce1">
            <text:p>6.962684723</text:p>
          </table:table-cell>
          <table:table-cell office:value-type="float" office:value="6.9052556458396603" table:style-name="ce1">
            <text:p>6.905255646</text:p>
          </table:table-cell>
          <table:table-cell office:value-type="float" office:value="6.8509977027885203" table:style-name="ce1">
            <text:p>6.850997703</text:p>
          </table:table-cell>
          <table:table-cell office:value-type="float" office:value="6.7851962887706803" table:style-name="ce1">
            <text:p>6.785196289</text:p>
          </table:table-cell>
          <table:table-cell office:value-type="float" office:value="6.7206482350198398" table:style-name="ce1">
            <text:p>6.720648235</text:p>
          </table:table-cell>
          <table:table-cell office:value-type="float" office:value="6.6573180690756102" table:style-name="ce1">
            <text:p>6.657318069</text:p>
          </table:table-cell>
          <table:table-cell office:value-type="float" office:value="6.5955899079012301" table:style-name="ce1">
            <text:p>6.595589908</text:p>
          </table:table-cell>
          <table:table-cell office:value-type="float" office:value="6.5350048608226601" table:style-name="ce1">
            <text:p>6.535004861</text:p>
          </table:table-cell>
          <table:table-cell office:value-type="float" office:value="6.4833204578785404" table:style-name="ce1">
            <text:p>6.483320458</text:p>
          </table:table-cell>
          <table:table-cell office:value-type="float" office:value="6.4299319703438202" table:style-name="ce1">
            <text:p>6.42993197</text:p>
          </table:table-cell>
          <table:table-cell office:value-type="float" office:value="6.3729757672801002" table:style-name="ce1">
            <text:p>6.372975767</text:p>
          </table:table-cell>
          <table:table-cell office:value-type="float" office:value="6.3163642981362198" table:style-name="ce1">
            <text:p>6.316364298</text:p>
          </table:table-cell>
          <table:table-cell office:value-type="float" office:value="6.2605349737715903" table:style-name="ce1">
            <text:p>6.260534974</text:p>
          </table:table-cell>
          <table:table-cell office:value-type="float" office:value="6.2056851112379103" table:style-name="ce1">
            <text:p>6.205685111</text:p>
          </table:table-cell>
          <table:table-cell office:value-type="float" office:value="6.1517226320097604" table:style-name="ce1">
            <text:p>6.151722632</text:p>
          </table:table-cell>
          <table:table-cell office:value-type="float" office:value="6.1020985944811903" table:style-name="ce1">
            <text:p>6.102098594</text:p>
          </table:table-cell>
          <table:table-cell office:value-type="float" office:value="6.0519921712906699" table:style-name="ce1">
            <text:p>6.051992171</text:p>
          </table:table-cell>
          <table:table-cell office:value-type="float" office:value="6.0027350095101601" table:style-name="ce1">
            <text:p>6.00273501</text:p>
          </table:table-cell>
          <table:table-cell office:value-type="float" office:value="5.9533920809945604" table:style-name="ce1">
            <text:p>5.953392081</text:p>
          </table:table-cell>
          <table:table-cell office:value-type="float" office:value="5.90487153462088" table:style-name="ce1">
            <text:p>5.904871535</text:p>
          </table:table-cell>
          <table:table-cell office:value-type="float" office:value="5.8571529807492499" table:style-name="ce1">
            <text:p>5.857152981</text:p>
          </table:table-cell>
          <table:table-cell office:value-type="float" office:value="5.8102166982525603" table:style-name="ce1">
            <text:p>5.810216698</text:p>
          </table:table-cell>
          <table:table-cell office:value-type="float" office:value="5.7679432846818797" table:style-name="ce1">
            <text:p>5.767943285</text:p>
          </table:table-cell>
          <table:table-cell office:value-type="float" office:value="5.7224834720324598" table:style-name="ce1">
            <text:p>5.722483472</text:p>
          </table:table-cell>
          <table:table-cell office:value-type="float" office:value="5.6815882988886699" table:style-name="ce1">
            <text:p>5.681588299</text:p>
          </table:table-cell>
          <table:table-cell office:value-type="float" office:value="5.6469462291480701" table:style-name="ce1">
            <text:p>5.646946229</text:p>
          </table:table-cell>
          <table:table-cell office:value-type="float" office:value="5.6028947220163197" table:style-name="ce1">
            <text:p>5.602894722</text:p>
          </table:table-cell>
          <table:table-cell office:value-type="float" office:value="5.5595315196835102" table:style-name="ce1">
            <text:p>5.55953152</text:p>
          </table:table-cell>
          <table:table-cell office:value-type="float" office:value="5.5168406150612803" table:style-name="ce1">
            <text:p>5.516840615</text:p>
          </table:table-cell>
          <table:table-cell office:value-type="float" office:value="5.4748064935870904" table:style-name="ce1">
            <text:p>5.474806494</text:p>
          </table:table-cell>
          <table:table-cell office:value-type="float" office:value="5.4334141144254797" table:style-name="ce1">
            <text:p>5.433414114</text:p>
          </table:table-cell>
          <table:table-cell office:value-type="float" office:value="5.3923098457172003" table:style-name="ce1">
            <text:p>5.392309846</text:p>
          </table:table-cell>
          <table:table-cell office:value-type="float" office:value="5.3518236863127999" table:style-name="ce1">
            <text:p>5.351823686</text:p>
          </table:table-cell>
          <table:table-cell office:value-type="float" office:value="5.3119417979442902" table:style-name="ce1">
            <text:p>5.311941798</text:p>
          </table:table-cell>
          <table:table-cell office:value-type="float" office:value="5.2728347566496296" table:style-name="ce1">
            <text:p>5.272834757</text:p>
          </table:table-cell>
          <table:table-cell office:value-type="float" office:value="5.23574151615873" table:style-name="ce1">
            <text:p>5.235741516</text:p>
          </table:table-cell>
          <table:table-cell office:value-type="float" office:value="5.20041007646922" table:style-name="ce1">
            <text:p>5.200410076</text:p>
          </table:table-cell>
          <table:table-cell office:value-type="float" office:value="5.1636746883509899" table:style-name="ce1">
            <text:p>5.163674688</text:p>
          </table:table-cell>
          <table:table-cell office:value-type="float" office:value="5.1274678669682698" table:style-name="ce1">
            <text:p>5.127467867</text:p>
          </table:table-cell>
          <table:table-cell office:value-type="float" office:value="5.0917782858910199" table:style-name="ce1">
            <text:p>5.091778286</text:p>
          </table:table-cell>
          <table:table-cell office:value-type="float" office:value="5.0565949400063603" table:style-name="ce1">
            <text:p>5.05659494</text:p>
          </table:table-cell>
          <table:table-cell office:value-type="float" office:value="5.02135416453741" table:style-name="ce1">
            <text:p>5.021354165</text:p>
          </table:table-cell>
          <table:table-cell office:value-type="float" office:value="4.9866062670470601" table:style-name="ce1">
            <text:p>4.986606267</text:p>
          </table:table-cell>
          <table:table-cell office:value-type="float" office:value="4.9523409792440702" table:style-name="ce1">
            <text:p>4.952340979</text:p>
          </table:table-cell>
          <table:table-cell office:value-type="float" office:value="4.9190898450158604" table:style-name="ce1">
            <text:p>4.919089845</text:p>
          </table:table-cell>
          <table:table-cell office:value-type="float" office:value="4.8869601477889404" table:style-name="ce1">
            <text:p>4.886960148</text:p>
          </table:table-cell>
          <table:table-cell office:value-type="float" office:value="4.8553457731862304" table:style-name="ce1">
            <text:p>4.855345773</text:p>
          </table:table-cell>
          <table:table-cell office:value-type="float" office:value="4.8252105603856199" table:style-name="ce1">
            <text:p>4.82521056</text:p>
          </table:table-cell>
          <table:table-cell office:value-type="float" office:value="4.7969244950747001" table:style-name="ce1">
            <text:p>4.796924495</text:p>
          </table:table-cell>
          <table:table-cell office:value-type="float" office:value="4.7690155773012597" table:style-name="ce1">
            <text:p>4.769015577</text:p>
          </table:table-cell>
          <table:table-cell office:value-type="float" office:value="4.7377797444940803" table:style-name="ce1">
            <text:p>4.737779744</text:p>
          </table:table-cell>
          <table:table-cell office:value-type="float" office:value="4.7069549094869796" table:style-name="ce1">
            <text:p>4.706954909</text:p>
          </table:table-cell>
          <table:table-cell office:value-type="float" office:value="4.6770462271776099" table:style-name="ce1">
            <text:p>4.677046227</text:p>
          </table:table-cell>
          <table:table-cell office:value-type="float" office:value="4.6470160881921503" table:style-name="ce1">
            <text:p>4.647016088</text:p>
          </table:table-cell>
          <table:table-cell office:value-type="float" office:value="4.6173734348710198" table:style-name="ce1">
            <text:p>4.617373435</text:p>
          </table:table-cell>
          <table:table-cell office:value-type="float" office:value="4.5881108155668198" table:style-name="ce1">
            <text:p>4.588110816</text:p>
          </table:table-cell>
          <table:table-cell office:value-type="float" office:value="4.5592209684830598" table:style-name="ce1">
            <text:p>4.559220968</text:p>
          </table:table-cell>
          <table:table-cell office:value-type="float" office:value="4.5311937884050302" table:style-name="ce1">
            <text:p>4.531193788</text:p>
          </table:table-cell>
          <table:table-cell office:value-type="float" office:value="4.5030253043484896" table:style-name="ce1">
            <text:p>4.503025304</text:p>
          </table:table-cell>
          <table:table-cell office:value-type="float" office:value="4.4752089263426704" table:style-name="ce1">
            <text:p>4.475208926</text:p>
          </table:table-cell>
          <table:table-cell office:value-type="float" office:value="4.4482258057824904" table:style-name="ce1">
            <text:p>4.448225806</text:p>
          </table:table-cell>
          <table:table-cell office:value-type="float" office:value="4.4222469247664797" table:style-name="ce1">
            <text:p>4.422246925</text:p>
          </table:table-cell>
          <table:table-cell office:value-type="float" office:value="4.3953159081922504" table:style-name="ce1">
            <text:p>4.395315908</text:p>
          </table:table-cell>
          <table:table-cell office:value-type="float" office:value="4.3728413328890001" table:style-name="ce1">
            <text:p>4.372841333</text:p>
          </table:table-cell>
          <table:table-cell office:value-type="float" office:value="4.3465361807088598" table:style-name="ce1">
            <text:p>4.346536181</text:p>
          </table:table-cell>
          <table:table-cell office:value-type="float" office:value="4.3246262372013398" table:style-name="ce1">
            <text:p>4.324626237</text:p>
          </table:table-cell>
          <table:table-cell office:value-type="float" office:value="4.2990440730469404" table:style-name="ce1">
            <text:p>4.299044073</text:p>
          </table:table-cell>
          <table:table-cell office:value-type="float" office:value="4.2742338494940002" table:style-name="ce1">
            <text:p>4.274233849</text:p>
          </table:table-cell>
          <table:table-cell office:value-type="float" office:value="4.25116055452387" table:style-name="ce1">
            <text:p>4.251160555</text:p>
          </table:table-cell>
          <table:table-cell office:value-type="float" office:value="4.2261987315262797" table:style-name="ce1">
            <text:p>4.226198732</text:p>
          </table:table-cell>
          <table:table-cell office:value-type="float" office:value="4.2036762067778302" table:style-name="ce1">
            <text:p>4.203676207</text:p>
          </table:table-cell>
          <table:table-cell office:value-type="float" office:value="4.18056270586567" table:style-name="ce1">
            <text:p>4.180562706</text:p>
          </table:table-cell>
          <table:table-cell office:value-type="float" office:value="4.1570206869315998" table:style-name="ce1">
            <text:p>4.157020687</text:p>
          </table:table-cell>
          <table:table-cell office:value-type="float" office:value="4.1344409936152502" table:style-name="ce1">
            <text:p>4.134440994</text:p>
          </table:table-cell>
          <table:table-cell office:value-type="float" office:value="4.1115637680297503" table:style-name="ce1">
            <text:p>4.111563768</text:p>
          </table:table-cell>
          <table:table-cell office:value-type="float" office:value="4.0889465109168102" table:style-name="ce1">
            <text:p>4.088946511</text:p>
          </table:table-cell>
          <table:table-cell office:value-type="float" office:value="4.06658481603115" table:style-name="ce1">
            <text:p>4.066584816</text:p>
          </table:table-cell>
          <table:table-cell office:value-type="float" office:value="4.04373883391861" table:style-name="ce1">
            <text:p>4.043738834</text:p>
          </table:table-cell>
          <table:table-cell office:value-type="float" office:value="4.0261838959632703" table:style-name="ce1">
            <text:p>4.026183896</text:p>
          </table:table-cell>
          <table:table-cell office:value-type="float" office:value="4.0039967144477302" table:style-name="ce1">
            <text:p>4.003996714</text:p>
          </table:table-cell>
          <table:table-cell office:value-type="float" office:value="3.9831357052512599" table:style-name="ce1">
            <text:p>3.983135705</text:p>
          </table:table-cell>
          <table:table-cell office:value-type="float" office:value="3.9634225105998602" table:style-name="ce1">
            <text:p>3.963422511</text:p>
          </table:table-cell>
          <table:table-cell office:value-type="float" office:value="3.94392476069874" table:style-name="ce1">
            <text:p>3.943924761</text:p>
          </table:table-cell>
          <table:table-cell office:value-type="float" office:value="3.9227751958222101" table:style-name="ce1">
            <text:p>3.922775196</text:p>
          </table:table-cell>
          <table:table-cell office:value-type="float" office:value="3.9016123604119901" table:style-name="ce1">
            <text:p>3.90161236</text:p>
          </table:table-cell>
          <table:table-cell office:value-type="float" office:value="3.8809176962345999" table:style-name="ce1">
            <text:p>3.880917696</text:p>
          </table:table-cell>
          <table:table-cell office:value-type="float" office:value="3.86044436536391" table:style-name="ce1">
            <text:p>3.860444365</text:p>
          </table:table-cell>
          <table:table-cell office:value-type="float" office:value="3.8399507817445899" table:style-name="ce1">
            <text:p>3.839950782</text:p>
          </table:table-cell>
          <table:table-cell office:value-type="float" office:value="3.8196740614440001" table:style-name="ce1">
            <text:p>3.819674061</text:p>
          </table:table-cell>
          <table:table-cell office:value-type="float" office:value="3.7995705137521898" table:style-name="ce1">
            <text:p>3.799570514</text:p>
          </table:table-cell>
          <table:table-cell office:value-type="float" office:value="3.7803629535553398" table:style-name="ce1">
            <text:p>3.780362954</text:p>
          </table:table-cell>
          <table:table-cell office:value-type="float" office:value="3.76135547211054" table:style-name="ce1">
            <text:p>3.761355472</text:p>
          </table:table-cell>
          <table:table-cell office:value-type="float" office:value="3.7425449593853699" table:style-name="ce1">
            <text:p>3.742544959</text:p>
          </table:table-cell>
          <table:table-cell office:value-type="float" office:value="3.7239283694718002" table:style-name="ce1">
            <text:p>3.723928369</text:p>
          </table:table-cell>
          <table:table-cell office:value-type="float" office:value="3.7060602603011299" table:style-name="ce1">
            <text:p>3.70606026</text:p>
          </table:table-cell>
          <table:table-cell office:value-type="float" office:value="3.6883744787750499" table:style-name="ce1">
            <text:p>3.688374479</text:p>
          </table:table-cell>
          <table:table-cell office:value-type="float" office:value="3.6698166957516598" table:style-name="ce1">
            <text:p>3.669816696</text:p>
          </table:table-cell>
          <table:table-cell office:value-type="float" office:value="3.6518266792593299" table:style-name="ce1">
            <text:p>3.651826679</text:p>
          </table:table-cell>
          <table:table-cell office:value-type="float" office:value="3.63462229418711" table:style-name="ce1">
            <text:p>3.634622294</text:p>
          </table:table-cell>
          <table:table-cell office:value-type="float" office:value="3.6171038152969399" table:style-name="ce1">
            <text:p>3.617103815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10.882515255191899" table:style-name="ce1">
            <text:p>10.88251526</text:p>
          </table:table-cell>
          <table:table-cell office:value-type="string" table:style-name="ce1">
            <text:p><text:s/>global min</text:p>
          </table:table-cell>
          <table:table-cell office:value-type="float" office:value="-42.992668617244902" table:style-name="ce1">
            <text:p>-42.99266862</text:p>
          </table:table-cell>
          <table:table-cell office:value-type="string" table:style-name="ce1">
            <text:p><text:s/>range</text:p>
          </table:table-cell>
          <table:table-cell office:value-type="float" office:value="53.8751838724367" table:style-name="ce1">
            <text:p>53.87518387</text:p>
          </table:table-cell>
          <table:table-cell office:value-type="string" table:style-name="ce1">
            <text:p><text:s/>regret</text:p>
          </table:table-cell>
          <table:table-cell office:value-type="float" office:value="6.9455045823976498" table:style-name="ce1">
            <text:p>6.945504582</text:p>
          </table:table-cell>
          <table:table-cell office:value-type="float" office:value="12.3702368723341" table:style-name="ce1">
            <text:p>12.37023687</text:p>
          </table:table-cell>
          <table:table-cell office:value-type="float" office:value="8.9817449253755406" table:style-name="ce1">
            <text:p>8.981744925</text:p>
          </table:table-cell>
          <table:table-cell office:value-type="float" office:value="12.8645584378569" table:style-name="ce1">
            <text:p>12.86455844</text:p>
          </table:table-cell>
          <table:table-cell office:value-type="float" office:value="16.992113402778902" table:style-name="ce1">
            <text:p>16.9921134</text:p>
          </table:table-cell>
          <table:table-cell office:value-type="float" office:value="18.599937663197402" table:style-name="ce1">
            <text:p>18.59993766</text:p>
          </table:table-cell>
          <table:table-cell office:value-type="float" office:value="17.809948499708899" table:style-name="ce1">
            <text:p>17.8099485</text:p>
          </table:table-cell>
          <table:table-cell office:value-type="float" office:value="19.807285881653002" table:style-name="ce1">
            <text:p>19.80728588</text:p>
          </table:table-cell>
          <table:table-cell office:value-type="float" office:value="18.5252878409839" table:style-name="ce1">
            <text:p>18.52528784</text:p>
          </table:table-cell>
          <table:table-cell office:value-type="float" office:value="19.2453345575491" table:style-name="ce1">
            <text:p>19.24533456</text:p>
          </table:table-cell>
          <table:table-cell office:value-type="float" office:value="18.474633070413901" table:style-name="ce1">
            <text:p>18.47463307</text:p>
          </table:table-cell>
          <table:table-cell office:value-type="float" office:value="17.694433139464699" table:style-name="ce1">
            <text:p>17.69443314</text:p>
          </table:table-cell>
          <table:table-cell office:value-type="float" office:value="16.902133977656401" table:style-name="ce1">
            <text:p>16.90213398</text:p>
          </table:table-cell>
          <table:table-cell office:value-type="float" office:value="17.615442485148399" table:style-name="ce1">
            <text:p>17.61544249</text:p>
          </table:table-cell>
          <table:table-cell office:value-type="float" office:value="16.494651941664898" table:style-name="ce1">
            <text:p>16.49465194</text:p>
          </table:table-cell>
          <table:table-cell office:value-type="float" office:value="16.818511505138702" table:style-name="ce1">
            <text:p>16.81851151</text:p>
          </table:table-cell>
          <table:table-cell office:value-type="float" office:value="17.208975382215801" table:style-name="ce1">
            <text:p>17.20897538</text:p>
          </table:table-cell>
          <table:table-cell office:value-type="float" office:value="18.814987799956398" table:style-name="ce1">
            <text:p>18.8149878</text:p>
          </table:table-cell>
          <table:table-cell office:value-type="float" office:value="19.266650991536501" table:style-name="ce1">
            <text:p>19.26665099</text:p>
          </table:table-cell>
          <table:table-cell office:value-type="float" office:value="19.704276412963502" table:style-name="ce1">
            <text:p>19.70427641</text:p>
          </table:table-cell>
          <table:table-cell office:value-type="float" office:value="19.808826071295801" table:style-name="ce1">
            <text:p>19.80882607</text:p>
          </table:table-cell>
          <table:table-cell office:value-type="float" office:value="19.2994000644922" table:style-name="ce1">
            <text:p>19.29940006</text:p>
          </table:table-cell>
          <table:table-cell office:value-type="float" office:value="18.624520076034901" table:style-name="ce1">
            <text:p>18.62452008</text:p>
          </table:table-cell>
          <table:table-cell office:value-type="float" office:value="17.8835750541393" table:style-name="ce1">
            <text:p>17.88357505</text:p>
          </table:table-cell>
          <table:table-cell office:value-type="float" office:value="17.229651498140299" table:style-name="ce1">
            <text:p>17.2296515</text:p>
          </table:table-cell>
          <table:table-cell office:value-type="float" office:value="16.566972594365701" table:style-name="ce1">
            <text:p>16.56697259</text:p>
          </table:table-cell>
          <table:table-cell office:value-type="float" office:value="16.1064227048956" table:style-name="ce1">
            <text:p>16.1064227</text:p>
          </table:table-cell>
          <table:table-cell office:value-type="float" office:value="15.5372837188698" table:style-name="ce1">
            <text:p>15.53728372</text:p>
          </table:table-cell>
          <table:table-cell office:value-type="float" office:value="15.0305442647895" table:style-name="ce1">
            <text:p>15.03054426</text:p>
          </table:table-cell>
          <table:table-cell office:value-type="float" office:value="14.7635759672339" table:style-name="ce1">
            <text:p>14.76357597</text:p>
          </table:table-cell>
          <table:table-cell office:value-type="float" office:value="14.358901391132299" table:style-name="ce1">
            <text:p>14.35890139</text:p>
          </table:table-cell>
          <table:table-cell office:value-type="float" office:value="13.9352977330624" table:style-name="ce1">
            <text:p>13.93529773</text:p>
          </table:table-cell>
          <table:table-cell office:value-type="float" office:value="13.5283125416596" table:style-name="ce1">
            <text:p>13.52831254</text:p>
          </table:table-cell>
          <table:table-cell office:value-type="float" office:value="13.1382034375697" table:style-name="ce1">
            <text:p>13.13820344</text:p>
          </table:table-cell>
          <table:table-cell office:value-type="float" office:value="12.859504320261699" table:style-name="ce1">
            <text:p>12.85950432</text:p>
          </table:table-cell>
          <table:table-cell office:value-type="float" office:value="12.5498222313621" table:style-name="ce1">
            <text:p>12.54982223</text:p>
          </table:table-cell>
          <table:table-cell office:value-type="float" office:value="12.2233826520956" table:style-name="ce1">
            <text:p>12.22338265</text:p>
          </table:table-cell>
          <table:table-cell office:value-type="float" office:value="12.269382317083" table:style-name="ce1">
            <text:p>12.26938232</text:p>
          </table:table-cell>
          <table:table-cell office:value-type="float" office:value="12.041545189254901" table:style-name="ce1">
            <text:p>12.04154519</text:p>
          </table:table-cell>
          <table:table-cell office:value-type="float" office:value="11.7531262199428" table:style-name="ce1">
            <text:p>11.75312622</text:p>
          </table:table-cell>
          <table:table-cell office:value-type="float" office:value="11.4821499033904" table:style-name="ce1">
            <text:p>11.4821499</text:p>
          </table:table-cell>
          <table:table-cell office:value-type="float" office:value="11.2240772209596" table:style-name="ce1">
            <text:p>11.22407722</text:p>
          </table:table-cell>
          <table:table-cell office:value-type="float" office:value="10.9740186297396" table:style-name="ce1">
            <text:p>10.97401863</text:p>
          </table:table-cell>
          <table:table-cell office:value-type="float" office:value="10.775033299702001" table:style-name="ce1">
            <text:p>10.7750333</text:p>
          </table:table-cell>
          <table:table-cell office:value-type="float" office:value="10.537716219075699" table:style-name="ce1">
            <text:p>10.53771622</text:p>
          </table:table-cell>
          <table:table-cell office:value-type="float" office:value="10.3123426294475" table:style-name="ce1">
            <text:p>10.31234263</text:p>
          </table:table-cell>
          <table:table-cell office:value-type="float" office:value="10.0965594053353" table:style-name="ce1">
            <text:p>10.09655941</text:p>
          </table:table-cell>
          <table:table-cell office:value-type="float" office:value="9.8897671488944408" table:style-name="ce1">
            <text:p>9.889767149</text:p>
          </table:table-cell>
          <table:table-cell office:value-type="float" office:value="9.6887847710325303" table:style-name="ce1">
            <text:p>9.688784771</text:p>
          </table:table-cell>
          <table:table-cell office:value-type="float" office:value="9.4984196975353807" table:style-name="ce1">
            <text:p>9.498419698</text:p>
          </table:table-cell>
          <table:table-cell office:value-type="float" office:value="9.3162870613995405" table:style-name="ce1">
            <text:p>9.316287061</text:p>
          </table:table-cell>
          <table:table-cell office:value-type="float" office:value="9.1434190247637392" table:style-name="ce1">
            <text:p>9.143419025</text:p>
          </table:table-cell>
          <table:table-cell office:value-type="float" office:value="9.1599440952225208" table:style-name="ce1">
            <text:p>9.159944095</text:p>
          </table:table-cell>
          <table:table-cell office:value-type="float" office:value="8.9996633974734106" table:style-name="ce1">
            <text:p>8.999663397</text:p>
          </table:table-cell>
          <table:table-cell office:value-type="float" office:value="8.8452110887333504" table:style-name="ce1">
            <text:p>8.845211089</text:p>
          </table:table-cell>
          <table:table-cell office:value-type="float" office:value="8.7016106109505404" table:style-name="ce1">
            <text:p>8.701610611</text:p>
          </table:table-cell>
          <table:table-cell office:value-type="float" office:value="8.5506308576272207" table:style-name="ce1">
            <text:p>8.550630858</text:p>
          </table:table-cell>
          <table:table-cell office:value-type="float" office:value="8.4039239572140101" table:style-name="ce1">
            <text:p>8.403923957</text:p>
          </table:table-cell>
          <table:table-cell office:value-type="float" office:value="8.2809246221178991" table:style-name="ce1">
            <text:p>8.280924622</text:p>
          </table:table-cell>
          <table:table-cell office:value-type="float" office:value="8.1429092117492701" table:style-name="ce1">
            <text:p>8.142909212</text:p>
          </table:table-cell>
          <table:table-cell office:value-type="float" office:value="8.0094188968025595" table:style-name="ce1">
            <text:p>8.009418897</text:p>
          </table:table-cell>
          <table:table-cell office:value-type="float" office:value="7.9160196260167801" table:style-name="ce1">
            <text:p>7.916019626</text:p>
          </table:table-cell>
          <table:table-cell office:value-type="float" office:value="7.7905168643906499" table:style-name="ce1">
            <text:p>7.790516864</text:p>
          </table:table-cell>
          <table:table-cell office:value-type="float" office:value="7.6789105060758596" table:style-name="ce1">
            <text:p>7.678910506</text:p>
          </table:table-cell>
          <table:table-cell office:value-type="float" office:value="7.5639988868224997" table:style-name="ce1">
            <text:p>7.563998887</text:p>
          </table:table-cell>
          <table:table-cell office:value-type="float" office:value="7.4511918230015004" table:style-name="ce1">
            <text:p>7.451191823</text:p>
          </table:table-cell>
          <table:table-cell office:value-type="float" office:value="7.3407845671452696" table:style-name="ce1">
            <text:p>7.340784567</text:p>
          </table:table-cell>
          <table:table-cell office:value-type="float" office:value="7.2330461232870897" table:style-name="ce1">
            <text:p>7.233046123</text:p>
          </table:table-cell>
          <table:table-cell office:value-type="float" office:value="7.1296072616673003" table:style-name="ce1">
            <text:p>7.129607262</text:p>
          </table:table-cell>
          <table:table-cell office:value-type="float" office:value="7.0324292887340301" table:style-name="ce1">
            <text:p>7.032429289</text:p>
          </table:table-cell>
          <table:table-cell office:value-type="float" office:value="6.9424386965165699" table:style-name="ce1">
            <text:p>6.942438697</text:p>
          </table:table-cell>
          <table:table-cell office:value-type="float" office:value="6.8577081528224602" table:style-name="ce1">
            <text:p>6.857708153</text:p>
          </table:table-cell>
          <table:table-cell office:value-type="float" office:value="6.7666389350387002" table:style-name="ce1">
            <text:p>6.766638935</text:p>
          </table:table-cell>
          <table:table-cell office:value-type="float" office:value="6.6751978683489801" table:style-name="ce1">
            <text:p>6.675197868</text:p>
          </table:table-cell>
          <table:table-cell office:value-type="float" office:value="6.6090078850360499" table:style-name="ce1">
            <text:p>6.609007885</text:p>
          </table:table-cell>
          <table:table-cell office:value-type="float" office:value="6.5331240911611097" table:style-name="ce1">
            <text:p>6.533124091</text:p>
          </table:table-cell>
          <table:table-cell office:value-type="float" office:value="6.4488189813234502" table:style-name="ce1">
            <text:p>6.448818981</text:p>
          </table:table-cell>
          <table:table-cell office:value-type="float" office:value="6.3916990345751401" table:style-name="ce1">
            <text:p>6.391699035</text:p>
          </table:table-cell>
          <table:table-cell office:value-type="float" office:value="6.31131842190534" table:style-name="ce1">
            <text:p>6.311318422</text:p>
          </table:table-cell>
          <table:table-cell office:value-type="float" office:value="6.26302551878603" table:style-name="ce1">
            <text:p>6.263025519</text:p>
          </table:table-cell>
          <table:table-cell office:value-type="float" office:value="6.2224780555545598" table:style-name="ce1">
            <text:p>6.222478056</text:p>
          </table:table-cell>
          <table:table-cell office:value-type="float" office:value="6.1659864508093598" table:style-name="ce1">
            <text:p>6.165986451</text:p>
          </table:table-cell>
          <table:table-cell office:value-type="float" office:value="6.1119994744478801" table:style-name="ce1">
            <text:p>6.111999474</text:p>
          </table:table-cell>
          <table:table-cell office:value-type="float" office:value="6.0397331787242301" table:style-name="ce1">
            <text:p>6.039733179</text:p>
          </table:table-cell>
          <table:table-cell office:value-type="float" office:value="5.9691672664293698" table:style-name="ce1">
            <text:p>5.969167266</text:p>
          </table:table-cell>
          <table:table-cell office:value-type="float" office:value="5.9002424218622904" table:style-name="ce1">
            <text:p>5.900242422</text:p>
          </table:table-cell>
          <table:table-cell office:value-type="float" office:value="5.8329020564806697" table:style-name="ce1">
            <text:p>5.832902056</text:p>
          </table:table-cell>
          <table:table-cell office:value-type="float" office:value="5.7670921539486297" table:style-name="ce1">
            <text:p>5.767092154</text:p>
          </table:table-cell>
          <table:table-cell office:value-type="float" office:value="5.70276112563079" table:style-name="ce1">
            <text:p>5.702761126</text:p>
          </table:table-cell>
          <table:table-cell office:value-type="float" office:value="5.6694226756810497" table:style-name="ce1">
            <text:p>5.669422676</text:p>
          </table:table-cell>
          <table:table-cell office:value-type="float" office:value="5.6123032814263203" table:style-name="ce1">
            <text:p>5.612303281</text:p>
          </table:table-cell>
          <table:table-cell office:value-type="float" office:value="5.5523409052317003" table:style-name="ce1">
            <text:p>5.552340905</text:p>
          </table:table-cell>
          <table:table-cell office:value-type="float" office:value="5.4944719825536703" table:style-name="ce1">
            <text:p>5.494471983</text:p>
          </table:table-cell>
          <table:table-cell office:value-type="float" office:value="5.4382505280010598" table:style-name="ce1">
            <text:p>5.438250528</text:p>
          </table:table-cell>
          <table:table-cell office:value-type="float" office:value="5.3810057856010403" table:style-name="ce1">
            <text:p>5.381005786</text:p>
          </table:table-cell>
          <table:table-cell office:value-type="float" office:value="5.3283614457128898" table:style-name="ce1">
            <text:p>5.328361446</text:p>
          </table:table-cell>
          <table:table-cell office:value-type="float" office:value="5.2800597528838402" table:style-name="ce1">
            <text:p>5.280059753</text:p>
          </table:table-cell>
          <table:table-cell office:value-type="float" office:value="5.2261815921401196" table:style-name="ce1">
            <text:p>5.226181592</text:p>
          </table:table-cell>
          <table:table-cell office:value-type="float" office:value="5.1798878108184496" table:style-name="ce1">
            <text:p>5.179887811</text:p>
          </table:table-cell>
          <table:table-cell office:value-type="float" office:value="5.1290465794254798" table:style-name="ce1">
            <text:p>5.129046579</text:p>
          </table:table-cell>
          <table:table-cell office:value-type="float" office:value="5.0786761245169298" table:style-name="ce1">
            <text:p>5.078676125</text:p>
          </table:table-cell>
          <table:table-cell office:value-type="float" office:value="5.0289768060762698" table:style-name="ce1">
            <text:p>5.028976806</text:p>
          </table:table-cell>
          <table:table-cell office:value-type="float" office:value="5.0015572354489102" table:style-name="ce1">
            <text:p>5.001557235</text:p>
          </table:table-cell>
          <table:table-cell office:value-type="float" office:value="4.9535552009116204" table:style-name="ce1">
            <text:p>4.953555201</text:p>
          </table:table-cell>
          <table:table-cell office:value-type="float" office:value="4.9064674908416999" table:style-name="ce1">
            <text:p>4.906467491</text:p>
          </table:table-cell>
          <table:table-cell office:value-type="float" office:value="4.8853980474252197" table:style-name="ce1">
            <text:p>4.885398047</text:p>
          </table:table-cell>
          <table:table-cell office:value-type="float" office:value="4.8457503763398897" table:style-name="ce1">
            <text:p>4.845750376</text:p>
          </table:table-cell>
          <table:table-cell office:value-type="float" office:value="4.8086771279528602" table:style-name="ce1">
            <text:p>4.808677128</text:p>
          </table:table-cell>
          <table:table-cell office:value-type="float" office:value="4.7645608240266899" table:style-name="ce1">
            <text:p>4.764560824</text:p>
          </table:table-cell>
          <table:table-cell office:value-type="float" office:value="4.7212466347173496" table:style-name="ce1">
            <text:p>4.721246635</text:p>
          </table:table-cell>
          <table:table-cell office:value-type="float" office:value="4.67871288125143" table:style-name="ce1">
            <text:p>4.678712881</text:p>
          </table:table-cell>
          <table:table-cell office:value-type="float" office:value="4.6369386590974004" table:style-name="ce1">
            <text:p>4.636938659</text:p>
          </table:table-cell>
          <table:table-cell office:value-type="float" office:value="4.6015949297363203" table:style-name="ce1">
            <text:p>4.60159493</text:p>
          </table:table-cell>
          <table:table-cell office:value-type="float" office:value="4.5615952429286404" table:style-name="ce1">
            <text:p>4.561595243</text:p>
          </table:table-cell>
          <table:table-cell office:value-type="float" office:value="4.5222912028480504" table:style-name="ce1">
            <text:p>4.522291203</text:p>
          </table:table-cell>
          <table:table-cell office:value-type="float" office:value="4.7177895324285899" table:style-name="ce1">
            <text:p>4.717789532</text:p>
          </table:table-cell>
          <table:table-cell office:value-type="float" office:value="4.6778223623536599" table:style-name="ce1">
            <text:p>4.677822362</text:p>
          </table:table-cell>
          <table:table-cell office:value-type="float" office:value="4.6382590003300699" table:style-name="ce1">
            <text:p>4.638259</text:p>
          </table:table-cell>
          <table:table-cell office:value-type="float" office:value="4.5993605687606598" table:style-name="ce1">
            <text:p>4.599360569</text:p>
          </table:table-cell>
          <table:table-cell office:value-type="float" office:value="4.5613794859681596" table:style-name="ce1">
            <text:p>4.561379486</text:p>
          </table:table-cell>
          <table:table-cell office:value-type="float" office:value="4.5237593715681799" table:style-name="ce1">
            <text:p>4.523759372</text:p>
          </table:table-cell>
          <table:table-cell office:value-type="float" office:value="4.6334935936183204" table:style-name="ce1">
            <text:p>4.633493594</text:p>
          </table:table-cell>
          <table:table-cell office:value-type="float" office:value="4.6010513468514604" table:style-name="ce1">
            <text:p>4.601051347</text:p>
          </table:table-cell>
          <table:table-cell office:value-type="float" office:value="4.5642818249708901" table:style-name="ce1">
            <text:p>4.564281825</text:p>
          </table:table-cell>
          <table:table-cell office:value-type="float" office:value="4.5406463993687298" table:style-name="ce1">
            <text:p>4.540646399</text:p>
          </table:table-cell>
          <table:table-cell office:value-type="float" office:value="4.5206226147119803" table:style-name="ce1">
            <text:p>4.520622615</text:p>
          </table:table-cell>
          <table:table-cell office:value-type="float" office:value="4.5007237211705897" table:style-name="ce1">
            <text:p>4.500723721</text:p>
          </table:table-cell>
          <table:table-cell office:value-type="float" office:value="4.4658870564244202" table:style-name="ce1">
            <text:p>4.465887056</text:p>
          </table:table-cell>
          <table:table-cell office:value-type="float" office:value="4.4315904950076499" table:style-name="ce1">
            <text:p>4.431590495</text:p>
          </table:table-cell>
          <table:table-cell office:value-type="float" office:value="4.39782157299729" table:style-name="ce1">
            <text:p>4.397821573</text:p>
          </table:table-cell>
          <table:table-cell office:value-type="float" office:value="4.3965718256413098" table:style-name="ce1">
            <text:p>4.396571826</text:p>
          </table:table-cell>
          <table:table-cell office:value-type="float" office:value="4.3668368708902401" table:style-name="ce1">
            <text:p>4.366836871</text:p>
          </table:table-cell>
          <table:table-cell office:value-type="float" office:value="4.3388388285624604" table:style-name="ce1">
            <text:p>4.338838829</text:p>
          </table:table-cell>
          <table:table-cell office:value-type="float" office:value="4.3112586674634503" table:style-name="ce1">
            <text:p>4.311258667</text:p>
          </table:table-cell>
          <table:table-cell office:value-type="float" office:value="4.2793234180748296" table:style-name="ce1">
            <text:p>4.279323418</text:p>
          </table:table-cell>
          <table:table-cell office:value-type="float" office:value="4.25258646089262" table:style-name="ce1">
            <text:p>4.252586461</text:p>
          </table:table-cell>
          <table:table-cell office:value-type="float" office:value="4.2216139001822404" table:style-name="ce1">
            <text:p>4.2216139</text:p>
          </table:table-cell>
          <table:table-cell office:value-type="float" office:value="4.1910902171633104" table:style-name="ce1">
            <text:p>4.191090217</text:p>
          </table:table-cell>
          <table:table-cell office:value-type="float" office:value="4.1610057238281097" table:style-name="ce1">
            <text:p>4.161005724</text:p>
          </table:table-cell>
          <table:table-cell office:value-type="float" office:value="4.1313510089691201" table:style-name="ce1">
            <text:p>4.131351009</text:p>
          </table:table-cell>
          <table:table-cell office:value-type="float" office:value="4.1021169283634604" table:style-name="ce1">
            <text:p>4.102116928</text:p>
          </table:table-cell>
          <table:table-cell office:value-type="float" office:value="4.0732945953719604" table:style-name="ce1">
            <text:p>4.073294595</text:p>
          </table:table-cell>
          <table:table-cell office:value-type="float" office:value="4.0470977741199698" table:style-name="ce1">
            <text:p>4.047097774</text:p>
          </table:table-cell>
          <table:table-cell office:value-type="float" office:value="4.01905782876893" table:style-name="ce1">
            <text:p>4.019057829</text:p>
          </table:table-cell>
          <table:table-cell office:value-type="float" office:value="3.9945923113188" table:style-name="ce1">
            <text:p>3.994592311</text:p>
          </table:table-cell>
          <table:table-cell office:value-type="float" office:value="3.96788801241608" table:style-name="ce1">
            <text:p>3.967888012</text:p>
          </table:table-cell>
          <table:table-cell office:value-type="float" office:value="3.9411787785470001" table:style-name="ce1">
            <text:p>3.941178779</text:p>
          </table:table-cell>
          <table:table-cell office:value-type="float" office:value="3.92529356022201" table:style-name="ce1">
            <text:p>3.92529356</text:p>
          </table:table-cell>
          <table:table-cell office:value-type="float" office:value="3.8992287083658899" table:style-name="ce1">
            <text:p>3.899228708</text:p>
          </table:table-cell>
          <table:table-cell office:value-type="float" office:value="3.8735113878678602" table:style-name="ce1">
            <text:p>3.873511388</text:p>
          </table:table-cell>
          <table:table-cell office:value-type="float" office:value="3.8902041956963398" table:style-name="ce1">
            <text:p>3.890204196</text:p>
          </table:table-cell>
          <table:table-cell office:value-type="float" office:value="3.8648846327882098" table:style-name="ce1">
            <text:p>3.864884633</text:p>
          </table:table-cell>
          <table:table-cell office:value-type="float" office:value="3.8398960445586199" table:style-name="ce1">
            <text:p>3.839896045</text:p>
          </table:table-cell>
          <table:table-cell office:value-type="float" office:value="3.9647355404039999" table:style-name="ce1">
            <text:p>3.96473554</text:p>
          </table:table-cell>
          <table:table-cell office:value-type="float" office:value="3.94126724115196" table:style-name="ce1">
            <text:p>3.941267241</text:p>
          </table:table-cell>
          <table:table-cell office:value-type="float" office:value="3.9170958556072399" table:style-name="ce1">
            <text:p>3.917095856</text:p>
          </table:table-cell>
          <table:table-cell office:value-type="float" office:value="3.8927561665366301" table:style-name="ce1">
            <text:p>3.892756167</text:p>
          </table:table-cell>
          <table:table-cell office:value-type="float" office:value="3.8701890335606901" table:style-name="ce1">
            <text:p>3.870189034</text:p>
          </table:table-cell>
          <table:table-cell office:value-type="float" office:value="3.91607181105016" table:style-name="ce1">
            <text:p>3.916071811</text:p>
          </table:table-cell>
          <table:table-cell office:value-type="float" office:value="3.9015349026464001" table:style-name="ce1">
            <text:p>3.901534903</text:p>
          </table:table-cell>
          <table:table-cell office:value-type="float" office:value="3.8778965782294801" table:style-name="ce1">
            <text:p>3.877896578</text:p>
          </table:table-cell>
          <table:table-cell office:value-type="float" office:value="3.85421592425066" table:style-name="ce1">
            <text:p>3.854215924</text:p>
          </table:table-cell>
          <table:table-cell office:value-type="float" office:value="3.8311579411050798" table:style-name="ce1">
            <text:p>3.831157941</text:p>
          </table:table-cell>
          <table:table-cell office:value-type="float" office:value="3.8083811528759202" table:style-name="ce1">
            <text:p>3.808381153</text:p>
          </table:table-cell>
          <table:table-cell office:value-type="float" office:value="3.7858804469283101" table:style-name="ce1">
            <text:p>3.785880447</text:p>
          </table:table-cell>
          <table:table-cell office:value-type="float" office:value="3.7631302372695301" table:style-name="ce1">
            <text:p>3.763130237</text:p>
          </table:table-cell>
          <table:table-cell office:value-type="float" office:value="3.7411699644207399" table:style-name="ce1">
            <text:p>3.741169964</text:p>
          </table:table-cell>
          <table:table-cell office:value-type="float" office:value="3.7189567244156798" table:style-name="ce1">
            <text:p>3.718956724</text:p>
          </table:table-cell>
          <table:table-cell office:value-type="float" office:value="3.6970372786190699" table:style-name="ce1">
            <text:p>3.697037279</text:p>
          </table:table-cell>
          <table:table-cell office:value-type="float" office:value="3.6782593323729" table:style-name="ce1">
            <text:p>3.678259332</text:p>
          </table:table-cell>
          <table:table-cell office:value-type="float" office:value="3.6574433870060199" table:style-name="ce1">
            <text:p>3.657443387</text:p>
          </table:table-cell>
          <table:table-cell office:value-type="float" office:value="3.6450219527718901" table:style-name="ce1">
            <text:p>3.645021953</text:p>
          </table:table-cell>
          <table:table-cell office:value-type="float" office:value="3.6240366835928102" table:style-name="ce1">
            <text:p>3.624036684</text:p>
          </table:table-cell>
          <table:table-cell office:value-type="float" office:value="3.60537288648315" table:style-name="ce1">
            <text:p>3.605372886</text:p>
          </table:table-cell>
          <table:table-cell office:value-type="float" office:value="3.6003856504707499" table:style-name="ce1">
            <text:p>3.60038565</text:p>
          </table:table-cell>
          <table:table-cell office:value-type="float" office:value="3.5806035312898801" table:style-name="ce1">
            <text:p>3.580603531</text:p>
          </table:table-cell>
          <table:table-cell office:value-type="float" office:value="3.5606786846760001" table:style-name="ce1">
            <text:p>3.560678685</text:p>
          </table:table-cell>
          <table:table-cell office:value-type="float" office:value="3.5520099815745501" table:style-name="ce1">
            <text:p>3.552009982</text:p>
          </table:table-cell>
          <table:table-cell office:value-type="float" office:value="3.5349863862404498" table:style-name="ce1">
            <text:p>3.534986386</text:p>
          </table:table-cell>
          <table:table-cell office:value-type="float" office:value="3.6314835539197401" table:style-name="ce1">
            <text:p>3.631483554</text:p>
          </table:table-cell>
          <table:table-cell office:value-type="float" office:value="3.6119491954534499" table:style-name="ce1">
            <text:p>3.611949195</text:p>
          </table:table-cell>
          <table:table-cell office:value-type="float" office:value="3.5921833778124399" table:style-name="ce1">
            <text:p>3.592183378</text:p>
          </table:table-cell>
          <table:table-cell office:value-type="float" office:value="3.57263358003636" table:style-name="ce1">
            <text:p>3.57263358</text:p>
          </table:table-cell>
          <table:table-cell office:value-type="float" office:value="3.5641825797786502" table:style-name="ce1">
            <text:p>3.56418258</text:p>
          </table:table-cell>
          <table:table-cell office:value-type="float" office:value="3.5492604270928001" table:style-name="ce1">
            <text:p>3.549260427</text:p>
          </table:table-cell>
          <table:table-cell office:value-type="float" office:value="3.5497677876311302" table:style-name="ce1">
            <text:p>3.549767788</text:p>
          </table:table-cell>
          <table:table-cell office:value-type="float" office:value="3.5316970031848398" table:style-name="ce1">
            <text:p>3.531697003</text:p>
          </table:table-cell>
          <table:table-cell office:value-type="float" office:value="3.5134207673781201" table:style-name="ce1">
            <text:p>3.513420767</text:p>
          </table:table-cell>
          <table:table-cell office:value-type="float" office:value="3.4953379308921102" table:style-name="ce1">
            <text:p>3.495337931</text:p>
          </table:table-cell>
          <table:table-cell office:value-type="float" office:value="3.4780448641748301" table:style-name="ce1">
            <text:p>3.478044864</text:p>
          </table:table-cell>
          <table:table-cell office:value-type="float" office:value="3.5017363643625998" table:style-name="ce1">
            <text:p>3.501736364</text:p>
          </table:table-cell>
          <table:table-cell office:value-type="float" office:value="3.4839969284623802" table:style-name="ce1">
            <text:p>3.483996928</text:p>
          </table:table-cell>
          <table:table-cell office:value-type="float" office:value="3.46682871171478" table:style-name="ce1">
            <text:p>3.466828712</text:p>
          </table:table-cell>
          <table:table-cell office:value-type="float" office:value="3.44983748689241" table:style-name="ce1">
            <text:p>3.449837487</text:p>
          </table:table-cell>
          <table:table-cell office:value-type="float" office:value="3.4330205310425699" table:style-name="ce1">
            <text:p>3.433020531</text:p>
          </table:table-cell>
          <table:table-cell office:value-type="float" office:value="3.4163751767830499" table:style-name="ce1">
            <text:p>3.416375177</text:p>
          </table:table-cell>
          <table:table-cell office:value-type="float" office:value="3.3998988108916302" table:style-name="ce1">
            <text:p>3.399898811</text:p>
          </table:table-cell>
          <table:table-cell office:value-type="float" office:value="3.3840639835770401" table:style-name="ce1">
            <text:p>3.384063984</text:p>
          </table:table-cell>
          <table:table-cell office:value-type="float" office:value="3.3679155771076799" table:style-name="ce1">
            <text:p>3.367915577</text:p>
          </table:table-cell>
          <table:table-cell office:value-type="float" office:value="3.3515548225797498" table:style-name="ce1">
            <text:p>3.351554823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30.246230359814302" table:style-name="ce1">
            <text:p>30.24623036</text:p>
          </table:table-cell>
          <table:table-cell office:value-type="string" table:style-name="ce1">
            <text:p><text:s/>global min</text:p>
          </table:table-cell>
          <table:table-cell office:value-type="float" office:value="-18.5010623693498" table:style-name="ce1">
            <text:p>-18.50106237</text:p>
          </table:table-cell>
          <table:table-cell office:value-type="string" table:style-name="ce1">
            <text:p><text:s/>range</text:p>
          </table:table-cell>
          <table:table-cell office:value-type="float" office:value="48.747292729164201" table:style-name="ce1">
            <text:p>48.74729273</text:p>
          </table:table-cell>
          <table:table-cell office:value-type="string" table:style-name="ce1">
            <text:p><text:s/>regret</text:p>
          </table:table-cell>
          <table:table-cell office:value-type="float" office:value="41.284597904279799" table:style-name="ce1">
            <text:p>41.2845979</text:p>
          </table:table-cell>
          <table:table-cell office:value-type="float" office:value="37.5323454572993" table:style-name="ce1">
            <text:p>37.53234546</text:p>
          </table:table-cell>
          <table:table-cell office:value-type="float" office:value="39.472206360713997" table:style-name="ce1">
            <text:p>39.47220636</text:p>
          </table:table-cell>
          <table:table-cell office:value-type="float" office:value="37.034469461672302" table:style-name="ce1">
            <text:p>37.03446946</text:p>
          </table:table-cell>
          <table:table-cell office:value-type="float" office:value="34.618271011272" table:style-name="ce1">
            <text:p>34.61827101</text:p>
          </table:table-cell>
          <table:table-cell office:value-type="float" office:value="35.066991824834901" table:style-name="ce1">
            <text:p>35.06699182</text:p>
          </table:table-cell>
          <table:table-cell office:value-type="float" office:value="32.622168968864997" table:style-name="ce1">
            <text:p>32.62216897</text:p>
          </table:table-cell>
          <table:table-cell office:value-type="float" office:value="31.514707293146099" table:style-name="ce1">
            <text:p>31.51470729</text:p>
          </table:table-cell>
          <table:table-cell office:value-type="float" office:value="28.316802330477401" table:style-name="ce1">
            <text:p>28.31680233</text:p>
          </table:table-cell>
          <table:table-cell office:value-type="float" office:value="26.7127006282672" table:style-name="ce1">
            <text:p>26.71270063</text:p>
          </table:table-cell>
          <table:table-cell office:value-type="float" office:value="24.438094221180801" table:style-name="ce1">
            <text:p>24.43809422</text:p>
          </table:table-cell>
          <table:table-cell office:value-type="float" office:value="23.724214872477202" table:style-name="ce1">
            <text:p>23.72421487</text:p>
          </table:table-cell>
          <table:table-cell office:value-type="float" office:value="21.917001619518899" table:style-name="ce1">
            <text:p>21.91700162</text:p>
          </table:table-cell>
          <table:table-cell office:value-type="float" office:value="21.710471746777699" table:style-name="ce1">
            <text:p>21.71047175</text:p>
          </table:table-cell>
          <table:table-cell office:value-type="float" office:value="22.222288389165001" table:style-name="ce1">
            <text:p>22.22228839</text:p>
          </table:table-cell>
          <table:table-cell office:value-type="float" office:value="22.366947676523999" table:style-name="ce1">
            <text:p>22.36694768</text:p>
          </table:table-cell>
          <table:table-cell office:value-type="float" office:value="21.07072751554" table:style-name="ce1">
            <text:p>21.07072752</text:p>
          </table:table-cell>
          <table:table-cell office:value-type="float" office:value="22.0113704607292" table:style-name="ce1">
            <text:p>22.01137046</text:p>
          </table:table-cell>
          <table:table-cell office:value-type="float" office:value="20.996748995908" table:style-name="ce1">
            <text:p>20.996749</text:p>
          </table:table-cell>
          <table:table-cell office:value-type="float" office:value="19.9509094589528" table:style-name="ce1">
            <text:p>19.95090946</text:p>
          </table:table-cell>
          <table:table-cell office:value-type="float" office:value="19.140765939555099" table:style-name="ce1">
            <text:p>19.14076594</text:p>
          </table:table-cell>
          <table:table-cell office:value-type="float" office:value="20.333297727045199" table:style-name="ce1">
            <text:p>20.33329773</text:p>
          </table:table-cell>
          <table:table-cell office:value-type="float" office:value="19.4579884134926" table:style-name="ce1">
            <text:p>19.45798841</text:p>
          </table:table-cell>
          <table:table-cell office:value-type="float" office:value="18.656840670597902" table:style-name="ce1">
            <text:p>18.65684067</text:p>
          </table:table-cell>
          <table:table-cell office:value-type="float" office:value="17.989444272768601" table:style-name="ce1">
            <text:p>17.98944427</text:p>
          </table:table-cell>
          <table:table-cell office:value-type="float" office:value="17.306405746278301" table:style-name="ce1">
            <text:p>17.30640575</text:p>
          </table:table-cell>
          <table:table-cell office:value-type="float" office:value="16.673962666194601" table:style-name="ce1">
            <text:p>16.67396267</text:p>
          </table:table-cell>
          <table:table-cell office:value-type="float" office:value="16.086694091831198" table:style-name="ce1">
            <text:p>16.08669409</text:p>
          </table:table-cell>
          <table:table-cell office:value-type="float" office:value="16.607467635245602" table:style-name="ce1">
            <text:p>16.60746764</text:p>
          </table:table-cell>
          <table:table-cell office:value-type="float" office:value="16.151815232457501" table:style-name="ce1">
            <text:p>16.15181523</text:p>
          </table:table-cell>
          <table:table-cell office:value-type="float" office:value="15.6691885958358" table:style-name="ce1">
            <text:p>15.6691886</text:p>
          </table:table-cell>
          <table:table-cell office:value-type="float" office:value="15.189876606584599" table:style-name="ce1">
            <text:p>15.18987661</text:p>
          </table:table-cell>
          <table:table-cell office:value-type="float" office:value="14.739613828803099" table:style-name="ce1">
            <text:p>14.73961383</text:p>
          </table:table-cell>
          <table:table-cell office:value-type="float" office:value="14.3128734980742" table:style-name="ce1">
            <text:p>14.3128735</text:p>
          </table:table-cell>
          <table:table-cell office:value-type="float" office:value="13.913397253551899" table:style-name="ce1">
            <text:p>13.91339725</text:p>
          </table:table-cell>
          <table:table-cell office:value-type="float" office:value="13.527361607597101" table:style-name="ce1">
            <text:p>13.52736161</text:p>
          </table:table-cell>
          <table:table-cell office:value-type="float" office:value="13.167194632130499" table:style-name="ce1">
            <text:p>13.16719463</text:p>
          </table:table-cell>
          <table:table-cell office:value-type="float" office:value="12.8267537887592" table:style-name="ce1">
            <text:p>12.82675379</text:p>
          </table:table-cell>
          <table:table-cell office:value-type="float" office:value="12.499266828346901" table:style-name="ce1">
            <text:p>12.49926683</text:p>
          </table:table-cell>
          <table:table-cell office:value-type="float" office:value="12.212618759590701" table:style-name="ce1">
            <text:p>12.21261876</text:p>
          </table:table-cell>
          <table:table-cell office:value-type="float" office:value="11.939953523456699" table:style-name="ce1">
            <text:p>11.93995352</text:p>
          </table:table-cell>
          <table:table-cell office:value-type="float" office:value="12.6331258145629" table:style-name="ce1">
            <text:p>12.63312581</text:p>
          </table:table-cell>
          <table:table-cell office:value-type="float" office:value="12.359595490760301" table:style-name="ce1">
            <text:p>12.35959549</text:p>
          </table:table-cell>
          <table:table-cell office:value-type="float" office:value="13.1218848380738" table:style-name="ce1">
            <text:p>13.12188484</text:p>
          </table:table-cell>
          <table:table-cell office:value-type="float" office:value="12.8955739650411" table:style-name="ce1">
            <text:p>12.89557397</text:p>
          </table:table-cell>
          <table:table-cell office:value-type="float" office:value="12.6152354005837" table:style-name="ce1">
            <text:p>12.6152354</text:p>
          </table:table-cell>
          <table:table-cell office:value-type="float" office:value="12.3468261367415" table:style-name="ce1">
            <text:p>12.34682614</text:p>
          </table:table-cell>
          <table:table-cell office:value-type="float" office:value="12.091266389242699" table:style-name="ce1">
            <text:p>12.09126639</text:p>
          </table:table-cell>
          <table:table-cell office:value-type="float" office:value="11.8474905776618" table:style-name="ce1">
            <text:p>11.84749058</text:p>
          </table:table-cell>
          <table:table-cell office:value-type="float" office:value="11.6343485560523" table:style-name="ce1">
            <text:p>11.63434856</text:p>
          </table:table-cell>
          <table:table-cell office:value-type="float" office:value="11.407791883518" table:style-name="ce1">
            <text:p>11.40779188</text:p>
          </table:table-cell>
          <table:table-cell office:value-type="float" office:value="11.189948929158099" table:style-name="ce1">
            <text:p>11.18994893</text:p>
          </table:table-cell>
          <table:table-cell office:value-type="float" office:value="11.0012779964794" table:style-name="ce1">
            <text:p>11.001278</text:p>
          </table:table-cell>
          <table:table-cell office:value-type="float" office:value="10.797849033566401" table:style-name="ce1">
            <text:p>10.79784903</text:p>
          </table:table-cell>
          <table:table-cell office:value-type="float" office:value="10.6231679510867" table:style-name="ce1">
            <text:p>10.62316795</text:p>
          </table:table-cell>
          <table:table-cell office:value-type="float" office:value="10.436080159491899" table:style-name="ce1">
            <text:p>10.43608016</text:p>
          </table:table-cell>
          <table:table-cell office:value-type="float" office:value="10.255556851812701" table:style-name="ce1">
            <text:p>10.25555685</text:p>
          </table:table-cell>
          <table:table-cell office:value-type="float" office:value="10.6108411440452" table:style-name="ce1">
            <text:p>10.61084114</text:p>
          </table:table-cell>
          <table:table-cell office:value-type="float" office:value="10.4334752199389" table:style-name="ce1">
            <text:p>10.43347522</text:p>
          </table:table-cell>
          <table:table-cell office:value-type="float" office:value="10.2620214933029" table:style-name="ce1">
            <text:p>10.26202149</text:p>
          </table:table-cell>
          <table:table-cell office:value-type="float" office:value="10.0961892003271" table:style-name="ce1">
            <text:p>10.0961892</text:p>
          </table:table-cell>
          <table:table-cell office:value-type="float" office:value="9.9386894541894897" table:style-name="ce1">
            <text:p>9.938689454</text:p>
          </table:table-cell>
          <table:table-cell office:value-type="float" office:value="9.7810248012369101" table:style-name="ce1">
            <text:p>9.781024801</text:p>
          </table:table-cell>
          <table:table-cell office:value-type="float" office:value="9.6394253934477607" table:style-name="ce1">
            <text:p>9.639425393</text:p>
          </table:table-cell>
          <table:table-cell office:value-type="float" office:value="9.4919690386667401" table:style-name="ce1">
            <text:p>9.491969039</text:p>
          </table:table-cell>
          <table:table-cell office:value-type="float" office:value="9.3590401547889304" table:style-name="ce1">
            <text:p>9.359040155</text:p>
          </table:table-cell>
          <table:table-cell office:value-type="float" office:value="9.2193529882995406" table:style-name="ce1">
            <text:p>9.219352988</text:p>
          </table:table-cell>
          <table:table-cell office:value-type="float" office:value="9.10147105905099" table:style-name="ce1">
            <text:p>9.101471059</text:p>
          </table:table-cell>
          <table:table-cell office:value-type="float" office:value="8.9703593383789695" table:style-name="ce1">
            <text:p>8.970359338</text:p>
          </table:table-cell>
          <table:table-cell office:value-type="float" office:value="8.8424415478189307" table:style-name="ce1">
            <text:p>8.842441548</text:p>
          </table:table-cell>
          <table:table-cell office:value-type="float" office:value="8.7324542595130001" table:style-name="ce1">
            <text:p>8.73245426</text:p>
          </table:table-cell>
          <table:table-cell office:value-type="float" office:value="8.8948354985106608" table:style-name="ce1">
            <text:p>8.894835499</text:p>
          </table:table-cell>
          <table:table-cell office:value-type="float" office:value="8.7828331314451908" table:style-name="ce1">
            <text:p>8.782833131</text:p>
          </table:table-cell>
          <table:table-cell office:value-type="float" office:value="8.6907939097346496" table:style-name="ce1">
            <text:p>8.69079391</text:p>
          </table:table-cell>
          <table:table-cell office:value-type="float" office:value="8.5779892253917804" table:style-name="ce1">
            <text:p>8.577989225</text:p>
          </table:table-cell>
          <table:table-cell office:value-type="float" office:value="8.4694789058444702" table:style-name="ce1">
            <text:p>8.469478906</text:p>
          </table:table-cell>
          <table:table-cell office:value-type="float" office:value="8.3637870361555198" table:style-name="ce1">
            <text:p>8.363787036</text:p>
          </table:table-cell>
          <table:table-cell office:value-type="float" office:value="8.25843401802247" table:style-name="ce1">
            <text:p>8.258434018</text:p>
          </table:table-cell>
          <table:table-cell office:value-type="float" office:value="8.1669771833398794" table:style-name="ce1">
            <text:p>8.166977183</text:p>
          </table:table-cell>
          <table:table-cell office:value-type="float" office:value="8.0844232512136003" table:style-name="ce1">
            <text:p>8.084423251</text:p>
          </table:table-cell>
          <table:table-cell office:value-type="float" office:value="7.9846873631514201" table:style-name="ce1">
            <text:p>7.984687363</text:p>
          </table:table-cell>
          <table:table-cell office:value-type="float" office:value="7.8873840577249101" table:style-name="ce1">
            <text:p>7.887384058</text:p>
          </table:table-cell>
          <table:table-cell office:value-type="float" office:value="7.7924254102604698" table:style-name="ce1">
            <text:p>7.79242541</text:p>
          </table:table-cell>
          <table:table-cell office:value-type="float" office:value="7.6997276829737604" table:style-name="ce1">
            <text:p>7.699727683</text:p>
          </table:table-cell>
          <table:table-cell office:value-type="float" office:value="7.6092110786820397" table:style-name="ce1">
            <text:p>7.609211079</text:p>
          </table:table-cell>
          <table:table-cell office:value-type="float" office:value="7.52079951169942" table:style-name="ce1">
            <text:p>7.520799512</text:p>
          </table:table-cell>
          <table:table-cell office:value-type="float" office:value="7.4344203945324896" table:style-name="ce1">
            <text:p>7.434420395</text:p>
          </table:table-cell>
          <table:table-cell office:value-type="float" office:value="7.3500044391193597" table:style-name="ce1">
            <text:p>7.350004439</text:p>
          </table:table-cell>
          <table:table-cell office:value-type="float" office:value="7.2674854714683201" table:style-name="ce1">
            <text:p>7.267485471</text:p>
          </table:table-cell>
          <table:table-cell office:value-type="float" office:value="7.1868002586539701" table:style-name="ce1">
            <text:p>7.186800259</text:p>
          </table:table-cell>
          <table:table-cell office:value-type="float" office:value="7.1078883472201602" table:style-name="ce1">
            <text:p>7.107888347</text:p>
          </table:table-cell>
          <table:table-cell office:value-type="float" office:value="7.0306919121218598" table:style-name="ce1">
            <text:p>7.030691912</text:p>
          </table:table-cell>
          <table:table-cell office:value-type="float" office:value="6.9551556154127798" table:style-name="ce1">
            <text:p>6.955155615</text:p>
          </table:table-cell>
          <table:table-cell office:value-type="float" office:value="6.8812264739528199" table:style-name="ce1">
            <text:p>6.881226474</text:p>
          </table:table-cell>
          <table:table-cell office:value-type="float" office:value="6.8112182224798401" table:style-name="ce1">
            <text:p>6.811218222</text:p>
          </table:table-cell>
          <table:table-cell office:value-type="float" office:value="6.7402680326623399" table:style-name="ce1">
            <text:p>6.740268033</text:p>
          </table:table-cell>
          <table:table-cell office:value-type="float" office:value="6.6741952172719596" table:style-name="ce1">
            <text:p>6.674195217</text:p>
          </table:table-cell>
          <table:table-cell office:value-type="float" office:value="6.60625561300568" table:style-name="ce1">
            <text:p>6.606255613</text:p>
          </table:table-cell>
          <table:table-cell office:value-type="float" office:value="6.5440422885190399" table:style-name="ce1">
            <text:p>6.544042289</text:p>
          </table:table-cell>
          <table:table-cell office:value-type="float" office:value="6.4830732305221304" table:style-name="ce1">
            <text:p>6.483073231</text:p>
          </table:table-cell>
          <table:table-cell office:value-type="float" office:value="6.4190439312018803" table:style-name="ce1">
            <text:p>6.419043931</text:p>
          </table:table-cell>
          <table:table-cell office:value-type="float" office:value="6.3617668353175398" table:style-name="ce1">
            <text:p>6.361766835</text:p>
          </table:table-cell>
          <table:table-cell office:value-type="float" office:value="6.3005337818938898" table:style-name="ce1">
            <text:p>6.300533782</text:p>
          </table:table-cell>
          <table:table-cell office:value-type="float" office:value="6.2410706636736304" table:style-name="ce1">
            <text:p>6.241070664</text:p>
          </table:table-cell>
          <table:table-cell office:value-type="float" office:value="6.1835479289275499" table:style-name="ce1">
            <text:p>6.183547929</text:p>
          </table:table-cell>
          <table:table-cell office:value-type="float" office:value="6.1271105287993102" table:style-name="ce1">
            <text:p>6.127110529</text:p>
          </table:table-cell>
          <table:table-cell office:value-type="float" office:value="6.0709353788758298" table:style-name="ce1">
            <text:p>6.070935379</text:p>
          </table:table-cell>
          <table:table-cell office:value-type="float" office:value="6.0158005095064802" table:style-name="ce1">
            <text:p>6.01580051</text:p>
          </table:table-cell>
          <table:table-cell office:value-type="float" office:value="5.9616772891163903" table:style-name="ce1">
            <text:p>5.961677289</text:p>
          </table:table-cell>
          <table:table-cell office:value-type="float" office:value="5.9076267137532996" table:style-name="ce1">
            <text:p>5.907626714</text:p>
          </table:table-cell>
          <table:table-cell office:value-type="float" office:value="5.85445725073009" table:style-name="ce1">
            <text:p>5.854457251</text:p>
          </table:table-cell>
          <table:table-cell office:value-type="float" office:value="5.8021853109914296" table:style-name="ce1">
            <text:p>5.802185311</text:p>
          </table:table-cell>
          <table:table-cell office:value-type="float" office:value="5.7515461335207299" table:style-name="ce1">
            <text:p>5.751546134</text:p>
          </table:table-cell>
          <table:table-cell office:value-type="float" office:value="5.7021147594283299" table:style-name="ce1">
            <text:p>5.702114759</text:p>
          </table:table-cell>
          <table:table-cell office:value-type="float" office:value="5.6542805746970801" table:style-name="ce1">
            <text:p>5.654280575</text:p>
          </table:table-cell>
          <table:table-cell office:value-type="float" office:value="5.6067975664822596" table:style-name="ce1">
            <text:p>5.606797566</text:p>
          </table:table-cell>
          <table:table-cell office:value-type="float" office:value="5.55955962366449" table:style-name="ce1">
            <text:p>5.559559624</text:p>
          </table:table-cell>
          <table:table-cell office:value-type="float" office:value="5.5136841321230703" table:style-name="ce1">
            <text:p>5.513684132</text:p>
          </table:table-cell>
          <table:table-cell office:value-type="float" office:value="5.4678108396907898" table:style-name="ce1">
            <text:p>5.46781084</text:p>
          </table:table-cell>
          <table:table-cell office:value-type="float" office:value="5.4250057905249998" table:style-name="ce1">
            <text:p>5.425005791</text:p>
          </table:table-cell>
          <table:table-cell office:value-type="float" office:value="5.3838663748084903" table:style-name="ce1">
            <text:p>5.383866375</text:p>
          </table:table-cell>
          <table:table-cell office:value-type="float" office:value="5.3424511171444502" table:style-name="ce1">
            <text:p>5.342451117</text:p>
          </table:table-cell>
          <table:table-cell office:value-type="float" office:value="5.3017092783042203" table:style-name="ce1">
            <text:p>5.301709278</text:p>
          </table:table-cell>
          <table:table-cell office:value-type="float" office:value="5.2616245658968896" table:style-name="ce1">
            <text:p>5.261624566</text:p>
          </table:table-cell>
          <table:table-cell office:value-type="float" office:value="5.2221812088880801" table:style-name="ce1">
            <text:p>5.222181209</text:p>
          </table:table-cell>
          <table:table-cell office:value-type="float" office:value="5.1833639369111602" table:style-name="ce1">
            <text:p>5.183363937</text:p>
          </table:table-cell>
          <table:table-cell office:value-type="float" office:value="5.1451579605559203" table:style-name="ce1">
            <text:p>5.145157961</text:p>
          </table:table-cell>
          <table:table-cell office:value-type="float" office:value="5.1053892447131499" table:style-name="ce1">
            <text:p>5.105389245</text:p>
          </table:table-cell>
          <table:table-cell office:value-type="float" office:value="5.0662370981082496" table:style-name="ce1">
            <text:p>5.066237098</text:p>
          </table:table-cell>
          <table:table-cell office:value-type="float" office:value="5.0281611934073096" table:style-name="ce1">
            <text:p>5.028161193</text:p>
          </table:table-cell>
          <table:table-cell office:value-type="float" office:value="4.99066660022853" table:style-name="ce1">
            <text:p>4.9906666</text:p>
          </table:table-cell>
          <table:table-cell office:value-type="float" office:value="4.95438263746418" table:style-name="ce1">
            <text:p>4.954382637</text:p>
          </table:table-cell>
          <table:table-cell office:value-type="float" office:value="4.9204439976112404" table:style-name="ce1">
            <text:p>4.920443998</text:p>
          </table:table-cell>
          <table:table-cell office:value-type="float" office:value="4.88459269529314" table:style-name="ce1">
            <text:p>4.884592695</text:p>
          </table:table-cell>
          <table:table-cell office:value-type="float" office:value="4.8488161740886104" table:style-name="ce1">
            <text:p>4.848816174</text:p>
          </table:table-cell>
          <table:table-cell office:value-type="float" office:value="4.81356577819591" table:style-name="ce1">
            <text:p>4.813565778</text:p>
          </table:table-cell>
          <table:table-cell office:value-type="float" office:value="4.7785478819986897" table:style-name="ce1">
            <text:p>4.778547882</text:p>
          </table:table-cell>
          <table:table-cell office:value-type="float" office:value="4.7443175519311698" table:style-name="ce1">
            <text:p>4.744317552</text:p>
          </table:table-cell>
          <table:table-cell office:value-type="float" office:value="4.7101857709820196" table:style-name="ce1">
            <text:p>4.710185771</text:p>
          </table:table-cell>
          <table:table-cell office:value-type="float" office:value="4.6773727975249102" table:style-name="ce1">
            <text:p>4.677372798</text:p>
          </table:table-cell>
          <table:table-cell office:value-type="float" office:value="4.6463933650905398" table:style-name="ce1">
            <text:p>4.646393365</text:p>
          </table:table-cell>
          <table:table-cell office:value-type="float" office:value="4.6139031480707802" table:style-name="ce1">
            <text:p>4.613903148</text:p>
          </table:table-cell>
          <table:table-cell office:value-type="float" office:value="4.5818673396806604" table:style-name="ce1">
            <text:p>4.58186734</text:p>
          </table:table-cell>
          <table:table-cell office:value-type="float" office:value="4.55008920758688" table:style-name="ce1">
            <text:p>4.550089208</text:p>
          </table:table-cell>
          <table:table-cell office:value-type="float" office:value="4.5187493945564698" table:style-name="ce1">
            <text:p>4.518749395</text:p>
          </table:table-cell>
          <table:table-cell office:value-type="float" office:value="4.4880235942395297" table:style-name="ce1">
            <text:p>4.488023594</text:p>
          </table:table-cell>
          <table:table-cell office:value-type="float" office:value="4.4577158320221502" table:style-name="ce1">
            <text:p>4.457715832</text:p>
          </table:table-cell>
          <table:table-cell office:value-type="float" office:value="4.4296858116995601" table:style-name="ce1">
            <text:p>4.429685812</text:p>
          </table:table-cell>
          <table:table-cell office:value-type="float" office:value="4.4004930093177004" table:style-name="ce1">
            <text:p>4.400493009</text:p>
          </table:table-cell>
          <table:table-cell office:value-type="float" office:value="4.37168944430094" table:style-name="ce1">
            <text:p>4.371689444</text:p>
          </table:table-cell>
          <table:table-cell office:value-type="float" office:value="4.3432673834565803" table:style-name="ce1">
            <text:p>4.343267383</text:p>
          </table:table-cell>
          <table:table-cell office:value-type="float" office:value="4.3152192970970198" table:style-name="ce1">
            <text:p>4.315219297</text:p>
          </table:table-cell>
          <table:table-cell office:value-type="float" office:value="4.2875378523892103" table:style-name="ce1">
            <text:p>4.287537852</text:p>
          </table:table-cell>
          <table:table-cell office:value-type="float" office:value="4.2617049625962897" table:style-name="ce1">
            <text:p>4.261704963</text:p>
          </table:table-cell>
          <table:table-cell office:value-type="float" office:value="4.2370523082377396" table:style-name="ce1">
            <text:p>4.237052308</text:p>
          </table:table-cell>
          <table:table-cell office:value-type="float" office:value="4.2104042694465003" table:style-name="ce1">
            <text:p>4.210404269</text:p>
          </table:table-cell>
          <table:table-cell office:value-type="float" office:value="4.1840956961175602" table:style-name="ce1">
            <text:p>4.184095696</text:p>
          </table:table-cell>
          <table:table-cell office:value-type="float" office:value="4.1581201427041803" table:style-name="ce1">
            <text:p>4.158120143</text:p>
          </table:table-cell>
          <table:table-cell office:value-type="float" office:value="4.1324713258117196" table:style-name="ce1">
            <text:p>4.132471326</text:p>
          </table:table-cell>
          <table:table-cell office:value-type="float" office:value="4.1071431191304102" table:style-name="ce1">
            <text:p>4.107143119</text:p>
          </table:table-cell>
          <table:table-cell office:value-type="float" office:value="4.0821295485569502" table:style-name="ce1">
            <text:p>4.082129549</text:p>
          </table:table-cell>
          <table:table-cell office:value-type="float" office:value="4.0588403095181897" table:style-name="ce1">
            <text:p>4.05884031</text:p>
          </table:table-cell>
          <table:table-cell office:value-type="float" office:value="4.0348366979369601" table:style-name="ce1">
            <text:p>4.034836698</text:p>
          </table:table-cell>
          <table:table-cell office:value-type="float" office:value="4.0111258133262302" table:style-name="ce1">
            <text:p>4.011125813</text:p>
          </table:table-cell>
          <table:table-cell office:value-type="float" office:value="3.9880352539444699" table:style-name="ce1">
            <text:p>3.988035254</text:p>
          </table:table-cell>
          <table:table-cell office:value-type="float" office:value="3.9652228940733298" table:style-name="ce1">
            <text:p>3.965222894</text:p>
          </table:table-cell>
          <table:table-cell office:value-type="float" office:value="3.94411702965985" table:style-name="ce1">
            <text:p>3.94411703</text:p>
          </table:table-cell>
          <table:table-cell office:value-type="float" office:value="3.92151068794626" table:style-name="ce1">
            <text:p>3.921510688</text:p>
          </table:table-cell>
          <table:table-cell office:value-type="float" office:value="3.8991718769038499" table:style-name="ce1">
            <text:p>3.899171877</text:p>
          </table:table-cell>
          <table:table-cell office:value-type="float" office:value="3.8770958754031102" table:style-name="ce1">
            <text:p>3.877095875</text:p>
          </table:table-cell>
          <table:table-cell office:value-type="float" office:value="3.8552780727503202" table:style-name="ce1">
            <text:p>3.855278073</text:p>
          </table:table-cell>
          <table:table-cell office:value-type="float" office:value="3.83332853893668" table:style-name="ce1">
            <text:p>3.833328539</text:p>
          </table:table-cell>
          <table:table-cell office:value-type="float" office:value="3.8120159556005002" table:style-name="ce1">
            <text:p>3.812015956</text:p>
          </table:table-cell>
          <table:table-cell office:value-type="float" office:value="3.7905673481361499" table:style-name="ce1">
            <text:p>3.790567348</text:p>
          </table:table-cell>
          <table:table-cell office:value-type="float" office:value="3.7693638676142398" table:style-name="ce1">
            <text:p>3.769363868</text:p>
          </table:table-cell>
          <table:table-cell office:value-type="float" office:value="3.7484013357346302" table:style-name="ce1">
            <text:p>3.748401336</text:p>
          </table:table-cell>
          <table:table-cell office:value-type="float" office:value="3.7280502074071902" table:style-name="ce1">
            <text:p>3.728050207</text:p>
          </table:table-cell>
          <table:table-cell office:value-type="float" office:value="3.7079277434429798" table:style-name="ce1">
            <text:p>3.707927743</text:p>
          </table:table-cell>
          <table:table-cell office:value-type="float" office:value="3.6873030856537801" table:style-name="ce1">
            <text:p>3.687303086</text:p>
          </table:table-cell>
          <table:table-cell office:value-type="float" office:value="3.6668180685112599" table:style-name="ce1">
            <text:p>3.666818069</text:p>
          </table:table-cell>
          <table:table-cell office:value-type="float" office:value="3.64664843276908" table:style-name="ce1">
            <text:p>3.646648433</text:p>
          </table:table-cell>
          <table:table-cell office:value-type="float" office:value="3.6274154832581398" table:style-name="ce1">
            <text:p>3.627415483</text:p>
          </table:table-cell>
          <table:table-cell office:value-type="float" office:value="3.6082294395626602" table:style-name="ce1">
            <text:p>3.60822944</text:p>
          </table:table-cell>
          <table:table-cell office:value-type="float" office:value="3.58971288562664" table:style-name="ce1">
            <text:p>3.589712886</text:p>
          </table:table-cell>
          <table:table-cell office:value-type="float" office:value="3.5719807771869201" table:style-name="ce1">
            <text:p>3.571980777</text:p>
          </table:table-cell>
          <table:table-cell office:value-type="float" office:value="3.5569243002009601" table:style-name="ce1">
            <text:p>3.5569243</text:p>
          </table:table-cell>
          <table:table-cell office:value-type="float" office:value="3.5395571800088601" table:style-name="ce1">
            <text:p>3.53955718</text:p>
          </table:table-cell>
          <table:table-cell office:value-type="float" office:value="3.5210210372039201" table:style-name="ce1">
            <text:p>3.521021037</text:p>
          </table:table-cell>
          <table:table-cell office:value-type="float" office:value="3.5030070078376898" table:style-name="ce1">
            <text:p>3.503007008</text:p>
          </table:table-cell>
          <table:table-cell office:value-type="float" office:value="3.4851825998332102" table:style-name="ce1">
            <text:p>3.4851826</text:p>
          </table:table-cell>
          <table:table-cell office:value-type="float" office:value="3.4670199370025498" table:style-name="ce1">
            <text:p>3.467019937</text:p>
          </table:table-cell>
          <table:table-cell office:value-type="float" office:value="3.4492477619800401" table:style-name="ce1">
            <text:p>3.449247762</text:p>
          </table:table-cell>
          <table:table-cell office:value-type="float" office:value="3.4313760119179699" table:style-name="ce1">
            <text:p>3.431376012</text:p>
          </table:table-cell>
          <table:table-cell office:value-type="float" office:value="3.4136885067019" table:style-name="ce1">
            <text:p>3.413688507</text:p>
          </table:table-cell>
          <table:table-cell office:value-type="float" office:value="3.39618241179573" table:style-name="ce1">
            <text:p>3.396182412</text:p>
          </table:table-cell>
          <table:table-cell office:value-type="float" office:value="3.3788846256038001" table:style-name="ce1">
            <text:p>3.378884626</text:p>
          </table:table-cell>
          <table:table-cell office:value-type="float" office:value="3.36176245145443" table:style-name="ce1">
            <text:p>3.361762451</text:p>
          </table:table-cell>
          <table:table-cell office:value-type="float" office:value="3.34579993157503" table:style-name="ce1">
            <text:p>3.345799932</text:p>
          </table:table-cell>
          <table:table-cell office:value-type="float" office:value="3.3328636307017798" table:style-name="ce1">
            <text:p>3.332863631</text:p>
          </table:table-cell>
          <table:table-cell office:value-type="float" office:value="3.3200566928372601" table:style-name="ce1">
            <text:p>3.320056693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29.0104482092643" table:style-name="ce1">
            <text:p>29.01044821</text:p>
          </table:table-cell>
          <table:table-cell office:value-type="string" table:style-name="ce1">
            <text:p><text:s/>global min</text:p>
          </table:table-cell>
          <table:table-cell office:value-type="float" office:value="-19.402089769530601" table:style-name="ce1">
            <text:p>-19.40208977</text:p>
          </table:table-cell>
          <table:table-cell office:value-type="string" table:style-name="ce1">
            <text:p><text:s/>range</text:p>
          </table:table-cell>
          <table:table-cell office:value-type="float" office:value="48.412537978794902" table:style-name="ce1">
            <text:p>48.41253798</text:p>
          </table:table-cell>
          <table:table-cell office:value-type="string" table:style-name="ce1">
            <text:p><text:s/>regret</text:p>
          </table:table-cell>
          <table:table-cell office:value-type="float" office:value="11.189961286113199" table:style-name="ce1">
            <text:p>11.18996129</text:p>
          </table:table-cell>
          <table:table-cell office:value-type="float" office:value="7.5094946958458504" table:style-name="ce1">
            <text:p>7.509494696</text:p>
          </table:table-cell>
          <table:table-cell office:value-type="float" office:value="7.3834951288266399" table:style-name="ce1">
            <text:p>7.383495129</text:p>
          </table:table-cell>
          <table:table-cell office:value-type="float" office:value="7.5354889014378896" table:style-name="ce1">
            <text:p>7.535488901</text:p>
          </table:table-cell>
          <table:table-cell office:value-type="float" office:value="11.7947373115076" table:style-name="ce1">
            <text:p>11.79473731</text:p>
          </table:table-cell>
          <table:table-cell office:value-type="float" office:value="15.7768654307476" table:style-name="ce1">
            <text:p>15.77686543</text:p>
          </table:table-cell>
          <table:table-cell office:value-type="float" office:value="19.011427761028401" table:style-name="ce1">
            <text:p>19.01142776</text:p>
          </table:table-cell>
          <table:table-cell office:value-type="float" office:value="20.944621882323901" table:style-name="ce1">
            <text:p>20.94462188</text:p>
          </table:table-cell>
          <table:table-cell office:value-type="float" office:value="21.614419605317199" table:style-name="ce1">
            <text:p>21.61441961</text:p>
          </table:table-cell>
          <table:table-cell office:value-type="float" office:value="23.269788236815099" table:style-name="ce1">
            <text:p>23.26978824</text:p>
          </table:table-cell>
          <table:table-cell office:value-type="float" office:value="23.491043116740599" table:style-name="ce1">
            <text:p>23.49104312</text:p>
          </table:table-cell>
          <table:table-cell office:value-type="float" office:value="24.624132188573999" table:style-name="ce1">
            <text:p>24.62413219</text:p>
          </table:table-cell>
          <table:table-cell office:value-type="float" office:value="25.076281963901" table:style-name="ce1">
            <text:p>25.07628196</text:p>
          </table:table-cell>
          <table:table-cell office:value-type="float" office:value="25.053471596255399" table:style-name="ce1">
            <text:p>25.0534716</text:p>
          </table:table-cell>
          <table:table-cell office:value-type="float" office:value="26.425686140930399" table:style-name="ce1">
            <text:p>26.42568614</text:p>
          </table:table-cell>
          <table:table-cell office:value-type="float" office:value="26.6415264936421" table:style-name="ce1">
            <text:p>26.64152649</text:p>
          </table:table-cell>
          <table:table-cell office:value-type="float" office:value="25.074377876368999" table:style-name="ce1">
            <text:p>25.07437788</text:p>
          </table:table-cell>
          <table:table-cell office:value-type="float" office:value="23.896308748111" table:style-name="ce1">
            <text:p>23.89630875</text:p>
          </table:table-cell>
          <table:table-cell office:value-type="float" office:value="22.6386082876841" table:style-name="ce1">
            <text:p>22.63860829</text:p>
          </table:table-cell>
          <table:table-cell office:value-type="float" office:value="21.507227312145002" table:style-name="ce1">
            <text:p>21.50722731</text:p>
          </table:table-cell>
          <table:table-cell office:value-type="float" office:value="20.699748695652801" table:style-name="ce1">
            <text:p>20.6997487</text:p>
          </table:table-cell>
          <table:table-cell office:value-type="float" office:value="19.918720398387698" table:style-name="ce1">
            <text:p>19.9187204</text:p>
          </table:table-cell>
          <table:table-cell office:value-type="float" office:value="19.053166849627399" table:style-name="ce1">
            <text:p>19.05316685</text:p>
          </table:table-cell>
          <table:table-cell office:value-type="float" office:value="18.2778213450039" table:style-name="ce1">
            <text:p>18.27782135</text:p>
          </table:table-cell>
          <table:table-cell office:value-type="float" office:value="17.560647791910998" table:style-name="ce1">
            <text:p>17.56064779</text:p>
          </table:table-cell>
          <table:table-cell office:value-type="float" office:value="17.931086306602001" table:style-name="ce1">
            <text:p>17.93108631</text:p>
          </table:table-cell>
          <table:table-cell office:value-type="float" office:value="17.339232518207599" table:style-name="ce1">
            <text:p>17.33923252</text:p>
          </table:table-cell>
          <table:table-cell office:value-type="float" office:value="16.740048174494401" table:style-name="ce1">
            <text:p>16.74004817</text:p>
          </table:table-cell>
          <table:table-cell office:value-type="float" office:value="16.182186888968399" table:style-name="ce1">
            <text:p>16.18218689</text:p>
          </table:table-cell>
          <table:table-cell office:value-type="float" office:value="15.6615163558108" table:style-name="ce1">
            <text:p>15.66151636</text:p>
          </table:table-cell>
          <table:table-cell office:value-type="float" office:value="15.164793573234601" table:style-name="ce1">
            <text:p>15.16479357</text:p>
          </table:table-cell>
          <table:table-cell office:value-type="float" office:value="14.901197076832799" table:style-name="ce1">
            <text:p>14.90119708</text:p>
          </table:table-cell>
          <table:table-cell office:value-type="float" office:value="14.4746510886945" table:style-name="ce1">
            <text:p>14.47465109</text:p>
          </table:table-cell>
          <table:table-cell office:value-type="float" office:value="14.062010607811199" table:style-name="ce1">
            <text:p>14.06201061</text:p>
          </table:table-cell>
          <table:table-cell office:value-type="float" office:value="14.4716827161231" table:style-name="ce1">
            <text:p>14.47168272</text:p>
          </table:table-cell>
          <table:table-cell office:value-type="float" office:value="14.0926131814605" table:style-name="ce1">
            <text:p>14.09261318</text:p>
          </table:table-cell>
          <table:table-cell office:value-type="float" office:value="13.7188428277979" table:style-name="ce1">
            <text:p>13.71884283</text:p>
          </table:table-cell>
          <table:table-cell office:value-type="float" office:value="13.369527878083799" table:style-name="ce1">
            <text:p>13.36952788</text:p>
          </table:table-cell>
          <table:table-cell office:value-type="float" office:value="13.041131545164699" table:style-name="ce1">
            <text:p>13.04113155</text:p>
          </table:table-cell>
          <table:table-cell office:value-type="float" office:value="12.7262251250022" table:style-name="ce1">
            <text:p>12.72622513</text:p>
          </table:table-cell>
          <table:table-cell office:value-type="float" office:value="12.426679993627999" table:style-name="ce1">
            <text:p>12.42667999</text:p>
          </table:table-cell>
          <table:table-cell office:value-type="float" office:value="12.146767027777701" table:style-name="ce1">
            <text:p>12.14676703</text:p>
          </table:table-cell>
          <table:table-cell office:value-type="float" office:value="11.868590706326" table:style-name="ce1">
            <text:p>11.86859071</text:p>
          </table:table-cell>
          <table:table-cell office:value-type="float" office:value="11.6201426996693" table:style-name="ce1">
            <text:p>11.6201427</text:p>
          </table:table-cell>
          <table:table-cell office:value-type="float" office:value="11.369661362291801" table:style-name="ce1">
            <text:p>11.36966136</text:p>
          </table:table-cell>
          <table:table-cell office:value-type="float" office:value="11.1265205762714" table:style-name="ce1">
            <text:p>11.12652058</text:p>
          </table:table-cell>
          <table:table-cell office:value-type="float" office:value="10.909719679189701" table:style-name="ce1">
            <text:p>10.90971968</text:p>
          </table:table-cell>
          <table:table-cell office:value-type="float" office:value="10.752842952078201" table:style-name="ce1">
            <text:p>10.75284295</text:p>
          </table:table-cell>
          <table:table-cell office:value-type="float" office:value="10.547077492401399" table:style-name="ce1">
            <text:p>10.54707749</text:p>
          </table:table-cell>
          <table:table-cell office:value-type="float" office:value="10.339839646660501" table:style-name="ce1">
            <text:p>10.33983965</text:p>
          </table:table-cell>
          <table:table-cell office:value-type="float" office:value="10.1554678577736" table:style-name="ce1">
            <text:p>10.15546786</text:p>
          </table:table-cell>
          <table:table-cell office:value-type="float" office:value="9.96687198584881" table:style-name="ce1">
            <text:p>9.966871986</text:p>
          </table:table-cell>
          <table:table-cell office:value-type="float" office:value="9.7823118579149408" table:style-name="ce1">
            <text:p>9.782311858</text:p>
          </table:table-cell>
          <table:table-cell office:value-type="float" office:value="9.6045872902749299" table:style-name="ce1">
            <text:p>9.60458729</text:p>
          </table:table-cell>
          <table:table-cell office:value-type="float" office:value="9.4421463473229004" table:style-name="ce1">
            <text:p>9.442146347</text:p>
          </table:table-cell>
          <table:table-cell office:value-type="float" office:value="9.2797594932221905" table:style-name="ce1">
            <text:p>9.279759493</text:p>
          </table:table-cell>
          <table:table-cell office:value-type="float" office:value="9.1230704234758999" table:style-name="ce1">
            <text:p>9.123070423</text:p>
          </table:table-cell>
          <table:table-cell office:value-type="float" office:value="9.0221496915465895" table:style-name="ce1">
            <text:p>9.022149692</text:p>
          </table:table-cell>
          <table:table-cell office:value-type="float" office:value="8.87677214997227" table:style-name="ce1">
            <text:p>8.87677215</text:p>
          </table:table-cell>
          <table:table-cell office:value-type="float" office:value="8.7346339894341103" table:style-name="ce1">
            <text:p>8.734633989</text:p>
          </table:table-cell>
          <table:table-cell office:value-type="float" office:value="9.2946897507048103" table:style-name="ce1">
            <text:p>9.294689751</text:p>
          </table:table-cell>
          <table:table-cell office:value-type="float" office:value="9.4421183491644296" table:style-name="ce1">
            <text:p>9.442118349</text:p>
          </table:table-cell>
          <table:table-cell office:value-type="float" office:value="9.3011652149592905" table:style-name="ce1">
            <text:p>9.301165215</text:p>
          </table:table-cell>
          <table:table-cell office:value-type="float" office:value="9.5393406059013497" table:style-name="ce1">
            <text:p>9.539340606</text:p>
          </table:table-cell>
          <table:table-cell office:value-type="float" office:value="9.3966293672866694" table:style-name="ce1">
            <text:p>9.396629367</text:p>
          </table:table-cell>
          <table:table-cell office:value-type="float" office:value="9.2667589142712199" table:style-name="ce1">
            <text:p>9.266758914</text:p>
          </table:table-cell>
          <table:table-cell office:value-type="float" office:value="9.13683819755434" table:style-name="ce1">
            <text:p>9.136838198</text:p>
          </table:table-cell>
          <table:table-cell office:value-type="float" office:value="9.0043442121619801" table:style-name="ce1">
            <text:p>9.004344212</text:p>
          </table:table-cell>
          <table:table-cell office:value-type="float" office:value="8.8776596597530695" table:style-name="ce1">
            <text:p>8.87765966</text:p>
          </table:table-cell>
          <table:table-cell office:value-type="float" office:value="8.7545946659844205" table:style-name="ce1">
            <text:p>8.754594666</text:p>
          </table:table-cell>
          <table:table-cell office:value-type="float" office:value="8.6375563571488794" table:style-name="ce1">
            <text:p>8.637556357</text:p>
          </table:table-cell>
          <table:table-cell office:value-type="float" office:value="8.5224303316007504" table:style-name="ce1">
            <text:p>8.522430332</text:p>
          </table:table-cell>
          <table:table-cell office:value-type="float" office:value="8.4082214942548994" table:style-name="ce1">
            <text:p>8.408221494</text:p>
          </table:table-cell>
          <table:table-cell office:value-type="float" office:value="8.2993061026796102" table:style-name="ce1">
            <text:p>8.299306103</text:p>
          </table:table-cell>
          <table:table-cell office:value-type="float" office:value="8.1921568225898493" table:style-name="ce1">
            <text:p>8.192156823</text:p>
          </table:table-cell>
          <table:table-cell office:value-type="float" office:value="8.0878272603971801" table:style-name="ce1">
            <text:p>8.08782726</text:p>
          </table:table-cell>
          <table:table-cell office:value-type="float" office:value="7.9885681367382801" table:style-name="ce1">
            <text:p>7.988568137</text:p>
          </table:table-cell>
          <table:table-cell office:value-type="float" office:value="7.8918541188142202" table:style-name="ce1">
            <text:p>7.891854119</text:p>
          </table:table-cell>
          <table:table-cell office:value-type="float" office:value="7.7975885570401298" table:style-name="ce1">
            <text:p>7.797588557</text:p>
          </table:table-cell>
          <table:table-cell office:value-type="float" office:value="7.7024335151440502" table:style-name="ce1">
            <text:p>7.702433515</text:p>
          </table:table-cell>
          <table:table-cell office:value-type="float" office:value="7.6082385570594502" table:style-name="ce1">
            <text:p>7.608238557</text:p>
          </table:table-cell>
          <table:table-cell office:value-type="float" office:value="7.5163410369769101" table:style-name="ce1">
            <text:p>7.516341037</text:p>
          </table:table-cell>
          <table:table-cell office:value-type="float" office:value="7.4311426478405798" table:style-name="ce1">
            <text:p>7.431142648</text:p>
          </table:table-cell>
          <table:table-cell office:value-type="float" office:value="7.3448812497157396" table:style-name="ce1">
            <text:p>7.34488125</text:p>
          </table:table-cell>
          <table:table-cell office:value-type="float" office:value="7.2663571812239498" table:style-name="ce1">
            <text:p>7.266357181</text:p>
          </table:table-cell>
          <table:table-cell office:value-type="float" office:value="7.1840179722022102" table:style-name="ce1">
            <text:p>7.184017972</text:p>
          </table:table-cell>
          <table:table-cell office:value-type="float" office:value="7.1065565557247297" table:style-name="ce1">
            <text:p>7.106556556</text:p>
          </table:table-cell>
          <table:table-cell office:value-type="float" office:value="7.0308556259853798" table:style-name="ce1">
            <text:p>7.030855626</text:p>
          </table:table-cell>
          <table:table-cell office:value-type="float" office:value="6.9539379808097399" table:style-name="ce1">
            <text:p>6.953937981</text:p>
          </table:table-cell>
          <table:table-cell office:value-type="float" office:value="6.8816150558969902" table:style-name="ce1">
            <text:p>6.881615056</text:p>
          </table:table-cell>
          <table:table-cell office:value-type="float" office:value="6.8133592358092603" table:style-name="ce1">
            <text:p>6.813359236</text:p>
          </table:table-cell>
          <table:table-cell office:value-type="float" office:value="6.7494844442616797" table:style-name="ce1">
            <text:p>6.749484444</text:p>
          </table:table-cell>
          <table:table-cell office:value-type="float" office:value="6.6776904385200604" table:style-name="ce1">
            <text:p>6.677690439</text:p>
          </table:table-cell>
          <table:table-cell office:value-type="float" office:value="6.6074239648155002" table:style-name="ce1">
            <text:p>6.607423965</text:p>
          </table:table-cell>
          <table:table-cell office:value-type="float" office:value="6.53863678529419" table:style-name="ce1">
            <text:p>6.538636785</text:p>
          </table:table-cell>
          <table:table-cell office:value-type="float" office:value="6.4712826720129097" table:style-name="ce1">
            <text:p>6.471282672</text:p>
          </table:table-cell>
          <table:table-cell office:value-type="float" office:value="6.4053173033353703" table:style-name="ce1">
            <text:p>6.405317303</text:p>
          </table:table-cell>
          <table:table-cell office:value-type="float" office:value="6.3406981666716504" table:style-name="ce1">
            <text:p>6.340698167</text:p>
          </table:table-cell>
          <table:table-cell office:value-type="float" office:value="6.3117570358293396" table:style-name="ce1">
            <text:p>6.311757036</text:p>
          </table:table-cell>
          <table:table-cell office:value-type="float" office:value="6.2530882128576604" table:style-name="ce1">
            <text:p>6.253088213</text:p>
          </table:table-cell>
          <table:table-cell office:value-type="float" office:value="6.1955811487567098" table:style-name="ce1">
            <text:p>6.195581149</text:p>
          </table:table-cell>
          <table:table-cell office:value-type="float" office:value="6.1392016741479303" table:style-name="ce1">
            <text:p>6.139201674</text:p>
          </table:table-cell>
          <table:table-cell office:value-type="float" office:value="6.0886936813254504" table:style-name="ce1">
            <text:p>6.088693681</text:p>
          </table:table-cell>
          <table:table-cell office:value-type="float" office:value="6.0344261914921402" table:style-name="ce1">
            <text:p>6.034426191</text:p>
          </table:table-cell>
          <table:table-cell office:value-type="float" office:value="5.9770601208769998" table:style-name="ce1">
            <text:p>5.977060121</text:p>
          </table:table-cell>
          <table:table-cell office:value-type="float" office:value="5.9248696927428997" table:style-name="ce1">
            <text:p>5.924869693</text:p>
          </table:table-cell>
          <table:table-cell office:value-type="float" office:value="5.8701759751498903" table:style-name="ce1">
            <text:p>5.870175975</text:p>
          </table:table-cell>
          <table:table-cell office:value-type="float" office:value="5.8164951041789799" table:style-name="ce1">
            <text:p>5.816495104</text:p>
          </table:table-cell>
          <table:table-cell office:value-type="float" office:value="5.7632335782406603" table:style-name="ce1">
            <text:p>5.763233578</text:p>
          </table:table-cell>
          <table:table-cell office:value-type="float" office:value="5.7148848615172199" table:style-name="ce1">
            <text:p>5.714884862</text:p>
          </table:table-cell>
          <table:table-cell office:value-type="float" office:value="5.6640538439385999" table:style-name="ce1">
            <text:p>5.664053844</text:p>
          </table:table-cell>
          <table:table-cell office:value-type="float" office:value="5.6141305231024701" table:style-name="ce1">
            <text:p>5.614130523</text:p>
          </table:table-cell>
          <table:table-cell office:value-type="float" office:value="5.5703801240299997" table:style-name="ce1">
            <text:p>5.570380124</text:p>
          </table:table-cell>
          <table:table-cell office:value-type="float" office:value="5.5297353721826497" table:style-name="ce1">
            <text:p>5.529735372</text:p>
          </table:table-cell>
          <table:table-cell office:value-type="float" office:value="5.4897974855848197" table:style-name="ce1">
            <text:p>5.489797486</text:p>
          </table:table-cell>
          <table:table-cell office:value-type="float" office:value="5.4482503988807602" table:style-name="ce1">
            <text:p>5.448250399</text:p>
          </table:table-cell>
          <table:table-cell office:value-type="float" office:value="5.4017780773253898" table:style-name="ce1">
            <text:p>5.401778077</text:p>
          </table:table-cell>
          <table:table-cell office:value-type="float" office:value="5.35609342223706" table:style-name="ce1">
            <text:p>5.356093422</text:p>
          </table:table-cell>
          <table:table-cell office:value-type="float" office:value="5.3111765764779504" table:style-name="ce1">
            <text:p>5.311176576</text:p>
          </table:table-cell>
          <table:table-cell office:value-type="float" office:value="5.2670083448148199" table:style-name="ce1">
            <text:p>5.267008345</text:p>
          </table:table-cell>
          <table:table-cell office:value-type="float" office:value="5.2290193124437296" table:style-name="ce1">
            <text:p>5.229019312</text:p>
          </table:table-cell>
          <table:table-cell office:value-type="float" office:value="5.1867539239014997" table:style-name="ce1">
            <text:p>5.186753924</text:p>
          </table:table-cell>
          <table:table-cell office:value-type="float" office:value="5.1460907635881004" table:style-name="ce1">
            <text:p>5.146090764</text:p>
          </table:table-cell>
          <table:table-cell office:value-type="float" office:value="5.1060834606991197" table:style-name="ce1">
            <text:p>5.106083461</text:p>
          </table:table-cell>
          <table:table-cell office:value-type="float" office:value="5.0667162746563603" table:style-name="ce1">
            <text:p>5.066716275</text:p>
          </table:table-cell>
          <table:table-cell office:value-type="float" office:value="5.0279739645825297" table:style-name="ce1">
            <text:p>5.027973965</text:p>
          </table:table-cell>
          <table:table-cell office:value-type="float" office:value="4.9911275752368702" table:style-name="ce1">
            <text:p>4.991127575</text:p>
          </table:table-cell>
          <table:table-cell office:value-type="float" office:value="4.9535811504721599" table:style-name="ce1">
            <text:p>4.95358115</text:p>
          </table:table-cell>
          <table:table-cell office:value-type="float" office:value="4.9166168408200797" table:style-name="ce1">
            <text:p>4.916616841</text:p>
          </table:table-cell>
          <table:table-cell office:value-type="float" office:value="4.8802212128549503" table:style-name="ce1">
            <text:p>4.880221213</text:p>
          </table:table-cell>
          <table:table-cell office:value-type="float" office:value="5.0420416359698601" table:style-name="ce1">
            <text:p>5.042041636</text:p>
          </table:table-cell>
          <table:table-cell office:value-type="float" office:value="5.0043946683510798" table:style-name="ce1">
            <text:p>5.004394668</text:p>
          </table:table-cell>
          <table:table-cell office:value-type="float" office:value="4.96816001073456" table:style-name="ce1">
            <text:p>4.968160011</text:p>
          </table:table-cell>
          <table:table-cell office:value-type="float" office:value="4.9311661955567097" table:style-name="ce1">
            <text:p>4.931166196</text:p>
          </table:table-cell>
          <table:table-cell office:value-type="float" office:value="4.9248652010809497" table:style-name="ce1">
            <text:p>4.924865201</text:p>
          </table:table-cell>
          <table:table-cell office:value-type="float" office:value="4.8886529569553501" table:style-name="ce1">
            <text:p>4.888652957</text:p>
          </table:table-cell>
          <table:table-cell office:value-type="float" office:value="4.8532546345817096" table:style-name="ce1">
            <text:p>4.853254635</text:p>
          </table:table-cell>
          <table:table-cell office:value-type="float" office:value="4.8194280445148401" table:style-name="ce1">
            <text:p>4.819428045</text:p>
          </table:table-cell>
          <table:table-cell office:value-type="float" office:value="4.7860881679741203" table:style-name="ce1">
            <text:p>4.786088168</text:p>
          </table:table-cell>
          <table:table-cell office:value-type="float" office:value="4.7537811817453504" table:style-name="ce1">
            <text:p>4.753781182</text:p>
          </table:table-cell>
          <table:table-cell office:value-type="float" office:value="4.7209688839377497" table:style-name="ce1">
            <text:p>4.720968884</text:p>
          </table:table-cell>
          <table:table-cell office:value-type="float" office:value="4.6895755121913396" table:style-name="ce1">
            <text:p>4.689575512</text:p>
          </table:table-cell>
          <table:table-cell office:value-type="float" office:value="4.65767111833597" table:style-name="ce1">
            <text:p>4.657671118</text:p>
          </table:table-cell>
          <table:table-cell office:value-type="float" office:value="4.6262098410619297" table:style-name="ce1">
            <text:p>4.626209841</text:p>
          </table:table-cell>
          <table:table-cell office:value-type="float" office:value="4.5955820849535902" table:style-name="ce1">
            <text:p>4.595582085</text:p>
          </table:table-cell>
          <table:table-cell office:value-type="float" office:value="4.5659076192754702" table:style-name="ce1">
            <text:p>4.565907619</text:p>
          </table:table-cell>
          <table:table-cell office:value-type="float" office:value="4.5361067865277001" table:style-name="ce1">
            <text:p>4.536106787</text:p>
          </table:table-cell>
          <table:table-cell office:value-type="float" office:value="4.5078120279544303" table:style-name="ce1">
            <text:p>4.507812028</text:p>
          </table:table-cell>
          <table:table-cell office:value-type="float" office:value="4.4805439924558197" table:style-name="ce1">
            <text:p>4.480543992</text:p>
          </table:table-cell>
          <table:table-cell office:value-type="float" office:value="4.4536395307638603" table:style-name="ce1">
            <text:p>4.453639531</text:p>
          </table:table-cell>
          <table:table-cell office:value-type="float" office:value="4.4270914195578799" table:style-name="ce1">
            <text:p>4.42709142</text:p>
          </table:table-cell>
          <table:table-cell office:value-type="float" office:value="4.4008926256046204" table:style-name="ce1">
            <text:p>4.400892626</text:p>
          </table:table-cell>
          <table:table-cell office:value-type="float" office:value="4.3750362995461698" table:style-name="ce1">
            <text:p>4.3750363</text:p>
          </table:table-cell>
          <table:table-cell office:value-type="float" office:value="4.3483354800422802" table:style-name="ce1">
            <text:p>4.34833548</text:p>
          </table:table-cell>
          <table:table-cell office:value-type="float" office:value="4.3202817027516804" table:style-name="ce1">
            <text:p>4.320281703</text:p>
          </table:table-cell>
          <table:table-cell office:value-type="float" office:value="4.29340327639349" table:style-name="ce1">
            <text:p>4.293403276</text:p>
          </table:table-cell>
          <table:table-cell office:value-type="float" office:value="4.26651944603615" table:style-name="ce1">
            <text:p>4.266519446</text:p>
          </table:table-cell>
          <table:table-cell office:value-type="float" office:value="4.2399759173289002" table:style-name="ce1">
            <text:p>4.239975917</text:p>
          </table:table-cell>
          <table:table-cell office:value-type="float" office:value="4.2161073564567797" table:style-name="ce1">
            <text:p>4.216107356</text:p>
          </table:table-cell>
          <table:table-cell office:value-type="float" office:value="4.19091409301239" table:style-name="ce1">
            <text:p>4.190914093</text:p>
          </table:table-cell>
          <table:table-cell office:value-type="float" office:value="4.1670480583830196" table:style-name="ce1">
            <text:p>4.167048058</text:p>
          </table:table-cell>
          <table:table-cell office:value-type="float" office:value="4.1434766661564701" table:style-name="ce1">
            <text:p>4.143476666</text:p>
          </table:table-cell>
          <table:table-cell office:value-type="float" office:value="4.1191926694644296" table:style-name="ce1">
            <text:p>4.119192669</text:p>
          </table:table-cell>
          <table:table-cell office:value-type="float" office:value="4.09520481907352" table:style-name="ce1">
            <text:p>4.095204819</text:p>
          </table:table-cell>
          <table:table-cell office:value-type="float" office:value="4.0724974111863004" table:style-name="ce1">
            <text:p>4.072497411</text:p>
          </table:table-cell>
          <table:table-cell office:value-type="float" office:value="4.0481997327560597" table:style-name="ce1">
            <text:p>4.048199733</text:p>
          </table:table-cell>
          <table:table-cell office:value-type="float" office:value="4.02419304448666" table:style-name="ce1">
            <text:p>4.024193044</text:p>
          </table:table-cell>
          <table:table-cell office:value-type="float" office:value="4.0004721501252201" table:style-name="ce1">
            <text:p>4.00047215</text:p>
          </table:table-cell>
          <table:table-cell office:value-type="float" office:value="3.9770319764071198" table:style-name="ce1">
            <text:p>3.977031976</text:p>
          </table:table-cell>
          <table:table-cell office:value-type="float" office:value="3.9543861835510401" table:style-name="ce1">
            <text:p>3.954386184</text:p>
          </table:table-cell>
          <table:table-cell office:value-type="float" office:value="3.9314896724879702" table:style-name="ce1">
            <text:p>3.931489672</text:p>
          </table:table-cell>
          <table:table-cell office:value-type="float" office:value="3.90970883256277" table:style-name="ce1">
            <text:p>3.909708833</text:p>
          </table:table-cell>
          <table:table-cell office:value-type="float" office:value="3.8881797942552101" table:style-name="ce1">
            <text:p>3.888179794</text:p>
          </table:table-cell>
          <table:table-cell office:value-type="float" office:value="3.8665652390633598" table:style-name="ce1">
            <text:p>3.866565239</text:p>
          </table:table-cell>
          <table:table-cell office:value-type="float" office:value="3.84552878172788" table:style-name="ce1">
            <text:p>3.845528782</text:p>
          </table:table-cell>
          <table:table-cell office:value-type="float" office:value="3.8244021817798401" table:style-name="ce1">
            <text:p>3.824402182</text:p>
          </table:table-cell>
          <table:table-cell office:value-type="float" office:value="3.8035143004752898" table:style-name="ce1">
            <text:p>3.8035143</text:p>
          </table:table-cell>
          <table:table-cell office:value-type="float" office:value="3.7831866089296602" table:style-name="ce1">
            <text:p>3.783186609</text:p>
          </table:table-cell>
          <table:table-cell office:value-type="float" office:value="3.7635213770135598" table:style-name="ce1">
            <text:p>3.763521377</text:p>
          </table:table-cell>
          <table:table-cell office:value-type="float" office:value="3.7450844512449399" table:style-name="ce1">
            <text:p>3.745084451</text:p>
          </table:table-cell>
          <table:table-cell office:value-type="float" office:value="3.7280968875801199" table:style-name="ce1">
            <text:p>3.728096888</text:p>
          </table:table-cell>
          <table:table-cell office:value-type="float" office:value="3.7100572054432099" table:style-name="ce1">
            <text:p>3.710057205</text:p>
          </table:table-cell>
          <table:table-cell office:value-type="float" office:value="3.6934467039266501" table:style-name="ce1">
            <text:p>3.693446704</text:p>
          </table:table-cell>
          <table:table-cell office:value-type="float" office:value="3.6757914215067302" table:style-name="ce1">
            <text:p>3.675791422</text:p>
          </table:table-cell>
          <table:table-cell office:value-type="float" office:value="3.6566101013411498" table:style-name="ce1">
            <text:p>3.656610101</text:p>
          </table:table-cell>
          <table:table-cell office:value-type="float" office:value="3.6383654776562402" table:style-name="ce1">
            <text:p>3.638365478</text:p>
          </table:table-cell>
          <table:table-cell office:value-type="float" office:value="3.6203159836364001" table:style-name="ce1">
            <text:p>3.620315984</text:p>
          </table:table-cell>
          <table:table-cell office:value-type="float" office:value="3.6010589837234401" table:style-name="ce1">
            <text:p>3.601058984</text:p>
          </table:table-cell>
          <table:table-cell office:value-type="float" office:value="3.58200576158734" table:style-name="ce1">
            <text:p>3.582005762</text:p>
          </table:table-cell>
          <table:table-cell office:value-type="float" office:value="3.56315309968425" table:style-name="ce1">
            <text:p>3.5631531</text:p>
          </table:table-cell>
          <table:table-cell office:value-type="float" office:value="3.5445553807168002" table:style-name="ce1">
            <text:p>3.544555381</text:p>
          </table:table-cell>
          <table:table-cell office:value-type="float" office:value="3.5260941547755702" table:style-name="ce1">
            <text:p>3.526094155</text:p>
          </table:table-cell>
          <table:table-cell office:value-type="float" office:value="3.5078242368751802" table:style-name="ce1">
            <text:p>3.507824237</text:p>
          </table:table-cell>
          <table:table-cell office:value-type="float" office:value="3.4903985819988801" table:style-name="ce1">
            <text:p>3.490398582</text:p>
          </table:table-cell>
          <table:table-cell office:value-type="float" office:value="3.4921351436582602" table:style-name="ce1">
            <text:p>3.492135144</text:p>
          </table:table-cell>
          <table:table-cell office:value-type="float" office:value="3.4743741928074701" table:style-name="ce1">
            <text:p>3.474374193</text:p>
          </table:table-cell>
          <table:table-cell office:value-type="float" office:value="3.4589960229894698" table:style-name="ce1">
            <text:p>3.458996023</text:p>
          </table:table-cell>
          <table:table-cell office:value-type="float" office:value="3.44491187856989" table:style-name="ce1">
            <text:p>3.444911879</text:p>
          </table:table-cell>
          <table:table-cell office:value-type="float" office:value="3.4309692833404699" table:style-name="ce1">
            <text:p>3.430969283</text:p>
          </table:table-cell>
          <table:table-cell office:value-type="float" office:value="3.4184988289909302" table:style-name="ce1">
            <text:p>3.418498829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20.296746847543499" table:style-name="ce1">
            <text:p>20.29674685</text:p>
          </table:table-cell>
          <table:table-cell office:value-type="string" table:style-name="ce1">
            <text:p><text:s/>global min</text:p>
          </table:table-cell>
          <table:table-cell office:value-type="float" office:value="-27.754759296665799" table:style-name="ce1">
            <text:p>-27.7547593</text:p>
          </table:table-cell>
          <table:table-cell office:value-type="string" table:style-name="ce1">
            <text:p><text:s/>range</text:p>
          </table:table-cell>
          <table:table-cell office:value-type="float" office:value="48.051506144209398" table:style-name="ce1">
            <text:p>48.05150614</text:p>
          </table:table-cell>
          <table:table-cell office:value-type="string" table:style-name="ce1">
            <text:p><text:s/>regret</text:p>
          </table:table-cell>
          <table:table-cell office:value-type="float" office:value="8.3575953367630405" table:style-name="ce1">
            <text:p>8.357595337</text:p>
          </table:table-cell>
          <table:table-cell office:value-type="float" office:value="10.475919345124501" table:style-name="ce1">
            <text:p>10.47591935</text:p>
          </table:table-cell>
          <table:table-cell office:value-type="float" office:value="7.5509469430599703" table:style-name="ce1">
            <text:p>7.550946943</text:p>
          </table:table-cell>
          <table:table-cell office:value-type="float" office:value="7.26199690565584" table:style-name="ce1">
            <text:p>7.261996906</text:p>
          </table:table-cell>
          <table:table-cell office:value-type="float" office:value="9.8778789497413602" table:style-name="ce1">
            <text:p>9.87787895</text:p>
          </table:table-cell>
          <table:table-cell office:value-type="float" office:value="9.7699888014986698" table:style-name="ce1">
            <text:p>9.769988801</text:p>
          </table:table-cell>
          <table:table-cell office:value-type="float" office:value="11.483099561021501" table:style-name="ce1">
            <text:p>11.48309956</text:p>
          </table:table-cell>
          <table:table-cell office:value-type="float" office:value="13.3827882159715" table:style-name="ce1">
            <text:p>13.38278822</text:p>
          </table:table-cell>
          <table:table-cell office:value-type="float" office:value="14.678019517297599" table:style-name="ce1">
            <text:p>14.67801952</text:p>
          </table:table-cell>
          <table:table-cell office:value-type="float" office:value="13.8291238537302" table:style-name="ce1">
            <text:p>13.82912385</text:p>
          </table:table-cell>
          <table:table-cell office:value-type="float" office:value="13.4956582454256" table:style-name="ce1">
            <text:p>13.49565825</text:p>
          </table:table-cell>
          <table:table-cell office:value-type="float" office:value="13.9952012331115" table:style-name="ce1">
            <text:p>13.99520123</text:p>
          </table:table-cell>
          <table:table-cell office:value-type="float" office:value="16.4253120052079" table:style-name="ce1">
            <text:p>16.42531201</text:p>
          </table:table-cell>
          <table:table-cell office:value-type="float" office:value="17.221294120969102" table:style-name="ce1">
            <text:p>17.22129412</text:p>
          </table:table-cell>
          <table:table-cell office:value-type="float" office:value="16.729199168855601" table:style-name="ce1">
            <text:p>16.72919917</text:p>
          </table:table-cell>
          <table:table-cell office:value-type="float" office:value="16.903381677476901" table:style-name="ce1">
            <text:p>16.90338168</text:p>
          </table:table-cell>
          <table:table-cell office:value-type="float" office:value="17.453068310326501" table:style-name="ce1">
            <text:p>17.45306831</text:p>
          </table:table-cell>
          <table:table-cell office:value-type="float" office:value="18.098318426737599" table:style-name="ce1">
            <text:p>18.09831843</text:p>
          </table:table-cell>
          <table:table-cell office:value-type="float" office:value="17.154124852635899" table:style-name="ce1">
            <text:p>17.15412485</text:p>
          </table:table-cell>
          <table:table-cell office:value-type="float" office:value="18.2119362329558" table:style-name="ce1">
            <text:p>18.21193623</text:p>
          </table:table-cell>
          <table:table-cell office:value-type="float" office:value="17.697708036429699" table:style-name="ce1">
            <text:p>17.69770804</text:p>
          </table:table-cell>
          <table:table-cell office:value-type="float" office:value="16.937661460612699" table:style-name="ce1">
            <text:p>16.93766146</text:p>
          </table:table-cell>
          <table:table-cell office:value-type="float" office:value="16.504162548288299" table:style-name="ce1">
            <text:p>16.50416255</text:p>
          </table:table-cell>
          <table:table-cell office:value-type="float" office:value="15.8781916997905" table:style-name="ce1">
            <text:p>15.8781917</text:p>
          </table:table-cell>
          <table:table-cell office:value-type="float" office:value="15.667696776423099" table:style-name="ce1">
            <text:p>15.66769678</text:p>
          </table:table-cell>
          <table:table-cell office:value-type="float" office:value="15.106215821976001" table:style-name="ce1">
            <text:p>15.10621582</text:p>
          </table:table-cell>
          <table:table-cell office:value-type="float" office:value="14.584187137037" table:style-name="ce1">
            <text:p>14.58418714</text:p>
          </table:table-cell>
          <table:table-cell office:value-type="float" office:value="14.4081339841992" table:style-name="ce1">
            <text:p>14.40813398</text:p>
          </table:table-cell>
          <table:table-cell office:value-type="float" office:value="13.9372766140579" table:style-name="ce1">
            <text:p>13.93727661</text:p>
          </table:table-cell>
          <table:table-cell office:value-type="float" office:value="13.512933886996001" table:style-name="ce1">
            <text:p>13.51293389</text:p>
          </table:table-cell>
          <table:table-cell office:value-type="float" office:value="13.087179398900901" table:style-name="ce1">
            <text:p>13.0871794</text:p>
          </table:table-cell>
          <table:table-cell office:value-type="float" office:value="12.771369927159901" table:style-name="ce1">
            <text:p>12.77136993</text:p>
          </table:table-cell>
          <table:table-cell office:value-type="float" office:value="12.4300766505078" table:style-name="ce1">
            <text:p>12.43007665</text:p>
          </table:table-cell>
          <table:table-cell office:value-type="float" office:value="12.108859448953" table:style-name="ce1">
            <text:p>12.10885945</text:p>
          </table:table-cell>
          <table:table-cell office:value-type="float" office:value="11.775015307742899" table:style-name="ce1">
            <text:p>11.77501531</text:p>
          </table:table-cell>
          <table:table-cell office:value-type="float" office:value="11.459718063266701" table:style-name="ce1">
            <text:p>11.45971806</text:p>
          </table:table-cell>
          <table:table-cell office:value-type="float" office:value="11.1614639130865" table:style-name="ce1">
            <text:p>11.16146391</text:p>
          </table:table-cell>
          <table:table-cell office:value-type="float" office:value="10.88756407985" table:style-name="ce1">
            <text:p>10.88756408</text:p>
          </table:table-cell>
          <table:table-cell office:value-type="float" office:value="10.6223258516785" table:style-name="ce1">
            <text:p>10.62232585</text:p>
          </table:table-cell>
          <table:table-cell office:value-type="float" office:value="10.375599461639" table:style-name="ce1">
            <text:p>10.37559946</text:p>
          </table:table-cell>
          <table:table-cell office:value-type="float" office:value="10.434522903537101" table:style-name="ce1">
            <text:p>10.4345229</text:p>
          </table:table-cell>
          <table:table-cell office:value-type="float" office:value="10.193571042882599" table:style-name="ce1">
            <text:p>10.19357104</text:p>
          </table:table-cell>
          <table:table-cell office:value-type="float" office:value="9.9964015330159697" table:style-name="ce1">
            <text:p>9.996401533</text:p>
          </table:table-cell>
          <table:table-cell office:value-type="float" office:value="9.7863303674951503" table:style-name="ce1">
            <text:p>9.786330367</text:p>
          </table:table-cell>
          <table:table-cell office:value-type="float" office:value="9.8847015184594706" table:style-name="ce1">
            <text:p>9.884701518</text:p>
          </table:table-cell>
          <table:table-cell office:value-type="float" office:value="9.6703246588124703" table:style-name="ce1">
            <text:p>9.670324659</text:p>
          </table:table-cell>
          <table:table-cell office:value-type="float" office:value="9.4851702636506694" table:style-name="ce1">
            <text:p>9.485170264</text:p>
          </table:table-cell>
          <table:table-cell office:value-type="float" office:value="9.2880493409641396" table:style-name="ce1">
            <text:p>9.288049341</text:p>
          </table:table-cell>
          <table:table-cell office:value-type="float" office:value="9.1231298605812601" table:style-name="ce1">
            <text:p>9.123129861</text:p>
          </table:table-cell>
          <table:table-cell office:value-type="float" office:value="8.9420426625362595" table:style-name="ce1">
            <text:p>8.942042663</text:p>
          </table:table-cell>
          <table:table-cell office:value-type="float" office:value="8.7680569232381202" table:style-name="ce1">
            <text:p>8.768056923</text:p>
          </table:table-cell>
          <table:table-cell office:value-type="float" office:value="8.6180571379106201" table:style-name="ce1">
            <text:p>8.618057138</text:p>
          </table:table-cell>
          <table:table-cell office:value-type="float" office:value="8.4595440949837801" table:style-name="ce1">
            <text:p>8.459544095</text:p>
          </table:table-cell>
          <table:table-cell office:value-type="float" office:value="8.3267814611483804" table:style-name="ce1">
            <text:p>8.326781461</text:p>
          </table:table-cell>
          <table:table-cell office:value-type="float" office:value="8.1973307946220899" table:style-name="ce1">
            <text:p>8.197330795</text:p>
          </table:table-cell>
          <table:table-cell office:value-type="float" office:value="8.0565667582189509" table:style-name="ce1">
            <text:p>8.056566758</text:p>
          </table:table-cell>
          <table:table-cell office:value-type="float" office:value="7.92266759590985" table:style-name="ce1">
            <text:p>7.922667596</text:p>
          </table:table-cell>
          <table:table-cell office:value-type="float" office:value="7.8140364198591898" table:style-name="ce1">
            <text:p>7.81403642</text:p>
          </table:table-cell>
          <table:table-cell office:value-type="float" office:value="7.6819911580767801" table:style-name="ce1">
            <text:p>7.681991158</text:p>
          </table:table-cell>
          <table:table-cell office:value-type="float" office:value="7.55434740502045" table:style-name="ce1">
            <text:p>7.554347405</text:p>
          </table:table-cell>
          <table:table-cell office:value-type="float" office:value="7.4465168470440002" table:style-name="ce1">
            <text:p>7.446516847</text:p>
          </table:table-cell>
          <table:table-cell office:value-type="float" office:value="7.3507454752794601" table:style-name="ce1">
            <text:p>7.350745475</text:p>
          </table:table-cell>
          <table:table-cell office:value-type="float" office:value="7.2353187725692898" table:style-name="ce1">
            <text:p>7.235318773</text:p>
          </table:table-cell>
          <table:table-cell office:value-type="float" office:value="7.1222669167478898" table:style-name="ce1">
            <text:p>7.122266917</text:p>
          </table:table-cell>
          <table:table-cell office:value-type="float" office:value="7.0424856787405403" table:style-name="ce1">
            <text:p>7.042485679</text:p>
          </table:table-cell>
          <table:table-cell office:value-type="float" office:value="6.9540691503081504" table:style-name="ce1">
            <text:p>6.95406915</text:p>
          </table:table-cell>
          <table:table-cell office:value-type="float" office:value="6.8506258193288803" table:style-name="ce1">
            <text:p>6.850625819</text:p>
          </table:table-cell>
          <table:table-cell office:value-type="float" office:value="6.7676312455476104" table:style-name="ce1">
            <text:p>6.767631246</text:p>
          </table:table-cell>
          <table:table-cell office:value-type="float" office:value="6.6919751515340797" table:style-name="ce1">
            <text:p>6.691975152</text:p>
          </table:table-cell>
          <table:table-cell office:value-type="float" office:value="6.6024371423207402" table:style-name="ce1">
            <text:p>6.602437142</text:p>
          </table:table-cell>
          <table:table-cell office:value-type="float" office:value="6.5256068835055601" table:style-name="ce1">
            <text:p>6.525606884</text:p>
          </table:table-cell>
          <table:table-cell office:value-type="float" office:value="6.4408667116040998" table:style-name="ce1">
            <text:p>6.440866712</text:p>
          </table:table-cell>
          <table:table-cell office:value-type="float" office:value="6.3662518005541902" table:style-name="ce1">
            <text:p>6.366251801</text:p>
          </table:table-cell>
          <table:table-cell office:value-type="float" office:value="6.2957764021306302" table:style-name="ce1">
            <text:p>6.295776402</text:p>
          </table:table-cell>
          <table:table-cell office:value-type="float" office:value="6.2319486074041199" table:style-name="ce1">
            <text:p>6.231948607</text:p>
          </table:table-cell>
          <table:table-cell office:value-type="float" office:value="6.1679151426632499" table:style-name="ce1">
            <text:p>6.167915143</text:p>
          </table:table-cell>
          <table:table-cell office:value-type="float" office:value="6.1058635445725598" table:style-name="ce1">
            <text:p>6.105863545</text:p>
          </table:table-cell>
          <table:table-cell office:value-type="float" office:value="6.3960027340754504" table:style-name="ce1">
            <text:p>6.396002734</text:p>
          </table:table-cell>
          <table:table-cell office:value-type="float" office:value="6.3332569073757004" table:style-name="ce1">
            <text:p>6.333256907</text:p>
          </table:table-cell>
          <table:table-cell office:value-type="float" office:value="6.2568020193183598" table:style-name="ce1">
            <text:p>6.256802019</text:p>
          </table:table-cell>
          <table:table-cell office:value-type="float" office:value="6.2063040743258302" table:style-name="ce1">
            <text:p>6.206304074</text:p>
          </table:table-cell>
          <table:table-cell office:value-type="float" office:value="6.1344533509321799" table:style-name="ce1">
            <text:p>6.134453351</text:p>
          </table:table-cell>
          <table:table-cell office:value-type="float" office:value="6.0605504402591102" table:style-name="ce1">
            <text:p>6.06055044</text:p>
          </table:table-cell>
          <table:table-cell office:value-type="float" office:value="5.9887154873108299" table:style-name="ce1">
            <text:p>5.988715487</text:p>
          </table:table-cell>
          <table:table-cell office:value-type="float" office:value="5.9185349048094897" table:style-name="ce1">
            <text:p>5.918534905</text:p>
          </table:table-cell>
          <table:table-cell office:value-type="float" office:value="5.8562730687999904" table:style-name="ce1">
            <text:p>5.856273069</text:p>
          </table:table-cell>
          <table:table-cell office:value-type="float" office:value="5.7995984670432197" table:style-name="ce1">
            <text:p>5.799598467</text:p>
          </table:table-cell>
          <table:table-cell office:value-type="float" office:value="5.7382552509933697" table:style-name="ce1">
            <text:p>5.738255251</text:p>
          </table:table-cell>
          <table:table-cell office:value-type="float" office:value="5.9758749756162697" table:style-name="ce1">
            <text:p>5.975874976</text:p>
          </table:table-cell>
          <table:table-cell office:value-type="float" office:value="5.9222262399587899" table:style-name="ce1">
            <text:p>5.92222624</text:p>
          </table:table-cell>
          <table:table-cell office:value-type="float" office:value="5.8574035996811897" table:style-name="ce1">
            <text:p>5.8574036</text:p>
          </table:table-cell>
          <table:table-cell office:value-type="float" office:value="5.7939901472357098" table:style-name="ce1">
            <text:p>5.793990147</text:p>
          </table:table-cell>
          <table:table-cell office:value-type="float" office:value="5.7397888580191996" table:style-name="ce1">
            <text:p>5.739788858</text:p>
          </table:table-cell>
          <table:table-cell office:value-type="float" office:value="5.6810343580699296" table:style-name="ce1">
            <text:p>5.681034358</text:p>
          </table:table-cell>
          <table:table-cell office:value-type="float" office:value="5.6245449938381" table:style-name="ce1">
            <text:p>5.624544994</text:p>
          </table:table-cell>
          <table:table-cell office:value-type="float" office:value="5.5661993790553801" table:style-name="ce1">
            <text:p>5.566199379</text:p>
          </table:table-cell>
          <table:table-cell office:value-type="float" office:value="5.5209060546635298" table:style-name="ce1">
            <text:p>5.520906055</text:p>
          </table:table-cell>
          <table:table-cell office:value-type="float" office:value="5.4653750051724703" table:style-name="ce1">
            <text:p>5.465375005</text:p>
          </table:table-cell>
          <table:table-cell office:value-type="float" office:value="5.4117716265222899" table:style-name="ce1">
            <text:p>5.411771627</text:p>
          </table:table-cell>
          <table:table-cell office:value-type="float" office:value="5.3576539102570599" table:style-name="ce1">
            <text:p>5.35765391</text:p>
          </table:table-cell>
          <table:table-cell office:value-type="float" office:value="5.3046078319376901" table:style-name="ce1">
            <text:p>5.304607832</text:p>
          </table:table-cell>
          <table:table-cell office:value-type="float" office:value="5.2599868752530003" table:style-name="ce1">
            <text:p>5.259986875</text:p>
          </table:table-cell>
          <table:table-cell office:value-type="float" office:value="5.2130385998291899" table:style-name="ce1">
            <text:p>5.2130386</text:p>
          </table:table-cell>
          <table:table-cell office:value-type="float" office:value="5.1718130624842997" table:style-name="ce1">
            <text:p>5.171813062</text:p>
          </table:table-cell>
          <table:table-cell office:value-type="float" office:value="5.1225576999844504" table:style-name="ce1">
            <text:p>5.1225577</text:p>
          </table:table-cell>
          <table:table-cell office:value-type="float" office:value="5.0839800871035896" table:style-name="ce1">
            <text:p>5.083980087</text:p>
          </table:table-cell>
          <table:table-cell office:value-type="float" office:value="5.0364662545138401" table:style-name="ce1">
            <text:p>5.036466255</text:p>
          </table:table-cell>
          <table:table-cell office:value-type="float" office:value="4.9900486593303501" table:style-name="ce1">
            <text:p>4.990048659</text:p>
          </table:table-cell>
          <table:table-cell office:value-type="float" office:value="4.95117913264016" table:style-name="ce1">
            <text:p>4.951179133</text:p>
          </table:table-cell>
          <table:table-cell office:value-type="float" office:value="4.9130163246170699" table:style-name="ce1">
            <text:p>4.913016325</text:p>
          </table:table-cell>
          <table:table-cell office:value-type="float" office:value="4.8774762503971703" table:style-name="ce1">
            <text:p>4.87747625</text:p>
          </table:table-cell>
          <table:table-cell office:value-type="float" office:value="4.8447040946097202" table:style-name="ce1">
            <text:p>4.844704095</text:p>
          </table:table-cell>
          <table:table-cell office:value-type="float" office:value="5.1848865025978297" table:style-name="ce1">
            <text:p>5.184886503</text:p>
          </table:table-cell>
          <table:table-cell office:value-type="float" office:value="5.3443114594545902" table:style-name="ce1">
            <text:p>5.344311459</text:p>
          </table:table-cell>
          <table:table-cell office:value-type="float" office:value="5.2978436360251404" table:style-name="ce1">
            <text:p>5.297843636</text:p>
          </table:table-cell>
          <table:table-cell office:value-type="float" office:value="5.2521769819651603" table:style-name="ce1">
            <text:p>5.252176982</text:p>
          </table:table-cell>
          <table:table-cell office:value-type="float" office:value="5.2072909544702997" table:style-name="ce1">
            <text:p>5.207290954</text:p>
          </table:table-cell>
          <table:table-cell office:value-type="float" office:value="5.1631657071024799" table:style-name="ce1">
            <text:p>5.163165707</text:p>
          </table:table-cell>
          <table:table-cell office:value-type="float" office:value="5.1197820605307598" table:style-name="ce1">
            <text:p>5.119782061</text:p>
          </table:table-cell>
          <table:table-cell office:value-type="float" office:value="5.0771214747352298" table:style-name="ce1">
            <text:p>5.077121475</text:p>
          </table:table-cell>
          <table:table-cell office:value-type="float" office:value="5.0351660225892196" table:style-name="ce1">
            <text:p>5.035166023</text:p>
          </table:table-cell>
          <table:table-cell office:value-type="float" office:value="4.9985172601744896" table:style-name="ce1">
            <text:p>4.99851726</text:p>
          </table:table-cell>
          <table:table-cell office:value-type="float" office:value="4.9578789084657497" table:style-name="ce1">
            <text:p>4.957878908</text:p>
          </table:table-cell>
          <table:table-cell office:value-type="float" office:value="4.9178960140426398" table:style-name="ce1">
            <text:p>4.917896014</text:p>
          </table:table-cell>
          <table:table-cell office:value-type="float" office:value="4.8845790079310998" table:style-name="ce1">
            <text:p>4.884579008</text:p>
          </table:table-cell>
          <table:table-cell office:value-type="float" office:value="4.8517908431864099" table:style-name="ce1">
            <text:p>4.851790843</text:p>
          </table:table-cell>
          <table:table-cell office:value-type="float" office:value="5.0264652636844396" table:style-name="ce1">
            <text:p>5.026465264</text:p>
          </table:table-cell>
          <table:table-cell office:value-type="float" office:value="4.98773326911137" table:style-name="ce1">
            <text:p>4.987733269</text:p>
          </table:table-cell>
          <table:table-cell office:value-type="float" office:value="4.9598434150072501" table:style-name="ce1">
            <text:p>4.959843415</text:p>
          </table:table-cell>
          <table:table-cell office:value-type="float" office:value="4.94462366799325" table:style-name="ce1">
            <text:p>4.944623668</text:p>
          </table:table-cell>
          <table:table-cell office:value-type="float" office:value="4.9144660690388102" table:style-name="ce1">
            <text:p>4.914466069</text:p>
          </table:table-cell>
          <table:table-cell office:value-type="float" office:value="4.8772352654854796" table:style-name="ce1">
            <text:p>4.877235265</text:p>
          </table:table-cell>
          <table:table-cell office:value-type="float" office:value="4.84785680219996" table:style-name="ce1">
            <text:p>4.847856802</text:p>
          </table:table-cell>
          <table:table-cell office:value-type="float" office:value="4.8189031550657004" table:style-name="ce1">
            <text:p>4.818903155</text:p>
          </table:table-cell>
          <table:table-cell office:value-type="float" office:value="4.7848139899377102" table:style-name="ce1">
            <text:p>4.78481399</text:p>
          </table:table-cell>
          <table:table-cell office:value-type="float" office:value="4.7519443632179197" table:style-name="ce1">
            <text:p>4.751944363</text:p>
          </table:table-cell>
          <table:table-cell office:value-type="float" office:value="4.7294455976094003" table:style-name="ce1">
            <text:p>4.729445598</text:p>
          </table:table-cell>
          <table:table-cell office:value-type="float" office:value="4.6953435713564096" table:style-name="ce1">
            <text:p>4.695343571</text:p>
          </table:table-cell>
          <table:table-cell office:value-type="float" office:value="4.6685906202564196" table:style-name="ce1">
            <text:p>4.66859062</text:p>
          </table:table-cell>
          <table:table-cell office:value-type="float" office:value="4.6354104442167099" table:style-name="ce1">
            <text:p>4.635410444</text:p>
          </table:table-cell>
          <table:table-cell office:value-type="float" office:value="4.6027009089718902" table:style-name="ce1">
            <text:p>4.602700909</text:p>
          </table:table-cell>
          <table:table-cell office:value-type="float" office:value="4.5704520714065699" table:style-name="ce1">
            <text:p>4.570452071</text:p>
          </table:table-cell>
          <table:table-cell office:value-type="float" office:value="4.5452733831345702" table:style-name="ce1">
            <text:p>4.545273383</text:p>
          </table:table-cell>
          <table:table-cell office:value-type="float" office:value="4.51370898464058" table:style-name="ce1">
            <text:p>4.513708985</text:p>
          </table:table-cell>
          <table:table-cell office:value-type="float" office:value="4.4825799571602998" table:style-name="ce1">
            <text:p>4.482579957</text:p>
          </table:table-cell>
          <table:table-cell office:value-type="float" office:value="4.451877354714" table:style-name="ce1">
            <text:p>4.451877355</text:p>
          </table:table-cell>
          <table:table-cell office:value-type="float" office:value="4.4215924747499598" table:style-name="ce1">
            <text:p>4.421592475</text:p>
          </table:table-cell>
          <table:table-cell office:value-type="float" office:value="4.3944289813709503" table:style-name="ce1">
            <text:p>4.394428981</text:p>
          </table:table-cell>
          <table:table-cell office:value-type="float" office:value="4.3653977127599504" table:style-name="ce1">
            <text:p>4.365397713</text:p>
          </table:table-cell>
          <table:table-cell office:value-type="float" office:value="4.3371888587000802" table:style-name="ce1">
            <text:p>4.337188859</text:p>
          </table:table-cell>
          <table:table-cell office:value-type="float" office:value="4.3122009656490299" table:style-name="ce1">
            <text:p>4.312200966</text:p>
          </table:table-cell>
          <table:table-cell office:value-type="float" office:value="4.3075779897555702" table:style-name="ce1">
            <text:p>4.30757799</text:p>
          </table:table-cell>
          <table:table-cell office:value-type="float" office:value="4.2846321378442802" table:style-name="ce1">
            <text:p>4.284632138</text:p>
          </table:table-cell>
          <table:table-cell office:value-type="float" office:value="4.2604722993387503" table:style-name="ce1">
            <text:p>4.260472299</text:p>
          </table:table-cell>
          <table:table-cell office:value-type="float" office:value="4.3163857622977897" table:style-name="ce1">
            <text:p>4.316385762</text:p>
          </table:table-cell>
          <table:table-cell office:value-type="float" office:value="4.2923321164368602" table:style-name="ce1">
            <text:p>4.292332116</text:p>
          </table:table-cell>
          <table:table-cell office:value-type="float" office:value="4.2654947348324104" table:style-name="ce1">
            <text:p>4.265494735</text:p>
          </table:table-cell>
          <table:table-cell office:value-type="float" office:value="4.2389970669191603" table:style-name="ce1">
            <text:p>4.238997067</text:p>
          </table:table-cell>
          <table:table-cell office:value-type="float" office:value="4.2125028362630896" table:style-name="ce1">
            <text:p>4.212502836</text:p>
          </table:table-cell>
          <table:table-cell office:value-type="float" office:value="4.1922789645892999" table:style-name="ce1">
            <text:p>4.192278965</text:p>
          </table:table-cell>
          <table:table-cell office:value-type="float" office:value="4.17091866201483" table:style-name="ce1">
            <text:p>4.170918662</text:p>
          </table:table-cell>
          <table:table-cell office:value-type="float" office:value="4.1830060350481002" table:style-name="ce1">
            <text:p>4.183006035</text:p>
          </table:table-cell>
          <table:table-cell office:value-type="float" office:value="4.1574867708741703" table:style-name="ce1">
            <text:p>4.157486771</text:p>
          </table:table-cell>
          <table:table-cell office:value-type="float" office:value="4.1380916281765003" table:style-name="ce1">
            <text:p>4.138091628</text:p>
          </table:table-cell>
          <table:table-cell office:value-type="float" office:value="4.1189315781175999" table:style-name="ce1">
            <text:p>4.118931578</text:p>
          </table:table-cell>
          <table:table-cell office:value-type="float" office:value="4.1018920015498503" table:style-name="ce1">
            <text:p>4.101892002</text:p>
          </table:table-cell>
          <table:table-cell office:value-type="float" office:value="4.0837321210663102" table:style-name="ce1">
            <text:p>4.083732121</text:p>
          </table:table-cell>
          <table:table-cell office:value-type="float" office:value="4.0654446758732004" table:style-name="ce1">
            <text:p>4.065444676</text:p>
          </table:table-cell>
          <table:table-cell office:value-type="float" office:value="4.0510087304985101" table:style-name="ce1">
            <text:p>4.05100873</text:p>
          </table:table-cell>
          <table:table-cell office:value-type="float" office:value="4.0271822777606801" table:style-name="ce1">
            <text:p>4.027182278</text:p>
          </table:table-cell>
          <table:table-cell office:value-type="float" office:value="4.0036344969846898" table:style-name="ce1">
            <text:p>4.003634497</text:p>
          </table:table-cell>
          <table:table-cell office:value-type="float" office:value="3.9916161943642599" table:style-name="ce1">
            <text:p>3.991616194</text:p>
          </table:table-cell>
          <table:table-cell office:value-type="float" office:value="3.9825223507320602" table:style-name="ce1">
            <text:p>3.982522351</text:p>
          </table:table-cell>
          <table:table-cell office:value-type="float" office:value="3.9639634306134801" table:style-name="ce1">
            <text:p>3.963963431</text:p>
          </table:table-cell>
          <table:table-cell office:value-type="float" office:value="3.9413122110099801" table:style-name="ce1">
            <text:p>3.941312211</text:p>
          </table:table-cell>
          <table:table-cell office:value-type="float" office:value="3.9231983362320801" table:style-name="ce1">
            <text:p>3.923198336</text:p>
          </table:table-cell>
          <table:table-cell office:value-type="float" office:value="3.9014219047185099" table:style-name="ce1">
            <text:p>3.901421905</text:p>
          </table:table-cell>
          <table:table-cell office:value-type="float" office:value="3.88530903297635" table:style-name="ce1">
            <text:p>3.885309033</text:p>
          </table:table-cell>
          <table:table-cell office:value-type="float" office:value="3.8639875856319601" table:style-name="ce1">
            <text:p>3.863987586</text:p>
          </table:table-cell>
          <table:table-cell office:value-type="float" office:value="3.8429030432580702" table:style-name="ce1">
            <text:p>3.842903043</text:p>
          </table:table-cell>
          <table:table-cell office:value-type="float" office:value="3.8220514792529499" table:style-name="ce1">
            <text:p>3.822051479</text:p>
          </table:table-cell>
          <table:table-cell office:value-type="float" office:value="3.8014290533138202" table:style-name="ce1">
            <text:p>3.801429053</text:p>
          </table:table-cell>
          <table:table-cell office:value-type="float" office:value="3.7807838998787502" table:style-name="ce1">
            <text:p>3.7807839</text:p>
          </table:table-cell>
          <table:table-cell office:value-type="float" office:value="3.76036315028538" table:style-name="ce1">
            <text:p>3.76036315</text:p>
          </table:table-cell>
          <table:table-cell office:value-type="float" office:value="3.7456224345249902" table:style-name="ce1">
            <text:p>3.745622435</text:p>
          </table:table-cell>
          <table:table-cell office:value-type="float" office:value="3.7313201899802202" table:style-name="ce1">
            <text:p>3.73132019</text:p>
          </table:table-cell>
          <table:table-cell office:value-type="float" office:value="3.7178733735608702" table:style-name="ce1">
            <text:p>3.717873374</text:p>
          </table:table-cell>
          <table:table-cell office:value-type="float" office:value="3.70325649204465" table:style-name="ce1">
            <text:p>3.703256492</text:p>
          </table:table-cell>
          <table:table-cell office:value-type="float" office:value="3.6922644995341001" table:style-name="ce1">
            <text:p>3.6922645</text:p>
          </table:table-cell>
          <table:table-cell office:value-type="float" office:value="3.6779022516495998" table:style-name="ce1">
            <text:p>3.677902252</text:p>
          </table:table-cell>
          <table:table-cell office:value-type="float" office:value="3.66369039379531" table:style-name="ce1">
            <text:p>3.663690394</text:p>
          </table:table-cell>
          <table:table-cell office:value-type="float" office:value="3.6530568989576899" table:style-name="ce1">
            <text:p>3.653056899</text:p>
          </table:table-cell>
          <table:table-cell office:value-type="float" office:value="3.6427799900244899" table:style-name="ce1">
            <text:p>3.64277999</text:p>
          </table:table-cell>
          <table:table-cell office:value-type="float" office:value="3.6796181388322302" table:style-name="ce1">
            <text:p>3.679618139</text:p>
          </table:table-cell>
          <table:table-cell office:value-type="float" office:value="3.6608681277341" table:style-name="ce1">
            <text:p>3.660868128</text:p>
          </table:table-cell>
          <table:table-cell office:value-type="float" office:value="3.64254109625755" table:style-name="ce1">
            <text:p>3.642541096</text:p>
          </table:table-cell>
          <table:table-cell office:value-type="float" office:value="3.6241696489399899" table:style-name="ce1">
            <text:p>3.624169649</text:p>
          </table:table-cell>
          <table:table-cell office:value-type="float" office:value="3.6059837717973502" table:style-name="ce1">
            <text:p>3.605983772</text:p>
          </table:table-cell>
          <table:table-cell office:value-type="float" office:value="3.58798066728931" table:style-name="ce1">
            <text:p>3.587980667</text:p>
          </table:table-cell>
          <table:table-cell office:value-type="float" office:value="3.5701575938263401" table:style-name="ce1">
            <text:p>3.570157594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<text:s/>global max</text:p>
          </table:table-cell>
          <table:table-cell office:value-type="float" office:value="13.193812637174799" table:style-name="ce1">
            <text:p>13.19381264</text:p>
          </table:table-cell>
          <table:table-cell office:value-type="string" table:style-name="ce1">
            <text:p><text:s/>global min</text:p>
          </table:table-cell>
          <table:table-cell office:value-type="float" office:value="-9.4929953996660199" table:style-name="ce1">
            <text:p>-9.4929954</text:p>
          </table:table-cell>
          <table:table-cell office:value-type="string" table:style-name="ce1">
            <text:p><text:s/>range</text:p>
          </table:table-cell>
          <table:table-cell office:value-type="float" office:value="22.686808036840901" table:style-name="ce1">
            <text:p>22.68680804</text:p>
          </table:table-cell>
          <table:table-cell office:value-type="string" table:style-name="ce1">
            <text:p><text:s/>regret</text:p>
          </table:table-cell>
          <table:table-cell office:value-type="float" office:value="13.9352709824899" table:style-name="ce1">
            <text:p>13.93527098</text:p>
          </table:table-cell>
          <table:table-cell office:value-type="float" office:value="14.8334982827131" table:style-name="ce1">
            <text:p>14.83349828</text:p>
          </table:table-cell>
          <table:table-cell office:value-type="float" office:value="9.9021193302587207" table:style-name="ce1">
            <text:p>9.90211933</text:p>
          </table:table-cell>
          <table:table-cell office:value-type="float" office:value="7.9550911447625703" table:style-name="ce1">
            <text:p>7.955091145</text:p>
          </table:table-cell>
          <table:table-cell office:value-type="float" office:value="8.9933271905912608" table:style-name="ce1">
            <text:p>8.993327191</text:p>
          </table:table-cell>
          <table:table-cell office:value-type="float" office:value="11.009191019587" table:style-name="ce1">
            <text:p>11.00919102</text:p>
          </table:table-cell>
          <table:table-cell office:value-type="float" office:value="10.4928945881537" table:style-name="ce1">
            <text:p>10.49289459</text:p>
          </table:table-cell>
          <table:table-cell office:value-type="float" office:value="10.792153072006601" table:style-name="ce1">
            <text:p>10.79215307</text:p>
          </table:table-cell>
          <table:table-cell office:value-type="float" office:value="11.118767600838501" table:style-name="ce1">
            <text:p>11.1187676</text:p>
          </table:table-cell>
          <table:table-cell office:value-type="float" office:value="11.629855764377901" table:style-name="ce1">
            <text:p>11.62985576</text:p>
          </table:table-cell>
          <table:table-cell office:value-type="float" office:value="11.991108669941401" table:style-name="ce1">
            <text:p>11.99110867</text:p>
          </table:table-cell>
          <table:table-cell office:value-type="float" office:value="12.550571478855201" table:style-name="ce1">
            <text:p>12.55057148</text:p>
          </table:table-cell>
          <table:table-cell office:value-type="float" office:value="12.2198757118407" table:style-name="ce1">
            <text:p>12.21987571</text:p>
          </table:table-cell>
          <table:table-cell office:value-type="float" office:value="12.8275550845329" table:style-name="ce1">
            <text:p>12.82755508</text:p>
          </table:table-cell>
          <table:table-cell office:value-type="float" office:value="13.4291801439628" table:style-name="ce1">
            <text:p>13.42918014</text:p>
          </table:table-cell>
          <table:table-cell office:value-type="float" office:value="13.431442423249599" table:style-name="ce1">
            <text:p>13.43144242</text:p>
          </table:table-cell>
          <table:table-cell office:value-type="float" office:value="13.528535721953901" table:style-name="ce1">
            <text:p>13.52853572</text:p>
          </table:table-cell>
          <table:table-cell office:value-type="float" office:value="13.390507682964399" table:style-name="ce1">
            <text:p>13.39050768</text:p>
          </table:table-cell>
          <table:table-cell office:value-type="float" office:value="13.3279242450448" table:style-name="ce1">
            <text:p>13.32792425</text:p>
          </table:table-cell>
          <table:table-cell office:value-type="float" office:value="12.7327435979256" table:style-name="ce1">
            <text:p>12.7327436</text:p>
          </table:table-cell>
          <table:table-cell office:value-type="float" office:value="12.6686512857252" table:style-name="ce1">
            <text:p>12.66865129</text:p>
          </table:table-cell>
          <table:table-cell office:value-type="float" office:value="12.714794725121999" table:style-name="ce1">
            <text:p>12.71479473</text:p>
          </table:table-cell>
          <table:table-cell office:value-type="float" office:value="12.7175901038001" table:style-name="ce1">
            <text:p>12.7175901</text:p>
          </table:table-cell>
          <table:table-cell office:value-type="float" office:value="12.9393895153383" table:style-name="ce1">
            <text:p>12.93938952</text:p>
          </table:table-cell>
          <table:table-cell office:value-type="float" office:value="13.001137347971101" table:style-name="ce1">
            <text:p>13.00113735</text:p>
          </table:table-cell>
          <table:table-cell office:value-type="float" office:value="12.502607504793399" table:style-name="ce1">
            <text:p>12.5026075</text:p>
          </table:table-cell>
          <table:table-cell office:value-type="float" office:value="12.0410057981473" table:style-name="ce1">
            <text:p>12.0410058</text:p>
          </table:table-cell>
          <table:table-cell office:value-type="float" office:value="12.2356188432013" table:style-name="ce1">
            <text:p>12.23561884</text:p>
          </table:table-cell>
          <table:table-cell office:value-type="float" office:value="11.8406572017924" table:style-name="ce1">
            <text:p>11.8406572</text:p>
          </table:table-cell>
          <table:table-cell office:value-type="float" office:value="11.447280675910999" table:style-name="ce1">
            <text:p>11.44728068</text:p>
          </table:table-cell>
          <table:table-cell office:value-type="float" office:value="11.0792832807316" table:style-name="ce1">
            <text:p>11.07928328</text:p>
          </table:table-cell>
          <table:table-cell office:value-type="float" office:value="10.734285722750901" table:style-name="ce1">
            <text:p>10.73428572</text:p>
          </table:table-cell>
          <table:table-cell office:value-type="float" office:value="10.4656336473879" table:style-name="ce1">
            <text:p>10.46563365</text:p>
          </table:table-cell>
          <table:table-cell office:value-type="float" office:value="10.665988832323" table:style-name="ce1">
            <text:p>10.66598883</text:p>
          </table:table-cell>
          <table:table-cell office:value-type="float" office:value="10.726727070697599" table:style-name="ce1">
            <text:p>10.72672707</text:p>
          </table:table-cell>
          <table:table-cell office:value-type="float" office:value="10.4418684467602" table:style-name="ce1">
            <text:p>10.44186845</text:p>
          </table:table-cell>
          <table:table-cell office:value-type="float" office:value="10.570951068412199" table:style-name="ce1">
            <text:p>10.57095107</text:p>
          </table:table-cell>
          <table:table-cell office:value-type="float" office:value="10.293803972542101" table:style-name="ce1">
            <text:p>10.29380397</text:p>
          </table:table-cell>
          <table:table-cell office:value-type="float" office:value="10.0419581427065" table:style-name="ce1">
            <text:p>10.04195814</text:p>
          </table:table-cell>
          <table:table-cell office:value-type="float" office:value="9.80270460436269" table:style-name="ce1">
            <text:p>9.802704604</text:p>
          </table:table-cell>
          <table:table-cell office:value-type="float" office:value="9.6088469808866801" table:style-name="ce1">
            <text:p>9.608846981</text:p>
          </table:table-cell>
          <table:table-cell office:value-type="float" office:value="9.3810020867072392" table:style-name="ce1">
            <text:p>9.381002087</text:p>
          </table:table-cell>
          <table:table-cell office:value-type="float" office:value="9.1637546294663697" table:style-name="ce1">
            <text:p>9.163754629</text:p>
          </table:table-cell>
          <table:table-cell office:value-type="float" office:value="8.9641445463932303" table:style-name="ce1">
            <text:p>8.964144546</text:p>
          </table:table-cell>
          <table:table-cell office:value-type="float" office:value="8.7734060225677801" table:style-name="ce1">
            <text:p>8.773406023</text:p>
          </table:table-cell>
          <table:table-cell office:value-type="float" office:value="8.5835354878456602" table:style-name="ce1">
            <text:p>8.583535488</text:p>
          </table:table-cell>
          <table:table-cell office:value-type="float" office:value="8.4593704599028801" table:style-name="ce1">
            <text:p>8.45937046</text:p>
          </table:table-cell>
          <table:table-cell office:value-type="float" office:value="8.3403789747910508" table:style-name="ce1">
            <text:p>8.340378975</text:p>
          </table:table-cell>
          <table:table-cell office:value-type="float" office:value="8.2063474040031892" table:style-name="ce1">
            <text:p>8.206347404</text:p>
          </table:table-cell>
          <table:table-cell office:value-type="float" office:value="8.0430076844301297" table:style-name="ce1">
            <text:p>8.043007684</text:p>
          </table:table-cell>
          <table:table-cell office:value-type="float" office:value="7.8860734440560103" table:style-name="ce1">
            <text:p>7.886073444</text:p>
          </table:table-cell>
          <table:table-cell office:value-type="float" office:value="7.8060377291928198" table:style-name="ce1">
            <text:p>7.806037729</text:p>
          </table:table-cell>
          <table:table-cell office:value-type="float" office:value="7.8339991920381298" table:style-name="ce1">
            <text:p>7.833999192</text:p>
          </table:table-cell>
          <table:table-cell office:value-type="float" office:value="7.6944493977926403" table:style-name="ce1">
            <text:p>7.694449398</text:p>
          </table:table-cell>
          <table:table-cell office:value-type="float" office:value="7.5599741415197199" table:style-name="ce1">
            <text:p>7.559974142</text:p>
          </table:table-cell>
          <table:table-cell office:value-type="float" office:value="7.4303015729708202" table:style-name="ce1">
            <text:p>7.430301573</text:p>
          </table:table-cell>
          <table:table-cell office:value-type="float" office:value="7.3006359563459" table:style-name="ce1">
            <text:p>7.300635956</text:p>
          </table:table-cell>
          <table:table-cell office:value-type="float" office:value="7.1754415678804504" table:style-name="ce1">
            <text:p>7.175441568</text:p>
          </table:table-cell>
          <table:table-cell office:value-type="float" office:value="7.0588800210143701" table:style-name="ce1">
            <text:p>7.058880021</text:p>
          </table:table-cell>
          <table:table-cell office:value-type="float" office:value="6.9418880444199598" table:style-name="ce1">
            <text:p>6.941888044</text:p>
          </table:table-cell>
          <table:table-cell office:value-type="float" office:value="6.8588548551177801" table:style-name="ce1">
            <text:p>6.858854855</text:p>
          </table:table-cell>
          <table:table-cell office:value-type="float" office:value="6.7530396204026797" table:style-name="ce1">
            <text:p>6.75303962</text:p>
          </table:table-cell>
          <table:table-cell office:value-type="float" office:value="6.6505835994880602" table:style-name="ce1">
            <text:p>6.650583599</text:p>
          </table:table-cell>
          <table:table-cell office:value-type="float" office:value="6.5513293292270198" table:style-name="ce1">
            <text:p>6.551329329</text:p>
          </table:table-cell>
          <table:table-cell office:value-type="float" office:value="6.4551290365124796" table:style-name="ce1">
            <text:p>6.455129037</text:p>
          </table:table-cell>
          <table:table-cell office:value-type="float" office:value="6.3618439041832202" table:style-name="ce1">
            <text:p>6.361843904</text:p>
          </table:table-cell>
          <table:table-cell office:value-type="float" office:value="6.2674784940513799" table:style-name="ce1">
            <text:p>6.267478494</text:p>
          </table:table-cell>
          <table:table-cell office:value-type="float" office:value="6.1796966088856502" table:style-name="ce1">
            <text:p>6.179696609</text:p>
          </table:table-cell>
          <table:table-cell office:value-type="float" office:value="6.3349934390221501" table:style-name="ce1">
            <text:p>6.334993439</text:p>
          </table:table-cell>
          <table:table-cell office:value-type="float" office:value="6.2711922419938997" table:style-name="ce1">
            <text:p>6.271192242</text:p>
          </table:table-cell>
          <table:table-cell office:value-type="float" office:value="6.1834199769707396" table:style-name="ce1">
            <text:p>6.183419977</text:p>
          </table:table-cell>
          <table:table-cell office:value-type="float" office:value="6.0980858304204597" table:style-name="ce1">
            <text:p>6.09808583</text:p>
          </table:table-cell>
          <table:table-cell office:value-type="float" office:value="6.0176321407119104" table:style-name="ce1">
            <text:p>6.017632141</text:p>
          </table:table-cell>
          <table:table-cell office:value-type="float" office:value="5.9368446986124299" table:style-name="ce1">
            <text:p>5.936844699</text:p>
          </table:table-cell>
          <table:table-cell office:value-type="float" office:value="6.0168807843813301" table:style-name="ce1">
            <text:p>6.016880784</text:p>
          </table:table-cell>
          <table:table-cell office:value-type="float" office:value="5.9416364359392304" table:style-name="ce1">
            <text:p>5.941636436</text:p>
          </table:table-cell>
          <table:table-cell office:value-type="float" office:value="5.8673939690010197" table:style-name="ce1">
            <text:p>5.867393969</text:p>
          </table:table-cell>
          <table:table-cell office:value-type="float" office:value="5.7926756030567699" table:style-name="ce1">
            <text:p>5.792675603</text:p>
          </table:table-cell>
          <table:table-cell office:value-type="float" office:value="5.7414518451720404" table:style-name="ce1">
            <text:p>5.741451845</text:p>
          </table:table-cell>
          <table:table-cell office:value-type="float" office:value="5.69054600383891" table:style-name="ce1">
            <text:p>5.690546004</text:p>
          </table:table-cell>
          <table:table-cell office:value-type="float" office:value="5.6230697134421002" table:style-name="ce1">
            <text:p>5.623069713</text:p>
          </table:table-cell>
          <table:table-cell office:value-type="float" office:value="5.5856763604493098" table:style-name="ce1">
            <text:p>5.58567636</text:p>
          </table:table-cell>
          <table:table-cell office:value-type="float" office:value="5.5210894944402398" table:style-name="ce1">
            <text:p>5.521089494</text:p>
          </table:table-cell>
          <table:table-cell office:value-type="float" office:value="5.4558308269510798" table:style-name="ce1">
            <text:p>5.455830827</text:p>
          </table:table-cell>
          <table:table-cell office:value-type="float" office:value="5.39210765752048" table:style-name="ce1">
            <text:p>5.392107658</text:p>
          </table:table-cell>
          <table:table-cell office:value-type="float" office:value="5.3320246205922901" table:style-name="ce1">
            <text:p>5.332024621</text:p>
          </table:table-cell>
          <table:table-cell office:value-type="float" office:value="5.3669892780260398" table:style-name="ce1">
            <text:p>5.366989278</text:p>
          </table:table-cell>
          <table:table-cell office:value-type="float" office:value="5.3064480524274504" table:style-name="ce1">
            <text:p>5.306448052</text:p>
          </table:table-cell>
          <table:table-cell office:value-type="float" office:value="5.2472673038086004" table:style-name="ce1">
            <text:p>5.247267304</text:p>
          </table:table-cell>
          <table:table-cell office:value-type="float" office:value="5.20920567856811" table:style-name="ce1">
            <text:p>5.209205679</text:p>
          </table:table-cell>
          <table:table-cell office:value-type="float" office:value="5.1523942032580203" table:style-name="ce1">
            <text:p>5.152394203</text:p>
          </table:table-cell>
          <table:table-cell office:value-type="float" office:value="5.0968177600198903" table:style-name="ce1">
            <text:p>5.09681776</text:p>
          </table:table-cell>
          <table:table-cell office:value-type="float" office:value="5.0424365091094598" table:style-name="ce1">
            <text:p>5.042436509</text:p>
          </table:table-cell>
          <table:table-cell office:value-type="float" office:value="4.9892123060907503" table:style-name="ce1">
            <text:p>4.989212306</text:p>
          </table:table-cell>
          <table:table-cell office:value-type="float" office:value="4.9371086126092703" table:style-name="ce1">
            <text:p>4.937108613</text:p>
          </table:table-cell>
          <table:table-cell office:value-type="float" office:value="4.8873636968224297" table:style-name="ce1">
            <text:p>4.887363697</text:p>
          </table:table-cell>
          <table:table-cell office:value-type="float" office:value="4.8373842919618903" table:style-name="ce1">
            <text:p>4.837384292</text:p>
          </table:table-cell>
          <table:table-cell office:value-type="float" office:value="4.7896721736467001" table:style-name="ce1">
            <text:p>4.789672174</text:p>
          </table:table-cell>
          <table:table-cell office:value-type="float" office:value="4.7429239365095901" table:style-name="ce1">
            <text:p>4.742923937</text:p>
          </table:table-cell>
          <table:table-cell office:value-type="float" office:value="4.69711066411522" table:style-name="ce1">
            <text:p>4.697110664</text:p>
          </table:table-cell>
          <table:table-cell office:value-type="float" office:value="4.6509943350185399" table:style-name="ce1">
            <text:p>4.650994335</text:p>
          </table:table-cell>
          <table:table-cell office:value-type="float" office:value="4.6057822476688504" table:style-name="ce1">
            <text:p>4.605782248</text:p>
          </table:table-cell>
          <table:table-cell office:value-type="float" office:value="4.5614480649278901" table:style-name="ce1">
            <text:p>4.561448065</text:p>
          </table:table-cell>
          <table:table-cell office:value-type="float" office:value="4.5179664626242504" table:style-name="ce1">
            <text:p>4.517966463</text:p>
          </table:table-cell>
          <table:table-cell office:value-type="float" office:value="4.47647722676186" table:style-name="ce1">
            <text:p>4.476477227</text:p>
          </table:table-cell>
          <table:table-cell office:value-type="float" office:value="4.43577080667046" table:style-name="ce1">
            <text:p>4.435770807</text:p>
          </table:table-cell>
          <table:table-cell office:value-type="float" office:value="4.3946828685272701" table:style-name="ce1">
            <text:p>4.394682869</text:p>
          </table:table-cell>
          <table:table-cell office:value-type="float" office:value="4.3704064716537401" table:style-name="ce1">
            <text:p>4.370406472</text:p>
          </table:table-cell>
          <table:table-cell office:value-type="float" office:value="4.3306721134307704" table:style-name="ce1">
            <text:p>4.330672113</text:p>
          </table:table-cell>
          <table:table-cell office:value-type="float" office:value="4.3078634672374401" table:style-name="ce1">
            <text:p>4.307863467</text:p>
          </table:table-cell>
          <table:table-cell office:value-type="float" office:value="4.2705097125512799" table:style-name="ce1">
            <text:p>4.270509713</text:p>
          </table:table-cell>
          <table:table-cell office:value-type="float" office:value="4.2480184057636103" table:style-name="ce1">
            <text:p>4.248018406</text:p>
          </table:table-cell>
          <table:table-cell office:value-type="float" office:value="4.3236251414479003" table:style-name="ce1">
            <text:p>4.323625141</text:p>
          </table:table-cell>
          <table:table-cell office:value-type="float" office:value="4.2871161200060097" table:style-name="ce1">
            <text:p>4.28711612</text:p>
          </table:table-cell>
          <table:table-cell office:value-type="float" office:value="4.2517930796728898" table:style-name="ce1">
            <text:p>4.25179308</text:p>
          </table:table-cell>
          <table:table-cell office:value-type="float" office:value="4.2154790136873403" table:style-name="ce1">
            <text:p>4.215479014</text:p>
          </table:table-cell>
          <table:table-cell office:value-type="float" office:value="4.1797857009665096" table:style-name="ce1">
            <text:p>4.179785701</text:p>
          </table:table-cell>
          <table:table-cell office:value-type="float" office:value="4.1446973596477301" table:style-name="ce1">
            <text:p>4.14469736</text:p>
          </table:table-cell>
          <table:table-cell office:value-type="float" office:value="4.1101987383511096" table:style-name="ce1">
            <text:p>4.110198738</text:p>
          </table:table-cell>
          <table:table-cell office:value-type="float" office:value="4.0762750940760997" table:style-name="ce1">
            <text:p>4.076275094</text:p>
          </table:table-cell>
          <table:table-cell office:value-type="float" office:value="4.0429121711940699" table:style-name="ce1">
            <text:p>4.042912171</text:p>
          </table:table-cell>
          <table:table-cell office:value-type="float" office:value="4.0100961814740304" table:style-name="ce1">
            <text:p>4.010096181</text:p>
          </table:table-cell>
          <table:table-cell office:value-type="float" office:value="3.9788075677797199" table:style-name="ce1">
            <text:p>3.978807568</text:p>
          </table:table-cell>
          <table:table-cell office:value-type="float" office:value="3.94703784082464" table:style-name="ce1">
            <text:p>3.947037841</text:p>
          </table:table-cell>
          <table:table-cell office:value-type="float" office:value="3.91675431167462" table:style-name="ce1">
            <text:p>3.916754312</text:p>
          </table:table-cell>
          <table:table-cell office:value-type="float" office:value="3.8859813522593498" table:style-name="ce1">
            <text:p>3.885981352</text:p>
          </table:table-cell>
          <table:table-cell office:value-type="float" office:value="3.8679555867148401" table:style-name="ce1">
            <text:p>3.867955587</text:p>
          </table:table-cell>
          <table:table-cell office:value-type="float" office:value="3.8389996578895098" table:style-name="ce1">
            <text:p>3.838999658</text:p>
          </table:table-cell>
          <table:table-cell office:value-type="float" office:value="3.8104926581932599" table:style-name="ce1">
            <text:p>3.810492658</text:p>
          </table:table-cell>
          <table:table-cell office:value-type="float" office:value="3.7824242277231002" table:style-name="ce1">
            <text:p>3.782424228</text:p>
          </table:table-cell>
          <table:table-cell office:value-type="float" office:value="3.7538512292316999" table:style-name="ce1">
            <text:p>3.753851229</text:p>
          </table:table-cell>
          <table:table-cell office:value-type="float" office:value="3.7257111549598698" table:style-name="ce1">
            <text:p>3.725711155</text:p>
          </table:table-cell>
          <table:table-cell office:value-type="float" office:value="3.6989133018930498" table:style-name="ce1">
            <text:p>3.698913302</text:p>
          </table:table-cell>
          <table:table-cell office:value-type="float" office:value="3.6725154167824599" table:style-name="ce1">
            <text:p>3.672515417</text:p>
          </table:table-cell>
          <table:table-cell office:value-type="float" office:value="3.6465086114512699" table:style-name="ce1">
            <text:p>3.646508611</text:p>
          </table:table-cell>
          <table:table-cell office:value-type="float" office:value="3.6208842591396699" table:style-name="ce1">
            <text:p>3.620884259</text:p>
          </table:table-cell>
          <table:table-cell office:value-type="float" office:value="3.595633984964" table:style-name="ce1">
            <text:p>3.595633985</text:p>
          </table:table-cell>
          <table:table-cell office:value-type="float" office:value="3.5798997626284699" table:style-name="ce1">
            <text:p>3.579899763</text:p>
          </table:table-cell>
          <table:table-cell office:value-type="float" office:value="3.5549268978381701" table:style-name="ce1">
            <text:p>3.554926898</text:p>
          </table:table-cell>
          <table:table-cell office:value-type="float" office:value="3.53031078825915" table:style-name="ce1">
            <text:p>3.530310788</text:p>
          </table:table-cell>
          <table:table-cell office:value-type="float" office:value="3.5060438433550201" table:style-name="ce1">
            <text:p>3.506043843</text:p>
          </table:table-cell>
          <table:table-cell office:value-type="float" office:value="3.4821186864072802" table:style-name="ce1">
            <text:p>3.482118686</text:p>
          </table:table-cell>
          <table:table-cell office:value-type="float" office:value="3.4585281470392299" table:style-name="ce1">
            <text:p>3.458528147</text:p>
          </table:table-cell>
          <table:table-cell office:value-type="float" office:value="3.45669482266893" table:style-name="ce1">
            <text:p>3.456694823</text:p>
          </table:table-cell>
          <table:table-cell office:value-type="float" office:value="3.43312700613569" table:style-name="ce1">
            <text:p>3.433127006</text:p>
          </table:table-cell>
          <table:table-cell office:value-type="float" office:value="3.4103567633318601" table:style-name="ce1">
            <text:p>3.410356763</text:p>
          </table:table-cell>
          <table:table-cell office:value-type="float" office:value="3.3992081577273798" table:style-name="ce1">
            <text:p>3.399208158</text:p>
          </table:table-cell>
          <table:table-cell office:value-type="float" office:value="3.3765064906167201" table:style-name="ce1">
            <text:p>3.376506491</text:p>
          </table:table-cell>
          <table:table-cell office:value-type="float" office:value="3.35410954386996" table:style-name="ce1">
            <text:p>3.354109544</text:p>
          </table:table-cell>
          <table:table-cell office:value-type="float" office:value="3.3320112230798302" table:style-name="ce1">
            <text:p>3.332011223</text:p>
          </table:table-cell>
          <table:table-cell office:value-type="float" office:value="3.3102055952802898" table:style-name="ce1">
            <text:p>3.310205595</text:p>
          </table:table-cell>
          <table:table-cell office:value-type="float" office:value="3.2886868836360201" table:style-name="ce1">
            <text:p>3.288686884</text:p>
          </table:table-cell>
          <table:table-cell office:value-type="float" office:value="3.2674494623400299" table:style-name="ce1">
            <text:p>3.267449462</text:p>
          </table:table-cell>
          <table:table-cell office:value-type="float" office:value="3.2576055265607602" table:style-name="ce1">
            <text:p>3.257605527</text:p>
          </table:table-cell>
          <table:table-cell office:value-type="float" office:value="3.24801782470858" table:style-name="ce1">
            <text:p>3.248017825</text:p>
          </table:table-cell>
          <table:table-cell office:value-type="float" office:value="3.2461745472581001" table:style-name="ce1">
            <text:p>3.246174547</text:p>
          </table:table-cell>
          <table:table-cell office:value-type="float" office:value="3.2257489859720598" table:style-name="ce1">
            <text:p>3.225748986</text:p>
          </table:table-cell>
          <table:table-cell office:value-type="float" office:value="3.2165533088848099" table:style-name="ce1">
            <text:p>3.216553309</text:p>
          </table:table-cell>
          <table:table-cell office:value-type="float" office:value="3.1965709699946498" table:style-name="ce1">
            <text:p>3.19657097</text:p>
          </table:table-cell>
          <table:table-cell office:value-type="float" office:value="3.1768384103406202" table:style-name="ce1">
            <text:p>3.17683841</text:p>
          </table:table-cell>
          <table:table-cell office:value-type="float" office:value="3.1573509756512399" table:style-name="ce1">
            <text:p>3.157350976</text:p>
          </table:table-cell>
          <table:table-cell office:value-type="float" office:value="3.13810412657531" table:style-name="ce1">
            <text:p>3.138104127</text:p>
          </table:table-cell>
          <table:table-cell office:value-type="float" office:value="3.1190934351567501" table:style-name="ce1">
            <text:p>3.119093435</text:p>
          </table:table-cell>
          <table:table-cell office:value-type="float" office:value="3.1003145814384099" table:style-name="ce1">
            <text:p>3.100314581</text:p>
          </table:table-cell>
          <table:table-cell office:value-type="float" office:value="3.08176335018939" table:style-name="ce1">
            <text:p>3.08176335</text:p>
          </table:table-cell>
          <table:table-cell office:value-type="float" office:value="3.0634356277506001" table:style-name="ce1">
            <text:p>3.063435628</text:p>
          </table:table-cell>
          <table:table-cell office:value-type="float" office:value="3.04532739899371" table:style-name="ce1">
            <text:p>3.045327399</text:p>
          </table:table-cell>
          <table:table-cell office:value-type="float" office:value="3.0275957524191202" table:style-name="ce1">
            <text:p>3.027595752</text:p>
          </table:table-cell>
          <table:table-cell office:value-type="float" office:value="3.0099138924956299" table:style-name="ce1">
            <text:p>3.009913892</text:p>
          </table:table-cell>
          <table:table-cell office:value-type="float" office:value="2.9924400544536001" table:style-name="ce1">
            <text:p>2.992440054</text:p>
          </table:table-cell>
          <table:table-cell office:value-type="float" office:value="2.9751705887863298" table:style-name="ce1">
            <text:p>2.975170589</text:p>
          </table:table-cell>
          <table:table-cell office:value-type="float" office:value="2.9581019308593701" table:style-name="ce1">
            <text:p>2.958101931</text:p>
          </table:table-cell>
          <table:table-cell office:value-type="float" office:value="2.9412305984575799" table:style-name="ce1">
            <text:p>2.941230598</text:p>
          </table:table-cell>
          <table:table-cell office:value-type="float" office:value="2.92470864544612" table:style-name="ce1">
            <text:p>2.924708645</text:p>
          </table:table-cell>
          <table:table-cell office:value-type="float" office:value="2.9083755147547801" table:style-name="ce1">
            <text:p>2.908375515</text:p>
          </table:table-cell>
          <table:table-cell office:value-type="float" office:value="2.8922279878213" table:style-name="ce1">
            <text:p>2.892227988</text:p>
          </table:table-cell>
          <table:table-cell office:value-type="float" office:value="2.8762629188192599" table:style-name="ce1">
            <text:p>2.876262919</text:p>
          </table:table-cell>
          <table:table-cell office:value-type="float" office:value="2.8604772326150099" table:style-name="ce1">
            <text:p>2.860477233</text:p>
          </table:table-cell>
          <table:table-cell office:value-type="float" office:value="2.8448679227929299" table:style-name="ce1">
            <text:p>2.844867923</text:p>
          </table:table-cell>
          <table:table-cell office:value-type="float" office:value="2.8294320497466399" table:style-name="ce1">
            <text:p>2.82943205</text:p>
          </table:table-cell>
          <table:table-cell office:value-type="float" office:value="2.8144002238186299" table:style-name="ce1">
            <text:p>2.814400224</text:p>
          </table:table-cell>
          <table:table-cell office:value-type="float" office:value="2.7993013806903" table:style-name="ce1">
            <text:p>2.799301381</text:p>
          </table:table-cell>
          <table:table-cell office:value-type="float" office:value="2.7843675522409601" table:style-name="ce1">
            <text:p>2.784367552</text:p>
          </table:table-cell>
          <table:table-cell office:value-type="float" office:value="2.7695960480138999" table:style-name="ce1">
            <text:p>2.769596048</text:p>
          </table:table-cell>
          <table:table-cell office:value-type="float" office:value="2.7548380230265299" table:style-name="ce1">
            <text:p>2.754838023</text:p>
          </table:table-cell>
          <table:table-cell office:value-type="float" office:value="2.7402386864798798" table:style-name="ce1">
            <text:p>2.740238686</text:p>
          </table:table-cell>
          <table:table-cell office:value-type="float" office:value="2.72616613498414" table:style-name="ce1">
            <text:p>2.726166135</text:p>
          </table:table-cell>
          <table:table-cell office:value-type="float" office:value="2.7122432914830301" table:style-name="ce1">
            <text:p>2.712243291</text:p>
          </table:table-cell>
          <table:table-cell office:value-type="float" office:value="2.6982441776363602" table:style-name="ce1">
            <text:p>2.698244178</text:p>
          </table:table-cell>
          <table:table-cell office:value-type="float" office:value="2.68461484805289" table:style-name="ce1">
            <text:p>2.684614848</text:p>
          </table:table-cell>
          <table:table-cell office:value-type="float" office:value="2.6707653536931901" table:style-name="ce1">
            <text:p>2.670765354</text:p>
          </table:table-cell>
          <table:table-cell office:value-type="float" office:value="2.6570601248997301" table:style-name="ce1">
            <text:p>2.657060125</text:p>
          </table:table-cell>
          <table:table-cell office:value-type="float" office:value="2.6434969192025801" table:style-name="ce1">
            <text:p>2.643496919</text:p>
          </table:table-cell>
          <table:table-cell office:value-type="float" office:value="2.6302129700028898" table:style-name="ce1">
            <text:p>2.63021297</text:p>
          </table:table-cell>
          <table:table-cell office:value-type="float" office:value="2.6169265518251801" table:style-name="ce1">
            <text:p>2.616926552</text:p>
          </table:table-cell>
          <table:table-cell office:value-type="float" office:value="2.6037757093431702" table:style-name="ce1">
            <text:p>2.603775709</text:p>
          </table:table-cell>
          <table:table-cell office:value-type="float" office:value="2.59824795803353" table:style-name="ce1">
            <text:p>2.598247958</text:p>
          </table:table-cell>
          <table:table-cell office:value-type="float" office:value="2.5927760425957098" table:style-name="ce1">
            <text:p>2.592776043</text:p>
          </table:table-cell>
          <table:table-cell office:value-type="float" office:value="2.5802931054810401" table:style-name="ce1">
            <text:p>2.580293105</text:p>
          </table:table-cell>
          <table:table-cell office:value-type="float" office:value="2.5679349977375199" table:style-name="ce1">
            <text:p>2.567934998</text:p>
          </table:table-cell>
          <table:table-cell table:number-columns-repeated="161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decomposed gpucb</text:p>
          </table:table-cell>
          <table:table-cell office:value-type="string" table:style-name="ce1">
            <text:p>global max</text:p>
          </table:table-cell>
          <table:table-cell office:value-type="float" office:value="26.606063908145121" table:formula="of:=AVERAGE([.C1:.C48])" table:style-name="ce1">
            <text:p>26.60606391</text:p>
          </table:table-cell>
          <table:table-cell office:value-type="string" table:style-name="ce1">
            <text:p>global min</text:p>
          </table:table-cell>
          <table:table-cell office:value-type="float" office:value="-25.936723695294944" table:formula="of:=AVERAGE([.E1:.E48])" table:style-name="ce1">
            <text:p>-25.9367237</text:p>
          </table:table-cell>
          <table:table-cell office:value-type="string" table:style-name="ce1">
            <text:p>range</text:p>
          </table:table-cell>
          <table:table-cell office:value-type="float" office:value="52.542787603440097" table:formula="of:=AVERAGE([.G1:.G48])" table:style-name="ce1">
            <text:p>52.5427876</text:p>
          </table:table-cell>
          <table:table-cell office:value-type="string" table:style-name="ce1">
            <text:p>regret</text:p>
          </table:table-cell>
          <table:table-cell office:value-type="float" office:value="23.664744640045296" table:formula="of:=AVERAGE([.I1:.I48])" table:style-name="ce1">
            <text:p>23.66474464</text:p>
          </table:table-cell>
          <table:table-cell office:value-type="float" office:value="23.489557304588981" table:formula="of:=AVERAGE([.J1:.J48])" table:style-name="ce1">
            <text:p>23.4895573</text:p>
          </table:table-cell>
          <table:table-cell office:value-type="float" office:value="22.202150296274827" table:formula="of:=AVERAGE([.K1:.K48])" table:style-name="ce1">
            <text:p>22.2021503</text:p>
          </table:table-cell>
          <table:table-cell office:value-type="float" office:value="20.843500459968944" table:formula="of:=AVERAGE([.L1:.L48])" table:style-name="ce1">
            <text:p>20.84350046</text:p>
          </table:table-cell>
          <table:table-cell office:value-type="float" office:value="20.429083085755273" table:formula="of:=AVERAGE([.M1:.M48])" table:style-name="ce1">
            <text:p>20.42908309</text:p>
          </table:table-cell>
          <table:table-cell office:value-type="float" office:value="19.316843724190147" table:formula="of:=AVERAGE([.N1:.N48])" table:style-name="ce1">
            <text:p>19.31684372</text:p>
          </table:table-cell>
          <table:table-cell office:value-type="float" office:value="18.648160699198261" table:formula="of:=AVERAGE([.O1:.O48])" table:style-name="ce1">
            <text:p>18.6481607</text:p>
          </table:table-cell>
          <table:table-cell office:value-type="float" office:value="18.746916988736327" table:formula="of:=AVERAGE([.P1:.P48])" table:style-name="ce1">
            <text:p>18.74691699</text:p>
          </table:table-cell>
          <table:table-cell office:value-type="float" office:value="18.672461726762172" table:formula="of:=AVERAGE([.Q1:.Q48])" table:style-name="ce1">
            <text:p>18.67246173</text:p>
          </table:table-cell>
          <table:table-cell office:value-type="float" office:value="18.89663146569325" table:formula="of:=AVERAGE([.R1:.R48])" table:style-name="ce1">
            <text:p>18.89663147</text:p>
          </table:table-cell>
          <table:table-cell office:value-type="float" office:value="18.741266214947327" table:formula="of:=AVERAGE([.S1:.S48])" table:style-name="ce1">
            <text:p>18.74126621</text:p>
          </table:table-cell>
          <table:table-cell office:value-type="float" office:value="18.703702166652313" table:formula="of:=AVERAGE([.T1:.T48])" table:style-name="ce1">
            <text:p>18.70370217</text:p>
          </table:table-cell>
          <table:table-cell office:value-type="float" office:value="18.643924951060992" table:formula="of:=AVERAGE([.U1:.U48])" table:style-name="ce1">
            <text:p>18.64392495</text:p>
          </table:table-cell>
          <table:table-cell office:value-type="float" office:value="18.391478166581962" table:formula="of:=AVERAGE([.V1:.V48])" table:style-name="ce1">
            <text:p>18.39147817</text:p>
          </table:table-cell>
          <table:table-cell office:value-type="float" office:value="18.27874671953894" table:formula="of:=AVERAGE([.W1:.W48])" table:style-name="ce1">
            <text:p>18.27874672</text:p>
          </table:table-cell>
          <table:table-cell office:value-type="float" office:value="18.008089460938837" table:formula="of:=AVERAGE([.X1:.X48])" table:style-name="ce1">
            <text:p>18.00808946</text:p>
          </table:table-cell>
          <table:table-cell office:value-type="float" office:value="17.746838300400434" table:formula="of:=AVERAGE([.Y1:.Y48])" table:style-name="ce1">
            <text:p>17.7468383</text:p>
          </table:table-cell>
          <table:table-cell office:value-type="float" office:value="17.529506993058778" table:formula="of:=AVERAGE([.Z1:.Z48])" table:style-name="ce1">
            <text:p>17.52950699</text:p>
          </table:table-cell>
          <table:table-cell office:value-type="float" office:value="17.165409477816656" table:formula="of:=AVERAGE([.AA1:.AA48])" table:style-name="ce1">
            <text:p>17.16540948</text:p>
          </table:table-cell>
          <table:table-cell office:value-type="float" office:value="17.037460590586619" table:formula="of:=AVERAGE([.AB1:.AB48])" table:style-name="ce1">
            <text:p>17.03746059</text:p>
          </table:table-cell>
          <table:table-cell office:value-type="float" office:value="16.894828862992792" table:formula="of:=AVERAGE([.AC1:.AC48])" table:style-name="ce1">
            <text:p>16.89482886</text:p>
          </table:table-cell>
          <table:table-cell office:value-type="float" office:value="16.529387588718873" table:formula="of:=AVERAGE([.AD1:.AD48])" table:style-name="ce1">
            <text:p>16.52938759</text:p>
          </table:table-cell>
          <table:table-cell office:value-type="float" office:value="16.179149543242769" table:formula="of:=AVERAGE([.AE1:.AE48])" table:style-name="ce1">
            <text:p>16.17914954</text:p>
          </table:table-cell>
          <table:table-cell office:value-type="float" office:value="15.775280349929877" table:formula="of:=AVERAGE([.AF1:.AF48])" table:style-name="ce1">
            <text:p>15.77528035</text:p>
          </table:table-cell>
          <table:table-cell office:value-type="float" office:value="15.416998242167702" table:formula="of:=AVERAGE([.AG1:.AG48])" table:style-name="ce1">
            <text:p>15.41699824</text:p>
          </table:table-cell>
          <table:table-cell office:value-type="float" office:value="14.986367474883037" table:formula="of:=AVERAGE([.AH1:.AH48])" table:style-name="ce1">
            <text:p>14.98636747</text:p>
          </table:table-cell>
          <table:table-cell office:value-type="float" office:value="14.676557112042969" table:formula="of:=AVERAGE([.AI1:.AI48])" table:style-name="ce1">
            <text:p>14.67655711</text:p>
          </table:table-cell>
          <table:table-cell office:value-type="float" office:value="14.391505019398513" table:formula="of:=AVERAGE([.AJ1:.AJ48])" table:style-name="ce1">
            <text:p>14.39150502</text:p>
          </table:table-cell>
          <table:table-cell office:value-type="float" office:value="14.044386884426929" table:formula="of:=AVERAGE([.AK1:.AK48])" table:style-name="ce1">
            <text:p>14.04438688</text:p>
          </table:table-cell>
          <table:table-cell office:value-type="float" office:value="13.690259689946663" table:formula="of:=AVERAGE([.AL1:.AL48])" table:style-name="ce1">
            <text:p>13.69025969</text:p>
          </table:table-cell>
          <table:table-cell office:value-type="float" office:value="13.336587465219294" table:formula="of:=AVERAGE([.AM1:.AM48])" table:style-name="ce1">
            <text:p>13.33658747</text:p>
          </table:table-cell>
          <table:table-cell office:value-type="float" office:value="12.974568671440949" table:formula="of:=AVERAGE([.AN1:.AN48])" table:style-name="ce1">
            <text:p>12.97456867</text:p>
          </table:table-cell>
          <table:table-cell office:value-type="float" office:value="12.640726756296241" table:formula="of:=AVERAGE([.AO1:.AO48])" table:style-name="ce1">
            <text:p>12.64072676</text:p>
          </table:table-cell>
          <table:table-cell office:value-type="float" office:value="12.303243129639517" table:formula="of:=AVERAGE([.AP1:.AP48])" table:style-name="ce1">
            <text:p>12.30324313</text:p>
          </table:table-cell>
          <table:table-cell office:value-type="float" office:value="11.994176743189817" table:formula="of:=AVERAGE([.AQ1:.AQ48])" table:style-name="ce1">
            <text:p>11.99417674</text:p>
          </table:table-cell>
          <table:table-cell office:value-type="float" office:value="11.749775757988161" table:formula="of:=AVERAGE([.AR1:.AR48])" table:style-name="ce1">
            <text:p>11.74977576</text:p>
          </table:table-cell>
          <table:table-cell office:value-type="float" office:value="11.500986847146342" table:formula="of:=AVERAGE([.AS1:.AS48])" table:style-name="ce1">
            <text:p>11.50098685</text:p>
          </table:table-cell>
          <table:table-cell office:value-type="float" office:value="11.261623367914618" table:formula="of:=AVERAGE([.AT1:.AT48])" table:style-name="ce1">
            <text:p>11.26162337</text:p>
          </table:table-cell>
          <table:table-cell office:value-type="float" office:value="11.007843229382289" table:formula="of:=AVERAGE([.AU1:.AU48])" table:style-name="ce1">
            <text:p>11.00784323</text:p>
          </table:table-cell>
          <table:table-cell office:value-type="float" office:value="10.769715347975781" table:formula="of:=AVERAGE([.AV1:.AV48])" table:style-name="ce1">
            <text:p>10.76971535</text:p>
          </table:table-cell>
          <table:table-cell office:value-type="float" office:value="10.571171882061019" table:formula="of:=AVERAGE([.AW1:.AW48])" table:style-name="ce1">
            <text:p>10.57117188</text:p>
          </table:table-cell>
          <table:table-cell office:value-type="float" office:value="10.391133452490221" table:formula="of:=AVERAGE([.AX1:.AX48])" table:style-name="ce1">
            <text:p>10.39113345</text:p>
          </table:table-cell>
          <table:table-cell office:value-type="float" office:value="10.207983509151266" table:formula="of:=AVERAGE([.AY1:.AY48])" table:style-name="ce1">
            <text:p>10.20798351</text:p>
          </table:table-cell>
          <table:table-cell office:value-type="float" office:value="10.078875819107143" table:formula="of:=AVERAGE([.AZ1:.AZ48])" table:style-name="ce1">
            <text:p>10.07887582</text:p>
          </table:table-cell>
          <table:table-cell office:value-type="float" office:value="9.9189506932893341" table:formula="of:=AVERAGE([.BA1:.BA48])" table:style-name="ce1">
            <text:p>9.918950693</text:p>
          </table:table-cell>
          <table:table-cell office:value-type="float" office:value="9.7579280725962452" table:formula="of:=AVERAGE([.BB1:.BB48])" table:style-name="ce1">
            <text:p>9.757928073</text:p>
          </table:table-cell>
          <table:table-cell office:value-type="float" office:value="9.5991672718830348" table:formula="of:=AVERAGE([.BC1:.BC48])" table:style-name="ce1">
            <text:p>9.599167272</text:p>
          </table:table-cell>
          <table:table-cell office:value-type="float" office:value="9.4206843634307464" table:formula="of:=AVERAGE([.BD1:.BD48])" table:style-name="ce1">
            <text:p>9.420684363</text:p>
          </table:table-cell>
          <table:table-cell office:value-type="float" office:value="9.2618733253966106" table:formula="of:=AVERAGE([.BE1:.BE48])" table:style-name="ce1">
            <text:p>9.261873325</text:p>
          </table:table-cell>
          <table:table-cell office:value-type="float" office:value="9.1216598387420849" table:formula="of:=AVERAGE([.BF1:.BF48])" table:style-name="ce1">
            <text:p>9.121659839</text:p>
          </table:table-cell>
          <table:table-cell office:value-type="float" office:value="8.9806979411896588" table:formula="of:=AVERAGE([.BG1:.BG48])" table:style-name="ce1">
            <text:p>8.980697941</text:p>
          </table:table-cell>
          <table:table-cell office:value-type="float" office:value="8.8340796233056107" table:formula="of:=AVERAGE([.BH1:.BH48])" table:style-name="ce1">
            <text:p>8.834079623</text:p>
          </table:table-cell>
          <table:table-cell office:value-type="float" office:value="8.7005431315479296" table:formula="of:=AVERAGE([.BI1:.BI48])" table:style-name="ce1">
            <text:p>8.700543132</text:p>
          </table:table-cell>
          <table:table-cell office:value-type="float" office:value="8.5535992048339295" table:formula="of:=AVERAGE([.BJ1:.BJ48])" table:style-name="ce1">
            <text:p>8.553599205</text:p>
          </table:table-cell>
          <table:table-cell office:value-type="float" office:value="8.4070929611892087" table:formula="of:=AVERAGE([.BK1:.BK48])" table:style-name="ce1">
            <text:p>8.407092961</text:p>
          </table:table-cell>
          <table:table-cell office:value-type="float" office:value="8.267727960568882" table:formula="of:=AVERAGE([.BL1:.BL48])" table:style-name="ce1">
            <text:p>8.267727961</text:p>
          </table:table-cell>
          <table:table-cell office:value-type="float" office:value="8.1292439399338186" table:formula="of:=AVERAGE([.BM1:.BM48])" table:style-name="ce1">
            <text:p>8.12924394</text:p>
          </table:table-cell>
          <table:table-cell office:value-type="float" office:value="8.0207038211134201" table:formula="of:=AVERAGE([.BN1:.BN48])" table:style-name="ce1">
            <text:p>8.020703821</text:p>
          </table:table-cell>
          <table:table-cell office:value-type="float" office:value="7.9074116098872969" table:formula="of:=AVERAGE([.BO1:.BO48])" table:style-name="ce1">
            <text:p>7.90741161</text:p>
          </table:table-cell>
          <table:table-cell office:value-type="float" office:value="7.7922136694963582" table:formula="of:=AVERAGE([.BP1:.BP48])" table:style-name="ce1">
            <text:p>7.792213669</text:p>
          </table:table-cell>
          <table:table-cell office:value-type="float" office:value="7.6727104788229488" table:formula="of:=AVERAGE([.BQ1:.BQ48])" table:style-name="ce1">
            <text:p>7.672710479</text:p>
          </table:table-cell>
          <table:table-cell office:value-type="float" office:value="7.5613413941752023" table:formula="of:=AVERAGE([.BR1:.BR48])" table:style-name="ce1">
            <text:p>7.561341394</text:p>
          </table:table-cell>
          <table:table-cell office:value-type="float" office:value="7.4790835007167322" table:formula="of:=AVERAGE([.BS1:.BS48])" table:style-name="ce1">
            <text:p>7.479083501</text:p>
          </table:table-cell>
          <table:table-cell office:value-type="float" office:value="7.38244578185859" table:formula="of:=AVERAGE([.BT1:.BT48])" table:style-name="ce1">
            <text:p>7.382445782</text:p>
          </table:table-cell>
          <table:table-cell office:value-type="float" office:value="7.274902660790719" table:formula="of:=AVERAGE([.BU1:.BU48])" table:style-name="ce1">
            <text:p>7.274902661</text:p>
          </table:table-cell>
          <table:table-cell office:value-type="float" office:value="7.1711723944737047" table:formula="of:=AVERAGE([.BV1:.BV48])" table:style-name="ce1">
            <text:p>7.171172394</text:p>
          </table:table-cell>
          <table:table-cell office:value-type="float" office:value="7.0934126581048824" table:formula="of:=AVERAGE([.BW1:.BW48])" table:style-name="ce1">
            <text:p>7.093412658</text:p>
          </table:table-cell>
          <table:table-cell office:value-type="float" office:value="6.9952824930112323" table:formula="of:=AVERAGE([.BX1:.BX48])" table:style-name="ce1">
            <text:p>6.995282493</text:p>
          </table:table-cell>
          <table:table-cell office:value-type="float" office:value="6.9121933530594539" table:formula="of:=AVERAGE([.BY1:.BY48])" table:style-name="ce1">
            <text:p>6.912193353</text:p>
          </table:table-cell>
          <table:table-cell office:value-type="float" office:value="6.8377845960519563" table:formula="of:=AVERAGE([.BZ1:.BZ48])" table:style-name="ce1">
            <text:p>6.837784596</text:p>
          </table:table-cell>
          <table:table-cell office:value-type="float" office:value="6.7606988080936619" table:formula="of:=AVERAGE([.CA1:.CA48])" table:style-name="ce1">
            <text:p>6.760698808</text:p>
          </table:table-cell>
          <table:table-cell office:value-type="float" office:value="6.7069120678323486" table:formula="of:=AVERAGE([.CB1:.CB48])" table:style-name="ce1">
            <text:p>6.706912068</text:p>
          </table:table-cell>
          <table:table-cell office:value-type="float" office:value="6.6244086568647802" table:formula="of:=AVERAGE([.CC1:.CC48])" table:style-name="ce1">
            <text:p>6.624408657</text:p>
          </table:table-cell>
          <table:table-cell office:value-type="float" office:value="6.5454565201578392" table:formula="of:=AVERAGE([.CD1:.CD48])" table:style-name="ce1">
            <text:p>6.54545652</text:p>
          </table:table-cell>
          <table:table-cell office:value-type="float" office:value="6.4684706897630297" table:formula="of:=AVERAGE([.CE1:.CE48])" table:style-name="ce1">
            <text:p>6.46847069</text:p>
          </table:table-cell>
          <table:table-cell office:value-type="float" office:value="6.405932754382107" table:formula="of:=AVERAGE([.CF1:.CF48])" table:style-name="ce1">
            <text:p>6.405932754</text:p>
          </table:table-cell>
          <table:table-cell office:value-type="float" office:value="6.3462871864073636" table:formula="of:=AVERAGE([.CG1:.CG48])" table:style-name="ce1">
            <text:p>6.346287186</text:p>
          </table:table-cell>
          <table:table-cell office:value-type="float" office:value="6.292075422607609" table:formula="of:=AVERAGE([.CH1:.CH48])" table:style-name="ce1">
            <text:p>6.292075423</text:p>
          </table:table-cell>
          <table:table-cell office:value-type="float" office:value="6.2388211165897873" table:formula="of:=AVERAGE([.CI1:.CI48])" table:style-name="ce1">
            <text:p>6.238821117</text:p>
          </table:table-cell>
          <table:table-cell office:value-type="float" office:value="6.1729637118100174" table:formula="of:=AVERAGE([.CJ1:.CJ48])" table:style-name="ce1">
            <text:p>6.172963712</text:p>
          </table:table-cell>
          <table:table-cell office:value-type="float" office:value="6.1065527323160076" table:formula="of:=AVERAGE([.CK1:.CK48])" table:style-name="ce1">
            <text:p>6.106552732</text:p>
          </table:table-cell>
          <table:table-cell office:value-type="float" office:value="6.0382892154582466" table:formula="of:=AVERAGE([.CL1:.CL48])" table:style-name="ce1">
            <text:p>6.038289215</text:p>
          </table:table-cell>
          <table:table-cell office:value-type="float" office:value="5.9703218101006499" table:formula="of:=AVERAGE([.CM1:.CM48])" table:style-name="ce1">
            <text:p>5.97032181</text:p>
          </table:table-cell>
          <table:table-cell office:value-type="float" office:value="5.9031577081988891" table:formula="of:=AVERAGE([.CN1:.CN48])" table:style-name="ce1">
            <text:p>5.903157708</text:p>
          </table:table-cell>
          <table:table-cell office:value-type="float" office:value="5.8463464670688472" table:formula="of:=AVERAGE([.CO1:.CO48])" table:style-name="ce1">
            <text:p>5.846346467</text:p>
          </table:table-cell>
          <table:table-cell office:value-type="float" office:value="5.7833635552746232" table:formula="of:=AVERAGE([.CP1:.CP48])" table:style-name="ce1">
            <text:p>5.783363555</text:p>
          </table:table-cell>
          <table:table-cell office:value-type="float" office:value="5.7218854158143726" table:formula="of:=AVERAGE([.CQ1:.CQ48])" table:style-name="ce1">
            <text:p>5.721885416</text:p>
          </table:table-cell>
          <table:table-cell office:value-type="float" office:value="5.6610212049439168" table:formula="of:=AVERAGE([.CR1:.CR48])" table:style-name="ce1">
            <text:p>5.661021205</text:p>
          </table:table-cell>
          <table:table-cell office:value-type="float" office:value="5.6052103706662804" table:formula="of:=AVERAGE([.CS1:.CS48])" table:style-name="ce1">
            <text:p>5.605210371</text:p>
          </table:table-cell>
          <table:table-cell office:value-type="float" office:value="5.5477706529423889" table:formula="of:=AVERAGE([.CT1:.CT48])" table:style-name="ce1">
            <text:p>5.547770653</text:p>
          </table:table-cell>
          <table:table-cell office:value-type="float" office:value="5.4899670090238359" table:formula="of:=AVERAGE([.CU1:.CU48])" table:style-name="ce1">
            <text:p>5.489967009</text:p>
          </table:table-cell>
          <table:table-cell office:value-type="float" office:value="5.4555757230897655" table:formula="of:=AVERAGE([.CV1:.CV48])" table:style-name="ce1">
            <text:p>5.455575723</text:p>
          </table:table-cell>
          <table:table-cell office:value-type="float" office:value="5.4173036019611471" table:formula="of:=AVERAGE([.CW1:.CW48])" table:style-name="ce1">
            <text:p>5.417303602</text:p>
          </table:table-cell>
          <table:table-cell office:value-type="float" office:value="5.3708342234861464" table:formula="of:=AVERAGE([.CX1:.CX48])" table:style-name="ce1">
            <text:p>5.370834223</text:p>
          </table:table-cell>
          <table:table-cell office:value-type="float" office:value="5.3336496893186665" table:formula="of:=AVERAGE([.CY1:.CY48])" table:style-name="ce1">
            <text:p>5.333649689</text:p>
          </table:table-cell>
          <table:table-cell office:value-type="float" office:value="5.2928147502302476" table:formula="of:=AVERAGE([.CZ1:.CZ48])" table:style-name="ce1">
            <text:p>5.29281475</text:p>
          </table:table-cell>
          <table:table-cell office:value-type="float" office:value="5.2636937866734756" table:formula="of:=AVERAGE([.DA1:.DA48])" table:style-name="ce1">
            <text:p>5.263693787</text:p>
          </table:table-cell>
          <table:table-cell office:value-type="float" office:value="5.2137490025780888" table:formula="of:=AVERAGE([.DB1:.DB48])" table:style-name="ce1">
            <text:p>5.213749003</text:p>
          </table:table-cell>
          <table:table-cell office:value-type="float" office:value="5.1675489305785405" table:formula="of:=AVERAGE([.DC1:.DC48])" table:style-name="ce1">
            <text:p>5.167548931</text:p>
          </table:table-cell>
          <table:table-cell office:value-type="float" office:value="5.1247480013191131" table:formula="of:=AVERAGE([.DD1:.DD48])" table:style-name="ce1">
            <text:p>5.124748001</text:p>
          </table:table-cell>
          <table:table-cell office:value-type="float" office:value="5.0839406275866716" table:formula="of:=AVERAGE([.DE1:.DE48])" table:style-name="ce1">
            <text:p>5.083940628</text:p>
          </table:table-cell>
          <table:table-cell office:value-type="float" office:value="5.0436865775978852" table:formula="of:=AVERAGE([.DF1:.DF48])" table:style-name="ce1">
            <text:p>5.043686578</text:p>
          </table:table-cell>
          <table:table-cell office:value-type="float" office:value="4.9999179704863765" table:formula="of:=AVERAGE([.DG1:.DG48])" table:style-name="ce1">
            <text:p>4.99991797</text:p>
          </table:table-cell>
          <table:table-cell office:value-type="float" office:value="4.9555252282083542" table:formula="of:=AVERAGE([.DH1:.DH48])" table:style-name="ce1">
            <text:p>4.955525228</text:p>
          </table:table-cell>
          <table:table-cell office:value-type="float" office:value="4.9262991876486666" table:formula="of:=AVERAGE([.DI1:.DI48])" table:style-name="ce1">
            <text:p>4.926299188</text:p>
          </table:table-cell>
          <table:table-cell office:value-type="float" office:value="4.8845365503529807" table:formula="of:=AVERAGE([.DJ1:.DJ48])" table:style-name="ce1">
            <text:p>4.88453655</text:p>
          </table:table-cell>
          <table:table-cell office:value-type="float" office:value="4.8446294926280897" table:formula="of:=AVERAGE([.DK1:.DK48])" table:style-name="ce1">
            <text:p>4.844629493</text:p>
          </table:table-cell>
          <table:table-cell office:value-type="float" office:value="4.8199056521023538" table:formula="of:=AVERAGE([.DL1:.DL48])" table:style-name="ce1">
            <text:p>4.819905652</text:p>
          </table:table-cell>
          <table:table-cell office:value-type="float" office:value="4.7799367640270374" table:formula="of:=AVERAGE([.DM1:.DM48])" table:style-name="ce1">
            <text:p>4.779936764</text:p>
          </table:table-cell>
          <table:table-cell office:value-type="float" office:value="4.7429304753449362" table:formula="of:=AVERAGE([.DN1:.DN48])" table:style-name="ce1">
            <text:p>4.742930475</text:p>
          </table:table-cell>
          <table:table-cell office:value-type="float" office:value="4.7081396906382338" table:formula="of:=AVERAGE([.DO1:.DO48])" table:style-name="ce1">
            <text:p>4.708139691</text:p>
          </table:table-cell>
          <table:table-cell office:value-type="float" office:value="4.6712638172226368" table:formula="of:=AVERAGE([.DP1:.DP48])" table:style-name="ce1">
            <text:p>4.671263817</text:p>
          </table:table-cell>
          <table:table-cell office:value-type="float" office:value="4.6322316726094357" table:formula="of:=AVERAGE([.DQ1:.DQ48])" table:style-name="ce1">
            <text:p>4.632231673</text:p>
          </table:table-cell>
          <table:table-cell office:value-type="float" office:value="4.5935110907067758" table:formula="of:=AVERAGE([.DR1:.DR48])" table:style-name="ce1">
            <text:p>4.593511091</text:p>
          </table:table-cell>
          <table:table-cell office:value-type="float" office:value="4.5560173845344938" table:formula="of:=AVERAGE([.DS1:.DS48])" table:style-name="ce1">
            <text:p>4.556017385</text:p>
          </table:table-cell>
          <table:table-cell office:value-type="float" office:value="4.5324031378622651" table:formula="of:=AVERAGE([.DT1:.DT48])" table:style-name="ce1">
            <text:p>4.532403138</text:p>
          </table:table-cell>
          <table:table-cell office:value-type="float" office:value="4.4972806119678692" table:formula="of:=AVERAGE([.DU1:.DU48])" table:style-name="ce1">
            <text:p>4.497280612</text:p>
          </table:table-cell>
          <table:table-cell office:value-type="float" office:value="4.4624827482885658" table:formula="of:=AVERAGE([.DV1:.DV48])" table:style-name="ce1">
            <text:p>4.462482748</text:p>
          </table:table-cell>
          <table:table-cell office:value-type="float" office:value="4.4303364406491959" table:formula="of:=AVERAGE([.DW1:.DW48])" table:style-name="ce1">
            <text:p>4.430336441</text:p>
          </table:table-cell>
          <table:table-cell office:value-type="float" office:value="4.3965464226373134" table:formula="of:=AVERAGE([.DX1:.DX48])" table:style-name="ce1">
            <text:p>4.396546423</text:p>
          </table:table-cell>
          <table:table-cell office:value-type="float" office:value="4.3630437930907426" table:formula="of:=AVERAGE([.DY1:.DY48])" table:style-name="ce1">
            <text:p>4.363043793</text:p>
          </table:table-cell>
          <table:table-cell office:value-type="float" office:value="4.3296244047706871" table:formula="of:=AVERAGE([.DZ1:.DZ48])" table:style-name="ce1">
            <text:p>4.329624405</text:p>
          </table:table-cell>
          <table:table-cell office:value-type="float" office:value="4.2971724851635287" table:formula="of:=AVERAGE([.EA1:.EA48])" table:style-name="ce1">
            <text:p>4.297172485</text:p>
          </table:table-cell>
          <table:table-cell office:value-type="float" office:value="4.2737443740026739" table:formula="of:=AVERAGE([.EB1:.EB48])" table:style-name="ce1">
            <text:p>4.273744374</text:p>
          </table:table-cell>
          <table:table-cell office:value-type="float" office:value="4.2453211253816017" table:formula="of:=AVERAGE([.EC1:.EC48])" table:style-name="ce1">
            <text:p>4.245321125</text:p>
          </table:table-cell>
          <table:table-cell office:value-type="float" office:value="4.2141205301338882" table:formula="of:=AVERAGE([.ED1:.ED48])" table:style-name="ce1">
            <text:p>4.21412053</text:p>
          </table:table-cell>
          <table:table-cell office:value-type="float" office:value="4.1835593642837443" table:formula="of:=AVERAGE([.EE1:.EE48])" table:style-name="ce1">
            <text:p>4.183559364</text:p>
          </table:table-cell>
          <table:table-cell office:value-type="float" office:value="4.1530864201672451" table:formula="of:=AVERAGE([.EF1:.EF48])" table:style-name="ce1">
            <text:p>4.15308642</text:p>
          </table:table-cell>
          <table:table-cell office:value-type="float" office:value="4.1224206686715412" table:formula="of:=AVERAGE([.EG1:.EG48])" table:style-name="ce1">
            <text:p>4.122420669</text:p>
          </table:table-cell>
          <table:table-cell office:value-type="float" office:value="4.0945856657662647" table:formula="of:=AVERAGE([.EH1:.EH48])" table:style-name="ce1">
            <text:p>4.094585666</text:p>
          </table:table-cell>
          <table:table-cell office:value-type="float" office:value="4.0674360332749542" table:formula="of:=AVERAGE([.EI1:.EI48])" table:style-name="ce1">
            <text:p>4.067436033</text:p>
          </table:table-cell>
          <table:table-cell office:value-type="float" office:value="4.0388198237505044" table:formula="of:=AVERAGE([.EJ1:.EJ48])" table:style-name="ce1">
            <text:p>4.038819824</text:p>
          </table:table-cell>
          <table:table-cell office:value-type="float" office:value="4.0102832642402984" table:formula="of:=AVERAGE([.EK1:.EK48])" table:style-name="ce1">
            <text:p>4.010283264</text:p>
          </table:table-cell>
          <table:table-cell office:value-type="float" office:value="3.9824081149967672" table:formula="of:=AVERAGE([.EL1:.EL48])" table:style-name="ce1">
            <text:p>3.982408115</text:p>
          </table:table-cell>
          <table:table-cell office:value-type="float" office:value="3.9647581686873536" table:formula="of:=AVERAGE([.EM1:.EM48])" table:style-name="ce1">
            <text:p>3.964758169</text:p>
          </table:table-cell>
          <table:table-cell office:value-type="float" office:value="3.9372571029696974" table:formula="of:=AVERAGE([.EN1:.EN48])" table:style-name="ce1">
            <text:p>3.937257103</text:p>
          </table:table-cell>
          <table:table-cell office:value-type="float" office:value="3.9105664898146162" table:formula="of:=AVERAGE([.EO1:.EO48])" table:style-name="ce1">
            <text:p>3.91056649</text:p>
          </table:table-cell>
          <table:table-cell office:value-type="float" office:value="3.8838420215712848" table:formula="of:=AVERAGE([.EP1:.EP48])" table:style-name="ce1">
            <text:p>3.883842022</text:p>
          </table:table-cell>
          <table:table-cell office:value-type="float" office:value="3.8585609994319348" table:formula="of:=AVERAGE([.EQ1:.EQ48])" table:style-name="ce1">
            <text:p>3.858560999</text:p>
          </table:table-cell>
          <table:table-cell office:value-type="float" office:value="3.8345288070688803" table:formula="of:=AVERAGE([.ER1:.ER48])" table:style-name="ce1">
            <text:p>3.834528807</text:p>
          </table:table-cell>
          <table:table-cell office:value-type="float" office:value="3.8114916458282706" table:formula="of:=AVERAGE([.ES1:.ES48])" table:style-name="ce1">
            <text:p>3.811491646</text:p>
          </table:table-cell>
          <table:table-cell office:value-type="float" office:value="3.787453801095745" table:formula="of:=AVERAGE([.ET1:.ET48])" table:style-name="ce1">
            <text:p>3.787453801</text:p>
          </table:table-cell>
          <table:table-cell office:value-type="float" office:value="3.762595913737234" table:formula="of:=AVERAGE([.EU1:.EU48])" table:style-name="ce1">
            <text:p>3.762595914</text:p>
          </table:table-cell>
          <table:table-cell office:value-type="float" office:value="3.7386938770472367" table:formula="of:=AVERAGE([.EV1:.EV48])" table:style-name="ce1">
            <text:p>3.738693877</text:p>
          </table:table-cell>
          <table:table-cell office:value-type="float" office:value="3.7170514127689116" table:formula="of:=AVERAGE([.EW1:.EW48])" table:style-name="ce1">
            <text:p>3.717051413</text:p>
          </table:table-cell>
          <table:table-cell office:value-type="float" office:value="3.696170942396094" table:formula="of:=AVERAGE([.EX1:.EX48])" table:style-name="ce1">
            <text:p>3.696170942</text:p>
          </table:table-cell>
          <table:table-cell office:value-type="float" office:value="3.6727011837860721" table:formula="of:=AVERAGE([.EY1:.EY48])" table:style-name="ce1">
            <text:p>3.672701184</text:p>
          </table:table-cell>
          <table:table-cell office:value-type="float" office:value="3.650159342046384" table:formula="of:=AVERAGE([.EZ1:.EZ48])" table:style-name="ce1">
            <text:p>3.650159342</text:p>
          </table:table-cell>
          <table:table-cell office:value-type="float" office:value="3.6332236802921387" table:formula="of:=AVERAGE([.FA1:.FA48])" table:style-name="ce1">
            <text:p>3.63322368</text:p>
          </table:table-cell>
          <table:table-cell office:value-type="float" office:value="3.6107708308391593" table:formula="of:=AVERAGE([.FB1:.FB48])" table:style-name="ce1">
            <text:p>3.610770831</text:p>
          </table:table-cell>
          <table:table-cell office:value-type="float" office:value="3.5886033032054532" table:formula="of:=AVERAGE([.FC1:.FC48])" table:style-name="ce1">
            <text:p>3.588603303</text:p>
          </table:table-cell>
          <table:table-cell office:value-type="float" office:value="3.5680941022351678" table:formula="of:=AVERAGE([.FD1:.FD48])" table:style-name="ce1">
            <text:p>3.568094102</text:p>
          </table:table-cell>
          <table:table-cell office:value-type="float" office:value="3.5462465486602035" table:formula="of:=AVERAGE([.FE1:.FE48])" table:style-name="ce1">
            <text:p>3.546246549</text:p>
          </table:table-cell>
          <table:table-cell office:value-type="float" office:value="3.5380720721461376" table:formula="of:=AVERAGE([.FF1:.FF48])" table:style-name="ce1">
            <text:p>3.538072072</text:p>
          </table:table-cell>
          <table:table-cell office:value-type="float" office:value="3.5263110351258677" table:formula="of:=AVERAGE([.FG1:.FG48])" table:style-name="ce1">
            <text:p>3.526311035</text:p>
          </table:table-cell>
          <table:table-cell office:value-type="float" office:value="3.5051266123032154" table:formula="of:=AVERAGE([.FH1:.FH48])" table:style-name="ce1">
            <text:p>3.505126612</text:p>
          </table:table-cell>
          <table:table-cell office:value-type="float" office:value="3.4841790719870196" table:formula="of:=AVERAGE([.FI1:.FI48])" table:style-name="ce1">
            <text:p>3.484179072</text:p>
          </table:table-cell>
          <table:table-cell office:value-type="float" office:value="3.4643164546850223" table:formula="of:=AVERAGE([.FJ1:.FJ48])" table:style-name="ce1">
            <text:p>3.464316455</text:p>
          </table:table-cell>
          <table:table-cell office:value-type="float" office:value="3.4438058998759522" table:formula="of:=AVERAGE([.FK1:.FK48])" table:style-name="ce1">
            <text:p>3.4438059</text:p>
          </table:table-cell>
          <table:table-cell office:value-type="float" office:value="3.423614302052163" table:formula="of:=AVERAGE([.FL1:.FL48])" table:style-name="ce1">
            <text:p>3.423614302</text:p>
          </table:table-cell>
          <table:table-cell office:value-type="float" office:value="3.4037733210789103" table:formula="of:=AVERAGE([.FM1:.FM48])" table:style-name="ce1">
            <text:p>3.403773321</text:p>
          </table:table-cell>
          <table:table-cell office:value-type="float" office:value="3.3858577086126793" table:formula="of:=AVERAGE([.FN1:.FN48])" table:style-name="ce1">
            <text:p>3.385857709</text:p>
          </table:table-cell>
          <table:table-cell office:value-type="float" office:value="3.3668320353455985" table:formula="of:=AVERAGE([.FO1:.FO48])" table:style-name="ce1">
            <text:p>3.366832035</text:p>
          </table:table-cell>
          <table:table-cell office:value-type="float" office:value="3.3512939808655182" table:formula="of:=AVERAGE([.FP1:.FP48])" table:style-name="ce1">
            <text:p>3.351293981</text:p>
          </table:table-cell>
          <table:table-cell office:value-type="float" office:value="3.333329242722618" table:formula="of:=AVERAGE([.FQ1:.FQ48])" table:style-name="ce1">
            <text:p>3.333329243</text:p>
          </table:table-cell>
          <table:table-cell office:value-type="float" office:value="3.3169729701279915" table:formula="of:=AVERAGE([.FR1:.FR48])" table:style-name="ce1">
            <text:p>3.31697297</text:p>
          </table:table-cell>
          <table:table-cell office:value-type="float" office:value="3.3001540439166654" table:formula="of:=AVERAGE([.FS1:.FS48])" table:style-name="ce1">
            <text:p>3.300154044</text:p>
          </table:table-cell>
          <table:table-cell office:value-type="float" office:value="3.282941470363447" table:formula="of:=AVERAGE([.FT1:.FT48])" table:style-name="ce1">
            <text:p>3.28294147</text:p>
          </table:table-cell>
          <table:table-cell office:value-type="float" office:value="3.2647193274317416" table:formula="of:=AVERAGE([.FU1:.FU48])" table:style-name="ce1">
            <text:p>3.264719327</text:p>
          </table:table-cell>
          <table:table-cell office:value-type="float" office:value="3.2487942444123661" table:formula="of:=AVERAGE([.FV1:.FV48])" table:style-name="ce1">
            <text:p>3.248794244</text:p>
          </table:table-cell>
          <table:table-cell office:value-type="float" office:value="3.2307449485157957" table:formula="of:=AVERAGE([.FW1:.FW48])" table:style-name="ce1">
            <text:p>3.230744949</text:p>
          </table:table-cell>
          <table:table-cell office:value-type="float" office:value="3.2134863226251351" table:formula="of:=AVERAGE([.FX1:.FX48])" table:style-name="ce1">
            <text:p>3.213486323</text:p>
          </table:table-cell>
          <table:table-cell office:value-type="float" office:value="3.1962924743452921" table:formula="of:=AVERAGE([.FY1:.FY48])" table:style-name="ce1">
            <text:p>3.196292474</text:p>
          </table:table-cell>
          <table:table-cell office:value-type="float" office:value="3.1789796351317232" table:formula="of:=AVERAGE([.FZ1:.FZ48])" table:style-name="ce1">
            <text:p>3.178979635</text:p>
          </table:table-cell>
          <table:table-cell office:value-type="float" office:value="3.1635921615961089" table:formula="of:=AVERAGE([.GA1:.GA48])" table:style-name="ce1">
            <text:p>3.163592162</text:p>
          </table:table-cell>
          <table:table-cell office:value-type="float" office:value="3.1485605384197051" table:formula="of:=AVERAGE([.GB1:.GB48])" table:style-name="ce1">
            <text:p>3.148560538</text:p>
          </table:table-cell>
          <table:table-cell office:value-type="float" office:value="3.1324485787111365" table:formula="of:=AVERAGE([.GC1:.GC48])" table:style-name="ce1">
            <text:p>3.132448579</text:p>
          </table:table-cell>
          <table:table-cell office:value-type="float" office:value="3.1170651094929025" table:formula="of:=AVERAGE([.GD1:.GD48])" table:style-name="ce1">
            <text:p>3.117065109</text:p>
          </table:table-cell>
          <table:table-cell office:value-type="float" office:value="3.1024244614081611" table:formula="of:=AVERAGE([.GE1:.GE48])" table:style-name="ce1">
            <text:p>3.102424461</text:p>
          </table:table-cell>
          <table:table-cell office:value-type="float" office:value="3.0912432125208054" table:formula="of:=AVERAGE([.GF1:.GF48])" table:style-name="ce1">
            <text:p>3.091243213</text:p>
          </table:table-cell>
          <table:table-cell office:value-type="float" office:value="3.0750443941644421" table:formula="of:=AVERAGE([.GG1:.GG48])" table:style-name="ce1">
            <text:p>3.075044394</text:p>
          </table:table-cell>
          <table:table-cell office:value-type="float" office:value="3.0595231505058109" table:formula="of:=AVERAGE([.GH1:.GH48])" table:style-name="ce1">
            <text:p>3.059523151</text:p>
          </table:table-cell>
          <table:table-cell office:value-type="float" office:value="3.0434945391645107" table:formula="of:=AVERAGE([.GI1:.GI48])" table:style-name="ce1">
            <text:p>3.043494539</text:p>
          </table:table-cell>
          <table:table-cell office:value-type="float" office:value="3.0281939095676549" table:formula="of:=AVERAGE([.GJ1:.GJ48])" table:style-name="ce1">
            <text:p>3.02819391</text:p>
          </table:table-cell>
          <table:table-cell office:value-type="float" office:value="3.0128514363347905" table:formula="of:=AVERAGE([.GK1:.GK48])" table:style-name="ce1">
            <text:p>3.012851436</text:p>
          </table:table-cell>
          <table:table-cell office:value-type="float" office:value="2.9976358082087575" table:formula="of:=AVERAGE([.GL1:.GL48])" table:style-name="ce1">
            <text:p>2.997635808</text:p>
          </table:table-cell>
          <table:table-cell office:value-type="float" office:value="2.9842540350499687" table:formula="of:=AVERAGE([.GM1:.GM48])" table:style-name="ce1">
            <text:p>2.984254035</text:p>
          </table:table-cell>
          <table:table-cell office:value-type="float" office:value="2.9768645602589174" table:formula="of:=AVERAGE([.GN1:.GN48])" table:style-name="ce1">
            <text:p>2.97686456</text:p>
          </table:table-cell>
          <table:table-cell office:value-type="float" office:value="2.9618427957711702" table:formula="of:=AVERAGE([.GO1:.GO48])" table:style-name="ce1">
            <text:p>2.961842796</text:p>
          </table:table-cell>
          <table:table-cell office:value-type="float" office:value="2.9470986649786899" table:formula="of:=AVERAGE([.GP1:.GP48])" table:style-name="ce1">
            <text:p>2.947098665</text:p>
          </table:table-cell>
          <table:table-cell office:value-type="float" office:value="2.9337468461455676" table:formula="of:=AVERAGE([.GQ1:.GQ48])" table:style-name="ce1">
            <text:p>2.933746846</text:p>
          </table:table-cell>
          <table:table-cell office:value-type="float" office:value="2.9245317614551918" table:formula="of:=AVERAGE([.GR1:.GR48])" table:style-name="ce1">
            <text:p>2.924531761</text:p>
          </table:table-cell>
          <table:table-cell office:value-type="float" office:value="2.912600072852499" table:formula="of:=AVERAGE([.GS1:.GS48])" table:style-name="ce1">
            <text:p>2.912600073</text:p>
          </table:table-cell>
          <table:table-cell office:value-type="float" office:value="2.8985693094691154" table:formula="of:=AVERAGE([.GT1:.GT48])" table:style-name="ce1">
            <text:p>2.898569309</text:p>
          </table:table-cell>
          <table:table-cell office:value-type="float" office:value="2.8920160595205124" table:formula="of:=AVERAGE([.GU1:.GU48])" table:style-name="ce1">
            <text:p>2.89201606</text:p>
          </table:table-cell>
          <table:table-cell office:value-type="float" office:value="2.877957614964453" table:formula="of:=AVERAGE([.GV1:.GV48])" table:style-name="ce1">
            <text:p>2.877957615</text:p>
          </table:table-cell>
          <table:table-cell office:value-type="float" office:value="2.8646852917475871" table:formula="of:=AVERAGE([.GW1:.GW48])" table:style-name="ce1">
            <text:p>2.864685292</text:p>
          </table:table-cell>
          <table:table-cell office:value-type="float" office:value="2.8512381839447918" table:formula="of:=AVERAGE([.GX1:.GX48])" table:style-name="ce1">
            <text:p>2.851238184</text:p>
          </table:table-cell>
          <table:table-cell office:value-type="float" office:value="2.8379191893746363" table:formula="of:=AVERAGE([.GY1:.GY48])" table:style-name="ce1">
            <text:p>2.837919189</text:p>
          </table:table-cell>
          <table:table-cell office:value-type="float" office:value="2.8249703084905811" table:formula="of:=AVERAGE([.GZ1:.GZ48])" table:style-name="ce1">
            <text:p>2.824970308</text:p>
          </table:table-cell>
          <table:table-cell table:number-columns-repeated="16176"/>
        </table:table-row>
        <table:table-row table:style-name="ro1">
          <table:table-cell office:value-type="string" table:style-name="ce1">
            <text:p>entire gpucb</text:p>
          </table:table-cell>
          <table:table-cell office:value-type="string" table:style-name="ce1">
            <text:p>global max</text:p>
          </table:table-cell>
          <table:table-cell office:value-type="float" office:value="26.606063908145121" table:formula="of:=AVERAGE([.C49:.C96])" table:style-name="ce1">
            <text:p>26.60606391</text:p>
          </table:table-cell>
          <table:table-cell office:value-type="string" table:style-name="ce1">
            <text:p>global min</text:p>
          </table:table-cell>
          <table:table-cell office:value-type="float" office:value="-25.936723695294944" table:formula="of:=AVERAGE([.E49:.E96])" table:style-name="ce1">
            <text:p>-25.9367237</text:p>
          </table:table-cell>
          <table:table-cell office:value-type="string" table:style-name="ce1">
            <text:p>range</text:p>
          </table:table-cell>
          <table:table-cell office:value-type="float" office:value="52.542787603440097" table:formula="of:=AVERAGE([.G49:.G96])" table:style-name="ce1">
            <text:p>52.5427876</text:p>
          </table:table-cell>
          <table:table-cell office:value-type="string" table:style-name="ce1">
            <text:p>regret</text:p>
          </table:table-cell>
          <table:table-cell office:value-type="float" office:value="23.664744640045296" table:formula="of:=AVERAGE([.I49:.I96])" table:style-name="ce1">
            <text:p>23.66474464</text:p>
          </table:table-cell>
          <table:table-cell office:value-type="float" office:value="23.5870665292789" table:formula="of:=AVERAGE([.J49:.J96])" table:style-name="ce1">
            <text:p>23.58706653</text:p>
          </table:table-cell>
          <table:table-cell office:value-type="float" office:value="21.488482298173864" table:formula="of:=AVERAGE([.K49:.K96])" table:style-name="ce1">
            <text:p>21.4884823</text:p>
          </table:table-cell>
          <table:table-cell office:value-type="float" office:value="20.493402885840279" table:formula="of:=AVERAGE([.L49:.L96])" table:style-name="ce1">
            <text:p>20.49340289</text:p>
          </table:table-cell>
          <table:table-cell office:value-type="float" office:value="20.089363172737254" table:formula="of:=AVERAGE([.M49:.M96])" table:style-name="ce1">
            <text:p>20.08936317</text:p>
          </table:table-cell>
          <table:table-cell office:value-type="float" office:value="20.3164132756221" table:formula="of:=AVERAGE([.N49:.N96])" table:style-name="ce1">
            <text:p>20.31641328</text:p>
          </table:table-cell>
          <table:table-cell office:value-type="float" office:value="20.263347370146409" table:formula="of:=AVERAGE([.O49:.O96])" table:style-name="ce1">
            <text:p>20.26334737</text:p>
          </table:table-cell>
          <table:table-cell office:value-type="float" office:value="20.154824370335341" table:formula="of:=AVERAGE([.P49:.P96])" table:style-name="ce1">
            <text:p>20.15482437</text:p>
          </table:table-cell>
          <table:table-cell office:value-type="float" office:value="19.504058123977234" table:formula="of:=AVERAGE([.Q49:.Q96])" table:style-name="ce1">
            <text:p>19.50405812</text:p>
          </table:table-cell>
          <table:table-cell office:value-type="float" office:value="19.313307839076977" table:formula="of:=AVERAGE([.R49:.R96])" table:style-name="ce1">
            <text:p>19.31330784</text:p>
          </table:table-cell>
          <table:table-cell office:value-type="float" office:value="19.102319958998944" table:formula="of:=AVERAGE([.S49:.S96])" table:style-name="ce1">
            <text:p>19.10231996</text:p>
          </table:table-cell>
          <table:table-cell office:value-type="float" office:value="19.007741971809978" table:formula="of:=AVERAGE([.T49:.T96])" table:style-name="ce1">
            <text:p>19.00774197</text:p>
          </table:table-cell>
          <table:table-cell office:value-type="float" office:value="19.001957741116804" table:formula="of:=AVERAGE([.U49:.U96])" table:style-name="ce1">
            <text:p>19.00195774</text:p>
          </table:table-cell>
          <table:table-cell office:value-type="float" office:value="18.916070430659968" table:formula="of:=AVERAGE([.V49:.V96])" table:style-name="ce1">
            <text:p>18.91607043</text:p>
          </table:table-cell>
          <table:table-cell office:value-type="float" office:value="18.955724711872431" table:formula="of:=AVERAGE([.W49:.W96])" table:style-name="ce1">
            <text:p>18.95572471</text:p>
          </table:table-cell>
          <table:table-cell office:value-type="float" office:value="18.929634208542463" table:formula="of:=AVERAGE([.X49:.X96])" table:style-name="ce1">
            <text:p>18.92963421</text:p>
          </table:table-cell>
          <table:table-cell office:value-type="float" office:value="18.911012500942309" table:formula="of:=AVERAGE([.Y49:.Y96])" table:style-name="ce1">
            <text:p>18.9110125</text:p>
          </table:table-cell>
          <table:table-cell office:value-type="float" office:value="18.728837751718796" table:formula="of:=AVERAGE([.Z49:.Z96])" table:style-name="ce1">
            <text:p>18.72883775</text:p>
          </table:table-cell>
          <table:table-cell office:value-type="float" office:value="18.333298870181995" table:formula="of:=AVERAGE([.AA49:.AA96])" table:style-name="ce1">
            <text:p>18.33329887</text:p>
          </table:table-cell>
          <table:table-cell office:value-type="float" office:value="18.054441313132447" table:formula="of:=AVERAGE([.AB49:.AB96])" table:style-name="ce1">
            <text:p>18.05444131</text:p>
          </table:table-cell>
          <table:table-cell office:value-type="float" office:value="17.718083114406287" table:formula="of:=AVERAGE([.AC49:.AC96])" table:style-name="ce1">
            <text:p>17.71808311</text:p>
          </table:table-cell>
          <table:table-cell office:value-type="float" office:value="17.375298231140235" table:formula="of:=AVERAGE([.AD49:.AD96])" table:style-name="ce1">
            <text:p>17.37529823</text:p>
          </table:table-cell>
          <table:table-cell office:value-type="float" office:value="17.060416854077832" table:formula="of:=AVERAGE([.AE49:.AE96])" table:style-name="ce1">
            <text:p>17.06041685</text:p>
          </table:table-cell>
          <table:table-cell office:value-type="float" office:value="16.730653457982008" table:formula="of:=AVERAGE([.AF49:.AF96])" table:style-name="ce1">
            <text:p>16.73065346</text:p>
          </table:table-cell>
          <table:table-cell office:value-type="float" office:value="16.375488119306606" table:formula="of:=AVERAGE([.AG49:.AG96])" table:style-name="ce1">
            <text:p>16.37548812</text:p>
          </table:table-cell>
          <table:table-cell office:value-type="float" office:value="15.970483557421785" table:formula="of:=AVERAGE([.AH49:.AH96])" table:style-name="ce1">
            <text:p>15.97048356</text:p>
          </table:table-cell>
          <table:table-cell office:value-type="float" office:value="15.634671476420285" table:formula="of:=AVERAGE([.AI49:.AI96])" table:style-name="ce1">
            <text:p>15.63467148</text:p>
          </table:table-cell>
          <table:table-cell office:value-type="float" office:value="15.297776448883463" table:formula="of:=AVERAGE([.AJ49:.AJ96])" table:style-name="ce1">
            <text:p>15.29777645</text:p>
          </table:table-cell>
          <table:table-cell office:value-type="float" office:value="14.910951604957633" table:formula="of:=AVERAGE([.AK49:.AK96])" table:style-name="ce1">
            <text:p>14.9109516</text:p>
          </table:table-cell>
          <table:table-cell office:value-type="float" office:value="14.505158350993829" table:formula="of:=AVERAGE([.AL49:.AL96])" table:style-name="ce1">
            <text:p>14.50515835</text:p>
          </table:table-cell>
          <table:table-cell office:value-type="float" office:value="14.178466222015077" table:formula="of:=AVERAGE([.AM49:.AM96])" table:style-name="ce1">
            <text:p>14.17846622</text:p>
          </table:table-cell>
          <table:table-cell office:value-type="float" office:value="13.866443315954127" table:formula="of:=AVERAGE([.AN49:.AN96])" table:style-name="ce1">
            <text:p>13.86644332</text:p>
          </table:table-cell>
          <table:table-cell office:value-type="float" office:value="13.52125561234074" table:formula="of:=AVERAGE([.AO49:.AO96])" table:style-name="ce1">
            <text:p>13.52125561</text:p>
          </table:table-cell>
          <table:table-cell office:value-type="float" office:value="13.191538605883059" table:formula="of:=AVERAGE([.AP49:.AP96])" table:style-name="ce1">
            <text:p>13.19153861</text:p>
          </table:table-cell>
          <table:table-cell office:value-type="float" office:value="12.961181144695985" table:formula="of:=AVERAGE([.AQ49:.AQ96])" table:style-name="ce1">
            <text:p>12.96118114</text:p>
          </table:table-cell>
          <table:table-cell office:value-type="float" office:value="12.662075565868314" table:formula="of:=AVERAGE([.AR49:.AR96])" table:style-name="ce1">
            <text:p>12.66207557</text:p>
          </table:table-cell>
          <table:table-cell office:value-type="float" office:value="12.392578557547203" table:formula="of:=AVERAGE([.AS49:.AS96])" table:style-name="ce1">
            <text:p>12.39257856</text:p>
          </table:table-cell>
          <table:table-cell office:value-type="float" office:value="12.123919380773977" table:formula="of:=AVERAGE([.AT49:.AT96])" table:style-name="ce1">
            <text:p>12.12391938</text:p>
          </table:table-cell>
          <table:table-cell office:value-type="float" office:value="11.904868618284466" table:formula="of:=AVERAGE([.AU49:.AU96])" table:style-name="ce1">
            <text:p>11.90486862</text:p>
          </table:table-cell>
          <table:table-cell office:value-type="float" office:value="11.677074647437919" table:formula="of:=AVERAGE([.AV49:.AV96])" table:style-name="ce1">
            <text:p>11.67707465</text:p>
          </table:table-cell>
          <table:table-cell office:value-type="float" office:value="11.480205788835937" table:formula="of:=AVERAGE([.AW49:.AW96])" table:style-name="ce1">
            <text:p>11.48020579</text:p>
          </table:table-cell>
          <table:table-cell office:value-type="float" office:value="11.275504585795774" table:formula="of:=AVERAGE([.AX49:.AX96])" table:style-name="ce1">
            <text:p>11.27550459</text:p>
          </table:table-cell>
          <table:table-cell office:value-type="float" office:value="11.051437575485558" table:formula="of:=AVERAGE([.AY49:.AY96])" table:style-name="ce1">
            <text:p>11.05143758</text:p>
          </table:table-cell>
          <table:table-cell office:value-type="float" office:value="10.845529672115349" table:formula="of:=AVERAGE([.AZ49:.AZ96])" table:style-name="ce1">
            <text:p>10.84552967</text:p>
          </table:table-cell>
          <table:table-cell office:value-type="float" office:value="10.645438725924819" table:formula="of:=AVERAGE([.BA49:.BA96])" table:style-name="ce1">
            <text:p>10.64543873</text:p>
          </table:table-cell>
          <table:table-cell office:value-type="float" office:value="10.442487368415756" table:formula="of:=AVERAGE([.BB49:.BB96])" table:style-name="ce1">
            <text:p>10.44248737</text:p>
          </table:table-cell>
          <table:table-cell office:value-type="float" office:value="10.246662376511445" table:formula="of:=AVERAGE([.BC49:.BC96])" table:style-name="ce1">
            <text:p>10.24666238</text:p>
          </table:table-cell>
          <table:table-cell office:value-type="float" office:value="10.057234965365105" table:formula="of:=AVERAGE([.BD49:.BD96])" table:style-name="ce1">
            <text:p>10.05723497</text:p>
          </table:table-cell>
          <table:table-cell office:value-type="float" office:value="9.8808950069914143" table:formula="of:=AVERAGE([.BE49:.BE96])" table:style-name="ce1">
            <text:p>9.880895007</text:p>
          </table:table-cell>
          <table:table-cell office:value-type="float" office:value="9.7237528724239048" table:formula="of:=AVERAGE([.BF49:.BF96])" table:style-name="ce1">
            <text:p>9.723752872</text:p>
          </table:table-cell>
          <table:table-cell office:value-type="float" office:value="9.5851488935974931" table:formula="of:=AVERAGE([.BG49:.BG96])" table:style-name="ce1">
            <text:p>9.585148894</text:p>
          </table:table-cell>
          <table:table-cell office:value-type="float" office:value="9.4304237622636666" table:formula="of:=AVERAGE([.BH49:.BH96])" table:style-name="ce1">
            <text:p>9.430423762</text:p>
          </table:table-cell>
          <table:table-cell office:value-type="float" office:value="9.2943102522572882" table:formula="of:=AVERAGE([.BI49:.BI96])" table:style-name="ce1">
            <text:p>9.294310252</text:p>
          </table:table-cell>
          <table:table-cell office:value-type="float" office:value="9.142181752610572" table:formula="of:=AVERAGE([.BJ49:.BJ96])" table:style-name="ce1">
            <text:p>9.142181753</text:p>
          </table:table-cell>
          <table:table-cell office:value-type="float" office:value="9.0150114568035882" table:formula="of:=AVERAGE([.BK49:.BK96])" table:style-name="ce1">
            <text:p>9.015011457</text:p>
          </table:table-cell>
          <table:table-cell office:value-type="float" office:value="8.8736947790693943" table:formula="of:=AVERAGE([.BL49:.BL96])" table:style-name="ce1">
            <text:p>8.873694779</text:p>
          </table:table-cell>
          <table:table-cell office:value-type="float" office:value="8.7415024201563458" table:formula="of:=AVERAGE([.BM49:.BM96])" table:style-name="ce1">
            <text:p>8.74150242</text:p>
          </table:table-cell>
          <table:table-cell office:value-type="float" office:value="8.6147718529233224" table:formula="of:=AVERAGE([.BN49:.BN96])" table:style-name="ce1">
            <text:p>8.614771853</text:p>
          </table:table-cell>
          <table:table-cell office:value-type="float" office:value="8.4862442019723989" table:formula="of:=AVERAGE([.BO49:.BO96])" table:style-name="ce1">
            <text:p>8.486244202</text:p>
          </table:table-cell>
          <table:table-cell office:value-type="float" office:value="8.3580793538321867" table:formula="of:=AVERAGE([.BP49:.BP96])" table:style-name="ce1">
            <text:p>8.358079354</text:p>
          </table:table-cell>
          <table:table-cell office:value-type="float" office:value="8.2689783370680203" table:formula="of:=AVERAGE([.BQ49:.BQ96])" table:style-name="ce1">
            <text:p>8.268978337</text:p>
          </table:table-cell>
          <table:table-cell office:value-type="float" office:value="8.154017609704125" table:formula="of:=AVERAGE([.BR49:.BR96])" table:style-name="ce1">
            <text:p>8.15401761</text:p>
          </table:table-cell>
          <table:table-cell office:value-type="float" office:value="8.0407343753627547" table:formula="of:=AVERAGE([.BS49:.BS96])" table:style-name="ce1">
            <text:p>8.040734375</text:p>
          </table:table-cell>
          <table:table-cell office:value-type="float" office:value="7.9589967350573687" table:formula="of:=AVERAGE([.BT49:.BT96])" table:style-name="ce1">
            <text:p>7.958996735</text:p>
          </table:table-cell>
          <table:table-cell office:value-type="float" office:value="7.8458664198333397" table:formula="of:=AVERAGE([.BU49:.BU96])" table:style-name="ce1">
            <text:p>7.84586642</text:p>
          </table:table-cell>
          <table:table-cell office:value-type="float" office:value="7.7432615540424585" table:formula="of:=AVERAGE([.BV49:.BV96])" table:style-name="ce1">
            <text:p>7.743261554</text:p>
          </table:table-cell>
          <table:table-cell office:value-type="float" office:value="7.6350967719171416" table:formula="of:=AVERAGE([.BW49:.BW96])" table:style-name="ce1">
            <text:p>7.635096772</text:p>
          </table:table-cell>
          <table:table-cell office:value-type="float" office:value="7.529610270663599" table:formula="of:=AVERAGE([.BX49:.BX96])" table:style-name="ce1">
            <text:p>7.529610271</text:p>
          </table:table-cell>
          <table:table-cell office:value-type="float" office:value="7.4504619134503285" table:formula="of:=AVERAGE([.BY49:.BY96])" table:style-name="ce1">
            <text:p>7.450461913</text:p>
          </table:table-cell>
          <table:table-cell office:value-type="float" office:value="7.376573106232386" table:formula="of:=AVERAGE([.BZ49:.BZ96])" table:style-name="ce1">
            <text:p>7.376573106</text:p>
          </table:table-cell>
          <table:table-cell office:value-type="float" office:value="7.281858159450934" table:formula="of:=AVERAGE([.CA49:.CA96])" table:style-name="ce1">
            <text:p>7.281858159</text:p>
          </table:table-cell>
          <table:table-cell office:value-type="float" office:value="7.1959722618856361" table:formula="of:=AVERAGE([.CB49:.CB96])" table:style-name="ce1">
            <text:p>7.195972262</text:p>
          </table:table-cell>
          <table:table-cell office:value-type="float" office:value="7.1367403199694577" table:formula="of:=AVERAGE([.CC49:.CC96])" table:style-name="ce1">
            <text:p>7.13674032</text:p>
          </table:table-cell>
          <table:table-cell office:value-type="float" office:value="7.0453860616658739" table:formula="of:=AVERAGE([.CD49:.CD96])" table:style-name="ce1">
            <text:p>7.045386062</text:p>
          </table:table-cell>
          <table:table-cell office:value-type="float" office:value="7.0114623184633418" table:formula="of:=AVERAGE([.CE49:.CE96])" table:style-name="ce1">
            <text:p>7.011462318</text:p>
          </table:table-cell>
          <table:table-cell office:value-type="float" office:value="6.9271742799671303" table:formula="of:=AVERAGE([.CF49:.CF96])" table:style-name="ce1">
            <text:p>6.92717428</text:p>
          </table:table-cell>
          <table:table-cell office:value-type="float" office:value="6.8505363047205874" table:formula="of:=AVERAGE([.CG49:.CG96])" table:style-name="ce1">
            <text:p>6.850536305</text:p>
          </table:table-cell>
          <table:table-cell office:value-type="float" office:value="6.803636481086472" table:formula="of:=AVERAGE([.CH49:.CH96])" table:style-name="ce1">
            <text:p>6.803636481</text:p>
          </table:table-cell>
          <table:table-cell office:value-type="float" office:value="6.7366535255272497" table:formula="of:=AVERAGE([.CI49:.CI96])" table:style-name="ce1">
            <text:p>6.736653526</text:p>
          </table:table-cell>
          <table:table-cell office:value-type="float" office:value="6.6682712668306428" table:formula="of:=AVERAGE([.CJ49:.CJ96])" table:style-name="ce1">
            <text:p>6.668271267</text:p>
          </table:table-cell>
          <table:table-cell office:value-type="float" office:value="6.6228304551982715" table:formula="of:=AVERAGE([.CK49:.CK96])" table:style-name="ce1">
            <text:p>6.622830455</text:p>
          </table:table-cell>
          <table:table-cell office:value-type="float" office:value="6.5635629027382452" table:formula="of:=AVERAGE([.CL49:.CL96])" table:style-name="ce1">
            <text:p>6.563562903</text:p>
          </table:table-cell>
          <table:table-cell office:value-type="float" office:value="6.5042302021762053" table:formula="of:=AVERAGE([.CM49:.CM96])" table:style-name="ce1">
            <text:p>6.504230202</text:p>
          </table:table-cell>
          <table:table-cell office:value-type="float" office:value="6.4540026185961858" table:formula="of:=AVERAGE([.CN49:.CN96])" table:style-name="ce1">
            <text:p>6.454002619</text:p>
          </table:table-cell>
          <table:table-cell office:value-type="float" office:value="6.3977684469748004" table:formula="of:=AVERAGE([.CO49:.CO96])" table:style-name="ce1">
            <text:p>6.397768447</text:p>
          </table:table-cell>
          <table:table-cell office:value-type="float" office:value="6.3307597908365301" table:formula="of:=AVERAGE([.CP49:.CP96])" table:style-name="ce1">
            <text:p>6.330759791</text:p>
          </table:table-cell>
          <table:table-cell office:value-type="float" office:value="6.278819645686216" table:formula="of:=AVERAGE([.CQ49:.CQ96])" table:style-name="ce1">
            <text:p>6.278819646</text:p>
          </table:table-cell>
          <table:table-cell office:value-type="float" office:value="6.2122556702265364" table:formula="of:=AVERAGE([.CR49:.CR96])" table:style-name="ce1">
            <text:p>6.21225567</text:p>
          </table:table-cell>
          <table:table-cell office:value-type="float" office:value="6.1621248171177134" table:formula="of:=AVERAGE([.CS49:.CS96])" table:style-name="ce1">
            <text:p>6.162124817</text:p>
          </table:table-cell>
          <table:table-cell office:value-type="float" office:value="6.1012460418135221" table:formula="of:=AVERAGE([.CT49:.CT96])" table:style-name="ce1">
            <text:p>6.101246042</text:p>
          </table:table-cell>
          <table:table-cell office:value-type="float" office:value="6.0611497944941064" table:formula="of:=AVERAGE([.CU49:.CU96])" table:style-name="ce1">
            <text:p>6.061149794</text:p>
          </table:table-cell>
          <table:table-cell office:value-type="float" office:value="6.0236081912381261" table:formula="of:=AVERAGE([.CV49:.CV96])" table:style-name="ce1">
            <text:p>6.023608191</text:p>
          </table:table-cell>
          <table:table-cell office:value-type="float" office:value="5.9638345841856202" table:formula="of:=AVERAGE([.CW49:.CW96])" table:style-name="ce1">
            <text:p>5.963834584</text:p>
          </table:table-cell>
          <table:table-cell office:value-type="float" office:value="5.9081281758895097" table:formula="of:=AVERAGE([.CX49:.CX96])" table:style-name="ce1">
            <text:p>5.908128176</text:p>
          </table:table-cell>
          <table:table-cell office:value-type="float" office:value="5.8501217701682213" table:formula="of:=AVERAGE([.CY49:.CY96])" table:style-name="ce1">
            <text:p>5.85012177</text:p>
          </table:table-cell>
          <table:table-cell office:value-type="float" office:value="5.7931639152826335" table:formula="of:=AVERAGE([.CZ49:.CZ96])" table:style-name="ce1">
            <text:p>5.793163915</text:p>
          </table:table-cell>
          <table:table-cell office:value-type="float" office:value="5.743359802009917" table:formula="of:=AVERAGE([.DA49:.DA96])" table:style-name="ce1">
            <text:p>5.743359802</text:p>
          </table:table-cell>
          <table:table-cell office:value-type="float" office:value="5.6961897360297229" table:formula="of:=AVERAGE([.DB49:.DB96])" table:style-name="ce1">
            <text:p>5.696189736</text:p>
          </table:table-cell>
          <table:table-cell office:value-type="float" office:value="5.6437506245698055" table:formula="of:=AVERAGE([.DC49:.DC96])" table:style-name="ce1">
            <text:p>5.643750625</text:p>
          </table:table-cell>
          <table:table-cell office:value-type="float" office:value="5.6011270101856381" table:formula="of:=AVERAGE([.DD49:.DD96])" table:style-name="ce1">
            <text:p>5.60112701</text:p>
          </table:table-cell>
          <table:table-cell office:value-type="float" office:value="5.552131606054445" table:formula="of:=AVERAGE([.DE49:.DE96])" table:style-name="ce1">
            <text:p>5.552131606</text:p>
          </table:table-cell>
          <table:table-cell office:value-type="float" office:value="5.5053026482751539" table:formula="of:=AVERAGE([.DF49:.DF96])" table:style-name="ce1">
            <text:p>5.505302648</text:p>
          </table:table-cell>
          <table:table-cell office:value-type="float" office:value="5.4565647996966469" table:formula="of:=AVERAGE([.DG49:.DG96])" table:style-name="ce1">
            <text:p>5.4565648</text:p>
          </table:table-cell>
          <table:table-cell office:value-type="float" office:value="5.4082920396662155" table:formula="of:=AVERAGE([.DH49:.DH96])" table:style-name="ce1">
            <text:p>5.40829204</text:p>
          </table:table-cell>
          <table:table-cell office:value-type="float" office:value="5.3590099084765974" table:formula="of:=AVERAGE([.DI49:.DI96])" table:style-name="ce1">
            <text:p>5.359009908</text:p>
          </table:table-cell>
          <table:table-cell office:value-type="float" office:value="5.3154824625955923" table:formula="of:=AVERAGE([.DJ49:.DJ96])" table:style-name="ce1">
            <text:p>5.315482463</text:p>
          </table:table-cell>
          <table:table-cell office:value-type="float" office:value="5.2727950455205184" table:formula="of:=AVERAGE([.DK49:.DK96])" table:style-name="ce1">
            <text:p>5.272795046</text:p>
          </table:table-cell>
          <table:table-cell office:value-type="float" office:value="5.2280290919174481" table:formula="of:=AVERAGE([.DL49:.DL96])" table:style-name="ce1">
            <text:p>5.228029092</text:p>
          </table:table-cell>
          <table:table-cell office:value-type="float" office:value="5.1851702509682678" table:formula="of:=AVERAGE([.DM49:.DM96])" table:style-name="ce1">
            <text:p>5.185170251</text:p>
          </table:table-cell>
          <table:table-cell office:value-type="float" office:value="5.1450934359816136" table:formula="of:=AVERAGE([.DN49:.DN96])" table:style-name="ce1">
            <text:p>5.145093436</text:p>
          </table:table-cell>
          <table:table-cell office:value-type="float" office:value="5.1021188716339276" table:formula="of:=AVERAGE([.DO49:.DO96])" table:style-name="ce1">
            <text:p>5.102118872</text:p>
          </table:table-cell>
          <table:table-cell office:value-type="float" office:value="5.0606252491249535" table:formula="of:=AVERAGE([.DP49:.DP96])" table:style-name="ce1">
            <text:p>5.060625249</text:p>
          </table:table-cell>
          <table:table-cell office:value-type="float" office:value="5.0336805802416134" table:formula="of:=AVERAGE([.DQ49:.DQ96])" table:style-name="ce1">
            <text:p>5.03368058</text:p>
          </table:table-cell>
          <table:table-cell office:value-type="float" office:value="5.0089374173303876" table:formula="of:=AVERAGE([.DR49:.DR96])" table:style-name="ce1">
            <text:p>5.008937417</text:p>
          </table:table-cell>
          <table:table-cell office:value-type="float" office:value="4.9696645322204782" table:formula="of:=AVERAGE([.DS49:.DS96])" table:style-name="ce1">
            <text:p>4.969664532</text:p>
          </table:table-cell>
          <table:table-cell office:value-type="float" office:value="4.9355628571085051" table:formula="of:=AVERAGE([.DT49:.DT96])" table:style-name="ce1">
            <text:p>4.935562857</text:p>
          </table:table-cell>
          <table:table-cell office:value-type="float" office:value="4.8989034982746125" table:formula="of:=AVERAGE([.DU49:.DU96])" table:style-name="ce1">
            <text:p>4.898903498</text:p>
          </table:table-cell>
          <table:table-cell office:value-type="float" office:value="4.8606653116216814" table:formula="of:=AVERAGE([.DV49:.DV96])" table:style-name="ce1">
            <text:p>4.860665312</text:p>
          </table:table-cell>
          <table:table-cell office:value-type="float" office:value="4.8228134719052189" table:formula="of:=AVERAGE([.DW49:.DW96])" table:style-name="ce1">
            <text:p>4.822813472</text:p>
          </table:table-cell>
          <table:table-cell office:value-type="float" office:value="4.7850608884754946" table:formula="of:=AVERAGE([.DX49:.DX96])" table:style-name="ce1">
            <text:p>4.785060888</text:p>
          </table:table-cell>
          <table:table-cell office:value-type="float" office:value="4.7475942499411383" table:formula="of:=AVERAGE([.DY49:.DY96])" table:style-name="ce1">
            <text:p>4.74759425</text:p>
          </table:table-cell>
          <table:table-cell office:value-type="float" office:value="4.7151913743746343" table:formula="of:=AVERAGE([.DZ49:.DZ96])" table:style-name="ce1">
            <text:p>4.715191374</text:p>
          </table:table-cell>
          <table:table-cell office:value-type="float" office:value="4.6856564865280159" table:formula="of:=AVERAGE([.EA49:.EA96])" table:style-name="ce1">
            <text:p>4.685656487</text:p>
          </table:table-cell>
          <table:table-cell office:value-type="float" office:value="4.6506669652629515" table:formula="of:=AVERAGE([.EB49:.EB96])" table:style-name="ce1">
            <text:p>4.650666965</text:p>
          </table:table-cell>
          <table:table-cell office:value-type="float" office:value="4.6233590424123046" table:formula="of:=AVERAGE([.EC49:.EC96])" table:style-name="ce1">
            <text:p>4.623359042</text:p>
          </table:table-cell>
          <table:table-cell office:value-type="float" office:value="4.5891310429629657" table:formula="of:=AVERAGE([.ED49:.ED96])" table:style-name="ce1">
            <text:p>4.589131043</text:p>
          </table:table-cell>
          <table:table-cell office:value-type="float" office:value="4.5654426867487325" table:formula="of:=AVERAGE([.EE49:.EE96])" table:style-name="ce1">
            <text:p>4.565442687</text:p>
          </table:table-cell>
          <table:table-cell office:value-type="float" office:value="4.5310145873705894" table:formula="of:=AVERAGE([.EF49:.EF96])" table:style-name="ce1">
            <text:p>4.531014587</text:p>
          </table:table-cell>
          <table:table-cell office:value-type="float" office:value="4.501658525593851" table:formula="of:=AVERAGE([.EG49:.EG96])" table:style-name="ce1">
            <text:p>4.501658526</text:p>
          </table:table-cell>
          <table:table-cell office:value-type="float" office:value="4.4747515733922008" table:formula="of:=AVERAGE([.EH49:.EH96])" table:style-name="ce1">
            <text:p>4.474751573</text:p>
          </table:table-cell>
          <table:table-cell office:value-type="float" office:value="4.4480445410084117" table:formula="of:=AVERAGE([.EI49:.EI96])" table:style-name="ce1">
            <text:p>4.448044541</text:p>
          </table:table-cell>
          <table:table-cell office:value-type="float" office:value="4.4169457585240428" table:formula="of:=AVERAGE([.EJ49:.EJ96])" table:style-name="ce1">
            <text:p>4.416945759</text:p>
          </table:table-cell>
          <table:table-cell office:value-type="float" office:value="4.3871191567379322" table:formula="of:=AVERAGE([.EK49:.EK96])" table:style-name="ce1">
            <text:p>4.387119157</text:p>
          </table:table-cell>
          <table:table-cell office:value-type="float" office:value="4.3584306692112014" table:formula="of:=AVERAGE([.EL49:.EL96])" table:style-name="ce1">
            <text:p>4.358430669</text:p>
          </table:table-cell>
          <table:table-cell office:value-type="float" office:value="4.3289088325938438" table:formula="of:=AVERAGE([.EM49:.EM96])" table:style-name="ce1">
            <text:p>4.328908833</text:p>
          </table:table-cell>
          <table:table-cell office:value-type="float" office:value="4.304185692114376" table:formula="of:=AVERAGE([.EN49:.EN96])" table:style-name="ce1">
            <text:p>4.304185692</text:p>
          </table:table-cell>
          <table:table-cell office:value-type="float" office:value="4.275289537075933" table:formula="of:=AVERAGE([.EO49:.EO96])" table:style-name="ce1">
            <text:p>4.275289537</text:p>
          </table:table-cell>
          <table:table-cell office:value-type="float" office:value="4.2484529112534757" table:formula="of:=AVERAGE([.EP49:.EP96])" table:style-name="ce1">
            <text:p>4.248452911</text:p>
          </table:table-cell>
          <table:table-cell office:value-type="float" office:value="4.2264965313986531" table:formula="of:=AVERAGE([.EQ49:.EQ96])" table:style-name="ce1">
            <text:p>4.226496531</text:p>
          </table:table-cell>
          <table:table-cell office:value-type="float" office:value="4.2051272881588506" table:formula="of:=AVERAGE([.ER49:.ER96])" table:style-name="ce1">
            <text:p>4.205127288</text:p>
          </table:table-cell>
          <table:table-cell office:value-type="float" office:value="4.1778597186245401" table:formula="of:=AVERAGE([.ES49:.ES96])" table:style-name="ce1">
            <text:p>4.177859719</text:p>
          </table:table-cell>
          <table:table-cell office:value-type="float" office:value="4.1574861439742259" table:formula="of:=AVERAGE([.ET49:.ET96])" table:style-name="ce1">
            <text:p>4.157486144</text:p>
          </table:table-cell>
          <table:table-cell office:value-type="float" office:value="4.1306344160516533" table:formula="of:=AVERAGE([.EU49:.EU96])" table:style-name="ce1">
            <text:p>4.130634416</text:p>
          </table:table-cell>
          <table:table-cell office:value-type="float" office:value="4.1058283053235813" table:formula="of:=AVERAGE([.EV49:.EV96])" table:style-name="ce1">
            <text:p>4.105828305</text:p>
          </table:table-cell>
          <table:table-cell office:value-type="float" office:value="4.0798174182965949" table:formula="of:=AVERAGE([.EW49:.EW96])" table:style-name="ce1">
            <text:p>4.079817418</text:p>
          </table:table-cell>
          <table:table-cell office:value-type="float" office:value="4.0545478624808933" table:formula="of:=AVERAGE([.EX49:.EX96])" table:style-name="ce1">
            <text:p>4.054547862</text:p>
          </table:table-cell>
          <table:table-cell office:value-type="float" office:value="4.028833006059112" table:formula="of:=AVERAGE([.EY49:.EY96])" table:style-name="ce1">
            <text:p>4.028833006</text:p>
          </table:table-cell>
          <table:table-cell office:value-type="float" office:value="4.0082416081208541" table:formula="of:=AVERAGE([.EZ49:.EZ96])" table:style-name="ce1">
            <text:p>4.008241608</text:p>
          </table:table-cell>
          <table:table-cell office:value-type="float" office:value="3.9934274105608889" table:formula="of:=AVERAGE([.FA49:.FA96])" table:style-name="ce1">
            <text:p>3.993427411</text:p>
          </table:table-cell>
          <table:table-cell office:value-type="float" office:value="3.9721758409551673" table:formula="of:=AVERAGE([.FB49:.FB96])" table:style-name="ce1">
            <text:p>3.972175841</text:p>
          </table:table-cell>
          <table:table-cell office:value-type="float" office:value="3.949172518058905" table:formula="of:=AVERAGE([.FC49:.FC96])" table:style-name="ce1">
            <text:p>3.949172518</text:p>
          </table:table-cell>
          <table:table-cell office:value-type="float" office:value="3.9262306989172231" table:formula="of:=AVERAGE([.FD49:.FD96])" table:style-name="ce1">
            <text:p>3.926230699</text:p>
          </table:table-cell>
          <table:table-cell office:value-type="float" office:value="3.9022001189826905" table:formula="of:=AVERAGE([.FE49:.FE96])" table:style-name="ce1">
            <text:p>3.902200119</text:p>
          </table:table-cell>
          <table:table-cell office:value-type="float" office:value="3.8836866820848353" table:formula="of:=AVERAGE([.FF49:.FF96])" table:style-name="ce1">
            <text:p>3.883686682</text:p>
          </table:table-cell>
          <table:table-cell office:value-type="float" office:value="3.8632926917916532" table:formula="of:=AVERAGE([.FG49:.FG96])" table:style-name="ce1">
            <text:p>3.863292692</text:p>
          </table:table-cell>
          <table:table-cell office:value-type="float" office:value="3.8470549101804377" table:formula="of:=AVERAGE([.FH49:.FH96])" table:style-name="ce1">
            <text:p>3.84705491</text:p>
          </table:table-cell>
          <table:table-cell office:value-type="float" office:value="3.8237324915140012" table:formula="of:=AVERAGE([.FI49:.FI96])" table:style-name="ce1">
            <text:p>3.823732492</text:p>
          </table:table-cell>
          <table:table-cell office:value-type="float" office:value="3.801044458814193" table:formula="of:=AVERAGE([.FJ49:.FJ96])" table:style-name="ce1">
            <text:p>3.801044459</text:p>
          </table:table-cell>
          <table:table-cell office:value-type="float" office:value="3.7797599914948541" table:formula="of:=AVERAGE([.FK49:.FK96])" table:style-name="ce1">
            <text:p>3.779759991</text:p>
          </table:table-cell>
          <table:table-cell office:value-type="float" office:value="3.7582285096277741" table:formula="of:=AVERAGE([.FL49:.FL96])" table:style-name="ce1">
            <text:p>3.75822851</text:p>
          </table:table-cell>
          <table:table-cell office:value-type="float" office:value="3.7436925069254841" table:formula="of:=AVERAGE([.FM49:.FM96])" table:style-name="ce1">
            <text:p>3.743692507</text:p>
          </table:table-cell>
          <table:table-cell office:value-type="float" office:value="3.7222833922921392" table:formula="of:=AVERAGE([.FN49:.FN96])" table:style-name="ce1">
            <text:p>3.722283392</text:p>
          </table:table-cell>
          <table:table-cell office:value-type="float" office:value="3.700381684810365" table:formula="of:=AVERAGE([.FO49:.FO96])" table:style-name="ce1">
            <text:p>3.700381685</text:p>
          </table:table-cell>
          <table:table-cell office:value-type="float" office:value="3.6901761950678491" table:formula="of:=AVERAGE([.FP49:.FP96])" table:style-name="ce1">
            <text:p>3.690176195</text:p>
          </table:table-cell>
          <table:table-cell office:value-type="float" office:value="3.6776303697955761" table:formula="of:=AVERAGE([.FQ49:.FQ96])" table:style-name="ce1">
            <text:p>3.67763037</text:p>
          </table:table-cell>
          <table:table-cell office:value-type="float" office:value="3.6600667270346339" table:formula="of:=AVERAGE([.FR49:.FR96])" table:style-name="ce1">
            <text:p>3.660066727</text:p>
          </table:table-cell>
          <table:table-cell office:value-type="float" office:value="3.6466176371730659" table:formula="of:=AVERAGE([.FS49:.FS96])" table:style-name="ce1">
            <text:p>3.646617637</text:p>
          </table:table-cell>
          <table:table-cell office:value-type="float" office:value="3.6298496208690723" table:formula="of:=AVERAGE([.FT49:.FT96])" table:style-name="ce1">
            <text:p>3.629849621</text:p>
          </table:table-cell>
          <table:table-cell office:value-type="float" office:value="3.6171647657796124" table:formula="of:=AVERAGE([.FU49:.FU96])" table:style-name="ce1">
            <text:p>3.617164766</text:p>
          </table:table-cell>
          <table:table-cell office:value-type="float" office:value="3.5971437690242474" table:formula="of:=AVERAGE([.FV49:.FV96])" table:style-name="ce1">
            <text:p>3.597143769</text:p>
          </table:table-cell>
          <table:table-cell office:value-type="float" office:value="3.5814931190113106" table:formula="of:=AVERAGE([.FW49:.FW96])" table:style-name="ce1">
            <text:p>3.581493119</text:p>
          </table:table-cell>
          <table:table-cell office:value-type="float" office:value="3.563135765338354" table:formula="of:=AVERAGE([.FX49:.FX96])" table:style-name="ce1">
            <text:p>3.563135765</text:p>
          </table:table-cell>
          <table:table-cell office:value-type="float" office:value="3.5438958461012913" table:formula="of:=AVERAGE([.FY49:.FY96])" table:style-name="ce1">
            <text:p>3.543895846</text:p>
          </table:table-cell>
          <table:table-cell office:value-type="float" office:value="3.5411780780648829" table:formula="of:=AVERAGE([.FZ49:.FZ96])" table:style-name="ce1">
            <text:p>3.541178078</text:p>
          </table:table-cell>
          <table:table-cell office:value-type="float" office:value="3.5265261795851419" table:formula="of:=AVERAGE([.GA49:.GA96])" table:style-name="ce1">
            <text:p>3.52652618</text:p>
          </table:table-cell>
          <table:table-cell office:value-type="float" office:value="3.5098532067013868" table:formula="of:=AVERAGE([.GB49:.GB96])" table:style-name="ce1">
            <text:p>3.509853207</text:p>
          </table:table-cell>
          <table:table-cell office:value-type="float" office:value="3.4931026046525417" table:formula="of:=AVERAGE([.GC49:.GC96])" table:style-name="ce1">
            <text:p>3.493102605</text:p>
          </table:table-cell>
          <table:table-cell office:value-type="float" office:value="3.4753172391557516" table:formula="of:=AVERAGE([.GD49:.GD96])" table:style-name="ce1">
            <text:p>3.475317239</text:p>
          </table:table-cell>
          <table:table-cell office:value-type="float" office:value="3.4588761755102784" table:formula="of:=AVERAGE([.GE49:.GE96])" table:style-name="ce1">
            <text:p>3.458876176</text:p>
          </table:table-cell>
          <table:table-cell office:value-type="float" office:value="3.442752455929821" table:formula="of:=AVERAGE([.GF49:.GF96])" table:style-name="ce1">
            <text:p>3.442752456</text:p>
          </table:table-cell>
          <table:table-cell office:value-type="float" office:value="3.4255749751268492" table:formula="of:=AVERAGE([.GG49:.GG96])" table:style-name="ce1">
            <text:p>3.425574975</text:p>
          </table:table-cell>
          <table:table-cell office:value-type="float" office:value="3.4128537481712211" table:formula="of:=AVERAGE([.GH49:.GH96])" table:style-name="ce1">
            <text:p>3.412853748</text:p>
          </table:table-cell>
          <table:table-cell office:value-type="float" office:value="3.3951828738994188" table:formula="of:=AVERAGE([.GI49:.GI96])" table:style-name="ce1">
            <text:p>3.395182874</text:p>
          </table:table-cell>
          <table:table-cell office:value-type="float" office:value="3.3853855428303188" table:formula="of:=AVERAGE([.GJ49:.GJ96])" table:style-name="ce1">
            <text:p>3.385385543</text:p>
          </table:table-cell>
          <table:table-cell office:value-type="float" office:value="3.3710318124269958" table:formula="of:=AVERAGE([.GK49:.GK96])" table:style-name="ce1">
            <text:p>3.371031812</text:p>
          </table:table-cell>
          <table:table-cell office:value-type="float" office:value="3.3569992081155959" table:formula="of:=AVERAGE([.GL49:.GL96])" table:style-name="ce1">
            <text:p>3.356999208</text:p>
          </table:table-cell>
          <table:table-cell office:value-type="float" office:value="3.3405917569693955" table:formula="of:=AVERAGE([.GM49:.GM96])" table:style-name="ce1">
            <text:p>3.340591757</text:p>
          </table:table-cell>
          <table:table-cell office:value-type="float" office:value="3.3233651038970966" table:formula="of:=AVERAGE([.GN49:.GN96])" table:style-name="ce1">
            <text:p>3.323365104</text:p>
          </table:table-cell>
          <table:table-cell office:value-type="float" office:value="3.3082557082459823" table:formula="of:=AVERAGE([.GO49:.GO96])" table:style-name="ce1">
            <text:p>3.308255708</text:p>
          </table:table-cell>
          <table:table-cell office:value-type="float" office:value="3.2957194443225948" table:formula="of:=AVERAGE([.GP49:.GP96])" table:style-name="ce1">
            <text:p>3.295719444</text:p>
          </table:table-cell>
          <table:table-cell office:value-type="float" office:value="3.2808194939728375" table:formula="of:=AVERAGE([.GQ49:.GQ96])" table:style-name="ce1">
            <text:p>3.280819494</text:p>
          </table:table-cell>
          <table:table-cell office:value-type="float" office:value="3.2670579585843416" table:formula="of:=AVERAGE([.GR49:.GR96])" table:style-name="ce1">
            <text:p>3.267057959</text:p>
          </table:table-cell>
          <table:table-cell office:value-type="float" office:value="3.2512525391694944" table:formula="of:=AVERAGE([.GS49:.GS96])" table:style-name="ce1">
            <text:p>3.251252539</text:p>
          </table:table-cell>
          <table:table-cell office:value-type="float" office:value="3.2437393400004448" table:formula="of:=AVERAGE([.GT49:.GT96])" table:style-name="ce1">
            <text:p>3.24373934</text:p>
          </table:table-cell>
          <table:table-cell office:value-type="float" office:value="3.2311322510096883" table:formula="of:=AVERAGE([.GU49:.GU96])" table:style-name="ce1">
            <text:p>3.231132251</text:p>
          </table:table-cell>
          <table:table-cell office:value-type="float" office:value="3.21578658179449" table:formula="of:=AVERAGE([.GV49:.GV96])" table:style-name="ce1">
            <text:p>3.215786582</text:p>
          </table:table-cell>
          <table:table-cell office:value-type="float" office:value="3.2015037213165343" table:formula="of:=AVERAGE([.GW49:.GW96])" table:style-name="ce1">
            <text:p>3.201503721</text:p>
          </table:table-cell>
          <table:table-cell office:value-type="float" office:value="3.1864801603864716" table:formula="of:=AVERAGE([.GX49:.GX96])" table:style-name="ce1">
            <text:p>3.18648016</text:p>
          </table:table-cell>
          <table:table-cell office:value-type="float" office:value="3.1719610462954209" table:formula="of:=AVERAGE([.GY49:.GY96])" table:style-name="ce1">
            <text:p>3.171961046</text:p>
          </table:table-cell>
          <table:table-cell office:value-type="float" office:value="3.1581205171861839" table:formula="of:=AVERAGE([.GZ49:.GZ96])" table:style-name="ce1">
            <text:p>3.158120517</text:p>
          </table:table-cell>
          <table:table-cell table:number-columns-repeated="16176"/>
        </table:table-row>
        <table:table-row table:number-rows-repeated="1048475" table:style-name="ro1">
          <table:table-cell table:number-columns-repeated="16384"/>
        </table:table-row>
      </table:table>
      <table:database-ranges>
        <table:database-range table:target-range-address="result_0515_server.A1:result_0515_server.GZ96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Kai</dc:creator>
    <dc:date>2018-06-04T17:36:53Z</dc:date>
    <meta:editing-cycles>1</meta:editing-cycles>
    <meta:editing-duration>PT16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0" chart:minimum="2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02.75pt" svg:width="414.9099212598425pt" chart:style-name="Crt0">
        <chart:legend svg:x="197.886220472441pt" svg:y="24.92354330708661pt" chart:style-name="Lgnd"/>
        <chart:plot-area svg:x="32.0pt" svg:y="0.969370078740157pt" svg:width="382.8082677165355pt" svg:height="277.75pt" chart:style-name="Plt0" chart:data-source-has-labels="both">
          <chart:axis chart:dimension="y" chart:name="primary-y" chart:style-name="Axs0">
            <chart:title chart:style-name="AT00">
              <text:p text:style-name="a0" text:class-names="" text:cond-style-name="">Regre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# samples</text:p>
            </chart:title>
          </chart:axis>
          <chart:series chart:label-cell-address="local-table.$C$1" chart:values-cell-range-address="local-table.$C$2:.$C$201" chart:class="chart:scatter" chart:attached-axis="primary-y" chart:style-name="G0S0">
            <chart:domain table:cell-range-address="local-table.$B$2:.$B$201"/>
            <chart:data-point chart:repeated="200"/>
          </chart:series>
          <chart:series chart:label-cell-address="local-table.$E$1" chart:values-cell-range-address="local-table.$E$2:.$E$201" chart:class="chart:scatter" chart:attached-axis="primary-y" chart:style-name="G0S1">
            <chart:domain table:cell-range-address="local-table.$D$2:.$D$201"/>
            <chart:data-point chart:repeated="20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Decomposed GP Regression</text:p>
              </table:table-cell>
              <table:table-cell/>
              <table:table-cell office:value-type="string">
                <text:p>GP Regression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23.664744640045296"/>
            <table:table-cell office:value-type="float" office:value="1"/>
            <table:table-cell office:value-type="float" office:value="23.664744640045296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23.489557304588981"/>
            <table:table-cell office:value-type="float" office:value="2"/>
            <table:table-cell office:value-type="float" office:value="23.5870665292789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22.202150296274827"/>
            <table:table-cell office:value-type="float" office:value="3"/>
            <table:table-cell office:value-type="float" office:value="21.488482298173864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20.843500459968944"/>
            <table:table-cell office:value-type="float" office:value="4"/>
            <table:table-cell office:value-type="float" office:value="20.493402885840279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20.429083085755273"/>
            <table:table-cell office:value-type="float" office:value="5"/>
            <table:table-cell office:value-type="float" office:value="20.089363172737254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19.316843724190147"/>
            <table:table-cell office:value-type="float" office:value="6"/>
            <table:table-cell office:value-type="float" office:value="20.3164132756221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18.648160699198261"/>
            <table:table-cell office:value-type="float" office:value="7"/>
            <table:table-cell office:value-type="float" office:value="20.263347370146409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18.746916988736327"/>
            <table:table-cell office:value-type="float" office:value="8"/>
            <table:table-cell office:value-type="float" office:value="20.154824370335341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18.672461726762172"/>
            <table:table-cell office:value-type="float" office:value="9"/>
            <table:table-cell office:value-type="float" office:value="19.504058123977234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18.89663146569325"/>
            <table:table-cell office:value-type="float" office:value="10"/>
            <table:table-cell office:value-type="float" office:value="19.313307839076977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18.741266214947327"/>
            <table:table-cell office:value-type="float" office:value="11"/>
            <table:table-cell office:value-type="float" office:value="19.102319958998944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18.703702166652313"/>
            <table:table-cell office:value-type="float" office:value="12"/>
            <table:table-cell office:value-type="float" office:value="19.007741971809978"/>
          </table:table-row>
          <table:table-row>
            <table:table-cell office:value-type="string">
              <text:p>13</text:p>
            </table:table-cell>
            <table:table-cell office:value-type="float" office:value="13"/>
            <table:table-cell office:value-type="float" office:value="18.643924951060992"/>
            <table:table-cell office:value-type="float" office:value="13"/>
            <table:table-cell office:value-type="float" office:value="19.001957741116804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18.391478166581962"/>
            <table:table-cell office:value-type="float" office:value="14"/>
            <table:table-cell office:value-type="float" office:value="18.916070430659968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18.27874671953894"/>
            <table:table-cell office:value-type="float" office:value="15"/>
            <table:table-cell office:value-type="float" office:value="18.955724711872431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18.008089460938837"/>
            <table:table-cell office:value-type="float" office:value="16"/>
            <table:table-cell office:value-type="float" office:value="18.929634208542463"/>
          </table:table-row>
          <table:table-row>
            <table:table-cell office:value-type="string">
              <text:p>17</text:p>
            </table:table-cell>
            <table:table-cell office:value-type="float" office:value="17"/>
            <table:table-cell office:value-type="float" office:value="17.746838300400434"/>
            <table:table-cell office:value-type="float" office:value="17"/>
            <table:table-cell office:value-type="float" office:value="18.911012500942309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17.529506993058778"/>
            <table:table-cell office:value-type="float" office:value="18"/>
            <table:table-cell office:value-type="float" office:value="18.728837751718796"/>
          </table:table-row>
          <table:table-row>
            <table:table-cell office:value-type="string">
              <text:p>19</text:p>
            </table:table-cell>
            <table:table-cell office:value-type="float" office:value="19"/>
            <table:table-cell office:value-type="float" office:value="17.165409477816656"/>
            <table:table-cell office:value-type="float" office:value="19"/>
            <table:table-cell office:value-type="float" office:value="18.333298870181995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17.037460590586619"/>
            <table:table-cell office:value-type="float" office:value="20"/>
            <table:table-cell office:value-type="float" office:value="18.054441313132447"/>
          </table:table-row>
          <table:table-row>
            <table:table-cell office:value-type="string">
              <text:p>21</text:p>
            </table:table-cell>
            <table:table-cell office:value-type="float" office:value="21"/>
            <table:table-cell office:value-type="float" office:value="16.894828862992792"/>
            <table:table-cell office:value-type="float" office:value="21"/>
            <table:table-cell office:value-type="float" office:value="17.718083114406287"/>
          </table:table-row>
          <table:table-row>
            <table:table-cell office:value-type="string">
              <text:p>22</text:p>
            </table:table-cell>
            <table:table-cell office:value-type="float" office:value="22"/>
            <table:table-cell office:value-type="float" office:value="16.529387588718873"/>
            <table:table-cell office:value-type="float" office:value="22"/>
            <table:table-cell office:value-type="float" office:value="17.375298231140235"/>
          </table:table-row>
          <table:table-row>
            <table:table-cell office:value-type="string">
              <text:p>23</text:p>
            </table:table-cell>
            <table:table-cell office:value-type="float" office:value="23"/>
            <table:table-cell office:value-type="float" office:value="16.179149543242769"/>
            <table:table-cell office:value-type="float" office:value="23"/>
            <table:table-cell office:value-type="float" office:value="17.060416854077832"/>
          </table:table-row>
          <table:table-row>
            <table:table-cell office:value-type="string">
              <text:p>24</text:p>
            </table:table-cell>
            <table:table-cell office:value-type="float" office:value="24"/>
            <table:table-cell office:value-type="float" office:value="15.775280349929877"/>
            <table:table-cell office:value-type="float" office:value="24"/>
            <table:table-cell office:value-type="float" office:value="16.730653457982008"/>
          </table:table-row>
          <table:table-row>
            <table:table-cell office:value-type="string">
              <text:p>25</text:p>
            </table:table-cell>
            <table:table-cell office:value-type="float" office:value="25"/>
            <table:table-cell office:value-type="float" office:value="15.416998242167702"/>
            <table:table-cell office:value-type="float" office:value="25"/>
            <table:table-cell office:value-type="float" office:value="16.375488119306606"/>
          </table:table-row>
          <table:table-row>
            <table:table-cell office:value-type="string">
              <text:p>26</text:p>
            </table:table-cell>
            <table:table-cell office:value-type="float" office:value="26"/>
            <table:table-cell office:value-type="float" office:value="14.986367474883037"/>
            <table:table-cell office:value-type="float" office:value="26"/>
            <table:table-cell office:value-type="float" office:value="15.970483557421785"/>
          </table:table-row>
          <table:table-row>
            <table:table-cell office:value-type="string">
              <text:p>27</text:p>
            </table:table-cell>
            <table:table-cell office:value-type="float" office:value="27"/>
            <table:table-cell office:value-type="float" office:value="14.676557112042969"/>
            <table:table-cell office:value-type="float" office:value="27"/>
            <table:table-cell office:value-type="float" office:value="15.634671476420285"/>
          </table:table-row>
          <table:table-row>
            <table:table-cell office:value-type="string">
              <text:p>28</text:p>
            </table:table-cell>
            <table:table-cell office:value-type="float" office:value="28"/>
            <table:table-cell office:value-type="float" office:value="14.391505019398513"/>
            <table:table-cell office:value-type="float" office:value="28"/>
            <table:table-cell office:value-type="float" office:value="15.297776448883463"/>
          </table:table-row>
          <table:table-row>
            <table:table-cell office:value-type="string">
              <text:p>29</text:p>
            </table:table-cell>
            <table:table-cell office:value-type="float" office:value="29"/>
            <table:table-cell office:value-type="float" office:value="14.044386884426929"/>
            <table:table-cell office:value-type="float" office:value="29"/>
            <table:table-cell office:value-type="float" office:value="14.910951604957633"/>
          </table:table-row>
          <table:table-row>
            <table:table-cell office:value-type="string">
              <text:p>30</text:p>
            </table:table-cell>
            <table:table-cell office:value-type="float" office:value="30"/>
            <table:table-cell office:value-type="float" office:value="13.690259689946663"/>
            <table:table-cell office:value-type="float" office:value="30"/>
            <table:table-cell office:value-type="float" office:value="14.505158350993829"/>
          </table:table-row>
          <table:table-row>
            <table:table-cell office:value-type="string">
              <text:p>31</text:p>
            </table:table-cell>
            <table:table-cell office:value-type="float" office:value="31"/>
            <table:table-cell office:value-type="float" office:value="13.336587465219294"/>
            <table:table-cell office:value-type="float" office:value="31"/>
            <table:table-cell office:value-type="float" office:value="14.178466222015077"/>
          </table:table-row>
          <table:table-row>
            <table:table-cell office:value-type="string">
              <text:p>32</text:p>
            </table:table-cell>
            <table:table-cell office:value-type="float" office:value="32"/>
            <table:table-cell office:value-type="float" office:value="12.974568671440949"/>
            <table:table-cell office:value-type="float" office:value="32"/>
            <table:table-cell office:value-type="float" office:value="13.866443315954127"/>
          </table:table-row>
          <table:table-row>
            <table:table-cell office:value-type="string">
              <text:p>33</text:p>
            </table:table-cell>
            <table:table-cell office:value-type="float" office:value="33"/>
            <table:table-cell office:value-type="float" office:value="12.640726756296241"/>
            <table:table-cell office:value-type="float" office:value="33"/>
            <table:table-cell office:value-type="float" office:value="13.52125561234074"/>
          </table:table-row>
          <table:table-row>
            <table:table-cell office:value-type="string">
              <text:p>34</text:p>
            </table:table-cell>
            <table:table-cell office:value-type="float" office:value="34"/>
            <table:table-cell office:value-type="float" office:value="12.303243129639517"/>
            <table:table-cell office:value-type="float" office:value="34"/>
            <table:table-cell office:value-type="float" office:value="13.191538605883059"/>
          </table:table-row>
          <table:table-row>
            <table:table-cell office:value-type="string">
              <text:p>35</text:p>
            </table:table-cell>
            <table:table-cell office:value-type="float" office:value="35"/>
            <table:table-cell office:value-type="float" office:value="11.994176743189817"/>
            <table:table-cell office:value-type="float" office:value="35"/>
            <table:table-cell office:value-type="float" office:value="12.961181144695985"/>
          </table:table-row>
          <table:table-row>
            <table:table-cell office:value-type="string">
              <text:p>36</text:p>
            </table:table-cell>
            <table:table-cell office:value-type="float" office:value="36"/>
            <table:table-cell office:value-type="float" office:value="11.749775757988161"/>
            <table:table-cell office:value-type="float" office:value="36"/>
            <table:table-cell office:value-type="float" office:value="12.662075565868314"/>
          </table:table-row>
          <table:table-row>
            <table:table-cell office:value-type="string">
              <text:p>37</text:p>
            </table:table-cell>
            <table:table-cell office:value-type="float" office:value="37"/>
            <table:table-cell office:value-type="float" office:value="11.500986847146342"/>
            <table:table-cell office:value-type="float" office:value="37"/>
            <table:table-cell office:value-type="float" office:value="12.392578557547203"/>
          </table:table-row>
          <table:table-row>
            <table:table-cell office:value-type="string">
              <text:p>38</text:p>
            </table:table-cell>
            <table:table-cell office:value-type="float" office:value="38"/>
            <table:table-cell office:value-type="float" office:value="11.261623367914618"/>
            <table:table-cell office:value-type="float" office:value="38"/>
            <table:table-cell office:value-type="float" office:value="12.123919380773977"/>
          </table:table-row>
          <table:table-row>
            <table:table-cell office:value-type="string">
              <text:p>39</text:p>
            </table:table-cell>
            <table:table-cell office:value-type="float" office:value="39"/>
            <table:table-cell office:value-type="float" office:value="11.007843229382289"/>
            <table:table-cell office:value-type="float" office:value="39"/>
            <table:table-cell office:value-type="float" office:value="11.904868618284466"/>
          </table:table-row>
          <table:table-row>
            <table:table-cell office:value-type="string">
              <text:p>40</text:p>
            </table:table-cell>
            <table:table-cell office:value-type="float" office:value="40"/>
            <table:table-cell office:value-type="float" office:value="10.769715347975781"/>
            <table:table-cell office:value-type="float" office:value="40"/>
            <table:table-cell office:value-type="float" office:value="11.677074647437919"/>
          </table:table-row>
          <table:table-row>
            <table:table-cell office:value-type="string">
              <text:p>41</text:p>
            </table:table-cell>
            <table:table-cell office:value-type="float" office:value="41"/>
            <table:table-cell office:value-type="float" office:value="10.571171882061019"/>
            <table:table-cell office:value-type="float" office:value="41"/>
            <table:table-cell office:value-type="float" office:value="11.480205788835937"/>
          </table:table-row>
          <table:table-row>
            <table:table-cell office:value-type="string">
              <text:p>42</text:p>
            </table:table-cell>
            <table:table-cell office:value-type="float" office:value="42"/>
            <table:table-cell office:value-type="float" office:value="10.391133452490221"/>
            <table:table-cell office:value-type="float" office:value="42"/>
            <table:table-cell office:value-type="float" office:value="11.275504585795774"/>
          </table:table-row>
          <table:table-row>
            <table:table-cell office:value-type="string">
              <text:p>43</text:p>
            </table:table-cell>
            <table:table-cell office:value-type="float" office:value="43"/>
            <table:table-cell office:value-type="float" office:value="10.207983509151266"/>
            <table:table-cell office:value-type="float" office:value="43"/>
            <table:table-cell office:value-type="float" office:value="11.051437575485558"/>
          </table:table-row>
          <table:table-row>
            <table:table-cell office:value-type="string">
              <text:p>44</text:p>
            </table:table-cell>
            <table:table-cell office:value-type="float" office:value="44"/>
            <table:table-cell office:value-type="float" office:value="10.078875819107143"/>
            <table:table-cell office:value-type="float" office:value="44"/>
            <table:table-cell office:value-type="float" office:value="10.845529672115349"/>
          </table:table-row>
          <table:table-row>
            <table:table-cell office:value-type="string">
              <text:p>45</text:p>
            </table:table-cell>
            <table:table-cell office:value-type="float" office:value="45"/>
            <table:table-cell office:value-type="float" office:value="9.9189506932893341"/>
            <table:table-cell office:value-type="float" office:value="45"/>
            <table:table-cell office:value-type="float" office:value="10.645438725924819"/>
          </table:table-row>
          <table:table-row>
            <table:table-cell office:value-type="string">
              <text:p>46</text:p>
            </table:table-cell>
            <table:table-cell office:value-type="float" office:value="46"/>
            <table:table-cell office:value-type="float" office:value="9.7579280725962452"/>
            <table:table-cell office:value-type="float" office:value="46"/>
            <table:table-cell office:value-type="float" office:value="10.442487368415756"/>
          </table:table-row>
          <table:table-row>
            <table:table-cell office:value-type="string">
              <text:p>47</text:p>
            </table:table-cell>
            <table:table-cell office:value-type="float" office:value="47"/>
            <table:table-cell office:value-type="float" office:value="9.5991672718830348"/>
            <table:table-cell office:value-type="float" office:value="47"/>
            <table:table-cell office:value-type="float" office:value="10.246662376511445"/>
          </table:table-row>
          <table:table-row>
            <table:table-cell office:value-type="string">
              <text:p>48</text:p>
            </table:table-cell>
            <table:table-cell office:value-type="float" office:value="48"/>
            <table:table-cell office:value-type="float" office:value="9.4206843634307464"/>
            <table:table-cell office:value-type="float" office:value="48"/>
            <table:table-cell office:value-type="float" office:value="10.057234965365105"/>
          </table:table-row>
          <table:table-row>
            <table:table-cell office:value-type="string">
              <text:p>49</text:p>
            </table:table-cell>
            <table:table-cell office:value-type="float" office:value="49"/>
            <table:table-cell office:value-type="float" office:value="9.2618733253966106"/>
            <table:table-cell office:value-type="float" office:value="49"/>
            <table:table-cell office:value-type="float" office:value="9.8808950069914143"/>
          </table:table-row>
          <table:table-row>
            <table:table-cell office:value-type="string">
              <text:p>50</text:p>
            </table:table-cell>
            <table:table-cell office:value-type="float" office:value="50"/>
            <table:table-cell office:value-type="float" office:value="9.1216598387420849"/>
            <table:table-cell office:value-type="float" office:value="50"/>
            <table:table-cell office:value-type="float" office:value="9.7237528724239048"/>
          </table:table-row>
          <table:table-row>
            <table:table-cell office:value-type="string">
              <text:p>51</text:p>
            </table:table-cell>
            <table:table-cell office:value-type="float" office:value="51"/>
            <table:table-cell office:value-type="float" office:value="8.9806979411896588"/>
            <table:table-cell office:value-type="float" office:value="51"/>
            <table:table-cell office:value-type="float" office:value="9.5851488935974931"/>
          </table:table-row>
          <table:table-row>
            <table:table-cell office:value-type="string">
              <text:p>52</text:p>
            </table:table-cell>
            <table:table-cell office:value-type="float" office:value="52"/>
            <table:table-cell office:value-type="float" office:value="8.8340796233056107"/>
            <table:table-cell office:value-type="float" office:value="52"/>
            <table:table-cell office:value-type="float" office:value="9.4304237622636666"/>
          </table:table-row>
          <table:table-row>
            <table:table-cell office:value-type="string">
              <text:p>53</text:p>
            </table:table-cell>
            <table:table-cell office:value-type="float" office:value="53"/>
            <table:table-cell office:value-type="float" office:value="8.7005431315479296"/>
            <table:table-cell office:value-type="float" office:value="53"/>
            <table:table-cell office:value-type="float" office:value="9.2943102522572882"/>
          </table:table-row>
          <table:table-row>
            <table:table-cell office:value-type="string">
              <text:p>54</text:p>
            </table:table-cell>
            <table:table-cell office:value-type="float" office:value="54"/>
            <table:table-cell office:value-type="float" office:value="8.5535992048339295"/>
            <table:table-cell office:value-type="float" office:value="54"/>
            <table:table-cell office:value-type="float" office:value="9.142181752610572"/>
          </table:table-row>
          <table:table-row>
            <table:table-cell office:value-type="string">
              <text:p>55</text:p>
            </table:table-cell>
            <table:table-cell office:value-type="float" office:value="55"/>
            <table:table-cell office:value-type="float" office:value="8.4070929611892087"/>
            <table:table-cell office:value-type="float" office:value="55"/>
            <table:table-cell office:value-type="float" office:value="9.0150114568035882"/>
          </table:table-row>
          <table:table-row>
            <table:table-cell office:value-type="string">
              <text:p>56</text:p>
            </table:table-cell>
            <table:table-cell office:value-type="float" office:value="56"/>
            <table:table-cell office:value-type="float" office:value="8.267727960568882"/>
            <table:table-cell office:value-type="float" office:value="56"/>
            <table:table-cell office:value-type="float" office:value="8.8736947790693943"/>
          </table:table-row>
          <table:table-row>
            <table:table-cell office:value-type="string">
              <text:p>57</text:p>
            </table:table-cell>
            <table:table-cell office:value-type="float" office:value="57"/>
            <table:table-cell office:value-type="float" office:value="8.1292439399338186"/>
            <table:table-cell office:value-type="float" office:value="57"/>
            <table:table-cell office:value-type="float" office:value="8.7415024201563458"/>
          </table:table-row>
          <table:table-row>
            <table:table-cell office:value-type="string">
              <text:p>58</text:p>
            </table:table-cell>
            <table:table-cell office:value-type="float" office:value="58"/>
            <table:table-cell office:value-type="float" office:value="8.0207038211134201"/>
            <table:table-cell office:value-type="float" office:value="58"/>
            <table:table-cell office:value-type="float" office:value="8.6147718529233224"/>
          </table:table-row>
          <table:table-row>
            <table:table-cell office:value-type="string">
              <text:p>59</text:p>
            </table:table-cell>
            <table:table-cell office:value-type="float" office:value="59"/>
            <table:table-cell office:value-type="float" office:value="7.9074116098872969"/>
            <table:table-cell office:value-type="float" office:value="59"/>
            <table:table-cell office:value-type="float" office:value="8.4862442019723989"/>
          </table:table-row>
          <table:table-row>
            <table:table-cell office:value-type="string">
              <text:p>60</text:p>
            </table:table-cell>
            <table:table-cell office:value-type="float" office:value="60"/>
            <table:table-cell office:value-type="float" office:value="7.7922136694963582"/>
            <table:table-cell office:value-type="float" office:value="60"/>
            <table:table-cell office:value-type="float" office:value="8.3580793538321867"/>
          </table:table-row>
          <table:table-row>
            <table:table-cell office:value-type="string">
              <text:p>61</text:p>
            </table:table-cell>
            <table:table-cell office:value-type="float" office:value="61"/>
            <table:table-cell office:value-type="float" office:value="7.6727104788229488"/>
            <table:table-cell office:value-type="float" office:value="61"/>
            <table:table-cell office:value-type="float" office:value="8.2689783370680203"/>
          </table:table-row>
          <table:table-row>
            <table:table-cell office:value-type="string">
              <text:p>62</text:p>
            </table:table-cell>
            <table:table-cell office:value-type="float" office:value="62"/>
            <table:table-cell office:value-type="float" office:value="7.5613413941752023"/>
            <table:table-cell office:value-type="float" office:value="62"/>
            <table:table-cell office:value-type="float" office:value="8.154017609704125"/>
          </table:table-row>
          <table:table-row>
            <table:table-cell office:value-type="string">
              <text:p>63</text:p>
            </table:table-cell>
            <table:table-cell office:value-type="float" office:value="63"/>
            <table:table-cell office:value-type="float" office:value="7.4790835007167322"/>
            <table:table-cell office:value-type="float" office:value="63"/>
            <table:table-cell office:value-type="float" office:value="8.0407343753627547"/>
          </table:table-row>
          <table:table-row>
            <table:table-cell office:value-type="string">
              <text:p>64</text:p>
            </table:table-cell>
            <table:table-cell office:value-type="float" office:value="64"/>
            <table:table-cell office:value-type="float" office:value="7.38244578185859"/>
            <table:table-cell office:value-type="float" office:value="64"/>
            <table:table-cell office:value-type="float" office:value="7.9589967350573687"/>
          </table:table-row>
          <table:table-row>
            <table:table-cell office:value-type="string">
              <text:p>65</text:p>
            </table:table-cell>
            <table:table-cell office:value-type="float" office:value="65"/>
            <table:table-cell office:value-type="float" office:value="7.274902660790719"/>
            <table:table-cell office:value-type="float" office:value="65"/>
            <table:table-cell office:value-type="float" office:value="7.8458664198333397"/>
          </table:table-row>
          <table:table-row>
            <table:table-cell office:value-type="string">
              <text:p>66</text:p>
            </table:table-cell>
            <table:table-cell office:value-type="float" office:value="66"/>
            <table:table-cell office:value-type="float" office:value="7.1711723944737047"/>
            <table:table-cell office:value-type="float" office:value="66"/>
            <table:table-cell office:value-type="float" office:value="7.7432615540424585"/>
          </table:table-row>
          <table:table-row>
            <table:table-cell office:value-type="string">
              <text:p>67</text:p>
            </table:table-cell>
            <table:table-cell office:value-type="float" office:value="67"/>
            <table:table-cell office:value-type="float" office:value="7.0934126581048824"/>
            <table:table-cell office:value-type="float" office:value="67"/>
            <table:table-cell office:value-type="float" office:value="7.6350967719171416"/>
          </table:table-row>
          <table:table-row>
            <table:table-cell office:value-type="string">
              <text:p>68</text:p>
            </table:table-cell>
            <table:table-cell office:value-type="float" office:value="68"/>
            <table:table-cell office:value-type="float" office:value="6.9952824930112323"/>
            <table:table-cell office:value-type="float" office:value="68"/>
            <table:table-cell office:value-type="float" office:value="7.529610270663599"/>
          </table:table-row>
          <table:table-row>
            <table:table-cell office:value-type="string">
              <text:p>69</text:p>
            </table:table-cell>
            <table:table-cell office:value-type="float" office:value="69"/>
            <table:table-cell office:value-type="float" office:value="6.9121933530594539"/>
            <table:table-cell office:value-type="float" office:value="69"/>
            <table:table-cell office:value-type="float" office:value="7.4504619134503285"/>
          </table:table-row>
          <table:table-row>
            <table:table-cell office:value-type="string">
              <text:p>70</text:p>
            </table:table-cell>
            <table:table-cell office:value-type="float" office:value="70"/>
            <table:table-cell office:value-type="float" office:value="6.8377845960519563"/>
            <table:table-cell office:value-type="float" office:value="70"/>
            <table:table-cell office:value-type="float" office:value="7.376573106232386"/>
          </table:table-row>
          <table:table-row>
            <table:table-cell office:value-type="string">
              <text:p>71</text:p>
            </table:table-cell>
            <table:table-cell office:value-type="float" office:value="71"/>
            <table:table-cell office:value-type="float" office:value="6.7606988080936619"/>
            <table:table-cell office:value-type="float" office:value="71"/>
            <table:table-cell office:value-type="float" office:value="7.281858159450934"/>
          </table:table-row>
          <table:table-row>
            <table:table-cell office:value-type="string">
              <text:p>72</text:p>
            </table:table-cell>
            <table:table-cell office:value-type="float" office:value="72"/>
            <table:table-cell office:value-type="float" office:value="6.7069120678323486"/>
            <table:table-cell office:value-type="float" office:value="72"/>
            <table:table-cell office:value-type="float" office:value="7.1959722618856361"/>
          </table:table-row>
          <table:table-row>
            <table:table-cell office:value-type="string">
              <text:p>73</text:p>
            </table:table-cell>
            <table:table-cell office:value-type="float" office:value="73"/>
            <table:table-cell office:value-type="float" office:value="6.6244086568647802"/>
            <table:table-cell office:value-type="float" office:value="73"/>
            <table:table-cell office:value-type="float" office:value="7.1367403199694577"/>
          </table:table-row>
          <table:table-row>
            <table:table-cell office:value-type="string">
              <text:p>74</text:p>
            </table:table-cell>
            <table:table-cell office:value-type="float" office:value="74"/>
            <table:table-cell office:value-type="float" office:value="6.5454565201578392"/>
            <table:table-cell office:value-type="float" office:value="74"/>
            <table:table-cell office:value-type="float" office:value="7.0453860616658739"/>
          </table:table-row>
          <table:table-row>
            <table:table-cell office:value-type="string">
              <text:p>75</text:p>
            </table:table-cell>
            <table:table-cell office:value-type="float" office:value="75"/>
            <table:table-cell office:value-type="float" office:value="6.4684706897630297"/>
            <table:table-cell office:value-type="float" office:value="75"/>
            <table:table-cell office:value-type="float" office:value="7.0114623184633418"/>
          </table:table-row>
          <table:table-row>
            <table:table-cell office:value-type="string">
              <text:p>76</text:p>
            </table:table-cell>
            <table:table-cell office:value-type="float" office:value="76"/>
            <table:table-cell office:value-type="float" office:value="6.405932754382107"/>
            <table:table-cell office:value-type="float" office:value="76"/>
            <table:table-cell office:value-type="float" office:value="6.9271742799671303"/>
          </table:table-row>
          <table:table-row>
            <table:table-cell office:value-type="string">
              <text:p>77</text:p>
            </table:table-cell>
            <table:table-cell office:value-type="float" office:value="77"/>
            <table:table-cell office:value-type="float" office:value="6.3462871864073636"/>
            <table:table-cell office:value-type="float" office:value="77"/>
            <table:table-cell office:value-type="float" office:value="6.8505363047205874"/>
          </table:table-row>
          <table:table-row>
            <table:table-cell office:value-type="string">
              <text:p>78</text:p>
            </table:table-cell>
            <table:table-cell office:value-type="float" office:value="78"/>
            <table:table-cell office:value-type="float" office:value="6.292075422607609"/>
            <table:table-cell office:value-type="float" office:value="78"/>
            <table:table-cell office:value-type="float" office:value="6.803636481086472"/>
          </table:table-row>
          <table:table-row>
            <table:table-cell office:value-type="string">
              <text:p>79</text:p>
            </table:table-cell>
            <table:table-cell office:value-type="float" office:value="79"/>
            <table:table-cell office:value-type="float" office:value="6.2388211165897873"/>
            <table:table-cell office:value-type="float" office:value="79"/>
            <table:table-cell office:value-type="float" office:value="6.7366535255272497"/>
          </table:table-row>
          <table:table-row>
            <table:table-cell office:value-type="string">
              <text:p>80</text:p>
            </table:table-cell>
            <table:table-cell office:value-type="float" office:value="80"/>
            <table:table-cell office:value-type="float" office:value="6.1729637118100174"/>
            <table:table-cell office:value-type="float" office:value="80"/>
            <table:table-cell office:value-type="float" office:value="6.6682712668306428"/>
          </table:table-row>
          <table:table-row>
            <table:table-cell office:value-type="string">
              <text:p>81</text:p>
            </table:table-cell>
            <table:table-cell office:value-type="float" office:value="81"/>
            <table:table-cell office:value-type="float" office:value="6.1065527323160076"/>
            <table:table-cell office:value-type="float" office:value="81"/>
            <table:table-cell office:value-type="float" office:value="6.6228304551982715"/>
          </table:table-row>
          <table:table-row>
            <table:table-cell office:value-type="string">
              <text:p>82</text:p>
            </table:table-cell>
            <table:table-cell office:value-type="float" office:value="82"/>
            <table:table-cell office:value-type="float" office:value="6.0382892154582466"/>
            <table:table-cell office:value-type="float" office:value="82"/>
            <table:table-cell office:value-type="float" office:value="6.5635629027382452"/>
          </table:table-row>
          <table:table-row>
            <table:table-cell office:value-type="string">
              <text:p>83</text:p>
            </table:table-cell>
            <table:table-cell office:value-type="float" office:value="83"/>
            <table:table-cell office:value-type="float" office:value="5.9703218101006499"/>
            <table:table-cell office:value-type="float" office:value="83"/>
            <table:table-cell office:value-type="float" office:value="6.5042302021762053"/>
          </table:table-row>
          <table:table-row>
            <table:table-cell office:value-type="string">
              <text:p>84</text:p>
            </table:table-cell>
            <table:table-cell office:value-type="float" office:value="84"/>
            <table:table-cell office:value-type="float" office:value="5.9031577081988891"/>
            <table:table-cell office:value-type="float" office:value="84"/>
            <table:table-cell office:value-type="float" office:value="6.4540026185961858"/>
          </table:table-row>
          <table:table-row>
            <table:table-cell office:value-type="string">
              <text:p>85</text:p>
            </table:table-cell>
            <table:table-cell office:value-type="float" office:value="85"/>
            <table:table-cell office:value-type="float" office:value="5.8463464670688472"/>
            <table:table-cell office:value-type="float" office:value="85"/>
            <table:table-cell office:value-type="float" office:value="6.3977684469748004"/>
          </table:table-row>
          <table:table-row>
            <table:table-cell office:value-type="string">
              <text:p>86</text:p>
            </table:table-cell>
            <table:table-cell office:value-type="float" office:value="86"/>
            <table:table-cell office:value-type="float" office:value="5.7833635552746232"/>
            <table:table-cell office:value-type="float" office:value="86"/>
            <table:table-cell office:value-type="float" office:value="6.3307597908365301"/>
          </table:table-row>
          <table:table-row>
            <table:table-cell office:value-type="string">
              <text:p>87</text:p>
            </table:table-cell>
            <table:table-cell office:value-type="float" office:value="87"/>
            <table:table-cell office:value-type="float" office:value="5.7218854158143726"/>
            <table:table-cell office:value-type="float" office:value="87"/>
            <table:table-cell office:value-type="float" office:value="6.278819645686216"/>
          </table:table-row>
          <table:table-row>
            <table:table-cell office:value-type="string">
              <text:p>88</text:p>
            </table:table-cell>
            <table:table-cell office:value-type="float" office:value="88"/>
            <table:table-cell office:value-type="float" office:value="5.6610212049439168"/>
            <table:table-cell office:value-type="float" office:value="88"/>
            <table:table-cell office:value-type="float" office:value="6.2122556702265364"/>
          </table:table-row>
          <table:table-row>
            <table:table-cell office:value-type="string">
              <text:p>89</text:p>
            </table:table-cell>
            <table:table-cell office:value-type="float" office:value="89"/>
            <table:table-cell office:value-type="float" office:value="5.6052103706662804"/>
            <table:table-cell office:value-type="float" office:value="89"/>
            <table:table-cell office:value-type="float" office:value="6.1621248171177134"/>
          </table:table-row>
          <table:table-row>
            <table:table-cell office:value-type="string">
              <text:p>90</text:p>
            </table:table-cell>
            <table:table-cell office:value-type="float" office:value="90"/>
            <table:table-cell office:value-type="float" office:value="5.5477706529423889"/>
            <table:table-cell office:value-type="float" office:value="90"/>
            <table:table-cell office:value-type="float" office:value="6.1012460418135221"/>
          </table:table-row>
          <table:table-row>
            <table:table-cell office:value-type="string">
              <text:p>91</text:p>
            </table:table-cell>
            <table:table-cell office:value-type="float" office:value="91"/>
            <table:table-cell office:value-type="float" office:value="5.4899670090238359"/>
            <table:table-cell office:value-type="float" office:value="91"/>
            <table:table-cell office:value-type="float" office:value="6.0611497944941064"/>
          </table:table-row>
          <table:table-row>
            <table:table-cell office:value-type="string">
              <text:p>92</text:p>
            </table:table-cell>
            <table:table-cell office:value-type="float" office:value="92"/>
            <table:table-cell office:value-type="float" office:value="5.4555757230897655"/>
            <table:table-cell office:value-type="float" office:value="92"/>
            <table:table-cell office:value-type="float" office:value="6.0236081912381261"/>
          </table:table-row>
          <table:table-row>
            <table:table-cell office:value-type="string">
              <text:p>93</text:p>
            </table:table-cell>
            <table:table-cell office:value-type="float" office:value="93"/>
            <table:table-cell office:value-type="float" office:value="5.4173036019611471"/>
            <table:table-cell office:value-type="float" office:value="93"/>
            <table:table-cell office:value-type="float" office:value="5.9638345841856202"/>
          </table:table-row>
          <table:table-row>
            <table:table-cell office:value-type="string">
              <text:p>94</text:p>
            </table:table-cell>
            <table:table-cell office:value-type="float" office:value="94"/>
            <table:table-cell office:value-type="float" office:value="5.3708342234861464"/>
            <table:table-cell office:value-type="float" office:value="94"/>
            <table:table-cell office:value-type="float" office:value="5.9081281758895097"/>
          </table:table-row>
          <table:table-row>
            <table:table-cell office:value-type="string">
              <text:p>95</text:p>
            </table:table-cell>
            <table:table-cell office:value-type="float" office:value="95"/>
            <table:table-cell office:value-type="float" office:value="5.3336496893186665"/>
            <table:table-cell office:value-type="float" office:value="95"/>
            <table:table-cell office:value-type="float" office:value="5.8501217701682213"/>
          </table:table-row>
          <table:table-row>
            <table:table-cell office:value-type="string">
              <text:p>96</text:p>
            </table:table-cell>
            <table:table-cell office:value-type="float" office:value="96"/>
            <table:table-cell office:value-type="float" office:value="5.2928147502302476"/>
            <table:table-cell office:value-type="float" office:value="96"/>
            <table:table-cell office:value-type="float" office:value="5.7931639152826335"/>
          </table:table-row>
          <table:table-row>
            <table:table-cell office:value-type="string">
              <text:p>97</text:p>
            </table:table-cell>
            <table:table-cell office:value-type="float" office:value="97"/>
            <table:table-cell office:value-type="float" office:value="5.2636937866734756"/>
            <table:table-cell office:value-type="float" office:value="97"/>
            <table:table-cell office:value-type="float" office:value="5.743359802009917"/>
          </table:table-row>
          <table:table-row>
            <table:table-cell office:value-type="string">
              <text:p>98</text:p>
            </table:table-cell>
            <table:table-cell office:value-type="float" office:value="98"/>
            <table:table-cell office:value-type="float" office:value="5.2137490025780888"/>
            <table:table-cell office:value-type="float" office:value="98"/>
            <table:table-cell office:value-type="float" office:value="5.6961897360297229"/>
          </table:table-row>
          <table:table-row>
            <table:table-cell office:value-type="string">
              <text:p>99</text:p>
            </table:table-cell>
            <table:table-cell office:value-type="float" office:value="99"/>
            <table:table-cell office:value-type="float" office:value="5.1675489305785405"/>
            <table:table-cell office:value-type="float" office:value="99"/>
            <table:table-cell office:value-type="float" office:value="5.6437506245698055"/>
          </table:table-row>
          <table:table-row>
            <table:table-cell office:value-type="string">
              <text:p>100</text:p>
            </table:table-cell>
            <table:table-cell office:value-type="float" office:value="100"/>
            <table:table-cell office:value-type="float" office:value="5.1247480013191131"/>
            <table:table-cell office:value-type="float" office:value="100"/>
            <table:table-cell office:value-type="float" office:value="5.6011270101856381"/>
          </table:table-row>
          <table:table-row>
            <table:table-cell office:value-type="string">
              <text:p>101</text:p>
            </table:table-cell>
            <table:table-cell office:value-type="float" office:value="101"/>
            <table:table-cell office:value-type="float" office:value="5.0839406275866716"/>
            <table:table-cell office:value-type="float" office:value="101"/>
            <table:table-cell office:value-type="float" office:value="5.552131606054445"/>
          </table:table-row>
          <table:table-row>
            <table:table-cell office:value-type="string">
              <text:p>102</text:p>
            </table:table-cell>
            <table:table-cell office:value-type="float" office:value="102"/>
            <table:table-cell office:value-type="float" office:value="5.0436865775978852"/>
            <table:table-cell office:value-type="float" office:value="102"/>
            <table:table-cell office:value-type="float" office:value="5.5053026482751539"/>
          </table:table-row>
          <table:table-row>
            <table:table-cell office:value-type="string">
              <text:p>103</text:p>
            </table:table-cell>
            <table:table-cell office:value-type="float" office:value="103"/>
            <table:table-cell office:value-type="float" office:value="4.9999179704863765"/>
            <table:table-cell office:value-type="float" office:value="103"/>
            <table:table-cell office:value-type="float" office:value="5.4565647996966469"/>
          </table:table-row>
          <table:table-row>
            <table:table-cell office:value-type="string">
              <text:p>104</text:p>
            </table:table-cell>
            <table:table-cell office:value-type="float" office:value="104"/>
            <table:table-cell office:value-type="float" office:value="4.9555252282083542"/>
            <table:table-cell office:value-type="float" office:value="104"/>
            <table:table-cell office:value-type="float" office:value="5.4082920396662155"/>
          </table:table-row>
          <table:table-row>
            <table:table-cell office:value-type="string">
              <text:p>105</text:p>
            </table:table-cell>
            <table:table-cell office:value-type="float" office:value="105"/>
            <table:table-cell office:value-type="float" office:value="4.9262991876486666"/>
            <table:table-cell office:value-type="float" office:value="105"/>
            <table:table-cell office:value-type="float" office:value="5.3590099084765974"/>
          </table:table-row>
          <table:table-row>
            <table:table-cell office:value-type="string">
              <text:p>106</text:p>
            </table:table-cell>
            <table:table-cell office:value-type="float" office:value="106"/>
            <table:table-cell office:value-type="float" office:value="4.8845365503529807"/>
            <table:table-cell office:value-type="float" office:value="106"/>
            <table:table-cell office:value-type="float" office:value="5.3154824625955923"/>
          </table:table-row>
          <table:table-row>
            <table:table-cell office:value-type="string">
              <text:p>107</text:p>
            </table:table-cell>
            <table:table-cell office:value-type="float" office:value="107"/>
            <table:table-cell office:value-type="float" office:value="4.8446294926280897"/>
            <table:table-cell office:value-type="float" office:value="107"/>
            <table:table-cell office:value-type="float" office:value="5.2727950455205184"/>
          </table:table-row>
          <table:table-row>
            <table:table-cell office:value-type="string">
              <text:p>108</text:p>
            </table:table-cell>
            <table:table-cell office:value-type="float" office:value="108"/>
            <table:table-cell office:value-type="float" office:value="4.8199056521023538"/>
            <table:table-cell office:value-type="float" office:value="108"/>
            <table:table-cell office:value-type="float" office:value="5.2280290919174481"/>
          </table:table-row>
          <table:table-row>
            <table:table-cell office:value-type="string">
              <text:p>109</text:p>
            </table:table-cell>
            <table:table-cell office:value-type="float" office:value="109"/>
            <table:table-cell office:value-type="float" office:value="4.7799367640270374"/>
            <table:table-cell office:value-type="float" office:value="109"/>
            <table:table-cell office:value-type="float" office:value="5.1851702509682678"/>
          </table:table-row>
          <table:table-row>
            <table:table-cell office:value-type="string">
              <text:p>110</text:p>
            </table:table-cell>
            <table:table-cell office:value-type="float" office:value="110"/>
            <table:table-cell office:value-type="float" office:value="4.7429304753449362"/>
            <table:table-cell office:value-type="float" office:value="110"/>
            <table:table-cell office:value-type="float" office:value="5.1450934359816136"/>
          </table:table-row>
          <table:table-row>
            <table:table-cell office:value-type="string">
              <text:p>111</text:p>
            </table:table-cell>
            <table:table-cell office:value-type="float" office:value="111"/>
            <table:table-cell office:value-type="float" office:value="4.7081396906382338"/>
            <table:table-cell office:value-type="float" office:value="111"/>
            <table:table-cell office:value-type="float" office:value="5.1021188716339276"/>
          </table:table-row>
          <table:table-row>
            <table:table-cell office:value-type="string">
              <text:p>112</text:p>
            </table:table-cell>
            <table:table-cell office:value-type="float" office:value="112"/>
            <table:table-cell office:value-type="float" office:value="4.6712638172226368"/>
            <table:table-cell office:value-type="float" office:value="112"/>
            <table:table-cell office:value-type="float" office:value="5.0606252491249535"/>
          </table:table-row>
          <table:table-row>
            <table:table-cell office:value-type="string">
              <text:p>113</text:p>
            </table:table-cell>
            <table:table-cell office:value-type="float" office:value="113"/>
            <table:table-cell office:value-type="float" office:value="4.6322316726094357"/>
            <table:table-cell office:value-type="float" office:value="113"/>
            <table:table-cell office:value-type="float" office:value="5.0336805802416134"/>
          </table:table-row>
          <table:table-row>
            <table:table-cell office:value-type="string">
              <text:p>114</text:p>
            </table:table-cell>
            <table:table-cell office:value-type="float" office:value="114"/>
            <table:table-cell office:value-type="float" office:value="4.5935110907067758"/>
            <table:table-cell office:value-type="float" office:value="114"/>
            <table:table-cell office:value-type="float" office:value="5.0089374173303876"/>
          </table:table-row>
          <table:table-row>
            <table:table-cell office:value-type="string">
              <text:p>115</text:p>
            </table:table-cell>
            <table:table-cell office:value-type="float" office:value="115"/>
            <table:table-cell office:value-type="float" office:value="4.5560173845344938"/>
            <table:table-cell office:value-type="float" office:value="115"/>
            <table:table-cell office:value-type="float" office:value="4.9696645322204782"/>
          </table:table-row>
          <table:table-row>
            <table:table-cell office:value-type="string">
              <text:p>116</text:p>
            </table:table-cell>
            <table:table-cell office:value-type="float" office:value="116"/>
            <table:table-cell office:value-type="float" office:value="4.5324031378622651"/>
            <table:table-cell office:value-type="float" office:value="116"/>
            <table:table-cell office:value-type="float" office:value="4.9355628571085051"/>
          </table:table-row>
          <table:table-row>
            <table:table-cell office:value-type="string">
              <text:p>117</text:p>
            </table:table-cell>
            <table:table-cell office:value-type="float" office:value="117"/>
            <table:table-cell office:value-type="float" office:value="4.4972806119678692"/>
            <table:table-cell office:value-type="float" office:value="117"/>
            <table:table-cell office:value-type="float" office:value="4.8989034982746125"/>
          </table:table-row>
          <table:table-row>
            <table:table-cell office:value-type="string">
              <text:p>118</text:p>
            </table:table-cell>
            <table:table-cell office:value-type="float" office:value="118"/>
            <table:table-cell office:value-type="float" office:value="4.4624827482885658"/>
            <table:table-cell office:value-type="float" office:value="118"/>
            <table:table-cell office:value-type="float" office:value="4.8606653116216814"/>
          </table:table-row>
          <table:table-row>
            <table:table-cell office:value-type="string">
              <text:p>119</text:p>
            </table:table-cell>
            <table:table-cell office:value-type="float" office:value="119"/>
            <table:table-cell office:value-type="float" office:value="4.4303364406491959"/>
            <table:table-cell office:value-type="float" office:value="119"/>
            <table:table-cell office:value-type="float" office:value="4.8228134719052189"/>
          </table:table-row>
          <table:table-row>
            <table:table-cell office:value-type="string">
              <text:p>120</text:p>
            </table:table-cell>
            <table:table-cell office:value-type="float" office:value="120"/>
            <table:table-cell office:value-type="float" office:value="4.3965464226373134"/>
            <table:table-cell office:value-type="float" office:value="120"/>
            <table:table-cell office:value-type="float" office:value="4.7850608884754946"/>
          </table:table-row>
          <table:table-row>
            <table:table-cell office:value-type="string">
              <text:p>121</text:p>
            </table:table-cell>
            <table:table-cell office:value-type="float" office:value="121"/>
            <table:table-cell office:value-type="float" office:value="4.3630437930907426"/>
            <table:table-cell office:value-type="float" office:value="121"/>
            <table:table-cell office:value-type="float" office:value="4.7475942499411383"/>
          </table:table-row>
          <table:table-row>
            <table:table-cell office:value-type="string">
              <text:p>122</text:p>
            </table:table-cell>
            <table:table-cell office:value-type="float" office:value="122"/>
            <table:table-cell office:value-type="float" office:value="4.3296244047706871"/>
            <table:table-cell office:value-type="float" office:value="122"/>
            <table:table-cell office:value-type="float" office:value="4.7151913743746343"/>
          </table:table-row>
          <table:table-row>
            <table:table-cell office:value-type="string">
              <text:p>123</text:p>
            </table:table-cell>
            <table:table-cell office:value-type="float" office:value="123"/>
            <table:table-cell office:value-type="float" office:value="4.2971724851635287"/>
            <table:table-cell office:value-type="float" office:value="123"/>
            <table:table-cell office:value-type="float" office:value="4.6856564865280159"/>
          </table:table-row>
          <table:table-row>
            <table:table-cell office:value-type="string">
              <text:p>124</text:p>
            </table:table-cell>
            <table:table-cell office:value-type="float" office:value="124"/>
            <table:table-cell office:value-type="float" office:value="4.2737443740026739"/>
            <table:table-cell office:value-type="float" office:value="124"/>
            <table:table-cell office:value-type="float" office:value="4.6506669652629515"/>
          </table:table-row>
          <table:table-row>
            <table:table-cell office:value-type="string">
              <text:p>125</text:p>
            </table:table-cell>
            <table:table-cell office:value-type="float" office:value="125"/>
            <table:table-cell office:value-type="float" office:value="4.2453211253816017"/>
            <table:table-cell office:value-type="float" office:value="125"/>
            <table:table-cell office:value-type="float" office:value="4.6233590424123046"/>
          </table:table-row>
          <table:table-row>
            <table:table-cell office:value-type="string">
              <text:p>126</text:p>
            </table:table-cell>
            <table:table-cell office:value-type="float" office:value="126"/>
            <table:table-cell office:value-type="float" office:value="4.2141205301338882"/>
            <table:table-cell office:value-type="float" office:value="126"/>
            <table:table-cell office:value-type="float" office:value="4.5891310429629657"/>
          </table:table-row>
          <table:table-row>
            <table:table-cell office:value-type="string">
              <text:p>127</text:p>
            </table:table-cell>
            <table:table-cell office:value-type="float" office:value="127"/>
            <table:table-cell office:value-type="float" office:value="4.1835593642837443"/>
            <table:table-cell office:value-type="float" office:value="127"/>
            <table:table-cell office:value-type="float" office:value="4.5654426867487325"/>
          </table:table-row>
          <table:table-row>
            <table:table-cell office:value-type="string">
              <text:p>128</text:p>
            </table:table-cell>
            <table:table-cell office:value-type="float" office:value="128"/>
            <table:table-cell office:value-type="float" office:value="4.1530864201672451"/>
            <table:table-cell office:value-type="float" office:value="128"/>
            <table:table-cell office:value-type="float" office:value="4.5310145873705894"/>
          </table:table-row>
          <table:table-row>
            <table:table-cell office:value-type="string">
              <text:p>129</text:p>
            </table:table-cell>
            <table:table-cell office:value-type="float" office:value="129"/>
            <table:table-cell office:value-type="float" office:value="4.1224206686715412"/>
            <table:table-cell office:value-type="float" office:value="129"/>
            <table:table-cell office:value-type="float" office:value="4.501658525593851"/>
          </table:table-row>
          <table:table-row>
            <table:table-cell office:value-type="string">
              <text:p>130</text:p>
            </table:table-cell>
            <table:table-cell office:value-type="float" office:value="130"/>
            <table:table-cell office:value-type="float" office:value="4.0945856657662647"/>
            <table:table-cell office:value-type="float" office:value="130"/>
            <table:table-cell office:value-type="float" office:value="4.4747515733922008"/>
          </table:table-row>
          <table:table-row>
            <table:table-cell office:value-type="string">
              <text:p>131</text:p>
            </table:table-cell>
            <table:table-cell office:value-type="float" office:value="131"/>
            <table:table-cell office:value-type="float" office:value="4.0674360332749542"/>
            <table:table-cell office:value-type="float" office:value="131"/>
            <table:table-cell office:value-type="float" office:value="4.4480445410084117"/>
          </table:table-row>
          <table:table-row>
            <table:table-cell office:value-type="string">
              <text:p>132</text:p>
            </table:table-cell>
            <table:table-cell office:value-type="float" office:value="132"/>
            <table:table-cell office:value-type="float" office:value="4.0388198237505044"/>
            <table:table-cell office:value-type="float" office:value="132"/>
            <table:table-cell office:value-type="float" office:value="4.4169457585240428"/>
          </table:table-row>
          <table:table-row>
            <table:table-cell office:value-type="string">
              <text:p>133</text:p>
            </table:table-cell>
            <table:table-cell office:value-type="float" office:value="133"/>
            <table:table-cell office:value-type="float" office:value="4.0102832642402984"/>
            <table:table-cell office:value-type="float" office:value="133"/>
            <table:table-cell office:value-type="float" office:value="4.3871191567379322"/>
          </table:table-row>
          <table:table-row>
            <table:table-cell office:value-type="string">
              <text:p>134</text:p>
            </table:table-cell>
            <table:table-cell office:value-type="float" office:value="134"/>
            <table:table-cell office:value-type="float" office:value="3.9824081149967672"/>
            <table:table-cell office:value-type="float" office:value="134"/>
            <table:table-cell office:value-type="float" office:value="4.3584306692112014"/>
          </table:table-row>
          <table:table-row>
            <table:table-cell office:value-type="string">
              <text:p>135</text:p>
            </table:table-cell>
            <table:table-cell office:value-type="float" office:value="135"/>
            <table:table-cell office:value-type="float" office:value="3.9647581686873536"/>
            <table:table-cell office:value-type="float" office:value="135"/>
            <table:table-cell office:value-type="float" office:value="4.3289088325938438"/>
          </table:table-row>
          <table:table-row>
            <table:table-cell office:value-type="string">
              <text:p>136</text:p>
            </table:table-cell>
            <table:table-cell office:value-type="float" office:value="136"/>
            <table:table-cell office:value-type="float" office:value="3.9372571029696974"/>
            <table:table-cell office:value-type="float" office:value="136"/>
            <table:table-cell office:value-type="float" office:value="4.304185692114376"/>
          </table:table-row>
          <table:table-row>
            <table:table-cell office:value-type="string">
              <text:p>137</text:p>
            </table:table-cell>
            <table:table-cell office:value-type="float" office:value="137"/>
            <table:table-cell office:value-type="float" office:value="3.9105664898146162"/>
            <table:table-cell office:value-type="float" office:value="137"/>
            <table:table-cell office:value-type="float" office:value="4.275289537075933"/>
          </table:table-row>
          <table:table-row>
            <table:table-cell office:value-type="string">
              <text:p>138</text:p>
            </table:table-cell>
            <table:table-cell office:value-type="float" office:value="138"/>
            <table:table-cell office:value-type="float" office:value="3.8838420215712848"/>
            <table:table-cell office:value-type="float" office:value="138"/>
            <table:table-cell office:value-type="float" office:value="4.2484529112534757"/>
          </table:table-row>
          <table:table-row>
            <table:table-cell office:value-type="string">
              <text:p>139</text:p>
            </table:table-cell>
            <table:table-cell office:value-type="float" office:value="139"/>
            <table:table-cell office:value-type="float" office:value="3.8585609994319348"/>
            <table:table-cell office:value-type="float" office:value="139"/>
            <table:table-cell office:value-type="float" office:value="4.2264965313986531"/>
          </table:table-row>
          <table:table-row>
            <table:table-cell office:value-type="string">
              <text:p>140</text:p>
            </table:table-cell>
            <table:table-cell office:value-type="float" office:value="140"/>
            <table:table-cell office:value-type="float" office:value="3.8345288070688803"/>
            <table:table-cell office:value-type="float" office:value="140"/>
            <table:table-cell office:value-type="float" office:value="4.2051272881588506"/>
          </table:table-row>
          <table:table-row>
            <table:table-cell office:value-type="string">
              <text:p>141</text:p>
            </table:table-cell>
            <table:table-cell office:value-type="float" office:value="141"/>
            <table:table-cell office:value-type="float" office:value="3.8114916458282706"/>
            <table:table-cell office:value-type="float" office:value="141"/>
            <table:table-cell office:value-type="float" office:value="4.1778597186245401"/>
          </table:table-row>
          <table:table-row>
            <table:table-cell office:value-type="string">
              <text:p>142</text:p>
            </table:table-cell>
            <table:table-cell office:value-type="float" office:value="142"/>
            <table:table-cell office:value-type="float" office:value="3.787453801095745"/>
            <table:table-cell office:value-type="float" office:value="142"/>
            <table:table-cell office:value-type="float" office:value="4.1574861439742259"/>
          </table:table-row>
          <table:table-row>
            <table:table-cell office:value-type="string">
              <text:p>143</text:p>
            </table:table-cell>
            <table:table-cell office:value-type="float" office:value="143"/>
            <table:table-cell office:value-type="float" office:value="3.762595913737234"/>
            <table:table-cell office:value-type="float" office:value="143"/>
            <table:table-cell office:value-type="float" office:value="4.1306344160516533"/>
          </table:table-row>
          <table:table-row>
            <table:table-cell office:value-type="string">
              <text:p>144</text:p>
            </table:table-cell>
            <table:table-cell office:value-type="float" office:value="144"/>
            <table:table-cell office:value-type="float" office:value="3.7386938770472367"/>
            <table:table-cell office:value-type="float" office:value="144"/>
            <table:table-cell office:value-type="float" office:value="4.1058283053235813"/>
          </table:table-row>
          <table:table-row>
            <table:table-cell office:value-type="string">
              <text:p>145</text:p>
            </table:table-cell>
            <table:table-cell office:value-type="float" office:value="145"/>
            <table:table-cell office:value-type="float" office:value="3.7170514127689116"/>
            <table:table-cell office:value-type="float" office:value="145"/>
            <table:table-cell office:value-type="float" office:value="4.0798174182965949"/>
          </table:table-row>
          <table:table-row>
            <table:table-cell office:value-type="string">
              <text:p>146</text:p>
            </table:table-cell>
            <table:table-cell office:value-type="float" office:value="146"/>
            <table:table-cell office:value-type="float" office:value="3.696170942396094"/>
            <table:table-cell office:value-type="float" office:value="146"/>
            <table:table-cell office:value-type="float" office:value="4.0545478624808933"/>
          </table:table-row>
          <table:table-row>
            <table:table-cell office:value-type="string">
              <text:p>147</text:p>
            </table:table-cell>
            <table:table-cell office:value-type="float" office:value="147"/>
            <table:table-cell office:value-type="float" office:value="3.6727011837860721"/>
            <table:table-cell office:value-type="float" office:value="147"/>
            <table:table-cell office:value-type="float" office:value="4.028833006059112"/>
          </table:table-row>
          <table:table-row>
            <table:table-cell office:value-type="string">
              <text:p>148</text:p>
            </table:table-cell>
            <table:table-cell office:value-type="float" office:value="148"/>
            <table:table-cell office:value-type="float" office:value="3.650159342046384"/>
            <table:table-cell office:value-type="float" office:value="148"/>
            <table:table-cell office:value-type="float" office:value="4.0082416081208541"/>
          </table:table-row>
          <table:table-row>
            <table:table-cell office:value-type="string">
              <text:p>149</text:p>
            </table:table-cell>
            <table:table-cell office:value-type="float" office:value="149"/>
            <table:table-cell office:value-type="float" office:value="3.6332236802921387"/>
            <table:table-cell office:value-type="float" office:value="149"/>
            <table:table-cell office:value-type="float" office:value="3.9934274105608889"/>
          </table:table-row>
          <table:table-row>
            <table:table-cell office:value-type="string">
              <text:p>150</text:p>
            </table:table-cell>
            <table:table-cell office:value-type="float" office:value="150"/>
            <table:table-cell office:value-type="float" office:value="3.6107708308391593"/>
            <table:table-cell office:value-type="float" office:value="150"/>
            <table:table-cell office:value-type="float" office:value="3.9721758409551673"/>
          </table:table-row>
          <table:table-row>
            <table:table-cell office:value-type="string">
              <text:p>151</text:p>
            </table:table-cell>
            <table:table-cell office:value-type="float" office:value="151"/>
            <table:table-cell office:value-type="float" office:value="3.5886033032054532"/>
            <table:table-cell office:value-type="float" office:value="151"/>
            <table:table-cell office:value-type="float" office:value="3.949172518058905"/>
          </table:table-row>
          <table:table-row>
            <table:table-cell office:value-type="string">
              <text:p>152</text:p>
            </table:table-cell>
            <table:table-cell office:value-type="float" office:value="152"/>
            <table:table-cell office:value-type="float" office:value="3.5680941022351678"/>
            <table:table-cell office:value-type="float" office:value="152"/>
            <table:table-cell office:value-type="float" office:value="3.9262306989172231"/>
          </table:table-row>
          <table:table-row>
            <table:table-cell office:value-type="string">
              <text:p>153</text:p>
            </table:table-cell>
            <table:table-cell office:value-type="float" office:value="153"/>
            <table:table-cell office:value-type="float" office:value="3.5462465486602035"/>
            <table:table-cell office:value-type="float" office:value="153"/>
            <table:table-cell office:value-type="float" office:value="3.9022001189826905"/>
          </table:table-row>
          <table:table-row>
            <table:table-cell office:value-type="string">
              <text:p>154</text:p>
            </table:table-cell>
            <table:table-cell office:value-type="float" office:value="154"/>
            <table:table-cell office:value-type="float" office:value="3.5380720721461376"/>
            <table:table-cell office:value-type="float" office:value="154"/>
            <table:table-cell office:value-type="float" office:value="3.8836866820848353"/>
          </table:table-row>
          <table:table-row>
            <table:table-cell office:value-type="string">
              <text:p>155</text:p>
            </table:table-cell>
            <table:table-cell office:value-type="float" office:value="155"/>
            <table:table-cell office:value-type="float" office:value="3.5263110351258677"/>
            <table:table-cell office:value-type="float" office:value="155"/>
            <table:table-cell office:value-type="float" office:value="3.8632926917916532"/>
          </table:table-row>
          <table:table-row>
            <table:table-cell office:value-type="string">
              <text:p>156</text:p>
            </table:table-cell>
            <table:table-cell office:value-type="float" office:value="156"/>
            <table:table-cell office:value-type="float" office:value="3.5051266123032154"/>
            <table:table-cell office:value-type="float" office:value="156"/>
            <table:table-cell office:value-type="float" office:value="3.8470549101804377"/>
          </table:table-row>
          <table:table-row>
            <table:table-cell office:value-type="string">
              <text:p>157</text:p>
            </table:table-cell>
            <table:table-cell office:value-type="float" office:value="157"/>
            <table:table-cell office:value-type="float" office:value="3.4841790719870196"/>
            <table:table-cell office:value-type="float" office:value="157"/>
            <table:table-cell office:value-type="float" office:value="3.8237324915140012"/>
          </table:table-row>
          <table:table-row>
            <table:table-cell office:value-type="string">
              <text:p>158</text:p>
            </table:table-cell>
            <table:table-cell office:value-type="float" office:value="158"/>
            <table:table-cell office:value-type="float" office:value="3.4643164546850223"/>
            <table:table-cell office:value-type="float" office:value="158"/>
            <table:table-cell office:value-type="float" office:value="3.801044458814193"/>
          </table:table-row>
          <table:table-row>
            <table:table-cell office:value-type="string">
              <text:p>159</text:p>
            </table:table-cell>
            <table:table-cell office:value-type="float" office:value="159"/>
            <table:table-cell office:value-type="float" office:value="3.4438058998759522"/>
            <table:table-cell office:value-type="float" office:value="159"/>
            <table:table-cell office:value-type="float" office:value="3.7797599914948541"/>
          </table:table-row>
          <table:table-row>
            <table:table-cell office:value-type="string">
              <text:p>160</text:p>
            </table:table-cell>
            <table:table-cell office:value-type="float" office:value="160"/>
            <table:table-cell office:value-type="float" office:value="3.423614302052163"/>
            <table:table-cell office:value-type="float" office:value="160"/>
            <table:table-cell office:value-type="float" office:value="3.7582285096277741"/>
          </table:table-row>
          <table:table-row>
            <table:table-cell office:value-type="string">
              <text:p>161</text:p>
            </table:table-cell>
            <table:table-cell office:value-type="float" office:value="161"/>
            <table:table-cell office:value-type="float" office:value="3.4037733210789103"/>
            <table:table-cell office:value-type="float" office:value="161"/>
            <table:table-cell office:value-type="float" office:value="3.7436925069254841"/>
          </table:table-row>
          <table:table-row>
            <table:table-cell office:value-type="string">
              <text:p>162</text:p>
            </table:table-cell>
            <table:table-cell office:value-type="float" office:value="162"/>
            <table:table-cell office:value-type="float" office:value="3.3858577086126793"/>
            <table:table-cell office:value-type="float" office:value="162"/>
            <table:table-cell office:value-type="float" office:value="3.7222833922921392"/>
          </table:table-row>
          <table:table-row>
            <table:table-cell office:value-type="string">
              <text:p>163</text:p>
            </table:table-cell>
            <table:table-cell office:value-type="float" office:value="163"/>
            <table:table-cell office:value-type="float" office:value="3.3668320353455985"/>
            <table:table-cell office:value-type="float" office:value="163"/>
            <table:table-cell office:value-type="float" office:value="3.700381684810365"/>
          </table:table-row>
          <table:table-row>
            <table:table-cell office:value-type="string">
              <text:p>164</text:p>
            </table:table-cell>
            <table:table-cell office:value-type="float" office:value="164"/>
            <table:table-cell office:value-type="float" office:value="3.3512939808655182"/>
            <table:table-cell office:value-type="float" office:value="164"/>
            <table:table-cell office:value-type="float" office:value="3.6901761950678491"/>
          </table:table-row>
          <table:table-row>
            <table:table-cell office:value-type="string">
              <text:p>165</text:p>
            </table:table-cell>
            <table:table-cell office:value-type="float" office:value="165"/>
            <table:table-cell office:value-type="float" office:value="3.333329242722618"/>
            <table:table-cell office:value-type="float" office:value="165"/>
            <table:table-cell office:value-type="float" office:value="3.6776303697955761"/>
          </table:table-row>
          <table:table-row>
            <table:table-cell office:value-type="string">
              <text:p>166</text:p>
            </table:table-cell>
            <table:table-cell office:value-type="float" office:value="166"/>
            <table:table-cell office:value-type="float" office:value="3.3169729701279915"/>
            <table:table-cell office:value-type="float" office:value="166"/>
            <table:table-cell office:value-type="float" office:value="3.6600667270346339"/>
          </table:table-row>
          <table:table-row>
            <table:table-cell office:value-type="string">
              <text:p>167</text:p>
            </table:table-cell>
            <table:table-cell office:value-type="float" office:value="167"/>
            <table:table-cell office:value-type="float" office:value="3.3001540439166654"/>
            <table:table-cell office:value-type="float" office:value="167"/>
            <table:table-cell office:value-type="float" office:value="3.6466176371730659"/>
          </table:table-row>
          <table:table-row>
            <table:table-cell office:value-type="string">
              <text:p>168</text:p>
            </table:table-cell>
            <table:table-cell office:value-type="float" office:value="168"/>
            <table:table-cell office:value-type="float" office:value="3.282941470363447"/>
            <table:table-cell office:value-type="float" office:value="168"/>
            <table:table-cell office:value-type="float" office:value="3.6298496208690723"/>
          </table:table-row>
          <table:table-row>
            <table:table-cell office:value-type="string">
              <text:p>169</text:p>
            </table:table-cell>
            <table:table-cell office:value-type="float" office:value="169"/>
            <table:table-cell office:value-type="float" office:value="3.2647193274317416"/>
            <table:table-cell office:value-type="float" office:value="169"/>
            <table:table-cell office:value-type="float" office:value="3.6171647657796124"/>
          </table:table-row>
          <table:table-row>
            <table:table-cell office:value-type="string">
              <text:p>170</text:p>
            </table:table-cell>
            <table:table-cell office:value-type="float" office:value="170"/>
            <table:table-cell office:value-type="float" office:value="3.2487942444123661"/>
            <table:table-cell office:value-type="float" office:value="170"/>
            <table:table-cell office:value-type="float" office:value="3.5971437690242474"/>
          </table:table-row>
          <table:table-row>
            <table:table-cell office:value-type="string">
              <text:p>171</text:p>
            </table:table-cell>
            <table:table-cell office:value-type="float" office:value="171"/>
            <table:table-cell office:value-type="float" office:value="3.2307449485157957"/>
            <table:table-cell office:value-type="float" office:value="171"/>
            <table:table-cell office:value-type="float" office:value="3.5814931190113106"/>
          </table:table-row>
          <table:table-row>
            <table:table-cell office:value-type="string">
              <text:p>172</text:p>
            </table:table-cell>
            <table:table-cell office:value-type="float" office:value="172"/>
            <table:table-cell office:value-type="float" office:value="3.2134863226251351"/>
            <table:table-cell office:value-type="float" office:value="172"/>
            <table:table-cell office:value-type="float" office:value="3.563135765338354"/>
          </table:table-row>
          <table:table-row>
            <table:table-cell office:value-type="string">
              <text:p>173</text:p>
            </table:table-cell>
            <table:table-cell office:value-type="float" office:value="173"/>
            <table:table-cell office:value-type="float" office:value="3.1962924743452921"/>
            <table:table-cell office:value-type="float" office:value="173"/>
            <table:table-cell office:value-type="float" office:value="3.5438958461012913"/>
          </table:table-row>
          <table:table-row>
            <table:table-cell office:value-type="string">
              <text:p>174</text:p>
            </table:table-cell>
            <table:table-cell office:value-type="float" office:value="174"/>
            <table:table-cell office:value-type="float" office:value="3.1789796351317232"/>
            <table:table-cell office:value-type="float" office:value="174"/>
            <table:table-cell office:value-type="float" office:value="3.5411780780648829"/>
          </table:table-row>
          <table:table-row>
            <table:table-cell office:value-type="string">
              <text:p>175</text:p>
            </table:table-cell>
            <table:table-cell office:value-type="float" office:value="175"/>
            <table:table-cell office:value-type="float" office:value="3.1635921615961089"/>
            <table:table-cell office:value-type="float" office:value="175"/>
            <table:table-cell office:value-type="float" office:value="3.5265261795851419"/>
          </table:table-row>
          <table:table-row>
            <table:table-cell office:value-type="string">
              <text:p>176</text:p>
            </table:table-cell>
            <table:table-cell office:value-type="float" office:value="176"/>
            <table:table-cell office:value-type="float" office:value="3.1485605384197051"/>
            <table:table-cell office:value-type="float" office:value="176"/>
            <table:table-cell office:value-type="float" office:value="3.5098532067013868"/>
          </table:table-row>
          <table:table-row>
            <table:table-cell office:value-type="string">
              <text:p>177</text:p>
            </table:table-cell>
            <table:table-cell office:value-type="float" office:value="177"/>
            <table:table-cell office:value-type="float" office:value="3.1324485787111365"/>
            <table:table-cell office:value-type="float" office:value="177"/>
            <table:table-cell office:value-type="float" office:value="3.4931026046525417"/>
          </table:table-row>
          <table:table-row>
            <table:table-cell office:value-type="string">
              <text:p>178</text:p>
            </table:table-cell>
            <table:table-cell office:value-type="float" office:value="178"/>
            <table:table-cell office:value-type="float" office:value="3.1170651094929025"/>
            <table:table-cell office:value-type="float" office:value="178"/>
            <table:table-cell office:value-type="float" office:value="3.4753172391557516"/>
          </table:table-row>
          <table:table-row>
            <table:table-cell office:value-type="string">
              <text:p>179</text:p>
            </table:table-cell>
            <table:table-cell office:value-type="float" office:value="179"/>
            <table:table-cell office:value-type="float" office:value="3.1024244614081611"/>
            <table:table-cell office:value-type="float" office:value="179"/>
            <table:table-cell office:value-type="float" office:value="3.4588761755102784"/>
          </table:table-row>
          <table:table-row>
            <table:table-cell office:value-type="string">
              <text:p>180</text:p>
            </table:table-cell>
            <table:table-cell office:value-type="float" office:value="180"/>
            <table:table-cell office:value-type="float" office:value="3.0912432125208054"/>
            <table:table-cell office:value-type="float" office:value="180"/>
            <table:table-cell office:value-type="float" office:value="3.442752455929821"/>
          </table:table-row>
          <table:table-row>
            <table:table-cell office:value-type="string">
              <text:p>181</text:p>
            </table:table-cell>
            <table:table-cell office:value-type="float" office:value="181"/>
            <table:table-cell office:value-type="float" office:value="3.0750443941644421"/>
            <table:table-cell office:value-type="float" office:value="181"/>
            <table:table-cell office:value-type="float" office:value="3.4255749751268492"/>
          </table:table-row>
          <table:table-row>
            <table:table-cell office:value-type="string">
              <text:p>182</text:p>
            </table:table-cell>
            <table:table-cell office:value-type="float" office:value="182"/>
            <table:table-cell office:value-type="float" office:value="3.0595231505058109"/>
            <table:table-cell office:value-type="float" office:value="182"/>
            <table:table-cell office:value-type="float" office:value="3.4128537481712211"/>
          </table:table-row>
          <table:table-row>
            <table:table-cell office:value-type="string">
              <text:p>183</text:p>
            </table:table-cell>
            <table:table-cell office:value-type="float" office:value="183"/>
            <table:table-cell office:value-type="float" office:value="3.0434945391645107"/>
            <table:table-cell office:value-type="float" office:value="183"/>
            <table:table-cell office:value-type="float" office:value="3.3951828738994188"/>
          </table:table-row>
          <table:table-row>
            <table:table-cell office:value-type="string">
              <text:p>184</text:p>
            </table:table-cell>
            <table:table-cell office:value-type="float" office:value="184"/>
            <table:table-cell office:value-type="float" office:value="3.0281939095676549"/>
            <table:table-cell office:value-type="float" office:value="184"/>
            <table:table-cell office:value-type="float" office:value="3.3853855428303188"/>
          </table:table-row>
          <table:table-row>
            <table:table-cell office:value-type="string">
              <text:p>185</text:p>
            </table:table-cell>
            <table:table-cell office:value-type="float" office:value="185"/>
            <table:table-cell office:value-type="float" office:value="3.0128514363347905"/>
            <table:table-cell office:value-type="float" office:value="185"/>
            <table:table-cell office:value-type="float" office:value="3.3710318124269958"/>
          </table:table-row>
          <table:table-row>
            <table:table-cell office:value-type="string">
              <text:p>186</text:p>
            </table:table-cell>
            <table:table-cell office:value-type="float" office:value="186"/>
            <table:table-cell office:value-type="float" office:value="2.9976358082087575"/>
            <table:table-cell office:value-type="float" office:value="186"/>
            <table:table-cell office:value-type="float" office:value="3.3569992081155959"/>
          </table:table-row>
          <table:table-row>
            <table:table-cell office:value-type="string">
              <text:p>187</text:p>
            </table:table-cell>
            <table:table-cell office:value-type="float" office:value="187"/>
            <table:table-cell office:value-type="float" office:value="2.9842540350499687"/>
            <table:table-cell office:value-type="float" office:value="187"/>
            <table:table-cell office:value-type="float" office:value="3.3405917569693955"/>
          </table:table-row>
          <table:table-row>
            <table:table-cell office:value-type="string">
              <text:p>188</text:p>
            </table:table-cell>
            <table:table-cell office:value-type="float" office:value="188"/>
            <table:table-cell office:value-type="float" office:value="2.9768645602589174"/>
            <table:table-cell office:value-type="float" office:value="188"/>
            <table:table-cell office:value-type="float" office:value="3.3233651038970966"/>
          </table:table-row>
          <table:table-row>
            <table:table-cell office:value-type="string">
              <text:p>189</text:p>
            </table:table-cell>
            <table:table-cell office:value-type="float" office:value="189"/>
            <table:table-cell office:value-type="float" office:value="2.9618427957711702"/>
            <table:table-cell office:value-type="float" office:value="189"/>
            <table:table-cell office:value-type="float" office:value="3.3082557082459823"/>
          </table:table-row>
          <table:table-row>
            <table:table-cell office:value-type="string">
              <text:p>190</text:p>
            </table:table-cell>
            <table:table-cell office:value-type="float" office:value="190"/>
            <table:table-cell office:value-type="float" office:value="2.9470986649786899"/>
            <table:table-cell office:value-type="float" office:value="190"/>
            <table:table-cell office:value-type="float" office:value="3.2957194443225948"/>
          </table:table-row>
          <table:table-row>
            <table:table-cell office:value-type="string">
              <text:p>191</text:p>
            </table:table-cell>
            <table:table-cell office:value-type="float" office:value="191"/>
            <table:table-cell office:value-type="float" office:value="2.9337468461455676"/>
            <table:table-cell office:value-type="float" office:value="191"/>
            <table:table-cell office:value-type="float" office:value="3.2808194939728375"/>
          </table:table-row>
          <table:table-row>
            <table:table-cell office:value-type="string">
              <text:p>192</text:p>
            </table:table-cell>
            <table:table-cell office:value-type="float" office:value="192"/>
            <table:table-cell office:value-type="float" office:value="2.9245317614551918"/>
            <table:table-cell office:value-type="float" office:value="192"/>
            <table:table-cell office:value-type="float" office:value="3.2670579585843416"/>
          </table:table-row>
          <table:table-row>
            <table:table-cell office:value-type="string">
              <text:p>193</text:p>
            </table:table-cell>
            <table:table-cell office:value-type="float" office:value="193"/>
            <table:table-cell office:value-type="float" office:value="2.912600072852499"/>
            <table:table-cell office:value-type="float" office:value="193"/>
            <table:table-cell office:value-type="float" office:value="3.2512525391694944"/>
          </table:table-row>
          <table:table-row>
            <table:table-cell office:value-type="string">
              <text:p>194</text:p>
            </table:table-cell>
            <table:table-cell office:value-type="float" office:value="194"/>
            <table:table-cell office:value-type="float" office:value="2.8985693094691154"/>
            <table:table-cell office:value-type="float" office:value="194"/>
            <table:table-cell office:value-type="float" office:value="3.2437393400004448"/>
          </table:table-row>
          <table:table-row>
            <table:table-cell office:value-type="string">
              <text:p>195</text:p>
            </table:table-cell>
            <table:table-cell office:value-type="float" office:value="195"/>
            <table:table-cell office:value-type="float" office:value="2.8920160595205124"/>
            <table:table-cell office:value-type="float" office:value="195"/>
            <table:table-cell office:value-type="float" office:value="3.2311322510096883"/>
          </table:table-row>
          <table:table-row>
            <table:table-cell office:value-type="string">
              <text:p>196</text:p>
            </table:table-cell>
            <table:table-cell office:value-type="float" office:value="196"/>
            <table:table-cell office:value-type="float" office:value="2.877957614964453"/>
            <table:table-cell office:value-type="float" office:value="196"/>
            <table:table-cell office:value-type="float" office:value="3.21578658179449"/>
          </table:table-row>
          <table:table-row>
            <table:table-cell office:value-type="string">
              <text:p>197</text:p>
            </table:table-cell>
            <table:table-cell office:value-type="float" office:value="197"/>
            <table:table-cell office:value-type="float" office:value="2.8646852917475871"/>
            <table:table-cell office:value-type="float" office:value="197"/>
            <table:table-cell office:value-type="float" office:value="3.2015037213165343"/>
          </table:table-row>
          <table:table-row>
            <table:table-cell office:value-type="string">
              <text:p>198</text:p>
            </table:table-cell>
            <table:table-cell office:value-type="float" office:value="198"/>
            <table:table-cell office:value-type="float" office:value="2.8512381839447918"/>
            <table:table-cell office:value-type="float" office:value="198"/>
            <table:table-cell office:value-type="float" office:value="3.1864801603864716"/>
          </table:table-row>
          <table:table-row>
            <table:table-cell office:value-type="string">
              <text:p>199</text:p>
            </table:table-cell>
            <table:table-cell office:value-type="float" office:value="199"/>
            <table:table-cell office:value-type="float" office:value="2.8379191893746363"/>
            <table:table-cell office:value-type="float" office:value="199"/>
            <table:table-cell office:value-type="float" office:value="3.1719610462954209"/>
          </table:table-row>
          <table:table-row>
            <table:table-cell office:value-type="string">
              <text:p>200</text:p>
            </table:table-cell>
            <table:table-cell office:value-type="float" office:value="200"/>
            <table:table-cell office:value-type="float" office:value="2.8249703084905811"/>
            <table:table-cell office:value-type="float" office:value="200"/>
            <table:table-cell office:value-type="float" office:value="3.1581205171861839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